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1"/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37cm"/>
    </style:style>
    <style:style style:name="co2" style:family="table-column">
      <style:table-column-properties fo:break-before="auto" style:column-width="3.757cm"/>
    </style:style>
    <style:style style:name="co3" style:family="table-column">
      <style:table-column-properties fo:break-before="auto" style:column-width="4.657cm"/>
    </style:style>
    <style:style style:name="co4" style:family="table-column">
      <style:table-column-properties fo:break-before="auto" style:column-width="3.572cm"/>
    </style:style>
    <style:style style:name="co5" style:family="table-column">
      <style:table-column-properties fo:break-before="auto" style:column-width="6.429cm"/>
    </style:style>
    <style:style style:name="co6" style:family="table-column">
      <style:table-column-properties fo:break-before="auto" style:column-width="2.856cm"/>
    </style:style>
    <style:style style:name="co7" style:family="table-column">
      <style:table-column-properties fo:break-before="auto" style:column-width="1.653cm"/>
    </style:style>
    <style:style style:name="co8" style:family="table-column">
      <style:table-column-properties fo:break-before="auto" style:column-width="1.468cm"/>
    </style:style>
    <style:style style:name="co9" style:family="table-column">
      <style:table-column-properties fo:break-before="auto" style:column-width="4.789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8.573cm"/>
    </style:style>
    <style:style style:name="co12" style:family="table-column">
      <style:table-column-properties fo:break-before="auto" style:column-width="2.117cm"/>
    </style:style>
    <style:style style:name="co13" style:family="table-column">
      <style:table-column-properties fo:break-before="auto" style:column-width="4.177cm"/>
    </style:style>
    <style:style style:name="co14" style:family="table-column">
      <style:table-column-properties fo:break-before="auto" style:column-width="5.911cm"/>
    </style:style>
    <style:style style:name="co15" style:family="table-column">
      <style:table-column-properties fo:break-before="auto" style:column-width="5.99cm"/>
    </style:style>
    <style:style style:name="co16" style:family="table-column">
      <style:table-column-properties fo:break-before="auto" style:column-width="6.652cm"/>
    </style:style>
    <style:style style:name="co17" style:family="table-column">
      <style:table-column-properties fo:break-before="auto" style:column-width="3.563cm"/>
    </style:style>
    <style:style style:name="co18" style:family="table-column">
      <style:table-column-properties fo:break-before="auto" style:column-width="4.147cm"/>
    </style:style>
    <style:style style:name="co19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2.895cm" fo:break-before="auto" style:use-optimal-row-height="true"/>
    </style:style>
    <style:style style:name="ro5" style:family="table-row">
      <style:table-row-properties style:row-height="2.422cm" fo:break-before="auto" style:use-optimal-row-height="true"/>
    </style:style>
    <style:style style:name="ro6" style:family="table-row">
      <style:table-row-properties style:row-height="3.36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1">
      <style:table-cell-properties fo:border-bottom="0.002cm solid #000000" fo:background-color="#ffffcc" fo:border-left="0.002cm solid #000000" fo:border-right="0.002cm solid #000000" fo:border-top="none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" style:family="table-cell" style:parent-style-name="Default" style:data-style-name="N0">
      <style:table-cell-properties fo:border-bottom="0.002cm solid #000000" fo:background-color="#ffffcc" style:text-align-source="fix" style:repeat-content="false" fo:border-left="0.002cm solid #000000" fo:border-right="0.002cm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bottom="0.002cm solid #000000" fo:background-color="#ffffcc" style:text-align-source="fix" style:repeat-content="false" fo:border-left="0.002cm solid #000000" fo:border-right="0.002cm solid #000000" fo:border-top="none" style:vertical-align="automatic"/>
      <style:paragraph-properties fo:text-align="start" fo:margin-left="0cm"/>
    </style:style>
    <style:style style:name="ce12" style:family="table-cell" style:parent-style-name="Default" style:data-style-name="N0">
      <style:table-cell-properties fo:border-bottom="0.002cm solid #000000" fo:background-color="#ffffcc" style:text-align-source="fix" style:repeat-content="false" fo:border-left="0.002cm solid #000000" fo:border-right="0.002cm solid #000000" fo:border-top="none" style:vertical-align="automatic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4" style:family="table-cell" style:parent-style-name="Default" style:data-style-name="N0">
      <style:table-cell-properties fo:background-color="#ffffcc" fo:border="0.002cm solid #00000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ffffcc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bottom="0.002cm solid #000000" fo:background-color="#ffffcc" fo:border-left="0.002cm solid #000000" fo:border-right="0.002cm solid #000000" fo:border-top="none"/>
      <style:text-properties fo:font-weight="normal" style:font-weight-asian="normal" style:font-weight-complex="normal"/>
    </style:style>
    <style:style style:name="ce17" style:family="table-cell" style:parent-style-name="Default" style:data-style-name="N0">
      <style:text-properties fo:font-weight="normal" style:font-weight-asian="normal" style:font-weight-complex="normal"/>
    </style:style>
    <style:style style:name="ce2" style:family="table-cell" style:parent-style-name="Default" style:data-style-name="N1">
      <style:table-cell-properties fo:border="0.002cm solid #000000"/>
      <style:text-properties fo:font-style="italic" style:font-style-asian="italic" style:font-style-complex="italic"/>
    </style:style>
    <style:style style:name="ce3" style:family="table-cell" style:parent-style-name="Default" style:data-style-name="N1">
      <style:table-cell-properties fo:background-color="#ffffcc" fo:border="0.002cm solid #000000"/>
    </style:style>
    <style:style style:name="ce4" style:family="table-cell" style:parent-style-name="Default" style:data-style-name="N1"/>
    <style:style style:name="ce5" style:family="table-cell" style:parent-style-name="Default" style:data-style-name="N0">
      <style:table-cell-properties fo:border-bottom="0.002cm solid #000000" fo:background-color="#ffffcc" fo:border-left="0.002cm solid #000000" fo:border-right="0.002cm solid #000000" fo:border-top="none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ffcc" fo:border="0.002cm solid #000000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bottom="0.002cm solid #000000" fo:background-color="#ffffcc" style:text-align-source="fix" style:repeat-content="false" fo:border-left="0.002cm solid #000000" fo:border-right="0.002cm solid #000000" fo:border-top="none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#ffffcc" style:text-align-source="fix" style:repeat-content="false" fo:border="0.002cm solid #000000" style:vertical-align="automatic"/>
      <style:paragraph-properties fo:text-align="start" fo:margin-left="0cm"/>
    </style:style>
    <style:style style:name="ce19" style:family="table-cell" style:parent-style-name="Default" style:data-style-name="N0">
      <style:table-cell-properties fo:background-color="#ffffcc" style:text-align-source="fix" style:repeat-content="false" fo:border="0.002cm solid #000000" style:vertical-align="automatic"/>
      <style:paragraph-properties fo:text-align="center"/>
    </style:style>
    <style:style style:name="ce20" style:family="table-cell" style:parent-style-name="Default" style:data-style-name="N106">
      <style:table-cell-properties fo:background-color="#ffffcc" fo:border="0.002cm solid #000000"/>
    </style:style>
    <style:style style:name="ce21" style:family="table-cell" style:parent-style-name="Default" style:data-style-name="N0">
      <style:table-cell-properties fo:background-color="#ffffcc" style:text-align-source="fix" style:repeat-content="false" fo:border="0.002cm solid #000000" fo:padding-bottom="0.035cm" fo:padding-left="0.035cm" fo:padding-right="0cm" fo:padding-top="0.035cm" style:vertical-align="automatic"/>
      <style:paragraph-properties fo:text-align="end"/>
    </style:style>
    <style:style style:name="ce30" style:family="table-cell" style:parent-style-name="Default" style:data-style-name="N1">
      <style:table-cell-properties fo:background-color="#ffffcc" fo:border="0.002cm solid #000000"/>
      <style:text-properties style:use-window-font-color="true" fo:font-weight="normal" style:font-weight-asian="normal" style:font-weight-complex="normal"/>
    </style:style>
    <style:style style:name="ce31" style:family="table-cell" style:parent-style-name="Default" style:data-style-name="N1">
      <style:table-cell-properties fo:background-color="#ffffcc" fo:border="0.002cm solid #000000"/>
      <style:text-properties fo:color="#ff0000" fo:font-weight="bold" style:font-weight-asian="bold" style:font-weight-complex="bold"/>
    </style:style>
    <style:style style:name="ce32" style:family="table-cell" style:parent-style-name="Default" style:data-style-name="N1">
      <style:table-cell-properties fo:border-bottom="0.002cm solid #000000" fo:background-color="#dce6f1" fo:border-left="0.002cm solid #000000" fo:border-right="none" fo:border-top="0.002cm solid #000000"/>
      <style:text-properties fo:font-style="italic" style:font-style-asian="italic" style:font-style-complex="italic"/>
    </style:style>
    <style:style style:name="ce33" style:family="table-cell" style:parent-style-name="Default" style:data-style-name="N1">
      <style:table-cell-properties fo:border-bottom="0.002cm solid #000000" fo:background-color="#dce6f1" fo:border-left="0.002cm solid #000000" fo:border-right="0.002cm solid #000000" fo:border-top="none"/>
    </style:style>
    <style:style style:name="ce34" style:family="table-cell" style:parent-style-name="Default" style:data-style-name="N1">
      <style:table-cell-properties fo:background-color="#dce6f1" fo:border="0.002cm solid #000000"/>
    </style:style>
    <style:style style:name="ce35" style:family="table-cell" style:parent-style-name="Default" style:data-style-name="N1">
      <style:table-cell-properties fo:border-bottom="none" fo:border-left="none" fo:border-right="none" fo:border-top="0.002cm solid #000000"/>
    </style:style>
    <style:style style:name="ce36" style:family="table-cell" style:parent-style-name="Default" style:data-style-name="N1">
      <style:table-cell-properties fo:border-bottom="0.002cm solid #000000" fo:background-color="#ebf1de" fo:border-left="0.002cm solid #000000" fo:border-right="none" fo:border-top="0.002cm solid #000000"/>
      <style:text-properties fo:font-style="italic" style:font-style-asian="italic" style:font-style-complex="italic"/>
    </style:style>
    <style:style style:name="ce37" style:family="table-cell" style:parent-style-name="Default" style:data-style-name="N1">
      <style:table-cell-properties fo:background-color="#ebf1de" fo:border="0.002cm solid #000000"/>
    </style:style>
    <style:style style:name="ce38" style:family="table-cell" style:parent-style-name="Default" style:data-style-name="N1">
      <style:table-cell-properties fo:border-bottom="0.002cm solid #000000" fo:background-color="#ebf1de" fo:border-left="0.002cm solid #000000" fo:border-right="0.002cm solid #000000" fo:border-top="none"/>
    </style:style>
    <style:style style:name="ce39" style:family="table-cell" style:parent-style-name="Default" style:data-style-name="N1">
      <style:table-cell-properties fo:background-color="#ebf1de" style:text-align-source="fix" style:repeat-content="false" fo:border="0.002cm solid #000000" fo:padding-bottom="0.035cm" fo:padding-left="0.035cm" fo:padding-right="0cm" fo:padding-top="0.035cm" style:vertical-align="automatic"/>
      <style:paragraph-properties fo:text-align="end"/>
    </style:style>
    <style:style style:name="ce40" style:family="table-cell" style:parent-style-name="Default" style:data-style-name="N0">
      <style:table-cell-properties fo:background-color="#ffffcc" style:text-align-source="fix" style:repeat-content="false" fo:border="0.002cm solid #000000"/>
      <style:paragraph-properties fo:text-align="start" fo:margin-left="0cm"/>
    </style:style>
    <style:style style:name="ce41" style:family="table-cell" style:parent-style-name="Default" style:data-style-name="N0">
      <style:table-cell-properties fo:background-color="#ffffcc" style:text-align-source="value-type" style:repeat-content="false" fo:border="0.002cm solid #000000"/>
      <style:paragraph-properties fo:margin-left="0cm"/>
    </style:style>
    <style:style style:name="ce42" style:family="table-cell" style:parent-style-name="Default" style:data-style-name="N0">
      <style:table-cell-properties fo:border-bottom="0.002cm solid #000000" fo:background-color="#dce6f1" fo:border-left="none" fo:border-right="none" fo:border-top="0.002cm solid #000000"/>
      <style:text-properties fo:font-style="italic" style:font-style-asian="italic" style:font-style-complex="italic"/>
    </style:style>
    <style:style style:name="ce43" style:family="table-cell" style:parent-style-name="Default" style:data-style-name="N0">
      <style:table-cell-properties fo:border-bottom="0.002cm solid #000000" fo:background-color="#dce6f1" fo:border-left="0.002cm solid #000000" fo:border-right="0.002cm solid #000000" fo:border-top="none"/>
    </style:style>
    <style:style style:name="ce44" style:family="table-cell" style:parent-style-name="Default" style:data-style-name="N0">
      <style:table-cell-properties fo:background-color="#dce6f1" fo:border="0.002cm solid #000000"/>
    </style:style>
    <style:style style:name="ce45" style:family="table-cell" style:parent-style-name="Default" style:data-style-name="N0">
      <style:table-cell-properties fo:border-bottom="none" fo:border-left="none" fo:border-right="none" fo:border-top="0.002cm solid #000000"/>
    </style:style>
    <style:style style:name="ce46" style:family="table-cell" style:parent-style-name="Default" style:data-style-name="N0">
      <style:table-cell-properties fo:border-bottom="0.002cm solid #000000" fo:background-color="#ebf1de" fo:border-left="none" fo:border-right="none" fo:border-top="0.002cm solid #000000"/>
      <style:text-properties fo:font-style="italic" style:font-style-asian="italic" style:font-style-complex="italic"/>
    </style:style>
    <style:style style:name="ce47" style:family="table-cell" style:parent-style-name="Default" style:data-style-name="N0">
      <style:table-cell-properties fo:background-color="#ebf1de" fo:border="0.002cm solid #000000"/>
    </style:style>
    <style:style style:name="ce48" style:family="table-cell" style:parent-style-name="Default" style:data-style-name="N0">
      <style:table-cell-properties fo:border-bottom="0.002cm solid #000000" fo:background-color="#ebf1de" fo:border-left="0.002cm solid #000000" fo:border-right="0.002cm solid #000000" fo:border-top="none"/>
    </style:style>
    <style:style style:name="ce49" style:family="table-cell" style:parent-style-name="Default" style:data-style-name="N0">
      <style:table-cell-properties fo:background-color="#dce6f1" style:text-align-source="fix" style:repeat-content="false" fo:border="0.002cm solid #000000" style:vertical-align="automatic"/>
      <style:paragraph-properties fo:text-align="center"/>
    </style:style>
    <style:style style:name="ce50" style:family="table-cell" style:parent-style-name="Default" style:data-style-name="N0">
      <style:table-cell-properties fo:background-color="#dce6f1" style:text-align-source="fix" style:repeat-content="false" fo:border="0.002cm solid #000000" style:vertical-align="automatic"/>
      <style:paragraph-properties fo:text-align="start" fo:margin-left="0cm"/>
    </style:style>
    <style:style style:name="ce51" style:family="table-cell" style:parent-style-name="Default" style:data-style-name="N0">
      <style:table-cell-properties fo:border-bottom="0.002cm solid #000000" fo:background-color="#dce6f1" style:text-align-source="fix" style:repeat-content="false" fo:border-left="none" fo:border-right="none" fo:border-top="0.002cm solid #000000" style:vertical-align="automatic"/>
      <style:paragraph-properties fo:text-align="center"/>
      <style:text-properties fo:font-style="italic" style:font-style-asian="italic" style:font-style-complex="italic"/>
    </style:style>
    <style:style style:name="ce52" style:family="table-cell" style:parent-style-name="Default" style:data-style-name="N0">
      <style:table-cell-properties fo:border-bottom="0.002cm solid #000000" fo:background-color="#dce6f1" style:text-align-source="fix" style:repeat-content="false" fo:border-left="0.002cm solid #000000" fo:border-right="0.002cm solid #000000" fo:border-top="none" style:vertical-align="automatic"/>
      <style:paragraph-properties fo:text-align="center"/>
    </style:style>
    <style:style style:name="ce53" style:family="table-cell" style:parent-style-name="Default" style:data-style-name="N0">
      <style:table-cell-properties fo:border-bottom="none" style:text-align-source="fix" style:repeat-content="false" fo:border-left="none" fo:border-right="none" fo:border-top="0.002cm solid #000000" style:vertical-align="automatic"/>
      <style:paragraph-properties fo:text-align="center"/>
    </style:style>
    <style:style style:name="ce54" style:family="table-cell" style:parent-style-name="Default" style:data-style-name="N0">
      <style:table-cell-properties fo:border-bottom="0.002cm solid #000000" fo:background-color="#ebf1de" style:text-align-source="fix" style:repeat-content="false" fo:border-left="none" fo:border-right="none" fo:border-top="0.002cm solid #000000" style:vertical-align="automatic"/>
      <style:paragraph-properties fo:text-align="center"/>
      <style:text-properties fo:font-style="italic" style:font-style-asian="italic" style:font-style-complex="italic"/>
    </style:style>
    <style:style style:name="ce55" style:family="table-cell" style:parent-style-name="Default" style:data-style-name="N0">
      <style:table-cell-properties fo:background-color="#ebf1de" style:text-align-source="fix" style:repeat-content="false" fo:border="0.002cm solid #000000" style:vertical-align="automatic"/>
      <style:paragraph-properties fo:text-align="center"/>
    </style:style>
    <style:style style:name="ce56" style:family="table-cell" style:parent-style-name="Default" style:data-style-name="N0">
      <style:table-cell-properties fo:border-bottom="0.002cm solid #000000" fo:background-color="#ebf1de" style:text-align-source="fix" style:repeat-content="false" fo:border-left="0.002cm solid #000000" fo:border-right="0.002cm solid #000000" fo:border-top="none" style:vertical-align="automatic"/>
      <style:paragraph-properties fo:text-align="center"/>
    </style:style>
    <style:style style:name="ce57" style:family="table-cell" style:parent-style-name="Default" style:data-style-name="N0">
      <style:table-cell-properties fo:border-bottom="0.002cm solid #000000" fo:background-color="#ebf1de" fo:border-left="none" fo:border-right="none" fo:border-top="0.002cm solid #000000"/>
    </style:style>
    <style:style style:name="ce58" style:family="table-cell" style:parent-style-name="Default" style:data-style-name="N36">
      <style:table-cell-properties fo:background-color="#ffffcc" fo:border="0.002cm solid #000000"/>
    </style:style>
    <style:style style:name="ce59" style:family="table-cell" style:parent-style-name="Default" style:data-style-name="N37">
      <style:table-cell-properties fo:background-color="#ffffcc" fo:border="0.002cm solid #000000"/>
    </style:style>
    <style:style style:name="ce60" style:family="table-cell" style:parent-style-name="Default" style:data-style-name="N30">
      <style:table-cell-properties fo:background-color="#ffffcc" fo:border="0.002cm solid #000000"/>
    </style:style>
    <style:style style:name="ce61" style:family="table-cell" style:parent-style-name="Default" style:data-style-name="N0">
      <style:table-cell-properties fo:border-bottom="0.002cm solid #000000" fo:background-color="#dce6f1" fo:border-left="none" fo:border-right="none" fo:border-top="0.002cm solid #000000"/>
    </style:style>
    <style:style style:name="ce62" style:family="table-cell" style:parent-style-name="Default" style:data-style-name="N37">
      <style:table-cell-properties fo:background-color="#dce6f1" fo:border="0.002cm solid #000000"/>
    </style:style>
    <style:style style:name="ce63" style:family="table-cell" style:parent-style-name="Default" style:data-style-name="N106">
      <style:table-cell-properties fo:background-color="#dce6f1" fo:border="0.002cm solid #000000"/>
    </style:style>
    <style:style style:name="ce64" style:family="table-cell" style:parent-style-name="Default" style:data-style-name="N0">
      <style:table-cell-properties fo:border-bottom="0.002cm solid #000000" fo:background-color="#dce6f1" fo:border-left="none" fo:border-right="0.002cm solid #000000" fo:border-top="0.002cm solid #000000"/>
    </style:style>
    <style:style style:name="ce65" style:family="table-cell" style:parent-style-name="Default" style:data-style-name="N0">
      <style:table-cell-properties fo:border-bottom="0.002cm solid #000000" fo:background-color="#ebf1de" fo:border-left="none" fo:border-right="0.002cm solid #000000" fo:border-top="0.002cm solid #000000"/>
    </style:style>
    <style:style style:name="ce66" style:family="table-cell" style:parent-style-name="Default" style:data-style-name="N0">
      <style:text-properties fo:font-weight="bold" style:font-weight-asian="bold" style:font-weight-complex="bold"/>
    </style:style>
    <style:style style:name="T1" style:family="text">
      <style:text-properties fo:color="#000000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2" style:family="text">
      <style:text-properties fo:color="#000000" style:text-outline="false" style:text-line-through-style="none" style:font-name="Calibri" fo:font-size="11pt" fo:font-style="italic" fo:text-shadow="none" style:text-underline-style="none" fo:font-weight="bold" style:font-name-asian="Calibri" style:font-size-asian="11pt" style:font-style-asian="italic" style:font-weight-asian="bold" style:font-name-complex="Calibri" style:font-size-complex="11pt" style:font-style-complex="italic" style:font-weight-complex="bold"/>
    </style:style>
  </office:automatic-styles>
  <office:body>
    <office:spreadsheet>
      <table:calculation-settings table:case-sensitive="false" table:search-criteria-must-apply-to-whole-cell="false"/>
      <table:table table:name="Rbr Corner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number-columns-repeated="2" table:default-cell-style-name="ce7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17"/>
        <table:table-column table:style-name="co12" table:number-columns-repeated="1009" table:default-cell-style-name="ce7"/>
        <table:table-column table:style-name="co12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5" office:value-type="string">
            <text:p>Name</text:p>
          </table:table-cell>
          <table:table-cell table:style-name="ce5" office:value-type="string">
            <text:p>German</text:p>
          </table:table-cell>
          <table:table-cell table:style-name="ce5" office:value-type="string">
            <text:p>English</text:p>
          </table:table-cell>
          <table:table-cell table:style-name="ce8" office:value-type="string">
            <text:p>translation</text:p>
          </table:table-cell>
          <table:table-cell table:style-name="ce8" office:value-type="string">
            <text:p>Link</text:p>
          </table:table-cell>
          <table:table-cell table:style-name="ce8" office:value-type="string">
            <text:p>Standard</text:p>
          </table:table-cell>
          <table:table-cell table:style-name="ce8" office:value-type="string">
            <text:p>Category</text:p>
          </table:table-cell>
          <table:table-cell table:style-name="ce8" office:value-type="string">
            <text:p>Cat. Col.</text:p>
          </table:table-cell>
          <table:table-cell table:style-name="ce8" office:value-type="string">
            <text:p>UI Row</text:p>
          </table:table-cell>
          <table:table-cell table:style-name="ce8" office:value-type="string">
            <text:p>Comment</text:p>
          </table:table-cell>
          <table:table-cell table:style-name="ce14" office:value-type="string">
            <text:p>Date Modified</text:p>
          </table:table-cell>
          <table:table-cell table:style-name="ce14" office:value-type="string">
            <text:p>Change Comment</text:p>
          </table:table-cell>
          <table:table-cell table:style-name="ce15" office:value-type="string">
            <text:p>Sequence (Sorting)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Basesystem (compatible with release definition, <text:span text:style-name="T1">to be used as </text:span><text:span text:style-name="T2">base for new tracks</text:span>)</text:p>
          </table:table-cell>
          <table:table-cell table:style-name="ce5" table:number-columns-repeated="3"/>
          <table:table-cell table:style-name="ce9" office:value-type="string">
            <text:p>Polish</text:p>
          </table:table-cell>
          <table:table-cell table:style-name="ce9" table:number-columns-repeated="2"/>
          <table:table-cell table:style-name="ce10" table:number-columns-repeated="4"/>
          <table:table-cell table:style-name="ce5" table:number-columns-repeated="2"/>
          <table:table-cell table:style-name="ce16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5" table:number-columns-repeated="3"/>
          <table:table-cell table:style-name="ce10" table:number-columns-repeated="7"/>
          <table:table-cell table:style-name="ce5" table:number-columns-repeated="2"/>
          <table:table-cell table:style-name="ce16" office:value-type="float" office:value="2">
            <text:p>2</text:p>
          </table:table-cell>
          <table:table-cell table:number-columns-repeated="1010"/>
        </table:table-row>
        <table:table-row table:style-name="ro1">
          <table:table-cell table:style-name="ce3" office:value-type="float" office:value="0">
            <text:p>0</text:p>
          </table:table-cell>
          <table:table-cell table:style-name="ce6" office:value-type="string">
            <text:p>HAIRPINLEFT</text:p>
          </table:table-cell>
          <table:table-cell table:style-name="ce6" office:value-type="string">
            <text:p>Haarnadel Links</text:p>
          </table:table-cell>
          <table:table-cell table:style-name="ce6" office:value-type="string">
            <text:p>Hairpin Left</text:p>
          </table:table-cell>
          <table:table-cell table:style-name="ce11" office:value-type="string">
            <text:p>nawrót lewy</text:p>
          </table:table-cell>
          <table:table-cell table:style-name="ce11" office:value-type="string">
            <text:p>INTO</text:p>
          </table:table-cell>
          <table:table-cell table:style-name="ce11"/>
          <table:table-cell table:style-name="ce12" office:value-type="string">
            <text:p>CORNERS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0"/>
          <table:table-cell table:style-name="ce5" table:number-columns-repeated="2"/>
          <table:table-cell table:style-name="ce16" office:value-type="float" office:value="3">
            <text:p>3</text:p>
          </table:table-cell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6" office:value-type="string">
            <text:p>90_LEFT</text:p>
          </table:table-cell>
          <table:table-cell table:style-name="ce6" office:value-type="string">
            <text:p>90 Links</text:p>
          </table:table-cell>
          <table:table-cell table:style-name="ce6" office:value-type="string">
            <text:p>90 Left</text:p>
          </table:table-cell>
          <table:table-cell table:style-name="ce11" office:value-type="string">
            <text:p>90 lewy</text:p>
          </table:table-cell>
          <table:table-cell table:style-name="ce11" office:value-type="string">
            <text:p>INTO</text:p>
          </table:table-cell>
          <table:table-cell table:style-name="ce11"/>
          <table:table-cell table:style-name="ce12" office:value-type="string">
            <text:p>CORNERS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style-name="ce11"/>
          <table:table-cell table:style-name="ce5" table:number-columns-repeated="2"/>
          <table:table-cell table:style-name="ce16" office:value-type="float" office:value="4">
            <text:p>4</text:p>
          </table:table-cell>
          <table:table-cell table:number-columns-repeated="1010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6" office:value-type="string">
            <text:p>KLEFT</text:p>
          </table:table-cell>
          <table:table-cell table:style-name="ce6" office:value-type="string">
            <text:p>K Links</text:p>
          </table:table-cell>
          <table:table-cell table:style-name="ce6" office:value-type="string">
            <text:p>K Left</text:p>
          </table:table-cell>
          <table:table-cell table:style-name="ce11" office:value-type="string">
            <text:p>ostry lewy</text:p>
          </table:table-cell>
          <table:table-cell table:style-name="ce11" office:value-type="string">
            <text:p>INTO</text:p>
          </table:table-cell>
          <table:table-cell table:style-name="ce11"/>
          <table:table-cell table:style-name="ce12" office:value-type="string">
            <text:p>CORNERS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3">
            <text:p>3</text:p>
          </table:table-cell>
          <table:table-cell table:style-name="ce10"/>
          <table:table-cell table:style-name="ce5" table:number-columns-repeated="2"/>
          <table:table-cell table:style-name="ce16" office:value-type="float" office:value="5">
            <text:p>5</text:p>
          </table:table-cell>
          <table:table-cell table:number-columns-repeated="1010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6" office:value-type="string">
            <text:p>MEDIUMLEFT</text:p>
          </table:table-cell>
          <table:table-cell table:style-name="ce6" office:value-type="string">
            <text:p>Normal Links</text:p>
          </table:table-cell>
          <table:table-cell table:style-name="ce6" office:value-type="string">
            <text:p>Medium Left</text:p>
          </table:table-cell>
          <table:table-cell table:style-name="ce11" office:value-type="string">
            <text:p>średni lewy</text:p>
          </table:table-cell>
          <table:table-cell table:style-name="ce11" office:value-type="string">
            <text:p>INTO</text:p>
          </table:table-cell>
          <table:table-cell table:style-name="ce11"/>
          <table:table-cell table:style-name="ce12" office:value-type="string">
            <text:p>CORNERS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4">
            <text:p>4</text:p>
          </table:table-cell>
          <table:table-cell table:style-name="ce10"/>
          <table:table-cell table:style-name="ce5" table:number-columns-repeated="2"/>
          <table:table-cell table:style-name="ce16" office:value-type="float" office:value="6">
            <text:p>6</text:p>
          </table:table-cell>
          <table:table-cell table:number-columns-repeated="1010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6" office:value-type="string">
            <text:p>FASTLEFT</text:p>
          </table:table-cell>
          <table:table-cell table:style-name="ce6" office:value-type="string">
            <text:p>Schnell Links</text:p>
          </table:table-cell>
          <table:table-cell table:style-name="ce6" office:value-type="string">
            <text:p>Fast Left</text:p>
          </table:table-cell>
          <table:table-cell table:style-name="ce11" office:value-type="string">
            <text:p>szybki lewy</text:p>
          </table:table-cell>
          <table:table-cell table:style-name="ce11" office:value-type="string">
            <text:p>INTO</text:p>
          </table:table-cell>
          <table:table-cell table:style-name="ce11"/>
          <table:table-cell table:style-name="ce12" office:value-type="string">
            <text:p>CORNERS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5">
            <text:p>5</text:p>
          </table:table-cell>
          <table:table-cell table:style-name="ce10"/>
          <table:table-cell table:style-name="ce5" table:number-columns-repeated="2"/>
          <table:table-cell table:style-name="ce16" office:value-type="float" office:value="7">
            <text:p>7</text:p>
          </table:table-cell>
          <table:table-cell table:number-columns-repeated="1010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6" office:value-type="string">
            <text:p>EASYLEFT</text:p>
          </table:table-cell>
          <table:table-cell table:style-name="ce6" office:value-type="string">
            <text:p>Leicht Links</text:p>
          </table:table-cell>
          <table:table-cell table:style-name="ce6" office:value-type="string">
            <text:p>Easy Left</text:p>
          </table:table-cell>
          <table:table-cell table:style-name="ce11" office:value-type="string">
            <text:p>łatwy lewy</text:p>
          </table:table-cell>
          <table:table-cell table:style-name="ce11" office:value-type="string">
            <text:p>INTO</text:p>
          </table:table-cell>
          <table:table-cell table:style-name="ce11"/>
          <table:table-cell table:style-name="ce12" office:value-type="string">
            <text:p>CORNERS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6">
            <text:p>6</text:p>
          </table:table-cell>
          <table:table-cell table:style-name="ce10"/>
          <table:table-cell table:style-name="ce5" table:number-columns-repeated="2"/>
          <table:table-cell table:style-name="ce16" office:value-type="float" office:value="8">
            <text:p>8</text:p>
          </table:table-cell>
          <table:table-cell table:number-columns-repeated="1010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6" office:value-type="string">
            <text:p>FLATLEFT</text:p>
          </table:table-cell>
          <table:table-cell table:style-name="ce6" office:value-type="string">
            <text:p>Flach Links</text:p>
          </table:table-cell>
          <table:table-cell table:style-name="ce6" office:value-type="string">
            <text:p>Flat Left</text:p>
          </table:table-cell>
          <table:table-cell table:style-name="ce11" office:value-type="string">
            <text:p>płaski lewy</text:p>
          </table:table-cell>
          <table:table-cell table:style-name="ce11" office:value-type="string">
            <text:p>INTO</text:p>
          </table:table-cell>
          <table:table-cell table:style-name="ce11"/>
          <table:table-cell table:style-name="ce12" office:value-type="string">
            <text:p>CORNERS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7">
            <text:p>7</text:p>
          </table:table-cell>
          <table:table-cell table:style-name="ce10"/>
          <table:table-cell table:style-name="ce5" table:number-columns-repeated="2"/>
          <table:table-cell table:style-name="ce16" office:value-type="float" office:value="9">
            <text:p>9</text:p>
          </table:table-cell>
          <table:table-cell table:number-columns-repeated="1010"/>
        </table:table-row>
        <table:table-row table:style-name="ro1">
          <table:table-cell table:style-name="ce3"/>
          <table:table-cell table:style-name="ce6" table:number-columns-repeated="3"/>
          <table:table-cell table:style-name="ce11" table:number-columns-repeated="3"/>
          <table:table-cell table:style-name="ce12" table:number-columns-repeated="3"/>
          <table:table-cell table:style-name="ce10"/>
          <table:table-cell table:style-name="ce5" table:number-columns-repeated="2"/>
          <table:table-cell table:style-name="ce16" office:value-type="float" office:value="10">
            <text:p>10</text:p>
          </table:table-cell>
          <table:table-cell table:number-columns-repeated="1010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6" office:value-type="string">
            <text:p>HAIRPINRIGHT</text:p>
          </table:table-cell>
          <table:table-cell table:style-name="ce6" office:value-type="string">
            <text:p>Haarnadel Rechts</text:p>
          </table:table-cell>
          <table:table-cell table:style-name="ce6" office:value-type="string">
            <text:p>Hairpin Right</text:p>
          </table:table-cell>
          <table:table-cell table:style-name="ce11" office:value-type="string">
            <text:p>nawrót prawy</text:p>
          </table:table-cell>
          <table:table-cell table:style-name="ce11" office:value-type="string">
            <text:p>INTO</text:p>
          </table:table-cell>
          <table:table-cell table:style-name="ce11"/>
          <table:table-cell table:style-name="ce12" office:value-type="string">
            <text:p>CORNERS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0"/>
          <table:table-cell table:style-name="ce5" table:number-columns-repeated="2"/>
          <table:table-cell table:style-name="ce16" office:value-type="float" office:value="11">
            <text:p>11</text:p>
          </table:table-cell>
          <table:table-cell table:number-columns-repeated="1010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6" office:value-type="string">
            <text:p>90_RIGHT</text:p>
          </table:table-cell>
          <table:table-cell table:style-name="ce6" office:value-type="string">
            <text:p>90 Rechts</text:p>
          </table:table-cell>
          <table:table-cell table:style-name="ce6" office:value-type="string">
            <text:p>90 Right</text:p>
          </table:table-cell>
          <table:table-cell table:style-name="ce11" office:value-type="string">
            <text:p>90 prawy</text:p>
          </table:table-cell>
          <table:table-cell table:style-name="ce11" office:value-type="string">
            <text:p>INTO</text:p>
          </table:table-cell>
          <table:table-cell table:style-name="ce11"/>
          <table:table-cell table:style-name="ce12" office:value-type="string">
            <text:p>CORNERS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1"/>
          <table:table-cell table:style-name="ce5" table:number-columns-repeated="2"/>
          <table:table-cell table:style-name="ce16" office:value-type="float" office:value="12">
            <text:p>12</text:p>
          </table:table-cell>
          <table:table-cell table:number-columns-repeated="1010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6" office:value-type="string">
            <text:p>KRIGHT</text:p>
          </table:table-cell>
          <table:table-cell table:style-name="ce6" office:value-type="string">
            <text:p>K Rechts</text:p>
          </table:table-cell>
          <table:table-cell table:style-name="ce6" office:value-type="string">
            <text:p>K Right</text:p>
          </table:table-cell>
          <table:table-cell table:style-name="ce11" office:value-type="string">
            <text:p>ostry prawy</text:p>
          </table:table-cell>
          <table:table-cell table:style-name="ce11" office:value-type="string">
            <text:p>INTO</text:p>
          </table:table-cell>
          <table:table-cell table:style-name="ce11"/>
          <table:table-cell table:style-name="ce12" office:value-type="string">
            <text:p>CORNERS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3">
            <text:p>3</text:p>
          </table:table-cell>
          <table:table-cell table:style-name="ce10"/>
          <table:table-cell table:style-name="ce5" table:number-columns-repeated="2"/>
          <table:table-cell table:style-name="ce16" office:value-type="float" office:value="13">
            <text:p>13</text:p>
          </table:table-cell>
          <table:table-cell table:number-columns-repeated="1010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6" office:value-type="string">
            <text:p>MEDIUMRIGHT</text:p>
          </table:table-cell>
          <table:table-cell table:style-name="ce6" office:value-type="string">
            <text:p>Normal Rechts</text:p>
          </table:table-cell>
          <table:table-cell table:style-name="ce6" office:value-type="string">
            <text:p>MediumRight</text:p>
          </table:table-cell>
          <table:table-cell table:style-name="ce11" office:value-type="string">
            <text:p>średni prawy</text:p>
          </table:table-cell>
          <table:table-cell table:style-name="ce11" office:value-type="string">
            <text:p>INTO</text:p>
          </table:table-cell>
          <table:table-cell table:style-name="ce11"/>
          <table:table-cell table:style-name="ce12" office:value-type="string">
            <text:p>CORNERS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style-name="ce10"/>
          <table:table-cell table:style-name="ce5" table:number-columns-repeated="2"/>
          <table:table-cell table:style-name="ce16" office:value-type="float" office:value="14">
            <text:p>14</text:p>
          </table:table-cell>
          <table:table-cell table:number-columns-repeated="1010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6" office:value-type="string">
            <text:p>FASTRIGHT</text:p>
          </table:table-cell>
          <table:table-cell table:style-name="ce6" office:value-type="string">
            <text:p>Schnell Rechts</text:p>
          </table:table-cell>
          <table:table-cell table:style-name="ce6" office:value-type="string">
            <text:p>Fast Right</text:p>
          </table:table-cell>
          <table:table-cell table:style-name="ce11" office:value-type="string">
            <text:p>szybki prawy</text:p>
          </table:table-cell>
          <table:table-cell table:style-name="ce11" office:value-type="string">
            <text:p>INTO</text:p>
          </table:table-cell>
          <table:table-cell table:style-name="ce11"/>
          <table:table-cell table:style-name="ce12" office:value-type="string">
            <text:p>CORNERS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5">
            <text:p>5</text:p>
          </table:table-cell>
          <table:table-cell table:style-name="ce10"/>
          <table:table-cell table:style-name="ce5" table:number-columns-repeated="2"/>
          <table:table-cell table:style-name="ce16" office:value-type="float" office:value="15">
            <text:p>15</text:p>
          </table:table-cell>
          <table:table-cell table:number-columns-repeated="1010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6" office:value-type="string">
            <text:p>EASYRIGHT</text:p>
          </table:table-cell>
          <table:table-cell table:style-name="ce6" office:value-type="string">
            <text:p>Leicht Rechts</text:p>
          </table:table-cell>
          <table:table-cell table:style-name="ce6" office:value-type="string">
            <text:p>Easy Right</text:p>
          </table:table-cell>
          <table:table-cell table:style-name="ce11" office:value-type="string">
            <text:p>łatwy prawy</text:p>
          </table:table-cell>
          <table:table-cell table:style-name="ce11" office:value-type="string">
            <text:p>INTO</text:p>
          </table:table-cell>
          <table:table-cell table:style-name="ce11"/>
          <table:table-cell table:style-name="ce12" office:value-type="string">
            <text:p>CORNERS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6">
            <text:p>6</text:p>
          </table:table-cell>
          <table:table-cell table:style-name="ce10"/>
          <table:table-cell table:style-name="ce5" table:number-columns-repeated="2"/>
          <table:table-cell table:style-name="ce16" office:value-type="float" office:value="16">
            <text:p>16</text:p>
          </table:table-cell>
          <table:table-cell table:number-columns-repeated="1010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6" office:value-type="string">
            <text:p>FLATRIGHT</text:p>
          </table:table-cell>
          <table:table-cell table:style-name="ce6" office:value-type="string">
            <text:p>Flach Rechts</text:p>
          </table:table-cell>
          <table:table-cell table:style-name="ce6" office:value-type="string">
            <text:p>Flat Right</text:p>
          </table:table-cell>
          <table:table-cell table:style-name="ce11" office:value-type="string">
            <text:p>płaski prawy</text:p>
          </table:table-cell>
          <table:table-cell table:style-name="ce11" office:value-type="string">
            <text:p>INTO</text:p>
          </table:table-cell>
          <table:table-cell table:style-name="ce11"/>
          <table:table-cell table:style-name="ce12" office:value-type="string">
            <text:p>CORNERS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7">
            <text:p>7</text:p>
          </table:table-cell>
          <table:table-cell table:style-name="ce10"/>
          <table:table-cell table:style-name="ce5" table:number-columns-repeated="2"/>
          <table:table-cell table:style-name="ce16" office:value-type="float" office:value="17">
            <text:p>17</text:p>
          </table:table-cell>
          <table:table-cell table:number-columns-repeated="1010"/>
        </table:table-row>
        <table:table-row table:style-name="ro1">
          <table:table-cell table:style-name="ce3"/>
          <table:table-cell table:style-name="ce6" table:number-columns-repeated="3"/>
          <table:table-cell table:style-name="ce12" table:number-columns-repeated="6"/>
          <table:table-cell table:style-name="ce10"/>
          <table:table-cell table:style-name="ce5" table:number-columns-repeated="2"/>
          <table:table-cell table:style-name="ce16" office:value-type="float" office:value="18">
            <text:p>18</text:p>
          </table:table-cell>
          <table:table-cell table:number-columns-repeated="1010"/>
        </table:table-row>
        <table:table-row table:style-name="ro1">
          <table:table-cell table:style-name="ce1"/>
          <table:table-cell table:style-name="ce5" table:number-columns-repeated="3"/>
          <table:table-cell table:style-name="ce12" table:number-columns-repeated="6"/>
          <table:table-cell table:style-name="ce10"/>
          <table:table-cell table:style-name="ce5" table:number-columns-repeated="2"/>
          <table:table-cell table:style-name="ce16" office:value-type="float" office:value="19">
            <text:p>19</text:p>
          </table:table-cell>
          <table:table-cell table:number-columns-repeated="101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scriptive Corner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number-columns-repeated="2" table:default-cell-style-name="ce7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17"/>
        <table:table-column table:style-name="co12" table:number-columns-repeated="1009" table:default-cell-style-name="ce7"/>
        <table:table-column table:style-name="co12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5" office:value-type="string">
            <text:p>Name</text:p>
          </table:table-cell>
          <table:table-cell table:style-name="ce5" office:value-type="string">
            <text:p>German</text:p>
          </table:table-cell>
          <table:table-cell table:style-name="ce5" office:value-type="string">
            <text:p>English</text:p>
          </table:table-cell>
          <table:table-cell table:style-name="ce8" office:value-type="string">
            <text:p>translation</text:p>
          </table:table-cell>
          <table:table-cell table:style-name="ce8" office:value-type="string">
            <text:p>Link</text:p>
          </table:table-cell>
          <table:table-cell table:style-name="ce8" office:value-type="string">
            <text:p>Standard</text:p>
          </table:table-cell>
          <table:table-cell table:style-name="ce8" office:value-type="string">
            <text:p>Category</text:p>
          </table:table-cell>
          <table:table-cell table:style-name="ce8" office:value-type="string">
            <text:p>Cat. Col.</text:p>
          </table:table-cell>
          <table:table-cell table:style-name="ce8" office:value-type="string">
            <text:p>UI Row</text:p>
          </table:table-cell>
          <table:table-cell table:style-name="ce8" office:value-type="string">
            <text:p>Comment</text:p>
          </table:table-cell>
          <table:table-cell table:style-name="ce14" office:value-type="string">
            <text:p>Date Modified</text:p>
          </table:table-cell>
          <table:table-cell table:style-name="ce14" office:value-type="string">
            <text:p>Change Comment</text:p>
          </table:table-cell>
          <table:table-cell table:style-name="ce15" office:value-type="string">
            <text:p>Sequence (Sorting)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Basesystem (compatible with release definition, <text:span text:style-name="T1">to be used as </text:span><text:span text:style-name="T2">base for new tracks</text:span>)</text:p>
          </table:table-cell>
          <table:table-cell table:number-columns-repeated="3" table:style-name="ce5"/>
          <table:table-cell table:style-name="ce9" office:value-type="string">
            <text:p>Polish</text:p>
          </table:table-cell>
          <table:table-cell table:number-columns-repeated="2" table:style-name="ce9"/>
          <table:table-cell table:number-columns-repeated="2" table:style-name="ce10"/>
          <table:table-cell table:style-name="ce10" table:number-columns-repeated="2"/>
          <table:table-cell table:style-name="ce5" table:number-columns-repeated="2"/>
          <table:table-cell table:style-name="ce16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2"/>
          <table:table-cell table:number-columns-repeated="3" table:style-name="ce5"/>
          <table:table-cell table:style-name="ce10"/>
          <table:table-cell table:number-columns-repeated="4" table:style-name="ce10"/>
          <table:table-cell table:style-name="ce10" table:number-columns-repeated="2"/>
          <table:table-cell table:style-name="ce5" table:number-columns-repeated="2"/>
          <table:table-cell table:style-name="ce16" office:value-type="float" office:value="2">
            <text:p>2</text:p>
          </table:table-cell>
          <table:table-cell table:number-columns-repeated="1010"/>
        </table:table-row>
        <table:table-row table:style-name="ro1">
          <table:table-cell table:style-name="ce3" office:value-type="float" office:value="0">
            <text:p>0</text:p>
          </table:table-cell>
          <table:table-cell table:style-name="ce6" office:value-type="string">
            <text:p>HAIRPIN_LEFT</text:p>
          </table:table-cell>
          <table:table-cell table:style-name="ce6" office:value-type="string">
            <text:p>Kehre Links</text:p>
          </table:table-cell>
          <table:table-cell table:style-name="ce6" office:value-type="string">
            <text:p>Hairpin Left</text:p>
          </table:table-cell>
          <table:table-cell table:style-name="ce11" office:value-type="string">
            <text:p>nawrót lewy</text:p>
          </table:table-cell>
          <table:table-cell table:style-name="ce11" office:value-type="string">
            <text:p>INTO</text:p>
          </table:table-cell>
          <table:table-cell table:style-name="ce11"/>
          <table:table-cell table:style-name="ce12" office:value-type="string">
            <text:p>CORNERS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0"/>
          <table:table-cell table:style-name="ce5" table:number-columns-repeated="2"/>
          <table:table-cell table:style-name="ce16" office:value-type="float" office:value="3">
            <text:p>3</text:p>
          </table:table-cell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6" office:value-type="string">
            <text:p>90_LEFT</text:p>
          </table:table-cell>
          <table:table-cell table:style-name="ce6" office:value-type="string">
            <text:p>90 Links</text:p>
          </table:table-cell>
          <table:table-cell table:style-name="ce6" office:value-type="string">
            <text:p>90 Left</text:p>
          </table:table-cell>
          <table:table-cell table:style-name="ce11" office:value-type="string">
            <text:p>90 lewy</text:p>
          </table:table-cell>
          <table:table-cell table:style-name="ce11" office:value-type="string">
            <text:p>INTO</text:p>
          </table:table-cell>
          <table:table-cell table:style-name="ce11"/>
          <table:table-cell table:style-name="ce12" office:value-type="string">
            <text:p>CORNERS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style-name="ce11"/>
          <table:table-cell table:style-name="ce5" table:number-columns-repeated="2"/>
          <table:table-cell table:style-name="ce16" office:value-type="float" office:value="4">
            <text:p>4</text:p>
          </table:table-cell>
          <table:table-cell table:number-columns-repeated="1010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6" office:value-type="string">
            <text:p>KLEFT</text:p>
          </table:table-cell>
          <table:table-cell table:style-name="ce6" office:value-type="string">
            <text:p>K Links</text:p>
          </table:table-cell>
          <table:table-cell table:style-name="ce6" office:value-type="string">
            <text:p>K Left</text:p>
          </table:table-cell>
          <table:table-cell table:style-name="ce11" office:value-type="string">
            <text:p>ostry lewy</text:p>
          </table:table-cell>
          <table:table-cell table:style-name="ce11" office:value-type="string">
            <text:p>INTO</text:p>
          </table:table-cell>
          <table:table-cell table:style-name="ce11"/>
          <table:table-cell table:style-name="ce12" office:value-type="string">
            <text:p>CORNERS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3">
            <text:p>3</text:p>
          </table:table-cell>
          <table:table-cell table:style-name="ce10"/>
          <table:table-cell table:style-name="ce5" table:number-columns-repeated="2"/>
          <table:table-cell table:style-name="ce16" office:value-type="float" office:value="5">
            <text:p>5</text:p>
          </table:table-cell>
          <table:table-cell table:number-columns-repeated="1010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6" office:value-type="string">
            <text:p>MEDIUMLEFT</text:p>
          </table:table-cell>
          <table:table-cell table:style-name="ce6" office:value-type="string">
            <text:p>Normal Links</text:p>
          </table:table-cell>
          <table:table-cell table:style-name="ce6" office:value-type="string">
            <text:p>Medium Left</text:p>
          </table:table-cell>
          <table:table-cell table:style-name="ce11" office:value-type="string">
            <text:p>średni lewy</text:p>
          </table:table-cell>
          <table:table-cell table:style-name="ce11" office:value-type="string">
            <text:p>INTO</text:p>
          </table:table-cell>
          <table:table-cell table:style-name="ce11"/>
          <table:table-cell table:style-name="ce12" office:value-type="string">
            <text:p>CORNERS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4">
            <text:p>4</text:p>
          </table:table-cell>
          <table:table-cell table:style-name="ce10"/>
          <table:table-cell table:style-name="ce5" table:number-columns-repeated="2"/>
          <table:table-cell table:style-name="ce16" office:value-type="float" office:value="6">
            <text:p>6</text:p>
          </table:table-cell>
          <table:table-cell table:number-columns-repeated="1010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6" office:value-type="string">
            <text:p>FASTLEFT</text:p>
          </table:table-cell>
          <table:table-cell table:style-name="ce6" office:value-type="string">
            <text:p>Schnell Links</text:p>
          </table:table-cell>
          <table:table-cell table:style-name="ce6" office:value-type="string">
            <text:p>Fast Left</text:p>
          </table:table-cell>
          <table:table-cell table:style-name="ce11" office:value-type="string">
            <text:p>szybki lewy</text:p>
          </table:table-cell>
          <table:table-cell table:style-name="ce11" office:value-type="string">
            <text:p>INTO</text:p>
          </table:table-cell>
          <table:table-cell table:style-name="ce11"/>
          <table:table-cell table:style-name="ce12" office:value-type="string">
            <text:p>CORNERS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5">
            <text:p>5</text:p>
          </table:table-cell>
          <table:table-cell table:style-name="ce10"/>
          <table:table-cell table:style-name="ce5" table:number-columns-repeated="2"/>
          <table:table-cell table:style-name="ce16" office:value-type="float" office:value="7">
            <text:p>7</text:p>
          </table:table-cell>
          <table:table-cell table:number-columns-repeated="1010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6" office:value-type="string">
            <text:p>EASYLEFT</text:p>
          </table:table-cell>
          <table:table-cell table:style-name="ce6" office:value-type="string">
            <text:p>Leicht Links</text:p>
          </table:table-cell>
          <table:table-cell table:style-name="ce6" office:value-type="string">
            <text:p>Easy Left</text:p>
          </table:table-cell>
          <table:table-cell table:style-name="ce11" office:value-type="string">
            <text:p>łatwy lewy</text:p>
          </table:table-cell>
          <table:table-cell table:style-name="ce11" office:value-type="string">
            <text:p>INTO</text:p>
          </table:table-cell>
          <table:table-cell table:style-name="ce11"/>
          <table:table-cell table:style-name="ce12" office:value-type="string">
            <text:p>CORNERS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6">
            <text:p>6</text:p>
          </table:table-cell>
          <table:table-cell table:style-name="ce10"/>
          <table:table-cell table:style-name="ce5" table:number-columns-repeated="2"/>
          <table:table-cell table:style-name="ce16" office:value-type="float" office:value="8">
            <text:p>8</text:p>
          </table:table-cell>
          <table:table-cell table:number-columns-repeated="1010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6" office:value-type="string">
            <text:p>FLAT_LEFT</text:p>
          </table:table-cell>
          <table:table-cell table:style-name="ce6" office:value-type="string">
            <text:p>Voll Links</text:p>
          </table:table-cell>
          <table:table-cell table:style-name="ce6" office:value-type="string">
            <text:p>Flat Left</text:p>
          </table:table-cell>
          <table:table-cell table:style-name="ce11" office:value-type="string">
            <text:p>płaski lewy</text:p>
          </table:table-cell>
          <table:table-cell table:style-name="ce11" office:value-type="string">
            <text:p>INTO</text:p>
          </table:table-cell>
          <table:table-cell table:style-name="ce11"/>
          <table:table-cell table:style-name="ce12" office:value-type="string">
            <text:p>CORNERS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7">
            <text:p>7</text:p>
          </table:table-cell>
          <table:table-cell table:style-name="ce10"/>
          <table:table-cell table:style-name="ce5" table:number-columns-repeated="2"/>
          <table:table-cell table:style-name="ce16" office:value-type="float" office:value="9">
            <text:p>9</text:p>
          </table:table-cell>
          <table:table-cell table:number-columns-repeated="1010"/>
        </table:table-row>
        <table:table-row table:style-name="ro1">
          <table:table-cell table:style-name="ce3"/>
          <table:table-cell table:number-columns-repeated="3" table:style-name="ce6"/>
          <table:table-cell table:style-name="ce11"/>
          <table:table-cell table:number-columns-repeated="2" table:style-name="ce11"/>
          <table:table-cell table:number-columns-repeated="2" table:style-name="ce12"/>
          <table:table-cell table:style-name="ce12"/>
          <table:table-cell table:style-name="ce10"/>
          <table:table-cell table:style-name="ce5" table:number-columns-repeated="2"/>
          <table:table-cell table:style-name="ce16" office:value-type="float" office:value="10">
            <text:p>10</text:p>
          </table:table-cell>
          <table:table-cell table:number-columns-repeated="1010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6" office:value-type="string">
            <text:p>HAIRPIN_RIGHT</text:p>
          </table:table-cell>
          <table:table-cell table:style-name="ce6" office:value-type="string">
            <text:p>Kehre Rechts</text:p>
          </table:table-cell>
          <table:table-cell table:style-name="ce6" office:value-type="string">
            <text:p>Hairpin Right</text:p>
          </table:table-cell>
          <table:table-cell table:style-name="ce11" office:value-type="string">
            <text:p>nawrót prawy</text:p>
          </table:table-cell>
          <table:table-cell table:style-name="ce11" office:value-type="string">
            <text:p>INTO</text:p>
          </table:table-cell>
          <table:table-cell table:style-name="ce11"/>
          <table:table-cell table:style-name="ce12" office:value-type="string">
            <text:p>CORNERS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0"/>
          <table:table-cell table:style-name="ce5" table:number-columns-repeated="2"/>
          <table:table-cell table:style-name="ce16" office:value-type="float" office:value="11">
            <text:p>11</text:p>
          </table:table-cell>
          <table:table-cell table:number-columns-repeated="1010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6" office:value-type="string">
            <text:p>90_RIGHT</text:p>
          </table:table-cell>
          <table:table-cell table:style-name="ce6" office:value-type="string">
            <text:p>90 Rechts</text:p>
          </table:table-cell>
          <table:table-cell table:style-name="ce6" office:value-type="string">
            <text:p>90 Right</text:p>
          </table:table-cell>
          <table:table-cell table:style-name="ce11" office:value-type="string">
            <text:p>90 prawy</text:p>
          </table:table-cell>
          <table:table-cell table:style-name="ce11" office:value-type="string">
            <text:p>INTO</text:p>
          </table:table-cell>
          <table:table-cell table:style-name="ce11"/>
          <table:table-cell table:style-name="ce12" office:value-type="string">
            <text:p>CORNERS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1"/>
          <table:table-cell table:style-name="ce5" table:number-columns-repeated="2"/>
          <table:table-cell table:style-name="ce16" office:value-type="float" office:value="12">
            <text:p>12</text:p>
          </table:table-cell>
          <table:table-cell table:number-columns-repeated="1010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6" office:value-type="string">
            <text:p>KRIGHT</text:p>
          </table:table-cell>
          <table:table-cell table:style-name="ce6" office:value-type="string">
            <text:p>K Rechts</text:p>
          </table:table-cell>
          <table:table-cell table:style-name="ce6" office:value-type="string">
            <text:p>K Right</text:p>
          </table:table-cell>
          <table:table-cell table:style-name="ce11" office:value-type="string">
            <text:p>ostry prawy</text:p>
          </table:table-cell>
          <table:table-cell table:style-name="ce11" office:value-type="string">
            <text:p>INTO</text:p>
          </table:table-cell>
          <table:table-cell table:style-name="ce11"/>
          <table:table-cell table:style-name="ce12" office:value-type="string">
            <text:p>CORNERS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3">
            <text:p>3</text:p>
          </table:table-cell>
          <table:table-cell table:style-name="ce10"/>
          <table:table-cell table:style-name="ce5" table:number-columns-repeated="2"/>
          <table:table-cell table:style-name="ce16" office:value-type="float" office:value="13">
            <text:p>13</text:p>
          </table:table-cell>
          <table:table-cell table:number-columns-repeated="1010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6" office:value-type="string">
            <text:p>MEDIUMRIGHT</text:p>
          </table:table-cell>
          <table:table-cell table:style-name="ce6" office:value-type="string">
            <text:p>Normal Rechts</text:p>
          </table:table-cell>
          <table:table-cell table:style-name="ce6" office:value-type="string">
            <text:p>MediumRight</text:p>
          </table:table-cell>
          <table:table-cell table:style-name="ce11" office:value-type="string">
            <text:p>średni prawy</text:p>
          </table:table-cell>
          <table:table-cell table:style-name="ce11" office:value-type="string">
            <text:p>INTO</text:p>
          </table:table-cell>
          <table:table-cell table:style-name="ce11"/>
          <table:table-cell table:style-name="ce12" office:value-type="string">
            <text:p>CORNERS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style-name="ce10"/>
          <table:table-cell table:style-name="ce5" table:number-columns-repeated="2"/>
          <table:table-cell table:style-name="ce16" office:value-type="float" office:value="14">
            <text:p>14</text:p>
          </table:table-cell>
          <table:table-cell table:number-columns-repeated="1010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6" office:value-type="string">
            <text:p>FASTRIGHT</text:p>
          </table:table-cell>
          <table:table-cell table:style-name="ce6" office:value-type="string">
            <text:p>Schnell Rechts</text:p>
          </table:table-cell>
          <table:table-cell table:style-name="ce6" office:value-type="string">
            <text:p>Fast Right</text:p>
          </table:table-cell>
          <table:table-cell table:style-name="ce11" office:value-type="string">
            <text:p>szybki prawy</text:p>
          </table:table-cell>
          <table:table-cell table:style-name="ce11" office:value-type="string">
            <text:p>INTO</text:p>
          </table:table-cell>
          <table:table-cell table:style-name="ce11"/>
          <table:table-cell table:style-name="ce12" office:value-type="string">
            <text:p>CORNERS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5">
            <text:p>5</text:p>
          </table:table-cell>
          <table:table-cell table:style-name="ce10"/>
          <table:table-cell table:style-name="ce5" table:number-columns-repeated="2"/>
          <table:table-cell table:style-name="ce16" office:value-type="float" office:value="15">
            <text:p>15</text:p>
          </table:table-cell>
          <table:table-cell table:number-columns-repeated="1010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6" office:value-type="string">
            <text:p>EASYRIGHT</text:p>
          </table:table-cell>
          <table:table-cell table:style-name="ce6" office:value-type="string">
            <text:p>Leicht Rechts</text:p>
          </table:table-cell>
          <table:table-cell table:style-name="ce6" office:value-type="string">
            <text:p>Easy Right</text:p>
          </table:table-cell>
          <table:table-cell table:style-name="ce11" office:value-type="string">
            <text:p>łatwy prawy</text:p>
          </table:table-cell>
          <table:table-cell table:style-name="ce11" office:value-type="string">
            <text:p>INTO</text:p>
          </table:table-cell>
          <table:table-cell table:style-name="ce11"/>
          <table:table-cell table:style-name="ce12" office:value-type="string">
            <text:p>CORNERS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6">
            <text:p>6</text:p>
          </table:table-cell>
          <table:table-cell table:style-name="ce10"/>
          <table:table-cell table:style-name="ce5" table:number-columns-repeated="2"/>
          <table:table-cell table:style-name="ce16" office:value-type="float" office:value="16">
            <text:p>16</text:p>
          </table:table-cell>
          <table:table-cell table:number-columns-repeated="1010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6" office:value-type="string">
            <text:p>FLAT_RIGHT</text:p>
          </table:table-cell>
          <table:table-cell table:style-name="ce6" office:value-type="string">
            <text:p>Voll Rechts</text:p>
          </table:table-cell>
          <table:table-cell table:style-name="ce6" office:value-type="string">
            <text:p>Flat Right</text:p>
          </table:table-cell>
          <table:table-cell table:style-name="ce11" office:value-type="string">
            <text:p>płaski prawy</text:p>
          </table:table-cell>
          <table:table-cell table:style-name="ce11" office:value-type="string">
            <text:p>INTO</text:p>
          </table:table-cell>
          <table:table-cell table:style-name="ce11"/>
          <table:table-cell table:style-name="ce12" office:value-type="string">
            <text:p>CORNERS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7">
            <text:p>7</text:p>
          </table:table-cell>
          <table:table-cell table:style-name="ce10"/>
          <table:table-cell table:style-name="ce5" table:number-columns-repeated="2"/>
          <table:table-cell table:style-name="ce16" office:value-type="float" office:value="17">
            <text:p>17</text:p>
          </table:table-cell>
          <table:table-cell table:number-columns-repeated="1010"/>
        </table:table-row>
        <table:table-row table:style-name="ro1">
          <table:table-cell table:style-name="ce3"/>
          <table:table-cell table:number-columns-repeated="3" table:style-name="ce6"/>
          <table:table-cell table:style-name="ce12"/>
          <table:table-cell table:number-columns-repeated="4" table:style-name="ce12"/>
          <table:table-cell table:style-name="ce12"/>
          <table:table-cell table:style-name="ce10"/>
          <table:table-cell table:style-name="ce5" table:number-columns-repeated="2"/>
          <table:table-cell table:style-name="ce16" office:value-type="float" office:value="18">
            <text:p>18</text:p>
          </table:table-cell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6" office:value-type="string">
            <text:p>SQUARE_LEFT</text:p>
          </table:table-cell>
          <table:table-cell table:style-name="ce6" office:value-type="string">
            <text:p>90 Links</text:p>
          </table:table-cell>
          <table:table-cell table:style-name="ce6" office:value-type="string">
            <text:p>Square Left</text:p>
          </table:table-cell>
          <table:table-cell table:style-name="ce6" office:value-type="string">
            <text:p>90 lewy</text:p>
          </table:table-cell>
          <table:table-cell table:style-name="ce6" office:value-type="string">
            <text:p>INTO</text:p>
          </table:table-cell>
          <table:table-cell table:style-name="ce6"/>
          <table:table-cell table:style-name="ce12" office:value-type="string">
            <text:p>CORNERS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style-name="ce6"/>
          <table:table-cell table:style-name="ce20"/>
          <table:table-cell table:style-name="ce6"/>
          <table:table-cell table:style-name="ce16" office:value-type="float" office:value="19">
            <text:p>19</text:p>
          </table:table-cell>
          <table:table-cell table:number-columns-repeated="1010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6" office:value-type="string">
            <text:p>SQUARE_RIGHT</text:p>
          </table:table-cell>
          <table:table-cell table:style-name="ce6" office:value-type="string">
            <text:p>90 Rechts</text:p>
          </table:table-cell>
          <table:table-cell table:style-name="ce6" office:value-type="string">
            <text:p>Square Right</text:p>
          </table:table-cell>
          <table:table-cell table:style-name="ce6" office:value-type="string">
            <text:p>90 prawy</text:p>
          </table:table-cell>
          <table:table-cell table:style-name="ce6" office:value-type="string">
            <text:p>INTO</text:p>
          </table:table-cell>
          <table:table-cell table:style-name="ce6"/>
          <table:table-cell table:style-name="ce12" office:value-type="string">
            <text:p>CORNERS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6"/>
          <table:table-cell table:style-name="ce20"/>
          <table:table-cell table:style-name="ce6"/>
          <table:table-cell table:style-name="ce16" office:value-type="float" office:value="20">
            <text:p>20</text:p>
          </table:table-cell>
          <table:table-cell table:number-columns-repeated="1010"/>
        </table:table-row>
        <table:table-row table:style-name="ro1">
          <table:table-cell table:style-name="ce1"/>
          <table:table-cell table:number-columns-repeated="3" table:style-name="ce5"/>
          <table:table-cell table:style-name="ce6"/>
          <table:table-cell table:number-columns-repeated="2" table:style-name="ce6"/>
          <table:table-cell table:number-columns-repeated="2" table:style-name="ce19"/>
          <table:table-cell table:style-name="ce19"/>
          <table:table-cell table:style-name="ce6"/>
          <table:table-cell table:style-name="ce20"/>
          <table:table-cell table:style-name="ce6"/>
          <table:table-cell table:style-name="ce16" office:value-type="float" office:value="21">
            <text:p>21</text:p>
          </table:table-cell>
          <table:table-cell table:number-columns-repeated="1010"/>
        </table:table-row>
        <table:table-row table:style-name="ro1">
          <table:table-cell table:style-name="ce3" office:value-type="float" office:value="120">
            <text:p>120</text:p>
          </table:table-cell>
          <table:table-cell table:style-name="ce6" office:value-type="string">
            <text:p>LEFT</text:p>
          </table:table-cell>
          <table:table-cell table:style-name="ce6" office:value-type="string">
            <text:p>Links</text:p>
          </table:table-cell>
          <table:table-cell table:style-name="ce6" office:value-type="string">
            <text:p>Left</text:p>
          </table:table-cell>
          <table:table-cell table:style-name="ce6" office:value-type="string">
            <text:p>lewo</text:p>
          </table:table-cell>
          <table:table-cell table:style-name="ce6" office:value-type="string">
            <text:p>INTO</text:p>
          </table:table-cell>
          <table:table-cell table:style-name="ce6"/>
          <table:table-cell table:style-name="ce12" office:value-type="string">
            <text:p>CORNERS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6" table:number-columns-repeated="3"/>
          <table:table-cell table:style-name="ce16" office:value-type="float" office:value="22">
            <text:p>22</text:p>
          </table:table-cell>
          <table:table-cell table:number-columns-repeated="1010"/>
        </table:table-row>
        <table:table-row table:style-name="ro1">
          <table:table-cell table:style-name="ce3" office:value-type="float" office:value="121">
            <text:p>121</text:p>
          </table:table-cell>
          <table:table-cell table:style-name="ce6" office:value-type="string">
            <text:p>RIGHT</text:p>
          </table:table-cell>
          <table:table-cell table:style-name="ce6" office:value-type="string">
            <text:p>Rechts</text:p>
          </table:table-cell>
          <table:table-cell table:style-name="ce6" office:value-type="string">
            <text:p>Right</text:p>
          </table:table-cell>
          <table:table-cell table:style-name="ce6" office:value-type="string">
            <text:p>prawo</text:p>
          </table:table-cell>
          <table:table-cell table:style-name="ce6" office:value-type="string">
            <text:p>INTO</text:p>
          </table:table-cell>
          <table:table-cell table:style-name="ce6"/>
          <table:table-cell table:style-name="ce12" office:value-type="string">
            <text:p>CORNERS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1">
            <text:p>1</text:p>
          </table:table-cell>
          <table:table-cell table:style-name="ce6" table:number-columns-repeated="3"/>
          <table:table-cell table:style-name="ce16" office:value-type="float" office:value="23">
            <text:p>23</text:p>
          </table:table-cell>
          <table:table-cell table:number-columns-repeated="1010"/>
        </table:table-row>
        <table:table-row table:style-name="ro1">
          <table:table-cell table:style-name="ce3" office:value-type="float" office:value="122">
            <text:p>122</text:p>
          </table:table-cell>
          <table:table-cell table:style-name="ce6" office:value-type="string">
            <text:p>RIGHT_INTO</text:p>
          </table:table-cell>
          <table:table-cell table:style-name="ce6" office:value-type="string">
            <text:p>Rechts In</text:p>
          </table:table-cell>
          <table:table-cell table:style-name="ce6" office:value-type="string">
            <text:p>Right Into</text:p>
          </table:table-cell>
          <table:table-cell table:style-name="ce18" office:value-type="string">
            <text:p>prawo do</text:p>
          </table:table-cell>
          <table:table-cell table:style-name="ce6" office:value-type="string">
            <text:p>INTO</text:p>
          </table:table-cell>
          <table:table-cell table:style-name="ce18"/>
          <table:table-cell table:style-name="ce12" office:value-type="string">
            <text:p>CORNERS</text:p>
          </table:table-cell>
          <table:table-cell table:number-columns-repeated="2" table:style-name="ce12" office:value-type="float" office:value="3">
            <text:p>3</text:p>
          </table:table-cell>
          <table:table-cell table:style-name="ce6" table:number-columns-repeated="3"/>
          <table:table-cell table:style-name="ce16" office:value-type="float" office:value="24">
            <text:p>24</text:p>
          </table:table-cell>
          <table:table-cell table:number-columns-repeated="1010"/>
        </table:table-row>
        <table:table-row table:style-name="ro1">
          <table:table-cell table:style-name="ce3" office:value-type="float" office:value="123">
            <text:p>123</text:p>
          </table:table-cell>
          <table:table-cell table:style-name="ce6" office:value-type="string">
            <text:p>LEFT_INTO</text:p>
          </table:table-cell>
          <table:table-cell table:style-name="ce6" office:value-type="string">
            <text:p>Links In</text:p>
          </table:table-cell>
          <table:table-cell table:style-name="ce6" office:value-type="string">
            <text:p>Left Into</text:p>
          </table:table-cell>
          <table:table-cell table:style-name="ce18" office:value-type="string">
            <text:p>lewo do</text:p>
          </table:table-cell>
          <table:table-cell table:style-name="ce6" office:value-type="string">
            <text:p>INTO</text:p>
          </table:table-cell>
          <table:table-cell table:style-name="ce18"/>
          <table:table-cell table:style-name="ce12" office:value-type="string">
            <text:p>CORNERS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6" table:number-columns-repeated="3"/>
          <table:table-cell table:style-name="ce16" office:value-type="float" office:value="25">
            <text:p>25</text:p>
          </table:table-cell>
          <table:table-cell table:number-columns-repeated="1010"/>
        </table:table-row>
        <table:table-row table:style-name="ro1">
          <table:table-cell table:style-name="ce3" office:value-type="float" office:value="124">
            <text:p>124</text:p>
          </table:table-cell>
          <table:table-cell table:style-name="ce6" office:value-type="string">
            <text:p>RIGHT_LEFT</text:p>
          </table:table-cell>
          <table:table-cell table:style-name="ce6" office:value-type="string">
            <text:p>Rechts-Links</text:p>
          </table:table-cell>
          <table:table-cell table:style-name="ce6" office:value-type="string">
            <text:p>Right-Left</text:p>
          </table:table-cell>
          <table:table-cell table:style-name="ce18" office:value-type="string">
            <text:p>prawo-lewo</text:p>
          </table:table-cell>
          <table:table-cell table:style-name="ce6" office:value-type="string">
            <text:p>INTO</text:p>
          </table:table-cell>
          <table:table-cell table:style-name="ce18"/>
          <table:table-cell table:style-name="ce12" office:value-type="string">
            <text:p>CORNERS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6" table:number-columns-repeated="3"/>
          <table:table-cell table:style-name="ce16" office:value-type="float" office:value="26">
            <text:p>26</text:p>
          </table:table-cell>
          <table:table-cell table:number-columns-repeated="1010"/>
        </table:table-row>
        <table:table-row table:style-name="ro1">
          <table:table-cell table:style-name="ce3" office:value-type="float" office:value="125">
            <text:p>125</text:p>
          </table:table-cell>
          <table:table-cell table:style-name="ce6" office:value-type="string">
            <text:p>LEFT_RIGHT</text:p>
          </table:table-cell>
          <table:table-cell table:style-name="ce6" office:value-type="string">
            <text:p>Links-Rechts</text:p>
          </table:table-cell>
          <table:table-cell table:style-name="ce6" office:value-type="string">
            <text:p>Left-Right</text:p>
          </table:table-cell>
          <table:table-cell table:style-name="ce18" office:value-type="string">
            <text:p>lewo-prawo</text:p>
          </table:table-cell>
          <table:table-cell table:style-name="ce6" office:value-type="string">
            <text:p>INTO</text:p>
          </table:table-cell>
          <table:table-cell table:style-name="ce18"/>
          <table:table-cell table:style-name="ce12" office:value-type="string">
            <text:p>CORNERS</text:p>
          </table:table-cell>
          <table:table-cell table:number-columns-repeated="2" table:style-name="ce12" office:value-type="float" office:value="2">
            <text:p>2</text:p>
          </table:table-cell>
          <table:table-cell table:style-name="ce6"/>
          <table:table-cell table:style-name="ce20"/>
          <table:table-cell table:style-name="ce6"/>
          <table:table-cell table:style-name="ce16" office:value-type="float" office:value="27">
            <text:p>27</text:p>
          </table:table-cell>
          <table:table-cell table:number-columns-repeated="1010"/>
        </table:table-row>
        <table:table-row table:style-name="ro1">
          <table:table-cell table:style-name="ce3" office:value-type="float" office:value="126">
            <text:p>126</text:p>
          </table:table-cell>
          <table:table-cell table:style-name="ce6" office:value-type="string">
            <text:p>RIGHT_AROUND</text:p>
          </table:table-cell>
          <table:table-cell table:style-name="ce6" office:value-type="string">
            <text:p>Rechts Herum</text:p>
          </table:table-cell>
          <table:table-cell table:style-name="ce6" office:value-type="string">
            <text:p>Right Around</text:p>
          </table:table-cell>
          <table:table-cell table:style-name="ce6" office:value-type="string">
            <text:p>prawo wokół</text:p>
          </table:table-cell>
          <table:table-cell table:style-name="ce6" office:value-type="string">
            <text:p>INTO</text:p>
          </table:table-cell>
          <table:table-cell table:style-name="ce6"/>
          <table:table-cell table:style-name="ce12" office:value-type="string">
            <text:p>CORNERS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6" table:number-columns-repeated="3"/>
          <table:table-cell table:style-name="ce16" office:value-type="float" office:value="28">
            <text:p>28</text:p>
          </table:table-cell>
          <table:table-cell table:number-columns-repeated="1010"/>
        </table:table-row>
        <table:table-row table:style-name="ro1">
          <table:table-cell table:style-name="ce3" office:value-type="float" office:value="127">
            <text:p>127</text:p>
          </table:table-cell>
          <table:table-cell table:style-name="ce6" office:value-type="string">
            <text:p>LEFT_AROUND</text:p>
          </table:table-cell>
          <table:table-cell table:style-name="ce6" office:value-type="string">
            <text:p>Links Herum</text:p>
          </table:table-cell>
          <table:table-cell table:style-name="ce6" office:value-type="string">
            <text:p>Left Around</text:p>
          </table:table-cell>
          <table:table-cell table:style-name="ce6" office:value-type="string">
            <text:p>lewo wokół</text:p>
          </table:table-cell>
          <table:table-cell table:style-name="ce6" office:value-type="string">
            <text:p>INTO</text:p>
          </table:table-cell>
          <table:table-cell table:style-name="ce6"/>
          <table:table-cell table:style-name="ce12" office:value-type="string">
            <text:p>CORNERS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6" table:number-columns-repeated="3"/>
          <table:table-cell table:style-name="ce16" office:value-type="float" office:value="29">
            <text:p>29</text:p>
          </table:table-cell>
          <table:table-cell table:number-columns-repeated="1010"/>
        </table:table-row>
        <table:table-row table:style-name="ro1">
          <table:table-cell table:style-name="ce3"/>
          <table:table-cell table:number-columns-repeated="3" table:style-name="ce6"/>
          <table:table-cell table:style-name="ce6"/>
          <table:table-cell table:number-columns-repeated="2" table:style-name="ce6"/>
          <table:table-cell table:number-columns-repeated="2" table:style-name="ce19"/>
          <table:table-cell table:style-name="ce19"/>
          <table:table-cell table:style-name="ce6" table:number-columns-repeated="3"/>
          <table:table-cell table:style-name="ce16" office:value-type="float" office:value="30">
            <text:p>30</text:p>
          </table:table-cell>
          <table:table-cell table:number-columns-repeated="1010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 table:number-rows-repeated="10482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umeric Corner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number-columns-repeated="2" table:default-cell-style-name="ce7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17"/>
        <table:table-column table:style-name="co12" table:number-columns-repeated="1009" table:default-cell-style-name="ce7"/>
        <table:table-column table:style-name="co12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5" office:value-type="string">
            <text:p>Name</text:p>
          </table:table-cell>
          <table:table-cell table:style-name="ce5" office:value-type="string">
            <text:p>German</text:p>
          </table:table-cell>
          <table:table-cell table:style-name="ce5" office:value-type="string">
            <text:p>English</text:p>
          </table:table-cell>
          <table:table-cell table:style-name="ce8" office:value-type="string">
            <text:p>translation</text:p>
          </table:table-cell>
          <table:table-cell table:style-name="ce8" office:value-type="string">
            <text:p>Link</text:p>
          </table:table-cell>
          <table:table-cell table:style-name="ce8" office:value-type="string">
            <text:p>Standard</text:p>
          </table:table-cell>
          <table:table-cell table:style-name="ce8" office:value-type="string">
            <text:p>Category</text:p>
          </table:table-cell>
          <table:table-cell table:style-name="ce8" office:value-type="string">
            <text:p>Cat. Col.</text:p>
          </table:table-cell>
          <table:table-cell table:style-name="ce8" office:value-type="string">
            <text:p>UI Row</text:p>
          </table:table-cell>
          <table:table-cell table:style-name="ce8" office:value-type="string">
            <text:p>Comment</text:p>
          </table:table-cell>
          <table:table-cell table:style-name="ce14" office:value-type="string">
            <text:p>Date Modified</text:p>
          </table:table-cell>
          <table:table-cell table:style-name="ce14" office:value-type="string">
            <text:p>Change Comment</text:p>
          </table:table-cell>
          <table:table-cell table:style-name="ce15" office:value-type="string">
            <text:p>Sequence (Sorting)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Basesystem (compatible with release definition, <text:span text:style-name="T1">to be used as </text:span><text:span text:style-name="T2">base for new tracks</text:span>)</text:p>
          </table:table-cell>
          <table:table-cell table:number-columns-repeated="3" table:style-name="ce5"/>
          <table:table-cell table:style-name="ce9" office:value-type="string">
            <text:p>Polish</text:p>
          </table:table-cell>
          <table:table-cell table:number-columns-repeated="2" table:style-name="ce9"/>
          <table:table-cell table:number-columns-repeated="2" table:style-name="ce10"/>
          <table:table-cell table:style-name="ce10" table:number-columns-repeated="2"/>
          <table:table-cell table:style-name="ce5" table:number-columns-repeated="2"/>
          <table:table-cell table:style-name="ce16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3"/>
          <table:table-cell table:number-columns-repeated="3" table:style-name="ce6"/>
          <table:table-cell table:style-name="ce6"/>
          <table:table-cell table:number-columns-repeated="2" table:style-name="ce6"/>
          <table:table-cell table:number-columns-repeated="2" table:style-name="ce19"/>
          <table:table-cell table:style-name="ce19"/>
          <table:table-cell table:style-name="ce6"/>
          <table:table-cell table:style-name="ce20"/>
          <table:table-cell table:style-name="ce6"/>
          <table:table-cell table:style-name="ce16" office:value-type="float" office:value="2">
            <text:p>2</text:p>
          </table:table-cell>
          <table:table-cell table:number-columns-repeated="1010"/>
        </table:table-row>
        <table:table-row table:style-name="ro1">
          <table:table-cell table:style-name="ce3" office:value-type="float" office:value="0">
            <text:p>0</text:p>
          </table:table-cell>
          <table:table-cell table:style-name="ce6" office:value-type="string">
            <text:p>ONE_LEFT</text:p>
          </table:table-cell>
          <table:table-cell table:style-name="ce6" office:value-type="string">
            <text:p>1 Links</text:p>
          </table:table-cell>
          <table:table-cell table:style-name="ce6" office:value-type="string">
            <text:p>1 Left</text:p>
          </table:table-cell>
          <table:table-cell table:style-name="ce6" office:value-type="string">
            <text:p>jeden lewy</text:p>
          </table:table-cell>
          <table:table-cell table:style-name="ce6" office:value-type="string">
            <text:p>INTO</text:p>
          </table:table-cell>
          <table:table-cell table:style-name="ce6"/>
          <table:table-cell table:style-name="ce12" office:value-type="string">
            <text:p>CORNERS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6"/>
          <table:table-cell table:style-name="ce20"/>
          <table:table-cell table:style-name="ce6"/>
          <table:table-cell table:style-name="ce16" office:value-type="float" office:value="3">
            <text:p>3</text:p>
          </table:table-cell>
          <table:table-cell table:number-columns-repeated="1010"/>
        </table:table-row>
        <table:table-row table:style-name="ro1">
          <table:table-cell table:style-name="ce3" office:value-type="float" office:value="102">
            <text:p>102</text:p>
          </table:table-cell>
          <table:table-cell table:style-name="ce6" office:value-type="string">
            <text:p>TWO_LEFT</text:p>
          </table:table-cell>
          <table:table-cell table:style-name="ce6" office:value-type="string">
            <text:p>2 Links</text:p>
          </table:table-cell>
          <table:table-cell table:style-name="ce6" office:value-type="string">
            <text:p>2 Left</text:p>
          </table:table-cell>
          <table:table-cell table:style-name="ce6" office:value-type="string">
            <text:p>dwa lewy</text:p>
          </table:table-cell>
          <table:table-cell table:style-name="ce6" office:value-type="string">
            <text:p>INTO</text:p>
          </table:table-cell>
          <table:table-cell table:style-name="ce6"/>
          <table:table-cell table:style-name="ce12" office:value-type="string">
            <text:p>CORNERS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style-name="ce6"/>
          <table:table-cell table:style-name="ce20"/>
          <table:table-cell table:style-name="ce6"/>
          <table:table-cell table:style-name="ce16" office:value-type="float" office:value="4">
            <text:p>4</text:p>
          </table:table-cell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6" office:value-type="string">
            <text:p>SQUARE_LEFT</text:p>
          </table:table-cell>
          <table:table-cell table:style-name="ce6" office:value-type="string">
            <text:p>90 Links</text:p>
          </table:table-cell>
          <table:table-cell table:style-name="ce6" office:value-type="string">
            <text:p>Square Left</text:p>
          </table:table-cell>
          <table:table-cell table:style-name="ce6" office:value-type="string">
            <text:p>90 lewy</text:p>
          </table:table-cell>
          <table:table-cell table:style-name="ce6" office:value-type="string">
            <text:p>INTO</text:p>
          </table:table-cell>
          <table:table-cell table:style-name="ce6"/>
          <table:table-cell table:style-name="ce12" office:value-type="string">
            <text:p>CORNERS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3">
            <text:p>3</text:p>
          </table:table-cell>
          <table:table-cell table:style-name="ce6"/>
          <table:table-cell table:style-name="ce20"/>
          <table:table-cell table:style-name="ce6"/>
          <table:table-cell table:style-name="ce16" office:value-type="float" office:value="5">
            <text:p>5</text:p>
          </table:table-cell>
          <table:table-cell table:number-columns-repeated="1010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6" office:value-type="string">
            <text:p>THREE_LEFT</text:p>
          </table:table-cell>
          <table:table-cell table:style-name="ce6" office:value-type="string">
            <text:p>3 Links</text:p>
          </table:table-cell>
          <table:table-cell table:style-name="ce6" office:value-type="string">
            <text:p>3 Left</text:p>
          </table:table-cell>
          <table:table-cell table:style-name="ce6" office:value-type="string">
            <text:p>trzy lewy</text:p>
          </table:table-cell>
          <table:table-cell table:style-name="ce6" office:value-type="string">
            <text:p>INTO</text:p>
          </table:table-cell>
          <table:table-cell table:style-name="ce6"/>
          <table:table-cell table:style-name="ce12" office:value-type="string">
            <text:p>CORNERS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6"/>
          <table:table-cell table:style-name="ce20"/>
          <table:table-cell table:style-name="ce6"/>
          <table:table-cell table:style-name="ce16" office:value-type="float" office:value="6">
            <text:p>6</text:p>
          </table:table-cell>
          <table:table-cell table:number-columns-repeated="1010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6" office:value-type="string">
            <text:p>FOUR_LEFT</text:p>
          </table:table-cell>
          <table:table-cell table:style-name="ce6" office:value-type="string">
            <text:p>4 Links</text:p>
          </table:table-cell>
          <table:table-cell table:style-name="ce6" office:value-type="string">
            <text:p>4 Left</text:p>
          </table:table-cell>
          <table:table-cell table:style-name="ce6" office:value-type="string">
            <text:p>cztery lewy</text:p>
          </table:table-cell>
          <table:table-cell table:style-name="ce6" office:value-type="string">
            <text:p>INTO</text:p>
          </table:table-cell>
          <table:table-cell table:style-name="ce6"/>
          <table:table-cell table:style-name="ce12" office:value-type="string">
            <text:p>CORNERS</text:p>
          </table:table-cell>
          <table:table-cell table:number-columns-repeated="2" table:style-name="ce12" office:value-type="float" office:value="2">
            <text:p>2</text:p>
          </table:table-cell>
          <table:table-cell table:style-name="ce6"/>
          <table:table-cell table:style-name="ce20"/>
          <table:table-cell table:style-name="ce6"/>
          <table:table-cell table:style-name="ce16" office:value-type="float" office:value="7">
            <text:p>7</text:p>
          </table:table-cell>
          <table:table-cell table:number-columns-repeated="1010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6" office:value-type="string">
            <text:p>FIVE_LEFT</text:p>
          </table:table-cell>
          <table:table-cell table:style-name="ce6" office:value-type="string">
            <text:p>5 Links</text:p>
          </table:table-cell>
          <table:table-cell table:style-name="ce6" office:value-type="string">
            <text:p>5 Left</text:p>
          </table:table-cell>
          <table:table-cell table:style-name="ce6" office:value-type="string">
            <text:p>pięć lewy</text:p>
          </table:table-cell>
          <table:table-cell table:style-name="ce6" office:value-type="string">
            <text:p>INTO</text:p>
          </table:table-cell>
          <table:table-cell table:style-name="ce6"/>
          <table:table-cell table:style-name="ce12" office:value-type="string">
            <text:p>CORNERS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6"/>
          <table:table-cell table:style-name="ce20"/>
          <table:table-cell table:style-name="ce6"/>
          <table:table-cell table:style-name="ce16" office:value-type="float" office:value="8">
            <text:p>8</text:p>
          </table:table-cell>
          <table:table-cell table:number-columns-repeated="1010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6" office:value-type="string">
            <text:p>SIX_LEFT</text:p>
          </table:table-cell>
          <table:table-cell table:style-name="ce6" office:value-type="string">
            <text:p>6 Links</text:p>
          </table:table-cell>
          <table:table-cell table:style-name="ce6" office:value-type="string">
            <text:p>6 Left</text:p>
          </table:table-cell>
          <table:table-cell table:style-name="ce6" office:value-type="string">
            <text:p>sześć lewy</text:p>
          </table:table-cell>
          <table:table-cell table:style-name="ce6" office:value-type="string">
            <text:p>INTO</text:p>
          </table:table-cell>
          <table:table-cell table:style-name="ce6"/>
          <table:table-cell table:style-name="ce12" office:value-type="string">
            <text:p>CORNERS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6"/>
          <table:table-cell table:style-name="ce20"/>
          <table:table-cell table:style-name="ce6"/>
          <table:table-cell table:style-name="ce16" office:value-type="float" office:value="9">
            <text:p>9</text:p>
          </table:table-cell>
          <table:table-cell table:number-columns-repeated="1010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6" office:value-type="string">
            <text:p>FLAT_LEFT</text:p>
          </table:table-cell>
          <table:table-cell table:style-name="ce6" office:value-type="string">
            <text:p>Voll Links</text:p>
          </table:table-cell>
          <table:table-cell table:style-name="ce6" office:value-type="string">
            <text:p>Flat Left</text:p>
          </table:table-cell>
          <table:table-cell table:style-name="ce6" office:value-type="string">
            <text:p>siedem lewy</text:p>
          </table:table-cell>
          <table:table-cell table:style-name="ce6" office:value-type="string">
            <text:p>INTO</text:p>
          </table:table-cell>
          <table:table-cell table:style-name="ce6"/>
          <table:table-cell table:style-name="ce12" office:value-type="string">
            <text:p>CORNERS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6"/>
          <table:table-cell table:style-name="ce20"/>
          <table:table-cell table:style-name="ce6"/>
          <table:table-cell table:style-name="ce16" office:value-type="float" office:value="10">
            <text:p>10</text:p>
          </table:table-cell>
          <table:table-cell table:number-columns-repeated="1010"/>
        </table:table-row>
        <table:table-row table:style-name="ro1">
          <table:table-cell table:style-name="ce3"/>
          <table:table-cell table:number-columns-repeated="3" table:style-name="ce6"/>
          <table:table-cell table:style-name="ce6"/>
          <table:table-cell table:number-columns-repeated="2" table:style-name="ce6"/>
          <table:table-cell table:number-columns-repeated="2" table:style-name="ce19"/>
          <table:table-cell table:style-name="ce19"/>
          <table:table-cell table:style-name="ce6"/>
          <table:table-cell table:style-name="ce20"/>
          <table:table-cell table:style-name="ce6"/>
          <table:table-cell table:style-name="ce16" office:value-type="float" office:value="11">
            <text:p>11</text:p>
          </table:table-cell>
          <table:table-cell table:number-columns-repeated="1010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6" office:value-type="string">
            <text:p>ONE_RIGHT</text:p>
          </table:table-cell>
          <table:table-cell table:style-name="ce6" office:value-type="string">
            <text:p>1 Rechts</text:p>
          </table:table-cell>
          <table:table-cell table:style-name="ce6" office:value-type="string">
            <text:p>1 Right</text:p>
          </table:table-cell>
          <table:table-cell table:style-name="ce6" office:value-type="string">
            <text:p>jeden prawy</text:p>
          </table:table-cell>
          <table:table-cell table:style-name="ce6" office:value-type="string">
            <text:p>INTO</text:p>
          </table:table-cell>
          <table:table-cell table:style-name="ce6"/>
          <table:table-cell table:style-name="ce12" office:value-type="string">
            <text:p>CORNERS</text:p>
          </table:table-cell>
          <table:table-cell table:number-columns-repeated="2" table:style-name="ce12" office:value-type="float" office:value="1">
            <text:p>1</text:p>
          </table:table-cell>
          <table:table-cell table:style-name="ce6"/>
          <table:table-cell table:style-name="ce20"/>
          <table:table-cell table:style-name="ce6"/>
          <table:table-cell table:style-name="ce16" office:value-type="float" office:value="12">
            <text:p>12</text:p>
          </table:table-cell>
          <table:table-cell table:number-columns-repeated="1010"/>
        </table:table-row>
        <table:table-row table:style-name="ro1">
          <table:table-cell table:style-name="ce3" office:value-type="float" office:value="112">
            <text:p>112</text:p>
          </table:table-cell>
          <table:table-cell table:style-name="ce6" office:value-type="string">
            <text:p>TWO_RIGHT</text:p>
          </table:table-cell>
          <table:table-cell table:style-name="ce6" office:value-type="string">
            <text:p>2 Rechts</text:p>
          </table:table-cell>
          <table:table-cell table:style-name="ce6" office:value-type="string">
            <text:p>2 Right</text:p>
          </table:table-cell>
          <table:table-cell table:style-name="ce6" office:value-type="string">
            <text:p>dwa prawy</text:p>
          </table:table-cell>
          <table:table-cell table:style-name="ce6" office:value-type="string">
            <text:p>INTO</text:p>
          </table:table-cell>
          <table:table-cell table:style-name="ce6"/>
          <table:table-cell table:style-name="ce12" office:value-type="string">
            <text:p>CORNERS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6"/>
          <table:table-cell table:style-name="ce20"/>
          <table:table-cell table:style-name="ce6"/>
          <table:table-cell table:style-name="ce16" office:value-type="float" office:value="13">
            <text:p>13</text:p>
          </table:table-cell>
          <table:table-cell table:number-columns-repeated="1010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6" office:value-type="string">
            <text:p>SQUARE_RIGHT</text:p>
          </table:table-cell>
          <table:table-cell table:style-name="ce6" office:value-type="string">
            <text:p>90 Rechts</text:p>
          </table:table-cell>
          <table:table-cell table:style-name="ce6" office:value-type="string">
            <text:p>Square Right</text:p>
          </table:table-cell>
          <table:table-cell table:style-name="ce6" office:value-type="string">
            <text:p>90 prawy</text:p>
          </table:table-cell>
          <table:table-cell table:style-name="ce6" office:value-type="string">
            <text:p>INTO</text:p>
          </table:table-cell>
          <table:table-cell table:style-name="ce6"/>
          <table:table-cell table:style-name="ce12" office:value-type="string">
            <text:p>CORNERS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3">
            <text:p>3</text:p>
          </table:table-cell>
          <table:table-cell table:style-name="ce6"/>
          <table:table-cell table:style-name="ce20"/>
          <table:table-cell table:style-name="ce6"/>
          <table:table-cell table:style-name="ce16" office:value-type="float" office:value="14">
            <text:p>14</text:p>
          </table:table-cell>
          <table:table-cell table:number-columns-repeated="1010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6" office:value-type="string">
            <text:p>THREE_RIGHT</text:p>
          </table:table-cell>
          <table:table-cell table:style-name="ce6" office:value-type="string">
            <text:p>3 Rechts</text:p>
          </table:table-cell>
          <table:table-cell table:style-name="ce6" office:value-type="string">
            <text:p>3 Right</text:p>
          </table:table-cell>
          <table:table-cell table:style-name="ce6" office:value-type="string">
            <text:p>trzy prawy</text:p>
          </table:table-cell>
          <table:table-cell table:style-name="ce6" office:value-type="string">
            <text:p>INTO</text:p>
          </table:table-cell>
          <table:table-cell table:style-name="ce6"/>
          <table:table-cell table:style-name="ce12" office:value-type="string">
            <text:p>CORNERS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1">
            <text:p>1</text:p>
          </table:table-cell>
          <table:table-cell table:style-name="ce6"/>
          <table:table-cell table:style-name="ce20"/>
          <table:table-cell table:style-name="ce6"/>
          <table:table-cell table:style-name="ce16" office:value-type="float" office:value="15">
            <text:p>15</text:p>
          </table:table-cell>
          <table:table-cell table:number-columns-repeated="1010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6" office:value-type="string">
            <text:p>FOUR_RIGHT</text:p>
          </table:table-cell>
          <table:table-cell table:style-name="ce6" office:value-type="string">
            <text:p>4 Rechts</text:p>
          </table:table-cell>
          <table:table-cell table:style-name="ce6" office:value-type="string">
            <text:p>4 Right</text:p>
          </table:table-cell>
          <table:table-cell table:style-name="ce6" office:value-type="string">
            <text:p>cztery prawy</text:p>
          </table:table-cell>
          <table:table-cell table:style-name="ce6" office:value-type="string">
            <text:p>INTO</text:p>
          </table:table-cell>
          <table:table-cell table:style-name="ce6"/>
          <table:table-cell table:style-name="ce12" office:value-type="string">
            <text:p>CORNERS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6"/>
          <table:table-cell table:style-name="ce20"/>
          <table:table-cell table:style-name="ce6"/>
          <table:table-cell table:style-name="ce16" office:value-type="float" office:value="16">
            <text:p>16</text:p>
          </table:table-cell>
          <table:table-cell table:number-columns-repeated="1010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6" office:value-type="string">
            <text:p>FIVE_RIGHT</text:p>
          </table:table-cell>
          <table:table-cell table:style-name="ce6" office:value-type="string">
            <text:p>5 Rechts</text:p>
          </table:table-cell>
          <table:table-cell table:style-name="ce6" office:value-type="string">
            <text:p>5 Right</text:p>
          </table:table-cell>
          <table:table-cell table:style-name="ce6" office:value-type="string">
            <text:p>pięć prawy</text:p>
          </table:table-cell>
          <table:table-cell table:style-name="ce6" office:value-type="string">
            <text:p>INTO</text:p>
          </table:table-cell>
          <table:table-cell table:style-name="ce6"/>
          <table:table-cell table:style-name="ce12" office:value-type="string">
            <text:p>CORNERS</text:p>
          </table:table-cell>
          <table:table-cell table:number-columns-repeated="2" table:style-name="ce12" office:value-type="float" office:value="3">
            <text:p>3</text:p>
          </table:table-cell>
          <table:table-cell table:style-name="ce6"/>
          <table:table-cell table:style-name="ce20"/>
          <table:table-cell table:style-name="ce6"/>
          <table:table-cell table:style-name="ce16" office:value-type="float" office:value="17">
            <text:p>17</text:p>
          </table:table-cell>
          <table:table-cell table:number-columns-repeated="1010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6" office:value-type="string">
            <text:p>SIX_RIGHT</text:p>
          </table:table-cell>
          <table:table-cell table:style-name="ce6" office:value-type="string">
            <text:p>6 Rechts</text:p>
          </table:table-cell>
          <table:table-cell table:style-name="ce6" office:value-type="string">
            <text:p>6 Right</text:p>
          </table:table-cell>
          <table:table-cell table:style-name="ce6" office:value-type="string">
            <text:p>sześć prawy</text:p>
          </table:table-cell>
          <table:table-cell table:style-name="ce6" office:value-type="string">
            <text:p>INTO</text:p>
          </table:table-cell>
          <table:table-cell table:style-name="ce6"/>
          <table:table-cell table:style-name="ce12" office:value-type="string">
            <text:p>CORNERS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6"/>
          <table:table-cell table:style-name="ce20"/>
          <table:table-cell table:style-name="ce6"/>
          <table:table-cell table:style-name="ce16" office:value-type="float" office:value="18">
            <text:p>18</text:p>
          </table:table-cell>
          <table:table-cell table:number-columns-repeated="1010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6" office:value-type="string">
            <text:p>FLAT_RIGHT</text:p>
          </table:table-cell>
          <table:table-cell table:style-name="ce6" office:value-type="string">
            <text:p>Voll Rechts</text:p>
          </table:table-cell>
          <table:table-cell table:style-name="ce6" office:value-type="string">
            <text:p>Flat Right</text:p>
          </table:table-cell>
          <table:table-cell table:style-name="ce6" office:value-type="string">
            <text:p>siedem prawy</text:p>
          </table:table-cell>
          <table:table-cell table:style-name="ce6" office:value-type="string">
            <text:p>INTO</text:p>
          </table:table-cell>
          <table:table-cell table:style-name="ce6"/>
          <table:table-cell table:style-name="ce12" office:value-type="string">
            <text:p>CORNERS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table:style-name="ce6"/>
          <table:table-cell table:style-name="ce20"/>
          <table:table-cell table:style-name="ce6"/>
          <table:table-cell table:style-name="ce16" office:value-type="float" office:value="19">
            <text:p>19</text:p>
          </table:table-cell>
          <table:table-cell table:number-columns-repeated="1010"/>
        </table:table-row>
        <table:table-row table:style-name="ro1">
          <table:table-cell table:style-name="ce1"/>
          <table:table-cell table:number-columns-repeated="3" table:style-name="ce5"/>
          <table:table-cell table:style-name="ce6"/>
          <table:table-cell table:number-columns-repeated="2" table:style-name="ce6"/>
          <table:table-cell table:number-columns-repeated="2" table:style-name="ce19"/>
          <table:table-cell table:style-name="ce19"/>
          <table:table-cell table:style-name="ce6"/>
          <table:table-cell table:style-name="ce20"/>
          <table:table-cell table:style-name="ce6"/>
          <table:table-cell table:style-name="ce16" office:value-type="float" office:value="20">
            <text:p>20</text:p>
          </table:table-cell>
          <table:table-cell table:number-columns-repeated="1010"/>
        </table:table-row>
        <table:table-row table:style-name="ro1">
          <table:table-cell table:style-name="ce3"/>
          <table:table-cell table:number-columns-repeated="3" table:style-name="ce6"/>
          <table:table-cell table:style-name="ce6"/>
          <table:table-cell table:number-columns-repeated="2" table:style-name="ce6"/>
          <table:table-cell table:number-columns-repeated="2" table:style-name="ce19"/>
          <table:table-cell table:style-name="ce19"/>
          <table:table-cell table:style-name="ce6"/>
          <table:table-cell table:style-name="ce20"/>
          <table:table-cell table:style-name="ce6"/>
          <table:table-cell table:style-name="ce16" office:value-type="float" office:value="21">
            <text:p>21</text:p>
          </table:table-cell>
          <table:table-cell table:number-columns-repeated="1010"/>
        </table:table-row>
        <table:table-row table:style-name="ro1">
          <table:table-cell table:style-name="ce3" office:value-type="float" office:value="120">
            <text:p>120</text:p>
          </table:table-cell>
          <table:table-cell table:style-name="ce6" office:value-type="string">
            <text:p>LEFT</text:p>
          </table:table-cell>
          <table:table-cell table:style-name="ce6" office:value-type="string">
            <text:p>Links</text:p>
          </table:table-cell>
          <table:table-cell table:style-name="ce6" office:value-type="string">
            <text:p>Left</text:p>
          </table:table-cell>
          <table:table-cell table:style-name="ce6" office:value-type="string">
            <text:p>lewo</text:p>
          </table:table-cell>
          <table:table-cell table:style-name="ce6" office:value-type="string">
            <text:p>INTO</text:p>
          </table:table-cell>
          <table:table-cell table:style-name="ce6"/>
          <table:table-cell table:style-name="ce12" office:value-type="string">
            <text:p>CORNERS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4">
            <text:p>4</text:p>
          </table:table-cell>
          <table:table-cell table:style-name="ce6" table:number-columns-repeated="3"/>
          <table:table-cell table:style-name="ce16" office:value-type="float" office:value="22">
            <text:p>22</text:p>
          </table:table-cell>
          <table:table-cell table:number-columns-repeated="1010"/>
        </table:table-row>
        <table:table-row table:style-name="ro1">
          <table:table-cell table:style-name="ce3" office:value-type="float" office:value="121">
            <text:p>121</text:p>
          </table:table-cell>
          <table:table-cell table:style-name="ce6" office:value-type="string">
            <text:p>RIGHT</text:p>
          </table:table-cell>
          <table:table-cell table:style-name="ce6" office:value-type="string">
            <text:p>Rechts</text:p>
          </table:table-cell>
          <table:table-cell table:style-name="ce6" office:value-type="string">
            <text:p>Right</text:p>
          </table:table-cell>
          <table:table-cell table:style-name="ce6" office:value-type="string">
            <text:p>prawo</text:p>
          </table:table-cell>
          <table:table-cell table:style-name="ce6" office:value-type="string">
            <text:p>INTO</text:p>
          </table:table-cell>
          <table:table-cell table:style-name="ce6"/>
          <table:table-cell table:style-name="ce12" office:value-type="string">
            <text:p>CORNERS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style-name="ce6" table:number-columns-repeated="3"/>
          <table:table-cell table:style-name="ce16" office:value-type="float" office:value="23">
            <text:p>23</text:p>
          </table:table-cell>
          <table:table-cell table:number-columns-repeated="1010"/>
        </table:table-row>
        <table:table-row table:style-name="ro1">
          <table:table-cell table:style-name="ce3" office:value-type="float" office:value="122">
            <text:p>122</text:p>
          </table:table-cell>
          <table:table-cell table:style-name="ce6" office:value-type="string">
            <text:p>RIGHT_INTO</text:p>
          </table:table-cell>
          <table:table-cell table:style-name="ce6" office:value-type="string">
            <text:p>Rechts In</text:p>
          </table:table-cell>
          <table:table-cell table:style-name="ce6" office:value-type="string">
            <text:p>Right Into</text:p>
          </table:table-cell>
          <table:table-cell table:style-name="ce18" office:value-type="string">
            <text:p>prawo do</text:p>
          </table:table-cell>
          <table:table-cell table:style-name="ce6" office:value-type="string">
            <text:p>INTO</text:p>
          </table:table-cell>
          <table:table-cell table:style-name="ce18"/>
          <table:table-cell table:style-name="ce12" office:value-type="string">
            <text:p>CORNERS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6">
            <text:p>6</text:p>
          </table:table-cell>
          <table:table-cell table:style-name="ce6" table:number-columns-repeated="3"/>
          <table:table-cell table:style-name="ce16" office:value-type="float" office:value="24">
            <text:p>24</text:p>
          </table:table-cell>
          <table:table-cell table:number-columns-repeated="1010"/>
        </table:table-row>
        <table:table-row table:style-name="ro1">
          <table:table-cell table:style-name="ce3" office:value-type="float" office:value="123">
            <text:p>123</text:p>
          </table:table-cell>
          <table:table-cell table:style-name="ce6" office:value-type="string">
            <text:p>LEFT_INTO</text:p>
          </table:table-cell>
          <table:table-cell table:style-name="ce6" office:value-type="string">
            <text:p>Links In</text:p>
          </table:table-cell>
          <table:table-cell table:style-name="ce6" office:value-type="string">
            <text:p>Left Into</text:p>
          </table:table-cell>
          <table:table-cell table:style-name="ce18" office:value-type="string">
            <text:p>lewo do</text:p>
          </table:table-cell>
          <table:table-cell table:style-name="ce6" office:value-type="string">
            <text:p>INTO</text:p>
          </table:table-cell>
          <table:table-cell table:style-name="ce18"/>
          <table:table-cell table:style-name="ce12" office:value-type="string">
            <text:p>CORNERS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6">
            <text:p>6</text:p>
          </table:table-cell>
          <table:table-cell table:style-name="ce6" table:number-columns-repeated="3"/>
          <table:table-cell table:style-name="ce16" office:value-type="float" office:value="25">
            <text:p>25</text:p>
          </table:table-cell>
          <table:table-cell table:number-columns-repeated="1010"/>
        </table:table-row>
        <table:table-row table:style-name="ro1">
          <table:table-cell table:style-name="ce3" office:value-type="float" office:value="124">
            <text:p>124</text:p>
          </table:table-cell>
          <table:table-cell table:style-name="ce6" office:value-type="string">
            <text:p>RIGHT_LEFT</text:p>
          </table:table-cell>
          <table:table-cell table:style-name="ce6" office:value-type="string">
            <text:p>Rechts-Links</text:p>
          </table:table-cell>
          <table:table-cell table:style-name="ce6" office:value-type="string">
            <text:p>Right-Left</text:p>
          </table:table-cell>
          <table:table-cell table:style-name="ce18" office:value-type="string">
            <text:p>prawo-lewo</text:p>
          </table:table-cell>
          <table:table-cell table:style-name="ce6" office:value-type="string">
            <text:p>INTO</text:p>
          </table:table-cell>
          <table:table-cell table:style-name="ce18"/>
          <table:table-cell table:style-name="ce12" office:value-type="string">
            <text:p>CORNERS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5">
            <text:p>5</text:p>
          </table:table-cell>
          <table:table-cell table:style-name="ce6" table:number-columns-repeated="3"/>
          <table:table-cell table:style-name="ce16" office:value-type="float" office:value="26">
            <text:p>26</text:p>
          </table:table-cell>
          <table:table-cell table:number-columns-repeated="1010"/>
        </table:table-row>
        <table:table-row table:style-name="ro1">
          <table:table-cell table:style-name="ce3" office:value-type="float" office:value="125">
            <text:p>125</text:p>
          </table:table-cell>
          <table:table-cell table:style-name="ce6" office:value-type="string">
            <text:p>LEFT_RIGHT</text:p>
          </table:table-cell>
          <table:table-cell table:style-name="ce6" office:value-type="string">
            <text:p>Links-Rechts</text:p>
          </table:table-cell>
          <table:table-cell table:style-name="ce6" office:value-type="string">
            <text:p>Left-Right</text:p>
          </table:table-cell>
          <table:table-cell table:style-name="ce18" office:value-type="string">
            <text:p>lewo-prawo</text:p>
          </table:table-cell>
          <table:table-cell table:style-name="ce6" office:value-type="string">
            <text:p>INTO</text:p>
          </table:table-cell>
          <table:table-cell table:style-name="ce18"/>
          <table:table-cell table:style-name="ce12" office:value-type="string">
            <text:p>CORNERS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5">
            <text:p>5</text:p>
          </table:table-cell>
          <table:table-cell table:style-name="ce6"/>
          <table:table-cell table:style-name="ce20"/>
          <table:table-cell table:style-name="ce6"/>
          <table:table-cell table:style-name="ce16" office:value-type="float" office:value="27">
            <text:p>27</text:p>
          </table:table-cell>
          <table:table-cell table:number-columns-repeated="1010"/>
        </table:table-row>
        <table:table-row table:style-name="ro1">
          <table:table-cell table:style-name="ce3" office:value-type="float" office:value="126">
            <text:p>126</text:p>
          </table:table-cell>
          <table:table-cell table:style-name="ce6" office:value-type="string">
            <text:p>RIGHT_AROUND</text:p>
          </table:table-cell>
          <table:table-cell table:style-name="ce6" office:value-type="string">
            <text:p>Rechts Herum</text:p>
          </table:table-cell>
          <table:table-cell table:style-name="ce6" office:value-type="string">
            <text:p>Right Around</text:p>
          </table:table-cell>
          <table:table-cell table:style-name="ce6" office:value-type="string">
            <text:p>prawo wokół</text:p>
          </table:table-cell>
          <table:table-cell table:style-name="ce6" office:value-type="string">
            <text:p>INTO</text:p>
          </table:table-cell>
          <table:table-cell table:style-name="ce6"/>
          <table:table-cell table:style-name="ce12" office:value-type="string">
            <text:p>CORNERS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6">
            <text:p>6</text:p>
          </table:table-cell>
          <table:table-cell table:style-name="ce6" table:number-columns-repeated="3"/>
          <table:table-cell table:style-name="ce16" office:value-type="float" office:value="28">
            <text:p>28</text:p>
          </table:table-cell>
          <table:table-cell table:number-columns-repeated="1010"/>
        </table:table-row>
        <table:table-row table:style-name="ro1">
          <table:table-cell table:style-name="ce3" office:value-type="float" office:value="127">
            <text:p>127</text:p>
          </table:table-cell>
          <table:table-cell table:style-name="ce6" office:value-type="string">
            <text:p>LEFT_AROUND</text:p>
          </table:table-cell>
          <table:table-cell table:style-name="ce6" office:value-type="string">
            <text:p>Links Herum</text:p>
          </table:table-cell>
          <table:table-cell table:style-name="ce6" office:value-type="string">
            <text:p>Left Around</text:p>
          </table:table-cell>
          <table:table-cell table:style-name="ce6" office:value-type="string">
            <text:p>lewo wokół</text:p>
          </table:table-cell>
          <table:table-cell table:style-name="ce6" office:value-type="string">
            <text:p>INTO</text:p>
          </table:table-cell>
          <table:table-cell table:style-name="ce6"/>
          <table:table-cell table:style-name="ce12" office:value-type="string">
            <text:p>CORNERS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6">
            <text:p>6</text:p>
          </table:table-cell>
          <table:table-cell table:style-name="ce6" table:number-columns-repeated="3"/>
          <table:table-cell table:style-name="ce16" office:value-type="float" office:value="29">
            <text:p>29</text:p>
          </table:table-cell>
          <table:table-cell table:number-columns-repeated="1010"/>
        </table:table-row>
        <table:table-row table:style-name="ro1">
          <table:table-cell table:style-name="ce3"/>
          <table:table-cell table:number-columns-repeated="3" table:style-name="ce6"/>
          <table:table-cell table:style-name="ce6"/>
          <table:table-cell table:number-columns-repeated="2" table:style-name="ce6"/>
          <table:table-cell table:number-columns-repeated="2" table:style-name="ce19"/>
          <table:table-cell table:style-name="ce19"/>
          <table:table-cell table:style-name="ce6" table:number-columns-repeated="3"/>
          <table:table-cell table:style-name="ce16" office:value-type="float" office:value="30">
            <text:p>30</text:p>
          </table:table-cell>
          <table:table-cell table:number-columns-repeated="1010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 table:number-rows-repeated="10482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umeric Swapped Corner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number-columns-repeated="2" table:default-cell-style-name="ce7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17"/>
        <table:table-column table:style-name="co12" table:number-columns-repeated="1009" table:default-cell-style-name="ce7"/>
        <table:table-column table:style-name="co12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5" office:value-type="string">
            <text:p>Name</text:p>
          </table:table-cell>
          <table:table-cell table:style-name="ce5" office:value-type="string">
            <text:p>German</text:p>
          </table:table-cell>
          <table:table-cell table:style-name="ce5" office:value-type="string">
            <text:p>English</text:p>
          </table:table-cell>
          <table:table-cell table:style-name="ce8" office:value-type="string">
            <text:p>translation</text:p>
          </table:table-cell>
          <table:table-cell table:style-name="ce8" office:value-type="string">
            <text:p>Link</text:p>
          </table:table-cell>
          <table:table-cell table:style-name="ce8" office:value-type="string">
            <text:p>Standard</text:p>
          </table:table-cell>
          <table:table-cell table:style-name="ce8" office:value-type="string">
            <text:p>Category</text:p>
          </table:table-cell>
          <table:table-cell table:style-name="ce8" office:value-type="string">
            <text:p>Cat. Col.</text:p>
          </table:table-cell>
          <table:table-cell table:style-name="ce8" office:value-type="string">
            <text:p>UI Row</text:p>
          </table:table-cell>
          <table:table-cell table:style-name="ce8" office:value-type="string">
            <text:p>Comment</text:p>
          </table:table-cell>
          <table:table-cell table:style-name="ce14" office:value-type="string">
            <text:p>Date Modified</text:p>
          </table:table-cell>
          <table:table-cell table:style-name="ce14" office:value-type="string">
            <text:p>Change Comment</text:p>
          </table:table-cell>
          <table:table-cell table:style-name="ce15" office:value-type="string">
            <text:p>Sequence (Sorting)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Basesystem (compatible with release definition, <text:span text:style-name="T1">to be used as </text:span><text:span text:style-name="T2">base for new tracks</text:span>)</text:p>
          </table:table-cell>
          <table:table-cell table:number-columns-repeated="3" table:style-name="ce5"/>
          <table:table-cell table:style-name="ce9" office:value-type="string">
            <text:p>Polish</text:p>
          </table:table-cell>
          <table:table-cell table:number-columns-repeated="2" table:style-name="ce9"/>
          <table:table-cell table:number-columns-repeated="2" table:style-name="ce10"/>
          <table:table-cell table:style-name="ce10" table:number-columns-repeated="2"/>
          <table:table-cell table:style-name="ce5" table:number-columns-repeated="2"/>
          <table:table-cell table:style-name="ce16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2"/>
          <table:table-cell table:number-columns-repeated="3" table:style-name="ce5"/>
          <table:table-cell table:style-name="ce10"/>
          <table:table-cell table:number-columns-repeated="4" table:style-name="ce10"/>
          <table:table-cell table:style-name="ce10" table:number-columns-repeated="2"/>
          <table:table-cell table:style-name="ce5" table:number-columns-repeated="2"/>
          <table:table-cell table:style-name="ce16" office:value-type="float" office:value="2">
            <text:p>2</text:p>
          </table:table-cell>
          <table:table-cell table:number-columns-repeated="1010"/>
        </table:table-row>
        <table:table-row table:style-name="ro1">
          <table:table-cell table:style-name="ce3" office:value-type="float" office:value="0">
            <text:p>0</text:p>
          </table:table-cell>
          <table:table-cell table:style-name="ce6" office:value-type="string">
            <text:p>LEFT_ONE</text:p>
          </table:table-cell>
          <table:table-cell table:style-name="ce6" office:value-type="string">
            <text:p>Links 1</text:p>
          </table:table-cell>
          <table:table-cell table:style-name="ce6" office:value-type="string">
            <text:p>Left 1</text:p>
          </table:table-cell>
          <table:table-cell table:style-name="ce6" office:value-type="string">
            <text:p>lewy jeden</text:p>
          </table:table-cell>
          <table:table-cell table:style-name="ce6" office:value-type="string">
            <text:p>INTO</text:p>
          </table:table-cell>
          <table:table-cell table:style-name="ce6"/>
          <table:table-cell table:style-name="ce12" office:value-type="string">
            <text:p>CORNERS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6"/>
          <table:table-cell table:style-name="ce20"/>
          <table:table-cell table:style-name="ce6"/>
          <table:table-cell table:style-name="ce16" office:value-type="float" office:value="3">
            <text:p>3</text:p>
          </table:table-cell>
          <table:table-cell table:number-columns-repeated="1010"/>
        </table:table-row>
        <table:table-row table:style-name="ro1">
          <table:table-cell table:style-name="ce3" office:value-type="float" office:value="102">
            <text:p>102</text:p>
          </table:table-cell>
          <table:table-cell table:style-name="ce6" office:value-type="string">
            <text:p>LEFT_TWO</text:p>
          </table:table-cell>
          <table:table-cell table:style-name="ce6" office:value-type="string">
            <text:p>Links 2</text:p>
          </table:table-cell>
          <table:table-cell table:style-name="ce6" office:value-type="string">
            <text:p>Left 2</text:p>
          </table:table-cell>
          <table:table-cell table:style-name="ce6" office:value-type="string">
            <text:p>lewy dwa</text:p>
          </table:table-cell>
          <table:table-cell table:style-name="ce6" office:value-type="string">
            <text:p>INTO</text:p>
          </table:table-cell>
          <table:table-cell table:style-name="ce6"/>
          <table:table-cell table:style-name="ce12" office:value-type="string">
            <text:p>CORNERS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style-name="ce6"/>
          <table:table-cell table:style-name="ce20"/>
          <table:table-cell table:style-name="ce6"/>
          <table:table-cell table:style-name="ce16" office:value-type="float" office:value="4">
            <text:p>4</text:p>
          </table:table-cell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6" office:value-type="string">
            <text:p>LEFT_SQUARE</text:p>
          </table:table-cell>
          <table:table-cell table:style-name="ce6" office:value-type="string">
            <text:p>Links 90</text:p>
          </table:table-cell>
          <table:table-cell table:style-name="ce6" office:value-type="string">
            <text:p>Left Square</text:p>
          </table:table-cell>
          <table:table-cell table:style-name="ce6" office:value-type="string">
            <text:p>lewy 90</text:p>
          </table:table-cell>
          <table:table-cell table:style-name="ce6" office:value-type="string">
            <text:p>INTO</text:p>
          </table:table-cell>
          <table:table-cell table:style-name="ce6"/>
          <table:table-cell table:style-name="ce12" office:value-type="string">
            <text:p>CORNERS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3">
            <text:p>3</text:p>
          </table:table-cell>
          <table:table-cell table:style-name="ce6"/>
          <table:table-cell table:style-name="ce20" office:value-type="date" office:date-value="2012-12-13">
            <text:p>13.12.12</text:p>
          </table:table-cell>
          <table:table-cell table:style-name="ce6" office:value-type="string">
            <text:p>renamed</text:p>
          </table:table-cell>
          <table:table-cell table:style-name="ce16" office:value-type="float" office:value="5">
            <text:p>5</text:p>
          </table:table-cell>
          <table:table-cell table:number-columns-repeated="1010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6" office:value-type="string">
            <text:p>LEFT_THREE</text:p>
          </table:table-cell>
          <table:table-cell table:style-name="ce6" office:value-type="string">
            <text:p>Links 3</text:p>
          </table:table-cell>
          <table:table-cell table:style-name="ce6" office:value-type="string">
            <text:p>Left 3</text:p>
          </table:table-cell>
          <table:table-cell table:style-name="ce6" office:value-type="string">
            <text:p>lewy trzy</text:p>
          </table:table-cell>
          <table:table-cell table:style-name="ce6" office:value-type="string">
            <text:p>INTO</text:p>
          </table:table-cell>
          <table:table-cell table:style-name="ce6"/>
          <table:table-cell table:style-name="ce12" office:value-type="string">
            <text:p>CORNERS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6"/>
          <table:table-cell table:style-name="ce20"/>
          <table:table-cell table:style-name="ce6"/>
          <table:table-cell table:style-name="ce16" office:value-type="float" office:value="6">
            <text:p>6</text:p>
          </table:table-cell>
          <table:table-cell table:number-columns-repeated="1010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6" office:value-type="string">
            <text:p>LEFT_FOUR</text:p>
          </table:table-cell>
          <table:table-cell table:style-name="ce6" office:value-type="string">
            <text:p>Links 4</text:p>
          </table:table-cell>
          <table:table-cell table:style-name="ce6" office:value-type="string">
            <text:p>Left 4</text:p>
          </table:table-cell>
          <table:table-cell table:style-name="ce6" office:value-type="string">
            <text:p>lewy cztery</text:p>
          </table:table-cell>
          <table:table-cell table:style-name="ce6" office:value-type="string">
            <text:p>INTO</text:p>
          </table:table-cell>
          <table:table-cell table:style-name="ce6"/>
          <table:table-cell table:style-name="ce12" office:value-type="string">
            <text:p>CORNERS</text:p>
          </table:table-cell>
          <table:table-cell table:number-columns-repeated="2" table:style-name="ce12" office:value-type="float" office:value="2">
            <text:p>2</text:p>
          </table:table-cell>
          <table:table-cell table:style-name="ce6"/>
          <table:table-cell table:style-name="ce20"/>
          <table:table-cell table:style-name="ce6"/>
          <table:table-cell table:style-name="ce16" office:value-type="float" office:value="7">
            <text:p>7</text:p>
          </table:table-cell>
          <table:table-cell table:number-columns-repeated="1010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6" office:value-type="string">
            <text:p>LEFT_FIVE</text:p>
          </table:table-cell>
          <table:table-cell table:style-name="ce6" office:value-type="string">
            <text:p>Links 5</text:p>
          </table:table-cell>
          <table:table-cell table:style-name="ce6" office:value-type="string">
            <text:p>Left 5</text:p>
          </table:table-cell>
          <table:table-cell table:style-name="ce6" office:value-type="string">
            <text:p>lewy pięć</text:p>
          </table:table-cell>
          <table:table-cell table:style-name="ce6" office:value-type="string">
            <text:p>INTO</text:p>
          </table:table-cell>
          <table:table-cell table:style-name="ce6"/>
          <table:table-cell table:style-name="ce12" office:value-type="string">
            <text:p>CORNERS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6"/>
          <table:table-cell table:style-name="ce20"/>
          <table:table-cell table:style-name="ce6"/>
          <table:table-cell table:style-name="ce16" office:value-type="float" office:value="8">
            <text:p>8</text:p>
          </table:table-cell>
          <table:table-cell table:number-columns-repeated="1010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6" office:value-type="string">
            <text:p>LEFT_SIX</text:p>
          </table:table-cell>
          <table:table-cell table:style-name="ce6" office:value-type="string">
            <text:p>Links 6</text:p>
          </table:table-cell>
          <table:table-cell table:style-name="ce6" office:value-type="string">
            <text:p>Left 6</text:p>
          </table:table-cell>
          <table:table-cell table:style-name="ce6" office:value-type="string">
            <text:p>lewy sześć</text:p>
          </table:table-cell>
          <table:table-cell table:style-name="ce6" office:value-type="string">
            <text:p>INTO</text:p>
          </table:table-cell>
          <table:table-cell table:style-name="ce6"/>
          <table:table-cell table:style-name="ce12" office:value-type="string">
            <text:p>CORNERS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6"/>
          <table:table-cell table:style-name="ce20"/>
          <table:table-cell table:style-name="ce6"/>
          <table:table-cell table:style-name="ce16" office:value-type="float" office:value="9">
            <text:p>9</text:p>
          </table:table-cell>
          <table:table-cell table:number-columns-repeated="1010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6" office:value-type="string">
            <text:p>LEFT_FLAT</text:p>
          </table:table-cell>
          <table:table-cell table:style-name="ce6" office:value-type="string">
            <text:p>Links Voll</text:p>
          </table:table-cell>
          <table:table-cell table:style-name="ce6" office:value-type="string">
            <text:p>Left Flat</text:p>
          </table:table-cell>
          <table:table-cell table:style-name="ce6" office:value-type="string">
            <text:p>lewy siedem</text:p>
          </table:table-cell>
          <table:table-cell table:style-name="ce6" office:value-type="string">
            <text:p>INTO</text:p>
          </table:table-cell>
          <table:table-cell table:style-name="ce6"/>
          <table:table-cell table:style-name="ce12" office:value-type="string">
            <text:p>CORNERS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6"/>
          <table:table-cell table:style-name="ce20" office:value-type="date" office:date-value="2012-12-10">
            <text:p>10.12.12</text:p>
          </table:table-cell>
          <table:table-cell table:style-name="ce6" office:value-type="string">
            <text:p>added</text:p>
          </table:table-cell>
          <table:table-cell table:style-name="ce16" office:value-type="float" office:value="10">
            <text:p>10</text:p>
          </table:table-cell>
          <table:table-cell table:number-columns-repeated="1010"/>
        </table:table-row>
        <table:table-row table:style-name="ro1">
          <table:table-cell table:style-name="ce1"/>
          <table:table-cell table:number-columns-repeated="3" table:style-name="ce6"/>
          <table:table-cell table:style-name="ce6"/>
          <table:table-cell table:number-columns-repeated="2" table:style-name="ce6"/>
          <table:table-cell table:number-columns-repeated="2" table:style-name="ce19"/>
          <table:table-cell table:style-name="ce19"/>
          <table:table-cell table:style-name="ce6"/>
          <table:table-cell table:style-name="ce20"/>
          <table:table-cell table:style-name="ce6"/>
          <table:table-cell table:style-name="ce16" office:value-type="float" office:value="11">
            <text:p>11</text:p>
          </table:table-cell>
          <table:table-cell table:number-columns-repeated="1010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6" office:value-type="string">
            <text:p>RIGHT_ONE</text:p>
          </table:table-cell>
          <table:table-cell table:style-name="ce6" office:value-type="string">
            <text:p>Rechts 1</text:p>
          </table:table-cell>
          <table:table-cell table:style-name="ce6" office:value-type="string">
            <text:p>Right 1</text:p>
          </table:table-cell>
          <table:table-cell table:style-name="ce6" office:value-type="string">
            <text:p>prawy jeden</text:p>
          </table:table-cell>
          <table:table-cell table:style-name="ce6" office:value-type="string">
            <text:p>INTO</text:p>
          </table:table-cell>
          <table:table-cell table:style-name="ce6"/>
          <table:table-cell table:style-name="ce12" office:value-type="string">
            <text:p>CORNERS</text:p>
          </table:table-cell>
          <table:table-cell table:number-columns-repeated="2" table:style-name="ce12" office:value-type="float" office:value="1">
            <text:p>1</text:p>
          </table:table-cell>
          <table:table-cell table:style-name="ce6"/>
          <table:table-cell table:style-name="ce20"/>
          <table:table-cell table:style-name="ce6"/>
          <table:table-cell table:style-name="ce16" office:value-type="float" office:value="12">
            <text:p>12</text:p>
          </table:table-cell>
          <table:table-cell table:number-columns-repeated="1010"/>
        </table:table-row>
        <table:table-row table:style-name="ro1">
          <table:table-cell table:style-name="ce3" office:value-type="float" office:value="112">
            <text:p>112</text:p>
          </table:table-cell>
          <table:table-cell table:style-name="ce6" office:value-type="string">
            <text:p>RIGHT_TWO</text:p>
          </table:table-cell>
          <table:table-cell table:style-name="ce6" office:value-type="string">
            <text:p>Rechts 2</text:p>
          </table:table-cell>
          <table:table-cell table:style-name="ce6" office:value-type="string">
            <text:p>Right 2</text:p>
          </table:table-cell>
          <table:table-cell table:style-name="ce6" office:value-type="string">
            <text:p>prawy dwa</text:p>
          </table:table-cell>
          <table:table-cell table:style-name="ce6" office:value-type="string">
            <text:p>INTO</text:p>
          </table:table-cell>
          <table:table-cell table:style-name="ce6"/>
          <table:table-cell table:style-name="ce12" office:value-type="string">
            <text:p>CORNERS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6"/>
          <table:table-cell table:style-name="ce20"/>
          <table:table-cell table:style-name="ce6"/>
          <table:table-cell table:style-name="ce16" office:value-type="float" office:value="13">
            <text:p>13</text:p>
          </table:table-cell>
          <table:table-cell table:number-columns-repeated="1010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6" office:value-type="string">
            <text:p>RIGHT_SQUARE</text:p>
          </table:table-cell>
          <table:table-cell table:style-name="ce6" office:value-type="string">
            <text:p>Rechts 90</text:p>
          </table:table-cell>
          <table:table-cell table:style-name="ce6" office:value-type="string">
            <text:p>Right Square</text:p>
          </table:table-cell>
          <table:table-cell table:style-name="ce6" office:value-type="string">
            <text:p>prawy 90</text:p>
          </table:table-cell>
          <table:table-cell table:style-name="ce6" office:value-type="string">
            <text:p>INTO</text:p>
          </table:table-cell>
          <table:table-cell table:style-name="ce6"/>
          <table:table-cell table:style-name="ce12" office:value-type="string">
            <text:p>CORNERS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3">
            <text:p>3</text:p>
          </table:table-cell>
          <table:table-cell table:style-name="ce6"/>
          <table:table-cell table:style-name="ce20" office:value-type="date" office:date-value="2012-12-13">
            <text:p>13.12.12</text:p>
          </table:table-cell>
          <table:table-cell table:style-name="ce6" office:value-type="string">
            <text:p>renamed</text:p>
          </table:table-cell>
          <table:table-cell table:style-name="ce16" office:value-type="float" office:value="14">
            <text:p>14</text:p>
          </table:table-cell>
          <table:table-cell table:number-columns-repeated="1010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6" office:value-type="string">
            <text:p>RIGHT_THREE</text:p>
          </table:table-cell>
          <table:table-cell table:style-name="ce6" office:value-type="string">
            <text:p>Rechts 3</text:p>
          </table:table-cell>
          <table:table-cell table:style-name="ce6" office:value-type="string">
            <text:p>Right 3</text:p>
          </table:table-cell>
          <table:table-cell table:style-name="ce6" office:value-type="string">
            <text:p>prawy trzy</text:p>
          </table:table-cell>
          <table:table-cell table:style-name="ce6" office:value-type="string">
            <text:p>INTO</text:p>
          </table:table-cell>
          <table:table-cell table:style-name="ce6"/>
          <table:table-cell table:style-name="ce12" office:value-type="string">
            <text:p>CORNERS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1">
            <text:p>1</text:p>
          </table:table-cell>
          <table:table-cell table:style-name="ce6"/>
          <table:table-cell table:style-name="ce20"/>
          <table:table-cell table:style-name="ce6"/>
          <table:table-cell table:style-name="ce16" office:value-type="float" office:value="15">
            <text:p>15</text:p>
          </table:table-cell>
          <table:table-cell table:number-columns-repeated="1010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6" office:value-type="string">
            <text:p>RIGHT_FOUR</text:p>
          </table:table-cell>
          <table:table-cell table:style-name="ce6" office:value-type="string">
            <text:p>Rechts 4</text:p>
          </table:table-cell>
          <table:table-cell table:style-name="ce6" office:value-type="string">
            <text:p>Right 4</text:p>
          </table:table-cell>
          <table:table-cell table:style-name="ce6" office:value-type="string">
            <text:p>prawy cztery</text:p>
          </table:table-cell>
          <table:table-cell table:style-name="ce6" office:value-type="string">
            <text:p>INTO</text:p>
          </table:table-cell>
          <table:table-cell table:style-name="ce6"/>
          <table:table-cell table:style-name="ce12" office:value-type="string">
            <text:p>CORNERS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6"/>
          <table:table-cell table:style-name="ce20"/>
          <table:table-cell table:style-name="ce6"/>
          <table:table-cell table:style-name="ce16" office:value-type="float" office:value="16">
            <text:p>16</text:p>
          </table:table-cell>
          <table:table-cell table:number-columns-repeated="1010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6" office:value-type="string">
            <text:p>RIGHT_FIVE</text:p>
          </table:table-cell>
          <table:table-cell table:style-name="ce6" office:value-type="string">
            <text:p>Rechts 5</text:p>
          </table:table-cell>
          <table:table-cell table:style-name="ce6" office:value-type="string">
            <text:p>Right 5</text:p>
          </table:table-cell>
          <table:table-cell table:style-name="ce6" office:value-type="string">
            <text:p>prawy pięć</text:p>
          </table:table-cell>
          <table:table-cell table:style-name="ce6" office:value-type="string">
            <text:p>INTO</text:p>
          </table:table-cell>
          <table:table-cell table:style-name="ce6"/>
          <table:table-cell table:style-name="ce12" office:value-type="string">
            <text:p>CORNERS</text:p>
          </table:table-cell>
          <table:table-cell table:number-columns-repeated="2" table:style-name="ce12" office:value-type="float" office:value="3">
            <text:p>3</text:p>
          </table:table-cell>
          <table:table-cell table:style-name="ce6"/>
          <table:table-cell table:style-name="ce20"/>
          <table:table-cell table:style-name="ce6"/>
          <table:table-cell table:style-name="ce16" office:value-type="float" office:value="17">
            <text:p>17</text:p>
          </table:table-cell>
          <table:table-cell table:number-columns-repeated="1010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6" office:value-type="string">
            <text:p>RIGHT_SIX</text:p>
          </table:table-cell>
          <table:table-cell table:style-name="ce6" office:value-type="string">
            <text:p>Rechts 6</text:p>
          </table:table-cell>
          <table:table-cell table:style-name="ce6" office:value-type="string">
            <text:p>Right 6</text:p>
          </table:table-cell>
          <table:table-cell table:style-name="ce6" office:value-type="string">
            <text:p>prawy sześć</text:p>
          </table:table-cell>
          <table:table-cell table:style-name="ce6" office:value-type="string">
            <text:p>INTO</text:p>
          </table:table-cell>
          <table:table-cell table:style-name="ce6"/>
          <table:table-cell table:style-name="ce12" office:value-type="string">
            <text:p>CORNERS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6"/>
          <table:table-cell table:style-name="ce20"/>
          <table:table-cell table:style-name="ce6"/>
          <table:table-cell table:style-name="ce16" office:value-type="float" office:value="18">
            <text:p>18</text:p>
          </table:table-cell>
          <table:table-cell table:number-columns-repeated="1010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6" office:value-type="string">
            <text:p>RIGHT_FLAT</text:p>
          </table:table-cell>
          <table:table-cell table:style-name="ce6" office:value-type="string">
            <text:p>Rechts Voll</text:p>
          </table:table-cell>
          <table:table-cell table:style-name="ce6" office:value-type="string">
            <text:p>Right Flat</text:p>
          </table:table-cell>
          <table:table-cell table:style-name="ce6" office:value-type="string">
            <text:p>prawy siedem</text:p>
          </table:table-cell>
          <table:table-cell table:style-name="ce6" office:value-type="string">
            <text:p>INTO</text:p>
          </table:table-cell>
          <table:table-cell table:style-name="ce6"/>
          <table:table-cell table:style-name="ce12" office:value-type="string">
            <text:p>CORNERS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table:style-name="ce6"/>
          <table:table-cell table:style-name="ce20" office:value-type="date" office:date-value="2012-12-10">
            <text:p>10.12.12</text:p>
          </table:table-cell>
          <table:table-cell table:style-name="ce6" office:value-type="string">
            <text:p>added</text:p>
          </table:table-cell>
          <table:table-cell table:style-name="ce16" office:value-type="float" office:value="19">
            <text:p>19</text:p>
          </table:table-cell>
          <table:table-cell table:number-columns-repeated="1010"/>
        </table:table-row>
        <table:table-row table:style-name="ro1">
          <table:table-cell table:style-name="ce1"/>
          <table:table-cell table:number-columns-repeated="3" table:style-name="ce5"/>
          <table:table-cell table:style-name="ce6"/>
          <table:table-cell table:number-columns-repeated="2" table:style-name="ce6"/>
          <table:table-cell table:number-columns-repeated="2" table:style-name="ce19"/>
          <table:table-cell table:style-name="ce19"/>
          <table:table-cell table:style-name="ce6"/>
          <table:table-cell table:style-name="ce20"/>
          <table:table-cell table:style-name="ce6"/>
          <table:table-cell table:style-name="ce16" office:value-type="float" office:value="20">
            <text:p>20</text:p>
          </table:table-cell>
          <table:table-cell table:number-columns-repeated="1010"/>
        </table:table-row>
        <table:table-row table:style-name="ro1">
          <table:table-cell table:style-name="ce3"/>
          <table:table-cell table:number-columns-repeated="3" table:style-name="ce6"/>
          <table:table-cell table:style-name="ce6"/>
          <table:table-cell table:number-columns-repeated="2" table:style-name="ce6"/>
          <table:table-cell table:number-columns-repeated="2" table:style-name="ce19"/>
          <table:table-cell table:style-name="ce19"/>
          <table:table-cell table:style-name="ce6"/>
          <table:table-cell table:style-name="ce20"/>
          <table:table-cell table:style-name="ce6"/>
          <table:table-cell table:style-name="ce16" office:value-type="float" office:value="21">
            <text:p>21</text:p>
          </table:table-cell>
          <table:table-cell table:number-columns-repeated="1010"/>
        </table:table-row>
        <table:table-row table:style-name="ro1">
          <table:table-cell table:style-name="ce3" office:value-type="float" office:value="120">
            <text:p>120</text:p>
          </table:table-cell>
          <table:table-cell table:style-name="ce6" office:value-type="string">
            <text:p>LEFT</text:p>
          </table:table-cell>
          <table:table-cell table:style-name="ce6" office:value-type="string">
            <text:p>Links</text:p>
          </table:table-cell>
          <table:table-cell table:style-name="ce6" office:value-type="string">
            <text:p>Left</text:p>
          </table:table-cell>
          <table:table-cell table:style-name="ce6" office:value-type="string">
            <text:p>lewo</text:p>
          </table:table-cell>
          <table:table-cell table:style-name="ce6" office:value-type="string">
            <text:p>INTO</text:p>
          </table:table-cell>
          <table:table-cell table:style-name="ce6"/>
          <table:table-cell table:style-name="ce12" office:value-type="string">
            <text:p>CORNERS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4">
            <text:p>4</text:p>
          </table:table-cell>
          <table:table-cell table:style-name="ce6" table:number-columns-repeated="3"/>
          <table:table-cell table:style-name="ce16" office:value-type="float" office:value="22">
            <text:p>22</text:p>
          </table:table-cell>
          <table:table-cell table:number-columns-repeated="1010"/>
        </table:table-row>
        <table:table-row table:style-name="ro1">
          <table:table-cell table:style-name="ce3" office:value-type="float" office:value="121">
            <text:p>121</text:p>
          </table:table-cell>
          <table:table-cell table:style-name="ce6" office:value-type="string">
            <text:p>RIGHT</text:p>
          </table:table-cell>
          <table:table-cell table:style-name="ce6" office:value-type="string">
            <text:p>Rechts</text:p>
          </table:table-cell>
          <table:table-cell table:style-name="ce6" office:value-type="string">
            <text:p>Right</text:p>
          </table:table-cell>
          <table:table-cell table:style-name="ce6" office:value-type="string">
            <text:p>prawo</text:p>
          </table:table-cell>
          <table:table-cell table:style-name="ce6" office:value-type="string">
            <text:p>INTO</text:p>
          </table:table-cell>
          <table:table-cell table:style-name="ce6"/>
          <table:table-cell table:style-name="ce12" office:value-type="string">
            <text:p>CORNERS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style-name="ce6" table:number-columns-repeated="3"/>
          <table:table-cell table:style-name="ce16" office:value-type="float" office:value="23">
            <text:p>23</text:p>
          </table:table-cell>
          <table:table-cell table:number-columns-repeated="1010"/>
        </table:table-row>
        <table:table-row table:style-name="ro1">
          <table:table-cell table:style-name="ce3" office:value-type="float" office:value="122">
            <text:p>122</text:p>
          </table:table-cell>
          <table:table-cell table:style-name="ce6" office:value-type="string">
            <text:p>RIGHT_INTO</text:p>
          </table:table-cell>
          <table:table-cell table:style-name="ce6" office:value-type="string">
            <text:p>Rechts In</text:p>
          </table:table-cell>
          <table:table-cell table:style-name="ce6" office:value-type="string">
            <text:p>Right Into</text:p>
          </table:table-cell>
          <table:table-cell table:style-name="ce18" office:value-type="string">
            <text:p>prawo do</text:p>
          </table:table-cell>
          <table:table-cell table:style-name="ce6" office:value-type="string">
            <text:p>INTO</text:p>
          </table:table-cell>
          <table:table-cell table:style-name="ce18"/>
          <table:table-cell table:style-name="ce12" office:value-type="string">
            <text:p>CORNERS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6">
            <text:p>6</text:p>
          </table:table-cell>
          <table:table-cell table:style-name="ce6" table:number-columns-repeated="3"/>
          <table:table-cell table:style-name="ce16" office:value-type="float" office:value="24">
            <text:p>24</text:p>
          </table:table-cell>
          <table:table-cell table:number-columns-repeated="1010"/>
        </table:table-row>
        <table:table-row table:style-name="ro1">
          <table:table-cell table:style-name="ce3" office:value-type="float" office:value="123">
            <text:p>123</text:p>
          </table:table-cell>
          <table:table-cell table:style-name="ce6" office:value-type="string">
            <text:p>LEFT_INTO</text:p>
          </table:table-cell>
          <table:table-cell table:style-name="ce6" office:value-type="string">
            <text:p>Links In</text:p>
          </table:table-cell>
          <table:table-cell table:style-name="ce6" office:value-type="string">
            <text:p>Left Into</text:p>
          </table:table-cell>
          <table:table-cell table:style-name="ce18" office:value-type="string">
            <text:p>lewo do</text:p>
          </table:table-cell>
          <table:table-cell table:style-name="ce6" office:value-type="string">
            <text:p>INTO</text:p>
          </table:table-cell>
          <table:table-cell table:style-name="ce18"/>
          <table:table-cell table:style-name="ce12" office:value-type="string">
            <text:p>CORNERS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6">
            <text:p>6</text:p>
          </table:table-cell>
          <table:table-cell table:style-name="ce6" table:number-columns-repeated="3"/>
          <table:table-cell table:style-name="ce16" office:value-type="float" office:value="25">
            <text:p>25</text:p>
          </table:table-cell>
          <table:table-cell table:number-columns-repeated="1010"/>
        </table:table-row>
        <table:table-row table:style-name="ro1">
          <table:table-cell table:style-name="ce3" office:value-type="float" office:value="124">
            <text:p>124</text:p>
          </table:table-cell>
          <table:table-cell table:style-name="ce6" office:value-type="string">
            <text:p>RIGHT_LEFT</text:p>
          </table:table-cell>
          <table:table-cell table:style-name="ce6" office:value-type="string">
            <text:p>Rechts-Links</text:p>
          </table:table-cell>
          <table:table-cell table:style-name="ce6" office:value-type="string">
            <text:p>Right-Left</text:p>
          </table:table-cell>
          <table:table-cell table:style-name="ce18" office:value-type="string">
            <text:p>prawo-lewo</text:p>
          </table:table-cell>
          <table:table-cell table:style-name="ce6" office:value-type="string">
            <text:p>INTO</text:p>
          </table:table-cell>
          <table:table-cell table:style-name="ce18"/>
          <table:table-cell table:style-name="ce12" office:value-type="string">
            <text:p>CORNERS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5">
            <text:p>5</text:p>
          </table:table-cell>
          <table:table-cell table:style-name="ce6" table:number-columns-repeated="3"/>
          <table:table-cell table:style-name="ce16" office:value-type="float" office:value="26">
            <text:p>26</text:p>
          </table:table-cell>
          <table:table-cell table:number-columns-repeated="1010"/>
        </table:table-row>
        <table:table-row table:style-name="ro1">
          <table:table-cell table:style-name="ce3" office:value-type="float" office:value="125">
            <text:p>125</text:p>
          </table:table-cell>
          <table:table-cell table:style-name="ce6" office:value-type="string">
            <text:p>LEFT_RIGHT</text:p>
          </table:table-cell>
          <table:table-cell table:style-name="ce6" office:value-type="string">
            <text:p>Links-Rechts</text:p>
          </table:table-cell>
          <table:table-cell table:style-name="ce6" office:value-type="string">
            <text:p>Left-Right</text:p>
          </table:table-cell>
          <table:table-cell table:style-name="ce18" office:value-type="string">
            <text:p>lewo-prawo</text:p>
          </table:table-cell>
          <table:table-cell table:style-name="ce6" office:value-type="string">
            <text:p>INTO</text:p>
          </table:table-cell>
          <table:table-cell table:style-name="ce18"/>
          <table:table-cell table:style-name="ce12" office:value-type="string">
            <text:p>CORNERS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5">
            <text:p>5</text:p>
          </table:table-cell>
          <table:table-cell table:style-name="ce6"/>
          <table:table-cell table:style-name="ce20"/>
          <table:table-cell table:style-name="ce6"/>
          <table:table-cell table:style-name="ce16" office:value-type="float" office:value="27">
            <text:p>27</text:p>
          </table:table-cell>
          <table:table-cell table:number-columns-repeated="1010"/>
        </table:table-row>
        <table:table-row table:style-name="ro1">
          <table:table-cell table:style-name="ce3" office:value-type="float" office:value="126">
            <text:p>126</text:p>
          </table:table-cell>
          <table:table-cell table:style-name="ce6" office:value-type="string">
            <text:p>RIGHT_AROUND</text:p>
          </table:table-cell>
          <table:table-cell table:style-name="ce6" office:value-type="string">
            <text:p>Rechts Herum</text:p>
          </table:table-cell>
          <table:table-cell table:style-name="ce6" office:value-type="string">
            <text:p>Right Around</text:p>
          </table:table-cell>
          <table:table-cell table:style-name="ce6" office:value-type="string">
            <text:p>prawo wokół</text:p>
          </table:table-cell>
          <table:table-cell table:style-name="ce6" office:value-type="string">
            <text:p>INTO</text:p>
          </table:table-cell>
          <table:table-cell table:style-name="ce6"/>
          <table:table-cell table:style-name="ce12" office:value-type="string">
            <text:p>CORNERS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6">
            <text:p>6</text:p>
          </table:table-cell>
          <table:table-cell table:style-name="ce6" table:number-columns-repeated="3"/>
          <table:table-cell table:style-name="ce16" office:value-type="float" office:value="28">
            <text:p>28</text:p>
          </table:table-cell>
          <table:table-cell table:number-columns-repeated="1010"/>
        </table:table-row>
        <table:table-row table:style-name="ro1">
          <table:table-cell table:style-name="ce3" office:value-type="float" office:value="127">
            <text:p>127</text:p>
          </table:table-cell>
          <table:table-cell table:style-name="ce6" office:value-type="string">
            <text:p>LEFT_AROUND</text:p>
          </table:table-cell>
          <table:table-cell table:style-name="ce6" office:value-type="string">
            <text:p>Links Herum</text:p>
          </table:table-cell>
          <table:table-cell table:style-name="ce6" office:value-type="string">
            <text:p>Left Around</text:p>
          </table:table-cell>
          <table:table-cell table:style-name="ce6" office:value-type="string">
            <text:p>lewo wokół</text:p>
          </table:table-cell>
          <table:table-cell table:style-name="ce6" office:value-type="string">
            <text:p>INTO</text:p>
          </table:table-cell>
          <table:table-cell table:style-name="ce6"/>
          <table:table-cell table:style-name="ce12" office:value-type="string">
            <text:p>CORNERS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6">
            <text:p>6</text:p>
          </table:table-cell>
          <table:table-cell table:style-name="ce6" table:number-columns-repeated="3"/>
          <table:table-cell table:style-name="ce16" office:value-type="float" office:value="29">
            <text:p>29</text:p>
          </table:table-cell>
          <table:table-cell table:number-columns-repeated="1010"/>
        </table:table-row>
        <table:table-row table:style-name="ro1">
          <table:table-cell table:style-name="ce3"/>
          <table:table-cell table:number-columns-repeated="3" table:style-name="ce6"/>
          <table:table-cell table:style-name="ce6"/>
          <table:table-cell table:number-columns-repeated="2" table:style-name="ce6"/>
          <table:table-cell table:number-columns-repeated="2" table:style-name="ce19"/>
          <table:table-cell table:style-name="ce19"/>
          <table:table-cell table:style-name="ce6" table:number-columns-repeated="3"/>
          <table:table-cell table:style-name="ce16" office:value-type="float" office:value="30">
            <text:p>30</text:p>
          </table:table-cell>
          <table:table-cell table:number-columns-repeated="1010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 table:number-rows-repeated="10482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umber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number-columns-repeated="2" table:default-cell-style-name="ce7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17"/>
        <table:table-column table:style-name="co12" table:number-columns-repeated="1009" table:default-cell-style-name="ce7"/>
        <table:table-column table:style-name="co12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5" office:value-type="string">
            <text:p>Name</text:p>
          </table:table-cell>
          <table:table-cell table:style-name="ce5" office:value-type="string">
            <text:p>German</text:p>
          </table:table-cell>
          <table:table-cell table:style-name="ce5" office:value-type="string">
            <text:p>English</text:p>
          </table:table-cell>
          <table:table-cell table:style-name="ce8" office:value-type="string">
            <text:p>translation</text:p>
          </table:table-cell>
          <table:table-cell table:style-name="ce8" office:value-type="string">
            <text:p>Link</text:p>
          </table:table-cell>
          <table:table-cell table:style-name="ce8" office:value-type="string">
            <text:p>Standard</text:p>
          </table:table-cell>
          <table:table-cell table:style-name="ce8" office:value-type="string">
            <text:p>Category</text:p>
          </table:table-cell>
          <table:table-cell table:style-name="ce8" office:value-type="string">
            <text:p>Cat. Col.</text:p>
          </table:table-cell>
          <table:table-cell table:style-name="ce8" office:value-type="string">
            <text:p>UI Row</text:p>
          </table:table-cell>
          <table:table-cell table:style-name="ce8" office:value-type="string">
            <text:p>Comment</text:p>
          </table:table-cell>
          <table:table-cell table:style-name="ce14" office:value-type="string">
            <text:p>Date Modified</text:p>
          </table:table-cell>
          <table:table-cell table:style-name="ce14" office:value-type="string">
            <text:p>Change Comment</text:p>
          </table:table-cell>
          <table:table-cell table:style-name="ce15" office:value-type="string">
            <text:p>Sequence (Sorting)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Basesystem (compatible with release definition, <text:span text:style-name="T1">to be used as </text:span><text:span text:style-name="T2">base for new tracks</text:span>)</text:p>
          </table:table-cell>
          <table:table-cell table:style-name="ce5" table:number-columns-repeated="3"/>
          <table:table-cell table:style-name="ce9" office:value-type="string">
            <text:p>Polish</text:p>
          </table:table-cell>
          <table:table-cell table:style-name="ce9" table:number-columns-repeated="2"/>
          <table:table-cell table:style-name="ce10" table:number-columns-repeated="4"/>
          <table:table-cell table:style-name="ce5" table:number-columns-repeated="2"/>
          <table:table-cell table:style-name="ce16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5" table:number-columns-repeated="3"/>
          <table:table-cell table:style-name="ce10" table:number-columns-repeated="7"/>
          <table:table-cell table:style-name="ce5" table:number-columns-repeated="2"/>
          <table:table-cell table:style-name="ce16" office:value-type="float" office:value="2">
            <text:p>2</text:p>
          </table:table-cell>
          <table:table-cell table:number-columns-repeated="1010"/>
        </table:table-row>
        <table:table-row table:style-name="ro1">
          <table:table-cell table:style-name="ce3" office:value-type="float" office:value="140">
            <text:p>140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eins</text:p>
          </table:table-cell>
          <table:table-cell table:style-name="ce6" office:value-type="string">
            <text:p>one</text:p>
          </table:table-cell>
          <table:table-cell table:style-name="ce6" office:value-type="string">
            <text:p>jeden</text:p>
          </table:table-cell>
          <table:table-cell table:style-name="ce6" table:number-columns-repeated="2"/>
          <table:table-cell table:style-name="ce19" office:value-type="string">
            <text:p>NUMBERS</text:p>
          </table:table-cell>
          <table:table-cell table:style-name="ce19" table:number-columns-repeated="2"/>
          <table:table-cell table:style-name="ce6" table:number-columns-repeated="3"/>
          <table:table-cell table:style-name="ce16" office:value-type="float" office:value="3">
            <text:p>3</text:p>
          </table:table-cell>
          <table:table-cell table:number-columns-repeated="1010"/>
        </table:table-row>
        <table:table-row table:style-name="ro1">
          <table:table-cell table:style-name="ce3" office:value-type="float" office:value="141">
            <text:p>141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zwei</text:p>
          </table:table-cell>
          <table:table-cell table:style-name="ce6" office:value-type="string">
            <text:p>two</text:p>
          </table:table-cell>
          <table:table-cell table:style-name="ce6" office:value-type="string">
            <text:p>dwa</text:p>
          </table:table-cell>
          <table:table-cell table:style-name="ce6" table:number-columns-repeated="2"/>
          <table:table-cell table:style-name="ce19" office:value-type="string">
            <text:p>NUMBERS</text:p>
          </table:table-cell>
          <table:table-cell table:style-name="ce19" table:number-columns-repeated="2"/>
          <table:table-cell table:style-name="ce6" table:number-columns-repeated="3"/>
          <table:table-cell table:style-name="ce16" office:value-type="float" office:value="4">
            <text:p>4</text:p>
          </table:table-cell>
          <table:table-cell table:number-columns-repeated="1010"/>
        </table:table-row>
        <table:table-row table:style-name="ro1">
          <table:table-cell table:style-name="ce3" office:value-type="float" office:value="142">
            <text:p>142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drei</text:p>
          </table:table-cell>
          <table:table-cell table:style-name="ce6" office:value-type="string">
            <text:p>three</text:p>
          </table:table-cell>
          <table:table-cell table:style-name="ce6" office:value-type="string">
            <text:p>trzy</text:p>
          </table:table-cell>
          <table:table-cell table:style-name="ce6" table:number-columns-repeated="2"/>
          <table:table-cell table:style-name="ce19" office:value-type="string">
            <text:p>NUMBERS</text:p>
          </table:table-cell>
          <table:table-cell table:style-name="ce19" table:number-columns-repeated="2"/>
          <table:table-cell table:style-name="ce6" table:number-columns-repeated="3"/>
          <table:table-cell table:style-name="ce16" office:value-type="float" office:value="5">
            <text:p>5</text:p>
          </table:table-cell>
          <table:table-cell table:number-columns-repeated="1010"/>
        </table:table-row>
        <table:table-row table:style-name="ro1">
          <table:table-cell table:style-name="ce3" office:value-type="float" office:value="143">
            <text:p>143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vier</text:p>
          </table:table-cell>
          <table:table-cell table:style-name="ce6" office:value-type="string">
            <text:p>four</text:p>
          </table:table-cell>
          <table:table-cell table:style-name="ce6" office:value-type="string">
            <text:p>cztery</text:p>
          </table:table-cell>
          <table:table-cell table:style-name="ce6" table:number-columns-repeated="2"/>
          <table:table-cell table:style-name="ce19" office:value-type="string">
            <text:p>NUMBERS</text:p>
          </table:table-cell>
          <table:table-cell table:style-name="ce19" table:number-columns-repeated="2"/>
          <table:table-cell table:style-name="ce6" table:number-columns-repeated="3"/>
          <table:table-cell table:style-name="ce16" office:value-type="float" office:value="6">
            <text:p>6</text:p>
          </table:table-cell>
          <table:table-cell table:number-columns-repeated="1010"/>
        </table:table-row>
        <table:table-row table:style-name="ro1">
          <table:table-cell table:style-name="ce3" office:value-type="float" office:value="144">
            <text:p>144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fünf</text:p>
          </table:table-cell>
          <table:table-cell table:style-name="ce6" office:value-type="string">
            <text:p>five</text:p>
          </table:table-cell>
          <table:table-cell table:style-name="ce6" office:value-type="string">
            <text:p>pięć</text:p>
          </table:table-cell>
          <table:table-cell table:style-name="ce6" table:number-columns-repeated="2"/>
          <table:table-cell table:style-name="ce19" office:value-type="string">
            <text:p>NUMBERS</text:p>
          </table:table-cell>
          <table:table-cell table:style-name="ce19" table:number-columns-repeated="2"/>
          <table:table-cell table:style-name="ce6" table:number-columns-repeated="3"/>
          <table:table-cell table:style-name="ce16" office:value-type="float" office:value="7">
            <text:p>7</text:p>
          </table:table-cell>
          <table:table-cell table:number-columns-repeated="1010"/>
        </table:table-row>
        <table:table-row table:style-name="ro1">
          <table:table-cell table:style-name="ce3" office:value-type="float" office:value="145">
            <text:p>145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sechs</text:p>
          </table:table-cell>
          <table:table-cell table:style-name="ce6" office:value-type="string">
            <text:p>six</text:p>
          </table:table-cell>
          <table:table-cell table:style-name="ce6" office:value-type="string">
            <text:p>sześć</text:p>
          </table:table-cell>
          <table:table-cell table:style-name="ce6" table:number-columns-repeated="2"/>
          <table:table-cell table:style-name="ce19" office:value-type="string">
            <text:p>NUMBERS</text:p>
          </table:table-cell>
          <table:table-cell table:style-name="ce19" table:number-columns-repeated="2"/>
          <table:table-cell table:style-name="ce6" table:number-columns-repeated="3"/>
          <table:table-cell table:style-name="ce16" office:value-type="float" office:value="8">
            <text:p>8</text:p>
          </table:table-cell>
          <table:table-cell table:number-columns-repeated="1010"/>
        </table:table-row>
        <table:table-row table:style-name="ro1">
          <table:table-cell table:style-name="ce3" office:value-type="float" office:value="146">
            <text:p>146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sieben</text:p>
          </table:table-cell>
          <table:table-cell table:style-name="ce6" office:value-type="string">
            <text:p>seven</text:p>
          </table:table-cell>
          <table:table-cell table:style-name="ce6" office:value-type="string">
            <text:p>siedem</text:p>
          </table:table-cell>
          <table:table-cell table:style-name="ce6" table:number-columns-repeated="2"/>
          <table:table-cell table:style-name="ce19" office:value-type="string">
            <text:p>NUMBERS</text:p>
          </table:table-cell>
          <table:table-cell table:style-name="ce19" table:number-columns-repeated="2"/>
          <table:table-cell table:style-name="ce6" table:number-columns-repeated="3"/>
          <table:table-cell table:style-name="ce16" office:value-type="float" office:value="9">
            <text:p>9</text:p>
          </table:table-cell>
          <table:table-cell table:number-columns-repeated="1010"/>
        </table:table-row>
        <table:table-row table:style-name="ro1">
          <table:table-cell table:style-name="ce3" office:value-type="float" office:value="147">
            <text:p>147</text:p>
          </table:table-cell>
          <table:table-cell table:style-name="ce6" office:value-type="float" office:value="8">
            <text:p>8</text:p>
          </table:table-cell>
          <table:table-cell table:style-name="ce6" office:value-type="string">
            <text:p>acht</text:p>
          </table:table-cell>
          <table:table-cell table:style-name="ce6" office:value-type="string">
            <text:p>eight</text:p>
          </table:table-cell>
          <table:table-cell table:style-name="ce6" office:value-type="string">
            <text:p>osiem</text:p>
          </table:table-cell>
          <table:table-cell table:style-name="ce6" table:number-columns-repeated="2"/>
          <table:table-cell table:style-name="ce19" office:value-type="string">
            <text:p>NUMBERS</text:p>
          </table:table-cell>
          <table:table-cell table:style-name="ce19" table:number-columns-repeated="2"/>
          <table:table-cell table:style-name="ce6" table:number-columns-repeated="3"/>
          <table:table-cell table:style-name="ce16" office:value-type="float" office:value="10">
            <text:p>10</text:p>
          </table:table-cell>
          <table:table-cell table:number-columns-repeated="1010"/>
        </table:table-row>
        <table:table-row table:style-name="ro1">
          <table:table-cell table:style-name="ce3" office:value-type="float" office:value="148">
            <text:p>148</text:p>
          </table:table-cell>
          <table:table-cell table:style-name="ce6" office:value-type="float" office:value="9">
            <text:p>9</text:p>
          </table:table-cell>
          <table:table-cell table:style-name="ce6" office:value-type="string">
            <text:p>neun</text:p>
          </table:table-cell>
          <table:table-cell table:style-name="ce6" office:value-type="string">
            <text:p>nine</text:p>
          </table:table-cell>
          <table:table-cell table:style-name="ce6" office:value-type="string">
            <text:p>dziewięć</text:p>
          </table:table-cell>
          <table:table-cell table:style-name="ce6" table:number-columns-repeated="2"/>
          <table:table-cell table:style-name="ce19" office:value-type="string">
            <text:p>NUMBERS</text:p>
          </table:table-cell>
          <table:table-cell table:style-name="ce19" table:number-columns-repeated="2"/>
          <table:table-cell table:style-name="ce6" table:number-columns-repeated="3"/>
          <table:table-cell table:style-name="ce16" office:value-type="float" office:value="11">
            <text:p>11</text:p>
          </table:table-cell>
          <table:table-cell table:number-columns-repeated="1010"/>
        </table:table-row>
        <table:table-row table:style-name="ro1">
          <table:table-cell table:style-name="ce3" office:value-type="float" office:value="149">
            <text:p>149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zehn</text:p>
          </table:table-cell>
          <table:table-cell table:style-name="ce6" office:value-type="string">
            <text:p>ten</text:p>
          </table:table-cell>
          <table:table-cell table:style-name="ce6" office:value-type="string">
            <text:p>dziesięć</text:p>
          </table:table-cell>
          <table:table-cell table:style-name="ce6" table:number-columns-repeated="2"/>
          <table:table-cell table:style-name="ce19" office:value-type="string">
            <text:p>NUMBERS</text:p>
          </table:table-cell>
          <table:table-cell table:style-name="ce19" table:number-columns-repeated="2"/>
          <table:table-cell table:style-name="ce6" table:number-columns-repeated="3"/>
          <table:table-cell table:style-name="ce16" office:value-type="float" office:value="12">
            <text:p>12</text:p>
          </table:table-cell>
          <table:table-cell table:number-columns-repeated="1010"/>
        </table:table-row>
        <table:table-row table:style-name="ro1">
          <table:table-cell table:style-name="ce3" office:value-type="float" office:value="150">
            <text:p>150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zwanzig</text:p>
          </table:table-cell>
          <table:table-cell table:style-name="ce6" office:value-type="string">
            <text:p>twenty</text:p>
          </table:table-cell>
          <table:table-cell table:style-name="ce6" office:value-type="string">
            <text:p>dwadzieścia</text:p>
          </table:table-cell>
          <table:table-cell table:style-name="ce6" table:number-columns-repeated="2"/>
          <table:table-cell table:style-name="ce19" office:value-type="string">
            <text:p>NUMBERS</text:p>
          </table:table-cell>
          <table:table-cell table:style-name="ce19" table:number-columns-repeated="2"/>
          <table:table-cell table:style-name="ce6" table:number-columns-repeated="3"/>
          <table:table-cell table:style-name="ce16" office:value-type="float" office:value="13">
            <text:p>13</text:p>
          </table:table-cell>
          <table:table-cell table:number-columns-repeated="1010"/>
        </table:table-row>
        <table:table-row table:style-name="ro1">
          <table:table-cell table:style-name="ce3" office:value-type="float" office:value="151">
            <text:p>151</text:p>
          </table:table-cell>
          <table:table-cell table:style-name="ce6" office:value-type="float" office:value="30">
            <text:p>30</text:p>
          </table:table-cell>
          <table:table-cell table:style-name="ce6"/>
          <table:table-cell table:style-name="ce6" office:value-type="string">
            <text:p>thirty</text:p>
          </table:table-cell>
          <table:table-cell table:style-name="ce6" office:value-type="string">
            <text:p>trzydzieści</text:p>
          </table:table-cell>
          <table:table-cell table:style-name="ce6" table:number-columns-repeated="2"/>
          <table:table-cell table:style-name="ce19" office:value-type="string">
            <text:p>NUMBERS</text:p>
          </table:table-cell>
          <table:table-cell table:style-name="ce19" table:number-columns-repeated="2"/>
          <table:table-cell table:style-name="ce6" table:number-columns-repeated="3"/>
          <table:table-cell table:style-name="ce16" office:value-type="float" office:value="14">
            <text:p>14</text:p>
          </table:table-cell>
          <table:table-cell table:number-columns-repeated="1010"/>
        </table:table-row>
        <table:table-row table:style-name="ro1">
          <table:table-cell table:style-name="ce3" office:value-type="float" office:value="152">
            <text:p>152</text:p>
          </table:table-cell>
          <table:table-cell table:style-name="ce6" office:value-type="float" office:value="40">
            <text:p>40</text:p>
          </table:table-cell>
          <table:table-cell table:style-name="ce6"/>
          <table:table-cell table:style-name="ce6" office:value-type="string">
            <text:p>fourty</text:p>
          </table:table-cell>
          <table:table-cell table:style-name="ce6" office:value-type="string">
            <text:p>czterdzieści</text:p>
          </table:table-cell>
          <table:table-cell table:style-name="ce6" table:number-columns-repeated="2"/>
          <table:table-cell table:style-name="ce19" office:value-type="string">
            <text:p>NUMBERS</text:p>
          </table:table-cell>
          <table:table-cell table:style-name="ce19" table:number-columns-repeated="2"/>
          <table:table-cell table:style-name="ce6" table:number-columns-repeated="3"/>
          <table:table-cell table:style-name="ce16" office:value-type="float" office:value="15">
            <text:p>15</text:p>
          </table:table-cell>
          <table:table-cell table:number-columns-repeated="1010"/>
        </table:table-row>
        <table:table-row table:style-name="ro1">
          <table:table-cell table:style-name="ce3" office:value-type="float" office:value="153">
            <text:p>153</text:p>
          </table:table-cell>
          <table:table-cell table:style-name="ce6" office:value-type="float" office:value="50">
            <text:p>50</text:p>
          </table:table-cell>
          <table:table-cell table:style-name="ce6"/>
          <table:table-cell table:style-name="ce6" office:value-type="string">
            <text:p>fifty</text:p>
          </table:table-cell>
          <table:table-cell table:style-name="ce6" office:value-type="string">
            <text:p>piećdziesiąt</text:p>
          </table:table-cell>
          <table:table-cell table:style-name="ce6" table:number-columns-repeated="2"/>
          <table:table-cell table:style-name="ce19" office:value-type="string">
            <text:p>NUMBERS</text:p>
          </table:table-cell>
          <table:table-cell table:style-name="ce19" table:number-columns-repeated="2"/>
          <table:table-cell table:style-name="ce6" table:number-columns-repeated="3"/>
          <table:table-cell table:style-name="ce16" office:value-type="float" office:value="16">
            <text:p>16</text:p>
          </table:table-cell>
          <table:table-cell table:number-columns-repeated="1010"/>
        </table:table-row>
        <table:table-row table:style-name="ro1">
          <table:table-cell table:style-name="ce3" office:value-type="float" office:value="154">
            <text:p>154</text:p>
          </table:table-cell>
          <table:table-cell table:style-name="ce6" office:value-type="float" office:value="60">
            <text:p>60</text:p>
          </table:table-cell>
          <table:table-cell table:style-name="ce6"/>
          <table:table-cell table:style-name="ce6" office:value-type="string">
            <text:p>sixty</text:p>
          </table:table-cell>
          <table:table-cell table:style-name="ce6" office:value-type="string">
            <text:p>sześćdziesiąt</text:p>
          </table:table-cell>
          <table:table-cell table:style-name="ce6" table:number-columns-repeated="2"/>
          <table:table-cell table:style-name="ce19" office:value-type="string">
            <text:p>NUMBERS</text:p>
          </table:table-cell>
          <table:table-cell table:style-name="ce19" table:number-columns-repeated="2"/>
          <table:table-cell table:style-name="ce6" table:number-columns-repeated="3"/>
          <table:table-cell table:style-name="ce16" office:value-type="float" office:value="17">
            <text:p>17</text:p>
          </table:table-cell>
          <table:table-cell table:number-columns-repeated="1010"/>
        </table:table-row>
        <table:table-row table:style-name="ro1">
          <table:table-cell table:style-name="ce3" office:value-type="float" office:value="155">
            <text:p>155</text:p>
          </table:table-cell>
          <table:table-cell table:style-name="ce6" office:value-type="float" office:value="70">
            <text:p>70</text:p>
          </table:table-cell>
          <table:table-cell table:style-name="ce6"/>
          <table:table-cell table:style-name="ce6" office:value-type="string">
            <text:p>seventy</text:p>
          </table:table-cell>
          <table:table-cell table:style-name="ce6" office:value-type="string">
            <text:p>siedemdziesiąt</text:p>
          </table:table-cell>
          <table:table-cell table:style-name="ce6" table:number-columns-repeated="2"/>
          <table:table-cell table:style-name="ce19" office:value-type="string">
            <text:p>NUMBERS</text:p>
          </table:table-cell>
          <table:table-cell table:style-name="ce19" table:number-columns-repeated="2"/>
          <table:table-cell table:style-name="ce6" table:number-columns-repeated="3"/>
          <table:table-cell table:style-name="ce16" office:value-type="float" office:value="18">
            <text:p>18</text:p>
          </table:table-cell>
          <table:table-cell table:number-columns-repeated="1010"/>
        </table:table-row>
        <table:table-row table:style-name="ro1">
          <table:table-cell table:style-name="ce3" office:value-type="float" office:value="156">
            <text:p>156</text:p>
          </table:table-cell>
          <table:table-cell table:style-name="ce6" office:value-type="float" office:value="80">
            <text:p>80</text:p>
          </table:table-cell>
          <table:table-cell table:style-name="ce6"/>
          <table:table-cell table:style-name="ce6" office:value-type="string">
            <text:p>eighty</text:p>
          </table:table-cell>
          <table:table-cell table:style-name="ce6" office:value-type="string">
            <text:p>osiemdziesiąt</text:p>
          </table:table-cell>
          <table:table-cell table:style-name="ce6" table:number-columns-repeated="2"/>
          <table:table-cell table:style-name="ce19" office:value-type="string">
            <text:p>NUMBERS</text:p>
          </table:table-cell>
          <table:table-cell table:style-name="ce19" table:number-columns-repeated="2"/>
          <table:table-cell table:style-name="ce6" table:number-columns-repeated="3"/>
          <table:table-cell table:style-name="ce16" office:value-type="float" office:value="19">
            <text:p>19</text:p>
          </table:table-cell>
          <table:table-cell table:number-columns-repeated="1010"/>
        </table:table-row>
        <table:table-row table:style-name="ro1">
          <table:table-cell table:style-name="ce3" office:value-type="float" office:value="157">
            <text:p>157</text:p>
          </table:table-cell>
          <table:table-cell table:style-name="ce6" office:value-type="float" office:value="90">
            <text:p>90</text:p>
          </table:table-cell>
          <table:table-cell table:style-name="ce6"/>
          <table:table-cell table:style-name="ce6" office:value-type="string">
            <text:p>ninety</text:p>
          </table:table-cell>
          <table:table-cell table:style-name="ce6" office:value-type="string">
            <text:p>dziewięćdziesiąt</text:p>
          </table:table-cell>
          <table:table-cell table:style-name="ce6" table:number-columns-repeated="2"/>
          <table:table-cell table:style-name="ce19" office:value-type="string">
            <text:p>NUMBERS</text:p>
          </table:table-cell>
          <table:table-cell table:style-name="ce19" table:number-columns-repeated="2"/>
          <table:table-cell table:style-name="ce6" table:number-columns-repeated="3"/>
          <table:table-cell table:style-name="ce16" office:value-type="float" office:value="20">
            <text:p>20</text:p>
          </table:table-cell>
          <table:table-cell table:number-columns-repeated="1010"/>
        </table:table-row>
        <table:table-row table:style-name="ro1">
          <table:table-cell table:style-name="ce3" office:value-type="float" office:value="158">
            <text:p>158</text:p>
          </table:table-cell>
          <table:table-cell table:style-name="ce6" office:value-type="float" office:value="100">
            <text:p>100</text:p>
          </table:table-cell>
          <table:table-cell table:style-name="ce6"/>
          <table:table-cell table:style-name="ce6" office:value-type="string">
            <text:p>one hundred</text:p>
          </table:table-cell>
          <table:table-cell table:style-name="ce6" office:value-type="string">
            <text:p>sto</text:p>
          </table:table-cell>
          <table:table-cell table:style-name="ce6" table:number-columns-repeated="2"/>
          <table:table-cell table:style-name="ce19" office:value-type="string">
            <text:p>NUMBERS</text:p>
          </table:table-cell>
          <table:table-cell table:style-name="ce19" table:number-columns-repeated="2"/>
          <table:table-cell table:style-name="ce6" table:number-columns-repeated="3"/>
          <table:table-cell table:style-name="ce16" office:value-type="float" office:value="21">
            <text:p>21</text:p>
          </table:table-cell>
          <table:table-cell table:number-columns-repeated="1010"/>
        </table:table-row>
        <table:table-row table:style-name="ro1">
          <table:table-cell table:style-name="ce3" office:value-type="float" office:value="159">
            <text:p>159</text:p>
          </table:table-cell>
          <table:table-cell table:style-name="ce6" office:value-type="float" office:value="120">
            <text:p>120</text:p>
          </table:table-cell>
          <table:table-cell table:style-name="ce6"/>
          <table:table-cell table:style-name="ce6" office:value-type="string">
            <text:p>one hundred twenty</text:p>
          </table:table-cell>
          <table:table-cell table:style-name="ce6" office:value-type="string">
            <text:p>sto dwadzieścia</text:p>
          </table:table-cell>
          <table:table-cell table:style-name="ce6" table:number-columns-repeated="2"/>
          <table:table-cell table:style-name="ce19" office:value-type="string">
            <text:p>NUMBERS</text:p>
          </table:table-cell>
          <table:table-cell table:style-name="ce19" table:number-columns-repeated="2"/>
          <table:table-cell table:style-name="ce6" table:number-columns-repeated="3"/>
          <table:table-cell table:style-name="ce16" office:value-type="float" office:value="22">
            <text:p>22</text:p>
          </table:table-cell>
          <table:table-cell table:number-columns-repeated="1010"/>
        </table:table-row>
        <table:table-row table:style-name="ro1">
          <table:table-cell table:style-name="ce3" office:value-type="float" office:value="160">
            <text:p>160</text:p>
          </table:table-cell>
          <table:table-cell table:style-name="ce6" office:value-type="float" office:value="140">
            <text:p>140</text:p>
          </table:table-cell>
          <table:table-cell table:style-name="ce6"/>
          <table:table-cell table:style-name="ce6" office:value-type="string">
            <text:p>one hundred fourty</text:p>
          </table:table-cell>
          <table:table-cell table:style-name="ce6" office:value-type="string">
            <text:p>sto czterdzieści</text:p>
          </table:table-cell>
          <table:table-cell table:style-name="ce6" table:number-columns-repeated="2"/>
          <table:table-cell table:style-name="ce19" office:value-type="string">
            <text:p>NUMBERS</text:p>
          </table:table-cell>
          <table:table-cell table:style-name="ce19" table:number-columns-repeated="2"/>
          <table:table-cell table:style-name="ce6" table:number-columns-repeated="3"/>
          <table:table-cell table:style-name="ce16" office:value-type="float" office:value="23">
            <text:p>23</text:p>
          </table:table-cell>
          <table:table-cell table:number-columns-repeated="1010"/>
        </table:table-row>
        <table:table-row table:style-name="ro1">
          <table:table-cell table:style-name="ce3" office:value-type="float" office:value="161">
            <text:p>161</text:p>
          </table:table-cell>
          <table:table-cell table:style-name="ce6" office:value-type="float" office:value="150">
            <text:p>150</text:p>
          </table:table-cell>
          <table:table-cell table:style-name="ce6"/>
          <table:table-cell table:style-name="ce6" office:value-type="string">
            <text:p>one hundred fifty</text:p>
          </table:table-cell>
          <table:table-cell table:style-name="ce6" office:value-type="string">
            <text:p>sto piećdziesiąt</text:p>
          </table:table-cell>
          <table:table-cell table:style-name="ce6" table:number-columns-repeated="2"/>
          <table:table-cell table:style-name="ce19" office:value-type="string">
            <text:p>NUMBERS</text:p>
          </table:table-cell>
          <table:table-cell table:style-name="ce19" table:number-columns-repeated="2"/>
          <table:table-cell table:style-name="ce6" table:number-columns-repeated="3"/>
          <table:table-cell table:style-name="ce16" office:value-type="float" office:value="24">
            <text:p>24</text:p>
          </table:table-cell>
          <table:table-cell table:number-columns-repeated="1010"/>
        </table:table-row>
        <table:table-row table:style-name="ro1">
          <table:table-cell table:style-name="ce3" office:value-type="float" office:value="162">
            <text:p>162</text:p>
          </table:table-cell>
          <table:table-cell table:style-name="ce6" office:value-type="float" office:value="160">
            <text:p>160</text:p>
          </table:table-cell>
          <table:table-cell table:style-name="ce6"/>
          <table:table-cell table:style-name="ce6" office:value-type="string">
            <text:p>one hundred sixty</text:p>
          </table:table-cell>
          <table:table-cell table:style-name="ce6" office:value-type="string">
            <text:p>sto sześćdziesiąt</text:p>
          </table:table-cell>
          <table:table-cell table:style-name="ce6" table:number-columns-repeated="2"/>
          <table:table-cell table:style-name="ce19" office:value-type="string">
            <text:p>NUMBERS</text:p>
          </table:table-cell>
          <table:table-cell table:style-name="ce19" table:number-columns-repeated="2"/>
          <table:table-cell table:style-name="ce6" table:number-columns-repeated="3"/>
          <table:table-cell table:style-name="ce16" office:value-type="float" office:value="25">
            <text:p>25</text:p>
          </table:table-cell>
          <table:table-cell table:number-columns-repeated="1010"/>
        </table:table-row>
        <table:table-row table:style-name="ro1">
          <table:table-cell table:style-name="ce3" office:value-type="float" office:value="163">
            <text:p>163</text:p>
          </table:table-cell>
          <table:table-cell table:style-name="ce6" office:value-type="float" office:value="180">
            <text:p>180</text:p>
          </table:table-cell>
          <table:table-cell table:style-name="ce6"/>
          <table:table-cell table:style-name="ce6" office:value-type="string">
            <text:p>one hundred eighty</text:p>
          </table:table-cell>
          <table:table-cell table:style-name="ce6" office:value-type="string">
            <text:p>sto osiemdziesiąt</text:p>
          </table:table-cell>
          <table:table-cell table:style-name="ce6" table:number-columns-repeated="2"/>
          <table:table-cell table:style-name="ce19" office:value-type="string">
            <text:p>NUMBERS</text:p>
          </table:table-cell>
          <table:table-cell table:style-name="ce19" table:number-columns-repeated="2"/>
          <table:table-cell table:style-name="ce6" table:number-columns-repeated="3"/>
          <table:table-cell table:style-name="ce16" office:value-type="float" office:value="26">
            <text:p>26</text:p>
          </table:table-cell>
          <table:table-cell table:number-columns-repeated="1010"/>
        </table:table-row>
        <table:table-row table:style-name="ro1">
          <table:table-cell table:style-name="ce3" office:value-type="float" office:value="164">
            <text:p>164</text:p>
          </table:table-cell>
          <table:table-cell table:style-name="ce21" office:value-type="float" office:value="200">
            <text:p>200</text:p>
          </table:table-cell>
          <table:table-cell table:style-name="ce6"/>
          <table:table-cell table:style-name="ce6" office:value-type="string">
            <text:p>two hundred</text:p>
          </table:table-cell>
          <table:table-cell table:style-name="ce6" office:value-type="string">
            <text:p>dwieście</text:p>
          </table:table-cell>
          <table:table-cell table:style-name="ce6" table:number-columns-repeated="2"/>
          <table:table-cell table:style-name="ce19" office:value-type="string">
            <text:p>NUMBERS</text:p>
          </table:table-cell>
          <table:table-cell table:style-name="ce19" table:number-columns-repeated="2"/>
          <table:table-cell table:style-name="ce6" table:number-columns-repeated="3"/>
          <table:table-cell table:style-name="ce16" office:value-type="float" office:value="27">
            <text:p>27</text:p>
          </table:table-cell>
          <table:table-cell table:number-columns-repeated="1010"/>
        </table:table-row>
        <table:table-row table:style-name="ro1">
          <table:table-cell table:style-name="ce3" office:value-type="float" office:value="165">
            <text:p>165</text:p>
          </table:table-cell>
          <table:table-cell table:style-name="ce21" office:value-type="float" office:value="250">
            <text:p>250</text:p>
          </table:table-cell>
          <table:table-cell table:style-name="ce6"/>
          <table:table-cell table:style-name="ce6" office:value-type="string">
            <text:p>two hundred fifty</text:p>
          </table:table-cell>
          <table:table-cell table:style-name="ce6" office:value-type="string">
            <text:p>dwieście piećdziesiąt</text:p>
          </table:table-cell>
          <table:table-cell table:style-name="ce6" table:number-columns-repeated="2"/>
          <table:table-cell table:style-name="ce19" office:value-type="string">
            <text:p>NUMBERS</text:p>
          </table:table-cell>
          <table:table-cell table:style-name="ce19" table:number-columns-repeated="2"/>
          <table:table-cell table:style-name="ce6" table:number-columns-repeated="3"/>
          <table:table-cell table:style-name="ce16" office:value-type="float" office:value="28">
            <text:p>28</text:p>
          </table:table-cell>
          <table:table-cell table:number-columns-repeated="1010"/>
        </table:table-row>
        <table:table-row table:style-name="ro1">
          <table:table-cell table:style-name="ce3" office:value-type="float" office:value="166">
            <text:p>166</text:p>
          </table:table-cell>
          <table:table-cell table:style-name="ce21" office:value-type="float" office:value="300">
            <text:p>300</text:p>
          </table:table-cell>
          <table:table-cell table:style-name="ce6"/>
          <table:table-cell table:style-name="ce6" office:value-type="string">
            <text:p>three hundred</text:p>
          </table:table-cell>
          <table:table-cell table:style-name="ce6" office:value-type="string">
            <text:p>trzysta</text:p>
          </table:table-cell>
          <table:table-cell table:style-name="ce6" table:number-columns-repeated="2"/>
          <table:table-cell table:style-name="ce19" office:value-type="string">
            <text:p>NUMBERS</text:p>
          </table:table-cell>
          <table:table-cell table:style-name="ce19" table:number-columns-repeated="2"/>
          <table:table-cell table:style-name="ce6" table:number-columns-repeated="3"/>
          <table:table-cell table:style-name="ce16" office:value-type="float" office:value="29">
            <text:p>29</text:p>
          </table:table-cell>
          <table:table-cell table:number-columns-repeated="1010"/>
        </table:table-row>
        <table:table-row table:style-name="ro1">
          <table:table-cell table:style-name="ce3" office:value-type="float" office:value="167">
            <text:p>167</text:p>
          </table:table-cell>
          <table:table-cell table:style-name="ce21" office:value-type="float" office:value="350">
            <text:p>350</text:p>
          </table:table-cell>
          <table:table-cell table:style-name="ce6"/>
          <table:table-cell table:style-name="ce6" office:value-type="string">
            <text:p>three hundred fifty</text:p>
          </table:table-cell>
          <table:table-cell table:style-name="ce6" office:value-type="string">
            <text:p>trzysta pięćdziesiąt</text:p>
          </table:table-cell>
          <table:table-cell table:style-name="ce6" table:number-columns-repeated="2"/>
          <table:table-cell table:style-name="ce19" office:value-type="string">
            <text:p>NUMBERS</text:p>
          </table:table-cell>
          <table:table-cell table:style-name="ce19" table:number-columns-repeated="2"/>
          <table:table-cell table:style-name="ce6" table:number-columns-repeated="3"/>
          <table:table-cell table:style-name="ce16" office:value-type="float" office:value="30">
            <text:p>30</text:p>
          </table:table-cell>
          <table:table-cell table:number-columns-repeated="1010"/>
        </table:table-row>
        <table:table-row table:style-name="ro1">
          <table:table-cell table:style-name="ce3" office:value-type="float" office:value="168">
            <text:p>168</text:p>
          </table:table-cell>
          <table:table-cell table:style-name="ce6" office:value-type="float" office:value="400">
            <text:p>400</text:p>
          </table:table-cell>
          <table:table-cell table:style-name="ce6"/>
          <table:table-cell table:style-name="ce6" office:value-type="string">
            <text:p>four hundred</text:p>
          </table:table-cell>
          <table:table-cell table:style-name="ce6" office:value-type="string">
            <text:p>czterysta</text:p>
          </table:table-cell>
          <table:table-cell table:style-name="ce6" table:number-columns-repeated="2"/>
          <table:table-cell table:style-name="ce19" office:value-type="string">
            <text:p>NUMBERS</text:p>
          </table:table-cell>
          <table:table-cell table:style-name="ce19" table:number-columns-repeated="2"/>
          <table:table-cell table:style-name="ce6" table:number-columns-repeated="3"/>
          <table:table-cell table:style-name="ce16" office:value-type="float" office:value="31">
            <text:p>31</text:p>
          </table:table-cell>
          <table:table-cell table:number-columns-repeated="1010"/>
        </table:table-row>
        <table:table-row table:style-name="ro1">
          <table:table-cell table:style-name="ce3" office:value-type="float" office:value="169">
            <text:p>169</text:p>
          </table:table-cell>
          <table:table-cell table:style-name="ce21" office:value-type="float" office:value="450">
            <text:p>450</text:p>
          </table:table-cell>
          <table:table-cell table:style-name="ce6"/>
          <table:table-cell table:style-name="ce6" office:value-type="string">
            <text:p>four hundred fifty</text:p>
          </table:table-cell>
          <table:table-cell table:style-name="ce6" office:value-type="string">
            <text:p>czterysta pięćdziesiąt</text:p>
          </table:table-cell>
          <table:table-cell table:style-name="ce6" table:number-columns-repeated="2"/>
          <table:table-cell table:style-name="ce19" office:value-type="string">
            <text:p>NUMBERS</text:p>
          </table:table-cell>
          <table:table-cell table:style-name="ce19" table:number-columns-repeated="2"/>
          <table:table-cell table:style-name="ce6" table:number-columns-repeated="3"/>
          <table:table-cell table:style-name="ce16" office:value-type="float" office:value="32">
            <text:p>32</text:p>
          </table:table-cell>
          <table:table-cell table:number-columns-repeated="1010"/>
        </table:table-row>
        <table:table-row table:style-name="ro1">
          <table:table-cell table:style-name="ce3" office:value-type="float" office:value="170">
            <text:p>170</text:p>
          </table:table-cell>
          <table:table-cell table:style-name="ce6" office:value-type="float" office:value="500">
            <text:p>500</text:p>
          </table:table-cell>
          <table:table-cell table:style-name="ce6"/>
          <table:table-cell table:style-name="ce6" office:value-type="string">
            <text:p>five hundred</text:p>
          </table:table-cell>
          <table:table-cell table:style-name="ce6" office:value-type="string">
            <text:p>pięćset</text:p>
          </table:table-cell>
          <table:table-cell table:style-name="ce6" table:number-columns-repeated="2"/>
          <table:table-cell table:style-name="ce19" office:value-type="string">
            <text:p>NUMBERS</text:p>
          </table:table-cell>
          <table:table-cell table:style-name="ce19" table:number-columns-repeated="2"/>
          <table:table-cell table:style-name="ce6" table:number-columns-repeated="3"/>
          <table:table-cell table:style-name="ce16" office:value-type="float" office:value="33">
            <text:p>33</text:p>
          </table:table-cell>
          <table:table-cell table:number-columns-repeated="1010"/>
        </table:table-row>
        <table:table-row table:style-name="ro1">
          <table:table-cell table:style-name="ce3" office:value-type="float" office:value="171">
            <text:p>171</text:p>
          </table:table-cell>
          <table:table-cell table:style-name="ce6" office:value-type="float" office:value="600">
            <text:p>600</text:p>
          </table:table-cell>
          <table:table-cell table:style-name="ce6"/>
          <table:table-cell table:style-name="ce6" office:value-type="string">
            <text:p>six hundred</text:p>
          </table:table-cell>
          <table:table-cell table:style-name="ce6" office:value-type="string">
            <text:p>sześćset</text:p>
          </table:table-cell>
          <table:table-cell table:style-name="ce6" table:number-columns-repeated="2"/>
          <table:table-cell table:style-name="ce19" office:value-type="string">
            <text:p>NUMBERS</text:p>
          </table:table-cell>
          <table:table-cell table:style-name="ce19" table:number-columns-repeated="2"/>
          <table:table-cell table:style-name="ce6" table:number-columns-repeated="3"/>
          <table:table-cell table:style-name="ce16" office:value-type="float" office:value="34">
            <text:p>34</text:p>
          </table:table-cell>
          <table:table-cell table:number-columns-repeated="1010"/>
        </table:table-row>
        <table:table-row table:style-name="ro1">
          <table:table-cell table:style-name="ce3" office:value-type="float" office:value="172">
            <text:p>172</text:p>
          </table:table-cell>
          <table:table-cell table:style-name="ce6" office:value-type="float" office:value="700">
            <text:p>700</text:p>
          </table:table-cell>
          <table:table-cell table:style-name="ce6"/>
          <table:table-cell table:style-name="ce6" office:value-type="string">
            <text:p>seven hundred</text:p>
          </table:table-cell>
          <table:table-cell table:style-name="ce6" office:value-type="string">
            <text:p>siedemset</text:p>
          </table:table-cell>
          <table:table-cell table:style-name="ce6" table:number-columns-repeated="2"/>
          <table:table-cell table:style-name="ce19" office:value-type="string">
            <text:p>NUMBERS</text:p>
          </table:table-cell>
          <table:table-cell table:style-name="ce19" table:number-columns-repeated="2"/>
          <table:table-cell table:style-name="ce6" table:number-columns-repeated="3"/>
          <table:table-cell table:style-name="ce16" office:value-type="float" office:value="35">
            <text:p>35</text:p>
          </table:table-cell>
          <table:table-cell table:number-columns-repeated="1010"/>
        </table:table-row>
        <table:table-row table:style-name="ro1">
          <table:table-cell table:style-name="ce3" office:value-type="float" office:value="173">
            <text:p>173</text:p>
          </table:table-cell>
          <table:table-cell table:style-name="ce6" office:value-type="float" office:value="800">
            <text:p>800</text:p>
          </table:table-cell>
          <table:table-cell table:style-name="ce6"/>
          <table:table-cell table:style-name="ce6" office:value-type="string">
            <text:p>eight hundred</text:p>
          </table:table-cell>
          <table:table-cell table:style-name="ce6" office:value-type="string">
            <text:p>osiemset</text:p>
          </table:table-cell>
          <table:table-cell table:style-name="ce6" table:number-columns-repeated="2"/>
          <table:table-cell table:style-name="ce19" office:value-type="string">
            <text:p>NUMBERS</text:p>
          </table:table-cell>
          <table:table-cell table:style-name="ce19" table:number-columns-repeated="2"/>
          <table:table-cell table:style-name="ce6" table:number-columns-repeated="3"/>
          <table:table-cell table:style-name="ce16" office:value-type="float" office:value="36">
            <text:p>36</text:p>
          </table:table-cell>
          <table:table-cell table:number-columns-repeated="1010"/>
        </table:table-row>
        <table:table-row table:style-name="ro1">
          <table:table-cell table:style-name="ce3" office:value-type="float" office:value="174">
            <text:p>174</text:p>
          </table:table-cell>
          <table:table-cell table:style-name="ce6" office:value-type="float" office:value="900">
            <text:p>900</text:p>
          </table:table-cell>
          <table:table-cell table:style-name="ce6"/>
          <table:table-cell table:style-name="ce6" office:value-type="string">
            <text:p>nine hundred</text:p>
          </table:table-cell>
          <table:table-cell table:style-name="ce6" office:value-type="string">
            <text:p>dziewięćset</text:p>
          </table:table-cell>
          <table:table-cell table:style-name="ce6" table:number-columns-repeated="2"/>
          <table:table-cell table:style-name="ce19" office:value-type="string">
            <text:p>NUMBERS</text:p>
          </table:table-cell>
          <table:table-cell table:style-name="ce19" table:number-columns-repeated="2"/>
          <table:table-cell table:style-name="ce6" table:number-columns-repeated="3"/>
          <table:table-cell table:style-name="ce16" office:value-type="float" office:value="37">
            <text:p>37</text:p>
          </table:table-cell>
          <table:table-cell table:number-columns-repeated="1010"/>
        </table:table-row>
        <table:table-row table:style-name="ro1">
          <table:table-cell table:style-name="ce3" office:value-type="float" office:value="175">
            <text:p>175</text:p>
          </table:table-cell>
          <table:table-cell table:style-name="ce6" office:value-type="float" office:value="1000">
            <text:p>1000</text:p>
          </table:table-cell>
          <table:table-cell table:style-name="ce6"/>
          <table:table-cell table:style-name="ce6" office:value-type="string">
            <text:p>one thousand</text:p>
          </table:table-cell>
          <table:table-cell table:style-name="ce6" office:value-type="string">
            <text:p>tysiąc</text:p>
          </table:table-cell>
          <table:table-cell table:style-name="ce6" table:number-columns-repeated="2"/>
          <table:table-cell table:style-name="ce19" office:value-type="string">
            <text:p>NUMBERS</text:p>
          </table:table-cell>
          <table:table-cell table:style-name="ce19" table:number-columns-repeated="2"/>
          <table:table-cell table:style-name="ce6" table:number-columns-repeated="3"/>
          <table:table-cell table:style-name="ce16" office:value-type="float" office:value="38">
            <text:p>38</text:p>
          </table:table-cell>
          <table:table-cell table:number-columns-repeated="1010"/>
        </table:table-row>
        <table:table-row table:style-name="ro1">
          <table:table-cell table:style-name="ce3"/>
          <table:table-cell table:style-name="ce6" table:number-columns-repeated="6"/>
          <table:table-cell table:style-name="ce19" table:number-columns-repeated="3"/>
          <table:table-cell table:style-name="ce6" table:number-columns-repeated="3"/>
          <table:table-cell table:style-name="ce16" office:value-type="float" office:value="39">
            <text:p>39</text:p>
          </table:table-cell>
          <table:table-cell table:number-columns-repeated="1010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cenotes List" table:style-name="ta1" table:print-ranges="'Pacenotes List'.A2:'Pacenotes List'.K260">
        <office:forms form:automatic-focus="false" form:apply-design-mode="false"/>
        <table:table-column table:style-name="co1" table:default-cell-style-name="ce4"/>
        <table:table-column table:style-name="co13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number-columns-repeated="2" table:default-cell-style-name="ce7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17"/>
        <table:table-column table:style-name="co12" table:number-columns-repeated="1009" table:default-cell-style-name="ce7"/>
        <table:table-column table:style-name="co12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5" office:value-type="string">
            <text:p>Name</text:p>
          </table:table-cell>
          <table:table-cell table:style-name="ce5" office:value-type="string">
            <text:p>German</text:p>
          </table:table-cell>
          <table:table-cell table:style-name="ce5" office:value-type="string">
            <text:p>English</text:p>
          </table:table-cell>
          <table:table-cell table:style-name="ce8" office:value-type="string">
            <text:p>translation</text:p>
          </table:table-cell>
          <table:table-cell table:style-name="ce8" office:value-type="string">
            <text:p>Link</text:p>
          </table:table-cell>
          <table:table-cell table:style-name="ce8" office:value-type="string">
            <text:p>Standard</text:p>
          </table:table-cell>
          <table:table-cell table:style-name="ce8" office:value-type="string">
            <text:p>Category</text:p>
          </table:table-cell>
          <table:table-cell table:style-name="ce8" office:value-type="string">
            <text:p>Cat. Col.</text:p>
          </table:table-cell>
          <table:table-cell table:style-name="ce8" office:value-type="string">
            <text:p>UI Row</text:p>
          </table:table-cell>
          <table:table-cell table:style-name="ce8" office:value-type="string">
            <text:p>Comment</text:p>
          </table:table-cell>
          <table:table-cell table:style-name="ce14" office:value-type="string">
            <text:p>Date Modified</text:p>
          </table:table-cell>
          <table:table-cell table:style-name="ce14" office:value-type="string">
            <text:p>Change Comment</text:p>
          </table:table-cell>
          <table:table-cell table:style-name="ce15" office:value-type="string">
            <text:p>Sequence (Sorting)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Basesystem (compatible with release definition, <text:span text:style-name="T1">to be used as </text:span><text:span text:style-name="T2">base for new tracks</text:span>)</text:p>
          </table:table-cell>
          <table:table-cell table:number-columns-repeated="3" table:style-name="ce5"/>
          <table:table-cell table:style-name="ce9" office:value-type="string">
            <text:p>Polish</text:p>
          </table:table-cell>
          <table:table-cell table:number-columns-repeated="2" table:style-name="ce9"/>
          <table:table-cell table:number-columns-repeated="2" table:style-name="ce10"/>
          <table:table-cell table:style-name="ce10" table:number-columns-repeated="2"/>
          <table:table-cell table:style-name="ce5" table:number-columns-repeated="2"/>
          <table:table-cell table:style-name="ce16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2"/>
          <table:table-cell table:number-columns-repeated="3" table:style-name="ce5"/>
          <table:table-cell table:style-name="ce10"/>
          <table:table-cell table:number-columns-repeated="4" table:style-name="ce10"/>
          <table:table-cell table:style-name="ce10" table:number-columns-repeated="2"/>
          <table:table-cell table:style-name="ce5" table:number-columns-repeated="2"/>
          <table:table-cell table:style-name="ce16" office:value-type="float" office:value="2">
            <text:p>2</text:p>
          </table:table-cell>
          <table:table-cell table:number-columns-repeated="1010"/>
        </table:table-row>
        <table:table-row table:style-name="ro1">
          <table:table-cell table:style-name="ce1"/>
          <table:table-cell table:number-columns-repeated="3" table:style-name="ce5"/>
          <table:table-cell table:style-name="ce12"/>
          <table:table-cell table:number-columns-repeated="4" table:style-name="ce12"/>
          <table:table-cell table:style-name="ce12"/>
          <table:table-cell table:style-name="ce10"/>
          <table:table-cell table:style-name="ce5" table:number-columns-repeated="2"/>
          <table:table-cell table:style-name="ce16" office:value-type="float" office:value="3">
            <text:p>3</text:p>
          </table:table-cell>
          <table:table-cell table:number-columns-repeated="1010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6" office:value-type="string">
            <text:p>TWISTY</text:p>
          </table:table-cell>
          <table:table-cell table:style-name="ce6" office:value-type="string">
            <text:p>Kurvig</text:p>
          </table:table-cell>
          <table:table-cell table:style-name="ce6" office:value-type="string">
            <text:p>Twisty</text:p>
          </table:table-cell>
          <table:table-cell table:style-name="ce6" office:value-type="string">
            <text:p>kręty</text:p>
          </table:table-cell>
          <table:table-cell table:style-name="ce6" office:value-type="string">
            <text:p>INTO</text:p>
          </table:table-cell>
          <table:table-cell table:style-name="ce6"/>
          <table:table-cell table:style-name="ce12" office:value-type="string">
            <text:p>LINE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style-name="ce6" table:number-columns-repeated="3"/>
          <table:table-cell table:style-name="ce16" office:value-type="float" office:value="4">
            <text:p>4</text:p>
          </table:table-cell>
          <table:table-cell table:number-columns-repeated="1010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6" office:value-type="string">
            <text:p>DISTANCE_CALL</text:p>
          </table:table-cell>
          <table:table-cell table:style-name="ce6" office:value-type="string">
            <text:p>Entfernung</text:p>
          </table:table-cell>
          <table:table-cell table:style-name="ce6" office:value-type="string">
            <text:p>Distance Call</text:p>
          </table:table-cell>
          <table:table-cell table:style-name="ce6" office:value-type="string">
            <text:p>odległość</text:p>
          </table:table-cell>
          <table:table-cell table:number-columns-repeated="2" table:style-name="ce6"/>
          <table:table-cell table:style-name="ce12" office:value-type="string">
            <text:p>LINKS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6" table:number-columns-repeated="3"/>
          <table:table-cell table:style-name="ce16" office:value-type="float" office:value="5">
            <text:p>5</text:p>
          </table:table-cell>
          <table:table-cell table:number-columns-repeated="1010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6" office:value-type="string">
            <text:p>NARROWS</text:p>
          </table:table-cell>
          <table:table-cell table:style-name="ce6" office:value-type="string">
            <text:p>Enger</text:p>
          </table:table-cell>
          <table:table-cell table:style-name="ce6" office:value-type="string">
            <text:p>Narrows</text:p>
          </table:table-cell>
          <table:table-cell table:style-name="ce6" office:value-type="string">
            <text:p>zwęża się</text:p>
          </table:table-cell>
          <table:table-cell table:number-columns-repeated="2" table:style-name="ce6"/>
          <table:table-cell table:style-name="ce12" office:value-type="string">
            <text:p>ADDITIONAL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6" table:number-columns-repeated="3"/>
          <table:table-cell table:style-name="ce16" office:value-type="float" office:value="6">
            <text:p>6</text:p>
          </table:table-cell>
          <table:table-cell table:number-columns-repeated="1010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6" office:value-type="string">
            <text:p>WIDEOUT</text:p>
          </table:table-cell>
          <table:table-cell table:style-name="ce6" office:value-type="string">
            <text:p>Breiter</text:p>
          </table:table-cell>
          <table:table-cell table:style-name="ce6" office:value-type="string">
            <text:p>Wideout</text:p>
          </table:table-cell>
          <table:table-cell table:style-name="ce6" office:value-type="string">
            <text:p>rozszerza się</text:p>
          </table:table-cell>
          <table:table-cell table:number-columns-repeated="2" table:style-name="ce6"/>
          <table:table-cell table:style-name="ce12" office:value-type="string">
            <text:p>ADDITIONAL</text:p>
          </table:table-cell>
          <table:table-cell table:number-columns-repeated="2" table:style-name="ce12" office:value-type="float" office:value="1">
            <text:p>1</text:p>
          </table:table-cell>
          <table:table-cell table:style-name="ce6" table:number-columns-repeated="3"/>
          <table:table-cell table:style-name="ce16" office:value-type="float" office:value="7">
            <text:p>7</text:p>
          </table:table-cell>
          <table:table-cell table:number-columns-repeated="1010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6" office:value-type="string">
            <text:p>OVERCREST</text:p>
          </table:table-cell>
          <table:table-cell table:style-name="ce6" office:value-type="string">
            <text:p>Über Kuppe</text:p>
          </table:table-cell>
          <table:table-cell table:style-name="ce6" office:value-type="string">
            <text:p>Over Crest</text:p>
          </table:table-cell>
          <table:table-cell table:style-name="ce6" office:value-type="string">
            <text:p>przez szczyt</text:p>
          </table:table-cell>
          <table:table-cell table:style-name="ce6" office:value-type="string">
            <text:p>INTO</text:p>
          </table:table-cell>
          <table:table-cell table:style-name="ce6"/>
          <table:table-cell table:style-name="ce12" office:value-type="string">
            <text:p>OBSTACLES</text:p>
          </table:table-cell>
          <table:table-cell table:number-columns-repeated="2" table:style-name="ce12" office:value-type="float" office:value="1">
            <text:p>1</text:p>
          </table:table-cell>
          <table:table-cell table:style-name="ce6" table:number-columns-repeated="3"/>
          <table:table-cell table:style-name="ce16" office:value-type="float" office:value="8">
            <text:p>8</text:p>
          </table:table-cell>
          <table:table-cell table:number-columns-repeated="1010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6" office:value-type="string">
            <text:p>FORD</text:p>
          </table:table-cell>
          <table:table-cell table:style-name="ce6" office:value-type="string">
            <text:p>Furt</text:p>
          </table:table-cell>
          <table:table-cell table:style-name="ce6" office:value-type="string">
            <text:p>Ford</text:p>
          </table:table-cell>
          <table:table-cell table:style-name="ce6" office:value-type="string">
            <text:p>bród</text:p>
          </table:table-cell>
          <table:table-cell table:style-name="ce6" office:value-type="string">
            <text:p>INTO</text:p>
          </table:table-cell>
          <table:table-cell table:style-name="ce6"/>
          <table:table-cell table:style-name="ce12" office:value-type="string">
            <text:p>OBSTACLES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style-name="ce6" table:number-columns-repeated="3"/>
          <table:table-cell table:style-name="ce16" office:value-type="float" office:value="9">
            <text:p>9</text:p>
          </table:table-cell>
          <table:table-cell table:number-columns-repeated="1010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6" office:value-type="string">
            <text:p>CARE</text:p>
          </table:table-cell>
          <table:table-cell table:style-name="ce6" office:value-type="string">
            <text:p>Vorsicht</text:p>
          </table:table-cell>
          <table:table-cell table:style-name="ce6" office:value-type="string">
            <text:p>Care</text:p>
          </table:table-cell>
          <table:table-cell table:style-name="ce6" office:value-type="string">
            <text:p>ostrożnie</text:p>
          </table:table-cell>
          <table:table-cell table:style-name="ce6" office:value-type="string">
            <text:p>INTO</text:p>
          </table:table-cell>
          <table:table-cell table:style-name="ce6"/>
          <table:table-cell table:style-name="ce12" office:value-type="string">
            <text:p>CAUTIONS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6"/>
          <table:table-cell table:style-name="ce20"/>
          <table:table-cell table:style-name="ce6"/>
          <table:table-cell table:style-name="ce16" office:value-type="float" office:value="10">
            <text:p>10</text:p>
          </table:table-cell>
          <table:table-cell table:number-columns-repeated="1010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6" office:value-type="string">
            <text:p>BUMP</text:p>
          </table:table-cell>
          <table:table-cell table:style-name="ce6" office:value-type="string">
            <text:p>Schlag</text:p>
          </table:table-cell>
          <table:table-cell table:style-name="ce6" office:value-type="string">
            <text:p>Bump</text:p>
          </table:table-cell>
          <table:table-cell table:style-name="ce6" office:value-type="string">
            <text:p>podbija</text:p>
          </table:table-cell>
          <table:table-cell table:style-name="ce6" office:value-type="string">
            <text:p>INTO</text:p>
          </table:table-cell>
          <table:table-cell table:style-name="ce6"/>
          <table:table-cell table:style-name="ce12" office:value-type="string">
            <text:p>OBSTACLES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6" table:number-columns-repeated="3"/>
          <table:table-cell table:style-name="ce16" office:value-type="float" office:value="11">
            <text:p>11</text:p>
          </table:table-cell>
          <table:table-cell table:number-columns-repeated="1010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6" office:value-type="string">
            <text:p>JUMP</text:p>
          </table:table-cell>
          <table:table-cell table:style-name="ce6" office:value-type="string">
            <text:p>Sprung</text:p>
          </table:table-cell>
          <table:table-cell table:style-name="ce6" office:value-type="string">
            <text:p>Jump</text:p>
          </table:table-cell>
          <table:table-cell table:style-name="ce6" office:value-type="string">
            <text:p>hopa</text:p>
          </table:table-cell>
          <table:table-cell table:style-name="ce6" office:value-type="string">
            <text:p>INTO</text:p>
          </table:table-cell>
          <table:table-cell table:style-name="ce6"/>
          <table:table-cell table:style-name="ce12" office:value-type="string">
            <text:p>OBSTACLES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6" table:number-columns-repeated="3"/>
          <table:table-cell table:style-name="ce16" office:value-type="float" office:value="12">
            <text:p>12</text:p>
          </table:table-cell>
          <table:table-cell table:number-columns-repeated="1010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6" office:value-type="string">
            <text:p>START</text:p>
          </table:table-cell>
          <table:table-cell table:number-columns-repeated="2" table:style-name="ce6" office:value-type="string">
            <text:p>Start</text:p>
          </table:table-cell>
          <table:table-cell table:style-name="ce6" office:value-type="string">
            <text:p>start</text:p>
          </table:table-cell>
          <table:table-cell table:number-columns-repeated="2" table:style-name="ce6"/>
          <table:table-cell table:number-columns-repeated="2" table:style-name="ce12"/>
          <table:table-cell table:style-name="ce12"/>
          <table:table-cell table:style-name="ce6" office:value-type="string">
            <text:p>internal use only</text:p>
          </table:table-cell>
          <table:table-cell table:style-name="ce6" table:number-columns-repeated="2"/>
          <table:table-cell table:style-name="ce16" office:value-type="float" office:value="13">
            <text:p>13</text:p>
          </table:table-cell>
          <table:table-cell table:number-columns-repeated="1010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6" office:value-type="string">
            <text:p>FINISH</text:p>
          </table:table-cell>
          <table:table-cell table:style-name="ce6" office:value-type="string">
            <text:p>Ziel</text:p>
          </table:table-cell>
          <table:table-cell table:style-name="ce6" office:value-type="string">
            <text:p>Finish</text:p>
          </table:table-cell>
          <table:table-cell table:style-name="ce6" office:value-type="string">
            <text:p>meta lotna</text:p>
          </table:table-cell>
          <table:table-cell table:number-columns-repeated="2" table:style-name="ce6"/>
          <table:table-cell table:style-name="ce12" office:value-type="string">
            <text:p>LINKS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5">
            <text:p>5</text:p>
          </table:table-cell>
          <table:table-cell table:style-name="ce6" table:number-columns-repeated="3"/>
          <table:table-cell table:style-name="ce16" office:value-type="float" office:value="14">
            <text:p>14</text:p>
          </table:table-cell>
          <table:table-cell table:number-columns-repeated="1010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6" office:value-type="string">
            <text:p>SPLIT</text:p>
          </table:table-cell>
          <table:table-cell table:style-name="ce6" office:value-type="string">
            <text:p>Zeit</text:p>
          </table:table-cell>
          <table:table-cell table:style-name="ce6" office:value-type="string">
            <text:p>Split</text:p>
          </table:table-cell>
          <table:table-cell table:style-name="ce6" office:value-type="string">
            <text:p>pomiar czasu</text:p>
          </table:table-cell>
          <table:table-cell table:number-columns-repeated="2" table:style-name="ce6"/>
          <table:table-cell table:number-columns-repeated="2" table:style-name="ce12"/>
          <table:table-cell table:style-name="ce12"/>
          <table:table-cell table:style-name="ce6" office:value-type="string">
            <text:p>internal use only</text:p>
          </table:table-cell>
          <table:table-cell table:style-name="ce6" table:number-columns-repeated="2"/>
          <table:table-cell table:style-name="ce16" office:value-type="float" office:value="15">
            <text:p>15</text:p>
          </table:table-cell>
          <table:table-cell table:number-columns-repeated="1010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6" office:value-type="string">
            <text:p>END_OF_TRACK</text:p>
          </table:table-cell>
          <table:table-cell table:style-name="ce6" office:value-type="string">
            <text:p>Streckenende</text:p>
          </table:table-cell>
          <table:table-cell table:style-name="ce6" office:value-type="string">
            <text:p>End Of Track</text:p>
          </table:table-cell>
          <table:table-cell table:style-name="ce6" office:value-type="string">
            <text:p>meta stop</text:p>
          </table:table-cell>
          <table:table-cell table:number-columns-repeated="2" table:style-name="ce6"/>
          <table:table-cell table:number-columns-repeated="2" table:style-name="ce12"/>
          <table:table-cell table:style-name="ce12"/>
          <table:table-cell table:style-name="ce6" office:value-type="string">
            <text:p>internal use only</text:p>
          </table:table-cell>
          <table:table-cell table:style-name="ce6" table:number-columns-repeated="2"/>
          <table:table-cell table:style-name="ce16" office:value-type="float" office:value="16">
            <text:p>16</text:p>
          </table:table-cell>
          <table:table-cell table:number-columns-repeated="1010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4"/>
          <table:table-cell table:style-name="ce16" office:value-type="float" office:value="17">
            <text:p>17</text:p>
          </table:table-cell>
          <table:table-cell table:number-columns-repeated="1010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4"/>
          <table:table-cell table:style-name="ce16" office:value-type="float" office:value="18">
            <text:p>18</text:p>
          </table:table-cell>
          <table:table-cell table:number-columns-repeated="1010"/>
        </table:table-row>
        <table:table-row table:style-name="ro1">
          <table:table-cell table:style-name="ce3"/>
          <table:table-cell table:number-columns-repeated="3" table:style-name="ce6"/>
          <table:table-cell table:style-name="ce6"/>
          <table:table-cell table:number-columns-repeated="2" table:style-name="ce6"/>
          <table:table-cell table:number-columns-repeated="2" table:style-name="ce19"/>
          <table:table-cell table:style-name="ce19"/>
          <table:table-cell table:style-name="ce6" table:number-columns-repeated="3"/>
          <table:table-cell table:style-name="ce16" office:value-type="float" office:value="19">
            <text:p>19</text:p>
          </table:table-cell>
          <table:table-cell table:number-columns-repeated="1010"/>
        </table:table-row>
        <table:table-row table:style-name="ro1">
          <table:table-cell table:style-name="ce3" office:value-type="float" office:value="27">
            <text:p>27</text:p>
          </table:table-cell>
          <table:table-cell table:style-name="ce6" office:value-type="string">
            <text:p>BRIDGE</text:p>
          </table:table-cell>
          <table:table-cell table:style-name="ce6" office:value-type="string">
            <text:p>Brücke</text:p>
          </table:table-cell>
          <table:table-cell table:style-name="ce6" office:value-type="string">
            <text:p>Bridge</text:p>
          </table:table-cell>
          <table:table-cell table:style-name="ce6" office:value-type="string">
            <text:p>most</text:p>
          </table:table-cell>
          <table:table-cell table:style-name="ce6" office:value-type="string">
            <text:p>ONTO</text:p>
          </table:table-cell>
          <table:table-cell table:style-name="ce6"/>
          <table:table-cell table:style-name="ce19" office:value-type="string">
            <text:p>OBSTACLES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1">
            <text:p>1</text:p>
          </table:table-cell>
          <table:table-cell table:style-name="ce6" table:number-columns-repeated="3"/>
          <table:table-cell table:style-name="ce16" office:value-type="float" office:value="20">
            <text:p>20</text:p>
          </table:table-cell>
          <table:table-cell table:number-columns-repeated="1010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6" office:value-type="string">
            <text:p>GOSTRAIGHT</text:p>
          </table:table-cell>
          <table:table-cell table:style-name="ce6" office:value-type="string">
            <text:p>Geradeaus</text:p>
          </table:table-cell>
          <table:table-cell table:style-name="ce6" office:value-type="string">
            <text:p>Go Straight</text:p>
          </table:table-cell>
          <table:table-cell table:style-name="ce6" office:value-type="string">
            <text:p>jedź prosto</text:p>
          </table:table-cell>
          <table:table-cell table:style-name="ce6" office:value-type="string">
            <text:p>INTO</text:p>
          </table:table-cell>
          <table:table-cell table:style-name="ce6"/>
          <table:table-cell table:style-name="ce12" office:value-type="string">
            <text:p>LINE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6" table:number-columns-repeated="3"/>
          <table:table-cell table:style-name="ce16" office:value-type="float" office:value="21">
            <text:p>21</text:p>
          </table:table-cell>
          <table:table-cell table:number-columns-repeated="1010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6" office:value-type="string">
            <text:p>KEEPRIGHT</text:p>
          </table:table-cell>
          <table:table-cell table:style-name="ce6" office:value-type="string">
            <text:p>Rechts Halten</text:p>
          </table:table-cell>
          <table:table-cell table:style-name="ce6" office:value-type="string">
            <text:p>Keep Right</text:p>
          </table:table-cell>
          <table:table-cell table:style-name="ce6" office:value-type="string">
            <text:p>trzymaj prawą</text:p>
          </table:table-cell>
          <table:table-cell table:number-columns-repeated="2" table:style-name="ce6"/>
          <table:table-cell table:style-name="ce12" office:value-type="string">
            <text:p>LINE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6" table:number-columns-repeated="3"/>
          <table:table-cell table:style-name="ce16" office:value-type="float" office:value="22">
            <text:p>22</text:p>
          </table:table-cell>
          <table:table-cell table:number-columns-repeated="1010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6" office:value-type="string">
            <text:p>KEEPLEFT</text:p>
          </table:table-cell>
          <table:table-cell table:style-name="ce6" office:value-type="string">
            <text:p>Links Halten</text:p>
          </table:table-cell>
          <table:table-cell table:style-name="ce6" office:value-type="string">
            <text:p>Keep Left</text:p>
          </table:table-cell>
          <table:table-cell table:style-name="ce6" office:value-type="string">
            <text:p>trzymaj lewą</text:p>
          </table:table-cell>
          <table:table-cell table:number-columns-repeated="2" table:style-name="ce6"/>
          <table:table-cell table:style-name="ce12" office:value-type="string">
            <text:p>LINE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6" table:number-columns-repeated="3"/>
          <table:table-cell table:style-name="ce16" office:value-type="float" office:value="23">
            <text:p>23</text:p>
          </table:table-cell>
          <table:table-cell table:number-columns-repeated="1010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6" office:value-type="string">
            <text:p>KEEPMIDDLE</text:p>
          </table:table-cell>
          <table:table-cell table:style-name="ce6" office:value-type="string">
            <text:p>Mittig Halten</text:p>
          </table:table-cell>
          <table:table-cell table:style-name="ce6" office:value-type="string">
            <text:p>Keep Middle</text:p>
          </table:table-cell>
          <table:table-cell table:style-name="ce6" office:value-type="string">
            <text:p>środkiem</text:p>
          </table:table-cell>
          <table:table-cell table:number-columns-repeated="2" table:style-name="ce6"/>
          <table:table-cell table:style-name="ce12" office:value-type="string">
            <text:p>LINE</text:p>
          </table:table-cell>
          <table:table-cell table:number-columns-repeated="2" table:style-name="ce12" office:value-type="float" office:value="1">
            <text:p>1</text:p>
          </table:table-cell>
          <table:table-cell table:style-name="ce6" table:number-columns-repeated="3"/>
          <table:table-cell table:style-name="ce16" office:value-type="float" office:value="24">
            <text:p>24</text:p>
          </table:table-cell>
          <table:table-cell table:number-columns-repeated="1010"/>
        </table:table-row>
        <table:table-row table:style-name="ro1">
          <table:table-cell table:style-name="ce3" office:value-type="float" office:value="32">
            <text:p>32</text:p>
          </table:table-cell>
          <table:table-cell table:style-name="ce6" office:value-type="string">
            <text:p>CAUTION</text:p>
          </table:table-cell>
          <table:table-cell table:style-name="ce6" office:value-type="string">
            <text:p>Achtung</text:p>
          </table:table-cell>
          <table:table-cell table:style-name="ce6" office:value-type="string">
            <text:p>Caution</text:p>
          </table:table-cell>
          <table:table-cell table:style-name="ce6" office:value-type="string">
            <text:p>uwaga</text:p>
          </table:table-cell>
          <table:table-cell table:style-name="ce6" office:value-type="string">
            <text:p>INTO</text:p>
          </table:table-cell>
          <table:table-cell table:style-name="ce6"/>
          <table:table-cell table:style-name="ce19" office:value-type="string">
            <text:p>CAUTIONS</text:p>
          </table:table-cell>
          <table:table-cell table:number-columns-repeated="2" table:style-name="ce19" office:value-type="float" office:value="1">
            <text:p>1</text:p>
          </table:table-cell>
          <table:table-cell table:style-name="ce6" table:number-columns-repeated="3"/>
          <table:table-cell table:style-name="ce16" office:value-type="float" office:value="25">
            <text:p>25</text:p>
          </table:table-cell>
          <table:table-cell table:number-columns-repeated="1010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4"/>
          <table:table-cell table:style-name="ce16" office:value-type="float" office:value="26">
            <text:p>26</text:p>
          </table:table-cell>
          <table:table-cell table:number-columns-repeated="1010"/>
        </table:table-row>
        <table:table-row table:style-name="ro1">
          <table:table-cell table:style-name="ce3"/>
          <table:table-cell table:style-name="ce6" office:value-type="string">
            <text:p>ONTO</text:p>
          </table:table-cell>
          <table:table-cell table:style-name="ce6" office:value-type="string">
            <text:p>Auf</text:p>
          </table:table-cell>
          <table:table-cell table:style-name="ce6" office:value-type="string">
            <text:p>Onto</text:p>
          </table:table-cell>
          <table:table-cell table:style-name="ce6" office:value-type="string">
            <text:p>na</text:p>
          </table:table-cell>
          <table:table-cell table:number-columns-repeated="2" table:style-name="ce6"/>
          <table:table-cell table:style-name="ce19" office:value-type="string">
            <text:p>LINKS</text:p>
          </table:table-cell>
          <table:table-cell table:style-name="ce19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6"/>
          <table:table-cell table:style-name="ce20" office:value-type="date" office:date-value="2012-02-05">
            <text:p>5.2.12</text:p>
          </table:table-cell>
          <table:table-cell table:style-name="ce6" office:value-type="string">
            <text:p>id reserved</text:p>
          </table:table-cell>
          <table:table-cell table:style-name="ce16" office:value-type="float" office:value="27">
            <text:p>27</text:p>
          </table:table-cell>
          <table:table-cell table:number-columns-repeated="1010"/>
        </table:table-row>
        <table:table-row table:style-name="ro1">
          <table:table-cell table:style-name="ce3"/>
          <table:table-cell table:style-name="ce6" office:value-type="string">
            <text:p>INTO</text:p>
          </table:table-cell>
          <table:table-cell table:style-name="ce6" office:value-type="string">
            <text:p>In</text:p>
          </table:table-cell>
          <table:table-cell table:style-name="ce6" office:value-type="string">
            <text:p>Into</text:p>
          </table:table-cell>
          <table:table-cell table:style-name="ce6" office:value-type="string">
            <text:p>do</text:p>
          </table:table-cell>
          <table:table-cell table:number-columns-repeated="2" table:style-name="ce6"/>
          <table:table-cell table:style-name="ce19" office:value-type="string">
            <text:p>LINKS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6"/>
          <table:table-cell table:style-name="ce20" office:value-type="date" office:date-value="2012-02-05">
            <text:p>5.2.12</text:p>
          </table:table-cell>
          <table:table-cell table:style-name="ce6" office:value-type="string">
            <text:p>id reserved</text:p>
          </table:table-cell>
          <table:table-cell table:style-name="ce16" office:value-type="float" office:value="28">
            <text:p>28</text:p>
          </table:table-cell>
          <table:table-cell table:number-columns-repeated="1010"/>
        </table:table-row>
        <table:table-row table:style-name="ro1">
          <table:table-cell table:style-name="ce3"/>
          <table:table-cell table:style-name="ce6" office:value-type="string">
            <text:p>AND</text:p>
          </table:table-cell>
          <table:table-cell table:style-name="ce6" office:value-type="string">
            <text:p>Und</text:p>
          </table:table-cell>
          <table:table-cell table:style-name="ce6" office:value-type="string">
            <text:p>And</text:p>
          </table:table-cell>
          <table:table-cell table:style-name="ce6" office:value-type="string">
            <text:p>i</text:p>
          </table:table-cell>
          <table:table-cell table:number-columns-repeated="2" table:style-name="ce6"/>
          <table:table-cell table:style-name="ce19" office:value-type="string">
            <text:p>LINKS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style-name="ce6"/>
          <table:table-cell table:style-name="ce20" office:value-type="date" office:date-value="2012-02-05">
            <text:p>5.2.12</text:p>
          </table:table-cell>
          <table:table-cell table:style-name="ce6" office:value-type="string">
            <text:p>id reserved</text:p>
          </table:table-cell>
          <table:table-cell table:style-name="ce16" office:value-type="float" office:value="29">
            <text:p>29</text:p>
          </table:table-cell>
          <table:table-cell table:number-columns-repeated="1010"/>
        </table:table-row>
        <table:table-row table:style-name="ro1">
          <table:table-cell table:style-name="ce3"/>
          <table:table-cell table:style-name="ce6" office:value-type="string">
            <text:p>PLACE_HOLDER</text:p>
          </table:table-cell>
          <table:table-cell table:style-name="ce6" office:value-type="string">
            <text:p>Platzhalter</text:p>
          </table:table-cell>
          <table:table-cell table:style-name="ce6" office:value-type="string">
            <text:p>Placeholder</text:p>
          </table:table-cell>
          <table:table-cell table:style-name="ce6"/>
          <table:table-cell table:number-columns-repeated="2" table:style-name="ce6"/>
          <table:table-cell table:style-name="ce19" office:value-type="string">
            <text:p>LINKS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style-name="ce6"/>
          <table:table-cell table:style-name="ce20"/>
          <table:table-cell table:style-name="ce6" office:value-type="string">
            <text:p>id reserved</text:p>
          </table:table-cell>
          <table:table-cell table:style-name="ce16" office:value-type="float" office:value="30">
            <text:p>30</text:p>
          </table:table-cell>
          <table:table-cell table:number-columns-repeated="1010"/>
        </table:table-row>
        <table:table-row table:style-name="ro1">
          <table:table-cell table:style-name="ce3"/>
          <table:table-cell table:style-name="ce6" office:value-type="string">
            <text:p>CALLOUT_TIME</text:p>
          </table:table-cell>
          <table:table-cell table:style-name="ce6" office:value-type="string">
            <text:p>Ansagezeit</text:p>
          </table:table-cell>
          <table:table-cell table:style-name="ce6" office:value-type="string">
            <text:p>Callout Time</text:p>
          </table:table-cell>
          <table:table-cell table:style-name="ce6"/>
          <table:table-cell table:number-columns-repeated="2" table:style-name="ce6"/>
          <table:table-cell table:style-name="ce19" office:value-type="string">
            <text:p>LINKS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3">
            <text:p>3</text:p>
          </table:table-cell>
          <table:table-cell table:style-name="ce6"/>
          <table:table-cell table:style-name="ce20"/>
          <table:table-cell table:style-name="ce6"/>
          <table:table-cell table:style-name="ce16" office:value-type="float" office:value="31">
            <text:p>31</text:p>
          </table:table-cell>
          <table:table-cell table:number-columns-repeated="1010"/>
        </table:table-row>
        <table:table-row table:style-name="ro1">
          <table:table-cell table:style-name="ce3"/>
          <table:table-cell table:style-name="ce6" office:value-type="string">
            <text:p>CALLOUT_DISTANCE</text:p>
          </table:table-cell>
          <table:table-cell table:style-name="ce6" office:value-type="string">
            <text:p>Ansageentfernung</text:p>
          </table:table-cell>
          <table:table-cell table:style-name="ce6" office:value-type="string">
            <text:p>Callout Distance</text:p>
          </table:table-cell>
          <table:table-cell table:style-name="ce6"/>
          <table:table-cell table:number-columns-repeated="2" table:style-name="ce6"/>
          <table:table-cell table:style-name="ce19" office:value-type="string">
            <text:p>LINKS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3">
            <text:p>3</text:p>
          </table:table-cell>
          <table:table-cell table:style-name="ce6"/>
          <table:table-cell table:style-name="ce20"/>
          <table:table-cell table:style-name="ce6"/>
          <table:table-cell table:style-name="ce16" office:value-type="float" office:value="32">
            <text:p>32</text:p>
          </table:table-cell>
          <table:table-cell table:number-columns-repeated="1010"/>
        </table:table-row>
        <table:table-row table:style-name="ro1">
          <table:table-cell table:style-name="ce3"/>
          <table:table-cell table:style-name="ce6" office:value-type="string">
            <text:p>SOUND_FILE</text:p>
          </table:table-cell>
          <table:table-cell table:style-name="ce6" office:value-type="string">
            <text:p>Sound Datei</text:p>
          </table:table-cell>
          <table:table-cell table:style-name="ce6" office:value-type="string">
            <text:p>Sound File</text:p>
          </table:table-cell>
          <table:table-cell table:style-name="ce6"/>
          <table:table-cell table:number-columns-repeated="2" table:style-name="ce6"/>
          <table:table-cell table:style-name="ce19" office:value-type="string">
            <text:p>MODIFIER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6"/>
          <table:table-cell table:style-name="ce20"/>
          <table:table-cell table:style-name="ce6"/>
          <table:table-cell table:style-name="ce16" office:value-type="float" office:value="33">
            <text:p>33</text:p>
          </table:table-cell>
          <table:table-cell table:number-columns-repeated="1010"/>
        </table:table-row>
        <table:table-row table:style-name="ro1">
          <table:table-cell table:style-name="ce3"/>
          <table:table-cell table:style-name="ce6" office:value-type="string">
            <text:p>STANDARD_CALL</text:p>
          </table:table-cell>
          <table:table-cell table:style-name="ce6" office:value-type="string">
            <text:p>Standardansage</text:p>
          </table:table-cell>
          <table:table-cell table:style-name="ce6" office:value-type="string">
            <text:p>Standard Call</text:p>
          </table:table-cell>
          <table:table-cell table:style-name="ce6"/>
          <table:table-cell table:number-columns-repeated="2" table:style-name="ce6"/>
          <table:table-cell table:style-name="ce19" office:value-type="string">
            <text:p>MODIFIER</text:p>
          </table:table-cell>
          <table:table-cell table:number-columns-repeated="2" table:style-name="ce19" office:value-type="float" office:value="1">
            <text:p>1</text:p>
          </table:table-cell>
          <table:table-cell table:style-name="ce6"/>
          <table:table-cell table:style-name="ce20"/>
          <table:table-cell table:style-name="ce6"/>
          <table:table-cell table:style-name="ce16" office:value-type="float" office:value="34">
            <text:p>34</text:p>
          </table:table-cell>
          <table:table-cell table:number-columns-repeated="1010"/>
        </table:table-row>
        <table:table-row table:style-name="ro1">
          <table:table-cell table:style-name="ce3"/>
          <table:table-cell table:style-name="ce6" office:value-type="string">
            <text:p>SOUND_INDEX</text:p>
          </table:table-cell>
          <table:table-cell table:number-columns-repeated="2" table:style-name="ce6" office:value-type="string">
            <text:p>Sound Index</text:p>
          </table:table-cell>
          <table:table-cell table:style-name="ce6"/>
          <table:table-cell table:number-columns-repeated="2" table:style-name="ce6"/>
          <table:table-cell table:style-name="ce19" office:value-type="string">
            <text:p>LINKS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4">
            <text:p>4</text:p>
          </table:table-cell>
          <table:table-cell table:style-name="ce6"/>
          <table:table-cell table:style-name="ce20"/>
          <table:table-cell table:style-name="ce6"/>
          <table:table-cell table:style-name="ce16" office:value-type="float" office:value="35">
            <text:p>35</text:p>
          </table:table-cell>
          <table:table-cell table:number-columns-repeated="1010"/>
        </table:table-row>
        <table:table-row table:style-name="ro1">
          <table:table-cell table:style-name="ce3"/>
          <table:table-cell table:style-name="ce6" office:value-type="string">
            <text:p>EMPTY_CALL</text:p>
          </table:table-cell>
          <table:table-cell table:style-name="ce6" office:value-type="string">
            <text:p>Leere Ansage</text:p>
          </table:table-cell>
          <table:table-cell table:style-name="ce6" office:value-type="string">
            <text:p>Empty Call</text:p>
          </table:table-cell>
          <table:table-cell table:style-name="ce6"/>
          <table:table-cell table:number-columns-repeated="2" table:style-name="ce6"/>
          <table:table-cell table:style-name="ce19" office:value-type="string">
            <text:p>LINKS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6"/>
          <table:table-cell table:style-name="ce20" office:value-type="date" office:date-value="2012-03-17">
            <text:p>17.3.12</text:p>
          </table:table-cell>
          <table:table-cell table:style-name="ce6" office:value-type="string">
            <text:p>added</text:p>
          </table:table-cell>
          <table:table-cell table:style-name="ce16" office:value-type="float" office:value="36">
            <text:p>36</text:p>
          </table:table-cell>
          <table:table-cell table:number-columns-repeated="1010"/>
        </table:table-row>
        <table:table-row table:style-name="ro1">
          <table:table-cell table:style-name="ce3"/>
          <table:table-cell table:style-name="ce6" office:value-type="string">
            <text:p>CALLOUT_ADJUST</text:p>
          </table:table-cell>
          <table:table-cell table:style-name="ce6" office:value-type="string">
            <text:p>Ansageberichtigung</text:p>
          </table:table-cell>
          <table:table-cell table:style-name="ce6" office:value-type="string">
            <text:p>Callout Adjust</text:p>
          </table:table-cell>
          <table:table-cell table:style-name="ce6"/>
          <table:table-cell table:number-columns-repeated="2" table:style-name="ce6"/>
          <table:table-cell table:style-name="ce19" office:value-type="string">
            <text:p>LINKS</text:p>
          </table:table-cell>
          <table:table-cell table:style-name="ce19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6"/>
          <table:table-cell table:style-name="ce20" office:value-type="date" office:date-value="2012-04-07">
            <text:p>7.4.12</text:p>
          </table:table-cell>
          <table:table-cell table:style-name="ce6" office:value-type="string">
            <text:p>added</text:p>
          </table:table-cell>
          <table:table-cell table:style-name="ce16" office:value-type="float" office:value="37">
            <text:p>37</text:p>
          </table:table-cell>
          <table:table-cell table:number-columns-repeated="1010"/>
        </table:table-row>
        <table:table-row table:style-name="ro1">
          <table:table-cell table:style-name="ce3"/>
          <table:table-cell table:number-columns-repeated="3" table:style-name="ce6"/>
          <table:table-cell table:style-name="ce6"/>
          <table:table-cell table:number-columns-repeated="2" table:style-name="ce6"/>
          <table:table-cell table:number-columns-repeated="2" table:style-name="ce19"/>
          <table:table-cell table:style-name="ce19"/>
          <table:table-cell table:style-name="ce6"/>
          <table:table-cell table:style-name="ce20"/>
          <table:table-cell table:style-name="ce6"/>
          <table:table-cell table:style-name="ce16" office:value-type="float" office:value="38">
            <text:p>38</text:p>
          </table:table-cell>
          <table:table-cell table:number-columns-repeated="1010"/>
        </table:table-row>
        <table:table-row table:style-name="ro1">
          <table:table-cell table:style-name="ce3" office:value-type="float" office:value="200">
            <text:p>200</text:p>
          </table:table-cell>
          <table:table-cell table:style-name="ce6" office:value-type="string">
            <text:p>OVER_BRIDGE</text:p>
          </table:table-cell>
          <table:table-cell table:style-name="ce6" office:value-type="string">
            <text:p>Über Brücke</text:p>
          </table:table-cell>
          <table:table-cell table:style-name="ce6" office:value-type="string">
            <text:p>Over Bridge</text:p>
          </table:table-cell>
          <table:table-cell table:style-name="ce6"/>
          <table:table-cell table:style-name="ce6" office:value-type="string">
            <text:p>INTO</text:p>
          </table:table-cell>
          <table:table-cell table:style-name="ce6"/>
          <table:table-cell table:style-name="ce19" office:value-type="string">
            <text:p>OBSTACLES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5">
            <text:p>5</text:p>
          </table:table-cell>
          <table:table-cell table:style-name="ce6"/>
          <table:table-cell table:style-name="ce20" office:value-type="date" office:date-value="2012-03-22">
            <text:p>22.3.12</text:p>
          </table:table-cell>
          <table:table-cell table:style-name="ce6" office:value-type="string">
            <text:p>added</text:p>
          </table:table-cell>
          <table:table-cell table:style-name="ce16" office:value-type="float" office:value="39">
            <text:p>39</text:p>
          </table:table-cell>
          <table:table-cell table:number-columns-repeated="1010"/>
        </table:table-row>
        <table:table-row table:style-name="ro1">
          <table:table-cell table:style-name="ce3" office:value-type="float" office:value="201">
            <text:p>201</text:p>
          </table:table-cell>
          <table:table-cell table:style-name="ce6" office:value-type="string">
            <text:p>OVER_RAILS</text:p>
          </table:table-cell>
          <table:table-cell table:style-name="ce6" office:value-type="string">
            <text:p>Über Schienen</text:p>
          </table:table-cell>
          <table:table-cell table:style-name="ce6" office:value-type="string">
            <text:p>Over Rails</text:p>
          </table:table-cell>
          <table:table-cell table:style-name="ce6"/>
          <table:table-cell table:style-name="ce6" office:value-type="string">
            <text:p>INTO</text:p>
          </table:table-cell>
          <table:table-cell table:style-name="ce6"/>
          <table:table-cell table:style-name="ce19" office:value-type="string">
            <text:p>OBSTACLES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5">
            <text:p>5</text:p>
          </table:table-cell>
          <table:table-cell table:style-name="ce6"/>
          <table:table-cell table:style-name="ce20" office:value-type="date" office:date-value="2012-03-22">
            <text:p>22.3.12</text:p>
          </table:table-cell>
          <table:table-cell table:style-name="ce6" office:value-type="string">
            <text:p>added</text:p>
          </table:table-cell>
          <table:table-cell table:style-name="ce16" office:value-type="float" office:value="40">
            <text:p>40</text:p>
          </table:table-cell>
          <table:table-cell table:number-columns-repeated="1010"/>
        </table:table-row>
        <table:table-row table:style-name="ro1">
          <table:table-cell table:style-name="ce3" office:value-type="float" office:value="202">
            <text:p>202</text:p>
          </table:table-cell>
          <table:table-cell table:style-name="ce6" office:value-type="string">
            <text:p>OVER_RAILWAY</text:p>
          </table:table-cell>
          <table:table-cell table:style-name="ce6" office:value-type="string">
            <text:p>Über Schienenstrang</text:p>
          </table:table-cell>
          <table:table-cell table:style-name="ce6" office:value-type="string">
            <text:p>Over Railway</text:p>
          </table:table-cell>
          <table:table-cell table:style-name="ce6"/>
          <table:table-cell table:style-name="ce6" office:value-type="string">
            <text:p>INTO</text:p>
          </table:table-cell>
          <table:table-cell table:style-name="ce6"/>
          <table:table-cell table:style-name="ce19" office:value-type="string">
            <text:p>OBSTACLES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5">
            <text:p>5</text:p>
          </table:table-cell>
          <table:table-cell table:style-name="ce6"/>
          <table:table-cell table:style-name="ce20" office:value-type="date" office:date-value="2012-03-22">
            <text:p>22.3.12</text:p>
          </table:table-cell>
          <table:table-cell table:style-name="ce6" office:value-type="string">
            <text:p>added</text:p>
          </table:table-cell>
          <table:table-cell table:style-name="ce16" office:value-type="float" office:value="41">
            <text:p>41</text:p>
          </table:table-cell>
          <table:table-cell table:number-columns-repeated="1010"/>
        </table:table-row>
        <table:table-row table:style-name="ro1">
          <table:table-cell table:style-name="ce3"/>
          <table:table-cell table:number-columns-repeated="3" table:style-name="ce6"/>
          <table:table-cell table:style-name="ce6"/>
          <table:table-cell table:number-columns-repeated="2" table:style-name="ce6"/>
          <table:table-cell table:number-columns-repeated="2" table:style-name="ce19"/>
          <table:table-cell table:style-name="ce19"/>
          <table:table-cell table:style-name="ce6"/>
          <table:table-cell table:style-name="ce20"/>
          <table:table-cell table:style-name="ce6"/>
          <table:table-cell table:style-name="ce16" office:value-type="float" office:value="42">
            <text:p>42</text:p>
          </table:table-cell>
          <table:table-cell table:number-columns-repeated="1010"/>
        </table:table-row>
        <table:table-row table:style-name="ro1">
          <table:table-cell table:style-name="ce3"/>
          <table:table-cell table:number-columns-repeated="3" table:style-name="ce6"/>
          <table:table-cell table:style-name="ce6"/>
          <table:table-cell table:number-columns-repeated="2" table:style-name="ce6"/>
          <table:table-cell table:number-columns-repeated="2" table:style-name="ce19"/>
          <table:table-cell table:style-name="ce19"/>
          <table:table-cell table:style-name="ce6"/>
          <table:table-cell table:style-name="ce20"/>
          <table:table-cell table:style-name="ce6"/>
          <table:table-cell table:style-name="ce16" office:value-type="float" office:value="43">
            <text:p>43</text:p>
          </table:table-cell>
          <table:table-cell table:number-columns-repeated="1010"/>
        </table:table-row>
        <table:table-row table:style-name="ro1">
          <table:table-cell table:style-name="ce3"/>
          <table:table-cell table:style-name="ce6" office:value-type="string">
            <text:p>CUT</text:p>
          </table:table-cell>
          <table:table-cell table:number-columns-repeated="2" table:style-name="ce6" office:value-type="string">
            <text:p>Cut</text:p>
          </table:table-cell>
          <table:table-cell table:style-name="ce6" office:value-type="string">
            <text:p>ciąć</text:p>
          </table:table-cell>
          <table:table-cell table:number-columns-repeated="2" table:style-name="ce6"/>
          <table:table-cell table:style-name="ce19" office:value-type="string">
            <text:p>ADDITIONAL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3">
            <text:p>3</text:p>
          </table:table-cell>
          <table:table-cell table:style-name="ce6" table:number-columns-repeated="3"/>
          <table:table-cell table:style-name="ce16" office:value-type="float" office:value="44">
            <text:p>44</text:p>
          </table:table-cell>
          <table:table-cell table:number-columns-repeated="1010"/>
        </table:table-row>
        <table:table-row table:style-name="ro1">
          <table:table-cell table:style-name="ce3" office:value-type="float" office:value="211">
            <text:p>211</text:p>
          </table:table-cell>
          <table:table-cell table:style-name="ce6" office:value-type="string">
            <text:p>DEEPCUT</text:p>
          </table:table-cell>
          <table:table-cell table:style-name="ce6" office:value-type="string">
            <text:p>Cut Tief</text:p>
          </table:table-cell>
          <table:table-cell table:style-name="ce6" office:value-type="string">
            <text:p>Deep Cut</text:p>
          </table:table-cell>
          <table:table-cell table:style-name="ce6" office:value-type="string">
            <text:p>duże cięcie</text:p>
          </table:table-cell>
          <table:table-cell table:number-columns-repeated="2" table:style-name="ce6"/>
          <table:table-cell table:style-name="ce19" office:value-type="string">
            <text:p>LINE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3">
            <text:p>3</text:p>
          </table:table-cell>
          <table:table-cell table:style-name="ce6"/>
          <table:table-cell table:style-name="ce58" office:value-type="date" office:date-value="2012-02-17">
            <text:p>17.02.2012</text:p>
          </table:table-cell>
          <table:table-cell table:style-name="ce6" office:value-type="string">
            <text:p>de Worte gedreht</text:p>
          </table:table-cell>
          <table:table-cell table:style-name="ce16" office:value-type="float" office:value="45">
            <text:p>45</text:p>
          </table:table-cell>
          <table:table-cell table:number-columns-repeated="1010"/>
        </table:table-row>
        <table:table-row table:style-name="ro1">
          <table:table-cell table:style-name="ce3" office:value-type="float" office:value="212">
            <text:p>212</text:p>
          </table:table-cell>
          <table:table-cell table:style-name="ce6" office:value-type="string">
            <text:p>FULLCUT</text:p>
          </table:table-cell>
          <table:table-cell table:style-name="ce6" office:value-type="string">
            <text:p>Cut Voll</text:p>
          </table:table-cell>
          <table:table-cell table:style-name="ce6" office:value-type="string">
            <text:p>Full Cut</text:p>
          </table:table-cell>
          <table:table-cell table:style-name="ce6" office:value-type="string">
            <text:p>pełne cięcie</text:p>
          </table:table-cell>
          <table:table-cell table:number-columns-repeated="2" table:style-name="ce6"/>
          <table:table-cell table:style-name="ce19" office:value-type="string">
            <text:p>LINE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3">
            <text:p>3</text:p>
          </table:table-cell>
          <table:table-cell table:style-name="ce6"/>
          <table:table-cell table:style-name="ce58" office:value-type="date" office:date-value="2012-02-17">
            <text:p>17.02.2012</text:p>
          </table:table-cell>
          <table:table-cell table:style-name="ce6" office:value-type="string">
            <text:p>de Worte gedreht</text:p>
          </table:table-cell>
          <table:table-cell table:style-name="ce16" office:value-type="float" office:value="46">
            <text:p>46</text:p>
          </table:table-cell>
          <table:table-cell table:number-columns-repeated="1010"/>
        </table:table-row>
        <table:table-row table:style-name="ro1">
          <table:table-cell table:style-name="ce3"/>
          <table:table-cell table:style-name="ce6" office:value-type="string">
            <text:p>DONTCUT</text:p>
          </table:table-cell>
          <table:table-cell table:number-columns-repeated="2" table:style-name="ce6" office:value-type="string">
            <text:p>Don't Cut</text:p>
          </table:table-cell>
          <table:table-cell table:style-name="ce6" office:value-type="string">
            <text:p>nie ciąć</text:p>
          </table:table-cell>
          <table:table-cell table:number-columns-repeated="2" table:style-name="ce6"/>
          <table:table-cell table:style-name="ce19" office:value-type="string">
            <text:p>ADDITIONAL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3">
            <text:p>3</text:p>
          </table:table-cell>
          <table:table-cell table:style-name="ce6" office:value-type="string">
            <text:p>id reserved and locked</text:p>
          </table:table-cell>
          <table:table-cell table:style-name="ce6" table:number-columns-repeated="2"/>
          <table:table-cell table:style-name="ce16" office:value-type="float" office:value="47">
            <text:p>47</text:p>
          </table:table-cell>
          <table:table-cell table:number-columns-repeated="1010"/>
        </table:table-row>
        <table:table-row table:style-name="ro1">
          <table:table-cell table:style-name="ce3" office:value-type="float" office:value="213">
            <text:p>213</text:p>
          </table:table-cell>
          <table:table-cell table:style-name="ce6" office:value-type="string">
            <text:p>KEEP_CENTRE</text:p>
          </table:table-cell>
          <table:table-cell table:style-name="ce6" office:value-type="string">
            <text:p>Mittig Bleiben</text:p>
          </table:table-cell>
          <table:table-cell table:style-name="ce6" office:value-type="string">
            <text:p>Keep Centre</text:p>
          </table:table-cell>
          <table:table-cell table:style-name="ce6"/>
          <table:table-cell table:number-columns-repeated="2" table:style-name="ce6"/>
          <table:table-cell table:style-name="ce19" office:value-type="string">
            <text:p>LINE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6">
            <text:p>6</text:p>
          </table:table-cell>
          <table:table-cell table:style-name="ce6"/>
          <table:table-cell table:style-name="ce59" office:value-type="date" office:date-value="2012-03-22">
            <text:p>22.03.12</text:p>
          </table:table-cell>
          <table:table-cell table:style-name="ce6" office:value-type="string">
            <text:p>added</text:p>
          </table:table-cell>
          <table:table-cell table:style-name="ce16" office:value-type="float" office:value="48">
            <text:p>48</text:p>
          </table:table-cell>
          <table:table-cell table:number-columns-repeated="1010"/>
        </table:table-row>
        <table:table-row table:style-name="ro1">
          <table:table-cell table:style-name="ce3" office:value-type="float" office:value="214">
            <text:p>214</text:p>
          </table:table-cell>
          <table:table-cell table:style-name="ce6" office:value-type="string">
            <text:p>FULL</text:p>
          </table:table-cell>
          <table:table-cell table:style-name="ce6" office:value-type="string">
            <text:p>Voll <text:s/></text:p>
          </table:table-cell>
          <table:table-cell table:style-name="ce6" office:value-type="string">
            <text:p>Full</text:p>
          </table:table-cell>
          <table:table-cell table:style-name="ce6" office:value-type="string">
            <text:p>pełny</text:p>
          </table:table-cell>
          <table:table-cell table:number-columns-repeated="2" table:style-name="ce6"/>
          <table:table-cell table:style-name="ce19" office:value-type="string">
            <text:p>DRIVING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2">
            <text:p>2</text:p>
          </table:table-cell>
          <table:table-cell table:style-name="ce6" table:number-columns-repeated="3"/>
          <table:table-cell table:style-name="ce16" office:value-type="float" office:value="49">
            <text:p>49</text:p>
          </table:table-cell>
          <table:table-cell table:number-columns-repeated="1010"/>
        </table:table-row>
        <table:table-row table:style-name="ro1">
          <table:table-cell table:style-name="ce3" office:value-type="float" office:value="215">
            <text:p>215</text:p>
          </table:table-cell>
          <table:table-cell table:style-name="ce6" office:value-type="string">
            <text:p>GO_FULL</text:p>
          </table:table-cell>
          <table:table-cell table:style-name="ce6" office:value-type="string">
            <text:p>Vollgas</text:p>
          </table:table-cell>
          <table:table-cell table:style-name="ce6" office:value-type="string">
            <text:p>Go Full</text:p>
          </table:table-cell>
          <table:table-cell table:style-name="ce18" office:value-type="string">
            <text:p>pełnym gazem/śmiało</text:p>
          </table:table-cell>
          <table:table-cell table:number-columns-repeated="2" table:style-name="ce18"/>
          <table:table-cell table:style-name="ce19" office:value-type="string">
            <text:p>DRIVING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style-name="ce6" table:number-columns-repeated="3"/>
          <table:table-cell table:style-name="ce16" office:value-type="float" office:value="50">
            <text:p>50</text:p>
          </table:table-cell>
          <table:table-cell table:number-columns-repeated="1010"/>
        </table:table-row>
        <table:table-row table:style-name="ro1">
          <table:table-cell table:style-name="ce3" office:value-type="float" office:value="216">
            <text:p>216</text:p>
          </table:table-cell>
          <table:table-cell table:style-name="ce6" office:value-type="string">
            <text:p>FLATOUT</text:p>
          </table:table-cell>
          <table:table-cell table:number-columns-repeated="2" table:style-name="ce6" office:value-type="string">
            <text:p>Flatout</text:p>
          </table:table-cell>
          <table:table-cell table:style-name="ce6" office:value-type="string">
            <text:p>dzida</text:p>
          </table:table-cell>
          <table:table-cell table:number-columns-repeated="2" table:style-name="ce6"/>
          <table:table-cell table:style-name="ce19" office:value-type="string">
            <text:p>DRIVING</text:p>
          </table:table-cell>
          <table:table-cell table:number-columns-repeated="2" table:style-name="ce19" office:value-type="float" office:value="2">
            <text:p>2</text:p>
          </table:table-cell>
          <table:table-cell table:style-name="ce6" table:number-columns-repeated="3"/>
          <table:table-cell table:style-name="ce16" office:value-type="float" office:value="51">
            <text:p>51</text:p>
          </table:table-cell>
          <table:table-cell table:number-columns-repeated="1010"/>
        </table:table-row>
        <table:table-row table:style-name="ro1">
          <table:table-cell table:style-name="ce3" office:value-type="float" office:value="217">
            <text:p>217</text:p>
          </table:table-cell>
          <table:table-cell table:style-name="ce6" office:value-type="string">
            <text:p>BRAKE</text:p>
          </table:table-cell>
          <table:table-cell table:style-name="ce6" office:value-type="string">
            <text:p>Brems</text:p>
          </table:table-cell>
          <table:table-cell table:style-name="ce6" office:value-type="string">
            <text:p>Brake</text:p>
          </table:table-cell>
          <table:table-cell table:style-name="ce6" office:value-type="string">
            <text:p>hamowanie</text:p>
          </table:table-cell>
          <table:table-cell table:number-columns-repeated="2" table:style-name="ce6"/>
          <table:table-cell table:style-name="ce19" office:value-type="string">
            <text:p>DRIVING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6"/>
          <table:table-cell table:style-name="ce20"/>
          <table:table-cell table:style-name="ce6"/>
          <table:table-cell table:style-name="ce16" office:value-type="float" office:value="52">
            <text:p>52</text:p>
          </table:table-cell>
          <table:table-cell table:number-columns-repeated="1010"/>
        </table:table-row>
        <table:table-row table:style-name="ro1">
          <table:table-cell table:style-name="ce30" office:value-type="float" office:value="218">
            <text:p>218</text:p>
          </table:table-cell>
          <table:table-cell table:style-name="ce40" office:value-type="string">
            <text:p>LIGHT_CUT</text:p>
          </table:table-cell>
          <table:table-cell table:style-name="ce6" office:value-type="string">
            <text:p>Cut Leicht</text:p>
          </table:table-cell>
          <table:table-cell table:style-name="ce6" office:value-type="string">
            <text:p>Light Cut</text:p>
          </table:table-cell>
          <table:table-cell table:style-name="ce6" office:value-type="string">
            <text:p>lekkie cięcie/przyciąć</text:p>
          </table:table-cell>
          <table:table-cell table:number-columns-repeated="2" table:style-name="ce6"/>
          <table:table-cell table:style-name="ce19" office:value-type="string">
            <text:p>LINE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3">
            <text:p>3</text:p>
          </table:table-cell>
          <table:table-cell table:style-name="ce6"/>
          <table:table-cell table:style-name="ce20" office:value-type="string">
            <text:p>14.02.2012</text:p>
          </table:table-cell>
          <table:table-cell table:style-name="ce6" office:value-type="string">
            <text:p>de Worte gedreht 17.02.2012</text:p>
          </table:table-cell>
          <table:table-cell table:style-name="ce16" office:value-type="float" office:value="53">
            <text:p>53</text:p>
          </table:table-cell>
          <table:table-cell table:number-columns-repeated="1010"/>
        </table:table-row>
        <table:table-row table:style-name="ro1">
          <table:table-cell table:style-name="ce30" office:value-type="float" office:value="219">
            <text:p>219</text:p>
          </table:table-cell>
          <table:table-cell table:style-name="ce6" office:value-type="string">
            <text:p>HANDBRAKE</text:p>
          </table:table-cell>
          <table:table-cell table:style-name="ce6" office:value-type="string">
            <text:p>Handbremse</text:p>
          </table:table-cell>
          <table:table-cell table:style-name="ce6" office:value-type="string">
            <text:p>Handbrake</text:p>
          </table:table-cell>
          <table:table-cell table:style-name="ce6" office:value-type="string">
            <text:p>ręczny hamulec</text:p>
          </table:table-cell>
          <table:table-cell table:number-columns-repeated="2" table:style-name="ce6"/>
          <table:table-cell table:style-name="ce19" office:value-type="string">
            <text:p>DRIVING</text:p>
          </table:table-cell>
          <table:table-cell table:number-columns-repeated="2" table:style-name="ce19" office:value-type="float" office:value="1">
            <text:p>1</text:p>
          </table:table-cell>
          <table:table-cell table:style-name="ce6"/>
          <table:table-cell table:style-name="ce20" office:value-type="string">
            <text:p>14.02.2012</text:p>
          </table:table-cell>
          <table:table-cell table:style-name="ce6"/>
          <table:table-cell table:style-name="ce16" office:value-type="float" office:value="54">
            <text:p>54</text:p>
          </table:table-cell>
          <table:table-cell table:number-columns-repeated="1010"/>
        </table:table-row>
        <table:table-row table:style-name="ro1">
          <table:table-cell table:style-name="ce30" office:value-type="float" office:value="220">
            <text:p>220</text:p>
          </table:table-cell>
          <table:table-cell table:style-name="ce6" office:value-type="string">
            <text:p>KEEP_IN</text:p>
          </table:table-cell>
          <table:table-cell table:style-name="ce6" office:value-type="string">
            <text:p>Innen bleiben</text:p>
          </table:table-cell>
          <table:table-cell table:style-name="ce6" office:value-type="string">
            <text:p>Keep In</text:p>
          </table:table-cell>
          <table:table-cell table:style-name="ce6"/>
          <table:table-cell table:number-columns-repeated="2" table:style-name="ce6"/>
          <table:table-cell table:style-name="ce19" office:value-type="string">
            <text:p>LINE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6">
            <text:p>6</text:p>
          </table:table-cell>
          <table:table-cell table:style-name="ce6"/>
          <table:table-cell table:style-name="ce20"/>
          <table:table-cell table:style-name="ce6"/>
          <table:table-cell table:style-name="ce16" office:value-type="float" office:value="55">
            <text:p>55</text:p>
          </table:table-cell>
          <table:table-cell table:number-columns-repeated="1010"/>
        </table:table-row>
        <table:table-row table:style-name="ro1">
          <table:table-cell table:style-name="ce30" office:value-type="float" office:value="221">
            <text:p>221</text:p>
          </table:table-cell>
          <table:table-cell table:style-name="ce6" office:value-type="string">
            <text:p>KEEP_OUT</text:p>
          </table:table-cell>
          <table:table-cell table:style-name="ce6" office:value-type="string">
            <text:p>Aussen bleiben</text:p>
          </table:table-cell>
          <table:table-cell table:style-name="ce6" office:value-type="string">
            <text:p>Keep Out</text:p>
          </table:table-cell>
          <table:table-cell table:style-name="ce6"/>
          <table:table-cell table:number-columns-repeated="2" table:style-name="ce6"/>
          <table:table-cell table:style-name="ce19" office:value-type="string">
            <text:p>LINE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6">
            <text:p>6</text:p>
          </table:table-cell>
          <table:table-cell table:style-name="ce6"/>
          <table:table-cell table:style-name="ce20" office:value-type="date" office:date-value="2012-03-20">
            <text:p>20.3.12</text:p>
          </table:table-cell>
          <table:table-cell table:style-name="ce6" office:value-type="string">
            <text:p>added</text:p>
          </table:table-cell>
          <table:table-cell table:style-name="ce16" office:value-type="float" office:value="56">
            <text:p>56</text:p>
          </table:table-cell>
          <table:table-cell table:number-columns-repeated="1010"/>
        </table:table-row>
        <table:table-row table:style-name="ro1">
          <table:table-cell table:style-name="ce30" office:value-type="float" office:value="223">
            <text:p>223</text:p>
          </table:table-cell>
          <table:table-cell table:style-name="ce6" office:value-type="string">
            <text:p>CLIP</text:p>
          </table:table-cell>
          <table:table-cell table:style-name="ce6" office:value-type="string">
            <text:p>Einhängen</text:p>
          </table:table-cell>
          <table:table-cell table:style-name="ce6" office:value-type="string">
            <text:p>Clip</text:p>
          </table:table-cell>
          <table:table-cell table:style-name="ce6"/>
          <table:table-cell table:number-columns-repeated="2" table:style-name="ce6"/>
          <table:table-cell table:style-name="ce19" office:value-type="string">
            <text:p>LINE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6">
            <text:p>6</text:p>
          </table:table-cell>
          <table:table-cell table:style-name="ce6"/>
          <table:table-cell table:style-name="ce20" office:value-type="date" office:date-value="2012-03-22">
            <text:p>22.3.12</text:p>
          </table:table-cell>
          <table:table-cell table:style-name="ce6" office:value-type="string">
            <text:p>added</text:p>
          </table:table-cell>
          <table:table-cell table:style-name="ce16" office:value-type="float" office:value="57">
            <text:p>57</text:p>
          </table:table-cell>
          <table:table-cell table:number-columns-repeated="1010"/>
        </table:table-row>
        <table:table-row table:style-name="ro1">
          <table:table-cell table:style-name="ce30" office:value-type="float" office:value="224">
            <text:p>224</text:p>
          </table:table-cell>
          <table:table-cell table:style-name="ce6" office:value-type="string">
            <text:p>TAKE</text:p>
          </table:table-cell>
          <table:table-cell table:style-name="ce6" office:value-type="string">
            <text:p>Nehmen</text:p>
          </table:table-cell>
          <table:table-cell table:style-name="ce6" office:value-type="string">
            <text:p>Take</text:p>
          </table:table-cell>
          <table:table-cell table:style-name="ce6"/>
          <table:table-cell table:number-columns-repeated="2" table:style-name="ce6"/>
          <table:table-cell table:number-columns-repeated="2" table:style-name="ce19"/>
          <table:table-cell table:style-name="ce19"/>
          <table:table-cell table:style-name="ce6"/>
          <table:table-cell table:style-name="ce20" office:value-type="date" office:date-value="2012-03-22">
            <text:p>22.3.12</text:p>
          </table:table-cell>
          <table:table-cell table:style-name="ce6" office:value-type="string">
            <text:p>added</text:p>
          </table:table-cell>
          <table:table-cell table:style-name="ce16" office:value-type="float" office:value="58">
            <text:p>58</text:p>
          </table:table-cell>
          <table:table-cell table:number-columns-repeated="1010"/>
        </table:table-row>
        <table:table-row table:style-name="ro1">
          <table:table-cell table:style-name="ce3"/>
          <table:table-cell table:number-columns-repeated="3" table:style-name="ce6"/>
          <table:table-cell table:style-name="ce6"/>
          <table:table-cell table:number-columns-repeated="2" table:style-name="ce6"/>
          <table:table-cell table:number-columns-repeated="2" table:style-name="ce19"/>
          <table:table-cell table:style-name="ce19"/>
          <table:table-cell table:style-name="ce6" table:number-columns-repeated="3"/>
          <table:table-cell table:style-name="ce16" office:value-type="float" office:value="59">
            <text:p>59</text:p>
          </table:table-cell>
          <table:table-cell table:number-columns-repeated="1010"/>
        </table:table-row>
        <table:table-row table:style-name="ro1">
          <table:table-cell table:style-name="ce3" office:value-type="float" office:value="230">
            <text:p>230</text:p>
          </table:table-cell>
          <table:table-cell table:style-name="ce6" office:value-type="string">
            <text:p>MINUS</text:p>
          </table:table-cell>
          <table:table-cell table:number-columns-repeated="2" table:style-name="ce6" office:value-type="string">
            <text:p>Minus</text:p>
          </table:table-cell>
          <table:table-cell table:style-name="ce6" office:value-type="string">
            <text:p>minus</text:p>
          </table:table-cell>
          <table:table-cell table:number-columns-repeated="2" table:style-name="ce6"/>
          <table:table-cell table:style-name="ce19" office:value-type="string">
            <text:p>ADDITIONAL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2">
            <text:p>2</text:p>
          </table:table-cell>
          <table:table-cell table:style-name="ce6" table:number-columns-repeated="3"/>
          <table:table-cell table:style-name="ce16" office:value-type="float" office:value="60">
            <text:p>60</text:p>
          </table:table-cell>
          <table:table-cell table:number-columns-repeated="1010"/>
        </table:table-row>
        <table:table-row table:style-name="ro1">
          <table:table-cell table:style-name="ce3" office:value-type="float" office:value="231">
            <text:p>231</text:p>
          </table:table-cell>
          <table:table-cell table:style-name="ce6" office:value-type="string">
            <text:p>MINUSMINUS</text:p>
          </table:table-cell>
          <table:table-cell table:number-columns-repeated="2" table:style-name="ce6" office:value-type="string">
            <text:p>Minus Minus</text:p>
          </table:table-cell>
          <table:table-cell table:style-name="ce6" office:value-type="string">
            <text:p>minusminus</text:p>
          </table:table-cell>
          <table:table-cell table:number-columns-repeated="2" table:style-name="ce6"/>
          <table:table-cell table:style-name="ce19" office:value-type="string">
            <text:p>ADDITIONAL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style-name="ce6" table:number-columns-repeated="3"/>
          <table:table-cell table:style-name="ce16" office:value-type="float" office:value="61">
            <text:p>61</text:p>
          </table:table-cell>
          <table:table-cell table:number-columns-repeated="1010"/>
        </table:table-row>
        <table:table-row table:style-name="ro1">
          <table:table-cell table:style-name="ce3" office:value-type="float" office:value="232">
            <text:p>232</text:p>
          </table:table-cell>
          <table:table-cell table:style-name="ce6" office:value-type="string">
            <text:p>PLUS</text:p>
          </table:table-cell>
          <table:table-cell table:number-columns-repeated="2" table:style-name="ce6" office:value-type="string">
            <text:p>Plus</text:p>
          </table:table-cell>
          <table:table-cell table:style-name="ce6" office:value-type="string">
            <text:p>plus</text:p>
          </table:table-cell>
          <table:table-cell table:number-columns-repeated="2" table:style-name="ce6"/>
          <table:table-cell table:style-name="ce19" office:value-type="string">
            <text:p>ADDITIONAL</text:p>
          </table:table-cell>
          <table:table-cell table:number-columns-repeated="2" table:style-name="ce19" office:value-type="float" office:value="2">
            <text:p>2</text:p>
          </table:table-cell>
          <table:table-cell table:style-name="ce6" table:number-columns-repeated="3"/>
          <table:table-cell table:style-name="ce16" office:value-type="float" office:value="62">
            <text:p>62</text:p>
          </table:table-cell>
          <table:table-cell table:number-columns-repeated="1010"/>
        </table:table-row>
        <table:table-row table:style-name="ro1">
          <table:table-cell table:style-name="ce3" office:value-type="float" office:value="233">
            <text:p>233</text:p>
          </table:table-cell>
          <table:table-cell table:style-name="ce6" office:value-type="string">
            <text:p>PLUSPLUS</text:p>
          </table:table-cell>
          <table:table-cell table:number-columns-repeated="2" table:style-name="ce6" office:value-type="string">
            <text:p>Plus Plus</text:p>
          </table:table-cell>
          <table:table-cell table:style-name="ce6" office:value-type="string">
            <text:p>plusplus</text:p>
          </table:table-cell>
          <table:table-cell table:number-columns-repeated="2" table:style-name="ce6"/>
          <table:table-cell table:style-name="ce19" office:value-type="string">
            <text:p>ADDITIONAL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2">
            <text:p>2</text:p>
          </table:table-cell>
          <table:table-cell table:style-name="ce6" table:number-columns-repeated="3"/>
          <table:table-cell table:style-name="ce16" office:value-type="float" office:value="63">
            <text:p>63</text:p>
          </table:table-cell>
          <table:table-cell table:number-columns-repeated="1010"/>
        </table:table-row>
        <table:table-row table:style-name="ro1">
          <table:table-cell table:style-name="ce3" office:value-type="float" office:value="234">
            <text:p>234</text:p>
          </table:table-cell>
          <table:table-cell table:style-name="ce6" office:value-type="string">
            <text:p>EARLY</text:p>
          </table:table-cell>
          <table:table-cell table:style-name="ce6" office:value-type="string">
            <text:p>Früh</text:p>
          </table:table-cell>
          <table:table-cell table:style-name="ce6" office:value-type="string">
            <text:p>Early</text:p>
          </table:table-cell>
          <table:table-cell table:style-name="ce6" office:value-type="string">
            <text:p>wcześnie</text:p>
          </table:table-cell>
          <table:table-cell table:number-columns-repeated="2" table:style-name="ce6"/>
          <table:table-cell table:style-name="ce19" office:value-type="string">
            <text:p>ADJECTIVES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6" table:number-columns-repeated="3"/>
          <table:table-cell table:style-name="ce16" office:value-type="float" office:value="64">
            <text:p>64</text:p>
          </table:table-cell>
          <table:table-cell table:number-columns-repeated="1010"/>
        </table:table-row>
        <table:table-row table:style-name="ro1">
          <table:table-cell table:style-name="ce3" office:value-type="float" office:value="235">
            <text:p>235</text:p>
          </table:table-cell>
          <table:table-cell table:style-name="ce6" office:value-type="string">
            <text:p>LATE</text:p>
          </table:table-cell>
          <table:table-cell table:style-name="ce6" office:value-type="string">
            <text:p>Spät</text:p>
          </table:table-cell>
          <table:table-cell table:style-name="ce6" office:value-type="string">
            <text:p>Late</text:p>
          </table:table-cell>
          <table:table-cell table:style-name="ce6" office:value-type="string">
            <text:p>późno</text:p>
          </table:table-cell>
          <table:table-cell table:number-columns-repeated="2" table:style-name="ce6"/>
          <table:table-cell table:style-name="ce19" office:value-type="string">
            <text:p>ADJECTIVES</text:p>
          </table:table-cell>
          <table:table-cell table:number-columns-repeated="2" table:style-name="ce19" office:value-type="float" office:value="1">
            <text:p>1</text:p>
          </table:table-cell>
          <table:table-cell table:style-name="ce6" table:number-columns-repeated="3"/>
          <table:table-cell table:style-name="ce16" office:value-type="float" office:value="65">
            <text:p>65</text:p>
          </table:table-cell>
          <table:table-cell table:number-columns-repeated="1010"/>
        </table:table-row>
        <table:table-row table:style-name="ro1">
          <table:table-cell table:style-name="ce3" office:value-type="float" office:value="236">
            <text:p>236</text:p>
          </table:table-cell>
          <table:table-cell table:style-name="ce6" office:value-type="string">
            <text:p>EASY</text:p>
          </table:table-cell>
          <table:table-cell table:style-name="ce6" office:value-type="string">
            <text:p>Wenig</text:p>
          </table:table-cell>
          <table:table-cell table:style-name="ce6" office:value-type="string">
            <text:p>Easy</text:p>
          </table:table-cell>
          <table:table-cell table:style-name="ce6" office:value-type="string">
            <text:p>łatwy</text:p>
          </table:table-cell>
          <table:table-cell table:number-columns-repeated="2" table:style-name="ce6"/>
          <table:table-cell table:style-name="ce19" office:value-type="string">
            <text:p>ADJECTIVES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1">
            <text:p>1</text:p>
          </table:table-cell>
          <table:table-cell table:style-name="ce6" table:number-columns-repeated="3"/>
          <table:table-cell table:style-name="ce16" office:value-type="float" office:value="66">
            <text:p>66</text:p>
          </table:table-cell>
          <table:table-cell table:number-columns-repeated="1010"/>
        </table:table-row>
        <table:table-row table:style-name="ro1">
          <table:table-cell table:style-name="ce3" office:value-type="float" office:value="237">
            <text:p>237</text:p>
          </table:table-cell>
          <table:table-cell table:style-name="ce6" office:value-type="string">
            <text:p>MUCH</text:p>
          </table:table-cell>
          <table:table-cell table:style-name="ce6" office:value-type="string">
            <text:p>Viel</text:p>
          </table:table-cell>
          <table:table-cell table:style-name="ce6" office:value-type="string">
            <text:p>Much</text:p>
          </table:table-cell>
          <table:table-cell table:style-name="ce6" office:value-type="string">
            <text:p>dużo</text:p>
          </table:table-cell>
          <table:table-cell table:number-columns-repeated="2" table:style-name="ce6"/>
          <table:table-cell table:style-name="ce19" office:value-type="string">
            <text:p>ADJECTIVES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6">
            <text:p>6</text:p>
          </table:table-cell>
          <table:table-cell table:style-name="ce6" table:number-columns-repeated="3"/>
          <table:table-cell table:style-name="ce16" office:value-type="float" office:value="67">
            <text:p>67</text:p>
          </table:table-cell>
          <table:table-cell table:number-columns-repeated="1010"/>
        </table:table-row>
        <table:table-row table:style-name="ro1">
          <table:table-cell table:style-name="ce3" office:value-type="float" office:value="238">
            <text:p>238</text:p>
          </table:table-cell>
          <table:table-cell table:style-name="ce6" office:value-type="string">
            <text:p>MANY</text:p>
          </table:table-cell>
          <table:table-cell table:style-name="ce6" office:value-type="string">
            <text:p>Viele</text:p>
          </table:table-cell>
          <table:table-cell table:style-name="ce6" office:value-type="string">
            <text:p>Many</text:p>
          </table:table-cell>
          <table:table-cell table:style-name="ce6" office:value-type="string">
            <text:p>wiele</text:p>
          </table:table-cell>
          <table:table-cell table:number-columns-repeated="2" table:style-name="ce6"/>
          <table:table-cell table:style-name="ce19" office:value-type="string">
            <text:p>ADJECTIVES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6">
            <text:p>6</text:p>
          </table:table-cell>
          <table:table-cell table:style-name="ce6"/>
          <table:table-cell table:style-name="ce20"/>
          <table:table-cell table:style-name="ce6"/>
          <table:table-cell table:style-name="ce16" office:value-type="float" office:value="68">
            <text:p>68</text:p>
          </table:table-cell>
          <table:table-cell table:number-columns-repeated="1010"/>
        </table:table-row>
        <table:table-row table:style-name="ro1">
          <table:table-cell table:style-name="ce3" office:value-type="float" office:value="239">
            <text:p>239</text:p>
          </table:table-cell>
          <table:table-cell table:style-name="ce6" office:value-type="string">
            <text:p>VERY</text:p>
          </table:table-cell>
          <table:table-cell table:style-name="ce6" office:value-type="string">
            <text:p>Sehr</text:p>
          </table:table-cell>
          <table:table-cell table:style-name="ce6" office:value-type="string">
            <text:p>Very</text:p>
          </table:table-cell>
          <table:table-cell table:style-name="ce6" office:value-type="string">
            <text:p>bardzo</text:p>
          </table:table-cell>
          <table:table-cell table:number-columns-repeated="2" table:style-name="ce6"/>
          <table:table-cell table:style-name="ce19" office:value-type="string">
            <text:p>ADJECTIVES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6">
            <text:p>6</text:p>
          </table:table-cell>
          <table:table-cell table:style-name="ce6"/>
          <table:table-cell table:style-name="ce20"/>
          <table:table-cell table:style-name="ce6"/>
          <table:table-cell table:style-name="ce16" office:value-type="float" office:value="69">
            <text:p>69</text:p>
          </table:table-cell>
          <table:table-cell table:number-columns-repeated="1010"/>
        </table:table-row>
        <table:table-row table:style-name="ro1">
          <table:table-cell table:style-name="ce3" office:value-type="float" office:value="240">
            <text:p>240</text:p>
          </table:table-cell>
          <table:table-cell table:style-name="ce6" office:value-type="string">
            <text:p>HARD</text:p>
          </table:table-cell>
          <table:table-cell table:style-name="ce6" office:value-type="string">
            <text:p>Stark</text:p>
          </table:table-cell>
          <table:table-cell table:style-name="ce6" office:value-type="string">
            <text:p>Hard</text:p>
          </table:table-cell>
          <table:table-cell table:style-name="ce6" office:value-type="string">
            <text:p>trudny</text:p>
          </table:table-cell>
          <table:table-cell table:number-columns-repeated="2" table:style-name="ce6"/>
          <table:table-cell table:style-name="ce19" office:value-type="string">
            <text:p>ADJECTIVES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1">
            <text:p>1</text:p>
          </table:table-cell>
          <table:table-cell table:style-name="ce6" table:number-columns-repeated="3"/>
          <table:table-cell table:style-name="ce16" office:value-type="float" office:value="70">
            <text:p>70</text:p>
          </table:table-cell>
          <table:table-cell table:number-columns-repeated="1010"/>
        </table:table-row>
        <table:table-row table:style-name="ro1">
          <table:table-cell table:style-name="ce3" office:value-type="float" office:value="241">
            <text:p>241</text:p>
          </table:table-cell>
          <table:table-cell table:style-name="ce6" office:value-type="string">
            <text:p>FAST</text:p>
          </table:table-cell>
          <table:table-cell table:style-name="ce6" office:value-type="string">
            <text:p>Schnell</text:p>
          </table:table-cell>
          <table:table-cell table:style-name="ce6" office:value-type="string">
            <text:p>Fast</text:p>
          </table:table-cell>
          <table:table-cell table:style-name="ce18" office:value-type="string">
            <text:p>szybki</text:p>
          </table:table-cell>
          <table:table-cell table:number-columns-repeated="2" table:style-name="ce18"/>
          <table:table-cell table:style-name="ce19" office:value-type="string">
            <text:p>ADJECTIVES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style-name="ce6" table:number-columns-repeated="3"/>
          <table:table-cell table:style-name="ce16" office:value-type="float" office:value="71">
            <text:p>71</text:p>
          </table:table-cell>
          <table:table-cell table:number-columns-repeated="1010"/>
        </table:table-row>
        <table:table-row table:style-name="ro1">
          <table:table-cell table:style-name="ce3" office:value-type="float" office:value="242">
            <text:p>242</text:p>
          </table:table-cell>
          <table:table-cell table:style-name="ce6" office:value-type="string">
            <text:p>SLOW</text:p>
          </table:table-cell>
          <table:table-cell table:style-name="ce6" office:value-type="string">
            <text:p>Langsam</text:p>
          </table:table-cell>
          <table:table-cell table:style-name="ce6" office:value-type="string">
            <text:p>Slow</text:p>
          </table:table-cell>
          <table:table-cell table:style-name="ce6" office:value-type="string">
            <text:p>powoli</text:p>
          </table:table-cell>
          <table:table-cell table:number-columns-repeated="2" table:style-name="ce6"/>
          <table:table-cell table:style-name="ce19" office:value-type="string">
            <text:p>ADJECTIVES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2">
            <text:p>2</text:p>
          </table:table-cell>
          <table:table-cell table:style-name="ce6"/>
          <table:table-cell table:style-name="ce20"/>
          <table:table-cell table:style-name="ce6"/>
          <table:table-cell table:style-name="ce16" office:value-type="float" office:value="72">
            <text:p>72</text:p>
          </table:table-cell>
          <table:table-cell table:number-columns-repeated="1010"/>
        </table:table-row>
        <table:table-row table:style-name="ro1">
          <table:table-cell table:style-name="ce3" office:value-type="float" office:value="243">
            <text:p>243</text:p>
          </table:table-cell>
          <table:table-cell table:style-name="ce6" office:value-type="string">
            <text:p>EXACT</text:p>
          </table:table-cell>
          <table:table-cell table:style-name="ce6" office:value-type="string">
            <text:p>Genau</text:p>
          </table:table-cell>
          <table:table-cell table:style-name="ce6" office:value-type="string">
            <text:p>Exact</text:p>
          </table:table-cell>
          <table:table-cell table:style-name="ce6" office:value-type="string">
            <text:p>dokładnie</text:p>
          </table:table-cell>
          <table:table-cell table:number-columns-repeated="2" table:style-name="ce6"/>
          <table:table-cell table:style-name="ce19" office:value-type="string">
            <text:p>ADJECTIVES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3">
            <text:p>3</text:p>
          </table:table-cell>
          <table:table-cell table:style-name="ce6" table:number-columns-repeated="3"/>
          <table:table-cell table:style-name="ce16" office:value-type="float" office:value="73">
            <text:p>73</text:p>
          </table:table-cell>
          <table:table-cell table:number-columns-repeated="1010"/>
        </table:table-row>
        <table:table-row table:style-name="ro1">
          <table:table-cell table:style-name="ce3" office:value-type="float" office:value="244">
            <text:p>244</text:p>
          </table:table-cell>
          <table:table-cell table:style-name="ce6" office:value-type="string">
            <text:p>SLOWING</text:p>
          </table:table-cell>
          <table:table-cell table:style-name="ce6" office:value-type="string">
            <text:p>Langsamer</text:p>
          </table:table-cell>
          <table:table-cell table:style-name="ce6" office:value-type="string">
            <text:p>Slowing</text:p>
          </table:table-cell>
          <table:table-cell table:style-name="ce6"/>
          <table:table-cell table:number-columns-repeated="2" table:style-name="ce6"/>
          <table:table-cell table:style-name="ce19" office:value-type="string">
            <text:p>DRIVING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1">
            <text:p>1</text:p>
          </table:table-cell>
          <table:table-cell table:style-name="ce6"/>
          <table:table-cell table:style-name="ce59" office:value-type="date" office:date-value="2012-03-22">
            <text:p>22.03.12</text:p>
          </table:table-cell>
          <table:table-cell table:style-name="ce6" office:value-type="string">
            <text:p>added</text:p>
          </table:table-cell>
          <table:table-cell table:style-name="ce16" office:value-type="float" office:value="74">
            <text:p>74</text:p>
          </table:table-cell>
          <table:table-cell table:number-columns-repeated="1010"/>
        </table:table-row>
        <table:table-row table:style-name="ro1">
          <table:table-cell table:style-name="ce3"/>
          <table:table-cell table:style-name="ce6" office:value-type="string">
            <text:p>MAYBE</text:p>
          </table:table-cell>
          <table:table-cell table:style-name="ce6" office:value-type="string">
            <text:p>Vielleicht</text:p>
          </table:table-cell>
          <table:table-cell table:style-name="ce6" office:value-type="string">
            <text:p>Maybe</text:p>
          </table:table-cell>
          <table:table-cell table:style-name="ce6" office:value-type="string">
            <text:p>może</text:p>
          </table:table-cell>
          <table:table-cell table:number-columns-repeated="2" table:style-name="ce6"/>
          <table:table-cell table:style-name="ce19" office:value-type="string">
            <text:p>ADDITIONAL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3">
            <text:p>3</text:p>
          </table:table-cell>
          <table:table-cell table:style-name="ce6" office:value-type="string">
            <text:p>id reserved and locked</text:p>
          </table:table-cell>
          <table:table-cell table:style-name="ce6" table:number-columns-repeated="2"/>
          <table:table-cell table:style-name="ce16" office:value-type="float" office:value="75">
            <text:p>75</text:p>
          </table:table-cell>
          <table:table-cell table:number-columns-repeated="1010"/>
        </table:table-row>
        <table:table-row table:style-name="ro1">
          <table:table-cell table:style-name="ce3" office:value-type="float" office:value="245">
            <text:p>245</text:p>
          </table:table-cell>
          <table:table-cell table:style-name="ce6" office:value-type="string">
            <text:p>DIRECTLY</text:p>
          </table:table-cell>
          <table:table-cell table:style-name="ce6" office:value-type="string">
            <text:p>Sofort</text:p>
          </table:table-cell>
          <table:table-cell table:style-name="ce6" office:value-type="string">
            <text:p>Directly</text:p>
          </table:table-cell>
          <table:table-cell table:style-name="ce6" office:value-type="string">
            <text:p>bezpośrednio</text:p>
          </table:table-cell>
          <table:table-cell table:number-columns-repeated="2" table:style-name="ce6"/>
          <table:table-cell table:style-name="ce19" office:value-type="string">
            <text:p>ADJECTIVES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3">
            <text:p>3</text:p>
          </table:table-cell>
          <table:table-cell table:style-name="ce6" table:number-columns-repeated="3"/>
          <table:table-cell table:style-name="ce16" office:value-type="float" office:value="76">
            <text:p>76</text:p>
          </table:table-cell>
          <table:table-cell table:number-columns-repeated="1010"/>
        </table:table-row>
        <table:table-row table:style-name="ro1">
          <table:table-cell table:style-name="ce3" office:value-type="float" office:value="246">
            <text:p>246</text:p>
          </table:table-cell>
          <table:table-cell table:style-name="ce6" office:value-type="string">
            <text:p>LIGHT</text:p>
          </table:table-cell>
          <table:table-cell table:style-name="ce6" office:value-type="string">
            <text:p>Leicht</text:p>
          </table:table-cell>
          <table:table-cell table:style-name="ce6" office:value-type="string">
            <text:p>Light</text:p>
          </table:table-cell>
          <table:table-cell table:style-name="ce6" office:value-type="string">
            <text:p>światło</text:p>
          </table:table-cell>
          <table:table-cell table:number-columns-repeated="2" table:style-name="ce6"/>
          <table:table-cell table:style-name="ce19" office:value-type="string">
            <text:p>ADJECTIVES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4">
            <text:p>4</text:p>
          </table:table-cell>
          <table:table-cell table:style-name="ce6" table:number-columns-repeated="3"/>
          <table:table-cell table:style-name="ce16" office:value-type="float" office:value="77">
            <text:p>77</text:p>
          </table:table-cell>
          <table:table-cell table:number-columns-repeated="1010"/>
        </table:table-row>
        <table:table-row table:style-name="ro1">
          <table:table-cell table:style-name="ce3" office:value-type="float" office:value="247">
            <text:p>247</text:p>
          </table:table-cell>
          <table:table-cell table:style-name="ce6" office:value-type="string">
            <text:p>BIG</text:p>
          </table:table-cell>
          <table:table-cell table:style-name="ce6" office:value-type="string">
            <text:p>Groß</text:p>
          </table:table-cell>
          <table:table-cell table:style-name="ce6" office:value-type="string">
            <text:p>Big</text:p>
          </table:table-cell>
          <table:table-cell table:style-name="ce6" office:value-type="string">
            <text:p>duży</text:p>
          </table:table-cell>
          <table:table-cell table:number-columns-repeated="2" table:style-name="ce6"/>
          <table:table-cell table:style-name="ce19" office:value-type="string">
            <text:p>ADJECTIVES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4">
            <text:p>4</text:p>
          </table:table-cell>
          <table:table-cell table:style-name="ce6" table:number-columns-repeated="3"/>
          <table:table-cell table:style-name="ce16" office:value-type="float" office:value="78">
            <text:p>78</text:p>
          </table:table-cell>
          <table:table-cell table:number-columns-repeated="1010"/>
        </table:table-row>
        <table:table-row table:style-name="ro1">
          <table:table-cell table:style-name="ce3" office:value-type="float" office:value="248">
            <text:p>248</text:p>
          </table:table-cell>
          <table:table-cell table:style-name="ce6" office:value-type="string">
            <text:p>SMALL</text:p>
          </table:table-cell>
          <table:table-cell table:style-name="ce6" office:value-type="string">
            <text:p>Klein</text:p>
          </table:table-cell>
          <table:table-cell table:style-name="ce6" office:value-type="string">
            <text:p>Small</text:p>
          </table:table-cell>
          <table:table-cell table:style-name="ce6" office:value-type="string">
            <text:p>mały</text:p>
          </table:table-cell>
          <table:table-cell table:number-columns-repeated="2" table:style-name="ce6"/>
          <table:table-cell table:style-name="ce19" office:value-type="string">
            <text:p>ADJECTIVES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4">
            <text:p>4</text:p>
          </table:table-cell>
          <table:table-cell table:style-name="ce6" table:number-columns-repeated="3"/>
          <table:table-cell table:style-name="ce16" office:value-type="float" office:value="79">
            <text:p>79</text:p>
          </table:table-cell>
          <table:table-cell table:number-columns-repeated="1010"/>
        </table:table-row>
        <table:table-row table:style-name="ro1">
          <table:table-cell table:style-name="ce3" office:value-type="float" office:value="249">
            <text:p>249</text:p>
          </table:table-cell>
          <table:table-cell table:style-name="ce6" office:value-type="string">
            <text:p>SHARP</text:p>
          </table:table-cell>
          <table:table-cell table:style-name="ce6" office:value-type="string">
            <text:p>Spitz</text:p>
          </table:table-cell>
          <table:table-cell table:style-name="ce6" office:value-type="string">
            <text:p>Sharp</text:p>
          </table:table-cell>
          <table:table-cell table:style-name="ce6" office:value-type="string">
            <text:p>ostry</text:p>
          </table:table-cell>
          <table:table-cell table:number-columns-repeated="2" table:style-name="ce6"/>
          <table:table-cell table:style-name="ce19" office:value-type="string">
            <text:p>ADJECTIVES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3">
            <text:p>3</text:p>
          </table:table-cell>
          <table:table-cell table:style-name="ce6" table:number-columns-repeated="3"/>
          <table:table-cell table:style-name="ce16" office:value-type="float" office:value="80">
            <text:p>80</text:p>
          </table:table-cell>
          <table:table-cell table:number-columns-repeated="1010"/>
        </table:table-row>
        <table:table-row table:style-name="ro1">
          <table:table-cell table:style-name="ce3" office:value-type="float" office:value="250">
            <text:p>250</text:p>
          </table:table-cell>
          <table:table-cell table:style-name="ce6" office:value-type="string">
            <text:p>ROUND</text:p>
          </table:table-cell>
          <table:table-cell table:style-name="ce6" office:value-type="string">
            <text:p>Rund</text:p>
          </table:table-cell>
          <table:table-cell table:style-name="ce6" office:value-type="string">
            <text:p>Round</text:p>
          </table:table-cell>
          <table:table-cell table:style-name="ce6" office:value-type="string">
            <text:p>okrągły</text:p>
          </table:table-cell>
          <table:table-cell table:number-columns-repeated="2" table:style-name="ce6"/>
          <table:table-cell table:style-name="ce19" office:value-type="string">
            <text:p>ADJECTIVES</text:p>
          </table:table-cell>
          <table:table-cell table:number-columns-repeated="2" table:style-name="ce19" office:value-type="float" office:value="3">
            <text:p>3</text:p>
          </table:table-cell>
          <table:table-cell table:style-name="ce6" table:number-columns-repeated="3"/>
          <table:table-cell table:style-name="ce16" office:value-type="float" office:value="81">
            <text:p>81</text:p>
          </table:table-cell>
          <table:table-cell table:number-columns-repeated="1010"/>
        </table:table-row>
        <table:table-row table:style-name="ro1">
          <table:table-cell table:style-name="ce3" office:value-type="float" office:value="251">
            <text:p>251</text:p>
          </table:table-cell>
          <table:table-cell table:style-name="ce6" office:value-type="string">
            <text:p>TIGHT</text:p>
          </table:table-cell>
          <table:table-cell table:style-name="ce6" office:value-type="string">
            <text:p>Eng</text:p>
          </table:table-cell>
          <table:table-cell table:style-name="ce6" office:value-type="string">
            <text:p>Tight</text:p>
          </table:table-cell>
          <table:table-cell table:style-name="ce6" office:value-type="string">
            <text:p>ciasny</text:p>
          </table:table-cell>
          <table:table-cell table:number-columns-repeated="2" table:style-name="ce6"/>
          <table:table-cell table:style-name="ce19" office:value-type="string">
            <text:p>ADJECTIVES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5">
            <text:p>5</text:p>
          </table:table-cell>
          <table:table-cell table:style-name="ce6"/>
          <table:table-cell table:style-name="ce60" office:value-type="date" office:date-value="2012-02-10">
            <text:p>10.02.12</text:p>
          </table:table-cell>
          <table:table-cell table:style-name="ce6" office:value-type="string">
            <text:p>added</text:p>
          </table:table-cell>
          <table:table-cell table:style-name="ce16" office:value-type="float" office:value="82">
            <text:p>82</text:p>
          </table:table-cell>
          <table:table-cell table:number-columns-repeated="1010"/>
        </table:table-row>
        <table:table-row table:style-name="ro1">
          <table:table-cell table:style-name="ce3" office:value-type="float" office:value="252">
            <text:p>252</text:p>
          </table:table-cell>
          <table:table-cell table:style-name="ce6" office:value-type="string">
            <text:p>SLIGHT</text:p>
          </table:table-cell>
          <table:table-cell table:style-name="ce6" office:value-type="string">
            <text:p>Etwas</text:p>
          </table:table-cell>
          <table:table-cell table:style-name="ce6" office:value-type="string">
            <text:p>Slight</text:p>
          </table:table-cell>
          <table:table-cell table:style-name="ce6"/>
          <table:table-cell table:number-columns-repeated="2" table:style-name="ce6"/>
          <table:table-cell table:style-name="ce19" office:value-type="string">
            <text:p>ADJECTIVES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4">
            <text:p>4</text:p>
          </table:table-cell>
          <table:table-cell table:style-name="ce6"/>
          <table:table-cell table:style-name="ce60"/>
          <table:table-cell table:style-name="ce6"/>
          <table:table-cell table:style-name="ce16" office:value-type="float" office:value="83">
            <text:p>83</text:p>
          </table:table-cell>
          <table:table-cell table:number-columns-repeated="1010"/>
        </table:table-row>
        <table:table-row table:style-name="ro1">
          <table:table-cell table:style-name="ce3" office:value-type="float" office:value="253">
            <text:p>253</text:p>
          </table:table-cell>
          <table:table-cell table:style-name="ce6" office:value-type="string">
            <text:p>GOOD</text:p>
          </table:table-cell>
          <table:table-cell table:style-name="ce6" office:value-type="string">
            <text:p>Gut</text:p>
          </table:table-cell>
          <table:table-cell table:style-name="ce6" office:value-type="string">
            <text:p>Good</text:p>
          </table:table-cell>
          <table:table-cell table:style-name="ce6"/>
          <table:table-cell table:number-columns-repeated="2" table:style-name="ce6"/>
          <table:table-cell table:style-name="ce19" office:value-type="string">
            <text:p>ADJECTIVES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5">
            <text:p>5</text:p>
          </table:table-cell>
          <table:table-cell table:style-name="ce6"/>
          <table:table-cell table:style-name="ce60"/>
          <table:table-cell table:style-name="ce6"/>
          <table:table-cell table:style-name="ce16" office:value-type="float" office:value="84">
            <text:p>84</text:p>
          </table:table-cell>
          <table:table-cell table:number-columns-repeated="1010"/>
        </table:table-row>
        <table:table-row table:style-name="ro1">
          <table:table-cell table:style-name="ce3" office:value-type="float" office:value="254">
            <text:p>254</text:p>
          </table:table-cell>
          <table:table-cell table:style-name="ce6" office:value-type="string">
            <text:p>BAD</text:p>
          </table:table-cell>
          <table:table-cell table:style-name="ce6" office:value-type="string">
            <text:p>Schlecht</text:p>
          </table:table-cell>
          <table:table-cell table:style-name="ce6" office:value-type="string">
            <text:p>Bad</text:p>
          </table:table-cell>
          <table:table-cell table:style-name="ce6"/>
          <table:table-cell table:number-columns-repeated="2" table:style-name="ce6"/>
          <table:table-cell table:style-name="ce19" office:value-type="string">
            <text:p>ADJECTIVES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5">
            <text:p>5</text:p>
          </table:table-cell>
          <table:table-cell table:style-name="ce6"/>
          <table:table-cell table:style-name="ce60"/>
          <table:table-cell table:style-name="ce6"/>
          <table:table-cell table:style-name="ce16" office:value-type="float" office:value="85">
            <text:p>85</text:p>
          </table:table-cell>
          <table:table-cell table:number-columns-repeated="1010"/>
        </table:table-row>
        <table:table-row table:style-name="ro1">
          <table:table-cell table:style-name="ce3" office:value-type="float" office:value="255">
            <text:p>255</text:p>
          </table:table-cell>
          <table:table-cell table:style-name="ce6" office:value-type="string">
            <text:p>NARROW</text:p>
          </table:table-cell>
          <table:table-cell table:style-name="ce6" office:value-type="string">
            <text:p>Eng</text:p>
          </table:table-cell>
          <table:table-cell table:style-name="ce6" office:value-type="string">
            <text:p>Narrow</text:p>
          </table:table-cell>
          <table:table-cell table:style-name="ce6"/>
          <table:table-cell table:number-columns-repeated="2" table:style-name="ce6"/>
          <table:table-cell table:style-name="ce19" office:value-type="string">
            <text:p>ROAD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3">
            <text:p>3</text:p>
          </table:table-cell>
          <table:table-cell table:style-name="ce6"/>
          <table:table-cell table:style-name="ce60" office:value-type="date" office:date-value="2012-03-22">
            <text:p>22.03.12</text:p>
          </table:table-cell>
          <table:table-cell table:style-name="ce6" office:value-type="string">
            <text:p>added</text:p>
          </table:table-cell>
          <table:table-cell table:style-name="ce16" office:value-type="float" office:value="86">
            <text:p>86</text:p>
          </table:table-cell>
          <table:table-cell table:number-columns-repeated="1010"/>
        </table:table-row>
        <table:table-row table:style-name="ro1">
          <table:table-cell table:style-name="ce3" office:value-type="float" office:value="256">
            <text:p>256</text:p>
          </table:table-cell>
          <table:table-cell table:style-name="ce6" office:value-type="string">
            <text:p>WIDE</text:p>
          </table:table-cell>
          <table:table-cell table:style-name="ce6" office:value-type="string">
            <text:p>Breit</text:p>
          </table:table-cell>
          <table:table-cell table:style-name="ce6" office:value-type="string">
            <text:p>Wide</text:p>
          </table:table-cell>
          <table:table-cell table:style-name="ce6"/>
          <table:table-cell table:number-columns-repeated="2" table:style-name="ce6"/>
          <table:table-cell table:style-name="ce19" office:value-type="string">
            <text:p>ROAD</text:p>
          </table:table-cell>
          <table:table-cell table:number-columns-repeated="2" table:style-name="ce19" office:value-type="float" office:value="3">
            <text:p>3</text:p>
          </table:table-cell>
          <table:table-cell table:style-name="ce6"/>
          <table:table-cell table:style-name="ce60" office:value-type="date" office:date-value="2012-03-22">
            <text:p>22.03.12</text:p>
          </table:table-cell>
          <table:table-cell table:style-name="ce6" office:value-type="string">
            <text:p>added</text:p>
          </table:table-cell>
          <table:table-cell table:style-name="ce16" office:value-type="float" office:value="87">
            <text:p>87</text:p>
          </table:table-cell>
          <table:table-cell table:number-columns-repeated="1010"/>
        </table:table-row>
        <table:table-row table:style-name="ro1">
          <table:table-cell table:style-name="ce30" office:value-type="float" office:value="257">
            <text:p>257</text:p>
          </table:table-cell>
          <table:table-cell table:style-name="ce6" office:value-type="string">
            <text:p>STRAIGHT</text:p>
          </table:table-cell>
          <table:table-cell table:style-name="ce6" office:value-type="string">
            <text:p>Gerade</text:p>
          </table:table-cell>
          <table:table-cell table:style-name="ce6" office:value-type="string">
            <text:p>Straight</text:p>
          </table:table-cell>
          <table:table-cell table:style-name="ce6"/>
          <table:table-cell table:number-columns-repeated="2" table:style-name="ce6"/>
          <table:table-cell table:style-name="ce19" office:value-type="string">
            <text:p>ADJECTIVES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5">
            <text:p>5</text:p>
          </table:table-cell>
          <table:table-cell table:style-name="ce6"/>
          <table:table-cell table:style-name="ce20" office:value-type="date" office:date-value="2012-03-20">
            <text:p>20.3.12</text:p>
          </table:table-cell>
          <table:table-cell table:style-name="ce6" office:value-type="string">
            <text:p>added</text:p>
          </table:table-cell>
          <table:table-cell table:style-name="ce16" office:value-type="float" office:value="88">
            <text:p>88</text:p>
          </table:table-cell>
          <table:table-cell table:number-columns-repeated="1010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4"/>
          <table:table-cell table:style-name="ce16" office:value-type="float" office:value="89">
            <text:p>89</text:p>
          </table:table-cell>
          <table:table-cell table:number-columns-repeated="1010"/>
        </table:table-row>
        <table:table-row table:style-name="ro1">
          <table:table-cell table:style-name="ce3"/>
          <table:table-cell table:number-columns-repeated="3" table:style-name="ce6"/>
          <table:table-cell table:style-name="ce6"/>
          <table:table-cell table:number-columns-repeated="2" table:style-name="ce6"/>
          <table:table-cell table:number-columns-repeated="2" table:style-name="ce19"/>
          <table:table-cell table:style-name="ce19"/>
          <table:table-cell table:style-name="ce6" table:number-columns-repeated="3"/>
          <table:table-cell table:style-name="ce16" office:value-type="float" office:value="90">
            <text:p>90</text:p>
          </table:table-cell>
          <table:table-cell table:number-columns-repeated="1010"/>
        </table:table-row>
        <table:table-row table:style-name="ro1">
          <table:table-cell table:style-name="ce3" office:value-type="float" office:value="260">
            <text:p>260</text:p>
          </table:table-cell>
          <table:table-cell table:style-name="ce6" office:value-type="string">
            <text:p>UPHILL</text:p>
          </table:table-cell>
          <table:table-cell table:style-name="ce6" office:value-type="string">
            <text:p>Bergauf</text:p>
          </table:table-cell>
          <table:table-cell table:style-name="ce6" office:value-type="string">
            <text:p>Uphill</text:p>
          </table:table-cell>
          <table:table-cell table:style-name="ce6" office:value-type="string">
            <text:p>pod górę</text:p>
          </table:table-cell>
          <table:table-cell table:number-columns-repeated="2" table:style-name="ce6"/>
          <table:table-cell table:style-name="ce12" office:value-type="string">
            <text:p>LINE</text:p>
          </table:table-cell>
          <table:table-cell table:number-columns-repeated="2" table:style-name="ce12" office:value-type="float" office:value="2">
            <text:p>2</text:p>
          </table:table-cell>
          <table:table-cell table:style-name="ce6" table:number-columns-repeated="3"/>
          <table:table-cell table:style-name="ce16" office:value-type="float" office:value="91">
            <text:p>91</text:p>
          </table:table-cell>
          <table:table-cell table:number-columns-repeated="1010"/>
        </table:table-row>
        <table:table-row table:style-name="ro1">
          <table:table-cell table:style-name="ce3" office:value-type="float" office:value="261">
            <text:p>261</text:p>
          </table:table-cell>
          <table:table-cell table:style-name="ce6" office:value-type="string">
            <text:p>DOWNHILL</text:p>
          </table:table-cell>
          <table:table-cell table:style-name="ce6" office:value-type="string">
            <text:p>Bergab</text:p>
          </table:table-cell>
          <table:table-cell table:style-name="ce6" office:value-type="string">
            <text:p>Downhill</text:p>
          </table:table-cell>
          <table:table-cell table:style-name="ce6" office:value-type="string">
            <text:p>w dół</text:p>
          </table:table-cell>
          <table:table-cell table:number-columns-repeated="2" table:style-name="ce6"/>
          <table:table-cell table:style-name="ce12" office:value-type="string">
            <text:p>LINE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6" table:number-columns-repeated="3"/>
          <table:table-cell table:style-name="ce16" office:value-type="float" office:value="92">
            <text:p>92</text:p>
          </table:table-cell>
          <table:table-cell table:number-columns-repeated="1010"/>
        </table:table-row>
        <table:table-row table:style-name="ro1">
          <table:table-cell table:style-name="ce3"/>
          <table:table-cell table:style-name="ce6" office:value-type="string">
            <text:p>LONG</text:p>
          </table:table-cell>
          <table:table-cell table:style-name="ce6" office:value-type="string">
            <text:p>Lang</text:p>
          </table:table-cell>
          <table:table-cell table:style-name="ce6" office:value-type="string">
            <text:p>Long</text:p>
          </table:table-cell>
          <table:table-cell table:style-name="ce6" office:value-type="string">
            <text:p>długi</text:p>
          </table:table-cell>
          <table:table-cell table:number-columns-repeated="2" table:style-name="ce6"/>
          <table:table-cell table:style-name="ce19" office:value-type="string">
            <text:p>ADDITIONAL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4">
            <text:p>4</text:p>
          </table:table-cell>
          <table:table-cell table:style-name="ce6" office:value-type="string">
            <text:p>id reserved and locked</text:p>
          </table:table-cell>
          <table:table-cell table:style-name="ce6" table:number-columns-repeated="2"/>
          <table:table-cell table:style-name="ce16" office:value-type="float" office:value="93">
            <text:p>93</text:p>
          </table:table-cell>
          <table:table-cell table:number-columns-repeated="1010"/>
        </table:table-row>
        <table:table-row table:style-name="ro1">
          <table:table-cell table:style-name="ce3" office:value-type="float" office:value="263">
            <text:p>263</text:p>
          </table:table-cell>
          <table:table-cell table:style-name="ce6" office:value-type="string">
            <text:p>LONGLONG</text:p>
          </table:table-cell>
          <table:table-cell table:style-name="ce6" office:value-type="string">
            <text:p>Langlang</text:p>
          </table:table-cell>
          <table:table-cell table:style-name="ce6" office:value-type="string">
            <text:p>Longlong</text:p>
          </table:table-cell>
          <table:table-cell table:style-name="ce6" office:value-type="string">
            <text:p>bardzo długi</text:p>
          </table:table-cell>
          <table:table-cell table:number-columns-repeated="2" table:style-name="ce6"/>
          <table:table-cell table:style-name="ce19" office:value-type="string">
            <text:p>ADDITIONAL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4">
            <text:p>4</text:p>
          </table:table-cell>
          <table:table-cell table:style-name="ce6" table:number-columns-repeated="3"/>
          <table:table-cell table:style-name="ce16" office:value-type="float" office:value="94">
            <text:p>94</text:p>
          </table:table-cell>
          <table:table-cell table:number-columns-repeated="1010"/>
        </table:table-row>
        <table:table-row table:style-name="ro1">
          <table:table-cell table:style-name="ce3" office:value-type="float" office:value="264">
            <text:p>264</text:p>
          </table:table-cell>
          <table:table-cell table:style-name="ce6" office:value-type="string">
            <text:p>SHORT</text:p>
          </table:table-cell>
          <table:table-cell table:style-name="ce6" office:value-type="string">
            <text:p>Kurz</text:p>
          </table:table-cell>
          <table:table-cell table:style-name="ce6" office:value-type="string">
            <text:p>Short</text:p>
          </table:table-cell>
          <table:table-cell table:style-name="ce6" office:value-type="string">
            <text:p>krótki</text:p>
          </table:table-cell>
          <table:table-cell table:number-columns-repeated="2" table:style-name="ce6"/>
          <table:table-cell table:style-name="ce19" office:value-type="string">
            <text:p>ADDITIONAL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4">
            <text:p>4</text:p>
          </table:table-cell>
          <table:table-cell table:style-name="ce6" table:number-columns-repeated="3"/>
          <table:table-cell table:style-name="ce16" office:value-type="float" office:value="95">
            <text:p>95</text:p>
          </table:table-cell>
          <table:table-cell table:number-columns-repeated="1010"/>
        </table:table-row>
        <table:table-row table:style-name="ro1">
          <table:table-cell table:style-name="ce3" office:value-type="float" office:value="265">
            <text:p>265</text:p>
          </table:table-cell>
          <table:table-cell table:style-name="ce6" office:value-type="string">
            <text:p>SHORTSHORT</text:p>
          </table:table-cell>
          <table:table-cell table:style-name="ce6" office:value-type="string">
            <text:p>Kurzkurz</text:p>
          </table:table-cell>
          <table:table-cell table:style-name="ce6" office:value-type="string">
            <text:p>Shortshort</text:p>
          </table:table-cell>
          <table:table-cell table:style-name="ce6" office:value-type="string">
            <text:p>bardzo krótki</text:p>
          </table:table-cell>
          <table:table-cell table:number-columns-repeated="2" table:style-name="ce6"/>
          <table:table-cell table:style-name="ce19" office:value-type="string">
            <text:p>ADDITIONAL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4">
            <text:p>4</text:p>
          </table:table-cell>
          <table:table-cell table:style-name="ce6" table:number-columns-repeated="3"/>
          <table:table-cell table:style-name="ce16" office:value-type="float" office:value="96">
            <text:p>96</text:p>
          </table:table-cell>
          <table:table-cell table:number-columns-repeated="1010"/>
        </table:table-row>
        <table:table-row table:style-name="ro1">
          <table:table-cell table:style-name="ce3" office:value-type="float" office:value="266">
            <text:p>266</text:p>
          </table:table-cell>
          <table:table-cell table:style-name="ce6" office:value-type="string">
            <text:p>GONARROW</text:p>
          </table:table-cell>
          <table:table-cell table:style-name="ce6" office:value-type="string">
            <text:p>Wird Enger</text:p>
          </table:table-cell>
          <table:table-cell table:style-name="ce6" office:value-type="string">
            <text:p>Go Narrow</text:p>
          </table:table-cell>
          <table:table-cell table:style-name="ce6" office:value-type="string">
            <text:p>nie wypuszczaj</text:p>
          </table:table-cell>
          <table:table-cell table:number-columns-repeated="2" table:style-name="ce6"/>
          <table:table-cell table:style-name="ce19" office:value-type="string">
            <text:p>LINE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4">
            <text:p>4</text:p>
          </table:table-cell>
          <table:table-cell table:style-name="ce6" table:number-columns-repeated="3"/>
          <table:table-cell table:style-name="ce16" office:value-type="float" office:value="97">
            <text:p>97</text:p>
          </table:table-cell>
          <table:table-cell table:number-columns-repeated="1010"/>
        </table:table-row>
        <table:table-row table:style-name="ro1">
          <table:table-cell table:style-name="ce3" office:value-type="float" office:value="267">
            <text:p>267</text:p>
          </table:table-cell>
          <table:table-cell table:style-name="ce6" office:value-type="string">
            <text:p>GOWIDE</text:p>
          </table:table-cell>
          <table:table-cell table:style-name="ce6" office:value-type="string">
            <text:p>Wird Breiter</text:p>
          </table:table-cell>
          <table:table-cell table:style-name="ce6" office:value-type="string">
            <text:p>Go Wide</text:p>
          </table:table-cell>
          <table:table-cell table:style-name="ce6" office:value-type="string">
            <text:p>wypuść</text:p>
          </table:table-cell>
          <table:table-cell table:number-columns-repeated="2" table:style-name="ce6"/>
          <table:table-cell table:style-name="ce19" office:value-type="string">
            <text:p>LINE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4">
            <text:p>4</text:p>
          </table:table-cell>
          <table:table-cell table:style-name="ce6" table:number-columns-repeated="3"/>
          <table:table-cell table:style-name="ce16" office:value-type="float" office:value="98">
            <text:p>98</text:p>
          </table:table-cell>
          <table:table-cell table:number-columns-repeated="1010"/>
        </table:table-row>
        <table:table-row table:style-name="ro1">
          <table:table-cell table:style-name="ce3" office:value-type="float" office:value="268">
            <text:p>268</text:p>
          </table:table-cell>
          <table:table-cell table:style-name="ce6" office:value-type="string">
            <text:p>SLIPPERY</text:p>
          </table:table-cell>
          <table:table-cell table:style-name="ce6" office:value-type="string">
            <text:p>Schmiert</text:p>
          </table:table-cell>
          <table:table-cell table:style-name="ce6" office:value-type="string">
            <text:p>Slippery</text:p>
          </table:table-cell>
          <table:table-cell table:style-name="ce6" office:value-type="string">
            <text:p>ślisko</text:p>
          </table:table-cell>
          <table:table-cell table:number-columns-repeated="2" table:style-name="ce6"/>
          <table:table-cell table:style-name="ce19" office:value-type="string">
            <text:p>CONDITION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6" table:number-columns-repeated="3"/>
          <table:table-cell table:style-name="ce16" office:value-type="float" office:value="99">
            <text:p>99</text:p>
          </table:table-cell>
          <table:table-cell table:number-columns-repeated="1010"/>
        </table:table-row>
        <table:table-row table:style-name="ro1">
          <table:table-cell table:style-name="ce3" office:value-type="float" office:value="269">
            <text:p>269</text:p>
          </table:table-cell>
          <table:table-cell table:style-name="ce6" office:value-type="string">
            <text:p>SLIDE</text:p>
          </table:table-cell>
          <table:table-cell table:style-name="ce6" office:value-type="string">
            <text:p>Gleiten</text:p>
          </table:table-cell>
          <table:table-cell table:style-name="ce6" office:value-type="string">
            <text:p>Slide</text:p>
          </table:table-cell>
          <table:table-cell table:style-name="ce6" office:value-type="string">
            <text:p>poślizgiem</text:p>
          </table:table-cell>
          <table:table-cell table:number-columns-repeated="2" table:style-name="ce6"/>
          <table:table-cell table:style-name="ce19" office:value-type="string">
            <text:p>CONDITION</text:p>
          </table:table-cell>
          <table:table-cell table:number-columns-repeated="2" table:style-name="ce19" office:value-type="float" office:value="1">
            <text:p>1</text:p>
          </table:table-cell>
          <table:table-cell table:style-name="ce6" table:number-columns-repeated="3"/>
          <table:table-cell table:style-name="ce16" office:value-type="float" office:value="100">
            <text:p>100</text:p>
          </table:table-cell>
          <table:table-cell table:number-columns-repeated="1010"/>
        </table:table-row>
        <table:table-row table:style-name="ro1">
          <table:table-cell table:style-name="ce3" office:value-type="float" office:value="270">
            <text:p>270</text:p>
          </table:table-cell>
          <table:table-cell table:style-name="ce6" office:value-type="string">
            <text:p>UNDERSTEER</text:p>
          </table:table-cell>
          <table:table-cell table:style-name="ce6" office:value-type="string">
            <text:p>Schiebt</text:p>
          </table:table-cell>
          <table:table-cell table:style-name="ce6" office:value-type="string">
            <text:p>Understeer</text:p>
          </table:table-cell>
          <table:table-cell table:style-name="ce6" office:value-type="string">
            <text:p>podsterowny</text:p>
          </table:table-cell>
          <table:table-cell table:number-columns-repeated="2" table:style-name="ce6"/>
          <table:table-cell table:style-name="ce19" office:value-type="string">
            <text:p>DRIVING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1">
            <text:p>1</text:p>
          </table:table-cell>
          <table:table-cell table:style-name="ce6" table:number-columns-repeated="3"/>
          <table:table-cell table:style-name="ce16" office:value-type="float" office:value="101">
            <text:p>101</text:p>
          </table:table-cell>
          <table:table-cell table:number-columns-repeated="1010"/>
        </table:table-row>
        <table:table-row table:style-name="ro1">
          <table:table-cell table:style-name="ce3" office:value-type="float" office:value="271">
            <text:p>271</text:p>
          </table:table-cell>
          <table:table-cell table:style-name="ce6" office:value-type="string">
            <text:p>SIDEWAYS</text:p>
          </table:table-cell>
          <table:table-cell table:style-name="ce6" office:value-type="string">
            <text:p>Versetzt</text:p>
          </table:table-cell>
          <table:table-cell table:style-name="ce6" office:value-type="string">
            <text:p>Sideways</text:p>
          </table:table-cell>
          <table:table-cell table:style-name="ce18" office:value-type="string">
            <text:p>na boki</text:p>
          </table:table-cell>
          <table:table-cell table:number-columns-repeated="2" table:style-name="ce18"/>
          <table:table-cell table:style-name="ce12" office:value-type="string">
            <text:p>LINE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6"/>
          <table:table-cell table:style-name="ce58" office:value-type="date" office:date-value="2012-02-17">
            <text:p>17.02.2012</text:p>
          </table:table-cell>
          <table:table-cell table:style-name="ce6" office:value-type="string">
            <text:p>Anmerkung :im Südwesten auch "hebt"</text:p>
          </table:table-cell>
          <table:table-cell table:style-name="ce16" office:value-type="float" office:value="102">
            <text:p>102</text:p>
          </table:table-cell>
          <table:table-cell table:number-columns-repeated="1010"/>
        </table:table-row>
        <table:table-row table:style-name="ro1">
          <table:table-cell table:style-name="ce3" office:value-type="float" office:value="272">
            <text:p>272</text:p>
          </table:table-cell>
          <table:table-cell table:style-name="ce6" office:value-type="string">
            <text:p>HOOK</text:p>
          </table:table-cell>
          <table:table-cell table:style-name="ce6" office:value-type="string">
            <text:p>Einhängen</text:p>
          </table:table-cell>
          <table:table-cell table:style-name="ce6" office:value-type="string">
            <text:p>Hook</text:p>
          </table:table-cell>
          <table:table-cell table:style-name="ce6" office:value-type="string">
            <text:p>hak</text:p>
          </table:table-cell>
          <table:table-cell table:number-columns-repeated="2" table:style-name="ce6"/>
          <table:table-cell table:style-name="ce12" office:value-type="string">
            <text:p>LINE</text:p>
          </table:table-cell>
          <table:table-cell table:number-columns-repeated="2" table:style-name="ce12" office:value-type="float" office:value="3">
            <text:p>3</text:p>
          </table:table-cell>
          <table:table-cell table:style-name="ce6"/>
          <table:table-cell table:style-name="ce59" office:value-type="date" office:date-value="2012-03-22">
            <text:p>22.03.12</text:p>
          </table:table-cell>
          <table:table-cell table:style-name="ce6" office:value-type="string">
            <text:p>fixed english translation</text:p>
          </table:table-cell>
          <table:table-cell table:style-name="ce16" office:value-type="float" office:value="103">
            <text:p>103</text:p>
          </table:table-cell>
          <table:table-cell table:number-columns-repeated="1010"/>
        </table:table-row>
        <table:table-row table:style-name="ro1">
          <table:table-cell table:style-name="ce30" office:value-type="float" office:value="273">
            <text:p>273</text:p>
          </table:table-cell>
          <table:table-cell table:style-name="ce6" office:value-type="string">
            <text:p>DRAWS_IN</text:p>
          </table:table-cell>
          <table:table-cell table:style-name="ce6" office:value-type="string">
            <text:p>Dreht Ein</text:p>
          </table:table-cell>
          <table:table-cell table:style-name="ce6" office:value-type="string">
            <text:p>Draws In</text:p>
          </table:table-cell>
          <table:table-cell table:style-name="ce6" office:value-type="string">
            <text:p>wciąga</text:p>
          </table:table-cell>
          <table:table-cell table:number-columns-repeated="2" table:style-name="ce6"/>
          <table:table-cell table:style-name="ce19" office:value-type="string">
            <text:p>DRIVING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3">
            <text:p>3</text:p>
          </table:table-cell>
          <table:table-cell table:style-name="ce6"/>
          <table:table-cell table:style-name="ce6" office:value-type="string">
            <text:p>14.02.2012</text:p>
          </table:table-cell>
          <table:table-cell table:style-name="ce6" office:value-type="string">
            <text:p>german sense not clear </text:p>
          </table:table-cell>
          <table:table-cell table:style-name="ce16" office:value-type="float" office:value="104">
            <text:p>104</text:p>
          </table:table-cell>
          <table:table-cell table:number-columns-repeated="1010"/>
        </table:table-row>
        <table:table-row table:style-name="ro1">
          <table:table-cell table:style-name="ce30" office:value-type="float" office:value="274">
            <text:p>274</text:p>
          </table:table-cell>
          <table:table-cell table:style-name="ce6" office:value-type="string">
            <text:p>VERY_LONG</text:p>
          </table:table-cell>
          <table:table-cell table:style-name="ce6" office:value-type="string">
            <text:p>Sehr Lang</text:p>
          </table:table-cell>
          <table:table-cell table:style-name="ce6" office:value-type="string">
            <text:p>Very Long</text:p>
          </table:table-cell>
          <table:table-cell table:style-name="ce6"/>
          <table:table-cell table:number-columns-repeated="2" table:style-name="ce6"/>
          <table:table-cell table:style-name="ce19" office:value-type="string">
            <text:p>ADDITIONAL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5">
            <text:p>5</text:p>
          </table:table-cell>
          <table:table-cell table:style-name="ce6"/>
          <table:table-cell table:style-name="ce59" office:value-type="date" office:date-value="2012-03-20">
            <text:p>20.03.12</text:p>
          </table:table-cell>
          <table:table-cell table:style-name="ce6" office:value-type="string">
            <text:p>added</text:p>
          </table:table-cell>
          <table:table-cell table:style-name="ce16" office:value-type="float" office:value="105">
            <text:p>105</text:p>
          </table:table-cell>
          <table:table-cell table:number-columns-repeated="1010"/>
        </table:table-row>
        <table:table-row table:style-name="ro1">
          <table:table-cell table:style-name="ce30" office:value-type="float" office:value="275">
            <text:p>275</text:p>
          </table:table-cell>
          <table:table-cell table:style-name="ce6" office:value-type="string">
            <text:p>VERY_SHORT</text:p>
          </table:table-cell>
          <table:table-cell table:style-name="ce6" office:value-type="string">
            <text:p>Sehr Kurz</text:p>
          </table:table-cell>
          <table:table-cell table:style-name="ce6" office:value-type="string">
            <text:p>Very Short</text:p>
          </table:table-cell>
          <table:table-cell table:style-name="ce6"/>
          <table:table-cell table:number-columns-repeated="2" table:style-name="ce6"/>
          <table:table-cell table:style-name="ce19" office:value-type="string">
            <text:p>ADDITIONAL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5">
            <text:p>5</text:p>
          </table:table-cell>
          <table:table-cell table:style-name="ce6"/>
          <table:table-cell table:style-name="ce59" office:value-type="date" office:date-value="2012-03-20">
            <text:p>20.03.12</text:p>
          </table:table-cell>
          <table:table-cell table:style-name="ce6" office:value-type="string">
            <text:p>added</text:p>
          </table:table-cell>
          <table:table-cell table:style-name="ce16" office:value-type="float" office:value="106">
            <text:p>106</text:p>
          </table:table-cell>
          <table:table-cell table:number-columns-repeated="1010"/>
        </table:table-row>
        <table:table-row table:style-name="ro1">
          <table:table-cell table:style-name="ce30" office:value-type="float" office:value="276">
            <text:p>276</text:p>
          </table:table-cell>
          <table:table-cell table:style-name="ce6" office:value-type="string">
            <text:p>CURBSIDE</text:p>
          </table:table-cell>
          <table:table-cell table:style-name="ce6" office:value-type="string">
            <text:p>Beifahrerseite</text:p>
          </table:table-cell>
          <table:table-cell table:style-name="ce6" office:value-type="string">
            <text:p>Curbside</text:p>
          </table:table-cell>
          <table:table-cell table:style-name="ce6"/>
          <table:table-cell table:number-columns-repeated="2" table:style-name="ce6"/>
          <table:table-cell table:number-columns-repeated="2" table:style-name="ce19"/>
          <table:table-cell table:style-name="ce19"/>
          <table:table-cell table:style-name="ce6"/>
          <table:table-cell table:style-name="ce59" office:value-type="date" office:date-value="2012-03-22">
            <text:p>22.03.12</text:p>
          </table:table-cell>
          <table:table-cell table:style-name="ce6" office:value-type="string">
            <text:p>added</text:p>
          </table:table-cell>
          <table:table-cell table:style-name="ce16" office:value-type="float" office:value="107">
            <text:p>107</text:p>
          </table:table-cell>
          <table:table-cell table:number-columns-repeated="1010"/>
        </table:table-row>
        <table:table-row table:style-name="ro1">
          <table:table-cell table:style-name="ce30" office:value-type="float" office:value="277">
            <text:p>277</text:p>
          </table:table-cell>
          <table:table-cell table:style-name="ce6" office:value-type="string">
            <text:p>SLIPPY</text:p>
          </table:table-cell>
          <table:table-cell table:style-name="ce6" office:value-type="string">
            <text:p>Rutschig</text:p>
          </table:table-cell>
          <table:table-cell table:style-name="ce6" office:value-type="string">
            <text:p>Slippy</text:p>
          </table:table-cell>
          <table:table-cell table:style-name="ce6"/>
          <table:table-cell table:number-columns-repeated="2" table:style-name="ce6"/>
          <table:table-cell table:style-name="ce19" office:value-type="string">
            <text:p>CONDITION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5">
            <text:p>5</text:p>
          </table:table-cell>
          <table:table-cell table:style-name="ce6"/>
          <table:table-cell table:style-name="ce59" office:value-type="date" office:date-value="2012-03-22">
            <text:p>22.03.12</text:p>
          </table:table-cell>
          <table:table-cell table:style-name="ce6" office:value-type="string">
            <text:p>added</text:p>
          </table:table-cell>
          <table:table-cell table:style-name="ce16" office:value-type="float" office:value="108">
            <text:p>108</text:p>
          </table:table-cell>
          <table:table-cell table:number-columns-repeated="1010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4"/>
          <table:table-cell table:style-name="ce16" office:value-type="float" office:value="109">
            <text:p>109</text:p>
          </table:table-cell>
          <table:table-cell table:number-columns-repeated="1010"/>
        </table:table-row>
        <table:table-row table:style-name="ro1">
          <table:table-cell table:style-name="ce3"/>
          <table:table-cell table:number-columns-repeated="3" table:style-name="ce6"/>
          <table:table-cell table:style-name="ce6"/>
          <table:table-cell table:number-columns-repeated="2" table:style-name="ce6"/>
          <table:table-cell table:number-columns-repeated="2" table:style-name="ce19"/>
          <table:table-cell table:style-name="ce19"/>
          <table:table-cell table:style-name="ce6" table:number-columns-repeated="3"/>
          <table:table-cell table:style-name="ce16" office:value-type="float" office:value="110">
            <text:p>110</text:p>
          </table:table-cell>
          <table:table-cell table:number-columns-repeated="1010"/>
        </table:table-row>
        <table:table-row table:style-name="ro1">
          <table:table-cell table:style-name="ce3" office:value-type="float" office:value="290">
            <text:p>290</text:p>
          </table:table-cell>
          <table:table-cell table:style-name="ce6" office:value-type="string">
            <text:p>MUDDY</text:p>
          </table:table-cell>
          <table:table-cell table:style-name="ce6" office:value-type="string">
            <text:p>Matsch</text:p>
          </table:table-cell>
          <table:table-cell table:style-name="ce6" office:value-type="string">
            <text:p>Muddy</text:p>
          </table:table-cell>
          <table:table-cell table:style-name="ce6" office:value-type="string">
            <text:p>błoto/grząski</text:p>
          </table:table-cell>
          <table:table-cell table:number-columns-repeated="2" table:style-name="ce6"/>
          <table:table-cell table:style-name="ce19" office:value-type="string">
            <text:p>CONDITION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1">
            <text:p>1</text:p>
          </table:table-cell>
          <table:table-cell table:style-name="ce6" table:number-columns-repeated="3"/>
          <table:table-cell table:style-name="ce16" office:value-type="float" office:value="111">
            <text:p>111</text:p>
          </table:table-cell>
          <table:table-cell table:number-columns-repeated="1010"/>
        </table:table-row>
        <table:table-row table:style-name="ro1">
          <table:table-cell table:style-name="ce3" office:value-type="float" office:value="291">
            <text:p>291</text:p>
          </table:table-cell>
          <table:table-cell table:style-name="ce6" office:value-type="string">
            <text:p>DIRTY</text:p>
          </table:table-cell>
          <table:table-cell table:style-name="ce6" office:value-type="string">
            <text:p>Schmutzig</text:p>
          </table:table-cell>
          <table:table-cell table:style-name="ce6" office:value-type="string">
            <text:p>Dirty</text:p>
          </table:table-cell>
          <table:table-cell table:style-name="ce18" office:value-type="string">
            <text:p>brudny</text:p>
          </table:table-cell>
          <table:table-cell table:number-columns-repeated="2" table:style-name="ce18"/>
          <table:table-cell table:style-name="ce19" office:value-type="string">
            <text:p>CONDITION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1">
            <text:p>1</text:p>
          </table:table-cell>
          <table:table-cell table:style-name="ce6" table:number-columns-repeated="3"/>
          <table:table-cell table:style-name="ce16" office:value-type="float" office:value="112">
            <text:p>112</text:p>
          </table:table-cell>
          <table:table-cell table:number-columns-repeated="1010"/>
        </table:table-row>
        <table:table-row table:style-name="ro1">
          <table:table-cell table:style-name="ce3" office:value-type="float" office:value="292">
            <text:p>292</text:p>
          </table:table-cell>
          <table:table-cell table:style-name="ce6" office:value-type="string">
            <text:p>BUMPY</text:p>
          </table:table-cell>
          <table:table-cell table:style-name="ce6" office:value-type="string">
            <text:p>Bucklig</text:p>
          </table:table-cell>
          <table:table-cell table:style-name="ce6" office:value-type="string">
            <text:p>Bumpy</text:p>
          </table:table-cell>
          <table:table-cell table:style-name="ce6" office:value-type="string">
            <text:p>garbaty/garby</text:p>
          </table:table-cell>
          <table:table-cell table:number-columns-repeated="2" table:style-name="ce6"/>
          <table:table-cell table:style-name="ce19" office:value-type="string">
            <text:p>CONDITION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3">
            <text:p>3</text:p>
          </table:table-cell>
          <table:table-cell table:style-name="ce6"/>
          <table:table-cell table:style-name="ce6" office:value-type="string">
            <text:p>14.02.2012</text:p>
          </table:table-cell>
          <table:table-cell table:style-name="ce6" office:value-type="string">
            <text:p>should be HUMPBACKED or HUMPS in definition</text:p>
          </table:table-cell>
          <table:table-cell table:style-name="ce16" office:value-type="float" office:value="113">
            <text:p>113</text:p>
          </table:table-cell>
          <table:table-cell table:number-columns-repeated="1010"/>
        </table:table-row>
        <table:table-row table:style-name="ro1">
          <table:table-cell table:style-name="ce3" office:value-type="float" office:value="293">
            <text:p>293</text:p>
          </table:table-cell>
          <table:table-cell table:style-name="ce6" office:value-type="string">
            <text:p>CRAMPED</text:p>
          </table:table-cell>
          <table:table-cell table:style-name="ce6" office:value-type="string">
            <text:p>Verengt</text:p>
          </table:table-cell>
          <table:table-cell table:style-name="ce6" office:value-type="string">
            <text:p>Cramped</text:p>
          </table:table-cell>
          <table:table-cell table:style-name="ce6" office:value-type="string">
            <text:p>ściśnięty</text:p>
          </table:table-cell>
          <table:table-cell table:number-columns-repeated="2" table:style-name="ce6"/>
          <table:table-cell table:style-name="ce19" office:value-type="string">
            <text:p>CONDITION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3">
            <text:p>3</text:p>
          </table:table-cell>
          <table:table-cell table:style-name="ce6" table:number-columns-repeated="3"/>
          <table:table-cell table:style-name="ce16" office:value-type="float" office:value="114">
            <text:p>114</text:p>
          </table:table-cell>
          <table:table-cell table:number-columns-repeated="1010"/>
        </table:table-row>
        <table:table-row table:style-name="ro1">
          <table:table-cell table:style-name="ce3" office:value-type="float" office:value="294">
            <text:p>294</text:p>
          </table:table-cell>
          <table:table-cell table:style-name="ce6" office:value-type="string">
            <text:p>POSITIVE</text:p>
          </table:table-cell>
          <table:table-cell table:style-name="ce6" office:value-type="string">
            <text:p>Positiv</text:p>
          </table:table-cell>
          <table:table-cell table:style-name="ce6" office:value-type="string">
            <text:p>Positive</text:p>
          </table:table-cell>
          <table:table-cell table:style-name="ce6"/>
          <table:table-cell table:number-columns-repeated="2" table:style-name="ce6"/>
          <table:table-cell table:style-name="ce19" office:value-type="string">
            <text:p>ADJECTIVES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2">
            <text:p>2</text:p>
          </table:table-cell>
          <table:table-cell table:style-name="ce6"/>
          <table:table-cell table:style-name="ce59" office:value-type="date" office:date-value="2012-02-18">
            <text:p>18.02.12</text:p>
          </table:table-cell>
          <table:table-cell table:style-name="ce6" office:value-type="string">
            <text:p>replaced</text:p>
          </table:table-cell>
          <table:table-cell table:style-name="ce16" office:value-type="float" office:value="115">
            <text:p>115</text:p>
          </table:table-cell>
          <table:table-cell table:number-columns-repeated="1010"/>
        </table:table-row>
        <table:table-row table:style-name="ro1">
          <table:table-cell table:style-name="ce3" office:value-type="float" office:value="295">
            <text:p>295</text:p>
          </table:table-cell>
          <table:table-cell table:style-name="ce6" office:value-type="string">
            <text:p>NEGATIVE</text:p>
          </table:table-cell>
          <table:table-cell table:style-name="ce6" office:value-type="string">
            <text:p>Negativ</text:p>
          </table:table-cell>
          <table:table-cell table:style-name="ce6" office:value-type="string">
            <text:p>Negative</text:p>
          </table:table-cell>
          <table:table-cell table:style-name="ce6"/>
          <table:table-cell table:number-columns-repeated="2" table:style-name="ce6"/>
          <table:table-cell table:style-name="ce19" office:value-type="string">
            <text:p>ADJECTIVES</text:p>
          </table:table-cell>
          <table:table-cell table:number-columns-repeated="2" table:style-name="ce19" office:value-type="float" office:value="2">
            <text:p>2</text:p>
          </table:table-cell>
          <table:table-cell table:style-name="ce6"/>
          <table:table-cell table:style-name="ce59" office:value-type="date" office:date-value="2012-02-18">
            <text:p>18.02.12</text:p>
          </table:table-cell>
          <table:table-cell table:style-name="ce6" office:value-type="string">
            <text:p>replaced</text:p>
          </table:table-cell>
          <table:table-cell table:style-name="ce16" office:value-type="float" office:value="116">
            <text:p>116</text:p>
          </table:table-cell>
          <table:table-cell table:number-columns-repeated="1010"/>
        </table:table-row>
        <table:table-row table:style-name="ro1">
          <table:table-cell table:style-name="ce3" office:value-type="float" office:value="296">
            <text:p>296</text:p>
          </table:table-cell>
          <table:table-cell table:style-name="ce6" office:value-type="string">
            <text:p>DIRT</text:p>
          </table:table-cell>
          <table:table-cell table:style-name="ce6" office:value-type="string">
            <text:p>Schmutz</text:p>
          </table:table-cell>
          <table:table-cell table:style-name="ce6" office:value-type="string">
            <text:p>Dirt</text:p>
          </table:table-cell>
          <table:table-cell table:style-name="ce6"/>
          <table:table-cell table:number-columns-repeated="2" table:style-name="ce6"/>
          <table:table-cell table:style-name="ce19" office:value-type="string">
            <text:p>CONDITION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5">
            <text:p>5</text:p>
          </table:table-cell>
          <table:table-cell table:style-name="ce6"/>
          <table:table-cell table:style-name="ce59" office:value-type="date" office:date-value="2012-03-22">
            <text:p>22.03.12</text:p>
          </table:table-cell>
          <table:table-cell table:style-name="ce6" office:value-type="string">
            <text:p>added</text:p>
          </table:table-cell>
          <table:table-cell table:style-name="ce16" office:value-type="float" office:value="117">
            <text:p>117</text:p>
          </table:table-cell>
          <table:table-cell table:number-columns-repeated="1010"/>
        </table:table-row>
        <table:table-row table:style-name="ro1">
          <table:table-cell table:style-name="ce3"/>
          <table:table-cell table:style-name="ce6" office:value-type="string">
            <text:p>TIGHTENS</text:p>
          </table:table-cell>
          <table:table-cell table:style-name="ce6" office:value-type="string">
            <text:p>Macht Zu</text:p>
          </table:table-cell>
          <table:table-cell table:style-name="ce6" office:value-type="string">
            <text:p>Tightens</text:p>
          </table:table-cell>
          <table:table-cell table:style-name="ce6" office:value-type="string">
            <text:p>zacieśnia</text:p>
          </table:table-cell>
          <table:table-cell table:number-columns-repeated="2" table:style-name="ce6"/>
          <table:table-cell table:style-name="ce19" office:value-type="string">
            <text:p>ADDITIONAL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1">
            <text:p>1</text:p>
          </table:table-cell>
          <table:table-cell table:style-name="ce6" office:value-type="string">
            <text:p>id reserved and locked</text:p>
          </table:table-cell>
          <table:table-cell table:style-name="ce6" table:number-columns-repeated="2"/>
          <table:table-cell table:style-name="ce16" office:value-type="float" office:value="118">
            <text:p>118</text:p>
          </table:table-cell>
          <table:table-cell table:number-columns-repeated="1010"/>
        </table:table-row>
        <table:table-row table:style-name="ro1">
          <table:table-cell table:style-name="ce3"/>
          <table:table-cell table:style-name="ce6" office:value-type="string">
            <text:p>TIGHTENSBAD</text:p>
          </table:table-cell>
          <table:table-cell table:style-name="ce6" office:value-type="string">
            <text:p>Macht Stark Zu</text:p>
          </table:table-cell>
          <table:table-cell table:style-name="ce6" office:value-type="string">
            <text:p>Tightens Bad</text:p>
          </table:table-cell>
          <table:table-cell table:style-name="ce6" office:value-type="string">
            <text:p>bardzo zacieśnia</text:p>
          </table:table-cell>
          <table:table-cell table:number-columns-repeated="2" table:style-name="ce6"/>
          <table:table-cell table:style-name="ce19" office:value-type="string">
            <text:p>ADDITIONAL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1">
            <text:p>1</text:p>
          </table:table-cell>
          <table:table-cell table:style-name="ce6" office:value-type="string">
            <text:p>id reserved and locked</text:p>
          </table:table-cell>
          <table:table-cell table:style-name="ce20"/>
          <table:table-cell table:style-name="ce6"/>
          <table:table-cell table:style-name="ce16" office:value-type="float" office:value="119">
            <text:p>119</text:p>
          </table:table-cell>
          <table:table-cell table:number-columns-repeated="1010"/>
        </table:table-row>
        <table:table-row table:style-name="ro1">
          <table:table-cell table:style-name="ce3" office:value-type="float" office:value="298">
            <text:p>298</text:p>
          </table:table-cell>
          <table:table-cell table:style-name="ce6" office:value-type="string">
            <text:p>OPENS</text:p>
          </table:table-cell>
          <table:table-cell table:style-name="ce6" office:value-type="string">
            <text:p>Macht Auf</text:p>
          </table:table-cell>
          <table:table-cell table:style-name="ce6" office:value-type="string">
            <text:p>Opens</text:p>
          </table:table-cell>
          <table:table-cell table:style-name="ce6" office:value-type="string">
            <text:p>otwiera</text:p>
          </table:table-cell>
          <table:table-cell table:number-columns-repeated="2" table:style-name="ce6"/>
          <table:table-cell table:style-name="ce19" office:value-type="string">
            <text:p>LINE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4">
            <text:p>4</text:p>
          </table:table-cell>
          <table:table-cell table:style-name="ce6" table:number-columns-repeated="3"/>
          <table:table-cell table:style-name="ce16" office:value-type="float" office:value="120">
            <text:p>120</text:p>
          </table:table-cell>
          <table:table-cell table:number-columns-repeated="1010"/>
        </table:table-row>
        <table:table-row table:style-name="ro1">
          <table:table-cell table:style-name="ce3" office:value-type="float" office:value="299">
            <text:p>299</text:p>
          </table:table-cell>
          <table:table-cell table:style-name="ce6" office:value-type="string">
            <text:p>FAKES</text:p>
          </table:table-cell>
          <table:table-cell table:style-name="ce6" office:value-type="string">
            <text:p>Täuscht</text:p>
          </table:table-cell>
          <table:table-cell table:style-name="ce6" office:value-type="string">
            <text:p>Fakes</text:p>
          </table:table-cell>
          <table:table-cell table:style-name="ce6" office:value-type="string">
            <text:p>zwodzi</text:p>
          </table:table-cell>
          <table:table-cell table:number-columns-repeated="2" table:style-name="ce6"/>
          <table:table-cell table:style-name="ce19" office:value-type="string">
            <text:p>CAUTIONS</text:p>
          </table:table-cell>
          <table:table-cell table:number-columns-repeated="2" table:style-name="ce19" office:value-type="float" office:value="2">
            <text:p>2</text:p>
          </table:table-cell>
          <table:table-cell table:style-name="ce6" table:number-columns-repeated="3"/>
          <table:table-cell table:style-name="ce16" office:value-type="float" office:value="121">
            <text:p>121</text:p>
          </table:table-cell>
          <table:table-cell table:number-columns-repeated="1010"/>
        </table:table-row>
        <table:table-row table:style-name="ro1">
          <table:table-cell table:style-name="ce3" office:value-type="float" office:value="300">
            <text:p>300</text:p>
          </table:table-cell>
          <table:table-cell table:style-name="ce6" office:value-type="string">
            <text:p>BUMPS</text:p>
          </table:table-cell>
          <table:table-cell table:style-name="ce6" office:value-type="string">
            <text:p>Schwellen</text:p>
          </table:table-cell>
          <table:table-cell table:style-name="ce6" office:value-type="string">
            <text:p>Bumps</text:p>
          </table:table-cell>
          <table:table-cell table:style-name="ce6" office:value-type="string">
            <text:p>wyboje/wyboisty</text:p>
          </table:table-cell>
          <table:table-cell table:style-name="ce18" office:value-type="string">
            <text:p>INTO</text:p>
          </table:table-cell>
          <table:table-cell table:style-name="ce6"/>
          <table:table-cell table:style-name="ce19" office:value-type="string">
            <text:p>CONDITION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3">
            <text:p>3</text:p>
          </table:table-cell>
          <table:table-cell table:style-name="ce6"/>
          <table:table-cell table:style-name="ce59" office:value-type="date" office:date-value="2012-02-27">
            <text:p>27.02.12</text:p>
          </table:table-cell>
          <table:table-cell table:style-name="ce6" office:value-type="string">
            <text:p>renamed to BUMPS</text:p>
          </table:table-cell>
          <table:table-cell table:style-name="ce16" office:value-type="float" office:value="122">
            <text:p>122</text:p>
          </table:table-cell>
          <table:table-cell table:number-columns-repeated="1010"/>
        </table:table-row>
        <table:table-row table:style-name="ro1">
          <table:table-cell table:style-name="ce30" office:value-type="float" office:value="301">
            <text:p>301</text:p>
          </table:table-cell>
          <table:table-cell table:style-name="ce6" office:value-type="string">
            <text:p>HIDDEN</text:p>
          </table:table-cell>
          <table:table-cell table:style-name="ce6" office:value-type="string">
            <text:p>Versteckt</text:p>
          </table:table-cell>
          <table:table-cell table:style-name="ce6" office:value-type="string">
            <text:p>Hidden</text:p>
          </table:table-cell>
          <table:table-cell table:style-name="ce6" office:value-type="string">
            <text:p>niewidoczny</text:p>
          </table:table-cell>
          <table:table-cell table:number-columns-repeated="2" table:style-name="ce6"/>
          <table:table-cell table:style-name="ce19" office:value-type="string">
            <text:p>CAUTIONS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style-name="ce6"/>
          <table:table-cell table:style-name="ce6" office:value-type="string">
            <text:p>14.02.2012</text:p>
          </table:table-cell>
          <table:table-cell table:style-name="ce6" office:value-type="string">
            <text:p>about some object behind something or inside turn</text:p>
          </table:table-cell>
          <table:table-cell table:style-name="ce16" office:value-type="float" office:value="123">
            <text:p>123</text:p>
          </table:table-cell>
          <table:table-cell table:number-columns-repeated="1010"/>
        </table:table-row>
        <table:table-row table:style-name="ro1">
          <table:table-cell table:style-name="ce30" office:value-type="float" office:value="302">
            <text:p>302</text:p>
          </table:table-cell>
          <table:table-cell table:style-name="ce6" office:value-type="string">
            <text:p>BLIND</text:p>
          </table:table-cell>
          <table:table-cell table:number-columns-repeated="2" table:style-name="ce6" office:value-type="string">
            <text:p>Blind</text:p>
          </table:table-cell>
          <table:table-cell table:style-name="ce6"/>
          <table:table-cell table:number-columns-repeated="2" table:style-name="ce6"/>
          <table:table-cell table:style-name="ce19" office:value-type="string">
            <text:p>CAUTIONS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2">
            <text:p>2</text:p>
          </table:table-cell>
          <table:table-cell table:style-name="ce6" table:number-columns-repeated="3"/>
          <table:table-cell table:style-name="ce16" office:value-type="float" office:value="124">
            <text:p>124</text:p>
          </table:table-cell>
          <table:table-cell table:number-columns-repeated="1010"/>
        </table:table-row>
        <table:table-row table:style-name="ro1">
          <table:table-cell table:style-name="ce30" office:value-type="float" office:value="303">
            <text:p>303</text:p>
          </table:table-cell>
          <table:table-cell table:style-name="ce6" office:value-type="string">
            <text:p>DOUBLE_CAUTION</text:p>
          </table:table-cell>
          <table:table-cell table:style-name="ce6" office:value-type="string">
            <text:p>Gut Aufpassen</text:p>
          </table:table-cell>
          <table:table-cell table:style-name="ce6" office:value-type="string">
            <text:p>Double Caution</text:p>
          </table:table-cell>
          <table:table-cell table:style-name="ce6" office:value-type="string">
            <text:p>podwójna uwaga</text:p>
          </table:table-cell>
          <table:table-cell table:style-name="ce6" office:value-type="string">
            <text:p>INTO</text:p>
          </table:table-cell>
          <table:table-cell table:style-name="ce6"/>
          <table:table-cell table:style-name="ce19" office:value-type="string">
            <text:p>CAUTIONS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1">
            <text:p>1</text:p>
          </table:table-cell>
          <table:table-cell table:style-name="ce6"/>
          <table:table-cell table:style-name="ce6" office:value-type="string">
            <text:p>14.02.2012</text:p>
          </table:table-cell>
          <table:table-cell table:style-name="ce6" office:value-type="string">
            <text:p>Marcin added</text:p>
          </table:table-cell>
          <table:table-cell table:style-name="ce16" office:value-type="float" office:value="125">
            <text:p>125</text:p>
          </table:table-cell>
          <table:table-cell table:number-columns-repeated="1010"/>
        </table:table-row>
        <table:table-row table:style-name="ro1">
          <table:table-cell table:style-name="ce30" office:value-type="float" office:value="304">
            <text:p>304</text:p>
          </table:table-cell>
          <table:table-cell table:style-name="ce6" office:value-type="string">
            <text:p>TRIPLE_CAUTION</text:p>
          </table:table-cell>
          <table:table-cell table:style-name="ce6" office:value-type="string">
            <text:p>Höchste Vorsicht</text:p>
          </table:table-cell>
          <table:table-cell table:style-name="ce6" office:value-type="string">
            <text:p>Triple Caution</text:p>
          </table:table-cell>
          <table:table-cell table:style-name="ce6"/>
          <table:table-cell table:style-name="ce6" office:value-type="string">
            <text:p>INTO</text:p>
          </table:table-cell>
          <table:table-cell table:style-name="ce6"/>
          <table:table-cell table:style-name="ce19" office:value-type="string">
            <text:p>CAUTIONS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1">
            <text:p>1</text:p>
          </table:table-cell>
          <table:table-cell table:style-name="ce6" table:number-columns-repeated="3"/>
          <table:table-cell table:style-name="ce16" office:value-type="float" office:value="126">
            <text:p>126</text:p>
          </table:table-cell>
          <table:table-cell table:number-columns-repeated="1010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4"/>
          <table:table-cell table:style-name="ce16" office:value-type="float" office:value="127">
            <text:p>127</text:p>
          </table:table-cell>
          <table:table-cell table:number-columns-repeated="1010"/>
        </table:table-row>
        <table:table-row table:style-name="ro1">
          <table:table-cell table:style-name="ce3"/>
          <table:table-cell table:number-columns-repeated="3" table:style-name="ce6"/>
          <table:table-cell table:style-name="ce6"/>
          <table:table-cell table:number-columns-repeated="2" table:style-name="ce6"/>
          <table:table-cell table:number-columns-repeated="2" table:style-name="ce19"/>
          <table:table-cell table:style-name="ce19"/>
          <table:table-cell table:style-name="ce6" table:number-columns-repeated="3"/>
          <table:table-cell table:style-name="ce16" office:value-type="float" office:value="128">
            <text:p>128</text:p>
          </table:table-cell>
          <table:table-cell table:number-columns-repeated="1010"/>
        </table:table-row>
        <table:table-row table:style-name="ro1">
          <table:table-cell table:style-name="ce3" office:value-type="float" office:value="320">
            <text:p>320</text:p>
          </table:table-cell>
          <table:table-cell table:style-name="ce6" office:value-type="string">
            <text:p>GRAVEL</text:p>
          </table:table-cell>
          <table:table-cell table:style-name="ce6" office:value-type="string">
            <text:p>Schotter</text:p>
          </table:table-cell>
          <table:table-cell table:style-name="ce6" office:value-type="string">
            <text:p>Gravel</text:p>
          </table:table-cell>
          <table:table-cell table:style-name="ce6" office:value-type="string">
            <text:p>szuter</text:p>
          </table:table-cell>
          <table:table-cell table:number-columns-repeated="2" table:style-name="ce6"/>
          <table:table-cell table:style-name="ce19" office:value-type="string">
            <text:p>SURFACE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6" office:value-type="string">
            <text:p>de: Belag</text:p>
          </table:table-cell>
          <table:table-cell table:style-name="ce6" table:number-columns-repeated="2"/>
          <table:table-cell table:style-name="ce16" office:value-type="float" office:value="129">
            <text:p>129</text:p>
          </table:table-cell>
          <table:table-cell table:number-columns-repeated="1010"/>
        </table:table-row>
        <table:table-row table:style-name="ro1">
          <table:table-cell table:style-name="ce3" office:value-type="float" office:value="321">
            <text:p>321</text:p>
          </table:table-cell>
          <table:table-cell table:style-name="ce6" office:value-type="string">
            <text:p>TARMAC</text:p>
          </table:table-cell>
          <table:table-cell table:style-name="ce6" office:value-type="string">
            <text:p>Asphalt</text:p>
          </table:table-cell>
          <table:table-cell table:style-name="ce6" office:value-type="string">
            <text:p>Tarmac</text:p>
          </table:table-cell>
          <table:table-cell table:style-name="ce6" office:value-type="string">
            <text:p>asfalt</text:p>
          </table:table-cell>
          <table:table-cell table:number-columns-repeated="2" table:style-name="ce6"/>
          <table:table-cell table:style-name="ce19" office:value-type="string">
            <text:p>SURFACE</text:p>
          </table:table-cell>
          <table:table-cell table:number-columns-repeated="2" table:style-name="ce19" office:value-type="float" office:value="1">
            <text:p>1</text:p>
          </table:table-cell>
          <table:table-cell table:style-name="ce6" table:number-columns-repeated="3"/>
          <table:table-cell table:style-name="ce16" office:value-type="float" office:value="130">
            <text:p>130</text:p>
          </table:table-cell>
          <table:table-cell table:number-columns-repeated="1010"/>
        </table:table-row>
        <table:table-row table:style-name="ro1">
          <table:table-cell table:style-name="ce3" office:value-type="float" office:value="322">
            <text:p>322</text:p>
          </table:table-cell>
          <table:table-cell table:style-name="ce6" office:value-type="string">
            <text:p>CONCRETE</text:p>
          </table:table-cell>
          <table:table-cell table:style-name="ce6" office:value-type="string">
            <text:p>Beton</text:p>
          </table:table-cell>
          <table:table-cell table:style-name="ce6" office:value-type="string">
            <text:p>Concrete</text:p>
          </table:table-cell>
          <table:table-cell table:style-name="ce6" office:value-type="string">
            <text:p>beton</text:p>
          </table:table-cell>
          <table:table-cell table:number-columns-repeated="2" table:style-name="ce6"/>
          <table:table-cell table:style-name="ce19" office:value-type="string">
            <text:p>SURFACE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2">
            <text:p>2</text:p>
          </table:table-cell>
          <table:table-cell table:style-name="ce6" table:number-columns-repeated="3"/>
          <table:table-cell table:style-name="ce16" office:value-type="float" office:value="131">
            <text:p>131</text:p>
          </table:table-cell>
          <table:table-cell table:number-columns-repeated="1010"/>
        </table:table-row>
        <table:table-row table:style-name="ro1">
          <table:table-cell table:style-name="ce3" office:value-type="float" office:value="323">
            <text:p>323</text:p>
          </table:table-cell>
          <table:table-cell table:style-name="ce6" office:value-type="string">
            <text:p>COBBLES</text:p>
          </table:table-cell>
          <table:table-cell table:style-name="ce6" office:value-type="string">
            <text:p>Pflaster</text:p>
          </table:table-cell>
          <table:table-cell table:style-name="ce6" office:value-type="string">
            <text:p>Cobbles</text:p>
          </table:table-cell>
          <table:table-cell table:style-name="ce6" office:value-type="string">
            <text:p>kostka</text:p>
          </table:table-cell>
          <table:table-cell table:number-columns-repeated="2" table:style-name="ce6"/>
          <table:table-cell table:style-name="ce19" office:value-type="string">
            <text:p>SURFACE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style-name="ce6"/>
          <table:table-cell table:style-name="ce59" office:value-type="date" office:date-value="2012-03-20">
            <text:p>20.03.12</text:p>
          </table:table-cell>
          <table:table-cell table:style-name="ce6" office:value-type="string">
            <text:p>changed to COBBLES</text:p>
          </table:table-cell>
          <table:table-cell table:style-name="ce16" office:value-type="float" office:value="132">
            <text:p>132</text:p>
          </table:table-cell>
          <table:table-cell table:number-columns-repeated="1010"/>
        </table:table-row>
        <table:table-row table:style-name="ro1">
          <table:table-cell table:style-name="ce3" office:value-type="float" office:value="324">
            <text:p>324</text:p>
          </table:table-cell>
          <table:table-cell table:style-name="ce6" office:value-type="string">
            <text:p>GRIT</text:p>
          </table:table-cell>
          <table:table-cell table:style-name="ce6" office:value-type="string">
            <text:p>Kies</text:p>
          </table:table-cell>
          <table:table-cell table:style-name="ce6" office:value-type="string">
            <text:p>Grit</text:p>
          </table:table-cell>
          <table:table-cell table:style-name="ce6" office:value-type="string">
            <text:p>piasek</text:p>
          </table:table-cell>
          <table:table-cell table:number-columns-repeated="2" table:style-name="ce6"/>
          <table:table-cell table:style-name="ce19" office:value-type="string">
            <text:p>SURFACE</text:p>
          </table:table-cell>
          <table:table-cell table:number-columns-repeated="2" table:style-name="ce19" office:value-type="float" office:value="2">
            <text:p>2</text:p>
          </table:table-cell>
          <table:table-cell table:style-name="ce6" table:number-columns-repeated="3"/>
          <table:table-cell table:style-name="ce16" office:value-type="float" office:value="133">
            <text:p>133</text:p>
          </table:table-cell>
          <table:table-cell table:number-columns-repeated="1010"/>
        </table:table-row>
        <table:table-row table:style-name="ro1">
          <table:table-cell table:style-name="ce3" office:value-type="float" office:value="325">
            <text:p>325</text:p>
          </table:table-cell>
          <table:table-cell table:style-name="ce6" office:value-type="string">
            <text:p>SNOW</text:p>
          </table:table-cell>
          <table:table-cell table:style-name="ce6" office:value-type="string">
            <text:p>Schnee</text:p>
          </table:table-cell>
          <table:table-cell table:style-name="ce6" office:value-type="string">
            <text:p>Snow</text:p>
          </table:table-cell>
          <table:table-cell table:style-name="ce6" office:value-type="string">
            <text:p>śnieg</text:p>
          </table:table-cell>
          <table:table-cell table:number-columns-repeated="2" table:style-name="ce6"/>
          <table:table-cell table:style-name="ce19" office:value-type="string">
            <text:p>SURFACE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1">
            <text:p>1</text:p>
          </table:table-cell>
          <table:table-cell table:style-name="ce6" table:number-columns-repeated="3"/>
          <table:table-cell table:style-name="ce16" office:value-type="float" office:value="134">
            <text:p>134</text:p>
          </table:table-cell>
          <table:table-cell table:number-columns-repeated="1010"/>
        </table:table-row>
        <table:table-row table:style-name="ro1">
          <table:table-cell table:style-name="ce3" office:value-type="float" office:value="326">
            <text:p>326</text:p>
          </table:table-cell>
          <table:table-cell table:style-name="ce6" office:value-type="string">
            <text:p>ONSPLIT</text:p>
          </table:table-cell>
          <table:table-cell table:style-name="ce6" office:value-type="string">
            <text:p>Splitt</text:p>
          </table:table-cell>
          <table:table-cell table:style-name="ce6" office:value-type="string">
            <text:p>Split</text:p>
          </table:table-cell>
          <table:table-cell table:style-name="ce6" office:value-type="string">
            <text:p>na splicie</text:p>
          </table:table-cell>
          <table:table-cell table:number-columns-repeated="2" table:style-name="ce6"/>
          <table:table-cell table:style-name="ce19" office:value-type="string">
            <text:p>SURFACE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2">
            <text:p>2</text:p>
          </table:table-cell>
          <table:table-cell table:style-name="ce6"/>
          <table:table-cell table:style-name="ce20" office:value-type="date" office:date-value="2012-02-05">
            <text:p>5.2.12</text:p>
          </table:table-cell>
          <table:table-cell table:style-name="ce6" office:value-type="string">
            <text:p>renamed to ONSPLIT, SPLIT is reserved</text:p>
          </table:table-cell>
          <table:table-cell table:style-name="ce16" office:value-type="float" office:value="135">
            <text:p>135</text:p>
          </table:table-cell>
          <table:table-cell table:number-columns-repeated="1010"/>
        </table:table-row>
        <table:table-row table:style-name="ro1">
          <table:table-cell table:style-name="ce3" office:value-type="float" office:value="327">
            <text:p>327</text:p>
          </table:table-cell>
          <table:table-cell table:style-name="ce6" office:value-type="string">
            <text:p>ICY</text:p>
          </table:table-cell>
          <table:table-cell table:style-name="ce6" office:value-type="string">
            <text:p>Eisig</text:p>
          </table:table-cell>
          <table:table-cell table:style-name="ce6" office:value-type="string">
            <text:p>Icy</text:p>
          </table:table-cell>
          <table:table-cell table:style-name="ce6" office:value-type="string">
            <text:p>oblodzony</text:p>
          </table:table-cell>
          <table:table-cell table:number-columns-repeated="2" table:style-name="ce6"/>
          <table:table-cell table:style-name="ce19" office:value-type="string">
            <text:p>SURFACE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3">
            <text:p>3</text:p>
          </table:table-cell>
          <table:table-cell table:style-name="ce6" table:number-columns-repeated="3"/>
          <table:table-cell table:style-name="ce16" office:value-type="float" office:value="136">
            <text:p>136</text:p>
          </table:table-cell>
          <table:table-cell table:number-columns-repeated="1010"/>
        </table:table-row>
        <table:table-row table:style-name="ro1">
          <table:table-cell table:style-name="ce3" office:value-type="float" office:value="328">
            <text:p>328</text:p>
          </table:table-cell>
          <table:table-cell table:style-name="ce6" office:value-type="string">
            <text:p>RUBBLE</text:p>
          </table:table-cell>
          <table:table-cell table:style-name="ce6" office:value-type="string">
            <text:p>Geröll</text:p>
          </table:table-cell>
          <table:table-cell table:style-name="ce6" office:value-type="string">
            <text:p>Rubble</text:p>
          </table:table-cell>
          <table:table-cell table:style-name="ce6" office:value-type="string">
            <text:p>wertepy</text:p>
          </table:table-cell>
          <table:table-cell table:number-columns-repeated="2" table:style-name="ce6"/>
          <table:table-cell table:style-name="ce19" office:value-type="string">
            <text:p>SURFACE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3">
            <text:p>3</text:p>
          </table:table-cell>
          <table:table-cell table:style-name="ce6" table:number-columns-repeated="3"/>
          <table:table-cell table:style-name="ce16" office:value-type="float" office:value="137">
            <text:p>137</text:p>
          </table:table-cell>
          <table:table-cell table:number-columns-repeated="1010"/>
        </table:table-row>
        <table:table-row table:style-name="ro1">
          <table:table-cell table:style-name="ce3" office:value-type="float" office:value="329">
            <text:p>329</text:p>
          </table:table-cell>
          <table:table-cell table:style-name="ce6" office:value-type="string">
            <text:p>ICE</text:p>
          </table:table-cell>
          <table:table-cell table:style-name="ce6" office:value-type="string">
            <text:p>Eis</text:p>
          </table:table-cell>
          <table:table-cell table:style-name="ce6" office:value-type="string">
            <text:p>Ice</text:p>
          </table:table-cell>
          <table:table-cell table:style-name="ce6" office:value-type="string">
            <text:p>lód</text:p>
          </table:table-cell>
          <table:table-cell table:number-columns-repeated="2" table:style-name="ce6"/>
          <table:table-cell table:style-name="ce19" office:value-type="string">
            <text:p>SURFACE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1">
            <text:p>1</text:p>
          </table:table-cell>
          <table:table-cell table:style-name="ce6" table:number-columns-repeated="3"/>
          <table:table-cell table:style-name="ce16" office:value-type="float" office:value="138">
            <text:p>138</text:p>
          </table:table-cell>
          <table:table-cell table:number-columns-repeated="1010"/>
        </table:table-row>
        <table:table-row table:style-name="ro1">
          <table:table-cell table:style-name="ce3" office:value-type="float" office:value="330">
            <text:p>330</text:p>
          </table:table-cell>
          <table:table-cell table:style-name="ce6" office:value-type="string">
            <text:p>LOOSE_GRAVEL</text:p>
          </table:table-cell>
          <table:table-cell table:style-name="ce6" office:value-type="string">
            <text:p>Loser Schotter</text:p>
          </table:table-cell>
          <table:table-cell table:style-name="ce6" office:value-type="string">
            <text:p>Loose Gravel</text:p>
          </table:table-cell>
          <table:table-cell table:style-name="ce6" office:value-type="string">
            <text:p>luźny</text:p>
          </table:table-cell>
          <table:table-cell table:number-columns-repeated="2" table:style-name="ce6"/>
          <table:table-cell table:style-name="ce19" office:value-type="string">
            <text:p>SURFACE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3">
            <text:p>3</text:p>
          </table:table-cell>
          <table:table-cell table:style-name="ce6"/>
          <table:table-cell table:style-name="ce6" office:value-type="string">
            <text:p>14.02.2012</text:p>
          </table:table-cell>
          <table:table-cell table:style-name="ce31"/>
          <table:table-cell table:style-name="ce16" office:value-type="float" office:value="139">
            <text:p>139</text:p>
          </table:table-cell>
          <table:table-cell table:number-columns-repeated="1010"/>
        </table:table-row>
        <table:table-row table:style-name="ro1">
          <table:table-cell table:style-name="ce3"/>
          <table:table-cell table:number-columns-repeated="3" table:style-name="ce6"/>
          <table:table-cell table:style-name="ce6"/>
          <table:table-cell table:number-columns-repeated="2" table:style-name="ce6"/>
          <table:table-cell table:number-columns-repeated="2" table:style-name="ce19"/>
          <table:table-cell table:style-name="ce19"/>
          <table:table-cell table:style-name="ce6" table:number-columns-repeated="3"/>
          <table:table-cell table:style-name="ce16" office:value-type="float" office:value="140">
            <text:p>140</text:p>
          </table:table-cell>
          <table:table-cell table:number-columns-repeated="1010"/>
        </table:table-row>
        <table:table-row table:style-name="ro1">
          <table:table-cell table:style-name="ce3" office:value-type="float" office:value="340">
            <text:p>340</text:p>
          </table:table-cell>
          <table:table-cell table:style-name="ce6" office:value-type="string">
            <text:p>CREST</text:p>
          </table:table-cell>
          <table:table-cell table:style-name="ce6" office:value-type="string">
            <text:p>Kuppe</text:p>
          </table:table-cell>
          <table:table-cell table:style-name="ce6" office:value-type="string">
            <text:p>Crest</text:p>
          </table:table-cell>
          <table:table-cell table:style-name="ce18" office:value-type="string">
            <text:p>szczyt</text:p>
          </table:table-cell>
          <table:table-cell table:style-name="ce6" office:value-type="string">
            <text:p>INTO</text:p>
          </table:table-cell>
          <table:table-cell table:style-name="ce18"/>
          <table:table-cell table:style-name="ce19" office:value-type="string">
            <text:p>OBSTACLES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1">
            <text:p>1</text:p>
          </table:table-cell>
          <table:table-cell table:style-name="ce6" table:number-columns-repeated="3"/>
          <table:table-cell table:style-name="ce16" office:value-type="float" office:value="141">
            <text:p>141</text:p>
          </table:table-cell>
          <table:table-cell table:number-columns-repeated="1010"/>
        </table:table-row>
        <table:table-row table:style-name="ro1">
          <table:table-cell table:style-name="ce3" office:value-type="float" office:value="341">
            <text:p>341</text:p>
          </table:table-cell>
          <table:table-cell table:style-name="ce6" office:value-type="string">
            <text:p>HOLLOW</text:p>
          </table:table-cell>
          <table:table-cell table:style-name="ce6" office:value-type="string">
            <text:p>Senke</text:p>
          </table:table-cell>
          <table:table-cell table:style-name="ce6" office:value-type="string">
            <text:p>Hollow</text:p>
          </table:table-cell>
          <table:table-cell table:style-name="ce6" office:value-type="string">
            <text:p>dziurawy</text:p>
          </table:table-cell>
          <table:table-cell table:number-columns-repeated="2" table:style-name="ce6"/>
          <table:table-cell table:style-name="ce19" office:value-type="string">
            <text:p>ROAD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2">
            <text:p>2</text:p>
          </table:table-cell>
          <table:table-cell table:style-name="ce6" table:number-columns-repeated="3"/>
          <table:table-cell table:style-name="ce16" office:value-type="float" office:value="142">
            <text:p>142</text:p>
          </table:table-cell>
          <table:table-cell table:number-columns-repeated="1010"/>
        </table:table-row>
        <table:table-row table:style-name="ro1">
          <table:table-cell table:style-name="ce3" office:value-type="float" office:value="342">
            <text:p>342</text:p>
          </table:table-cell>
          <table:table-cell table:style-name="ce6" office:value-type="string">
            <text:p>CAMBER</text:p>
          </table:table-cell>
          <table:table-cell table:style-name="ce6" office:value-type="string">
            <text:p>Wölbung</text:p>
          </table:table-cell>
          <table:table-cell table:style-name="ce6" office:value-type="string">
            <text:p>Camber</text:p>
          </table:table-cell>
          <table:table-cell table:style-name="ce6" office:value-type="string">
            <text:p>wypukły profil (drogi)</text:p>
          </table:table-cell>
          <table:table-cell table:number-columns-repeated="2" table:style-name="ce6"/>
          <table:table-cell table:style-name="ce19" office:value-type="string">
            <text:p>ROAD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2">
            <text:p>2</text:p>
          </table:table-cell>
          <table:table-cell table:style-name="ce6" table:number-columns-repeated="3"/>
          <table:table-cell table:style-name="ce16" office:value-type="float" office:value="143">
            <text:p>143</text:p>
          </table:table-cell>
          <table:table-cell table:number-columns-repeated="1010"/>
        </table:table-row>
        <table:table-row table:style-name="ro1">
          <table:table-cell table:style-name="ce3" office:value-type="float" office:value="343">
            <text:p>343</text:p>
          </table:table-cell>
          <table:table-cell table:style-name="ce6" office:value-type="string">
            <text:p>REVERSE_CAMBER</text:p>
          </table:table-cell>
          <table:table-cell table:style-name="ce6" office:value-type="string">
            <text:p>Wanne</text:p>
          </table:table-cell>
          <table:table-cell table:style-name="ce6" office:value-type="string">
            <text:p>Reverse Camber</text:p>
          </table:table-cell>
          <table:table-cell table:style-name="ce6" office:value-type="string">
            <text:p>wklęsły profil (drogi)</text:p>
          </table:table-cell>
          <table:table-cell table:number-columns-repeated="2" table:style-name="ce6"/>
          <table:table-cell table:style-name="ce19" office:value-type="string">
            <text:p>ROAD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style-name="ce6"/>
          <table:table-cell table:style-name="ce58" office:value-type="date" office:date-value="2012-02-05">
            <text:p>05.02.2012</text:p>
          </table:table-cell>
          <table:table-cell table:style-name="ce6" office:value-type="string">
            <text:p>not happy with the german translation</text:p>
          </table:table-cell>
          <table:table-cell table:style-name="ce16" office:value-type="float" office:value="144">
            <text:p>144</text:p>
          </table:table-cell>
          <table:table-cell table:style-name="Default" table:number-columns-repeated="1009"/>
          <table:table-cell/>
        </table:table-row>
        <table:table-row table:style-name="ro1">
          <table:table-cell table:style-name="ce3" office:value-type="float" office:value="344">
            <text:p>344</text:p>
          </table:table-cell>
          <table:table-cell table:style-name="ce6" office:value-type="string">
            <text:p>HOLE</text:p>
          </table:table-cell>
          <table:table-cell table:style-name="ce6" office:value-type="string">
            <text:p>Loch</text:p>
          </table:table-cell>
          <table:table-cell table:style-name="ce6" office:value-type="string">
            <text:p>Hole</text:p>
          </table:table-cell>
          <table:table-cell table:style-name="ce6" office:value-type="string">
            <text:p>dziura</text:p>
          </table:table-cell>
          <table:table-cell table:style-name="ce6" office:value-type="string">
            <text:p>INTO</text:p>
          </table:table-cell>
          <table:table-cell table:style-name="ce6"/>
          <table:table-cell table:style-name="ce19" office:value-type="string">
            <text:p>CAUTIONS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3">
            <text:p>3</text:p>
          </table:table-cell>
          <table:table-cell table:style-name="ce6" table:number-columns-repeated="3"/>
          <table:table-cell table:style-name="ce16" office:value-type="float" office:value="145">
            <text:p>145</text:p>
          </table:table-cell>
          <table:table-cell table:number-columns-repeated="1010"/>
        </table:table-row>
        <table:table-row table:style-name="ro1">
          <table:table-cell table:style-name="ce3" office:value-type="float" office:value="345">
            <text:p>345</text:p>
          </table:table-cell>
          <table:table-cell table:style-name="ce6" office:value-type="string">
            <text:p>RUTS</text:p>
          </table:table-cell>
          <table:table-cell table:style-name="ce6" office:value-type="string">
            <text:p>Rillen</text:p>
          </table:table-cell>
          <table:table-cell table:style-name="ce6" office:value-type="string">
            <text:p>Ruts</text:p>
          </table:table-cell>
          <table:table-cell table:style-name="ce6" office:value-type="string">
            <text:p>koleiny</text:p>
          </table:table-cell>
          <table:table-cell table:style-name="ce6" office:value-type="string">
            <text:p>INTO</text:p>
          </table:table-cell>
          <table:table-cell table:style-name="ce6"/>
          <table:table-cell table:style-name="ce19" office:value-type="string">
            <text:p>CAUTIONS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3">
            <text:p>3</text:p>
          </table:table-cell>
          <table:table-cell table:style-name="ce6"/>
          <table:table-cell table:style-name="ce58" office:value-type="date" office:date-value="2012-02-17">
            <text:p>17.02.2012</text:p>
          </table:table-cell>
          <table:table-cell table:style-name="ce6" office:value-type="string">
            <text:p>Anm.: sound index Einzahl + Mehrzahl</text:p>
          </table:table-cell>
          <table:table-cell table:style-name="ce16" office:value-type="float" office:value="146">
            <text:p>146</text:p>
          </table:table-cell>
          <table:table-cell table:number-columns-repeated="1010"/>
        </table:table-row>
        <table:table-row table:style-name="ro1">
          <table:table-cell table:style-name="ce3" office:value-type="float" office:value="346">
            <text:p>346</text:p>
          </table:table-cell>
          <table:table-cell table:style-name="ce6" office:value-type="string">
            <text:p>DEEPRUTS</text:p>
          </table:table-cell>
          <table:table-cell table:style-name="ce6" office:value-type="string">
            <text:p>Tiefe Rillen</text:p>
          </table:table-cell>
          <table:table-cell table:style-name="ce6" office:value-type="string">
            <text:p>Deep Ruts</text:p>
          </table:table-cell>
          <table:table-cell table:style-name="ce6" office:value-type="string">
            <text:p>głębokie koleiny</text:p>
          </table:table-cell>
          <table:table-cell table:style-name="ce6" office:value-type="string">
            <text:p>INTO</text:p>
          </table:table-cell>
          <table:table-cell table:style-name="ce6"/>
          <table:table-cell table:style-name="ce19" office:value-type="string">
            <text:p>CAUTIONS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3">
            <text:p>3</text:p>
          </table:table-cell>
          <table:table-cell table:style-name="ce6"/>
          <table:table-cell table:style-name="ce58" office:value-type="date" office:date-value="2012-02-17">
            <text:p>17.02.2012</text:p>
          </table:table-cell>
          <table:table-cell table:style-name="ce6" office:value-type="string">
            <text:p>Anm.: sound index Einzahl + Mehrzahl</text:p>
          </table:table-cell>
          <table:table-cell table:style-name="ce16" office:value-type="float" office:value="147">
            <text:p>147</text:p>
          </table:table-cell>
          <table:table-cell table:number-columns-repeated="1010"/>
        </table:table-row>
        <table:table-row table:style-name="ro1">
          <table:table-cell table:style-name="ce3" office:value-type="float" office:value="347">
            <text:p>347</text:p>
          </table:table-cell>
          <table:table-cell table:style-name="ce6" office:value-type="string">
            <text:p>BORDER</text:p>
          </table:table-cell>
          <table:table-cell table:style-name="ce6" office:value-type="string">
            <text:p>Rand</text:p>
          </table:table-cell>
          <table:table-cell table:style-name="ce6" office:value-type="string">
            <text:p>Border</text:p>
          </table:table-cell>
          <table:table-cell table:style-name="ce6" office:value-type="string">
            <text:p>pobocze</text:p>
          </table:table-cell>
          <table:table-cell table:number-columns-repeated="2" table:style-name="ce6"/>
          <table:table-cell table:style-name="ce19" office:value-type="string">
            <text:p>CAUTIONS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4">
            <text:p>4</text:p>
          </table:table-cell>
          <table:table-cell table:style-name="ce6" table:number-columns-repeated="2"/>
          <table:table-cell table:style-name="ce6" office:value-type="string">
            <text:p>should be SHOULDER maybe?</text:p>
          </table:table-cell>
          <table:table-cell table:style-name="ce16" office:value-type="float" office:value="148">
            <text:p>148</text:p>
          </table:table-cell>
          <table:table-cell table:number-columns-repeated="1010"/>
        </table:table-row>
        <table:table-row table:style-name="ro1">
          <table:table-cell table:style-name="ce3" office:value-type="float" office:value="348">
            <text:p>348</text:p>
          </table:table-cell>
          <table:table-cell table:style-name="ce6" office:value-type="string">
            <text:p>EDGE</text:p>
          </table:table-cell>
          <table:table-cell table:style-name="ce6" office:value-type="string">
            <text:p>Kante</text:p>
          </table:table-cell>
          <table:table-cell table:style-name="ce6" office:value-type="string">
            <text:p>Edge</text:p>
          </table:table-cell>
          <table:table-cell table:style-name="ce18" office:value-type="string">
            <text:p>krawedź</text:p>
          </table:table-cell>
          <table:table-cell table:number-columns-repeated="2" table:style-name="ce18"/>
          <table:table-cell table:style-name="ce19" office:value-type="string">
            <text:p>CAUTIONS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4">
            <text:p>4</text:p>
          </table:table-cell>
          <table:table-cell table:style-name="ce6" table:number-columns-repeated="3"/>
          <table:table-cell table:style-name="ce16" office:value-type="float" office:value="149">
            <text:p>149</text:p>
          </table:table-cell>
          <table:table-cell table:number-columns-repeated="1010"/>
        </table:table-row>
        <table:table-row table:style-name="ro1">
          <table:table-cell table:style-name="ce3" office:value-type="float" office:value="349">
            <text:p>349</text:p>
          </table:table-cell>
          <table:table-cell table:style-name="ce6" office:value-type="string">
            <text:p>CURB</text:p>
          </table:table-cell>
          <table:table-cell table:style-name="ce6" office:value-type="string">
            <text:p>Bordstein</text:p>
          </table:table-cell>
          <table:table-cell table:style-name="ce6" office:value-type="string">
            <text:p>Curb</text:p>
          </table:table-cell>
          <table:table-cell table:style-name="ce6" office:value-type="string">
            <text:p>krawężnik</text:p>
          </table:table-cell>
          <table:table-cell table:number-columns-repeated="2" table:style-name="ce6"/>
          <table:table-cell table:style-name="ce19" office:value-type="string">
            <text:p>CAUTIONS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4">
            <text:p>4</text:p>
          </table:table-cell>
          <table:table-cell table:style-name="ce6"/>
          <table:table-cell table:style-name="ce20"/>
          <table:table-cell table:style-name="ce6"/>
          <table:table-cell table:style-name="ce16" office:value-type="float" office:value="150">
            <text:p>150</text:p>
          </table:table-cell>
          <table:table-cell table:number-columns-repeated="1010"/>
        </table:table-row>
        <table:table-row table:style-name="ro1">
          <table:table-cell table:style-name="ce3" office:value-type="float" office:value="350">
            <text:p>350</text:p>
          </table:table-cell>
          <table:table-cell table:style-name="ce6" office:value-type="string">
            <text:p>DITCH</text:p>
          </table:table-cell>
          <table:table-cell table:style-name="ce6" office:value-type="string">
            <text:p>Graben</text:p>
          </table:table-cell>
          <table:table-cell table:style-name="ce6" office:value-type="string">
            <text:p>Ditch</text:p>
          </table:table-cell>
          <table:table-cell table:style-name="ce6" office:value-type="string">
            <text:p>rów</text:p>
          </table:table-cell>
          <table:table-cell table:number-columns-repeated="2" table:style-name="ce6"/>
          <table:table-cell table:style-name="ce19" office:value-type="string">
            <text:p>CAUTIONS</text:p>
          </table:table-cell>
          <table:table-cell table:number-columns-repeated="2" table:style-name="ce19" office:value-type="float" office:value="3">
            <text:p>3</text:p>
          </table:table-cell>
          <table:table-cell table:style-name="ce6" table:number-columns-repeated="3"/>
          <table:table-cell table:style-name="ce16" office:value-type="float" office:value="151">
            <text:p>151</text:p>
          </table:table-cell>
          <table:table-cell table:number-columns-repeated="1010"/>
        </table:table-row>
        <table:table-row table:style-name="ro1">
          <table:table-cell table:style-name="ce3" office:value-type="float" office:value="351">
            <text:p>351</text:p>
          </table:table-cell>
          <table:table-cell table:style-name="ce6" office:value-type="string">
            <text:p>JUNCTION</text:p>
          </table:table-cell>
          <table:table-cell table:style-name="ce6" office:value-type="string">
            <text:p>Abzweig</text:p>
          </table:table-cell>
          <table:table-cell table:style-name="ce6" office:value-type="string">
            <text:p>Junction</text:p>
          </table:table-cell>
          <table:table-cell table:style-name="ce18" office:value-type="string">
            <text:p>skrzyżowanie</text:p>
          </table:table-cell>
          <table:table-cell table:style-name="ce6" office:value-type="string">
            <text:p>INTO</text:p>
          </table:table-cell>
          <table:table-cell table:style-name="ce18"/>
          <table:table-cell table:style-name="ce19" office:value-type="string">
            <text:p>ROAD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6" table:number-columns-repeated="3"/>
          <table:table-cell table:style-name="ce16" office:value-type="float" office:value="152">
            <text:p>152</text:p>
          </table:table-cell>
          <table:table-cell table:number-columns-repeated="1010"/>
        </table:table-row>
        <table:table-row table:style-name="ro1">
          <table:table-cell table:style-name="ce3" office:value-type="float" office:value="352">
            <text:p>352</text:p>
          </table:table-cell>
          <table:table-cell table:style-name="ce6" office:value-type="string">
            <text:p>CURVE</text:p>
          </table:table-cell>
          <table:table-cell table:style-name="ce6" office:value-type="string">
            <text:p>Kurve</text:p>
          </table:table-cell>
          <table:table-cell table:style-name="ce6" office:value-type="string">
            <text:p>Curve</text:p>
          </table:table-cell>
          <table:table-cell table:style-name="ce6" office:value-type="string">
            <text:p>zakręt</text:p>
          </table:table-cell>
          <table:table-cell table:style-name="ce6" office:value-type="string">
            <text:p>INTO</text:p>
          </table:table-cell>
          <table:table-cell table:style-name="ce6"/>
          <table:table-cell table:style-name="ce19" office:value-type="string">
            <text:p>ROAD</text:p>
          </table:table-cell>
          <table:table-cell table:number-columns-repeated="2" table:style-name="ce19" office:value-type="float" office:value="1">
            <text:p>1</text:p>
          </table:table-cell>
          <table:table-cell table:style-name="ce6" table:number-columns-repeated="3"/>
          <table:table-cell table:style-name="ce16" office:value-type="float" office:value="153">
            <text:p>153</text:p>
          </table:table-cell>
          <table:table-cell table:number-columns-repeated="1010"/>
        </table:table-row>
        <table:table-row table:style-name="ro1">
          <table:table-cell table:style-name="ce3" office:value-type="float" office:value="353">
            <text:p>353</text:p>
          </table:table-cell>
          <table:table-cell table:style-name="ce6" office:value-type="string">
            <text:p>TURN</text:p>
          </table:table-cell>
          <table:table-cell table:style-name="ce6" office:value-type="string">
            <text:p>Abbiegen</text:p>
          </table:table-cell>
          <table:table-cell table:style-name="ce6" office:value-type="string">
            <text:p>Turn</text:p>
          </table:table-cell>
          <table:table-cell table:style-name="ce6" office:value-type="string">
            <text:p>skręt</text:p>
          </table:table-cell>
          <table:table-cell table:style-name="ce6" office:value-type="string">
            <text:p>INTO</text:p>
          </table:table-cell>
          <table:table-cell table:style-name="ce6"/>
          <table:table-cell table:style-name="ce19" office:value-type="string">
            <text:p>ROAD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1">
            <text:p>1</text:p>
          </table:table-cell>
          <table:table-cell table:style-name="ce6"/>
          <table:table-cell table:style-name="ce60" office:value-type="date" office:date-value="2012-02-10">
            <text:p>10.02.12</text:p>
          </table:table-cell>
          <table:table-cell table:style-name="ce6" office:value-type="string">
            <text:p>added</text:p>
          </table:table-cell>
          <table:table-cell table:style-name="ce16" office:value-type="float" office:value="154">
            <text:p>154</text:p>
          </table:table-cell>
          <table:table-cell table:number-columns-repeated="1010"/>
        </table:table-row>
        <table:table-row table:style-name="ro1">
          <table:table-cell table:style-name="ce3" office:value-type="float" office:value="354">
            <text:p>354</text:p>
          </table:table-cell>
          <table:table-cell table:style-name="ce6" office:value-type="string">
            <text:p>STEEP_DROP</text:p>
          </table:table-cell>
          <table:table-cell table:style-name="ce6" office:value-type="string">
            <text:p>Steiler Abhang</text:p>
          </table:table-cell>
          <table:table-cell table:style-name="ce6" office:value-type="string">
            <text:p>Steep Drop</text:p>
          </table:table-cell>
          <table:table-cell table:style-name="ce6"/>
          <table:table-cell table:number-columns-repeated="2" table:style-name="ce6"/>
          <table:table-cell table:style-name="ce19" office:value-type="string">
            <text:p>CAUTIONS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5">
            <text:p>5</text:p>
          </table:table-cell>
          <table:table-cell table:style-name="ce6"/>
          <table:table-cell table:style-name="ce60"/>
          <table:table-cell table:style-name="ce6"/>
          <table:table-cell table:style-name="ce16" office:value-type="float" office:value="155">
            <text:p>155</text:p>
          </table:table-cell>
          <table:table-cell table:number-columns-repeated="1010"/>
        </table:table-row>
        <table:table-row table:style-name="ro1">
          <table:table-cell table:style-name="ce30" office:value-type="float" office:value="355">
            <text:p>355</text:p>
          </table:table-cell>
          <table:table-cell table:style-name="ce6" office:value-type="string">
            <text:p>BAD_CAMBER</text:p>
          </table:table-cell>
          <table:table-cell table:style-name="ce6" office:value-type="string">
            <text:p>Schlechte Wölbung</text:p>
          </table:table-cell>
          <table:table-cell table:style-name="ce6" office:value-type="string">
            <text:p>Bad Camber</text:p>
          </table:table-cell>
          <table:table-cell table:style-name="ce6" office:value-type="string">
            <text:p>zły profil (drogi)</text:p>
          </table:table-cell>
          <table:table-cell table:number-columns-repeated="2" table:style-name="ce6"/>
          <table:table-cell table:style-name="ce19" office:value-type="string">
            <text:p>ROAD</text:p>
          </table:table-cell>
          <table:table-cell table:number-columns-repeated="2" table:style-name="ce19" office:value-type="float" office:value="2">
            <text:p>2</text:p>
          </table:table-cell>
          <table:table-cell table:style-name="ce6"/>
          <table:table-cell table:style-name="ce60" office:value-type="string">
            <text:p>14.02.2012</text:p>
          </table:table-cell>
          <table:table-cell table:style-name="ce6" office:value-type="string">
            <text:p>* of the road - <text:s/>after Nicky Grist in Colin McRae 2004-5</text:p>
          </table:table-cell>
          <table:table-cell table:style-name="ce16" office:value-type="float" office:value="156">
            <text:p>156</text:p>
          </table:table-cell>
          <table:table-cell table:number-columns-repeated="1010"/>
        </table:table-row>
        <table:table-row table:style-name="ro1">
          <table:table-cell table:style-name="ce30" office:value-type="float" office:value="356">
            <text:p>356</text:p>
          </table:table-cell>
          <table:table-cell table:style-name="ce6" office:value-type="string">
            <text:p>SHOULDER</text:p>
          </table:table-cell>
          <table:table-cell table:style-name="ce6" office:value-type="string">
            <text:p>Bankett</text:p>
          </table:table-cell>
          <table:table-cell table:style-name="ce6" office:value-type="string">
            <text:p>Shoulder</text:p>
          </table:table-cell>
          <table:table-cell table:style-name="ce6"/>
          <table:table-cell table:number-columns-repeated="2" table:style-name="ce6"/>
          <table:table-cell table:style-name="ce19" office:value-type="string">
            <text:p>CAUTIONS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4">
            <text:p>4</text:p>
          </table:table-cell>
          <table:table-cell table:style-name="ce6"/>
          <table:table-cell table:style-name="ce60"/>
          <table:table-cell table:style-name="ce6"/>
          <table:table-cell table:style-name="ce16" office:value-type="float" office:value="157">
            <text:p>157</text:p>
          </table:table-cell>
          <table:table-cell table:number-columns-repeated="1010"/>
        </table:table-row>
        <table:table-row table:style-name="ro1">
          <table:table-cell table:style-name="ce30" office:value-type="float" office:value="357">
            <text:p>357</text:p>
          </table:table-cell>
          <table:table-cell table:style-name="ce6" office:value-type="string">
            <text:p>STEEP_HILL</text:p>
          </table:table-cell>
          <table:table-cell table:style-name="ce6" office:value-type="string">
            <text:p>Steiles Gefälle</text:p>
          </table:table-cell>
          <table:table-cell table:style-name="ce6" office:value-type="string">
            <text:p>Steep Hill</text:p>
          </table:table-cell>
          <table:table-cell table:style-name="ce6"/>
          <table:table-cell table:number-columns-repeated="2" table:style-name="ce6"/>
          <table:table-cell table:style-name="ce19" office:value-type="string">
            <text:p>CAUTIONS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5">
            <text:p>5</text:p>
          </table:table-cell>
          <table:table-cell table:style-name="ce6"/>
          <table:table-cell table:style-name="ce60"/>
          <table:table-cell table:style-name="ce6"/>
          <table:table-cell table:style-name="ce16" office:value-type="float" office:value="158">
            <text:p>158</text:p>
          </table:table-cell>
          <table:table-cell table:number-columns-repeated="1010"/>
        </table:table-row>
        <table:table-row table:style-name="ro1">
          <table:table-cell table:style-name="ce30" office:value-type="float" office:value="358">
            <text:p>358</text:p>
          </table:table-cell>
          <table:table-cell table:style-name="ce6" office:value-type="string">
            <text:p>STEEP_INCLINE</text:p>
          </table:table-cell>
          <table:table-cell table:style-name="ce6" office:value-type="string">
            <text:p>Steiler Anstieg</text:p>
          </table:table-cell>
          <table:table-cell table:style-name="ce6" office:value-type="string">
            <text:p>Steep Incline</text:p>
          </table:table-cell>
          <table:table-cell table:style-name="ce6"/>
          <table:table-cell table:number-columns-repeated="2" table:style-name="ce6"/>
          <table:table-cell table:style-name="ce19" office:value-type="string">
            <text:p>CAUTIONS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5">
            <text:p>5</text:p>
          </table:table-cell>
          <table:table-cell table:style-name="ce6"/>
          <table:table-cell table:style-name="ce60"/>
          <table:table-cell table:style-name="ce6"/>
          <table:table-cell table:style-name="ce16" office:value-type="float" office:value="159">
            <text:p>159</text:p>
          </table:table-cell>
          <table:table-cell table:number-columns-repeated="1010"/>
        </table:table-row>
        <table:table-row table:style-name="ro1">
          <table:table-cell table:style-name="ce30" office:value-type="float" office:value="359">
            <text:p>359</text:p>
          </table:table-cell>
          <table:table-cell table:style-name="ce6" office:value-type="string">
            <text:p>STEEP_SLOPE</text:p>
          </table:table-cell>
          <table:table-cell table:style-name="ce6" office:value-type="string">
            <text:p>Steilhang</text:p>
          </table:table-cell>
          <table:table-cell table:style-name="ce6" office:value-type="string">
            <text:p>Steep Slope</text:p>
          </table:table-cell>
          <table:table-cell table:style-name="ce6"/>
          <table:table-cell table:number-columns-repeated="2" table:style-name="ce6"/>
          <table:table-cell table:style-name="ce19" office:value-type="string">
            <text:p>CAUTIONS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5">
            <text:p>5</text:p>
          </table:table-cell>
          <table:table-cell table:style-name="ce6"/>
          <table:table-cell table:style-name="ce60"/>
          <table:table-cell table:style-name="ce6"/>
          <table:table-cell table:style-name="ce16" office:value-type="float" office:value="160">
            <text:p>160</text:p>
          </table:table-cell>
          <table:table-cell table:number-columns-repeated="1010"/>
        </table:table-row>
        <table:table-row table:style-name="ro1">
          <table:table-cell table:style-name="ce30" office:value-type="float" office:value="360">
            <text:p>360</text:p>
          </table:table-cell>
          <table:table-cell table:style-name="ce6" office:value-type="string">
            <text:p>SNOW_BORDER</text:p>
          </table:table-cell>
          <table:table-cell table:style-name="ce6" office:value-type="string">
            <text:p>Schneewall</text:p>
          </table:table-cell>
          <table:table-cell table:style-name="ce6" office:value-type="string">
            <text:p>Snow Border</text:p>
          </table:table-cell>
          <table:table-cell table:style-name="ce6"/>
          <table:table-cell table:number-columns-repeated="2" table:style-name="ce6"/>
          <table:table-cell table:number-columns-repeated="2" table:style-name="ce19"/>
          <table:table-cell table:style-name="ce19"/>
          <table:table-cell table:style-name="ce6"/>
          <table:table-cell table:style-name="ce60" office:value-type="date" office:date-value="2012-03-20">
            <text:p>20.03.12</text:p>
          </table:table-cell>
          <table:table-cell table:style-name="ce6" office:value-type="string">
            <text:p>added</text:p>
          </table:table-cell>
          <table:table-cell table:style-name="ce16" office:value-type="float" office:value="161">
            <text:p>161</text:p>
          </table:table-cell>
          <table:table-cell table:number-columns-repeated="1010"/>
        </table:table-row>
        <table:table-row table:style-name="ro1">
          <table:table-cell table:style-name="ce30" office:value-type="float" office:value="361">
            <text:p>361</text:p>
          </table:table-cell>
          <table:table-cell table:style-name="ce6" office:value-type="string">
            <text:p>DIP</text:p>
          </table:table-cell>
          <table:table-cell table:style-name="ce6" office:value-type="string">
            <text:p>Abhang</text:p>
          </table:table-cell>
          <table:table-cell table:style-name="ce6" office:value-type="string">
            <text:p>Dip</text:p>
          </table:table-cell>
          <table:table-cell table:style-name="ce6"/>
          <table:table-cell table:number-columns-repeated="2" table:style-name="ce6"/>
          <table:table-cell table:style-name="ce19" office:value-type="string">
            <text:p>CAUTIONS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6">
            <text:p>6</text:p>
          </table:table-cell>
          <table:table-cell table:style-name="ce6"/>
          <table:table-cell table:style-name="ce60" office:value-type="date" office:date-value="2012-03-22">
            <text:p>22.03.12</text:p>
          </table:table-cell>
          <table:table-cell table:style-name="ce6" office:value-type="string">
            <text:p>added</text:p>
          </table:table-cell>
          <table:table-cell table:style-name="ce16" office:value-type="float" office:value="162">
            <text:p>162</text:p>
          </table:table-cell>
          <table:table-cell table:number-columns-repeated="1010"/>
        </table:table-row>
        <table:table-row table:style-name="ro1">
          <table:table-cell table:style-name="ce30" office:value-type="float" office:value="362">
            <text:p>362</text:p>
          </table:table-cell>
          <table:table-cell table:style-name="ce6" office:value-type="string">
            <text:p>DROPS</text:p>
          </table:table-cell>
          <table:table-cell table:style-name="ce6" office:value-type="string">
            <text:p>Absturz</text:p>
          </table:table-cell>
          <table:table-cell table:style-name="ce6" office:value-type="string">
            <text:p>Drops</text:p>
          </table:table-cell>
          <table:table-cell table:style-name="ce6"/>
          <table:table-cell table:number-columns-repeated="2" table:style-name="ce6"/>
          <table:table-cell table:style-name="ce19" office:value-type="string">
            <text:p>ROAD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5">
            <text:p>5</text:p>
          </table:table-cell>
          <table:table-cell table:style-name="ce6"/>
          <table:table-cell table:style-name="ce60" office:value-type="date" office:date-value="2012-04-09">
            <text:p>09.04.12</text:p>
          </table:table-cell>
          <table:table-cell table:style-name="ce6" office:value-type="string">
            <text:p>changed german translation</text:p>
          </table:table-cell>
          <table:table-cell table:style-name="ce16" office:value-type="float" office:value="163">
            <text:p>163</text:p>
          </table:table-cell>
          <table:table-cell table:number-columns-repeated="1010"/>
        </table:table-row>
        <table:table-row table:style-name="ro1">
          <table:table-cell table:style-name="ce30" office:value-type="float" office:value="363">
            <text:p>363</text:p>
          </table:table-cell>
          <table:table-cell table:style-name="ce6" office:value-type="string">
            <text:p>DROPS_LEFT</text:p>
          </table:table-cell>
          <table:table-cell table:style-name="ce6" office:value-type="string">
            <text:p>Absturz Links</text:p>
          </table:table-cell>
          <table:table-cell table:style-name="ce6" office:value-type="string">
            <text:p>Drops Left</text:p>
          </table:table-cell>
          <table:table-cell table:style-name="ce6"/>
          <table:table-cell table:number-columns-repeated="2" table:style-name="ce6"/>
          <table:table-cell table:style-name="ce19" office:value-type="string">
            <text:p>ROAD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5">
            <text:p>5</text:p>
          </table:table-cell>
          <table:table-cell table:style-name="ce6"/>
          <table:table-cell table:style-name="ce60" office:value-type="date" office:date-value="2012-04-09">
            <text:p>09.04.12</text:p>
          </table:table-cell>
          <table:table-cell table:style-name="ce6" office:value-type="string">
            <text:p>changed german translation</text:p>
          </table:table-cell>
          <table:table-cell table:style-name="ce16" office:value-type="float" office:value="164">
            <text:p>164</text:p>
          </table:table-cell>
          <table:table-cell table:number-columns-repeated="1010"/>
        </table:table-row>
        <table:table-row table:style-name="ro1">
          <table:table-cell table:style-name="ce30" office:value-type="float" office:value="364">
            <text:p>364</text:p>
          </table:table-cell>
          <table:table-cell table:style-name="ce6" office:value-type="string">
            <text:p>DROPS_RIGHT</text:p>
          </table:table-cell>
          <table:table-cell table:style-name="ce6" office:value-type="string">
            <text:p>Absturz Rechts</text:p>
          </table:table-cell>
          <table:table-cell table:style-name="ce6" office:value-type="string">
            <text:p>Drops Right</text:p>
          </table:table-cell>
          <table:table-cell table:style-name="ce6"/>
          <table:table-cell table:number-columns-repeated="2" table:style-name="ce6"/>
          <table:table-cell table:style-name="ce19" office:value-type="string">
            <text:p>ROAD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5">
            <text:p>5</text:p>
          </table:table-cell>
          <table:table-cell table:style-name="ce6"/>
          <table:table-cell table:style-name="ce60" office:value-type="date" office:date-value="2012-04-09">
            <text:p>09.04.12</text:p>
          </table:table-cell>
          <table:table-cell table:style-name="ce6" office:value-type="string">
            <text:p>changed german translation</text:p>
          </table:table-cell>
          <table:table-cell table:style-name="ce16" office:value-type="float" office:value="165">
            <text:p>165</text:p>
          </table:table-cell>
          <table:table-cell table:number-columns-repeated="1010"/>
        </table:table-row>
        <table:table-row table:style-name="ro1">
          <table:table-cell table:style-name="ce30" office:value-type="float" office:value="365">
            <text:p>365</text:p>
          </table:table-cell>
          <table:table-cell table:style-name="ce6" office:value-type="string">
            <text:p>FORK_LEFT</text:p>
          </table:table-cell>
          <table:table-cell table:style-name="ce6" office:value-type="string">
            <text:p>Gabelung Links</text:p>
          </table:table-cell>
          <table:table-cell table:style-name="ce6" office:value-type="string">
            <text:p>Fork Left</text:p>
          </table:table-cell>
          <table:table-cell table:style-name="ce6"/>
          <table:table-cell table:style-name="ce6" office:value-type="string">
            <text:p>INTO</text:p>
          </table:table-cell>
          <table:table-cell table:style-name="ce6"/>
          <table:table-cell table:style-name="ce19" office:value-type="string">
            <text:p>ROAD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4">
            <text:p>4</text:p>
          </table:table-cell>
          <table:table-cell table:style-name="ce6"/>
          <table:table-cell table:style-name="ce60" office:value-type="date" office:date-value="2012-03-22">
            <text:p>22.03.12</text:p>
          </table:table-cell>
          <table:table-cell table:style-name="ce6" office:value-type="string">
            <text:p>added</text:p>
          </table:table-cell>
          <table:table-cell table:style-name="ce16" office:value-type="float" office:value="166">
            <text:p>166</text:p>
          </table:table-cell>
          <table:table-cell table:number-columns-repeated="1010"/>
        </table:table-row>
        <table:table-row table:style-name="ro1">
          <table:table-cell table:style-name="ce30" office:value-type="float" office:value="366">
            <text:p>366</text:p>
          </table:table-cell>
          <table:table-cell table:style-name="ce6" office:value-type="string">
            <text:p>FORK_RIGHT</text:p>
          </table:table-cell>
          <table:table-cell table:style-name="ce6" office:value-type="string">
            <text:p>Gabelung Rechts</text:p>
          </table:table-cell>
          <table:table-cell table:style-name="ce6" office:value-type="string">
            <text:p>Fork Right</text:p>
          </table:table-cell>
          <table:table-cell table:style-name="ce6"/>
          <table:table-cell table:style-name="ce6" office:value-type="string">
            <text:p>INTO</text:p>
          </table:table-cell>
          <table:table-cell table:style-name="ce6"/>
          <table:table-cell table:style-name="ce19" office:value-type="string">
            <text:p>ROAD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4">
            <text:p>4</text:p>
          </table:table-cell>
          <table:table-cell table:style-name="ce6"/>
          <table:table-cell table:style-name="ce60" office:value-type="date" office:date-value="2012-03-22">
            <text:p>22.03.12</text:p>
          </table:table-cell>
          <table:table-cell table:style-name="ce6" office:value-type="string">
            <text:p>added</text:p>
          </table:table-cell>
          <table:table-cell table:style-name="ce16" office:value-type="float" office:value="167">
            <text:p>167</text:p>
          </table:table-cell>
          <table:table-cell table:number-columns-repeated="1010"/>
        </table:table-row>
        <table:table-row table:style-name="ro1">
          <table:table-cell table:style-name="ce30" office:value-type="float" office:value="367">
            <text:p>367</text:p>
          </table:table-cell>
          <table:table-cell table:style-name="ce6" office:value-type="string">
            <text:p>NEGATIVE_CAMBER</text:p>
          </table:table-cell>
          <table:table-cell table:style-name="ce6" office:value-type="string">
            <text:p>Hängt Aussen</text:p>
          </table:table-cell>
          <table:table-cell table:style-name="ce6" office:value-type="string">
            <text:p>Negative Camber</text:p>
          </table:table-cell>
          <table:table-cell table:style-name="ce6"/>
          <table:table-cell table:number-columns-repeated="2" table:style-name="ce6"/>
          <table:table-cell table:style-name="ce19" office:value-type="string">
            <text:p>ROAD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3">
            <text:p>3</text:p>
          </table:table-cell>
          <table:table-cell table:style-name="ce6"/>
          <table:table-cell table:style-name="ce60" office:value-type="date" office:date-value="2012-04-09">
            <text:p>09.04.12</text:p>
          </table:table-cell>
          <table:table-cell table:style-name="ce6" office:value-type="string">
            <text:p>changed german translation</text:p>
          </table:table-cell>
          <table:table-cell table:style-name="ce16" office:value-type="float" office:value="168">
            <text:p>168</text:p>
          </table:table-cell>
          <table:table-cell table:number-columns-repeated="1010"/>
        </table:table-row>
        <table:table-row table:style-name="ro1">
          <table:table-cell table:style-name="ce30" office:value-type="float" office:value="368">
            <text:p>368</text:p>
          </table:table-cell>
          <table:table-cell table:style-name="ce6" office:value-type="string">
            <text:p>POSITIVE_CAMBER</text:p>
          </table:table-cell>
          <table:table-cell table:style-name="ce6" office:value-type="string">
            <text:p>Hängt Innen</text:p>
          </table:table-cell>
          <table:table-cell table:style-name="ce6" office:value-type="string">
            <text:p>Positive Camber</text:p>
          </table:table-cell>
          <table:table-cell table:style-name="ce6"/>
          <table:table-cell table:number-columns-repeated="2" table:style-name="ce6"/>
          <table:table-cell table:style-name="ce19" office:value-type="string">
            <text:p>ROAD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3">
            <text:p>3</text:p>
          </table:table-cell>
          <table:table-cell table:style-name="ce6"/>
          <table:table-cell table:style-name="ce60" office:value-type="date" office:date-value="2012-04-09">
            <text:p>09.04.12</text:p>
          </table:table-cell>
          <table:table-cell table:style-name="ce6" office:value-type="string">
            <text:p>changed german translation</text:p>
          </table:table-cell>
          <table:table-cell table:style-name="ce16" office:value-type="float" office:value="169">
            <text:p>169</text:p>
          </table:table-cell>
          <table:table-cell table:number-columns-repeated="1010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4"/>
          <table:table-cell table:style-name="ce16" office:value-type="float" office:value="170">
            <text:p>170</text:p>
          </table:table-cell>
          <table:table-cell table:style-name="Default" table:number-columns-repeated="1009"/>
          <table:table-cell/>
        </table:table-row>
        <table:table-row table:style-name="ro1">
          <table:table-cell table:style-name="ce3"/>
          <table:table-cell table:number-columns-repeated="3" table:style-name="ce6"/>
          <table:table-cell table:style-name="ce6"/>
          <table:table-cell table:number-columns-repeated="2" table:style-name="ce6"/>
          <table:table-cell table:number-columns-repeated="2" table:style-name="ce19"/>
          <table:table-cell table:style-name="ce19"/>
          <table:table-cell table:style-name="ce6" table:number-columns-repeated="3"/>
          <table:table-cell table:style-name="ce16" office:value-type="float" office:value="171">
            <text:p>171</text:p>
          </table:table-cell>
          <table:table-cell table:style-name="Default" table:number-columns-repeated="1009"/>
          <table:table-cell/>
        </table:table-row>
        <table:table-row table:style-name="ro1">
          <table:table-cell table:style-name="ce3" office:value-type="float" office:value="370">
            <text:p>370</text:p>
          </table:table-cell>
          <table:table-cell table:style-name="ce6" office:value-type="string">
            <text:p>FENCE</text:p>
          </table:table-cell>
          <table:table-cell table:style-name="ce6" office:value-type="string">
            <text:p>Zaun</text:p>
          </table:table-cell>
          <table:table-cell table:style-name="ce6" office:value-type="string">
            <text:p>Fence</text:p>
          </table:table-cell>
          <table:table-cell table:style-name="ce6" office:value-type="string">
            <text:p>płot</text:p>
          </table:table-cell>
          <table:table-cell table:style-name="ce6" office:value-type="string">
            <text:p>INTO</text:p>
          </table:table-cell>
          <table:table-cell table:style-name="ce6"/>
          <table:table-cell table:style-name="ce19" office:value-type="string">
            <text:p>CONSTRUCTION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1">
            <text:p>1</text:p>
          </table:table-cell>
          <table:table-cell table:style-name="ce6" table:number-columns-repeated="3"/>
          <table:table-cell table:style-name="ce16" office:value-type="float" office:value="172">
            <text:p>172</text:p>
          </table:table-cell>
          <table:table-cell table:style-name="Default" table:number-columns-repeated="1009"/>
          <table:table-cell/>
        </table:table-row>
        <table:table-row table:style-name="ro1">
          <table:table-cell table:style-name="ce3" office:value-type="float" office:value="371">
            <text:p>371</text:p>
          </table:table-cell>
          <table:table-cell table:style-name="ce6" office:value-type="string">
            <text:p>WALL</text:p>
          </table:table-cell>
          <table:table-cell table:style-name="ce6" office:value-type="string">
            <text:p>Mauer</text:p>
          </table:table-cell>
          <table:table-cell table:style-name="ce6" office:value-type="string">
            <text:p>Wall</text:p>
          </table:table-cell>
          <table:table-cell table:style-name="ce6" office:value-type="string">
            <text:p>ściana</text:p>
          </table:table-cell>
          <table:table-cell table:style-name="ce6" office:value-type="string">
            <text:p>INTO</text:p>
          </table:table-cell>
          <table:table-cell table:style-name="ce6"/>
          <table:table-cell table:style-name="ce19" office:value-type="string">
            <text:p>CONSTRUCTION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1">
            <text:p>1</text:p>
          </table:table-cell>
          <table:table-cell table:style-name="ce6" table:number-columns-repeated="3"/>
          <table:table-cell table:style-name="ce16" office:value-type="float" office:value="173">
            <text:p>173</text:p>
          </table:table-cell>
          <table:table-cell table:style-name="Default" table:number-columns-repeated="1009"/>
          <table:table-cell/>
        </table:table-row>
        <table:table-row table:style-name="ro1">
          <table:table-cell table:style-name="ce3" office:value-type="float" office:value="372">
            <text:p>372</text:p>
          </table:table-cell>
          <table:table-cell table:style-name="ce6" office:value-type="string">
            <text:p>HOUSE</text:p>
          </table:table-cell>
          <table:table-cell table:style-name="ce6" office:value-type="string">
            <text:p>Haus</text:p>
          </table:table-cell>
          <table:table-cell table:style-name="ce6" office:value-type="string">
            <text:p>House</text:p>
          </table:table-cell>
          <table:table-cell table:style-name="ce6" office:value-type="string">
            <text:p>dom</text:p>
          </table:table-cell>
          <table:table-cell table:style-name="ce6" office:value-type="string">
            <text:p>INTO</text:p>
          </table:table-cell>
          <table:table-cell table:style-name="ce6"/>
          <table:table-cell table:style-name="ce19" office:value-type="string">
            <text:p>CONSTRUCTION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2">
            <text:p>2</text:p>
          </table:table-cell>
          <table:table-cell table:style-name="ce6" table:number-columns-repeated="3"/>
          <table:table-cell table:style-name="ce16" office:value-type="float" office:value="174">
            <text:p>174</text:p>
          </table:table-cell>
          <table:table-cell table:style-name="Default" table:number-columns-repeated="1009"/>
          <table:table-cell/>
        </table:table-row>
        <table:table-row table:style-name="ro1">
          <table:table-cell table:style-name="ce3" office:value-type="float" office:value="373">
            <text:p>373</text:p>
          </table:table-cell>
          <table:table-cell table:style-name="ce6" office:value-type="string">
            <text:p>TREE</text:p>
          </table:table-cell>
          <table:table-cell table:style-name="ce6" office:value-type="string">
            <text:p>Baum</text:p>
          </table:table-cell>
          <table:table-cell table:style-name="ce6" office:value-type="string">
            <text:p>Tree</text:p>
          </table:table-cell>
          <table:table-cell table:style-name="ce6" office:value-type="string">
            <text:p>drzewo</text:p>
          </table:table-cell>
          <table:table-cell table:style-name="ce6" office:value-type="string">
            <text:p>INTO</text:p>
          </table:table-cell>
          <table:table-cell table:style-name="ce6"/>
          <table:table-cell table:style-name="ce19" office:value-type="string">
            <text:p>OBSTACLES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3">
            <text:p>3</text:p>
          </table:table-cell>
          <table:table-cell table:style-name="ce6" table:number-columns-repeated="3"/>
          <table:table-cell table:style-name="ce16" office:value-type="float" office:value="175">
            <text:p>175</text:p>
          </table:table-cell>
          <table:table-cell table:number-columns-repeated="1010"/>
        </table:table-row>
        <table:table-row table:style-name="ro1">
          <table:table-cell table:style-name="ce3" office:value-type="float" office:value="374">
            <text:p>374</text:p>
          </table:table-cell>
          <table:table-cell table:style-name="ce6" office:value-type="string">
            <text:p>STUMP</text:p>
          </table:table-cell>
          <table:table-cell table:style-name="ce6" office:value-type="string">
            <text:p>Stumpf</text:p>
          </table:table-cell>
          <table:table-cell table:style-name="ce6" office:value-type="string">
            <text:p>Stump</text:p>
          </table:table-cell>
          <table:table-cell table:style-name="ce6" office:value-type="string">
            <text:p>pieniek</text:p>
          </table:table-cell>
          <table:table-cell table:style-name="ce6" office:value-type="string">
            <text:p>INTO</text:p>
          </table:table-cell>
          <table:table-cell table:style-name="ce6"/>
          <table:table-cell table:style-name="ce19" office:value-type="string">
            <text:p>OBSTACLES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3">
            <text:p>3</text:p>
          </table:table-cell>
          <table:table-cell table:style-name="ce6" table:number-columns-repeated="3"/>
          <table:table-cell table:style-name="ce16" office:value-type="float" office:value="176">
            <text:p>176</text:p>
          </table:table-cell>
          <table:table-cell table:number-columns-repeated="1010"/>
        </table:table-row>
        <table:table-row table:style-name="ro1">
          <table:table-cell table:style-name="ce3" office:value-type="float" office:value="375">
            <text:p>375</text:p>
          </table:table-cell>
          <table:table-cell table:style-name="ce6" office:value-type="string">
            <text:p>MAST</text:p>
          </table:table-cell>
          <table:table-cell table:number-columns-repeated="2" table:style-name="ce6" office:value-type="string">
            <text:p>Mast</text:p>
          </table:table-cell>
          <table:table-cell table:style-name="ce6" office:value-type="string">
            <text:p>maszt</text:p>
          </table:table-cell>
          <table:table-cell table:style-name="ce6" office:value-type="string">
            <text:p>INTO</text:p>
          </table:table-cell>
          <table:table-cell table:style-name="ce6"/>
          <table:table-cell table:style-name="ce19" office:value-type="string">
            <text:p>CONSTRUCTION</text:p>
          </table:table-cell>
          <table:table-cell table:number-columns-repeated="2" table:style-name="ce19" office:value-type="float" office:value="1">
            <text:p>1</text:p>
          </table:table-cell>
          <table:table-cell table:style-name="ce6"/>
          <table:table-cell table:style-name="ce20"/>
          <table:table-cell table:style-name="ce6"/>
          <table:table-cell table:style-name="ce16" office:value-type="float" office:value="177">
            <text:p>177</text:p>
          </table:table-cell>
          <table:table-cell table:number-columns-repeated="1010"/>
        </table:table-row>
        <table:table-row table:style-name="ro1">
          <table:table-cell table:style-name="ce3" office:value-type="float" office:value="376">
            <text:p>376</text:p>
          </table:table-cell>
          <table:table-cell table:style-name="ce6" office:value-type="string">
            <text:p>POST</text:p>
          </table:table-cell>
          <table:table-cell table:style-name="ce6" office:value-type="string">
            <text:p>Pfosten</text:p>
          </table:table-cell>
          <table:table-cell table:style-name="ce6" office:value-type="string">
            <text:p>Post</text:p>
          </table:table-cell>
          <table:table-cell table:style-name="ce6" office:value-type="string">
            <text:p>słupek</text:p>
          </table:table-cell>
          <table:table-cell table:style-name="ce6" office:value-type="string">
            <text:p>INTO</text:p>
          </table:table-cell>
          <table:table-cell table:style-name="ce6"/>
          <table:table-cell table:style-name="ce19" office:value-type="string">
            <text:p>CONSTRUCTION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6"/>
          <table:table-cell table:style-name="ce20"/>
          <table:table-cell table:style-name="ce6"/>
          <table:table-cell table:style-name="ce16" office:value-type="float" office:value="178">
            <text:p>178</text:p>
          </table:table-cell>
          <table:table-cell table:number-columns-repeated="1010"/>
        </table:table-row>
        <table:table-row table:style-name="ro1">
          <table:table-cell table:style-name="ce3" office:value-type="float" office:value="377">
            <text:p>377</text:p>
          </table:table-cell>
          <table:table-cell table:style-name="ce6" office:value-type="string">
            <text:p>ISLAND</text:p>
          </table:table-cell>
          <table:table-cell table:style-name="ce6" office:value-type="string">
            <text:p>Kreisel</text:p>
          </table:table-cell>
          <table:table-cell table:style-name="ce6" office:value-type="string">
            <text:p>Island</text:p>
          </table:table-cell>
          <table:table-cell table:style-name="ce6" office:value-type="string">
            <text:p>wyspa</text:p>
          </table:table-cell>
          <table:table-cell table:style-name="ce6" office:value-type="string">
            <text:p>INTO</text:p>
          </table:table-cell>
          <table:table-cell table:style-name="ce6"/>
          <table:table-cell table:style-name="ce19" office:value-type="string">
            <text:p>CONSTRUCTION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style-name="ce6"/>
          <table:table-cell table:style-name="ce20"/>
          <table:table-cell table:style-name="ce6"/>
          <table:table-cell table:style-name="ce16" office:value-type="float" office:value="179">
            <text:p>179</text:p>
          </table:table-cell>
          <table:table-cell table:number-columns-repeated="1010"/>
        </table:table-row>
        <table:table-row table:style-name="ro1">
          <table:table-cell table:style-name="ce3" office:value-type="float" office:value="378">
            <text:p>378</text:p>
          </table:table-cell>
          <table:table-cell table:style-name="ce6" office:value-type="string">
            <text:p>CHICANE</text:p>
          </table:table-cell>
          <table:table-cell table:style-name="ce6" office:value-type="string">
            <text:p>Schikane</text:p>
          </table:table-cell>
          <table:table-cell table:style-name="ce6" office:value-type="string">
            <text:p>Chicane</text:p>
          </table:table-cell>
          <table:table-cell table:style-name="ce6" office:value-type="string">
            <text:p>szykana</text:p>
          </table:table-cell>
          <table:table-cell table:style-name="ce6" office:value-type="string">
            <text:p>INTO</text:p>
          </table:table-cell>
          <table:table-cell table:style-name="ce6"/>
          <table:table-cell table:style-name="ce19" office:value-type="string">
            <text:p>CONSTRUCTION</text:p>
          </table:table-cell>
          <table:table-cell table:number-columns-repeated="2" table:style-name="ce19" office:value-type="float" office:value="2">
            <text:p>2</text:p>
          </table:table-cell>
          <table:table-cell table:style-name="ce6" table:number-columns-repeated="3"/>
          <table:table-cell table:style-name="ce16" office:value-type="float" office:value="180">
            <text:p>180</text:p>
          </table:table-cell>
          <table:table-cell table:number-columns-repeated="1010"/>
        </table:table-row>
        <table:table-row table:style-name="ro1">
          <table:table-cell table:style-name="ce3" office:value-type="float" office:value="379">
            <text:p>379</text:p>
          </table:table-cell>
          <table:table-cell table:style-name="ce6" office:value-type="string">
            <text:p>STONE</text:p>
          </table:table-cell>
          <table:table-cell table:style-name="ce6" office:value-type="string">
            <text:p>Stein</text:p>
          </table:table-cell>
          <table:table-cell table:style-name="ce6" office:value-type="string">
            <text:p>Stone</text:p>
          </table:table-cell>
          <table:table-cell table:style-name="ce6" office:value-type="string">
            <text:p>kamień</text:p>
          </table:table-cell>
          <table:table-cell table:style-name="ce6" office:value-type="string">
            <text:p>INTO</text:p>
          </table:table-cell>
          <table:table-cell table:style-name="ce6"/>
          <table:table-cell table:style-name="ce19" office:value-type="string">
            <text:p>OBSTACLES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3">
            <text:p>3</text:p>
          </table:table-cell>
          <table:table-cell table:style-name="ce6" table:number-columns-repeated="3"/>
          <table:table-cell table:style-name="ce16" office:value-type="float" office:value="181">
            <text:p>181</text:p>
          </table:table-cell>
          <table:table-cell table:number-columns-repeated="1010"/>
        </table:table-row>
        <table:table-row table:style-name="ro1">
          <table:table-cell table:style-name="ce3" office:value-type="float" office:value="380">
            <text:p>380</text:p>
          </table:table-cell>
          <table:table-cell table:style-name="ce6" office:value-type="string">
            <text:p>ROCK</text:p>
          </table:table-cell>
          <table:table-cell table:style-name="ce6" office:value-type="string">
            <text:p>Fels</text:p>
          </table:table-cell>
          <table:table-cell table:style-name="ce6" office:value-type="string">
            <text:p>Rock</text:p>
          </table:table-cell>
          <table:table-cell table:style-name="ce6" office:value-type="string">
            <text:p>skała</text:p>
          </table:table-cell>
          <table:table-cell table:style-name="ce6" office:value-type="string">
            <text:p>INTO</text:p>
          </table:table-cell>
          <table:table-cell table:style-name="ce6"/>
          <table:table-cell table:style-name="ce19" office:value-type="string">
            <text:p>OBSTACLES</text:p>
          </table:table-cell>
          <table:table-cell table:number-columns-repeated="2" table:style-name="ce19" office:value-type="float" office:value="3">
            <text:p>3</text:p>
          </table:table-cell>
          <table:table-cell table:style-name="ce6" table:number-columns-repeated="3"/>
          <table:table-cell table:style-name="ce16" office:value-type="float" office:value="182">
            <text:p>182</text:p>
          </table:table-cell>
          <table:table-cell table:number-columns-repeated="1010"/>
        </table:table-row>
        <table:table-row table:style-name="ro1">
          <table:table-cell table:style-name="ce3" office:value-type="float" office:value="381">
            <text:p>381</text:p>
          </table:table-cell>
          <table:table-cell table:style-name="ce41" office:value-type="string">
            <text:p>TUNNEL</text:p>
          </table:table-cell>
          <table:table-cell table:number-columns-repeated="2" table:style-name="ce6" office:value-type="string">
            <text:p>Tunnel</text:p>
          </table:table-cell>
          <table:table-cell table:style-name="ce6" office:value-type="string">
            <text:p>tunel</text:p>
          </table:table-cell>
          <table:table-cell table:style-name="ce6" office:value-type="string">
            <text:p>INTO</text:p>
          </table:table-cell>
          <table:table-cell table:style-name="ce6"/>
          <table:table-cell table:style-name="ce19" office:value-type="string">
            <text:p>CONSTRUCTION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2">
            <text:p>2</text:p>
          </table:table-cell>
          <table:table-cell table:style-name="ce6" office:value-type="string">
            <text:p>de: Bebauung</text:p>
          </table:table-cell>
          <table:table-cell table:style-name="ce6" table:number-columns-repeated="2"/>
          <table:table-cell table:style-name="ce16" office:value-type="float" office:value="183">
            <text:p>183</text:p>
          </table:table-cell>
          <table:table-cell table:number-columns-repeated="1010"/>
        </table:table-row>
        <table:table-row table:style-name="ro1">
          <table:table-cell table:style-name="ce3" office:value-type="float" office:value="382">
            <text:p>382</text:p>
          </table:table-cell>
          <table:table-cell table:style-name="ce6" office:value-type="string">
            <text:p>ROAD</text:p>
          </table:table-cell>
          <table:table-cell table:style-name="ce6" office:value-type="string">
            <text:p>Straße</text:p>
          </table:table-cell>
          <table:table-cell table:style-name="ce6" office:value-type="string">
            <text:p>Road</text:p>
          </table:table-cell>
          <table:table-cell table:style-name="ce6" office:value-type="string">
            <text:p>droga</text:p>
          </table:table-cell>
          <table:table-cell table:style-name="ce6" office:value-type="string">
            <text:p>INTO</text:p>
          </table:table-cell>
          <table:table-cell table:style-name="ce6"/>
          <table:table-cell table:style-name="ce19" office:value-type="string">
            <text:p>CONSTRUCTION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3">
            <text:p>3</text:p>
          </table:table-cell>
          <table:table-cell table:style-name="ce6" table:number-columns-repeated="3"/>
          <table:table-cell table:style-name="ce16" office:value-type="float" office:value="184">
            <text:p>184</text:p>
          </table:table-cell>
          <table:table-cell table:number-columns-repeated="1010"/>
        </table:table-row>
        <table:table-row table:style-name="ro1">
          <table:table-cell table:style-name="ce3" office:value-type="float" office:value="383">
            <text:p>383</text:p>
          </table:table-cell>
          <table:table-cell table:style-name="ce6" office:value-type="string">
            <text:p>WALK</text:p>
          </table:table-cell>
          <table:table-cell table:style-name="ce6" office:value-type="string">
            <text:p>Weg</text:p>
          </table:table-cell>
          <table:table-cell table:style-name="ce6" office:value-type="string">
            <text:p>Walk</text:p>
          </table:table-cell>
          <table:table-cell table:style-name="ce6" office:value-type="string">
            <text:p>ścieżka</text:p>
          </table:table-cell>
          <table:table-cell table:style-name="ce6" office:value-type="string">
            <text:p>INTO</text:p>
          </table:table-cell>
          <table:table-cell table:style-name="ce6"/>
          <table:table-cell table:style-name="ce19" office:value-type="string">
            <text:p>CONSTRUCTION</text:p>
          </table:table-cell>
          <table:table-cell table:number-columns-repeated="2" table:style-name="ce19" office:value-type="float" office:value="3">
            <text:p>3</text:p>
          </table:table-cell>
          <table:table-cell table:style-name="ce6" table:number-columns-repeated="2"/>
          <table:table-cell table:style-name="ce6" office:value-type="string">
            <text:p>should be "PATH" maybe</text:p>
          </table:table-cell>
          <table:table-cell table:style-name="ce16" office:value-type="float" office:value="185">
            <text:p>185</text:p>
          </table:table-cell>
          <table:table-cell table:number-columns-repeated="1010"/>
        </table:table-row>
        <table:table-row table:style-name="ro1">
          <table:table-cell table:style-name="ce3" office:value-type="float" office:value="384">
            <text:p>384</text:p>
          </table:table-cell>
          <table:table-cell table:style-name="ce6" office:value-type="string">
            <text:p>RAILS</text:p>
          </table:table-cell>
          <table:table-cell table:style-name="ce6" office:value-type="string">
            <text:p>Gleis</text:p>
          </table:table-cell>
          <table:table-cell table:style-name="ce6" office:value-type="string">
            <text:p>Rails</text:p>
          </table:table-cell>
          <table:table-cell table:style-name="ce18" office:value-type="string">
            <text:p>tory</text:p>
          </table:table-cell>
          <table:table-cell table:style-name="ce6" office:value-type="string">
            <text:p>INTO</text:p>
          </table:table-cell>
          <table:table-cell table:style-name="ce18"/>
          <table:table-cell table:style-name="ce19" office:value-type="string">
            <text:p>CONSTRUCTION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3">
            <text:p>3</text:p>
          </table:table-cell>
          <table:table-cell table:style-name="ce6"/>
          <table:table-cell table:style-name="ce20"/>
          <table:table-cell table:style-name="ce6"/>
          <table:table-cell table:style-name="ce16" office:value-type="float" office:value="186">
            <text:p>186</text:p>
          </table:table-cell>
          <table:table-cell table:number-columns-repeated="1010"/>
        </table:table-row>
        <table:table-row table:style-name="ro1">
          <table:table-cell table:style-name="ce30" office:value-type="float" office:value="385">
            <text:p>385</text:p>
          </table:table-cell>
          <table:table-cell table:style-name="ce6" office:value-type="string">
            <text:p>SIGN</text:p>
          </table:table-cell>
          <table:table-cell table:style-name="ce6" office:value-type="string">
            <text:p>Schild</text:p>
          </table:table-cell>
          <table:table-cell table:style-name="ce6" office:value-type="string">
            <text:p>Sign</text:p>
          </table:table-cell>
          <table:table-cell table:style-name="ce18" office:value-type="string">
            <text:p>znak</text:p>
          </table:table-cell>
          <table:table-cell table:style-name="ce6" office:value-type="string">
            <text:p>INTO</text:p>
          </table:table-cell>
          <table:table-cell table:style-name="ce18"/>
          <table:table-cell table:style-name="ce19" office:value-type="string">
            <text:p>OBSTACLES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4">
            <text:p>4</text:p>
          </table:table-cell>
          <table:table-cell table:style-name="ce6"/>
          <table:table-cell table:style-name="ce20" office:value-type="string">
            <text:p>14.02.2012</text:p>
          </table:table-cell>
          <table:table-cell table:style-name="ce6"/>
          <table:table-cell table:style-name="ce16" office:value-type="float" office:value="187">
            <text:p>187</text:p>
          </table:table-cell>
          <table:table-cell table:number-columns-repeated="1010"/>
        </table:table-row>
        <table:table-row table:style-name="ro1">
          <table:table-cell table:style-name="ce30" office:value-type="float" office:value="386">
            <text:p>386</text:p>
          </table:table-cell>
          <table:table-cell table:style-name="ce6" office:value-type="string">
            <text:p>BUSH</text:p>
          </table:table-cell>
          <table:table-cell table:style-name="ce6" office:value-type="string">
            <text:p>Busch</text:p>
          </table:table-cell>
          <table:table-cell table:style-name="ce6" office:value-type="string">
            <text:p>Bush</text:p>
          </table:table-cell>
          <table:table-cell table:style-name="ce18" office:value-type="string">
            <text:p>krzaki</text:p>
          </table:table-cell>
          <table:table-cell table:style-name="ce6" office:value-type="string">
            <text:p>INTO</text:p>
          </table:table-cell>
          <table:table-cell table:style-name="ce18"/>
          <table:table-cell table:style-name="ce19" office:value-type="string">
            <text:p>OBSTACLES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4">
            <text:p>4</text:p>
          </table:table-cell>
          <table:table-cell table:style-name="ce6"/>
          <table:table-cell table:style-name="ce20" office:value-type="string">
            <text:p>14.02.2012</text:p>
          </table:table-cell>
          <table:table-cell table:style-name="ce6"/>
          <table:table-cell table:style-name="ce16" office:value-type="float" office:value="188">
            <text:p>188</text:p>
          </table:table-cell>
          <table:table-cell table:number-columns-repeated="1010"/>
        </table:table-row>
        <table:table-row table:style-name="ro1">
          <table:table-cell table:style-name="ce30" office:value-type="float" office:value="387">
            <text:p>387</text:p>
          </table:table-cell>
          <table:table-cell table:style-name="ce6" office:value-type="string">
            <text:p>PATH</text:p>
          </table:table-cell>
          <table:table-cell table:style-name="ce6" office:value-type="string">
            <text:p>Weg</text:p>
          </table:table-cell>
          <table:table-cell table:style-name="ce6" office:value-type="string">
            <text:p>Path</text:p>
          </table:table-cell>
          <table:table-cell table:style-name="ce18"/>
          <table:table-cell table:style-name="ce6" office:value-type="string">
            <text:p>INTO</text:p>
          </table:table-cell>
          <table:table-cell table:style-name="ce18"/>
          <table:table-cell table:style-name="ce19" office:value-type="string">
            <text:p>CONSTRUCTION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3">
            <text:p>3</text:p>
          </table:table-cell>
          <table:table-cell table:style-name="ce6"/>
          <table:table-cell table:style-name="ce20"/>
          <table:table-cell table:style-name="ce6"/>
          <table:table-cell table:style-name="ce16" office:value-type="float" office:value="189">
            <text:p>189</text:p>
          </table:table-cell>
          <table:table-cell table:number-columns-repeated="1010"/>
        </table:table-row>
        <table:table-row table:style-name="ro1">
          <table:table-cell table:style-name="ce30" office:value-type="float" office:value="388">
            <text:p>388</text:p>
          </table:table-cell>
          <table:table-cell table:style-name="ce6" office:value-type="string">
            <text:p>WATER</text:p>
          </table:table-cell>
          <table:table-cell table:style-name="ce6" office:value-type="string">
            <text:p>Wasser</text:p>
          </table:table-cell>
          <table:table-cell table:style-name="ce6" office:value-type="string">
            <text:p>Water</text:p>
          </table:table-cell>
          <table:table-cell table:style-name="ce6" office:value-type="string">
            <text:p>woda</text:p>
          </table:table-cell>
          <table:table-cell table:style-name="ce6" office:value-type="string">
            <text:p>INTO</text:p>
          </table:table-cell>
          <table:table-cell table:style-name="ce6"/>
          <table:table-cell table:style-name="ce19" office:value-type="string">
            <text:p>OBSTACLES</text:p>
          </table:table-cell>
          <table:table-cell table:number-columns-repeated="2" table:style-name="ce19" office:value-type="float" office:value="2">
            <text:p>2</text:p>
          </table:table-cell>
          <table:table-cell table:style-name="ce6"/>
          <table:table-cell table:style-name="ce6" office:value-type="string">
            <text:p>14.02.2012</text:p>
          </table:table-cell>
          <table:table-cell table:style-name="ce6" office:value-type="string">
            <text:p>Marcin added</text:p>
          </table:table-cell>
          <table:table-cell table:style-name="ce16" office:value-type="float" office:value="190">
            <text:p>190</text:p>
          </table:table-cell>
          <table:table-cell table:number-columns-repeated="1010"/>
        </table:table-row>
        <table:table-row table:style-name="ro1">
          <table:table-cell table:style-name="ce30" office:value-type="float" office:value="389">
            <text:p>389</text:p>
          </table:table-cell>
          <table:table-cell table:style-name="ce6" office:value-type="string">
            <text:p>PUDDLE</text:p>
          </table:table-cell>
          <table:table-cell table:style-name="ce6" office:value-type="string">
            <text:p>Pfütze</text:p>
          </table:table-cell>
          <table:table-cell table:style-name="ce6" office:value-type="string">
            <text:p>Puddle</text:p>
          </table:table-cell>
          <table:table-cell table:style-name="ce6" office:value-type="string">
            <text:p>kałuża</text:p>
          </table:table-cell>
          <table:table-cell table:style-name="ce6" office:value-type="string">
            <text:p>INTO</text:p>
          </table:table-cell>
          <table:table-cell table:style-name="ce6"/>
          <table:table-cell table:style-name="ce19" office:value-type="string">
            <text:p>OBSTACLES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2">
            <text:p>2</text:p>
          </table:table-cell>
          <table:table-cell table:style-name="ce6"/>
          <table:table-cell table:style-name="ce6" office:value-type="string">
            <text:p>14.02.2012</text:p>
          </table:table-cell>
          <table:table-cell table:style-name="ce6" office:value-type="string">
            <text:p>Marcin added</text:p>
          </table:table-cell>
          <table:table-cell table:style-name="ce16" office:value-type="float" office:value="191">
            <text:p>191</text:p>
          </table:table-cell>
          <table:table-cell table:number-columns-repeated="1010"/>
        </table:table-row>
        <table:table-row table:style-name="ro1">
          <table:table-cell table:style-name="ce30" office:value-type="float" office:value="390">
            <text:p>390</text:p>
          </table:table-cell>
          <table:table-cell table:style-name="ce6" office:value-type="string">
            <text:p>NETTING</text:p>
          </table:table-cell>
          <table:table-cell table:style-name="ce6" office:value-type="string">
            <text:p>Netz</text:p>
          </table:table-cell>
          <table:table-cell table:style-name="ce6" office:value-type="string">
            <text:p>Netting</text:p>
          </table:table-cell>
          <table:table-cell table:style-name="ce6"/>
          <table:table-cell table:style-name="ce6" office:value-type="string">
            <text:p>INTO</text:p>
          </table:table-cell>
          <table:table-cell table:style-name="ce6"/>
          <table:table-cell table:style-name="ce19" office:value-type="string">
            <text:p>OBSTACLES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5">
            <text:p>5</text:p>
          </table:table-cell>
          <table:table-cell table:style-name="ce6"/>
          <table:table-cell table:style-name="ce59" office:value-type="date" office:date-value="2012-03-20">
            <text:p>20.03.12</text:p>
          </table:table-cell>
          <table:table-cell table:style-name="ce6" office:value-type="string">
            <text:p>added</text:p>
          </table:table-cell>
          <table:table-cell table:style-name="ce16" office:value-type="float" office:value="192">
            <text:p>192</text:p>
          </table:table-cell>
          <table:table-cell table:number-columns-repeated="1010"/>
        </table:table-row>
        <table:table-row table:style-name="ro1">
          <table:table-cell table:style-name="ce30" office:value-type="float" office:value="391">
            <text:p>391</text:p>
          </table:table-cell>
          <table:table-cell table:style-name="ce6" office:value-type="string">
            <text:p>TAPE</text:p>
          </table:table-cell>
          <table:table-cell table:style-name="ce6" office:value-type="string">
            <text:p>Band</text:p>
          </table:table-cell>
          <table:table-cell table:style-name="ce6" office:value-type="string">
            <text:p>Tape</text:p>
          </table:table-cell>
          <table:table-cell table:style-name="ce6"/>
          <table:table-cell table:style-name="ce6" office:value-type="string">
            <text:p>INTO</text:p>
          </table:table-cell>
          <table:table-cell table:style-name="ce6"/>
          <table:table-cell table:style-name="ce19" office:value-type="string">
            <text:p>OBSTACLES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6">
            <text:p>6</text:p>
          </table:table-cell>
          <table:table-cell table:style-name="ce6"/>
          <table:table-cell table:style-name="ce59" office:value-type="date" office:date-value="2012-03-20">
            <text:p>20.03.12</text:p>
          </table:table-cell>
          <table:table-cell table:style-name="ce6" office:value-type="string">
            <text:p>added</text:p>
          </table:table-cell>
          <table:table-cell table:style-name="ce16" office:value-type="float" office:value="193">
            <text:p>193</text:p>
          </table:table-cell>
          <table:table-cell table:number-columns-repeated="1010"/>
        </table:table-row>
        <table:table-row table:style-name="ro1">
          <table:table-cell table:style-name="ce30" office:value-type="float" office:value="392">
            <text:p>392</text:p>
          </table:table-cell>
          <table:table-cell table:style-name="ce6" office:value-type="string">
            <text:p>LEFT_ENTRY_CHICANE</text:p>
          </table:table-cell>
          <table:table-cell table:style-name="ce6" office:value-type="string">
            <text:p>Schikane Eingang Links</text:p>
          </table:table-cell>
          <table:table-cell table:style-name="ce6" office:value-type="string">
            <text:p>Left Entry Chicane</text:p>
          </table:table-cell>
          <table:table-cell table:style-name="ce6"/>
          <table:table-cell table:style-name="ce6" office:value-type="string">
            <text:p>INTO</text:p>
          </table:table-cell>
          <table:table-cell table:style-name="ce6"/>
          <table:table-cell table:style-name="ce19" office:value-type="string">
            <text:p>ROAD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4">
            <text:p>4</text:p>
          </table:table-cell>
          <table:table-cell table:style-name="ce6"/>
          <table:table-cell table:style-name="ce59" office:value-type="date" office:date-value="2012-03-20">
            <text:p>20.03.12</text:p>
          </table:table-cell>
          <table:table-cell table:style-name="ce6" office:value-type="string">
            <text:p>added</text:p>
          </table:table-cell>
          <table:table-cell table:style-name="ce16" office:value-type="float" office:value="194">
            <text:p>194</text:p>
          </table:table-cell>
          <table:table-cell table:number-columns-repeated="1010"/>
        </table:table-row>
        <table:table-row table:style-name="ro1">
          <table:table-cell table:style-name="ce30" office:value-type="float" office:value="393">
            <text:p>393</text:p>
          </table:table-cell>
          <table:table-cell table:style-name="ce6" office:value-type="string">
            <text:p>RIGHT_ENTRY_CHICANE</text:p>
          </table:table-cell>
          <table:table-cell table:style-name="ce6" office:value-type="string">
            <text:p>Schikane Eingang Rechts</text:p>
          </table:table-cell>
          <table:table-cell table:style-name="ce6" office:value-type="string">
            <text:p>Right Entry Chicane</text:p>
          </table:table-cell>
          <table:table-cell table:style-name="ce6"/>
          <table:table-cell table:style-name="ce6" office:value-type="string">
            <text:p>INTO</text:p>
          </table:table-cell>
          <table:table-cell table:style-name="ce6"/>
          <table:table-cell table:style-name="ce19" office:value-type="string">
            <text:p>ROAD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4">
            <text:p>4</text:p>
          </table:table-cell>
          <table:table-cell table:style-name="ce6"/>
          <table:table-cell table:style-name="ce59" office:value-type="date" office:date-value="2012-03-20">
            <text:p>20.03.12</text:p>
          </table:table-cell>
          <table:table-cell table:style-name="ce6" office:value-type="string">
            <text:p>added</text:p>
          </table:table-cell>
          <table:table-cell table:style-name="ce16" office:value-type="float" office:value="195">
            <text:p>195</text:p>
          </table:table-cell>
          <table:table-cell table:number-columns-repeated="1010"/>
        </table:table-row>
        <table:table-row table:style-name="ro1">
          <table:table-cell table:style-name="ce30" office:value-type="float" office:value="394">
            <text:p>394</text:p>
          </table:table-cell>
          <table:table-cell table:style-name="ce6" office:value-type="string">
            <text:p>TYRES</text:p>
          </table:table-cell>
          <table:table-cell table:style-name="ce6" office:value-type="string">
            <text:p>Reifen</text:p>
          </table:table-cell>
          <table:table-cell table:style-name="ce6" office:value-type="string">
            <text:p>Tyres</text:p>
          </table:table-cell>
          <table:table-cell table:style-name="ce6"/>
          <table:table-cell table:style-name="ce6" office:value-type="string">
            <text:p>INTO</text:p>
          </table:table-cell>
          <table:table-cell table:style-name="ce6"/>
          <table:table-cell table:style-name="ce19" office:value-type="string">
            <text:p>OBSTACLES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6">
            <text:p>6</text:p>
          </table:table-cell>
          <table:table-cell table:style-name="ce6"/>
          <table:table-cell table:style-name="ce59" office:value-type="date" office:date-value="2012-03-20">
            <text:p>20.03.12</text:p>
          </table:table-cell>
          <table:table-cell table:style-name="ce6" office:value-type="string">
            <text:p>added</text:p>
          </table:table-cell>
          <table:table-cell table:style-name="ce16" office:value-type="float" office:value="196">
            <text:p>196</text:p>
          </table:table-cell>
          <table:table-cell table:number-columns-repeated="1010"/>
        </table:table-row>
        <table:table-row table:style-name="ro1">
          <table:table-cell table:style-name="ce30" office:value-type="float" office:value="395">
            <text:p>395</text:p>
          </table:table-cell>
          <table:table-cell table:style-name="ce6" office:value-type="string">
            <text:p>SPECTATORS</text:p>
          </table:table-cell>
          <table:table-cell table:style-name="ce6" office:value-type="string">
            <text:p>Zuschauer</text:p>
          </table:table-cell>
          <table:table-cell table:style-name="ce6" office:value-type="string">
            <text:p>Spectators</text:p>
          </table:table-cell>
          <table:table-cell table:style-name="ce6"/>
          <table:table-cell table:style-name="ce6" office:value-type="string">
            <text:p>INTO</text:p>
          </table:table-cell>
          <table:table-cell table:style-name="ce6"/>
          <table:table-cell table:style-name="ce19" office:value-type="string">
            <text:p>OBSTACLES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6">
            <text:p>6</text:p>
          </table:table-cell>
          <table:table-cell table:style-name="ce6"/>
          <table:table-cell table:style-name="ce59" office:value-type="date" office:date-value="2012-03-20">
            <text:p>20.03.12</text:p>
          </table:table-cell>
          <table:table-cell table:style-name="ce6" office:value-type="string">
            <text:p>added</text:p>
          </table:table-cell>
          <table:table-cell table:style-name="ce16" office:value-type="float" office:value="197">
            <text:p>197</text:p>
          </table:table-cell>
          <table:table-cell table:number-columns-repeated="1010"/>
        </table:table-row>
        <table:table-row table:style-name="ro1">
          <table:table-cell table:style-name="ce30" office:value-type="float" office:value="396">
            <text:p>396</text:p>
          </table:table-cell>
          <table:table-cell table:style-name="ce6" office:value-type="string">
            <text:p>MARSHALLS</text:p>
          </table:table-cell>
          <table:table-cell table:style-name="ce6" office:value-type="string">
            <text:p>Posten</text:p>
          </table:table-cell>
          <table:table-cell table:style-name="ce6" office:value-type="string">
            <text:p>Marshalls</text:p>
          </table:table-cell>
          <table:table-cell table:style-name="ce6"/>
          <table:table-cell table:style-name="ce6" office:value-type="string">
            <text:p>INTO</text:p>
          </table:table-cell>
          <table:table-cell table:style-name="ce6"/>
          <table:table-cell table:style-name="ce19" office:value-type="string">
            <text:p>OBSTACLES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6">
            <text:p>6</text:p>
          </table:table-cell>
          <table:table-cell table:style-name="ce6"/>
          <table:table-cell table:style-name="ce59" office:value-type="date" office:date-value="2012-03-20">
            <text:p>20.03.12</text:p>
          </table:table-cell>
          <table:table-cell table:style-name="ce6" office:value-type="string">
            <text:p>added</text:p>
          </table:table-cell>
          <table:table-cell table:style-name="ce16" office:value-type="float" office:value="198">
            <text:p>198</text:p>
          </table:table-cell>
          <table:table-cell table:number-columns-repeated="1010"/>
        </table:table-row>
        <table:table-row table:style-name="ro1">
          <table:table-cell table:style-name="ce30" office:value-type="float" office:value="397">
            <text:p>397</text:p>
          </table:table-cell>
          <table:table-cell table:style-name="ce6" office:value-type="string">
            <text:p>BARRELS</text:p>
          </table:table-cell>
          <table:table-cell table:style-name="ce6" office:value-type="string">
            <text:p>Fässer</text:p>
          </table:table-cell>
          <table:table-cell table:style-name="ce6" office:value-type="string">
            <text:p>Barrels</text:p>
          </table:table-cell>
          <table:table-cell table:style-name="ce6"/>
          <table:table-cell table:style-name="ce6" office:value-type="string">
            <text:p>INTO</text:p>
          </table:table-cell>
          <table:table-cell table:style-name="ce6"/>
          <table:table-cell table:style-name="ce19" office:value-type="string">
            <text:p>OBSTACLES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4">
            <text:p>4</text:p>
          </table:table-cell>
          <table:table-cell table:style-name="ce6"/>
          <table:table-cell table:style-name="ce59" office:value-type="date" office:date-value="2012-03-20">
            <text:p>20.03.12</text:p>
          </table:table-cell>
          <table:table-cell table:style-name="ce6" office:value-type="string">
            <text:p>added</text:p>
          </table:table-cell>
          <table:table-cell table:style-name="ce16" office:value-type="float" office:value="199">
            <text:p>199</text:p>
          </table:table-cell>
          <table:table-cell table:number-columns-repeated="1010"/>
        </table:table-row>
        <table:table-row table:style-name="ro1">
          <table:table-cell table:style-name="ce30"/>
          <table:table-cell table:number-columns-repeated="3" table:style-name="ce6"/>
          <table:table-cell table:style-name="ce6"/>
          <table:table-cell table:number-columns-repeated="2" table:style-name="ce6"/>
          <table:table-cell table:number-columns-repeated="2" table:style-name="ce19"/>
          <table:table-cell table:style-name="ce19"/>
          <table:table-cell table:style-name="ce6"/>
          <table:table-cell table:style-name="ce59"/>
          <table:table-cell table:style-name="ce6"/>
          <table:table-cell table:style-name="ce16" office:value-type="float" office:value="200">
            <text:p>200</text:p>
          </table:table-cell>
          <table:table-cell table:number-columns-repeated="1010"/>
        </table:table-row>
        <table:table-row table:style-name="ro1">
          <table:table-cell table:style-name="ce30" office:value-type="float" office:value="399">
            <text:p>399</text:p>
          </table:table-cell>
          <table:table-cell table:style-name="ce6" office:value-type="string">
            <text:p>ROUNDABOUT</text:p>
          </table:table-cell>
          <table:table-cell table:style-name="ce6" office:value-type="string">
            <text:p>Kreisverkehr</text:p>
          </table:table-cell>
          <table:table-cell table:style-name="ce6" office:value-type="string">
            <text:p>Roundabout</text:p>
          </table:table-cell>
          <table:table-cell table:style-name="ce6"/>
          <table:table-cell table:style-name="ce6" office:value-type="string">
            <text:p>INTO</text:p>
          </table:table-cell>
          <table:table-cell table:style-name="ce6"/>
          <table:table-cell table:style-name="ce19" office:value-type="string">
            <text:p>CONSTRUCTION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4">
            <text:p>4</text:p>
          </table:table-cell>
          <table:table-cell table:style-name="ce6"/>
          <table:table-cell table:style-name="ce59" office:value-type="date" office:date-value="2012-03-22">
            <text:p>22.03.12</text:p>
          </table:table-cell>
          <table:table-cell table:style-name="ce6" office:value-type="string">
            <text:p>added</text:p>
          </table:table-cell>
          <table:table-cell table:style-name="ce16" office:value-type="float" office:value="201">
            <text:p>201</text:p>
          </table:table-cell>
          <table:table-cell table:number-columns-repeated="1010"/>
        </table:table-row>
        <table:table-row table:style-name="ro1">
          <table:table-cell table:style-name="ce30"/>
          <table:table-cell table:number-columns-repeated="3" table:style-name="ce6"/>
          <table:table-cell table:style-name="ce6"/>
          <table:table-cell table:number-columns-repeated="2" table:style-name="ce6"/>
          <table:table-cell table:number-columns-repeated="2" table:style-name="ce19"/>
          <table:table-cell table:style-name="ce19"/>
          <table:table-cell table:style-name="ce6"/>
          <table:table-cell table:style-name="ce59"/>
          <table:table-cell table:style-name="ce6"/>
          <table:table-cell table:style-name="ce16" office:value-type="float" office:value="202">
            <text:p>202</text:p>
          </table:table-cell>
          <table:table-cell table:number-columns-repeated="1010"/>
        </table:table-row>
        <table:table-row table:style-name="ro1">
          <table:table-cell table:style-name="ce30"/>
          <table:table-cell table:number-columns-repeated="3" table:style-name="ce6"/>
          <table:table-cell table:style-name="ce6"/>
          <table:table-cell table:number-columns-repeated="2" table:style-name="ce6"/>
          <table:table-cell table:number-columns-repeated="2" table:style-name="ce19"/>
          <table:table-cell table:style-name="ce19"/>
          <table:table-cell table:style-name="ce6"/>
          <table:table-cell table:style-name="ce59"/>
          <table:table-cell table:style-name="ce6"/>
          <table:table-cell table:style-name="ce16" office:value-type="float" office:value="203">
            <text:p>203</text:p>
          </table:table-cell>
          <table:table-cell table:number-columns-repeated="1010"/>
        </table:table-row>
        <table:table-row table:style-name="ro1">
          <table:table-cell table:style-name="ce31"/>
          <table:table-cell table:number-columns-repeated="3" table:style-name="ce6"/>
          <table:table-cell table:style-name="ce18"/>
          <table:table-cell table:number-columns-repeated="2" table:style-name="ce18"/>
          <table:table-cell table:number-columns-repeated="2" table:style-name="ce19"/>
          <table:table-cell table:style-name="ce19"/>
          <table:table-cell table:style-name="ce6"/>
          <table:table-cell table:style-name="ce20"/>
          <table:table-cell table:style-name="ce6"/>
          <table:table-cell table:style-name="ce16" office:value-type="float" office:value="204">
            <text:p>204</text:p>
          </table:table-cell>
          <table:table-cell table:number-columns-repeated="1010"/>
        </table:table-row>
        <table:table-row table:style-name="ro1">
          <table:table-cell table:style-name="ce3"/>
          <table:table-cell table:number-columns-repeated="3" table:style-name="ce6"/>
          <table:table-cell table:style-name="ce18"/>
          <table:table-cell table:number-columns-repeated="2" table:style-name="ce18"/>
          <table:table-cell table:number-columns-repeated="2" table:style-name="ce19"/>
          <table:table-cell table:style-name="ce19"/>
          <table:table-cell table:style-name="ce6"/>
          <table:table-cell table:style-name="ce20"/>
          <table:table-cell table:style-name="ce6"/>
          <table:table-cell table:style-name="ce16" office:value-type="float" office:value="205">
            <text:p>205</text:p>
          </table:table-cell>
          <table:table-cell table:number-columns-repeated="1010"/>
        </table:table-row>
        <table:table-row table:style-name="ro1">
          <table:table-cell table:style-name="ce3" office:value-type="float" office:value="400">
            <text:p>400</text:p>
          </table:table-cell>
          <table:table-cell table:style-name="ce6" office:value-type="string">
            <text:p>THROUGH</text:p>
          </table:table-cell>
          <table:table-cell table:style-name="ce6" office:value-type="string">
            <text:p>Durch</text:p>
          </table:table-cell>
          <table:table-cell table:style-name="ce6" office:value-type="string">
            <text:p>Through</text:p>
          </table:table-cell>
          <table:table-cell table:style-name="ce18" office:value-type="string">
            <text:p>przez</text:p>
          </table:table-cell>
          <table:table-cell table:number-columns-repeated="2" table:style-name="ce18"/>
          <table:table-cell table:style-name="ce19" office:value-type="string">
            <text:p>PREPOSITIONS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4">
            <text:p>4</text:p>
          </table:table-cell>
          <table:table-cell table:style-name="ce6"/>
          <table:table-cell table:style-name="ce20"/>
          <table:table-cell table:style-name="ce6"/>
          <table:table-cell table:style-name="ce16" office:value-type="float" office:value="206">
            <text:p>206</text:p>
          </table:table-cell>
          <table:table-cell table:number-columns-repeated="1010"/>
        </table:table-row>
        <table:table-row table:style-name="ro1">
          <table:table-cell table:style-name="ce3" office:value-type="float" office:value="401">
            <text:p>401</text:p>
          </table:table-cell>
          <table:table-cell table:style-name="ce6" office:value-type="string">
            <text:p>AFTER</text:p>
          </table:table-cell>
          <table:table-cell table:style-name="ce6" office:value-type="string">
            <text:p>Nach</text:p>
          </table:table-cell>
          <table:table-cell table:style-name="ce6" office:value-type="string">
            <text:p>After</text:p>
          </table:table-cell>
          <table:table-cell table:style-name="ce6" office:value-type="string">
            <text:p>za</text:p>
          </table:table-cell>
          <table:table-cell table:number-columns-repeated="2" table:style-name="ce6"/>
          <table:table-cell table:style-name="ce19" office:value-type="string">
            <text:p>PREPOSITIONS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3">
            <text:p>3</text:p>
          </table:table-cell>
          <table:table-cell table:style-name="ce6" table:number-columns-repeated="3"/>
          <table:table-cell table:style-name="ce16" office:value-type="float" office:value="207">
            <text:p>207</text:p>
          </table:table-cell>
          <table:table-cell table:number-columns-repeated="1010"/>
        </table:table-row>
        <table:table-row table:style-name="ro1">
          <table:table-cell table:style-name="ce3" office:value-type="float" office:value="402">
            <text:p>402</text:p>
          </table:table-cell>
          <table:table-cell table:style-name="ce6" office:value-type="string">
            <text:p>NEAR</text:p>
          </table:table-cell>
          <table:table-cell table:style-name="ce6" office:value-type="string">
            <text:p>Nahe</text:p>
          </table:table-cell>
          <table:table-cell table:style-name="ce6" office:value-type="string">
            <text:p>Near</text:p>
          </table:table-cell>
          <table:table-cell table:style-name="ce6" office:value-type="string">
            <text:p>przy</text:p>
          </table:table-cell>
          <table:table-cell table:number-columns-repeated="2" table:style-name="ce6"/>
          <table:table-cell table:style-name="ce19" office:value-type="string">
            <text:p>PREPOSITIONS</text:p>
          </table:table-cell>
          <table:table-cell table:number-columns-repeated="2" table:style-name="ce19" office:value-type="float" office:value="2">
            <text:p>2</text:p>
          </table:table-cell>
          <table:table-cell table:style-name="ce6" table:number-columns-repeated="3"/>
          <table:table-cell table:style-name="ce16" office:value-type="float" office:value="208">
            <text:p>208</text:p>
          </table:table-cell>
          <table:table-cell table:number-columns-repeated="1010"/>
        </table:table-row>
        <table:table-row table:style-name="ro1">
          <table:table-cell table:style-name="ce3" office:value-type="float" office:value="403">
            <text:p>403</text:p>
          </table:table-cell>
          <table:table-cell table:style-name="ce6" office:value-type="string">
            <text:p>ON</text:p>
          </table:table-cell>
          <table:table-cell table:style-name="ce6" office:value-type="string">
            <text:p>Auf</text:p>
          </table:table-cell>
          <table:table-cell table:style-name="ce6" office:value-type="string">
            <text:p>On</text:p>
          </table:table-cell>
          <table:table-cell table:style-name="ce18" office:value-type="string">
            <text:p>na</text:p>
          </table:table-cell>
          <table:table-cell table:number-columns-repeated="2" table:style-name="ce18"/>
          <table:table-cell table:style-name="ce19" office:value-type="string">
            <text:p>PREPOSITIONS</text:p>
          </table:table-cell>
          <table:table-cell table:number-columns-repeated="2" table:style-name="ce19" office:value-type="float" office:value="1">
            <text:p>1</text:p>
          </table:table-cell>
          <table:table-cell table:style-name="ce6" table:number-columns-repeated="3"/>
          <table:table-cell table:style-name="ce16" office:value-type="float" office:value="209">
            <text:p>209</text:p>
          </table:table-cell>
          <table:table-cell table:number-columns-repeated="1010"/>
        </table:table-row>
        <table:table-row table:style-name="ro1">
          <table:table-cell table:style-name="ce3" office:value-type="float" office:value="404">
            <text:p>404</text:p>
          </table:table-cell>
          <table:table-cell table:style-name="ce6" office:value-type="string">
            <text:p>UNTIL</text:p>
          </table:table-cell>
          <table:table-cell table:style-name="ce6" office:value-type="string">
            <text:p>Bis</text:p>
          </table:table-cell>
          <table:table-cell table:style-name="ce6" office:value-type="string">
            <text:p>Until</text:p>
          </table:table-cell>
          <table:table-cell table:style-name="ce18" office:value-type="string">
            <text:p>aż do</text:p>
          </table:table-cell>
          <table:table-cell table:number-columns-repeated="2" table:style-name="ce18"/>
          <table:table-cell table:style-name="ce19" office:value-type="string">
            <text:p>PREPOSITIONS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style-name="ce6" table:number-columns-repeated="3"/>
          <table:table-cell table:style-name="ce16" office:value-type="float" office:value="210">
            <text:p>210</text:p>
          </table:table-cell>
          <table:table-cell table:number-columns-repeated="1010"/>
        </table:table-row>
        <table:table-row table:style-name="ro1">
          <table:table-cell table:style-name="ce3" office:value-type="float" office:value="405">
            <text:p>405</text:p>
          </table:table-cell>
          <table:table-cell table:style-name="ce6" office:value-type="string">
            <text:p>AT</text:p>
          </table:table-cell>
          <table:table-cell table:style-name="ce6" office:value-type="string">
            <text:p>Bei</text:p>
          </table:table-cell>
          <table:table-cell table:style-name="ce6" office:value-type="string">
            <text:p>At</text:p>
          </table:table-cell>
          <table:table-cell table:style-name="ce6"/>
          <table:table-cell table:number-columns-repeated="2" table:style-name="ce6"/>
          <table:table-cell table:style-name="ce19" office:value-type="string">
            <text:p>PREPOSITIONS</text:p>
          </table:table-cell>
          <table:table-cell table:number-columns-repeated="2" table:style-name="ce19" office:value-type="float" office:value="3">
            <text:p>3</text:p>
          </table:table-cell>
          <table:table-cell table:style-name="ce6"/>
          <table:table-cell table:style-name="ce59" office:value-type="date" office:date-value="2012-02-27">
            <text:p>27.02.12</text:p>
          </table:table-cell>
          <table:table-cell table:style-name="ce6" office:value-type="string">
            <text:p>renamed to AT</text:p>
          </table:table-cell>
          <table:table-cell table:style-name="ce16" office:value-type="float" office:value="211">
            <text:p>211</text:p>
          </table:table-cell>
          <table:table-cell table:number-columns-repeated="1010"/>
        </table:table-row>
        <table:table-row table:style-name="ro1">
          <table:table-cell table:style-name="ce3" office:value-type="float" office:value="406">
            <text:p>406</text:p>
          </table:table-cell>
          <table:table-cell table:style-name="ce6" office:value-type="string">
            <text:p>BEFORE</text:p>
          </table:table-cell>
          <table:table-cell table:style-name="ce6" office:value-type="string">
            <text:p>Vor</text:p>
          </table:table-cell>
          <table:table-cell table:style-name="ce6" office:value-type="string">
            <text:p>Before</text:p>
          </table:table-cell>
          <table:table-cell table:style-name="ce6" office:value-type="string">
            <text:p>przed</text:p>
          </table:table-cell>
          <table:table-cell table:number-columns-repeated="2" table:style-name="ce6"/>
          <table:table-cell table:style-name="ce19" office:value-type="string">
            <text:p>PREPOSITIONS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3">
            <text:p>3</text:p>
          </table:table-cell>
          <table:table-cell table:style-name="ce6" table:number-columns-repeated="3"/>
          <table:table-cell table:style-name="ce16" office:value-type="float" office:value="212">
            <text:p>212</text:p>
          </table:table-cell>
          <table:table-cell table:number-columns-repeated="1010"/>
        </table:table-row>
        <table:table-row table:style-name="ro1">
          <table:table-cell table:style-name="ce3" office:value-type="float" office:value="407">
            <text:p>407</text:p>
          </table:table-cell>
          <table:table-cell table:style-name="ce6" office:value-type="string">
            <text:p>OVER</text:p>
          </table:table-cell>
          <table:table-cell table:style-name="ce6" office:value-type="string">
            <text:p>Über</text:p>
          </table:table-cell>
          <table:table-cell table:style-name="ce6" office:value-type="string">
            <text:p>Over</text:p>
          </table:table-cell>
          <table:table-cell table:style-name="ce6" office:value-type="string">
            <text:p>nad</text:p>
          </table:table-cell>
          <table:table-cell table:number-columns-repeated="2" table:style-name="ce6"/>
          <table:table-cell table:style-name="ce19" office:value-type="string">
            <text:p>PREPOSITIONS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4">
            <text:p>4</text:p>
          </table:table-cell>
          <table:table-cell table:style-name="ce6" table:number-columns-repeated="3"/>
          <table:table-cell table:style-name="ce16" office:value-type="float" office:value="213">
            <text:p>213</text:p>
          </table:table-cell>
          <table:table-cell table:number-columns-repeated="1010"/>
        </table:table-row>
        <table:table-row table:style-name="ro1">
          <table:table-cell table:style-name="ce3" office:value-type="float" office:value="408">
            <text:p>408</text:p>
          </table:table-cell>
          <table:table-cell table:style-name="ce6" office:value-type="string">
            <text:p>IN</text:p>
          </table:table-cell>
          <table:table-cell table:number-columns-repeated="2" table:style-name="ce6" office:value-type="string">
            <text:p>In</text:p>
          </table:table-cell>
          <table:table-cell table:style-name="ce6" office:value-type="string">
            <text:p>w</text:p>
          </table:table-cell>
          <table:table-cell table:number-columns-repeated="2" table:style-name="ce6"/>
          <table:table-cell table:style-name="ce19" office:value-type="string">
            <text:p>PREPOSITIONS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6" table:number-columns-repeated="3"/>
          <table:table-cell table:style-name="ce16" office:value-type="float" office:value="214">
            <text:p>214</text:p>
          </table:table-cell>
          <table:table-cell table:number-columns-repeated="1010"/>
        </table:table-row>
        <table:table-row table:style-name="ro1">
          <table:table-cell table:style-name="ce3" office:value-type="float" office:value="409">
            <text:p>409</text:p>
          </table:table-cell>
          <table:table-cell table:style-name="ce6" office:value-type="string">
            <text:p>BEHIND</text:p>
          </table:table-cell>
          <table:table-cell table:style-name="ce6" office:value-type="string">
            <text:p>Hinter</text:p>
          </table:table-cell>
          <table:table-cell table:style-name="ce6" office:value-type="string">
            <text:p>Behind</text:p>
          </table:table-cell>
          <table:table-cell table:style-name="ce6" office:value-type="string">
            <text:p>za</text:p>
          </table:table-cell>
          <table:table-cell table:number-columns-repeated="2" table:style-name="ce6"/>
          <table:table-cell table:style-name="ce19" office:value-type="string">
            <text:p>PREPOSITIONS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3">
            <text:p>3</text:p>
          </table:table-cell>
          <table:table-cell table:style-name="ce6" table:number-columns-repeated="3"/>
          <table:table-cell table:style-name="ce16" office:value-type="float" office:value="215">
            <text:p>215</text:p>
          </table:table-cell>
          <table:table-cell table:number-columns-repeated="1010"/>
        </table:table-row>
        <table:table-row table:style-name="ro1">
          <table:table-cell table:style-name="ce3" office:value-type="float" office:value="410">
            <text:p>410</text:p>
          </table:table-cell>
          <table:table-cell table:style-name="ce6" office:value-type="string">
            <text:p>FOR</text:p>
          </table:table-cell>
          <table:table-cell table:style-name="ce6" office:value-type="string">
            <text:p>Für</text:p>
          </table:table-cell>
          <table:table-cell table:style-name="ce6" office:value-type="string">
            <text:p>For</text:p>
          </table:table-cell>
          <table:table-cell table:style-name="ce6" office:value-type="string">
            <text:p>dla</text:p>
          </table:table-cell>
          <table:table-cell table:number-columns-repeated="2" table:style-name="ce6"/>
          <table:table-cell table:style-name="ce19" office:value-type="string">
            <text:p>PREPOSITIONS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2">
            <text:p>2</text:p>
          </table:table-cell>
          <table:table-cell table:style-name="ce6" table:number-columns-repeated="3"/>
          <table:table-cell table:style-name="ce16" office:value-type="float" office:value="216">
            <text:p>216</text:p>
          </table:table-cell>
          <table:table-cell table:number-columns-repeated="1010"/>
        </table:table-row>
        <table:table-row table:style-name="ro1">
          <table:table-cell table:style-name="ce3" office:value-type="float" office:value="411">
            <text:p>411</text:p>
          </table:table-cell>
          <table:table-cell table:style-name="ce6" office:value-type="string">
            <text:p>INSIDE</text:p>
          </table:table-cell>
          <table:table-cell table:style-name="ce6" office:value-type="string">
            <text:p>Innen</text:p>
          </table:table-cell>
          <table:table-cell table:style-name="ce6" office:value-type="string">
            <text:p>Inside</text:p>
          </table:table-cell>
          <table:table-cell table:style-name="ce6" office:value-type="string">
            <text:p>w środku</text:p>
          </table:table-cell>
          <table:table-cell table:number-columns-repeated="2" table:style-name="ce6"/>
          <table:table-cell table:style-name="ce19" office:value-type="string">
            <text:p>PREPOSITIONS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1">
            <text:p>1</text:p>
          </table:table-cell>
          <table:table-cell table:style-name="ce6" table:number-columns-repeated="3"/>
          <table:table-cell table:style-name="ce16" office:value-type="float" office:value="217">
            <text:p>217</text:p>
          </table:table-cell>
          <table:table-cell table:number-columns-repeated="1010"/>
        </table:table-row>
        <table:table-row table:style-name="ro1">
          <table:table-cell table:style-name="ce3" office:value-type="float" office:value="412">
            <text:p>412</text:p>
          </table:table-cell>
          <table:table-cell table:style-name="ce6" office:value-type="string">
            <text:p>OUTSIDE</text:p>
          </table:table-cell>
          <table:table-cell table:style-name="ce6" office:value-type="string">
            <text:p>Außen</text:p>
          </table:table-cell>
          <table:table-cell table:style-name="ce6" office:value-type="string">
            <text:p>Outside</text:p>
          </table:table-cell>
          <table:table-cell table:style-name="ce6" office:value-type="string">
            <text:p>na zewnątrz</text:p>
          </table:table-cell>
          <table:table-cell table:number-columns-repeated="2" table:style-name="ce6"/>
          <table:table-cell table:style-name="ce19" office:value-type="string">
            <text:p>PREPOSITIONS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1">
            <text:p>1</text:p>
          </table:table-cell>
          <table:table-cell table:style-name="ce6" table:number-columns-repeated="3"/>
          <table:table-cell table:style-name="ce16" office:value-type="float" office:value="218">
            <text:p>218</text:p>
          </table:table-cell>
          <table:table-cell table:number-columns-repeated="1010"/>
        </table:table-row>
        <table:table-row table:style-name="ro1">
          <table:table-cell table:style-name="ce3" office:value-type="float" office:value="413">
            <text:p>413</text:p>
          </table:table-cell>
          <table:table-cell table:style-name="ce6" office:value-type="string">
            <text:p>THEN</text:p>
          </table:table-cell>
          <table:table-cell table:style-name="ce6" office:value-type="string">
            <text:p>Dann</text:p>
          </table:table-cell>
          <table:table-cell table:style-name="ce6" office:value-type="string">
            <text:p>Then</text:p>
          </table:table-cell>
          <table:table-cell table:style-name="ce6"/>
          <table:table-cell table:number-columns-repeated="2" table:style-name="ce6"/>
          <table:table-cell table:style-name="ce19" office:value-type="string">
            <text:p>PREPOSITIONS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4">
            <text:p>4</text:p>
          </table:table-cell>
          <table:table-cell table:style-name="ce6"/>
          <table:table-cell table:style-name="ce59" office:value-type="date" office:date-value="2012-03-20">
            <text:p>20.03.12</text:p>
          </table:table-cell>
          <table:table-cell table:style-name="ce6" office:value-type="string">
            <text:p>added</text:p>
          </table:table-cell>
          <table:table-cell table:style-name="ce16" office:value-type="float" office:value="219">
            <text:p>219</text:p>
          </table:table-cell>
          <table:table-cell table:number-columns-repeated="1010"/>
        </table:table-row>
        <table:table-row table:style-name="ro1">
          <table:table-cell table:style-name="ce3" office:value-type="float" office:value="414">
            <text:p>414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Von</text:p>
          </table:table-cell>
          <table:table-cell table:style-name="ce6" office:value-type="string">
            <text:p>Off</text:p>
          </table:table-cell>
          <table:table-cell table:style-name="ce6"/>
          <table:table-cell table:number-columns-repeated="2" table:style-name="ce6"/>
          <table:table-cell table:style-name="ce19" office:value-type="string">
            <text:p>PREPOSITIONS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2">
            <text:p>2</text:p>
          </table:table-cell>
          <table:table-cell table:style-name="ce6"/>
          <table:table-cell table:style-name="ce59" office:value-type="date" office:date-value="2012-03-22">
            <text:p>22.03.12</text:p>
          </table:table-cell>
          <table:table-cell table:style-name="ce6" office:value-type="string">
            <text:p>added</text:p>
          </table:table-cell>
          <table:table-cell table:style-name="ce16" office:value-type="float" office:value="220">
            <text:p>220</text:p>
          </table:table-cell>
          <table:table-cell table:number-columns-repeated="1010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4"/>
          <table:table-cell table:style-name="ce16" office:value-type="float" office:value="221">
            <text:p>221</text:p>
          </table:table-cell>
          <table:table-cell table:number-columns-repeated="1010"/>
        </table:table-row>
        <table:table-row table:style-name="ro1">
          <table:table-cell table:style-name="ce3"/>
          <table:table-cell table:number-columns-repeated="3" table:style-name="ce6"/>
          <table:table-cell table:style-name="ce6"/>
          <table:table-cell table:number-columns-repeated="2" table:style-name="ce6"/>
          <table:table-cell table:number-columns-repeated="2" table:style-name="ce19"/>
          <table:table-cell table:style-name="ce19"/>
          <table:table-cell table:style-name="ce6" table:number-columns-repeated="3"/>
          <table:table-cell table:style-name="ce16" office:value-type="float" office:value="222">
            <text:p>222</text:p>
          </table:table-cell>
          <table:table-cell table:number-columns-repeated="1010"/>
        </table:table-row>
        <table:table-row table:style-name="ro1">
          <table:table-cell table:style-name="ce3" office:value-type="float" office:value="430">
            <text:p>430</text:p>
          </table:table-cell>
          <table:table-cell table:style-name="ce6" office:value-type="string">
            <text:p>DONE</text:p>
          </table:table-cell>
          <table:table-cell table:style-name="ce6" office:value-type="string">
            <text:p>Ende</text:p>
          </table:table-cell>
          <table:table-cell table:style-name="ce6" office:value-type="string">
            <text:p>Done</text:p>
          </table:table-cell>
          <table:table-cell table:style-name="ce6" office:value-type="string">
            <text:p>koniec / zrobione</text:p>
          </table:table-cell>
          <table:table-cell table:number-columns-repeated="2" table:style-name="ce6"/>
          <table:table-cell table:style-name="ce19" office:value-type="string">
            <text:p>LINKS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5">
            <text:p>5</text:p>
          </table:table-cell>
          <table:table-cell table:style-name="ce6" table:number-columns-repeated="3"/>
          <table:table-cell table:style-name="ce16" office:value-type="float" office:value="223">
            <text:p>223</text:p>
          </table:table-cell>
          <table:table-cell table:number-columns-repeated="1010"/>
        </table:table-row>
        <table:table-row table:style-name="ro1">
          <table:table-cell table:style-name="ce3" office:value-type="float" office:value="431">
            <text:p>431</text:p>
          </table:table-cell>
          <table:table-cell table:style-name="ce6" office:value-type="string">
            <text:p>STOP</text:p>
          </table:table-cell>
          <table:table-cell table:number-columns-repeated="2" table:style-name="ce6" office:value-type="string">
            <text:p>Stop</text:p>
          </table:table-cell>
          <table:table-cell table:style-name="ce6" office:value-type="string">
            <text:p>stop</text:p>
          </table:table-cell>
          <table:table-cell table:number-columns-repeated="2" table:style-name="ce6"/>
          <table:table-cell table:style-name="ce19" office:value-type="string">
            <text:p>LINKS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5">
            <text:p>5</text:p>
          </table:table-cell>
          <table:table-cell table:style-name="ce6" table:number-columns-repeated="3"/>
          <table:table-cell table:style-name="ce16" office:value-type="float" office:value="224">
            <text:p>224</text:p>
          </table:table-cell>
          <table:table-cell table:number-columns-repeated="1010"/>
        </table:table-row>
        <table:table-row table:style-name="ro1">
          <table:table-cell table:style-name="ce3" office:value-type="float" office:value="432">
            <text:p>432</text:p>
          </table:table-cell>
          <table:table-cell table:style-name="ce6" office:value-type="string">
            <text:p>LINE</text:p>
          </table:table-cell>
          <table:table-cell table:style-name="ce6" office:value-type="string">
            <text:p>Linie</text:p>
          </table:table-cell>
          <table:table-cell table:style-name="ce6" office:value-type="string">
            <text:p>Line</text:p>
          </table:table-cell>
          <table:table-cell table:style-name="ce6" office:value-type="string">
            <text:p>linia</text:p>
          </table:table-cell>
          <table:table-cell table:number-columns-repeated="2" table:style-name="ce6"/>
          <table:table-cell table:style-name="ce19" office:value-type="string">
            <text:p>LINE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5">
            <text:p>5</text:p>
          </table:table-cell>
          <table:table-cell table:style-name="ce6"/>
          <table:table-cell table:style-name="ce20"/>
          <table:table-cell table:style-name="ce6"/>
          <table:table-cell table:style-name="ce16" office:value-type="float" office:value="225">
            <text:p>225</text:p>
          </table:table-cell>
          <table:table-cell table:number-columns-repeated="1010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4"/>
          <table:table-cell table:style-name="ce16" office:value-type="float" office:value="226">
            <text:p>226</text:p>
          </table:table-cell>
          <table:table-cell table:number-columns-repeated="1010"/>
        </table:table-row>
        <table:table-row table:style-name="ro1">
          <table:table-cell table:style-name="ce3"/>
          <table:table-cell table:number-columns-repeated="3" table:style-name="ce6"/>
          <table:table-cell table:style-name="ce6"/>
          <table:table-cell table:style-name="ce18"/>
          <table:table-cell table:style-name="ce6"/>
          <table:table-cell table:number-columns-repeated="2" table:style-name="ce19"/>
          <table:table-cell table:style-name="ce19"/>
          <table:table-cell table:style-name="ce6"/>
          <table:table-cell table:style-name="ce59"/>
          <table:table-cell table:style-name="ce6"/>
          <table:table-cell table:style-name="ce16" office:value-type="float" office:value="227">
            <text:p>227</text:p>
          </table:table-cell>
          <table:table-cell table:number-columns-repeated="1010"/>
        </table:table-row>
        <table:table-row table:style-name="ro1">
          <table:table-cell table:style-name="ce3"/>
          <table:table-cell table:number-columns-repeated="3" table:style-name="ce6"/>
          <table:table-cell table:style-name="ce6"/>
          <table:table-cell table:style-name="ce18"/>
          <table:table-cell table:style-name="ce6"/>
          <table:table-cell table:number-columns-repeated="2" table:style-name="ce19"/>
          <table:table-cell table:style-name="ce19"/>
          <table:table-cell table:style-name="ce6"/>
          <table:table-cell table:style-name="ce59"/>
          <table:table-cell table:style-name="ce6"/>
          <table:table-cell table:style-name="ce16" office:value-type="float" office:value="228">
            <text:p>228</text:p>
          </table:table-cell>
          <table:table-cell table:number-columns-repeated="1010"/>
        </table:table-row>
        <table:table-row table:style-name="ro1">
          <table:table-cell table:style-name="ce3"/>
          <table:table-cell table:number-columns-repeated="3" table:style-name="ce6"/>
          <table:table-cell table:style-name="ce6"/>
          <table:table-cell table:style-name="ce18"/>
          <table:table-cell table:style-name="ce6"/>
          <table:table-cell table:number-columns-repeated="2" table:style-name="ce19"/>
          <table:table-cell table:style-name="ce19"/>
          <table:table-cell table:style-name="ce6"/>
          <table:table-cell table:style-name="ce59"/>
          <table:table-cell table:style-name="ce6"/>
          <table:table-cell table:style-name="ce16" office:value-type="float" office:value="229">
            <text:p>229</text:p>
          </table:table-cell>
          <table:table-cell table:number-columns-repeated="1010"/>
        </table:table-row>
        <table:table-row table:style-name="ro1">
          <table:table-cell table:style-name="ce3" office:value-type="float" office:value="443">
            <text:p>443</text:p>
          </table:table-cell>
          <table:table-cell table:style-name="ce6" office:value-type="string">
            <text:p>WOODEN_FENCE</text:p>
          </table:table-cell>
          <table:table-cell table:style-name="ce6" office:value-type="string">
            <text:p>Holzzaun</text:p>
          </table:table-cell>
          <table:table-cell table:style-name="ce6" office:value-type="string">
            <text:p>Wooden Fence</text:p>
          </table:table-cell>
          <table:table-cell table:style-name="ce6"/>
          <table:table-cell table:style-name="ce6" office:value-type="string">
            <text:p>INTO</text:p>
          </table:table-cell>
          <table:table-cell table:style-name="ce6"/>
          <table:table-cell table:style-name="ce19" office:value-type="string">
            <text:p>CONSTRUCTION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4">
            <text:p>4</text:p>
          </table:table-cell>
          <table:table-cell table:style-name="ce6"/>
          <table:table-cell table:style-name="ce59" office:value-type="date" office:date-value="2012-03-22">
            <text:p>22.03.12</text:p>
          </table:table-cell>
          <table:table-cell table:style-name="ce6" office:value-type="string">
            <text:p>added</text:p>
          </table:table-cell>
          <table:table-cell table:style-name="ce16" office:value-type="float" office:value="230">
            <text:p>230</text:p>
          </table:table-cell>
          <table:table-cell table:number-columns-repeated="1010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4"/>
          <table:table-cell table:style-name="ce16" office:value-type="float" office:value="231">
            <text:p>231</text:p>
          </table:table-cell>
          <table:table-cell table:number-columns-repeated="1010"/>
        </table:table-row>
        <table:table-row table:style-name="ro1">
          <table:table-cell table:style-name="ce32" office:value-type="string">
            <text:p>Additional notes (to customize, enhance or modify the base system, notes will stay compatible with the initially released definitions)</text:p>
          </table:table-cell>
          <table:table-cell table:number-columns-repeated="3" table:style-name="ce42"/>
          <table:table-cell table:style-name="ce42"/>
          <table:table-cell table:number-columns-repeated="2" table:style-name="ce42"/>
          <table:table-cell table:number-columns-repeated="2" table:style-name="ce51"/>
          <table:table-cell table:style-name="ce51"/>
          <table:table-cell table:style-name="ce42"/>
          <table:table-cell table:style-name="ce61"/>
          <table:table-cell table:style-name="ce64"/>
          <table:table-cell table:style-name="ce16" office:value-type="float" office:value="232">
            <text:p>232</text:p>
          </table:table-cell>
          <table:table-cell table:number-columns-repeated="1010"/>
        </table:table-row>
        <table:table-row table:style-name="ro1">
          <table:table-cell table:style-name="ce33"/>
          <table:table-cell table:number-columns-repeated="3" table:style-name="ce43"/>
          <table:table-cell table:style-name="ce43"/>
          <table:table-cell table:number-columns-repeated="2" table:style-name="ce43"/>
          <table:table-cell table:number-columns-repeated="2" table:style-name="ce52"/>
          <table:table-cell table:style-name="ce52"/>
          <table:table-cell table:style-name="ce43" table:number-columns-repeated="3"/>
          <table:table-cell table:style-name="ce16" office:value-type="float" office:value="233">
            <text:p>233</text:p>
          </table:table-cell>
          <table:table-cell table:number-columns-repeated="1010"/>
        </table:table-row>
        <table:table-row table:style-name="ro1">
          <table:table-cell table:style-name="ce34"/>
          <table:table-cell table:number-columns-repeated="3" table:style-name="ce44"/>
          <table:table-cell table:style-name="ce49"/>
          <table:table-cell table:number-columns-repeated="4" table:style-name="ce49"/>
          <table:table-cell table:style-name="ce49"/>
          <table:table-cell table:style-name="ce44" table:number-columns-repeated="3"/>
          <table:table-cell table:style-name="ce16" office:value-type="float" office:value="234">
            <text:p>234</text:p>
          </table:table-cell>
          <table:table-cell table:number-columns-repeated="1010"/>
        </table:table-row>
        <table:table-row table:style-name="ro1">
          <table:table-cell table:style-name="ce34" office:value-type="float" office:value="540">
            <text:p>540</text:p>
          </table:table-cell>
          <table:table-cell table:style-name="ce44" office:value-type="string">
            <text:p>ONTO_GRAVEL</text:p>
          </table:table-cell>
          <table:table-cell table:style-name="ce44" office:value-type="string">
            <text:p>Auf Schotter</text:p>
          </table:table-cell>
          <table:table-cell table:style-name="ce44" office:value-type="string">
            <text:p>Onto Gravel</text:p>
          </table:table-cell>
          <table:table-cell table:style-name="ce50" office:value-type="string">
            <text:p>na szuter</text:p>
          </table:table-cell>
          <table:table-cell table:number-columns-repeated="2" table:style-name="ce50"/>
          <table:table-cell table:style-name="ce49" office:value-type="string">
            <text:p>SURFACE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4">
            <text:p>4</text:p>
          </table:table-cell>
          <table:table-cell table:style-name="ce44" table:number-columns-repeated="3"/>
          <table:table-cell table:style-name="ce16" office:value-type="float" office:value="235">
            <text:p>235</text:p>
          </table:table-cell>
          <table:table-cell table:number-columns-repeated="1010"/>
        </table:table-row>
        <table:table-row table:style-name="ro1">
          <table:table-cell table:style-name="ce34" office:value-type="float" office:value="541">
            <text:p>541</text:p>
          </table:table-cell>
          <table:table-cell table:style-name="ce44" office:value-type="string">
            <text:p>ONTO_TARMAC</text:p>
          </table:table-cell>
          <table:table-cell table:style-name="ce44" office:value-type="string">
            <text:p>Auf Asphalt</text:p>
          </table:table-cell>
          <table:table-cell table:style-name="ce44" office:value-type="string">
            <text:p>Onto Tarmac</text:p>
          </table:table-cell>
          <table:table-cell table:style-name="ce50" office:value-type="string">
            <text:p>na asfalt</text:p>
          </table:table-cell>
          <table:table-cell table:number-columns-repeated="2" table:style-name="ce50"/>
          <table:table-cell table:style-name="ce49" office:value-type="string">
            <text:p>SURFACE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4">
            <text:p>4</text:p>
          </table:table-cell>
          <table:table-cell table:style-name="ce44" table:number-columns-repeated="3"/>
          <table:table-cell table:style-name="ce16" office:value-type="float" office:value="236">
            <text:p>236</text:p>
          </table:table-cell>
          <table:table-cell table:number-columns-repeated="1010"/>
        </table:table-row>
        <table:table-row table:style-name="ro1">
          <table:table-cell table:style-name="ce34" office:value-type="float" office:value="542">
            <text:p>542</text:p>
          </table:table-cell>
          <table:table-cell table:style-name="ce44" office:value-type="string">
            <text:p>ONTO_CONCRETE</text:p>
          </table:table-cell>
          <table:table-cell table:style-name="ce44" office:value-type="string">
            <text:p>Auf Beton</text:p>
          </table:table-cell>
          <table:table-cell table:style-name="ce44" office:value-type="string">
            <text:p>Onto Concrete</text:p>
          </table:table-cell>
          <table:table-cell table:style-name="ce50" office:value-type="string">
            <text:p>na beton</text:p>
          </table:table-cell>
          <table:table-cell table:number-columns-repeated="2" table:style-name="ce50"/>
          <table:table-cell table:style-name="ce49" office:value-type="string">
            <text:p>SURFACE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4">
            <text:p>4</text:p>
          </table:table-cell>
          <table:table-cell table:style-name="ce44" table:number-columns-repeated="3"/>
          <table:table-cell table:style-name="ce16" office:value-type="float" office:value="237">
            <text:p>237</text:p>
          </table:table-cell>
          <table:table-cell table:number-columns-repeated="1010"/>
        </table:table-row>
        <table:table-row table:style-name="ro1">
          <table:table-cell table:style-name="ce34" office:value-type="float" office:value="543">
            <text:p>543</text:p>
          </table:table-cell>
          <table:table-cell table:style-name="ce44" office:value-type="string">
            <text:p>ONTO_COBBLES</text:p>
          </table:table-cell>
          <table:table-cell table:style-name="ce44" office:value-type="string">
            <text:p>Auf Pflaster</text:p>
          </table:table-cell>
          <table:table-cell table:style-name="ce44" office:value-type="string">
            <text:p>Onto Cobbles</text:p>
          </table:table-cell>
          <table:table-cell table:style-name="ce50" office:value-type="string">
            <text:p>na kostkę</text:p>
          </table:table-cell>
          <table:table-cell table:number-columns-repeated="2" table:style-name="ce50"/>
          <table:table-cell table:style-name="ce49" office:value-type="string">
            <text:p>SURFACE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5">
            <text:p>5</text:p>
          </table:table-cell>
          <table:table-cell table:style-name="ce44"/>
          <table:table-cell table:style-name="ce62" office:value-type="date" office:date-value="2012-03-20">
            <text:p>20.03.12</text:p>
          </table:table-cell>
          <table:table-cell table:style-name="ce44" office:value-type="string">
            <text:p>changed to COBBLES</text:p>
          </table:table-cell>
          <table:table-cell table:style-name="ce16" office:value-type="float" office:value="238">
            <text:p>238</text:p>
          </table:table-cell>
          <table:table-cell table:number-columns-repeated="1010"/>
        </table:table-row>
        <table:table-row table:style-name="ro1">
          <table:table-cell table:style-name="ce34" office:value-type="float" office:value="544">
            <text:p>544</text:p>
          </table:table-cell>
          <table:table-cell table:style-name="ce44" office:value-type="string">
            <text:p>ONTO_GRIT</text:p>
          </table:table-cell>
          <table:table-cell table:style-name="ce44" office:value-type="string">
            <text:p>Auf Kies</text:p>
          </table:table-cell>
          <table:table-cell table:style-name="ce44" office:value-type="string">
            <text:p>Onto Grit</text:p>
          </table:table-cell>
          <table:table-cell table:style-name="ce50" office:value-type="string">
            <text:p>na piasek</text:p>
          </table:table-cell>
          <table:table-cell table:number-columns-repeated="2" table:style-name="ce50"/>
          <table:table-cell table:style-name="ce49" office:value-type="string">
            <text:p>SURFACE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5">
            <text:p>5</text:p>
          </table:table-cell>
          <table:table-cell table:style-name="ce44" table:number-columns-repeated="3"/>
          <table:table-cell table:style-name="ce16" office:value-type="float" office:value="239">
            <text:p>239</text:p>
          </table:table-cell>
          <table:table-cell table:number-columns-repeated="1010"/>
        </table:table-row>
        <table:table-row table:style-name="ro3">
          <table:table-cell table:style-name="ce34" office:value-type="float" office:value="545">
            <text:p>545</text:p>
          </table:table-cell>
          <table:table-cell table:style-name="ce44" office:value-type="string">
            <text:p>ONTO_SNOW</text:p>
          </table:table-cell>
          <table:table-cell table:style-name="ce44" office:value-type="string">
            <text:p>Auf Schnee</text:p>
          </table:table-cell>
          <table:table-cell table:style-name="ce44" office:value-type="string">
            <text:p>Onto Snow</text:p>
          </table:table-cell>
          <table:table-cell table:style-name="ce50" office:value-type="string">
            <text:p>na śnieg</text:p>
          </table:table-cell>
          <table:table-cell table:number-columns-repeated="2" table:style-name="ce50"/>
          <table:table-cell table:style-name="ce49" office:value-type="string">
            <text:p>SURFACE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5">
            <text:p>5</text:p>
          </table:table-cell>
          <table:table-cell table:style-name="ce44" table:number-columns-repeated="3"/>
          <table:table-cell table:style-name="ce16" office:value-type="float" office:value="240">
            <text:p>240</text:p>
          </table:table-cell>
          <table:table-cell table:number-columns-repeated="1010"/>
        </table:table-row>
        <table:table-row table:style-name="ro1">
          <table:table-cell table:style-name="ce34" office:value-type="float" office:value="546">
            <text:p>546</text:p>
          </table:table-cell>
          <table:table-cell table:style-name="ce44" office:value-type="string">
            <text:p>WET</text:p>
          </table:table-cell>
          <table:table-cell table:style-name="ce44" office:value-type="string">
            <text:p>Nass</text:p>
          </table:table-cell>
          <table:table-cell table:style-name="ce44" office:value-type="string">
            <text:p>Wet</text:p>
          </table:table-cell>
          <table:table-cell table:style-name="ce50" office:value-type="string">
            <text:p>mokry</text:p>
          </table:table-cell>
          <table:table-cell table:number-columns-repeated="2" table:style-name="ce50"/>
          <table:table-cell table:style-name="ce49" office:value-type="string">
            <text:p>CONDITION</text:p>
          </table:table-cell>
          <table:table-cell table:number-columns-repeated="2" table:style-name="ce49" office:value-type="float" office:value="2">
            <text:p>2</text:p>
          </table:table-cell>
          <table:table-cell table:style-name="ce44" table:number-columns-repeated="3"/>
          <table:table-cell table:style-name="ce16" office:value-type="float" office:value="241">
            <text:p>241</text:p>
          </table:table-cell>
          <table:table-cell table:number-columns-repeated="1010"/>
        </table:table-row>
        <table:table-row table:style-name="ro1">
          <table:table-cell table:style-name="ce34" office:value-type="float" office:value="547">
            <text:p>547</text:p>
          </table:table-cell>
          <table:table-cell table:style-name="ce44" office:value-type="string">
            <text:p>DRY</text:p>
          </table:table-cell>
          <table:table-cell table:style-name="ce44" office:value-type="string">
            <text:p>Trocken</text:p>
          </table:table-cell>
          <table:table-cell table:style-name="ce44" office:value-type="string">
            <text:p>Dry</text:p>
          </table:table-cell>
          <table:table-cell table:style-name="ce50" office:value-type="string">
            <text:p>suchy</text:p>
          </table:table-cell>
          <table:table-cell table:number-columns-repeated="2" table:style-name="ce50"/>
          <table:table-cell table:style-name="ce49" office:value-type="string">
            <text:p>CONDITION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2">
            <text:p>2</text:p>
          </table:table-cell>
          <table:table-cell table:style-name="ce44" table:number-columns-repeated="3"/>
          <table:table-cell table:style-name="ce16" office:value-type="float" office:value="242">
            <text:p>242</text:p>
          </table:table-cell>
          <table:table-cell table:number-columns-repeated="1010"/>
        </table:table-row>
        <table:table-row table:style-name="ro1">
          <table:table-cell table:style-name="ce34" office:value-type="float" office:value="548">
            <text:p>548</text:p>
          </table:table-cell>
          <table:table-cell table:style-name="ce44" office:value-type="string">
            <text:p>DAMP</text:p>
          </table:table-cell>
          <table:table-cell table:style-name="ce44" office:value-type="string">
            <text:p>Feucht</text:p>
          </table:table-cell>
          <table:table-cell table:style-name="ce44" office:value-type="string">
            <text:p>Damp</text:p>
          </table:table-cell>
          <table:table-cell table:style-name="ce50" office:value-type="string">
            <text:p>wilgotny</text:p>
          </table:table-cell>
          <table:table-cell table:number-columns-repeated="2" table:style-name="ce50"/>
          <table:table-cell table:style-name="ce49" office:value-type="string">
            <text:p>CONDITION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2">
            <text:p>2</text:p>
          </table:table-cell>
          <table:table-cell table:style-name="ce44" table:number-columns-repeated="3"/>
          <table:table-cell table:style-name="ce16" office:value-type="float" office:value="243">
            <text:p>243</text:p>
          </table:table-cell>
          <table:table-cell table:number-columns-repeated="1010"/>
        </table:table-row>
        <table:table-row table:style-name="ro1">
          <table:table-cell table:style-name="ce34"/>
          <table:table-cell table:number-columns-repeated="3" table:style-name="ce44"/>
          <table:table-cell table:style-name="ce50"/>
          <table:table-cell table:number-columns-repeated="2" table:style-name="ce50"/>
          <table:table-cell table:number-columns-repeated="2" table:style-name="ce49"/>
          <table:table-cell table:style-name="ce49"/>
          <table:table-cell table:style-name="ce44" table:number-columns-repeated="3"/>
          <table:table-cell table:style-name="ce16" office:value-type="float" office:value="244">
            <text:p>244</text:p>
          </table:table-cell>
          <table:table-cell table:number-columns-repeated="1010"/>
        </table:table-row>
        <table:table-row table:style-name="ro1">
          <table:table-cell table:style-name="ce34" office:value-type="float" office:value="549">
            <text:p>549</text:p>
          </table:table-cell>
          <table:table-cell table:style-name="ce44" office:value-type="string">
            <text:p>HOLD</text:p>
          </table:table-cell>
          <table:table-cell table:style-name="ce44" office:value-type="string">
            <text:p>Halten</text:p>
          </table:table-cell>
          <table:table-cell table:style-name="ce44" office:value-type="string">
            <text:p>Hold</text:p>
          </table:table-cell>
          <table:table-cell table:style-name="ce50" office:value-type="string">
            <text:p>trzymaj</text:p>
          </table:table-cell>
          <table:table-cell table:number-columns-repeated="2" table:style-name="ce50"/>
          <table:table-cell table:style-name="ce49" office:value-type="string">
            <text:p>DRIVING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3">
            <text:p>3</text:p>
          </table:table-cell>
          <table:table-cell table:style-name="ce44" table:number-columns-repeated="3"/>
          <table:table-cell table:style-name="ce16" office:value-type="float" office:value="245">
            <text:p>245</text:p>
          </table:table-cell>
          <table:table-cell table:number-columns-repeated="1010"/>
        </table:table-row>
        <table:table-row table:style-name="ro1">
          <table:table-cell table:style-name="ce34" office:value-type="float" office:value="550">
            <text:p>550</text:p>
          </table:table-cell>
          <table:table-cell table:style-name="ce44" office:value-type="string">
            <text:p>TAKE_SPEED</text:p>
          </table:table-cell>
          <table:table-cell table:style-name="ce44" office:value-type="string">
            <text:p>Speed Mit</text:p>
          </table:table-cell>
          <table:table-cell table:style-name="ce44" office:value-type="string">
            <text:p>Take Speed</text:p>
          </table:table-cell>
          <table:table-cell table:style-name="ce50" office:value-type="string">
            <text:p>z prędkością</text:p>
          </table:table-cell>
          <table:table-cell table:number-columns-repeated="2" table:style-name="ce50"/>
          <table:table-cell table:style-name="ce49" office:value-type="string">
            <text:p>DRIVING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3">
            <text:p>3</text:p>
          </table:table-cell>
          <table:table-cell table:style-name="ce44" table:number-columns-repeated="3"/>
          <table:table-cell table:style-name="ce16" office:value-type="float" office:value="246">
            <text:p>246</text:p>
          </table:table-cell>
          <table:table-cell table:number-columns-repeated="1010"/>
        </table:table-row>
        <table:table-row table:style-name="ro1">
          <table:table-cell table:style-name="ce34" office:value-type="float" office:value="551">
            <text:p>551</text:p>
          </table:table-cell>
          <table:table-cell table:style-name="ce44" office:value-type="string">
            <text:p>L_FOOT_BRAKING</text:p>
          </table:table-cell>
          <table:table-cell table:style-name="ce44" office:value-type="string">
            <text:p>Linksbrems</text:p>
          </table:table-cell>
          <table:table-cell table:style-name="ce44" office:value-type="string">
            <text:p>Left Foot Braking</text:p>
          </table:table-cell>
          <table:table-cell table:style-name="ce50" office:value-type="string">
            <text:p>hamowanie lewą nogą</text:p>
          </table:table-cell>
          <table:table-cell table:number-columns-repeated="2" table:style-name="ce50"/>
          <table:table-cell table:style-name="ce49" office:value-type="string">
            <text:p>DRIVING</text:p>
          </table:table-cell>
          <table:table-cell table:number-columns-repeated="2" table:style-name="ce49" office:value-type="float" office:value="3">
            <text:p>3</text:p>
          </table:table-cell>
          <table:table-cell table:style-name="ce44" table:number-columns-repeated="3"/>
          <table:table-cell table:style-name="ce16" office:value-type="float" office:value="247">
            <text:p>247</text:p>
          </table:table-cell>
          <table:table-cell table:number-columns-repeated="1010"/>
        </table:table-row>
        <table:table-row table:style-name="ro1">
          <table:table-cell table:style-name="ce34" office:value-type="float" office:value="552">
            <text:p>552</text:p>
          </table:table-cell>
          <table:table-cell table:style-name="ce44" office:value-type="string">
            <text:p>GRIP_OFF</text:p>
          </table:table-cell>
          <table:table-cell table:style-name="ce44" office:value-type="string">
            <text:p>Reißt Ab</text:p>
          </table:table-cell>
          <table:table-cell table:style-name="ce44" office:value-type="string">
            <text:p>Grip Off</text:p>
          </table:table-cell>
          <table:table-cell table:style-name="ce50" office:value-type="string">
            <text:p>utrata przyczepności</text:p>
          </table:table-cell>
          <table:table-cell table:number-columns-repeated="2" table:style-name="ce50"/>
          <table:table-cell table:style-name="ce49" office:value-type="string">
            <text:p>CONDITION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4">
            <text:p>4</text:p>
          </table:table-cell>
          <table:table-cell table:style-name="ce44" table:number-columns-repeated="3"/>
          <table:table-cell table:style-name="ce16" office:value-type="float" office:value="248">
            <text:p>248</text:p>
          </table:table-cell>
          <table:table-cell table:number-columns-repeated="1010"/>
        </table:table-row>
        <table:table-row table:style-name="ro1">
          <table:table-cell table:style-name="ce34" office:value-type="float" office:value="553">
            <text:p>553</text:p>
          </table:table-cell>
          <table:table-cell table:style-name="ce44" office:value-type="string">
            <text:p>GRIP</text:p>
          </table:table-cell>
          <table:table-cell table:number-columns-repeated="2" table:style-name="ce44" office:value-type="string">
            <text:p>Grip</text:p>
          </table:table-cell>
          <table:table-cell table:style-name="ce50" office:value-type="string">
            <text:p>przyczepny</text:p>
          </table:table-cell>
          <table:table-cell table:number-columns-repeated="2" table:style-name="ce50"/>
          <table:table-cell table:style-name="ce49" office:value-type="string">
            <text:p>CONDITION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4">
            <text:p>4</text:p>
          </table:table-cell>
          <table:table-cell table:style-name="ce44" table:number-columns-repeated="3"/>
          <table:table-cell table:style-name="ce16" office:value-type="float" office:value="249">
            <text:p>249</text:p>
          </table:table-cell>
          <table:table-cell table:number-columns-repeated="1010"/>
        </table:table-row>
        <table:table-row table:style-name="ro1">
          <table:table-cell table:style-name="ce34" office:value-type="float" office:value="554">
            <text:p>554</text:p>
          </table:table-cell>
          <table:table-cell table:style-name="ce44" office:value-type="string">
            <text:p>GOOD_GRIP</text:p>
          </table:table-cell>
          <table:table-cell table:style-name="ce44" office:value-type="string">
            <text:p>Viel Grip</text:p>
          </table:table-cell>
          <table:table-cell table:style-name="ce44" office:value-type="string">
            <text:p>Good Grip</text:p>
          </table:table-cell>
          <table:table-cell table:style-name="ce50" office:value-type="string">
            <text:p>dobra przyczepność</text:p>
          </table:table-cell>
          <table:table-cell table:number-columns-repeated="2" table:style-name="ce50"/>
          <table:table-cell table:style-name="ce49" office:value-type="string">
            <text:p>CONDITION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4">
            <text:p>4</text:p>
          </table:table-cell>
          <table:table-cell table:style-name="ce44" table:number-columns-repeated="3"/>
          <table:table-cell table:style-name="ce16" office:value-type="float" office:value="250">
            <text:p>250</text:p>
          </table:table-cell>
          <table:table-cell table:number-columns-repeated="1010"/>
        </table:table-row>
        <table:table-row table:style-name="ro1">
          <table:table-cell table:style-name="ce34" office:value-type="float" office:value="555">
            <text:p>555</text:p>
          </table:table-cell>
          <table:table-cell table:style-name="ce44" office:value-type="string">
            <text:p>TO_SIGHT_DISTANCE</text:p>
          </table:table-cell>
          <table:table-cell table:style-name="ce44" office:value-type="string">
            <text:p>Bis Sicht</text:p>
          </table:table-cell>
          <table:table-cell table:style-name="ce44" office:value-type="string">
            <text:p>To Sight Distance</text:p>
          </table:table-cell>
          <table:table-cell table:style-name="ce50" office:value-type="string">
            <text:p>na zasięg wzroku</text:p>
          </table:table-cell>
          <table:table-cell table:number-columns-repeated="2" table:style-name="ce50"/>
          <table:table-cell table:style-name="ce49" office:value-type="string">
            <text:p>LINE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5">
            <text:p>5</text:p>
          </table:table-cell>
          <table:table-cell table:style-name="ce44"/>
          <table:table-cell table:style-name="ce63"/>
          <table:table-cell table:style-name="ce44"/>
          <table:table-cell table:style-name="ce16" office:value-type="float" office:value="251">
            <text:p>251</text:p>
          </table:table-cell>
          <table:table-cell table:number-columns-repeated="1010"/>
        </table:table-row>
        <table:table-row table:style-name="ro1">
          <table:table-cell table:style-name="ce34" office:value-type="float" office:value="556">
            <text:p>556</text:p>
          </table:table-cell>
          <table:table-cell table:style-name="ce44" office:value-type="string">
            <text:p>SPLIT_TIME</text:p>
          </table:table-cell>
          <table:table-cell table:style-name="ce44" office:value-type="string">
            <text:p>Zwischenzeit</text:p>
          </table:table-cell>
          <table:table-cell table:style-name="ce44" office:value-type="string">
            <text:p>Split Time</text:p>
          </table:table-cell>
          <table:table-cell table:style-name="ce50" office:value-type="string">
            <text:p>pomiar czasu</text:p>
          </table:table-cell>
          <table:table-cell table:number-columns-repeated="2" table:style-name="ce50"/>
          <table:table-cell table:style-name="ce49" office:value-type="string">
            <text:p>LINKS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5">
            <text:p>5</text:p>
          </table:table-cell>
          <table:table-cell table:style-name="ce44" table:number-columns-repeated="3"/>
          <table:table-cell table:style-name="ce16" office:value-type="float" office:value="252">
            <text:p>252</text:p>
          </table:table-cell>
          <table:table-cell table:number-columns-repeated="1010"/>
        </table:table-row>
        <table:table-row table:style-name="ro1">
          <table:table-cell table:style-name="ce34" office:value-type="float" office:value="557">
            <text:p>557</text:p>
          </table:table-cell>
          <table:table-cell table:style-name="ce44" office:value-type="string">
            <text:p>ENTRY</text:p>
          </table:table-cell>
          <table:table-cell table:style-name="ce44" office:value-type="string">
            <text:p>Eingang</text:p>
          </table:table-cell>
          <table:table-cell table:style-name="ce44" office:value-type="string">
            <text:p>Entry</text:p>
          </table:table-cell>
          <table:table-cell table:style-name="ce50" office:value-type="string">
            <text:p>wejście</text:p>
          </table:table-cell>
          <table:table-cell table:number-columns-repeated="2" table:style-name="ce50"/>
          <table:table-cell table:style-name="ce49" office:value-type="string">
            <text:p>LINE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5">
            <text:p>5</text:p>
          </table:table-cell>
          <table:table-cell table:style-name="ce44" table:number-columns-repeated="3"/>
          <table:table-cell table:style-name="ce16" office:value-type="float" office:value="253">
            <text:p>253</text:p>
          </table:table-cell>
          <table:table-cell table:number-columns-repeated="1010"/>
        </table:table-row>
        <table:table-row table:style-name="ro1">
          <table:table-cell table:style-name="ce34" office:value-type="float" office:value="558">
            <text:p>558</text:p>
          </table:table-cell>
          <table:table-cell table:style-name="ce44" office:value-type="string">
            <text:p>CHECKPOINT</text:p>
          </table:table-cell>
          <table:table-cell table:style-name="ce44" office:value-type="string">
            <text:p>Zeitkontrolle</text:p>
          </table:table-cell>
          <table:table-cell table:style-name="ce44" office:value-type="string">
            <text:p>Check Point</text:p>
          </table:table-cell>
          <table:table-cell table:style-name="ce50"/>
          <table:table-cell table:number-columns-repeated="2" table:style-name="ce50"/>
          <table:table-cell table:number-columns-repeated="2" table:style-name="ce49"/>
          <table:table-cell table:style-name="ce49"/>
          <table:table-cell table:style-name="ce44"/>
          <table:table-cell table:style-name="ce62" office:value-type="date" office:date-value="2012-03-22">
            <text:p>22.03.12</text:p>
          </table:table-cell>
          <table:table-cell table:style-name="ce44" office:value-type="string">
            <text:p>added</text:p>
          </table:table-cell>
          <table:table-cell table:style-name="ce16" office:value-type="float" office:value="254">
            <text:p>254</text:p>
          </table:table-cell>
          <table:table-cell table:number-columns-repeated="1010"/>
        </table:table-row>
        <table:table-row table:style-name="ro1">
          <table:table-cell table:style-name="ce34" office:value-type="float" office:value="559">
            <text:p>559</text:p>
          </table:table-cell>
          <table:table-cell table:style-name="ce44" office:value-type="string">
            <text:p>SPEED</text:p>
          </table:table-cell>
          <table:table-cell table:number-columns-repeated="2" table:style-name="ce44" office:value-type="string">
            <text:p>Speed</text:p>
          </table:table-cell>
          <table:table-cell table:style-name="ce50"/>
          <table:table-cell table:number-columns-repeated="2" table:style-name="ce50"/>
          <table:table-cell table:number-columns-repeated="2" table:style-name="ce49"/>
          <table:table-cell table:style-name="ce49"/>
          <table:table-cell table:style-name="ce44"/>
          <table:table-cell table:style-name="ce62" office:value-type="date" office:date-value="2012-03-22">
            <text:p>22.03.12</text:p>
          </table:table-cell>
          <table:table-cell table:style-name="ce44" office:value-type="string">
            <text:p>added</text:p>
          </table:table-cell>
          <table:table-cell table:style-name="ce16" office:value-type="float" office:value="255">
            <text:p>255</text:p>
          </table:table-cell>
          <table:table-cell table:number-columns-repeated="1010"/>
        </table:table-row>
        <table:table-row table:style-name="ro1">
          <table:table-cell table:style-name="ce34"/>
          <table:table-cell table:style-name="ce44" office:value-type="string">
            <text:p>CAUTION_WATER</text:p>
          </table:table-cell>
          <table:table-cell table:style-name="ce44" office:value-type="string">
            <text:p>Achtung Wasser</text:p>
          </table:table-cell>
          <table:table-cell table:style-name="ce44" office:value-type="string">
            <text:p>Caution Water</text:p>
          </table:table-cell>
          <table:table-cell table:style-name="ce50" office:value-type="string">
            <text:p>uwaga woda</text:p>
          </table:table-cell>
          <table:table-cell table:style-name="ce50" office:value-type="string">
            <text:p>INTO</text:p>
          </table:table-cell>
          <table:table-cell table:style-name="ce50"/>
          <table:table-cell table:style-name="ce49" office:value-type="string">
            <text:p>CAUTIONS</text:p>
          </table:table-cell>
          <table:table-cell table:style-name="ce49" office:value-type="float" office:value="3">
            <text:p>3</text:p>
          </table:table-cell>
          <table:table-cell table:style-name="ce49" office:value-type="float" office:value="2">
            <text:p>2</text:p>
          </table:table-cell>
          <table:table-cell table:style-name="ce44" office:value-type="string">
            <text:p>id reserved and locked</text:p>
          </table:table-cell>
          <table:table-cell table:style-name="ce63"/>
          <table:table-cell table:style-name="ce44"/>
          <table:table-cell table:style-name="ce16" office:value-type="float" office:value="256">
            <text:p>256</text:p>
          </table:table-cell>
          <table:table-cell table:number-columns-repeated="1010"/>
        </table:table-row>
        <table:table-row table:style-name="ro1">
          <table:table-cell table:style-name="ce34"/>
          <table:table-cell table:number-columns-repeated="3" table:style-name="ce44"/>
          <table:table-cell table:style-name="ce50"/>
          <table:table-cell table:number-columns-repeated="2" table:style-name="ce50"/>
          <table:table-cell table:number-columns-repeated="2" table:style-name="ce49"/>
          <table:table-cell table:style-name="ce49"/>
          <table:table-cell table:style-name="ce44" table:number-columns-repeated="3"/>
          <table:table-cell table:style-name="ce16" office:value-type="float" office:value="257">
            <text:p>257</text:p>
          </table:table-cell>
          <table:table-cell table:number-columns-repeated="1010"/>
        </table:table-row>
        <table:table-row table:style-name="ro1">
          <table:table-cell table:style-name="ce34" office:value-type="float" office:value="560">
            <text:p>560</text:p>
          </table:table-cell>
          <table:table-cell table:style-name="ce44" office:value-type="string">
            <text:p>TWO_DE</text:p>
          </table:table-cell>
          <table:table-cell table:style-name="ce44" office:value-type="string">
            <text:p>Zwo</text:p>
          </table:table-cell>
          <table:table-cell table:style-name="ce44" office:value-type="string">
            <text:p>Two</text:p>
          </table:table-cell>
          <table:table-cell table:style-name="ce50"/>
          <table:table-cell table:number-columns-repeated="2" table:style-name="ce50"/>
          <table:table-cell table:style-name="ce49" office:value-type="string">
            <text:p>NUMBERS</text:p>
          </table:table-cell>
          <table:table-cell table:style-name="ce49"/>
          <table:table-cell table:style-name="ce49"/>
          <table:table-cell table:style-name="ce44" office:value-type="string">
            <text:p>German variant of two</text:p>
          </table:table-cell>
          <table:table-cell table:style-name="ce44" table:number-columns-repeated="2"/>
          <table:table-cell table:style-name="ce16" office:value-type="float" office:value="258">
            <text:p>258</text:p>
          </table:table-cell>
          <table:table-cell table:number-columns-repeated="1010"/>
        </table:table-row>
        <table:table-row table:style-name="ro1">
          <table:table-cell table:style-name="ce34" office:value-type="float" office:value="102">
            <text:p>102</text:p>
          </table:table-cell>
          <table:table-cell table:style-name="ce44" office:value-type="string">
            <text:p>TWO_LEFT_DE</text:p>
          </table:table-cell>
          <table:table-cell table:style-name="ce44" office:value-type="string">
            <text:p>Zwo Links</text:p>
          </table:table-cell>
          <table:table-cell table:style-name="ce44" office:value-type="string">
            <text:p>Two Left</text:p>
          </table:table-cell>
          <table:table-cell table:style-name="ce50"/>
          <table:table-cell table:number-columns-repeated="2" table:style-name="ce50"/>
          <table:table-cell table:style-name="ce49" office:value-type="string">
            <text:p>CORNERS</text:p>
          </table:table-cell>
          <table:table-cell table:style-name="ce49"/>
          <table:table-cell table:style-name="ce49"/>
          <table:table-cell table:style-name="ce44" office:value-type="string">
            <text:p>German variant of two</text:p>
          </table:table-cell>
          <table:table-cell table:style-name="ce44" table:number-columns-repeated="2"/>
          <table:table-cell table:style-name="ce16" office:value-type="float" office:value="259">
            <text:p>259</text:p>
          </table:table-cell>
          <table:table-cell table:number-columns-repeated="1010"/>
        </table:table-row>
        <table:table-row table:style-name="ro1">
          <table:table-cell table:style-name="ce34" office:value-type="float" office:value="102">
            <text:p>102</text:p>
          </table:table-cell>
          <table:table-cell table:style-name="ce44" office:value-type="string">
            <text:p>LEFT_TWO_DE</text:p>
          </table:table-cell>
          <table:table-cell table:style-name="ce44" office:value-type="string">
            <text:p>Links Zwo</text:p>
          </table:table-cell>
          <table:table-cell table:style-name="ce44" office:value-type="string">
            <text:p>Left Two</text:p>
          </table:table-cell>
          <table:table-cell table:style-name="ce50"/>
          <table:table-cell table:number-columns-repeated="2" table:style-name="ce50"/>
          <table:table-cell table:style-name="ce49" office:value-type="string">
            <text:p>CORNERS</text:p>
          </table:table-cell>
          <table:table-cell table:style-name="ce49"/>
          <table:table-cell table:style-name="ce49"/>
          <table:table-cell table:style-name="ce44" office:value-type="string">
            <text:p>German variant of two</text:p>
          </table:table-cell>
          <table:table-cell table:style-name="ce44" table:number-columns-repeated="2"/>
          <table:table-cell table:style-name="ce16" office:value-type="float" office:value="260">
            <text:p>260</text:p>
          </table:table-cell>
          <table:table-cell table:number-columns-repeated="1010"/>
        </table:table-row>
        <table:table-row table:style-name="ro1">
          <table:table-cell table:style-name="ce34" office:value-type="float" office:value="112">
            <text:p>112</text:p>
          </table:table-cell>
          <table:table-cell table:style-name="ce44" office:value-type="string">
            <text:p>TWO_RIGHT_DE</text:p>
          </table:table-cell>
          <table:table-cell table:style-name="ce44" office:value-type="string">
            <text:p>Zwo Rechts</text:p>
          </table:table-cell>
          <table:table-cell table:style-name="ce44" office:value-type="string">
            <text:p>Two Right</text:p>
          </table:table-cell>
          <table:table-cell table:style-name="ce50"/>
          <table:table-cell table:number-columns-repeated="2" table:style-name="ce50"/>
          <table:table-cell table:style-name="ce49" office:value-type="string">
            <text:p>CORNERS</text:p>
          </table:table-cell>
          <table:table-cell table:style-name="ce49"/>
          <table:table-cell table:style-name="ce49"/>
          <table:table-cell table:style-name="ce44" office:value-type="string">
            <text:p>German variant of two</text:p>
          </table:table-cell>
          <table:table-cell table:style-name="ce44" table:number-columns-repeated="2"/>
          <table:table-cell table:style-name="ce16" office:value-type="float" office:value="261">
            <text:p>261</text:p>
          </table:table-cell>
          <table:table-cell table:number-columns-repeated="1010"/>
        </table:table-row>
        <table:table-row table:style-name="ro1">
          <table:table-cell table:style-name="ce34" office:value-type="float" office:value="112">
            <text:p>112</text:p>
          </table:table-cell>
          <table:table-cell table:style-name="ce44" office:value-type="string">
            <text:p>RIGHT_TWO_DE</text:p>
          </table:table-cell>
          <table:table-cell table:style-name="ce44" office:value-type="string">
            <text:p>Rechts Zwo</text:p>
          </table:table-cell>
          <table:table-cell table:style-name="ce44" office:value-type="string">
            <text:p>Right Two</text:p>
          </table:table-cell>
          <table:table-cell table:style-name="ce50"/>
          <table:table-cell table:number-columns-repeated="2" table:style-name="ce50"/>
          <table:table-cell table:style-name="ce49" office:value-type="string">
            <text:p>CORNERS</text:p>
          </table:table-cell>
          <table:table-cell table:style-name="ce49"/>
          <table:table-cell table:style-name="ce49"/>
          <table:table-cell table:style-name="ce44" office:value-type="string">
            <text:p>German variant of two</text:p>
          </table:table-cell>
          <table:table-cell table:style-name="ce44" table:number-columns-repeated="2"/>
          <table:table-cell table:style-name="ce16" office:value-type="float" office:value="262">
            <text:p>262</text:p>
          </table:table-cell>
          <table:table-cell table:number-columns-repeated="1010"/>
        </table:table-row>
        <table:table-row table:style-name="ro1">
          <table:table-cell table:style-name="ce35"/>
          <table:table-cell table:number-columns-repeated="3" table:style-name="ce45"/>
          <table:table-cell table:style-name="ce45"/>
          <table:table-cell table:number-columns-repeated="2" table:style-name="ce45"/>
          <table:table-cell table:number-columns-repeated="2" table:style-name="ce53"/>
          <table:table-cell table:style-name="ce53"/>
          <table:table-cell table:style-name="ce45" table:number-columns-repeated="3"/>
          <table:table-cell table:style-name="ce16" office:value-type="float" office:value="263">
            <text:p>263</text:p>
          </table:table-cell>
          <table:table-cell table:number-columns-repeated="1010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4"/>
          <table:table-cell table:style-name="ce16" office:value-type="float" office:value="264">
            <text:p>264</text:p>
          </table:table-cell>
          <table:table-cell table:number-columns-repeated="1010"/>
        </table:table-row>
        <table:table-row table:style-name="ro1">
          <table:table-cell table:style-name="ce36" office:value-type="string">
            <text:p>Custom notes (feel free to add complete new notes, remember that installations lacking these notes will not be able to process customized tracks appropriately)</text:p>
          </table:table-cell>
          <table:table-cell table:number-columns-repeated="3" table:style-name="ce46"/>
          <table:table-cell table:style-name="ce46"/>
          <table:table-cell table:number-columns-repeated="2" table:style-name="ce46"/>
          <table:table-cell table:number-columns-repeated="2" table:style-name="ce54"/>
          <table:table-cell table:style-name="ce54"/>
          <table:table-cell table:style-name="ce57" table:number-columns-repeated="2"/>
          <table:table-cell table:style-name="ce65"/>
          <table:table-cell table:style-name="ce16" office:value-type="float" office:value="265">
            <text:p>265</text:p>
          </table:table-cell>
          <table:table-cell table:number-columns-repeated="1010"/>
        </table:table-row>
        <table:table-row table:style-name="ro1">
          <table:table-cell table:style-name="ce37"/>
          <table:table-cell table:number-columns-repeated="3" table:style-name="ce47"/>
          <table:table-cell table:style-name="ce47"/>
          <table:table-cell table:number-columns-repeated="2" table:style-name="ce47"/>
          <table:table-cell table:number-columns-repeated="2" table:style-name="ce55"/>
          <table:table-cell table:style-name="ce55"/>
          <table:table-cell table:style-name="ce47" table:number-columns-repeated="3"/>
          <table:table-cell table:style-name="ce16" office:value-type="float" office:value="266">
            <text:p>266</text:p>
          </table:table-cell>
          <table:table-cell table:number-columns-repeated="1010"/>
        </table:table-row>
        <table:table-row table:style-name="ro1">
          <table:table-cell table:style-name="ce38" office:value-type="float" office:value="1000">
            <text:p>1000</text:p>
          </table:table-cell>
          <table:table-cell table:number-columns-repeated="3" table:style-name="ce48"/>
          <table:table-cell table:style-name="ce48"/>
          <table:table-cell table:number-columns-repeated="2" table:style-name="ce48"/>
          <table:table-cell table:number-columns-repeated="2" table:style-name="ce56"/>
          <table:table-cell table:style-name="ce56"/>
          <table:table-cell table:style-name="ce48" table:number-columns-repeated="3"/>
          <table:table-cell table:style-name="ce16" office:value-type="float" office:value="267">
            <text:p>267</text:p>
          </table:table-cell>
          <table:table-cell table:number-columns-repeated="1010"/>
        </table:table-row>
        <table:table-row table:style-name="ro1">
          <table:table-cell table:style-name="ce37" office:value-type="float" office:value="1001">
            <text:p>1001</text:p>
          </table:table-cell>
          <table:table-cell table:number-columns-repeated="3" table:style-name="ce47"/>
          <table:table-cell table:style-name="ce47"/>
          <table:table-cell table:number-columns-repeated="2" table:style-name="ce47"/>
          <table:table-cell table:number-columns-repeated="2" table:style-name="ce55"/>
          <table:table-cell table:style-name="ce55"/>
          <table:table-cell table:style-name="ce47" table:number-columns-repeated="3"/>
          <table:table-cell table:style-name="ce16" office:value-type="float" office:value="268">
            <text:p>268</text:p>
          </table:table-cell>
          <table:table-cell table:number-columns-repeated="1010"/>
        </table:table-row>
        <table:table-row table:style-name="ro1">
          <table:table-cell table:style-name="ce37" office:value-type="float" office:value="1002">
            <text:p>1002</text:p>
          </table:table-cell>
          <table:table-cell table:number-columns-repeated="3" table:style-name="ce47"/>
          <table:table-cell table:style-name="ce47"/>
          <table:table-cell table:number-columns-repeated="2" table:style-name="ce47"/>
          <table:table-cell table:number-columns-repeated="2" table:style-name="ce55"/>
          <table:table-cell table:style-name="ce55"/>
          <table:table-cell table:style-name="ce47" table:number-columns-repeated="3"/>
          <table:table-cell table:style-name="ce16" office:value-type="float" office:value="269">
            <text:p>269</text:p>
          </table:table-cell>
          <table:table-cell table:number-columns-repeated="1010"/>
        </table:table-row>
        <table:table-row table:style-name="ro1">
          <table:table-cell table:style-name="ce37" office:value-type="float" office:value="1003">
            <text:p>1003</text:p>
          </table:table-cell>
          <table:table-cell table:number-columns-repeated="3" table:style-name="ce47"/>
          <table:table-cell table:style-name="ce47"/>
          <table:table-cell table:number-columns-repeated="2" table:style-name="ce47"/>
          <table:table-cell table:number-columns-repeated="2" table:style-name="ce55"/>
          <table:table-cell table:style-name="ce55"/>
          <table:table-cell table:style-name="ce47" table:number-columns-repeated="3"/>
          <table:table-cell table:style-name="ce16" office:value-type="float" office:value="270">
            <text:p>270</text:p>
          </table:table-cell>
          <table:table-cell table:number-columns-repeated="1010"/>
        </table:table-row>
        <table:table-row table:style-name="ro1">
          <table:table-cell table:style-name="ce37" office:value-type="float" office:value="1004">
            <text:p>1004</text:p>
          </table:table-cell>
          <table:table-cell table:number-columns-repeated="3" table:style-name="ce47"/>
          <table:table-cell table:style-name="ce47"/>
          <table:table-cell table:number-columns-repeated="2" table:style-name="ce47"/>
          <table:table-cell table:number-columns-repeated="2" table:style-name="ce55"/>
          <table:table-cell table:style-name="ce55"/>
          <table:table-cell table:style-name="ce47" table:number-columns-repeated="3"/>
          <table:table-cell table:style-name="ce16" office:value-type="float" office:value="271">
            <text:p>271</text:p>
          </table:table-cell>
          <table:table-cell table:number-columns-repeated="1010"/>
        </table:table-row>
        <table:table-row table:style-name="ro1">
          <table:table-cell table:style-name="ce37" office:value-type="float" office:value="1005">
            <text:p>1005</text:p>
          </table:table-cell>
          <table:table-cell table:number-columns-repeated="3" table:style-name="ce47"/>
          <table:table-cell table:style-name="ce47"/>
          <table:table-cell table:number-columns-repeated="2" table:style-name="ce47"/>
          <table:table-cell table:number-columns-repeated="2" table:style-name="ce55"/>
          <table:table-cell table:style-name="ce55"/>
          <table:table-cell table:style-name="ce47" table:number-columns-repeated="3"/>
          <table:table-cell table:style-name="ce16" office:value-type="float" office:value="272">
            <text:p>272</text:p>
          </table:table-cell>
          <table:table-cell table:number-columns-repeated="1010"/>
        </table:table-row>
        <table:table-row table:style-name="ro1">
          <table:table-cell table:style-name="ce39" office:value-type="string">
            <text:p>…</text:p>
          </table:table-cell>
          <table:table-cell table:number-columns-repeated="3" table:style-name="ce47"/>
          <table:table-cell table:style-name="ce47"/>
          <table:table-cell table:number-columns-repeated="2" table:style-name="ce47"/>
          <table:table-cell table:number-columns-repeated="2" table:style-name="ce55"/>
          <table:table-cell table:style-name="ce55"/>
          <table:table-cell table:style-name="ce47" table:number-columns-repeated="3"/>
          <table:table-cell table:style-name="ce16" office:value-type="float" office:value="273">
            <text:p>273</text:p>
          </table:table-cell>
          <table:table-cell table:number-columns-repeated="1010"/>
        </table:table-row>
        <table:table-row table:style-name="ro1">
          <table:table-cell table:style-name="ce3"/>
          <table:table-cell table:number-columns-repeated="3" table:style-name="ce6"/>
          <table:table-cell table:style-name="ce6"/>
          <table:table-cell table:number-columns-repeated="2" table:style-name="ce6"/>
          <table:table-cell table:number-columns-repeated="2" table:style-name="ce19"/>
          <table:table-cell table:style-name="ce19"/>
          <table:table-cell table:style-name="ce6"/>
          <table:table-cell table:style-name="ce20"/>
          <table:table-cell table:style-name="ce6"/>
          <table:table-cell table:style-name="ce16" office:value-type="float" office:value="274">
            <text:p>274</text:p>
          </table:table-cell>
          <table:table-cell table:number-columns-repeated="1010"/>
        </table:table-row>
        <table:table-row table:style-name="ro1">
          <table:table-cell table:style-name="ce3"/>
          <table:table-cell table:number-columns-repeated="3" table:style-name="ce6"/>
          <table:table-cell table:style-name="ce6"/>
          <table:table-cell table:number-columns-repeated="2" table:style-name="ce6"/>
          <table:table-cell table:number-columns-repeated="2" table:style-name="ce19"/>
          <table:table-cell table:style-name="ce19"/>
          <table:table-cell table:style-name="ce6"/>
          <table:table-cell table:style-name="ce20"/>
          <table:table-cell table:style-name="ce6"/>
          <table:table-cell table:style-name="ce16" office:value-type="float" office:value="275">
            <text:p>275</text:p>
          </table:table-cell>
          <table:table-cell table:number-columns-repeated="1010"/>
        </table:table-row>
        <table:table-row table:style-name="ro1">
          <table:table-cell table:style-name="ce3"/>
          <table:table-cell table:number-columns-repeated="3" table:style-name="ce6"/>
          <table:table-cell table:style-name="ce6"/>
          <table:table-cell table:number-columns-repeated="2" table:style-name="ce6"/>
          <table:table-cell table:number-columns-repeated="2" table:style-name="ce19"/>
          <table:table-cell table:style-name="ce19"/>
          <table:table-cell table:style-name="ce6"/>
          <table:table-cell table:style-name="ce20"/>
          <table:table-cell table:style-name="ce6"/>
          <table:table-cell table:style-name="ce16" office:value-type="float" office:value="276">
            <text:p>276</text:p>
          </table:table-cell>
          <table:table-cell table:number-columns-repeated="1010"/>
        </table:table-row>
        <table:table-row table:style-name="ro1">
          <table:table-cell table:style-name="ce3"/>
          <table:table-cell table:number-columns-repeated="3" table:style-name="ce6"/>
          <table:table-cell table:style-name="ce6"/>
          <table:table-cell table:number-columns-repeated="2" table:style-name="ce6"/>
          <table:table-cell table:number-columns-repeated="2" table:style-name="ce19"/>
          <table:table-cell table:style-name="ce19"/>
          <table:table-cell table:style-name="ce6"/>
          <table:table-cell table:style-name="ce20"/>
          <table:table-cell table:style-name="ce6"/>
          <table:table-cell table:style-name="ce16" office:value-type="float" office:value="277">
            <text:p>277</text:p>
          </table:table-cell>
          <table:table-cell table:number-columns-repeated="1010"/>
        </table:table-row>
        <table:table-row table:style-name="ro1">
          <table:table-cell table:style-name="ce3"/>
          <table:table-cell table:number-columns-repeated="3" table:style-name="ce6"/>
          <table:table-cell table:style-name="ce6"/>
          <table:table-cell table:number-columns-repeated="2" table:style-name="ce6"/>
          <table:table-cell table:number-columns-repeated="2" table:style-name="ce19"/>
          <table:table-cell table:style-name="ce19"/>
          <table:table-cell table:style-name="ce6"/>
          <table:table-cell table:style-name="ce20"/>
          <table:table-cell table:style-name="ce6"/>
          <table:table-cell table:style-name="ce16" office:value-type="float" office:value="278">
            <text:p>278</text:p>
          </table:table-cell>
          <table:table-cell table:number-columns-repeated="1010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/>
          <table:table-cell table:number-columns-repeated="4"/>
          <table:table-cell table:number-columns-repeated="1015"/>
        </table:table-row>
        <table:table-row table:style-name="ro1" table:number-rows-repeated="10482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ceNotes INI" table:style-name="ta2">
        <table:table-column table:style-name="co14" table:default-cell-style-name="ce7"/>
        <table:table-column table:style-name="co14" table:default-cell-style-name="ce17"/>
        <table:table-column table:style-name="co15" table:default-cell-style-name="ce7"/>
        <table:table-column table:style-name="co16" table:default-cell-style-name="ce7"/>
        <table:table-column table:style-name="co12" table:number-columns-repeated="1020" table:default-cell-style-name="ce7"/>
        <table:table-row table:style-name="ro1">
          <table:table-cell table:style-name="ce66" office:value-type="string">
            <text:p>Category</text:p>
          </table:table-cell>
          <table:table-cell table:style-name="ce14" office:value-type="string">
            <text:p>; PaceNotes INI Entries</text:p>
          </table:table-cell>
          <table:table-cell table:style-name="ce66" office:value-type="string">
            <text:p>; German</text:p>
          </table:table-cell>
          <table:table-cell table:style-name="ce66" office:value-type="string">
            <text:p>; English</text:p>
          </table:table-cell>
          <table:table-cell table:style-name="ce66" table:number-columns-repeated="1020"/>
        </table:table-row>
        <table:table-row table:style-name="ro1">
          <table:table-cell table:style-name="ce66"/>
          <table:table-cell table:style-name="ce14"/>
          <table:table-cell table:number-columns-repeated="2" table:style-name="ce66" office:value-type="string">
            <text:p>[STRINGS]</text:p>
          </table:table-cell>
          <table:table-cell table:style-name="ce66" table:number-columns-repeated="1020"/>
        </table:table-row>
        <table:table-row table:style-name="ro4">
          <table:table-cell table:formula="of:=IF (LEN(['Pacenotes List'.H2]) &gt; 0; ['Pacenotes List'.H2]; &quot;&quot;)">
            <text:p/>
          </table:table-cell>
          <table:table-cell table:style-name="ce16" table:formula="of:=IF(LEN(['Pacenotes List'.H2]) &gt; 0;&quot;[PACENOTE::&quot; &amp; ['Pacenotes List'.B2] &amp; &quot;]&quot; &amp; CHAR(10) &amp; IF(LEN(['Pacenotes List'.A2]) &gt; 0;&quot;id=&quot; &amp; ['Pacenotes List'.A2] &amp; CHAR(10);&quot;&quot;) &amp; &quot;Sounds=1&quot; &amp; CHAR(10) &amp; &quot;Snd0=&quot; &amp; LOWER(['Pacenotes List'.B2]) &amp; &quot;.ogg&quot; &amp; CHAR(10) &amp; IF(LEN(['Pacenotes List'.F2]) &gt; 0; &quot;link=&quot; &amp; ['Pacenotes List'.F2] &amp; CHAR(10);&quot;&quot;) &amp; IF(LEN(['Pacenotes List'.G2])&gt;0;&quot;standard=&quot; &amp; ['Pacenotes List'.G2] &amp; CHAR(10);&quot;&quot;) &amp; &quot;column=&quot; &amp; ['Pacenotes List'.I2] &amp; CHAR(10);&quot;&quot;)">
            <text:p/>
          </table:table-cell>
          <table:table-cell table:style-name="ce16" table:formula="of:=IF(LEN(['Pacenotes List'.H2]) &gt; 0;IF(LEN(['Pacenotes List'.B2]) &gt; 0;['Pacenotes List'.B2] &amp; &quot;=&quot; &amp; ['Pacenotes List'.C2]);&quot;&quot;)">
            <text:p/>
          </table:table-cell>
          <table:table-cell table:style-name="ce16" table:formula="of:=IF(LEN(['Pacenotes List'.H2]) &gt; 0;IF(LEN(['Pacenotes List'.B2]) &gt; 0;['Pacenotes List'.B2] &amp; &quot;=&quot; &amp; ['Pacenotes List'.D2]);&quot;&quot;)">
            <text:p/>
          </table:table-cell>
          <table:table-cell table:number-columns-repeated="1020"/>
        </table:table-row>
        <table:table-row table:style-name="ro4">
          <table:table-cell table:formula="of:=IF (LEN(['Pacenotes List'.H3]) &gt; 0; ['Pacenotes List'.H3]; &quot;&quot;)">
            <text:p/>
          </table:table-cell>
          <table:table-cell table:style-name="ce16" table:formula="of:=IF(LEN(['Pacenotes List'.H3]) &gt; 0;&quot;[PACENOTE::&quot; &amp; ['Pacenotes List'.B3] &amp; &quot;]&quot; &amp; CHAR(10) &amp; IF(LEN(['Pacenotes List'.A3]) &gt; 0;&quot;id=&quot; &amp; ['Pacenotes List'.A3] &amp; CHAR(10);&quot;&quot;) &amp; &quot;Sounds=1&quot; &amp; CHAR(10) &amp; &quot;Snd0=&quot; &amp; LOWER(['Pacenotes List'.B3]) &amp; &quot;.ogg&quot; &amp; CHAR(10) &amp; IF(LEN(['Pacenotes List'.F3]) &gt; 0; &quot;link=&quot; &amp; ['Pacenotes List'.F3] &amp; CHAR(10);&quot;&quot;) &amp; IF(LEN(['Pacenotes List'.G3])&gt;0;&quot;standard=&quot; &amp; ['Pacenotes List'.G3] &amp; CHAR(10);&quot;&quot;) &amp; &quot;column=&quot; &amp; ['Pacenotes List'.I3] &amp; CHAR(10);&quot;&quot;)">
            <text:p/>
          </table:table-cell>
          <table:table-cell table:style-name="ce16" table:formula="of:=IF(LEN(['Pacenotes List'.H3]) &gt; 0;IF(LEN(['Pacenotes List'.B3]) &gt; 0;['Pacenotes List'.B3] &amp; &quot;=&quot; &amp; ['Pacenotes List'.C3]);&quot;&quot;)">
            <text:p/>
          </table:table-cell>
          <table:table-cell table:style-name="ce16" table:formula="of:=IF(LEN(['Pacenotes List'.H3]) &gt; 0;IF(LEN(['Pacenotes List'.B3]) &gt; 0;['Pacenotes List'.B3] &amp; &quot;=&quot; &amp; ['Pacenotes List'.D3]);&quot;&quot;)">
            <text:p/>
          </table:table-cell>
          <table:table-cell table:number-columns-repeated="1020"/>
        </table:table-row>
        <table:table-row table:style-name="ro5">
          <table:table-cell table:formula="of:=IF (LEN(['Pacenotes List'.H4]) &gt; 0; ['Pacenotes List'.H4]; &quot;&quot;)">
            <text:p/>
          </table:table-cell>
          <table:table-cell table:style-name="ce16" table:formula="of:=IF(LEN(['Pacenotes List'.H4]) &gt; 0;&quot;[PACENOTE::&quot; &amp; ['Pacenotes List'.B4] &amp; &quot;]&quot; &amp; CHAR(10) &amp; IF(LEN(['Pacenotes List'.A4]) &gt; 0;&quot;id=&quot; &amp; ['Pacenotes List'.A4] &amp; CHAR(10);&quot;&quot;) &amp; &quot;Sounds=1&quot; &amp; CHAR(10) &amp; &quot;Snd0=&quot; &amp; LOWER(['Pacenotes List'.B4]) &amp; &quot;.ogg&quot; &amp; CHAR(10) &amp; IF(LEN(['Pacenotes List'.F4]) &gt; 0; &quot;link=&quot; &amp; ['Pacenotes List'.F4] &amp; CHAR(10);&quot;&quot;) &amp; IF(LEN(['Pacenotes List'.G4])&gt;0;&quot;standard=&quot; &amp; ['Pacenotes List'.G4] &amp; CHAR(10);&quot;&quot;) &amp; &quot;column=&quot; &amp; ['Pacenotes List'.I4] &amp; CHAR(10);&quot;&quot;)">
            <text:p/>
          </table:table-cell>
          <table:table-cell table:style-name="ce16" table:formula="of:=IF(LEN(['Pacenotes List'.H4]) &gt; 0;IF(LEN(['Pacenotes List'.B4]) &gt; 0;['Pacenotes List'.B4] &amp; &quot;=&quot; &amp; ['Pacenotes List'.C4]);&quot;&quot;)">
            <text:p/>
          </table:table-cell>
          <table:table-cell table:style-name="ce16" table:formula="of:=IF(LEN(['Pacenotes List'.H4]) &gt; 0;IF(LEN(['Pacenotes List'.B4]) &gt; 0;['Pacenotes List'.B4] &amp; &quot;=&quot; &amp; ['Pacenotes List'.D4]);&quot;&quot;)">
            <text:p/>
          </table:table-cell>
          <table:table-cell table:number-columns-repeated="1020"/>
        </table:table-row>
        <table:table-row table:style-name="ro5">
          <table:table-cell table:formula="of:=IF (LEN(['Pacenotes List'.H5]) &gt; 0; ['Pacenotes List'.H5]; &quot;&quot;)" office:value-type="string" office:string-value="LINE">
            <text:p>LINE</text:p>
          </table:table-cell>
          <table:table-cell table:style-name="ce16" table:formula="of:=IF(LEN(['Pacenotes List'.H5]) &gt; 0;&quot;[PACENOTE::&quot; &amp; ['Pacenotes List'.B5] &amp; &quot;]&quot; &amp; CHAR(10) &amp; IF(LEN(['Pacenotes List'.A5]) &gt; 0;&quot;id=&quot; &amp; ['Pacenotes List'.A5] &amp; CHAR(10);&quot;&quot;) &amp; &quot;Sounds=1&quot; &amp; CHAR(10) &amp; &quot;Snd0=&quot; &amp; LOWER(['Pacenotes List'.B5]) &amp; &quot;.ogg&quot; &amp; CHAR(10) &amp; IF(LEN(['Pacenotes List'.F5]) &gt; 0; &quot;link=&quot; &amp; ['Pacenotes List'.F5] &amp; CHAR(10);&quot;&quot;) &amp; IF(LEN(['Pacenotes List'.G5])&gt;0;&quot;standard=&quot; &amp; ['Pacenotes List'.G5] &amp; CHAR(10);&quot;&quot;) &amp; &quot;column=&quot; &amp; ['Pacenotes List'.I5] &amp; CHAR(10);&quot;&quot;)" office:value-type="string" office:string-value="[PACENOTE::TWISTY]&#10;id=12&#10;Sounds=1&#10;Snd0=twisty.ogg&#10;link=INTO&#10;column=0&#10;">
            <text:p>[PACENOTE::TWISTY]<text:line-break/>id=12<text:line-break/>Sounds=1<text:line-break/>Snd0=twisty.ogg<text:line-break/>link=INTO<text:line-break/>column=0<text:line-break/></text:p>
          </table:table-cell>
          <table:table-cell table:style-name="ce16" table:formula="of:=IF(LEN(['Pacenotes List'.H5]) &gt; 0;IF(LEN(['Pacenotes List'.B5]) &gt; 0;['Pacenotes List'.B5] &amp; &quot;=&quot; &amp; ['Pacenotes List'.C5]);&quot;&quot;)" office:value-type="string" office:string-value="TWISTY=Kurvig">
            <text:p>TWISTY=Kurvig</text:p>
          </table:table-cell>
          <table:table-cell table:style-name="ce16" table:formula="of:=IF(LEN(['Pacenotes List'.H5]) &gt; 0;IF(LEN(['Pacenotes List'.B5]) &gt; 0;['Pacenotes List'.B5] &amp; &quot;=&quot; &amp; ['Pacenotes List'.D5]);&quot;&quot;)" office:value-type="string" office:string-value="TWISTY=Twisty">
            <text:p>TWISTY=Twisty</text:p>
          </table:table-cell>
          <table:table-cell table:number-columns-repeated="1020"/>
        </table:table-row>
        <table:table-row table:style-name="ro4">
          <table:table-cell table:formula="of:=IF (LEN(['Pacenotes List'.H6]) &gt; 0; ['Pacenotes List'.H6]; &quot;&quot;)" office:value-type="string" office:string-value="LINKS">
            <text:p>LINKS</text:p>
          </table:table-cell>
          <table:table-cell table:style-name="ce16" table:formula="of:=IF(LEN(['Pacenotes List'.H6]) &gt; 0;&quot;[PACENOTE::&quot; &amp; ['Pacenotes List'.B6] &amp; &quot;]&quot; &amp; CHAR(10) &amp; IF(LEN(['Pacenotes List'.A6]) &gt; 0;&quot;id=&quot; &amp; ['Pacenotes List'.A6] &amp; CHAR(10);&quot;&quot;) &amp; &quot;Sounds=1&quot; &amp; CHAR(10) &amp; &quot;Snd0=&quot; &amp; LOWER(['Pacenotes List'.B6]) &amp; &quot;.ogg&quot; &amp; CHAR(10) &amp; IF(LEN(['Pacenotes List'.F6]) &gt; 0; &quot;link=&quot; &amp; ['Pacenotes List'.F6] &amp; CHAR(10);&quot;&quot;) &amp; IF(LEN(['Pacenotes List'.G6])&gt;0;&quot;standard=&quot; &amp; ['Pacenotes List'.G6] &amp; CHAR(10);&quot;&quot;) &amp; &quot;column=&quot; &amp; ['Pacenotes List'.I6] &amp; CHAR(10);&quot;&quot;)" office:value-type="string" office:string-value="[PACENOTE::DISTANCE_CALL]&#10;id=13&#10;Sounds=1&#10;Snd0=distance_call.ogg&#10;column=0&#10;">
            <text:p>[PACENOTE::DISTANCE_CALL]<text:line-break/>id=13<text:line-break/>Sounds=1<text:line-break/>Snd0=distance_call.ogg<text:line-break/>column=0<text:line-break/></text:p>
          </table:table-cell>
          <table:table-cell table:style-name="ce16" table:formula="of:=IF(LEN(['Pacenotes List'.H6]) &gt; 0;IF(LEN(['Pacenotes List'.B6]) &gt; 0;['Pacenotes List'.B6] &amp; &quot;=&quot; &amp; ['Pacenotes List'.C6]);&quot;&quot;)" office:value-type="string" office:string-value="DISTANCE_CALL=Entfernung">
            <text:p>DISTANCE_CALL=Entfernung</text:p>
          </table:table-cell>
          <table:table-cell table:style-name="ce16" table:formula="of:=IF(LEN(['Pacenotes List'.H6]) &gt; 0;IF(LEN(['Pacenotes List'.B6]) &gt; 0;['Pacenotes List'.B6] &amp; &quot;=&quot; &amp; ['Pacenotes List'.D6]);&quot;&quot;)" office:value-type="string" office:string-value="DISTANCE_CALL=Distance Call">
            <text:p>DISTANCE_CALL=Distance Call</text:p>
          </table:table-cell>
          <table:table-cell table:number-columns-repeated="1020"/>
        </table:table-row>
        <table:table-row table:style-name="ro4">
          <table:table-cell table:formula="of:=IF (LEN(['Pacenotes List'.H7]) &gt; 0; ['Pacenotes List'.H7]; &quot;&quot;)" office:value-type="string" office:string-value="ADDITIONAL">
            <text:p>ADDITIONAL</text:p>
          </table:table-cell>
          <table:table-cell table:style-name="ce16" table:formula="of:=IF(LEN(['Pacenotes List'.H7]) &gt; 0;&quot;[PACENOTE::&quot; &amp; ['Pacenotes List'.B7] &amp; &quot;]&quot; &amp; CHAR(10) &amp; IF(LEN(['Pacenotes List'.A7]) &gt; 0;&quot;id=&quot; &amp; ['Pacenotes List'.A7] &amp; CHAR(10);&quot;&quot;) &amp; &quot;Sounds=1&quot; &amp; CHAR(10) &amp; &quot;Snd0=&quot; &amp; LOWER(['Pacenotes List'.B7]) &amp; &quot;.ogg&quot; &amp; CHAR(10) &amp; IF(LEN(['Pacenotes List'.F7]) &gt; 0; &quot;link=&quot; &amp; ['Pacenotes List'.F7] &amp; CHAR(10);&quot;&quot;) &amp; IF(LEN(['Pacenotes List'.G7])&gt;0;&quot;standard=&quot; &amp; ['Pacenotes List'.G7] &amp; CHAR(10);&quot;&quot;) &amp; &quot;column=&quot; &amp; ['Pacenotes List'.I7] &amp; CHAR(10);&quot;&quot;)" office:value-type="string" office:string-value="[PACENOTE::NARROWS]&#10;id=14&#10;Sounds=1&#10;Snd0=narrows.ogg&#10;column=0&#10;">
            <text:p>[PACENOTE::NARROWS]<text:line-break/>id=14<text:line-break/>Sounds=1<text:line-break/>Snd0=narrows.ogg<text:line-break/>column=0<text:line-break/></text:p>
          </table:table-cell>
          <table:table-cell table:style-name="ce16" table:formula="of:=IF(LEN(['Pacenotes List'.H7]) &gt; 0;IF(LEN(['Pacenotes List'.B7]) &gt; 0;['Pacenotes List'.B7] &amp; &quot;=&quot; &amp; ['Pacenotes List'.C7]);&quot;&quot;)" office:value-type="string" office:string-value="NARROWS=Enger">
            <text:p>NARROWS=Enger</text:p>
          </table:table-cell>
          <table:table-cell table:style-name="ce16" table:formula="of:=IF(LEN(['Pacenotes List'.H7]) &gt; 0;IF(LEN(['Pacenotes List'.B7]) &gt; 0;['Pacenotes List'.B7] &amp; &quot;=&quot; &amp; ['Pacenotes List'.D7]);&quot;&quot;)" office:value-type="string" office:string-value="NARROWS=Narrows">
            <text:p>NARROWS=Narrows</text:p>
          </table:table-cell>
          <table:table-cell table:number-columns-repeated="1020"/>
        </table:table-row>
        <table:table-row table:style-name="ro4">
          <table:table-cell table:formula="of:=IF (LEN(['Pacenotes List'.H8]) &gt; 0; ['Pacenotes List'.H8]; &quot;&quot;)" office:value-type="string" office:string-value="ADDITIONAL">
            <text:p>ADDITIONAL</text:p>
          </table:table-cell>
          <table:table-cell table:style-name="ce16" table:formula="of:=IF(LEN(['Pacenotes List'.H8]) &gt; 0;&quot;[PACENOTE::&quot; &amp; ['Pacenotes List'.B8] &amp; &quot;]&quot; &amp; CHAR(10) &amp; IF(LEN(['Pacenotes List'.A8]) &gt; 0;&quot;id=&quot; &amp; ['Pacenotes List'.A8] &amp; CHAR(10);&quot;&quot;) &amp; &quot;Sounds=1&quot; &amp; CHAR(10) &amp; &quot;Snd0=&quot; &amp; LOWER(['Pacenotes List'.B8]) &amp; &quot;.ogg&quot; &amp; CHAR(10) &amp; IF(LEN(['Pacenotes List'.F8]) &gt; 0; &quot;link=&quot; &amp; ['Pacenotes List'.F8] &amp; CHAR(10);&quot;&quot;) &amp; IF(LEN(['Pacenotes List'.G8])&gt;0;&quot;standard=&quot; &amp; ['Pacenotes List'.G8] &amp; CHAR(10);&quot;&quot;) &amp; &quot;column=&quot; &amp; ['Pacenotes List'.I8] &amp; CHAR(10);&quot;&quot;)" office:value-type="string" office:string-value="[PACENOTE::WIDEOUT]&#10;id=15&#10;Sounds=1&#10;Snd0=wideout.ogg&#10;column=1&#10;">
            <text:p>[PACENOTE::WIDEOUT]<text:line-break/>id=15<text:line-break/>Sounds=1<text:line-break/>Snd0=wideout.ogg<text:line-break/>column=1<text:line-break/></text:p>
          </table:table-cell>
          <table:table-cell table:style-name="ce16" table:formula="of:=IF(LEN(['Pacenotes List'.H8]) &gt; 0;IF(LEN(['Pacenotes List'.B8]) &gt; 0;['Pacenotes List'.B8] &amp; &quot;=&quot; &amp; ['Pacenotes List'.C8]);&quot;&quot;)" office:value-type="string" office:string-value="WIDEOUT=Breiter">
            <text:p>WIDEOUT=Breiter</text:p>
          </table:table-cell>
          <table:table-cell table:style-name="ce16" table:formula="of:=IF(LEN(['Pacenotes List'.H8]) &gt; 0;IF(LEN(['Pacenotes List'.B8]) &gt; 0;['Pacenotes List'.B8] &amp; &quot;=&quot; &amp; ['Pacenotes List'.D8]);&quot;&quot;)" office:value-type="string" office:string-value="WIDEOUT=Wideout">
            <text:p>WIDEOUT=Wideout</text:p>
          </table:table-cell>
          <table:table-cell table:number-columns-repeated="1020"/>
        </table:table-row>
        <table:table-row table:style-name="ro4">
          <table:table-cell table:formula="of:=IF (LEN(['Pacenotes List'.H9]) &gt; 0; ['Pacenotes List'.H9]; &quot;&quot;)" office:value-type="string" office:string-value="OBSTACLES">
            <text:p>OBSTACLES</text:p>
          </table:table-cell>
          <table:table-cell table:style-name="ce16" table:formula="of:=IF(LEN(['Pacenotes List'.H9]) &gt; 0;&quot;[PACENOTE::&quot; &amp; ['Pacenotes List'.B9] &amp; &quot;]&quot; &amp; CHAR(10) &amp; IF(LEN(['Pacenotes List'.A9]) &gt; 0;&quot;id=&quot; &amp; ['Pacenotes List'.A9] &amp; CHAR(10);&quot;&quot;) &amp; &quot;Sounds=1&quot; &amp; CHAR(10) &amp; &quot;Snd0=&quot; &amp; LOWER(['Pacenotes List'.B9]) &amp; &quot;.ogg&quot; &amp; CHAR(10) &amp; IF(LEN(['Pacenotes List'.F9]) &gt; 0; &quot;link=&quot; &amp; ['Pacenotes List'.F9] &amp; CHAR(10);&quot;&quot;) &amp; IF(LEN(['Pacenotes List'.G9])&gt;0;&quot;standard=&quot; &amp; ['Pacenotes List'.G9] &amp; CHAR(10);&quot;&quot;) &amp; &quot;column=&quot; &amp; ['Pacenotes List'.I9] &amp; CHAR(10);&quot;&quot;)" office:value-type="string" office:string-value="[PACENOTE::OVERCREST]&#10;id=16&#10;Sounds=1&#10;Snd0=overcrest.ogg&#10;link=INTO&#10;column=1&#10;">
            <text:p>[PACENOTE::OVERCREST]<text:line-break/>id=16<text:line-break/>Sounds=1<text:line-break/>Snd0=overcrest.ogg<text:line-break/>link=INTO<text:line-break/>column=1<text:line-break/></text:p>
          </table:table-cell>
          <table:table-cell table:style-name="ce16" table:formula="of:=IF(LEN(['Pacenotes List'.H9]) &gt; 0;IF(LEN(['Pacenotes List'.B9]) &gt; 0;['Pacenotes List'.B9] &amp; &quot;=&quot; &amp; ['Pacenotes List'.C9]);&quot;&quot;)" office:value-type="string" office:string-value="OVERCREST=Über Kuppe">
            <text:p>OVERCREST=Über Kuppe</text:p>
          </table:table-cell>
          <table:table-cell table:style-name="ce16" table:formula="of:=IF(LEN(['Pacenotes List'.H9]) &gt; 0;IF(LEN(['Pacenotes List'.B9]) &gt; 0;['Pacenotes List'.B9] &amp; &quot;=&quot; &amp; ['Pacenotes List'.D9]);&quot;&quot;)" office:value-type="string" office:string-value="OVERCREST=Over Crest">
            <text:p>OVERCREST=Over Crest</text:p>
          </table:table-cell>
          <table:table-cell table:number-columns-repeated="1020"/>
        </table:table-row>
        <table:table-row table:style-name="ro5">
          <table:table-cell table:formula="of:=IF (LEN(['Pacenotes List'.H10]) &gt; 0; ['Pacenotes List'.H10]; &quot;&quot;)" office:value-type="string" office:string-value="OBSTACLES">
            <text:p>OBSTACLES</text:p>
          </table:table-cell>
          <table:table-cell table:style-name="ce16" table:formula="of:=IF(LEN(['Pacenotes List'.H10]) &gt; 0;&quot;[PACENOTE::&quot; &amp; ['Pacenotes List'.B10] &amp; &quot;]&quot; &amp; CHAR(10) &amp; IF(LEN(['Pacenotes List'.A10]) &gt; 0;&quot;id=&quot; &amp; ['Pacenotes List'.A10] &amp; CHAR(10);&quot;&quot;) &amp; &quot;Sounds=1&quot; &amp; CHAR(10) &amp; &quot;Snd0=&quot; &amp; LOWER(['Pacenotes List'.B10]) &amp; &quot;.ogg&quot; &amp; CHAR(10) &amp; IF(LEN(['Pacenotes List'.F10]) &gt; 0; &quot;link=&quot; &amp; ['Pacenotes List'.F10] &amp; CHAR(10);&quot;&quot;) &amp; IF(LEN(['Pacenotes List'.G10])&gt;0;&quot;standard=&quot; &amp; ['Pacenotes List'.G10] &amp; CHAR(10);&quot;&quot;) &amp; &quot;column=&quot; &amp; ['Pacenotes List'.I10] &amp; CHAR(10);&quot;&quot;)" office:value-type="string" office:string-value="[PACENOTE::FORD]&#10;id=17&#10;Sounds=1&#10;Snd0=ford.ogg&#10;link=INTO&#10;column=0&#10;">
            <text:p>[PACENOTE::FORD]<text:line-break/>id=17<text:line-break/>Sounds=1<text:line-break/>Snd0=ford.ogg<text:line-break/>link=INTO<text:line-break/>column=0<text:line-break/></text:p>
          </table:table-cell>
          <table:table-cell table:style-name="ce16" table:formula="of:=IF(LEN(['Pacenotes List'.H10]) &gt; 0;IF(LEN(['Pacenotes List'.B10]) &gt; 0;['Pacenotes List'.B10] &amp; &quot;=&quot; &amp; ['Pacenotes List'.C10]);&quot;&quot;)" office:value-type="string" office:string-value="FORD=Furt">
            <text:p>FORD=Furt</text:p>
          </table:table-cell>
          <table:table-cell table:style-name="ce16" table:formula="of:=IF(LEN(['Pacenotes List'.H10]) &gt; 0;IF(LEN(['Pacenotes List'.B10]) &gt; 0;['Pacenotes List'.B10] &amp; &quot;=&quot; &amp; ['Pacenotes List'.D10]);&quot;&quot;)" office:value-type="string" office:string-value="FORD=Ford">
            <text:p>FORD=Ford</text:p>
          </table:table-cell>
          <table:table-cell table:number-columns-repeated="1020"/>
        </table:table-row>
        <table:table-row table:style-name="ro5">
          <table:table-cell table:formula="of:=IF (LEN(['Pacenotes List'.H11]) &gt; 0; ['Pacenotes List'.H11]; &quot;&quot;)" office:value-type="string" office:string-value="CAUTIONS">
            <text:p>CAUTIONS</text:p>
          </table:table-cell>
          <table:table-cell table:style-name="ce16" table:formula="of:=IF(LEN(['Pacenotes List'.H11]) &gt; 0;&quot;[PACENOTE::&quot; &amp; ['Pacenotes List'.B11] &amp; &quot;]&quot; &amp; CHAR(10) &amp; IF(LEN(['Pacenotes List'.A11]) &gt; 0;&quot;id=&quot; &amp; ['Pacenotes List'.A11] &amp; CHAR(10);&quot;&quot;) &amp; &quot;Sounds=1&quot; &amp; CHAR(10) &amp; &quot;Snd0=&quot; &amp; LOWER(['Pacenotes List'.B11]) &amp; &quot;.ogg&quot; &amp; CHAR(10) &amp; IF(LEN(['Pacenotes List'.F11]) &gt; 0; &quot;link=&quot; &amp; ['Pacenotes List'.F11] &amp; CHAR(10);&quot;&quot;) &amp; IF(LEN(['Pacenotes List'.G11])&gt;0;&quot;standard=&quot; &amp; ['Pacenotes List'.G11] &amp; CHAR(10);&quot;&quot;) &amp; &quot;column=&quot; &amp; ['Pacenotes List'.I11] &amp; CHAR(10);&quot;&quot;)" office:value-type="string" office:string-value="[PACENOTE::CARE]&#10;id=18&#10;Sounds=1&#10;Snd0=care.ogg&#10;link=INTO&#10;column=0&#10;">
            <text:p>[PACENOTE::CARE]<text:line-break/>id=18<text:line-break/>Sounds=1<text:line-break/>Snd0=care.ogg<text:line-break/>link=INTO<text:line-break/>column=0<text:line-break/></text:p>
          </table:table-cell>
          <table:table-cell table:style-name="ce16" table:formula="of:=IF(LEN(['Pacenotes List'.H11]) &gt; 0;IF(LEN(['Pacenotes List'.B11]) &gt; 0;['Pacenotes List'.B11] &amp; &quot;=&quot; &amp; ['Pacenotes List'.C11]);&quot;&quot;)" office:value-type="string" office:string-value="CARE=Vorsicht">
            <text:p>CARE=Vorsicht</text:p>
          </table:table-cell>
          <table:table-cell table:style-name="ce16" table:formula="of:=IF(LEN(['Pacenotes List'.H11]) &gt; 0;IF(LEN(['Pacenotes List'.B11]) &gt; 0;['Pacenotes List'.B11] &amp; &quot;=&quot; &amp; ['Pacenotes List'.D11]);&quot;&quot;)" office:value-type="string" office:string-value="CARE=Care">
            <text:p>CARE=Care</text:p>
          </table:table-cell>
          <table:table-cell table:number-columns-repeated="1020"/>
        </table:table-row>
        <table:table-row table:style-name="ro5">
          <table:table-cell table:formula="of:=IF (LEN(['Pacenotes List'.H12]) &gt; 0; ['Pacenotes List'.H12]; &quot;&quot;)" office:value-type="string" office:string-value="OBSTACLES">
            <text:p>OBSTACLES</text:p>
          </table:table-cell>
          <table:table-cell table:style-name="ce16" table:formula="of:=IF(LEN(['Pacenotes List'.H12]) &gt; 0;&quot;[PACENOTE::&quot; &amp; ['Pacenotes List'.B12] &amp; &quot;]&quot; &amp; CHAR(10) &amp; IF(LEN(['Pacenotes List'.A12]) &gt; 0;&quot;id=&quot; &amp; ['Pacenotes List'.A12] &amp; CHAR(10);&quot;&quot;) &amp; &quot;Sounds=1&quot; &amp; CHAR(10) &amp; &quot;Snd0=&quot; &amp; LOWER(['Pacenotes List'.B12]) &amp; &quot;.ogg&quot; &amp; CHAR(10) &amp; IF(LEN(['Pacenotes List'.F12]) &gt; 0; &quot;link=&quot; &amp; ['Pacenotes List'.F12] &amp; CHAR(10);&quot;&quot;) &amp; IF(LEN(['Pacenotes List'.G12])&gt;0;&quot;standard=&quot; &amp; ['Pacenotes List'.G12] &amp; CHAR(10);&quot;&quot;) &amp; &quot;column=&quot; &amp; ['Pacenotes List'.I12] &amp; CHAR(10);&quot;&quot;)" office:value-type="string" office:string-value="[PACENOTE::BUMP]&#10;id=19&#10;Sounds=1&#10;Snd0=bump.ogg&#10;link=INTO&#10;column=1&#10;">
            <text:p>[PACENOTE::BUMP]<text:line-break/>id=19<text:line-break/>Sounds=1<text:line-break/>Snd0=bump.ogg<text:line-break/>link=INTO<text:line-break/>column=1<text:line-break/></text:p>
          </table:table-cell>
          <table:table-cell table:style-name="ce16" table:formula="of:=IF(LEN(['Pacenotes List'.H12]) &gt; 0;IF(LEN(['Pacenotes List'.B12]) &gt; 0;['Pacenotes List'.B12] &amp; &quot;=&quot; &amp; ['Pacenotes List'.C12]);&quot;&quot;)" office:value-type="string" office:string-value="BUMP=Schlag">
            <text:p>BUMP=Schlag</text:p>
          </table:table-cell>
          <table:table-cell table:style-name="ce16" table:formula="of:=IF(LEN(['Pacenotes List'.H12]) &gt; 0;IF(LEN(['Pacenotes List'.B12]) &gt; 0;['Pacenotes List'.B12] &amp; &quot;=&quot; &amp; ['Pacenotes List'.D12]);&quot;&quot;)" office:value-type="string" office:string-value="BUMP=Bump">
            <text:p>BUMP=Bump</text:p>
          </table:table-cell>
          <table:table-cell table:number-columns-repeated="1020"/>
        </table:table-row>
        <table:table-row table:style-name="ro4">
          <table:table-cell table:formula="of:=IF (LEN(['Pacenotes List'.H13]) &gt; 0; ['Pacenotes List'.H13]; &quot;&quot;)" office:value-type="string" office:string-value="OBSTACLES">
            <text:p>OBSTACLES</text:p>
          </table:table-cell>
          <table:table-cell table:style-name="ce16" table:formula="of:=IF(LEN(['Pacenotes List'.H13]) &gt; 0;&quot;[PACENOTE::&quot; &amp; ['Pacenotes List'.B13] &amp; &quot;]&quot; &amp; CHAR(10) &amp; IF(LEN(['Pacenotes List'.A13]) &gt; 0;&quot;id=&quot; &amp; ['Pacenotes List'.A13] &amp; CHAR(10);&quot;&quot;) &amp; &quot;Sounds=1&quot; &amp; CHAR(10) &amp; &quot;Snd0=&quot; &amp; LOWER(['Pacenotes List'.B13]) &amp; &quot;.ogg&quot; &amp; CHAR(10) &amp; IF(LEN(['Pacenotes List'.F13]) &gt; 0; &quot;link=&quot; &amp; ['Pacenotes List'.F13] &amp; CHAR(10);&quot;&quot;) &amp; IF(LEN(['Pacenotes List'.G13])&gt;0;&quot;standard=&quot; &amp; ['Pacenotes List'.G13] &amp; CHAR(10);&quot;&quot;) &amp; &quot;column=&quot; &amp; ['Pacenotes List'.I13] &amp; CHAR(10);&quot;&quot;)" office:value-type="string" office:string-value="[PACENOTE::JUMP]&#10;id=20&#10;Sounds=1&#10;Snd0=jump.ogg&#10;link=INTO&#10;column=0&#10;">
            <text:p>[PACENOTE::JUMP]<text:line-break/>id=20<text:line-break/>Sounds=1<text:line-break/>Snd0=jump.ogg<text:line-break/>link=INTO<text:line-break/>column=0<text:line-break/></text:p>
          </table:table-cell>
          <table:table-cell table:style-name="ce16" table:formula="of:=IF(LEN(['Pacenotes List'.H13]) &gt; 0;IF(LEN(['Pacenotes List'.B13]) &gt; 0;['Pacenotes List'.B13] &amp; &quot;=&quot; &amp; ['Pacenotes List'.C13]);&quot;&quot;)" office:value-type="string" office:string-value="JUMP=Sprung">
            <text:p>JUMP=Sprung</text:p>
          </table:table-cell>
          <table:table-cell table:style-name="ce16" table:formula="of:=IF(LEN(['Pacenotes List'.H13]) &gt; 0;IF(LEN(['Pacenotes List'.B13]) &gt; 0;['Pacenotes List'.B13] &amp; &quot;=&quot; &amp; ['Pacenotes List'.D13]);&quot;&quot;)" office:value-type="string" office:string-value="JUMP=Jump">
            <text:p>JUMP=Jump</text:p>
          </table:table-cell>
          <table:table-cell table:number-columns-repeated="1020"/>
        </table:table-row>
        <table:table-row table:style-name="ro4">
          <table:table-cell table:formula="of:=IF (LEN(['Pacenotes List'.H14]) &gt; 0; ['Pacenotes List'.H14]; &quot;&quot;)">
            <text:p/>
          </table:table-cell>
          <table:table-cell table:style-name="ce16" table:formula="of:=IF(LEN(['Pacenotes List'.H14]) &gt; 0;&quot;[PACENOTE::&quot; &amp; ['Pacenotes List'.B14] &amp; &quot;]&quot; &amp; CHAR(10) &amp; IF(LEN(['Pacenotes List'.A14]) &gt; 0;&quot;id=&quot; &amp; ['Pacenotes List'.A14] &amp; CHAR(10);&quot;&quot;) &amp; &quot;Sounds=1&quot; &amp; CHAR(10) &amp; &quot;Snd0=&quot; &amp; LOWER(['Pacenotes List'.B14]) &amp; &quot;.ogg&quot; &amp; CHAR(10) &amp; IF(LEN(['Pacenotes List'.F14]) &gt; 0; &quot;link=&quot; &amp; ['Pacenotes List'.F14] &amp; CHAR(10);&quot;&quot;) &amp; IF(LEN(['Pacenotes List'.G14])&gt;0;&quot;standard=&quot; &amp; ['Pacenotes List'.G14] &amp; CHAR(10);&quot;&quot;) &amp; &quot;column=&quot; &amp; ['Pacenotes List'.I14] &amp; CHAR(10);&quot;&quot;)">
            <text:p/>
          </table:table-cell>
          <table:table-cell table:style-name="ce16" table:formula="of:=IF(LEN(['Pacenotes List'.H14]) &gt; 0;IF(LEN(['Pacenotes List'.B14]) &gt; 0;['Pacenotes List'.B14] &amp; &quot;=&quot; &amp; ['Pacenotes List'.C14]);&quot;&quot;)">
            <text:p/>
          </table:table-cell>
          <table:table-cell table:style-name="ce16" table:formula="of:=IF(LEN(['Pacenotes List'.H14]) &gt; 0;IF(LEN(['Pacenotes List'.B14]) &gt; 0;['Pacenotes List'.B14] &amp; &quot;=&quot; &amp; ['Pacenotes List'.D14]);&quot;&quot;)">
            <text:p/>
          </table:table-cell>
          <table:table-cell table:number-columns-repeated="1020"/>
        </table:table-row>
        <table:table-row table:style-name="ro5">
          <table:table-cell table:formula="of:=IF (LEN(['Pacenotes List'.H15]) &gt; 0; ['Pacenotes List'.H15]; &quot;&quot;)" office:value-type="string" office:string-value="LINKS">
            <text:p>LINKS</text:p>
          </table:table-cell>
          <table:table-cell table:style-name="ce16" table:formula="of:=IF(LEN(['Pacenotes List'.H15]) &gt; 0;&quot;[PACENOTE::&quot; &amp; ['Pacenotes List'.B15] &amp; &quot;]&quot; &amp; CHAR(10) &amp; IF(LEN(['Pacenotes List'.A15]) &gt; 0;&quot;id=&quot; &amp; ['Pacenotes List'.A15] &amp; CHAR(10);&quot;&quot;) &amp; &quot;Sounds=1&quot; &amp; CHAR(10) &amp; &quot;Snd0=&quot; &amp; LOWER(['Pacenotes List'.B15]) &amp; &quot;.ogg&quot; &amp; CHAR(10) &amp; IF(LEN(['Pacenotes List'.F15]) &gt; 0; &quot;link=&quot; &amp; ['Pacenotes List'.F15] &amp; CHAR(10);&quot;&quot;) &amp; IF(LEN(['Pacenotes List'.G15])&gt;0;&quot;standard=&quot; &amp; ['Pacenotes List'.G15] &amp; CHAR(10);&quot;&quot;) &amp; &quot;column=&quot; &amp; ['Pacenotes List'.I15] &amp; CHAR(10);&quot;&quot;)" office:value-type="string" office:string-value="[PACENOTE::FINISH]&#10;id=22&#10;Sounds=1&#10;Snd0=finish.ogg&#10;column=-1&#10;">
            <text:p>[PACENOTE::FINISH]<text:line-break/>id=22<text:line-break/>Sounds=1<text:line-break/>Snd0=finish.ogg<text:line-break/>column=-1<text:line-break/></text:p>
          </table:table-cell>
          <table:table-cell table:style-name="ce16" table:formula="of:=IF(LEN(['Pacenotes List'.H15]) &gt; 0;IF(LEN(['Pacenotes List'.B15]) &gt; 0;['Pacenotes List'.B15] &amp; &quot;=&quot; &amp; ['Pacenotes List'.C15]);&quot;&quot;)" office:value-type="string" office:string-value="FINISH=Ziel">
            <text:p>FINISH=Ziel</text:p>
          </table:table-cell>
          <table:table-cell table:style-name="ce16" table:formula="of:=IF(LEN(['Pacenotes List'.H15]) &gt; 0;IF(LEN(['Pacenotes List'.B15]) &gt; 0;['Pacenotes List'.B15] &amp; &quot;=&quot; &amp; ['Pacenotes List'.D15]);&quot;&quot;)" office:value-type="string" office:string-value="FINISH=Finish">
            <text:p>FINISH=Finish</text:p>
          </table:table-cell>
          <table:table-cell table:number-columns-repeated="1020"/>
        </table:table-row>
        <table:table-row table:style-name="ro4">
          <table:table-cell table:formula="of:=IF (LEN(['Pacenotes List'.H16]) &gt; 0; ['Pacenotes List'.H16]; &quot;&quot;)">
            <text:p/>
          </table:table-cell>
          <table:table-cell table:style-name="ce16" table:formula="of:=IF(LEN(['Pacenotes List'.H16]) &gt; 0;&quot;[PACENOTE::&quot; &amp; ['Pacenotes List'.B16] &amp; &quot;]&quot; &amp; CHAR(10) &amp; IF(LEN(['Pacenotes List'.A16]) &gt; 0;&quot;id=&quot; &amp; ['Pacenotes List'.A16] &amp; CHAR(10);&quot;&quot;) &amp; &quot;Sounds=1&quot; &amp; CHAR(10) &amp; &quot;Snd0=&quot; &amp; LOWER(['Pacenotes List'.B16]) &amp; &quot;.ogg&quot; &amp; CHAR(10) &amp; IF(LEN(['Pacenotes List'.F16]) &gt; 0; &quot;link=&quot; &amp; ['Pacenotes List'.F16] &amp; CHAR(10);&quot;&quot;) &amp; IF(LEN(['Pacenotes List'.G16])&gt;0;&quot;standard=&quot; &amp; ['Pacenotes List'.G16] &amp; CHAR(10);&quot;&quot;) &amp; &quot;column=&quot; &amp; ['Pacenotes List'.I16] &amp; CHAR(10);&quot;&quot;)">
            <text:p/>
          </table:table-cell>
          <table:table-cell table:style-name="ce16" table:formula="of:=IF(LEN(['Pacenotes List'.H16]) &gt; 0;IF(LEN(['Pacenotes List'.B16]) &gt; 0;['Pacenotes List'.B16] &amp; &quot;=&quot; &amp; ['Pacenotes List'.C16]);&quot;&quot;)">
            <text:p/>
          </table:table-cell>
          <table:table-cell table:style-name="ce16" table:formula="of:=IF(LEN(['Pacenotes List'.H16]) &gt; 0;IF(LEN(['Pacenotes List'.B16]) &gt; 0;['Pacenotes List'.B16] &amp; &quot;=&quot; &amp; ['Pacenotes List'.D16]);&quot;&quot;)">
            <text:p/>
          </table:table-cell>
          <table:table-cell table:number-columns-repeated="1020"/>
        </table:table-row>
        <table:table-row table:style-name="ro4">
          <table:table-cell table:formula="of:=IF (LEN(['Pacenotes List'.H17]) &gt; 0; ['Pacenotes List'.H17]; &quot;&quot;)">
            <text:p/>
          </table:table-cell>
          <table:table-cell table:style-name="ce16" table:formula="of:=IF(LEN(['Pacenotes List'.H17]) &gt; 0;&quot;[PACENOTE::&quot; &amp; ['Pacenotes List'.B17] &amp; &quot;]&quot; &amp; CHAR(10) &amp; IF(LEN(['Pacenotes List'.A17]) &gt; 0;&quot;id=&quot; &amp; ['Pacenotes List'.A17] &amp; CHAR(10);&quot;&quot;) &amp; &quot;Sounds=1&quot; &amp; CHAR(10) &amp; &quot;Snd0=&quot; &amp; LOWER(['Pacenotes List'.B17]) &amp; &quot;.ogg&quot; &amp; CHAR(10) &amp; IF(LEN(['Pacenotes List'.F17]) &gt; 0; &quot;link=&quot; &amp; ['Pacenotes List'.F17] &amp; CHAR(10);&quot;&quot;) &amp; IF(LEN(['Pacenotes List'.G17])&gt;0;&quot;standard=&quot; &amp; ['Pacenotes List'.G17] &amp; CHAR(10);&quot;&quot;) &amp; &quot;column=&quot; &amp; ['Pacenotes List'.I17] &amp; CHAR(10);&quot;&quot;)">
            <text:p/>
          </table:table-cell>
          <table:table-cell table:style-name="ce16" table:formula="of:=IF(LEN(['Pacenotes List'.H17]) &gt; 0;IF(LEN(['Pacenotes List'.B17]) &gt; 0;['Pacenotes List'.B17] &amp; &quot;=&quot; &amp; ['Pacenotes List'.C17]);&quot;&quot;)">
            <text:p/>
          </table:table-cell>
          <table:table-cell table:style-name="ce16" table:formula="of:=IF(LEN(['Pacenotes List'.H17]) &gt; 0;IF(LEN(['Pacenotes List'.B17]) &gt; 0;['Pacenotes List'.B17] &amp; &quot;=&quot; &amp; ['Pacenotes List'.D17]);&quot;&quot;)">
            <text:p/>
          </table:table-cell>
          <table:table-cell table:number-columns-repeated="1020"/>
        </table:table-row>
        <table:table-row table:style-name="ro4">
          <table:table-cell table:formula="of:=IF (LEN(['Pacenotes List'.H18]) &gt; 0; ['Pacenotes List'.H18]; &quot;&quot;)">
            <text:p/>
          </table:table-cell>
          <table:table-cell table:style-name="ce16" table:formula="of:=IF(LEN(['Pacenotes List'.H18]) &gt; 0;&quot;[PACENOTE::&quot; &amp; ['Pacenotes List'.B18] &amp; &quot;]&quot; &amp; CHAR(10) &amp; IF(LEN(['Pacenotes List'.A18]) &gt; 0;&quot;id=&quot; &amp; ['Pacenotes List'.A18] &amp; CHAR(10);&quot;&quot;) &amp; &quot;Sounds=1&quot; &amp; CHAR(10) &amp; &quot;Snd0=&quot; &amp; LOWER(['Pacenotes List'.B18]) &amp; &quot;.ogg&quot; &amp; CHAR(10) &amp; IF(LEN(['Pacenotes List'.F18]) &gt; 0; &quot;link=&quot; &amp; ['Pacenotes List'.F18] &amp; CHAR(10);&quot;&quot;) &amp; IF(LEN(['Pacenotes List'.G18])&gt;0;&quot;standard=&quot; &amp; ['Pacenotes List'.G18] &amp; CHAR(10);&quot;&quot;) &amp; &quot;column=&quot; &amp; ['Pacenotes List'.I18] &amp; CHAR(10);&quot;&quot;)">
            <text:p/>
          </table:table-cell>
          <table:table-cell table:style-name="ce16" table:formula="of:=IF(LEN(['Pacenotes List'.H18]) &gt; 0;IF(LEN(['Pacenotes List'.B18]) &gt; 0;['Pacenotes List'.B18] &amp; &quot;=&quot; &amp; ['Pacenotes List'.C18]);&quot;&quot;)">
            <text:p/>
          </table:table-cell>
          <table:table-cell table:style-name="ce16" table:formula="of:=IF(LEN(['Pacenotes List'.H18]) &gt; 0;IF(LEN(['Pacenotes List'.B18]) &gt; 0;['Pacenotes List'.B18] &amp; &quot;=&quot; &amp; ['Pacenotes List'.D18]);&quot;&quot;)">
            <text:p/>
          </table:table-cell>
          <table:table-cell table:number-columns-repeated="1020"/>
        </table:table-row>
        <table:table-row table:style-name="ro4">
          <table:table-cell table:formula="of:=IF (LEN(['Pacenotes List'.H19]) &gt; 0; ['Pacenotes List'.H19]; &quot;&quot;)">
            <text:p/>
          </table:table-cell>
          <table:table-cell table:style-name="ce16" table:formula="of:=IF(LEN(['Pacenotes List'.H19]) &gt; 0;&quot;[PACENOTE::&quot; &amp; ['Pacenotes List'.B19] &amp; &quot;]&quot; &amp; CHAR(10) &amp; IF(LEN(['Pacenotes List'.A19]) &gt; 0;&quot;id=&quot; &amp; ['Pacenotes List'.A19] &amp; CHAR(10);&quot;&quot;) &amp; &quot;Sounds=1&quot; &amp; CHAR(10) &amp; &quot;Snd0=&quot; &amp; LOWER(['Pacenotes List'.B19]) &amp; &quot;.ogg&quot; &amp; CHAR(10) &amp; IF(LEN(['Pacenotes List'.F19]) &gt; 0; &quot;link=&quot; &amp; ['Pacenotes List'.F19] &amp; CHAR(10);&quot;&quot;) &amp; IF(LEN(['Pacenotes List'.G19])&gt;0;&quot;standard=&quot; &amp; ['Pacenotes List'.G19] &amp; CHAR(10);&quot;&quot;) &amp; &quot;column=&quot; &amp; ['Pacenotes List'.I19] &amp; CHAR(10);&quot;&quot;)">
            <text:p/>
          </table:table-cell>
          <table:table-cell table:style-name="ce16" table:formula="of:=IF(LEN(['Pacenotes List'.H19]) &gt; 0;IF(LEN(['Pacenotes List'.B19]) &gt; 0;['Pacenotes List'.B19] &amp; &quot;=&quot; &amp; ['Pacenotes List'.C19]);&quot;&quot;)">
            <text:p/>
          </table:table-cell>
          <table:table-cell table:style-name="ce16" table:formula="of:=IF(LEN(['Pacenotes List'.H19]) &gt; 0;IF(LEN(['Pacenotes List'.B19]) &gt; 0;['Pacenotes List'.B19] &amp; &quot;=&quot; &amp; ['Pacenotes List'.D19]);&quot;&quot;)">
            <text:p/>
          </table:table-cell>
          <table:table-cell table:number-columns-repeated="1020"/>
        </table:table-row>
        <table:table-row table:style-name="ro4">
          <table:table-cell table:formula="of:=IF (LEN(['Pacenotes List'.H20]) &gt; 0; ['Pacenotes List'.H20]; &quot;&quot;)">
            <text:p/>
          </table:table-cell>
          <table:table-cell table:style-name="ce16" table:formula="of:=IF(LEN(['Pacenotes List'.H20]) &gt; 0;&quot;[PACENOTE::&quot; &amp; ['Pacenotes List'.B20] &amp; &quot;]&quot; &amp; CHAR(10) &amp; IF(LEN(['Pacenotes List'.A20]) &gt; 0;&quot;id=&quot; &amp; ['Pacenotes List'.A20] &amp; CHAR(10);&quot;&quot;) &amp; &quot;Sounds=1&quot; &amp; CHAR(10) &amp; &quot;Snd0=&quot; &amp; LOWER(['Pacenotes List'.B20]) &amp; &quot;.ogg&quot; &amp; CHAR(10) &amp; IF(LEN(['Pacenotes List'.F20]) &gt; 0; &quot;link=&quot; &amp; ['Pacenotes List'.F20] &amp; CHAR(10);&quot;&quot;) &amp; IF(LEN(['Pacenotes List'.G20])&gt;0;&quot;standard=&quot; &amp; ['Pacenotes List'.G20] &amp; CHAR(10);&quot;&quot;) &amp; &quot;column=&quot; &amp; ['Pacenotes List'.I20] &amp; CHAR(10);&quot;&quot;)">
            <text:p/>
          </table:table-cell>
          <table:table-cell table:style-name="ce16" table:formula="of:=IF(LEN(['Pacenotes List'.H20]) &gt; 0;IF(LEN(['Pacenotes List'.B20]) &gt; 0;['Pacenotes List'.B20] &amp; &quot;=&quot; &amp; ['Pacenotes List'.C20]);&quot;&quot;)">
            <text:p/>
          </table:table-cell>
          <table:table-cell table:style-name="ce16" table:formula="of:=IF(LEN(['Pacenotes List'.H20]) &gt; 0;IF(LEN(['Pacenotes List'.B20]) &gt; 0;['Pacenotes List'.B20] &amp; &quot;=&quot; &amp; ['Pacenotes List'.D20]);&quot;&quot;)">
            <text:p/>
          </table:table-cell>
          <table:table-cell table:number-columns-repeated="1020"/>
        </table:table-row>
        <table:table-row table:style-name="ro4">
          <table:table-cell table:formula="of:=IF (LEN(['Pacenotes List'.H21]) &gt; 0; ['Pacenotes List'.H21]; &quot;&quot;)" office:value-type="string" office:string-value="OBSTACLES">
            <text:p>OBSTACLES</text:p>
          </table:table-cell>
          <table:table-cell table:style-name="ce16" table:formula="of:=IF(LEN(['Pacenotes List'.H21]) &gt; 0;&quot;[PACENOTE::&quot; &amp; ['Pacenotes List'.B21] &amp; &quot;]&quot; &amp; CHAR(10) &amp; IF(LEN(['Pacenotes List'.A21]) &gt; 0;&quot;id=&quot; &amp; ['Pacenotes List'.A21] &amp; CHAR(10);&quot;&quot;) &amp; &quot;Sounds=1&quot; &amp; CHAR(10) &amp; &quot;Snd0=&quot; &amp; LOWER(['Pacenotes List'.B21]) &amp; &quot;.ogg&quot; &amp; CHAR(10) &amp; IF(LEN(['Pacenotes List'.F21]) &gt; 0; &quot;link=&quot; &amp; ['Pacenotes List'.F21] &amp; CHAR(10);&quot;&quot;) &amp; IF(LEN(['Pacenotes List'.G21])&gt;0;&quot;standard=&quot; &amp; ['Pacenotes List'.G21] &amp; CHAR(10);&quot;&quot;) &amp; &quot;column=&quot; &amp; ['Pacenotes List'.I21] &amp; CHAR(10);&quot;&quot;)" office:value-type="string" office:string-value="[PACENOTE::BRIDGE]&#10;id=27&#10;Sounds=1&#10;Snd0=bridge.ogg&#10;link=ONTO&#10;column=3&#10;">
            <text:p>[PACENOTE::BRIDGE]<text:line-break/>id=27<text:line-break/>Sounds=1<text:line-break/>Snd0=bridge.ogg<text:line-break/>link=ONTO<text:line-break/>column=3<text:line-break/></text:p>
          </table:table-cell>
          <table:table-cell table:style-name="ce16" table:formula="of:=IF(LEN(['Pacenotes List'.H21]) &gt; 0;IF(LEN(['Pacenotes List'.B21]) &gt; 0;['Pacenotes List'.B21] &amp; &quot;=&quot; &amp; ['Pacenotes List'.C21]);&quot;&quot;)" office:value-type="string" office:string-value="BRIDGE=Brücke">
            <text:p>BRIDGE=Brücke</text:p>
          </table:table-cell>
          <table:table-cell table:style-name="ce16" table:formula="of:=IF(LEN(['Pacenotes List'.H21]) &gt; 0;IF(LEN(['Pacenotes List'.B21]) &gt; 0;['Pacenotes List'.B21] &amp; &quot;=&quot; &amp; ['Pacenotes List'.D21]);&quot;&quot;)" office:value-type="string" office:string-value="BRIDGE=Bridge">
            <text:p>BRIDGE=Bridge</text:p>
          </table:table-cell>
          <table:table-cell table:number-columns-repeated="1020"/>
        </table:table-row>
        <table:table-row table:style-name="ro4">
          <table:table-cell table:formula="of:=IF (LEN(['Pacenotes List'.H22]) &gt; 0; ['Pacenotes List'.H22]; &quot;&quot;)" office:value-type="string" office:string-value="LINE">
            <text:p>LINE</text:p>
          </table:table-cell>
          <table:table-cell table:style-name="ce16" table:formula="of:=IF(LEN(['Pacenotes List'.H22]) &gt; 0;&quot;[PACENOTE::&quot; &amp; ['Pacenotes List'.B22] &amp; &quot;]&quot; &amp; CHAR(10) &amp; IF(LEN(['Pacenotes List'.A22]) &gt; 0;&quot;id=&quot; &amp; ['Pacenotes List'.A22] &amp; CHAR(10);&quot;&quot;) &amp; &quot;Sounds=1&quot; &amp; CHAR(10) &amp; &quot;Snd0=&quot; &amp; LOWER(['Pacenotes List'.B22]) &amp; &quot;.ogg&quot; &amp; CHAR(10) &amp; IF(LEN(['Pacenotes List'.F22]) &gt; 0; &quot;link=&quot; &amp; ['Pacenotes List'.F22] &amp; CHAR(10);&quot;&quot;) &amp; IF(LEN(['Pacenotes List'.G22])&gt;0;&quot;standard=&quot; &amp; ['Pacenotes List'.G22] &amp; CHAR(10);&quot;&quot;) &amp; &quot;column=&quot; &amp; ['Pacenotes List'.I22] &amp; CHAR(10);&quot;&quot;)" office:value-type="string" office:string-value="[PACENOTE::GOSTRAIGHT]&#10;id=28&#10;Sounds=1&#10;Snd0=gostraight.ogg&#10;link=INTO&#10;column=1&#10;">
            <text:p>[PACENOTE::GOSTRAIGHT]<text:line-break/>id=28<text:line-break/>Sounds=1<text:line-break/>Snd0=gostraight.ogg<text:line-break/>link=INTO<text:line-break/>column=1<text:line-break/></text:p>
          </table:table-cell>
          <table:table-cell table:style-name="ce16" table:formula="of:=IF(LEN(['Pacenotes List'.H22]) &gt; 0;IF(LEN(['Pacenotes List'.B22]) &gt; 0;['Pacenotes List'.B22] &amp; &quot;=&quot; &amp; ['Pacenotes List'.C22]);&quot;&quot;)" office:value-type="string" office:string-value="GOSTRAIGHT=Geradeaus">
            <text:p>GOSTRAIGHT=Geradeaus</text:p>
          </table:table-cell>
          <table:table-cell table:style-name="ce16" table:formula="of:=IF(LEN(['Pacenotes List'.H22]) &gt; 0;IF(LEN(['Pacenotes List'.B22]) &gt; 0;['Pacenotes List'.B22] &amp; &quot;=&quot; &amp; ['Pacenotes List'.D22]);&quot;&quot;)" office:value-type="string" office:string-value="GOSTRAIGHT=Go Straight">
            <text:p>GOSTRAIGHT=Go Straight</text:p>
          </table:table-cell>
          <table:table-cell table:number-columns-repeated="1020"/>
        </table:table-row>
        <table:table-row table:style-name="ro4">
          <table:table-cell table:formula="of:=IF (LEN(['Pacenotes List'.H23]) &gt; 0; ['Pacenotes List'.H23]; &quot;&quot;)" office:value-type="string" office:string-value="LINE">
            <text:p>LINE</text:p>
          </table:table-cell>
          <table:table-cell table:style-name="ce16" table:formula="of:=IF(LEN(['Pacenotes List'.H23]) &gt; 0;&quot;[PACENOTE::&quot; &amp; ['Pacenotes List'.B23] &amp; &quot;]&quot; &amp; CHAR(10) &amp; IF(LEN(['Pacenotes List'.A23]) &gt; 0;&quot;id=&quot; &amp; ['Pacenotes List'.A23] &amp; CHAR(10);&quot;&quot;) &amp; &quot;Sounds=1&quot; &amp; CHAR(10) &amp; &quot;Snd0=&quot; &amp; LOWER(['Pacenotes List'.B23]) &amp; &quot;.ogg&quot; &amp; CHAR(10) &amp; IF(LEN(['Pacenotes List'.F23]) &gt; 0; &quot;link=&quot; &amp; ['Pacenotes List'.F23] &amp; CHAR(10);&quot;&quot;) &amp; IF(LEN(['Pacenotes List'.G23])&gt;0;&quot;standard=&quot; &amp; ['Pacenotes List'.G23] &amp; CHAR(10);&quot;&quot;) &amp; &quot;column=&quot; &amp; ['Pacenotes List'.I23] &amp; CHAR(10);&quot;&quot;)" office:value-type="string" office:string-value="[PACENOTE::KEEPRIGHT]&#10;id=29&#10;Sounds=1&#10;Snd0=keepright.ogg&#10;column=2&#10;">
            <text:p>[PACENOTE::KEEPRIGHT]<text:line-break/>id=29<text:line-break/>Sounds=1<text:line-break/>Snd0=keepright.ogg<text:line-break/>column=2<text:line-break/></text:p>
          </table:table-cell>
          <table:table-cell table:style-name="ce16" table:formula="of:=IF(LEN(['Pacenotes List'.H23]) &gt; 0;IF(LEN(['Pacenotes List'.B23]) &gt; 0;['Pacenotes List'.B23] &amp; &quot;=&quot; &amp; ['Pacenotes List'.C23]);&quot;&quot;)" office:value-type="string" office:string-value="KEEPRIGHT=Rechts Halten">
            <text:p>KEEPRIGHT=Rechts Halten</text:p>
          </table:table-cell>
          <table:table-cell table:style-name="ce16" table:formula="of:=IF(LEN(['Pacenotes List'.H23]) &gt; 0;IF(LEN(['Pacenotes List'.B23]) &gt; 0;['Pacenotes List'.B23] &amp; &quot;=&quot; &amp; ['Pacenotes List'.D23]);&quot;&quot;)" office:value-type="string" office:string-value="KEEPRIGHT=Keep Right">
            <text:p>KEEPRIGHT=Keep Right</text:p>
          </table:table-cell>
          <table:table-cell table:number-columns-repeated="1020"/>
        </table:table-row>
        <table:table-row table:style-name="ro4">
          <table:table-cell table:formula="of:=IF (LEN(['Pacenotes List'.H24]) &gt; 0; ['Pacenotes List'.H24]; &quot;&quot;)" office:value-type="string" office:string-value="LINE">
            <text:p>LINE</text:p>
          </table:table-cell>
          <table:table-cell table:style-name="ce16" table:formula="of:=IF(LEN(['Pacenotes List'.H24]) &gt; 0;&quot;[PACENOTE::&quot; &amp; ['Pacenotes List'.B24] &amp; &quot;]&quot; &amp; CHAR(10) &amp; IF(LEN(['Pacenotes List'.A24]) &gt; 0;&quot;id=&quot; &amp; ['Pacenotes List'.A24] &amp; CHAR(10);&quot;&quot;) &amp; &quot;Sounds=1&quot; &amp; CHAR(10) &amp; &quot;Snd0=&quot; &amp; LOWER(['Pacenotes List'.B24]) &amp; &quot;.ogg&quot; &amp; CHAR(10) &amp; IF(LEN(['Pacenotes List'.F24]) &gt; 0; &quot;link=&quot; &amp; ['Pacenotes List'.F24] &amp; CHAR(10);&quot;&quot;) &amp; IF(LEN(['Pacenotes List'.G24])&gt;0;&quot;standard=&quot; &amp; ['Pacenotes List'.G24] &amp; CHAR(10);&quot;&quot;) &amp; &quot;column=&quot; &amp; ['Pacenotes List'.I24] &amp; CHAR(10);&quot;&quot;)" office:value-type="string" office:string-value="[PACENOTE::KEEPLEFT]&#10;id=30&#10;Sounds=1&#10;Snd0=keepleft.ogg&#10;column=0&#10;">
            <text:p>[PACENOTE::KEEPLEFT]<text:line-break/>id=30<text:line-break/>Sounds=1<text:line-break/>Snd0=keepleft.ogg<text:line-break/>column=0<text:line-break/></text:p>
          </table:table-cell>
          <table:table-cell table:style-name="ce16" table:formula="of:=IF(LEN(['Pacenotes List'.H24]) &gt; 0;IF(LEN(['Pacenotes List'.B24]) &gt; 0;['Pacenotes List'.B24] &amp; &quot;=&quot; &amp; ['Pacenotes List'.C24]);&quot;&quot;)" office:value-type="string" office:string-value="KEEPLEFT=Links Halten">
            <text:p>KEEPLEFT=Links Halten</text:p>
          </table:table-cell>
          <table:table-cell table:style-name="ce16" table:formula="of:=IF(LEN(['Pacenotes List'.H24]) &gt; 0;IF(LEN(['Pacenotes List'.B24]) &gt; 0;['Pacenotes List'.B24] &amp; &quot;=&quot; &amp; ['Pacenotes List'.D24]);&quot;&quot;)" office:value-type="string" office:string-value="KEEPLEFT=Keep Left">
            <text:p>KEEPLEFT=Keep Left</text:p>
          </table:table-cell>
          <table:table-cell table:number-columns-repeated="1020"/>
        </table:table-row>
        <table:table-row table:style-name="ro4">
          <table:table-cell table:formula="of:=IF (LEN(['Pacenotes List'.H25]) &gt; 0; ['Pacenotes List'.H25]; &quot;&quot;)" office:value-type="string" office:string-value="LINE">
            <text:p>LINE</text:p>
          </table:table-cell>
          <table:table-cell table:style-name="ce16" table:formula="of:=IF(LEN(['Pacenotes List'.H25]) &gt; 0;&quot;[PACENOTE::&quot; &amp; ['Pacenotes List'.B25] &amp; &quot;]&quot; &amp; CHAR(10) &amp; IF(LEN(['Pacenotes List'.A25]) &gt; 0;&quot;id=&quot; &amp; ['Pacenotes List'.A25] &amp; CHAR(10);&quot;&quot;) &amp; &quot;Sounds=1&quot; &amp; CHAR(10) &amp; &quot;Snd0=&quot; &amp; LOWER(['Pacenotes List'.B25]) &amp; &quot;.ogg&quot; &amp; CHAR(10) &amp; IF(LEN(['Pacenotes List'.F25]) &gt; 0; &quot;link=&quot; &amp; ['Pacenotes List'.F25] &amp; CHAR(10);&quot;&quot;) &amp; IF(LEN(['Pacenotes List'.G25])&gt;0;&quot;standard=&quot; &amp; ['Pacenotes List'.G25] &amp; CHAR(10);&quot;&quot;) &amp; &quot;column=&quot; &amp; ['Pacenotes List'.I25] &amp; CHAR(10);&quot;&quot;)" office:value-type="string" office:string-value="[PACENOTE::KEEPMIDDLE]&#10;id=31&#10;Sounds=1&#10;Snd0=keepmiddle.ogg&#10;column=1&#10;">
            <text:p>[PACENOTE::KEEPMIDDLE]<text:line-break/>id=31<text:line-break/>Sounds=1<text:line-break/>Snd0=keepmiddle.ogg<text:line-break/>column=1<text:line-break/></text:p>
          </table:table-cell>
          <table:table-cell table:style-name="ce16" table:formula="of:=IF(LEN(['Pacenotes List'.H25]) &gt; 0;IF(LEN(['Pacenotes List'.B25]) &gt; 0;['Pacenotes List'.B25] &amp; &quot;=&quot; &amp; ['Pacenotes List'.C25]);&quot;&quot;)" office:value-type="string" office:string-value="KEEPMIDDLE=Mittig Halten">
            <text:p>KEEPMIDDLE=Mittig Halten</text:p>
          </table:table-cell>
          <table:table-cell table:style-name="ce16" table:formula="of:=IF(LEN(['Pacenotes List'.H25]) &gt; 0;IF(LEN(['Pacenotes List'.B25]) &gt; 0;['Pacenotes List'.B25] &amp; &quot;=&quot; &amp; ['Pacenotes List'.D25]);&quot;&quot;)" office:value-type="string" office:string-value="KEEPMIDDLE=Keep Middle">
            <text:p>KEEPMIDDLE=Keep Middle</text:p>
          </table:table-cell>
          <table:table-cell table:number-columns-repeated="1020"/>
        </table:table-row>
        <table:table-row table:style-name="ro4">
          <table:table-cell table:formula="of:=IF (LEN(['Pacenotes List'.H26]) &gt; 0; ['Pacenotes List'.H26]; &quot;&quot;)" office:value-type="string" office:string-value="CAUTIONS">
            <text:p>CAUTIONS</text:p>
          </table:table-cell>
          <table:table-cell table:style-name="ce16" table:formula="of:=IF(LEN(['Pacenotes List'.H26]) &gt; 0;&quot;[PACENOTE::&quot; &amp; ['Pacenotes List'.B26] &amp; &quot;]&quot; &amp; CHAR(10) &amp; IF(LEN(['Pacenotes List'.A26]) &gt; 0;&quot;id=&quot; &amp; ['Pacenotes List'.A26] &amp; CHAR(10);&quot;&quot;) &amp; &quot;Sounds=1&quot; &amp; CHAR(10) &amp; &quot;Snd0=&quot; &amp; LOWER(['Pacenotes List'.B26]) &amp; &quot;.ogg&quot; &amp; CHAR(10) &amp; IF(LEN(['Pacenotes List'.F26]) &gt; 0; &quot;link=&quot; &amp; ['Pacenotes List'.F26] &amp; CHAR(10);&quot;&quot;) &amp; IF(LEN(['Pacenotes List'.G26])&gt;0;&quot;standard=&quot; &amp; ['Pacenotes List'.G26] &amp; CHAR(10);&quot;&quot;) &amp; &quot;column=&quot; &amp; ['Pacenotes List'.I26] &amp; CHAR(10);&quot;&quot;)" office:value-type="string" office:string-value="[PACENOTE::CAUTION]&#10;id=32&#10;Sounds=1&#10;Snd0=caution.ogg&#10;link=INTO&#10;column=1&#10;">
            <text:p>[PACENOTE::CAUTION]<text:line-break/>id=32<text:line-break/>Sounds=1<text:line-break/>Snd0=caution.ogg<text:line-break/>link=INTO<text:line-break/>column=1<text:line-break/></text:p>
          </table:table-cell>
          <table:table-cell table:style-name="ce16" table:formula="of:=IF(LEN(['Pacenotes List'.H26]) &gt; 0;IF(LEN(['Pacenotes List'.B26]) &gt; 0;['Pacenotes List'.B26] &amp; &quot;=&quot; &amp; ['Pacenotes List'.C26]);&quot;&quot;)" office:value-type="string" office:string-value="CAUTION=Achtung">
            <text:p>CAUTION=Achtung</text:p>
          </table:table-cell>
          <table:table-cell table:style-name="ce16" table:formula="of:=IF(LEN(['Pacenotes List'.H26]) &gt; 0;IF(LEN(['Pacenotes List'.B26]) &gt; 0;['Pacenotes List'.B26] &amp; &quot;=&quot; &amp; ['Pacenotes List'.D26]);&quot;&quot;)" office:value-type="string" office:string-value="CAUTION=Caution">
            <text:p>CAUTION=Caution</text:p>
          </table:table-cell>
          <table:table-cell table:number-columns-repeated="1020"/>
        </table:table-row>
        <table:table-row table:style-name="ro4">
          <table:table-cell table:formula="of:=IF (LEN(['Pacenotes List'.H27]) &gt; 0; ['Pacenotes List'.H27]; &quot;&quot;)">
            <text:p/>
          </table:table-cell>
          <table:table-cell table:style-name="ce16" table:formula="of:=IF(LEN(['Pacenotes List'.H27]) &gt; 0;&quot;[PACENOTE::&quot; &amp; ['Pacenotes List'.B27] &amp; &quot;]&quot; &amp; CHAR(10) &amp; IF(LEN(['Pacenotes List'.A27]) &gt; 0;&quot;id=&quot; &amp; ['Pacenotes List'.A27] &amp; CHAR(10);&quot;&quot;) &amp; &quot;Sounds=1&quot; &amp; CHAR(10) &amp; &quot;Snd0=&quot; &amp; LOWER(['Pacenotes List'.B27]) &amp; &quot;.ogg&quot; &amp; CHAR(10) &amp; IF(LEN(['Pacenotes List'.F27]) &gt; 0; &quot;link=&quot; &amp; ['Pacenotes List'.F27] &amp; CHAR(10);&quot;&quot;) &amp; IF(LEN(['Pacenotes List'.G27])&gt;0;&quot;standard=&quot; &amp; ['Pacenotes List'.G27] &amp; CHAR(10);&quot;&quot;) &amp; &quot;column=&quot; &amp; ['Pacenotes List'.I27] &amp; CHAR(10);&quot;&quot;)">
            <text:p/>
          </table:table-cell>
          <table:table-cell table:style-name="ce16" table:formula="of:=IF(LEN(['Pacenotes List'.H27]) &gt; 0;IF(LEN(['Pacenotes List'.B27]) &gt; 0;['Pacenotes List'.B27] &amp; &quot;=&quot; &amp; ['Pacenotes List'.C27]);&quot;&quot;)">
            <text:p/>
          </table:table-cell>
          <table:table-cell table:style-name="ce16" table:formula="of:=IF(LEN(['Pacenotes List'.H27]) &gt; 0;IF(LEN(['Pacenotes List'.B27]) &gt; 0;['Pacenotes List'.B27] &amp; &quot;=&quot; &amp; ['Pacenotes List'.D27]);&quot;&quot;)">
            <text:p/>
          </table:table-cell>
          <table:table-cell table:number-columns-repeated="1020"/>
        </table:table-row>
        <table:table-row table:style-name="ro4">
          <table:table-cell table:formula="of:=IF (LEN(['Pacenotes List'.H28]) &gt; 0; ['Pacenotes List'.H28]; &quot;&quot;)" office:value-type="string" office:string-value="LINKS">
            <text:p>LINKS</text:p>
          </table:table-cell>
          <table:table-cell table:style-name="ce16" table:formula="of:=IF(LEN(['Pacenotes List'.H28]) &gt; 0;&quot;[PACENOTE::&quot; &amp; ['Pacenotes List'.B28] &amp; &quot;]&quot; &amp; CHAR(10) &amp; IF(LEN(['Pacenotes List'.A28]) &gt; 0;&quot;id=&quot; &amp; ['Pacenotes List'.A28] &amp; CHAR(10);&quot;&quot;) &amp; &quot;Sounds=1&quot; &amp; CHAR(10) &amp; &quot;Snd0=&quot; &amp; LOWER(['Pacenotes List'.B28]) &amp; &quot;.ogg&quot; &amp; CHAR(10) &amp; IF(LEN(['Pacenotes List'.F28]) &gt; 0; &quot;link=&quot; &amp; ['Pacenotes List'.F28] &amp; CHAR(10);&quot;&quot;) &amp; IF(LEN(['Pacenotes List'.G28])&gt;0;&quot;standard=&quot; &amp; ['Pacenotes List'.G28] &amp; CHAR(10);&quot;&quot;) &amp; &quot;column=&quot; &amp; ['Pacenotes List'.I28] &amp; CHAR(10);&quot;&quot;)" office:value-type="string" office:string-value="[PACENOTE::ONTO]&#10;Sounds=1&#10;Snd0=onto.ogg&#10;column=2&#10;">
            <text:p>[PACENOTE::ONTO]<text:line-break/>Sounds=1<text:line-break/>Snd0=onto.ogg<text:line-break/>column=2<text:line-break/></text:p>
          </table:table-cell>
          <table:table-cell table:style-name="ce16" table:formula="of:=IF(LEN(['Pacenotes List'.H28]) &gt; 0;IF(LEN(['Pacenotes List'.B28]) &gt; 0;['Pacenotes List'.B28] &amp; &quot;=&quot; &amp; ['Pacenotes List'.C28]);&quot;&quot;)" office:value-type="string" office:string-value="ONTO=Auf">
            <text:p>ONTO=Auf</text:p>
          </table:table-cell>
          <table:table-cell table:style-name="ce16" table:formula="of:=IF(LEN(['Pacenotes List'.H28]) &gt; 0;IF(LEN(['Pacenotes List'.B28]) &gt; 0;['Pacenotes List'.B28] &amp; &quot;=&quot; &amp; ['Pacenotes List'.D28]);&quot;&quot;)" office:value-type="string" office:string-value="ONTO=Onto">
            <text:p>ONTO=Onto</text:p>
          </table:table-cell>
          <table:table-cell table:number-columns-repeated="1020"/>
        </table:table-row>
        <table:table-row table:style-name="ro4">
          <table:table-cell table:formula="of:=IF (LEN(['Pacenotes List'.H29]) &gt; 0; ['Pacenotes List'.H29]; &quot;&quot;)" office:value-type="string" office:string-value="LINKS">
            <text:p>LINKS</text:p>
          </table:table-cell>
          <table:table-cell table:style-name="ce16" table:formula="of:=IF(LEN(['Pacenotes List'.H29]) &gt; 0;&quot;[PACENOTE::&quot; &amp; ['Pacenotes List'.B29] &amp; &quot;]&quot; &amp; CHAR(10) &amp; IF(LEN(['Pacenotes List'.A29]) &gt; 0;&quot;id=&quot; &amp; ['Pacenotes List'.A29] &amp; CHAR(10);&quot;&quot;) &amp; &quot;Sounds=1&quot; &amp; CHAR(10) &amp; &quot;Snd0=&quot; &amp; LOWER(['Pacenotes List'.B29]) &amp; &quot;.ogg&quot; &amp; CHAR(10) &amp; IF(LEN(['Pacenotes List'.F29]) &gt; 0; &quot;link=&quot; &amp; ['Pacenotes List'.F29] &amp; CHAR(10);&quot;&quot;) &amp; IF(LEN(['Pacenotes List'.G29])&gt;0;&quot;standard=&quot; &amp; ['Pacenotes List'.G29] &amp; CHAR(10);&quot;&quot;) &amp; &quot;column=&quot; &amp; ['Pacenotes List'.I29] &amp; CHAR(10);&quot;&quot;)" office:value-type="string" office:string-value="[PACENOTE::INTO]&#10;Sounds=1&#10;Snd0=into.ogg&#10;column=1&#10;">
            <text:p>[PACENOTE::INTO]<text:line-break/>Sounds=1<text:line-break/>Snd0=into.ogg<text:line-break/>column=1<text:line-break/></text:p>
          </table:table-cell>
          <table:table-cell table:style-name="ce16" table:formula="of:=IF(LEN(['Pacenotes List'.H29]) &gt; 0;IF(LEN(['Pacenotes List'.B29]) &gt; 0;['Pacenotes List'.B29] &amp; &quot;=&quot; &amp; ['Pacenotes List'.C29]);&quot;&quot;)" office:value-type="string" office:string-value="INTO=In">
            <text:p>INTO=In</text:p>
          </table:table-cell>
          <table:table-cell table:style-name="ce16" table:formula="of:=IF(LEN(['Pacenotes List'.H29]) &gt; 0;IF(LEN(['Pacenotes List'.B29]) &gt; 0;['Pacenotes List'.B29] &amp; &quot;=&quot; &amp; ['Pacenotes List'.D29]);&quot;&quot;)" office:value-type="string" office:string-value="INTO=Into">
            <text:p>INTO=Into</text:p>
          </table:table-cell>
          <table:table-cell table:number-columns-repeated="1020"/>
        </table:table-row>
        <table:table-row table:style-name="ro4">
          <table:table-cell table:formula="of:=IF (LEN(['Pacenotes List'.H30]) &gt; 0; ['Pacenotes List'.H30]; &quot;&quot;)" office:value-type="string" office:string-value="LINKS">
            <text:p>LINKS</text:p>
          </table:table-cell>
          <table:table-cell table:style-name="ce16" table:formula="of:=IF(LEN(['Pacenotes List'.H30]) &gt; 0;&quot;[PACENOTE::&quot; &amp; ['Pacenotes List'.B30] &amp; &quot;]&quot; &amp; CHAR(10) &amp; IF(LEN(['Pacenotes List'.A30]) &gt; 0;&quot;id=&quot; &amp; ['Pacenotes List'.A30] &amp; CHAR(10);&quot;&quot;) &amp; &quot;Sounds=1&quot; &amp; CHAR(10) &amp; &quot;Snd0=&quot; &amp; LOWER(['Pacenotes List'.B30]) &amp; &quot;.ogg&quot; &amp; CHAR(10) &amp; IF(LEN(['Pacenotes List'.F30]) &gt; 0; &quot;link=&quot; &amp; ['Pacenotes List'.F30] &amp; CHAR(10);&quot;&quot;) &amp; IF(LEN(['Pacenotes List'.G30])&gt;0;&quot;standard=&quot; &amp; ['Pacenotes List'.G30] &amp; CHAR(10);&quot;&quot;) &amp; &quot;column=&quot; &amp; ['Pacenotes List'.I30] &amp; CHAR(10);&quot;&quot;)" office:value-type="string" office:string-value="[PACENOTE::AND]&#10;Sounds=1&#10;Snd0=and.ogg&#10;column=0&#10;">
            <text:p>[PACENOTE::AND]<text:line-break/>Sounds=1<text:line-break/>Snd0=and.ogg<text:line-break/>column=0<text:line-break/></text:p>
          </table:table-cell>
          <table:table-cell table:style-name="ce16" table:formula="of:=IF(LEN(['Pacenotes List'.H30]) &gt; 0;IF(LEN(['Pacenotes List'.B30]) &gt; 0;['Pacenotes List'.B30] &amp; &quot;=&quot; &amp; ['Pacenotes List'.C30]);&quot;&quot;)" office:value-type="string" office:string-value="AND=Und">
            <text:p>AND=Und</text:p>
          </table:table-cell>
          <table:table-cell table:style-name="ce16" table:formula="of:=IF(LEN(['Pacenotes List'.H30]) &gt; 0;IF(LEN(['Pacenotes List'.B30]) &gt; 0;['Pacenotes List'.B30] &amp; &quot;=&quot; &amp; ['Pacenotes List'.D30]);&quot;&quot;)" office:value-type="string" office:string-value="AND=And">
            <text:p>AND=And</text:p>
          </table:table-cell>
          <table:table-cell table:number-columns-repeated="1020"/>
        </table:table-row>
        <table:table-row table:style-name="ro4">
          <table:table-cell table:formula="of:=IF (LEN(['Pacenotes List'.H31]) &gt; 0; ['Pacenotes List'.H31]; &quot;&quot;)" office:value-type="string" office:string-value="LINKS">
            <text:p>LINKS</text:p>
          </table:table-cell>
          <table:table-cell table:style-name="ce16" table:formula="of:=IF(LEN(['Pacenotes List'.H31]) &gt; 0;&quot;[PACENOTE::&quot; &amp; ['Pacenotes List'.B31] &amp; &quot;]&quot; &amp; CHAR(10) &amp; IF(LEN(['Pacenotes List'.A31]) &gt; 0;&quot;id=&quot; &amp; ['Pacenotes List'.A31] &amp; CHAR(10);&quot;&quot;) &amp; &quot;Sounds=1&quot; &amp; CHAR(10) &amp; &quot;Snd0=&quot; &amp; LOWER(['Pacenotes List'.B31]) &amp; &quot;.ogg&quot; &amp; CHAR(10) &amp; IF(LEN(['Pacenotes List'.F31]) &gt; 0; &quot;link=&quot; &amp; ['Pacenotes List'.F31] &amp; CHAR(10);&quot;&quot;) &amp; IF(LEN(['Pacenotes List'.G31])&gt;0;&quot;standard=&quot; &amp; ['Pacenotes List'.G31] &amp; CHAR(10);&quot;&quot;) &amp; &quot;column=&quot; &amp; ['Pacenotes List'.I31] &amp; CHAR(10);&quot;&quot;)" office:value-type="string" office:string-value="[PACENOTE::PLACE_HOLDER]&#10;Sounds=1&#10;Snd0=place_holder.ogg&#10;column=1&#10;">
            <text:p>[PACENOTE::PLACE_HOLDER]<text:line-break/>Sounds=1<text:line-break/>Snd0=place_holder.ogg<text:line-break/>column=1<text:line-break/></text:p>
          </table:table-cell>
          <table:table-cell table:style-name="ce16" table:formula="of:=IF(LEN(['Pacenotes List'.H31]) &gt; 0;IF(LEN(['Pacenotes List'.B31]) &gt; 0;['Pacenotes List'.B31] &amp; &quot;=&quot; &amp; ['Pacenotes List'.C31]);&quot;&quot;)" office:value-type="string" office:string-value="PLACE_HOLDER=Platzhalter">
            <text:p>PLACE_HOLDER=Platzhalter</text:p>
          </table:table-cell>
          <table:table-cell table:style-name="ce16" table:formula="of:=IF(LEN(['Pacenotes List'.H31]) &gt; 0;IF(LEN(['Pacenotes List'.B31]) &gt; 0;['Pacenotes List'.B31] &amp; &quot;=&quot; &amp; ['Pacenotes List'.D31]);&quot;&quot;)" office:value-type="string" office:string-value="PLACE_HOLDER=Placeholder">
            <text:p>PLACE_HOLDER=Placeholder</text:p>
          </table:table-cell>
          <table:table-cell table:number-columns-repeated="1020"/>
        </table:table-row>
        <table:table-row table:style-name="ro4">
          <table:table-cell table:formula="of:=IF (LEN(['Pacenotes List'.H32]) &gt; 0; ['Pacenotes List'.H32]; &quot;&quot;)" office:value-type="string" office:string-value="LINKS">
            <text:p>LINKS</text:p>
          </table:table-cell>
          <table:table-cell table:style-name="ce16" table:formula="of:=IF(LEN(['Pacenotes List'.H32]) &gt; 0;&quot;[PACENOTE::&quot; &amp; ['Pacenotes List'.B32] &amp; &quot;]&quot; &amp; CHAR(10) &amp; IF(LEN(['Pacenotes List'.A32]) &gt; 0;&quot;id=&quot; &amp; ['Pacenotes List'.A32] &amp; CHAR(10);&quot;&quot;) &amp; &quot;Sounds=1&quot; &amp; CHAR(10) &amp; &quot;Snd0=&quot; &amp; LOWER(['Pacenotes List'.B32]) &amp; &quot;.ogg&quot; &amp; CHAR(10) &amp; IF(LEN(['Pacenotes List'.F32]) &gt; 0; &quot;link=&quot; &amp; ['Pacenotes List'.F32] &amp; CHAR(10);&quot;&quot;) &amp; IF(LEN(['Pacenotes List'.G32])&gt;0;&quot;standard=&quot; &amp; ['Pacenotes List'.G32] &amp; CHAR(10);&quot;&quot;) &amp; &quot;column=&quot; &amp; ['Pacenotes List'.I32] &amp; CHAR(10);&quot;&quot;)" office:value-type="string" office:string-value="[PACENOTE::CALLOUT_TIME]&#10;Sounds=1&#10;Snd0=callout_time.ogg&#10;column=0&#10;">
            <text:p>[PACENOTE::CALLOUT_TIME]<text:line-break/>Sounds=1<text:line-break/>Snd0=callout_time.ogg<text:line-break/>column=0<text:line-break/></text:p>
          </table:table-cell>
          <table:table-cell table:style-name="ce16" table:formula="of:=IF(LEN(['Pacenotes List'.H32]) &gt; 0;IF(LEN(['Pacenotes List'.B32]) &gt; 0;['Pacenotes List'.B32] &amp; &quot;=&quot; &amp; ['Pacenotes List'.C32]);&quot;&quot;)" office:value-type="string" office:string-value="CALLOUT_TIME=Ansagezeit">
            <text:p>CALLOUT_TIME=Ansagezeit</text:p>
          </table:table-cell>
          <table:table-cell table:style-name="ce16" table:formula="of:=IF(LEN(['Pacenotes List'.H32]) &gt; 0;IF(LEN(['Pacenotes List'.B32]) &gt; 0;['Pacenotes List'.B32] &amp; &quot;=&quot; &amp; ['Pacenotes List'.D32]);&quot;&quot;)" office:value-type="string" office:string-value="CALLOUT_TIME=Callout Time">
            <text:p>CALLOUT_TIME=Callout Time</text:p>
          </table:table-cell>
          <table:table-cell table:number-columns-repeated="1020"/>
        </table:table-row>
        <table:table-row table:style-name="ro4">
          <table:table-cell table:formula="of:=IF (LEN(['Pacenotes List'.H33]) &gt; 0; ['Pacenotes List'.H33]; &quot;&quot;)" office:value-type="string" office:string-value="LINKS">
            <text:p>LINKS</text:p>
          </table:table-cell>
          <table:table-cell table:style-name="ce16" table:formula="of:=IF(LEN(['Pacenotes List'.H33]) &gt; 0;&quot;[PACENOTE::&quot; &amp; ['Pacenotes List'.B33] &amp; &quot;]&quot; &amp; CHAR(10) &amp; IF(LEN(['Pacenotes List'.A33]) &gt; 0;&quot;id=&quot; &amp; ['Pacenotes List'.A33] &amp; CHAR(10);&quot;&quot;) &amp; &quot;Sounds=1&quot; &amp; CHAR(10) &amp; &quot;Snd0=&quot; &amp; LOWER(['Pacenotes List'.B33]) &amp; &quot;.ogg&quot; &amp; CHAR(10) &amp; IF(LEN(['Pacenotes List'.F33]) &gt; 0; &quot;link=&quot; &amp; ['Pacenotes List'.F33] &amp; CHAR(10);&quot;&quot;) &amp; IF(LEN(['Pacenotes List'.G33])&gt;0;&quot;standard=&quot; &amp; ['Pacenotes List'.G33] &amp; CHAR(10);&quot;&quot;) &amp; &quot;column=&quot; &amp; ['Pacenotes List'.I33] &amp; CHAR(10);&quot;&quot;)" office:value-type="string" office:string-value="[PACENOTE::CALLOUT_DISTANCE]&#10;Sounds=1&#10;Snd0=callout_distance.ogg&#10;column=1&#10;">
            <text:p>[PACENOTE::CALLOUT_DISTANCE]<text:line-break/>Sounds=1<text:line-break/>Snd0=callout_distance.ogg<text:line-break/>column=1<text:line-break/></text:p>
          </table:table-cell>
          <table:table-cell table:style-name="ce16" table:formula="of:=IF(LEN(['Pacenotes List'.H33]) &gt; 0;IF(LEN(['Pacenotes List'.B33]) &gt; 0;['Pacenotes List'.B33] &amp; &quot;=&quot; &amp; ['Pacenotes List'.C33]);&quot;&quot;)" office:value-type="string" office:string-value="CALLOUT_DISTANCE=Ansageentfernung">
            <text:p>CALLOUT_DISTANCE=Ansageentfernung</text:p>
          </table:table-cell>
          <table:table-cell table:style-name="ce16" table:formula="of:=IF(LEN(['Pacenotes List'.H33]) &gt; 0;IF(LEN(['Pacenotes List'.B33]) &gt; 0;['Pacenotes List'.B33] &amp; &quot;=&quot; &amp; ['Pacenotes List'.D33]);&quot;&quot;)" office:value-type="string" office:string-value="CALLOUT_DISTANCE=Callout Distance">
            <text:p>CALLOUT_DISTANCE=Callout Distance</text:p>
          </table:table-cell>
          <table:table-cell table:number-columns-repeated="1020"/>
        </table:table-row>
        <table:table-row table:style-name="ro4">
          <table:table-cell table:formula="of:=IF (LEN(['Pacenotes List'.H34]) &gt; 0; ['Pacenotes List'.H34]; &quot;&quot;)" office:value-type="string" office:string-value="MODIFIER">
            <text:p>MODIFIER</text:p>
          </table:table-cell>
          <table:table-cell table:style-name="ce16" table:formula="of:=IF(LEN(['Pacenotes List'.H34]) &gt; 0;&quot;[PACENOTE::&quot; &amp; ['Pacenotes List'.B34] &amp; &quot;]&quot; &amp; CHAR(10) &amp; IF(LEN(['Pacenotes List'.A34]) &gt; 0;&quot;id=&quot; &amp; ['Pacenotes List'.A34] &amp; CHAR(10);&quot;&quot;) &amp; &quot;Sounds=1&quot; &amp; CHAR(10) &amp; &quot;Snd0=&quot; &amp; LOWER(['Pacenotes List'.B34]) &amp; &quot;.ogg&quot; &amp; CHAR(10) &amp; IF(LEN(['Pacenotes List'.F34]) &gt; 0; &quot;link=&quot; &amp; ['Pacenotes List'.F34] &amp; CHAR(10);&quot;&quot;) &amp; IF(LEN(['Pacenotes List'.G34])&gt;0;&quot;standard=&quot; &amp; ['Pacenotes List'.G34] &amp; CHAR(10);&quot;&quot;) &amp; &quot;column=&quot; &amp; ['Pacenotes List'.I34] &amp; CHAR(10);&quot;&quot;)" office:value-type="string" office:string-value="[PACENOTE::SOUND_FILE]&#10;Sounds=1&#10;Snd0=sound_file.ogg&#10;column=0&#10;">
            <text:p>[PACENOTE::SOUND_FILE]<text:line-break/>Sounds=1<text:line-break/>Snd0=sound_file.ogg<text:line-break/>column=0<text:line-break/></text:p>
          </table:table-cell>
          <table:table-cell table:style-name="ce16" table:formula="of:=IF(LEN(['Pacenotes List'.H34]) &gt; 0;IF(LEN(['Pacenotes List'.B34]) &gt; 0;['Pacenotes List'.B34] &amp; &quot;=&quot; &amp; ['Pacenotes List'.C34]);&quot;&quot;)" office:value-type="string" office:string-value="SOUND_FILE=Sound Datei">
            <text:p>SOUND_FILE=Sound Datei</text:p>
          </table:table-cell>
          <table:table-cell table:style-name="ce16" table:formula="of:=IF(LEN(['Pacenotes List'.H34]) &gt; 0;IF(LEN(['Pacenotes List'.B34]) &gt; 0;['Pacenotes List'.B34] &amp; &quot;=&quot; &amp; ['Pacenotes List'.D34]);&quot;&quot;)" office:value-type="string" office:string-value="SOUND_FILE=Sound File">
            <text:p>SOUND_FILE=Sound File</text:p>
          </table:table-cell>
          <table:table-cell table:number-columns-repeated="1020"/>
        </table:table-row>
        <table:table-row table:style-name="ro4">
          <table:table-cell table:formula="of:=IF (LEN(['Pacenotes List'.H35]) &gt; 0; ['Pacenotes List'.H35]; &quot;&quot;)" office:value-type="string" office:string-value="MODIFIER">
            <text:p>MODIFIER</text:p>
          </table:table-cell>
          <table:table-cell table:style-name="ce16" table:formula="of:=IF(LEN(['Pacenotes List'.H35]) &gt; 0;&quot;[PACENOTE::&quot; &amp; ['Pacenotes List'.B35] &amp; &quot;]&quot; &amp; CHAR(10) &amp; IF(LEN(['Pacenotes List'.A35]) &gt; 0;&quot;id=&quot; &amp; ['Pacenotes List'.A35] &amp; CHAR(10);&quot;&quot;) &amp; &quot;Sounds=1&quot; &amp; CHAR(10) &amp; &quot;Snd0=&quot; &amp; LOWER(['Pacenotes List'.B35]) &amp; &quot;.ogg&quot; &amp; CHAR(10) &amp; IF(LEN(['Pacenotes List'.F35]) &gt; 0; &quot;link=&quot; &amp; ['Pacenotes List'.F35] &amp; CHAR(10);&quot;&quot;) &amp; IF(LEN(['Pacenotes List'.G35])&gt;0;&quot;standard=&quot; &amp; ['Pacenotes List'.G35] &amp; CHAR(10);&quot;&quot;) &amp; &quot;column=&quot; &amp; ['Pacenotes List'.I35] &amp; CHAR(10);&quot;&quot;)" office:value-type="string" office:string-value="[PACENOTE::STANDARD_CALL]&#10;Sounds=1&#10;Snd0=standard_call.ogg&#10;column=1&#10;">
            <text:p>[PACENOTE::STANDARD_CALL]<text:line-break/>Sounds=1<text:line-break/>Snd0=standard_call.ogg<text:line-break/>column=1<text:line-break/></text:p>
          </table:table-cell>
          <table:table-cell table:style-name="ce16" table:formula="of:=IF(LEN(['Pacenotes List'.H35]) &gt; 0;IF(LEN(['Pacenotes List'.B35]) &gt; 0;['Pacenotes List'.B35] &amp; &quot;=&quot; &amp; ['Pacenotes List'.C35]);&quot;&quot;)" office:value-type="string" office:string-value="STANDARD_CALL=Standardansage">
            <text:p>STANDARD_CALL=Standardansage</text:p>
          </table:table-cell>
          <table:table-cell table:style-name="ce16" table:formula="of:=IF(LEN(['Pacenotes List'.H35]) &gt; 0;IF(LEN(['Pacenotes List'.B35]) &gt; 0;['Pacenotes List'.B35] &amp; &quot;=&quot; &amp; ['Pacenotes List'.D35]);&quot;&quot;)" office:value-type="string" office:string-value="STANDARD_CALL=Standard Call">
            <text:p>STANDARD_CALL=Standard Call</text:p>
          </table:table-cell>
          <table:table-cell table:number-columns-repeated="1020"/>
        </table:table-row>
        <table:table-row table:style-name="ro4">
          <table:table-cell table:formula="of:=IF (LEN(['Pacenotes List'.H36]) &gt; 0; ['Pacenotes List'.H36]; &quot;&quot;)" office:value-type="string" office:string-value="LINKS">
            <text:p>LINKS</text:p>
          </table:table-cell>
          <table:table-cell table:style-name="ce16" table:formula="of:=IF(LEN(['Pacenotes List'.H36]) &gt; 0;&quot;[PACENOTE::&quot; &amp; ['Pacenotes List'.B36] &amp; &quot;]&quot; &amp; CHAR(10) &amp; IF(LEN(['Pacenotes List'.A36]) &gt; 0;&quot;id=&quot; &amp; ['Pacenotes List'.A36] &amp; CHAR(10);&quot;&quot;) &amp; &quot;Sounds=1&quot; &amp; CHAR(10) &amp; &quot;Snd0=&quot; &amp; LOWER(['Pacenotes List'.B36]) &amp; &quot;.ogg&quot; &amp; CHAR(10) &amp; IF(LEN(['Pacenotes List'.F36]) &gt; 0; &quot;link=&quot; &amp; ['Pacenotes List'.F36] &amp; CHAR(10);&quot;&quot;) &amp; IF(LEN(['Pacenotes List'.G36])&gt;0;&quot;standard=&quot; &amp; ['Pacenotes List'.G36] &amp; CHAR(10);&quot;&quot;) &amp; &quot;column=&quot; &amp; ['Pacenotes List'.I36] &amp; CHAR(10);&quot;&quot;)" office:value-type="string" office:string-value="[PACENOTE::SOUND_INDEX]&#10;Sounds=1&#10;Snd0=sound_index.ogg&#10;column=0&#10;">
            <text:p>[PACENOTE::SOUND_INDEX]<text:line-break/>Sounds=1<text:line-break/>Snd0=sound_index.ogg<text:line-break/>column=0<text:line-break/></text:p>
          </table:table-cell>
          <table:table-cell table:style-name="ce16" table:formula="of:=IF(LEN(['Pacenotes List'.H36]) &gt; 0;IF(LEN(['Pacenotes List'.B36]) &gt; 0;['Pacenotes List'.B36] &amp; &quot;=&quot; &amp; ['Pacenotes List'.C36]);&quot;&quot;)" office:value-type="string" office:string-value="SOUND_INDEX=Sound Index">
            <text:p>SOUND_INDEX=Sound Index</text:p>
          </table:table-cell>
          <table:table-cell table:style-name="ce16" table:formula="of:=IF(LEN(['Pacenotes List'.H36]) &gt; 0;IF(LEN(['Pacenotes List'.B36]) &gt; 0;['Pacenotes List'.B36] &amp; &quot;=&quot; &amp; ['Pacenotes List'.D36]);&quot;&quot;)" office:value-type="string" office:string-value="SOUND_INDEX=Sound Index">
            <text:p>SOUND_INDEX=Sound Index</text:p>
          </table:table-cell>
          <table:table-cell table:number-columns-repeated="1020"/>
        </table:table-row>
        <table:table-row table:style-name="ro4">
          <table:table-cell table:formula="of:=IF (LEN(['Pacenotes List'.H37]) &gt; 0; ['Pacenotes List'.H37]; &quot;&quot;)" office:value-type="string" office:string-value="LINKS">
            <text:p>LINKS</text:p>
          </table:table-cell>
          <table:table-cell table:style-name="ce16" table:formula="of:=IF(LEN(['Pacenotes List'.H37]) &gt; 0;&quot;[PACENOTE::&quot; &amp; ['Pacenotes List'.B37] &amp; &quot;]&quot; &amp; CHAR(10) &amp; IF(LEN(['Pacenotes List'.A37]) &gt; 0;&quot;id=&quot; &amp; ['Pacenotes List'.A37] &amp; CHAR(10);&quot;&quot;) &amp; &quot;Sounds=1&quot; &amp; CHAR(10) &amp; &quot;Snd0=&quot; &amp; LOWER(['Pacenotes List'.B37]) &amp; &quot;.ogg&quot; &amp; CHAR(10) &amp; IF(LEN(['Pacenotes List'.F37]) &gt; 0; &quot;link=&quot; &amp; ['Pacenotes List'.F37] &amp; CHAR(10);&quot;&quot;) &amp; IF(LEN(['Pacenotes List'.G37])&gt;0;&quot;standard=&quot; &amp; ['Pacenotes List'.G37] &amp; CHAR(10);&quot;&quot;) &amp; &quot;column=&quot; &amp; ['Pacenotes List'.I37] &amp; CHAR(10);&quot;&quot;)" office:value-type="string" office:string-value="[PACENOTE::EMPTY_CALL]&#10;Sounds=1&#10;Snd0=empty_call.ogg&#10;column=1&#10;">
            <text:p>[PACENOTE::EMPTY_CALL]<text:line-break/>Sounds=1<text:line-break/>Snd0=empty_call.ogg<text:line-break/>column=1<text:line-break/></text:p>
          </table:table-cell>
          <table:table-cell table:style-name="ce16" table:formula="of:=IF(LEN(['Pacenotes List'.H37]) &gt; 0;IF(LEN(['Pacenotes List'.B37]) &gt; 0;['Pacenotes List'.B37] &amp; &quot;=&quot; &amp; ['Pacenotes List'.C37]);&quot;&quot;)" office:value-type="string" office:string-value="EMPTY_CALL=Leere Ansage">
            <text:p>EMPTY_CALL=Leere Ansage</text:p>
          </table:table-cell>
          <table:table-cell table:style-name="ce16" table:formula="of:=IF(LEN(['Pacenotes List'.H37]) &gt; 0;IF(LEN(['Pacenotes List'.B37]) &gt; 0;['Pacenotes List'.B37] &amp; &quot;=&quot; &amp; ['Pacenotes List'.D37]);&quot;&quot;)" office:value-type="string" office:string-value="EMPTY_CALL=Empty Call">
            <text:p>EMPTY_CALL=Empty Call</text:p>
          </table:table-cell>
          <table:table-cell table:number-columns-repeated="1020"/>
        </table:table-row>
        <table:table-row table:style-name="ro4">
          <table:table-cell table:formula="of:=IF (LEN(['Pacenotes List'.H38]) &gt; 0; ['Pacenotes List'.H38]; &quot;&quot;)" office:value-type="string" office:string-value="LINKS">
            <text:p>LINKS</text:p>
          </table:table-cell>
          <table:table-cell table:style-name="ce16" table:formula="of:=IF(LEN(['Pacenotes List'.H38]) &gt; 0;&quot;[PACENOTE::&quot; &amp; ['Pacenotes List'.B38] &amp; &quot;]&quot; &amp; CHAR(10) &amp; IF(LEN(['Pacenotes List'.A38]) &gt; 0;&quot;id=&quot; &amp; ['Pacenotes List'.A38] &amp; CHAR(10);&quot;&quot;) &amp; &quot;Sounds=1&quot; &amp; CHAR(10) &amp; &quot;Snd0=&quot; &amp; LOWER(['Pacenotes List'.B38]) &amp; &quot;.ogg&quot; &amp; CHAR(10) &amp; IF(LEN(['Pacenotes List'.F38]) &gt; 0; &quot;link=&quot; &amp; ['Pacenotes List'.F38] &amp; CHAR(10);&quot;&quot;) &amp; IF(LEN(['Pacenotes List'.G38])&gt;0;&quot;standard=&quot; &amp; ['Pacenotes List'.G38] &amp; CHAR(10);&quot;&quot;) &amp; &quot;column=&quot; &amp; ['Pacenotes List'.I38] &amp; CHAR(10);&quot;&quot;)" office:value-type="string" office:string-value="[PACENOTE::CALLOUT_ADJUST]&#10;Sounds=1&#10;Snd0=callout_adjust.ogg&#10;column=2&#10;">
            <text:p>[PACENOTE::CALLOUT_ADJUST]<text:line-break/>Sounds=1<text:line-break/>Snd0=callout_adjust.ogg<text:line-break/>column=2<text:line-break/></text:p>
          </table:table-cell>
          <table:table-cell table:style-name="ce16" table:formula="of:=IF(LEN(['Pacenotes List'.H38]) &gt; 0;IF(LEN(['Pacenotes List'.B38]) &gt; 0;['Pacenotes List'.B38] &amp; &quot;=&quot; &amp; ['Pacenotes List'.C38]);&quot;&quot;)" office:value-type="string" office:string-value="CALLOUT_ADJUST=Ansageberichtigung">
            <text:p>CALLOUT_ADJUST=Ansageberichtigung</text:p>
          </table:table-cell>
          <table:table-cell table:style-name="ce16" table:formula="of:=IF(LEN(['Pacenotes List'.H38]) &gt; 0;IF(LEN(['Pacenotes List'.B38]) &gt; 0;['Pacenotes List'.B38] &amp; &quot;=&quot; &amp; ['Pacenotes List'.D38]);&quot;&quot;)" office:value-type="string" office:string-value="CALLOUT_ADJUST=Callout Adjust">
            <text:p>CALLOUT_ADJUST=Callout Adjust</text:p>
          </table:table-cell>
          <table:table-cell table:number-columns-repeated="1020"/>
        </table:table-row>
        <table:table-row table:style-name="ro4">
          <table:table-cell table:formula="of:=IF (LEN(['Pacenotes List'.H39]) &gt; 0; ['Pacenotes List'.H39]; &quot;&quot;)">
            <text:p/>
          </table:table-cell>
          <table:table-cell table:style-name="ce16" table:formula="of:=IF(LEN(['Pacenotes List'.H39]) &gt; 0;&quot;[PACENOTE::&quot; &amp; ['Pacenotes List'.B39] &amp; &quot;]&quot; &amp; CHAR(10) &amp; IF(LEN(['Pacenotes List'.A39]) &gt; 0;&quot;id=&quot; &amp; ['Pacenotes List'.A39] &amp; CHAR(10);&quot;&quot;) &amp; &quot;Sounds=1&quot; &amp; CHAR(10) &amp; &quot;Snd0=&quot; &amp; LOWER(['Pacenotes List'.B39]) &amp; &quot;.ogg&quot; &amp; CHAR(10) &amp; IF(LEN(['Pacenotes List'.F39]) &gt; 0; &quot;link=&quot; &amp; ['Pacenotes List'.F39] &amp; CHAR(10);&quot;&quot;) &amp; IF(LEN(['Pacenotes List'.G39])&gt;0;&quot;standard=&quot; &amp; ['Pacenotes List'.G39] &amp; CHAR(10);&quot;&quot;) &amp; &quot;column=&quot; &amp; ['Pacenotes List'.I39] &amp; CHAR(10);&quot;&quot;)">
            <text:p/>
          </table:table-cell>
          <table:table-cell table:style-name="ce16" table:formula="of:=IF(LEN(['Pacenotes List'.H39]) &gt; 0;IF(LEN(['Pacenotes List'.B39]) &gt; 0;['Pacenotes List'.B39] &amp; &quot;=&quot; &amp; ['Pacenotes List'.C39]);&quot;&quot;)">
            <text:p/>
          </table:table-cell>
          <table:table-cell table:style-name="ce16" table:formula="of:=IF(LEN(['Pacenotes List'.H39]) &gt; 0;IF(LEN(['Pacenotes List'.B39]) &gt; 0;['Pacenotes List'.B39] &amp; &quot;=&quot; &amp; ['Pacenotes List'.D39]);&quot;&quot;)">
            <text:p/>
          </table:table-cell>
          <table:table-cell table:number-columns-repeated="1020"/>
        </table:table-row>
        <table:table-row table:style-name="ro4">
          <table:table-cell table:formula="of:=IF (LEN(['Pacenotes List'.H40]) &gt; 0; ['Pacenotes List'.H40]; &quot;&quot;)" office:value-type="string" office:string-value="OBSTACLES">
            <text:p>OBSTACLES</text:p>
          </table:table-cell>
          <table:table-cell table:style-name="ce16" table:formula="of:=IF(LEN(['Pacenotes List'.H40]) &gt; 0;&quot;[PACENOTE::&quot; &amp; ['Pacenotes List'.B40] &amp; &quot;]&quot; &amp; CHAR(10) &amp; IF(LEN(['Pacenotes List'.A40]) &gt; 0;&quot;id=&quot; &amp; ['Pacenotes List'.A40] &amp; CHAR(10);&quot;&quot;) &amp; &quot;Sounds=1&quot; &amp; CHAR(10) &amp; &quot;Snd0=&quot; &amp; LOWER(['Pacenotes List'.B40]) &amp; &quot;.ogg&quot; &amp; CHAR(10) &amp; IF(LEN(['Pacenotes List'.F40]) &gt; 0; &quot;link=&quot; &amp; ['Pacenotes List'.F40] &amp; CHAR(10);&quot;&quot;) &amp; IF(LEN(['Pacenotes List'.G40])&gt;0;&quot;standard=&quot; &amp; ['Pacenotes List'.G40] &amp; CHAR(10);&quot;&quot;) &amp; &quot;column=&quot; &amp; ['Pacenotes List'.I40] &amp; CHAR(10);&quot;&quot;)" office:value-type="string" office:string-value="[PACENOTE::OVER_BRIDGE]&#10;id=200&#10;Sounds=1&#10;Snd0=over_bridge.ogg&#10;link=INTO&#10;column=0&#10;">
            <text:p>[PACENOTE::OVER_BRIDGE]<text:line-break/>id=200<text:line-break/>Sounds=1<text:line-break/>Snd0=over_bridge.ogg<text:line-break/>link=INTO<text:line-break/>column=0<text:line-break/></text:p>
          </table:table-cell>
          <table:table-cell table:style-name="ce16" table:formula="of:=IF(LEN(['Pacenotes List'.H40]) &gt; 0;IF(LEN(['Pacenotes List'.B40]) &gt; 0;['Pacenotes List'.B40] &amp; &quot;=&quot; &amp; ['Pacenotes List'.C40]);&quot;&quot;)" office:value-type="string" office:string-value="OVER_BRIDGE=Über Brücke">
            <text:p>OVER_BRIDGE=Über Brücke</text:p>
          </table:table-cell>
          <table:table-cell table:style-name="ce16" table:formula="of:=IF(LEN(['Pacenotes List'.H40]) &gt; 0;IF(LEN(['Pacenotes List'.B40]) &gt; 0;['Pacenotes List'.B40] &amp; &quot;=&quot; &amp; ['Pacenotes List'.D40]);&quot;&quot;)" office:value-type="string" office:string-value="OVER_BRIDGE=Over Bridge">
            <text:p>OVER_BRIDGE=Over Bridge</text:p>
          </table:table-cell>
          <table:table-cell table:number-columns-repeated="1020"/>
        </table:table-row>
        <table:table-row table:style-name="ro4">
          <table:table-cell table:formula="of:=IF (LEN(['Pacenotes List'.H41]) &gt; 0; ['Pacenotes List'.H41]; &quot;&quot;)" office:value-type="string" office:string-value="OBSTACLES">
            <text:p>OBSTACLES</text:p>
          </table:table-cell>
          <table:table-cell table:style-name="ce16" table:formula="of:=IF(LEN(['Pacenotes List'.H41]) &gt; 0;&quot;[PACENOTE::&quot; &amp; ['Pacenotes List'.B41] &amp; &quot;]&quot; &amp; CHAR(10) &amp; IF(LEN(['Pacenotes List'.A41]) &gt; 0;&quot;id=&quot; &amp; ['Pacenotes List'.A41] &amp; CHAR(10);&quot;&quot;) &amp; &quot;Sounds=1&quot; &amp; CHAR(10) &amp; &quot;Snd0=&quot; &amp; LOWER(['Pacenotes List'.B41]) &amp; &quot;.ogg&quot; &amp; CHAR(10) &amp; IF(LEN(['Pacenotes List'.F41]) &gt; 0; &quot;link=&quot; &amp; ['Pacenotes List'.F41] &amp; CHAR(10);&quot;&quot;) &amp; IF(LEN(['Pacenotes List'.G41])&gt;0;&quot;standard=&quot; &amp; ['Pacenotes List'.G41] &amp; CHAR(10);&quot;&quot;) &amp; &quot;column=&quot; &amp; ['Pacenotes List'.I41] &amp; CHAR(10);&quot;&quot;)" office:value-type="string" office:string-value="[PACENOTE::OVER_RAILS]&#10;id=201&#10;Sounds=1&#10;Snd0=over_rails.ogg&#10;link=INTO&#10;column=1&#10;">
            <text:p>[PACENOTE::OVER_RAILS]<text:line-break/>id=201<text:line-break/>Sounds=1<text:line-break/>Snd0=over_rails.ogg<text:line-break/>link=INTO<text:line-break/>column=1<text:line-break/></text:p>
          </table:table-cell>
          <table:table-cell table:style-name="ce16" table:formula="of:=IF(LEN(['Pacenotes List'.H41]) &gt; 0;IF(LEN(['Pacenotes List'.B41]) &gt; 0;['Pacenotes List'.B41] &amp; &quot;=&quot; &amp; ['Pacenotes List'.C41]);&quot;&quot;)" office:value-type="string" office:string-value="OVER_RAILS=Über Schienen">
            <text:p>OVER_RAILS=Über Schienen</text:p>
          </table:table-cell>
          <table:table-cell table:style-name="ce16" table:formula="of:=IF(LEN(['Pacenotes List'.H41]) &gt; 0;IF(LEN(['Pacenotes List'.B41]) &gt; 0;['Pacenotes List'.B41] &amp; &quot;=&quot; &amp; ['Pacenotes List'.D41]);&quot;&quot;)" office:value-type="string" office:string-value="OVER_RAILS=Over Rails">
            <text:p>OVER_RAILS=Over Rails</text:p>
          </table:table-cell>
          <table:table-cell table:number-columns-repeated="1020"/>
        </table:table-row>
        <table:table-row table:style-name="ro6">
          <table:table-cell table:formula="of:=IF (LEN(['Pacenotes List'.H42]) &gt; 0; ['Pacenotes List'.H42]; &quot;&quot;)" office:value-type="string" office:string-value="OBSTACLES">
            <text:p>OBSTACLES</text:p>
          </table:table-cell>
          <table:table-cell table:style-name="ce16" table:formula="of:=IF(LEN(['Pacenotes List'.H42]) &gt; 0;&quot;[PACENOTE::&quot; &amp; ['Pacenotes List'.B42] &amp; &quot;]&quot; &amp; CHAR(10) &amp; IF(LEN(['Pacenotes List'.A42]) &gt; 0;&quot;id=&quot; &amp; ['Pacenotes List'.A42] &amp; CHAR(10);&quot;&quot;) &amp; &quot;Sounds=1&quot; &amp; CHAR(10) &amp; &quot;Snd0=&quot; &amp; LOWER(['Pacenotes List'.B42]) &amp; &quot;.ogg&quot; &amp; CHAR(10) &amp; IF(LEN(['Pacenotes List'.F42]) &gt; 0; &quot;link=&quot; &amp; ['Pacenotes List'.F42] &amp; CHAR(10);&quot;&quot;) &amp; IF(LEN(['Pacenotes List'.G42])&gt;0;&quot;standard=&quot; &amp; ['Pacenotes List'.G42] &amp; CHAR(10);&quot;&quot;) &amp; &quot;column=&quot; &amp; ['Pacenotes List'.I42] &amp; CHAR(10);&quot;&quot;)" office:value-type="string" office:string-value="[PACENOTE::OVER_RAILWAY]&#10;id=202&#10;Sounds=1&#10;Snd0=over_railway.ogg&#10;link=INTO&#10;column=2&#10;">
            <text:p>[PACENOTE::OVER_RAILWAY]<text:line-break/>id=202<text:line-break/>Sounds=1<text:line-break/>Snd0=over_railway.ogg<text:line-break/>link=INTO<text:line-break/>column=2<text:line-break/></text:p>
          </table:table-cell>
          <table:table-cell table:style-name="ce16" table:formula="of:=IF(LEN(['Pacenotes List'.H42]) &gt; 0;IF(LEN(['Pacenotes List'.B42]) &gt; 0;['Pacenotes List'.B42] &amp; &quot;=&quot; &amp; ['Pacenotes List'.C42]);&quot;&quot;)" office:value-type="string" office:string-value="OVER_RAILWAY=Über Schienenstrang">
            <text:p>OVER_RAILWAY=Über Schienenstrang</text:p>
          </table:table-cell>
          <table:table-cell table:style-name="ce16" table:formula="of:=IF(LEN(['Pacenotes List'.H42]) &gt; 0;IF(LEN(['Pacenotes List'.B42]) &gt; 0;['Pacenotes List'.B42] &amp; &quot;=&quot; &amp; ['Pacenotes List'.D42]);&quot;&quot;)" office:value-type="string" office:string-value="OVER_RAILWAY=Over Railway">
            <text:p>OVER_RAILWAY=Over Railway</text:p>
          </table:table-cell>
          <table:table-cell table:number-columns-repeated="1020"/>
        </table:table-row>
        <table:table-row table:style-name="ro6">
          <table:table-cell table:formula="of:=IF (LEN(['Pacenotes List'.H43]) &gt; 0; ['Pacenotes List'.H43]; &quot;&quot;)">
            <text:p/>
          </table:table-cell>
          <table:table-cell table:style-name="ce16" table:formula="of:=IF(LEN(['Pacenotes List'.H43]) &gt; 0;&quot;[PACENOTE::&quot; &amp; ['Pacenotes List'.B43] &amp; &quot;]&quot; &amp; CHAR(10) &amp; IF(LEN(['Pacenotes List'.A43]) &gt; 0;&quot;id=&quot; &amp; ['Pacenotes List'.A43] &amp; CHAR(10);&quot;&quot;) &amp; &quot;Sounds=1&quot; &amp; CHAR(10) &amp; &quot;Snd0=&quot; &amp; LOWER(['Pacenotes List'.B43]) &amp; &quot;.ogg&quot; &amp; CHAR(10) &amp; IF(LEN(['Pacenotes List'.F43]) &gt; 0; &quot;link=&quot; &amp; ['Pacenotes List'.F43] &amp; CHAR(10);&quot;&quot;) &amp; IF(LEN(['Pacenotes List'.G43])&gt;0;&quot;standard=&quot; &amp; ['Pacenotes List'.G43] &amp; CHAR(10);&quot;&quot;) &amp; &quot;column=&quot; &amp; ['Pacenotes List'.I43] &amp; CHAR(10);&quot;&quot;)">
            <text:p/>
          </table:table-cell>
          <table:table-cell table:style-name="ce16" table:formula="of:=IF(LEN(['Pacenotes List'.H43]) &gt; 0;IF(LEN(['Pacenotes List'.B43]) &gt; 0;['Pacenotes List'.B43] &amp; &quot;=&quot; &amp; ['Pacenotes List'.C43]);&quot;&quot;)">
            <text:p/>
          </table:table-cell>
          <table:table-cell table:style-name="ce16" table:formula="of:=IF(LEN(['Pacenotes List'.H43]) &gt; 0;IF(LEN(['Pacenotes List'.B43]) &gt; 0;['Pacenotes List'.B43] &amp; &quot;=&quot; &amp; ['Pacenotes List'.D43]);&quot;&quot;)">
            <text:p/>
          </table:table-cell>
          <table:table-cell table:number-columns-repeated="1020"/>
        </table:table-row>
        <table:table-row table:style-name="ro6">
          <table:table-cell table:formula="of:=IF (LEN(['Pacenotes List'.H44]) &gt; 0; ['Pacenotes List'.H44]; &quot;&quot;)">
            <text:p/>
          </table:table-cell>
          <table:table-cell table:style-name="ce16" table:formula="of:=IF(LEN(['Pacenotes List'.H44]) &gt; 0;&quot;[PACENOTE::&quot; &amp; ['Pacenotes List'.B44] &amp; &quot;]&quot; &amp; CHAR(10) &amp; IF(LEN(['Pacenotes List'.A44]) &gt; 0;&quot;id=&quot; &amp; ['Pacenotes List'.A44] &amp; CHAR(10);&quot;&quot;) &amp; &quot;Sounds=1&quot; &amp; CHAR(10) &amp; &quot;Snd0=&quot; &amp; LOWER(['Pacenotes List'.B44]) &amp; &quot;.ogg&quot; &amp; CHAR(10) &amp; IF(LEN(['Pacenotes List'.F44]) &gt; 0; &quot;link=&quot; &amp; ['Pacenotes List'.F44] &amp; CHAR(10);&quot;&quot;) &amp; IF(LEN(['Pacenotes List'.G44])&gt;0;&quot;standard=&quot; &amp; ['Pacenotes List'.G44] &amp; CHAR(10);&quot;&quot;) &amp; &quot;column=&quot; &amp; ['Pacenotes List'.I44] &amp; CHAR(10);&quot;&quot;)">
            <text:p/>
          </table:table-cell>
          <table:table-cell table:style-name="ce16" table:formula="of:=IF(LEN(['Pacenotes List'.H44]) &gt; 0;IF(LEN(['Pacenotes List'.B44]) &gt; 0;['Pacenotes List'.B44] &amp; &quot;=&quot; &amp; ['Pacenotes List'.C44]);&quot;&quot;)">
            <text:p/>
          </table:table-cell>
          <table:table-cell table:style-name="ce16" table:formula="of:=IF(LEN(['Pacenotes List'.H44]) &gt; 0;IF(LEN(['Pacenotes List'.B44]) &gt; 0;['Pacenotes List'.B44] &amp; &quot;=&quot; &amp; ['Pacenotes List'.D44]);&quot;&quot;)">
            <text:p/>
          </table:table-cell>
          <table:table-cell table:number-columns-repeated="1020"/>
        </table:table-row>
        <table:table-row table:style-name="ro6">
          <table:table-cell table:formula="of:=IF (LEN(['Pacenotes List'.H45]) &gt; 0; ['Pacenotes List'.H45]; &quot;&quot;)" office:value-type="string" office:string-value="ADDITIONAL">
            <text:p>ADDITIONAL</text:p>
          </table:table-cell>
          <table:table-cell table:style-name="ce16" table:formula="of:=IF(LEN(['Pacenotes List'.H45]) &gt; 0;&quot;[PACENOTE::&quot; &amp; ['Pacenotes List'.B45] &amp; &quot;]&quot; &amp; CHAR(10) &amp; IF(LEN(['Pacenotes List'.A45]) &gt; 0;&quot;id=&quot; &amp; ['Pacenotes List'.A45] &amp; CHAR(10);&quot;&quot;) &amp; &quot;Sounds=1&quot; &amp; CHAR(10) &amp; &quot;Snd0=&quot; &amp; LOWER(['Pacenotes List'.B45]) &amp; &quot;.ogg&quot; &amp; CHAR(10) &amp; IF(LEN(['Pacenotes List'.F45]) &gt; 0; &quot;link=&quot; &amp; ['Pacenotes List'.F45] &amp; CHAR(10);&quot;&quot;) &amp; IF(LEN(['Pacenotes List'.G45])&gt;0;&quot;standard=&quot; &amp; ['Pacenotes List'.G45] &amp; CHAR(10);&quot;&quot;) &amp; &quot;column=&quot; &amp; ['Pacenotes List'.I45] &amp; CHAR(10);&quot;&quot;)" office:value-type="string" office:string-value="[PACENOTE::CUT]&#10;Sounds=1&#10;Snd0=cut.ogg&#10;column=0&#10;">
            <text:p>[PACENOTE::CUT]<text:line-break/>Sounds=1<text:line-break/>Snd0=cut.ogg<text:line-break/>column=0<text:line-break/></text:p>
          </table:table-cell>
          <table:table-cell table:style-name="ce16" table:formula="of:=IF(LEN(['Pacenotes List'.H45]) &gt; 0;IF(LEN(['Pacenotes List'.B45]) &gt; 0;['Pacenotes List'.B45] &amp; &quot;=&quot; &amp; ['Pacenotes List'.C45]);&quot;&quot;)" office:value-type="string" office:string-value="CUT=Cut">
            <text:p>CUT=Cut</text:p>
          </table:table-cell>
          <table:table-cell table:style-name="ce16" table:formula="of:=IF(LEN(['Pacenotes List'.H45]) &gt; 0;IF(LEN(['Pacenotes List'.B45]) &gt; 0;['Pacenotes List'.B45] &amp; &quot;=&quot; &amp; ['Pacenotes List'.D45]);&quot;&quot;)" office:value-type="string" office:string-value="CUT=Cut">
            <text:p>CUT=Cut</text:p>
          </table:table-cell>
          <table:table-cell table:number-columns-repeated="1020"/>
        </table:table-row>
        <table:table-row table:style-name="ro4">
          <table:table-cell table:formula="of:=IF (LEN(['Pacenotes List'.H46]) &gt; 0; ['Pacenotes List'.H46]; &quot;&quot;)" office:value-type="string" office:string-value="LINE">
            <text:p>LINE</text:p>
          </table:table-cell>
          <table:table-cell table:style-name="ce16" table:formula="of:=IF(LEN(['Pacenotes List'.H46]) &gt; 0;&quot;[PACENOTE::&quot; &amp; ['Pacenotes List'.B46] &amp; &quot;]&quot; &amp; CHAR(10) &amp; IF(LEN(['Pacenotes List'.A46]) &gt; 0;&quot;id=&quot; &amp; ['Pacenotes List'.A46] &amp; CHAR(10);&quot;&quot;) &amp; &quot;Sounds=1&quot; &amp; CHAR(10) &amp; &quot;Snd0=&quot; &amp; LOWER(['Pacenotes List'.B46]) &amp; &quot;.ogg&quot; &amp; CHAR(10) &amp; IF(LEN(['Pacenotes List'.F46]) &gt; 0; &quot;link=&quot; &amp; ['Pacenotes List'.F46] &amp; CHAR(10);&quot;&quot;) &amp; IF(LEN(['Pacenotes List'.G46])&gt;0;&quot;standard=&quot; &amp; ['Pacenotes List'.G46] &amp; CHAR(10);&quot;&quot;) &amp; &quot;column=&quot; &amp; ['Pacenotes List'.I46] &amp; CHAR(10);&quot;&quot;)" office:value-type="string" office:string-value="[PACENOTE::DEEPCUT]&#10;id=211&#10;Sounds=1&#10;Snd0=deepcut.ogg&#10;column=2&#10;">
            <text:p>[PACENOTE::DEEPCUT]<text:line-break/>id=211<text:line-break/>Sounds=1<text:line-break/>Snd0=deepcut.ogg<text:line-break/>column=2<text:line-break/></text:p>
          </table:table-cell>
          <table:table-cell table:style-name="ce16" table:formula="of:=IF(LEN(['Pacenotes List'.H46]) &gt; 0;IF(LEN(['Pacenotes List'.B46]) &gt; 0;['Pacenotes List'.B46] &amp; &quot;=&quot; &amp; ['Pacenotes List'.C46]);&quot;&quot;)" office:value-type="string" office:string-value="DEEPCUT=Cut Tief">
            <text:p>DEEPCUT=Cut Tief</text:p>
          </table:table-cell>
          <table:table-cell table:style-name="ce16" table:formula="of:=IF(LEN(['Pacenotes List'.H46]) &gt; 0;IF(LEN(['Pacenotes List'.B46]) &gt; 0;['Pacenotes List'.B46] &amp; &quot;=&quot; &amp; ['Pacenotes List'.D46]);&quot;&quot;)" office:value-type="string" office:string-value="DEEPCUT=Deep Cut">
            <text:p>DEEPCUT=Deep Cut</text:p>
          </table:table-cell>
          <table:table-cell table:number-columns-repeated="1020"/>
        </table:table-row>
        <table:table-row table:style-name="ro4">
          <table:table-cell table:formula="of:=IF (LEN(['Pacenotes List'.H47]) &gt; 0; ['Pacenotes List'.H47]; &quot;&quot;)" office:value-type="string" office:string-value="LINE">
            <text:p>LINE</text:p>
          </table:table-cell>
          <table:table-cell table:style-name="ce16" table:formula="of:=IF(LEN(['Pacenotes List'.H47]) &gt; 0;&quot;[PACENOTE::&quot; &amp; ['Pacenotes List'.B47] &amp; &quot;]&quot; &amp; CHAR(10) &amp; IF(LEN(['Pacenotes List'.A47]) &gt; 0;&quot;id=&quot; &amp; ['Pacenotes List'.A47] &amp; CHAR(10);&quot;&quot;) &amp; &quot;Sounds=1&quot; &amp; CHAR(10) &amp; &quot;Snd0=&quot; &amp; LOWER(['Pacenotes List'.B47]) &amp; &quot;.ogg&quot; &amp; CHAR(10) &amp; IF(LEN(['Pacenotes List'.F47]) &gt; 0; &quot;link=&quot; &amp; ['Pacenotes List'.F47] &amp; CHAR(10);&quot;&quot;) &amp; IF(LEN(['Pacenotes List'.G47])&gt;0;&quot;standard=&quot; &amp; ['Pacenotes List'.G47] &amp; CHAR(10);&quot;&quot;) &amp; &quot;column=&quot; &amp; ['Pacenotes List'.I47] &amp; CHAR(10);&quot;&quot;)" office:value-type="string" office:string-value="[PACENOTE::FULLCUT]&#10;id=212&#10;Sounds=1&#10;Snd0=fullcut.ogg&#10;column=1&#10;">
            <text:p>[PACENOTE::FULLCUT]<text:line-break/>id=212<text:line-break/>Sounds=1<text:line-break/>Snd0=fullcut.ogg<text:line-break/>column=1<text:line-break/></text:p>
          </table:table-cell>
          <table:table-cell table:style-name="ce16" table:formula="of:=IF(LEN(['Pacenotes List'.H47]) &gt; 0;IF(LEN(['Pacenotes List'.B47]) &gt; 0;['Pacenotes List'.B47] &amp; &quot;=&quot; &amp; ['Pacenotes List'.C47]);&quot;&quot;)" office:value-type="string" office:string-value="FULLCUT=Cut Voll">
            <text:p>FULLCUT=Cut Voll</text:p>
          </table:table-cell>
          <table:table-cell table:style-name="ce16" table:formula="of:=IF(LEN(['Pacenotes List'.H47]) &gt; 0;IF(LEN(['Pacenotes List'.B47]) &gt; 0;['Pacenotes List'.B47] &amp; &quot;=&quot; &amp; ['Pacenotes List'.D47]);&quot;&quot;)" office:value-type="string" office:string-value="FULLCUT=Full Cut">
            <text:p>FULLCUT=Full Cut</text:p>
          </table:table-cell>
          <table:table-cell table:number-columns-repeated="1020"/>
        </table:table-row>
        <table:table-row table:style-name="ro4">
          <table:table-cell table:formula="of:=IF (LEN(['Pacenotes List'.H48]) &gt; 0; ['Pacenotes List'.H48]; &quot;&quot;)" office:value-type="string" office:string-value="ADDITIONAL">
            <text:p>ADDITIONAL</text:p>
          </table:table-cell>
          <table:table-cell table:style-name="ce16" table:formula="of:=IF(LEN(['Pacenotes List'.H48]) &gt; 0;&quot;[PACENOTE::&quot; &amp; ['Pacenotes List'.B48] &amp; &quot;]&quot; &amp; CHAR(10) &amp; IF(LEN(['Pacenotes List'.A48]) &gt; 0;&quot;id=&quot; &amp; ['Pacenotes List'.A48] &amp; CHAR(10);&quot;&quot;) &amp; &quot;Sounds=1&quot; &amp; CHAR(10) &amp; &quot;Snd0=&quot; &amp; LOWER(['Pacenotes List'.B48]) &amp; &quot;.ogg&quot; &amp; CHAR(10) &amp; IF(LEN(['Pacenotes List'.F48]) &gt; 0; &quot;link=&quot; &amp; ['Pacenotes List'.F48] &amp; CHAR(10);&quot;&quot;) &amp; IF(LEN(['Pacenotes List'.G48])&gt;0;&quot;standard=&quot; &amp; ['Pacenotes List'.G48] &amp; CHAR(10);&quot;&quot;) &amp; &quot;column=&quot; &amp; ['Pacenotes List'.I48] &amp; CHAR(10);&quot;&quot;)" office:value-type="string" office:string-value="[PACENOTE::DONTCUT]&#10;Sounds=1&#10;Snd0=dontcut.ogg&#10;column=1&#10;">
            <text:p>[PACENOTE::DONTCUT]<text:line-break/>Sounds=1<text:line-break/>Snd0=dontcut.ogg<text:line-break/>column=1<text:line-break/></text:p>
          </table:table-cell>
          <table:table-cell table:style-name="ce16" table:formula="of:=IF(LEN(['Pacenotes List'.H48]) &gt; 0;IF(LEN(['Pacenotes List'.B48]) &gt; 0;['Pacenotes List'.B48] &amp; &quot;=&quot; &amp; ['Pacenotes List'.C48]);&quot;&quot;)" office:value-type="string" office:string-value="DONTCUT=Don't Cut">
            <text:p>DONTCUT=Don't Cut</text:p>
          </table:table-cell>
          <table:table-cell table:style-name="ce16" table:formula="of:=IF(LEN(['Pacenotes List'.H48]) &gt; 0;IF(LEN(['Pacenotes List'.B48]) &gt; 0;['Pacenotes List'.B48] &amp; &quot;=&quot; &amp; ['Pacenotes List'.D48]);&quot;&quot;)" office:value-type="string" office:string-value="DONTCUT=Don't Cut">
            <text:p>DONTCUT=Don't Cut</text:p>
          </table:table-cell>
          <table:table-cell table:number-columns-repeated="1020"/>
        </table:table-row>
        <table:table-row table:style-name="ro4">
          <table:table-cell table:formula="of:=IF (LEN(['Pacenotes List'.H49]) &gt; 0; ['Pacenotes List'.H49]; &quot;&quot;)" office:value-type="string" office:string-value="LINE">
            <text:p>LINE</text:p>
          </table:table-cell>
          <table:table-cell table:style-name="ce16" table:formula="of:=IF(LEN(['Pacenotes List'.H49]) &gt; 0;&quot;[PACENOTE::&quot; &amp; ['Pacenotes List'.B49] &amp; &quot;]&quot; &amp; CHAR(10) &amp; IF(LEN(['Pacenotes List'.A49]) &gt; 0;&quot;id=&quot; &amp; ['Pacenotes List'.A49] &amp; CHAR(10);&quot;&quot;) &amp; &quot;Sounds=1&quot; &amp; CHAR(10) &amp; &quot;Snd0=&quot; &amp; LOWER(['Pacenotes List'.B49]) &amp; &quot;.ogg&quot; &amp; CHAR(10) &amp; IF(LEN(['Pacenotes List'.F49]) &gt; 0; &quot;link=&quot; &amp; ['Pacenotes List'.F49] &amp; CHAR(10);&quot;&quot;) &amp; IF(LEN(['Pacenotes List'.G49])&gt;0;&quot;standard=&quot; &amp; ['Pacenotes List'.G49] &amp; CHAR(10);&quot;&quot;) &amp; &quot;column=&quot; &amp; ['Pacenotes List'.I49] &amp; CHAR(10);&quot;&quot;)" office:value-type="string" office:string-value="[PACENOTE::KEEP_CENTRE]&#10;id=213&#10;Sounds=1&#10;Snd0=keep_centre.ogg&#10;column=1&#10;">
            <text:p>[PACENOTE::KEEP_CENTRE]<text:line-break/>id=213<text:line-break/>Sounds=1<text:line-break/>Snd0=keep_centre.ogg<text:line-break/>column=1<text:line-break/></text:p>
          </table:table-cell>
          <table:table-cell table:style-name="ce16" table:formula="of:=IF(LEN(['Pacenotes List'.H49]) &gt; 0;IF(LEN(['Pacenotes List'.B49]) &gt; 0;['Pacenotes List'.B49] &amp; &quot;=&quot; &amp; ['Pacenotes List'.C49]);&quot;&quot;)" office:value-type="string" office:string-value="KEEP_CENTRE=Mittig Bleiben">
            <text:p>KEEP_CENTRE=Mittig Bleiben</text:p>
          </table:table-cell>
          <table:table-cell table:style-name="ce16" table:formula="of:=IF(LEN(['Pacenotes List'.H49]) &gt; 0;IF(LEN(['Pacenotes List'.B49]) &gt; 0;['Pacenotes List'.B49] &amp; &quot;=&quot; &amp; ['Pacenotes List'.D49]);&quot;&quot;)" office:value-type="string" office:string-value="KEEP_CENTRE=Keep Centre">
            <text:p>KEEP_CENTRE=Keep Centre</text:p>
          </table:table-cell>
          <table:table-cell table:number-columns-repeated="1020"/>
        </table:table-row>
        <table:table-row table:style-name="ro6">
          <table:table-cell table:formula="of:=IF (LEN(['Pacenotes List'.H50]) &gt; 0; ['Pacenotes List'.H50]; &quot;&quot;)" office:value-type="string" office:string-value="DRIVING">
            <text:p>DRIVING</text:p>
          </table:table-cell>
          <table:table-cell table:style-name="ce16" table:formula="of:=IF(LEN(['Pacenotes List'.H50]) &gt; 0;&quot;[PACENOTE::&quot; &amp; ['Pacenotes List'.B50] &amp; &quot;]&quot; &amp; CHAR(10) &amp; IF(LEN(['Pacenotes List'.A50]) &gt; 0;&quot;id=&quot; &amp; ['Pacenotes List'.A50] &amp; CHAR(10);&quot;&quot;) &amp; &quot;Sounds=1&quot; &amp; CHAR(10) &amp; &quot;Snd0=&quot; &amp; LOWER(['Pacenotes List'.B50]) &amp; &quot;.ogg&quot; &amp; CHAR(10) &amp; IF(LEN(['Pacenotes List'.F50]) &gt; 0; &quot;link=&quot; &amp; ['Pacenotes List'.F50] &amp; CHAR(10);&quot;&quot;) &amp; IF(LEN(['Pacenotes List'.G50])&gt;0;&quot;standard=&quot; &amp; ['Pacenotes List'.G50] &amp; CHAR(10);&quot;&quot;) &amp; &quot;column=&quot; &amp; ['Pacenotes List'.I50] &amp; CHAR(10);&quot;&quot;)" office:value-type="string" office:string-value="[PACENOTE::FULL]&#10;id=214&#10;Sounds=1&#10;Snd0=full.ogg&#10;column=0&#10;">
            <text:p>[PACENOTE::FULL]<text:line-break/>id=214<text:line-break/>Sounds=1<text:line-break/>Snd0=full.ogg<text:line-break/>column=0<text:line-break/></text:p>
          </table:table-cell>
          <table:table-cell table:style-name="ce16" table:formula="of:=IF(LEN(['Pacenotes List'.H50]) &gt; 0;IF(LEN(['Pacenotes List'.B50]) &gt; 0;['Pacenotes List'.B50] &amp; &quot;=&quot; &amp; ['Pacenotes List'.C50]);&quot;&quot;)" office:value-type="string" office:string-value="FULL=Voll  ">
            <text:p>FULL=Voll <text:s/></text:p>
          </table:table-cell>
          <table:table-cell table:style-name="ce16" table:formula="of:=IF(LEN(['Pacenotes List'.H50]) &gt; 0;IF(LEN(['Pacenotes List'.B50]) &gt; 0;['Pacenotes List'.B50] &amp; &quot;=&quot; &amp; ['Pacenotes List'.D50]);&quot;&quot;)" office:value-type="string" office:string-value="FULL=Full">
            <text:p>FULL=Full</text:p>
          </table:table-cell>
          <table:table-cell table:number-columns-repeated="1020"/>
        </table:table-row>
        <table:table-row table:style-name="ro6">
          <table:table-cell table:formula="of:=IF (LEN(['Pacenotes List'.H51]) &gt; 0; ['Pacenotes List'.H51]; &quot;&quot;)" office:value-type="string" office:string-value="DRIVING">
            <text:p>DRIVING</text:p>
          </table:table-cell>
          <table:table-cell table:style-name="ce16" table:formula="of:=IF(LEN(['Pacenotes List'.H51]) &gt; 0;&quot;[PACENOTE::&quot; &amp; ['Pacenotes List'.B51] &amp; &quot;]&quot; &amp; CHAR(10) &amp; IF(LEN(['Pacenotes List'.A51]) &gt; 0;&quot;id=&quot; &amp; ['Pacenotes List'.A51] &amp; CHAR(10);&quot;&quot;) &amp; &quot;Sounds=1&quot; &amp; CHAR(10) &amp; &quot;Snd0=&quot; &amp; LOWER(['Pacenotes List'.B51]) &amp; &quot;.ogg&quot; &amp; CHAR(10) &amp; IF(LEN(['Pacenotes List'.F51]) &gt; 0; &quot;link=&quot; &amp; ['Pacenotes List'.F51] &amp; CHAR(10);&quot;&quot;) &amp; IF(LEN(['Pacenotes List'.G51])&gt;0;&quot;standard=&quot; &amp; ['Pacenotes List'.G51] &amp; CHAR(10);&quot;&quot;) &amp; &quot;column=&quot; &amp; ['Pacenotes List'.I51] &amp; CHAR(10);&quot;&quot;)" office:value-type="string" office:string-value="[PACENOTE::GO_FULL]&#10;id=215&#10;Sounds=1&#10;Snd0=go_full.ogg&#10;column=1&#10;">
            <text:p>[PACENOTE::GO_FULL]<text:line-break/>id=215<text:line-break/>Sounds=1<text:line-break/>Snd0=go_full.ogg<text:line-break/>column=1<text:line-break/></text:p>
          </table:table-cell>
          <table:table-cell table:style-name="ce16" table:formula="of:=IF(LEN(['Pacenotes List'.H51]) &gt; 0;IF(LEN(['Pacenotes List'.B51]) &gt; 0;['Pacenotes List'.B51] &amp; &quot;=&quot; &amp; ['Pacenotes List'.C51]);&quot;&quot;)" office:value-type="string" office:string-value="GO_FULL=Vollgas">
            <text:p>GO_FULL=Vollgas</text:p>
          </table:table-cell>
          <table:table-cell table:style-name="ce16" table:formula="of:=IF(LEN(['Pacenotes List'.H51]) &gt; 0;IF(LEN(['Pacenotes List'.B51]) &gt; 0;['Pacenotes List'.B51] &amp; &quot;=&quot; &amp; ['Pacenotes List'.D51]);&quot;&quot;)" office:value-type="string" office:string-value="GO_FULL=Go Full">
            <text:p>GO_FULL=Go Full</text:p>
          </table:table-cell>
          <table:table-cell table:number-columns-repeated="1020"/>
        </table:table-row>
        <table:table-row table:style-name="ro6">
          <table:table-cell table:formula="of:=IF (LEN(['Pacenotes List'.H52]) &gt; 0; ['Pacenotes List'.H52]; &quot;&quot;)" office:value-type="string" office:string-value="DRIVING">
            <text:p>DRIVING</text:p>
          </table:table-cell>
          <table:table-cell table:style-name="ce16" table:formula="of:=IF(LEN(['Pacenotes List'.H52]) &gt; 0;&quot;[PACENOTE::&quot; &amp; ['Pacenotes List'.B52] &amp; &quot;]&quot; &amp; CHAR(10) &amp; IF(LEN(['Pacenotes List'.A52]) &gt; 0;&quot;id=&quot; &amp; ['Pacenotes List'.A52] &amp; CHAR(10);&quot;&quot;) &amp; &quot;Sounds=1&quot; &amp; CHAR(10) &amp; &quot;Snd0=&quot; &amp; LOWER(['Pacenotes List'.B52]) &amp; &quot;.ogg&quot; &amp; CHAR(10) &amp; IF(LEN(['Pacenotes List'.F52]) &gt; 0; &quot;link=&quot; &amp; ['Pacenotes List'.F52] &amp; CHAR(10);&quot;&quot;) &amp; IF(LEN(['Pacenotes List'.G52])&gt;0;&quot;standard=&quot; &amp; ['Pacenotes List'.G52] &amp; CHAR(10);&quot;&quot;) &amp; &quot;column=&quot; &amp; ['Pacenotes List'.I52] &amp; CHAR(10);&quot;&quot;)" office:value-type="string" office:string-value="[PACENOTE::FLATOUT]&#10;id=216&#10;Sounds=1&#10;Snd0=flatout.ogg&#10;column=2&#10;">
            <text:p>[PACENOTE::FLATOUT]<text:line-break/>id=216<text:line-break/>Sounds=1<text:line-break/>Snd0=flatout.ogg<text:line-break/>column=2<text:line-break/></text:p>
          </table:table-cell>
          <table:table-cell table:style-name="ce16" table:formula="of:=IF(LEN(['Pacenotes List'.H52]) &gt; 0;IF(LEN(['Pacenotes List'.B52]) &gt; 0;['Pacenotes List'.B52] &amp; &quot;=&quot; &amp; ['Pacenotes List'.C52]);&quot;&quot;)" office:value-type="string" office:string-value="FLATOUT=Flatout">
            <text:p>FLATOUT=Flatout</text:p>
          </table:table-cell>
          <table:table-cell table:style-name="ce16" table:formula="of:=IF(LEN(['Pacenotes List'.H52]) &gt; 0;IF(LEN(['Pacenotes List'.B52]) &gt; 0;['Pacenotes List'.B52] &amp; &quot;=&quot; &amp; ['Pacenotes List'.D52]);&quot;&quot;)" office:value-type="string" office:string-value="FLATOUT=Flatout">
            <text:p>FLATOUT=Flatout</text:p>
          </table:table-cell>
          <table:table-cell table:number-columns-repeated="1020"/>
        </table:table-row>
        <table:table-row table:style-name="ro4">
          <table:table-cell table:formula="of:=IF (LEN(['Pacenotes List'.H53]) &gt; 0; ['Pacenotes List'.H53]; &quot;&quot;)" office:value-type="string" office:string-value="DRIVING">
            <text:p>DRIVING</text:p>
          </table:table-cell>
          <table:table-cell table:style-name="ce16" table:formula="of:=IF(LEN(['Pacenotes List'.H53]) &gt; 0;&quot;[PACENOTE::&quot; &amp; ['Pacenotes List'.B53] &amp; &quot;]&quot; &amp; CHAR(10) &amp; IF(LEN(['Pacenotes List'.A53]) &gt; 0;&quot;id=&quot; &amp; ['Pacenotes List'.A53] &amp; CHAR(10);&quot;&quot;) &amp; &quot;Sounds=1&quot; &amp; CHAR(10) &amp; &quot;Snd0=&quot; &amp; LOWER(['Pacenotes List'.B53]) &amp; &quot;.ogg&quot; &amp; CHAR(10) &amp; IF(LEN(['Pacenotes List'.F53]) &gt; 0; &quot;link=&quot; &amp; ['Pacenotes List'.F53] &amp; CHAR(10);&quot;&quot;) &amp; IF(LEN(['Pacenotes List'.G53])&gt;0;&quot;standard=&quot; &amp; ['Pacenotes List'.G53] &amp; CHAR(10);&quot;&quot;) &amp; &quot;column=&quot; &amp; ['Pacenotes List'.I53] &amp; CHAR(10);&quot;&quot;)" office:value-type="string" office:string-value="[PACENOTE::BRAKE]&#10;id=217&#10;Sounds=1&#10;Snd0=brake.ogg&#10;column=0&#10;">
            <text:p>[PACENOTE::BRAKE]<text:line-break/>id=217<text:line-break/>Sounds=1<text:line-break/>Snd0=brake.ogg<text:line-break/>column=0<text:line-break/></text:p>
          </table:table-cell>
          <table:table-cell table:style-name="ce16" table:formula="of:=IF(LEN(['Pacenotes List'.H53]) &gt; 0;IF(LEN(['Pacenotes List'.B53]) &gt; 0;['Pacenotes List'.B53] &amp; &quot;=&quot; &amp; ['Pacenotes List'.C53]);&quot;&quot;)" office:value-type="string" office:string-value="BRAKE=Brems">
            <text:p>BRAKE=Brems</text:p>
          </table:table-cell>
          <table:table-cell table:style-name="ce16" table:formula="of:=IF(LEN(['Pacenotes List'.H53]) &gt; 0;IF(LEN(['Pacenotes List'.B53]) &gt; 0;['Pacenotes List'.B53] &amp; &quot;=&quot; &amp; ['Pacenotes List'.D53]);&quot;&quot;)" office:value-type="string" office:string-value="BRAKE=Brake">
            <text:p>BRAKE=Brake</text:p>
          </table:table-cell>
          <table:table-cell table:number-columns-repeated="1020"/>
        </table:table-row>
        <table:table-row table:style-name="ro4">
          <table:table-cell table:formula="of:=IF (LEN(['Pacenotes List'.H54]) &gt; 0; ['Pacenotes List'.H54]; &quot;&quot;)" office:value-type="string" office:string-value="LINE">
            <text:p>LINE</text:p>
          </table:table-cell>
          <table:table-cell table:style-name="ce16" table:formula="of:=IF(LEN(['Pacenotes List'.H54]) &gt; 0;&quot;[PACENOTE::&quot; &amp; ['Pacenotes List'.B54] &amp; &quot;]&quot; &amp; CHAR(10) &amp; IF(LEN(['Pacenotes List'.A54]) &gt; 0;&quot;id=&quot; &amp; ['Pacenotes List'.A54] &amp; CHAR(10);&quot;&quot;) &amp; &quot;Sounds=1&quot; &amp; CHAR(10) &amp; &quot;Snd0=&quot; &amp; LOWER(['Pacenotes List'.B54]) &amp; &quot;.ogg&quot; &amp; CHAR(10) &amp; IF(LEN(['Pacenotes List'.F54]) &gt; 0; &quot;link=&quot; &amp; ['Pacenotes List'.F54] &amp; CHAR(10);&quot;&quot;) &amp; IF(LEN(['Pacenotes List'.G54])&gt;0;&quot;standard=&quot; &amp; ['Pacenotes List'.G54] &amp; CHAR(10);&quot;&quot;) &amp; &quot;column=&quot; &amp; ['Pacenotes List'.I54] &amp; CHAR(10);&quot;&quot;)" office:value-type="string" office:string-value="[PACENOTE::LIGHT_CUT]&#10;id=218&#10;Sounds=1&#10;Snd0=light_cut.ogg&#10;column=0&#10;">
            <text:p>[PACENOTE::LIGHT_CUT]<text:line-break/>id=218<text:line-break/>Sounds=1<text:line-break/>Snd0=light_cut.ogg<text:line-break/>column=0<text:line-break/></text:p>
          </table:table-cell>
          <table:table-cell table:style-name="ce16" table:formula="of:=IF(LEN(['Pacenotes List'.H54]) &gt; 0;IF(LEN(['Pacenotes List'.B54]) &gt; 0;['Pacenotes List'.B54] &amp; &quot;=&quot; &amp; ['Pacenotes List'.C54]);&quot;&quot;)" office:value-type="string" office:string-value="LIGHT_CUT=Cut Leicht">
            <text:p>LIGHT_CUT=Cut Leicht</text:p>
          </table:table-cell>
          <table:table-cell table:style-name="ce16" table:formula="of:=IF(LEN(['Pacenotes List'.H54]) &gt; 0;IF(LEN(['Pacenotes List'.B54]) &gt; 0;['Pacenotes List'.B54] &amp; &quot;=&quot; &amp; ['Pacenotes List'.D54]);&quot;&quot;)" office:value-type="string" office:string-value="LIGHT_CUT=Light Cut">
            <text:p>LIGHT_CUT=Light Cut</text:p>
          </table:table-cell>
          <table:table-cell table:number-columns-repeated="1020"/>
        </table:table-row>
        <table:table-row table:style-name="ro4">
          <table:table-cell table:formula="of:=IF (LEN(['Pacenotes List'.H55]) &gt; 0; ['Pacenotes List'.H55]; &quot;&quot;)" office:value-type="string" office:string-value="DRIVING">
            <text:p>DRIVING</text:p>
          </table:table-cell>
          <table:table-cell table:style-name="ce16" table:formula="of:=IF(LEN(['Pacenotes List'.H55]) &gt; 0;&quot;[PACENOTE::&quot; &amp; ['Pacenotes List'.B55] &amp; &quot;]&quot; &amp; CHAR(10) &amp; IF(LEN(['Pacenotes List'.A55]) &gt; 0;&quot;id=&quot; &amp; ['Pacenotes List'.A55] &amp; CHAR(10);&quot;&quot;) &amp; &quot;Sounds=1&quot; &amp; CHAR(10) &amp; &quot;Snd0=&quot; &amp; LOWER(['Pacenotes List'.B55]) &amp; &quot;.ogg&quot; &amp; CHAR(10) &amp; IF(LEN(['Pacenotes List'.F55]) &gt; 0; &quot;link=&quot; &amp; ['Pacenotes List'.F55] &amp; CHAR(10);&quot;&quot;) &amp; IF(LEN(['Pacenotes List'.G55])&gt;0;&quot;standard=&quot; &amp; ['Pacenotes List'.G55] &amp; CHAR(10);&quot;&quot;) &amp; &quot;column=&quot; &amp; ['Pacenotes List'.I55] &amp; CHAR(10);&quot;&quot;)" office:value-type="string" office:string-value="[PACENOTE::HANDBRAKE]&#10;id=219&#10;Sounds=1&#10;Snd0=handbrake.ogg&#10;column=1&#10;">
            <text:p>[PACENOTE::HANDBRAKE]<text:line-break/>id=219<text:line-break/>Sounds=1<text:line-break/>Snd0=handbrake.ogg<text:line-break/>column=1<text:line-break/></text:p>
          </table:table-cell>
          <table:table-cell table:style-name="ce16" table:formula="of:=IF(LEN(['Pacenotes List'.H55]) &gt; 0;IF(LEN(['Pacenotes List'.B55]) &gt; 0;['Pacenotes List'.B55] &amp; &quot;=&quot; &amp; ['Pacenotes List'.C55]);&quot;&quot;)" office:value-type="string" office:string-value="HANDBRAKE=Handbremse">
            <text:p>HANDBRAKE=Handbremse</text:p>
          </table:table-cell>
          <table:table-cell table:style-name="ce16" table:formula="of:=IF(LEN(['Pacenotes List'.H55]) &gt; 0;IF(LEN(['Pacenotes List'.B55]) &gt; 0;['Pacenotes List'.B55] &amp; &quot;=&quot; &amp; ['Pacenotes List'.D55]);&quot;&quot;)" office:value-type="string" office:string-value="HANDBRAKE=Handbrake">
            <text:p>HANDBRAKE=Handbrake</text:p>
          </table:table-cell>
          <table:table-cell table:number-columns-repeated="1020"/>
        </table:table-row>
        <table:table-row table:style-name="ro4">
          <table:table-cell table:formula="of:=IF (LEN(['Pacenotes List'.H56]) &gt; 0; ['Pacenotes List'.H56]; &quot;&quot;)" office:value-type="string" office:string-value="LINE">
            <text:p>LINE</text:p>
          </table:table-cell>
          <table:table-cell table:style-name="ce16" table:formula="of:=IF(LEN(['Pacenotes List'.H56]) &gt; 0;&quot;[PACENOTE::&quot; &amp; ['Pacenotes List'.B56] &amp; &quot;]&quot; &amp; CHAR(10) &amp; IF(LEN(['Pacenotes List'.A56]) &gt; 0;&quot;id=&quot; &amp; ['Pacenotes List'.A56] &amp; CHAR(10);&quot;&quot;) &amp; &quot;Sounds=1&quot; &amp; CHAR(10) &amp; &quot;Snd0=&quot; &amp; LOWER(['Pacenotes List'.B56]) &amp; &quot;.ogg&quot; &amp; CHAR(10) &amp; IF(LEN(['Pacenotes List'.F56]) &gt; 0; &quot;link=&quot; &amp; ['Pacenotes List'.F56] &amp; CHAR(10);&quot;&quot;) &amp; IF(LEN(['Pacenotes List'.G56])&gt;0;&quot;standard=&quot; &amp; ['Pacenotes List'.G56] &amp; CHAR(10);&quot;&quot;) &amp; &quot;column=&quot; &amp; ['Pacenotes List'.I56] &amp; CHAR(10);&quot;&quot;)" office:value-type="string" office:string-value="[PACENOTE::KEEP_IN]&#10;id=220&#10;Sounds=1&#10;Snd0=keep_in.ogg&#10;column=0&#10;">
            <text:p>[PACENOTE::KEEP_IN]<text:line-break/>id=220<text:line-break/>Sounds=1<text:line-break/>Snd0=keep_in.ogg<text:line-break/>column=0<text:line-break/></text:p>
          </table:table-cell>
          <table:table-cell table:style-name="ce16" table:formula="of:=IF(LEN(['Pacenotes List'.H56]) &gt; 0;IF(LEN(['Pacenotes List'.B56]) &gt; 0;['Pacenotes List'.B56] &amp; &quot;=&quot; &amp; ['Pacenotes List'.C56]);&quot;&quot;)" office:value-type="string" office:string-value="KEEP_IN=Innen bleiben">
            <text:p>KEEP_IN=Innen bleiben</text:p>
          </table:table-cell>
          <table:table-cell table:style-name="ce16" table:formula="of:=IF(LEN(['Pacenotes List'.H56]) &gt; 0;IF(LEN(['Pacenotes List'.B56]) &gt; 0;['Pacenotes List'.B56] &amp; &quot;=&quot; &amp; ['Pacenotes List'.D56]);&quot;&quot;)" office:value-type="string" office:string-value="KEEP_IN=Keep In">
            <text:p>KEEP_IN=Keep In</text:p>
          </table:table-cell>
          <table:table-cell table:number-columns-repeated="1020"/>
        </table:table-row>
        <table:table-row table:style-name="ro4">
          <table:table-cell table:formula="of:=IF (LEN(['Pacenotes List'.H57]) &gt; 0; ['Pacenotes List'.H57]; &quot;&quot;)" office:value-type="string" office:string-value="LINE">
            <text:p>LINE</text:p>
          </table:table-cell>
          <table:table-cell table:style-name="ce16" table:formula="of:=IF(LEN(['Pacenotes List'.H57]) &gt; 0;&quot;[PACENOTE::&quot; &amp; ['Pacenotes List'.B57] &amp; &quot;]&quot; &amp; CHAR(10) &amp; IF(LEN(['Pacenotes List'.A57]) &gt; 0;&quot;id=&quot; &amp; ['Pacenotes List'.A57] &amp; CHAR(10);&quot;&quot;) &amp; &quot;Sounds=1&quot; &amp; CHAR(10) &amp; &quot;Snd0=&quot; &amp; LOWER(['Pacenotes List'.B57]) &amp; &quot;.ogg&quot; &amp; CHAR(10) &amp; IF(LEN(['Pacenotes List'.F57]) &gt; 0; &quot;link=&quot; &amp; ['Pacenotes List'.F57] &amp; CHAR(10);&quot;&quot;) &amp; IF(LEN(['Pacenotes List'.G57])&gt;0;&quot;standard=&quot; &amp; ['Pacenotes List'.G57] &amp; CHAR(10);&quot;&quot;) &amp; &quot;column=&quot; &amp; ['Pacenotes List'.I57] &amp; CHAR(10);&quot;&quot;)" office:value-type="string" office:string-value="[PACENOTE::KEEP_OUT]&#10;id=221&#10;Sounds=1&#10;Snd0=keep_out.ogg&#10;column=2&#10;">
            <text:p>[PACENOTE::KEEP_OUT]<text:line-break/>id=221<text:line-break/>Sounds=1<text:line-break/>Snd0=keep_out.ogg<text:line-break/>column=2<text:line-break/></text:p>
          </table:table-cell>
          <table:table-cell table:style-name="ce16" table:formula="of:=IF(LEN(['Pacenotes List'.H57]) &gt; 0;IF(LEN(['Pacenotes List'.B57]) &gt; 0;['Pacenotes List'.B57] &amp; &quot;=&quot; &amp; ['Pacenotes List'.C57]);&quot;&quot;)" office:value-type="string" office:string-value="KEEP_OUT=Aussen bleiben">
            <text:p>KEEP_OUT=Aussen bleiben</text:p>
          </table:table-cell>
          <table:table-cell table:style-name="ce16" table:formula="of:=IF(LEN(['Pacenotes List'.H57]) &gt; 0;IF(LEN(['Pacenotes List'.B57]) &gt; 0;['Pacenotes List'.B57] &amp; &quot;=&quot; &amp; ['Pacenotes List'.D57]);&quot;&quot;)" office:value-type="string" office:string-value="KEEP_OUT=Keep Out">
            <text:p>KEEP_OUT=Keep Out</text:p>
          </table:table-cell>
          <table:table-cell table:number-columns-repeated="1020"/>
        </table:table-row>
        <table:table-row table:style-name="ro4">
          <table:table-cell table:formula="of:=IF (LEN(['Pacenotes List'.H58]) &gt; 0; ['Pacenotes List'.H58]; &quot;&quot;)" office:value-type="string" office:string-value="LINE">
            <text:p>LINE</text:p>
          </table:table-cell>
          <table:table-cell table:style-name="ce16" table:formula="of:=IF(LEN(['Pacenotes List'.H58]) &gt; 0;&quot;[PACENOTE::&quot; &amp; ['Pacenotes List'.B58] &amp; &quot;]&quot; &amp; CHAR(10) &amp; IF(LEN(['Pacenotes List'.A58]) &gt; 0;&quot;id=&quot; &amp; ['Pacenotes List'.A58] &amp; CHAR(10);&quot;&quot;) &amp; &quot;Sounds=1&quot; &amp; CHAR(10) &amp; &quot;Snd0=&quot; &amp; LOWER(['Pacenotes List'.B58]) &amp; &quot;.ogg&quot; &amp; CHAR(10) &amp; IF(LEN(['Pacenotes List'.F58]) &gt; 0; &quot;link=&quot; &amp; ['Pacenotes List'.F58] &amp; CHAR(10);&quot;&quot;) &amp; IF(LEN(['Pacenotes List'.G58])&gt;0;&quot;standard=&quot; &amp; ['Pacenotes List'.G58] &amp; CHAR(10);&quot;&quot;) &amp; &quot;column=&quot; &amp; ['Pacenotes List'.I58] &amp; CHAR(10);&quot;&quot;)" office:value-type="string" office:string-value="[PACENOTE::CLIP]&#10;id=223&#10;Sounds=1&#10;Snd0=clip.ogg&#10;column=3&#10;">
            <text:p>[PACENOTE::CLIP]<text:line-break/>id=223<text:line-break/>Sounds=1<text:line-break/>Snd0=clip.ogg<text:line-break/>column=3<text:line-break/></text:p>
          </table:table-cell>
          <table:table-cell table:style-name="ce16" table:formula="of:=IF(LEN(['Pacenotes List'.H58]) &gt; 0;IF(LEN(['Pacenotes List'.B58]) &gt; 0;['Pacenotes List'.B58] &amp; &quot;=&quot; &amp; ['Pacenotes List'.C58]);&quot;&quot;)" office:value-type="string" office:string-value="CLIP=Einhängen">
            <text:p>CLIP=Einhängen</text:p>
          </table:table-cell>
          <table:table-cell table:style-name="ce16" table:formula="of:=IF(LEN(['Pacenotes List'.H58]) &gt; 0;IF(LEN(['Pacenotes List'.B58]) &gt; 0;['Pacenotes List'.B58] &amp; &quot;=&quot; &amp; ['Pacenotes List'.D58]);&quot;&quot;)" office:value-type="string" office:string-value="CLIP=Clip">
            <text:p>CLIP=Clip</text:p>
          </table:table-cell>
          <table:table-cell table:number-columns-repeated="1020"/>
        </table:table-row>
        <table:table-row table:style-name="ro4">
          <table:table-cell table:formula="of:=IF (LEN(['Pacenotes List'.H59]) &gt; 0; ['Pacenotes List'.H59]; &quot;&quot;)">
            <text:p/>
          </table:table-cell>
          <table:table-cell table:style-name="ce16" table:formula="of:=IF(LEN(['Pacenotes List'.H59]) &gt; 0;&quot;[PACENOTE::&quot; &amp; ['Pacenotes List'.B59] &amp; &quot;]&quot; &amp; CHAR(10) &amp; IF(LEN(['Pacenotes List'.A59]) &gt; 0;&quot;id=&quot; &amp; ['Pacenotes List'.A59] &amp; CHAR(10);&quot;&quot;) &amp; &quot;Sounds=1&quot; &amp; CHAR(10) &amp; &quot;Snd0=&quot; &amp; LOWER(['Pacenotes List'.B59]) &amp; &quot;.ogg&quot; &amp; CHAR(10) &amp; IF(LEN(['Pacenotes List'.F59]) &gt; 0; &quot;link=&quot; &amp; ['Pacenotes List'.F59] &amp; CHAR(10);&quot;&quot;) &amp; IF(LEN(['Pacenotes List'.G59])&gt;0;&quot;standard=&quot; &amp; ['Pacenotes List'.G59] &amp; CHAR(10);&quot;&quot;) &amp; &quot;column=&quot; &amp; ['Pacenotes List'.I59] &amp; CHAR(10);&quot;&quot;)">
            <text:p/>
          </table:table-cell>
          <table:table-cell table:style-name="ce16" table:formula="of:=IF(LEN(['Pacenotes List'.H59]) &gt; 0;IF(LEN(['Pacenotes List'.B59]) &gt; 0;['Pacenotes List'.B59] &amp; &quot;=&quot; &amp; ['Pacenotes List'.C59]);&quot;&quot;)">
            <text:p/>
          </table:table-cell>
          <table:table-cell table:style-name="ce16" table:formula="of:=IF(LEN(['Pacenotes List'.H59]) &gt; 0;IF(LEN(['Pacenotes List'.B59]) &gt; 0;['Pacenotes List'.B59] &amp; &quot;=&quot; &amp; ['Pacenotes List'.D59]);&quot;&quot;)">
            <text:p/>
          </table:table-cell>
          <table:table-cell table:number-columns-repeated="1020"/>
        </table:table-row>
        <table:table-row table:style-name="ro4">
          <table:table-cell table:formula="of:=IF (LEN(['Pacenotes List'.H60]) &gt; 0; ['Pacenotes List'.H60]; &quot;&quot;)">
            <text:p/>
          </table:table-cell>
          <table:table-cell table:style-name="ce16" table:formula="of:=IF(LEN(['Pacenotes List'.H60]) &gt; 0;&quot;[PACENOTE::&quot; &amp; ['Pacenotes List'.B60] &amp; &quot;]&quot; &amp; CHAR(10) &amp; IF(LEN(['Pacenotes List'.A60]) &gt; 0;&quot;id=&quot; &amp; ['Pacenotes List'.A60] &amp; CHAR(10);&quot;&quot;) &amp; &quot;Sounds=1&quot; &amp; CHAR(10) &amp; &quot;Snd0=&quot; &amp; LOWER(['Pacenotes List'.B60]) &amp; &quot;.ogg&quot; &amp; CHAR(10) &amp; IF(LEN(['Pacenotes List'.F60]) &gt; 0; &quot;link=&quot; &amp; ['Pacenotes List'.F60] &amp; CHAR(10);&quot;&quot;) &amp; IF(LEN(['Pacenotes List'.G60])&gt;0;&quot;standard=&quot; &amp; ['Pacenotes List'.G60] &amp; CHAR(10);&quot;&quot;) &amp; &quot;column=&quot; &amp; ['Pacenotes List'.I60] &amp; CHAR(10);&quot;&quot;)">
            <text:p/>
          </table:table-cell>
          <table:table-cell table:style-name="ce16" table:formula="of:=IF(LEN(['Pacenotes List'.H60]) &gt; 0;IF(LEN(['Pacenotes List'.B60]) &gt; 0;['Pacenotes List'.B60] &amp; &quot;=&quot; &amp; ['Pacenotes List'.C60]);&quot;&quot;)">
            <text:p/>
          </table:table-cell>
          <table:table-cell table:style-name="ce16" table:formula="of:=IF(LEN(['Pacenotes List'.H60]) &gt; 0;IF(LEN(['Pacenotes List'.B60]) &gt; 0;['Pacenotes List'.B60] &amp; &quot;=&quot; &amp; ['Pacenotes List'.D60]);&quot;&quot;)">
            <text:p/>
          </table:table-cell>
          <table:table-cell table:number-columns-repeated="1020"/>
        </table:table-row>
        <table:table-row table:style-name="ro4">
          <table:table-cell table:formula="of:=IF (LEN(['Pacenotes List'.H61]) &gt; 0; ['Pacenotes List'.H61]; &quot;&quot;)" office:value-type="string" office:string-value="ADDITIONAL">
            <text:p>ADDITIONAL</text:p>
          </table:table-cell>
          <table:table-cell table:style-name="ce16" table:formula="of:=IF(LEN(['Pacenotes List'.H61]) &gt; 0;&quot;[PACENOTE::&quot; &amp; ['Pacenotes List'.B61] &amp; &quot;]&quot; &amp; CHAR(10) &amp; IF(LEN(['Pacenotes List'.A61]) &gt; 0;&quot;id=&quot; &amp; ['Pacenotes List'.A61] &amp; CHAR(10);&quot;&quot;) &amp; &quot;Sounds=1&quot; &amp; CHAR(10) &amp; &quot;Snd0=&quot; &amp; LOWER(['Pacenotes List'.B61]) &amp; &quot;.ogg&quot; &amp; CHAR(10) &amp; IF(LEN(['Pacenotes List'.F61]) &gt; 0; &quot;link=&quot; &amp; ['Pacenotes List'.F61] &amp; CHAR(10);&quot;&quot;) &amp; IF(LEN(['Pacenotes List'.G61])&gt;0;&quot;standard=&quot; &amp; ['Pacenotes List'.G61] &amp; CHAR(10);&quot;&quot;) &amp; &quot;column=&quot; &amp; ['Pacenotes List'.I61] &amp; CHAR(10);&quot;&quot;)" office:value-type="string" office:string-value="[PACENOTE::MINUS]&#10;id=230&#10;Sounds=1&#10;Snd0=minus.ogg&#10;column=0&#10;">
            <text:p>[PACENOTE::MINUS]<text:line-break/>id=230<text:line-break/>Sounds=1<text:line-break/>Snd0=minus.ogg<text:line-break/>column=0<text:line-break/></text:p>
          </table:table-cell>
          <table:table-cell table:style-name="ce16" table:formula="of:=IF(LEN(['Pacenotes List'.H61]) &gt; 0;IF(LEN(['Pacenotes List'.B61]) &gt; 0;['Pacenotes List'.B61] &amp; &quot;=&quot; &amp; ['Pacenotes List'.C61]);&quot;&quot;)" office:value-type="string" office:string-value="MINUS=Minus">
            <text:p>MINUS=Minus</text:p>
          </table:table-cell>
          <table:table-cell table:style-name="ce16" table:formula="of:=IF(LEN(['Pacenotes List'.H61]) &gt; 0;IF(LEN(['Pacenotes List'.B61]) &gt; 0;['Pacenotes List'.B61] &amp; &quot;=&quot; &amp; ['Pacenotes List'.D61]);&quot;&quot;)" office:value-type="string" office:string-value="MINUS=Minus">
            <text:p>MINUS=Minus</text:p>
          </table:table-cell>
          <table:table-cell table:number-columns-repeated="1020"/>
        </table:table-row>
        <table:table-row table:style-name="ro4">
          <table:table-cell table:formula="of:=IF (LEN(['Pacenotes List'.H62]) &gt; 0; ['Pacenotes List'.H62]; &quot;&quot;)" office:value-type="string" office:string-value="ADDITIONAL">
            <text:p>ADDITIONAL</text:p>
          </table:table-cell>
          <table:table-cell table:style-name="ce16" table:formula="of:=IF(LEN(['Pacenotes List'.H62]) &gt; 0;&quot;[PACENOTE::&quot; &amp; ['Pacenotes List'.B62] &amp; &quot;]&quot; &amp; CHAR(10) &amp; IF(LEN(['Pacenotes List'.A62]) &gt; 0;&quot;id=&quot; &amp; ['Pacenotes List'.A62] &amp; CHAR(10);&quot;&quot;) &amp; &quot;Sounds=1&quot; &amp; CHAR(10) &amp; &quot;Snd0=&quot; &amp; LOWER(['Pacenotes List'.B62]) &amp; &quot;.ogg&quot; &amp; CHAR(10) &amp; IF(LEN(['Pacenotes List'.F62]) &gt; 0; &quot;link=&quot; &amp; ['Pacenotes List'.F62] &amp; CHAR(10);&quot;&quot;) &amp; IF(LEN(['Pacenotes List'.G62])&gt;0;&quot;standard=&quot; &amp; ['Pacenotes List'.G62] &amp; CHAR(10);&quot;&quot;) &amp; &quot;column=&quot; &amp; ['Pacenotes List'.I62] &amp; CHAR(10);&quot;&quot;)" office:value-type="string" office:string-value="[PACENOTE::MINUSMINUS]&#10;id=231&#10;Sounds=1&#10;Snd0=minusminus.ogg&#10;column=1&#10;">
            <text:p>[PACENOTE::MINUSMINUS]<text:line-break/>id=231<text:line-break/>Sounds=1<text:line-break/>Snd0=minusminus.ogg<text:line-break/>column=1<text:line-break/></text:p>
          </table:table-cell>
          <table:table-cell table:style-name="ce16" table:formula="of:=IF(LEN(['Pacenotes List'.H62]) &gt; 0;IF(LEN(['Pacenotes List'.B62]) &gt; 0;['Pacenotes List'.B62] &amp; &quot;=&quot; &amp; ['Pacenotes List'.C62]);&quot;&quot;)" office:value-type="string" office:string-value="MINUSMINUS=Minus Minus">
            <text:p>MINUSMINUS=Minus Minus</text:p>
          </table:table-cell>
          <table:table-cell table:style-name="ce16" table:formula="of:=IF(LEN(['Pacenotes List'.H62]) &gt; 0;IF(LEN(['Pacenotes List'.B62]) &gt; 0;['Pacenotes List'.B62] &amp; &quot;=&quot; &amp; ['Pacenotes List'.D62]);&quot;&quot;)" office:value-type="string" office:string-value="MINUSMINUS=Minus Minus">
            <text:p>MINUSMINUS=Minus Minus</text:p>
          </table:table-cell>
          <table:table-cell table:number-columns-repeated="1020"/>
        </table:table-row>
        <table:table-row table:style-name="ro4">
          <table:table-cell table:formula="of:=IF (LEN(['Pacenotes List'.H63]) &gt; 0; ['Pacenotes List'.H63]; &quot;&quot;)" office:value-type="string" office:string-value="ADDITIONAL">
            <text:p>ADDITIONAL</text:p>
          </table:table-cell>
          <table:table-cell table:style-name="ce16" table:formula="of:=IF(LEN(['Pacenotes List'.H63]) &gt; 0;&quot;[PACENOTE::&quot; &amp; ['Pacenotes List'.B63] &amp; &quot;]&quot; &amp; CHAR(10) &amp; IF(LEN(['Pacenotes List'.A63]) &gt; 0;&quot;id=&quot; &amp; ['Pacenotes List'.A63] &amp; CHAR(10);&quot;&quot;) &amp; &quot;Sounds=1&quot; &amp; CHAR(10) &amp; &quot;Snd0=&quot; &amp; LOWER(['Pacenotes List'.B63]) &amp; &quot;.ogg&quot; &amp; CHAR(10) &amp; IF(LEN(['Pacenotes List'.F63]) &gt; 0; &quot;link=&quot; &amp; ['Pacenotes List'.F63] &amp; CHAR(10);&quot;&quot;) &amp; IF(LEN(['Pacenotes List'.G63])&gt;0;&quot;standard=&quot; &amp; ['Pacenotes List'.G63] &amp; CHAR(10);&quot;&quot;) &amp; &quot;column=&quot; &amp; ['Pacenotes List'.I63] &amp; CHAR(10);&quot;&quot;)" office:value-type="string" office:string-value="[PACENOTE::PLUS]&#10;id=232&#10;Sounds=1&#10;Snd0=plus.ogg&#10;column=2&#10;">
            <text:p>[PACENOTE::PLUS]<text:line-break/>id=232<text:line-break/>Sounds=1<text:line-break/>Snd0=plus.ogg<text:line-break/>column=2<text:line-break/></text:p>
          </table:table-cell>
          <table:table-cell table:style-name="ce16" table:formula="of:=IF(LEN(['Pacenotes List'.H63]) &gt; 0;IF(LEN(['Pacenotes List'.B63]) &gt; 0;['Pacenotes List'.B63] &amp; &quot;=&quot; &amp; ['Pacenotes List'.C63]);&quot;&quot;)" office:value-type="string" office:string-value="PLUS=Plus">
            <text:p>PLUS=Plus</text:p>
          </table:table-cell>
          <table:table-cell table:style-name="ce16" table:formula="of:=IF(LEN(['Pacenotes List'.H63]) &gt; 0;IF(LEN(['Pacenotes List'.B63]) &gt; 0;['Pacenotes List'.B63] &amp; &quot;=&quot; &amp; ['Pacenotes List'.D63]);&quot;&quot;)" office:value-type="string" office:string-value="PLUS=Plus">
            <text:p>PLUS=Plus</text:p>
          </table:table-cell>
          <table:table-cell table:number-columns-repeated="1020"/>
        </table:table-row>
        <table:table-row table:style-name="ro4">
          <table:table-cell table:formula="of:=IF (LEN(['Pacenotes List'.H64]) &gt; 0; ['Pacenotes List'.H64]; &quot;&quot;)" office:value-type="string" office:string-value="ADDITIONAL">
            <text:p>ADDITIONAL</text:p>
          </table:table-cell>
          <table:table-cell table:style-name="ce16" table:formula="of:=IF(LEN(['Pacenotes List'.H64]) &gt; 0;&quot;[PACENOTE::&quot; &amp; ['Pacenotes List'.B64] &amp; &quot;]&quot; &amp; CHAR(10) &amp; IF(LEN(['Pacenotes List'.A64]) &gt; 0;&quot;id=&quot; &amp; ['Pacenotes List'.A64] &amp; CHAR(10);&quot;&quot;) &amp; &quot;Sounds=1&quot; &amp; CHAR(10) &amp; &quot;Snd0=&quot; &amp; LOWER(['Pacenotes List'.B64]) &amp; &quot;.ogg&quot; &amp; CHAR(10) &amp; IF(LEN(['Pacenotes List'.F64]) &gt; 0; &quot;link=&quot; &amp; ['Pacenotes List'.F64] &amp; CHAR(10);&quot;&quot;) &amp; IF(LEN(['Pacenotes List'.G64])&gt;0;&quot;standard=&quot; &amp; ['Pacenotes List'.G64] &amp; CHAR(10);&quot;&quot;) &amp; &quot;column=&quot; &amp; ['Pacenotes List'.I64] &amp; CHAR(10);&quot;&quot;)" office:value-type="string" office:string-value="[PACENOTE::PLUSPLUS]&#10;id=233&#10;Sounds=1&#10;Snd0=plusplus.ogg&#10;column=3&#10;">
            <text:p>[PACENOTE::PLUSPLUS]<text:line-break/>id=233<text:line-break/>Sounds=1<text:line-break/>Snd0=plusplus.ogg<text:line-break/>column=3<text:line-break/></text:p>
          </table:table-cell>
          <table:table-cell table:style-name="ce16" table:formula="of:=IF(LEN(['Pacenotes List'.H64]) &gt; 0;IF(LEN(['Pacenotes List'.B64]) &gt; 0;['Pacenotes List'.B64] &amp; &quot;=&quot; &amp; ['Pacenotes List'.C64]);&quot;&quot;)" office:value-type="string" office:string-value="PLUSPLUS=Plus Plus">
            <text:p>PLUSPLUS=Plus Plus</text:p>
          </table:table-cell>
          <table:table-cell table:style-name="ce16" table:formula="of:=IF(LEN(['Pacenotes List'.H64]) &gt; 0;IF(LEN(['Pacenotes List'.B64]) &gt; 0;['Pacenotes List'.B64] &amp; &quot;=&quot; &amp; ['Pacenotes List'.D64]);&quot;&quot;)" office:value-type="string" office:string-value="PLUSPLUS=Plus Plus">
            <text:p>PLUSPLUS=Plus Plus</text:p>
          </table:table-cell>
          <table:table-cell table:number-columns-repeated="1020"/>
        </table:table-row>
        <table:table-row table:style-name="ro4">
          <table:table-cell table:formula="of:=IF (LEN(['Pacenotes List'.H65]) &gt; 0; ['Pacenotes List'.H65]; &quot;&quot;)" office:value-type="string" office:string-value="ADJECTIVES">
            <text:p>ADJECTIVES</text:p>
          </table:table-cell>
          <table:table-cell table:style-name="ce16" table:formula="of:=IF(LEN(['Pacenotes List'.H65]) &gt; 0;&quot;[PACENOTE::&quot; &amp; ['Pacenotes List'.B65] &amp; &quot;]&quot; &amp; CHAR(10) &amp; IF(LEN(['Pacenotes List'.A65]) &gt; 0;&quot;id=&quot; &amp; ['Pacenotes List'.A65] &amp; CHAR(10);&quot;&quot;) &amp; &quot;Sounds=1&quot; &amp; CHAR(10) &amp; &quot;Snd0=&quot; &amp; LOWER(['Pacenotes List'.B65]) &amp; &quot;.ogg&quot; &amp; CHAR(10) &amp; IF(LEN(['Pacenotes List'.F65]) &gt; 0; &quot;link=&quot; &amp; ['Pacenotes List'.F65] &amp; CHAR(10);&quot;&quot;) &amp; IF(LEN(['Pacenotes List'.G65])&gt;0;&quot;standard=&quot; &amp; ['Pacenotes List'.G65] &amp; CHAR(10);&quot;&quot;) &amp; &quot;column=&quot; &amp; ['Pacenotes List'.I65] &amp; CHAR(10);&quot;&quot;)" office:value-type="string" office:string-value="[PACENOTE::EARLY]&#10;id=234&#10;Sounds=1&#10;Snd0=early.ogg&#10;column=0&#10;">
            <text:p>[PACENOTE::EARLY]<text:line-break/>id=234<text:line-break/>Sounds=1<text:line-break/>Snd0=early.ogg<text:line-break/>column=0<text:line-break/></text:p>
          </table:table-cell>
          <table:table-cell table:style-name="ce16" table:formula="of:=IF(LEN(['Pacenotes List'.H65]) &gt; 0;IF(LEN(['Pacenotes List'.B65]) &gt; 0;['Pacenotes List'.B65] &amp; &quot;=&quot; &amp; ['Pacenotes List'.C65]);&quot;&quot;)" office:value-type="string" office:string-value="EARLY=Früh">
            <text:p>EARLY=Früh</text:p>
          </table:table-cell>
          <table:table-cell table:style-name="ce16" table:formula="of:=IF(LEN(['Pacenotes List'.H65]) &gt; 0;IF(LEN(['Pacenotes List'.B65]) &gt; 0;['Pacenotes List'.B65] &amp; &quot;=&quot; &amp; ['Pacenotes List'.D65]);&quot;&quot;)" office:value-type="string" office:string-value="EARLY=Early">
            <text:p>EARLY=Early</text:p>
          </table:table-cell>
          <table:table-cell table:number-columns-repeated="1020"/>
        </table:table-row>
        <table:table-row table:style-name="ro4">
          <table:table-cell table:formula="of:=IF (LEN(['Pacenotes List'.H66]) &gt; 0; ['Pacenotes List'.H66]; &quot;&quot;)" office:value-type="string" office:string-value="ADJECTIVES">
            <text:p>ADJECTIVES</text:p>
          </table:table-cell>
          <table:table-cell table:style-name="ce16" table:formula="of:=IF(LEN(['Pacenotes List'.H66]) &gt; 0;&quot;[PACENOTE::&quot; &amp; ['Pacenotes List'.B66] &amp; &quot;]&quot; &amp; CHAR(10) &amp; IF(LEN(['Pacenotes List'.A66]) &gt; 0;&quot;id=&quot; &amp; ['Pacenotes List'.A66] &amp; CHAR(10);&quot;&quot;) &amp; &quot;Sounds=1&quot; &amp; CHAR(10) &amp; &quot;Snd0=&quot; &amp; LOWER(['Pacenotes List'.B66]) &amp; &quot;.ogg&quot; &amp; CHAR(10) &amp; IF(LEN(['Pacenotes List'.F66]) &gt; 0; &quot;link=&quot; &amp; ['Pacenotes List'.F66] &amp; CHAR(10);&quot;&quot;) &amp; IF(LEN(['Pacenotes List'.G66])&gt;0;&quot;standard=&quot; &amp; ['Pacenotes List'.G66] &amp; CHAR(10);&quot;&quot;) &amp; &quot;column=&quot; &amp; ['Pacenotes List'.I66] &amp; CHAR(10);&quot;&quot;)" office:value-type="string" office:string-value="[PACENOTE::LATE]&#10;id=235&#10;Sounds=1&#10;Snd0=late.ogg&#10;column=1&#10;">
            <text:p>[PACENOTE::LATE]<text:line-break/>id=235<text:line-break/>Sounds=1<text:line-break/>Snd0=late.ogg<text:line-break/>column=1<text:line-break/></text:p>
          </table:table-cell>
          <table:table-cell table:style-name="ce16" table:formula="of:=IF(LEN(['Pacenotes List'.H66]) &gt; 0;IF(LEN(['Pacenotes List'.B66]) &gt; 0;['Pacenotes List'.B66] &amp; &quot;=&quot; &amp; ['Pacenotes List'.C66]);&quot;&quot;)" office:value-type="string" office:string-value="LATE=Spät">
            <text:p>LATE=Spät</text:p>
          </table:table-cell>
          <table:table-cell table:style-name="ce16" table:formula="of:=IF(LEN(['Pacenotes List'.H66]) &gt; 0;IF(LEN(['Pacenotes List'.B66]) &gt; 0;['Pacenotes List'.B66] &amp; &quot;=&quot; &amp; ['Pacenotes List'.D66]);&quot;&quot;)" office:value-type="string" office:string-value="LATE=Late">
            <text:p>LATE=Late</text:p>
          </table:table-cell>
          <table:table-cell table:number-columns-repeated="1020"/>
        </table:table-row>
        <table:table-row table:style-name="ro4">
          <table:table-cell table:formula="of:=IF (LEN(['Pacenotes List'.H67]) &gt; 0; ['Pacenotes List'.H67]; &quot;&quot;)" office:value-type="string" office:string-value="ADJECTIVES">
            <text:p>ADJECTIVES</text:p>
          </table:table-cell>
          <table:table-cell table:style-name="ce16" table:formula="of:=IF(LEN(['Pacenotes List'.H67]) &gt; 0;&quot;[PACENOTE::&quot; &amp; ['Pacenotes List'.B67] &amp; &quot;]&quot; &amp; CHAR(10) &amp; IF(LEN(['Pacenotes List'.A67]) &gt; 0;&quot;id=&quot; &amp; ['Pacenotes List'.A67] &amp; CHAR(10);&quot;&quot;) &amp; &quot;Sounds=1&quot; &amp; CHAR(10) &amp; &quot;Snd0=&quot; &amp; LOWER(['Pacenotes List'.B67]) &amp; &quot;.ogg&quot; &amp; CHAR(10) &amp; IF(LEN(['Pacenotes List'.F67]) &gt; 0; &quot;link=&quot; &amp; ['Pacenotes List'.F67] &amp; CHAR(10);&quot;&quot;) &amp; IF(LEN(['Pacenotes List'.G67])&gt;0;&quot;standard=&quot; &amp; ['Pacenotes List'.G67] &amp; CHAR(10);&quot;&quot;) &amp; &quot;column=&quot; &amp; ['Pacenotes List'.I67] &amp; CHAR(10);&quot;&quot;)" office:value-type="string" office:string-value="[PACENOTE::EASY]&#10;id=236&#10;Sounds=1&#10;Snd0=easy.ogg&#10;column=2&#10;">
            <text:p>[PACENOTE::EASY]<text:line-break/>id=236<text:line-break/>Sounds=1<text:line-break/>Snd0=easy.ogg<text:line-break/>column=2<text:line-break/></text:p>
          </table:table-cell>
          <table:table-cell table:style-name="ce16" table:formula="of:=IF(LEN(['Pacenotes List'.H67]) &gt; 0;IF(LEN(['Pacenotes List'.B67]) &gt; 0;['Pacenotes List'.B67] &amp; &quot;=&quot; &amp; ['Pacenotes List'.C67]);&quot;&quot;)" office:value-type="string" office:string-value="EASY=Wenig">
            <text:p>EASY=Wenig</text:p>
          </table:table-cell>
          <table:table-cell table:style-name="ce16" table:formula="of:=IF(LEN(['Pacenotes List'.H67]) &gt; 0;IF(LEN(['Pacenotes List'.B67]) &gt; 0;['Pacenotes List'.B67] &amp; &quot;=&quot; &amp; ['Pacenotes List'.D67]);&quot;&quot;)" office:value-type="string" office:string-value="EASY=Easy">
            <text:p>EASY=Easy</text:p>
          </table:table-cell>
          <table:table-cell table:number-columns-repeated="1020"/>
        </table:table-row>
        <table:table-row table:style-name="ro4">
          <table:table-cell table:formula="of:=IF (LEN(['Pacenotes List'.H68]) &gt; 0; ['Pacenotes List'.H68]; &quot;&quot;)" office:value-type="string" office:string-value="ADJECTIVES">
            <text:p>ADJECTIVES</text:p>
          </table:table-cell>
          <table:table-cell table:style-name="ce16" table:formula="of:=IF(LEN(['Pacenotes List'.H68]) &gt; 0;&quot;[PACENOTE::&quot; &amp; ['Pacenotes List'.B68] &amp; &quot;]&quot; &amp; CHAR(10) &amp; IF(LEN(['Pacenotes List'.A68]) &gt; 0;&quot;id=&quot; &amp; ['Pacenotes List'.A68] &amp; CHAR(10);&quot;&quot;) &amp; &quot;Sounds=1&quot; &amp; CHAR(10) &amp; &quot;Snd0=&quot; &amp; LOWER(['Pacenotes List'.B68]) &amp; &quot;.ogg&quot; &amp; CHAR(10) &amp; IF(LEN(['Pacenotes List'.F68]) &gt; 0; &quot;link=&quot; &amp; ['Pacenotes List'.F68] &amp; CHAR(10);&quot;&quot;) &amp; IF(LEN(['Pacenotes List'.G68])&gt;0;&quot;standard=&quot; &amp; ['Pacenotes List'.G68] &amp; CHAR(10);&quot;&quot;) &amp; &quot;column=&quot; &amp; ['Pacenotes List'.I68] &amp; CHAR(10);&quot;&quot;)" office:value-type="string" office:string-value="[PACENOTE::MUCH]&#10;id=237&#10;Sounds=1&#10;Snd0=much.ogg&#10;column=1&#10;">
            <text:p>[PACENOTE::MUCH]<text:line-break/>id=237<text:line-break/>Sounds=1<text:line-break/>Snd0=much.ogg<text:line-break/>column=1<text:line-break/></text:p>
          </table:table-cell>
          <table:table-cell table:style-name="ce16" table:formula="of:=IF(LEN(['Pacenotes List'.H68]) &gt; 0;IF(LEN(['Pacenotes List'.B68]) &gt; 0;['Pacenotes List'.B68] &amp; &quot;=&quot; &amp; ['Pacenotes List'.C68]);&quot;&quot;)" office:value-type="string" office:string-value="MUCH=Viel">
            <text:p>MUCH=Viel</text:p>
          </table:table-cell>
          <table:table-cell table:style-name="ce16" table:formula="of:=IF(LEN(['Pacenotes List'.H68]) &gt; 0;IF(LEN(['Pacenotes List'.B68]) &gt; 0;['Pacenotes List'.B68] &amp; &quot;=&quot; &amp; ['Pacenotes List'.D68]);&quot;&quot;)" office:value-type="string" office:string-value="MUCH=Much">
            <text:p>MUCH=Much</text:p>
          </table:table-cell>
          <table:table-cell table:number-columns-repeated="1020"/>
        </table:table-row>
        <table:table-row table:style-name="ro4">
          <table:table-cell table:formula="of:=IF (LEN(['Pacenotes List'.H69]) &gt; 0; ['Pacenotes List'.H69]; &quot;&quot;)" office:value-type="string" office:string-value="ADJECTIVES">
            <text:p>ADJECTIVES</text:p>
          </table:table-cell>
          <table:table-cell table:style-name="ce16" table:formula="of:=IF(LEN(['Pacenotes List'.H69]) &gt; 0;&quot;[PACENOTE::&quot; &amp; ['Pacenotes List'.B69] &amp; &quot;]&quot; &amp; CHAR(10) &amp; IF(LEN(['Pacenotes List'.A69]) &gt; 0;&quot;id=&quot; &amp; ['Pacenotes List'.A69] &amp; CHAR(10);&quot;&quot;) &amp; &quot;Sounds=1&quot; &amp; CHAR(10) &amp; &quot;Snd0=&quot; &amp; LOWER(['Pacenotes List'.B69]) &amp; &quot;.ogg&quot; &amp; CHAR(10) &amp; IF(LEN(['Pacenotes List'.F69]) &gt; 0; &quot;link=&quot; &amp; ['Pacenotes List'.F69] &amp; CHAR(10);&quot;&quot;) &amp; IF(LEN(['Pacenotes List'.G69])&gt;0;&quot;standard=&quot; &amp; ['Pacenotes List'.G69] &amp; CHAR(10);&quot;&quot;) &amp; &quot;column=&quot; &amp; ['Pacenotes List'.I69] &amp; CHAR(10);&quot;&quot;)" office:value-type="string" office:string-value="[PACENOTE::MANY]&#10;id=238&#10;Sounds=1&#10;Snd0=many.ogg&#10;column=2&#10;">
            <text:p>[PACENOTE::MANY]<text:line-break/>id=238<text:line-break/>Sounds=1<text:line-break/>Snd0=many.ogg<text:line-break/>column=2<text:line-break/></text:p>
          </table:table-cell>
          <table:table-cell table:style-name="ce16" table:formula="of:=IF(LEN(['Pacenotes List'.H69]) &gt; 0;IF(LEN(['Pacenotes List'.B69]) &gt; 0;['Pacenotes List'.B69] &amp; &quot;=&quot; &amp; ['Pacenotes List'.C69]);&quot;&quot;)" office:value-type="string" office:string-value="MANY=Viele">
            <text:p>MANY=Viele</text:p>
          </table:table-cell>
          <table:table-cell table:style-name="ce16" table:formula="of:=IF(LEN(['Pacenotes List'.H69]) &gt; 0;IF(LEN(['Pacenotes List'.B69]) &gt; 0;['Pacenotes List'.B69] &amp; &quot;=&quot; &amp; ['Pacenotes List'.D69]);&quot;&quot;)" office:value-type="string" office:string-value="MANY=Many">
            <text:p>MANY=Many</text:p>
          </table:table-cell>
          <table:table-cell table:number-columns-repeated="1020"/>
        </table:table-row>
        <table:table-row table:style-name="ro4">
          <table:table-cell table:formula="of:=IF (LEN(['Pacenotes List'.H70]) &gt; 0; ['Pacenotes List'.H70]; &quot;&quot;)" office:value-type="string" office:string-value="ADJECTIVES">
            <text:p>ADJECTIVES</text:p>
          </table:table-cell>
          <table:table-cell table:style-name="ce16" table:formula="of:=IF(LEN(['Pacenotes List'.H70]) &gt; 0;&quot;[PACENOTE::&quot; &amp; ['Pacenotes List'.B70] &amp; &quot;]&quot; &amp; CHAR(10) &amp; IF(LEN(['Pacenotes List'.A70]) &gt; 0;&quot;id=&quot; &amp; ['Pacenotes List'.A70] &amp; CHAR(10);&quot;&quot;) &amp; &quot;Sounds=1&quot; &amp; CHAR(10) &amp; &quot;Snd0=&quot; &amp; LOWER(['Pacenotes List'.B70]) &amp; &quot;.ogg&quot; &amp; CHAR(10) &amp; IF(LEN(['Pacenotes List'.F70]) &gt; 0; &quot;link=&quot; &amp; ['Pacenotes List'.F70] &amp; CHAR(10);&quot;&quot;) &amp; IF(LEN(['Pacenotes List'.G70])&gt;0;&quot;standard=&quot; &amp; ['Pacenotes List'.G70] &amp; CHAR(10);&quot;&quot;) &amp; &quot;column=&quot; &amp; ['Pacenotes List'.I70] &amp; CHAR(10);&quot;&quot;)" office:value-type="string" office:string-value="[PACENOTE::VERY]&#10;id=239&#10;Sounds=1&#10;Snd0=very.ogg&#10;column=0&#10;">
            <text:p>[PACENOTE::VERY]<text:line-break/>id=239<text:line-break/>Sounds=1<text:line-break/>Snd0=very.ogg<text:line-break/>column=0<text:line-break/></text:p>
          </table:table-cell>
          <table:table-cell table:style-name="ce16" table:formula="of:=IF(LEN(['Pacenotes List'.H70]) &gt; 0;IF(LEN(['Pacenotes List'.B70]) &gt; 0;['Pacenotes List'.B70] &amp; &quot;=&quot; &amp; ['Pacenotes List'.C70]);&quot;&quot;)" office:value-type="string" office:string-value="VERY=Sehr">
            <text:p>VERY=Sehr</text:p>
          </table:table-cell>
          <table:table-cell table:style-name="ce16" table:formula="of:=IF(LEN(['Pacenotes List'.H70]) &gt; 0;IF(LEN(['Pacenotes List'.B70]) &gt; 0;['Pacenotes List'.B70] &amp; &quot;=&quot; &amp; ['Pacenotes List'.D70]);&quot;&quot;)" office:value-type="string" office:string-value="VERY=Very">
            <text:p>VERY=Very</text:p>
          </table:table-cell>
          <table:table-cell table:number-columns-repeated="1020"/>
        </table:table-row>
        <table:table-row table:style-name="ro6">
          <table:table-cell table:formula="of:=IF (LEN(['Pacenotes List'.H71]) &gt; 0; ['Pacenotes List'.H71]; &quot;&quot;)" office:value-type="string" office:string-value="ADJECTIVES">
            <text:p>ADJECTIVES</text:p>
          </table:table-cell>
          <table:table-cell table:style-name="ce16" table:formula="of:=IF(LEN(['Pacenotes List'.H71]) &gt; 0;&quot;[PACENOTE::&quot; &amp; ['Pacenotes List'.B71] &amp; &quot;]&quot; &amp; CHAR(10) &amp; IF(LEN(['Pacenotes List'.A71]) &gt; 0;&quot;id=&quot; &amp; ['Pacenotes List'.A71] &amp; CHAR(10);&quot;&quot;) &amp; &quot;Sounds=1&quot; &amp; CHAR(10) &amp; &quot;Snd0=&quot; &amp; LOWER(['Pacenotes List'.B71]) &amp; &quot;.ogg&quot; &amp; CHAR(10) &amp; IF(LEN(['Pacenotes List'.F71]) &gt; 0; &quot;link=&quot; &amp; ['Pacenotes List'.F71] &amp; CHAR(10);&quot;&quot;) &amp; IF(LEN(['Pacenotes List'.G71])&gt;0;&quot;standard=&quot; &amp; ['Pacenotes List'.G71] &amp; CHAR(10);&quot;&quot;) &amp; &quot;column=&quot; &amp; ['Pacenotes List'.I71] &amp; CHAR(10);&quot;&quot;)" office:value-type="string" office:string-value="[PACENOTE::HARD]&#10;id=240&#10;Sounds=1&#10;Snd0=hard.ogg&#10;column=3&#10;">
            <text:p>[PACENOTE::HARD]<text:line-break/>id=240<text:line-break/>Sounds=1<text:line-break/>Snd0=hard.ogg<text:line-break/>column=3<text:line-break/></text:p>
          </table:table-cell>
          <table:table-cell table:style-name="ce16" table:formula="of:=IF(LEN(['Pacenotes List'.H71]) &gt; 0;IF(LEN(['Pacenotes List'.B71]) &gt; 0;['Pacenotes List'.B71] &amp; &quot;=&quot; &amp; ['Pacenotes List'.C71]);&quot;&quot;)" office:value-type="string" office:string-value="HARD=Stark">
            <text:p>HARD=Stark</text:p>
          </table:table-cell>
          <table:table-cell table:style-name="ce16" table:formula="of:=IF(LEN(['Pacenotes List'.H71]) &gt; 0;IF(LEN(['Pacenotes List'.B71]) &gt; 0;['Pacenotes List'.B71] &amp; &quot;=&quot; &amp; ['Pacenotes List'.D71]);&quot;&quot;)" office:value-type="string" office:string-value="HARD=Hard">
            <text:p>HARD=Hard</text:p>
          </table:table-cell>
          <table:table-cell table:number-columns-repeated="1020"/>
        </table:table-row>
        <table:table-row table:style-name="ro4">
          <table:table-cell table:formula="of:=IF (LEN(['Pacenotes List'.H72]) &gt; 0; ['Pacenotes List'.H72]; &quot;&quot;)" office:value-type="string" office:string-value="ADJECTIVES">
            <text:p>ADJECTIVES</text:p>
          </table:table-cell>
          <table:table-cell table:style-name="ce16" table:formula="of:=IF(LEN(['Pacenotes List'.H72]) &gt; 0;&quot;[PACENOTE::&quot; &amp; ['Pacenotes List'.B72] &amp; &quot;]&quot; &amp; CHAR(10) &amp; IF(LEN(['Pacenotes List'.A72]) &gt; 0;&quot;id=&quot; &amp; ['Pacenotes List'.A72] &amp; CHAR(10);&quot;&quot;) &amp; &quot;Sounds=1&quot; &amp; CHAR(10) &amp; &quot;Snd0=&quot; &amp; LOWER(['Pacenotes List'.B72]) &amp; &quot;.ogg&quot; &amp; CHAR(10) &amp; IF(LEN(['Pacenotes List'.F72]) &gt; 0; &quot;link=&quot; &amp; ['Pacenotes List'.F72] &amp; CHAR(10);&quot;&quot;) &amp; IF(LEN(['Pacenotes List'.G72])&gt;0;&quot;standard=&quot; &amp; ['Pacenotes List'.G72] &amp; CHAR(10);&quot;&quot;) &amp; &quot;column=&quot; &amp; ['Pacenotes List'.I72] &amp; CHAR(10);&quot;&quot;)" office:value-type="string" office:string-value="[PACENOTE::FAST]&#10;id=241&#10;Sounds=1&#10;Snd0=fast.ogg&#10;column=1&#10;">
            <text:p>[PACENOTE::FAST]<text:line-break/>id=241<text:line-break/>Sounds=1<text:line-break/>Snd0=fast.ogg<text:line-break/>column=1<text:line-break/></text:p>
          </table:table-cell>
          <table:table-cell table:style-name="ce16" table:formula="of:=IF(LEN(['Pacenotes List'.H72]) &gt; 0;IF(LEN(['Pacenotes List'.B72]) &gt; 0;['Pacenotes List'.B72] &amp; &quot;=&quot; &amp; ['Pacenotes List'.C72]);&quot;&quot;)" office:value-type="string" office:string-value="FAST=Schnell">
            <text:p>FAST=Schnell</text:p>
          </table:table-cell>
          <table:table-cell table:style-name="ce16" table:formula="of:=IF(LEN(['Pacenotes List'.H72]) &gt; 0;IF(LEN(['Pacenotes List'.B72]) &gt; 0;['Pacenotes List'.B72] &amp; &quot;=&quot; &amp; ['Pacenotes List'.D72]);&quot;&quot;)" office:value-type="string" office:string-value="FAST=Fast">
            <text:p>FAST=Fast</text:p>
          </table:table-cell>
          <table:table-cell table:number-columns-repeated="1020"/>
        </table:table-row>
        <table:table-row table:style-name="ro4">
          <table:table-cell table:formula="of:=IF (LEN(['Pacenotes List'.H73]) &gt; 0; ['Pacenotes List'.H73]; &quot;&quot;)" office:value-type="string" office:string-value="ADJECTIVES">
            <text:p>ADJECTIVES</text:p>
          </table:table-cell>
          <table:table-cell table:style-name="ce16" table:formula="of:=IF(LEN(['Pacenotes List'.H73]) &gt; 0;&quot;[PACENOTE::&quot; &amp; ['Pacenotes List'.B73] &amp; &quot;]&quot; &amp; CHAR(10) &amp; IF(LEN(['Pacenotes List'.A73]) &gt; 0;&quot;id=&quot; &amp; ['Pacenotes List'.A73] &amp; CHAR(10);&quot;&quot;) &amp; &quot;Sounds=1&quot; &amp; CHAR(10) &amp; &quot;Snd0=&quot; &amp; LOWER(['Pacenotes List'.B73]) &amp; &quot;.ogg&quot; &amp; CHAR(10) &amp; IF(LEN(['Pacenotes List'.F73]) &gt; 0; &quot;link=&quot; &amp; ['Pacenotes List'.F73] &amp; CHAR(10);&quot;&quot;) &amp; IF(LEN(['Pacenotes List'.G73])&gt;0;&quot;standard=&quot; &amp; ['Pacenotes List'.G73] &amp; CHAR(10);&quot;&quot;) &amp; &quot;column=&quot; &amp; ['Pacenotes List'.I73] &amp; CHAR(10);&quot;&quot;)" office:value-type="string" office:string-value="[PACENOTE::SLOW]&#10;id=242&#10;Sounds=1&#10;Snd0=slow.ogg&#10;column=0&#10;">
            <text:p>[PACENOTE::SLOW]<text:line-break/>id=242<text:line-break/>Sounds=1<text:line-break/>Snd0=slow.ogg<text:line-break/>column=0<text:line-break/></text:p>
          </table:table-cell>
          <table:table-cell table:style-name="ce16" table:formula="of:=IF(LEN(['Pacenotes List'.H73]) &gt; 0;IF(LEN(['Pacenotes List'.B73]) &gt; 0;['Pacenotes List'.B73] &amp; &quot;=&quot; &amp; ['Pacenotes List'.C73]);&quot;&quot;)" office:value-type="string" office:string-value="SLOW=Langsam">
            <text:p>SLOW=Langsam</text:p>
          </table:table-cell>
          <table:table-cell table:style-name="ce16" table:formula="of:=IF(LEN(['Pacenotes List'.H73]) &gt; 0;IF(LEN(['Pacenotes List'.B73]) &gt; 0;['Pacenotes List'.B73] &amp; &quot;=&quot; &amp; ['Pacenotes List'.D73]);&quot;&quot;)" office:value-type="string" office:string-value="SLOW=Slow">
            <text:p>SLOW=Slow</text:p>
          </table:table-cell>
          <table:table-cell table:number-columns-repeated="1020"/>
        </table:table-row>
        <table:table-row table:style-name="ro4">
          <table:table-cell table:formula="of:=IF (LEN(['Pacenotes List'.H74]) &gt; 0; ['Pacenotes List'.H74]; &quot;&quot;)" office:value-type="string" office:string-value="ADJECTIVES">
            <text:p>ADJECTIVES</text:p>
          </table:table-cell>
          <table:table-cell table:style-name="ce16" table:formula="of:=IF(LEN(['Pacenotes List'.H74]) &gt; 0;&quot;[PACENOTE::&quot; &amp; ['Pacenotes List'.B74] &amp; &quot;]&quot; &amp; CHAR(10) &amp; IF(LEN(['Pacenotes List'.A74]) &gt; 0;&quot;id=&quot; &amp; ['Pacenotes List'.A74] &amp; CHAR(10);&quot;&quot;) &amp; &quot;Sounds=1&quot; &amp; CHAR(10) &amp; &quot;Snd0=&quot; &amp; LOWER(['Pacenotes List'.B74]) &amp; &quot;.ogg&quot; &amp; CHAR(10) &amp; IF(LEN(['Pacenotes List'.F74]) &gt; 0; &quot;link=&quot; &amp; ['Pacenotes List'.F74] &amp; CHAR(10);&quot;&quot;) &amp; IF(LEN(['Pacenotes List'.G74])&gt;0;&quot;standard=&quot; &amp; ['Pacenotes List'.G74] &amp; CHAR(10);&quot;&quot;) &amp; &quot;column=&quot; &amp; ['Pacenotes List'.I74] &amp; CHAR(10);&quot;&quot;)" office:value-type="string" office:string-value="[PACENOTE::EXACT]&#10;id=243&#10;Sounds=1&#10;Snd0=exact.ogg&#10;column=0&#10;">
            <text:p>[PACENOTE::EXACT]<text:line-break/>id=243<text:line-break/>Sounds=1<text:line-break/>Snd0=exact.ogg<text:line-break/>column=0<text:line-break/></text:p>
          </table:table-cell>
          <table:table-cell table:style-name="ce16" table:formula="of:=IF(LEN(['Pacenotes List'.H74]) &gt; 0;IF(LEN(['Pacenotes List'.B74]) &gt; 0;['Pacenotes List'.B74] &amp; &quot;=&quot; &amp; ['Pacenotes List'.C74]);&quot;&quot;)" office:value-type="string" office:string-value="EXACT=Genau">
            <text:p>EXACT=Genau</text:p>
          </table:table-cell>
          <table:table-cell table:style-name="ce16" table:formula="of:=IF(LEN(['Pacenotes List'.H74]) &gt; 0;IF(LEN(['Pacenotes List'.B74]) &gt; 0;['Pacenotes List'.B74] &amp; &quot;=&quot; &amp; ['Pacenotes List'.D74]);&quot;&quot;)" office:value-type="string" office:string-value="EXACT=Exact">
            <text:p>EXACT=Exact</text:p>
          </table:table-cell>
          <table:table-cell table:number-columns-repeated="1020"/>
        </table:table-row>
        <table:table-row table:style-name="ro4">
          <table:table-cell table:formula="of:=IF (LEN(['Pacenotes List'.H75]) &gt; 0; ['Pacenotes List'.H75]; &quot;&quot;)" office:value-type="string" office:string-value="DRIVING">
            <text:p>DRIVING</text:p>
          </table:table-cell>
          <table:table-cell table:style-name="ce16" table:formula="of:=IF(LEN(['Pacenotes List'.H75]) &gt; 0;&quot;[PACENOTE::&quot; &amp; ['Pacenotes List'.B75] &amp; &quot;]&quot; &amp; CHAR(10) &amp; IF(LEN(['Pacenotes List'.A75]) &gt; 0;&quot;id=&quot; &amp; ['Pacenotes List'.A75] &amp; CHAR(10);&quot;&quot;) &amp; &quot;Sounds=1&quot; &amp; CHAR(10) &amp; &quot;Snd0=&quot; &amp; LOWER(['Pacenotes List'.B75]) &amp; &quot;.ogg&quot; &amp; CHAR(10) &amp; IF(LEN(['Pacenotes List'.F75]) &gt; 0; &quot;link=&quot; &amp; ['Pacenotes List'.F75] &amp; CHAR(10);&quot;&quot;) &amp; IF(LEN(['Pacenotes List'.G75])&gt;0;&quot;standard=&quot; &amp; ['Pacenotes List'.G75] &amp; CHAR(10);&quot;&quot;) &amp; &quot;column=&quot; &amp; ['Pacenotes List'.I75] &amp; CHAR(10);&quot;&quot;)" office:value-type="string" office:string-value="[PACENOTE::SLOWING]&#10;id=244&#10;Sounds=1&#10;Snd0=slowing.ogg&#10;column=3&#10;">
            <text:p>[PACENOTE::SLOWING]<text:line-break/>id=244<text:line-break/>Sounds=1<text:line-break/>Snd0=slowing.ogg<text:line-break/>column=3<text:line-break/></text:p>
          </table:table-cell>
          <table:table-cell table:style-name="ce16" table:formula="of:=IF(LEN(['Pacenotes List'.H75]) &gt; 0;IF(LEN(['Pacenotes List'.B75]) &gt; 0;['Pacenotes List'.B75] &amp; &quot;=&quot; &amp; ['Pacenotes List'.C75]);&quot;&quot;)" office:value-type="string" office:string-value="SLOWING=Langsamer">
            <text:p>SLOWING=Langsamer</text:p>
          </table:table-cell>
          <table:table-cell table:style-name="ce16" table:formula="of:=IF(LEN(['Pacenotes List'.H75]) &gt; 0;IF(LEN(['Pacenotes List'.B75]) &gt; 0;['Pacenotes List'.B75] &amp; &quot;=&quot; &amp; ['Pacenotes List'.D75]);&quot;&quot;)" office:value-type="string" office:string-value="SLOWING=Slowing">
            <text:p>SLOWING=Slowing</text:p>
          </table:table-cell>
          <table:table-cell table:number-columns-repeated="1020"/>
        </table:table-row>
        <table:table-row table:style-name="ro4">
          <table:table-cell table:formula="of:=IF (LEN(['Pacenotes List'.H76]) &gt; 0; ['Pacenotes List'.H76]; &quot;&quot;)" office:value-type="string" office:string-value="ADDITIONAL">
            <text:p>ADDITIONAL</text:p>
          </table:table-cell>
          <table:table-cell table:style-name="ce16" table:formula="of:=IF(LEN(['Pacenotes List'.H76]) &gt; 0;&quot;[PACENOTE::&quot; &amp; ['Pacenotes List'.B76] &amp; &quot;]&quot; &amp; CHAR(10) &amp; IF(LEN(['Pacenotes List'.A76]) &gt; 0;&quot;id=&quot; &amp; ['Pacenotes List'.A76] &amp; CHAR(10);&quot;&quot;) &amp; &quot;Sounds=1&quot; &amp; CHAR(10) &amp; &quot;Snd0=&quot; &amp; LOWER(['Pacenotes List'.B76]) &amp; &quot;.ogg&quot; &amp; CHAR(10) &amp; IF(LEN(['Pacenotes List'.F76]) &gt; 0; &quot;link=&quot; &amp; ['Pacenotes List'.F76] &amp; CHAR(10);&quot;&quot;) &amp; IF(LEN(['Pacenotes List'.G76])&gt;0;&quot;standard=&quot; &amp; ['Pacenotes List'.G76] &amp; CHAR(10);&quot;&quot;) &amp; &quot;column=&quot; &amp; ['Pacenotes List'.I76] &amp; CHAR(10);&quot;&quot;)" office:value-type="string" office:string-value="[PACENOTE::MAYBE]&#10;Sounds=1&#10;Snd0=maybe.ogg&#10;column=2&#10;">
            <text:p>[PACENOTE::MAYBE]<text:line-break/>Sounds=1<text:line-break/>Snd0=maybe.ogg<text:line-break/>column=2<text:line-break/></text:p>
          </table:table-cell>
          <table:table-cell table:style-name="ce16" table:formula="of:=IF(LEN(['Pacenotes List'.H76]) &gt; 0;IF(LEN(['Pacenotes List'.B76]) &gt; 0;['Pacenotes List'.B76] &amp; &quot;=&quot; &amp; ['Pacenotes List'.C76]);&quot;&quot;)" office:value-type="string" office:string-value="MAYBE=Vielleicht">
            <text:p>MAYBE=Vielleicht</text:p>
          </table:table-cell>
          <table:table-cell table:style-name="ce16" table:formula="of:=IF(LEN(['Pacenotes List'.H76]) &gt; 0;IF(LEN(['Pacenotes List'.B76]) &gt; 0;['Pacenotes List'.B76] &amp; &quot;=&quot; &amp; ['Pacenotes List'.D76]);&quot;&quot;)" office:value-type="string" office:string-value="MAYBE=Maybe">
            <text:p>MAYBE=Maybe</text:p>
          </table:table-cell>
          <table:table-cell table:number-columns-repeated="1020"/>
        </table:table-row>
        <table:table-row table:style-name="ro4">
          <table:table-cell table:formula="of:=IF (LEN(['Pacenotes List'.H77]) &gt; 0; ['Pacenotes List'.H77]; &quot;&quot;)" office:value-type="string" office:string-value="ADJECTIVES">
            <text:p>ADJECTIVES</text:p>
          </table:table-cell>
          <table:table-cell table:style-name="ce16" table:formula="of:=IF(LEN(['Pacenotes List'.H77]) &gt; 0;&quot;[PACENOTE::&quot; &amp; ['Pacenotes List'.B77] &amp; &quot;]&quot; &amp; CHAR(10) &amp; IF(LEN(['Pacenotes List'.A77]) &gt; 0;&quot;id=&quot; &amp; ['Pacenotes List'.A77] &amp; CHAR(10);&quot;&quot;) &amp; &quot;Sounds=1&quot; &amp; CHAR(10) &amp; &quot;Snd0=&quot; &amp; LOWER(['Pacenotes List'.B77]) &amp; &quot;.ogg&quot; &amp; CHAR(10) &amp; IF(LEN(['Pacenotes List'.F77]) &gt; 0; &quot;link=&quot; &amp; ['Pacenotes List'.F77] &amp; CHAR(10);&quot;&quot;) &amp; IF(LEN(['Pacenotes List'.G77])&gt;0;&quot;standard=&quot; &amp; ['Pacenotes List'.G77] &amp; CHAR(10);&quot;&quot;) &amp; &quot;column=&quot; &amp; ['Pacenotes List'.I77] &amp; CHAR(10);&quot;&quot;)" office:value-type="string" office:string-value="[PACENOTE::DIRECTLY]&#10;id=245&#10;Sounds=1&#10;Snd0=directly.ogg&#10;column=1&#10;">
            <text:p>[PACENOTE::DIRECTLY]<text:line-break/>id=245<text:line-break/>Sounds=1<text:line-break/>Snd0=directly.ogg<text:line-break/>column=1<text:line-break/></text:p>
          </table:table-cell>
          <table:table-cell table:style-name="ce16" table:formula="of:=IF(LEN(['Pacenotes List'.H77]) &gt; 0;IF(LEN(['Pacenotes List'.B77]) &gt; 0;['Pacenotes List'.B77] &amp; &quot;=&quot; &amp; ['Pacenotes List'.C77]);&quot;&quot;)" office:value-type="string" office:string-value="DIRECTLY=Sofort">
            <text:p>DIRECTLY=Sofort</text:p>
          </table:table-cell>
          <table:table-cell table:style-name="ce16" table:formula="of:=IF(LEN(['Pacenotes List'.H77]) &gt; 0;IF(LEN(['Pacenotes List'.B77]) &gt; 0;['Pacenotes List'.B77] &amp; &quot;=&quot; &amp; ['Pacenotes List'.D77]);&quot;&quot;)" office:value-type="string" office:string-value="DIRECTLY=Directly">
            <text:p>DIRECTLY=Directly</text:p>
          </table:table-cell>
          <table:table-cell table:number-columns-repeated="1020"/>
        </table:table-row>
        <table:table-row table:style-name="ro6">
          <table:table-cell table:formula="of:=IF (LEN(['Pacenotes List'.H78]) &gt; 0; ['Pacenotes List'.H78]; &quot;&quot;)" office:value-type="string" office:string-value="ADJECTIVES">
            <text:p>ADJECTIVES</text:p>
          </table:table-cell>
          <table:table-cell table:style-name="ce16" table:formula="of:=IF(LEN(['Pacenotes List'.H78]) &gt; 0;&quot;[PACENOTE::&quot; &amp; ['Pacenotes List'.B78] &amp; &quot;]&quot; &amp; CHAR(10) &amp; IF(LEN(['Pacenotes List'.A78]) &gt; 0;&quot;id=&quot; &amp; ['Pacenotes List'.A78] &amp; CHAR(10);&quot;&quot;) &amp; &quot;Sounds=1&quot; &amp; CHAR(10) &amp; &quot;Snd0=&quot; &amp; LOWER(['Pacenotes List'.B78]) &amp; &quot;.ogg&quot; &amp; CHAR(10) &amp; IF(LEN(['Pacenotes List'.F78]) &gt; 0; &quot;link=&quot; &amp; ['Pacenotes List'.F78] &amp; CHAR(10);&quot;&quot;) &amp; IF(LEN(['Pacenotes List'.G78])&gt;0;&quot;standard=&quot; &amp; ['Pacenotes List'.G78] &amp; CHAR(10);&quot;&quot;) &amp; &quot;column=&quot; &amp; ['Pacenotes List'.I78] &amp; CHAR(10);&quot;&quot;)" office:value-type="string" office:string-value="[PACENOTE::LIGHT]&#10;id=246&#10;Sounds=1&#10;Snd0=light.ogg&#10;column=1&#10;">
            <text:p>[PACENOTE::LIGHT]<text:line-break/>id=246<text:line-break/>Sounds=1<text:line-break/>Snd0=light.ogg<text:line-break/>column=1<text:line-break/></text:p>
          </table:table-cell>
          <table:table-cell table:style-name="ce16" table:formula="of:=IF(LEN(['Pacenotes List'.H78]) &gt; 0;IF(LEN(['Pacenotes List'.B78]) &gt; 0;['Pacenotes List'.B78] &amp; &quot;=&quot; &amp; ['Pacenotes List'.C78]);&quot;&quot;)" office:value-type="string" office:string-value="LIGHT=Leicht">
            <text:p>LIGHT=Leicht</text:p>
          </table:table-cell>
          <table:table-cell table:style-name="ce16" table:formula="of:=IF(LEN(['Pacenotes List'.H78]) &gt; 0;IF(LEN(['Pacenotes List'.B78]) &gt; 0;['Pacenotes List'.B78] &amp; &quot;=&quot; &amp; ['Pacenotes List'.D78]);&quot;&quot;)" office:value-type="string" office:string-value="LIGHT=Light">
            <text:p>LIGHT=Light</text:p>
          </table:table-cell>
          <table:table-cell table:number-columns-repeated="1020"/>
        </table:table-row>
        <table:table-row table:style-name="ro6">
          <table:table-cell table:formula="of:=IF (LEN(['Pacenotes List'.H79]) &gt; 0; ['Pacenotes List'.H79]; &quot;&quot;)" office:value-type="string" office:string-value="ADJECTIVES">
            <text:p>ADJECTIVES</text:p>
          </table:table-cell>
          <table:table-cell table:style-name="ce16" table:formula="of:=IF(LEN(['Pacenotes List'.H79]) &gt; 0;&quot;[PACENOTE::&quot; &amp; ['Pacenotes List'.B79] &amp; &quot;]&quot; &amp; CHAR(10) &amp; IF(LEN(['Pacenotes List'.A79]) &gt; 0;&quot;id=&quot; &amp; ['Pacenotes List'.A79] &amp; CHAR(10);&quot;&quot;) &amp; &quot;Sounds=1&quot; &amp; CHAR(10) &amp; &quot;Snd0=&quot; &amp; LOWER(['Pacenotes List'.B79]) &amp; &quot;.ogg&quot; &amp; CHAR(10) &amp; IF(LEN(['Pacenotes List'.F79]) &gt; 0; &quot;link=&quot; &amp; ['Pacenotes List'.F79] &amp; CHAR(10);&quot;&quot;) &amp; IF(LEN(['Pacenotes List'.G79])&gt;0;&quot;standard=&quot; &amp; ['Pacenotes List'.G79] &amp; CHAR(10);&quot;&quot;) &amp; &quot;column=&quot; &amp; ['Pacenotes List'.I79] &amp; CHAR(10);&quot;&quot;)" office:value-type="string" office:string-value="[PACENOTE::BIG]&#10;id=247&#10;Sounds=1&#10;Snd0=big.ogg&#10;column=3&#10;">
            <text:p>[PACENOTE::BIG]<text:line-break/>id=247<text:line-break/>Sounds=1<text:line-break/>Snd0=big.ogg<text:line-break/>column=3<text:line-break/></text:p>
          </table:table-cell>
          <table:table-cell table:style-name="ce16" table:formula="of:=IF(LEN(['Pacenotes List'.H79]) &gt; 0;IF(LEN(['Pacenotes List'.B79]) &gt; 0;['Pacenotes List'.B79] &amp; &quot;=&quot; &amp; ['Pacenotes List'.C79]);&quot;&quot;)" office:value-type="string" office:string-value="BIG=Groß">
            <text:p>BIG=Groß</text:p>
          </table:table-cell>
          <table:table-cell table:style-name="ce16" table:formula="of:=IF(LEN(['Pacenotes List'.H79]) &gt; 0;IF(LEN(['Pacenotes List'.B79]) &gt; 0;['Pacenotes List'.B79] &amp; &quot;=&quot; &amp; ['Pacenotes List'.D79]);&quot;&quot;)" office:value-type="string" office:string-value="BIG=Big">
            <text:p>BIG=Big</text:p>
          </table:table-cell>
          <table:table-cell table:number-columns-repeated="1020"/>
        </table:table-row>
        <table:table-row table:style-name="ro6">
          <table:table-cell table:formula="of:=IF (LEN(['Pacenotes List'.H80]) &gt; 0; ['Pacenotes List'.H80]; &quot;&quot;)" office:value-type="string" office:string-value="ADJECTIVES">
            <text:p>ADJECTIVES</text:p>
          </table:table-cell>
          <table:table-cell table:style-name="ce16" table:formula="of:=IF(LEN(['Pacenotes List'.H80]) &gt; 0;&quot;[PACENOTE::&quot; &amp; ['Pacenotes List'.B80] &amp; &quot;]&quot; &amp; CHAR(10) &amp; IF(LEN(['Pacenotes List'.A80]) &gt; 0;&quot;id=&quot; &amp; ['Pacenotes List'.A80] &amp; CHAR(10);&quot;&quot;) &amp; &quot;Sounds=1&quot; &amp; CHAR(10) &amp; &quot;Snd0=&quot; &amp; LOWER(['Pacenotes List'.B80]) &amp; &quot;.ogg&quot; &amp; CHAR(10) &amp; IF(LEN(['Pacenotes List'.F80]) &gt; 0; &quot;link=&quot; &amp; ['Pacenotes List'.F80] &amp; CHAR(10);&quot;&quot;) &amp; IF(LEN(['Pacenotes List'.G80])&gt;0;&quot;standard=&quot; &amp; ['Pacenotes List'.G80] &amp; CHAR(10);&quot;&quot;) &amp; &quot;column=&quot; &amp; ['Pacenotes List'.I80] &amp; CHAR(10);&quot;&quot;)" office:value-type="string" office:string-value="[PACENOTE::SMALL]&#10;id=248&#10;Sounds=1&#10;Snd0=small.ogg&#10;column=2&#10;">
            <text:p>[PACENOTE::SMALL]<text:line-break/>id=248<text:line-break/>Sounds=1<text:line-break/>Snd0=small.ogg<text:line-break/>column=2<text:line-break/></text:p>
          </table:table-cell>
          <table:table-cell table:style-name="ce16" table:formula="of:=IF(LEN(['Pacenotes List'.H80]) &gt; 0;IF(LEN(['Pacenotes List'.B80]) &gt; 0;['Pacenotes List'.B80] &amp; &quot;=&quot; &amp; ['Pacenotes List'.C80]);&quot;&quot;)" office:value-type="string" office:string-value="SMALL=Klein">
            <text:p>SMALL=Klein</text:p>
          </table:table-cell>
          <table:table-cell table:style-name="ce16" table:formula="of:=IF(LEN(['Pacenotes List'.H80]) &gt; 0;IF(LEN(['Pacenotes List'.B80]) &gt; 0;['Pacenotes List'.B80] &amp; &quot;=&quot; &amp; ['Pacenotes List'.D80]);&quot;&quot;)" office:value-type="string" office:string-value="SMALL=Small">
            <text:p>SMALL=Small</text:p>
          </table:table-cell>
          <table:table-cell table:number-columns-repeated="1020"/>
        </table:table-row>
        <table:table-row table:style-name="ro6">
          <table:table-cell table:formula="of:=IF (LEN(['Pacenotes List'.H81]) &gt; 0; ['Pacenotes List'.H81]; &quot;&quot;)" office:value-type="string" office:string-value="ADJECTIVES">
            <text:p>ADJECTIVES</text:p>
          </table:table-cell>
          <table:table-cell table:style-name="ce16" table:formula="of:=IF(LEN(['Pacenotes List'.H81]) &gt; 0;&quot;[PACENOTE::&quot; &amp; ['Pacenotes List'.B81] &amp; &quot;]&quot; &amp; CHAR(10) &amp; IF(LEN(['Pacenotes List'.A81]) &gt; 0;&quot;id=&quot; &amp; ['Pacenotes List'.A81] &amp; CHAR(10);&quot;&quot;) &amp; &quot;Sounds=1&quot; &amp; CHAR(10) &amp; &quot;Snd0=&quot; &amp; LOWER(['Pacenotes List'.B81]) &amp; &quot;.ogg&quot; &amp; CHAR(10) &amp; IF(LEN(['Pacenotes List'.F81]) &gt; 0; &quot;link=&quot; &amp; ['Pacenotes List'.F81] &amp; CHAR(10);&quot;&quot;) &amp; IF(LEN(['Pacenotes List'.G81])&gt;0;&quot;standard=&quot; &amp; ['Pacenotes List'.G81] &amp; CHAR(10);&quot;&quot;) &amp; &quot;column=&quot; &amp; ['Pacenotes List'.I81] &amp; CHAR(10);&quot;&quot;)" office:value-type="string" office:string-value="[PACENOTE::SHARP]&#10;id=249&#10;Sounds=1&#10;Snd0=sharp.ogg&#10;column=2&#10;">
            <text:p>[PACENOTE::SHARP]<text:line-break/>id=249<text:line-break/>Sounds=1<text:line-break/>Snd0=sharp.ogg<text:line-break/>column=2<text:line-break/></text:p>
          </table:table-cell>
          <table:table-cell table:style-name="ce16" table:formula="of:=IF(LEN(['Pacenotes List'.H81]) &gt; 0;IF(LEN(['Pacenotes List'.B81]) &gt; 0;['Pacenotes List'.B81] &amp; &quot;=&quot; &amp; ['Pacenotes List'.C81]);&quot;&quot;)" office:value-type="string" office:string-value="SHARP=Spitz">
            <text:p>SHARP=Spitz</text:p>
          </table:table-cell>
          <table:table-cell table:style-name="ce16" table:formula="of:=IF(LEN(['Pacenotes List'.H81]) &gt; 0;IF(LEN(['Pacenotes List'.B81]) &gt; 0;['Pacenotes List'.B81] &amp; &quot;=&quot; &amp; ['Pacenotes List'.D81]);&quot;&quot;)" office:value-type="string" office:string-value="SHARP=Sharp">
            <text:p>SHARP=Sharp</text:p>
          </table:table-cell>
          <table:table-cell table:number-columns-repeated="1020"/>
        </table:table-row>
        <table:table-row table:style-name="ro6">
          <table:table-cell table:formula="of:=IF (LEN(['Pacenotes List'.H82]) &gt; 0; ['Pacenotes List'.H82]; &quot;&quot;)" office:value-type="string" office:string-value="ADJECTIVES">
            <text:p>ADJECTIVES</text:p>
          </table:table-cell>
          <table:table-cell table:style-name="ce16" table:formula="of:=IF(LEN(['Pacenotes List'.H82]) &gt; 0;&quot;[PACENOTE::&quot; &amp; ['Pacenotes List'.B82] &amp; &quot;]&quot; &amp; CHAR(10) &amp; IF(LEN(['Pacenotes List'.A82]) &gt; 0;&quot;id=&quot; &amp; ['Pacenotes List'.A82] &amp; CHAR(10);&quot;&quot;) &amp; &quot;Sounds=1&quot; &amp; CHAR(10) &amp; &quot;Snd0=&quot; &amp; LOWER(['Pacenotes List'.B82]) &amp; &quot;.ogg&quot; &amp; CHAR(10) &amp; IF(LEN(['Pacenotes List'.F82]) &gt; 0; &quot;link=&quot; &amp; ['Pacenotes List'.F82] &amp; CHAR(10);&quot;&quot;) &amp; IF(LEN(['Pacenotes List'.G82])&gt;0;&quot;standard=&quot; &amp; ['Pacenotes List'.G82] &amp; CHAR(10);&quot;&quot;) &amp; &quot;column=&quot; &amp; ['Pacenotes List'.I82] &amp; CHAR(10);&quot;&quot;)" office:value-type="string" office:string-value="[PACENOTE::ROUND]&#10;id=250&#10;Sounds=1&#10;Snd0=round.ogg&#10;column=3&#10;">
            <text:p>[PACENOTE::ROUND]<text:line-break/>id=250<text:line-break/>Sounds=1<text:line-break/>Snd0=round.ogg<text:line-break/>column=3<text:line-break/></text:p>
          </table:table-cell>
          <table:table-cell table:style-name="ce16" table:formula="of:=IF(LEN(['Pacenotes List'.H82]) &gt; 0;IF(LEN(['Pacenotes List'.B82]) &gt; 0;['Pacenotes List'.B82] &amp; &quot;=&quot; &amp; ['Pacenotes List'.C82]);&quot;&quot;)" office:value-type="string" office:string-value="ROUND=Rund">
            <text:p>ROUND=Rund</text:p>
          </table:table-cell>
          <table:table-cell table:style-name="ce16" table:formula="of:=IF(LEN(['Pacenotes List'.H82]) &gt; 0;IF(LEN(['Pacenotes List'.B82]) &gt; 0;['Pacenotes List'.B82] &amp; &quot;=&quot; &amp; ['Pacenotes List'.D82]);&quot;&quot;)" office:value-type="string" office:string-value="ROUND=Round">
            <text:p>ROUND=Round</text:p>
          </table:table-cell>
          <table:table-cell table:number-columns-repeated="1020"/>
        </table:table-row>
        <table:table-row table:style-name="ro6">
          <table:table-cell table:formula="of:=IF (LEN(['Pacenotes List'.H83]) &gt; 0; ['Pacenotes List'.H83]; &quot;&quot;)" office:value-type="string" office:string-value="ADJECTIVES">
            <text:p>ADJECTIVES</text:p>
          </table:table-cell>
          <table:table-cell table:style-name="ce16" table:formula="of:=IF(LEN(['Pacenotes List'.H83]) &gt; 0;&quot;[PACENOTE::&quot; &amp; ['Pacenotes List'.B83] &amp; &quot;]&quot; &amp; CHAR(10) &amp; IF(LEN(['Pacenotes List'.A83]) &gt; 0;&quot;id=&quot; &amp; ['Pacenotes List'.A83] &amp; CHAR(10);&quot;&quot;) &amp; &quot;Sounds=1&quot; &amp; CHAR(10) &amp; &quot;Snd0=&quot; &amp; LOWER(['Pacenotes List'.B83]) &amp; &quot;.ogg&quot; &amp; CHAR(10) &amp; IF(LEN(['Pacenotes List'.F83]) &gt; 0; &quot;link=&quot; &amp; ['Pacenotes List'.F83] &amp; CHAR(10);&quot;&quot;) &amp; IF(LEN(['Pacenotes List'.G83])&gt;0;&quot;standard=&quot; &amp; ['Pacenotes List'.G83] &amp; CHAR(10);&quot;&quot;) &amp; &quot;column=&quot; &amp; ['Pacenotes List'.I83] &amp; CHAR(10);&quot;&quot;)" office:value-type="string" office:string-value="[PACENOTE::TIGHT]&#10;id=251&#10;Sounds=1&#10;Snd0=tight.ogg&#10;column=0&#10;">
            <text:p>[PACENOTE::TIGHT]<text:line-break/>id=251<text:line-break/>Sounds=1<text:line-break/>Snd0=tight.ogg<text:line-break/>column=0<text:line-break/></text:p>
          </table:table-cell>
          <table:table-cell table:style-name="ce16" table:formula="of:=IF(LEN(['Pacenotes List'.H83]) &gt; 0;IF(LEN(['Pacenotes List'.B83]) &gt; 0;['Pacenotes List'.B83] &amp; &quot;=&quot; &amp; ['Pacenotes List'.C83]);&quot;&quot;)" office:value-type="string" office:string-value="TIGHT=Eng">
            <text:p>TIGHT=Eng</text:p>
          </table:table-cell>
          <table:table-cell table:style-name="ce16" table:formula="of:=IF(LEN(['Pacenotes List'.H83]) &gt; 0;IF(LEN(['Pacenotes List'.B83]) &gt; 0;['Pacenotes List'.B83] &amp; &quot;=&quot; &amp; ['Pacenotes List'.D83]);&quot;&quot;)" office:value-type="string" office:string-value="TIGHT=Tight">
            <text:p>TIGHT=Tight</text:p>
          </table:table-cell>
          <table:table-cell table:number-columns-repeated="1020"/>
        </table:table-row>
        <table:table-row table:style-name="ro6">
          <table:table-cell table:formula="of:=IF (LEN(['Pacenotes List'.H84]) &gt; 0; ['Pacenotes List'.H84]; &quot;&quot;)" office:value-type="string" office:string-value="ADJECTIVES">
            <text:p>ADJECTIVES</text:p>
          </table:table-cell>
          <table:table-cell table:style-name="ce16" table:formula="of:=IF(LEN(['Pacenotes List'.H84]) &gt; 0;&quot;[PACENOTE::&quot; &amp; ['Pacenotes List'.B84] &amp; &quot;]&quot; &amp; CHAR(10) &amp; IF(LEN(['Pacenotes List'.A84]) &gt; 0;&quot;id=&quot; &amp; ['Pacenotes List'.A84] &amp; CHAR(10);&quot;&quot;) &amp; &quot;Sounds=1&quot; &amp; CHAR(10) &amp; &quot;Snd0=&quot; &amp; LOWER(['Pacenotes List'.B84]) &amp; &quot;.ogg&quot; &amp; CHAR(10) &amp; IF(LEN(['Pacenotes List'.F84]) &gt; 0; &quot;link=&quot; &amp; ['Pacenotes List'.F84] &amp; CHAR(10);&quot;&quot;) &amp; IF(LEN(['Pacenotes List'.G84])&gt;0;&quot;standard=&quot; &amp; ['Pacenotes List'.G84] &amp; CHAR(10);&quot;&quot;) &amp; &quot;column=&quot; &amp; ['Pacenotes List'.I84] &amp; CHAR(10);&quot;&quot;)" office:value-type="string" office:string-value="[PACENOTE::SLIGHT]&#10;id=252&#10;Sounds=1&#10;Snd0=slight.ogg&#10;column=0&#10;">
            <text:p>[PACENOTE::SLIGHT]<text:line-break/>id=252<text:line-break/>Sounds=1<text:line-break/>Snd0=slight.ogg<text:line-break/>column=0<text:line-break/></text:p>
          </table:table-cell>
          <table:table-cell table:style-name="ce16" table:formula="of:=IF(LEN(['Pacenotes List'.H84]) &gt; 0;IF(LEN(['Pacenotes List'.B84]) &gt; 0;['Pacenotes List'.B84] &amp; &quot;=&quot; &amp; ['Pacenotes List'.C84]);&quot;&quot;)" office:value-type="string" office:string-value="SLIGHT=Etwas">
            <text:p>SLIGHT=Etwas</text:p>
          </table:table-cell>
          <table:table-cell table:style-name="ce16" table:formula="of:=IF(LEN(['Pacenotes List'.H84]) &gt; 0;IF(LEN(['Pacenotes List'.B84]) &gt; 0;['Pacenotes List'.B84] &amp; &quot;=&quot; &amp; ['Pacenotes List'.D84]);&quot;&quot;)" office:value-type="string" office:string-value="SLIGHT=Slight">
            <text:p>SLIGHT=Slight</text:p>
          </table:table-cell>
          <table:table-cell table:number-columns-repeated="1020"/>
        </table:table-row>
        <table:table-row table:style-name="ro6">
          <table:table-cell table:formula="of:=IF (LEN(['Pacenotes List'.H85]) &gt; 0; ['Pacenotes List'.H85]; &quot;&quot;)" office:value-type="string" office:string-value="ADJECTIVES">
            <text:p>ADJECTIVES</text:p>
          </table:table-cell>
          <table:table-cell table:style-name="ce16" table:formula="of:=IF(LEN(['Pacenotes List'.H85]) &gt; 0;&quot;[PACENOTE::&quot; &amp; ['Pacenotes List'.B85] &amp; &quot;]&quot; &amp; CHAR(10) &amp; IF(LEN(['Pacenotes List'.A85]) &gt; 0;&quot;id=&quot; &amp; ['Pacenotes List'.A85] &amp; CHAR(10);&quot;&quot;) &amp; &quot;Sounds=1&quot; &amp; CHAR(10) &amp; &quot;Snd0=&quot; &amp; LOWER(['Pacenotes List'.B85]) &amp; &quot;.ogg&quot; &amp; CHAR(10) &amp; IF(LEN(['Pacenotes List'.F85]) &gt; 0; &quot;link=&quot; &amp; ['Pacenotes List'.F85] &amp; CHAR(10);&quot;&quot;) &amp; IF(LEN(['Pacenotes List'.G85])&gt;0;&quot;standard=&quot; &amp; ['Pacenotes List'.G85] &amp; CHAR(10);&quot;&quot;) &amp; &quot;column=&quot; &amp; ['Pacenotes List'.I85] &amp; CHAR(10);&quot;&quot;)" office:value-type="string" office:string-value="[PACENOTE::GOOD]&#10;id=253&#10;Sounds=1&#10;Snd0=good.ogg&#10;column=1&#10;">
            <text:p>[PACENOTE::GOOD]<text:line-break/>id=253<text:line-break/>Sounds=1<text:line-break/>Snd0=good.ogg<text:line-break/>column=1<text:line-break/></text:p>
          </table:table-cell>
          <table:table-cell table:style-name="ce16" table:formula="of:=IF(LEN(['Pacenotes List'.H85]) &gt; 0;IF(LEN(['Pacenotes List'.B85]) &gt; 0;['Pacenotes List'.B85] &amp; &quot;=&quot; &amp; ['Pacenotes List'.C85]);&quot;&quot;)" office:value-type="string" office:string-value="GOOD=Gut">
            <text:p>GOOD=Gut</text:p>
          </table:table-cell>
          <table:table-cell table:style-name="ce16" table:formula="of:=IF(LEN(['Pacenotes List'.H85]) &gt; 0;IF(LEN(['Pacenotes List'.B85]) &gt; 0;['Pacenotes List'.B85] &amp; &quot;=&quot; &amp; ['Pacenotes List'.D85]);&quot;&quot;)" office:value-type="string" office:string-value="GOOD=Good">
            <text:p>GOOD=Good</text:p>
          </table:table-cell>
          <table:table-cell table:number-columns-repeated="1020"/>
        </table:table-row>
        <table:table-row table:style-name="ro6">
          <table:table-cell table:formula="of:=IF (LEN(['Pacenotes List'.H86]) &gt; 0; ['Pacenotes List'.H86]; &quot;&quot;)" office:value-type="string" office:string-value="ADJECTIVES">
            <text:p>ADJECTIVES</text:p>
          </table:table-cell>
          <table:table-cell table:style-name="ce16" table:formula="of:=IF(LEN(['Pacenotes List'.H86]) &gt; 0;&quot;[PACENOTE::&quot; &amp; ['Pacenotes List'.B86] &amp; &quot;]&quot; &amp; CHAR(10) &amp; IF(LEN(['Pacenotes List'.A86]) &gt; 0;&quot;id=&quot; &amp; ['Pacenotes List'.A86] &amp; CHAR(10);&quot;&quot;) &amp; &quot;Sounds=1&quot; &amp; CHAR(10) &amp; &quot;Snd0=&quot; &amp; LOWER(['Pacenotes List'.B86]) &amp; &quot;.ogg&quot; &amp; CHAR(10) &amp; IF(LEN(['Pacenotes List'.F86]) &gt; 0; &quot;link=&quot; &amp; ['Pacenotes List'.F86] &amp; CHAR(10);&quot;&quot;) &amp; IF(LEN(['Pacenotes List'.G86])&gt;0;&quot;standard=&quot; &amp; ['Pacenotes List'.G86] &amp; CHAR(10);&quot;&quot;) &amp; &quot;column=&quot; &amp; ['Pacenotes List'.I86] &amp; CHAR(10);&quot;&quot;)" office:value-type="string" office:string-value="[PACENOTE::BAD]&#10;id=254&#10;Sounds=1&#10;Snd0=bad.ogg&#10;column=2&#10;">
            <text:p>[PACENOTE::BAD]<text:line-break/>id=254<text:line-break/>Sounds=1<text:line-break/>Snd0=bad.ogg<text:line-break/>column=2<text:line-break/></text:p>
          </table:table-cell>
          <table:table-cell table:style-name="ce16" table:formula="of:=IF(LEN(['Pacenotes List'.H86]) &gt; 0;IF(LEN(['Pacenotes List'.B86]) &gt; 0;['Pacenotes List'.B86] &amp; &quot;=&quot; &amp; ['Pacenotes List'.C86]);&quot;&quot;)" office:value-type="string" office:string-value="BAD=Schlecht">
            <text:p>BAD=Schlecht</text:p>
          </table:table-cell>
          <table:table-cell table:style-name="ce16" table:formula="of:=IF(LEN(['Pacenotes List'.H86]) &gt; 0;IF(LEN(['Pacenotes List'.B86]) &gt; 0;['Pacenotes List'.B86] &amp; &quot;=&quot; &amp; ['Pacenotes List'.D86]);&quot;&quot;)" office:value-type="string" office:string-value="BAD=Bad">
            <text:p>BAD=Bad</text:p>
          </table:table-cell>
          <table:table-cell table:number-columns-repeated="1020"/>
        </table:table-row>
        <table:table-row table:style-name="ro6">
          <table:table-cell table:formula="of:=IF (LEN(['Pacenotes List'.H87]) &gt; 0; ['Pacenotes List'.H87]; &quot;&quot;)" office:value-type="string" office:string-value="ROAD">
            <text:p>ROAD</text:p>
          </table:table-cell>
          <table:table-cell table:style-name="ce16" table:formula="of:=IF(LEN(['Pacenotes List'.H87]) &gt; 0;&quot;[PACENOTE::&quot; &amp; ['Pacenotes List'.B87] &amp; &quot;]&quot; &amp; CHAR(10) &amp; IF(LEN(['Pacenotes List'.A87]) &gt; 0;&quot;id=&quot; &amp; ['Pacenotes List'.A87] &amp; CHAR(10);&quot;&quot;) &amp; &quot;Sounds=1&quot; &amp; CHAR(10) &amp; &quot;Snd0=&quot; &amp; LOWER(['Pacenotes List'.B87]) &amp; &quot;.ogg&quot; &amp; CHAR(10) &amp; IF(LEN(['Pacenotes List'.F87]) &gt; 0; &quot;link=&quot; &amp; ['Pacenotes List'.F87] &amp; CHAR(10);&quot;&quot;) &amp; IF(LEN(['Pacenotes List'.G87])&gt;0;&quot;standard=&quot; &amp; ['Pacenotes List'.G87] &amp; CHAR(10);&quot;&quot;) &amp; &quot;column=&quot; &amp; ['Pacenotes List'.I87] &amp; CHAR(10);&quot;&quot;)" office:value-type="string" office:string-value="[PACENOTE::NARROW]&#10;id=255&#10;Sounds=1&#10;Snd0=narrow.ogg&#10;column=2&#10;">
            <text:p>[PACENOTE::NARROW]<text:line-break/>id=255<text:line-break/>Sounds=1<text:line-break/>Snd0=narrow.ogg<text:line-break/>column=2<text:line-break/></text:p>
          </table:table-cell>
          <table:table-cell table:style-name="ce16" table:formula="of:=IF(LEN(['Pacenotes List'.H87]) &gt; 0;IF(LEN(['Pacenotes List'.B87]) &gt; 0;['Pacenotes List'.B87] &amp; &quot;=&quot; &amp; ['Pacenotes List'.C87]);&quot;&quot;)" office:value-type="string" office:string-value="NARROW=Eng">
            <text:p>NARROW=Eng</text:p>
          </table:table-cell>
          <table:table-cell table:style-name="ce16" table:formula="of:=IF(LEN(['Pacenotes List'.H87]) &gt; 0;IF(LEN(['Pacenotes List'.B87]) &gt; 0;['Pacenotes List'.B87] &amp; &quot;=&quot; &amp; ['Pacenotes List'.D87]);&quot;&quot;)" office:value-type="string" office:string-value="NARROW=Narrow">
            <text:p>NARROW=Narrow</text:p>
          </table:table-cell>
          <table:table-cell table:number-columns-repeated="1020"/>
        </table:table-row>
        <table:table-row table:style-name="ro6">
          <table:table-cell table:formula="of:=IF (LEN(['Pacenotes List'.H88]) &gt; 0; ['Pacenotes List'.H88]; &quot;&quot;)" office:value-type="string" office:string-value="ROAD">
            <text:p>ROAD</text:p>
          </table:table-cell>
          <table:table-cell table:style-name="ce16" table:formula="of:=IF(LEN(['Pacenotes List'.H88]) &gt; 0;&quot;[PACENOTE::&quot; &amp; ['Pacenotes List'.B88] &amp; &quot;]&quot; &amp; CHAR(10) &amp; IF(LEN(['Pacenotes List'.A88]) &gt; 0;&quot;id=&quot; &amp; ['Pacenotes List'.A88] &amp; CHAR(10);&quot;&quot;) &amp; &quot;Sounds=1&quot; &amp; CHAR(10) &amp; &quot;Snd0=&quot; &amp; LOWER(['Pacenotes List'.B88]) &amp; &quot;.ogg&quot; &amp; CHAR(10) &amp; IF(LEN(['Pacenotes List'.F88]) &gt; 0; &quot;link=&quot; &amp; ['Pacenotes List'.F88] &amp; CHAR(10);&quot;&quot;) &amp; IF(LEN(['Pacenotes List'.G88])&gt;0;&quot;standard=&quot; &amp; ['Pacenotes List'.G88] &amp; CHAR(10);&quot;&quot;) &amp; &quot;column=&quot; &amp; ['Pacenotes List'.I88] &amp; CHAR(10);&quot;&quot;)" office:value-type="string" office:string-value="[PACENOTE::WIDE]&#10;id=256&#10;Sounds=1&#10;Snd0=wide.ogg&#10;column=3&#10;">
            <text:p>[PACENOTE::WIDE]<text:line-break/>id=256<text:line-break/>Sounds=1<text:line-break/>Snd0=wide.ogg<text:line-break/>column=3<text:line-break/></text:p>
          </table:table-cell>
          <table:table-cell table:style-name="ce16" table:formula="of:=IF(LEN(['Pacenotes List'.H88]) &gt; 0;IF(LEN(['Pacenotes List'.B88]) &gt; 0;['Pacenotes List'.B88] &amp; &quot;=&quot; &amp; ['Pacenotes List'.C88]);&quot;&quot;)" office:value-type="string" office:string-value="WIDE=Breit">
            <text:p>WIDE=Breit</text:p>
          </table:table-cell>
          <table:table-cell table:style-name="ce16" table:formula="of:=IF(LEN(['Pacenotes List'.H88]) &gt; 0;IF(LEN(['Pacenotes List'.B88]) &gt; 0;['Pacenotes List'.B88] &amp; &quot;=&quot; &amp; ['Pacenotes List'.D88]);&quot;&quot;)" office:value-type="string" office:string-value="WIDE=Wide">
            <text:p>WIDE=Wide</text:p>
          </table:table-cell>
          <table:table-cell table:number-columns-repeated="1020"/>
        </table:table-row>
        <table:table-row table:style-name="ro6">
          <table:table-cell table:formula="of:=IF (LEN(['Pacenotes List'.H89]) &gt; 0; ['Pacenotes List'.H89]; &quot;&quot;)" office:value-type="string" office:string-value="ADJECTIVES">
            <text:p>ADJECTIVES</text:p>
          </table:table-cell>
          <table:table-cell table:style-name="ce16" table:formula="of:=IF(LEN(['Pacenotes List'.H89]) &gt; 0;&quot;[PACENOTE::&quot; &amp; ['Pacenotes List'.B89] &amp; &quot;]&quot; &amp; CHAR(10) &amp; IF(LEN(['Pacenotes List'.A89]) &gt; 0;&quot;id=&quot; &amp; ['Pacenotes List'.A89] &amp; CHAR(10);&quot;&quot;) &amp; &quot;Sounds=1&quot; &amp; CHAR(10) &amp; &quot;Snd0=&quot; &amp; LOWER(['Pacenotes List'.B89]) &amp; &quot;.ogg&quot; &amp; CHAR(10) &amp; IF(LEN(['Pacenotes List'.F89]) &gt; 0; &quot;link=&quot; &amp; ['Pacenotes List'.F89] &amp; CHAR(10);&quot;&quot;) &amp; IF(LEN(['Pacenotes List'.G89])&gt;0;&quot;standard=&quot; &amp; ['Pacenotes List'.G89] &amp; CHAR(10);&quot;&quot;) &amp; &quot;column=&quot; &amp; ['Pacenotes List'.I89] &amp; CHAR(10);&quot;&quot;)" office:value-type="string" office:string-value="[PACENOTE::STRAIGHT]&#10;id=257&#10;Sounds=1&#10;Snd0=straight.ogg&#10;column=3&#10;">
            <text:p>[PACENOTE::STRAIGHT]<text:line-break/>id=257<text:line-break/>Sounds=1<text:line-break/>Snd0=straight.ogg<text:line-break/>column=3<text:line-break/></text:p>
          </table:table-cell>
          <table:table-cell table:style-name="ce16" table:formula="of:=IF(LEN(['Pacenotes List'.H89]) &gt; 0;IF(LEN(['Pacenotes List'.B89]) &gt; 0;['Pacenotes List'.B89] &amp; &quot;=&quot; &amp; ['Pacenotes List'.C89]);&quot;&quot;)" office:value-type="string" office:string-value="STRAIGHT=Gerade">
            <text:p>STRAIGHT=Gerade</text:p>
          </table:table-cell>
          <table:table-cell table:style-name="ce16" table:formula="of:=IF(LEN(['Pacenotes List'.H89]) &gt; 0;IF(LEN(['Pacenotes List'.B89]) &gt; 0;['Pacenotes List'.B89] &amp; &quot;=&quot; &amp; ['Pacenotes List'.D89]);&quot;&quot;)" office:value-type="string" office:string-value="STRAIGHT=Straight">
            <text:p>STRAIGHT=Straight</text:p>
          </table:table-cell>
          <table:table-cell table:number-columns-repeated="1020"/>
        </table:table-row>
        <table:table-row table:style-name="ro6">
          <table:table-cell table:formula="of:=IF (LEN(['Pacenotes List'.H90]) &gt; 0; ['Pacenotes List'.H90]; &quot;&quot;)">
            <text:p/>
          </table:table-cell>
          <table:table-cell table:style-name="ce16" table:formula="of:=IF(LEN(['Pacenotes List'.H90]) &gt; 0;&quot;[PACENOTE::&quot; &amp; ['Pacenotes List'.B90] &amp; &quot;]&quot; &amp; CHAR(10) &amp; IF(LEN(['Pacenotes List'.A90]) &gt; 0;&quot;id=&quot; &amp; ['Pacenotes List'.A90] &amp; CHAR(10);&quot;&quot;) &amp; &quot;Sounds=1&quot; &amp; CHAR(10) &amp; &quot;Snd0=&quot; &amp; LOWER(['Pacenotes List'.B90]) &amp; &quot;.ogg&quot; &amp; CHAR(10) &amp; IF(LEN(['Pacenotes List'.F90]) &gt; 0; &quot;link=&quot; &amp; ['Pacenotes List'.F90] &amp; CHAR(10);&quot;&quot;) &amp; IF(LEN(['Pacenotes List'.G90])&gt;0;&quot;standard=&quot; &amp; ['Pacenotes List'.G90] &amp; CHAR(10);&quot;&quot;) &amp; &quot;column=&quot; &amp; ['Pacenotes List'.I90] &amp; CHAR(10);&quot;&quot;)">
            <text:p/>
          </table:table-cell>
          <table:table-cell table:style-name="ce16" table:formula="of:=IF(LEN(['Pacenotes List'.H90]) &gt; 0;IF(LEN(['Pacenotes List'.B90]) &gt; 0;['Pacenotes List'.B90] &amp; &quot;=&quot; &amp; ['Pacenotes List'.C90]);&quot;&quot;)">
            <text:p/>
          </table:table-cell>
          <table:table-cell table:style-name="ce16" table:formula="of:=IF(LEN(['Pacenotes List'.H90]) &gt; 0;IF(LEN(['Pacenotes List'.B90]) &gt; 0;['Pacenotes List'.B90] &amp; &quot;=&quot; &amp; ['Pacenotes List'.D90]);&quot;&quot;)">
            <text:p/>
          </table:table-cell>
          <table:table-cell table:number-columns-repeated="1020"/>
        </table:table-row>
        <table:table-row table:style-name="ro6">
          <table:table-cell table:formula="of:=IF (LEN(['Pacenotes List'.H91]) &gt; 0; ['Pacenotes List'.H91]; &quot;&quot;)">
            <text:p/>
          </table:table-cell>
          <table:table-cell table:style-name="ce16" table:formula="of:=IF(LEN(['Pacenotes List'.H91]) &gt; 0;&quot;[PACENOTE::&quot; &amp; ['Pacenotes List'.B91] &amp; &quot;]&quot; &amp; CHAR(10) &amp; IF(LEN(['Pacenotes List'.A91]) &gt; 0;&quot;id=&quot; &amp; ['Pacenotes List'.A91] &amp; CHAR(10);&quot;&quot;) &amp; &quot;Sounds=1&quot; &amp; CHAR(10) &amp; &quot;Snd0=&quot; &amp; LOWER(['Pacenotes List'.B91]) &amp; &quot;.ogg&quot; &amp; CHAR(10) &amp; IF(LEN(['Pacenotes List'.F91]) &gt; 0; &quot;link=&quot; &amp; ['Pacenotes List'.F91] &amp; CHAR(10);&quot;&quot;) &amp; IF(LEN(['Pacenotes List'.G91])&gt;0;&quot;standard=&quot; &amp; ['Pacenotes List'.G91] &amp; CHAR(10);&quot;&quot;) &amp; &quot;column=&quot; &amp; ['Pacenotes List'.I91] &amp; CHAR(10);&quot;&quot;)">
            <text:p/>
          </table:table-cell>
          <table:table-cell table:style-name="ce16" table:formula="of:=IF(LEN(['Pacenotes List'.H91]) &gt; 0;IF(LEN(['Pacenotes List'.B91]) &gt; 0;['Pacenotes List'.B91] &amp; &quot;=&quot; &amp; ['Pacenotes List'.C91]);&quot;&quot;)">
            <text:p/>
          </table:table-cell>
          <table:table-cell table:style-name="ce16" table:formula="of:=IF(LEN(['Pacenotes List'.H91]) &gt; 0;IF(LEN(['Pacenotes List'.B91]) &gt; 0;['Pacenotes List'.B91] &amp; &quot;=&quot; &amp; ['Pacenotes List'.D91]);&quot;&quot;)">
            <text:p/>
          </table:table-cell>
          <table:table-cell table:number-columns-repeated="1020"/>
        </table:table-row>
        <table:table-row table:style-name="ro4">
          <table:table-cell table:formula="of:=IF (LEN(['Pacenotes List'.H92]) &gt; 0; ['Pacenotes List'.H92]; &quot;&quot;)" office:value-type="string" office:string-value="LINE">
            <text:p>LINE</text:p>
          </table:table-cell>
          <table:table-cell table:style-name="ce16" table:formula="of:=IF(LEN(['Pacenotes List'.H92]) &gt; 0;&quot;[PACENOTE::&quot; &amp; ['Pacenotes List'.B92] &amp; &quot;]&quot; &amp; CHAR(10) &amp; IF(LEN(['Pacenotes List'.A92]) &gt; 0;&quot;id=&quot; &amp; ['Pacenotes List'.A92] &amp; CHAR(10);&quot;&quot;) &amp; &quot;Sounds=1&quot; &amp; CHAR(10) &amp; &quot;Snd0=&quot; &amp; LOWER(['Pacenotes List'.B92]) &amp; &quot;.ogg&quot; &amp; CHAR(10) &amp; IF(LEN(['Pacenotes List'.F92]) &gt; 0; &quot;link=&quot; &amp; ['Pacenotes List'.F92] &amp; CHAR(10);&quot;&quot;) &amp; IF(LEN(['Pacenotes List'.G92])&gt;0;&quot;standard=&quot; &amp; ['Pacenotes List'.G92] &amp; CHAR(10);&quot;&quot;) &amp; &quot;column=&quot; &amp; ['Pacenotes List'.I92] &amp; CHAR(10);&quot;&quot;)" office:value-type="string" office:string-value="[PACENOTE::UPHILL]&#10;id=260&#10;Sounds=1&#10;Snd0=uphill.ogg&#10;column=2&#10;">
            <text:p>[PACENOTE::UPHILL]<text:line-break/>id=260<text:line-break/>Sounds=1<text:line-break/>Snd0=uphill.ogg<text:line-break/>column=2<text:line-break/></text:p>
          </table:table-cell>
          <table:table-cell table:style-name="ce16" table:formula="of:=IF(LEN(['Pacenotes List'.H92]) &gt; 0;IF(LEN(['Pacenotes List'.B92]) &gt; 0;['Pacenotes List'.B92] &amp; &quot;=&quot; &amp; ['Pacenotes List'.C92]);&quot;&quot;)" office:value-type="string" office:string-value="UPHILL=Bergauf">
            <text:p>UPHILL=Bergauf</text:p>
          </table:table-cell>
          <table:table-cell table:style-name="ce16" table:formula="of:=IF(LEN(['Pacenotes List'.H92]) &gt; 0;IF(LEN(['Pacenotes List'.B92]) &gt; 0;['Pacenotes List'.B92] &amp; &quot;=&quot; &amp; ['Pacenotes List'.D92]);&quot;&quot;)" office:value-type="string" office:string-value="UPHILL=Uphill">
            <text:p>UPHILL=Uphill</text:p>
          </table:table-cell>
          <table:table-cell table:number-columns-repeated="1020"/>
        </table:table-row>
        <table:table-row table:style-name="ro4">
          <table:table-cell table:formula="of:=IF (LEN(['Pacenotes List'.H93]) &gt; 0; ['Pacenotes List'.H93]; &quot;&quot;)" office:value-type="string" office:string-value="LINE">
            <text:p>LINE</text:p>
          </table:table-cell>
          <table:table-cell table:style-name="ce16" table:formula="of:=IF(LEN(['Pacenotes List'.H93]) &gt; 0;&quot;[PACENOTE::&quot; &amp; ['Pacenotes List'.B93] &amp; &quot;]&quot; &amp; CHAR(10) &amp; IF(LEN(['Pacenotes List'.A93]) &gt; 0;&quot;id=&quot; &amp; ['Pacenotes List'.A93] &amp; CHAR(10);&quot;&quot;) &amp; &quot;Sounds=1&quot; &amp; CHAR(10) &amp; &quot;Snd0=&quot; &amp; LOWER(['Pacenotes List'.B93]) &amp; &quot;.ogg&quot; &amp; CHAR(10) &amp; IF(LEN(['Pacenotes List'.F93]) &gt; 0; &quot;link=&quot; &amp; ['Pacenotes List'.F93] &amp; CHAR(10);&quot;&quot;) &amp; IF(LEN(['Pacenotes List'.G93])&gt;0;&quot;standard=&quot; &amp; ['Pacenotes List'.G93] &amp; CHAR(10);&quot;&quot;) &amp; &quot;column=&quot; &amp; ['Pacenotes List'.I93] &amp; CHAR(10);&quot;&quot;)" office:value-type="string" office:string-value="[PACENOTE::DOWNHILL]&#10;id=261&#10;Sounds=1&#10;Snd0=downhill.ogg&#10;column=3&#10;">
            <text:p>[PACENOTE::DOWNHILL]<text:line-break/>id=261<text:line-break/>Sounds=1<text:line-break/>Snd0=downhill.ogg<text:line-break/>column=3<text:line-break/></text:p>
          </table:table-cell>
          <table:table-cell table:style-name="ce16" table:formula="of:=IF(LEN(['Pacenotes List'.H93]) &gt; 0;IF(LEN(['Pacenotes List'.B93]) &gt; 0;['Pacenotes List'.B93] &amp; &quot;=&quot; &amp; ['Pacenotes List'.C93]);&quot;&quot;)" office:value-type="string" office:string-value="DOWNHILL=Bergab">
            <text:p>DOWNHILL=Bergab</text:p>
          </table:table-cell>
          <table:table-cell table:style-name="ce16" table:formula="of:=IF(LEN(['Pacenotes List'.H93]) &gt; 0;IF(LEN(['Pacenotes List'.B93]) &gt; 0;['Pacenotes List'.B93] &amp; &quot;=&quot; &amp; ['Pacenotes List'.D93]);&quot;&quot;)" office:value-type="string" office:string-value="DOWNHILL=Downhill">
            <text:p>DOWNHILL=Downhill</text:p>
          </table:table-cell>
          <table:table-cell table:number-columns-repeated="1020"/>
        </table:table-row>
        <table:table-row table:style-name="ro4">
          <table:table-cell table:formula="of:=IF (LEN(['Pacenotes List'.H94]) &gt; 0; ['Pacenotes List'.H94]; &quot;&quot;)" office:value-type="string" office:string-value="ADDITIONAL">
            <text:p>ADDITIONAL</text:p>
          </table:table-cell>
          <table:table-cell table:style-name="ce16" table:formula="of:=IF(LEN(['Pacenotes List'.H94]) &gt; 0;&quot;[PACENOTE::&quot; &amp; ['Pacenotes List'.B94] &amp; &quot;]&quot; &amp; CHAR(10) &amp; IF(LEN(['Pacenotes List'.A94]) &gt; 0;&quot;id=&quot; &amp; ['Pacenotes List'.A94] &amp; CHAR(10);&quot;&quot;) &amp; &quot;Sounds=1&quot; &amp; CHAR(10) &amp; &quot;Snd0=&quot; &amp; LOWER(['Pacenotes List'.B94]) &amp; &quot;.ogg&quot; &amp; CHAR(10) &amp; IF(LEN(['Pacenotes List'.F94]) &gt; 0; &quot;link=&quot; &amp; ['Pacenotes List'.F94] &amp; CHAR(10);&quot;&quot;) &amp; IF(LEN(['Pacenotes List'.G94])&gt;0;&quot;standard=&quot; &amp; ['Pacenotes List'.G94] &amp; CHAR(10);&quot;&quot;) &amp; &quot;column=&quot; &amp; ['Pacenotes List'.I94] &amp; CHAR(10);&quot;&quot;)" office:value-type="string" office:string-value="[PACENOTE::LONG]&#10;Sounds=1&#10;Snd0=long.ogg&#10;column=2&#10;">
            <text:p>[PACENOTE::LONG]<text:line-break/>Sounds=1<text:line-break/>Snd0=long.ogg<text:line-break/>column=2<text:line-break/></text:p>
          </table:table-cell>
          <table:table-cell table:style-name="ce16" table:formula="of:=IF(LEN(['Pacenotes List'.H94]) &gt; 0;IF(LEN(['Pacenotes List'.B94]) &gt; 0;['Pacenotes List'.B94] &amp; &quot;=&quot; &amp; ['Pacenotes List'.C94]);&quot;&quot;)" office:value-type="string" office:string-value="LONG=Lang">
            <text:p>LONG=Lang</text:p>
          </table:table-cell>
          <table:table-cell table:style-name="ce16" table:formula="of:=IF(LEN(['Pacenotes List'.H94]) &gt; 0;IF(LEN(['Pacenotes List'.B94]) &gt; 0;['Pacenotes List'.B94] &amp; &quot;=&quot; &amp; ['Pacenotes List'.D94]);&quot;&quot;)" office:value-type="string" office:string-value="LONG=Long">
            <text:p>LONG=Long</text:p>
          </table:table-cell>
          <table:table-cell table:number-columns-repeated="1020"/>
        </table:table-row>
        <table:table-row table:style-name="ro4">
          <table:table-cell table:formula="of:=IF (LEN(['Pacenotes List'.H95]) &gt; 0; ['Pacenotes List'.H95]; &quot;&quot;)" office:value-type="string" office:string-value="ADDITIONAL">
            <text:p>ADDITIONAL</text:p>
          </table:table-cell>
          <table:table-cell table:style-name="ce16" table:formula="of:=IF(LEN(['Pacenotes List'.H95]) &gt; 0;&quot;[PACENOTE::&quot; &amp; ['Pacenotes List'.B95] &amp; &quot;]&quot; &amp; CHAR(10) &amp; IF(LEN(['Pacenotes List'.A95]) &gt; 0;&quot;id=&quot; &amp; ['Pacenotes List'.A95] &amp; CHAR(10);&quot;&quot;) &amp; &quot;Sounds=1&quot; &amp; CHAR(10) &amp; &quot;Snd0=&quot; &amp; LOWER(['Pacenotes List'.B95]) &amp; &quot;.ogg&quot; &amp; CHAR(10) &amp; IF(LEN(['Pacenotes List'.F95]) &gt; 0; &quot;link=&quot; &amp; ['Pacenotes List'.F95] &amp; CHAR(10);&quot;&quot;) &amp; IF(LEN(['Pacenotes List'.G95])&gt;0;&quot;standard=&quot; &amp; ['Pacenotes List'.G95] &amp; CHAR(10);&quot;&quot;) &amp; &quot;column=&quot; &amp; ['Pacenotes List'.I95] &amp; CHAR(10);&quot;&quot;)" office:value-type="string" office:string-value="[PACENOTE::LONGLONG]&#10;id=263&#10;Sounds=1&#10;Snd0=longlong.ogg&#10;column=3&#10;">
            <text:p>[PACENOTE::LONGLONG]<text:line-break/>id=263<text:line-break/>Sounds=1<text:line-break/>Snd0=longlong.ogg<text:line-break/>column=3<text:line-break/></text:p>
          </table:table-cell>
          <table:table-cell table:style-name="ce16" table:formula="of:=IF(LEN(['Pacenotes List'.H95]) &gt; 0;IF(LEN(['Pacenotes List'.B95]) &gt; 0;['Pacenotes List'.B95] &amp; &quot;=&quot; &amp; ['Pacenotes List'.C95]);&quot;&quot;)" office:value-type="string" office:string-value="LONGLONG=Langlang">
            <text:p>LONGLONG=Langlang</text:p>
          </table:table-cell>
          <table:table-cell table:style-name="ce16" table:formula="of:=IF(LEN(['Pacenotes List'.H95]) &gt; 0;IF(LEN(['Pacenotes List'.B95]) &gt; 0;['Pacenotes List'.B95] &amp; &quot;=&quot; &amp; ['Pacenotes List'.D95]);&quot;&quot;)" office:value-type="string" office:string-value="LONGLONG=Longlong">
            <text:p>LONGLONG=Longlong</text:p>
          </table:table-cell>
          <table:table-cell table:number-columns-repeated="1020"/>
        </table:table-row>
        <table:table-row table:style-name="ro4">
          <table:table-cell table:formula="of:=IF (LEN(['Pacenotes List'.H96]) &gt; 0; ['Pacenotes List'.H96]; &quot;&quot;)" office:value-type="string" office:string-value="ADDITIONAL">
            <text:p>ADDITIONAL</text:p>
          </table:table-cell>
          <table:table-cell table:style-name="ce16" table:formula="of:=IF(LEN(['Pacenotes List'.H96]) &gt; 0;&quot;[PACENOTE::&quot; &amp; ['Pacenotes List'.B96] &amp; &quot;]&quot; &amp; CHAR(10) &amp; IF(LEN(['Pacenotes List'.A96]) &gt; 0;&quot;id=&quot; &amp; ['Pacenotes List'.A96] &amp; CHAR(10);&quot;&quot;) &amp; &quot;Sounds=1&quot; &amp; CHAR(10) &amp; &quot;Snd0=&quot; &amp; LOWER(['Pacenotes List'.B96]) &amp; &quot;.ogg&quot; &amp; CHAR(10) &amp; IF(LEN(['Pacenotes List'.F96]) &gt; 0; &quot;link=&quot; &amp; ['Pacenotes List'.F96] &amp; CHAR(10);&quot;&quot;) &amp; IF(LEN(['Pacenotes List'.G96])&gt;0;&quot;standard=&quot; &amp; ['Pacenotes List'.G96] &amp; CHAR(10);&quot;&quot;) &amp; &quot;column=&quot; &amp; ['Pacenotes List'.I96] &amp; CHAR(10);&quot;&quot;)" office:value-type="string" office:string-value="[PACENOTE::SHORT]&#10;id=264&#10;Sounds=1&#10;Snd0=short.ogg&#10;column=0&#10;">
            <text:p>[PACENOTE::SHORT]<text:line-break/>id=264<text:line-break/>Sounds=1<text:line-break/>Snd0=short.ogg<text:line-break/>column=0<text:line-break/></text:p>
          </table:table-cell>
          <table:table-cell table:style-name="ce16" table:formula="of:=IF(LEN(['Pacenotes List'.H96]) &gt; 0;IF(LEN(['Pacenotes List'.B96]) &gt; 0;['Pacenotes List'.B96] &amp; &quot;=&quot; &amp; ['Pacenotes List'.C96]);&quot;&quot;)" office:value-type="string" office:string-value="SHORT=Kurz">
            <text:p>SHORT=Kurz</text:p>
          </table:table-cell>
          <table:table-cell table:style-name="ce16" table:formula="of:=IF(LEN(['Pacenotes List'.H96]) &gt; 0;IF(LEN(['Pacenotes List'.B96]) &gt; 0;['Pacenotes List'.B96] &amp; &quot;=&quot; &amp; ['Pacenotes List'.D96]);&quot;&quot;)" office:value-type="string" office:string-value="SHORT=Short">
            <text:p>SHORT=Short</text:p>
          </table:table-cell>
          <table:table-cell table:number-columns-repeated="1020"/>
        </table:table-row>
        <table:table-row table:style-name="ro4">
          <table:table-cell table:formula="of:=IF (LEN(['Pacenotes List'.H97]) &gt; 0; ['Pacenotes List'.H97]; &quot;&quot;)" office:value-type="string" office:string-value="ADDITIONAL">
            <text:p>ADDITIONAL</text:p>
          </table:table-cell>
          <table:table-cell table:style-name="ce16" table:formula="of:=IF(LEN(['Pacenotes List'.H97]) &gt; 0;&quot;[PACENOTE::&quot; &amp; ['Pacenotes List'.B97] &amp; &quot;]&quot; &amp; CHAR(10) &amp; IF(LEN(['Pacenotes List'.A97]) &gt; 0;&quot;id=&quot; &amp; ['Pacenotes List'.A97] &amp; CHAR(10);&quot;&quot;) &amp; &quot;Sounds=1&quot; &amp; CHAR(10) &amp; &quot;Snd0=&quot; &amp; LOWER(['Pacenotes List'.B97]) &amp; &quot;.ogg&quot; &amp; CHAR(10) &amp; IF(LEN(['Pacenotes List'.F97]) &gt; 0; &quot;link=&quot; &amp; ['Pacenotes List'.F97] &amp; CHAR(10);&quot;&quot;) &amp; IF(LEN(['Pacenotes List'.G97])&gt;0;&quot;standard=&quot; &amp; ['Pacenotes List'.G97] &amp; CHAR(10);&quot;&quot;) &amp; &quot;column=&quot; &amp; ['Pacenotes List'.I97] &amp; CHAR(10);&quot;&quot;)" office:value-type="string" office:string-value="[PACENOTE::SHORTSHORT]&#10;id=265&#10;Sounds=1&#10;Snd0=shortshort.ogg&#10;column=1&#10;">
            <text:p>[PACENOTE::SHORTSHORT]<text:line-break/>id=265<text:line-break/>Sounds=1<text:line-break/>Snd0=shortshort.ogg<text:line-break/>column=1<text:line-break/></text:p>
          </table:table-cell>
          <table:table-cell table:style-name="ce16" table:formula="of:=IF(LEN(['Pacenotes List'.H97]) &gt; 0;IF(LEN(['Pacenotes List'.B97]) &gt; 0;['Pacenotes List'.B97] &amp; &quot;=&quot; &amp; ['Pacenotes List'.C97]);&quot;&quot;)" office:value-type="string" office:string-value="SHORTSHORT=Kurzkurz">
            <text:p>SHORTSHORT=Kurzkurz</text:p>
          </table:table-cell>
          <table:table-cell table:style-name="ce16" table:formula="of:=IF(LEN(['Pacenotes List'.H97]) &gt; 0;IF(LEN(['Pacenotes List'.B97]) &gt; 0;['Pacenotes List'.B97] &amp; &quot;=&quot; &amp; ['Pacenotes List'.D97]);&quot;&quot;)" office:value-type="string" office:string-value="SHORTSHORT=Shortshort">
            <text:p>SHORTSHORT=Shortshort</text:p>
          </table:table-cell>
          <table:table-cell table:number-columns-repeated="1020"/>
        </table:table-row>
        <table:table-row table:style-name="ro4">
          <table:table-cell table:formula="of:=IF (LEN(['Pacenotes List'.H98]) &gt; 0; ['Pacenotes List'.H98]; &quot;&quot;)" office:value-type="string" office:string-value="LINE">
            <text:p>LINE</text:p>
          </table:table-cell>
          <table:table-cell table:style-name="ce16" table:formula="of:=IF(LEN(['Pacenotes List'.H98]) &gt; 0;&quot;[PACENOTE::&quot; &amp; ['Pacenotes List'.B98] &amp; &quot;]&quot; &amp; CHAR(10) &amp; IF(LEN(['Pacenotes List'.A98]) &gt; 0;&quot;id=&quot; &amp; ['Pacenotes List'.A98] &amp; CHAR(10);&quot;&quot;) &amp; &quot;Sounds=1&quot; &amp; CHAR(10) &amp; &quot;Snd0=&quot; &amp; LOWER(['Pacenotes List'.B98]) &amp; &quot;.ogg&quot; &amp; CHAR(10) &amp; IF(LEN(['Pacenotes List'.F98]) &gt; 0; &quot;link=&quot; &amp; ['Pacenotes List'.F98] &amp; CHAR(10);&quot;&quot;) &amp; IF(LEN(['Pacenotes List'.G98])&gt;0;&quot;standard=&quot; &amp; ['Pacenotes List'.G98] &amp; CHAR(10);&quot;&quot;) &amp; &quot;column=&quot; &amp; ['Pacenotes List'.I98] &amp; CHAR(10);&quot;&quot;)" office:value-type="string" office:string-value="[PACENOTE::GONARROW]&#10;id=266&#10;Sounds=1&#10;Snd0=gonarrow.ogg&#10;column=0&#10;">
            <text:p>[PACENOTE::GONARROW]<text:line-break/>id=266<text:line-break/>Sounds=1<text:line-break/>Snd0=gonarrow.ogg<text:line-break/>column=0<text:line-break/></text:p>
          </table:table-cell>
          <table:table-cell table:style-name="ce16" table:formula="of:=IF(LEN(['Pacenotes List'.H98]) &gt; 0;IF(LEN(['Pacenotes List'.B98]) &gt; 0;['Pacenotes List'.B98] &amp; &quot;=&quot; &amp; ['Pacenotes List'.C98]);&quot;&quot;)" office:value-type="string" office:string-value="GONARROW=Wird Enger">
            <text:p>GONARROW=Wird Enger</text:p>
          </table:table-cell>
          <table:table-cell table:style-name="ce16" table:formula="of:=IF(LEN(['Pacenotes List'.H98]) &gt; 0;IF(LEN(['Pacenotes List'.B98]) &gt; 0;['Pacenotes List'.B98] &amp; &quot;=&quot; &amp; ['Pacenotes List'.D98]);&quot;&quot;)" office:value-type="string" office:string-value="GONARROW=Go Narrow">
            <text:p>GONARROW=Go Narrow</text:p>
          </table:table-cell>
          <table:table-cell table:number-columns-repeated="1020"/>
        </table:table-row>
        <table:table-row table:style-name="ro4">
          <table:table-cell table:formula="of:=IF (LEN(['Pacenotes List'.H99]) &gt; 0; ['Pacenotes List'.H99]; &quot;&quot;)" office:value-type="string" office:string-value="LINE">
            <text:p>LINE</text:p>
          </table:table-cell>
          <table:table-cell table:style-name="ce16" table:formula="of:=IF(LEN(['Pacenotes List'.H99]) &gt; 0;&quot;[PACENOTE::&quot; &amp; ['Pacenotes List'.B99] &amp; &quot;]&quot; &amp; CHAR(10) &amp; IF(LEN(['Pacenotes List'.A99]) &gt; 0;&quot;id=&quot; &amp; ['Pacenotes List'.A99] &amp; CHAR(10);&quot;&quot;) &amp; &quot;Sounds=1&quot; &amp; CHAR(10) &amp; &quot;Snd0=&quot; &amp; LOWER(['Pacenotes List'.B99]) &amp; &quot;.ogg&quot; &amp; CHAR(10) &amp; IF(LEN(['Pacenotes List'.F99]) &gt; 0; &quot;link=&quot; &amp; ['Pacenotes List'.F99] &amp; CHAR(10);&quot;&quot;) &amp; IF(LEN(['Pacenotes List'.G99])&gt;0;&quot;standard=&quot; &amp; ['Pacenotes List'.G99] &amp; CHAR(10);&quot;&quot;) &amp; &quot;column=&quot; &amp; ['Pacenotes List'.I99] &amp; CHAR(10);&quot;&quot;)" office:value-type="string" office:string-value="[PACENOTE::GOWIDE]&#10;id=267&#10;Sounds=1&#10;Snd0=gowide.ogg&#10;column=1&#10;">
            <text:p>[PACENOTE::GOWIDE]<text:line-break/>id=267<text:line-break/>Sounds=1<text:line-break/>Snd0=gowide.ogg<text:line-break/>column=1<text:line-break/></text:p>
          </table:table-cell>
          <table:table-cell table:style-name="ce16" table:formula="of:=IF(LEN(['Pacenotes List'.H99]) &gt; 0;IF(LEN(['Pacenotes List'.B99]) &gt; 0;['Pacenotes List'.B99] &amp; &quot;=&quot; &amp; ['Pacenotes List'.C99]);&quot;&quot;)" office:value-type="string" office:string-value="GOWIDE=Wird Breiter">
            <text:p>GOWIDE=Wird Breiter</text:p>
          </table:table-cell>
          <table:table-cell table:style-name="ce16" table:formula="of:=IF(LEN(['Pacenotes List'.H99]) &gt; 0;IF(LEN(['Pacenotes List'.B99]) &gt; 0;['Pacenotes List'.B99] &amp; &quot;=&quot; &amp; ['Pacenotes List'.D99]);&quot;&quot;)" office:value-type="string" office:string-value="GOWIDE=Go Wide">
            <text:p>GOWIDE=Go Wide</text:p>
          </table:table-cell>
          <table:table-cell table:number-columns-repeated="1020"/>
        </table:table-row>
        <table:table-row table:style-name="ro4">
          <table:table-cell table:formula="of:=IF (LEN(['Pacenotes List'.H100]) &gt; 0; ['Pacenotes List'.H100]; &quot;&quot;)" office:value-type="string" office:string-value="CONDITION">
            <text:p>CONDITION</text:p>
          </table:table-cell>
          <table:table-cell table:style-name="ce16" table:formula="of:=IF(LEN(['Pacenotes List'.H100]) &gt; 0;&quot;[PACENOTE::&quot; &amp; ['Pacenotes List'.B100] &amp; &quot;]&quot; &amp; CHAR(10) &amp; IF(LEN(['Pacenotes List'.A100]) &gt; 0;&quot;id=&quot; &amp; ['Pacenotes List'.A100] &amp; CHAR(10);&quot;&quot;) &amp; &quot;Sounds=1&quot; &amp; CHAR(10) &amp; &quot;Snd0=&quot; &amp; LOWER(['Pacenotes List'.B100]) &amp; &quot;.ogg&quot; &amp; CHAR(10) &amp; IF(LEN(['Pacenotes List'.F100]) &gt; 0; &quot;link=&quot; &amp; ['Pacenotes List'.F100] &amp; CHAR(10);&quot;&quot;) &amp; IF(LEN(['Pacenotes List'.G100])&gt;0;&quot;standard=&quot; &amp; ['Pacenotes List'.G100] &amp; CHAR(10);&quot;&quot;) &amp; &quot;column=&quot; &amp; ['Pacenotes List'.I100] &amp; CHAR(10);&quot;&quot;)" office:value-type="string" office:string-value="[PACENOTE::SLIPPERY]&#10;id=268&#10;Sounds=1&#10;Snd0=slippery.ogg&#10;column=0&#10;">
            <text:p>[PACENOTE::SLIPPERY]<text:line-break/>id=268<text:line-break/>Sounds=1<text:line-break/>Snd0=slippery.ogg<text:line-break/>column=0<text:line-break/></text:p>
          </table:table-cell>
          <table:table-cell table:style-name="ce16" table:formula="of:=IF(LEN(['Pacenotes List'.H100]) &gt; 0;IF(LEN(['Pacenotes List'.B100]) &gt; 0;['Pacenotes List'.B100] &amp; &quot;=&quot; &amp; ['Pacenotes List'.C100]);&quot;&quot;)" office:value-type="string" office:string-value="SLIPPERY=Schmiert">
            <text:p>SLIPPERY=Schmiert</text:p>
          </table:table-cell>
          <table:table-cell table:style-name="ce16" table:formula="of:=IF(LEN(['Pacenotes List'.H100]) &gt; 0;IF(LEN(['Pacenotes List'.B100]) &gt; 0;['Pacenotes List'.B100] &amp; &quot;=&quot; &amp; ['Pacenotes List'.D100]);&quot;&quot;)" office:value-type="string" office:string-value="SLIPPERY=Slippery">
            <text:p>SLIPPERY=Slippery</text:p>
          </table:table-cell>
          <table:table-cell table:number-columns-repeated="1020"/>
        </table:table-row>
        <table:table-row table:style-name="ro4">
          <table:table-cell table:formula="of:=IF (LEN(['Pacenotes List'.H101]) &gt; 0; ['Pacenotes List'.H101]; &quot;&quot;)" office:value-type="string" office:string-value="CONDITION">
            <text:p>CONDITION</text:p>
          </table:table-cell>
          <table:table-cell table:style-name="ce16" table:formula="of:=IF(LEN(['Pacenotes List'.H101]) &gt; 0;&quot;[PACENOTE::&quot; &amp; ['Pacenotes List'.B101] &amp; &quot;]&quot; &amp; CHAR(10) &amp; IF(LEN(['Pacenotes List'.A101]) &gt; 0;&quot;id=&quot; &amp; ['Pacenotes List'.A101] &amp; CHAR(10);&quot;&quot;) &amp; &quot;Sounds=1&quot; &amp; CHAR(10) &amp; &quot;Snd0=&quot; &amp; LOWER(['Pacenotes List'.B101]) &amp; &quot;.ogg&quot; &amp; CHAR(10) &amp; IF(LEN(['Pacenotes List'.F101]) &gt; 0; &quot;link=&quot; &amp; ['Pacenotes List'.F101] &amp; CHAR(10);&quot;&quot;) &amp; IF(LEN(['Pacenotes List'.G101])&gt;0;&quot;standard=&quot; &amp; ['Pacenotes List'.G101] &amp; CHAR(10);&quot;&quot;) &amp; &quot;column=&quot; &amp; ['Pacenotes List'.I101] &amp; CHAR(10);&quot;&quot;)" office:value-type="string" office:string-value="[PACENOTE::SLIDE]&#10;id=269&#10;Sounds=1&#10;Snd0=slide.ogg&#10;column=1&#10;">
            <text:p>[PACENOTE::SLIDE]<text:line-break/>id=269<text:line-break/>Sounds=1<text:line-break/>Snd0=slide.ogg<text:line-break/>column=1<text:line-break/></text:p>
          </table:table-cell>
          <table:table-cell table:style-name="ce16" table:formula="of:=IF(LEN(['Pacenotes List'.H101]) &gt; 0;IF(LEN(['Pacenotes List'.B101]) &gt; 0;['Pacenotes List'.B101] &amp; &quot;=&quot; &amp; ['Pacenotes List'.C101]);&quot;&quot;)" office:value-type="string" office:string-value="SLIDE=Gleiten">
            <text:p>SLIDE=Gleiten</text:p>
          </table:table-cell>
          <table:table-cell table:style-name="ce16" table:formula="of:=IF(LEN(['Pacenotes List'.H101]) &gt; 0;IF(LEN(['Pacenotes List'.B101]) &gt; 0;['Pacenotes List'.B101] &amp; &quot;=&quot; &amp; ['Pacenotes List'.D101]);&quot;&quot;)" office:value-type="string" office:string-value="SLIDE=Slide">
            <text:p>SLIDE=Slide</text:p>
          </table:table-cell>
          <table:table-cell table:number-columns-repeated="1020"/>
        </table:table-row>
        <table:table-row table:style-name="ro4">
          <table:table-cell table:formula="of:=IF (LEN(['Pacenotes List'.H102]) &gt; 0; ['Pacenotes List'.H102]; &quot;&quot;)" office:value-type="string" office:string-value="DRIVING">
            <text:p>DRIVING</text:p>
          </table:table-cell>
          <table:table-cell table:style-name="ce16" table:formula="of:=IF(LEN(['Pacenotes List'.H102]) &gt; 0;&quot;[PACENOTE::&quot; &amp; ['Pacenotes List'.B102] &amp; &quot;]&quot; &amp; CHAR(10) &amp; IF(LEN(['Pacenotes List'.A102]) &gt; 0;&quot;id=&quot; &amp; ['Pacenotes List'.A102] &amp; CHAR(10);&quot;&quot;) &amp; &quot;Sounds=1&quot; &amp; CHAR(10) &amp; &quot;Snd0=&quot; &amp; LOWER(['Pacenotes List'.B102]) &amp; &quot;.ogg&quot; &amp; CHAR(10) &amp; IF(LEN(['Pacenotes List'.F102]) &gt; 0; &quot;link=&quot; &amp; ['Pacenotes List'.F102] &amp; CHAR(10);&quot;&quot;) &amp; IF(LEN(['Pacenotes List'.G102])&gt;0;&quot;standard=&quot; &amp; ['Pacenotes List'.G102] &amp; CHAR(10);&quot;&quot;) &amp; &quot;column=&quot; &amp; ['Pacenotes List'.I102] &amp; CHAR(10);&quot;&quot;)" office:value-type="string" office:string-value="[PACENOTE::UNDERSTEER]&#10;id=270&#10;Sounds=1&#10;Snd0=understeer.ogg&#10;column=2&#10;">
            <text:p>[PACENOTE::UNDERSTEER]<text:line-break/>id=270<text:line-break/>Sounds=1<text:line-break/>Snd0=understeer.ogg<text:line-break/>column=2<text:line-break/></text:p>
          </table:table-cell>
          <table:table-cell table:style-name="ce16" table:formula="of:=IF(LEN(['Pacenotes List'.H102]) &gt; 0;IF(LEN(['Pacenotes List'.B102]) &gt; 0;['Pacenotes List'.B102] &amp; &quot;=&quot; &amp; ['Pacenotes List'.C102]);&quot;&quot;)" office:value-type="string" office:string-value="UNDERSTEER=Schiebt">
            <text:p>UNDERSTEER=Schiebt</text:p>
          </table:table-cell>
          <table:table-cell table:style-name="ce16" table:formula="of:=IF(LEN(['Pacenotes List'.H102]) &gt; 0;IF(LEN(['Pacenotes List'.B102]) &gt; 0;['Pacenotes List'.B102] &amp; &quot;=&quot; &amp; ['Pacenotes List'.D102]);&quot;&quot;)" office:value-type="string" office:string-value="UNDERSTEER=Understeer">
            <text:p>UNDERSTEER=Understeer</text:p>
          </table:table-cell>
          <table:table-cell table:number-columns-repeated="1020"/>
        </table:table-row>
        <table:table-row table:style-name="ro4">
          <table:table-cell table:formula="of:=IF (LEN(['Pacenotes List'.H103]) &gt; 0; ['Pacenotes List'.H103]; &quot;&quot;)" office:value-type="string" office:string-value="LINE">
            <text:p>LINE</text:p>
          </table:table-cell>
          <table:table-cell table:style-name="ce16" table:formula="of:=IF(LEN(['Pacenotes List'.H103]) &gt; 0;&quot;[PACENOTE::&quot; &amp; ['Pacenotes List'.B103] &amp; &quot;]&quot; &amp; CHAR(10) &amp; IF(LEN(['Pacenotes List'.A103]) &gt; 0;&quot;id=&quot; &amp; ['Pacenotes List'.A103] &amp; CHAR(10);&quot;&quot;) &amp; &quot;Sounds=1&quot; &amp; CHAR(10) &amp; &quot;Snd0=&quot; &amp; LOWER(['Pacenotes List'.B103]) &amp; &quot;.ogg&quot; &amp; CHAR(10) &amp; IF(LEN(['Pacenotes List'.F103]) &gt; 0; &quot;link=&quot; &amp; ['Pacenotes List'.F103] &amp; CHAR(10);&quot;&quot;) &amp; IF(LEN(['Pacenotes List'.G103])&gt;0;&quot;standard=&quot; &amp; ['Pacenotes List'.G103] &amp; CHAR(10);&quot;&quot;) &amp; &quot;column=&quot; &amp; ['Pacenotes List'.I103] &amp; CHAR(10);&quot;&quot;)" office:value-type="string" office:string-value="[PACENOTE::SIDEWAYS]&#10;id=271&#10;Sounds=1&#10;Snd0=sideways.ogg&#10;column=3&#10;">
            <text:p>[PACENOTE::SIDEWAYS]<text:line-break/>id=271<text:line-break/>Sounds=1<text:line-break/>Snd0=sideways.ogg<text:line-break/>column=3<text:line-break/></text:p>
          </table:table-cell>
          <table:table-cell table:style-name="ce16" table:formula="of:=IF(LEN(['Pacenotes List'.H103]) &gt; 0;IF(LEN(['Pacenotes List'.B103]) &gt; 0;['Pacenotes List'.B103] &amp; &quot;=&quot; &amp; ['Pacenotes List'.C103]);&quot;&quot;)" office:value-type="string" office:string-value="SIDEWAYS=Versetzt">
            <text:p>SIDEWAYS=Versetzt</text:p>
          </table:table-cell>
          <table:table-cell table:style-name="ce16" table:formula="of:=IF(LEN(['Pacenotes List'.H103]) &gt; 0;IF(LEN(['Pacenotes List'.B103]) &gt; 0;['Pacenotes List'.B103] &amp; &quot;=&quot; &amp; ['Pacenotes List'.D103]);&quot;&quot;)" office:value-type="string" office:string-value="SIDEWAYS=Sideways">
            <text:p>SIDEWAYS=Sideways</text:p>
          </table:table-cell>
          <table:table-cell table:number-columns-repeated="1020"/>
        </table:table-row>
        <table:table-row table:style-name="ro4">
          <table:table-cell table:formula="of:=IF (LEN(['Pacenotes List'.H104]) &gt; 0; ['Pacenotes List'.H104]; &quot;&quot;)" office:value-type="string" office:string-value="LINE">
            <text:p>LINE</text:p>
          </table:table-cell>
          <table:table-cell table:style-name="ce16" table:formula="of:=IF(LEN(['Pacenotes List'.H104]) &gt; 0;&quot;[PACENOTE::&quot; &amp; ['Pacenotes List'.B104] &amp; &quot;]&quot; &amp; CHAR(10) &amp; IF(LEN(['Pacenotes List'.A104]) &gt; 0;&quot;id=&quot; &amp; ['Pacenotes List'.A104] &amp; CHAR(10);&quot;&quot;) &amp; &quot;Sounds=1&quot; &amp; CHAR(10) &amp; &quot;Snd0=&quot; &amp; LOWER(['Pacenotes List'.B104]) &amp; &quot;.ogg&quot; &amp; CHAR(10) &amp; IF(LEN(['Pacenotes List'.F104]) &gt; 0; &quot;link=&quot; &amp; ['Pacenotes List'.F104] &amp; CHAR(10);&quot;&quot;) &amp; IF(LEN(['Pacenotes List'.G104])&gt;0;&quot;standard=&quot; &amp; ['Pacenotes List'.G104] &amp; CHAR(10);&quot;&quot;) &amp; &quot;column=&quot; &amp; ['Pacenotes List'.I104] &amp; CHAR(10);&quot;&quot;)" office:value-type="string" office:string-value="[PACENOTE::HOOK]&#10;id=272&#10;Sounds=1&#10;Snd0=hook.ogg&#10;column=3&#10;">
            <text:p>[PACENOTE::HOOK]<text:line-break/>id=272<text:line-break/>Sounds=1<text:line-break/>Snd0=hook.ogg<text:line-break/>column=3<text:line-break/></text:p>
          </table:table-cell>
          <table:table-cell table:style-name="ce16" table:formula="of:=IF(LEN(['Pacenotes List'.H104]) &gt; 0;IF(LEN(['Pacenotes List'.B104]) &gt; 0;['Pacenotes List'.B104] &amp; &quot;=&quot; &amp; ['Pacenotes List'.C104]);&quot;&quot;)" office:value-type="string" office:string-value="HOOK=Einhängen">
            <text:p>HOOK=Einhängen</text:p>
          </table:table-cell>
          <table:table-cell table:style-name="ce16" table:formula="of:=IF(LEN(['Pacenotes List'.H104]) &gt; 0;IF(LEN(['Pacenotes List'.B104]) &gt; 0;['Pacenotes List'.B104] &amp; &quot;=&quot; &amp; ['Pacenotes List'.D104]);&quot;&quot;)" office:value-type="string" office:string-value="HOOK=Hook">
            <text:p>HOOK=Hook</text:p>
          </table:table-cell>
          <table:table-cell table:number-columns-repeated="1020"/>
        </table:table-row>
        <table:table-row table:style-name="ro4">
          <table:table-cell table:formula="of:=IF (LEN(['Pacenotes List'.H105]) &gt; 0; ['Pacenotes List'.H105]; &quot;&quot;)" office:value-type="string" office:string-value="DRIVING">
            <text:p>DRIVING</text:p>
          </table:table-cell>
          <table:table-cell table:style-name="ce16" table:formula="of:=IF(LEN(['Pacenotes List'.H105]) &gt; 0;&quot;[PACENOTE::&quot; &amp; ['Pacenotes List'.B105] &amp; &quot;]&quot; &amp; CHAR(10) &amp; IF(LEN(['Pacenotes List'.A105]) &gt; 0;&quot;id=&quot; &amp; ['Pacenotes List'.A105] &amp; CHAR(10);&quot;&quot;) &amp; &quot;Sounds=1&quot; &amp; CHAR(10) &amp; &quot;Snd0=&quot; &amp; LOWER(['Pacenotes List'.B105]) &amp; &quot;.ogg&quot; &amp; CHAR(10) &amp; IF(LEN(['Pacenotes List'.F105]) &gt; 0; &quot;link=&quot; &amp; ['Pacenotes List'.F105] &amp; CHAR(10);&quot;&quot;) &amp; IF(LEN(['Pacenotes List'.G105])&gt;0;&quot;standard=&quot; &amp; ['Pacenotes List'.G105] &amp; CHAR(10);&quot;&quot;) &amp; &quot;column=&quot; &amp; ['Pacenotes List'.I105] &amp; CHAR(10);&quot;&quot;)" office:value-type="string" office:string-value="[PACENOTE::DRAWS_IN]&#10;id=273&#10;Sounds=1&#10;Snd0=draws_in.ogg&#10;column=0&#10;">
            <text:p>[PACENOTE::DRAWS_IN]<text:line-break/>id=273<text:line-break/>Sounds=1<text:line-break/>Snd0=draws_in.ogg<text:line-break/>column=0<text:line-break/></text:p>
          </table:table-cell>
          <table:table-cell table:style-name="ce16" table:formula="of:=IF(LEN(['Pacenotes List'.H105]) &gt; 0;IF(LEN(['Pacenotes List'.B105]) &gt; 0;['Pacenotes List'.B105] &amp; &quot;=&quot; &amp; ['Pacenotes List'.C105]);&quot;&quot;)" office:value-type="string" office:string-value="DRAWS_IN=Dreht Ein">
            <text:p>DRAWS_IN=Dreht Ein</text:p>
          </table:table-cell>
          <table:table-cell table:style-name="ce16" table:formula="of:=IF(LEN(['Pacenotes List'.H105]) &gt; 0;IF(LEN(['Pacenotes List'.B105]) &gt; 0;['Pacenotes List'.B105] &amp; &quot;=&quot; &amp; ['Pacenotes List'.D105]);&quot;&quot;)" office:value-type="string" office:string-value="DRAWS_IN=Draws In">
            <text:p>DRAWS_IN=Draws In</text:p>
          </table:table-cell>
          <table:table-cell table:number-columns-repeated="1020"/>
        </table:table-row>
        <table:table-row table:style-name="ro4">
          <table:table-cell table:formula="of:=IF (LEN(['Pacenotes List'.H106]) &gt; 0; ['Pacenotes List'.H106]; &quot;&quot;)" office:value-type="string" office:string-value="ADDITIONAL">
            <text:p>ADDITIONAL</text:p>
          </table:table-cell>
          <table:table-cell table:style-name="ce16" table:formula="of:=IF(LEN(['Pacenotes List'.H106]) &gt; 0;&quot;[PACENOTE::&quot; &amp; ['Pacenotes List'.B106] &amp; &quot;]&quot; &amp; CHAR(10) &amp; IF(LEN(['Pacenotes List'.A106]) &gt; 0;&quot;id=&quot; &amp; ['Pacenotes List'.A106] &amp; CHAR(10);&quot;&quot;) &amp; &quot;Sounds=1&quot; &amp; CHAR(10) &amp; &quot;Snd0=&quot; &amp; LOWER(['Pacenotes List'.B106]) &amp; &quot;.ogg&quot; &amp; CHAR(10) &amp; IF(LEN(['Pacenotes List'.F106]) &gt; 0; &quot;link=&quot; &amp; ['Pacenotes List'.F106] &amp; CHAR(10);&quot;&quot;) &amp; IF(LEN(['Pacenotes List'.G106])&gt;0;&quot;standard=&quot; &amp; ['Pacenotes List'.G106] &amp; CHAR(10);&quot;&quot;) &amp; &quot;column=&quot; &amp; ['Pacenotes List'.I106] &amp; CHAR(10);&quot;&quot;)" office:value-type="string" office:string-value="[PACENOTE::VERY_LONG]&#10;id=274&#10;Sounds=1&#10;Snd0=very_long.ogg&#10;column=1&#10;">
            <text:p>[PACENOTE::VERY_LONG]<text:line-break/>id=274<text:line-break/>Sounds=1<text:line-break/>Snd0=very_long.ogg<text:line-break/>column=1<text:line-break/></text:p>
          </table:table-cell>
          <table:table-cell table:style-name="ce16" table:formula="of:=IF(LEN(['Pacenotes List'.H106]) &gt; 0;IF(LEN(['Pacenotes List'.B106]) &gt; 0;['Pacenotes List'.B106] &amp; &quot;=&quot; &amp; ['Pacenotes List'.C106]);&quot;&quot;)" office:value-type="string" office:string-value="VERY_LONG=Sehr Lang">
            <text:p>VERY_LONG=Sehr Lang</text:p>
          </table:table-cell>
          <table:table-cell table:style-name="ce16" table:formula="of:=IF(LEN(['Pacenotes List'.H106]) &gt; 0;IF(LEN(['Pacenotes List'.B106]) &gt; 0;['Pacenotes List'.B106] &amp; &quot;=&quot; &amp; ['Pacenotes List'.D106]);&quot;&quot;)" office:value-type="string" office:string-value="VERY_LONG=Very Long">
            <text:p>VERY_LONG=Very Long</text:p>
          </table:table-cell>
          <table:table-cell table:number-columns-repeated="1020"/>
        </table:table-row>
        <table:table-row table:style-name="ro4">
          <table:table-cell table:formula="of:=IF (LEN(['Pacenotes List'.H107]) &gt; 0; ['Pacenotes List'.H107]; &quot;&quot;)" office:value-type="string" office:string-value="ADDITIONAL">
            <text:p>ADDITIONAL</text:p>
          </table:table-cell>
          <table:table-cell table:style-name="ce16" table:formula="of:=IF(LEN(['Pacenotes List'.H107]) &gt; 0;&quot;[PACENOTE::&quot; &amp; ['Pacenotes List'.B107] &amp; &quot;]&quot; &amp; CHAR(10) &amp; IF(LEN(['Pacenotes List'.A107]) &gt; 0;&quot;id=&quot; &amp; ['Pacenotes List'.A107] &amp; CHAR(10);&quot;&quot;) &amp; &quot;Sounds=1&quot; &amp; CHAR(10) &amp; &quot;Snd0=&quot; &amp; LOWER(['Pacenotes List'.B107]) &amp; &quot;.ogg&quot; &amp; CHAR(10) &amp; IF(LEN(['Pacenotes List'.F107]) &gt; 0; &quot;link=&quot; &amp; ['Pacenotes List'.F107] &amp; CHAR(10);&quot;&quot;) &amp; IF(LEN(['Pacenotes List'.G107])&gt;0;&quot;standard=&quot; &amp; ['Pacenotes List'.G107] &amp; CHAR(10);&quot;&quot;) &amp; &quot;column=&quot; &amp; ['Pacenotes List'.I107] &amp; CHAR(10);&quot;&quot;)" office:value-type="string" office:string-value="[PACENOTE::VERY_SHORT]&#10;id=275&#10;Sounds=1&#10;Snd0=very_short.ogg&#10;column=0&#10;">
            <text:p>[PACENOTE::VERY_SHORT]<text:line-break/>id=275<text:line-break/>Sounds=1<text:line-break/>Snd0=very_short.ogg<text:line-break/>column=0<text:line-break/></text:p>
          </table:table-cell>
          <table:table-cell table:style-name="ce16" table:formula="of:=IF(LEN(['Pacenotes List'.H107]) &gt; 0;IF(LEN(['Pacenotes List'.B107]) &gt; 0;['Pacenotes List'.B107] &amp; &quot;=&quot; &amp; ['Pacenotes List'.C107]);&quot;&quot;)" office:value-type="string" office:string-value="VERY_SHORT=Sehr Kurz">
            <text:p>VERY_SHORT=Sehr Kurz</text:p>
          </table:table-cell>
          <table:table-cell table:style-name="ce16" table:formula="of:=IF(LEN(['Pacenotes List'.H107]) &gt; 0;IF(LEN(['Pacenotes List'.B107]) &gt; 0;['Pacenotes List'.B107] &amp; &quot;=&quot; &amp; ['Pacenotes List'.D107]);&quot;&quot;)" office:value-type="string" office:string-value="VERY_SHORT=Very Short">
            <text:p>VERY_SHORT=Very Short</text:p>
          </table:table-cell>
          <table:table-cell table:number-columns-repeated="1020"/>
        </table:table-row>
        <table:table-row table:style-name="ro4">
          <table:table-cell table:formula="of:=IF (LEN(['Pacenotes List'.H108]) &gt; 0; ['Pacenotes List'.H108]; &quot;&quot;)">
            <text:p/>
          </table:table-cell>
          <table:table-cell table:style-name="ce16" table:formula="of:=IF(LEN(['Pacenotes List'.H108]) &gt; 0;&quot;[PACENOTE::&quot; &amp; ['Pacenotes List'.B108] &amp; &quot;]&quot; &amp; CHAR(10) &amp; IF(LEN(['Pacenotes List'.A108]) &gt; 0;&quot;id=&quot; &amp; ['Pacenotes List'.A108] &amp; CHAR(10);&quot;&quot;) &amp; &quot;Sounds=1&quot; &amp; CHAR(10) &amp; &quot;Snd0=&quot; &amp; LOWER(['Pacenotes List'.B108]) &amp; &quot;.ogg&quot; &amp; CHAR(10) &amp; IF(LEN(['Pacenotes List'.F108]) &gt; 0; &quot;link=&quot; &amp; ['Pacenotes List'.F108] &amp; CHAR(10);&quot;&quot;) &amp; IF(LEN(['Pacenotes List'.G108])&gt;0;&quot;standard=&quot; &amp; ['Pacenotes List'.G108] &amp; CHAR(10);&quot;&quot;) &amp; &quot;column=&quot; &amp; ['Pacenotes List'.I108] &amp; CHAR(10);&quot;&quot;)">
            <text:p/>
          </table:table-cell>
          <table:table-cell table:style-name="ce16" table:formula="of:=IF(LEN(['Pacenotes List'.H108]) &gt; 0;IF(LEN(['Pacenotes List'.B108]) &gt; 0;['Pacenotes List'.B108] &amp; &quot;=&quot; &amp; ['Pacenotes List'.C108]);&quot;&quot;)">
            <text:p/>
          </table:table-cell>
          <table:table-cell table:style-name="ce16" table:formula="of:=IF(LEN(['Pacenotes List'.H108]) &gt; 0;IF(LEN(['Pacenotes List'.B108]) &gt; 0;['Pacenotes List'.B108] &amp; &quot;=&quot; &amp; ['Pacenotes List'.D108]);&quot;&quot;)">
            <text:p/>
          </table:table-cell>
          <table:table-cell table:number-columns-repeated="1020"/>
        </table:table-row>
        <table:table-row table:style-name="ro4">
          <table:table-cell table:formula="of:=IF (LEN(['Pacenotes List'.H109]) &gt; 0; ['Pacenotes List'.H109]; &quot;&quot;)" office:value-type="string" office:string-value="CONDITION">
            <text:p>CONDITION</text:p>
          </table:table-cell>
          <table:table-cell table:style-name="ce16" table:formula="of:=IF(LEN(['Pacenotes List'.H109]) &gt; 0;&quot;[PACENOTE::&quot; &amp; ['Pacenotes List'.B109] &amp; &quot;]&quot; &amp; CHAR(10) &amp; IF(LEN(['Pacenotes List'.A109]) &gt; 0;&quot;id=&quot; &amp; ['Pacenotes List'.A109] &amp; CHAR(10);&quot;&quot;) &amp; &quot;Sounds=1&quot; &amp; CHAR(10) &amp; &quot;Snd0=&quot; &amp; LOWER(['Pacenotes List'.B109]) &amp; &quot;.ogg&quot; &amp; CHAR(10) &amp; IF(LEN(['Pacenotes List'.F109]) &gt; 0; &quot;link=&quot; &amp; ['Pacenotes List'.F109] &amp; CHAR(10);&quot;&quot;) &amp; IF(LEN(['Pacenotes List'.G109])&gt;0;&quot;standard=&quot; &amp; ['Pacenotes List'.G109] &amp; CHAR(10);&quot;&quot;) &amp; &quot;column=&quot; &amp; ['Pacenotes List'.I109] &amp; CHAR(10);&quot;&quot;)" office:value-type="string" office:string-value="[PACENOTE::SLIPPY]&#10;id=277&#10;Sounds=1&#10;Snd0=slippy.ogg&#10;column=0&#10;">
            <text:p>[PACENOTE::SLIPPY]<text:line-break/>id=277<text:line-break/>Sounds=1<text:line-break/>Snd0=slippy.ogg<text:line-break/>column=0<text:line-break/></text:p>
          </table:table-cell>
          <table:table-cell table:style-name="ce16" table:formula="of:=IF(LEN(['Pacenotes List'.H109]) &gt; 0;IF(LEN(['Pacenotes List'.B109]) &gt; 0;['Pacenotes List'.B109] &amp; &quot;=&quot; &amp; ['Pacenotes List'.C109]);&quot;&quot;)" office:value-type="string" office:string-value="SLIPPY=Rutschig">
            <text:p>SLIPPY=Rutschig</text:p>
          </table:table-cell>
          <table:table-cell table:style-name="ce16" table:formula="of:=IF(LEN(['Pacenotes List'.H109]) &gt; 0;IF(LEN(['Pacenotes List'.B109]) &gt; 0;['Pacenotes List'.B109] &amp; &quot;=&quot; &amp; ['Pacenotes List'.D109]);&quot;&quot;)" office:value-type="string" office:string-value="SLIPPY=Slippy">
            <text:p>SLIPPY=Slippy</text:p>
          </table:table-cell>
          <table:table-cell table:number-columns-repeated="1020"/>
        </table:table-row>
        <table:table-row table:style-name="ro6">
          <table:table-cell table:formula="of:=IF (LEN(['Pacenotes List'.H110]) &gt; 0; ['Pacenotes List'.H110]; &quot;&quot;)">
            <text:p/>
          </table:table-cell>
          <table:table-cell table:style-name="ce16" table:formula="of:=IF(LEN(['Pacenotes List'.H110]) &gt; 0;&quot;[PACENOTE::&quot; &amp; ['Pacenotes List'.B110] &amp; &quot;]&quot; &amp; CHAR(10) &amp; IF(LEN(['Pacenotes List'.A110]) &gt; 0;&quot;id=&quot; &amp; ['Pacenotes List'.A110] &amp; CHAR(10);&quot;&quot;) &amp; &quot;Sounds=1&quot; &amp; CHAR(10) &amp; &quot;Snd0=&quot; &amp; LOWER(['Pacenotes List'.B110]) &amp; &quot;.ogg&quot; &amp; CHAR(10) &amp; IF(LEN(['Pacenotes List'.F110]) &gt; 0; &quot;link=&quot; &amp; ['Pacenotes List'.F110] &amp; CHAR(10);&quot;&quot;) &amp; IF(LEN(['Pacenotes List'.G110])&gt;0;&quot;standard=&quot; &amp; ['Pacenotes List'.G110] &amp; CHAR(10);&quot;&quot;) &amp; &quot;column=&quot; &amp; ['Pacenotes List'.I110] &amp; CHAR(10);&quot;&quot;)">
            <text:p/>
          </table:table-cell>
          <table:table-cell table:style-name="ce16" table:formula="of:=IF(LEN(['Pacenotes List'.H110]) &gt; 0;IF(LEN(['Pacenotes List'.B110]) &gt; 0;['Pacenotes List'.B110] &amp; &quot;=&quot; &amp; ['Pacenotes List'.C110]);&quot;&quot;)">
            <text:p/>
          </table:table-cell>
          <table:table-cell table:style-name="ce16" table:formula="of:=IF(LEN(['Pacenotes List'.H110]) &gt; 0;IF(LEN(['Pacenotes List'.B110]) &gt; 0;['Pacenotes List'.B110] &amp; &quot;=&quot; &amp; ['Pacenotes List'.D110]);&quot;&quot;)">
            <text:p/>
          </table:table-cell>
          <table:table-cell table:number-columns-repeated="1020"/>
        </table:table-row>
        <table:table-row table:style-name="ro6">
          <table:table-cell table:formula="of:=IF (LEN(['Pacenotes List'.H111]) &gt; 0; ['Pacenotes List'.H111]; &quot;&quot;)">
            <text:p/>
          </table:table-cell>
          <table:table-cell table:style-name="ce16" table:formula="of:=IF(LEN(['Pacenotes List'.H111]) &gt; 0;&quot;[PACENOTE::&quot; &amp; ['Pacenotes List'.B111] &amp; &quot;]&quot; &amp; CHAR(10) &amp; IF(LEN(['Pacenotes List'.A111]) &gt; 0;&quot;id=&quot; &amp; ['Pacenotes List'.A111] &amp; CHAR(10);&quot;&quot;) &amp; &quot;Sounds=1&quot; &amp; CHAR(10) &amp; &quot;Snd0=&quot; &amp; LOWER(['Pacenotes List'.B111]) &amp; &quot;.ogg&quot; &amp; CHAR(10) &amp; IF(LEN(['Pacenotes List'.F111]) &gt; 0; &quot;link=&quot; &amp; ['Pacenotes List'.F111] &amp; CHAR(10);&quot;&quot;) &amp; IF(LEN(['Pacenotes List'.G111])&gt;0;&quot;standard=&quot; &amp; ['Pacenotes List'.G111] &amp; CHAR(10);&quot;&quot;) &amp; &quot;column=&quot; &amp; ['Pacenotes List'.I111] &amp; CHAR(10);&quot;&quot;)">
            <text:p/>
          </table:table-cell>
          <table:table-cell table:style-name="ce16" table:formula="of:=IF(LEN(['Pacenotes List'.H111]) &gt; 0;IF(LEN(['Pacenotes List'.B111]) &gt; 0;['Pacenotes List'.B111] &amp; &quot;=&quot; &amp; ['Pacenotes List'.C111]);&quot;&quot;)">
            <text:p/>
          </table:table-cell>
          <table:table-cell table:style-name="ce16" table:formula="of:=IF(LEN(['Pacenotes List'.H111]) &gt; 0;IF(LEN(['Pacenotes List'.B111]) &gt; 0;['Pacenotes List'.B111] &amp; &quot;=&quot; &amp; ['Pacenotes List'.D111]);&quot;&quot;)">
            <text:p/>
          </table:table-cell>
          <table:table-cell table:number-columns-repeated="1020"/>
        </table:table-row>
        <table:table-row table:style-name="ro4">
          <table:table-cell table:formula="of:=IF (LEN(['Pacenotes List'.H112]) &gt; 0; ['Pacenotes List'.H112]; &quot;&quot;)" office:value-type="string" office:string-value="CONDITION">
            <text:p>CONDITION</text:p>
          </table:table-cell>
          <table:table-cell table:style-name="ce16" table:formula="of:=IF(LEN(['Pacenotes List'.H112]) &gt; 0;&quot;[PACENOTE::&quot; &amp; ['Pacenotes List'.B112] &amp; &quot;]&quot; &amp; CHAR(10) &amp; IF(LEN(['Pacenotes List'.A112]) &gt; 0;&quot;id=&quot; &amp; ['Pacenotes List'.A112] &amp; CHAR(10);&quot;&quot;) &amp; &quot;Sounds=1&quot; &amp; CHAR(10) &amp; &quot;Snd0=&quot; &amp; LOWER(['Pacenotes List'.B112]) &amp; &quot;.ogg&quot; &amp; CHAR(10) &amp; IF(LEN(['Pacenotes List'.F112]) &gt; 0; &quot;link=&quot; &amp; ['Pacenotes List'.F112] &amp; CHAR(10);&quot;&quot;) &amp; IF(LEN(['Pacenotes List'.G112])&gt;0;&quot;standard=&quot; &amp; ['Pacenotes List'.G112] &amp; CHAR(10);&quot;&quot;) &amp; &quot;column=&quot; &amp; ['Pacenotes List'.I112] &amp; CHAR(10);&quot;&quot;)" office:value-type="string" office:string-value="[PACENOTE::MUDDY]&#10;id=290&#10;Sounds=1&#10;Snd0=muddy.ogg&#10;column=2&#10;">
            <text:p>[PACENOTE::MUDDY]<text:line-break/>id=290<text:line-break/>Sounds=1<text:line-break/>Snd0=muddy.ogg<text:line-break/>column=2<text:line-break/></text:p>
          </table:table-cell>
          <table:table-cell table:style-name="ce16" table:formula="of:=IF(LEN(['Pacenotes List'.H112]) &gt; 0;IF(LEN(['Pacenotes List'.B112]) &gt; 0;['Pacenotes List'.B112] &amp; &quot;=&quot; &amp; ['Pacenotes List'.C112]);&quot;&quot;)" office:value-type="string" office:string-value="MUDDY=Matsch">
            <text:p>MUDDY=Matsch</text:p>
          </table:table-cell>
          <table:table-cell table:style-name="ce16" table:formula="of:=IF(LEN(['Pacenotes List'.H112]) &gt; 0;IF(LEN(['Pacenotes List'.B112]) &gt; 0;['Pacenotes List'.B112] &amp; &quot;=&quot; &amp; ['Pacenotes List'.D112]);&quot;&quot;)" office:value-type="string" office:string-value="MUDDY=Muddy">
            <text:p>MUDDY=Muddy</text:p>
          </table:table-cell>
          <table:table-cell table:number-columns-repeated="1020"/>
        </table:table-row>
        <table:table-row table:style-name="ro4">
          <table:table-cell table:formula="of:=IF (LEN(['Pacenotes List'.H113]) &gt; 0; ['Pacenotes List'.H113]; &quot;&quot;)" office:value-type="string" office:string-value="CONDITION">
            <text:p>CONDITION</text:p>
          </table:table-cell>
          <table:table-cell table:style-name="ce16" table:formula="of:=IF(LEN(['Pacenotes List'.H113]) &gt; 0;&quot;[PACENOTE::&quot; &amp; ['Pacenotes List'.B113] &amp; &quot;]&quot; &amp; CHAR(10) &amp; IF(LEN(['Pacenotes List'.A113]) &gt; 0;&quot;id=&quot; &amp; ['Pacenotes List'.A113] &amp; CHAR(10);&quot;&quot;) &amp; &quot;Sounds=1&quot; &amp; CHAR(10) &amp; &quot;Snd0=&quot; &amp; LOWER(['Pacenotes List'.B113]) &amp; &quot;.ogg&quot; &amp; CHAR(10) &amp; IF(LEN(['Pacenotes List'.F113]) &gt; 0; &quot;link=&quot; &amp; ['Pacenotes List'.F113] &amp; CHAR(10);&quot;&quot;) &amp; IF(LEN(['Pacenotes List'.G113])&gt;0;&quot;standard=&quot; &amp; ['Pacenotes List'.G113] &amp; CHAR(10);&quot;&quot;) &amp; &quot;column=&quot; &amp; ['Pacenotes List'.I113] &amp; CHAR(10);&quot;&quot;)" office:value-type="string" office:string-value="[PACENOTE::DIRTY]&#10;id=291&#10;Sounds=1&#10;Snd0=dirty.ogg&#10;column=3&#10;">
            <text:p>[PACENOTE::DIRTY]<text:line-break/>id=291<text:line-break/>Sounds=1<text:line-break/>Snd0=dirty.ogg<text:line-break/>column=3<text:line-break/></text:p>
          </table:table-cell>
          <table:table-cell table:style-name="ce16" table:formula="of:=IF(LEN(['Pacenotes List'.H113]) &gt; 0;IF(LEN(['Pacenotes List'.B113]) &gt; 0;['Pacenotes List'.B113] &amp; &quot;=&quot; &amp; ['Pacenotes List'.C113]);&quot;&quot;)" office:value-type="string" office:string-value="DIRTY=Schmutzig">
            <text:p>DIRTY=Schmutzig</text:p>
          </table:table-cell>
          <table:table-cell table:style-name="ce16" table:formula="of:=IF(LEN(['Pacenotes List'.H113]) &gt; 0;IF(LEN(['Pacenotes List'.B113]) &gt; 0;['Pacenotes List'.B113] &amp; &quot;=&quot; &amp; ['Pacenotes List'.D113]);&quot;&quot;)" office:value-type="string" office:string-value="DIRTY=Dirty">
            <text:p>DIRTY=Dirty</text:p>
          </table:table-cell>
          <table:table-cell table:number-columns-repeated="1020"/>
        </table:table-row>
        <table:table-row table:style-name="ro4">
          <table:table-cell table:formula="of:=IF (LEN(['Pacenotes List'.H114]) &gt; 0; ['Pacenotes List'.H114]; &quot;&quot;)" office:value-type="string" office:string-value="CONDITION">
            <text:p>CONDITION</text:p>
          </table:table-cell>
          <table:table-cell table:style-name="ce16" table:formula="of:=IF(LEN(['Pacenotes List'.H114]) &gt; 0;&quot;[PACENOTE::&quot; &amp; ['Pacenotes List'.B114] &amp; &quot;]&quot; &amp; CHAR(10) &amp; IF(LEN(['Pacenotes List'.A114]) &gt; 0;&quot;id=&quot; &amp; ['Pacenotes List'.A114] &amp; CHAR(10);&quot;&quot;) &amp; &quot;Sounds=1&quot; &amp; CHAR(10) &amp; &quot;Snd0=&quot; &amp; LOWER(['Pacenotes List'.B114]) &amp; &quot;.ogg&quot; &amp; CHAR(10) &amp; IF(LEN(['Pacenotes List'.F114]) &gt; 0; &quot;link=&quot; &amp; ['Pacenotes List'.F114] &amp; CHAR(10);&quot;&quot;) &amp; IF(LEN(['Pacenotes List'.G114])&gt;0;&quot;standard=&quot; &amp; ['Pacenotes List'.G114] &amp; CHAR(10);&quot;&quot;) &amp; &quot;column=&quot; &amp; ['Pacenotes List'.I114] &amp; CHAR(10);&quot;&quot;)" office:value-type="string" office:string-value="[PACENOTE::BUMPY]&#10;id=292&#10;Sounds=1&#10;Snd0=bumpy.ogg&#10;column=0&#10;">
            <text:p>[PACENOTE::BUMPY]<text:line-break/>id=292<text:line-break/>Sounds=1<text:line-break/>Snd0=bumpy.ogg<text:line-break/>column=0<text:line-break/></text:p>
          </table:table-cell>
          <table:table-cell table:style-name="ce16" table:formula="of:=IF(LEN(['Pacenotes List'.H114]) &gt; 0;IF(LEN(['Pacenotes List'.B114]) &gt; 0;['Pacenotes List'.B114] &amp; &quot;=&quot; &amp; ['Pacenotes List'.C114]);&quot;&quot;)" office:value-type="string" office:string-value="BUMPY=Bucklig">
            <text:p>BUMPY=Bucklig</text:p>
          </table:table-cell>
          <table:table-cell table:style-name="ce16" table:formula="of:=IF(LEN(['Pacenotes List'.H114]) &gt; 0;IF(LEN(['Pacenotes List'.B114]) &gt; 0;['Pacenotes List'.B114] &amp; &quot;=&quot; &amp; ['Pacenotes List'.D114]);&quot;&quot;)" office:value-type="string" office:string-value="BUMPY=Bumpy">
            <text:p>BUMPY=Bumpy</text:p>
          </table:table-cell>
          <table:table-cell table:number-columns-repeated="1020"/>
        </table:table-row>
        <table:table-row table:style-name="ro4">
          <table:table-cell table:formula="of:=IF (LEN(['Pacenotes List'.H115]) &gt; 0; ['Pacenotes List'.H115]; &quot;&quot;)" office:value-type="string" office:string-value="CONDITION">
            <text:p>CONDITION</text:p>
          </table:table-cell>
          <table:table-cell table:style-name="ce16" table:formula="of:=IF(LEN(['Pacenotes List'.H115]) &gt; 0;&quot;[PACENOTE::&quot; &amp; ['Pacenotes List'.B115] &amp; &quot;]&quot; &amp; CHAR(10) &amp; IF(LEN(['Pacenotes List'.A115]) &gt; 0;&quot;id=&quot; &amp; ['Pacenotes List'.A115] &amp; CHAR(10);&quot;&quot;) &amp; &quot;Sounds=1&quot; &amp; CHAR(10) &amp; &quot;Snd0=&quot; &amp; LOWER(['Pacenotes List'.B115]) &amp; &quot;.ogg&quot; &amp; CHAR(10) &amp; IF(LEN(['Pacenotes List'.F115]) &gt; 0; &quot;link=&quot; &amp; ['Pacenotes List'.F115] &amp; CHAR(10);&quot;&quot;) &amp; IF(LEN(['Pacenotes List'.G115])&gt;0;&quot;standard=&quot; &amp; ['Pacenotes List'.G115] &amp; CHAR(10);&quot;&quot;) &amp; &quot;column=&quot; &amp; ['Pacenotes List'.I115] &amp; CHAR(10);&quot;&quot;)" office:value-type="string" office:string-value="[PACENOTE::CRAMPED]&#10;id=293&#10;Sounds=1&#10;Snd0=cramped.ogg&#10;column=2&#10;">
            <text:p>[PACENOTE::CRAMPED]<text:line-break/>id=293<text:line-break/>Sounds=1<text:line-break/>Snd0=cramped.ogg<text:line-break/>column=2<text:line-break/></text:p>
          </table:table-cell>
          <table:table-cell table:style-name="ce16" table:formula="of:=IF(LEN(['Pacenotes List'.H115]) &gt; 0;IF(LEN(['Pacenotes List'.B115]) &gt; 0;['Pacenotes List'.B115] &amp; &quot;=&quot; &amp; ['Pacenotes List'.C115]);&quot;&quot;)" office:value-type="string" office:string-value="CRAMPED=Verengt">
            <text:p>CRAMPED=Verengt</text:p>
          </table:table-cell>
          <table:table-cell table:style-name="ce16" table:formula="of:=IF(LEN(['Pacenotes List'.H115]) &gt; 0;IF(LEN(['Pacenotes List'.B115]) &gt; 0;['Pacenotes List'.B115] &amp; &quot;=&quot; &amp; ['Pacenotes List'.D115]);&quot;&quot;)" office:value-type="string" office:string-value="CRAMPED=Cramped">
            <text:p>CRAMPED=Cramped</text:p>
          </table:table-cell>
          <table:table-cell table:number-columns-repeated="1020"/>
        </table:table-row>
        <table:table-row table:style-name="ro4">
          <table:table-cell table:formula="of:=IF (LEN(['Pacenotes List'.H116]) &gt; 0; ['Pacenotes List'.H116]; &quot;&quot;)" office:value-type="string" office:string-value="ADJECTIVES">
            <text:p>ADJECTIVES</text:p>
          </table:table-cell>
          <table:table-cell table:style-name="ce16" table:formula="of:=IF(LEN(['Pacenotes List'.H116]) &gt; 0;&quot;[PACENOTE::&quot; &amp; ['Pacenotes List'.B116] &amp; &quot;]&quot; &amp; CHAR(10) &amp; IF(LEN(['Pacenotes List'.A116]) &gt; 0;&quot;id=&quot; &amp; ['Pacenotes List'.A116] &amp; CHAR(10);&quot;&quot;) &amp; &quot;Sounds=1&quot; &amp; CHAR(10) &amp; &quot;Snd0=&quot; &amp; LOWER(['Pacenotes List'.B116]) &amp; &quot;.ogg&quot; &amp; CHAR(10) &amp; IF(LEN(['Pacenotes List'.F116]) &gt; 0; &quot;link=&quot; &amp; ['Pacenotes List'.F116] &amp; CHAR(10);&quot;&quot;) &amp; IF(LEN(['Pacenotes List'.G116])&gt;0;&quot;standard=&quot; &amp; ['Pacenotes List'.G116] &amp; CHAR(10);&quot;&quot;) &amp; &quot;column=&quot; &amp; ['Pacenotes List'.I116] &amp; CHAR(10);&quot;&quot;)" office:value-type="string" office:string-value="[PACENOTE::POSITIVE]&#10;id=294&#10;Sounds=1&#10;Snd0=positive.ogg&#10;column=3&#10;">
            <text:p>[PACENOTE::POSITIVE]<text:line-break/>id=294<text:line-break/>Sounds=1<text:line-break/>Snd0=positive.ogg<text:line-break/>column=3<text:line-break/></text:p>
          </table:table-cell>
          <table:table-cell table:style-name="ce16" table:formula="of:=IF(LEN(['Pacenotes List'.H116]) &gt; 0;IF(LEN(['Pacenotes List'.B116]) &gt; 0;['Pacenotes List'.B116] &amp; &quot;=&quot; &amp; ['Pacenotes List'.C116]);&quot;&quot;)" office:value-type="string" office:string-value="POSITIVE=Positiv">
            <text:p>POSITIVE=Positiv</text:p>
          </table:table-cell>
          <table:table-cell table:style-name="ce16" table:formula="of:=IF(LEN(['Pacenotes List'.H116]) &gt; 0;IF(LEN(['Pacenotes List'.B116]) &gt; 0;['Pacenotes List'.B116] &amp; &quot;=&quot; &amp; ['Pacenotes List'.D116]);&quot;&quot;)" office:value-type="string" office:string-value="POSITIVE=Positive">
            <text:p>POSITIVE=Positive</text:p>
          </table:table-cell>
          <table:table-cell table:number-columns-repeated="1020"/>
        </table:table-row>
        <table:table-row table:style-name="ro4">
          <table:table-cell table:formula="of:=IF (LEN(['Pacenotes List'.H117]) &gt; 0; ['Pacenotes List'.H117]; &quot;&quot;)" office:value-type="string" office:string-value="ADJECTIVES">
            <text:p>ADJECTIVES</text:p>
          </table:table-cell>
          <table:table-cell table:style-name="ce16" table:formula="of:=IF(LEN(['Pacenotes List'.H117]) &gt; 0;&quot;[PACENOTE::&quot; &amp; ['Pacenotes List'.B117] &amp; &quot;]&quot; &amp; CHAR(10) &amp; IF(LEN(['Pacenotes List'.A117]) &gt; 0;&quot;id=&quot; &amp; ['Pacenotes List'.A117] &amp; CHAR(10);&quot;&quot;) &amp; &quot;Sounds=1&quot; &amp; CHAR(10) &amp; &quot;Snd0=&quot; &amp; LOWER(['Pacenotes List'.B117]) &amp; &quot;.ogg&quot; &amp; CHAR(10) &amp; IF(LEN(['Pacenotes List'.F117]) &gt; 0; &quot;link=&quot; &amp; ['Pacenotes List'.F117] &amp; CHAR(10);&quot;&quot;) &amp; IF(LEN(['Pacenotes List'.G117])&gt;0;&quot;standard=&quot; &amp; ['Pacenotes List'.G117] &amp; CHAR(10);&quot;&quot;) &amp; &quot;column=&quot; &amp; ['Pacenotes List'.I117] &amp; CHAR(10);&quot;&quot;)" office:value-type="string" office:string-value="[PACENOTE::NEGATIVE]&#10;id=295&#10;Sounds=1&#10;Snd0=negative.ogg&#10;column=2&#10;">
            <text:p>[PACENOTE::NEGATIVE]<text:line-break/>id=295<text:line-break/>Sounds=1<text:line-break/>Snd0=negative.ogg<text:line-break/>column=2<text:line-break/></text:p>
          </table:table-cell>
          <table:table-cell table:style-name="ce16" table:formula="of:=IF(LEN(['Pacenotes List'.H117]) &gt; 0;IF(LEN(['Pacenotes List'.B117]) &gt; 0;['Pacenotes List'.B117] &amp; &quot;=&quot; &amp; ['Pacenotes List'.C117]);&quot;&quot;)" office:value-type="string" office:string-value="NEGATIVE=Negativ">
            <text:p>NEGATIVE=Negativ</text:p>
          </table:table-cell>
          <table:table-cell table:style-name="ce16" table:formula="of:=IF(LEN(['Pacenotes List'.H117]) &gt; 0;IF(LEN(['Pacenotes List'.B117]) &gt; 0;['Pacenotes List'.B117] &amp; &quot;=&quot; &amp; ['Pacenotes List'.D117]);&quot;&quot;)" office:value-type="string" office:string-value="NEGATIVE=Negative">
            <text:p>NEGATIVE=Negative</text:p>
          </table:table-cell>
          <table:table-cell table:number-columns-repeated="1020"/>
        </table:table-row>
        <table:table-row table:style-name="ro4">
          <table:table-cell table:formula="of:=IF (LEN(['Pacenotes List'.H118]) &gt; 0; ['Pacenotes List'.H118]; &quot;&quot;)" office:value-type="string" office:string-value="CONDITION">
            <text:p>CONDITION</text:p>
          </table:table-cell>
          <table:table-cell table:style-name="ce16" table:formula="of:=IF(LEN(['Pacenotes List'.H118]) &gt; 0;&quot;[PACENOTE::&quot; &amp; ['Pacenotes List'.B118] &amp; &quot;]&quot; &amp; CHAR(10) &amp; IF(LEN(['Pacenotes List'.A118]) &gt; 0;&quot;id=&quot; &amp; ['Pacenotes List'.A118] &amp; CHAR(10);&quot;&quot;) &amp; &quot;Sounds=1&quot; &amp; CHAR(10) &amp; &quot;Snd0=&quot; &amp; LOWER(['Pacenotes List'.B118]) &amp; &quot;.ogg&quot; &amp; CHAR(10) &amp; IF(LEN(['Pacenotes List'.F118]) &gt; 0; &quot;link=&quot; &amp; ['Pacenotes List'.F118] &amp; CHAR(10);&quot;&quot;) &amp; IF(LEN(['Pacenotes List'.G118])&gt;0;&quot;standard=&quot; &amp; ['Pacenotes List'.G118] &amp; CHAR(10);&quot;&quot;) &amp; &quot;column=&quot; &amp; ['Pacenotes List'.I118] &amp; CHAR(10);&quot;&quot;)" office:value-type="string" office:string-value="[PACENOTE::DIRT]&#10;id=296&#10;Sounds=1&#10;Snd0=dirt.ogg&#10;column=1&#10;">
            <text:p>[PACENOTE::DIRT]<text:line-break/>id=296<text:line-break/>Sounds=1<text:line-break/>Snd0=dirt.ogg<text:line-break/>column=1<text:line-break/></text:p>
          </table:table-cell>
          <table:table-cell table:style-name="ce16" table:formula="of:=IF(LEN(['Pacenotes List'.H118]) &gt; 0;IF(LEN(['Pacenotes List'.B118]) &gt; 0;['Pacenotes List'.B118] &amp; &quot;=&quot; &amp; ['Pacenotes List'.C118]);&quot;&quot;)" office:value-type="string" office:string-value="DIRT=Schmutz">
            <text:p>DIRT=Schmutz</text:p>
          </table:table-cell>
          <table:table-cell table:style-name="ce16" table:formula="of:=IF(LEN(['Pacenotes List'.H118]) &gt; 0;IF(LEN(['Pacenotes List'.B118]) &gt; 0;['Pacenotes List'.B118] &amp; &quot;=&quot; &amp; ['Pacenotes List'.D118]);&quot;&quot;)" office:value-type="string" office:string-value="DIRT=Dirt">
            <text:p>DIRT=Dirt</text:p>
          </table:table-cell>
          <table:table-cell table:number-columns-repeated="1020"/>
        </table:table-row>
        <table:table-row table:style-name="ro4">
          <table:table-cell table:formula="of:=IF (LEN(['Pacenotes List'.H119]) &gt; 0; ['Pacenotes List'.H119]; &quot;&quot;)" office:value-type="string" office:string-value="ADDITIONAL">
            <text:p>ADDITIONAL</text:p>
          </table:table-cell>
          <table:table-cell table:style-name="ce16" table:formula="of:=IF(LEN(['Pacenotes List'.H119]) &gt; 0;&quot;[PACENOTE::&quot; &amp; ['Pacenotes List'.B119] &amp; &quot;]&quot; &amp; CHAR(10) &amp; IF(LEN(['Pacenotes List'.A119]) &gt; 0;&quot;id=&quot; &amp; ['Pacenotes List'.A119] &amp; CHAR(10);&quot;&quot;) &amp; &quot;Sounds=1&quot; &amp; CHAR(10) &amp; &quot;Snd0=&quot; &amp; LOWER(['Pacenotes List'.B119]) &amp; &quot;.ogg&quot; &amp; CHAR(10) &amp; IF(LEN(['Pacenotes List'.F119]) &gt; 0; &quot;link=&quot; &amp; ['Pacenotes List'.F119] &amp; CHAR(10);&quot;&quot;) &amp; IF(LEN(['Pacenotes List'.G119])&gt;0;&quot;standard=&quot; &amp; ['Pacenotes List'.G119] &amp; CHAR(10);&quot;&quot;) &amp; &quot;column=&quot; &amp; ['Pacenotes List'.I119] &amp; CHAR(10);&quot;&quot;)" office:value-type="string" office:string-value="[PACENOTE::TIGHTENS]&#10;Sounds=1&#10;Snd0=tightens.ogg&#10;column=2&#10;">
            <text:p>[PACENOTE::TIGHTENS]<text:line-break/>Sounds=1<text:line-break/>Snd0=tightens.ogg<text:line-break/>column=2<text:line-break/></text:p>
          </table:table-cell>
          <table:table-cell table:style-name="ce16" table:formula="of:=IF(LEN(['Pacenotes List'.H119]) &gt; 0;IF(LEN(['Pacenotes List'.B119]) &gt; 0;['Pacenotes List'.B119] &amp; &quot;=&quot; &amp; ['Pacenotes List'.C119]);&quot;&quot;)" office:value-type="string" office:string-value="TIGHTENS=Macht Zu">
            <text:p>TIGHTENS=Macht Zu</text:p>
          </table:table-cell>
          <table:table-cell table:style-name="ce16" table:formula="of:=IF(LEN(['Pacenotes List'.H119]) &gt; 0;IF(LEN(['Pacenotes List'.B119]) &gt; 0;['Pacenotes List'.B119] &amp; &quot;=&quot; &amp; ['Pacenotes List'.D119]);&quot;&quot;)" office:value-type="string" office:string-value="TIGHTENS=Tightens">
            <text:p>TIGHTENS=Tightens</text:p>
          </table:table-cell>
          <table:table-cell table:number-columns-repeated="1020"/>
        </table:table-row>
        <table:table-row table:style-name="ro4">
          <table:table-cell table:formula="of:=IF (LEN(['Pacenotes List'.H120]) &gt; 0; ['Pacenotes List'.H120]; &quot;&quot;)" office:value-type="string" office:string-value="ADDITIONAL">
            <text:p>ADDITIONAL</text:p>
          </table:table-cell>
          <table:table-cell table:style-name="ce16" table:formula="of:=IF(LEN(['Pacenotes List'.H120]) &gt; 0;&quot;[PACENOTE::&quot; &amp; ['Pacenotes List'.B120] &amp; &quot;]&quot; &amp; CHAR(10) &amp; IF(LEN(['Pacenotes List'.A120]) &gt; 0;&quot;id=&quot; &amp; ['Pacenotes List'.A120] &amp; CHAR(10);&quot;&quot;) &amp; &quot;Sounds=1&quot; &amp; CHAR(10) &amp; &quot;Snd0=&quot; &amp; LOWER(['Pacenotes List'.B120]) &amp; &quot;.ogg&quot; &amp; CHAR(10) &amp; IF(LEN(['Pacenotes List'.F120]) &gt; 0; &quot;link=&quot; &amp; ['Pacenotes List'.F120] &amp; CHAR(10);&quot;&quot;) &amp; IF(LEN(['Pacenotes List'.G120])&gt;0;&quot;standard=&quot; &amp; ['Pacenotes List'.G120] &amp; CHAR(10);&quot;&quot;) &amp; &quot;column=&quot; &amp; ['Pacenotes List'.I120] &amp; CHAR(10);&quot;&quot;)" office:value-type="string" office:string-value="[PACENOTE::TIGHTENSBAD]&#10;Sounds=1&#10;Snd0=tightensbad.ogg&#10;column=3&#10;">
            <text:p>[PACENOTE::TIGHTENSBAD]<text:line-break/>Sounds=1<text:line-break/>Snd0=tightensbad.ogg<text:line-break/>column=3<text:line-break/></text:p>
          </table:table-cell>
          <table:table-cell table:style-name="ce16" table:formula="of:=IF(LEN(['Pacenotes List'.H120]) &gt; 0;IF(LEN(['Pacenotes List'.B120]) &gt; 0;['Pacenotes List'.B120] &amp; &quot;=&quot; &amp; ['Pacenotes List'.C120]);&quot;&quot;)" office:value-type="string" office:string-value="TIGHTENSBAD=Macht Stark Zu">
            <text:p>TIGHTENSBAD=Macht Stark Zu</text:p>
          </table:table-cell>
          <table:table-cell table:style-name="ce16" table:formula="of:=IF(LEN(['Pacenotes List'.H120]) &gt; 0;IF(LEN(['Pacenotes List'.B120]) &gt; 0;['Pacenotes List'.B120] &amp; &quot;=&quot; &amp; ['Pacenotes List'.D120]);&quot;&quot;)" office:value-type="string" office:string-value="TIGHTENSBAD=Tightens Bad">
            <text:p>TIGHTENSBAD=Tightens Bad</text:p>
          </table:table-cell>
          <table:table-cell table:number-columns-repeated="1020"/>
        </table:table-row>
        <table:table-row table:style-name="ro4">
          <table:table-cell table:formula="of:=IF (LEN(['Pacenotes List'.H121]) &gt; 0; ['Pacenotes List'.H121]; &quot;&quot;)" office:value-type="string" office:string-value="LINE">
            <text:p>LINE</text:p>
          </table:table-cell>
          <table:table-cell table:style-name="ce16" table:formula="of:=IF(LEN(['Pacenotes List'.H121]) &gt; 0;&quot;[PACENOTE::&quot; &amp; ['Pacenotes List'.B121] &amp; &quot;]&quot; &amp; CHAR(10) &amp; IF(LEN(['Pacenotes List'.A121]) &gt; 0;&quot;id=&quot; &amp; ['Pacenotes List'.A121] &amp; CHAR(10);&quot;&quot;) &amp; &quot;Sounds=1&quot; &amp; CHAR(10) &amp; &quot;Snd0=&quot; &amp; LOWER(['Pacenotes List'.B121]) &amp; &quot;.ogg&quot; &amp; CHAR(10) &amp; IF(LEN(['Pacenotes List'.F121]) &gt; 0; &quot;link=&quot; &amp; ['Pacenotes List'.F121] &amp; CHAR(10);&quot;&quot;) &amp; IF(LEN(['Pacenotes List'.G121])&gt;0;&quot;standard=&quot; &amp; ['Pacenotes List'.G121] &amp; CHAR(10);&quot;&quot;) &amp; &quot;column=&quot; &amp; ['Pacenotes List'.I121] &amp; CHAR(10);&quot;&quot;)" office:value-type="string" office:string-value="[PACENOTE::OPENS]&#10;id=298&#10;Sounds=1&#10;Snd0=opens.ogg&#10;column=2&#10;">
            <text:p>[PACENOTE::OPENS]<text:line-break/>id=298<text:line-break/>Sounds=1<text:line-break/>Snd0=opens.ogg<text:line-break/>column=2<text:line-break/></text:p>
          </table:table-cell>
          <table:table-cell table:style-name="ce16" table:formula="of:=IF(LEN(['Pacenotes List'.H121]) &gt; 0;IF(LEN(['Pacenotes List'.B121]) &gt; 0;['Pacenotes List'.B121] &amp; &quot;=&quot; &amp; ['Pacenotes List'.C121]);&quot;&quot;)" office:value-type="string" office:string-value="OPENS=Macht Auf">
            <text:p>OPENS=Macht Auf</text:p>
          </table:table-cell>
          <table:table-cell table:style-name="ce16" table:formula="of:=IF(LEN(['Pacenotes List'.H121]) &gt; 0;IF(LEN(['Pacenotes List'.B121]) &gt; 0;['Pacenotes List'.B121] &amp; &quot;=&quot; &amp; ['Pacenotes List'.D121]);&quot;&quot;)" office:value-type="string" office:string-value="OPENS=Opens">
            <text:p>OPENS=Opens</text:p>
          </table:table-cell>
          <table:table-cell table:number-columns-repeated="1020"/>
        </table:table-row>
        <table:table-row table:style-name="ro4">
          <table:table-cell table:formula="of:=IF (LEN(['Pacenotes List'.H122]) &gt; 0; ['Pacenotes List'.H122]; &quot;&quot;)" office:value-type="string" office:string-value="CAUTIONS">
            <text:p>CAUTIONS</text:p>
          </table:table-cell>
          <table:table-cell table:style-name="ce16" table:formula="of:=IF(LEN(['Pacenotes List'.H122]) &gt; 0;&quot;[PACENOTE::&quot; &amp; ['Pacenotes List'.B122] &amp; &quot;]&quot; &amp; CHAR(10) &amp; IF(LEN(['Pacenotes List'.A122]) &gt; 0;&quot;id=&quot; &amp; ['Pacenotes List'.A122] &amp; CHAR(10);&quot;&quot;) &amp; &quot;Sounds=1&quot; &amp; CHAR(10) &amp; &quot;Snd0=&quot; &amp; LOWER(['Pacenotes List'.B122]) &amp; &quot;.ogg&quot; &amp; CHAR(10) &amp; IF(LEN(['Pacenotes List'.F122]) &gt; 0; &quot;link=&quot; &amp; ['Pacenotes List'.F122] &amp; CHAR(10);&quot;&quot;) &amp; IF(LEN(['Pacenotes List'.G122])&gt;0;&quot;standard=&quot; &amp; ['Pacenotes List'.G122] &amp; CHAR(10);&quot;&quot;) &amp; &quot;column=&quot; &amp; ['Pacenotes List'.I122] &amp; CHAR(10);&quot;&quot;)" office:value-type="string" office:string-value="[PACENOTE::FAKES]&#10;id=299&#10;Sounds=1&#10;Snd0=fakes.ogg&#10;column=2&#10;">
            <text:p>[PACENOTE::FAKES]<text:line-break/>id=299<text:line-break/>Sounds=1<text:line-break/>Snd0=fakes.ogg<text:line-break/>column=2<text:line-break/></text:p>
          </table:table-cell>
          <table:table-cell table:style-name="ce16" table:formula="of:=IF(LEN(['Pacenotes List'.H122]) &gt; 0;IF(LEN(['Pacenotes List'.B122]) &gt; 0;['Pacenotes List'.B122] &amp; &quot;=&quot; &amp; ['Pacenotes List'.C122]);&quot;&quot;)" office:value-type="string" office:string-value="FAKES=Täuscht">
            <text:p>FAKES=Täuscht</text:p>
          </table:table-cell>
          <table:table-cell table:style-name="ce16" table:formula="of:=IF(LEN(['Pacenotes List'.H122]) &gt; 0;IF(LEN(['Pacenotes List'.B122]) &gt; 0;['Pacenotes List'.B122] &amp; &quot;=&quot; &amp; ['Pacenotes List'.D122]);&quot;&quot;)" office:value-type="string" office:string-value="FAKES=Fakes">
            <text:p>FAKES=Fakes</text:p>
          </table:table-cell>
          <table:table-cell table:number-columns-repeated="1020"/>
        </table:table-row>
        <table:table-row table:style-name="ro4">
          <table:table-cell table:formula="of:=IF (LEN(['Pacenotes List'.H123]) &gt; 0; ['Pacenotes List'.H123]; &quot;&quot;)" office:value-type="string" office:string-value="CONDITION">
            <text:p>CONDITION</text:p>
          </table:table-cell>
          <table:table-cell table:style-name="ce16" table:formula="of:=IF(LEN(['Pacenotes List'.H123]) &gt; 0;&quot;[PACENOTE::&quot; &amp; ['Pacenotes List'.B123] &amp; &quot;]&quot; &amp; CHAR(10) &amp; IF(LEN(['Pacenotes List'.A123]) &gt; 0;&quot;id=&quot; &amp; ['Pacenotes List'.A123] &amp; CHAR(10);&quot;&quot;) &amp; &quot;Sounds=1&quot; &amp; CHAR(10) &amp; &quot;Snd0=&quot; &amp; LOWER(['Pacenotes List'.B123]) &amp; &quot;.ogg&quot; &amp; CHAR(10) &amp; IF(LEN(['Pacenotes List'.F123]) &gt; 0; &quot;link=&quot; &amp; ['Pacenotes List'.F123] &amp; CHAR(10);&quot;&quot;) &amp; IF(LEN(['Pacenotes List'.G123])&gt;0;&quot;standard=&quot; &amp; ['Pacenotes List'.G123] &amp; CHAR(10);&quot;&quot;) &amp; &quot;column=&quot; &amp; ['Pacenotes List'.I123] &amp; CHAR(10);&quot;&quot;)" office:value-type="string" office:string-value="[PACENOTE::BUMPS]&#10;id=300&#10;Sounds=1&#10;Snd0=bumps.ogg&#10;link=INTO&#10;column=1&#10;">
            <text:p>[PACENOTE::BUMPS]<text:line-break/>id=300<text:line-break/>Sounds=1<text:line-break/>Snd0=bumps.ogg<text:line-break/>link=INTO<text:line-break/>column=1<text:line-break/></text:p>
          </table:table-cell>
          <table:table-cell table:style-name="ce16" table:formula="of:=IF(LEN(['Pacenotes List'.H123]) &gt; 0;IF(LEN(['Pacenotes List'.B123]) &gt; 0;['Pacenotes List'.B123] &amp; &quot;=&quot; &amp; ['Pacenotes List'.C123]);&quot;&quot;)" office:value-type="string" office:string-value="BUMPS=Schwellen">
            <text:p>BUMPS=Schwellen</text:p>
          </table:table-cell>
          <table:table-cell table:style-name="ce16" table:formula="of:=IF(LEN(['Pacenotes List'.H123]) &gt; 0;IF(LEN(['Pacenotes List'.B123]) &gt; 0;['Pacenotes List'.B123] &amp; &quot;=&quot; &amp; ['Pacenotes List'.D123]);&quot;&quot;)" office:value-type="string" office:string-value="BUMPS=Bumps">
            <text:p>BUMPS=Bumps</text:p>
          </table:table-cell>
          <table:table-cell table:number-columns-repeated="1020"/>
        </table:table-row>
        <table:table-row table:style-name="ro4">
          <table:table-cell table:formula="of:=IF (LEN(['Pacenotes List'.H124]) &gt; 0; ['Pacenotes List'.H124]; &quot;&quot;)" office:value-type="string" office:string-value="CAUTIONS">
            <text:p>CAUTIONS</text:p>
          </table:table-cell>
          <table:table-cell table:style-name="ce16" table:formula="of:=IF(LEN(['Pacenotes List'.H124]) &gt; 0;&quot;[PACENOTE::&quot; &amp; ['Pacenotes List'.B124] &amp; &quot;]&quot; &amp; CHAR(10) &amp; IF(LEN(['Pacenotes List'.A124]) &gt; 0;&quot;id=&quot; &amp; ['Pacenotes List'.A124] &amp; CHAR(10);&quot;&quot;) &amp; &quot;Sounds=1&quot; &amp; CHAR(10) &amp; &quot;Snd0=&quot; &amp; LOWER(['Pacenotes List'.B124]) &amp; &quot;.ogg&quot; &amp; CHAR(10) &amp; IF(LEN(['Pacenotes List'.F124]) &gt; 0; &quot;link=&quot; &amp; ['Pacenotes List'.F124] &amp; CHAR(10);&quot;&quot;) &amp; IF(LEN(['Pacenotes List'.G124])&gt;0;&quot;standard=&quot; &amp; ['Pacenotes List'.G124] &amp; CHAR(10);&quot;&quot;) &amp; &quot;column=&quot; &amp; ['Pacenotes List'.I124] &amp; CHAR(10);&quot;&quot;)" office:value-type="string" office:string-value="[PACENOTE::HIDDEN]&#10;id=301&#10;Sounds=1&#10;Snd0=hidden.ogg&#10;column=1&#10;">
            <text:p>[PACENOTE::HIDDEN]<text:line-break/>id=301<text:line-break/>Sounds=1<text:line-break/>Snd0=hidden.ogg<text:line-break/>column=1<text:line-break/></text:p>
          </table:table-cell>
          <table:table-cell table:style-name="ce16" table:formula="of:=IF(LEN(['Pacenotes List'.H124]) &gt; 0;IF(LEN(['Pacenotes List'.B124]) &gt; 0;['Pacenotes List'.B124] &amp; &quot;=&quot; &amp; ['Pacenotes List'.C124]);&quot;&quot;)" office:value-type="string" office:string-value="HIDDEN=Versteckt">
            <text:p>HIDDEN=Versteckt</text:p>
          </table:table-cell>
          <table:table-cell table:style-name="ce16" table:formula="of:=IF(LEN(['Pacenotes List'.H124]) &gt; 0;IF(LEN(['Pacenotes List'.B124]) &gt; 0;['Pacenotes List'.B124] &amp; &quot;=&quot; &amp; ['Pacenotes List'.D124]);&quot;&quot;)" office:value-type="string" office:string-value="HIDDEN=Hidden">
            <text:p>HIDDEN=Hidden</text:p>
          </table:table-cell>
          <table:table-cell table:number-columns-repeated="1020"/>
        </table:table-row>
        <table:table-row table:style-name="ro4">
          <table:table-cell table:formula="of:=IF (LEN(['Pacenotes List'.H125]) &gt; 0; ['Pacenotes List'.H125]; &quot;&quot;)" office:value-type="string" office:string-value="CAUTIONS">
            <text:p>CAUTIONS</text:p>
          </table:table-cell>
          <table:table-cell table:style-name="ce16" table:formula="of:=IF(LEN(['Pacenotes List'.H125]) &gt; 0;&quot;[PACENOTE::&quot; &amp; ['Pacenotes List'.B125] &amp; &quot;]&quot; &amp; CHAR(10) &amp; IF(LEN(['Pacenotes List'.A125]) &gt; 0;&quot;id=&quot; &amp; ['Pacenotes List'.A125] &amp; CHAR(10);&quot;&quot;) &amp; &quot;Sounds=1&quot; &amp; CHAR(10) &amp; &quot;Snd0=&quot; &amp; LOWER(['Pacenotes List'.B125]) &amp; &quot;.ogg&quot; &amp; CHAR(10) &amp; IF(LEN(['Pacenotes List'.F125]) &gt; 0; &quot;link=&quot; &amp; ['Pacenotes List'.F125] &amp; CHAR(10);&quot;&quot;) &amp; IF(LEN(['Pacenotes List'.G125])&gt;0;&quot;standard=&quot; &amp; ['Pacenotes List'.G125] &amp; CHAR(10);&quot;&quot;) &amp; &quot;column=&quot; &amp; ['Pacenotes List'.I125] &amp; CHAR(10);&quot;&quot;)" office:value-type="string" office:string-value="[PACENOTE::BLIND]&#10;id=302&#10;Sounds=1&#10;Snd0=blind.ogg&#10;column=0&#10;">
            <text:p>[PACENOTE::BLIND]<text:line-break/>id=302<text:line-break/>Sounds=1<text:line-break/>Snd0=blind.ogg<text:line-break/>column=0<text:line-break/></text:p>
          </table:table-cell>
          <table:table-cell table:style-name="ce16" table:formula="of:=IF(LEN(['Pacenotes List'.H125]) &gt; 0;IF(LEN(['Pacenotes List'.B125]) &gt; 0;['Pacenotes List'.B125] &amp; &quot;=&quot; &amp; ['Pacenotes List'.C125]);&quot;&quot;)" office:value-type="string" office:string-value="BLIND=Blind">
            <text:p>BLIND=Blind</text:p>
          </table:table-cell>
          <table:table-cell table:style-name="ce16" table:formula="of:=IF(LEN(['Pacenotes List'.H125]) &gt; 0;IF(LEN(['Pacenotes List'.B125]) &gt; 0;['Pacenotes List'.B125] &amp; &quot;=&quot; &amp; ['Pacenotes List'.D125]);&quot;&quot;)" office:value-type="string" office:string-value="BLIND=Blind">
            <text:p>BLIND=Blind</text:p>
          </table:table-cell>
          <table:table-cell table:number-columns-repeated="1020"/>
        </table:table-row>
        <table:table-row table:style-name="ro4">
          <table:table-cell table:formula="of:=IF (LEN(['Pacenotes List'.H126]) &gt; 0; ['Pacenotes List'.H126]; &quot;&quot;)" office:value-type="string" office:string-value="CAUTIONS">
            <text:p>CAUTIONS</text:p>
          </table:table-cell>
          <table:table-cell table:style-name="ce16" table:formula="of:=IF(LEN(['Pacenotes List'.H126]) &gt; 0;&quot;[PACENOTE::&quot; &amp; ['Pacenotes List'.B126] &amp; &quot;]&quot; &amp; CHAR(10) &amp; IF(LEN(['Pacenotes List'.A126]) &gt; 0;&quot;id=&quot; &amp; ['Pacenotes List'.A126] &amp; CHAR(10);&quot;&quot;) &amp; &quot;Sounds=1&quot; &amp; CHAR(10) &amp; &quot;Snd0=&quot; &amp; LOWER(['Pacenotes List'.B126]) &amp; &quot;.ogg&quot; &amp; CHAR(10) &amp; IF(LEN(['Pacenotes List'.F126]) &gt; 0; &quot;link=&quot; &amp; ['Pacenotes List'.F126] &amp; CHAR(10);&quot;&quot;) &amp; IF(LEN(['Pacenotes List'.G126])&gt;0;&quot;standard=&quot; &amp; ['Pacenotes List'.G126] &amp; CHAR(10);&quot;&quot;) &amp; &quot;column=&quot; &amp; ['Pacenotes List'.I126] &amp; CHAR(10);&quot;&quot;)" office:value-type="string" office:string-value="[PACENOTE::DOUBLE_CAUTION]&#10;id=303&#10;Sounds=1&#10;Snd0=double_caution.ogg&#10;link=INTO&#10;column=2&#10;">
            <text:p>[PACENOTE::DOUBLE_CAUTION]<text:line-break/>id=303<text:line-break/>Sounds=1<text:line-break/>Snd0=double_caution.ogg<text:line-break/>link=INTO<text:line-break/>column=2<text:line-break/></text:p>
          </table:table-cell>
          <table:table-cell table:style-name="ce16" table:formula="of:=IF(LEN(['Pacenotes List'.H126]) &gt; 0;IF(LEN(['Pacenotes List'.B126]) &gt; 0;['Pacenotes List'.B126] &amp; &quot;=&quot; &amp; ['Pacenotes List'.C126]);&quot;&quot;)" office:value-type="string" office:string-value="DOUBLE_CAUTION=Gut Aufpassen">
            <text:p>DOUBLE_CAUTION=Gut Aufpassen</text:p>
          </table:table-cell>
          <table:table-cell table:style-name="ce16" table:formula="of:=IF(LEN(['Pacenotes List'.H126]) &gt; 0;IF(LEN(['Pacenotes List'.B126]) &gt; 0;['Pacenotes List'.B126] &amp; &quot;=&quot; &amp; ['Pacenotes List'.D126]);&quot;&quot;)" office:value-type="string" office:string-value="DOUBLE_CAUTION=Double Caution">
            <text:p>DOUBLE_CAUTION=Double Caution</text:p>
          </table:table-cell>
          <table:table-cell table:number-columns-repeated="1020"/>
        </table:table-row>
        <table:table-row table:style-name="ro4">
          <table:table-cell table:formula="of:=IF (LEN(['Pacenotes List'.H127]) &gt; 0; ['Pacenotes List'.H127]; &quot;&quot;)" office:value-type="string" office:string-value="CAUTIONS">
            <text:p>CAUTIONS</text:p>
          </table:table-cell>
          <table:table-cell table:style-name="ce16" table:formula="of:=IF(LEN(['Pacenotes List'.H127]) &gt; 0;&quot;[PACENOTE::&quot; &amp; ['Pacenotes List'.B127] &amp; &quot;]&quot; &amp; CHAR(10) &amp; IF(LEN(['Pacenotes List'.A127]) &gt; 0;&quot;id=&quot; &amp; ['Pacenotes List'.A127] &amp; CHAR(10);&quot;&quot;) &amp; &quot;Sounds=1&quot; &amp; CHAR(10) &amp; &quot;Snd0=&quot; &amp; LOWER(['Pacenotes List'.B127]) &amp; &quot;.ogg&quot; &amp; CHAR(10) &amp; IF(LEN(['Pacenotes List'.F127]) &gt; 0; &quot;link=&quot; &amp; ['Pacenotes List'.F127] &amp; CHAR(10);&quot;&quot;) &amp; IF(LEN(['Pacenotes List'.G127])&gt;0;&quot;standard=&quot; &amp; ['Pacenotes List'.G127] &amp; CHAR(10);&quot;&quot;) &amp; &quot;column=&quot; &amp; ['Pacenotes List'.I127] &amp; CHAR(10);&quot;&quot;)" office:value-type="string" office:string-value="[PACENOTE::TRIPLE_CAUTION]&#10;id=304&#10;Sounds=1&#10;Snd0=triple_caution.ogg&#10;link=INTO&#10;column=3&#10;">
            <text:p>[PACENOTE::TRIPLE_CAUTION]<text:line-break/>id=304<text:line-break/>Sounds=1<text:line-break/>Snd0=triple_caution.ogg<text:line-break/>link=INTO<text:line-break/>column=3<text:line-break/></text:p>
          </table:table-cell>
          <table:table-cell table:style-name="ce16" table:formula="of:=IF(LEN(['Pacenotes List'.H127]) &gt; 0;IF(LEN(['Pacenotes List'.B127]) &gt; 0;['Pacenotes List'.B127] &amp; &quot;=&quot; &amp; ['Pacenotes List'.C127]);&quot;&quot;)" office:value-type="string" office:string-value="TRIPLE_CAUTION=Höchste Vorsicht">
            <text:p>TRIPLE_CAUTION=Höchste Vorsicht</text:p>
          </table:table-cell>
          <table:table-cell table:style-name="ce16" table:formula="of:=IF(LEN(['Pacenotes List'.H127]) &gt; 0;IF(LEN(['Pacenotes List'.B127]) &gt; 0;['Pacenotes List'.B127] &amp; &quot;=&quot; &amp; ['Pacenotes List'.D127]);&quot;&quot;)" office:value-type="string" office:string-value="TRIPLE_CAUTION=Triple Caution">
            <text:p>TRIPLE_CAUTION=Triple Caution</text:p>
          </table:table-cell>
          <table:table-cell table:number-columns-repeated="1020"/>
        </table:table-row>
        <table:table-row table:style-name="ro4">
          <table:table-cell table:formula="of:=IF (LEN(['Pacenotes List'.H128]) &gt; 0; ['Pacenotes List'.H128]; &quot;&quot;)">
            <text:p/>
          </table:table-cell>
          <table:table-cell table:style-name="ce16" table:formula="of:=IF(LEN(['Pacenotes List'.H128]) &gt; 0;&quot;[PACENOTE::&quot; &amp; ['Pacenotes List'.B128] &amp; &quot;]&quot; &amp; CHAR(10) &amp; IF(LEN(['Pacenotes List'.A128]) &gt; 0;&quot;id=&quot; &amp; ['Pacenotes List'.A128] &amp; CHAR(10);&quot;&quot;) &amp; &quot;Sounds=1&quot; &amp; CHAR(10) &amp; &quot;Snd0=&quot; &amp; LOWER(['Pacenotes List'.B128]) &amp; &quot;.ogg&quot; &amp; CHAR(10) &amp; IF(LEN(['Pacenotes List'.F128]) &gt; 0; &quot;link=&quot; &amp; ['Pacenotes List'.F128] &amp; CHAR(10);&quot;&quot;) &amp; IF(LEN(['Pacenotes List'.G128])&gt;0;&quot;standard=&quot; &amp; ['Pacenotes List'.G128] &amp; CHAR(10);&quot;&quot;) &amp; &quot;column=&quot; &amp; ['Pacenotes List'.I128] &amp; CHAR(10);&quot;&quot;)">
            <text:p/>
          </table:table-cell>
          <table:table-cell table:style-name="ce16" table:formula="of:=IF(LEN(['Pacenotes List'.H128]) &gt; 0;IF(LEN(['Pacenotes List'.B128]) &gt; 0;['Pacenotes List'.B128] &amp; &quot;=&quot; &amp; ['Pacenotes List'.C128]);&quot;&quot;)">
            <text:p/>
          </table:table-cell>
          <table:table-cell table:style-name="ce16" table:formula="of:=IF(LEN(['Pacenotes List'.H128]) &gt; 0;IF(LEN(['Pacenotes List'.B128]) &gt; 0;['Pacenotes List'.B128] &amp; &quot;=&quot; &amp; ['Pacenotes List'.D128]);&quot;&quot;)">
            <text:p/>
          </table:table-cell>
          <table:table-cell table:number-columns-repeated="1020"/>
        </table:table-row>
        <table:table-row table:style-name="ro4">
          <table:table-cell table:formula="of:=IF (LEN(['Pacenotes List'.H129]) &gt; 0; ['Pacenotes List'.H129]; &quot;&quot;)">
            <text:p/>
          </table:table-cell>
          <table:table-cell table:style-name="ce16" table:formula="of:=IF(LEN(['Pacenotes List'.H129]) &gt; 0;&quot;[PACENOTE::&quot; &amp; ['Pacenotes List'.B129] &amp; &quot;]&quot; &amp; CHAR(10) &amp; IF(LEN(['Pacenotes List'.A129]) &gt; 0;&quot;id=&quot; &amp; ['Pacenotes List'.A129] &amp; CHAR(10);&quot;&quot;) &amp; &quot;Sounds=1&quot; &amp; CHAR(10) &amp; &quot;Snd0=&quot; &amp; LOWER(['Pacenotes List'.B129]) &amp; &quot;.ogg&quot; &amp; CHAR(10) &amp; IF(LEN(['Pacenotes List'.F129]) &gt; 0; &quot;link=&quot; &amp; ['Pacenotes List'.F129] &amp; CHAR(10);&quot;&quot;) &amp; IF(LEN(['Pacenotes List'.G129])&gt;0;&quot;standard=&quot; &amp; ['Pacenotes List'.G129] &amp; CHAR(10);&quot;&quot;) &amp; &quot;column=&quot; &amp; ['Pacenotes List'.I129] &amp; CHAR(10);&quot;&quot;)">
            <text:p/>
          </table:table-cell>
          <table:table-cell table:style-name="ce16" table:formula="of:=IF(LEN(['Pacenotes List'.H129]) &gt; 0;IF(LEN(['Pacenotes List'.B129]) &gt; 0;['Pacenotes List'.B129] &amp; &quot;=&quot; &amp; ['Pacenotes List'.C129]);&quot;&quot;)">
            <text:p/>
          </table:table-cell>
          <table:table-cell table:style-name="ce16" table:formula="of:=IF(LEN(['Pacenotes List'.H129]) &gt; 0;IF(LEN(['Pacenotes List'.B129]) &gt; 0;['Pacenotes List'.B129] &amp; &quot;=&quot; &amp; ['Pacenotes List'.D129]);&quot;&quot;)">
            <text:p/>
          </table:table-cell>
          <table:table-cell table:number-columns-repeated="1020"/>
        </table:table-row>
        <table:table-row table:style-name="ro5">
          <table:table-cell table:formula="of:=IF (LEN(['Pacenotes List'.H130]) &gt; 0; ['Pacenotes List'.H130]; &quot;&quot;)" office:value-type="string" office:string-value="SURFACE">
            <text:p>SURFACE</text:p>
          </table:table-cell>
          <table:table-cell table:style-name="ce16" table:formula="of:=IF(LEN(['Pacenotes List'.H130]) &gt; 0;&quot;[PACENOTE::&quot; &amp; ['Pacenotes List'.B130] &amp; &quot;]&quot; &amp; CHAR(10) &amp; IF(LEN(['Pacenotes List'.A130]) &gt; 0;&quot;id=&quot; &amp; ['Pacenotes List'.A130] &amp; CHAR(10);&quot;&quot;) &amp; &quot;Sounds=1&quot; &amp; CHAR(10) &amp; &quot;Snd0=&quot; &amp; LOWER(['Pacenotes List'.B130]) &amp; &quot;.ogg&quot; &amp; CHAR(10) &amp; IF(LEN(['Pacenotes List'.F130]) &gt; 0; &quot;link=&quot; &amp; ['Pacenotes List'.F130] &amp; CHAR(10);&quot;&quot;) &amp; IF(LEN(['Pacenotes List'.G130])&gt;0;&quot;standard=&quot; &amp; ['Pacenotes List'.G130] &amp; CHAR(10);&quot;&quot;) &amp; &quot;column=&quot; &amp; ['Pacenotes List'.I130] &amp; CHAR(10);&quot;&quot;)" office:value-type="string" office:string-value="[PACENOTE::GRAVEL]&#10;id=320&#10;Sounds=1&#10;Snd0=gravel.ogg&#10;column=0&#10;">
            <text:p>[PACENOTE::GRAVEL]<text:line-break/>id=320<text:line-break/>Sounds=1<text:line-break/>Snd0=gravel.ogg<text:line-break/>column=0<text:line-break/></text:p>
          </table:table-cell>
          <table:table-cell table:style-name="ce16" table:formula="of:=IF(LEN(['Pacenotes List'.H130]) &gt; 0;IF(LEN(['Pacenotes List'.B130]) &gt; 0;['Pacenotes List'.B130] &amp; &quot;=&quot; &amp; ['Pacenotes List'.C130]);&quot;&quot;)" office:value-type="string" office:string-value="GRAVEL=Schotter">
            <text:p>GRAVEL=Schotter</text:p>
          </table:table-cell>
          <table:table-cell table:style-name="ce16" table:formula="of:=IF(LEN(['Pacenotes List'.H130]) &gt; 0;IF(LEN(['Pacenotes List'.B130]) &gt; 0;['Pacenotes List'.B130] &amp; &quot;=&quot; &amp; ['Pacenotes List'.D130]);&quot;&quot;)" office:value-type="string" office:string-value="GRAVEL=Gravel">
            <text:p>GRAVEL=Gravel</text:p>
          </table:table-cell>
          <table:table-cell table:number-columns-repeated="1020"/>
        </table:table-row>
        <table:table-row table:style-name="ro5">
          <table:table-cell table:formula="of:=IF (LEN(['Pacenotes List'.H131]) &gt; 0; ['Pacenotes List'.H131]; &quot;&quot;)" office:value-type="string" office:string-value="SURFACE">
            <text:p>SURFACE</text:p>
          </table:table-cell>
          <table:table-cell table:style-name="ce16" table:formula="of:=IF(LEN(['Pacenotes List'.H131]) &gt; 0;&quot;[PACENOTE::&quot; &amp; ['Pacenotes List'.B131] &amp; &quot;]&quot; &amp; CHAR(10) &amp; IF(LEN(['Pacenotes List'.A131]) &gt; 0;&quot;id=&quot; &amp; ['Pacenotes List'.A131] &amp; CHAR(10);&quot;&quot;) &amp; &quot;Sounds=1&quot; &amp; CHAR(10) &amp; &quot;Snd0=&quot; &amp; LOWER(['Pacenotes List'.B131]) &amp; &quot;.ogg&quot; &amp; CHAR(10) &amp; IF(LEN(['Pacenotes List'.F131]) &gt; 0; &quot;link=&quot; &amp; ['Pacenotes List'.F131] &amp; CHAR(10);&quot;&quot;) &amp; IF(LEN(['Pacenotes List'.G131])&gt;0;&quot;standard=&quot; &amp; ['Pacenotes List'.G131] &amp; CHAR(10);&quot;&quot;) &amp; &quot;column=&quot; &amp; ['Pacenotes List'.I131] &amp; CHAR(10);&quot;&quot;)" office:value-type="string" office:string-value="[PACENOTE::TARMAC]&#10;id=321&#10;Sounds=1&#10;Snd0=tarmac.ogg&#10;column=1&#10;">
            <text:p>[PACENOTE::TARMAC]<text:line-break/>id=321<text:line-break/>Sounds=1<text:line-break/>Snd0=tarmac.ogg<text:line-break/>column=1<text:line-break/></text:p>
          </table:table-cell>
          <table:table-cell table:style-name="ce16" table:formula="of:=IF(LEN(['Pacenotes List'.H131]) &gt; 0;IF(LEN(['Pacenotes List'.B131]) &gt; 0;['Pacenotes List'.B131] &amp; &quot;=&quot; &amp; ['Pacenotes List'.C131]);&quot;&quot;)" office:value-type="string" office:string-value="TARMAC=Asphalt">
            <text:p>TARMAC=Asphalt</text:p>
          </table:table-cell>
          <table:table-cell table:style-name="ce16" table:formula="of:=IF(LEN(['Pacenotes List'.H131]) &gt; 0;IF(LEN(['Pacenotes List'.B131]) &gt; 0;['Pacenotes List'.B131] &amp; &quot;=&quot; &amp; ['Pacenotes List'.D131]);&quot;&quot;)" office:value-type="string" office:string-value="TARMAC=Tarmac">
            <text:p>TARMAC=Tarmac</text:p>
          </table:table-cell>
          <table:table-cell table:number-columns-repeated="1020"/>
        </table:table-row>
        <table:table-row table:style-name="ro5">
          <table:table-cell table:formula="of:=IF (LEN(['Pacenotes List'.H132]) &gt; 0; ['Pacenotes List'.H132]; &quot;&quot;)" office:value-type="string" office:string-value="SURFACE">
            <text:p>SURFACE</text:p>
          </table:table-cell>
          <table:table-cell table:style-name="ce16" table:formula="of:=IF(LEN(['Pacenotes List'.H132]) &gt; 0;&quot;[PACENOTE::&quot; &amp; ['Pacenotes List'.B132] &amp; &quot;]&quot; &amp; CHAR(10) &amp; IF(LEN(['Pacenotes List'.A132]) &gt; 0;&quot;id=&quot; &amp; ['Pacenotes List'.A132] &amp; CHAR(10);&quot;&quot;) &amp; &quot;Sounds=1&quot; &amp; CHAR(10) &amp; &quot;Snd0=&quot; &amp; LOWER(['Pacenotes List'.B132]) &amp; &quot;.ogg&quot; &amp; CHAR(10) &amp; IF(LEN(['Pacenotes List'.F132]) &gt; 0; &quot;link=&quot; &amp; ['Pacenotes List'.F132] &amp; CHAR(10);&quot;&quot;) &amp; IF(LEN(['Pacenotes List'.G132])&gt;0;&quot;standard=&quot; &amp; ['Pacenotes List'.G132] &amp; CHAR(10);&quot;&quot;) &amp; &quot;column=&quot; &amp; ['Pacenotes List'.I132] &amp; CHAR(10);&quot;&quot;)" office:value-type="string" office:string-value="[PACENOTE::CONCRETE]&#10;id=322&#10;Sounds=1&#10;Snd0=concrete.ogg&#10;column=0&#10;">
            <text:p>[PACENOTE::CONCRETE]<text:line-break/>id=322<text:line-break/>Sounds=1<text:line-break/>Snd0=concrete.ogg<text:line-break/>column=0<text:line-break/></text:p>
          </table:table-cell>
          <table:table-cell table:style-name="ce16" table:formula="of:=IF(LEN(['Pacenotes List'.H132]) &gt; 0;IF(LEN(['Pacenotes List'.B132]) &gt; 0;['Pacenotes List'.B132] &amp; &quot;=&quot; &amp; ['Pacenotes List'.C132]);&quot;&quot;)" office:value-type="string" office:string-value="CONCRETE=Beton">
            <text:p>CONCRETE=Beton</text:p>
          </table:table-cell>
          <table:table-cell table:style-name="ce16" table:formula="of:=IF(LEN(['Pacenotes List'.H132]) &gt; 0;IF(LEN(['Pacenotes List'.B132]) &gt; 0;['Pacenotes List'.B132] &amp; &quot;=&quot; &amp; ['Pacenotes List'.D132]);&quot;&quot;)" office:value-type="string" office:string-value="CONCRETE=Concrete">
            <text:p>CONCRETE=Concrete</text:p>
          </table:table-cell>
          <table:table-cell table:number-columns-repeated="1020"/>
        </table:table-row>
        <table:table-row table:style-name="ro5">
          <table:table-cell table:formula="of:=IF (LEN(['Pacenotes List'.H133]) &gt; 0; ['Pacenotes List'.H133]; &quot;&quot;)" office:value-type="string" office:string-value="SURFACE">
            <text:p>SURFACE</text:p>
          </table:table-cell>
          <table:table-cell table:style-name="ce16" table:formula="of:=IF(LEN(['Pacenotes List'.H133]) &gt; 0;&quot;[PACENOTE::&quot; &amp; ['Pacenotes List'.B133] &amp; &quot;]&quot; &amp; CHAR(10) &amp; IF(LEN(['Pacenotes List'.A133]) &gt; 0;&quot;id=&quot; &amp; ['Pacenotes List'.A133] &amp; CHAR(10);&quot;&quot;) &amp; &quot;Sounds=1&quot; &amp; CHAR(10) &amp; &quot;Snd0=&quot; &amp; LOWER(['Pacenotes List'.B133]) &amp; &quot;.ogg&quot; &amp; CHAR(10) &amp; IF(LEN(['Pacenotes List'.F133]) &gt; 0; &quot;link=&quot; &amp; ['Pacenotes List'.F133] &amp; CHAR(10);&quot;&quot;) &amp; IF(LEN(['Pacenotes List'.G133])&gt;0;&quot;standard=&quot; &amp; ['Pacenotes List'.G133] &amp; CHAR(10);&quot;&quot;) &amp; &quot;column=&quot; &amp; ['Pacenotes List'.I133] &amp; CHAR(10);&quot;&quot;)" office:value-type="string" office:string-value="[PACENOTE::COBBLES]&#10;id=323&#10;Sounds=1&#10;Snd0=cobbles.ogg&#10;column=1&#10;">
            <text:p>[PACENOTE::COBBLES]<text:line-break/>id=323<text:line-break/>Sounds=1<text:line-break/>Snd0=cobbles.ogg<text:line-break/>column=1<text:line-break/></text:p>
          </table:table-cell>
          <table:table-cell table:style-name="ce16" table:formula="of:=IF(LEN(['Pacenotes List'.H133]) &gt; 0;IF(LEN(['Pacenotes List'.B133]) &gt; 0;['Pacenotes List'.B133] &amp; &quot;=&quot; &amp; ['Pacenotes List'.C133]);&quot;&quot;)" office:value-type="string" office:string-value="COBBLES=Pflaster">
            <text:p>COBBLES=Pflaster</text:p>
          </table:table-cell>
          <table:table-cell table:style-name="ce16" table:formula="of:=IF(LEN(['Pacenotes List'.H133]) &gt; 0;IF(LEN(['Pacenotes List'.B133]) &gt; 0;['Pacenotes List'.B133] &amp; &quot;=&quot; &amp; ['Pacenotes List'.D133]);&quot;&quot;)" office:value-type="string" office:string-value="COBBLES=Cobbles">
            <text:p>COBBLES=Cobbles</text:p>
          </table:table-cell>
          <table:table-cell table:number-columns-repeated="1020"/>
        </table:table-row>
        <table:table-row table:style-name="ro5">
          <table:table-cell table:formula="of:=IF (LEN(['Pacenotes List'.H134]) &gt; 0; ['Pacenotes List'.H134]; &quot;&quot;)" office:value-type="string" office:string-value="SURFACE">
            <text:p>SURFACE</text:p>
          </table:table-cell>
          <table:table-cell table:style-name="ce16" table:formula="of:=IF(LEN(['Pacenotes List'.H134]) &gt; 0;&quot;[PACENOTE::&quot; &amp; ['Pacenotes List'.B134] &amp; &quot;]&quot; &amp; CHAR(10) &amp; IF(LEN(['Pacenotes List'.A134]) &gt; 0;&quot;id=&quot; &amp; ['Pacenotes List'.A134] &amp; CHAR(10);&quot;&quot;) &amp; &quot;Sounds=1&quot; &amp; CHAR(10) &amp; &quot;Snd0=&quot; &amp; LOWER(['Pacenotes List'.B134]) &amp; &quot;.ogg&quot; &amp; CHAR(10) &amp; IF(LEN(['Pacenotes List'.F134]) &gt; 0; &quot;link=&quot; &amp; ['Pacenotes List'.F134] &amp; CHAR(10);&quot;&quot;) &amp; IF(LEN(['Pacenotes List'.G134])&gt;0;&quot;standard=&quot; &amp; ['Pacenotes List'.G134] &amp; CHAR(10);&quot;&quot;) &amp; &quot;column=&quot; &amp; ['Pacenotes List'.I134] &amp; CHAR(10);&quot;&quot;)" office:value-type="string" office:string-value="[PACENOTE::GRIT]&#10;id=324&#10;Sounds=1&#10;Snd0=grit.ogg&#10;column=2&#10;">
            <text:p>[PACENOTE::GRIT]<text:line-break/>id=324<text:line-break/>Sounds=1<text:line-break/>Snd0=grit.ogg<text:line-break/>column=2<text:line-break/></text:p>
          </table:table-cell>
          <table:table-cell table:style-name="ce16" table:formula="of:=IF(LEN(['Pacenotes List'.H134]) &gt; 0;IF(LEN(['Pacenotes List'.B134]) &gt; 0;['Pacenotes List'.B134] &amp; &quot;=&quot; &amp; ['Pacenotes List'.C134]);&quot;&quot;)" office:value-type="string" office:string-value="GRIT=Kies">
            <text:p>GRIT=Kies</text:p>
          </table:table-cell>
          <table:table-cell table:style-name="ce16" table:formula="of:=IF(LEN(['Pacenotes List'.H134]) &gt; 0;IF(LEN(['Pacenotes List'.B134]) &gt; 0;['Pacenotes List'.B134] &amp; &quot;=&quot; &amp; ['Pacenotes List'.D134]);&quot;&quot;)" office:value-type="string" office:string-value="GRIT=Grit">
            <text:p>GRIT=Grit</text:p>
          </table:table-cell>
          <table:table-cell table:number-columns-repeated="1020"/>
        </table:table-row>
        <table:table-row table:style-name="ro5">
          <table:table-cell table:formula="of:=IF (LEN(['Pacenotes List'.H135]) &gt; 0; ['Pacenotes List'.H135]; &quot;&quot;)" office:value-type="string" office:string-value="SURFACE">
            <text:p>SURFACE</text:p>
          </table:table-cell>
          <table:table-cell table:style-name="ce16" table:formula="of:=IF(LEN(['Pacenotes List'.H135]) &gt; 0;&quot;[PACENOTE::&quot; &amp; ['Pacenotes List'.B135] &amp; &quot;]&quot; &amp; CHAR(10) &amp; IF(LEN(['Pacenotes List'.A135]) &gt; 0;&quot;id=&quot; &amp; ['Pacenotes List'.A135] &amp; CHAR(10);&quot;&quot;) &amp; &quot;Sounds=1&quot; &amp; CHAR(10) &amp; &quot;Snd0=&quot; &amp; LOWER(['Pacenotes List'.B135]) &amp; &quot;.ogg&quot; &amp; CHAR(10) &amp; IF(LEN(['Pacenotes List'.F135]) &gt; 0; &quot;link=&quot; &amp; ['Pacenotes List'.F135] &amp; CHAR(10);&quot;&quot;) &amp; IF(LEN(['Pacenotes List'.G135])&gt;0;&quot;standard=&quot; &amp; ['Pacenotes List'.G135] &amp; CHAR(10);&quot;&quot;) &amp; &quot;column=&quot; &amp; ['Pacenotes List'.I135] &amp; CHAR(10);&quot;&quot;)" office:value-type="string" office:string-value="[PACENOTE::SNOW]&#10;id=325&#10;Sounds=1&#10;Snd0=snow.ogg&#10;column=2&#10;">
            <text:p>[PACENOTE::SNOW]<text:line-break/>id=325<text:line-break/>Sounds=1<text:line-break/>Snd0=snow.ogg<text:line-break/>column=2<text:line-break/></text:p>
          </table:table-cell>
          <table:table-cell table:style-name="ce16" table:formula="of:=IF(LEN(['Pacenotes List'.H135]) &gt; 0;IF(LEN(['Pacenotes List'.B135]) &gt; 0;['Pacenotes List'.B135] &amp; &quot;=&quot; &amp; ['Pacenotes List'.C135]);&quot;&quot;)" office:value-type="string" office:string-value="SNOW=Schnee">
            <text:p>SNOW=Schnee</text:p>
          </table:table-cell>
          <table:table-cell table:style-name="ce16" table:formula="of:=IF(LEN(['Pacenotes List'.H135]) &gt; 0;IF(LEN(['Pacenotes List'.B135]) &gt; 0;['Pacenotes List'.B135] &amp; &quot;=&quot; &amp; ['Pacenotes List'.D135]);&quot;&quot;)" office:value-type="string" office:string-value="SNOW=Snow">
            <text:p>SNOW=Snow</text:p>
          </table:table-cell>
          <table:table-cell table:number-columns-repeated="1020"/>
        </table:table-row>
        <table:table-row table:style-name="ro5">
          <table:table-cell table:formula="of:=IF (LEN(['Pacenotes List'.H136]) &gt; 0; ['Pacenotes List'.H136]; &quot;&quot;)" office:value-type="string" office:string-value="SURFACE">
            <text:p>SURFACE</text:p>
          </table:table-cell>
          <table:table-cell table:style-name="ce16" table:formula="of:=IF(LEN(['Pacenotes List'.H136]) &gt; 0;&quot;[PACENOTE::&quot; &amp; ['Pacenotes List'.B136] &amp; &quot;]&quot; &amp; CHAR(10) &amp; IF(LEN(['Pacenotes List'.A136]) &gt; 0;&quot;id=&quot; &amp; ['Pacenotes List'.A136] &amp; CHAR(10);&quot;&quot;) &amp; &quot;Sounds=1&quot; &amp; CHAR(10) &amp; &quot;Snd0=&quot; &amp; LOWER(['Pacenotes List'.B136]) &amp; &quot;.ogg&quot; &amp; CHAR(10) &amp; IF(LEN(['Pacenotes List'.F136]) &gt; 0; &quot;link=&quot; &amp; ['Pacenotes List'.F136] &amp; CHAR(10);&quot;&quot;) &amp; IF(LEN(['Pacenotes List'.G136])&gt;0;&quot;standard=&quot; &amp; ['Pacenotes List'.G136] &amp; CHAR(10);&quot;&quot;) &amp; &quot;column=&quot; &amp; ['Pacenotes List'.I136] &amp; CHAR(10);&quot;&quot;)" office:value-type="string" office:string-value="[PACENOTE::ONSPLIT]&#10;id=326&#10;Sounds=1&#10;Snd0=onsplit.ogg&#10;column=3&#10;">
            <text:p>[PACENOTE::ONSPLIT]<text:line-break/>id=326<text:line-break/>Sounds=1<text:line-break/>Snd0=onsplit.ogg<text:line-break/>column=3<text:line-break/></text:p>
          </table:table-cell>
          <table:table-cell table:style-name="ce16" table:formula="of:=IF(LEN(['Pacenotes List'.H136]) &gt; 0;IF(LEN(['Pacenotes List'.B136]) &gt; 0;['Pacenotes List'.B136] &amp; &quot;=&quot; &amp; ['Pacenotes List'.C136]);&quot;&quot;)" office:value-type="string" office:string-value="ONSPLIT=Splitt">
            <text:p>ONSPLIT=Splitt</text:p>
          </table:table-cell>
          <table:table-cell table:style-name="ce16" table:formula="of:=IF(LEN(['Pacenotes List'.H136]) &gt; 0;IF(LEN(['Pacenotes List'.B136]) &gt; 0;['Pacenotes List'.B136] &amp; &quot;=&quot; &amp; ['Pacenotes List'.D136]);&quot;&quot;)" office:value-type="string" office:string-value="ONSPLIT=Split">
            <text:p>ONSPLIT=Split</text:p>
          </table:table-cell>
          <table:table-cell table:number-columns-repeated="1020"/>
        </table:table-row>
        <table:table-row table:style-name="ro5">
          <table:table-cell table:formula="of:=IF (LEN(['Pacenotes List'.H137]) &gt; 0; ['Pacenotes List'.H137]; &quot;&quot;)" office:value-type="string" office:string-value="SURFACE">
            <text:p>SURFACE</text:p>
          </table:table-cell>
          <table:table-cell table:style-name="ce16" table:formula="of:=IF(LEN(['Pacenotes List'.H137]) &gt; 0;&quot;[PACENOTE::&quot; &amp; ['Pacenotes List'.B137] &amp; &quot;]&quot; &amp; CHAR(10) &amp; IF(LEN(['Pacenotes List'.A137]) &gt; 0;&quot;id=&quot; &amp; ['Pacenotes List'.A137] &amp; CHAR(10);&quot;&quot;) &amp; &quot;Sounds=1&quot; &amp; CHAR(10) &amp; &quot;Snd0=&quot; &amp; LOWER(['Pacenotes List'.B137]) &amp; &quot;.ogg&quot; &amp; CHAR(10) &amp; IF(LEN(['Pacenotes List'.F137]) &gt; 0; &quot;link=&quot; &amp; ['Pacenotes List'.F137] &amp; CHAR(10);&quot;&quot;) &amp; IF(LEN(['Pacenotes List'.G137])&gt;0;&quot;standard=&quot; &amp; ['Pacenotes List'.G137] &amp; CHAR(10);&quot;&quot;) &amp; &quot;column=&quot; &amp; ['Pacenotes List'.I137] &amp; CHAR(10);&quot;&quot;)" office:value-type="string" office:string-value="[PACENOTE::ICY]&#10;id=327&#10;Sounds=1&#10;Snd0=icy.ogg&#10;column=0&#10;">
            <text:p>[PACENOTE::ICY]<text:line-break/>id=327<text:line-break/>Sounds=1<text:line-break/>Snd0=icy.ogg<text:line-break/>column=0<text:line-break/></text:p>
          </table:table-cell>
          <table:table-cell table:style-name="ce16" table:formula="of:=IF(LEN(['Pacenotes List'.H137]) &gt; 0;IF(LEN(['Pacenotes List'.B137]) &gt; 0;['Pacenotes List'.B137] &amp; &quot;=&quot; &amp; ['Pacenotes List'.C137]);&quot;&quot;)" office:value-type="string" office:string-value="ICY=Eisig">
            <text:p>ICY=Eisig</text:p>
          </table:table-cell>
          <table:table-cell table:style-name="ce16" table:formula="of:=IF(LEN(['Pacenotes List'.H137]) &gt; 0;IF(LEN(['Pacenotes List'.B137]) &gt; 0;['Pacenotes List'.B137] &amp; &quot;=&quot; &amp; ['Pacenotes List'.D137]);&quot;&quot;)" office:value-type="string" office:string-value="ICY=Icy">
            <text:p>ICY=Icy</text:p>
          </table:table-cell>
          <table:table-cell table:number-columns-repeated="1020"/>
        </table:table-row>
        <table:table-row table:style-name="ro5">
          <table:table-cell table:formula="of:=IF (LEN(['Pacenotes List'.H138]) &gt; 0; ['Pacenotes List'.H138]; &quot;&quot;)" office:value-type="string" office:string-value="SURFACE">
            <text:p>SURFACE</text:p>
          </table:table-cell>
          <table:table-cell table:style-name="ce16" table:formula="of:=IF(LEN(['Pacenotes List'.H138]) &gt; 0;&quot;[PACENOTE::&quot; &amp; ['Pacenotes List'.B138] &amp; &quot;]&quot; &amp; CHAR(10) &amp; IF(LEN(['Pacenotes List'.A138]) &gt; 0;&quot;id=&quot; &amp; ['Pacenotes List'.A138] &amp; CHAR(10);&quot;&quot;) &amp; &quot;Sounds=1&quot; &amp; CHAR(10) &amp; &quot;Snd0=&quot; &amp; LOWER(['Pacenotes List'.B138]) &amp; &quot;.ogg&quot; &amp; CHAR(10) &amp; IF(LEN(['Pacenotes List'.F138]) &gt; 0; &quot;link=&quot; &amp; ['Pacenotes List'.F138] &amp; CHAR(10);&quot;&quot;) &amp; IF(LEN(['Pacenotes List'.G138])&gt;0;&quot;standard=&quot; &amp; ['Pacenotes List'.G138] &amp; CHAR(10);&quot;&quot;) &amp; &quot;column=&quot; &amp; ['Pacenotes List'.I138] &amp; CHAR(10);&quot;&quot;)" office:value-type="string" office:string-value="[PACENOTE::RUBBLE]&#10;id=328&#10;Sounds=1&#10;Snd0=rubble.ogg&#10;column=1&#10;">
            <text:p>[PACENOTE::RUBBLE]<text:line-break/>id=328<text:line-break/>Sounds=1<text:line-break/>Snd0=rubble.ogg<text:line-break/>column=1<text:line-break/></text:p>
          </table:table-cell>
          <table:table-cell table:style-name="ce16" table:formula="of:=IF(LEN(['Pacenotes List'.H138]) &gt; 0;IF(LEN(['Pacenotes List'.B138]) &gt; 0;['Pacenotes List'.B138] &amp; &quot;=&quot; &amp; ['Pacenotes List'.C138]);&quot;&quot;)" office:value-type="string" office:string-value="RUBBLE=Geröll">
            <text:p>RUBBLE=Geröll</text:p>
          </table:table-cell>
          <table:table-cell table:style-name="ce16" table:formula="of:=IF(LEN(['Pacenotes List'.H138]) &gt; 0;IF(LEN(['Pacenotes List'.B138]) &gt; 0;['Pacenotes List'.B138] &amp; &quot;=&quot; &amp; ['Pacenotes List'.D138]);&quot;&quot;)" office:value-type="string" office:string-value="RUBBLE=Rubble">
            <text:p>RUBBLE=Rubble</text:p>
          </table:table-cell>
          <table:table-cell table:number-columns-repeated="1020"/>
        </table:table-row>
        <table:table-row table:style-name="ro4">
          <table:table-cell table:formula="of:=IF (LEN(['Pacenotes List'.H139]) &gt; 0; ['Pacenotes List'.H139]; &quot;&quot;)" office:value-type="string" office:string-value="SURFACE">
            <text:p>SURFACE</text:p>
          </table:table-cell>
          <table:table-cell table:style-name="ce16" table:formula="of:=IF(LEN(['Pacenotes List'.H139]) &gt; 0;&quot;[PACENOTE::&quot; &amp; ['Pacenotes List'.B139] &amp; &quot;]&quot; &amp; CHAR(10) &amp; IF(LEN(['Pacenotes List'.A139]) &gt; 0;&quot;id=&quot; &amp; ['Pacenotes List'.A139] &amp; CHAR(10);&quot;&quot;) &amp; &quot;Sounds=1&quot; &amp; CHAR(10) &amp; &quot;Snd0=&quot; &amp; LOWER(['Pacenotes List'.B139]) &amp; &quot;.ogg&quot; &amp; CHAR(10) &amp; IF(LEN(['Pacenotes List'.F139]) &gt; 0; &quot;link=&quot; &amp; ['Pacenotes List'.F139] &amp; CHAR(10);&quot;&quot;) &amp; IF(LEN(['Pacenotes List'.G139])&gt;0;&quot;standard=&quot; &amp; ['Pacenotes List'.G139] &amp; CHAR(10);&quot;&quot;) &amp; &quot;column=&quot; &amp; ['Pacenotes List'.I139] &amp; CHAR(10);&quot;&quot;)" office:value-type="string" office:string-value="[PACENOTE::ICE]&#10;id=329&#10;Sounds=1&#10;Snd0=ice.ogg&#10;column=3&#10;">
            <text:p>[PACENOTE::ICE]<text:line-break/>id=329<text:line-break/>Sounds=1<text:line-break/>Snd0=ice.ogg<text:line-break/>column=3<text:line-break/></text:p>
          </table:table-cell>
          <table:table-cell table:style-name="ce16" table:formula="of:=IF(LEN(['Pacenotes List'.H139]) &gt; 0;IF(LEN(['Pacenotes List'.B139]) &gt; 0;['Pacenotes List'.B139] &amp; &quot;=&quot; &amp; ['Pacenotes List'.C139]);&quot;&quot;)" office:value-type="string" office:string-value="ICE=Eis">
            <text:p>ICE=Eis</text:p>
          </table:table-cell>
          <table:table-cell table:style-name="ce16" table:formula="of:=IF(LEN(['Pacenotes List'.H139]) &gt; 0;IF(LEN(['Pacenotes List'.B139]) &gt; 0;['Pacenotes List'.B139] &amp; &quot;=&quot; &amp; ['Pacenotes List'.D139]);&quot;&quot;)" office:value-type="string" office:string-value="ICE=Ice">
            <text:p>ICE=Ice</text:p>
          </table:table-cell>
          <table:table-cell table:number-columns-repeated="1020"/>
        </table:table-row>
        <table:table-row table:style-name="ro4">
          <table:table-cell table:formula="of:=IF (LEN(['Pacenotes List'.H140]) &gt; 0; ['Pacenotes List'.H140]; &quot;&quot;)" office:value-type="string" office:string-value="SURFACE">
            <text:p>SURFACE</text:p>
          </table:table-cell>
          <table:table-cell table:style-name="ce16" table:formula="of:=IF(LEN(['Pacenotes List'.H140]) &gt; 0;&quot;[PACENOTE::&quot; &amp; ['Pacenotes List'.B140] &amp; &quot;]&quot; &amp; CHAR(10) &amp; IF(LEN(['Pacenotes List'.A140]) &gt; 0;&quot;id=&quot; &amp; ['Pacenotes List'.A140] &amp; CHAR(10);&quot;&quot;) &amp; &quot;Sounds=1&quot; &amp; CHAR(10) &amp; &quot;Snd0=&quot; &amp; LOWER(['Pacenotes List'.B140]) &amp; &quot;.ogg&quot; &amp; CHAR(10) &amp; IF(LEN(['Pacenotes List'.F140]) &gt; 0; &quot;link=&quot; &amp; ['Pacenotes List'.F140] &amp; CHAR(10);&quot;&quot;) &amp; IF(LEN(['Pacenotes List'.G140])&gt;0;&quot;standard=&quot; &amp; ['Pacenotes List'.G140] &amp; CHAR(10);&quot;&quot;) &amp; &quot;column=&quot; &amp; ['Pacenotes List'.I140] &amp; CHAR(10);&quot;&quot;)" office:value-type="string" office:string-value="[PACENOTE::LOOSE_GRAVEL]&#10;id=330&#10;Sounds=1&#10;Snd0=loose_gravel.ogg&#10;column=2&#10;">
            <text:p>[PACENOTE::LOOSE_GRAVEL]<text:line-break/>id=330<text:line-break/>Sounds=1<text:line-break/>Snd0=loose_gravel.ogg<text:line-break/>column=2<text:line-break/></text:p>
          </table:table-cell>
          <table:table-cell table:style-name="ce16" table:formula="of:=IF(LEN(['Pacenotes List'.H140]) &gt; 0;IF(LEN(['Pacenotes List'.B140]) &gt; 0;['Pacenotes List'.B140] &amp; &quot;=&quot; &amp; ['Pacenotes List'.C140]);&quot;&quot;)" office:value-type="string" office:string-value="LOOSE_GRAVEL=Loser Schotter">
            <text:p>LOOSE_GRAVEL=Loser Schotter</text:p>
          </table:table-cell>
          <table:table-cell table:style-name="ce16" table:formula="of:=IF(LEN(['Pacenotes List'.H140]) &gt; 0;IF(LEN(['Pacenotes List'.B140]) &gt; 0;['Pacenotes List'.B140] &amp; &quot;=&quot; &amp; ['Pacenotes List'.D140]);&quot;&quot;)" office:value-type="string" office:string-value="LOOSE_GRAVEL=Loose Gravel">
            <text:p>LOOSE_GRAVEL=Loose Gravel</text:p>
          </table:table-cell>
          <table:table-cell table:number-columns-repeated="1020"/>
        </table:table-row>
        <table:table-row table:style-name="ro4">
          <table:table-cell table:formula="of:=IF (LEN(['Pacenotes List'.H141]) &gt; 0; ['Pacenotes List'.H141]; &quot;&quot;)">
            <text:p/>
          </table:table-cell>
          <table:table-cell table:style-name="ce16" table:formula="of:=IF(LEN(['Pacenotes List'.H141]) &gt; 0;&quot;[PACENOTE::&quot; &amp; ['Pacenotes List'.B141] &amp; &quot;]&quot; &amp; CHAR(10) &amp; IF(LEN(['Pacenotes List'.A141]) &gt; 0;&quot;id=&quot; &amp; ['Pacenotes List'.A141] &amp; CHAR(10);&quot;&quot;) &amp; &quot;Sounds=1&quot; &amp; CHAR(10) &amp; &quot;Snd0=&quot; &amp; LOWER(['Pacenotes List'.B141]) &amp; &quot;.ogg&quot; &amp; CHAR(10) &amp; IF(LEN(['Pacenotes List'.F141]) &gt; 0; &quot;link=&quot; &amp; ['Pacenotes List'.F141] &amp; CHAR(10);&quot;&quot;) &amp; IF(LEN(['Pacenotes List'.G141])&gt;0;&quot;standard=&quot; &amp; ['Pacenotes List'.G141] &amp; CHAR(10);&quot;&quot;) &amp; &quot;column=&quot; &amp; ['Pacenotes List'.I141] &amp; CHAR(10);&quot;&quot;)">
            <text:p/>
          </table:table-cell>
          <table:table-cell table:style-name="ce16" table:formula="of:=IF(LEN(['Pacenotes List'.H141]) &gt; 0;IF(LEN(['Pacenotes List'.B141]) &gt; 0;['Pacenotes List'.B141] &amp; &quot;=&quot; &amp; ['Pacenotes List'.C141]);&quot;&quot;)">
            <text:p/>
          </table:table-cell>
          <table:table-cell table:style-name="ce16" table:formula="of:=IF(LEN(['Pacenotes List'.H141]) &gt; 0;IF(LEN(['Pacenotes List'.B141]) &gt; 0;['Pacenotes List'.B141] &amp; &quot;=&quot; &amp; ['Pacenotes List'.D141]);&quot;&quot;)">
            <text:p/>
          </table:table-cell>
          <table:table-cell table:number-columns-repeated="1020"/>
        </table:table-row>
        <table:table-row table:style-name="ro4">
          <table:table-cell table:formula="of:=IF (LEN(['Pacenotes List'.H142]) &gt; 0; ['Pacenotes List'.H142]; &quot;&quot;)" office:value-type="string" office:string-value="OBSTACLES">
            <text:p>OBSTACLES</text:p>
          </table:table-cell>
          <table:table-cell table:style-name="ce16" table:formula="of:=IF(LEN(['Pacenotes List'.H142]) &gt; 0;&quot;[PACENOTE::&quot; &amp; ['Pacenotes List'.B142] &amp; &quot;]&quot; &amp; CHAR(10) &amp; IF(LEN(['Pacenotes List'.A142]) &gt; 0;&quot;id=&quot; &amp; ['Pacenotes List'.A142] &amp; CHAR(10);&quot;&quot;) &amp; &quot;Sounds=1&quot; &amp; CHAR(10) &amp; &quot;Snd0=&quot; &amp; LOWER(['Pacenotes List'.B142]) &amp; &quot;.ogg&quot; &amp; CHAR(10) &amp; IF(LEN(['Pacenotes List'.F142]) &gt; 0; &quot;link=&quot; &amp; ['Pacenotes List'.F142] &amp; CHAR(10);&quot;&quot;) &amp; IF(LEN(['Pacenotes List'.G142])&gt;0;&quot;standard=&quot; &amp; ['Pacenotes List'.G142] &amp; CHAR(10);&quot;&quot;) &amp; &quot;column=&quot; &amp; ['Pacenotes List'.I142] &amp; CHAR(10);&quot;&quot;)" office:value-type="string" office:string-value="[PACENOTE::CREST]&#10;id=340&#10;Sounds=1&#10;Snd0=crest.ogg&#10;link=INTO&#10;column=2&#10;">
            <text:p>[PACENOTE::CREST]<text:line-break/>id=340<text:line-break/>Sounds=1<text:line-break/>Snd0=crest.ogg<text:line-break/>link=INTO<text:line-break/>column=2<text:line-break/></text:p>
          </table:table-cell>
          <table:table-cell table:style-name="ce16" table:formula="of:=IF(LEN(['Pacenotes List'.H142]) &gt; 0;IF(LEN(['Pacenotes List'.B142]) &gt; 0;['Pacenotes List'.B142] &amp; &quot;=&quot; &amp; ['Pacenotes List'.C142]);&quot;&quot;)" office:value-type="string" office:string-value="CREST=Kuppe">
            <text:p>CREST=Kuppe</text:p>
          </table:table-cell>
          <table:table-cell table:style-name="ce16" table:formula="of:=IF(LEN(['Pacenotes List'.H142]) &gt; 0;IF(LEN(['Pacenotes List'.B142]) &gt; 0;['Pacenotes List'.B142] &amp; &quot;=&quot; &amp; ['Pacenotes List'.D142]);&quot;&quot;)" office:value-type="string" office:string-value="CREST=Crest">
            <text:p>CREST=Crest</text:p>
          </table:table-cell>
          <table:table-cell table:number-columns-repeated="1020"/>
        </table:table-row>
        <table:table-row table:style-name="ro5">
          <table:table-cell table:formula="of:=IF (LEN(['Pacenotes List'.H143]) &gt; 0; ['Pacenotes List'.H143]; &quot;&quot;)" office:value-type="string" office:string-value="ROAD">
            <text:p>ROAD</text:p>
          </table:table-cell>
          <table:table-cell table:style-name="ce16" table:formula="of:=IF(LEN(['Pacenotes List'.H143]) &gt; 0;&quot;[PACENOTE::&quot; &amp; ['Pacenotes List'.B143] &amp; &quot;]&quot; &amp; CHAR(10) &amp; IF(LEN(['Pacenotes List'.A143]) &gt; 0;&quot;id=&quot; &amp; ['Pacenotes List'.A143] &amp; CHAR(10);&quot;&quot;) &amp; &quot;Sounds=1&quot; &amp; CHAR(10) &amp; &quot;Snd0=&quot; &amp; LOWER(['Pacenotes List'.B143]) &amp; &quot;.ogg&quot; &amp; CHAR(10) &amp; IF(LEN(['Pacenotes List'.F143]) &gt; 0; &quot;link=&quot; &amp; ['Pacenotes List'.F143] &amp; CHAR(10);&quot;&quot;) &amp; IF(LEN(['Pacenotes List'.G143])&gt;0;&quot;standard=&quot; &amp; ['Pacenotes List'.G143] &amp; CHAR(10);&quot;&quot;) &amp; &quot;column=&quot; &amp; ['Pacenotes List'.I143] &amp; CHAR(10);&quot;&quot;)" office:value-type="string" office:string-value="[PACENOTE::HOLLOW]&#10;id=341&#10;Sounds=1&#10;Snd0=hollow.ogg&#10;column=3&#10;">
            <text:p>[PACENOTE::HOLLOW]<text:line-break/>id=341<text:line-break/>Sounds=1<text:line-break/>Snd0=hollow.ogg<text:line-break/>column=3<text:line-break/></text:p>
          </table:table-cell>
          <table:table-cell table:style-name="ce16" table:formula="of:=IF(LEN(['Pacenotes List'.H143]) &gt; 0;IF(LEN(['Pacenotes List'.B143]) &gt; 0;['Pacenotes List'.B143] &amp; &quot;=&quot; &amp; ['Pacenotes List'.C143]);&quot;&quot;)" office:value-type="string" office:string-value="HOLLOW=Senke">
            <text:p>HOLLOW=Senke</text:p>
          </table:table-cell>
          <table:table-cell table:style-name="ce16" table:formula="of:=IF(LEN(['Pacenotes List'.H143]) &gt; 0;IF(LEN(['Pacenotes List'.B143]) &gt; 0;['Pacenotes List'.B143] &amp; &quot;=&quot; &amp; ['Pacenotes List'.D143]);&quot;&quot;)" office:value-type="string" office:string-value="HOLLOW=Hollow">
            <text:p>HOLLOW=Hollow</text:p>
          </table:table-cell>
          <table:table-cell table:number-columns-repeated="1020"/>
        </table:table-row>
        <table:table-row table:style-name="ro5">
          <table:table-cell table:formula="of:=IF (LEN(['Pacenotes List'.H144]) &gt; 0; ['Pacenotes List'.H144]; &quot;&quot;)" office:value-type="string" office:string-value="ROAD">
            <text:p>ROAD</text:p>
          </table:table-cell>
          <table:table-cell table:style-name="ce16" table:formula="of:=IF(LEN(['Pacenotes List'.H144]) &gt; 0;&quot;[PACENOTE::&quot; &amp; ['Pacenotes List'.B144] &amp; &quot;]&quot; &amp; CHAR(10) &amp; IF(LEN(['Pacenotes List'.A144]) &gt; 0;&quot;id=&quot; &amp; ['Pacenotes List'.A144] &amp; CHAR(10);&quot;&quot;) &amp; &quot;Sounds=1&quot; &amp; CHAR(10) &amp; &quot;Snd0=&quot; &amp; LOWER(['Pacenotes List'.B144]) &amp; &quot;.ogg&quot; &amp; CHAR(10) &amp; IF(LEN(['Pacenotes List'.F144]) &gt; 0; &quot;link=&quot; &amp; ['Pacenotes List'.F144] &amp; CHAR(10);&quot;&quot;) &amp; IF(LEN(['Pacenotes List'.G144])&gt;0;&quot;standard=&quot; &amp; ['Pacenotes List'.G144] &amp; CHAR(10);&quot;&quot;) &amp; &quot;column=&quot; &amp; ['Pacenotes List'.I144] &amp; CHAR(10);&quot;&quot;)" office:value-type="string" office:string-value="[PACENOTE::CAMBER]&#10;id=342&#10;Sounds=1&#10;Snd0=camber.ogg&#10;column=0&#10;">
            <text:p>[PACENOTE::CAMBER]<text:line-break/>id=342<text:line-break/>Sounds=1<text:line-break/>Snd0=camber.ogg<text:line-break/>column=0<text:line-break/></text:p>
          </table:table-cell>
          <table:table-cell table:style-name="ce16" table:formula="of:=IF(LEN(['Pacenotes List'.H144]) &gt; 0;IF(LEN(['Pacenotes List'.B144]) &gt; 0;['Pacenotes List'.B144] &amp; &quot;=&quot; &amp; ['Pacenotes List'.C144]);&quot;&quot;)" office:value-type="string" office:string-value="CAMBER=Wölbung">
            <text:p>CAMBER=Wölbung</text:p>
          </table:table-cell>
          <table:table-cell table:style-name="ce16" table:formula="of:=IF(LEN(['Pacenotes List'.H144]) &gt; 0;IF(LEN(['Pacenotes List'.B144]) &gt; 0;['Pacenotes List'.B144] &amp; &quot;=&quot; &amp; ['Pacenotes List'.D144]);&quot;&quot;)" office:value-type="string" office:string-value="CAMBER=Camber">
            <text:p>CAMBER=Camber</text:p>
          </table:table-cell>
          <table:table-cell table:number-columns-repeated="1020"/>
        </table:table-row>
        <table:table-row table:style-name="ro4">
          <table:table-cell table:formula="of:=IF (LEN(['Pacenotes List'.H145]) &gt; 0; ['Pacenotes List'.H145]; &quot;&quot;)" office:value-type="string" office:string-value="ROAD">
            <text:p>ROAD</text:p>
          </table:table-cell>
          <table:table-cell table:style-name="ce16" table:formula="of:=IF(LEN(['Pacenotes List'.H145]) &gt; 0;&quot;[PACENOTE::&quot; &amp; ['Pacenotes List'.B145] &amp; &quot;]&quot; &amp; CHAR(10) &amp; IF(LEN(['Pacenotes List'.A145]) &gt; 0;&quot;id=&quot; &amp; ['Pacenotes List'.A145] &amp; CHAR(10);&quot;&quot;) &amp; &quot;Sounds=1&quot; &amp; CHAR(10) &amp; &quot;Snd0=&quot; &amp; LOWER(['Pacenotes List'.B145]) &amp; &quot;.ogg&quot; &amp; CHAR(10) &amp; IF(LEN(['Pacenotes List'.F145]) &gt; 0; &quot;link=&quot; &amp; ['Pacenotes List'.F145] &amp; CHAR(10);&quot;&quot;) &amp; IF(LEN(['Pacenotes List'.G145])&gt;0;&quot;standard=&quot; &amp; ['Pacenotes List'.G145] &amp; CHAR(10);&quot;&quot;) &amp; &quot;column=&quot; &amp; ['Pacenotes List'.I145] &amp; CHAR(10);&quot;&quot;)" office:value-type="string" office:string-value="[PACENOTE::REVERSE_CAMBER]&#10;id=343&#10;Sounds=1&#10;Snd0=reverse_camber.ogg&#10;column=1&#10;">
            <text:p>[PACENOTE::REVERSE_CAMBER]<text:line-break/>id=343<text:line-break/>Sounds=1<text:line-break/>Snd0=reverse_camber.ogg<text:line-break/>column=1<text:line-break/></text:p>
          </table:table-cell>
          <table:table-cell table:style-name="ce16" table:formula="of:=IF(LEN(['Pacenotes List'.H145]) &gt; 0;IF(LEN(['Pacenotes List'.B145]) &gt; 0;['Pacenotes List'.B145] &amp; &quot;=&quot; &amp; ['Pacenotes List'.C145]);&quot;&quot;)" office:value-type="string" office:string-value="REVERSE_CAMBER=Wanne">
            <text:p>REVERSE_CAMBER=Wanne</text:p>
          </table:table-cell>
          <table:table-cell table:style-name="ce16" table:formula="of:=IF(LEN(['Pacenotes List'.H145]) &gt; 0;IF(LEN(['Pacenotes List'.B145]) &gt; 0;['Pacenotes List'.B145] &amp; &quot;=&quot; &amp; ['Pacenotes List'.D145]);&quot;&quot;)" office:value-type="string" office:string-value="REVERSE_CAMBER=Reverse Camber">
            <text:p>REVERSE_CAMBER=Reverse Camber</text:p>
          </table:table-cell>
          <table:table-cell table:number-columns-repeated="1020"/>
        </table:table-row>
        <table:table-row table:style-name="ro6">
          <table:table-cell table:formula="of:=IF (LEN(['Pacenotes List'.H146]) &gt; 0; ['Pacenotes List'.H146]; &quot;&quot;)" office:value-type="string" office:string-value="CAUTIONS">
            <text:p>CAUTIONS</text:p>
          </table:table-cell>
          <table:table-cell table:style-name="ce16" table:formula="of:=IF(LEN(['Pacenotes List'.H146]) &gt; 0;&quot;[PACENOTE::&quot; &amp; ['Pacenotes List'.B146] &amp; &quot;]&quot; &amp; CHAR(10) &amp; IF(LEN(['Pacenotes List'.A146]) &gt; 0;&quot;id=&quot; &amp; ['Pacenotes List'.A146] &amp; CHAR(10);&quot;&quot;) &amp; &quot;Sounds=1&quot; &amp; CHAR(10) &amp; &quot;Snd0=&quot; &amp; LOWER(['Pacenotes List'.B146]) &amp; &quot;.ogg&quot; &amp; CHAR(10) &amp; IF(LEN(['Pacenotes List'.F146]) &gt; 0; &quot;link=&quot; &amp; ['Pacenotes List'.F146] &amp; CHAR(10);&quot;&quot;) &amp; IF(LEN(['Pacenotes List'.G146])&gt;0;&quot;standard=&quot; &amp; ['Pacenotes List'.G146] &amp; CHAR(10);&quot;&quot;) &amp; &quot;column=&quot; &amp; ['Pacenotes List'.I146] &amp; CHAR(10);&quot;&quot;)" office:value-type="string" office:string-value="[PACENOTE::HOLE]&#10;id=344&#10;Sounds=1&#10;Snd0=hole.ogg&#10;link=INTO&#10;column=0&#10;">
            <text:p>[PACENOTE::HOLE]<text:line-break/>id=344<text:line-break/>Sounds=1<text:line-break/>Snd0=hole.ogg<text:line-break/>link=INTO<text:line-break/>column=0<text:line-break/></text:p>
          </table:table-cell>
          <table:table-cell table:style-name="ce16" table:formula="of:=IF(LEN(['Pacenotes List'.H146]) &gt; 0;IF(LEN(['Pacenotes List'.B146]) &gt; 0;['Pacenotes List'.B146] &amp; &quot;=&quot; &amp; ['Pacenotes List'.C146]);&quot;&quot;)" office:value-type="string" office:string-value="HOLE=Loch">
            <text:p>HOLE=Loch</text:p>
          </table:table-cell>
          <table:table-cell table:style-name="ce16" table:formula="of:=IF(LEN(['Pacenotes List'.H146]) &gt; 0;IF(LEN(['Pacenotes List'.B146]) &gt; 0;['Pacenotes List'.B146] &amp; &quot;=&quot; &amp; ['Pacenotes List'.D146]);&quot;&quot;)" office:value-type="string" office:string-value="HOLE=Hole">
            <text:p>HOLE=Hole</text:p>
          </table:table-cell>
          <table:table-cell table:number-columns-repeated="1020"/>
        </table:table-row>
        <table:table-row table:style-name="ro6">
          <table:table-cell table:formula="of:=IF (LEN(['Pacenotes List'.H147]) &gt; 0; ['Pacenotes List'.H147]; &quot;&quot;)" office:value-type="string" office:string-value="CAUTIONS">
            <text:p>CAUTIONS</text:p>
          </table:table-cell>
          <table:table-cell table:style-name="ce16" table:formula="of:=IF(LEN(['Pacenotes List'.H147]) &gt; 0;&quot;[PACENOTE::&quot; &amp; ['Pacenotes List'.B147] &amp; &quot;]&quot; &amp; CHAR(10) &amp; IF(LEN(['Pacenotes List'.A147]) &gt; 0;&quot;id=&quot; &amp; ['Pacenotes List'.A147] &amp; CHAR(10);&quot;&quot;) &amp; &quot;Sounds=1&quot; &amp; CHAR(10) &amp; &quot;Snd0=&quot; &amp; LOWER(['Pacenotes List'.B147]) &amp; &quot;.ogg&quot; &amp; CHAR(10) &amp; IF(LEN(['Pacenotes List'.F147]) &gt; 0; &quot;link=&quot; &amp; ['Pacenotes List'.F147] &amp; CHAR(10);&quot;&quot;) &amp; IF(LEN(['Pacenotes List'.G147])&gt;0;&quot;standard=&quot; &amp; ['Pacenotes List'.G147] &amp; CHAR(10);&quot;&quot;) &amp; &quot;column=&quot; &amp; ['Pacenotes List'.I147] &amp; CHAR(10);&quot;&quot;)" office:value-type="string" office:string-value="[PACENOTE::RUTS]&#10;id=345&#10;Sounds=1&#10;Snd0=ruts.ogg&#10;link=INTO&#10;column=1&#10;">
            <text:p>[PACENOTE::RUTS]<text:line-break/>id=345<text:line-break/>Sounds=1<text:line-break/>Snd0=ruts.ogg<text:line-break/>link=INTO<text:line-break/>column=1<text:line-break/></text:p>
          </table:table-cell>
          <table:table-cell table:style-name="ce16" table:formula="of:=IF(LEN(['Pacenotes List'.H147]) &gt; 0;IF(LEN(['Pacenotes List'.B147]) &gt; 0;['Pacenotes List'.B147] &amp; &quot;=&quot; &amp; ['Pacenotes List'.C147]);&quot;&quot;)" office:value-type="string" office:string-value="RUTS=Rillen">
            <text:p>RUTS=Rillen</text:p>
          </table:table-cell>
          <table:table-cell table:style-name="ce16" table:formula="of:=IF(LEN(['Pacenotes List'.H147]) &gt; 0;IF(LEN(['Pacenotes List'.B147]) &gt; 0;['Pacenotes List'.B147] &amp; &quot;=&quot; &amp; ['Pacenotes List'.D147]);&quot;&quot;)" office:value-type="string" office:string-value="RUTS=Ruts">
            <text:p>RUTS=Ruts</text:p>
          </table:table-cell>
          <table:table-cell table:number-columns-repeated="1020"/>
        </table:table-row>
        <table:table-row table:style-name="ro6">
          <table:table-cell table:formula="of:=IF (LEN(['Pacenotes List'.H148]) &gt; 0; ['Pacenotes List'.H148]; &quot;&quot;)" office:value-type="string" office:string-value="CAUTIONS">
            <text:p>CAUTIONS</text:p>
          </table:table-cell>
          <table:table-cell table:style-name="ce16" table:formula="of:=IF(LEN(['Pacenotes List'.H148]) &gt; 0;&quot;[PACENOTE::&quot; &amp; ['Pacenotes List'.B148] &amp; &quot;]&quot; &amp; CHAR(10) &amp; IF(LEN(['Pacenotes List'.A148]) &gt; 0;&quot;id=&quot; &amp; ['Pacenotes List'.A148] &amp; CHAR(10);&quot;&quot;) &amp; &quot;Sounds=1&quot; &amp; CHAR(10) &amp; &quot;Snd0=&quot; &amp; LOWER(['Pacenotes List'.B148]) &amp; &quot;.ogg&quot; &amp; CHAR(10) &amp; IF(LEN(['Pacenotes List'.F148]) &gt; 0; &quot;link=&quot; &amp; ['Pacenotes List'.F148] &amp; CHAR(10);&quot;&quot;) &amp; IF(LEN(['Pacenotes List'.G148])&gt;0;&quot;standard=&quot; &amp; ['Pacenotes List'.G148] &amp; CHAR(10);&quot;&quot;) &amp; &quot;column=&quot; &amp; ['Pacenotes List'.I148] &amp; CHAR(10);&quot;&quot;)" office:value-type="string" office:string-value="[PACENOTE::DEEPRUTS]&#10;id=346&#10;Sounds=1&#10;Snd0=deepruts.ogg&#10;link=INTO&#10;column=2&#10;">
            <text:p>[PACENOTE::DEEPRUTS]<text:line-break/>id=346<text:line-break/>Sounds=1<text:line-break/>Snd0=deepruts.ogg<text:line-break/>link=INTO<text:line-break/>column=2<text:line-break/></text:p>
          </table:table-cell>
          <table:table-cell table:style-name="ce16" table:formula="of:=IF(LEN(['Pacenotes List'.H148]) &gt; 0;IF(LEN(['Pacenotes List'.B148]) &gt; 0;['Pacenotes List'.B148] &amp; &quot;=&quot; &amp; ['Pacenotes List'.C148]);&quot;&quot;)" office:value-type="string" office:string-value="DEEPRUTS=Tiefe Rillen">
            <text:p>DEEPRUTS=Tiefe Rillen</text:p>
          </table:table-cell>
          <table:table-cell table:style-name="ce16" table:formula="of:=IF(LEN(['Pacenotes List'.H148]) &gt; 0;IF(LEN(['Pacenotes List'.B148]) &gt; 0;['Pacenotes List'.B148] &amp; &quot;=&quot; &amp; ['Pacenotes List'.D148]);&quot;&quot;)" office:value-type="string" office:string-value="DEEPRUTS=Deep Ruts">
            <text:p>DEEPRUTS=Deep Ruts</text:p>
          </table:table-cell>
          <table:table-cell table:number-columns-repeated="1020"/>
        </table:table-row>
        <table:table-row table:style-name="ro6">
          <table:table-cell table:formula="of:=IF (LEN(['Pacenotes List'.H149]) &gt; 0; ['Pacenotes List'.H149]; &quot;&quot;)" office:value-type="string" office:string-value="CAUTIONS">
            <text:p>CAUTIONS</text:p>
          </table:table-cell>
          <table:table-cell table:style-name="ce16" table:formula="of:=IF(LEN(['Pacenotes List'.H149]) &gt; 0;&quot;[PACENOTE::&quot; &amp; ['Pacenotes List'.B149] &amp; &quot;]&quot; &amp; CHAR(10) &amp; IF(LEN(['Pacenotes List'.A149]) &gt; 0;&quot;id=&quot; &amp; ['Pacenotes List'.A149] &amp; CHAR(10);&quot;&quot;) &amp; &quot;Sounds=1&quot; &amp; CHAR(10) &amp; &quot;Snd0=&quot; &amp; LOWER(['Pacenotes List'.B149]) &amp; &quot;.ogg&quot; &amp; CHAR(10) &amp; IF(LEN(['Pacenotes List'.F149]) &gt; 0; &quot;link=&quot; &amp; ['Pacenotes List'.F149] &amp; CHAR(10);&quot;&quot;) &amp; IF(LEN(['Pacenotes List'.G149])&gt;0;&quot;standard=&quot; &amp; ['Pacenotes List'.G149] &amp; CHAR(10);&quot;&quot;) &amp; &quot;column=&quot; &amp; ['Pacenotes List'.I149] &amp; CHAR(10);&quot;&quot;)" office:value-type="string" office:string-value="[PACENOTE::BORDER]&#10;id=347&#10;Sounds=1&#10;Snd0=border.ogg&#10;column=0&#10;">
            <text:p>[PACENOTE::BORDER]<text:line-break/>id=347<text:line-break/>Sounds=1<text:line-break/>Snd0=border.ogg<text:line-break/>column=0<text:line-break/></text:p>
          </table:table-cell>
          <table:table-cell table:style-name="ce16" table:formula="of:=IF(LEN(['Pacenotes List'.H149]) &gt; 0;IF(LEN(['Pacenotes List'.B149]) &gt; 0;['Pacenotes List'.B149] &amp; &quot;=&quot; &amp; ['Pacenotes List'.C149]);&quot;&quot;)" office:value-type="string" office:string-value="BORDER=Rand">
            <text:p>BORDER=Rand</text:p>
          </table:table-cell>
          <table:table-cell table:style-name="ce16" table:formula="of:=IF(LEN(['Pacenotes List'.H149]) &gt; 0;IF(LEN(['Pacenotes List'.B149]) &gt; 0;['Pacenotes List'.B149] &amp; &quot;=&quot; &amp; ['Pacenotes List'.D149]);&quot;&quot;)" office:value-type="string" office:string-value="BORDER=Border">
            <text:p>BORDER=Border</text:p>
          </table:table-cell>
          <table:table-cell table:number-columns-repeated="1020"/>
        </table:table-row>
        <table:table-row table:style-name="ro6">
          <table:table-cell table:formula="of:=IF (LEN(['Pacenotes List'.H150]) &gt; 0; ['Pacenotes List'.H150]; &quot;&quot;)" office:value-type="string" office:string-value="CAUTIONS">
            <text:p>CAUTIONS</text:p>
          </table:table-cell>
          <table:table-cell table:style-name="ce16" table:formula="of:=IF(LEN(['Pacenotes List'.H150]) &gt; 0;&quot;[PACENOTE::&quot; &amp; ['Pacenotes List'.B150] &amp; &quot;]&quot; &amp; CHAR(10) &amp; IF(LEN(['Pacenotes List'.A150]) &gt; 0;&quot;id=&quot; &amp; ['Pacenotes List'.A150] &amp; CHAR(10);&quot;&quot;) &amp; &quot;Sounds=1&quot; &amp; CHAR(10) &amp; &quot;Snd0=&quot; &amp; LOWER(['Pacenotes List'.B150]) &amp; &quot;.ogg&quot; &amp; CHAR(10) &amp; IF(LEN(['Pacenotes List'.F150]) &gt; 0; &quot;link=&quot; &amp; ['Pacenotes List'.F150] &amp; CHAR(10);&quot;&quot;) &amp; IF(LEN(['Pacenotes List'.G150])&gt;0;&quot;standard=&quot; &amp; ['Pacenotes List'.G150] &amp; CHAR(10);&quot;&quot;) &amp; &quot;column=&quot; &amp; ['Pacenotes List'.I150] &amp; CHAR(10);&quot;&quot;)" office:value-type="string" office:string-value="[PACENOTE::EDGE]&#10;id=348&#10;Sounds=1&#10;Snd0=edge.ogg&#10;column=1&#10;">
            <text:p>[PACENOTE::EDGE]<text:line-break/>id=348<text:line-break/>Sounds=1<text:line-break/>Snd0=edge.ogg<text:line-break/>column=1<text:line-break/></text:p>
          </table:table-cell>
          <table:table-cell table:style-name="ce16" table:formula="of:=IF(LEN(['Pacenotes List'.H150]) &gt; 0;IF(LEN(['Pacenotes List'.B150]) &gt; 0;['Pacenotes List'.B150] &amp; &quot;=&quot; &amp; ['Pacenotes List'.C150]);&quot;&quot;)" office:value-type="string" office:string-value="EDGE=Kante">
            <text:p>EDGE=Kante</text:p>
          </table:table-cell>
          <table:table-cell table:style-name="ce16" table:formula="of:=IF(LEN(['Pacenotes List'.H150]) &gt; 0;IF(LEN(['Pacenotes List'.B150]) &gt; 0;['Pacenotes List'.B150] &amp; &quot;=&quot; &amp; ['Pacenotes List'.D150]);&quot;&quot;)" office:value-type="string" office:string-value="EDGE=Edge">
            <text:p>EDGE=Edge</text:p>
          </table:table-cell>
          <table:table-cell table:number-columns-repeated="1020"/>
        </table:table-row>
        <table:table-row table:style-name="ro6">
          <table:table-cell table:formula="of:=IF (LEN(['Pacenotes List'.H151]) &gt; 0; ['Pacenotes List'.H151]; &quot;&quot;)" office:value-type="string" office:string-value="CAUTIONS">
            <text:p>CAUTIONS</text:p>
          </table:table-cell>
          <table:table-cell table:style-name="ce16" table:formula="of:=IF(LEN(['Pacenotes List'.H151]) &gt; 0;&quot;[PACENOTE::&quot; &amp; ['Pacenotes List'.B151] &amp; &quot;]&quot; &amp; CHAR(10) &amp; IF(LEN(['Pacenotes List'.A151]) &gt; 0;&quot;id=&quot; &amp; ['Pacenotes List'.A151] &amp; CHAR(10);&quot;&quot;) &amp; &quot;Sounds=1&quot; &amp; CHAR(10) &amp; &quot;Snd0=&quot; &amp; LOWER(['Pacenotes List'.B151]) &amp; &quot;.ogg&quot; &amp; CHAR(10) &amp; IF(LEN(['Pacenotes List'.F151]) &gt; 0; &quot;link=&quot; &amp; ['Pacenotes List'.F151] &amp; CHAR(10);&quot;&quot;) &amp; IF(LEN(['Pacenotes List'.G151])&gt;0;&quot;standard=&quot; &amp; ['Pacenotes List'.G151] &amp; CHAR(10);&quot;&quot;) &amp; &quot;column=&quot; &amp; ['Pacenotes List'.I151] &amp; CHAR(10);&quot;&quot;)" office:value-type="string" office:string-value="[PACENOTE::CURB]&#10;id=349&#10;Sounds=1&#10;Snd0=curb.ogg&#10;column=2&#10;">
            <text:p>[PACENOTE::CURB]<text:line-break/>id=349<text:line-break/>Sounds=1<text:line-break/>Snd0=curb.ogg<text:line-break/>column=2<text:line-break/></text:p>
          </table:table-cell>
          <table:table-cell table:style-name="ce16" table:formula="of:=IF(LEN(['Pacenotes List'.H151]) &gt; 0;IF(LEN(['Pacenotes List'.B151]) &gt; 0;['Pacenotes List'.B151] &amp; &quot;=&quot; &amp; ['Pacenotes List'.C151]);&quot;&quot;)" office:value-type="string" office:string-value="CURB=Bordstein">
            <text:p>CURB=Bordstein</text:p>
          </table:table-cell>
          <table:table-cell table:style-name="ce16" table:formula="of:=IF(LEN(['Pacenotes List'.H151]) &gt; 0;IF(LEN(['Pacenotes List'.B151]) &gt; 0;['Pacenotes List'.B151] &amp; &quot;=&quot; &amp; ['Pacenotes List'.D151]);&quot;&quot;)" office:value-type="string" office:string-value="CURB=Curb">
            <text:p>CURB=Curb</text:p>
          </table:table-cell>
          <table:table-cell table:number-columns-repeated="1020"/>
        </table:table-row>
        <table:table-row table:style-name="ro6">
          <table:table-cell table:formula="of:=IF (LEN(['Pacenotes List'.H152]) &gt; 0; ['Pacenotes List'.H152]; &quot;&quot;)" office:value-type="string" office:string-value="CAUTIONS">
            <text:p>CAUTIONS</text:p>
          </table:table-cell>
          <table:table-cell table:style-name="ce16" table:formula="of:=IF(LEN(['Pacenotes List'.H152]) &gt; 0;&quot;[PACENOTE::&quot; &amp; ['Pacenotes List'.B152] &amp; &quot;]&quot; &amp; CHAR(10) &amp; IF(LEN(['Pacenotes List'.A152]) &gt; 0;&quot;id=&quot; &amp; ['Pacenotes List'.A152] &amp; CHAR(10);&quot;&quot;) &amp; &quot;Sounds=1&quot; &amp; CHAR(10) &amp; &quot;Snd0=&quot; &amp; LOWER(['Pacenotes List'.B152]) &amp; &quot;.ogg&quot; &amp; CHAR(10) &amp; IF(LEN(['Pacenotes List'.F152]) &gt; 0; &quot;link=&quot; &amp; ['Pacenotes List'.F152] &amp; CHAR(10);&quot;&quot;) &amp; IF(LEN(['Pacenotes List'.G152])&gt;0;&quot;standard=&quot; &amp; ['Pacenotes List'.G152] &amp; CHAR(10);&quot;&quot;) &amp; &quot;column=&quot; &amp; ['Pacenotes List'.I152] &amp; CHAR(10);&quot;&quot;)" office:value-type="string" office:string-value="[PACENOTE::DITCH]&#10;id=350&#10;Sounds=1&#10;Snd0=ditch.ogg&#10;column=3&#10;">
            <text:p>[PACENOTE::DITCH]<text:line-break/>id=350<text:line-break/>Sounds=1<text:line-break/>Snd0=ditch.ogg<text:line-break/>column=3<text:line-break/></text:p>
          </table:table-cell>
          <table:table-cell table:style-name="ce16" table:formula="of:=IF(LEN(['Pacenotes List'.H152]) &gt; 0;IF(LEN(['Pacenotes List'.B152]) &gt; 0;['Pacenotes List'.B152] &amp; &quot;=&quot; &amp; ['Pacenotes List'.C152]);&quot;&quot;)" office:value-type="string" office:string-value="DITCH=Graben">
            <text:p>DITCH=Graben</text:p>
          </table:table-cell>
          <table:table-cell table:style-name="ce16" table:formula="of:=IF(LEN(['Pacenotes List'.H152]) &gt; 0;IF(LEN(['Pacenotes List'.B152]) &gt; 0;['Pacenotes List'.B152] &amp; &quot;=&quot; &amp; ['Pacenotes List'.D152]);&quot;&quot;)" office:value-type="string" office:string-value="DITCH=Ditch">
            <text:p>DITCH=Ditch</text:p>
          </table:table-cell>
          <table:table-cell table:number-columns-repeated="1020"/>
        </table:table-row>
        <table:table-row table:style-name="ro6">
          <table:table-cell table:formula="of:=IF (LEN(['Pacenotes List'.H153]) &gt; 0; ['Pacenotes List'.H153]; &quot;&quot;)" office:value-type="string" office:string-value="ROAD">
            <text:p>ROAD</text:p>
          </table:table-cell>
          <table:table-cell table:style-name="ce16" table:formula="of:=IF(LEN(['Pacenotes List'.H153]) &gt; 0;&quot;[PACENOTE::&quot; &amp; ['Pacenotes List'.B153] &amp; &quot;]&quot; &amp; CHAR(10) &amp; IF(LEN(['Pacenotes List'.A153]) &gt; 0;&quot;id=&quot; &amp; ['Pacenotes List'.A153] &amp; CHAR(10);&quot;&quot;) &amp; &quot;Sounds=1&quot; &amp; CHAR(10) &amp; &quot;Snd0=&quot; &amp; LOWER(['Pacenotes List'.B153]) &amp; &quot;.ogg&quot; &amp; CHAR(10) &amp; IF(LEN(['Pacenotes List'.F153]) &gt; 0; &quot;link=&quot; &amp; ['Pacenotes List'.F153] &amp; CHAR(10);&quot;&quot;) &amp; IF(LEN(['Pacenotes List'.G153])&gt;0;&quot;standard=&quot; &amp; ['Pacenotes List'.G153] &amp; CHAR(10);&quot;&quot;) &amp; &quot;column=&quot; &amp; ['Pacenotes List'.I153] &amp; CHAR(10);&quot;&quot;)" office:value-type="string" office:string-value="[PACENOTE::JUNCTION]&#10;id=351&#10;Sounds=1&#10;Snd0=junction.ogg&#10;link=INTO&#10;column=0&#10;">
            <text:p>[PACENOTE::JUNCTION]<text:line-break/>id=351<text:line-break/>Sounds=1<text:line-break/>Snd0=junction.ogg<text:line-break/>link=INTO<text:line-break/>column=0<text:line-break/></text:p>
          </table:table-cell>
          <table:table-cell table:style-name="ce16" table:formula="of:=IF(LEN(['Pacenotes List'.H153]) &gt; 0;IF(LEN(['Pacenotes List'.B153]) &gt; 0;['Pacenotes List'.B153] &amp; &quot;=&quot; &amp; ['Pacenotes List'.C153]);&quot;&quot;)" office:value-type="string" office:string-value="JUNCTION=Abzweig">
            <text:p>JUNCTION=Abzweig</text:p>
          </table:table-cell>
          <table:table-cell table:style-name="ce16" table:formula="of:=IF(LEN(['Pacenotes List'.H153]) &gt; 0;IF(LEN(['Pacenotes List'.B153]) &gt; 0;['Pacenotes List'.B153] &amp; &quot;=&quot; &amp; ['Pacenotes List'.D153]);&quot;&quot;)" office:value-type="string" office:string-value="JUNCTION=Junction">
            <text:p>JUNCTION=Junction</text:p>
          </table:table-cell>
          <table:table-cell table:number-columns-repeated="1020"/>
        </table:table-row>
        <table:table-row table:style-name="ro6">
          <table:table-cell table:formula="of:=IF (LEN(['Pacenotes List'.H154]) &gt; 0; ['Pacenotes List'.H154]; &quot;&quot;)" office:value-type="string" office:string-value="ROAD">
            <text:p>ROAD</text:p>
          </table:table-cell>
          <table:table-cell table:style-name="ce16" table:formula="of:=IF(LEN(['Pacenotes List'.H154]) &gt; 0;&quot;[PACENOTE::&quot; &amp; ['Pacenotes List'.B154] &amp; &quot;]&quot; &amp; CHAR(10) &amp; IF(LEN(['Pacenotes List'.A154]) &gt; 0;&quot;id=&quot; &amp; ['Pacenotes List'.A154] &amp; CHAR(10);&quot;&quot;) &amp; &quot;Sounds=1&quot; &amp; CHAR(10) &amp; &quot;Snd0=&quot; &amp; LOWER(['Pacenotes List'.B154]) &amp; &quot;.ogg&quot; &amp; CHAR(10) &amp; IF(LEN(['Pacenotes List'.F154]) &gt; 0; &quot;link=&quot; &amp; ['Pacenotes List'.F154] &amp; CHAR(10);&quot;&quot;) &amp; IF(LEN(['Pacenotes List'.G154])&gt;0;&quot;standard=&quot; &amp; ['Pacenotes List'.G154] &amp; CHAR(10);&quot;&quot;) &amp; &quot;column=&quot; &amp; ['Pacenotes List'.I154] &amp; CHAR(10);&quot;&quot;)" office:value-type="string" office:string-value="[PACENOTE::CURVE]&#10;id=352&#10;Sounds=1&#10;Snd0=curve.ogg&#10;link=INTO&#10;column=1&#10;">
            <text:p>[PACENOTE::CURVE]<text:line-break/>id=352<text:line-break/>Sounds=1<text:line-break/>Snd0=curve.ogg<text:line-break/>link=INTO<text:line-break/>column=1<text:line-break/></text:p>
          </table:table-cell>
          <table:table-cell table:style-name="ce16" table:formula="of:=IF(LEN(['Pacenotes List'.H154]) &gt; 0;IF(LEN(['Pacenotes List'.B154]) &gt; 0;['Pacenotes List'.B154] &amp; &quot;=&quot; &amp; ['Pacenotes List'.C154]);&quot;&quot;)" office:value-type="string" office:string-value="CURVE=Kurve">
            <text:p>CURVE=Kurve</text:p>
          </table:table-cell>
          <table:table-cell table:style-name="ce16" table:formula="of:=IF(LEN(['Pacenotes List'.H154]) &gt; 0;IF(LEN(['Pacenotes List'.B154]) &gt; 0;['Pacenotes List'.B154] &amp; &quot;=&quot; &amp; ['Pacenotes List'.D154]);&quot;&quot;)" office:value-type="string" office:string-value="CURVE=Curve">
            <text:p>CURVE=Curve</text:p>
          </table:table-cell>
          <table:table-cell table:number-columns-repeated="1020"/>
        </table:table-row>
        <table:table-row table:style-name="ro6">
          <table:table-cell table:formula="of:=IF (LEN(['Pacenotes List'.H155]) &gt; 0; ['Pacenotes List'.H155]; &quot;&quot;)" office:value-type="string" office:string-value="ROAD">
            <text:p>ROAD</text:p>
          </table:table-cell>
          <table:table-cell table:style-name="ce16" table:formula="of:=IF(LEN(['Pacenotes List'.H155]) &gt; 0;&quot;[PACENOTE::&quot; &amp; ['Pacenotes List'.B155] &amp; &quot;]&quot; &amp; CHAR(10) &amp; IF(LEN(['Pacenotes List'.A155]) &gt; 0;&quot;id=&quot; &amp; ['Pacenotes List'.A155] &amp; CHAR(10);&quot;&quot;) &amp; &quot;Sounds=1&quot; &amp; CHAR(10) &amp; &quot;Snd0=&quot; &amp; LOWER(['Pacenotes List'.B155]) &amp; &quot;.ogg&quot; &amp; CHAR(10) &amp; IF(LEN(['Pacenotes List'.F155]) &gt; 0; &quot;link=&quot; &amp; ['Pacenotes List'.F155] &amp; CHAR(10);&quot;&quot;) &amp; IF(LEN(['Pacenotes List'.G155])&gt;0;&quot;standard=&quot; &amp; ['Pacenotes List'.G155] &amp; CHAR(10);&quot;&quot;) &amp; &quot;column=&quot; &amp; ['Pacenotes List'.I155] &amp; CHAR(10);&quot;&quot;)" office:value-type="string" office:string-value="[PACENOTE::TURN]&#10;id=353&#10;Sounds=1&#10;Snd0=turn.ogg&#10;link=INTO&#10;column=2&#10;">
            <text:p>[PACENOTE::TURN]<text:line-break/>id=353<text:line-break/>Sounds=1<text:line-break/>Snd0=turn.ogg<text:line-break/>link=INTO<text:line-break/>column=2<text:line-break/></text:p>
          </table:table-cell>
          <table:table-cell table:style-name="ce16" table:formula="of:=IF(LEN(['Pacenotes List'.H155]) &gt; 0;IF(LEN(['Pacenotes List'.B155]) &gt; 0;['Pacenotes List'.B155] &amp; &quot;=&quot; &amp; ['Pacenotes List'.C155]);&quot;&quot;)" office:value-type="string" office:string-value="TURN=Abbiegen">
            <text:p>TURN=Abbiegen</text:p>
          </table:table-cell>
          <table:table-cell table:style-name="ce16" table:formula="of:=IF(LEN(['Pacenotes List'.H155]) &gt; 0;IF(LEN(['Pacenotes List'.B155]) &gt; 0;['Pacenotes List'.B155] &amp; &quot;=&quot; &amp; ['Pacenotes List'.D155]);&quot;&quot;)" office:value-type="string" office:string-value="TURN=Turn">
            <text:p>TURN=Turn</text:p>
          </table:table-cell>
          <table:table-cell table:number-columns-repeated="1020"/>
        </table:table-row>
        <table:table-row table:style-name="ro6">
          <table:table-cell table:formula="of:=IF (LEN(['Pacenotes List'.H156]) &gt; 0; ['Pacenotes List'.H156]; &quot;&quot;)" office:value-type="string" office:string-value="CAUTIONS">
            <text:p>CAUTIONS</text:p>
          </table:table-cell>
          <table:table-cell table:style-name="ce16" table:formula="of:=IF(LEN(['Pacenotes List'.H156]) &gt; 0;&quot;[PACENOTE::&quot; &amp; ['Pacenotes List'.B156] &amp; &quot;]&quot; &amp; CHAR(10) &amp; IF(LEN(['Pacenotes List'.A156]) &gt; 0;&quot;id=&quot; &amp; ['Pacenotes List'.A156] &amp; CHAR(10);&quot;&quot;) &amp; &quot;Sounds=1&quot; &amp; CHAR(10) &amp; &quot;Snd0=&quot; &amp; LOWER(['Pacenotes List'.B156]) &amp; &quot;.ogg&quot; &amp; CHAR(10) &amp; IF(LEN(['Pacenotes List'.F156]) &gt; 0; &quot;link=&quot; &amp; ['Pacenotes List'.F156] &amp; CHAR(10);&quot;&quot;) &amp; IF(LEN(['Pacenotes List'.G156])&gt;0;&quot;standard=&quot; &amp; ['Pacenotes List'.G156] &amp; CHAR(10);&quot;&quot;) &amp; &quot;column=&quot; &amp; ['Pacenotes List'.I156] &amp; CHAR(10);&quot;&quot;)" office:value-type="string" office:string-value="[PACENOTE::STEEP_DROP]&#10;id=354&#10;Sounds=1&#10;Snd0=steep_drop.ogg&#10;column=3&#10;">
            <text:p>[PACENOTE::STEEP_DROP]<text:line-break/>id=354<text:line-break/>Sounds=1<text:line-break/>Snd0=steep_drop.ogg<text:line-break/>column=3<text:line-break/></text:p>
          </table:table-cell>
          <table:table-cell table:style-name="ce16" table:formula="of:=IF(LEN(['Pacenotes List'.H156]) &gt; 0;IF(LEN(['Pacenotes List'.B156]) &gt; 0;['Pacenotes List'.B156] &amp; &quot;=&quot; &amp; ['Pacenotes List'.C156]);&quot;&quot;)" office:value-type="string" office:string-value="STEEP_DROP=Steiler Abhang">
            <text:p>STEEP_DROP=Steiler Abhang</text:p>
          </table:table-cell>
          <table:table-cell table:style-name="ce16" table:formula="of:=IF(LEN(['Pacenotes List'.H156]) &gt; 0;IF(LEN(['Pacenotes List'.B156]) &gt; 0;['Pacenotes List'.B156] &amp; &quot;=&quot; &amp; ['Pacenotes List'.D156]);&quot;&quot;)" office:value-type="string" office:string-value="STEEP_DROP=Steep Drop">
            <text:p>STEEP_DROP=Steep Drop</text:p>
          </table:table-cell>
          <table:table-cell table:number-columns-repeated="1020"/>
        </table:table-row>
        <table:table-row table:style-name="ro6">
          <table:table-cell table:formula="of:=IF (LEN(['Pacenotes List'.H157]) &gt; 0; ['Pacenotes List'.H157]; &quot;&quot;)" office:value-type="string" office:string-value="ROAD">
            <text:p>ROAD</text:p>
          </table:table-cell>
          <table:table-cell table:style-name="ce16" table:formula="of:=IF(LEN(['Pacenotes List'.H157]) &gt; 0;&quot;[PACENOTE::&quot; &amp; ['Pacenotes List'.B157] &amp; &quot;]&quot; &amp; CHAR(10) &amp; IF(LEN(['Pacenotes List'.A157]) &gt; 0;&quot;id=&quot; &amp; ['Pacenotes List'.A157] &amp; CHAR(10);&quot;&quot;) &amp; &quot;Sounds=1&quot; &amp; CHAR(10) &amp; &quot;Snd0=&quot; &amp; LOWER(['Pacenotes List'.B157]) &amp; &quot;.ogg&quot; &amp; CHAR(10) &amp; IF(LEN(['Pacenotes List'.F157]) &gt; 0; &quot;link=&quot; &amp; ['Pacenotes List'.F157] &amp; CHAR(10);&quot;&quot;) &amp; IF(LEN(['Pacenotes List'.G157])&gt;0;&quot;standard=&quot; &amp; ['Pacenotes List'.G157] &amp; CHAR(10);&quot;&quot;) &amp; &quot;column=&quot; &amp; ['Pacenotes List'.I157] &amp; CHAR(10);&quot;&quot;)" office:value-type="string" office:string-value="[PACENOTE::BAD_CAMBER]&#10;id=355&#10;Sounds=1&#10;Snd0=bad_camber.ogg&#10;column=2&#10;">
            <text:p>[PACENOTE::BAD_CAMBER]<text:line-break/>id=355<text:line-break/>Sounds=1<text:line-break/>Snd0=bad_camber.ogg<text:line-break/>column=2<text:line-break/></text:p>
          </table:table-cell>
          <table:table-cell table:style-name="ce16" table:formula="of:=IF(LEN(['Pacenotes List'.H157]) &gt; 0;IF(LEN(['Pacenotes List'.B157]) &gt; 0;['Pacenotes List'.B157] &amp; &quot;=&quot; &amp; ['Pacenotes List'.C157]);&quot;&quot;)" office:value-type="string" office:string-value="BAD_CAMBER=Schlechte Wölbung">
            <text:p>BAD_CAMBER=Schlechte Wölbung</text:p>
          </table:table-cell>
          <table:table-cell table:style-name="ce16" table:formula="of:=IF(LEN(['Pacenotes List'.H157]) &gt; 0;IF(LEN(['Pacenotes List'.B157]) &gt; 0;['Pacenotes List'.B157] &amp; &quot;=&quot; &amp; ['Pacenotes List'.D157]);&quot;&quot;)" office:value-type="string" office:string-value="BAD_CAMBER=Bad Camber">
            <text:p>BAD_CAMBER=Bad Camber</text:p>
          </table:table-cell>
          <table:table-cell table:number-columns-repeated="1020"/>
        </table:table-row>
        <table:table-row table:style-name="ro6">
          <table:table-cell table:formula="of:=IF (LEN(['Pacenotes List'.H158]) &gt; 0; ['Pacenotes List'.H158]; &quot;&quot;)" office:value-type="string" office:string-value="CAUTIONS">
            <text:p>CAUTIONS</text:p>
          </table:table-cell>
          <table:table-cell table:style-name="ce16" table:formula="of:=IF(LEN(['Pacenotes List'.H158]) &gt; 0;&quot;[PACENOTE::&quot; &amp; ['Pacenotes List'.B158] &amp; &quot;]&quot; &amp; CHAR(10) &amp; IF(LEN(['Pacenotes List'.A158]) &gt; 0;&quot;id=&quot; &amp; ['Pacenotes List'.A158] &amp; CHAR(10);&quot;&quot;) &amp; &quot;Sounds=1&quot; &amp; CHAR(10) &amp; &quot;Snd0=&quot; &amp; LOWER(['Pacenotes List'.B158]) &amp; &quot;.ogg&quot; &amp; CHAR(10) &amp; IF(LEN(['Pacenotes List'.F158]) &gt; 0; &quot;link=&quot; &amp; ['Pacenotes List'.F158] &amp; CHAR(10);&quot;&quot;) &amp; IF(LEN(['Pacenotes List'.G158])&gt;0;&quot;standard=&quot; &amp; ['Pacenotes List'.G158] &amp; CHAR(10);&quot;&quot;) &amp; &quot;column=&quot; &amp; ['Pacenotes List'.I158] &amp; CHAR(10);&quot;&quot;)" office:value-type="string" office:string-value="[PACENOTE::SHOULDER]&#10;id=356&#10;Sounds=1&#10;Snd0=shoulder.ogg&#10;column=3&#10;">
            <text:p>[PACENOTE::SHOULDER]<text:line-break/>id=356<text:line-break/>Sounds=1<text:line-break/>Snd0=shoulder.ogg<text:line-break/>column=3<text:line-break/></text:p>
          </table:table-cell>
          <table:table-cell table:style-name="ce16" table:formula="of:=IF(LEN(['Pacenotes List'.H158]) &gt; 0;IF(LEN(['Pacenotes List'.B158]) &gt; 0;['Pacenotes List'.B158] &amp; &quot;=&quot; &amp; ['Pacenotes List'.C158]);&quot;&quot;)" office:value-type="string" office:string-value="SHOULDER=Bankett">
            <text:p>SHOULDER=Bankett</text:p>
          </table:table-cell>
          <table:table-cell table:style-name="ce16" table:formula="of:=IF(LEN(['Pacenotes List'.H158]) &gt; 0;IF(LEN(['Pacenotes List'.B158]) &gt; 0;['Pacenotes List'.B158] &amp; &quot;=&quot; &amp; ['Pacenotes List'.D158]);&quot;&quot;)" office:value-type="string" office:string-value="SHOULDER=Shoulder">
            <text:p>SHOULDER=Shoulder</text:p>
          </table:table-cell>
          <table:table-cell table:number-columns-repeated="1020"/>
        </table:table-row>
        <table:table-row table:style-name="ro6">
          <table:table-cell table:formula="of:=IF (LEN(['Pacenotes List'.H159]) &gt; 0; ['Pacenotes List'.H159]; &quot;&quot;)" office:value-type="string" office:string-value="CAUTIONS">
            <text:p>CAUTIONS</text:p>
          </table:table-cell>
          <table:table-cell table:style-name="ce16" table:formula="of:=IF(LEN(['Pacenotes List'.H159]) &gt; 0;&quot;[PACENOTE::&quot; &amp; ['Pacenotes List'.B159] &amp; &quot;]&quot; &amp; CHAR(10) &amp; IF(LEN(['Pacenotes List'.A159]) &gt; 0;&quot;id=&quot; &amp; ['Pacenotes List'.A159] &amp; CHAR(10);&quot;&quot;) &amp; &quot;Sounds=1&quot; &amp; CHAR(10) &amp; &quot;Snd0=&quot; &amp; LOWER(['Pacenotes List'.B159]) &amp; &quot;.ogg&quot; &amp; CHAR(10) &amp; IF(LEN(['Pacenotes List'.F159]) &gt; 0; &quot;link=&quot; &amp; ['Pacenotes List'.F159] &amp; CHAR(10);&quot;&quot;) &amp; IF(LEN(['Pacenotes List'.G159])&gt;0;&quot;standard=&quot; &amp; ['Pacenotes List'.G159] &amp; CHAR(10);&quot;&quot;) &amp; &quot;column=&quot; &amp; ['Pacenotes List'.I159] &amp; CHAR(10);&quot;&quot;)" office:value-type="string" office:string-value="[PACENOTE::STEEP_HILL]&#10;id=357&#10;Sounds=1&#10;Snd0=steep_hill.ogg&#10;column=2&#10;">
            <text:p>[PACENOTE::STEEP_HILL]<text:line-break/>id=357<text:line-break/>Sounds=1<text:line-break/>Snd0=steep_hill.ogg<text:line-break/>column=2<text:line-break/></text:p>
          </table:table-cell>
          <table:table-cell table:style-name="ce16" table:formula="of:=IF(LEN(['Pacenotes List'.H159]) &gt; 0;IF(LEN(['Pacenotes List'.B159]) &gt; 0;['Pacenotes List'.B159] &amp; &quot;=&quot; &amp; ['Pacenotes List'.C159]);&quot;&quot;)" office:value-type="string" office:string-value="STEEP_HILL=Steiles Gefälle">
            <text:p>STEEP_HILL=Steiles Gefälle</text:p>
          </table:table-cell>
          <table:table-cell table:style-name="ce16" table:formula="of:=IF(LEN(['Pacenotes List'.H159]) &gt; 0;IF(LEN(['Pacenotes List'.B159]) &gt; 0;['Pacenotes List'.B159] &amp; &quot;=&quot; &amp; ['Pacenotes List'.D159]);&quot;&quot;)" office:value-type="string" office:string-value="STEEP_HILL=Steep Hill">
            <text:p>STEEP_HILL=Steep Hill</text:p>
          </table:table-cell>
          <table:table-cell table:number-columns-repeated="1020"/>
        </table:table-row>
        <table:table-row table:style-name="ro6">
          <table:table-cell table:formula="of:=IF (LEN(['Pacenotes List'.H160]) &gt; 0; ['Pacenotes List'.H160]; &quot;&quot;)" office:value-type="string" office:string-value="CAUTIONS">
            <text:p>CAUTIONS</text:p>
          </table:table-cell>
          <table:table-cell table:style-name="ce16" table:formula="of:=IF(LEN(['Pacenotes List'.H160]) &gt; 0;&quot;[PACENOTE::&quot; &amp; ['Pacenotes List'.B160] &amp; &quot;]&quot; &amp; CHAR(10) &amp; IF(LEN(['Pacenotes List'.A160]) &gt; 0;&quot;id=&quot; &amp; ['Pacenotes List'.A160] &amp; CHAR(10);&quot;&quot;) &amp; &quot;Sounds=1&quot; &amp; CHAR(10) &amp; &quot;Snd0=&quot; &amp; LOWER(['Pacenotes List'.B160]) &amp; &quot;.ogg&quot; &amp; CHAR(10) &amp; IF(LEN(['Pacenotes List'.F160]) &gt; 0; &quot;link=&quot; &amp; ['Pacenotes List'.F160] &amp; CHAR(10);&quot;&quot;) &amp; IF(LEN(['Pacenotes List'.G160])&gt;0;&quot;standard=&quot; &amp; ['Pacenotes List'.G160] &amp; CHAR(10);&quot;&quot;) &amp; &quot;column=&quot; &amp; ['Pacenotes List'.I160] &amp; CHAR(10);&quot;&quot;)" office:value-type="string" office:string-value="[PACENOTE::STEEP_INCLINE]&#10;id=358&#10;Sounds=1&#10;Snd0=steep_incline.ogg&#10;column=1&#10;">
            <text:p>[PACENOTE::STEEP_INCLINE]<text:line-break/>id=358<text:line-break/>Sounds=1<text:line-break/>Snd0=steep_incline.ogg<text:line-break/>column=1<text:line-break/></text:p>
          </table:table-cell>
          <table:table-cell table:style-name="ce16" table:formula="of:=IF(LEN(['Pacenotes List'.H160]) &gt; 0;IF(LEN(['Pacenotes List'.B160]) &gt; 0;['Pacenotes List'.B160] &amp; &quot;=&quot; &amp; ['Pacenotes List'.C160]);&quot;&quot;)" office:value-type="string" office:string-value="STEEP_INCLINE=Steiler Anstieg">
            <text:p>STEEP_INCLINE=Steiler Anstieg</text:p>
          </table:table-cell>
          <table:table-cell table:style-name="ce16" table:formula="of:=IF(LEN(['Pacenotes List'.H160]) &gt; 0;IF(LEN(['Pacenotes List'.B160]) &gt; 0;['Pacenotes List'.B160] &amp; &quot;=&quot; &amp; ['Pacenotes List'.D160]);&quot;&quot;)" office:value-type="string" office:string-value="STEEP_INCLINE=Steep Incline">
            <text:p>STEEP_INCLINE=Steep Incline</text:p>
          </table:table-cell>
          <table:table-cell table:number-columns-repeated="1020"/>
        </table:table-row>
        <table:table-row table:style-name="ro6">
          <table:table-cell table:formula="of:=IF (LEN(['Pacenotes List'.H161]) &gt; 0; ['Pacenotes List'.H161]; &quot;&quot;)" office:value-type="string" office:string-value="CAUTIONS">
            <text:p>CAUTIONS</text:p>
          </table:table-cell>
          <table:table-cell table:style-name="ce16" table:formula="of:=IF(LEN(['Pacenotes List'.H161]) &gt; 0;&quot;[PACENOTE::&quot; &amp; ['Pacenotes List'.B161] &amp; &quot;]&quot; &amp; CHAR(10) &amp; IF(LEN(['Pacenotes List'.A161]) &gt; 0;&quot;id=&quot; &amp; ['Pacenotes List'.A161] &amp; CHAR(10);&quot;&quot;) &amp; &quot;Sounds=1&quot; &amp; CHAR(10) &amp; &quot;Snd0=&quot; &amp; LOWER(['Pacenotes List'.B161]) &amp; &quot;.ogg&quot; &amp; CHAR(10) &amp; IF(LEN(['Pacenotes List'.F161]) &gt; 0; &quot;link=&quot; &amp; ['Pacenotes List'.F161] &amp; CHAR(10);&quot;&quot;) &amp; IF(LEN(['Pacenotes List'.G161])&gt;0;&quot;standard=&quot; &amp; ['Pacenotes List'.G161] &amp; CHAR(10);&quot;&quot;) &amp; &quot;column=&quot; &amp; ['Pacenotes List'.I161] &amp; CHAR(10);&quot;&quot;)" office:value-type="string" office:string-value="[PACENOTE::STEEP_SLOPE]&#10;id=359&#10;Sounds=1&#10;Snd0=steep_slope.ogg&#10;column=0&#10;">
            <text:p>[PACENOTE::STEEP_SLOPE]<text:line-break/>id=359<text:line-break/>Sounds=1<text:line-break/>Snd0=steep_slope.ogg<text:line-break/>column=0<text:line-break/></text:p>
          </table:table-cell>
          <table:table-cell table:style-name="ce16" table:formula="of:=IF(LEN(['Pacenotes List'.H161]) &gt; 0;IF(LEN(['Pacenotes List'.B161]) &gt; 0;['Pacenotes List'.B161] &amp; &quot;=&quot; &amp; ['Pacenotes List'.C161]);&quot;&quot;)" office:value-type="string" office:string-value="STEEP_SLOPE=Steilhang">
            <text:p>STEEP_SLOPE=Steilhang</text:p>
          </table:table-cell>
          <table:table-cell table:style-name="ce16" table:formula="of:=IF(LEN(['Pacenotes List'.H161]) &gt; 0;IF(LEN(['Pacenotes List'.B161]) &gt; 0;['Pacenotes List'.B161] &amp; &quot;=&quot; &amp; ['Pacenotes List'.D161]);&quot;&quot;)" office:value-type="string" office:string-value="STEEP_SLOPE=Steep Slope">
            <text:p>STEEP_SLOPE=Steep Slope</text:p>
          </table:table-cell>
          <table:table-cell table:number-columns-repeated="1020"/>
        </table:table-row>
        <table:table-row table:style-name="ro6">
          <table:table-cell table:formula="of:=IF (LEN(['Pacenotes List'.H162]) &gt; 0; ['Pacenotes List'.H162]; &quot;&quot;)">
            <text:p/>
          </table:table-cell>
          <table:table-cell table:style-name="ce16" table:formula="of:=IF(LEN(['Pacenotes List'.H162]) &gt; 0;&quot;[PACENOTE::&quot; &amp; ['Pacenotes List'.B162] &amp; &quot;]&quot; &amp; CHAR(10) &amp; IF(LEN(['Pacenotes List'.A162]) &gt; 0;&quot;id=&quot; &amp; ['Pacenotes List'.A162] &amp; CHAR(10);&quot;&quot;) &amp; &quot;Sounds=1&quot; &amp; CHAR(10) &amp; &quot;Snd0=&quot; &amp; LOWER(['Pacenotes List'.B162]) &amp; &quot;.ogg&quot; &amp; CHAR(10) &amp; IF(LEN(['Pacenotes List'.F162]) &gt; 0; &quot;link=&quot; &amp; ['Pacenotes List'.F162] &amp; CHAR(10);&quot;&quot;) &amp; IF(LEN(['Pacenotes List'.G162])&gt;0;&quot;standard=&quot; &amp; ['Pacenotes List'.G162] &amp; CHAR(10);&quot;&quot;) &amp; &quot;column=&quot; &amp; ['Pacenotes List'.I162] &amp; CHAR(10);&quot;&quot;)">
            <text:p/>
          </table:table-cell>
          <table:table-cell table:style-name="ce16" table:formula="of:=IF(LEN(['Pacenotes List'.H162]) &gt; 0;IF(LEN(['Pacenotes List'.B162]) &gt; 0;['Pacenotes List'.B162] &amp; &quot;=&quot; &amp; ['Pacenotes List'.C162]);&quot;&quot;)">
            <text:p/>
          </table:table-cell>
          <table:table-cell table:style-name="ce16" table:formula="of:=IF(LEN(['Pacenotes List'.H162]) &gt; 0;IF(LEN(['Pacenotes List'.B162]) &gt; 0;['Pacenotes List'.B162] &amp; &quot;=&quot; &amp; ['Pacenotes List'.D162]);&quot;&quot;)">
            <text:p/>
          </table:table-cell>
          <table:table-cell table:number-columns-repeated="1020"/>
        </table:table-row>
        <table:table-row table:style-name="ro6">
          <table:table-cell table:formula="of:=IF (LEN(['Pacenotes List'.H163]) &gt; 0; ['Pacenotes List'.H163]; &quot;&quot;)" office:value-type="string" office:string-value="CAUTIONS">
            <text:p>CAUTIONS</text:p>
          </table:table-cell>
          <table:table-cell table:style-name="ce16" table:formula="of:=IF(LEN(['Pacenotes List'.H163]) &gt; 0;&quot;[PACENOTE::&quot; &amp; ['Pacenotes List'.B163] &amp; &quot;]&quot; &amp; CHAR(10) &amp; IF(LEN(['Pacenotes List'.A163]) &gt; 0;&quot;id=&quot; &amp; ['Pacenotes List'.A163] &amp; CHAR(10);&quot;&quot;) &amp; &quot;Sounds=1&quot; &amp; CHAR(10) &amp; &quot;Snd0=&quot; &amp; LOWER(['Pacenotes List'.B163]) &amp; &quot;.ogg&quot; &amp; CHAR(10) &amp; IF(LEN(['Pacenotes List'.F163]) &gt; 0; &quot;link=&quot; &amp; ['Pacenotes List'.F163] &amp; CHAR(10);&quot;&quot;) &amp; IF(LEN(['Pacenotes List'.G163])&gt;0;&quot;standard=&quot; &amp; ['Pacenotes List'.G163] &amp; CHAR(10);&quot;&quot;) &amp; &quot;column=&quot; &amp; ['Pacenotes List'.I163] &amp; CHAR(10);&quot;&quot;)" office:value-type="string" office:string-value="[PACENOTE::DIP]&#10;id=361&#10;Sounds=1&#10;Snd0=dip.ogg&#10;column=0&#10;">
            <text:p>[PACENOTE::DIP]<text:line-break/>id=361<text:line-break/>Sounds=1<text:line-break/>Snd0=dip.ogg<text:line-break/>column=0<text:line-break/></text:p>
          </table:table-cell>
          <table:table-cell table:style-name="ce16" table:formula="of:=IF(LEN(['Pacenotes List'.H163]) &gt; 0;IF(LEN(['Pacenotes List'.B163]) &gt; 0;['Pacenotes List'.B163] &amp; &quot;=&quot; &amp; ['Pacenotes List'.C163]);&quot;&quot;)" office:value-type="string" office:string-value="DIP=Abhang">
            <text:p>DIP=Abhang</text:p>
          </table:table-cell>
          <table:table-cell table:style-name="ce16" table:formula="of:=IF(LEN(['Pacenotes List'.H163]) &gt; 0;IF(LEN(['Pacenotes List'.B163]) &gt; 0;['Pacenotes List'.B163] &amp; &quot;=&quot; &amp; ['Pacenotes List'.D163]);&quot;&quot;)" office:value-type="string" office:string-value="DIP=Dip">
            <text:p>DIP=Dip</text:p>
          </table:table-cell>
          <table:table-cell table:number-columns-repeated="1020"/>
        </table:table-row>
        <table:table-row table:style-name="ro6">
          <table:table-cell table:formula="of:=IF (LEN(['Pacenotes List'.H164]) &gt; 0; ['Pacenotes List'.H164]; &quot;&quot;)" office:value-type="string" office:string-value="ROAD">
            <text:p>ROAD</text:p>
          </table:table-cell>
          <table:table-cell table:style-name="ce16" table:formula="of:=IF(LEN(['Pacenotes List'.H164]) &gt; 0;&quot;[PACENOTE::&quot; &amp; ['Pacenotes List'.B164] &amp; &quot;]&quot; &amp; CHAR(10) &amp; IF(LEN(['Pacenotes List'.A164]) &gt; 0;&quot;id=&quot; &amp; ['Pacenotes List'.A164] &amp; CHAR(10);&quot;&quot;) &amp; &quot;Sounds=1&quot; &amp; CHAR(10) &amp; &quot;Snd0=&quot; &amp; LOWER(['Pacenotes List'.B164]) &amp; &quot;.ogg&quot; &amp; CHAR(10) &amp; IF(LEN(['Pacenotes List'.F164]) &gt; 0; &quot;link=&quot; &amp; ['Pacenotes List'.F164] &amp; CHAR(10);&quot;&quot;) &amp; IF(LEN(['Pacenotes List'.G164])&gt;0;&quot;standard=&quot; &amp; ['Pacenotes List'.G164] &amp; CHAR(10);&quot;&quot;) &amp; &quot;column=&quot; &amp; ['Pacenotes List'.I164] &amp; CHAR(10);&quot;&quot;)" office:value-type="string" office:string-value="[PACENOTE::DROPS]&#10;id=362&#10;Sounds=1&#10;Snd0=drops.ogg&#10;column=2&#10;">
            <text:p>[PACENOTE::DROPS]<text:line-break/>id=362<text:line-break/>Sounds=1<text:line-break/>Snd0=drops.ogg<text:line-break/>column=2<text:line-break/></text:p>
          </table:table-cell>
          <table:table-cell table:style-name="ce16" table:formula="of:=IF(LEN(['Pacenotes List'.H164]) &gt; 0;IF(LEN(['Pacenotes List'.B164]) &gt; 0;['Pacenotes List'.B164] &amp; &quot;=&quot; &amp; ['Pacenotes List'.C164]);&quot;&quot;)" office:value-type="string" office:string-value="DROPS=Absturz">
            <text:p>DROPS=Absturz</text:p>
          </table:table-cell>
          <table:table-cell table:style-name="ce16" table:formula="of:=IF(LEN(['Pacenotes List'.H164]) &gt; 0;IF(LEN(['Pacenotes List'.B164]) &gt; 0;['Pacenotes List'.B164] &amp; &quot;=&quot; &amp; ['Pacenotes List'.D164]);&quot;&quot;)" office:value-type="string" office:string-value="DROPS=Drops">
            <text:p>DROPS=Drops</text:p>
          </table:table-cell>
          <table:table-cell table:number-columns-repeated="1020"/>
        </table:table-row>
        <table:table-row table:style-name="ro6">
          <table:table-cell table:formula="of:=IF (LEN(['Pacenotes List'.H165]) &gt; 0; ['Pacenotes List'.H165]; &quot;&quot;)" office:value-type="string" office:string-value="ROAD">
            <text:p>ROAD</text:p>
          </table:table-cell>
          <table:table-cell table:style-name="ce16" table:formula="of:=IF(LEN(['Pacenotes List'.H165]) &gt; 0;&quot;[PACENOTE::&quot; &amp; ['Pacenotes List'.B165] &amp; &quot;]&quot; &amp; CHAR(10) &amp; IF(LEN(['Pacenotes List'.A165]) &gt; 0;&quot;id=&quot; &amp; ['Pacenotes List'.A165] &amp; CHAR(10);&quot;&quot;) &amp; &quot;Sounds=1&quot; &amp; CHAR(10) &amp; &quot;Snd0=&quot; &amp; LOWER(['Pacenotes List'.B165]) &amp; &quot;.ogg&quot; &amp; CHAR(10) &amp; IF(LEN(['Pacenotes List'.F165]) &gt; 0; &quot;link=&quot; &amp; ['Pacenotes List'.F165] &amp; CHAR(10);&quot;&quot;) &amp; IF(LEN(['Pacenotes List'.G165])&gt;0;&quot;standard=&quot; &amp; ['Pacenotes List'.G165] &amp; CHAR(10);&quot;&quot;) &amp; &quot;column=&quot; &amp; ['Pacenotes List'.I165] &amp; CHAR(10);&quot;&quot;)" office:value-type="string" office:string-value="[PACENOTE::DROPS_LEFT]&#10;id=363&#10;Sounds=1&#10;Snd0=drops_left.ogg&#10;column=0&#10;">
            <text:p>[PACENOTE::DROPS_LEFT]<text:line-break/>id=363<text:line-break/>Sounds=1<text:line-break/>Snd0=drops_left.ogg<text:line-break/>column=0<text:line-break/></text:p>
          </table:table-cell>
          <table:table-cell table:style-name="ce16" table:formula="of:=IF(LEN(['Pacenotes List'.H165]) &gt; 0;IF(LEN(['Pacenotes List'.B165]) &gt; 0;['Pacenotes List'.B165] &amp; &quot;=&quot; &amp; ['Pacenotes List'.C165]);&quot;&quot;)" office:value-type="string" office:string-value="DROPS_LEFT=Absturz Links">
            <text:p>DROPS_LEFT=Absturz Links</text:p>
          </table:table-cell>
          <table:table-cell table:style-name="ce16" table:formula="of:=IF(LEN(['Pacenotes List'.H165]) &gt; 0;IF(LEN(['Pacenotes List'.B165]) &gt; 0;['Pacenotes List'.B165] &amp; &quot;=&quot; &amp; ['Pacenotes List'.D165]);&quot;&quot;)" office:value-type="string" office:string-value="DROPS_LEFT=Drops Left">
            <text:p>DROPS_LEFT=Drops Left</text:p>
          </table:table-cell>
          <table:table-cell table:number-columns-repeated="1020"/>
        </table:table-row>
        <table:table-row table:style-name="ro6">
          <table:table-cell table:formula="of:=IF (LEN(['Pacenotes List'.H166]) &gt; 0; ['Pacenotes List'.H166]; &quot;&quot;)" office:value-type="string" office:string-value="ROAD">
            <text:p>ROAD</text:p>
          </table:table-cell>
          <table:table-cell table:style-name="ce16" table:formula="of:=IF(LEN(['Pacenotes List'.H166]) &gt; 0;&quot;[PACENOTE::&quot; &amp; ['Pacenotes List'.B166] &amp; &quot;]&quot; &amp; CHAR(10) &amp; IF(LEN(['Pacenotes List'.A166]) &gt; 0;&quot;id=&quot; &amp; ['Pacenotes List'.A166] &amp; CHAR(10);&quot;&quot;) &amp; &quot;Sounds=1&quot; &amp; CHAR(10) &amp; &quot;Snd0=&quot; &amp; LOWER(['Pacenotes List'.B166]) &amp; &quot;.ogg&quot; &amp; CHAR(10) &amp; IF(LEN(['Pacenotes List'.F166]) &gt; 0; &quot;link=&quot; &amp; ['Pacenotes List'.F166] &amp; CHAR(10);&quot;&quot;) &amp; IF(LEN(['Pacenotes List'.G166])&gt;0;&quot;standard=&quot; &amp; ['Pacenotes List'.G166] &amp; CHAR(10);&quot;&quot;) &amp; &quot;column=&quot; &amp; ['Pacenotes List'.I166] &amp; CHAR(10);&quot;&quot;)" office:value-type="string" office:string-value="[PACENOTE::DROPS_RIGHT]&#10;id=364&#10;Sounds=1&#10;Snd0=drops_right.ogg&#10;column=1&#10;">
            <text:p>[PACENOTE::DROPS_RIGHT]<text:line-break/>id=364<text:line-break/>Sounds=1<text:line-break/>Snd0=drops_right.ogg<text:line-break/>column=1<text:line-break/></text:p>
          </table:table-cell>
          <table:table-cell table:style-name="ce16" table:formula="of:=IF(LEN(['Pacenotes List'.H166]) &gt; 0;IF(LEN(['Pacenotes List'.B166]) &gt; 0;['Pacenotes List'.B166] &amp; &quot;=&quot; &amp; ['Pacenotes List'.C166]);&quot;&quot;)" office:value-type="string" office:string-value="DROPS_RIGHT=Absturz Rechts">
            <text:p>DROPS_RIGHT=Absturz Rechts</text:p>
          </table:table-cell>
          <table:table-cell table:style-name="ce16" table:formula="of:=IF(LEN(['Pacenotes List'.H166]) &gt; 0;IF(LEN(['Pacenotes List'.B166]) &gt; 0;['Pacenotes List'.B166] &amp; &quot;=&quot; &amp; ['Pacenotes List'.D166]);&quot;&quot;)" office:value-type="string" office:string-value="DROPS_RIGHT=Drops Right">
            <text:p>DROPS_RIGHT=Drops Right</text:p>
          </table:table-cell>
          <table:table-cell table:number-columns-repeated="1020"/>
        </table:table-row>
        <table:table-row table:style-name="ro6">
          <table:table-cell table:formula="of:=IF (LEN(['Pacenotes List'.H167]) &gt; 0; ['Pacenotes List'.H167]; &quot;&quot;)" office:value-type="string" office:string-value="ROAD">
            <text:p>ROAD</text:p>
          </table:table-cell>
          <table:table-cell table:style-name="ce16" table:formula="of:=IF(LEN(['Pacenotes List'.H167]) &gt; 0;&quot;[PACENOTE::&quot; &amp; ['Pacenotes List'.B167] &amp; &quot;]&quot; &amp; CHAR(10) &amp; IF(LEN(['Pacenotes List'.A167]) &gt; 0;&quot;id=&quot; &amp; ['Pacenotes List'.A167] &amp; CHAR(10);&quot;&quot;) &amp; &quot;Sounds=1&quot; &amp; CHAR(10) &amp; &quot;Snd0=&quot; &amp; LOWER(['Pacenotes List'.B167]) &amp; &quot;.ogg&quot; &amp; CHAR(10) &amp; IF(LEN(['Pacenotes List'.F167]) &gt; 0; &quot;link=&quot; &amp; ['Pacenotes List'.F167] &amp; CHAR(10);&quot;&quot;) &amp; IF(LEN(['Pacenotes List'.G167])&gt;0;&quot;standard=&quot; &amp; ['Pacenotes List'.G167] &amp; CHAR(10);&quot;&quot;) &amp; &quot;column=&quot; &amp; ['Pacenotes List'.I167] &amp; CHAR(10);&quot;&quot;)" office:value-type="string" office:string-value="[PACENOTE::FORK_LEFT]&#10;id=365&#10;Sounds=1&#10;Snd0=fork_left.ogg&#10;link=INTO&#10;column=2&#10;">
            <text:p>[PACENOTE::FORK_LEFT]<text:line-break/>id=365<text:line-break/>Sounds=1<text:line-break/>Snd0=fork_left.ogg<text:line-break/>link=INTO<text:line-break/>column=2<text:line-break/></text:p>
          </table:table-cell>
          <table:table-cell table:style-name="ce16" table:formula="of:=IF(LEN(['Pacenotes List'.H167]) &gt; 0;IF(LEN(['Pacenotes List'.B167]) &gt; 0;['Pacenotes List'.B167] &amp; &quot;=&quot; &amp; ['Pacenotes List'.C167]);&quot;&quot;)" office:value-type="string" office:string-value="FORK_LEFT=Gabelung Links">
            <text:p>FORK_LEFT=Gabelung Links</text:p>
          </table:table-cell>
          <table:table-cell table:style-name="ce16" table:formula="of:=IF(LEN(['Pacenotes List'.H167]) &gt; 0;IF(LEN(['Pacenotes List'.B167]) &gt; 0;['Pacenotes List'.B167] &amp; &quot;=&quot; &amp; ['Pacenotes List'.D167]);&quot;&quot;)" office:value-type="string" office:string-value="FORK_LEFT=Fork Left">
            <text:p>FORK_LEFT=Fork Left</text:p>
          </table:table-cell>
          <table:table-cell table:number-columns-repeated="1020"/>
        </table:table-row>
        <table:table-row table:style-name="ro6">
          <table:table-cell table:formula="of:=IF (LEN(['Pacenotes List'.H168]) &gt; 0; ['Pacenotes List'.H168]; &quot;&quot;)" office:value-type="string" office:string-value="ROAD">
            <text:p>ROAD</text:p>
          </table:table-cell>
          <table:table-cell table:style-name="ce16" table:formula="of:=IF(LEN(['Pacenotes List'.H168]) &gt; 0;&quot;[PACENOTE::&quot; &amp; ['Pacenotes List'.B168] &amp; &quot;]&quot; &amp; CHAR(10) &amp; IF(LEN(['Pacenotes List'.A168]) &gt; 0;&quot;id=&quot; &amp; ['Pacenotes List'.A168] &amp; CHAR(10);&quot;&quot;) &amp; &quot;Sounds=1&quot; &amp; CHAR(10) &amp; &quot;Snd0=&quot; &amp; LOWER(['Pacenotes List'.B168]) &amp; &quot;.ogg&quot; &amp; CHAR(10) &amp; IF(LEN(['Pacenotes List'.F168]) &gt; 0; &quot;link=&quot; &amp; ['Pacenotes List'.F168] &amp; CHAR(10);&quot;&quot;) &amp; IF(LEN(['Pacenotes List'.G168])&gt;0;&quot;standard=&quot; &amp; ['Pacenotes List'.G168] &amp; CHAR(10);&quot;&quot;) &amp; &quot;column=&quot; &amp; ['Pacenotes List'.I168] &amp; CHAR(10);&quot;&quot;)" office:value-type="string" office:string-value="[PACENOTE::FORK_RIGHT]&#10;id=366&#10;Sounds=1&#10;Snd0=fork_right.ogg&#10;link=INTO&#10;column=3&#10;">
            <text:p>[PACENOTE::FORK_RIGHT]<text:line-break/>id=366<text:line-break/>Sounds=1<text:line-break/>Snd0=fork_right.ogg<text:line-break/>link=INTO<text:line-break/>column=3<text:line-break/></text:p>
          </table:table-cell>
          <table:table-cell table:style-name="ce16" table:formula="of:=IF(LEN(['Pacenotes List'.H168]) &gt; 0;IF(LEN(['Pacenotes List'.B168]) &gt; 0;['Pacenotes List'.B168] &amp; &quot;=&quot; &amp; ['Pacenotes List'.C168]);&quot;&quot;)" office:value-type="string" office:string-value="FORK_RIGHT=Gabelung Rechts">
            <text:p>FORK_RIGHT=Gabelung Rechts</text:p>
          </table:table-cell>
          <table:table-cell table:style-name="ce16" table:formula="of:=IF(LEN(['Pacenotes List'.H168]) &gt; 0;IF(LEN(['Pacenotes List'.B168]) &gt; 0;['Pacenotes List'.B168] &amp; &quot;=&quot; &amp; ['Pacenotes List'.D168]);&quot;&quot;)" office:value-type="string" office:string-value="FORK_RIGHT=Fork Right">
            <text:p>FORK_RIGHT=Fork Right</text:p>
          </table:table-cell>
          <table:table-cell table:number-columns-repeated="1020"/>
        </table:table-row>
        <table:table-row table:style-name="ro4">
          <table:table-cell table:formula="of:=IF (LEN(['Pacenotes List'.H169]) &gt; 0; ['Pacenotes List'.H169]; &quot;&quot;)" office:value-type="string" office:string-value="ROAD">
            <text:p>ROAD</text:p>
          </table:table-cell>
          <table:table-cell table:style-name="ce16" table:formula="of:=IF(LEN(['Pacenotes List'.H169]) &gt; 0;&quot;[PACENOTE::&quot; &amp; ['Pacenotes List'.B169] &amp; &quot;]&quot; &amp; CHAR(10) &amp; IF(LEN(['Pacenotes List'.A169]) &gt; 0;&quot;id=&quot; &amp; ['Pacenotes List'.A169] &amp; CHAR(10);&quot;&quot;) &amp; &quot;Sounds=1&quot; &amp; CHAR(10) &amp; &quot;Snd0=&quot; &amp; LOWER(['Pacenotes List'.B169]) &amp; &quot;.ogg&quot; &amp; CHAR(10) &amp; IF(LEN(['Pacenotes List'.F169]) &gt; 0; &quot;link=&quot; &amp; ['Pacenotes List'.F169] &amp; CHAR(10);&quot;&quot;) &amp; IF(LEN(['Pacenotes List'.G169])&gt;0;&quot;standard=&quot; &amp; ['Pacenotes List'.G169] &amp; CHAR(10);&quot;&quot;) &amp; &quot;column=&quot; &amp; ['Pacenotes List'.I169] &amp; CHAR(10);&quot;&quot;)" office:value-type="string" office:string-value="[PACENOTE::NEGATIVE_CAMBER]&#10;id=367&#10;Sounds=1&#10;Snd0=negative_camber.ogg&#10;column=0&#10;">
            <text:p>[PACENOTE::NEGATIVE_CAMBER]<text:line-break/>id=367<text:line-break/>Sounds=1<text:line-break/>Snd0=negative_camber.ogg<text:line-break/>column=0<text:line-break/></text:p>
          </table:table-cell>
          <table:table-cell table:style-name="ce16" table:formula="of:=IF(LEN(['Pacenotes List'.H169]) &gt; 0;IF(LEN(['Pacenotes List'.B169]) &gt; 0;['Pacenotes List'.B169] &amp; &quot;=&quot; &amp; ['Pacenotes List'.C169]);&quot;&quot;)" office:value-type="string" office:string-value="NEGATIVE_CAMBER=Hängt Aussen">
            <text:p>NEGATIVE_CAMBER=Hängt Aussen</text:p>
          </table:table-cell>
          <table:table-cell table:style-name="ce16" table:formula="of:=IF(LEN(['Pacenotes List'.H169]) &gt; 0;IF(LEN(['Pacenotes List'.B169]) &gt; 0;['Pacenotes List'.B169] &amp; &quot;=&quot; &amp; ['Pacenotes List'.D169]);&quot;&quot;)" office:value-type="string" office:string-value="NEGATIVE_CAMBER=Negative Camber">
            <text:p>NEGATIVE_CAMBER=Negative Camber</text:p>
          </table:table-cell>
          <table:table-cell table:number-columns-repeated="1020"/>
        </table:table-row>
        <table:table-row table:style-name="ro4">
          <table:table-cell table:formula="of:=IF (LEN(['Pacenotes List'.H170]) &gt; 0; ['Pacenotes List'.H170]; &quot;&quot;)" office:value-type="string" office:string-value="ROAD">
            <text:p>ROAD</text:p>
          </table:table-cell>
          <table:table-cell table:style-name="ce16" table:formula="of:=IF(LEN(['Pacenotes List'.H170]) &gt; 0;&quot;[PACENOTE::&quot; &amp; ['Pacenotes List'.B170] &amp; &quot;]&quot; &amp; CHAR(10) &amp; IF(LEN(['Pacenotes List'.A170]) &gt; 0;&quot;id=&quot; &amp; ['Pacenotes List'.A170] &amp; CHAR(10);&quot;&quot;) &amp; &quot;Sounds=1&quot; &amp; CHAR(10) &amp; &quot;Snd0=&quot; &amp; LOWER(['Pacenotes List'.B170]) &amp; &quot;.ogg&quot; &amp; CHAR(10) &amp; IF(LEN(['Pacenotes List'.F170]) &gt; 0; &quot;link=&quot; &amp; ['Pacenotes List'.F170] &amp; CHAR(10);&quot;&quot;) &amp; IF(LEN(['Pacenotes List'.G170])&gt;0;&quot;standard=&quot; &amp; ['Pacenotes List'.G170] &amp; CHAR(10);&quot;&quot;) &amp; &quot;column=&quot; &amp; ['Pacenotes List'.I170] &amp; CHAR(10);&quot;&quot;)" office:value-type="string" office:string-value="[PACENOTE::POSITIVE_CAMBER]&#10;id=368&#10;Sounds=1&#10;Snd0=positive_camber.ogg&#10;column=1&#10;">
            <text:p>[PACENOTE::POSITIVE_CAMBER]<text:line-break/>id=368<text:line-break/>Sounds=1<text:line-break/>Snd0=positive_camber.ogg<text:line-break/>column=1<text:line-break/></text:p>
          </table:table-cell>
          <table:table-cell table:style-name="ce16" table:formula="of:=IF(LEN(['Pacenotes List'.H170]) &gt; 0;IF(LEN(['Pacenotes List'.B170]) &gt; 0;['Pacenotes List'.B170] &amp; &quot;=&quot; &amp; ['Pacenotes List'.C170]);&quot;&quot;)" office:value-type="string" office:string-value="POSITIVE_CAMBER=Hängt Innen">
            <text:p>POSITIVE_CAMBER=Hängt Innen</text:p>
          </table:table-cell>
          <table:table-cell table:style-name="ce16" table:formula="of:=IF(LEN(['Pacenotes List'.H170]) &gt; 0;IF(LEN(['Pacenotes List'.B170]) &gt; 0;['Pacenotes List'.B170] &amp; &quot;=&quot; &amp; ['Pacenotes List'.D170]);&quot;&quot;)" office:value-type="string" office:string-value="POSITIVE_CAMBER=Positive Camber">
            <text:p>POSITIVE_CAMBER=Positive Camber</text:p>
          </table:table-cell>
          <table:table-cell table:number-columns-repeated="1020"/>
        </table:table-row>
        <table:table-row table:style-name="ro4">
          <table:table-cell table:formula="of:=IF (LEN(['Pacenotes List'.H171]) &gt; 0; ['Pacenotes List'.H171]; &quot;&quot;)">
            <text:p/>
          </table:table-cell>
          <table:table-cell table:style-name="ce16" table:formula="of:=IF(LEN(['Pacenotes List'.H171]) &gt; 0;&quot;[PACENOTE::&quot; &amp; ['Pacenotes List'.B171] &amp; &quot;]&quot; &amp; CHAR(10) &amp; IF(LEN(['Pacenotes List'.A171]) &gt; 0;&quot;id=&quot; &amp; ['Pacenotes List'.A171] &amp; CHAR(10);&quot;&quot;) &amp; &quot;Sounds=1&quot; &amp; CHAR(10) &amp; &quot;Snd0=&quot; &amp; LOWER(['Pacenotes List'.B171]) &amp; &quot;.ogg&quot; &amp; CHAR(10) &amp; IF(LEN(['Pacenotes List'.F171]) &gt; 0; &quot;link=&quot; &amp; ['Pacenotes List'.F171] &amp; CHAR(10);&quot;&quot;) &amp; IF(LEN(['Pacenotes List'.G171])&gt;0;&quot;standard=&quot; &amp; ['Pacenotes List'.G171] &amp; CHAR(10);&quot;&quot;) &amp; &quot;column=&quot; &amp; ['Pacenotes List'.I171] &amp; CHAR(10);&quot;&quot;)">
            <text:p/>
          </table:table-cell>
          <table:table-cell table:style-name="ce16" table:formula="of:=IF(LEN(['Pacenotes List'.H171]) &gt; 0;IF(LEN(['Pacenotes List'.B171]) &gt; 0;['Pacenotes List'.B171] &amp; &quot;=&quot; &amp; ['Pacenotes List'.C171]);&quot;&quot;)">
            <text:p/>
          </table:table-cell>
          <table:table-cell table:style-name="ce16" table:formula="of:=IF(LEN(['Pacenotes List'.H171]) &gt; 0;IF(LEN(['Pacenotes List'.B171]) &gt; 0;['Pacenotes List'.B171] &amp; &quot;=&quot; &amp; ['Pacenotes List'.D171]);&quot;&quot;)">
            <text:p/>
          </table:table-cell>
          <table:table-cell table:number-columns-repeated="1020"/>
        </table:table-row>
        <table:table-row table:style-name="ro4">
          <table:table-cell table:formula="of:=IF (LEN(['Pacenotes List'.H172]) &gt; 0; ['Pacenotes List'.H172]; &quot;&quot;)">
            <text:p/>
          </table:table-cell>
          <table:table-cell table:style-name="ce16" table:formula="of:=IF(LEN(['Pacenotes List'.H172]) &gt; 0;&quot;[PACENOTE::&quot; &amp; ['Pacenotes List'.B172] &amp; &quot;]&quot; &amp; CHAR(10) &amp; IF(LEN(['Pacenotes List'.A172]) &gt; 0;&quot;id=&quot; &amp; ['Pacenotes List'.A172] &amp; CHAR(10);&quot;&quot;) &amp; &quot;Sounds=1&quot; &amp; CHAR(10) &amp; &quot;Snd0=&quot; &amp; LOWER(['Pacenotes List'.B172]) &amp; &quot;.ogg&quot; &amp; CHAR(10) &amp; IF(LEN(['Pacenotes List'.F172]) &gt; 0; &quot;link=&quot; &amp; ['Pacenotes List'.F172] &amp; CHAR(10);&quot;&quot;) &amp; IF(LEN(['Pacenotes List'.G172])&gt;0;&quot;standard=&quot; &amp; ['Pacenotes List'.G172] &amp; CHAR(10);&quot;&quot;) &amp; &quot;column=&quot; &amp; ['Pacenotes List'.I172] &amp; CHAR(10);&quot;&quot;)">
            <text:p/>
          </table:table-cell>
          <table:table-cell table:style-name="ce16" table:formula="of:=IF(LEN(['Pacenotes List'.H172]) &gt; 0;IF(LEN(['Pacenotes List'.B172]) &gt; 0;['Pacenotes List'.B172] &amp; &quot;=&quot; &amp; ['Pacenotes List'.C172]);&quot;&quot;)">
            <text:p/>
          </table:table-cell>
          <table:table-cell table:style-name="ce16" table:formula="of:=IF(LEN(['Pacenotes List'.H172]) &gt; 0;IF(LEN(['Pacenotes List'.B172]) &gt; 0;['Pacenotes List'.B172] &amp; &quot;=&quot; &amp; ['Pacenotes List'.D172]);&quot;&quot;)">
            <text:p/>
          </table:table-cell>
          <table:table-cell table:number-columns-repeated="1020"/>
        </table:table-row>
        <table:table-row table:style-name="ro4">
          <table:table-cell table:formula="of:=IF (LEN(['Pacenotes List'.H173]) &gt; 0; ['Pacenotes List'.H173]; &quot;&quot;)" office:value-type="string" office:string-value="CONSTRUCTION">
            <text:p>CONSTRUCTION</text:p>
          </table:table-cell>
          <table:table-cell table:style-name="ce16" table:formula="of:=IF(LEN(['Pacenotes List'.H173]) &gt; 0;&quot;[PACENOTE::&quot; &amp; ['Pacenotes List'.B173] &amp; &quot;]&quot; &amp; CHAR(10) &amp; IF(LEN(['Pacenotes List'.A173]) &gt; 0;&quot;id=&quot; &amp; ['Pacenotes List'.A173] &amp; CHAR(10);&quot;&quot;) &amp; &quot;Sounds=1&quot; &amp; CHAR(10) &amp; &quot;Snd0=&quot; &amp; LOWER(['Pacenotes List'.B173]) &amp; &quot;.ogg&quot; &amp; CHAR(10) &amp; IF(LEN(['Pacenotes List'.F173]) &gt; 0; &quot;link=&quot; &amp; ['Pacenotes List'.F173] &amp; CHAR(10);&quot;&quot;) &amp; IF(LEN(['Pacenotes List'.G173])&gt;0;&quot;standard=&quot; &amp; ['Pacenotes List'.G173] &amp; CHAR(10);&quot;&quot;) &amp; &quot;column=&quot; &amp; ['Pacenotes List'.I173] &amp; CHAR(10);&quot;&quot;)" office:value-type="string" office:string-value="[PACENOTE::FENCE]&#10;id=370&#10;Sounds=1&#10;Snd0=fence.ogg&#10;link=INTO&#10;column=3&#10;">
            <text:p>[PACENOTE::FENCE]<text:line-break/>id=370<text:line-break/>Sounds=1<text:line-break/>Snd0=fence.ogg<text:line-break/>link=INTO<text:line-break/>column=3<text:line-break/></text:p>
          </table:table-cell>
          <table:table-cell table:style-name="ce16" table:formula="of:=IF(LEN(['Pacenotes List'.H173]) &gt; 0;IF(LEN(['Pacenotes List'.B173]) &gt; 0;['Pacenotes List'.B173] &amp; &quot;=&quot; &amp; ['Pacenotes List'.C173]);&quot;&quot;)" office:value-type="string" office:string-value="FENCE=Zaun">
            <text:p>FENCE=Zaun</text:p>
          </table:table-cell>
          <table:table-cell table:style-name="ce16" table:formula="of:=IF(LEN(['Pacenotes List'.H173]) &gt; 0;IF(LEN(['Pacenotes List'.B173]) &gt; 0;['Pacenotes List'.B173] &amp; &quot;=&quot; &amp; ['Pacenotes List'.D173]);&quot;&quot;)" office:value-type="string" office:string-value="FENCE=Fence">
            <text:p>FENCE=Fence</text:p>
          </table:table-cell>
          <table:table-cell table:number-columns-repeated="1020"/>
        </table:table-row>
        <table:table-row table:style-name="ro4">
          <table:table-cell table:formula="of:=IF (LEN(['Pacenotes List'.H174]) &gt; 0; ['Pacenotes List'.H174]; &quot;&quot;)" office:value-type="string" office:string-value="CONSTRUCTION">
            <text:p>CONSTRUCTION</text:p>
          </table:table-cell>
          <table:table-cell table:style-name="ce16" table:formula="of:=IF(LEN(['Pacenotes List'.H174]) &gt; 0;&quot;[PACENOTE::&quot; &amp; ['Pacenotes List'.B174] &amp; &quot;]&quot; &amp; CHAR(10) &amp; IF(LEN(['Pacenotes List'.A174]) &gt; 0;&quot;id=&quot; &amp; ['Pacenotes List'.A174] &amp; CHAR(10);&quot;&quot;) &amp; &quot;Sounds=1&quot; &amp; CHAR(10) &amp; &quot;Snd0=&quot; &amp; LOWER(['Pacenotes List'.B174]) &amp; &quot;.ogg&quot; &amp; CHAR(10) &amp; IF(LEN(['Pacenotes List'.F174]) &gt; 0; &quot;link=&quot; &amp; ['Pacenotes List'.F174] &amp; CHAR(10);&quot;&quot;) &amp; IF(LEN(['Pacenotes List'.G174])&gt;0;&quot;standard=&quot; &amp; ['Pacenotes List'.G174] &amp; CHAR(10);&quot;&quot;) &amp; &quot;column=&quot; &amp; ['Pacenotes List'.I174] &amp; CHAR(10);&quot;&quot;)" office:value-type="string" office:string-value="[PACENOTE::WALL]&#10;id=371&#10;Sounds=1&#10;Snd0=wall.ogg&#10;link=INTO&#10;column=2&#10;">
            <text:p>[PACENOTE::WALL]<text:line-break/>id=371<text:line-break/>Sounds=1<text:line-break/>Snd0=wall.ogg<text:line-break/>link=INTO<text:line-break/>column=2<text:line-break/></text:p>
          </table:table-cell>
          <table:table-cell table:style-name="ce16" table:formula="of:=IF(LEN(['Pacenotes List'.H174]) &gt; 0;IF(LEN(['Pacenotes List'.B174]) &gt; 0;['Pacenotes List'.B174] &amp; &quot;=&quot; &amp; ['Pacenotes List'.C174]);&quot;&quot;)" office:value-type="string" office:string-value="WALL=Mauer">
            <text:p>WALL=Mauer</text:p>
          </table:table-cell>
          <table:table-cell table:style-name="ce16" table:formula="of:=IF(LEN(['Pacenotes List'.H174]) &gt; 0;IF(LEN(['Pacenotes List'.B174]) &gt; 0;['Pacenotes List'.B174] &amp; &quot;=&quot; &amp; ['Pacenotes List'.D174]);&quot;&quot;)" office:value-type="string" office:string-value="WALL=Wall">
            <text:p>WALL=Wall</text:p>
          </table:table-cell>
          <table:table-cell table:number-columns-repeated="1020"/>
        </table:table-row>
        <table:table-row table:style-name="ro4">
          <table:table-cell table:formula="of:=IF (LEN(['Pacenotes List'.H175]) &gt; 0; ['Pacenotes List'.H175]; &quot;&quot;)" office:value-type="string" office:string-value="CONSTRUCTION">
            <text:p>CONSTRUCTION</text:p>
          </table:table-cell>
          <table:table-cell table:style-name="ce16" table:formula="of:=IF(LEN(['Pacenotes List'.H175]) &gt; 0;&quot;[PACENOTE::&quot; &amp; ['Pacenotes List'.B175] &amp; &quot;]&quot; &amp; CHAR(10) &amp; IF(LEN(['Pacenotes List'.A175]) &gt; 0;&quot;id=&quot; &amp; ['Pacenotes List'.A175] &amp; CHAR(10);&quot;&quot;) &amp; &quot;Sounds=1&quot; &amp; CHAR(10) &amp; &quot;Snd0=&quot; &amp; LOWER(['Pacenotes List'.B175]) &amp; &quot;.ogg&quot; &amp; CHAR(10) &amp; IF(LEN(['Pacenotes List'.F175]) &gt; 0; &quot;link=&quot; &amp; ['Pacenotes List'.F175] &amp; CHAR(10);&quot;&quot;) &amp; IF(LEN(['Pacenotes List'.G175])&gt;0;&quot;standard=&quot; &amp; ['Pacenotes List'.G175] &amp; CHAR(10);&quot;&quot;) &amp; &quot;column=&quot; &amp; ['Pacenotes List'.I175] &amp; CHAR(10);&quot;&quot;)" office:value-type="string" office:string-value="[PACENOTE::HOUSE]&#10;id=372&#10;Sounds=1&#10;Snd0=house.ogg&#10;link=INTO&#10;column=0&#10;">
            <text:p>[PACENOTE::HOUSE]<text:line-break/>id=372<text:line-break/>Sounds=1<text:line-break/>Snd0=house.ogg<text:line-break/>link=INTO<text:line-break/>column=0<text:line-break/></text:p>
          </table:table-cell>
          <table:table-cell table:style-name="ce16" table:formula="of:=IF(LEN(['Pacenotes List'.H175]) &gt; 0;IF(LEN(['Pacenotes List'.B175]) &gt; 0;['Pacenotes List'.B175] &amp; &quot;=&quot; &amp; ['Pacenotes List'.C175]);&quot;&quot;)" office:value-type="string" office:string-value="HOUSE=Haus">
            <text:p>HOUSE=Haus</text:p>
          </table:table-cell>
          <table:table-cell table:style-name="ce16" table:formula="of:=IF(LEN(['Pacenotes List'.H175]) &gt; 0;IF(LEN(['Pacenotes List'.B175]) &gt; 0;['Pacenotes List'.B175] &amp; &quot;=&quot; &amp; ['Pacenotes List'.D175]);&quot;&quot;)" office:value-type="string" office:string-value="HOUSE=House">
            <text:p>HOUSE=House</text:p>
          </table:table-cell>
          <table:table-cell table:number-columns-repeated="1020"/>
        </table:table-row>
        <table:table-row table:style-name="ro4">
          <table:table-cell table:formula="of:=IF (LEN(['Pacenotes List'.H176]) &gt; 0; ['Pacenotes List'.H176]; &quot;&quot;)" office:value-type="string" office:string-value="OBSTACLES">
            <text:p>OBSTACLES</text:p>
          </table:table-cell>
          <table:table-cell table:style-name="ce16" table:formula="of:=IF(LEN(['Pacenotes List'.H176]) &gt; 0;&quot;[PACENOTE::&quot; &amp; ['Pacenotes List'.B176] &amp; &quot;]&quot; &amp; CHAR(10) &amp; IF(LEN(['Pacenotes List'.A176]) &gt; 0;&quot;id=&quot; &amp; ['Pacenotes List'.A176] &amp; CHAR(10);&quot;&quot;) &amp; &quot;Sounds=1&quot; &amp; CHAR(10) &amp; &quot;Snd0=&quot; &amp; LOWER(['Pacenotes List'.B176]) &amp; &quot;.ogg&quot; &amp; CHAR(10) &amp; IF(LEN(['Pacenotes List'.F176]) &gt; 0; &quot;link=&quot; &amp; ['Pacenotes List'.F176] &amp; CHAR(10);&quot;&quot;) &amp; IF(LEN(['Pacenotes List'.G176])&gt;0;&quot;standard=&quot; &amp; ['Pacenotes List'.G176] &amp; CHAR(10);&quot;&quot;) &amp; &quot;column=&quot; &amp; ['Pacenotes List'.I176] &amp; CHAR(10);&quot;&quot;)" office:value-type="string" office:string-value="[PACENOTE::TREE]&#10;id=373&#10;Sounds=1&#10;Snd0=tree.ogg&#10;link=INTO&#10;column=0&#10;">
            <text:p>[PACENOTE::TREE]<text:line-break/>id=373<text:line-break/>Sounds=1<text:line-break/>Snd0=tree.ogg<text:line-break/>link=INTO<text:line-break/>column=0<text:line-break/></text:p>
          </table:table-cell>
          <table:table-cell table:style-name="ce16" table:formula="of:=IF(LEN(['Pacenotes List'.H176]) &gt; 0;IF(LEN(['Pacenotes List'.B176]) &gt; 0;['Pacenotes List'.B176] &amp; &quot;=&quot; &amp; ['Pacenotes List'.C176]);&quot;&quot;)" office:value-type="string" office:string-value="TREE=Baum">
            <text:p>TREE=Baum</text:p>
          </table:table-cell>
          <table:table-cell table:style-name="ce16" table:formula="of:=IF(LEN(['Pacenotes List'.H176]) &gt; 0;IF(LEN(['Pacenotes List'.B176]) &gt; 0;['Pacenotes List'.B176] &amp; &quot;=&quot; &amp; ['Pacenotes List'.D176]);&quot;&quot;)" office:value-type="string" office:string-value="TREE=Tree">
            <text:p>TREE=Tree</text:p>
          </table:table-cell>
          <table:table-cell table:number-columns-repeated="1020"/>
        </table:table-row>
        <table:table-row table:style-name="ro4">
          <table:table-cell table:formula="of:=IF (LEN(['Pacenotes List'.H177]) &gt; 0; ['Pacenotes List'.H177]; &quot;&quot;)" office:value-type="string" office:string-value="OBSTACLES">
            <text:p>OBSTACLES</text:p>
          </table:table-cell>
          <table:table-cell table:style-name="ce16" table:formula="of:=IF(LEN(['Pacenotes List'.H177]) &gt; 0;&quot;[PACENOTE::&quot; &amp; ['Pacenotes List'.B177] &amp; &quot;]&quot; &amp; CHAR(10) &amp; IF(LEN(['Pacenotes List'.A177]) &gt; 0;&quot;id=&quot; &amp; ['Pacenotes List'.A177] &amp; CHAR(10);&quot;&quot;) &amp; &quot;Sounds=1&quot; &amp; CHAR(10) &amp; &quot;Snd0=&quot; &amp; LOWER(['Pacenotes List'.B177]) &amp; &quot;.ogg&quot; &amp; CHAR(10) &amp; IF(LEN(['Pacenotes List'.F177]) &gt; 0; &quot;link=&quot; &amp; ['Pacenotes List'.F177] &amp; CHAR(10);&quot;&quot;) &amp; IF(LEN(['Pacenotes List'.G177])&gt;0;&quot;standard=&quot; &amp; ['Pacenotes List'.G177] &amp; CHAR(10);&quot;&quot;) &amp; &quot;column=&quot; &amp; ['Pacenotes List'.I177] &amp; CHAR(10);&quot;&quot;)" office:value-type="string" office:string-value="[PACENOTE::STUMP]&#10;id=374&#10;Sounds=1&#10;Snd0=stump.ogg&#10;link=INTO&#10;column=1&#10;">
            <text:p>[PACENOTE::STUMP]<text:line-break/>id=374<text:line-break/>Sounds=1<text:line-break/>Snd0=stump.ogg<text:line-break/>link=INTO<text:line-break/>column=1<text:line-break/></text:p>
          </table:table-cell>
          <table:table-cell table:style-name="ce16" table:formula="of:=IF(LEN(['Pacenotes List'.H177]) &gt; 0;IF(LEN(['Pacenotes List'.B177]) &gt; 0;['Pacenotes List'.B177] &amp; &quot;=&quot; &amp; ['Pacenotes List'.C177]);&quot;&quot;)" office:value-type="string" office:string-value="STUMP=Stumpf">
            <text:p>STUMP=Stumpf</text:p>
          </table:table-cell>
          <table:table-cell table:style-name="ce16" table:formula="of:=IF(LEN(['Pacenotes List'.H177]) &gt; 0;IF(LEN(['Pacenotes List'.B177]) &gt; 0;['Pacenotes List'.B177] &amp; &quot;=&quot; &amp; ['Pacenotes List'.D177]);&quot;&quot;)" office:value-type="string" office:string-value="STUMP=Stump">
            <text:p>STUMP=Stump</text:p>
          </table:table-cell>
          <table:table-cell table:number-columns-repeated="1020"/>
        </table:table-row>
        <table:table-row table:style-name="ro4">
          <table:table-cell table:formula="of:=IF (LEN(['Pacenotes List'.H178]) &gt; 0; ['Pacenotes List'.H178]; &quot;&quot;)" office:value-type="string" office:string-value="CONSTRUCTION">
            <text:p>CONSTRUCTION</text:p>
          </table:table-cell>
          <table:table-cell table:style-name="ce16" table:formula="of:=IF(LEN(['Pacenotes List'.H178]) &gt; 0;&quot;[PACENOTE::&quot; &amp; ['Pacenotes List'.B178] &amp; &quot;]&quot; &amp; CHAR(10) &amp; IF(LEN(['Pacenotes List'.A178]) &gt; 0;&quot;id=&quot; &amp; ['Pacenotes List'.A178] &amp; CHAR(10);&quot;&quot;) &amp; &quot;Sounds=1&quot; &amp; CHAR(10) &amp; &quot;Snd0=&quot; &amp; LOWER(['Pacenotes List'.B178]) &amp; &quot;.ogg&quot; &amp; CHAR(10) &amp; IF(LEN(['Pacenotes List'.F178]) &gt; 0; &quot;link=&quot; &amp; ['Pacenotes List'.F178] &amp; CHAR(10);&quot;&quot;) &amp; IF(LEN(['Pacenotes List'.G178])&gt;0;&quot;standard=&quot; &amp; ['Pacenotes List'.G178] &amp; CHAR(10);&quot;&quot;) &amp; &quot;column=&quot; &amp; ['Pacenotes List'.I178] &amp; CHAR(10);&quot;&quot;)" office:value-type="string" office:string-value="[PACENOTE::MAST]&#10;id=375&#10;Sounds=1&#10;Snd0=mast.ogg&#10;link=INTO&#10;column=1&#10;">
            <text:p>[PACENOTE::MAST]<text:line-break/>id=375<text:line-break/>Sounds=1<text:line-break/>Snd0=mast.ogg<text:line-break/>link=INTO<text:line-break/>column=1<text:line-break/></text:p>
          </table:table-cell>
          <table:table-cell table:style-name="ce16" table:formula="of:=IF(LEN(['Pacenotes List'.H178]) &gt; 0;IF(LEN(['Pacenotes List'.B178]) &gt; 0;['Pacenotes List'.B178] &amp; &quot;=&quot; &amp; ['Pacenotes List'.C178]);&quot;&quot;)" office:value-type="string" office:string-value="MAST=Mast">
            <text:p>MAST=Mast</text:p>
          </table:table-cell>
          <table:table-cell table:style-name="ce16" table:formula="of:=IF(LEN(['Pacenotes List'.H178]) &gt; 0;IF(LEN(['Pacenotes List'.B178]) &gt; 0;['Pacenotes List'.B178] &amp; &quot;=&quot; &amp; ['Pacenotes List'.D178]);&quot;&quot;)" office:value-type="string" office:string-value="MAST=Mast">
            <text:p>MAST=Mast</text:p>
          </table:table-cell>
          <table:table-cell table:number-columns-repeated="1020"/>
        </table:table-row>
        <table:table-row table:style-name="ro4">
          <table:table-cell table:formula="of:=IF (LEN(['Pacenotes List'.H179]) &gt; 0; ['Pacenotes List'.H179]; &quot;&quot;)" office:value-type="string" office:string-value="CONSTRUCTION">
            <text:p>CONSTRUCTION</text:p>
          </table:table-cell>
          <table:table-cell table:style-name="ce16" table:formula="of:=IF(LEN(['Pacenotes List'.H179]) &gt; 0;&quot;[PACENOTE::&quot; &amp; ['Pacenotes List'.B179] &amp; &quot;]&quot; &amp; CHAR(10) &amp; IF(LEN(['Pacenotes List'.A179]) &gt; 0;&quot;id=&quot; &amp; ['Pacenotes List'.A179] &amp; CHAR(10);&quot;&quot;) &amp; &quot;Sounds=1&quot; &amp; CHAR(10) &amp; &quot;Snd0=&quot; &amp; LOWER(['Pacenotes List'.B179]) &amp; &quot;.ogg&quot; &amp; CHAR(10) &amp; IF(LEN(['Pacenotes List'.F179]) &gt; 0; &quot;link=&quot; &amp; ['Pacenotes List'.F179] &amp; CHAR(10);&quot;&quot;) &amp; IF(LEN(['Pacenotes List'.G179])&gt;0;&quot;standard=&quot; &amp; ['Pacenotes List'.G179] &amp; CHAR(10);&quot;&quot;) &amp; &quot;column=&quot; &amp; ['Pacenotes List'.I179] &amp; CHAR(10);&quot;&quot;)" office:value-type="string" office:string-value="[PACENOTE::POST]&#10;id=376&#10;Sounds=1&#10;Snd0=post.ogg&#10;link=INTO&#10;column=0&#10;">
            <text:p>[PACENOTE::POST]<text:line-break/>id=376<text:line-break/>Sounds=1<text:line-break/>Snd0=post.ogg<text:line-break/>link=INTO<text:line-break/>column=0<text:line-break/></text:p>
          </table:table-cell>
          <table:table-cell table:style-name="ce16" table:formula="of:=IF(LEN(['Pacenotes List'.H179]) &gt; 0;IF(LEN(['Pacenotes List'.B179]) &gt; 0;['Pacenotes List'.B179] &amp; &quot;=&quot; &amp; ['Pacenotes List'.C179]);&quot;&quot;)" office:value-type="string" office:string-value="POST=Pfosten">
            <text:p>POST=Pfosten</text:p>
          </table:table-cell>
          <table:table-cell table:style-name="ce16" table:formula="of:=IF(LEN(['Pacenotes List'.H179]) &gt; 0;IF(LEN(['Pacenotes List'.B179]) &gt; 0;['Pacenotes List'.B179] &amp; &quot;=&quot; &amp; ['Pacenotes List'.D179]);&quot;&quot;)" office:value-type="string" office:string-value="POST=Post">
            <text:p>POST=Post</text:p>
          </table:table-cell>
          <table:table-cell table:number-columns-repeated="1020"/>
        </table:table-row>
        <table:table-row table:style-name="ro4">
          <table:table-cell table:formula="of:=IF (LEN(['Pacenotes List'.H180]) &gt; 0; ['Pacenotes List'.H180]; &quot;&quot;)" office:value-type="string" office:string-value="CONSTRUCTION">
            <text:p>CONSTRUCTION</text:p>
          </table:table-cell>
          <table:table-cell table:style-name="ce16" table:formula="of:=IF(LEN(['Pacenotes List'.H180]) &gt; 0;&quot;[PACENOTE::&quot; &amp; ['Pacenotes List'.B180] &amp; &quot;]&quot; &amp; CHAR(10) &amp; IF(LEN(['Pacenotes List'.A180]) &gt; 0;&quot;id=&quot; &amp; ['Pacenotes List'.A180] &amp; CHAR(10);&quot;&quot;) &amp; &quot;Sounds=1&quot; &amp; CHAR(10) &amp; &quot;Snd0=&quot; &amp; LOWER(['Pacenotes List'.B180]) &amp; &quot;.ogg&quot; &amp; CHAR(10) &amp; IF(LEN(['Pacenotes List'.F180]) &gt; 0; &quot;link=&quot; &amp; ['Pacenotes List'.F180] &amp; CHAR(10);&quot;&quot;) &amp; IF(LEN(['Pacenotes List'.G180])&gt;0;&quot;standard=&quot; &amp; ['Pacenotes List'.G180] &amp; CHAR(10);&quot;&quot;) &amp; &quot;column=&quot; &amp; ['Pacenotes List'.I180] &amp; CHAR(10);&quot;&quot;)" office:value-type="string" office:string-value="[PACENOTE::ISLAND]&#10;id=377&#10;Sounds=1&#10;Snd0=island.ogg&#10;link=INTO&#10;column=1&#10;">
            <text:p>[PACENOTE::ISLAND]<text:line-break/>id=377<text:line-break/>Sounds=1<text:line-break/>Snd0=island.ogg<text:line-break/>link=INTO<text:line-break/>column=1<text:line-break/></text:p>
          </table:table-cell>
          <table:table-cell table:style-name="ce16" table:formula="of:=IF(LEN(['Pacenotes List'.H180]) &gt; 0;IF(LEN(['Pacenotes List'.B180]) &gt; 0;['Pacenotes List'.B180] &amp; &quot;=&quot; &amp; ['Pacenotes List'.C180]);&quot;&quot;)" office:value-type="string" office:string-value="ISLAND=Kreisel">
            <text:p>ISLAND=Kreisel</text:p>
          </table:table-cell>
          <table:table-cell table:style-name="ce16" table:formula="of:=IF(LEN(['Pacenotes List'.H180]) &gt; 0;IF(LEN(['Pacenotes List'.B180]) &gt; 0;['Pacenotes List'.B180] &amp; &quot;=&quot; &amp; ['Pacenotes List'.D180]);&quot;&quot;)" office:value-type="string" office:string-value="ISLAND=Island">
            <text:p>ISLAND=Island</text:p>
          </table:table-cell>
          <table:table-cell table:number-columns-repeated="1020"/>
        </table:table-row>
        <table:table-row table:style-name="ro4">
          <table:table-cell table:formula="of:=IF (LEN(['Pacenotes List'.H181]) &gt; 0; ['Pacenotes List'.H181]; &quot;&quot;)" office:value-type="string" office:string-value="CONSTRUCTION">
            <text:p>CONSTRUCTION</text:p>
          </table:table-cell>
          <table:table-cell table:style-name="ce16" table:formula="of:=IF(LEN(['Pacenotes List'.H181]) &gt; 0;&quot;[PACENOTE::&quot; &amp; ['Pacenotes List'.B181] &amp; &quot;]&quot; &amp; CHAR(10) &amp; IF(LEN(['Pacenotes List'.A181]) &gt; 0;&quot;id=&quot; &amp; ['Pacenotes List'.A181] &amp; CHAR(10);&quot;&quot;) &amp; &quot;Sounds=1&quot; &amp; CHAR(10) &amp; &quot;Snd0=&quot; &amp; LOWER(['Pacenotes List'.B181]) &amp; &quot;.ogg&quot; &amp; CHAR(10) &amp; IF(LEN(['Pacenotes List'.F181]) &gt; 0; &quot;link=&quot; &amp; ['Pacenotes List'.F181] &amp; CHAR(10);&quot;&quot;) &amp; IF(LEN(['Pacenotes List'.G181])&gt;0;&quot;standard=&quot; &amp; ['Pacenotes List'.G181] &amp; CHAR(10);&quot;&quot;) &amp; &quot;column=&quot; &amp; ['Pacenotes List'.I181] &amp; CHAR(10);&quot;&quot;)" office:value-type="string" office:string-value="[PACENOTE::CHICANE]&#10;id=378&#10;Sounds=1&#10;Snd0=chicane.ogg&#10;link=INTO&#10;column=2&#10;">
            <text:p>[PACENOTE::CHICANE]<text:line-break/>id=378<text:line-break/>Sounds=1<text:line-break/>Snd0=chicane.ogg<text:line-break/>link=INTO<text:line-break/>column=2<text:line-break/></text:p>
          </table:table-cell>
          <table:table-cell table:style-name="ce16" table:formula="of:=IF(LEN(['Pacenotes List'.H181]) &gt; 0;IF(LEN(['Pacenotes List'.B181]) &gt; 0;['Pacenotes List'.B181] &amp; &quot;=&quot; &amp; ['Pacenotes List'.C181]);&quot;&quot;)" office:value-type="string" office:string-value="CHICANE=Schikane">
            <text:p>CHICANE=Schikane</text:p>
          </table:table-cell>
          <table:table-cell table:style-name="ce16" table:formula="of:=IF(LEN(['Pacenotes List'.H181]) &gt; 0;IF(LEN(['Pacenotes List'.B181]) &gt; 0;['Pacenotes List'.B181] &amp; &quot;=&quot; &amp; ['Pacenotes List'.D181]);&quot;&quot;)" office:value-type="string" office:string-value="CHICANE=Chicane">
            <text:p>CHICANE=Chicane</text:p>
          </table:table-cell>
          <table:table-cell table:number-columns-repeated="1020"/>
        </table:table-row>
        <table:table-row table:style-name="ro4">
          <table:table-cell table:formula="of:=IF (LEN(['Pacenotes List'.H182]) &gt; 0; ['Pacenotes List'.H182]; &quot;&quot;)" office:value-type="string" office:string-value="OBSTACLES">
            <text:p>OBSTACLES</text:p>
          </table:table-cell>
          <table:table-cell table:style-name="ce16" table:formula="of:=IF(LEN(['Pacenotes List'.H182]) &gt; 0;&quot;[PACENOTE::&quot; &amp; ['Pacenotes List'.B182] &amp; &quot;]&quot; &amp; CHAR(10) &amp; IF(LEN(['Pacenotes List'.A182]) &gt; 0;&quot;id=&quot; &amp; ['Pacenotes List'.A182] &amp; CHAR(10);&quot;&quot;) &amp; &quot;Sounds=1&quot; &amp; CHAR(10) &amp; &quot;Snd0=&quot; &amp; LOWER(['Pacenotes List'.B182]) &amp; &quot;.ogg&quot; &amp; CHAR(10) &amp; IF(LEN(['Pacenotes List'.F182]) &gt; 0; &quot;link=&quot; &amp; ['Pacenotes List'.F182] &amp; CHAR(10);&quot;&quot;) &amp; IF(LEN(['Pacenotes List'.G182])&gt;0;&quot;standard=&quot; &amp; ['Pacenotes List'.G182] &amp; CHAR(10);&quot;&quot;) &amp; &quot;column=&quot; &amp; ['Pacenotes List'.I182] &amp; CHAR(10);&quot;&quot;)" office:value-type="string" office:string-value="[PACENOTE::STONE]&#10;id=379&#10;Sounds=1&#10;Snd0=stone.ogg&#10;link=INTO&#10;column=2&#10;">
            <text:p>[PACENOTE::STONE]<text:line-break/>id=379<text:line-break/>Sounds=1<text:line-break/>Snd0=stone.ogg<text:line-break/>link=INTO<text:line-break/>column=2<text:line-break/></text:p>
          </table:table-cell>
          <table:table-cell table:style-name="ce16" table:formula="of:=IF(LEN(['Pacenotes List'.H182]) &gt; 0;IF(LEN(['Pacenotes List'.B182]) &gt; 0;['Pacenotes List'.B182] &amp; &quot;=&quot; &amp; ['Pacenotes List'.C182]);&quot;&quot;)" office:value-type="string" office:string-value="STONE=Stein">
            <text:p>STONE=Stein</text:p>
          </table:table-cell>
          <table:table-cell table:style-name="ce16" table:formula="of:=IF(LEN(['Pacenotes List'.H182]) &gt; 0;IF(LEN(['Pacenotes List'.B182]) &gt; 0;['Pacenotes List'.B182] &amp; &quot;=&quot; &amp; ['Pacenotes List'.D182]);&quot;&quot;)" office:value-type="string" office:string-value="STONE=Stone">
            <text:p>STONE=Stone</text:p>
          </table:table-cell>
          <table:table-cell table:number-columns-repeated="1020"/>
        </table:table-row>
        <table:table-row table:style-name="ro4">
          <table:table-cell table:formula="of:=IF (LEN(['Pacenotes List'.H183]) &gt; 0; ['Pacenotes List'.H183]; &quot;&quot;)" office:value-type="string" office:string-value="OBSTACLES">
            <text:p>OBSTACLES</text:p>
          </table:table-cell>
          <table:table-cell table:style-name="ce16" table:formula="of:=IF(LEN(['Pacenotes List'.H183]) &gt; 0;&quot;[PACENOTE::&quot; &amp; ['Pacenotes List'.B183] &amp; &quot;]&quot; &amp; CHAR(10) &amp; IF(LEN(['Pacenotes List'.A183]) &gt; 0;&quot;id=&quot; &amp; ['Pacenotes List'.A183] &amp; CHAR(10);&quot;&quot;) &amp; &quot;Sounds=1&quot; &amp; CHAR(10) &amp; &quot;Snd0=&quot; &amp; LOWER(['Pacenotes List'.B183]) &amp; &quot;.ogg&quot; &amp; CHAR(10) &amp; IF(LEN(['Pacenotes List'.F183]) &gt; 0; &quot;link=&quot; &amp; ['Pacenotes List'.F183] &amp; CHAR(10);&quot;&quot;) &amp; IF(LEN(['Pacenotes List'.G183])&gt;0;&quot;standard=&quot; &amp; ['Pacenotes List'.G183] &amp; CHAR(10);&quot;&quot;) &amp; &quot;column=&quot; &amp; ['Pacenotes List'.I183] &amp; CHAR(10);&quot;&quot;)" office:value-type="string" office:string-value="[PACENOTE::ROCK]&#10;id=380&#10;Sounds=1&#10;Snd0=rock.ogg&#10;link=INTO&#10;column=3&#10;">
            <text:p>[PACENOTE::ROCK]<text:line-break/>id=380<text:line-break/>Sounds=1<text:line-break/>Snd0=rock.ogg<text:line-break/>link=INTO<text:line-break/>column=3<text:line-break/></text:p>
          </table:table-cell>
          <table:table-cell table:style-name="ce16" table:formula="of:=IF(LEN(['Pacenotes List'.H183]) &gt; 0;IF(LEN(['Pacenotes List'.B183]) &gt; 0;['Pacenotes List'.B183] &amp; &quot;=&quot; &amp; ['Pacenotes List'.C183]);&quot;&quot;)" office:value-type="string" office:string-value="ROCK=Fels">
            <text:p>ROCK=Fels</text:p>
          </table:table-cell>
          <table:table-cell table:style-name="ce16" table:formula="of:=IF(LEN(['Pacenotes List'.H183]) &gt; 0;IF(LEN(['Pacenotes List'.B183]) &gt; 0;['Pacenotes List'.B183] &amp; &quot;=&quot; &amp; ['Pacenotes List'.D183]);&quot;&quot;)" office:value-type="string" office:string-value="ROCK=Rock">
            <text:p>ROCK=Rock</text:p>
          </table:table-cell>
          <table:table-cell table:number-columns-repeated="1020"/>
        </table:table-row>
        <table:table-row table:style-name="ro6">
          <table:table-cell table:formula="of:=IF (LEN(['Pacenotes List'.H184]) &gt; 0; ['Pacenotes List'.H184]; &quot;&quot;)" office:value-type="string" office:string-value="CONSTRUCTION">
            <text:p>CONSTRUCTION</text:p>
          </table:table-cell>
          <table:table-cell table:style-name="ce16" table:formula="of:=IF(LEN(['Pacenotes List'.H184]) &gt; 0;&quot;[PACENOTE::&quot; &amp; ['Pacenotes List'.B184] &amp; &quot;]&quot; &amp; CHAR(10) &amp; IF(LEN(['Pacenotes List'.A184]) &gt; 0;&quot;id=&quot; &amp; ['Pacenotes List'.A184] &amp; CHAR(10);&quot;&quot;) &amp; &quot;Sounds=1&quot; &amp; CHAR(10) &amp; &quot;Snd0=&quot; &amp; LOWER(['Pacenotes List'.B184]) &amp; &quot;.ogg&quot; &amp; CHAR(10) &amp; IF(LEN(['Pacenotes List'.F184]) &gt; 0; &quot;link=&quot; &amp; ['Pacenotes List'.F184] &amp; CHAR(10);&quot;&quot;) &amp; IF(LEN(['Pacenotes List'.G184])&gt;0;&quot;standard=&quot; &amp; ['Pacenotes List'.G184] &amp; CHAR(10);&quot;&quot;) &amp; &quot;column=&quot; &amp; ['Pacenotes List'.I184] &amp; CHAR(10);&quot;&quot;)" office:value-type="string" office:string-value="[PACENOTE::TUNNEL]&#10;id=381&#10;Sounds=1&#10;Snd0=tunnel.ogg&#10;link=INTO&#10;column=3&#10;">
            <text:p>[PACENOTE::TUNNEL]<text:line-break/>id=381<text:line-break/>Sounds=1<text:line-break/>Snd0=tunnel.ogg<text:line-break/>link=INTO<text:line-break/>column=3<text:line-break/></text:p>
          </table:table-cell>
          <table:table-cell table:style-name="ce16" table:formula="of:=IF(LEN(['Pacenotes List'.H184]) &gt; 0;IF(LEN(['Pacenotes List'.B184]) &gt; 0;['Pacenotes List'.B184] &amp; &quot;=&quot; &amp; ['Pacenotes List'.C184]);&quot;&quot;)" office:value-type="string" office:string-value="TUNNEL=Tunnel">
            <text:p>TUNNEL=Tunnel</text:p>
          </table:table-cell>
          <table:table-cell table:style-name="ce16" table:formula="of:=IF(LEN(['Pacenotes List'.H184]) &gt; 0;IF(LEN(['Pacenotes List'.B184]) &gt; 0;['Pacenotes List'.B184] &amp; &quot;=&quot; &amp; ['Pacenotes List'.D184]);&quot;&quot;)" office:value-type="string" office:string-value="TUNNEL=Tunnel">
            <text:p>TUNNEL=Tunnel</text:p>
          </table:table-cell>
          <table:table-cell table:number-columns-repeated="1020"/>
        </table:table-row>
        <table:table-row table:style-name="ro6">
          <table:table-cell table:formula="of:=IF (LEN(['Pacenotes List'.H185]) &gt; 0; ['Pacenotes List'.H185]; &quot;&quot;)" office:value-type="string" office:string-value="CONSTRUCTION">
            <text:p>CONSTRUCTION</text:p>
          </table:table-cell>
          <table:table-cell table:style-name="ce16" table:formula="of:=IF(LEN(['Pacenotes List'.H185]) &gt; 0;&quot;[PACENOTE::&quot; &amp; ['Pacenotes List'.B185] &amp; &quot;]&quot; &amp; CHAR(10) &amp; IF(LEN(['Pacenotes List'.A185]) &gt; 0;&quot;id=&quot; &amp; ['Pacenotes List'.A185] &amp; CHAR(10);&quot;&quot;) &amp; &quot;Sounds=1&quot; &amp; CHAR(10) &amp; &quot;Snd0=&quot; &amp; LOWER(['Pacenotes List'.B185]) &amp; &quot;.ogg&quot; &amp; CHAR(10) &amp; IF(LEN(['Pacenotes List'.F185]) &gt; 0; &quot;link=&quot; &amp; ['Pacenotes List'.F185] &amp; CHAR(10);&quot;&quot;) &amp; IF(LEN(['Pacenotes List'.G185])&gt;0;&quot;standard=&quot; &amp; ['Pacenotes List'.G185] &amp; CHAR(10);&quot;&quot;) &amp; &quot;column=&quot; &amp; ['Pacenotes List'.I185] &amp; CHAR(10);&quot;&quot;)" office:value-type="string" office:string-value="[PACENOTE::ROAD]&#10;id=382&#10;Sounds=1&#10;Snd0=road.ogg&#10;link=INTO&#10;column=2&#10;">
            <text:p>[PACENOTE::ROAD]<text:line-break/>id=382<text:line-break/>Sounds=1<text:line-break/>Snd0=road.ogg<text:line-break/>link=INTO<text:line-break/>column=2<text:line-break/></text:p>
          </table:table-cell>
          <table:table-cell table:style-name="ce16" table:formula="of:=IF(LEN(['Pacenotes List'.H185]) &gt; 0;IF(LEN(['Pacenotes List'.B185]) &gt; 0;['Pacenotes List'.B185] &amp; &quot;=&quot; &amp; ['Pacenotes List'.C185]);&quot;&quot;)" office:value-type="string" office:string-value="ROAD=Straße">
            <text:p>ROAD=Straße</text:p>
          </table:table-cell>
          <table:table-cell table:style-name="ce16" table:formula="of:=IF(LEN(['Pacenotes List'.H185]) &gt; 0;IF(LEN(['Pacenotes List'.B185]) &gt; 0;['Pacenotes List'.B185] &amp; &quot;=&quot; &amp; ['Pacenotes List'.D185]);&quot;&quot;)" office:value-type="string" office:string-value="ROAD=Road">
            <text:p>ROAD=Road</text:p>
          </table:table-cell>
          <table:table-cell table:number-columns-repeated="1020"/>
        </table:table-row>
        <table:table-row table:style-name="ro6">
          <table:table-cell table:formula="of:=IF (LEN(['Pacenotes List'.H186]) &gt; 0; ['Pacenotes List'.H186]; &quot;&quot;)" office:value-type="string" office:string-value="CONSTRUCTION">
            <text:p>CONSTRUCTION</text:p>
          </table:table-cell>
          <table:table-cell table:style-name="ce16" table:formula="of:=IF(LEN(['Pacenotes List'.H186]) &gt; 0;&quot;[PACENOTE::&quot; &amp; ['Pacenotes List'.B186] &amp; &quot;]&quot; &amp; CHAR(10) &amp; IF(LEN(['Pacenotes List'.A186]) &gt; 0;&quot;id=&quot; &amp; ['Pacenotes List'.A186] &amp; CHAR(10);&quot;&quot;) &amp; &quot;Sounds=1&quot; &amp; CHAR(10) &amp; &quot;Snd0=&quot; &amp; LOWER(['Pacenotes List'.B186]) &amp; &quot;.ogg&quot; &amp; CHAR(10) &amp; IF(LEN(['Pacenotes List'.F186]) &gt; 0; &quot;link=&quot; &amp; ['Pacenotes List'.F186] &amp; CHAR(10);&quot;&quot;) &amp; IF(LEN(['Pacenotes List'.G186])&gt;0;&quot;standard=&quot; &amp; ['Pacenotes List'.G186] &amp; CHAR(10);&quot;&quot;) &amp; &quot;column=&quot; &amp; ['Pacenotes List'.I186] &amp; CHAR(10);&quot;&quot;)" office:value-type="string" office:string-value="[PACENOTE::WALK]&#10;id=383&#10;Sounds=1&#10;Snd0=walk.ogg&#10;link=INTO&#10;column=3&#10;">
            <text:p>[PACENOTE::WALK]<text:line-break/>id=383<text:line-break/>Sounds=1<text:line-break/>Snd0=walk.ogg<text:line-break/>link=INTO<text:line-break/>column=3<text:line-break/></text:p>
          </table:table-cell>
          <table:table-cell table:style-name="ce16" table:formula="of:=IF(LEN(['Pacenotes List'.H186]) &gt; 0;IF(LEN(['Pacenotes List'.B186]) &gt; 0;['Pacenotes List'.B186] &amp; &quot;=&quot; &amp; ['Pacenotes List'.C186]);&quot;&quot;)" office:value-type="string" office:string-value="WALK=Weg">
            <text:p>WALK=Weg</text:p>
          </table:table-cell>
          <table:table-cell table:style-name="ce16" table:formula="of:=IF(LEN(['Pacenotes List'.H186]) &gt; 0;IF(LEN(['Pacenotes List'.B186]) &gt; 0;['Pacenotes List'.B186] &amp; &quot;=&quot; &amp; ['Pacenotes List'.D186]);&quot;&quot;)" office:value-type="string" office:string-value="WALK=Walk">
            <text:p>WALK=Walk</text:p>
          </table:table-cell>
          <table:table-cell table:number-columns-repeated="1020"/>
        </table:table-row>
        <table:table-row table:style-name="ro4">
          <table:table-cell table:formula="of:=IF (LEN(['Pacenotes List'.H187]) &gt; 0; ['Pacenotes List'.H187]; &quot;&quot;)" office:value-type="string" office:string-value="CONSTRUCTION">
            <text:p>CONSTRUCTION</text:p>
          </table:table-cell>
          <table:table-cell table:style-name="ce16" table:formula="of:=IF(LEN(['Pacenotes List'.H187]) &gt; 0;&quot;[PACENOTE::&quot; &amp; ['Pacenotes List'.B187] &amp; &quot;]&quot; &amp; CHAR(10) &amp; IF(LEN(['Pacenotes List'.A187]) &gt; 0;&quot;id=&quot; &amp; ['Pacenotes List'.A187] &amp; CHAR(10);&quot;&quot;) &amp; &quot;Sounds=1&quot; &amp; CHAR(10) &amp; &quot;Snd0=&quot; &amp; LOWER(['Pacenotes List'.B187]) &amp; &quot;.ogg&quot; &amp; CHAR(10) &amp; IF(LEN(['Pacenotes List'.F187]) &gt; 0; &quot;link=&quot; &amp; ['Pacenotes List'.F187] &amp; CHAR(10);&quot;&quot;) &amp; IF(LEN(['Pacenotes List'.G187])&gt;0;&quot;standard=&quot; &amp; ['Pacenotes List'.G187] &amp; CHAR(10);&quot;&quot;) &amp; &quot;column=&quot; &amp; ['Pacenotes List'.I187] &amp; CHAR(10);&quot;&quot;)" office:value-type="string" office:string-value="[PACENOTE::RAILS]&#10;id=384&#10;Sounds=1&#10;Snd0=rails.ogg&#10;link=INTO&#10;column=0&#10;">
            <text:p>[PACENOTE::RAILS]<text:line-break/>id=384<text:line-break/>Sounds=1<text:line-break/>Snd0=rails.ogg<text:line-break/>link=INTO<text:line-break/>column=0<text:line-break/></text:p>
          </table:table-cell>
          <table:table-cell table:style-name="ce16" table:formula="of:=IF(LEN(['Pacenotes List'.H187]) &gt; 0;IF(LEN(['Pacenotes List'.B187]) &gt; 0;['Pacenotes List'.B187] &amp; &quot;=&quot; &amp; ['Pacenotes List'.C187]);&quot;&quot;)" office:value-type="string" office:string-value="RAILS=Gleis">
            <text:p>RAILS=Gleis</text:p>
          </table:table-cell>
          <table:table-cell table:style-name="ce16" table:formula="of:=IF(LEN(['Pacenotes List'.H187]) &gt; 0;IF(LEN(['Pacenotes List'.B187]) &gt; 0;['Pacenotes List'.B187] &amp; &quot;=&quot; &amp; ['Pacenotes List'.D187]);&quot;&quot;)" office:value-type="string" office:string-value="RAILS=Rails">
            <text:p>RAILS=Rails</text:p>
          </table:table-cell>
          <table:table-cell table:number-columns-repeated="1020"/>
        </table:table-row>
        <table:table-row table:style-name="ro4">
          <table:table-cell table:formula="of:=IF (LEN(['Pacenotes List'.H188]) &gt; 0; ['Pacenotes List'.H188]; &quot;&quot;)" office:value-type="string" office:string-value="OBSTACLES">
            <text:p>OBSTACLES</text:p>
          </table:table-cell>
          <table:table-cell table:style-name="ce16" table:formula="of:=IF(LEN(['Pacenotes List'.H188]) &gt; 0;&quot;[PACENOTE::&quot; &amp; ['Pacenotes List'.B188] &amp; &quot;]&quot; &amp; CHAR(10) &amp; IF(LEN(['Pacenotes List'.A188]) &gt; 0;&quot;id=&quot; &amp; ['Pacenotes List'.A188] &amp; CHAR(10);&quot;&quot;) &amp; &quot;Sounds=1&quot; &amp; CHAR(10) &amp; &quot;Snd0=&quot; &amp; LOWER(['Pacenotes List'.B188]) &amp; &quot;.ogg&quot; &amp; CHAR(10) &amp; IF(LEN(['Pacenotes List'.F188]) &gt; 0; &quot;link=&quot; &amp; ['Pacenotes List'.F188] &amp; CHAR(10);&quot;&quot;) &amp; IF(LEN(['Pacenotes List'.G188])&gt;0;&quot;standard=&quot; &amp; ['Pacenotes List'.G188] &amp; CHAR(10);&quot;&quot;) &amp; &quot;column=&quot; &amp; ['Pacenotes List'.I188] &amp; CHAR(10);&quot;&quot;)" office:value-type="string" office:string-value="[PACENOTE::SIGN]&#10;id=385&#10;Sounds=1&#10;Snd0=sign.ogg&#10;link=INTO&#10;column=0&#10;">
            <text:p>[PACENOTE::SIGN]<text:line-break/>id=385<text:line-break/>Sounds=1<text:line-break/>Snd0=sign.ogg<text:line-break/>link=INTO<text:line-break/>column=0<text:line-break/></text:p>
          </table:table-cell>
          <table:table-cell table:style-name="ce16" table:formula="of:=IF(LEN(['Pacenotes List'.H188]) &gt; 0;IF(LEN(['Pacenotes List'.B188]) &gt; 0;['Pacenotes List'.B188] &amp; &quot;=&quot; &amp; ['Pacenotes List'.C188]);&quot;&quot;)" office:value-type="string" office:string-value="SIGN=Schild">
            <text:p>SIGN=Schild</text:p>
          </table:table-cell>
          <table:table-cell table:style-name="ce16" table:formula="of:=IF(LEN(['Pacenotes List'.H188]) &gt; 0;IF(LEN(['Pacenotes List'.B188]) &gt; 0;['Pacenotes List'.B188] &amp; &quot;=&quot; &amp; ['Pacenotes List'.D188]);&quot;&quot;)" office:value-type="string" office:string-value="SIGN=Sign">
            <text:p>SIGN=Sign</text:p>
          </table:table-cell>
          <table:table-cell table:number-columns-repeated="1020"/>
        </table:table-row>
        <table:table-row table:style-name="ro4">
          <table:table-cell table:formula="of:=IF (LEN(['Pacenotes List'.H189]) &gt; 0; ['Pacenotes List'.H189]; &quot;&quot;)" office:value-type="string" office:string-value="OBSTACLES">
            <text:p>OBSTACLES</text:p>
          </table:table-cell>
          <table:table-cell table:style-name="ce16" table:formula="of:=IF(LEN(['Pacenotes List'.H189]) &gt; 0;&quot;[PACENOTE::&quot; &amp; ['Pacenotes List'.B189] &amp; &quot;]&quot; &amp; CHAR(10) &amp; IF(LEN(['Pacenotes List'.A189]) &gt; 0;&quot;id=&quot; &amp; ['Pacenotes List'.A189] &amp; CHAR(10);&quot;&quot;) &amp; &quot;Sounds=1&quot; &amp; CHAR(10) &amp; &quot;Snd0=&quot; &amp; LOWER(['Pacenotes List'.B189]) &amp; &quot;.ogg&quot; &amp; CHAR(10) &amp; IF(LEN(['Pacenotes List'.F189]) &gt; 0; &quot;link=&quot; &amp; ['Pacenotes List'.F189] &amp; CHAR(10);&quot;&quot;) &amp; IF(LEN(['Pacenotes List'.G189])&gt;0;&quot;standard=&quot; &amp; ['Pacenotes List'.G189] &amp; CHAR(10);&quot;&quot;) &amp; &quot;column=&quot; &amp; ['Pacenotes List'.I189] &amp; CHAR(10);&quot;&quot;)" office:value-type="string" office:string-value="[PACENOTE::BUSH]&#10;id=386&#10;Sounds=1&#10;Snd0=bush.ogg&#10;link=INTO&#10;column=1&#10;">
            <text:p>[PACENOTE::BUSH]<text:line-break/>id=386<text:line-break/>Sounds=1<text:line-break/>Snd0=bush.ogg<text:line-break/>link=INTO<text:line-break/>column=1<text:line-break/></text:p>
          </table:table-cell>
          <table:table-cell table:style-name="ce16" table:formula="of:=IF(LEN(['Pacenotes List'.H189]) &gt; 0;IF(LEN(['Pacenotes List'.B189]) &gt; 0;['Pacenotes List'.B189] &amp; &quot;=&quot; &amp; ['Pacenotes List'.C189]);&quot;&quot;)" office:value-type="string" office:string-value="BUSH=Busch">
            <text:p>BUSH=Busch</text:p>
          </table:table-cell>
          <table:table-cell table:style-name="ce16" table:formula="of:=IF(LEN(['Pacenotes List'.H189]) &gt; 0;IF(LEN(['Pacenotes List'.B189]) &gt; 0;['Pacenotes List'.B189] &amp; &quot;=&quot; &amp; ['Pacenotes List'.D189]);&quot;&quot;)" office:value-type="string" office:string-value="BUSH=Bush">
            <text:p>BUSH=Bush</text:p>
          </table:table-cell>
          <table:table-cell table:number-columns-repeated="1020"/>
        </table:table-row>
        <table:table-row table:style-name="ro4">
          <table:table-cell table:formula="of:=IF (LEN(['Pacenotes List'.H190]) &gt; 0; ['Pacenotes List'.H190]; &quot;&quot;)" office:value-type="string" office:string-value="CONSTRUCTION">
            <text:p>CONSTRUCTION</text:p>
          </table:table-cell>
          <table:table-cell table:style-name="ce16" table:formula="of:=IF(LEN(['Pacenotes List'.H190]) &gt; 0;&quot;[PACENOTE::&quot; &amp; ['Pacenotes List'.B190] &amp; &quot;]&quot; &amp; CHAR(10) &amp; IF(LEN(['Pacenotes List'.A190]) &gt; 0;&quot;id=&quot; &amp; ['Pacenotes List'.A190] &amp; CHAR(10);&quot;&quot;) &amp; &quot;Sounds=1&quot; &amp; CHAR(10) &amp; &quot;Snd0=&quot; &amp; LOWER(['Pacenotes List'.B190]) &amp; &quot;.ogg&quot; &amp; CHAR(10) &amp; IF(LEN(['Pacenotes List'.F190]) &gt; 0; &quot;link=&quot; &amp; ['Pacenotes List'.F190] &amp; CHAR(10);&quot;&quot;) &amp; IF(LEN(['Pacenotes List'.G190])&gt;0;&quot;standard=&quot; &amp; ['Pacenotes List'.G190] &amp; CHAR(10);&quot;&quot;) &amp; &quot;column=&quot; &amp; ['Pacenotes List'.I190] &amp; CHAR(10);&quot;&quot;)" office:value-type="string" office:string-value="[PACENOTE::PATH]&#10;id=387&#10;Sounds=1&#10;Snd0=path.ogg&#10;link=INTO&#10;column=1&#10;">
            <text:p>[PACENOTE::PATH]<text:line-break/>id=387<text:line-break/>Sounds=1<text:line-break/>Snd0=path.ogg<text:line-break/>link=INTO<text:line-break/>column=1<text:line-break/></text:p>
          </table:table-cell>
          <table:table-cell table:style-name="ce16" table:formula="of:=IF(LEN(['Pacenotes List'.H190]) &gt; 0;IF(LEN(['Pacenotes List'.B190]) &gt; 0;['Pacenotes List'.B190] &amp; &quot;=&quot; &amp; ['Pacenotes List'.C190]);&quot;&quot;)" office:value-type="string" office:string-value="PATH=Weg">
            <text:p>PATH=Weg</text:p>
          </table:table-cell>
          <table:table-cell table:style-name="ce16" table:formula="of:=IF(LEN(['Pacenotes List'.H190]) &gt; 0;IF(LEN(['Pacenotes List'.B190]) &gt; 0;['Pacenotes List'.B190] &amp; &quot;=&quot; &amp; ['Pacenotes List'.D190]);&quot;&quot;)" office:value-type="string" office:string-value="PATH=Path">
            <text:p>PATH=Path</text:p>
          </table:table-cell>
          <table:table-cell table:number-columns-repeated="1020"/>
        </table:table-row>
        <table:table-row table:style-name="ro4">
          <table:table-cell table:formula="of:=IF (LEN(['Pacenotes List'.H191]) &gt; 0; ['Pacenotes List'.H191]; &quot;&quot;)" office:value-type="string" office:string-value="OBSTACLES">
            <text:p>OBSTACLES</text:p>
          </table:table-cell>
          <table:table-cell table:style-name="ce16" table:formula="of:=IF(LEN(['Pacenotes List'.H191]) &gt; 0;&quot;[PACENOTE::&quot; &amp; ['Pacenotes List'.B191] &amp; &quot;]&quot; &amp; CHAR(10) &amp; IF(LEN(['Pacenotes List'.A191]) &gt; 0;&quot;id=&quot; &amp; ['Pacenotes List'.A191] &amp; CHAR(10);&quot;&quot;) &amp; &quot;Sounds=1&quot; &amp; CHAR(10) &amp; &quot;Snd0=&quot; &amp; LOWER(['Pacenotes List'.B191]) &amp; &quot;.ogg&quot; &amp; CHAR(10) &amp; IF(LEN(['Pacenotes List'.F191]) &gt; 0; &quot;link=&quot; &amp; ['Pacenotes List'.F191] &amp; CHAR(10);&quot;&quot;) &amp; IF(LEN(['Pacenotes List'.G191])&gt;0;&quot;standard=&quot; &amp; ['Pacenotes List'.G191] &amp; CHAR(10);&quot;&quot;) &amp; &quot;column=&quot; &amp; ['Pacenotes List'.I191] &amp; CHAR(10);&quot;&quot;)" office:value-type="string" office:string-value="[PACENOTE::WATER]&#10;id=388&#10;Sounds=1&#10;Snd0=water.ogg&#10;link=INTO&#10;column=2&#10;">
            <text:p>[PACENOTE::WATER]<text:line-break/>id=388<text:line-break/>Sounds=1<text:line-break/>Snd0=water.ogg<text:line-break/>link=INTO<text:line-break/>column=2<text:line-break/></text:p>
          </table:table-cell>
          <table:table-cell table:style-name="ce16" table:formula="of:=IF(LEN(['Pacenotes List'.H191]) &gt; 0;IF(LEN(['Pacenotes List'.B191]) &gt; 0;['Pacenotes List'.B191] &amp; &quot;=&quot; &amp; ['Pacenotes List'.C191]);&quot;&quot;)" office:value-type="string" office:string-value="WATER=Wasser">
            <text:p>WATER=Wasser</text:p>
          </table:table-cell>
          <table:table-cell table:style-name="ce16" table:formula="of:=IF(LEN(['Pacenotes List'.H191]) &gt; 0;IF(LEN(['Pacenotes List'.B191]) &gt; 0;['Pacenotes List'.B191] &amp; &quot;=&quot; &amp; ['Pacenotes List'.D191]);&quot;&quot;)" office:value-type="string" office:string-value="WATER=Water">
            <text:p>WATER=Water</text:p>
          </table:table-cell>
          <table:table-cell table:number-columns-repeated="1020"/>
        </table:table-row>
        <table:table-row table:style-name="ro4">
          <table:table-cell table:formula="of:=IF (LEN(['Pacenotes List'.H192]) &gt; 0; ['Pacenotes List'.H192]; &quot;&quot;)" office:value-type="string" office:string-value="OBSTACLES">
            <text:p>OBSTACLES</text:p>
          </table:table-cell>
          <table:table-cell table:style-name="ce16" table:formula="of:=IF(LEN(['Pacenotes List'.H192]) &gt; 0;&quot;[PACENOTE::&quot; &amp; ['Pacenotes List'.B192] &amp; &quot;]&quot; &amp; CHAR(10) &amp; IF(LEN(['Pacenotes List'.A192]) &gt; 0;&quot;id=&quot; &amp; ['Pacenotes List'.A192] &amp; CHAR(10);&quot;&quot;) &amp; &quot;Sounds=1&quot; &amp; CHAR(10) &amp; &quot;Snd0=&quot; &amp; LOWER(['Pacenotes List'.B192]) &amp; &quot;.ogg&quot; &amp; CHAR(10) &amp; IF(LEN(['Pacenotes List'.F192]) &gt; 0; &quot;link=&quot; &amp; ['Pacenotes List'.F192] &amp; CHAR(10);&quot;&quot;) &amp; IF(LEN(['Pacenotes List'.G192])&gt;0;&quot;standard=&quot; &amp; ['Pacenotes List'.G192] &amp; CHAR(10);&quot;&quot;) &amp; &quot;column=&quot; &amp; ['Pacenotes List'.I192] &amp; CHAR(10);&quot;&quot;)" office:value-type="string" office:string-value="[PACENOTE::PUDDLE]&#10;id=389&#10;Sounds=1&#10;Snd0=puddle.ogg&#10;link=INTO&#10;column=3&#10;">
            <text:p>[PACENOTE::PUDDLE]<text:line-break/>id=389<text:line-break/>Sounds=1<text:line-break/>Snd0=puddle.ogg<text:line-break/>link=INTO<text:line-break/>column=3<text:line-break/></text:p>
          </table:table-cell>
          <table:table-cell table:style-name="ce16" table:formula="of:=IF(LEN(['Pacenotes List'.H192]) &gt; 0;IF(LEN(['Pacenotes List'.B192]) &gt; 0;['Pacenotes List'.B192] &amp; &quot;=&quot; &amp; ['Pacenotes List'.C192]);&quot;&quot;)" office:value-type="string" office:string-value="PUDDLE=Pfütze">
            <text:p>PUDDLE=Pfütze</text:p>
          </table:table-cell>
          <table:table-cell table:style-name="ce16" table:formula="of:=IF(LEN(['Pacenotes List'.H192]) &gt; 0;IF(LEN(['Pacenotes List'.B192]) &gt; 0;['Pacenotes List'.B192] &amp; &quot;=&quot; &amp; ['Pacenotes List'.D192]);&quot;&quot;)" office:value-type="string" office:string-value="PUDDLE=Puddle">
            <text:p>PUDDLE=Puddle</text:p>
          </table:table-cell>
          <table:table-cell table:number-columns-repeated="1020"/>
        </table:table-row>
        <table:table-row table:style-name="ro4">
          <table:table-cell table:formula="of:=IF (LEN(['Pacenotes List'.H193]) &gt; 0; ['Pacenotes List'.H193]; &quot;&quot;)" office:value-type="string" office:string-value="OBSTACLES">
            <text:p>OBSTACLES</text:p>
          </table:table-cell>
          <table:table-cell table:style-name="ce16" table:formula="of:=IF(LEN(['Pacenotes List'.H193]) &gt; 0;&quot;[PACENOTE::&quot; &amp; ['Pacenotes List'.B193] &amp; &quot;]&quot; &amp; CHAR(10) &amp; IF(LEN(['Pacenotes List'.A193]) &gt; 0;&quot;id=&quot; &amp; ['Pacenotes List'.A193] &amp; CHAR(10);&quot;&quot;) &amp; &quot;Sounds=1&quot; &amp; CHAR(10) &amp; &quot;Snd0=&quot; &amp; LOWER(['Pacenotes List'.B193]) &amp; &quot;.ogg&quot; &amp; CHAR(10) &amp; IF(LEN(['Pacenotes List'.F193]) &gt; 0; &quot;link=&quot; &amp; ['Pacenotes List'.F193] &amp; CHAR(10);&quot;&quot;) &amp; IF(LEN(['Pacenotes List'.G193])&gt;0;&quot;standard=&quot; &amp; ['Pacenotes List'.G193] &amp; CHAR(10);&quot;&quot;) &amp; &quot;column=&quot; &amp; ['Pacenotes List'.I193] &amp; CHAR(10);&quot;&quot;)" office:value-type="string" office:string-value="[PACENOTE::NETTING]&#10;id=390&#10;Sounds=1&#10;Snd0=netting.ogg&#10;link=INTO&#10;column=3&#10;">
            <text:p>[PACENOTE::NETTING]<text:line-break/>id=390<text:line-break/>Sounds=1<text:line-break/>Snd0=netting.ogg<text:line-break/>link=INTO<text:line-break/>column=3<text:line-break/></text:p>
          </table:table-cell>
          <table:table-cell table:style-name="ce16" table:formula="of:=IF(LEN(['Pacenotes List'.H193]) &gt; 0;IF(LEN(['Pacenotes List'.B193]) &gt; 0;['Pacenotes List'.B193] &amp; &quot;=&quot; &amp; ['Pacenotes List'.C193]);&quot;&quot;)" office:value-type="string" office:string-value="NETTING=Netz">
            <text:p>NETTING=Netz</text:p>
          </table:table-cell>
          <table:table-cell table:style-name="ce16" table:formula="of:=IF(LEN(['Pacenotes List'.H193]) &gt; 0;IF(LEN(['Pacenotes List'.B193]) &gt; 0;['Pacenotes List'.B193] &amp; &quot;=&quot; &amp; ['Pacenotes List'.D193]);&quot;&quot;)" office:value-type="string" office:string-value="NETTING=Netting">
            <text:p>NETTING=Netting</text:p>
          </table:table-cell>
          <table:table-cell table:number-columns-repeated="1020"/>
        </table:table-row>
        <table:table-row table:style-name="ro4">
          <table:table-cell table:formula="of:=IF (LEN(['Pacenotes List'.H194]) &gt; 0; ['Pacenotes List'.H194]; &quot;&quot;)" office:value-type="string" office:string-value="OBSTACLES">
            <text:p>OBSTACLES</text:p>
          </table:table-cell>
          <table:table-cell table:style-name="ce16" table:formula="of:=IF(LEN(['Pacenotes List'.H194]) &gt; 0;&quot;[PACENOTE::&quot; &amp; ['Pacenotes List'.B194] &amp; &quot;]&quot; &amp; CHAR(10) &amp; IF(LEN(['Pacenotes List'.A194]) &gt; 0;&quot;id=&quot; &amp; ['Pacenotes List'.A194] &amp; CHAR(10);&quot;&quot;) &amp; &quot;Sounds=1&quot; &amp; CHAR(10) &amp; &quot;Snd0=&quot; &amp; LOWER(['Pacenotes List'.B194]) &amp; &quot;.ogg&quot; &amp; CHAR(10) &amp; IF(LEN(['Pacenotes List'.F194]) &gt; 0; &quot;link=&quot; &amp; ['Pacenotes List'.F194] &amp; CHAR(10);&quot;&quot;) &amp; IF(LEN(['Pacenotes List'.G194])&gt;0;&quot;standard=&quot; &amp; ['Pacenotes List'.G194] &amp; CHAR(10);&quot;&quot;) &amp; &quot;column=&quot; &amp; ['Pacenotes List'.I194] &amp; CHAR(10);&quot;&quot;)" office:value-type="string" office:string-value="[PACENOTE::TAPE]&#10;id=391&#10;Sounds=1&#10;Snd0=tape.ogg&#10;link=INTO&#10;column=3&#10;">
            <text:p>[PACENOTE::TAPE]<text:line-break/>id=391<text:line-break/>Sounds=1<text:line-break/>Snd0=tape.ogg<text:line-break/>link=INTO<text:line-break/>column=3<text:line-break/></text:p>
          </table:table-cell>
          <table:table-cell table:style-name="ce16" table:formula="of:=IF(LEN(['Pacenotes List'.H194]) &gt; 0;IF(LEN(['Pacenotes List'.B194]) &gt; 0;['Pacenotes List'.B194] &amp; &quot;=&quot; &amp; ['Pacenotes List'.C194]);&quot;&quot;)" office:value-type="string" office:string-value="TAPE=Band">
            <text:p>TAPE=Band</text:p>
          </table:table-cell>
          <table:table-cell table:style-name="ce16" table:formula="of:=IF(LEN(['Pacenotes List'.H194]) &gt; 0;IF(LEN(['Pacenotes List'.B194]) &gt; 0;['Pacenotes List'.B194] &amp; &quot;=&quot; &amp; ['Pacenotes List'.D194]);&quot;&quot;)" office:value-type="string" office:string-value="TAPE=Tape">
            <text:p>TAPE=Tape</text:p>
          </table:table-cell>
          <table:table-cell table:number-columns-repeated="1020"/>
        </table:table-row>
        <table:table-row table:style-name="ro6">
          <table:table-cell table:formula="of:=IF (LEN(['Pacenotes List'.H195]) &gt; 0; ['Pacenotes List'.H195]; &quot;&quot;)" office:value-type="string" office:string-value="ROAD">
            <text:p>ROAD</text:p>
          </table:table-cell>
          <table:table-cell table:style-name="ce16" table:formula="of:=IF(LEN(['Pacenotes List'.H195]) &gt; 0;&quot;[PACENOTE::&quot; &amp; ['Pacenotes List'.B195] &amp; &quot;]&quot; &amp; CHAR(10) &amp; IF(LEN(['Pacenotes List'.A195]) &gt; 0;&quot;id=&quot; &amp; ['Pacenotes List'.A195] &amp; CHAR(10);&quot;&quot;) &amp; &quot;Sounds=1&quot; &amp; CHAR(10) &amp; &quot;Snd0=&quot; &amp; LOWER(['Pacenotes List'.B195]) &amp; &quot;.ogg&quot; &amp; CHAR(10) &amp; IF(LEN(['Pacenotes List'.F195]) &gt; 0; &quot;link=&quot; &amp; ['Pacenotes List'.F195] &amp; CHAR(10);&quot;&quot;) &amp; IF(LEN(['Pacenotes List'.G195])&gt;0;&quot;standard=&quot; &amp; ['Pacenotes List'.G195] &amp; CHAR(10);&quot;&quot;) &amp; &quot;column=&quot; &amp; ['Pacenotes List'.I195] &amp; CHAR(10);&quot;&quot;)" office:value-type="string" office:string-value="[PACENOTE::LEFT_ENTRY_CHICANE]&#10;id=392&#10;Sounds=1&#10;Snd0=left_entry_chicane.ogg&#10;link=INTO&#10;column=0&#10;">
            <text:p>[PACENOTE::LEFT_ENTRY_CHICANE]<text:line-break/>id=392<text:line-break/>Sounds=1<text:line-break/>Snd0=left_entry_chicane.ogg<text:line-break/>link=INTO<text:line-break/>column=0<text:line-break/></text:p>
          </table:table-cell>
          <table:table-cell table:style-name="ce16" table:formula="of:=IF(LEN(['Pacenotes List'.H195]) &gt; 0;IF(LEN(['Pacenotes List'.B195]) &gt; 0;['Pacenotes List'.B195] &amp; &quot;=&quot; &amp; ['Pacenotes List'.C195]);&quot;&quot;)" office:value-type="string" office:string-value="LEFT_ENTRY_CHICANE=Schikane Eingang Links">
            <text:p>LEFT_ENTRY_CHICANE=Schikane Eingang Links</text:p>
          </table:table-cell>
          <table:table-cell table:style-name="ce16" table:formula="of:=IF(LEN(['Pacenotes List'.H195]) &gt; 0;IF(LEN(['Pacenotes List'.B195]) &gt; 0;['Pacenotes List'.B195] &amp; &quot;=&quot; &amp; ['Pacenotes List'.D195]);&quot;&quot;)" office:value-type="string" office:string-value="LEFT_ENTRY_CHICANE=Left Entry Chicane">
            <text:p>LEFT_ENTRY_CHICANE=Left Entry Chicane</text:p>
          </table:table-cell>
          <table:table-cell table:number-columns-repeated="1020"/>
        </table:table-row>
        <table:table-row table:style-name="ro6">
          <table:table-cell table:formula="of:=IF (LEN(['Pacenotes List'.H196]) &gt; 0; ['Pacenotes List'.H196]; &quot;&quot;)" office:value-type="string" office:string-value="ROAD">
            <text:p>ROAD</text:p>
          </table:table-cell>
          <table:table-cell table:style-name="ce16" table:formula="of:=IF(LEN(['Pacenotes List'.H196]) &gt; 0;&quot;[PACENOTE::&quot; &amp; ['Pacenotes List'.B196] &amp; &quot;]&quot; &amp; CHAR(10) &amp; IF(LEN(['Pacenotes List'.A196]) &gt; 0;&quot;id=&quot; &amp; ['Pacenotes List'.A196] &amp; CHAR(10);&quot;&quot;) &amp; &quot;Sounds=1&quot; &amp; CHAR(10) &amp; &quot;Snd0=&quot; &amp; LOWER(['Pacenotes List'.B196]) &amp; &quot;.ogg&quot; &amp; CHAR(10) &amp; IF(LEN(['Pacenotes List'.F196]) &gt; 0; &quot;link=&quot; &amp; ['Pacenotes List'.F196] &amp; CHAR(10);&quot;&quot;) &amp; IF(LEN(['Pacenotes List'.G196])&gt;0;&quot;standard=&quot; &amp; ['Pacenotes List'.G196] &amp; CHAR(10);&quot;&quot;) &amp; &quot;column=&quot; &amp; ['Pacenotes List'.I196] &amp; CHAR(10);&quot;&quot;)" office:value-type="string" office:string-value="[PACENOTE::RIGHT_ENTRY_CHICANE]&#10;id=393&#10;Sounds=1&#10;Snd0=right_entry_chicane.ogg&#10;link=INTO&#10;column=1&#10;">
            <text:p>[PACENOTE::RIGHT_ENTRY_CHICANE]<text:line-break/>id=393<text:line-break/>Sounds=1<text:line-break/>Snd0=right_entry_chicane.ogg<text:line-break/>link=INTO<text:line-break/>column=1<text:line-break/></text:p>
          </table:table-cell>
          <table:table-cell table:style-name="ce16" table:formula="of:=IF(LEN(['Pacenotes List'.H196]) &gt; 0;IF(LEN(['Pacenotes List'.B196]) &gt; 0;['Pacenotes List'.B196] &amp; &quot;=&quot; &amp; ['Pacenotes List'.C196]);&quot;&quot;)" office:value-type="string" office:string-value="RIGHT_ENTRY_CHICANE=Schikane Eingang Rechts">
            <text:p>RIGHT_ENTRY_CHICANE=Schikane Eingang Rechts</text:p>
          </table:table-cell>
          <table:table-cell table:style-name="ce16" table:formula="of:=IF(LEN(['Pacenotes List'.H196]) &gt; 0;IF(LEN(['Pacenotes List'.B196]) &gt; 0;['Pacenotes List'.B196] &amp; &quot;=&quot; &amp; ['Pacenotes List'.D196]);&quot;&quot;)" office:value-type="string" office:string-value="RIGHT_ENTRY_CHICANE=Right Entry Chicane">
            <text:p>RIGHT_ENTRY_CHICANE=Right Entry Chicane</text:p>
          </table:table-cell>
          <table:table-cell table:number-columns-repeated="1020"/>
        </table:table-row>
        <table:table-row table:style-name="ro6">
          <table:table-cell table:formula="of:=IF (LEN(['Pacenotes List'.H197]) &gt; 0; ['Pacenotes List'.H197]; &quot;&quot;)" office:value-type="string" office:string-value="OBSTACLES">
            <text:p>OBSTACLES</text:p>
          </table:table-cell>
          <table:table-cell table:style-name="ce16" table:formula="of:=IF(LEN(['Pacenotes List'.H197]) &gt; 0;&quot;[PACENOTE::&quot; &amp; ['Pacenotes List'.B197] &amp; &quot;]&quot; &amp; CHAR(10) &amp; IF(LEN(['Pacenotes List'.A197]) &gt; 0;&quot;id=&quot; &amp; ['Pacenotes List'.A197] &amp; CHAR(10);&quot;&quot;) &amp; &quot;Sounds=1&quot; &amp; CHAR(10) &amp; &quot;Snd0=&quot; &amp; LOWER(['Pacenotes List'.B197]) &amp; &quot;.ogg&quot; &amp; CHAR(10) &amp; IF(LEN(['Pacenotes List'.F197]) &gt; 0; &quot;link=&quot; &amp; ['Pacenotes List'.F197] &amp; CHAR(10);&quot;&quot;) &amp; IF(LEN(['Pacenotes List'.G197])&gt;0;&quot;standard=&quot; &amp; ['Pacenotes List'.G197] &amp; CHAR(10);&quot;&quot;) &amp; &quot;column=&quot; &amp; ['Pacenotes List'.I197] &amp; CHAR(10);&quot;&quot;)" office:value-type="string" office:string-value="[PACENOTE::TYRES]&#10;id=394&#10;Sounds=1&#10;Snd0=tyres.ogg&#10;link=INTO&#10;column=0&#10;">
            <text:p>[PACENOTE::TYRES]<text:line-break/>id=394<text:line-break/>Sounds=1<text:line-break/>Snd0=tyres.ogg<text:line-break/>link=INTO<text:line-break/>column=0<text:line-break/></text:p>
          </table:table-cell>
          <table:table-cell table:style-name="ce16" table:formula="of:=IF(LEN(['Pacenotes List'.H197]) &gt; 0;IF(LEN(['Pacenotes List'.B197]) &gt; 0;['Pacenotes List'.B197] &amp; &quot;=&quot; &amp; ['Pacenotes List'.C197]);&quot;&quot;)" office:value-type="string" office:string-value="TYRES=Reifen">
            <text:p>TYRES=Reifen</text:p>
          </table:table-cell>
          <table:table-cell table:style-name="ce16" table:formula="of:=IF(LEN(['Pacenotes List'.H197]) &gt; 0;IF(LEN(['Pacenotes List'.B197]) &gt; 0;['Pacenotes List'.B197] &amp; &quot;=&quot; &amp; ['Pacenotes List'.D197]);&quot;&quot;)" office:value-type="string" office:string-value="TYRES=Tyres">
            <text:p>TYRES=Tyres</text:p>
          </table:table-cell>
          <table:table-cell table:number-columns-repeated="1020"/>
        </table:table-row>
        <table:table-row table:style-name="ro6">
          <table:table-cell table:formula="of:=IF (LEN(['Pacenotes List'.H198]) &gt; 0; ['Pacenotes List'.H198]; &quot;&quot;)" office:value-type="string" office:string-value="OBSTACLES">
            <text:p>OBSTACLES</text:p>
          </table:table-cell>
          <table:table-cell table:style-name="ce16" table:formula="of:=IF(LEN(['Pacenotes List'.H198]) &gt; 0;&quot;[PACENOTE::&quot; &amp; ['Pacenotes List'.B198] &amp; &quot;]&quot; &amp; CHAR(10) &amp; IF(LEN(['Pacenotes List'.A198]) &gt; 0;&quot;id=&quot; &amp; ['Pacenotes List'.A198] &amp; CHAR(10);&quot;&quot;) &amp; &quot;Sounds=1&quot; &amp; CHAR(10) &amp; &quot;Snd0=&quot; &amp; LOWER(['Pacenotes List'.B198]) &amp; &quot;.ogg&quot; &amp; CHAR(10) &amp; IF(LEN(['Pacenotes List'.F198]) &gt; 0; &quot;link=&quot; &amp; ['Pacenotes List'.F198] &amp; CHAR(10);&quot;&quot;) &amp; IF(LEN(['Pacenotes List'.G198])&gt;0;&quot;standard=&quot; &amp; ['Pacenotes List'.G198] &amp; CHAR(10);&quot;&quot;) &amp; &quot;column=&quot; &amp; ['Pacenotes List'.I198] &amp; CHAR(10);&quot;&quot;)" office:value-type="string" office:string-value="[PACENOTE::SPECTATORS]&#10;id=395&#10;Sounds=1&#10;Snd0=spectators.ogg&#10;link=INTO&#10;column=1&#10;">
            <text:p>[PACENOTE::SPECTATORS]<text:line-break/>id=395<text:line-break/>Sounds=1<text:line-break/>Snd0=spectators.ogg<text:line-break/>link=INTO<text:line-break/>column=1<text:line-break/></text:p>
          </table:table-cell>
          <table:table-cell table:style-name="ce16" table:formula="of:=IF(LEN(['Pacenotes List'.H198]) &gt; 0;IF(LEN(['Pacenotes List'.B198]) &gt; 0;['Pacenotes List'.B198] &amp; &quot;=&quot; &amp; ['Pacenotes List'.C198]);&quot;&quot;)" office:value-type="string" office:string-value="SPECTATORS=Zuschauer">
            <text:p>SPECTATORS=Zuschauer</text:p>
          </table:table-cell>
          <table:table-cell table:style-name="ce16" table:formula="of:=IF(LEN(['Pacenotes List'.H198]) &gt; 0;IF(LEN(['Pacenotes List'.B198]) &gt; 0;['Pacenotes List'.B198] &amp; &quot;=&quot; &amp; ['Pacenotes List'.D198]);&quot;&quot;)" office:value-type="string" office:string-value="SPECTATORS=Spectators">
            <text:p>SPECTATORS=Spectators</text:p>
          </table:table-cell>
          <table:table-cell table:number-columns-repeated="1020"/>
        </table:table-row>
        <table:table-row table:style-name="ro4">
          <table:table-cell table:formula="of:=IF (LEN(['Pacenotes List'.H199]) &gt; 0; ['Pacenotes List'.H199]; &quot;&quot;)" office:value-type="string" office:string-value="OBSTACLES">
            <text:p>OBSTACLES</text:p>
          </table:table-cell>
          <table:table-cell table:style-name="ce16" table:formula="of:=IF(LEN(['Pacenotes List'.H199]) &gt; 0;&quot;[PACENOTE::&quot; &amp; ['Pacenotes List'.B199] &amp; &quot;]&quot; &amp; CHAR(10) &amp; IF(LEN(['Pacenotes List'.A199]) &gt; 0;&quot;id=&quot; &amp; ['Pacenotes List'.A199] &amp; CHAR(10);&quot;&quot;) &amp; &quot;Sounds=1&quot; &amp; CHAR(10) &amp; &quot;Snd0=&quot; &amp; LOWER(['Pacenotes List'.B199]) &amp; &quot;.ogg&quot; &amp; CHAR(10) &amp; IF(LEN(['Pacenotes List'.F199]) &gt; 0; &quot;link=&quot; &amp; ['Pacenotes List'.F199] &amp; CHAR(10);&quot;&quot;) &amp; IF(LEN(['Pacenotes List'.G199])&gt;0;&quot;standard=&quot; &amp; ['Pacenotes List'.G199] &amp; CHAR(10);&quot;&quot;) &amp; &quot;column=&quot; &amp; ['Pacenotes List'.I199] &amp; CHAR(10);&quot;&quot;)" office:value-type="string" office:string-value="[PACENOTE::MARSHALLS]&#10;id=396&#10;Sounds=1&#10;Snd0=marshalls.ogg&#10;link=INTO&#10;column=2&#10;">
            <text:p>[PACENOTE::MARSHALLS]<text:line-break/>id=396<text:line-break/>Sounds=1<text:line-break/>Snd0=marshalls.ogg<text:line-break/>link=INTO<text:line-break/>column=2<text:line-break/></text:p>
          </table:table-cell>
          <table:table-cell table:style-name="ce16" table:formula="of:=IF(LEN(['Pacenotes List'.H199]) &gt; 0;IF(LEN(['Pacenotes List'.B199]) &gt; 0;['Pacenotes List'.B199] &amp; &quot;=&quot; &amp; ['Pacenotes List'.C199]);&quot;&quot;)" office:value-type="string" office:string-value="MARSHALLS=Posten">
            <text:p>MARSHALLS=Posten</text:p>
          </table:table-cell>
          <table:table-cell table:style-name="ce16" table:formula="of:=IF(LEN(['Pacenotes List'.H199]) &gt; 0;IF(LEN(['Pacenotes List'.B199]) &gt; 0;['Pacenotes List'.B199] &amp; &quot;=&quot; &amp; ['Pacenotes List'.D199]);&quot;&quot;)" office:value-type="string" office:string-value="MARSHALLS=Marshalls">
            <text:p>MARSHALLS=Marshalls</text:p>
          </table:table-cell>
          <table:table-cell table:number-columns-repeated="1020"/>
        </table:table-row>
        <table:table-row table:style-name="ro4">
          <table:table-cell table:formula="of:=IF (LEN(['Pacenotes List'.H200]) &gt; 0; ['Pacenotes List'.H200]; &quot;&quot;)" office:value-type="string" office:string-value="OBSTACLES">
            <text:p>OBSTACLES</text:p>
          </table:table-cell>
          <table:table-cell table:style-name="ce16" table:formula="of:=IF(LEN(['Pacenotes List'.H200]) &gt; 0;&quot;[PACENOTE::&quot; &amp; ['Pacenotes List'.B200] &amp; &quot;]&quot; &amp; CHAR(10) &amp; IF(LEN(['Pacenotes List'.A200]) &gt; 0;&quot;id=&quot; &amp; ['Pacenotes List'.A200] &amp; CHAR(10);&quot;&quot;) &amp; &quot;Sounds=1&quot; &amp; CHAR(10) &amp; &quot;Snd0=&quot; &amp; LOWER(['Pacenotes List'.B200]) &amp; &quot;.ogg&quot; &amp; CHAR(10) &amp; IF(LEN(['Pacenotes List'.F200]) &gt; 0; &quot;link=&quot; &amp; ['Pacenotes List'.F200] &amp; CHAR(10);&quot;&quot;) &amp; IF(LEN(['Pacenotes List'.G200])&gt;0;&quot;standard=&quot; &amp; ['Pacenotes List'.G200] &amp; CHAR(10);&quot;&quot;) &amp; &quot;column=&quot; &amp; ['Pacenotes List'.I200] &amp; CHAR(10);&quot;&quot;)" office:value-type="string" office:string-value="[PACENOTE::BARRELS]&#10;id=397&#10;Sounds=1&#10;Snd0=barrels.ogg&#10;link=INTO&#10;column=2&#10;">
            <text:p>[PACENOTE::BARRELS]<text:line-break/>id=397<text:line-break/>Sounds=1<text:line-break/>Snd0=barrels.ogg<text:line-break/>link=INTO<text:line-break/>column=2<text:line-break/></text:p>
          </table:table-cell>
          <table:table-cell table:style-name="ce16" table:formula="of:=IF(LEN(['Pacenotes List'.H200]) &gt; 0;IF(LEN(['Pacenotes List'.B200]) &gt; 0;['Pacenotes List'.B200] &amp; &quot;=&quot; &amp; ['Pacenotes List'.C200]);&quot;&quot;)" office:value-type="string" office:string-value="BARRELS=Fässer">
            <text:p>BARRELS=Fässer</text:p>
          </table:table-cell>
          <table:table-cell table:style-name="ce16" table:formula="of:=IF(LEN(['Pacenotes List'.H200]) &gt; 0;IF(LEN(['Pacenotes List'.B200]) &gt; 0;['Pacenotes List'.B200] &amp; &quot;=&quot; &amp; ['Pacenotes List'.D200]);&quot;&quot;)" office:value-type="string" office:string-value="BARRELS=Barrels">
            <text:p>BARRELS=Barrels</text:p>
          </table:table-cell>
          <table:table-cell table:number-columns-repeated="1020"/>
        </table:table-row>
        <table:table-row table:style-name="ro4">
          <table:table-cell table:formula="of:=IF (LEN(['Pacenotes List'.H201]) &gt; 0; ['Pacenotes List'.H201]; &quot;&quot;)">
            <text:p/>
          </table:table-cell>
          <table:table-cell table:style-name="ce16" table:formula="of:=IF(LEN(['Pacenotes List'.H201]) &gt; 0;&quot;[PACENOTE::&quot; &amp; ['Pacenotes List'.B201] &amp; &quot;]&quot; &amp; CHAR(10) &amp; IF(LEN(['Pacenotes List'.A201]) &gt; 0;&quot;id=&quot; &amp; ['Pacenotes List'.A201] &amp; CHAR(10);&quot;&quot;) &amp; &quot;Sounds=1&quot; &amp; CHAR(10) &amp; &quot;Snd0=&quot; &amp; LOWER(['Pacenotes List'.B201]) &amp; &quot;.ogg&quot; &amp; CHAR(10) &amp; IF(LEN(['Pacenotes List'.F201]) &gt; 0; &quot;link=&quot; &amp; ['Pacenotes List'.F201] &amp; CHAR(10);&quot;&quot;) &amp; IF(LEN(['Pacenotes List'.G201])&gt;0;&quot;standard=&quot; &amp; ['Pacenotes List'.G201] &amp; CHAR(10);&quot;&quot;) &amp; &quot;column=&quot; &amp; ['Pacenotes List'.I201] &amp; CHAR(10);&quot;&quot;)">
            <text:p/>
          </table:table-cell>
          <table:table-cell table:style-name="ce16" table:formula="of:=IF(LEN(['Pacenotes List'.H201]) &gt; 0;IF(LEN(['Pacenotes List'.B201]) &gt; 0;['Pacenotes List'.B201] &amp; &quot;=&quot; &amp; ['Pacenotes List'.C201]);&quot;&quot;)">
            <text:p/>
          </table:table-cell>
          <table:table-cell table:style-name="ce16" table:formula="of:=IF(LEN(['Pacenotes List'.H201]) &gt; 0;IF(LEN(['Pacenotes List'.B201]) &gt; 0;['Pacenotes List'.B201] &amp; &quot;=&quot; &amp; ['Pacenotes List'.D201]);&quot;&quot;)">
            <text:p/>
          </table:table-cell>
          <table:table-cell table:number-columns-repeated="1020"/>
        </table:table-row>
        <table:table-row table:style-name="ro4">
          <table:table-cell table:formula="of:=IF (LEN(['Pacenotes List'.H202]) &gt; 0; ['Pacenotes List'.H202]; &quot;&quot;)" office:value-type="string" office:string-value="CONSTRUCTION">
            <text:p>CONSTRUCTION</text:p>
          </table:table-cell>
          <table:table-cell table:style-name="ce16" table:formula="of:=IF(LEN(['Pacenotes List'.H202]) &gt; 0;&quot;[PACENOTE::&quot; &amp; ['Pacenotes List'.B202] &amp; &quot;]&quot; &amp; CHAR(10) &amp; IF(LEN(['Pacenotes List'.A202]) &gt; 0;&quot;id=&quot; &amp; ['Pacenotes List'.A202] &amp; CHAR(10);&quot;&quot;) &amp; &quot;Sounds=1&quot; &amp; CHAR(10) &amp; &quot;Snd0=&quot; &amp; LOWER(['Pacenotes List'.B202]) &amp; &quot;.ogg&quot; &amp; CHAR(10) &amp; IF(LEN(['Pacenotes List'.F202]) &gt; 0; &quot;link=&quot; &amp; ['Pacenotes List'.F202] &amp; CHAR(10);&quot;&quot;) &amp; IF(LEN(['Pacenotes List'.G202])&gt;0;&quot;standard=&quot; &amp; ['Pacenotes List'.G202] &amp; CHAR(10);&quot;&quot;) &amp; &quot;column=&quot; &amp; ['Pacenotes List'.I202] &amp; CHAR(10);&quot;&quot;)" office:value-type="string" office:string-value="[PACENOTE::ROUNDABOUT]&#10;id=399&#10;Sounds=1&#10;Snd0=roundabout.ogg&#10;link=INTO&#10;column=1&#10;">
            <text:p>[PACENOTE::ROUNDABOUT]<text:line-break/>id=399<text:line-break/>Sounds=1<text:line-break/>Snd0=roundabout.ogg<text:line-break/>link=INTO<text:line-break/>column=1<text:line-break/></text:p>
          </table:table-cell>
          <table:table-cell table:style-name="ce16" table:formula="of:=IF(LEN(['Pacenotes List'.H202]) &gt; 0;IF(LEN(['Pacenotes List'.B202]) &gt; 0;['Pacenotes List'.B202] &amp; &quot;=&quot; &amp; ['Pacenotes List'.C202]);&quot;&quot;)" office:value-type="string" office:string-value="ROUNDABOUT=Kreisverkehr">
            <text:p>ROUNDABOUT=Kreisverkehr</text:p>
          </table:table-cell>
          <table:table-cell table:style-name="ce16" table:formula="of:=IF(LEN(['Pacenotes List'.H202]) &gt; 0;IF(LEN(['Pacenotes List'.B202]) &gt; 0;['Pacenotes List'.B202] &amp; &quot;=&quot; &amp; ['Pacenotes List'.D202]);&quot;&quot;)" office:value-type="string" office:string-value="ROUNDABOUT=Roundabout">
            <text:p>ROUNDABOUT=Roundabout</text:p>
          </table:table-cell>
          <table:table-cell table:number-columns-repeated="1020"/>
        </table:table-row>
        <table:table-row table:style-name="ro4">
          <table:table-cell table:formula="of:=IF (LEN(['Pacenotes List'.H203]) &gt; 0; ['Pacenotes List'.H203]; &quot;&quot;)">
            <text:p/>
          </table:table-cell>
          <table:table-cell table:style-name="ce16" table:formula="of:=IF(LEN(['Pacenotes List'.H203]) &gt; 0;&quot;[PACENOTE::&quot; &amp; ['Pacenotes List'.B203] &amp; &quot;]&quot; &amp; CHAR(10) &amp; IF(LEN(['Pacenotes List'.A203]) &gt; 0;&quot;id=&quot; &amp; ['Pacenotes List'.A203] &amp; CHAR(10);&quot;&quot;) &amp; &quot;Sounds=1&quot; &amp; CHAR(10) &amp; &quot;Snd0=&quot; &amp; LOWER(['Pacenotes List'.B203]) &amp; &quot;.ogg&quot; &amp; CHAR(10) &amp; IF(LEN(['Pacenotes List'.F203]) &gt; 0; &quot;link=&quot; &amp; ['Pacenotes List'.F203] &amp; CHAR(10);&quot;&quot;) &amp; IF(LEN(['Pacenotes List'.G203])&gt;0;&quot;standard=&quot; &amp; ['Pacenotes List'.G203] &amp; CHAR(10);&quot;&quot;) &amp; &quot;column=&quot; &amp; ['Pacenotes List'.I203] &amp; CHAR(10);&quot;&quot;)">
            <text:p/>
          </table:table-cell>
          <table:table-cell table:style-name="ce16" table:formula="of:=IF(LEN(['Pacenotes List'.H203]) &gt; 0;IF(LEN(['Pacenotes List'.B203]) &gt; 0;['Pacenotes List'.B203] &amp; &quot;=&quot; &amp; ['Pacenotes List'.C203]);&quot;&quot;)">
            <text:p/>
          </table:table-cell>
          <table:table-cell table:style-name="ce16" table:formula="of:=IF(LEN(['Pacenotes List'.H203]) &gt; 0;IF(LEN(['Pacenotes List'.B203]) &gt; 0;['Pacenotes List'.B203] &amp; &quot;=&quot; &amp; ['Pacenotes List'.D203]);&quot;&quot;)">
            <text:p/>
          </table:table-cell>
          <table:table-cell table:number-columns-repeated="1020"/>
        </table:table-row>
        <table:table-row table:style-name="ro4">
          <table:table-cell table:formula="of:=IF (LEN(['Pacenotes List'.H204]) &gt; 0; ['Pacenotes List'.H204]; &quot;&quot;)">
            <text:p/>
          </table:table-cell>
          <table:table-cell table:style-name="ce16" table:formula="of:=IF(LEN(['Pacenotes List'.H204]) &gt; 0;&quot;[PACENOTE::&quot; &amp; ['Pacenotes List'.B204] &amp; &quot;]&quot; &amp; CHAR(10) &amp; IF(LEN(['Pacenotes List'.A204]) &gt; 0;&quot;id=&quot; &amp; ['Pacenotes List'.A204] &amp; CHAR(10);&quot;&quot;) &amp; &quot;Sounds=1&quot; &amp; CHAR(10) &amp; &quot;Snd0=&quot; &amp; LOWER(['Pacenotes List'.B204]) &amp; &quot;.ogg&quot; &amp; CHAR(10) &amp; IF(LEN(['Pacenotes List'.F204]) &gt; 0; &quot;link=&quot; &amp; ['Pacenotes List'.F204] &amp; CHAR(10);&quot;&quot;) &amp; IF(LEN(['Pacenotes List'.G204])&gt;0;&quot;standard=&quot; &amp; ['Pacenotes List'.G204] &amp; CHAR(10);&quot;&quot;) &amp; &quot;column=&quot; &amp; ['Pacenotes List'.I204] &amp; CHAR(10);&quot;&quot;)">
            <text:p/>
          </table:table-cell>
          <table:table-cell table:style-name="ce16" table:formula="of:=IF(LEN(['Pacenotes List'.H204]) &gt; 0;IF(LEN(['Pacenotes List'.B204]) &gt; 0;['Pacenotes List'.B204] &amp; &quot;=&quot; &amp; ['Pacenotes List'.C204]);&quot;&quot;)">
            <text:p/>
          </table:table-cell>
          <table:table-cell table:style-name="ce16" table:formula="of:=IF(LEN(['Pacenotes List'.H204]) &gt; 0;IF(LEN(['Pacenotes List'.B204]) &gt; 0;['Pacenotes List'.B204] &amp; &quot;=&quot; &amp; ['Pacenotes List'.D204]);&quot;&quot;)">
            <text:p/>
          </table:table-cell>
          <table:table-cell table:number-columns-repeated="1020"/>
        </table:table-row>
        <table:table-row table:style-name="ro4">
          <table:table-cell table:formula="of:=IF (LEN(['Pacenotes List'.H205]) &gt; 0; ['Pacenotes List'.H205]; &quot;&quot;)">
            <text:p/>
          </table:table-cell>
          <table:table-cell table:style-name="ce16" table:formula="of:=IF(LEN(['Pacenotes List'.H205]) &gt; 0;&quot;[PACENOTE::&quot; &amp; ['Pacenotes List'.B205] &amp; &quot;]&quot; &amp; CHAR(10) &amp; IF(LEN(['Pacenotes List'.A205]) &gt; 0;&quot;id=&quot; &amp; ['Pacenotes List'.A205] &amp; CHAR(10);&quot;&quot;) &amp; &quot;Sounds=1&quot; &amp; CHAR(10) &amp; &quot;Snd0=&quot; &amp; LOWER(['Pacenotes List'.B205]) &amp; &quot;.ogg&quot; &amp; CHAR(10) &amp; IF(LEN(['Pacenotes List'.F205]) &gt; 0; &quot;link=&quot; &amp; ['Pacenotes List'.F205] &amp; CHAR(10);&quot;&quot;) &amp; IF(LEN(['Pacenotes List'.G205])&gt;0;&quot;standard=&quot; &amp; ['Pacenotes List'.G205] &amp; CHAR(10);&quot;&quot;) &amp; &quot;column=&quot; &amp; ['Pacenotes List'.I205] &amp; CHAR(10);&quot;&quot;)">
            <text:p/>
          </table:table-cell>
          <table:table-cell table:style-name="ce16" table:formula="of:=IF(LEN(['Pacenotes List'.H205]) &gt; 0;IF(LEN(['Pacenotes List'.B205]) &gt; 0;['Pacenotes List'.B205] &amp; &quot;=&quot; &amp; ['Pacenotes List'.C205]);&quot;&quot;)">
            <text:p/>
          </table:table-cell>
          <table:table-cell table:style-name="ce16" table:formula="of:=IF(LEN(['Pacenotes List'.H205]) &gt; 0;IF(LEN(['Pacenotes List'.B205]) &gt; 0;['Pacenotes List'.B205] &amp; &quot;=&quot; &amp; ['Pacenotes List'.D205]);&quot;&quot;)">
            <text:p/>
          </table:table-cell>
          <table:table-cell table:number-columns-repeated="1020"/>
        </table:table-row>
        <table:table-row table:style-name="ro4">
          <table:table-cell table:formula="of:=IF (LEN(['Pacenotes List'.H206]) &gt; 0; ['Pacenotes List'.H206]; &quot;&quot;)">
            <text:p/>
          </table:table-cell>
          <table:table-cell table:style-name="ce16" table:formula="of:=IF(LEN(['Pacenotes List'.H206]) &gt; 0;&quot;[PACENOTE::&quot; &amp; ['Pacenotes List'.B206] &amp; &quot;]&quot; &amp; CHAR(10) &amp; IF(LEN(['Pacenotes List'.A206]) &gt; 0;&quot;id=&quot; &amp; ['Pacenotes List'.A206] &amp; CHAR(10);&quot;&quot;) &amp; &quot;Sounds=1&quot; &amp; CHAR(10) &amp; &quot;Snd0=&quot; &amp; LOWER(['Pacenotes List'.B206]) &amp; &quot;.ogg&quot; &amp; CHAR(10) &amp; IF(LEN(['Pacenotes List'.F206]) &gt; 0; &quot;link=&quot; &amp; ['Pacenotes List'.F206] &amp; CHAR(10);&quot;&quot;) &amp; IF(LEN(['Pacenotes List'.G206])&gt;0;&quot;standard=&quot; &amp; ['Pacenotes List'.G206] &amp; CHAR(10);&quot;&quot;) &amp; &quot;column=&quot; &amp; ['Pacenotes List'.I206] &amp; CHAR(10);&quot;&quot;)">
            <text:p/>
          </table:table-cell>
          <table:table-cell table:style-name="ce16" table:formula="of:=IF(LEN(['Pacenotes List'.H206]) &gt; 0;IF(LEN(['Pacenotes List'.B206]) &gt; 0;['Pacenotes List'.B206] &amp; &quot;=&quot; &amp; ['Pacenotes List'.C206]);&quot;&quot;)">
            <text:p/>
          </table:table-cell>
          <table:table-cell table:style-name="ce16" table:formula="of:=IF(LEN(['Pacenotes List'.H206]) &gt; 0;IF(LEN(['Pacenotes List'.B206]) &gt; 0;['Pacenotes List'.B206] &amp; &quot;=&quot; &amp; ['Pacenotes List'.D206]);&quot;&quot;)">
            <text:p/>
          </table:table-cell>
          <table:table-cell table:number-columns-repeated="1020"/>
        </table:table-row>
        <table:table-row table:style-name="ro4">
          <table:table-cell table:formula="of:=IF (LEN(['Pacenotes List'.H207]) &gt; 0; ['Pacenotes List'.H207]; &quot;&quot;)" office:value-type="string" office:string-value="PREPOSITIONS">
            <text:p>PREPOSITIONS</text:p>
          </table:table-cell>
          <table:table-cell table:style-name="ce16" table:formula="of:=IF(LEN(['Pacenotes List'.H207]) &gt; 0;&quot;[PACENOTE::&quot; &amp; ['Pacenotes List'.B207] &amp; &quot;]&quot; &amp; CHAR(10) &amp; IF(LEN(['Pacenotes List'.A207]) &gt; 0;&quot;id=&quot; &amp; ['Pacenotes List'.A207] &amp; CHAR(10);&quot;&quot;) &amp; &quot;Sounds=1&quot; &amp; CHAR(10) &amp; &quot;Snd0=&quot; &amp; LOWER(['Pacenotes List'.B207]) &amp; &quot;.ogg&quot; &amp; CHAR(10) &amp; IF(LEN(['Pacenotes List'.F207]) &gt; 0; &quot;link=&quot; &amp; ['Pacenotes List'.F207] &amp; CHAR(10);&quot;&quot;) &amp; IF(LEN(['Pacenotes List'.G207])&gt;0;&quot;standard=&quot; &amp; ['Pacenotes List'.G207] &amp; CHAR(10);&quot;&quot;) &amp; &quot;column=&quot; &amp; ['Pacenotes List'.I207] &amp; CHAR(10);&quot;&quot;)" office:value-type="string" office:string-value="[PACENOTE::THROUGH]&#10;id=400&#10;Sounds=1&#10;Snd0=through.ogg&#10;column=1&#10;">
            <text:p>[PACENOTE::THROUGH]<text:line-break/>id=400<text:line-break/>Sounds=1<text:line-break/>Snd0=through.ogg<text:line-break/>column=1<text:line-break/></text:p>
          </table:table-cell>
          <table:table-cell table:style-name="ce16" table:formula="of:=IF(LEN(['Pacenotes List'.H207]) &gt; 0;IF(LEN(['Pacenotes List'.B207]) &gt; 0;['Pacenotes List'.B207] &amp; &quot;=&quot; &amp; ['Pacenotes List'.C207]);&quot;&quot;)" office:value-type="string" office:string-value="THROUGH=Durch">
            <text:p>THROUGH=Durch</text:p>
          </table:table-cell>
          <table:table-cell table:style-name="ce16" table:formula="of:=IF(LEN(['Pacenotes List'.H207]) &gt; 0;IF(LEN(['Pacenotes List'.B207]) &gt; 0;['Pacenotes List'.B207] &amp; &quot;=&quot; &amp; ['Pacenotes List'.D207]);&quot;&quot;)" office:value-type="string" office:string-value="THROUGH=Through">
            <text:p>THROUGH=Through</text:p>
          </table:table-cell>
          <table:table-cell table:number-columns-repeated="1020"/>
        </table:table-row>
        <table:table-row table:style-name="ro4">
          <table:table-cell table:formula="of:=IF (LEN(['Pacenotes List'.H208]) &gt; 0; ['Pacenotes List'.H208]; &quot;&quot;)" office:value-type="string" office:string-value="PREPOSITIONS">
            <text:p>PREPOSITIONS</text:p>
          </table:table-cell>
          <table:table-cell table:style-name="ce16" table:formula="of:=IF(LEN(['Pacenotes List'.H208]) &gt; 0;&quot;[PACENOTE::&quot; &amp; ['Pacenotes List'.B208] &amp; &quot;]&quot; &amp; CHAR(10) &amp; IF(LEN(['Pacenotes List'.A208]) &gt; 0;&quot;id=&quot; &amp; ['Pacenotes List'.A208] &amp; CHAR(10);&quot;&quot;) &amp; &quot;Sounds=1&quot; &amp; CHAR(10) &amp; &quot;Snd0=&quot; &amp; LOWER(['Pacenotes List'.B208]) &amp; &quot;.ogg&quot; &amp; CHAR(10) &amp; IF(LEN(['Pacenotes List'.F208]) &gt; 0; &quot;link=&quot; &amp; ['Pacenotes List'.F208] &amp; CHAR(10);&quot;&quot;) &amp; IF(LEN(['Pacenotes List'.G208])&gt;0;&quot;standard=&quot; &amp; ['Pacenotes List'.G208] &amp; CHAR(10);&quot;&quot;) &amp; &quot;column=&quot; &amp; ['Pacenotes List'.I208] &amp; CHAR(10);&quot;&quot;)" office:value-type="string" office:string-value="[PACENOTE::AFTER]&#10;id=401&#10;Sounds=1&#10;Snd0=after.ogg&#10;column=0&#10;">
            <text:p>[PACENOTE::AFTER]<text:line-break/>id=401<text:line-break/>Sounds=1<text:line-break/>Snd0=after.ogg<text:line-break/>column=0<text:line-break/></text:p>
          </table:table-cell>
          <table:table-cell table:style-name="ce16" table:formula="of:=IF(LEN(['Pacenotes List'.H208]) &gt; 0;IF(LEN(['Pacenotes List'.B208]) &gt; 0;['Pacenotes List'.B208] &amp; &quot;=&quot; &amp; ['Pacenotes List'.C208]);&quot;&quot;)" office:value-type="string" office:string-value="AFTER=Nach">
            <text:p>AFTER=Nach</text:p>
          </table:table-cell>
          <table:table-cell table:style-name="ce16" table:formula="of:=IF(LEN(['Pacenotes List'.H208]) &gt; 0;IF(LEN(['Pacenotes List'.B208]) &gt; 0;['Pacenotes List'.B208] &amp; &quot;=&quot; &amp; ['Pacenotes List'.D208]);&quot;&quot;)" office:value-type="string" office:string-value="AFTER=After">
            <text:p>AFTER=After</text:p>
          </table:table-cell>
          <table:table-cell table:number-columns-repeated="1020"/>
        </table:table-row>
        <table:table-row table:style-name="ro4">
          <table:table-cell table:formula="of:=IF (LEN(['Pacenotes List'.H209]) &gt; 0; ['Pacenotes List'.H209]; &quot;&quot;)" office:value-type="string" office:string-value="PREPOSITIONS">
            <text:p>PREPOSITIONS</text:p>
          </table:table-cell>
          <table:table-cell table:style-name="ce16" table:formula="of:=IF(LEN(['Pacenotes List'.H209]) &gt; 0;&quot;[PACENOTE::&quot; &amp; ['Pacenotes List'.B209] &amp; &quot;]&quot; &amp; CHAR(10) &amp; IF(LEN(['Pacenotes List'.A209]) &gt; 0;&quot;id=&quot; &amp; ['Pacenotes List'.A209] &amp; CHAR(10);&quot;&quot;) &amp; &quot;Sounds=1&quot; &amp; CHAR(10) &amp; &quot;Snd0=&quot; &amp; LOWER(['Pacenotes List'.B209]) &amp; &quot;.ogg&quot; &amp; CHAR(10) &amp; IF(LEN(['Pacenotes List'.F209]) &gt; 0; &quot;link=&quot; &amp; ['Pacenotes List'.F209] &amp; CHAR(10);&quot;&quot;) &amp; IF(LEN(['Pacenotes List'.G209])&gt;0;&quot;standard=&quot; &amp; ['Pacenotes List'.G209] &amp; CHAR(10);&quot;&quot;) &amp; &quot;column=&quot; &amp; ['Pacenotes List'.I209] &amp; CHAR(10);&quot;&quot;)" office:value-type="string" office:string-value="[PACENOTE::NEAR]&#10;id=402&#10;Sounds=1&#10;Snd0=near.ogg&#10;column=2&#10;">
            <text:p>[PACENOTE::NEAR]<text:line-break/>id=402<text:line-break/>Sounds=1<text:line-break/>Snd0=near.ogg<text:line-break/>column=2<text:line-break/></text:p>
          </table:table-cell>
          <table:table-cell table:style-name="ce16" table:formula="of:=IF(LEN(['Pacenotes List'.H209]) &gt; 0;IF(LEN(['Pacenotes List'.B209]) &gt; 0;['Pacenotes List'.B209] &amp; &quot;=&quot; &amp; ['Pacenotes List'.C209]);&quot;&quot;)" office:value-type="string" office:string-value="NEAR=Nahe">
            <text:p>NEAR=Nahe</text:p>
          </table:table-cell>
          <table:table-cell table:style-name="ce16" table:formula="of:=IF(LEN(['Pacenotes List'.H209]) &gt; 0;IF(LEN(['Pacenotes List'.B209]) &gt; 0;['Pacenotes List'.B209] &amp; &quot;=&quot; &amp; ['Pacenotes List'.D209]);&quot;&quot;)" office:value-type="string" office:string-value="NEAR=Near">
            <text:p>NEAR=Near</text:p>
          </table:table-cell>
          <table:table-cell table:number-columns-repeated="1020"/>
        </table:table-row>
        <table:table-row table:style-name="ro4">
          <table:table-cell table:formula="of:=IF (LEN(['Pacenotes List'.H210]) &gt; 0; ['Pacenotes List'.H210]; &quot;&quot;)" office:value-type="string" office:string-value="PREPOSITIONS">
            <text:p>PREPOSITIONS</text:p>
          </table:table-cell>
          <table:table-cell table:style-name="ce16" table:formula="of:=IF(LEN(['Pacenotes List'.H210]) &gt; 0;&quot;[PACENOTE::&quot; &amp; ['Pacenotes List'.B210] &amp; &quot;]&quot; &amp; CHAR(10) &amp; IF(LEN(['Pacenotes List'.A210]) &gt; 0;&quot;id=&quot; &amp; ['Pacenotes List'.A210] &amp; CHAR(10);&quot;&quot;) &amp; &quot;Sounds=1&quot; &amp; CHAR(10) &amp; &quot;Snd0=&quot; &amp; LOWER(['Pacenotes List'.B210]) &amp; &quot;.ogg&quot; &amp; CHAR(10) &amp; IF(LEN(['Pacenotes List'.F210]) &gt; 0; &quot;link=&quot; &amp; ['Pacenotes List'.F210] &amp; CHAR(10);&quot;&quot;) &amp; IF(LEN(['Pacenotes List'.G210])&gt;0;&quot;standard=&quot; &amp; ['Pacenotes List'.G210] &amp; CHAR(10);&quot;&quot;) &amp; &quot;column=&quot; &amp; ['Pacenotes List'.I210] &amp; CHAR(10);&quot;&quot;)" office:value-type="string" office:string-value="[PACENOTE::ON]&#10;id=403&#10;Sounds=1&#10;Snd0=on.ogg&#10;column=1&#10;">
            <text:p>[PACENOTE::ON]<text:line-break/>id=403<text:line-break/>Sounds=1<text:line-break/>Snd0=on.ogg<text:line-break/>column=1<text:line-break/></text:p>
          </table:table-cell>
          <table:table-cell table:style-name="ce16" table:formula="of:=IF(LEN(['Pacenotes List'.H210]) &gt; 0;IF(LEN(['Pacenotes List'.B210]) &gt; 0;['Pacenotes List'.B210] &amp; &quot;=&quot; &amp; ['Pacenotes List'.C210]);&quot;&quot;)" office:value-type="string" office:string-value="ON=Auf">
            <text:p>ON=Auf</text:p>
          </table:table-cell>
          <table:table-cell table:style-name="ce16" table:formula="of:=IF(LEN(['Pacenotes List'.H210]) &gt; 0;IF(LEN(['Pacenotes List'.B210]) &gt; 0;['Pacenotes List'.B210] &amp; &quot;=&quot; &amp; ['Pacenotes List'.D210]);&quot;&quot;)" office:value-type="string" office:string-value="ON=On">
            <text:p>ON=On</text:p>
          </table:table-cell>
          <table:table-cell table:number-columns-repeated="1020"/>
        </table:table-row>
        <table:table-row table:style-name="ro4">
          <table:table-cell table:formula="of:=IF (LEN(['Pacenotes List'.H211]) &gt; 0; ['Pacenotes List'.H211]; &quot;&quot;)" office:value-type="string" office:string-value="PREPOSITIONS">
            <text:p>PREPOSITIONS</text:p>
          </table:table-cell>
          <table:table-cell table:style-name="ce16" table:formula="of:=IF(LEN(['Pacenotes List'.H211]) &gt; 0;&quot;[PACENOTE::&quot; &amp; ['Pacenotes List'.B211] &amp; &quot;]&quot; &amp; CHAR(10) &amp; IF(LEN(['Pacenotes List'.A211]) &gt; 0;&quot;id=&quot; &amp; ['Pacenotes List'.A211] &amp; CHAR(10);&quot;&quot;) &amp; &quot;Sounds=1&quot; &amp; CHAR(10) &amp; &quot;Snd0=&quot; &amp; LOWER(['Pacenotes List'.B211]) &amp; &quot;.ogg&quot; &amp; CHAR(10) &amp; IF(LEN(['Pacenotes List'.F211]) &gt; 0; &quot;link=&quot; &amp; ['Pacenotes List'.F211] &amp; CHAR(10);&quot;&quot;) &amp; IF(LEN(['Pacenotes List'.G211])&gt;0;&quot;standard=&quot; &amp; ['Pacenotes List'.G211] &amp; CHAR(10);&quot;&quot;) &amp; &quot;column=&quot; &amp; ['Pacenotes List'.I211] &amp; CHAR(10);&quot;&quot;)" office:value-type="string" office:string-value="[PACENOTE::UNTIL]&#10;id=404&#10;Sounds=1&#10;Snd0=until.ogg&#10;column=1&#10;">
            <text:p>[PACENOTE::UNTIL]<text:line-break/>id=404<text:line-break/>Sounds=1<text:line-break/>Snd0=until.ogg<text:line-break/>column=1<text:line-break/></text:p>
          </table:table-cell>
          <table:table-cell table:style-name="ce16" table:formula="of:=IF(LEN(['Pacenotes List'.H211]) &gt; 0;IF(LEN(['Pacenotes List'.B211]) &gt; 0;['Pacenotes List'.B211] &amp; &quot;=&quot; &amp; ['Pacenotes List'.C211]);&quot;&quot;)" office:value-type="string" office:string-value="UNTIL=Bis">
            <text:p>UNTIL=Bis</text:p>
          </table:table-cell>
          <table:table-cell table:style-name="ce16" table:formula="of:=IF(LEN(['Pacenotes List'.H211]) &gt; 0;IF(LEN(['Pacenotes List'.B211]) &gt; 0;['Pacenotes List'.B211] &amp; &quot;=&quot; &amp; ['Pacenotes List'.D211]);&quot;&quot;)" office:value-type="string" office:string-value="UNTIL=Until">
            <text:p>UNTIL=Until</text:p>
          </table:table-cell>
          <table:table-cell table:number-columns-repeated="1020"/>
        </table:table-row>
        <table:table-row table:style-name="ro4">
          <table:table-cell table:formula="of:=IF (LEN(['Pacenotes List'.H212]) &gt; 0; ['Pacenotes List'.H212]; &quot;&quot;)" office:value-type="string" office:string-value="PREPOSITIONS">
            <text:p>PREPOSITIONS</text:p>
          </table:table-cell>
          <table:table-cell table:style-name="ce16" table:formula="of:=IF(LEN(['Pacenotes List'.H212]) &gt; 0;&quot;[PACENOTE::&quot; &amp; ['Pacenotes List'.B212] &amp; &quot;]&quot; &amp; CHAR(10) &amp; IF(LEN(['Pacenotes List'.A212]) &gt; 0;&quot;id=&quot; &amp; ['Pacenotes List'.A212] &amp; CHAR(10);&quot;&quot;) &amp; &quot;Sounds=1&quot; &amp; CHAR(10) &amp; &quot;Snd0=&quot; &amp; LOWER(['Pacenotes List'.B212]) &amp; &quot;.ogg&quot; &amp; CHAR(10) &amp; IF(LEN(['Pacenotes List'.F212]) &gt; 0; &quot;link=&quot; &amp; ['Pacenotes List'.F212] &amp; CHAR(10);&quot;&quot;) &amp; IF(LEN(['Pacenotes List'.G212])&gt;0;&quot;standard=&quot; &amp; ['Pacenotes List'.G212] &amp; CHAR(10);&quot;&quot;) &amp; &quot;column=&quot; &amp; ['Pacenotes List'.I212] &amp; CHAR(10);&quot;&quot;)" office:value-type="string" office:string-value="[PACENOTE::AT]&#10;id=405&#10;Sounds=1&#10;Snd0=at.ogg&#10;column=3&#10;">
            <text:p>[PACENOTE::AT]<text:line-break/>id=405<text:line-break/>Sounds=1<text:line-break/>Snd0=at.ogg<text:line-break/>column=3<text:line-break/></text:p>
          </table:table-cell>
          <table:table-cell table:style-name="ce16" table:formula="of:=IF(LEN(['Pacenotes List'.H212]) &gt; 0;IF(LEN(['Pacenotes List'.B212]) &gt; 0;['Pacenotes List'.B212] &amp; &quot;=&quot; &amp; ['Pacenotes List'.C212]);&quot;&quot;)" office:value-type="string" office:string-value="AT=Bei">
            <text:p>AT=Bei</text:p>
          </table:table-cell>
          <table:table-cell table:style-name="ce16" table:formula="of:=IF(LEN(['Pacenotes List'.H212]) &gt; 0;IF(LEN(['Pacenotes List'.B212]) &gt; 0;['Pacenotes List'.B212] &amp; &quot;=&quot; &amp; ['Pacenotes List'.D212]);&quot;&quot;)" office:value-type="string" office:string-value="AT=At">
            <text:p>AT=At</text:p>
          </table:table-cell>
          <table:table-cell table:number-columns-repeated="1020"/>
        </table:table-row>
        <table:table-row table:style-name="ro4">
          <table:table-cell table:formula="of:=IF (LEN(['Pacenotes List'.H213]) &gt; 0; ['Pacenotes List'.H213]; &quot;&quot;)" office:value-type="string" office:string-value="PREPOSITIONS">
            <text:p>PREPOSITIONS</text:p>
          </table:table-cell>
          <table:table-cell table:style-name="ce16" table:formula="of:=IF(LEN(['Pacenotes List'.H213]) &gt; 0;&quot;[PACENOTE::&quot; &amp; ['Pacenotes List'.B213] &amp; &quot;]&quot; &amp; CHAR(10) &amp; IF(LEN(['Pacenotes List'.A213]) &gt; 0;&quot;id=&quot; &amp; ['Pacenotes List'.A213] &amp; CHAR(10);&quot;&quot;) &amp; &quot;Sounds=1&quot; &amp; CHAR(10) &amp; &quot;Snd0=&quot; &amp; LOWER(['Pacenotes List'.B213]) &amp; &quot;.ogg&quot; &amp; CHAR(10) &amp; IF(LEN(['Pacenotes List'.F213]) &gt; 0; &quot;link=&quot; &amp; ['Pacenotes List'.F213] &amp; CHAR(10);&quot;&quot;) &amp; IF(LEN(['Pacenotes List'.G213])&gt;0;&quot;standard=&quot; &amp; ['Pacenotes List'.G213] &amp; CHAR(10);&quot;&quot;) &amp; &quot;column=&quot; &amp; ['Pacenotes List'.I213] &amp; CHAR(10);&quot;&quot;)" office:value-type="string" office:string-value="[PACENOTE::BEFORE]&#10;id=406&#10;Sounds=1&#10;Snd0=before.ogg&#10;column=2&#10;">
            <text:p>[PACENOTE::BEFORE]<text:line-break/>id=406<text:line-break/>Sounds=1<text:line-break/>Snd0=before.ogg<text:line-break/>column=2<text:line-break/></text:p>
          </table:table-cell>
          <table:table-cell table:style-name="ce16" table:formula="of:=IF(LEN(['Pacenotes List'.H213]) &gt; 0;IF(LEN(['Pacenotes List'.B213]) &gt; 0;['Pacenotes List'.B213] &amp; &quot;=&quot; &amp; ['Pacenotes List'.C213]);&quot;&quot;)" office:value-type="string" office:string-value="BEFORE=Vor">
            <text:p>BEFORE=Vor</text:p>
          </table:table-cell>
          <table:table-cell table:style-name="ce16" table:formula="of:=IF(LEN(['Pacenotes List'.H213]) &gt; 0;IF(LEN(['Pacenotes List'.B213]) &gt; 0;['Pacenotes List'.B213] &amp; &quot;=&quot; &amp; ['Pacenotes List'.D213]);&quot;&quot;)" office:value-type="string" office:string-value="BEFORE=Before">
            <text:p>BEFORE=Before</text:p>
          </table:table-cell>
          <table:table-cell table:number-columns-repeated="1020"/>
        </table:table-row>
        <table:table-row table:style-name="ro4">
          <table:table-cell table:formula="of:=IF (LEN(['Pacenotes List'.H214]) &gt; 0; ['Pacenotes List'.H214]; &quot;&quot;)" office:value-type="string" office:string-value="PREPOSITIONS">
            <text:p>PREPOSITIONS</text:p>
          </table:table-cell>
          <table:table-cell table:style-name="ce16" table:formula="of:=IF(LEN(['Pacenotes List'.H214]) &gt; 0;&quot;[PACENOTE::&quot; &amp; ['Pacenotes List'.B214] &amp; &quot;]&quot; &amp; CHAR(10) &amp; IF(LEN(['Pacenotes List'.A214]) &gt; 0;&quot;id=&quot; &amp; ['Pacenotes List'.A214] &amp; CHAR(10);&quot;&quot;) &amp; &quot;Sounds=1&quot; &amp; CHAR(10) &amp; &quot;Snd0=&quot; &amp; LOWER(['Pacenotes List'.B214]) &amp; &quot;.ogg&quot; &amp; CHAR(10) &amp; IF(LEN(['Pacenotes List'.F214]) &gt; 0; &quot;link=&quot; &amp; ['Pacenotes List'.F214] &amp; CHAR(10);&quot;&quot;) &amp; IF(LEN(['Pacenotes List'.G214])&gt;0;&quot;standard=&quot; &amp; ['Pacenotes List'.G214] &amp; CHAR(10);&quot;&quot;) &amp; &quot;column=&quot; &amp; ['Pacenotes List'.I214] &amp; CHAR(10);&quot;&quot;)" office:value-type="string" office:string-value="[PACENOTE::OVER]&#10;id=407&#10;Sounds=1&#10;Snd0=over.ogg&#10;column=0&#10;">
            <text:p>[PACENOTE::OVER]<text:line-break/>id=407<text:line-break/>Sounds=1<text:line-break/>Snd0=over.ogg<text:line-break/>column=0<text:line-break/></text:p>
          </table:table-cell>
          <table:table-cell table:style-name="ce16" table:formula="of:=IF(LEN(['Pacenotes List'.H214]) &gt; 0;IF(LEN(['Pacenotes List'.B214]) &gt; 0;['Pacenotes List'.B214] &amp; &quot;=&quot; &amp; ['Pacenotes List'.C214]);&quot;&quot;)" office:value-type="string" office:string-value="OVER=Über">
            <text:p>OVER=Über</text:p>
          </table:table-cell>
          <table:table-cell table:style-name="ce16" table:formula="of:=IF(LEN(['Pacenotes List'.H214]) &gt; 0;IF(LEN(['Pacenotes List'.B214]) &gt; 0;['Pacenotes List'.B214] &amp; &quot;=&quot; &amp; ['Pacenotes List'.D214]);&quot;&quot;)" office:value-type="string" office:string-value="OVER=Over">
            <text:p>OVER=Over</text:p>
          </table:table-cell>
          <table:table-cell table:number-columns-repeated="1020"/>
        </table:table-row>
        <table:table-row table:style-name="ro4">
          <table:table-cell table:formula="of:=IF (LEN(['Pacenotes List'.H215]) &gt; 0; ['Pacenotes List'.H215]; &quot;&quot;)" office:value-type="string" office:string-value="PREPOSITIONS">
            <text:p>PREPOSITIONS</text:p>
          </table:table-cell>
          <table:table-cell table:style-name="ce16" table:formula="of:=IF(LEN(['Pacenotes List'.H215]) &gt; 0;&quot;[PACENOTE::&quot; &amp; ['Pacenotes List'.B215] &amp; &quot;]&quot; &amp; CHAR(10) &amp; IF(LEN(['Pacenotes List'.A215]) &gt; 0;&quot;id=&quot; &amp; ['Pacenotes List'.A215] &amp; CHAR(10);&quot;&quot;) &amp; &quot;Sounds=1&quot; &amp; CHAR(10) &amp; &quot;Snd0=&quot; &amp; LOWER(['Pacenotes List'.B215]) &amp; &quot;.ogg&quot; &amp; CHAR(10) &amp; IF(LEN(['Pacenotes List'.F215]) &gt; 0; &quot;link=&quot; &amp; ['Pacenotes List'.F215] &amp; CHAR(10);&quot;&quot;) &amp; IF(LEN(['Pacenotes List'.G215])&gt;0;&quot;standard=&quot; &amp; ['Pacenotes List'.G215] &amp; CHAR(10);&quot;&quot;) &amp; &quot;column=&quot; &amp; ['Pacenotes List'.I215] &amp; CHAR(10);&quot;&quot;)" office:value-type="string" office:string-value="[PACENOTE::IN]&#10;id=408&#10;Sounds=1&#10;Snd0=in.ogg&#10;column=0&#10;">
            <text:p>[PACENOTE::IN]<text:line-break/>id=408<text:line-break/>Sounds=1<text:line-break/>Snd0=in.ogg<text:line-break/>column=0<text:line-break/></text:p>
          </table:table-cell>
          <table:table-cell table:style-name="ce16" table:formula="of:=IF(LEN(['Pacenotes List'.H215]) &gt; 0;IF(LEN(['Pacenotes List'.B215]) &gt; 0;['Pacenotes List'.B215] &amp; &quot;=&quot; &amp; ['Pacenotes List'.C215]);&quot;&quot;)" office:value-type="string" office:string-value="IN=In">
            <text:p>IN=In</text:p>
          </table:table-cell>
          <table:table-cell table:style-name="ce16" table:formula="of:=IF(LEN(['Pacenotes List'.H215]) &gt; 0;IF(LEN(['Pacenotes List'.B215]) &gt; 0;['Pacenotes List'.B215] &amp; &quot;=&quot; &amp; ['Pacenotes List'.D215]);&quot;&quot;)" office:value-type="string" office:string-value="IN=In">
            <text:p>IN=In</text:p>
          </table:table-cell>
          <table:table-cell table:number-columns-repeated="1020"/>
        </table:table-row>
        <table:table-row table:style-name="ro4">
          <table:table-cell table:formula="of:=IF (LEN(['Pacenotes List'.H216]) &gt; 0; ['Pacenotes List'.H216]; &quot;&quot;)" office:value-type="string" office:string-value="PREPOSITIONS">
            <text:p>PREPOSITIONS</text:p>
          </table:table-cell>
          <table:table-cell table:style-name="ce16" table:formula="of:=IF(LEN(['Pacenotes List'.H216]) &gt; 0;&quot;[PACENOTE::&quot; &amp; ['Pacenotes List'.B216] &amp; &quot;]&quot; &amp; CHAR(10) &amp; IF(LEN(['Pacenotes List'.A216]) &gt; 0;&quot;id=&quot; &amp; ['Pacenotes List'.A216] &amp; CHAR(10);&quot;&quot;) &amp; &quot;Sounds=1&quot; &amp; CHAR(10) &amp; &quot;Snd0=&quot; &amp; LOWER(['Pacenotes List'.B216]) &amp; &quot;.ogg&quot; &amp; CHAR(10) &amp; IF(LEN(['Pacenotes List'.F216]) &gt; 0; &quot;link=&quot; &amp; ['Pacenotes List'.F216] &amp; CHAR(10);&quot;&quot;) &amp; IF(LEN(['Pacenotes List'.G216])&gt;0;&quot;standard=&quot; &amp; ['Pacenotes List'.G216] &amp; CHAR(10);&quot;&quot;) &amp; &quot;column=&quot; &amp; ['Pacenotes List'.I216] &amp; CHAR(10);&quot;&quot;)" office:value-type="string" office:string-value="[PACENOTE::BEHIND]&#10;id=409&#10;Sounds=1&#10;Snd0=behind.ogg&#10;column=1&#10;">
            <text:p>[PACENOTE::BEHIND]<text:line-break/>id=409<text:line-break/>Sounds=1<text:line-break/>Snd0=behind.ogg<text:line-break/>column=1<text:line-break/></text:p>
          </table:table-cell>
          <table:table-cell table:style-name="ce16" table:formula="of:=IF(LEN(['Pacenotes List'.H216]) &gt; 0;IF(LEN(['Pacenotes List'.B216]) &gt; 0;['Pacenotes List'.B216] &amp; &quot;=&quot; &amp; ['Pacenotes List'.C216]);&quot;&quot;)" office:value-type="string" office:string-value="BEHIND=Hinter">
            <text:p>BEHIND=Hinter</text:p>
          </table:table-cell>
          <table:table-cell table:style-name="ce16" table:formula="of:=IF(LEN(['Pacenotes List'.H216]) &gt; 0;IF(LEN(['Pacenotes List'.B216]) &gt; 0;['Pacenotes List'.B216] &amp; &quot;=&quot; &amp; ['Pacenotes List'.D216]);&quot;&quot;)" office:value-type="string" office:string-value="BEHIND=Behind">
            <text:p>BEHIND=Behind</text:p>
          </table:table-cell>
          <table:table-cell table:number-columns-repeated="1020"/>
        </table:table-row>
        <table:table-row table:style-name="ro4">
          <table:table-cell table:formula="of:=IF (LEN(['Pacenotes List'.H217]) &gt; 0; ['Pacenotes List'.H217]; &quot;&quot;)" office:value-type="string" office:string-value="PREPOSITIONS">
            <text:p>PREPOSITIONS</text:p>
          </table:table-cell>
          <table:table-cell table:style-name="ce16" table:formula="of:=IF(LEN(['Pacenotes List'.H217]) &gt; 0;&quot;[PACENOTE::&quot; &amp; ['Pacenotes List'.B217] &amp; &quot;]&quot; &amp; CHAR(10) &amp; IF(LEN(['Pacenotes List'.A217]) &gt; 0;&quot;id=&quot; &amp; ['Pacenotes List'.A217] &amp; CHAR(10);&quot;&quot;) &amp; &quot;Sounds=1&quot; &amp; CHAR(10) &amp; &quot;Snd0=&quot; &amp; LOWER(['Pacenotes List'.B217]) &amp; &quot;.ogg&quot; &amp; CHAR(10) &amp; IF(LEN(['Pacenotes List'.F217]) &gt; 0; &quot;link=&quot; &amp; ['Pacenotes List'.F217] &amp; CHAR(10);&quot;&quot;) &amp; IF(LEN(['Pacenotes List'.G217])&gt;0;&quot;standard=&quot; &amp; ['Pacenotes List'.G217] &amp; CHAR(10);&quot;&quot;) &amp; &quot;column=&quot; &amp; ['Pacenotes List'.I217] &amp; CHAR(10);&quot;&quot;)" office:value-type="string" office:string-value="[PACENOTE::FOR]&#10;id=410&#10;Sounds=1&#10;Snd0=for.ogg&#10;column=0&#10;">
            <text:p>[PACENOTE::FOR]<text:line-break/>id=410<text:line-break/>Sounds=1<text:line-break/>Snd0=for.ogg<text:line-break/>column=0<text:line-break/></text:p>
          </table:table-cell>
          <table:table-cell table:style-name="ce16" table:formula="of:=IF(LEN(['Pacenotes List'.H217]) &gt; 0;IF(LEN(['Pacenotes List'.B217]) &gt; 0;['Pacenotes List'.B217] &amp; &quot;=&quot; &amp; ['Pacenotes List'.C217]);&quot;&quot;)" office:value-type="string" office:string-value="FOR=Für">
            <text:p>FOR=Für</text:p>
          </table:table-cell>
          <table:table-cell table:style-name="ce16" table:formula="of:=IF(LEN(['Pacenotes List'.H217]) &gt; 0;IF(LEN(['Pacenotes List'.B217]) &gt; 0;['Pacenotes List'.B217] &amp; &quot;=&quot; &amp; ['Pacenotes List'.D217]);&quot;&quot;)" office:value-type="string" office:string-value="FOR=For">
            <text:p>FOR=For</text:p>
          </table:table-cell>
          <table:table-cell table:number-columns-repeated="1020"/>
        </table:table-row>
        <table:table-row table:style-name="ro4">
          <table:table-cell table:formula="of:=IF (LEN(['Pacenotes List'.H218]) &gt; 0; ['Pacenotes List'.H218]; &quot;&quot;)" office:value-type="string" office:string-value="PREPOSITIONS">
            <text:p>PREPOSITIONS</text:p>
          </table:table-cell>
          <table:table-cell table:style-name="ce16" table:formula="of:=IF(LEN(['Pacenotes List'.H218]) &gt; 0;&quot;[PACENOTE::&quot; &amp; ['Pacenotes List'.B218] &amp; &quot;]&quot; &amp; CHAR(10) &amp; IF(LEN(['Pacenotes List'.A218]) &gt; 0;&quot;id=&quot; &amp; ['Pacenotes List'.A218] &amp; CHAR(10);&quot;&quot;) &amp; &quot;Sounds=1&quot; &amp; CHAR(10) &amp; &quot;Snd0=&quot; &amp; LOWER(['Pacenotes List'.B218]) &amp; &quot;.ogg&quot; &amp; CHAR(10) &amp; IF(LEN(['Pacenotes List'.F218]) &gt; 0; &quot;link=&quot; &amp; ['Pacenotes List'.F218] &amp; CHAR(10);&quot;&quot;) &amp; IF(LEN(['Pacenotes List'.G218])&gt;0;&quot;standard=&quot; &amp; ['Pacenotes List'.G218] &amp; CHAR(10);&quot;&quot;) &amp; &quot;column=&quot; &amp; ['Pacenotes List'.I218] &amp; CHAR(10);&quot;&quot;)" office:value-type="string" office:string-value="[PACENOTE::INSIDE]&#10;id=411&#10;Sounds=1&#10;Snd0=inside.ogg&#10;column=2&#10;">
            <text:p>[PACENOTE::INSIDE]<text:line-break/>id=411<text:line-break/>Sounds=1<text:line-break/>Snd0=inside.ogg<text:line-break/>column=2<text:line-break/></text:p>
          </table:table-cell>
          <table:table-cell table:style-name="ce16" table:formula="of:=IF(LEN(['Pacenotes List'.H218]) &gt; 0;IF(LEN(['Pacenotes List'.B218]) &gt; 0;['Pacenotes List'.B218] &amp; &quot;=&quot; &amp; ['Pacenotes List'.C218]);&quot;&quot;)" office:value-type="string" office:string-value="INSIDE=Innen">
            <text:p>INSIDE=Innen</text:p>
          </table:table-cell>
          <table:table-cell table:style-name="ce16" table:formula="of:=IF(LEN(['Pacenotes List'.H218]) &gt; 0;IF(LEN(['Pacenotes List'.B218]) &gt; 0;['Pacenotes List'.B218] &amp; &quot;=&quot; &amp; ['Pacenotes List'.D218]);&quot;&quot;)" office:value-type="string" office:string-value="INSIDE=Inside">
            <text:p>INSIDE=Inside</text:p>
          </table:table-cell>
          <table:table-cell table:number-columns-repeated="1020"/>
        </table:table-row>
        <table:table-row table:style-name="ro1">
          <table:table-cell table:formula="of:=IF (LEN(['Pacenotes List'.H219]) &gt; 0; ['Pacenotes List'.H219]; &quot;&quot;)" office:value-type="string" office:string-value="PREPOSITIONS">
            <text:p>PREPOSITIONS</text:p>
          </table:table-cell>
          <table:table-cell table:style-name="ce16" table:formula="of:=IF(LEN(['Pacenotes List'.H219]) &gt; 0;&quot;[PACENOTE::&quot; &amp; ['Pacenotes List'.B219] &amp; &quot;]&quot; &amp; CHAR(10) &amp; IF(LEN(['Pacenotes List'.A219]) &gt; 0;&quot;id=&quot; &amp; ['Pacenotes List'.A219] &amp; CHAR(10);&quot;&quot;) &amp; &quot;Sounds=1&quot; &amp; CHAR(10) &amp; &quot;Snd0=&quot; &amp; LOWER(['Pacenotes List'.B219]) &amp; &quot;.ogg&quot; &amp; CHAR(10) &amp; IF(LEN(['Pacenotes List'.F219]) &gt; 0; &quot;link=&quot; &amp; ['Pacenotes List'.F219] &amp; CHAR(10);&quot;&quot;) &amp; IF(LEN(['Pacenotes List'.G219])&gt;0;&quot;standard=&quot; &amp; ['Pacenotes List'.G219] &amp; CHAR(10);&quot;&quot;) &amp; &quot;column=&quot; &amp; ['Pacenotes List'.I219] &amp; CHAR(10);&quot;&quot;)" office:value-type="string" office:string-value="[PACENOTE::OUTSIDE]&#10;id=412&#10;Sounds=1&#10;Snd0=outside.ogg&#10;column=3&#10;">
            <text:p>[PACENOTE::OUTSIDE]<text:line-break/>id=412<text:line-break/>Sounds=1<text:line-break/>Snd0=outside.ogg<text:line-break/>column=3<text:line-break/></text:p>
          </table:table-cell>
          <table:table-cell table:style-name="ce16" table:formula="of:=IF(LEN(['Pacenotes List'.H219]) &gt; 0;IF(LEN(['Pacenotes List'.B219]) &gt; 0;['Pacenotes List'.B219] &amp; &quot;=&quot; &amp; ['Pacenotes List'.C219]);&quot;&quot;)" office:value-type="string" office:string-value="OUTSIDE=Außen">
            <text:p>OUTSIDE=Außen</text:p>
          </table:table-cell>
          <table:table-cell table:style-name="ce16" table:formula="of:=IF(LEN(['Pacenotes List'.H219]) &gt; 0;IF(LEN(['Pacenotes List'.B219]) &gt; 0;['Pacenotes List'.B219] &amp; &quot;=&quot; &amp; ['Pacenotes List'.D219]);&quot;&quot;)" office:value-type="string" office:string-value="OUTSIDE=Outside">
            <text:p>OUTSIDE=Outside</text:p>
          </table:table-cell>
          <table:table-cell table:number-columns-repeated="1020"/>
        </table:table-row>
        <table:table-row table:style-name="ro1">
          <table:table-cell table:formula="of:=IF (LEN(['Pacenotes List'.H220]) &gt; 0; ['Pacenotes List'.H220]; &quot;&quot;)" office:value-type="string" office:string-value="PREPOSITIONS">
            <text:p>PREPOSITIONS</text:p>
          </table:table-cell>
          <table:table-cell table:style-name="ce16" table:formula="of:=IF(LEN(['Pacenotes List'.H220]) &gt; 0;&quot;[PACENOTE::&quot; &amp; ['Pacenotes List'.B220] &amp; &quot;]&quot; &amp; CHAR(10) &amp; IF(LEN(['Pacenotes List'.A220]) &gt; 0;&quot;id=&quot; &amp; ['Pacenotes List'.A220] &amp; CHAR(10);&quot;&quot;) &amp; &quot;Sounds=1&quot; &amp; CHAR(10) &amp; &quot;Snd0=&quot; &amp; LOWER(['Pacenotes List'.B220]) &amp; &quot;.ogg&quot; &amp; CHAR(10) &amp; IF(LEN(['Pacenotes List'.F220]) &gt; 0; &quot;link=&quot; &amp; ['Pacenotes List'.F220] &amp; CHAR(10);&quot;&quot;) &amp; IF(LEN(['Pacenotes List'.G220])&gt;0;&quot;standard=&quot; &amp; ['Pacenotes List'.G220] &amp; CHAR(10);&quot;&quot;) &amp; &quot;column=&quot; &amp; ['Pacenotes List'.I220] &amp; CHAR(10);&quot;&quot;)" office:value-type="string" office:string-value="[PACENOTE::THEN]&#10;id=413&#10;Sounds=1&#10;Snd0=then.ogg&#10;column=2&#10;">
            <text:p>[PACENOTE::THEN]<text:line-break/>id=413<text:line-break/>Sounds=1<text:line-break/>Snd0=then.ogg<text:line-break/>column=2<text:line-break/></text:p>
          </table:table-cell>
          <table:table-cell table:style-name="ce16" table:formula="of:=IF(LEN(['Pacenotes List'.H220]) &gt; 0;IF(LEN(['Pacenotes List'.B220]) &gt; 0;['Pacenotes List'.B220] &amp; &quot;=&quot; &amp; ['Pacenotes List'.C220]);&quot;&quot;)" office:value-type="string" office:string-value="THEN=Dann">
            <text:p>THEN=Dann</text:p>
          </table:table-cell>
          <table:table-cell table:style-name="ce16" table:formula="of:=IF(LEN(['Pacenotes List'.H220]) &gt; 0;IF(LEN(['Pacenotes List'.B220]) &gt; 0;['Pacenotes List'.B220] &amp; &quot;=&quot; &amp; ['Pacenotes List'.D220]);&quot;&quot;)" office:value-type="string" office:string-value="THEN=Then">
            <text:p>THEN=Then</text:p>
          </table:table-cell>
          <table:table-cell table:number-columns-repeated="1020"/>
        </table:table-row>
        <table:table-row table:style-name="ro1">
          <table:table-cell table:formula="of:=IF (LEN(['Pacenotes List'.H221]) &gt; 0; ['Pacenotes List'.H221]; &quot;&quot;)" office:value-type="string" office:string-value="PREPOSITIONS">
            <text:p>PREPOSITIONS</text:p>
          </table:table-cell>
          <table:table-cell table:style-name="ce16" table:formula="of:=IF(LEN(['Pacenotes List'.H221]) &gt; 0;&quot;[PACENOTE::&quot; &amp; ['Pacenotes List'.B221] &amp; &quot;]&quot; &amp; CHAR(10) &amp; IF(LEN(['Pacenotes List'.A221]) &gt; 0;&quot;id=&quot; &amp; ['Pacenotes List'.A221] &amp; CHAR(10);&quot;&quot;) &amp; &quot;Sounds=1&quot; &amp; CHAR(10) &amp; &quot;Snd0=&quot; &amp; LOWER(['Pacenotes List'.B221]) &amp; &quot;.ogg&quot; &amp; CHAR(10) &amp; IF(LEN(['Pacenotes List'.F221]) &gt; 0; &quot;link=&quot; &amp; ['Pacenotes List'.F221] &amp; CHAR(10);&quot;&quot;) &amp; IF(LEN(['Pacenotes List'.G221])&gt;0;&quot;standard=&quot; &amp; ['Pacenotes List'.G221] &amp; CHAR(10);&quot;&quot;) &amp; &quot;column=&quot; &amp; ['Pacenotes List'.I221] &amp; CHAR(10);&quot;&quot;)" office:value-type="string" office:string-value="[PACENOTE::OFF]&#10;id=414&#10;Sounds=1&#10;Snd0=off.ogg&#10;column=3&#10;">
            <text:p>[PACENOTE::OFF]<text:line-break/>id=414<text:line-break/>Sounds=1<text:line-break/>Snd0=off.ogg<text:line-break/>column=3<text:line-break/></text:p>
          </table:table-cell>
          <table:table-cell table:style-name="ce16" table:formula="of:=IF(LEN(['Pacenotes List'.H221]) &gt; 0;IF(LEN(['Pacenotes List'.B221]) &gt; 0;['Pacenotes List'.B221] &amp; &quot;=&quot; &amp; ['Pacenotes List'.C221]);&quot;&quot;)" office:value-type="string" office:string-value="OFF=Von">
            <text:p>OFF=Von</text:p>
          </table:table-cell>
          <table:table-cell table:style-name="ce16" table:formula="of:=IF(LEN(['Pacenotes List'.H221]) &gt; 0;IF(LEN(['Pacenotes List'.B221]) &gt; 0;['Pacenotes List'.B221] &amp; &quot;=&quot; &amp; ['Pacenotes List'.D221]);&quot;&quot;)" office:value-type="string" office:string-value="OFF=Off">
            <text:p>OFF=Off</text:p>
          </table:table-cell>
          <table:table-cell table:number-columns-repeated="1020"/>
        </table:table-row>
        <table:table-row table:style-name="ro1">
          <table:table-cell table:formula="of:=IF (LEN(['Pacenotes List'.H222]) &gt; 0; ['Pacenotes List'.H222]; &quot;&quot;)">
            <text:p/>
          </table:table-cell>
          <table:table-cell table:style-name="ce16" table:formula="of:=IF(LEN(['Pacenotes List'.H222]) &gt; 0;&quot;[PACENOTE::&quot; &amp; ['Pacenotes List'.B222] &amp; &quot;]&quot; &amp; CHAR(10) &amp; IF(LEN(['Pacenotes List'.A222]) &gt; 0;&quot;id=&quot; &amp; ['Pacenotes List'.A222] &amp; CHAR(10);&quot;&quot;) &amp; &quot;Sounds=1&quot; &amp; CHAR(10) &amp; &quot;Snd0=&quot; &amp; LOWER(['Pacenotes List'.B222]) &amp; &quot;.ogg&quot; &amp; CHAR(10) &amp; IF(LEN(['Pacenotes List'.F222]) &gt; 0; &quot;link=&quot; &amp; ['Pacenotes List'.F222] &amp; CHAR(10);&quot;&quot;) &amp; IF(LEN(['Pacenotes List'.G222])&gt;0;&quot;standard=&quot; &amp; ['Pacenotes List'.G222] &amp; CHAR(10);&quot;&quot;) &amp; &quot;column=&quot; &amp; ['Pacenotes List'.I222] &amp; CHAR(10);&quot;&quot;)">
            <text:p/>
          </table:table-cell>
          <table:table-cell table:style-name="ce16" table:formula="of:=IF(LEN(['Pacenotes List'.H222]) &gt; 0;IF(LEN(['Pacenotes List'.B222]) &gt; 0;['Pacenotes List'.B222] &amp; &quot;=&quot; &amp; ['Pacenotes List'.C222]);&quot;&quot;)">
            <text:p/>
          </table:table-cell>
          <table:table-cell table:style-name="ce16" table:formula="of:=IF(LEN(['Pacenotes List'.H222]) &gt; 0;IF(LEN(['Pacenotes List'.B222]) &gt; 0;['Pacenotes List'.B222] &amp; &quot;=&quot; &amp; ['Pacenotes List'.D222]);&quot;&quot;)">
            <text:p/>
          </table:table-cell>
          <table:table-cell table:number-columns-repeated="1020"/>
        </table:table-row>
        <table:table-row table:style-name="ro1">
          <table:table-cell table:formula="of:=IF (LEN(['Pacenotes List'.H223]) &gt; 0; ['Pacenotes List'.H223]; &quot;&quot;)">
            <text:p/>
          </table:table-cell>
          <table:table-cell table:style-name="ce16" table:formula="of:=IF(LEN(['Pacenotes List'.H223]) &gt; 0;&quot;[PACENOTE::&quot; &amp; ['Pacenotes List'.B223] &amp; &quot;]&quot; &amp; CHAR(10) &amp; IF(LEN(['Pacenotes List'.A223]) &gt; 0;&quot;id=&quot; &amp; ['Pacenotes List'.A223] &amp; CHAR(10);&quot;&quot;) &amp; &quot;Sounds=1&quot; &amp; CHAR(10) &amp; &quot;Snd0=&quot; &amp; LOWER(['Pacenotes List'.B223]) &amp; &quot;.ogg&quot; &amp; CHAR(10) &amp; IF(LEN(['Pacenotes List'.F223]) &gt; 0; &quot;link=&quot; &amp; ['Pacenotes List'.F223] &amp; CHAR(10);&quot;&quot;) &amp; IF(LEN(['Pacenotes List'.G223])&gt;0;&quot;standard=&quot; &amp; ['Pacenotes List'.G223] &amp; CHAR(10);&quot;&quot;) &amp; &quot;column=&quot; &amp; ['Pacenotes List'.I223] &amp; CHAR(10);&quot;&quot;)">
            <text:p/>
          </table:table-cell>
          <table:table-cell table:style-name="ce16" table:formula="of:=IF(LEN(['Pacenotes List'.H223]) &gt; 0;IF(LEN(['Pacenotes List'.B223]) &gt; 0;['Pacenotes List'.B223] &amp; &quot;=&quot; &amp; ['Pacenotes List'.C223]);&quot;&quot;)">
            <text:p/>
          </table:table-cell>
          <table:table-cell table:style-name="ce16" table:formula="of:=IF(LEN(['Pacenotes List'.H223]) &gt; 0;IF(LEN(['Pacenotes List'.B223]) &gt; 0;['Pacenotes List'.B223] &amp; &quot;=&quot; &amp; ['Pacenotes List'.D223]);&quot;&quot;)">
            <text:p/>
          </table:table-cell>
          <table:table-cell table:number-columns-repeated="1020"/>
        </table:table-row>
        <table:table-row table:style-name="ro1">
          <table:table-cell table:formula="of:=IF (LEN(['Pacenotes List'.H224]) &gt; 0; ['Pacenotes List'.H224]; &quot;&quot;)" office:value-type="string" office:string-value="LINKS">
            <text:p>LINKS</text:p>
          </table:table-cell>
          <table:table-cell table:style-name="ce16" table:formula="of:=IF(LEN(['Pacenotes List'.H224]) &gt; 0;&quot;[PACENOTE::&quot; &amp; ['Pacenotes List'.B224] &amp; &quot;]&quot; &amp; CHAR(10) &amp; IF(LEN(['Pacenotes List'.A224]) &gt; 0;&quot;id=&quot; &amp; ['Pacenotes List'.A224] &amp; CHAR(10);&quot;&quot;) &amp; &quot;Sounds=1&quot; &amp; CHAR(10) &amp; &quot;Snd0=&quot; &amp; LOWER(['Pacenotes List'.B224]) &amp; &quot;.ogg&quot; &amp; CHAR(10) &amp; IF(LEN(['Pacenotes List'.F224]) &gt; 0; &quot;link=&quot; &amp; ['Pacenotes List'.F224] &amp; CHAR(10);&quot;&quot;) &amp; IF(LEN(['Pacenotes List'.G224])&gt;0;&quot;standard=&quot; &amp; ['Pacenotes List'.G224] &amp; CHAR(10);&quot;&quot;) &amp; &quot;column=&quot; &amp; ['Pacenotes List'.I224] &amp; CHAR(10);&quot;&quot;)" office:value-type="string" office:string-value="[PACENOTE::DONE]&#10;id=430&#10;Sounds=1&#10;Snd0=done.ogg&#10;column=2&#10;">
            <text:p>[PACENOTE::DONE]<text:line-break/>id=430<text:line-break/>Sounds=1<text:line-break/>Snd0=done.ogg<text:line-break/>column=2<text:line-break/></text:p>
          </table:table-cell>
          <table:table-cell table:style-name="ce16" table:formula="of:=IF(LEN(['Pacenotes List'.H224]) &gt; 0;IF(LEN(['Pacenotes List'.B224]) &gt; 0;['Pacenotes List'.B224] &amp; &quot;=&quot; &amp; ['Pacenotes List'.C224]);&quot;&quot;)" office:value-type="string" office:string-value="DONE=Ende">
            <text:p>DONE=Ende</text:p>
          </table:table-cell>
          <table:table-cell table:style-name="ce16" table:formula="of:=IF(LEN(['Pacenotes List'.H224]) &gt; 0;IF(LEN(['Pacenotes List'.B224]) &gt; 0;['Pacenotes List'.B224] &amp; &quot;=&quot; &amp; ['Pacenotes List'.D224]);&quot;&quot;)" office:value-type="string" office:string-value="DONE=Done">
            <text:p>DONE=Done</text:p>
          </table:table-cell>
          <table:table-cell table:number-columns-repeated="1020"/>
        </table:table-row>
        <table:table-row table:style-name="ro1">
          <table:table-cell table:formula="of:=IF (LEN(['Pacenotes List'.H225]) &gt; 0; ['Pacenotes List'.H225]; &quot;&quot;)" office:value-type="string" office:string-value="LINKS">
            <text:p>LINKS</text:p>
          </table:table-cell>
          <table:table-cell table:style-name="ce16" table:formula="of:=IF(LEN(['Pacenotes List'.H225]) &gt; 0;&quot;[PACENOTE::&quot; &amp; ['Pacenotes List'.B225] &amp; &quot;]&quot; &amp; CHAR(10) &amp; IF(LEN(['Pacenotes List'.A225]) &gt; 0;&quot;id=&quot; &amp; ['Pacenotes List'.A225] &amp; CHAR(10);&quot;&quot;) &amp; &quot;Sounds=1&quot; &amp; CHAR(10) &amp; &quot;Snd0=&quot; &amp; LOWER(['Pacenotes List'.B225]) &amp; &quot;.ogg&quot; &amp; CHAR(10) &amp; IF(LEN(['Pacenotes List'.F225]) &gt; 0; &quot;link=&quot; &amp; ['Pacenotes List'.F225] &amp; CHAR(10);&quot;&quot;) &amp; IF(LEN(['Pacenotes List'.G225])&gt;0;&quot;standard=&quot; &amp; ['Pacenotes List'.G225] &amp; CHAR(10);&quot;&quot;) &amp; &quot;column=&quot; &amp; ['Pacenotes List'.I225] &amp; CHAR(10);&quot;&quot;)" office:value-type="string" office:string-value="[PACENOTE::STOP]&#10;id=431&#10;Sounds=1&#10;Snd0=stop.ogg&#10;column=1&#10;">
            <text:p>[PACENOTE::STOP]<text:line-break/>id=431<text:line-break/>Sounds=1<text:line-break/>Snd0=stop.ogg<text:line-break/>column=1<text:line-break/></text:p>
          </table:table-cell>
          <table:table-cell table:style-name="ce16" table:formula="of:=IF(LEN(['Pacenotes List'.H225]) &gt; 0;IF(LEN(['Pacenotes List'.B225]) &gt; 0;['Pacenotes List'.B225] &amp; &quot;=&quot; &amp; ['Pacenotes List'.C225]);&quot;&quot;)" office:value-type="string" office:string-value="STOP=Stop">
            <text:p>STOP=Stop</text:p>
          </table:table-cell>
          <table:table-cell table:style-name="ce16" table:formula="of:=IF(LEN(['Pacenotes List'.H225]) &gt; 0;IF(LEN(['Pacenotes List'.B225]) &gt; 0;['Pacenotes List'.B225] &amp; &quot;=&quot; &amp; ['Pacenotes List'.D225]);&quot;&quot;)" office:value-type="string" office:string-value="STOP=Stop">
            <text:p>STOP=Stop</text:p>
          </table:table-cell>
          <table:table-cell table:number-columns-repeated="1020"/>
        </table:table-row>
        <table:table-row table:style-name="ro1">
          <table:table-cell table:formula="of:=IF (LEN(['Pacenotes List'.H226]) &gt; 0; ['Pacenotes List'.H226]; &quot;&quot;)" office:value-type="string" office:string-value="LINE">
            <text:p>LINE</text:p>
          </table:table-cell>
          <table:table-cell table:style-name="ce16" table:formula="of:=IF(LEN(['Pacenotes List'.H226]) &gt; 0;&quot;[PACENOTE::&quot; &amp; ['Pacenotes List'.B226] &amp; &quot;]&quot; &amp; CHAR(10) &amp; IF(LEN(['Pacenotes List'.A226]) &gt; 0;&quot;id=&quot; &amp; ['Pacenotes List'.A226] &amp; CHAR(10);&quot;&quot;) &amp; &quot;Sounds=1&quot; &amp; CHAR(10) &amp; &quot;Snd0=&quot; &amp; LOWER(['Pacenotes List'.B226]) &amp; &quot;.ogg&quot; &amp; CHAR(10) &amp; IF(LEN(['Pacenotes List'.F226]) &gt; 0; &quot;link=&quot; &amp; ['Pacenotes List'.F226] &amp; CHAR(10);&quot;&quot;) &amp; IF(LEN(['Pacenotes List'.G226])&gt;0;&quot;standard=&quot; &amp; ['Pacenotes List'.G226] &amp; CHAR(10);&quot;&quot;) &amp; &quot;column=&quot; &amp; ['Pacenotes List'.I226] &amp; CHAR(10);&quot;&quot;)" office:value-type="string" office:string-value="[PACENOTE::LINE]&#10;id=432&#10;Sounds=1&#10;Snd0=line.ogg&#10;column=1&#10;">
            <text:p>[PACENOTE::LINE]<text:line-break/>id=432<text:line-break/>Sounds=1<text:line-break/>Snd0=line.ogg<text:line-break/>column=1<text:line-break/></text:p>
          </table:table-cell>
          <table:table-cell table:style-name="ce16" table:formula="of:=IF(LEN(['Pacenotes List'.H226]) &gt; 0;IF(LEN(['Pacenotes List'.B226]) &gt; 0;['Pacenotes List'.B226] &amp; &quot;=&quot; &amp; ['Pacenotes List'.C226]);&quot;&quot;)" office:value-type="string" office:string-value="LINE=Linie">
            <text:p>LINE=Linie</text:p>
          </table:table-cell>
          <table:table-cell table:style-name="ce16" table:formula="of:=IF(LEN(['Pacenotes List'.H226]) &gt; 0;IF(LEN(['Pacenotes List'.B226]) &gt; 0;['Pacenotes List'.B226] &amp; &quot;=&quot; &amp; ['Pacenotes List'.D226]);&quot;&quot;)" office:value-type="string" office:string-value="LINE=Line">
            <text:p>LINE=Line</text:p>
          </table:table-cell>
          <table:table-cell table:number-columns-repeated="1020"/>
        </table:table-row>
        <table:table-row table:style-name="ro1">
          <table:table-cell table:formula="of:=IF (LEN(['Pacenotes List'.H227]) &gt; 0; ['Pacenotes List'.H227]; &quot;&quot;)">
            <text:p/>
          </table:table-cell>
          <table:table-cell table:style-name="ce16" table:formula="of:=IF(LEN(['Pacenotes List'.H227]) &gt; 0;&quot;[PACENOTE::&quot; &amp; ['Pacenotes List'.B227] &amp; &quot;]&quot; &amp; CHAR(10) &amp; IF(LEN(['Pacenotes List'.A227]) &gt; 0;&quot;id=&quot; &amp; ['Pacenotes List'.A227] &amp; CHAR(10);&quot;&quot;) &amp; &quot;Sounds=1&quot; &amp; CHAR(10) &amp; &quot;Snd0=&quot; &amp; LOWER(['Pacenotes List'.B227]) &amp; &quot;.ogg&quot; &amp; CHAR(10) &amp; IF(LEN(['Pacenotes List'.F227]) &gt; 0; &quot;link=&quot; &amp; ['Pacenotes List'.F227] &amp; CHAR(10);&quot;&quot;) &amp; IF(LEN(['Pacenotes List'.G227])&gt;0;&quot;standard=&quot; &amp; ['Pacenotes List'.G227] &amp; CHAR(10);&quot;&quot;) &amp; &quot;column=&quot; &amp; ['Pacenotes List'.I227] &amp; CHAR(10);&quot;&quot;)">
            <text:p/>
          </table:table-cell>
          <table:table-cell table:style-name="ce16" table:formula="of:=IF(LEN(['Pacenotes List'.H227]) &gt; 0;IF(LEN(['Pacenotes List'.B227]) &gt; 0;['Pacenotes List'.B227] &amp; &quot;=&quot; &amp; ['Pacenotes List'.C227]);&quot;&quot;)">
            <text:p/>
          </table:table-cell>
          <table:table-cell table:style-name="ce16" table:formula="of:=IF(LEN(['Pacenotes List'.H227]) &gt; 0;IF(LEN(['Pacenotes List'.B227]) &gt; 0;['Pacenotes List'.B227] &amp; &quot;=&quot; &amp; ['Pacenotes List'.D227]);&quot;&quot;)">
            <text:p/>
          </table:table-cell>
          <table:table-cell table:number-columns-repeated="1020"/>
        </table:table-row>
        <table:table-row table:style-name="ro1">
          <table:table-cell table:formula="of:=IF (LEN(['Pacenotes List'.H228]) &gt; 0; ['Pacenotes List'.H228]; &quot;&quot;)">
            <text:p/>
          </table:table-cell>
          <table:table-cell table:style-name="ce16" table:formula="of:=IF(LEN(['Pacenotes List'.H228]) &gt; 0;&quot;[PACENOTE::&quot; &amp; ['Pacenotes List'.B228] &amp; &quot;]&quot; &amp; CHAR(10) &amp; IF(LEN(['Pacenotes List'.A228]) &gt; 0;&quot;id=&quot; &amp; ['Pacenotes List'.A228] &amp; CHAR(10);&quot;&quot;) &amp; &quot;Sounds=1&quot; &amp; CHAR(10) &amp; &quot;Snd0=&quot; &amp; LOWER(['Pacenotes List'.B228]) &amp; &quot;.ogg&quot; &amp; CHAR(10) &amp; IF(LEN(['Pacenotes List'.F228]) &gt; 0; &quot;link=&quot; &amp; ['Pacenotes List'.F228] &amp; CHAR(10);&quot;&quot;) &amp; IF(LEN(['Pacenotes List'.G228])&gt;0;&quot;standard=&quot; &amp; ['Pacenotes List'.G228] &amp; CHAR(10);&quot;&quot;) &amp; &quot;column=&quot; &amp; ['Pacenotes List'.I228] &amp; CHAR(10);&quot;&quot;)">
            <text:p/>
          </table:table-cell>
          <table:table-cell table:style-name="ce16" table:formula="of:=IF(LEN(['Pacenotes List'.H228]) &gt; 0;IF(LEN(['Pacenotes List'.B228]) &gt; 0;['Pacenotes List'.B228] &amp; &quot;=&quot; &amp; ['Pacenotes List'.C228]);&quot;&quot;)">
            <text:p/>
          </table:table-cell>
          <table:table-cell table:style-name="ce16" table:formula="of:=IF(LEN(['Pacenotes List'.H228]) &gt; 0;IF(LEN(['Pacenotes List'.B228]) &gt; 0;['Pacenotes List'.B228] &amp; &quot;=&quot; &amp; ['Pacenotes List'.D228]);&quot;&quot;)">
            <text:p/>
          </table:table-cell>
          <table:table-cell table:number-columns-repeated="1020"/>
        </table:table-row>
        <table:table-row table:style-name="ro1">
          <table:table-cell table:formula="of:=IF (LEN(['Pacenotes List'.H229]) &gt; 0; ['Pacenotes List'.H229]; &quot;&quot;)">
            <text:p/>
          </table:table-cell>
          <table:table-cell table:style-name="ce16" table:formula="of:=IF(LEN(['Pacenotes List'.H229]) &gt; 0;&quot;[PACENOTE::&quot; &amp; ['Pacenotes List'.B229] &amp; &quot;]&quot; &amp; CHAR(10) &amp; IF(LEN(['Pacenotes List'.A229]) &gt; 0;&quot;id=&quot; &amp; ['Pacenotes List'.A229] &amp; CHAR(10);&quot;&quot;) &amp; &quot;Sounds=1&quot; &amp; CHAR(10) &amp; &quot;Snd0=&quot; &amp; LOWER(['Pacenotes List'.B229]) &amp; &quot;.ogg&quot; &amp; CHAR(10) &amp; IF(LEN(['Pacenotes List'.F229]) &gt; 0; &quot;link=&quot; &amp; ['Pacenotes List'.F229] &amp; CHAR(10);&quot;&quot;) &amp; IF(LEN(['Pacenotes List'.G229])&gt;0;&quot;standard=&quot; &amp; ['Pacenotes List'.G229] &amp; CHAR(10);&quot;&quot;) &amp; &quot;column=&quot; &amp; ['Pacenotes List'.I229] &amp; CHAR(10);&quot;&quot;)">
            <text:p/>
          </table:table-cell>
          <table:table-cell table:style-name="ce16" table:formula="of:=IF(LEN(['Pacenotes List'.H229]) &gt; 0;IF(LEN(['Pacenotes List'.B229]) &gt; 0;['Pacenotes List'.B229] &amp; &quot;=&quot; &amp; ['Pacenotes List'.C229]);&quot;&quot;)">
            <text:p/>
          </table:table-cell>
          <table:table-cell table:style-name="ce16" table:formula="of:=IF(LEN(['Pacenotes List'.H229]) &gt; 0;IF(LEN(['Pacenotes List'.B229]) &gt; 0;['Pacenotes List'.B229] &amp; &quot;=&quot; &amp; ['Pacenotes List'.D229]);&quot;&quot;)">
            <text:p/>
          </table:table-cell>
          <table:table-cell table:number-columns-repeated="1020"/>
        </table:table-row>
        <table:table-row table:style-name="ro1">
          <table:table-cell table:formula="of:=IF (LEN(['Pacenotes List'.H230]) &gt; 0; ['Pacenotes List'.H230]; &quot;&quot;)">
            <text:p/>
          </table:table-cell>
          <table:table-cell table:style-name="ce16" table:formula="of:=IF(LEN(['Pacenotes List'.H230]) &gt; 0;&quot;[PACENOTE::&quot; &amp; ['Pacenotes List'.B230] &amp; &quot;]&quot; &amp; CHAR(10) &amp; IF(LEN(['Pacenotes List'.A230]) &gt; 0;&quot;id=&quot; &amp; ['Pacenotes List'.A230] &amp; CHAR(10);&quot;&quot;) &amp; &quot;Sounds=1&quot; &amp; CHAR(10) &amp; &quot;Snd0=&quot; &amp; LOWER(['Pacenotes List'.B230]) &amp; &quot;.ogg&quot; &amp; CHAR(10) &amp; IF(LEN(['Pacenotes List'.F230]) &gt; 0; &quot;link=&quot; &amp; ['Pacenotes List'.F230] &amp; CHAR(10);&quot;&quot;) &amp; IF(LEN(['Pacenotes List'.G230])&gt;0;&quot;standard=&quot; &amp; ['Pacenotes List'.G230] &amp; CHAR(10);&quot;&quot;) &amp; &quot;column=&quot; &amp; ['Pacenotes List'.I230] &amp; CHAR(10);&quot;&quot;)">
            <text:p/>
          </table:table-cell>
          <table:table-cell table:style-name="ce16" table:formula="of:=IF(LEN(['Pacenotes List'.H230]) &gt; 0;IF(LEN(['Pacenotes List'.B230]) &gt; 0;['Pacenotes List'.B230] &amp; &quot;=&quot; &amp; ['Pacenotes List'.C230]);&quot;&quot;)">
            <text:p/>
          </table:table-cell>
          <table:table-cell table:style-name="ce16" table:formula="of:=IF(LEN(['Pacenotes List'.H230]) &gt; 0;IF(LEN(['Pacenotes List'.B230]) &gt; 0;['Pacenotes List'.B230] &amp; &quot;=&quot; &amp; ['Pacenotes List'.D230]);&quot;&quot;)">
            <text:p/>
          </table:table-cell>
          <table:table-cell table:number-columns-repeated="1020"/>
        </table:table-row>
        <table:table-row table:style-name="ro1">
          <table:table-cell table:formula="of:=IF (LEN(['Pacenotes List'.H231]) &gt; 0; ['Pacenotes List'.H231]; &quot;&quot;)" office:value-type="string" office:string-value="CONSTRUCTION">
            <text:p>CONSTRUCTION</text:p>
          </table:table-cell>
          <table:table-cell table:style-name="ce16" table:formula="of:=IF(LEN(['Pacenotes List'.H231]) &gt; 0;&quot;[PACENOTE::&quot; &amp; ['Pacenotes List'.B231] &amp; &quot;]&quot; &amp; CHAR(10) &amp; IF(LEN(['Pacenotes List'.A231]) &gt; 0;&quot;id=&quot; &amp; ['Pacenotes List'.A231] &amp; CHAR(10);&quot;&quot;) &amp; &quot;Sounds=1&quot; &amp; CHAR(10) &amp; &quot;Snd0=&quot; &amp; LOWER(['Pacenotes List'.B231]) &amp; &quot;.ogg&quot; &amp; CHAR(10) &amp; IF(LEN(['Pacenotes List'.F231]) &gt; 0; &quot;link=&quot; &amp; ['Pacenotes List'.F231] &amp; CHAR(10);&quot;&quot;) &amp; IF(LEN(['Pacenotes List'.G231])&gt;0;&quot;standard=&quot; &amp; ['Pacenotes List'.G231] &amp; CHAR(10);&quot;&quot;) &amp; &quot;column=&quot; &amp; ['Pacenotes List'.I231] &amp; CHAR(10);&quot;&quot;)" office:value-type="string" office:string-value="[PACENOTE::WOODEN_FENCE]&#10;id=443&#10;Sounds=1&#10;Snd0=wooden_fence.ogg&#10;link=INTO&#10;column=3&#10;">
            <text:p>[PACENOTE::WOODEN_FENCE]<text:line-break/>id=443<text:line-break/>Sounds=1<text:line-break/>Snd0=wooden_fence.ogg<text:line-break/>link=INTO<text:line-break/>column=3<text:line-break/></text:p>
          </table:table-cell>
          <table:table-cell table:style-name="ce16" table:formula="of:=IF(LEN(['Pacenotes List'.H231]) &gt; 0;IF(LEN(['Pacenotes List'.B231]) &gt; 0;['Pacenotes List'.B231] &amp; &quot;=&quot; &amp; ['Pacenotes List'.C231]);&quot;&quot;)" office:value-type="string" office:string-value="WOODEN_FENCE=Holzzaun">
            <text:p>WOODEN_FENCE=Holzzaun</text:p>
          </table:table-cell>
          <table:table-cell table:style-name="ce16" table:formula="of:=IF(LEN(['Pacenotes List'.H231]) &gt; 0;IF(LEN(['Pacenotes List'.B231]) &gt; 0;['Pacenotes List'.B231] &amp; &quot;=&quot; &amp; ['Pacenotes List'.D231]);&quot;&quot;)" office:value-type="string" office:string-value="WOODEN_FENCE=Wooden Fence">
            <text:p>WOODEN_FENCE=Wooden Fence</text:p>
          </table:table-cell>
          <table:table-cell table:number-columns-repeated="1020"/>
        </table:table-row>
        <table:table-row table:style-name="ro1">
          <table:table-cell table:formula="of:=IF (LEN(['Pacenotes List'.H232]) &gt; 0; ['Pacenotes List'.H232]; &quot;&quot;)">
            <text:p/>
          </table:table-cell>
          <table:table-cell table:style-name="ce16" table:formula="of:=IF(LEN(['Pacenotes List'.H232]) &gt; 0;&quot;[PACENOTE::&quot; &amp; ['Pacenotes List'.B232] &amp; &quot;]&quot; &amp; CHAR(10) &amp; IF(LEN(['Pacenotes List'.A232]) &gt; 0;&quot;id=&quot; &amp; ['Pacenotes List'.A232] &amp; CHAR(10);&quot;&quot;) &amp; &quot;Sounds=1&quot; &amp; CHAR(10) &amp; &quot;Snd0=&quot; &amp; LOWER(['Pacenotes List'.B232]) &amp; &quot;.ogg&quot; &amp; CHAR(10) &amp; IF(LEN(['Pacenotes List'.F232]) &gt; 0; &quot;link=&quot; &amp; ['Pacenotes List'.F232] &amp; CHAR(10);&quot;&quot;) &amp; IF(LEN(['Pacenotes List'.G232])&gt;0;&quot;standard=&quot; &amp; ['Pacenotes List'.G232] &amp; CHAR(10);&quot;&quot;) &amp; &quot;column=&quot; &amp; ['Pacenotes List'.I232] &amp; CHAR(10);&quot;&quot;)">
            <text:p/>
          </table:table-cell>
          <table:table-cell table:style-name="ce16" table:formula="of:=IF(LEN(['Pacenotes List'.H232]) &gt; 0;IF(LEN(['Pacenotes List'.B232]) &gt; 0;['Pacenotes List'.B232] &amp; &quot;=&quot; &amp; ['Pacenotes List'.C232]);&quot;&quot;)">
            <text:p/>
          </table:table-cell>
          <table:table-cell table:style-name="ce16" table:formula="of:=IF(LEN(['Pacenotes List'.H232]) &gt; 0;IF(LEN(['Pacenotes List'.B232]) &gt; 0;['Pacenotes List'.B232] &amp; &quot;=&quot; &amp; ['Pacenotes List'.D232]);&quot;&quot;)">
            <text:p/>
          </table:table-cell>
          <table:table-cell table:number-columns-repeated="1020"/>
        </table:table-row>
        <table:table-row table:style-name="ro1">
          <table:table-cell table:formula="of:=IF (LEN(['Pacenotes List'.H233]) &gt; 0; ['Pacenotes List'.H233]; &quot;&quot;)">
            <text:p/>
          </table:table-cell>
          <table:table-cell table:style-name="ce16" table:formula="of:=IF(LEN(['Pacenotes List'.H233]) &gt; 0;&quot;[PACENOTE::&quot; &amp; ['Pacenotes List'.B233] &amp; &quot;]&quot; &amp; CHAR(10) &amp; IF(LEN(['Pacenotes List'.A233]) &gt; 0;&quot;id=&quot; &amp; ['Pacenotes List'.A233] &amp; CHAR(10);&quot;&quot;) &amp; &quot;Sounds=1&quot; &amp; CHAR(10) &amp; &quot;Snd0=&quot; &amp; LOWER(['Pacenotes List'.B233]) &amp; &quot;.ogg&quot; &amp; CHAR(10) &amp; IF(LEN(['Pacenotes List'.F233]) &gt; 0; &quot;link=&quot; &amp; ['Pacenotes List'.F233] &amp; CHAR(10);&quot;&quot;) &amp; IF(LEN(['Pacenotes List'.G233])&gt;0;&quot;standard=&quot; &amp; ['Pacenotes List'.G233] &amp; CHAR(10);&quot;&quot;) &amp; &quot;column=&quot; &amp; ['Pacenotes List'.I233] &amp; CHAR(10);&quot;&quot;)">
            <text:p/>
          </table:table-cell>
          <table:table-cell table:style-name="ce16" table:formula="of:=IF(LEN(['Pacenotes List'.H233]) &gt; 0;IF(LEN(['Pacenotes List'.B233]) &gt; 0;['Pacenotes List'.B233] &amp; &quot;=&quot; &amp; ['Pacenotes List'.C233]);&quot;&quot;)">
            <text:p/>
          </table:table-cell>
          <table:table-cell table:style-name="ce16" table:formula="of:=IF(LEN(['Pacenotes List'.H233]) &gt; 0;IF(LEN(['Pacenotes List'.B233]) &gt; 0;['Pacenotes List'.B233] &amp; &quot;=&quot; &amp; ['Pacenotes List'.D233]);&quot;&quot;)">
            <text:p/>
          </table:table-cell>
          <table:table-cell table:number-columns-repeated="1020"/>
        </table:table-row>
        <table:table-row table:style-name="ro1">
          <table:table-cell table:formula="of:=IF (LEN(['Pacenotes List'.H234]) &gt; 0; ['Pacenotes List'.H234]; &quot;&quot;)">
            <text:p/>
          </table:table-cell>
          <table:table-cell table:style-name="ce16" table:formula="of:=IF(LEN(['Pacenotes List'.H234]) &gt; 0;&quot;[PACENOTE::&quot; &amp; ['Pacenotes List'.B234] &amp; &quot;]&quot; &amp; CHAR(10) &amp; IF(LEN(['Pacenotes List'.A234]) &gt; 0;&quot;id=&quot; &amp; ['Pacenotes List'.A234] &amp; CHAR(10);&quot;&quot;) &amp; &quot;Sounds=1&quot; &amp; CHAR(10) &amp; &quot;Snd0=&quot; &amp; LOWER(['Pacenotes List'.B234]) &amp; &quot;.ogg&quot; &amp; CHAR(10) &amp; IF(LEN(['Pacenotes List'.F234]) &gt; 0; &quot;link=&quot; &amp; ['Pacenotes List'.F234] &amp; CHAR(10);&quot;&quot;) &amp; IF(LEN(['Pacenotes List'.G234])&gt;0;&quot;standard=&quot; &amp; ['Pacenotes List'.G234] &amp; CHAR(10);&quot;&quot;) &amp; &quot;column=&quot; &amp; ['Pacenotes List'.I234] &amp; CHAR(10);&quot;&quot;)">
            <text:p/>
          </table:table-cell>
          <table:table-cell table:style-name="ce16" table:formula="of:=IF(LEN(['Pacenotes List'.H234]) &gt; 0;IF(LEN(['Pacenotes List'.B234]) &gt; 0;['Pacenotes List'.B234] &amp; &quot;=&quot; &amp; ['Pacenotes List'.C234]);&quot;&quot;)">
            <text:p/>
          </table:table-cell>
          <table:table-cell table:style-name="ce16" table:formula="of:=IF(LEN(['Pacenotes List'.H234]) &gt; 0;IF(LEN(['Pacenotes List'.B234]) &gt; 0;['Pacenotes List'.B234] &amp; &quot;=&quot; &amp; ['Pacenotes List'.D234]);&quot;&quot;)">
            <text:p/>
          </table:table-cell>
          <table:table-cell table:number-columns-repeated="1020"/>
        </table:table-row>
        <table:table-row table:style-name="ro1">
          <table:table-cell table:formula="of:=IF (LEN(['Pacenotes List'.H235]) &gt; 0; ['Pacenotes List'.H235]; &quot;&quot;)">
            <text:p/>
          </table:table-cell>
          <table:table-cell table:style-name="ce16" table:formula="of:=IF(LEN(['Pacenotes List'.H235]) &gt; 0;&quot;[PACENOTE::&quot; &amp; ['Pacenotes List'.B235] &amp; &quot;]&quot; &amp; CHAR(10) &amp; IF(LEN(['Pacenotes List'.A235]) &gt; 0;&quot;id=&quot; &amp; ['Pacenotes List'.A235] &amp; CHAR(10);&quot;&quot;) &amp; &quot;Sounds=1&quot; &amp; CHAR(10) &amp; &quot;Snd0=&quot; &amp; LOWER(['Pacenotes List'.B235]) &amp; &quot;.ogg&quot; &amp; CHAR(10) &amp; IF(LEN(['Pacenotes List'.F235]) &gt; 0; &quot;link=&quot; &amp; ['Pacenotes List'.F235] &amp; CHAR(10);&quot;&quot;) &amp; IF(LEN(['Pacenotes List'.G235])&gt;0;&quot;standard=&quot; &amp; ['Pacenotes List'.G235] &amp; CHAR(10);&quot;&quot;) &amp; &quot;column=&quot; &amp; ['Pacenotes List'.I235] &amp; CHAR(10);&quot;&quot;)">
            <text:p/>
          </table:table-cell>
          <table:table-cell table:style-name="ce16" table:formula="of:=IF(LEN(['Pacenotes List'.H235]) &gt; 0;IF(LEN(['Pacenotes List'.B235]) &gt; 0;['Pacenotes List'.B235] &amp; &quot;=&quot; &amp; ['Pacenotes List'.C235]);&quot;&quot;)">
            <text:p/>
          </table:table-cell>
          <table:table-cell table:style-name="ce16" table:formula="of:=IF(LEN(['Pacenotes List'.H235]) &gt; 0;IF(LEN(['Pacenotes List'.B235]) &gt; 0;['Pacenotes List'.B235] &amp; &quot;=&quot; &amp; ['Pacenotes List'.D235]);&quot;&quot;)">
            <text:p/>
          </table:table-cell>
          <table:table-cell table:number-columns-repeated="1020"/>
        </table:table-row>
        <table:table-row table:style-name="ro1">
          <table:table-cell table:formula="of:=IF (LEN(['Pacenotes List'.H236]) &gt; 0; ['Pacenotes List'.H236]; &quot;&quot;)" office:value-type="string" office:string-value="SURFACE">
            <text:p>SURFACE</text:p>
          </table:table-cell>
          <table:table-cell table:style-name="ce16" table:formula="of:=IF(LEN(['Pacenotes List'.H236]) &gt; 0;&quot;[PACENOTE::&quot; &amp; ['Pacenotes List'.B236] &amp; &quot;]&quot; &amp; CHAR(10) &amp; IF(LEN(['Pacenotes List'.A236]) &gt; 0;&quot;id=&quot; &amp; ['Pacenotes List'.A236] &amp; CHAR(10);&quot;&quot;) &amp; &quot;Sounds=1&quot; &amp; CHAR(10) &amp; &quot;Snd0=&quot; &amp; LOWER(['Pacenotes List'.B236]) &amp; &quot;.ogg&quot; &amp; CHAR(10) &amp; IF(LEN(['Pacenotes List'.F236]) &gt; 0; &quot;link=&quot; &amp; ['Pacenotes List'.F236] &amp; CHAR(10);&quot;&quot;) &amp; IF(LEN(['Pacenotes List'.G236])&gt;0;&quot;standard=&quot; &amp; ['Pacenotes List'.G236] &amp; CHAR(10);&quot;&quot;) &amp; &quot;column=&quot; &amp; ['Pacenotes List'.I236] &amp; CHAR(10);&quot;&quot;)" office:value-type="string" office:string-value="[PACENOTE::ONTO_GRAVEL]&#10;id=540&#10;Sounds=1&#10;Snd0=onto_gravel.ogg&#10;column=0&#10;">
            <text:p>[PACENOTE::ONTO_GRAVEL]<text:line-break/>id=540<text:line-break/>Sounds=1<text:line-break/>Snd0=onto_gravel.ogg<text:line-break/>column=0<text:line-break/></text:p>
          </table:table-cell>
          <table:table-cell table:style-name="ce16" table:formula="of:=IF(LEN(['Pacenotes List'.H236]) &gt; 0;IF(LEN(['Pacenotes List'.B236]) &gt; 0;['Pacenotes List'.B236] &amp; &quot;=&quot; &amp; ['Pacenotes List'.C236]);&quot;&quot;)" office:value-type="string" office:string-value="ONTO_GRAVEL=Auf Schotter">
            <text:p>ONTO_GRAVEL=Auf Schotter</text:p>
          </table:table-cell>
          <table:table-cell table:style-name="ce16" table:formula="of:=IF(LEN(['Pacenotes List'.H236]) &gt; 0;IF(LEN(['Pacenotes List'.B236]) &gt; 0;['Pacenotes List'.B236] &amp; &quot;=&quot; &amp; ['Pacenotes List'.D236]);&quot;&quot;)" office:value-type="string" office:string-value="ONTO_GRAVEL=Onto Gravel">
            <text:p>ONTO_GRAVEL=Onto Gravel</text:p>
          </table:table-cell>
          <table:table-cell table:number-columns-repeated="1020"/>
        </table:table-row>
        <table:table-row table:style-name="ro1">
          <table:table-cell table:formula="of:=IF (LEN(['Pacenotes List'.H237]) &gt; 0; ['Pacenotes List'.H237]; &quot;&quot;)" office:value-type="string" office:string-value="SURFACE">
            <text:p>SURFACE</text:p>
          </table:table-cell>
          <table:table-cell table:style-name="ce16" table:formula="of:=IF(LEN(['Pacenotes List'.H237]) &gt; 0;&quot;[PACENOTE::&quot; &amp; ['Pacenotes List'.B237] &amp; &quot;]&quot; &amp; CHAR(10) &amp; IF(LEN(['Pacenotes List'.A237]) &gt; 0;&quot;id=&quot; &amp; ['Pacenotes List'.A237] &amp; CHAR(10);&quot;&quot;) &amp; &quot;Sounds=1&quot; &amp; CHAR(10) &amp; &quot;Snd0=&quot; &amp; LOWER(['Pacenotes List'.B237]) &amp; &quot;.ogg&quot; &amp; CHAR(10) &amp; IF(LEN(['Pacenotes List'.F237]) &gt; 0; &quot;link=&quot; &amp; ['Pacenotes List'.F237] &amp; CHAR(10);&quot;&quot;) &amp; IF(LEN(['Pacenotes List'.G237])&gt;0;&quot;standard=&quot; &amp; ['Pacenotes List'.G237] &amp; CHAR(10);&quot;&quot;) &amp; &quot;column=&quot; &amp; ['Pacenotes List'.I237] &amp; CHAR(10);&quot;&quot;)" office:value-type="string" office:string-value="[PACENOTE::ONTO_TARMAC]&#10;id=541&#10;Sounds=1&#10;Snd0=onto_tarmac.ogg&#10;column=1&#10;">
            <text:p>[PACENOTE::ONTO_TARMAC]<text:line-break/>id=541<text:line-break/>Sounds=1<text:line-break/>Snd0=onto_tarmac.ogg<text:line-break/>column=1<text:line-break/></text:p>
          </table:table-cell>
          <table:table-cell table:style-name="ce16" table:formula="of:=IF(LEN(['Pacenotes List'.H237]) &gt; 0;IF(LEN(['Pacenotes List'.B237]) &gt; 0;['Pacenotes List'.B237] &amp; &quot;=&quot; &amp; ['Pacenotes List'.C237]);&quot;&quot;)" office:value-type="string" office:string-value="ONTO_TARMAC=Auf Asphalt">
            <text:p>ONTO_TARMAC=Auf Asphalt</text:p>
          </table:table-cell>
          <table:table-cell table:style-name="ce16" table:formula="of:=IF(LEN(['Pacenotes List'.H237]) &gt; 0;IF(LEN(['Pacenotes List'.B237]) &gt; 0;['Pacenotes List'.B237] &amp; &quot;=&quot; &amp; ['Pacenotes List'.D237]);&quot;&quot;)" office:value-type="string" office:string-value="ONTO_TARMAC=Onto Tarmac">
            <text:p>ONTO_TARMAC=Onto Tarmac</text:p>
          </table:table-cell>
          <table:table-cell table:number-columns-repeated="1020"/>
        </table:table-row>
        <table:table-row table:style-name="ro1">
          <table:table-cell table:formula="of:=IF (LEN(['Pacenotes List'.H238]) &gt; 0; ['Pacenotes List'.H238]; &quot;&quot;)" office:value-type="string" office:string-value="SURFACE">
            <text:p>SURFACE</text:p>
          </table:table-cell>
          <table:table-cell table:style-name="ce16" table:formula="of:=IF(LEN(['Pacenotes List'.H238]) &gt; 0;&quot;[PACENOTE::&quot; &amp; ['Pacenotes List'.B238] &amp; &quot;]&quot; &amp; CHAR(10) &amp; IF(LEN(['Pacenotes List'.A238]) &gt; 0;&quot;id=&quot; &amp; ['Pacenotes List'.A238] &amp; CHAR(10);&quot;&quot;) &amp; &quot;Sounds=1&quot; &amp; CHAR(10) &amp; &quot;Snd0=&quot; &amp; LOWER(['Pacenotes List'.B238]) &amp; &quot;.ogg&quot; &amp; CHAR(10) &amp; IF(LEN(['Pacenotes List'.F238]) &gt; 0; &quot;link=&quot; &amp; ['Pacenotes List'.F238] &amp; CHAR(10);&quot;&quot;) &amp; IF(LEN(['Pacenotes List'.G238])&gt;0;&quot;standard=&quot; &amp; ['Pacenotes List'.G238] &amp; CHAR(10);&quot;&quot;) &amp; &quot;column=&quot; &amp; ['Pacenotes List'.I238] &amp; CHAR(10);&quot;&quot;)" office:value-type="string" office:string-value="[PACENOTE::ONTO_CONCRETE]&#10;id=542&#10;Sounds=1&#10;Snd0=onto_concrete.ogg&#10;column=2&#10;">
            <text:p>[PACENOTE::ONTO_CONCRETE]<text:line-break/>id=542<text:line-break/>Sounds=1<text:line-break/>Snd0=onto_concrete.ogg<text:line-break/>column=2<text:line-break/></text:p>
          </table:table-cell>
          <table:table-cell table:style-name="ce16" table:formula="of:=IF(LEN(['Pacenotes List'.H238]) &gt; 0;IF(LEN(['Pacenotes List'.B238]) &gt; 0;['Pacenotes List'.B238] &amp; &quot;=&quot; &amp; ['Pacenotes List'.C238]);&quot;&quot;)" office:value-type="string" office:string-value="ONTO_CONCRETE=Auf Beton">
            <text:p>ONTO_CONCRETE=Auf Beton</text:p>
          </table:table-cell>
          <table:table-cell table:style-name="ce16" table:formula="of:=IF(LEN(['Pacenotes List'.H238]) &gt; 0;IF(LEN(['Pacenotes List'.B238]) &gt; 0;['Pacenotes List'.B238] &amp; &quot;=&quot; &amp; ['Pacenotes List'.D238]);&quot;&quot;)" office:value-type="string" office:string-value="ONTO_CONCRETE=Onto Concrete">
            <text:p>ONTO_CONCRETE=Onto Concrete</text:p>
          </table:table-cell>
          <table:table-cell table:number-columns-repeated="1020"/>
        </table:table-row>
        <table:table-row table:style-name="ro1">
          <table:table-cell table:formula="of:=IF (LEN(['Pacenotes List'.H239]) &gt; 0; ['Pacenotes List'.H239]; &quot;&quot;)" office:value-type="string" office:string-value="SURFACE">
            <text:p>SURFACE</text:p>
          </table:table-cell>
          <table:table-cell table:style-name="ce16" table:formula="of:=IF(LEN(['Pacenotes List'.H239]) &gt; 0;&quot;[PACENOTE::&quot; &amp; ['Pacenotes List'.B239] &amp; &quot;]&quot; &amp; CHAR(10) &amp; IF(LEN(['Pacenotes List'.A239]) &gt; 0;&quot;id=&quot; &amp; ['Pacenotes List'.A239] &amp; CHAR(10);&quot;&quot;) &amp; &quot;Sounds=1&quot; &amp; CHAR(10) &amp; &quot;Snd0=&quot; &amp; LOWER(['Pacenotes List'.B239]) &amp; &quot;.ogg&quot; &amp; CHAR(10) &amp; IF(LEN(['Pacenotes List'.F239]) &gt; 0; &quot;link=&quot; &amp; ['Pacenotes List'.F239] &amp; CHAR(10);&quot;&quot;) &amp; IF(LEN(['Pacenotes List'.G239])&gt;0;&quot;standard=&quot; &amp; ['Pacenotes List'.G239] &amp; CHAR(10);&quot;&quot;) &amp; &quot;column=&quot; &amp; ['Pacenotes List'.I239] &amp; CHAR(10);&quot;&quot;)" office:value-type="string" office:string-value="[PACENOTE::ONTO_COBBLES]&#10;id=543&#10;Sounds=1&#10;Snd0=onto_cobbles.ogg&#10;column=0&#10;">
            <text:p>[PACENOTE::ONTO_COBBLES]<text:line-break/>id=543<text:line-break/>Sounds=1<text:line-break/>Snd0=onto_cobbles.ogg<text:line-break/>column=0<text:line-break/></text:p>
          </table:table-cell>
          <table:table-cell table:style-name="ce16" table:formula="of:=IF(LEN(['Pacenotes List'.H239]) &gt; 0;IF(LEN(['Pacenotes List'.B239]) &gt; 0;['Pacenotes List'.B239] &amp; &quot;=&quot; &amp; ['Pacenotes List'.C239]);&quot;&quot;)" office:value-type="string" office:string-value="ONTO_COBBLES=Auf Pflaster">
            <text:p>ONTO_COBBLES=Auf Pflaster</text:p>
          </table:table-cell>
          <table:table-cell table:style-name="ce16" table:formula="of:=IF(LEN(['Pacenotes List'.H239]) &gt; 0;IF(LEN(['Pacenotes List'.B239]) &gt; 0;['Pacenotes List'.B239] &amp; &quot;=&quot; &amp; ['Pacenotes List'.D239]);&quot;&quot;)" office:value-type="string" office:string-value="ONTO_COBBLES=Onto Cobbles">
            <text:p>ONTO_COBBLES=Onto Cobbles</text:p>
          </table:table-cell>
          <table:table-cell table:number-columns-repeated="1020"/>
        </table:table-row>
        <table:table-row table:style-name="ro1">
          <table:table-cell table:formula="of:=IF (LEN(['Pacenotes List'.H240]) &gt; 0; ['Pacenotes List'.H240]; &quot;&quot;)" office:value-type="string" office:string-value="SURFACE">
            <text:p>SURFACE</text:p>
          </table:table-cell>
          <table:table-cell table:style-name="ce16" table:formula="of:=IF(LEN(['Pacenotes List'.H240]) &gt; 0;&quot;[PACENOTE::&quot; &amp; ['Pacenotes List'.B240] &amp; &quot;]&quot; &amp; CHAR(10) &amp; IF(LEN(['Pacenotes List'.A240]) &gt; 0;&quot;id=&quot; &amp; ['Pacenotes List'.A240] &amp; CHAR(10);&quot;&quot;) &amp; &quot;Sounds=1&quot; &amp; CHAR(10) &amp; &quot;Snd0=&quot; &amp; LOWER(['Pacenotes List'.B240]) &amp; &quot;.ogg&quot; &amp; CHAR(10) &amp; IF(LEN(['Pacenotes List'.F240]) &gt; 0; &quot;link=&quot; &amp; ['Pacenotes List'.F240] &amp; CHAR(10);&quot;&quot;) &amp; IF(LEN(['Pacenotes List'.G240])&gt;0;&quot;standard=&quot; &amp; ['Pacenotes List'.G240] &amp; CHAR(10);&quot;&quot;) &amp; &quot;column=&quot; &amp; ['Pacenotes List'.I240] &amp; CHAR(10);&quot;&quot;)" office:value-type="string" office:string-value="[PACENOTE::ONTO_GRIT]&#10;id=544&#10;Sounds=1&#10;Snd0=onto_grit.ogg&#10;column=1&#10;">
            <text:p>[PACENOTE::ONTO_GRIT]<text:line-break/>id=544<text:line-break/>Sounds=1<text:line-break/>Snd0=onto_grit.ogg<text:line-break/>column=1<text:line-break/></text:p>
          </table:table-cell>
          <table:table-cell table:style-name="ce16" table:formula="of:=IF(LEN(['Pacenotes List'.H240]) &gt; 0;IF(LEN(['Pacenotes List'.B240]) &gt; 0;['Pacenotes List'.B240] &amp; &quot;=&quot; &amp; ['Pacenotes List'.C240]);&quot;&quot;)" office:value-type="string" office:string-value="ONTO_GRIT=Auf Kies">
            <text:p>ONTO_GRIT=Auf Kies</text:p>
          </table:table-cell>
          <table:table-cell table:style-name="ce16" table:formula="of:=IF(LEN(['Pacenotes List'.H240]) &gt; 0;IF(LEN(['Pacenotes List'.B240]) &gt; 0;['Pacenotes List'.B240] &amp; &quot;=&quot; &amp; ['Pacenotes List'.D240]);&quot;&quot;)" office:value-type="string" office:string-value="ONTO_GRIT=Onto Grit">
            <text:p>ONTO_GRIT=Onto Grit</text:p>
          </table:table-cell>
          <table:table-cell table:number-columns-repeated="1020"/>
        </table:table-row>
        <table:table-row table:style-name="ro1">
          <table:table-cell table:formula="of:=IF (LEN(['Pacenotes List'.H241]) &gt; 0; ['Pacenotes List'.H241]; &quot;&quot;)" office:value-type="string" office:string-value="SURFACE">
            <text:p>SURFACE</text:p>
          </table:table-cell>
          <table:table-cell table:style-name="ce16" table:formula="of:=IF(LEN(['Pacenotes List'.H241]) &gt; 0;&quot;[PACENOTE::&quot; &amp; ['Pacenotes List'.B241] &amp; &quot;]&quot; &amp; CHAR(10) &amp; IF(LEN(['Pacenotes List'.A241]) &gt; 0;&quot;id=&quot; &amp; ['Pacenotes List'.A241] &amp; CHAR(10);&quot;&quot;) &amp; &quot;Sounds=1&quot; &amp; CHAR(10) &amp; &quot;Snd0=&quot; &amp; LOWER(['Pacenotes List'.B241]) &amp; &quot;.ogg&quot; &amp; CHAR(10) &amp; IF(LEN(['Pacenotes List'.F241]) &gt; 0; &quot;link=&quot; &amp; ['Pacenotes List'.F241] &amp; CHAR(10);&quot;&quot;) &amp; IF(LEN(['Pacenotes List'.G241])&gt;0;&quot;standard=&quot; &amp; ['Pacenotes List'.G241] &amp; CHAR(10);&quot;&quot;) &amp; &quot;column=&quot; &amp; ['Pacenotes List'.I241] &amp; CHAR(10);&quot;&quot;)" office:value-type="string" office:string-value="[PACENOTE::ONTO_SNOW]&#10;id=545&#10;Sounds=1&#10;Snd0=onto_snow.ogg&#10;column=2&#10;">
            <text:p>[PACENOTE::ONTO_SNOW]<text:line-break/>id=545<text:line-break/>Sounds=1<text:line-break/>Snd0=onto_snow.ogg<text:line-break/>column=2<text:line-break/></text:p>
          </table:table-cell>
          <table:table-cell table:style-name="ce16" table:formula="of:=IF(LEN(['Pacenotes List'.H241]) &gt; 0;IF(LEN(['Pacenotes List'.B241]) &gt; 0;['Pacenotes List'.B241] &amp; &quot;=&quot; &amp; ['Pacenotes List'.C241]);&quot;&quot;)" office:value-type="string" office:string-value="ONTO_SNOW=Auf Schnee">
            <text:p>ONTO_SNOW=Auf Schnee</text:p>
          </table:table-cell>
          <table:table-cell table:style-name="ce16" table:formula="of:=IF(LEN(['Pacenotes List'.H241]) &gt; 0;IF(LEN(['Pacenotes List'.B241]) &gt; 0;['Pacenotes List'.B241] &amp; &quot;=&quot; &amp; ['Pacenotes List'.D241]);&quot;&quot;)" office:value-type="string" office:string-value="ONTO_SNOW=Onto Snow">
            <text:p>ONTO_SNOW=Onto Snow</text:p>
          </table:table-cell>
          <table:table-cell table:number-columns-repeated="1020"/>
        </table:table-row>
        <table:table-row table:style-name="ro1">
          <table:table-cell table:formula="of:=IF (LEN(['Pacenotes List'.H242]) &gt; 0; ['Pacenotes List'.H242]; &quot;&quot;)" office:value-type="string" office:string-value="CONDITION">
            <text:p>CONDITION</text:p>
          </table:table-cell>
          <table:table-cell table:style-name="ce16" table:formula="of:=IF(LEN(['Pacenotes List'.H242]) &gt; 0;&quot;[PACENOTE::&quot; &amp; ['Pacenotes List'.B242] &amp; &quot;]&quot; &amp; CHAR(10) &amp; IF(LEN(['Pacenotes List'.A242]) &gt; 0;&quot;id=&quot; &amp; ['Pacenotes List'.A242] &amp; CHAR(10);&quot;&quot;) &amp; &quot;Sounds=1&quot; &amp; CHAR(10) &amp; &quot;Snd0=&quot; &amp; LOWER(['Pacenotes List'.B242]) &amp; &quot;.ogg&quot; &amp; CHAR(10) &amp; IF(LEN(['Pacenotes List'.F242]) &gt; 0; &quot;link=&quot; &amp; ['Pacenotes List'.F242] &amp; CHAR(10);&quot;&quot;) &amp; IF(LEN(['Pacenotes List'.G242])&gt;0;&quot;standard=&quot; &amp; ['Pacenotes List'.G242] &amp; CHAR(10);&quot;&quot;) &amp; &quot;column=&quot; &amp; ['Pacenotes List'.I242] &amp; CHAR(10);&quot;&quot;)" office:value-type="string" office:string-value="[PACENOTE::WET]&#10;id=546&#10;Sounds=1&#10;Snd0=wet.ogg&#10;column=2&#10;">
            <text:p>[PACENOTE::WET]<text:line-break/>id=546<text:line-break/>Sounds=1<text:line-break/>Snd0=wet.ogg<text:line-break/>column=2<text:line-break/></text:p>
          </table:table-cell>
          <table:table-cell table:style-name="ce16" table:formula="of:=IF(LEN(['Pacenotes List'.H242]) &gt; 0;IF(LEN(['Pacenotes List'.B242]) &gt; 0;['Pacenotes List'.B242] &amp; &quot;=&quot; &amp; ['Pacenotes List'.C242]);&quot;&quot;)" office:value-type="string" office:string-value="WET=Nass">
            <text:p>WET=Nass</text:p>
          </table:table-cell>
          <table:table-cell table:style-name="ce16" table:formula="of:=IF(LEN(['Pacenotes List'.H242]) &gt; 0;IF(LEN(['Pacenotes List'.B242]) &gt; 0;['Pacenotes List'.B242] &amp; &quot;=&quot; &amp; ['Pacenotes List'.D242]);&quot;&quot;)" office:value-type="string" office:string-value="WET=Wet">
            <text:p>WET=Wet</text:p>
          </table:table-cell>
          <table:table-cell table:number-columns-repeated="1020"/>
        </table:table-row>
        <table:table-row table:style-name="ro1">
          <table:table-cell table:formula="of:=IF (LEN(['Pacenotes List'.H243]) &gt; 0; ['Pacenotes List'.H243]; &quot;&quot;)" office:value-type="string" office:string-value="CONDITION">
            <text:p>CONDITION</text:p>
          </table:table-cell>
          <table:table-cell table:style-name="ce16" table:formula="of:=IF(LEN(['Pacenotes List'.H243]) &gt; 0;&quot;[PACENOTE::&quot; &amp; ['Pacenotes List'.B243] &amp; &quot;]&quot; &amp; CHAR(10) &amp; IF(LEN(['Pacenotes List'.A243]) &gt; 0;&quot;id=&quot; &amp; ['Pacenotes List'.A243] &amp; CHAR(10);&quot;&quot;) &amp; &quot;Sounds=1&quot; &amp; CHAR(10) &amp; &quot;Snd0=&quot; &amp; LOWER(['Pacenotes List'.B243]) &amp; &quot;.ogg&quot; &amp; CHAR(10) &amp; IF(LEN(['Pacenotes List'.F243]) &gt; 0; &quot;link=&quot; &amp; ['Pacenotes List'.F243] &amp; CHAR(10);&quot;&quot;) &amp; IF(LEN(['Pacenotes List'.G243])&gt;0;&quot;standard=&quot; &amp; ['Pacenotes List'.G243] &amp; CHAR(10);&quot;&quot;) &amp; &quot;column=&quot; &amp; ['Pacenotes List'.I243] &amp; CHAR(10);&quot;&quot;)" office:value-type="string" office:string-value="[PACENOTE::DRY]&#10;id=547&#10;Sounds=1&#10;Snd0=dry.ogg&#10;column=0&#10;">
            <text:p>[PACENOTE::DRY]<text:line-break/>id=547<text:line-break/>Sounds=1<text:line-break/>Snd0=dry.ogg<text:line-break/>column=0<text:line-break/></text:p>
          </table:table-cell>
          <table:table-cell table:style-name="ce16" table:formula="of:=IF(LEN(['Pacenotes List'.H243]) &gt; 0;IF(LEN(['Pacenotes List'.B243]) &gt; 0;['Pacenotes List'.B243] &amp; &quot;=&quot; &amp; ['Pacenotes List'.C243]);&quot;&quot;)" office:value-type="string" office:string-value="DRY=Trocken">
            <text:p>DRY=Trocken</text:p>
          </table:table-cell>
          <table:table-cell table:style-name="ce16" table:formula="of:=IF(LEN(['Pacenotes List'.H243]) &gt; 0;IF(LEN(['Pacenotes List'.B243]) &gt; 0;['Pacenotes List'.B243] &amp; &quot;=&quot; &amp; ['Pacenotes List'.D243]);&quot;&quot;)" office:value-type="string" office:string-value="DRY=Dry">
            <text:p>DRY=Dry</text:p>
          </table:table-cell>
          <table:table-cell table:number-columns-repeated="1020"/>
        </table:table-row>
        <table:table-row table:style-name="ro1">
          <table:table-cell table:formula="of:=IF (LEN(['Pacenotes List'.H244]) &gt; 0; ['Pacenotes List'.H244]; &quot;&quot;)" office:value-type="string" office:string-value="CONDITION">
            <text:p>CONDITION</text:p>
          </table:table-cell>
          <table:table-cell table:style-name="ce16" table:formula="of:=IF(LEN(['Pacenotes List'.H244]) &gt; 0;&quot;[PACENOTE::&quot; &amp; ['Pacenotes List'.B244] &amp; &quot;]&quot; &amp; CHAR(10) &amp; IF(LEN(['Pacenotes List'.A244]) &gt; 0;&quot;id=&quot; &amp; ['Pacenotes List'.A244] &amp; CHAR(10);&quot;&quot;) &amp; &quot;Sounds=1&quot; &amp; CHAR(10) &amp; &quot;Snd0=&quot; &amp; LOWER(['Pacenotes List'.B244]) &amp; &quot;.ogg&quot; &amp; CHAR(10) &amp; IF(LEN(['Pacenotes List'.F244]) &gt; 0; &quot;link=&quot; &amp; ['Pacenotes List'.F244] &amp; CHAR(10);&quot;&quot;) &amp; IF(LEN(['Pacenotes List'.G244])&gt;0;&quot;standard=&quot; &amp; ['Pacenotes List'.G244] &amp; CHAR(10);&quot;&quot;) &amp; &quot;column=&quot; &amp; ['Pacenotes List'.I244] &amp; CHAR(10);&quot;&quot;)" office:value-type="string" office:string-value="[PACENOTE::DAMP]&#10;id=548&#10;Sounds=1&#10;Snd0=damp.ogg&#10;column=1&#10;">
            <text:p>[PACENOTE::DAMP]<text:line-break/>id=548<text:line-break/>Sounds=1<text:line-break/>Snd0=damp.ogg<text:line-break/>column=1<text:line-break/></text:p>
          </table:table-cell>
          <table:table-cell table:style-name="ce16" table:formula="of:=IF(LEN(['Pacenotes List'.H244]) &gt; 0;IF(LEN(['Pacenotes List'.B244]) &gt; 0;['Pacenotes List'.B244] &amp; &quot;=&quot; &amp; ['Pacenotes List'.C244]);&quot;&quot;)" office:value-type="string" office:string-value="DAMP=Feucht">
            <text:p>DAMP=Feucht</text:p>
          </table:table-cell>
          <table:table-cell table:style-name="ce16" table:formula="of:=IF(LEN(['Pacenotes List'.H244]) &gt; 0;IF(LEN(['Pacenotes List'.B244]) &gt; 0;['Pacenotes List'.B244] &amp; &quot;=&quot; &amp; ['Pacenotes List'.D244]);&quot;&quot;)" office:value-type="string" office:string-value="DAMP=Damp">
            <text:p>DAMP=Damp</text:p>
          </table:table-cell>
          <table:table-cell table:number-columns-repeated="1020"/>
        </table:table-row>
        <table:table-row table:style-name="ro1">
          <table:table-cell table:formula="of:=IF (LEN(['Pacenotes List'.H245]) &gt; 0; ['Pacenotes List'.H245]; &quot;&quot;)">
            <text:p/>
          </table:table-cell>
          <table:table-cell table:style-name="ce16" table:formula="of:=IF(LEN(['Pacenotes List'.H245]) &gt; 0;&quot;[PACENOTE::&quot; &amp; ['Pacenotes List'.B245] &amp; &quot;]&quot; &amp; CHAR(10) &amp; IF(LEN(['Pacenotes List'.A245]) &gt; 0;&quot;id=&quot; &amp; ['Pacenotes List'.A245] &amp; CHAR(10);&quot;&quot;) &amp; &quot;Sounds=1&quot; &amp; CHAR(10) &amp; &quot;Snd0=&quot; &amp; LOWER(['Pacenotes List'.B245]) &amp; &quot;.ogg&quot; &amp; CHAR(10) &amp; IF(LEN(['Pacenotes List'.F245]) &gt; 0; &quot;link=&quot; &amp; ['Pacenotes List'.F245] &amp; CHAR(10);&quot;&quot;) &amp; IF(LEN(['Pacenotes List'.G245])&gt;0;&quot;standard=&quot; &amp; ['Pacenotes List'.G245] &amp; CHAR(10);&quot;&quot;) &amp; &quot;column=&quot; &amp; ['Pacenotes List'.I245] &amp; CHAR(10);&quot;&quot;)">
            <text:p/>
          </table:table-cell>
          <table:table-cell table:style-name="ce16" table:formula="of:=IF(LEN(['Pacenotes List'.H245]) &gt; 0;IF(LEN(['Pacenotes List'.B245]) &gt; 0;['Pacenotes List'.B245] &amp; &quot;=&quot; &amp; ['Pacenotes List'.C245]);&quot;&quot;)">
            <text:p/>
          </table:table-cell>
          <table:table-cell table:style-name="ce16" table:formula="of:=IF(LEN(['Pacenotes List'.H245]) &gt; 0;IF(LEN(['Pacenotes List'.B245]) &gt; 0;['Pacenotes List'.B245] &amp; &quot;=&quot; &amp; ['Pacenotes List'.D245]);&quot;&quot;)">
            <text:p/>
          </table:table-cell>
          <table:table-cell table:number-columns-repeated="1020"/>
        </table:table-row>
        <table:table-row table:style-name="ro1">
          <table:table-cell table:formula="of:=IF (LEN(['Pacenotes List'.H246]) &gt; 0; ['Pacenotes List'.H246]; &quot;&quot;)" office:value-type="string" office:string-value="DRIVING">
            <text:p>DRIVING</text:p>
          </table:table-cell>
          <table:table-cell table:style-name="ce16" table:formula="of:=IF(LEN(['Pacenotes List'.H246]) &gt; 0;&quot;[PACENOTE::&quot; &amp; ['Pacenotes List'.B246] &amp; &quot;]&quot; &amp; CHAR(10) &amp; IF(LEN(['Pacenotes List'.A246]) &gt; 0;&quot;id=&quot; &amp; ['Pacenotes List'.A246] &amp; CHAR(10);&quot;&quot;) &amp; &quot;Sounds=1&quot; &amp; CHAR(10) &amp; &quot;Snd0=&quot; &amp; LOWER(['Pacenotes List'.B246]) &amp; &quot;.ogg&quot; &amp; CHAR(10) &amp; IF(LEN(['Pacenotes List'.F246]) &gt; 0; &quot;link=&quot; &amp; ['Pacenotes List'.F246] &amp; CHAR(10);&quot;&quot;) &amp; IF(LEN(['Pacenotes List'.G246])&gt;0;&quot;standard=&quot; &amp; ['Pacenotes List'.G246] &amp; CHAR(10);&quot;&quot;) &amp; &quot;column=&quot; &amp; ['Pacenotes List'.I246] &amp; CHAR(10);&quot;&quot;)" office:value-type="string" office:string-value="[PACENOTE::HOLD]&#10;id=549&#10;Sounds=1&#10;Snd0=hold.ogg&#10;column=1&#10;">
            <text:p>[PACENOTE::HOLD]<text:line-break/>id=549<text:line-break/>Sounds=1<text:line-break/>Snd0=hold.ogg<text:line-break/>column=1<text:line-break/></text:p>
          </table:table-cell>
          <table:table-cell table:style-name="ce16" table:formula="of:=IF(LEN(['Pacenotes List'.H246]) &gt; 0;IF(LEN(['Pacenotes List'.B246]) &gt; 0;['Pacenotes List'.B246] &amp; &quot;=&quot; &amp; ['Pacenotes List'.C246]);&quot;&quot;)" office:value-type="string" office:string-value="HOLD=Halten">
            <text:p>HOLD=Halten</text:p>
          </table:table-cell>
          <table:table-cell table:style-name="ce16" table:formula="of:=IF(LEN(['Pacenotes List'.H246]) &gt; 0;IF(LEN(['Pacenotes List'.B246]) &gt; 0;['Pacenotes List'.B246] &amp; &quot;=&quot; &amp; ['Pacenotes List'.D246]);&quot;&quot;)" office:value-type="string" office:string-value="HOLD=Hold">
            <text:p>HOLD=Hold</text:p>
          </table:table-cell>
          <table:table-cell table:number-columns-repeated="1020"/>
        </table:table-row>
        <table:table-row table:style-name="ro1">
          <table:table-cell table:formula="of:=IF (LEN(['Pacenotes List'.H247]) &gt; 0; ['Pacenotes List'.H247]; &quot;&quot;)" office:value-type="string" office:string-value="DRIVING">
            <text:p>DRIVING</text:p>
          </table:table-cell>
          <table:table-cell table:style-name="ce16" table:formula="of:=IF(LEN(['Pacenotes List'.H247]) &gt; 0;&quot;[PACENOTE::&quot; &amp; ['Pacenotes List'.B247] &amp; &quot;]&quot; &amp; CHAR(10) &amp; IF(LEN(['Pacenotes List'.A247]) &gt; 0;&quot;id=&quot; &amp; ['Pacenotes List'.A247] &amp; CHAR(10);&quot;&quot;) &amp; &quot;Sounds=1&quot; &amp; CHAR(10) &amp; &quot;Snd0=&quot; &amp; LOWER(['Pacenotes List'.B247]) &amp; &quot;.ogg&quot; &amp; CHAR(10) &amp; IF(LEN(['Pacenotes List'.F247]) &gt; 0; &quot;link=&quot; &amp; ['Pacenotes List'.F247] &amp; CHAR(10);&quot;&quot;) &amp; IF(LEN(['Pacenotes List'.G247])&gt;0;&quot;standard=&quot; &amp; ['Pacenotes List'.G247] &amp; CHAR(10);&quot;&quot;) &amp; &quot;column=&quot; &amp; ['Pacenotes List'.I247] &amp; CHAR(10);&quot;&quot;)" office:value-type="string" office:string-value="[PACENOTE::TAKE_SPEED]&#10;id=550&#10;Sounds=1&#10;Snd0=take_speed.ogg&#10;column=2&#10;">
            <text:p>[PACENOTE::TAKE_SPEED]<text:line-break/>id=550<text:line-break/>Sounds=1<text:line-break/>Snd0=take_speed.ogg<text:line-break/>column=2<text:line-break/></text:p>
          </table:table-cell>
          <table:table-cell table:style-name="ce16" table:formula="of:=IF(LEN(['Pacenotes List'.H247]) &gt; 0;IF(LEN(['Pacenotes List'.B247]) &gt; 0;['Pacenotes List'.B247] &amp; &quot;=&quot; &amp; ['Pacenotes List'.C247]);&quot;&quot;)" office:value-type="string" office:string-value="TAKE_SPEED=Speed Mit">
            <text:p>TAKE_SPEED=Speed Mit</text:p>
          </table:table-cell>
          <table:table-cell table:style-name="ce16" table:formula="of:=IF(LEN(['Pacenotes List'.H247]) &gt; 0;IF(LEN(['Pacenotes List'.B247]) &gt; 0;['Pacenotes List'.B247] &amp; &quot;=&quot; &amp; ['Pacenotes List'.D247]);&quot;&quot;)" office:value-type="string" office:string-value="TAKE_SPEED=Take Speed">
            <text:p>TAKE_SPEED=Take Speed</text:p>
          </table:table-cell>
          <table:table-cell table:number-columns-repeated="1020"/>
        </table:table-row>
        <table:table-row table:style-name="ro1">
          <table:table-cell table:formula="of:=IF (LEN(['Pacenotes List'.H248]) &gt; 0; ['Pacenotes List'.H248]; &quot;&quot;)" office:value-type="string" office:string-value="DRIVING">
            <text:p>DRIVING</text:p>
          </table:table-cell>
          <table:table-cell table:style-name="ce16" table:formula="of:=IF(LEN(['Pacenotes List'.H248]) &gt; 0;&quot;[PACENOTE::&quot; &amp; ['Pacenotes List'.B248] &amp; &quot;]&quot; &amp; CHAR(10) &amp; IF(LEN(['Pacenotes List'.A248]) &gt; 0;&quot;id=&quot; &amp; ['Pacenotes List'.A248] &amp; CHAR(10);&quot;&quot;) &amp; &quot;Sounds=1&quot; &amp; CHAR(10) &amp; &quot;Snd0=&quot; &amp; LOWER(['Pacenotes List'.B248]) &amp; &quot;.ogg&quot; &amp; CHAR(10) &amp; IF(LEN(['Pacenotes List'.F248]) &gt; 0; &quot;link=&quot; &amp; ['Pacenotes List'.F248] &amp; CHAR(10);&quot;&quot;) &amp; IF(LEN(['Pacenotes List'.G248])&gt;0;&quot;standard=&quot; &amp; ['Pacenotes List'.G248] &amp; CHAR(10);&quot;&quot;) &amp; &quot;column=&quot; &amp; ['Pacenotes List'.I248] &amp; CHAR(10);&quot;&quot;)" office:value-type="string" office:string-value="[PACENOTE::L_FOOT_BRAKING]&#10;id=551&#10;Sounds=1&#10;Snd0=l_foot_braking.ogg&#10;column=3&#10;">
            <text:p>[PACENOTE::L_FOOT_BRAKING]<text:line-break/>id=551<text:line-break/>Sounds=1<text:line-break/>Snd0=l_foot_braking.ogg<text:line-break/>column=3<text:line-break/></text:p>
          </table:table-cell>
          <table:table-cell table:style-name="ce16" table:formula="of:=IF(LEN(['Pacenotes List'.H248]) &gt; 0;IF(LEN(['Pacenotes List'.B248]) &gt; 0;['Pacenotes List'.B248] &amp; &quot;=&quot; &amp; ['Pacenotes List'.C248]);&quot;&quot;)" office:value-type="string" office:string-value="L_FOOT_BRAKING=Linksbrems">
            <text:p>L_FOOT_BRAKING=Linksbrems</text:p>
          </table:table-cell>
          <table:table-cell table:style-name="ce16" table:formula="of:=IF(LEN(['Pacenotes List'.H248]) &gt; 0;IF(LEN(['Pacenotes List'.B248]) &gt; 0;['Pacenotes List'.B248] &amp; &quot;=&quot; &amp; ['Pacenotes List'.D248]);&quot;&quot;)" office:value-type="string" office:string-value="L_FOOT_BRAKING=Left Foot Braking">
            <text:p>L_FOOT_BRAKING=Left Foot Braking</text:p>
          </table:table-cell>
          <table:table-cell table:number-columns-repeated="1020"/>
        </table:table-row>
        <table:table-row table:style-name="ro1">
          <table:table-cell table:formula="of:=IF (LEN(['Pacenotes List'.H249]) &gt; 0; ['Pacenotes List'.H249]; &quot;&quot;)" office:value-type="string" office:string-value="CONDITION">
            <text:p>CONDITION</text:p>
          </table:table-cell>
          <table:table-cell table:style-name="ce16" table:formula="of:=IF(LEN(['Pacenotes List'.H249]) &gt; 0;&quot;[PACENOTE::&quot; &amp; ['Pacenotes List'.B249] &amp; &quot;]&quot; &amp; CHAR(10) &amp; IF(LEN(['Pacenotes List'.A249]) &gt; 0;&quot;id=&quot; &amp; ['Pacenotes List'.A249] &amp; CHAR(10);&quot;&quot;) &amp; &quot;Sounds=1&quot; &amp; CHAR(10) &amp; &quot;Snd0=&quot; &amp; LOWER(['Pacenotes List'.B249]) &amp; &quot;.ogg&quot; &amp; CHAR(10) &amp; IF(LEN(['Pacenotes List'.F249]) &gt; 0; &quot;link=&quot; &amp; ['Pacenotes List'.F249] &amp; CHAR(10);&quot;&quot;) &amp; IF(LEN(['Pacenotes List'.G249])&gt;0;&quot;standard=&quot; &amp; ['Pacenotes List'.G249] &amp; CHAR(10);&quot;&quot;) &amp; &quot;column=&quot; &amp; ['Pacenotes List'.I249] &amp; CHAR(10);&quot;&quot;)" office:value-type="string" office:string-value="[PACENOTE::GRIP_OFF]&#10;id=552&#10;Sounds=1&#10;Snd0=grip_off.ogg&#10;column=0&#10;">
            <text:p>[PACENOTE::GRIP_OFF]<text:line-break/>id=552<text:line-break/>Sounds=1<text:line-break/>Snd0=grip_off.ogg<text:line-break/>column=0<text:line-break/></text:p>
          </table:table-cell>
          <table:table-cell table:style-name="ce16" table:formula="of:=IF(LEN(['Pacenotes List'.H249]) &gt; 0;IF(LEN(['Pacenotes List'.B249]) &gt; 0;['Pacenotes List'.B249] &amp; &quot;=&quot; &amp; ['Pacenotes List'.C249]);&quot;&quot;)" office:value-type="string" office:string-value="GRIP_OFF=Reißt Ab">
            <text:p>GRIP_OFF=Reißt Ab</text:p>
          </table:table-cell>
          <table:table-cell table:style-name="ce16" table:formula="of:=IF(LEN(['Pacenotes List'.H249]) &gt; 0;IF(LEN(['Pacenotes List'.B249]) &gt; 0;['Pacenotes List'.B249] &amp; &quot;=&quot; &amp; ['Pacenotes List'.D249]);&quot;&quot;)" office:value-type="string" office:string-value="GRIP_OFF=Grip Off">
            <text:p>GRIP_OFF=Grip Off</text:p>
          </table:table-cell>
          <table:table-cell table:number-columns-repeated="1020"/>
        </table:table-row>
        <table:table-row table:style-name="ro1">
          <table:table-cell table:formula="of:=IF (LEN(['Pacenotes List'.H250]) &gt; 0; ['Pacenotes List'.H250]; &quot;&quot;)" office:value-type="string" office:string-value="CONDITION">
            <text:p>CONDITION</text:p>
          </table:table-cell>
          <table:table-cell table:style-name="ce16" table:formula="of:=IF(LEN(['Pacenotes List'.H250]) &gt; 0;&quot;[PACENOTE::&quot; &amp; ['Pacenotes List'.B250] &amp; &quot;]&quot; &amp; CHAR(10) &amp; IF(LEN(['Pacenotes List'.A250]) &gt; 0;&quot;id=&quot; &amp; ['Pacenotes List'.A250] &amp; CHAR(10);&quot;&quot;) &amp; &quot;Sounds=1&quot; &amp; CHAR(10) &amp; &quot;Snd0=&quot; &amp; LOWER(['Pacenotes List'.B250]) &amp; &quot;.ogg&quot; &amp; CHAR(10) &amp; IF(LEN(['Pacenotes List'.F250]) &gt; 0; &quot;link=&quot; &amp; ['Pacenotes List'.F250] &amp; CHAR(10);&quot;&quot;) &amp; IF(LEN(['Pacenotes List'.G250])&gt;0;&quot;standard=&quot; &amp; ['Pacenotes List'.G250] &amp; CHAR(10);&quot;&quot;) &amp; &quot;column=&quot; &amp; ['Pacenotes List'.I250] &amp; CHAR(10);&quot;&quot;)" office:value-type="string" office:string-value="[PACENOTE::GRIP]&#10;id=553&#10;Sounds=1&#10;Snd0=grip.ogg&#10;column=1&#10;">
            <text:p>[PACENOTE::GRIP]<text:line-break/>id=553<text:line-break/>Sounds=1<text:line-break/>Snd0=grip.ogg<text:line-break/>column=1<text:line-break/></text:p>
          </table:table-cell>
          <table:table-cell table:style-name="ce16" table:formula="of:=IF(LEN(['Pacenotes List'.H250]) &gt; 0;IF(LEN(['Pacenotes List'.B250]) &gt; 0;['Pacenotes List'.B250] &amp; &quot;=&quot; &amp; ['Pacenotes List'.C250]);&quot;&quot;)" office:value-type="string" office:string-value="GRIP=Grip">
            <text:p>GRIP=Grip</text:p>
          </table:table-cell>
          <table:table-cell table:style-name="ce16" table:formula="of:=IF(LEN(['Pacenotes List'.H250]) &gt; 0;IF(LEN(['Pacenotes List'.B250]) &gt; 0;['Pacenotes List'.B250] &amp; &quot;=&quot; &amp; ['Pacenotes List'.D250]);&quot;&quot;)" office:value-type="string" office:string-value="GRIP=Grip">
            <text:p>GRIP=Grip</text:p>
          </table:table-cell>
          <table:table-cell table:number-columns-repeated="1020"/>
        </table:table-row>
        <table:table-row table:style-name="ro1">
          <table:table-cell table:formula="of:=IF (LEN(['Pacenotes List'.H251]) &gt; 0; ['Pacenotes List'.H251]; &quot;&quot;)" office:value-type="string" office:string-value="CONDITION">
            <text:p>CONDITION</text:p>
          </table:table-cell>
          <table:table-cell table:style-name="ce16" table:formula="of:=IF(LEN(['Pacenotes List'.H251]) &gt; 0;&quot;[PACENOTE::&quot; &amp; ['Pacenotes List'.B251] &amp; &quot;]&quot; &amp; CHAR(10) &amp; IF(LEN(['Pacenotes List'.A251]) &gt; 0;&quot;id=&quot; &amp; ['Pacenotes List'.A251] &amp; CHAR(10);&quot;&quot;) &amp; &quot;Sounds=1&quot; &amp; CHAR(10) &amp; &quot;Snd0=&quot; &amp; LOWER(['Pacenotes List'.B251]) &amp; &quot;.ogg&quot; &amp; CHAR(10) &amp; IF(LEN(['Pacenotes List'.F251]) &gt; 0; &quot;link=&quot; &amp; ['Pacenotes List'.F251] &amp; CHAR(10);&quot;&quot;) &amp; IF(LEN(['Pacenotes List'.G251])&gt;0;&quot;standard=&quot; &amp; ['Pacenotes List'.G251] &amp; CHAR(10);&quot;&quot;) &amp; &quot;column=&quot; &amp; ['Pacenotes List'.I251] &amp; CHAR(10);&quot;&quot;)" office:value-type="string" office:string-value="[PACENOTE::GOOD_GRIP]&#10;id=554&#10;Sounds=1&#10;Snd0=good_grip.ogg&#10;column=2&#10;">
            <text:p>[PACENOTE::GOOD_GRIP]<text:line-break/>id=554<text:line-break/>Sounds=1<text:line-break/>Snd0=good_grip.ogg<text:line-break/>column=2<text:line-break/></text:p>
          </table:table-cell>
          <table:table-cell table:style-name="ce16" table:formula="of:=IF(LEN(['Pacenotes List'.H251]) &gt; 0;IF(LEN(['Pacenotes List'.B251]) &gt; 0;['Pacenotes List'.B251] &amp; &quot;=&quot; &amp; ['Pacenotes List'.C251]);&quot;&quot;)" office:value-type="string" office:string-value="GOOD_GRIP=Viel Grip">
            <text:p>GOOD_GRIP=Viel Grip</text:p>
          </table:table-cell>
          <table:table-cell table:style-name="ce16" table:formula="of:=IF(LEN(['Pacenotes List'.H251]) &gt; 0;IF(LEN(['Pacenotes List'.B251]) &gt; 0;['Pacenotes List'.B251] &amp; &quot;=&quot; &amp; ['Pacenotes List'.D251]);&quot;&quot;)" office:value-type="string" office:string-value="GOOD_GRIP=Good Grip">
            <text:p>GOOD_GRIP=Good Grip</text:p>
          </table:table-cell>
          <table:table-cell table:number-columns-repeated="1020"/>
        </table:table-row>
        <table:table-row table:style-name="ro1">
          <table:table-cell table:formula="of:=IF (LEN(['Pacenotes List'.H252]) &gt; 0; ['Pacenotes List'.H252]; &quot;&quot;)" office:value-type="string" office:string-value="LINE">
            <text:p>LINE</text:p>
          </table:table-cell>
          <table:table-cell table:style-name="ce16" table:formula="of:=IF(LEN(['Pacenotes List'.H252]) &gt; 0;&quot;[PACENOTE::&quot; &amp; ['Pacenotes List'.B252] &amp; &quot;]&quot; &amp; CHAR(10) &amp; IF(LEN(['Pacenotes List'.A252]) &gt; 0;&quot;id=&quot; &amp; ['Pacenotes List'.A252] &amp; CHAR(10);&quot;&quot;) &amp; &quot;Sounds=1&quot; &amp; CHAR(10) &amp; &quot;Snd0=&quot; &amp; LOWER(['Pacenotes List'.B252]) &amp; &quot;.ogg&quot; &amp; CHAR(10) &amp; IF(LEN(['Pacenotes List'.F252]) &gt; 0; &quot;link=&quot; &amp; ['Pacenotes List'.F252] &amp; CHAR(10);&quot;&quot;) &amp; IF(LEN(['Pacenotes List'.G252])&gt;0;&quot;standard=&quot; &amp; ['Pacenotes List'.G252] &amp; CHAR(10);&quot;&quot;) &amp; &quot;column=&quot; &amp; ['Pacenotes List'.I252] &amp; CHAR(10);&quot;&quot;)" office:value-type="string" office:string-value="[PACENOTE::TO_SIGHT_DISTANCE]&#10;id=555&#10;Sounds=1&#10;Snd0=to_sight_distance.ogg&#10;column=2&#10;">
            <text:p>[PACENOTE::TO_SIGHT_DISTANCE]<text:line-break/>id=555<text:line-break/>Sounds=1<text:line-break/>Snd0=to_sight_distance.ogg<text:line-break/>column=2<text:line-break/></text:p>
          </table:table-cell>
          <table:table-cell table:style-name="ce16" table:formula="of:=IF(LEN(['Pacenotes List'.H252]) &gt; 0;IF(LEN(['Pacenotes List'.B252]) &gt; 0;['Pacenotes List'.B252] &amp; &quot;=&quot; &amp; ['Pacenotes List'.C252]);&quot;&quot;)" office:value-type="string" office:string-value="TO_SIGHT_DISTANCE=Bis Sicht">
            <text:p>TO_SIGHT_DISTANCE=Bis Sicht</text:p>
          </table:table-cell>
          <table:table-cell table:style-name="ce16" table:formula="of:=IF(LEN(['Pacenotes List'.H252]) &gt; 0;IF(LEN(['Pacenotes List'.B252]) &gt; 0;['Pacenotes List'.B252] &amp; &quot;=&quot; &amp; ['Pacenotes List'.D252]);&quot;&quot;)" office:value-type="string" office:string-value="TO_SIGHT_DISTANCE=To Sight Distance">
            <text:p>TO_SIGHT_DISTANCE=To Sight Distance</text:p>
          </table:table-cell>
          <table:table-cell table:number-columns-repeated="1020"/>
        </table:table-row>
        <table:table-row table:style-name="ro1">
          <table:table-cell table:formula="of:=IF (LEN(['Pacenotes List'.H253]) &gt; 0; ['Pacenotes List'.H253]; &quot;&quot;)" office:value-type="string" office:string-value="LINKS">
            <text:p>LINKS</text:p>
          </table:table-cell>
          <table:table-cell table:style-name="ce16" table:formula="of:=IF(LEN(['Pacenotes List'.H253]) &gt; 0;&quot;[PACENOTE::&quot; &amp; ['Pacenotes List'.B253] &amp; &quot;]&quot; &amp; CHAR(10) &amp; IF(LEN(['Pacenotes List'.A253]) &gt; 0;&quot;id=&quot; &amp; ['Pacenotes List'.A253] &amp; CHAR(10);&quot;&quot;) &amp; &quot;Sounds=1&quot; &amp; CHAR(10) &amp; &quot;Snd0=&quot; &amp; LOWER(['Pacenotes List'.B253]) &amp; &quot;.ogg&quot; &amp; CHAR(10) &amp; IF(LEN(['Pacenotes List'.F253]) &gt; 0; &quot;link=&quot; &amp; ['Pacenotes List'.F253] &amp; CHAR(10);&quot;&quot;) &amp; IF(LEN(['Pacenotes List'.G253])&gt;0;&quot;standard=&quot; &amp; ['Pacenotes List'.G253] &amp; CHAR(10);&quot;&quot;) &amp; &quot;column=&quot; &amp; ['Pacenotes List'.I253] &amp; CHAR(10);&quot;&quot;)" office:value-type="string" office:string-value="[PACENOTE::SPLIT_TIME]&#10;id=556&#10;Sounds=1&#10;Snd0=split_time.ogg&#10;column=0&#10;">
            <text:p>[PACENOTE::SPLIT_TIME]<text:line-break/>id=556<text:line-break/>Sounds=1<text:line-break/>Snd0=split_time.ogg<text:line-break/>column=0<text:line-break/></text:p>
          </table:table-cell>
          <table:table-cell table:style-name="ce16" table:formula="of:=IF(LEN(['Pacenotes List'.H253]) &gt; 0;IF(LEN(['Pacenotes List'.B253]) &gt; 0;['Pacenotes List'.B253] &amp; &quot;=&quot; &amp; ['Pacenotes List'.C253]);&quot;&quot;)" office:value-type="string" office:string-value="SPLIT_TIME=Zwischenzeit">
            <text:p>SPLIT_TIME=Zwischenzeit</text:p>
          </table:table-cell>
          <table:table-cell table:style-name="ce16" table:formula="of:=IF(LEN(['Pacenotes List'.H253]) &gt; 0;IF(LEN(['Pacenotes List'.B253]) &gt; 0;['Pacenotes List'.B253] &amp; &quot;=&quot; &amp; ['Pacenotes List'.D253]);&quot;&quot;)" office:value-type="string" office:string-value="SPLIT_TIME=Split Time">
            <text:p>SPLIT_TIME=Split Time</text:p>
          </table:table-cell>
          <table:table-cell table:number-columns-repeated="1020"/>
        </table:table-row>
        <table:table-row table:style-name="ro1">
          <table:table-cell table:formula="of:=IF (LEN(['Pacenotes List'.H254]) &gt; 0; ['Pacenotes List'.H254]; &quot;&quot;)" office:value-type="string" office:string-value="LINE">
            <text:p>LINE</text:p>
          </table:table-cell>
          <table:table-cell table:style-name="ce16" table:formula="of:=IF(LEN(['Pacenotes List'.H254]) &gt; 0;&quot;[PACENOTE::&quot; &amp; ['Pacenotes List'.B254] &amp; &quot;]&quot; &amp; CHAR(10) &amp; IF(LEN(['Pacenotes List'.A254]) &gt; 0;&quot;id=&quot; &amp; ['Pacenotes List'.A254] &amp; CHAR(10);&quot;&quot;) &amp; &quot;Sounds=1&quot; &amp; CHAR(10) &amp; &quot;Snd0=&quot; &amp; LOWER(['Pacenotes List'.B254]) &amp; &quot;.ogg&quot; &amp; CHAR(10) &amp; IF(LEN(['Pacenotes List'.F254]) &gt; 0; &quot;link=&quot; &amp; ['Pacenotes List'.F254] &amp; CHAR(10);&quot;&quot;) &amp; IF(LEN(['Pacenotes List'.G254])&gt;0;&quot;standard=&quot; &amp; ['Pacenotes List'.G254] &amp; CHAR(10);&quot;&quot;) &amp; &quot;column=&quot; &amp; ['Pacenotes List'.I254] &amp; CHAR(10);&quot;&quot;)" office:value-type="string" office:string-value="[PACENOTE::ENTRY]&#10;id=557&#10;Sounds=1&#10;Snd0=entry.ogg&#10;column=0&#10;">
            <text:p>[PACENOTE::ENTRY]<text:line-break/>id=557<text:line-break/>Sounds=1<text:line-break/>Snd0=entry.ogg<text:line-break/>column=0<text:line-break/></text:p>
          </table:table-cell>
          <table:table-cell table:style-name="ce16" table:formula="of:=IF(LEN(['Pacenotes List'.H254]) &gt; 0;IF(LEN(['Pacenotes List'.B254]) &gt; 0;['Pacenotes List'.B254] &amp; &quot;=&quot; &amp; ['Pacenotes List'.C254]);&quot;&quot;)" office:value-type="string" office:string-value="ENTRY=Eingang">
            <text:p>ENTRY=Eingang</text:p>
          </table:table-cell>
          <table:table-cell table:style-name="ce16" table:formula="of:=IF(LEN(['Pacenotes List'.H254]) &gt; 0;IF(LEN(['Pacenotes List'.B254]) &gt; 0;['Pacenotes List'.B254] &amp; &quot;=&quot; &amp; ['Pacenotes List'.D254]);&quot;&quot;)" office:value-type="string" office:string-value="ENTRY=Entry">
            <text:p>ENTRY=Entry</text:p>
          </table:table-cell>
          <table:table-cell table:number-columns-repeated="1020"/>
        </table:table-row>
        <table:table-row table:style-name="ro1">
          <table:table-cell table:formula="of:=IF (LEN(['Pacenotes List'.H255]) &gt; 0; ['Pacenotes List'.H255]; &quot;&quot;)">
            <text:p/>
          </table:table-cell>
          <table:table-cell table:style-name="ce16" table:formula="of:=IF(LEN(['Pacenotes List'.H255]) &gt; 0;&quot;[PACENOTE::&quot; &amp; ['Pacenotes List'.B255] &amp; &quot;]&quot; &amp; CHAR(10) &amp; IF(LEN(['Pacenotes List'.A255]) &gt; 0;&quot;id=&quot; &amp; ['Pacenotes List'.A255] &amp; CHAR(10);&quot;&quot;) &amp; &quot;Sounds=1&quot; &amp; CHAR(10) &amp; &quot;Snd0=&quot; &amp; LOWER(['Pacenotes List'.B255]) &amp; &quot;.ogg&quot; &amp; CHAR(10) &amp; IF(LEN(['Pacenotes List'.F255]) &gt; 0; &quot;link=&quot; &amp; ['Pacenotes List'.F255] &amp; CHAR(10);&quot;&quot;) &amp; IF(LEN(['Pacenotes List'.G255])&gt;0;&quot;standard=&quot; &amp; ['Pacenotes List'.G255] &amp; CHAR(10);&quot;&quot;) &amp; &quot;column=&quot; &amp; ['Pacenotes List'.I255] &amp; CHAR(10);&quot;&quot;)">
            <text:p/>
          </table:table-cell>
          <table:table-cell table:style-name="ce16" table:formula="of:=IF(LEN(['Pacenotes List'.H255]) &gt; 0;IF(LEN(['Pacenotes List'.B255]) &gt; 0;['Pacenotes List'.B255] &amp; &quot;=&quot; &amp; ['Pacenotes List'.C255]);&quot;&quot;)">
            <text:p/>
          </table:table-cell>
          <table:table-cell table:style-name="ce16" table:formula="of:=IF(LEN(['Pacenotes List'.H255]) &gt; 0;IF(LEN(['Pacenotes List'.B255]) &gt; 0;['Pacenotes List'.B255] &amp; &quot;=&quot; &amp; ['Pacenotes List'.D255]);&quot;&quot;)">
            <text:p/>
          </table:table-cell>
          <table:table-cell table:number-columns-repeated="1020"/>
        </table:table-row>
        <table:table-row table:style-name="ro1">
          <table:table-cell table:formula="of:=IF (LEN(['Pacenotes List'.H256]) &gt; 0; ['Pacenotes List'.H256]; &quot;&quot;)">
            <text:p/>
          </table:table-cell>
          <table:table-cell table:style-name="ce16" table:formula="of:=IF(LEN(['Pacenotes List'.H256]) &gt; 0;&quot;[PACENOTE::&quot; &amp; ['Pacenotes List'.B256] &amp; &quot;]&quot; &amp; CHAR(10) &amp; IF(LEN(['Pacenotes List'.A256]) &gt; 0;&quot;id=&quot; &amp; ['Pacenotes List'.A256] &amp; CHAR(10);&quot;&quot;) &amp; &quot;Sounds=1&quot; &amp; CHAR(10) &amp; &quot;Snd0=&quot; &amp; LOWER(['Pacenotes List'.B256]) &amp; &quot;.ogg&quot; &amp; CHAR(10) &amp; IF(LEN(['Pacenotes List'.F256]) &gt; 0; &quot;link=&quot; &amp; ['Pacenotes List'.F256] &amp; CHAR(10);&quot;&quot;) &amp; IF(LEN(['Pacenotes List'.G256])&gt;0;&quot;standard=&quot; &amp; ['Pacenotes List'.G256] &amp; CHAR(10);&quot;&quot;) &amp; &quot;column=&quot; &amp; ['Pacenotes List'.I256] &amp; CHAR(10);&quot;&quot;)">
            <text:p/>
          </table:table-cell>
          <table:table-cell table:style-name="ce16" table:formula="of:=IF(LEN(['Pacenotes List'.H256]) &gt; 0;IF(LEN(['Pacenotes List'.B256]) &gt; 0;['Pacenotes List'.B256] &amp; &quot;=&quot; &amp; ['Pacenotes List'.C256]);&quot;&quot;)">
            <text:p/>
          </table:table-cell>
          <table:table-cell table:style-name="ce16" table:formula="of:=IF(LEN(['Pacenotes List'.H256]) &gt; 0;IF(LEN(['Pacenotes List'.B256]) &gt; 0;['Pacenotes List'.B256] &amp; &quot;=&quot; &amp; ['Pacenotes List'.D256]);&quot;&quot;)">
            <text:p/>
          </table:table-cell>
          <table:table-cell table:number-columns-repeated="1020"/>
        </table:table-row>
        <table:table-row table:style-name="ro1">
          <table:table-cell table:formula="of:=IF (LEN(['Pacenotes List'.H257]) &gt; 0; ['Pacenotes List'.H257]; &quot;&quot;)" office:value-type="string" office:string-value="CAUTIONS">
            <text:p>CAUTIONS</text:p>
          </table:table-cell>
          <table:table-cell table:style-name="ce16" table:formula="of:=IF(LEN(['Pacenotes List'.H257]) &gt; 0;&quot;[PACENOTE::&quot; &amp; ['Pacenotes List'.B257] &amp; &quot;]&quot; &amp; CHAR(10) &amp; IF(LEN(['Pacenotes List'.A257]) &gt; 0;&quot;id=&quot; &amp; ['Pacenotes List'.A257] &amp; CHAR(10);&quot;&quot;) &amp; &quot;Sounds=1&quot; &amp; CHAR(10) &amp; &quot;Snd0=&quot; &amp; LOWER(['Pacenotes List'.B257]) &amp; &quot;.ogg&quot; &amp; CHAR(10) &amp; IF(LEN(['Pacenotes List'.F257]) &gt; 0; &quot;link=&quot; &amp; ['Pacenotes List'.F257] &amp; CHAR(10);&quot;&quot;) &amp; IF(LEN(['Pacenotes List'.G257])&gt;0;&quot;standard=&quot; &amp; ['Pacenotes List'.G257] &amp; CHAR(10);&quot;&quot;) &amp; &quot;column=&quot; &amp; ['Pacenotes List'.I257] &amp; CHAR(10);&quot;&quot;)" office:value-type="string" office:string-value="[PACENOTE::CAUTION_WATER]&#10;Sounds=1&#10;Snd0=caution_water.ogg&#10;link=INTO&#10;column=3&#10;">
            <text:p>[PACENOTE::CAUTION_WATER]<text:line-break/>Sounds=1<text:line-break/>Snd0=caution_water.ogg<text:line-break/>link=INTO<text:line-break/>column=3<text:line-break/></text:p>
          </table:table-cell>
          <table:table-cell table:style-name="ce16" table:formula="of:=IF(LEN(['Pacenotes List'.H257]) &gt; 0;IF(LEN(['Pacenotes List'.B257]) &gt; 0;['Pacenotes List'.B257] &amp; &quot;=&quot; &amp; ['Pacenotes List'.C257]);&quot;&quot;)" office:value-type="string" office:string-value="CAUTION_WATER=Achtung Wasser">
            <text:p>CAUTION_WATER=Achtung Wasser</text:p>
          </table:table-cell>
          <table:table-cell table:style-name="ce16" table:formula="of:=IF(LEN(['Pacenotes List'.H257]) &gt; 0;IF(LEN(['Pacenotes List'.B257]) &gt; 0;['Pacenotes List'.B257] &amp; &quot;=&quot; &amp; ['Pacenotes List'.D257]);&quot;&quot;)" office:value-type="string" office:string-value="CAUTION_WATER=Caution Water">
            <text:p>CAUTION_WATER=Caution Water</text:p>
          </table:table-cell>
          <table:table-cell table:number-columns-repeated="1020"/>
        </table:table-row>
        <table:table-row table:style-name="ro1">
          <table:table-cell table:formula="of:=IF (LEN(['Pacenotes List'.H258]) &gt; 0; ['Pacenotes List'.H258]; &quot;&quot;)">
            <text:p/>
          </table:table-cell>
          <table:table-cell table:style-name="ce16" table:formula="of:=IF(LEN(['Pacenotes List'.H258]) &gt; 0;&quot;[PACENOTE::&quot; &amp; ['Pacenotes List'.B258] &amp; &quot;]&quot; &amp; CHAR(10) &amp; IF(LEN(['Pacenotes List'.A258]) &gt; 0;&quot;id=&quot; &amp; ['Pacenotes List'.A258] &amp; CHAR(10);&quot;&quot;) &amp; &quot;Sounds=1&quot; &amp; CHAR(10) &amp; &quot;Snd0=&quot; &amp; LOWER(['Pacenotes List'.B258]) &amp; &quot;.ogg&quot; &amp; CHAR(10) &amp; IF(LEN(['Pacenotes List'.F258]) &gt; 0; &quot;link=&quot; &amp; ['Pacenotes List'.F258] &amp; CHAR(10);&quot;&quot;) &amp; IF(LEN(['Pacenotes List'.G258])&gt;0;&quot;standard=&quot; &amp; ['Pacenotes List'.G258] &amp; CHAR(10);&quot;&quot;) &amp; &quot;column=&quot; &amp; ['Pacenotes List'.I258] &amp; CHAR(10);&quot;&quot;)">
            <text:p/>
          </table:table-cell>
          <table:table-cell table:style-name="ce16" table:formula="of:=IF(LEN(['Pacenotes List'.H258]) &gt; 0;IF(LEN(['Pacenotes List'.B258]) &gt; 0;['Pacenotes List'.B258] &amp; &quot;=&quot; &amp; ['Pacenotes List'.C258]);&quot;&quot;)">
            <text:p/>
          </table:table-cell>
          <table:table-cell table:style-name="ce16" table:formula="of:=IF(LEN(['Pacenotes List'.H258]) &gt; 0;IF(LEN(['Pacenotes List'.B258]) &gt; 0;['Pacenotes List'.B258] &amp; &quot;=&quot; &amp; ['Pacenotes List'.D258]);&quot;&quot;)">
            <text:p/>
          </table:table-cell>
          <table:table-cell table:number-columns-repeated="1020"/>
        </table:table-row>
        <table:table-row table:style-name="ro1">
          <table:table-cell table:formula="of:=IF (LEN(['Pacenotes List'.H259]) &gt; 0; ['Pacenotes List'.H259]; &quot;&quot;)" office:value-type="string" office:string-value="NUMBERS">
            <text:p>NUMBERS</text:p>
          </table:table-cell>
          <table:table-cell table:style-name="ce16" table:formula="of:=IF(LEN(['Pacenotes List'.H259]) &gt; 0;&quot;[PACENOTE::&quot; &amp; ['Pacenotes List'.B259] &amp; &quot;]&quot; &amp; CHAR(10) &amp; IF(LEN(['Pacenotes List'.A259]) &gt; 0;&quot;id=&quot; &amp; ['Pacenotes List'.A259] &amp; CHAR(10);&quot;&quot;) &amp; &quot;Sounds=1&quot; &amp; CHAR(10) &amp; &quot;Snd0=&quot; &amp; LOWER(['Pacenotes List'.B259]) &amp; &quot;.ogg&quot; &amp; CHAR(10) &amp; IF(LEN(['Pacenotes List'.F259]) &gt; 0; &quot;link=&quot; &amp; ['Pacenotes List'.F259] &amp; CHAR(10);&quot;&quot;) &amp; IF(LEN(['Pacenotes List'.G259])&gt;0;&quot;standard=&quot; &amp; ['Pacenotes List'.G259] &amp; CHAR(10);&quot;&quot;) &amp; &quot;column=&quot; &amp; ['Pacenotes List'.I259] &amp; CHAR(10);&quot;&quot;)" office:value-type="string" office:string-value="[PACENOTE::TWO_DE]&#10;id=560&#10;Sounds=1&#10;Snd0=two_de.ogg&#10;column=&#10;">
            <text:p>[PACENOTE::TWO_DE]<text:line-break/>id=560<text:line-break/>Sounds=1<text:line-break/>Snd0=two_de.ogg<text:line-break/>column=<text:line-break/></text:p>
          </table:table-cell>
          <table:table-cell table:style-name="ce16" table:formula="of:=IF(LEN(['Pacenotes List'.H259]) &gt; 0;IF(LEN(['Pacenotes List'.B259]) &gt; 0;['Pacenotes List'.B259] &amp; &quot;=&quot; &amp; ['Pacenotes List'.C259]);&quot;&quot;)" office:value-type="string" office:string-value="TWO_DE=Zwo">
            <text:p>TWO_DE=Zwo</text:p>
          </table:table-cell>
          <table:table-cell table:style-name="ce16" table:formula="of:=IF(LEN(['Pacenotes List'.H259]) &gt; 0;IF(LEN(['Pacenotes List'.B259]) &gt; 0;['Pacenotes List'.B259] &amp; &quot;=&quot; &amp; ['Pacenotes List'.D259]);&quot;&quot;)" office:value-type="string" office:string-value="TWO_DE=Two">
            <text:p>TWO_DE=Two</text:p>
          </table:table-cell>
          <table:table-cell table:number-columns-repeated="1020"/>
        </table:table-row>
        <table:table-row table:style-name="ro1">
          <table:table-cell table:formula="of:=IF (LEN(['Pacenotes List'.H260]) &gt; 0; ['Pacenotes List'.H260]; &quot;&quot;)" office:value-type="string" office:string-value="CORNERS">
            <text:p>CORNERS</text:p>
          </table:table-cell>
          <table:table-cell table:style-name="ce16" table:formula="of:=IF(LEN(['Pacenotes List'.H260]) &gt; 0;&quot;[PACENOTE::&quot; &amp; ['Pacenotes List'.B260] &amp; &quot;]&quot; &amp; CHAR(10) &amp; IF(LEN(['Pacenotes List'.A260]) &gt; 0;&quot;id=&quot; &amp; ['Pacenotes List'.A260] &amp; CHAR(10);&quot;&quot;) &amp; &quot;Sounds=1&quot; &amp; CHAR(10) &amp; &quot;Snd0=&quot; &amp; LOWER(['Pacenotes List'.B260]) &amp; &quot;.ogg&quot; &amp; CHAR(10) &amp; IF(LEN(['Pacenotes List'.F260]) &gt; 0; &quot;link=&quot; &amp; ['Pacenotes List'.F260] &amp; CHAR(10);&quot;&quot;) &amp; IF(LEN(['Pacenotes List'.G260])&gt;0;&quot;standard=&quot; &amp; ['Pacenotes List'.G260] &amp; CHAR(10);&quot;&quot;) &amp; &quot;column=&quot; &amp; ['Pacenotes List'.I260] &amp; CHAR(10);&quot;&quot;)" office:value-type="string" office:string-value="[PACENOTE::TWO_LEFT_DE]&#10;id=102&#10;Sounds=1&#10;Snd0=two_left_de.ogg&#10;column=&#10;">
            <text:p>[PACENOTE::TWO_LEFT_DE]<text:line-break/>id=102<text:line-break/>Sounds=1<text:line-break/>Snd0=two_left_de.ogg<text:line-break/>column=<text:line-break/></text:p>
          </table:table-cell>
          <table:table-cell table:style-name="ce16" table:formula="of:=IF(LEN(['Pacenotes List'.H260]) &gt; 0;IF(LEN(['Pacenotes List'.B260]) &gt; 0;['Pacenotes List'.B260] &amp; &quot;=&quot; &amp; ['Pacenotes List'.C260]);&quot;&quot;)" office:value-type="string" office:string-value="TWO_LEFT_DE=Zwo Links">
            <text:p>TWO_LEFT_DE=Zwo Links</text:p>
          </table:table-cell>
          <table:table-cell table:style-name="ce16" table:formula="of:=IF(LEN(['Pacenotes List'.H260]) &gt; 0;IF(LEN(['Pacenotes List'.B260]) &gt; 0;['Pacenotes List'.B260] &amp; &quot;=&quot; &amp; ['Pacenotes List'.D260]);&quot;&quot;)" office:value-type="string" office:string-value="TWO_LEFT_DE=Two Left">
            <text:p>TWO_LEFT_DE=Two Left</text:p>
          </table:table-cell>
          <table:table-cell table:number-columns-repeated="1020"/>
        </table:table-row>
        <table:table-row table:style-name="ro1">
          <table:table-cell table:formula="of:=IF (LEN(['Pacenotes List'.H261]) &gt; 0; ['Pacenotes List'.H261]; &quot;&quot;)" office:value-type="string" office:string-value="CORNERS">
            <text:p>CORNERS</text:p>
          </table:table-cell>
          <table:table-cell table:style-name="ce16" table:formula="of:=IF(LEN(['Pacenotes List'.H261]) &gt; 0;&quot;[PACENOTE::&quot; &amp; ['Pacenotes List'.B261] &amp; &quot;]&quot; &amp; CHAR(10) &amp; IF(LEN(['Pacenotes List'.A261]) &gt; 0;&quot;id=&quot; &amp; ['Pacenotes List'.A261] &amp; CHAR(10);&quot;&quot;) &amp; &quot;Sounds=1&quot; &amp; CHAR(10) &amp; &quot;Snd0=&quot; &amp; LOWER(['Pacenotes List'.B261]) &amp; &quot;.ogg&quot; &amp; CHAR(10) &amp; IF(LEN(['Pacenotes List'.F261]) &gt; 0; &quot;link=&quot; &amp; ['Pacenotes List'.F261] &amp; CHAR(10);&quot;&quot;) &amp; IF(LEN(['Pacenotes List'.G261])&gt;0;&quot;standard=&quot; &amp; ['Pacenotes List'.G261] &amp; CHAR(10);&quot;&quot;) &amp; &quot;column=&quot; &amp; ['Pacenotes List'.I261] &amp; CHAR(10);&quot;&quot;)" office:value-type="string" office:string-value="[PACENOTE::LEFT_TWO_DE]&#10;id=102&#10;Sounds=1&#10;Snd0=left_two_de.ogg&#10;column=&#10;">
            <text:p>[PACENOTE::LEFT_TWO_DE]<text:line-break/>id=102<text:line-break/>Sounds=1<text:line-break/>Snd0=left_two_de.ogg<text:line-break/>column=<text:line-break/></text:p>
          </table:table-cell>
          <table:table-cell table:style-name="ce16" table:formula="of:=IF(LEN(['Pacenotes List'.H261]) &gt; 0;IF(LEN(['Pacenotes List'.B261]) &gt; 0;['Pacenotes List'.B261] &amp; &quot;=&quot; &amp; ['Pacenotes List'.C261]);&quot;&quot;)" office:value-type="string" office:string-value="LEFT_TWO_DE=Links Zwo">
            <text:p>LEFT_TWO_DE=Links Zwo</text:p>
          </table:table-cell>
          <table:table-cell table:style-name="ce16" table:formula="of:=IF(LEN(['Pacenotes List'.H261]) &gt; 0;IF(LEN(['Pacenotes List'.B261]) &gt; 0;['Pacenotes List'.B261] &amp; &quot;=&quot; &amp; ['Pacenotes List'.D261]);&quot;&quot;)" office:value-type="string" office:string-value="LEFT_TWO_DE=Left Two">
            <text:p>LEFT_TWO_DE=Left Two</text:p>
          </table:table-cell>
          <table:table-cell table:number-columns-repeated="1020"/>
        </table:table-row>
        <table:table-row table:style-name="ro1">
          <table:table-cell table:formula="of:=IF (LEN(['Pacenotes List'.H262]) &gt; 0; ['Pacenotes List'.H262]; &quot;&quot;)" office:value-type="string" office:string-value="CORNERS">
            <text:p>CORNERS</text:p>
          </table:table-cell>
          <table:table-cell table:style-name="ce16" table:formula="of:=IF(LEN(['Pacenotes List'.H262]) &gt; 0;&quot;[PACENOTE::&quot; &amp; ['Pacenotes List'.B262] &amp; &quot;]&quot; &amp; CHAR(10) &amp; IF(LEN(['Pacenotes List'.A262]) &gt; 0;&quot;id=&quot; &amp; ['Pacenotes List'.A262] &amp; CHAR(10);&quot;&quot;) &amp; &quot;Sounds=1&quot; &amp; CHAR(10) &amp; &quot;Snd0=&quot; &amp; LOWER(['Pacenotes List'.B262]) &amp; &quot;.ogg&quot; &amp; CHAR(10) &amp; IF(LEN(['Pacenotes List'.F262]) &gt; 0; &quot;link=&quot; &amp; ['Pacenotes List'.F262] &amp; CHAR(10);&quot;&quot;) &amp; IF(LEN(['Pacenotes List'.G262])&gt;0;&quot;standard=&quot; &amp; ['Pacenotes List'.G262] &amp; CHAR(10);&quot;&quot;) &amp; &quot;column=&quot; &amp; ['Pacenotes List'.I262] &amp; CHAR(10);&quot;&quot;)" office:value-type="string" office:string-value="[PACENOTE::TWO_RIGHT_DE]&#10;id=112&#10;Sounds=1&#10;Snd0=two_right_de.ogg&#10;column=&#10;">
            <text:p>[PACENOTE::TWO_RIGHT_DE]<text:line-break/>id=112<text:line-break/>Sounds=1<text:line-break/>Snd0=two_right_de.ogg<text:line-break/>column=<text:line-break/></text:p>
          </table:table-cell>
          <table:table-cell table:style-name="ce16" table:formula="of:=IF(LEN(['Pacenotes List'.H262]) &gt; 0;IF(LEN(['Pacenotes List'.B262]) &gt; 0;['Pacenotes List'.B262] &amp; &quot;=&quot; &amp; ['Pacenotes List'.C262]);&quot;&quot;)" office:value-type="string" office:string-value="TWO_RIGHT_DE=Zwo Rechts">
            <text:p>TWO_RIGHT_DE=Zwo Rechts</text:p>
          </table:table-cell>
          <table:table-cell table:style-name="ce16" table:formula="of:=IF(LEN(['Pacenotes List'.H262]) &gt; 0;IF(LEN(['Pacenotes List'.B262]) &gt; 0;['Pacenotes List'.B262] &amp; &quot;=&quot; &amp; ['Pacenotes List'.D262]);&quot;&quot;)" office:value-type="string" office:string-value="TWO_RIGHT_DE=Two Right">
            <text:p>TWO_RIGHT_DE=Two Right</text:p>
          </table:table-cell>
          <table:table-cell table:number-columns-repeated="1020"/>
        </table:table-row>
        <table:table-row table:style-name="ro1">
          <table:table-cell table:formula="of:=IF (LEN(['Pacenotes List'.H263]) &gt; 0; ['Pacenotes List'.H263]; &quot;&quot;)" office:value-type="string" office:string-value="CORNERS">
            <text:p>CORNERS</text:p>
          </table:table-cell>
          <table:table-cell table:style-name="ce16" table:formula="of:=IF(LEN(['Pacenotes List'.H263]) &gt; 0;&quot;[PACENOTE::&quot; &amp; ['Pacenotes List'.B263] &amp; &quot;]&quot; &amp; CHAR(10) &amp; IF(LEN(['Pacenotes List'.A263]) &gt; 0;&quot;id=&quot; &amp; ['Pacenotes List'.A263] &amp; CHAR(10);&quot;&quot;) &amp; &quot;Sounds=1&quot; &amp; CHAR(10) &amp; &quot;Snd0=&quot; &amp; LOWER(['Pacenotes List'.B263]) &amp; &quot;.ogg&quot; &amp; CHAR(10) &amp; IF(LEN(['Pacenotes List'.F263]) &gt; 0; &quot;link=&quot; &amp; ['Pacenotes List'.F263] &amp; CHAR(10);&quot;&quot;) &amp; IF(LEN(['Pacenotes List'.G263])&gt;0;&quot;standard=&quot; &amp; ['Pacenotes List'.G263] &amp; CHAR(10);&quot;&quot;) &amp; &quot;column=&quot; &amp; ['Pacenotes List'.I263] &amp; CHAR(10);&quot;&quot;)" office:value-type="string" office:string-value="[PACENOTE::RIGHT_TWO_DE]&#10;id=112&#10;Sounds=1&#10;Snd0=right_two_de.ogg&#10;column=&#10;">
            <text:p>[PACENOTE::RIGHT_TWO_DE]<text:line-break/>id=112<text:line-break/>Sounds=1<text:line-break/>Snd0=right_two_de.ogg<text:line-break/>column=<text:line-break/></text:p>
          </table:table-cell>
          <table:table-cell table:style-name="ce16" table:formula="of:=IF(LEN(['Pacenotes List'.H263]) &gt; 0;IF(LEN(['Pacenotes List'.B263]) &gt; 0;['Pacenotes List'.B263] &amp; &quot;=&quot; &amp; ['Pacenotes List'.C263]);&quot;&quot;)" office:value-type="string" office:string-value="RIGHT_TWO_DE=Rechts Zwo">
            <text:p>RIGHT_TWO_DE=Rechts Zwo</text:p>
          </table:table-cell>
          <table:table-cell table:style-name="ce16" table:formula="of:=IF(LEN(['Pacenotes List'.H263]) &gt; 0;IF(LEN(['Pacenotes List'.B263]) &gt; 0;['Pacenotes List'.B263] &amp; &quot;=&quot; &amp; ['Pacenotes List'.D263]);&quot;&quot;)" office:value-type="string" office:string-value="RIGHT_TWO_DE=Right Two">
            <text:p>RIGHT_TWO_DE=Right Two</text:p>
          </table:table-cell>
          <table:table-cell table:number-columns-repeated="1020"/>
        </table:table-row>
        <table:table-row table:style-name="ro1">
          <table:table-cell table:formula="of:=IF (LEN(['Pacenotes List'.H264]) &gt; 0; ['Pacenotes List'.H264]; &quot;&quot;)">
            <text:p/>
          </table:table-cell>
          <table:table-cell table:style-name="ce16" table:formula="of:=IF(LEN(['Pacenotes List'.H264]) &gt; 0;&quot;[PACENOTE::&quot; &amp; ['Pacenotes List'.B264] &amp; &quot;]&quot; &amp; CHAR(10) &amp; IF(LEN(['Pacenotes List'.A264]) &gt; 0;&quot;id=&quot; &amp; ['Pacenotes List'.A264] &amp; CHAR(10);&quot;&quot;) &amp; &quot;Sounds=1&quot; &amp; CHAR(10) &amp; &quot;Snd0=&quot; &amp; LOWER(['Pacenotes List'.B264]) &amp; &quot;.ogg&quot; &amp; CHAR(10) &amp; IF(LEN(['Pacenotes List'.F264]) &gt; 0; &quot;link=&quot; &amp; ['Pacenotes List'.F264] &amp; CHAR(10);&quot;&quot;) &amp; IF(LEN(['Pacenotes List'.G264])&gt;0;&quot;standard=&quot; &amp; ['Pacenotes List'.G264] &amp; CHAR(10);&quot;&quot;) &amp; &quot;column=&quot; &amp; ['Pacenotes List'.I264] &amp; CHAR(10);&quot;&quot;)">
            <text:p/>
          </table:table-cell>
          <table:table-cell table:style-name="ce16" table:formula="of:=IF(LEN(['Pacenotes List'.H264]) &gt; 0;IF(LEN(['Pacenotes List'.B264]) &gt; 0;['Pacenotes List'.B264] &amp; &quot;=&quot; &amp; ['Pacenotes List'.C264]);&quot;&quot;)">
            <text:p/>
          </table:table-cell>
          <table:table-cell table:style-name="ce16" table:formula="of:=IF(LEN(['Pacenotes List'.H264]) &gt; 0;IF(LEN(['Pacenotes List'.B264]) &gt; 0;['Pacenotes List'.B264] &amp; &quot;=&quot; &amp; ['Pacenotes List'.D264]);&quot;&quot;)">
            <text:p/>
          </table:table-cell>
          <table:table-cell table:number-columns-repeated="1020"/>
        </table:table-row>
        <table:table-row table:style-name="ro1">
          <table:table-cell table:formula="of:=IF (LEN(['Pacenotes List'.H265]) &gt; 0; ['Pacenotes List'.H265]; &quot;&quot;)">
            <text:p/>
          </table:table-cell>
          <table:table-cell table:style-name="ce16" table:formula="of:=IF(LEN(['Pacenotes List'.H265]) &gt; 0;&quot;[PACENOTE::&quot; &amp; ['Pacenotes List'.B265] &amp; &quot;]&quot; &amp; CHAR(10) &amp; IF(LEN(['Pacenotes List'.A265]) &gt; 0;&quot;id=&quot; &amp; ['Pacenotes List'.A265] &amp; CHAR(10);&quot;&quot;) &amp; &quot;Sounds=1&quot; &amp; CHAR(10) &amp; &quot;Snd0=&quot; &amp; LOWER(['Pacenotes List'.B265]) &amp; &quot;.ogg&quot; &amp; CHAR(10) &amp; IF(LEN(['Pacenotes List'.F265]) &gt; 0; &quot;link=&quot; &amp; ['Pacenotes List'.F265] &amp; CHAR(10);&quot;&quot;) &amp; IF(LEN(['Pacenotes List'.G265])&gt;0;&quot;standard=&quot; &amp; ['Pacenotes List'.G265] &amp; CHAR(10);&quot;&quot;) &amp; &quot;column=&quot; &amp; ['Pacenotes List'.I265] &amp; CHAR(10);&quot;&quot;)">
            <text:p/>
          </table:table-cell>
          <table:table-cell table:style-name="ce16" table:formula="of:=IF(LEN(['Pacenotes List'.H265]) &gt; 0;IF(LEN(['Pacenotes List'.B265]) &gt; 0;['Pacenotes List'.B265] &amp; &quot;=&quot; &amp; ['Pacenotes List'.C265]);&quot;&quot;)">
            <text:p/>
          </table:table-cell>
          <table:table-cell table:style-name="ce16" table:formula="of:=IF(LEN(['Pacenotes List'.H265]) &gt; 0;IF(LEN(['Pacenotes List'.B265]) &gt; 0;['Pacenotes List'.B265] &amp; &quot;=&quot; &amp; ['Pacenotes List'.D265]);&quot;&quot;)">
            <text:p/>
          </table:table-cell>
          <table:table-cell table:number-columns-repeated="1020"/>
        </table:table-row>
        <table:table-row table:style-name="ro1">
          <table:table-cell table:formula="of:=IF (LEN(['Pacenotes List'.H266]) &gt; 0; ['Pacenotes List'.H266]; &quot;&quot;)">
            <text:p/>
          </table:table-cell>
          <table:table-cell table:style-name="ce16" table:formula="of:=IF(LEN(['Pacenotes List'.H266]) &gt; 0;&quot;[PACENOTE::&quot; &amp; ['Pacenotes List'.B266] &amp; &quot;]&quot; &amp; CHAR(10) &amp; IF(LEN(['Pacenotes List'.A266]) &gt; 0;&quot;id=&quot; &amp; ['Pacenotes List'.A266] &amp; CHAR(10);&quot;&quot;) &amp; &quot;Sounds=1&quot; &amp; CHAR(10) &amp; &quot;Snd0=&quot; &amp; LOWER(['Pacenotes List'.B266]) &amp; &quot;.ogg&quot; &amp; CHAR(10) &amp; IF(LEN(['Pacenotes List'.F266]) &gt; 0; &quot;link=&quot; &amp; ['Pacenotes List'.F266] &amp; CHAR(10);&quot;&quot;) &amp; IF(LEN(['Pacenotes List'.G266])&gt;0;&quot;standard=&quot; &amp; ['Pacenotes List'.G266] &amp; CHAR(10);&quot;&quot;) &amp; &quot;column=&quot; &amp; ['Pacenotes List'.I266] &amp; CHAR(10);&quot;&quot;)">
            <text:p/>
          </table:table-cell>
          <table:table-cell table:style-name="ce16" table:formula="of:=IF(LEN(['Pacenotes List'.H266]) &gt; 0;IF(LEN(['Pacenotes List'.B266]) &gt; 0;['Pacenotes List'.B266] &amp; &quot;=&quot; &amp; ['Pacenotes List'.C266]);&quot;&quot;)">
            <text:p/>
          </table:table-cell>
          <table:table-cell table:style-name="ce16" table:formula="of:=IF(LEN(['Pacenotes List'.H266]) &gt; 0;IF(LEN(['Pacenotes List'.B266]) &gt; 0;['Pacenotes List'.B266] &amp; &quot;=&quot; &amp; ['Pacenotes List'.D266]);&quot;&quot;)">
            <text:p/>
          </table:table-cell>
          <table:table-cell table:number-columns-repeated="1020"/>
        </table:table-row>
        <table:table-row table:style-name="ro1">
          <table:table-cell table:formula="of:=IF (LEN(['Pacenotes List'.H267]) &gt; 0; ['Pacenotes List'.H267]; &quot;&quot;)">
            <text:p/>
          </table:table-cell>
          <table:table-cell table:style-name="ce16" table:formula="of:=IF(LEN(['Pacenotes List'.H267]) &gt; 0;&quot;[PACENOTE::&quot; &amp; ['Pacenotes List'.B267] &amp; &quot;]&quot; &amp; CHAR(10) &amp; IF(LEN(['Pacenotes List'.A267]) &gt; 0;&quot;id=&quot; &amp; ['Pacenotes List'.A267] &amp; CHAR(10);&quot;&quot;) &amp; &quot;Sounds=1&quot; &amp; CHAR(10) &amp; &quot;Snd0=&quot; &amp; LOWER(['Pacenotes List'.B267]) &amp; &quot;.ogg&quot; &amp; CHAR(10) &amp; IF(LEN(['Pacenotes List'.F267]) &gt; 0; &quot;link=&quot; &amp; ['Pacenotes List'.F267] &amp; CHAR(10);&quot;&quot;) &amp; IF(LEN(['Pacenotes List'.G267])&gt;0;&quot;standard=&quot; &amp; ['Pacenotes List'.G267] &amp; CHAR(10);&quot;&quot;) &amp; &quot;column=&quot; &amp; ['Pacenotes List'.I267] &amp; CHAR(10);&quot;&quot;)">
            <text:p/>
          </table:table-cell>
          <table:table-cell table:style-name="ce16" table:formula="of:=IF(LEN(['Pacenotes List'.H267]) &gt; 0;IF(LEN(['Pacenotes List'.B267]) &gt; 0;['Pacenotes List'.B267] &amp; &quot;=&quot; &amp; ['Pacenotes List'.C267]);&quot;&quot;)">
            <text:p/>
          </table:table-cell>
          <table:table-cell table:style-name="ce16" table:formula="of:=IF(LEN(['Pacenotes List'.H267]) &gt; 0;IF(LEN(['Pacenotes List'.B267]) &gt; 0;['Pacenotes List'.B267] &amp; &quot;=&quot; &amp; ['Pacenotes List'.D267]);&quot;&quot;)">
            <text:p/>
          </table:table-cell>
          <table:table-cell table:number-columns-repeated="1020"/>
        </table:table-row>
        <table:table-row table:style-name="ro1">
          <table:table-cell table:formula="of:=IF (LEN(['Pacenotes List'.H268]) &gt; 0; ['Pacenotes List'.H268]; &quot;&quot;)">
            <text:p/>
          </table:table-cell>
          <table:table-cell table:style-name="ce16" table:formula="of:=IF(LEN(['Pacenotes List'.H268]) &gt; 0;&quot;[PACENOTE::&quot; &amp; ['Pacenotes List'.B268] &amp; &quot;]&quot; &amp; CHAR(10) &amp; IF(LEN(['Pacenotes List'.A268]) &gt; 0;&quot;id=&quot; &amp; ['Pacenotes List'.A268] &amp; CHAR(10);&quot;&quot;) &amp; &quot;Sounds=1&quot; &amp; CHAR(10) &amp; &quot;Snd0=&quot; &amp; LOWER(['Pacenotes List'.B268]) &amp; &quot;.ogg&quot; &amp; CHAR(10) &amp; IF(LEN(['Pacenotes List'.F268]) &gt; 0; &quot;link=&quot; &amp; ['Pacenotes List'.F268] &amp; CHAR(10);&quot;&quot;) &amp; IF(LEN(['Pacenotes List'.G268])&gt;0;&quot;standard=&quot; &amp; ['Pacenotes List'.G268] &amp; CHAR(10);&quot;&quot;) &amp; &quot;column=&quot; &amp; ['Pacenotes List'.I268] &amp; CHAR(10);&quot;&quot;)">
            <text:p/>
          </table:table-cell>
          <table:table-cell table:style-name="ce16" table:formula="of:=IF(LEN(['Pacenotes List'.H268]) &gt; 0;IF(LEN(['Pacenotes List'.B268]) &gt; 0;['Pacenotes List'.B268] &amp; &quot;=&quot; &amp; ['Pacenotes List'.C268]);&quot;&quot;)">
            <text:p/>
          </table:table-cell>
          <table:table-cell table:style-name="ce16" table:formula="of:=IF(LEN(['Pacenotes List'.H268]) &gt; 0;IF(LEN(['Pacenotes List'.B268]) &gt; 0;['Pacenotes List'.B268] &amp; &quot;=&quot; &amp; ['Pacenotes List'.D268]);&quot;&quot;)">
            <text:p/>
          </table:table-cell>
          <table:table-cell table:number-columns-repeated="1020"/>
        </table:table-row>
        <table:table-row table:style-name="ro1">
          <table:table-cell table:formula="of:=IF (LEN(['Pacenotes List'.H269]) &gt; 0; ['Pacenotes List'.H269]; &quot;&quot;)">
            <text:p/>
          </table:table-cell>
          <table:table-cell table:style-name="ce16" table:formula="of:=IF(LEN(['Pacenotes List'.H269]) &gt; 0;&quot;[PACENOTE::&quot; &amp; ['Pacenotes List'.B269] &amp; &quot;]&quot; &amp; CHAR(10) &amp; IF(LEN(['Pacenotes List'.A269]) &gt; 0;&quot;id=&quot; &amp; ['Pacenotes List'.A269] &amp; CHAR(10);&quot;&quot;) &amp; &quot;Sounds=1&quot; &amp; CHAR(10) &amp; &quot;Snd0=&quot; &amp; LOWER(['Pacenotes List'.B269]) &amp; &quot;.ogg&quot; &amp; CHAR(10) &amp; IF(LEN(['Pacenotes List'.F269]) &gt; 0; &quot;link=&quot; &amp; ['Pacenotes List'.F269] &amp; CHAR(10);&quot;&quot;) &amp; IF(LEN(['Pacenotes List'.G269])&gt;0;&quot;standard=&quot; &amp; ['Pacenotes List'.G269] &amp; CHAR(10);&quot;&quot;) &amp; &quot;column=&quot; &amp; ['Pacenotes List'.I269] &amp; CHAR(10);&quot;&quot;)">
            <text:p/>
          </table:table-cell>
          <table:table-cell table:style-name="ce16" table:formula="of:=IF(LEN(['Pacenotes List'.H269]) &gt; 0;IF(LEN(['Pacenotes List'.B269]) &gt; 0;['Pacenotes List'.B269] &amp; &quot;=&quot; &amp; ['Pacenotes List'.C269]);&quot;&quot;)">
            <text:p/>
          </table:table-cell>
          <table:table-cell table:style-name="ce16" table:formula="of:=IF(LEN(['Pacenotes List'.H269]) &gt; 0;IF(LEN(['Pacenotes List'.B269]) &gt; 0;['Pacenotes List'.B269] &amp; &quot;=&quot; &amp; ['Pacenotes List'.D269]);&quot;&quot;)">
            <text:p/>
          </table:table-cell>
          <table:table-cell table:number-columns-repeated="1020"/>
        </table:table-row>
        <table:table-row table:style-name="ro1">
          <table:table-cell table:formula="of:=IF (LEN(['Pacenotes List'.H270]) &gt; 0; ['Pacenotes List'.H270]; &quot;&quot;)">
            <text:p/>
          </table:table-cell>
          <table:table-cell table:style-name="ce16" table:formula="of:=IF(LEN(['Pacenotes List'.H270]) &gt; 0;&quot;[PACENOTE::&quot; &amp; ['Pacenotes List'.B270] &amp; &quot;]&quot; &amp; CHAR(10) &amp; IF(LEN(['Pacenotes List'.A270]) &gt; 0;&quot;id=&quot; &amp; ['Pacenotes List'.A270] &amp; CHAR(10);&quot;&quot;) &amp; &quot;Sounds=1&quot; &amp; CHAR(10) &amp; &quot;Snd0=&quot; &amp; LOWER(['Pacenotes List'.B270]) &amp; &quot;.ogg&quot; &amp; CHAR(10) &amp; IF(LEN(['Pacenotes List'.F270]) &gt; 0; &quot;link=&quot; &amp; ['Pacenotes List'.F270] &amp; CHAR(10);&quot;&quot;) &amp; IF(LEN(['Pacenotes List'.G270])&gt;0;&quot;standard=&quot; &amp; ['Pacenotes List'.G270] &amp; CHAR(10);&quot;&quot;) &amp; &quot;column=&quot; &amp; ['Pacenotes List'.I270] &amp; CHAR(10);&quot;&quot;)">
            <text:p/>
          </table:table-cell>
          <table:table-cell table:style-name="ce16" table:formula="of:=IF(LEN(['Pacenotes List'.H270]) &gt; 0;IF(LEN(['Pacenotes List'.B270]) &gt; 0;['Pacenotes List'.B270] &amp; &quot;=&quot; &amp; ['Pacenotes List'.C270]);&quot;&quot;)">
            <text:p/>
          </table:table-cell>
          <table:table-cell table:style-name="ce16" table:formula="of:=IF(LEN(['Pacenotes List'.H270]) &gt; 0;IF(LEN(['Pacenotes List'.B270]) &gt; 0;['Pacenotes List'.B270] &amp; &quot;=&quot; &amp; ['Pacenotes List'.D270]);&quot;&quot;)">
            <text:p/>
          </table:table-cell>
          <table:table-cell table:number-columns-repeated="1020"/>
        </table:table-row>
        <table:table-row table:style-name="ro1">
          <table:table-cell table:formula="of:=IF (LEN(['Pacenotes List'.H271]) &gt; 0; ['Pacenotes List'.H271]; &quot;&quot;)">
            <text:p/>
          </table:table-cell>
          <table:table-cell table:style-name="ce16" table:formula="of:=IF(LEN(['Pacenotes List'.H271]) &gt; 0;&quot;[PACENOTE::&quot; &amp; ['Pacenotes List'.B271] &amp; &quot;]&quot; &amp; CHAR(10) &amp; IF(LEN(['Pacenotes List'.A271]) &gt; 0;&quot;id=&quot; &amp; ['Pacenotes List'.A271] &amp; CHAR(10);&quot;&quot;) &amp; &quot;Sounds=1&quot; &amp; CHAR(10) &amp; &quot;Snd0=&quot; &amp; LOWER(['Pacenotes List'.B271]) &amp; &quot;.ogg&quot; &amp; CHAR(10) &amp; IF(LEN(['Pacenotes List'.F271]) &gt; 0; &quot;link=&quot; &amp; ['Pacenotes List'.F271] &amp; CHAR(10);&quot;&quot;) &amp; IF(LEN(['Pacenotes List'.G271])&gt;0;&quot;standard=&quot; &amp; ['Pacenotes List'.G271] &amp; CHAR(10);&quot;&quot;) &amp; &quot;column=&quot; &amp; ['Pacenotes List'.I271] &amp; CHAR(10);&quot;&quot;)">
            <text:p/>
          </table:table-cell>
          <table:table-cell table:style-name="ce16" table:formula="of:=IF(LEN(['Pacenotes List'.H271]) &gt; 0;IF(LEN(['Pacenotes List'.B271]) &gt; 0;['Pacenotes List'.B271] &amp; &quot;=&quot; &amp; ['Pacenotes List'.C271]);&quot;&quot;)">
            <text:p/>
          </table:table-cell>
          <table:table-cell table:style-name="ce16" table:formula="of:=IF(LEN(['Pacenotes List'.H271]) &gt; 0;IF(LEN(['Pacenotes List'.B271]) &gt; 0;['Pacenotes List'.B271] &amp; &quot;=&quot; &amp; ['Pacenotes List'.D271]);&quot;&quot;)">
            <text:p/>
          </table:table-cell>
          <table:table-cell table:number-columns-repeated="1020"/>
        </table:table-row>
        <table:table-row table:style-name="ro1">
          <table:table-cell table:formula="of:=IF (LEN(['Pacenotes List'.H272]) &gt; 0; ['Pacenotes List'.H272]; &quot;&quot;)">
            <text:p/>
          </table:table-cell>
          <table:table-cell table:style-name="ce16" table:formula="of:=IF(LEN(['Pacenotes List'.H272]) &gt; 0;&quot;[PACENOTE::&quot; &amp; ['Pacenotes List'.B272] &amp; &quot;]&quot; &amp; CHAR(10) &amp; IF(LEN(['Pacenotes List'.A272]) &gt; 0;&quot;id=&quot; &amp; ['Pacenotes List'.A272] &amp; CHAR(10);&quot;&quot;) &amp; &quot;Sounds=1&quot; &amp; CHAR(10) &amp; &quot;Snd0=&quot; &amp; LOWER(['Pacenotes List'.B272]) &amp; &quot;.ogg&quot; &amp; CHAR(10) &amp; IF(LEN(['Pacenotes List'.F272]) &gt; 0; &quot;link=&quot; &amp; ['Pacenotes List'.F272] &amp; CHAR(10);&quot;&quot;) &amp; IF(LEN(['Pacenotes List'.G272])&gt;0;&quot;standard=&quot; &amp; ['Pacenotes List'.G272] &amp; CHAR(10);&quot;&quot;) &amp; &quot;column=&quot; &amp; ['Pacenotes List'.I272] &amp; CHAR(10);&quot;&quot;)">
            <text:p/>
          </table:table-cell>
          <table:table-cell table:style-name="ce16" table:formula="of:=IF(LEN(['Pacenotes List'.H272]) &gt; 0;IF(LEN(['Pacenotes List'.B272]) &gt; 0;['Pacenotes List'.B272] &amp; &quot;=&quot; &amp; ['Pacenotes List'.C272]);&quot;&quot;)">
            <text:p/>
          </table:table-cell>
          <table:table-cell table:style-name="ce16" table:formula="of:=IF(LEN(['Pacenotes List'.H272]) &gt; 0;IF(LEN(['Pacenotes List'.B272]) &gt; 0;['Pacenotes List'.B272] &amp; &quot;=&quot; &amp; ['Pacenotes List'.D272]);&quot;&quot;)">
            <text:p/>
          </table:table-cell>
          <table:table-cell table:number-columns-repeated="1020"/>
        </table:table-row>
        <table:table-row table:style-name="ro1">
          <table:table-cell table:formula="of:=IF (LEN(['Pacenotes List'.H273]) &gt; 0; ['Pacenotes List'.H273]; &quot;&quot;)">
            <text:p/>
          </table:table-cell>
          <table:table-cell table:style-name="ce16" table:formula="of:=IF(LEN(['Pacenotes List'.H273]) &gt; 0;&quot;[PACENOTE::&quot; &amp; ['Pacenotes List'.B273] &amp; &quot;]&quot; &amp; CHAR(10) &amp; IF(LEN(['Pacenotes List'.A273]) &gt; 0;&quot;id=&quot; &amp; ['Pacenotes List'.A273] &amp; CHAR(10);&quot;&quot;) &amp; &quot;Sounds=1&quot; &amp; CHAR(10) &amp; &quot;Snd0=&quot; &amp; LOWER(['Pacenotes List'.B273]) &amp; &quot;.ogg&quot; &amp; CHAR(10) &amp; IF(LEN(['Pacenotes List'.F273]) &gt; 0; &quot;link=&quot; &amp; ['Pacenotes List'.F273] &amp; CHAR(10);&quot;&quot;) &amp; IF(LEN(['Pacenotes List'.G273])&gt;0;&quot;standard=&quot; &amp; ['Pacenotes List'.G273] &amp; CHAR(10);&quot;&quot;) &amp; &quot;column=&quot; &amp; ['Pacenotes List'.I273] &amp; CHAR(10);&quot;&quot;)">
            <text:p/>
          </table:table-cell>
          <table:table-cell table:style-name="ce16" table:formula="of:=IF(LEN(['Pacenotes List'.H273]) &gt; 0;IF(LEN(['Pacenotes List'.B273]) &gt; 0;['Pacenotes List'.B273] &amp; &quot;=&quot; &amp; ['Pacenotes List'.C273]);&quot;&quot;)">
            <text:p/>
          </table:table-cell>
          <table:table-cell table:style-name="ce16" table:formula="of:=IF(LEN(['Pacenotes List'.H273]) &gt; 0;IF(LEN(['Pacenotes List'.B273]) &gt; 0;['Pacenotes List'.B273] &amp; &quot;=&quot; &amp; ['Pacenotes List'.D273]);&quot;&quot;)">
            <text:p/>
          </table:table-cell>
          <table:table-cell table:number-columns-repeated="1020"/>
        </table:table-row>
        <table:table-row table:style-name="ro1">
          <table:table-cell table:formula="of:=IF (LEN(['Pacenotes List'.H274]) &gt; 0; ['Pacenotes List'.H274]; &quot;&quot;)">
            <text:p/>
          </table:table-cell>
          <table:table-cell table:style-name="ce16" table:formula="of:=IF(LEN(['Pacenotes List'.H274]) &gt; 0;&quot;[PACENOTE::&quot; &amp; ['Pacenotes List'.B274] &amp; &quot;]&quot; &amp; CHAR(10) &amp; IF(LEN(['Pacenotes List'.A274]) &gt; 0;&quot;id=&quot; &amp; ['Pacenotes List'.A274] &amp; CHAR(10);&quot;&quot;) &amp; &quot;Sounds=1&quot; &amp; CHAR(10) &amp; &quot;Snd0=&quot; &amp; LOWER(['Pacenotes List'.B274]) &amp; &quot;.ogg&quot; &amp; CHAR(10) &amp; IF(LEN(['Pacenotes List'.F274]) &gt; 0; &quot;link=&quot; &amp; ['Pacenotes List'.F274] &amp; CHAR(10);&quot;&quot;) &amp; IF(LEN(['Pacenotes List'.G274])&gt;0;&quot;standard=&quot; &amp; ['Pacenotes List'.G274] &amp; CHAR(10);&quot;&quot;) &amp; &quot;column=&quot; &amp; ['Pacenotes List'.I274] &amp; CHAR(10);&quot;&quot;)">
            <text:p/>
          </table:table-cell>
          <table:table-cell table:style-name="ce16" table:formula="of:=IF(LEN(['Pacenotes List'.H274]) &gt; 0;IF(LEN(['Pacenotes List'.B274]) &gt; 0;['Pacenotes List'.B274] &amp; &quot;=&quot; &amp; ['Pacenotes List'.C274]);&quot;&quot;)">
            <text:p/>
          </table:table-cell>
          <table:table-cell table:style-name="ce16" table:formula="of:=IF(LEN(['Pacenotes List'.H274]) &gt; 0;IF(LEN(['Pacenotes List'.B274]) &gt; 0;['Pacenotes List'.B274] &amp; &quot;=&quot; &amp; ['Pacenotes List'.D274]);&quot;&quot;)">
            <text:p/>
          </table:table-cell>
          <table:table-cell table:number-columns-repeated="1020"/>
        </table:table-row>
        <table:table-row table:style-name="ro1">
          <table:table-cell table:formula="of:=IF (LEN(['Pacenotes List'.H275]) &gt; 0; ['Pacenotes List'.H275]; &quot;&quot;)">
            <text:p/>
          </table:table-cell>
          <table:table-cell table:style-name="ce16" table:formula="of:=IF(LEN(['Pacenotes List'.H275]) &gt; 0;&quot;[PACENOTE::&quot; &amp; ['Pacenotes List'.B275] &amp; &quot;]&quot; &amp; CHAR(10) &amp; IF(LEN(['Pacenotes List'.A275]) &gt; 0;&quot;id=&quot; &amp; ['Pacenotes List'.A275] &amp; CHAR(10);&quot;&quot;) &amp; &quot;Sounds=1&quot; &amp; CHAR(10) &amp; &quot;Snd0=&quot; &amp; LOWER(['Pacenotes List'.B275]) &amp; &quot;.ogg&quot; &amp; CHAR(10) &amp; IF(LEN(['Pacenotes List'.F275]) &gt; 0; &quot;link=&quot; &amp; ['Pacenotes List'.F275] &amp; CHAR(10);&quot;&quot;) &amp; IF(LEN(['Pacenotes List'.G275])&gt;0;&quot;standard=&quot; &amp; ['Pacenotes List'.G275] &amp; CHAR(10);&quot;&quot;) &amp; &quot;column=&quot; &amp; ['Pacenotes List'.I275] &amp; CHAR(10);&quot;&quot;)">
            <text:p/>
          </table:table-cell>
          <table:table-cell table:style-name="ce16" table:formula="of:=IF(LEN(['Pacenotes List'.H275]) &gt; 0;IF(LEN(['Pacenotes List'.B275]) &gt; 0;['Pacenotes List'.B275] &amp; &quot;=&quot; &amp; ['Pacenotes List'.C275]);&quot;&quot;)">
            <text:p/>
          </table:table-cell>
          <table:table-cell table:style-name="ce16" table:formula="of:=IF(LEN(['Pacenotes List'.H275]) &gt; 0;IF(LEN(['Pacenotes List'.B275]) &gt; 0;['Pacenotes List'.B275] &amp; &quot;=&quot; &amp; ['Pacenotes List'.D275]);&quot;&quot;)">
            <text:p/>
          </table:table-cell>
          <table:table-cell table:number-columns-repeated="1020"/>
        </table:table-row>
        <table:table-row table:style-name="ro1">
          <table:table-cell table:formula="of:=IF (LEN(['Pacenotes List'.H276]) &gt; 0; ['Pacenotes List'.H276]; &quot;&quot;)">
            <text:p/>
          </table:table-cell>
          <table:table-cell table:style-name="ce16" table:formula="of:=IF(LEN(['Pacenotes List'.H276]) &gt; 0;&quot;[PACENOTE::&quot; &amp; ['Pacenotes List'.B276] &amp; &quot;]&quot; &amp; CHAR(10) &amp; IF(LEN(['Pacenotes List'.A276]) &gt; 0;&quot;id=&quot; &amp; ['Pacenotes List'.A276] &amp; CHAR(10);&quot;&quot;) &amp; &quot;Sounds=1&quot; &amp; CHAR(10) &amp; &quot;Snd0=&quot; &amp; LOWER(['Pacenotes List'.B276]) &amp; &quot;.ogg&quot; &amp; CHAR(10) &amp; IF(LEN(['Pacenotes List'.F276]) &gt; 0; &quot;link=&quot; &amp; ['Pacenotes List'.F276] &amp; CHAR(10);&quot;&quot;) &amp; IF(LEN(['Pacenotes List'.G276])&gt;0;&quot;standard=&quot; &amp; ['Pacenotes List'.G276] &amp; CHAR(10);&quot;&quot;) &amp; &quot;column=&quot; &amp; ['Pacenotes List'.I276] &amp; CHAR(10);&quot;&quot;)">
            <text:p/>
          </table:table-cell>
          <table:table-cell table:style-name="ce16" table:formula="of:=IF(LEN(['Pacenotes List'.H276]) &gt; 0;IF(LEN(['Pacenotes List'.B276]) &gt; 0;['Pacenotes List'.B276] &amp; &quot;=&quot; &amp; ['Pacenotes List'.C276]);&quot;&quot;)">
            <text:p/>
          </table:table-cell>
          <table:table-cell table:style-name="ce16" table:formula="of:=IF(LEN(['Pacenotes List'.H276]) &gt; 0;IF(LEN(['Pacenotes List'.B276]) &gt; 0;['Pacenotes List'.B276] &amp; &quot;=&quot; &amp; ['Pacenotes List'.D276]);&quot;&quot;)">
            <text:p/>
          </table:table-cell>
          <table:table-cell table:number-columns-repeated="1020"/>
        </table:table-row>
        <table:table-row table:style-name="ro1">
          <table:table-cell table:formula="of:=IF (LEN(['Pacenotes List'.H277]) &gt; 0; ['Pacenotes List'.H277]; &quot;&quot;)">
            <text:p/>
          </table:table-cell>
          <table:table-cell table:style-name="ce16" table:formula="of:=IF(LEN(['Pacenotes List'.H277]) &gt; 0;&quot;[PACENOTE::&quot; &amp; ['Pacenotes List'.B277] &amp; &quot;]&quot; &amp; CHAR(10) &amp; IF(LEN(['Pacenotes List'.A277]) &gt; 0;&quot;id=&quot; &amp; ['Pacenotes List'.A277] &amp; CHAR(10);&quot;&quot;) &amp; &quot;Sounds=1&quot; &amp; CHAR(10) &amp; &quot;Snd0=&quot; &amp; LOWER(['Pacenotes List'.B277]) &amp; &quot;.ogg&quot; &amp; CHAR(10) &amp; IF(LEN(['Pacenotes List'.F277]) &gt; 0; &quot;link=&quot; &amp; ['Pacenotes List'.F277] &amp; CHAR(10);&quot;&quot;) &amp; IF(LEN(['Pacenotes List'.G277])&gt;0;&quot;standard=&quot; &amp; ['Pacenotes List'.G277] &amp; CHAR(10);&quot;&quot;) &amp; &quot;column=&quot; &amp; ['Pacenotes List'.I277] &amp; CHAR(10);&quot;&quot;)">
            <text:p/>
          </table:table-cell>
          <table:table-cell table:style-name="ce16" table:formula="of:=IF(LEN(['Pacenotes List'.H277]) &gt; 0;IF(LEN(['Pacenotes List'.B277]) &gt; 0;['Pacenotes List'.B277] &amp; &quot;=&quot; &amp; ['Pacenotes List'.C277]);&quot;&quot;)">
            <text:p/>
          </table:table-cell>
          <table:table-cell table:style-name="ce16" table:formula="of:=IF(LEN(['Pacenotes List'.H277]) &gt; 0;IF(LEN(['Pacenotes List'.B277]) &gt; 0;['Pacenotes List'.B277] &amp; &quot;=&quot; &amp; ['Pacenotes List'.D277]);&quot;&quot;)">
            <text:p/>
          </table:table-cell>
          <table:table-cell table:number-columns-repeated="1020"/>
        </table:table-row>
        <table:table-row table:style-name="ro1">
          <table:table-cell table:formula="of:=IF (LEN(['Pacenotes List'.H278]) &gt; 0; ['Pacenotes List'.H278]; &quot;&quot;)">
            <text:p/>
          </table:table-cell>
          <table:table-cell table:style-name="ce16" table:formula="of:=IF(LEN(['Pacenotes List'.H278]) &gt; 0;&quot;[PACENOTE::&quot; &amp; ['Pacenotes List'.B278] &amp; &quot;]&quot; &amp; CHAR(10) &amp; IF(LEN(['Pacenotes List'.A278]) &gt; 0;&quot;id=&quot; &amp; ['Pacenotes List'.A278] &amp; CHAR(10);&quot;&quot;) &amp; &quot;Sounds=1&quot; &amp; CHAR(10) &amp; &quot;Snd0=&quot; &amp; LOWER(['Pacenotes List'.B278]) &amp; &quot;.ogg&quot; &amp; CHAR(10) &amp; IF(LEN(['Pacenotes List'.F278]) &gt; 0; &quot;link=&quot; &amp; ['Pacenotes List'.F278] &amp; CHAR(10);&quot;&quot;) &amp; IF(LEN(['Pacenotes List'.G278])&gt;0;&quot;standard=&quot; &amp; ['Pacenotes List'.G278] &amp; CHAR(10);&quot;&quot;) &amp; &quot;column=&quot; &amp; ['Pacenotes List'.I278] &amp; CHAR(10);&quot;&quot;)">
            <text:p/>
          </table:table-cell>
          <table:table-cell table:style-name="ce16" table:formula="of:=IF(LEN(['Pacenotes List'.H278]) &gt; 0;IF(LEN(['Pacenotes List'.B278]) &gt; 0;['Pacenotes List'.B278] &amp; &quot;=&quot; &amp; ['Pacenotes List'.C278]);&quot;&quot;)">
            <text:p/>
          </table:table-cell>
          <table:table-cell table:style-name="ce16" table:formula="of:=IF(LEN(['Pacenotes List'.H278]) &gt; 0;IF(LEN(['Pacenotes List'.B278]) &gt; 0;['Pacenotes List'.B278] &amp; &quot;=&quot; &amp; ['Pacenotes List'.D278]);&quot;&quot;)">
            <text:p/>
          </table:table-cell>
          <table:table-cell table:number-columns-repeated="1020"/>
        </table:table-row>
        <table:table-row table:style-name="ro1">
          <table:table-cell table:formula="of:=IF (LEN(['Pacenotes List'.H279]) &gt; 0; ['Pacenotes List'.H279]; &quot;&quot;)">
            <text:p/>
          </table:table-cell>
          <table:table-cell table:style-name="ce16" table:formula="of:=IF(LEN(['Pacenotes List'.H279]) &gt; 0;&quot;[PACENOTE::&quot; &amp; ['Pacenotes List'.B279] &amp; &quot;]&quot; &amp; CHAR(10) &amp; IF(LEN(['Pacenotes List'.A279]) &gt; 0;&quot;id=&quot; &amp; ['Pacenotes List'.A279] &amp; CHAR(10);&quot;&quot;) &amp; &quot;Sounds=1&quot; &amp; CHAR(10) &amp; &quot;Snd0=&quot; &amp; LOWER(['Pacenotes List'.B279]) &amp; &quot;.ogg&quot; &amp; CHAR(10) &amp; IF(LEN(['Pacenotes List'.F279]) &gt; 0; &quot;link=&quot; &amp; ['Pacenotes List'.F279] &amp; CHAR(10);&quot;&quot;) &amp; IF(LEN(['Pacenotes List'.G279])&gt;0;&quot;standard=&quot; &amp; ['Pacenotes List'.G279] &amp; CHAR(10);&quot;&quot;) &amp; &quot;column=&quot; &amp; ['Pacenotes List'.I279] &amp; CHAR(10);&quot;&quot;)">
            <text:p/>
          </table:table-cell>
          <table:table-cell table:style-name="ce16" table:formula="of:=IF(LEN(['Pacenotes List'.H279]) &gt; 0;IF(LEN(['Pacenotes List'.B279]) &gt; 0;['Pacenotes List'.B279] &amp; &quot;=&quot; &amp; ['Pacenotes List'.C279]);&quot;&quot;)">
            <text:p/>
          </table:table-cell>
          <table:table-cell table:style-name="ce16" table:formula="of:=IF(LEN(['Pacenotes List'.H279]) &gt; 0;IF(LEN(['Pacenotes List'.B279]) &gt; 0;['Pacenotes List'.B279] &amp; &quot;=&quot; &amp; ['Pacenotes List'.D279]);&quot;&quot;)">
            <text:p/>
          </table:table-cell>
          <table:table-cell table:number-columns-repeated="1020"/>
        </table:table-row>
        <table:table-row table:style-name="ro1">
          <table:table-cell table:formula="of:=IF (LEN(['Pacenotes List'.H280]) &gt; 0; ['Pacenotes List'.H280]; &quot;&quot;)">
            <text:p/>
          </table:table-cell>
          <table:table-cell table:style-name="ce16" table:formula="of:=IF(LEN(['Pacenotes List'.H280]) &gt; 0;&quot;[PACENOTE::&quot; &amp; ['Pacenotes List'.B280] &amp; &quot;]&quot; &amp; CHAR(10) &amp; IF(LEN(['Pacenotes List'.A280]) &gt; 0;&quot;id=&quot; &amp; ['Pacenotes List'.A280] &amp; CHAR(10);&quot;&quot;) &amp; &quot;Sounds=1&quot; &amp; CHAR(10) &amp; &quot;Snd0=&quot; &amp; LOWER(['Pacenotes List'.B280]) &amp; &quot;.ogg&quot; &amp; CHAR(10) &amp; IF(LEN(['Pacenotes List'.F280]) &gt; 0; &quot;link=&quot; &amp; ['Pacenotes List'.F280] &amp; CHAR(10);&quot;&quot;) &amp; IF(LEN(['Pacenotes List'.G280])&gt;0;&quot;standard=&quot; &amp; ['Pacenotes List'.G280] &amp; CHAR(10);&quot;&quot;) &amp; &quot;column=&quot; &amp; ['Pacenotes List'.I280] &amp; CHAR(10);&quot;&quot;)">
            <text:p/>
          </table:table-cell>
          <table:table-cell table:style-name="ce16" table:formula="of:=IF(LEN(['Pacenotes List'.H280]) &gt; 0;IF(LEN(['Pacenotes List'.B280]) &gt; 0;['Pacenotes List'.B280] &amp; &quot;=&quot; &amp; ['Pacenotes List'.C280]);&quot;&quot;)">
            <text:p/>
          </table:table-cell>
          <table:table-cell table:style-name="ce16" table:formula="of:=IF(LEN(['Pacenotes List'.H280]) &gt; 0;IF(LEN(['Pacenotes List'.B280]) &gt; 0;['Pacenotes List'.B280] &amp; &quot;=&quot; &amp; ['Pacenotes List'.D280]);&quot;&quot;)">
            <text:p/>
          </table:table-cell>
          <table:table-cell table:number-columns-repeated="1020"/>
        </table:table-row>
        <table:table-row table:style-name="ro1">
          <table:table-cell table:formula="of:=IF (LEN(['Pacenotes List'.H281]) &gt; 0; ['Pacenotes List'.H281]; &quot;&quot;)">
            <text:p/>
          </table:table-cell>
          <table:table-cell table:style-name="ce16" table:formula="of:=IF(LEN(['Pacenotes List'.H281]) &gt; 0;&quot;[PACENOTE::&quot; &amp; ['Pacenotes List'.B281] &amp; &quot;]&quot; &amp; CHAR(10) &amp; IF(LEN(['Pacenotes List'.A281]) &gt; 0;&quot;id=&quot; &amp; ['Pacenotes List'.A281] &amp; CHAR(10);&quot;&quot;) &amp; &quot;Sounds=1&quot; &amp; CHAR(10) &amp; &quot;Snd0=&quot; &amp; LOWER(['Pacenotes List'.B281]) &amp; &quot;.ogg&quot; &amp; CHAR(10) &amp; IF(LEN(['Pacenotes List'.F281]) &gt; 0; &quot;link=&quot; &amp; ['Pacenotes List'.F281] &amp; CHAR(10);&quot;&quot;) &amp; IF(LEN(['Pacenotes List'.G281])&gt;0;&quot;standard=&quot; &amp; ['Pacenotes List'.G281] &amp; CHAR(10);&quot;&quot;) &amp; &quot;column=&quot; &amp; ['Pacenotes List'.I281] &amp; CHAR(10);&quot;&quot;)">
            <text:p/>
          </table:table-cell>
          <table:table-cell table:style-name="ce16" table:formula="of:=IF(LEN(['Pacenotes List'.H281]) &gt; 0;IF(LEN(['Pacenotes List'.B281]) &gt; 0;['Pacenotes List'.B281] &amp; &quot;=&quot; &amp; ['Pacenotes List'.C281]);&quot;&quot;)">
            <text:p/>
          </table:table-cell>
          <table:table-cell table:style-name="ce16" table:formula="of:=IF(LEN(['Pacenotes List'.H281]) &gt; 0;IF(LEN(['Pacenotes List'.B281]) &gt; 0;['Pacenotes List'.B281] &amp; &quot;=&quot; &amp; ['Pacenotes List'.D281]);&quot;&quot;)">
            <text:p/>
          </table:table-cell>
          <table:table-cell table:number-columns-repeated="1020"/>
        </table:table-row>
        <table:table-row table:style-name="ro1">
          <table:table-cell table:formula="of:=IF (LEN(['Pacenotes List'.H282]) &gt; 0; ['Pacenotes List'.H282]; &quot;&quot;)">
            <text:p/>
          </table:table-cell>
          <table:table-cell table:style-name="ce16" table:formula="of:=IF(LEN(['Pacenotes List'.H282]) &gt; 0;&quot;[PACENOTE::&quot; &amp; ['Pacenotes List'.B282] &amp; &quot;]&quot; &amp; CHAR(10) &amp; IF(LEN(['Pacenotes List'.A282]) &gt; 0;&quot;id=&quot; &amp; ['Pacenotes List'.A282] &amp; CHAR(10);&quot;&quot;) &amp; &quot;Sounds=1&quot; &amp; CHAR(10) &amp; &quot;Snd0=&quot; &amp; LOWER(['Pacenotes List'.B282]) &amp; &quot;.ogg&quot; &amp; CHAR(10) &amp; IF(LEN(['Pacenotes List'.F282]) &gt; 0; &quot;link=&quot; &amp; ['Pacenotes List'.F282] &amp; CHAR(10);&quot;&quot;) &amp; IF(LEN(['Pacenotes List'.G282])&gt;0;&quot;standard=&quot; &amp; ['Pacenotes List'.G282] &amp; CHAR(10);&quot;&quot;) &amp; &quot;column=&quot; &amp; ['Pacenotes List'.I282] &amp; CHAR(10);&quot;&quot;)">
            <text:p/>
          </table:table-cell>
          <table:table-cell table:style-name="ce16" table:formula="of:=IF(LEN(['Pacenotes List'.H282]) &gt; 0;IF(LEN(['Pacenotes List'.B282]) &gt; 0;['Pacenotes List'.B282] &amp; &quot;=&quot; &amp; ['Pacenotes List'.C282]);&quot;&quot;)">
            <text:p/>
          </table:table-cell>
          <table:table-cell table:style-name="ce16" table:formula="of:=IF(LEN(['Pacenotes List'.H282]) &gt; 0;IF(LEN(['Pacenotes List'.B282]) &gt; 0;['Pacenotes List'.B282] &amp; &quot;=&quot; &amp; ['Pacenotes List'.D282]);&quot;&quot;)">
            <text:p/>
          </table:table-cell>
          <table:table-cell table:number-columns-repeated="1020"/>
        </table:table-row>
        <table:table-row table:style-name="ro1">
          <table:table-cell table:formula="of:=IF (LEN(['Pacenotes List'.H283]) &gt; 0; ['Pacenotes List'.H283]; &quot;&quot;)">
            <text:p/>
          </table:table-cell>
          <table:table-cell table:style-name="ce16" table:formula="of:=IF(LEN(['Pacenotes List'.H283]) &gt; 0;&quot;[PACENOTE::&quot; &amp; ['Pacenotes List'.B283] &amp; &quot;]&quot; &amp; CHAR(10) &amp; IF(LEN(['Pacenotes List'.A283]) &gt; 0;&quot;id=&quot; &amp; ['Pacenotes List'.A283] &amp; CHAR(10);&quot;&quot;) &amp; &quot;Sounds=1&quot; &amp; CHAR(10) &amp; &quot;Snd0=&quot; &amp; LOWER(['Pacenotes List'.B283]) &amp; &quot;.ogg&quot; &amp; CHAR(10) &amp; IF(LEN(['Pacenotes List'.F283]) &gt; 0; &quot;link=&quot; &amp; ['Pacenotes List'.F283] &amp; CHAR(10);&quot;&quot;) &amp; IF(LEN(['Pacenotes List'.G283])&gt;0;&quot;standard=&quot; &amp; ['Pacenotes List'.G283] &amp; CHAR(10);&quot;&quot;) &amp; &quot;column=&quot; &amp; ['Pacenotes List'.I283] &amp; CHAR(10);&quot;&quot;)">
            <text:p/>
          </table:table-cell>
          <table:table-cell table:style-name="ce16" table:formula="of:=IF(LEN(['Pacenotes List'.H283]) &gt; 0;IF(LEN(['Pacenotes List'.B283]) &gt; 0;['Pacenotes List'.B283] &amp; &quot;=&quot; &amp; ['Pacenotes List'.C283]);&quot;&quot;)">
            <text:p/>
          </table:table-cell>
          <table:table-cell table:style-name="ce16" table:formula="of:=IF(LEN(['Pacenotes List'.H283]) &gt; 0;IF(LEN(['Pacenotes List'.B283]) &gt; 0;['Pacenotes List'.B283] &amp; &quot;=&quot; &amp; ['Pacenotes List'.D283]);&quot;&quot;)">
            <text:p/>
          </table:table-cell>
          <table:table-cell table:number-columns-repeated="1020"/>
        </table:table-row>
        <table:table-row table:style-name="ro1">
          <table:table-cell table:formula="of:=IF (LEN(['Pacenotes List'.H284]) &gt; 0; ['Pacenotes List'.H284]; &quot;&quot;)">
            <text:p/>
          </table:table-cell>
          <table:table-cell table:style-name="ce16" table:formula="of:=IF(LEN(['Pacenotes List'.H284]) &gt; 0;&quot;[PACENOTE::&quot; &amp; ['Pacenotes List'.B284] &amp; &quot;]&quot; &amp; CHAR(10) &amp; IF(LEN(['Pacenotes List'.A284]) &gt; 0;&quot;id=&quot; &amp; ['Pacenotes List'.A284] &amp; CHAR(10);&quot;&quot;) &amp; &quot;Sounds=1&quot; &amp; CHAR(10) &amp; &quot;Snd0=&quot; &amp; LOWER(['Pacenotes List'.B284]) &amp; &quot;.ogg&quot; &amp; CHAR(10) &amp; IF(LEN(['Pacenotes List'.F284]) &gt; 0; &quot;link=&quot; &amp; ['Pacenotes List'.F284] &amp; CHAR(10);&quot;&quot;) &amp; IF(LEN(['Pacenotes List'.G284])&gt;0;&quot;standard=&quot; &amp; ['Pacenotes List'.G284] &amp; CHAR(10);&quot;&quot;) &amp; &quot;column=&quot; &amp; ['Pacenotes List'.I284] &amp; CHAR(10);&quot;&quot;)">
            <text:p/>
          </table:table-cell>
          <table:table-cell table:style-name="ce16" table:formula="of:=IF(LEN(['Pacenotes List'.H284]) &gt; 0;IF(LEN(['Pacenotes List'.B284]) &gt; 0;['Pacenotes List'.B284] &amp; &quot;=&quot; &amp; ['Pacenotes List'.C284]);&quot;&quot;)">
            <text:p/>
          </table:table-cell>
          <table:table-cell table:style-name="ce16" table:formula="of:=IF(LEN(['Pacenotes List'.H284]) &gt; 0;IF(LEN(['Pacenotes List'.B284]) &gt; 0;['Pacenotes List'.B284] &amp; &quot;=&quot; &amp; ['Pacenotes List'.D284]);&quot;&quot;)">
            <text:p/>
          </table:table-cell>
          <table:table-cell table:number-columns-repeated="1020"/>
        </table:table-row>
        <table:table-row table:style-name="ro1">
          <table:table-cell table:formula="of:=IF (LEN(['Pacenotes List'.H285]) &gt; 0; ['Pacenotes List'.H285]; &quot;&quot;)">
            <text:p/>
          </table:table-cell>
          <table:table-cell table:style-name="ce16" table:formula="of:=IF(LEN(['Pacenotes List'.H285]) &gt; 0;&quot;[PACENOTE::&quot; &amp; ['Pacenotes List'.B285] &amp; &quot;]&quot; &amp; CHAR(10) &amp; IF(LEN(['Pacenotes List'.A285]) &gt; 0;&quot;id=&quot; &amp; ['Pacenotes List'.A285] &amp; CHAR(10);&quot;&quot;) &amp; &quot;Sounds=1&quot; &amp; CHAR(10) &amp; &quot;Snd0=&quot; &amp; LOWER(['Pacenotes List'.B285]) &amp; &quot;.ogg&quot; &amp; CHAR(10) &amp; IF(LEN(['Pacenotes List'.F285]) &gt; 0; &quot;link=&quot; &amp; ['Pacenotes List'.F285] &amp; CHAR(10);&quot;&quot;) &amp; IF(LEN(['Pacenotes List'.G285])&gt;0;&quot;standard=&quot; &amp; ['Pacenotes List'.G285] &amp; CHAR(10);&quot;&quot;) &amp; &quot;column=&quot; &amp; ['Pacenotes List'.I285] &amp; CHAR(10);&quot;&quot;)">
            <text:p/>
          </table:table-cell>
          <table:table-cell table:style-name="ce16" table:formula="of:=IF(LEN(['Pacenotes List'.H285]) &gt; 0;IF(LEN(['Pacenotes List'.B285]) &gt; 0;['Pacenotes List'.B285] &amp; &quot;=&quot; &amp; ['Pacenotes List'.C285]);&quot;&quot;)">
            <text:p/>
          </table:table-cell>
          <table:table-cell table:style-name="ce16" table:formula="of:=IF(LEN(['Pacenotes List'.H285]) &gt; 0;IF(LEN(['Pacenotes List'.B285]) &gt; 0;['Pacenotes List'.B285] &amp; &quot;=&quot; &amp; ['Pacenotes List'.D285]);&quot;&quot;)">
            <text:p/>
          </table:table-cell>
          <table:table-cell table:number-columns-repeated="1020"/>
        </table:table-row>
        <table:table-row table:style-name="ro1">
          <table:table-cell table:formula="of:=IF (LEN(['Pacenotes List'.H286]) &gt; 0; ['Pacenotes List'.H286]; &quot;&quot;)">
            <text:p/>
          </table:table-cell>
          <table:table-cell table:style-name="ce16" table:formula="of:=IF(LEN(['Pacenotes List'.H286]) &gt; 0;&quot;[PACENOTE::&quot; &amp; ['Pacenotes List'.B286] &amp; &quot;]&quot; &amp; CHAR(10) &amp; IF(LEN(['Pacenotes List'.A286]) &gt; 0;&quot;id=&quot; &amp; ['Pacenotes List'.A286] &amp; CHAR(10);&quot;&quot;) &amp; &quot;Sounds=1&quot; &amp; CHAR(10) &amp; &quot;Snd0=&quot; &amp; LOWER(['Pacenotes List'.B286]) &amp; &quot;.ogg&quot; &amp; CHAR(10) &amp; IF(LEN(['Pacenotes List'.F286]) &gt; 0; &quot;link=&quot; &amp; ['Pacenotes List'.F286] &amp; CHAR(10);&quot;&quot;) &amp; IF(LEN(['Pacenotes List'.G286])&gt;0;&quot;standard=&quot; &amp; ['Pacenotes List'.G286] &amp; CHAR(10);&quot;&quot;) &amp; &quot;column=&quot; &amp; ['Pacenotes List'.I286] &amp; CHAR(10);&quot;&quot;)">
            <text:p/>
          </table:table-cell>
          <table:table-cell table:style-name="ce16" table:formula="of:=IF(LEN(['Pacenotes List'.H286]) &gt; 0;IF(LEN(['Pacenotes List'.B286]) &gt; 0;['Pacenotes List'.B286] &amp; &quot;=&quot; &amp; ['Pacenotes List'.C286]);&quot;&quot;)">
            <text:p/>
          </table:table-cell>
          <table:table-cell table:style-name="ce16" table:formula="of:=IF(LEN(['Pacenotes List'.H286]) &gt; 0;IF(LEN(['Pacenotes List'.B286]) &gt; 0;['Pacenotes List'.B286] &amp; &quot;=&quot; &amp; ['Pacenotes List'.D286]);&quot;&quot;)">
            <text:p/>
          </table:table-cell>
          <table:table-cell table:number-columns-repeated="1020"/>
        </table:table-row>
        <table:table-row table:style-name="ro1">
          <table:table-cell table:formula="of:=IF (LEN(['Pacenotes List'.H287]) &gt; 0; ['Pacenotes List'.H287]; &quot;&quot;)">
            <text:p/>
          </table:table-cell>
          <table:table-cell table:style-name="ce16" table:formula="of:=IF(LEN(['Pacenotes List'.H287]) &gt; 0;&quot;[PACENOTE::&quot; &amp; ['Pacenotes List'.B287] &amp; &quot;]&quot; &amp; CHAR(10) &amp; IF(LEN(['Pacenotes List'.A287]) &gt; 0;&quot;id=&quot; &amp; ['Pacenotes List'.A287] &amp; CHAR(10);&quot;&quot;) &amp; &quot;Sounds=1&quot; &amp; CHAR(10) &amp; &quot;Snd0=&quot; &amp; LOWER(['Pacenotes List'.B287]) &amp; &quot;.ogg&quot; &amp; CHAR(10) &amp; IF(LEN(['Pacenotes List'.F287]) &gt; 0; &quot;link=&quot; &amp; ['Pacenotes List'.F287] &amp; CHAR(10);&quot;&quot;) &amp; IF(LEN(['Pacenotes List'.G287])&gt;0;&quot;standard=&quot; &amp; ['Pacenotes List'.G287] &amp; CHAR(10);&quot;&quot;) &amp; &quot;column=&quot; &amp; ['Pacenotes List'.I287] &amp; CHAR(10);&quot;&quot;)">
            <text:p/>
          </table:table-cell>
          <table:table-cell table:style-name="ce16" table:formula="of:=IF(LEN(['Pacenotes List'.H287]) &gt; 0;IF(LEN(['Pacenotes List'.B287]) &gt; 0;['Pacenotes List'.B287] &amp; &quot;=&quot; &amp; ['Pacenotes List'.C287]);&quot;&quot;)">
            <text:p/>
          </table:table-cell>
          <table:table-cell table:style-name="ce16" table:formula="of:=IF(LEN(['Pacenotes List'.H287]) &gt; 0;IF(LEN(['Pacenotes List'.B287]) &gt; 0;['Pacenotes List'.B287] &amp; &quot;=&quot; &amp; ['Pacenotes List'.D287]);&quot;&quot;)">
            <text:p/>
          </table:table-cell>
          <table:table-cell table:number-columns-repeated="1020"/>
        </table:table-row>
        <table:table-row table:style-name="ro1">
          <table:table-cell table:formula="of:=IF (LEN(['Pacenotes List'.H288]) &gt; 0; ['Pacenotes List'.H288]; &quot;&quot;)">
            <text:p/>
          </table:table-cell>
          <table:table-cell table:style-name="ce16" table:formula="of:=IF(LEN(['Pacenotes List'.H288]) &gt; 0;&quot;[PACENOTE::&quot; &amp; ['Pacenotes List'.B288] &amp; &quot;]&quot; &amp; CHAR(10) &amp; IF(LEN(['Pacenotes List'.A288]) &gt; 0;&quot;id=&quot; &amp; ['Pacenotes List'.A288] &amp; CHAR(10);&quot;&quot;) &amp; &quot;Sounds=1&quot; &amp; CHAR(10) &amp; &quot;Snd0=&quot; &amp; LOWER(['Pacenotes List'.B288]) &amp; &quot;.ogg&quot; &amp; CHAR(10) &amp; IF(LEN(['Pacenotes List'.F288]) &gt; 0; &quot;link=&quot; &amp; ['Pacenotes List'.F288] &amp; CHAR(10);&quot;&quot;) &amp; IF(LEN(['Pacenotes List'.G288])&gt;0;&quot;standard=&quot; &amp; ['Pacenotes List'.G288] &amp; CHAR(10);&quot;&quot;) &amp; &quot;column=&quot; &amp; ['Pacenotes List'.I288] &amp; CHAR(10);&quot;&quot;)">
            <text:p/>
          </table:table-cell>
          <table:table-cell table:style-name="ce16" table:formula="of:=IF(LEN(['Pacenotes List'.H288]) &gt; 0;IF(LEN(['Pacenotes List'.B288]) &gt; 0;['Pacenotes List'.B288] &amp; &quot;=&quot; &amp; ['Pacenotes List'.C288]);&quot;&quot;)">
            <text:p/>
          </table:table-cell>
          <table:table-cell table:style-name="ce16" table:formula="of:=IF(LEN(['Pacenotes List'.H288]) &gt; 0;IF(LEN(['Pacenotes List'.B288]) &gt; 0;['Pacenotes List'.B288] &amp; &quot;=&quot; &amp; ['Pacenotes List'.D288]);&quot;&quot;)">
            <text:p/>
          </table:table-cell>
          <table:table-cell table:number-columns-repeated="1020"/>
        </table:table-row>
        <table:table-row table:style-name="ro1">
          <table:table-cell table:formula="of:=IF (LEN(['Pacenotes List'.H289]) &gt; 0; ['Pacenotes List'.H289]; &quot;&quot;)">
            <text:p/>
          </table:table-cell>
          <table:table-cell table:style-name="ce16" table:formula="of:=IF(LEN(['Pacenotes List'.H289]) &gt; 0;&quot;[PACENOTE::&quot; &amp; ['Pacenotes List'.B289] &amp; &quot;]&quot; &amp; CHAR(10) &amp; IF(LEN(['Pacenotes List'.A289]) &gt; 0;&quot;id=&quot; &amp; ['Pacenotes List'.A289] &amp; CHAR(10);&quot;&quot;) &amp; &quot;Sounds=1&quot; &amp; CHAR(10) &amp; &quot;Snd0=&quot; &amp; LOWER(['Pacenotes List'.B289]) &amp; &quot;.ogg&quot; &amp; CHAR(10) &amp; IF(LEN(['Pacenotes List'.F289]) &gt; 0; &quot;link=&quot; &amp; ['Pacenotes List'.F289] &amp; CHAR(10);&quot;&quot;) &amp; IF(LEN(['Pacenotes List'.G289])&gt;0;&quot;standard=&quot; &amp; ['Pacenotes List'.G289] &amp; CHAR(10);&quot;&quot;) &amp; &quot;column=&quot; &amp; ['Pacenotes List'.I289] &amp; CHAR(10);&quot;&quot;)">
            <text:p/>
          </table:table-cell>
          <table:table-cell table:style-name="ce16" table:formula="of:=IF(LEN(['Pacenotes List'.H289]) &gt; 0;IF(LEN(['Pacenotes List'.B289]) &gt; 0;['Pacenotes List'.B289] &amp; &quot;=&quot; &amp; ['Pacenotes List'.C289]);&quot;&quot;)">
            <text:p/>
          </table:table-cell>
          <table:table-cell table:style-name="ce16" table:formula="of:=IF(LEN(['Pacenotes List'.H289]) &gt; 0;IF(LEN(['Pacenotes List'.B289]) &gt; 0;['Pacenotes List'.B289] &amp; &quot;=&quot; &amp; ['Pacenotes List'.D289]);&quot;&quot;)">
            <text:p/>
          </table:table-cell>
          <table:table-cell table:number-columns-repeated="1020"/>
        </table:table-row>
        <table:table-row table:style-name="ro1">
          <table:table-cell table:formula="of:=IF (LEN(['Pacenotes List'.H290]) &gt; 0; ['Pacenotes List'.H290]; &quot;&quot;)">
            <text:p/>
          </table:table-cell>
          <table:table-cell table:style-name="ce16" table:formula="of:=IF(LEN(['Pacenotes List'.H290]) &gt; 0;&quot;[PACENOTE::&quot; &amp; ['Pacenotes List'.B290] &amp; &quot;]&quot; &amp; CHAR(10) &amp; IF(LEN(['Pacenotes List'.A290]) &gt; 0;&quot;id=&quot; &amp; ['Pacenotes List'.A290] &amp; CHAR(10);&quot;&quot;) &amp; &quot;Sounds=1&quot; &amp; CHAR(10) &amp; &quot;Snd0=&quot; &amp; LOWER(['Pacenotes List'.B290]) &amp; &quot;.ogg&quot; &amp; CHAR(10) &amp; IF(LEN(['Pacenotes List'.F290]) &gt; 0; &quot;link=&quot; &amp; ['Pacenotes List'.F290] &amp; CHAR(10);&quot;&quot;) &amp; IF(LEN(['Pacenotes List'.G290])&gt;0;&quot;standard=&quot; &amp; ['Pacenotes List'.G290] &amp; CHAR(10);&quot;&quot;) &amp; &quot;column=&quot; &amp; ['Pacenotes List'.I290] &amp; CHAR(10);&quot;&quot;)">
            <text:p/>
          </table:table-cell>
          <table:table-cell table:style-name="ce16" table:formula="of:=IF(LEN(['Pacenotes List'.H290]) &gt; 0;IF(LEN(['Pacenotes List'.B290]) &gt; 0;['Pacenotes List'.B290] &amp; &quot;=&quot; &amp; ['Pacenotes List'.C290]);&quot;&quot;)">
            <text:p/>
          </table:table-cell>
          <table:table-cell table:style-name="ce16" table:formula="of:=IF(LEN(['Pacenotes List'.H290]) &gt; 0;IF(LEN(['Pacenotes List'.B290]) &gt; 0;['Pacenotes List'.B290] &amp; &quot;=&quot; &amp; ['Pacenotes List'.D290]);&quot;&quot;)">
            <text:p/>
          </table:table-cell>
          <table:table-cell table:number-columns-repeated="1020"/>
        </table:table-row>
        <table:table-row table:style-name="ro1">
          <table:table-cell table:formula="of:=IF (LEN(['Pacenotes List'.H291]) &gt; 0; ['Pacenotes List'.H291]; &quot;&quot;)">
            <text:p/>
          </table:table-cell>
          <table:table-cell table:style-name="ce16" table:formula="of:=IF(LEN(['Pacenotes List'.H291]) &gt; 0;&quot;[PACENOTE::&quot; &amp; ['Pacenotes List'.B291] &amp; &quot;]&quot; &amp; CHAR(10) &amp; IF(LEN(['Pacenotes List'.A291]) &gt; 0;&quot;id=&quot; &amp; ['Pacenotes List'.A291] &amp; CHAR(10);&quot;&quot;) &amp; &quot;Sounds=1&quot; &amp; CHAR(10) &amp; &quot;Snd0=&quot; &amp; LOWER(['Pacenotes List'.B291]) &amp; &quot;.ogg&quot; &amp; CHAR(10) &amp; IF(LEN(['Pacenotes List'.F291]) &gt; 0; &quot;link=&quot; &amp; ['Pacenotes List'.F291] &amp; CHAR(10);&quot;&quot;) &amp; IF(LEN(['Pacenotes List'.G291])&gt;0;&quot;standard=&quot; &amp; ['Pacenotes List'.G291] &amp; CHAR(10);&quot;&quot;) &amp; &quot;column=&quot; &amp; ['Pacenotes List'.I291] &amp; CHAR(10);&quot;&quot;)">
            <text:p/>
          </table:table-cell>
          <table:table-cell table:style-name="ce16" table:formula="of:=IF(LEN(['Pacenotes List'.H291]) &gt; 0;IF(LEN(['Pacenotes List'.B291]) &gt; 0;['Pacenotes List'.B291] &amp; &quot;=&quot; &amp; ['Pacenotes List'.C291]);&quot;&quot;)">
            <text:p/>
          </table:table-cell>
          <table:table-cell table:style-name="ce16" table:formula="of:=IF(LEN(['Pacenotes List'.H291]) &gt; 0;IF(LEN(['Pacenotes List'.B291]) &gt; 0;['Pacenotes List'.B291] &amp; &quot;=&quot; &amp; ['Pacenotes List'.D291]);&quot;&quot;)">
            <text:p/>
          </table:table-cell>
          <table:table-cell table:number-columns-repeated="1020"/>
        </table:table-row>
        <table:table-row table:style-name="ro1">
          <table:table-cell table:formula="of:=IF (LEN(['Pacenotes List'.H292]) &gt; 0; ['Pacenotes List'.H292]; &quot;&quot;)">
            <text:p/>
          </table:table-cell>
          <table:table-cell table:style-name="ce16" table:formula="of:=IF(LEN(['Pacenotes List'.H292]) &gt; 0;&quot;[PACENOTE::&quot; &amp; ['Pacenotes List'.B292] &amp; &quot;]&quot; &amp; CHAR(10) &amp; IF(LEN(['Pacenotes List'.A292]) &gt; 0;&quot;id=&quot; &amp; ['Pacenotes List'.A292] &amp; CHAR(10);&quot;&quot;) &amp; &quot;Sounds=1&quot; &amp; CHAR(10) &amp; &quot;Snd0=&quot; &amp; LOWER(['Pacenotes List'.B292]) &amp; &quot;.ogg&quot; &amp; CHAR(10) &amp; IF(LEN(['Pacenotes List'.F292]) &gt; 0; &quot;link=&quot; &amp; ['Pacenotes List'.F292] &amp; CHAR(10);&quot;&quot;) &amp; IF(LEN(['Pacenotes List'.G292])&gt;0;&quot;standard=&quot; &amp; ['Pacenotes List'.G292] &amp; CHAR(10);&quot;&quot;) &amp; &quot;column=&quot; &amp; ['Pacenotes List'.I292] &amp; CHAR(10);&quot;&quot;)">
            <text:p/>
          </table:table-cell>
          <table:table-cell table:style-name="ce16" table:formula="of:=IF(LEN(['Pacenotes List'.H292]) &gt; 0;IF(LEN(['Pacenotes List'.B292]) &gt; 0;['Pacenotes List'.B292] &amp; &quot;=&quot; &amp; ['Pacenotes List'.C292]);&quot;&quot;)">
            <text:p/>
          </table:table-cell>
          <table:table-cell table:style-name="ce16" table:formula="of:=IF(LEN(['Pacenotes List'.H292]) &gt; 0;IF(LEN(['Pacenotes List'.B292]) &gt; 0;['Pacenotes List'.B292] &amp; &quot;=&quot; &amp; ['Pacenotes List'.D292]);&quot;&quot;)">
            <text:p/>
          </table:table-cell>
          <table:table-cell table:number-columns-repeated="1020"/>
        </table:table-row>
        <table:table-row table:style-name="ro1">
          <table:table-cell table:formula="of:=IF (LEN(['Pacenotes List'.H293]) &gt; 0; ['Pacenotes List'.H293]; &quot;&quot;)">
            <text:p/>
          </table:table-cell>
          <table:table-cell table:style-name="ce16" table:formula="of:=IF(LEN(['Pacenotes List'.H293]) &gt; 0;&quot;[PACENOTE::&quot; &amp; ['Pacenotes List'.B293] &amp; &quot;]&quot; &amp; CHAR(10) &amp; IF(LEN(['Pacenotes List'.A293]) &gt; 0;&quot;id=&quot; &amp; ['Pacenotes List'.A293] &amp; CHAR(10);&quot;&quot;) &amp; &quot;Sounds=1&quot; &amp; CHAR(10) &amp; &quot;Snd0=&quot; &amp; LOWER(['Pacenotes List'.B293]) &amp; &quot;.ogg&quot; &amp; CHAR(10) &amp; IF(LEN(['Pacenotes List'.F293]) &gt; 0; &quot;link=&quot; &amp; ['Pacenotes List'.F293] &amp; CHAR(10);&quot;&quot;) &amp; IF(LEN(['Pacenotes List'.G293])&gt;0;&quot;standard=&quot; &amp; ['Pacenotes List'.G293] &amp; CHAR(10);&quot;&quot;) &amp; &quot;column=&quot; &amp; ['Pacenotes List'.I293] &amp; CHAR(10);&quot;&quot;)">
            <text:p/>
          </table:table-cell>
          <table:table-cell table:style-name="ce16" table:formula="of:=IF(LEN(['Pacenotes List'.H293]) &gt; 0;IF(LEN(['Pacenotes List'.B293]) &gt; 0;['Pacenotes List'.B293] &amp; &quot;=&quot; &amp; ['Pacenotes List'.C293]);&quot;&quot;)">
            <text:p/>
          </table:table-cell>
          <table:table-cell table:style-name="ce16" table:formula="of:=IF(LEN(['Pacenotes List'.H293]) &gt; 0;IF(LEN(['Pacenotes List'.B293]) &gt; 0;['Pacenotes List'.B293] &amp; &quot;=&quot; &amp; ['Pacenotes List'.D293]);&quot;&quot;)">
            <text:p/>
          </table:table-cell>
          <table:table-cell table:number-columns-repeated="1020"/>
        </table:table-row>
        <table:table-row table:style-name="ro1">
          <table:table-cell table:formula="of:=IF (LEN(['Pacenotes List'.H294]) &gt; 0; ['Pacenotes List'.H294]; &quot;&quot;)">
            <text:p/>
          </table:table-cell>
          <table:table-cell table:style-name="ce16" table:formula="of:=IF(LEN(['Pacenotes List'.H294]) &gt; 0;&quot;[PACENOTE::&quot; &amp; ['Pacenotes List'.B294] &amp; &quot;]&quot; &amp; CHAR(10) &amp; IF(LEN(['Pacenotes List'.A294]) &gt; 0;&quot;id=&quot; &amp; ['Pacenotes List'.A294] &amp; CHAR(10);&quot;&quot;) &amp; &quot;Sounds=1&quot; &amp; CHAR(10) &amp; &quot;Snd0=&quot; &amp; LOWER(['Pacenotes List'.B294]) &amp; &quot;.ogg&quot; &amp; CHAR(10) &amp; IF(LEN(['Pacenotes List'.F294]) &gt; 0; &quot;link=&quot; &amp; ['Pacenotes List'.F294] &amp; CHAR(10);&quot;&quot;) &amp; IF(LEN(['Pacenotes List'.G294])&gt;0;&quot;standard=&quot; &amp; ['Pacenotes List'.G294] &amp; CHAR(10);&quot;&quot;) &amp; &quot;column=&quot; &amp; ['Pacenotes List'.I294] &amp; CHAR(10);&quot;&quot;)">
            <text:p/>
          </table:table-cell>
          <table:table-cell table:style-name="ce16" table:formula="of:=IF(LEN(['Pacenotes List'.H294]) &gt; 0;IF(LEN(['Pacenotes List'.B294]) &gt; 0;['Pacenotes List'.B294] &amp; &quot;=&quot; &amp; ['Pacenotes List'.C294]);&quot;&quot;)">
            <text:p/>
          </table:table-cell>
          <table:table-cell table:style-name="ce16" table:formula="of:=IF(LEN(['Pacenotes List'.H294]) &gt; 0;IF(LEN(['Pacenotes List'.B294]) &gt; 0;['Pacenotes List'.B294] &amp; &quot;=&quot; &amp; ['Pacenotes List'.D294]);&quot;&quot;)">
            <text:p/>
          </table:table-cell>
          <table:table-cell table:number-columns-repeated="1020"/>
        </table:table-row>
        <table:table-row table:style-name="ro1">
          <table:table-cell table:formula="of:=IF (LEN(['Pacenotes List'.H295]) &gt; 0; ['Pacenotes List'.H295]; &quot;&quot;)">
            <text:p/>
          </table:table-cell>
          <table:table-cell table:style-name="ce16" table:formula="of:=IF(LEN(['Pacenotes List'.H295]) &gt; 0;&quot;[PACENOTE::&quot; &amp; ['Pacenotes List'.B295] &amp; &quot;]&quot; &amp; CHAR(10) &amp; IF(LEN(['Pacenotes List'.A295]) &gt; 0;&quot;id=&quot; &amp; ['Pacenotes List'.A295] &amp; CHAR(10);&quot;&quot;) &amp; &quot;Sounds=1&quot; &amp; CHAR(10) &amp; &quot;Snd0=&quot; &amp; LOWER(['Pacenotes List'.B295]) &amp; &quot;.ogg&quot; &amp; CHAR(10) &amp; IF(LEN(['Pacenotes List'.F295]) &gt; 0; &quot;link=&quot; &amp; ['Pacenotes List'.F295] &amp; CHAR(10);&quot;&quot;) &amp; IF(LEN(['Pacenotes List'.G295])&gt;0;&quot;standard=&quot; &amp; ['Pacenotes List'.G295] &amp; CHAR(10);&quot;&quot;) &amp; &quot;column=&quot; &amp; ['Pacenotes List'.I295] &amp; CHAR(10);&quot;&quot;)">
            <text:p/>
          </table:table-cell>
          <table:table-cell table:style-name="ce16" table:formula="of:=IF(LEN(['Pacenotes List'.H295]) &gt; 0;IF(LEN(['Pacenotes List'.B295]) &gt; 0;['Pacenotes List'.B295] &amp; &quot;=&quot; &amp; ['Pacenotes List'.C295]);&quot;&quot;)">
            <text:p/>
          </table:table-cell>
          <table:table-cell table:style-name="ce16" table:formula="of:=IF(LEN(['Pacenotes List'.H295]) &gt; 0;IF(LEN(['Pacenotes List'.B295]) &gt; 0;['Pacenotes List'.B295] &amp; &quot;=&quot; &amp; ['Pacenotes List'.D295]);&quot;&quot;)">
            <text:p/>
          </table:table-cell>
          <table:table-cell table:number-columns-repeated="1020"/>
        </table:table-row>
        <table:table-row table:style-name="ro1">
          <table:table-cell table:formula="of:=IF (LEN(['Pacenotes List'.H296]) &gt; 0; ['Pacenotes List'.H296]; &quot;&quot;)">
            <text:p/>
          </table:table-cell>
          <table:table-cell table:style-name="ce16" table:formula="of:=IF(LEN(['Pacenotes List'.H296]) &gt; 0;&quot;[PACENOTE::&quot; &amp; ['Pacenotes List'.B296] &amp; &quot;]&quot; &amp; CHAR(10) &amp; IF(LEN(['Pacenotes List'.A296]) &gt; 0;&quot;id=&quot; &amp; ['Pacenotes List'.A296] &amp; CHAR(10);&quot;&quot;) &amp; &quot;Sounds=1&quot; &amp; CHAR(10) &amp; &quot;Snd0=&quot; &amp; LOWER(['Pacenotes List'.B296]) &amp; &quot;.ogg&quot; &amp; CHAR(10) &amp; IF(LEN(['Pacenotes List'.F296]) &gt; 0; &quot;link=&quot; &amp; ['Pacenotes List'.F296] &amp; CHAR(10);&quot;&quot;) &amp; IF(LEN(['Pacenotes List'.G296])&gt;0;&quot;standard=&quot; &amp; ['Pacenotes List'.G296] &amp; CHAR(10);&quot;&quot;) &amp; &quot;column=&quot; &amp; ['Pacenotes List'.I296] &amp; CHAR(10);&quot;&quot;)">
            <text:p/>
          </table:table-cell>
          <table:table-cell table:style-name="ce16" table:formula="of:=IF(LEN(['Pacenotes List'.H296]) &gt; 0;IF(LEN(['Pacenotes List'.B296]) &gt; 0;['Pacenotes List'.B296] &amp; &quot;=&quot; &amp; ['Pacenotes List'.C296]);&quot;&quot;)">
            <text:p/>
          </table:table-cell>
          <table:table-cell table:style-name="ce16" table:formula="of:=IF(LEN(['Pacenotes List'.H296]) &gt; 0;IF(LEN(['Pacenotes List'.B296]) &gt; 0;['Pacenotes List'.B296] &amp; &quot;=&quot; &amp; ['Pacenotes List'.D296]);&quot;&quot;)">
            <text:p/>
          </table:table-cell>
          <table:table-cell table:number-columns-repeated="1020"/>
        </table:table-row>
        <table:table-row table:style-name="ro1">
          <table:table-cell table:formula="of:=IF (LEN(['Pacenotes List'.H297]) &gt; 0; ['Pacenotes List'.H297]; &quot;&quot;)">
            <text:p/>
          </table:table-cell>
          <table:table-cell table:style-name="ce16" table:formula="of:=IF(LEN(['Pacenotes List'.H297]) &gt; 0;&quot;[PACENOTE::&quot; &amp; ['Pacenotes List'.B297] &amp; &quot;]&quot; &amp; CHAR(10) &amp; IF(LEN(['Pacenotes List'.A297]) &gt; 0;&quot;id=&quot; &amp; ['Pacenotes List'.A297] &amp; CHAR(10);&quot;&quot;) &amp; &quot;Sounds=1&quot; &amp; CHAR(10) &amp; &quot;Snd0=&quot; &amp; LOWER(['Pacenotes List'.B297]) &amp; &quot;.ogg&quot; &amp; CHAR(10) &amp; IF(LEN(['Pacenotes List'.F297]) &gt; 0; &quot;link=&quot; &amp; ['Pacenotes List'.F297] &amp; CHAR(10);&quot;&quot;) &amp; IF(LEN(['Pacenotes List'.G297])&gt;0;&quot;standard=&quot; &amp; ['Pacenotes List'.G297] &amp; CHAR(10);&quot;&quot;) &amp; &quot;column=&quot; &amp; ['Pacenotes List'.I297] &amp; CHAR(10);&quot;&quot;)">
            <text:p/>
          </table:table-cell>
          <table:table-cell table:style-name="ce16" table:formula="of:=IF(LEN(['Pacenotes List'.H297]) &gt; 0;IF(LEN(['Pacenotes List'.B297]) &gt; 0;['Pacenotes List'.B297] &amp; &quot;=&quot; &amp; ['Pacenotes List'.C297]);&quot;&quot;)">
            <text:p/>
          </table:table-cell>
          <table:table-cell table:style-name="ce16" table:formula="of:=IF(LEN(['Pacenotes List'.H297]) &gt; 0;IF(LEN(['Pacenotes List'.B297]) &gt; 0;['Pacenotes List'.B297] &amp; &quot;=&quot; &amp; ['Pacenotes List'.D297]);&quot;&quot;)">
            <text:p/>
          </table:table-cell>
          <table:table-cell table:number-columns-repeated="1020"/>
        </table:table-row>
        <table:table-row table:style-name="ro1">
          <table:table-cell table:formula="of:=IF (LEN(['Pacenotes List'.H298]) &gt; 0; ['Pacenotes List'.H298]; &quot;&quot;)">
            <text:p/>
          </table:table-cell>
          <table:table-cell table:style-name="ce16" table:formula="of:=IF(LEN(['Pacenotes List'.H298]) &gt; 0;&quot;[PACENOTE::&quot; &amp; ['Pacenotes List'.B298] &amp; &quot;]&quot; &amp; CHAR(10) &amp; IF(LEN(['Pacenotes List'.A298]) &gt; 0;&quot;id=&quot; &amp; ['Pacenotes List'.A298] &amp; CHAR(10);&quot;&quot;) &amp; &quot;Sounds=1&quot; &amp; CHAR(10) &amp; &quot;Snd0=&quot; &amp; LOWER(['Pacenotes List'.B298]) &amp; &quot;.ogg&quot; &amp; CHAR(10) &amp; IF(LEN(['Pacenotes List'.F298]) &gt; 0; &quot;link=&quot; &amp; ['Pacenotes List'.F298] &amp; CHAR(10);&quot;&quot;) &amp; IF(LEN(['Pacenotes List'.G298])&gt;0;&quot;standard=&quot; &amp; ['Pacenotes List'.G298] &amp; CHAR(10);&quot;&quot;) &amp; &quot;column=&quot; &amp; ['Pacenotes List'.I298] &amp; CHAR(10);&quot;&quot;)">
            <text:p/>
          </table:table-cell>
          <table:table-cell table:style-name="ce16" table:formula="of:=IF(LEN(['Pacenotes List'.H298]) &gt; 0;IF(LEN(['Pacenotes List'.B298]) &gt; 0;['Pacenotes List'.B298] &amp; &quot;=&quot; &amp; ['Pacenotes List'.C298]);&quot;&quot;)">
            <text:p/>
          </table:table-cell>
          <table:table-cell table:style-name="ce16" table:formula="of:=IF(LEN(['Pacenotes List'.H298]) &gt; 0;IF(LEN(['Pacenotes List'.B298]) &gt; 0;['Pacenotes List'.B298] &amp; &quot;=&quot; &amp; ['Pacenotes List'.D298]);&quot;&quot;)">
            <text:p/>
          </table:table-cell>
          <table:table-cell table:number-columns-repeated="1020"/>
        </table:table-row>
        <table:table-row table:style-name="ro1">
          <table:table-cell table:formula="of:=IF (LEN(['Pacenotes List'.H299]) &gt; 0; ['Pacenotes List'.H299]; &quot;&quot;)">
            <text:p/>
          </table:table-cell>
          <table:table-cell table:style-name="ce16" table:formula="of:=IF(LEN(['Pacenotes List'.H299]) &gt; 0;&quot;[PACENOTE::&quot; &amp; ['Pacenotes List'.B299] &amp; &quot;]&quot; &amp; CHAR(10) &amp; IF(LEN(['Pacenotes List'.A299]) &gt; 0;&quot;id=&quot; &amp; ['Pacenotes List'.A299] &amp; CHAR(10);&quot;&quot;) &amp; &quot;Sounds=1&quot; &amp; CHAR(10) &amp; &quot;Snd0=&quot; &amp; LOWER(['Pacenotes List'.B299]) &amp; &quot;.ogg&quot; &amp; CHAR(10) &amp; IF(LEN(['Pacenotes List'.F299]) &gt; 0; &quot;link=&quot; &amp; ['Pacenotes List'.F299] &amp; CHAR(10);&quot;&quot;) &amp; IF(LEN(['Pacenotes List'.G299])&gt;0;&quot;standard=&quot; &amp; ['Pacenotes List'.G299] &amp; CHAR(10);&quot;&quot;) &amp; &quot;column=&quot; &amp; ['Pacenotes List'.I299] &amp; CHAR(10);&quot;&quot;)">
            <text:p/>
          </table:table-cell>
          <table:table-cell table:style-name="ce16" table:formula="of:=IF(LEN(['Pacenotes List'.H299]) &gt; 0;IF(LEN(['Pacenotes List'.B299]) &gt; 0;['Pacenotes List'.B299] &amp; &quot;=&quot; &amp; ['Pacenotes List'.C299]);&quot;&quot;)">
            <text:p/>
          </table:table-cell>
          <table:table-cell table:style-name="ce16" table:formula="of:=IF(LEN(['Pacenotes List'.H299]) &gt; 0;IF(LEN(['Pacenotes List'.B299]) &gt; 0;['Pacenotes List'.B299] &amp; &quot;=&quot; &amp; ['Pacenotes List'.D299]);&quot;&quot;)">
            <text:p/>
          </table:table-cell>
          <table:table-cell table:number-columns-repeated="1020"/>
        </table:table-row>
        <table:table-row table:style-name="ro1">
          <table:table-cell table:formula="of:=IF (LEN(['Pacenotes List'.H300]) &gt; 0; ['Pacenotes List'.H300]; &quot;&quot;)">
            <text:p/>
          </table:table-cell>
          <table:table-cell table:style-name="ce16" table:formula="of:=IF(LEN(['Pacenotes List'.H300]) &gt; 0;&quot;[PACENOTE::&quot; &amp; ['Pacenotes List'.B300] &amp; &quot;]&quot; &amp; CHAR(10) &amp; IF(LEN(['Pacenotes List'.A300]) &gt; 0;&quot;id=&quot; &amp; ['Pacenotes List'.A300] &amp; CHAR(10);&quot;&quot;) &amp; &quot;Sounds=1&quot; &amp; CHAR(10) &amp; &quot;Snd0=&quot; &amp; LOWER(['Pacenotes List'.B300]) &amp; &quot;.ogg&quot; &amp; CHAR(10) &amp; IF(LEN(['Pacenotes List'.F300]) &gt; 0; &quot;link=&quot; &amp; ['Pacenotes List'.F300] &amp; CHAR(10);&quot;&quot;) &amp; IF(LEN(['Pacenotes List'.G300])&gt;0;&quot;standard=&quot; &amp; ['Pacenotes List'.G300] &amp; CHAR(10);&quot;&quot;) &amp; &quot;column=&quot; &amp; ['Pacenotes List'.I300] &amp; CHAR(10);&quot;&quot;)">
            <text:p/>
          </table:table-cell>
          <table:table-cell table:style-name="ce16" table:formula="of:=IF(LEN(['Pacenotes List'.H300]) &gt; 0;IF(LEN(['Pacenotes List'.B300]) &gt; 0;['Pacenotes List'.B300] &amp; &quot;=&quot; &amp; ['Pacenotes List'.C300]);&quot;&quot;)">
            <text:p/>
          </table:table-cell>
          <table:table-cell table:style-name="ce16" table:formula="of:=IF(LEN(['Pacenotes List'.H300]) &gt; 0;IF(LEN(['Pacenotes List'.B300]) &gt; 0;['Pacenotes List'.B300] &amp; &quot;=&quot; &amp; ['Pacenotes List'.D300]);&quot;&quot;)">
            <text:p/>
          </table:table-cell>
          <table:table-cell table:number-columns-repeated="1020"/>
        </table:table-row>
        <table:table-row table:style-name="ro1">
          <table:table-cell table:formula="of:=IF (LEN(['Pacenotes List'.H301]) &gt; 0; ['Pacenotes List'.H301]; &quot;&quot;)">
            <text:p/>
          </table:table-cell>
          <table:table-cell table:style-name="ce16" table:formula="of:=IF(LEN(['Pacenotes List'.H301]) &gt; 0;&quot;[PACENOTE::&quot; &amp; ['Pacenotes List'.B301] &amp; &quot;]&quot; &amp; CHAR(10) &amp; IF(LEN(['Pacenotes List'.A301]) &gt; 0;&quot;id=&quot; &amp; ['Pacenotes List'.A301] &amp; CHAR(10);&quot;&quot;) &amp; &quot;Sounds=1&quot; &amp; CHAR(10) &amp; &quot;Snd0=&quot; &amp; LOWER(['Pacenotes List'.B301]) &amp; &quot;.ogg&quot; &amp; CHAR(10) &amp; IF(LEN(['Pacenotes List'.F301]) &gt; 0; &quot;link=&quot; &amp; ['Pacenotes List'.F301] &amp; CHAR(10);&quot;&quot;) &amp; IF(LEN(['Pacenotes List'.G301])&gt;0;&quot;standard=&quot; &amp; ['Pacenotes List'.G301] &amp; CHAR(10);&quot;&quot;) &amp; &quot;column=&quot; &amp; ['Pacenotes List'.I301] &amp; CHAR(10);&quot;&quot;)">
            <text:p/>
          </table:table-cell>
          <table:table-cell table:style-name="ce16" table:formula="of:=IF(LEN(['Pacenotes List'.H301]) &gt; 0;IF(LEN(['Pacenotes List'.B301]) &gt; 0;['Pacenotes List'.B301] &amp; &quot;=&quot; &amp; ['Pacenotes List'.C301]);&quot;&quot;)">
            <text:p/>
          </table:table-cell>
          <table:table-cell table:style-name="ce16" table:formula="of:=IF(LEN(['Pacenotes List'.H301]) &gt; 0;IF(LEN(['Pacenotes List'.B301]) &gt; 0;['Pacenotes List'.B301] &amp; &quot;=&quot; &amp; ['Pacenotes List'.D301]);&quot;&quot;)">
            <text:p/>
          </table:table-cell>
          <table:table-cell table:number-columns-repeated="1020"/>
        </table:table-row>
        <table:table-row table:style-name="ro1">
          <table:table-cell table:formula="of:=IF (LEN(['Pacenotes List'.H302]) &gt; 0; ['Pacenotes List'.H302]; &quot;&quot;)">
            <text:p/>
          </table:table-cell>
          <table:table-cell table:style-name="ce16" table:formula="of:=IF(LEN(['Pacenotes List'.H302]) &gt; 0;&quot;[PACENOTE::&quot; &amp; ['Pacenotes List'.B302] &amp; &quot;]&quot; &amp; CHAR(10) &amp; IF(LEN(['Pacenotes List'.A302]) &gt; 0;&quot;id=&quot; &amp; ['Pacenotes List'.A302] &amp; CHAR(10);&quot;&quot;) &amp; &quot;Sounds=1&quot; &amp; CHAR(10) &amp; &quot;Snd0=&quot; &amp; LOWER(['Pacenotes List'.B302]) &amp; &quot;.ogg&quot; &amp; CHAR(10) &amp; IF(LEN(['Pacenotes List'.F302]) &gt; 0; &quot;link=&quot; &amp; ['Pacenotes List'.F302] &amp; CHAR(10);&quot;&quot;) &amp; IF(LEN(['Pacenotes List'.G302])&gt;0;&quot;standard=&quot; &amp; ['Pacenotes List'.G302] &amp; CHAR(10);&quot;&quot;) &amp; &quot;column=&quot; &amp; ['Pacenotes List'.I302] &amp; CHAR(10);&quot;&quot;)">
            <text:p/>
          </table:table-cell>
          <table:table-cell table:style-name="ce16" table:formula="of:=IF(LEN(['Pacenotes List'.H302]) &gt; 0;IF(LEN(['Pacenotes List'.B302]) &gt; 0;['Pacenotes List'.B302] &amp; &quot;=&quot; &amp; ['Pacenotes List'.C302]);&quot;&quot;)">
            <text:p/>
          </table:table-cell>
          <table:table-cell table:style-name="ce16" table:formula="of:=IF(LEN(['Pacenotes List'.H302]) &gt; 0;IF(LEN(['Pacenotes List'.B302]) &gt; 0;['Pacenotes List'.B302] &amp; &quot;=&quot; &amp; ['Pacenotes List'.D302]);&quot;&quot;)">
            <text:p/>
          </table:table-cell>
          <table:table-cell table:number-columns-repeated="1020"/>
        </table:table-row>
        <table:table-row table:style-name="ro1">
          <table:table-cell table:formula="of:=IF (LEN(['Pacenotes List'.H303]) &gt; 0; ['Pacenotes List'.H303]; &quot;&quot;)">
            <text:p/>
          </table:table-cell>
          <table:table-cell table:style-name="ce16" table:formula="of:=IF(LEN(['Pacenotes List'.H303]) &gt; 0;&quot;[PACENOTE::&quot; &amp; ['Pacenotes List'.B303] &amp; &quot;]&quot; &amp; CHAR(10) &amp; IF(LEN(['Pacenotes List'.A303]) &gt; 0;&quot;id=&quot; &amp; ['Pacenotes List'.A303] &amp; CHAR(10);&quot;&quot;) &amp; &quot;Sounds=1&quot; &amp; CHAR(10) &amp; &quot;Snd0=&quot; &amp; LOWER(['Pacenotes List'.B303]) &amp; &quot;.ogg&quot; &amp; CHAR(10) &amp; IF(LEN(['Pacenotes List'.F303]) &gt; 0; &quot;link=&quot; &amp; ['Pacenotes List'.F303] &amp; CHAR(10);&quot;&quot;) &amp; IF(LEN(['Pacenotes List'.G303])&gt;0;&quot;standard=&quot; &amp; ['Pacenotes List'.G303] &amp; CHAR(10);&quot;&quot;) &amp; &quot;column=&quot; &amp; ['Pacenotes List'.I303] &amp; CHAR(10);&quot;&quot;)">
            <text:p/>
          </table:table-cell>
          <table:table-cell table:style-name="ce16" table:formula="of:=IF(LEN(['Pacenotes List'.H303]) &gt; 0;IF(LEN(['Pacenotes List'.B303]) &gt; 0;['Pacenotes List'.B303] &amp; &quot;=&quot; &amp; ['Pacenotes List'.C303]);&quot;&quot;)">
            <text:p/>
          </table:table-cell>
          <table:table-cell table:style-name="ce16" table:formula="of:=IF(LEN(['Pacenotes List'.H303]) &gt; 0;IF(LEN(['Pacenotes List'.B303]) &gt; 0;['Pacenotes List'.B303] &amp; &quot;=&quot; &amp; ['Pacenotes List'.D303]);&quot;&quot;)">
            <text:p/>
          </table:table-cell>
          <table:table-cell table:number-columns-repeated="1020"/>
        </table:table-row>
        <table:table-row table:style-name="ro1">
          <table:table-cell table:formula="of:=IF (LEN(['Pacenotes List'.H304]) &gt; 0; ['Pacenotes List'.H304]; &quot;&quot;)">
            <text:p/>
          </table:table-cell>
          <table:table-cell table:style-name="ce16" table:formula="of:=IF(LEN(['Pacenotes List'.H304]) &gt; 0;&quot;[PACENOTE::&quot; &amp; ['Pacenotes List'.B304] &amp; &quot;]&quot; &amp; CHAR(10) &amp; IF(LEN(['Pacenotes List'.A304]) &gt; 0;&quot;id=&quot; &amp; ['Pacenotes List'.A304] &amp; CHAR(10);&quot;&quot;) &amp; &quot;Sounds=1&quot; &amp; CHAR(10) &amp; &quot;Snd0=&quot; &amp; LOWER(['Pacenotes List'.B304]) &amp; &quot;.ogg&quot; &amp; CHAR(10) &amp; IF(LEN(['Pacenotes List'.F304]) &gt; 0; &quot;link=&quot; &amp; ['Pacenotes List'.F304] &amp; CHAR(10);&quot;&quot;) &amp; IF(LEN(['Pacenotes List'.G304])&gt;0;&quot;standard=&quot; &amp; ['Pacenotes List'.G304] &amp; CHAR(10);&quot;&quot;) &amp; &quot;column=&quot; &amp; ['Pacenotes List'.I304] &amp; CHAR(10);&quot;&quot;)">
            <text:p/>
          </table:table-cell>
          <table:table-cell table:style-name="ce16" table:formula="of:=IF(LEN(['Pacenotes List'.H304]) &gt; 0;IF(LEN(['Pacenotes List'.B304]) &gt; 0;['Pacenotes List'.B304] &amp; &quot;=&quot; &amp; ['Pacenotes List'.C304]);&quot;&quot;)">
            <text:p/>
          </table:table-cell>
          <table:table-cell table:style-name="ce16" table:formula="of:=IF(LEN(['Pacenotes List'.H304]) &gt; 0;IF(LEN(['Pacenotes List'.B304]) &gt; 0;['Pacenotes List'.B304] &amp; &quot;=&quot; &amp; ['Pacenotes List'.D304]);&quot;&quot;)">
            <text:p/>
          </table:table-cell>
          <table:table-cell table:number-columns-repeated="1020"/>
        </table:table-row>
        <table:table-row table:style-name="ro1" table:number-rows-repeated="10482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scriptive INI" table:style-name="ta2" table:print="false">
        <table:table-column table:style-name="co14" table:default-cell-style-name="ce7"/>
        <table:table-column table:style-name="co14" table:default-cell-style-name="ce17"/>
        <table:table-column table:style-name="co15" table:default-cell-style-name="ce7"/>
        <table:table-column table:style-name="co16" table:default-cell-style-name="ce7"/>
        <table:table-column table:style-name="co12" table:number-columns-repeated="1020" table:default-cell-style-name="ce7"/>
        <table:table-row table:style-name="ro1">
          <table:table-cell table:style-name="ce66" office:value-type="string">
            <text:p>Category</text:p>
          </table:table-cell>
          <table:table-cell table:style-name="ce14" office:value-type="string">
            <text:p>; PaceNotes INI Entries</text:p>
          </table:table-cell>
          <table:table-cell table:style-name="ce66" office:value-type="string">
            <text:p>; German</text:p>
          </table:table-cell>
          <table:table-cell table:style-name="ce66" office:value-type="string">
            <text:p>; English</text:p>
          </table:table-cell>
          <table:table-cell table:style-name="ce66" table:number-columns-repeated="1020"/>
        </table:table-row>
        <table:table-row table:style-name="ro1">
          <table:table-cell table:style-name="ce66"/>
          <table:table-cell table:style-name="ce14"/>
          <table:table-cell table:number-columns-repeated="2" table:style-name="ce66" office:value-type="string">
            <text:p>[STRINGS]</text:p>
          </table:table-cell>
          <table:table-cell table:style-name="ce66" table:number-columns-repeated="1020"/>
        </table:table-row>
        <table:table-row table:style-name="ro6">
          <table:table-cell table:formula="of:=IF (LEN(['Descriptive Corners'.H2]) &gt; 0; ['Descriptive Corners'.H2]; &quot;&quot;)">
            <text:p/>
          </table:table-cell>
          <table:table-cell table:style-name="ce16" table:formula="of:=IF(LEN(['Descriptive Corners'.H2]) &gt; 0;&quot;[PACENOTE::&quot; &amp; ['Descriptive Corners'.B2] &amp; &quot;]&quot; &amp; CHAR(10) &amp; IF(LEN(['Descriptive Corners'.A2]) &gt; 0;&quot;id=&quot; &amp; ['Descriptive Corners'.A2] &amp; CHAR(10);&quot;&quot;) &amp; &quot;Sounds=1&quot; &amp; CHAR(10) &amp; &quot;Snd0=&quot; &amp; LOWER(['Descriptive Corners'.B2]) &amp; &quot;.ogg&quot; &amp; CHAR(10) &amp; IF(LEN(['Descriptive Corners'.F2]) &gt; 0; &quot;link=&quot; &amp; ['Descriptive Corners'.F2] &amp; CHAR(10);&quot;&quot;) &amp; IF(LEN(['Descriptive Corners'.G2])&gt;0;&quot;standard=&quot; &amp; ['Descriptive Corners'.G2] &amp; CHAR(10);&quot;&quot;) &amp; &quot;column=&quot; &amp; ['Descriptive Corners'.I2] &amp; CHAR(10);&quot;&quot;)">
            <text:p/>
          </table:table-cell>
          <table:table-cell table:style-name="ce16" table:formula="of:=IF(LEN(['Descriptive Corners'.H2]) &gt; 0;IF(LEN(['Descriptive Corners'.B2]) &gt; 0;['Descriptive Corners'.B2] &amp; &quot;=&quot; &amp; ['Descriptive Corners'.C2]);&quot;&quot;)">
            <text:p/>
          </table:table-cell>
          <table:table-cell table:style-name="ce16" table:formula="of:=IF(LEN(['Descriptive Corners'.H2]) &gt; 0;IF(LEN(['Descriptive Corners'.B2]) &gt; 0;['Descriptive Corners'.B2] &amp; &quot;=&quot; &amp; ['Descriptive Corners'.D2]);&quot;&quot;)">
            <text:p/>
          </table:table-cell>
          <table:table-cell table:number-columns-repeated="1020"/>
        </table:table-row>
        <table:table-row table:style-name="ro6">
          <table:table-cell table:formula="of:=IF (LEN(['Descriptive Corners'.H3]) &gt; 0; ['Descriptive Corners'.H3]; &quot;&quot;)">
            <text:p/>
          </table:table-cell>
          <table:table-cell table:style-name="ce16" table:formula="of:=IF(LEN(['Descriptive Corners'.H3]) &gt; 0;&quot;[PACENOTE::&quot; &amp; ['Descriptive Corners'.B3] &amp; &quot;]&quot; &amp; CHAR(10) &amp; IF(LEN(['Descriptive Corners'.A3]) &gt; 0;&quot;id=&quot; &amp; ['Descriptive Corners'.A3] &amp; CHAR(10);&quot;&quot;) &amp; &quot;Sounds=1&quot; &amp; CHAR(10) &amp; &quot;Snd0=&quot; &amp; LOWER(['Descriptive Corners'.B3]) &amp; &quot;.ogg&quot; &amp; CHAR(10) &amp; IF(LEN(['Descriptive Corners'.F3]) &gt; 0; &quot;link=&quot; &amp; ['Descriptive Corners'.F3] &amp; CHAR(10);&quot;&quot;) &amp; IF(LEN(['Descriptive Corners'.G3])&gt;0;&quot;standard=&quot; &amp; ['Descriptive Corners'.G3] &amp; CHAR(10);&quot;&quot;) &amp; &quot;column=&quot; &amp; ['Descriptive Corners'.I3] &amp; CHAR(10);&quot;&quot;)">
            <text:p/>
          </table:table-cell>
          <table:table-cell table:style-name="ce16" table:formula="of:=IF(LEN(['Descriptive Corners'.H3]) &gt; 0;IF(LEN(['Descriptive Corners'.B3]) &gt; 0;['Descriptive Corners'.B3] &amp; &quot;=&quot; &amp; ['Descriptive Corners'.C3]);&quot;&quot;)">
            <text:p/>
          </table:table-cell>
          <table:table-cell table:style-name="ce16" table:formula="of:=IF(LEN(['Descriptive Corners'.H3]) &gt; 0;IF(LEN(['Descriptive Corners'.B3]) &gt; 0;['Descriptive Corners'.B3] &amp; &quot;=&quot; &amp; ['Descriptive Corners'.D3]);&quot;&quot;)">
            <text:p/>
          </table:table-cell>
          <table:table-cell table:number-columns-repeated="1020"/>
        </table:table-row>
        <table:table-row table:style-name="ro6">
          <table:table-cell table:formula="of:=IF (LEN(['Descriptive Corners'.H4]) &gt; 0; ['Descriptive Corners'.H4]; &quot;&quot;)" office:value-type="string" office:string-value="CORNERS">
            <text:p>CORNERS</text:p>
          </table:table-cell>
          <table:table-cell table:style-name="ce16" table:formula="of:=IF(LEN(['Descriptive Corners'.H4]) &gt; 0;&quot;[PACENOTE::&quot; &amp; ['Descriptive Corners'.B4] &amp; &quot;]&quot; &amp; CHAR(10) &amp; IF(LEN(['Descriptive Corners'.A4]) &gt; 0;&quot;id=&quot; &amp; ['Descriptive Corners'.A4] &amp; CHAR(10);&quot;&quot;) &amp; &quot;Sounds=1&quot; &amp; CHAR(10) &amp; &quot;Snd0=&quot; &amp; LOWER(['Descriptive Corners'.B4]) &amp; &quot;.ogg&quot; &amp; CHAR(10) &amp; IF(LEN(['Descriptive Corners'.F4]) &gt; 0; &quot;link=&quot; &amp; ['Descriptive Corners'.F4] &amp; CHAR(10);&quot;&quot;) &amp; IF(LEN(['Descriptive Corners'.G4])&gt;0;&quot;standard=&quot; &amp; ['Descriptive Corners'.G4] &amp; CHAR(10);&quot;&quot;) &amp; &quot;column=&quot; &amp; ['Descriptive Corners'.I4] &amp; CHAR(10);&quot;&quot;)" office:value-type="string" office:string-value="[PACENOTE::HAIRPIN_LEFT]&#10;id=0&#10;Sounds=1&#10;Snd0=hairpin_left.ogg&#10;link=INTO&#10;column=0&#10;">
            <text:p>[PACENOTE::HAIRPIN_LEFT]<text:line-break/>id=0<text:line-break/>Sounds=1<text:line-break/>Snd0=hairpin_left.ogg<text:line-break/>link=INTO<text:line-break/>column=0<text:line-break/></text:p>
          </table:table-cell>
          <table:table-cell table:style-name="ce16" table:formula="of:=IF(LEN(['Descriptive Corners'.H4]) &gt; 0;IF(LEN(['Descriptive Corners'.B4]) &gt; 0;['Descriptive Corners'.B4] &amp; &quot;=&quot; &amp; ['Descriptive Corners'.C4]);&quot;&quot;)" office:value-type="string" office:string-value="HAIRPIN_LEFT=Kehre Links">
            <text:p>HAIRPIN_LEFT=Kehre Links</text:p>
          </table:table-cell>
          <table:table-cell table:style-name="ce16" table:formula="of:=IF(LEN(['Descriptive Corners'.H4]) &gt; 0;IF(LEN(['Descriptive Corners'.B4]) &gt; 0;['Descriptive Corners'.B4] &amp; &quot;=&quot; &amp; ['Descriptive Corners'.D4]);&quot;&quot;)" office:value-type="string" office:string-value="HAIRPIN_LEFT=Hairpin Left">
            <text:p>HAIRPIN_LEFT=Hairpin Left</text:p>
          </table:table-cell>
          <table:table-cell table:number-columns-repeated="1020"/>
        </table:table-row>
        <table:table-row table:style-name="ro6">
          <table:table-cell table:formula="of:=IF (LEN(['Descriptive Corners'.H5]) &gt; 0; ['Descriptive Corners'.H5]; &quot;&quot;)" office:value-type="string" office:string-value="CORNERS">
            <text:p>CORNERS</text:p>
          </table:table-cell>
          <table:table-cell table:style-name="ce16" table:formula="of:=IF(LEN(['Descriptive Corners'.H5]) &gt; 0;&quot;[PACENOTE::&quot; &amp; ['Descriptive Corners'.B5] &amp; &quot;]&quot; &amp; CHAR(10) &amp; IF(LEN(['Descriptive Corners'.A5]) &gt; 0;&quot;id=&quot; &amp; ['Descriptive Corners'.A5] &amp; CHAR(10);&quot;&quot;) &amp; &quot;Sounds=1&quot; &amp; CHAR(10) &amp; &quot;Snd0=&quot; &amp; LOWER(['Descriptive Corners'.B5]) &amp; &quot;.ogg&quot; &amp; CHAR(10) &amp; IF(LEN(['Descriptive Corners'.F5]) &gt; 0; &quot;link=&quot; &amp; ['Descriptive Corners'.F5] &amp; CHAR(10);&quot;&quot;) &amp; IF(LEN(['Descriptive Corners'.G5])&gt;0;&quot;standard=&quot; &amp; ['Descriptive Corners'.G5] &amp; CHAR(10);&quot;&quot;) &amp; &quot;column=&quot; &amp; ['Descriptive Corners'.I5] &amp; CHAR(10);&quot;&quot;)" office:value-type="string" office:string-value="[PACENOTE::90_LEFT]&#10;id=1&#10;Sounds=1&#10;Snd0=90_left.ogg&#10;link=INTO&#10;column=0&#10;">
            <text:p>[PACENOTE::90_LEFT]<text:line-break/>id=1<text:line-break/>Sounds=1<text:line-break/>Snd0=90_left.ogg<text:line-break/>link=INTO<text:line-break/>column=0<text:line-break/></text:p>
          </table:table-cell>
          <table:table-cell table:style-name="ce16" table:formula="of:=IF(LEN(['Descriptive Corners'.H5]) &gt; 0;IF(LEN(['Descriptive Corners'.B5]) &gt; 0;['Descriptive Corners'.B5] &amp; &quot;=&quot; &amp; ['Descriptive Corners'.C5]);&quot;&quot;)" office:value-type="string" office:string-value="90_LEFT=90 Links">
            <text:p>90_LEFT=90 Links</text:p>
          </table:table-cell>
          <table:table-cell table:style-name="ce16" table:formula="of:=IF(LEN(['Descriptive Corners'.H5]) &gt; 0;IF(LEN(['Descriptive Corners'.B5]) &gt; 0;['Descriptive Corners'.B5] &amp; &quot;=&quot; &amp; ['Descriptive Corners'.D5]);&quot;&quot;)" office:value-type="string" office:string-value="90_LEFT=90 Left">
            <text:p>90_LEFT=90 Left</text:p>
          </table:table-cell>
          <table:table-cell table:number-columns-repeated="1020"/>
        </table:table-row>
        <table:table-row table:style-name="ro6">
          <table:table-cell table:formula="of:=IF (LEN(['Descriptive Corners'.H6]) &gt; 0; ['Descriptive Corners'.H6]; &quot;&quot;)" office:value-type="string" office:string-value="CORNERS">
            <text:p>CORNERS</text:p>
          </table:table-cell>
          <table:table-cell table:style-name="ce16" table:formula="of:=IF(LEN(['Descriptive Corners'.H6]) &gt; 0;&quot;[PACENOTE::&quot; &amp; ['Descriptive Corners'.B6] &amp; &quot;]&quot; &amp; CHAR(10) &amp; IF(LEN(['Descriptive Corners'.A6]) &gt; 0;&quot;id=&quot; &amp; ['Descriptive Corners'.A6] &amp; CHAR(10);&quot;&quot;) &amp; &quot;Sounds=1&quot; &amp; CHAR(10) &amp; &quot;Snd0=&quot; &amp; LOWER(['Descriptive Corners'.B6]) &amp; &quot;.ogg&quot; &amp; CHAR(10) &amp; IF(LEN(['Descriptive Corners'.F6]) &gt; 0; &quot;link=&quot; &amp; ['Descriptive Corners'.F6] &amp; CHAR(10);&quot;&quot;) &amp; IF(LEN(['Descriptive Corners'.G6])&gt;0;&quot;standard=&quot; &amp; ['Descriptive Corners'.G6] &amp; CHAR(10);&quot;&quot;) &amp; &quot;column=&quot; &amp; ['Descriptive Corners'.I6] &amp; CHAR(10);&quot;&quot;)" office:value-type="string" office:string-value="[PACENOTE::KLEFT]&#10;id=2&#10;Sounds=1&#10;Snd0=kleft.ogg&#10;link=INTO&#10;column=0&#10;">
            <text:p>[PACENOTE::KLEFT]<text:line-break/>id=2<text:line-break/>Sounds=1<text:line-break/>Snd0=kleft.ogg<text:line-break/>link=INTO<text:line-break/>column=0<text:line-break/></text:p>
          </table:table-cell>
          <table:table-cell table:style-name="ce16" table:formula="of:=IF(LEN(['Descriptive Corners'.H6]) &gt; 0;IF(LEN(['Descriptive Corners'.B6]) &gt; 0;['Descriptive Corners'.B6] &amp; &quot;=&quot; &amp; ['Descriptive Corners'.C6]);&quot;&quot;)" office:value-type="string" office:string-value="KLEFT=K Links">
            <text:p>KLEFT=K Links</text:p>
          </table:table-cell>
          <table:table-cell table:style-name="ce16" table:formula="of:=IF(LEN(['Descriptive Corners'.H6]) &gt; 0;IF(LEN(['Descriptive Corners'.B6]) &gt; 0;['Descriptive Corners'.B6] &amp; &quot;=&quot; &amp; ['Descriptive Corners'.D6]);&quot;&quot;)" office:value-type="string" office:string-value="KLEFT=K Left">
            <text:p>KLEFT=K Left</text:p>
          </table:table-cell>
          <table:table-cell table:number-columns-repeated="1020"/>
        </table:table-row>
        <table:table-row table:style-name="ro6">
          <table:table-cell table:formula="of:=IF (LEN(['Descriptive Corners'.H7]) &gt; 0; ['Descriptive Corners'.H7]; &quot;&quot;)" office:value-type="string" office:string-value="CORNERS">
            <text:p>CORNERS</text:p>
          </table:table-cell>
          <table:table-cell table:style-name="ce16" table:formula="of:=IF(LEN(['Descriptive Corners'.H7]) &gt; 0;&quot;[PACENOTE::&quot; &amp; ['Descriptive Corners'.B7] &amp; &quot;]&quot; &amp; CHAR(10) &amp; IF(LEN(['Descriptive Corners'.A7]) &gt; 0;&quot;id=&quot; &amp; ['Descriptive Corners'.A7] &amp; CHAR(10);&quot;&quot;) &amp; &quot;Sounds=1&quot; &amp; CHAR(10) &amp; &quot;Snd0=&quot; &amp; LOWER(['Descriptive Corners'.B7]) &amp; &quot;.ogg&quot; &amp; CHAR(10) &amp; IF(LEN(['Descriptive Corners'.F7]) &gt; 0; &quot;link=&quot; &amp; ['Descriptive Corners'.F7] &amp; CHAR(10);&quot;&quot;) &amp; IF(LEN(['Descriptive Corners'.G7])&gt;0;&quot;standard=&quot; &amp; ['Descriptive Corners'.G7] &amp; CHAR(10);&quot;&quot;) &amp; &quot;column=&quot; &amp; ['Descriptive Corners'.I7] &amp; CHAR(10);&quot;&quot;)" office:value-type="string" office:string-value="[PACENOTE::MEDIUMLEFT]&#10;id=3&#10;Sounds=1&#10;Snd0=mediumleft.ogg&#10;link=INTO&#10;column=0&#10;">
            <text:p>[PACENOTE::MEDIUMLEFT]<text:line-break/>id=3<text:line-break/>Sounds=1<text:line-break/>Snd0=mediumleft.ogg<text:line-break/>link=INTO<text:line-break/>column=0<text:line-break/></text:p>
          </table:table-cell>
          <table:table-cell table:style-name="ce16" table:formula="of:=IF(LEN(['Descriptive Corners'.H7]) &gt; 0;IF(LEN(['Descriptive Corners'.B7]) &gt; 0;['Descriptive Corners'.B7] &amp; &quot;=&quot; &amp; ['Descriptive Corners'.C7]);&quot;&quot;)" office:value-type="string" office:string-value="MEDIUMLEFT=Normal Links">
            <text:p>MEDIUMLEFT=Normal Links</text:p>
          </table:table-cell>
          <table:table-cell table:style-name="ce16" table:formula="of:=IF(LEN(['Descriptive Corners'.H7]) &gt; 0;IF(LEN(['Descriptive Corners'.B7]) &gt; 0;['Descriptive Corners'.B7] &amp; &quot;=&quot; &amp; ['Descriptive Corners'.D7]);&quot;&quot;)" office:value-type="string" office:string-value="MEDIUMLEFT=Medium Left">
            <text:p>MEDIUMLEFT=Medium Left</text:p>
          </table:table-cell>
          <table:table-cell table:number-columns-repeated="1020"/>
        </table:table-row>
        <table:table-row table:style-name="ro6">
          <table:table-cell table:formula="of:=IF (LEN(['Descriptive Corners'.H8]) &gt; 0; ['Descriptive Corners'.H8]; &quot;&quot;)" office:value-type="string" office:string-value="CORNERS">
            <text:p>CORNERS</text:p>
          </table:table-cell>
          <table:table-cell table:style-name="ce16" table:formula="of:=IF(LEN(['Descriptive Corners'.H8]) &gt; 0;&quot;[PACENOTE::&quot; &amp; ['Descriptive Corners'.B8] &amp; &quot;]&quot; &amp; CHAR(10) &amp; IF(LEN(['Descriptive Corners'.A8]) &gt; 0;&quot;id=&quot; &amp; ['Descriptive Corners'.A8] &amp; CHAR(10);&quot;&quot;) &amp; &quot;Sounds=1&quot; &amp; CHAR(10) &amp; &quot;Snd0=&quot; &amp; LOWER(['Descriptive Corners'.B8]) &amp; &quot;.ogg&quot; &amp; CHAR(10) &amp; IF(LEN(['Descriptive Corners'.F8]) &gt; 0; &quot;link=&quot; &amp; ['Descriptive Corners'.F8] &amp; CHAR(10);&quot;&quot;) &amp; IF(LEN(['Descriptive Corners'.G8])&gt;0;&quot;standard=&quot; &amp; ['Descriptive Corners'.G8] &amp; CHAR(10);&quot;&quot;) &amp; &quot;column=&quot; &amp; ['Descriptive Corners'.I8] &amp; CHAR(10);&quot;&quot;)" office:value-type="string" office:string-value="[PACENOTE::FASTLEFT]&#10;id=4&#10;Sounds=1&#10;Snd0=fastleft.ogg&#10;link=INTO&#10;column=0&#10;">
            <text:p>[PACENOTE::FASTLEFT]<text:line-break/>id=4<text:line-break/>Sounds=1<text:line-break/>Snd0=fastleft.ogg<text:line-break/>link=INTO<text:line-break/>column=0<text:line-break/></text:p>
          </table:table-cell>
          <table:table-cell table:style-name="ce16" table:formula="of:=IF(LEN(['Descriptive Corners'.H8]) &gt; 0;IF(LEN(['Descriptive Corners'.B8]) &gt; 0;['Descriptive Corners'.B8] &amp; &quot;=&quot; &amp; ['Descriptive Corners'.C8]);&quot;&quot;)" office:value-type="string" office:string-value="FASTLEFT=Schnell Links">
            <text:p>FASTLEFT=Schnell Links</text:p>
          </table:table-cell>
          <table:table-cell table:style-name="ce16" table:formula="of:=IF(LEN(['Descriptive Corners'.H8]) &gt; 0;IF(LEN(['Descriptive Corners'.B8]) &gt; 0;['Descriptive Corners'.B8] &amp; &quot;=&quot; &amp; ['Descriptive Corners'.D8]);&quot;&quot;)" office:value-type="string" office:string-value="FASTLEFT=Fast Left">
            <text:p>FASTLEFT=Fast Left</text:p>
          </table:table-cell>
          <table:table-cell table:number-columns-repeated="1020"/>
        </table:table-row>
        <table:table-row table:style-name="ro6">
          <table:table-cell table:formula="of:=IF (LEN(['Descriptive Corners'.H9]) &gt; 0; ['Descriptive Corners'.H9]; &quot;&quot;)" office:value-type="string" office:string-value="CORNERS">
            <text:p>CORNERS</text:p>
          </table:table-cell>
          <table:table-cell table:style-name="ce16" table:formula="of:=IF(LEN(['Descriptive Corners'.H9]) &gt; 0;&quot;[PACENOTE::&quot; &amp; ['Descriptive Corners'.B9] &amp; &quot;]&quot; &amp; CHAR(10) &amp; IF(LEN(['Descriptive Corners'.A9]) &gt; 0;&quot;id=&quot; &amp; ['Descriptive Corners'.A9] &amp; CHAR(10);&quot;&quot;) &amp; &quot;Sounds=1&quot; &amp; CHAR(10) &amp; &quot;Snd0=&quot; &amp; LOWER(['Descriptive Corners'.B9]) &amp; &quot;.ogg&quot; &amp; CHAR(10) &amp; IF(LEN(['Descriptive Corners'.F9]) &gt; 0; &quot;link=&quot; &amp; ['Descriptive Corners'.F9] &amp; CHAR(10);&quot;&quot;) &amp; IF(LEN(['Descriptive Corners'.G9])&gt;0;&quot;standard=&quot; &amp; ['Descriptive Corners'.G9] &amp; CHAR(10);&quot;&quot;) &amp; &quot;column=&quot; &amp; ['Descriptive Corners'.I9] &amp; CHAR(10);&quot;&quot;)" office:value-type="string" office:string-value="[PACENOTE::EASYLEFT]&#10;id=5&#10;Sounds=1&#10;Snd0=easyleft.ogg&#10;link=INTO&#10;column=0&#10;">
            <text:p>[PACENOTE::EASYLEFT]<text:line-break/>id=5<text:line-break/>Sounds=1<text:line-break/>Snd0=easyleft.ogg<text:line-break/>link=INTO<text:line-break/>column=0<text:line-break/></text:p>
          </table:table-cell>
          <table:table-cell table:style-name="ce16" table:formula="of:=IF(LEN(['Descriptive Corners'.H9]) &gt; 0;IF(LEN(['Descriptive Corners'.B9]) &gt; 0;['Descriptive Corners'.B9] &amp; &quot;=&quot; &amp; ['Descriptive Corners'.C9]);&quot;&quot;)" office:value-type="string" office:string-value="EASYLEFT=Leicht Links">
            <text:p>EASYLEFT=Leicht Links</text:p>
          </table:table-cell>
          <table:table-cell table:style-name="ce16" table:formula="of:=IF(LEN(['Descriptive Corners'.H9]) &gt; 0;IF(LEN(['Descriptive Corners'.B9]) &gt; 0;['Descriptive Corners'.B9] &amp; &quot;=&quot; &amp; ['Descriptive Corners'.D9]);&quot;&quot;)" office:value-type="string" office:string-value="EASYLEFT=Easy Left">
            <text:p>EASYLEFT=Easy Left</text:p>
          </table:table-cell>
          <table:table-cell table:number-columns-repeated="1020"/>
        </table:table-row>
        <table:table-row table:style-name="ro6">
          <table:table-cell table:formula="of:=IF (LEN(['Descriptive Corners'.H10]) &gt; 0; ['Descriptive Corners'.H10]; &quot;&quot;)" office:value-type="string" office:string-value="CORNERS">
            <text:p>CORNERS</text:p>
          </table:table-cell>
          <table:table-cell table:style-name="ce16" table:formula="of:=IF(LEN(['Descriptive Corners'.H10]) &gt; 0;&quot;[PACENOTE::&quot; &amp; ['Descriptive Corners'.B10] &amp; &quot;]&quot; &amp; CHAR(10) &amp; IF(LEN(['Descriptive Corners'.A10]) &gt; 0;&quot;id=&quot; &amp; ['Descriptive Corners'.A10] &amp; CHAR(10);&quot;&quot;) &amp; &quot;Sounds=1&quot; &amp; CHAR(10) &amp; &quot;Snd0=&quot; &amp; LOWER(['Descriptive Corners'.B10]) &amp; &quot;.ogg&quot; &amp; CHAR(10) &amp; IF(LEN(['Descriptive Corners'.F10]) &gt; 0; &quot;link=&quot; &amp; ['Descriptive Corners'.F10] &amp; CHAR(10);&quot;&quot;) &amp; IF(LEN(['Descriptive Corners'.G10])&gt;0;&quot;standard=&quot; &amp; ['Descriptive Corners'.G10] &amp; CHAR(10);&quot;&quot;) &amp; &quot;column=&quot; &amp; ['Descriptive Corners'.I10] &amp; CHAR(10);&quot;&quot;)" office:value-type="string" office:string-value="[PACENOTE::FLAT_LEFT]&#10;id=26&#10;Sounds=1&#10;Snd0=flat_left.ogg&#10;link=INTO&#10;column=0&#10;">
            <text:p>[PACENOTE::FLAT_LEFT]<text:line-break/>id=26<text:line-break/>Sounds=1<text:line-break/>Snd0=flat_left.ogg<text:line-break/>link=INTO<text:line-break/>column=0<text:line-break/></text:p>
          </table:table-cell>
          <table:table-cell table:style-name="ce16" table:formula="of:=IF(LEN(['Descriptive Corners'.H10]) &gt; 0;IF(LEN(['Descriptive Corners'.B10]) &gt; 0;['Descriptive Corners'.B10] &amp; &quot;=&quot; &amp; ['Descriptive Corners'.C10]);&quot;&quot;)" office:value-type="string" office:string-value="FLAT_LEFT=Voll Links">
            <text:p>FLAT_LEFT=Voll Links</text:p>
          </table:table-cell>
          <table:table-cell table:style-name="ce16" table:formula="of:=IF(LEN(['Descriptive Corners'.H10]) &gt; 0;IF(LEN(['Descriptive Corners'.B10]) &gt; 0;['Descriptive Corners'.B10] &amp; &quot;=&quot; &amp; ['Descriptive Corners'.D10]);&quot;&quot;)" office:value-type="string" office:string-value="FLAT_LEFT=Flat Left">
            <text:p>FLAT_LEFT=Flat Left</text:p>
          </table:table-cell>
          <table:table-cell table:number-columns-repeated="1020"/>
        </table:table-row>
        <table:table-row table:style-name="ro6">
          <table:table-cell table:formula="of:=IF (LEN(['Descriptive Corners'.H11]) &gt; 0; ['Descriptive Corners'.H11]; &quot;&quot;)">
            <text:p/>
          </table:table-cell>
          <table:table-cell table:style-name="ce16" table:formula="of:=IF(LEN(['Descriptive Corners'.H11]) &gt; 0;&quot;[PACENOTE::&quot; &amp; ['Descriptive Corners'.B11] &amp; &quot;]&quot; &amp; CHAR(10) &amp; IF(LEN(['Descriptive Corners'.A11]) &gt; 0;&quot;id=&quot; &amp; ['Descriptive Corners'.A11] &amp; CHAR(10);&quot;&quot;) &amp; &quot;Sounds=1&quot; &amp; CHAR(10) &amp; &quot;Snd0=&quot; &amp; LOWER(['Descriptive Corners'.B11]) &amp; &quot;.ogg&quot; &amp; CHAR(10) &amp; IF(LEN(['Descriptive Corners'.F11]) &gt; 0; &quot;link=&quot; &amp; ['Descriptive Corners'.F11] &amp; CHAR(10);&quot;&quot;) &amp; IF(LEN(['Descriptive Corners'.G11])&gt;0;&quot;standard=&quot; &amp; ['Descriptive Corners'.G11] &amp; CHAR(10);&quot;&quot;) &amp; &quot;column=&quot; &amp; ['Descriptive Corners'.I11] &amp; CHAR(10);&quot;&quot;)">
            <text:p/>
          </table:table-cell>
          <table:table-cell table:style-name="ce16" table:formula="of:=IF(LEN(['Descriptive Corners'.H11]) &gt; 0;IF(LEN(['Descriptive Corners'.B11]) &gt; 0;['Descriptive Corners'.B11] &amp; &quot;=&quot; &amp; ['Descriptive Corners'.C11]);&quot;&quot;)">
            <text:p/>
          </table:table-cell>
          <table:table-cell table:style-name="ce16" table:formula="of:=IF(LEN(['Descriptive Corners'.H11]) &gt; 0;IF(LEN(['Descriptive Corners'.B11]) &gt; 0;['Descriptive Corners'.B11] &amp; &quot;=&quot; &amp; ['Descriptive Corners'.D11]);&quot;&quot;)">
            <text:p/>
          </table:table-cell>
          <table:table-cell table:number-columns-repeated="1020"/>
        </table:table-row>
        <table:table-row table:style-name="ro6">
          <table:table-cell table:formula="of:=IF (LEN(['Descriptive Corners'.H12]) &gt; 0; ['Descriptive Corners'.H12]; &quot;&quot;)" office:value-type="string" office:string-value="CORNERS">
            <text:p>CORNERS</text:p>
          </table:table-cell>
          <table:table-cell table:style-name="ce16" table:formula="of:=IF(LEN(['Descriptive Corners'.H12]) &gt; 0;&quot;[PACENOTE::&quot; &amp; ['Descriptive Corners'.B12] &amp; &quot;]&quot; &amp; CHAR(10) &amp; IF(LEN(['Descriptive Corners'.A12]) &gt; 0;&quot;id=&quot; &amp; ['Descriptive Corners'.A12] &amp; CHAR(10);&quot;&quot;) &amp; &quot;Sounds=1&quot; &amp; CHAR(10) &amp; &quot;Snd0=&quot; &amp; LOWER(['Descriptive Corners'.B12]) &amp; &quot;.ogg&quot; &amp; CHAR(10) &amp; IF(LEN(['Descriptive Corners'.F12]) &gt; 0; &quot;link=&quot; &amp; ['Descriptive Corners'.F12] &amp; CHAR(10);&quot;&quot;) &amp; IF(LEN(['Descriptive Corners'.G12])&gt;0;&quot;standard=&quot; &amp; ['Descriptive Corners'.G12] &amp; CHAR(10);&quot;&quot;) &amp; &quot;column=&quot; &amp; ['Descriptive Corners'.I12] &amp; CHAR(10);&quot;&quot;)" office:value-type="string" office:string-value="[PACENOTE::HAIRPIN_RIGHT]&#10;id=11&#10;Sounds=1&#10;Snd0=hairpin_right.ogg&#10;link=INTO&#10;column=1&#10;">
            <text:p>[PACENOTE::HAIRPIN_RIGHT]<text:line-break/>id=11<text:line-break/>Sounds=1<text:line-break/>Snd0=hairpin_right.ogg<text:line-break/>link=INTO<text:line-break/>column=1<text:line-break/></text:p>
          </table:table-cell>
          <table:table-cell table:style-name="ce16" table:formula="of:=IF(LEN(['Descriptive Corners'.H12]) &gt; 0;IF(LEN(['Descriptive Corners'.B12]) &gt; 0;['Descriptive Corners'.B12] &amp; &quot;=&quot; &amp; ['Descriptive Corners'.C12]);&quot;&quot;)" office:value-type="string" office:string-value="HAIRPIN_RIGHT=Kehre Rechts">
            <text:p>HAIRPIN_RIGHT=Kehre Rechts</text:p>
          </table:table-cell>
          <table:table-cell table:style-name="ce16" table:formula="of:=IF(LEN(['Descriptive Corners'.H12]) &gt; 0;IF(LEN(['Descriptive Corners'.B12]) &gt; 0;['Descriptive Corners'.B12] &amp; &quot;=&quot; &amp; ['Descriptive Corners'.D12]);&quot;&quot;)" office:value-type="string" office:string-value="HAIRPIN_RIGHT=Hairpin Right">
            <text:p>HAIRPIN_RIGHT=Hairpin Right</text:p>
          </table:table-cell>
          <table:table-cell table:number-columns-repeated="1020"/>
        </table:table-row>
        <table:table-row table:style-name="ro6">
          <table:table-cell table:formula="of:=IF (LEN(['Descriptive Corners'.H13]) &gt; 0; ['Descriptive Corners'.H13]; &quot;&quot;)" office:value-type="string" office:string-value="CORNERS">
            <text:p>CORNERS</text:p>
          </table:table-cell>
          <table:table-cell table:style-name="ce16" table:formula="of:=IF(LEN(['Descriptive Corners'.H13]) &gt; 0;&quot;[PACENOTE::&quot; &amp; ['Descriptive Corners'.B13] &amp; &quot;]&quot; &amp; CHAR(10) &amp; IF(LEN(['Descriptive Corners'.A13]) &gt; 0;&quot;id=&quot; &amp; ['Descriptive Corners'.A13] &amp; CHAR(10);&quot;&quot;) &amp; &quot;Sounds=1&quot; &amp; CHAR(10) &amp; &quot;Snd0=&quot; &amp; LOWER(['Descriptive Corners'.B13]) &amp; &quot;.ogg&quot; &amp; CHAR(10) &amp; IF(LEN(['Descriptive Corners'.F13]) &gt; 0; &quot;link=&quot; &amp; ['Descriptive Corners'.F13] &amp; CHAR(10);&quot;&quot;) &amp; IF(LEN(['Descriptive Corners'.G13])&gt;0;&quot;standard=&quot; &amp; ['Descriptive Corners'.G13] &amp; CHAR(10);&quot;&quot;) &amp; &quot;column=&quot; &amp; ['Descriptive Corners'.I13] &amp; CHAR(10);&quot;&quot;)" office:value-type="string" office:string-value="[PACENOTE::90_RIGHT]&#10;id=10&#10;Sounds=1&#10;Snd0=90_right.ogg&#10;link=INTO&#10;column=1&#10;">
            <text:p>[PACENOTE::90_RIGHT]<text:line-break/>id=10<text:line-break/>Sounds=1<text:line-break/>Snd0=90_right.ogg<text:line-break/>link=INTO<text:line-break/>column=1<text:line-break/></text:p>
          </table:table-cell>
          <table:table-cell table:style-name="ce16" table:formula="of:=IF(LEN(['Descriptive Corners'.H13]) &gt; 0;IF(LEN(['Descriptive Corners'.B13]) &gt; 0;['Descriptive Corners'.B13] &amp; &quot;=&quot; &amp; ['Descriptive Corners'.C13]);&quot;&quot;)" office:value-type="string" office:string-value="90_RIGHT=90 Rechts">
            <text:p>90_RIGHT=90 Rechts</text:p>
          </table:table-cell>
          <table:table-cell table:style-name="ce16" table:formula="of:=IF(LEN(['Descriptive Corners'.H13]) &gt; 0;IF(LEN(['Descriptive Corners'.B13]) &gt; 0;['Descriptive Corners'.B13] &amp; &quot;=&quot; &amp; ['Descriptive Corners'.D13]);&quot;&quot;)" office:value-type="string" office:string-value="90_RIGHT=90 Right">
            <text:p>90_RIGHT=90 Right</text:p>
          </table:table-cell>
          <table:table-cell table:number-columns-repeated="1020"/>
        </table:table-row>
        <table:table-row table:style-name="ro6">
          <table:table-cell table:formula="of:=IF (LEN(['Descriptive Corners'.H14]) &gt; 0; ['Descriptive Corners'.H14]; &quot;&quot;)" office:value-type="string" office:string-value="CORNERS">
            <text:p>CORNERS</text:p>
          </table:table-cell>
          <table:table-cell table:style-name="ce16" table:formula="of:=IF(LEN(['Descriptive Corners'.H14]) &gt; 0;&quot;[PACENOTE::&quot; &amp; ['Descriptive Corners'.B14] &amp; &quot;]&quot; &amp; CHAR(10) &amp; IF(LEN(['Descriptive Corners'.A14]) &gt; 0;&quot;id=&quot; &amp; ['Descriptive Corners'.A14] &amp; CHAR(10);&quot;&quot;) &amp; &quot;Sounds=1&quot; &amp; CHAR(10) &amp; &quot;Snd0=&quot; &amp; LOWER(['Descriptive Corners'.B14]) &amp; &quot;.ogg&quot; &amp; CHAR(10) &amp; IF(LEN(['Descriptive Corners'.F14]) &gt; 0; &quot;link=&quot; &amp; ['Descriptive Corners'.F14] &amp; CHAR(10);&quot;&quot;) &amp; IF(LEN(['Descriptive Corners'.G14])&gt;0;&quot;standard=&quot; &amp; ['Descriptive Corners'.G14] &amp; CHAR(10);&quot;&quot;) &amp; &quot;column=&quot; &amp; ['Descriptive Corners'.I14] &amp; CHAR(10);&quot;&quot;)" office:value-type="string" office:string-value="[PACENOTE::KRIGHT]&#10;id=9&#10;Sounds=1&#10;Snd0=kright.ogg&#10;link=INTO&#10;column=1&#10;">
            <text:p>[PACENOTE::KRIGHT]<text:line-break/>id=9<text:line-break/>Sounds=1<text:line-break/>Snd0=kright.ogg<text:line-break/>link=INTO<text:line-break/>column=1<text:line-break/></text:p>
          </table:table-cell>
          <table:table-cell table:style-name="ce16" table:formula="of:=IF(LEN(['Descriptive Corners'.H14]) &gt; 0;IF(LEN(['Descriptive Corners'.B14]) &gt; 0;['Descriptive Corners'.B14] &amp; &quot;=&quot; &amp; ['Descriptive Corners'.C14]);&quot;&quot;)" office:value-type="string" office:string-value="KRIGHT=K Rechts">
            <text:p>KRIGHT=K Rechts</text:p>
          </table:table-cell>
          <table:table-cell table:style-name="ce16" table:formula="of:=IF(LEN(['Descriptive Corners'.H14]) &gt; 0;IF(LEN(['Descriptive Corners'.B14]) &gt; 0;['Descriptive Corners'.B14] &amp; &quot;=&quot; &amp; ['Descriptive Corners'.D14]);&quot;&quot;)" office:value-type="string" office:string-value="KRIGHT=K Right">
            <text:p>KRIGHT=K Right</text:p>
          </table:table-cell>
          <table:table-cell table:number-columns-repeated="1020"/>
        </table:table-row>
        <table:table-row table:style-name="ro6">
          <table:table-cell table:formula="of:=IF (LEN(['Descriptive Corners'.H15]) &gt; 0; ['Descriptive Corners'.H15]; &quot;&quot;)" office:value-type="string" office:string-value="CORNERS">
            <text:p>CORNERS</text:p>
          </table:table-cell>
          <table:table-cell table:style-name="ce16" table:formula="of:=IF(LEN(['Descriptive Corners'.H15]) &gt; 0;&quot;[PACENOTE::&quot; &amp; ['Descriptive Corners'.B15] &amp; &quot;]&quot; &amp; CHAR(10) &amp; IF(LEN(['Descriptive Corners'.A15]) &gt; 0;&quot;id=&quot; &amp; ['Descriptive Corners'.A15] &amp; CHAR(10);&quot;&quot;) &amp; &quot;Sounds=1&quot; &amp; CHAR(10) &amp; &quot;Snd0=&quot; &amp; LOWER(['Descriptive Corners'.B15]) &amp; &quot;.ogg&quot; &amp; CHAR(10) &amp; IF(LEN(['Descriptive Corners'.F15]) &gt; 0; &quot;link=&quot; &amp; ['Descriptive Corners'.F15] &amp; CHAR(10);&quot;&quot;) &amp; IF(LEN(['Descriptive Corners'.G15])&gt;0;&quot;standard=&quot; &amp; ['Descriptive Corners'.G15] &amp; CHAR(10);&quot;&quot;) &amp; &quot;column=&quot; &amp; ['Descriptive Corners'.I15] &amp; CHAR(10);&quot;&quot;)" office:value-type="string" office:string-value="[PACENOTE::MEDIUMRIGHT]&#10;id=8&#10;Sounds=1&#10;Snd0=mediumright.ogg&#10;link=INTO&#10;column=1&#10;">
            <text:p>[PACENOTE::MEDIUMRIGHT]<text:line-break/>id=8<text:line-break/>Sounds=1<text:line-break/>Snd0=mediumright.ogg<text:line-break/>link=INTO<text:line-break/>column=1<text:line-break/></text:p>
          </table:table-cell>
          <table:table-cell table:style-name="ce16" table:formula="of:=IF(LEN(['Descriptive Corners'.H15]) &gt; 0;IF(LEN(['Descriptive Corners'.B15]) &gt; 0;['Descriptive Corners'.B15] &amp; &quot;=&quot; &amp; ['Descriptive Corners'.C15]);&quot;&quot;)" office:value-type="string" office:string-value="MEDIUMRIGHT=Normal Rechts">
            <text:p>MEDIUMRIGHT=Normal Rechts</text:p>
          </table:table-cell>
          <table:table-cell table:style-name="ce16" table:formula="of:=IF(LEN(['Descriptive Corners'.H15]) &gt; 0;IF(LEN(['Descriptive Corners'.B15]) &gt; 0;['Descriptive Corners'.B15] &amp; &quot;=&quot; &amp; ['Descriptive Corners'.D15]);&quot;&quot;)" office:value-type="string" office:string-value="MEDIUMRIGHT=MediumRight">
            <text:p>MEDIUMRIGHT=MediumRight</text:p>
          </table:table-cell>
          <table:table-cell table:number-columns-repeated="1020"/>
        </table:table-row>
        <table:table-row table:style-name="ro6">
          <table:table-cell table:formula="of:=IF (LEN(['Descriptive Corners'.H16]) &gt; 0; ['Descriptive Corners'.H16]; &quot;&quot;)" office:value-type="string" office:string-value="CORNERS">
            <text:p>CORNERS</text:p>
          </table:table-cell>
          <table:table-cell table:style-name="ce16" table:formula="of:=IF(LEN(['Descriptive Corners'.H16]) &gt; 0;&quot;[PACENOTE::&quot; &amp; ['Descriptive Corners'.B16] &amp; &quot;]&quot; &amp; CHAR(10) &amp; IF(LEN(['Descriptive Corners'.A16]) &gt; 0;&quot;id=&quot; &amp; ['Descriptive Corners'.A16] &amp; CHAR(10);&quot;&quot;) &amp; &quot;Sounds=1&quot; &amp; CHAR(10) &amp; &quot;Snd0=&quot; &amp; LOWER(['Descriptive Corners'.B16]) &amp; &quot;.ogg&quot; &amp; CHAR(10) &amp; IF(LEN(['Descriptive Corners'.F16]) &gt; 0; &quot;link=&quot; &amp; ['Descriptive Corners'.F16] &amp; CHAR(10);&quot;&quot;) &amp; IF(LEN(['Descriptive Corners'.G16])&gt;0;&quot;standard=&quot; &amp; ['Descriptive Corners'.G16] &amp; CHAR(10);&quot;&quot;) &amp; &quot;column=&quot; &amp; ['Descriptive Corners'.I16] &amp; CHAR(10);&quot;&quot;)" office:value-type="string" office:string-value="[PACENOTE::FASTRIGHT]&#10;id=7&#10;Sounds=1&#10;Snd0=fastright.ogg&#10;link=INTO&#10;column=1&#10;">
            <text:p>[PACENOTE::FASTRIGHT]<text:line-break/>id=7<text:line-break/>Sounds=1<text:line-break/>Snd0=fastright.ogg<text:line-break/>link=INTO<text:line-break/>column=1<text:line-break/></text:p>
          </table:table-cell>
          <table:table-cell table:style-name="ce16" table:formula="of:=IF(LEN(['Descriptive Corners'.H16]) &gt; 0;IF(LEN(['Descriptive Corners'.B16]) &gt; 0;['Descriptive Corners'.B16] &amp; &quot;=&quot; &amp; ['Descriptive Corners'.C16]);&quot;&quot;)" office:value-type="string" office:string-value="FASTRIGHT=Schnell Rechts">
            <text:p>FASTRIGHT=Schnell Rechts</text:p>
          </table:table-cell>
          <table:table-cell table:style-name="ce16" table:formula="of:=IF(LEN(['Descriptive Corners'.H16]) &gt; 0;IF(LEN(['Descriptive Corners'.B16]) &gt; 0;['Descriptive Corners'.B16] &amp; &quot;=&quot; &amp; ['Descriptive Corners'.D16]);&quot;&quot;)" office:value-type="string" office:string-value="FASTRIGHT=Fast Right">
            <text:p>FASTRIGHT=Fast Right</text:p>
          </table:table-cell>
          <table:table-cell table:number-columns-repeated="1020"/>
        </table:table-row>
        <table:table-row table:style-name="ro6">
          <table:table-cell table:formula="of:=IF (LEN(['Descriptive Corners'.H17]) &gt; 0; ['Descriptive Corners'.H17]; &quot;&quot;)" office:value-type="string" office:string-value="CORNERS">
            <text:p>CORNERS</text:p>
          </table:table-cell>
          <table:table-cell table:style-name="ce16" table:formula="of:=IF(LEN(['Descriptive Corners'.H17]) &gt; 0;&quot;[PACENOTE::&quot; &amp; ['Descriptive Corners'.B17] &amp; &quot;]&quot; &amp; CHAR(10) &amp; IF(LEN(['Descriptive Corners'.A17]) &gt; 0;&quot;id=&quot; &amp; ['Descriptive Corners'.A17] &amp; CHAR(10);&quot;&quot;) &amp; &quot;Sounds=1&quot; &amp; CHAR(10) &amp; &quot;Snd0=&quot; &amp; LOWER(['Descriptive Corners'.B17]) &amp; &quot;.ogg&quot; &amp; CHAR(10) &amp; IF(LEN(['Descriptive Corners'.F17]) &gt; 0; &quot;link=&quot; &amp; ['Descriptive Corners'.F17] &amp; CHAR(10);&quot;&quot;) &amp; IF(LEN(['Descriptive Corners'.G17])&gt;0;&quot;standard=&quot; &amp; ['Descriptive Corners'.G17] &amp; CHAR(10);&quot;&quot;) &amp; &quot;column=&quot; &amp; ['Descriptive Corners'.I17] &amp; CHAR(10);&quot;&quot;)" office:value-type="string" office:string-value="[PACENOTE::EASYRIGHT]&#10;id=6&#10;Sounds=1&#10;Snd0=easyright.ogg&#10;link=INTO&#10;column=1&#10;">
            <text:p>[PACENOTE::EASYRIGHT]<text:line-break/>id=6<text:line-break/>Sounds=1<text:line-break/>Snd0=easyright.ogg<text:line-break/>link=INTO<text:line-break/>column=1<text:line-break/></text:p>
          </table:table-cell>
          <table:table-cell table:style-name="ce16" table:formula="of:=IF(LEN(['Descriptive Corners'.H17]) &gt; 0;IF(LEN(['Descriptive Corners'.B17]) &gt; 0;['Descriptive Corners'.B17] &amp; &quot;=&quot; &amp; ['Descriptive Corners'.C17]);&quot;&quot;)" office:value-type="string" office:string-value="EASYRIGHT=Leicht Rechts">
            <text:p>EASYRIGHT=Leicht Rechts</text:p>
          </table:table-cell>
          <table:table-cell table:style-name="ce16" table:formula="of:=IF(LEN(['Descriptive Corners'.H17]) &gt; 0;IF(LEN(['Descriptive Corners'.B17]) &gt; 0;['Descriptive Corners'.B17] &amp; &quot;=&quot; &amp; ['Descriptive Corners'.D17]);&quot;&quot;)" office:value-type="string" office:string-value="EASYRIGHT=Easy Right">
            <text:p>EASYRIGHT=Easy Right</text:p>
          </table:table-cell>
          <table:table-cell table:number-columns-repeated="1020"/>
        </table:table-row>
        <table:table-row table:style-name="ro6">
          <table:table-cell table:formula="of:=IF (LEN(['Descriptive Corners'.H18]) &gt; 0; ['Descriptive Corners'.H18]; &quot;&quot;)" office:value-type="string" office:string-value="CORNERS">
            <text:p>CORNERS</text:p>
          </table:table-cell>
          <table:table-cell table:style-name="ce16" table:formula="of:=IF(LEN(['Descriptive Corners'.H18]) &gt; 0;&quot;[PACENOTE::&quot; &amp; ['Descriptive Corners'.B18] &amp; &quot;]&quot; &amp; CHAR(10) &amp; IF(LEN(['Descriptive Corners'.A18]) &gt; 0;&quot;id=&quot; &amp; ['Descriptive Corners'.A18] &amp; CHAR(10);&quot;&quot;) &amp; &quot;Sounds=1&quot; &amp; CHAR(10) &amp; &quot;Snd0=&quot; &amp; LOWER(['Descriptive Corners'.B18]) &amp; &quot;.ogg&quot; &amp; CHAR(10) &amp; IF(LEN(['Descriptive Corners'.F18]) &gt; 0; &quot;link=&quot; &amp; ['Descriptive Corners'.F18] &amp; CHAR(10);&quot;&quot;) &amp; IF(LEN(['Descriptive Corners'.G18])&gt;0;&quot;standard=&quot; &amp; ['Descriptive Corners'.G18] &amp; CHAR(10);&quot;&quot;) &amp; &quot;column=&quot; &amp; ['Descriptive Corners'.I18] &amp; CHAR(10);&quot;&quot;)" office:value-type="string" office:string-value="[PACENOTE::FLAT_RIGHT]&#10;id=25&#10;Sounds=1&#10;Snd0=flat_right.ogg&#10;link=INTO&#10;column=1&#10;">
            <text:p>[PACENOTE::FLAT_RIGHT]<text:line-break/>id=25<text:line-break/>Sounds=1<text:line-break/>Snd0=flat_right.ogg<text:line-break/>link=INTO<text:line-break/>column=1<text:line-break/></text:p>
          </table:table-cell>
          <table:table-cell table:style-name="ce16" table:formula="of:=IF(LEN(['Descriptive Corners'.H18]) &gt; 0;IF(LEN(['Descriptive Corners'.B18]) &gt; 0;['Descriptive Corners'.B18] &amp; &quot;=&quot; &amp; ['Descriptive Corners'.C18]);&quot;&quot;)" office:value-type="string" office:string-value="FLAT_RIGHT=Voll Rechts">
            <text:p>FLAT_RIGHT=Voll Rechts</text:p>
          </table:table-cell>
          <table:table-cell table:style-name="ce16" table:formula="of:=IF(LEN(['Descriptive Corners'.H18]) &gt; 0;IF(LEN(['Descriptive Corners'.B18]) &gt; 0;['Descriptive Corners'.B18] &amp; &quot;=&quot; &amp; ['Descriptive Corners'.D18]);&quot;&quot;)" office:value-type="string" office:string-value="FLAT_RIGHT=Flat Right">
            <text:p>FLAT_RIGHT=Flat Right</text:p>
          </table:table-cell>
          <table:table-cell table:number-columns-repeated="1020"/>
        </table:table-row>
        <table:table-row table:style-name="ro6">
          <table:table-cell table:formula="of:=IF (LEN(['Descriptive Corners'.H19]) &gt; 0; ['Descriptive Corners'.H19]; &quot;&quot;)">
            <text:p/>
          </table:table-cell>
          <table:table-cell table:style-name="ce16" table:formula="of:=IF(LEN(['Descriptive Corners'.H19]) &gt; 0;&quot;[PACENOTE::&quot; &amp; ['Descriptive Corners'.B19] &amp; &quot;]&quot; &amp; CHAR(10) &amp; IF(LEN(['Descriptive Corners'.A19]) &gt; 0;&quot;id=&quot; &amp; ['Descriptive Corners'.A19] &amp; CHAR(10);&quot;&quot;) &amp; &quot;Sounds=1&quot; &amp; CHAR(10) &amp; &quot;Snd0=&quot; &amp; LOWER(['Descriptive Corners'.B19]) &amp; &quot;.ogg&quot; &amp; CHAR(10) &amp; IF(LEN(['Descriptive Corners'.F19]) &gt; 0; &quot;link=&quot; &amp; ['Descriptive Corners'.F19] &amp; CHAR(10);&quot;&quot;) &amp; IF(LEN(['Descriptive Corners'.G19])&gt;0;&quot;standard=&quot; &amp; ['Descriptive Corners'.G19] &amp; CHAR(10);&quot;&quot;) &amp; &quot;column=&quot; &amp; ['Descriptive Corners'.I19] &amp; CHAR(10);&quot;&quot;)">
            <text:p/>
          </table:table-cell>
          <table:table-cell table:style-name="ce16" table:formula="of:=IF(LEN(['Descriptive Corners'.H19]) &gt; 0;IF(LEN(['Descriptive Corners'.B19]) &gt; 0;['Descriptive Corners'.B19] &amp; &quot;=&quot; &amp; ['Descriptive Corners'.C19]);&quot;&quot;)">
            <text:p/>
          </table:table-cell>
          <table:table-cell table:style-name="ce16" table:formula="of:=IF(LEN(['Descriptive Corners'.H19]) &gt; 0;IF(LEN(['Descriptive Corners'.B19]) &gt; 0;['Descriptive Corners'.B19] &amp; &quot;=&quot; &amp; ['Descriptive Corners'.D19]);&quot;&quot;)">
            <text:p/>
          </table:table-cell>
          <table:table-cell table:number-columns-repeated="1020"/>
        </table:table-row>
        <table:table-row table:style-name="ro6">
          <table:table-cell table:formula="of:=IF (LEN(['Descriptive Corners'.H20]) &gt; 0; ['Descriptive Corners'.H20]; &quot;&quot;)" office:value-type="string" office:string-value="CORNERS">
            <text:p>CORNERS</text:p>
          </table:table-cell>
          <table:table-cell table:style-name="ce16" table:formula="of:=IF(LEN(['Descriptive Corners'.H20]) &gt; 0;&quot;[PACENOTE::&quot; &amp; ['Descriptive Corners'.B20] &amp; &quot;]&quot; &amp; CHAR(10) &amp; IF(LEN(['Descriptive Corners'.A20]) &gt; 0;&quot;id=&quot; &amp; ['Descriptive Corners'.A20] &amp; CHAR(10);&quot;&quot;) &amp; &quot;Sounds=1&quot; &amp; CHAR(10) &amp; &quot;Snd0=&quot; &amp; LOWER(['Descriptive Corners'.B20]) &amp; &quot;.ogg&quot; &amp; CHAR(10) &amp; IF(LEN(['Descriptive Corners'.F20]) &gt; 0; &quot;link=&quot; &amp; ['Descriptive Corners'.F20] &amp; CHAR(10);&quot;&quot;) &amp; IF(LEN(['Descriptive Corners'.G20])&gt;0;&quot;standard=&quot; &amp; ['Descriptive Corners'.G20] &amp; CHAR(10);&quot;&quot;) &amp; &quot;column=&quot; &amp; ['Descriptive Corners'.I20] &amp; CHAR(10);&quot;&quot;)" office:value-type="string" office:string-value="[PACENOTE::SQUARE_LEFT]&#10;id=1&#10;Sounds=1&#10;Snd0=square_left.ogg&#10;link=INTO&#10;column=0&#10;">
            <text:p>[PACENOTE::SQUARE_LEFT]<text:line-break/>id=1<text:line-break/>Sounds=1<text:line-break/>Snd0=square_left.ogg<text:line-break/>link=INTO<text:line-break/>column=0<text:line-break/></text:p>
          </table:table-cell>
          <table:table-cell table:style-name="ce16" table:formula="of:=IF(LEN(['Descriptive Corners'.H20]) &gt; 0;IF(LEN(['Descriptive Corners'.B20]) &gt; 0;['Descriptive Corners'.B20] &amp; &quot;=&quot; &amp; ['Descriptive Corners'.C20]);&quot;&quot;)" office:value-type="string" office:string-value="SQUARE_LEFT=90 Links">
            <text:p>SQUARE_LEFT=90 Links</text:p>
          </table:table-cell>
          <table:table-cell table:style-name="ce16" table:formula="of:=IF(LEN(['Descriptive Corners'.H20]) &gt; 0;IF(LEN(['Descriptive Corners'.B20]) &gt; 0;['Descriptive Corners'.B20] &amp; &quot;=&quot; &amp; ['Descriptive Corners'.D20]);&quot;&quot;)" office:value-type="string" office:string-value="SQUARE_LEFT=Square Left">
            <text:p>SQUARE_LEFT=Square Left</text:p>
          </table:table-cell>
          <table:table-cell table:number-columns-repeated="1020"/>
        </table:table-row>
        <table:table-row table:style-name="ro6">
          <table:table-cell table:formula="of:=IF (LEN(['Descriptive Corners'.H21]) &gt; 0; ['Descriptive Corners'.H21]; &quot;&quot;)" office:value-type="string" office:string-value="CORNERS">
            <text:p>CORNERS</text:p>
          </table:table-cell>
          <table:table-cell table:style-name="ce16" table:formula="of:=IF(LEN(['Descriptive Corners'.H21]) &gt; 0;&quot;[PACENOTE::&quot; &amp; ['Descriptive Corners'.B21] &amp; &quot;]&quot; &amp; CHAR(10) &amp; IF(LEN(['Descriptive Corners'.A21]) &gt; 0;&quot;id=&quot; &amp; ['Descriptive Corners'.A21] &amp; CHAR(10);&quot;&quot;) &amp; &quot;Sounds=1&quot; &amp; CHAR(10) &amp; &quot;Snd0=&quot; &amp; LOWER(['Descriptive Corners'.B21]) &amp; &quot;.ogg&quot; &amp; CHAR(10) &amp; IF(LEN(['Descriptive Corners'.F21]) &gt; 0; &quot;link=&quot; &amp; ['Descriptive Corners'.F21] &amp; CHAR(10);&quot;&quot;) &amp; IF(LEN(['Descriptive Corners'.G21])&gt;0;&quot;standard=&quot; &amp; ['Descriptive Corners'.G21] &amp; CHAR(10);&quot;&quot;) &amp; &quot;column=&quot; &amp; ['Descriptive Corners'.I21] &amp; CHAR(10);&quot;&quot;)" office:value-type="string" office:string-value="[PACENOTE::SQUARE_RIGHT]&#10;id=10&#10;Sounds=1&#10;Snd0=square_right.ogg&#10;link=INTO&#10;column=1&#10;">
            <text:p>[PACENOTE::SQUARE_RIGHT]<text:line-break/>id=10<text:line-break/>Sounds=1<text:line-break/>Snd0=square_right.ogg<text:line-break/>link=INTO<text:line-break/>column=1<text:line-break/></text:p>
          </table:table-cell>
          <table:table-cell table:style-name="ce16" table:formula="of:=IF(LEN(['Descriptive Corners'.H21]) &gt; 0;IF(LEN(['Descriptive Corners'.B21]) &gt; 0;['Descriptive Corners'.B21] &amp; &quot;=&quot; &amp; ['Descriptive Corners'.C21]);&quot;&quot;)" office:value-type="string" office:string-value="SQUARE_RIGHT=90 Rechts">
            <text:p>SQUARE_RIGHT=90 Rechts</text:p>
          </table:table-cell>
          <table:table-cell table:style-name="ce16" table:formula="of:=IF(LEN(['Descriptive Corners'.H21]) &gt; 0;IF(LEN(['Descriptive Corners'.B21]) &gt; 0;['Descriptive Corners'.B21] &amp; &quot;=&quot; &amp; ['Descriptive Corners'.D21]);&quot;&quot;)" office:value-type="string" office:string-value="SQUARE_RIGHT=Square Right">
            <text:p>SQUARE_RIGHT=Square Right</text:p>
          </table:table-cell>
          <table:table-cell table:number-columns-repeated="1020"/>
        </table:table-row>
        <table:table-row table:style-name="ro6">
          <table:table-cell table:formula="of:=IF (LEN(['Descriptive Corners'.H22]) &gt; 0; ['Descriptive Corners'.H22]; &quot;&quot;)">
            <text:p/>
          </table:table-cell>
          <table:table-cell table:style-name="ce16" table:formula="of:=IF(LEN(['Descriptive Corners'.H22]) &gt; 0;&quot;[PACENOTE::&quot; &amp; ['Descriptive Corners'.B22] &amp; &quot;]&quot; &amp; CHAR(10) &amp; IF(LEN(['Descriptive Corners'.A22]) &gt; 0;&quot;id=&quot; &amp; ['Descriptive Corners'.A22] &amp; CHAR(10);&quot;&quot;) &amp; &quot;Sounds=1&quot; &amp; CHAR(10) &amp; &quot;Snd0=&quot; &amp; LOWER(['Descriptive Corners'.B22]) &amp; &quot;.ogg&quot; &amp; CHAR(10) &amp; IF(LEN(['Descriptive Corners'.F22]) &gt; 0; &quot;link=&quot; &amp; ['Descriptive Corners'.F22] &amp; CHAR(10);&quot;&quot;) &amp; IF(LEN(['Descriptive Corners'.G22])&gt;0;&quot;standard=&quot; &amp; ['Descriptive Corners'.G22] &amp; CHAR(10);&quot;&quot;) &amp; &quot;column=&quot; &amp; ['Descriptive Corners'.I22] &amp; CHAR(10);&quot;&quot;)">
            <text:p/>
          </table:table-cell>
          <table:table-cell table:style-name="ce16" table:formula="of:=IF(LEN(['Descriptive Corners'.H22]) &gt; 0;IF(LEN(['Descriptive Corners'.B22]) &gt; 0;['Descriptive Corners'.B22] &amp; &quot;=&quot; &amp; ['Descriptive Corners'.C22]);&quot;&quot;)">
            <text:p/>
          </table:table-cell>
          <table:table-cell table:style-name="ce16" table:formula="of:=IF(LEN(['Descriptive Corners'.H22]) &gt; 0;IF(LEN(['Descriptive Corners'.B22]) &gt; 0;['Descriptive Corners'.B22] &amp; &quot;=&quot; &amp; ['Descriptive Corners'.D22]);&quot;&quot;)">
            <text:p/>
          </table:table-cell>
          <table:table-cell table:number-columns-repeated="1020"/>
        </table:table-row>
        <table:table-row table:style-name="ro6">
          <table:table-cell table:formula="of:=IF (LEN(['Descriptive Corners'.H23]) &gt; 0; ['Descriptive Corners'.H23]; &quot;&quot;)" office:value-type="string" office:string-value="CORNERS">
            <text:p>CORNERS</text:p>
          </table:table-cell>
          <table:table-cell table:style-name="ce16" table:formula="of:=IF(LEN(['Descriptive Corners'.H23]) &gt; 0;&quot;[PACENOTE::&quot; &amp; ['Descriptive Corners'.B23] &amp; &quot;]&quot; &amp; CHAR(10) &amp; IF(LEN(['Descriptive Corners'.A23]) &gt; 0;&quot;id=&quot; &amp; ['Descriptive Corners'.A23] &amp; CHAR(10);&quot;&quot;) &amp; &quot;Sounds=1&quot; &amp; CHAR(10) &amp; &quot;Snd0=&quot; &amp; LOWER(['Descriptive Corners'.B23]) &amp; &quot;.ogg&quot; &amp; CHAR(10) &amp; IF(LEN(['Descriptive Corners'.F23]) &gt; 0; &quot;link=&quot; &amp; ['Descriptive Corners'.F23] &amp; CHAR(10);&quot;&quot;) &amp; IF(LEN(['Descriptive Corners'.G23])&gt;0;&quot;standard=&quot; &amp; ['Descriptive Corners'.G23] &amp; CHAR(10);&quot;&quot;) &amp; &quot;column=&quot; &amp; ['Descriptive Corners'.I23] &amp; CHAR(10);&quot;&quot;)" office:value-type="string" office:string-value="[PACENOTE::LEFT]&#10;id=120&#10;Sounds=1&#10;Snd0=left.ogg&#10;link=INTO&#10;column=2&#10;">
            <text:p>[PACENOTE::LEFT]<text:line-break/>id=120<text:line-break/>Sounds=1<text:line-break/>Snd0=left.ogg<text:line-break/>link=INTO<text:line-break/>column=2<text:line-break/></text:p>
          </table:table-cell>
          <table:table-cell table:style-name="ce16" table:formula="of:=IF(LEN(['Descriptive Corners'.H23]) &gt; 0;IF(LEN(['Descriptive Corners'.B23]) &gt; 0;['Descriptive Corners'.B23] &amp; &quot;=&quot; &amp; ['Descriptive Corners'.C23]);&quot;&quot;)" office:value-type="string" office:string-value="LEFT=Links">
            <text:p>LEFT=Links</text:p>
          </table:table-cell>
          <table:table-cell table:style-name="ce16" table:formula="of:=IF(LEN(['Descriptive Corners'.H23]) &gt; 0;IF(LEN(['Descriptive Corners'.B23]) &gt; 0;['Descriptive Corners'.B23] &amp; &quot;=&quot; &amp; ['Descriptive Corners'.D23]);&quot;&quot;)" office:value-type="string" office:string-value="LEFT=Left">
            <text:p>LEFT=Left</text:p>
          </table:table-cell>
          <table:table-cell table:number-columns-repeated="1020"/>
        </table:table-row>
        <table:table-row table:style-name="ro6">
          <table:table-cell table:formula="of:=IF (LEN(['Descriptive Corners'.H24]) &gt; 0; ['Descriptive Corners'.H24]; &quot;&quot;)" office:value-type="string" office:string-value="CORNERS">
            <text:p>CORNERS</text:p>
          </table:table-cell>
          <table:table-cell table:style-name="ce16" table:formula="of:=IF(LEN(['Descriptive Corners'.H24]) &gt; 0;&quot;[PACENOTE::&quot; &amp; ['Descriptive Corners'.B24] &amp; &quot;]&quot; &amp; CHAR(10) &amp; IF(LEN(['Descriptive Corners'.A24]) &gt; 0;&quot;id=&quot; &amp; ['Descriptive Corners'.A24] &amp; CHAR(10);&quot;&quot;) &amp; &quot;Sounds=1&quot; &amp; CHAR(10) &amp; &quot;Snd0=&quot; &amp; LOWER(['Descriptive Corners'.B24]) &amp; &quot;.ogg&quot; &amp; CHAR(10) &amp; IF(LEN(['Descriptive Corners'.F24]) &gt; 0; &quot;link=&quot; &amp; ['Descriptive Corners'.F24] &amp; CHAR(10);&quot;&quot;) &amp; IF(LEN(['Descriptive Corners'.G24])&gt;0;&quot;standard=&quot; &amp; ['Descriptive Corners'.G24] &amp; CHAR(10);&quot;&quot;) &amp; &quot;column=&quot; &amp; ['Descriptive Corners'.I24] &amp; CHAR(10);&quot;&quot;)" office:value-type="string" office:string-value="[PACENOTE::RIGHT]&#10;id=121&#10;Sounds=1&#10;Snd0=right.ogg&#10;link=INTO&#10;column=3&#10;">
            <text:p>[PACENOTE::RIGHT]<text:line-break/>id=121<text:line-break/>Sounds=1<text:line-break/>Snd0=right.ogg<text:line-break/>link=INTO<text:line-break/>column=3<text:line-break/></text:p>
          </table:table-cell>
          <table:table-cell table:style-name="ce16" table:formula="of:=IF(LEN(['Descriptive Corners'.H24]) &gt; 0;IF(LEN(['Descriptive Corners'.B24]) &gt; 0;['Descriptive Corners'.B24] &amp; &quot;=&quot; &amp; ['Descriptive Corners'.C24]);&quot;&quot;)" office:value-type="string" office:string-value="RIGHT=Rechts">
            <text:p>RIGHT=Rechts</text:p>
          </table:table-cell>
          <table:table-cell table:style-name="ce16" table:formula="of:=IF(LEN(['Descriptive Corners'.H24]) &gt; 0;IF(LEN(['Descriptive Corners'.B24]) &gt; 0;['Descriptive Corners'.B24] &amp; &quot;=&quot; &amp; ['Descriptive Corners'.D24]);&quot;&quot;)" office:value-type="string" office:string-value="RIGHT=Right">
            <text:p>RIGHT=Right</text:p>
          </table:table-cell>
          <table:table-cell table:number-columns-repeated="1020"/>
        </table:table-row>
        <table:table-row table:style-name="ro6">
          <table:table-cell table:formula="of:=IF (LEN(['Descriptive Corners'.H25]) &gt; 0; ['Descriptive Corners'.H25]; &quot;&quot;)" office:value-type="string" office:string-value="CORNERS">
            <text:p>CORNERS</text:p>
          </table:table-cell>
          <table:table-cell table:style-name="ce16" table:formula="of:=IF(LEN(['Descriptive Corners'.H25]) &gt; 0;&quot;[PACENOTE::&quot; &amp; ['Descriptive Corners'.B25] &amp; &quot;]&quot; &amp; CHAR(10) &amp; IF(LEN(['Descriptive Corners'.A25]) &gt; 0;&quot;id=&quot; &amp; ['Descriptive Corners'.A25] &amp; CHAR(10);&quot;&quot;) &amp; &quot;Sounds=1&quot; &amp; CHAR(10) &amp; &quot;Snd0=&quot; &amp; LOWER(['Descriptive Corners'.B25]) &amp; &quot;.ogg&quot; &amp; CHAR(10) &amp; IF(LEN(['Descriptive Corners'.F25]) &gt; 0; &quot;link=&quot; &amp; ['Descriptive Corners'.F25] &amp; CHAR(10);&quot;&quot;) &amp; IF(LEN(['Descriptive Corners'.G25])&gt;0;&quot;standard=&quot; &amp; ['Descriptive Corners'.G25] &amp; CHAR(10);&quot;&quot;) &amp; &quot;column=&quot; &amp; ['Descriptive Corners'.I25] &amp; CHAR(10);&quot;&quot;)" office:value-type="string" office:string-value="[PACENOTE::RIGHT_INTO]&#10;id=122&#10;Sounds=1&#10;Snd0=right_into.ogg&#10;link=INTO&#10;column=3&#10;">
            <text:p>[PACENOTE::RIGHT_INTO]<text:line-break/>id=122<text:line-break/>Sounds=1<text:line-break/>Snd0=right_into.ogg<text:line-break/>link=INTO<text:line-break/>column=3<text:line-break/></text:p>
          </table:table-cell>
          <table:table-cell table:style-name="ce16" table:formula="of:=IF(LEN(['Descriptive Corners'.H25]) &gt; 0;IF(LEN(['Descriptive Corners'.B25]) &gt; 0;['Descriptive Corners'.B25] &amp; &quot;=&quot; &amp; ['Descriptive Corners'.C25]);&quot;&quot;)" office:value-type="string" office:string-value="RIGHT_INTO=Rechts In">
            <text:p>RIGHT_INTO=Rechts In</text:p>
          </table:table-cell>
          <table:table-cell table:style-name="ce16" table:formula="of:=IF(LEN(['Descriptive Corners'.H25]) &gt; 0;IF(LEN(['Descriptive Corners'.B25]) &gt; 0;['Descriptive Corners'.B25] &amp; &quot;=&quot; &amp; ['Descriptive Corners'.D25]);&quot;&quot;)" office:value-type="string" office:string-value="RIGHT_INTO=Right Into">
            <text:p>RIGHT_INTO=Right Into</text:p>
          </table:table-cell>
          <table:table-cell table:number-columns-repeated="1020"/>
        </table:table-row>
        <table:table-row table:style-name="ro1">
          <table:table-cell table:formula="of:=IF (LEN(['Descriptive Corners'.H26]) &gt; 0; ['Descriptive Corners'.H26]; &quot;&quot;)" office:value-type="string" office:string-value="CORNERS">
            <text:p>CORNERS</text:p>
          </table:table-cell>
          <table:table-cell table:style-name="ce16" table:formula="of:=IF(LEN(['Descriptive Corners'.H26]) &gt; 0;&quot;[PACENOTE::&quot; &amp; ['Descriptive Corners'.B26] &amp; &quot;]&quot; &amp; CHAR(10) &amp; IF(LEN(['Descriptive Corners'.A26]) &gt; 0;&quot;id=&quot; &amp; ['Descriptive Corners'.A26] &amp; CHAR(10);&quot;&quot;) &amp; &quot;Sounds=1&quot; &amp; CHAR(10) &amp; &quot;Snd0=&quot; &amp; LOWER(['Descriptive Corners'.B26]) &amp; &quot;.ogg&quot; &amp; CHAR(10) &amp; IF(LEN(['Descriptive Corners'.F26]) &gt; 0; &quot;link=&quot; &amp; ['Descriptive Corners'.F26] &amp; CHAR(10);&quot;&quot;) &amp; IF(LEN(['Descriptive Corners'.G26])&gt;0;&quot;standard=&quot; &amp; ['Descriptive Corners'.G26] &amp; CHAR(10);&quot;&quot;) &amp; &quot;column=&quot; &amp; ['Descriptive Corners'.I26] &amp; CHAR(10);&quot;&quot;)" office:value-type="string" office:string-value="[PACENOTE::LEFT_INTO]&#10;id=123&#10;Sounds=1&#10;Snd0=left_into.ogg&#10;link=INTO&#10;column=2&#10;">
            <text:p>[PACENOTE::LEFT_INTO]<text:line-break/>id=123<text:line-break/>Sounds=1<text:line-break/>Snd0=left_into.ogg<text:line-break/>link=INTO<text:line-break/>column=2<text:line-break/></text:p>
          </table:table-cell>
          <table:table-cell table:style-name="ce16" table:formula="of:=IF(LEN(['Descriptive Corners'.H26]) &gt; 0;IF(LEN(['Descriptive Corners'.B26]) &gt; 0;['Descriptive Corners'.B26] &amp; &quot;=&quot; &amp; ['Descriptive Corners'.C26]);&quot;&quot;)" office:value-type="string" office:string-value="LEFT_INTO=Links In">
            <text:p>LEFT_INTO=Links In</text:p>
          </table:table-cell>
          <table:table-cell table:style-name="ce16" table:formula="of:=IF(LEN(['Descriptive Corners'.H26]) &gt; 0;IF(LEN(['Descriptive Corners'.B26]) &gt; 0;['Descriptive Corners'.B26] &amp; &quot;=&quot; &amp; ['Descriptive Corners'.D26]);&quot;&quot;)" office:value-type="string" office:string-value="LEFT_INTO=Left Into">
            <text:p>LEFT_INTO=Left Into</text:p>
          </table:table-cell>
          <table:table-cell table:number-columns-repeated="1020"/>
        </table:table-row>
        <table:table-row table:style-name="ro1">
          <table:table-cell table:formula="of:=IF (LEN(['Descriptive Corners'.H27]) &gt; 0; ['Descriptive Corners'.H27]; &quot;&quot;)" office:value-type="string" office:string-value="CORNERS">
            <text:p>CORNERS</text:p>
          </table:table-cell>
          <table:table-cell table:style-name="ce16" table:formula="of:=IF(LEN(['Descriptive Corners'.H27]) &gt; 0;&quot;[PACENOTE::&quot; &amp; ['Descriptive Corners'.B27] &amp; &quot;]&quot; &amp; CHAR(10) &amp; IF(LEN(['Descriptive Corners'.A27]) &gt; 0;&quot;id=&quot; &amp; ['Descriptive Corners'.A27] &amp; CHAR(10);&quot;&quot;) &amp; &quot;Sounds=1&quot; &amp; CHAR(10) &amp; &quot;Snd0=&quot; &amp; LOWER(['Descriptive Corners'.B27]) &amp; &quot;.ogg&quot; &amp; CHAR(10) &amp; IF(LEN(['Descriptive Corners'.F27]) &gt; 0; &quot;link=&quot; &amp; ['Descriptive Corners'.F27] &amp; CHAR(10);&quot;&quot;) &amp; IF(LEN(['Descriptive Corners'.G27])&gt;0;&quot;standard=&quot; &amp; ['Descriptive Corners'.G27] &amp; CHAR(10);&quot;&quot;) &amp; &quot;column=&quot; &amp; ['Descriptive Corners'.I27] &amp; CHAR(10);&quot;&quot;)" office:value-type="string" office:string-value="[PACENOTE::RIGHT_LEFT]&#10;id=124&#10;Sounds=1&#10;Snd0=right_left.ogg&#10;link=INTO&#10;column=3&#10;">
            <text:p>[PACENOTE::RIGHT_LEFT]<text:line-break/>id=124<text:line-break/>Sounds=1<text:line-break/>Snd0=right_left.ogg<text:line-break/>link=INTO<text:line-break/>column=3<text:line-break/></text:p>
          </table:table-cell>
          <table:table-cell table:style-name="ce16" table:formula="of:=IF(LEN(['Descriptive Corners'.H27]) &gt; 0;IF(LEN(['Descriptive Corners'.B27]) &gt; 0;['Descriptive Corners'.B27] &amp; &quot;=&quot; &amp; ['Descriptive Corners'.C27]);&quot;&quot;)" office:value-type="string" office:string-value="RIGHT_LEFT=Rechts-Links">
            <text:p>RIGHT_LEFT=Rechts-Links</text:p>
          </table:table-cell>
          <table:table-cell table:style-name="ce16" table:formula="of:=IF(LEN(['Descriptive Corners'.H27]) &gt; 0;IF(LEN(['Descriptive Corners'.B27]) &gt; 0;['Descriptive Corners'.B27] &amp; &quot;=&quot; &amp; ['Descriptive Corners'.D27]);&quot;&quot;)" office:value-type="string" office:string-value="RIGHT_LEFT=Right-Left">
            <text:p>RIGHT_LEFT=Right-Left</text:p>
          </table:table-cell>
          <table:table-cell table:number-columns-repeated="1020"/>
        </table:table-row>
        <table:table-row table:style-name="ro1">
          <table:table-cell table:formula="of:=IF (LEN(['Descriptive Corners'.H28]) &gt; 0; ['Descriptive Corners'.H28]; &quot;&quot;)" office:value-type="string" office:string-value="CORNERS">
            <text:p>CORNERS</text:p>
          </table:table-cell>
          <table:table-cell table:style-name="ce16" table:formula="of:=IF(LEN(['Descriptive Corners'.H28]) &gt; 0;&quot;[PACENOTE::&quot; &amp; ['Descriptive Corners'.B28] &amp; &quot;]&quot; &amp; CHAR(10) &amp; IF(LEN(['Descriptive Corners'.A28]) &gt; 0;&quot;id=&quot; &amp; ['Descriptive Corners'.A28] &amp; CHAR(10);&quot;&quot;) &amp; &quot;Sounds=1&quot; &amp; CHAR(10) &amp; &quot;Snd0=&quot; &amp; LOWER(['Descriptive Corners'.B28]) &amp; &quot;.ogg&quot; &amp; CHAR(10) &amp; IF(LEN(['Descriptive Corners'.F28]) &gt; 0; &quot;link=&quot; &amp; ['Descriptive Corners'.F28] &amp; CHAR(10);&quot;&quot;) &amp; IF(LEN(['Descriptive Corners'.G28])&gt;0;&quot;standard=&quot; &amp; ['Descriptive Corners'.G28] &amp; CHAR(10);&quot;&quot;) &amp; &quot;column=&quot; &amp; ['Descriptive Corners'.I28] &amp; CHAR(10);&quot;&quot;)" office:value-type="string" office:string-value="[PACENOTE::LEFT_RIGHT]&#10;id=125&#10;Sounds=1&#10;Snd0=left_right.ogg&#10;link=INTO&#10;column=2&#10;">
            <text:p>[PACENOTE::LEFT_RIGHT]<text:line-break/>id=125<text:line-break/>Sounds=1<text:line-break/>Snd0=left_right.ogg<text:line-break/>link=INTO<text:line-break/>column=2<text:line-break/></text:p>
          </table:table-cell>
          <table:table-cell table:style-name="ce16" table:formula="of:=IF(LEN(['Descriptive Corners'.H28]) &gt; 0;IF(LEN(['Descriptive Corners'.B28]) &gt; 0;['Descriptive Corners'.B28] &amp; &quot;=&quot; &amp; ['Descriptive Corners'.C28]);&quot;&quot;)" office:value-type="string" office:string-value="LEFT_RIGHT=Links-Rechts">
            <text:p>LEFT_RIGHT=Links-Rechts</text:p>
          </table:table-cell>
          <table:table-cell table:style-name="ce16" table:formula="of:=IF(LEN(['Descriptive Corners'.H28]) &gt; 0;IF(LEN(['Descriptive Corners'.B28]) &gt; 0;['Descriptive Corners'.B28] &amp; &quot;=&quot; &amp; ['Descriptive Corners'.D28]);&quot;&quot;)" office:value-type="string" office:string-value="LEFT_RIGHT=Left-Right">
            <text:p>LEFT_RIGHT=Left-Right</text:p>
          </table:table-cell>
          <table:table-cell table:number-columns-repeated="1020"/>
        </table:table-row>
        <table:table-row table:style-name="ro1">
          <table:table-cell table:formula="of:=IF (LEN(['Descriptive Corners'.H29]) &gt; 0; ['Descriptive Corners'.H29]; &quot;&quot;)" office:value-type="string" office:string-value="CORNERS">
            <text:p>CORNERS</text:p>
          </table:table-cell>
          <table:table-cell table:style-name="ce16" table:formula="of:=IF(LEN(['Descriptive Corners'.H29]) &gt; 0;&quot;[PACENOTE::&quot; &amp; ['Descriptive Corners'.B29] &amp; &quot;]&quot; &amp; CHAR(10) &amp; IF(LEN(['Descriptive Corners'.A29]) &gt; 0;&quot;id=&quot; &amp; ['Descriptive Corners'.A29] &amp; CHAR(10);&quot;&quot;) &amp; &quot;Sounds=1&quot; &amp; CHAR(10) &amp; &quot;Snd0=&quot; &amp; LOWER(['Descriptive Corners'.B29]) &amp; &quot;.ogg&quot; &amp; CHAR(10) &amp; IF(LEN(['Descriptive Corners'.F29]) &gt; 0; &quot;link=&quot; &amp; ['Descriptive Corners'.F29] &amp; CHAR(10);&quot;&quot;) &amp; IF(LEN(['Descriptive Corners'.G29])&gt;0;&quot;standard=&quot; &amp; ['Descriptive Corners'.G29] &amp; CHAR(10);&quot;&quot;) &amp; &quot;column=&quot; &amp; ['Descriptive Corners'.I29] &amp; CHAR(10);&quot;&quot;)" office:value-type="string" office:string-value="[PACENOTE::RIGHT_AROUND]&#10;id=126&#10;Sounds=1&#10;Snd0=right_around.ogg&#10;link=INTO&#10;column=3&#10;">
            <text:p>[PACENOTE::RIGHT_AROUND]<text:line-break/>id=126<text:line-break/>Sounds=1<text:line-break/>Snd0=right_around.ogg<text:line-break/>link=INTO<text:line-break/>column=3<text:line-break/></text:p>
          </table:table-cell>
          <table:table-cell table:style-name="ce16" table:formula="of:=IF(LEN(['Descriptive Corners'.H29]) &gt; 0;IF(LEN(['Descriptive Corners'.B29]) &gt; 0;['Descriptive Corners'.B29] &amp; &quot;=&quot; &amp; ['Descriptive Corners'.C29]);&quot;&quot;)" office:value-type="string" office:string-value="RIGHT_AROUND=Rechts Herum">
            <text:p>RIGHT_AROUND=Rechts Herum</text:p>
          </table:table-cell>
          <table:table-cell table:style-name="ce16" table:formula="of:=IF(LEN(['Descriptive Corners'.H29]) &gt; 0;IF(LEN(['Descriptive Corners'.B29]) &gt; 0;['Descriptive Corners'.B29] &amp; &quot;=&quot; &amp; ['Descriptive Corners'.D29]);&quot;&quot;)" office:value-type="string" office:string-value="RIGHT_AROUND=Right Around">
            <text:p>RIGHT_AROUND=Right Around</text:p>
          </table:table-cell>
          <table:table-cell table:number-columns-repeated="1020"/>
        </table:table-row>
        <table:table-row table:style-name="ro1">
          <table:table-cell table:formula="of:=IF (LEN(['Descriptive Corners'.H30]) &gt; 0; ['Descriptive Corners'.H30]; &quot;&quot;)" office:value-type="string" office:string-value="CORNERS">
            <text:p>CORNERS</text:p>
          </table:table-cell>
          <table:table-cell table:style-name="ce16" table:formula="of:=IF(LEN(['Descriptive Corners'.H30]) &gt; 0;&quot;[PACENOTE::&quot; &amp; ['Descriptive Corners'.B30] &amp; &quot;]&quot; &amp; CHAR(10) &amp; IF(LEN(['Descriptive Corners'.A30]) &gt; 0;&quot;id=&quot; &amp; ['Descriptive Corners'.A30] &amp; CHAR(10);&quot;&quot;) &amp; &quot;Sounds=1&quot; &amp; CHAR(10) &amp; &quot;Snd0=&quot; &amp; LOWER(['Descriptive Corners'.B30]) &amp; &quot;.ogg&quot; &amp; CHAR(10) &amp; IF(LEN(['Descriptive Corners'.F30]) &gt; 0; &quot;link=&quot; &amp; ['Descriptive Corners'.F30] &amp; CHAR(10);&quot;&quot;) &amp; IF(LEN(['Descriptive Corners'.G30])&gt;0;&quot;standard=&quot; &amp; ['Descriptive Corners'.G30] &amp; CHAR(10);&quot;&quot;) &amp; &quot;column=&quot; &amp; ['Descriptive Corners'.I30] &amp; CHAR(10);&quot;&quot;)" office:value-type="string" office:string-value="[PACENOTE::LEFT_AROUND]&#10;id=127&#10;Sounds=1&#10;Snd0=left_around.ogg&#10;link=INTO&#10;column=2&#10;">
            <text:p>[PACENOTE::LEFT_AROUND]<text:line-break/>id=127<text:line-break/>Sounds=1<text:line-break/>Snd0=left_around.ogg<text:line-break/>link=INTO<text:line-break/>column=2<text:line-break/></text:p>
          </table:table-cell>
          <table:table-cell table:style-name="ce16" table:formula="of:=IF(LEN(['Descriptive Corners'.H30]) &gt; 0;IF(LEN(['Descriptive Corners'.B30]) &gt; 0;['Descriptive Corners'.B30] &amp; &quot;=&quot; &amp; ['Descriptive Corners'.C30]);&quot;&quot;)" office:value-type="string" office:string-value="LEFT_AROUND=Links Herum">
            <text:p>LEFT_AROUND=Links Herum</text:p>
          </table:table-cell>
          <table:table-cell table:style-name="ce16" table:formula="of:=IF(LEN(['Descriptive Corners'.H30]) &gt; 0;IF(LEN(['Descriptive Corners'.B30]) &gt; 0;['Descriptive Corners'.B30] &amp; &quot;=&quot; &amp; ['Descriptive Corners'.D30]);&quot;&quot;)" office:value-type="string" office:string-value="LEFT_AROUND=Left Around">
            <text:p>LEFT_AROUND=Left Around</text:p>
          </table:table-cell>
          <table:table-cell table:number-columns-repeated="1020"/>
        </table:table-row>
        <table:table-row table:style-name="ro1">
          <table:table-cell table:formula="of:=IF (LEN(['Descriptive Corners'.H31]) &gt; 0; ['Descriptive Corners'.H31]; &quot;&quot;)">
            <text:p/>
          </table:table-cell>
          <table:table-cell table:style-name="ce16" table:formula="of:=IF(LEN(['Descriptive Corners'.H31]) &gt; 0;&quot;[PACENOTE::&quot; &amp; ['Descriptive Corners'.B31] &amp; &quot;]&quot; &amp; CHAR(10) &amp; IF(LEN(['Descriptive Corners'.A31]) &gt; 0;&quot;id=&quot; &amp; ['Descriptive Corners'.A31] &amp; CHAR(10);&quot;&quot;) &amp; &quot;Sounds=1&quot; &amp; CHAR(10) &amp; &quot;Snd0=&quot; &amp; LOWER(['Descriptive Corners'.B31]) &amp; &quot;.ogg&quot; &amp; CHAR(10) &amp; IF(LEN(['Descriptive Corners'.F31]) &gt; 0; &quot;link=&quot; &amp; ['Descriptive Corners'.F31] &amp; CHAR(10);&quot;&quot;) &amp; IF(LEN(['Descriptive Corners'.G31])&gt;0;&quot;standard=&quot; &amp; ['Descriptive Corners'.G31] &amp; CHAR(10);&quot;&quot;) &amp; &quot;column=&quot; &amp; ['Descriptive Corners'.I31] &amp; CHAR(10);&quot;&quot;)">
            <text:p/>
          </table:table-cell>
          <table:table-cell table:style-name="ce16" table:formula="of:=IF(LEN(['Descriptive Corners'.H31]) &gt; 0;IF(LEN(['Descriptive Corners'.B31]) &gt; 0;['Descriptive Corners'.B31] &amp; &quot;=&quot; &amp; ['Descriptive Corners'.C31]);&quot;&quot;)">
            <text:p/>
          </table:table-cell>
          <table:table-cell table:style-name="ce16" table:formula="of:=IF(LEN(['Descriptive Corners'.H31]) &gt; 0;IF(LEN(['Descriptive Corners'.B31]) &gt; 0;['Descriptive Corners'.B31] &amp; &quot;=&quot; &amp; ['Descriptive Corners'.D31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32]) &gt; 0; ['Descriptive Corners'.H32]; &quot;&quot;)">
            <text:p/>
          </table:table-cell>
          <table:table-cell table:style-name="ce16" table:formula="of:=IF(LEN(['Descriptive Corners'.H32]) &gt; 0;&quot;[PACENOTE::&quot; &amp; ['Descriptive Corners'.B32] &amp; &quot;]&quot; &amp; CHAR(10) &amp; IF(LEN(['Descriptive Corners'.A32]) &gt; 0;&quot;id=&quot; &amp; ['Descriptive Corners'.A32] &amp; CHAR(10);&quot;&quot;) &amp; &quot;Sounds=1&quot; &amp; CHAR(10) &amp; &quot;Snd0=&quot; &amp; LOWER(['Descriptive Corners'.B32]) &amp; &quot;.ogg&quot; &amp; CHAR(10) &amp; IF(LEN(['Descriptive Corners'.F32]) &gt; 0; &quot;link=&quot; &amp; ['Descriptive Corners'.F32] &amp; CHAR(10);&quot;&quot;) &amp; IF(LEN(['Descriptive Corners'.G32])&gt;0;&quot;standard=&quot; &amp; ['Descriptive Corners'.G32] &amp; CHAR(10);&quot;&quot;) &amp; &quot;column=&quot; &amp; ['Descriptive Corners'.I32] &amp; CHAR(10);&quot;&quot;)">
            <text:p/>
          </table:table-cell>
          <table:table-cell table:style-name="ce16" table:formula="of:=IF(LEN(['Descriptive Corners'.H32]) &gt; 0;IF(LEN(['Descriptive Corners'.B32]) &gt; 0;['Descriptive Corners'.B32] &amp; &quot;=&quot; &amp; ['Descriptive Corners'.C32]);&quot;&quot;)">
            <text:p/>
          </table:table-cell>
          <table:table-cell table:style-name="ce16" table:formula="of:=IF(LEN(['Descriptive Corners'.H32]) &gt; 0;IF(LEN(['Descriptive Corners'.B32]) &gt; 0;['Descriptive Corners'.B32] &amp; &quot;=&quot; &amp; ['Descriptive Corners'.D32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33]) &gt; 0; ['Descriptive Corners'.H33]; &quot;&quot;)">
            <text:p/>
          </table:table-cell>
          <table:table-cell table:style-name="ce16" table:formula="of:=IF(LEN(['Descriptive Corners'.H33]) &gt; 0;&quot;[PACENOTE::&quot; &amp; ['Descriptive Corners'.B33] &amp; &quot;]&quot; &amp; CHAR(10) &amp; IF(LEN(['Descriptive Corners'.A33]) &gt; 0;&quot;id=&quot; &amp; ['Descriptive Corners'.A33] &amp; CHAR(10);&quot;&quot;) &amp; &quot;Sounds=1&quot; &amp; CHAR(10) &amp; &quot;Snd0=&quot; &amp; LOWER(['Descriptive Corners'.B33]) &amp; &quot;.ogg&quot; &amp; CHAR(10) &amp; IF(LEN(['Descriptive Corners'.F33]) &gt; 0; &quot;link=&quot; &amp; ['Descriptive Corners'.F33] &amp; CHAR(10);&quot;&quot;) &amp; IF(LEN(['Descriptive Corners'.G33])&gt;0;&quot;standard=&quot; &amp; ['Descriptive Corners'.G33] &amp; CHAR(10);&quot;&quot;) &amp; &quot;column=&quot; &amp; ['Descriptive Corners'.I33] &amp; CHAR(10);&quot;&quot;)">
            <text:p/>
          </table:table-cell>
          <table:table-cell table:style-name="ce16" table:formula="of:=IF(LEN(['Descriptive Corners'.H33]) &gt; 0;IF(LEN(['Descriptive Corners'.B33]) &gt; 0;['Descriptive Corners'.B33] &amp; &quot;=&quot; &amp; ['Descriptive Corners'.C33]);&quot;&quot;)">
            <text:p/>
          </table:table-cell>
          <table:table-cell table:style-name="ce16" table:formula="of:=IF(LEN(['Descriptive Corners'.H33]) &gt; 0;IF(LEN(['Descriptive Corners'.B33]) &gt; 0;['Descriptive Corners'.B33] &amp; &quot;=&quot; &amp; ['Descriptive Corners'.D33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34]) &gt; 0; ['Descriptive Corners'.H34]; &quot;&quot;)">
            <text:p/>
          </table:table-cell>
          <table:table-cell table:style-name="ce16" table:formula="of:=IF(LEN(['Descriptive Corners'.H34]) &gt; 0;&quot;[PACENOTE::&quot; &amp; ['Descriptive Corners'.B34] &amp; &quot;]&quot; &amp; CHAR(10) &amp; IF(LEN(['Descriptive Corners'.A34]) &gt; 0;&quot;id=&quot; &amp; ['Descriptive Corners'.A34] &amp; CHAR(10);&quot;&quot;) &amp; &quot;Sounds=1&quot; &amp; CHAR(10) &amp; &quot;Snd0=&quot; &amp; LOWER(['Descriptive Corners'.B34]) &amp; &quot;.ogg&quot; &amp; CHAR(10) &amp; IF(LEN(['Descriptive Corners'.F34]) &gt; 0; &quot;link=&quot; &amp; ['Descriptive Corners'.F34] &amp; CHAR(10);&quot;&quot;) &amp; IF(LEN(['Descriptive Corners'.G34])&gt;0;&quot;standard=&quot; &amp; ['Descriptive Corners'.G34] &amp; CHAR(10);&quot;&quot;) &amp; &quot;column=&quot; &amp; ['Descriptive Corners'.I34] &amp; CHAR(10);&quot;&quot;)">
            <text:p/>
          </table:table-cell>
          <table:table-cell table:style-name="ce16" table:formula="of:=IF(LEN(['Descriptive Corners'.H34]) &gt; 0;IF(LEN(['Descriptive Corners'.B34]) &gt; 0;['Descriptive Corners'.B34] &amp; &quot;=&quot; &amp; ['Descriptive Corners'.C34]);&quot;&quot;)">
            <text:p/>
          </table:table-cell>
          <table:table-cell table:style-name="ce16" table:formula="of:=IF(LEN(['Descriptive Corners'.H34]) &gt; 0;IF(LEN(['Descriptive Corners'.B34]) &gt; 0;['Descriptive Corners'.B34] &amp; &quot;=&quot; &amp; ['Descriptive Corners'.D34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35]) &gt; 0; ['Descriptive Corners'.H35]; &quot;&quot;)">
            <text:p/>
          </table:table-cell>
          <table:table-cell table:style-name="ce16" table:formula="of:=IF(LEN(['Descriptive Corners'.H35]) &gt; 0;&quot;[PACENOTE::&quot; &amp; ['Descriptive Corners'.B35] &amp; &quot;]&quot; &amp; CHAR(10) &amp; IF(LEN(['Descriptive Corners'.A35]) &gt; 0;&quot;id=&quot; &amp; ['Descriptive Corners'.A35] &amp; CHAR(10);&quot;&quot;) &amp; &quot;Sounds=1&quot; &amp; CHAR(10) &amp; &quot;Snd0=&quot; &amp; LOWER(['Descriptive Corners'.B35]) &amp; &quot;.ogg&quot; &amp; CHAR(10) &amp; IF(LEN(['Descriptive Corners'.F35]) &gt; 0; &quot;link=&quot; &amp; ['Descriptive Corners'.F35] &amp; CHAR(10);&quot;&quot;) &amp; IF(LEN(['Descriptive Corners'.G35])&gt;0;&quot;standard=&quot; &amp; ['Descriptive Corners'.G35] &amp; CHAR(10);&quot;&quot;) &amp; &quot;column=&quot; &amp; ['Descriptive Corners'.I35] &amp; CHAR(10);&quot;&quot;)">
            <text:p/>
          </table:table-cell>
          <table:table-cell table:style-name="ce16" table:formula="of:=IF(LEN(['Descriptive Corners'.H35]) &gt; 0;IF(LEN(['Descriptive Corners'.B35]) &gt; 0;['Descriptive Corners'.B35] &amp; &quot;=&quot; &amp; ['Descriptive Corners'.C35]);&quot;&quot;)">
            <text:p/>
          </table:table-cell>
          <table:table-cell table:style-name="ce16" table:formula="of:=IF(LEN(['Descriptive Corners'.H35]) &gt; 0;IF(LEN(['Descriptive Corners'.B35]) &gt; 0;['Descriptive Corners'.B35] &amp; &quot;=&quot; &amp; ['Descriptive Corners'.D35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36]) &gt; 0; ['Descriptive Corners'.H36]; &quot;&quot;)">
            <text:p/>
          </table:table-cell>
          <table:table-cell table:style-name="ce16" table:formula="of:=IF(LEN(['Descriptive Corners'.H36]) &gt; 0;&quot;[PACENOTE::&quot; &amp; ['Descriptive Corners'.B36] &amp; &quot;]&quot; &amp; CHAR(10) &amp; IF(LEN(['Descriptive Corners'.A36]) &gt; 0;&quot;id=&quot; &amp; ['Descriptive Corners'.A36] &amp; CHAR(10);&quot;&quot;) &amp; &quot;Sounds=1&quot; &amp; CHAR(10) &amp; &quot;Snd0=&quot; &amp; LOWER(['Descriptive Corners'.B36]) &amp; &quot;.ogg&quot; &amp; CHAR(10) &amp; IF(LEN(['Descriptive Corners'.F36]) &gt; 0; &quot;link=&quot; &amp; ['Descriptive Corners'.F36] &amp; CHAR(10);&quot;&quot;) &amp; IF(LEN(['Descriptive Corners'.G36])&gt;0;&quot;standard=&quot; &amp; ['Descriptive Corners'.G36] &amp; CHAR(10);&quot;&quot;) &amp; &quot;column=&quot; &amp; ['Descriptive Corners'.I36] &amp; CHAR(10);&quot;&quot;)">
            <text:p/>
          </table:table-cell>
          <table:table-cell table:style-name="ce16" table:formula="of:=IF(LEN(['Descriptive Corners'.H36]) &gt; 0;IF(LEN(['Descriptive Corners'.B36]) &gt; 0;['Descriptive Corners'.B36] &amp; &quot;=&quot; &amp; ['Descriptive Corners'.C36]);&quot;&quot;)">
            <text:p/>
          </table:table-cell>
          <table:table-cell table:style-name="ce16" table:formula="of:=IF(LEN(['Descriptive Corners'.H36]) &gt; 0;IF(LEN(['Descriptive Corners'.B36]) &gt; 0;['Descriptive Corners'.B36] &amp; &quot;=&quot; &amp; ['Descriptive Corners'.D36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37]) &gt; 0; ['Descriptive Corners'.H37]; &quot;&quot;)">
            <text:p/>
          </table:table-cell>
          <table:table-cell table:style-name="ce16" table:formula="of:=IF(LEN(['Descriptive Corners'.H37]) &gt; 0;&quot;[PACENOTE::&quot; &amp; ['Descriptive Corners'.B37] &amp; &quot;]&quot; &amp; CHAR(10) &amp; IF(LEN(['Descriptive Corners'.A37]) &gt; 0;&quot;id=&quot; &amp; ['Descriptive Corners'.A37] &amp; CHAR(10);&quot;&quot;) &amp; &quot;Sounds=1&quot; &amp; CHAR(10) &amp; &quot;Snd0=&quot; &amp; LOWER(['Descriptive Corners'.B37]) &amp; &quot;.ogg&quot; &amp; CHAR(10) &amp; IF(LEN(['Descriptive Corners'.F37]) &gt; 0; &quot;link=&quot; &amp; ['Descriptive Corners'.F37] &amp; CHAR(10);&quot;&quot;) &amp; IF(LEN(['Descriptive Corners'.G37])&gt;0;&quot;standard=&quot; &amp; ['Descriptive Corners'.G37] &amp; CHAR(10);&quot;&quot;) &amp; &quot;column=&quot; &amp; ['Descriptive Corners'.I37] &amp; CHAR(10);&quot;&quot;)">
            <text:p/>
          </table:table-cell>
          <table:table-cell table:style-name="ce16" table:formula="of:=IF(LEN(['Descriptive Corners'.H37]) &gt; 0;IF(LEN(['Descriptive Corners'.B37]) &gt; 0;['Descriptive Corners'.B37] &amp; &quot;=&quot; &amp; ['Descriptive Corners'.C37]);&quot;&quot;)">
            <text:p/>
          </table:table-cell>
          <table:table-cell table:style-name="ce16" table:formula="of:=IF(LEN(['Descriptive Corners'.H37]) &gt; 0;IF(LEN(['Descriptive Corners'.B37]) &gt; 0;['Descriptive Corners'.B37] &amp; &quot;=&quot; &amp; ['Descriptive Corners'.D37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38]) &gt; 0; ['Descriptive Corners'.H38]; &quot;&quot;)">
            <text:p/>
          </table:table-cell>
          <table:table-cell table:style-name="ce16" table:formula="of:=IF(LEN(['Descriptive Corners'.H38]) &gt; 0;&quot;[PACENOTE::&quot; &amp; ['Descriptive Corners'.B38] &amp; &quot;]&quot; &amp; CHAR(10) &amp; IF(LEN(['Descriptive Corners'.A38]) &gt; 0;&quot;id=&quot; &amp; ['Descriptive Corners'.A38] &amp; CHAR(10);&quot;&quot;) &amp; &quot;Sounds=1&quot; &amp; CHAR(10) &amp; &quot;Snd0=&quot; &amp; LOWER(['Descriptive Corners'.B38]) &amp; &quot;.ogg&quot; &amp; CHAR(10) &amp; IF(LEN(['Descriptive Corners'.F38]) &gt; 0; &quot;link=&quot; &amp; ['Descriptive Corners'.F38] &amp; CHAR(10);&quot;&quot;) &amp; IF(LEN(['Descriptive Corners'.G38])&gt;0;&quot;standard=&quot; &amp; ['Descriptive Corners'.G38] &amp; CHAR(10);&quot;&quot;) &amp; &quot;column=&quot; &amp; ['Descriptive Corners'.I38] &amp; CHAR(10);&quot;&quot;)">
            <text:p/>
          </table:table-cell>
          <table:table-cell table:style-name="ce16" table:formula="of:=IF(LEN(['Descriptive Corners'.H38]) &gt; 0;IF(LEN(['Descriptive Corners'.B38]) &gt; 0;['Descriptive Corners'.B38] &amp; &quot;=&quot; &amp; ['Descriptive Corners'.C38]);&quot;&quot;)">
            <text:p/>
          </table:table-cell>
          <table:table-cell table:style-name="ce16" table:formula="of:=IF(LEN(['Descriptive Corners'.H38]) &gt; 0;IF(LEN(['Descriptive Corners'.B38]) &gt; 0;['Descriptive Corners'.B38] &amp; &quot;=&quot; &amp; ['Descriptive Corners'.D38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39]) &gt; 0; ['Descriptive Corners'.H39]; &quot;&quot;)">
            <text:p/>
          </table:table-cell>
          <table:table-cell table:style-name="ce16" table:formula="of:=IF(LEN(['Descriptive Corners'.H39]) &gt; 0;&quot;[PACENOTE::&quot; &amp; ['Descriptive Corners'.B39] &amp; &quot;]&quot; &amp; CHAR(10) &amp; IF(LEN(['Descriptive Corners'.A39]) &gt; 0;&quot;id=&quot; &amp; ['Descriptive Corners'.A39] &amp; CHAR(10);&quot;&quot;) &amp; &quot;Sounds=1&quot; &amp; CHAR(10) &amp; &quot;Snd0=&quot; &amp; LOWER(['Descriptive Corners'.B39]) &amp; &quot;.ogg&quot; &amp; CHAR(10) &amp; IF(LEN(['Descriptive Corners'.F39]) &gt; 0; &quot;link=&quot; &amp; ['Descriptive Corners'.F39] &amp; CHAR(10);&quot;&quot;) &amp; IF(LEN(['Descriptive Corners'.G39])&gt;0;&quot;standard=&quot; &amp; ['Descriptive Corners'.G39] &amp; CHAR(10);&quot;&quot;) &amp; &quot;column=&quot; &amp; ['Descriptive Corners'.I39] &amp; CHAR(10);&quot;&quot;)">
            <text:p/>
          </table:table-cell>
          <table:table-cell table:style-name="ce16" table:formula="of:=IF(LEN(['Descriptive Corners'.H39]) &gt; 0;IF(LEN(['Descriptive Corners'.B39]) &gt; 0;['Descriptive Corners'.B39] &amp; &quot;=&quot; &amp; ['Descriptive Corners'.C39]);&quot;&quot;)">
            <text:p/>
          </table:table-cell>
          <table:table-cell table:style-name="ce16" table:formula="of:=IF(LEN(['Descriptive Corners'.H39]) &gt; 0;IF(LEN(['Descriptive Corners'.B39]) &gt; 0;['Descriptive Corners'.B39] &amp; &quot;=&quot; &amp; ['Descriptive Corners'.D39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40]) &gt; 0; ['Descriptive Corners'.H40]; &quot;&quot;)">
            <text:p/>
          </table:table-cell>
          <table:table-cell table:style-name="ce16" table:formula="of:=IF(LEN(['Descriptive Corners'.H40]) &gt; 0;&quot;[PACENOTE::&quot; &amp; ['Descriptive Corners'.B40] &amp; &quot;]&quot; &amp; CHAR(10) &amp; IF(LEN(['Descriptive Corners'.A40]) &gt; 0;&quot;id=&quot; &amp; ['Descriptive Corners'.A40] &amp; CHAR(10);&quot;&quot;) &amp; &quot;Sounds=1&quot; &amp; CHAR(10) &amp; &quot;Snd0=&quot; &amp; LOWER(['Descriptive Corners'.B40]) &amp; &quot;.ogg&quot; &amp; CHAR(10) &amp; IF(LEN(['Descriptive Corners'.F40]) &gt; 0; &quot;link=&quot; &amp; ['Descriptive Corners'.F40] &amp; CHAR(10);&quot;&quot;) &amp; IF(LEN(['Descriptive Corners'.G40])&gt;0;&quot;standard=&quot; &amp; ['Descriptive Corners'.G40] &amp; CHAR(10);&quot;&quot;) &amp; &quot;column=&quot; &amp; ['Descriptive Corners'.I40] &amp; CHAR(10);&quot;&quot;)">
            <text:p/>
          </table:table-cell>
          <table:table-cell table:style-name="ce16" table:formula="of:=IF(LEN(['Descriptive Corners'.H40]) &gt; 0;IF(LEN(['Descriptive Corners'.B40]) &gt; 0;['Descriptive Corners'.B40] &amp; &quot;=&quot; &amp; ['Descriptive Corners'.C40]);&quot;&quot;)">
            <text:p/>
          </table:table-cell>
          <table:table-cell table:style-name="ce16" table:formula="of:=IF(LEN(['Descriptive Corners'.H40]) &gt; 0;IF(LEN(['Descriptive Corners'.B40]) &gt; 0;['Descriptive Corners'.B40] &amp; &quot;=&quot; &amp; ['Descriptive Corners'.D40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41]) &gt; 0; ['Descriptive Corners'.H41]; &quot;&quot;)">
            <text:p/>
          </table:table-cell>
          <table:table-cell table:style-name="ce16" table:formula="of:=IF(LEN(['Descriptive Corners'.H41]) &gt; 0;&quot;[PACENOTE::&quot; &amp; ['Descriptive Corners'.B41] &amp; &quot;]&quot; &amp; CHAR(10) &amp; IF(LEN(['Descriptive Corners'.A41]) &gt; 0;&quot;id=&quot; &amp; ['Descriptive Corners'.A41] &amp; CHAR(10);&quot;&quot;) &amp; &quot;Sounds=1&quot; &amp; CHAR(10) &amp; &quot;Snd0=&quot; &amp; LOWER(['Descriptive Corners'.B41]) &amp; &quot;.ogg&quot; &amp; CHAR(10) &amp; IF(LEN(['Descriptive Corners'.F41]) &gt; 0; &quot;link=&quot; &amp; ['Descriptive Corners'.F41] &amp; CHAR(10);&quot;&quot;) &amp; IF(LEN(['Descriptive Corners'.G41])&gt;0;&quot;standard=&quot; &amp; ['Descriptive Corners'.G41] &amp; CHAR(10);&quot;&quot;) &amp; &quot;column=&quot; &amp; ['Descriptive Corners'.I41] &amp; CHAR(10);&quot;&quot;)">
            <text:p/>
          </table:table-cell>
          <table:table-cell table:style-name="ce16" table:formula="of:=IF(LEN(['Descriptive Corners'.H41]) &gt; 0;IF(LEN(['Descriptive Corners'.B41]) &gt; 0;['Descriptive Corners'.B41] &amp; &quot;=&quot; &amp; ['Descriptive Corners'.C41]);&quot;&quot;)">
            <text:p/>
          </table:table-cell>
          <table:table-cell table:style-name="ce16" table:formula="of:=IF(LEN(['Descriptive Corners'.H41]) &gt; 0;IF(LEN(['Descriptive Corners'.B41]) &gt; 0;['Descriptive Corners'.B41] &amp; &quot;=&quot; &amp; ['Descriptive Corners'.D41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42]) &gt; 0; ['Descriptive Corners'.H42]; &quot;&quot;)">
            <text:p/>
          </table:table-cell>
          <table:table-cell table:style-name="ce16" table:formula="of:=IF(LEN(['Descriptive Corners'.H42]) &gt; 0;&quot;[PACENOTE::&quot; &amp; ['Descriptive Corners'.B42] &amp; &quot;]&quot; &amp; CHAR(10) &amp; IF(LEN(['Descriptive Corners'.A42]) &gt; 0;&quot;id=&quot; &amp; ['Descriptive Corners'.A42] &amp; CHAR(10);&quot;&quot;) &amp; &quot;Sounds=1&quot; &amp; CHAR(10) &amp; &quot;Snd0=&quot; &amp; LOWER(['Descriptive Corners'.B42]) &amp; &quot;.ogg&quot; &amp; CHAR(10) &amp; IF(LEN(['Descriptive Corners'.F42]) &gt; 0; &quot;link=&quot; &amp; ['Descriptive Corners'.F42] &amp; CHAR(10);&quot;&quot;) &amp; IF(LEN(['Descriptive Corners'.G42])&gt;0;&quot;standard=&quot; &amp; ['Descriptive Corners'.G42] &amp; CHAR(10);&quot;&quot;) &amp; &quot;column=&quot; &amp; ['Descriptive Corners'.I42] &amp; CHAR(10);&quot;&quot;)">
            <text:p/>
          </table:table-cell>
          <table:table-cell table:style-name="ce16" table:formula="of:=IF(LEN(['Descriptive Corners'.H42]) &gt; 0;IF(LEN(['Descriptive Corners'.B42]) &gt; 0;['Descriptive Corners'.B42] &amp; &quot;=&quot; &amp; ['Descriptive Corners'.C42]);&quot;&quot;)">
            <text:p/>
          </table:table-cell>
          <table:table-cell table:style-name="ce16" table:formula="of:=IF(LEN(['Descriptive Corners'.H42]) &gt; 0;IF(LEN(['Descriptive Corners'.B42]) &gt; 0;['Descriptive Corners'.B42] &amp; &quot;=&quot; &amp; ['Descriptive Corners'.D42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43]) &gt; 0; ['Descriptive Corners'.H43]; &quot;&quot;)">
            <text:p/>
          </table:table-cell>
          <table:table-cell table:style-name="ce16" table:formula="of:=IF(LEN(['Descriptive Corners'.H43]) &gt; 0;&quot;[PACENOTE::&quot; &amp; ['Descriptive Corners'.B43] &amp; &quot;]&quot; &amp; CHAR(10) &amp; IF(LEN(['Descriptive Corners'.A43]) &gt; 0;&quot;id=&quot; &amp; ['Descriptive Corners'.A43] &amp; CHAR(10);&quot;&quot;) &amp; &quot;Sounds=1&quot; &amp; CHAR(10) &amp; &quot;Snd0=&quot; &amp; LOWER(['Descriptive Corners'.B43]) &amp; &quot;.ogg&quot; &amp; CHAR(10) &amp; IF(LEN(['Descriptive Corners'.F43]) &gt; 0; &quot;link=&quot; &amp; ['Descriptive Corners'.F43] &amp; CHAR(10);&quot;&quot;) &amp; IF(LEN(['Descriptive Corners'.G43])&gt;0;&quot;standard=&quot; &amp; ['Descriptive Corners'.G43] &amp; CHAR(10);&quot;&quot;) &amp; &quot;column=&quot; &amp; ['Descriptive Corners'.I43] &amp; CHAR(10);&quot;&quot;)">
            <text:p/>
          </table:table-cell>
          <table:table-cell table:style-name="ce16" table:formula="of:=IF(LEN(['Descriptive Corners'.H43]) &gt; 0;IF(LEN(['Descriptive Corners'.B43]) &gt; 0;['Descriptive Corners'.B43] &amp; &quot;=&quot; &amp; ['Descriptive Corners'.C43]);&quot;&quot;)">
            <text:p/>
          </table:table-cell>
          <table:table-cell table:style-name="ce16" table:formula="of:=IF(LEN(['Descriptive Corners'.H43]) &gt; 0;IF(LEN(['Descriptive Corners'.B43]) &gt; 0;['Descriptive Corners'.B43] &amp; &quot;=&quot; &amp; ['Descriptive Corners'.D43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44]) &gt; 0; ['Descriptive Corners'.H44]; &quot;&quot;)">
            <text:p/>
          </table:table-cell>
          <table:table-cell table:style-name="ce16" table:formula="of:=IF(LEN(['Descriptive Corners'.H44]) &gt; 0;&quot;[PACENOTE::&quot; &amp; ['Descriptive Corners'.B44] &amp; &quot;]&quot; &amp; CHAR(10) &amp; IF(LEN(['Descriptive Corners'.A44]) &gt; 0;&quot;id=&quot; &amp; ['Descriptive Corners'.A44] &amp; CHAR(10);&quot;&quot;) &amp; &quot;Sounds=1&quot; &amp; CHAR(10) &amp; &quot;Snd0=&quot; &amp; LOWER(['Descriptive Corners'.B44]) &amp; &quot;.ogg&quot; &amp; CHAR(10) &amp; IF(LEN(['Descriptive Corners'.F44]) &gt; 0; &quot;link=&quot; &amp; ['Descriptive Corners'.F44] &amp; CHAR(10);&quot;&quot;) &amp; IF(LEN(['Descriptive Corners'.G44])&gt;0;&quot;standard=&quot; &amp; ['Descriptive Corners'.G44] &amp; CHAR(10);&quot;&quot;) &amp; &quot;column=&quot; &amp; ['Descriptive Corners'.I44] &amp; CHAR(10);&quot;&quot;)">
            <text:p/>
          </table:table-cell>
          <table:table-cell table:style-name="ce16" table:formula="of:=IF(LEN(['Descriptive Corners'.H44]) &gt; 0;IF(LEN(['Descriptive Corners'.B44]) &gt; 0;['Descriptive Corners'.B44] &amp; &quot;=&quot; &amp; ['Descriptive Corners'.C44]);&quot;&quot;)">
            <text:p/>
          </table:table-cell>
          <table:table-cell table:style-name="ce16" table:formula="of:=IF(LEN(['Descriptive Corners'.H44]) &gt; 0;IF(LEN(['Descriptive Corners'.B44]) &gt; 0;['Descriptive Corners'.B44] &amp; &quot;=&quot; &amp; ['Descriptive Corners'.D44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45]) &gt; 0; ['Descriptive Corners'.H45]; &quot;&quot;)">
            <text:p/>
          </table:table-cell>
          <table:table-cell table:style-name="ce16" table:formula="of:=IF(LEN(['Descriptive Corners'.H45]) &gt; 0;&quot;[PACENOTE::&quot; &amp; ['Descriptive Corners'.B45] &amp; &quot;]&quot; &amp; CHAR(10) &amp; IF(LEN(['Descriptive Corners'.A45]) &gt; 0;&quot;id=&quot; &amp; ['Descriptive Corners'.A45] &amp; CHAR(10);&quot;&quot;) &amp; &quot;Sounds=1&quot; &amp; CHAR(10) &amp; &quot;Snd0=&quot; &amp; LOWER(['Descriptive Corners'.B45]) &amp; &quot;.ogg&quot; &amp; CHAR(10) &amp; IF(LEN(['Descriptive Corners'.F45]) &gt; 0; &quot;link=&quot; &amp; ['Descriptive Corners'.F45] &amp; CHAR(10);&quot;&quot;) &amp; IF(LEN(['Descriptive Corners'.G45])&gt;0;&quot;standard=&quot; &amp; ['Descriptive Corners'.G45] &amp; CHAR(10);&quot;&quot;) &amp; &quot;column=&quot; &amp; ['Descriptive Corners'.I45] &amp; CHAR(10);&quot;&quot;)">
            <text:p/>
          </table:table-cell>
          <table:table-cell table:style-name="ce16" table:formula="of:=IF(LEN(['Descriptive Corners'.H45]) &gt; 0;IF(LEN(['Descriptive Corners'.B45]) &gt; 0;['Descriptive Corners'.B45] &amp; &quot;=&quot; &amp; ['Descriptive Corners'.C45]);&quot;&quot;)">
            <text:p/>
          </table:table-cell>
          <table:table-cell table:style-name="ce16" table:formula="of:=IF(LEN(['Descriptive Corners'.H45]) &gt; 0;IF(LEN(['Descriptive Corners'.B45]) &gt; 0;['Descriptive Corners'.B45] &amp; &quot;=&quot; &amp; ['Descriptive Corners'.D45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46]) &gt; 0; ['Descriptive Corners'.H46]; &quot;&quot;)">
            <text:p/>
          </table:table-cell>
          <table:table-cell table:style-name="ce16" table:formula="of:=IF(LEN(['Descriptive Corners'.H46]) &gt; 0;&quot;[PACENOTE::&quot; &amp; ['Descriptive Corners'.B46] &amp; &quot;]&quot; &amp; CHAR(10) &amp; IF(LEN(['Descriptive Corners'.A46]) &gt; 0;&quot;id=&quot; &amp; ['Descriptive Corners'.A46] &amp; CHAR(10);&quot;&quot;) &amp; &quot;Sounds=1&quot; &amp; CHAR(10) &amp; &quot;Snd0=&quot; &amp; LOWER(['Descriptive Corners'.B46]) &amp; &quot;.ogg&quot; &amp; CHAR(10) &amp; IF(LEN(['Descriptive Corners'.F46]) &gt; 0; &quot;link=&quot; &amp; ['Descriptive Corners'.F46] &amp; CHAR(10);&quot;&quot;) &amp; IF(LEN(['Descriptive Corners'.G46])&gt;0;&quot;standard=&quot; &amp; ['Descriptive Corners'.G46] &amp; CHAR(10);&quot;&quot;) &amp; &quot;column=&quot; &amp; ['Descriptive Corners'.I46] &amp; CHAR(10);&quot;&quot;)">
            <text:p/>
          </table:table-cell>
          <table:table-cell table:style-name="ce16" table:formula="of:=IF(LEN(['Descriptive Corners'.H46]) &gt; 0;IF(LEN(['Descriptive Corners'.B46]) &gt; 0;['Descriptive Corners'.B46] &amp; &quot;=&quot; &amp; ['Descriptive Corners'.C46]);&quot;&quot;)">
            <text:p/>
          </table:table-cell>
          <table:table-cell table:style-name="ce16" table:formula="of:=IF(LEN(['Descriptive Corners'.H46]) &gt; 0;IF(LEN(['Descriptive Corners'.B46]) &gt; 0;['Descriptive Corners'.B46] &amp; &quot;=&quot; &amp; ['Descriptive Corners'.D46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47]) &gt; 0; ['Descriptive Corners'.H47]; &quot;&quot;)">
            <text:p/>
          </table:table-cell>
          <table:table-cell table:style-name="ce16" table:formula="of:=IF(LEN(['Descriptive Corners'.H47]) &gt; 0;&quot;[PACENOTE::&quot; &amp; ['Descriptive Corners'.B47] &amp; &quot;]&quot; &amp; CHAR(10) &amp; IF(LEN(['Descriptive Corners'.A47]) &gt; 0;&quot;id=&quot; &amp; ['Descriptive Corners'.A47] &amp; CHAR(10);&quot;&quot;) &amp; &quot;Sounds=1&quot; &amp; CHAR(10) &amp; &quot;Snd0=&quot; &amp; LOWER(['Descriptive Corners'.B47]) &amp; &quot;.ogg&quot; &amp; CHAR(10) &amp; IF(LEN(['Descriptive Corners'.F47]) &gt; 0; &quot;link=&quot; &amp; ['Descriptive Corners'.F47] &amp; CHAR(10);&quot;&quot;) &amp; IF(LEN(['Descriptive Corners'.G47])&gt;0;&quot;standard=&quot; &amp; ['Descriptive Corners'.G47] &amp; CHAR(10);&quot;&quot;) &amp; &quot;column=&quot; &amp; ['Descriptive Corners'.I47] &amp; CHAR(10);&quot;&quot;)">
            <text:p/>
          </table:table-cell>
          <table:table-cell table:style-name="ce16" table:formula="of:=IF(LEN(['Descriptive Corners'.H47]) &gt; 0;IF(LEN(['Descriptive Corners'.B47]) &gt; 0;['Descriptive Corners'.B47] &amp; &quot;=&quot; &amp; ['Descriptive Corners'.C47]);&quot;&quot;)">
            <text:p/>
          </table:table-cell>
          <table:table-cell table:style-name="ce16" table:formula="of:=IF(LEN(['Descriptive Corners'.H47]) &gt; 0;IF(LEN(['Descriptive Corners'.B47]) &gt; 0;['Descriptive Corners'.B47] &amp; &quot;=&quot; &amp; ['Descriptive Corners'.D47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48]) &gt; 0; ['Descriptive Corners'.H48]; &quot;&quot;)">
            <text:p/>
          </table:table-cell>
          <table:table-cell table:style-name="ce16" table:formula="of:=IF(LEN(['Descriptive Corners'.H48]) &gt; 0;&quot;[PACENOTE::&quot; &amp; ['Descriptive Corners'.B48] &amp; &quot;]&quot; &amp; CHAR(10) &amp; IF(LEN(['Descriptive Corners'.A48]) &gt; 0;&quot;id=&quot; &amp; ['Descriptive Corners'.A48] &amp; CHAR(10);&quot;&quot;) &amp; &quot;Sounds=1&quot; &amp; CHAR(10) &amp; &quot;Snd0=&quot; &amp; LOWER(['Descriptive Corners'.B48]) &amp; &quot;.ogg&quot; &amp; CHAR(10) &amp; IF(LEN(['Descriptive Corners'.F48]) &gt; 0; &quot;link=&quot; &amp; ['Descriptive Corners'.F48] &amp; CHAR(10);&quot;&quot;) &amp; IF(LEN(['Descriptive Corners'.G48])&gt;0;&quot;standard=&quot; &amp; ['Descriptive Corners'.G48] &amp; CHAR(10);&quot;&quot;) &amp; &quot;column=&quot; &amp; ['Descriptive Corners'.I48] &amp; CHAR(10);&quot;&quot;)">
            <text:p/>
          </table:table-cell>
          <table:table-cell table:style-name="ce16" table:formula="of:=IF(LEN(['Descriptive Corners'.H48]) &gt; 0;IF(LEN(['Descriptive Corners'.B48]) &gt; 0;['Descriptive Corners'.B48] &amp; &quot;=&quot; &amp; ['Descriptive Corners'.C48]);&quot;&quot;)">
            <text:p/>
          </table:table-cell>
          <table:table-cell table:style-name="ce16" table:formula="of:=IF(LEN(['Descriptive Corners'.H48]) &gt; 0;IF(LEN(['Descriptive Corners'.B48]) &gt; 0;['Descriptive Corners'.B48] &amp; &quot;=&quot; &amp; ['Descriptive Corners'.D48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49]) &gt; 0; ['Descriptive Corners'.H49]; &quot;&quot;)">
            <text:p/>
          </table:table-cell>
          <table:table-cell table:style-name="ce16" table:formula="of:=IF(LEN(['Descriptive Corners'.H49]) &gt; 0;&quot;[PACENOTE::&quot; &amp; ['Descriptive Corners'.B49] &amp; &quot;]&quot; &amp; CHAR(10) &amp; IF(LEN(['Descriptive Corners'.A49]) &gt; 0;&quot;id=&quot; &amp; ['Descriptive Corners'.A49] &amp; CHAR(10);&quot;&quot;) &amp; &quot;Sounds=1&quot; &amp; CHAR(10) &amp; &quot;Snd0=&quot; &amp; LOWER(['Descriptive Corners'.B49]) &amp; &quot;.ogg&quot; &amp; CHAR(10) &amp; IF(LEN(['Descriptive Corners'.F49]) &gt; 0; &quot;link=&quot; &amp; ['Descriptive Corners'.F49] &amp; CHAR(10);&quot;&quot;) &amp; IF(LEN(['Descriptive Corners'.G49])&gt;0;&quot;standard=&quot; &amp; ['Descriptive Corners'.G49] &amp; CHAR(10);&quot;&quot;) &amp; &quot;column=&quot; &amp; ['Descriptive Corners'.I49] &amp; CHAR(10);&quot;&quot;)">
            <text:p/>
          </table:table-cell>
          <table:table-cell table:style-name="ce16" table:formula="of:=IF(LEN(['Descriptive Corners'.H49]) &gt; 0;IF(LEN(['Descriptive Corners'.B49]) &gt; 0;['Descriptive Corners'.B49] &amp; &quot;=&quot; &amp; ['Descriptive Corners'.C49]);&quot;&quot;)">
            <text:p/>
          </table:table-cell>
          <table:table-cell table:style-name="ce16" table:formula="of:=IF(LEN(['Descriptive Corners'.H49]) &gt; 0;IF(LEN(['Descriptive Corners'.B49]) &gt; 0;['Descriptive Corners'.B49] &amp; &quot;=&quot; &amp; ['Descriptive Corners'.D49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50]) &gt; 0; ['Descriptive Corners'.H50]; &quot;&quot;)">
            <text:p/>
          </table:table-cell>
          <table:table-cell table:style-name="ce16" table:formula="of:=IF(LEN(['Descriptive Corners'.H50]) &gt; 0;&quot;[PACENOTE::&quot; &amp; ['Descriptive Corners'.B50] &amp; &quot;]&quot; &amp; CHAR(10) &amp; IF(LEN(['Descriptive Corners'.A50]) &gt; 0;&quot;id=&quot; &amp; ['Descriptive Corners'.A50] &amp; CHAR(10);&quot;&quot;) &amp; &quot;Sounds=1&quot; &amp; CHAR(10) &amp; &quot;Snd0=&quot; &amp; LOWER(['Descriptive Corners'.B50]) &amp; &quot;.ogg&quot; &amp; CHAR(10) &amp; IF(LEN(['Descriptive Corners'.F50]) &gt; 0; &quot;link=&quot; &amp; ['Descriptive Corners'.F50] &amp; CHAR(10);&quot;&quot;) &amp; IF(LEN(['Descriptive Corners'.G50])&gt;0;&quot;standard=&quot; &amp; ['Descriptive Corners'.G50] &amp; CHAR(10);&quot;&quot;) &amp; &quot;column=&quot; &amp; ['Descriptive Corners'.I50] &amp; CHAR(10);&quot;&quot;)">
            <text:p/>
          </table:table-cell>
          <table:table-cell table:style-name="ce16" table:formula="of:=IF(LEN(['Descriptive Corners'.H50]) &gt; 0;IF(LEN(['Descriptive Corners'.B50]) &gt; 0;['Descriptive Corners'.B50] &amp; &quot;=&quot; &amp; ['Descriptive Corners'.C50]);&quot;&quot;)">
            <text:p/>
          </table:table-cell>
          <table:table-cell table:style-name="ce16" table:formula="of:=IF(LEN(['Descriptive Corners'.H50]) &gt; 0;IF(LEN(['Descriptive Corners'.B50]) &gt; 0;['Descriptive Corners'.B50] &amp; &quot;=&quot; &amp; ['Descriptive Corners'.D50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51]) &gt; 0; ['Descriptive Corners'.H51]; &quot;&quot;)">
            <text:p/>
          </table:table-cell>
          <table:table-cell table:style-name="ce16" table:formula="of:=IF(LEN(['Descriptive Corners'.H51]) &gt; 0;&quot;[PACENOTE::&quot; &amp; ['Descriptive Corners'.B51] &amp; &quot;]&quot; &amp; CHAR(10) &amp; IF(LEN(['Descriptive Corners'.A51]) &gt; 0;&quot;id=&quot; &amp; ['Descriptive Corners'.A51] &amp; CHAR(10);&quot;&quot;) &amp; &quot;Sounds=1&quot; &amp; CHAR(10) &amp; &quot;Snd0=&quot; &amp; LOWER(['Descriptive Corners'.B51]) &amp; &quot;.ogg&quot; &amp; CHAR(10) &amp; IF(LEN(['Descriptive Corners'.F51]) &gt; 0; &quot;link=&quot; &amp; ['Descriptive Corners'.F51] &amp; CHAR(10);&quot;&quot;) &amp; IF(LEN(['Descriptive Corners'.G51])&gt;0;&quot;standard=&quot; &amp; ['Descriptive Corners'.G51] &amp; CHAR(10);&quot;&quot;) &amp; &quot;column=&quot; &amp; ['Descriptive Corners'.I51] &amp; CHAR(10);&quot;&quot;)">
            <text:p/>
          </table:table-cell>
          <table:table-cell table:style-name="ce16" table:formula="of:=IF(LEN(['Descriptive Corners'.H51]) &gt; 0;IF(LEN(['Descriptive Corners'.B51]) &gt; 0;['Descriptive Corners'.B51] &amp; &quot;=&quot; &amp; ['Descriptive Corners'.C51]);&quot;&quot;)">
            <text:p/>
          </table:table-cell>
          <table:table-cell table:style-name="ce16" table:formula="of:=IF(LEN(['Descriptive Corners'.H51]) &gt; 0;IF(LEN(['Descriptive Corners'.B51]) &gt; 0;['Descriptive Corners'.B51] &amp; &quot;=&quot; &amp; ['Descriptive Corners'.D51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52]) &gt; 0; ['Descriptive Corners'.H52]; &quot;&quot;)">
            <text:p/>
          </table:table-cell>
          <table:table-cell table:style-name="ce16" table:formula="of:=IF(LEN(['Descriptive Corners'.H52]) &gt; 0;&quot;[PACENOTE::&quot; &amp; ['Descriptive Corners'.B52] &amp; &quot;]&quot; &amp; CHAR(10) &amp; IF(LEN(['Descriptive Corners'.A52]) &gt; 0;&quot;id=&quot; &amp; ['Descriptive Corners'.A52] &amp; CHAR(10);&quot;&quot;) &amp; &quot;Sounds=1&quot; &amp; CHAR(10) &amp; &quot;Snd0=&quot; &amp; LOWER(['Descriptive Corners'.B52]) &amp; &quot;.ogg&quot; &amp; CHAR(10) &amp; IF(LEN(['Descriptive Corners'.F52]) &gt; 0; &quot;link=&quot; &amp; ['Descriptive Corners'.F52] &amp; CHAR(10);&quot;&quot;) &amp; IF(LEN(['Descriptive Corners'.G52])&gt;0;&quot;standard=&quot; &amp; ['Descriptive Corners'.G52] &amp; CHAR(10);&quot;&quot;) &amp; &quot;column=&quot; &amp; ['Descriptive Corners'.I52] &amp; CHAR(10);&quot;&quot;)">
            <text:p/>
          </table:table-cell>
          <table:table-cell table:style-name="ce16" table:formula="of:=IF(LEN(['Descriptive Corners'.H52]) &gt; 0;IF(LEN(['Descriptive Corners'.B52]) &gt; 0;['Descriptive Corners'.B52] &amp; &quot;=&quot; &amp; ['Descriptive Corners'.C52]);&quot;&quot;)">
            <text:p/>
          </table:table-cell>
          <table:table-cell table:style-name="ce16" table:formula="of:=IF(LEN(['Descriptive Corners'.H52]) &gt; 0;IF(LEN(['Descriptive Corners'.B52]) &gt; 0;['Descriptive Corners'.B52] &amp; &quot;=&quot; &amp; ['Descriptive Corners'.D52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53]) &gt; 0; ['Descriptive Corners'.H53]; &quot;&quot;)">
            <text:p/>
          </table:table-cell>
          <table:table-cell table:style-name="ce16" table:formula="of:=IF(LEN(['Descriptive Corners'.H53]) &gt; 0;&quot;[PACENOTE::&quot; &amp; ['Descriptive Corners'.B53] &amp; &quot;]&quot; &amp; CHAR(10) &amp; IF(LEN(['Descriptive Corners'.A53]) &gt; 0;&quot;id=&quot; &amp; ['Descriptive Corners'.A53] &amp; CHAR(10);&quot;&quot;) &amp; &quot;Sounds=1&quot; &amp; CHAR(10) &amp; &quot;Snd0=&quot; &amp; LOWER(['Descriptive Corners'.B53]) &amp; &quot;.ogg&quot; &amp; CHAR(10) &amp; IF(LEN(['Descriptive Corners'.F53]) &gt; 0; &quot;link=&quot; &amp; ['Descriptive Corners'.F53] &amp; CHAR(10);&quot;&quot;) &amp; IF(LEN(['Descriptive Corners'.G53])&gt;0;&quot;standard=&quot; &amp; ['Descriptive Corners'.G53] &amp; CHAR(10);&quot;&quot;) &amp; &quot;column=&quot; &amp; ['Descriptive Corners'.I53] &amp; CHAR(10);&quot;&quot;)">
            <text:p/>
          </table:table-cell>
          <table:table-cell table:style-name="ce16" table:formula="of:=IF(LEN(['Descriptive Corners'.H53]) &gt; 0;IF(LEN(['Descriptive Corners'.B53]) &gt; 0;['Descriptive Corners'.B53] &amp; &quot;=&quot; &amp; ['Descriptive Corners'.C53]);&quot;&quot;)">
            <text:p/>
          </table:table-cell>
          <table:table-cell table:style-name="ce16" table:formula="of:=IF(LEN(['Descriptive Corners'.H53]) &gt; 0;IF(LEN(['Descriptive Corners'.B53]) &gt; 0;['Descriptive Corners'.B53] &amp; &quot;=&quot; &amp; ['Descriptive Corners'.D53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54]) &gt; 0; ['Descriptive Corners'.H54]; &quot;&quot;)">
            <text:p/>
          </table:table-cell>
          <table:table-cell table:style-name="ce16" table:formula="of:=IF(LEN(['Descriptive Corners'.H54]) &gt; 0;&quot;[PACENOTE::&quot; &amp; ['Descriptive Corners'.B54] &amp; &quot;]&quot; &amp; CHAR(10) &amp; IF(LEN(['Descriptive Corners'.A54]) &gt; 0;&quot;id=&quot; &amp; ['Descriptive Corners'.A54] &amp; CHAR(10);&quot;&quot;) &amp; &quot;Sounds=1&quot; &amp; CHAR(10) &amp; &quot;Snd0=&quot; &amp; LOWER(['Descriptive Corners'.B54]) &amp; &quot;.ogg&quot; &amp; CHAR(10) &amp; IF(LEN(['Descriptive Corners'.F54]) &gt; 0; &quot;link=&quot; &amp; ['Descriptive Corners'.F54] &amp; CHAR(10);&quot;&quot;) &amp; IF(LEN(['Descriptive Corners'.G54])&gt;0;&quot;standard=&quot; &amp; ['Descriptive Corners'.G54] &amp; CHAR(10);&quot;&quot;) &amp; &quot;column=&quot; &amp; ['Descriptive Corners'.I54] &amp; CHAR(10);&quot;&quot;)">
            <text:p/>
          </table:table-cell>
          <table:table-cell table:style-name="ce16" table:formula="of:=IF(LEN(['Descriptive Corners'.H54]) &gt; 0;IF(LEN(['Descriptive Corners'.B54]) &gt; 0;['Descriptive Corners'.B54] &amp; &quot;=&quot; &amp; ['Descriptive Corners'.C54]);&quot;&quot;)">
            <text:p/>
          </table:table-cell>
          <table:table-cell table:style-name="ce16" table:formula="of:=IF(LEN(['Descriptive Corners'.H54]) &gt; 0;IF(LEN(['Descriptive Corners'.B54]) &gt; 0;['Descriptive Corners'.B54] &amp; &quot;=&quot; &amp; ['Descriptive Corners'.D54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55]) &gt; 0; ['Descriptive Corners'.H55]; &quot;&quot;)">
            <text:p/>
          </table:table-cell>
          <table:table-cell table:style-name="ce16" table:formula="of:=IF(LEN(['Descriptive Corners'.H55]) &gt; 0;&quot;[PACENOTE::&quot; &amp; ['Descriptive Corners'.B55] &amp; &quot;]&quot; &amp; CHAR(10) &amp; IF(LEN(['Descriptive Corners'.A55]) &gt; 0;&quot;id=&quot; &amp; ['Descriptive Corners'.A55] &amp; CHAR(10);&quot;&quot;) &amp; &quot;Sounds=1&quot; &amp; CHAR(10) &amp; &quot;Snd0=&quot; &amp; LOWER(['Descriptive Corners'.B55]) &amp; &quot;.ogg&quot; &amp; CHAR(10) &amp; IF(LEN(['Descriptive Corners'.F55]) &gt; 0; &quot;link=&quot; &amp; ['Descriptive Corners'.F55] &amp; CHAR(10);&quot;&quot;) &amp; IF(LEN(['Descriptive Corners'.G55])&gt;0;&quot;standard=&quot; &amp; ['Descriptive Corners'.G55] &amp; CHAR(10);&quot;&quot;) &amp; &quot;column=&quot; &amp; ['Descriptive Corners'.I55] &amp; CHAR(10);&quot;&quot;)">
            <text:p/>
          </table:table-cell>
          <table:table-cell table:style-name="ce16" table:formula="of:=IF(LEN(['Descriptive Corners'.H55]) &gt; 0;IF(LEN(['Descriptive Corners'.B55]) &gt; 0;['Descriptive Corners'.B55] &amp; &quot;=&quot; &amp; ['Descriptive Corners'.C55]);&quot;&quot;)">
            <text:p/>
          </table:table-cell>
          <table:table-cell table:style-name="ce16" table:formula="of:=IF(LEN(['Descriptive Corners'.H55]) &gt; 0;IF(LEN(['Descriptive Corners'.B55]) &gt; 0;['Descriptive Corners'.B55] &amp; &quot;=&quot; &amp; ['Descriptive Corners'.D55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56]) &gt; 0; ['Descriptive Corners'.H56]; &quot;&quot;)">
            <text:p/>
          </table:table-cell>
          <table:table-cell table:style-name="ce16" table:formula="of:=IF(LEN(['Descriptive Corners'.H56]) &gt; 0;&quot;[PACENOTE::&quot; &amp; ['Descriptive Corners'.B56] &amp; &quot;]&quot; &amp; CHAR(10) &amp; IF(LEN(['Descriptive Corners'.A56]) &gt; 0;&quot;id=&quot; &amp; ['Descriptive Corners'.A56] &amp; CHAR(10);&quot;&quot;) &amp; &quot;Sounds=1&quot; &amp; CHAR(10) &amp; &quot;Snd0=&quot; &amp; LOWER(['Descriptive Corners'.B56]) &amp; &quot;.ogg&quot; &amp; CHAR(10) &amp; IF(LEN(['Descriptive Corners'.F56]) &gt; 0; &quot;link=&quot; &amp; ['Descriptive Corners'.F56] &amp; CHAR(10);&quot;&quot;) &amp; IF(LEN(['Descriptive Corners'.G56])&gt;0;&quot;standard=&quot; &amp; ['Descriptive Corners'.G56] &amp; CHAR(10);&quot;&quot;) &amp; &quot;column=&quot; &amp; ['Descriptive Corners'.I56] &amp; CHAR(10);&quot;&quot;)">
            <text:p/>
          </table:table-cell>
          <table:table-cell table:style-name="ce16" table:formula="of:=IF(LEN(['Descriptive Corners'.H56]) &gt; 0;IF(LEN(['Descriptive Corners'.B56]) &gt; 0;['Descriptive Corners'.B56] &amp; &quot;=&quot; &amp; ['Descriptive Corners'.C56]);&quot;&quot;)">
            <text:p/>
          </table:table-cell>
          <table:table-cell table:style-name="ce16" table:formula="of:=IF(LEN(['Descriptive Corners'.H56]) &gt; 0;IF(LEN(['Descriptive Corners'.B56]) &gt; 0;['Descriptive Corners'.B56] &amp; &quot;=&quot; &amp; ['Descriptive Corners'.D56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57]) &gt; 0; ['Descriptive Corners'.H57]; &quot;&quot;)">
            <text:p/>
          </table:table-cell>
          <table:table-cell table:style-name="ce16" table:formula="of:=IF(LEN(['Descriptive Corners'.H57]) &gt; 0;&quot;[PACENOTE::&quot; &amp; ['Descriptive Corners'.B57] &amp; &quot;]&quot; &amp; CHAR(10) &amp; IF(LEN(['Descriptive Corners'.A57]) &gt; 0;&quot;id=&quot; &amp; ['Descriptive Corners'.A57] &amp; CHAR(10);&quot;&quot;) &amp; &quot;Sounds=1&quot; &amp; CHAR(10) &amp; &quot;Snd0=&quot; &amp; LOWER(['Descriptive Corners'.B57]) &amp; &quot;.ogg&quot; &amp; CHAR(10) &amp; IF(LEN(['Descriptive Corners'.F57]) &gt; 0; &quot;link=&quot; &amp; ['Descriptive Corners'.F57] &amp; CHAR(10);&quot;&quot;) &amp; IF(LEN(['Descriptive Corners'.G57])&gt;0;&quot;standard=&quot; &amp; ['Descriptive Corners'.G57] &amp; CHAR(10);&quot;&quot;) &amp; &quot;column=&quot; &amp; ['Descriptive Corners'.I57] &amp; CHAR(10);&quot;&quot;)">
            <text:p/>
          </table:table-cell>
          <table:table-cell table:style-name="ce16" table:formula="of:=IF(LEN(['Descriptive Corners'.H57]) &gt; 0;IF(LEN(['Descriptive Corners'.B57]) &gt; 0;['Descriptive Corners'.B57] &amp; &quot;=&quot; &amp; ['Descriptive Corners'.C57]);&quot;&quot;)">
            <text:p/>
          </table:table-cell>
          <table:table-cell table:style-name="ce16" table:formula="of:=IF(LEN(['Descriptive Corners'.H57]) &gt; 0;IF(LEN(['Descriptive Corners'.B57]) &gt; 0;['Descriptive Corners'.B57] &amp; &quot;=&quot; &amp; ['Descriptive Corners'.D57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58]) &gt; 0; ['Descriptive Corners'.H58]; &quot;&quot;)">
            <text:p/>
          </table:table-cell>
          <table:table-cell table:style-name="ce16" table:formula="of:=IF(LEN(['Descriptive Corners'.H58]) &gt; 0;&quot;[PACENOTE::&quot; &amp; ['Descriptive Corners'.B58] &amp; &quot;]&quot; &amp; CHAR(10) &amp; IF(LEN(['Descriptive Corners'.A58]) &gt; 0;&quot;id=&quot; &amp; ['Descriptive Corners'.A58] &amp; CHAR(10);&quot;&quot;) &amp; &quot;Sounds=1&quot; &amp; CHAR(10) &amp; &quot;Snd0=&quot; &amp; LOWER(['Descriptive Corners'.B58]) &amp; &quot;.ogg&quot; &amp; CHAR(10) &amp; IF(LEN(['Descriptive Corners'.F58]) &gt; 0; &quot;link=&quot; &amp; ['Descriptive Corners'.F58] &amp; CHAR(10);&quot;&quot;) &amp; IF(LEN(['Descriptive Corners'.G58])&gt;0;&quot;standard=&quot; &amp; ['Descriptive Corners'.G58] &amp; CHAR(10);&quot;&quot;) &amp; &quot;column=&quot; &amp; ['Descriptive Corners'.I58] &amp; CHAR(10);&quot;&quot;)">
            <text:p/>
          </table:table-cell>
          <table:table-cell table:style-name="ce16" table:formula="of:=IF(LEN(['Descriptive Corners'.H58]) &gt; 0;IF(LEN(['Descriptive Corners'.B58]) &gt; 0;['Descriptive Corners'.B58] &amp; &quot;=&quot; &amp; ['Descriptive Corners'.C58]);&quot;&quot;)">
            <text:p/>
          </table:table-cell>
          <table:table-cell table:style-name="ce16" table:formula="of:=IF(LEN(['Descriptive Corners'.H58]) &gt; 0;IF(LEN(['Descriptive Corners'.B58]) &gt; 0;['Descriptive Corners'.B58] &amp; &quot;=&quot; &amp; ['Descriptive Corners'.D58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59]) &gt; 0; ['Descriptive Corners'.H59]; &quot;&quot;)">
            <text:p/>
          </table:table-cell>
          <table:table-cell table:style-name="ce16" table:formula="of:=IF(LEN(['Descriptive Corners'.H59]) &gt; 0;&quot;[PACENOTE::&quot; &amp; ['Descriptive Corners'.B59] &amp; &quot;]&quot; &amp; CHAR(10) &amp; IF(LEN(['Descriptive Corners'.A59]) &gt; 0;&quot;id=&quot; &amp; ['Descriptive Corners'.A59] &amp; CHAR(10);&quot;&quot;) &amp; &quot;Sounds=1&quot; &amp; CHAR(10) &amp; &quot;Snd0=&quot; &amp; LOWER(['Descriptive Corners'.B59]) &amp; &quot;.ogg&quot; &amp; CHAR(10) &amp; IF(LEN(['Descriptive Corners'.F59]) &gt; 0; &quot;link=&quot; &amp; ['Descriptive Corners'.F59] &amp; CHAR(10);&quot;&quot;) &amp; IF(LEN(['Descriptive Corners'.G59])&gt;0;&quot;standard=&quot; &amp; ['Descriptive Corners'.G59] &amp; CHAR(10);&quot;&quot;) &amp; &quot;column=&quot; &amp; ['Descriptive Corners'.I59] &amp; CHAR(10);&quot;&quot;)">
            <text:p/>
          </table:table-cell>
          <table:table-cell table:style-name="ce16" table:formula="of:=IF(LEN(['Descriptive Corners'.H59]) &gt; 0;IF(LEN(['Descriptive Corners'.B59]) &gt; 0;['Descriptive Corners'.B59] &amp; &quot;=&quot; &amp; ['Descriptive Corners'.C59]);&quot;&quot;)">
            <text:p/>
          </table:table-cell>
          <table:table-cell table:style-name="ce16" table:formula="of:=IF(LEN(['Descriptive Corners'.H59]) &gt; 0;IF(LEN(['Descriptive Corners'.B59]) &gt; 0;['Descriptive Corners'.B59] &amp; &quot;=&quot; &amp; ['Descriptive Corners'.D59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60]) &gt; 0; ['Descriptive Corners'.H60]; &quot;&quot;)">
            <text:p/>
          </table:table-cell>
          <table:table-cell table:style-name="ce16" table:formula="of:=IF(LEN(['Descriptive Corners'.H60]) &gt; 0;&quot;[PACENOTE::&quot; &amp; ['Descriptive Corners'.B60] &amp; &quot;]&quot; &amp; CHAR(10) &amp; IF(LEN(['Descriptive Corners'.A60]) &gt; 0;&quot;id=&quot; &amp; ['Descriptive Corners'.A60] &amp; CHAR(10);&quot;&quot;) &amp; &quot;Sounds=1&quot; &amp; CHAR(10) &amp; &quot;Snd0=&quot; &amp; LOWER(['Descriptive Corners'.B60]) &amp; &quot;.ogg&quot; &amp; CHAR(10) &amp; IF(LEN(['Descriptive Corners'.F60]) &gt; 0; &quot;link=&quot; &amp; ['Descriptive Corners'.F60] &amp; CHAR(10);&quot;&quot;) &amp; IF(LEN(['Descriptive Corners'.G60])&gt;0;&quot;standard=&quot; &amp; ['Descriptive Corners'.G60] &amp; CHAR(10);&quot;&quot;) &amp; &quot;column=&quot; &amp; ['Descriptive Corners'.I60] &amp; CHAR(10);&quot;&quot;)">
            <text:p/>
          </table:table-cell>
          <table:table-cell table:style-name="ce16" table:formula="of:=IF(LEN(['Descriptive Corners'.H60]) &gt; 0;IF(LEN(['Descriptive Corners'.B60]) &gt; 0;['Descriptive Corners'.B60] &amp; &quot;=&quot; &amp; ['Descriptive Corners'.C60]);&quot;&quot;)">
            <text:p/>
          </table:table-cell>
          <table:table-cell table:style-name="ce16" table:formula="of:=IF(LEN(['Descriptive Corners'.H60]) &gt; 0;IF(LEN(['Descriptive Corners'.B60]) &gt; 0;['Descriptive Corners'.B60] &amp; &quot;=&quot; &amp; ['Descriptive Corners'.D60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61]) &gt; 0; ['Descriptive Corners'.H61]; &quot;&quot;)">
            <text:p/>
          </table:table-cell>
          <table:table-cell table:style-name="ce16" table:formula="of:=IF(LEN(['Descriptive Corners'.H61]) &gt; 0;&quot;[PACENOTE::&quot; &amp; ['Descriptive Corners'.B61] &amp; &quot;]&quot; &amp; CHAR(10) &amp; IF(LEN(['Descriptive Corners'.A61]) &gt; 0;&quot;id=&quot; &amp; ['Descriptive Corners'.A61] &amp; CHAR(10);&quot;&quot;) &amp; &quot;Sounds=1&quot; &amp; CHAR(10) &amp; &quot;Snd0=&quot; &amp; LOWER(['Descriptive Corners'.B61]) &amp; &quot;.ogg&quot; &amp; CHAR(10) &amp; IF(LEN(['Descriptive Corners'.F61]) &gt; 0; &quot;link=&quot; &amp; ['Descriptive Corners'.F61] &amp; CHAR(10);&quot;&quot;) &amp; IF(LEN(['Descriptive Corners'.G61])&gt;0;&quot;standard=&quot; &amp; ['Descriptive Corners'.G61] &amp; CHAR(10);&quot;&quot;) &amp; &quot;column=&quot; &amp; ['Descriptive Corners'.I61] &amp; CHAR(10);&quot;&quot;)">
            <text:p/>
          </table:table-cell>
          <table:table-cell table:style-name="ce16" table:formula="of:=IF(LEN(['Descriptive Corners'.H61]) &gt; 0;IF(LEN(['Descriptive Corners'.B61]) &gt; 0;['Descriptive Corners'.B61] &amp; &quot;=&quot; &amp; ['Descriptive Corners'.C61]);&quot;&quot;)">
            <text:p/>
          </table:table-cell>
          <table:table-cell table:style-name="ce16" table:formula="of:=IF(LEN(['Descriptive Corners'.H61]) &gt; 0;IF(LEN(['Descriptive Corners'.B61]) &gt; 0;['Descriptive Corners'.B61] &amp; &quot;=&quot; &amp; ['Descriptive Corners'.D61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62]) &gt; 0; ['Descriptive Corners'.H62]; &quot;&quot;)">
            <text:p/>
          </table:table-cell>
          <table:table-cell table:style-name="ce16" table:formula="of:=IF(LEN(['Descriptive Corners'.H62]) &gt; 0;&quot;[PACENOTE::&quot; &amp; ['Descriptive Corners'.B62] &amp; &quot;]&quot; &amp; CHAR(10) &amp; IF(LEN(['Descriptive Corners'.A62]) &gt; 0;&quot;id=&quot; &amp; ['Descriptive Corners'.A62] &amp; CHAR(10);&quot;&quot;) &amp; &quot;Sounds=1&quot; &amp; CHAR(10) &amp; &quot;Snd0=&quot; &amp; LOWER(['Descriptive Corners'.B62]) &amp; &quot;.ogg&quot; &amp; CHAR(10) &amp; IF(LEN(['Descriptive Corners'.F62]) &gt; 0; &quot;link=&quot; &amp; ['Descriptive Corners'.F62] &amp; CHAR(10);&quot;&quot;) &amp; IF(LEN(['Descriptive Corners'.G62])&gt;0;&quot;standard=&quot; &amp; ['Descriptive Corners'.G62] &amp; CHAR(10);&quot;&quot;) &amp; &quot;column=&quot; &amp; ['Descriptive Corners'.I62] &amp; CHAR(10);&quot;&quot;)">
            <text:p/>
          </table:table-cell>
          <table:table-cell table:style-name="ce16" table:formula="of:=IF(LEN(['Descriptive Corners'.H62]) &gt; 0;IF(LEN(['Descriptive Corners'.B62]) &gt; 0;['Descriptive Corners'.B62] &amp; &quot;=&quot; &amp; ['Descriptive Corners'.C62]);&quot;&quot;)">
            <text:p/>
          </table:table-cell>
          <table:table-cell table:style-name="ce16" table:formula="of:=IF(LEN(['Descriptive Corners'.H62]) &gt; 0;IF(LEN(['Descriptive Corners'.B62]) &gt; 0;['Descriptive Corners'.B62] &amp; &quot;=&quot; &amp; ['Descriptive Corners'.D62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63]) &gt; 0; ['Descriptive Corners'.H63]; &quot;&quot;)">
            <text:p/>
          </table:table-cell>
          <table:table-cell table:style-name="ce16" table:formula="of:=IF(LEN(['Descriptive Corners'.H63]) &gt; 0;&quot;[PACENOTE::&quot; &amp; ['Descriptive Corners'.B63] &amp; &quot;]&quot; &amp; CHAR(10) &amp; IF(LEN(['Descriptive Corners'.A63]) &gt; 0;&quot;id=&quot; &amp; ['Descriptive Corners'.A63] &amp; CHAR(10);&quot;&quot;) &amp; &quot;Sounds=1&quot; &amp; CHAR(10) &amp; &quot;Snd0=&quot; &amp; LOWER(['Descriptive Corners'.B63]) &amp; &quot;.ogg&quot; &amp; CHAR(10) &amp; IF(LEN(['Descriptive Corners'.F63]) &gt; 0; &quot;link=&quot; &amp; ['Descriptive Corners'.F63] &amp; CHAR(10);&quot;&quot;) &amp; IF(LEN(['Descriptive Corners'.G63])&gt;0;&quot;standard=&quot; &amp; ['Descriptive Corners'.G63] &amp; CHAR(10);&quot;&quot;) &amp; &quot;column=&quot; &amp; ['Descriptive Corners'.I63] &amp; CHAR(10);&quot;&quot;)">
            <text:p/>
          </table:table-cell>
          <table:table-cell table:style-name="ce16" table:formula="of:=IF(LEN(['Descriptive Corners'.H63]) &gt; 0;IF(LEN(['Descriptive Corners'.B63]) &gt; 0;['Descriptive Corners'.B63] &amp; &quot;=&quot; &amp; ['Descriptive Corners'.C63]);&quot;&quot;)">
            <text:p/>
          </table:table-cell>
          <table:table-cell table:style-name="ce16" table:formula="of:=IF(LEN(['Descriptive Corners'.H63]) &gt; 0;IF(LEN(['Descriptive Corners'.B63]) &gt; 0;['Descriptive Corners'.B63] &amp; &quot;=&quot; &amp; ['Descriptive Corners'.D63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64]) &gt; 0; ['Descriptive Corners'.H64]; &quot;&quot;)">
            <text:p/>
          </table:table-cell>
          <table:table-cell table:style-name="ce16" table:formula="of:=IF(LEN(['Descriptive Corners'.H64]) &gt; 0;&quot;[PACENOTE::&quot; &amp; ['Descriptive Corners'.B64] &amp; &quot;]&quot; &amp; CHAR(10) &amp; IF(LEN(['Descriptive Corners'.A64]) &gt; 0;&quot;id=&quot; &amp; ['Descriptive Corners'.A64] &amp; CHAR(10);&quot;&quot;) &amp; &quot;Sounds=1&quot; &amp; CHAR(10) &amp; &quot;Snd0=&quot; &amp; LOWER(['Descriptive Corners'.B64]) &amp; &quot;.ogg&quot; &amp; CHAR(10) &amp; IF(LEN(['Descriptive Corners'.F64]) &gt; 0; &quot;link=&quot; &amp; ['Descriptive Corners'.F64] &amp; CHAR(10);&quot;&quot;) &amp; IF(LEN(['Descriptive Corners'.G64])&gt;0;&quot;standard=&quot; &amp; ['Descriptive Corners'.G64] &amp; CHAR(10);&quot;&quot;) &amp; &quot;column=&quot; &amp; ['Descriptive Corners'.I64] &amp; CHAR(10);&quot;&quot;)">
            <text:p/>
          </table:table-cell>
          <table:table-cell table:style-name="ce16" table:formula="of:=IF(LEN(['Descriptive Corners'.H64]) &gt; 0;IF(LEN(['Descriptive Corners'.B64]) &gt; 0;['Descriptive Corners'.B64] &amp; &quot;=&quot; &amp; ['Descriptive Corners'.C64]);&quot;&quot;)">
            <text:p/>
          </table:table-cell>
          <table:table-cell table:style-name="ce16" table:formula="of:=IF(LEN(['Descriptive Corners'.H64]) &gt; 0;IF(LEN(['Descriptive Corners'.B64]) &gt; 0;['Descriptive Corners'.B64] &amp; &quot;=&quot; &amp; ['Descriptive Corners'.D64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65]) &gt; 0; ['Descriptive Corners'.H65]; &quot;&quot;)">
            <text:p/>
          </table:table-cell>
          <table:table-cell table:style-name="ce16" table:formula="of:=IF(LEN(['Descriptive Corners'.H65]) &gt; 0;&quot;[PACENOTE::&quot; &amp; ['Descriptive Corners'.B65] &amp; &quot;]&quot; &amp; CHAR(10) &amp; IF(LEN(['Descriptive Corners'.A65]) &gt; 0;&quot;id=&quot; &amp; ['Descriptive Corners'.A65] &amp; CHAR(10);&quot;&quot;) &amp; &quot;Sounds=1&quot; &amp; CHAR(10) &amp; &quot;Snd0=&quot; &amp; LOWER(['Descriptive Corners'.B65]) &amp; &quot;.ogg&quot; &amp; CHAR(10) &amp; IF(LEN(['Descriptive Corners'.F65]) &gt; 0; &quot;link=&quot; &amp; ['Descriptive Corners'.F65] &amp; CHAR(10);&quot;&quot;) &amp; IF(LEN(['Descriptive Corners'.G65])&gt;0;&quot;standard=&quot; &amp; ['Descriptive Corners'.G65] &amp; CHAR(10);&quot;&quot;) &amp; &quot;column=&quot; &amp; ['Descriptive Corners'.I65] &amp; CHAR(10);&quot;&quot;)">
            <text:p/>
          </table:table-cell>
          <table:table-cell table:style-name="ce16" table:formula="of:=IF(LEN(['Descriptive Corners'.H65]) &gt; 0;IF(LEN(['Descriptive Corners'.B65]) &gt; 0;['Descriptive Corners'.B65] &amp; &quot;=&quot; &amp; ['Descriptive Corners'.C65]);&quot;&quot;)">
            <text:p/>
          </table:table-cell>
          <table:table-cell table:style-name="ce16" table:formula="of:=IF(LEN(['Descriptive Corners'.H65]) &gt; 0;IF(LEN(['Descriptive Corners'.B65]) &gt; 0;['Descriptive Corners'.B65] &amp; &quot;=&quot; &amp; ['Descriptive Corners'.D65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66]) &gt; 0; ['Descriptive Corners'.H66]; &quot;&quot;)">
            <text:p/>
          </table:table-cell>
          <table:table-cell table:style-name="ce16" table:formula="of:=IF(LEN(['Descriptive Corners'.H66]) &gt; 0;&quot;[PACENOTE::&quot; &amp; ['Descriptive Corners'.B66] &amp; &quot;]&quot; &amp; CHAR(10) &amp; IF(LEN(['Descriptive Corners'.A66]) &gt; 0;&quot;id=&quot; &amp; ['Descriptive Corners'.A66] &amp; CHAR(10);&quot;&quot;) &amp; &quot;Sounds=1&quot; &amp; CHAR(10) &amp; &quot;Snd0=&quot; &amp; LOWER(['Descriptive Corners'.B66]) &amp; &quot;.ogg&quot; &amp; CHAR(10) &amp; IF(LEN(['Descriptive Corners'.F66]) &gt; 0; &quot;link=&quot; &amp; ['Descriptive Corners'.F66] &amp; CHAR(10);&quot;&quot;) &amp; IF(LEN(['Descriptive Corners'.G66])&gt;0;&quot;standard=&quot; &amp; ['Descriptive Corners'.G66] &amp; CHAR(10);&quot;&quot;) &amp; &quot;column=&quot; &amp; ['Descriptive Corners'.I66] &amp; CHAR(10);&quot;&quot;)">
            <text:p/>
          </table:table-cell>
          <table:table-cell table:style-name="ce16" table:formula="of:=IF(LEN(['Descriptive Corners'.H66]) &gt; 0;IF(LEN(['Descriptive Corners'.B66]) &gt; 0;['Descriptive Corners'.B66] &amp; &quot;=&quot; &amp; ['Descriptive Corners'.C66]);&quot;&quot;)">
            <text:p/>
          </table:table-cell>
          <table:table-cell table:style-name="ce16" table:formula="of:=IF(LEN(['Descriptive Corners'.H66]) &gt; 0;IF(LEN(['Descriptive Corners'.B66]) &gt; 0;['Descriptive Corners'.B66] &amp; &quot;=&quot; &amp; ['Descriptive Corners'.D66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67]) &gt; 0; ['Descriptive Corners'.H67]; &quot;&quot;)">
            <text:p/>
          </table:table-cell>
          <table:table-cell table:style-name="ce16" table:formula="of:=IF(LEN(['Descriptive Corners'.H67]) &gt; 0;&quot;[PACENOTE::&quot; &amp; ['Descriptive Corners'.B67] &amp; &quot;]&quot; &amp; CHAR(10) &amp; IF(LEN(['Descriptive Corners'.A67]) &gt; 0;&quot;id=&quot; &amp; ['Descriptive Corners'.A67] &amp; CHAR(10);&quot;&quot;) &amp; &quot;Sounds=1&quot; &amp; CHAR(10) &amp; &quot;Snd0=&quot; &amp; LOWER(['Descriptive Corners'.B67]) &amp; &quot;.ogg&quot; &amp; CHAR(10) &amp; IF(LEN(['Descriptive Corners'.F67]) &gt; 0; &quot;link=&quot; &amp; ['Descriptive Corners'.F67] &amp; CHAR(10);&quot;&quot;) &amp; IF(LEN(['Descriptive Corners'.G67])&gt;0;&quot;standard=&quot; &amp; ['Descriptive Corners'.G67] &amp; CHAR(10);&quot;&quot;) &amp; &quot;column=&quot; &amp; ['Descriptive Corners'.I67] &amp; CHAR(10);&quot;&quot;)">
            <text:p/>
          </table:table-cell>
          <table:table-cell table:style-name="ce16" table:formula="of:=IF(LEN(['Descriptive Corners'.H67]) &gt; 0;IF(LEN(['Descriptive Corners'.B67]) &gt; 0;['Descriptive Corners'.B67] &amp; &quot;=&quot; &amp; ['Descriptive Corners'.C67]);&quot;&quot;)">
            <text:p/>
          </table:table-cell>
          <table:table-cell table:style-name="ce16" table:formula="of:=IF(LEN(['Descriptive Corners'.H67]) &gt; 0;IF(LEN(['Descriptive Corners'.B67]) &gt; 0;['Descriptive Corners'.B67] &amp; &quot;=&quot; &amp; ['Descriptive Corners'.D67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68]) &gt; 0; ['Descriptive Corners'.H68]; &quot;&quot;)">
            <text:p/>
          </table:table-cell>
          <table:table-cell table:style-name="ce16" table:formula="of:=IF(LEN(['Descriptive Corners'.H68]) &gt; 0;&quot;[PACENOTE::&quot; &amp; ['Descriptive Corners'.B68] &amp; &quot;]&quot; &amp; CHAR(10) &amp; IF(LEN(['Descriptive Corners'.A68]) &gt; 0;&quot;id=&quot; &amp; ['Descriptive Corners'.A68] &amp; CHAR(10);&quot;&quot;) &amp; &quot;Sounds=1&quot; &amp; CHAR(10) &amp; &quot;Snd0=&quot; &amp; LOWER(['Descriptive Corners'.B68]) &amp; &quot;.ogg&quot; &amp; CHAR(10) &amp; IF(LEN(['Descriptive Corners'.F68]) &gt; 0; &quot;link=&quot; &amp; ['Descriptive Corners'.F68] &amp; CHAR(10);&quot;&quot;) &amp; IF(LEN(['Descriptive Corners'.G68])&gt;0;&quot;standard=&quot; &amp; ['Descriptive Corners'.G68] &amp; CHAR(10);&quot;&quot;) &amp; &quot;column=&quot; &amp; ['Descriptive Corners'.I68] &amp; CHAR(10);&quot;&quot;)">
            <text:p/>
          </table:table-cell>
          <table:table-cell table:style-name="ce16" table:formula="of:=IF(LEN(['Descriptive Corners'.H68]) &gt; 0;IF(LEN(['Descriptive Corners'.B68]) &gt; 0;['Descriptive Corners'.B68] &amp; &quot;=&quot; &amp; ['Descriptive Corners'.C68]);&quot;&quot;)">
            <text:p/>
          </table:table-cell>
          <table:table-cell table:style-name="ce16" table:formula="of:=IF(LEN(['Descriptive Corners'.H68]) &gt; 0;IF(LEN(['Descriptive Corners'.B68]) &gt; 0;['Descriptive Corners'.B68] &amp; &quot;=&quot; &amp; ['Descriptive Corners'.D68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69]) &gt; 0; ['Descriptive Corners'.H69]; &quot;&quot;)">
            <text:p/>
          </table:table-cell>
          <table:table-cell table:style-name="ce16" table:formula="of:=IF(LEN(['Descriptive Corners'.H69]) &gt; 0;&quot;[PACENOTE::&quot; &amp; ['Descriptive Corners'.B69] &amp; &quot;]&quot; &amp; CHAR(10) &amp; IF(LEN(['Descriptive Corners'.A69]) &gt; 0;&quot;id=&quot; &amp; ['Descriptive Corners'.A69] &amp; CHAR(10);&quot;&quot;) &amp; &quot;Sounds=1&quot; &amp; CHAR(10) &amp; &quot;Snd0=&quot; &amp; LOWER(['Descriptive Corners'.B69]) &amp; &quot;.ogg&quot; &amp; CHAR(10) &amp; IF(LEN(['Descriptive Corners'.F69]) &gt; 0; &quot;link=&quot; &amp; ['Descriptive Corners'.F69] &amp; CHAR(10);&quot;&quot;) &amp; IF(LEN(['Descriptive Corners'.G69])&gt;0;&quot;standard=&quot; &amp; ['Descriptive Corners'.G69] &amp; CHAR(10);&quot;&quot;) &amp; &quot;column=&quot; &amp; ['Descriptive Corners'.I69] &amp; CHAR(10);&quot;&quot;)">
            <text:p/>
          </table:table-cell>
          <table:table-cell table:style-name="ce16" table:formula="of:=IF(LEN(['Descriptive Corners'.H69]) &gt; 0;IF(LEN(['Descriptive Corners'.B69]) &gt; 0;['Descriptive Corners'.B69] &amp; &quot;=&quot; &amp; ['Descriptive Corners'.C69]);&quot;&quot;)">
            <text:p/>
          </table:table-cell>
          <table:table-cell table:style-name="ce16" table:formula="of:=IF(LEN(['Descriptive Corners'.H69]) &gt; 0;IF(LEN(['Descriptive Corners'.B69]) &gt; 0;['Descriptive Corners'.B69] &amp; &quot;=&quot; &amp; ['Descriptive Corners'.D69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70]) &gt; 0; ['Descriptive Corners'.H70]; &quot;&quot;)">
            <text:p/>
          </table:table-cell>
          <table:table-cell table:style-name="ce16" table:formula="of:=IF(LEN(['Descriptive Corners'.H70]) &gt; 0;&quot;[PACENOTE::&quot; &amp; ['Descriptive Corners'.B70] &amp; &quot;]&quot; &amp; CHAR(10) &amp; IF(LEN(['Descriptive Corners'.A70]) &gt; 0;&quot;id=&quot; &amp; ['Descriptive Corners'.A70] &amp; CHAR(10);&quot;&quot;) &amp; &quot;Sounds=1&quot; &amp; CHAR(10) &amp; &quot;Snd0=&quot; &amp; LOWER(['Descriptive Corners'.B70]) &amp; &quot;.ogg&quot; &amp; CHAR(10) &amp; IF(LEN(['Descriptive Corners'.F70]) &gt; 0; &quot;link=&quot; &amp; ['Descriptive Corners'.F70] &amp; CHAR(10);&quot;&quot;) &amp; IF(LEN(['Descriptive Corners'.G70])&gt;0;&quot;standard=&quot; &amp; ['Descriptive Corners'.G70] &amp; CHAR(10);&quot;&quot;) &amp; &quot;column=&quot; &amp; ['Descriptive Corners'.I70] &amp; CHAR(10);&quot;&quot;)">
            <text:p/>
          </table:table-cell>
          <table:table-cell table:style-name="ce16" table:formula="of:=IF(LEN(['Descriptive Corners'.H70]) &gt; 0;IF(LEN(['Descriptive Corners'.B70]) &gt; 0;['Descriptive Corners'.B70] &amp; &quot;=&quot; &amp; ['Descriptive Corners'.C70]);&quot;&quot;)">
            <text:p/>
          </table:table-cell>
          <table:table-cell table:style-name="ce16" table:formula="of:=IF(LEN(['Descriptive Corners'.H70]) &gt; 0;IF(LEN(['Descriptive Corners'.B70]) &gt; 0;['Descriptive Corners'.B70] &amp; &quot;=&quot; &amp; ['Descriptive Corners'.D70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71]) &gt; 0; ['Descriptive Corners'.H71]; &quot;&quot;)">
            <text:p/>
          </table:table-cell>
          <table:table-cell table:style-name="ce16" table:formula="of:=IF(LEN(['Descriptive Corners'.H71]) &gt; 0;&quot;[PACENOTE::&quot; &amp; ['Descriptive Corners'.B71] &amp; &quot;]&quot; &amp; CHAR(10) &amp; IF(LEN(['Descriptive Corners'.A71]) &gt; 0;&quot;id=&quot; &amp; ['Descriptive Corners'.A71] &amp; CHAR(10);&quot;&quot;) &amp; &quot;Sounds=1&quot; &amp; CHAR(10) &amp; &quot;Snd0=&quot; &amp; LOWER(['Descriptive Corners'.B71]) &amp; &quot;.ogg&quot; &amp; CHAR(10) &amp; IF(LEN(['Descriptive Corners'.F71]) &gt; 0; &quot;link=&quot; &amp; ['Descriptive Corners'.F71] &amp; CHAR(10);&quot;&quot;) &amp; IF(LEN(['Descriptive Corners'.G71])&gt;0;&quot;standard=&quot; &amp; ['Descriptive Corners'.G71] &amp; CHAR(10);&quot;&quot;) &amp; &quot;column=&quot; &amp; ['Descriptive Corners'.I71] &amp; CHAR(10);&quot;&quot;)">
            <text:p/>
          </table:table-cell>
          <table:table-cell table:style-name="ce16" table:formula="of:=IF(LEN(['Descriptive Corners'.H71]) &gt; 0;IF(LEN(['Descriptive Corners'.B71]) &gt; 0;['Descriptive Corners'.B71] &amp; &quot;=&quot; &amp; ['Descriptive Corners'.C71]);&quot;&quot;)">
            <text:p/>
          </table:table-cell>
          <table:table-cell table:style-name="ce16" table:formula="of:=IF(LEN(['Descriptive Corners'.H71]) &gt; 0;IF(LEN(['Descriptive Corners'.B71]) &gt; 0;['Descriptive Corners'.B71] &amp; &quot;=&quot; &amp; ['Descriptive Corners'.D71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72]) &gt; 0; ['Descriptive Corners'.H72]; &quot;&quot;)">
            <text:p/>
          </table:table-cell>
          <table:table-cell table:style-name="ce16" table:formula="of:=IF(LEN(['Descriptive Corners'.H72]) &gt; 0;&quot;[PACENOTE::&quot; &amp; ['Descriptive Corners'.B72] &amp; &quot;]&quot; &amp; CHAR(10) &amp; IF(LEN(['Descriptive Corners'.A72]) &gt; 0;&quot;id=&quot; &amp; ['Descriptive Corners'.A72] &amp; CHAR(10);&quot;&quot;) &amp; &quot;Sounds=1&quot; &amp; CHAR(10) &amp; &quot;Snd0=&quot; &amp; LOWER(['Descriptive Corners'.B72]) &amp; &quot;.ogg&quot; &amp; CHAR(10) &amp; IF(LEN(['Descriptive Corners'.F72]) &gt; 0; &quot;link=&quot; &amp; ['Descriptive Corners'.F72] &amp; CHAR(10);&quot;&quot;) &amp; IF(LEN(['Descriptive Corners'.G72])&gt;0;&quot;standard=&quot; &amp; ['Descriptive Corners'.G72] &amp; CHAR(10);&quot;&quot;) &amp; &quot;column=&quot; &amp; ['Descriptive Corners'.I72] &amp; CHAR(10);&quot;&quot;)">
            <text:p/>
          </table:table-cell>
          <table:table-cell table:style-name="ce16" table:formula="of:=IF(LEN(['Descriptive Corners'.H72]) &gt; 0;IF(LEN(['Descriptive Corners'.B72]) &gt; 0;['Descriptive Corners'.B72] &amp; &quot;=&quot; &amp; ['Descriptive Corners'.C72]);&quot;&quot;)">
            <text:p/>
          </table:table-cell>
          <table:table-cell table:style-name="ce16" table:formula="of:=IF(LEN(['Descriptive Corners'.H72]) &gt; 0;IF(LEN(['Descriptive Corners'.B72]) &gt; 0;['Descriptive Corners'.B72] &amp; &quot;=&quot; &amp; ['Descriptive Corners'.D72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73]) &gt; 0; ['Descriptive Corners'.H73]; &quot;&quot;)">
            <text:p/>
          </table:table-cell>
          <table:table-cell table:style-name="ce16" table:formula="of:=IF(LEN(['Descriptive Corners'.H73]) &gt; 0;&quot;[PACENOTE::&quot; &amp; ['Descriptive Corners'.B73] &amp; &quot;]&quot; &amp; CHAR(10) &amp; IF(LEN(['Descriptive Corners'.A73]) &gt; 0;&quot;id=&quot; &amp; ['Descriptive Corners'.A73] &amp; CHAR(10);&quot;&quot;) &amp; &quot;Sounds=1&quot; &amp; CHAR(10) &amp; &quot;Snd0=&quot; &amp; LOWER(['Descriptive Corners'.B73]) &amp; &quot;.ogg&quot; &amp; CHAR(10) &amp; IF(LEN(['Descriptive Corners'.F73]) &gt; 0; &quot;link=&quot; &amp; ['Descriptive Corners'.F73] &amp; CHAR(10);&quot;&quot;) &amp; IF(LEN(['Descriptive Corners'.G73])&gt;0;&quot;standard=&quot; &amp; ['Descriptive Corners'.G73] &amp; CHAR(10);&quot;&quot;) &amp; &quot;column=&quot; &amp; ['Descriptive Corners'.I73] &amp; CHAR(10);&quot;&quot;)">
            <text:p/>
          </table:table-cell>
          <table:table-cell table:style-name="ce16" table:formula="of:=IF(LEN(['Descriptive Corners'.H73]) &gt; 0;IF(LEN(['Descriptive Corners'.B73]) &gt; 0;['Descriptive Corners'.B73] &amp; &quot;=&quot; &amp; ['Descriptive Corners'.C73]);&quot;&quot;)">
            <text:p/>
          </table:table-cell>
          <table:table-cell table:style-name="ce16" table:formula="of:=IF(LEN(['Descriptive Corners'.H73]) &gt; 0;IF(LEN(['Descriptive Corners'.B73]) &gt; 0;['Descriptive Corners'.B73] &amp; &quot;=&quot; &amp; ['Descriptive Corners'.D73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74]) &gt; 0; ['Descriptive Corners'.H74]; &quot;&quot;)">
            <text:p/>
          </table:table-cell>
          <table:table-cell table:style-name="ce16" table:formula="of:=IF(LEN(['Descriptive Corners'.H74]) &gt; 0;&quot;[PACENOTE::&quot; &amp; ['Descriptive Corners'.B74] &amp; &quot;]&quot; &amp; CHAR(10) &amp; IF(LEN(['Descriptive Corners'.A74]) &gt; 0;&quot;id=&quot; &amp; ['Descriptive Corners'.A74] &amp; CHAR(10);&quot;&quot;) &amp; &quot;Sounds=1&quot; &amp; CHAR(10) &amp; &quot;Snd0=&quot; &amp; LOWER(['Descriptive Corners'.B74]) &amp; &quot;.ogg&quot; &amp; CHAR(10) &amp; IF(LEN(['Descriptive Corners'.F74]) &gt; 0; &quot;link=&quot; &amp; ['Descriptive Corners'.F74] &amp; CHAR(10);&quot;&quot;) &amp; IF(LEN(['Descriptive Corners'.G74])&gt;0;&quot;standard=&quot; &amp; ['Descriptive Corners'.G74] &amp; CHAR(10);&quot;&quot;) &amp; &quot;column=&quot; &amp; ['Descriptive Corners'.I74] &amp; CHAR(10);&quot;&quot;)">
            <text:p/>
          </table:table-cell>
          <table:table-cell table:style-name="ce16" table:formula="of:=IF(LEN(['Descriptive Corners'.H74]) &gt; 0;IF(LEN(['Descriptive Corners'.B74]) &gt; 0;['Descriptive Corners'.B74] &amp; &quot;=&quot; &amp; ['Descriptive Corners'.C74]);&quot;&quot;)">
            <text:p/>
          </table:table-cell>
          <table:table-cell table:style-name="ce16" table:formula="of:=IF(LEN(['Descriptive Corners'.H74]) &gt; 0;IF(LEN(['Descriptive Corners'.B74]) &gt; 0;['Descriptive Corners'.B74] &amp; &quot;=&quot; &amp; ['Descriptive Corners'.D74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75]) &gt; 0; ['Descriptive Corners'.H75]; &quot;&quot;)">
            <text:p/>
          </table:table-cell>
          <table:table-cell table:style-name="ce16" table:formula="of:=IF(LEN(['Descriptive Corners'.H75]) &gt; 0;&quot;[PACENOTE::&quot; &amp; ['Descriptive Corners'.B75] &amp; &quot;]&quot; &amp; CHAR(10) &amp; IF(LEN(['Descriptive Corners'.A75]) &gt; 0;&quot;id=&quot; &amp; ['Descriptive Corners'.A75] &amp; CHAR(10);&quot;&quot;) &amp; &quot;Sounds=1&quot; &amp; CHAR(10) &amp; &quot;Snd0=&quot; &amp; LOWER(['Descriptive Corners'.B75]) &amp; &quot;.ogg&quot; &amp; CHAR(10) &amp; IF(LEN(['Descriptive Corners'.F75]) &gt; 0; &quot;link=&quot; &amp; ['Descriptive Corners'.F75] &amp; CHAR(10);&quot;&quot;) &amp; IF(LEN(['Descriptive Corners'.G75])&gt;0;&quot;standard=&quot; &amp; ['Descriptive Corners'.G75] &amp; CHAR(10);&quot;&quot;) &amp; &quot;column=&quot; &amp; ['Descriptive Corners'.I75] &amp; CHAR(10);&quot;&quot;)">
            <text:p/>
          </table:table-cell>
          <table:table-cell table:style-name="ce16" table:formula="of:=IF(LEN(['Descriptive Corners'.H75]) &gt; 0;IF(LEN(['Descriptive Corners'.B75]) &gt; 0;['Descriptive Corners'.B75] &amp; &quot;=&quot; &amp; ['Descriptive Corners'.C75]);&quot;&quot;)">
            <text:p/>
          </table:table-cell>
          <table:table-cell table:style-name="ce16" table:formula="of:=IF(LEN(['Descriptive Corners'.H75]) &gt; 0;IF(LEN(['Descriptive Corners'.B75]) &gt; 0;['Descriptive Corners'.B75] &amp; &quot;=&quot; &amp; ['Descriptive Corners'.D75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76]) &gt; 0; ['Descriptive Corners'.H76]; &quot;&quot;)">
            <text:p/>
          </table:table-cell>
          <table:table-cell table:style-name="ce16" table:formula="of:=IF(LEN(['Descriptive Corners'.H76]) &gt; 0;&quot;[PACENOTE::&quot; &amp; ['Descriptive Corners'.B76] &amp; &quot;]&quot; &amp; CHAR(10) &amp; IF(LEN(['Descriptive Corners'.A76]) &gt; 0;&quot;id=&quot; &amp; ['Descriptive Corners'.A76] &amp; CHAR(10);&quot;&quot;) &amp; &quot;Sounds=1&quot; &amp; CHAR(10) &amp; &quot;Snd0=&quot; &amp; LOWER(['Descriptive Corners'.B76]) &amp; &quot;.ogg&quot; &amp; CHAR(10) &amp; IF(LEN(['Descriptive Corners'.F76]) &gt; 0; &quot;link=&quot; &amp; ['Descriptive Corners'.F76] &amp; CHAR(10);&quot;&quot;) &amp; IF(LEN(['Descriptive Corners'.G76])&gt;0;&quot;standard=&quot; &amp; ['Descriptive Corners'.G76] &amp; CHAR(10);&quot;&quot;) &amp; &quot;column=&quot; &amp; ['Descriptive Corners'.I76] &amp; CHAR(10);&quot;&quot;)">
            <text:p/>
          </table:table-cell>
          <table:table-cell table:style-name="ce16" table:formula="of:=IF(LEN(['Descriptive Corners'.H76]) &gt; 0;IF(LEN(['Descriptive Corners'.B76]) &gt; 0;['Descriptive Corners'.B76] &amp; &quot;=&quot; &amp; ['Descriptive Corners'.C76]);&quot;&quot;)">
            <text:p/>
          </table:table-cell>
          <table:table-cell table:style-name="ce16" table:formula="of:=IF(LEN(['Descriptive Corners'.H76]) &gt; 0;IF(LEN(['Descriptive Corners'.B76]) &gt; 0;['Descriptive Corners'.B76] &amp; &quot;=&quot; &amp; ['Descriptive Corners'.D76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77]) &gt; 0; ['Descriptive Corners'.H77]; &quot;&quot;)">
            <text:p/>
          </table:table-cell>
          <table:table-cell table:style-name="ce16" table:formula="of:=IF(LEN(['Descriptive Corners'.H77]) &gt; 0;&quot;[PACENOTE::&quot; &amp; ['Descriptive Corners'.B77] &amp; &quot;]&quot; &amp; CHAR(10) &amp; IF(LEN(['Descriptive Corners'.A77]) &gt; 0;&quot;id=&quot; &amp; ['Descriptive Corners'.A77] &amp; CHAR(10);&quot;&quot;) &amp; &quot;Sounds=1&quot; &amp; CHAR(10) &amp; &quot;Snd0=&quot; &amp; LOWER(['Descriptive Corners'.B77]) &amp; &quot;.ogg&quot; &amp; CHAR(10) &amp; IF(LEN(['Descriptive Corners'.F77]) &gt; 0; &quot;link=&quot; &amp; ['Descriptive Corners'.F77] &amp; CHAR(10);&quot;&quot;) &amp; IF(LEN(['Descriptive Corners'.G77])&gt;0;&quot;standard=&quot; &amp; ['Descriptive Corners'.G77] &amp; CHAR(10);&quot;&quot;) &amp; &quot;column=&quot; &amp; ['Descriptive Corners'.I77] &amp; CHAR(10);&quot;&quot;)">
            <text:p/>
          </table:table-cell>
          <table:table-cell table:style-name="ce16" table:formula="of:=IF(LEN(['Descriptive Corners'.H77]) &gt; 0;IF(LEN(['Descriptive Corners'.B77]) &gt; 0;['Descriptive Corners'.B77] &amp; &quot;=&quot; &amp; ['Descriptive Corners'.C77]);&quot;&quot;)">
            <text:p/>
          </table:table-cell>
          <table:table-cell table:style-name="ce16" table:formula="of:=IF(LEN(['Descriptive Corners'.H77]) &gt; 0;IF(LEN(['Descriptive Corners'.B77]) &gt; 0;['Descriptive Corners'.B77] &amp; &quot;=&quot; &amp; ['Descriptive Corners'.D77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78]) &gt; 0; ['Descriptive Corners'.H78]; &quot;&quot;)">
            <text:p/>
          </table:table-cell>
          <table:table-cell table:style-name="ce16" table:formula="of:=IF(LEN(['Descriptive Corners'.H78]) &gt; 0;&quot;[PACENOTE::&quot; &amp; ['Descriptive Corners'.B78] &amp; &quot;]&quot; &amp; CHAR(10) &amp; IF(LEN(['Descriptive Corners'.A78]) &gt; 0;&quot;id=&quot; &amp; ['Descriptive Corners'.A78] &amp; CHAR(10);&quot;&quot;) &amp; &quot;Sounds=1&quot; &amp; CHAR(10) &amp; &quot;Snd0=&quot; &amp; LOWER(['Descriptive Corners'.B78]) &amp; &quot;.ogg&quot; &amp; CHAR(10) &amp; IF(LEN(['Descriptive Corners'.F78]) &gt; 0; &quot;link=&quot; &amp; ['Descriptive Corners'.F78] &amp; CHAR(10);&quot;&quot;) &amp; IF(LEN(['Descriptive Corners'.G78])&gt;0;&quot;standard=&quot; &amp; ['Descriptive Corners'.G78] &amp; CHAR(10);&quot;&quot;) &amp; &quot;column=&quot; &amp; ['Descriptive Corners'.I78] &amp; CHAR(10);&quot;&quot;)">
            <text:p/>
          </table:table-cell>
          <table:table-cell table:style-name="ce16" table:formula="of:=IF(LEN(['Descriptive Corners'.H78]) &gt; 0;IF(LEN(['Descriptive Corners'.B78]) &gt; 0;['Descriptive Corners'.B78] &amp; &quot;=&quot; &amp; ['Descriptive Corners'.C78]);&quot;&quot;)">
            <text:p/>
          </table:table-cell>
          <table:table-cell table:style-name="ce16" table:formula="of:=IF(LEN(['Descriptive Corners'.H78]) &gt; 0;IF(LEN(['Descriptive Corners'.B78]) &gt; 0;['Descriptive Corners'.B78] &amp; &quot;=&quot; &amp; ['Descriptive Corners'.D78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79]) &gt; 0; ['Descriptive Corners'.H79]; &quot;&quot;)">
            <text:p/>
          </table:table-cell>
          <table:table-cell table:style-name="ce16" table:formula="of:=IF(LEN(['Descriptive Corners'.H79]) &gt; 0;&quot;[PACENOTE::&quot; &amp; ['Descriptive Corners'.B79] &amp; &quot;]&quot; &amp; CHAR(10) &amp; IF(LEN(['Descriptive Corners'.A79]) &gt; 0;&quot;id=&quot; &amp; ['Descriptive Corners'.A79] &amp; CHAR(10);&quot;&quot;) &amp; &quot;Sounds=1&quot; &amp; CHAR(10) &amp; &quot;Snd0=&quot; &amp; LOWER(['Descriptive Corners'.B79]) &amp; &quot;.ogg&quot; &amp; CHAR(10) &amp; IF(LEN(['Descriptive Corners'.F79]) &gt; 0; &quot;link=&quot; &amp; ['Descriptive Corners'.F79] &amp; CHAR(10);&quot;&quot;) &amp; IF(LEN(['Descriptive Corners'.G79])&gt;0;&quot;standard=&quot; &amp; ['Descriptive Corners'.G79] &amp; CHAR(10);&quot;&quot;) &amp; &quot;column=&quot; &amp; ['Descriptive Corners'.I79] &amp; CHAR(10);&quot;&quot;)">
            <text:p/>
          </table:table-cell>
          <table:table-cell table:style-name="ce16" table:formula="of:=IF(LEN(['Descriptive Corners'.H79]) &gt; 0;IF(LEN(['Descriptive Corners'.B79]) &gt; 0;['Descriptive Corners'.B79] &amp; &quot;=&quot; &amp; ['Descriptive Corners'.C79]);&quot;&quot;)">
            <text:p/>
          </table:table-cell>
          <table:table-cell table:style-name="ce16" table:formula="of:=IF(LEN(['Descriptive Corners'.H79]) &gt; 0;IF(LEN(['Descriptive Corners'.B79]) &gt; 0;['Descriptive Corners'.B79] &amp; &quot;=&quot; &amp; ['Descriptive Corners'.D79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80]) &gt; 0; ['Descriptive Corners'.H80]; &quot;&quot;)">
            <text:p/>
          </table:table-cell>
          <table:table-cell table:style-name="ce16" table:formula="of:=IF(LEN(['Descriptive Corners'.H80]) &gt; 0;&quot;[PACENOTE::&quot; &amp; ['Descriptive Corners'.B80] &amp; &quot;]&quot; &amp; CHAR(10) &amp; IF(LEN(['Descriptive Corners'.A80]) &gt; 0;&quot;id=&quot; &amp; ['Descriptive Corners'.A80] &amp; CHAR(10);&quot;&quot;) &amp; &quot;Sounds=1&quot; &amp; CHAR(10) &amp; &quot;Snd0=&quot; &amp; LOWER(['Descriptive Corners'.B80]) &amp; &quot;.ogg&quot; &amp; CHAR(10) &amp; IF(LEN(['Descriptive Corners'.F80]) &gt; 0; &quot;link=&quot; &amp; ['Descriptive Corners'.F80] &amp; CHAR(10);&quot;&quot;) &amp; IF(LEN(['Descriptive Corners'.G80])&gt;0;&quot;standard=&quot; &amp; ['Descriptive Corners'.G80] &amp; CHAR(10);&quot;&quot;) &amp; &quot;column=&quot; &amp; ['Descriptive Corners'.I80] &amp; CHAR(10);&quot;&quot;)">
            <text:p/>
          </table:table-cell>
          <table:table-cell table:style-name="ce16" table:formula="of:=IF(LEN(['Descriptive Corners'.H80]) &gt; 0;IF(LEN(['Descriptive Corners'.B80]) &gt; 0;['Descriptive Corners'.B80] &amp; &quot;=&quot; &amp; ['Descriptive Corners'.C80]);&quot;&quot;)">
            <text:p/>
          </table:table-cell>
          <table:table-cell table:style-name="ce16" table:formula="of:=IF(LEN(['Descriptive Corners'.H80]) &gt; 0;IF(LEN(['Descriptive Corners'.B80]) &gt; 0;['Descriptive Corners'.B80] &amp; &quot;=&quot; &amp; ['Descriptive Corners'.D80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81]) &gt; 0; ['Descriptive Corners'.H81]; &quot;&quot;)">
            <text:p/>
          </table:table-cell>
          <table:table-cell table:style-name="ce16" table:formula="of:=IF(LEN(['Descriptive Corners'.H81]) &gt; 0;&quot;[PACENOTE::&quot; &amp; ['Descriptive Corners'.B81] &amp; &quot;]&quot; &amp; CHAR(10) &amp; IF(LEN(['Descriptive Corners'.A81]) &gt; 0;&quot;id=&quot; &amp; ['Descriptive Corners'.A81] &amp; CHAR(10);&quot;&quot;) &amp; &quot;Sounds=1&quot; &amp; CHAR(10) &amp; &quot;Snd0=&quot; &amp; LOWER(['Descriptive Corners'.B81]) &amp; &quot;.ogg&quot; &amp; CHAR(10) &amp; IF(LEN(['Descriptive Corners'.F81]) &gt; 0; &quot;link=&quot; &amp; ['Descriptive Corners'.F81] &amp; CHAR(10);&quot;&quot;) &amp; IF(LEN(['Descriptive Corners'.G81])&gt;0;&quot;standard=&quot; &amp; ['Descriptive Corners'.G81] &amp; CHAR(10);&quot;&quot;) &amp; &quot;column=&quot; &amp; ['Descriptive Corners'.I81] &amp; CHAR(10);&quot;&quot;)">
            <text:p/>
          </table:table-cell>
          <table:table-cell table:style-name="ce16" table:formula="of:=IF(LEN(['Descriptive Corners'.H81]) &gt; 0;IF(LEN(['Descriptive Corners'.B81]) &gt; 0;['Descriptive Corners'.B81] &amp; &quot;=&quot; &amp; ['Descriptive Corners'.C81]);&quot;&quot;)">
            <text:p/>
          </table:table-cell>
          <table:table-cell table:style-name="ce16" table:formula="of:=IF(LEN(['Descriptive Corners'.H81]) &gt; 0;IF(LEN(['Descriptive Corners'.B81]) &gt; 0;['Descriptive Corners'.B81] &amp; &quot;=&quot; &amp; ['Descriptive Corners'.D81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82]) &gt; 0; ['Descriptive Corners'.H82]; &quot;&quot;)">
            <text:p/>
          </table:table-cell>
          <table:table-cell table:style-name="ce16" table:formula="of:=IF(LEN(['Descriptive Corners'.H82]) &gt; 0;&quot;[PACENOTE::&quot; &amp; ['Descriptive Corners'.B82] &amp; &quot;]&quot; &amp; CHAR(10) &amp; IF(LEN(['Descriptive Corners'.A82]) &gt; 0;&quot;id=&quot; &amp; ['Descriptive Corners'.A82] &amp; CHAR(10);&quot;&quot;) &amp; &quot;Sounds=1&quot; &amp; CHAR(10) &amp; &quot;Snd0=&quot; &amp; LOWER(['Descriptive Corners'.B82]) &amp; &quot;.ogg&quot; &amp; CHAR(10) &amp; IF(LEN(['Descriptive Corners'.F82]) &gt; 0; &quot;link=&quot; &amp; ['Descriptive Corners'.F82] &amp; CHAR(10);&quot;&quot;) &amp; IF(LEN(['Descriptive Corners'.G82])&gt;0;&quot;standard=&quot; &amp; ['Descriptive Corners'.G82] &amp; CHAR(10);&quot;&quot;) &amp; &quot;column=&quot; &amp; ['Descriptive Corners'.I82] &amp; CHAR(10);&quot;&quot;)">
            <text:p/>
          </table:table-cell>
          <table:table-cell table:style-name="ce16" table:formula="of:=IF(LEN(['Descriptive Corners'.H82]) &gt; 0;IF(LEN(['Descriptive Corners'.B82]) &gt; 0;['Descriptive Corners'.B82] &amp; &quot;=&quot; &amp; ['Descriptive Corners'.C82]);&quot;&quot;)">
            <text:p/>
          </table:table-cell>
          <table:table-cell table:style-name="ce16" table:formula="of:=IF(LEN(['Descriptive Corners'.H82]) &gt; 0;IF(LEN(['Descriptive Corners'.B82]) &gt; 0;['Descriptive Corners'.B82] &amp; &quot;=&quot; &amp; ['Descriptive Corners'.D82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83]) &gt; 0; ['Descriptive Corners'.H83]; &quot;&quot;)">
            <text:p/>
          </table:table-cell>
          <table:table-cell table:style-name="ce16" table:formula="of:=IF(LEN(['Descriptive Corners'.H83]) &gt; 0;&quot;[PACENOTE::&quot; &amp; ['Descriptive Corners'.B83] &amp; &quot;]&quot; &amp; CHAR(10) &amp; IF(LEN(['Descriptive Corners'.A83]) &gt; 0;&quot;id=&quot; &amp; ['Descriptive Corners'.A83] &amp; CHAR(10);&quot;&quot;) &amp; &quot;Sounds=1&quot; &amp; CHAR(10) &amp; &quot;Snd0=&quot; &amp; LOWER(['Descriptive Corners'.B83]) &amp; &quot;.ogg&quot; &amp; CHAR(10) &amp; IF(LEN(['Descriptive Corners'.F83]) &gt; 0; &quot;link=&quot; &amp; ['Descriptive Corners'.F83] &amp; CHAR(10);&quot;&quot;) &amp; IF(LEN(['Descriptive Corners'.G83])&gt;0;&quot;standard=&quot; &amp; ['Descriptive Corners'.G83] &amp; CHAR(10);&quot;&quot;) &amp; &quot;column=&quot; &amp; ['Descriptive Corners'.I83] &amp; CHAR(10);&quot;&quot;)">
            <text:p/>
          </table:table-cell>
          <table:table-cell table:style-name="ce16" table:formula="of:=IF(LEN(['Descriptive Corners'.H83]) &gt; 0;IF(LEN(['Descriptive Corners'.B83]) &gt; 0;['Descriptive Corners'.B83] &amp; &quot;=&quot; &amp; ['Descriptive Corners'.C83]);&quot;&quot;)">
            <text:p/>
          </table:table-cell>
          <table:table-cell table:style-name="ce16" table:formula="of:=IF(LEN(['Descriptive Corners'.H83]) &gt; 0;IF(LEN(['Descriptive Corners'.B83]) &gt; 0;['Descriptive Corners'.B83] &amp; &quot;=&quot; &amp; ['Descriptive Corners'.D83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84]) &gt; 0; ['Descriptive Corners'.H84]; &quot;&quot;)">
            <text:p/>
          </table:table-cell>
          <table:table-cell table:style-name="ce16" table:formula="of:=IF(LEN(['Descriptive Corners'.H84]) &gt; 0;&quot;[PACENOTE::&quot; &amp; ['Descriptive Corners'.B84] &amp; &quot;]&quot; &amp; CHAR(10) &amp; IF(LEN(['Descriptive Corners'.A84]) &gt; 0;&quot;id=&quot; &amp; ['Descriptive Corners'.A84] &amp; CHAR(10);&quot;&quot;) &amp; &quot;Sounds=1&quot; &amp; CHAR(10) &amp; &quot;Snd0=&quot; &amp; LOWER(['Descriptive Corners'.B84]) &amp; &quot;.ogg&quot; &amp; CHAR(10) &amp; IF(LEN(['Descriptive Corners'.F84]) &gt; 0; &quot;link=&quot; &amp; ['Descriptive Corners'.F84] &amp; CHAR(10);&quot;&quot;) &amp; IF(LEN(['Descriptive Corners'.G84])&gt;0;&quot;standard=&quot; &amp; ['Descriptive Corners'.G84] &amp; CHAR(10);&quot;&quot;) &amp; &quot;column=&quot; &amp; ['Descriptive Corners'.I84] &amp; CHAR(10);&quot;&quot;)">
            <text:p/>
          </table:table-cell>
          <table:table-cell table:style-name="ce16" table:formula="of:=IF(LEN(['Descriptive Corners'.H84]) &gt; 0;IF(LEN(['Descriptive Corners'.B84]) &gt; 0;['Descriptive Corners'.B84] &amp; &quot;=&quot; &amp; ['Descriptive Corners'.C84]);&quot;&quot;)">
            <text:p/>
          </table:table-cell>
          <table:table-cell table:style-name="ce16" table:formula="of:=IF(LEN(['Descriptive Corners'.H84]) &gt; 0;IF(LEN(['Descriptive Corners'.B84]) &gt; 0;['Descriptive Corners'.B84] &amp; &quot;=&quot; &amp; ['Descriptive Corners'.D84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85]) &gt; 0; ['Descriptive Corners'.H85]; &quot;&quot;)">
            <text:p/>
          </table:table-cell>
          <table:table-cell table:style-name="ce16" table:formula="of:=IF(LEN(['Descriptive Corners'.H85]) &gt; 0;&quot;[PACENOTE::&quot; &amp; ['Descriptive Corners'.B85] &amp; &quot;]&quot; &amp; CHAR(10) &amp; IF(LEN(['Descriptive Corners'.A85]) &gt; 0;&quot;id=&quot; &amp; ['Descriptive Corners'.A85] &amp; CHAR(10);&quot;&quot;) &amp; &quot;Sounds=1&quot; &amp; CHAR(10) &amp; &quot;Snd0=&quot; &amp; LOWER(['Descriptive Corners'.B85]) &amp; &quot;.ogg&quot; &amp; CHAR(10) &amp; IF(LEN(['Descriptive Corners'.F85]) &gt; 0; &quot;link=&quot; &amp; ['Descriptive Corners'.F85] &amp; CHAR(10);&quot;&quot;) &amp; IF(LEN(['Descriptive Corners'.G85])&gt;0;&quot;standard=&quot; &amp; ['Descriptive Corners'.G85] &amp; CHAR(10);&quot;&quot;) &amp; &quot;column=&quot; &amp; ['Descriptive Corners'.I85] &amp; CHAR(10);&quot;&quot;)">
            <text:p/>
          </table:table-cell>
          <table:table-cell table:style-name="ce16" table:formula="of:=IF(LEN(['Descriptive Corners'.H85]) &gt; 0;IF(LEN(['Descriptive Corners'.B85]) &gt; 0;['Descriptive Corners'.B85] &amp; &quot;=&quot; &amp; ['Descriptive Corners'.C85]);&quot;&quot;)">
            <text:p/>
          </table:table-cell>
          <table:table-cell table:style-name="ce16" table:formula="of:=IF(LEN(['Descriptive Corners'.H85]) &gt; 0;IF(LEN(['Descriptive Corners'.B85]) &gt; 0;['Descriptive Corners'.B85] &amp; &quot;=&quot; &amp; ['Descriptive Corners'.D85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86]) &gt; 0; ['Descriptive Corners'.H86]; &quot;&quot;)">
            <text:p/>
          </table:table-cell>
          <table:table-cell table:style-name="ce16" table:formula="of:=IF(LEN(['Descriptive Corners'.H86]) &gt; 0;&quot;[PACENOTE::&quot; &amp; ['Descriptive Corners'.B86] &amp; &quot;]&quot; &amp; CHAR(10) &amp; IF(LEN(['Descriptive Corners'.A86]) &gt; 0;&quot;id=&quot; &amp; ['Descriptive Corners'.A86] &amp; CHAR(10);&quot;&quot;) &amp; &quot;Sounds=1&quot; &amp; CHAR(10) &amp; &quot;Snd0=&quot; &amp; LOWER(['Descriptive Corners'.B86]) &amp; &quot;.ogg&quot; &amp; CHAR(10) &amp; IF(LEN(['Descriptive Corners'.F86]) &gt; 0; &quot;link=&quot; &amp; ['Descriptive Corners'.F86] &amp; CHAR(10);&quot;&quot;) &amp; IF(LEN(['Descriptive Corners'.G86])&gt;0;&quot;standard=&quot; &amp; ['Descriptive Corners'.G86] &amp; CHAR(10);&quot;&quot;) &amp; &quot;column=&quot; &amp; ['Descriptive Corners'.I86] &amp; CHAR(10);&quot;&quot;)">
            <text:p/>
          </table:table-cell>
          <table:table-cell table:style-name="ce16" table:formula="of:=IF(LEN(['Descriptive Corners'.H86]) &gt; 0;IF(LEN(['Descriptive Corners'.B86]) &gt; 0;['Descriptive Corners'.B86] &amp; &quot;=&quot; &amp; ['Descriptive Corners'.C86]);&quot;&quot;)">
            <text:p/>
          </table:table-cell>
          <table:table-cell table:style-name="ce16" table:formula="of:=IF(LEN(['Descriptive Corners'.H86]) &gt; 0;IF(LEN(['Descriptive Corners'.B86]) &gt; 0;['Descriptive Corners'.B86] &amp; &quot;=&quot; &amp; ['Descriptive Corners'.D86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87]) &gt; 0; ['Descriptive Corners'.H87]; &quot;&quot;)">
            <text:p/>
          </table:table-cell>
          <table:table-cell table:style-name="ce16" table:formula="of:=IF(LEN(['Descriptive Corners'.H87]) &gt; 0;&quot;[PACENOTE::&quot; &amp; ['Descriptive Corners'.B87] &amp; &quot;]&quot; &amp; CHAR(10) &amp; IF(LEN(['Descriptive Corners'.A87]) &gt; 0;&quot;id=&quot; &amp; ['Descriptive Corners'.A87] &amp; CHAR(10);&quot;&quot;) &amp; &quot;Sounds=1&quot; &amp; CHAR(10) &amp; &quot;Snd0=&quot; &amp; LOWER(['Descriptive Corners'.B87]) &amp; &quot;.ogg&quot; &amp; CHAR(10) &amp; IF(LEN(['Descriptive Corners'.F87]) &gt; 0; &quot;link=&quot; &amp; ['Descriptive Corners'.F87] &amp; CHAR(10);&quot;&quot;) &amp; IF(LEN(['Descriptive Corners'.G87])&gt;0;&quot;standard=&quot; &amp; ['Descriptive Corners'.G87] &amp; CHAR(10);&quot;&quot;) &amp; &quot;column=&quot; &amp; ['Descriptive Corners'.I87] &amp; CHAR(10);&quot;&quot;)">
            <text:p/>
          </table:table-cell>
          <table:table-cell table:style-name="ce16" table:formula="of:=IF(LEN(['Descriptive Corners'.H87]) &gt; 0;IF(LEN(['Descriptive Corners'.B87]) &gt; 0;['Descriptive Corners'.B87] &amp; &quot;=&quot; &amp; ['Descriptive Corners'.C87]);&quot;&quot;)">
            <text:p/>
          </table:table-cell>
          <table:table-cell table:style-name="ce16" table:formula="of:=IF(LEN(['Descriptive Corners'.H87]) &gt; 0;IF(LEN(['Descriptive Corners'.B87]) &gt; 0;['Descriptive Corners'.B87] &amp; &quot;=&quot; &amp; ['Descriptive Corners'.D87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88]) &gt; 0; ['Descriptive Corners'.H88]; &quot;&quot;)">
            <text:p/>
          </table:table-cell>
          <table:table-cell table:style-name="ce16" table:formula="of:=IF(LEN(['Descriptive Corners'.H88]) &gt; 0;&quot;[PACENOTE::&quot; &amp; ['Descriptive Corners'.B88] &amp; &quot;]&quot; &amp; CHAR(10) &amp; IF(LEN(['Descriptive Corners'.A88]) &gt; 0;&quot;id=&quot; &amp; ['Descriptive Corners'.A88] &amp; CHAR(10);&quot;&quot;) &amp; &quot;Sounds=1&quot; &amp; CHAR(10) &amp; &quot;Snd0=&quot; &amp; LOWER(['Descriptive Corners'.B88]) &amp; &quot;.ogg&quot; &amp; CHAR(10) &amp; IF(LEN(['Descriptive Corners'.F88]) &gt; 0; &quot;link=&quot; &amp; ['Descriptive Corners'.F88] &amp; CHAR(10);&quot;&quot;) &amp; IF(LEN(['Descriptive Corners'.G88])&gt;0;&quot;standard=&quot; &amp; ['Descriptive Corners'.G88] &amp; CHAR(10);&quot;&quot;) &amp; &quot;column=&quot; &amp; ['Descriptive Corners'.I88] &amp; CHAR(10);&quot;&quot;)">
            <text:p/>
          </table:table-cell>
          <table:table-cell table:style-name="ce16" table:formula="of:=IF(LEN(['Descriptive Corners'.H88]) &gt; 0;IF(LEN(['Descriptive Corners'.B88]) &gt; 0;['Descriptive Corners'.B88] &amp; &quot;=&quot; &amp; ['Descriptive Corners'.C88]);&quot;&quot;)">
            <text:p/>
          </table:table-cell>
          <table:table-cell table:style-name="ce16" table:formula="of:=IF(LEN(['Descriptive Corners'.H88]) &gt; 0;IF(LEN(['Descriptive Corners'.B88]) &gt; 0;['Descriptive Corners'.B88] &amp; &quot;=&quot; &amp; ['Descriptive Corners'.D88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89]) &gt; 0; ['Descriptive Corners'.H89]; &quot;&quot;)">
            <text:p/>
          </table:table-cell>
          <table:table-cell table:style-name="ce16" table:formula="of:=IF(LEN(['Descriptive Corners'.H89]) &gt; 0;&quot;[PACENOTE::&quot; &amp; ['Descriptive Corners'.B89] &amp; &quot;]&quot; &amp; CHAR(10) &amp; IF(LEN(['Descriptive Corners'.A89]) &gt; 0;&quot;id=&quot; &amp; ['Descriptive Corners'.A89] &amp; CHAR(10);&quot;&quot;) &amp; &quot;Sounds=1&quot; &amp; CHAR(10) &amp; &quot;Snd0=&quot; &amp; LOWER(['Descriptive Corners'.B89]) &amp; &quot;.ogg&quot; &amp; CHAR(10) &amp; IF(LEN(['Descriptive Corners'.F89]) &gt; 0; &quot;link=&quot; &amp; ['Descriptive Corners'.F89] &amp; CHAR(10);&quot;&quot;) &amp; IF(LEN(['Descriptive Corners'.G89])&gt;0;&quot;standard=&quot; &amp; ['Descriptive Corners'.G89] &amp; CHAR(10);&quot;&quot;) &amp; &quot;column=&quot; &amp; ['Descriptive Corners'.I89] &amp; CHAR(10);&quot;&quot;)">
            <text:p/>
          </table:table-cell>
          <table:table-cell table:style-name="ce16" table:formula="of:=IF(LEN(['Descriptive Corners'.H89]) &gt; 0;IF(LEN(['Descriptive Corners'.B89]) &gt; 0;['Descriptive Corners'.B89] &amp; &quot;=&quot; &amp; ['Descriptive Corners'.C89]);&quot;&quot;)">
            <text:p/>
          </table:table-cell>
          <table:table-cell table:style-name="ce16" table:formula="of:=IF(LEN(['Descriptive Corners'.H89]) &gt; 0;IF(LEN(['Descriptive Corners'.B89]) &gt; 0;['Descriptive Corners'.B89] &amp; &quot;=&quot; &amp; ['Descriptive Corners'.D89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90]) &gt; 0; ['Descriptive Corners'.H90]; &quot;&quot;)">
            <text:p/>
          </table:table-cell>
          <table:table-cell table:style-name="ce16" table:formula="of:=IF(LEN(['Descriptive Corners'.H90]) &gt; 0;&quot;[PACENOTE::&quot; &amp; ['Descriptive Corners'.B90] &amp; &quot;]&quot; &amp; CHAR(10) &amp; IF(LEN(['Descriptive Corners'.A90]) &gt; 0;&quot;id=&quot; &amp; ['Descriptive Corners'.A90] &amp; CHAR(10);&quot;&quot;) &amp; &quot;Sounds=1&quot; &amp; CHAR(10) &amp; &quot;Snd0=&quot; &amp; LOWER(['Descriptive Corners'.B90]) &amp; &quot;.ogg&quot; &amp; CHAR(10) &amp; IF(LEN(['Descriptive Corners'.F90]) &gt; 0; &quot;link=&quot; &amp; ['Descriptive Corners'.F90] &amp; CHAR(10);&quot;&quot;) &amp; IF(LEN(['Descriptive Corners'.G90])&gt;0;&quot;standard=&quot; &amp; ['Descriptive Corners'.G90] &amp; CHAR(10);&quot;&quot;) &amp; &quot;column=&quot; &amp; ['Descriptive Corners'.I90] &amp; CHAR(10);&quot;&quot;)">
            <text:p/>
          </table:table-cell>
          <table:table-cell table:style-name="ce16" table:formula="of:=IF(LEN(['Descriptive Corners'.H90]) &gt; 0;IF(LEN(['Descriptive Corners'.B90]) &gt; 0;['Descriptive Corners'.B90] &amp; &quot;=&quot; &amp; ['Descriptive Corners'.C90]);&quot;&quot;)">
            <text:p/>
          </table:table-cell>
          <table:table-cell table:style-name="ce16" table:formula="of:=IF(LEN(['Descriptive Corners'.H90]) &gt; 0;IF(LEN(['Descriptive Corners'.B90]) &gt; 0;['Descriptive Corners'.B90] &amp; &quot;=&quot; &amp; ['Descriptive Corners'.D90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91]) &gt; 0; ['Descriptive Corners'.H91]; &quot;&quot;)">
            <text:p/>
          </table:table-cell>
          <table:table-cell table:style-name="ce16" table:formula="of:=IF(LEN(['Descriptive Corners'.H91]) &gt; 0;&quot;[PACENOTE::&quot; &amp; ['Descriptive Corners'.B91] &amp; &quot;]&quot; &amp; CHAR(10) &amp; IF(LEN(['Descriptive Corners'.A91]) &gt; 0;&quot;id=&quot; &amp; ['Descriptive Corners'.A91] &amp; CHAR(10);&quot;&quot;) &amp; &quot;Sounds=1&quot; &amp; CHAR(10) &amp; &quot;Snd0=&quot; &amp; LOWER(['Descriptive Corners'.B91]) &amp; &quot;.ogg&quot; &amp; CHAR(10) &amp; IF(LEN(['Descriptive Corners'.F91]) &gt; 0; &quot;link=&quot; &amp; ['Descriptive Corners'.F91] &amp; CHAR(10);&quot;&quot;) &amp; IF(LEN(['Descriptive Corners'.G91])&gt;0;&quot;standard=&quot; &amp; ['Descriptive Corners'.G91] &amp; CHAR(10);&quot;&quot;) &amp; &quot;column=&quot; &amp; ['Descriptive Corners'.I91] &amp; CHAR(10);&quot;&quot;)">
            <text:p/>
          </table:table-cell>
          <table:table-cell table:style-name="ce16" table:formula="of:=IF(LEN(['Descriptive Corners'.H91]) &gt; 0;IF(LEN(['Descriptive Corners'.B91]) &gt; 0;['Descriptive Corners'.B91] &amp; &quot;=&quot; &amp; ['Descriptive Corners'.C91]);&quot;&quot;)">
            <text:p/>
          </table:table-cell>
          <table:table-cell table:style-name="ce16" table:formula="of:=IF(LEN(['Descriptive Corners'.H91]) &gt; 0;IF(LEN(['Descriptive Corners'.B91]) &gt; 0;['Descriptive Corners'.B91] &amp; &quot;=&quot; &amp; ['Descriptive Corners'.D91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92]) &gt; 0; ['Descriptive Corners'.H92]; &quot;&quot;)">
            <text:p/>
          </table:table-cell>
          <table:table-cell table:style-name="ce16" table:formula="of:=IF(LEN(['Descriptive Corners'.H92]) &gt; 0;&quot;[PACENOTE::&quot; &amp; ['Descriptive Corners'.B92] &amp; &quot;]&quot; &amp; CHAR(10) &amp; IF(LEN(['Descriptive Corners'.A92]) &gt; 0;&quot;id=&quot; &amp; ['Descriptive Corners'.A92] &amp; CHAR(10);&quot;&quot;) &amp; &quot;Sounds=1&quot; &amp; CHAR(10) &amp; &quot;Snd0=&quot; &amp; LOWER(['Descriptive Corners'.B92]) &amp; &quot;.ogg&quot; &amp; CHAR(10) &amp; IF(LEN(['Descriptive Corners'.F92]) &gt; 0; &quot;link=&quot; &amp; ['Descriptive Corners'.F92] &amp; CHAR(10);&quot;&quot;) &amp; IF(LEN(['Descriptive Corners'.G92])&gt;0;&quot;standard=&quot; &amp; ['Descriptive Corners'.G92] &amp; CHAR(10);&quot;&quot;) &amp; &quot;column=&quot; &amp; ['Descriptive Corners'.I92] &amp; CHAR(10);&quot;&quot;)">
            <text:p/>
          </table:table-cell>
          <table:table-cell table:style-name="ce16" table:formula="of:=IF(LEN(['Descriptive Corners'.H92]) &gt; 0;IF(LEN(['Descriptive Corners'.B92]) &gt; 0;['Descriptive Corners'.B92] &amp; &quot;=&quot; &amp; ['Descriptive Corners'.C92]);&quot;&quot;)">
            <text:p/>
          </table:table-cell>
          <table:table-cell table:style-name="ce16" table:formula="of:=IF(LEN(['Descriptive Corners'.H92]) &gt; 0;IF(LEN(['Descriptive Corners'.B92]) &gt; 0;['Descriptive Corners'.B92] &amp; &quot;=&quot; &amp; ['Descriptive Corners'.D92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93]) &gt; 0; ['Descriptive Corners'.H93]; &quot;&quot;)">
            <text:p/>
          </table:table-cell>
          <table:table-cell table:style-name="ce16" table:formula="of:=IF(LEN(['Descriptive Corners'.H93]) &gt; 0;&quot;[PACENOTE::&quot; &amp; ['Descriptive Corners'.B93] &amp; &quot;]&quot; &amp; CHAR(10) &amp; IF(LEN(['Descriptive Corners'.A93]) &gt; 0;&quot;id=&quot; &amp; ['Descriptive Corners'.A93] &amp; CHAR(10);&quot;&quot;) &amp; &quot;Sounds=1&quot; &amp; CHAR(10) &amp; &quot;Snd0=&quot; &amp; LOWER(['Descriptive Corners'.B93]) &amp; &quot;.ogg&quot; &amp; CHAR(10) &amp; IF(LEN(['Descriptive Corners'.F93]) &gt; 0; &quot;link=&quot; &amp; ['Descriptive Corners'.F93] &amp; CHAR(10);&quot;&quot;) &amp; IF(LEN(['Descriptive Corners'.G93])&gt;0;&quot;standard=&quot; &amp; ['Descriptive Corners'.G93] &amp; CHAR(10);&quot;&quot;) &amp; &quot;column=&quot; &amp; ['Descriptive Corners'.I93] &amp; CHAR(10);&quot;&quot;)">
            <text:p/>
          </table:table-cell>
          <table:table-cell table:style-name="ce16" table:formula="of:=IF(LEN(['Descriptive Corners'.H93]) &gt; 0;IF(LEN(['Descriptive Corners'.B93]) &gt; 0;['Descriptive Corners'.B93] &amp; &quot;=&quot; &amp; ['Descriptive Corners'.C93]);&quot;&quot;)">
            <text:p/>
          </table:table-cell>
          <table:table-cell table:style-name="ce16" table:formula="of:=IF(LEN(['Descriptive Corners'.H93]) &gt; 0;IF(LEN(['Descriptive Corners'.B93]) &gt; 0;['Descriptive Corners'.B93] &amp; &quot;=&quot; &amp; ['Descriptive Corners'.D93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94]) &gt; 0; ['Descriptive Corners'.H94]; &quot;&quot;)">
            <text:p/>
          </table:table-cell>
          <table:table-cell table:style-name="ce16" table:formula="of:=IF(LEN(['Descriptive Corners'.H94]) &gt; 0;&quot;[PACENOTE::&quot; &amp; ['Descriptive Corners'.B94] &amp; &quot;]&quot; &amp; CHAR(10) &amp; IF(LEN(['Descriptive Corners'.A94]) &gt; 0;&quot;id=&quot; &amp; ['Descriptive Corners'.A94] &amp; CHAR(10);&quot;&quot;) &amp; &quot;Sounds=1&quot; &amp; CHAR(10) &amp; &quot;Snd0=&quot; &amp; LOWER(['Descriptive Corners'.B94]) &amp; &quot;.ogg&quot; &amp; CHAR(10) &amp; IF(LEN(['Descriptive Corners'.F94]) &gt; 0; &quot;link=&quot; &amp; ['Descriptive Corners'.F94] &amp; CHAR(10);&quot;&quot;) &amp; IF(LEN(['Descriptive Corners'.G94])&gt;0;&quot;standard=&quot; &amp; ['Descriptive Corners'.G94] &amp; CHAR(10);&quot;&quot;) &amp; &quot;column=&quot; &amp; ['Descriptive Corners'.I94] &amp; CHAR(10);&quot;&quot;)">
            <text:p/>
          </table:table-cell>
          <table:table-cell table:style-name="ce16" table:formula="of:=IF(LEN(['Descriptive Corners'.H94]) &gt; 0;IF(LEN(['Descriptive Corners'.B94]) &gt; 0;['Descriptive Corners'.B94] &amp; &quot;=&quot; &amp; ['Descriptive Corners'.C94]);&quot;&quot;)">
            <text:p/>
          </table:table-cell>
          <table:table-cell table:style-name="ce16" table:formula="of:=IF(LEN(['Descriptive Corners'.H94]) &gt; 0;IF(LEN(['Descriptive Corners'.B94]) &gt; 0;['Descriptive Corners'.B94] &amp; &quot;=&quot; &amp; ['Descriptive Corners'.D94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95]) &gt; 0; ['Descriptive Corners'.H95]; &quot;&quot;)">
            <text:p/>
          </table:table-cell>
          <table:table-cell table:style-name="ce16" table:formula="of:=IF(LEN(['Descriptive Corners'.H95]) &gt; 0;&quot;[PACENOTE::&quot; &amp; ['Descriptive Corners'.B95] &amp; &quot;]&quot; &amp; CHAR(10) &amp; IF(LEN(['Descriptive Corners'.A95]) &gt; 0;&quot;id=&quot; &amp; ['Descriptive Corners'.A95] &amp; CHAR(10);&quot;&quot;) &amp; &quot;Sounds=1&quot; &amp; CHAR(10) &amp; &quot;Snd0=&quot; &amp; LOWER(['Descriptive Corners'.B95]) &amp; &quot;.ogg&quot; &amp; CHAR(10) &amp; IF(LEN(['Descriptive Corners'.F95]) &gt; 0; &quot;link=&quot; &amp; ['Descriptive Corners'.F95] &amp; CHAR(10);&quot;&quot;) &amp; IF(LEN(['Descriptive Corners'.G95])&gt;0;&quot;standard=&quot; &amp; ['Descriptive Corners'.G95] &amp; CHAR(10);&quot;&quot;) &amp; &quot;column=&quot; &amp; ['Descriptive Corners'.I95] &amp; CHAR(10);&quot;&quot;)">
            <text:p/>
          </table:table-cell>
          <table:table-cell table:style-name="ce16" table:formula="of:=IF(LEN(['Descriptive Corners'.H95]) &gt; 0;IF(LEN(['Descriptive Corners'.B95]) &gt; 0;['Descriptive Corners'.B95] &amp; &quot;=&quot; &amp; ['Descriptive Corners'.C95]);&quot;&quot;)">
            <text:p/>
          </table:table-cell>
          <table:table-cell table:style-name="ce16" table:formula="of:=IF(LEN(['Descriptive Corners'.H95]) &gt; 0;IF(LEN(['Descriptive Corners'.B95]) &gt; 0;['Descriptive Corners'.B95] &amp; &quot;=&quot; &amp; ['Descriptive Corners'.D95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96]) &gt; 0; ['Descriptive Corners'.H96]; &quot;&quot;)">
            <text:p/>
          </table:table-cell>
          <table:table-cell table:style-name="ce16" table:formula="of:=IF(LEN(['Descriptive Corners'.H96]) &gt; 0;&quot;[PACENOTE::&quot; &amp; ['Descriptive Corners'.B96] &amp; &quot;]&quot; &amp; CHAR(10) &amp; IF(LEN(['Descriptive Corners'.A96]) &gt; 0;&quot;id=&quot; &amp; ['Descriptive Corners'.A96] &amp; CHAR(10);&quot;&quot;) &amp; &quot;Sounds=1&quot; &amp; CHAR(10) &amp; &quot;Snd0=&quot; &amp; LOWER(['Descriptive Corners'.B96]) &amp; &quot;.ogg&quot; &amp; CHAR(10) &amp; IF(LEN(['Descriptive Corners'.F96]) &gt; 0; &quot;link=&quot; &amp; ['Descriptive Corners'.F96] &amp; CHAR(10);&quot;&quot;) &amp; IF(LEN(['Descriptive Corners'.G96])&gt;0;&quot;standard=&quot; &amp; ['Descriptive Corners'.G96] &amp; CHAR(10);&quot;&quot;) &amp; &quot;column=&quot; &amp; ['Descriptive Corners'.I96] &amp; CHAR(10);&quot;&quot;)">
            <text:p/>
          </table:table-cell>
          <table:table-cell table:style-name="ce16" table:formula="of:=IF(LEN(['Descriptive Corners'.H96]) &gt; 0;IF(LEN(['Descriptive Corners'.B96]) &gt; 0;['Descriptive Corners'.B96] &amp; &quot;=&quot; &amp; ['Descriptive Corners'.C96]);&quot;&quot;)">
            <text:p/>
          </table:table-cell>
          <table:table-cell table:style-name="ce16" table:formula="of:=IF(LEN(['Descriptive Corners'.H96]) &gt; 0;IF(LEN(['Descriptive Corners'.B96]) &gt; 0;['Descriptive Corners'.B96] &amp; &quot;=&quot; &amp; ['Descriptive Corners'.D96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97]) &gt; 0; ['Descriptive Corners'.H97]; &quot;&quot;)">
            <text:p/>
          </table:table-cell>
          <table:table-cell table:style-name="ce16" table:formula="of:=IF(LEN(['Descriptive Corners'.H97]) &gt; 0;&quot;[PACENOTE::&quot; &amp; ['Descriptive Corners'.B97] &amp; &quot;]&quot; &amp; CHAR(10) &amp; IF(LEN(['Descriptive Corners'.A97]) &gt; 0;&quot;id=&quot; &amp; ['Descriptive Corners'.A97] &amp; CHAR(10);&quot;&quot;) &amp; &quot;Sounds=1&quot; &amp; CHAR(10) &amp; &quot;Snd0=&quot; &amp; LOWER(['Descriptive Corners'.B97]) &amp; &quot;.ogg&quot; &amp; CHAR(10) &amp; IF(LEN(['Descriptive Corners'.F97]) &gt; 0; &quot;link=&quot; &amp; ['Descriptive Corners'.F97] &amp; CHAR(10);&quot;&quot;) &amp; IF(LEN(['Descriptive Corners'.G97])&gt;0;&quot;standard=&quot; &amp; ['Descriptive Corners'.G97] &amp; CHAR(10);&quot;&quot;) &amp; &quot;column=&quot; &amp; ['Descriptive Corners'.I97] &amp; CHAR(10);&quot;&quot;)">
            <text:p/>
          </table:table-cell>
          <table:table-cell table:style-name="ce16" table:formula="of:=IF(LEN(['Descriptive Corners'.H97]) &gt; 0;IF(LEN(['Descriptive Corners'.B97]) &gt; 0;['Descriptive Corners'.B97] &amp; &quot;=&quot; &amp; ['Descriptive Corners'.C97]);&quot;&quot;)">
            <text:p/>
          </table:table-cell>
          <table:table-cell table:style-name="ce16" table:formula="of:=IF(LEN(['Descriptive Corners'.H97]) &gt; 0;IF(LEN(['Descriptive Corners'.B97]) &gt; 0;['Descriptive Corners'.B97] &amp; &quot;=&quot; &amp; ['Descriptive Corners'.D97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98]) &gt; 0; ['Descriptive Corners'.H98]; &quot;&quot;)">
            <text:p/>
          </table:table-cell>
          <table:table-cell table:style-name="ce16" table:formula="of:=IF(LEN(['Descriptive Corners'.H98]) &gt; 0;&quot;[PACENOTE::&quot; &amp; ['Descriptive Corners'.B98] &amp; &quot;]&quot; &amp; CHAR(10) &amp; IF(LEN(['Descriptive Corners'.A98]) &gt; 0;&quot;id=&quot; &amp; ['Descriptive Corners'.A98] &amp; CHAR(10);&quot;&quot;) &amp; &quot;Sounds=1&quot; &amp; CHAR(10) &amp; &quot;Snd0=&quot; &amp; LOWER(['Descriptive Corners'.B98]) &amp; &quot;.ogg&quot; &amp; CHAR(10) &amp; IF(LEN(['Descriptive Corners'.F98]) &gt; 0; &quot;link=&quot; &amp; ['Descriptive Corners'.F98] &amp; CHAR(10);&quot;&quot;) &amp; IF(LEN(['Descriptive Corners'.G98])&gt;0;&quot;standard=&quot; &amp; ['Descriptive Corners'.G98] &amp; CHAR(10);&quot;&quot;) &amp; &quot;column=&quot; &amp; ['Descriptive Corners'.I98] &amp; CHAR(10);&quot;&quot;)">
            <text:p/>
          </table:table-cell>
          <table:table-cell table:style-name="ce16" table:formula="of:=IF(LEN(['Descriptive Corners'.H98]) &gt; 0;IF(LEN(['Descriptive Corners'.B98]) &gt; 0;['Descriptive Corners'.B98] &amp; &quot;=&quot; &amp; ['Descriptive Corners'.C98]);&quot;&quot;)">
            <text:p/>
          </table:table-cell>
          <table:table-cell table:style-name="ce16" table:formula="of:=IF(LEN(['Descriptive Corners'.H98]) &gt; 0;IF(LEN(['Descriptive Corners'.B98]) &gt; 0;['Descriptive Corners'.B98] &amp; &quot;=&quot; &amp; ['Descriptive Corners'.D98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99]) &gt; 0; ['Descriptive Corners'.H99]; &quot;&quot;)">
            <text:p/>
          </table:table-cell>
          <table:table-cell table:style-name="ce16" table:formula="of:=IF(LEN(['Descriptive Corners'.H99]) &gt; 0;&quot;[PACENOTE::&quot; &amp; ['Descriptive Corners'.B99] &amp; &quot;]&quot; &amp; CHAR(10) &amp; IF(LEN(['Descriptive Corners'.A99]) &gt; 0;&quot;id=&quot; &amp; ['Descriptive Corners'.A99] &amp; CHAR(10);&quot;&quot;) &amp; &quot;Sounds=1&quot; &amp; CHAR(10) &amp; &quot;Snd0=&quot; &amp; LOWER(['Descriptive Corners'.B99]) &amp; &quot;.ogg&quot; &amp; CHAR(10) &amp; IF(LEN(['Descriptive Corners'.F99]) &gt; 0; &quot;link=&quot; &amp; ['Descriptive Corners'.F99] &amp; CHAR(10);&quot;&quot;) &amp; IF(LEN(['Descriptive Corners'.G99])&gt;0;&quot;standard=&quot; &amp; ['Descriptive Corners'.G99] &amp; CHAR(10);&quot;&quot;) &amp; &quot;column=&quot; &amp; ['Descriptive Corners'.I99] &amp; CHAR(10);&quot;&quot;)">
            <text:p/>
          </table:table-cell>
          <table:table-cell table:style-name="ce16" table:formula="of:=IF(LEN(['Descriptive Corners'.H99]) &gt; 0;IF(LEN(['Descriptive Corners'.B99]) &gt; 0;['Descriptive Corners'.B99] &amp; &quot;=&quot; &amp; ['Descriptive Corners'.C99]);&quot;&quot;)">
            <text:p/>
          </table:table-cell>
          <table:table-cell table:style-name="ce16" table:formula="of:=IF(LEN(['Descriptive Corners'.H99]) &gt; 0;IF(LEN(['Descriptive Corners'.B99]) &gt; 0;['Descriptive Corners'.B99] &amp; &quot;=&quot; &amp; ['Descriptive Corners'.D99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100]) &gt; 0; ['Descriptive Corners'.H100]; &quot;&quot;)">
            <text:p/>
          </table:table-cell>
          <table:table-cell table:style-name="ce16" table:formula="of:=IF(LEN(['Descriptive Corners'.H100]) &gt; 0;&quot;[PACENOTE::&quot; &amp; ['Descriptive Corners'.B100] &amp; &quot;]&quot; &amp; CHAR(10) &amp; IF(LEN(['Descriptive Corners'.A100]) &gt; 0;&quot;id=&quot; &amp; ['Descriptive Corners'.A100] &amp; CHAR(10);&quot;&quot;) &amp; &quot;Sounds=1&quot; &amp; CHAR(10) &amp; &quot;Snd0=&quot; &amp; LOWER(['Descriptive Corners'.B100]) &amp; &quot;.ogg&quot; &amp; CHAR(10) &amp; IF(LEN(['Descriptive Corners'.F100]) &gt; 0; &quot;link=&quot; &amp; ['Descriptive Corners'.F100] &amp; CHAR(10);&quot;&quot;) &amp; IF(LEN(['Descriptive Corners'.G100])&gt;0;&quot;standard=&quot; &amp; ['Descriptive Corners'.G100] &amp; CHAR(10);&quot;&quot;) &amp; &quot;column=&quot; &amp; ['Descriptive Corners'.I100] &amp; CHAR(10);&quot;&quot;)">
            <text:p/>
          </table:table-cell>
          <table:table-cell table:style-name="ce16" table:formula="of:=IF(LEN(['Descriptive Corners'.H100]) &gt; 0;IF(LEN(['Descriptive Corners'.B100]) &gt; 0;['Descriptive Corners'.B100] &amp; &quot;=&quot; &amp; ['Descriptive Corners'.C100]);&quot;&quot;)">
            <text:p/>
          </table:table-cell>
          <table:table-cell table:style-name="ce16" table:formula="of:=IF(LEN(['Descriptive Corners'.H100]) &gt; 0;IF(LEN(['Descriptive Corners'.B100]) &gt; 0;['Descriptive Corners'.B100] &amp; &quot;=&quot; &amp; ['Descriptive Corners'.D100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101]) &gt; 0; ['Descriptive Corners'.H101]; &quot;&quot;)">
            <text:p/>
          </table:table-cell>
          <table:table-cell table:style-name="ce16" table:formula="of:=IF(LEN(['Descriptive Corners'.H101]) &gt; 0;&quot;[PACENOTE::&quot; &amp; ['Descriptive Corners'.B101] &amp; &quot;]&quot; &amp; CHAR(10) &amp; IF(LEN(['Descriptive Corners'.A101]) &gt; 0;&quot;id=&quot; &amp; ['Descriptive Corners'.A101] &amp; CHAR(10);&quot;&quot;) &amp; &quot;Sounds=1&quot; &amp; CHAR(10) &amp; &quot;Snd0=&quot; &amp; LOWER(['Descriptive Corners'.B101]) &amp; &quot;.ogg&quot; &amp; CHAR(10) &amp; IF(LEN(['Descriptive Corners'.F101]) &gt; 0; &quot;link=&quot; &amp; ['Descriptive Corners'.F101] &amp; CHAR(10);&quot;&quot;) &amp; IF(LEN(['Descriptive Corners'.G101])&gt;0;&quot;standard=&quot; &amp; ['Descriptive Corners'.G101] &amp; CHAR(10);&quot;&quot;) &amp; &quot;column=&quot; &amp; ['Descriptive Corners'.I101] &amp; CHAR(10);&quot;&quot;)">
            <text:p/>
          </table:table-cell>
          <table:table-cell table:style-name="ce16" table:formula="of:=IF(LEN(['Descriptive Corners'.H101]) &gt; 0;IF(LEN(['Descriptive Corners'.B101]) &gt; 0;['Descriptive Corners'.B101] &amp; &quot;=&quot; &amp; ['Descriptive Corners'.C101]);&quot;&quot;)">
            <text:p/>
          </table:table-cell>
          <table:table-cell table:style-name="ce16" table:formula="of:=IF(LEN(['Descriptive Corners'.H101]) &gt; 0;IF(LEN(['Descriptive Corners'.B101]) &gt; 0;['Descriptive Corners'.B101] &amp; &quot;=&quot; &amp; ['Descriptive Corners'.D101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102]) &gt; 0; ['Descriptive Corners'.H102]; &quot;&quot;)">
            <text:p/>
          </table:table-cell>
          <table:table-cell table:style-name="ce16" table:formula="of:=IF(LEN(['Descriptive Corners'.H102]) &gt; 0;&quot;[PACENOTE::&quot; &amp; ['Descriptive Corners'.B102] &amp; &quot;]&quot; &amp; CHAR(10) &amp; IF(LEN(['Descriptive Corners'.A102]) &gt; 0;&quot;id=&quot; &amp; ['Descriptive Corners'.A102] &amp; CHAR(10);&quot;&quot;) &amp; &quot;Sounds=1&quot; &amp; CHAR(10) &amp; &quot;Snd0=&quot; &amp; LOWER(['Descriptive Corners'.B102]) &amp; &quot;.ogg&quot; &amp; CHAR(10) &amp; IF(LEN(['Descriptive Corners'.F102]) &gt; 0; &quot;link=&quot; &amp; ['Descriptive Corners'.F102] &amp; CHAR(10);&quot;&quot;) &amp; IF(LEN(['Descriptive Corners'.G102])&gt;0;&quot;standard=&quot; &amp; ['Descriptive Corners'.G102] &amp; CHAR(10);&quot;&quot;) &amp; &quot;column=&quot; &amp; ['Descriptive Corners'.I102] &amp; CHAR(10);&quot;&quot;)">
            <text:p/>
          </table:table-cell>
          <table:table-cell table:style-name="ce16" table:formula="of:=IF(LEN(['Descriptive Corners'.H102]) &gt; 0;IF(LEN(['Descriptive Corners'.B102]) &gt; 0;['Descriptive Corners'.B102] &amp; &quot;=&quot; &amp; ['Descriptive Corners'.C102]);&quot;&quot;)">
            <text:p/>
          </table:table-cell>
          <table:table-cell table:style-name="ce16" table:formula="of:=IF(LEN(['Descriptive Corners'.H102]) &gt; 0;IF(LEN(['Descriptive Corners'.B102]) &gt; 0;['Descriptive Corners'.B102] &amp; &quot;=&quot; &amp; ['Descriptive Corners'.D102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103]) &gt; 0; ['Descriptive Corners'.H103]; &quot;&quot;)">
            <text:p/>
          </table:table-cell>
          <table:table-cell table:style-name="ce16" table:formula="of:=IF(LEN(['Descriptive Corners'.H103]) &gt; 0;&quot;[PACENOTE::&quot; &amp; ['Descriptive Corners'.B103] &amp; &quot;]&quot; &amp; CHAR(10) &amp; IF(LEN(['Descriptive Corners'.A103]) &gt; 0;&quot;id=&quot; &amp; ['Descriptive Corners'.A103] &amp; CHAR(10);&quot;&quot;) &amp; &quot;Sounds=1&quot; &amp; CHAR(10) &amp; &quot;Snd0=&quot; &amp; LOWER(['Descriptive Corners'.B103]) &amp; &quot;.ogg&quot; &amp; CHAR(10) &amp; IF(LEN(['Descriptive Corners'.F103]) &gt; 0; &quot;link=&quot; &amp; ['Descriptive Corners'.F103] &amp; CHAR(10);&quot;&quot;) &amp; IF(LEN(['Descriptive Corners'.G103])&gt;0;&quot;standard=&quot; &amp; ['Descriptive Corners'.G103] &amp; CHAR(10);&quot;&quot;) &amp; &quot;column=&quot; &amp; ['Descriptive Corners'.I103] &amp; CHAR(10);&quot;&quot;)">
            <text:p/>
          </table:table-cell>
          <table:table-cell table:style-name="ce16" table:formula="of:=IF(LEN(['Descriptive Corners'.H103]) &gt; 0;IF(LEN(['Descriptive Corners'.B103]) &gt; 0;['Descriptive Corners'.B103] &amp; &quot;=&quot; &amp; ['Descriptive Corners'.C103]);&quot;&quot;)">
            <text:p/>
          </table:table-cell>
          <table:table-cell table:style-name="ce16" table:formula="of:=IF(LEN(['Descriptive Corners'.H103]) &gt; 0;IF(LEN(['Descriptive Corners'.B103]) &gt; 0;['Descriptive Corners'.B103] &amp; &quot;=&quot; &amp; ['Descriptive Corners'.D103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104]) &gt; 0; ['Descriptive Corners'.H104]; &quot;&quot;)">
            <text:p/>
          </table:table-cell>
          <table:table-cell table:style-name="ce16" table:formula="of:=IF(LEN(['Descriptive Corners'.H104]) &gt; 0;&quot;[PACENOTE::&quot; &amp; ['Descriptive Corners'.B104] &amp; &quot;]&quot; &amp; CHAR(10) &amp; IF(LEN(['Descriptive Corners'.A104]) &gt; 0;&quot;id=&quot; &amp; ['Descriptive Corners'.A104] &amp; CHAR(10);&quot;&quot;) &amp; &quot;Sounds=1&quot; &amp; CHAR(10) &amp; &quot;Snd0=&quot; &amp; LOWER(['Descriptive Corners'.B104]) &amp; &quot;.ogg&quot; &amp; CHAR(10) &amp; IF(LEN(['Descriptive Corners'.F104]) &gt; 0; &quot;link=&quot; &amp; ['Descriptive Corners'.F104] &amp; CHAR(10);&quot;&quot;) &amp; IF(LEN(['Descriptive Corners'.G104])&gt;0;&quot;standard=&quot; &amp; ['Descriptive Corners'.G104] &amp; CHAR(10);&quot;&quot;) &amp; &quot;column=&quot; &amp; ['Descriptive Corners'.I104] &amp; CHAR(10);&quot;&quot;)">
            <text:p/>
          </table:table-cell>
          <table:table-cell table:style-name="ce16" table:formula="of:=IF(LEN(['Descriptive Corners'.H104]) &gt; 0;IF(LEN(['Descriptive Corners'.B104]) &gt; 0;['Descriptive Corners'.B104] &amp; &quot;=&quot; &amp; ['Descriptive Corners'.C104]);&quot;&quot;)">
            <text:p/>
          </table:table-cell>
          <table:table-cell table:style-name="ce16" table:formula="of:=IF(LEN(['Descriptive Corners'.H104]) &gt; 0;IF(LEN(['Descriptive Corners'.B104]) &gt; 0;['Descriptive Corners'.B104] &amp; &quot;=&quot; &amp; ['Descriptive Corners'.D104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105]) &gt; 0; ['Descriptive Corners'.H105]; &quot;&quot;)">
            <text:p/>
          </table:table-cell>
          <table:table-cell table:style-name="ce16" table:formula="of:=IF(LEN(['Descriptive Corners'.H105]) &gt; 0;&quot;[PACENOTE::&quot; &amp; ['Descriptive Corners'.B105] &amp; &quot;]&quot; &amp; CHAR(10) &amp; IF(LEN(['Descriptive Corners'.A105]) &gt; 0;&quot;id=&quot; &amp; ['Descriptive Corners'.A105] &amp; CHAR(10);&quot;&quot;) &amp; &quot;Sounds=1&quot; &amp; CHAR(10) &amp; &quot;Snd0=&quot; &amp; LOWER(['Descriptive Corners'.B105]) &amp; &quot;.ogg&quot; &amp; CHAR(10) &amp; IF(LEN(['Descriptive Corners'.F105]) &gt; 0; &quot;link=&quot; &amp; ['Descriptive Corners'.F105] &amp; CHAR(10);&quot;&quot;) &amp; IF(LEN(['Descriptive Corners'.G105])&gt;0;&quot;standard=&quot; &amp; ['Descriptive Corners'.G105] &amp; CHAR(10);&quot;&quot;) &amp; &quot;column=&quot; &amp; ['Descriptive Corners'.I105] &amp; CHAR(10);&quot;&quot;)">
            <text:p/>
          </table:table-cell>
          <table:table-cell table:style-name="ce16" table:formula="of:=IF(LEN(['Descriptive Corners'.H105]) &gt; 0;IF(LEN(['Descriptive Corners'.B105]) &gt; 0;['Descriptive Corners'.B105] &amp; &quot;=&quot; &amp; ['Descriptive Corners'.C105]);&quot;&quot;)">
            <text:p/>
          </table:table-cell>
          <table:table-cell table:style-name="ce16" table:formula="of:=IF(LEN(['Descriptive Corners'.H105]) &gt; 0;IF(LEN(['Descriptive Corners'.B105]) &gt; 0;['Descriptive Corners'.B105] &amp; &quot;=&quot; &amp; ['Descriptive Corners'.D105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106]) &gt; 0; ['Descriptive Corners'.H106]; &quot;&quot;)">
            <text:p/>
          </table:table-cell>
          <table:table-cell table:style-name="ce16" table:formula="of:=IF(LEN(['Descriptive Corners'.H106]) &gt; 0;&quot;[PACENOTE::&quot; &amp; ['Descriptive Corners'.B106] &amp; &quot;]&quot; &amp; CHAR(10) &amp; IF(LEN(['Descriptive Corners'.A106]) &gt; 0;&quot;id=&quot; &amp; ['Descriptive Corners'.A106] &amp; CHAR(10);&quot;&quot;) &amp; &quot;Sounds=1&quot; &amp; CHAR(10) &amp; &quot;Snd0=&quot; &amp; LOWER(['Descriptive Corners'.B106]) &amp; &quot;.ogg&quot; &amp; CHAR(10) &amp; IF(LEN(['Descriptive Corners'.F106]) &gt; 0; &quot;link=&quot; &amp; ['Descriptive Corners'.F106] &amp; CHAR(10);&quot;&quot;) &amp; IF(LEN(['Descriptive Corners'.G106])&gt;0;&quot;standard=&quot; &amp; ['Descriptive Corners'.G106] &amp; CHAR(10);&quot;&quot;) &amp; &quot;column=&quot; &amp; ['Descriptive Corners'.I106] &amp; CHAR(10);&quot;&quot;)">
            <text:p/>
          </table:table-cell>
          <table:table-cell table:style-name="ce16" table:formula="of:=IF(LEN(['Descriptive Corners'.H106]) &gt; 0;IF(LEN(['Descriptive Corners'.B106]) &gt; 0;['Descriptive Corners'.B106] &amp; &quot;=&quot; &amp; ['Descriptive Corners'.C106]);&quot;&quot;)">
            <text:p/>
          </table:table-cell>
          <table:table-cell table:style-name="ce16" table:formula="of:=IF(LEN(['Descriptive Corners'.H106]) &gt; 0;IF(LEN(['Descriptive Corners'.B106]) &gt; 0;['Descriptive Corners'.B106] &amp; &quot;=&quot; &amp; ['Descriptive Corners'.D106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107]) &gt; 0; ['Descriptive Corners'.H107]; &quot;&quot;)">
            <text:p/>
          </table:table-cell>
          <table:table-cell table:style-name="ce16" table:formula="of:=IF(LEN(['Descriptive Corners'.H107]) &gt; 0;&quot;[PACENOTE::&quot; &amp; ['Descriptive Corners'.B107] &amp; &quot;]&quot; &amp; CHAR(10) &amp; IF(LEN(['Descriptive Corners'.A107]) &gt; 0;&quot;id=&quot; &amp; ['Descriptive Corners'.A107] &amp; CHAR(10);&quot;&quot;) &amp; &quot;Sounds=1&quot; &amp; CHAR(10) &amp; &quot;Snd0=&quot; &amp; LOWER(['Descriptive Corners'.B107]) &amp; &quot;.ogg&quot; &amp; CHAR(10) &amp; IF(LEN(['Descriptive Corners'.F107]) &gt; 0; &quot;link=&quot; &amp; ['Descriptive Corners'.F107] &amp; CHAR(10);&quot;&quot;) &amp; IF(LEN(['Descriptive Corners'.G107])&gt;0;&quot;standard=&quot; &amp; ['Descriptive Corners'.G107] &amp; CHAR(10);&quot;&quot;) &amp; &quot;column=&quot; &amp; ['Descriptive Corners'.I107] &amp; CHAR(10);&quot;&quot;)">
            <text:p/>
          </table:table-cell>
          <table:table-cell table:style-name="ce16" table:formula="of:=IF(LEN(['Descriptive Corners'.H107]) &gt; 0;IF(LEN(['Descriptive Corners'.B107]) &gt; 0;['Descriptive Corners'.B107] &amp; &quot;=&quot; &amp; ['Descriptive Corners'.C107]);&quot;&quot;)">
            <text:p/>
          </table:table-cell>
          <table:table-cell table:style-name="ce16" table:formula="of:=IF(LEN(['Descriptive Corners'.H107]) &gt; 0;IF(LEN(['Descriptive Corners'.B107]) &gt; 0;['Descriptive Corners'.B107] &amp; &quot;=&quot; &amp; ['Descriptive Corners'.D107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108]) &gt; 0; ['Descriptive Corners'.H108]; &quot;&quot;)">
            <text:p/>
          </table:table-cell>
          <table:table-cell table:style-name="ce16" table:formula="of:=IF(LEN(['Descriptive Corners'.H108]) &gt; 0;&quot;[PACENOTE::&quot; &amp; ['Descriptive Corners'.B108] &amp; &quot;]&quot; &amp; CHAR(10) &amp; IF(LEN(['Descriptive Corners'.A108]) &gt; 0;&quot;id=&quot; &amp; ['Descriptive Corners'.A108] &amp; CHAR(10);&quot;&quot;) &amp; &quot;Sounds=1&quot; &amp; CHAR(10) &amp; &quot;Snd0=&quot; &amp; LOWER(['Descriptive Corners'.B108]) &amp; &quot;.ogg&quot; &amp; CHAR(10) &amp; IF(LEN(['Descriptive Corners'.F108]) &gt; 0; &quot;link=&quot; &amp; ['Descriptive Corners'.F108] &amp; CHAR(10);&quot;&quot;) &amp; IF(LEN(['Descriptive Corners'.G108])&gt;0;&quot;standard=&quot; &amp; ['Descriptive Corners'.G108] &amp; CHAR(10);&quot;&quot;) &amp; &quot;column=&quot; &amp; ['Descriptive Corners'.I108] &amp; CHAR(10);&quot;&quot;)">
            <text:p/>
          </table:table-cell>
          <table:table-cell table:style-name="ce16" table:formula="of:=IF(LEN(['Descriptive Corners'.H108]) &gt; 0;IF(LEN(['Descriptive Corners'.B108]) &gt; 0;['Descriptive Corners'.B108] &amp; &quot;=&quot; &amp; ['Descriptive Corners'.C108]);&quot;&quot;)">
            <text:p/>
          </table:table-cell>
          <table:table-cell table:style-name="ce16" table:formula="of:=IF(LEN(['Descriptive Corners'.H108]) &gt; 0;IF(LEN(['Descriptive Corners'.B108]) &gt; 0;['Descriptive Corners'.B108] &amp; &quot;=&quot; &amp; ['Descriptive Corners'.D108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109]) &gt; 0; ['Descriptive Corners'.H109]; &quot;&quot;)">
            <text:p/>
          </table:table-cell>
          <table:table-cell table:style-name="ce16" table:formula="of:=IF(LEN(['Descriptive Corners'.H109]) &gt; 0;&quot;[PACENOTE::&quot; &amp; ['Descriptive Corners'.B109] &amp; &quot;]&quot; &amp; CHAR(10) &amp; IF(LEN(['Descriptive Corners'.A109]) &gt; 0;&quot;id=&quot; &amp; ['Descriptive Corners'.A109] &amp; CHAR(10);&quot;&quot;) &amp; &quot;Sounds=1&quot; &amp; CHAR(10) &amp; &quot;Snd0=&quot; &amp; LOWER(['Descriptive Corners'.B109]) &amp; &quot;.ogg&quot; &amp; CHAR(10) &amp; IF(LEN(['Descriptive Corners'.F109]) &gt; 0; &quot;link=&quot; &amp; ['Descriptive Corners'.F109] &amp; CHAR(10);&quot;&quot;) &amp; IF(LEN(['Descriptive Corners'.G109])&gt;0;&quot;standard=&quot; &amp; ['Descriptive Corners'.G109] &amp; CHAR(10);&quot;&quot;) &amp; &quot;column=&quot; &amp; ['Descriptive Corners'.I109] &amp; CHAR(10);&quot;&quot;)">
            <text:p/>
          </table:table-cell>
          <table:table-cell table:style-name="ce16" table:formula="of:=IF(LEN(['Descriptive Corners'.H109]) &gt; 0;IF(LEN(['Descriptive Corners'.B109]) &gt; 0;['Descriptive Corners'.B109] &amp; &quot;=&quot; &amp; ['Descriptive Corners'.C109]);&quot;&quot;)">
            <text:p/>
          </table:table-cell>
          <table:table-cell table:style-name="ce16" table:formula="of:=IF(LEN(['Descriptive Corners'.H109]) &gt; 0;IF(LEN(['Descriptive Corners'.B109]) &gt; 0;['Descriptive Corners'.B109] &amp; &quot;=&quot; &amp; ['Descriptive Corners'.D109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110]) &gt; 0; ['Descriptive Corners'.H110]; &quot;&quot;)">
            <text:p/>
          </table:table-cell>
          <table:table-cell table:style-name="ce16" table:formula="of:=IF(LEN(['Descriptive Corners'.H110]) &gt; 0;&quot;[PACENOTE::&quot; &amp; ['Descriptive Corners'.B110] &amp; &quot;]&quot; &amp; CHAR(10) &amp; IF(LEN(['Descriptive Corners'.A110]) &gt; 0;&quot;id=&quot; &amp; ['Descriptive Corners'.A110] &amp; CHAR(10);&quot;&quot;) &amp; &quot;Sounds=1&quot; &amp; CHAR(10) &amp; &quot;Snd0=&quot; &amp; LOWER(['Descriptive Corners'.B110]) &amp; &quot;.ogg&quot; &amp; CHAR(10) &amp; IF(LEN(['Descriptive Corners'.F110]) &gt; 0; &quot;link=&quot; &amp; ['Descriptive Corners'.F110] &amp; CHAR(10);&quot;&quot;) &amp; IF(LEN(['Descriptive Corners'.G110])&gt;0;&quot;standard=&quot; &amp; ['Descriptive Corners'.G110] &amp; CHAR(10);&quot;&quot;) &amp; &quot;column=&quot; &amp; ['Descriptive Corners'.I110] &amp; CHAR(10);&quot;&quot;)">
            <text:p/>
          </table:table-cell>
          <table:table-cell table:style-name="ce16" table:formula="of:=IF(LEN(['Descriptive Corners'.H110]) &gt; 0;IF(LEN(['Descriptive Corners'.B110]) &gt; 0;['Descriptive Corners'.B110] &amp; &quot;=&quot; &amp; ['Descriptive Corners'.C110]);&quot;&quot;)">
            <text:p/>
          </table:table-cell>
          <table:table-cell table:style-name="ce16" table:formula="of:=IF(LEN(['Descriptive Corners'.H110]) &gt; 0;IF(LEN(['Descriptive Corners'.B110]) &gt; 0;['Descriptive Corners'.B110] &amp; &quot;=&quot; &amp; ['Descriptive Corners'.D110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111]) &gt; 0; ['Descriptive Corners'.H111]; &quot;&quot;)">
            <text:p/>
          </table:table-cell>
          <table:table-cell table:style-name="ce16" table:formula="of:=IF(LEN(['Descriptive Corners'.H111]) &gt; 0;&quot;[PACENOTE::&quot; &amp; ['Descriptive Corners'.B111] &amp; &quot;]&quot; &amp; CHAR(10) &amp; IF(LEN(['Descriptive Corners'.A111]) &gt; 0;&quot;id=&quot; &amp; ['Descriptive Corners'.A111] &amp; CHAR(10);&quot;&quot;) &amp; &quot;Sounds=1&quot; &amp; CHAR(10) &amp; &quot;Snd0=&quot; &amp; LOWER(['Descriptive Corners'.B111]) &amp; &quot;.ogg&quot; &amp; CHAR(10) &amp; IF(LEN(['Descriptive Corners'.F111]) &gt; 0; &quot;link=&quot; &amp; ['Descriptive Corners'.F111] &amp; CHAR(10);&quot;&quot;) &amp; IF(LEN(['Descriptive Corners'.G111])&gt;0;&quot;standard=&quot; &amp; ['Descriptive Corners'.G111] &amp; CHAR(10);&quot;&quot;) &amp; &quot;column=&quot; &amp; ['Descriptive Corners'.I111] &amp; CHAR(10);&quot;&quot;)">
            <text:p/>
          </table:table-cell>
          <table:table-cell table:style-name="ce16" table:formula="of:=IF(LEN(['Descriptive Corners'.H111]) &gt; 0;IF(LEN(['Descriptive Corners'.B111]) &gt; 0;['Descriptive Corners'.B111] &amp; &quot;=&quot; &amp; ['Descriptive Corners'.C111]);&quot;&quot;)">
            <text:p/>
          </table:table-cell>
          <table:table-cell table:style-name="ce16" table:formula="of:=IF(LEN(['Descriptive Corners'.H111]) &gt; 0;IF(LEN(['Descriptive Corners'.B111]) &gt; 0;['Descriptive Corners'.B111] &amp; &quot;=&quot; &amp; ['Descriptive Corners'.D111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112]) &gt; 0; ['Descriptive Corners'.H112]; &quot;&quot;)">
            <text:p/>
          </table:table-cell>
          <table:table-cell table:style-name="ce16" table:formula="of:=IF(LEN(['Descriptive Corners'.H112]) &gt; 0;&quot;[PACENOTE::&quot; &amp; ['Descriptive Corners'.B112] &amp; &quot;]&quot; &amp; CHAR(10) &amp; IF(LEN(['Descriptive Corners'.A112]) &gt; 0;&quot;id=&quot; &amp; ['Descriptive Corners'.A112] &amp; CHAR(10);&quot;&quot;) &amp; &quot;Sounds=1&quot; &amp; CHAR(10) &amp; &quot;Snd0=&quot; &amp; LOWER(['Descriptive Corners'.B112]) &amp; &quot;.ogg&quot; &amp; CHAR(10) &amp; IF(LEN(['Descriptive Corners'.F112]) &gt; 0; &quot;link=&quot; &amp; ['Descriptive Corners'.F112] &amp; CHAR(10);&quot;&quot;) &amp; IF(LEN(['Descriptive Corners'.G112])&gt;0;&quot;standard=&quot; &amp; ['Descriptive Corners'.G112] &amp; CHAR(10);&quot;&quot;) &amp; &quot;column=&quot; &amp; ['Descriptive Corners'.I112] &amp; CHAR(10);&quot;&quot;)">
            <text:p/>
          </table:table-cell>
          <table:table-cell table:style-name="ce16" table:formula="of:=IF(LEN(['Descriptive Corners'.H112]) &gt; 0;IF(LEN(['Descriptive Corners'.B112]) &gt; 0;['Descriptive Corners'.B112] &amp; &quot;=&quot; &amp; ['Descriptive Corners'.C112]);&quot;&quot;)">
            <text:p/>
          </table:table-cell>
          <table:table-cell table:style-name="ce16" table:formula="of:=IF(LEN(['Descriptive Corners'.H112]) &gt; 0;IF(LEN(['Descriptive Corners'.B112]) &gt; 0;['Descriptive Corners'.B112] &amp; &quot;=&quot; &amp; ['Descriptive Corners'.D112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113]) &gt; 0; ['Descriptive Corners'.H113]; &quot;&quot;)">
            <text:p/>
          </table:table-cell>
          <table:table-cell table:style-name="ce16" table:formula="of:=IF(LEN(['Descriptive Corners'.H113]) &gt; 0;&quot;[PACENOTE::&quot; &amp; ['Descriptive Corners'.B113] &amp; &quot;]&quot; &amp; CHAR(10) &amp; IF(LEN(['Descriptive Corners'.A113]) &gt; 0;&quot;id=&quot; &amp; ['Descriptive Corners'.A113] &amp; CHAR(10);&quot;&quot;) &amp; &quot;Sounds=1&quot; &amp; CHAR(10) &amp; &quot;Snd0=&quot; &amp; LOWER(['Descriptive Corners'.B113]) &amp; &quot;.ogg&quot; &amp; CHAR(10) &amp; IF(LEN(['Descriptive Corners'.F113]) &gt; 0; &quot;link=&quot; &amp; ['Descriptive Corners'.F113] &amp; CHAR(10);&quot;&quot;) &amp; IF(LEN(['Descriptive Corners'.G113])&gt;0;&quot;standard=&quot; &amp; ['Descriptive Corners'.G113] &amp; CHAR(10);&quot;&quot;) &amp; &quot;column=&quot; &amp; ['Descriptive Corners'.I113] &amp; CHAR(10);&quot;&quot;)">
            <text:p/>
          </table:table-cell>
          <table:table-cell table:style-name="ce16" table:formula="of:=IF(LEN(['Descriptive Corners'.H113]) &gt; 0;IF(LEN(['Descriptive Corners'.B113]) &gt; 0;['Descriptive Corners'.B113] &amp; &quot;=&quot; &amp; ['Descriptive Corners'.C113]);&quot;&quot;)">
            <text:p/>
          </table:table-cell>
          <table:table-cell table:style-name="ce16" table:formula="of:=IF(LEN(['Descriptive Corners'.H113]) &gt; 0;IF(LEN(['Descriptive Corners'.B113]) &gt; 0;['Descriptive Corners'.B113] &amp; &quot;=&quot; &amp; ['Descriptive Corners'.D113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114]) &gt; 0; ['Descriptive Corners'.H114]; &quot;&quot;)">
            <text:p/>
          </table:table-cell>
          <table:table-cell table:style-name="ce16" table:formula="of:=IF(LEN(['Descriptive Corners'.H114]) &gt; 0;&quot;[PACENOTE::&quot; &amp; ['Descriptive Corners'.B114] &amp; &quot;]&quot; &amp; CHAR(10) &amp; IF(LEN(['Descriptive Corners'.A114]) &gt; 0;&quot;id=&quot; &amp; ['Descriptive Corners'.A114] &amp; CHAR(10);&quot;&quot;) &amp; &quot;Sounds=1&quot; &amp; CHAR(10) &amp; &quot;Snd0=&quot; &amp; LOWER(['Descriptive Corners'.B114]) &amp; &quot;.ogg&quot; &amp; CHAR(10) &amp; IF(LEN(['Descriptive Corners'.F114]) &gt; 0; &quot;link=&quot; &amp; ['Descriptive Corners'.F114] &amp; CHAR(10);&quot;&quot;) &amp; IF(LEN(['Descriptive Corners'.G114])&gt;0;&quot;standard=&quot; &amp; ['Descriptive Corners'.G114] &amp; CHAR(10);&quot;&quot;) &amp; &quot;column=&quot; &amp; ['Descriptive Corners'.I114] &amp; CHAR(10);&quot;&quot;)">
            <text:p/>
          </table:table-cell>
          <table:table-cell table:style-name="ce16" table:formula="of:=IF(LEN(['Descriptive Corners'.H114]) &gt; 0;IF(LEN(['Descriptive Corners'.B114]) &gt; 0;['Descriptive Corners'.B114] &amp; &quot;=&quot; &amp; ['Descriptive Corners'.C114]);&quot;&quot;)">
            <text:p/>
          </table:table-cell>
          <table:table-cell table:style-name="ce16" table:formula="of:=IF(LEN(['Descriptive Corners'.H114]) &gt; 0;IF(LEN(['Descriptive Corners'.B114]) &gt; 0;['Descriptive Corners'.B114] &amp; &quot;=&quot; &amp; ['Descriptive Corners'.D114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115]) &gt; 0; ['Descriptive Corners'.H115]; &quot;&quot;)">
            <text:p/>
          </table:table-cell>
          <table:table-cell table:style-name="ce16" table:formula="of:=IF(LEN(['Descriptive Corners'.H115]) &gt; 0;&quot;[PACENOTE::&quot; &amp; ['Descriptive Corners'.B115] &amp; &quot;]&quot; &amp; CHAR(10) &amp; IF(LEN(['Descriptive Corners'.A115]) &gt; 0;&quot;id=&quot; &amp; ['Descriptive Corners'.A115] &amp; CHAR(10);&quot;&quot;) &amp; &quot;Sounds=1&quot; &amp; CHAR(10) &amp; &quot;Snd0=&quot; &amp; LOWER(['Descriptive Corners'.B115]) &amp; &quot;.ogg&quot; &amp; CHAR(10) &amp; IF(LEN(['Descriptive Corners'.F115]) &gt; 0; &quot;link=&quot; &amp; ['Descriptive Corners'.F115] &amp; CHAR(10);&quot;&quot;) &amp; IF(LEN(['Descriptive Corners'.G115])&gt;0;&quot;standard=&quot; &amp; ['Descriptive Corners'.G115] &amp; CHAR(10);&quot;&quot;) &amp; &quot;column=&quot; &amp; ['Descriptive Corners'.I115] &amp; CHAR(10);&quot;&quot;)">
            <text:p/>
          </table:table-cell>
          <table:table-cell table:style-name="ce16" table:formula="of:=IF(LEN(['Descriptive Corners'.H115]) &gt; 0;IF(LEN(['Descriptive Corners'.B115]) &gt; 0;['Descriptive Corners'.B115] &amp; &quot;=&quot; &amp; ['Descriptive Corners'.C115]);&quot;&quot;)">
            <text:p/>
          </table:table-cell>
          <table:table-cell table:style-name="ce16" table:formula="of:=IF(LEN(['Descriptive Corners'.H115]) &gt; 0;IF(LEN(['Descriptive Corners'.B115]) &gt; 0;['Descriptive Corners'.B115] &amp; &quot;=&quot; &amp; ['Descriptive Corners'.D115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116]) &gt; 0; ['Descriptive Corners'.H116]; &quot;&quot;)">
            <text:p/>
          </table:table-cell>
          <table:table-cell table:style-name="ce16" table:formula="of:=IF(LEN(['Descriptive Corners'.H116]) &gt; 0;&quot;[PACENOTE::&quot; &amp; ['Descriptive Corners'.B116] &amp; &quot;]&quot; &amp; CHAR(10) &amp; IF(LEN(['Descriptive Corners'.A116]) &gt; 0;&quot;id=&quot; &amp; ['Descriptive Corners'.A116] &amp; CHAR(10);&quot;&quot;) &amp; &quot;Sounds=1&quot; &amp; CHAR(10) &amp; &quot;Snd0=&quot; &amp; LOWER(['Descriptive Corners'.B116]) &amp; &quot;.ogg&quot; &amp; CHAR(10) &amp; IF(LEN(['Descriptive Corners'.F116]) &gt; 0; &quot;link=&quot; &amp; ['Descriptive Corners'.F116] &amp; CHAR(10);&quot;&quot;) &amp; IF(LEN(['Descriptive Corners'.G116])&gt;0;&quot;standard=&quot; &amp; ['Descriptive Corners'.G116] &amp; CHAR(10);&quot;&quot;) &amp; &quot;column=&quot; &amp; ['Descriptive Corners'.I116] &amp; CHAR(10);&quot;&quot;)">
            <text:p/>
          </table:table-cell>
          <table:table-cell table:style-name="ce16" table:formula="of:=IF(LEN(['Descriptive Corners'.H116]) &gt; 0;IF(LEN(['Descriptive Corners'.B116]) &gt; 0;['Descriptive Corners'.B116] &amp; &quot;=&quot; &amp; ['Descriptive Corners'.C116]);&quot;&quot;)">
            <text:p/>
          </table:table-cell>
          <table:table-cell table:style-name="ce16" table:formula="of:=IF(LEN(['Descriptive Corners'.H116]) &gt; 0;IF(LEN(['Descriptive Corners'.B116]) &gt; 0;['Descriptive Corners'.B116] &amp; &quot;=&quot; &amp; ['Descriptive Corners'.D116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117]) &gt; 0; ['Descriptive Corners'.H117]; &quot;&quot;)">
            <text:p/>
          </table:table-cell>
          <table:table-cell table:style-name="ce16" table:formula="of:=IF(LEN(['Descriptive Corners'.H117]) &gt; 0;&quot;[PACENOTE::&quot; &amp; ['Descriptive Corners'.B117] &amp; &quot;]&quot; &amp; CHAR(10) &amp; IF(LEN(['Descriptive Corners'.A117]) &gt; 0;&quot;id=&quot; &amp; ['Descriptive Corners'.A117] &amp; CHAR(10);&quot;&quot;) &amp; &quot;Sounds=1&quot; &amp; CHAR(10) &amp; &quot;Snd0=&quot; &amp; LOWER(['Descriptive Corners'.B117]) &amp; &quot;.ogg&quot; &amp; CHAR(10) &amp; IF(LEN(['Descriptive Corners'.F117]) &gt; 0; &quot;link=&quot; &amp; ['Descriptive Corners'.F117] &amp; CHAR(10);&quot;&quot;) &amp; IF(LEN(['Descriptive Corners'.G117])&gt;0;&quot;standard=&quot; &amp; ['Descriptive Corners'.G117] &amp; CHAR(10);&quot;&quot;) &amp; &quot;column=&quot; &amp; ['Descriptive Corners'.I117] &amp; CHAR(10);&quot;&quot;)">
            <text:p/>
          </table:table-cell>
          <table:table-cell table:style-name="ce16" table:formula="of:=IF(LEN(['Descriptive Corners'.H117]) &gt; 0;IF(LEN(['Descriptive Corners'.B117]) &gt; 0;['Descriptive Corners'.B117] &amp; &quot;=&quot; &amp; ['Descriptive Corners'.C117]);&quot;&quot;)">
            <text:p/>
          </table:table-cell>
          <table:table-cell table:style-name="ce16" table:formula="of:=IF(LEN(['Descriptive Corners'.H117]) &gt; 0;IF(LEN(['Descriptive Corners'.B117]) &gt; 0;['Descriptive Corners'.B117] &amp; &quot;=&quot; &amp; ['Descriptive Corners'.D117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118]) &gt; 0; ['Descriptive Corners'.H118]; &quot;&quot;)">
            <text:p/>
          </table:table-cell>
          <table:table-cell table:style-name="ce16" table:formula="of:=IF(LEN(['Descriptive Corners'.H118]) &gt; 0;&quot;[PACENOTE::&quot; &amp; ['Descriptive Corners'.B118] &amp; &quot;]&quot; &amp; CHAR(10) &amp; IF(LEN(['Descriptive Corners'.A118]) &gt; 0;&quot;id=&quot; &amp; ['Descriptive Corners'.A118] &amp; CHAR(10);&quot;&quot;) &amp; &quot;Sounds=1&quot; &amp; CHAR(10) &amp; &quot;Snd0=&quot; &amp; LOWER(['Descriptive Corners'.B118]) &amp; &quot;.ogg&quot; &amp; CHAR(10) &amp; IF(LEN(['Descriptive Corners'.F118]) &gt; 0; &quot;link=&quot; &amp; ['Descriptive Corners'.F118] &amp; CHAR(10);&quot;&quot;) &amp; IF(LEN(['Descriptive Corners'.G118])&gt;0;&quot;standard=&quot; &amp; ['Descriptive Corners'.G118] &amp; CHAR(10);&quot;&quot;) &amp; &quot;column=&quot; &amp; ['Descriptive Corners'.I118] &amp; CHAR(10);&quot;&quot;)">
            <text:p/>
          </table:table-cell>
          <table:table-cell table:style-name="ce16" table:formula="of:=IF(LEN(['Descriptive Corners'.H118]) &gt; 0;IF(LEN(['Descriptive Corners'.B118]) &gt; 0;['Descriptive Corners'.B118] &amp; &quot;=&quot; &amp; ['Descriptive Corners'.C118]);&quot;&quot;)">
            <text:p/>
          </table:table-cell>
          <table:table-cell table:style-name="ce16" table:formula="of:=IF(LEN(['Descriptive Corners'.H118]) &gt; 0;IF(LEN(['Descriptive Corners'.B118]) &gt; 0;['Descriptive Corners'.B118] &amp; &quot;=&quot; &amp; ['Descriptive Corners'.D118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119]) &gt; 0; ['Descriptive Corners'.H119]; &quot;&quot;)">
            <text:p/>
          </table:table-cell>
          <table:table-cell table:style-name="ce16" table:formula="of:=IF(LEN(['Descriptive Corners'.H119]) &gt; 0;&quot;[PACENOTE::&quot; &amp; ['Descriptive Corners'.B119] &amp; &quot;]&quot; &amp; CHAR(10) &amp; IF(LEN(['Descriptive Corners'.A119]) &gt; 0;&quot;id=&quot; &amp; ['Descriptive Corners'.A119] &amp; CHAR(10);&quot;&quot;) &amp; &quot;Sounds=1&quot; &amp; CHAR(10) &amp; &quot;Snd0=&quot; &amp; LOWER(['Descriptive Corners'.B119]) &amp; &quot;.ogg&quot; &amp; CHAR(10) &amp; IF(LEN(['Descriptive Corners'.F119]) &gt; 0; &quot;link=&quot; &amp; ['Descriptive Corners'.F119] &amp; CHAR(10);&quot;&quot;) &amp; IF(LEN(['Descriptive Corners'.G119])&gt;0;&quot;standard=&quot; &amp; ['Descriptive Corners'.G119] &amp; CHAR(10);&quot;&quot;) &amp; &quot;column=&quot; &amp; ['Descriptive Corners'.I119] &amp; CHAR(10);&quot;&quot;)">
            <text:p/>
          </table:table-cell>
          <table:table-cell table:style-name="ce16" table:formula="of:=IF(LEN(['Descriptive Corners'.H119]) &gt; 0;IF(LEN(['Descriptive Corners'.B119]) &gt; 0;['Descriptive Corners'.B119] &amp; &quot;=&quot; &amp; ['Descriptive Corners'.C119]);&quot;&quot;)">
            <text:p/>
          </table:table-cell>
          <table:table-cell table:style-name="ce16" table:formula="of:=IF(LEN(['Descriptive Corners'.H119]) &gt; 0;IF(LEN(['Descriptive Corners'.B119]) &gt; 0;['Descriptive Corners'.B119] &amp; &quot;=&quot; &amp; ['Descriptive Corners'.D119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120]) &gt; 0; ['Descriptive Corners'.H120]; &quot;&quot;)">
            <text:p/>
          </table:table-cell>
          <table:table-cell table:style-name="ce16" table:formula="of:=IF(LEN(['Descriptive Corners'.H120]) &gt; 0;&quot;[PACENOTE::&quot; &amp; ['Descriptive Corners'.B120] &amp; &quot;]&quot; &amp; CHAR(10) &amp; IF(LEN(['Descriptive Corners'.A120]) &gt; 0;&quot;id=&quot; &amp; ['Descriptive Corners'.A120] &amp; CHAR(10);&quot;&quot;) &amp; &quot;Sounds=1&quot; &amp; CHAR(10) &amp; &quot;Snd0=&quot; &amp; LOWER(['Descriptive Corners'.B120]) &amp; &quot;.ogg&quot; &amp; CHAR(10) &amp; IF(LEN(['Descriptive Corners'.F120]) &gt; 0; &quot;link=&quot; &amp; ['Descriptive Corners'.F120] &amp; CHAR(10);&quot;&quot;) &amp; IF(LEN(['Descriptive Corners'.G120])&gt;0;&quot;standard=&quot; &amp; ['Descriptive Corners'.G120] &amp; CHAR(10);&quot;&quot;) &amp; &quot;column=&quot; &amp; ['Descriptive Corners'.I120] &amp; CHAR(10);&quot;&quot;)">
            <text:p/>
          </table:table-cell>
          <table:table-cell table:style-name="ce16" table:formula="of:=IF(LEN(['Descriptive Corners'.H120]) &gt; 0;IF(LEN(['Descriptive Corners'.B120]) &gt; 0;['Descriptive Corners'.B120] &amp; &quot;=&quot; &amp; ['Descriptive Corners'.C120]);&quot;&quot;)">
            <text:p/>
          </table:table-cell>
          <table:table-cell table:style-name="ce16" table:formula="of:=IF(LEN(['Descriptive Corners'.H120]) &gt; 0;IF(LEN(['Descriptive Corners'.B120]) &gt; 0;['Descriptive Corners'.B120] &amp; &quot;=&quot; &amp; ['Descriptive Corners'.D120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121]) &gt; 0; ['Descriptive Corners'.H121]; &quot;&quot;)">
            <text:p/>
          </table:table-cell>
          <table:table-cell table:style-name="ce16" table:formula="of:=IF(LEN(['Descriptive Corners'.H121]) &gt; 0;&quot;[PACENOTE::&quot; &amp; ['Descriptive Corners'.B121] &amp; &quot;]&quot; &amp; CHAR(10) &amp; IF(LEN(['Descriptive Corners'.A121]) &gt; 0;&quot;id=&quot; &amp; ['Descriptive Corners'.A121] &amp; CHAR(10);&quot;&quot;) &amp; &quot;Sounds=1&quot; &amp; CHAR(10) &amp; &quot;Snd0=&quot; &amp; LOWER(['Descriptive Corners'.B121]) &amp; &quot;.ogg&quot; &amp; CHAR(10) &amp; IF(LEN(['Descriptive Corners'.F121]) &gt; 0; &quot;link=&quot; &amp; ['Descriptive Corners'.F121] &amp; CHAR(10);&quot;&quot;) &amp; IF(LEN(['Descriptive Corners'.G121])&gt;0;&quot;standard=&quot; &amp; ['Descriptive Corners'.G121] &amp; CHAR(10);&quot;&quot;) &amp; &quot;column=&quot; &amp; ['Descriptive Corners'.I121] &amp; CHAR(10);&quot;&quot;)">
            <text:p/>
          </table:table-cell>
          <table:table-cell table:style-name="ce16" table:formula="of:=IF(LEN(['Descriptive Corners'.H121]) &gt; 0;IF(LEN(['Descriptive Corners'.B121]) &gt; 0;['Descriptive Corners'.B121] &amp; &quot;=&quot; &amp; ['Descriptive Corners'.C121]);&quot;&quot;)">
            <text:p/>
          </table:table-cell>
          <table:table-cell table:style-name="ce16" table:formula="of:=IF(LEN(['Descriptive Corners'.H121]) &gt; 0;IF(LEN(['Descriptive Corners'.B121]) &gt; 0;['Descriptive Corners'.B121] &amp; &quot;=&quot; &amp; ['Descriptive Corners'.D121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122]) &gt; 0; ['Descriptive Corners'.H122]; &quot;&quot;)">
            <text:p/>
          </table:table-cell>
          <table:table-cell table:style-name="ce16" table:formula="of:=IF(LEN(['Descriptive Corners'.H122]) &gt; 0;&quot;[PACENOTE::&quot; &amp; ['Descriptive Corners'.B122] &amp; &quot;]&quot; &amp; CHAR(10) &amp; IF(LEN(['Descriptive Corners'.A122]) &gt; 0;&quot;id=&quot; &amp; ['Descriptive Corners'.A122] &amp; CHAR(10);&quot;&quot;) &amp; &quot;Sounds=1&quot; &amp; CHAR(10) &amp; &quot;Snd0=&quot; &amp; LOWER(['Descriptive Corners'.B122]) &amp; &quot;.ogg&quot; &amp; CHAR(10) &amp; IF(LEN(['Descriptive Corners'.F122]) &gt; 0; &quot;link=&quot; &amp; ['Descriptive Corners'.F122] &amp; CHAR(10);&quot;&quot;) &amp; IF(LEN(['Descriptive Corners'.G122])&gt;0;&quot;standard=&quot; &amp; ['Descriptive Corners'.G122] &amp; CHAR(10);&quot;&quot;) &amp; &quot;column=&quot; &amp; ['Descriptive Corners'.I122] &amp; CHAR(10);&quot;&quot;)">
            <text:p/>
          </table:table-cell>
          <table:table-cell table:style-name="ce16" table:formula="of:=IF(LEN(['Descriptive Corners'.H122]) &gt; 0;IF(LEN(['Descriptive Corners'.B122]) &gt; 0;['Descriptive Corners'.B122] &amp; &quot;=&quot; &amp; ['Descriptive Corners'.C122]);&quot;&quot;)">
            <text:p/>
          </table:table-cell>
          <table:table-cell table:style-name="ce16" table:formula="of:=IF(LEN(['Descriptive Corners'.H122]) &gt; 0;IF(LEN(['Descriptive Corners'.B122]) &gt; 0;['Descriptive Corners'.B122] &amp; &quot;=&quot; &amp; ['Descriptive Corners'.D122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123]) &gt; 0; ['Descriptive Corners'.H123]; &quot;&quot;)">
            <text:p/>
          </table:table-cell>
          <table:table-cell table:style-name="ce16" table:formula="of:=IF(LEN(['Descriptive Corners'.H123]) &gt; 0;&quot;[PACENOTE::&quot; &amp; ['Descriptive Corners'.B123] &amp; &quot;]&quot; &amp; CHAR(10) &amp; IF(LEN(['Descriptive Corners'.A123]) &gt; 0;&quot;id=&quot; &amp; ['Descriptive Corners'.A123] &amp; CHAR(10);&quot;&quot;) &amp; &quot;Sounds=1&quot; &amp; CHAR(10) &amp; &quot;Snd0=&quot; &amp; LOWER(['Descriptive Corners'.B123]) &amp; &quot;.ogg&quot; &amp; CHAR(10) &amp; IF(LEN(['Descriptive Corners'.F123]) &gt; 0; &quot;link=&quot; &amp; ['Descriptive Corners'.F123] &amp; CHAR(10);&quot;&quot;) &amp; IF(LEN(['Descriptive Corners'.G123])&gt;0;&quot;standard=&quot; &amp; ['Descriptive Corners'.G123] &amp; CHAR(10);&quot;&quot;) &amp; &quot;column=&quot; &amp; ['Descriptive Corners'.I123] &amp; CHAR(10);&quot;&quot;)">
            <text:p/>
          </table:table-cell>
          <table:table-cell table:style-name="ce16" table:formula="of:=IF(LEN(['Descriptive Corners'.H123]) &gt; 0;IF(LEN(['Descriptive Corners'.B123]) &gt; 0;['Descriptive Corners'.B123] &amp; &quot;=&quot; &amp; ['Descriptive Corners'.C123]);&quot;&quot;)">
            <text:p/>
          </table:table-cell>
          <table:table-cell table:style-name="ce16" table:formula="of:=IF(LEN(['Descriptive Corners'.H123]) &gt; 0;IF(LEN(['Descriptive Corners'.B123]) &gt; 0;['Descriptive Corners'.B123] &amp; &quot;=&quot; &amp; ['Descriptive Corners'.D123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124]) &gt; 0; ['Descriptive Corners'.H124]; &quot;&quot;)">
            <text:p/>
          </table:table-cell>
          <table:table-cell table:style-name="ce16" table:formula="of:=IF(LEN(['Descriptive Corners'.H124]) &gt; 0;&quot;[PACENOTE::&quot; &amp; ['Descriptive Corners'.B124] &amp; &quot;]&quot; &amp; CHAR(10) &amp; IF(LEN(['Descriptive Corners'.A124]) &gt; 0;&quot;id=&quot; &amp; ['Descriptive Corners'.A124] &amp; CHAR(10);&quot;&quot;) &amp; &quot;Sounds=1&quot; &amp; CHAR(10) &amp; &quot;Snd0=&quot; &amp; LOWER(['Descriptive Corners'.B124]) &amp; &quot;.ogg&quot; &amp; CHAR(10) &amp; IF(LEN(['Descriptive Corners'.F124]) &gt; 0; &quot;link=&quot; &amp; ['Descriptive Corners'.F124] &amp; CHAR(10);&quot;&quot;) &amp; IF(LEN(['Descriptive Corners'.G124])&gt;0;&quot;standard=&quot; &amp; ['Descriptive Corners'.G124] &amp; CHAR(10);&quot;&quot;) &amp; &quot;column=&quot; &amp; ['Descriptive Corners'.I124] &amp; CHAR(10);&quot;&quot;)">
            <text:p/>
          </table:table-cell>
          <table:table-cell table:style-name="ce16" table:formula="of:=IF(LEN(['Descriptive Corners'.H124]) &gt; 0;IF(LEN(['Descriptive Corners'.B124]) &gt; 0;['Descriptive Corners'.B124] &amp; &quot;=&quot; &amp; ['Descriptive Corners'.C124]);&quot;&quot;)">
            <text:p/>
          </table:table-cell>
          <table:table-cell table:style-name="ce16" table:formula="of:=IF(LEN(['Descriptive Corners'.H124]) &gt; 0;IF(LEN(['Descriptive Corners'.B124]) &gt; 0;['Descriptive Corners'.B124] &amp; &quot;=&quot; &amp; ['Descriptive Corners'.D124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125]) &gt; 0; ['Descriptive Corners'.H125]; &quot;&quot;)">
            <text:p/>
          </table:table-cell>
          <table:table-cell table:style-name="ce16" table:formula="of:=IF(LEN(['Descriptive Corners'.H125]) &gt; 0;&quot;[PACENOTE::&quot; &amp; ['Descriptive Corners'.B125] &amp; &quot;]&quot; &amp; CHAR(10) &amp; IF(LEN(['Descriptive Corners'.A125]) &gt; 0;&quot;id=&quot; &amp; ['Descriptive Corners'.A125] &amp; CHAR(10);&quot;&quot;) &amp; &quot;Sounds=1&quot; &amp; CHAR(10) &amp; &quot;Snd0=&quot; &amp; LOWER(['Descriptive Corners'.B125]) &amp; &quot;.ogg&quot; &amp; CHAR(10) &amp; IF(LEN(['Descriptive Corners'.F125]) &gt; 0; &quot;link=&quot; &amp; ['Descriptive Corners'.F125] &amp; CHAR(10);&quot;&quot;) &amp; IF(LEN(['Descriptive Corners'.G125])&gt;0;&quot;standard=&quot; &amp; ['Descriptive Corners'.G125] &amp; CHAR(10);&quot;&quot;) &amp; &quot;column=&quot; &amp; ['Descriptive Corners'.I125] &amp; CHAR(10);&quot;&quot;)">
            <text:p/>
          </table:table-cell>
          <table:table-cell table:style-name="ce16" table:formula="of:=IF(LEN(['Descriptive Corners'.H125]) &gt; 0;IF(LEN(['Descriptive Corners'.B125]) &gt; 0;['Descriptive Corners'.B125] &amp; &quot;=&quot; &amp; ['Descriptive Corners'.C125]);&quot;&quot;)">
            <text:p/>
          </table:table-cell>
          <table:table-cell table:style-name="ce16" table:formula="of:=IF(LEN(['Descriptive Corners'.H125]) &gt; 0;IF(LEN(['Descriptive Corners'.B125]) &gt; 0;['Descriptive Corners'.B125] &amp; &quot;=&quot; &amp; ['Descriptive Corners'.D125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126]) &gt; 0; ['Descriptive Corners'.H126]; &quot;&quot;)">
            <text:p/>
          </table:table-cell>
          <table:table-cell table:style-name="ce16" table:formula="of:=IF(LEN(['Descriptive Corners'.H126]) &gt; 0;&quot;[PACENOTE::&quot; &amp; ['Descriptive Corners'.B126] &amp; &quot;]&quot; &amp; CHAR(10) &amp; IF(LEN(['Descriptive Corners'.A126]) &gt; 0;&quot;id=&quot; &amp; ['Descriptive Corners'.A126] &amp; CHAR(10);&quot;&quot;) &amp; &quot;Sounds=1&quot; &amp; CHAR(10) &amp; &quot;Snd0=&quot; &amp; LOWER(['Descriptive Corners'.B126]) &amp; &quot;.ogg&quot; &amp; CHAR(10) &amp; IF(LEN(['Descriptive Corners'.F126]) &gt; 0; &quot;link=&quot; &amp; ['Descriptive Corners'.F126] &amp; CHAR(10);&quot;&quot;) &amp; IF(LEN(['Descriptive Corners'.G126])&gt;0;&quot;standard=&quot; &amp; ['Descriptive Corners'.G126] &amp; CHAR(10);&quot;&quot;) &amp; &quot;column=&quot; &amp; ['Descriptive Corners'.I126] &amp; CHAR(10);&quot;&quot;)">
            <text:p/>
          </table:table-cell>
          <table:table-cell table:style-name="ce16" table:formula="of:=IF(LEN(['Descriptive Corners'.H126]) &gt; 0;IF(LEN(['Descriptive Corners'.B126]) &gt; 0;['Descriptive Corners'.B126] &amp; &quot;=&quot; &amp; ['Descriptive Corners'.C126]);&quot;&quot;)">
            <text:p/>
          </table:table-cell>
          <table:table-cell table:style-name="ce16" table:formula="of:=IF(LEN(['Descriptive Corners'.H126]) &gt; 0;IF(LEN(['Descriptive Corners'.B126]) &gt; 0;['Descriptive Corners'.B126] &amp; &quot;=&quot; &amp; ['Descriptive Corners'.D126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127]) &gt; 0; ['Descriptive Corners'.H127]; &quot;&quot;)">
            <text:p/>
          </table:table-cell>
          <table:table-cell table:style-name="ce16" table:formula="of:=IF(LEN(['Descriptive Corners'.H127]) &gt; 0;&quot;[PACENOTE::&quot; &amp; ['Descriptive Corners'.B127] &amp; &quot;]&quot; &amp; CHAR(10) &amp; IF(LEN(['Descriptive Corners'.A127]) &gt; 0;&quot;id=&quot; &amp; ['Descriptive Corners'.A127] &amp; CHAR(10);&quot;&quot;) &amp; &quot;Sounds=1&quot; &amp; CHAR(10) &amp; &quot;Snd0=&quot; &amp; LOWER(['Descriptive Corners'.B127]) &amp; &quot;.ogg&quot; &amp; CHAR(10) &amp; IF(LEN(['Descriptive Corners'.F127]) &gt; 0; &quot;link=&quot; &amp; ['Descriptive Corners'.F127] &amp; CHAR(10);&quot;&quot;) &amp; IF(LEN(['Descriptive Corners'.G127])&gt;0;&quot;standard=&quot; &amp; ['Descriptive Corners'.G127] &amp; CHAR(10);&quot;&quot;) &amp; &quot;column=&quot; &amp; ['Descriptive Corners'.I127] &amp; CHAR(10);&quot;&quot;)">
            <text:p/>
          </table:table-cell>
          <table:table-cell table:style-name="ce16" table:formula="of:=IF(LEN(['Descriptive Corners'.H127]) &gt; 0;IF(LEN(['Descriptive Corners'.B127]) &gt; 0;['Descriptive Corners'.B127] &amp; &quot;=&quot; &amp; ['Descriptive Corners'.C127]);&quot;&quot;)">
            <text:p/>
          </table:table-cell>
          <table:table-cell table:style-name="ce16" table:formula="of:=IF(LEN(['Descriptive Corners'.H127]) &gt; 0;IF(LEN(['Descriptive Corners'.B127]) &gt; 0;['Descriptive Corners'.B127] &amp; &quot;=&quot; &amp; ['Descriptive Corners'.D127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128]) &gt; 0; ['Descriptive Corners'.H128]; &quot;&quot;)">
            <text:p/>
          </table:table-cell>
          <table:table-cell table:style-name="ce16" table:formula="of:=IF(LEN(['Descriptive Corners'.H128]) &gt; 0;&quot;[PACENOTE::&quot; &amp; ['Descriptive Corners'.B128] &amp; &quot;]&quot; &amp; CHAR(10) &amp; IF(LEN(['Descriptive Corners'.A128]) &gt; 0;&quot;id=&quot; &amp; ['Descriptive Corners'.A128] &amp; CHAR(10);&quot;&quot;) &amp; &quot;Sounds=1&quot; &amp; CHAR(10) &amp; &quot;Snd0=&quot; &amp; LOWER(['Descriptive Corners'.B128]) &amp; &quot;.ogg&quot; &amp; CHAR(10) &amp; IF(LEN(['Descriptive Corners'.F128]) &gt; 0; &quot;link=&quot; &amp; ['Descriptive Corners'.F128] &amp; CHAR(10);&quot;&quot;) &amp; IF(LEN(['Descriptive Corners'.G128])&gt;0;&quot;standard=&quot; &amp; ['Descriptive Corners'.G128] &amp; CHAR(10);&quot;&quot;) &amp; &quot;column=&quot; &amp; ['Descriptive Corners'.I128] &amp; CHAR(10);&quot;&quot;)">
            <text:p/>
          </table:table-cell>
          <table:table-cell table:style-name="ce16" table:formula="of:=IF(LEN(['Descriptive Corners'.H128]) &gt; 0;IF(LEN(['Descriptive Corners'.B128]) &gt; 0;['Descriptive Corners'.B128] &amp; &quot;=&quot; &amp; ['Descriptive Corners'.C128]);&quot;&quot;)">
            <text:p/>
          </table:table-cell>
          <table:table-cell table:style-name="ce16" table:formula="of:=IF(LEN(['Descriptive Corners'.H128]) &gt; 0;IF(LEN(['Descriptive Corners'.B128]) &gt; 0;['Descriptive Corners'.B128] &amp; &quot;=&quot; &amp; ['Descriptive Corners'.D128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129]) &gt; 0; ['Descriptive Corners'.H129]; &quot;&quot;)">
            <text:p/>
          </table:table-cell>
          <table:table-cell table:style-name="ce16" table:formula="of:=IF(LEN(['Descriptive Corners'.H129]) &gt; 0;&quot;[PACENOTE::&quot; &amp; ['Descriptive Corners'.B129] &amp; &quot;]&quot; &amp; CHAR(10) &amp; IF(LEN(['Descriptive Corners'.A129]) &gt; 0;&quot;id=&quot; &amp; ['Descriptive Corners'.A129] &amp; CHAR(10);&quot;&quot;) &amp; &quot;Sounds=1&quot; &amp; CHAR(10) &amp; &quot;Snd0=&quot; &amp; LOWER(['Descriptive Corners'.B129]) &amp; &quot;.ogg&quot; &amp; CHAR(10) &amp; IF(LEN(['Descriptive Corners'.F129]) &gt; 0; &quot;link=&quot; &amp; ['Descriptive Corners'.F129] &amp; CHAR(10);&quot;&quot;) &amp; IF(LEN(['Descriptive Corners'.G129])&gt;0;&quot;standard=&quot; &amp; ['Descriptive Corners'.G129] &amp; CHAR(10);&quot;&quot;) &amp; &quot;column=&quot; &amp; ['Descriptive Corners'.I129] &amp; CHAR(10);&quot;&quot;)">
            <text:p/>
          </table:table-cell>
          <table:table-cell table:style-name="ce16" table:formula="of:=IF(LEN(['Descriptive Corners'.H129]) &gt; 0;IF(LEN(['Descriptive Corners'.B129]) &gt; 0;['Descriptive Corners'.B129] &amp; &quot;=&quot; &amp; ['Descriptive Corners'.C129]);&quot;&quot;)">
            <text:p/>
          </table:table-cell>
          <table:table-cell table:style-name="ce16" table:formula="of:=IF(LEN(['Descriptive Corners'.H129]) &gt; 0;IF(LEN(['Descriptive Corners'.B129]) &gt; 0;['Descriptive Corners'.B129] &amp; &quot;=&quot; &amp; ['Descriptive Corners'.D129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130]) &gt; 0; ['Descriptive Corners'.H130]; &quot;&quot;)">
            <text:p/>
          </table:table-cell>
          <table:table-cell table:style-name="ce16" table:formula="of:=IF(LEN(['Descriptive Corners'.H130]) &gt; 0;&quot;[PACENOTE::&quot; &amp; ['Descriptive Corners'.B130] &amp; &quot;]&quot; &amp; CHAR(10) &amp; IF(LEN(['Descriptive Corners'.A130]) &gt; 0;&quot;id=&quot; &amp; ['Descriptive Corners'.A130] &amp; CHAR(10);&quot;&quot;) &amp; &quot;Sounds=1&quot; &amp; CHAR(10) &amp; &quot;Snd0=&quot; &amp; LOWER(['Descriptive Corners'.B130]) &amp; &quot;.ogg&quot; &amp; CHAR(10) &amp; IF(LEN(['Descriptive Corners'.F130]) &gt; 0; &quot;link=&quot; &amp; ['Descriptive Corners'.F130] &amp; CHAR(10);&quot;&quot;) &amp; IF(LEN(['Descriptive Corners'.G130])&gt;0;&quot;standard=&quot; &amp; ['Descriptive Corners'.G130] &amp; CHAR(10);&quot;&quot;) &amp; &quot;column=&quot; &amp; ['Descriptive Corners'.I130] &amp; CHAR(10);&quot;&quot;)">
            <text:p/>
          </table:table-cell>
          <table:table-cell table:style-name="ce16" table:formula="of:=IF(LEN(['Descriptive Corners'.H130]) &gt; 0;IF(LEN(['Descriptive Corners'.B130]) &gt; 0;['Descriptive Corners'.B130] &amp; &quot;=&quot; &amp; ['Descriptive Corners'.C130]);&quot;&quot;)">
            <text:p/>
          </table:table-cell>
          <table:table-cell table:style-name="ce16" table:formula="of:=IF(LEN(['Descriptive Corners'.H130]) &gt; 0;IF(LEN(['Descriptive Corners'.B130]) &gt; 0;['Descriptive Corners'.B130] &amp; &quot;=&quot; &amp; ['Descriptive Corners'.D130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131]) &gt; 0; ['Descriptive Corners'.H131]; &quot;&quot;)">
            <text:p/>
          </table:table-cell>
          <table:table-cell table:style-name="ce16" table:formula="of:=IF(LEN(['Descriptive Corners'.H131]) &gt; 0;&quot;[PACENOTE::&quot; &amp; ['Descriptive Corners'.B131] &amp; &quot;]&quot; &amp; CHAR(10) &amp; IF(LEN(['Descriptive Corners'.A131]) &gt; 0;&quot;id=&quot; &amp; ['Descriptive Corners'.A131] &amp; CHAR(10);&quot;&quot;) &amp; &quot;Sounds=1&quot; &amp; CHAR(10) &amp; &quot;Snd0=&quot; &amp; LOWER(['Descriptive Corners'.B131]) &amp; &quot;.ogg&quot; &amp; CHAR(10) &amp; IF(LEN(['Descriptive Corners'.F131]) &gt; 0; &quot;link=&quot; &amp; ['Descriptive Corners'.F131] &amp; CHAR(10);&quot;&quot;) &amp; IF(LEN(['Descriptive Corners'.G131])&gt;0;&quot;standard=&quot; &amp; ['Descriptive Corners'.G131] &amp; CHAR(10);&quot;&quot;) &amp; &quot;column=&quot; &amp; ['Descriptive Corners'.I131] &amp; CHAR(10);&quot;&quot;)">
            <text:p/>
          </table:table-cell>
          <table:table-cell table:style-name="ce16" table:formula="of:=IF(LEN(['Descriptive Corners'.H131]) &gt; 0;IF(LEN(['Descriptive Corners'.B131]) &gt; 0;['Descriptive Corners'.B131] &amp; &quot;=&quot; &amp; ['Descriptive Corners'.C131]);&quot;&quot;)">
            <text:p/>
          </table:table-cell>
          <table:table-cell table:style-name="ce16" table:formula="of:=IF(LEN(['Descriptive Corners'.H131]) &gt; 0;IF(LEN(['Descriptive Corners'.B131]) &gt; 0;['Descriptive Corners'.B131] &amp; &quot;=&quot; &amp; ['Descriptive Corners'.D131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132]) &gt; 0; ['Descriptive Corners'.H132]; &quot;&quot;)">
            <text:p/>
          </table:table-cell>
          <table:table-cell table:style-name="ce16" table:formula="of:=IF(LEN(['Descriptive Corners'.H132]) &gt; 0;&quot;[PACENOTE::&quot; &amp; ['Descriptive Corners'.B132] &amp; &quot;]&quot; &amp; CHAR(10) &amp; IF(LEN(['Descriptive Corners'.A132]) &gt; 0;&quot;id=&quot; &amp; ['Descriptive Corners'.A132] &amp; CHAR(10);&quot;&quot;) &amp; &quot;Sounds=1&quot; &amp; CHAR(10) &amp; &quot;Snd0=&quot; &amp; LOWER(['Descriptive Corners'.B132]) &amp; &quot;.ogg&quot; &amp; CHAR(10) &amp; IF(LEN(['Descriptive Corners'.F132]) &gt; 0; &quot;link=&quot; &amp; ['Descriptive Corners'.F132] &amp; CHAR(10);&quot;&quot;) &amp; IF(LEN(['Descriptive Corners'.G132])&gt;0;&quot;standard=&quot; &amp; ['Descriptive Corners'.G132] &amp; CHAR(10);&quot;&quot;) &amp; &quot;column=&quot; &amp; ['Descriptive Corners'.I132] &amp; CHAR(10);&quot;&quot;)">
            <text:p/>
          </table:table-cell>
          <table:table-cell table:style-name="ce16" table:formula="of:=IF(LEN(['Descriptive Corners'.H132]) &gt; 0;IF(LEN(['Descriptive Corners'.B132]) &gt; 0;['Descriptive Corners'.B132] &amp; &quot;=&quot; &amp; ['Descriptive Corners'.C132]);&quot;&quot;)">
            <text:p/>
          </table:table-cell>
          <table:table-cell table:style-name="ce16" table:formula="of:=IF(LEN(['Descriptive Corners'.H132]) &gt; 0;IF(LEN(['Descriptive Corners'.B132]) &gt; 0;['Descriptive Corners'.B132] &amp; &quot;=&quot; &amp; ['Descriptive Corners'.D132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133]) &gt; 0; ['Descriptive Corners'.H133]; &quot;&quot;)">
            <text:p/>
          </table:table-cell>
          <table:table-cell table:style-name="ce16" table:formula="of:=IF(LEN(['Descriptive Corners'.H133]) &gt; 0;&quot;[PACENOTE::&quot; &amp; ['Descriptive Corners'.B133] &amp; &quot;]&quot; &amp; CHAR(10) &amp; IF(LEN(['Descriptive Corners'.A133]) &gt; 0;&quot;id=&quot; &amp; ['Descriptive Corners'.A133] &amp; CHAR(10);&quot;&quot;) &amp; &quot;Sounds=1&quot; &amp; CHAR(10) &amp; &quot;Snd0=&quot; &amp; LOWER(['Descriptive Corners'.B133]) &amp; &quot;.ogg&quot; &amp; CHAR(10) &amp; IF(LEN(['Descriptive Corners'.F133]) &gt; 0; &quot;link=&quot; &amp; ['Descriptive Corners'.F133] &amp; CHAR(10);&quot;&quot;) &amp; IF(LEN(['Descriptive Corners'.G133])&gt;0;&quot;standard=&quot; &amp; ['Descriptive Corners'.G133] &amp; CHAR(10);&quot;&quot;) &amp; &quot;column=&quot; &amp; ['Descriptive Corners'.I133] &amp; CHAR(10);&quot;&quot;)">
            <text:p/>
          </table:table-cell>
          <table:table-cell table:style-name="ce16" table:formula="of:=IF(LEN(['Descriptive Corners'.H133]) &gt; 0;IF(LEN(['Descriptive Corners'.B133]) &gt; 0;['Descriptive Corners'.B133] &amp; &quot;=&quot; &amp; ['Descriptive Corners'.C133]);&quot;&quot;)">
            <text:p/>
          </table:table-cell>
          <table:table-cell table:style-name="ce16" table:formula="of:=IF(LEN(['Descriptive Corners'.H133]) &gt; 0;IF(LEN(['Descriptive Corners'.B133]) &gt; 0;['Descriptive Corners'.B133] &amp; &quot;=&quot; &amp; ['Descriptive Corners'.D133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134]) &gt; 0; ['Descriptive Corners'.H134]; &quot;&quot;)">
            <text:p/>
          </table:table-cell>
          <table:table-cell table:style-name="ce16" table:formula="of:=IF(LEN(['Descriptive Corners'.H134]) &gt; 0;&quot;[PACENOTE::&quot; &amp; ['Descriptive Corners'.B134] &amp; &quot;]&quot; &amp; CHAR(10) &amp; IF(LEN(['Descriptive Corners'.A134]) &gt; 0;&quot;id=&quot; &amp; ['Descriptive Corners'.A134] &amp; CHAR(10);&quot;&quot;) &amp; &quot;Sounds=1&quot; &amp; CHAR(10) &amp; &quot;Snd0=&quot; &amp; LOWER(['Descriptive Corners'.B134]) &amp; &quot;.ogg&quot; &amp; CHAR(10) &amp; IF(LEN(['Descriptive Corners'.F134]) &gt; 0; &quot;link=&quot; &amp; ['Descriptive Corners'.F134] &amp; CHAR(10);&quot;&quot;) &amp; IF(LEN(['Descriptive Corners'.G134])&gt;0;&quot;standard=&quot; &amp; ['Descriptive Corners'.G134] &amp; CHAR(10);&quot;&quot;) &amp; &quot;column=&quot; &amp; ['Descriptive Corners'.I134] &amp; CHAR(10);&quot;&quot;)">
            <text:p/>
          </table:table-cell>
          <table:table-cell table:style-name="ce16" table:formula="of:=IF(LEN(['Descriptive Corners'.H134]) &gt; 0;IF(LEN(['Descriptive Corners'.B134]) &gt; 0;['Descriptive Corners'.B134] &amp; &quot;=&quot; &amp; ['Descriptive Corners'.C134]);&quot;&quot;)">
            <text:p/>
          </table:table-cell>
          <table:table-cell table:style-name="ce16" table:formula="of:=IF(LEN(['Descriptive Corners'.H134]) &gt; 0;IF(LEN(['Descriptive Corners'.B134]) &gt; 0;['Descriptive Corners'.B134] &amp; &quot;=&quot; &amp; ['Descriptive Corners'.D134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135]) &gt; 0; ['Descriptive Corners'.H135]; &quot;&quot;)">
            <text:p/>
          </table:table-cell>
          <table:table-cell table:style-name="ce16" table:formula="of:=IF(LEN(['Descriptive Corners'.H135]) &gt; 0;&quot;[PACENOTE::&quot; &amp; ['Descriptive Corners'.B135] &amp; &quot;]&quot; &amp; CHAR(10) &amp; IF(LEN(['Descriptive Corners'.A135]) &gt; 0;&quot;id=&quot; &amp; ['Descriptive Corners'.A135] &amp; CHAR(10);&quot;&quot;) &amp; &quot;Sounds=1&quot; &amp; CHAR(10) &amp; &quot;Snd0=&quot; &amp; LOWER(['Descriptive Corners'.B135]) &amp; &quot;.ogg&quot; &amp; CHAR(10) &amp; IF(LEN(['Descriptive Corners'.F135]) &gt; 0; &quot;link=&quot; &amp; ['Descriptive Corners'.F135] &amp; CHAR(10);&quot;&quot;) &amp; IF(LEN(['Descriptive Corners'.G135])&gt;0;&quot;standard=&quot; &amp; ['Descriptive Corners'.G135] &amp; CHAR(10);&quot;&quot;) &amp; &quot;column=&quot; &amp; ['Descriptive Corners'.I135] &amp; CHAR(10);&quot;&quot;)">
            <text:p/>
          </table:table-cell>
          <table:table-cell table:style-name="ce16" table:formula="of:=IF(LEN(['Descriptive Corners'.H135]) &gt; 0;IF(LEN(['Descriptive Corners'.B135]) &gt; 0;['Descriptive Corners'.B135] &amp; &quot;=&quot; &amp; ['Descriptive Corners'.C135]);&quot;&quot;)">
            <text:p/>
          </table:table-cell>
          <table:table-cell table:style-name="ce16" table:formula="of:=IF(LEN(['Descriptive Corners'.H135]) &gt; 0;IF(LEN(['Descriptive Corners'.B135]) &gt; 0;['Descriptive Corners'.B135] &amp; &quot;=&quot; &amp; ['Descriptive Corners'.D135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136]) &gt; 0; ['Descriptive Corners'.H136]; &quot;&quot;)">
            <text:p/>
          </table:table-cell>
          <table:table-cell table:style-name="ce16" table:formula="of:=IF(LEN(['Descriptive Corners'.H136]) &gt; 0;&quot;[PACENOTE::&quot; &amp; ['Descriptive Corners'.B136] &amp; &quot;]&quot; &amp; CHAR(10) &amp; IF(LEN(['Descriptive Corners'.A136]) &gt; 0;&quot;id=&quot; &amp; ['Descriptive Corners'.A136] &amp; CHAR(10);&quot;&quot;) &amp; &quot;Sounds=1&quot; &amp; CHAR(10) &amp; &quot;Snd0=&quot; &amp; LOWER(['Descriptive Corners'.B136]) &amp; &quot;.ogg&quot; &amp; CHAR(10) &amp; IF(LEN(['Descriptive Corners'.F136]) &gt; 0; &quot;link=&quot; &amp; ['Descriptive Corners'.F136] &amp; CHAR(10);&quot;&quot;) &amp; IF(LEN(['Descriptive Corners'.G136])&gt;0;&quot;standard=&quot; &amp; ['Descriptive Corners'.G136] &amp; CHAR(10);&quot;&quot;) &amp; &quot;column=&quot; &amp; ['Descriptive Corners'.I136] &amp; CHAR(10);&quot;&quot;)">
            <text:p/>
          </table:table-cell>
          <table:table-cell table:style-name="ce16" table:formula="of:=IF(LEN(['Descriptive Corners'.H136]) &gt; 0;IF(LEN(['Descriptive Corners'.B136]) &gt; 0;['Descriptive Corners'.B136] &amp; &quot;=&quot; &amp; ['Descriptive Corners'.C136]);&quot;&quot;)">
            <text:p/>
          </table:table-cell>
          <table:table-cell table:style-name="ce16" table:formula="of:=IF(LEN(['Descriptive Corners'.H136]) &gt; 0;IF(LEN(['Descriptive Corners'.B136]) &gt; 0;['Descriptive Corners'.B136] &amp; &quot;=&quot; &amp; ['Descriptive Corners'.D136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137]) &gt; 0; ['Descriptive Corners'.H137]; &quot;&quot;)">
            <text:p/>
          </table:table-cell>
          <table:table-cell table:style-name="ce16" table:formula="of:=IF(LEN(['Descriptive Corners'.H137]) &gt; 0;&quot;[PACENOTE::&quot; &amp; ['Descriptive Corners'.B137] &amp; &quot;]&quot; &amp; CHAR(10) &amp; IF(LEN(['Descriptive Corners'.A137]) &gt; 0;&quot;id=&quot; &amp; ['Descriptive Corners'.A137] &amp; CHAR(10);&quot;&quot;) &amp; &quot;Sounds=1&quot; &amp; CHAR(10) &amp; &quot;Snd0=&quot; &amp; LOWER(['Descriptive Corners'.B137]) &amp; &quot;.ogg&quot; &amp; CHAR(10) &amp; IF(LEN(['Descriptive Corners'.F137]) &gt; 0; &quot;link=&quot; &amp; ['Descriptive Corners'.F137] &amp; CHAR(10);&quot;&quot;) &amp; IF(LEN(['Descriptive Corners'.G137])&gt;0;&quot;standard=&quot; &amp; ['Descriptive Corners'.G137] &amp; CHAR(10);&quot;&quot;) &amp; &quot;column=&quot; &amp; ['Descriptive Corners'.I137] &amp; CHAR(10);&quot;&quot;)">
            <text:p/>
          </table:table-cell>
          <table:table-cell table:style-name="ce16" table:formula="of:=IF(LEN(['Descriptive Corners'.H137]) &gt; 0;IF(LEN(['Descriptive Corners'.B137]) &gt; 0;['Descriptive Corners'.B137] &amp; &quot;=&quot; &amp; ['Descriptive Corners'.C137]);&quot;&quot;)">
            <text:p/>
          </table:table-cell>
          <table:table-cell table:style-name="ce16" table:formula="of:=IF(LEN(['Descriptive Corners'.H137]) &gt; 0;IF(LEN(['Descriptive Corners'.B137]) &gt; 0;['Descriptive Corners'.B137] &amp; &quot;=&quot; &amp; ['Descriptive Corners'.D137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138]) &gt; 0; ['Descriptive Corners'.H138]; &quot;&quot;)">
            <text:p/>
          </table:table-cell>
          <table:table-cell table:style-name="ce16" table:formula="of:=IF(LEN(['Descriptive Corners'.H138]) &gt; 0;&quot;[PACENOTE::&quot; &amp; ['Descriptive Corners'.B138] &amp; &quot;]&quot; &amp; CHAR(10) &amp; IF(LEN(['Descriptive Corners'.A138]) &gt; 0;&quot;id=&quot; &amp; ['Descriptive Corners'.A138] &amp; CHAR(10);&quot;&quot;) &amp; &quot;Sounds=1&quot; &amp; CHAR(10) &amp; &quot;Snd0=&quot; &amp; LOWER(['Descriptive Corners'.B138]) &amp; &quot;.ogg&quot; &amp; CHAR(10) &amp; IF(LEN(['Descriptive Corners'.F138]) &gt; 0; &quot;link=&quot; &amp; ['Descriptive Corners'.F138] &amp; CHAR(10);&quot;&quot;) &amp; IF(LEN(['Descriptive Corners'.G138])&gt;0;&quot;standard=&quot; &amp; ['Descriptive Corners'.G138] &amp; CHAR(10);&quot;&quot;) &amp; &quot;column=&quot; &amp; ['Descriptive Corners'.I138] &amp; CHAR(10);&quot;&quot;)">
            <text:p/>
          </table:table-cell>
          <table:table-cell table:style-name="ce16" table:formula="of:=IF(LEN(['Descriptive Corners'.H138]) &gt; 0;IF(LEN(['Descriptive Corners'.B138]) &gt; 0;['Descriptive Corners'.B138] &amp; &quot;=&quot; &amp; ['Descriptive Corners'.C138]);&quot;&quot;)">
            <text:p/>
          </table:table-cell>
          <table:table-cell table:style-name="ce16" table:formula="of:=IF(LEN(['Descriptive Corners'.H138]) &gt; 0;IF(LEN(['Descriptive Corners'.B138]) &gt; 0;['Descriptive Corners'.B138] &amp; &quot;=&quot; &amp; ['Descriptive Corners'.D138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139]) &gt; 0; ['Descriptive Corners'.H139]; &quot;&quot;)">
            <text:p/>
          </table:table-cell>
          <table:table-cell table:style-name="ce16" table:formula="of:=IF(LEN(['Descriptive Corners'.H139]) &gt; 0;&quot;[PACENOTE::&quot; &amp; ['Descriptive Corners'.B139] &amp; &quot;]&quot; &amp; CHAR(10) &amp; IF(LEN(['Descriptive Corners'.A139]) &gt; 0;&quot;id=&quot; &amp; ['Descriptive Corners'.A139] &amp; CHAR(10);&quot;&quot;) &amp; &quot;Sounds=1&quot; &amp; CHAR(10) &amp; &quot;Snd0=&quot; &amp; LOWER(['Descriptive Corners'.B139]) &amp; &quot;.ogg&quot; &amp; CHAR(10) &amp; IF(LEN(['Descriptive Corners'.F139]) &gt; 0; &quot;link=&quot; &amp; ['Descriptive Corners'.F139] &amp; CHAR(10);&quot;&quot;) &amp; IF(LEN(['Descriptive Corners'.G139])&gt;0;&quot;standard=&quot; &amp; ['Descriptive Corners'.G139] &amp; CHAR(10);&quot;&quot;) &amp; &quot;column=&quot; &amp; ['Descriptive Corners'.I139] &amp; CHAR(10);&quot;&quot;)">
            <text:p/>
          </table:table-cell>
          <table:table-cell table:style-name="ce16" table:formula="of:=IF(LEN(['Descriptive Corners'.H139]) &gt; 0;IF(LEN(['Descriptive Corners'.B139]) &gt; 0;['Descriptive Corners'.B139] &amp; &quot;=&quot; &amp; ['Descriptive Corners'.C139]);&quot;&quot;)">
            <text:p/>
          </table:table-cell>
          <table:table-cell table:style-name="ce16" table:formula="of:=IF(LEN(['Descriptive Corners'.H139]) &gt; 0;IF(LEN(['Descriptive Corners'.B139]) &gt; 0;['Descriptive Corners'.B139] &amp; &quot;=&quot; &amp; ['Descriptive Corners'.D139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140]) &gt; 0; ['Descriptive Corners'.H140]; &quot;&quot;)">
            <text:p/>
          </table:table-cell>
          <table:table-cell table:style-name="ce16" table:formula="of:=IF(LEN(['Descriptive Corners'.H140]) &gt; 0;&quot;[PACENOTE::&quot; &amp; ['Descriptive Corners'.B140] &amp; &quot;]&quot; &amp; CHAR(10) &amp; IF(LEN(['Descriptive Corners'.A140]) &gt; 0;&quot;id=&quot; &amp; ['Descriptive Corners'.A140] &amp; CHAR(10);&quot;&quot;) &amp; &quot;Sounds=1&quot; &amp; CHAR(10) &amp; &quot;Snd0=&quot; &amp; LOWER(['Descriptive Corners'.B140]) &amp; &quot;.ogg&quot; &amp; CHAR(10) &amp; IF(LEN(['Descriptive Corners'.F140]) &gt; 0; &quot;link=&quot; &amp; ['Descriptive Corners'.F140] &amp; CHAR(10);&quot;&quot;) &amp; IF(LEN(['Descriptive Corners'.G140])&gt;0;&quot;standard=&quot; &amp; ['Descriptive Corners'.G140] &amp; CHAR(10);&quot;&quot;) &amp; &quot;column=&quot; &amp; ['Descriptive Corners'.I140] &amp; CHAR(10);&quot;&quot;)">
            <text:p/>
          </table:table-cell>
          <table:table-cell table:style-name="ce16" table:formula="of:=IF(LEN(['Descriptive Corners'.H140]) &gt; 0;IF(LEN(['Descriptive Corners'.B140]) &gt; 0;['Descriptive Corners'.B140] &amp; &quot;=&quot; &amp; ['Descriptive Corners'.C140]);&quot;&quot;)">
            <text:p/>
          </table:table-cell>
          <table:table-cell table:style-name="ce16" table:formula="of:=IF(LEN(['Descriptive Corners'.H140]) &gt; 0;IF(LEN(['Descriptive Corners'.B140]) &gt; 0;['Descriptive Corners'.B140] &amp; &quot;=&quot; &amp; ['Descriptive Corners'.D140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141]) &gt; 0; ['Descriptive Corners'.H141]; &quot;&quot;)">
            <text:p/>
          </table:table-cell>
          <table:table-cell table:style-name="ce16" table:formula="of:=IF(LEN(['Descriptive Corners'.H141]) &gt; 0;&quot;[PACENOTE::&quot; &amp; ['Descriptive Corners'.B141] &amp; &quot;]&quot; &amp; CHAR(10) &amp; IF(LEN(['Descriptive Corners'.A141]) &gt; 0;&quot;id=&quot; &amp; ['Descriptive Corners'.A141] &amp; CHAR(10);&quot;&quot;) &amp; &quot;Sounds=1&quot; &amp; CHAR(10) &amp; &quot;Snd0=&quot; &amp; LOWER(['Descriptive Corners'.B141]) &amp; &quot;.ogg&quot; &amp; CHAR(10) &amp; IF(LEN(['Descriptive Corners'.F141]) &gt; 0; &quot;link=&quot; &amp; ['Descriptive Corners'.F141] &amp; CHAR(10);&quot;&quot;) &amp; IF(LEN(['Descriptive Corners'.G141])&gt;0;&quot;standard=&quot; &amp; ['Descriptive Corners'.G141] &amp; CHAR(10);&quot;&quot;) &amp; &quot;column=&quot; &amp; ['Descriptive Corners'.I141] &amp; CHAR(10);&quot;&quot;)">
            <text:p/>
          </table:table-cell>
          <table:table-cell table:style-name="ce16" table:formula="of:=IF(LEN(['Descriptive Corners'.H141]) &gt; 0;IF(LEN(['Descriptive Corners'.B141]) &gt; 0;['Descriptive Corners'.B141] &amp; &quot;=&quot; &amp; ['Descriptive Corners'.C141]);&quot;&quot;)">
            <text:p/>
          </table:table-cell>
          <table:table-cell table:style-name="ce16" table:formula="of:=IF(LEN(['Descriptive Corners'.H141]) &gt; 0;IF(LEN(['Descriptive Corners'.B141]) &gt; 0;['Descriptive Corners'.B141] &amp; &quot;=&quot; &amp; ['Descriptive Corners'.D141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142]) &gt; 0; ['Descriptive Corners'.H142]; &quot;&quot;)">
            <text:p/>
          </table:table-cell>
          <table:table-cell table:style-name="ce16" table:formula="of:=IF(LEN(['Descriptive Corners'.H142]) &gt; 0;&quot;[PACENOTE::&quot; &amp; ['Descriptive Corners'.B142] &amp; &quot;]&quot; &amp; CHAR(10) &amp; IF(LEN(['Descriptive Corners'.A142]) &gt; 0;&quot;id=&quot; &amp; ['Descriptive Corners'.A142] &amp; CHAR(10);&quot;&quot;) &amp; &quot;Sounds=1&quot; &amp; CHAR(10) &amp; &quot;Snd0=&quot; &amp; LOWER(['Descriptive Corners'.B142]) &amp; &quot;.ogg&quot; &amp; CHAR(10) &amp; IF(LEN(['Descriptive Corners'.F142]) &gt; 0; &quot;link=&quot; &amp; ['Descriptive Corners'.F142] &amp; CHAR(10);&quot;&quot;) &amp; IF(LEN(['Descriptive Corners'.G142])&gt;0;&quot;standard=&quot; &amp; ['Descriptive Corners'.G142] &amp; CHAR(10);&quot;&quot;) &amp; &quot;column=&quot; &amp; ['Descriptive Corners'.I142] &amp; CHAR(10);&quot;&quot;)">
            <text:p/>
          </table:table-cell>
          <table:table-cell table:style-name="ce16" table:formula="of:=IF(LEN(['Descriptive Corners'.H142]) &gt; 0;IF(LEN(['Descriptive Corners'.B142]) &gt; 0;['Descriptive Corners'.B142] &amp; &quot;=&quot; &amp; ['Descriptive Corners'.C142]);&quot;&quot;)">
            <text:p/>
          </table:table-cell>
          <table:table-cell table:style-name="ce16" table:formula="of:=IF(LEN(['Descriptive Corners'.H142]) &gt; 0;IF(LEN(['Descriptive Corners'.B142]) &gt; 0;['Descriptive Corners'.B142] &amp; &quot;=&quot; &amp; ['Descriptive Corners'.D142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143]) &gt; 0; ['Descriptive Corners'.H143]; &quot;&quot;)">
            <text:p/>
          </table:table-cell>
          <table:table-cell table:style-name="ce16" table:formula="of:=IF(LEN(['Descriptive Corners'.H143]) &gt; 0;&quot;[PACENOTE::&quot; &amp; ['Descriptive Corners'.B143] &amp; &quot;]&quot; &amp; CHAR(10) &amp; IF(LEN(['Descriptive Corners'.A143]) &gt; 0;&quot;id=&quot; &amp; ['Descriptive Corners'.A143] &amp; CHAR(10);&quot;&quot;) &amp; &quot;Sounds=1&quot; &amp; CHAR(10) &amp; &quot;Snd0=&quot; &amp; LOWER(['Descriptive Corners'.B143]) &amp; &quot;.ogg&quot; &amp; CHAR(10) &amp; IF(LEN(['Descriptive Corners'.F143]) &gt; 0; &quot;link=&quot; &amp; ['Descriptive Corners'.F143] &amp; CHAR(10);&quot;&quot;) &amp; IF(LEN(['Descriptive Corners'.G143])&gt;0;&quot;standard=&quot; &amp; ['Descriptive Corners'.G143] &amp; CHAR(10);&quot;&quot;) &amp; &quot;column=&quot; &amp; ['Descriptive Corners'.I143] &amp; CHAR(10);&quot;&quot;)">
            <text:p/>
          </table:table-cell>
          <table:table-cell table:style-name="ce16" table:formula="of:=IF(LEN(['Descriptive Corners'.H143]) &gt; 0;IF(LEN(['Descriptive Corners'.B143]) &gt; 0;['Descriptive Corners'.B143] &amp; &quot;=&quot; &amp; ['Descriptive Corners'.C143]);&quot;&quot;)">
            <text:p/>
          </table:table-cell>
          <table:table-cell table:style-name="ce16" table:formula="of:=IF(LEN(['Descriptive Corners'.H143]) &gt; 0;IF(LEN(['Descriptive Corners'.B143]) &gt; 0;['Descriptive Corners'.B143] &amp; &quot;=&quot; &amp; ['Descriptive Corners'.D143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144]) &gt; 0; ['Descriptive Corners'.H144]; &quot;&quot;)">
            <text:p/>
          </table:table-cell>
          <table:table-cell table:style-name="ce16" table:formula="of:=IF(LEN(['Descriptive Corners'.H144]) &gt; 0;&quot;[PACENOTE::&quot; &amp; ['Descriptive Corners'.B144] &amp; &quot;]&quot; &amp; CHAR(10) &amp; IF(LEN(['Descriptive Corners'.A144]) &gt; 0;&quot;id=&quot; &amp; ['Descriptive Corners'.A144] &amp; CHAR(10);&quot;&quot;) &amp; &quot;Sounds=1&quot; &amp; CHAR(10) &amp; &quot;Snd0=&quot; &amp; LOWER(['Descriptive Corners'.B144]) &amp; &quot;.ogg&quot; &amp; CHAR(10) &amp; IF(LEN(['Descriptive Corners'.F144]) &gt; 0; &quot;link=&quot; &amp; ['Descriptive Corners'.F144] &amp; CHAR(10);&quot;&quot;) &amp; IF(LEN(['Descriptive Corners'.G144])&gt;0;&quot;standard=&quot; &amp; ['Descriptive Corners'.G144] &amp; CHAR(10);&quot;&quot;) &amp; &quot;column=&quot; &amp; ['Descriptive Corners'.I144] &amp; CHAR(10);&quot;&quot;)">
            <text:p/>
          </table:table-cell>
          <table:table-cell table:style-name="ce16" table:formula="of:=IF(LEN(['Descriptive Corners'.H144]) &gt; 0;IF(LEN(['Descriptive Corners'.B144]) &gt; 0;['Descriptive Corners'.B144] &amp; &quot;=&quot; &amp; ['Descriptive Corners'.C144]);&quot;&quot;)">
            <text:p/>
          </table:table-cell>
          <table:table-cell table:style-name="ce16" table:formula="of:=IF(LEN(['Descriptive Corners'.H144]) &gt; 0;IF(LEN(['Descriptive Corners'.B144]) &gt; 0;['Descriptive Corners'.B144] &amp; &quot;=&quot; &amp; ['Descriptive Corners'.D144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145]) &gt; 0; ['Descriptive Corners'.H145]; &quot;&quot;)">
            <text:p/>
          </table:table-cell>
          <table:table-cell table:style-name="ce16" table:formula="of:=IF(LEN(['Descriptive Corners'.H145]) &gt; 0;&quot;[PACENOTE::&quot; &amp; ['Descriptive Corners'.B145] &amp; &quot;]&quot; &amp; CHAR(10) &amp; IF(LEN(['Descriptive Corners'.A145]) &gt; 0;&quot;id=&quot; &amp; ['Descriptive Corners'.A145] &amp; CHAR(10);&quot;&quot;) &amp; &quot;Sounds=1&quot; &amp; CHAR(10) &amp; &quot;Snd0=&quot; &amp; LOWER(['Descriptive Corners'.B145]) &amp; &quot;.ogg&quot; &amp; CHAR(10) &amp; IF(LEN(['Descriptive Corners'.F145]) &gt; 0; &quot;link=&quot; &amp; ['Descriptive Corners'.F145] &amp; CHAR(10);&quot;&quot;) &amp; IF(LEN(['Descriptive Corners'.G145])&gt;0;&quot;standard=&quot; &amp; ['Descriptive Corners'.G145] &amp; CHAR(10);&quot;&quot;) &amp; &quot;column=&quot; &amp; ['Descriptive Corners'.I145] &amp; CHAR(10);&quot;&quot;)">
            <text:p/>
          </table:table-cell>
          <table:table-cell table:style-name="ce16" table:formula="of:=IF(LEN(['Descriptive Corners'.H145]) &gt; 0;IF(LEN(['Descriptive Corners'.B145]) &gt; 0;['Descriptive Corners'.B145] &amp; &quot;=&quot; &amp; ['Descriptive Corners'.C145]);&quot;&quot;)">
            <text:p/>
          </table:table-cell>
          <table:table-cell table:style-name="ce16" table:formula="of:=IF(LEN(['Descriptive Corners'.H145]) &gt; 0;IF(LEN(['Descriptive Corners'.B145]) &gt; 0;['Descriptive Corners'.B145] &amp; &quot;=&quot; &amp; ['Descriptive Corners'.D145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146]) &gt; 0; ['Descriptive Corners'.H146]; &quot;&quot;)">
            <text:p/>
          </table:table-cell>
          <table:table-cell table:style-name="ce16" table:formula="of:=IF(LEN(['Descriptive Corners'.H146]) &gt; 0;&quot;[PACENOTE::&quot; &amp; ['Descriptive Corners'.B146] &amp; &quot;]&quot; &amp; CHAR(10) &amp; IF(LEN(['Descriptive Corners'.A146]) &gt; 0;&quot;id=&quot; &amp; ['Descriptive Corners'.A146] &amp; CHAR(10);&quot;&quot;) &amp; &quot;Sounds=1&quot; &amp; CHAR(10) &amp; &quot;Snd0=&quot; &amp; LOWER(['Descriptive Corners'.B146]) &amp; &quot;.ogg&quot; &amp; CHAR(10) &amp; IF(LEN(['Descriptive Corners'.F146]) &gt; 0; &quot;link=&quot; &amp; ['Descriptive Corners'.F146] &amp; CHAR(10);&quot;&quot;) &amp; IF(LEN(['Descriptive Corners'.G146])&gt;0;&quot;standard=&quot; &amp; ['Descriptive Corners'.G146] &amp; CHAR(10);&quot;&quot;) &amp; &quot;column=&quot; &amp; ['Descriptive Corners'.I146] &amp; CHAR(10);&quot;&quot;)">
            <text:p/>
          </table:table-cell>
          <table:table-cell table:style-name="ce16" table:formula="of:=IF(LEN(['Descriptive Corners'.H146]) &gt; 0;IF(LEN(['Descriptive Corners'.B146]) &gt; 0;['Descriptive Corners'.B146] &amp; &quot;=&quot; &amp; ['Descriptive Corners'.C146]);&quot;&quot;)">
            <text:p/>
          </table:table-cell>
          <table:table-cell table:style-name="ce16" table:formula="of:=IF(LEN(['Descriptive Corners'.H146]) &gt; 0;IF(LEN(['Descriptive Corners'.B146]) &gt; 0;['Descriptive Corners'.B146] &amp; &quot;=&quot; &amp; ['Descriptive Corners'.D146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147]) &gt; 0; ['Descriptive Corners'.H147]; &quot;&quot;)">
            <text:p/>
          </table:table-cell>
          <table:table-cell table:style-name="ce16" table:formula="of:=IF(LEN(['Descriptive Corners'.H147]) &gt; 0;&quot;[PACENOTE::&quot; &amp; ['Descriptive Corners'.B147] &amp; &quot;]&quot; &amp; CHAR(10) &amp; IF(LEN(['Descriptive Corners'.A147]) &gt; 0;&quot;id=&quot; &amp; ['Descriptive Corners'.A147] &amp; CHAR(10);&quot;&quot;) &amp; &quot;Sounds=1&quot; &amp; CHAR(10) &amp; &quot;Snd0=&quot; &amp; LOWER(['Descriptive Corners'.B147]) &amp; &quot;.ogg&quot; &amp; CHAR(10) &amp; IF(LEN(['Descriptive Corners'.F147]) &gt; 0; &quot;link=&quot; &amp; ['Descriptive Corners'.F147] &amp; CHAR(10);&quot;&quot;) &amp; IF(LEN(['Descriptive Corners'.G147])&gt;0;&quot;standard=&quot; &amp; ['Descriptive Corners'.G147] &amp; CHAR(10);&quot;&quot;) &amp; &quot;column=&quot; &amp; ['Descriptive Corners'.I147] &amp; CHAR(10);&quot;&quot;)">
            <text:p/>
          </table:table-cell>
          <table:table-cell table:style-name="ce16" table:formula="of:=IF(LEN(['Descriptive Corners'.H147]) &gt; 0;IF(LEN(['Descriptive Corners'.B147]) &gt; 0;['Descriptive Corners'.B147] &amp; &quot;=&quot; &amp; ['Descriptive Corners'.C147]);&quot;&quot;)">
            <text:p/>
          </table:table-cell>
          <table:table-cell table:style-name="ce16" table:formula="of:=IF(LEN(['Descriptive Corners'.H147]) &gt; 0;IF(LEN(['Descriptive Corners'.B147]) &gt; 0;['Descriptive Corners'.B147] &amp; &quot;=&quot; &amp; ['Descriptive Corners'.D147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148]) &gt; 0; ['Descriptive Corners'.H148]; &quot;&quot;)">
            <text:p/>
          </table:table-cell>
          <table:table-cell table:style-name="ce16" table:formula="of:=IF(LEN(['Descriptive Corners'.H148]) &gt; 0;&quot;[PACENOTE::&quot; &amp; ['Descriptive Corners'.B148] &amp; &quot;]&quot; &amp; CHAR(10) &amp; IF(LEN(['Descriptive Corners'.A148]) &gt; 0;&quot;id=&quot; &amp; ['Descriptive Corners'.A148] &amp; CHAR(10);&quot;&quot;) &amp; &quot;Sounds=1&quot; &amp; CHAR(10) &amp; &quot;Snd0=&quot; &amp; LOWER(['Descriptive Corners'.B148]) &amp; &quot;.ogg&quot; &amp; CHAR(10) &amp; IF(LEN(['Descriptive Corners'.F148]) &gt; 0; &quot;link=&quot; &amp; ['Descriptive Corners'.F148] &amp; CHAR(10);&quot;&quot;) &amp; IF(LEN(['Descriptive Corners'.G148])&gt;0;&quot;standard=&quot; &amp; ['Descriptive Corners'.G148] &amp; CHAR(10);&quot;&quot;) &amp; &quot;column=&quot; &amp; ['Descriptive Corners'.I148] &amp; CHAR(10);&quot;&quot;)">
            <text:p/>
          </table:table-cell>
          <table:table-cell table:style-name="ce16" table:formula="of:=IF(LEN(['Descriptive Corners'.H148]) &gt; 0;IF(LEN(['Descriptive Corners'.B148]) &gt; 0;['Descriptive Corners'.B148] &amp; &quot;=&quot; &amp; ['Descriptive Corners'.C148]);&quot;&quot;)">
            <text:p/>
          </table:table-cell>
          <table:table-cell table:style-name="ce16" table:formula="of:=IF(LEN(['Descriptive Corners'.H148]) &gt; 0;IF(LEN(['Descriptive Corners'.B148]) &gt; 0;['Descriptive Corners'.B148] &amp; &quot;=&quot; &amp; ['Descriptive Corners'.D148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149]) &gt; 0; ['Descriptive Corners'.H149]; &quot;&quot;)">
            <text:p/>
          </table:table-cell>
          <table:table-cell table:style-name="ce16" table:formula="of:=IF(LEN(['Descriptive Corners'.H149]) &gt; 0;&quot;[PACENOTE::&quot; &amp; ['Descriptive Corners'.B149] &amp; &quot;]&quot; &amp; CHAR(10) &amp; IF(LEN(['Descriptive Corners'.A149]) &gt; 0;&quot;id=&quot; &amp; ['Descriptive Corners'.A149] &amp; CHAR(10);&quot;&quot;) &amp; &quot;Sounds=1&quot; &amp; CHAR(10) &amp; &quot;Snd0=&quot; &amp; LOWER(['Descriptive Corners'.B149]) &amp; &quot;.ogg&quot; &amp; CHAR(10) &amp; IF(LEN(['Descriptive Corners'.F149]) &gt; 0; &quot;link=&quot; &amp; ['Descriptive Corners'.F149] &amp; CHAR(10);&quot;&quot;) &amp; IF(LEN(['Descriptive Corners'.G149])&gt;0;&quot;standard=&quot; &amp; ['Descriptive Corners'.G149] &amp; CHAR(10);&quot;&quot;) &amp; &quot;column=&quot; &amp; ['Descriptive Corners'.I149] &amp; CHAR(10);&quot;&quot;)">
            <text:p/>
          </table:table-cell>
          <table:table-cell table:style-name="ce16" table:formula="of:=IF(LEN(['Descriptive Corners'.H149]) &gt; 0;IF(LEN(['Descriptive Corners'.B149]) &gt; 0;['Descriptive Corners'.B149] &amp; &quot;=&quot; &amp; ['Descriptive Corners'.C149]);&quot;&quot;)">
            <text:p/>
          </table:table-cell>
          <table:table-cell table:style-name="ce16" table:formula="of:=IF(LEN(['Descriptive Corners'.H149]) &gt; 0;IF(LEN(['Descriptive Corners'.B149]) &gt; 0;['Descriptive Corners'.B149] &amp; &quot;=&quot; &amp; ['Descriptive Corners'.D149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150]) &gt; 0; ['Descriptive Corners'.H150]; &quot;&quot;)">
            <text:p/>
          </table:table-cell>
          <table:table-cell table:style-name="ce16" table:formula="of:=IF(LEN(['Descriptive Corners'.H150]) &gt; 0;&quot;[PACENOTE::&quot; &amp; ['Descriptive Corners'.B150] &amp; &quot;]&quot; &amp; CHAR(10) &amp; IF(LEN(['Descriptive Corners'.A150]) &gt; 0;&quot;id=&quot; &amp; ['Descriptive Corners'.A150] &amp; CHAR(10);&quot;&quot;) &amp; &quot;Sounds=1&quot; &amp; CHAR(10) &amp; &quot;Snd0=&quot; &amp; LOWER(['Descriptive Corners'.B150]) &amp; &quot;.ogg&quot; &amp; CHAR(10) &amp; IF(LEN(['Descriptive Corners'.F150]) &gt; 0; &quot;link=&quot; &amp; ['Descriptive Corners'.F150] &amp; CHAR(10);&quot;&quot;) &amp; IF(LEN(['Descriptive Corners'.G150])&gt;0;&quot;standard=&quot; &amp; ['Descriptive Corners'.G150] &amp; CHAR(10);&quot;&quot;) &amp; &quot;column=&quot; &amp; ['Descriptive Corners'.I150] &amp; CHAR(10);&quot;&quot;)">
            <text:p/>
          </table:table-cell>
          <table:table-cell table:style-name="ce16" table:formula="of:=IF(LEN(['Descriptive Corners'.H150]) &gt; 0;IF(LEN(['Descriptive Corners'.B150]) &gt; 0;['Descriptive Corners'.B150] &amp; &quot;=&quot; &amp; ['Descriptive Corners'.C150]);&quot;&quot;)">
            <text:p/>
          </table:table-cell>
          <table:table-cell table:style-name="ce16" table:formula="of:=IF(LEN(['Descriptive Corners'.H150]) &gt; 0;IF(LEN(['Descriptive Corners'.B150]) &gt; 0;['Descriptive Corners'.B150] &amp; &quot;=&quot; &amp; ['Descriptive Corners'.D150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151]) &gt; 0; ['Descriptive Corners'.H151]; &quot;&quot;)">
            <text:p/>
          </table:table-cell>
          <table:table-cell table:style-name="ce16" table:formula="of:=IF(LEN(['Descriptive Corners'.H151]) &gt; 0;&quot;[PACENOTE::&quot; &amp; ['Descriptive Corners'.B151] &amp; &quot;]&quot; &amp; CHAR(10) &amp; IF(LEN(['Descriptive Corners'.A151]) &gt; 0;&quot;id=&quot; &amp; ['Descriptive Corners'.A151] &amp; CHAR(10);&quot;&quot;) &amp; &quot;Sounds=1&quot; &amp; CHAR(10) &amp; &quot;Snd0=&quot; &amp; LOWER(['Descriptive Corners'.B151]) &amp; &quot;.ogg&quot; &amp; CHAR(10) &amp; IF(LEN(['Descriptive Corners'.F151]) &gt; 0; &quot;link=&quot; &amp; ['Descriptive Corners'.F151] &amp; CHAR(10);&quot;&quot;) &amp; IF(LEN(['Descriptive Corners'.G151])&gt;0;&quot;standard=&quot; &amp; ['Descriptive Corners'.G151] &amp; CHAR(10);&quot;&quot;) &amp; &quot;column=&quot; &amp; ['Descriptive Corners'.I151] &amp; CHAR(10);&quot;&quot;)">
            <text:p/>
          </table:table-cell>
          <table:table-cell table:style-name="ce16" table:formula="of:=IF(LEN(['Descriptive Corners'.H151]) &gt; 0;IF(LEN(['Descriptive Corners'.B151]) &gt; 0;['Descriptive Corners'.B151] &amp; &quot;=&quot; &amp; ['Descriptive Corners'.C151]);&quot;&quot;)">
            <text:p/>
          </table:table-cell>
          <table:table-cell table:style-name="ce16" table:formula="of:=IF(LEN(['Descriptive Corners'.H151]) &gt; 0;IF(LEN(['Descriptive Corners'.B151]) &gt; 0;['Descriptive Corners'.B151] &amp; &quot;=&quot; &amp; ['Descriptive Corners'.D151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152]) &gt; 0; ['Descriptive Corners'.H152]; &quot;&quot;)">
            <text:p/>
          </table:table-cell>
          <table:table-cell table:style-name="ce16" table:formula="of:=IF(LEN(['Descriptive Corners'.H152]) &gt; 0;&quot;[PACENOTE::&quot; &amp; ['Descriptive Corners'.B152] &amp; &quot;]&quot; &amp; CHAR(10) &amp; IF(LEN(['Descriptive Corners'.A152]) &gt; 0;&quot;id=&quot; &amp; ['Descriptive Corners'.A152] &amp; CHAR(10);&quot;&quot;) &amp; &quot;Sounds=1&quot; &amp; CHAR(10) &amp; &quot;Snd0=&quot; &amp; LOWER(['Descriptive Corners'.B152]) &amp; &quot;.ogg&quot; &amp; CHAR(10) &amp; IF(LEN(['Descriptive Corners'.F152]) &gt; 0; &quot;link=&quot; &amp; ['Descriptive Corners'.F152] &amp; CHAR(10);&quot;&quot;) &amp; IF(LEN(['Descriptive Corners'.G152])&gt;0;&quot;standard=&quot; &amp; ['Descriptive Corners'.G152] &amp; CHAR(10);&quot;&quot;) &amp; &quot;column=&quot; &amp; ['Descriptive Corners'.I152] &amp; CHAR(10);&quot;&quot;)">
            <text:p/>
          </table:table-cell>
          <table:table-cell table:style-name="ce16" table:formula="of:=IF(LEN(['Descriptive Corners'.H152]) &gt; 0;IF(LEN(['Descriptive Corners'.B152]) &gt; 0;['Descriptive Corners'.B152] &amp; &quot;=&quot; &amp; ['Descriptive Corners'.C152]);&quot;&quot;)">
            <text:p/>
          </table:table-cell>
          <table:table-cell table:style-name="ce16" table:formula="of:=IF(LEN(['Descriptive Corners'.H152]) &gt; 0;IF(LEN(['Descriptive Corners'.B152]) &gt; 0;['Descriptive Corners'.B152] &amp; &quot;=&quot; &amp; ['Descriptive Corners'.D152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153]) &gt; 0; ['Descriptive Corners'.H153]; &quot;&quot;)">
            <text:p/>
          </table:table-cell>
          <table:table-cell table:style-name="ce16" table:formula="of:=IF(LEN(['Descriptive Corners'.H153]) &gt; 0;&quot;[PACENOTE::&quot; &amp; ['Descriptive Corners'.B153] &amp; &quot;]&quot; &amp; CHAR(10) &amp; IF(LEN(['Descriptive Corners'.A153]) &gt; 0;&quot;id=&quot; &amp; ['Descriptive Corners'.A153] &amp; CHAR(10);&quot;&quot;) &amp; &quot;Sounds=1&quot; &amp; CHAR(10) &amp; &quot;Snd0=&quot; &amp; LOWER(['Descriptive Corners'.B153]) &amp; &quot;.ogg&quot; &amp; CHAR(10) &amp; IF(LEN(['Descriptive Corners'.F153]) &gt; 0; &quot;link=&quot; &amp; ['Descriptive Corners'.F153] &amp; CHAR(10);&quot;&quot;) &amp; IF(LEN(['Descriptive Corners'.G153])&gt;0;&quot;standard=&quot; &amp; ['Descriptive Corners'.G153] &amp; CHAR(10);&quot;&quot;) &amp; &quot;column=&quot; &amp; ['Descriptive Corners'.I153] &amp; CHAR(10);&quot;&quot;)">
            <text:p/>
          </table:table-cell>
          <table:table-cell table:style-name="ce16" table:formula="of:=IF(LEN(['Descriptive Corners'.H153]) &gt; 0;IF(LEN(['Descriptive Corners'.B153]) &gt; 0;['Descriptive Corners'.B153] &amp; &quot;=&quot; &amp; ['Descriptive Corners'.C153]);&quot;&quot;)">
            <text:p/>
          </table:table-cell>
          <table:table-cell table:style-name="ce16" table:formula="of:=IF(LEN(['Descriptive Corners'.H153]) &gt; 0;IF(LEN(['Descriptive Corners'.B153]) &gt; 0;['Descriptive Corners'.B153] &amp; &quot;=&quot; &amp; ['Descriptive Corners'.D153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154]) &gt; 0; ['Descriptive Corners'.H154]; &quot;&quot;)">
            <text:p/>
          </table:table-cell>
          <table:table-cell table:style-name="ce16" table:formula="of:=IF(LEN(['Descriptive Corners'.H154]) &gt; 0;&quot;[PACENOTE::&quot; &amp; ['Descriptive Corners'.B154] &amp; &quot;]&quot; &amp; CHAR(10) &amp; IF(LEN(['Descriptive Corners'.A154]) &gt; 0;&quot;id=&quot; &amp; ['Descriptive Corners'.A154] &amp; CHAR(10);&quot;&quot;) &amp; &quot;Sounds=1&quot; &amp; CHAR(10) &amp; &quot;Snd0=&quot; &amp; LOWER(['Descriptive Corners'.B154]) &amp; &quot;.ogg&quot; &amp; CHAR(10) &amp; IF(LEN(['Descriptive Corners'.F154]) &gt; 0; &quot;link=&quot; &amp; ['Descriptive Corners'.F154] &amp; CHAR(10);&quot;&quot;) &amp; IF(LEN(['Descriptive Corners'.G154])&gt;0;&quot;standard=&quot; &amp; ['Descriptive Corners'.G154] &amp; CHAR(10);&quot;&quot;) &amp; &quot;column=&quot; &amp; ['Descriptive Corners'.I154] &amp; CHAR(10);&quot;&quot;)">
            <text:p/>
          </table:table-cell>
          <table:table-cell table:style-name="ce16" table:formula="of:=IF(LEN(['Descriptive Corners'.H154]) &gt; 0;IF(LEN(['Descriptive Corners'.B154]) &gt; 0;['Descriptive Corners'.B154] &amp; &quot;=&quot; &amp; ['Descriptive Corners'.C154]);&quot;&quot;)">
            <text:p/>
          </table:table-cell>
          <table:table-cell table:style-name="ce16" table:formula="of:=IF(LEN(['Descriptive Corners'.H154]) &gt; 0;IF(LEN(['Descriptive Corners'.B154]) &gt; 0;['Descriptive Corners'.B154] &amp; &quot;=&quot; &amp; ['Descriptive Corners'.D154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155]) &gt; 0; ['Descriptive Corners'.H155]; &quot;&quot;)">
            <text:p/>
          </table:table-cell>
          <table:table-cell table:style-name="ce16" table:formula="of:=IF(LEN(['Descriptive Corners'.H155]) &gt; 0;&quot;[PACENOTE::&quot; &amp; ['Descriptive Corners'.B155] &amp; &quot;]&quot; &amp; CHAR(10) &amp; IF(LEN(['Descriptive Corners'.A155]) &gt; 0;&quot;id=&quot; &amp; ['Descriptive Corners'.A155] &amp; CHAR(10);&quot;&quot;) &amp; &quot;Sounds=1&quot; &amp; CHAR(10) &amp; &quot;Snd0=&quot; &amp; LOWER(['Descriptive Corners'.B155]) &amp; &quot;.ogg&quot; &amp; CHAR(10) &amp; IF(LEN(['Descriptive Corners'.F155]) &gt; 0; &quot;link=&quot; &amp; ['Descriptive Corners'.F155] &amp; CHAR(10);&quot;&quot;) &amp; IF(LEN(['Descriptive Corners'.G155])&gt;0;&quot;standard=&quot; &amp; ['Descriptive Corners'.G155] &amp; CHAR(10);&quot;&quot;) &amp; &quot;column=&quot; &amp; ['Descriptive Corners'.I155] &amp; CHAR(10);&quot;&quot;)">
            <text:p/>
          </table:table-cell>
          <table:table-cell table:style-name="ce16" table:formula="of:=IF(LEN(['Descriptive Corners'.H155]) &gt; 0;IF(LEN(['Descriptive Corners'.B155]) &gt; 0;['Descriptive Corners'.B155] &amp; &quot;=&quot; &amp; ['Descriptive Corners'.C155]);&quot;&quot;)">
            <text:p/>
          </table:table-cell>
          <table:table-cell table:style-name="ce16" table:formula="of:=IF(LEN(['Descriptive Corners'.H155]) &gt; 0;IF(LEN(['Descriptive Corners'.B155]) &gt; 0;['Descriptive Corners'.B155] &amp; &quot;=&quot; &amp; ['Descriptive Corners'.D155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156]) &gt; 0; ['Descriptive Corners'.H156]; &quot;&quot;)">
            <text:p/>
          </table:table-cell>
          <table:table-cell table:style-name="ce16" table:formula="of:=IF(LEN(['Descriptive Corners'.H156]) &gt; 0;&quot;[PACENOTE::&quot; &amp; ['Descriptive Corners'.B156] &amp; &quot;]&quot; &amp; CHAR(10) &amp; IF(LEN(['Descriptive Corners'.A156]) &gt; 0;&quot;id=&quot; &amp; ['Descriptive Corners'.A156] &amp; CHAR(10);&quot;&quot;) &amp; &quot;Sounds=1&quot; &amp; CHAR(10) &amp; &quot;Snd0=&quot; &amp; LOWER(['Descriptive Corners'.B156]) &amp; &quot;.ogg&quot; &amp; CHAR(10) &amp; IF(LEN(['Descriptive Corners'.F156]) &gt; 0; &quot;link=&quot; &amp; ['Descriptive Corners'.F156] &amp; CHAR(10);&quot;&quot;) &amp; IF(LEN(['Descriptive Corners'.G156])&gt;0;&quot;standard=&quot; &amp; ['Descriptive Corners'.G156] &amp; CHAR(10);&quot;&quot;) &amp; &quot;column=&quot; &amp; ['Descriptive Corners'.I156] &amp; CHAR(10);&quot;&quot;)">
            <text:p/>
          </table:table-cell>
          <table:table-cell table:style-name="ce16" table:formula="of:=IF(LEN(['Descriptive Corners'.H156]) &gt; 0;IF(LEN(['Descriptive Corners'.B156]) &gt; 0;['Descriptive Corners'.B156] &amp; &quot;=&quot; &amp; ['Descriptive Corners'.C156]);&quot;&quot;)">
            <text:p/>
          </table:table-cell>
          <table:table-cell table:style-name="ce16" table:formula="of:=IF(LEN(['Descriptive Corners'.H156]) &gt; 0;IF(LEN(['Descriptive Corners'.B156]) &gt; 0;['Descriptive Corners'.B156] &amp; &quot;=&quot; &amp; ['Descriptive Corners'.D156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157]) &gt; 0; ['Descriptive Corners'.H157]; &quot;&quot;)">
            <text:p/>
          </table:table-cell>
          <table:table-cell table:style-name="ce16" table:formula="of:=IF(LEN(['Descriptive Corners'.H157]) &gt; 0;&quot;[PACENOTE::&quot; &amp; ['Descriptive Corners'.B157] &amp; &quot;]&quot; &amp; CHAR(10) &amp; IF(LEN(['Descriptive Corners'.A157]) &gt; 0;&quot;id=&quot; &amp; ['Descriptive Corners'.A157] &amp; CHAR(10);&quot;&quot;) &amp; &quot;Sounds=1&quot; &amp; CHAR(10) &amp; &quot;Snd0=&quot; &amp; LOWER(['Descriptive Corners'.B157]) &amp; &quot;.ogg&quot; &amp; CHAR(10) &amp; IF(LEN(['Descriptive Corners'.F157]) &gt; 0; &quot;link=&quot; &amp; ['Descriptive Corners'.F157] &amp; CHAR(10);&quot;&quot;) &amp; IF(LEN(['Descriptive Corners'.G157])&gt;0;&quot;standard=&quot; &amp; ['Descriptive Corners'.G157] &amp; CHAR(10);&quot;&quot;) &amp; &quot;column=&quot; &amp; ['Descriptive Corners'.I157] &amp; CHAR(10);&quot;&quot;)">
            <text:p/>
          </table:table-cell>
          <table:table-cell table:style-name="ce16" table:formula="of:=IF(LEN(['Descriptive Corners'.H157]) &gt; 0;IF(LEN(['Descriptive Corners'.B157]) &gt; 0;['Descriptive Corners'.B157] &amp; &quot;=&quot; &amp; ['Descriptive Corners'.C157]);&quot;&quot;)">
            <text:p/>
          </table:table-cell>
          <table:table-cell table:style-name="ce16" table:formula="of:=IF(LEN(['Descriptive Corners'.H157]) &gt; 0;IF(LEN(['Descriptive Corners'.B157]) &gt; 0;['Descriptive Corners'.B157] &amp; &quot;=&quot; &amp; ['Descriptive Corners'.D157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158]) &gt; 0; ['Descriptive Corners'.H158]; &quot;&quot;)">
            <text:p/>
          </table:table-cell>
          <table:table-cell table:style-name="ce16" table:formula="of:=IF(LEN(['Descriptive Corners'.H158]) &gt; 0;&quot;[PACENOTE::&quot; &amp; ['Descriptive Corners'.B158] &amp; &quot;]&quot; &amp; CHAR(10) &amp; IF(LEN(['Descriptive Corners'.A158]) &gt; 0;&quot;id=&quot; &amp; ['Descriptive Corners'.A158] &amp; CHAR(10);&quot;&quot;) &amp; &quot;Sounds=1&quot; &amp; CHAR(10) &amp; &quot;Snd0=&quot; &amp; LOWER(['Descriptive Corners'.B158]) &amp; &quot;.ogg&quot; &amp; CHAR(10) &amp; IF(LEN(['Descriptive Corners'.F158]) &gt; 0; &quot;link=&quot; &amp; ['Descriptive Corners'.F158] &amp; CHAR(10);&quot;&quot;) &amp; IF(LEN(['Descriptive Corners'.G158])&gt;0;&quot;standard=&quot; &amp; ['Descriptive Corners'.G158] &amp; CHAR(10);&quot;&quot;) &amp; &quot;column=&quot; &amp; ['Descriptive Corners'.I158] &amp; CHAR(10);&quot;&quot;)">
            <text:p/>
          </table:table-cell>
          <table:table-cell table:style-name="ce16" table:formula="of:=IF(LEN(['Descriptive Corners'.H158]) &gt; 0;IF(LEN(['Descriptive Corners'.B158]) &gt; 0;['Descriptive Corners'.B158] &amp; &quot;=&quot; &amp; ['Descriptive Corners'.C158]);&quot;&quot;)">
            <text:p/>
          </table:table-cell>
          <table:table-cell table:style-name="ce16" table:formula="of:=IF(LEN(['Descriptive Corners'.H158]) &gt; 0;IF(LEN(['Descriptive Corners'.B158]) &gt; 0;['Descriptive Corners'.B158] &amp; &quot;=&quot; &amp; ['Descriptive Corners'.D158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159]) &gt; 0; ['Descriptive Corners'.H159]; &quot;&quot;)">
            <text:p/>
          </table:table-cell>
          <table:table-cell table:style-name="ce16" table:formula="of:=IF(LEN(['Descriptive Corners'.H159]) &gt; 0;&quot;[PACENOTE::&quot; &amp; ['Descriptive Corners'.B159] &amp; &quot;]&quot; &amp; CHAR(10) &amp; IF(LEN(['Descriptive Corners'.A159]) &gt; 0;&quot;id=&quot; &amp; ['Descriptive Corners'.A159] &amp; CHAR(10);&quot;&quot;) &amp; &quot;Sounds=1&quot; &amp; CHAR(10) &amp; &quot;Snd0=&quot; &amp; LOWER(['Descriptive Corners'.B159]) &amp; &quot;.ogg&quot; &amp; CHAR(10) &amp; IF(LEN(['Descriptive Corners'.F159]) &gt; 0; &quot;link=&quot; &amp; ['Descriptive Corners'.F159] &amp; CHAR(10);&quot;&quot;) &amp; IF(LEN(['Descriptive Corners'.G159])&gt;0;&quot;standard=&quot; &amp; ['Descriptive Corners'.G159] &amp; CHAR(10);&quot;&quot;) &amp; &quot;column=&quot; &amp; ['Descriptive Corners'.I159] &amp; CHAR(10);&quot;&quot;)">
            <text:p/>
          </table:table-cell>
          <table:table-cell table:style-name="ce16" table:formula="of:=IF(LEN(['Descriptive Corners'.H159]) &gt; 0;IF(LEN(['Descriptive Corners'.B159]) &gt; 0;['Descriptive Corners'.B159] &amp; &quot;=&quot; &amp; ['Descriptive Corners'.C159]);&quot;&quot;)">
            <text:p/>
          </table:table-cell>
          <table:table-cell table:style-name="ce16" table:formula="of:=IF(LEN(['Descriptive Corners'.H159]) &gt; 0;IF(LEN(['Descriptive Corners'.B159]) &gt; 0;['Descriptive Corners'.B159] &amp; &quot;=&quot; &amp; ['Descriptive Corners'.D159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160]) &gt; 0; ['Descriptive Corners'.H160]; &quot;&quot;)">
            <text:p/>
          </table:table-cell>
          <table:table-cell table:style-name="ce16" table:formula="of:=IF(LEN(['Descriptive Corners'.H160]) &gt; 0;&quot;[PACENOTE::&quot; &amp; ['Descriptive Corners'.B160] &amp; &quot;]&quot; &amp; CHAR(10) &amp; IF(LEN(['Descriptive Corners'.A160]) &gt; 0;&quot;id=&quot; &amp; ['Descriptive Corners'.A160] &amp; CHAR(10);&quot;&quot;) &amp; &quot;Sounds=1&quot; &amp; CHAR(10) &amp; &quot;Snd0=&quot; &amp; LOWER(['Descriptive Corners'.B160]) &amp; &quot;.ogg&quot; &amp; CHAR(10) &amp; IF(LEN(['Descriptive Corners'.F160]) &gt; 0; &quot;link=&quot; &amp; ['Descriptive Corners'.F160] &amp; CHAR(10);&quot;&quot;) &amp; IF(LEN(['Descriptive Corners'.G160])&gt;0;&quot;standard=&quot; &amp; ['Descriptive Corners'.G160] &amp; CHAR(10);&quot;&quot;) &amp; &quot;column=&quot; &amp; ['Descriptive Corners'.I160] &amp; CHAR(10);&quot;&quot;)">
            <text:p/>
          </table:table-cell>
          <table:table-cell table:style-name="ce16" table:formula="of:=IF(LEN(['Descriptive Corners'.H160]) &gt; 0;IF(LEN(['Descriptive Corners'.B160]) &gt; 0;['Descriptive Corners'.B160] &amp; &quot;=&quot; &amp; ['Descriptive Corners'.C160]);&quot;&quot;)">
            <text:p/>
          </table:table-cell>
          <table:table-cell table:style-name="ce16" table:formula="of:=IF(LEN(['Descriptive Corners'.H160]) &gt; 0;IF(LEN(['Descriptive Corners'.B160]) &gt; 0;['Descriptive Corners'.B160] &amp; &quot;=&quot; &amp; ['Descriptive Corners'.D160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161]) &gt; 0; ['Descriptive Corners'.H161]; &quot;&quot;)">
            <text:p/>
          </table:table-cell>
          <table:table-cell table:style-name="ce16" table:formula="of:=IF(LEN(['Descriptive Corners'.H161]) &gt; 0;&quot;[PACENOTE::&quot; &amp; ['Descriptive Corners'.B161] &amp; &quot;]&quot; &amp; CHAR(10) &amp; IF(LEN(['Descriptive Corners'.A161]) &gt; 0;&quot;id=&quot; &amp; ['Descriptive Corners'.A161] &amp; CHAR(10);&quot;&quot;) &amp; &quot;Sounds=1&quot; &amp; CHAR(10) &amp; &quot;Snd0=&quot; &amp; LOWER(['Descriptive Corners'.B161]) &amp; &quot;.ogg&quot; &amp; CHAR(10) &amp; IF(LEN(['Descriptive Corners'.F161]) &gt; 0; &quot;link=&quot; &amp; ['Descriptive Corners'.F161] &amp; CHAR(10);&quot;&quot;) &amp; IF(LEN(['Descriptive Corners'.G161])&gt;0;&quot;standard=&quot; &amp; ['Descriptive Corners'.G161] &amp; CHAR(10);&quot;&quot;) &amp; &quot;column=&quot; &amp; ['Descriptive Corners'.I161] &amp; CHAR(10);&quot;&quot;)">
            <text:p/>
          </table:table-cell>
          <table:table-cell table:style-name="ce16" table:formula="of:=IF(LEN(['Descriptive Corners'.H161]) &gt; 0;IF(LEN(['Descriptive Corners'.B161]) &gt; 0;['Descriptive Corners'.B161] &amp; &quot;=&quot; &amp; ['Descriptive Corners'.C161]);&quot;&quot;)">
            <text:p/>
          </table:table-cell>
          <table:table-cell table:style-name="ce16" table:formula="of:=IF(LEN(['Descriptive Corners'.H161]) &gt; 0;IF(LEN(['Descriptive Corners'.B161]) &gt; 0;['Descriptive Corners'.B161] &amp; &quot;=&quot; &amp; ['Descriptive Corners'.D161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162]) &gt; 0; ['Descriptive Corners'.H162]; &quot;&quot;)">
            <text:p/>
          </table:table-cell>
          <table:table-cell table:style-name="ce16" table:formula="of:=IF(LEN(['Descriptive Corners'.H162]) &gt; 0;&quot;[PACENOTE::&quot; &amp; ['Descriptive Corners'.B162] &amp; &quot;]&quot; &amp; CHAR(10) &amp; IF(LEN(['Descriptive Corners'.A162]) &gt; 0;&quot;id=&quot; &amp; ['Descriptive Corners'.A162] &amp; CHAR(10);&quot;&quot;) &amp; &quot;Sounds=1&quot; &amp; CHAR(10) &amp; &quot;Snd0=&quot; &amp; LOWER(['Descriptive Corners'.B162]) &amp; &quot;.ogg&quot; &amp; CHAR(10) &amp; IF(LEN(['Descriptive Corners'.F162]) &gt; 0; &quot;link=&quot; &amp; ['Descriptive Corners'.F162] &amp; CHAR(10);&quot;&quot;) &amp; IF(LEN(['Descriptive Corners'.G162])&gt;0;&quot;standard=&quot; &amp; ['Descriptive Corners'.G162] &amp; CHAR(10);&quot;&quot;) &amp; &quot;column=&quot; &amp; ['Descriptive Corners'.I162] &amp; CHAR(10);&quot;&quot;)">
            <text:p/>
          </table:table-cell>
          <table:table-cell table:style-name="ce16" table:formula="of:=IF(LEN(['Descriptive Corners'.H162]) &gt; 0;IF(LEN(['Descriptive Corners'.B162]) &gt; 0;['Descriptive Corners'.B162] &amp; &quot;=&quot; &amp; ['Descriptive Corners'.C162]);&quot;&quot;)">
            <text:p/>
          </table:table-cell>
          <table:table-cell table:style-name="ce16" table:formula="of:=IF(LEN(['Descriptive Corners'.H162]) &gt; 0;IF(LEN(['Descriptive Corners'.B162]) &gt; 0;['Descriptive Corners'.B162] &amp; &quot;=&quot; &amp; ['Descriptive Corners'.D162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163]) &gt; 0; ['Descriptive Corners'.H163]; &quot;&quot;)">
            <text:p/>
          </table:table-cell>
          <table:table-cell table:style-name="ce16" table:formula="of:=IF(LEN(['Descriptive Corners'.H163]) &gt; 0;&quot;[PACENOTE::&quot; &amp; ['Descriptive Corners'.B163] &amp; &quot;]&quot; &amp; CHAR(10) &amp; IF(LEN(['Descriptive Corners'.A163]) &gt; 0;&quot;id=&quot; &amp; ['Descriptive Corners'.A163] &amp; CHAR(10);&quot;&quot;) &amp; &quot;Sounds=1&quot; &amp; CHAR(10) &amp; &quot;Snd0=&quot; &amp; LOWER(['Descriptive Corners'.B163]) &amp; &quot;.ogg&quot; &amp; CHAR(10) &amp; IF(LEN(['Descriptive Corners'.F163]) &gt; 0; &quot;link=&quot; &amp; ['Descriptive Corners'.F163] &amp; CHAR(10);&quot;&quot;) &amp; IF(LEN(['Descriptive Corners'.G163])&gt;0;&quot;standard=&quot; &amp; ['Descriptive Corners'.G163] &amp; CHAR(10);&quot;&quot;) &amp; &quot;column=&quot; &amp; ['Descriptive Corners'.I163] &amp; CHAR(10);&quot;&quot;)">
            <text:p/>
          </table:table-cell>
          <table:table-cell table:style-name="ce16" table:formula="of:=IF(LEN(['Descriptive Corners'.H163]) &gt; 0;IF(LEN(['Descriptive Corners'.B163]) &gt; 0;['Descriptive Corners'.B163] &amp; &quot;=&quot; &amp; ['Descriptive Corners'.C163]);&quot;&quot;)">
            <text:p/>
          </table:table-cell>
          <table:table-cell table:style-name="ce16" table:formula="of:=IF(LEN(['Descriptive Corners'.H163]) &gt; 0;IF(LEN(['Descriptive Corners'.B163]) &gt; 0;['Descriptive Corners'.B163] &amp; &quot;=&quot; &amp; ['Descriptive Corners'.D163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164]) &gt; 0; ['Descriptive Corners'.H164]; &quot;&quot;)">
            <text:p/>
          </table:table-cell>
          <table:table-cell table:style-name="ce16" table:formula="of:=IF(LEN(['Descriptive Corners'.H164]) &gt; 0;&quot;[PACENOTE::&quot; &amp; ['Descriptive Corners'.B164] &amp; &quot;]&quot; &amp; CHAR(10) &amp; IF(LEN(['Descriptive Corners'.A164]) &gt; 0;&quot;id=&quot; &amp; ['Descriptive Corners'.A164] &amp; CHAR(10);&quot;&quot;) &amp; &quot;Sounds=1&quot; &amp; CHAR(10) &amp; &quot;Snd0=&quot; &amp; LOWER(['Descriptive Corners'.B164]) &amp; &quot;.ogg&quot; &amp; CHAR(10) &amp; IF(LEN(['Descriptive Corners'.F164]) &gt; 0; &quot;link=&quot; &amp; ['Descriptive Corners'.F164] &amp; CHAR(10);&quot;&quot;) &amp; IF(LEN(['Descriptive Corners'.G164])&gt;0;&quot;standard=&quot; &amp; ['Descriptive Corners'.G164] &amp; CHAR(10);&quot;&quot;) &amp; &quot;column=&quot; &amp; ['Descriptive Corners'.I164] &amp; CHAR(10);&quot;&quot;)">
            <text:p/>
          </table:table-cell>
          <table:table-cell table:style-name="ce16" table:formula="of:=IF(LEN(['Descriptive Corners'.H164]) &gt; 0;IF(LEN(['Descriptive Corners'.B164]) &gt; 0;['Descriptive Corners'.B164] &amp; &quot;=&quot; &amp; ['Descriptive Corners'.C164]);&quot;&quot;)">
            <text:p/>
          </table:table-cell>
          <table:table-cell table:style-name="ce16" table:formula="of:=IF(LEN(['Descriptive Corners'.H164]) &gt; 0;IF(LEN(['Descriptive Corners'.B164]) &gt; 0;['Descriptive Corners'.B164] &amp; &quot;=&quot; &amp; ['Descriptive Corners'.D164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165]) &gt; 0; ['Descriptive Corners'.H165]; &quot;&quot;)">
            <text:p/>
          </table:table-cell>
          <table:table-cell table:style-name="ce16" table:formula="of:=IF(LEN(['Descriptive Corners'.H165]) &gt; 0;&quot;[PACENOTE::&quot; &amp; ['Descriptive Corners'.B165] &amp; &quot;]&quot; &amp; CHAR(10) &amp; IF(LEN(['Descriptive Corners'.A165]) &gt; 0;&quot;id=&quot; &amp; ['Descriptive Corners'.A165] &amp; CHAR(10);&quot;&quot;) &amp; &quot;Sounds=1&quot; &amp; CHAR(10) &amp; &quot;Snd0=&quot; &amp; LOWER(['Descriptive Corners'.B165]) &amp; &quot;.ogg&quot; &amp; CHAR(10) &amp; IF(LEN(['Descriptive Corners'.F165]) &gt; 0; &quot;link=&quot; &amp; ['Descriptive Corners'.F165] &amp; CHAR(10);&quot;&quot;) &amp; IF(LEN(['Descriptive Corners'.G165])&gt;0;&quot;standard=&quot; &amp; ['Descriptive Corners'.G165] &amp; CHAR(10);&quot;&quot;) &amp; &quot;column=&quot; &amp; ['Descriptive Corners'.I165] &amp; CHAR(10);&quot;&quot;)">
            <text:p/>
          </table:table-cell>
          <table:table-cell table:style-name="ce16" table:formula="of:=IF(LEN(['Descriptive Corners'.H165]) &gt; 0;IF(LEN(['Descriptive Corners'.B165]) &gt; 0;['Descriptive Corners'.B165] &amp; &quot;=&quot; &amp; ['Descriptive Corners'.C165]);&quot;&quot;)">
            <text:p/>
          </table:table-cell>
          <table:table-cell table:style-name="ce16" table:formula="of:=IF(LEN(['Descriptive Corners'.H165]) &gt; 0;IF(LEN(['Descriptive Corners'.B165]) &gt; 0;['Descriptive Corners'.B165] &amp; &quot;=&quot; &amp; ['Descriptive Corners'.D165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166]) &gt; 0; ['Descriptive Corners'.H166]; &quot;&quot;)">
            <text:p/>
          </table:table-cell>
          <table:table-cell table:style-name="ce16" table:formula="of:=IF(LEN(['Descriptive Corners'.H166]) &gt; 0;&quot;[PACENOTE::&quot; &amp; ['Descriptive Corners'.B166] &amp; &quot;]&quot; &amp; CHAR(10) &amp; IF(LEN(['Descriptive Corners'.A166]) &gt; 0;&quot;id=&quot; &amp; ['Descriptive Corners'.A166] &amp; CHAR(10);&quot;&quot;) &amp; &quot;Sounds=1&quot; &amp; CHAR(10) &amp; &quot;Snd0=&quot; &amp; LOWER(['Descriptive Corners'.B166]) &amp; &quot;.ogg&quot; &amp; CHAR(10) &amp; IF(LEN(['Descriptive Corners'.F166]) &gt; 0; &quot;link=&quot; &amp; ['Descriptive Corners'.F166] &amp; CHAR(10);&quot;&quot;) &amp; IF(LEN(['Descriptive Corners'.G166])&gt;0;&quot;standard=&quot; &amp; ['Descriptive Corners'.G166] &amp; CHAR(10);&quot;&quot;) &amp; &quot;column=&quot; &amp; ['Descriptive Corners'.I166] &amp; CHAR(10);&quot;&quot;)">
            <text:p/>
          </table:table-cell>
          <table:table-cell table:style-name="ce16" table:formula="of:=IF(LEN(['Descriptive Corners'.H166]) &gt; 0;IF(LEN(['Descriptive Corners'.B166]) &gt; 0;['Descriptive Corners'.B166] &amp; &quot;=&quot; &amp; ['Descriptive Corners'.C166]);&quot;&quot;)">
            <text:p/>
          </table:table-cell>
          <table:table-cell table:style-name="ce16" table:formula="of:=IF(LEN(['Descriptive Corners'.H166]) &gt; 0;IF(LEN(['Descriptive Corners'.B166]) &gt; 0;['Descriptive Corners'.B166] &amp; &quot;=&quot; &amp; ['Descriptive Corners'.D166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167]) &gt; 0; ['Descriptive Corners'.H167]; &quot;&quot;)">
            <text:p/>
          </table:table-cell>
          <table:table-cell table:style-name="ce16" table:formula="of:=IF(LEN(['Descriptive Corners'.H167]) &gt; 0;&quot;[PACENOTE::&quot; &amp; ['Descriptive Corners'.B167] &amp; &quot;]&quot; &amp; CHAR(10) &amp; IF(LEN(['Descriptive Corners'.A167]) &gt; 0;&quot;id=&quot; &amp; ['Descriptive Corners'.A167] &amp; CHAR(10);&quot;&quot;) &amp; &quot;Sounds=1&quot; &amp; CHAR(10) &amp; &quot;Snd0=&quot; &amp; LOWER(['Descriptive Corners'.B167]) &amp; &quot;.ogg&quot; &amp; CHAR(10) &amp; IF(LEN(['Descriptive Corners'.F167]) &gt; 0; &quot;link=&quot; &amp; ['Descriptive Corners'.F167] &amp; CHAR(10);&quot;&quot;) &amp; IF(LEN(['Descriptive Corners'.G167])&gt;0;&quot;standard=&quot; &amp; ['Descriptive Corners'.G167] &amp; CHAR(10);&quot;&quot;) &amp; &quot;column=&quot; &amp; ['Descriptive Corners'.I167] &amp; CHAR(10);&quot;&quot;)">
            <text:p/>
          </table:table-cell>
          <table:table-cell table:style-name="ce16" table:formula="of:=IF(LEN(['Descriptive Corners'.H167]) &gt; 0;IF(LEN(['Descriptive Corners'.B167]) &gt; 0;['Descriptive Corners'.B167] &amp; &quot;=&quot; &amp; ['Descriptive Corners'.C167]);&quot;&quot;)">
            <text:p/>
          </table:table-cell>
          <table:table-cell table:style-name="ce16" table:formula="of:=IF(LEN(['Descriptive Corners'.H167]) &gt; 0;IF(LEN(['Descriptive Corners'.B167]) &gt; 0;['Descriptive Corners'.B167] &amp; &quot;=&quot; &amp; ['Descriptive Corners'.D167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168]) &gt; 0; ['Descriptive Corners'.H168]; &quot;&quot;)">
            <text:p/>
          </table:table-cell>
          <table:table-cell table:style-name="ce16" table:formula="of:=IF(LEN(['Descriptive Corners'.H168]) &gt; 0;&quot;[PACENOTE::&quot; &amp; ['Descriptive Corners'.B168] &amp; &quot;]&quot; &amp; CHAR(10) &amp; IF(LEN(['Descriptive Corners'.A168]) &gt; 0;&quot;id=&quot; &amp; ['Descriptive Corners'.A168] &amp; CHAR(10);&quot;&quot;) &amp; &quot;Sounds=1&quot; &amp; CHAR(10) &amp; &quot;Snd0=&quot; &amp; LOWER(['Descriptive Corners'.B168]) &amp; &quot;.ogg&quot; &amp; CHAR(10) &amp; IF(LEN(['Descriptive Corners'.F168]) &gt; 0; &quot;link=&quot; &amp; ['Descriptive Corners'.F168] &amp; CHAR(10);&quot;&quot;) &amp; IF(LEN(['Descriptive Corners'.G168])&gt;0;&quot;standard=&quot; &amp; ['Descriptive Corners'.G168] &amp; CHAR(10);&quot;&quot;) &amp; &quot;column=&quot; &amp; ['Descriptive Corners'.I168] &amp; CHAR(10);&quot;&quot;)">
            <text:p/>
          </table:table-cell>
          <table:table-cell table:style-name="ce16" table:formula="of:=IF(LEN(['Descriptive Corners'.H168]) &gt; 0;IF(LEN(['Descriptive Corners'.B168]) &gt; 0;['Descriptive Corners'.B168] &amp; &quot;=&quot; &amp; ['Descriptive Corners'.C168]);&quot;&quot;)">
            <text:p/>
          </table:table-cell>
          <table:table-cell table:style-name="ce16" table:formula="of:=IF(LEN(['Descriptive Corners'.H168]) &gt; 0;IF(LEN(['Descriptive Corners'.B168]) &gt; 0;['Descriptive Corners'.B168] &amp; &quot;=&quot; &amp; ['Descriptive Corners'.D168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169]) &gt; 0; ['Descriptive Corners'.H169]; &quot;&quot;)">
            <text:p/>
          </table:table-cell>
          <table:table-cell table:style-name="ce16" table:formula="of:=IF(LEN(['Descriptive Corners'.H169]) &gt; 0;&quot;[PACENOTE::&quot; &amp; ['Descriptive Corners'.B169] &amp; &quot;]&quot; &amp; CHAR(10) &amp; IF(LEN(['Descriptive Corners'.A169]) &gt; 0;&quot;id=&quot; &amp; ['Descriptive Corners'.A169] &amp; CHAR(10);&quot;&quot;) &amp; &quot;Sounds=1&quot; &amp; CHAR(10) &amp; &quot;Snd0=&quot; &amp; LOWER(['Descriptive Corners'.B169]) &amp; &quot;.ogg&quot; &amp; CHAR(10) &amp; IF(LEN(['Descriptive Corners'.F169]) &gt; 0; &quot;link=&quot; &amp; ['Descriptive Corners'.F169] &amp; CHAR(10);&quot;&quot;) &amp; IF(LEN(['Descriptive Corners'.G169])&gt;0;&quot;standard=&quot; &amp; ['Descriptive Corners'.G169] &amp; CHAR(10);&quot;&quot;) &amp; &quot;column=&quot; &amp; ['Descriptive Corners'.I169] &amp; CHAR(10);&quot;&quot;)">
            <text:p/>
          </table:table-cell>
          <table:table-cell table:style-name="ce16" table:formula="of:=IF(LEN(['Descriptive Corners'.H169]) &gt; 0;IF(LEN(['Descriptive Corners'.B169]) &gt; 0;['Descriptive Corners'.B169] &amp; &quot;=&quot; &amp; ['Descriptive Corners'.C169]);&quot;&quot;)">
            <text:p/>
          </table:table-cell>
          <table:table-cell table:style-name="ce16" table:formula="of:=IF(LEN(['Descriptive Corners'.H169]) &gt; 0;IF(LEN(['Descriptive Corners'.B169]) &gt; 0;['Descriptive Corners'.B169] &amp; &quot;=&quot; &amp; ['Descriptive Corners'.D169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170]) &gt; 0; ['Descriptive Corners'.H170]; &quot;&quot;)">
            <text:p/>
          </table:table-cell>
          <table:table-cell table:style-name="ce16" table:formula="of:=IF(LEN(['Descriptive Corners'.H170]) &gt; 0;&quot;[PACENOTE::&quot; &amp; ['Descriptive Corners'.B170] &amp; &quot;]&quot; &amp; CHAR(10) &amp; IF(LEN(['Descriptive Corners'.A170]) &gt; 0;&quot;id=&quot; &amp; ['Descriptive Corners'.A170] &amp; CHAR(10);&quot;&quot;) &amp; &quot;Sounds=1&quot; &amp; CHAR(10) &amp; &quot;Snd0=&quot; &amp; LOWER(['Descriptive Corners'.B170]) &amp; &quot;.ogg&quot; &amp; CHAR(10) &amp; IF(LEN(['Descriptive Corners'.F170]) &gt; 0; &quot;link=&quot; &amp; ['Descriptive Corners'.F170] &amp; CHAR(10);&quot;&quot;) &amp; IF(LEN(['Descriptive Corners'.G170])&gt;0;&quot;standard=&quot; &amp; ['Descriptive Corners'.G170] &amp; CHAR(10);&quot;&quot;) &amp; &quot;column=&quot; &amp; ['Descriptive Corners'.I170] &amp; CHAR(10);&quot;&quot;)">
            <text:p/>
          </table:table-cell>
          <table:table-cell table:style-name="ce16" table:formula="of:=IF(LEN(['Descriptive Corners'.H170]) &gt; 0;IF(LEN(['Descriptive Corners'.B170]) &gt; 0;['Descriptive Corners'.B170] &amp; &quot;=&quot; &amp; ['Descriptive Corners'.C170]);&quot;&quot;)">
            <text:p/>
          </table:table-cell>
          <table:table-cell table:style-name="ce16" table:formula="of:=IF(LEN(['Descriptive Corners'.H170]) &gt; 0;IF(LEN(['Descriptive Corners'.B170]) &gt; 0;['Descriptive Corners'.B170] &amp; &quot;=&quot; &amp; ['Descriptive Corners'.D170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171]) &gt; 0; ['Descriptive Corners'.H171]; &quot;&quot;)">
            <text:p/>
          </table:table-cell>
          <table:table-cell table:style-name="ce16" table:formula="of:=IF(LEN(['Descriptive Corners'.H171]) &gt; 0;&quot;[PACENOTE::&quot; &amp; ['Descriptive Corners'.B171] &amp; &quot;]&quot; &amp; CHAR(10) &amp; IF(LEN(['Descriptive Corners'.A171]) &gt; 0;&quot;id=&quot; &amp; ['Descriptive Corners'.A171] &amp; CHAR(10);&quot;&quot;) &amp; &quot;Sounds=1&quot; &amp; CHAR(10) &amp; &quot;Snd0=&quot; &amp; LOWER(['Descriptive Corners'.B171]) &amp; &quot;.ogg&quot; &amp; CHAR(10) &amp; IF(LEN(['Descriptive Corners'.F171]) &gt; 0; &quot;link=&quot; &amp; ['Descriptive Corners'.F171] &amp; CHAR(10);&quot;&quot;) &amp; IF(LEN(['Descriptive Corners'.G171])&gt;0;&quot;standard=&quot; &amp; ['Descriptive Corners'.G171] &amp; CHAR(10);&quot;&quot;) &amp; &quot;column=&quot; &amp; ['Descriptive Corners'.I171] &amp; CHAR(10);&quot;&quot;)">
            <text:p/>
          </table:table-cell>
          <table:table-cell table:style-name="ce16" table:formula="of:=IF(LEN(['Descriptive Corners'.H171]) &gt; 0;IF(LEN(['Descriptive Corners'.B171]) &gt; 0;['Descriptive Corners'.B171] &amp; &quot;=&quot; &amp; ['Descriptive Corners'.C171]);&quot;&quot;)">
            <text:p/>
          </table:table-cell>
          <table:table-cell table:style-name="ce16" table:formula="of:=IF(LEN(['Descriptive Corners'.H171]) &gt; 0;IF(LEN(['Descriptive Corners'.B171]) &gt; 0;['Descriptive Corners'.B171] &amp; &quot;=&quot; &amp; ['Descriptive Corners'.D171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172]) &gt; 0; ['Descriptive Corners'.H172]; &quot;&quot;)">
            <text:p/>
          </table:table-cell>
          <table:table-cell table:style-name="ce16" table:formula="of:=IF(LEN(['Descriptive Corners'.H172]) &gt; 0;&quot;[PACENOTE::&quot; &amp; ['Descriptive Corners'.B172] &amp; &quot;]&quot; &amp; CHAR(10) &amp; IF(LEN(['Descriptive Corners'.A172]) &gt; 0;&quot;id=&quot; &amp; ['Descriptive Corners'.A172] &amp; CHAR(10);&quot;&quot;) &amp; &quot;Sounds=1&quot; &amp; CHAR(10) &amp; &quot;Snd0=&quot; &amp; LOWER(['Descriptive Corners'.B172]) &amp; &quot;.ogg&quot; &amp; CHAR(10) &amp; IF(LEN(['Descriptive Corners'.F172]) &gt; 0; &quot;link=&quot; &amp; ['Descriptive Corners'.F172] &amp; CHAR(10);&quot;&quot;) &amp; IF(LEN(['Descriptive Corners'.G172])&gt;0;&quot;standard=&quot; &amp; ['Descriptive Corners'.G172] &amp; CHAR(10);&quot;&quot;) &amp; &quot;column=&quot; &amp; ['Descriptive Corners'.I172] &amp; CHAR(10);&quot;&quot;)">
            <text:p/>
          </table:table-cell>
          <table:table-cell table:style-name="ce16" table:formula="of:=IF(LEN(['Descriptive Corners'.H172]) &gt; 0;IF(LEN(['Descriptive Corners'.B172]) &gt; 0;['Descriptive Corners'.B172] &amp; &quot;=&quot; &amp; ['Descriptive Corners'.C172]);&quot;&quot;)">
            <text:p/>
          </table:table-cell>
          <table:table-cell table:style-name="ce16" table:formula="of:=IF(LEN(['Descriptive Corners'.H172]) &gt; 0;IF(LEN(['Descriptive Corners'.B172]) &gt; 0;['Descriptive Corners'.B172] &amp; &quot;=&quot; &amp; ['Descriptive Corners'.D172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173]) &gt; 0; ['Descriptive Corners'.H173]; &quot;&quot;)">
            <text:p/>
          </table:table-cell>
          <table:table-cell table:style-name="ce16" table:formula="of:=IF(LEN(['Descriptive Corners'.H173]) &gt; 0;&quot;[PACENOTE::&quot; &amp; ['Descriptive Corners'.B173] &amp; &quot;]&quot; &amp; CHAR(10) &amp; IF(LEN(['Descriptive Corners'.A173]) &gt; 0;&quot;id=&quot; &amp; ['Descriptive Corners'.A173] &amp; CHAR(10);&quot;&quot;) &amp; &quot;Sounds=1&quot; &amp; CHAR(10) &amp; &quot;Snd0=&quot; &amp; LOWER(['Descriptive Corners'.B173]) &amp; &quot;.ogg&quot; &amp; CHAR(10) &amp; IF(LEN(['Descriptive Corners'.F173]) &gt; 0; &quot;link=&quot; &amp; ['Descriptive Corners'.F173] &amp; CHAR(10);&quot;&quot;) &amp; IF(LEN(['Descriptive Corners'.G173])&gt;0;&quot;standard=&quot; &amp; ['Descriptive Corners'.G173] &amp; CHAR(10);&quot;&quot;) &amp; &quot;column=&quot; &amp; ['Descriptive Corners'.I173] &amp; CHAR(10);&quot;&quot;)">
            <text:p/>
          </table:table-cell>
          <table:table-cell table:style-name="ce16" table:formula="of:=IF(LEN(['Descriptive Corners'.H173]) &gt; 0;IF(LEN(['Descriptive Corners'.B173]) &gt; 0;['Descriptive Corners'.B173] &amp; &quot;=&quot; &amp; ['Descriptive Corners'.C173]);&quot;&quot;)">
            <text:p/>
          </table:table-cell>
          <table:table-cell table:style-name="ce16" table:formula="of:=IF(LEN(['Descriptive Corners'.H173]) &gt; 0;IF(LEN(['Descriptive Corners'.B173]) &gt; 0;['Descriptive Corners'.B173] &amp; &quot;=&quot; &amp; ['Descriptive Corners'.D173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174]) &gt; 0; ['Descriptive Corners'.H174]; &quot;&quot;)">
            <text:p/>
          </table:table-cell>
          <table:table-cell table:style-name="ce16" table:formula="of:=IF(LEN(['Descriptive Corners'.H174]) &gt; 0;&quot;[PACENOTE::&quot; &amp; ['Descriptive Corners'.B174] &amp; &quot;]&quot; &amp; CHAR(10) &amp; IF(LEN(['Descriptive Corners'.A174]) &gt; 0;&quot;id=&quot; &amp; ['Descriptive Corners'.A174] &amp; CHAR(10);&quot;&quot;) &amp; &quot;Sounds=1&quot; &amp; CHAR(10) &amp; &quot;Snd0=&quot; &amp; LOWER(['Descriptive Corners'.B174]) &amp; &quot;.ogg&quot; &amp; CHAR(10) &amp; IF(LEN(['Descriptive Corners'.F174]) &gt; 0; &quot;link=&quot; &amp; ['Descriptive Corners'.F174] &amp; CHAR(10);&quot;&quot;) &amp; IF(LEN(['Descriptive Corners'.G174])&gt;0;&quot;standard=&quot; &amp; ['Descriptive Corners'.G174] &amp; CHAR(10);&quot;&quot;) &amp; &quot;column=&quot; &amp; ['Descriptive Corners'.I174] &amp; CHAR(10);&quot;&quot;)">
            <text:p/>
          </table:table-cell>
          <table:table-cell table:style-name="ce16" table:formula="of:=IF(LEN(['Descriptive Corners'.H174]) &gt; 0;IF(LEN(['Descriptive Corners'.B174]) &gt; 0;['Descriptive Corners'.B174] &amp; &quot;=&quot; &amp; ['Descriptive Corners'.C174]);&quot;&quot;)">
            <text:p/>
          </table:table-cell>
          <table:table-cell table:style-name="ce16" table:formula="of:=IF(LEN(['Descriptive Corners'.H174]) &gt; 0;IF(LEN(['Descriptive Corners'.B174]) &gt; 0;['Descriptive Corners'.B174] &amp; &quot;=&quot; &amp; ['Descriptive Corners'.D174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175]) &gt; 0; ['Descriptive Corners'.H175]; &quot;&quot;)">
            <text:p/>
          </table:table-cell>
          <table:table-cell table:style-name="ce16" table:formula="of:=IF(LEN(['Descriptive Corners'.H175]) &gt; 0;&quot;[PACENOTE::&quot; &amp; ['Descriptive Corners'.B175] &amp; &quot;]&quot; &amp; CHAR(10) &amp; IF(LEN(['Descriptive Corners'.A175]) &gt; 0;&quot;id=&quot; &amp; ['Descriptive Corners'.A175] &amp; CHAR(10);&quot;&quot;) &amp; &quot;Sounds=1&quot; &amp; CHAR(10) &amp; &quot;Snd0=&quot; &amp; LOWER(['Descriptive Corners'.B175]) &amp; &quot;.ogg&quot; &amp; CHAR(10) &amp; IF(LEN(['Descriptive Corners'.F175]) &gt; 0; &quot;link=&quot; &amp; ['Descriptive Corners'.F175] &amp; CHAR(10);&quot;&quot;) &amp; IF(LEN(['Descriptive Corners'.G175])&gt;0;&quot;standard=&quot; &amp; ['Descriptive Corners'.G175] &amp; CHAR(10);&quot;&quot;) &amp; &quot;column=&quot; &amp; ['Descriptive Corners'.I175] &amp; CHAR(10);&quot;&quot;)">
            <text:p/>
          </table:table-cell>
          <table:table-cell table:style-name="ce16" table:formula="of:=IF(LEN(['Descriptive Corners'.H175]) &gt; 0;IF(LEN(['Descriptive Corners'.B175]) &gt; 0;['Descriptive Corners'.B175] &amp; &quot;=&quot; &amp; ['Descriptive Corners'.C175]);&quot;&quot;)">
            <text:p/>
          </table:table-cell>
          <table:table-cell table:style-name="ce16" table:formula="of:=IF(LEN(['Descriptive Corners'.H175]) &gt; 0;IF(LEN(['Descriptive Corners'.B175]) &gt; 0;['Descriptive Corners'.B175] &amp; &quot;=&quot; &amp; ['Descriptive Corners'.D175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176]) &gt; 0; ['Descriptive Corners'.H176]; &quot;&quot;)">
            <text:p/>
          </table:table-cell>
          <table:table-cell table:style-name="ce16" table:formula="of:=IF(LEN(['Descriptive Corners'.H176]) &gt; 0;&quot;[PACENOTE::&quot; &amp; ['Descriptive Corners'.B176] &amp; &quot;]&quot; &amp; CHAR(10) &amp; IF(LEN(['Descriptive Corners'.A176]) &gt; 0;&quot;id=&quot; &amp; ['Descriptive Corners'.A176] &amp; CHAR(10);&quot;&quot;) &amp; &quot;Sounds=1&quot; &amp; CHAR(10) &amp; &quot;Snd0=&quot; &amp; LOWER(['Descriptive Corners'.B176]) &amp; &quot;.ogg&quot; &amp; CHAR(10) &amp; IF(LEN(['Descriptive Corners'.F176]) &gt; 0; &quot;link=&quot; &amp; ['Descriptive Corners'.F176] &amp; CHAR(10);&quot;&quot;) &amp; IF(LEN(['Descriptive Corners'.G176])&gt;0;&quot;standard=&quot; &amp; ['Descriptive Corners'.G176] &amp; CHAR(10);&quot;&quot;) &amp; &quot;column=&quot; &amp; ['Descriptive Corners'.I176] &amp; CHAR(10);&quot;&quot;)">
            <text:p/>
          </table:table-cell>
          <table:table-cell table:style-name="ce16" table:formula="of:=IF(LEN(['Descriptive Corners'.H176]) &gt; 0;IF(LEN(['Descriptive Corners'.B176]) &gt; 0;['Descriptive Corners'.B176] &amp; &quot;=&quot; &amp; ['Descriptive Corners'.C176]);&quot;&quot;)">
            <text:p/>
          </table:table-cell>
          <table:table-cell table:style-name="ce16" table:formula="of:=IF(LEN(['Descriptive Corners'.H176]) &gt; 0;IF(LEN(['Descriptive Corners'.B176]) &gt; 0;['Descriptive Corners'.B176] &amp; &quot;=&quot; &amp; ['Descriptive Corners'.D176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177]) &gt; 0; ['Descriptive Corners'.H177]; &quot;&quot;)">
            <text:p/>
          </table:table-cell>
          <table:table-cell table:style-name="ce16" table:formula="of:=IF(LEN(['Descriptive Corners'.H177]) &gt; 0;&quot;[PACENOTE::&quot; &amp; ['Descriptive Corners'.B177] &amp; &quot;]&quot; &amp; CHAR(10) &amp; IF(LEN(['Descriptive Corners'.A177]) &gt; 0;&quot;id=&quot; &amp; ['Descriptive Corners'.A177] &amp; CHAR(10);&quot;&quot;) &amp; &quot;Sounds=1&quot; &amp; CHAR(10) &amp; &quot;Snd0=&quot; &amp; LOWER(['Descriptive Corners'.B177]) &amp; &quot;.ogg&quot; &amp; CHAR(10) &amp; IF(LEN(['Descriptive Corners'.F177]) &gt; 0; &quot;link=&quot; &amp; ['Descriptive Corners'.F177] &amp; CHAR(10);&quot;&quot;) &amp; IF(LEN(['Descriptive Corners'.G177])&gt;0;&quot;standard=&quot; &amp; ['Descriptive Corners'.G177] &amp; CHAR(10);&quot;&quot;) &amp; &quot;column=&quot; &amp; ['Descriptive Corners'.I177] &amp; CHAR(10);&quot;&quot;)">
            <text:p/>
          </table:table-cell>
          <table:table-cell table:style-name="ce16" table:formula="of:=IF(LEN(['Descriptive Corners'.H177]) &gt; 0;IF(LEN(['Descriptive Corners'.B177]) &gt; 0;['Descriptive Corners'.B177] &amp; &quot;=&quot; &amp; ['Descriptive Corners'.C177]);&quot;&quot;)">
            <text:p/>
          </table:table-cell>
          <table:table-cell table:style-name="ce16" table:formula="of:=IF(LEN(['Descriptive Corners'.H177]) &gt; 0;IF(LEN(['Descriptive Corners'.B177]) &gt; 0;['Descriptive Corners'.B177] &amp; &quot;=&quot; &amp; ['Descriptive Corners'.D177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178]) &gt; 0; ['Descriptive Corners'.H178]; &quot;&quot;)">
            <text:p/>
          </table:table-cell>
          <table:table-cell table:style-name="ce16" table:formula="of:=IF(LEN(['Descriptive Corners'.H178]) &gt; 0;&quot;[PACENOTE::&quot; &amp; ['Descriptive Corners'.B178] &amp; &quot;]&quot; &amp; CHAR(10) &amp; IF(LEN(['Descriptive Corners'.A178]) &gt; 0;&quot;id=&quot; &amp; ['Descriptive Corners'.A178] &amp; CHAR(10);&quot;&quot;) &amp; &quot;Sounds=1&quot; &amp; CHAR(10) &amp; &quot;Snd0=&quot; &amp; LOWER(['Descriptive Corners'.B178]) &amp; &quot;.ogg&quot; &amp; CHAR(10) &amp; IF(LEN(['Descriptive Corners'.F178]) &gt; 0; &quot;link=&quot; &amp; ['Descriptive Corners'.F178] &amp; CHAR(10);&quot;&quot;) &amp; IF(LEN(['Descriptive Corners'.G178])&gt;0;&quot;standard=&quot; &amp; ['Descriptive Corners'.G178] &amp; CHAR(10);&quot;&quot;) &amp; &quot;column=&quot; &amp; ['Descriptive Corners'.I178] &amp; CHAR(10);&quot;&quot;)">
            <text:p/>
          </table:table-cell>
          <table:table-cell table:style-name="ce16" table:formula="of:=IF(LEN(['Descriptive Corners'.H178]) &gt; 0;IF(LEN(['Descriptive Corners'.B178]) &gt; 0;['Descriptive Corners'.B178] &amp; &quot;=&quot; &amp; ['Descriptive Corners'.C178]);&quot;&quot;)">
            <text:p/>
          </table:table-cell>
          <table:table-cell table:style-name="ce16" table:formula="of:=IF(LEN(['Descriptive Corners'.H178]) &gt; 0;IF(LEN(['Descriptive Corners'.B178]) &gt; 0;['Descriptive Corners'.B178] &amp; &quot;=&quot; &amp; ['Descriptive Corners'.D178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179]) &gt; 0; ['Descriptive Corners'.H179]; &quot;&quot;)">
            <text:p/>
          </table:table-cell>
          <table:table-cell table:style-name="ce16" table:formula="of:=IF(LEN(['Descriptive Corners'.H179]) &gt; 0;&quot;[PACENOTE::&quot; &amp; ['Descriptive Corners'.B179] &amp; &quot;]&quot; &amp; CHAR(10) &amp; IF(LEN(['Descriptive Corners'.A179]) &gt; 0;&quot;id=&quot; &amp; ['Descriptive Corners'.A179] &amp; CHAR(10);&quot;&quot;) &amp; &quot;Sounds=1&quot; &amp; CHAR(10) &amp; &quot;Snd0=&quot; &amp; LOWER(['Descriptive Corners'.B179]) &amp; &quot;.ogg&quot; &amp; CHAR(10) &amp; IF(LEN(['Descriptive Corners'.F179]) &gt; 0; &quot;link=&quot; &amp; ['Descriptive Corners'.F179] &amp; CHAR(10);&quot;&quot;) &amp; IF(LEN(['Descriptive Corners'.G179])&gt;0;&quot;standard=&quot; &amp; ['Descriptive Corners'.G179] &amp; CHAR(10);&quot;&quot;) &amp; &quot;column=&quot; &amp; ['Descriptive Corners'.I179] &amp; CHAR(10);&quot;&quot;)">
            <text:p/>
          </table:table-cell>
          <table:table-cell table:style-name="ce16" table:formula="of:=IF(LEN(['Descriptive Corners'.H179]) &gt; 0;IF(LEN(['Descriptive Corners'.B179]) &gt; 0;['Descriptive Corners'.B179] &amp; &quot;=&quot; &amp; ['Descriptive Corners'.C179]);&quot;&quot;)">
            <text:p/>
          </table:table-cell>
          <table:table-cell table:style-name="ce16" table:formula="of:=IF(LEN(['Descriptive Corners'.H179]) &gt; 0;IF(LEN(['Descriptive Corners'.B179]) &gt; 0;['Descriptive Corners'.B179] &amp; &quot;=&quot; &amp; ['Descriptive Corners'.D179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180]) &gt; 0; ['Descriptive Corners'.H180]; &quot;&quot;)">
            <text:p/>
          </table:table-cell>
          <table:table-cell table:style-name="ce16" table:formula="of:=IF(LEN(['Descriptive Corners'.H180]) &gt; 0;&quot;[PACENOTE::&quot; &amp; ['Descriptive Corners'.B180] &amp; &quot;]&quot; &amp; CHAR(10) &amp; IF(LEN(['Descriptive Corners'.A180]) &gt; 0;&quot;id=&quot; &amp; ['Descriptive Corners'.A180] &amp; CHAR(10);&quot;&quot;) &amp; &quot;Sounds=1&quot; &amp; CHAR(10) &amp; &quot;Snd0=&quot; &amp; LOWER(['Descriptive Corners'.B180]) &amp; &quot;.ogg&quot; &amp; CHAR(10) &amp; IF(LEN(['Descriptive Corners'.F180]) &gt; 0; &quot;link=&quot; &amp; ['Descriptive Corners'.F180] &amp; CHAR(10);&quot;&quot;) &amp; IF(LEN(['Descriptive Corners'.G180])&gt;0;&quot;standard=&quot; &amp; ['Descriptive Corners'.G180] &amp; CHAR(10);&quot;&quot;) &amp; &quot;column=&quot; &amp; ['Descriptive Corners'.I180] &amp; CHAR(10);&quot;&quot;)">
            <text:p/>
          </table:table-cell>
          <table:table-cell table:style-name="ce16" table:formula="of:=IF(LEN(['Descriptive Corners'.H180]) &gt; 0;IF(LEN(['Descriptive Corners'.B180]) &gt; 0;['Descriptive Corners'.B180] &amp; &quot;=&quot; &amp; ['Descriptive Corners'.C180]);&quot;&quot;)">
            <text:p/>
          </table:table-cell>
          <table:table-cell table:style-name="ce16" table:formula="of:=IF(LEN(['Descriptive Corners'.H180]) &gt; 0;IF(LEN(['Descriptive Corners'.B180]) &gt; 0;['Descriptive Corners'.B180] &amp; &quot;=&quot; &amp; ['Descriptive Corners'.D180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181]) &gt; 0; ['Descriptive Corners'.H181]; &quot;&quot;)">
            <text:p/>
          </table:table-cell>
          <table:table-cell table:style-name="ce16" table:formula="of:=IF(LEN(['Descriptive Corners'.H181]) &gt; 0;&quot;[PACENOTE::&quot; &amp; ['Descriptive Corners'.B181] &amp; &quot;]&quot; &amp; CHAR(10) &amp; IF(LEN(['Descriptive Corners'.A181]) &gt; 0;&quot;id=&quot; &amp; ['Descriptive Corners'.A181] &amp; CHAR(10);&quot;&quot;) &amp; &quot;Sounds=1&quot; &amp; CHAR(10) &amp; &quot;Snd0=&quot; &amp; LOWER(['Descriptive Corners'.B181]) &amp; &quot;.ogg&quot; &amp; CHAR(10) &amp; IF(LEN(['Descriptive Corners'.F181]) &gt; 0; &quot;link=&quot; &amp; ['Descriptive Corners'.F181] &amp; CHAR(10);&quot;&quot;) &amp; IF(LEN(['Descriptive Corners'.G181])&gt;0;&quot;standard=&quot; &amp; ['Descriptive Corners'.G181] &amp; CHAR(10);&quot;&quot;) &amp; &quot;column=&quot; &amp; ['Descriptive Corners'.I181] &amp; CHAR(10);&quot;&quot;)">
            <text:p/>
          </table:table-cell>
          <table:table-cell table:style-name="ce16" table:formula="of:=IF(LEN(['Descriptive Corners'.H181]) &gt; 0;IF(LEN(['Descriptive Corners'.B181]) &gt; 0;['Descriptive Corners'.B181] &amp; &quot;=&quot; &amp; ['Descriptive Corners'.C181]);&quot;&quot;)">
            <text:p/>
          </table:table-cell>
          <table:table-cell table:style-name="ce16" table:formula="of:=IF(LEN(['Descriptive Corners'.H181]) &gt; 0;IF(LEN(['Descriptive Corners'.B181]) &gt; 0;['Descriptive Corners'.B181] &amp; &quot;=&quot; &amp; ['Descriptive Corners'.D181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182]) &gt; 0; ['Descriptive Corners'.H182]; &quot;&quot;)">
            <text:p/>
          </table:table-cell>
          <table:table-cell table:style-name="ce16" table:formula="of:=IF(LEN(['Descriptive Corners'.H182]) &gt; 0;&quot;[PACENOTE::&quot; &amp; ['Descriptive Corners'.B182] &amp; &quot;]&quot; &amp; CHAR(10) &amp; IF(LEN(['Descriptive Corners'.A182]) &gt; 0;&quot;id=&quot; &amp; ['Descriptive Corners'.A182] &amp; CHAR(10);&quot;&quot;) &amp; &quot;Sounds=1&quot; &amp; CHAR(10) &amp; &quot;Snd0=&quot; &amp; LOWER(['Descriptive Corners'.B182]) &amp; &quot;.ogg&quot; &amp; CHAR(10) &amp; IF(LEN(['Descriptive Corners'.F182]) &gt; 0; &quot;link=&quot; &amp; ['Descriptive Corners'.F182] &amp; CHAR(10);&quot;&quot;) &amp; IF(LEN(['Descriptive Corners'.G182])&gt;0;&quot;standard=&quot; &amp; ['Descriptive Corners'.G182] &amp; CHAR(10);&quot;&quot;) &amp; &quot;column=&quot; &amp; ['Descriptive Corners'.I182] &amp; CHAR(10);&quot;&quot;)">
            <text:p/>
          </table:table-cell>
          <table:table-cell table:style-name="ce16" table:formula="of:=IF(LEN(['Descriptive Corners'.H182]) &gt; 0;IF(LEN(['Descriptive Corners'.B182]) &gt; 0;['Descriptive Corners'.B182] &amp; &quot;=&quot; &amp; ['Descriptive Corners'.C182]);&quot;&quot;)">
            <text:p/>
          </table:table-cell>
          <table:table-cell table:style-name="ce16" table:formula="of:=IF(LEN(['Descriptive Corners'.H182]) &gt; 0;IF(LEN(['Descriptive Corners'.B182]) &gt; 0;['Descriptive Corners'.B182] &amp; &quot;=&quot; &amp; ['Descriptive Corners'.D182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183]) &gt; 0; ['Descriptive Corners'.H183]; &quot;&quot;)">
            <text:p/>
          </table:table-cell>
          <table:table-cell table:style-name="ce16" table:formula="of:=IF(LEN(['Descriptive Corners'.H183]) &gt; 0;&quot;[PACENOTE::&quot; &amp; ['Descriptive Corners'.B183] &amp; &quot;]&quot; &amp; CHAR(10) &amp; IF(LEN(['Descriptive Corners'.A183]) &gt; 0;&quot;id=&quot; &amp; ['Descriptive Corners'.A183] &amp; CHAR(10);&quot;&quot;) &amp; &quot;Sounds=1&quot; &amp; CHAR(10) &amp; &quot;Snd0=&quot; &amp; LOWER(['Descriptive Corners'.B183]) &amp; &quot;.ogg&quot; &amp; CHAR(10) &amp; IF(LEN(['Descriptive Corners'.F183]) &gt; 0; &quot;link=&quot; &amp; ['Descriptive Corners'.F183] &amp; CHAR(10);&quot;&quot;) &amp; IF(LEN(['Descriptive Corners'.G183])&gt;0;&quot;standard=&quot; &amp; ['Descriptive Corners'.G183] &amp; CHAR(10);&quot;&quot;) &amp; &quot;column=&quot; &amp; ['Descriptive Corners'.I183] &amp; CHAR(10);&quot;&quot;)">
            <text:p/>
          </table:table-cell>
          <table:table-cell table:style-name="ce16" table:formula="of:=IF(LEN(['Descriptive Corners'.H183]) &gt; 0;IF(LEN(['Descriptive Corners'.B183]) &gt; 0;['Descriptive Corners'.B183] &amp; &quot;=&quot; &amp; ['Descriptive Corners'.C183]);&quot;&quot;)">
            <text:p/>
          </table:table-cell>
          <table:table-cell table:style-name="ce16" table:formula="of:=IF(LEN(['Descriptive Corners'.H183]) &gt; 0;IF(LEN(['Descriptive Corners'.B183]) &gt; 0;['Descriptive Corners'.B183] &amp; &quot;=&quot; &amp; ['Descriptive Corners'.D183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184]) &gt; 0; ['Descriptive Corners'.H184]; &quot;&quot;)">
            <text:p/>
          </table:table-cell>
          <table:table-cell table:style-name="ce16" table:formula="of:=IF(LEN(['Descriptive Corners'.H184]) &gt; 0;&quot;[PACENOTE::&quot; &amp; ['Descriptive Corners'.B184] &amp; &quot;]&quot; &amp; CHAR(10) &amp; IF(LEN(['Descriptive Corners'.A184]) &gt; 0;&quot;id=&quot; &amp; ['Descriptive Corners'.A184] &amp; CHAR(10);&quot;&quot;) &amp; &quot;Sounds=1&quot; &amp; CHAR(10) &amp; &quot;Snd0=&quot; &amp; LOWER(['Descriptive Corners'.B184]) &amp; &quot;.ogg&quot; &amp; CHAR(10) &amp; IF(LEN(['Descriptive Corners'.F184]) &gt; 0; &quot;link=&quot; &amp; ['Descriptive Corners'.F184] &amp; CHAR(10);&quot;&quot;) &amp; IF(LEN(['Descriptive Corners'.G184])&gt;0;&quot;standard=&quot; &amp; ['Descriptive Corners'.G184] &amp; CHAR(10);&quot;&quot;) &amp; &quot;column=&quot; &amp; ['Descriptive Corners'.I184] &amp; CHAR(10);&quot;&quot;)">
            <text:p/>
          </table:table-cell>
          <table:table-cell table:style-name="ce16" table:formula="of:=IF(LEN(['Descriptive Corners'.H184]) &gt; 0;IF(LEN(['Descriptive Corners'.B184]) &gt; 0;['Descriptive Corners'.B184] &amp; &quot;=&quot; &amp; ['Descriptive Corners'.C184]);&quot;&quot;)">
            <text:p/>
          </table:table-cell>
          <table:table-cell table:style-name="ce16" table:formula="of:=IF(LEN(['Descriptive Corners'.H184]) &gt; 0;IF(LEN(['Descriptive Corners'.B184]) &gt; 0;['Descriptive Corners'.B184] &amp; &quot;=&quot; &amp; ['Descriptive Corners'.D184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185]) &gt; 0; ['Descriptive Corners'.H185]; &quot;&quot;)">
            <text:p/>
          </table:table-cell>
          <table:table-cell table:style-name="ce16" table:formula="of:=IF(LEN(['Descriptive Corners'.H185]) &gt; 0;&quot;[PACENOTE::&quot; &amp; ['Descriptive Corners'.B185] &amp; &quot;]&quot; &amp; CHAR(10) &amp; IF(LEN(['Descriptive Corners'.A185]) &gt; 0;&quot;id=&quot; &amp; ['Descriptive Corners'.A185] &amp; CHAR(10);&quot;&quot;) &amp; &quot;Sounds=1&quot; &amp; CHAR(10) &amp; &quot;Snd0=&quot; &amp; LOWER(['Descriptive Corners'.B185]) &amp; &quot;.ogg&quot; &amp; CHAR(10) &amp; IF(LEN(['Descriptive Corners'.F185]) &gt; 0; &quot;link=&quot; &amp; ['Descriptive Corners'.F185] &amp; CHAR(10);&quot;&quot;) &amp; IF(LEN(['Descriptive Corners'.G185])&gt;0;&quot;standard=&quot; &amp; ['Descriptive Corners'.G185] &amp; CHAR(10);&quot;&quot;) &amp; &quot;column=&quot; &amp; ['Descriptive Corners'.I185] &amp; CHAR(10);&quot;&quot;)">
            <text:p/>
          </table:table-cell>
          <table:table-cell table:style-name="ce16" table:formula="of:=IF(LEN(['Descriptive Corners'.H185]) &gt; 0;IF(LEN(['Descriptive Corners'.B185]) &gt; 0;['Descriptive Corners'.B185] &amp; &quot;=&quot; &amp; ['Descriptive Corners'.C185]);&quot;&quot;)">
            <text:p/>
          </table:table-cell>
          <table:table-cell table:style-name="ce16" table:formula="of:=IF(LEN(['Descriptive Corners'.H185]) &gt; 0;IF(LEN(['Descriptive Corners'.B185]) &gt; 0;['Descriptive Corners'.B185] &amp; &quot;=&quot; &amp; ['Descriptive Corners'.D185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186]) &gt; 0; ['Descriptive Corners'.H186]; &quot;&quot;)">
            <text:p/>
          </table:table-cell>
          <table:table-cell table:style-name="ce16" table:formula="of:=IF(LEN(['Descriptive Corners'.H186]) &gt; 0;&quot;[PACENOTE::&quot; &amp; ['Descriptive Corners'.B186] &amp; &quot;]&quot; &amp; CHAR(10) &amp; IF(LEN(['Descriptive Corners'.A186]) &gt; 0;&quot;id=&quot; &amp; ['Descriptive Corners'.A186] &amp; CHAR(10);&quot;&quot;) &amp; &quot;Sounds=1&quot; &amp; CHAR(10) &amp; &quot;Snd0=&quot; &amp; LOWER(['Descriptive Corners'.B186]) &amp; &quot;.ogg&quot; &amp; CHAR(10) &amp; IF(LEN(['Descriptive Corners'.F186]) &gt; 0; &quot;link=&quot; &amp; ['Descriptive Corners'.F186] &amp; CHAR(10);&quot;&quot;) &amp; IF(LEN(['Descriptive Corners'.G186])&gt;0;&quot;standard=&quot; &amp; ['Descriptive Corners'.G186] &amp; CHAR(10);&quot;&quot;) &amp; &quot;column=&quot; &amp; ['Descriptive Corners'.I186] &amp; CHAR(10);&quot;&quot;)">
            <text:p/>
          </table:table-cell>
          <table:table-cell table:style-name="ce16" table:formula="of:=IF(LEN(['Descriptive Corners'.H186]) &gt; 0;IF(LEN(['Descriptive Corners'.B186]) &gt; 0;['Descriptive Corners'.B186] &amp; &quot;=&quot; &amp; ['Descriptive Corners'.C186]);&quot;&quot;)">
            <text:p/>
          </table:table-cell>
          <table:table-cell table:style-name="ce16" table:formula="of:=IF(LEN(['Descriptive Corners'.H186]) &gt; 0;IF(LEN(['Descriptive Corners'.B186]) &gt; 0;['Descriptive Corners'.B186] &amp; &quot;=&quot; &amp; ['Descriptive Corners'.D186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187]) &gt; 0; ['Descriptive Corners'.H187]; &quot;&quot;)">
            <text:p/>
          </table:table-cell>
          <table:table-cell table:style-name="ce16" table:formula="of:=IF(LEN(['Descriptive Corners'.H187]) &gt; 0;&quot;[PACENOTE::&quot; &amp; ['Descriptive Corners'.B187] &amp; &quot;]&quot; &amp; CHAR(10) &amp; IF(LEN(['Descriptive Corners'.A187]) &gt; 0;&quot;id=&quot; &amp; ['Descriptive Corners'.A187] &amp; CHAR(10);&quot;&quot;) &amp; &quot;Sounds=1&quot; &amp; CHAR(10) &amp; &quot;Snd0=&quot; &amp; LOWER(['Descriptive Corners'.B187]) &amp; &quot;.ogg&quot; &amp; CHAR(10) &amp; IF(LEN(['Descriptive Corners'.F187]) &gt; 0; &quot;link=&quot; &amp; ['Descriptive Corners'.F187] &amp; CHAR(10);&quot;&quot;) &amp; IF(LEN(['Descriptive Corners'.G187])&gt;0;&quot;standard=&quot; &amp; ['Descriptive Corners'.G187] &amp; CHAR(10);&quot;&quot;) &amp; &quot;column=&quot; &amp; ['Descriptive Corners'.I187] &amp; CHAR(10);&quot;&quot;)">
            <text:p/>
          </table:table-cell>
          <table:table-cell table:style-name="ce16" table:formula="of:=IF(LEN(['Descriptive Corners'.H187]) &gt; 0;IF(LEN(['Descriptive Corners'.B187]) &gt; 0;['Descriptive Corners'.B187] &amp; &quot;=&quot; &amp; ['Descriptive Corners'.C187]);&quot;&quot;)">
            <text:p/>
          </table:table-cell>
          <table:table-cell table:style-name="ce16" table:formula="of:=IF(LEN(['Descriptive Corners'.H187]) &gt; 0;IF(LEN(['Descriptive Corners'.B187]) &gt; 0;['Descriptive Corners'.B187] &amp; &quot;=&quot; &amp; ['Descriptive Corners'.D187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188]) &gt; 0; ['Descriptive Corners'.H188]; &quot;&quot;)">
            <text:p/>
          </table:table-cell>
          <table:table-cell table:style-name="ce16" table:formula="of:=IF(LEN(['Descriptive Corners'.H188]) &gt; 0;&quot;[PACENOTE::&quot; &amp; ['Descriptive Corners'.B188] &amp; &quot;]&quot; &amp; CHAR(10) &amp; IF(LEN(['Descriptive Corners'.A188]) &gt; 0;&quot;id=&quot; &amp; ['Descriptive Corners'.A188] &amp; CHAR(10);&quot;&quot;) &amp; &quot;Sounds=1&quot; &amp; CHAR(10) &amp; &quot;Snd0=&quot; &amp; LOWER(['Descriptive Corners'.B188]) &amp; &quot;.ogg&quot; &amp; CHAR(10) &amp; IF(LEN(['Descriptive Corners'.F188]) &gt; 0; &quot;link=&quot; &amp; ['Descriptive Corners'.F188] &amp; CHAR(10);&quot;&quot;) &amp; IF(LEN(['Descriptive Corners'.G188])&gt;0;&quot;standard=&quot; &amp; ['Descriptive Corners'.G188] &amp; CHAR(10);&quot;&quot;) &amp; &quot;column=&quot; &amp; ['Descriptive Corners'.I188] &amp; CHAR(10);&quot;&quot;)">
            <text:p/>
          </table:table-cell>
          <table:table-cell table:style-name="ce16" table:formula="of:=IF(LEN(['Descriptive Corners'.H188]) &gt; 0;IF(LEN(['Descriptive Corners'.B188]) &gt; 0;['Descriptive Corners'.B188] &amp; &quot;=&quot; &amp; ['Descriptive Corners'.C188]);&quot;&quot;)">
            <text:p/>
          </table:table-cell>
          <table:table-cell table:style-name="ce16" table:formula="of:=IF(LEN(['Descriptive Corners'.H188]) &gt; 0;IF(LEN(['Descriptive Corners'.B188]) &gt; 0;['Descriptive Corners'.B188] &amp; &quot;=&quot; &amp; ['Descriptive Corners'.D188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189]) &gt; 0; ['Descriptive Corners'.H189]; &quot;&quot;)">
            <text:p/>
          </table:table-cell>
          <table:table-cell table:style-name="ce16" table:formula="of:=IF(LEN(['Descriptive Corners'.H189]) &gt; 0;&quot;[PACENOTE::&quot; &amp; ['Descriptive Corners'.B189] &amp; &quot;]&quot; &amp; CHAR(10) &amp; IF(LEN(['Descriptive Corners'.A189]) &gt; 0;&quot;id=&quot; &amp; ['Descriptive Corners'.A189] &amp; CHAR(10);&quot;&quot;) &amp; &quot;Sounds=1&quot; &amp; CHAR(10) &amp; &quot;Snd0=&quot; &amp; LOWER(['Descriptive Corners'.B189]) &amp; &quot;.ogg&quot; &amp; CHAR(10) &amp; IF(LEN(['Descriptive Corners'.F189]) &gt; 0; &quot;link=&quot; &amp; ['Descriptive Corners'.F189] &amp; CHAR(10);&quot;&quot;) &amp; IF(LEN(['Descriptive Corners'.G189])&gt;0;&quot;standard=&quot; &amp; ['Descriptive Corners'.G189] &amp; CHAR(10);&quot;&quot;) &amp; &quot;column=&quot; &amp; ['Descriptive Corners'.I189] &amp; CHAR(10);&quot;&quot;)">
            <text:p/>
          </table:table-cell>
          <table:table-cell table:style-name="ce16" table:formula="of:=IF(LEN(['Descriptive Corners'.H189]) &gt; 0;IF(LEN(['Descriptive Corners'.B189]) &gt; 0;['Descriptive Corners'.B189] &amp; &quot;=&quot; &amp; ['Descriptive Corners'.C189]);&quot;&quot;)">
            <text:p/>
          </table:table-cell>
          <table:table-cell table:style-name="ce16" table:formula="of:=IF(LEN(['Descriptive Corners'.H189]) &gt; 0;IF(LEN(['Descriptive Corners'.B189]) &gt; 0;['Descriptive Corners'.B189] &amp; &quot;=&quot; &amp; ['Descriptive Corners'.D189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190]) &gt; 0; ['Descriptive Corners'.H190]; &quot;&quot;)">
            <text:p/>
          </table:table-cell>
          <table:table-cell table:style-name="ce16" table:formula="of:=IF(LEN(['Descriptive Corners'.H190]) &gt; 0;&quot;[PACENOTE::&quot; &amp; ['Descriptive Corners'.B190] &amp; &quot;]&quot; &amp; CHAR(10) &amp; IF(LEN(['Descriptive Corners'.A190]) &gt; 0;&quot;id=&quot; &amp; ['Descriptive Corners'.A190] &amp; CHAR(10);&quot;&quot;) &amp; &quot;Sounds=1&quot; &amp; CHAR(10) &amp; &quot;Snd0=&quot; &amp; LOWER(['Descriptive Corners'.B190]) &amp; &quot;.ogg&quot; &amp; CHAR(10) &amp; IF(LEN(['Descriptive Corners'.F190]) &gt; 0; &quot;link=&quot; &amp; ['Descriptive Corners'.F190] &amp; CHAR(10);&quot;&quot;) &amp; IF(LEN(['Descriptive Corners'.G190])&gt;0;&quot;standard=&quot; &amp; ['Descriptive Corners'.G190] &amp; CHAR(10);&quot;&quot;) &amp; &quot;column=&quot; &amp; ['Descriptive Corners'.I190] &amp; CHAR(10);&quot;&quot;)">
            <text:p/>
          </table:table-cell>
          <table:table-cell table:style-name="ce16" table:formula="of:=IF(LEN(['Descriptive Corners'.H190]) &gt; 0;IF(LEN(['Descriptive Corners'.B190]) &gt; 0;['Descriptive Corners'.B190] &amp; &quot;=&quot; &amp; ['Descriptive Corners'.C190]);&quot;&quot;)">
            <text:p/>
          </table:table-cell>
          <table:table-cell table:style-name="ce16" table:formula="of:=IF(LEN(['Descriptive Corners'.H190]) &gt; 0;IF(LEN(['Descriptive Corners'.B190]) &gt; 0;['Descriptive Corners'.B190] &amp; &quot;=&quot; &amp; ['Descriptive Corners'.D190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191]) &gt; 0; ['Descriptive Corners'.H191]; &quot;&quot;)">
            <text:p/>
          </table:table-cell>
          <table:table-cell table:style-name="ce16" table:formula="of:=IF(LEN(['Descriptive Corners'.H191]) &gt; 0;&quot;[PACENOTE::&quot; &amp; ['Descriptive Corners'.B191] &amp; &quot;]&quot; &amp; CHAR(10) &amp; IF(LEN(['Descriptive Corners'.A191]) &gt; 0;&quot;id=&quot; &amp; ['Descriptive Corners'.A191] &amp; CHAR(10);&quot;&quot;) &amp; &quot;Sounds=1&quot; &amp; CHAR(10) &amp; &quot;Snd0=&quot; &amp; LOWER(['Descriptive Corners'.B191]) &amp; &quot;.ogg&quot; &amp; CHAR(10) &amp; IF(LEN(['Descriptive Corners'.F191]) &gt; 0; &quot;link=&quot; &amp; ['Descriptive Corners'.F191] &amp; CHAR(10);&quot;&quot;) &amp; IF(LEN(['Descriptive Corners'.G191])&gt;0;&quot;standard=&quot; &amp; ['Descriptive Corners'.G191] &amp; CHAR(10);&quot;&quot;) &amp; &quot;column=&quot; &amp; ['Descriptive Corners'.I191] &amp; CHAR(10);&quot;&quot;)">
            <text:p/>
          </table:table-cell>
          <table:table-cell table:style-name="ce16" table:formula="of:=IF(LEN(['Descriptive Corners'.H191]) &gt; 0;IF(LEN(['Descriptive Corners'.B191]) &gt; 0;['Descriptive Corners'.B191] &amp; &quot;=&quot; &amp; ['Descriptive Corners'.C191]);&quot;&quot;)">
            <text:p/>
          </table:table-cell>
          <table:table-cell table:style-name="ce16" table:formula="of:=IF(LEN(['Descriptive Corners'.H191]) &gt; 0;IF(LEN(['Descriptive Corners'.B191]) &gt; 0;['Descriptive Corners'.B191] &amp; &quot;=&quot; &amp; ['Descriptive Corners'.D191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192]) &gt; 0; ['Descriptive Corners'.H192]; &quot;&quot;)">
            <text:p/>
          </table:table-cell>
          <table:table-cell table:style-name="ce16" table:formula="of:=IF(LEN(['Descriptive Corners'.H192]) &gt; 0;&quot;[PACENOTE::&quot; &amp; ['Descriptive Corners'.B192] &amp; &quot;]&quot; &amp; CHAR(10) &amp; IF(LEN(['Descriptive Corners'.A192]) &gt; 0;&quot;id=&quot; &amp; ['Descriptive Corners'.A192] &amp; CHAR(10);&quot;&quot;) &amp; &quot;Sounds=1&quot; &amp; CHAR(10) &amp; &quot;Snd0=&quot; &amp; LOWER(['Descriptive Corners'.B192]) &amp; &quot;.ogg&quot; &amp; CHAR(10) &amp; IF(LEN(['Descriptive Corners'.F192]) &gt; 0; &quot;link=&quot; &amp; ['Descriptive Corners'.F192] &amp; CHAR(10);&quot;&quot;) &amp; IF(LEN(['Descriptive Corners'.G192])&gt;0;&quot;standard=&quot; &amp; ['Descriptive Corners'.G192] &amp; CHAR(10);&quot;&quot;) &amp; &quot;column=&quot; &amp; ['Descriptive Corners'.I192] &amp; CHAR(10);&quot;&quot;)">
            <text:p/>
          </table:table-cell>
          <table:table-cell table:style-name="ce16" table:formula="of:=IF(LEN(['Descriptive Corners'.H192]) &gt; 0;IF(LEN(['Descriptive Corners'.B192]) &gt; 0;['Descriptive Corners'.B192] &amp; &quot;=&quot; &amp; ['Descriptive Corners'.C192]);&quot;&quot;)">
            <text:p/>
          </table:table-cell>
          <table:table-cell table:style-name="ce16" table:formula="of:=IF(LEN(['Descriptive Corners'.H192]) &gt; 0;IF(LEN(['Descriptive Corners'.B192]) &gt; 0;['Descriptive Corners'.B192] &amp; &quot;=&quot; &amp; ['Descriptive Corners'.D192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193]) &gt; 0; ['Descriptive Corners'.H193]; &quot;&quot;)">
            <text:p/>
          </table:table-cell>
          <table:table-cell table:style-name="ce16" table:formula="of:=IF(LEN(['Descriptive Corners'.H193]) &gt; 0;&quot;[PACENOTE::&quot; &amp; ['Descriptive Corners'.B193] &amp; &quot;]&quot; &amp; CHAR(10) &amp; IF(LEN(['Descriptive Corners'.A193]) &gt; 0;&quot;id=&quot; &amp; ['Descriptive Corners'.A193] &amp; CHAR(10);&quot;&quot;) &amp; &quot;Sounds=1&quot; &amp; CHAR(10) &amp; &quot;Snd0=&quot; &amp; LOWER(['Descriptive Corners'.B193]) &amp; &quot;.ogg&quot; &amp; CHAR(10) &amp; IF(LEN(['Descriptive Corners'.F193]) &gt; 0; &quot;link=&quot; &amp; ['Descriptive Corners'.F193] &amp; CHAR(10);&quot;&quot;) &amp; IF(LEN(['Descriptive Corners'.G193])&gt;0;&quot;standard=&quot; &amp; ['Descriptive Corners'.G193] &amp; CHAR(10);&quot;&quot;) &amp; &quot;column=&quot; &amp; ['Descriptive Corners'.I193] &amp; CHAR(10);&quot;&quot;)">
            <text:p/>
          </table:table-cell>
          <table:table-cell table:style-name="ce16" table:formula="of:=IF(LEN(['Descriptive Corners'.H193]) &gt; 0;IF(LEN(['Descriptive Corners'.B193]) &gt; 0;['Descriptive Corners'.B193] &amp; &quot;=&quot; &amp; ['Descriptive Corners'.C193]);&quot;&quot;)">
            <text:p/>
          </table:table-cell>
          <table:table-cell table:style-name="ce16" table:formula="of:=IF(LEN(['Descriptive Corners'.H193]) &gt; 0;IF(LEN(['Descriptive Corners'.B193]) &gt; 0;['Descriptive Corners'.B193] &amp; &quot;=&quot; &amp; ['Descriptive Corners'.D193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194]) &gt; 0; ['Descriptive Corners'.H194]; &quot;&quot;)">
            <text:p/>
          </table:table-cell>
          <table:table-cell table:style-name="ce16" table:formula="of:=IF(LEN(['Descriptive Corners'.H194]) &gt; 0;&quot;[PACENOTE::&quot; &amp; ['Descriptive Corners'.B194] &amp; &quot;]&quot; &amp; CHAR(10) &amp; IF(LEN(['Descriptive Corners'.A194]) &gt; 0;&quot;id=&quot; &amp; ['Descriptive Corners'.A194] &amp; CHAR(10);&quot;&quot;) &amp; &quot;Sounds=1&quot; &amp; CHAR(10) &amp; &quot;Snd0=&quot; &amp; LOWER(['Descriptive Corners'.B194]) &amp; &quot;.ogg&quot; &amp; CHAR(10) &amp; IF(LEN(['Descriptive Corners'.F194]) &gt; 0; &quot;link=&quot; &amp; ['Descriptive Corners'.F194] &amp; CHAR(10);&quot;&quot;) &amp; IF(LEN(['Descriptive Corners'.G194])&gt;0;&quot;standard=&quot; &amp; ['Descriptive Corners'.G194] &amp; CHAR(10);&quot;&quot;) &amp; &quot;column=&quot; &amp; ['Descriptive Corners'.I194] &amp; CHAR(10);&quot;&quot;)">
            <text:p/>
          </table:table-cell>
          <table:table-cell table:style-name="ce16" table:formula="of:=IF(LEN(['Descriptive Corners'.H194]) &gt; 0;IF(LEN(['Descriptive Corners'.B194]) &gt; 0;['Descriptive Corners'.B194] &amp; &quot;=&quot; &amp; ['Descriptive Corners'.C194]);&quot;&quot;)">
            <text:p/>
          </table:table-cell>
          <table:table-cell table:style-name="ce16" table:formula="of:=IF(LEN(['Descriptive Corners'.H194]) &gt; 0;IF(LEN(['Descriptive Corners'.B194]) &gt; 0;['Descriptive Corners'.B194] &amp; &quot;=&quot; &amp; ['Descriptive Corners'.D194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195]) &gt; 0; ['Descriptive Corners'.H195]; &quot;&quot;)">
            <text:p/>
          </table:table-cell>
          <table:table-cell table:style-name="ce16" table:formula="of:=IF(LEN(['Descriptive Corners'.H195]) &gt; 0;&quot;[PACENOTE::&quot; &amp; ['Descriptive Corners'.B195] &amp; &quot;]&quot; &amp; CHAR(10) &amp; IF(LEN(['Descriptive Corners'.A195]) &gt; 0;&quot;id=&quot; &amp; ['Descriptive Corners'.A195] &amp; CHAR(10);&quot;&quot;) &amp; &quot;Sounds=1&quot; &amp; CHAR(10) &amp; &quot;Snd0=&quot; &amp; LOWER(['Descriptive Corners'.B195]) &amp; &quot;.ogg&quot; &amp; CHAR(10) &amp; IF(LEN(['Descriptive Corners'.F195]) &gt; 0; &quot;link=&quot; &amp; ['Descriptive Corners'.F195] &amp; CHAR(10);&quot;&quot;) &amp; IF(LEN(['Descriptive Corners'.G195])&gt;0;&quot;standard=&quot; &amp; ['Descriptive Corners'.G195] &amp; CHAR(10);&quot;&quot;) &amp; &quot;column=&quot; &amp; ['Descriptive Corners'.I195] &amp; CHAR(10);&quot;&quot;)">
            <text:p/>
          </table:table-cell>
          <table:table-cell table:style-name="ce16" table:formula="of:=IF(LEN(['Descriptive Corners'.H195]) &gt; 0;IF(LEN(['Descriptive Corners'.B195]) &gt; 0;['Descriptive Corners'.B195] &amp; &quot;=&quot; &amp; ['Descriptive Corners'.C195]);&quot;&quot;)">
            <text:p/>
          </table:table-cell>
          <table:table-cell table:style-name="ce16" table:formula="of:=IF(LEN(['Descriptive Corners'.H195]) &gt; 0;IF(LEN(['Descriptive Corners'.B195]) &gt; 0;['Descriptive Corners'.B195] &amp; &quot;=&quot; &amp; ['Descriptive Corners'.D195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196]) &gt; 0; ['Descriptive Corners'.H196]; &quot;&quot;)">
            <text:p/>
          </table:table-cell>
          <table:table-cell table:style-name="ce16" table:formula="of:=IF(LEN(['Descriptive Corners'.H196]) &gt; 0;&quot;[PACENOTE::&quot; &amp; ['Descriptive Corners'.B196] &amp; &quot;]&quot; &amp; CHAR(10) &amp; IF(LEN(['Descriptive Corners'.A196]) &gt; 0;&quot;id=&quot; &amp; ['Descriptive Corners'.A196] &amp; CHAR(10);&quot;&quot;) &amp; &quot;Sounds=1&quot; &amp; CHAR(10) &amp; &quot;Snd0=&quot; &amp; LOWER(['Descriptive Corners'.B196]) &amp; &quot;.ogg&quot; &amp; CHAR(10) &amp; IF(LEN(['Descriptive Corners'.F196]) &gt; 0; &quot;link=&quot; &amp; ['Descriptive Corners'.F196] &amp; CHAR(10);&quot;&quot;) &amp; IF(LEN(['Descriptive Corners'.G196])&gt;0;&quot;standard=&quot; &amp; ['Descriptive Corners'.G196] &amp; CHAR(10);&quot;&quot;) &amp; &quot;column=&quot; &amp; ['Descriptive Corners'.I196] &amp; CHAR(10);&quot;&quot;)">
            <text:p/>
          </table:table-cell>
          <table:table-cell table:style-name="ce16" table:formula="of:=IF(LEN(['Descriptive Corners'.H196]) &gt; 0;IF(LEN(['Descriptive Corners'.B196]) &gt; 0;['Descriptive Corners'.B196] &amp; &quot;=&quot; &amp; ['Descriptive Corners'.C196]);&quot;&quot;)">
            <text:p/>
          </table:table-cell>
          <table:table-cell table:style-name="ce16" table:formula="of:=IF(LEN(['Descriptive Corners'.H196]) &gt; 0;IF(LEN(['Descriptive Corners'.B196]) &gt; 0;['Descriptive Corners'.B196] &amp; &quot;=&quot; &amp; ['Descriptive Corners'.D196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197]) &gt; 0; ['Descriptive Corners'.H197]; &quot;&quot;)">
            <text:p/>
          </table:table-cell>
          <table:table-cell table:style-name="ce16" table:formula="of:=IF(LEN(['Descriptive Corners'.H197]) &gt; 0;&quot;[PACENOTE::&quot; &amp; ['Descriptive Corners'.B197] &amp; &quot;]&quot; &amp; CHAR(10) &amp; IF(LEN(['Descriptive Corners'.A197]) &gt; 0;&quot;id=&quot; &amp; ['Descriptive Corners'.A197] &amp; CHAR(10);&quot;&quot;) &amp; &quot;Sounds=1&quot; &amp; CHAR(10) &amp; &quot;Snd0=&quot; &amp; LOWER(['Descriptive Corners'.B197]) &amp; &quot;.ogg&quot; &amp; CHAR(10) &amp; IF(LEN(['Descriptive Corners'.F197]) &gt; 0; &quot;link=&quot; &amp; ['Descriptive Corners'.F197] &amp; CHAR(10);&quot;&quot;) &amp; IF(LEN(['Descriptive Corners'.G197])&gt;0;&quot;standard=&quot; &amp; ['Descriptive Corners'.G197] &amp; CHAR(10);&quot;&quot;) &amp; &quot;column=&quot; &amp; ['Descriptive Corners'.I197] &amp; CHAR(10);&quot;&quot;)">
            <text:p/>
          </table:table-cell>
          <table:table-cell table:style-name="ce16" table:formula="of:=IF(LEN(['Descriptive Corners'.H197]) &gt; 0;IF(LEN(['Descriptive Corners'.B197]) &gt; 0;['Descriptive Corners'.B197] &amp; &quot;=&quot; &amp; ['Descriptive Corners'.C197]);&quot;&quot;)">
            <text:p/>
          </table:table-cell>
          <table:table-cell table:style-name="ce16" table:formula="of:=IF(LEN(['Descriptive Corners'.H197]) &gt; 0;IF(LEN(['Descriptive Corners'.B197]) &gt; 0;['Descriptive Corners'.B197] &amp; &quot;=&quot; &amp; ['Descriptive Corners'.D197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198]) &gt; 0; ['Descriptive Corners'.H198]; &quot;&quot;)">
            <text:p/>
          </table:table-cell>
          <table:table-cell table:style-name="ce16" table:formula="of:=IF(LEN(['Descriptive Corners'.H198]) &gt; 0;&quot;[PACENOTE::&quot; &amp; ['Descriptive Corners'.B198] &amp; &quot;]&quot; &amp; CHAR(10) &amp; IF(LEN(['Descriptive Corners'.A198]) &gt; 0;&quot;id=&quot; &amp; ['Descriptive Corners'.A198] &amp; CHAR(10);&quot;&quot;) &amp; &quot;Sounds=1&quot; &amp; CHAR(10) &amp; &quot;Snd0=&quot; &amp; LOWER(['Descriptive Corners'.B198]) &amp; &quot;.ogg&quot; &amp; CHAR(10) &amp; IF(LEN(['Descriptive Corners'.F198]) &gt; 0; &quot;link=&quot; &amp; ['Descriptive Corners'.F198] &amp; CHAR(10);&quot;&quot;) &amp; IF(LEN(['Descriptive Corners'.G198])&gt;0;&quot;standard=&quot; &amp; ['Descriptive Corners'.G198] &amp; CHAR(10);&quot;&quot;) &amp; &quot;column=&quot; &amp; ['Descriptive Corners'.I198] &amp; CHAR(10);&quot;&quot;)">
            <text:p/>
          </table:table-cell>
          <table:table-cell table:style-name="ce16" table:formula="of:=IF(LEN(['Descriptive Corners'.H198]) &gt; 0;IF(LEN(['Descriptive Corners'.B198]) &gt; 0;['Descriptive Corners'.B198] &amp; &quot;=&quot; &amp; ['Descriptive Corners'.C198]);&quot;&quot;)">
            <text:p/>
          </table:table-cell>
          <table:table-cell table:style-name="ce16" table:formula="of:=IF(LEN(['Descriptive Corners'.H198]) &gt; 0;IF(LEN(['Descriptive Corners'.B198]) &gt; 0;['Descriptive Corners'.B198] &amp; &quot;=&quot; &amp; ['Descriptive Corners'.D198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199]) &gt; 0; ['Descriptive Corners'.H199]; &quot;&quot;)">
            <text:p/>
          </table:table-cell>
          <table:table-cell table:style-name="ce16" table:formula="of:=IF(LEN(['Descriptive Corners'.H199]) &gt; 0;&quot;[PACENOTE::&quot; &amp; ['Descriptive Corners'.B199] &amp; &quot;]&quot; &amp; CHAR(10) &amp; IF(LEN(['Descriptive Corners'.A199]) &gt; 0;&quot;id=&quot; &amp; ['Descriptive Corners'.A199] &amp; CHAR(10);&quot;&quot;) &amp; &quot;Sounds=1&quot; &amp; CHAR(10) &amp; &quot;Snd0=&quot; &amp; LOWER(['Descriptive Corners'.B199]) &amp; &quot;.ogg&quot; &amp; CHAR(10) &amp; IF(LEN(['Descriptive Corners'.F199]) &gt; 0; &quot;link=&quot; &amp; ['Descriptive Corners'.F199] &amp; CHAR(10);&quot;&quot;) &amp; IF(LEN(['Descriptive Corners'.G199])&gt;0;&quot;standard=&quot; &amp; ['Descriptive Corners'.G199] &amp; CHAR(10);&quot;&quot;) &amp; &quot;column=&quot; &amp; ['Descriptive Corners'.I199] &amp; CHAR(10);&quot;&quot;)">
            <text:p/>
          </table:table-cell>
          <table:table-cell table:style-name="ce16" table:formula="of:=IF(LEN(['Descriptive Corners'.H199]) &gt; 0;IF(LEN(['Descriptive Corners'.B199]) &gt; 0;['Descriptive Corners'.B199] &amp; &quot;=&quot; &amp; ['Descriptive Corners'.C199]);&quot;&quot;)">
            <text:p/>
          </table:table-cell>
          <table:table-cell table:style-name="ce16" table:formula="of:=IF(LEN(['Descriptive Corners'.H199]) &gt; 0;IF(LEN(['Descriptive Corners'.B199]) &gt; 0;['Descriptive Corners'.B199] &amp; &quot;=&quot; &amp; ['Descriptive Corners'.D199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200]) &gt; 0; ['Descriptive Corners'.H200]; &quot;&quot;)">
            <text:p/>
          </table:table-cell>
          <table:table-cell table:style-name="ce16" table:formula="of:=IF(LEN(['Descriptive Corners'.H200]) &gt; 0;&quot;[PACENOTE::&quot; &amp; ['Descriptive Corners'.B200] &amp; &quot;]&quot; &amp; CHAR(10) &amp; IF(LEN(['Descriptive Corners'.A200]) &gt; 0;&quot;id=&quot; &amp; ['Descriptive Corners'.A200] &amp; CHAR(10);&quot;&quot;) &amp; &quot;Sounds=1&quot; &amp; CHAR(10) &amp; &quot;Snd0=&quot; &amp; LOWER(['Descriptive Corners'.B200]) &amp; &quot;.ogg&quot; &amp; CHAR(10) &amp; IF(LEN(['Descriptive Corners'.F200]) &gt; 0; &quot;link=&quot; &amp; ['Descriptive Corners'.F200] &amp; CHAR(10);&quot;&quot;) &amp; IF(LEN(['Descriptive Corners'.G200])&gt;0;&quot;standard=&quot; &amp; ['Descriptive Corners'.G200] &amp; CHAR(10);&quot;&quot;) &amp; &quot;column=&quot; &amp; ['Descriptive Corners'.I200] &amp; CHAR(10);&quot;&quot;)">
            <text:p/>
          </table:table-cell>
          <table:table-cell table:style-name="ce16" table:formula="of:=IF(LEN(['Descriptive Corners'.H200]) &gt; 0;IF(LEN(['Descriptive Corners'.B200]) &gt; 0;['Descriptive Corners'.B200] &amp; &quot;=&quot; &amp; ['Descriptive Corners'.C200]);&quot;&quot;)">
            <text:p/>
          </table:table-cell>
          <table:table-cell table:style-name="ce16" table:formula="of:=IF(LEN(['Descriptive Corners'.H200]) &gt; 0;IF(LEN(['Descriptive Corners'.B200]) &gt; 0;['Descriptive Corners'.B200] &amp; &quot;=&quot; &amp; ['Descriptive Corners'.D200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201]) &gt; 0; ['Descriptive Corners'.H201]; &quot;&quot;)">
            <text:p/>
          </table:table-cell>
          <table:table-cell table:style-name="ce16" table:formula="of:=IF(LEN(['Descriptive Corners'.H201]) &gt; 0;&quot;[PACENOTE::&quot; &amp; ['Descriptive Corners'.B201] &amp; &quot;]&quot; &amp; CHAR(10) &amp; IF(LEN(['Descriptive Corners'.A201]) &gt; 0;&quot;id=&quot; &amp; ['Descriptive Corners'.A201] &amp; CHAR(10);&quot;&quot;) &amp; &quot;Sounds=1&quot; &amp; CHAR(10) &amp; &quot;Snd0=&quot; &amp; LOWER(['Descriptive Corners'.B201]) &amp; &quot;.ogg&quot; &amp; CHAR(10) &amp; IF(LEN(['Descriptive Corners'.F201]) &gt; 0; &quot;link=&quot; &amp; ['Descriptive Corners'.F201] &amp; CHAR(10);&quot;&quot;) &amp; IF(LEN(['Descriptive Corners'.G201])&gt;0;&quot;standard=&quot; &amp; ['Descriptive Corners'.G201] &amp; CHAR(10);&quot;&quot;) &amp; &quot;column=&quot; &amp; ['Descriptive Corners'.I201] &amp; CHAR(10);&quot;&quot;)">
            <text:p/>
          </table:table-cell>
          <table:table-cell table:style-name="ce16" table:formula="of:=IF(LEN(['Descriptive Corners'.H201]) &gt; 0;IF(LEN(['Descriptive Corners'.B201]) &gt; 0;['Descriptive Corners'.B201] &amp; &quot;=&quot; &amp; ['Descriptive Corners'.C201]);&quot;&quot;)">
            <text:p/>
          </table:table-cell>
          <table:table-cell table:style-name="ce16" table:formula="of:=IF(LEN(['Descriptive Corners'.H201]) &gt; 0;IF(LEN(['Descriptive Corners'.B201]) &gt; 0;['Descriptive Corners'.B201] &amp; &quot;=&quot; &amp; ['Descriptive Corners'.D201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202]) &gt; 0; ['Descriptive Corners'.H202]; &quot;&quot;)">
            <text:p/>
          </table:table-cell>
          <table:table-cell table:style-name="ce16" table:formula="of:=IF(LEN(['Descriptive Corners'.H202]) &gt; 0;&quot;[PACENOTE::&quot; &amp; ['Descriptive Corners'.B202] &amp; &quot;]&quot; &amp; CHAR(10) &amp; IF(LEN(['Descriptive Corners'.A202]) &gt; 0;&quot;id=&quot; &amp; ['Descriptive Corners'.A202] &amp; CHAR(10);&quot;&quot;) &amp; &quot;Sounds=1&quot; &amp; CHAR(10) &amp; &quot;Snd0=&quot; &amp; LOWER(['Descriptive Corners'.B202]) &amp; &quot;.ogg&quot; &amp; CHAR(10) &amp; IF(LEN(['Descriptive Corners'.F202]) &gt; 0; &quot;link=&quot; &amp; ['Descriptive Corners'.F202] &amp; CHAR(10);&quot;&quot;) &amp; IF(LEN(['Descriptive Corners'.G202])&gt;0;&quot;standard=&quot; &amp; ['Descriptive Corners'.G202] &amp; CHAR(10);&quot;&quot;) &amp; &quot;column=&quot; &amp; ['Descriptive Corners'.I202] &amp; CHAR(10);&quot;&quot;)">
            <text:p/>
          </table:table-cell>
          <table:table-cell table:style-name="ce16" table:formula="of:=IF(LEN(['Descriptive Corners'.H202]) &gt; 0;IF(LEN(['Descriptive Corners'.B202]) &gt; 0;['Descriptive Corners'.B202] &amp; &quot;=&quot; &amp; ['Descriptive Corners'.C202]);&quot;&quot;)">
            <text:p/>
          </table:table-cell>
          <table:table-cell table:style-name="ce16" table:formula="of:=IF(LEN(['Descriptive Corners'.H202]) &gt; 0;IF(LEN(['Descriptive Corners'.B202]) &gt; 0;['Descriptive Corners'.B202] &amp; &quot;=&quot; &amp; ['Descriptive Corners'.D202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203]) &gt; 0; ['Descriptive Corners'.H203]; &quot;&quot;)">
            <text:p/>
          </table:table-cell>
          <table:table-cell table:style-name="ce16" table:formula="of:=IF(LEN(['Descriptive Corners'.H203]) &gt; 0;&quot;[PACENOTE::&quot; &amp; ['Descriptive Corners'.B203] &amp; &quot;]&quot; &amp; CHAR(10) &amp; IF(LEN(['Descriptive Corners'.A203]) &gt; 0;&quot;id=&quot; &amp; ['Descriptive Corners'.A203] &amp; CHAR(10);&quot;&quot;) &amp; &quot;Sounds=1&quot; &amp; CHAR(10) &amp; &quot;Snd0=&quot; &amp; LOWER(['Descriptive Corners'.B203]) &amp; &quot;.ogg&quot; &amp; CHAR(10) &amp; IF(LEN(['Descriptive Corners'.F203]) &gt; 0; &quot;link=&quot; &amp; ['Descriptive Corners'.F203] &amp; CHAR(10);&quot;&quot;) &amp; IF(LEN(['Descriptive Corners'.G203])&gt;0;&quot;standard=&quot; &amp; ['Descriptive Corners'.G203] &amp; CHAR(10);&quot;&quot;) &amp; &quot;column=&quot; &amp; ['Descriptive Corners'.I203] &amp; CHAR(10);&quot;&quot;)">
            <text:p/>
          </table:table-cell>
          <table:table-cell table:style-name="ce16" table:formula="of:=IF(LEN(['Descriptive Corners'.H203]) &gt; 0;IF(LEN(['Descriptive Corners'.B203]) &gt; 0;['Descriptive Corners'.B203] &amp; &quot;=&quot; &amp; ['Descriptive Corners'.C203]);&quot;&quot;)">
            <text:p/>
          </table:table-cell>
          <table:table-cell table:style-name="ce16" table:formula="of:=IF(LEN(['Descriptive Corners'.H203]) &gt; 0;IF(LEN(['Descriptive Corners'.B203]) &gt; 0;['Descriptive Corners'.B203] &amp; &quot;=&quot; &amp; ['Descriptive Corners'.D203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204]) &gt; 0; ['Descriptive Corners'.H204]; &quot;&quot;)">
            <text:p/>
          </table:table-cell>
          <table:table-cell table:style-name="ce16" table:formula="of:=IF(LEN(['Descriptive Corners'.H204]) &gt; 0;&quot;[PACENOTE::&quot; &amp; ['Descriptive Corners'.B204] &amp; &quot;]&quot; &amp; CHAR(10) &amp; IF(LEN(['Descriptive Corners'.A204]) &gt; 0;&quot;id=&quot; &amp; ['Descriptive Corners'.A204] &amp; CHAR(10);&quot;&quot;) &amp; &quot;Sounds=1&quot; &amp; CHAR(10) &amp; &quot;Snd0=&quot; &amp; LOWER(['Descriptive Corners'.B204]) &amp; &quot;.ogg&quot; &amp; CHAR(10) &amp; IF(LEN(['Descriptive Corners'.F204]) &gt; 0; &quot;link=&quot; &amp; ['Descriptive Corners'.F204] &amp; CHAR(10);&quot;&quot;) &amp; IF(LEN(['Descriptive Corners'.G204])&gt;0;&quot;standard=&quot; &amp; ['Descriptive Corners'.G204] &amp; CHAR(10);&quot;&quot;) &amp; &quot;column=&quot; &amp; ['Descriptive Corners'.I204] &amp; CHAR(10);&quot;&quot;)">
            <text:p/>
          </table:table-cell>
          <table:table-cell table:style-name="ce16" table:formula="of:=IF(LEN(['Descriptive Corners'.H204]) &gt; 0;IF(LEN(['Descriptive Corners'.B204]) &gt; 0;['Descriptive Corners'.B204] &amp; &quot;=&quot; &amp; ['Descriptive Corners'.C204]);&quot;&quot;)">
            <text:p/>
          </table:table-cell>
          <table:table-cell table:style-name="ce16" table:formula="of:=IF(LEN(['Descriptive Corners'.H204]) &gt; 0;IF(LEN(['Descriptive Corners'.B204]) &gt; 0;['Descriptive Corners'.B204] &amp; &quot;=&quot; &amp; ['Descriptive Corners'.D204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205]) &gt; 0; ['Descriptive Corners'.H205]; &quot;&quot;)">
            <text:p/>
          </table:table-cell>
          <table:table-cell table:style-name="ce16" table:formula="of:=IF(LEN(['Descriptive Corners'.H205]) &gt; 0;&quot;[PACENOTE::&quot; &amp; ['Descriptive Corners'.B205] &amp; &quot;]&quot; &amp; CHAR(10) &amp; IF(LEN(['Descriptive Corners'.A205]) &gt; 0;&quot;id=&quot; &amp; ['Descriptive Corners'.A205] &amp; CHAR(10);&quot;&quot;) &amp; &quot;Sounds=1&quot; &amp; CHAR(10) &amp; &quot;Snd0=&quot; &amp; LOWER(['Descriptive Corners'.B205]) &amp; &quot;.ogg&quot; &amp; CHAR(10) &amp; IF(LEN(['Descriptive Corners'.F205]) &gt; 0; &quot;link=&quot; &amp; ['Descriptive Corners'.F205] &amp; CHAR(10);&quot;&quot;) &amp; IF(LEN(['Descriptive Corners'.G205])&gt;0;&quot;standard=&quot; &amp; ['Descriptive Corners'.G205] &amp; CHAR(10);&quot;&quot;) &amp; &quot;column=&quot; &amp; ['Descriptive Corners'.I205] &amp; CHAR(10);&quot;&quot;)">
            <text:p/>
          </table:table-cell>
          <table:table-cell table:style-name="ce16" table:formula="of:=IF(LEN(['Descriptive Corners'.H205]) &gt; 0;IF(LEN(['Descriptive Corners'.B205]) &gt; 0;['Descriptive Corners'.B205] &amp; &quot;=&quot; &amp; ['Descriptive Corners'.C205]);&quot;&quot;)">
            <text:p/>
          </table:table-cell>
          <table:table-cell table:style-name="ce16" table:formula="of:=IF(LEN(['Descriptive Corners'.H205]) &gt; 0;IF(LEN(['Descriptive Corners'.B205]) &gt; 0;['Descriptive Corners'.B205] &amp; &quot;=&quot; &amp; ['Descriptive Corners'.D205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206]) &gt; 0; ['Descriptive Corners'.H206]; &quot;&quot;)">
            <text:p/>
          </table:table-cell>
          <table:table-cell table:style-name="ce16" table:formula="of:=IF(LEN(['Descriptive Corners'.H206]) &gt; 0;&quot;[PACENOTE::&quot; &amp; ['Descriptive Corners'.B206] &amp; &quot;]&quot; &amp; CHAR(10) &amp; IF(LEN(['Descriptive Corners'.A206]) &gt; 0;&quot;id=&quot; &amp; ['Descriptive Corners'.A206] &amp; CHAR(10);&quot;&quot;) &amp; &quot;Sounds=1&quot; &amp; CHAR(10) &amp; &quot;Snd0=&quot; &amp; LOWER(['Descriptive Corners'.B206]) &amp; &quot;.ogg&quot; &amp; CHAR(10) &amp; IF(LEN(['Descriptive Corners'.F206]) &gt; 0; &quot;link=&quot; &amp; ['Descriptive Corners'.F206] &amp; CHAR(10);&quot;&quot;) &amp; IF(LEN(['Descriptive Corners'.G206])&gt;0;&quot;standard=&quot; &amp; ['Descriptive Corners'.G206] &amp; CHAR(10);&quot;&quot;) &amp; &quot;column=&quot; &amp; ['Descriptive Corners'.I206] &amp; CHAR(10);&quot;&quot;)">
            <text:p/>
          </table:table-cell>
          <table:table-cell table:style-name="ce16" table:formula="of:=IF(LEN(['Descriptive Corners'.H206]) &gt; 0;IF(LEN(['Descriptive Corners'.B206]) &gt; 0;['Descriptive Corners'.B206] &amp; &quot;=&quot; &amp; ['Descriptive Corners'.C206]);&quot;&quot;)">
            <text:p/>
          </table:table-cell>
          <table:table-cell table:style-name="ce16" table:formula="of:=IF(LEN(['Descriptive Corners'.H206]) &gt; 0;IF(LEN(['Descriptive Corners'.B206]) &gt; 0;['Descriptive Corners'.B206] &amp; &quot;=&quot; &amp; ['Descriptive Corners'.D206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207]) &gt; 0; ['Descriptive Corners'.H207]; &quot;&quot;)">
            <text:p/>
          </table:table-cell>
          <table:table-cell table:style-name="ce16" table:formula="of:=IF(LEN(['Descriptive Corners'.H207]) &gt; 0;&quot;[PACENOTE::&quot; &amp; ['Descriptive Corners'.B207] &amp; &quot;]&quot; &amp; CHAR(10) &amp; IF(LEN(['Descriptive Corners'.A207]) &gt; 0;&quot;id=&quot; &amp; ['Descriptive Corners'.A207] &amp; CHAR(10);&quot;&quot;) &amp; &quot;Sounds=1&quot; &amp; CHAR(10) &amp; &quot;Snd0=&quot; &amp; LOWER(['Descriptive Corners'.B207]) &amp; &quot;.ogg&quot; &amp; CHAR(10) &amp; IF(LEN(['Descriptive Corners'.F207]) &gt; 0; &quot;link=&quot; &amp; ['Descriptive Corners'.F207] &amp; CHAR(10);&quot;&quot;) &amp; IF(LEN(['Descriptive Corners'.G207])&gt;0;&quot;standard=&quot; &amp; ['Descriptive Corners'.G207] &amp; CHAR(10);&quot;&quot;) &amp; &quot;column=&quot; &amp; ['Descriptive Corners'.I207] &amp; CHAR(10);&quot;&quot;)">
            <text:p/>
          </table:table-cell>
          <table:table-cell table:style-name="ce16" table:formula="of:=IF(LEN(['Descriptive Corners'.H207]) &gt; 0;IF(LEN(['Descriptive Corners'.B207]) &gt; 0;['Descriptive Corners'.B207] &amp; &quot;=&quot; &amp; ['Descriptive Corners'.C207]);&quot;&quot;)">
            <text:p/>
          </table:table-cell>
          <table:table-cell table:style-name="ce16" table:formula="of:=IF(LEN(['Descriptive Corners'.H207]) &gt; 0;IF(LEN(['Descriptive Corners'.B207]) &gt; 0;['Descriptive Corners'.B207] &amp; &quot;=&quot; &amp; ['Descriptive Corners'.D207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208]) &gt; 0; ['Descriptive Corners'.H208]; &quot;&quot;)">
            <text:p/>
          </table:table-cell>
          <table:table-cell table:style-name="ce16" table:formula="of:=IF(LEN(['Descriptive Corners'.H208]) &gt; 0;&quot;[PACENOTE::&quot; &amp; ['Descriptive Corners'.B208] &amp; &quot;]&quot; &amp; CHAR(10) &amp; IF(LEN(['Descriptive Corners'.A208]) &gt; 0;&quot;id=&quot; &amp; ['Descriptive Corners'.A208] &amp; CHAR(10);&quot;&quot;) &amp; &quot;Sounds=1&quot; &amp; CHAR(10) &amp; &quot;Snd0=&quot; &amp; LOWER(['Descriptive Corners'.B208]) &amp; &quot;.ogg&quot; &amp; CHAR(10) &amp; IF(LEN(['Descriptive Corners'.F208]) &gt; 0; &quot;link=&quot; &amp; ['Descriptive Corners'.F208] &amp; CHAR(10);&quot;&quot;) &amp; IF(LEN(['Descriptive Corners'.G208])&gt;0;&quot;standard=&quot; &amp; ['Descriptive Corners'.G208] &amp; CHAR(10);&quot;&quot;) &amp; &quot;column=&quot; &amp; ['Descriptive Corners'.I208] &amp; CHAR(10);&quot;&quot;)">
            <text:p/>
          </table:table-cell>
          <table:table-cell table:style-name="ce16" table:formula="of:=IF(LEN(['Descriptive Corners'.H208]) &gt; 0;IF(LEN(['Descriptive Corners'.B208]) &gt; 0;['Descriptive Corners'.B208] &amp; &quot;=&quot; &amp; ['Descriptive Corners'.C208]);&quot;&quot;)">
            <text:p/>
          </table:table-cell>
          <table:table-cell table:style-name="ce16" table:formula="of:=IF(LEN(['Descriptive Corners'.H208]) &gt; 0;IF(LEN(['Descriptive Corners'.B208]) &gt; 0;['Descriptive Corners'.B208] &amp; &quot;=&quot; &amp; ['Descriptive Corners'.D208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209]) &gt; 0; ['Descriptive Corners'.H209]; &quot;&quot;)">
            <text:p/>
          </table:table-cell>
          <table:table-cell table:style-name="ce16" table:formula="of:=IF(LEN(['Descriptive Corners'.H209]) &gt; 0;&quot;[PACENOTE::&quot; &amp; ['Descriptive Corners'.B209] &amp; &quot;]&quot; &amp; CHAR(10) &amp; IF(LEN(['Descriptive Corners'.A209]) &gt; 0;&quot;id=&quot; &amp; ['Descriptive Corners'.A209] &amp; CHAR(10);&quot;&quot;) &amp; &quot;Sounds=1&quot; &amp; CHAR(10) &amp; &quot;Snd0=&quot; &amp; LOWER(['Descriptive Corners'.B209]) &amp; &quot;.ogg&quot; &amp; CHAR(10) &amp; IF(LEN(['Descriptive Corners'.F209]) &gt; 0; &quot;link=&quot; &amp; ['Descriptive Corners'.F209] &amp; CHAR(10);&quot;&quot;) &amp; IF(LEN(['Descriptive Corners'.G209])&gt;0;&quot;standard=&quot; &amp; ['Descriptive Corners'.G209] &amp; CHAR(10);&quot;&quot;) &amp; &quot;column=&quot; &amp; ['Descriptive Corners'.I209] &amp; CHAR(10);&quot;&quot;)">
            <text:p/>
          </table:table-cell>
          <table:table-cell table:style-name="ce16" table:formula="of:=IF(LEN(['Descriptive Corners'.H209]) &gt; 0;IF(LEN(['Descriptive Corners'.B209]) &gt; 0;['Descriptive Corners'.B209] &amp; &quot;=&quot; &amp; ['Descriptive Corners'.C209]);&quot;&quot;)">
            <text:p/>
          </table:table-cell>
          <table:table-cell table:style-name="ce16" table:formula="of:=IF(LEN(['Descriptive Corners'.H209]) &gt; 0;IF(LEN(['Descriptive Corners'.B209]) &gt; 0;['Descriptive Corners'.B209] &amp; &quot;=&quot; &amp; ['Descriptive Corners'.D209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210]) &gt; 0; ['Descriptive Corners'.H210]; &quot;&quot;)">
            <text:p/>
          </table:table-cell>
          <table:table-cell table:style-name="ce16" table:formula="of:=IF(LEN(['Descriptive Corners'.H210]) &gt; 0;&quot;[PACENOTE::&quot; &amp; ['Descriptive Corners'.B210] &amp; &quot;]&quot; &amp; CHAR(10) &amp; IF(LEN(['Descriptive Corners'.A210]) &gt; 0;&quot;id=&quot; &amp; ['Descriptive Corners'.A210] &amp; CHAR(10);&quot;&quot;) &amp; &quot;Sounds=1&quot; &amp; CHAR(10) &amp; &quot;Snd0=&quot; &amp; LOWER(['Descriptive Corners'.B210]) &amp; &quot;.ogg&quot; &amp; CHAR(10) &amp; IF(LEN(['Descriptive Corners'.F210]) &gt; 0; &quot;link=&quot; &amp; ['Descriptive Corners'.F210] &amp; CHAR(10);&quot;&quot;) &amp; IF(LEN(['Descriptive Corners'.G210])&gt;0;&quot;standard=&quot; &amp; ['Descriptive Corners'.G210] &amp; CHAR(10);&quot;&quot;) &amp; &quot;column=&quot; &amp; ['Descriptive Corners'.I210] &amp; CHAR(10);&quot;&quot;)">
            <text:p/>
          </table:table-cell>
          <table:table-cell table:style-name="ce16" table:formula="of:=IF(LEN(['Descriptive Corners'.H210]) &gt; 0;IF(LEN(['Descriptive Corners'.B210]) &gt; 0;['Descriptive Corners'.B210] &amp; &quot;=&quot; &amp; ['Descriptive Corners'.C210]);&quot;&quot;)">
            <text:p/>
          </table:table-cell>
          <table:table-cell table:style-name="ce16" table:formula="of:=IF(LEN(['Descriptive Corners'.H210]) &gt; 0;IF(LEN(['Descriptive Corners'.B210]) &gt; 0;['Descriptive Corners'.B210] &amp; &quot;=&quot; &amp; ['Descriptive Corners'.D210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211]) &gt; 0; ['Descriptive Corners'.H211]; &quot;&quot;)">
            <text:p/>
          </table:table-cell>
          <table:table-cell table:style-name="ce16" table:formula="of:=IF(LEN(['Descriptive Corners'.H211]) &gt; 0;&quot;[PACENOTE::&quot; &amp; ['Descriptive Corners'.B211] &amp; &quot;]&quot; &amp; CHAR(10) &amp; IF(LEN(['Descriptive Corners'.A211]) &gt; 0;&quot;id=&quot; &amp; ['Descriptive Corners'.A211] &amp; CHAR(10);&quot;&quot;) &amp; &quot;Sounds=1&quot; &amp; CHAR(10) &amp; &quot;Snd0=&quot; &amp; LOWER(['Descriptive Corners'.B211]) &amp; &quot;.ogg&quot; &amp; CHAR(10) &amp; IF(LEN(['Descriptive Corners'.F211]) &gt; 0; &quot;link=&quot; &amp; ['Descriptive Corners'.F211] &amp; CHAR(10);&quot;&quot;) &amp; IF(LEN(['Descriptive Corners'.G211])&gt;0;&quot;standard=&quot; &amp; ['Descriptive Corners'.G211] &amp; CHAR(10);&quot;&quot;) &amp; &quot;column=&quot; &amp; ['Descriptive Corners'.I211] &amp; CHAR(10);&quot;&quot;)">
            <text:p/>
          </table:table-cell>
          <table:table-cell table:style-name="ce16" table:formula="of:=IF(LEN(['Descriptive Corners'.H211]) &gt; 0;IF(LEN(['Descriptive Corners'.B211]) &gt; 0;['Descriptive Corners'.B211] &amp; &quot;=&quot; &amp; ['Descriptive Corners'.C211]);&quot;&quot;)">
            <text:p/>
          </table:table-cell>
          <table:table-cell table:style-name="ce16" table:formula="of:=IF(LEN(['Descriptive Corners'.H211]) &gt; 0;IF(LEN(['Descriptive Corners'.B211]) &gt; 0;['Descriptive Corners'.B211] &amp; &quot;=&quot; &amp; ['Descriptive Corners'.D211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212]) &gt; 0; ['Descriptive Corners'.H212]; &quot;&quot;)">
            <text:p/>
          </table:table-cell>
          <table:table-cell table:style-name="ce16" table:formula="of:=IF(LEN(['Descriptive Corners'.H212]) &gt; 0;&quot;[PACENOTE::&quot; &amp; ['Descriptive Corners'.B212] &amp; &quot;]&quot; &amp; CHAR(10) &amp; IF(LEN(['Descriptive Corners'.A212]) &gt; 0;&quot;id=&quot; &amp; ['Descriptive Corners'.A212] &amp; CHAR(10);&quot;&quot;) &amp; &quot;Sounds=1&quot; &amp; CHAR(10) &amp; &quot;Snd0=&quot; &amp; LOWER(['Descriptive Corners'.B212]) &amp; &quot;.ogg&quot; &amp; CHAR(10) &amp; IF(LEN(['Descriptive Corners'.F212]) &gt; 0; &quot;link=&quot; &amp; ['Descriptive Corners'.F212] &amp; CHAR(10);&quot;&quot;) &amp; IF(LEN(['Descriptive Corners'.G212])&gt;0;&quot;standard=&quot; &amp; ['Descriptive Corners'.G212] &amp; CHAR(10);&quot;&quot;) &amp; &quot;column=&quot; &amp; ['Descriptive Corners'.I212] &amp; CHAR(10);&quot;&quot;)">
            <text:p/>
          </table:table-cell>
          <table:table-cell table:style-name="ce16" table:formula="of:=IF(LEN(['Descriptive Corners'.H212]) &gt; 0;IF(LEN(['Descriptive Corners'.B212]) &gt; 0;['Descriptive Corners'.B212] &amp; &quot;=&quot; &amp; ['Descriptive Corners'.C212]);&quot;&quot;)">
            <text:p/>
          </table:table-cell>
          <table:table-cell table:style-name="ce16" table:formula="of:=IF(LEN(['Descriptive Corners'.H212]) &gt; 0;IF(LEN(['Descriptive Corners'.B212]) &gt; 0;['Descriptive Corners'.B212] &amp; &quot;=&quot; &amp; ['Descriptive Corners'.D212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213]) &gt; 0; ['Descriptive Corners'.H213]; &quot;&quot;)">
            <text:p/>
          </table:table-cell>
          <table:table-cell table:style-name="ce16" table:formula="of:=IF(LEN(['Descriptive Corners'.H213]) &gt; 0;&quot;[PACENOTE::&quot; &amp; ['Descriptive Corners'.B213] &amp; &quot;]&quot; &amp; CHAR(10) &amp; IF(LEN(['Descriptive Corners'.A213]) &gt; 0;&quot;id=&quot; &amp; ['Descriptive Corners'.A213] &amp; CHAR(10);&quot;&quot;) &amp; &quot;Sounds=1&quot; &amp; CHAR(10) &amp; &quot;Snd0=&quot; &amp; LOWER(['Descriptive Corners'.B213]) &amp; &quot;.ogg&quot; &amp; CHAR(10) &amp; IF(LEN(['Descriptive Corners'.F213]) &gt; 0; &quot;link=&quot; &amp; ['Descriptive Corners'.F213] &amp; CHAR(10);&quot;&quot;) &amp; IF(LEN(['Descriptive Corners'.G213])&gt;0;&quot;standard=&quot; &amp; ['Descriptive Corners'.G213] &amp; CHAR(10);&quot;&quot;) &amp; &quot;column=&quot; &amp; ['Descriptive Corners'.I213] &amp; CHAR(10);&quot;&quot;)">
            <text:p/>
          </table:table-cell>
          <table:table-cell table:style-name="ce16" table:formula="of:=IF(LEN(['Descriptive Corners'.H213]) &gt; 0;IF(LEN(['Descriptive Corners'.B213]) &gt; 0;['Descriptive Corners'.B213] &amp; &quot;=&quot; &amp; ['Descriptive Corners'.C213]);&quot;&quot;)">
            <text:p/>
          </table:table-cell>
          <table:table-cell table:style-name="ce16" table:formula="of:=IF(LEN(['Descriptive Corners'.H213]) &gt; 0;IF(LEN(['Descriptive Corners'.B213]) &gt; 0;['Descriptive Corners'.B213] &amp; &quot;=&quot; &amp; ['Descriptive Corners'.D213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214]) &gt; 0; ['Descriptive Corners'.H214]; &quot;&quot;)">
            <text:p/>
          </table:table-cell>
          <table:table-cell table:style-name="ce16" table:formula="of:=IF(LEN(['Descriptive Corners'.H214]) &gt; 0;&quot;[PACENOTE::&quot; &amp; ['Descriptive Corners'.B214] &amp; &quot;]&quot; &amp; CHAR(10) &amp; IF(LEN(['Descriptive Corners'.A214]) &gt; 0;&quot;id=&quot; &amp; ['Descriptive Corners'.A214] &amp; CHAR(10);&quot;&quot;) &amp; &quot;Sounds=1&quot; &amp; CHAR(10) &amp; &quot;Snd0=&quot; &amp; LOWER(['Descriptive Corners'.B214]) &amp; &quot;.ogg&quot; &amp; CHAR(10) &amp; IF(LEN(['Descriptive Corners'.F214]) &gt; 0; &quot;link=&quot; &amp; ['Descriptive Corners'.F214] &amp; CHAR(10);&quot;&quot;) &amp; IF(LEN(['Descriptive Corners'.G214])&gt;0;&quot;standard=&quot; &amp; ['Descriptive Corners'.G214] &amp; CHAR(10);&quot;&quot;) &amp; &quot;column=&quot; &amp; ['Descriptive Corners'.I214] &amp; CHAR(10);&quot;&quot;)">
            <text:p/>
          </table:table-cell>
          <table:table-cell table:style-name="ce16" table:formula="of:=IF(LEN(['Descriptive Corners'.H214]) &gt; 0;IF(LEN(['Descriptive Corners'.B214]) &gt; 0;['Descriptive Corners'.B214] &amp; &quot;=&quot; &amp; ['Descriptive Corners'.C214]);&quot;&quot;)">
            <text:p/>
          </table:table-cell>
          <table:table-cell table:style-name="ce16" table:formula="of:=IF(LEN(['Descriptive Corners'.H214]) &gt; 0;IF(LEN(['Descriptive Corners'.B214]) &gt; 0;['Descriptive Corners'.B214] &amp; &quot;=&quot; &amp; ['Descriptive Corners'.D214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215]) &gt; 0; ['Descriptive Corners'.H215]; &quot;&quot;)">
            <text:p/>
          </table:table-cell>
          <table:table-cell table:style-name="ce16" table:formula="of:=IF(LEN(['Descriptive Corners'.H215]) &gt; 0;&quot;[PACENOTE::&quot; &amp; ['Descriptive Corners'.B215] &amp; &quot;]&quot; &amp; CHAR(10) &amp; IF(LEN(['Descriptive Corners'.A215]) &gt; 0;&quot;id=&quot; &amp; ['Descriptive Corners'.A215] &amp; CHAR(10);&quot;&quot;) &amp; &quot;Sounds=1&quot; &amp; CHAR(10) &amp; &quot;Snd0=&quot; &amp; LOWER(['Descriptive Corners'.B215]) &amp; &quot;.ogg&quot; &amp; CHAR(10) &amp; IF(LEN(['Descriptive Corners'.F215]) &gt; 0; &quot;link=&quot; &amp; ['Descriptive Corners'.F215] &amp; CHAR(10);&quot;&quot;) &amp; IF(LEN(['Descriptive Corners'.G215])&gt;0;&quot;standard=&quot; &amp; ['Descriptive Corners'.G215] &amp; CHAR(10);&quot;&quot;) &amp; &quot;column=&quot; &amp; ['Descriptive Corners'.I215] &amp; CHAR(10);&quot;&quot;)">
            <text:p/>
          </table:table-cell>
          <table:table-cell table:style-name="ce16" table:formula="of:=IF(LEN(['Descriptive Corners'.H215]) &gt; 0;IF(LEN(['Descriptive Corners'.B215]) &gt; 0;['Descriptive Corners'.B215] &amp; &quot;=&quot; &amp; ['Descriptive Corners'.C215]);&quot;&quot;)">
            <text:p/>
          </table:table-cell>
          <table:table-cell table:style-name="ce16" table:formula="of:=IF(LEN(['Descriptive Corners'.H215]) &gt; 0;IF(LEN(['Descriptive Corners'.B215]) &gt; 0;['Descriptive Corners'.B215] &amp; &quot;=&quot; &amp; ['Descriptive Corners'.D215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216]) &gt; 0; ['Descriptive Corners'.H216]; &quot;&quot;)">
            <text:p/>
          </table:table-cell>
          <table:table-cell table:style-name="ce16" table:formula="of:=IF(LEN(['Descriptive Corners'.H216]) &gt; 0;&quot;[PACENOTE::&quot; &amp; ['Descriptive Corners'.B216] &amp; &quot;]&quot; &amp; CHAR(10) &amp; IF(LEN(['Descriptive Corners'.A216]) &gt; 0;&quot;id=&quot; &amp; ['Descriptive Corners'.A216] &amp; CHAR(10);&quot;&quot;) &amp; &quot;Sounds=1&quot; &amp; CHAR(10) &amp; &quot;Snd0=&quot; &amp; LOWER(['Descriptive Corners'.B216]) &amp; &quot;.ogg&quot; &amp; CHAR(10) &amp; IF(LEN(['Descriptive Corners'.F216]) &gt; 0; &quot;link=&quot; &amp; ['Descriptive Corners'.F216] &amp; CHAR(10);&quot;&quot;) &amp; IF(LEN(['Descriptive Corners'.G216])&gt;0;&quot;standard=&quot; &amp; ['Descriptive Corners'.G216] &amp; CHAR(10);&quot;&quot;) &amp; &quot;column=&quot; &amp; ['Descriptive Corners'.I216] &amp; CHAR(10);&quot;&quot;)">
            <text:p/>
          </table:table-cell>
          <table:table-cell table:style-name="ce16" table:formula="of:=IF(LEN(['Descriptive Corners'.H216]) &gt; 0;IF(LEN(['Descriptive Corners'.B216]) &gt; 0;['Descriptive Corners'.B216] &amp; &quot;=&quot; &amp; ['Descriptive Corners'.C216]);&quot;&quot;)">
            <text:p/>
          </table:table-cell>
          <table:table-cell table:style-name="ce16" table:formula="of:=IF(LEN(['Descriptive Corners'.H216]) &gt; 0;IF(LEN(['Descriptive Corners'.B216]) &gt; 0;['Descriptive Corners'.B216] &amp; &quot;=&quot; &amp; ['Descriptive Corners'.D216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217]) &gt; 0; ['Descriptive Corners'.H217]; &quot;&quot;)">
            <text:p/>
          </table:table-cell>
          <table:table-cell table:style-name="ce16" table:formula="of:=IF(LEN(['Descriptive Corners'.H217]) &gt; 0;&quot;[PACENOTE::&quot; &amp; ['Descriptive Corners'.B217] &amp; &quot;]&quot; &amp; CHAR(10) &amp; IF(LEN(['Descriptive Corners'.A217]) &gt; 0;&quot;id=&quot; &amp; ['Descriptive Corners'.A217] &amp; CHAR(10);&quot;&quot;) &amp; &quot;Sounds=1&quot; &amp; CHAR(10) &amp; &quot;Snd0=&quot; &amp; LOWER(['Descriptive Corners'.B217]) &amp; &quot;.ogg&quot; &amp; CHAR(10) &amp; IF(LEN(['Descriptive Corners'.F217]) &gt; 0; &quot;link=&quot; &amp; ['Descriptive Corners'.F217] &amp; CHAR(10);&quot;&quot;) &amp; IF(LEN(['Descriptive Corners'.G217])&gt;0;&quot;standard=&quot; &amp; ['Descriptive Corners'.G217] &amp; CHAR(10);&quot;&quot;) &amp; &quot;column=&quot; &amp; ['Descriptive Corners'.I217] &amp; CHAR(10);&quot;&quot;)">
            <text:p/>
          </table:table-cell>
          <table:table-cell table:style-name="ce16" table:formula="of:=IF(LEN(['Descriptive Corners'.H217]) &gt; 0;IF(LEN(['Descriptive Corners'.B217]) &gt; 0;['Descriptive Corners'.B217] &amp; &quot;=&quot; &amp; ['Descriptive Corners'.C217]);&quot;&quot;)">
            <text:p/>
          </table:table-cell>
          <table:table-cell table:style-name="ce16" table:formula="of:=IF(LEN(['Descriptive Corners'.H217]) &gt; 0;IF(LEN(['Descriptive Corners'.B217]) &gt; 0;['Descriptive Corners'.B217] &amp; &quot;=&quot; &amp; ['Descriptive Corners'.D217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218]) &gt; 0; ['Descriptive Corners'.H218]; &quot;&quot;)">
            <text:p/>
          </table:table-cell>
          <table:table-cell table:style-name="ce16" table:formula="of:=IF(LEN(['Descriptive Corners'.H218]) &gt; 0;&quot;[PACENOTE::&quot; &amp; ['Descriptive Corners'.B218] &amp; &quot;]&quot; &amp; CHAR(10) &amp; IF(LEN(['Descriptive Corners'.A218]) &gt; 0;&quot;id=&quot; &amp; ['Descriptive Corners'.A218] &amp; CHAR(10);&quot;&quot;) &amp; &quot;Sounds=1&quot; &amp; CHAR(10) &amp; &quot;Snd0=&quot; &amp; LOWER(['Descriptive Corners'.B218]) &amp; &quot;.ogg&quot; &amp; CHAR(10) &amp; IF(LEN(['Descriptive Corners'.F218]) &gt; 0; &quot;link=&quot; &amp; ['Descriptive Corners'.F218] &amp; CHAR(10);&quot;&quot;) &amp; IF(LEN(['Descriptive Corners'.G218])&gt;0;&quot;standard=&quot; &amp; ['Descriptive Corners'.G218] &amp; CHAR(10);&quot;&quot;) &amp; &quot;column=&quot; &amp; ['Descriptive Corners'.I218] &amp; CHAR(10);&quot;&quot;)">
            <text:p/>
          </table:table-cell>
          <table:table-cell table:style-name="ce16" table:formula="of:=IF(LEN(['Descriptive Corners'.H218]) &gt; 0;IF(LEN(['Descriptive Corners'.B218]) &gt; 0;['Descriptive Corners'.B218] &amp; &quot;=&quot; &amp; ['Descriptive Corners'.C218]);&quot;&quot;)">
            <text:p/>
          </table:table-cell>
          <table:table-cell table:style-name="ce16" table:formula="of:=IF(LEN(['Descriptive Corners'.H218]) &gt; 0;IF(LEN(['Descriptive Corners'.B218]) &gt; 0;['Descriptive Corners'.B218] &amp; &quot;=&quot; &amp; ['Descriptive Corners'.D218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219]) &gt; 0; ['Descriptive Corners'.H219]; &quot;&quot;)">
            <text:p/>
          </table:table-cell>
          <table:table-cell table:style-name="ce16" table:formula="of:=IF(LEN(['Descriptive Corners'.H219]) &gt; 0;&quot;[PACENOTE::&quot; &amp; ['Descriptive Corners'.B219] &amp; &quot;]&quot; &amp; CHAR(10) &amp; IF(LEN(['Descriptive Corners'.A219]) &gt; 0;&quot;id=&quot; &amp; ['Descriptive Corners'.A219] &amp; CHAR(10);&quot;&quot;) &amp; &quot;Sounds=1&quot; &amp; CHAR(10) &amp; &quot;Snd0=&quot; &amp; LOWER(['Descriptive Corners'.B219]) &amp; &quot;.ogg&quot; &amp; CHAR(10) &amp; IF(LEN(['Descriptive Corners'.F219]) &gt; 0; &quot;link=&quot; &amp; ['Descriptive Corners'.F219] &amp; CHAR(10);&quot;&quot;) &amp; IF(LEN(['Descriptive Corners'.G219])&gt;0;&quot;standard=&quot; &amp; ['Descriptive Corners'.G219] &amp; CHAR(10);&quot;&quot;) &amp; &quot;column=&quot; &amp; ['Descriptive Corners'.I219] &amp; CHAR(10);&quot;&quot;)">
            <text:p/>
          </table:table-cell>
          <table:table-cell table:style-name="ce16" table:formula="of:=IF(LEN(['Descriptive Corners'.H219]) &gt; 0;IF(LEN(['Descriptive Corners'.B219]) &gt; 0;['Descriptive Corners'.B219] &amp; &quot;=&quot; &amp; ['Descriptive Corners'.C219]);&quot;&quot;)">
            <text:p/>
          </table:table-cell>
          <table:table-cell table:style-name="ce16" table:formula="of:=IF(LEN(['Descriptive Corners'.H219]) &gt; 0;IF(LEN(['Descriptive Corners'.B219]) &gt; 0;['Descriptive Corners'.B219] &amp; &quot;=&quot; &amp; ['Descriptive Corners'.D219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220]) &gt; 0; ['Descriptive Corners'.H220]; &quot;&quot;)">
            <text:p/>
          </table:table-cell>
          <table:table-cell table:style-name="ce16" table:formula="of:=IF(LEN(['Descriptive Corners'.H220]) &gt; 0;&quot;[PACENOTE::&quot; &amp; ['Descriptive Corners'.B220] &amp; &quot;]&quot; &amp; CHAR(10) &amp; IF(LEN(['Descriptive Corners'.A220]) &gt; 0;&quot;id=&quot; &amp; ['Descriptive Corners'.A220] &amp; CHAR(10);&quot;&quot;) &amp; &quot;Sounds=1&quot; &amp; CHAR(10) &amp; &quot;Snd0=&quot; &amp; LOWER(['Descriptive Corners'.B220]) &amp; &quot;.ogg&quot; &amp; CHAR(10) &amp; IF(LEN(['Descriptive Corners'.F220]) &gt; 0; &quot;link=&quot; &amp; ['Descriptive Corners'.F220] &amp; CHAR(10);&quot;&quot;) &amp; IF(LEN(['Descriptive Corners'.G220])&gt;0;&quot;standard=&quot; &amp; ['Descriptive Corners'.G220] &amp; CHAR(10);&quot;&quot;) &amp; &quot;column=&quot; &amp; ['Descriptive Corners'.I220] &amp; CHAR(10);&quot;&quot;)">
            <text:p/>
          </table:table-cell>
          <table:table-cell table:style-name="ce16" table:formula="of:=IF(LEN(['Descriptive Corners'.H220]) &gt; 0;IF(LEN(['Descriptive Corners'.B220]) &gt; 0;['Descriptive Corners'.B220] &amp; &quot;=&quot; &amp; ['Descriptive Corners'.C220]);&quot;&quot;)">
            <text:p/>
          </table:table-cell>
          <table:table-cell table:style-name="ce16" table:formula="of:=IF(LEN(['Descriptive Corners'.H220]) &gt; 0;IF(LEN(['Descriptive Corners'.B220]) &gt; 0;['Descriptive Corners'.B220] &amp; &quot;=&quot; &amp; ['Descriptive Corners'.D220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221]) &gt; 0; ['Descriptive Corners'.H221]; &quot;&quot;)">
            <text:p/>
          </table:table-cell>
          <table:table-cell table:style-name="ce16" table:formula="of:=IF(LEN(['Descriptive Corners'.H221]) &gt; 0;&quot;[PACENOTE::&quot; &amp; ['Descriptive Corners'.B221] &amp; &quot;]&quot; &amp; CHAR(10) &amp; IF(LEN(['Descriptive Corners'.A221]) &gt; 0;&quot;id=&quot; &amp; ['Descriptive Corners'.A221] &amp; CHAR(10);&quot;&quot;) &amp; &quot;Sounds=1&quot; &amp; CHAR(10) &amp; &quot;Snd0=&quot; &amp; LOWER(['Descriptive Corners'.B221]) &amp; &quot;.ogg&quot; &amp; CHAR(10) &amp; IF(LEN(['Descriptive Corners'.F221]) &gt; 0; &quot;link=&quot; &amp; ['Descriptive Corners'.F221] &amp; CHAR(10);&quot;&quot;) &amp; IF(LEN(['Descriptive Corners'.G221])&gt;0;&quot;standard=&quot; &amp; ['Descriptive Corners'.G221] &amp; CHAR(10);&quot;&quot;) &amp; &quot;column=&quot; &amp; ['Descriptive Corners'.I221] &amp; CHAR(10);&quot;&quot;)">
            <text:p/>
          </table:table-cell>
          <table:table-cell table:style-name="ce16" table:formula="of:=IF(LEN(['Descriptive Corners'.H221]) &gt; 0;IF(LEN(['Descriptive Corners'.B221]) &gt; 0;['Descriptive Corners'.B221] &amp; &quot;=&quot; &amp; ['Descriptive Corners'.C221]);&quot;&quot;)">
            <text:p/>
          </table:table-cell>
          <table:table-cell table:style-name="ce16" table:formula="of:=IF(LEN(['Descriptive Corners'.H221]) &gt; 0;IF(LEN(['Descriptive Corners'.B221]) &gt; 0;['Descriptive Corners'.B221] &amp; &quot;=&quot; &amp; ['Descriptive Corners'.D221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222]) &gt; 0; ['Descriptive Corners'.H222]; &quot;&quot;)">
            <text:p/>
          </table:table-cell>
          <table:table-cell table:style-name="ce16" table:formula="of:=IF(LEN(['Descriptive Corners'.H222]) &gt; 0;&quot;[PACENOTE::&quot; &amp; ['Descriptive Corners'.B222] &amp; &quot;]&quot; &amp; CHAR(10) &amp; IF(LEN(['Descriptive Corners'.A222]) &gt; 0;&quot;id=&quot; &amp; ['Descriptive Corners'.A222] &amp; CHAR(10);&quot;&quot;) &amp; &quot;Sounds=1&quot; &amp; CHAR(10) &amp; &quot;Snd0=&quot; &amp; LOWER(['Descriptive Corners'.B222]) &amp; &quot;.ogg&quot; &amp; CHAR(10) &amp; IF(LEN(['Descriptive Corners'.F222]) &gt; 0; &quot;link=&quot; &amp; ['Descriptive Corners'.F222] &amp; CHAR(10);&quot;&quot;) &amp; IF(LEN(['Descriptive Corners'.G222])&gt;0;&quot;standard=&quot; &amp; ['Descriptive Corners'.G222] &amp; CHAR(10);&quot;&quot;) &amp; &quot;column=&quot; &amp; ['Descriptive Corners'.I222] &amp; CHAR(10);&quot;&quot;)">
            <text:p/>
          </table:table-cell>
          <table:table-cell table:style-name="ce16" table:formula="of:=IF(LEN(['Descriptive Corners'.H222]) &gt; 0;IF(LEN(['Descriptive Corners'.B222]) &gt; 0;['Descriptive Corners'.B222] &amp; &quot;=&quot; &amp; ['Descriptive Corners'.C222]);&quot;&quot;)">
            <text:p/>
          </table:table-cell>
          <table:table-cell table:style-name="ce16" table:formula="of:=IF(LEN(['Descriptive Corners'.H222]) &gt; 0;IF(LEN(['Descriptive Corners'.B222]) &gt; 0;['Descriptive Corners'.B222] &amp; &quot;=&quot; &amp; ['Descriptive Corners'.D222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223]) &gt; 0; ['Descriptive Corners'.H223]; &quot;&quot;)">
            <text:p/>
          </table:table-cell>
          <table:table-cell table:style-name="ce16" table:formula="of:=IF(LEN(['Descriptive Corners'.H223]) &gt; 0;&quot;[PACENOTE::&quot; &amp; ['Descriptive Corners'.B223] &amp; &quot;]&quot; &amp; CHAR(10) &amp; IF(LEN(['Descriptive Corners'.A223]) &gt; 0;&quot;id=&quot; &amp; ['Descriptive Corners'.A223] &amp; CHAR(10);&quot;&quot;) &amp; &quot;Sounds=1&quot; &amp; CHAR(10) &amp; &quot;Snd0=&quot; &amp; LOWER(['Descriptive Corners'.B223]) &amp; &quot;.ogg&quot; &amp; CHAR(10) &amp; IF(LEN(['Descriptive Corners'.F223]) &gt; 0; &quot;link=&quot; &amp; ['Descriptive Corners'.F223] &amp; CHAR(10);&quot;&quot;) &amp; IF(LEN(['Descriptive Corners'.G223])&gt;0;&quot;standard=&quot; &amp; ['Descriptive Corners'.G223] &amp; CHAR(10);&quot;&quot;) &amp; &quot;column=&quot; &amp; ['Descriptive Corners'.I223] &amp; CHAR(10);&quot;&quot;)">
            <text:p/>
          </table:table-cell>
          <table:table-cell table:style-name="ce16" table:formula="of:=IF(LEN(['Descriptive Corners'.H223]) &gt; 0;IF(LEN(['Descriptive Corners'.B223]) &gt; 0;['Descriptive Corners'.B223] &amp; &quot;=&quot; &amp; ['Descriptive Corners'.C223]);&quot;&quot;)">
            <text:p/>
          </table:table-cell>
          <table:table-cell table:style-name="ce16" table:formula="of:=IF(LEN(['Descriptive Corners'.H223]) &gt; 0;IF(LEN(['Descriptive Corners'.B223]) &gt; 0;['Descriptive Corners'.B223] &amp; &quot;=&quot; &amp; ['Descriptive Corners'.D223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224]) &gt; 0; ['Descriptive Corners'.H224]; &quot;&quot;)">
            <text:p/>
          </table:table-cell>
          <table:table-cell table:style-name="ce16" table:formula="of:=IF(LEN(['Descriptive Corners'.H224]) &gt; 0;&quot;[PACENOTE::&quot; &amp; ['Descriptive Corners'.B224] &amp; &quot;]&quot; &amp; CHAR(10) &amp; IF(LEN(['Descriptive Corners'.A224]) &gt; 0;&quot;id=&quot; &amp; ['Descriptive Corners'.A224] &amp; CHAR(10);&quot;&quot;) &amp; &quot;Sounds=1&quot; &amp; CHAR(10) &amp; &quot;Snd0=&quot; &amp; LOWER(['Descriptive Corners'.B224]) &amp; &quot;.ogg&quot; &amp; CHAR(10) &amp; IF(LEN(['Descriptive Corners'.F224]) &gt; 0; &quot;link=&quot; &amp; ['Descriptive Corners'.F224] &amp; CHAR(10);&quot;&quot;) &amp; IF(LEN(['Descriptive Corners'.G224])&gt;0;&quot;standard=&quot; &amp; ['Descriptive Corners'.G224] &amp; CHAR(10);&quot;&quot;) &amp; &quot;column=&quot; &amp; ['Descriptive Corners'.I224] &amp; CHAR(10);&quot;&quot;)">
            <text:p/>
          </table:table-cell>
          <table:table-cell table:style-name="ce16" table:formula="of:=IF(LEN(['Descriptive Corners'.H224]) &gt; 0;IF(LEN(['Descriptive Corners'.B224]) &gt; 0;['Descriptive Corners'.B224] &amp; &quot;=&quot; &amp; ['Descriptive Corners'.C224]);&quot;&quot;)">
            <text:p/>
          </table:table-cell>
          <table:table-cell table:style-name="ce16" table:formula="of:=IF(LEN(['Descriptive Corners'.H224]) &gt; 0;IF(LEN(['Descriptive Corners'.B224]) &gt; 0;['Descriptive Corners'.B224] &amp; &quot;=&quot; &amp; ['Descriptive Corners'.D224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225]) &gt; 0; ['Descriptive Corners'.H225]; &quot;&quot;)">
            <text:p/>
          </table:table-cell>
          <table:table-cell table:style-name="ce16" table:formula="of:=IF(LEN(['Descriptive Corners'.H225]) &gt; 0;&quot;[PACENOTE::&quot; &amp; ['Descriptive Corners'.B225] &amp; &quot;]&quot; &amp; CHAR(10) &amp; IF(LEN(['Descriptive Corners'.A225]) &gt; 0;&quot;id=&quot; &amp; ['Descriptive Corners'.A225] &amp; CHAR(10);&quot;&quot;) &amp; &quot;Sounds=1&quot; &amp; CHAR(10) &amp; &quot;Snd0=&quot; &amp; LOWER(['Descriptive Corners'.B225]) &amp; &quot;.ogg&quot; &amp; CHAR(10) &amp; IF(LEN(['Descriptive Corners'.F225]) &gt; 0; &quot;link=&quot; &amp; ['Descriptive Corners'.F225] &amp; CHAR(10);&quot;&quot;) &amp; IF(LEN(['Descriptive Corners'.G225])&gt;0;&quot;standard=&quot; &amp; ['Descriptive Corners'.G225] &amp; CHAR(10);&quot;&quot;) &amp; &quot;column=&quot; &amp; ['Descriptive Corners'.I225] &amp; CHAR(10);&quot;&quot;)">
            <text:p/>
          </table:table-cell>
          <table:table-cell table:style-name="ce16" table:formula="of:=IF(LEN(['Descriptive Corners'.H225]) &gt; 0;IF(LEN(['Descriptive Corners'.B225]) &gt; 0;['Descriptive Corners'.B225] &amp; &quot;=&quot; &amp; ['Descriptive Corners'.C225]);&quot;&quot;)">
            <text:p/>
          </table:table-cell>
          <table:table-cell table:style-name="ce16" table:formula="of:=IF(LEN(['Descriptive Corners'.H225]) &gt; 0;IF(LEN(['Descriptive Corners'.B225]) &gt; 0;['Descriptive Corners'.B225] &amp; &quot;=&quot; &amp; ['Descriptive Corners'.D225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226]) &gt; 0; ['Descriptive Corners'.H226]; &quot;&quot;)">
            <text:p/>
          </table:table-cell>
          <table:table-cell table:style-name="ce16" table:formula="of:=IF(LEN(['Descriptive Corners'.H226]) &gt; 0;&quot;[PACENOTE::&quot; &amp; ['Descriptive Corners'.B226] &amp; &quot;]&quot; &amp; CHAR(10) &amp; IF(LEN(['Descriptive Corners'.A226]) &gt; 0;&quot;id=&quot; &amp; ['Descriptive Corners'.A226] &amp; CHAR(10);&quot;&quot;) &amp; &quot;Sounds=1&quot; &amp; CHAR(10) &amp; &quot;Snd0=&quot; &amp; LOWER(['Descriptive Corners'.B226]) &amp; &quot;.ogg&quot; &amp; CHAR(10) &amp; IF(LEN(['Descriptive Corners'.F226]) &gt; 0; &quot;link=&quot; &amp; ['Descriptive Corners'.F226] &amp; CHAR(10);&quot;&quot;) &amp; IF(LEN(['Descriptive Corners'.G226])&gt;0;&quot;standard=&quot; &amp; ['Descriptive Corners'.G226] &amp; CHAR(10);&quot;&quot;) &amp; &quot;column=&quot; &amp; ['Descriptive Corners'.I226] &amp; CHAR(10);&quot;&quot;)">
            <text:p/>
          </table:table-cell>
          <table:table-cell table:style-name="ce16" table:formula="of:=IF(LEN(['Descriptive Corners'.H226]) &gt; 0;IF(LEN(['Descriptive Corners'.B226]) &gt; 0;['Descriptive Corners'.B226] &amp; &quot;=&quot; &amp; ['Descriptive Corners'.C226]);&quot;&quot;)">
            <text:p/>
          </table:table-cell>
          <table:table-cell table:style-name="ce16" table:formula="of:=IF(LEN(['Descriptive Corners'.H226]) &gt; 0;IF(LEN(['Descriptive Corners'.B226]) &gt; 0;['Descriptive Corners'.B226] &amp; &quot;=&quot; &amp; ['Descriptive Corners'.D226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227]) &gt; 0; ['Descriptive Corners'.H227]; &quot;&quot;)">
            <text:p/>
          </table:table-cell>
          <table:table-cell table:style-name="ce16" table:formula="of:=IF(LEN(['Descriptive Corners'.H227]) &gt; 0;&quot;[PACENOTE::&quot; &amp; ['Descriptive Corners'.B227] &amp; &quot;]&quot; &amp; CHAR(10) &amp; IF(LEN(['Descriptive Corners'.A227]) &gt; 0;&quot;id=&quot; &amp; ['Descriptive Corners'.A227] &amp; CHAR(10);&quot;&quot;) &amp; &quot;Sounds=1&quot; &amp; CHAR(10) &amp; &quot;Snd0=&quot; &amp; LOWER(['Descriptive Corners'.B227]) &amp; &quot;.ogg&quot; &amp; CHAR(10) &amp; IF(LEN(['Descriptive Corners'.F227]) &gt; 0; &quot;link=&quot; &amp; ['Descriptive Corners'.F227] &amp; CHAR(10);&quot;&quot;) &amp; IF(LEN(['Descriptive Corners'.G227])&gt;0;&quot;standard=&quot; &amp; ['Descriptive Corners'.G227] &amp; CHAR(10);&quot;&quot;) &amp; &quot;column=&quot; &amp; ['Descriptive Corners'.I227] &amp; CHAR(10);&quot;&quot;)">
            <text:p/>
          </table:table-cell>
          <table:table-cell table:style-name="ce16" table:formula="of:=IF(LEN(['Descriptive Corners'.H227]) &gt; 0;IF(LEN(['Descriptive Corners'.B227]) &gt; 0;['Descriptive Corners'.B227] &amp; &quot;=&quot; &amp; ['Descriptive Corners'.C227]);&quot;&quot;)">
            <text:p/>
          </table:table-cell>
          <table:table-cell table:style-name="ce16" table:formula="of:=IF(LEN(['Descriptive Corners'.H227]) &gt; 0;IF(LEN(['Descriptive Corners'.B227]) &gt; 0;['Descriptive Corners'.B227] &amp; &quot;=&quot; &amp; ['Descriptive Corners'.D227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228]) &gt; 0; ['Descriptive Corners'.H228]; &quot;&quot;)">
            <text:p/>
          </table:table-cell>
          <table:table-cell table:style-name="ce16" table:formula="of:=IF(LEN(['Descriptive Corners'.H228]) &gt; 0;&quot;[PACENOTE::&quot; &amp; ['Descriptive Corners'.B228] &amp; &quot;]&quot; &amp; CHAR(10) &amp; IF(LEN(['Descriptive Corners'.A228]) &gt; 0;&quot;id=&quot; &amp; ['Descriptive Corners'.A228] &amp; CHAR(10);&quot;&quot;) &amp; &quot;Sounds=1&quot; &amp; CHAR(10) &amp; &quot;Snd0=&quot; &amp; LOWER(['Descriptive Corners'.B228]) &amp; &quot;.ogg&quot; &amp; CHAR(10) &amp; IF(LEN(['Descriptive Corners'.F228]) &gt; 0; &quot;link=&quot; &amp; ['Descriptive Corners'.F228] &amp; CHAR(10);&quot;&quot;) &amp; IF(LEN(['Descriptive Corners'.G228])&gt;0;&quot;standard=&quot; &amp; ['Descriptive Corners'.G228] &amp; CHAR(10);&quot;&quot;) &amp; &quot;column=&quot; &amp; ['Descriptive Corners'.I228] &amp; CHAR(10);&quot;&quot;)">
            <text:p/>
          </table:table-cell>
          <table:table-cell table:style-name="ce16" table:formula="of:=IF(LEN(['Descriptive Corners'.H228]) &gt; 0;IF(LEN(['Descriptive Corners'.B228]) &gt; 0;['Descriptive Corners'.B228] &amp; &quot;=&quot; &amp; ['Descriptive Corners'.C228]);&quot;&quot;)">
            <text:p/>
          </table:table-cell>
          <table:table-cell table:style-name="ce16" table:formula="of:=IF(LEN(['Descriptive Corners'.H228]) &gt; 0;IF(LEN(['Descriptive Corners'.B228]) &gt; 0;['Descriptive Corners'.B228] &amp; &quot;=&quot; &amp; ['Descriptive Corners'.D228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229]) &gt; 0; ['Descriptive Corners'.H229]; &quot;&quot;)">
            <text:p/>
          </table:table-cell>
          <table:table-cell table:style-name="ce16" table:formula="of:=IF(LEN(['Descriptive Corners'.H229]) &gt; 0;&quot;[PACENOTE::&quot; &amp; ['Descriptive Corners'.B229] &amp; &quot;]&quot; &amp; CHAR(10) &amp; IF(LEN(['Descriptive Corners'.A229]) &gt; 0;&quot;id=&quot; &amp; ['Descriptive Corners'.A229] &amp; CHAR(10);&quot;&quot;) &amp; &quot;Sounds=1&quot; &amp; CHAR(10) &amp; &quot;Snd0=&quot; &amp; LOWER(['Descriptive Corners'.B229]) &amp; &quot;.ogg&quot; &amp; CHAR(10) &amp; IF(LEN(['Descriptive Corners'.F229]) &gt; 0; &quot;link=&quot; &amp; ['Descriptive Corners'.F229] &amp; CHAR(10);&quot;&quot;) &amp; IF(LEN(['Descriptive Corners'.G229])&gt;0;&quot;standard=&quot; &amp; ['Descriptive Corners'.G229] &amp; CHAR(10);&quot;&quot;) &amp; &quot;column=&quot; &amp; ['Descriptive Corners'.I229] &amp; CHAR(10);&quot;&quot;)">
            <text:p/>
          </table:table-cell>
          <table:table-cell table:style-name="ce16" table:formula="of:=IF(LEN(['Descriptive Corners'.H229]) &gt; 0;IF(LEN(['Descriptive Corners'.B229]) &gt; 0;['Descriptive Corners'.B229] &amp; &quot;=&quot; &amp; ['Descriptive Corners'.C229]);&quot;&quot;)">
            <text:p/>
          </table:table-cell>
          <table:table-cell table:style-name="ce16" table:formula="of:=IF(LEN(['Descriptive Corners'.H229]) &gt; 0;IF(LEN(['Descriptive Corners'.B229]) &gt; 0;['Descriptive Corners'.B229] &amp; &quot;=&quot; &amp; ['Descriptive Corners'.D229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230]) &gt; 0; ['Descriptive Corners'.H230]; &quot;&quot;)">
            <text:p/>
          </table:table-cell>
          <table:table-cell table:style-name="ce16" table:formula="of:=IF(LEN(['Descriptive Corners'.H230]) &gt; 0;&quot;[PACENOTE::&quot; &amp; ['Descriptive Corners'.B230] &amp; &quot;]&quot; &amp; CHAR(10) &amp; IF(LEN(['Descriptive Corners'.A230]) &gt; 0;&quot;id=&quot; &amp; ['Descriptive Corners'.A230] &amp; CHAR(10);&quot;&quot;) &amp; &quot;Sounds=1&quot; &amp; CHAR(10) &amp; &quot;Snd0=&quot; &amp; LOWER(['Descriptive Corners'.B230]) &amp; &quot;.ogg&quot; &amp; CHAR(10) &amp; IF(LEN(['Descriptive Corners'.F230]) &gt; 0; &quot;link=&quot; &amp; ['Descriptive Corners'.F230] &amp; CHAR(10);&quot;&quot;) &amp; IF(LEN(['Descriptive Corners'.G230])&gt;0;&quot;standard=&quot; &amp; ['Descriptive Corners'.G230] &amp; CHAR(10);&quot;&quot;) &amp; &quot;column=&quot; &amp; ['Descriptive Corners'.I230] &amp; CHAR(10);&quot;&quot;)">
            <text:p/>
          </table:table-cell>
          <table:table-cell table:style-name="ce16" table:formula="of:=IF(LEN(['Descriptive Corners'.H230]) &gt; 0;IF(LEN(['Descriptive Corners'.B230]) &gt; 0;['Descriptive Corners'.B230] &amp; &quot;=&quot; &amp; ['Descriptive Corners'.C230]);&quot;&quot;)">
            <text:p/>
          </table:table-cell>
          <table:table-cell table:style-name="ce16" table:formula="of:=IF(LEN(['Descriptive Corners'.H230]) &gt; 0;IF(LEN(['Descriptive Corners'.B230]) &gt; 0;['Descriptive Corners'.B230] &amp; &quot;=&quot; &amp; ['Descriptive Corners'.D230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231]) &gt; 0; ['Descriptive Corners'.H231]; &quot;&quot;)">
            <text:p/>
          </table:table-cell>
          <table:table-cell table:style-name="ce16" table:formula="of:=IF(LEN(['Descriptive Corners'.H231]) &gt; 0;&quot;[PACENOTE::&quot; &amp; ['Descriptive Corners'.B231] &amp; &quot;]&quot; &amp; CHAR(10) &amp; IF(LEN(['Descriptive Corners'.A231]) &gt; 0;&quot;id=&quot; &amp; ['Descriptive Corners'.A231] &amp; CHAR(10);&quot;&quot;) &amp; &quot;Sounds=1&quot; &amp; CHAR(10) &amp; &quot;Snd0=&quot; &amp; LOWER(['Descriptive Corners'.B231]) &amp; &quot;.ogg&quot; &amp; CHAR(10) &amp; IF(LEN(['Descriptive Corners'.F231]) &gt; 0; &quot;link=&quot; &amp; ['Descriptive Corners'.F231] &amp; CHAR(10);&quot;&quot;) &amp; IF(LEN(['Descriptive Corners'.G231])&gt;0;&quot;standard=&quot; &amp; ['Descriptive Corners'.G231] &amp; CHAR(10);&quot;&quot;) &amp; &quot;column=&quot; &amp; ['Descriptive Corners'.I231] &amp; CHAR(10);&quot;&quot;)">
            <text:p/>
          </table:table-cell>
          <table:table-cell table:style-name="ce16" table:formula="of:=IF(LEN(['Descriptive Corners'.H231]) &gt; 0;IF(LEN(['Descriptive Corners'.B231]) &gt; 0;['Descriptive Corners'.B231] &amp; &quot;=&quot; &amp; ['Descriptive Corners'.C231]);&quot;&quot;)">
            <text:p/>
          </table:table-cell>
          <table:table-cell table:style-name="ce16" table:formula="of:=IF(LEN(['Descriptive Corners'.H231]) &gt; 0;IF(LEN(['Descriptive Corners'.B231]) &gt; 0;['Descriptive Corners'.B231] &amp; &quot;=&quot; &amp; ['Descriptive Corners'.D231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232]) &gt; 0; ['Descriptive Corners'.H232]; &quot;&quot;)">
            <text:p/>
          </table:table-cell>
          <table:table-cell table:style-name="ce16" table:formula="of:=IF(LEN(['Descriptive Corners'.H232]) &gt; 0;&quot;[PACENOTE::&quot; &amp; ['Descriptive Corners'.B232] &amp; &quot;]&quot; &amp; CHAR(10) &amp; IF(LEN(['Descriptive Corners'.A232]) &gt; 0;&quot;id=&quot; &amp; ['Descriptive Corners'.A232] &amp; CHAR(10);&quot;&quot;) &amp; &quot;Sounds=1&quot; &amp; CHAR(10) &amp; &quot;Snd0=&quot; &amp; LOWER(['Descriptive Corners'.B232]) &amp; &quot;.ogg&quot; &amp; CHAR(10) &amp; IF(LEN(['Descriptive Corners'.F232]) &gt; 0; &quot;link=&quot; &amp; ['Descriptive Corners'.F232] &amp; CHAR(10);&quot;&quot;) &amp; IF(LEN(['Descriptive Corners'.G232])&gt;0;&quot;standard=&quot; &amp; ['Descriptive Corners'.G232] &amp; CHAR(10);&quot;&quot;) &amp; &quot;column=&quot; &amp; ['Descriptive Corners'.I232] &amp; CHAR(10);&quot;&quot;)">
            <text:p/>
          </table:table-cell>
          <table:table-cell table:style-name="ce16" table:formula="of:=IF(LEN(['Descriptive Corners'.H232]) &gt; 0;IF(LEN(['Descriptive Corners'.B232]) &gt; 0;['Descriptive Corners'.B232] &amp; &quot;=&quot; &amp; ['Descriptive Corners'.C232]);&quot;&quot;)">
            <text:p/>
          </table:table-cell>
          <table:table-cell table:style-name="ce16" table:formula="of:=IF(LEN(['Descriptive Corners'.H232]) &gt; 0;IF(LEN(['Descriptive Corners'.B232]) &gt; 0;['Descriptive Corners'.B232] &amp; &quot;=&quot; &amp; ['Descriptive Corners'.D232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233]) &gt; 0; ['Descriptive Corners'.H233]; &quot;&quot;)">
            <text:p/>
          </table:table-cell>
          <table:table-cell table:style-name="ce16" table:formula="of:=IF(LEN(['Descriptive Corners'.H233]) &gt; 0;&quot;[PACENOTE::&quot; &amp; ['Descriptive Corners'.B233] &amp; &quot;]&quot; &amp; CHAR(10) &amp; IF(LEN(['Descriptive Corners'.A233]) &gt; 0;&quot;id=&quot; &amp; ['Descriptive Corners'.A233] &amp; CHAR(10);&quot;&quot;) &amp; &quot;Sounds=1&quot; &amp; CHAR(10) &amp; &quot;Snd0=&quot; &amp; LOWER(['Descriptive Corners'.B233]) &amp; &quot;.ogg&quot; &amp; CHAR(10) &amp; IF(LEN(['Descriptive Corners'.F233]) &gt; 0; &quot;link=&quot; &amp; ['Descriptive Corners'.F233] &amp; CHAR(10);&quot;&quot;) &amp; IF(LEN(['Descriptive Corners'.G233])&gt;0;&quot;standard=&quot; &amp; ['Descriptive Corners'.G233] &amp; CHAR(10);&quot;&quot;) &amp; &quot;column=&quot; &amp; ['Descriptive Corners'.I233] &amp; CHAR(10);&quot;&quot;)">
            <text:p/>
          </table:table-cell>
          <table:table-cell table:style-name="ce16" table:formula="of:=IF(LEN(['Descriptive Corners'.H233]) &gt; 0;IF(LEN(['Descriptive Corners'.B233]) &gt; 0;['Descriptive Corners'.B233] &amp; &quot;=&quot; &amp; ['Descriptive Corners'.C233]);&quot;&quot;)">
            <text:p/>
          </table:table-cell>
          <table:table-cell table:style-name="ce16" table:formula="of:=IF(LEN(['Descriptive Corners'.H233]) &gt; 0;IF(LEN(['Descriptive Corners'.B233]) &gt; 0;['Descriptive Corners'.B233] &amp; &quot;=&quot; &amp; ['Descriptive Corners'.D233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234]) &gt; 0; ['Descriptive Corners'.H234]; &quot;&quot;)">
            <text:p/>
          </table:table-cell>
          <table:table-cell table:style-name="ce16" table:formula="of:=IF(LEN(['Descriptive Corners'.H234]) &gt; 0;&quot;[PACENOTE::&quot; &amp; ['Descriptive Corners'.B234] &amp; &quot;]&quot; &amp; CHAR(10) &amp; IF(LEN(['Descriptive Corners'.A234]) &gt; 0;&quot;id=&quot; &amp; ['Descriptive Corners'.A234] &amp; CHAR(10);&quot;&quot;) &amp; &quot;Sounds=1&quot; &amp; CHAR(10) &amp; &quot;Snd0=&quot; &amp; LOWER(['Descriptive Corners'.B234]) &amp; &quot;.ogg&quot; &amp; CHAR(10) &amp; IF(LEN(['Descriptive Corners'.F234]) &gt; 0; &quot;link=&quot; &amp; ['Descriptive Corners'.F234] &amp; CHAR(10);&quot;&quot;) &amp; IF(LEN(['Descriptive Corners'.G234])&gt;0;&quot;standard=&quot; &amp; ['Descriptive Corners'.G234] &amp; CHAR(10);&quot;&quot;) &amp; &quot;column=&quot; &amp; ['Descriptive Corners'.I234] &amp; CHAR(10);&quot;&quot;)">
            <text:p/>
          </table:table-cell>
          <table:table-cell table:style-name="ce16" table:formula="of:=IF(LEN(['Descriptive Corners'.H234]) &gt; 0;IF(LEN(['Descriptive Corners'.B234]) &gt; 0;['Descriptive Corners'.B234] &amp; &quot;=&quot; &amp; ['Descriptive Corners'.C234]);&quot;&quot;)">
            <text:p/>
          </table:table-cell>
          <table:table-cell table:style-name="ce16" table:formula="of:=IF(LEN(['Descriptive Corners'.H234]) &gt; 0;IF(LEN(['Descriptive Corners'.B234]) &gt; 0;['Descriptive Corners'.B234] &amp; &quot;=&quot; &amp; ['Descriptive Corners'.D234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235]) &gt; 0; ['Descriptive Corners'.H235]; &quot;&quot;)">
            <text:p/>
          </table:table-cell>
          <table:table-cell table:style-name="ce16" table:formula="of:=IF(LEN(['Descriptive Corners'.H235]) &gt; 0;&quot;[PACENOTE::&quot; &amp; ['Descriptive Corners'.B235] &amp; &quot;]&quot; &amp; CHAR(10) &amp; IF(LEN(['Descriptive Corners'.A235]) &gt; 0;&quot;id=&quot; &amp; ['Descriptive Corners'.A235] &amp; CHAR(10);&quot;&quot;) &amp; &quot;Sounds=1&quot; &amp; CHAR(10) &amp; &quot;Snd0=&quot; &amp; LOWER(['Descriptive Corners'.B235]) &amp; &quot;.ogg&quot; &amp; CHAR(10) &amp; IF(LEN(['Descriptive Corners'.F235]) &gt; 0; &quot;link=&quot; &amp; ['Descriptive Corners'.F235] &amp; CHAR(10);&quot;&quot;) &amp; IF(LEN(['Descriptive Corners'.G235])&gt;0;&quot;standard=&quot; &amp; ['Descriptive Corners'.G235] &amp; CHAR(10);&quot;&quot;) &amp; &quot;column=&quot; &amp; ['Descriptive Corners'.I235] &amp; CHAR(10);&quot;&quot;)">
            <text:p/>
          </table:table-cell>
          <table:table-cell table:style-name="ce16" table:formula="of:=IF(LEN(['Descriptive Corners'.H235]) &gt; 0;IF(LEN(['Descriptive Corners'.B235]) &gt; 0;['Descriptive Corners'.B235] &amp; &quot;=&quot; &amp; ['Descriptive Corners'.C235]);&quot;&quot;)">
            <text:p/>
          </table:table-cell>
          <table:table-cell table:style-name="ce16" table:formula="of:=IF(LEN(['Descriptive Corners'.H235]) &gt; 0;IF(LEN(['Descriptive Corners'.B235]) &gt; 0;['Descriptive Corners'.B235] &amp; &quot;=&quot; &amp; ['Descriptive Corners'.D235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236]) &gt; 0; ['Descriptive Corners'.H236]; &quot;&quot;)">
            <text:p/>
          </table:table-cell>
          <table:table-cell table:style-name="ce16" table:formula="of:=IF(LEN(['Descriptive Corners'.H236]) &gt; 0;&quot;[PACENOTE::&quot; &amp; ['Descriptive Corners'.B236] &amp; &quot;]&quot; &amp; CHAR(10) &amp; IF(LEN(['Descriptive Corners'.A236]) &gt; 0;&quot;id=&quot; &amp; ['Descriptive Corners'.A236] &amp; CHAR(10);&quot;&quot;) &amp; &quot;Sounds=1&quot; &amp; CHAR(10) &amp; &quot;Snd0=&quot; &amp; LOWER(['Descriptive Corners'.B236]) &amp; &quot;.ogg&quot; &amp; CHAR(10) &amp; IF(LEN(['Descriptive Corners'.F236]) &gt; 0; &quot;link=&quot; &amp; ['Descriptive Corners'.F236] &amp; CHAR(10);&quot;&quot;) &amp; IF(LEN(['Descriptive Corners'.G236])&gt;0;&quot;standard=&quot; &amp; ['Descriptive Corners'.G236] &amp; CHAR(10);&quot;&quot;) &amp; &quot;column=&quot; &amp; ['Descriptive Corners'.I236] &amp; CHAR(10);&quot;&quot;)">
            <text:p/>
          </table:table-cell>
          <table:table-cell table:style-name="ce16" table:formula="of:=IF(LEN(['Descriptive Corners'.H236]) &gt; 0;IF(LEN(['Descriptive Corners'.B236]) &gt; 0;['Descriptive Corners'.B236] &amp; &quot;=&quot; &amp; ['Descriptive Corners'.C236]);&quot;&quot;)">
            <text:p/>
          </table:table-cell>
          <table:table-cell table:style-name="ce16" table:formula="of:=IF(LEN(['Descriptive Corners'.H236]) &gt; 0;IF(LEN(['Descriptive Corners'.B236]) &gt; 0;['Descriptive Corners'.B236] &amp; &quot;=&quot; &amp; ['Descriptive Corners'.D236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237]) &gt; 0; ['Descriptive Corners'.H237]; &quot;&quot;)">
            <text:p/>
          </table:table-cell>
          <table:table-cell table:style-name="ce16" table:formula="of:=IF(LEN(['Descriptive Corners'.H237]) &gt; 0;&quot;[PACENOTE::&quot; &amp; ['Descriptive Corners'.B237] &amp; &quot;]&quot; &amp; CHAR(10) &amp; IF(LEN(['Descriptive Corners'.A237]) &gt; 0;&quot;id=&quot; &amp; ['Descriptive Corners'.A237] &amp; CHAR(10);&quot;&quot;) &amp; &quot;Sounds=1&quot; &amp; CHAR(10) &amp; &quot;Snd0=&quot; &amp; LOWER(['Descriptive Corners'.B237]) &amp; &quot;.ogg&quot; &amp; CHAR(10) &amp; IF(LEN(['Descriptive Corners'.F237]) &gt; 0; &quot;link=&quot; &amp; ['Descriptive Corners'.F237] &amp; CHAR(10);&quot;&quot;) &amp; IF(LEN(['Descriptive Corners'.G237])&gt;0;&quot;standard=&quot; &amp; ['Descriptive Corners'.G237] &amp; CHAR(10);&quot;&quot;) &amp; &quot;column=&quot; &amp; ['Descriptive Corners'.I237] &amp; CHAR(10);&quot;&quot;)">
            <text:p/>
          </table:table-cell>
          <table:table-cell table:style-name="ce16" table:formula="of:=IF(LEN(['Descriptive Corners'.H237]) &gt; 0;IF(LEN(['Descriptive Corners'.B237]) &gt; 0;['Descriptive Corners'.B237] &amp; &quot;=&quot; &amp; ['Descriptive Corners'.C237]);&quot;&quot;)">
            <text:p/>
          </table:table-cell>
          <table:table-cell table:style-name="ce16" table:formula="of:=IF(LEN(['Descriptive Corners'.H237]) &gt; 0;IF(LEN(['Descriptive Corners'.B237]) &gt; 0;['Descriptive Corners'.B237] &amp; &quot;=&quot; &amp; ['Descriptive Corners'.D237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238]) &gt; 0; ['Descriptive Corners'.H238]; &quot;&quot;)">
            <text:p/>
          </table:table-cell>
          <table:table-cell table:style-name="ce16" table:formula="of:=IF(LEN(['Descriptive Corners'.H238]) &gt; 0;&quot;[PACENOTE::&quot; &amp; ['Descriptive Corners'.B238] &amp; &quot;]&quot; &amp; CHAR(10) &amp; IF(LEN(['Descriptive Corners'.A238]) &gt; 0;&quot;id=&quot; &amp; ['Descriptive Corners'.A238] &amp; CHAR(10);&quot;&quot;) &amp; &quot;Sounds=1&quot; &amp; CHAR(10) &amp; &quot;Snd0=&quot; &amp; LOWER(['Descriptive Corners'.B238]) &amp; &quot;.ogg&quot; &amp; CHAR(10) &amp; IF(LEN(['Descriptive Corners'.F238]) &gt; 0; &quot;link=&quot; &amp; ['Descriptive Corners'.F238] &amp; CHAR(10);&quot;&quot;) &amp; IF(LEN(['Descriptive Corners'.G238])&gt;0;&quot;standard=&quot; &amp; ['Descriptive Corners'.G238] &amp; CHAR(10);&quot;&quot;) &amp; &quot;column=&quot; &amp; ['Descriptive Corners'.I238] &amp; CHAR(10);&quot;&quot;)">
            <text:p/>
          </table:table-cell>
          <table:table-cell table:style-name="ce16" table:formula="of:=IF(LEN(['Descriptive Corners'.H238]) &gt; 0;IF(LEN(['Descriptive Corners'.B238]) &gt; 0;['Descriptive Corners'.B238] &amp; &quot;=&quot; &amp; ['Descriptive Corners'.C238]);&quot;&quot;)">
            <text:p/>
          </table:table-cell>
          <table:table-cell table:style-name="ce16" table:formula="of:=IF(LEN(['Descriptive Corners'.H238]) &gt; 0;IF(LEN(['Descriptive Corners'.B238]) &gt; 0;['Descriptive Corners'.B238] &amp; &quot;=&quot; &amp; ['Descriptive Corners'.D238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239]) &gt; 0; ['Descriptive Corners'.H239]; &quot;&quot;)">
            <text:p/>
          </table:table-cell>
          <table:table-cell table:style-name="ce16" table:formula="of:=IF(LEN(['Descriptive Corners'.H239]) &gt; 0;&quot;[PACENOTE::&quot; &amp; ['Descriptive Corners'.B239] &amp; &quot;]&quot; &amp; CHAR(10) &amp; IF(LEN(['Descriptive Corners'.A239]) &gt; 0;&quot;id=&quot; &amp; ['Descriptive Corners'.A239] &amp; CHAR(10);&quot;&quot;) &amp; &quot;Sounds=1&quot; &amp; CHAR(10) &amp; &quot;Snd0=&quot; &amp; LOWER(['Descriptive Corners'.B239]) &amp; &quot;.ogg&quot; &amp; CHAR(10) &amp; IF(LEN(['Descriptive Corners'.F239]) &gt; 0; &quot;link=&quot; &amp; ['Descriptive Corners'.F239] &amp; CHAR(10);&quot;&quot;) &amp; IF(LEN(['Descriptive Corners'.G239])&gt;0;&quot;standard=&quot; &amp; ['Descriptive Corners'.G239] &amp; CHAR(10);&quot;&quot;) &amp; &quot;column=&quot; &amp; ['Descriptive Corners'.I239] &amp; CHAR(10);&quot;&quot;)">
            <text:p/>
          </table:table-cell>
          <table:table-cell table:style-name="ce16" table:formula="of:=IF(LEN(['Descriptive Corners'.H239]) &gt; 0;IF(LEN(['Descriptive Corners'.B239]) &gt; 0;['Descriptive Corners'.B239] &amp; &quot;=&quot; &amp; ['Descriptive Corners'.C239]);&quot;&quot;)">
            <text:p/>
          </table:table-cell>
          <table:table-cell table:style-name="ce16" table:formula="of:=IF(LEN(['Descriptive Corners'.H239]) &gt; 0;IF(LEN(['Descriptive Corners'.B239]) &gt; 0;['Descriptive Corners'.B239] &amp; &quot;=&quot; &amp; ['Descriptive Corners'.D239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240]) &gt; 0; ['Descriptive Corners'.H240]; &quot;&quot;)">
            <text:p/>
          </table:table-cell>
          <table:table-cell table:style-name="ce16" table:formula="of:=IF(LEN(['Descriptive Corners'.H240]) &gt; 0;&quot;[PACENOTE::&quot; &amp; ['Descriptive Corners'.B240] &amp; &quot;]&quot; &amp; CHAR(10) &amp; IF(LEN(['Descriptive Corners'.A240]) &gt; 0;&quot;id=&quot; &amp; ['Descriptive Corners'.A240] &amp; CHAR(10);&quot;&quot;) &amp; &quot;Sounds=1&quot; &amp; CHAR(10) &amp; &quot;Snd0=&quot; &amp; LOWER(['Descriptive Corners'.B240]) &amp; &quot;.ogg&quot; &amp; CHAR(10) &amp; IF(LEN(['Descriptive Corners'.F240]) &gt; 0; &quot;link=&quot; &amp; ['Descriptive Corners'.F240] &amp; CHAR(10);&quot;&quot;) &amp; IF(LEN(['Descriptive Corners'.G240])&gt;0;&quot;standard=&quot; &amp; ['Descriptive Corners'.G240] &amp; CHAR(10);&quot;&quot;) &amp; &quot;column=&quot; &amp; ['Descriptive Corners'.I240] &amp; CHAR(10);&quot;&quot;)">
            <text:p/>
          </table:table-cell>
          <table:table-cell table:style-name="ce16" table:formula="of:=IF(LEN(['Descriptive Corners'.H240]) &gt; 0;IF(LEN(['Descriptive Corners'.B240]) &gt; 0;['Descriptive Corners'.B240] &amp; &quot;=&quot; &amp; ['Descriptive Corners'.C240]);&quot;&quot;)">
            <text:p/>
          </table:table-cell>
          <table:table-cell table:style-name="ce16" table:formula="of:=IF(LEN(['Descriptive Corners'.H240]) &gt; 0;IF(LEN(['Descriptive Corners'.B240]) &gt; 0;['Descriptive Corners'.B240] &amp; &quot;=&quot; &amp; ['Descriptive Corners'.D240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241]) &gt; 0; ['Descriptive Corners'.H241]; &quot;&quot;)">
            <text:p/>
          </table:table-cell>
          <table:table-cell table:style-name="ce16" table:formula="of:=IF(LEN(['Descriptive Corners'.H241]) &gt; 0;&quot;[PACENOTE::&quot; &amp; ['Descriptive Corners'.B241] &amp; &quot;]&quot; &amp; CHAR(10) &amp; IF(LEN(['Descriptive Corners'.A241]) &gt; 0;&quot;id=&quot; &amp; ['Descriptive Corners'.A241] &amp; CHAR(10);&quot;&quot;) &amp; &quot;Sounds=1&quot; &amp; CHAR(10) &amp; &quot;Snd0=&quot; &amp; LOWER(['Descriptive Corners'.B241]) &amp; &quot;.ogg&quot; &amp; CHAR(10) &amp; IF(LEN(['Descriptive Corners'.F241]) &gt; 0; &quot;link=&quot; &amp; ['Descriptive Corners'.F241] &amp; CHAR(10);&quot;&quot;) &amp; IF(LEN(['Descriptive Corners'.G241])&gt;0;&quot;standard=&quot; &amp; ['Descriptive Corners'.G241] &amp; CHAR(10);&quot;&quot;) &amp; &quot;column=&quot; &amp; ['Descriptive Corners'.I241] &amp; CHAR(10);&quot;&quot;)">
            <text:p/>
          </table:table-cell>
          <table:table-cell table:style-name="ce16" table:formula="of:=IF(LEN(['Descriptive Corners'.H241]) &gt; 0;IF(LEN(['Descriptive Corners'.B241]) &gt; 0;['Descriptive Corners'.B241] &amp; &quot;=&quot; &amp; ['Descriptive Corners'.C241]);&quot;&quot;)">
            <text:p/>
          </table:table-cell>
          <table:table-cell table:style-name="ce16" table:formula="of:=IF(LEN(['Descriptive Corners'.H241]) &gt; 0;IF(LEN(['Descriptive Corners'.B241]) &gt; 0;['Descriptive Corners'.B241] &amp; &quot;=&quot; &amp; ['Descriptive Corners'.D241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242]) &gt; 0; ['Descriptive Corners'.H242]; &quot;&quot;)">
            <text:p/>
          </table:table-cell>
          <table:table-cell table:style-name="ce16" table:formula="of:=IF(LEN(['Descriptive Corners'.H242]) &gt; 0;&quot;[PACENOTE::&quot; &amp; ['Descriptive Corners'.B242] &amp; &quot;]&quot; &amp; CHAR(10) &amp; IF(LEN(['Descriptive Corners'.A242]) &gt; 0;&quot;id=&quot; &amp; ['Descriptive Corners'.A242] &amp; CHAR(10);&quot;&quot;) &amp; &quot;Sounds=1&quot; &amp; CHAR(10) &amp; &quot;Snd0=&quot; &amp; LOWER(['Descriptive Corners'.B242]) &amp; &quot;.ogg&quot; &amp; CHAR(10) &amp; IF(LEN(['Descriptive Corners'.F242]) &gt; 0; &quot;link=&quot; &amp; ['Descriptive Corners'.F242] &amp; CHAR(10);&quot;&quot;) &amp; IF(LEN(['Descriptive Corners'.G242])&gt;0;&quot;standard=&quot; &amp; ['Descriptive Corners'.G242] &amp; CHAR(10);&quot;&quot;) &amp; &quot;column=&quot; &amp; ['Descriptive Corners'.I242] &amp; CHAR(10);&quot;&quot;)">
            <text:p/>
          </table:table-cell>
          <table:table-cell table:style-name="ce16" table:formula="of:=IF(LEN(['Descriptive Corners'.H242]) &gt; 0;IF(LEN(['Descriptive Corners'.B242]) &gt; 0;['Descriptive Corners'.B242] &amp; &quot;=&quot; &amp; ['Descriptive Corners'.C242]);&quot;&quot;)">
            <text:p/>
          </table:table-cell>
          <table:table-cell table:style-name="ce16" table:formula="of:=IF(LEN(['Descriptive Corners'.H242]) &gt; 0;IF(LEN(['Descriptive Corners'.B242]) &gt; 0;['Descriptive Corners'.B242] &amp; &quot;=&quot; &amp; ['Descriptive Corners'.D242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243]) &gt; 0; ['Descriptive Corners'.H243]; &quot;&quot;)">
            <text:p/>
          </table:table-cell>
          <table:table-cell table:style-name="ce16" table:formula="of:=IF(LEN(['Descriptive Corners'.H243]) &gt; 0;&quot;[PACENOTE::&quot; &amp; ['Descriptive Corners'.B243] &amp; &quot;]&quot; &amp; CHAR(10) &amp; IF(LEN(['Descriptive Corners'.A243]) &gt; 0;&quot;id=&quot; &amp; ['Descriptive Corners'.A243] &amp; CHAR(10);&quot;&quot;) &amp; &quot;Sounds=1&quot; &amp; CHAR(10) &amp; &quot;Snd0=&quot; &amp; LOWER(['Descriptive Corners'.B243]) &amp; &quot;.ogg&quot; &amp; CHAR(10) &amp; IF(LEN(['Descriptive Corners'.F243]) &gt; 0; &quot;link=&quot; &amp; ['Descriptive Corners'.F243] &amp; CHAR(10);&quot;&quot;) &amp; IF(LEN(['Descriptive Corners'.G243])&gt;0;&quot;standard=&quot; &amp; ['Descriptive Corners'.G243] &amp; CHAR(10);&quot;&quot;) &amp; &quot;column=&quot; &amp; ['Descriptive Corners'.I243] &amp; CHAR(10);&quot;&quot;)">
            <text:p/>
          </table:table-cell>
          <table:table-cell table:style-name="ce16" table:formula="of:=IF(LEN(['Descriptive Corners'.H243]) &gt; 0;IF(LEN(['Descriptive Corners'.B243]) &gt; 0;['Descriptive Corners'.B243] &amp; &quot;=&quot; &amp; ['Descriptive Corners'.C243]);&quot;&quot;)">
            <text:p/>
          </table:table-cell>
          <table:table-cell table:style-name="ce16" table:formula="of:=IF(LEN(['Descriptive Corners'.H243]) &gt; 0;IF(LEN(['Descriptive Corners'.B243]) &gt; 0;['Descriptive Corners'.B243] &amp; &quot;=&quot; &amp; ['Descriptive Corners'.D243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244]) &gt; 0; ['Descriptive Corners'.H244]; &quot;&quot;)">
            <text:p/>
          </table:table-cell>
          <table:table-cell table:style-name="ce16" table:formula="of:=IF(LEN(['Descriptive Corners'.H244]) &gt; 0;&quot;[PACENOTE::&quot; &amp; ['Descriptive Corners'.B244] &amp; &quot;]&quot; &amp; CHAR(10) &amp; IF(LEN(['Descriptive Corners'.A244]) &gt; 0;&quot;id=&quot; &amp; ['Descriptive Corners'.A244] &amp; CHAR(10);&quot;&quot;) &amp; &quot;Sounds=1&quot; &amp; CHAR(10) &amp; &quot;Snd0=&quot; &amp; LOWER(['Descriptive Corners'.B244]) &amp; &quot;.ogg&quot; &amp; CHAR(10) &amp; IF(LEN(['Descriptive Corners'.F244]) &gt; 0; &quot;link=&quot; &amp; ['Descriptive Corners'.F244] &amp; CHAR(10);&quot;&quot;) &amp; IF(LEN(['Descriptive Corners'.G244])&gt;0;&quot;standard=&quot; &amp; ['Descriptive Corners'.G244] &amp; CHAR(10);&quot;&quot;) &amp; &quot;column=&quot; &amp; ['Descriptive Corners'.I244] &amp; CHAR(10);&quot;&quot;)">
            <text:p/>
          </table:table-cell>
          <table:table-cell table:style-name="ce16" table:formula="of:=IF(LEN(['Descriptive Corners'.H244]) &gt; 0;IF(LEN(['Descriptive Corners'.B244]) &gt; 0;['Descriptive Corners'.B244] &amp; &quot;=&quot; &amp; ['Descriptive Corners'.C244]);&quot;&quot;)">
            <text:p/>
          </table:table-cell>
          <table:table-cell table:style-name="ce16" table:formula="of:=IF(LEN(['Descriptive Corners'.H244]) &gt; 0;IF(LEN(['Descriptive Corners'.B244]) &gt; 0;['Descriptive Corners'.B244] &amp; &quot;=&quot; &amp; ['Descriptive Corners'.D244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245]) &gt; 0; ['Descriptive Corners'.H245]; &quot;&quot;)">
            <text:p/>
          </table:table-cell>
          <table:table-cell table:style-name="ce16" table:formula="of:=IF(LEN(['Descriptive Corners'.H245]) &gt; 0;&quot;[PACENOTE::&quot; &amp; ['Descriptive Corners'.B245] &amp; &quot;]&quot; &amp; CHAR(10) &amp; IF(LEN(['Descriptive Corners'.A245]) &gt; 0;&quot;id=&quot; &amp; ['Descriptive Corners'.A245] &amp; CHAR(10);&quot;&quot;) &amp; &quot;Sounds=1&quot; &amp; CHAR(10) &amp; &quot;Snd0=&quot; &amp; LOWER(['Descriptive Corners'.B245]) &amp; &quot;.ogg&quot; &amp; CHAR(10) &amp; IF(LEN(['Descriptive Corners'.F245]) &gt; 0; &quot;link=&quot; &amp; ['Descriptive Corners'.F245] &amp; CHAR(10);&quot;&quot;) &amp; IF(LEN(['Descriptive Corners'.G245])&gt;0;&quot;standard=&quot; &amp; ['Descriptive Corners'.G245] &amp; CHAR(10);&quot;&quot;) &amp; &quot;column=&quot; &amp; ['Descriptive Corners'.I245] &amp; CHAR(10);&quot;&quot;)">
            <text:p/>
          </table:table-cell>
          <table:table-cell table:style-name="ce16" table:formula="of:=IF(LEN(['Descriptive Corners'.H245]) &gt; 0;IF(LEN(['Descriptive Corners'.B245]) &gt; 0;['Descriptive Corners'.B245] &amp; &quot;=&quot; &amp; ['Descriptive Corners'.C245]);&quot;&quot;)">
            <text:p/>
          </table:table-cell>
          <table:table-cell table:style-name="ce16" table:formula="of:=IF(LEN(['Descriptive Corners'.H245]) &gt; 0;IF(LEN(['Descriptive Corners'.B245]) &gt; 0;['Descriptive Corners'.B245] &amp; &quot;=&quot; &amp; ['Descriptive Corners'.D245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246]) &gt; 0; ['Descriptive Corners'.H246]; &quot;&quot;)">
            <text:p/>
          </table:table-cell>
          <table:table-cell table:style-name="ce16" table:formula="of:=IF(LEN(['Descriptive Corners'.H246]) &gt; 0;&quot;[PACENOTE::&quot; &amp; ['Descriptive Corners'.B246] &amp; &quot;]&quot; &amp; CHAR(10) &amp; IF(LEN(['Descriptive Corners'.A246]) &gt; 0;&quot;id=&quot; &amp; ['Descriptive Corners'.A246] &amp; CHAR(10);&quot;&quot;) &amp; &quot;Sounds=1&quot; &amp; CHAR(10) &amp; &quot;Snd0=&quot; &amp; LOWER(['Descriptive Corners'.B246]) &amp; &quot;.ogg&quot; &amp; CHAR(10) &amp; IF(LEN(['Descriptive Corners'.F246]) &gt; 0; &quot;link=&quot; &amp; ['Descriptive Corners'.F246] &amp; CHAR(10);&quot;&quot;) &amp; IF(LEN(['Descriptive Corners'.G246])&gt;0;&quot;standard=&quot; &amp; ['Descriptive Corners'.G246] &amp; CHAR(10);&quot;&quot;) &amp; &quot;column=&quot; &amp; ['Descriptive Corners'.I246] &amp; CHAR(10);&quot;&quot;)">
            <text:p/>
          </table:table-cell>
          <table:table-cell table:style-name="ce16" table:formula="of:=IF(LEN(['Descriptive Corners'.H246]) &gt; 0;IF(LEN(['Descriptive Corners'.B246]) &gt; 0;['Descriptive Corners'.B246] &amp; &quot;=&quot; &amp; ['Descriptive Corners'.C246]);&quot;&quot;)">
            <text:p/>
          </table:table-cell>
          <table:table-cell table:style-name="ce16" table:formula="of:=IF(LEN(['Descriptive Corners'.H246]) &gt; 0;IF(LEN(['Descriptive Corners'.B246]) &gt; 0;['Descriptive Corners'.B246] &amp; &quot;=&quot; &amp; ['Descriptive Corners'.D246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247]) &gt; 0; ['Descriptive Corners'.H247]; &quot;&quot;)">
            <text:p/>
          </table:table-cell>
          <table:table-cell table:style-name="ce16" table:formula="of:=IF(LEN(['Descriptive Corners'.H247]) &gt; 0;&quot;[PACENOTE::&quot; &amp; ['Descriptive Corners'.B247] &amp; &quot;]&quot; &amp; CHAR(10) &amp; IF(LEN(['Descriptive Corners'.A247]) &gt; 0;&quot;id=&quot; &amp; ['Descriptive Corners'.A247] &amp; CHAR(10);&quot;&quot;) &amp; &quot;Sounds=1&quot; &amp; CHAR(10) &amp; &quot;Snd0=&quot; &amp; LOWER(['Descriptive Corners'.B247]) &amp; &quot;.ogg&quot; &amp; CHAR(10) &amp; IF(LEN(['Descriptive Corners'.F247]) &gt; 0; &quot;link=&quot; &amp; ['Descriptive Corners'.F247] &amp; CHAR(10);&quot;&quot;) &amp; IF(LEN(['Descriptive Corners'.G247])&gt;0;&quot;standard=&quot; &amp; ['Descriptive Corners'.G247] &amp; CHAR(10);&quot;&quot;) &amp; &quot;column=&quot; &amp; ['Descriptive Corners'.I247] &amp; CHAR(10);&quot;&quot;)">
            <text:p/>
          </table:table-cell>
          <table:table-cell table:style-name="ce16" table:formula="of:=IF(LEN(['Descriptive Corners'.H247]) &gt; 0;IF(LEN(['Descriptive Corners'.B247]) &gt; 0;['Descriptive Corners'.B247] &amp; &quot;=&quot; &amp; ['Descriptive Corners'.C247]);&quot;&quot;)">
            <text:p/>
          </table:table-cell>
          <table:table-cell table:style-name="ce16" table:formula="of:=IF(LEN(['Descriptive Corners'.H247]) &gt; 0;IF(LEN(['Descriptive Corners'.B247]) &gt; 0;['Descriptive Corners'.B247] &amp; &quot;=&quot; &amp; ['Descriptive Corners'.D247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248]) &gt; 0; ['Descriptive Corners'.H248]; &quot;&quot;)">
            <text:p/>
          </table:table-cell>
          <table:table-cell table:style-name="ce16" table:formula="of:=IF(LEN(['Descriptive Corners'.H248]) &gt; 0;&quot;[PACENOTE::&quot; &amp; ['Descriptive Corners'.B248] &amp; &quot;]&quot; &amp; CHAR(10) &amp; IF(LEN(['Descriptive Corners'.A248]) &gt; 0;&quot;id=&quot; &amp; ['Descriptive Corners'.A248] &amp; CHAR(10);&quot;&quot;) &amp; &quot;Sounds=1&quot; &amp; CHAR(10) &amp; &quot;Snd0=&quot; &amp; LOWER(['Descriptive Corners'.B248]) &amp; &quot;.ogg&quot; &amp; CHAR(10) &amp; IF(LEN(['Descriptive Corners'.F248]) &gt; 0; &quot;link=&quot; &amp; ['Descriptive Corners'.F248] &amp; CHAR(10);&quot;&quot;) &amp; IF(LEN(['Descriptive Corners'.G248])&gt;0;&quot;standard=&quot; &amp; ['Descriptive Corners'.G248] &amp; CHAR(10);&quot;&quot;) &amp; &quot;column=&quot; &amp; ['Descriptive Corners'.I248] &amp; CHAR(10);&quot;&quot;)">
            <text:p/>
          </table:table-cell>
          <table:table-cell table:style-name="ce16" table:formula="of:=IF(LEN(['Descriptive Corners'.H248]) &gt; 0;IF(LEN(['Descriptive Corners'.B248]) &gt; 0;['Descriptive Corners'.B248] &amp; &quot;=&quot; &amp; ['Descriptive Corners'.C248]);&quot;&quot;)">
            <text:p/>
          </table:table-cell>
          <table:table-cell table:style-name="ce16" table:formula="of:=IF(LEN(['Descriptive Corners'.H248]) &gt; 0;IF(LEN(['Descriptive Corners'.B248]) &gt; 0;['Descriptive Corners'.B248] &amp; &quot;=&quot; &amp; ['Descriptive Corners'.D248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249]) &gt; 0; ['Descriptive Corners'.H249]; &quot;&quot;)">
            <text:p/>
          </table:table-cell>
          <table:table-cell table:style-name="ce16" table:formula="of:=IF(LEN(['Descriptive Corners'.H249]) &gt; 0;&quot;[PACENOTE::&quot; &amp; ['Descriptive Corners'.B249] &amp; &quot;]&quot; &amp; CHAR(10) &amp; IF(LEN(['Descriptive Corners'.A249]) &gt; 0;&quot;id=&quot; &amp; ['Descriptive Corners'.A249] &amp; CHAR(10);&quot;&quot;) &amp; &quot;Sounds=1&quot; &amp; CHAR(10) &amp; &quot;Snd0=&quot; &amp; LOWER(['Descriptive Corners'.B249]) &amp; &quot;.ogg&quot; &amp; CHAR(10) &amp; IF(LEN(['Descriptive Corners'.F249]) &gt; 0; &quot;link=&quot; &amp; ['Descriptive Corners'.F249] &amp; CHAR(10);&quot;&quot;) &amp; IF(LEN(['Descriptive Corners'.G249])&gt;0;&quot;standard=&quot; &amp; ['Descriptive Corners'.G249] &amp; CHAR(10);&quot;&quot;) &amp; &quot;column=&quot; &amp; ['Descriptive Corners'.I249] &amp; CHAR(10);&quot;&quot;)">
            <text:p/>
          </table:table-cell>
          <table:table-cell table:style-name="ce16" table:formula="of:=IF(LEN(['Descriptive Corners'.H249]) &gt; 0;IF(LEN(['Descriptive Corners'.B249]) &gt; 0;['Descriptive Corners'.B249] &amp; &quot;=&quot; &amp; ['Descriptive Corners'.C249]);&quot;&quot;)">
            <text:p/>
          </table:table-cell>
          <table:table-cell table:style-name="ce16" table:formula="of:=IF(LEN(['Descriptive Corners'.H249]) &gt; 0;IF(LEN(['Descriptive Corners'.B249]) &gt; 0;['Descriptive Corners'.B249] &amp; &quot;=&quot; &amp; ['Descriptive Corners'.D249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250]) &gt; 0; ['Descriptive Corners'.H250]; &quot;&quot;)">
            <text:p/>
          </table:table-cell>
          <table:table-cell table:style-name="ce16" table:formula="of:=IF(LEN(['Descriptive Corners'.H250]) &gt; 0;&quot;[PACENOTE::&quot; &amp; ['Descriptive Corners'.B250] &amp; &quot;]&quot; &amp; CHAR(10) &amp; IF(LEN(['Descriptive Corners'.A250]) &gt; 0;&quot;id=&quot; &amp; ['Descriptive Corners'.A250] &amp; CHAR(10);&quot;&quot;) &amp; &quot;Sounds=1&quot; &amp; CHAR(10) &amp; &quot;Snd0=&quot; &amp; LOWER(['Descriptive Corners'.B250]) &amp; &quot;.ogg&quot; &amp; CHAR(10) &amp; IF(LEN(['Descriptive Corners'.F250]) &gt; 0; &quot;link=&quot; &amp; ['Descriptive Corners'.F250] &amp; CHAR(10);&quot;&quot;) &amp; IF(LEN(['Descriptive Corners'.G250])&gt;0;&quot;standard=&quot; &amp; ['Descriptive Corners'.G250] &amp; CHAR(10);&quot;&quot;) &amp; &quot;column=&quot; &amp; ['Descriptive Corners'.I250] &amp; CHAR(10);&quot;&quot;)">
            <text:p/>
          </table:table-cell>
          <table:table-cell table:style-name="ce16" table:formula="of:=IF(LEN(['Descriptive Corners'.H250]) &gt; 0;IF(LEN(['Descriptive Corners'.B250]) &gt; 0;['Descriptive Corners'.B250] &amp; &quot;=&quot; &amp; ['Descriptive Corners'.C250]);&quot;&quot;)">
            <text:p/>
          </table:table-cell>
          <table:table-cell table:style-name="ce16" table:formula="of:=IF(LEN(['Descriptive Corners'.H250]) &gt; 0;IF(LEN(['Descriptive Corners'.B250]) &gt; 0;['Descriptive Corners'.B250] &amp; &quot;=&quot; &amp; ['Descriptive Corners'.D250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251]) &gt; 0; ['Descriptive Corners'.H251]; &quot;&quot;)">
            <text:p/>
          </table:table-cell>
          <table:table-cell table:style-name="ce16" table:formula="of:=IF(LEN(['Descriptive Corners'.H251]) &gt; 0;&quot;[PACENOTE::&quot; &amp; ['Descriptive Corners'.B251] &amp; &quot;]&quot; &amp; CHAR(10) &amp; IF(LEN(['Descriptive Corners'.A251]) &gt; 0;&quot;id=&quot; &amp; ['Descriptive Corners'.A251] &amp; CHAR(10);&quot;&quot;) &amp; &quot;Sounds=1&quot; &amp; CHAR(10) &amp; &quot;Snd0=&quot; &amp; LOWER(['Descriptive Corners'.B251]) &amp; &quot;.ogg&quot; &amp; CHAR(10) &amp; IF(LEN(['Descriptive Corners'.F251]) &gt; 0; &quot;link=&quot; &amp; ['Descriptive Corners'.F251] &amp; CHAR(10);&quot;&quot;) &amp; IF(LEN(['Descriptive Corners'.G251])&gt;0;&quot;standard=&quot; &amp; ['Descriptive Corners'.G251] &amp; CHAR(10);&quot;&quot;) &amp; &quot;column=&quot; &amp; ['Descriptive Corners'.I251] &amp; CHAR(10);&quot;&quot;)">
            <text:p/>
          </table:table-cell>
          <table:table-cell table:style-name="ce16" table:formula="of:=IF(LEN(['Descriptive Corners'.H251]) &gt; 0;IF(LEN(['Descriptive Corners'.B251]) &gt; 0;['Descriptive Corners'.B251] &amp; &quot;=&quot; &amp; ['Descriptive Corners'.C251]);&quot;&quot;)">
            <text:p/>
          </table:table-cell>
          <table:table-cell table:style-name="ce16" table:formula="of:=IF(LEN(['Descriptive Corners'.H251]) &gt; 0;IF(LEN(['Descriptive Corners'.B251]) &gt; 0;['Descriptive Corners'.B251] &amp; &quot;=&quot; &amp; ['Descriptive Corners'.D251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252]) &gt; 0; ['Descriptive Corners'.H252]; &quot;&quot;)">
            <text:p/>
          </table:table-cell>
          <table:table-cell table:style-name="ce16" table:formula="of:=IF(LEN(['Descriptive Corners'.H252]) &gt; 0;&quot;[PACENOTE::&quot; &amp; ['Descriptive Corners'.B252] &amp; &quot;]&quot; &amp; CHAR(10) &amp; IF(LEN(['Descriptive Corners'.A252]) &gt; 0;&quot;id=&quot; &amp; ['Descriptive Corners'.A252] &amp; CHAR(10);&quot;&quot;) &amp; &quot;Sounds=1&quot; &amp; CHAR(10) &amp; &quot;Snd0=&quot; &amp; LOWER(['Descriptive Corners'.B252]) &amp; &quot;.ogg&quot; &amp; CHAR(10) &amp; IF(LEN(['Descriptive Corners'.F252]) &gt; 0; &quot;link=&quot; &amp; ['Descriptive Corners'.F252] &amp; CHAR(10);&quot;&quot;) &amp; IF(LEN(['Descriptive Corners'.G252])&gt;0;&quot;standard=&quot; &amp; ['Descriptive Corners'.G252] &amp; CHAR(10);&quot;&quot;) &amp; &quot;column=&quot; &amp; ['Descriptive Corners'.I252] &amp; CHAR(10);&quot;&quot;)">
            <text:p/>
          </table:table-cell>
          <table:table-cell table:style-name="ce16" table:formula="of:=IF(LEN(['Descriptive Corners'.H252]) &gt; 0;IF(LEN(['Descriptive Corners'.B252]) &gt; 0;['Descriptive Corners'.B252] &amp; &quot;=&quot; &amp; ['Descriptive Corners'.C252]);&quot;&quot;)">
            <text:p/>
          </table:table-cell>
          <table:table-cell table:style-name="ce16" table:formula="of:=IF(LEN(['Descriptive Corners'.H252]) &gt; 0;IF(LEN(['Descriptive Corners'.B252]) &gt; 0;['Descriptive Corners'.B252] &amp; &quot;=&quot; &amp; ['Descriptive Corners'.D252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253]) &gt; 0; ['Descriptive Corners'.H253]; &quot;&quot;)">
            <text:p/>
          </table:table-cell>
          <table:table-cell table:style-name="ce16" table:formula="of:=IF(LEN(['Descriptive Corners'.H253]) &gt; 0;&quot;[PACENOTE::&quot; &amp; ['Descriptive Corners'.B253] &amp; &quot;]&quot; &amp; CHAR(10) &amp; IF(LEN(['Descriptive Corners'.A253]) &gt; 0;&quot;id=&quot; &amp; ['Descriptive Corners'.A253] &amp; CHAR(10);&quot;&quot;) &amp; &quot;Sounds=1&quot; &amp; CHAR(10) &amp; &quot;Snd0=&quot; &amp; LOWER(['Descriptive Corners'.B253]) &amp; &quot;.ogg&quot; &amp; CHAR(10) &amp; IF(LEN(['Descriptive Corners'.F253]) &gt; 0; &quot;link=&quot; &amp; ['Descriptive Corners'.F253] &amp; CHAR(10);&quot;&quot;) &amp; IF(LEN(['Descriptive Corners'.G253])&gt;0;&quot;standard=&quot; &amp; ['Descriptive Corners'.G253] &amp; CHAR(10);&quot;&quot;) &amp; &quot;column=&quot; &amp; ['Descriptive Corners'.I253] &amp; CHAR(10);&quot;&quot;)">
            <text:p/>
          </table:table-cell>
          <table:table-cell table:style-name="ce16" table:formula="of:=IF(LEN(['Descriptive Corners'.H253]) &gt; 0;IF(LEN(['Descriptive Corners'.B253]) &gt; 0;['Descriptive Corners'.B253] &amp; &quot;=&quot; &amp; ['Descriptive Corners'.C253]);&quot;&quot;)">
            <text:p/>
          </table:table-cell>
          <table:table-cell table:style-name="ce16" table:formula="of:=IF(LEN(['Descriptive Corners'.H253]) &gt; 0;IF(LEN(['Descriptive Corners'.B253]) &gt; 0;['Descriptive Corners'.B253] &amp; &quot;=&quot; &amp; ['Descriptive Corners'.D253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254]) &gt; 0; ['Descriptive Corners'.H254]; &quot;&quot;)">
            <text:p/>
          </table:table-cell>
          <table:table-cell table:style-name="ce16" table:formula="of:=IF(LEN(['Descriptive Corners'.H254]) &gt; 0;&quot;[PACENOTE::&quot; &amp; ['Descriptive Corners'.B254] &amp; &quot;]&quot; &amp; CHAR(10) &amp; IF(LEN(['Descriptive Corners'.A254]) &gt; 0;&quot;id=&quot; &amp; ['Descriptive Corners'.A254] &amp; CHAR(10);&quot;&quot;) &amp; &quot;Sounds=1&quot; &amp; CHAR(10) &amp; &quot;Snd0=&quot; &amp; LOWER(['Descriptive Corners'.B254]) &amp; &quot;.ogg&quot; &amp; CHAR(10) &amp; IF(LEN(['Descriptive Corners'.F254]) &gt; 0; &quot;link=&quot; &amp; ['Descriptive Corners'.F254] &amp; CHAR(10);&quot;&quot;) &amp; IF(LEN(['Descriptive Corners'.G254])&gt;0;&quot;standard=&quot; &amp; ['Descriptive Corners'.G254] &amp; CHAR(10);&quot;&quot;) &amp; &quot;column=&quot; &amp; ['Descriptive Corners'.I254] &amp; CHAR(10);&quot;&quot;)">
            <text:p/>
          </table:table-cell>
          <table:table-cell table:style-name="ce16" table:formula="of:=IF(LEN(['Descriptive Corners'.H254]) &gt; 0;IF(LEN(['Descriptive Corners'.B254]) &gt; 0;['Descriptive Corners'.B254] &amp; &quot;=&quot; &amp; ['Descriptive Corners'.C254]);&quot;&quot;)">
            <text:p/>
          </table:table-cell>
          <table:table-cell table:style-name="ce16" table:formula="of:=IF(LEN(['Descriptive Corners'.H254]) &gt; 0;IF(LEN(['Descriptive Corners'.B254]) &gt; 0;['Descriptive Corners'.B254] &amp; &quot;=&quot; &amp; ['Descriptive Corners'.D254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255]) &gt; 0; ['Descriptive Corners'.H255]; &quot;&quot;)">
            <text:p/>
          </table:table-cell>
          <table:table-cell table:style-name="ce16" table:formula="of:=IF(LEN(['Descriptive Corners'.H255]) &gt; 0;&quot;[PACENOTE::&quot; &amp; ['Descriptive Corners'.B255] &amp; &quot;]&quot; &amp; CHAR(10) &amp; IF(LEN(['Descriptive Corners'.A255]) &gt; 0;&quot;id=&quot; &amp; ['Descriptive Corners'.A255] &amp; CHAR(10);&quot;&quot;) &amp; &quot;Sounds=1&quot; &amp; CHAR(10) &amp; &quot;Snd0=&quot; &amp; LOWER(['Descriptive Corners'.B255]) &amp; &quot;.ogg&quot; &amp; CHAR(10) &amp; IF(LEN(['Descriptive Corners'.F255]) &gt; 0; &quot;link=&quot; &amp; ['Descriptive Corners'.F255] &amp; CHAR(10);&quot;&quot;) &amp; IF(LEN(['Descriptive Corners'.G255])&gt;0;&quot;standard=&quot; &amp; ['Descriptive Corners'.G255] &amp; CHAR(10);&quot;&quot;) &amp; &quot;column=&quot; &amp; ['Descriptive Corners'.I255] &amp; CHAR(10);&quot;&quot;)">
            <text:p/>
          </table:table-cell>
          <table:table-cell table:style-name="ce16" table:formula="of:=IF(LEN(['Descriptive Corners'.H255]) &gt; 0;IF(LEN(['Descriptive Corners'.B255]) &gt; 0;['Descriptive Corners'.B255] &amp; &quot;=&quot; &amp; ['Descriptive Corners'.C255]);&quot;&quot;)">
            <text:p/>
          </table:table-cell>
          <table:table-cell table:style-name="ce16" table:formula="of:=IF(LEN(['Descriptive Corners'.H255]) &gt; 0;IF(LEN(['Descriptive Corners'.B255]) &gt; 0;['Descriptive Corners'.B255] &amp; &quot;=&quot; &amp; ['Descriptive Corners'.D255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256]) &gt; 0; ['Descriptive Corners'.H256]; &quot;&quot;)">
            <text:p/>
          </table:table-cell>
          <table:table-cell table:style-name="ce16" table:formula="of:=IF(LEN(['Descriptive Corners'.H256]) &gt; 0;&quot;[PACENOTE::&quot; &amp; ['Descriptive Corners'.B256] &amp; &quot;]&quot; &amp; CHAR(10) &amp; IF(LEN(['Descriptive Corners'.A256]) &gt; 0;&quot;id=&quot; &amp; ['Descriptive Corners'.A256] &amp; CHAR(10);&quot;&quot;) &amp; &quot;Sounds=1&quot; &amp; CHAR(10) &amp; &quot;Snd0=&quot; &amp; LOWER(['Descriptive Corners'.B256]) &amp; &quot;.ogg&quot; &amp; CHAR(10) &amp; IF(LEN(['Descriptive Corners'.F256]) &gt; 0; &quot;link=&quot; &amp; ['Descriptive Corners'.F256] &amp; CHAR(10);&quot;&quot;) &amp; IF(LEN(['Descriptive Corners'.G256])&gt;0;&quot;standard=&quot; &amp; ['Descriptive Corners'.G256] &amp; CHAR(10);&quot;&quot;) &amp; &quot;column=&quot; &amp; ['Descriptive Corners'.I256] &amp; CHAR(10);&quot;&quot;)">
            <text:p/>
          </table:table-cell>
          <table:table-cell table:style-name="ce16" table:formula="of:=IF(LEN(['Descriptive Corners'.H256]) &gt; 0;IF(LEN(['Descriptive Corners'.B256]) &gt; 0;['Descriptive Corners'.B256] &amp; &quot;=&quot; &amp; ['Descriptive Corners'.C256]);&quot;&quot;)">
            <text:p/>
          </table:table-cell>
          <table:table-cell table:style-name="ce16" table:formula="of:=IF(LEN(['Descriptive Corners'.H256]) &gt; 0;IF(LEN(['Descriptive Corners'.B256]) &gt; 0;['Descriptive Corners'.B256] &amp; &quot;=&quot; &amp; ['Descriptive Corners'.D256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257]) &gt; 0; ['Descriptive Corners'.H257]; &quot;&quot;)">
            <text:p/>
          </table:table-cell>
          <table:table-cell table:style-name="ce16" table:formula="of:=IF(LEN(['Descriptive Corners'.H257]) &gt; 0;&quot;[PACENOTE::&quot; &amp; ['Descriptive Corners'.B257] &amp; &quot;]&quot; &amp; CHAR(10) &amp; IF(LEN(['Descriptive Corners'.A257]) &gt; 0;&quot;id=&quot; &amp; ['Descriptive Corners'.A257] &amp; CHAR(10);&quot;&quot;) &amp; &quot;Sounds=1&quot; &amp; CHAR(10) &amp; &quot;Snd0=&quot; &amp; LOWER(['Descriptive Corners'.B257]) &amp; &quot;.ogg&quot; &amp; CHAR(10) &amp; IF(LEN(['Descriptive Corners'.F257]) &gt; 0; &quot;link=&quot; &amp; ['Descriptive Corners'.F257] &amp; CHAR(10);&quot;&quot;) &amp; IF(LEN(['Descriptive Corners'.G257])&gt;0;&quot;standard=&quot; &amp; ['Descriptive Corners'.G257] &amp; CHAR(10);&quot;&quot;) &amp; &quot;column=&quot; &amp; ['Descriptive Corners'.I257] &amp; CHAR(10);&quot;&quot;)">
            <text:p/>
          </table:table-cell>
          <table:table-cell table:style-name="ce16" table:formula="of:=IF(LEN(['Descriptive Corners'.H257]) &gt; 0;IF(LEN(['Descriptive Corners'.B257]) &gt; 0;['Descriptive Corners'.B257] &amp; &quot;=&quot; &amp; ['Descriptive Corners'.C257]);&quot;&quot;)">
            <text:p/>
          </table:table-cell>
          <table:table-cell table:style-name="ce16" table:formula="of:=IF(LEN(['Descriptive Corners'.H257]) &gt; 0;IF(LEN(['Descriptive Corners'.B257]) &gt; 0;['Descriptive Corners'.B257] &amp; &quot;=&quot; &amp; ['Descriptive Corners'.D257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258]) &gt; 0; ['Descriptive Corners'.H258]; &quot;&quot;)">
            <text:p/>
          </table:table-cell>
          <table:table-cell table:style-name="ce16" table:formula="of:=IF(LEN(['Descriptive Corners'.H258]) &gt; 0;&quot;[PACENOTE::&quot; &amp; ['Descriptive Corners'.B258] &amp; &quot;]&quot; &amp; CHAR(10) &amp; IF(LEN(['Descriptive Corners'.A258]) &gt; 0;&quot;id=&quot; &amp; ['Descriptive Corners'.A258] &amp; CHAR(10);&quot;&quot;) &amp; &quot;Sounds=1&quot; &amp; CHAR(10) &amp; &quot;Snd0=&quot; &amp; LOWER(['Descriptive Corners'.B258]) &amp; &quot;.ogg&quot; &amp; CHAR(10) &amp; IF(LEN(['Descriptive Corners'.F258]) &gt; 0; &quot;link=&quot; &amp; ['Descriptive Corners'.F258] &amp; CHAR(10);&quot;&quot;) &amp; IF(LEN(['Descriptive Corners'.G258])&gt;0;&quot;standard=&quot; &amp; ['Descriptive Corners'.G258] &amp; CHAR(10);&quot;&quot;) &amp; &quot;column=&quot; &amp; ['Descriptive Corners'.I258] &amp; CHAR(10);&quot;&quot;)">
            <text:p/>
          </table:table-cell>
          <table:table-cell table:style-name="ce16" table:formula="of:=IF(LEN(['Descriptive Corners'.H258]) &gt; 0;IF(LEN(['Descriptive Corners'.B258]) &gt; 0;['Descriptive Corners'.B258] &amp; &quot;=&quot; &amp; ['Descriptive Corners'.C258]);&quot;&quot;)">
            <text:p/>
          </table:table-cell>
          <table:table-cell table:style-name="ce16" table:formula="of:=IF(LEN(['Descriptive Corners'.H258]) &gt; 0;IF(LEN(['Descriptive Corners'.B258]) &gt; 0;['Descriptive Corners'.B258] &amp; &quot;=&quot; &amp; ['Descriptive Corners'.D258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259]) &gt; 0; ['Descriptive Corners'.H259]; &quot;&quot;)">
            <text:p/>
          </table:table-cell>
          <table:table-cell table:style-name="ce16" table:formula="of:=IF(LEN(['Descriptive Corners'.H259]) &gt; 0;&quot;[PACENOTE::&quot; &amp; ['Descriptive Corners'.B259] &amp; &quot;]&quot; &amp; CHAR(10) &amp; IF(LEN(['Descriptive Corners'.A259]) &gt; 0;&quot;id=&quot; &amp; ['Descriptive Corners'.A259] &amp; CHAR(10);&quot;&quot;) &amp; &quot;Sounds=1&quot; &amp; CHAR(10) &amp; &quot;Snd0=&quot; &amp; LOWER(['Descriptive Corners'.B259]) &amp; &quot;.ogg&quot; &amp; CHAR(10) &amp; IF(LEN(['Descriptive Corners'.F259]) &gt; 0; &quot;link=&quot; &amp; ['Descriptive Corners'.F259] &amp; CHAR(10);&quot;&quot;) &amp; IF(LEN(['Descriptive Corners'.G259])&gt;0;&quot;standard=&quot; &amp; ['Descriptive Corners'.G259] &amp; CHAR(10);&quot;&quot;) &amp; &quot;column=&quot; &amp; ['Descriptive Corners'.I259] &amp; CHAR(10);&quot;&quot;)">
            <text:p/>
          </table:table-cell>
          <table:table-cell table:style-name="ce16" table:formula="of:=IF(LEN(['Descriptive Corners'.H259]) &gt; 0;IF(LEN(['Descriptive Corners'.B259]) &gt; 0;['Descriptive Corners'.B259] &amp; &quot;=&quot; &amp; ['Descriptive Corners'.C259]);&quot;&quot;)">
            <text:p/>
          </table:table-cell>
          <table:table-cell table:style-name="ce16" table:formula="of:=IF(LEN(['Descriptive Corners'.H259]) &gt; 0;IF(LEN(['Descriptive Corners'.B259]) &gt; 0;['Descriptive Corners'.B259] &amp; &quot;=&quot; &amp; ['Descriptive Corners'.D259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260]) &gt; 0; ['Descriptive Corners'.H260]; &quot;&quot;)">
            <text:p/>
          </table:table-cell>
          <table:table-cell table:style-name="ce16" table:formula="of:=IF(LEN(['Descriptive Corners'.H260]) &gt; 0;&quot;[PACENOTE::&quot; &amp; ['Descriptive Corners'.B260] &amp; &quot;]&quot; &amp; CHAR(10) &amp; IF(LEN(['Descriptive Corners'.A260]) &gt; 0;&quot;id=&quot; &amp; ['Descriptive Corners'.A260] &amp; CHAR(10);&quot;&quot;) &amp; &quot;Sounds=1&quot; &amp; CHAR(10) &amp; &quot;Snd0=&quot; &amp; LOWER(['Descriptive Corners'.B260]) &amp; &quot;.ogg&quot; &amp; CHAR(10) &amp; IF(LEN(['Descriptive Corners'.F260]) &gt; 0; &quot;link=&quot; &amp; ['Descriptive Corners'.F260] &amp; CHAR(10);&quot;&quot;) &amp; IF(LEN(['Descriptive Corners'.G260])&gt;0;&quot;standard=&quot; &amp; ['Descriptive Corners'.G260] &amp; CHAR(10);&quot;&quot;) &amp; &quot;column=&quot; &amp; ['Descriptive Corners'.I260] &amp; CHAR(10);&quot;&quot;)">
            <text:p/>
          </table:table-cell>
          <table:table-cell table:style-name="ce16" table:formula="of:=IF(LEN(['Descriptive Corners'.H260]) &gt; 0;IF(LEN(['Descriptive Corners'.B260]) &gt; 0;['Descriptive Corners'.B260] &amp; &quot;=&quot; &amp; ['Descriptive Corners'.C260]);&quot;&quot;)">
            <text:p/>
          </table:table-cell>
          <table:table-cell table:style-name="ce16" table:formula="of:=IF(LEN(['Descriptive Corners'.H260]) &gt; 0;IF(LEN(['Descriptive Corners'.B260]) &gt; 0;['Descriptive Corners'.B260] &amp; &quot;=&quot; &amp; ['Descriptive Corners'.D260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261]) &gt; 0; ['Descriptive Corners'.H261]; &quot;&quot;)">
            <text:p/>
          </table:table-cell>
          <table:table-cell table:style-name="ce16" table:formula="of:=IF(LEN(['Descriptive Corners'.H261]) &gt; 0;&quot;[PACENOTE::&quot; &amp; ['Descriptive Corners'.B261] &amp; &quot;]&quot; &amp; CHAR(10) &amp; IF(LEN(['Descriptive Corners'.A261]) &gt; 0;&quot;id=&quot; &amp; ['Descriptive Corners'.A261] &amp; CHAR(10);&quot;&quot;) &amp; &quot;Sounds=1&quot; &amp; CHAR(10) &amp; &quot;Snd0=&quot; &amp; LOWER(['Descriptive Corners'.B261]) &amp; &quot;.ogg&quot; &amp; CHAR(10) &amp; IF(LEN(['Descriptive Corners'.F261]) &gt; 0; &quot;link=&quot; &amp; ['Descriptive Corners'.F261] &amp; CHAR(10);&quot;&quot;) &amp; IF(LEN(['Descriptive Corners'.G261])&gt;0;&quot;standard=&quot; &amp; ['Descriptive Corners'.G261] &amp; CHAR(10);&quot;&quot;) &amp; &quot;column=&quot; &amp; ['Descriptive Corners'.I261] &amp; CHAR(10);&quot;&quot;)">
            <text:p/>
          </table:table-cell>
          <table:table-cell table:style-name="ce16" table:formula="of:=IF(LEN(['Descriptive Corners'.H261]) &gt; 0;IF(LEN(['Descriptive Corners'.B261]) &gt; 0;['Descriptive Corners'.B261] &amp; &quot;=&quot; &amp; ['Descriptive Corners'.C261]);&quot;&quot;)">
            <text:p/>
          </table:table-cell>
          <table:table-cell table:style-name="ce16" table:formula="of:=IF(LEN(['Descriptive Corners'.H261]) &gt; 0;IF(LEN(['Descriptive Corners'.B261]) &gt; 0;['Descriptive Corners'.B261] &amp; &quot;=&quot; &amp; ['Descriptive Corners'.D261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262]) &gt; 0; ['Descriptive Corners'.H262]; &quot;&quot;)">
            <text:p/>
          </table:table-cell>
          <table:table-cell table:style-name="ce16" table:formula="of:=IF(LEN(['Descriptive Corners'.H262]) &gt; 0;&quot;[PACENOTE::&quot; &amp; ['Descriptive Corners'.B262] &amp; &quot;]&quot; &amp; CHAR(10) &amp; IF(LEN(['Descriptive Corners'.A262]) &gt; 0;&quot;id=&quot; &amp; ['Descriptive Corners'.A262] &amp; CHAR(10);&quot;&quot;) &amp; &quot;Sounds=1&quot; &amp; CHAR(10) &amp; &quot;Snd0=&quot; &amp; LOWER(['Descriptive Corners'.B262]) &amp; &quot;.ogg&quot; &amp; CHAR(10) &amp; IF(LEN(['Descriptive Corners'.F262]) &gt; 0; &quot;link=&quot; &amp; ['Descriptive Corners'.F262] &amp; CHAR(10);&quot;&quot;) &amp; IF(LEN(['Descriptive Corners'.G262])&gt;0;&quot;standard=&quot; &amp; ['Descriptive Corners'.G262] &amp; CHAR(10);&quot;&quot;) &amp; &quot;column=&quot; &amp; ['Descriptive Corners'.I262] &amp; CHAR(10);&quot;&quot;)">
            <text:p/>
          </table:table-cell>
          <table:table-cell table:style-name="ce16" table:formula="of:=IF(LEN(['Descriptive Corners'.H262]) &gt; 0;IF(LEN(['Descriptive Corners'.B262]) &gt; 0;['Descriptive Corners'.B262] &amp; &quot;=&quot; &amp; ['Descriptive Corners'.C262]);&quot;&quot;)">
            <text:p/>
          </table:table-cell>
          <table:table-cell table:style-name="ce16" table:formula="of:=IF(LEN(['Descriptive Corners'.H262]) &gt; 0;IF(LEN(['Descriptive Corners'.B262]) &gt; 0;['Descriptive Corners'.B262] &amp; &quot;=&quot; &amp; ['Descriptive Corners'.D262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263]) &gt; 0; ['Descriptive Corners'.H263]; &quot;&quot;)">
            <text:p/>
          </table:table-cell>
          <table:table-cell table:style-name="ce16" table:formula="of:=IF(LEN(['Descriptive Corners'.H263]) &gt; 0;&quot;[PACENOTE::&quot; &amp; ['Descriptive Corners'.B263] &amp; &quot;]&quot; &amp; CHAR(10) &amp; IF(LEN(['Descriptive Corners'.A263]) &gt; 0;&quot;id=&quot; &amp; ['Descriptive Corners'.A263] &amp; CHAR(10);&quot;&quot;) &amp; &quot;Sounds=1&quot; &amp; CHAR(10) &amp; &quot;Snd0=&quot; &amp; LOWER(['Descriptive Corners'.B263]) &amp; &quot;.ogg&quot; &amp; CHAR(10) &amp; IF(LEN(['Descriptive Corners'.F263]) &gt; 0; &quot;link=&quot; &amp; ['Descriptive Corners'.F263] &amp; CHAR(10);&quot;&quot;) &amp; IF(LEN(['Descriptive Corners'.G263])&gt;0;&quot;standard=&quot; &amp; ['Descriptive Corners'.G263] &amp; CHAR(10);&quot;&quot;) &amp; &quot;column=&quot; &amp; ['Descriptive Corners'.I263] &amp; CHAR(10);&quot;&quot;)">
            <text:p/>
          </table:table-cell>
          <table:table-cell table:style-name="ce16" table:formula="of:=IF(LEN(['Descriptive Corners'.H263]) &gt; 0;IF(LEN(['Descriptive Corners'.B263]) &gt; 0;['Descriptive Corners'.B263] &amp; &quot;=&quot; &amp; ['Descriptive Corners'.C263]);&quot;&quot;)">
            <text:p/>
          </table:table-cell>
          <table:table-cell table:style-name="ce16" table:formula="of:=IF(LEN(['Descriptive Corners'.H263]) &gt; 0;IF(LEN(['Descriptive Corners'.B263]) &gt; 0;['Descriptive Corners'.B263] &amp; &quot;=&quot; &amp; ['Descriptive Corners'.D263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264]) &gt; 0; ['Descriptive Corners'.H264]; &quot;&quot;)">
            <text:p/>
          </table:table-cell>
          <table:table-cell table:style-name="ce16" table:formula="of:=IF(LEN(['Descriptive Corners'.H264]) &gt; 0;&quot;[PACENOTE::&quot; &amp; ['Descriptive Corners'.B264] &amp; &quot;]&quot; &amp; CHAR(10) &amp; IF(LEN(['Descriptive Corners'.A264]) &gt; 0;&quot;id=&quot; &amp; ['Descriptive Corners'.A264] &amp; CHAR(10);&quot;&quot;) &amp; &quot;Sounds=1&quot; &amp; CHAR(10) &amp; &quot;Snd0=&quot; &amp; LOWER(['Descriptive Corners'.B264]) &amp; &quot;.ogg&quot; &amp; CHAR(10) &amp; IF(LEN(['Descriptive Corners'.F264]) &gt; 0; &quot;link=&quot; &amp; ['Descriptive Corners'.F264] &amp; CHAR(10);&quot;&quot;) &amp; IF(LEN(['Descriptive Corners'.G264])&gt;0;&quot;standard=&quot; &amp; ['Descriptive Corners'.G264] &amp; CHAR(10);&quot;&quot;) &amp; &quot;column=&quot; &amp; ['Descriptive Corners'.I264] &amp; CHAR(10);&quot;&quot;)">
            <text:p/>
          </table:table-cell>
          <table:table-cell table:style-name="ce16" table:formula="of:=IF(LEN(['Descriptive Corners'.H264]) &gt; 0;IF(LEN(['Descriptive Corners'.B264]) &gt; 0;['Descriptive Corners'.B264] &amp; &quot;=&quot; &amp; ['Descriptive Corners'.C264]);&quot;&quot;)">
            <text:p/>
          </table:table-cell>
          <table:table-cell table:style-name="ce16" table:formula="of:=IF(LEN(['Descriptive Corners'.H264]) &gt; 0;IF(LEN(['Descriptive Corners'.B264]) &gt; 0;['Descriptive Corners'.B264] &amp; &quot;=&quot; &amp; ['Descriptive Corners'.D264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265]) &gt; 0; ['Descriptive Corners'.H265]; &quot;&quot;)">
            <text:p/>
          </table:table-cell>
          <table:table-cell table:style-name="ce16" table:formula="of:=IF(LEN(['Descriptive Corners'.H265]) &gt; 0;&quot;[PACENOTE::&quot; &amp; ['Descriptive Corners'.B265] &amp; &quot;]&quot; &amp; CHAR(10) &amp; IF(LEN(['Descriptive Corners'.A265]) &gt; 0;&quot;id=&quot; &amp; ['Descriptive Corners'.A265] &amp; CHAR(10);&quot;&quot;) &amp; &quot;Sounds=1&quot; &amp; CHAR(10) &amp; &quot;Snd0=&quot; &amp; LOWER(['Descriptive Corners'.B265]) &amp; &quot;.ogg&quot; &amp; CHAR(10) &amp; IF(LEN(['Descriptive Corners'.F265]) &gt; 0; &quot;link=&quot; &amp; ['Descriptive Corners'.F265] &amp; CHAR(10);&quot;&quot;) &amp; IF(LEN(['Descriptive Corners'.G265])&gt;0;&quot;standard=&quot; &amp; ['Descriptive Corners'.G265] &amp; CHAR(10);&quot;&quot;) &amp; &quot;column=&quot; &amp; ['Descriptive Corners'.I265] &amp; CHAR(10);&quot;&quot;)">
            <text:p/>
          </table:table-cell>
          <table:table-cell table:style-name="ce16" table:formula="of:=IF(LEN(['Descriptive Corners'.H265]) &gt; 0;IF(LEN(['Descriptive Corners'.B265]) &gt; 0;['Descriptive Corners'.B265] &amp; &quot;=&quot; &amp; ['Descriptive Corners'.C265]);&quot;&quot;)">
            <text:p/>
          </table:table-cell>
          <table:table-cell table:style-name="ce16" table:formula="of:=IF(LEN(['Descriptive Corners'.H265]) &gt; 0;IF(LEN(['Descriptive Corners'.B265]) &gt; 0;['Descriptive Corners'.B265] &amp; &quot;=&quot; &amp; ['Descriptive Corners'.D265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266]) &gt; 0; ['Descriptive Corners'.H266]; &quot;&quot;)">
            <text:p/>
          </table:table-cell>
          <table:table-cell table:style-name="ce16" table:formula="of:=IF(LEN(['Descriptive Corners'.H266]) &gt; 0;&quot;[PACENOTE::&quot; &amp; ['Descriptive Corners'.B266] &amp; &quot;]&quot; &amp; CHAR(10) &amp; IF(LEN(['Descriptive Corners'.A266]) &gt; 0;&quot;id=&quot; &amp; ['Descriptive Corners'.A266] &amp; CHAR(10);&quot;&quot;) &amp; &quot;Sounds=1&quot; &amp; CHAR(10) &amp; &quot;Snd0=&quot; &amp; LOWER(['Descriptive Corners'.B266]) &amp; &quot;.ogg&quot; &amp; CHAR(10) &amp; IF(LEN(['Descriptive Corners'.F266]) &gt; 0; &quot;link=&quot; &amp; ['Descriptive Corners'.F266] &amp; CHAR(10);&quot;&quot;) &amp; IF(LEN(['Descriptive Corners'.G266])&gt;0;&quot;standard=&quot; &amp; ['Descriptive Corners'.G266] &amp; CHAR(10);&quot;&quot;) &amp; &quot;column=&quot; &amp; ['Descriptive Corners'.I266] &amp; CHAR(10);&quot;&quot;)">
            <text:p/>
          </table:table-cell>
          <table:table-cell table:style-name="ce16" table:formula="of:=IF(LEN(['Descriptive Corners'.H266]) &gt; 0;IF(LEN(['Descriptive Corners'.B266]) &gt; 0;['Descriptive Corners'.B266] &amp; &quot;=&quot; &amp; ['Descriptive Corners'.C266]);&quot;&quot;)">
            <text:p/>
          </table:table-cell>
          <table:table-cell table:style-name="ce16" table:formula="of:=IF(LEN(['Descriptive Corners'.H266]) &gt; 0;IF(LEN(['Descriptive Corners'.B266]) &gt; 0;['Descriptive Corners'.B266] &amp; &quot;=&quot; &amp; ['Descriptive Corners'.D266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267]) &gt; 0; ['Descriptive Corners'.H267]; &quot;&quot;)">
            <text:p/>
          </table:table-cell>
          <table:table-cell table:style-name="ce16" table:formula="of:=IF(LEN(['Descriptive Corners'.H267]) &gt; 0;&quot;[PACENOTE::&quot; &amp; ['Descriptive Corners'.B267] &amp; &quot;]&quot; &amp; CHAR(10) &amp; IF(LEN(['Descriptive Corners'.A267]) &gt; 0;&quot;id=&quot; &amp; ['Descriptive Corners'.A267] &amp; CHAR(10);&quot;&quot;) &amp; &quot;Sounds=1&quot; &amp; CHAR(10) &amp; &quot;Snd0=&quot; &amp; LOWER(['Descriptive Corners'.B267]) &amp; &quot;.ogg&quot; &amp; CHAR(10) &amp; IF(LEN(['Descriptive Corners'.F267]) &gt; 0; &quot;link=&quot; &amp; ['Descriptive Corners'.F267] &amp; CHAR(10);&quot;&quot;) &amp; IF(LEN(['Descriptive Corners'.G267])&gt;0;&quot;standard=&quot; &amp; ['Descriptive Corners'.G267] &amp; CHAR(10);&quot;&quot;) &amp; &quot;column=&quot; &amp; ['Descriptive Corners'.I267] &amp; CHAR(10);&quot;&quot;)">
            <text:p/>
          </table:table-cell>
          <table:table-cell table:style-name="ce16" table:formula="of:=IF(LEN(['Descriptive Corners'.H267]) &gt; 0;IF(LEN(['Descriptive Corners'.B267]) &gt; 0;['Descriptive Corners'.B267] &amp; &quot;=&quot; &amp; ['Descriptive Corners'.C267]);&quot;&quot;)">
            <text:p/>
          </table:table-cell>
          <table:table-cell table:style-name="ce16" table:formula="of:=IF(LEN(['Descriptive Corners'.H267]) &gt; 0;IF(LEN(['Descriptive Corners'.B267]) &gt; 0;['Descriptive Corners'.B267] &amp; &quot;=&quot; &amp; ['Descriptive Corners'.D267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268]) &gt; 0; ['Descriptive Corners'.H268]; &quot;&quot;)">
            <text:p/>
          </table:table-cell>
          <table:table-cell table:style-name="ce16" table:formula="of:=IF(LEN(['Descriptive Corners'.H268]) &gt; 0;&quot;[PACENOTE::&quot; &amp; ['Descriptive Corners'.B268] &amp; &quot;]&quot; &amp; CHAR(10) &amp; IF(LEN(['Descriptive Corners'.A268]) &gt; 0;&quot;id=&quot; &amp; ['Descriptive Corners'.A268] &amp; CHAR(10);&quot;&quot;) &amp; &quot;Sounds=1&quot; &amp; CHAR(10) &amp; &quot;Snd0=&quot; &amp; LOWER(['Descriptive Corners'.B268]) &amp; &quot;.ogg&quot; &amp; CHAR(10) &amp; IF(LEN(['Descriptive Corners'.F268]) &gt; 0; &quot;link=&quot; &amp; ['Descriptive Corners'.F268] &amp; CHAR(10);&quot;&quot;) &amp; IF(LEN(['Descriptive Corners'.G268])&gt;0;&quot;standard=&quot; &amp; ['Descriptive Corners'.G268] &amp; CHAR(10);&quot;&quot;) &amp; &quot;column=&quot; &amp; ['Descriptive Corners'.I268] &amp; CHAR(10);&quot;&quot;)">
            <text:p/>
          </table:table-cell>
          <table:table-cell table:style-name="ce16" table:formula="of:=IF(LEN(['Descriptive Corners'.H268]) &gt; 0;IF(LEN(['Descriptive Corners'.B268]) &gt; 0;['Descriptive Corners'.B268] &amp; &quot;=&quot; &amp; ['Descriptive Corners'.C268]);&quot;&quot;)">
            <text:p/>
          </table:table-cell>
          <table:table-cell table:style-name="ce16" table:formula="of:=IF(LEN(['Descriptive Corners'.H268]) &gt; 0;IF(LEN(['Descriptive Corners'.B268]) &gt; 0;['Descriptive Corners'.B268] &amp; &quot;=&quot; &amp; ['Descriptive Corners'.D268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269]) &gt; 0; ['Descriptive Corners'.H269]; &quot;&quot;)">
            <text:p/>
          </table:table-cell>
          <table:table-cell table:style-name="ce16" table:formula="of:=IF(LEN(['Descriptive Corners'.H269]) &gt; 0;&quot;[PACENOTE::&quot; &amp; ['Descriptive Corners'.B269] &amp; &quot;]&quot; &amp; CHAR(10) &amp; IF(LEN(['Descriptive Corners'.A269]) &gt; 0;&quot;id=&quot; &amp; ['Descriptive Corners'.A269] &amp; CHAR(10);&quot;&quot;) &amp; &quot;Sounds=1&quot; &amp; CHAR(10) &amp; &quot;Snd0=&quot; &amp; LOWER(['Descriptive Corners'.B269]) &amp; &quot;.ogg&quot; &amp; CHAR(10) &amp; IF(LEN(['Descriptive Corners'.F269]) &gt; 0; &quot;link=&quot; &amp; ['Descriptive Corners'.F269] &amp; CHAR(10);&quot;&quot;) &amp; IF(LEN(['Descriptive Corners'.G269])&gt;0;&quot;standard=&quot; &amp; ['Descriptive Corners'.G269] &amp; CHAR(10);&quot;&quot;) &amp; &quot;column=&quot; &amp; ['Descriptive Corners'.I269] &amp; CHAR(10);&quot;&quot;)">
            <text:p/>
          </table:table-cell>
          <table:table-cell table:style-name="ce16" table:formula="of:=IF(LEN(['Descriptive Corners'.H269]) &gt; 0;IF(LEN(['Descriptive Corners'.B269]) &gt; 0;['Descriptive Corners'.B269] &amp; &quot;=&quot; &amp; ['Descriptive Corners'.C269]);&quot;&quot;)">
            <text:p/>
          </table:table-cell>
          <table:table-cell table:style-name="ce16" table:formula="of:=IF(LEN(['Descriptive Corners'.H269]) &gt; 0;IF(LEN(['Descriptive Corners'.B269]) &gt; 0;['Descriptive Corners'.B269] &amp; &quot;=&quot; &amp; ['Descriptive Corners'.D269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270]) &gt; 0; ['Descriptive Corners'.H270]; &quot;&quot;)">
            <text:p/>
          </table:table-cell>
          <table:table-cell table:style-name="ce16" table:formula="of:=IF(LEN(['Descriptive Corners'.H270]) &gt; 0;&quot;[PACENOTE::&quot; &amp; ['Descriptive Corners'.B270] &amp; &quot;]&quot; &amp; CHAR(10) &amp; IF(LEN(['Descriptive Corners'.A270]) &gt; 0;&quot;id=&quot; &amp; ['Descriptive Corners'.A270] &amp; CHAR(10);&quot;&quot;) &amp; &quot;Sounds=1&quot; &amp; CHAR(10) &amp; &quot;Snd0=&quot; &amp; LOWER(['Descriptive Corners'.B270]) &amp; &quot;.ogg&quot; &amp; CHAR(10) &amp; IF(LEN(['Descriptive Corners'.F270]) &gt; 0; &quot;link=&quot; &amp; ['Descriptive Corners'.F270] &amp; CHAR(10);&quot;&quot;) &amp; IF(LEN(['Descriptive Corners'.G270])&gt;0;&quot;standard=&quot; &amp; ['Descriptive Corners'.G270] &amp; CHAR(10);&quot;&quot;) &amp; &quot;column=&quot; &amp; ['Descriptive Corners'.I270] &amp; CHAR(10);&quot;&quot;)">
            <text:p/>
          </table:table-cell>
          <table:table-cell table:style-name="ce16" table:formula="of:=IF(LEN(['Descriptive Corners'.H270]) &gt; 0;IF(LEN(['Descriptive Corners'.B270]) &gt; 0;['Descriptive Corners'.B270] &amp; &quot;=&quot; &amp; ['Descriptive Corners'.C270]);&quot;&quot;)">
            <text:p/>
          </table:table-cell>
          <table:table-cell table:style-name="ce16" table:formula="of:=IF(LEN(['Descriptive Corners'.H270]) &gt; 0;IF(LEN(['Descriptive Corners'.B270]) &gt; 0;['Descriptive Corners'.B270] &amp; &quot;=&quot; &amp; ['Descriptive Corners'.D270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271]) &gt; 0; ['Descriptive Corners'.H271]; &quot;&quot;)">
            <text:p/>
          </table:table-cell>
          <table:table-cell table:style-name="ce16" table:formula="of:=IF(LEN(['Descriptive Corners'.H271]) &gt; 0;&quot;[PACENOTE::&quot; &amp; ['Descriptive Corners'.B271] &amp; &quot;]&quot; &amp; CHAR(10) &amp; IF(LEN(['Descriptive Corners'.A271]) &gt; 0;&quot;id=&quot; &amp; ['Descriptive Corners'.A271] &amp; CHAR(10);&quot;&quot;) &amp; &quot;Sounds=1&quot; &amp; CHAR(10) &amp; &quot;Snd0=&quot; &amp; LOWER(['Descriptive Corners'.B271]) &amp; &quot;.ogg&quot; &amp; CHAR(10) &amp; IF(LEN(['Descriptive Corners'.F271]) &gt; 0; &quot;link=&quot; &amp; ['Descriptive Corners'.F271] &amp; CHAR(10);&quot;&quot;) &amp; IF(LEN(['Descriptive Corners'.G271])&gt;0;&quot;standard=&quot; &amp; ['Descriptive Corners'.G271] &amp; CHAR(10);&quot;&quot;) &amp; &quot;column=&quot; &amp; ['Descriptive Corners'.I271] &amp; CHAR(10);&quot;&quot;)">
            <text:p/>
          </table:table-cell>
          <table:table-cell table:style-name="ce16" table:formula="of:=IF(LEN(['Descriptive Corners'.H271]) &gt; 0;IF(LEN(['Descriptive Corners'.B271]) &gt; 0;['Descriptive Corners'.B271] &amp; &quot;=&quot; &amp; ['Descriptive Corners'.C271]);&quot;&quot;)">
            <text:p/>
          </table:table-cell>
          <table:table-cell table:style-name="ce16" table:formula="of:=IF(LEN(['Descriptive Corners'.H271]) &gt; 0;IF(LEN(['Descriptive Corners'.B271]) &gt; 0;['Descriptive Corners'.B271] &amp; &quot;=&quot; &amp; ['Descriptive Corners'.D271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272]) &gt; 0; ['Descriptive Corners'.H272]; &quot;&quot;)">
            <text:p/>
          </table:table-cell>
          <table:table-cell table:style-name="ce16" table:formula="of:=IF(LEN(['Descriptive Corners'.H272]) &gt; 0;&quot;[PACENOTE::&quot; &amp; ['Descriptive Corners'.B272] &amp; &quot;]&quot; &amp; CHAR(10) &amp; IF(LEN(['Descriptive Corners'.A272]) &gt; 0;&quot;id=&quot; &amp; ['Descriptive Corners'.A272] &amp; CHAR(10);&quot;&quot;) &amp; &quot;Sounds=1&quot; &amp; CHAR(10) &amp; &quot;Snd0=&quot; &amp; LOWER(['Descriptive Corners'.B272]) &amp; &quot;.ogg&quot; &amp; CHAR(10) &amp; IF(LEN(['Descriptive Corners'.F272]) &gt; 0; &quot;link=&quot; &amp; ['Descriptive Corners'.F272] &amp; CHAR(10);&quot;&quot;) &amp; IF(LEN(['Descriptive Corners'.G272])&gt;0;&quot;standard=&quot; &amp; ['Descriptive Corners'.G272] &amp; CHAR(10);&quot;&quot;) &amp; &quot;column=&quot; &amp; ['Descriptive Corners'.I272] &amp; CHAR(10);&quot;&quot;)">
            <text:p/>
          </table:table-cell>
          <table:table-cell table:style-name="ce16" table:formula="of:=IF(LEN(['Descriptive Corners'.H272]) &gt; 0;IF(LEN(['Descriptive Corners'.B272]) &gt; 0;['Descriptive Corners'.B272] &amp; &quot;=&quot; &amp; ['Descriptive Corners'.C272]);&quot;&quot;)">
            <text:p/>
          </table:table-cell>
          <table:table-cell table:style-name="ce16" table:formula="of:=IF(LEN(['Descriptive Corners'.H272]) &gt; 0;IF(LEN(['Descriptive Corners'.B272]) &gt; 0;['Descriptive Corners'.B272] &amp; &quot;=&quot; &amp; ['Descriptive Corners'.D272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273]) &gt; 0; ['Descriptive Corners'.H273]; &quot;&quot;)">
            <text:p/>
          </table:table-cell>
          <table:table-cell table:style-name="ce16" table:formula="of:=IF(LEN(['Descriptive Corners'.H273]) &gt; 0;&quot;[PACENOTE::&quot; &amp; ['Descriptive Corners'.B273] &amp; &quot;]&quot; &amp; CHAR(10) &amp; IF(LEN(['Descriptive Corners'.A273]) &gt; 0;&quot;id=&quot; &amp; ['Descriptive Corners'.A273] &amp; CHAR(10);&quot;&quot;) &amp; &quot;Sounds=1&quot; &amp; CHAR(10) &amp; &quot;Snd0=&quot; &amp; LOWER(['Descriptive Corners'.B273]) &amp; &quot;.ogg&quot; &amp; CHAR(10) &amp; IF(LEN(['Descriptive Corners'.F273]) &gt; 0; &quot;link=&quot; &amp; ['Descriptive Corners'.F273] &amp; CHAR(10);&quot;&quot;) &amp; IF(LEN(['Descriptive Corners'.G273])&gt;0;&quot;standard=&quot; &amp; ['Descriptive Corners'.G273] &amp; CHAR(10);&quot;&quot;) &amp; &quot;column=&quot; &amp; ['Descriptive Corners'.I273] &amp; CHAR(10);&quot;&quot;)">
            <text:p/>
          </table:table-cell>
          <table:table-cell table:style-name="ce16" table:formula="of:=IF(LEN(['Descriptive Corners'.H273]) &gt; 0;IF(LEN(['Descriptive Corners'.B273]) &gt; 0;['Descriptive Corners'.B273] &amp; &quot;=&quot; &amp; ['Descriptive Corners'.C273]);&quot;&quot;)">
            <text:p/>
          </table:table-cell>
          <table:table-cell table:style-name="ce16" table:formula="of:=IF(LEN(['Descriptive Corners'.H273]) &gt; 0;IF(LEN(['Descriptive Corners'.B273]) &gt; 0;['Descriptive Corners'.B273] &amp; &quot;=&quot; &amp; ['Descriptive Corners'.D273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274]) &gt; 0; ['Descriptive Corners'.H274]; &quot;&quot;)">
            <text:p/>
          </table:table-cell>
          <table:table-cell table:style-name="ce16" table:formula="of:=IF(LEN(['Descriptive Corners'.H274]) &gt; 0;&quot;[PACENOTE::&quot; &amp; ['Descriptive Corners'.B274] &amp; &quot;]&quot; &amp; CHAR(10) &amp; IF(LEN(['Descriptive Corners'.A274]) &gt; 0;&quot;id=&quot; &amp; ['Descriptive Corners'.A274] &amp; CHAR(10);&quot;&quot;) &amp; &quot;Sounds=1&quot; &amp; CHAR(10) &amp; &quot;Snd0=&quot; &amp; LOWER(['Descriptive Corners'.B274]) &amp; &quot;.ogg&quot; &amp; CHAR(10) &amp; IF(LEN(['Descriptive Corners'.F274]) &gt; 0; &quot;link=&quot; &amp; ['Descriptive Corners'.F274] &amp; CHAR(10);&quot;&quot;) &amp; IF(LEN(['Descriptive Corners'.G274])&gt;0;&quot;standard=&quot; &amp; ['Descriptive Corners'.G274] &amp; CHAR(10);&quot;&quot;) &amp; &quot;column=&quot; &amp; ['Descriptive Corners'.I274] &amp; CHAR(10);&quot;&quot;)">
            <text:p/>
          </table:table-cell>
          <table:table-cell table:style-name="ce16" table:formula="of:=IF(LEN(['Descriptive Corners'.H274]) &gt; 0;IF(LEN(['Descriptive Corners'.B274]) &gt; 0;['Descriptive Corners'.B274] &amp; &quot;=&quot; &amp; ['Descriptive Corners'.C274]);&quot;&quot;)">
            <text:p/>
          </table:table-cell>
          <table:table-cell table:style-name="ce16" table:formula="of:=IF(LEN(['Descriptive Corners'.H274]) &gt; 0;IF(LEN(['Descriptive Corners'.B274]) &gt; 0;['Descriptive Corners'.B274] &amp; &quot;=&quot; &amp; ['Descriptive Corners'.D274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275]) &gt; 0; ['Descriptive Corners'.H275]; &quot;&quot;)">
            <text:p/>
          </table:table-cell>
          <table:table-cell table:style-name="ce16" table:formula="of:=IF(LEN(['Descriptive Corners'.H275]) &gt; 0;&quot;[PACENOTE::&quot; &amp; ['Descriptive Corners'.B275] &amp; &quot;]&quot; &amp; CHAR(10) &amp; IF(LEN(['Descriptive Corners'.A275]) &gt; 0;&quot;id=&quot; &amp; ['Descriptive Corners'.A275] &amp; CHAR(10);&quot;&quot;) &amp; &quot;Sounds=1&quot; &amp; CHAR(10) &amp; &quot;Snd0=&quot; &amp; LOWER(['Descriptive Corners'.B275]) &amp; &quot;.ogg&quot; &amp; CHAR(10) &amp; IF(LEN(['Descriptive Corners'.F275]) &gt; 0; &quot;link=&quot; &amp; ['Descriptive Corners'.F275] &amp; CHAR(10);&quot;&quot;) &amp; IF(LEN(['Descriptive Corners'.G275])&gt;0;&quot;standard=&quot; &amp; ['Descriptive Corners'.G275] &amp; CHAR(10);&quot;&quot;) &amp; &quot;column=&quot; &amp; ['Descriptive Corners'.I275] &amp; CHAR(10);&quot;&quot;)">
            <text:p/>
          </table:table-cell>
          <table:table-cell table:style-name="ce16" table:formula="of:=IF(LEN(['Descriptive Corners'.H275]) &gt; 0;IF(LEN(['Descriptive Corners'.B275]) &gt; 0;['Descriptive Corners'.B275] &amp; &quot;=&quot; &amp; ['Descriptive Corners'.C275]);&quot;&quot;)">
            <text:p/>
          </table:table-cell>
          <table:table-cell table:style-name="ce16" table:formula="of:=IF(LEN(['Descriptive Corners'.H275]) &gt; 0;IF(LEN(['Descriptive Corners'.B275]) &gt; 0;['Descriptive Corners'.B275] &amp; &quot;=&quot; &amp; ['Descriptive Corners'.D275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276]) &gt; 0; ['Descriptive Corners'.H276]; &quot;&quot;)">
            <text:p/>
          </table:table-cell>
          <table:table-cell table:style-name="ce16" table:formula="of:=IF(LEN(['Descriptive Corners'.H276]) &gt; 0;&quot;[PACENOTE::&quot; &amp; ['Descriptive Corners'.B276] &amp; &quot;]&quot; &amp; CHAR(10) &amp; IF(LEN(['Descriptive Corners'.A276]) &gt; 0;&quot;id=&quot; &amp; ['Descriptive Corners'.A276] &amp; CHAR(10);&quot;&quot;) &amp; &quot;Sounds=1&quot; &amp; CHAR(10) &amp; &quot;Snd0=&quot; &amp; LOWER(['Descriptive Corners'.B276]) &amp; &quot;.ogg&quot; &amp; CHAR(10) &amp; IF(LEN(['Descriptive Corners'.F276]) &gt; 0; &quot;link=&quot; &amp; ['Descriptive Corners'.F276] &amp; CHAR(10);&quot;&quot;) &amp; IF(LEN(['Descriptive Corners'.G276])&gt;0;&quot;standard=&quot; &amp; ['Descriptive Corners'.G276] &amp; CHAR(10);&quot;&quot;) &amp; &quot;column=&quot; &amp; ['Descriptive Corners'.I276] &amp; CHAR(10);&quot;&quot;)">
            <text:p/>
          </table:table-cell>
          <table:table-cell table:style-name="ce16" table:formula="of:=IF(LEN(['Descriptive Corners'.H276]) &gt; 0;IF(LEN(['Descriptive Corners'.B276]) &gt; 0;['Descriptive Corners'.B276] &amp; &quot;=&quot; &amp; ['Descriptive Corners'.C276]);&quot;&quot;)">
            <text:p/>
          </table:table-cell>
          <table:table-cell table:style-name="ce16" table:formula="of:=IF(LEN(['Descriptive Corners'.H276]) &gt; 0;IF(LEN(['Descriptive Corners'.B276]) &gt; 0;['Descriptive Corners'.B276] &amp; &quot;=&quot; &amp; ['Descriptive Corners'.D276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277]) &gt; 0; ['Descriptive Corners'.H277]; &quot;&quot;)">
            <text:p/>
          </table:table-cell>
          <table:table-cell table:style-name="ce16" table:formula="of:=IF(LEN(['Descriptive Corners'.H277]) &gt; 0;&quot;[PACENOTE::&quot; &amp; ['Descriptive Corners'.B277] &amp; &quot;]&quot; &amp; CHAR(10) &amp; IF(LEN(['Descriptive Corners'.A277]) &gt; 0;&quot;id=&quot; &amp; ['Descriptive Corners'.A277] &amp; CHAR(10);&quot;&quot;) &amp; &quot;Sounds=1&quot; &amp; CHAR(10) &amp; &quot;Snd0=&quot; &amp; LOWER(['Descriptive Corners'.B277]) &amp; &quot;.ogg&quot; &amp; CHAR(10) &amp; IF(LEN(['Descriptive Corners'.F277]) &gt; 0; &quot;link=&quot; &amp; ['Descriptive Corners'.F277] &amp; CHAR(10);&quot;&quot;) &amp; IF(LEN(['Descriptive Corners'.G277])&gt;0;&quot;standard=&quot; &amp; ['Descriptive Corners'.G277] &amp; CHAR(10);&quot;&quot;) &amp; &quot;column=&quot; &amp; ['Descriptive Corners'.I277] &amp; CHAR(10);&quot;&quot;)">
            <text:p/>
          </table:table-cell>
          <table:table-cell table:style-name="ce16" table:formula="of:=IF(LEN(['Descriptive Corners'.H277]) &gt; 0;IF(LEN(['Descriptive Corners'.B277]) &gt; 0;['Descriptive Corners'.B277] &amp; &quot;=&quot; &amp; ['Descriptive Corners'.C277]);&quot;&quot;)">
            <text:p/>
          </table:table-cell>
          <table:table-cell table:style-name="ce16" table:formula="of:=IF(LEN(['Descriptive Corners'.H277]) &gt; 0;IF(LEN(['Descriptive Corners'.B277]) &gt; 0;['Descriptive Corners'.B277] &amp; &quot;=&quot; &amp; ['Descriptive Corners'.D277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278]) &gt; 0; ['Descriptive Corners'.H278]; &quot;&quot;)">
            <text:p/>
          </table:table-cell>
          <table:table-cell table:style-name="ce16" table:formula="of:=IF(LEN(['Descriptive Corners'.H278]) &gt; 0;&quot;[PACENOTE::&quot; &amp; ['Descriptive Corners'.B278] &amp; &quot;]&quot; &amp; CHAR(10) &amp; IF(LEN(['Descriptive Corners'.A278]) &gt; 0;&quot;id=&quot; &amp; ['Descriptive Corners'.A278] &amp; CHAR(10);&quot;&quot;) &amp; &quot;Sounds=1&quot; &amp; CHAR(10) &amp; &quot;Snd0=&quot; &amp; LOWER(['Descriptive Corners'.B278]) &amp; &quot;.ogg&quot; &amp; CHAR(10) &amp; IF(LEN(['Descriptive Corners'.F278]) &gt; 0; &quot;link=&quot; &amp; ['Descriptive Corners'.F278] &amp; CHAR(10);&quot;&quot;) &amp; IF(LEN(['Descriptive Corners'.G278])&gt;0;&quot;standard=&quot; &amp; ['Descriptive Corners'.G278] &amp; CHAR(10);&quot;&quot;) &amp; &quot;column=&quot; &amp; ['Descriptive Corners'.I278] &amp; CHAR(10);&quot;&quot;)">
            <text:p/>
          </table:table-cell>
          <table:table-cell table:style-name="ce16" table:formula="of:=IF(LEN(['Descriptive Corners'.H278]) &gt; 0;IF(LEN(['Descriptive Corners'.B278]) &gt; 0;['Descriptive Corners'.B278] &amp; &quot;=&quot; &amp; ['Descriptive Corners'.C278]);&quot;&quot;)">
            <text:p/>
          </table:table-cell>
          <table:table-cell table:style-name="ce16" table:formula="of:=IF(LEN(['Descriptive Corners'.H278]) &gt; 0;IF(LEN(['Descriptive Corners'.B278]) &gt; 0;['Descriptive Corners'.B278] &amp; &quot;=&quot; &amp; ['Descriptive Corners'.D278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279]) &gt; 0; ['Descriptive Corners'.H279]; &quot;&quot;)">
            <text:p/>
          </table:table-cell>
          <table:table-cell table:style-name="ce16" table:formula="of:=IF(LEN(['Descriptive Corners'.H279]) &gt; 0;&quot;[PACENOTE::&quot; &amp; ['Descriptive Corners'.B279] &amp; &quot;]&quot; &amp; CHAR(10) &amp; IF(LEN(['Descriptive Corners'.A279]) &gt; 0;&quot;id=&quot; &amp; ['Descriptive Corners'.A279] &amp; CHAR(10);&quot;&quot;) &amp; &quot;Sounds=1&quot; &amp; CHAR(10) &amp; &quot;Snd0=&quot; &amp; LOWER(['Descriptive Corners'.B279]) &amp; &quot;.ogg&quot; &amp; CHAR(10) &amp; IF(LEN(['Descriptive Corners'.F279]) &gt; 0; &quot;link=&quot; &amp; ['Descriptive Corners'.F279] &amp; CHAR(10);&quot;&quot;) &amp; IF(LEN(['Descriptive Corners'.G279])&gt;0;&quot;standard=&quot; &amp; ['Descriptive Corners'.G279] &amp; CHAR(10);&quot;&quot;) &amp; &quot;column=&quot; &amp; ['Descriptive Corners'.I279] &amp; CHAR(10);&quot;&quot;)">
            <text:p/>
          </table:table-cell>
          <table:table-cell table:style-name="ce16" table:formula="of:=IF(LEN(['Descriptive Corners'.H279]) &gt; 0;IF(LEN(['Descriptive Corners'.B279]) &gt; 0;['Descriptive Corners'.B279] &amp; &quot;=&quot; &amp; ['Descriptive Corners'.C279]);&quot;&quot;)">
            <text:p/>
          </table:table-cell>
          <table:table-cell table:style-name="ce16" table:formula="of:=IF(LEN(['Descriptive Corners'.H279]) &gt; 0;IF(LEN(['Descriptive Corners'.B279]) &gt; 0;['Descriptive Corners'.B279] &amp; &quot;=&quot; &amp; ['Descriptive Corners'.D279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280]) &gt; 0; ['Descriptive Corners'.H280]; &quot;&quot;)">
            <text:p/>
          </table:table-cell>
          <table:table-cell table:style-name="ce16" table:formula="of:=IF(LEN(['Descriptive Corners'.H280]) &gt; 0;&quot;[PACENOTE::&quot; &amp; ['Descriptive Corners'.B280] &amp; &quot;]&quot; &amp; CHAR(10) &amp; IF(LEN(['Descriptive Corners'.A280]) &gt; 0;&quot;id=&quot; &amp; ['Descriptive Corners'.A280] &amp; CHAR(10);&quot;&quot;) &amp; &quot;Sounds=1&quot; &amp; CHAR(10) &amp; &quot;Snd0=&quot; &amp; LOWER(['Descriptive Corners'.B280]) &amp; &quot;.ogg&quot; &amp; CHAR(10) &amp; IF(LEN(['Descriptive Corners'.F280]) &gt; 0; &quot;link=&quot; &amp; ['Descriptive Corners'.F280] &amp; CHAR(10);&quot;&quot;) &amp; IF(LEN(['Descriptive Corners'.G280])&gt;0;&quot;standard=&quot; &amp; ['Descriptive Corners'.G280] &amp; CHAR(10);&quot;&quot;) &amp; &quot;column=&quot; &amp; ['Descriptive Corners'.I280] &amp; CHAR(10);&quot;&quot;)">
            <text:p/>
          </table:table-cell>
          <table:table-cell table:style-name="ce16" table:formula="of:=IF(LEN(['Descriptive Corners'.H280]) &gt; 0;IF(LEN(['Descriptive Corners'.B280]) &gt; 0;['Descriptive Corners'.B280] &amp; &quot;=&quot; &amp; ['Descriptive Corners'.C280]);&quot;&quot;)">
            <text:p/>
          </table:table-cell>
          <table:table-cell table:style-name="ce16" table:formula="of:=IF(LEN(['Descriptive Corners'.H280]) &gt; 0;IF(LEN(['Descriptive Corners'.B280]) &gt; 0;['Descriptive Corners'.B280] &amp; &quot;=&quot; &amp; ['Descriptive Corners'.D280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281]) &gt; 0; ['Descriptive Corners'.H281]; &quot;&quot;)">
            <text:p/>
          </table:table-cell>
          <table:table-cell table:style-name="ce16" table:formula="of:=IF(LEN(['Descriptive Corners'.H281]) &gt; 0;&quot;[PACENOTE::&quot; &amp; ['Descriptive Corners'.B281] &amp; &quot;]&quot; &amp; CHAR(10) &amp; IF(LEN(['Descriptive Corners'.A281]) &gt; 0;&quot;id=&quot; &amp; ['Descriptive Corners'.A281] &amp; CHAR(10);&quot;&quot;) &amp; &quot;Sounds=1&quot; &amp; CHAR(10) &amp; &quot;Snd0=&quot; &amp; LOWER(['Descriptive Corners'.B281]) &amp; &quot;.ogg&quot; &amp; CHAR(10) &amp; IF(LEN(['Descriptive Corners'.F281]) &gt; 0; &quot;link=&quot; &amp; ['Descriptive Corners'.F281] &amp; CHAR(10);&quot;&quot;) &amp; IF(LEN(['Descriptive Corners'.G281])&gt;0;&quot;standard=&quot; &amp; ['Descriptive Corners'.G281] &amp; CHAR(10);&quot;&quot;) &amp; &quot;column=&quot; &amp; ['Descriptive Corners'.I281] &amp; CHAR(10);&quot;&quot;)">
            <text:p/>
          </table:table-cell>
          <table:table-cell table:style-name="ce16" table:formula="of:=IF(LEN(['Descriptive Corners'.H281]) &gt; 0;IF(LEN(['Descriptive Corners'.B281]) &gt; 0;['Descriptive Corners'.B281] &amp; &quot;=&quot; &amp; ['Descriptive Corners'.C281]);&quot;&quot;)">
            <text:p/>
          </table:table-cell>
          <table:table-cell table:style-name="ce16" table:formula="of:=IF(LEN(['Descriptive Corners'.H281]) &gt; 0;IF(LEN(['Descriptive Corners'.B281]) &gt; 0;['Descriptive Corners'.B281] &amp; &quot;=&quot; &amp; ['Descriptive Corners'.D281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282]) &gt; 0; ['Descriptive Corners'.H282]; &quot;&quot;)">
            <text:p/>
          </table:table-cell>
          <table:table-cell table:style-name="ce16" table:formula="of:=IF(LEN(['Descriptive Corners'.H282]) &gt; 0;&quot;[PACENOTE::&quot; &amp; ['Descriptive Corners'.B282] &amp; &quot;]&quot; &amp; CHAR(10) &amp; IF(LEN(['Descriptive Corners'.A282]) &gt; 0;&quot;id=&quot; &amp; ['Descriptive Corners'.A282] &amp; CHAR(10);&quot;&quot;) &amp; &quot;Sounds=1&quot; &amp; CHAR(10) &amp; &quot;Snd0=&quot; &amp; LOWER(['Descriptive Corners'.B282]) &amp; &quot;.ogg&quot; &amp; CHAR(10) &amp; IF(LEN(['Descriptive Corners'.F282]) &gt; 0; &quot;link=&quot; &amp; ['Descriptive Corners'.F282] &amp; CHAR(10);&quot;&quot;) &amp; IF(LEN(['Descriptive Corners'.G282])&gt;0;&quot;standard=&quot; &amp; ['Descriptive Corners'.G282] &amp; CHAR(10);&quot;&quot;) &amp; &quot;column=&quot; &amp; ['Descriptive Corners'.I282] &amp; CHAR(10);&quot;&quot;)">
            <text:p/>
          </table:table-cell>
          <table:table-cell table:style-name="ce16" table:formula="of:=IF(LEN(['Descriptive Corners'.H282]) &gt; 0;IF(LEN(['Descriptive Corners'.B282]) &gt; 0;['Descriptive Corners'.B282] &amp; &quot;=&quot; &amp; ['Descriptive Corners'.C282]);&quot;&quot;)">
            <text:p/>
          </table:table-cell>
          <table:table-cell table:style-name="ce16" table:formula="of:=IF(LEN(['Descriptive Corners'.H282]) &gt; 0;IF(LEN(['Descriptive Corners'.B282]) &gt; 0;['Descriptive Corners'.B282] &amp; &quot;=&quot; &amp; ['Descriptive Corners'.D282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283]) &gt; 0; ['Descriptive Corners'.H283]; &quot;&quot;)">
            <text:p/>
          </table:table-cell>
          <table:table-cell table:style-name="ce16" table:formula="of:=IF(LEN(['Descriptive Corners'.H283]) &gt; 0;&quot;[PACENOTE::&quot; &amp; ['Descriptive Corners'.B283] &amp; &quot;]&quot; &amp; CHAR(10) &amp; IF(LEN(['Descriptive Corners'.A283]) &gt; 0;&quot;id=&quot; &amp; ['Descriptive Corners'.A283] &amp; CHAR(10);&quot;&quot;) &amp; &quot;Sounds=1&quot; &amp; CHAR(10) &amp; &quot;Snd0=&quot; &amp; LOWER(['Descriptive Corners'.B283]) &amp; &quot;.ogg&quot; &amp; CHAR(10) &amp; IF(LEN(['Descriptive Corners'.F283]) &gt; 0; &quot;link=&quot; &amp; ['Descriptive Corners'.F283] &amp; CHAR(10);&quot;&quot;) &amp; IF(LEN(['Descriptive Corners'.G283])&gt;0;&quot;standard=&quot; &amp; ['Descriptive Corners'.G283] &amp; CHAR(10);&quot;&quot;) &amp; &quot;column=&quot; &amp; ['Descriptive Corners'.I283] &amp; CHAR(10);&quot;&quot;)">
            <text:p/>
          </table:table-cell>
          <table:table-cell table:style-name="ce16" table:formula="of:=IF(LEN(['Descriptive Corners'.H283]) &gt; 0;IF(LEN(['Descriptive Corners'.B283]) &gt; 0;['Descriptive Corners'.B283] &amp; &quot;=&quot; &amp; ['Descriptive Corners'.C283]);&quot;&quot;)">
            <text:p/>
          </table:table-cell>
          <table:table-cell table:style-name="ce16" table:formula="of:=IF(LEN(['Descriptive Corners'.H283]) &gt; 0;IF(LEN(['Descriptive Corners'.B283]) &gt; 0;['Descriptive Corners'.B283] &amp; &quot;=&quot; &amp; ['Descriptive Corners'.D283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284]) &gt; 0; ['Descriptive Corners'.H284]; &quot;&quot;)">
            <text:p/>
          </table:table-cell>
          <table:table-cell table:style-name="ce16" table:formula="of:=IF(LEN(['Descriptive Corners'.H284]) &gt; 0;&quot;[PACENOTE::&quot; &amp; ['Descriptive Corners'.B284] &amp; &quot;]&quot; &amp; CHAR(10) &amp; IF(LEN(['Descriptive Corners'.A284]) &gt; 0;&quot;id=&quot; &amp; ['Descriptive Corners'.A284] &amp; CHAR(10);&quot;&quot;) &amp; &quot;Sounds=1&quot; &amp; CHAR(10) &amp; &quot;Snd0=&quot; &amp; LOWER(['Descriptive Corners'.B284]) &amp; &quot;.ogg&quot; &amp; CHAR(10) &amp; IF(LEN(['Descriptive Corners'.F284]) &gt; 0; &quot;link=&quot; &amp; ['Descriptive Corners'.F284] &amp; CHAR(10);&quot;&quot;) &amp; IF(LEN(['Descriptive Corners'.G284])&gt;0;&quot;standard=&quot; &amp; ['Descriptive Corners'.G284] &amp; CHAR(10);&quot;&quot;) &amp; &quot;column=&quot; &amp; ['Descriptive Corners'.I284] &amp; CHAR(10);&quot;&quot;)">
            <text:p/>
          </table:table-cell>
          <table:table-cell table:style-name="ce16" table:formula="of:=IF(LEN(['Descriptive Corners'.H284]) &gt; 0;IF(LEN(['Descriptive Corners'.B284]) &gt; 0;['Descriptive Corners'.B284] &amp; &quot;=&quot; &amp; ['Descriptive Corners'.C284]);&quot;&quot;)">
            <text:p/>
          </table:table-cell>
          <table:table-cell table:style-name="ce16" table:formula="of:=IF(LEN(['Descriptive Corners'.H284]) &gt; 0;IF(LEN(['Descriptive Corners'.B284]) &gt; 0;['Descriptive Corners'.B284] &amp; &quot;=&quot; &amp; ['Descriptive Corners'.D284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285]) &gt; 0; ['Descriptive Corners'.H285]; &quot;&quot;)">
            <text:p/>
          </table:table-cell>
          <table:table-cell table:style-name="ce16" table:formula="of:=IF(LEN(['Descriptive Corners'.H285]) &gt; 0;&quot;[PACENOTE::&quot; &amp; ['Descriptive Corners'.B285] &amp; &quot;]&quot; &amp; CHAR(10) &amp; IF(LEN(['Descriptive Corners'.A285]) &gt; 0;&quot;id=&quot; &amp; ['Descriptive Corners'.A285] &amp; CHAR(10);&quot;&quot;) &amp; &quot;Sounds=1&quot; &amp; CHAR(10) &amp; &quot;Snd0=&quot; &amp; LOWER(['Descriptive Corners'.B285]) &amp; &quot;.ogg&quot; &amp; CHAR(10) &amp; IF(LEN(['Descriptive Corners'.F285]) &gt; 0; &quot;link=&quot; &amp; ['Descriptive Corners'.F285] &amp; CHAR(10);&quot;&quot;) &amp; IF(LEN(['Descriptive Corners'.G285])&gt;0;&quot;standard=&quot; &amp; ['Descriptive Corners'.G285] &amp; CHAR(10);&quot;&quot;) &amp; &quot;column=&quot; &amp; ['Descriptive Corners'.I285] &amp; CHAR(10);&quot;&quot;)">
            <text:p/>
          </table:table-cell>
          <table:table-cell table:style-name="ce16" table:formula="of:=IF(LEN(['Descriptive Corners'.H285]) &gt; 0;IF(LEN(['Descriptive Corners'.B285]) &gt; 0;['Descriptive Corners'.B285] &amp; &quot;=&quot; &amp; ['Descriptive Corners'.C285]);&quot;&quot;)">
            <text:p/>
          </table:table-cell>
          <table:table-cell table:style-name="ce16" table:formula="of:=IF(LEN(['Descriptive Corners'.H285]) &gt; 0;IF(LEN(['Descriptive Corners'.B285]) &gt; 0;['Descriptive Corners'.B285] &amp; &quot;=&quot; &amp; ['Descriptive Corners'.D285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286]) &gt; 0; ['Descriptive Corners'.H286]; &quot;&quot;)">
            <text:p/>
          </table:table-cell>
          <table:table-cell table:style-name="ce16" table:formula="of:=IF(LEN(['Descriptive Corners'.H286]) &gt; 0;&quot;[PACENOTE::&quot; &amp; ['Descriptive Corners'.B286] &amp; &quot;]&quot; &amp; CHAR(10) &amp; IF(LEN(['Descriptive Corners'.A286]) &gt; 0;&quot;id=&quot; &amp; ['Descriptive Corners'.A286] &amp; CHAR(10);&quot;&quot;) &amp; &quot;Sounds=1&quot; &amp; CHAR(10) &amp; &quot;Snd0=&quot; &amp; LOWER(['Descriptive Corners'.B286]) &amp; &quot;.ogg&quot; &amp; CHAR(10) &amp; IF(LEN(['Descriptive Corners'.F286]) &gt; 0; &quot;link=&quot; &amp; ['Descriptive Corners'.F286] &amp; CHAR(10);&quot;&quot;) &amp; IF(LEN(['Descriptive Corners'.G286])&gt;0;&quot;standard=&quot; &amp; ['Descriptive Corners'.G286] &amp; CHAR(10);&quot;&quot;) &amp; &quot;column=&quot; &amp; ['Descriptive Corners'.I286] &amp; CHAR(10);&quot;&quot;)">
            <text:p/>
          </table:table-cell>
          <table:table-cell table:style-name="ce16" table:formula="of:=IF(LEN(['Descriptive Corners'.H286]) &gt; 0;IF(LEN(['Descriptive Corners'.B286]) &gt; 0;['Descriptive Corners'.B286] &amp; &quot;=&quot; &amp; ['Descriptive Corners'.C286]);&quot;&quot;)">
            <text:p/>
          </table:table-cell>
          <table:table-cell table:style-name="ce16" table:formula="of:=IF(LEN(['Descriptive Corners'.H286]) &gt; 0;IF(LEN(['Descriptive Corners'.B286]) &gt; 0;['Descriptive Corners'.B286] &amp; &quot;=&quot; &amp; ['Descriptive Corners'.D286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287]) &gt; 0; ['Descriptive Corners'.H287]; &quot;&quot;)">
            <text:p/>
          </table:table-cell>
          <table:table-cell table:style-name="ce16" table:formula="of:=IF(LEN(['Descriptive Corners'.H287]) &gt; 0;&quot;[PACENOTE::&quot; &amp; ['Descriptive Corners'.B287] &amp; &quot;]&quot; &amp; CHAR(10) &amp; IF(LEN(['Descriptive Corners'.A287]) &gt; 0;&quot;id=&quot; &amp; ['Descriptive Corners'.A287] &amp; CHAR(10);&quot;&quot;) &amp; &quot;Sounds=1&quot; &amp; CHAR(10) &amp; &quot;Snd0=&quot; &amp; LOWER(['Descriptive Corners'.B287]) &amp; &quot;.ogg&quot; &amp; CHAR(10) &amp; IF(LEN(['Descriptive Corners'.F287]) &gt; 0; &quot;link=&quot; &amp; ['Descriptive Corners'.F287] &amp; CHAR(10);&quot;&quot;) &amp; IF(LEN(['Descriptive Corners'.G287])&gt;0;&quot;standard=&quot; &amp; ['Descriptive Corners'.G287] &amp; CHAR(10);&quot;&quot;) &amp; &quot;column=&quot; &amp; ['Descriptive Corners'.I287] &amp; CHAR(10);&quot;&quot;)">
            <text:p/>
          </table:table-cell>
          <table:table-cell table:style-name="ce16" table:formula="of:=IF(LEN(['Descriptive Corners'.H287]) &gt; 0;IF(LEN(['Descriptive Corners'.B287]) &gt; 0;['Descriptive Corners'.B287] &amp; &quot;=&quot; &amp; ['Descriptive Corners'.C287]);&quot;&quot;)">
            <text:p/>
          </table:table-cell>
          <table:table-cell table:style-name="ce16" table:formula="of:=IF(LEN(['Descriptive Corners'.H287]) &gt; 0;IF(LEN(['Descriptive Corners'.B287]) &gt; 0;['Descriptive Corners'.B287] &amp; &quot;=&quot; &amp; ['Descriptive Corners'.D287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288]) &gt; 0; ['Descriptive Corners'.H288]; &quot;&quot;)">
            <text:p/>
          </table:table-cell>
          <table:table-cell table:style-name="ce16" table:formula="of:=IF(LEN(['Descriptive Corners'.H288]) &gt; 0;&quot;[PACENOTE::&quot; &amp; ['Descriptive Corners'.B288] &amp; &quot;]&quot; &amp; CHAR(10) &amp; IF(LEN(['Descriptive Corners'.A288]) &gt; 0;&quot;id=&quot; &amp; ['Descriptive Corners'.A288] &amp; CHAR(10);&quot;&quot;) &amp; &quot;Sounds=1&quot; &amp; CHAR(10) &amp; &quot;Snd0=&quot; &amp; LOWER(['Descriptive Corners'.B288]) &amp; &quot;.ogg&quot; &amp; CHAR(10) &amp; IF(LEN(['Descriptive Corners'.F288]) &gt; 0; &quot;link=&quot; &amp; ['Descriptive Corners'.F288] &amp; CHAR(10);&quot;&quot;) &amp; IF(LEN(['Descriptive Corners'.G288])&gt;0;&quot;standard=&quot; &amp; ['Descriptive Corners'.G288] &amp; CHAR(10);&quot;&quot;) &amp; &quot;column=&quot; &amp; ['Descriptive Corners'.I288] &amp; CHAR(10);&quot;&quot;)">
            <text:p/>
          </table:table-cell>
          <table:table-cell table:style-name="ce16" table:formula="of:=IF(LEN(['Descriptive Corners'.H288]) &gt; 0;IF(LEN(['Descriptive Corners'.B288]) &gt; 0;['Descriptive Corners'.B288] &amp; &quot;=&quot; &amp; ['Descriptive Corners'.C288]);&quot;&quot;)">
            <text:p/>
          </table:table-cell>
          <table:table-cell table:style-name="ce16" table:formula="of:=IF(LEN(['Descriptive Corners'.H288]) &gt; 0;IF(LEN(['Descriptive Corners'.B288]) &gt; 0;['Descriptive Corners'.B288] &amp; &quot;=&quot; &amp; ['Descriptive Corners'.D288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289]) &gt; 0; ['Descriptive Corners'.H289]; &quot;&quot;)">
            <text:p/>
          </table:table-cell>
          <table:table-cell table:style-name="ce16" table:formula="of:=IF(LEN(['Descriptive Corners'.H289]) &gt; 0;&quot;[PACENOTE::&quot; &amp; ['Descriptive Corners'.B289] &amp; &quot;]&quot; &amp; CHAR(10) &amp; IF(LEN(['Descriptive Corners'.A289]) &gt; 0;&quot;id=&quot; &amp; ['Descriptive Corners'.A289] &amp; CHAR(10);&quot;&quot;) &amp; &quot;Sounds=1&quot; &amp; CHAR(10) &amp; &quot;Snd0=&quot; &amp; LOWER(['Descriptive Corners'.B289]) &amp; &quot;.ogg&quot; &amp; CHAR(10) &amp; IF(LEN(['Descriptive Corners'.F289]) &gt; 0; &quot;link=&quot; &amp; ['Descriptive Corners'.F289] &amp; CHAR(10);&quot;&quot;) &amp; IF(LEN(['Descriptive Corners'.G289])&gt;0;&quot;standard=&quot; &amp; ['Descriptive Corners'.G289] &amp; CHAR(10);&quot;&quot;) &amp; &quot;column=&quot; &amp; ['Descriptive Corners'.I289] &amp; CHAR(10);&quot;&quot;)">
            <text:p/>
          </table:table-cell>
          <table:table-cell table:style-name="ce16" table:formula="of:=IF(LEN(['Descriptive Corners'.H289]) &gt; 0;IF(LEN(['Descriptive Corners'.B289]) &gt; 0;['Descriptive Corners'.B289] &amp; &quot;=&quot; &amp; ['Descriptive Corners'.C289]);&quot;&quot;)">
            <text:p/>
          </table:table-cell>
          <table:table-cell table:style-name="ce16" table:formula="of:=IF(LEN(['Descriptive Corners'.H289]) &gt; 0;IF(LEN(['Descriptive Corners'.B289]) &gt; 0;['Descriptive Corners'.B289] &amp; &quot;=&quot; &amp; ['Descriptive Corners'.D289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290]) &gt; 0; ['Descriptive Corners'.H290]; &quot;&quot;)">
            <text:p/>
          </table:table-cell>
          <table:table-cell table:style-name="ce16" table:formula="of:=IF(LEN(['Descriptive Corners'.H290]) &gt; 0;&quot;[PACENOTE::&quot; &amp; ['Descriptive Corners'.B290] &amp; &quot;]&quot; &amp; CHAR(10) &amp; IF(LEN(['Descriptive Corners'.A290]) &gt; 0;&quot;id=&quot; &amp; ['Descriptive Corners'.A290] &amp; CHAR(10);&quot;&quot;) &amp; &quot;Sounds=1&quot; &amp; CHAR(10) &amp; &quot;Snd0=&quot; &amp; LOWER(['Descriptive Corners'.B290]) &amp; &quot;.ogg&quot; &amp; CHAR(10) &amp; IF(LEN(['Descriptive Corners'.F290]) &gt; 0; &quot;link=&quot; &amp; ['Descriptive Corners'.F290] &amp; CHAR(10);&quot;&quot;) &amp; IF(LEN(['Descriptive Corners'.G290])&gt;0;&quot;standard=&quot; &amp; ['Descriptive Corners'.G290] &amp; CHAR(10);&quot;&quot;) &amp; &quot;column=&quot; &amp; ['Descriptive Corners'.I290] &amp; CHAR(10);&quot;&quot;)">
            <text:p/>
          </table:table-cell>
          <table:table-cell table:style-name="ce16" table:formula="of:=IF(LEN(['Descriptive Corners'.H290]) &gt; 0;IF(LEN(['Descriptive Corners'.B290]) &gt; 0;['Descriptive Corners'.B290] &amp; &quot;=&quot; &amp; ['Descriptive Corners'.C290]);&quot;&quot;)">
            <text:p/>
          </table:table-cell>
          <table:table-cell table:style-name="ce16" table:formula="of:=IF(LEN(['Descriptive Corners'.H290]) &gt; 0;IF(LEN(['Descriptive Corners'.B290]) &gt; 0;['Descriptive Corners'.B290] &amp; &quot;=&quot; &amp; ['Descriptive Corners'.D290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291]) &gt; 0; ['Descriptive Corners'.H291]; &quot;&quot;)">
            <text:p/>
          </table:table-cell>
          <table:table-cell table:style-name="ce16" table:formula="of:=IF(LEN(['Descriptive Corners'.H291]) &gt; 0;&quot;[PACENOTE::&quot; &amp; ['Descriptive Corners'.B291] &amp; &quot;]&quot; &amp; CHAR(10) &amp; IF(LEN(['Descriptive Corners'.A291]) &gt; 0;&quot;id=&quot; &amp; ['Descriptive Corners'.A291] &amp; CHAR(10);&quot;&quot;) &amp; &quot;Sounds=1&quot; &amp; CHAR(10) &amp; &quot;Snd0=&quot; &amp; LOWER(['Descriptive Corners'.B291]) &amp; &quot;.ogg&quot; &amp; CHAR(10) &amp; IF(LEN(['Descriptive Corners'.F291]) &gt; 0; &quot;link=&quot; &amp; ['Descriptive Corners'.F291] &amp; CHAR(10);&quot;&quot;) &amp; IF(LEN(['Descriptive Corners'.G291])&gt;0;&quot;standard=&quot; &amp; ['Descriptive Corners'.G291] &amp; CHAR(10);&quot;&quot;) &amp; &quot;column=&quot; &amp; ['Descriptive Corners'.I291] &amp; CHAR(10);&quot;&quot;)">
            <text:p/>
          </table:table-cell>
          <table:table-cell table:style-name="ce16" table:formula="of:=IF(LEN(['Descriptive Corners'.H291]) &gt; 0;IF(LEN(['Descriptive Corners'.B291]) &gt; 0;['Descriptive Corners'.B291] &amp; &quot;=&quot; &amp; ['Descriptive Corners'.C291]);&quot;&quot;)">
            <text:p/>
          </table:table-cell>
          <table:table-cell table:style-name="ce16" table:formula="of:=IF(LEN(['Descriptive Corners'.H291]) &gt; 0;IF(LEN(['Descriptive Corners'.B291]) &gt; 0;['Descriptive Corners'.B291] &amp; &quot;=&quot; &amp; ['Descriptive Corners'.D291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292]) &gt; 0; ['Descriptive Corners'.H292]; &quot;&quot;)">
            <text:p/>
          </table:table-cell>
          <table:table-cell table:style-name="ce16" table:formula="of:=IF(LEN(['Descriptive Corners'.H292]) &gt; 0;&quot;[PACENOTE::&quot; &amp; ['Descriptive Corners'.B292] &amp; &quot;]&quot; &amp; CHAR(10) &amp; IF(LEN(['Descriptive Corners'.A292]) &gt; 0;&quot;id=&quot; &amp; ['Descriptive Corners'.A292] &amp; CHAR(10);&quot;&quot;) &amp; &quot;Sounds=1&quot; &amp; CHAR(10) &amp; &quot;Snd0=&quot; &amp; LOWER(['Descriptive Corners'.B292]) &amp; &quot;.ogg&quot; &amp; CHAR(10) &amp; IF(LEN(['Descriptive Corners'.F292]) &gt; 0; &quot;link=&quot; &amp; ['Descriptive Corners'.F292] &amp; CHAR(10);&quot;&quot;) &amp; IF(LEN(['Descriptive Corners'.G292])&gt;0;&quot;standard=&quot; &amp; ['Descriptive Corners'.G292] &amp; CHAR(10);&quot;&quot;) &amp; &quot;column=&quot; &amp; ['Descriptive Corners'.I292] &amp; CHAR(10);&quot;&quot;)">
            <text:p/>
          </table:table-cell>
          <table:table-cell table:style-name="ce16" table:formula="of:=IF(LEN(['Descriptive Corners'.H292]) &gt; 0;IF(LEN(['Descriptive Corners'.B292]) &gt; 0;['Descriptive Corners'.B292] &amp; &quot;=&quot; &amp; ['Descriptive Corners'.C292]);&quot;&quot;)">
            <text:p/>
          </table:table-cell>
          <table:table-cell table:style-name="ce16" table:formula="of:=IF(LEN(['Descriptive Corners'.H292]) &gt; 0;IF(LEN(['Descriptive Corners'.B292]) &gt; 0;['Descriptive Corners'.B292] &amp; &quot;=&quot; &amp; ['Descriptive Corners'.D292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293]) &gt; 0; ['Descriptive Corners'.H293]; &quot;&quot;)">
            <text:p/>
          </table:table-cell>
          <table:table-cell table:style-name="ce16" table:formula="of:=IF(LEN(['Descriptive Corners'.H293]) &gt; 0;&quot;[PACENOTE::&quot; &amp; ['Descriptive Corners'.B293] &amp; &quot;]&quot; &amp; CHAR(10) &amp; IF(LEN(['Descriptive Corners'.A293]) &gt; 0;&quot;id=&quot; &amp; ['Descriptive Corners'.A293] &amp; CHAR(10);&quot;&quot;) &amp; &quot;Sounds=1&quot; &amp; CHAR(10) &amp; &quot;Snd0=&quot; &amp; LOWER(['Descriptive Corners'.B293]) &amp; &quot;.ogg&quot; &amp; CHAR(10) &amp; IF(LEN(['Descriptive Corners'.F293]) &gt; 0; &quot;link=&quot; &amp; ['Descriptive Corners'.F293] &amp; CHAR(10);&quot;&quot;) &amp; IF(LEN(['Descriptive Corners'.G293])&gt;0;&quot;standard=&quot; &amp; ['Descriptive Corners'.G293] &amp; CHAR(10);&quot;&quot;) &amp; &quot;column=&quot; &amp; ['Descriptive Corners'.I293] &amp; CHAR(10);&quot;&quot;)">
            <text:p/>
          </table:table-cell>
          <table:table-cell table:style-name="ce16" table:formula="of:=IF(LEN(['Descriptive Corners'.H293]) &gt; 0;IF(LEN(['Descriptive Corners'.B293]) &gt; 0;['Descriptive Corners'.B293] &amp; &quot;=&quot; &amp; ['Descriptive Corners'.C293]);&quot;&quot;)">
            <text:p/>
          </table:table-cell>
          <table:table-cell table:style-name="ce16" table:formula="of:=IF(LEN(['Descriptive Corners'.H293]) &gt; 0;IF(LEN(['Descriptive Corners'.B293]) &gt; 0;['Descriptive Corners'.B293] &amp; &quot;=&quot; &amp; ['Descriptive Corners'.D293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294]) &gt; 0; ['Descriptive Corners'.H294]; &quot;&quot;)">
            <text:p/>
          </table:table-cell>
          <table:table-cell table:style-name="ce16" table:formula="of:=IF(LEN(['Descriptive Corners'.H294]) &gt; 0;&quot;[PACENOTE::&quot; &amp; ['Descriptive Corners'.B294] &amp; &quot;]&quot; &amp; CHAR(10) &amp; IF(LEN(['Descriptive Corners'.A294]) &gt; 0;&quot;id=&quot; &amp; ['Descriptive Corners'.A294] &amp; CHAR(10);&quot;&quot;) &amp; &quot;Sounds=1&quot; &amp; CHAR(10) &amp; &quot;Snd0=&quot; &amp; LOWER(['Descriptive Corners'.B294]) &amp; &quot;.ogg&quot; &amp; CHAR(10) &amp; IF(LEN(['Descriptive Corners'.F294]) &gt; 0; &quot;link=&quot; &amp; ['Descriptive Corners'.F294] &amp; CHAR(10);&quot;&quot;) &amp; IF(LEN(['Descriptive Corners'.G294])&gt;0;&quot;standard=&quot; &amp; ['Descriptive Corners'.G294] &amp; CHAR(10);&quot;&quot;) &amp; &quot;column=&quot; &amp; ['Descriptive Corners'.I294] &amp; CHAR(10);&quot;&quot;)">
            <text:p/>
          </table:table-cell>
          <table:table-cell table:style-name="ce16" table:formula="of:=IF(LEN(['Descriptive Corners'.H294]) &gt; 0;IF(LEN(['Descriptive Corners'.B294]) &gt; 0;['Descriptive Corners'.B294] &amp; &quot;=&quot; &amp; ['Descriptive Corners'.C294]);&quot;&quot;)">
            <text:p/>
          </table:table-cell>
          <table:table-cell table:style-name="ce16" table:formula="of:=IF(LEN(['Descriptive Corners'.H294]) &gt; 0;IF(LEN(['Descriptive Corners'.B294]) &gt; 0;['Descriptive Corners'.B294] &amp; &quot;=&quot; &amp; ['Descriptive Corners'.D294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295]) &gt; 0; ['Descriptive Corners'.H295]; &quot;&quot;)">
            <text:p/>
          </table:table-cell>
          <table:table-cell table:style-name="ce16" table:formula="of:=IF(LEN(['Descriptive Corners'.H295]) &gt; 0;&quot;[PACENOTE::&quot; &amp; ['Descriptive Corners'.B295] &amp; &quot;]&quot; &amp; CHAR(10) &amp; IF(LEN(['Descriptive Corners'.A295]) &gt; 0;&quot;id=&quot; &amp; ['Descriptive Corners'.A295] &amp; CHAR(10);&quot;&quot;) &amp; &quot;Sounds=1&quot; &amp; CHAR(10) &amp; &quot;Snd0=&quot; &amp; LOWER(['Descriptive Corners'.B295]) &amp; &quot;.ogg&quot; &amp; CHAR(10) &amp; IF(LEN(['Descriptive Corners'.F295]) &gt; 0; &quot;link=&quot; &amp; ['Descriptive Corners'.F295] &amp; CHAR(10);&quot;&quot;) &amp; IF(LEN(['Descriptive Corners'.G295])&gt;0;&quot;standard=&quot; &amp; ['Descriptive Corners'.G295] &amp; CHAR(10);&quot;&quot;) &amp; &quot;column=&quot; &amp; ['Descriptive Corners'.I295] &amp; CHAR(10);&quot;&quot;)">
            <text:p/>
          </table:table-cell>
          <table:table-cell table:style-name="ce16" table:formula="of:=IF(LEN(['Descriptive Corners'.H295]) &gt; 0;IF(LEN(['Descriptive Corners'.B295]) &gt; 0;['Descriptive Corners'.B295] &amp; &quot;=&quot; &amp; ['Descriptive Corners'.C295]);&quot;&quot;)">
            <text:p/>
          </table:table-cell>
          <table:table-cell table:style-name="ce16" table:formula="of:=IF(LEN(['Descriptive Corners'.H295]) &gt; 0;IF(LEN(['Descriptive Corners'.B295]) &gt; 0;['Descriptive Corners'.B295] &amp; &quot;=&quot; &amp; ['Descriptive Corners'.D295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296]) &gt; 0; ['Descriptive Corners'.H296]; &quot;&quot;)">
            <text:p/>
          </table:table-cell>
          <table:table-cell table:style-name="ce16" table:formula="of:=IF(LEN(['Descriptive Corners'.H296]) &gt; 0;&quot;[PACENOTE::&quot; &amp; ['Descriptive Corners'.B296] &amp; &quot;]&quot; &amp; CHAR(10) &amp; IF(LEN(['Descriptive Corners'.A296]) &gt; 0;&quot;id=&quot; &amp; ['Descriptive Corners'.A296] &amp; CHAR(10);&quot;&quot;) &amp; &quot;Sounds=1&quot; &amp; CHAR(10) &amp; &quot;Snd0=&quot; &amp; LOWER(['Descriptive Corners'.B296]) &amp; &quot;.ogg&quot; &amp; CHAR(10) &amp; IF(LEN(['Descriptive Corners'.F296]) &gt; 0; &quot;link=&quot; &amp; ['Descriptive Corners'.F296] &amp; CHAR(10);&quot;&quot;) &amp; IF(LEN(['Descriptive Corners'.G296])&gt;0;&quot;standard=&quot; &amp; ['Descriptive Corners'.G296] &amp; CHAR(10);&quot;&quot;) &amp; &quot;column=&quot; &amp; ['Descriptive Corners'.I296] &amp; CHAR(10);&quot;&quot;)">
            <text:p/>
          </table:table-cell>
          <table:table-cell table:style-name="ce16" table:formula="of:=IF(LEN(['Descriptive Corners'.H296]) &gt; 0;IF(LEN(['Descriptive Corners'.B296]) &gt; 0;['Descriptive Corners'.B296] &amp; &quot;=&quot; &amp; ['Descriptive Corners'.C296]);&quot;&quot;)">
            <text:p/>
          </table:table-cell>
          <table:table-cell table:style-name="ce16" table:formula="of:=IF(LEN(['Descriptive Corners'.H296]) &gt; 0;IF(LEN(['Descriptive Corners'.B296]) &gt; 0;['Descriptive Corners'.B296] &amp; &quot;=&quot; &amp; ['Descriptive Corners'.D296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297]) &gt; 0; ['Descriptive Corners'.H297]; &quot;&quot;)">
            <text:p/>
          </table:table-cell>
          <table:table-cell table:style-name="ce16" table:formula="of:=IF(LEN(['Descriptive Corners'.H297]) &gt; 0;&quot;[PACENOTE::&quot; &amp; ['Descriptive Corners'.B297] &amp; &quot;]&quot; &amp; CHAR(10) &amp; IF(LEN(['Descriptive Corners'.A297]) &gt; 0;&quot;id=&quot; &amp; ['Descriptive Corners'.A297] &amp; CHAR(10);&quot;&quot;) &amp; &quot;Sounds=1&quot; &amp; CHAR(10) &amp; &quot;Snd0=&quot; &amp; LOWER(['Descriptive Corners'.B297]) &amp; &quot;.ogg&quot; &amp; CHAR(10) &amp; IF(LEN(['Descriptive Corners'.F297]) &gt; 0; &quot;link=&quot; &amp; ['Descriptive Corners'.F297] &amp; CHAR(10);&quot;&quot;) &amp; IF(LEN(['Descriptive Corners'.G297])&gt;0;&quot;standard=&quot; &amp; ['Descriptive Corners'.G297] &amp; CHAR(10);&quot;&quot;) &amp; &quot;column=&quot; &amp; ['Descriptive Corners'.I297] &amp; CHAR(10);&quot;&quot;)">
            <text:p/>
          </table:table-cell>
          <table:table-cell table:style-name="ce16" table:formula="of:=IF(LEN(['Descriptive Corners'.H297]) &gt; 0;IF(LEN(['Descriptive Corners'.B297]) &gt; 0;['Descriptive Corners'.B297] &amp; &quot;=&quot; &amp; ['Descriptive Corners'.C297]);&quot;&quot;)">
            <text:p/>
          </table:table-cell>
          <table:table-cell table:style-name="ce16" table:formula="of:=IF(LEN(['Descriptive Corners'.H297]) &gt; 0;IF(LEN(['Descriptive Corners'.B297]) &gt; 0;['Descriptive Corners'.B297] &amp; &quot;=&quot; &amp; ['Descriptive Corners'.D297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298]) &gt; 0; ['Descriptive Corners'.H298]; &quot;&quot;)">
            <text:p/>
          </table:table-cell>
          <table:table-cell table:style-name="ce16" table:formula="of:=IF(LEN(['Descriptive Corners'.H298]) &gt; 0;&quot;[PACENOTE::&quot; &amp; ['Descriptive Corners'.B298] &amp; &quot;]&quot; &amp; CHAR(10) &amp; IF(LEN(['Descriptive Corners'.A298]) &gt; 0;&quot;id=&quot; &amp; ['Descriptive Corners'.A298] &amp; CHAR(10);&quot;&quot;) &amp; &quot;Sounds=1&quot; &amp; CHAR(10) &amp; &quot;Snd0=&quot; &amp; LOWER(['Descriptive Corners'.B298]) &amp; &quot;.ogg&quot; &amp; CHAR(10) &amp; IF(LEN(['Descriptive Corners'.F298]) &gt; 0; &quot;link=&quot; &amp; ['Descriptive Corners'.F298] &amp; CHAR(10);&quot;&quot;) &amp; IF(LEN(['Descriptive Corners'.G298])&gt;0;&quot;standard=&quot; &amp; ['Descriptive Corners'.G298] &amp; CHAR(10);&quot;&quot;) &amp; &quot;column=&quot; &amp; ['Descriptive Corners'.I298] &amp; CHAR(10);&quot;&quot;)">
            <text:p/>
          </table:table-cell>
          <table:table-cell table:style-name="ce16" table:formula="of:=IF(LEN(['Descriptive Corners'.H298]) &gt; 0;IF(LEN(['Descriptive Corners'.B298]) &gt; 0;['Descriptive Corners'.B298] &amp; &quot;=&quot; &amp; ['Descriptive Corners'.C298]);&quot;&quot;)">
            <text:p/>
          </table:table-cell>
          <table:table-cell table:style-name="ce16" table:formula="of:=IF(LEN(['Descriptive Corners'.H298]) &gt; 0;IF(LEN(['Descriptive Corners'.B298]) &gt; 0;['Descriptive Corners'.B298] &amp; &quot;=&quot; &amp; ['Descriptive Corners'.D298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299]) &gt; 0; ['Descriptive Corners'.H299]; &quot;&quot;)">
            <text:p/>
          </table:table-cell>
          <table:table-cell table:style-name="ce16" table:formula="of:=IF(LEN(['Descriptive Corners'.H299]) &gt; 0;&quot;[PACENOTE::&quot; &amp; ['Descriptive Corners'.B299] &amp; &quot;]&quot; &amp; CHAR(10) &amp; IF(LEN(['Descriptive Corners'.A299]) &gt; 0;&quot;id=&quot; &amp; ['Descriptive Corners'.A299] &amp; CHAR(10);&quot;&quot;) &amp; &quot;Sounds=1&quot; &amp; CHAR(10) &amp; &quot;Snd0=&quot; &amp; LOWER(['Descriptive Corners'.B299]) &amp; &quot;.ogg&quot; &amp; CHAR(10) &amp; IF(LEN(['Descriptive Corners'.F299]) &gt; 0; &quot;link=&quot; &amp; ['Descriptive Corners'.F299] &amp; CHAR(10);&quot;&quot;) &amp; IF(LEN(['Descriptive Corners'.G299])&gt;0;&quot;standard=&quot; &amp; ['Descriptive Corners'.G299] &amp; CHAR(10);&quot;&quot;) &amp; &quot;column=&quot; &amp; ['Descriptive Corners'.I299] &amp; CHAR(10);&quot;&quot;)">
            <text:p/>
          </table:table-cell>
          <table:table-cell table:style-name="ce16" table:formula="of:=IF(LEN(['Descriptive Corners'.H299]) &gt; 0;IF(LEN(['Descriptive Corners'.B299]) &gt; 0;['Descriptive Corners'.B299] &amp; &quot;=&quot; &amp; ['Descriptive Corners'.C299]);&quot;&quot;)">
            <text:p/>
          </table:table-cell>
          <table:table-cell table:style-name="ce16" table:formula="of:=IF(LEN(['Descriptive Corners'.H299]) &gt; 0;IF(LEN(['Descriptive Corners'.B299]) &gt; 0;['Descriptive Corners'.B299] &amp; &quot;=&quot; &amp; ['Descriptive Corners'.D299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300]) &gt; 0; ['Descriptive Corners'.H300]; &quot;&quot;)">
            <text:p/>
          </table:table-cell>
          <table:table-cell table:style-name="ce16" table:formula="of:=IF(LEN(['Descriptive Corners'.H300]) &gt; 0;&quot;[PACENOTE::&quot; &amp; ['Descriptive Corners'.B300] &amp; &quot;]&quot; &amp; CHAR(10) &amp; IF(LEN(['Descriptive Corners'.A300]) &gt; 0;&quot;id=&quot; &amp; ['Descriptive Corners'.A300] &amp; CHAR(10);&quot;&quot;) &amp; &quot;Sounds=1&quot; &amp; CHAR(10) &amp; &quot;Snd0=&quot; &amp; LOWER(['Descriptive Corners'.B300]) &amp; &quot;.ogg&quot; &amp; CHAR(10) &amp; IF(LEN(['Descriptive Corners'.F300]) &gt; 0; &quot;link=&quot; &amp; ['Descriptive Corners'.F300] &amp; CHAR(10);&quot;&quot;) &amp; IF(LEN(['Descriptive Corners'.G300])&gt;0;&quot;standard=&quot; &amp; ['Descriptive Corners'.G300] &amp; CHAR(10);&quot;&quot;) &amp; &quot;column=&quot; &amp; ['Descriptive Corners'.I300] &amp; CHAR(10);&quot;&quot;)">
            <text:p/>
          </table:table-cell>
          <table:table-cell table:style-name="ce16" table:formula="of:=IF(LEN(['Descriptive Corners'.H300]) &gt; 0;IF(LEN(['Descriptive Corners'.B300]) &gt; 0;['Descriptive Corners'.B300] &amp; &quot;=&quot; &amp; ['Descriptive Corners'.C300]);&quot;&quot;)">
            <text:p/>
          </table:table-cell>
          <table:table-cell table:style-name="ce16" table:formula="of:=IF(LEN(['Descriptive Corners'.H300]) &gt; 0;IF(LEN(['Descriptive Corners'.B300]) &gt; 0;['Descriptive Corners'.B300] &amp; &quot;=&quot; &amp; ['Descriptive Corners'.D300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301]) &gt; 0; ['Descriptive Corners'.H301]; &quot;&quot;)">
            <text:p/>
          </table:table-cell>
          <table:table-cell table:style-name="ce16" table:formula="of:=IF(LEN(['Descriptive Corners'.H301]) &gt; 0;&quot;[PACENOTE::&quot; &amp; ['Descriptive Corners'.B301] &amp; &quot;]&quot; &amp; CHAR(10) &amp; IF(LEN(['Descriptive Corners'.A301]) &gt; 0;&quot;id=&quot; &amp; ['Descriptive Corners'.A301] &amp; CHAR(10);&quot;&quot;) &amp; &quot;Sounds=1&quot; &amp; CHAR(10) &amp; &quot;Snd0=&quot; &amp; LOWER(['Descriptive Corners'.B301]) &amp; &quot;.ogg&quot; &amp; CHAR(10) &amp; IF(LEN(['Descriptive Corners'.F301]) &gt; 0; &quot;link=&quot; &amp; ['Descriptive Corners'.F301] &amp; CHAR(10);&quot;&quot;) &amp; IF(LEN(['Descriptive Corners'.G301])&gt;0;&quot;standard=&quot; &amp; ['Descriptive Corners'.G301] &amp; CHAR(10);&quot;&quot;) &amp; &quot;column=&quot; &amp; ['Descriptive Corners'.I301] &amp; CHAR(10);&quot;&quot;)">
            <text:p/>
          </table:table-cell>
          <table:table-cell table:style-name="ce16" table:formula="of:=IF(LEN(['Descriptive Corners'.H301]) &gt; 0;IF(LEN(['Descriptive Corners'.B301]) &gt; 0;['Descriptive Corners'.B301] &amp; &quot;=&quot; &amp; ['Descriptive Corners'.C301]);&quot;&quot;)">
            <text:p/>
          </table:table-cell>
          <table:table-cell table:style-name="ce16" table:formula="of:=IF(LEN(['Descriptive Corners'.H301]) &gt; 0;IF(LEN(['Descriptive Corners'.B301]) &gt; 0;['Descriptive Corners'.B301] &amp; &quot;=&quot; &amp; ['Descriptive Corners'.D301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302]) &gt; 0; ['Descriptive Corners'.H302]; &quot;&quot;)">
            <text:p/>
          </table:table-cell>
          <table:table-cell table:style-name="ce16" table:formula="of:=IF(LEN(['Descriptive Corners'.H302]) &gt; 0;&quot;[PACENOTE::&quot; &amp; ['Descriptive Corners'.B302] &amp; &quot;]&quot; &amp; CHAR(10) &amp; IF(LEN(['Descriptive Corners'.A302]) &gt; 0;&quot;id=&quot; &amp; ['Descriptive Corners'.A302] &amp; CHAR(10);&quot;&quot;) &amp; &quot;Sounds=1&quot; &amp; CHAR(10) &amp; &quot;Snd0=&quot; &amp; LOWER(['Descriptive Corners'.B302]) &amp; &quot;.ogg&quot; &amp; CHAR(10) &amp; IF(LEN(['Descriptive Corners'.F302]) &gt; 0; &quot;link=&quot; &amp; ['Descriptive Corners'.F302] &amp; CHAR(10);&quot;&quot;) &amp; IF(LEN(['Descriptive Corners'.G302])&gt;0;&quot;standard=&quot; &amp; ['Descriptive Corners'.G302] &amp; CHAR(10);&quot;&quot;) &amp; &quot;column=&quot; &amp; ['Descriptive Corners'.I302] &amp; CHAR(10);&quot;&quot;)">
            <text:p/>
          </table:table-cell>
          <table:table-cell table:style-name="ce16" table:formula="of:=IF(LEN(['Descriptive Corners'.H302]) &gt; 0;IF(LEN(['Descriptive Corners'.B302]) &gt; 0;['Descriptive Corners'.B302] &amp; &quot;=&quot; &amp; ['Descriptive Corners'.C302]);&quot;&quot;)">
            <text:p/>
          </table:table-cell>
          <table:table-cell table:style-name="ce16" table:formula="of:=IF(LEN(['Descriptive Corners'.H302]) &gt; 0;IF(LEN(['Descriptive Corners'.B302]) &gt; 0;['Descriptive Corners'.B302] &amp; &quot;=&quot; &amp; ['Descriptive Corners'.D302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303]) &gt; 0; ['Descriptive Corners'.H303]; &quot;&quot;)">
            <text:p/>
          </table:table-cell>
          <table:table-cell table:style-name="ce16" table:formula="of:=IF(LEN(['Descriptive Corners'.H303]) &gt; 0;&quot;[PACENOTE::&quot; &amp; ['Descriptive Corners'.B303] &amp; &quot;]&quot; &amp; CHAR(10) &amp; IF(LEN(['Descriptive Corners'.A303]) &gt; 0;&quot;id=&quot; &amp; ['Descriptive Corners'.A303] &amp; CHAR(10);&quot;&quot;) &amp; &quot;Sounds=1&quot; &amp; CHAR(10) &amp; &quot;Snd0=&quot; &amp; LOWER(['Descriptive Corners'.B303]) &amp; &quot;.ogg&quot; &amp; CHAR(10) &amp; IF(LEN(['Descriptive Corners'.F303]) &gt; 0; &quot;link=&quot; &amp; ['Descriptive Corners'.F303] &amp; CHAR(10);&quot;&quot;) &amp; IF(LEN(['Descriptive Corners'.G303])&gt;0;&quot;standard=&quot; &amp; ['Descriptive Corners'.G303] &amp; CHAR(10);&quot;&quot;) &amp; &quot;column=&quot; &amp; ['Descriptive Corners'.I303] &amp; CHAR(10);&quot;&quot;)">
            <text:p/>
          </table:table-cell>
          <table:table-cell table:style-name="ce16" table:formula="of:=IF(LEN(['Descriptive Corners'.H303]) &gt; 0;IF(LEN(['Descriptive Corners'.B303]) &gt; 0;['Descriptive Corners'.B303] &amp; &quot;=&quot; &amp; ['Descriptive Corners'.C303]);&quot;&quot;)">
            <text:p/>
          </table:table-cell>
          <table:table-cell table:style-name="ce16" table:formula="of:=IF(LEN(['Descriptive Corners'.H303]) &gt; 0;IF(LEN(['Descriptive Corners'.B303]) &gt; 0;['Descriptive Corners'.B303] &amp; &quot;=&quot; &amp; ['Descriptive Corners'.D303]);&quot;&quot;)">
            <text:p/>
          </table:table-cell>
          <table:table-cell table:number-columns-repeated="1020"/>
        </table:table-row>
        <table:table-row table:style-name="ro1">
          <table:table-cell table:formula="of:=IF (LEN(['Descriptive Corners'.H304]) &gt; 0; ['Descriptive Corners'.H304]; &quot;&quot;)">
            <text:p/>
          </table:table-cell>
          <table:table-cell table:style-name="ce16" table:formula="of:=IF(LEN(['Descriptive Corners'.H304]) &gt; 0;&quot;[PACENOTE::&quot; &amp; ['Descriptive Corners'.B304] &amp; &quot;]&quot; &amp; CHAR(10) &amp; IF(LEN(['Descriptive Corners'.A304]) &gt; 0;&quot;id=&quot; &amp; ['Descriptive Corners'.A304] &amp; CHAR(10);&quot;&quot;) &amp; &quot;Sounds=1&quot; &amp; CHAR(10) &amp; &quot;Snd0=&quot; &amp; LOWER(['Descriptive Corners'.B304]) &amp; &quot;.ogg&quot; &amp; CHAR(10) &amp; IF(LEN(['Descriptive Corners'.F304]) &gt; 0; &quot;link=&quot; &amp; ['Descriptive Corners'.F304] &amp; CHAR(10);&quot;&quot;) &amp; IF(LEN(['Descriptive Corners'.G304])&gt;0;&quot;standard=&quot; &amp; ['Descriptive Corners'.G304] &amp; CHAR(10);&quot;&quot;) &amp; &quot;column=&quot; &amp; ['Descriptive Corners'.I304] &amp; CHAR(10);&quot;&quot;)">
            <text:p/>
          </table:table-cell>
          <table:table-cell table:style-name="ce16" table:formula="of:=IF(LEN(['Descriptive Corners'.H304]) &gt; 0;IF(LEN(['Descriptive Corners'.B304]) &gt; 0;['Descriptive Corners'.B304] &amp; &quot;=&quot; &amp; ['Descriptive Corners'.C304]);&quot;&quot;)">
            <text:p/>
          </table:table-cell>
          <table:table-cell table:style-name="ce16" table:formula="of:=IF(LEN(['Descriptive Corners'.H304]) &gt; 0;IF(LEN(['Descriptive Corners'.B304]) &gt; 0;['Descriptive Corners'.B304] &amp; &quot;=&quot; &amp; ['Descriptive Corners'.D304]);&quot;&quot;)">
            <text:p/>
          </table:table-cell>
          <table:table-cell table:number-columns-repeated="1020"/>
        </table:table-row>
        <table:table-row table:style-name="ro1" table:number-rows-repeated="10482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umeric INI" table:style-name="ta2" table:print="false">
        <table:table-column table:style-name="co14" table:default-cell-style-name="ce7"/>
        <table:table-column table:style-name="co14" table:default-cell-style-name="ce17"/>
        <table:table-column table:style-name="co15" table:default-cell-style-name="ce7"/>
        <table:table-column table:style-name="co16" table:default-cell-style-name="ce7"/>
        <table:table-column table:style-name="co12" table:number-columns-repeated="1020" table:default-cell-style-name="ce7"/>
        <table:table-row table:style-name="ro1">
          <table:table-cell table:style-name="ce66" office:value-type="string">
            <text:p>Category</text:p>
          </table:table-cell>
          <table:table-cell table:style-name="ce14" office:value-type="string">
            <text:p>; PaceNotes INI Entries</text:p>
          </table:table-cell>
          <table:table-cell table:style-name="ce66" office:value-type="string">
            <text:p>; German</text:p>
          </table:table-cell>
          <table:table-cell table:style-name="ce66" office:value-type="string">
            <text:p>; English</text:p>
          </table:table-cell>
          <table:table-cell table:style-name="ce66" table:number-columns-repeated="1020"/>
        </table:table-row>
        <table:table-row table:style-name="ro1">
          <table:table-cell table:style-name="ce66"/>
          <table:table-cell table:style-name="ce14"/>
          <table:table-cell table:number-columns-repeated="2" table:style-name="ce66" office:value-type="string">
            <text:p>[STRINGS]</text:p>
          </table:table-cell>
          <table:table-cell table:style-name="ce66" table:number-columns-repeated="1020"/>
        </table:table-row>
        <table:table-row table:style-name="ro6">
          <table:table-cell table:formula="of:=IF (LEN(['Numeric Corners'.H2]) &gt; 0; ['Numeric Corners'.H2]; &quot;&quot;)">
            <text:p/>
          </table:table-cell>
          <table:table-cell table:style-name="ce16" table:formula="of:=IF(LEN(['Numeric Corners'.H2]) &gt; 0;&quot;[PACENOTE::&quot; &amp; ['Numeric Corners'.B2] &amp; &quot;]&quot; &amp; CHAR(10) &amp; IF(LEN(['Numeric Corners'.A2]) &gt; 0;&quot;id=&quot; &amp; ['Numeric Corners'.A2] &amp; CHAR(10);&quot;&quot;) &amp; &quot;Sounds=1&quot; &amp; CHAR(10) &amp; &quot;Snd0=&quot; &amp; LOWER(['Numeric Corners'.B2]) &amp; &quot;.ogg&quot; &amp; CHAR(10) &amp; IF(LEN(['Numeric Corners'.F2]) &gt; 0; &quot;link=&quot; &amp; ['Numeric Corners'.F2] &amp; CHAR(10);&quot;&quot;) &amp; IF(LEN(['Numeric Corners'.G2])&gt;0;&quot;standard=&quot; &amp; ['Numeric Corners'.G2] &amp; CHAR(10);&quot;&quot;) &amp; &quot;column=&quot; &amp; ['Numeric Corners'.I2] &amp; CHAR(10);&quot;&quot;)">
            <text:p/>
          </table:table-cell>
          <table:table-cell table:style-name="ce16" table:formula="of:=IF(LEN(['Numeric Corners'.H2]) &gt; 0;IF(LEN(['Numeric Corners'.B2]) &gt; 0;['Numeric Corners'.B2] &amp; &quot;=&quot; &amp; ['Numeric Corners'.C2]);&quot;&quot;)">
            <text:p/>
          </table:table-cell>
          <table:table-cell table:style-name="ce16" table:formula="of:=IF(LEN(['Numeric Corners'.H2]) &gt; 0;IF(LEN(['Numeric Corners'.B2]) &gt; 0;['Numeric Corners'.B2] &amp; &quot;=&quot; &amp; ['Numeric Corners'.D2]);&quot;&quot;)">
            <text:p/>
          </table:table-cell>
          <table:table-cell table:number-columns-repeated="1020"/>
        </table:table-row>
        <table:table-row table:style-name="ro6">
          <table:table-cell table:formula="of:=IF (LEN(['Numeric Corners'.H3]) &gt; 0; ['Numeric Corners'.H3]; &quot;&quot;)">
            <text:p/>
          </table:table-cell>
          <table:table-cell table:style-name="ce16" table:formula="of:=IF(LEN(['Numeric Corners'.H3]) &gt; 0;&quot;[PACENOTE::&quot; &amp; ['Numeric Corners'.B3] &amp; &quot;]&quot; &amp; CHAR(10) &amp; IF(LEN(['Numeric Corners'.A3]) &gt; 0;&quot;id=&quot; &amp; ['Numeric Corners'.A3] &amp; CHAR(10);&quot;&quot;) &amp; &quot;Sounds=1&quot; &amp; CHAR(10) &amp; &quot;Snd0=&quot; &amp; LOWER(['Numeric Corners'.B3]) &amp; &quot;.ogg&quot; &amp; CHAR(10) &amp; IF(LEN(['Numeric Corners'.F3]) &gt; 0; &quot;link=&quot; &amp; ['Numeric Corners'.F3] &amp; CHAR(10);&quot;&quot;) &amp; IF(LEN(['Numeric Corners'.G3])&gt;0;&quot;standard=&quot; &amp; ['Numeric Corners'.G3] &amp; CHAR(10);&quot;&quot;) &amp; &quot;column=&quot; &amp; ['Numeric Corners'.I3] &amp; CHAR(10);&quot;&quot;)">
            <text:p/>
          </table:table-cell>
          <table:table-cell table:style-name="ce16" table:formula="of:=IF(LEN(['Numeric Corners'.H3]) &gt; 0;IF(LEN(['Numeric Corners'.B3]) &gt; 0;['Numeric Corners'.B3] &amp; &quot;=&quot; &amp; ['Numeric Corners'.C3]);&quot;&quot;)">
            <text:p/>
          </table:table-cell>
          <table:table-cell table:style-name="ce16" table:formula="of:=IF(LEN(['Numeric Corners'.H3]) &gt; 0;IF(LEN(['Numeric Corners'.B3]) &gt; 0;['Numeric Corners'.B3] &amp; &quot;=&quot; &amp; ['Numeric Corners'.D3]);&quot;&quot;)">
            <text:p/>
          </table:table-cell>
          <table:table-cell table:number-columns-repeated="1020"/>
        </table:table-row>
        <table:table-row table:style-name="ro6">
          <table:table-cell table:formula="of:=IF (LEN(['Numeric Corners'.H4]) &gt; 0; ['Numeric Corners'.H4]; &quot;&quot;)" office:value-type="string" office:string-value="CORNERS">
            <text:p>CORNERS</text:p>
          </table:table-cell>
          <table:table-cell table:style-name="ce16" table:formula="of:=IF(LEN(['Numeric Corners'.H4]) &gt; 0;&quot;[PACENOTE::&quot; &amp; ['Numeric Corners'.B4] &amp; &quot;]&quot; &amp; CHAR(10) &amp; IF(LEN(['Numeric Corners'.A4]) &gt; 0;&quot;id=&quot; &amp; ['Numeric Corners'.A4] &amp; CHAR(10);&quot;&quot;) &amp; &quot;Sounds=1&quot; &amp; CHAR(10) &amp; &quot;Snd0=&quot; &amp; LOWER(['Numeric Corners'.B4]) &amp; &quot;.ogg&quot; &amp; CHAR(10) &amp; IF(LEN(['Numeric Corners'.F4]) &gt; 0; &quot;link=&quot; &amp; ['Numeric Corners'.F4] &amp; CHAR(10);&quot;&quot;) &amp; IF(LEN(['Numeric Corners'.G4])&gt;0;&quot;standard=&quot; &amp; ['Numeric Corners'.G4] &amp; CHAR(10);&quot;&quot;) &amp; &quot;column=&quot; &amp; ['Numeric Corners'.I4] &amp; CHAR(10);&quot;&quot;)" office:value-type="string" office:string-value="[PACENOTE::ONE_LEFT]&#10;id=0&#10;Sounds=1&#10;Snd0=one_left.ogg&#10;link=INTO&#10;column=0&#10;">
            <text:p>[PACENOTE::ONE_LEFT]<text:line-break/>id=0<text:line-break/>Sounds=1<text:line-break/>Snd0=one_left.ogg<text:line-break/>link=INTO<text:line-break/>column=0<text:line-break/></text:p>
          </table:table-cell>
          <table:table-cell table:style-name="ce16" table:formula="of:=IF(LEN(['Numeric Corners'.H4]) &gt; 0;IF(LEN(['Numeric Corners'.B4]) &gt; 0;['Numeric Corners'.B4] &amp; &quot;=&quot; &amp; ['Numeric Corners'.C4]);&quot;&quot;)" office:value-type="string" office:string-value="ONE_LEFT=1 Links">
            <text:p>ONE_LEFT=1 Links</text:p>
          </table:table-cell>
          <table:table-cell table:style-name="ce16" table:formula="of:=IF(LEN(['Numeric Corners'.H4]) &gt; 0;IF(LEN(['Numeric Corners'.B4]) &gt; 0;['Numeric Corners'.B4] &amp; &quot;=&quot; &amp; ['Numeric Corners'.D4]);&quot;&quot;)" office:value-type="string" office:string-value="ONE_LEFT=1 Left">
            <text:p>ONE_LEFT=1 Left</text:p>
          </table:table-cell>
          <table:table-cell table:number-columns-repeated="1020"/>
        </table:table-row>
        <table:table-row table:style-name="ro6">
          <table:table-cell table:formula="of:=IF (LEN(['Numeric Corners'.H5]) &gt; 0; ['Numeric Corners'.H5]; &quot;&quot;)" office:value-type="string" office:string-value="CORNERS">
            <text:p>CORNERS</text:p>
          </table:table-cell>
          <table:table-cell table:style-name="ce16" table:formula="of:=IF(LEN(['Numeric Corners'.H5]) &gt; 0;&quot;[PACENOTE::&quot; &amp; ['Numeric Corners'.B5] &amp; &quot;]&quot; &amp; CHAR(10) &amp; IF(LEN(['Numeric Corners'.A5]) &gt; 0;&quot;id=&quot; &amp; ['Numeric Corners'.A5] &amp; CHAR(10);&quot;&quot;) &amp; &quot;Sounds=1&quot; &amp; CHAR(10) &amp; &quot;Snd0=&quot; &amp; LOWER(['Numeric Corners'.B5]) &amp; &quot;.ogg&quot; &amp; CHAR(10) &amp; IF(LEN(['Numeric Corners'.F5]) &gt; 0; &quot;link=&quot; &amp; ['Numeric Corners'.F5] &amp; CHAR(10);&quot;&quot;) &amp; IF(LEN(['Numeric Corners'.G5])&gt;0;&quot;standard=&quot; &amp; ['Numeric Corners'.G5] &amp; CHAR(10);&quot;&quot;) &amp; &quot;column=&quot; &amp; ['Numeric Corners'.I5] &amp; CHAR(10);&quot;&quot;)" office:value-type="string" office:string-value="[PACENOTE::TWO_LEFT]&#10;id=102&#10;Sounds=1&#10;Snd0=two_left.ogg&#10;link=INTO&#10;column=0&#10;">
            <text:p>[PACENOTE::TWO_LEFT]<text:line-break/>id=102<text:line-break/>Sounds=1<text:line-break/>Snd0=two_left.ogg<text:line-break/>link=INTO<text:line-break/>column=0<text:line-break/></text:p>
          </table:table-cell>
          <table:table-cell table:style-name="ce16" table:formula="of:=IF(LEN(['Numeric Corners'.H5]) &gt; 0;IF(LEN(['Numeric Corners'.B5]) &gt; 0;['Numeric Corners'.B5] &amp; &quot;=&quot; &amp; ['Numeric Corners'.C5]);&quot;&quot;)" office:value-type="string" office:string-value="TWO_LEFT=2 Links">
            <text:p>TWO_LEFT=2 Links</text:p>
          </table:table-cell>
          <table:table-cell table:style-name="ce16" table:formula="of:=IF(LEN(['Numeric Corners'.H5]) &gt; 0;IF(LEN(['Numeric Corners'.B5]) &gt; 0;['Numeric Corners'.B5] &amp; &quot;=&quot; &amp; ['Numeric Corners'.D5]);&quot;&quot;)" office:value-type="string" office:string-value="TWO_LEFT=2 Left">
            <text:p>TWO_LEFT=2 Left</text:p>
          </table:table-cell>
          <table:table-cell table:number-columns-repeated="1020"/>
        </table:table-row>
        <table:table-row table:style-name="ro6">
          <table:table-cell table:formula="of:=IF (LEN(['Numeric Corners'.H6]) &gt; 0; ['Numeric Corners'.H6]; &quot;&quot;)" office:value-type="string" office:string-value="CORNERS">
            <text:p>CORNERS</text:p>
          </table:table-cell>
          <table:table-cell table:style-name="ce16" table:formula="of:=IF(LEN(['Numeric Corners'.H6]) &gt; 0;&quot;[PACENOTE::&quot; &amp; ['Numeric Corners'.B6] &amp; &quot;]&quot; &amp; CHAR(10) &amp; IF(LEN(['Numeric Corners'.A6]) &gt; 0;&quot;id=&quot; &amp; ['Numeric Corners'.A6] &amp; CHAR(10);&quot;&quot;) &amp; &quot;Sounds=1&quot; &amp; CHAR(10) &amp; &quot;Snd0=&quot; &amp; LOWER(['Numeric Corners'.B6]) &amp; &quot;.ogg&quot; &amp; CHAR(10) &amp; IF(LEN(['Numeric Corners'.F6]) &gt; 0; &quot;link=&quot; &amp; ['Numeric Corners'.F6] &amp; CHAR(10);&quot;&quot;) &amp; IF(LEN(['Numeric Corners'.G6])&gt;0;&quot;standard=&quot; &amp; ['Numeric Corners'.G6] &amp; CHAR(10);&quot;&quot;) &amp; &quot;column=&quot; &amp; ['Numeric Corners'.I6] &amp; CHAR(10);&quot;&quot;)" office:value-type="string" office:string-value="[PACENOTE::SQUARE_LEFT]&#10;id=1&#10;Sounds=1&#10;Snd0=square_left.ogg&#10;link=INTO&#10;column=0&#10;">
            <text:p>[PACENOTE::SQUARE_LEFT]<text:line-break/>id=1<text:line-break/>Sounds=1<text:line-break/>Snd0=square_left.ogg<text:line-break/>link=INTO<text:line-break/>column=0<text:line-break/></text:p>
          </table:table-cell>
          <table:table-cell table:style-name="ce16" table:formula="of:=IF(LEN(['Numeric Corners'.H6]) &gt; 0;IF(LEN(['Numeric Corners'.B6]) &gt; 0;['Numeric Corners'.B6] &amp; &quot;=&quot; &amp; ['Numeric Corners'.C6]);&quot;&quot;)" office:value-type="string" office:string-value="SQUARE_LEFT=90 Links">
            <text:p>SQUARE_LEFT=90 Links</text:p>
          </table:table-cell>
          <table:table-cell table:style-name="ce16" table:formula="of:=IF(LEN(['Numeric Corners'.H6]) &gt; 0;IF(LEN(['Numeric Corners'.B6]) &gt; 0;['Numeric Corners'.B6] &amp; &quot;=&quot; &amp; ['Numeric Corners'.D6]);&quot;&quot;)" office:value-type="string" office:string-value="SQUARE_LEFT=Square Left">
            <text:p>SQUARE_LEFT=Square Left</text:p>
          </table:table-cell>
          <table:table-cell table:number-columns-repeated="1020"/>
        </table:table-row>
        <table:table-row table:style-name="ro6">
          <table:table-cell table:formula="of:=IF (LEN(['Numeric Corners'.H7]) &gt; 0; ['Numeric Corners'.H7]; &quot;&quot;)" office:value-type="string" office:string-value="CORNERS">
            <text:p>CORNERS</text:p>
          </table:table-cell>
          <table:table-cell table:style-name="ce16" table:formula="of:=IF(LEN(['Numeric Corners'.H7]) &gt; 0;&quot;[PACENOTE::&quot; &amp; ['Numeric Corners'.B7] &amp; &quot;]&quot; &amp; CHAR(10) &amp; IF(LEN(['Numeric Corners'.A7]) &gt; 0;&quot;id=&quot; &amp; ['Numeric Corners'.A7] &amp; CHAR(10);&quot;&quot;) &amp; &quot;Sounds=1&quot; &amp; CHAR(10) &amp; &quot;Snd0=&quot; &amp; LOWER(['Numeric Corners'.B7]) &amp; &quot;.ogg&quot; &amp; CHAR(10) &amp; IF(LEN(['Numeric Corners'.F7]) &gt; 0; &quot;link=&quot; &amp; ['Numeric Corners'.F7] &amp; CHAR(10);&quot;&quot;) &amp; IF(LEN(['Numeric Corners'.G7])&gt;0;&quot;standard=&quot; &amp; ['Numeric Corners'.G7] &amp; CHAR(10);&quot;&quot;) &amp; &quot;column=&quot; &amp; ['Numeric Corners'.I7] &amp; CHAR(10);&quot;&quot;)" office:value-type="string" office:string-value="[PACENOTE::THREE_LEFT]&#10;id=2&#10;Sounds=1&#10;Snd0=three_left.ogg&#10;link=INTO&#10;column=2&#10;">
            <text:p>[PACENOTE::THREE_LEFT]<text:line-break/>id=2<text:line-break/>Sounds=1<text:line-break/>Snd0=three_left.ogg<text:line-break/>link=INTO<text:line-break/>column=2<text:line-break/></text:p>
          </table:table-cell>
          <table:table-cell table:style-name="ce16" table:formula="of:=IF(LEN(['Numeric Corners'.H7]) &gt; 0;IF(LEN(['Numeric Corners'.B7]) &gt; 0;['Numeric Corners'.B7] &amp; &quot;=&quot; &amp; ['Numeric Corners'.C7]);&quot;&quot;)" office:value-type="string" office:string-value="THREE_LEFT=3 Links">
            <text:p>THREE_LEFT=3 Links</text:p>
          </table:table-cell>
          <table:table-cell table:style-name="ce16" table:formula="of:=IF(LEN(['Numeric Corners'.H7]) &gt; 0;IF(LEN(['Numeric Corners'.B7]) &gt; 0;['Numeric Corners'.B7] &amp; &quot;=&quot; &amp; ['Numeric Corners'.D7]);&quot;&quot;)" office:value-type="string" office:string-value="THREE_LEFT=3 Left">
            <text:p>THREE_LEFT=3 Left</text:p>
          </table:table-cell>
          <table:table-cell table:number-columns-repeated="1020"/>
        </table:table-row>
        <table:table-row table:style-name="ro6">
          <table:table-cell table:formula="of:=IF (LEN(['Numeric Corners'.H8]) &gt; 0; ['Numeric Corners'.H8]; &quot;&quot;)" office:value-type="string" office:string-value="CORNERS">
            <text:p>CORNERS</text:p>
          </table:table-cell>
          <table:table-cell table:style-name="ce16" table:formula="of:=IF(LEN(['Numeric Corners'.H8]) &gt; 0;&quot;[PACENOTE::&quot; &amp; ['Numeric Corners'.B8] &amp; &quot;]&quot; &amp; CHAR(10) &amp; IF(LEN(['Numeric Corners'.A8]) &gt; 0;&quot;id=&quot; &amp; ['Numeric Corners'.A8] &amp; CHAR(10);&quot;&quot;) &amp; &quot;Sounds=1&quot; &amp; CHAR(10) &amp; &quot;Snd0=&quot; &amp; LOWER(['Numeric Corners'.B8]) &amp; &quot;.ogg&quot; &amp; CHAR(10) &amp; IF(LEN(['Numeric Corners'.F8]) &gt; 0; &quot;link=&quot; &amp; ['Numeric Corners'.F8] &amp; CHAR(10);&quot;&quot;) &amp; IF(LEN(['Numeric Corners'.G8])&gt;0;&quot;standard=&quot; &amp; ['Numeric Corners'.G8] &amp; CHAR(10);&quot;&quot;) &amp; &quot;column=&quot; &amp; ['Numeric Corners'.I8] &amp; CHAR(10);&quot;&quot;)" office:value-type="string" office:string-value="[PACENOTE::FOUR_LEFT]&#10;id=3&#10;Sounds=1&#10;Snd0=four_left.ogg&#10;link=INTO&#10;column=2&#10;">
            <text:p>[PACENOTE::FOUR_LEFT]<text:line-break/>id=3<text:line-break/>Sounds=1<text:line-break/>Snd0=four_left.ogg<text:line-break/>link=INTO<text:line-break/>column=2<text:line-break/></text:p>
          </table:table-cell>
          <table:table-cell table:style-name="ce16" table:formula="of:=IF(LEN(['Numeric Corners'.H8]) &gt; 0;IF(LEN(['Numeric Corners'.B8]) &gt; 0;['Numeric Corners'.B8] &amp; &quot;=&quot; &amp; ['Numeric Corners'.C8]);&quot;&quot;)" office:value-type="string" office:string-value="FOUR_LEFT=4 Links">
            <text:p>FOUR_LEFT=4 Links</text:p>
          </table:table-cell>
          <table:table-cell table:style-name="ce16" table:formula="of:=IF(LEN(['Numeric Corners'.H8]) &gt; 0;IF(LEN(['Numeric Corners'.B8]) &gt; 0;['Numeric Corners'.B8] &amp; &quot;=&quot; &amp; ['Numeric Corners'.D8]);&quot;&quot;)" office:value-type="string" office:string-value="FOUR_LEFT=4 Left">
            <text:p>FOUR_LEFT=4 Left</text:p>
          </table:table-cell>
          <table:table-cell table:number-columns-repeated="1020"/>
        </table:table-row>
        <table:table-row table:style-name="ro6">
          <table:table-cell table:formula="of:=IF (LEN(['Numeric Corners'.H9]) &gt; 0; ['Numeric Corners'.H9]; &quot;&quot;)" office:value-type="string" office:string-value="CORNERS">
            <text:p>CORNERS</text:p>
          </table:table-cell>
          <table:table-cell table:style-name="ce16" table:formula="of:=IF(LEN(['Numeric Corners'.H9]) &gt; 0;&quot;[PACENOTE::&quot; &amp; ['Numeric Corners'.B9] &amp; &quot;]&quot; &amp; CHAR(10) &amp; IF(LEN(['Numeric Corners'.A9]) &gt; 0;&quot;id=&quot; &amp; ['Numeric Corners'.A9] &amp; CHAR(10);&quot;&quot;) &amp; &quot;Sounds=1&quot; &amp; CHAR(10) &amp; &quot;Snd0=&quot; &amp; LOWER(['Numeric Corners'.B9]) &amp; &quot;.ogg&quot; &amp; CHAR(10) &amp; IF(LEN(['Numeric Corners'.F9]) &gt; 0; &quot;link=&quot; &amp; ['Numeric Corners'.F9] &amp; CHAR(10);&quot;&quot;) &amp; IF(LEN(['Numeric Corners'.G9])&gt;0;&quot;standard=&quot; &amp; ['Numeric Corners'.G9] &amp; CHAR(10);&quot;&quot;) &amp; &quot;column=&quot; &amp; ['Numeric Corners'.I9] &amp; CHAR(10);&quot;&quot;)" office:value-type="string" office:string-value="[PACENOTE::FIVE_LEFT]&#10;id=4&#10;Sounds=1&#10;Snd0=five_left.ogg&#10;link=INTO&#10;column=2&#10;">
            <text:p>[PACENOTE::FIVE_LEFT]<text:line-break/>id=4<text:line-break/>Sounds=1<text:line-break/>Snd0=five_left.ogg<text:line-break/>link=INTO<text:line-break/>column=2<text:line-break/></text:p>
          </table:table-cell>
          <table:table-cell table:style-name="ce16" table:formula="of:=IF(LEN(['Numeric Corners'.H9]) &gt; 0;IF(LEN(['Numeric Corners'.B9]) &gt; 0;['Numeric Corners'.B9] &amp; &quot;=&quot; &amp; ['Numeric Corners'.C9]);&quot;&quot;)" office:value-type="string" office:string-value="FIVE_LEFT=5 Links">
            <text:p>FIVE_LEFT=5 Links</text:p>
          </table:table-cell>
          <table:table-cell table:style-name="ce16" table:formula="of:=IF(LEN(['Numeric Corners'.H9]) &gt; 0;IF(LEN(['Numeric Corners'.B9]) &gt; 0;['Numeric Corners'.B9] &amp; &quot;=&quot; &amp; ['Numeric Corners'.D9]);&quot;&quot;)" office:value-type="string" office:string-value="FIVE_LEFT=5 Left">
            <text:p>FIVE_LEFT=5 Left</text:p>
          </table:table-cell>
          <table:table-cell table:number-columns-repeated="1020"/>
        </table:table-row>
        <table:table-row table:style-name="ro6">
          <table:table-cell table:formula="of:=IF (LEN(['Numeric Corners'.H10]) &gt; 0; ['Numeric Corners'.H10]; &quot;&quot;)" office:value-type="string" office:string-value="CORNERS">
            <text:p>CORNERS</text:p>
          </table:table-cell>
          <table:table-cell table:style-name="ce16" table:formula="of:=IF(LEN(['Numeric Corners'.H10]) &gt; 0;&quot;[PACENOTE::&quot; &amp; ['Numeric Corners'.B10] &amp; &quot;]&quot; &amp; CHAR(10) &amp; IF(LEN(['Numeric Corners'.A10]) &gt; 0;&quot;id=&quot; &amp; ['Numeric Corners'.A10] &amp; CHAR(10);&quot;&quot;) &amp; &quot;Sounds=1&quot; &amp; CHAR(10) &amp; &quot;Snd0=&quot; &amp; LOWER(['Numeric Corners'.B10]) &amp; &quot;.ogg&quot; &amp; CHAR(10) &amp; IF(LEN(['Numeric Corners'.F10]) &gt; 0; &quot;link=&quot; &amp; ['Numeric Corners'.F10] &amp; CHAR(10);&quot;&quot;) &amp; IF(LEN(['Numeric Corners'.G10])&gt;0;&quot;standard=&quot; &amp; ['Numeric Corners'.G10] &amp; CHAR(10);&quot;&quot;) &amp; &quot;column=&quot; &amp; ['Numeric Corners'.I10] &amp; CHAR(10);&quot;&quot;)" office:value-type="string" office:string-value="[PACENOTE::SIX_LEFT]&#10;id=5&#10;Sounds=1&#10;Snd0=six_left.ogg&#10;link=INTO&#10;column=2&#10;">
            <text:p>[PACENOTE::SIX_LEFT]<text:line-break/>id=5<text:line-break/>Sounds=1<text:line-break/>Snd0=six_left.ogg<text:line-break/>link=INTO<text:line-break/>column=2<text:line-break/></text:p>
          </table:table-cell>
          <table:table-cell table:style-name="ce16" table:formula="of:=IF(LEN(['Numeric Corners'.H10]) &gt; 0;IF(LEN(['Numeric Corners'.B10]) &gt; 0;['Numeric Corners'.B10] &amp; &quot;=&quot; &amp; ['Numeric Corners'.C10]);&quot;&quot;)" office:value-type="string" office:string-value="SIX_LEFT=6 Links">
            <text:p>SIX_LEFT=6 Links</text:p>
          </table:table-cell>
          <table:table-cell table:style-name="ce16" table:formula="of:=IF(LEN(['Numeric Corners'.H10]) &gt; 0;IF(LEN(['Numeric Corners'.B10]) &gt; 0;['Numeric Corners'.B10] &amp; &quot;=&quot; &amp; ['Numeric Corners'.D10]);&quot;&quot;)" office:value-type="string" office:string-value="SIX_LEFT=6 Left">
            <text:p>SIX_LEFT=6 Left</text:p>
          </table:table-cell>
          <table:table-cell table:number-columns-repeated="1020"/>
        </table:table-row>
        <table:table-row table:style-name="ro6">
          <table:table-cell table:formula="of:=IF (LEN(['Numeric Corners'.H11]) &gt; 0; ['Numeric Corners'.H11]; &quot;&quot;)" office:value-type="string" office:string-value="CORNERS">
            <text:p>CORNERS</text:p>
          </table:table-cell>
          <table:table-cell table:style-name="ce16" table:formula="of:=IF(LEN(['Numeric Corners'.H11]) &gt; 0;&quot;[PACENOTE::&quot; &amp; ['Numeric Corners'.B11] &amp; &quot;]&quot; &amp; CHAR(10) &amp; IF(LEN(['Numeric Corners'.A11]) &gt; 0;&quot;id=&quot; &amp; ['Numeric Corners'.A11] &amp; CHAR(10);&quot;&quot;) &amp; &quot;Sounds=1&quot; &amp; CHAR(10) &amp; &quot;Snd0=&quot; &amp; LOWER(['Numeric Corners'.B11]) &amp; &quot;.ogg&quot; &amp; CHAR(10) &amp; IF(LEN(['Numeric Corners'.F11]) &gt; 0; &quot;link=&quot; &amp; ['Numeric Corners'.F11] &amp; CHAR(10);&quot;&quot;) &amp; IF(LEN(['Numeric Corners'.G11])&gt;0;&quot;standard=&quot; &amp; ['Numeric Corners'.G11] &amp; CHAR(10);&quot;&quot;) &amp; &quot;column=&quot; &amp; ['Numeric Corners'.I11] &amp; CHAR(10);&quot;&quot;)" office:value-type="string" office:string-value="[PACENOTE::FLAT_LEFT]&#10;id=26&#10;Sounds=1&#10;Snd0=flat_left.ogg&#10;link=INTO&#10;column=2&#10;">
            <text:p>[PACENOTE::FLAT_LEFT]<text:line-break/>id=26<text:line-break/>Sounds=1<text:line-break/>Snd0=flat_left.ogg<text:line-break/>link=INTO<text:line-break/>column=2<text:line-break/></text:p>
          </table:table-cell>
          <table:table-cell table:style-name="ce16" table:formula="of:=IF(LEN(['Numeric Corners'.H11]) &gt; 0;IF(LEN(['Numeric Corners'.B11]) &gt; 0;['Numeric Corners'.B11] &amp; &quot;=&quot; &amp; ['Numeric Corners'.C11]);&quot;&quot;)" office:value-type="string" office:string-value="FLAT_LEFT=Voll Links">
            <text:p>FLAT_LEFT=Voll Links</text:p>
          </table:table-cell>
          <table:table-cell table:style-name="ce16" table:formula="of:=IF(LEN(['Numeric Corners'.H11]) &gt; 0;IF(LEN(['Numeric Corners'.B11]) &gt; 0;['Numeric Corners'.B11] &amp; &quot;=&quot; &amp; ['Numeric Corners'.D11]);&quot;&quot;)" office:value-type="string" office:string-value="FLAT_LEFT=Flat Left">
            <text:p>FLAT_LEFT=Flat Left</text:p>
          </table:table-cell>
          <table:table-cell table:number-columns-repeated="1020"/>
        </table:table-row>
        <table:table-row table:style-name="ro6">
          <table:table-cell table:formula="of:=IF (LEN(['Numeric Corners'.H12]) &gt; 0; ['Numeric Corners'.H12]; &quot;&quot;)">
            <text:p/>
          </table:table-cell>
          <table:table-cell table:style-name="ce16" table:formula="of:=IF(LEN(['Numeric Corners'.H12]) &gt; 0;&quot;[PACENOTE::&quot; &amp; ['Numeric Corners'.B12] &amp; &quot;]&quot; &amp; CHAR(10) &amp; IF(LEN(['Numeric Corners'.A12]) &gt; 0;&quot;id=&quot; &amp; ['Numeric Corners'.A12] &amp; CHAR(10);&quot;&quot;) &amp; &quot;Sounds=1&quot; &amp; CHAR(10) &amp; &quot;Snd0=&quot; &amp; LOWER(['Numeric Corners'.B12]) &amp; &quot;.ogg&quot; &amp; CHAR(10) &amp; IF(LEN(['Numeric Corners'.F12]) &gt; 0; &quot;link=&quot; &amp; ['Numeric Corners'.F12] &amp; CHAR(10);&quot;&quot;) &amp; IF(LEN(['Numeric Corners'.G12])&gt;0;&quot;standard=&quot; &amp; ['Numeric Corners'.G12] &amp; CHAR(10);&quot;&quot;) &amp; &quot;column=&quot; &amp; ['Numeric Corners'.I12] &amp; CHAR(10);&quot;&quot;)">
            <text:p/>
          </table:table-cell>
          <table:table-cell table:style-name="ce16" table:formula="of:=IF(LEN(['Numeric Corners'.H12]) &gt; 0;IF(LEN(['Numeric Corners'.B12]) &gt; 0;['Numeric Corners'.B12] &amp; &quot;=&quot; &amp; ['Numeric Corners'.C12]);&quot;&quot;)">
            <text:p/>
          </table:table-cell>
          <table:table-cell table:style-name="ce16" table:formula="of:=IF(LEN(['Numeric Corners'.H12]) &gt; 0;IF(LEN(['Numeric Corners'.B12]) &gt; 0;['Numeric Corners'.B12] &amp; &quot;=&quot; &amp; ['Numeric Corners'.D12]);&quot;&quot;)">
            <text:p/>
          </table:table-cell>
          <table:table-cell table:number-columns-repeated="1020"/>
        </table:table-row>
        <table:table-row table:style-name="ro6">
          <table:table-cell table:formula="of:=IF (LEN(['Numeric Corners'.H13]) &gt; 0; ['Numeric Corners'.H13]; &quot;&quot;)" office:value-type="string" office:string-value="CORNERS">
            <text:p>CORNERS</text:p>
          </table:table-cell>
          <table:table-cell table:style-name="ce16" table:formula="of:=IF(LEN(['Numeric Corners'.H13]) &gt; 0;&quot;[PACENOTE::&quot; &amp; ['Numeric Corners'.B13] &amp; &quot;]&quot; &amp; CHAR(10) &amp; IF(LEN(['Numeric Corners'.A13]) &gt; 0;&quot;id=&quot; &amp; ['Numeric Corners'.A13] &amp; CHAR(10);&quot;&quot;) &amp; &quot;Sounds=1&quot; &amp; CHAR(10) &amp; &quot;Snd0=&quot; &amp; LOWER(['Numeric Corners'.B13]) &amp; &quot;.ogg&quot; &amp; CHAR(10) &amp; IF(LEN(['Numeric Corners'.F13]) &gt; 0; &quot;link=&quot; &amp; ['Numeric Corners'.F13] &amp; CHAR(10);&quot;&quot;) &amp; IF(LEN(['Numeric Corners'.G13])&gt;0;&quot;standard=&quot; &amp; ['Numeric Corners'.G13] &amp; CHAR(10);&quot;&quot;) &amp; &quot;column=&quot; &amp; ['Numeric Corners'.I13] &amp; CHAR(10);&quot;&quot;)" office:value-type="string" office:string-value="[PACENOTE::ONE_RIGHT]&#10;id=11&#10;Sounds=1&#10;Snd0=one_right.ogg&#10;link=INTO&#10;column=1&#10;">
            <text:p>[PACENOTE::ONE_RIGHT]<text:line-break/>id=11<text:line-break/>Sounds=1<text:line-break/>Snd0=one_right.ogg<text:line-break/>link=INTO<text:line-break/>column=1<text:line-break/></text:p>
          </table:table-cell>
          <table:table-cell table:style-name="ce16" table:formula="of:=IF(LEN(['Numeric Corners'.H13]) &gt; 0;IF(LEN(['Numeric Corners'.B13]) &gt; 0;['Numeric Corners'.B13] &amp; &quot;=&quot; &amp; ['Numeric Corners'.C13]);&quot;&quot;)" office:value-type="string" office:string-value="ONE_RIGHT=1 Rechts">
            <text:p>ONE_RIGHT=1 Rechts</text:p>
          </table:table-cell>
          <table:table-cell table:style-name="ce16" table:formula="of:=IF(LEN(['Numeric Corners'.H13]) &gt; 0;IF(LEN(['Numeric Corners'.B13]) &gt; 0;['Numeric Corners'.B13] &amp; &quot;=&quot; &amp; ['Numeric Corners'.D13]);&quot;&quot;)" office:value-type="string" office:string-value="ONE_RIGHT=1 Right">
            <text:p>ONE_RIGHT=1 Right</text:p>
          </table:table-cell>
          <table:table-cell table:number-columns-repeated="1020"/>
        </table:table-row>
        <table:table-row table:style-name="ro6">
          <table:table-cell table:formula="of:=IF (LEN(['Numeric Corners'.H14]) &gt; 0; ['Numeric Corners'.H14]; &quot;&quot;)" office:value-type="string" office:string-value="CORNERS">
            <text:p>CORNERS</text:p>
          </table:table-cell>
          <table:table-cell table:style-name="ce16" table:formula="of:=IF(LEN(['Numeric Corners'.H14]) &gt; 0;&quot;[PACENOTE::&quot; &amp; ['Numeric Corners'.B14] &amp; &quot;]&quot; &amp; CHAR(10) &amp; IF(LEN(['Numeric Corners'.A14]) &gt; 0;&quot;id=&quot; &amp; ['Numeric Corners'.A14] &amp; CHAR(10);&quot;&quot;) &amp; &quot;Sounds=1&quot; &amp; CHAR(10) &amp; &quot;Snd0=&quot; &amp; LOWER(['Numeric Corners'.B14]) &amp; &quot;.ogg&quot; &amp; CHAR(10) &amp; IF(LEN(['Numeric Corners'.F14]) &gt; 0; &quot;link=&quot; &amp; ['Numeric Corners'.F14] &amp; CHAR(10);&quot;&quot;) &amp; IF(LEN(['Numeric Corners'.G14])&gt;0;&quot;standard=&quot; &amp; ['Numeric Corners'.G14] &amp; CHAR(10);&quot;&quot;) &amp; &quot;column=&quot; &amp; ['Numeric Corners'.I14] &amp; CHAR(10);&quot;&quot;)" office:value-type="string" office:string-value="[PACENOTE::TWO_RIGHT]&#10;id=112&#10;Sounds=1&#10;Snd0=two_right.ogg&#10;link=INTO&#10;column=1&#10;">
            <text:p>[PACENOTE::TWO_RIGHT]<text:line-break/>id=112<text:line-break/>Sounds=1<text:line-break/>Snd0=two_right.ogg<text:line-break/>link=INTO<text:line-break/>column=1<text:line-break/></text:p>
          </table:table-cell>
          <table:table-cell table:style-name="ce16" table:formula="of:=IF(LEN(['Numeric Corners'.H14]) &gt; 0;IF(LEN(['Numeric Corners'.B14]) &gt; 0;['Numeric Corners'.B14] &amp; &quot;=&quot; &amp; ['Numeric Corners'.C14]);&quot;&quot;)" office:value-type="string" office:string-value="TWO_RIGHT=2 Rechts">
            <text:p>TWO_RIGHT=2 Rechts</text:p>
          </table:table-cell>
          <table:table-cell table:style-name="ce16" table:formula="of:=IF(LEN(['Numeric Corners'.H14]) &gt; 0;IF(LEN(['Numeric Corners'.B14]) &gt; 0;['Numeric Corners'.B14] &amp; &quot;=&quot; &amp; ['Numeric Corners'.D14]);&quot;&quot;)" office:value-type="string" office:string-value="TWO_RIGHT=2 Right">
            <text:p>TWO_RIGHT=2 Right</text:p>
          </table:table-cell>
          <table:table-cell table:number-columns-repeated="1020"/>
        </table:table-row>
        <table:table-row table:style-name="ro6">
          <table:table-cell table:formula="of:=IF (LEN(['Numeric Corners'.H15]) &gt; 0; ['Numeric Corners'.H15]; &quot;&quot;)" office:value-type="string" office:string-value="CORNERS">
            <text:p>CORNERS</text:p>
          </table:table-cell>
          <table:table-cell table:style-name="ce16" table:formula="of:=IF(LEN(['Numeric Corners'.H15]) &gt; 0;&quot;[PACENOTE::&quot; &amp; ['Numeric Corners'.B15] &amp; &quot;]&quot; &amp; CHAR(10) &amp; IF(LEN(['Numeric Corners'.A15]) &gt; 0;&quot;id=&quot; &amp; ['Numeric Corners'.A15] &amp; CHAR(10);&quot;&quot;) &amp; &quot;Sounds=1&quot; &amp; CHAR(10) &amp; &quot;Snd0=&quot; &amp; LOWER(['Numeric Corners'.B15]) &amp; &quot;.ogg&quot; &amp; CHAR(10) &amp; IF(LEN(['Numeric Corners'.F15]) &gt; 0; &quot;link=&quot; &amp; ['Numeric Corners'.F15] &amp; CHAR(10);&quot;&quot;) &amp; IF(LEN(['Numeric Corners'.G15])&gt;0;&quot;standard=&quot; &amp; ['Numeric Corners'.G15] &amp; CHAR(10);&quot;&quot;) &amp; &quot;column=&quot; &amp; ['Numeric Corners'.I15] &amp; CHAR(10);&quot;&quot;)" office:value-type="string" office:string-value="[PACENOTE::SQUARE_RIGHT]&#10;id=10&#10;Sounds=1&#10;Snd0=square_right.ogg&#10;link=INTO&#10;column=1&#10;">
            <text:p>[PACENOTE::SQUARE_RIGHT]<text:line-break/>id=10<text:line-break/>Sounds=1<text:line-break/>Snd0=square_right.ogg<text:line-break/>link=INTO<text:line-break/>column=1<text:line-break/></text:p>
          </table:table-cell>
          <table:table-cell table:style-name="ce16" table:formula="of:=IF(LEN(['Numeric Corners'.H15]) &gt; 0;IF(LEN(['Numeric Corners'.B15]) &gt; 0;['Numeric Corners'.B15] &amp; &quot;=&quot; &amp; ['Numeric Corners'.C15]);&quot;&quot;)" office:value-type="string" office:string-value="SQUARE_RIGHT=90 Rechts">
            <text:p>SQUARE_RIGHT=90 Rechts</text:p>
          </table:table-cell>
          <table:table-cell table:style-name="ce16" table:formula="of:=IF(LEN(['Numeric Corners'.H15]) &gt; 0;IF(LEN(['Numeric Corners'.B15]) &gt; 0;['Numeric Corners'.B15] &amp; &quot;=&quot; &amp; ['Numeric Corners'.D15]);&quot;&quot;)" office:value-type="string" office:string-value="SQUARE_RIGHT=Square Right">
            <text:p>SQUARE_RIGHT=Square Right</text:p>
          </table:table-cell>
          <table:table-cell table:number-columns-repeated="1020"/>
        </table:table-row>
        <table:table-row table:style-name="ro6">
          <table:table-cell table:formula="of:=IF (LEN(['Numeric Corners'.H16]) &gt; 0; ['Numeric Corners'.H16]; &quot;&quot;)" office:value-type="string" office:string-value="CORNERS">
            <text:p>CORNERS</text:p>
          </table:table-cell>
          <table:table-cell table:style-name="ce16" table:formula="of:=IF(LEN(['Numeric Corners'.H16]) &gt; 0;&quot;[PACENOTE::&quot; &amp; ['Numeric Corners'.B16] &amp; &quot;]&quot; &amp; CHAR(10) &amp; IF(LEN(['Numeric Corners'.A16]) &gt; 0;&quot;id=&quot; &amp; ['Numeric Corners'.A16] &amp; CHAR(10);&quot;&quot;) &amp; &quot;Sounds=1&quot; &amp; CHAR(10) &amp; &quot;Snd0=&quot; &amp; LOWER(['Numeric Corners'.B16]) &amp; &quot;.ogg&quot; &amp; CHAR(10) &amp; IF(LEN(['Numeric Corners'.F16]) &gt; 0; &quot;link=&quot; &amp; ['Numeric Corners'.F16] &amp; CHAR(10);&quot;&quot;) &amp; IF(LEN(['Numeric Corners'.G16])&gt;0;&quot;standard=&quot; &amp; ['Numeric Corners'.G16] &amp; CHAR(10);&quot;&quot;) &amp; &quot;column=&quot; &amp; ['Numeric Corners'.I16] &amp; CHAR(10);&quot;&quot;)" office:value-type="string" office:string-value="[PACENOTE::THREE_RIGHT]&#10;id=9&#10;Sounds=1&#10;Snd0=three_right.ogg&#10;link=INTO&#10;column=3&#10;">
            <text:p>[PACENOTE::THREE_RIGHT]<text:line-break/>id=9<text:line-break/>Sounds=1<text:line-break/>Snd0=three_right.ogg<text:line-break/>link=INTO<text:line-break/>column=3<text:line-break/></text:p>
          </table:table-cell>
          <table:table-cell table:style-name="ce16" table:formula="of:=IF(LEN(['Numeric Corners'.H16]) &gt; 0;IF(LEN(['Numeric Corners'.B16]) &gt; 0;['Numeric Corners'.B16] &amp; &quot;=&quot; &amp; ['Numeric Corners'.C16]);&quot;&quot;)" office:value-type="string" office:string-value="THREE_RIGHT=3 Rechts">
            <text:p>THREE_RIGHT=3 Rechts</text:p>
          </table:table-cell>
          <table:table-cell table:style-name="ce16" table:formula="of:=IF(LEN(['Numeric Corners'.H16]) &gt; 0;IF(LEN(['Numeric Corners'.B16]) &gt; 0;['Numeric Corners'.B16] &amp; &quot;=&quot; &amp; ['Numeric Corners'.D16]);&quot;&quot;)" office:value-type="string" office:string-value="THREE_RIGHT=3 Right">
            <text:p>THREE_RIGHT=3 Right</text:p>
          </table:table-cell>
          <table:table-cell table:number-columns-repeated="1020"/>
        </table:table-row>
        <table:table-row table:style-name="ro6">
          <table:table-cell table:formula="of:=IF (LEN(['Numeric Corners'.H17]) &gt; 0; ['Numeric Corners'.H17]; &quot;&quot;)" office:value-type="string" office:string-value="CORNERS">
            <text:p>CORNERS</text:p>
          </table:table-cell>
          <table:table-cell table:style-name="ce16" table:formula="of:=IF(LEN(['Numeric Corners'.H17]) &gt; 0;&quot;[PACENOTE::&quot; &amp; ['Numeric Corners'.B17] &amp; &quot;]&quot; &amp; CHAR(10) &amp; IF(LEN(['Numeric Corners'.A17]) &gt; 0;&quot;id=&quot; &amp; ['Numeric Corners'.A17] &amp; CHAR(10);&quot;&quot;) &amp; &quot;Sounds=1&quot; &amp; CHAR(10) &amp; &quot;Snd0=&quot; &amp; LOWER(['Numeric Corners'.B17]) &amp; &quot;.ogg&quot; &amp; CHAR(10) &amp; IF(LEN(['Numeric Corners'.F17]) &gt; 0; &quot;link=&quot; &amp; ['Numeric Corners'.F17] &amp; CHAR(10);&quot;&quot;) &amp; IF(LEN(['Numeric Corners'.G17])&gt;0;&quot;standard=&quot; &amp; ['Numeric Corners'.G17] &amp; CHAR(10);&quot;&quot;) &amp; &quot;column=&quot; &amp; ['Numeric Corners'.I17] &amp; CHAR(10);&quot;&quot;)" office:value-type="string" office:string-value="[PACENOTE::FOUR_RIGHT]&#10;id=8&#10;Sounds=1&#10;Snd0=four_right.ogg&#10;link=INTO&#10;column=3&#10;">
            <text:p>[PACENOTE::FOUR_RIGHT]<text:line-break/>id=8<text:line-break/>Sounds=1<text:line-break/>Snd0=four_right.ogg<text:line-break/>link=INTO<text:line-break/>column=3<text:line-break/></text:p>
          </table:table-cell>
          <table:table-cell table:style-name="ce16" table:formula="of:=IF(LEN(['Numeric Corners'.H17]) &gt; 0;IF(LEN(['Numeric Corners'.B17]) &gt; 0;['Numeric Corners'.B17] &amp; &quot;=&quot; &amp; ['Numeric Corners'.C17]);&quot;&quot;)" office:value-type="string" office:string-value="FOUR_RIGHT=4 Rechts">
            <text:p>FOUR_RIGHT=4 Rechts</text:p>
          </table:table-cell>
          <table:table-cell table:style-name="ce16" table:formula="of:=IF(LEN(['Numeric Corners'.H17]) &gt; 0;IF(LEN(['Numeric Corners'.B17]) &gt; 0;['Numeric Corners'.B17] &amp; &quot;=&quot; &amp; ['Numeric Corners'.D17]);&quot;&quot;)" office:value-type="string" office:string-value="FOUR_RIGHT=4 Right">
            <text:p>FOUR_RIGHT=4 Right</text:p>
          </table:table-cell>
          <table:table-cell table:number-columns-repeated="1020"/>
        </table:table-row>
        <table:table-row table:style-name="ro6">
          <table:table-cell table:formula="of:=IF (LEN(['Numeric Corners'.H18]) &gt; 0; ['Numeric Corners'.H18]; &quot;&quot;)" office:value-type="string" office:string-value="CORNERS">
            <text:p>CORNERS</text:p>
          </table:table-cell>
          <table:table-cell table:style-name="ce16" table:formula="of:=IF(LEN(['Numeric Corners'.H18]) &gt; 0;&quot;[PACENOTE::&quot; &amp; ['Numeric Corners'.B18] &amp; &quot;]&quot; &amp; CHAR(10) &amp; IF(LEN(['Numeric Corners'.A18]) &gt; 0;&quot;id=&quot; &amp; ['Numeric Corners'.A18] &amp; CHAR(10);&quot;&quot;) &amp; &quot;Sounds=1&quot; &amp; CHAR(10) &amp; &quot;Snd0=&quot; &amp; LOWER(['Numeric Corners'.B18]) &amp; &quot;.ogg&quot; &amp; CHAR(10) &amp; IF(LEN(['Numeric Corners'.F18]) &gt; 0; &quot;link=&quot; &amp; ['Numeric Corners'.F18] &amp; CHAR(10);&quot;&quot;) &amp; IF(LEN(['Numeric Corners'.G18])&gt;0;&quot;standard=&quot; &amp; ['Numeric Corners'.G18] &amp; CHAR(10);&quot;&quot;) &amp; &quot;column=&quot; &amp; ['Numeric Corners'.I18] &amp; CHAR(10);&quot;&quot;)" office:value-type="string" office:string-value="[PACENOTE::FIVE_RIGHT]&#10;id=7&#10;Sounds=1&#10;Snd0=five_right.ogg&#10;link=INTO&#10;column=3&#10;">
            <text:p>[PACENOTE::FIVE_RIGHT]<text:line-break/>id=7<text:line-break/>Sounds=1<text:line-break/>Snd0=five_right.ogg<text:line-break/>link=INTO<text:line-break/>column=3<text:line-break/></text:p>
          </table:table-cell>
          <table:table-cell table:style-name="ce16" table:formula="of:=IF(LEN(['Numeric Corners'.H18]) &gt; 0;IF(LEN(['Numeric Corners'.B18]) &gt; 0;['Numeric Corners'.B18] &amp; &quot;=&quot; &amp; ['Numeric Corners'.C18]);&quot;&quot;)" office:value-type="string" office:string-value="FIVE_RIGHT=5 Rechts">
            <text:p>FIVE_RIGHT=5 Rechts</text:p>
          </table:table-cell>
          <table:table-cell table:style-name="ce16" table:formula="of:=IF(LEN(['Numeric Corners'.H18]) &gt; 0;IF(LEN(['Numeric Corners'.B18]) &gt; 0;['Numeric Corners'.B18] &amp; &quot;=&quot; &amp; ['Numeric Corners'.D18]);&quot;&quot;)" office:value-type="string" office:string-value="FIVE_RIGHT=5 Right">
            <text:p>FIVE_RIGHT=5 Right</text:p>
          </table:table-cell>
          <table:table-cell table:number-columns-repeated="1020"/>
        </table:table-row>
        <table:table-row table:style-name="ro6">
          <table:table-cell table:formula="of:=IF (LEN(['Numeric Corners'.H19]) &gt; 0; ['Numeric Corners'.H19]; &quot;&quot;)" office:value-type="string" office:string-value="CORNERS">
            <text:p>CORNERS</text:p>
          </table:table-cell>
          <table:table-cell table:style-name="ce16" table:formula="of:=IF(LEN(['Numeric Corners'.H19]) &gt; 0;&quot;[PACENOTE::&quot; &amp; ['Numeric Corners'.B19] &amp; &quot;]&quot; &amp; CHAR(10) &amp; IF(LEN(['Numeric Corners'.A19]) &gt; 0;&quot;id=&quot; &amp; ['Numeric Corners'.A19] &amp; CHAR(10);&quot;&quot;) &amp; &quot;Sounds=1&quot; &amp; CHAR(10) &amp; &quot;Snd0=&quot; &amp; LOWER(['Numeric Corners'.B19]) &amp; &quot;.ogg&quot; &amp; CHAR(10) &amp; IF(LEN(['Numeric Corners'.F19]) &gt; 0; &quot;link=&quot; &amp; ['Numeric Corners'.F19] &amp; CHAR(10);&quot;&quot;) &amp; IF(LEN(['Numeric Corners'.G19])&gt;0;&quot;standard=&quot; &amp; ['Numeric Corners'.G19] &amp; CHAR(10);&quot;&quot;) &amp; &quot;column=&quot; &amp; ['Numeric Corners'.I19] &amp; CHAR(10);&quot;&quot;)" office:value-type="string" office:string-value="[PACENOTE::SIX_RIGHT]&#10;id=6&#10;Sounds=1&#10;Snd0=six_right.ogg&#10;link=INTO&#10;column=3&#10;">
            <text:p>[PACENOTE::SIX_RIGHT]<text:line-break/>id=6<text:line-break/>Sounds=1<text:line-break/>Snd0=six_right.ogg<text:line-break/>link=INTO<text:line-break/>column=3<text:line-break/></text:p>
          </table:table-cell>
          <table:table-cell table:style-name="ce16" table:formula="of:=IF(LEN(['Numeric Corners'.H19]) &gt; 0;IF(LEN(['Numeric Corners'.B19]) &gt; 0;['Numeric Corners'.B19] &amp; &quot;=&quot; &amp; ['Numeric Corners'.C19]);&quot;&quot;)" office:value-type="string" office:string-value="SIX_RIGHT=6 Rechts">
            <text:p>SIX_RIGHT=6 Rechts</text:p>
          </table:table-cell>
          <table:table-cell table:style-name="ce16" table:formula="of:=IF(LEN(['Numeric Corners'.H19]) &gt; 0;IF(LEN(['Numeric Corners'.B19]) &gt; 0;['Numeric Corners'.B19] &amp; &quot;=&quot; &amp; ['Numeric Corners'.D19]);&quot;&quot;)" office:value-type="string" office:string-value="SIX_RIGHT=6 Right">
            <text:p>SIX_RIGHT=6 Right</text:p>
          </table:table-cell>
          <table:table-cell table:number-columns-repeated="1020"/>
        </table:table-row>
        <table:table-row table:style-name="ro6">
          <table:table-cell table:formula="of:=IF (LEN(['Numeric Corners'.H20]) &gt; 0; ['Numeric Corners'.H20]; &quot;&quot;)" office:value-type="string" office:string-value="CORNERS">
            <text:p>CORNERS</text:p>
          </table:table-cell>
          <table:table-cell table:style-name="ce16" table:formula="of:=IF(LEN(['Numeric Corners'.H20]) &gt; 0;&quot;[PACENOTE::&quot; &amp; ['Numeric Corners'.B20] &amp; &quot;]&quot; &amp; CHAR(10) &amp; IF(LEN(['Numeric Corners'.A20]) &gt; 0;&quot;id=&quot; &amp; ['Numeric Corners'.A20] &amp; CHAR(10);&quot;&quot;) &amp; &quot;Sounds=1&quot; &amp; CHAR(10) &amp; &quot;Snd0=&quot; &amp; LOWER(['Numeric Corners'.B20]) &amp; &quot;.ogg&quot; &amp; CHAR(10) &amp; IF(LEN(['Numeric Corners'.F20]) &gt; 0; &quot;link=&quot; &amp; ['Numeric Corners'.F20] &amp; CHAR(10);&quot;&quot;) &amp; IF(LEN(['Numeric Corners'.G20])&gt;0;&quot;standard=&quot; &amp; ['Numeric Corners'.G20] &amp; CHAR(10);&quot;&quot;) &amp; &quot;column=&quot; &amp; ['Numeric Corners'.I20] &amp; CHAR(10);&quot;&quot;)" office:value-type="string" office:string-value="[PACENOTE::FLAT_RIGHT]&#10;id=25&#10;Sounds=1&#10;Snd0=flat_right.ogg&#10;link=INTO&#10;column=3&#10;">
            <text:p>[PACENOTE::FLAT_RIGHT]<text:line-break/>id=25<text:line-break/>Sounds=1<text:line-break/>Snd0=flat_right.ogg<text:line-break/>link=INTO<text:line-break/>column=3<text:line-break/></text:p>
          </table:table-cell>
          <table:table-cell table:style-name="ce16" table:formula="of:=IF(LEN(['Numeric Corners'.H20]) &gt; 0;IF(LEN(['Numeric Corners'.B20]) &gt; 0;['Numeric Corners'.B20] &amp; &quot;=&quot; &amp; ['Numeric Corners'.C20]);&quot;&quot;)" office:value-type="string" office:string-value="FLAT_RIGHT=Voll Rechts">
            <text:p>FLAT_RIGHT=Voll Rechts</text:p>
          </table:table-cell>
          <table:table-cell table:style-name="ce16" table:formula="of:=IF(LEN(['Numeric Corners'.H20]) &gt; 0;IF(LEN(['Numeric Corners'.B20]) &gt; 0;['Numeric Corners'.B20] &amp; &quot;=&quot; &amp; ['Numeric Corners'.D20]);&quot;&quot;)" office:value-type="string" office:string-value="FLAT_RIGHT=Flat Right">
            <text:p>FLAT_RIGHT=Flat Right</text:p>
          </table:table-cell>
          <table:table-cell table:number-columns-repeated="1020"/>
        </table:table-row>
        <table:table-row table:style-name="ro6">
          <table:table-cell table:formula="of:=IF (LEN(['Numeric Corners'.H21]) &gt; 0; ['Numeric Corners'.H21]; &quot;&quot;)">
            <text:p/>
          </table:table-cell>
          <table:table-cell table:style-name="ce16" table:formula="of:=IF(LEN(['Numeric Corners'.H21]) &gt; 0;&quot;[PACENOTE::&quot; &amp; ['Numeric Corners'.B21] &amp; &quot;]&quot; &amp; CHAR(10) &amp; IF(LEN(['Numeric Corners'.A21]) &gt; 0;&quot;id=&quot; &amp; ['Numeric Corners'.A21] &amp; CHAR(10);&quot;&quot;) &amp; &quot;Sounds=1&quot; &amp; CHAR(10) &amp; &quot;Snd0=&quot; &amp; LOWER(['Numeric Corners'.B21]) &amp; &quot;.ogg&quot; &amp; CHAR(10) &amp; IF(LEN(['Numeric Corners'.F21]) &gt; 0; &quot;link=&quot; &amp; ['Numeric Corners'.F21] &amp; CHAR(10);&quot;&quot;) &amp; IF(LEN(['Numeric Corners'.G21])&gt;0;&quot;standard=&quot; &amp; ['Numeric Corners'.G21] &amp; CHAR(10);&quot;&quot;) &amp; &quot;column=&quot; &amp; ['Numeric Corners'.I21] &amp; CHAR(10);&quot;&quot;)">
            <text:p/>
          </table:table-cell>
          <table:table-cell table:style-name="ce16" table:formula="of:=IF(LEN(['Numeric Corners'.H21]) &gt; 0;IF(LEN(['Numeric Corners'.B21]) &gt; 0;['Numeric Corners'.B21] &amp; &quot;=&quot; &amp; ['Numeric Corners'.C21]);&quot;&quot;)">
            <text:p/>
          </table:table-cell>
          <table:table-cell table:style-name="ce16" table:formula="of:=IF(LEN(['Numeric Corners'.H21]) &gt; 0;IF(LEN(['Numeric Corners'.B21]) &gt; 0;['Numeric Corners'.B21] &amp; &quot;=&quot; &amp; ['Numeric Corners'.D21]);&quot;&quot;)">
            <text:p/>
          </table:table-cell>
          <table:table-cell table:number-columns-repeated="1020"/>
        </table:table-row>
        <table:table-row table:style-name="ro6">
          <table:table-cell table:formula="of:=IF (LEN(['Numeric Corners'.H22]) &gt; 0; ['Numeric Corners'.H22]; &quot;&quot;)">
            <text:p/>
          </table:table-cell>
          <table:table-cell table:style-name="ce16" table:formula="of:=IF(LEN(['Numeric Corners'.H22]) &gt; 0;&quot;[PACENOTE::&quot; &amp; ['Numeric Corners'.B22] &amp; &quot;]&quot; &amp; CHAR(10) &amp; IF(LEN(['Numeric Corners'.A22]) &gt; 0;&quot;id=&quot; &amp; ['Numeric Corners'.A22] &amp; CHAR(10);&quot;&quot;) &amp; &quot;Sounds=1&quot; &amp; CHAR(10) &amp; &quot;Snd0=&quot; &amp; LOWER(['Numeric Corners'.B22]) &amp; &quot;.ogg&quot; &amp; CHAR(10) &amp; IF(LEN(['Numeric Corners'.F22]) &gt; 0; &quot;link=&quot; &amp; ['Numeric Corners'.F22] &amp; CHAR(10);&quot;&quot;) &amp; IF(LEN(['Numeric Corners'.G22])&gt;0;&quot;standard=&quot; &amp; ['Numeric Corners'.G22] &amp; CHAR(10);&quot;&quot;) &amp; &quot;column=&quot; &amp; ['Numeric Corners'.I22] &amp; CHAR(10);&quot;&quot;)">
            <text:p/>
          </table:table-cell>
          <table:table-cell table:style-name="ce16" table:formula="of:=IF(LEN(['Numeric Corners'.H22]) &gt; 0;IF(LEN(['Numeric Corners'.B22]) &gt; 0;['Numeric Corners'.B22] &amp; &quot;=&quot; &amp; ['Numeric Corners'.C22]);&quot;&quot;)">
            <text:p/>
          </table:table-cell>
          <table:table-cell table:style-name="ce16" table:formula="of:=IF(LEN(['Numeric Corners'.H22]) &gt; 0;IF(LEN(['Numeric Corners'.B22]) &gt; 0;['Numeric Corners'.B22] &amp; &quot;=&quot; &amp; ['Numeric Corners'.D22]);&quot;&quot;)">
            <text:p/>
          </table:table-cell>
          <table:table-cell table:number-columns-repeated="1020"/>
        </table:table-row>
        <table:table-row table:style-name="ro6">
          <table:table-cell table:formula="of:=IF (LEN(['Numeric Corners'.H23]) &gt; 0; ['Numeric Corners'.H23]; &quot;&quot;)" office:value-type="string" office:string-value="CORNERS">
            <text:p>CORNERS</text:p>
          </table:table-cell>
          <table:table-cell table:style-name="ce16" table:formula="of:=IF(LEN(['Numeric Corners'.H23]) &gt; 0;&quot;[PACENOTE::&quot; &amp; ['Numeric Corners'.B23] &amp; &quot;]&quot; &amp; CHAR(10) &amp; IF(LEN(['Numeric Corners'.A23]) &gt; 0;&quot;id=&quot; &amp; ['Numeric Corners'.A23] &amp; CHAR(10);&quot;&quot;) &amp; &quot;Sounds=1&quot; &amp; CHAR(10) &amp; &quot;Snd0=&quot; &amp; LOWER(['Numeric Corners'.B23]) &amp; &quot;.ogg&quot; &amp; CHAR(10) &amp; IF(LEN(['Numeric Corners'.F23]) &gt; 0; &quot;link=&quot; &amp; ['Numeric Corners'.F23] &amp; CHAR(10);&quot;&quot;) &amp; IF(LEN(['Numeric Corners'.G23])&gt;0;&quot;standard=&quot; &amp; ['Numeric Corners'.G23] &amp; CHAR(10);&quot;&quot;) &amp; &quot;column=&quot; &amp; ['Numeric Corners'.I23] &amp; CHAR(10);&quot;&quot;)" office:value-type="string" office:string-value="[PACENOTE::LEFT]&#10;id=120&#10;Sounds=1&#10;Snd0=left.ogg&#10;link=INTO&#10;column=0&#10;">
            <text:p>[PACENOTE::LEFT]<text:line-break/>id=120<text:line-break/>Sounds=1<text:line-break/>Snd0=left.ogg<text:line-break/>link=INTO<text:line-break/>column=0<text:line-break/></text:p>
          </table:table-cell>
          <table:table-cell table:style-name="ce16" table:formula="of:=IF(LEN(['Numeric Corners'.H23]) &gt; 0;IF(LEN(['Numeric Corners'.B23]) &gt; 0;['Numeric Corners'.B23] &amp; &quot;=&quot; &amp; ['Numeric Corners'.C23]);&quot;&quot;)" office:value-type="string" office:string-value="LEFT=Links">
            <text:p>LEFT=Links</text:p>
          </table:table-cell>
          <table:table-cell table:style-name="ce16" table:formula="of:=IF(LEN(['Numeric Corners'.H23]) &gt; 0;IF(LEN(['Numeric Corners'.B23]) &gt; 0;['Numeric Corners'.B23] &amp; &quot;=&quot; &amp; ['Numeric Corners'.D23]);&quot;&quot;)" office:value-type="string" office:string-value="LEFT=Left">
            <text:p>LEFT=Left</text:p>
          </table:table-cell>
          <table:table-cell table:number-columns-repeated="1020"/>
        </table:table-row>
        <table:table-row table:style-name="ro6">
          <table:table-cell table:formula="of:=IF (LEN(['Numeric Corners'.H24]) &gt; 0; ['Numeric Corners'.H24]; &quot;&quot;)" office:value-type="string" office:string-value="CORNERS">
            <text:p>CORNERS</text:p>
          </table:table-cell>
          <table:table-cell table:style-name="ce16" table:formula="of:=IF(LEN(['Numeric Corners'.H24]) &gt; 0;&quot;[PACENOTE::&quot; &amp; ['Numeric Corners'.B24] &amp; &quot;]&quot; &amp; CHAR(10) &amp; IF(LEN(['Numeric Corners'.A24]) &gt; 0;&quot;id=&quot; &amp; ['Numeric Corners'.A24] &amp; CHAR(10);&quot;&quot;) &amp; &quot;Sounds=1&quot; &amp; CHAR(10) &amp; &quot;Snd0=&quot; &amp; LOWER(['Numeric Corners'.B24]) &amp; &quot;.ogg&quot; &amp; CHAR(10) &amp; IF(LEN(['Numeric Corners'.F24]) &gt; 0; &quot;link=&quot; &amp; ['Numeric Corners'.F24] &amp; CHAR(10);&quot;&quot;) &amp; IF(LEN(['Numeric Corners'.G24])&gt;0;&quot;standard=&quot; &amp; ['Numeric Corners'.G24] &amp; CHAR(10);&quot;&quot;) &amp; &quot;column=&quot; &amp; ['Numeric Corners'.I24] &amp; CHAR(10);&quot;&quot;)" office:value-type="string" office:string-value="[PACENOTE::RIGHT]&#10;id=121&#10;Sounds=1&#10;Snd0=right.ogg&#10;link=INTO&#10;column=1&#10;">
            <text:p>[PACENOTE::RIGHT]<text:line-break/>id=121<text:line-break/>Sounds=1<text:line-break/>Snd0=right.ogg<text:line-break/>link=INTO<text:line-break/>column=1<text:line-break/></text:p>
          </table:table-cell>
          <table:table-cell table:style-name="ce16" table:formula="of:=IF(LEN(['Numeric Corners'.H24]) &gt; 0;IF(LEN(['Numeric Corners'.B24]) &gt; 0;['Numeric Corners'.B24] &amp; &quot;=&quot; &amp; ['Numeric Corners'.C24]);&quot;&quot;)" office:value-type="string" office:string-value="RIGHT=Rechts">
            <text:p>RIGHT=Rechts</text:p>
          </table:table-cell>
          <table:table-cell table:style-name="ce16" table:formula="of:=IF(LEN(['Numeric Corners'.H24]) &gt; 0;IF(LEN(['Numeric Corners'.B24]) &gt; 0;['Numeric Corners'.B24] &amp; &quot;=&quot; &amp; ['Numeric Corners'.D24]);&quot;&quot;)" office:value-type="string" office:string-value="RIGHT=Right">
            <text:p>RIGHT=Right</text:p>
          </table:table-cell>
          <table:table-cell table:number-columns-repeated="1020"/>
        </table:table-row>
        <table:table-row table:style-name="ro6">
          <table:table-cell table:formula="of:=IF (LEN(['Numeric Corners'.H25]) &gt; 0; ['Numeric Corners'.H25]; &quot;&quot;)" office:value-type="string" office:string-value="CORNERS">
            <text:p>CORNERS</text:p>
          </table:table-cell>
          <table:table-cell table:style-name="ce16" table:formula="of:=IF(LEN(['Numeric Corners'.H25]) &gt; 0;&quot;[PACENOTE::&quot; &amp; ['Numeric Corners'.B25] &amp; &quot;]&quot; &amp; CHAR(10) &amp; IF(LEN(['Numeric Corners'.A25]) &gt; 0;&quot;id=&quot; &amp; ['Numeric Corners'.A25] &amp; CHAR(10);&quot;&quot;) &amp; &quot;Sounds=1&quot; &amp; CHAR(10) &amp; &quot;Snd0=&quot; &amp; LOWER(['Numeric Corners'.B25]) &amp; &quot;.ogg&quot; &amp; CHAR(10) &amp; IF(LEN(['Numeric Corners'.F25]) &gt; 0; &quot;link=&quot; &amp; ['Numeric Corners'.F25] &amp; CHAR(10);&quot;&quot;) &amp; IF(LEN(['Numeric Corners'.G25])&gt;0;&quot;standard=&quot; &amp; ['Numeric Corners'.G25] &amp; CHAR(10);&quot;&quot;) &amp; &quot;column=&quot; &amp; ['Numeric Corners'.I25] &amp; CHAR(10);&quot;&quot;)" office:value-type="string" office:string-value="[PACENOTE::RIGHT_INTO]&#10;id=122&#10;Sounds=1&#10;Snd0=right_into.ogg&#10;link=INTO&#10;column=1&#10;">
            <text:p>[PACENOTE::RIGHT_INTO]<text:line-break/>id=122<text:line-break/>Sounds=1<text:line-break/>Snd0=right_into.ogg<text:line-break/>link=INTO<text:line-break/>column=1<text:line-break/></text:p>
          </table:table-cell>
          <table:table-cell table:style-name="ce16" table:formula="of:=IF(LEN(['Numeric Corners'.H25]) &gt; 0;IF(LEN(['Numeric Corners'.B25]) &gt; 0;['Numeric Corners'.B25] &amp; &quot;=&quot; &amp; ['Numeric Corners'.C25]);&quot;&quot;)" office:value-type="string" office:string-value="RIGHT_INTO=Rechts In">
            <text:p>RIGHT_INTO=Rechts In</text:p>
          </table:table-cell>
          <table:table-cell table:style-name="ce16" table:formula="of:=IF(LEN(['Numeric Corners'.H25]) &gt; 0;IF(LEN(['Numeric Corners'.B25]) &gt; 0;['Numeric Corners'.B25] &amp; &quot;=&quot; &amp; ['Numeric Corners'.D25]);&quot;&quot;)" office:value-type="string" office:string-value="RIGHT_INTO=Right Into">
            <text:p>RIGHT_INTO=Right Into</text:p>
          </table:table-cell>
          <table:table-cell table:number-columns-repeated="1020"/>
        </table:table-row>
        <table:table-row table:style-name="ro1">
          <table:table-cell table:formula="of:=IF (LEN(['Numeric Corners'.H26]) &gt; 0; ['Numeric Corners'.H26]; &quot;&quot;)" office:value-type="string" office:string-value="CORNERS">
            <text:p>CORNERS</text:p>
          </table:table-cell>
          <table:table-cell table:style-name="ce16" table:formula="of:=IF(LEN(['Numeric Corners'.H26]) &gt; 0;&quot;[PACENOTE::&quot; &amp; ['Numeric Corners'.B26] &amp; &quot;]&quot; &amp; CHAR(10) &amp; IF(LEN(['Numeric Corners'.A26]) &gt; 0;&quot;id=&quot; &amp; ['Numeric Corners'.A26] &amp; CHAR(10);&quot;&quot;) &amp; &quot;Sounds=1&quot; &amp; CHAR(10) &amp; &quot;Snd0=&quot; &amp; LOWER(['Numeric Corners'.B26]) &amp; &quot;.ogg&quot; &amp; CHAR(10) &amp; IF(LEN(['Numeric Corners'.F26]) &gt; 0; &quot;link=&quot; &amp; ['Numeric Corners'.F26] &amp; CHAR(10);&quot;&quot;) &amp; IF(LEN(['Numeric Corners'.G26])&gt;0;&quot;standard=&quot; &amp; ['Numeric Corners'.G26] &amp; CHAR(10);&quot;&quot;) &amp; &quot;column=&quot; &amp; ['Numeric Corners'.I26] &amp; CHAR(10);&quot;&quot;)" office:value-type="string" office:string-value="[PACENOTE::LEFT_INTO]&#10;id=123&#10;Sounds=1&#10;Snd0=left_into.ogg&#10;link=INTO&#10;column=0&#10;">
            <text:p>[PACENOTE::LEFT_INTO]<text:line-break/>id=123<text:line-break/>Sounds=1<text:line-break/>Snd0=left_into.ogg<text:line-break/>link=INTO<text:line-break/>column=0<text:line-break/></text:p>
          </table:table-cell>
          <table:table-cell table:style-name="ce16" table:formula="of:=IF(LEN(['Numeric Corners'.H26]) &gt; 0;IF(LEN(['Numeric Corners'.B26]) &gt; 0;['Numeric Corners'.B26] &amp; &quot;=&quot; &amp; ['Numeric Corners'.C26]);&quot;&quot;)" office:value-type="string" office:string-value="LEFT_INTO=Links In">
            <text:p>LEFT_INTO=Links In</text:p>
          </table:table-cell>
          <table:table-cell table:style-name="ce16" table:formula="of:=IF(LEN(['Numeric Corners'.H26]) &gt; 0;IF(LEN(['Numeric Corners'.B26]) &gt; 0;['Numeric Corners'.B26] &amp; &quot;=&quot; &amp; ['Numeric Corners'.D26]);&quot;&quot;)" office:value-type="string" office:string-value="LEFT_INTO=Left Into">
            <text:p>LEFT_INTO=Left Into</text:p>
          </table:table-cell>
          <table:table-cell table:number-columns-repeated="1020"/>
        </table:table-row>
        <table:table-row table:style-name="ro1">
          <table:table-cell table:formula="of:=IF (LEN(['Numeric Corners'.H27]) &gt; 0; ['Numeric Corners'.H27]; &quot;&quot;)" office:value-type="string" office:string-value="CORNERS">
            <text:p>CORNERS</text:p>
          </table:table-cell>
          <table:table-cell table:style-name="ce16" table:formula="of:=IF(LEN(['Numeric Corners'.H27]) &gt; 0;&quot;[PACENOTE::&quot; &amp; ['Numeric Corners'.B27] &amp; &quot;]&quot; &amp; CHAR(10) &amp; IF(LEN(['Numeric Corners'.A27]) &gt; 0;&quot;id=&quot; &amp; ['Numeric Corners'.A27] &amp; CHAR(10);&quot;&quot;) &amp; &quot;Sounds=1&quot; &amp; CHAR(10) &amp; &quot;Snd0=&quot; &amp; LOWER(['Numeric Corners'.B27]) &amp; &quot;.ogg&quot; &amp; CHAR(10) &amp; IF(LEN(['Numeric Corners'.F27]) &gt; 0; &quot;link=&quot; &amp; ['Numeric Corners'.F27] &amp; CHAR(10);&quot;&quot;) &amp; IF(LEN(['Numeric Corners'.G27])&gt;0;&quot;standard=&quot; &amp; ['Numeric Corners'.G27] &amp; CHAR(10);&quot;&quot;) &amp; &quot;column=&quot; &amp; ['Numeric Corners'.I27] &amp; CHAR(10);&quot;&quot;)" office:value-type="string" office:string-value="[PACENOTE::RIGHT_LEFT]&#10;id=124&#10;Sounds=1&#10;Snd0=right_left.ogg&#10;link=INTO&#10;column=1&#10;">
            <text:p>[PACENOTE::RIGHT_LEFT]<text:line-break/>id=124<text:line-break/>Sounds=1<text:line-break/>Snd0=right_left.ogg<text:line-break/>link=INTO<text:line-break/>column=1<text:line-break/></text:p>
          </table:table-cell>
          <table:table-cell table:style-name="ce16" table:formula="of:=IF(LEN(['Numeric Corners'.H27]) &gt; 0;IF(LEN(['Numeric Corners'.B27]) &gt; 0;['Numeric Corners'.B27] &amp; &quot;=&quot; &amp; ['Numeric Corners'.C27]);&quot;&quot;)" office:value-type="string" office:string-value="RIGHT_LEFT=Rechts-Links">
            <text:p>RIGHT_LEFT=Rechts-Links</text:p>
          </table:table-cell>
          <table:table-cell table:style-name="ce16" table:formula="of:=IF(LEN(['Numeric Corners'.H27]) &gt; 0;IF(LEN(['Numeric Corners'.B27]) &gt; 0;['Numeric Corners'.B27] &amp; &quot;=&quot; &amp; ['Numeric Corners'.D27]);&quot;&quot;)" office:value-type="string" office:string-value="RIGHT_LEFT=Right-Left">
            <text:p>RIGHT_LEFT=Right-Left</text:p>
          </table:table-cell>
          <table:table-cell table:number-columns-repeated="1020"/>
        </table:table-row>
        <table:table-row table:style-name="ro1">
          <table:table-cell table:formula="of:=IF (LEN(['Numeric Corners'.H28]) &gt; 0; ['Numeric Corners'.H28]; &quot;&quot;)" office:value-type="string" office:string-value="CORNERS">
            <text:p>CORNERS</text:p>
          </table:table-cell>
          <table:table-cell table:style-name="ce16" table:formula="of:=IF(LEN(['Numeric Corners'.H28]) &gt; 0;&quot;[PACENOTE::&quot; &amp; ['Numeric Corners'.B28] &amp; &quot;]&quot; &amp; CHAR(10) &amp; IF(LEN(['Numeric Corners'.A28]) &gt; 0;&quot;id=&quot; &amp; ['Numeric Corners'.A28] &amp; CHAR(10);&quot;&quot;) &amp; &quot;Sounds=1&quot; &amp; CHAR(10) &amp; &quot;Snd0=&quot; &amp; LOWER(['Numeric Corners'.B28]) &amp; &quot;.ogg&quot; &amp; CHAR(10) &amp; IF(LEN(['Numeric Corners'.F28]) &gt; 0; &quot;link=&quot; &amp; ['Numeric Corners'.F28] &amp; CHAR(10);&quot;&quot;) &amp; IF(LEN(['Numeric Corners'.G28])&gt;0;&quot;standard=&quot; &amp; ['Numeric Corners'.G28] &amp; CHAR(10);&quot;&quot;) &amp; &quot;column=&quot; &amp; ['Numeric Corners'.I28] &amp; CHAR(10);&quot;&quot;)" office:value-type="string" office:string-value="[PACENOTE::LEFT_RIGHT]&#10;id=125&#10;Sounds=1&#10;Snd0=left_right.ogg&#10;link=INTO&#10;column=0&#10;">
            <text:p>[PACENOTE::LEFT_RIGHT]<text:line-break/>id=125<text:line-break/>Sounds=1<text:line-break/>Snd0=left_right.ogg<text:line-break/>link=INTO<text:line-break/>column=0<text:line-break/></text:p>
          </table:table-cell>
          <table:table-cell table:style-name="ce16" table:formula="of:=IF(LEN(['Numeric Corners'.H28]) &gt; 0;IF(LEN(['Numeric Corners'.B28]) &gt; 0;['Numeric Corners'.B28] &amp; &quot;=&quot; &amp; ['Numeric Corners'.C28]);&quot;&quot;)" office:value-type="string" office:string-value="LEFT_RIGHT=Links-Rechts">
            <text:p>LEFT_RIGHT=Links-Rechts</text:p>
          </table:table-cell>
          <table:table-cell table:style-name="ce16" table:formula="of:=IF(LEN(['Numeric Corners'.H28]) &gt; 0;IF(LEN(['Numeric Corners'.B28]) &gt; 0;['Numeric Corners'.B28] &amp; &quot;=&quot; &amp; ['Numeric Corners'.D28]);&quot;&quot;)" office:value-type="string" office:string-value="LEFT_RIGHT=Left-Right">
            <text:p>LEFT_RIGHT=Left-Right</text:p>
          </table:table-cell>
          <table:table-cell table:number-columns-repeated="1020"/>
        </table:table-row>
        <table:table-row table:style-name="ro1">
          <table:table-cell table:formula="of:=IF (LEN(['Numeric Corners'.H29]) &gt; 0; ['Numeric Corners'.H29]; &quot;&quot;)" office:value-type="string" office:string-value="CORNERS">
            <text:p>CORNERS</text:p>
          </table:table-cell>
          <table:table-cell table:style-name="ce16" table:formula="of:=IF(LEN(['Numeric Corners'.H29]) &gt; 0;&quot;[PACENOTE::&quot; &amp; ['Numeric Corners'.B29] &amp; &quot;]&quot; &amp; CHAR(10) &amp; IF(LEN(['Numeric Corners'.A29]) &gt; 0;&quot;id=&quot; &amp; ['Numeric Corners'.A29] &amp; CHAR(10);&quot;&quot;) &amp; &quot;Sounds=1&quot; &amp; CHAR(10) &amp; &quot;Snd0=&quot; &amp; LOWER(['Numeric Corners'.B29]) &amp; &quot;.ogg&quot; &amp; CHAR(10) &amp; IF(LEN(['Numeric Corners'.F29]) &gt; 0; &quot;link=&quot; &amp; ['Numeric Corners'.F29] &amp; CHAR(10);&quot;&quot;) &amp; IF(LEN(['Numeric Corners'.G29])&gt;0;&quot;standard=&quot; &amp; ['Numeric Corners'.G29] &amp; CHAR(10);&quot;&quot;) &amp; &quot;column=&quot; &amp; ['Numeric Corners'.I29] &amp; CHAR(10);&quot;&quot;)" office:value-type="string" office:string-value="[PACENOTE::RIGHT_AROUND]&#10;id=126&#10;Sounds=1&#10;Snd0=right_around.ogg&#10;link=INTO&#10;column=3&#10;">
            <text:p>[PACENOTE::RIGHT_AROUND]<text:line-break/>id=126<text:line-break/>Sounds=1<text:line-break/>Snd0=right_around.ogg<text:line-break/>link=INTO<text:line-break/>column=3<text:line-break/></text:p>
          </table:table-cell>
          <table:table-cell table:style-name="ce16" table:formula="of:=IF(LEN(['Numeric Corners'.H29]) &gt; 0;IF(LEN(['Numeric Corners'.B29]) &gt; 0;['Numeric Corners'.B29] &amp; &quot;=&quot; &amp; ['Numeric Corners'.C29]);&quot;&quot;)" office:value-type="string" office:string-value="RIGHT_AROUND=Rechts Herum">
            <text:p>RIGHT_AROUND=Rechts Herum</text:p>
          </table:table-cell>
          <table:table-cell table:style-name="ce16" table:formula="of:=IF(LEN(['Numeric Corners'.H29]) &gt; 0;IF(LEN(['Numeric Corners'.B29]) &gt; 0;['Numeric Corners'.B29] &amp; &quot;=&quot; &amp; ['Numeric Corners'.D29]);&quot;&quot;)" office:value-type="string" office:string-value="RIGHT_AROUND=Right Around">
            <text:p>RIGHT_AROUND=Right Around</text:p>
          </table:table-cell>
          <table:table-cell table:number-columns-repeated="1020"/>
        </table:table-row>
        <table:table-row table:style-name="ro1">
          <table:table-cell table:formula="of:=IF (LEN(['Numeric Corners'.H30]) &gt; 0; ['Numeric Corners'.H30]; &quot;&quot;)" office:value-type="string" office:string-value="CORNERS">
            <text:p>CORNERS</text:p>
          </table:table-cell>
          <table:table-cell table:style-name="ce16" table:formula="of:=IF(LEN(['Numeric Corners'.H30]) &gt; 0;&quot;[PACENOTE::&quot; &amp; ['Numeric Corners'.B30] &amp; &quot;]&quot; &amp; CHAR(10) &amp; IF(LEN(['Numeric Corners'.A30]) &gt; 0;&quot;id=&quot; &amp; ['Numeric Corners'.A30] &amp; CHAR(10);&quot;&quot;) &amp; &quot;Sounds=1&quot; &amp; CHAR(10) &amp; &quot;Snd0=&quot; &amp; LOWER(['Numeric Corners'.B30]) &amp; &quot;.ogg&quot; &amp; CHAR(10) &amp; IF(LEN(['Numeric Corners'.F30]) &gt; 0; &quot;link=&quot; &amp; ['Numeric Corners'.F30] &amp; CHAR(10);&quot;&quot;) &amp; IF(LEN(['Numeric Corners'.G30])&gt;0;&quot;standard=&quot; &amp; ['Numeric Corners'.G30] &amp; CHAR(10);&quot;&quot;) &amp; &quot;column=&quot; &amp; ['Numeric Corners'.I30] &amp; CHAR(10);&quot;&quot;)" office:value-type="string" office:string-value="[PACENOTE::LEFT_AROUND]&#10;id=127&#10;Sounds=1&#10;Snd0=left_around.ogg&#10;link=INTO&#10;column=2&#10;">
            <text:p>[PACENOTE::LEFT_AROUND]<text:line-break/>id=127<text:line-break/>Sounds=1<text:line-break/>Snd0=left_around.ogg<text:line-break/>link=INTO<text:line-break/>column=2<text:line-break/></text:p>
          </table:table-cell>
          <table:table-cell table:style-name="ce16" table:formula="of:=IF(LEN(['Numeric Corners'.H30]) &gt; 0;IF(LEN(['Numeric Corners'.B30]) &gt; 0;['Numeric Corners'.B30] &amp; &quot;=&quot; &amp; ['Numeric Corners'.C30]);&quot;&quot;)" office:value-type="string" office:string-value="LEFT_AROUND=Links Herum">
            <text:p>LEFT_AROUND=Links Herum</text:p>
          </table:table-cell>
          <table:table-cell table:style-name="ce16" table:formula="of:=IF(LEN(['Numeric Corners'.H30]) &gt; 0;IF(LEN(['Numeric Corners'.B30]) &gt; 0;['Numeric Corners'.B30] &amp; &quot;=&quot; &amp; ['Numeric Corners'.D30]);&quot;&quot;)" office:value-type="string" office:string-value="LEFT_AROUND=Left Around">
            <text:p>LEFT_AROUND=Left Around</text:p>
          </table:table-cell>
          <table:table-cell table:number-columns-repeated="1020"/>
        </table:table-row>
        <table:table-row table:style-name="ro1">
          <table:table-cell table:formula="of:=IF (LEN(['Numeric Corners'.H31]) &gt; 0; ['Numeric Corners'.H31]; &quot;&quot;)">
            <text:p/>
          </table:table-cell>
          <table:table-cell table:style-name="ce16" table:formula="of:=IF(LEN(['Numeric Corners'.H31]) &gt; 0;&quot;[PACENOTE::&quot; &amp; ['Numeric Corners'.B31] &amp; &quot;]&quot; &amp; CHAR(10) &amp; IF(LEN(['Numeric Corners'.A31]) &gt; 0;&quot;id=&quot; &amp; ['Numeric Corners'.A31] &amp; CHAR(10);&quot;&quot;) &amp; &quot;Sounds=1&quot; &amp; CHAR(10) &amp; &quot;Snd0=&quot; &amp; LOWER(['Numeric Corners'.B31]) &amp; &quot;.ogg&quot; &amp; CHAR(10) &amp; IF(LEN(['Numeric Corners'.F31]) &gt; 0; &quot;link=&quot; &amp; ['Numeric Corners'.F31] &amp; CHAR(10);&quot;&quot;) &amp; IF(LEN(['Numeric Corners'.G31])&gt;0;&quot;standard=&quot; &amp; ['Numeric Corners'.G31] &amp; CHAR(10);&quot;&quot;) &amp; &quot;column=&quot; &amp; ['Numeric Corners'.I31] &amp; CHAR(10);&quot;&quot;)">
            <text:p/>
          </table:table-cell>
          <table:table-cell table:style-name="ce16" table:formula="of:=IF(LEN(['Numeric Corners'.H31]) &gt; 0;IF(LEN(['Numeric Corners'.B31]) &gt; 0;['Numeric Corners'.B31] &amp; &quot;=&quot; &amp; ['Numeric Corners'.C31]);&quot;&quot;)">
            <text:p/>
          </table:table-cell>
          <table:table-cell table:style-name="ce16" table:formula="of:=IF(LEN(['Numeric Corners'.H31]) &gt; 0;IF(LEN(['Numeric Corners'.B31]) &gt; 0;['Numeric Corners'.B31] &amp; &quot;=&quot; &amp; ['Numeric Corners'.D31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32]) &gt; 0; ['Numeric Corners'.H32]; &quot;&quot;)">
            <text:p/>
          </table:table-cell>
          <table:table-cell table:style-name="ce16" table:formula="of:=IF(LEN(['Numeric Corners'.H32]) &gt; 0;&quot;[PACENOTE::&quot; &amp; ['Numeric Corners'.B32] &amp; &quot;]&quot; &amp; CHAR(10) &amp; IF(LEN(['Numeric Corners'.A32]) &gt; 0;&quot;id=&quot; &amp; ['Numeric Corners'.A32] &amp; CHAR(10);&quot;&quot;) &amp; &quot;Sounds=1&quot; &amp; CHAR(10) &amp; &quot;Snd0=&quot; &amp; LOWER(['Numeric Corners'.B32]) &amp; &quot;.ogg&quot; &amp; CHAR(10) &amp; IF(LEN(['Numeric Corners'.F32]) &gt; 0; &quot;link=&quot; &amp; ['Numeric Corners'.F32] &amp; CHAR(10);&quot;&quot;) &amp; IF(LEN(['Numeric Corners'.G32])&gt;0;&quot;standard=&quot; &amp; ['Numeric Corners'.G32] &amp; CHAR(10);&quot;&quot;) &amp; &quot;column=&quot; &amp; ['Numeric Corners'.I32] &amp; CHAR(10);&quot;&quot;)">
            <text:p/>
          </table:table-cell>
          <table:table-cell table:style-name="ce16" table:formula="of:=IF(LEN(['Numeric Corners'.H32]) &gt; 0;IF(LEN(['Numeric Corners'.B32]) &gt; 0;['Numeric Corners'.B32] &amp; &quot;=&quot; &amp; ['Numeric Corners'.C32]);&quot;&quot;)">
            <text:p/>
          </table:table-cell>
          <table:table-cell table:style-name="ce16" table:formula="of:=IF(LEN(['Numeric Corners'.H32]) &gt; 0;IF(LEN(['Numeric Corners'.B32]) &gt; 0;['Numeric Corners'.B32] &amp; &quot;=&quot; &amp; ['Numeric Corners'.D32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33]) &gt; 0; ['Numeric Corners'.H33]; &quot;&quot;)">
            <text:p/>
          </table:table-cell>
          <table:table-cell table:style-name="ce16" table:formula="of:=IF(LEN(['Numeric Corners'.H33]) &gt; 0;&quot;[PACENOTE::&quot; &amp; ['Numeric Corners'.B33] &amp; &quot;]&quot; &amp; CHAR(10) &amp; IF(LEN(['Numeric Corners'.A33]) &gt; 0;&quot;id=&quot; &amp; ['Numeric Corners'.A33] &amp; CHAR(10);&quot;&quot;) &amp; &quot;Sounds=1&quot; &amp; CHAR(10) &amp; &quot;Snd0=&quot; &amp; LOWER(['Numeric Corners'.B33]) &amp; &quot;.ogg&quot; &amp; CHAR(10) &amp; IF(LEN(['Numeric Corners'.F33]) &gt; 0; &quot;link=&quot; &amp; ['Numeric Corners'.F33] &amp; CHAR(10);&quot;&quot;) &amp; IF(LEN(['Numeric Corners'.G33])&gt;0;&quot;standard=&quot; &amp; ['Numeric Corners'.G33] &amp; CHAR(10);&quot;&quot;) &amp; &quot;column=&quot; &amp; ['Numeric Corners'.I33] &amp; CHAR(10);&quot;&quot;)">
            <text:p/>
          </table:table-cell>
          <table:table-cell table:style-name="ce16" table:formula="of:=IF(LEN(['Numeric Corners'.H33]) &gt; 0;IF(LEN(['Numeric Corners'.B33]) &gt; 0;['Numeric Corners'.B33] &amp; &quot;=&quot; &amp; ['Numeric Corners'.C33]);&quot;&quot;)">
            <text:p/>
          </table:table-cell>
          <table:table-cell table:style-name="ce16" table:formula="of:=IF(LEN(['Numeric Corners'.H33]) &gt; 0;IF(LEN(['Numeric Corners'.B33]) &gt; 0;['Numeric Corners'.B33] &amp; &quot;=&quot; &amp; ['Numeric Corners'.D33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34]) &gt; 0; ['Numeric Corners'.H34]; &quot;&quot;)">
            <text:p/>
          </table:table-cell>
          <table:table-cell table:style-name="ce16" table:formula="of:=IF(LEN(['Numeric Corners'.H34]) &gt; 0;&quot;[PACENOTE::&quot; &amp; ['Numeric Corners'.B34] &amp; &quot;]&quot; &amp; CHAR(10) &amp; IF(LEN(['Numeric Corners'.A34]) &gt; 0;&quot;id=&quot; &amp; ['Numeric Corners'.A34] &amp; CHAR(10);&quot;&quot;) &amp; &quot;Sounds=1&quot; &amp; CHAR(10) &amp; &quot;Snd0=&quot; &amp; LOWER(['Numeric Corners'.B34]) &amp; &quot;.ogg&quot; &amp; CHAR(10) &amp; IF(LEN(['Numeric Corners'.F34]) &gt; 0; &quot;link=&quot; &amp; ['Numeric Corners'.F34] &amp; CHAR(10);&quot;&quot;) &amp; IF(LEN(['Numeric Corners'.G34])&gt;0;&quot;standard=&quot; &amp; ['Numeric Corners'.G34] &amp; CHAR(10);&quot;&quot;) &amp; &quot;column=&quot; &amp; ['Numeric Corners'.I34] &amp; CHAR(10);&quot;&quot;)">
            <text:p/>
          </table:table-cell>
          <table:table-cell table:style-name="ce16" table:formula="of:=IF(LEN(['Numeric Corners'.H34]) &gt; 0;IF(LEN(['Numeric Corners'.B34]) &gt; 0;['Numeric Corners'.B34] &amp; &quot;=&quot; &amp; ['Numeric Corners'.C34]);&quot;&quot;)">
            <text:p/>
          </table:table-cell>
          <table:table-cell table:style-name="ce16" table:formula="of:=IF(LEN(['Numeric Corners'.H34]) &gt; 0;IF(LEN(['Numeric Corners'.B34]) &gt; 0;['Numeric Corners'.B34] &amp; &quot;=&quot; &amp; ['Numeric Corners'.D34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35]) &gt; 0; ['Numeric Corners'.H35]; &quot;&quot;)">
            <text:p/>
          </table:table-cell>
          <table:table-cell table:style-name="ce16" table:formula="of:=IF(LEN(['Numeric Corners'.H35]) &gt; 0;&quot;[PACENOTE::&quot; &amp; ['Numeric Corners'.B35] &amp; &quot;]&quot; &amp; CHAR(10) &amp; IF(LEN(['Numeric Corners'.A35]) &gt; 0;&quot;id=&quot; &amp; ['Numeric Corners'.A35] &amp; CHAR(10);&quot;&quot;) &amp; &quot;Sounds=1&quot; &amp; CHAR(10) &amp; &quot;Snd0=&quot; &amp; LOWER(['Numeric Corners'.B35]) &amp; &quot;.ogg&quot; &amp; CHAR(10) &amp; IF(LEN(['Numeric Corners'.F35]) &gt; 0; &quot;link=&quot; &amp; ['Numeric Corners'.F35] &amp; CHAR(10);&quot;&quot;) &amp; IF(LEN(['Numeric Corners'.G35])&gt;0;&quot;standard=&quot; &amp; ['Numeric Corners'.G35] &amp; CHAR(10);&quot;&quot;) &amp; &quot;column=&quot; &amp; ['Numeric Corners'.I35] &amp; CHAR(10);&quot;&quot;)">
            <text:p/>
          </table:table-cell>
          <table:table-cell table:style-name="ce16" table:formula="of:=IF(LEN(['Numeric Corners'.H35]) &gt; 0;IF(LEN(['Numeric Corners'.B35]) &gt; 0;['Numeric Corners'.B35] &amp; &quot;=&quot; &amp; ['Numeric Corners'.C35]);&quot;&quot;)">
            <text:p/>
          </table:table-cell>
          <table:table-cell table:style-name="ce16" table:formula="of:=IF(LEN(['Numeric Corners'.H35]) &gt; 0;IF(LEN(['Numeric Corners'.B35]) &gt; 0;['Numeric Corners'.B35] &amp; &quot;=&quot; &amp; ['Numeric Corners'.D35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36]) &gt; 0; ['Numeric Corners'.H36]; &quot;&quot;)">
            <text:p/>
          </table:table-cell>
          <table:table-cell table:style-name="ce16" table:formula="of:=IF(LEN(['Numeric Corners'.H36]) &gt; 0;&quot;[PACENOTE::&quot; &amp; ['Numeric Corners'.B36] &amp; &quot;]&quot; &amp; CHAR(10) &amp; IF(LEN(['Numeric Corners'.A36]) &gt; 0;&quot;id=&quot; &amp; ['Numeric Corners'.A36] &amp; CHAR(10);&quot;&quot;) &amp; &quot;Sounds=1&quot; &amp; CHAR(10) &amp; &quot;Snd0=&quot; &amp; LOWER(['Numeric Corners'.B36]) &amp; &quot;.ogg&quot; &amp; CHAR(10) &amp; IF(LEN(['Numeric Corners'.F36]) &gt; 0; &quot;link=&quot; &amp; ['Numeric Corners'.F36] &amp; CHAR(10);&quot;&quot;) &amp; IF(LEN(['Numeric Corners'.G36])&gt;0;&quot;standard=&quot; &amp; ['Numeric Corners'.G36] &amp; CHAR(10);&quot;&quot;) &amp; &quot;column=&quot; &amp; ['Numeric Corners'.I36] &amp; CHAR(10);&quot;&quot;)">
            <text:p/>
          </table:table-cell>
          <table:table-cell table:style-name="ce16" table:formula="of:=IF(LEN(['Numeric Corners'.H36]) &gt; 0;IF(LEN(['Numeric Corners'.B36]) &gt; 0;['Numeric Corners'.B36] &amp; &quot;=&quot; &amp; ['Numeric Corners'.C36]);&quot;&quot;)">
            <text:p/>
          </table:table-cell>
          <table:table-cell table:style-name="ce16" table:formula="of:=IF(LEN(['Numeric Corners'.H36]) &gt; 0;IF(LEN(['Numeric Corners'.B36]) &gt; 0;['Numeric Corners'.B36] &amp; &quot;=&quot; &amp; ['Numeric Corners'.D36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37]) &gt; 0; ['Numeric Corners'.H37]; &quot;&quot;)">
            <text:p/>
          </table:table-cell>
          <table:table-cell table:style-name="ce16" table:formula="of:=IF(LEN(['Numeric Corners'.H37]) &gt; 0;&quot;[PACENOTE::&quot; &amp; ['Numeric Corners'.B37] &amp; &quot;]&quot; &amp; CHAR(10) &amp; IF(LEN(['Numeric Corners'.A37]) &gt; 0;&quot;id=&quot; &amp; ['Numeric Corners'.A37] &amp; CHAR(10);&quot;&quot;) &amp; &quot;Sounds=1&quot; &amp; CHAR(10) &amp; &quot;Snd0=&quot; &amp; LOWER(['Numeric Corners'.B37]) &amp; &quot;.ogg&quot; &amp; CHAR(10) &amp; IF(LEN(['Numeric Corners'.F37]) &gt; 0; &quot;link=&quot; &amp; ['Numeric Corners'.F37] &amp; CHAR(10);&quot;&quot;) &amp; IF(LEN(['Numeric Corners'.G37])&gt;0;&quot;standard=&quot; &amp; ['Numeric Corners'.G37] &amp; CHAR(10);&quot;&quot;) &amp; &quot;column=&quot; &amp; ['Numeric Corners'.I37] &amp; CHAR(10);&quot;&quot;)">
            <text:p/>
          </table:table-cell>
          <table:table-cell table:style-name="ce16" table:formula="of:=IF(LEN(['Numeric Corners'.H37]) &gt; 0;IF(LEN(['Numeric Corners'.B37]) &gt; 0;['Numeric Corners'.B37] &amp; &quot;=&quot; &amp; ['Numeric Corners'.C37]);&quot;&quot;)">
            <text:p/>
          </table:table-cell>
          <table:table-cell table:style-name="ce16" table:formula="of:=IF(LEN(['Numeric Corners'.H37]) &gt; 0;IF(LEN(['Numeric Corners'.B37]) &gt; 0;['Numeric Corners'.B37] &amp; &quot;=&quot; &amp; ['Numeric Corners'.D37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38]) &gt; 0; ['Numeric Corners'.H38]; &quot;&quot;)">
            <text:p/>
          </table:table-cell>
          <table:table-cell table:style-name="ce16" table:formula="of:=IF(LEN(['Numeric Corners'.H38]) &gt; 0;&quot;[PACENOTE::&quot; &amp; ['Numeric Corners'.B38] &amp; &quot;]&quot; &amp; CHAR(10) &amp; IF(LEN(['Numeric Corners'.A38]) &gt; 0;&quot;id=&quot; &amp; ['Numeric Corners'.A38] &amp; CHAR(10);&quot;&quot;) &amp; &quot;Sounds=1&quot; &amp; CHAR(10) &amp; &quot;Snd0=&quot; &amp; LOWER(['Numeric Corners'.B38]) &amp; &quot;.ogg&quot; &amp; CHAR(10) &amp; IF(LEN(['Numeric Corners'.F38]) &gt; 0; &quot;link=&quot; &amp; ['Numeric Corners'.F38] &amp; CHAR(10);&quot;&quot;) &amp; IF(LEN(['Numeric Corners'.G38])&gt;0;&quot;standard=&quot; &amp; ['Numeric Corners'.G38] &amp; CHAR(10);&quot;&quot;) &amp; &quot;column=&quot; &amp; ['Numeric Corners'.I38] &amp; CHAR(10);&quot;&quot;)">
            <text:p/>
          </table:table-cell>
          <table:table-cell table:style-name="ce16" table:formula="of:=IF(LEN(['Numeric Corners'.H38]) &gt; 0;IF(LEN(['Numeric Corners'.B38]) &gt; 0;['Numeric Corners'.B38] &amp; &quot;=&quot; &amp; ['Numeric Corners'.C38]);&quot;&quot;)">
            <text:p/>
          </table:table-cell>
          <table:table-cell table:style-name="ce16" table:formula="of:=IF(LEN(['Numeric Corners'.H38]) &gt; 0;IF(LEN(['Numeric Corners'.B38]) &gt; 0;['Numeric Corners'.B38] &amp; &quot;=&quot; &amp; ['Numeric Corners'.D38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39]) &gt; 0; ['Numeric Corners'.H39]; &quot;&quot;)">
            <text:p/>
          </table:table-cell>
          <table:table-cell table:style-name="ce16" table:formula="of:=IF(LEN(['Numeric Corners'.H39]) &gt; 0;&quot;[PACENOTE::&quot; &amp; ['Numeric Corners'.B39] &amp; &quot;]&quot; &amp; CHAR(10) &amp; IF(LEN(['Numeric Corners'.A39]) &gt; 0;&quot;id=&quot; &amp; ['Numeric Corners'.A39] &amp; CHAR(10);&quot;&quot;) &amp; &quot;Sounds=1&quot; &amp; CHAR(10) &amp; &quot;Snd0=&quot; &amp; LOWER(['Numeric Corners'.B39]) &amp; &quot;.ogg&quot; &amp; CHAR(10) &amp; IF(LEN(['Numeric Corners'.F39]) &gt; 0; &quot;link=&quot; &amp; ['Numeric Corners'.F39] &amp; CHAR(10);&quot;&quot;) &amp; IF(LEN(['Numeric Corners'.G39])&gt;0;&quot;standard=&quot; &amp; ['Numeric Corners'.G39] &amp; CHAR(10);&quot;&quot;) &amp; &quot;column=&quot; &amp; ['Numeric Corners'.I39] &amp; CHAR(10);&quot;&quot;)">
            <text:p/>
          </table:table-cell>
          <table:table-cell table:style-name="ce16" table:formula="of:=IF(LEN(['Numeric Corners'.H39]) &gt; 0;IF(LEN(['Numeric Corners'.B39]) &gt; 0;['Numeric Corners'.B39] &amp; &quot;=&quot; &amp; ['Numeric Corners'.C39]);&quot;&quot;)">
            <text:p/>
          </table:table-cell>
          <table:table-cell table:style-name="ce16" table:formula="of:=IF(LEN(['Numeric Corners'.H39]) &gt; 0;IF(LEN(['Numeric Corners'.B39]) &gt; 0;['Numeric Corners'.B39] &amp; &quot;=&quot; &amp; ['Numeric Corners'.D39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40]) &gt; 0; ['Numeric Corners'.H40]; &quot;&quot;)">
            <text:p/>
          </table:table-cell>
          <table:table-cell table:style-name="ce16" table:formula="of:=IF(LEN(['Numeric Corners'.H40]) &gt; 0;&quot;[PACENOTE::&quot; &amp; ['Numeric Corners'.B40] &amp; &quot;]&quot; &amp; CHAR(10) &amp; IF(LEN(['Numeric Corners'.A40]) &gt; 0;&quot;id=&quot; &amp; ['Numeric Corners'.A40] &amp; CHAR(10);&quot;&quot;) &amp; &quot;Sounds=1&quot; &amp; CHAR(10) &amp; &quot;Snd0=&quot; &amp; LOWER(['Numeric Corners'.B40]) &amp; &quot;.ogg&quot; &amp; CHAR(10) &amp; IF(LEN(['Numeric Corners'.F40]) &gt; 0; &quot;link=&quot; &amp; ['Numeric Corners'.F40] &amp; CHAR(10);&quot;&quot;) &amp; IF(LEN(['Numeric Corners'.G40])&gt;0;&quot;standard=&quot; &amp; ['Numeric Corners'.G40] &amp; CHAR(10);&quot;&quot;) &amp; &quot;column=&quot; &amp; ['Numeric Corners'.I40] &amp; CHAR(10);&quot;&quot;)">
            <text:p/>
          </table:table-cell>
          <table:table-cell table:style-name="ce16" table:formula="of:=IF(LEN(['Numeric Corners'.H40]) &gt; 0;IF(LEN(['Numeric Corners'.B40]) &gt; 0;['Numeric Corners'.B40] &amp; &quot;=&quot; &amp; ['Numeric Corners'.C40]);&quot;&quot;)">
            <text:p/>
          </table:table-cell>
          <table:table-cell table:style-name="ce16" table:formula="of:=IF(LEN(['Numeric Corners'.H40]) &gt; 0;IF(LEN(['Numeric Corners'.B40]) &gt; 0;['Numeric Corners'.B40] &amp; &quot;=&quot; &amp; ['Numeric Corners'.D40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41]) &gt; 0; ['Numeric Corners'.H41]; &quot;&quot;)">
            <text:p/>
          </table:table-cell>
          <table:table-cell table:style-name="ce16" table:formula="of:=IF(LEN(['Numeric Corners'.H41]) &gt; 0;&quot;[PACENOTE::&quot; &amp; ['Numeric Corners'.B41] &amp; &quot;]&quot; &amp; CHAR(10) &amp; IF(LEN(['Numeric Corners'.A41]) &gt; 0;&quot;id=&quot; &amp; ['Numeric Corners'.A41] &amp; CHAR(10);&quot;&quot;) &amp; &quot;Sounds=1&quot; &amp; CHAR(10) &amp; &quot;Snd0=&quot; &amp; LOWER(['Numeric Corners'.B41]) &amp; &quot;.ogg&quot; &amp; CHAR(10) &amp; IF(LEN(['Numeric Corners'.F41]) &gt; 0; &quot;link=&quot; &amp; ['Numeric Corners'.F41] &amp; CHAR(10);&quot;&quot;) &amp; IF(LEN(['Numeric Corners'.G41])&gt;0;&quot;standard=&quot; &amp; ['Numeric Corners'.G41] &amp; CHAR(10);&quot;&quot;) &amp; &quot;column=&quot; &amp; ['Numeric Corners'.I41] &amp; CHAR(10);&quot;&quot;)">
            <text:p/>
          </table:table-cell>
          <table:table-cell table:style-name="ce16" table:formula="of:=IF(LEN(['Numeric Corners'.H41]) &gt; 0;IF(LEN(['Numeric Corners'.B41]) &gt; 0;['Numeric Corners'.B41] &amp; &quot;=&quot; &amp; ['Numeric Corners'.C41]);&quot;&quot;)">
            <text:p/>
          </table:table-cell>
          <table:table-cell table:style-name="ce16" table:formula="of:=IF(LEN(['Numeric Corners'.H41]) &gt; 0;IF(LEN(['Numeric Corners'.B41]) &gt; 0;['Numeric Corners'.B41] &amp; &quot;=&quot; &amp; ['Numeric Corners'.D41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42]) &gt; 0; ['Numeric Corners'.H42]; &quot;&quot;)">
            <text:p/>
          </table:table-cell>
          <table:table-cell table:style-name="ce16" table:formula="of:=IF(LEN(['Numeric Corners'.H42]) &gt; 0;&quot;[PACENOTE::&quot; &amp; ['Numeric Corners'.B42] &amp; &quot;]&quot; &amp; CHAR(10) &amp; IF(LEN(['Numeric Corners'.A42]) &gt; 0;&quot;id=&quot; &amp; ['Numeric Corners'.A42] &amp; CHAR(10);&quot;&quot;) &amp; &quot;Sounds=1&quot; &amp; CHAR(10) &amp; &quot;Snd0=&quot; &amp; LOWER(['Numeric Corners'.B42]) &amp; &quot;.ogg&quot; &amp; CHAR(10) &amp; IF(LEN(['Numeric Corners'.F42]) &gt; 0; &quot;link=&quot; &amp; ['Numeric Corners'.F42] &amp; CHAR(10);&quot;&quot;) &amp; IF(LEN(['Numeric Corners'.G42])&gt;0;&quot;standard=&quot; &amp; ['Numeric Corners'.G42] &amp; CHAR(10);&quot;&quot;) &amp; &quot;column=&quot; &amp; ['Numeric Corners'.I42] &amp; CHAR(10);&quot;&quot;)">
            <text:p/>
          </table:table-cell>
          <table:table-cell table:style-name="ce16" table:formula="of:=IF(LEN(['Numeric Corners'.H42]) &gt; 0;IF(LEN(['Numeric Corners'.B42]) &gt; 0;['Numeric Corners'.B42] &amp; &quot;=&quot; &amp; ['Numeric Corners'.C42]);&quot;&quot;)">
            <text:p/>
          </table:table-cell>
          <table:table-cell table:style-name="ce16" table:formula="of:=IF(LEN(['Numeric Corners'.H42]) &gt; 0;IF(LEN(['Numeric Corners'.B42]) &gt; 0;['Numeric Corners'.B42] &amp; &quot;=&quot; &amp; ['Numeric Corners'.D42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43]) &gt; 0; ['Numeric Corners'.H43]; &quot;&quot;)">
            <text:p/>
          </table:table-cell>
          <table:table-cell table:style-name="ce16" table:formula="of:=IF(LEN(['Numeric Corners'.H43]) &gt; 0;&quot;[PACENOTE::&quot; &amp; ['Numeric Corners'.B43] &amp; &quot;]&quot; &amp; CHAR(10) &amp; IF(LEN(['Numeric Corners'.A43]) &gt; 0;&quot;id=&quot; &amp; ['Numeric Corners'.A43] &amp; CHAR(10);&quot;&quot;) &amp; &quot;Sounds=1&quot; &amp; CHAR(10) &amp; &quot;Snd0=&quot; &amp; LOWER(['Numeric Corners'.B43]) &amp; &quot;.ogg&quot; &amp; CHAR(10) &amp; IF(LEN(['Numeric Corners'.F43]) &gt; 0; &quot;link=&quot; &amp; ['Numeric Corners'.F43] &amp; CHAR(10);&quot;&quot;) &amp; IF(LEN(['Numeric Corners'.G43])&gt;0;&quot;standard=&quot; &amp; ['Numeric Corners'.G43] &amp; CHAR(10);&quot;&quot;) &amp; &quot;column=&quot; &amp; ['Numeric Corners'.I43] &amp; CHAR(10);&quot;&quot;)">
            <text:p/>
          </table:table-cell>
          <table:table-cell table:style-name="ce16" table:formula="of:=IF(LEN(['Numeric Corners'.H43]) &gt; 0;IF(LEN(['Numeric Corners'.B43]) &gt; 0;['Numeric Corners'.B43] &amp; &quot;=&quot; &amp; ['Numeric Corners'.C43]);&quot;&quot;)">
            <text:p/>
          </table:table-cell>
          <table:table-cell table:style-name="ce16" table:formula="of:=IF(LEN(['Numeric Corners'.H43]) &gt; 0;IF(LEN(['Numeric Corners'.B43]) &gt; 0;['Numeric Corners'.B43] &amp; &quot;=&quot; &amp; ['Numeric Corners'.D43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44]) &gt; 0; ['Numeric Corners'.H44]; &quot;&quot;)">
            <text:p/>
          </table:table-cell>
          <table:table-cell table:style-name="ce16" table:formula="of:=IF(LEN(['Numeric Corners'.H44]) &gt; 0;&quot;[PACENOTE::&quot; &amp; ['Numeric Corners'.B44] &amp; &quot;]&quot; &amp; CHAR(10) &amp; IF(LEN(['Numeric Corners'.A44]) &gt; 0;&quot;id=&quot; &amp; ['Numeric Corners'.A44] &amp; CHAR(10);&quot;&quot;) &amp; &quot;Sounds=1&quot; &amp; CHAR(10) &amp; &quot;Snd0=&quot; &amp; LOWER(['Numeric Corners'.B44]) &amp; &quot;.ogg&quot; &amp; CHAR(10) &amp; IF(LEN(['Numeric Corners'.F44]) &gt; 0; &quot;link=&quot; &amp; ['Numeric Corners'.F44] &amp; CHAR(10);&quot;&quot;) &amp; IF(LEN(['Numeric Corners'.G44])&gt;0;&quot;standard=&quot; &amp; ['Numeric Corners'.G44] &amp; CHAR(10);&quot;&quot;) &amp; &quot;column=&quot; &amp; ['Numeric Corners'.I44] &amp; CHAR(10);&quot;&quot;)">
            <text:p/>
          </table:table-cell>
          <table:table-cell table:style-name="ce16" table:formula="of:=IF(LEN(['Numeric Corners'.H44]) &gt; 0;IF(LEN(['Numeric Corners'.B44]) &gt; 0;['Numeric Corners'.B44] &amp; &quot;=&quot; &amp; ['Numeric Corners'.C44]);&quot;&quot;)">
            <text:p/>
          </table:table-cell>
          <table:table-cell table:style-name="ce16" table:formula="of:=IF(LEN(['Numeric Corners'.H44]) &gt; 0;IF(LEN(['Numeric Corners'.B44]) &gt; 0;['Numeric Corners'.B44] &amp; &quot;=&quot; &amp; ['Numeric Corners'.D44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45]) &gt; 0; ['Numeric Corners'.H45]; &quot;&quot;)">
            <text:p/>
          </table:table-cell>
          <table:table-cell table:style-name="ce16" table:formula="of:=IF(LEN(['Numeric Corners'.H45]) &gt; 0;&quot;[PACENOTE::&quot; &amp; ['Numeric Corners'.B45] &amp; &quot;]&quot; &amp; CHAR(10) &amp; IF(LEN(['Numeric Corners'.A45]) &gt; 0;&quot;id=&quot; &amp; ['Numeric Corners'.A45] &amp; CHAR(10);&quot;&quot;) &amp; &quot;Sounds=1&quot; &amp; CHAR(10) &amp; &quot;Snd0=&quot; &amp; LOWER(['Numeric Corners'.B45]) &amp; &quot;.ogg&quot; &amp; CHAR(10) &amp; IF(LEN(['Numeric Corners'.F45]) &gt; 0; &quot;link=&quot; &amp; ['Numeric Corners'.F45] &amp; CHAR(10);&quot;&quot;) &amp; IF(LEN(['Numeric Corners'.G45])&gt;0;&quot;standard=&quot; &amp; ['Numeric Corners'.G45] &amp; CHAR(10);&quot;&quot;) &amp; &quot;column=&quot; &amp; ['Numeric Corners'.I45] &amp; CHAR(10);&quot;&quot;)">
            <text:p/>
          </table:table-cell>
          <table:table-cell table:style-name="ce16" table:formula="of:=IF(LEN(['Numeric Corners'.H45]) &gt; 0;IF(LEN(['Numeric Corners'.B45]) &gt; 0;['Numeric Corners'.B45] &amp; &quot;=&quot; &amp; ['Numeric Corners'.C45]);&quot;&quot;)">
            <text:p/>
          </table:table-cell>
          <table:table-cell table:style-name="ce16" table:formula="of:=IF(LEN(['Numeric Corners'.H45]) &gt; 0;IF(LEN(['Numeric Corners'.B45]) &gt; 0;['Numeric Corners'.B45] &amp; &quot;=&quot; &amp; ['Numeric Corners'.D45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46]) &gt; 0; ['Numeric Corners'.H46]; &quot;&quot;)">
            <text:p/>
          </table:table-cell>
          <table:table-cell table:style-name="ce16" table:formula="of:=IF(LEN(['Numeric Corners'.H46]) &gt; 0;&quot;[PACENOTE::&quot; &amp; ['Numeric Corners'.B46] &amp; &quot;]&quot; &amp; CHAR(10) &amp; IF(LEN(['Numeric Corners'.A46]) &gt; 0;&quot;id=&quot; &amp; ['Numeric Corners'.A46] &amp; CHAR(10);&quot;&quot;) &amp; &quot;Sounds=1&quot; &amp; CHAR(10) &amp; &quot;Snd0=&quot; &amp; LOWER(['Numeric Corners'.B46]) &amp; &quot;.ogg&quot; &amp; CHAR(10) &amp; IF(LEN(['Numeric Corners'.F46]) &gt; 0; &quot;link=&quot; &amp; ['Numeric Corners'.F46] &amp; CHAR(10);&quot;&quot;) &amp; IF(LEN(['Numeric Corners'.G46])&gt;0;&quot;standard=&quot; &amp; ['Numeric Corners'.G46] &amp; CHAR(10);&quot;&quot;) &amp; &quot;column=&quot; &amp; ['Numeric Corners'.I46] &amp; CHAR(10);&quot;&quot;)">
            <text:p/>
          </table:table-cell>
          <table:table-cell table:style-name="ce16" table:formula="of:=IF(LEN(['Numeric Corners'.H46]) &gt; 0;IF(LEN(['Numeric Corners'.B46]) &gt; 0;['Numeric Corners'.B46] &amp; &quot;=&quot; &amp; ['Numeric Corners'.C46]);&quot;&quot;)">
            <text:p/>
          </table:table-cell>
          <table:table-cell table:style-name="ce16" table:formula="of:=IF(LEN(['Numeric Corners'.H46]) &gt; 0;IF(LEN(['Numeric Corners'.B46]) &gt; 0;['Numeric Corners'.B46] &amp; &quot;=&quot; &amp; ['Numeric Corners'.D46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47]) &gt; 0; ['Numeric Corners'.H47]; &quot;&quot;)">
            <text:p/>
          </table:table-cell>
          <table:table-cell table:style-name="ce16" table:formula="of:=IF(LEN(['Numeric Corners'.H47]) &gt; 0;&quot;[PACENOTE::&quot; &amp; ['Numeric Corners'.B47] &amp; &quot;]&quot; &amp; CHAR(10) &amp; IF(LEN(['Numeric Corners'.A47]) &gt; 0;&quot;id=&quot; &amp; ['Numeric Corners'.A47] &amp; CHAR(10);&quot;&quot;) &amp; &quot;Sounds=1&quot; &amp; CHAR(10) &amp; &quot;Snd0=&quot; &amp; LOWER(['Numeric Corners'.B47]) &amp; &quot;.ogg&quot; &amp; CHAR(10) &amp; IF(LEN(['Numeric Corners'.F47]) &gt; 0; &quot;link=&quot; &amp; ['Numeric Corners'.F47] &amp; CHAR(10);&quot;&quot;) &amp; IF(LEN(['Numeric Corners'.G47])&gt;0;&quot;standard=&quot; &amp; ['Numeric Corners'.G47] &amp; CHAR(10);&quot;&quot;) &amp; &quot;column=&quot; &amp; ['Numeric Corners'.I47] &amp; CHAR(10);&quot;&quot;)">
            <text:p/>
          </table:table-cell>
          <table:table-cell table:style-name="ce16" table:formula="of:=IF(LEN(['Numeric Corners'.H47]) &gt; 0;IF(LEN(['Numeric Corners'.B47]) &gt; 0;['Numeric Corners'.B47] &amp; &quot;=&quot; &amp; ['Numeric Corners'.C47]);&quot;&quot;)">
            <text:p/>
          </table:table-cell>
          <table:table-cell table:style-name="ce16" table:formula="of:=IF(LEN(['Numeric Corners'.H47]) &gt; 0;IF(LEN(['Numeric Corners'.B47]) &gt; 0;['Numeric Corners'.B47] &amp; &quot;=&quot; &amp; ['Numeric Corners'.D47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48]) &gt; 0; ['Numeric Corners'.H48]; &quot;&quot;)">
            <text:p/>
          </table:table-cell>
          <table:table-cell table:style-name="ce16" table:formula="of:=IF(LEN(['Numeric Corners'.H48]) &gt; 0;&quot;[PACENOTE::&quot; &amp; ['Numeric Corners'.B48] &amp; &quot;]&quot; &amp; CHAR(10) &amp; IF(LEN(['Numeric Corners'.A48]) &gt; 0;&quot;id=&quot; &amp; ['Numeric Corners'.A48] &amp; CHAR(10);&quot;&quot;) &amp; &quot;Sounds=1&quot; &amp; CHAR(10) &amp; &quot;Snd0=&quot; &amp; LOWER(['Numeric Corners'.B48]) &amp; &quot;.ogg&quot; &amp; CHAR(10) &amp; IF(LEN(['Numeric Corners'.F48]) &gt; 0; &quot;link=&quot; &amp; ['Numeric Corners'.F48] &amp; CHAR(10);&quot;&quot;) &amp; IF(LEN(['Numeric Corners'.G48])&gt;0;&quot;standard=&quot; &amp; ['Numeric Corners'.G48] &amp; CHAR(10);&quot;&quot;) &amp; &quot;column=&quot; &amp; ['Numeric Corners'.I48] &amp; CHAR(10);&quot;&quot;)">
            <text:p/>
          </table:table-cell>
          <table:table-cell table:style-name="ce16" table:formula="of:=IF(LEN(['Numeric Corners'.H48]) &gt; 0;IF(LEN(['Numeric Corners'.B48]) &gt; 0;['Numeric Corners'.B48] &amp; &quot;=&quot; &amp; ['Numeric Corners'.C48]);&quot;&quot;)">
            <text:p/>
          </table:table-cell>
          <table:table-cell table:style-name="ce16" table:formula="of:=IF(LEN(['Numeric Corners'.H48]) &gt; 0;IF(LEN(['Numeric Corners'.B48]) &gt; 0;['Numeric Corners'.B48] &amp; &quot;=&quot; &amp; ['Numeric Corners'.D48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49]) &gt; 0; ['Numeric Corners'.H49]; &quot;&quot;)">
            <text:p/>
          </table:table-cell>
          <table:table-cell table:style-name="ce16" table:formula="of:=IF(LEN(['Numeric Corners'.H49]) &gt; 0;&quot;[PACENOTE::&quot; &amp; ['Numeric Corners'.B49] &amp; &quot;]&quot; &amp; CHAR(10) &amp; IF(LEN(['Numeric Corners'.A49]) &gt; 0;&quot;id=&quot; &amp; ['Numeric Corners'.A49] &amp; CHAR(10);&quot;&quot;) &amp; &quot;Sounds=1&quot; &amp; CHAR(10) &amp; &quot;Snd0=&quot; &amp; LOWER(['Numeric Corners'.B49]) &amp; &quot;.ogg&quot; &amp; CHAR(10) &amp; IF(LEN(['Numeric Corners'.F49]) &gt; 0; &quot;link=&quot; &amp; ['Numeric Corners'.F49] &amp; CHAR(10);&quot;&quot;) &amp; IF(LEN(['Numeric Corners'.G49])&gt;0;&quot;standard=&quot; &amp; ['Numeric Corners'.G49] &amp; CHAR(10);&quot;&quot;) &amp; &quot;column=&quot; &amp; ['Numeric Corners'.I49] &amp; CHAR(10);&quot;&quot;)">
            <text:p/>
          </table:table-cell>
          <table:table-cell table:style-name="ce16" table:formula="of:=IF(LEN(['Numeric Corners'.H49]) &gt; 0;IF(LEN(['Numeric Corners'.B49]) &gt; 0;['Numeric Corners'.B49] &amp; &quot;=&quot; &amp; ['Numeric Corners'.C49]);&quot;&quot;)">
            <text:p/>
          </table:table-cell>
          <table:table-cell table:style-name="ce16" table:formula="of:=IF(LEN(['Numeric Corners'.H49]) &gt; 0;IF(LEN(['Numeric Corners'.B49]) &gt; 0;['Numeric Corners'.B49] &amp; &quot;=&quot; &amp; ['Numeric Corners'.D49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50]) &gt; 0; ['Numeric Corners'.H50]; &quot;&quot;)">
            <text:p/>
          </table:table-cell>
          <table:table-cell table:style-name="ce16" table:formula="of:=IF(LEN(['Numeric Corners'.H50]) &gt; 0;&quot;[PACENOTE::&quot; &amp; ['Numeric Corners'.B50] &amp; &quot;]&quot; &amp; CHAR(10) &amp; IF(LEN(['Numeric Corners'.A50]) &gt; 0;&quot;id=&quot; &amp; ['Numeric Corners'.A50] &amp; CHAR(10);&quot;&quot;) &amp; &quot;Sounds=1&quot; &amp; CHAR(10) &amp; &quot;Snd0=&quot; &amp; LOWER(['Numeric Corners'.B50]) &amp; &quot;.ogg&quot; &amp; CHAR(10) &amp; IF(LEN(['Numeric Corners'.F50]) &gt; 0; &quot;link=&quot; &amp; ['Numeric Corners'.F50] &amp; CHAR(10);&quot;&quot;) &amp; IF(LEN(['Numeric Corners'.G50])&gt;0;&quot;standard=&quot; &amp; ['Numeric Corners'.G50] &amp; CHAR(10);&quot;&quot;) &amp; &quot;column=&quot; &amp; ['Numeric Corners'.I50] &amp; CHAR(10);&quot;&quot;)">
            <text:p/>
          </table:table-cell>
          <table:table-cell table:style-name="ce16" table:formula="of:=IF(LEN(['Numeric Corners'.H50]) &gt; 0;IF(LEN(['Numeric Corners'.B50]) &gt; 0;['Numeric Corners'.B50] &amp; &quot;=&quot; &amp; ['Numeric Corners'.C50]);&quot;&quot;)">
            <text:p/>
          </table:table-cell>
          <table:table-cell table:style-name="ce16" table:formula="of:=IF(LEN(['Numeric Corners'.H50]) &gt; 0;IF(LEN(['Numeric Corners'.B50]) &gt; 0;['Numeric Corners'.B50] &amp; &quot;=&quot; &amp; ['Numeric Corners'.D50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51]) &gt; 0; ['Numeric Corners'.H51]; &quot;&quot;)">
            <text:p/>
          </table:table-cell>
          <table:table-cell table:style-name="ce16" table:formula="of:=IF(LEN(['Numeric Corners'.H51]) &gt; 0;&quot;[PACENOTE::&quot; &amp; ['Numeric Corners'.B51] &amp; &quot;]&quot; &amp; CHAR(10) &amp; IF(LEN(['Numeric Corners'.A51]) &gt; 0;&quot;id=&quot; &amp; ['Numeric Corners'.A51] &amp; CHAR(10);&quot;&quot;) &amp; &quot;Sounds=1&quot; &amp; CHAR(10) &amp; &quot;Snd0=&quot; &amp; LOWER(['Numeric Corners'.B51]) &amp; &quot;.ogg&quot; &amp; CHAR(10) &amp; IF(LEN(['Numeric Corners'.F51]) &gt; 0; &quot;link=&quot; &amp; ['Numeric Corners'.F51] &amp; CHAR(10);&quot;&quot;) &amp; IF(LEN(['Numeric Corners'.G51])&gt;0;&quot;standard=&quot; &amp; ['Numeric Corners'.G51] &amp; CHAR(10);&quot;&quot;) &amp; &quot;column=&quot; &amp; ['Numeric Corners'.I51] &amp; CHAR(10);&quot;&quot;)">
            <text:p/>
          </table:table-cell>
          <table:table-cell table:style-name="ce16" table:formula="of:=IF(LEN(['Numeric Corners'.H51]) &gt; 0;IF(LEN(['Numeric Corners'.B51]) &gt; 0;['Numeric Corners'.B51] &amp; &quot;=&quot; &amp; ['Numeric Corners'.C51]);&quot;&quot;)">
            <text:p/>
          </table:table-cell>
          <table:table-cell table:style-name="ce16" table:formula="of:=IF(LEN(['Numeric Corners'.H51]) &gt; 0;IF(LEN(['Numeric Corners'.B51]) &gt; 0;['Numeric Corners'.B51] &amp; &quot;=&quot; &amp; ['Numeric Corners'.D51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52]) &gt; 0; ['Numeric Corners'.H52]; &quot;&quot;)">
            <text:p/>
          </table:table-cell>
          <table:table-cell table:style-name="ce16" table:formula="of:=IF(LEN(['Numeric Corners'.H52]) &gt; 0;&quot;[PACENOTE::&quot; &amp; ['Numeric Corners'.B52] &amp; &quot;]&quot; &amp; CHAR(10) &amp; IF(LEN(['Numeric Corners'.A52]) &gt; 0;&quot;id=&quot; &amp; ['Numeric Corners'.A52] &amp; CHAR(10);&quot;&quot;) &amp; &quot;Sounds=1&quot; &amp; CHAR(10) &amp; &quot;Snd0=&quot; &amp; LOWER(['Numeric Corners'.B52]) &amp; &quot;.ogg&quot; &amp; CHAR(10) &amp; IF(LEN(['Numeric Corners'.F52]) &gt; 0; &quot;link=&quot; &amp; ['Numeric Corners'.F52] &amp; CHAR(10);&quot;&quot;) &amp; IF(LEN(['Numeric Corners'.G52])&gt;0;&quot;standard=&quot; &amp; ['Numeric Corners'.G52] &amp; CHAR(10);&quot;&quot;) &amp; &quot;column=&quot; &amp; ['Numeric Corners'.I52] &amp; CHAR(10);&quot;&quot;)">
            <text:p/>
          </table:table-cell>
          <table:table-cell table:style-name="ce16" table:formula="of:=IF(LEN(['Numeric Corners'.H52]) &gt; 0;IF(LEN(['Numeric Corners'.B52]) &gt; 0;['Numeric Corners'.B52] &amp; &quot;=&quot; &amp; ['Numeric Corners'.C52]);&quot;&quot;)">
            <text:p/>
          </table:table-cell>
          <table:table-cell table:style-name="ce16" table:formula="of:=IF(LEN(['Numeric Corners'.H52]) &gt; 0;IF(LEN(['Numeric Corners'.B52]) &gt; 0;['Numeric Corners'.B52] &amp; &quot;=&quot; &amp; ['Numeric Corners'.D52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53]) &gt; 0; ['Numeric Corners'.H53]; &quot;&quot;)">
            <text:p/>
          </table:table-cell>
          <table:table-cell table:style-name="ce16" table:formula="of:=IF(LEN(['Numeric Corners'.H53]) &gt; 0;&quot;[PACENOTE::&quot; &amp; ['Numeric Corners'.B53] &amp; &quot;]&quot; &amp; CHAR(10) &amp; IF(LEN(['Numeric Corners'.A53]) &gt; 0;&quot;id=&quot; &amp; ['Numeric Corners'.A53] &amp; CHAR(10);&quot;&quot;) &amp; &quot;Sounds=1&quot; &amp; CHAR(10) &amp; &quot;Snd0=&quot; &amp; LOWER(['Numeric Corners'.B53]) &amp; &quot;.ogg&quot; &amp; CHAR(10) &amp; IF(LEN(['Numeric Corners'.F53]) &gt; 0; &quot;link=&quot; &amp; ['Numeric Corners'.F53] &amp; CHAR(10);&quot;&quot;) &amp; IF(LEN(['Numeric Corners'.G53])&gt;0;&quot;standard=&quot; &amp; ['Numeric Corners'.G53] &amp; CHAR(10);&quot;&quot;) &amp; &quot;column=&quot; &amp; ['Numeric Corners'.I53] &amp; CHAR(10);&quot;&quot;)">
            <text:p/>
          </table:table-cell>
          <table:table-cell table:style-name="ce16" table:formula="of:=IF(LEN(['Numeric Corners'.H53]) &gt; 0;IF(LEN(['Numeric Corners'.B53]) &gt; 0;['Numeric Corners'.B53] &amp; &quot;=&quot; &amp; ['Numeric Corners'.C53]);&quot;&quot;)">
            <text:p/>
          </table:table-cell>
          <table:table-cell table:style-name="ce16" table:formula="of:=IF(LEN(['Numeric Corners'.H53]) &gt; 0;IF(LEN(['Numeric Corners'.B53]) &gt; 0;['Numeric Corners'.B53] &amp; &quot;=&quot; &amp; ['Numeric Corners'.D53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54]) &gt; 0; ['Numeric Corners'.H54]; &quot;&quot;)">
            <text:p/>
          </table:table-cell>
          <table:table-cell table:style-name="ce16" table:formula="of:=IF(LEN(['Numeric Corners'.H54]) &gt; 0;&quot;[PACENOTE::&quot; &amp; ['Numeric Corners'.B54] &amp; &quot;]&quot; &amp; CHAR(10) &amp; IF(LEN(['Numeric Corners'.A54]) &gt; 0;&quot;id=&quot; &amp; ['Numeric Corners'.A54] &amp; CHAR(10);&quot;&quot;) &amp; &quot;Sounds=1&quot; &amp; CHAR(10) &amp; &quot;Snd0=&quot; &amp; LOWER(['Numeric Corners'.B54]) &amp; &quot;.ogg&quot; &amp; CHAR(10) &amp; IF(LEN(['Numeric Corners'.F54]) &gt; 0; &quot;link=&quot; &amp; ['Numeric Corners'.F54] &amp; CHAR(10);&quot;&quot;) &amp; IF(LEN(['Numeric Corners'.G54])&gt;0;&quot;standard=&quot; &amp; ['Numeric Corners'.G54] &amp; CHAR(10);&quot;&quot;) &amp; &quot;column=&quot; &amp; ['Numeric Corners'.I54] &amp; CHAR(10);&quot;&quot;)">
            <text:p/>
          </table:table-cell>
          <table:table-cell table:style-name="ce16" table:formula="of:=IF(LEN(['Numeric Corners'.H54]) &gt; 0;IF(LEN(['Numeric Corners'.B54]) &gt; 0;['Numeric Corners'.B54] &amp; &quot;=&quot; &amp; ['Numeric Corners'.C54]);&quot;&quot;)">
            <text:p/>
          </table:table-cell>
          <table:table-cell table:style-name="ce16" table:formula="of:=IF(LEN(['Numeric Corners'.H54]) &gt; 0;IF(LEN(['Numeric Corners'.B54]) &gt; 0;['Numeric Corners'.B54] &amp; &quot;=&quot; &amp; ['Numeric Corners'.D54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55]) &gt; 0; ['Numeric Corners'.H55]; &quot;&quot;)">
            <text:p/>
          </table:table-cell>
          <table:table-cell table:style-name="ce16" table:formula="of:=IF(LEN(['Numeric Corners'.H55]) &gt; 0;&quot;[PACENOTE::&quot; &amp; ['Numeric Corners'.B55] &amp; &quot;]&quot; &amp; CHAR(10) &amp; IF(LEN(['Numeric Corners'.A55]) &gt; 0;&quot;id=&quot; &amp; ['Numeric Corners'.A55] &amp; CHAR(10);&quot;&quot;) &amp; &quot;Sounds=1&quot; &amp; CHAR(10) &amp; &quot;Snd0=&quot; &amp; LOWER(['Numeric Corners'.B55]) &amp; &quot;.ogg&quot; &amp; CHAR(10) &amp; IF(LEN(['Numeric Corners'.F55]) &gt; 0; &quot;link=&quot; &amp; ['Numeric Corners'.F55] &amp; CHAR(10);&quot;&quot;) &amp; IF(LEN(['Numeric Corners'.G55])&gt;0;&quot;standard=&quot; &amp; ['Numeric Corners'.G55] &amp; CHAR(10);&quot;&quot;) &amp; &quot;column=&quot; &amp; ['Numeric Corners'.I55] &amp; CHAR(10);&quot;&quot;)">
            <text:p/>
          </table:table-cell>
          <table:table-cell table:style-name="ce16" table:formula="of:=IF(LEN(['Numeric Corners'.H55]) &gt; 0;IF(LEN(['Numeric Corners'.B55]) &gt; 0;['Numeric Corners'.B55] &amp; &quot;=&quot; &amp; ['Numeric Corners'.C55]);&quot;&quot;)">
            <text:p/>
          </table:table-cell>
          <table:table-cell table:style-name="ce16" table:formula="of:=IF(LEN(['Numeric Corners'.H55]) &gt; 0;IF(LEN(['Numeric Corners'.B55]) &gt; 0;['Numeric Corners'.B55] &amp; &quot;=&quot; &amp; ['Numeric Corners'.D55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56]) &gt; 0; ['Numeric Corners'.H56]; &quot;&quot;)">
            <text:p/>
          </table:table-cell>
          <table:table-cell table:style-name="ce16" table:formula="of:=IF(LEN(['Numeric Corners'.H56]) &gt; 0;&quot;[PACENOTE::&quot; &amp; ['Numeric Corners'.B56] &amp; &quot;]&quot; &amp; CHAR(10) &amp; IF(LEN(['Numeric Corners'.A56]) &gt; 0;&quot;id=&quot; &amp; ['Numeric Corners'.A56] &amp; CHAR(10);&quot;&quot;) &amp; &quot;Sounds=1&quot; &amp; CHAR(10) &amp; &quot;Snd0=&quot; &amp; LOWER(['Numeric Corners'.B56]) &amp; &quot;.ogg&quot; &amp; CHAR(10) &amp; IF(LEN(['Numeric Corners'.F56]) &gt; 0; &quot;link=&quot; &amp; ['Numeric Corners'.F56] &amp; CHAR(10);&quot;&quot;) &amp; IF(LEN(['Numeric Corners'.G56])&gt;0;&quot;standard=&quot; &amp; ['Numeric Corners'.G56] &amp; CHAR(10);&quot;&quot;) &amp; &quot;column=&quot; &amp; ['Numeric Corners'.I56] &amp; CHAR(10);&quot;&quot;)">
            <text:p/>
          </table:table-cell>
          <table:table-cell table:style-name="ce16" table:formula="of:=IF(LEN(['Numeric Corners'.H56]) &gt; 0;IF(LEN(['Numeric Corners'.B56]) &gt; 0;['Numeric Corners'.B56] &amp; &quot;=&quot; &amp; ['Numeric Corners'.C56]);&quot;&quot;)">
            <text:p/>
          </table:table-cell>
          <table:table-cell table:style-name="ce16" table:formula="of:=IF(LEN(['Numeric Corners'.H56]) &gt; 0;IF(LEN(['Numeric Corners'.B56]) &gt; 0;['Numeric Corners'.B56] &amp; &quot;=&quot; &amp; ['Numeric Corners'.D56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57]) &gt; 0; ['Numeric Corners'.H57]; &quot;&quot;)">
            <text:p/>
          </table:table-cell>
          <table:table-cell table:style-name="ce16" table:formula="of:=IF(LEN(['Numeric Corners'.H57]) &gt; 0;&quot;[PACENOTE::&quot; &amp; ['Numeric Corners'.B57] &amp; &quot;]&quot; &amp; CHAR(10) &amp; IF(LEN(['Numeric Corners'.A57]) &gt; 0;&quot;id=&quot; &amp; ['Numeric Corners'.A57] &amp; CHAR(10);&quot;&quot;) &amp; &quot;Sounds=1&quot; &amp; CHAR(10) &amp; &quot;Snd0=&quot; &amp; LOWER(['Numeric Corners'.B57]) &amp; &quot;.ogg&quot; &amp; CHAR(10) &amp; IF(LEN(['Numeric Corners'.F57]) &gt; 0; &quot;link=&quot; &amp; ['Numeric Corners'.F57] &amp; CHAR(10);&quot;&quot;) &amp; IF(LEN(['Numeric Corners'.G57])&gt;0;&quot;standard=&quot; &amp; ['Numeric Corners'.G57] &amp; CHAR(10);&quot;&quot;) &amp; &quot;column=&quot; &amp; ['Numeric Corners'.I57] &amp; CHAR(10);&quot;&quot;)">
            <text:p/>
          </table:table-cell>
          <table:table-cell table:style-name="ce16" table:formula="of:=IF(LEN(['Numeric Corners'.H57]) &gt; 0;IF(LEN(['Numeric Corners'.B57]) &gt; 0;['Numeric Corners'.B57] &amp; &quot;=&quot; &amp; ['Numeric Corners'.C57]);&quot;&quot;)">
            <text:p/>
          </table:table-cell>
          <table:table-cell table:style-name="ce16" table:formula="of:=IF(LEN(['Numeric Corners'.H57]) &gt; 0;IF(LEN(['Numeric Corners'.B57]) &gt; 0;['Numeric Corners'.B57] &amp; &quot;=&quot; &amp; ['Numeric Corners'.D57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58]) &gt; 0; ['Numeric Corners'.H58]; &quot;&quot;)">
            <text:p/>
          </table:table-cell>
          <table:table-cell table:style-name="ce16" table:formula="of:=IF(LEN(['Numeric Corners'.H58]) &gt; 0;&quot;[PACENOTE::&quot; &amp; ['Numeric Corners'.B58] &amp; &quot;]&quot; &amp; CHAR(10) &amp; IF(LEN(['Numeric Corners'.A58]) &gt; 0;&quot;id=&quot; &amp; ['Numeric Corners'.A58] &amp; CHAR(10);&quot;&quot;) &amp; &quot;Sounds=1&quot; &amp; CHAR(10) &amp; &quot;Snd0=&quot; &amp; LOWER(['Numeric Corners'.B58]) &amp; &quot;.ogg&quot; &amp; CHAR(10) &amp; IF(LEN(['Numeric Corners'.F58]) &gt; 0; &quot;link=&quot; &amp; ['Numeric Corners'.F58] &amp; CHAR(10);&quot;&quot;) &amp; IF(LEN(['Numeric Corners'.G58])&gt;0;&quot;standard=&quot; &amp; ['Numeric Corners'.G58] &amp; CHAR(10);&quot;&quot;) &amp; &quot;column=&quot; &amp; ['Numeric Corners'.I58] &amp; CHAR(10);&quot;&quot;)">
            <text:p/>
          </table:table-cell>
          <table:table-cell table:style-name="ce16" table:formula="of:=IF(LEN(['Numeric Corners'.H58]) &gt; 0;IF(LEN(['Numeric Corners'.B58]) &gt; 0;['Numeric Corners'.B58] &amp; &quot;=&quot; &amp; ['Numeric Corners'.C58]);&quot;&quot;)">
            <text:p/>
          </table:table-cell>
          <table:table-cell table:style-name="ce16" table:formula="of:=IF(LEN(['Numeric Corners'.H58]) &gt; 0;IF(LEN(['Numeric Corners'.B58]) &gt; 0;['Numeric Corners'.B58] &amp; &quot;=&quot; &amp; ['Numeric Corners'.D58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59]) &gt; 0; ['Numeric Corners'.H59]; &quot;&quot;)">
            <text:p/>
          </table:table-cell>
          <table:table-cell table:style-name="ce16" table:formula="of:=IF(LEN(['Numeric Corners'.H59]) &gt; 0;&quot;[PACENOTE::&quot; &amp; ['Numeric Corners'.B59] &amp; &quot;]&quot; &amp; CHAR(10) &amp; IF(LEN(['Numeric Corners'.A59]) &gt; 0;&quot;id=&quot; &amp; ['Numeric Corners'.A59] &amp; CHAR(10);&quot;&quot;) &amp; &quot;Sounds=1&quot; &amp; CHAR(10) &amp; &quot;Snd0=&quot; &amp; LOWER(['Numeric Corners'.B59]) &amp; &quot;.ogg&quot; &amp; CHAR(10) &amp; IF(LEN(['Numeric Corners'.F59]) &gt; 0; &quot;link=&quot; &amp; ['Numeric Corners'.F59] &amp; CHAR(10);&quot;&quot;) &amp; IF(LEN(['Numeric Corners'.G59])&gt;0;&quot;standard=&quot; &amp; ['Numeric Corners'.G59] &amp; CHAR(10);&quot;&quot;) &amp; &quot;column=&quot; &amp; ['Numeric Corners'.I59] &amp; CHAR(10);&quot;&quot;)">
            <text:p/>
          </table:table-cell>
          <table:table-cell table:style-name="ce16" table:formula="of:=IF(LEN(['Numeric Corners'.H59]) &gt; 0;IF(LEN(['Numeric Corners'.B59]) &gt; 0;['Numeric Corners'.B59] &amp; &quot;=&quot; &amp; ['Numeric Corners'.C59]);&quot;&quot;)">
            <text:p/>
          </table:table-cell>
          <table:table-cell table:style-name="ce16" table:formula="of:=IF(LEN(['Numeric Corners'.H59]) &gt; 0;IF(LEN(['Numeric Corners'.B59]) &gt; 0;['Numeric Corners'.B59] &amp; &quot;=&quot; &amp; ['Numeric Corners'.D59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60]) &gt; 0; ['Numeric Corners'.H60]; &quot;&quot;)">
            <text:p/>
          </table:table-cell>
          <table:table-cell table:style-name="ce16" table:formula="of:=IF(LEN(['Numeric Corners'.H60]) &gt; 0;&quot;[PACENOTE::&quot; &amp; ['Numeric Corners'.B60] &amp; &quot;]&quot; &amp; CHAR(10) &amp; IF(LEN(['Numeric Corners'.A60]) &gt; 0;&quot;id=&quot; &amp; ['Numeric Corners'.A60] &amp; CHAR(10);&quot;&quot;) &amp; &quot;Sounds=1&quot; &amp; CHAR(10) &amp; &quot;Snd0=&quot; &amp; LOWER(['Numeric Corners'.B60]) &amp; &quot;.ogg&quot; &amp; CHAR(10) &amp; IF(LEN(['Numeric Corners'.F60]) &gt; 0; &quot;link=&quot; &amp; ['Numeric Corners'.F60] &amp; CHAR(10);&quot;&quot;) &amp; IF(LEN(['Numeric Corners'.G60])&gt;0;&quot;standard=&quot; &amp; ['Numeric Corners'.G60] &amp; CHAR(10);&quot;&quot;) &amp; &quot;column=&quot; &amp; ['Numeric Corners'.I60] &amp; CHAR(10);&quot;&quot;)">
            <text:p/>
          </table:table-cell>
          <table:table-cell table:style-name="ce16" table:formula="of:=IF(LEN(['Numeric Corners'.H60]) &gt; 0;IF(LEN(['Numeric Corners'.B60]) &gt; 0;['Numeric Corners'.B60] &amp; &quot;=&quot; &amp; ['Numeric Corners'.C60]);&quot;&quot;)">
            <text:p/>
          </table:table-cell>
          <table:table-cell table:style-name="ce16" table:formula="of:=IF(LEN(['Numeric Corners'.H60]) &gt; 0;IF(LEN(['Numeric Corners'.B60]) &gt; 0;['Numeric Corners'.B60] &amp; &quot;=&quot; &amp; ['Numeric Corners'.D60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61]) &gt; 0; ['Numeric Corners'.H61]; &quot;&quot;)">
            <text:p/>
          </table:table-cell>
          <table:table-cell table:style-name="ce16" table:formula="of:=IF(LEN(['Numeric Corners'.H61]) &gt; 0;&quot;[PACENOTE::&quot; &amp; ['Numeric Corners'.B61] &amp; &quot;]&quot; &amp; CHAR(10) &amp; IF(LEN(['Numeric Corners'.A61]) &gt; 0;&quot;id=&quot; &amp; ['Numeric Corners'.A61] &amp; CHAR(10);&quot;&quot;) &amp; &quot;Sounds=1&quot; &amp; CHAR(10) &amp; &quot;Snd0=&quot; &amp; LOWER(['Numeric Corners'.B61]) &amp; &quot;.ogg&quot; &amp; CHAR(10) &amp; IF(LEN(['Numeric Corners'.F61]) &gt; 0; &quot;link=&quot; &amp; ['Numeric Corners'.F61] &amp; CHAR(10);&quot;&quot;) &amp; IF(LEN(['Numeric Corners'.G61])&gt;0;&quot;standard=&quot; &amp; ['Numeric Corners'.G61] &amp; CHAR(10);&quot;&quot;) &amp; &quot;column=&quot; &amp; ['Numeric Corners'.I61] &amp; CHAR(10);&quot;&quot;)">
            <text:p/>
          </table:table-cell>
          <table:table-cell table:style-name="ce16" table:formula="of:=IF(LEN(['Numeric Corners'.H61]) &gt; 0;IF(LEN(['Numeric Corners'.B61]) &gt; 0;['Numeric Corners'.B61] &amp; &quot;=&quot; &amp; ['Numeric Corners'.C61]);&quot;&quot;)">
            <text:p/>
          </table:table-cell>
          <table:table-cell table:style-name="ce16" table:formula="of:=IF(LEN(['Numeric Corners'.H61]) &gt; 0;IF(LEN(['Numeric Corners'.B61]) &gt; 0;['Numeric Corners'.B61] &amp; &quot;=&quot; &amp; ['Numeric Corners'.D61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62]) &gt; 0; ['Numeric Corners'.H62]; &quot;&quot;)">
            <text:p/>
          </table:table-cell>
          <table:table-cell table:style-name="ce16" table:formula="of:=IF(LEN(['Numeric Corners'.H62]) &gt; 0;&quot;[PACENOTE::&quot; &amp; ['Numeric Corners'.B62] &amp; &quot;]&quot; &amp; CHAR(10) &amp; IF(LEN(['Numeric Corners'.A62]) &gt; 0;&quot;id=&quot; &amp; ['Numeric Corners'.A62] &amp; CHAR(10);&quot;&quot;) &amp; &quot;Sounds=1&quot; &amp; CHAR(10) &amp; &quot;Snd0=&quot; &amp; LOWER(['Numeric Corners'.B62]) &amp; &quot;.ogg&quot; &amp; CHAR(10) &amp; IF(LEN(['Numeric Corners'.F62]) &gt; 0; &quot;link=&quot; &amp; ['Numeric Corners'.F62] &amp; CHAR(10);&quot;&quot;) &amp; IF(LEN(['Numeric Corners'.G62])&gt;0;&quot;standard=&quot; &amp; ['Numeric Corners'.G62] &amp; CHAR(10);&quot;&quot;) &amp; &quot;column=&quot; &amp; ['Numeric Corners'.I62] &amp; CHAR(10);&quot;&quot;)">
            <text:p/>
          </table:table-cell>
          <table:table-cell table:style-name="ce16" table:formula="of:=IF(LEN(['Numeric Corners'.H62]) &gt; 0;IF(LEN(['Numeric Corners'.B62]) &gt; 0;['Numeric Corners'.B62] &amp; &quot;=&quot; &amp; ['Numeric Corners'.C62]);&quot;&quot;)">
            <text:p/>
          </table:table-cell>
          <table:table-cell table:style-name="ce16" table:formula="of:=IF(LEN(['Numeric Corners'.H62]) &gt; 0;IF(LEN(['Numeric Corners'.B62]) &gt; 0;['Numeric Corners'.B62] &amp; &quot;=&quot; &amp; ['Numeric Corners'.D62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63]) &gt; 0; ['Numeric Corners'.H63]; &quot;&quot;)">
            <text:p/>
          </table:table-cell>
          <table:table-cell table:style-name="ce16" table:formula="of:=IF(LEN(['Numeric Corners'.H63]) &gt; 0;&quot;[PACENOTE::&quot; &amp; ['Numeric Corners'.B63] &amp; &quot;]&quot; &amp; CHAR(10) &amp; IF(LEN(['Numeric Corners'.A63]) &gt; 0;&quot;id=&quot; &amp; ['Numeric Corners'.A63] &amp; CHAR(10);&quot;&quot;) &amp; &quot;Sounds=1&quot; &amp; CHAR(10) &amp; &quot;Snd0=&quot; &amp; LOWER(['Numeric Corners'.B63]) &amp; &quot;.ogg&quot; &amp; CHAR(10) &amp; IF(LEN(['Numeric Corners'.F63]) &gt; 0; &quot;link=&quot; &amp; ['Numeric Corners'.F63] &amp; CHAR(10);&quot;&quot;) &amp; IF(LEN(['Numeric Corners'.G63])&gt;0;&quot;standard=&quot; &amp; ['Numeric Corners'.G63] &amp; CHAR(10);&quot;&quot;) &amp; &quot;column=&quot; &amp; ['Numeric Corners'.I63] &amp; CHAR(10);&quot;&quot;)">
            <text:p/>
          </table:table-cell>
          <table:table-cell table:style-name="ce16" table:formula="of:=IF(LEN(['Numeric Corners'.H63]) &gt; 0;IF(LEN(['Numeric Corners'.B63]) &gt; 0;['Numeric Corners'.B63] &amp; &quot;=&quot; &amp; ['Numeric Corners'.C63]);&quot;&quot;)">
            <text:p/>
          </table:table-cell>
          <table:table-cell table:style-name="ce16" table:formula="of:=IF(LEN(['Numeric Corners'.H63]) &gt; 0;IF(LEN(['Numeric Corners'.B63]) &gt; 0;['Numeric Corners'.B63] &amp; &quot;=&quot; &amp; ['Numeric Corners'.D63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64]) &gt; 0; ['Numeric Corners'.H64]; &quot;&quot;)">
            <text:p/>
          </table:table-cell>
          <table:table-cell table:style-name="ce16" table:formula="of:=IF(LEN(['Numeric Corners'.H64]) &gt; 0;&quot;[PACENOTE::&quot; &amp; ['Numeric Corners'.B64] &amp; &quot;]&quot; &amp; CHAR(10) &amp; IF(LEN(['Numeric Corners'.A64]) &gt; 0;&quot;id=&quot; &amp; ['Numeric Corners'.A64] &amp; CHAR(10);&quot;&quot;) &amp; &quot;Sounds=1&quot; &amp; CHAR(10) &amp; &quot;Snd0=&quot; &amp; LOWER(['Numeric Corners'.B64]) &amp; &quot;.ogg&quot; &amp; CHAR(10) &amp; IF(LEN(['Numeric Corners'.F64]) &gt; 0; &quot;link=&quot; &amp; ['Numeric Corners'.F64] &amp; CHAR(10);&quot;&quot;) &amp; IF(LEN(['Numeric Corners'.G64])&gt;0;&quot;standard=&quot; &amp; ['Numeric Corners'.G64] &amp; CHAR(10);&quot;&quot;) &amp; &quot;column=&quot; &amp; ['Numeric Corners'.I64] &amp; CHAR(10);&quot;&quot;)">
            <text:p/>
          </table:table-cell>
          <table:table-cell table:style-name="ce16" table:formula="of:=IF(LEN(['Numeric Corners'.H64]) &gt; 0;IF(LEN(['Numeric Corners'.B64]) &gt; 0;['Numeric Corners'.B64] &amp; &quot;=&quot; &amp; ['Numeric Corners'.C64]);&quot;&quot;)">
            <text:p/>
          </table:table-cell>
          <table:table-cell table:style-name="ce16" table:formula="of:=IF(LEN(['Numeric Corners'.H64]) &gt; 0;IF(LEN(['Numeric Corners'.B64]) &gt; 0;['Numeric Corners'.B64] &amp; &quot;=&quot; &amp; ['Numeric Corners'.D64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65]) &gt; 0; ['Numeric Corners'.H65]; &quot;&quot;)">
            <text:p/>
          </table:table-cell>
          <table:table-cell table:style-name="ce16" table:formula="of:=IF(LEN(['Numeric Corners'.H65]) &gt; 0;&quot;[PACENOTE::&quot; &amp; ['Numeric Corners'.B65] &amp; &quot;]&quot; &amp; CHAR(10) &amp; IF(LEN(['Numeric Corners'.A65]) &gt; 0;&quot;id=&quot; &amp; ['Numeric Corners'.A65] &amp; CHAR(10);&quot;&quot;) &amp; &quot;Sounds=1&quot; &amp; CHAR(10) &amp; &quot;Snd0=&quot; &amp; LOWER(['Numeric Corners'.B65]) &amp; &quot;.ogg&quot; &amp; CHAR(10) &amp; IF(LEN(['Numeric Corners'.F65]) &gt; 0; &quot;link=&quot; &amp; ['Numeric Corners'.F65] &amp; CHAR(10);&quot;&quot;) &amp; IF(LEN(['Numeric Corners'.G65])&gt;0;&quot;standard=&quot; &amp; ['Numeric Corners'.G65] &amp; CHAR(10);&quot;&quot;) &amp; &quot;column=&quot; &amp; ['Numeric Corners'.I65] &amp; CHAR(10);&quot;&quot;)">
            <text:p/>
          </table:table-cell>
          <table:table-cell table:style-name="ce16" table:formula="of:=IF(LEN(['Numeric Corners'.H65]) &gt; 0;IF(LEN(['Numeric Corners'.B65]) &gt; 0;['Numeric Corners'.B65] &amp; &quot;=&quot; &amp; ['Numeric Corners'.C65]);&quot;&quot;)">
            <text:p/>
          </table:table-cell>
          <table:table-cell table:style-name="ce16" table:formula="of:=IF(LEN(['Numeric Corners'.H65]) &gt; 0;IF(LEN(['Numeric Corners'.B65]) &gt; 0;['Numeric Corners'.B65] &amp; &quot;=&quot; &amp; ['Numeric Corners'.D65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66]) &gt; 0; ['Numeric Corners'.H66]; &quot;&quot;)">
            <text:p/>
          </table:table-cell>
          <table:table-cell table:style-name="ce16" table:formula="of:=IF(LEN(['Numeric Corners'.H66]) &gt; 0;&quot;[PACENOTE::&quot; &amp; ['Numeric Corners'.B66] &amp; &quot;]&quot; &amp; CHAR(10) &amp; IF(LEN(['Numeric Corners'.A66]) &gt; 0;&quot;id=&quot; &amp; ['Numeric Corners'.A66] &amp; CHAR(10);&quot;&quot;) &amp; &quot;Sounds=1&quot; &amp; CHAR(10) &amp; &quot;Snd0=&quot; &amp; LOWER(['Numeric Corners'.B66]) &amp; &quot;.ogg&quot; &amp; CHAR(10) &amp; IF(LEN(['Numeric Corners'.F66]) &gt; 0; &quot;link=&quot; &amp; ['Numeric Corners'.F66] &amp; CHAR(10);&quot;&quot;) &amp; IF(LEN(['Numeric Corners'.G66])&gt;0;&quot;standard=&quot; &amp; ['Numeric Corners'.G66] &amp; CHAR(10);&quot;&quot;) &amp; &quot;column=&quot; &amp; ['Numeric Corners'.I66] &amp; CHAR(10);&quot;&quot;)">
            <text:p/>
          </table:table-cell>
          <table:table-cell table:style-name="ce16" table:formula="of:=IF(LEN(['Numeric Corners'.H66]) &gt; 0;IF(LEN(['Numeric Corners'.B66]) &gt; 0;['Numeric Corners'.B66] &amp; &quot;=&quot; &amp; ['Numeric Corners'.C66]);&quot;&quot;)">
            <text:p/>
          </table:table-cell>
          <table:table-cell table:style-name="ce16" table:formula="of:=IF(LEN(['Numeric Corners'.H66]) &gt; 0;IF(LEN(['Numeric Corners'.B66]) &gt; 0;['Numeric Corners'.B66] &amp; &quot;=&quot; &amp; ['Numeric Corners'.D66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67]) &gt; 0; ['Numeric Corners'.H67]; &quot;&quot;)">
            <text:p/>
          </table:table-cell>
          <table:table-cell table:style-name="ce16" table:formula="of:=IF(LEN(['Numeric Corners'.H67]) &gt; 0;&quot;[PACENOTE::&quot; &amp; ['Numeric Corners'.B67] &amp; &quot;]&quot; &amp; CHAR(10) &amp; IF(LEN(['Numeric Corners'.A67]) &gt; 0;&quot;id=&quot; &amp; ['Numeric Corners'.A67] &amp; CHAR(10);&quot;&quot;) &amp; &quot;Sounds=1&quot; &amp; CHAR(10) &amp; &quot;Snd0=&quot; &amp; LOWER(['Numeric Corners'.B67]) &amp; &quot;.ogg&quot; &amp; CHAR(10) &amp; IF(LEN(['Numeric Corners'.F67]) &gt; 0; &quot;link=&quot; &amp; ['Numeric Corners'.F67] &amp; CHAR(10);&quot;&quot;) &amp; IF(LEN(['Numeric Corners'.G67])&gt;0;&quot;standard=&quot; &amp; ['Numeric Corners'.G67] &amp; CHAR(10);&quot;&quot;) &amp; &quot;column=&quot; &amp; ['Numeric Corners'.I67] &amp; CHAR(10);&quot;&quot;)">
            <text:p/>
          </table:table-cell>
          <table:table-cell table:style-name="ce16" table:formula="of:=IF(LEN(['Numeric Corners'.H67]) &gt; 0;IF(LEN(['Numeric Corners'.B67]) &gt; 0;['Numeric Corners'.B67] &amp; &quot;=&quot; &amp; ['Numeric Corners'.C67]);&quot;&quot;)">
            <text:p/>
          </table:table-cell>
          <table:table-cell table:style-name="ce16" table:formula="of:=IF(LEN(['Numeric Corners'.H67]) &gt; 0;IF(LEN(['Numeric Corners'.B67]) &gt; 0;['Numeric Corners'.B67] &amp; &quot;=&quot; &amp; ['Numeric Corners'.D67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68]) &gt; 0; ['Numeric Corners'.H68]; &quot;&quot;)">
            <text:p/>
          </table:table-cell>
          <table:table-cell table:style-name="ce16" table:formula="of:=IF(LEN(['Numeric Corners'.H68]) &gt; 0;&quot;[PACENOTE::&quot; &amp; ['Numeric Corners'.B68] &amp; &quot;]&quot; &amp; CHAR(10) &amp; IF(LEN(['Numeric Corners'.A68]) &gt; 0;&quot;id=&quot; &amp; ['Numeric Corners'.A68] &amp; CHAR(10);&quot;&quot;) &amp; &quot;Sounds=1&quot; &amp; CHAR(10) &amp; &quot;Snd0=&quot; &amp; LOWER(['Numeric Corners'.B68]) &amp; &quot;.ogg&quot; &amp; CHAR(10) &amp; IF(LEN(['Numeric Corners'.F68]) &gt; 0; &quot;link=&quot; &amp; ['Numeric Corners'.F68] &amp; CHAR(10);&quot;&quot;) &amp; IF(LEN(['Numeric Corners'.G68])&gt;0;&quot;standard=&quot; &amp; ['Numeric Corners'.G68] &amp; CHAR(10);&quot;&quot;) &amp; &quot;column=&quot; &amp; ['Numeric Corners'.I68] &amp; CHAR(10);&quot;&quot;)">
            <text:p/>
          </table:table-cell>
          <table:table-cell table:style-name="ce16" table:formula="of:=IF(LEN(['Numeric Corners'.H68]) &gt; 0;IF(LEN(['Numeric Corners'.B68]) &gt; 0;['Numeric Corners'.B68] &amp; &quot;=&quot; &amp; ['Numeric Corners'.C68]);&quot;&quot;)">
            <text:p/>
          </table:table-cell>
          <table:table-cell table:style-name="ce16" table:formula="of:=IF(LEN(['Numeric Corners'.H68]) &gt; 0;IF(LEN(['Numeric Corners'.B68]) &gt; 0;['Numeric Corners'.B68] &amp; &quot;=&quot; &amp; ['Numeric Corners'.D68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69]) &gt; 0; ['Numeric Corners'.H69]; &quot;&quot;)">
            <text:p/>
          </table:table-cell>
          <table:table-cell table:style-name="ce16" table:formula="of:=IF(LEN(['Numeric Corners'.H69]) &gt; 0;&quot;[PACENOTE::&quot; &amp; ['Numeric Corners'.B69] &amp; &quot;]&quot; &amp; CHAR(10) &amp; IF(LEN(['Numeric Corners'.A69]) &gt; 0;&quot;id=&quot; &amp; ['Numeric Corners'.A69] &amp; CHAR(10);&quot;&quot;) &amp; &quot;Sounds=1&quot; &amp; CHAR(10) &amp; &quot;Snd0=&quot; &amp; LOWER(['Numeric Corners'.B69]) &amp; &quot;.ogg&quot; &amp; CHAR(10) &amp; IF(LEN(['Numeric Corners'.F69]) &gt; 0; &quot;link=&quot; &amp; ['Numeric Corners'.F69] &amp; CHAR(10);&quot;&quot;) &amp; IF(LEN(['Numeric Corners'.G69])&gt;0;&quot;standard=&quot; &amp; ['Numeric Corners'.G69] &amp; CHAR(10);&quot;&quot;) &amp; &quot;column=&quot; &amp; ['Numeric Corners'.I69] &amp; CHAR(10);&quot;&quot;)">
            <text:p/>
          </table:table-cell>
          <table:table-cell table:style-name="ce16" table:formula="of:=IF(LEN(['Numeric Corners'.H69]) &gt; 0;IF(LEN(['Numeric Corners'.B69]) &gt; 0;['Numeric Corners'.B69] &amp; &quot;=&quot; &amp; ['Numeric Corners'.C69]);&quot;&quot;)">
            <text:p/>
          </table:table-cell>
          <table:table-cell table:style-name="ce16" table:formula="of:=IF(LEN(['Numeric Corners'.H69]) &gt; 0;IF(LEN(['Numeric Corners'.B69]) &gt; 0;['Numeric Corners'.B69] &amp; &quot;=&quot; &amp; ['Numeric Corners'.D69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70]) &gt; 0; ['Numeric Corners'.H70]; &quot;&quot;)">
            <text:p/>
          </table:table-cell>
          <table:table-cell table:style-name="ce16" table:formula="of:=IF(LEN(['Numeric Corners'.H70]) &gt; 0;&quot;[PACENOTE::&quot; &amp; ['Numeric Corners'.B70] &amp; &quot;]&quot; &amp; CHAR(10) &amp; IF(LEN(['Numeric Corners'.A70]) &gt; 0;&quot;id=&quot; &amp; ['Numeric Corners'.A70] &amp; CHAR(10);&quot;&quot;) &amp; &quot;Sounds=1&quot; &amp; CHAR(10) &amp; &quot;Snd0=&quot; &amp; LOWER(['Numeric Corners'.B70]) &amp; &quot;.ogg&quot; &amp; CHAR(10) &amp; IF(LEN(['Numeric Corners'.F70]) &gt; 0; &quot;link=&quot; &amp; ['Numeric Corners'.F70] &amp; CHAR(10);&quot;&quot;) &amp; IF(LEN(['Numeric Corners'.G70])&gt;0;&quot;standard=&quot; &amp; ['Numeric Corners'.G70] &amp; CHAR(10);&quot;&quot;) &amp; &quot;column=&quot; &amp; ['Numeric Corners'.I70] &amp; CHAR(10);&quot;&quot;)">
            <text:p/>
          </table:table-cell>
          <table:table-cell table:style-name="ce16" table:formula="of:=IF(LEN(['Numeric Corners'.H70]) &gt; 0;IF(LEN(['Numeric Corners'.B70]) &gt; 0;['Numeric Corners'.B70] &amp; &quot;=&quot; &amp; ['Numeric Corners'.C70]);&quot;&quot;)">
            <text:p/>
          </table:table-cell>
          <table:table-cell table:style-name="ce16" table:formula="of:=IF(LEN(['Numeric Corners'.H70]) &gt; 0;IF(LEN(['Numeric Corners'.B70]) &gt; 0;['Numeric Corners'.B70] &amp; &quot;=&quot; &amp; ['Numeric Corners'.D70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71]) &gt; 0; ['Numeric Corners'.H71]; &quot;&quot;)">
            <text:p/>
          </table:table-cell>
          <table:table-cell table:style-name="ce16" table:formula="of:=IF(LEN(['Numeric Corners'.H71]) &gt; 0;&quot;[PACENOTE::&quot; &amp; ['Numeric Corners'.B71] &amp; &quot;]&quot; &amp; CHAR(10) &amp; IF(LEN(['Numeric Corners'.A71]) &gt; 0;&quot;id=&quot; &amp; ['Numeric Corners'.A71] &amp; CHAR(10);&quot;&quot;) &amp; &quot;Sounds=1&quot; &amp; CHAR(10) &amp; &quot;Snd0=&quot; &amp; LOWER(['Numeric Corners'.B71]) &amp; &quot;.ogg&quot; &amp; CHAR(10) &amp; IF(LEN(['Numeric Corners'.F71]) &gt; 0; &quot;link=&quot; &amp; ['Numeric Corners'.F71] &amp; CHAR(10);&quot;&quot;) &amp; IF(LEN(['Numeric Corners'.G71])&gt;0;&quot;standard=&quot; &amp; ['Numeric Corners'.G71] &amp; CHAR(10);&quot;&quot;) &amp; &quot;column=&quot; &amp; ['Numeric Corners'.I71] &amp; CHAR(10);&quot;&quot;)">
            <text:p/>
          </table:table-cell>
          <table:table-cell table:style-name="ce16" table:formula="of:=IF(LEN(['Numeric Corners'.H71]) &gt; 0;IF(LEN(['Numeric Corners'.B71]) &gt; 0;['Numeric Corners'.B71] &amp; &quot;=&quot; &amp; ['Numeric Corners'.C71]);&quot;&quot;)">
            <text:p/>
          </table:table-cell>
          <table:table-cell table:style-name="ce16" table:formula="of:=IF(LEN(['Numeric Corners'.H71]) &gt; 0;IF(LEN(['Numeric Corners'.B71]) &gt; 0;['Numeric Corners'.B71] &amp; &quot;=&quot; &amp; ['Numeric Corners'.D71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72]) &gt; 0; ['Numeric Corners'.H72]; &quot;&quot;)">
            <text:p/>
          </table:table-cell>
          <table:table-cell table:style-name="ce16" table:formula="of:=IF(LEN(['Numeric Corners'.H72]) &gt; 0;&quot;[PACENOTE::&quot; &amp; ['Numeric Corners'.B72] &amp; &quot;]&quot; &amp; CHAR(10) &amp; IF(LEN(['Numeric Corners'.A72]) &gt; 0;&quot;id=&quot; &amp; ['Numeric Corners'.A72] &amp; CHAR(10);&quot;&quot;) &amp; &quot;Sounds=1&quot; &amp; CHAR(10) &amp; &quot;Snd0=&quot; &amp; LOWER(['Numeric Corners'.B72]) &amp; &quot;.ogg&quot; &amp; CHAR(10) &amp; IF(LEN(['Numeric Corners'.F72]) &gt; 0; &quot;link=&quot; &amp; ['Numeric Corners'.F72] &amp; CHAR(10);&quot;&quot;) &amp; IF(LEN(['Numeric Corners'.G72])&gt;0;&quot;standard=&quot; &amp; ['Numeric Corners'.G72] &amp; CHAR(10);&quot;&quot;) &amp; &quot;column=&quot; &amp; ['Numeric Corners'.I72] &amp; CHAR(10);&quot;&quot;)">
            <text:p/>
          </table:table-cell>
          <table:table-cell table:style-name="ce16" table:formula="of:=IF(LEN(['Numeric Corners'.H72]) &gt; 0;IF(LEN(['Numeric Corners'.B72]) &gt; 0;['Numeric Corners'.B72] &amp; &quot;=&quot; &amp; ['Numeric Corners'.C72]);&quot;&quot;)">
            <text:p/>
          </table:table-cell>
          <table:table-cell table:style-name="ce16" table:formula="of:=IF(LEN(['Numeric Corners'.H72]) &gt; 0;IF(LEN(['Numeric Corners'.B72]) &gt; 0;['Numeric Corners'.B72] &amp; &quot;=&quot; &amp; ['Numeric Corners'.D72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73]) &gt; 0; ['Numeric Corners'.H73]; &quot;&quot;)">
            <text:p/>
          </table:table-cell>
          <table:table-cell table:style-name="ce16" table:formula="of:=IF(LEN(['Numeric Corners'.H73]) &gt; 0;&quot;[PACENOTE::&quot; &amp; ['Numeric Corners'.B73] &amp; &quot;]&quot; &amp; CHAR(10) &amp; IF(LEN(['Numeric Corners'.A73]) &gt; 0;&quot;id=&quot; &amp; ['Numeric Corners'.A73] &amp; CHAR(10);&quot;&quot;) &amp; &quot;Sounds=1&quot; &amp; CHAR(10) &amp; &quot;Snd0=&quot; &amp; LOWER(['Numeric Corners'.B73]) &amp; &quot;.ogg&quot; &amp; CHAR(10) &amp; IF(LEN(['Numeric Corners'.F73]) &gt; 0; &quot;link=&quot; &amp; ['Numeric Corners'.F73] &amp; CHAR(10);&quot;&quot;) &amp; IF(LEN(['Numeric Corners'.G73])&gt;0;&quot;standard=&quot; &amp; ['Numeric Corners'.G73] &amp; CHAR(10);&quot;&quot;) &amp; &quot;column=&quot; &amp; ['Numeric Corners'.I73] &amp; CHAR(10);&quot;&quot;)">
            <text:p/>
          </table:table-cell>
          <table:table-cell table:style-name="ce16" table:formula="of:=IF(LEN(['Numeric Corners'.H73]) &gt; 0;IF(LEN(['Numeric Corners'.B73]) &gt; 0;['Numeric Corners'.B73] &amp; &quot;=&quot; &amp; ['Numeric Corners'.C73]);&quot;&quot;)">
            <text:p/>
          </table:table-cell>
          <table:table-cell table:style-name="ce16" table:formula="of:=IF(LEN(['Numeric Corners'.H73]) &gt; 0;IF(LEN(['Numeric Corners'.B73]) &gt; 0;['Numeric Corners'.B73] &amp; &quot;=&quot; &amp; ['Numeric Corners'.D73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74]) &gt; 0; ['Numeric Corners'.H74]; &quot;&quot;)">
            <text:p/>
          </table:table-cell>
          <table:table-cell table:style-name="ce16" table:formula="of:=IF(LEN(['Numeric Corners'.H74]) &gt; 0;&quot;[PACENOTE::&quot; &amp; ['Numeric Corners'.B74] &amp; &quot;]&quot; &amp; CHAR(10) &amp; IF(LEN(['Numeric Corners'.A74]) &gt; 0;&quot;id=&quot; &amp; ['Numeric Corners'.A74] &amp; CHAR(10);&quot;&quot;) &amp; &quot;Sounds=1&quot; &amp; CHAR(10) &amp; &quot;Snd0=&quot; &amp; LOWER(['Numeric Corners'.B74]) &amp; &quot;.ogg&quot; &amp; CHAR(10) &amp; IF(LEN(['Numeric Corners'.F74]) &gt; 0; &quot;link=&quot; &amp; ['Numeric Corners'.F74] &amp; CHAR(10);&quot;&quot;) &amp; IF(LEN(['Numeric Corners'.G74])&gt;0;&quot;standard=&quot; &amp; ['Numeric Corners'.G74] &amp; CHAR(10);&quot;&quot;) &amp; &quot;column=&quot; &amp; ['Numeric Corners'.I74] &amp; CHAR(10);&quot;&quot;)">
            <text:p/>
          </table:table-cell>
          <table:table-cell table:style-name="ce16" table:formula="of:=IF(LEN(['Numeric Corners'.H74]) &gt; 0;IF(LEN(['Numeric Corners'.B74]) &gt; 0;['Numeric Corners'.B74] &amp; &quot;=&quot; &amp; ['Numeric Corners'.C74]);&quot;&quot;)">
            <text:p/>
          </table:table-cell>
          <table:table-cell table:style-name="ce16" table:formula="of:=IF(LEN(['Numeric Corners'.H74]) &gt; 0;IF(LEN(['Numeric Corners'.B74]) &gt; 0;['Numeric Corners'.B74] &amp; &quot;=&quot; &amp; ['Numeric Corners'.D74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75]) &gt; 0; ['Numeric Corners'.H75]; &quot;&quot;)">
            <text:p/>
          </table:table-cell>
          <table:table-cell table:style-name="ce16" table:formula="of:=IF(LEN(['Numeric Corners'.H75]) &gt; 0;&quot;[PACENOTE::&quot; &amp; ['Numeric Corners'.B75] &amp; &quot;]&quot; &amp; CHAR(10) &amp; IF(LEN(['Numeric Corners'.A75]) &gt; 0;&quot;id=&quot; &amp; ['Numeric Corners'.A75] &amp; CHAR(10);&quot;&quot;) &amp; &quot;Sounds=1&quot; &amp; CHAR(10) &amp; &quot;Snd0=&quot; &amp; LOWER(['Numeric Corners'.B75]) &amp; &quot;.ogg&quot; &amp; CHAR(10) &amp; IF(LEN(['Numeric Corners'.F75]) &gt; 0; &quot;link=&quot; &amp; ['Numeric Corners'.F75] &amp; CHAR(10);&quot;&quot;) &amp; IF(LEN(['Numeric Corners'.G75])&gt;0;&quot;standard=&quot; &amp; ['Numeric Corners'.G75] &amp; CHAR(10);&quot;&quot;) &amp; &quot;column=&quot; &amp; ['Numeric Corners'.I75] &amp; CHAR(10);&quot;&quot;)">
            <text:p/>
          </table:table-cell>
          <table:table-cell table:style-name="ce16" table:formula="of:=IF(LEN(['Numeric Corners'.H75]) &gt; 0;IF(LEN(['Numeric Corners'.B75]) &gt; 0;['Numeric Corners'.B75] &amp; &quot;=&quot; &amp; ['Numeric Corners'.C75]);&quot;&quot;)">
            <text:p/>
          </table:table-cell>
          <table:table-cell table:style-name="ce16" table:formula="of:=IF(LEN(['Numeric Corners'.H75]) &gt; 0;IF(LEN(['Numeric Corners'.B75]) &gt; 0;['Numeric Corners'.B75] &amp; &quot;=&quot; &amp; ['Numeric Corners'.D75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76]) &gt; 0; ['Numeric Corners'.H76]; &quot;&quot;)">
            <text:p/>
          </table:table-cell>
          <table:table-cell table:style-name="ce16" table:formula="of:=IF(LEN(['Numeric Corners'.H76]) &gt; 0;&quot;[PACENOTE::&quot; &amp; ['Numeric Corners'.B76] &amp; &quot;]&quot; &amp; CHAR(10) &amp; IF(LEN(['Numeric Corners'.A76]) &gt; 0;&quot;id=&quot; &amp; ['Numeric Corners'.A76] &amp; CHAR(10);&quot;&quot;) &amp; &quot;Sounds=1&quot; &amp; CHAR(10) &amp; &quot;Snd0=&quot; &amp; LOWER(['Numeric Corners'.B76]) &amp; &quot;.ogg&quot; &amp; CHAR(10) &amp; IF(LEN(['Numeric Corners'.F76]) &gt; 0; &quot;link=&quot; &amp; ['Numeric Corners'.F76] &amp; CHAR(10);&quot;&quot;) &amp; IF(LEN(['Numeric Corners'.G76])&gt;0;&quot;standard=&quot; &amp; ['Numeric Corners'.G76] &amp; CHAR(10);&quot;&quot;) &amp; &quot;column=&quot; &amp; ['Numeric Corners'.I76] &amp; CHAR(10);&quot;&quot;)">
            <text:p/>
          </table:table-cell>
          <table:table-cell table:style-name="ce16" table:formula="of:=IF(LEN(['Numeric Corners'.H76]) &gt; 0;IF(LEN(['Numeric Corners'.B76]) &gt; 0;['Numeric Corners'.B76] &amp; &quot;=&quot; &amp; ['Numeric Corners'.C76]);&quot;&quot;)">
            <text:p/>
          </table:table-cell>
          <table:table-cell table:style-name="ce16" table:formula="of:=IF(LEN(['Numeric Corners'.H76]) &gt; 0;IF(LEN(['Numeric Corners'.B76]) &gt; 0;['Numeric Corners'.B76] &amp; &quot;=&quot; &amp; ['Numeric Corners'.D76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77]) &gt; 0; ['Numeric Corners'.H77]; &quot;&quot;)">
            <text:p/>
          </table:table-cell>
          <table:table-cell table:style-name="ce16" table:formula="of:=IF(LEN(['Numeric Corners'.H77]) &gt; 0;&quot;[PACENOTE::&quot; &amp; ['Numeric Corners'.B77] &amp; &quot;]&quot; &amp; CHAR(10) &amp; IF(LEN(['Numeric Corners'.A77]) &gt; 0;&quot;id=&quot; &amp; ['Numeric Corners'.A77] &amp; CHAR(10);&quot;&quot;) &amp; &quot;Sounds=1&quot; &amp; CHAR(10) &amp; &quot;Snd0=&quot; &amp; LOWER(['Numeric Corners'.B77]) &amp; &quot;.ogg&quot; &amp; CHAR(10) &amp; IF(LEN(['Numeric Corners'.F77]) &gt; 0; &quot;link=&quot; &amp; ['Numeric Corners'.F77] &amp; CHAR(10);&quot;&quot;) &amp; IF(LEN(['Numeric Corners'.G77])&gt;0;&quot;standard=&quot; &amp; ['Numeric Corners'.G77] &amp; CHAR(10);&quot;&quot;) &amp; &quot;column=&quot; &amp; ['Numeric Corners'.I77] &amp; CHAR(10);&quot;&quot;)">
            <text:p/>
          </table:table-cell>
          <table:table-cell table:style-name="ce16" table:formula="of:=IF(LEN(['Numeric Corners'.H77]) &gt; 0;IF(LEN(['Numeric Corners'.B77]) &gt; 0;['Numeric Corners'.B77] &amp; &quot;=&quot; &amp; ['Numeric Corners'.C77]);&quot;&quot;)">
            <text:p/>
          </table:table-cell>
          <table:table-cell table:style-name="ce16" table:formula="of:=IF(LEN(['Numeric Corners'.H77]) &gt; 0;IF(LEN(['Numeric Corners'.B77]) &gt; 0;['Numeric Corners'.B77] &amp; &quot;=&quot; &amp; ['Numeric Corners'.D77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78]) &gt; 0; ['Numeric Corners'.H78]; &quot;&quot;)">
            <text:p/>
          </table:table-cell>
          <table:table-cell table:style-name="ce16" table:formula="of:=IF(LEN(['Numeric Corners'.H78]) &gt; 0;&quot;[PACENOTE::&quot; &amp; ['Numeric Corners'.B78] &amp; &quot;]&quot; &amp; CHAR(10) &amp; IF(LEN(['Numeric Corners'.A78]) &gt; 0;&quot;id=&quot; &amp; ['Numeric Corners'.A78] &amp; CHAR(10);&quot;&quot;) &amp; &quot;Sounds=1&quot; &amp; CHAR(10) &amp; &quot;Snd0=&quot; &amp; LOWER(['Numeric Corners'.B78]) &amp; &quot;.ogg&quot; &amp; CHAR(10) &amp; IF(LEN(['Numeric Corners'.F78]) &gt; 0; &quot;link=&quot; &amp; ['Numeric Corners'.F78] &amp; CHAR(10);&quot;&quot;) &amp; IF(LEN(['Numeric Corners'.G78])&gt;0;&quot;standard=&quot; &amp; ['Numeric Corners'.G78] &amp; CHAR(10);&quot;&quot;) &amp; &quot;column=&quot; &amp; ['Numeric Corners'.I78] &amp; CHAR(10);&quot;&quot;)">
            <text:p/>
          </table:table-cell>
          <table:table-cell table:style-name="ce16" table:formula="of:=IF(LEN(['Numeric Corners'.H78]) &gt; 0;IF(LEN(['Numeric Corners'.B78]) &gt; 0;['Numeric Corners'.B78] &amp; &quot;=&quot; &amp; ['Numeric Corners'.C78]);&quot;&quot;)">
            <text:p/>
          </table:table-cell>
          <table:table-cell table:style-name="ce16" table:formula="of:=IF(LEN(['Numeric Corners'.H78]) &gt; 0;IF(LEN(['Numeric Corners'.B78]) &gt; 0;['Numeric Corners'.B78] &amp; &quot;=&quot; &amp; ['Numeric Corners'.D78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79]) &gt; 0; ['Numeric Corners'.H79]; &quot;&quot;)">
            <text:p/>
          </table:table-cell>
          <table:table-cell table:style-name="ce16" table:formula="of:=IF(LEN(['Numeric Corners'.H79]) &gt; 0;&quot;[PACENOTE::&quot; &amp; ['Numeric Corners'.B79] &amp; &quot;]&quot; &amp; CHAR(10) &amp; IF(LEN(['Numeric Corners'.A79]) &gt; 0;&quot;id=&quot; &amp; ['Numeric Corners'.A79] &amp; CHAR(10);&quot;&quot;) &amp; &quot;Sounds=1&quot; &amp; CHAR(10) &amp; &quot;Snd0=&quot; &amp; LOWER(['Numeric Corners'.B79]) &amp; &quot;.ogg&quot; &amp; CHAR(10) &amp; IF(LEN(['Numeric Corners'.F79]) &gt; 0; &quot;link=&quot; &amp; ['Numeric Corners'.F79] &amp; CHAR(10);&quot;&quot;) &amp; IF(LEN(['Numeric Corners'.G79])&gt;0;&quot;standard=&quot; &amp; ['Numeric Corners'.G79] &amp; CHAR(10);&quot;&quot;) &amp; &quot;column=&quot; &amp; ['Numeric Corners'.I79] &amp; CHAR(10);&quot;&quot;)">
            <text:p/>
          </table:table-cell>
          <table:table-cell table:style-name="ce16" table:formula="of:=IF(LEN(['Numeric Corners'.H79]) &gt; 0;IF(LEN(['Numeric Corners'.B79]) &gt; 0;['Numeric Corners'.B79] &amp; &quot;=&quot; &amp; ['Numeric Corners'.C79]);&quot;&quot;)">
            <text:p/>
          </table:table-cell>
          <table:table-cell table:style-name="ce16" table:formula="of:=IF(LEN(['Numeric Corners'.H79]) &gt; 0;IF(LEN(['Numeric Corners'.B79]) &gt; 0;['Numeric Corners'.B79] &amp; &quot;=&quot; &amp; ['Numeric Corners'.D79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80]) &gt; 0; ['Numeric Corners'.H80]; &quot;&quot;)">
            <text:p/>
          </table:table-cell>
          <table:table-cell table:style-name="ce16" table:formula="of:=IF(LEN(['Numeric Corners'.H80]) &gt; 0;&quot;[PACENOTE::&quot; &amp; ['Numeric Corners'.B80] &amp; &quot;]&quot; &amp; CHAR(10) &amp; IF(LEN(['Numeric Corners'.A80]) &gt; 0;&quot;id=&quot; &amp; ['Numeric Corners'.A80] &amp; CHAR(10);&quot;&quot;) &amp; &quot;Sounds=1&quot; &amp; CHAR(10) &amp; &quot;Snd0=&quot; &amp; LOWER(['Numeric Corners'.B80]) &amp; &quot;.ogg&quot; &amp; CHAR(10) &amp; IF(LEN(['Numeric Corners'.F80]) &gt; 0; &quot;link=&quot; &amp; ['Numeric Corners'.F80] &amp; CHAR(10);&quot;&quot;) &amp; IF(LEN(['Numeric Corners'.G80])&gt;0;&quot;standard=&quot; &amp; ['Numeric Corners'.G80] &amp; CHAR(10);&quot;&quot;) &amp; &quot;column=&quot; &amp; ['Numeric Corners'.I80] &amp; CHAR(10);&quot;&quot;)">
            <text:p/>
          </table:table-cell>
          <table:table-cell table:style-name="ce16" table:formula="of:=IF(LEN(['Numeric Corners'.H80]) &gt; 0;IF(LEN(['Numeric Corners'.B80]) &gt; 0;['Numeric Corners'.B80] &amp; &quot;=&quot; &amp; ['Numeric Corners'.C80]);&quot;&quot;)">
            <text:p/>
          </table:table-cell>
          <table:table-cell table:style-name="ce16" table:formula="of:=IF(LEN(['Numeric Corners'.H80]) &gt; 0;IF(LEN(['Numeric Corners'.B80]) &gt; 0;['Numeric Corners'.B80] &amp; &quot;=&quot; &amp; ['Numeric Corners'.D80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81]) &gt; 0; ['Numeric Corners'.H81]; &quot;&quot;)">
            <text:p/>
          </table:table-cell>
          <table:table-cell table:style-name="ce16" table:formula="of:=IF(LEN(['Numeric Corners'.H81]) &gt; 0;&quot;[PACENOTE::&quot; &amp; ['Numeric Corners'.B81] &amp; &quot;]&quot; &amp; CHAR(10) &amp; IF(LEN(['Numeric Corners'.A81]) &gt; 0;&quot;id=&quot; &amp; ['Numeric Corners'.A81] &amp; CHAR(10);&quot;&quot;) &amp; &quot;Sounds=1&quot; &amp; CHAR(10) &amp; &quot;Snd0=&quot; &amp; LOWER(['Numeric Corners'.B81]) &amp; &quot;.ogg&quot; &amp; CHAR(10) &amp; IF(LEN(['Numeric Corners'.F81]) &gt; 0; &quot;link=&quot; &amp; ['Numeric Corners'.F81] &amp; CHAR(10);&quot;&quot;) &amp; IF(LEN(['Numeric Corners'.G81])&gt;0;&quot;standard=&quot; &amp; ['Numeric Corners'.G81] &amp; CHAR(10);&quot;&quot;) &amp; &quot;column=&quot; &amp; ['Numeric Corners'.I81] &amp; CHAR(10);&quot;&quot;)">
            <text:p/>
          </table:table-cell>
          <table:table-cell table:style-name="ce16" table:formula="of:=IF(LEN(['Numeric Corners'.H81]) &gt; 0;IF(LEN(['Numeric Corners'.B81]) &gt; 0;['Numeric Corners'.B81] &amp; &quot;=&quot; &amp; ['Numeric Corners'.C81]);&quot;&quot;)">
            <text:p/>
          </table:table-cell>
          <table:table-cell table:style-name="ce16" table:formula="of:=IF(LEN(['Numeric Corners'.H81]) &gt; 0;IF(LEN(['Numeric Corners'.B81]) &gt; 0;['Numeric Corners'.B81] &amp; &quot;=&quot; &amp; ['Numeric Corners'.D81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82]) &gt; 0; ['Numeric Corners'.H82]; &quot;&quot;)">
            <text:p/>
          </table:table-cell>
          <table:table-cell table:style-name="ce16" table:formula="of:=IF(LEN(['Numeric Corners'.H82]) &gt; 0;&quot;[PACENOTE::&quot; &amp; ['Numeric Corners'.B82] &amp; &quot;]&quot; &amp; CHAR(10) &amp; IF(LEN(['Numeric Corners'.A82]) &gt; 0;&quot;id=&quot; &amp; ['Numeric Corners'.A82] &amp; CHAR(10);&quot;&quot;) &amp; &quot;Sounds=1&quot; &amp; CHAR(10) &amp; &quot;Snd0=&quot; &amp; LOWER(['Numeric Corners'.B82]) &amp; &quot;.ogg&quot; &amp; CHAR(10) &amp; IF(LEN(['Numeric Corners'.F82]) &gt; 0; &quot;link=&quot; &amp; ['Numeric Corners'.F82] &amp; CHAR(10);&quot;&quot;) &amp; IF(LEN(['Numeric Corners'.G82])&gt;0;&quot;standard=&quot; &amp; ['Numeric Corners'.G82] &amp; CHAR(10);&quot;&quot;) &amp; &quot;column=&quot; &amp; ['Numeric Corners'.I82] &amp; CHAR(10);&quot;&quot;)">
            <text:p/>
          </table:table-cell>
          <table:table-cell table:style-name="ce16" table:formula="of:=IF(LEN(['Numeric Corners'.H82]) &gt; 0;IF(LEN(['Numeric Corners'.B82]) &gt; 0;['Numeric Corners'.B82] &amp; &quot;=&quot; &amp; ['Numeric Corners'.C82]);&quot;&quot;)">
            <text:p/>
          </table:table-cell>
          <table:table-cell table:style-name="ce16" table:formula="of:=IF(LEN(['Numeric Corners'.H82]) &gt; 0;IF(LEN(['Numeric Corners'.B82]) &gt; 0;['Numeric Corners'.B82] &amp; &quot;=&quot; &amp; ['Numeric Corners'.D82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83]) &gt; 0; ['Numeric Corners'.H83]; &quot;&quot;)">
            <text:p/>
          </table:table-cell>
          <table:table-cell table:style-name="ce16" table:formula="of:=IF(LEN(['Numeric Corners'.H83]) &gt; 0;&quot;[PACENOTE::&quot; &amp; ['Numeric Corners'.B83] &amp; &quot;]&quot; &amp; CHAR(10) &amp; IF(LEN(['Numeric Corners'.A83]) &gt; 0;&quot;id=&quot; &amp; ['Numeric Corners'.A83] &amp; CHAR(10);&quot;&quot;) &amp; &quot;Sounds=1&quot; &amp; CHAR(10) &amp; &quot;Snd0=&quot; &amp; LOWER(['Numeric Corners'.B83]) &amp; &quot;.ogg&quot; &amp; CHAR(10) &amp; IF(LEN(['Numeric Corners'.F83]) &gt; 0; &quot;link=&quot; &amp; ['Numeric Corners'.F83] &amp; CHAR(10);&quot;&quot;) &amp; IF(LEN(['Numeric Corners'.G83])&gt;0;&quot;standard=&quot; &amp; ['Numeric Corners'.G83] &amp; CHAR(10);&quot;&quot;) &amp; &quot;column=&quot; &amp; ['Numeric Corners'.I83] &amp; CHAR(10);&quot;&quot;)">
            <text:p/>
          </table:table-cell>
          <table:table-cell table:style-name="ce16" table:formula="of:=IF(LEN(['Numeric Corners'.H83]) &gt; 0;IF(LEN(['Numeric Corners'.B83]) &gt; 0;['Numeric Corners'.B83] &amp; &quot;=&quot; &amp; ['Numeric Corners'.C83]);&quot;&quot;)">
            <text:p/>
          </table:table-cell>
          <table:table-cell table:style-name="ce16" table:formula="of:=IF(LEN(['Numeric Corners'.H83]) &gt; 0;IF(LEN(['Numeric Corners'.B83]) &gt; 0;['Numeric Corners'.B83] &amp; &quot;=&quot; &amp; ['Numeric Corners'.D83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84]) &gt; 0; ['Numeric Corners'.H84]; &quot;&quot;)">
            <text:p/>
          </table:table-cell>
          <table:table-cell table:style-name="ce16" table:formula="of:=IF(LEN(['Numeric Corners'.H84]) &gt; 0;&quot;[PACENOTE::&quot; &amp; ['Numeric Corners'.B84] &amp; &quot;]&quot; &amp; CHAR(10) &amp; IF(LEN(['Numeric Corners'.A84]) &gt; 0;&quot;id=&quot; &amp; ['Numeric Corners'.A84] &amp; CHAR(10);&quot;&quot;) &amp; &quot;Sounds=1&quot; &amp; CHAR(10) &amp; &quot;Snd0=&quot; &amp; LOWER(['Numeric Corners'.B84]) &amp; &quot;.ogg&quot; &amp; CHAR(10) &amp; IF(LEN(['Numeric Corners'.F84]) &gt; 0; &quot;link=&quot; &amp; ['Numeric Corners'.F84] &amp; CHAR(10);&quot;&quot;) &amp; IF(LEN(['Numeric Corners'.G84])&gt;0;&quot;standard=&quot; &amp; ['Numeric Corners'.G84] &amp; CHAR(10);&quot;&quot;) &amp; &quot;column=&quot; &amp; ['Numeric Corners'.I84] &amp; CHAR(10);&quot;&quot;)">
            <text:p/>
          </table:table-cell>
          <table:table-cell table:style-name="ce16" table:formula="of:=IF(LEN(['Numeric Corners'.H84]) &gt; 0;IF(LEN(['Numeric Corners'.B84]) &gt; 0;['Numeric Corners'.B84] &amp; &quot;=&quot; &amp; ['Numeric Corners'.C84]);&quot;&quot;)">
            <text:p/>
          </table:table-cell>
          <table:table-cell table:style-name="ce16" table:formula="of:=IF(LEN(['Numeric Corners'.H84]) &gt; 0;IF(LEN(['Numeric Corners'.B84]) &gt; 0;['Numeric Corners'.B84] &amp; &quot;=&quot; &amp; ['Numeric Corners'.D84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85]) &gt; 0; ['Numeric Corners'.H85]; &quot;&quot;)">
            <text:p/>
          </table:table-cell>
          <table:table-cell table:style-name="ce16" table:formula="of:=IF(LEN(['Numeric Corners'.H85]) &gt; 0;&quot;[PACENOTE::&quot; &amp; ['Numeric Corners'.B85] &amp; &quot;]&quot; &amp; CHAR(10) &amp; IF(LEN(['Numeric Corners'.A85]) &gt; 0;&quot;id=&quot; &amp; ['Numeric Corners'.A85] &amp; CHAR(10);&quot;&quot;) &amp; &quot;Sounds=1&quot; &amp; CHAR(10) &amp; &quot;Snd0=&quot; &amp; LOWER(['Numeric Corners'.B85]) &amp; &quot;.ogg&quot; &amp; CHAR(10) &amp; IF(LEN(['Numeric Corners'.F85]) &gt; 0; &quot;link=&quot; &amp; ['Numeric Corners'.F85] &amp; CHAR(10);&quot;&quot;) &amp; IF(LEN(['Numeric Corners'.G85])&gt;0;&quot;standard=&quot; &amp; ['Numeric Corners'.G85] &amp; CHAR(10);&quot;&quot;) &amp; &quot;column=&quot; &amp; ['Numeric Corners'.I85] &amp; CHAR(10);&quot;&quot;)">
            <text:p/>
          </table:table-cell>
          <table:table-cell table:style-name="ce16" table:formula="of:=IF(LEN(['Numeric Corners'.H85]) &gt; 0;IF(LEN(['Numeric Corners'.B85]) &gt; 0;['Numeric Corners'.B85] &amp; &quot;=&quot; &amp; ['Numeric Corners'.C85]);&quot;&quot;)">
            <text:p/>
          </table:table-cell>
          <table:table-cell table:style-name="ce16" table:formula="of:=IF(LEN(['Numeric Corners'.H85]) &gt; 0;IF(LEN(['Numeric Corners'.B85]) &gt; 0;['Numeric Corners'.B85] &amp; &quot;=&quot; &amp; ['Numeric Corners'.D85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86]) &gt; 0; ['Numeric Corners'.H86]; &quot;&quot;)">
            <text:p/>
          </table:table-cell>
          <table:table-cell table:style-name="ce16" table:formula="of:=IF(LEN(['Numeric Corners'.H86]) &gt; 0;&quot;[PACENOTE::&quot; &amp; ['Numeric Corners'.B86] &amp; &quot;]&quot; &amp; CHAR(10) &amp; IF(LEN(['Numeric Corners'.A86]) &gt; 0;&quot;id=&quot; &amp; ['Numeric Corners'.A86] &amp; CHAR(10);&quot;&quot;) &amp; &quot;Sounds=1&quot; &amp; CHAR(10) &amp; &quot;Snd0=&quot; &amp; LOWER(['Numeric Corners'.B86]) &amp; &quot;.ogg&quot; &amp; CHAR(10) &amp; IF(LEN(['Numeric Corners'.F86]) &gt; 0; &quot;link=&quot; &amp; ['Numeric Corners'.F86] &amp; CHAR(10);&quot;&quot;) &amp; IF(LEN(['Numeric Corners'.G86])&gt;0;&quot;standard=&quot; &amp; ['Numeric Corners'.G86] &amp; CHAR(10);&quot;&quot;) &amp; &quot;column=&quot; &amp; ['Numeric Corners'.I86] &amp; CHAR(10);&quot;&quot;)">
            <text:p/>
          </table:table-cell>
          <table:table-cell table:style-name="ce16" table:formula="of:=IF(LEN(['Numeric Corners'.H86]) &gt; 0;IF(LEN(['Numeric Corners'.B86]) &gt; 0;['Numeric Corners'.B86] &amp; &quot;=&quot; &amp; ['Numeric Corners'.C86]);&quot;&quot;)">
            <text:p/>
          </table:table-cell>
          <table:table-cell table:style-name="ce16" table:formula="of:=IF(LEN(['Numeric Corners'.H86]) &gt; 0;IF(LEN(['Numeric Corners'.B86]) &gt; 0;['Numeric Corners'.B86] &amp; &quot;=&quot; &amp; ['Numeric Corners'.D86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87]) &gt; 0; ['Numeric Corners'.H87]; &quot;&quot;)">
            <text:p/>
          </table:table-cell>
          <table:table-cell table:style-name="ce16" table:formula="of:=IF(LEN(['Numeric Corners'.H87]) &gt; 0;&quot;[PACENOTE::&quot; &amp; ['Numeric Corners'.B87] &amp; &quot;]&quot; &amp; CHAR(10) &amp; IF(LEN(['Numeric Corners'.A87]) &gt; 0;&quot;id=&quot; &amp; ['Numeric Corners'.A87] &amp; CHAR(10);&quot;&quot;) &amp; &quot;Sounds=1&quot; &amp; CHAR(10) &amp; &quot;Snd0=&quot; &amp; LOWER(['Numeric Corners'.B87]) &amp; &quot;.ogg&quot; &amp; CHAR(10) &amp; IF(LEN(['Numeric Corners'.F87]) &gt; 0; &quot;link=&quot; &amp; ['Numeric Corners'.F87] &amp; CHAR(10);&quot;&quot;) &amp; IF(LEN(['Numeric Corners'.G87])&gt;0;&quot;standard=&quot; &amp; ['Numeric Corners'.G87] &amp; CHAR(10);&quot;&quot;) &amp; &quot;column=&quot; &amp; ['Numeric Corners'.I87] &amp; CHAR(10);&quot;&quot;)">
            <text:p/>
          </table:table-cell>
          <table:table-cell table:style-name="ce16" table:formula="of:=IF(LEN(['Numeric Corners'.H87]) &gt; 0;IF(LEN(['Numeric Corners'.B87]) &gt; 0;['Numeric Corners'.B87] &amp; &quot;=&quot; &amp; ['Numeric Corners'.C87]);&quot;&quot;)">
            <text:p/>
          </table:table-cell>
          <table:table-cell table:style-name="ce16" table:formula="of:=IF(LEN(['Numeric Corners'.H87]) &gt; 0;IF(LEN(['Numeric Corners'.B87]) &gt; 0;['Numeric Corners'.B87] &amp; &quot;=&quot; &amp; ['Numeric Corners'.D87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88]) &gt; 0; ['Numeric Corners'.H88]; &quot;&quot;)">
            <text:p/>
          </table:table-cell>
          <table:table-cell table:style-name="ce16" table:formula="of:=IF(LEN(['Numeric Corners'.H88]) &gt; 0;&quot;[PACENOTE::&quot; &amp; ['Numeric Corners'.B88] &amp; &quot;]&quot; &amp; CHAR(10) &amp; IF(LEN(['Numeric Corners'.A88]) &gt; 0;&quot;id=&quot; &amp; ['Numeric Corners'.A88] &amp; CHAR(10);&quot;&quot;) &amp; &quot;Sounds=1&quot; &amp; CHAR(10) &amp; &quot;Snd0=&quot; &amp; LOWER(['Numeric Corners'.B88]) &amp; &quot;.ogg&quot; &amp; CHAR(10) &amp; IF(LEN(['Numeric Corners'.F88]) &gt; 0; &quot;link=&quot; &amp; ['Numeric Corners'.F88] &amp; CHAR(10);&quot;&quot;) &amp; IF(LEN(['Numeric Corners'.G88])&gt;0;&quot;standard=&quot; &amp; ['Numeric Corners'.G88] &amp; CHAR(10);&quot;&quot;) &amp; &quot;column=&quot; &amp; ['Numeric Corners'.I88] &amp; CHAR(10);&quot;&quot;)">
            <text:p/>
          </table:table-cell>
          <table:table-cell table:style-name="ce16" table:formula="of:=IF(LEN(['Numeric Corners'.H88]) &gt; 0;IF(LEN(['Numeric Corners'.B88]) &gt; 0;['Numeric Corners'.B88] &amp; &quot;=&quot; &amp; ['Numeric Corners'.C88]);&quot;&quot;)">
            <text:p/>
          </table:table-cell>
          <table:table-cell table:style-name="ce16" table:formula="of:=IF(LEN(['Numeric Corners'.H88]) &gt; 0;IF(LEN(['Numeric Corners'.B88]) &gt; 0;['Numeric Corners'.B88] &amp; &quot;=&quot; &amp; ['Numeric Corners'.D88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89]) &gt; 0; ['Numeric Corners'.H89]; &quot;&quot;)">
            <text:p/>
          </table:table-cell>
          <table:table-cell table:style-name="ce16" table:formula="of:=IF(LEN(['Numeric Corners'.H89]) &gt; 0;&quot;[PACENOTE::&quot; &amp; ['Numeric Corners'.B89] &amp; &quot;]&quot; &amp; CHAR(10) &amp; IF(LEN(['Numeric Corners'.A89]) &gt; 0;&quot;id=&quot; &amp; ['Numeric Corners'.A89] &amp; CHAR(10);&quot;&quot;) &amp; &quot;Sounds=1&quot; &amp; CHAR(10) &amp; &quot;Snd0=&quot; &amp; LOWER(['Numeric Corners'.B89]) &amp; &quot;.ogg&quot; &amp; CHAR(10) &amp; IF(LEN(['Numeric Corners'.F89]) &gt; 0; &quot;link=&quot; &amp; ['Numeric Corners'.F89] &amp; CHAR(10);&quot;&quot;) &amp; IF(LEN(['Numeric Corners'.G89])&gt;0;&quot;standard=&quot; &amp; ['Numeric Corners'.G89] &amp; CHAR(10);&quot;&quot;) &amp; &quot;column=&quot; &amp; ['Numeric Corners'.I89] &amp; CHAR(10);&quot;&quot;)">
            <text:p/>
          </table:table-cell>
          <table:table-cell table:style-name="ce16" table:formula="of:=IF(LEN(['Numeric Corners'.H89]) &gt; 0;IF(LEN(['Numeric Corners'.B89]) &gt; 0;['Numeric Corners'.B89] &amp; &quot;=&quot; &amp; ['Numeric Corners'.C89]);&quot;&quot;)">
            <text:p/>
          </table:table-cell>
          <table:table-cell table:style-name="ce16" table:formula="of:=IF(LEN(['Numeric Corners'.H89]) &gt; 0;IF(LEN(['Numeric Corners'.B89]) &gt; 0;['Numeric Corners'.B89] &amp; &quot;=&quot; &amp; ['Numeric Corners'.D89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90]) &gt; 0; ['Numeric Corners'.H90]; &quot;&quot;)">
            <text:p/>
          </table:table-cell>
          <table:table-cell table:style-name="ce16" table:formula="of:=IF(LEN(['Numeric Corners'.H90]) &gt; 0;&quot;[PACENOTE::&quot; &amp; ['Numeric Corners'.B90] &amp; &quot;]&quot; &amp; CHAR(10) &amp; IF(LEN(['Numeric Corners'.A90]) &gt; 0;&quot;id=&quot; &amp; ['Numeric Corners'.A90] &amp; CHAR(10);&quot;&quot;) &amp; &quot;Sounds=1&quot; &amp; CHAR(10) &amp; &quot;Snd0=&quot; &amp; LOWER(['Numeric Corners'.B90]) &amp; &quot;.ogg&quot; &amp; CHAR(10) &amp; IF(LEN(['Numeric Corners'.F90]) &gt; 0; &quot;link=&quot; &amp; ['Numeric Corners'.F90] &amp; CHAR(10);&quot;&quot;) &amp; IF(LEN(['Numeric Corners'.G90])&gt;0;&quot;standard=&quot; &amp; ['Numeric Corners'.G90] &amp; CHAR(10);&quot;&quot;) &amp; &quot;column=&quot; &amp; ['Numeric Corners'.I90] &amp; CHAR(10);&quot;&quot;)">
            <text:p/>
          </table:table-cell>
          <table:table-cell table:style-name="ce16" table:formula="of:=IF(LEN(['Numeric Corners'.H90]) &gt; 0;IF(LEN(['Numeric Corners'.B90]) &gt; 0;['Numeric Corners'.B90] &amp; &quot;=&quot; &amp; ['Numeric Corners'.C90]);&quot;&quot;)">
            <text:p/>
          </table:table-cell>
          <table:table-cell table:style-name="ce16" table:formula="of:=IF(LEN(['Numeric Corners'.H90]) &gt; 0;IF(LEN(['Numeric Corners'.B90]) &gt; 0;['Numeric Corners'.B90] &amp; &quot;=&quot; &amp; ['Numeric Corners'.D90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91]) &gt; 0; ['Numeric Corners'.H91]; &quot;&quot;)">
            <text:p/>
          </table:table-cell>
          <table:table-cell table:style-name="ce16" table:formula="of:=IF(LEN(['Numeric Corners'.H91]) &gt; 0;&quot;[PACENOTE::&quot; &amp; ['Numeric Corners'.B91] &amp; &quot;]&quot; &amp; CHAR(10) &amp; IF(LEN(['Numeric Corners'.A91]) &gt; 0;&quot;id=&quot; &amp; ['Numeric Corners'.A91] &amp; CHAR(10);&quot;&quot;) &amp; &quot;Sounds=1&quot; &amp; CHAR(10) &amp; &quot;Snd0=&quot; &amp; LOWER(['Numeric Corners'.B91]) &amp; &quot;.ogg&quot; &amp; CHAR(10) &amp; IF(LEN(['Numeric Corners'.F91]) &gt; 0; &quot;link=&quot; &amp; ['Numeric Corners'.F91] &amp; CHAR(10);&quot;&quot;) &amp; IF(LEN(['Numeric Corners'.G91])&gt;0;&quot;standard=&quot; &amp; ['Numeric Corners'.G91] &amp; CHAR(10);&quot;&quot;) &amp; &quot;column=&quot; &amp; ['Numeric Corners'.I91] &amp; CHAR(10);&quot;&quot;)">
            <text:p/>
          </table:table-cell>
          <table:table-cell table:style-name="ce16" table:formula="of:=IF(LEN(['Numeric Corners'.H91]) &gt; 0;IF(LEN(['Numeric Corners'.B91]) &gt; 0;['Numeric Corners'.B91] &amp; &quot;=&quot; &amp; ['Numeric Corners'.C91]);&quot;&quot;)">
            <text:p/>
          </table:table-cell>
          <table:table-cell table:style-name="ce16" table:formula="of:=IF(LEN(['Numeric Corners'.H91]) &gt; 0;IF(LEN(['Numeric Corners'.B91]) &gt; 0;['Numeric Corners'.B91] &amp; &quot;=&quot; &amp; ['Numeric Corners'.D91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92]) &gt; 0; ['Numeric Corners'.H92]; &quot;&quot;)">
            <text:p/>
          </table:table-cell>
          <table:table-cell table:style-name="ce16" table:formula="of:=IF(LEN(['Numeric Corners'.H92]) &gt; 0;&quot;[PACENOTE::&quot; &amp; ['Numeric Corners'.B92] &amp; &quot;]&quot; &amp; CHAR(10) &amp; IF(LEN(['Numeric Corners'.A92]) &gt; 0;&quot;id=&quot; &amp; ['Numeric Corners'.A92] &amp; CHAR(10);&quot;&quot;) &amp; &quot;Sounds=1&quot; &amp; CHAR(10) &amp; &quot;Snd0=&quot; &amp; LOWER(['Numeric Corners'.B92]) &amp; &quot;.ogg&quot; &amp; CHAR(10) &amp; IF(LEN(['Numeric Corners'.F92]) &gt; 0; &quot;link=&quot; &amp; ['Numeric Corners'.F92] &amp; CHAR(10);&quot;&quot;) &amp; IF(LEN(['Numeric Corners'.G92])&gt;0;&quot;standard=&quot; &amp; ['Numeric Corners'.G92] &amp; CHAR(10);&quot;&quot;) &amp; &quot;column=&quot; &amp; ['Numeric Corners'.I92] &amp; CHAR(10);&quot;&quot;)">
            <text:p/>
          </table:table-cell>
          <table:table-cell table:style-name="ce16" table:formula="of:=IF(LEN(['Numeric Corners'.H92]) &gt; 0;IF(LEN(['Numeric Corners'.B92]) &gt; 0;['Numeric Corners'.B92] &amp; &quot;=&quot; &amp; ['Numeric Corners'.C92]);&quot;&quot;)">
            <text:p/>
          </table:table-cell>
          <table:table-cell table:style-name="ce16" table:formula="of:=IF(LEN(['Numeric Corners'.H92]) &gt; 0;IF(LEN(['Numeric Corners'.B92]) &gt; 0;['Numeric Corners'.B92] &amp; &quot;=&quot; &amp; ['Numeric Corners'.D92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93]) &gt; 0; ['Numeric Corners'.H93]; &quot;&quot;)">
            <text:p/>
          </table:table-cell>
          <table:table-cell table:style-name="ce16" table:formula="of:=IF(LEN(['Numeric Corners'.H93]) &gt; 0;&quot;[PACENOTE::&quot; &amp; ['Numeric Corners'.B93] &amp; &quot;]&quot; &amp; CHAR(10) &amp; IF(LEN(['Numeric Corners'.A93]) &gt; 0;&quot;id=&quot; &amp; ['Numeric Corners'.A93] &amp; CHAR(10);&quot;&quot;) &amp; &quot;Sounds=1&quot; &amp; CHAR(10) &amp; &quot;Snd0=&quot; &amp; LOWER(['Numeric Corners'.B93]) &amp; &quot;.ogg&quot; &amp; CHAR(10) &amp; IF(LEN(['Numeric Corners'.F93]) &gt; 0; &quot;link=&quot; &amp; ['Numeric Corners'.F93] &amp; CHAR(10);&quot;&quot;) &amp; IF(LEN(['Numeric Corners'.G93])&gt;0;&quot;standard=&quot; &amp; ['Numeric Corners'.G93] &amp; CHAR(10);&quot;&quot;) &amp; &quot;column=&quot; &amp; ['Numeric Corners'.I93] &amp; CHAR(10);&quot;&quot;)">
            <text:p/>
          </table:table-cell>
          <table:table-cell table:style-name="ce16" table:formula="of:=IF(LEN(['Numeric Corners'.H93]) &gt; 0;IF(LEN(['Numeric Corners'.B93]) &gt; 0;['Numeric Corners'.B93] &amp; &quot;=&quot; &amp; ['Numeric Corners'.C93]);&quot;&quot;)">
            <text:p/>
          </table:table-cell>
          <table:table-cell table:style-name="ce16" table:formula="of:=IF(LEN(['Numeric Corners'.H93]) &gt; 0;IF(LEN(['Numeric Corners'.B93]) &gt; 0;['Numeric Corners'.B93] &amp; &quot;=&quot; &amp; ['Numeric Corners'.D93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94]) &gt; 0; ['Numeric Corners'.H94]; &quot;&quot;)">
            <text:p/>
          </table:table-cell>
          <table:table-cell table:style-name="ce16" table:formula="of:=IF(LEN(['Numeric Corners'.H94]) &gt; 0;&quot;[PACENOTE::&quot; &amp; ['Numeric Corners'.B94] &amp; &quot;]&quot; &amp; CHAR(10) &amp; IF(LEN(['Numeric Corners'.A94]) &gt; 0;&quot;id=&quot; &amp; ['Numeric Corners'.A94] &amp; CHAR(10);&quot;&quot;) &amp; &quot;Sounds=1&quot; &amp; CHAR(10) &amp; &quot;Snd0=&quot; &amp; LOWER(['Numeric Corners'.B94]) &amp; &quot;.ogg&quot; &amp; CHAR(10) &amp; IF(LEN(['Numeric Corners'.F94]) &gt; 0; &quot;link=&quot; &amp; ['Numeric Corners'.F94] &amp; CHAR(10);&quot;&quot;) &amp; IF(LEN(['Numeric Corners'.G94])&gt;0;&quot;standard=&quot; &amp; ['Numeric Corners'.G94] &amp; CHAR(10);&quot;&quot;) &amp; &quot;column=&quot; &amp; ['Numeric Corners'.I94] &amp; CHAR(10);&quot;&quot;)">
            <text:p/>
          </table:table-cell>
          <table:table-cell table:style-name="ce16" table:formula="of:=IF(LEN(['Numeric Corners'.H94]) &gt; 0;IF(LEN(['Numeric Corners'.B94]) &gt; 0;['Numeric Corners'.B94] &amp; &quot;=&quot; &amp; ['Numeric Corners'.C94]);&quot;&quot;)">
            <text:p/>
          </table:table-cell>
          <table:table-cell table:style-name="ce16" table:formula="of:=IF(LEN(['Numeric Corners'.H94]) &gt; 0;IF(LEN(['Numeric Corners'.B94]) &gt; 0;['Numeric Corners'.B94] &amp; &quot;=&quot; &amp; ['Numeric Corners'.D94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95]) &gt; 0; ['Numeric Corners'.H95]; &quot;&quot;)">
            <text:p/>
          </table:table-cell>
          <table:table-cell table:style-name="ce16" table:formula="of:=IF(LEN(['Numeric Corners'.H95]) &gt; 0;&quot;[PACENOTE::&quot; &amp; ['Numeric Corners'.B95] &amp; &quot;]&quot; &amp; CHAR(10) &amp; IF(LEN(['Numeric Corners'.A95]) &gt; 0;&quot;id=&quot; &amp; ['Numeric Corners'.A95] &amp; CHAR(10);&quot;&quot;) &amp; &quot;Sounds=1&quot; &amp; CHAR(10) &amp; &quot;Snd0=&quot; &amp; LOWER(['Numeric Corners'.B95]) &amp; &quot;.ogg&quot; &amp; CHAR(10) &amp; IF(LEN(['Numeric Corners'.F95]) &gt; 0; &quot;link=&quot; &amp; ['Numeric Corners'.F95] &amp; CHAR(10);&quot;&quot;) &amp; IF(LEN(['Numeric Corners'.G95])&gt;0;&quot;standard=&quot; &amp; ['Numeric Corners'.G95] &amp; CHAR(10);&quot;&quot;) &amp; &quot;column=&quot; &amp; ['Numeric Corners'.I95] &amp; CHAR(10);&quot;&quot;)">
            <text:p/>
          </table:table-cell>
          <table:table-cell table:style-name="ce16" table:formula="of:=IF(LEN(['Numeric Corners'.H95]) &gt; 0;IF(LEN(['Numeric Corners'.B95]) &gt; 0;['Numeric Corners'.B95] &amp; &quot;=&quot; &amp; ['Numeric Corners'.C95]);&quot;&quot;)">
            <text:p/>
          </table:table-cell>
          <table:table-cell table:style-name="ce16" table:formula="of:=IF(LEN(['Numeric Corners'.H95]) &gt; 0;IF(LEN(['Numeric Corners'.B95]) &gt; 0;['Numeric Corners'.B95] &amp; &quot;=&quot; &amp; ['Numeric Corners'.D95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96]) &gt; 0; ['Numeric Corners'.H96]; &quot;&quot;)">
            <text:p/>
          </table:table-cell>
          <table:table-cell table:style-name="ce16" table:formula="of:=IF(LEN(['Numeric Corners'.H96]) &gt; 0;&quot;[PACENOTE::&quot; &amp; ['Numeric Corners'.B96] &amp; &quot;]&quot; &amp; CHAR(10) &amp; IF(LEN(['Numeric Corners'.A96]) &gt; 0;&quot;id=&quot; &amp; ['Numeric Corners'.A96] &amp; CHAR(10);&quot;&quot;) &amp; &quot;Sounds=1&quot; &amp; CHAR(10) &amp; &quot;Snd0=&quot; &amp; LOWER(['Numeric Corners'.B96]) &amp; &quot;.ogg&quot; &amp; CHAR(10) &amp; IF(LEN(['Numeric Corners'.F96]) &gt; 0; &quot;link=&quot; &amp; ['Numeric Corners'.F96] &amp; CHAR(10);&quot;&quot;) &amp; IF(LEN(['Numeric Corners'.G96])&gt;0;&quot;standard=&quot; &amp; ['Numeric Corners'.G96] &amp; CHAR(10);&quot;&quot;) &amp; &quot;column=&quot; &amp; ['Numeric Corners'.I96] &amp; CHAR(10);&quot;&quot;)">
            <text:p/>
          </table:table-cell>
          <table:table-cell table:style-name="ce16" table:formula="of:=IF(LEN(['Numeric Corners'.H96]) &gt; 0;IF(LEN(['Numeric Corners'.B96]) &gt; 0;['Numeric Corners'.B96] &amp; &quot;=&quot; &amp; ['Numeric Corners'.C96]);&quot;&quot;)">
            <text:p/>
          </table:table-cell>
          <table:table-cell table:style-name="ce16" table:formula="of:=IF(LEN(['Numeric Corners'.H96]) &gt; 0;IF(LEN(['Numeric Corners'.B96]) &gt; 0;['Numeric Corners'.B96] &amp; &quot;=&quot; &amp; ['Numeric Corners'.D96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97]) &gt; 0; ['Numeric Corners'.H97]; &quot;&quot;)">
            <text:p/>
          </table:table-cell>
          <table:table-cell table:style-name="ce16" table:formula="of:=IF(LEN(['Numeric Corners'.H97]) &gt; 0;&quot;[PACENOTE::&quot; &amp; ['Numeric Corners'.B97] &amp; &quot;]&quot; &amp; CHAR(10) &amp; IF(LEN(['Numeric Corners'.A97]) &gt; 0;&quot;id=&quot; &amp; ['Numeric Corners'.A97] &amp; CHAR(10);&quot;&quot;) &amp; &quot;Sounds=1&quot; &amp; CHAR(10) &amp; &quot;Snd0=&quot; &amp; LOWER(['Numeric Corners'.B97]) &amp; &quot;.ogg&quot; &amp; CHAR(10) &amp; IF(LEN(['Numeric Corners'.F97]) &gt; 0; &quot;link=&quot; &amp; ['Numeric Corners'.F97] &amp; CHAR(10);&quot;&quot;) &amp; IF(LEN(['Numeric Corners'.G97])&gt;0;&quot;standard=&quot; &amp; ['Numeric Corners'.G97] &amp; CHAR(10);&quot;&quot;) &amp; &quot;column=&quot; &amp; ['Numeric Corners'.I97] &amp; CHAR(10);&quot;&quot;)">
            <text:p/>
          </table:table-cell>
          <table:table-cell table:style-name="ce16" table:formula="of:=IF(LEN(['Numeric Corners'.H97]) &gt; 0;IF(LEN(['Numeric Corners'.B97]) &gt; 0;['Numeric Corners'.B97] &amp; &quot;=&quot; &amp; ['Numeric Corners'.C97]);&quot;&quot;)">
            <text:p/>
          </table:table-cell>
          <table:table-cell table:style-name="ce16" table:formula="of:=IF(LEN(['Numeric Corners'.H97]) &gt; 0;IF(LEN(['Numeric Corners'.B97]) &gt; 0;['Numeric Corners'.B97] &amp; &quot;=&quot; &amp; ['Numeric Corners'.D97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98]) &gt; 0; ['Numeric Corners'.H98]; &quot;&quot;)">
            <text:p/>
          </table:table-cell>
          <table:table-cell table:style-name="ce16" table:formula="of:=IF(LEN(['Numeric Corners'.H98]) &gt; 0;&quot;[PACENOTE::&quot; &amp; ['Numeric Corners'.B98] &amp; &quot;]&quot; &amp; CHAR(10) &amp; IF(LEN(['Numeric Corners'.A98]) &gt; 0;&quot;id=&quot; &amp; ['Numeric Corners'.A98] &amp; CHAR(10);&quot;&quot;) &amp; &quot;Sounds=1&quot; &amp; CHAR(10) &amp; &quot;Snd0=&quot; &amp; LOWER(['Numeric Corners'.B98]) &amp; &quot;.ogg&quot; &amp; CHAR(10) &amp; IF(LEN(['Numeric Corners'.F98]) &gt; 0; &quot;link=&quot; &amp; ['Numeric Corners'.F98] &amp; CHAR(10);&quot;&quot;) &amp; IF(LEN(['Numeric Corners'.G98])&gt;0;&quot;standard=&quot; &amp; ['Numeric Corners'.G98] &amp; CHAR(10);&quot;&quot;) &amp; &quot;column=&quot; &amp; ['Numeric Corners'.I98] &amp; CHAR(10);&quot;&quot;)">
            <text:p/>
          </table:table-cell>
          <table:table-cell table:style-name="ce16" table:formula="of:=IF(LEN(['Numeric Corners'.H98]) &gt; 0;IF(LEN(['Numeric Corners'.B98]) &gt; 0;['Numeric Corners'.B98] &amp; &quot;=&quot; &amp; ['Numeric Corners'.C98]);&quot;&quot;)">
            <text:p/>
          </table:table-cell>
          <table:table-cell table:style-name="ce16" table:formula="of:=IF(LEN(['Numeric Corners'.H98]) &gt; 0;IF(LEN(['Numeric Corners'.B98]) &gt; 0;['Numeric Corners'.B98] &amp; &quot;=&quot; &amp; ['Numeric Corners'.D98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99]) &gt; 0; ['Numeric Corners'.H99]; &quot;&quot;)">
            <text:p/>
          </table:table-cell>
          <table:table-cell table:style-name="ce16" table:formula="of:=IF(LEN(['Numeric Corners'.H99]) &gt; 0;&quot;[PACENOTE::&quot; &amp; ['Numeric Corners'.B99] &amp; &quot;]&quot; &amp; CHAR(10) &amp; IF(LEN(['Numeric Corners'.A99]) &gt; 0;&quot;id=&quot; &amp; ['Numeric Corners'.A99] &amp; CHAR(10);&quot;&quot;) &amp; &quot;Sounds=1&quot; &amp; CHAR(10) &amp; &quot;Snd0=&quot; &amp; LOWER(['Numeric Corners'.B99]) &amp; &quot;.ogg&quot; &amp; CHAR(10) &amp; IF(LEN(['Numeric Corners'.F99]) &gt; 0; &quot;link=&quot; &amp; ['Numeric Corners'.F99] &amp; CHAR(10);&quot;&quot;) &amp; IF(LEN(['Numeric Corners'.G99])&gt;0;&quot;standard=&quot; &amp; ['Numeric Corners'.G99] &amp; CHAR(10);&quot;&quot;) &amp; &quot;column=&quot; &amp; ['Numeric Corners'.I99] &amp; CHAR(10);&quot;&quot;)">
            <text:p/>
          </table:table-cell>
          <table:table-cell table:style-name="ce16" table:formula="of:=IF(LEN(['Numeric Corners'.H99]) &gt; 0;IF(LEN(['Numeric Corners'.B99]) &gt; 0;['Numeric Corners'.B99] &amp; &quot;=&quot; &amp; ['Numeric Corners'.C99]);&quot;&quot;)">
            <text:p/>
          </table:table-cell>
          <table:table-cell table:style-name="ce16" table:formula="of:=IF(LEN(['Numeric Corners'.H99]) &gt; 0;IF(LEN(['Numeric Corners'.B99]) &gt; 0;['Numeric Corners'.B99] &amp; &quot;=&quot; &amp; ['Numeric Corners'.D99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100]) &gt; 0; ['Numeric Corners'.H100]; &quot;&quot;)">
            <text:p/>
          </table:table-cell>
          <table:table-cell table:style-name="ce16" table:formula="of:=IF(LEN(['Numeric Corners'.H100]) &gt; 0;&quot;[PACENOTE::&quot; &amp; ['Numeric Corners'.B100] &amp; &quot;]&quot; &amp; CHAR(10) &amp; IF(LEN(['Numeric Corners'.A100]) &gt; 0;&quot;id=&quot; &amp; ['Numeric Corners'.A100] &amp; CHAR(10);&quot;&quot;) &amp; &quot;Sounds=1&quot; &amp; CHAR(10) &amp; &quot;Snd0=&quot; &amp; LOWER(['Numeric Corners'.B100]) &amp; &quot;.ogg&quot; &amp; CHAR(10) &amp; IF(LEN(['Numeric Corners'.F100]) &gt; 0; &quot;link=&quot; &amp; ['Numeric Corners'.F100] &amp; CHAR(10);&quot;&quot;) &amp; IF(LEN(['Numeric Corners'.G100])&gt;0;&quot;standard=&quot; &amp; ['Numeric Corners'.G100] &amp; CHAR(10);&quot;&quot;) &amp; &quot;column=&quot; &amp; ['Numeric Corners'.I100] &amp; CHAR(10);&quot;&quot;)">
            <text:p/>
          </table:table-cell>
          <table:table-cell table:style-name="ce16" table:formula="of:=IF(LEN(['Numeric Corners'.H100]) &gt; 0;IF(LEN(['Numeric Corners'.B100]) &gt; 0;['Numeric Corners'.B100] &amp; &quot;=&quot; &amp; ['Numeric Corners'.C100]);&quot;&quot;)">
            <text:p/>
          </table:table-cell>
          <table:table-cell table:style-name="ce16" table:formula="of:=IF(LEN(['Numeric Corners'.H100]) &gt; 0;IF(LEN(['Numeric Corners'.B100]) &gt; 0;['Numeric Corners'.B100] &amp; &quot;=&quot; &amp; ['Numeric Corners'.D100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101]) &gt; 0; ['Numeric Corners'.H101]; &quot;&quot;)">
            <text:p/>
          </table:table-cell>
          <table:table-cell table:style-name="ce16" table:formula="of:=IF(LEN(['Numeric Corners'.H101]) &gt; 0;&quot;[PACENOTE::&quot; &amp; ['Numeric Corners'.B101] &amp; &quot;]&quot; &amp; CHAR(10) &amp; IF(LEN(['Numeric Corners'.A101]) &gt; 0;&quot;id=&quot; &amp; ['Numeric Corners'.A101] &amp; CHAR(10);&quot;&quot;) &amp; &quot;Sounds=1&quot; &amp; CHAR(10) &amp; &quot;Snd0=&quot; &amp; LOWER(['Numeric Corners'.B101]) &amp; &quot;.ogg&quot; &amp; CHAR(10) &amp; IF(LEN(['Numeric Corners'.F101]) &gt; 0; &quot;link=&quot; &amp; ['Numeric Corners'.F101] &amp; CHAR(10);&quot;&quot;) &amp; IF(LEN(['Numeric Corners'.G101])&gt;0;&quot;standard=&quot; &amp; ['Numeric Corners'.G101] &amp; CHAR(10);&quot;&quot;) &amp; &quot;column=&quot; &amp; ['Numeric Corners'.I101] &amp; CHAR(10);&quot;&quot;)">
            <text:p/>
          </table:table-cell>
          <table:table-cell table:style-name="ce16" table:formula="of:=IF(LEN(['Numeric Corners'.H101]) &gt; 0;IF(LEN(['Numeric Corners'.B101]) &gt; 0;['Numeric Corners'.B101] &amp; &quot;=&quot; &amp; ['Numeric Corners'.C101]);&quot;&quot;)">
            <text:p/>
          </table:table-cell>
          <table:table-cell table:style-name="ce16" table:formula="of:=IF(LEN(['Numeric Corners'.H101]) &gt; 0;IF(LEN(['Numeric Corners'.B101]) &gt; 0;['Numeric Corners'.B101] &amp; &quot;=&quot; &amp; ['Numeric Corners'.D101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102]) &gt; 0; ['Numeric Corners'.H102]; &quot;&quot;)">
            <text:p/>
          </table:table-cell>
          <table:table-cell table:style-name="ce16" table:formula="of:=IF(LEN(['Numeric Corners'.H102]) &gt; 0;&quot;[PACENOTE::&quot; &amp; ['Numeric Corners'.B102] &amp; &quot;]&quot; &amp; CHAR(10) &amp; IF(LEN(['Numeric Corners'.A102]) &gt; 0;&quot;id=&quot; &amp; ['Numeric Corners'.A102] &amp; CHAR(10);&quot;&quot;) &amp; &quot;Sounds=1&quot; &amp; CHAR(10) &amp; &quot;Snd0=&quot; &amp; LOWER(['Numeric Corners'.B102]) &amp; &quot;.ogg&quot; &amp; CHAR(10) &amp; IF(LEN(['Numeric Corners'.F102]) &gt; 0; &quot;link=&quot; &amp; ['Numeric Corners'.F102] &amp; CHAR(10);&quot;&quot;) &amp; IF(LEN(['Numeric Corners'.G102])&gt;0;&quot;standard=&quot; &amp; ['Numeric Corners'.G102] &amp; CHAR(10);&quot;&quot;) &amp; &quot;column=&quot; &amp; ['Numeric Corners'.I102] &amp; CHAR(10);&quot;&quot;)">
            <text:p/>
          </table:table-cell>
          <table:table-cell table:style-name="ce16" table:formula="of:=IF(LEN(['Numeric Corners'.H102]) &gt; 0;IF(LEN(['Numeric Corners'.B102]) &gt; 0;['Numeric Corners'.B102] &amp; &quot;=&quot; &amp; ['Numeric Corners'.C102]);&quot;&quot;)">
            <text:p/>
          </table:table-cell>
          <table:table-cell table:style-name="ce16" table:formula="of:=IF(LEN(['Numeric Corners'.H102]) &gt; 0;IF(LEN(['Numeric Corners'.B102]) &gt; 0;['Numeric Corners'.B102] &amp; &quot;=&quot; &amp; ['Numeric Corners'.D102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103]) &gt; 0; ['Numeric Corners'.H103]; &quot;&quot;)">
            <text:p/>
          </table:table-cell>
          <table:table-cell table:style-name="ce16" table:formula="of:=IF(LEN(['Numeric Corners'.H103]) &gt; 0;&quot;[PACENOTE::&quot; &amp; ['Numeric Corners'.B103] &amp; &quot;]&quot; &amp; CHAR(10) &amp; IF(LEN(['Numeric Corners'.A103]) &gt; 0;&quot;id=&quot; &amp; ['Numeric Corners'.A103] &amp; CHAR(10);&quot;&quot;) &amp; &quot;Sounds=1&quot; &amp; CHAR(10) &amp; &quot;Snd0=&quot; &amp; LOWER(['Numeric Corners'.B103]) &amp; &quot;.ogg&quot; &amp; CHAR(10) &amp; IF(LEN(['Numeric Corners'.F103]) &gt; 0; &quot;link=&quot; &amp; ['Numeric Corners'.F103] &amp; CHAR(10);&quot;&quot;) &amp; IF(LEN(['Numeric Corners'.G103])&gt;0;&quot;standard=&quot; &amp; ['Numeric Corners'.G103] &amp; CHAR(10);&quot;&quot;) &amp; &quot;column=&quot; &amp; ['Numeric Corners'.I103] &amp; CHAR(10);&quot;&quot;)">
            <text:p/>
          </table:table-cell>
          <table:table-cell table:style-name="ce16" table:formula="of:=IF(LEN(['Numeric Corners'.H103]) &gt; 0;IF(LEN(['Numeric Corners'.B103]) &gt; 0;['Numeric Corners'.B103] &amp; &quot;=&quot; &amp; ['Numeric Corners'.C103]);&quot;&quot;)">
            <text:p/>
          </table:table-cell>
          <table:table-cell table:style-name="ce16" table:formula="of:=IF(LEN(['Numeric Corners'.H103]) &gt; 0;IF(LEN(['Numeric Corners'.B103]) &gt; 0;['Numeric Corners'.B103] &amp; &quot;=&quot; &amp; ['Numeric Corners'.D103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104]) &gt; 0; ['Numeric Corners'.H104]; &quot;&quot;)">
            <text:p/>
          </table:table-cell>
          <table:table-cell table:style-name="ce16" table:formula="of:=IF(LEN(['Numeric Corners'.H104]) &gt; 0;&quot;[PACENOTE::&quot; &amp; ['Numeric Corners'.B104] &amp; &quot;]&quot; &amp; CHAR(10) &amp; IF(LEN(['Numeric Corners'.A104]) &gt; 0;&quot;id=&quot; &amp; ['Numeric Corners'.A104] &amp; CHAR(10);&quot;&quot;) &amp; &quot;Sounds=1&quot; &amp; CHAR(10) &amp; &quot;Snd0=&quot; &amp; LOWER(['Numeric Corners'.B104]) &amp; &quot;.ogg&quot; &amp; CHAR(10) &amp; IF(LEN(['Numeric Corners'.F104]) &gt; 0; &quot;link=&quot; &amp; ['Numeric Corners'.F104] &amp; CHAR(10);&quot;&quot;) &amp; IF(LEN(['Numeric Corners'.G104])&gt;0;&quot;standard=&quot; &amp; ['Numeric Corners'.G104] &amp; CHAR(10);&quot;&quot;) &amp; &quot;column=&quot; &amp; ['Numeric Corners'.I104] &amp; CHAR(10);&quot;&quot;)">
            <text:p/>
          </table:table-cell>
          <table:table-cell table:style-name="ce16" table:formula="of:=IF(LEN(['Numeric Corners'.H104]) &gt; 0;IF(LEN(['Numeric Corners'.B104]) &gt; 0;['Numeric Corners'.B104] &amp; &quot;=&quot; &amp; ['Numeric Corners'.C104]);&quot;&quot;)">
            <text:p/>
          </table:table-cell>
          <table:table-cell table:style-name="ce16" table:formula="of:=IF(LEN(['Numeric Corners'.H104]) &gt; 0;IF(LEN(['Numeric Corners'.B104]) &gt; 0;['Numeric Corners'.B104] &amp; &quot;=&quot; &amp; ['Numeric Corners'.D104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105]) &gt; 0; ['Numeric Corners'.H105]; &quot;&quot;)">
            <text:p/>
          </table:table-cell>
          <table:table-cell table:style-name="ce16" table:formula="of:=IF(LEN(['Numeric Corners'.H105]) &gt; 0;&quot;[PACENOTE::&quot; &amp; ['Numeric Corners'.B105] &amp; &quot;]&quot; &amp; CHAR(10) &amp; IF(LEN(['Numeric Corners'.A105]) &gt; 0;&quot;id=&quot; &amp; ['Numeric Corners'.A105] &amp; CHAR(10);&quot;&quot;) &amp; &quot;Sounds=1&quot; &amp; CHAR(10) &amp; &quot;Snd0=&quot; &amp; LOWER(['Numeric Corners'.B105]) &amp; &quot;.ogg&quot; &amp; CHAR(10) &amp; IF(LEN(['Numeric Corners'.F105]) &gt; 0; &quot;link=&quot; &amp; ['Numeric Corners'.F105] &amp; CHAR(10);&quot;&quot;) &amp; IF(LEN(['Numeric Corners'.G105])&gt;0;&quot;standard=&quot; &amp; ['Numeric Corners'.G105] &amp; CHAR(10);&quot;&quot;) &amp; &quot;column=&quot; &amp; ['Numeric Corners'.I105] &amp; CHAR(10);&quot;&quot;)">
            <text:p/>
          </table:table-cell>
          <table:table-cell table:style-name="ce16" table:formula="of:=IF(LEN(['Numeric Corners'.H105]) &gt; 0;IF(LEN(['Numeric Corners'.B105]) &gt; 0;['Numeric Corners'.B105] &amp; &quot;=&quot; &amp; ['Numeric Corners'.C105]);&quot;&quot;)">
            <text:p/>
          </table:table-cell>
          <table:table-cell table:style-name="ce16" table:formula="of:=IF(LEN(['Numeric Corners'.H105]) &gt; 0;IF(LEN(['Numeric Corners'.B105]) &gt; 0;['Numeric Corners'.B105] &amp; &quot;=&quot; &amp; ['Numeric Corners'.D105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106]) &gt; 0; ['Numeric Corners'.H106]; &quot;&quot;)">
            <text:p/>
          </table:table-cell>
          <table:table-cell table:style-name="ce16" table:formula="of:=IF(LEN(['Numeric Corners'.H106]) &gt; 0;&quot;[PACENOTE::&quot; &amp; ['Numeric Corners'.B106] &amp; &quot;]&quot; &amp; CHAR(10) &amp; IF(LEN(['Numeric Corners'.A106]) &gt; 0;&quot;id=&quot; &amp; ['Numeric Corners'.A106] &amp; CHAR(10);&quot;&quot;) &amp; &quot;Sounds=1&quot; &amp; CHAR(10) &amp; &quot;Snd0=&quot; &amp; LOWER(['Numeric Corners'.B106]) &amp; &quot;.ogg&quot; &amp; CHAR(10) &amp; IF(LEN(['Numeric Corners'.F106]) &gt; 0; &quot;link=&quot; &amp; ['Numeric Corners'.F106] &amp; CHAR(10);&quot;&quot;) &amp; IF(LEN(['Numeric Corners'.G106])&gt;0;&quot;standard=&quot; &amp; ['Numeric Corners'.G106] &amp; CHAR(10);&quot;&quot;) &amp; &quot;column=&quot; &amp; ['Numeric Corners'.I106] &amp; CHAR(10);&quot;&quot;)">
            <text:p/>
          </table:table-cell>
          <table:table-cell table:style-name="ce16" table:formula="of:=IF(LEN(['Numeric Corners'.H106]) &gt; 0;IF(LEN(['Numeric Corners'.B106]) &gt; 0;['Numeric Corners'.B106] &amp; &quot;=&quot; &amp; ['Numeric Corners'.C106]);&quot;&quot;)">
            <text:p/>
          </table:table-cell>
          <table:table-cell table:style-name="ce16" table:formula="of:=IF(LEN(['Numeric Corners'.H106]) &gt; 0;IF(LEN(['Numeric Corners'.B106]) &gt; 0;['Numeric Corners'.B106] &amp; &quot;=&quot; &amp; ['Numeric Corners'.D106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107]) &gt; 0; ['Numeric Corners'.H107]; &quot;&quot;)">
            <text:p/>
          </table:table-cell>
          <table:table-cell table:style-name="ce16" table:formula="of:=IF(LEN(['Numeric Corners'.H107]) &gt; 0;&quot;[PACENOTE::&quot; &amp; ['Numeric Corners'.B107] &amp; &quot;]&quot; &amp; CHAR(10) &amp; IF(LEN(['Numeric Corners'.A107]) &gt; 0;&quot;id=&quot; &amp; ['Numeric Corners'.A107] &amp; CHAR(10);&quot;&quot;) &amp; &quot;Sounds=1&quot; &amp; CHAR(10) &amp; &quot;Snd0=&quot; &amp; LOWER(['Numeric Corners'.B107]) &amp; &quot;.ogg&quot; &amp; CHAR(10) &amp; IF(LEN(['Numeric Corners'.F107]) &gt; 0; &quot;link=&quot; &amp; ['Numeric Corners'.F107] &amp; CHAR(10);&quot;&quot;) &amp; IF(LEN(['Numeric Corners'.G107])&gt;0;&quot;standard=&quot; &amp; ['Numeric Corners'.G107] &amp; CHAR(10);&quot;&quot;) &amp; &quot;column=&quot; &amp; ['Numeric Corners'.I107] &amp; CHAR(10);&quot;&quot;)">
            <text:p/>
          </table:table-cell>
          <table:table-cell table:style-name="ce16" table:formula="of:=IF(LEN(['Numeric Corners'.H107]) &gt; 0;IF(LEN(['Numeric Corners'.B107]) &gt; 0;['Numeric Corners'.B107] &amp; &quot;=&quot; &amp; ['Numeric Corners'.C107]);&quot;&quot;)">
            <text:p/>
          </table:table-cell>
          <table:table-cell table:style-name="ce16" table:formula="of:=IF(LEN(['Numeric Corners'.H107]) &gt; 0;IF(LEN(['Numeric Corners'.B107]) &gt; 0;['Numeric Corners'.B107] &amp; &quot;=&quot; &amp; ['Numeric Corners'.D107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108]) &gt; 0; ['Numeric Corners'.H108]; &quot;&quot;)">
            <text:p/>
          </table:table-cell>
          <table:table-cell table:style-name="ce16" table:formula="of:=IF(LEN(['Numeric Corners'.H108]) &gt; 0;&quot;[PACENOTE::&quot; &amp; ['Numeric Corners'.B108] &amp; &quot;]&quot; &amp; CHAR(10) &amp; IF(LEN(['Numeric Corners'.A108]) &gt; 0;&quot;id=&quot; &amp; ['Numeric Corners'.A108] &amp; CHAR(10);&quot;&quot;) &amp; &quot;Sounds=1&quot; &amp; CHAR(10) &amp; &quot;Snd0=&quot; &amp; LOWER(['Numeric Corners'.B108]) &amp; &quot;.ogg&quot; &amp; CHAR(10) &amp; IF(LEN(['Numeric Corners'.F108]) &gt; 0; &quot;link=&quot; &amp; ['Numeric Corners'.F108] &amp; CHAR(10);&quot;&quot;) &amp; IF(LEN(['Numeric Corners'.G108])&gt;0;&quot;standard=&quot; &amp; ['Numeric Corners'.G108] &amp; CHAR(10);&quot;&quot;) &amp; &quot;column=&quot; &amp; ['Numeric Corners'.I108] &amp; CHAR(10);&quot;&quot;)">
            <text:p/>
          </table:table-cell>
          <table:table-cell table:style-name="ce16" table:formula="of:=IF(LEN(['Numeric Corners'.H108]) &gt; 0;IF(LEN(['Numeric Corners'.B108]) &gt; 0;['Numeric Corners'.B108] &amp; &quot;=&quot; &amp; ['Numeric Corners'.C108]);&quot;&quot;)">
            <text:p/>
          </table:table-cell>
          <table:table-cell table:style-name="ce16" table:formula="of:=IF(LEN(['Numeric Corners'.H108]) &gt; 0;IF(LEN(['Numeric Corners'.B108]) &gt; 0;['Numeric Corners'.B108] &amp; &quot;=&quot; &amp; ['Numeric Corners'.D108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109]) &gt; 0; ['Numeric Corners'.H109]; &quot;&quot;)">
            <text:p/>
          </table:table-cell>
          <table:table-cell table:style-name="ce16" table:formula="of:=IF(LEN(['Numeric Corners'.H109]) &gt; 0;&quot;[PACENOTE::&quot; &amp; ['Numeric Corners'.B109] &amp; &quot;]&quot; &amp; CHAR(10) &amp; IF(LEN(['Numeric Corners'.A109]) &gt; 0;&quot;id=&quot; &amp; ['Numeric Corners'.A109] &amp; CHAR(10);&quot;&quot;) &amp; &quot;Sounds=1&quot; &amp; CHAR(10) &amp; &quot;Snd0=&quot; &amp; LOWER(['Numeric Corners'.B109]) &amp; &quot;.ogg&quot; &amp; CHAR(10) &amp; IF(LEN(['Numeric Corners'.F109]) &gt; 0; &quot;link=&quot; &amp; ['Numeric Corners'.F109] &amp; CHAR(10);&quot;&quot;) &amp; IF(LEN(['Numeric Corners'.G109])&gt;0;&quot;standard=&quot; &amp; ['Numeric Corners'.G109] &amp; CHAR(10);&quot;&quot;) &amp; &quot;column=&quot; &amp; ['Numeric Corners'.I109] &amp; CHAR(10);&quot;&quot;)">
            <text:p/>
          </table:table-cell>
          <table:table-cell table:style-name="ce16" table:formula="of:=IF(LEN(['Numeric Corners'.H109]) &gt; 0;IF(LEN(['Numeric Corners'.B109]) &gt; 0;['Numeric Corners'.B109] &amp; &quot;=&quot; &amp; ['Numeric Corners'.C109]);&quot;&quot;)">
            <text:p/>
          </table:table-cell>
          <table:table-cell table:style-name="ce16" table:formula="of:=IF(LEN(['Numeric Corners'.H109]) &gt; 0;IF(LEN(['Numeric Corners'.B109]) &gt; 0;['Numeric Corners'.B109] &amp; &quot;=&quot; &amp; ['Numeric Corners'.D109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110]) &gt; 0; ['Numeric Corners'.H110]; &quot;&quot;)">
            <text:p/>
          </table:table-cell>
          <table:table-cell table:style-name="ce16" table:formula="of:=IF(LEN(['Numeric Corners'.H110]) &gt; 0;&quot;[PACENOTE::&quot; &amp; ['Numeric Corners'.B110] &amp; &quot;]&quot; &amp; CHAR(10) &amp; IF(LEN(['Numeric Corners'.A110]) &gt; 0;&quot;id=&quot; &amp; ['Numeric Corners'.A110] &amp; CHAR(10);&quot;&quot;) &amp; &quot;Sounds=1&quot; &amp; CHAR(10) &amp; &quot;Snd0=&quot; &amp; LOWER(['Numeric Corners'.B110]) &amp; &quot;.ogg&quot; &amp; CHAR(10) &amp; IF(LEN(['Numeric Corners'.F110]) &gt; 0; &quot;link=&quot; &amp; ['Numeric Corners'.F110] &amp; CHAR(10);&quot;&quot;) &amp; IF(LEN(['Numeric Corners'.G110])&gt;0;&quot;standard=&quot; &amp; ['Numeric Corners'.G110] &amp; CHAR(10);&quot;&quot;) &amp; &quot;column=&quot; &amp; ['Numeric Corners'.I110] &amp; CHAR(10);&quot;&quot;)">
            <text:p/>
          </table:table-cell>
          <table:table-cell table:style-name="ce16" table:formula="of:=IF(LEN(['Numeric Corners'.H110]) &gt; 0;IF(LEN(['Numeric Corners'.B110]) &gt; 0;['Numeric Corners'.B110] &amp; &quot;=&quot; &amp; ['Numeric Corners'.C110]);&quot;&quot;)">
            <text:p/>
          </table:table-cell>
          <table:table-cell table:style-name="ce16" table:formula="of:=IF(LEN(['Numeric Corners'.H110]) &gt; 0;IF(LEN(['Numeric Corners'.B110]) &gt; 0;['Numeric Corners'.B110] &amp; &quot;=&quot; &amp; ['Numeric Corners'.D110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111]) &gt; 0; ['Numeric Corners'.H111]; &quot;&quot;)">
            <text:p/>
          </table:table-cell>
          <table:table-cell table:style-name="ce16" table:formula="of:=IF(LEN(['Numeric Corners'.H111]) &gt; 0;&quot;[PACENOTE::&quot; &amp; ['Numeric Corners'.B111] &amp; &quot;]&quot; &amp; CHAR(10) &amp; IF(LEN(['Numeric Corners'.A111]) &gt; 0;&quot;id=&quot; &amp; ['Numeric Corners'.A111] &amp; CHAR(10);&quot;&quot;) &amp; &quot;Sounds=1&quot; &amp; CHAR(10) &amp; &quot;Snd0=&quot; &amp; LOWER(['Numeric Corners'.B111]) &amp; &quot;.ogg&quot; &amp; CHAR(10) &amp; IF(LEN(['Numeric Corners'.F111]) &gt; 0; &quot;link=&quot; &amp; ['Numeric Corners'.F111] &amp; CHAR(10);&quot;&quot;) &amp; IF(LEN(['Numeric Corners'.G111])&gt;0;&quot;standard=&quot; &amp; ['Numeric Corners'.G111] &amp; CHAR(10);&quot;&quot;) &amp; &quot;column=&quot; &amp; ['Numeric Corners'.I111] &amp; CHAR(10);&quot;&quot;)">
            <text:p/>
          </table:table-cell>
          <table:table-cell table:style-name="ce16" table:formula="of:=IF(LEN(['Numeric Corners'.H111]) &gt; 0;IF(LEN(['Numeric Corners'.B111]) &gt; 0;['Numeric Corners'.B111] &amp; &quot;=&quot; &amp; ['Numeric Corners'.C111]);&quot;&quot;)">
            <text:p/>
          </table:table-cell>
          <table:table-cell table:style-name="ce16" table:formula="of:=IF(LEN(['Numeric Corners'.H111]) &gt; 0;IF(LEN(['Numeric Corners'.B111]) &gt; 0;['Numeric Corners'.B111] &amp; &quot;=&quot; &amp; ['Numeric Corners'.D111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112]) &gt; 0; ['Numeric Corners'.H112]; &quot;&quot;)">
            <text:p/>
          </table:table-cell>
          <table:table-cell table:style-name="ce16" table:formula="of:=IF(LEN(['Numeric Corners'.H112]) &gt; 0;&quot;[PACENOTE::&quot; &amp; ['Numeric Corners'.B112] &amp; &quot;]&quot; &amp; CHAR(10) &amp; IF(LEN(['Numeric Corners'.A112]) &gt; 0;&quot;id=&quot; &amp; ['Numeric Corners'.A112] &amp; CHAR(10);&quot;&quot;) &amp; &quot;Sounds=1&quot; &amp; CHAR(10) &amp; &quot;Snd0=&quot; &amp; LOWER(['Numeric Corners'.B112]) &amp; &quot;.ogg&quot; &amp; CHAR(10) &amp; IF(LEN(['Numeric Corners'.F112]) &gt; 0; &quot;link=&quot; &amp; ['Numeric Corners'.F112] &amp; CHAR(10);&quot;&quot;) &amp; IF(LEN(['Numeric Corners'.G112])&gt;0;&quot;standard=&quot; &amp; ['Numeric Corners'.G112] &amp; CHAR(10);&quot;&quot;) &amp; &quot;column=&quot; &amp; ['Numeric Corners'.I112] &amp; CHAR(10);&quot;&quot;)">
            <text:p/>
          </table:table-cell>
          <table:table-cell table:style-name="ce16" table:formula="of:=IF(LEN(['Numeric Corners'.H112]) &gt; 0;IF(LEN(['Numeric Corners'.B112]) &gt; 0;['Numeric Corners'.B112] &amp; &quot;=&quot; &amp; ['Numeric Corners'.C112]);&quot;&quot;)">
            <text:p/>
          </table:table-cell>
          <table:table-cell table:style-name="ce16" table:formula="of:=IF(LEN(['Numeric Corners'.H112]) &gt; 0;IF(LEN(['Numeric Corners'.B112]) &gt; 0;['Numeric Corners'.B112] &amp; &quot;=&quot; &amp; ['Numeric Corners'.D112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113]) &gt; 0; ['Numeric Corners'.H113]; &quot;&quot;)">
            <text:p/>
          </table:table-cell>
          <table:table-cell table:style-name="ce16" table:formula="of:=IF(LEN(['Numeric Corners'.H113]) &gt; 0;&quot;[PACENOTE::&quot; &amp; ['Numeric Corners'.B113] &amp; &quot;]&quot; &amp; CHAR(10) &amp; IF(LEN(['Numeric Corners'.A113]) &gt; 0;&quot;id=&quot; &amp; ['Numeric Corners'.A113] &amp; CHAR(10);&quot;&quot;) &amp; &quot;Sounds=1&quot; &amp; CHAR(10) &amp; &quot;Snd0=&quot; &amp; LOWER(['Numeric Corners'.B113]) &amp; &quot;.ogg&quot; &amp; CHAR(10) &amp; IF(LEN(['Numeric Corners'.F113]) &gt; 0; &quot;link=&quot; &amp; ['Numeric Corners'.F113] &amp; CHAR(10);&quot;&quot;) &amp; IF(LEN(['Numeric Corners'.G113])&gt;0;&quot;standard=&quot; &amp; ['Numeric Corners'.G113] &amp; CHAR(10);&quot;&quot;) &amp; &quot;column=&quot; &amp; ['Numeric Corners'.I113] &amp; CHAR(10);&quot;&quot;)">
            <text:p/>
          </table:table-cell>
          <table:table-cell table:style-name="ce16" table:formula="of:=IF(LEN(['Numeric Corners'.H113]) &gt; 0;IF(LEN(['Numeric Corners'.B113]) &gt; 0;['Numeric Corners'.B113] &amp; &quot;=&quot; &amp; ['Numeric Corners'.C113]);&quot;&quot;)">
            <text:p/>
          </table:table-cell>
          <table:table-cell table:style-name="ce16" table:formula="of:=IF(LEN(['Numeric Corners'.H113]) &gt; 0;IF(LEN(['Numeric Corners'.B113]) &gt; 0;['Numeric Corners'.B113] &amp; &quot;=&quot; &amp; ['Numeric Corners'.D113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114]) &gt; 0; ['Numeric Corners'.H114]; &quot;&quot;)">
            <text:p/>
          </table:table-cell>
          <table:table-cell table:style-name="ce16" table:formula="of:=IF(LEN(['Numeric Corners'.H114]) &gt; 0;&quot;[PACENOTE::&quot; &amp; ['Numeric Corners'.B114] &amp; &quot;]&quot; &amp; CHAR(10) &amp; IF(LEN(['Numeric Corners'.A114]) &gt; 0;&quot;id=&quot; &amp; ['Numeric Corners'.A114] &amp; CHAR(10);&quot;&quot;) &amp; &quot;Sounds=1&quot; &amp; CHAR(10) &amp; &quot;Snd0=&quot; &amp; LOWER(['Numeric Corners'.B114]) &amp; &quot;.ogg&quot; &amp; CHAR(10) &amp; IF(LEN(['Numeric Corners'.F114]) &gt; 0; &quot;link=&quot; &amp; ['Numeric Corners'.F114] &amp; CHAR(10);&quot;&quot;) &amp; IF(LEN(['Numeric Corners'.G114])&gt;0;&quot;standard=&quot; &amp; ['Numeric Corners'.G114] &amp; CHAR(10);&quot;&quot;) &amp; &quot;column=&quot; &amp; ['Numeric Corners'.I114] &amp; CHAR(10);&quot;&quot;)">
            <text:p/>
          </table:table-cell>
          <table:table-cell table:style-name="ce16" table:formula="of:=IF(LEN(['Numeric Corners'.H114]) &gt; 0;IF(LEN(['Numeric Corners'.B114]) &gt; 0;['Numeric Corners'.B114] &amp; &quot;=&quot; &amp; ['Numeric Corners'.C114]);&quot;&quot;)">
            <text:p/>
          </table:table-cell>
          <table:table-cell table:style-name="ce16" table:formula="of:=IF(LEN(['Numeric Corners'.H114]) &gt; 0;IF(LEN(['Numeric Corners'.B114]) &gt; 0;['Numeric Corners'.B114] &amp; &quot;=&quot; &amp; ['Numeric Corners'.D114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115]) &gt; 0; ['Numeric Corners'.H115]; &quot;&quot;)">
            <text:p/>
          </table:table-cell>
          <table:table-cell table:style-name="ce16" table:formula="of:=IF(LEN(['Numeric Corners'.H115]) &gt; 0;&quot;[PACENOTE::&quot; &amp; ['Numeric Corners'.B115] &amp; &quot;]&quot; &amp; CHAR(10) &amp; IF(LEN(['Numeric Corners'.A115]) &gt; 0;&quot;id=&quot; &amp; ['Numeric Corners'.A115] &amp; CHAR(10);&quot;&quot;) &amp; &quot;Sounds=1&quot; &amp; CHAR(10) &amp; &quot;Snd0=&quot; &amp; LOWER(['Numeric Corners'.B115]) &amp; &quot;.ogg&quot; &amp; CHAR(10) &amp; IF(LEN(['Numeric Corners'.F115]) &gt; 0; &quot;link=&quot; &amp; ['Numeric Corners'.F115] &amp; CHAR(10);&quot;&quot;) &amp; IF(LEN(['Numeric Corners'.G115])&gt;0;&quot;standard=&quot; &amp; ['Numeric Corners'.G115] &amp; CHAR(10);&quot;&quot;) &amp; &quot;column=&quot; &amp; ['Numeric Corners'.I115] &amp; CHAR(10);&quot;&quot;)">
            <text:p/>
          </table:table-cell>
          <table:table-cell table:style-name="ce16" table:formula="of:=IF(LEN(['Numeric Corners'.H115]) &gt; 0;IF(LEN(['Numeric Corners'.B115]) &gt; 0;['Numeric Corners'.B115] &amp; &quot;=&quot; &amp; ['Numeric Corners'.C115]);&quot;&quot;)">
            <text:p/>
          </table:table-cell>
          <table:table-cell table:style-name="ce16" table:formula="of:=IF(LEN(['Numeric Corners'.H115]) &gt; 0;IF(LEN(['Numeric Corners'.B115]) &gt; 0;['Numeric Corners'.B115] &amp; &quot;=&quot; &amp; ['Numeric Corners'.D115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116]) &gt; 0; ['Numeric Corners'.H116]; &quot;&quot;)">
            <text:p/>
          </table:table-cell>
          <table:table-cell table:style-name="ce16" table:formula="of:=IF(LEN(['Numeric Corners'.H116]) &gt; 0;&quot;[PACENOTE::&quot; &amp; ['Numeric Corners'.B116] &amp; &quot;]&quot; &amp; CHAR(10) &amp; IF(LEN(['Numeric Corners'.A116]) &gt; 0;&quot;id=&quot; &amp; ['Numeric Corners'.A116] &amp; CHAR(10);&quot;&quot;) &amp; &quot;Sounds=1&quot; &amp; CHAR(10) &amp; &quot;Snd0=&quot; &amp; LOWER(['Numeric Corners'.B116]) &amp; &quot;.ogg&quot; &amp; CHAR(10) &amp; IF(LEN(['Numeric Corners'.F116]) &gt; 0; &quot;link=&quot; &amp; ['Numeric Corners'.F116] &amp; CHAR(10);&quot;&quot;) &amp; IF(LEN(['Numeric Corners'.G116])&gt;0;&quot;standard=&quot; &amp; ['Numeric Corners'.G116] &amp; CHAR(10);&quot;&quot;) &amp; &quot;column=&quot; &amp; ['Numeric Corners'.I116] &amp; CHAR(10);&quot;&quot;)">
            <text:p/>
          </table:table-cell>
          <table:table-cell table:style-name="ce16" table:formula="of:=IF(LEN(['Numeric Corners'.H116]) &gt; 0;IF(LEN(['Numeric Corners'.B116]) &gt; 0;['Numeric Corners'.B116] &amp; &quot;=&quot; &amp; ['Numeric Corners'.C116]);&quot;&quot;)">
            <text:p/>
          </table:table-cell>
          <table:table-cell table:style-name="ce16" table:formula="of:=IF(LEN(['Numeric Corners'.H116]) &gt; 0;IF(LEN(['Numeric Corners'.B116]) &gt; 0;['Numeric Corners'.B116] &amp; &quot;=&quot; &amp; ['Numeric Corners'.D116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117]) &gt; 0; ['Numeric Corners'.H117]; &quot;&quot;)">
            <text:p/>
          </table:table-cell>
          <table:table-cell table:style-name="ce16" table:formula="of:=IF(LEN(['Numeric Corners'.H117]) &gt; 0;&quot;[PACENOTE::&quot; &amp; ['Numeric Corners'.B117] &amp; &quot;]&quot; &amp; CHAR(10) &amp; IF(LEN(['Numeric Corners'.A117]) &gt; 0;&quot;id=&quot; &amp; ['Numeric Corners'.A117] &amp; CHAR(10);&quot;&quot;) &amp; &quot;Sounds=1&quot; &amp; CHAR(10) &amp; &quot;Snd0=&quot; &amp; LOWER(['Numeric Corners'.B117]) &amp; &quot;.ogg&quot; &amp; CHAR(10) &amp; IF(LEN(['Numeric Corners'.F117]) &gt; 0; &quot;link=&quot; &amp; ['Numeric Corners'.F117] &amp; CHAR(10);&quot;&quot;) &amp; IF(LEN(['Numeric Corners'.G117])&gt;0;&quot;standard=&quot; &amp; ['Numeric Corners'.G117] &amp; CHAR(10);&quot;&quot;) &amp; &quot;column=&quot; &amp; ['Numeric Corners'.I117] &amp; CHAR(10);&quot;&quot;)">
            <text:p/>
          </table:table-cell>
          <table:table-cell table:style-name="ce16" table:formula="of:=IF(LEN(['Numeric Corners'.H117]) &gt; 0;IF(LEN(['Numeric Corners'.B117]) &gt; 0;['Numeric Corners'.B117] &amp; &quot;=&quot; &amp; ['Numeric Corners'.C117]);&quot;&quot;)">
            <text:p/>
          </table:table-cell>
          <table:table-cell table:style-name="ce16" table:formula="of:=IF(LEN(['Numeric Corners'.H117]) &gt; 0;IF(LEN(['Numeric Corners'.B117]) &gt; 0;['Numeric Corners'.B117] &amp; &quot;=&quot; &amp; ['Numeric Corners'.D117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118]) &gt; 0; ['Numeric Corners'.H118]; &quot;&quot;)">
            <text:p/>
          </table:table-cell>
          <table:table-cell table:style-name="ce16" table:formula="of:=IF(LEN(['Numeric Corners'.H118]) &gt; 0;&quot;[PACENOTE::&quot; &amp; ['Numeric Corners'.B118] &amp; &quot;]&quot; &amp; CHAR(10) &amp; IF(LEN(['Numeric Corners'.A118]) &gt; 0;&quot;id=&quot; &amp; ['Numeric Corners'.A118] &amp; CHAR(10);&quot;&quot;) &amp; &quot;Sounds=1&quot; &amp; CHAR(10) &amp; &quot;Snd0=&quot; &amp; LOWER(['Numeric Corners'.B118]) &amp; &quot;.ogg&quot; &amp; CHAR(10) &amp; IF(LEN(['Numeric Corners'.F118]) &gt; 0; &quot;link=&quot; &amp; ['Numeric Corners'.F118] &amp; CHAR(10);&quot;&quot;) &amp; IF(LEN(['Numeric Corners'.G118])&gt;0;&quot;standard=&quot; &amp; ['Numeric Corners'.G118] &amp; CHAR(10);&quot;&quot;) &amp; &quot;column=&quot; &amp; ['Numeric Corners'.I118] &amp; CHAR(10);&quot;&quot;)">
            <text:p/>
          </table:table-cell>
          <table:table-cell table:style-name="ce16" table:formula="of:=IF(LEN(['Numeric Corners'.H118]) &gt; 0;IF(LEN(['Numeric Corners'.B118]) &gt; 0;['Numeric Corners'.B118] &amp; &quot;=&quot; &amp; ['Numeric Corners'.C118]);&quot;&quot;)">
            <text:p/>
          </table:table-cell>
          <table:table-cell table:style-name="ce16" table:formula="of:=IF(LEN(['Numeric Corners'.H118]) &gt; 0;IF(LEN(['Numeric Corners'.B118]) &gt; 0;['Numeric Corners'.B118] &amp; &quot;=&quot; &amp; ['Numeric Corners'.D118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119]) &gt; 0; ['Numeric Corners'.H119]; &quot;&quot;)">
            <text:p/>
          </table:table-cell>
          <table:table-cell table:style-name="ce16" table:formula="of:=IF(LEN(['Numeric Corners'.H119]) &gt; 0;&quot;[PACENOTE::&quot; &amp; ['Numeric Corners'.B119] &amp; &quot;]&quot; &amp; CHAR(10) &amp; IF(LEN(['Numeric Corners'.A119]) &gt; 0;&quot;id=&quot; &amp; ['Numeric Corners'.A119] &amp; CHAR(10);&quot;&quot;) &amp; &quot;Sounds=1&quot; &amp; CHAR(10) &amp; &quot;Snd0=&quot; &amp; LOWER(['Numeric Corners'.B119]) &amp; &quot;.ogg&quot; &amp; CHAR(10) &amp; IF(LEN(['Numeric Corners'.F119]) &gt; 0; &quot;link=&quot; &amp; ['Numeric Corners'.F119] &amp; CHAR(10);&quot;&quot;) &amp; IF(LEN(['Numeric Corners'.G119])&gt;0;&quot;standard=&quot; &amp; ['Numeric Corners'.G119] &amp; CHAR(10);&quot;&quot;) &amp; &quot;column=&quot; &amp; ['Numeric Corners'.I119] &amp; CHAR(10);&quot;&quot;)">
            <text:p/>
          </table:table-cell>
          <table:table-cell table:style-name="ce16" table:formula="of:=IF(LEN(['Numeric Corners'.H119]) &gt; 0;IF(LEN(['Numeric Corners'.B119]) &gt; 0;['Numeric Corners'.B119] &amp; &quot;=&quot; &amp; ['Numeric Corners'.C119]);&quot;&quot;)">
            <text:p/>
          </table:table-cell>
          <table:table-cell table:style-name="ce16" table:formula="of:=IF(LEN(['Numeric Corners'.H119]) &gt; 0;IF(LEN(['Numeric Corners'.B119]) &gt; 0;['Numeric Corners'.B119] &amp; &quot;=&quot; &amp; ['Numeric Corners'.D119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120]) &gt; 0; ['Numeric Corners'.H120]; &quot;&quot;)">
            <text:p/>
          </table:table-cell>
          <table:table-cell table:style-name="ce16" table:formula="of:=IF(LEN(['Numeric Corners'.H120]) &gt; 0;&quot;[PACENOTE::&quot; &amp; ['Numeric Corners'.B120] &amp; &quot;]&quot; &amp; CHAR(10) &amp; IF(LEN(['Numeric Corners'.A120]) &gt; 0;&quot;id=&quot; &amp; ['Numeric Corners'.A120] &amp; CHAR(10);&quot;&quot;) &amp; &quot;Sounds=1&quot; &amp; CHAR(10) &amp; &quot;Snd0=&quot; &amp; LOWER(['Numeric Corners'.B120]) &amp; &quot;.ogg&quot; &amp; CHAR(10) &amp; IF(LEN(['Numeric Corners'.F120]) &gt; 0; &quot;link=&quot; &amp; ['Numeric Corners'.F120] &amp; CHAR(10);&quot;&quot;) &amp; IF(LEN(['Numeric Corners'.G120])&gt;0;&quot;standard=&quot; &amp; ['Numeric Corners'.G120] &amp; CHAR(10);&quot;&quot;) &amp; &quot;column=&quot; &amp; ['Numeric Corners'.I120] &amp; CHAR(10);&quot;&quot;)">
            <text:p/>
          </table:table-cell>
          <table:table-cell table:style-name="ce16" table:formula="of:=IF(LEN(['Numeric Corners'.H120]) &gt; 0;IF(LEN(['Numeric Corners'.B120]) &gt; 0;['Numeric Corners'.B120] &amp; &quot;=&quot; &amp; ['Numeric Corners'.C120]);&quot;&quot;)">
            <text:p/>
          </table:table-cell>
          <table:table-cell table:style-name="ce16" table:formula="of:=IF(LEN(['Numeric Corners'.H120]) &gt; 0;IF(LEN(['Numeric Corners'.B120]) &gt; 0;['Numeric Corners'.B120] &amp; &quot;=&quot; &amp; ['Numeric Corners'.D120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121]) &gt; 0; ['Numeric Corners'.H121]; &quot;&quot;)">
            <text:p/>
          </table:table-cell>
          <table:table-cell table:style-name="ce16" table:formula="of:=IF(LEN(['Numeric Corners'.H121]) &gt; 0;&quot;[PACENOTE::&quot; &amp; ['Numeric Corners'.B121] &amp; &quot;]&quot; &amp; CHAR(10) &amp; IF(LEN(['Numeric Corners'.A121]) &gt; 0;&quot;id=&quot; &amp; ['Numeric Corners'.A121] &amp; CHAR(10);&quot;&quot;) &amp; &quot;Sounds=1&quot; &amp; CHAR(10) &amp; &quot;Snd0=&quot; &amp; LOWER(['Numeric Corners'.B121]) &amp; &quot;.ogg&quot; &amp; CHAR(10) &amp; IF(LEN(['Numeric Corners'.F121]) &gt; 0; &quot;link=&quot; &amp; ['Numeric Corners'.F121] &amp; CHAR(10);&quot;&quot;) &amp; IF(LEN(['Numeric Corners'.G121])&gt;0;&quot;standard=&quot; &amp; ['Numeric Corners'.G121] &amp; CHAR(10);&quot;&quot;) &amp; &quot;column=&quot; &amp; ['Numeric Corners'.I121] &amp; CHAR(10);&quot;&quot;)">
            <text:p/>
          </table:table-cell>
          <table:table-cell table:style-name="ce16" table:formula="of:=IF(LEN(['Numeric Corners'.H121]) &gt; 0;IF(LEN(['Numeric Corners'.B121]) &gt; 0;['Numeric Corners'.B121] &amp; &quot;=&quot; &amp; ['Numeric Corners'.C121]);&quot;&quot;)">
            <text:p/>
          </table:table-cell>
          <table:table-cell table:style-name="ce16" table:formula="of:=IF(LEN(['Numeric Corners'.H121]) &gt; 0;IF(LEN(['Numeric Corners'.B121]) &gt; 0;['Numeric Corners'.B121] &amp; &quot;=&quot; &amp; ['Numeric Corners'.D121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122]) &gt; 0; ['Numeric Corners'.H122]; &quot;&quot;)">
            <text:p/>
          </table:table-cell>
          <table:table-cell table:style-name="ce16" table:formula="of:=IF(LEN(['Numeric Corners'.H122]) &gt; 0;&quot;[PACENOTE::&quot; &amp; ['Numeric Corners'.B122] &amp; &quot;]&quot; &amp; CHAR(10) &amp; IF(LEN(['Numeric Corners'.A122]) &gt; 0;&quot;id=&quot; &amp; ['Numeric Corners'.A122] &amp; CHAR(10);&quot;&quot;) &amp; &quot;Sounds=1&quot; &amp; CHAR(10) &amp; &quot;Snd0=&quot; &amp; LOWER(['Numeric Corners'.B122]) &amp; &quot;.ogg&quot; &amp; CHAR(10) &amp; IF(LEN(['Numeric Corners'.F122]) &gt; 0; &quot;link=&quot; &amp; ['Numeric Corners'.F122] &amp; CHAR(10);&quot;&quot;) &amp; IF(LEN(['Numeric Corners'.G122])&gt;0;&quot;standard=&quot; &amp; ['Numeric Corners'.G122] &amp; CHAR(10);&quot;&quot;) &amp; &quot;column=&quot; &amp; ['Numeric Corners'.I122] &amp; CHAR(10);&quot;&quot;)">
            <text:p/>
          </table:table-cell>
          <table:table-cell table:style-name="ce16" table:formula="of:=IF(LEN(['Numeric Corners'.H122]) &gt; 0;IF(LEN(['Numeric Corners'.B122]) &gt; 0;['Numeric Corners'.B122] &amp; &quot;=&quot; &amp; ['Numeric Corners'.C122]);&quot;&quot;)">
            <text:p/>
          </table:table-cell>
          <table:table-cell table:style-name="ce16" table:formula="of:=IF(LEN(['Numeric Corners'.H122]) &gt; 0;IF(LEN(['Numeric Corners'.B122]) &gt; 0;['Numeric Corners'.B122] &amp; &quot;=&quot; &amp; ['Numeric Corners'.D122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123]) &gt; 0; ['Numeric Corners'.H123]; &quot;&quot;)">
            <text:p/>
          </table:table-cell>
          <table:table-cell table:style-name="ce16" table:formula="of:=IF(LEN(['Numeric Corners'.H123]) &gt; 0;&quot;[PACENOTE::&quot; &amp; ['Numeric Corners'.B123] &amp; &quot;]&quot; &amp; CHAR(10) &amp; IF(LEN(['Numeric Corners'.A123]) &gt; 0;&quot;id=&quot; &amp; ['Numeric Corners'.A123] &amp; CHAR(10);&quot;&quot;) &amp; &quot;Sounds=1&quot; &amp; CHAR(10) &amp; &quot;Snd0=&quot; &amp; LOWER(['Numeric Corners'.B123]) &amp; &quot;.ogg&quot; &amp; CHAR(10) &amp; IF(LEN(['Numeric Corners'.F123]) &gt; 0; &quot;link=&quot; &amp; ['Numeric Corners'.F123] &amp; CHAR(10);&quot;&quot;) &amp; IF(LEN(['Numeric Corners'.G123])&gt;0;&quot;standard=&quot; &amp; ['Numeric Corners'.G123] &amp; CHAR(10);&quot;&quot;) &amp; &quot;column=&quot; &amp; ['Numeric Corners'.I123] &amp; CHAR(10);&quot;&quot;)">
            <text:p/>
          </table:table-cell>
          <table:table-cell table:style-name="ce16" table:formula="of:=IF(LEN(['Numeric Corners'.H123]) &gt; 0;IF(LEN(['Numeric Corners'.B123]) &gt; 0;['Numeric Corners'.B123] &amp; &quot;=&quot; &amp; ['Numeric Corners'.C123]);&quot;&quot;)">
            <text:p/>
          </table:table-cell>
          <table:table-cell table:style-name="ce16" table:formula="of:=IF(LEN(['Numeric Corners'.H123]) &gt; 0;IF(LEN(['Numeric Corners'.B123]) &gt; 0;['Numeric Corners'.B123] &amp; &quot;=&quot; &amp; ['Numeric Corners'.D123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124]) &gt; 0; ['Numeric Corners'.H124]; &quot;&quot;)">
            <text:p/>
          </table:table-cell>
          <table:table-cell table:style-name="ce16" table:formula="of:=IF(LEN(['Numeric Corners'.H124]) &gt; 0;&quot;[PACENOTE::&quot; &amp; ['Numeric Corners'.B124] &amp; &quot;]&quot; &amp; CHAR(10) &amp; IF(LEN(['Numeric Corners'.A124]) &gt; 0;&quot;id=&quot; &amp; ['Numeric Corners'.A124] &amp; CHAR(10);&quot;&quot;) &amp; &quot;Sounds=1&quot; &amp; CHAR(10) &amp; &quot;Snd0=&quot; &amp; LOWER(['Numeric Corners'.B124]) &amp; &quot;.ogg&quot; &amp; CHAR(10) &amp; IF(LEN(['Numeric Corners'.F124]) &gt; 0; &quot;link=&quot; &amp; ['Numeric Corners'.F124] &amp; CHAR(10);&quot;&quot;) &amp; IF(LEN(['Numeric Corners'.G124])&gt;0;&quot;standard=&quot; &amp; ['Numeric Corners'.G124] &amp; CHAR(10);&quot;&quot;) &amp; &quot;column=&quot; &amp; ['Numeric Corners'.I124] &amp; CHAR(10);&quot;&quot;)">
            <text:p/>
          </table:table-cell>
          <table:table-cell table:style-name="ce16" table:formula="of:=IF(LEN(['Numeric Corners'.H124]) &gt; 0;IF(LEN(['Numeric Corners'.B124]) &gt; 0;['Numeric Corners'.B124] &amp; &quot;=&quot; &amp; ['Numeric Corners'.C124]);&quot;&quot;)">
            <text:p/>
          </table:table-cell>
          <table:table-cell table:style-name="ce16" table:formula="of:=IF(LEN(['Numeric Corners'.H124]) &gt; 0;IF(LEN(['Numeric Corners'.B124]) &gt; 0;['Numeric Corners'.B124] &amp; &quot;=&quot; &amp; ['Numeric Corners'.D124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125]) &gt; 0; ['Numeric Corners'.H125]; &quot;&quot;)">
            <text:p/>
          </table:table-cell>
          <table:table-cell table:style-name="ce16" table:formula="of:=IF(LEN(['Numeric Corners'.H125]) &gt; 0;&quot;[PACENOTE::&quot; &amp; ['Numeric Corners'.B125] &amp; &quot;]&quot; &amp; CHAR(10) &amp; IF(LEN(['Numeric Corners'.A125]) &gt; 0;&quot;id=&quot; &amp; ['Numeric Corners'.A125] &amp; CHAR(10);&quot;&quot;) &amp; &quot;Sounds=1&quot; &amp; CHAR(10) &amp; &quot;Snd0=&quot; &amp; LOWER(['Numeric Corners'.B125]) &amp; &quot;.ogg&quot; &amp; CHAR(10) &amp; IF(LEN(['Numeric Corners'.F125]) &gt; 0; &quot;link=&quot; &amp; ['Numeric Corners'.F125] &amp; CHAR(10);&quot;&quot;) &amp; IF(LEN(['Numeric Corners'.G125])&gt;0;&quot;standard=&quot; &amp; ['Numeric Corners'.G125] &amp; CHAR(10);&quot;&quot;) &amp; &quot;column=&quot; &amp; ['Numeric Corners'.I125] &amp; CHAR(10);&quot;&quot;)">
            <text:p/>
          </table:table-cell>
          <table:table-cell table:style-name="ce16" table:formula="of:=IF(LEN(['Numeric Corners'.H125]) &gt; 0;IF(LEN(['Numeric Corners'.B125]) &gt; 0;['Numeric Corners'.B125] &amp; &quot;=&quot; &amp; ['Numeric Corners'.C125]);&quot;&quot;)">
            <text:p/>
          </table:table-cell>
          <table:table-cell table:style-name="ce16" table:formula="of:=IF(LEN(['Numeric Corners'.H125]) &gt; 0;IF(LEN(['Numeric Corners'.B125]) &gt; 0;['Numeric Corners'.B125] &amp; &quot;=&quot; &amp; ['Numeric Corners'.D125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126]) &gt; 0; ['Numeric Corners'.H126]; &quot;&quot;)">
            <text:p/>
          </table:table-cell>
          <table:table-cell table:style-name="ce16" table:formula="of:=IF(LEN(['Numeric Corners'.H126]) &gt; 0;&quot;[PACENOTE::&quot; &amp; ['Numeric Corners'.B126] &amp; &quot;]&quot; &amp; CHAR(10) &amp; IF(LEN(['Numeric Corners'.A126]) &gt; 0;&quot;id=&quot; &amp; ['Numeric Corners'.A126] &amp; CHAR(10);&quot;&quot;) &amp; &quot;Sounds=1&quot; &amp; CHAR(10) &amp; &quot;Snd0=&quot; &amp; LOWER(['Numeric Corners'.B126]) &amp; &quot;.ogg&quot; &amp; CHAR(10) &amp; IF(LEN(['Numeric Corners'.F126]) &gt; 0; &quot;link=&quot; &amp; ['Numeric Corners'.F126] &amp; CHAR(10);&quot;&quot;) &amp; IF(LEN(['Numeric Corners'.G126])&gt;0;&quot;standard=&quot; &amp; ['Numeric Corners'.G126] &amp; CHAR(10);&quot;&quot;) &amp; &quot;column=&quot; &amp; ['Numeric Corners'.I126] &amp; CHAR(10);&quot;&quot;)">
            <text:p/>
          </table:table-cell>
          <table:table-cell table:style-name="ce16" table:formula="of:=IF(LEN(['Numeric Corners'.H126]) &gt; 0;IF(LEN(['Numeric Corners'.B126]) &gt; 0;['Numeric Corners'.B126] &amp; &quot;=&quot; &amp; ['Numeric Corners'.C126]);&quot;&quot;)">
            <text:p/>
          </table:table-cell>
          <table:table-cell table:style-name="ce16" table:formula="of:=IF(LEN(['Numeric Corners'.H126]) &gt; 0;IF(LEN(['Numeric Corners'.B126]) &gt; 0;['Numeric Corners'.B126] &amp; &quot;=&quot; &amp; ['Numeric Corners'.D126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127]) &gt; 0; ['Numeric Corners'.H127]; &quot;&quot;)">
            <text:p/>
          </table:table-cell>
          <table:table-cell table:style-name="ce16" table:formula="of:=IF(LEN(['Numeric Corners'.H127]) &gt; 0;&quot;[PACENOTE::&quot; &amp; ['Numeric Corners'.B127] &amp; &quot;]&quot; &amp; CHAR(10) &amp; IF(LEN(['Numeric Corners'.A127]) &gt; 0;&quot;id=&quot; &amp; ['Numeric Corners'.A127] &amp; CHAR(10);&quot;&quot;) &amp; &quot;Sounds=1&quot; &amp; CHAR(10) &amp; &quot;Snd0=&quot; &amp; LOWER(['Numeric Corners'.B127]) &amp; &quot;.ogg&quot; &amp; CHAR(10) &amp; IF(LEN(['Numeric Corners'.F127]) &gt; 0; &quot;link=&quot; &amp; ['Numeric Corners'.F127] &amp; CHAR(10);&quot;&quot;) &amp; IF(LEN(['Numeric Corners'.G127])&gt;0;&quot;standard=&quot; &amp; ['Numeric Corners'.G127] &amp; CHAR(10);&quot;&quot;) &amp; &quot;column=&quot; &amp; ['Numeric Corners'.I127] &amp; CHAR(10);&quot;&quot;)">
            <text:p/>
          </table:table-cell>
          <table:table-cell table:style-name="ce16" table:formula="of:=IF(LEN(['Numeric Corners'.H127]) &gt; 0;IF(LEN(['Numeric Corners'.B127]) &gt; 0;['Numeric Corners'.B127] &amp; &quot;=&quot; &amp; ['Numeric Corners'.C127]);&quot;&quot;)">
            <text:p/>
          </table:table-cell>
          <table:table-cell table:style-name="ce16" table:formula="of:=IF(LEN(['Numeric Corners'.H127]) &gt; 0;IF(LEN(['Numeric Corners'.B127]) &gt; 0;['Numeric Corners'.B127] &amp; &quot;=&quot; &amp; ['Numeric Corners'.D127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128]) &gt; 0; ['Numeric Corners'.H128]; &quot;&quot;)">
            <text:p/>
          </table:table-cell>
          <table:table-cell table:style-name="ce16" table:formula="of:=IF(LEN(['Numeric Corners'.H128]) &gt; 0;&quot;[PACENOTE::&quot; &amp; ['Numeric Corners'.B128] &amp; &quot;]&quot; &amp; CHAR(10) &amp; IF(LEN(['Numeric Corners'.A128]) &gt; 0;&quot;id=&quot; &amp; ['Numeric Corners'.A128] &amp; CHAR(10);&quot;&quot;) &amp; &quot;Sounds=1&quot; &amp; CHAR(10) &amp; &quot;Snd0=&quot; &amp; LOWER(['Numeric Corners'.B128]) &amp; &quot;.ogg&quot; &amp; CHAR(10) &amp; IF(LEN(['Numeric Corners'.F128]) &gt; 0; &quot;link=&quot; &amp; ['Numeric Corners'.F128] &amp; CHAR(10);&quot;&quot;) &amp; IF(LEN(['Numeric Corners'.G128])&gt;0;&quot;standard=&quot; &amp; ['Numeric Corners'.G128] &amp; CHAR(10);&quot;&quot;) &amp; &quot;column=&quot; &amp; ['Numeric Corners'.I128] &amp; CHAR(10);&quot;&quot;)">
            <text:p/>
          </table:table-cell>
          <table:table-cell table:style-name="ce16" table:formula="of:=IF(LEN(['Numeric Corners'.H128]) &gt; 0;IF(LEN(['Numeric Corners'.B128]) &gt; 0;['Numeric Corners'.B128] &amp; &quot;=&quot; &amp; ['Numeric Corners'.C128]);&quot;&quot;)">
            <text:p/>
          </table:table-cell>
          <table:table-cell table:style-name="ce16" table:formula="of:=IF(LEN(['Numeric Corners'.H128]) &gt; 0;IF(LEN(['Numeric Corners'.B128]) &gt; 0;['Numeric Corners'.B128] &amp; &quot;=&quot; &amp; ['Numeric Corners'.D128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129]) &gt; 0; ['Numeric Corners'.H129]; &quot;&quot;)">
            <text:p/>
          </table:table-cell>
          <table:table-cell table:style-name="ce16" table:formula="of:=IF(LEN(['Numeric Corners'.H129]) &gt; 0;&quot;[PACENOTE::&quot; &amp; ['Numeric Corners'.B129] &amp; &quot;]&quot; &amp; CHAR(10) &amp; IF(LEN(['Numeric Corners'.A129]) &gt; 0;&quot;id=&quot; &amp; ['Numeric Corners'.A129] &amp; CHAR(10);&quot;&quot;) &amp; &quot;Sounds=1&quot; &amp; CHAR(10) &amp; &quot;Snd0=&quot; &amp; LOWER(['Numeric Corners'.B129]) &amp; &quot;.ogg&quot; &amp; CHAR(10) &amp; IF(LEN(['Numeric Corners'.F129]) &gt; 0; &quot;link=&quot; &amp; ['Numeric Corners'.F129] &amp; CHAR(10);&quot;&quot;) &amp; IF(LEN(['Numeric Corners'.G129])&gt;0;&quot;standard=&quot; &amp; ['Numeric Corners'.G129] &amp; CHAR(10);&quot;&quot;) &amp; &quot;column=&quot; &amp; ['Numeric Corners'.I129] &amp; CHAR(10);&quot;&quot;)">
            <text:p/>
          </table:table-cell>
          <table:table-cell table:style-name="ce16" table:formula="of:=IF(LEN(['Numeric Corners'.H129]) &gt; 0;IF(LEN(['Numeric Corners'.B129]) &gt; 0;['Numeric Corners'.B129] &amp; &quot;=&quot; &amp; ['Numeric Corners'.C129]);&quot;&quot;)">
            <text:p/>
          </table:table-cell>
          <table:table-cell table:style-name="ce16" table:formula="of:=IF(LEN(['Numeric Corners'.H129]) &gt; 0;IF(LEN(['Numeric Corners'.B129]) &gt; 0;['Numeric Corners'.B129] &amp; &quot;=&quot; &amp; ['Numeric Corners'.D129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130]) &gt; 0; ['Numeric Corners'.H130]; &quot;&quot;)">
            <text:p/>
          </table:table-cell>
          <table:table-cell table:style-name="ce16" table:formula="of:=IF(LEN(['Numeric Corners'.H130]) &gt; 0;&quot;[PACENOTE::&quot; &amp; ['Numeric Corners'.B130] &amp; &quot;]&quot; &amp; CHAR(10) &amp; IF(LEN(['Numeric Corners'.A130]) &gt; 0;&quot;id=&quot; &amp; ['Numeric Corners'.A130] &amp; CHAR(10);&quot;&quot;) &amp; &quot;Sounds=1&quot; &amp; CHAR(10) &amp; &quot;Snd0=&quot; &amp; LOWER(['Numeric Corners'.B130]) &amp; &quot;.ogg&quot; &amp; CHAR(10) &amp; IF(LEN(['Numeric Corners'.F130]) &gt; 0; &quot;link=&quot; &amp; ['Numeric Corners'.F130] &amp; CHAR(10);&quot;&quot;) &amp; IF(LEN(['Numeric Corners'.G130])&gt;0;&quot;standard=&quot; &amp; ['Numeric Corners'.G130] &amp; CHAR(10);&quot;&quot;) &amp; &quot;column=&quot; &amp; ['Numeric Corners'.I130] &amp; CHAR(10);&quot;&quot;)">
            <text:p/>
          </table:table-cell>
          <table:table-cell table:style-name="ce16" table:formula="of:=IF(LEN(['Numeric Corners'.H130]) &gt; 0;IF(LEN(['Numeric Corners'.B130]) &gt; 0;['Numeric Corners'.B130] &amp; &quot;=&quot; &amp; ['Numeric Corners'.C130]);&quot;&quot;)">
            <text:p/>
          </table:table-cell>
          <table:table-cell table:style-name="ce16" table:formula="of:=IF(LEN(['Numeric Corners'.H130]) &gt; 0;IF(LEN(['Numeric Corners'.B130]) &gt; 0;['Numeric Corners'.B130] &amp; &quot;=&quot; &amp; ['Numeric Corners'.D130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131]) &gt; 0; ['Numeric Corners'.H131]; &quot;&quot;)">
            <text:p/>
          </table:table-cell>
          <table:table-cell table:style-name="ce16" table:formula="of:=IF(LEN(['Numeric Corners'.H131]) &gt; 0;&quot;[PACENOTE::&quot; &amp; ['Numeric Corners'.B131] &amp; &quot;]&quot; &amp; CHAR(10) &amp; IF(LEN(['Numeric Corners'.A131]) &gt; 0;&quot;id=&quot; &amp; ['Numeric Corners'.A131] &amp; CHAR(10);&quot;&quot;) &amp; &quot;Sounds=1&quot; &amp; CHAR(10) &amp; &quot;Snd0=&quot; &amp; LOWER(['Numeric Corners'.B131]) &amp; &quot;.ogg&quot; &amp; CHAR(10) &amp; IF(LEN(['Numeric Corners'.F131]) &gt; 0; &quot;link=&quot; &amp; ['Numeric Corners'.F131] &amp; CHAR(10);&quot;&quot;) &amp; IF(LEN(['Numeric Corners'.G131])&gt;0;&quot;standard=&quot; &amp; ['Numeric Corners'.G131] &amp; CHAR(10);&quot;&quot;) &amp; &quot;column=&quot; &amp; ['Numeric Corners'.I131] &amp; CHAR(10);&quot;&quot;)">
            <text:p/>
          </table:table-cell>
          <table:table-cell table:style-name="ce16" table:formula="of:=IF(LEN(['Numeric Corners'.H131]) &gt; 0;IF(LEN(['Numeric Corners'.B131]) &gt; 0;['Numeric Corners'.B131] &amp; &quot;=&quot; &amp; ['Numeric Corners'.C131]);&quot;&quot;)">
            <text:p/>
          </table:table-cell>
          <table:table-cell table:style-name="ce16" table:formula="of:=IF(LEN(['Numeric Corners'.H131]) &gt; 0;IF(LEN(['Numeric Corners'.B131]) &gt; 0;['Numeric Corners'.B131] &amp; &quot;=&quot; &amp; ['Numeric Corners'.D131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132]) &gt; 0; ['Numeric Corners'.H132]; &quot;&quot;)">
            <text:p/>
          </table:table-cell>
          <table:table-cell table:style-name="ce16" table:formula="of:=IF(LEN(['Numeric Corners'.H132]) &gt; 0;&quot;[PACENOTE::&quot; &amp; ['Numeric Corners'.B132] &amp; &quot;]&quot; &amp; CHAR(10) &amp; IF(LEN(['Numeric Corners'.A132]) &gt; 0;&quot;id=&quot; &amp; ['Numeric Corners'.A132] &amp; CHAR(10);&quot;&quot;) &amp; &quot;Sounds=1&quot; &amp; CHAR(10) &amp; &quot;Snd0=&quot; &amp; LOWER(['Numeric Corners'.B132]) &amp; &quot;.ogg&quot; &amp; CHAR(10) &amp; IF(LEN(['Numeric Corners'.F132]) &gt; 0; &quot;link=&quot; &amp; ['Numeric Corners'.F132] &amp; CHAR(10);&quot;&quot;) &amp; IF(LEN(['Numeric Corners'.G132])&gt;0;&quot;standard=&quot; &amp; ['Numeric Corners'.G132] &amp; CHAR(10);&quot;&quot;) &amp; &quot;column=&quot; &amp; ['Numeric Corners'.I132] &amp; CHAR(10);&quot;&quot;)">
            <text:p/>
          </table:table-cell>
          <table:table-cell table:style-name="ce16" table:formula="of:=IF(LEN(['Numeric Corners'.H132]) &gt; 0;IF(LEN(['Numeric Corners'.B132]) &gt; 0;['Numeric Corners'.B132] &amp; &quot;=&quot; &amp; ['Numeric Corners'.C132]);&quot;&quot;)">
            <text:p/>
          </table:table-cell>
          <table:table-cell table:style-name="ce16" table:formula="of:=IF(LEN(['Numeric Corners'.H132]) &gt; 0;IF(LEN(['Numeric Corners'.B132]) &gt; 0;['Numeric Corners'.B132] &amp; &quot;=&quot; &amp; ['Numeric Corners'.D132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133]) &gt; 0; ['Numeric Corners'.H133]; &quot;&quot;)">
            <text:p/>
          </table:table-cell>
          <table:table-cell table:style-name="ce16" table:formula="of:=IF(LEN(['Numeric Corners'.H133]) &gt; 0;&quot;[PACENOTE::&quot; &amp; ['Numeric Corners'.B133] &amp; &quot;]&quot; &amp; CHAR(10) &amp; IF(LEN(['Numeric Corners'.A133]) &gt; 0;&quot;id=&quot; &amp; ['Numeric Corners'.A133] &amp; CHAR(10);&quot;&quot;) &amp; &quot;Sounds=1&quot; &amp; CHAR(10) &amp; &quot;Snd0=&quot; &amp; LOWER(['Numeric Corners'.B133]) &amp; &quot;.ogg&quot; &amp; CHAR(10) &amp; IF(LEN(['Numeric Corners'.F133]) &gt; 0; &quot;link=&quot; &amp; ['Numeric Corners'.F133] &amp; CHAR(10);&quot;&quot;) &amp; IF(LEN(['Numeric Corners'.G133])&gt;0;&quot;standard=&quot; &amp; ['Numeric Corners'.G133] &amp; CHAR(10);&quot;&quot;) &amp; &quot;column=&quot; &amp; ['Numeric Corners'.I133] &amp; CHAR(10);&quot;&quot;)">
            <text:p/>
          </table:table-cell>
          <table:table-cell table:style-name="ce16" table:formula="of:=IF(LEN(['Numeric Corners'.H133]) &gt; 0;IF(LEN(['Numeric Corners'.B133]) &gt; 0;['Numeric Corners'.B133] &amp; &quot;=&quot; &amp; ['Numeric Corners'.C133]);&quot;&quot;)">
            <text:p/>
          </table:table-cell>
          <table:table-cell table:style-name="ce16" table:formula="of:=IF(LEN(['Numeric Corners'.H133]) &gt; 0;IF(LEN(['Numeric Corners'.B133]) &gt; 0;['Numeric Corners'.B133] &amp; &quot;=&quot; &amp; ['Numeric Corners'.D133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134]) &gt; 0; ['Numeric Corners'.H134]; &quot;&quot;)">
            <text:p/>
          </table:table-cell>
          <table:table-cell table:style-name="ce16" table:formula="of:=IF(LEN(['Numeric Corners'.H134]) &gt; 0;&quot;[PACENOTE::&quot; &amp; ['Numeric Corners'.B134] &amp; &quot;]&quot; &amp; CHAR(10) &amp; IF(LEN(['Numeric Corners'.A134]) &gt; 0;&quot;id=&quot; &amp; ['Numeric Corners'.A134] &amp; CHAR(10);&quot;&quot;) &amp; &quot;Sounds=1&quot; &amp; CHAR(10) &amp; &quot;Snd0=&quot; &amp; LOWER(['Numeric Corners'.B134]) &amp; &quot;.ogg&quot; &amp; CHAR(10) &amp; IF(LEN(['Numeric Corners'.F134]) &gt; 0; &quot;link=&quot; &amp; ['Numeric Corners'.F134] &amp; CHAR(10);&quot;&quot;) &amp; IF(LEN(['Numeric Corners'.G134])&gt;0;&quot;standard=&quot; &amp; ['Numeric Corners'.G134] &amp; CHAR(10);&quot;&quot;) &amp; &quot;column=&quot; &amp; ['Numeric Corners'.I134] &amp; CHAR(10);&quot;&quot;)">
            <text:p/>
          </table:table-cell>
          <table:table-cell table:style-name="ce16" table:formula="of:=IF(LEN(['Numeric Corners'.H134]) &gt; 0;IF(LEN(['Numeric Corners'.B134]) &gt; 0;['Numeric Corners'.B134] &amp; &quot;=&quot; &amp; ['Numeric Corners'.C134]);&quot;&quot;)">
            <text:p/>
          </table:table-cell>
          <table:table-cell table:style-name="ce16" table:formula="of:=IF(LEN(['Numeric Corners'.H134]) &gt; 0;IF(LEN(['Numeric Corners'.B134]) &gt; 0;['Numeric Corners'.B134] &amp; &quot;=&quot; &amp; ['Numeric Corners'.D134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135]) &gt; 0; ['Numeric Corners'.H135]; &quot;&quot;)">
            <text:p/>
          </table:table-cell>
          <table:table-cell table:style-name="ce16" table:formula="of:=IF(LEN(['Numeric Corners'.H135]) &gt; 0;&quot;[PACENOTE::&quot; &amp; ['Numeric Corners'.B135] &amp; &quot;]&quot; &amp; CHAR(10) &amp; IF(LEN(['Numeric Corners'.A135]) &gt; 0;&quot;id=&quot; &amp; ['Numeric Corners'.A135] &amp; CHAR(10);&quot;&quot;) &amp; &quot;Sounds=1&quot; &amp; CHAR(10) &amp; &quot;Snd0=&quot; &amp; LOWER(['Numeric Corners'.B135]) &amp; &quot;.ogg&quot; &amp; CHAR(10) &amp; IF(LEN(['Numeric Corners'.F135]) &gt; 0; &quot;link=&quot; &amp; ['Numeric Corners'.F135] &amp; CHAR(10);&quot;&quot;) &amp; IF(LEN(['Numeric Corners'.G135])&gt;0;&quot;standard=&quot; &amp; ['Numeric Corners'.G135] &amp; CHAR(10);&quot;&quot;) &amp; &quot;column=&quot; &amp; ['Numeric Corners'.I135] &amp; CHAR(10);&quot;&quot;)">
            <text:p/>
          </table:table-cell>
          <table:table-cell table:style-name="ce16" table:formula="of:=IF(LEN(['Numeric Corners'.H135]) &gt; 0;IF(LEN(['Numeric Corners'.B135]) &gt; 0;['Numeric Corners'.B135] &amp; &quot;=&quot; &amp; ['Numeric Corners'.C135]);&quot;&quot;)">
            <text:p/>
          </table:table-cell>
          <table:table-cell table:style-name="ce16" table:formula="of:=IF(LEN(['Numeric Corners'.H135]) &gt; 0;IF(LEN(['Numeric Corners'.B135]) &gt; 0;['Numeric Corners'.B135] &amp; &quot;=&quot; &amp; ['Numeric Corners'.D135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136]) &gt; 0; ['Numeric Corners'.H136]; &quot;&quot;)">
            <text:p/>
          </table:table-cell>
          <table:table-cell table:style-name="ce16" table:formula="of:=IF(LEN(['Numeric Corners'.H136]) &gt; 0;&quot;[PACENOTE::&quot; &amp; ['Numeric Corners'.B136] &amp; &quot;]&quot; &amp; CHAR(10) &amp; IF(LEN(['Numeric Corners'.A136]) &gt; 0;&quot;id=&quot; &amp; ['Numeric Corners'.A136] &amp; CHAR(10);&quot;&quot;) &amp; &quot;Sounds=1&quot; &amp; CHAR(10) &amp; &quot;Snd0=&quot; &amp; LOWER(['Numeric Corners'.B136]) &amp; &quot;.ogg&quot; &amp; CHAR(10) &amp; IF(LEN(['Numeric Corners'.F136]) &gt; 0; &quot;link=&quot; &amp; ['Numeric Corners'.F136] &amp; CHAR(10);&quot;&quot;) &amp; IF(LEN(['Numeric Corners'.G136])&gt;0;&quot;standard=&quot; &amp; ['Numeric Corners'.G136] &amp; CHAR(10);&quot;&quot;) &amp; &quot;column=&quot; &amp; ['Numeric Corners'.I136] &amp; CHAR(10);&quot;&quot;)">
            <text:p/>
          </table:table-cell>
          <table:table-cell table:style-name="ce16" table:formula="of:=IF(LEN(['Numeric Corners'.H136]) &gt; 0;IF(LEN(['Numeric Corners'.B136]) &gt; 0;['Numeric Corners'.B136] &amp; &quot;=&quot; &amp; ['Numeric Corners'.C136]);&quot;&quot;)">
            <text:p/>
          </table:table-cell>
          <table:table-cell table:style-name="ce16" table:formula="of:=IF(LEN(['Numeric Corners'.H136]) &gt; 0;IF(LEN(['Numeric Corners'.B136]) &gt; 0;['Numeric Corners'.B136] &amp; &quot;=&quot; &amp; ['Numeric Corners'.D136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137]) &gt; 0; ['Numeric Corners'.H137]; &quot;&quot;)">
            <text:p/>
          </table:table-cell>
          <table:table-cell table:style-name="ce16" table:formula="of:=IF(LEN(['Numeric Corners'.H137]) &gt; 0;&quot;[PACENOTE::&quot; &amp; ['Numeric Corners'.B137] &amp; &quot;]&quot; &amp; CHAR(10) &amp; IF(LEN(['Numeric Corners'.A137]) &gt; 0;&quot;id=&quot; &amp; ['Numeric Corners'.A137] &amp; CHAR(10);&quot;&quot;) &amp; &quot;Sounds=1&quot; &amp; CHAR(10) &amp; &quot;Snd0=&quot; &amp; LOWER(['Numeric Corners'.B137]) &amp; &quot;.ogg&quot; &amp; CHAR(10) &amp; IF(LEN(['Numeric Corners'.F137]) &gt; 0; &quot;link=&quot; &amp; ['Numeric Corners'.F137] &amp; CHAR(10);&quot;&quot;) &amp; IF(LEN(['Numeric Corners'.G137])&gt;0;&quot;standard=&quot; &amp; ['Numeric Corners'.G137] &amp; CHAR(10);&quot;&quot;) &amp; &quot;column=&quot; &amp; ['Numeric Corners'.I137] &amp; CHAR(10);&quot;&quot;)">
            <text:p/>
          </table:table-cell>
          <table:table-cell table:style-name="ce16" table:formula="of:=IF(LEN(['Numeric Corners'.H137]) &gt; 0;IF(LEN(['Numeric Corners'.B137]) &gt; 0;['Numeric Corners'.B137] &amp; &quot;=&quot; &amp; ['Numeric Corners'.C137]);&quot;&quot;)">
            <text:p/>
          </table:table-cell>
          <table:table-cell table:style-name="ce16" table:formula="of:=IF(LEN(['Numeric Corners'.H137]) &gt; 0;IF(LEN(['Numeric Corners'.B137]) &gt; 0;['Numeric Corners'.B137] &amp; &quot;=&quot; &amp; ['Numeric Corners'.D137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138]) &gt; 0; ['Numeric Corners'.H138]; &quot;&quot;)">
            <text:p/>
          </table:table-cell>
          <table:table-cell table:style-name="ce16" table:formula="of:=IF(LEN(['Numeric Corners'.H138]) &gt; 0;&quot;[PACENOTE::&quot; &amp; ['Numeric Corners'.B138] &amp; &quot;]&quot; &amp; CHAR(10) &amp; IF(LEN(['Numeric Corners'.A138]) &gt; 0;&quot;id=&quot; &amp; ['Numeric Corners'.A138] &amp; CHAR(10);&quot;&quot;) &amp; &quot;Sounds=1&quot; &amp; CHAR(10) &amp; &quot;Snd0=&quot; &amp; LOWER(['Numeric Corners'.B138]) &amp; &quot;.ogg&quot; &amp; CHAR(10) &amp; IF(LEN(['Numeric Corners'.F138]) &gt; 0; &quot;link=&quot; &amp; ['Numeric Corners'.F138] &amp; CHAR(10);&quot;&quot;) &amp; IF(LEN(['Numeric Corners'.G138])&gt;0;&quot;standard=&quot; &amp; ['Numeric Corners'.G138] &amp; CHAR(10);&quot;&quot;) &amp; &quot;column=&quot; &amp; ['Numeric Corners'.I138] &amp; CHAR(10);&quot;&quot;)">
            <text:p/>
          </table:table-cell>
          <table:table-cell table:style-name="ce16" table:formula="of:=IF(LEN(['Numeric Corners'.H138]) &gt; 0;IF(LEN(['Numeric Corners'.B138]) &gt; 0;['Numeric Corners'.B138] &amp; &quot;=&quot; &amp; ['Numeric Corners'.C138]);&quot;&quot;)">
            <text:p/>
          </table:table-cell>
          <table:table-cell table:style-name="ce16" table:formula="of:=IF(LEN(['Numeric Corners'.H138]) &gt; 0;IF(LEN(['Numeric Corners'.B138]) &gt; 0;['Numeric Corners'.B138] &amp; &quot;=&quot; &amp; ['Numeric Corners'.D138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139]) &gt; 0; ['Numeric Corners'.H139]; &quot;&quot;)">
            <text:p/>
          </table:table-cell>
          <table:table-cell table:style-name="ce16" table:formula="of:=IF(LEN(['Numeric Corners'.H139]) &gt; 0;&quot;[PACENOTE::&quot; &amp; ['Numeric Corners'.B139] &amp; &quot;]&quot; &amp; CHAR(10) &amp; IF(LEN(['Numeric Corners'.A139]) &gt; 0;&quot;id=&quot; &amp; ['Numeric Corners'.A139] &amp; CHAR(10);&quot;&quot;) &amp; &quot;Sounds=1&quot; &amp; CHAR(10) &amp; &quot;Snd0=&quot; &amp; LOWER(['Numeric Corners'.B139]) &amp; &quot;.ogg&quot; &amp; CHAR(10) &amp; IF(LEN(['Numeric Corners'.F139]) &gt; 0; &quot;link=&quot; &amp; ['Numeric Corners'.F139] &amp; CHAR(10);&quot;&quot;) &amp; IF(LEN(['Numeric Corners'.G139])&gt;0;&quot;standard=&quot; &amp; ['Numeric Corners'.G139] &amp; CHAR(10);&quot;&quot;) &amp; &quot;column=&quot; &amp; ['Numeric Corners'.I139] &amp; CHAR(10);&quot;&quot;)">
            <text:p/>
          </table:table-cell>
          <table:table-cell table:style-name="ce16" table:formula="of:=IF(LEN(['Numeric Corners'.H139]) &gt; 0;IF(LEN(['Numeric Corners'.B139]) &gt; 0;['Numeric Corners'.B139] &amp; &quot;=&quot; &amp; ['Numeric Corners'.C139]);&quot;&quot;)">
            <text:p/>
          </table:table-cell>
          <table:table-cell table:style-name="ce16" table:formula="of:=IF(LEN(['Numeric Corners'.H139]) &gt; 0;IF(LEN(['Numeric Corners'.B139]) &gt; 0;['Numeric Corners'.B139] &amp; &quot;=&quot; &amp; ['Numeric Corners'.D139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140]) &gt; 0; ['Numeric Corners'.H140]; &quot;&quot;)">
            <text:p/>
          </table:table-cell>
          <table:table-cell table:style-name="ce16" table:formula="of:=IF(LEN(['Numeric Corners'.H140]) &gt; 0;&quot;[PACENOTE::&quot; &amp; ['Numeric Corners'.B140] &amp; &quot;]&quot; &amp; CHAR(10) &amp; IF(LEN(['Numeric Corners'.A140]) &gt; 0;&quot;id=&quot; &amp; ['Numeric Corners'.A140] &amp; CHAR(10);&quot;&quot;) &amp; &quot;Sounds=1&quot; &amp; CHAR(10) &amp; &quot;Snd0=&quot; &amp; LOWER(['Numeric Corners'.B140]) &amp; &quot;.ogg&quot; &amp; CHAR(10) &amp; IF(LEN(['Numeric Corners'.F140]) &gt; 0; &quot;link=&quot; &amp; ['Numeric Corners'.F140] &amp; CHAR(10);&quot;&quot;) &amp; IF(LEN(['Numeric Corners'.G140])&gt;0;&quot;standard=&quot; &amp; ['Numeric Corners'.G140] &amp; CHAR(10);&quot;&quot;) &amp; &quot;column=&quot; &amp; ['Numeric Corners'.I140] &amp; CHAR(10);&quot;&quot;)">
            <text:p/>
          </table:table-cell>
          <table:table-cell table:style-name="ce16" table:formula="of:=IF(LEN(['Numeric Corners'.H140]) &gt; 0;IF(LEN(['Numeric Corners'.B140]) &gt; 0;['Numeric Corners'.B140] &amp; &quot;=&quot; &amp; ['Numeric Corners'.C140]);&quot;&quot;)">
            <text:p/>
          </table:table-cell>
          <table:table-cell table:style-name="ce16" table:formula="of:=IF(LEN(['Numeric Corners'.H140]) &gt; 0;IF(LEN(['Numeric Corners'.B140]) &gt; 0;['Numeric Corners'.B140] &amp; &quot;=&quot; &amp; ['Numeric Corners'.D140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141]) &gt; 0; ['Numeric Corners'.H141]; &quot;&quot;)">
            <text:p/>
          </table:table-cell>
          <table:table-cell table:style-name="ce16" table:formula="of:=IF(LEN(['Numeric Corners'.H141]) &gt; 0;&quot;[PACENOTE::&quot; &amp; ['Numeric Corners'.B141] &amp; &quot;]&quot; &amp; CHAR(10) &amp; IF(LEN(['Numeric Corners'.A141]) &gt; 0;&quot;id=&quot; &amp; ['Numeric Corners'.A141] &amp; CHAR(10);&quot;&quot;) &amp; &quot;Sounds=1&quot; &amp; CHAR(10) &amp; &quot;Snd0=&quot; &amp; LOWER(['Numeric Corners'.B141]) &amp; &quot;.ogg&quot; &amp; CHAR(10) &amp; IF(LEN(['Numeric Corners'.F141]) &gt; 0; &quot;link=&quot; &amp; ['Numeric Corners'.F141] &amp; CHAR(10);&quot;&quot;) &amp; IF(LEN(['Numeric Corners'.G141])&gt;0;&quot;standard=&quot; &amp; ['Numeric Corners'.G141] &amp; CHAR(10);&quot;&quot;) &amp; &quot;column=&quot; &amp; ['Numeric Corners'.I141] &amp; CHAR(10);&quot;&quot;)">
            <text:p/>
          </table:table-cell>
          <table:table-cell table:style-name="ce16" table:formula="of:=IF(LEN(['Numeric Corners'.H141]) &gt; 0;IF(LEN(['Numeric Corners'.B141]) &gt; 0;['Numeric Corners'.B141] &amp; &quot;=&quot; &amp; ['Numeric Corners'.C141]);&quot;&quot;)">
            <text:p/>
          </table:table-cell>
          <table:table-cell table:style-name="ce16" table:formula="of:=IF(LEN(['Numeric Corners'.H141]) &gt; 0;IF(LEN(['Numeric Corners'.B141]) &gt; 0;['Numeric Corners'.B141] &amp; &quot;=&quot; &amp; ['Numeric Corners'.D141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142]) &gt; 0; ['Numeric Corners'.H142]; &quot;&quot;)">
            <text:p/>
          </table:table-cell>
          <table:table-cell table:style-name="ce16" table:formula="of:=IF(LEN(['Numeric Corners'.H142]) &gt; 0;&quot;[PACENOTE::&quot; &amp; ['Numeric Corners'.B142] &amp; &quot;]&quot; &amp; CHAR(10) &amp; IF(LEN(['Numeric Corners'.A142]) &gt; 0;&quot;id=&quot; &amp; ['Numeric Corners'.A142] &amp; CHAR(10);&quot;&quot;) &amp; &quot;Sounds=1&quot; &amp; CHAR(10) &amp; &quot;Snd0=&quot; &amp; LOWER(['Numeric Corners'.B142]) &amp; &quot;.ogg&quot; &amp; CHAR(10) &amp; IF(LEN(['Numeric Corners'.F142]) &gt; 0; &quot;link=&quot; &amp; ['Numeric Corners'.F142] &amp; CHAR(10);&quot;&quot;) &amp; IF(LEN(['Numeric Corners'.G142])&gt;0;&quot;standard=&quot; &amp; ['Numeric Corners'.G142] &amp; CHAR(10);&quot;&quot;) &amp; &quot;column=&quot; &amp; ['Numeric Corners'.I142] &amp; CHAR(10);&quot;&quot;)">
            <text:p/>
          </table:table-cell>
          <table:table-cell table:style-name="ce16" table:formula="of:=IF(LEN(['Numeric Corners'.H142]) &gt; 0;IF(LEN(['Numeric Corners'.B142]) &gt; 0;['Numeric Corners'.B142] &amp; &quot;=&quot; &amp; ['Numeric Corners'.C142]);&quot;&quot;)">
            <text:p/>
          </table:table-cell>
          <table:table-cell table:style-name="ce16" table:formula="of:=IF(LEN(['Numeric Corners'.H142]) &gt; 0;IF(LEN(['Numeric Corners'.B142]) &gt; 0;['Numeric Corners'.B142] &amp; &quot;=&quot; &amp; ['Numeric Corners'.D142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143]) &gt; 0; ['Numeric Corners'.H143]; &quot;&quot;)">
            <text:p/>
          </table:table-cell>
          <table:table-cell table:style-name="ce16" table:formula="of:=IF(LEN(['Numeric Corners'.H143]) &gt; 0;&quot;[PACENOTE::&quot; &amp; ['Numeric Corners'.B143] &amp; &quot;]&quot; &amp; CHAR(10) &amp; IF(LEN(['Numeric Corners'.A143]) &gt; 0;&quot;id=&quot; &amp; ['Numeric Corners'.A143] &amp; CHAR(10);&quot;&quot;) &amp; &quot;Sounds=1&quot; &amp; CHAR(10) &amp; &quot;Snd0=&quot; &amp; LOWER(['Numeric Corners'.B143]) &amp; &quot;.ogg&quot; &amp; CHAR(10) &amp; IF(LEN(['Numeric Corners'.F143]) &gt; 0; &quot;link=&quot; &amp; ['Numeric Corners'.F143] &amp; CHAR(10);&quot;&quot;) &amp; IF(LEN(['Numeric Corners'.G143])&gt;0;&quot;standard=&quot; &amp; ['Numeric Corners'.G143] &amp; CHAR(10);&quot;&quot;) &amp; &quot;column=&quot; &amp; ['Numeric Corners'.I143] &amp; CHAR(10);&quot;&quot;)">
            <text:p/>
          </table:table-cell>
          <table:table-cell table:style-name="ce16" table:formula="of:=IF(LEN(['Numeric Corners'.H143]) &gt; 0;IF(LEN(['Numeric Corners'.B143]) &gt; 0;['Numeric Corners'.B143] &amp; &quot;=&quot; &amp; ['Numeric Corners'.C143]);&quot;&quot;)">
            <text:p/>
          </table:table-cell>
          <table:table-cell table:style-name="ce16" table:formula="of:=IF(LEN(['Numeric Corners'.H143]) &gt; 0;IF(LEN(['Numeric Corners'.B143]) &gt; 0;['Numeric Corners'.B143] &amp; &quot;=&quot; &amp; ['Numeric Corners'.D143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144]) &gt; 0; ['Numeric Corners'.H144]; &quot;&quot;)">
            <text:p/>
          </table:table-cell>
          <table:table-cell table:style-name="ce16" table:formula="of:=IF(LEN(['Numeric Corners'.H144]) &gt; 0;&quot;[PACENOTE::&quot; &amp; ['Numeric Corners'.B144] &amp; &quot;]&quot; &amp; CHAR(10) &amp; IF(LEN(['Numeric Corners'.A144]) &gt; 0;&quot;id=&quot; &amp; ['Numeric Corners'.A144] &amp; CHAR(10);&quot;&quot;) &amp; &quot;Sounds=1&quot; &amp; CHAR(10) &amp; &quot;Snd0=&quot; &amp; LOWER(['Numeric Corners'.B144]) &amp; &quot;.ogg&quot; &amp; CHAR(10) &amp; IF(LEN(['Numeric Corners'.F144]) &gt; 0; &quot;link=&quot; &amp; ['Numeric Corners'.F144] &amp; CHAR(10);&quot;&quot;) &amp; IF(LEN(['Numeric Corners'.G144])&gt;0;&quot;standard=&quot; &amp; ['Numeric Corners'.G144] &amp; CHAR(10);&quot;&quot;) &amp; &quot;column=&quot; &amp; ['Numeric Corners'.I144] &amp; CHAR(10);&quot;&quot;)">
            <text:p/>
          </table:table-cell>
          <table:table-cell table:style-name="ce16" table:formula="of:=IF(LEN(['Numeric Corners'.H144]) &gt; 0;IF(LEN(['Numeric Corners'.B144]) &gt; 0;['Numeric Corners'.B144] &amp; &quot;=&quot; &amp; ['Numeric Corners'.C144]);&quot;&quot;)">
            <text:p/>
          </table:table-cell>
          <table:table-cell table:style-name="ce16" table:formula="of:=IF(LEN(['Numeric Corners'.H144]) &gt; 0;IF(LEN(['Numeric Corners'.B144]) &gt; 0;['Numeric Corners'.B144] &amp; &quot;=&quot; &amp; ['Numeric Corners'.D144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145]) &gt; 0; ['Numeric Corners'.H145]; &quot;&quot;)">
            <text:p/>
          </table:table-cell>
          <table:table-cell table:style-name="ce16" table:formula="of:=IF(LEN(['Numeric Corners'.H145]) &gt; 0;&quot;[PACENOTE::&quot; &amp; ['Numeric Corners'.B145] &amp; &quot;]&quot; &amp; CHAR(10) &amp; IF(LEN(['Numeric Corners'.A145]) &gt; 0;&quot;id=&quot; &amp; ['Numeric Corners'.A145] &amp; CHAR(10);&quot;&quot;) &amp; &quot;Sounds=1&quot; &amp; CHAR(10) &amp; &quot;Snd0=&quot; &amp; LOWER(['Numeric Corners'.B145]) &amp; &quot;.ogg&quot; &amp; CHAR(10) &amp; IF(LEN(['Numeric Corners'.F145]) &gt; 0; &quot;link=&quot; &amp; ['Numeric Corners'.F145] &amp; CHAR(10);&quot;&quot;) &amp; IF(LEN(['Numeric Corners'.G145])&gt;0;&quot;standard=&quot; &amp; ['Numeric Corners'.G145] &amp; CHAR(10);&quot;&quot;) &amp; &quot;column=&quot; &amp; ['Numeric Corners'.I145] &amp; CHAR(10);&quot;&quot;)">
            <text:p/>
          </table:table-cell>
          <table:table-cell table:style-name="ce16" table:formula="of:=IF(LEN(['Numeric Corners'.H145]) &gt; 0;IF(LEN(['Numeric Corners'.B145]) &gt; 0;['Numeric Corners'.B145] &amp; &quot;=&quot; &amp; ['Numeric Corners'.C145]);&quot;&quot;)">
            <text:p/>
          </table:table-cell>
          <table:table-cell table:style-name="ce16" table:formula="of:=IF(LEN(['Numeric Corners'.H145]) &gt; 0;IF(LEN(['Numeric Corners'.B145]) &gt; 0;['Numeric Corners'.B145] &amp; &quot;=&quot; &amp; ['Numeric Corners'.D145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146]) &gt; 0; ['Numeric Corners'.H146]; &quot;&quot;)">
            <text:p/>
          </table:table-cell>
          <table:table-cell table:style-name="ce16" table:formula="of:=IF(LEN(['Numeric Corners'.H146]) &gt; 0;&quot;[PACENOTE::&quot; &amp; ['Numeric Corners'.B146] &amp; &quot;]&quot; &amp; CHAR(10) &amp; IF(LEN(['Numeric Corners'.A146]) &gt; 0;&quot;id=&quot; &amp; ['Numeric Corners'.A146] &amp; CHAR(10);&quot;&quot;) &amp; &quot;Sounds=1&quot; &amp; CHAR(10) &amp; &quot;Snd0=&quot; &amp; LOWER(['Numeric Corners'.B146]) &amp; &quot;.ogg&quot; &amp; CHAR(10) &amp; IF(LEN(['Numeric Corners'.F146]) &gt; 0; &quot;link=&quot; &amp; ['Numeric Corners'.F146] &amp; CHAR(10);&quot;&quot;) &amp; IF(LEN(['Numeric Corners'.G146])&gt;0;&quot;standard=&quot; &amp; ['Numeric Corners'.G146] &amp; CHAR(10);&quot;&quot;) &amp; &quot;column=&quot; &amp; ['Numeric Corners'.I146] &amp; CHAR(10);&quot;&quot;)">
            <text:p/>
          </table:table-cell>
          <table:table-cell table:style-name="ce16" table:formula="of:=IF(LEN(['Numeric Corners'.H146]) &gt; 0;IF(LEN(['Numeric Corners'.B146]) &gt; 0;['Numeric Corners'.B146] &amp; &quot;=&quot; &amp; ['Numeric Corners'.C146]);&quot;&quot;)">
            <text:p/>
          </table:table-cell>
          <table:table-cell table:style-name="ce16" table:formula="of:=IF(LEN(['Numeric Corners'.H146]) &gt; 0;IF(LEN(['Numeric Corners'.B146]) &gt; 0;['Numeric Corners'.B146] &amp; &quot;=&quot; &amp; ['Numeric Corners'.D146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147]) &gt; 0; ['Numeric Corners'.H147]; &quot;&quot;)">
            <text:p/>
          </table:table-cell>
          <table:table-cell table:style-name="ce16" table:formula="of:=IF(LEN(['Numeric Corners'.H147]) &gt; 0;&quot;[PACENOTE::&quot; &amp; ['Numeric Corners'.B147] &amp; &quot;]&quot; &amp; CHAR(10) &amp; IF(LEN(['Numeric Corners'.A147]) &gt; 0;&quot;id=&quot; &amp; ['Numeric Corners'.A147] &amp; CHAR(10);&quot;&quot;) &amp; &quot;Sounds=1&quot; &amp; CHAR(10) &amp; &quot;Snd0=&quot; &amp; LOWER(['Numeric Corners'.B147]) &amp; &quot;.ogg&quot; &amp; CHAR(10) &amp; IF(LEN(['Numeric Corners'.F147]) &gt; 0; &quot;link=&quot; &amp; ['Numeric Corners'.F147] &amp; CHAR(10);&quot;&quot;) &amp; IF(LEN(['Numeric Corners'.G147])&gt;0;&quot;standard=&quot; &amp; ['Numeric Corners'.G147] &amp; CHAR(10);&quot;&quot;) &amp; &quot;column=&quot; &amp; ['Numeric Corners'.I147] &amp; CHAR(10);&quot;&quot;)">
            <text:p/>
          </table:table-cell>
          <table:table-cell table:style-name="ce16" table:formula="of:=IF(LEN(['Numeric Corners'.H147]) &gt; 0;IF(LEN(['Numeric Corners'.B147]) &gt; 0;['Numeric Corners'.B147] &amp; &quot;=&quot; &amp; ['Numeric Corners'.C147]);&quot;&quot;)">
            <text:p/>
          </table:table-cell>
          <table:table-cell table:style-name="ce16" table:formula="of:=IF(LEN(['Numeric Corners'.H147]) &gt; 0;IF(LEN(['Numeric Corners'.B147]) &gt; 0;['Numeric Corners'.B147] &amp; &quot;=&quot; &amp; ['Numeric Corners'.D147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148]) &gt; 0; ['Numeric Corners'.H148]; &quot;&quot;)">
            <text:p/>
          </table:table-cell>
          <table:table-cell table:style-name="ce16" table:formula="of:=IF(LEN(['Numeric Corners'.H148]) &gt; 0;&quot;[PACENOTE::&quot; &amp; ['Numeric Corners'.B148] &amp; &quot;]&quot; &amp; CHAR(10) &amp; IF(LEN(['Numeric Corners'.A148]) &gt; 0;&quot;id=&quot; &amp; ['Numeric Corners'.A148] &amp; CHAR(10);&quot;&quot;) &amp; &quot;Sounds=1&quot; &amp; CHAR(10) &amp; &quot;Snd0=&quot; &amp; LOWER(['Numeric Corners'.B148]) &amp; &quot;.ogg&quot; &amp; CHAR(10) &amp; IF(LEN(['Numeric Corners'.F148]) &gt; 0; &quot;link=&quot; &amp; ['Numeric Corners'.F148] &amp; CHAR(10);&quot;&quot;) &amp; IF(LEN(['Numeric Corners'.G148])&gt;0;&quot;standard=&quot; &amp; ['Numeric Corners'.G148] &amp; CHAR(10);&quot;&quot;) &amp; &quot;column=&quot; &amp; ['Numeric Corners'.I148] &amp; CHAR(10);&quot;&quot;)">
            <text:p/>
          </table:table-cell>
          <table:table-cell table:style-name="ce16" table:formula="of:=IF(LEN(['Numeric Corners'.H148]) &gt; 0;IF(LEN(['Numeric Corners'.B148]) &gt; 0;['Numeric Corners'.B148] &amp; &quot;=&quot; &amp; ['Numeric Corners'.C148]);&quot;&quot;)">
            <text:p/>
          </table:table-cell>
          <table:table-cell table:style-name="ce16" table:formula="of:=IF(LEN(['Numeric Corners'.H148]) &gt; 0;IF(LEN(['Numeric Corners'.B148]) &gt; 0;['Numeric Corners'.B148] &amp; &quot;=&quot; &amp; ['Numeric Corners'.D148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149]) &gt; 0; ['Numeric Corners'.H149]; &quot;&quot;)">
            <text:p/>
          </table:table-cell>
          <table:table-cell table:style-name="ce16" table:formula="of:=IF(LEN(['Numeric Corners'.H149]) &gt; 0;&quot;[PACENOTE::&quot; &amp; ['Numeric Corners'.B149] &amp; &quot;]&quot; &amp; CHAR(10) &amp; IF(LEN(['Numeric Corners'.A149]) &gt; 0;&quot;id=&quot; &amp; ['Numeric Corners'.A149] &amp; CHAR(10);&quot;&quot;) &amp; &quot;Sounds=1&quot; &amp; CHAR(10) &amp; &quot;Snd0=&quot; &amp; LOWER(['Numeric Corners'.B149]) &amp; &quot;.ogg&quot; &amp; CHAR(10) &amp; IF(LEN(['Numeric Corners'.F149]) &gt; 0; &quot;link=&quot; &amp; ['Numeric Corners'.F149] &amp; CHAR(10);&quot;&quot;) &amp; IF(LEN(['Numeric Corners'.G149])&gt;0;&quot;standard=&quot; &amp; ['Numeric Corners'.G149] &amp; CHAR(10);&quot;&quot;) &amp; &quot;column=&quot; &amp; ['Numeric Corners'.I149] &amp; CHAR(10);&quot;&quot;)">
            <text:p/>
          </table:table-cell>
          <table:table-cell table:style-name="ce16" table:formula="of:=IF(LEN(['Numeric Corners'.H149]) &gt; 0;IF(LEN(['Numeric Corners'.B149]) &gt; 0;['Numeric Corners'.B149] &amp; &quot;=&quot; &amp; ['Numeric Corners'.C149]);&quot;&quot;)">
            <text:p/>
          </table:table-cell>
          <table:table-cell table:style-name="ce16" table:formula="of:=IF(LEN(['Numeric Corners'.H149]) &gt; 0;IF(LEN(['Numeric Corners'.B149]) &gt; 0;['Numeric Corners'.B149] &amp; &quot;=&quot; &amp; ['Numeric Corners'.D149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150]) &gt; 0; ['Numeric Corners'.H150]; &quot;&quot;)">
            <text:p/>
          </table:table-cell>
          <table:table-cell table:style-name="ce16" table:formula="of:=IF(LEN(['Numeric Corners'.H150]) &gt; 0;&quot;[PACENOTE::&quot; &amp; ['Numeric Corners'.B150] &amp; &quot;]&quot; &amp; CHAR(10) &amp; IF(LEN(['Numeric Corners'.A150]) &gt; 0;&quot;id=&quot; &amp; ['Numeric Corners'.A150] &amp; CHAR(10);&quot;&quot;) &amp; &quot;Sounds=1&quot; &amp; CHAR(10) &amp; &quot;Snd0=&quot; &amp; LOWER(['Numeric Corners'.B150]) &amp; &quot;.ogg&quot; &amp; CHAR(10) &amp; IF(LEN(['Numeric Corners'.F150]) &gt; 0; &quot;link=&quot; &amp; ['Numeric Corners'.F150] &amp; CHAR(10);&quot;&quot;) &amp; IF(LEN(['Numeric Corners'.G150])&gt;0;&quot;standard=&quot; &amp; ['Numeric Corners'.G150] &amp; CHAR(10);&quot;&quot;) &amp; &quot;column=&quot; &amp; ['Numeric Corners'.I150] &amp; CHAR(10);&quot;&quot;)">
            <text:p/>
          </table:table-cell>
          <table:table-cell table:style-name="ce16" table:formula="of:=IF(LEN(['Numeric Corners'.H150]) &gt; 0;IF(LEN(['Numeric Corners'.B150]) &gt; 0;['Numeric Corners'.B150] &amp; &quot;=&quot; &amp; ['Numeric Corners'.C150]);&quot;&quot;)">
            <text:p/>
          </table:table-cell>
          <table:table-cell table:style-name="ce16" table:formula="of:=IF(LEN(['Numeric Corners'.H150]) &gt; 0;IF(LEN(['Numeric Corners'.B150]) &gt; 0;['Numeric Corners'.B150] &amp; &quot;=&quot; &amp; ['Numeric Corners'.D150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151]) &gt; 0; ['Numeric Corners'.H151]; &quot;&quot;)">
            <text:p/>
          </table:table-cell>
          <table:table-cell table:style-name="ce16" table:formula="of:=IF(LEN(['Numeric Corners'.H151]) &gt; 0;&quot;[PACENOTE::&quot; &amp; ['Numeric Corners'.B151] &amp; &quot;]&quot; &amp; CHAR(10) &amp; IF(LEN(['Numeric Corners'.A151]) &gt; 0;&quot;id=&quot; &amp; ['Numeric Corners'.A151] &amp; CHAR(10);&quot;&quot;) &amp; &quot;Sounds=1&quot; &amp; CHAR(10) &amp; &quot;Snd0=&quot; &amp; LOWER(['Numeric Corners'.B151]) &amp; &quot;.ogg&quot; &amp; CHAR(10) &amp; IF(LEN(['Numeric Corners'.F151]) &gt; 0; &quot;link=&quot; &amp; ['Numeric Corners'.F151] &amp; CHAR(10);&quot;&quot;) &amp; IF(LEN(['Numeric Corners'.G151])&gt;0;&quot;standard=&quot; &amp; ['Numeric Corners'.G151] &amp; CHAR(10);&quot;&quot;) &amp; &quot;column=&quot; &amp; ['Numeric Corners'.I151] &amp; CHAR(10);&quot;&quot;)">
            <text:p/>
          </table:table-cell>
          <table:table-cell table:style-name="ce16" table:formula="of:=IF(LEN(['Numeric Corners'.H151]) &gt; 0;IF(LEN(['Numeric Corners'.B151]) &gt; 0;['Numeric Corners'.B151] &amp; &quot;=&quot; &amp; ['Numeric Corners'.C151]);&quot;&quot;)">
            <text:p/>
          </table:table-cell>
          <table:table-cell table:style-name="ce16" table:formula="of:=IF(LEN(['Numeric Corners'.H151]) &gt; 0;IF(LEN(['Numeric Corners'.B151]) &gt; 0;['Numeric Corners'.B151] &amp; &quot;=&quot; &amp; ['Numeric Corners'.D151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152]) &gt; 0; ['Numeric Corners'.H152]; &quot;&quot;)">
            <text:p/>
          </table:table-cell>
          <table:table-cell table:style-name="ce16" table:formula="of:=IF(LEN(['Numeric Corners'.H152]) &gt; 0;&quot;[PACENOTE::&quot; &amp; ['Numeric Corners'.B152] &amp; &quot;]&quot; &amp; CHAR(10) &amp; IF(LEN(['Numeric Corners'.A152]) &gt; 0;&quot;id=&quot; &amp; ['Numeric Corners'.A152] &amp; CHAR(10);&quot;&quot;) &amp; &quot;Sounds=1&quot; &amp; CHAR(10) &amp; &quot;Snd0=&quot; &amp; LOWER(['Numeric Corners'.B152]) &amp; &quot;.ogg&quot; &amp; CHAR(10) &amp; IF(LEN(['Numeric Corners'.F152]) &gt; 0; &quot;link=&quot; &amp; ['Numeric Corners'.F152] &amp; CHAR(10);&quot;&quot;) &amp; IF(LEN(['Numeric Corners'.G152])&gt;0;&quot;standard=&quot; &amp; ['Numeric Corners'.G152] &amp; CHAR(10);&quot;&quot;) &amp; &quot;column=&quot; &amp; ['Numeric Corners'.I152] &amp; CHAR(10);&quot;&quot;)">
            <text:p/>
          </table:table-cell>
          <table:table-cell table:style-name="ce16" table:formula="of:=IF(LEN(['Numeric Corners'.H152]) &gt; 0;IF(LEN(['Numeric Corners'.B152]) &gt; 0;['Numeric Corners'.B152] &amp; &quot;=&quot; &amp; ['Numeric Corners'.C152]);&quot;&quot;)">
            <text:p/>
          </table:table-cell>
          <table:table-cell table:style-name="ce16" table:formula="of:=IF(LEN(['Numeric Corners'.H152]) &gt; 0;IF(LEN(['Numeric Corners'.B152]) &gt; 0;['Numeric Corners'.B152] &amp; &quot;=&quot; &amp; ['Numeric Corners'.D152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153]) &gt; 0; ['Numeric Corners'.H153]; &quot;&quot;)">
            <text:p/>
          </table:table-cell>
          <table:table-cell table:style-name="ce16" table:formula="of:=IF(LEN(['Numeric Corners'.H153]) &gt; 0;&quot;[PACENOTE::&quot; &amp; ['Numeric Corners'.B153] &amp; &quot;]&quot; &amp; CHAR(10) &amp; IF(LEN(['Numeric Corners'.A153]) &gt; 0;&quot;id=&quot; &amp; ['Numeric Corners'.A153] &amp; CHAR(10);&quot;&quot;) &amp; &quot;Sounds=1&quot; &amp; CHAR(10) &amp; &quot;Snd0=&quot; &amp; LOWER(['Numeric Corners'.B153]) &amp; &quot;.ogg&quot; &amp; CHAR(10) &amp; IF(LEN(['Numeric Corners'.F153]) &gt; 0; &quot;link=&quot; &amp; ['Numeric Corners'.F153] &amp; CHAR(10);&quot;&quot;) &amp; IF(LEN(['Numeric Corners'.G153])&gt;0;&quot;standard=&quot; &amp; ['Numeric Corners'.G153] &amp; CHAR(10);&quot;&quot;) &amp; &quot;column=&quot; &amp; ['Numeric Corners'.I153] &amp; CHAR(10);&quot;&quot;)">
            <text:p/>
          </table:table-cell>
          <table:table-cell table:style-name="ce16" table:formula="of:=IF(LEN(['Numeric Corners'.H153]) &gt; 0;IF(LEN(['Numeric Corners'.B153]) &gt; 0;['Numeric Corners'.B153] &amp; &quot;=&quot; &amp; ['Numeric Corners'.C153]);&quot;&quot;)">
            <text:p/>
          </table:table-cell>
          <table:table-cell table:style-name="ce16" table:formula="of:=IF(LEN(['Numeric Corners'.H153]) &gt; 0;IF(LEN(['Numeric Corners'.B153]) &gt; 0;['Numeric Corners'.B153] &amp; &quot;=&quot; &amp; ['Numeric Corners'.D153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154]) &gt; 0; ['Numeric Corners'.H154]; &quot;&quot;)">
            <text:p/>
          </table:table-cell>
          <table:table-cell table:style-name="ce16" table:formula="of:=IF(LEN(['Numeric Corners'.H154]) &gt; 0;&quot;[PACENOTE::&quot; &amp; ['Numeric Corners'.B154] &amp; &quot;]&quot; &amp; CHAR(10) &amp; IF(LEN(['Numeric Corners'.A154]) &gt; 0;&quot;id=&quot; &amp; ['Numeric Corners'.A154] &amp; CHAR(10);&quot;&quot;) &amp; &quot;Sounds=1&quot; &amp; CHAR(10) &amp; &quot;Snd0=&quot; &amp; LOWER(['Numeric Corners'.B154]) &amp; &quot;.ogg&quot; &amp; CHAR(10) &amp; IF(LEN(['Numeric Corners'.F154]) &gt; 0; &quot;link=&quot; &amp; ['Numeric Corners'.F154] &amp; CHAR(10);&quot;&quot;) &amp; IF(LEN(['Numeric Corners'.G154])&gt;0;&quot;standard=&quot; &amp; ['Numeric Corners'.G154] &amp; CHAR(10);&quot;&quot;) &amp; &quot;column=&quot; &amp; ['Numeric Corners'.I154] &amp; CHAR(10);&quot;&quot;)">
            <text:p/>
          </table:table-cell>
          <table:table-cell table:style-name="ce16" table:formula="of:=IF(LEN(['Numeric Corners'.H154]) &gt; 0;IF(LEN(['Numeric Corners'.B154]) &gt; 0;['Numeric Corners'.B154] &amp; &quot;=&quot; &amp; ['Numeric Corners'.C154]);&quot;&quot;)">
            <text:p/>
          </table:table-cell>
          <table:table-cell table:style-name="ce16" table:formula="of:=IF(LEN(['Numeric Corners'.H154]) &gt; 0;IF(LEN(['Numeric Corners'.B154]) &gt; 0;['Numeric Corners'.B154] &amp; &quot;=&quot; &amp; ['Numeric Corners'.D154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155]) &gt; 0; ['Numeric Corners'.H155]; &quot;&quot;)">
            <text:p/>
          </table:table-cell>
          <table:table-cell table:style-name="ce16" table:formula="of:=IF(LEN(['Numeric Corners'.H155]) &gt; 0;&quot;[PACENOTE::&quot; &amp; ['Numeric Corners'.B155] &amp; &quot;]&quot; &amp; CHAR(10) &amp; IF(LEN(['Numeric Corners'.A155]) &gt; 0;&quot;id=&quot; &amp; ['Numeric Corners'.A155] &amp; CHAR(10);&quot;&quot;) &amp; &quot;Sounds=1&quot; &amp; CHAR(10) &amp; &quot;Snd0=&quot; &amp; LOWER(['Numeric Corners'.B155]) &amp; &quot;.ogg&quot; &amp; CHAR(10) &amp; IF(LEN(['Numeric Corners'.F155]) &gt; 0; &quot;link=&quot; &amp; ['Numeric Corners'.F155] &amp; CHAR(10);&quot;&quot;) &amp; IF(LEN(['Numeric Corners'.G155])&gt;0;&quot;standard=&quot; &amp; ['Numeric Corners'.G155] &amp; CHAR(10);&quot;&quot;) &amp; &quot;column=&quot; &amp; ['Numeric Corners'.I155] &amp; CHAR(10);&quot;&quot;)">
            <text:p/>
          </table:table-cell>
          <table:table-cell table:style-name="ce16" table:formula="of:=IF(LEN(['Numeric Corners'.H155]) &gt; 0;IF(LEN(['Numeric Corners'.B155]) &gt; 0;['Numeric Corners'.B155] &amp; &quot;=&quot; &amp; ['Numeric Corners'.C155]);&quot;&quot;)">
            <text:p/>
          </table:table-cell>
          <table:table-cell table:style-name="ce16" table:formula="of:=IF(LEN(['Numeric Corners'.H155]) &gt; 0;IF(LEN(['Numeric Corners'.B155]) &gt; 0;['Numeric Corners'.B155] &amp; &quot;=&quot; &amp; ['Numeric Corners'.D155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156]) &gt; 0; ['Numeric Corners'.H156]; &quot;&quot;)">
            <text:p/>
          </table:table-cell>
          <table:table-cell table:style-name="ce16" table:formula="of:=IF(LEN(['Numeric Corners'.H156]) &gt; 0;&quot;[PACENOTE::&quot; &amp; ['Numeric Corners'.B156] &amp; &quot;]&quot; &amp; CHAR(10) &amp; IF(LEN(['Numeric Corners'.A156]) &gt; 0;&quot;id=&quot; &amp; ['Numeric Corners'.A156] &amp; CHAR(10);&quot;&quot;) &amp; &quot;Sounds=1&quot; &amp; CHAR(10) &amp; &quot;Snd0=&quot; &amp; LOWER(['Numeric Corners'.B156]) &amp; &quot;.ogg&quot; &amp; CHAR(10) &amp; IF(LEN(['Numeric Corners'.F156]) &gt; 0; &quot;link=&quot; &amp; ['Numeric Corners'.F156] &amp; CHAR(10);&quot;&quot;) &amp; IF(LEN(['Numeric Corners'.G156])&gt;0;&quot;standard=&quot; &amp; ['Numeric Corners'.G156] &amp; CHAR(10);&quot;&quot;) &amp; &quot;column=&quot; &amp; ['Numeric Corners'.I156] &amp; CHAR(10);&quot;&quot;)">
            <text:p/>
          </table:table-cell>
          <table:table-cell table:style-name="ce16" table:formula="of:=IF(LEN(['Numeric Corners'.H156]) &gt; 0;IF(LEN(['Numeric Corners'.B156]) &gt; 0;['Numeric Corners'.B156] &amp; &quot;=&quot; &amp; ['Numeric Corners'.C156]);&quot;&quot;)">
            <text:p/>
          </table:table-cell>
          <table:table-cell table:style-name="ce16" table:formula="of:=IF(LEN(['Numeric Corners'.H156]) &gt; 0;IF(LEN(['Numeric Corners'.B156]) &gt; 0;['Numeric Corners'.B156] &amp; &quot;=&quot; &amp; ['Numeric Corners'.D156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157]) &gt; 0; ['Numeric Corners'.H157]; &quot;&quot;)">
            <text:p/>
          </table:table-cell>
          <table:table-cell table:style-name="ce16" table:formula="of:=IF(LEN(['Numeric Corners'.H157]) &gt; 0;&quot;[PACENOTE::&quot; &amp; ['Numeric Corners'.B157] &amp; &quot;]&quot; &amp; CHAR(10) &amp; IF(LEN(['Numeric Corners'.A157]) &gt; 0;&quot;id=&quot; &amp; ['Numeric Corners'.A157] &amp; CHAR(10);&quot;&quot;) &amp; &quot;Sounds=1&quot; &amp; CHAR(10) &amp; &quot;Snd0=&quot; &amp; LOWER(['Numeric Corners'.B157]) &amp; &quot;.ogg&quot; &amp; CHAR(10) &amp; IF(LEN(['Numeric Corners'.F157]) &gt; 0; &quot;link=&quot; &amp; ['Numeric Corners'.F157] &amp; CHAR(10);&quot;&quot;) &amp; IF(LEN(['Numeric Corners'.G157])&gt;0;&quot;standard=&quot; &amp; ['Numeric Corners'.G157] &amp; CHAR(10);&quot;&quot;) &amp; &quot;column=&quot; &amp; ['Numeric Corners'.I157] &amp; CHAR(10);&quot;&quot;)">
            <text:p/>
          </table:table-cell>
          <table:table-cell table:style-name="ce16" table:formula="of:=IF(LEN(['Numeric Corners'.H157]) &gt; 0;IF(LEN(['Numeric Corners'.B157]) &gt; 0;['Numeric Corners'.B157] &amp; &quot;=&quot; &amp; ['Numeric Corners'.C157]);&quot;&quot;)">
            <text:p/>
          </table:table-cell>
          <table:table-cell table:style-name="ce16" table:formula="of:=IF(LEN(['Numeric Corners'.H157]) &gt; 0;IF(LEN(['Numeric Corners'.B157]) &gt; 0;['Numeric Corners'.B157] &amp; &quot;=&quot; &amp; ['Numeric Corners'.D157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158]) &gt; 0; ['Numeric Corners'.H158]; &quot;&quot;)">
            <text:p/>
          </table:table-cell>
          <table:table-cell table:style-name="ce16" table:formula="of:=IF(LEN(['Numeric Corners'.H158]) &gt; 0;&quot;[PACENOTE::&quot; &amp; ['Numeric Corners'.B158] &amp; &quot;]&quot; &amp; CHAR(10) &amp; IF(LEN(['Numeric Corners'.A158]) &gt; 0;&quot;id=&quot; &amp; ['Numeric Corners'.A158] &amp; CHAR(10);&quot;&quot;) &amp; &quot;Sounds=1&quot; &amp; CHAR(10) &amp; &quot;Snd0=&quot; &amp; LOWER(['Numeric Corners'.B158]) &amp; &quot;.ogg&quot; &amp; CHAR(10) &amp; IF(LEN(['Numeric Corners'.F158]) &gt; 0; &quot;link=&quot; &amp; ['Numeric Corners'.F158] &amp; CHAR(10);&quot;&quot;) &amp; IF(LEN(['Numeric Corners'.G158])&gt;0;&quot;standard=&quot; &amp; ['Numeric Corners'.G158] &amp; CHAR(10);&quot;&quot;) &amp; &quot;column=&quot; &amp; ['Numeric Corners'.I158] &amp; CHAR(10);&quot;&quot;)">
            <text:p/>
          </table:table-cell>
          <table:table-cell table:style-name="ce16" table:formula="of:=IF(LEN(['Numeric Corners'.H158]) &gt; 0;IF(LEN(['Numeric Corners'.B158]) &gt; 0;['Numeric Corners'.B158] &amp; &quot;=&quot; &amp; ['Numeric Corners'.C158]);&quot;&quot;)">
            <text:p/>
          </table:table-cell>
          <table:table-cell table:style-name="ce16" table:formula="of:=IF(LEN(['Numeric Corners'.H158]) &gt; 0;IF(LEN(['Numeric Corners'.B158]) &gt; 0;['Numeric Corners'.B158] &amp; &quot;=&quot; &amp; ['Numeric Corners'.D158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159]) &gt; 0; ['Numeric Corners'.H159]; &quot;&quot;)">
            <text:p/>
          </table:table-cell>
          <table:table-cell table:style-name="ce16" table:formula="of:=IF(LEN(['Numeric Corners'.H159]) &gt; 0;&quot;[PACENOTE::&quot; &amp; ['Numeric Corners'.B159] &amp; &quot;]&quot; &amp; CHAR(10) &amp; IF(LEN(['Numeric Corners'.A159]) &gt; 0;&quot;id=&quot; &amp; ['Numeric Corners'.A159] &amp; CHAR(10);&quot;&quot;) &amp; &quot;Sounds=1&quot; &amp; CHAR(10) &amp; &quot;Snd0=&quot; &amp; LOWER(['Numeric Corners'.B159]) &amp; &quot;.ogg&quot; &amp; CHAR(10) &amp; IF(LEN(['Numeric Corners'.F159]) &gt; 0; &quot;link=&quot; &amp; ['Numeric Corners'.F159] &amp; CHAR(10);&quot;&quot;) &amp; IF(LEN(['Numeric Corners'.G159])&gt;0;&quot;standard=&quot; &amp; ['Numeric Corners'.G159] &amp; CHAR(10);&quot;&quot;) &amp; &quot;column=&quot; &amp; ['Numeric Corners'.I159] &amp; CHAR(10);&quot;&quot;)">
            <text:p/>
          </table:table-cell>
          <table:table-cell table:style-name="ce16" table:formula="of:=IF(LEN(['Numeric Corners'.H159]) &gt; 0;IF(LEN(['Numeric Corners'.B159]) &gt; 0;['Numeric Corners'.B159] &amp; &quot;=&quot; &amp; ['Numeric Corners'.C159]);&quot;&quot;)">
            <text:p/>
          </table:table-cell>
          <table:table-cell table:style-name="ce16" table:formula="of:=IF(LEN(['Numeric Corners'.H159]) &gt; 0;IF(LEN(['Numeric Corners'.B159]) &gt; 0;['Numeric Corners'.B159] &amp; &quot;=&quot; &amp; ['Numeric Corners'.D159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160]) &gt; 0; ['Numeric Corners'.H160]; &quot;&quot;)">
            <text:p/>
          </table:table-cell>
          <table:table-cell table:style-name="ce16" table:formula="of:=IF(LEN(['Numeric Corners'.H160]) &gt; 0;&quot;[PACENOTE::&quot; &amp; ['Numeric Corners'.B160] &amp; &quot;]&quot; &amp; CHAR(10) &amp; IF(LEN(['Numeric Corners'.A160]) &gt; 0;&quot;id=&quot; &amp; ['Numeric Corners'.A160] &amp; CHAR(10);&quot;&quot;) &amp; &quot;Sounds=1&quot; &amp; CHAR(10) &amp; &quot;Snd0=&quot; &amp; LOWER(['Numeric Corners'.B160]) &amp; &quot;.ogg&quot; &amp; CHAR(10) &amp; IF(LEN(['Numeric Corners'.F160]) &gt; 0; &quot;link=&quot; &amp; ['Numeric Corners'.F160] &amp; CHAR(10);&quot;&quot;) &amp; IF(LEN(['Numeric Corners'.G160])&gt;0;&quot;standard=&quot; &amp; ['Numeric Corners'.G160] &amp; CHAR(10);&quot;&quot;) &amp; &quot;column=&quot; &amp; ['Numeric Corners'.I160] &amp; CHAR(10);&quot;&quot;)">
            <text:p/>
          </table:table-cell>
          <table:table-cell table:style-name="ce16" table:formula="of:=IF(LEN(['Numeric Corners'.H160]) &gt; 0;IF(LEN(['Numeric Corners'.B160]) &gt; 0;['Numeric Corners'.B160] &amp; &quot;=&quot; &amp; ['Numeric Corners'.C160]);&quot;&quot;)">
            <text:p/>
          </table:table-cell>
          <table:table-cell table:style-name="ce16" table:formula="of:=IF(LEN(['Numeric Corners'.H160]) &gt; 0;IF(LEN(['Numeric Corners'.B160]) &gt; 0;['Numeric Corners'.B160] &amp; &quot;=&quot; &amp; ['Numeric Corners'.D160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161]) &gt; 0; ['Numeric Corners'.H161]; &quot;&quot;)">
            <text:p/>
          </table:table-cell>
          <table:table-cell table:style-name="ce16" table:formula="of:=IF(LEN(['Numeric Corners'.H161]) &gt; 0;&quot;[PACENOTE::&quot; &amp; ['Numeric Corners'.B161] &amp; &quot;]&quot; &amp; CHAR(10) &amp; IF(LEN(['Numeric Corners'.A161]) &gt; 0;&quot;id=&quot; &amp; ['Numeric Corners'.A161] &amp; CHAR(10);&quot;&quot;) &amp; &quot;Sounds=1&quot; &amp; CHAR(10) &amp; &quot;Snd0=&quot; &amp; LOWER(['Numeric Corners'.B161]) &amp; &quot;.ogg&quot; &amp; CHAR(10) &amp; IF(LEN(['Numeric Corners'.F161]) &gt; 0; &quot;link=&quot; &amp; ['Numeric Corners'.F161] &amp; CHAR(10);&quot;&quot;) &amp; IF(LEN(['Numeric Corners'.G161])&gt;0;&quot;standard=&quot; &amp; ['Numeric Corners'.G161] &amp; CHAR(10);&quot;&quot;) &amp; &quot;column=&quot; &amp; ['Numeric Corners'.I161] &amp; CHAR(10);&quot;&quot;)">
            <text:p/>
          </table:table-cell>
          <table:table-cell table:style-name="ce16" table:formula="of:=IF(LEN(['Numeric Corners'.H161]) &gt; 0;IF(LEN(['Numeric Corners'.B161]) &gt; 0;['Numeric Corners'.B161] &amp; &quot;=&quot; &amp; ['Numeric Corners'.C161]);&quot;&quot;)">
            <text:p/>
          </table:table-cell>
          <table:table-cell table:style-name="ce16" table:formula="of:=IF(LEN(['Numeric Corners'.H161]) &gt; 0;IF(LEN(['Numeric Corners'.B161]) &gt; 0;['Numeric Corners'.B161] &amp; &quot;=&quot; &amp; ['Numeric Corners'.D161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162]) &gt; 0; ['Numeric Corners'.H162]; &quot;&quot;)">
            <text:p/>
          </table:table-cell>
          <table:table-cell table:style-name="ce16" table:formula="of:=IF(LEN(['Numeric Corners'.H162]) &gt; 0;&quot;[PACENOTE::&quot; &amp; ['Numeric Corners'.B162] &amp; &quot;]&quot; &amp; CHAR(10) &amp; IF(LEN(['Numeric Corners'.A162]) &gt; 0;&quot;id=&quot; &amp; ['Numeric Corners'.A162] &amp; CHAR(10);&quot;&quot;) &amp; &quot;Sounds=1&quot; &amp; CHAR(10) &amp; &quot;Snd0=&quot; &amp; LOWER(['Numeric Corners'.B162]) &amp; &quot;.ogg&quot; &amp; CHAR(10) &amp; IF(LEN(['Numeric Corners'.F162]) &gt; 0; &quot;link=&quot; &amp; ['Numeric Corners'.F162] &amp; CHAR(10);&quot;&quot;) &amp; IF(LEN(['Numeric Corners'.G162])&gt;0;&quot;standard=&quot; &amp; ['Numeric Corners'.G162] &amp; CHAR(10);&quot;&quot;) &amp; &quot;column=&quot; &amp; ['Numeric Corners'.I162] &amp; CHAR(10);&quot;&quot;)">
            <text:p/>
          </table:table-cell>
          <table:table-cell table:style-name="ce16" table:formula="of:=IF(LEN(['Numeric Corners'.H162]) &gt; 0;IF(LEN(['Numeric Corners'.B162]) &gt; 0;['Numeric Corners'.B162] &amp; &quot;=&quot; &amp; ['Numeric Corners'.C162]);&quot;&quot;)">
            <text:p/>
          </table:table-cell>
          <table:table-cell table:style-name="ce16" table:formula="of:=IF(LEN(['Numeric Corners'.H162]) &gt; 0;IF(LEN(['Numeric Corners'.B162]) &gt; 0;['Numeric Corners'.B162] &amp; &quot;=&quot; &amp; ['Numeric Corners'.D162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163]) &gt; 0; ['Numeric Corners'.H163]; &quot;&quot;)">
            <text:p/>
          </table:table-cell>
          <table:table-cell table:style-name="ce16" table:formula="of:=IF(LEN(['Numeric Corners'.H163]) &gt; 0;&quot;[PACENOTE::&quot; &amp; ['Numeric Corners'.B163] &amp; &quot;]&quot; &amp; CHAR(10) &amp; IF(LEN(['Numeric Corners'.A163]) &gt; 0;&quot;id=&quot; &amp; ['Numeric Corners'.A163] &amp; CHAR(10);&quot;&quot;) &amp; &quot;Sounds=1&quot; &amp; CHAR(10) &amp; &quot;Snd0=&quot; &amp; LOWER(['Numeric Corners'.B163]) &amp; &quot;.ogg&quot; &amp; CHAR(10) &amp; IF(LEN(['Numeric Corners'.F163]) &gt; 0; &quot;link=&quot; &amp; ['Numeric Corners'.F163] &amp; CHAR(10);&quot;&quot;) &amp; IF(LEN(['Numeric Corners'.G163])&gt;0;&quot;standard=&quot; &amp; ['Numeric Corners'.G163] &amp; CHAR(10);&quot;&quot;) &amp; &quot;column=&quot; &amp; ['Numeric Corners'.I163] &amp; CHAR(10);&quot;&quot;)">
            <text:p/>
          </table:table-cell>
          <table:table-cell table:style-name="ce16" table:formula="of:=IF(LEN(['Numeric Corners'.H163]) &gt; 0;IF(LEN(['Numeric Corners'.B163]) &gt; 0;['Numeric Corners'.B163] &amp; &quot;=&quot; &amp; ['Numeric Corners'.C163]);&quot;&quot;)">
            <text:p/>
          </table:table-cell>
          <table:table-cell table:style-name="ce16" table:formula="of:=IF(LEN(['Numeric Corners'.H163]) &gt; 0;IF(LEN(['Numeric Corners'.B163]) &gt; 0;['Numeric Corners'.B163] &amp; &quot;=&quot; &amp; ['Numeric Corners'.D163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164]) &gt; 0; ['Numeric Corners'.H164]; &quot;&quot;)">
            <text:p/>
          </table:table-cell>
          <table:table-cell table:style-name="ce16" table:formula="of:=IF(LEN(['Numeric Corners'.H164]) &gt; 0;&quot;[PACENOTE::&quot; &amp; ['Numeric Corners'.B164] &amp; &quot;]&quot; &amp; CHAR(10) &amp; IF(LEN(['Numeric Corners'.A164]) &gt; 0;&quot;id=&quot; &amp; ['Numeric Corners'.A164] &amp; CHAR(10);&quot;&quot;) &amp; &quot;Sounds=1&quot; &amp; CHAR(10) &amp; &quot;Snd0=&quot; &amp; LOWER(['Numeric Corners'.B164]) &amp; &quot;.ogg&quot; &amp; CHAR(10) &amp; IF(LEN(['Numeric Corners'.F164]) &gt; 0; &quot;link=&quot; &amp; ['Numeric Corners'.F164] &amp; CHAR(10);&quot;&quot;) &amp; IF(LEN(['Numeric Corners'.G164])&gt;0;&quot;standard=&quot; &amp; ['Numeric Corners'.G164] &amp; CHAR(10);&quot;&quot;) &amp; &quot;column=&quot; &amp; ['Numeric Corners'.I164] &amp; CHAR(10);&quot;&quot;)">
            <text:p/>
          </table:table-cell>
          <table:table-cell table:style-name="ce16" table:formula="of:=IF(LEN(['Numeric Corners'.H164]) &gt; 0;IF(LEN(['Numeric Corners'.B164]) &gt; 0;['Numeric Corners'.B164] &amp; &quot;=&quot; &amp; ['Numeric Corners'.C164]);&quot;&quot;)">
            <text:p/>
          </table:table-cell>
          <table:table-cell table:style-name="ce16" table:formula="of:=IF(LEN(['Numeric Corners'.H164]) &gt; 0;IF(LEN(['Numeric Corners'.B164]) &gt; 0;['Numeric Corners'.B164] &amp; &quot;=&quot; &amp; ['Numeric Corners'.D164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165]) &gt; 0; ['Numeric Corners'.H165]; &quot;&quot;)">
            <text:p/>
          </table:table-cell>
          <table:table-cell table:style-name="ce16" table:formula="of:=IF(LEN(['Numeric Corners'.H165]) &gt; 0;&quot;[PACENOTE::&quot; &amp; ['Numeric Corners'.B165] &amp; &quot;]&quot; &amp; CHAR(10) &amp; IF(LEN(['Numeric Corners'.A165]) &gt; 0;&quot;id=&quot; &amp; ['Numeric Corners'.A165] &amp; CHAR(10);&quot;&quot;) &amp; &quot;Sounds=1&quot; &amp; CHAR(10) &amp; &quot;Snd0=&quot; &amp; LOWER(['Numeric Corners'.B165]) &amp; &quot;.ogg&quot; &amp; CHAR(10) &amp; IF(LEN(['Numeric Corners'.F165]) &gt; 0; &quot;link=&quot; &amp; ['Numeric Corners'.F165] &amp; CHAR(10);&quot;&quot;) &amp; IF(LEN(['Numeric Corners'.G165])&gt;0;&quot;standard=&quot; &amp; ['Numeric Corners'.G165] &amp; CHAR(10);&quot;&quot;) &amp; &quot;column=&quot; &amp; ['Numeric Corners'.I165] &amp; CHAR(10);&quot;&quot;)">
            <text:p/>
          </table:table-cell>
          <table:table-cell table:style-name="ce16" table:formula="of:=IF(LEN(['Numeric Corners'.H165]) &gt; 0;IF(LEN(['Numeric Corners'.B165]) &gt; 0;['Numeric Corners'.B165] &amp; &quot;=&quot; &amp; ['Numeric Corners'.C165]);&quot;&quot;)">
            <text:p/>
          </table:table-cell>
          <table:table-cell table:style-name="ce16" table:formula="of:=IF(LEN(['Numeric Corners'.H165]) &gt; 0;IF(LEN(['Numeric Corners'.B165]) &gt; 0;['Numeric Corners'.B165] &amp; &quot;=&quot; &amp; ['Numeric Corners'.D165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166]) &gt; 0; ['Numeric Corners'.H166]; &quot;&quot;)">
            <text:p/>
          </table:table-cell>
          <table:table-cell table:style-name="ce16" table:formula="of:=IF(LEN(['Numeric Corners'.H166]) &gt; 0;&quot;[PACENOTE::&quot; &amp; ['Numeric Corners'.B166] &amp; &quot;]&quot; &amp; CHAR(10) &amp; IF(LEN(['Numeric Corners'.A166]) &gt; 0;&quot;id=&quot; &amp; ['Numeric Corners'.A166] &amp; CHAR(10);&quot;&quot;) &amp; &quot;Sounds=1&quot; &amp; CHAR(10) &amp; &quot;Snd0=&quot; &amp; LOWER(['Numeric Corners'.B166]) &amp; &quot;.ogg&quot; &amp; CHAR(10) &amp; IF(LEN(['Numeric Corners'.F166]) &gt; 0; &quot;link=&quot; &amp; ['Numeric Corners'.F166] &amp; CHAR(10);&quot;&quot;) &amp; IF(LEN(['Numeric Corners'.G166])&gt;0;&quot;standard=&quot; &amp; ['Numeric Corners'.G166] &amp; CHAR(10);&quot;&quot;) &amp; &quot;column=&quot; &amp; ['Numeric Corners'.I166] &amp; CHAR(10);&quot;&quot;)">
            <text:p/>
          </table:table-cell>
          <table:table-cell table:style-name="ce16" table:formula="of:=IF(LEN(['Numeric Corners'.H166]) &gt; 0;IF(LEN(['Numeric Corners'.B166]) &gt; 0;['Numeric Corners'.B166] &amp; &quot;=&quot; &amp; ['Numeric Corners'.C166]);&quot;&quot;)">
            <text:p/>
          </table:table-cell>
          <table:table-cell table:style-name="ce16" table:formula="of:=IF(LEN(['Numeric Corners'.H166]) &gt; 0;IF(LEN(['Numeric Corners'.B166]) &gt; 0;['Numeric Corners'.B166] &amp; &quot;=&quot; &amp; ['Numeric Corners'.D166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167]) &gt; 0; ['Numeric Corners'.H167]; &quot;&quot;)">
            <text:p/>
          </table:table-cell>
          <table:table-cell table:style-name="ce16" table:formula="of:=IF(LEN(['Numeric Corners'.H167]) &gt; 0;&quot;[PACENOTE::&quot; &amp; ['Numeric Corners'.B167] &amp; &quot;]&quot; &amp; CHAR(10) &amp; IF(LEN(['Numeric Corners'.A167]) &gt; 0;&quot;id=&quot; &amp; ['Numeric Corners'.A167] &amp; CHAR(10);&quot;&quot;) &amp; &quot;Sounds=1&quot; &amp; CHAR(10) &amp; &quot;Snd0=&quot; &amp; LOWER(['Numeric Corners'.B167]) &amp; &quot;.ogg&quot; &amp; CHAR(10) &amp; IF(LEN(['Numeric Corners'.F167]) &gt; 0; &quot;link=&quot; &amp; ['Numeric Corners'.F167] &amp; CHAR(10);&quot;&quot;) &amp; IF(LEN(['Numeric Corners'.G167])&gt;0;&quot;standard=&quot; &amp; ['Numeric Corners'.G167] &amp; CHAR(10);&quot;&quot;) &amp; &quot;column=&quot; &amp; ['Numeric Corners'.I167] &amp; CHAR(10);&quot;&quot;)">
            <text:p/>
          </table:table-cell>
          <table:table-cell table:style-name="ce16" table:formula="of:=IF(LEN(['Numeric Corners'.H167]) &gt; 0;IF(LEN(['Numeric Corners'.B167]) &gt; 0;['Numeric Corners'.B167] &amp; &quot;=&quot; &amp; ['Numeric Corners'.C167]);&quot;&quot;)">
            <text:p/>
          </table:table-cell>
          <table:table-cell table:style-name="ce16" table:formula="of:=IF(LEN(['Numeric Corners'.H167]) &gt; 0;IF(LEN(['Numeric Corners'.B167]) &gt; 0;['Numeric Corners'.B167] &amp; &quot;=&quot; &amp; ['Numeric Corners'.D167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168]) &gt; 0; ['Numeric Corners'.H168]; &quot;&quot;)">
            <text:p/>
          </table:table-cell>
          <table:table-cell table:style-name="ce16" table:formula="of:=IF(LEN(['Numeric Corners'.H168]) &gt; 0;&quot;[PACENOTE::&quot; &amp; ['Numeric Corners'.B168] &amp; &quot;]&quot; &amp; CHAR(10) &amp; IF(LEN(['Numeric Corners'.A168]) &gt; 0;&quot;id=&quot; &amp; ['Numeric Corners'.A168] &amp; CHAR(10);&quot;&quot;) &amp; &quot;Sounds=1&quot; &amp; CHAR(10) &amp; &quot;Snd0=&quot; &amp; LOWER(['Numeric Corners'.B168]) &amp; &quot;.ogg&quot; &amp; CHAR(10) &amp; IF(LEN(['Numeric Corners'.F168]) &gt; 0; &quot;link=&quot; &amp; ['Numeric Corners'.F168] &amp; CHAR(10);&quot;&quot;) &amp; IF(LEN(['Numeric Corners'.G168])&gt;0;&quot;standard=&quot; &amp; ['Numeric Corners'.G168] &amp; CHAR(10);&quot;&quot;) &amp; &quot;column=&quot; &amp; ['Numeric Corners'.I168] &amp; CHAR(10);&quot;&quot;)">
            <text:p/>
          </table:table-cell>
          <table:table-cell table:style-name="ce16" table:formula="of:=IF(LEN(['Numeric Corners'.H168]) &gt; 0;IF(LEN(['Numeric Corners'.B168]) &gt; 0;['Numeric Corners'.B168] &amp; &quot;=&quot; &amp; ['Numeric Corners'.C168]);&quot;&quot;)">
            <text:p/>
          </table:table-cell>
          <table:table-cell table:style-name="ce16" table:formula="of:=IF(LEN(['Numeric Corners'.H168]) &gt; 0;IF(LEN(['Numeric Corners'.B168]) &gt; 0;['Numeric Corners'.B168] &amp; &quot;=&quot; &amp; ['Numeric Corners'.D168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169]) &gt; 0; ['Numeric Corners'.H169]; &quot;&quot;)">
            <text:p/>
          </table:table-cell>
          <table:table-cell table:style-name="ce16" table:formula="of:=IF(LEN(['Numeric Corners'.H169]) &gt; 0;&quot;[PACENOTE::&quot; &amp; ['Numeric Corners'.B169] &amp; &quot;]&quot; &amp; CHAR(10) &amp; IF(LEN(['Numeric Corners'.A169]) &gt; 0;&quot;id=&quot; &amp; ['Numeric Corners'.A169] &amp; CHAR(10);&quot;&quot;) &amp; &quot;Sounds=1&quot; &amp; CHAR(10) &amp; &quot;Snd0=&quot; &amp; LOWER(['Numeric Corners'.B169]) &amp; &quot;.ogg&quot; &amp; CHAR(10) &amp; IF(LEN(['Numeric Corners'.F169]) &gt; 0; &quot;link=&quot; &amp; ['Numeric Corners'.F169] &amp; CHAR(10);&quot;&quot;) &amp; IF(LEN(['Numeric Corners'.G169])&gt;0;&quot;standard=&quot; &amp; ['Numeric Corners'.G169] &amp; CHAR(10);&quot;&quot;) &amp; &quot;column=&quot; &amp; ['Numeric Corners'.I169] &amp; CHAR(10);&quot;&quot;)">
            <text:p/>
          </table:table-cell>
          <table:table-cell table:style-name="ce16" table:formula="of:=IF(LEN(['Numeric Corners'.H169]) &gt; 0;IF(LEN(['Numeric Corners'.B169]) &gt; 0;['Numeric Corners'.B169] &amp; &quot;=&quot; &amp; ['Numeric Corners'.C169]);&quot;&quot;)">
            <text:p/>
          </table:table-cell>
          <table:table-cell table:style-name="ce16" table:formula="of:=IF(LEN(['Numeric Corners'.H169]) &gt; 0;IF(LEN(['Numeric Corners'.B169]) &gt; 0;['Numeric Corners'.B169] &amp; &quot;=&quot; &amp; ['Numeric Corners'.D169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170]) &gt; 0; ['Numeric Corners'.H170]; &quot;&quot;)">
            <text:p/>
          </table:table-cell>
          <table:table-cell table:style-name="ce16" table:formula="of:=IF(LEN(['Numeric Corners'.H170]) &gt; 0;&quot;[PACENOTE::&quot; &amp; ['Numeric Corners'.B170] &amp; &quot;]&quot; &amp; CHAR(10) &amp; IF(LEN(['Numeric Corners'.A170]) &gt; 0;&quot;id=&quot; &amp; ['Numeric Corners'.A170] &amp; CHAR(10);&quot;&quot;) &amp; &quot;Sounds=1&quot; &amp; CHAR(10) &amp; &quot;Snd0=&quot; &amp; LOWER(['Numeric Corners'.B170]) &amp; &quot;.ogg&quot; &amp; CHAR(10) &amp; IF(LEN(['Numeric Corners'.F170]) &gt; 0; &quot;link=&quot; &amp; ['Numeric Corners'.F170] &amp; CHAR(10);&quot;&quot;) &amp; IF(LEN(['Numeric Corners'.G170])&gt;0;&quot;standard=&quot; &amp; ['Numeric Corners'.G170] &amp; CHAR(10);&quot;&quot;) &amp; &quot;column=&quot; &amp; ['Numeric Corners'.I170] &amp; CHAR(10);&quot;&quot;)">
            <text:p/>
          </table:table-cell>
          <table:table-cell table:style-name="ce16" table:formula="of:=IF(LEN(['Numeric Corners'.H170]) &gt; 0;IF(LEN(['Numeric Corners'.B170]) &gt; 0;['Numeric Corners'.B170] &amp; &quot;=&quot; &amp; ['Numeric Corners'.C170]);&quot;&quot;)">
            <text:p/>
          </table:table-cell>
          <table:table-cell table:style-name="ce16" table:formula="of:=IF(LEN(['Numeric Corners'.H170]) &gt; 0;IF(LEN(['Numeric Corners'.B170]) &gt; 0;['Numeric Corners'.B170] &amp; &quot;=&quot; &amp; ['Numeric Corners'.D170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171]) &gt; 0; ['Numeric Corners'.H171]; &quot;&quot;)">
            <text:p/>
          </table:table-cell>
          <table:table-cell table:style-name="ce16" table:formula="of:=IF(LEN(['Numeric Corners'.H171]) &gt; 0;&quot;[PACENOTE::&quot; &amp; ['Numeric Corners'.B171] &amp; &quot;]&quot; &amp; CHAR(10) &amp; IF(LEN(['Numeric Corners'.A171]) &gt; 0;&quot;id=&quot; &amp; ['Numeric Corners'.A171] &amp; CHAR(10);&quot;&quot;) &amp; &quot;Sounds=1&quot; &amp; CHAR(10) &amp; &quot;Snd0=&quot; &amp; LOWER(['Numeric Corners'.B171]) &amp; &quot;.ogg&quot; &amp; CHAR(10) &amp; IF(LEN(['Numeric Corners'.F171]) &gt; 0; &quot;link=&quot; &amp; ['Numeric Corners'.F171] &amp; CHAR(10);&quot;&quot;) &amp; IF(LEN(['Numeric Corners'.G171])&gt;0;&quot;standard=&quot; &amp; ['Numeric Corners'.G171] &amp; CHAR(10);&quot;&quot;) &amp; &quot;column=&quot; &amp; ['Numeric Corners'.I171] &amp; CHAR(10);&quot;&quot;)">
            <text:p/>
          </table:table-cell>
          <table:table-cell table:style-name="ce16" table:formula="of:=IF(LEN(['Numeric Corners'.H171]) &gt; 0;IF(LEN(['Numeric Corners'.B171]) &gt; 0;['Numeric Corners'.B171] &amp; &quot;=&quot; &amp; ['Numeric Corners'.C171]);&quot;&quot;)">
            <text:p/>
          </table:table-cell>
          <table:table-cell table:style-name="ce16" table:formula="of:=IF(LEN(['Numeric Corners'.H171]) &gt; 0;IF(LEN(['Numeric Corners'.B171]) &gt; 0;['Numeric Corners'.B171] &amp; &quot;=&quot; &amp; ['Numeric Corners'.D171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172]) &gt; 0; ['Numeric Corners'.H172]; &quot;&quot;)">
            <text:p/>
          </table:table-cell>
          <table:table-cell table:style-name="ce16" table:formula="of:=IF(LEN(['Numeric Corners'.H172]) &gt; 0;&quot;[PACENOTE::&quot; &amp; ['Numeric Corners'.B172] &amp; &quot;]&quot; &amp; CHAR(10) &amp; IF(LEN(['Numeric Corners'.A172]) &gt; 0;&quot;id=&quot; &amp; ['Numeric Corners'.A172] &amp; CHAR(10);&quot;&quot;) &amp; &quot;Sounds=1&quot; &amp; CHAR(10) &amp; &quot;Snd0=&quot; &amp; LOWER(['Numeric Corners'.B172]) &amp; &quot;.ogg&quot; &amp; CHAR(10) &amp; IF(LEN(['Numeric Corners'.F172]) &gt; 0; &quot;link=&quot; &amp; ['Numeric Corners'.F172] &amp; CHAR(10);&quot;&quot;) &amp; IF(LEN(['Numeric Corners'.G172])&gt;0;&quot;standard=&quot; &amp; ['Numeric Corners'.G172] &amp; CHAR(10);&quot;&quot;) &amp; &quot;column=&quot; &amp; ['Numeric Corners'.I172] &amp; CHAR(10);&quot;&quot;)">
            <text:p/>
          </table:table-cell>
          <table:table-cell table:style-name="ce16" table:formula="of:=IF(LEN(['Numeric Corners'.H172]) &gt; 0;IF(LEN(['Numeric Corners'.B172]) &gt; 0;['Numeric Corners'.B172] &amp; &quot;=&quot; &amp; ['Numeric Corners'.C172]);&quot;&quot;)">
            <text:p/>
          </table:table-cell>
          <table:table-cell table:style-name="ce16" table:formula="of:=IF(LEN(['Numeric Corners'.H172]) &gt; 0;IF(LEN(['Numeric Corners'.B172]) &gt; 0;['Numeric Corners'.B172] &amp; &quot;=&quot; &amp; ['Numeric Corners'.D172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173]) &gt; 0; ['Numeric Corners'.H173]; &quot;&quot;)">
            <text:p/>
          </table:table-cell>
          <table:table-cell table:style-name="ce16" table:formula="of:=IF(LEN(['Numeric Corners'.H173]) &gt; 0;&quot;[PACENOTE::&quot; &amp; ['Numeric Corners'.B173] &amp; &quot;]&quot; &amp; CHAR(10) &amp; IF(LEN(['Numeric Corners'.A173]) &gt; 0;&quot;id=&quot; &amp; ['Numeric Corners'.A173] &amp; CHAR(10);&quot;&quot;) &amp; &quot;Sounds=1&quot; &amp; CHAR(10) &amp; &quot;Snd0=&quot; &amp; LOWER(['Numeric Corners'.B173]) &amp; &quot;.ogg&quot; &amp; CHAR(10) &amp; IF(LEN(['Numeric Corners'.F173]) &gt; 0; &quot;link=&quot; &amp; ['Numeric Corners'.F173] &amp; CHAR(10);&quot;&quot;) &amp; IF(LEN(['Numeric Corners'.G173])&gt;0;&quot;standard=&quot; &amp; ['Numeric Corners'.G173] &amp; CHAR(10);&quot;&quot;) &amp; &quot;column=&quot; &amp; ['Numeric Corners'.I173] &amp; CHAR(10);&quot;&quot;)">
            <text:p/>
          </table:table-cell>
          <table:table-cell table:style-name="ce16" table:formula="of:=IF(LEN(['Numeric Corners'.H173]) &gt; 0;IF(LEN(['Numeric Corners'.B173]) &gt; 0;['Numeric Corners'.B173] &amp; &quot;=&quot; &amp; ['Numeric Corners'.C173]);&quot;&quot;)">
            <text:p/>
          </table:table-cell>
          <table:table-cell table:style-name="ce16" table:formula="of:=IF(LEN(['Numeric Corners'.H173]) &gt; 0;IF(LEN(['Numeric Corners'.B173]) &gt; 0;['Numeric Corners'.B173] &amp; &quot;=&quot; &amp; ['Numeric Corners'.D173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174]) &gt; 0; ['Numeric Corners'.H174]; &quot;&quot;)">
            <text:p/>
          </table:table-cell>
          <table:table-cell table:style-name="ce16" table:formula="of:=IF(LEN(['Numeric Corners'.H174]) &gt; 0;&quot;[PACENOTE::&quot; &amp; ['Numeric Corners'.B174] &amp; &quot;]&quot; &amp; CHAR(10) &amp; IF(LEN(['Numeric Corners'.A174]) &gt; 0;&quot;id=&quot; &amp; ['Numeric Corners'.A174] &amp; CHAR(10);&quot;&quot;) &amp; &quot;Sounds=1&quot; &amp; CHAR(10) &amp; &quot;Snd0=&quot; &amp; LOWER(['Numeric Corners'.B174]) &amp; &quot;.ogg&quot; &amp; CHAR(10) &amp; IF(LEN(['Numeric Corners'.F174]) &gt; 0; &quot;link=&quot; &amp; ['Numeric Corners'.F174] &amp; CHAR(10);&quot;&quot;) &amp; IF(LEN(['Numeric Corners'.G174])&gt;0;&quot;standard=&quot; &amp; ['Numeric Corners'.G174] &amp; CHAR(10);&quot;&quot;) &amp; &quot;column=&quot; &amp; ['Numeric Corners'.I174] &amp; CHAR(10);&quot;&quot;)">
            <text:p/>
          </table:table-cell>
          <table:table-cell table:style-name="ce16" table:formula="of:=IF(LEN(['Numeric Corners'.H174]) &gt; 0;IF(LEN(['Numeric Corners'.B174]) &gt; 0;['Numeric Corners'.B174] &amp; &quot;=&quot; &amp; ['Numeric Corners'.C174]);&quot;&quot;)">
            <text:p/>
          </table:table-cell>
          <table:table-cell table:style-name="ce16" table:formula="of:=IF(LEN(['Numeric Corners'.H174]) &gt; 0;IF(LEN(['Numeric Corners'.B174]) &gt; 0;['Numeric Corners'.B174] &amp; &quot;=&quot; &amp; ['Numeric Corners'.D174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175]) &gt; 0; ['Numeric Corners'.H175]; &quot;&quot;)">
            <text:p/>
          </table:table-cell>
          <table:table-cell table:style-name="ce16" table:formula="of:=IF(LEN(['Numeric Corners'.H175]) &gt; 0;&quot;[PACENOTE::&quot; &amp; ['Numeric Corners'.B175] &amp; &quot;]&quot; &amp; CHAR(10) &amp; IF(LEN(['Numeric Corners'.A175]) &gt; 0;&quot;id=&quot; &amp; ['Numeric Corners'.A175] &amp; CHAR(10);&quot;&quot;) &amp; &quot;Sounds=1&quot; &amp; CHAR(10) &amp; &quot;Snd0=&quot; &amp; LOWER(['Numeric Corners'.B175]) &amp; &quot;.ogg&quot; &amp; CHAR(10) &amp; IF(LEN(['Numeric Corners'.F175]) &gt; 0; &quot;link=&quot; &amp; ['Numeric Corners'.F175] &amp; CHAR(10);&quot;&quot;) &amp; IF(LEN(['Numeric Corners'.G175])&gt;0;&quot;standard=&quot; &amp; ['Numeric Corners'.G175] &amp; CHAR(10);&quot;&quot;) &amp; &quot;column=&quot; &amp; ['Numeric Corners'.I175] &amp; CHAR(10);&quot;&quot;)">
            <text:p/>
          </table:table-cell>
          <table:table-cell table:style-name="ce16" table:formula="of:=IF(LEN(['Numeric Corners'.H175]) &gt; 0;IF(LEN(['Numeric Corners'.B175]) &gt; 0;['Numeric Corners'.B175] &amp; &quot;=&quot; &amp; ['Numeric Corners'.C175]);&quot;&quot;)">
            <text:p/>
          </table:table-cell>
          <table:table-cell table:style-name="ce16" table:formula="of:=IF(LEN(['Numeric Corners'.H175]) &gt; 0;IF(LEN(['Numeric Corners'.B175]) &gt; 0;['Numeric Corners'.B175] &amp; &quot;=&quot; &amp; ['Numeric Corners'.D175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176]) &gt; 0; ['Numeric Corners'.H176]; &quot;&quot;)">
            <text:p/>
          </table:table-cell>
          <table:table-cell table:style-name="ce16" table:formula="of:=IF(LEN(['Numeric Corners'.H176]) &gt; 0;&quot;[PACENOTE::&quot; &amp; ['Numeric Corners'.B176] &amp; &quot;]&quot; &amp; CHAR(10) &amp; IF(LEN(['Numeric Corners'.A176]) &gt; 0;&quot;id=&quot; &amp; ['Numeric Corners'.A176] &amp; CHAR(10);&quot;&quot;) &amp; &quot;Sounds=1&quot; &amp; CHAR(10) &amp; &quot;Snd0=&quot; &amp; LOWER(['Numeric Corners'.B176]) &amp; &quot;.ogg&quot; &amp; CHAR(10) &amp; IF(LEN(['Numeric Corners'.F176]) &gt; 0; &quot;link=&quot; &amp; ['Numeric Corners'.F176] &amp; CHAR(10);&quot;&quot;) &amp; IF(LEN(['Numeric Corners'.G176])&gt;0;&quot;standard=&quot; &amp; ['Numeric Corners'.G176] &amp; CHAR(10);&quot;&quot;) &amp; &quot;column=&quot; &amp; ['Numeric Corners'.I176] &amp; CHAR(10);&quot;&quot;)">
            <text:p/>
          </table:table-cell>
          <table:table-cell table:style-name="ce16" table:formula="of:=IF(LEN(['Numeric Corners'.H176]) &gt; 0;IF(LEN(['Numeric Corners'.B176]) &gt; 0;['Numeric Corners'.B176] &amp; &quot;=&quot; &amp; ['Numeric Corners'.C176]);&quot;&quot;)">
            <text:p/>
          </table:table-cell>
          <table:table-cell table:style-name="ce16" table:formula="of:=IF(LEN(['Numeric Corners'.H176]) &gt; 0;IF(LEN(['Numeric Corners'.B176]) &gt; 0;['Numeric Corners'.B176] &amp; &quot;=&quot; &amp; ['Numeric Corners'.D176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177]) &gt; 0; ['Numeric Corners'.H177]; &quot;&quot;)">
            <text:p/>
          </table:table-cell>
          <table:table-cell table:style-name="ce16" table:formula="of:=IF(LEN(['Numeric Corners'.H177]) &gt; 0;&quot;[PACENOTE::&quot; &amp; ['Numeric Corners'.B177] &amp; &quot;]&quot; &amp; CHAR(10) &amp; IF(LEN(['Numeric Corners'.A177]) &gt; 0;&quot;id=&quot; &amp; ['Numeric Corners'.A177] &amp; CHAR(10);&quot;&quot;) &amp; &quot;Sounds=1&quot; &amp; CHAR(10) &amp; &quot;Snd0=&quot; &amp; LOWER(['Numeric Corners'.B177]) &amp; &quot;.ogg&quot; &amp; CHAR(10) &amp; IF(LEN(['Numeric Corners'.F177]) &gt; 0; &quot;link=&quot; &amp; ['Numeric Corners'.F177] &amp; CHAR(10);&quot;&quot;) &amp; IF(LEN(['Numeric Corners'.G177])&gt;0;&quot;standard=&quot; &amp; ['Numeric Corners'.G177] &amp; CHAR(10);&quot;&quot;) &amp; &quot;column=&quot; &amp; ['Numeric Corners'.I177] &amp; CHAR(10);&quot;&quot;)">
            <text:p/>
          </table:table-cell>
          <table:table-cell table:style-name="ce16" table:formula="of:=IF(LEN(['Numeric Corners'.H177]) &gt; 0;IF(LEN(['Numeric Corners'.B177]) &gt; 0;['Numeric Corners'.B177] &amp; &quot;=&quot; &amp; ['Numeric Corners'.C177]);&quot;&quot;)">
            <text:p/>
          </table:table-cell>
          <table:table-cell table:style-name="ce16" table:formula="of:=IF(LEN(['Numeric Corners'.H177]) &gt; 0;IF(LEN(['Numeric Corners'.B177]) &gt; 0;['Numeric Corners'.B177] &amp; &quot;=&quot; &amp; ['Numeric Corners'.D177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178]) &gt; 0; ['Numeric Corners'.H178]; &quot;&quot;)">
            <text:p/>
          </table:table-cell>
          <table:table-cell table:style-name="ce16" table:formula="of:=IF(LEN(['Numeric Corners'.H178]) &gt; 0;&quot;[PACENOTE::&quot; &amp; ['Numeric Corners'.B178] &amp; &quot;]&quot; &amp; CHAR(10) &amp; IF(LEN(['Numeric Corners'.A178]) &gt; 0;&quot;id=&quot; &amp; ['Numeric Corners'.A178] &amp; CHAR(10);&quot;&quot;) &amp; &quot;Sounds=1&quot; &amp; CHAR(10) &amp; &quot;Snd0=&quot; &amp; LOWER(['Numeric Corners'.B178]) &amp; &quot;.ogg&quot; &amp; CHAR(10) &amp; IF(LEN(['Numeric Corners'.F178]) &gt; 0; &quot;link=&quot; &amp; ['Numeric Corners'.F178] &amp; CHAR(10);&quot;&quot;) &amp; IF(LEN(['Numeric Corners'.G178])&gt;0;&quot;standard=&quot; &amp; ['Numeric Corners'.G178] &amp; CHAR(10);&quot;&quot;) &amp; &quot;column=&quot; &amp; ['Numeric Corners'.I178] &amp; CHAR(10);&quot;&quot;)">
            <text:p/>
          </table:table-cell>
          <table:table-cell table:style-name="ce16" table:formula="of:=IF(LEN(['Numeric Corners'.H178]) &gt; 0;IF(LEN(['Numeric Corners'.B178]) &gt; 0;['Numeric Corners'.B178] &amp; &quot;=&quot; &amp; ['Numeric Corners'.C178]);&quot;&quot;)">
            <text:p/>
          </table:table-cell>
          <table:table-cell table:style-name="ce16" table:formula="of:=IF(LEN(['Numeric Corners'.H178]) &gt; 0;IF(LEN(['Numeric Corners'.B178]) &gt; 0;['Numeric Corners'.B178] &amp; &quot;=&quot; &amp; ['Numeric Corners'.D178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179]) &gt; 0; ['Numeric Corners'.H179]; &quot;&quot;)">
            <text:p/>
          </table:table-cell>
          <table:table-cell table:style-name="ce16" table:formula="of:=IF(LEN(['Numeric Corners'.H179]) &gt; 0;&quot;[PACENOTE::&quot; &amp; ['Numeric Corners'.B179] &amp; &quot;]&quot; &amp; CHAR(10) &amp; IF(LEN(['Numeric Corners'.A179]) &gt; 0;&quot;id=&quot; &amp; ['Numeric Corners'.A179] &amp; CHAR(10);&quot;&quot;) &amp; &quot;Sounds=1&quot; &amp; CHAR(10) &amp; &quot;Snd0=&quot; &amp; LOWER(['Numeric Corners'.B179]) &amp; &quot;.ogg&quot; &amp; CHAR(10) &amp; IF(LEN(['Numeric Corners'.F179]) &gt; 0; &quot;link=&quot; &amp; ['Numeric Corners'.F179] &amp; CHAR(10);&quot;&quot;) &amp; IF(LEN(['Numeric Corners'.G179])&gt;0;&quot;standard=&quot; &amp; ['Numeric Corners'.G179] &amp; CHAR(10);&quot;&quot;) &amp; &quot;column=&quot; &amp; ['Numeric Corners'.I179] &amp; CHAR(10);&quot;&quot;)">
            <text:p/>
          </table:table-cell>
          <table:table-cell table:style-name="ce16" table:formula="of:=IF(LEN(['Numeric Corners'.H179]) &gt; 0;IF(LEN(['Numeric Corners'.B179]) &gt; 0;['Numeric Corners'.B179] &amp; &quot;=&quot; &amp; ['Numeric Corners'.C179]);&quot;&quot;)">
            <text:p/>
          </table:table-cell>
          <table:table-cell table:style-name="ce16" table:formula="of:=IF(LEN(['Numeric Corners'.H179]) &gt; 0;IF(LEN(['Numeric Corners'.B179]) &gt; 0;['Numeric Corners'.B179] &amp; &quot;=&quot; &amp; ['Numeric Corners'.D179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180]) &gt; 0; ['Numeric Corners'.H180]; &quot;&quot;)">
            <text:p/>
          </table:table-cell>
          <table:table-cell table:style-name="ce16" table:formula="of:=IF(LEN(['Numeric Corners'.H180]) &gt; 0;&quot;[PACENOTE::&quot; &amp; ['Numeric Corners'.B180] &amp; &quot;]&quot; &amp; CHAR(10) &amp; IF(LEN(['Numeric Corners'.A180]) &gt; 0;&quot;id=&quot; &amp; ['Numeric Corners'.A180] &amp; CHAR(10);&quot;&quot;) &amp; &quot;Sounds=1&quot; &amp; CHAR(10) &amp; &quot;Snd0=&quot; &amp; LOWER(['Numeric Corners'.B180]) &amp; &quot;.ogg&quot; &amp; CHAR(10) &amp; IF(LEN(['Numeric Corners'.F180]) &gt; 0; &quot;link=&quot; &amp; ['Numeric Corners'.F180] &amp; CHAR(10);&quot;&quot;) &amp; IF(LEN(['Numeric Corners'.G180])&gt;0;&quot;standard=&quot; &amp; ['Numeric Corners'.G180] &amp; CHAR(10);&quot;&quot;) &amp; &quot;column=&quot; &amp; ['Numeric Corners'.I180] &amp; CHAR(10);&quot;&quot;)">
            <text:p/>
          </table:table-cell>
          <table:table-cell table:style-name="ce16" table:formula="of:=IF(LEN(['Numeric Corners'.H180]) &gt; 0;IF(LEN(['Numeric Corners'.B180]) &gt; 0;['Numeric Corners'.B180] &amp; &quot;=&quot; &amp; ['Numeric Corners'.C180]);&quot;&quot;)">
            <text:p/>
          </table:table-cell>
          <table:table-cell table:style-name="ce16" table:formula="of:=IF(LEN(['Numeric Corners'.H180]) &gt; 0;IF(LEN(['Numeric Corners'.B180]) &gt; 0;['Numeric Corners'.B180] &amp; &quot;=&quot; &amp; ['Numeric Corners'.D180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181]) &gt; 0; ['Numeric Corners'.H181]; &quot;&quot;)">
            <text:p/>
          </table:table-cell>
          <table:table-cell table:style-name="ce16" table:formula="of:=IF(LEN(['Numeric Corners'.H181]) &gt; 0;&quot;[PACENOTE::&quot; &amp; ['Numeric Corners'.B181] &amp; &quot;]&quot; &amp; CHAR(10) &amp; IF(LEN(['Numeric Corners'.A181]) &gt; 0;&quot;id=&quot; &amp; ['Numeric Corners'.A181] &amp; CHAR(10);&quot;&quot;) &amp; &quot;Sounds=1&quot; &amp; CHAR(10) &amp; &quot;Snd0=&quot; &amp; LOWER(['Numeric Corners'.B181]) &amp; &quot;.ogg&quot; &amp; CHAR(10) &amp; IF(LEN(['Numeric Corners'.F181]) &gt; 0; &quot;link=&quot; &amp; ['Numeric Corners'.F181] &amp; CHAR(10);&quot;&quot;) &amp; IF(LEN(['Numeric Corners'.G181])&gt;0;&quot;standard=&quot; &amp; ['Numeric Corners'.G181] &amp; CHAR(10);&quot;&quot;) &amp; &quot;column=&quot; &amp; ['Numeric Corners'.I181] &amp; CHAR(10);&quot;&quot;)">
            <text:p/>
          </table:table-cell>
          <table:table-cell table:style-name="ce16" table:formula="of:=IF(LEN(['Numeric Corners'.H181]) &gt; 0;IF(LEN(['Numeric Corners'.B181]) &gt; 0;['Numeric Corners'.B181] &amp; &quot;=&quot; &amp; ['Numeric Corners'.C181]);&quot;&quot;)">
            <text:p/>
          </table:table-cell>
          <table:table-cell table:style-name="ce16" table:formula="of:=IF(LEN(['Numeric Corners'.H181]) &gt; 0;IF(LEN(['Numeric Corners'.B181]) &gt; 0;['Numeric Corners'.B181] &amp; &quot;=&quot; &amp; ['Numeric Corners'.D181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182]) &gt; 0; ['Numeric Corners'.H182]; &quot;&quot;)">
            <text:p/>
          </table:table-cell>
          <table:table-cell table:style-name="ce16" table:formula="of:=IF(LEN(['Numeric Corners'.H182]) &gt; 0;&quot;[PACENOTE::&quot; &amp; ['Numeric Corners'.B182] &amp; &quot;]&quot; &amp; CHAR(10) &amp; IF(LEN(['Numeric Corners'.A182]) &gt; 0;&quot;id=&quot; &amp; ['Numeric Corners'.A182] &amp; CHAR(10);&quot;&quot;) &amp; &quot;Sounds=1&quot; &amp; CHAR(10) &amp; &quot;Snd0=&quot; &amp; LOWER(['Numeric Corners'.B182]) &amp; &quot;.ogg&quot; &amp; CHAR(10) &amp; IF(LEN(['Numeric Corners'.F182]) &gt; 0; &quot;link=&quot; &amp; ['Numeric Corners'.F182] &amp; CHAR(10);&quot;&quot;) &amp; IF(LEN(['Numeric Corners'.G182])&gt;0;&quot;standard=&quot; &amp; ['Numeric Corners'.G182] &amp; CHAR(10);&quot;&quot;) &amp; &quot;column=&quot; &amp; ['Numeric Corners'.I182] &amp; CHAR(10);&quot;&quot;)">
            <text:p/>
          </table:table-cell>
          <table:table-cell table:style-name="ce16" table:formula="of:=IF(LEN(['Numeric Corners'.H182]) &gt; 0;IF(LEN(['Numeric Corners'.B182]) &gt; 0;['Numeric Corners'.B182] &amp; &quot;=&quot; &amp; ['Numeric Corners'.C182]);&quot;&quot;)">
            <text:p/>
          </table:table-cell>
          <table:table-cell table:style-name="ce16" table:formula="of:=IF(LEN(['Numeric Corners'.H182]) &gt; 0;IF(LEN(['Numeric Corners'.B182]) &gt; 0;['Numeric Corners'.B182] &amp; &quot;=&quot; &amp; ['Numeric Corners'.D182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183]) &gt; 0; ['Numeric Corners'.H183]; &quot;&quot;)">
            <text:p/>
          </table:table-cell>
          <table:table-cell table:style-name="ce16" table:formula="of:=IF(LEN(['Numeric Corners'.H183]) &gt; 0;&quot;[PACENOTE::&quot; &amp; ['Numeric Corners'.B183] &amp; &quot;]&quot; &amp; CHAR(10) &amp; IF(LEN(['Numeric Corners'.A183]) &gt; 0;&quot;id=&quot; &amp; ['Numeric Corners'.A183] &amp; CHAR(10);&quot;&quot;) &amp; &quot;Sounds=1&quot; &amp; CHAR(10) &amp; &quot;Snd0=&quot; &amp; LOWER(['Numeric Corners'.B183]) &amp; &quot;.ogg&quot; &amp; CHAR(10) &amp; IF(LEN(['Numeric Corners'.F183]) &gt; 0; &quot;link=&quot; &amp; ['Numeric Corners'.F183] &amp; CHAR(10);&quot;&quot;) &amp; IF(LEN(['Numeric Corners'.G183])&gt;0;&quot;standard=&quot; &amp; ['Numeric Corners'.G183] &amp; CHAR(10);&quot;&quot;) &amp; &quot;column=&quot; &amp; ['Numeric Corners'.I183] &amp; CHAR(10);&quot;&quot;)">
            <text:p/>
          </table:table-cell>
          <table:table-cell table:style-name="ce16" table:formula="of:=IF(LEN(['Numeric Corners'.H183]) &gt; 0;IF(LEN(['Numeric Corners'.B183]) &gt; 0;['Numeric Corners'.B183] &amp; &quot;=&quot; &amp; ['Numeric Corners'.C183]);&quot;&quot;)">
            <text:p/>
          </table:table-cell>
          <table:table-cell table:style-name="ce16" table:formula="of:=IF(LEN(['Numeric Corners'.H183]) &gt; 0;IF(LEN(['Numeric Corners'.B183]) &gt; 0;['Numeric Corners'.B183] &amp; &quot;=&quot; &amp; ['Numeric Corners'.D183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184]) &gt; 0; ['Numeric Corners'.H184]; &quot;&quot;)">
            <text:p/>
          </table:table-cell>
          <table:table-cell table:style-name="ce16" table:formula="of:=IF(LEN(['Numeric Corners'.H184]) &gt; 0;&quot;[PACENOTE::&quot; &amp; ['Numeric Corners'.B184] &amp; &quot;]&quot; &amp; CHAR(10) &amp; IF(LEN(['Numeric Corners'.A184]) &gt; 0;&quot;id=&quot; &amp; ['Numeric Corners'.A184] &amp; CHAR(10);&quot;&quot;) &amp; &quot;Sounds=1&quot; &amp; CHAR(10) &amp; &quot;Snd0=&quot; &amp; LOWER(['Numeric Corners'.B184]) &amp; &quot;.ogg&quot; &amp; CHAR(10) &amp; IF(LEN(['Numeric Corners'.F184]) &gt; 0; &quot;link=&quot; &amp; ['Numeric Corners'.F184] &amp; CHAR(10);&quot;&quot;) &amp; IF(LEN(['Numeric Corners'.G184])&gt;0;&quot;standard=&quot; &amp; ['Numeric Corners'.G184] &amp; CHAR(10);&quot;&quot;) &amp; &quot;column=&quot; &amp; ['Numeric Corners'.I184] &amp; CHAR(10);&quot;&quot;)">
            <text:p/>
          </table:table-cell>
          <table:table-cell table:style-name="ce16" table:formula="of:=IF(LEN(['Numeric Corners'.H184]) &gt; 0;IF(LEN(['Numeric Corners'.B184]) &gt; 0;['Numeric Corners'.B184] &amp; &quot;=&quot; &amp; ['Numeric Corners'.C184]);&quot;&quot;)">
            <text:p/>
          </table:table-cell>
          <table:table-cell table:style-name="ce16" table:formula="of:=IF(LEN(['Numeric Corners'.H184]) &gt; 0;IF(LEN(['Numeric Corners'.B184]) &gt; 0;['Numeric Corners'.B184] &amp; &quot;=&quot; &amp; ['Numeric Corners'.D184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185]) &gt; 0; ['Numeric Corners'.H185]; &quot;&quot;)">
            <text:p/>
          </table:table-cell>
          <table:table-cell table:style-name="ce16" table:formula="of:=IF(LEN(['Numeric Corners'.H185]) &gt; 0;&quot;[PACENOTE::&quot; &amp; ['Numeric Corners'.B185] &amp; &quot;]&quot; &amp; CHAR(10) &amp; IF(LEN(['Numeric Corners'.A185]) &gt; 0;&quot;id=&quot; &amp; ['Numeric Corners'.A185] &amp; CHAR(10);&quot;&quot;) &amp; &quot;Sounds=1&quot; &amp; CHAR(10) &amp; &quot;Snd0=&quot; &amp; LOWER(['Numeric Corners'.B185]) &amp; &quot;.ogg&quot; &amp; CHAR(10) &amp; IF(LEN(['Numeric Corners'.F185]) &gt; 0; &quot;link=&quot; &amp; ['Numeric Corners'.F185] &amp; CHAR(10);&quot;&quot;) &amp; IF(LEN(['Numeric Corners'.G185])&gt;0;&quot;standard=&quot; &amp; ['Numeric Corners'.G185] &amp; CHAR(10);&quot;&quot;) &amp; &quot;column=&quot; &amp; ['Numeric Corners'.I185] &amp; CHAR(10);&quot;&quot;)">
            <text:p/>
          </table:table-cell>
          <table:table-cell table:style-name="ce16" table:formula="of:=IF(LEN(['Numeric Corners'.H185]) &gt; 0;IF(LEN(['Numeric Corners'.B185]) &gt; 0;['Numeric Corners'.B185] &amp; &quot;=&quot; &amp; ['Numeric Corners'.C185]);&quot;&quot;)">
            <text:p/>
          </table:table-cell>
          <table:table-cell table:style-name="ce16" table:formula="of:=IF(LEN(['Numeric Corners'.H185]) &gt; 0;IF(LEN(['Numeric Corners'.B185]) &gt; 0;['Numeric Corners'.B185] &amp; &quot;=&quot; &amp; ['Numeric Corners'.D185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186]) &gt; 0; ['Numeric Corners'.H186]; &quot;&quot;)">
            <text:p/>
          </table:table-cell>
          <table:table-cell table:style-name="ce16" table:formula="of:=IF(LEN(['Numeric Corners'.H186]) &gt; 0;&quot;[PACENOTE::&quot; &amp; ['Numeric Corners'.B186] &amp; &quot;]&quot; &amp; CHAR(10) &amp; IF(LEN(['Numeric Corners'.A186]) &gt; 0;&quot;id=&quot; &amp; ['Numeric Corners'.A186] &amp; CHAR(10);&quot;&quot;) &amp; &quot;Sounds=1&quot; &amp; CHAR(10) &amp; &quot;Snd0=&quot; &amp; LOWER(['Numeric Corners'.B186]) &amp; &quot;.ogg&quot; &amp; CHAR(10) &amp; IF(LEN(['Numeric Corners'.F186]) &gt; 0; &quot;link=&quot; &amp; ['Numeric Corners'.F186] &amp; CHAR(10);&quot;&quot;) &amp; IF(LEN(['Numeric Corners'.G186])&gt;0;&quot;standard=&quot; &amp; ['Numeric Corners'.G186] &amp; CHAR(10);&quot;&quot;) &amp; &quot;column=&quot; &amp; ['Numeric Corners'.I186] &amp; CHAR(10);&quot;&quot;)">
            <text:p/>
          </table:table-cell>
          <table:table-cell table:style-name="ce16" table:formula="of:=IF(LEN(['Numeric Corners'.H186]) &gt; 0;IF(LEN(['Numeric Corners'.B186]) &gt; 0;['Numeric Corners'.B186] &amp; &quot;=&quot; &amp; ['Numeric Corners'.C186]);&quot;&quot;)">
            <text:p/>
          </table:table-cell>
          <table:table-cell table:style-name="ce16" table:formula="of:=IF(LEN(['Numeric Corners'.H186]) &gt; 0;IF(LEN(['Numeric Corners'.B186]) &gt; 0;['Numeric Corners'.B186] &amp; &quot;=&quot; &amp; ['Numeric Corners'.D186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187]) &gt; 0; ['Numeric Corners'.H187]; &quot;&quot;)">
            <text:p/>
          </table:table-cell>
          <table:table-cell table:style-name="ce16" table:formula="of:=IF(LEN(['Numeric Corners'.H187]) &gt; 0;&quot;[PACENOTE::&quot; &amp; ['Numeric Corners'.B187] &amp; &quot;]&quot; &amp; CHAR(10) &amp; IF(LEN(['Numeric Corners'.A187]) &gt; 0;&quot;id=&quot; &amp; ['Numeric Corners'.A187] &amp; CHAR(10);&quot;&quot;) &amp; &quot;Sounds=1&quot; &amp; CHAR(10) &amp; &quot;Snd0=&quot; &amp; LOWER(['Numeric Corners'.B187]) &amp; &quot;.ogg&quot; &amp; CHAR(10) &amp; IF(LEN(['Numeric Corners'.F187]) &gt; 0; &quot;link=&quot; &amp; ['Numeric Corners'.F187] &amp; CHAR(10);&quot;&quot;) &amp; IF(LEN(['Numeric Corners'.G187])&gt;0;&quot;standard=&quot; &amp; ['Numeric Corners'.G187] &amp; CHAR(10);&quot;&quot;) &amp; &quot;column=&quot; &amp; ['Numeric Corners'.I187] &amp; CHAR(10);&quot;&quot;)">
            <text:p/>
          </table:table-cell>
          <table:table-cell table:style-name="ce16" table:formula="of:=IF(LEN(['Numeric Corners'.H187]) &gt; 0;IF(LEN(['Numeric Corners'.B187]) &gt; 0;['Numeric Corners'.B187] &amp; &quot;=&quot; &amp; ['Numeric Corners'.C187]);&quot;&quot;)">
            <text:p/>
          </table:table-cell>
          <table:table-cell table:style-name="ce16" table:formula="of:=IF(LEN(['Numeric Corners'.H187]) &gt; 0;IF(LEN(['Numeric Corners'.B187]) &gt; 0;['Numeric Corners'.B187] &amp; &quot;=&quot; &amp; ['Numeric Corners'.D187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188]) &gt; 0; ['Numeric Corners'.H188]; &quot;&quot;)">
            <text:p/>
          </table:table-cell>
          <table:table-cell table:style-name="ce16" table:formula="of:=IF(LEN(['Numeric Corners'.H188]) &gt; 0;&quot;[PACENOTE::&quot; &amp; ['Numeric Corners'.B188] &amp; &quot;]&quot; &amp; CHAR(10) &amp; IF(LEN(['Numeric Corners'.A188]) &gt; 0;&quot;id=&quot; &amp; ['Numeric Corners'.A188] &amp; CHAR(10);&quot;&quot;) &amp; &quot;Sounds=1&quot; &amp; CHAR(10) &amp; &quot;Snd0=&quot; &amp; LOWER(['Numeric Corners'.B188]) &amp; &quot;.ogg&quot; &amp; CHAR(10) &amp; IF(LEN(['Numeric Corners'.F188]) &gt; 0; &quot;link=&quot; &amp; ['Numeric Corners'.F188] &amp; CHAR(10);&quot;&quot;) &amp; IF(LEN(['Numeric Corners'.G188])&gt;0;&quot;standard=&quot; &amp; ['Numeric Corners'.G188] &amp; CHAR(10);&quot;&quot;) &amp; &quot;column=&quot; &amp; ['Numeric Corners'.I188] &amp; CHAR(10);&quot;&quot;)">
            <text:p/>
          </table:table-cell>
          <table:table-cell table:style-name="ce16" table:formula="of:=IF(LEN(['Numeric Corners'.H188]) &gt; 0;IF(LEN(['Numeric Corners'.B188]) &gt; 0;['Numeric Corners'.B188] &amp; &quot;=&quot; &amp; ['Numeric Corners'.C188]);&quot;&quot;)">
            <text:p/>
          </table:table-cell>
          <table:table-cell table:style-name="ce16" table:formula="of:=IF(LEN(['Numeric Corners'.H188]) &gt; 0;IF(LEN(['Numeric Corners'.B188]) &gt; 0;['Numeric Corners'.B188] &amp; &quot;=&quot; &amp; ['Numeric Corners'.D188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189]) &gt; 0; ['Numeric Corners'.H189]; &quot;&quot;)">
            <text:p/>
          </table:table-cell>
          <table:table-cell table:style-name="ce16" table:formula="of:=IF(LEN(['Numeric Corners'.H189]) &gt; 0;&quot;[PACENOTE::&quot; &amp; ['Numeric Corners'.B189] &amp; &quot;]&quot; &amp; CHAR(10) &amp; IF(LEN(['Numeric Corners'.A189]) &gt; 0;&quot;id=&quot; &amp; ['Numeric Corners'.A189] &amp; CHAR(10);&quot;&quot;) &amp; &quot;Sounds=1&quot; &amp; CHAR(10) &amp; &quot;Snd0=&quot; &amp; LOWER(['Numeric Corners'.B189]) &amp; &quot;.ogg&quot; &amp; CHAR(10) &amp; IF(LEN(['Numeric Corners'.F189]) &gt; 0; &quot;link=&quot; &amp; ['Numeric Corners'.F189] &amp; CHAR(10);&quot;&quot;) &amp; IF(LEN(['Numeric Corners'.G189])&gt;0;&quot;standard=&quot; &amp; ['Numeric Corners'.G189] &amp; CHAR(10);&quot;&quot;) &amp; &quot;column=&quot; &amp; ['Numeric Corners'.I189] &amp; CHAR(10);&quot;&quot;)">
            <text:p/>
          </table:table-cell>
          <table:table-cell table:style-name="ce16" table:formula="of:=IF(LEN(['Numeric Corners'.H189]) &gt; 0;IF(LEN(['Numeric Corners'.B189]) &gt; 0;['Numeric Corners'.B189] &amp; &quot;=&quot; &amp; ['Numeric Corners'.C189]);&quot;&quot;)">
            <text:p/>
          </table:table-cell>
          <table:table-cell table:style-name="ce16" table:formula="of:=IF(LEN(['Numeric Corners'.H189]) &gt; 0;IF(LEN(['Numeric Corners'.B189]) &gt; 0;['Numeric Corners'.B189] &amp; &quot;=&quot; &amp; ['Numeric Corners'.D189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190]) &gt; 0; ['Numeric Corners'.H190]; &quot;&quot;)">
            <text:p/>
          </table:table-cell>
          <table:table-cell table:style-name="ce16" table:formula="of:=IF(LEN(['Numeric Corners'.H190]) &gt; 0;&quot;[PACENOTE::&quot; &amp; ['Numeric Corners'.B190] &amp; &quot;]&quot; &amp; CHAR(10) &amp; IF(LEN(['Numeric Corners'.A190]) &gt; 0;&quot;id=&quot; &amp; ['Numeric Corners'.A190] &amp; CHAR(10);&quot;&quot;) &amp; &quot;Sounds=1&quot; &amp; CHAR(10) &amp; &quot;Snd0=&quot; &amp; LOWER(['Numeric Corners'.B190]) &amp; &quot;.ogg&quot; &amp; CHAR(10) &amp; IF(LEN(['Numeric Corners'.F190]) &gt; 0; &quot;link=&quot; &amp; ['Numeric Corners'.F190] &amp; CHAR(10);&quot;&quot;) &amp; IF(LEN(['Numeric Corners'.G190])&gt;0;&quot;standard=&quot; &amp; ['Numeric Corners'.G190] &amp; CHAR(10);&quot;&quot;) &amp; &quot;column=&quot; &amp; ['Numeric Corners'.I190] &amp; CHAR(10);&quot;&quot;)">
            <text:p/>
          </table:table-cell>
          <table:table-cell table:style-name="ce16" table:formula="of:=IF(LEN(['Numeric Corners'.H190]) &gt; 0;IF(LEN(['Numeric Corners'.B190]) &gt; 0;['Numeric Corners'.B190] &amp; &quot;=&quot; &amp; ['Numeric Corners'.C190]);&quot;&quot;)">
            <text:p/>
          </table:table-cell>
          <table:table-cell table:style-name="ce16" table:formula="of:=IF(LEN(['Numeric Corners'.H190]) &gt; 0;IF(LEN(['Numeric Corners'.B190]) &gt; 0;['Numeric Corners'.B190] &amp; &quot;=&quot; &amp; ['Numeric Corners'.D190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191]) &gt; 0; ['Numeric Corners'.H191]; &quot;&quot;)">
            <text:p/>
          </table:table-cell>
          <table:table-cell table:style-name="ce16" table:formula="of:=IF(LEN(['Numeric Corners'.H191]) &gt; 0;&quot;[PACENOTE::&quot; &amp; ['Numeric Corners'.B191] &amp; &quot;]&quot; &amp; CHAR(10) &amp; IF(LEN(['Numeric Corners'.A191]) &gt; 0;&quot;id=&quot; &amp; ['Numeric Corners'.A191] &amp; CHAR(10);&quot;&quot;) &amp; &quot;Sounds=1&quot; &amp; CHAR(10) &amp; &quot;Snd0=&quot; &amp; LOWER(['Numeric Corners'.B191]) &amp; &quot;.ogg&quot; &amp; CHAR(10) &amp; IF(LEN(['Numeric Corners'.F191]) &gt; 0; &quot;link=&quot; &amp; ['Numeric Corners'.F191] &amp; CHAR(10);&quot;&quot;) &amp; IF(LEN(['Numeric Corners'.G191])&gt;0;&quot;standard=&quot; &amp; ['Numeric Corners'.G191] &amp; CHAR(10);&quot;&quot;) &amp; &quot;column=&quot; &amp; ['Numeric Corners'.I191] &amp; CHAR(10);&quot;&quot;)">
            <text:p/>
          </table:table-cell>
          <table:table-cell table:style-name="ce16" table:formula="of:=IF(LEN(['Numeric Corners'.H191]) &gt; 0;IF(LEN(['Numeric Corners'.B191]) &gt; 0;['Numeric Corners'.B191] &amp; &quot;=&quot; &amp; ['Numeric Corners'.C191]);&quot;&quot;)">
            <text:p/>
          </table:table-cell>
          <table:table-cell table:style-name="ce16" table:formula="of:=IF(LEN(['Numeric Corners'.H191]) &gt; 0;IF(LEN(['Numeric Corners'.B191]) &gt; 0;['Numeric Corners'.B191] &amp; &quot;=&quot; &amp; ['Numeric Corners'.D191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192]) &gt; 0; ['Numeric Corners'.H192]; &quot;&quot;)">
            <text:p/>
          </table:table-cell>
          <table:table-cell table:style-name="ce16" table:formula="of:=IF(LEN(['Numeric Corners'.H192]) &gt; 0;&quot;[PACENOTE::&quot; &amp; ['Numeric Corners'.B192] &amp; &quot;]&quot; &amp; CHAR(10) &amp; IF(LEN(['Numeric Corners'.A192]) &gt; 0;&quot;id=&quot; &amp; ['Numeric Corners'.A192] &amp; CHAR(10);&quot;&quot;) &amp; &quot;Sounds=1&quot; &amp; CHAR(10) &amp; &quot;Snd0=&quot; &amp; LOWER(['Numeric Corners'.B192]) &amp; &quot;.ogg&quot; &amp; CHAR(10) &amp; IF(LEN(['Numeric Corners'.F192]) &gt; 0; &quot;link=&quot; &amp; ['Numeric Corners'.F192] &amp; CHAR(10);&quot;&quot;) &amp; IF(LEN(['Numeric Corners'.G192])&gt;0;&quot;standard=&quot; &amp; ['Numeric Corners'.G192] &amp; CHAR(10);&quot;&quot;) &amp; &quot;column=&quot; &amp; ['Numeric Corners'.I192] &amp; CHAR(10);&quot;&quot;)">
            <text:p/>
          </table:table-cell>
          <table:table-cell table:style-name="ce16" table:formula="of:=IF(LEN(['Numeric Corners'.H192]) &gt; 0;IF(LEN(['Numeric Corners'.B192]) &gt; 0;['Numeric Corners'.B192] &amp; &quot;=&quot; &amp; ['Numeric Corners'.C192]);&quot;&quot;)">
            <text:p/>
          </table:table-cell>
          <table:table-cell table:style-name="ce16" table:formula="of:=IF(LEN(['Numeric Corners'.H192]) &gt; 0;IF(LEN(['Numeric Corners'.B192]) &gt; 0;['Numeric Corners'.B192] &amp; &quot;=&quot; &amp; ['Numeric Corners'.D192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193]) &gt; 0; ['Numeric Corners'.H193]; &quot;&quot;)">
            <text:p/>
          </table:table-cell>
          <table:table-cell table:style-name="ce16" table:formula="of:=IF(LEN(['Numeric Corners'.H193]) &gt; 0;&quot;[PACENOTE::&quot; &amp; ['Numeric Corners'.B193] &amp; &quot;]&quot; &amp; CHAR(10) &amp; IF(LEN(['Numeric Corners'.A193]) &gt; 0;&quot;id=&quot; &amp; ['Numeric Corners'.A193] &amp; CHAR(10);&quot;&quot;) &amp; &quot;Sounds=1&quot; &amp; CHAR(10) &amp; &quot;Snd0=&quot; &amp; LOWER(['Numeric Corners'.B193]) &amp; &quot;.ogg&quot; &amp; CHAR(10) &amp; IF(LEN(['Numeric Corners'.F193]) &gt; 0; &quot;link=&quot; &amp; ['Numeric Corners'.F193] &amp; CHAR(10);&quot;&quot;) &amp; IF(LEN(['Numeric Corners'.G193])&gt;0;&quot;standard=&quot; &amp; ['Numeric Corners'.G193] &amp; CHAR(10);&quot;&quot;) &amp; &quot;column=&quot; &amp; ['Numeric Corners'.I193] &amp; CHAR(10);&quot;&quot;)">
            <text:p/>
          </table:table-cell>
          <table:table-cell table:style-name="ce16" table:formula="of:=IF(LEN(['Numeric Corners'.H193]) &gt; 0;IF(LEN(['Numeric Corners'.B193]) &gt; 0;['Numeric Corners'.B193] &amp; &quot;=&quot; &amp; ['Numeric Corners'.C193]);&quot;&quot;)">
            <text:p/>
          </table:table-cell>
          <table:table-cell table:style-name="ce16" table:formula="of:=IF(LEN(['Numeric Corners'.H193]) &gt; 0;IF(LEN(['Numeric Corners'.B193]) &gt; 0;['Numeric Corners'.B193] &amp; &quot;=&quot; &amp; ['Numeric Corners'.D193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194]) &gt; 0; ['Numeric Corners'.H194]; &quot;&quot;)">
            <text:p/>
          </table:table-cell>
          <table:table-cell table:style-name="ce16" table:formula="of:=IF(LEN(['Numeric Corners'.H194]) &gt; 0;&quot;[PACENOTE::&quot; &amp; ['Numeric Corners'.B194] &amp; &quot;]&quot; &amp; CHAR(10) &amp; IF(LEN(['Numeric Corners'.A194]) &gt; 0;&quot;id=&quot; &amp; ['Numeric Corners'.A194] &amp; CHAR(10);&quot;&quot;) &amp; &quot;Sounds=1&quot; &amp; CHAR(10) &amp; &quot;Snd0=&quot; &amp; LOWER(['Numeric Corners'.B194]) &amp; &quot;.ogg&quot; &amp; CHAR(10) &amp; IF(LEN(['Numeric Corners'.F194]) &gt; 0; &quot;link=&quot; &amp; ['Numeric Corners'.F194] &amp; CHAR(10);&quot;&quot;) &amp; IF(LEN(['Numeric Corners'.G194])&gt;0;&quot;standard=&quot; &amp; ['Numeric Corners'.G194] &amp; CHAR(10);&quot;&quot;) &amp; &quot;column=&quot; &amp; ['Numeric Corners'.I194] &amp; CHAR(10);&quot;&quot;)">
            <text:p/>
          </table:table-cell>
          <table:table-cell table:style-name="ce16" table:formula="of:=IF(LEN(['Numeric Corners'.H194]) &gt; 0;IF(LEN(['Numeric Corners'.B194]) &gt; 0;['Numeric Corners'.B194] &amp; &quot;=&quot; &amp; ['Numeric Corners'.C194]);&quot;&quot;)">
            <text:p/>
          </table:table-cell>
          <table:table-cell table:style-name="ce16" table:formula="of:=IF(LEN(['Numeric Corners'.H194]) &gt; 0;IF(LEN(['Numeric Corners'.B194]) &gt; 0;['Numeric Corners'.B194] &amp; &quot;=&quot; &amp; ['Numeric Corners'.D194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195]) &gt; 0; ['Numeric Corners'.H195]; &quot;&quot;)">
            <text:p/>
          </table:table-cell>
          <table:table-cell table:style-name="ce16" table:formula="of:=IF(LEN(['Numeric Corners'.H195]) &gt; 0;&quot;[PACENOTE::&quot; &amp; ['Numeric Corners'.B195] &amp; &quot;]&quot; &amp; CHAR(10) &amp; IF(LEN(['Numeric Corners'.A195]) &gt; 0;&quot;id=&quot; &amp; ['Numeric Corners'.A195] &amp; CHAR(10);&quot;&quot;) &amp; &quot;Sounds=1&quot; &amp; CHAR(10) &amp; &quot;Snd0=&quot; &amp; LOWER(['Numeric Corners'.B195]) &amp; &quot;.ogg&quot; &amp; CHAR(10) &amp; IF(LEN(['Numeric Corners'.F195]) &gt; 0; &quot;link=&quot; &amp; ['Numeric Corners'.F195] &amp; CHAR(10);&quot;&quot;) &amp; IF(LEN(['Numeric Corners'.G195])&gt;0;&quot;standard=&quot; &amp; ['Numeric Corners'.G195] &amp; CHAR(10);&quot;&quot;) &amp; &quot;column=&quot; &amp; ['Numeric Corners'.I195] &amp; CHAR(10);&quot;&quot;)">
            <text:p/>
          </table:table-cell>
          <table:table-cell table:style-name="ce16" table:formula="of:=IF(LEN(['Numeric Corners'.H195]) &gt; 0;IF(LEN(['Numeric Corners'.B195]) &gt; 0;['Numeric Corners'.B195] &amp; &quot;=&quot; &amp; ['Numeric Corners'.C195]);&quot;&quot;)">
            <text:p/>
          </table:table-cell>
          <table:table-cell table:style-name="ce16" table:formula="of:=IF(LEN(['Numeric Corners'.H195]) &gt; 0;IF(LEN(['Numeric Corners'.B195]) &gt; 0;['Numeric Corners'.B195] &amp; &quot;=&quot; &amp; ['Numeric Corners'.D195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196]) &gt; 0; ['Numeric Corners'.H196]; &quot;&quot;)">
            <text:p/>
          </table:table-cell>
          <table:table-cell table:style-name="ce16" table:formula="of:=IF(LEN(['Numeric Corners'.H196]) &gt; 0;&quot;[PACENOTE::&quot; &amp; ['Numeric Corners'.B196] &amp; &quot;]&quot; &amp; CHAR(10) &amp; IF(LEN(['Numeric Corners'.A196]) &gt; 0;&quot;id=&quot; &amp; ['Numeric Corners'.A196] &amp; CHAR(10);&quot;&quot;) &amp; &quot;Sounds=1&quot; &amp; CHAR(10) &amp; &quot;Snd0=&quot; &amp; LOWER(['Numeric Corners'.B196]) &amp; &quot;.ogg&quot; &amp; CHAR(10) &amp; IF(LEN(['Numeric Corners'.F196]) &gt; 0; &quot;link=&quot; &amp; ['Numeric Corners'.F196] &amp; CHAR(10);&quot;&quot;) &amp; IF(LEN(['Numeric Corners'.G196])&gt;0;&quot;standard=&quot; &amp; ['Numeric Corners'.G196] &amp; CHAR(10);&quot;&quot;) &amp; &quot;column=&quot; &amp; ['Numeric Corners'.I196] &amp; CHAR(10);&quot;&quot;)">
            <text:p/>
          </table:table-cell>
          <table:table-cell table:style-name="ce16" table:formula="of:=IF(LEN(['Numeric Corners'.H196]) &gt; 0;IF(LEN(['Numeric Corners'.B196]) &gt; 0;['Numeric Corners'.B196] &amp; &quot;=&quot; &amp; ['Numeric Corners'.C196]);&quot;&quot;)">
            <text:p/>
          </table:table-cell>
          <table:table-cell table:style-name="ce16" table:formula="of:=IF(LEN(['Numeric Corners'.H196]) &gt; 0;IF(LEN(['Numeric Corners'.B196]) &gt; 0;['Numeric Corners'.B196] &amp; &quot;=&quot; &amp; ['Numeric Corners'.D196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197]) &gt; 0; ['Numeric Corners'.H197]; &quot;&quot;)">
            <text:p/>
          </table:table-cell>
          <table:table-cell table:style-name="ce16" table:formula="of:=IF(LEN(['Numeric Corners'.H197]) &gt; 0;&quot;[PACENOTE::&quot; &amp; ['Numeric Corners'.B197] &amp; &quot;]&quot; &amp; CHAR(10) &amp; IF(LEN(['Numeric Corners'.A197]) &gt; 0;&quot;id=&quot; &amp; ['Numeric Corners'.A197] &amp; CHAR(10);&quot;&quot;) &amp; &quot;Sounds=1&quot; &amp; CHAR(10) &amp; &quot;Snd0=&quot; &amp; LOWER(['Numeric Corners'.B197]) &amp; &quot;.ogg&quot; &amp; CHAR(10) &amp; IF(LEN(['Numeric Corners'.F197]) &gt; 0; &quot;link=&quot; &amp; ['Numeric Corners'.F197] &amp; CHAR(10);&quot;&quot;) &amp; IF(LEN(['Numeric Corners'.G197])&gt;0;&quot;standard=&quot; &amp; ['Numeric Corners'.G197] &amp; CHAR(10);&quot;&quot;) &amp; &quot;column=&quot; &amp; ['Numeric Corners'.I197] &amp; CHAR(10);&quot;&quot;)">
            <text:p/>
          </table:table-cell>
          <table:table-cell table:style-name="ce16" table:formula="of:=IF(LEN(['Numeric Corners'.H197]) &gt; 0;IF(LEN(['Numeric Corners'.B197]) &gt; 0;['Numeric Corners'.B197] &amp; &quot;=&quot; &amp; ['Numeric Corners'.C197]);&quot;&quot;)">
            <text:p/>
          </table:table-cell>
          <table:table-cell table:style-name="ce16" table:formula="of:=IF(LEN(['Numeric Corners'.H197]) &gt; 0;IF(LEN(['Numeric Corners'.B197]) &gt; 0;['Numeric Corners'.B197] &amp; &quot;=&quot; &amp; ['Numeric Corners'.D197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198]) &gt; 0; ['Numeric Corners'.H198]; &quot;&quot;)">
            <text:p/>
          </table:table-cell>
          <table:table-cell table:style-name="ce16" table:formula="of:=IF(LEN(['Numeric Corners'.H198]) &gt; 0;&quot;[PACENOTE::&quot; &amp; ['Numeric Corners'.B198] &amp; &quot;]&quot; &amp; CHAR(10) &amp; IF(LEN(['Numeric Corners'.A198]) &gt; 0;&quot;id=&quot; &amp; ['Numeric Corners'.A198] &amp; CHAR(10);&quot;&quot;) &amp; &quot;Sounds=1&quot; &amp; CHAR(10) &amp; &quot;Snd0=&quot; &amp; LOWER(['Numeric Corners'.B198]) &amp; &quot;.ogg&quot; &amp; CHAR(10) &amp; IF(LEN(['Numeric Corners'.F198]) &gt; 0; &quot;link=&quot; &amp; ['Numeric Corners'.F198] &amp; CHAR(10);&quot;&quot;) &amp; IF(LEN(['Numeric Corners'.G198])&gt;0;&quot;standard=&quot; &amp; ['Numeric Corners'.G198] &amp; CHAR(10);&quot;&quot;) &amp; &quot;column=&quot; &amp; ['Numeric Corners'.I198] &amp; CHAR(10);&quot;&quot;)">
            <text:p/>
          </table:table-cell>
          <table:table-cell table:style-name="ce16" table:formula="of:=IF(LEN(['Numeric Corners'.H198]) &gt; 0;IF(LEN(['Numeric Corners'.B198]) &gt; 0;['Numeric Corners'.B198] &amp; &quot;=&quot; &amp; ['Numeric Corners'.C198]);&quot;&quot;)">
            <text:p/>
          </table:table-cell>
          <table:table-cell table:style-name="ce16" table:formula="of:=IF(LEN(['Numeric Corners'.H198]) &gt; 0;IF(LEN(['Numeric Corners'.B198]) &gt; 0;['Numeric Corners'.B198] &amp; &quot;=&quot; &amp; ['Numeric Corners'.D198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199]) &gt; 0; ['Numeric Corners'.H199]; &quot;&quot;)">
            <text:p/>
          </table:table-cell>
          <table:table-cell table:style-name="ce16" table:formula="of:=IF(LEN(['Numeric Corners'.H199]) &gt; 0;&quot;[PACENOTE::&quot; &amp; ['Numeric Corners'.B199] &amp; &quot;]&quot; &amp; CHAR(10) &amp; IF(LEN(['Numeric Corners'.A199]) &gt; 0;&quot;id=&quot; &amp; ['Numeric Corners'.A199] &amp; CHAR(10);&quot;&quot;) &amp; &quot;Sounds=1&quot; &amp; CHAR(10) &amp; &quot;Snd0=&quot; &amp; LOWER(['Numeric Corners'.B199]) &amp; &quot;.ogg&quot; &amp; CHAR(10) &amp; IF(LEN(['Numeric Corners'.F199]) &gt; 0; &quot;link=&quot; &amp; ['Numeric Corners'.F199] &amp; CHAR(10);&quot;&quot;) &amp; IF(LEN(['Numeric Corners'.G199])&gt;0;&quot;standard=&quot; &amp; ['Numeric Corners'.G199] &amp; CHAR(10);&quot;&quot;) &amp; &quot;column=&quot; &amp; ['Numeric Corners'.I199] &amp; CHAR(10);&quot;&quot;)">
            <text:p/>
          </table:table-cell>
          <table:table-cell table:style-name="ce16" table:formula="of:=IF(LEN(['Numeric Corners'.H199]) &gt; 0;IF(LEN(['Numeric Corners'.B199]) &gt; 0;['Numeric Corners'.B199] &amp; &quot;=&quot; &amp; ['Numeric Corners'.C199]);&quot;&quot;)">
            <text:p/>
          </table:table-cell>
          <table:table-cell table:style-name="ce16" table:formula="of:=IF(LEN(['Numeric Corners'.H199]) &gt; 0;IF(LEN(['Numeric Corners'.B199]) &gt; 0;['Numeric Corners'.B199] &amp; &quot;=&quot; &amp; ['Numeric Corners'.D199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200]) &gt; 0; ['Numeric Corners'.H200]; &quot;&quot;)">
            <text:p/>
          </table:table-cell>
          <table:table-cell table:style-name="ce16" table:formula="of:=IF(LEN(['Numeric Corners'.H200]) &gt; 0;&quot;[PACENOTE::&quot; &amp; ['Numeric Corners'.B200] &amp; &quot;]&quot; &amp; CHAR(10) &amp; IF(LEN(['Numeric Corners'.A200]) &gt; 0;&quot;id=&quot; &amp; ['Numeric Corners'.A200] &amp; CHAR(10);&quot;&quot;) &amp; &quot;Sounds=1&quot; &amp; CHAR(10) &amp; &quot;Snd0=&quot; &amp; LOWER(['Numeric Corners'.B200]) &amp; &quot;.ogg&quot; &amp; CHAR(10) &amp; IF(LEN(['Numeric Corners'.F200]) &gt; 0; &quot;link=&quot; &amp; ['Numeric Corners'.F200] &amp; CHAR(10);&quot;&quot;) &amp; IF(LEN(['Numeric Corners'.G200])&gt;0;&quot;standard=&quot; &amp; ['Numeric Corners'.G200] &amp; CHAR(10);&quot;&quot;) &amp; &quot;column=&quot; &amp; ['Numeric Corners'.I200] &amp; CHAR(10);&quot;&quot;)">
            <text:p/>
          </table:table-cell>
          <table:table-cell table:style-name="ce16" table:formula="of:=IF(LEN(['Numeric Corners'.H200]) &gt; 0;IF(LEN(['Numeric Corners'.B200]) &gt; 0;['Numeric Corners'.B200] &amp; &quot;=&quot; &amp; ['Numeric Corners'.C200]);&quot;&quot;)">
            <text:p/>
          </table:table-cell>
          <table:table-cell table:style-name="ce16" table:formula="of:=IF(LEN(['Numeric Corners'.H200]) &gt; 0;IF(LEN(['Numeric Corners'.B200]) &gt; 0;['Numeric Corners'.B200] &amp; &quot;=&quot; &amp; ['Numeric Corners'.D200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201]) &gt; 0; ['Numeric Corners'.H201]; &quot;&quot;)">
            <text:p/>
          </table:table-cell>
          <table:table-cell table:style-name="ce16" table:formula="of:=IF(LEN(['Numeric Corners'.H201]) &gt; 0;&quot;[PACENOTE::&quot; &amp; ['Numeric Corners'.B201] &amp; &quot;]&quot; &amp; CHAR(10) &amp; IF(LEN(['Numeric Corners'.A201]) &gt; 0;&quot;id=&quot; &amp; ['Numeric Corners'.A201] &amp; CHAR(10);&quot;&quot;) &amp; &quot;Sounds=1&quot; &amp; CHAR(10) &amp; &quot;Snd0=&quot; &amp; LOWER(['Numeric Corners'.B201]) &amp; &quot;.ogg&quot; &amp; CHAR(10) &amp; IF(LEN(['Numeric Corners'.F201]) &gt; 0; &quot;link=&quot; &amp; ['Numeric Corners'.F201] &amp; CHAR(10);&quot;&quot;) &amp; IF(LEN(['Numeric Corners'.G201])&gt;0;&quot;standard=&quot; &amp; ['Numeric Corners'.G201] &amp; CHAR(10);&quot;&quot;) &amp; &quot;column=&quot; &amp; ['Numeric Corners'.I201] &amp; CHAR(10);&quot;&quot;)">
            <text:p/>
          </table:table-cell>
          <table:table-cell table:style-name="ce16" table:formula="of:=IF(LEN(['Numeric Corners'.H201]) &gt; 0;IF(LEN(['Numeric Corners'.B201]) &gt; 0;['Numeric Corners'.B201] &amp; &quot;=&quot; &amp; ['Numeric Corners'.C201]);&quot;&quot;)">
            <text:p/>
          </table:table-cell>
          <table:table-cell table:style-name="ce16" table:formula="of:=IF(LEN(['Numeric Corners'.H201]) &gt; 0;IF(LEN(['Numeric Corners'.B201]) &gt; 0;['Numeric Corners'.B201] &amp; &quot;=&quot; &amp; ['Numeric Corners'.D201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202]) &gt; 0; ['Numeric Corners'.H202]; &quot;&quot;)">
            <text:p/>
          </table:table-cell>
          <table:table-cell table:style-name="ce16" table:formula="of:=IF(LEN(['Numeric Corners'.H202]) &gt; 0;&quot;[PACENOTE::&quot; &amp; ['Numeric Corners'.B202] &amp; &quot;]&quot; &amp; CHAR(10) &amp; IF(LEN(['Numeric Corners'.A202]) &gt; 0;&quot;id=&quot; &amp; ['Numeric Corners'.A202] &amp; CHAR(10);&quot;&quot;) &amp; &quot;Sounds=1&quot; &amp; CHAR(10) &amp; &quot;Snd0=&quot; &amp; LOWER(['Numeric Corners'.B202]) &amp; &quot;.ogg&quot; &amp; CHAR(10) &amp; IF(LEN(['Numeric Corners'.F202]) &gt; 0; &quot;link=&quot; &amp; ['Numeric Corners'.F202] &amp; CHAR(10);&quot;&quot;) &amp; IF(LEN(['Numeric Corners'.G202])&gt;0;&quot;standard=&quot; &amp; ['Numeric Corners'.G202] &amp; CHAR(10);&quot;&quot;) &amp; &quot;column=&quot; &amp; ['Numeric Corners'.I202] &amp; CHAR(10);&quot;&quot;)">
            <text:p/>
          </table:table-cell>
          <table:table-cell table:style-name="ce16" table:formula="of:=IF(LEN(['Numeric Corners'.H202]) &gt; 0;IF(LEN(['Numeric Corners'.B202]) &gt; 0;['Numeric Corners'.B202] &amp; &quot;=&quot; &amp; ['Numeric Corners'.C202]);&quot;&quot;)">
            <text:p/>
          </table:table-cell>
          <table:table-cell table:style-name="ce16" table:formula="of:=IF(LEN(['Numeric Corners'.H202]) &gt; 0;IF(LEN(['Numeric Corners'.B202]) &gt; 0;['Numeric Corners'.B202] &amp; &quot;=&quot; &amp; ['Numeric Corners'.D202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203]) &gt; 0; ['Numeric Corners'.H203]; &quot;&quot;)">
            <text:p/>
          </table:table-cell>
          <table:table-cell table:style-name="ce16" table:formula="of:=IF(LEN(['Numeric Corners'.H203]) &gt; 0;&quot;[PACENOTE::&quot; &amp; ['Numeric Corners'.B203] &amp; &quot;]&quot; &amp; CHAR(10) &amp; IF(LEN(['Numeric Corners'.A203]) &gt; 0;&quot;id=&quot; &amp; ['Numeric Corners'.A203] &amp; CHAR(10);&quot;&quot;) &amp; &quot;Sounds=1&quot; &amp; CHAR(10) &amp; &quot;Snd0=&quot; &amp; LOWER(['Numeric Corners'.B203]) &amp; &quot;.ogg&quot; &amp; CHAR(10) &amp; IF(LEN(['Numeric Corners'.F203]) &gt; 0; &quot;link=&quot; &amp; ['Numeric Corners'.F203] &amp; CHAR(10);&quot;&quot;) &amp; IF(LEN(['Numeric Corners'.G203])&gt;0;&quot;standard=&quot; &amp; ['Numeric Corners'.G203] &amp; CHAR(10);&quot;&quot;) &amp; &quot;column=&quot; &amp; ['Numeric Corners'.I203] &amp; CHAR(10);&quot;&quot;)">
            <text:p/>
          </table:table-cell>
          <table:table-cell table:style-name="ce16" table:formula="of:=IF(LEN(['Numeric Corners'.H203]) &gt; 0;IF(LEN(['Numeric Corners'.B203]) &gt; 0;['Numeric Corners'.B203] &amp; &quot;=&quot; &amp; ['Numeric Corners'.C203]);&quot;&quot;)">
            <text:p/>
          </table:table-cell>
          <table:table-cell table:style-name="ce16" table:formula="of:=IF(LEN(['Numeric Corners'.H203]) &gt; 0;IF(LEN(['Numeric Corners'.B203]) &gt; 0;['Numeric Corners'.B203] &amp; &quot;=&quot; &amp; ['Numeric Corners'.D203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204]) &gt; 0; ['Numeric Corners'.H204]; &quot;&quot;)">
            <text:p/>
          </table:table-cell>
          <table:table-cell table:style-name="ce16" table:formula="of:=IF(LEN(['Numeric Corners'.H204]) &gt; 0;&quot;[PACENOTE::&quot; &amp; ['Numeric Corners'.B204] &amp; &quot;]&quot; &amp; CHAR(10) &amp; IF(LEN(['Numeric Corners'.A204]) &gt; 0;&quot;id=&quot; &amp; ['Numeric Corners'.A204] &amp; CHAR(10);&quot;&quot;) &amp; &quot;Sounds=1&quot; &amp; CHAR(10) &amp; &quot;Snd0=&quot; &amp; LOWER(['Numeric Corners'.B204]) &amp; &quot;.ogg&quot; &amp; CHAR(10) &amp; IF(LEN(['Numeric Corners'.F204]) &gt; 0; &quot;link=&quot; &amp; ['Numeric Corners'.F204] &amp; CHAR(10);&quot;&quot;) &amp; IF(LEN(['Numeric Corners'.G204])&gt;0;&quot;standard=&quot; &amp; ['Numeric Corners'.G204] &amp; CHAR(10);&quot;&quot;) &amp; &quot;column=&quot; &amp; ['Numeric Corners'.I204] &amp; CHAR(10);&quot;&quot;)">
            <text:p/>
          </table:table-cell>
          <table:table-cell table:style-name="ce16" table:formula="of:=IF(LEN(['Numeric Corners'.H204]) &gt; 0;IF(LEN(['Numeric Corners'.B204]) &gt; 0;['Numeric Corners'.B204] &amp; &quot;=&quot; &amp; ['Numeric Corners'.C204]);&quot;&quot;)">
            <text:p/>
          </table:table-cell>
          <table:table-cell table:style-name="ce16" table:formula="of:=IF(LEN(['Numeric Corners'.H204]) &gt; 0;IF(LEN(['Numeric Corners'.B204]) &gt; 0;['Numeric Corners'.B204] &amp; &quot;=&quot; &amp; ['Numeric Corners'.D204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205]) &gt; 0; ['Numeric Corners'.H205]; &quot;&quot;)">
            <text:p/>
          </table:table-cell>
          <table:table-cell table:style-name="ce16" table:formula="of:=IF(LEN(['Numeric Corners'.H205]) &gt; 0;&quot;[PACENOTE::&quot; &amp; ['Numeric Corners'.B205] &amp; &quot;]&quot; &amp; CHAR(10) &amp; IF(LEN(['Numeric Corners'.A205]) &gt; 0;&quot;id=&quot; &amp; ['Numeric Corners'.A205] &amp; CHAR(10);&quot;&quot;) &amp; &quot;Sounds=1&quot; &amp; CHAR(10) &amp; &quot;Snd0=&quot; &amp; LOWER(['Numeric Corners'.B205]) &amp; &quot;.ogg&quot; &amp; CHAR(10) &amp; IF(LEN(['Numeric Corners'.F205]) &gt; 0; &quot;link=&quot; &amp; ['Numeric Corners'.F205] &amp; CHAR(10);&quot;&quot;) &amp; IF(LEN(['Numeric Corners'.G205])&gt;0;&quot;standard=&quot; &amp; ['Numeric Corners'.G205] &amp; CHAR(10);&quot;&quot;) &amp; &quot;column=&quot; &amp; ['Numeric Corners'.I205] &amp; CHAR(10);&quot;&quot;)">
            <text:p/>
          </table:table-cell>
          <table:table-cell table:style-name="ce16" table:formula="of:=IF(LEN(['Numeric Corners'.H205]) &gt; 0;IF(LEN(['Numeric Corners'.B205]) &gt; 0;['Numeric Corners'.B205] &amp; &quot;=&quot; &amp; ['Numeric Corners'.C205]);&quot;&quot;)">
            <text:p/>
          </table:table-cell>
          <table:table-cell table:style-name="ce16" table:formula="of:=IF(LEN(['Numeric Corners'.H205]) &gt; 0;IF(LEN(['Numeric Corners'.B205]) &gt; 0;['Numeric Corners'.B205] &amp; &quot;=&quot; &amp; ['Numeric Corners'.D205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206]) &gt; 0; ['Numeric Corners'.H206]; &quot;&quot;)">
            <text:p/>
          </table:table-cell>
          <table:table-cell table:style-name="ce16" table:formula="of:=IF(LEN(['Numeric Corners'.H206]) &gt; 0;&quot;[PACENOTE::&quot; &amp; ['Numeric Corners'.B206] &amp; &quot;]&quot; &amp; CHAR(10) &amp; IF(LEN(['Numeric Corners'.A206]) &gt; 0;&quot;id=&quot; &amp; ['Numeric Corners'.A206] &amp; CHAR(10);&quot;&quot;) &amp; &quot;Sounds=1&quot; &amp; CHAR(10) &amp; &quot;Snd0=&quot; &amp; LOWER(['Numeric Corners'.B206]) &amp; &quot;.ogg&quot; &amp; CHAR(10) &amp; IF(LEN(['Numeric Corners'.F206]) &gt; 0; &quot;link=&quot; &amp; ['Numeric Corners'.F206] &amp; CHAR(10);&quot;&quot;) &amp; IF(LEN(['Numeric Corners'.G206])&gt;0;&quot;standard=&quot; &amp; ['Numeric Corners'.G206] &amp; CHAR(10);&quot;&quot;) &amp; &quot;column=&quot; &amp; ['Numeric Corners'.I206] &amp; CHAR(10);&quot;&quot;)">
            <text:p/>
          </table:table-cell>
          <table:table-cell table:style-name="ce16" table:formula="of:=IF(LEN(['Numeric Corners'.H206]) &gt; 0;IF(LEN(['Numeric Corners'.B206]) &gt; 0;['Numeric Corners'.B206] &amp; &quot;=&quot; &amp; ['Numeric Corners'.C206]);&quot;&quot;)">
            <text:p/>
          </table:table-cell>
          <table:table-cell table:style-name="ce16" table:formula="of:=IF(LEN(['Numeric Corners'.H206]) &gt; 0;IF(LEN(['Numeric Corners'.B206]) &gt; 0;['Numeric Corners'.B206] &amp; &quot;=&quot; &amp; ['Numeric Corners'.D206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207]) &gt; 0; ['Numeric Corners'.H207]; &quot;&quot;)">
            <text:p/>
          </table:table-cell>
          <table:table-cell table:style-name="ce16" table:formula="of:=IF(LEN(['Numeric Corners'.H207]) &gt; 0;&quot;[PACENOTE::&quot; &amp; ['Numeric Corners'.B207] &amp; &quot;]&quot; &amp; CHAR(10) &amp; IF(LEN(['Numeric Corners'.A207]) &gt; 0;&quot;id=&quot; &amp; ['Numeric Corners'.A207] &amp; CHAR(10);&quot;&quot;) &amp; &quot;Sounds=1&quot; &amp; CHAR(10) &amp; &quot;Snd0=&quot; &amp; LOWER(['Numeric Corners'.B207]) &amp; &quot;.ogg&quot; &amp; CHAR(10) &amp; IF(LEN(['Numeric Corners'.F207]) &gt; 0; &quot;link=&quot; &amp; ['Numeric Corners'.F207] &amp; CHAR(10);&quot;&quot;) &amp; IF(LEN(['Numeric Corners'.G207])&gt;0;&quot;standard=&quot; &amp; ['Numeric Corners'.G207] &amp; CHAR(10);&quot;&quot;) &amp; &quot;column=&quot; &amp; ['Numeric Corners'.I207] &amp; CHAR(10);&quot;&quot;)">
            <text:p/>
          </table:table-cell>
          <table:table-cell table:style-name="ce16" table:formula="of:=IF(LEN(['Numeric Corners'.H207]) &gt; 0;IF(LEN(['Numeric Corners'.B207]) &gt; 0;['Numeric Corners'.B207] &amp; &quot;=&quot; &amp; ['Numeric Corners'.C207]);&quot;&quot;)">
            <text:p/>
          </table:table-cell>
          <table:table-cell table:style-name="ce16" table:formula="of:=IF(LEN(['Numeric Corners'.H207]) &gt; 0;IF(LEN(['Numeric Corners'.B207]) &gt; 0;['Numeric Corners'.B207] &amp; &quot;=&quot; &amp; ['Numeric Corners'.D207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208]) &gt; 0; ['Numeric Corners'.H208]; &quot;&quot;)">
            <text:p/>
          </table:table-cell>
          <table:table-cell table:style-name="ce16" table:formula="of:=IF(LEN(['Numeric Corners'.H208]) &gt; 0;&quot;[PACENOTE::&quot; &amp; ['Numeric Corners'.B208] &amp; &quot;]&quot; &amp; CHAR(10) &amp; IF(LEN(['Numeric Corners'.A208]) &gt; 0;&quot;id=&quot; &amp; ['Numeric Corners'.A208] &amp; CHAR(10);&quot;&quot;) &amp; &quot;Sounds=1&quot; &amp; CHAR(10) &amp; &quot;Snd0=&quot; &amp; LOWER(['Numeric Corners'.B208]) &amp; &quot;.ogg&quot; &amp; CHAR(10) &amp; IF(LEN(['Numeric Corners'.F208]) &gt; 0; &quot;link=&quot; &amp; ['Numeric Corners'.F208] &amp; CHAR(10);&quot;&quot;) &amp; IF(LEN(['Numeric Corners'.G208])&gt;0;&quot;standard=&quot; &amp; ['Numeric Corners'.G208] &amp; CHAR(10);&quot;&quot;) &amp; &quot;column=&quot; &amp; ['Numeric Corners'.I208] &amp; CHAR(10);&quot;&quot;)">
            <text:p/>
          </table:table-cell>
          <table:table-cell table:style-name="ce16" table:formula="of:=IF(LEN(['Numeric Corners'.H208]) &gt; 0;IF(LEN(['Numeric Corners'.B208]) &gt; 0;['Numeric Corners'.B208] &amp; &quot;=&quot; &amp; ['Numeric Corners'.C208]);&quot;&quot;)">
            <text:p/>
          </table:table-cell>
          <table:table-cell table:style-name="ce16" table:formula="of:=IF(LEN(['Numeric Corners'.H208]) &gt; 0;IF(LEN(['Numeric Corners'.B208]) &gt; 0;['Numeric Corners'.B208] &amp; &quot;=&quot; &amp; ['Numeric Corners'.D208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209]) &gt; 0; ['Numeric Corners'.H209]; &quot;&quot;)">
            <text:p/>
          </table:table-cell>
          <table:table-cell table:style-name="ce16" table:formula="of:=IF(LEN(['Numeric Corners'.H209]) &gt; 0;&quot;[PACENOTE::&quot; &amp; ['Numeric Corners'.B209] &amp; &quot;]&quot; &amp; CHAR(10) &amp; IF(LEN(['Numeric Corners'.A209]) &gt; 0;&quot;id=&quot; &amp; ['Numeric Corners'.A209] &amp; CHAR(10);&quot;&quot;) &amp; &quot;Sounds=1&quot; &amp; CHAR(10) &amp; &quot;Snd0=&quot; &amp; LOWER(['Numeric Corners'.B209]) &amp; &quot;.ogg&quot; &amp; CHAR(10) &amp; IF(LEN(['Numeric Corners'.F209]) &gt; 0; &quot;link=&quot; &amp; ['Numeric Corners'.F209] &amp; CHAR(10);&quot;&quot;) &amp; IF(LEN(['Numeric Corners'.G209])&gt;0;&quot;standard=&quot; &amp; ['Numeric Corners'.G209] &amp; CHAR(10);&quot;&quot;) &amp; &quot;column=&quot; &amp; ['Numeric Corners'.I209] &amp; CHAR(10);&quot;&quot;)">
            <text:p/>
          </table:table-cell>
          <table:table-cell table:style-name="ce16" table:formula="of:=IF(LEN(['Numeric Corners'.H209]) &gt; 0;IF(LEN(['Numeric Corners'.B209]) &gt; 0;['Numeric Corners'.B209] &amp; &quot;=&quot; &amp; ['Numeric Corners'.C209]);&quot;&quot;)">
            <text:p/>
          </table:table-cell>
          <table:table-cell table:style-name="ce16" table:formula="of:=IF(LEN(['Numeric Corners'.H209]) &gt; 0;IF(LEN(['Numeric Corners'.B209]) &gt; 0;['Numeric Corners'.B209] &amp; &quot;=&quot; &amp; ['Numeric Corners'.D209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210]) &gt; 0; ['Numeric Corners'.H210]; &quot;&quot;)">
            <text:p/>
          </table:table-cell>
          <table:table-cell table:style-name="ce16" table:formula="of:=IF(LEN(['Numeric Corners'.H210]) &gt; 0;&quot;[PACENOTE::&quot; &amp; ['Numeric Corners'.B210] &amp; &quot;]&quot; &amp; CHAR(10) &amp; IF(LEN(['Numeric Corners'.A210]) &gt; 0;&quot;id=&quot; &amp; ['Numeric Corners'.A210] &amp; CHAR(10);&quot;&quot;) &amp; &quot;Sounds=1&quot; &amp; CHAR(10) &amp; &quot;Snd0=&quot; &amp; LOWER(['Numeric Corners'.B210]) &amp; &quot;.ogg&quot; &amp; CHAR(10) &amp; IF(LEN(['Numeric Corners'.F210]) &gt; 0; &quot;link=&quot; &amp; ['Numeric Corners'.F210] &amp; CHAR(10);&quot;&quot;) &amp; IF(LEN(['Numeric Corners'.G210])&gt;0;&quot;standard=&quot; &amp; ['Numeric Corners'.G210] &amp; CHAR(10);&quot;&quot;) &amp; &quot;column=&quot; &amp; ['Numeric Corners'.I210] &amp; CHAR(10);&quot;&quot;)">
            <text:p/>
          </table:table-cell>
          <table:table-cell table:style-name="ce16" table:formula="of:=IF(LEN(['Numeric Corners'.H210]) &gt; 0;IF(LEN(['Numeric Corners'.B210]) &gt; 0;['Numeric Corners'.B210] &amp; &quot;=&quot; &amp; ['Numeric Corners'.C210]);&quot;&quot;)">
            <text:p/>
          </table:table-cell>
          <table:table-cell table:style-name="ce16" table:formula="of:=IF(LEN(['Numeric Corners'.H210]) &gt; 0;IF(LEN(['Numeric Corners'.B210]) &gt; 0;['Numeric Corners'.B210] &amp; &quot;=&quot; &amp; ['Numeric Corners'.D210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211]) &gt; 0; ['Numeric Corners'.H211]; &quot;&quot;)">
            <text:p/>
          </table:table-cell>
          <table:table-cell table:style-name="ce16" table:formula="of:=IF(LEN(['Numeric Corners'.H211]) &gt; 0;&quot;[PACENOTE::&quot; &amp; ['Numeric Corners'.B211] &amp; &quot;]&quot; &amp; CHAR(10) &amp; IF(LEN(['Numeric Corners'.A211]) &gt; 0;&quot;id=&quot; &amp; ['Numeric Corners'.A211] &amp; CHAR(10);&quot;&quot;) &amp; &quot;Sounds=1&quot; &amp; CHAR(10) &amp; &quot;Snd0=&quot; &amp; LOWER(['Numeric Corners'.B211]) &amp; &quot;.ogg&quot; &amp; CHAR(10) &amp; IF(LEN(['Numeric Corners'.F211]) &gt; 0; &quot;link=&quot; &amp; ['Numeric Corners'.F211] &amp; CHAR(10);&quot;&quot;) &amp; IF(LEN(['Numeric Corners'.G211])&gt;0;&quot;standard=&quot; &amp; ['Numeric Corners'.G211] &amp; CHAR(10);&quot;&quot;) &amp; &quot;column=&quot; &amp; ['Numeric Corners'.I211] &amp; CHAR(10);&quot;&quot;)">
            <text:p/>
          </table:table-cell>
          <table:table-cell table:style-name="ce16" table:formula="of:=IF(LEN(['Numeric Corners'.H211]) &gt; 0;IF(LEN(['Numeric Corners'.B211]) &gt; 0;['Numeric Corners'.B211] &amp; &quot;=&quot; &amp; ['Numeric Corners'.C211]);&quot;&quot;)">
            <text:p/>
          </table:table-cell>
          <table:table-cell table:style-name="ce16" table:formula="of:=IF(LEN(['Numeric Corners'.H211]) &gt; 0;IF(LEN(['Numeric Corners'.B211]) &gt; 0;['Numeric Corners'.B211] &amp; &quot;=&quot; &amp; ['Numeric Corners'.D211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212]) &gt; 0; ['Numeric Corners'.H212]; &quot;&quot;)">
            <text:p/>
          </table:table-cell>
          <table:table-cell table:style-name="ce16" table:formula="of:=IF(LEN(['Numeric Corners'.H212]) &gt; 0;&quot;[PACENOTE::&quot; &amp; ['Numeric Corners'.B212] &amp; &quot;]&quot; &amp; CHAR(10) &amp; IF(LEN(['Numeric Corners'.A212]) &gt; 0;&quot;id=&quot; &amp; ['Numeric Corners'.A212] &amp; CHAR(10);&quot;&quot;) &amp; &quot;Sounds=1&quot; &amp; CHAR(10) &amp; &quot;Snd0=&quot; &amp; LOWER(['Numeric Corners'.B212]) &amp; &quot;.ogg&quot; &amp; CHAR(10) &amp; IF(LEN(['Numeric Corners'.F212]) &gt; 0; &quot;link=&quot; &amp; ['Numeric Corners'.F212] &amp; CHAR(10);&quot;&quot;) &amp; IF(LEN(['Numeric Corners'.G212])&gt;0;&quot;standard=&quot; &amp; ['Numeric Corners'.G212] &amp; CHAR(10);&quot;&quot;) &amp; &quot;column=&quot; &amp; ['Numeric Corners'.I212] &amp; CHAR(10);&quot;&quot;)">
            <text:p/>
          </table:table-cell>
          <table:table-cell table:style-name="ce16" table:formula="of:=IF(LEN(['Numeric Corners'.H212]) &gt; 0;IF(LEN(['Numeric Corners'.B212]) &gt; 0;['Numeric Corners'.B212] &amp; &quot;=&quot; &amp; ['Numeric Corners'.C212]);&quot;&quot;)">
            <text:p/>
          </table:table-cell>
          <table:table-cell table:style-name="ce16" table:formula="of:=IF(LEN(['Numeric Corners'.H212]) &gt; 0;IF(LEN(['Numeric Corners'.B212]) &gt; 0;['Numeric Corners'.B212] &amp; &quot;=&quot; &amp; ['Numeric Corners'.D212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213]) &gt; 0; ['Numeric Corners'.H213]; &quot;&quot;)">
            <text:p/>
          </table:table-cell>
          <table:table-cell table:style-name="ce16" table:formula="of:=IF(LEN(['Numeric Corners'.H213]) &gt; 0;&quot;[PACENOTE::&quot; &amp; ['Numeric Corners'.B213] &amp; &quot;]&quot; &amp; CHAR(10) &amp; IF(LEN(['Numeric Corners'.A213]) &gt; 0;&quot;id=&quot; &amp; ['Numeric Corners'.A213] &amp; CHAR(10);&quot;&quot;) &amp; &quot;Sounds=1&quot; &amp; CHAR(10) &amp; &quot;Snd0=&quot; &amp; LOWER(['Numeric Corners'.B213]) &amp; &quot;.ogg&quot; &amp; CHAR(10) &amp; IF(LEN(['Numeric Corners'.F213]) &gt; 0; &quot;link=&quot; &amp; ['Numeric Corners'.F213] &amp; CHAR(10);&quot;&quot;) &amp; IF(LEN(['Numeric Corners'.G213])&gt;0;&quot;standard=&quot; &amp; ['Numeric Corners'.G213] &amp; CHAR(10);&quot;&quot;) &amp; &quot;column=&quot; &amp; ['Numeric Corners'.I213] &amp; CHAR(10);&quot;&quot;)">
            <text:p/>
          </table:table-cell>
          <table:table-cell table:style-name="ce16" table:formula="of:=IF(LEN(['Numeric Corners'.H213]) &gt; 0;IF(LEN(['Numeric Corners'.B213]) &gt; 0;['Numeric Corners'.B213] &amp; &quot;=&quot; &amp; ['Numeric Corners'.C213]);&quot;&quot;)">
            <text:p/>
          </table:table-cell>
          <table:table-cell table:style-name="ce16" table:formula="of:=IF(LEN(['Numeric Corners'.H213]) &gt; 0;IF(LEN(['Numeric Corners'.B213]) &gt; 0;['Numeric Corners'.B213] &amp; &quot;=&quot; &amp; ['Numeric Corners'.D213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214]) &gt; 0; ['Numeric Corners'.H214]; &quot;&quot;)">
            <text:p/>
          </table:table-cell>
          <table:table-cell table:style-name="ce16" table:formula="of:=IF(LEN(['Numeric Corners'.H214]) &gt; 0;&quot;[PACENOTE::&quot; &amp; ['Numeric Corners'.B214] &amp; &quot;]&quot; &amp; CHAR(10) &amp; IF(LEN(['Numeric Corners'.A214]) &gt; 0;&quot;id=&quot; &amp; ['Numeric Corners'.A214] &amp; CHAR(10);&quot;&quot;) &amp; &quot;Sounds=1&quot; &amp; CHAR(10) &amp; &quot;Snd0=&quot; &amp; LOWER(['Numeric Corners'.B214]) &amp; &quot;.ogg&quot; &amp; CHAR(10) &amp; IF(LEN(['Numeric Corners'.F214]) &gt; 0; &quot;link=&quot; &amp; ['Numeric Corners'.F214] &amp; CHAR(10);&quot;&quot;) &amp; IF(LEN(['Numeric Corners'.G214])&gt;0;&quot;standard=&quot; &amp; ['Numeric Corners'.G214] &amp; CHAR(10);&quot;&quot;) &amp; &quot;column=&quot; &amp; ['Numeric Corners'.I214] &amp; CHAR(10);&quot;&quot;)">
            <text:p/>
          </table:table-cell>
          <table:table-cell table:style-name="ce16" table:formula="of:=IF(LEN(['Numeric Corners'.H214]) &gt; 0;IF(LEN(['Numeric Corners'.B214]) &gt; 0;['Numeric Corners'.B214] &amp; &quot;=&quot; &amp; ['Numeric Corners'.C214]);&quot;&quot;)">
            <text:p/>
          </table:table-cell>
          <table:table-cell table:style-name="ce16" table:formula="of:=IF(LEN(['Numeric Corners'.H214]) &gt; 0;IF(LEN(['Numeric Corners'.B214]) &gt; 0;['Numeric Corners'.B214] &amp; &quot;=&quot; &amp; ['Numeric Corners'.D214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215]) &gt; 0; ['Numeric Corners'.H215]; &quot;&quot;)">
            <text:p/>
          </table:table-cell>
          <table:table-cell table:style-name="ce16" table:formula="of:=IF(LEN(['Numeric Corners'.H215]) &gt; 0;&quot;[PACENOTE::&quot; &amp; ['Numeric Corners'.B215] &amp; &quot;]&quot; &amp; CHAR(10) &amp; IF(LEN(['Numeric Corners'.A215]) &gt; 0;&quot;id=&quot; &amp; ['Numeric Corners'.A215] &amp; CHAR(10);&quot;&quot;) &amp; &quot;Sounds=1&quot; &amp; CHAR(10) &amp; &quot;Snd0=&quot; &amp; LOWER(['Numeric Corners'.B215]) &amp; &quot;.ogg&quot; &amp; CHAR(10) &amp; IF(LEN(['Numeric Corners'.F215]) &gt; 0; &quot;link=&quot; &amp; ['Numeric Corners'.F215] &amp; CHAR(10);&quot;&quot;) &amp; IF(LEN(['Numeric Corners'.G215])&gt;0;&quot;standard=&quot; &amp; ['Numeric Corners'.G215] &amp; CHAR(10);&quot;&quot;) &amp; &quot;column=&quot; &amp; ['Numeric Corners'.I215] &amp; CHAR(10);&quot;&quot;)">
            <text:p/>
          </table:table-cell>
          <table:table-cell table:style-name="ce16" table:formula="of:=IF(LEN(['Numeric Corners'.H215]) &gt; 0;IF(LEN(['Numeric Corners'.B215]) &gt; 0;['Numeric Corners'.B215] &amp; &quot;=&quot; &amp; ['Numeric Corners'.C215]);&quot;&quot;)">
            <text:p/>
          </table:table-cell>
          <table:table-cell table:style-name="ce16" table:formula="of:=IF(LEN(['Numeric Corners'.H215]) &gt; 0;IF(LEN(['Numeric Corners'.B215]) &gt; 0;['Numeric Corners'.B215] &amp; &quot;=&quot; &amp; ['Numeric Corners'.D215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216]) &gt; 0; ['Numeric Corners'.H216]; &quot;&quot;)">
            <text:p/>
          </table:table-cell>
          <table:table-cell table:style-name="ce16" table:formula="of:=IF(LEN(['Numeric Corners'.H216]) &gt; 0;&quot;[PACENOTE::&quot; &amp; ['Numeric Corners'.B216] &amp; &quot;]&quot; &amp; CHAR(10) &amp; IF(LEN(['Numeric Corners'.A216]) &gt; 0;&quot;id=&quot; &amp; ['Numeric Corners'.A216] &amp; CHAR(10);&quot;&quot;) &amp; &quot;Sounds=1&quot; &amp; CHAR(10) &amp; &quot;Snd0=&quot; &amp; LOWER(['Numeric Corners'.B216]) &amp; &quot;.ogg&quot; &amp; CHAR(10) &amp; IF(LEN(['Numeric Corners'.F216]) &gt; 0; &quot;link=&quot; &amp; ['Numeric Corners'.F216] &amp; CHAR(10);&quot;&quot;) &amp; IF(LEN(['Numeric Corners'.G216])&gt;0;&quot;standard=&quot; &amp; ['Numeric Corners'.G216] &amp; CHAR(10);&quot;&quot;) &amp; &quot;column=&quot; &amp; ['Numeric Corners'.I216] &amp; CHAR(10);&quot;&quot;)">
            <text:p/>
          </table:table-cell>
          <table:table-cell table:style-name="ce16" table:formula="of:=IF(LEN(['Numeric Corners'.H216]) &gt; 0;IF(LEN(['Numeric Corners'.B216]) &gt; 0;['Numeric Corners'.B216] &amp; &quot;=&quot; &amp; ['Numeric Corners'.C216]);&quot;&quot;)">
            <text:p/>
          </table:table-cell>
          <table:table-cell table:style-name="ce16" table:formula="of:=IF(LEN(['Numeric Corners'.H216]) &gt; 0;IF(LEN(['Numeric Corners'.B216]) &gt; 0;['Numeric Corners'.B216] &amp; &quot;=&quot; &amp; ['Numeric Corners'.D216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217]) &gt; 0; ['Numeric Corners'.H217]; &quot;&quot;)">
            <text:p/>
          </table:table-cell>
          <table:table-cell table:style-name="ce16" table:formula="of:=IF(LEN(['Numeric Corners'.H217]) &gt; 0;&quot;[PACENOTE::&quot; &amp; ['Numeric Corners'.B217] &amp; &quot;]&quot; &amp; CHAR(10) &amp; IF(LEN(['Numeric Corners'.A217]) &gt; 0;&quot;id=&quot; &amp; ['Numeric Corners'.A217] &amp; CHAR(10);&quot;&quot;) &amp; &quot;Sounds=1&quot; &amp; CHAR(10) &amp; &quot;Snd0=&quot; &amp; LOWER(['Numeric Corners'.B217]) &amp; &quot;.ogg&quot; &amp; CHAR(10) &amp; IF(LEN(['Numeric Corners'.F217]) &gt; 0; &quot;link=&quot; &amp; ['Numeric Corners'.F217] &amp; CHAR(10);&quot;&quot;) &amp; IF(LEN(['Numeric Corners'.G217])&gt;0;&quot;standard=&quot; &amp; ['Numeric Corners'.G217] &amp; CHAR(10);&quot;&quot;) &amp; &quot;column=&quot; &amp; ['Numeric Corners'.I217] &amp; CHAR(10);&quot;&quot;)">
            <text:p/>
          </table:table-cell>
          <table:table-cell table:style-name="ce16" table:formula="of:=IF(LEN(['Numeric Corners'.H217]) &gt; 0;IF(LEN(['Numeric Corners'.B217]) &gt; 0;['Numeric Corners'.B217] &amp; &quot;=&quot; &amp; ['Numeric Corners'.C217]);&quot;&quot;)">
            <text:p/>
          </table:table-cell>
          <table:table-cell table:style-name="ce16" table:formula="of:=IF(LEN(['Numeric Corners'.H217]) &gt; 0;IF(LEN(['Numeric Corners'.B217]) &gt; 0;['Numeric Corners'.B217] &amp; &quot;=&quot; &amp; ['Numeric Corners'.D217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218]) &gt; 0; ['Numeric Corners'.H218]; &quot;&quot;)">
            <text:p/>
          </table:table-cell>
          <table:table-cell table:style-name="ce16" table:formula="of:=IF(LEN(['Numeric Corners'.H218]) &gt; 0;&quot;[PACENOTE::&quot; &amp; ['Numeric Corners'.B218] &amp; &quot;]&quot; &amp; CHAR(10) &amp; IF(LEN(['Numeric Corners'.A218]) &gt; 0;&quot;id=&quot; &amp; ['Numeric Corners'.A218] &amp; CHAR(10);&quot;&quot;) &amp; &quot;Sounds=1&quot; &amp; CHAR(10) &amp; &quot;Snd0=&quot; &amp; LOWER(['Numeric Corners'.B218]) &amp; &quot;.ogg&quot; &amp; CHAR(10) &amp; IF(LEN(['Numeric Corners'.F218]) &gt; 0; &quot;link=&quot; &amp; ['Numeric Corners'.F218] &amp; CHAR(10);&quot;&quot;) &amp; IF(LEN(['Numeric Corners'.G218])&gt;0;&quot;standard=&quot; &amp; ['Numeric Corners'.G218] &amp; CHAR(10);&quot;&quot;) &amp; &quot;column=&quot; &amp; ['Numeric Corners'.I218] &amp; CHAR(10);&quot;&quot;)">
            <text:p/>
          </table:table-cell>
          <table:table-cell table:style-name="ce16" table:formula="of:=IF(LEN(['Numeric Corners'.H218]) &gt; 0;IF(LEN(['Numeric Corners'.B218]) &gt; 0;['Numeric Corners'.B218] &amp; &quot;=&quot; &amp; ['Numeric Corners'.C218]);&quot;&quot;)">
            <text:p/>
          </table:table-cell>
          <table:table-cell table:style-name="ce16" table:formula="of:=IF(LEN(['Numeric Corners'.H218]) &gt; 0;IF(LEN(['Numeric Corners'.B218]) &gt; 0;['Numeric Corners'.B218] &amp; &quot;=&quot; &amp; ['Numeric Corners'.D218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219]) &gt; 0; ['Numeric Corners'.H219]; &quot;&quot;)">
            <text:p/>
          </table:table-cell>
          <table:table-cell table:style-name="ce16" table:formula="of:=IF(LEN(['Numeric Corners'.H219]) &gt; 0;&quot;[PACENOTE::&quot; &amp; ['Numeric Corners'.B219] &amp; &quot;]&quot; &amp; CHAR(10) &amp; IF(LEN(['Numeric Corners'.A219]) &gt; 0;&quot;id=&quot; &amp; ['Numeric Corners'.A219] &amp; CHAR(10);&quot;&quot;) &amp; &quot;Sounds=1&quot; &amp; CHAR(10) &amp; &quot;Snd0=&quot; &amp; LOWER(['Numeric Corners'.B219]) &amp; &quot;.ogg&quot; &amp; CHAR(10) &amp; IF(LEN(['Numeric Corners'.F219]) &gt; 0; &quot;link=&quot; &amp; ['Numeric Corners'.F219] &amp; CHAR(10);&quot;&quot;) &amp; IF(LEN(['Numeric Corners'.G219])&gt;0;&quot;standard=&quot; &amp; ['Numeric Corners'.G219] &amp; CHAR(10);&quot;&quot;) &amp; &quot;column=&quot; &amp; ['Numeric Corners'.I219] &amp; CHAR(10);&quot;&quot;)">
            <text:p/>
          </table:table-cell>
          <table:table-cell table:style-name="ce16" table:formula="of:=IF(LEN(['Numeric Corners'.H219]) &gt; 0;IF(LEN(['Numeric Corners'.B219]) &gt; 0;['Numeric Corners'.B219] &amp; &quot;=&quot; &amp; ['Numeric Corners'.C219]);&quot;&quot;)">
            <text:p/>
          </table:table-cell>
          <table:table-cell table:style-name="ce16" table:formula="of:=IF(LEN(['Numeric Corners'.H219]) &gt; 0;IF(LEN(['Numeric Corners'.B219]) &gt; 0;['Numeric Corners'.B219] &amp; &quot;=&quot; &amp; ['Numeric Corners'.D219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220]) &gt; 0; ['Numeric Corners'.H220]; &quot;&quot;)">
            <text:p/>
          </table:table-cell>
          <table:table-cell table:style-name="ce16" table:formula="of:=IF(LEN(['Numeric Corners'.H220]) &gt; 0;&quot;[PACENOTE::&quot; &amp; ['Numeric Corners'.B220] &amp; &quot;]&quot; &amp; CHAR(10) &amp; IF(LEN(['Numeric Corners'.A220]) &gt; 0;&quot;id=&quot; &amp; ['Numeric Corners'.A220] &amp; CHAR(10);&quot;&quot;) &amp; &quot;Sounds=1&quot; &amp; CHAR(10) &amp; &quot;Snd0=&quot; &amp; LOWER(['Numeric Corners'.B220]) &amp; &quot;.ogg&quot; &amp; CHAR(10) &amp; IF(LEN(['Numeric Corners'.F220]) &gt; 0; &quot;link=&quot; &amp; ['Numeric Corners'.F220] &amp; CHAR(10);&quot;&quot;) &amp; IF(LEN(['Numeric Corners'.G220])&gt;0;&quot;standard=&quot; &amp; ['Numeric Corners'.G220] &amp; CHAR(10);&quot;&quot;) &amp; &quot;column=&quot; &amp; ['Numeric Corners'.I220] &amp; CHAR(10);&quot;&quot;)">
            <text:p/>
          </table:table-cell>
          <table:table-cell table:style-name="ce16" table:formula="of:=IF(LEN(['Numeric Corners'.H220]) &gt; 0;IF(LEN(['Numeric Corners'.B220]) &gt; 0;['Numeric Corners'.B220] &amp; &quot;=&quot; &amp; ['Numeric Corners'.C220]);&quot;&quot;)">
            <text:p/>
          </table:table-cell>
          <table:table-cell table:style-name="ce16" table:formula="of:=IF(LEN(['Numeric Corners'.H220]) &gt; 0;IF(LEN(['Numeric Corners'.B220]) &gt; 0;['Numeric Corners'.B220] &amp; &quot;=&quot; &amp; ['Numeric Corners'.D220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221]) &gt; 0; ['Numeric Corners'.H221]; &quot;&quot;)">
            <text:p/>
          </table:table-cell>
          <table:table-cell table:style-name="ce16" table:formula="of:=IF(LEN(['Numeric Corners'.H221]) &gt; 0;&quot;[PACENOTE::&quot; &amp; ['Numeric Corners'.B221] &amp; &quot;]&quot; &amp; CHAR(10) &amp; IF(LEN(['Numeric Corners'.A221]) &gt; 0;&quot;id=&quot; &amp; ['Numeric Corners'.A221] &amp; CHAR(10);&quot;&quot;) &amp; &quot;Sounds=1&quot; &amp; CHAR(10) &amp; &quot;Snd0=&quot; &amp; LOWER(['Numeric Corners'.B221]) &amp; &quot;.ogg&quot; &amp; CHAR(10) &amp; IF(LEN(['Numeric Corners'.F221]) &gt; 0; &quot;link=&quot; &amp; ['Numeric Corners'.F221] &amp; CHAR(10);&quot;&quot;) &amp; IF(LEN(['Numeric Corners'.G221])&gt;0;&quot;standard=&quot; &amp; ['Numeric Corners'.G221] &amp; CHAR(10);&quot;&quot;) &amp; &quot;column=&quot; &amp; ['Numeric Corners'.I221] &amp; CHAR(10);&quot;&quot;)">
            <text:p/>
          </table:table-cell>
          <table:table-cell table:style-name="ce16" table:formula="of:=IF(LEN(['Numeric Corners'.H221]) &gt; 0;IF(LEN(['Numeric Corners'.B221]) &gt; 0;['Numeric Corners'.B221] &amp; &quot;=&quot; &amp; ['Numeric Corners'.C221]);&quot;&quot;)">
            <text:p/>
          </table:table-cell>
          <table:table-cell table:style-name="ce16" table:formula="of:=IF(LEN(['Numeric Corners'.H221]) &gt; 0;IF(LEN(['Numeric Corners'.B221]) &gt; 0;['Numeric Corners'.B221] &amp; &quot;=&quot; &amp; ['Numeric Corners'.D221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222]) &gt; 0; ['Numeric Corners'.H222]; &quot;&quot;)">
            <text:p/>
          </table:table-cell>
          <table:table-cell table:style-name="ce16" table:formula="of:=IF(LEN(['Numeric Corners'.H222]) &gt; 0;&quot;[PACENOTE::&quot; &amp; ['Numeric Corners'.B222] &amp; &quot;]&quot; &amp; CHAR(10) &amp; IF(LEN(['Numeric Corners'.A222]) &gt; 0;&quot;id=&quot; &amp; ['Numeric Corners'.A222] &amp; CHAR(10);&quot;&quot;) &amp; &quot;Sounds=1&quot; &amp; CHAR(10) &amp; &quot;Snd0=&quot; &amp; LOWER(['Numeric Corners'.B222]) &amp; &quot;.ogg&quot; &amp; CHAR(10) &amp; IF(LEN(['Numeric Corners'.F222]) &gt; 0; &quot;link=&quot; &amp; ['Numeric Corners'.F222] &amp; CHAR(10);&quot;&quot;) &amp; IF(LEN(['Numeric Corners'.G222])&gt;0;&quot;standard=&quot; &amp; ['Numeric Corners'.G222] &amp; CHAR(10);&quot;&quot;) &amp; &quot;column=&quot; &amp; ['Numeric Corners'.I222] &amp; CHAR(10);&quot;&quot;)">
            <text:p/>
          </table:table-cell>
          <table:table-cell table:style-name="ce16" table:formula="of:=IF(LEN(['Numeric Corners'.H222]) &gt; 0;IF(LEN(['Numeric Corners'.B222]) &gt; 0;['Numeric Corners'.B222] &amp; &quot;=&quot; &amp; ['Numeric Corners'.C222]);&quot;&quot;)">
            <text:p/>
          </table:table-cell>
          <table:table-cell table:style-name="ce16" table:formula="of:=IF(LEN(['Numeric Corners'.H222]) &gt; 0;IF(LEN(['Numeric Corners'.B222]) &gt; 0;['Numeric Corners'.B222] &amp; &quot;=&quot; &amp; ['Numeric Corners'.D222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223]) &gt; 0; ['Numeric Corners'.H223]; &quot;&quot;)">
            <text:p/>
          </table:table-cell>
          <table:table-cell table:style-name="ce16" table:formula="of:=IF(LEN(['Numeric Corners'.H223]) &gt; 0;&quot;[PACENOTE::&quot; &amp; ['Numeric Corners'.B223] &amp; &quot;]&quot; &amp; CHAR(10) &amp; IF(LEN(['Numeric Corners'.A223]) &gt; 0;&quot;id=&quot; &amp; ['Numeric Corners'.A223] &amp; CHAR(10);&quot;&quot;) &amp; &quot;Sounds=1&quot; &amp; CHAR(10) &amp; &quot;Snd0=&quot; &amp; LOWER(['Numeric Corners'.B223]) &amp; &quot;.ogg&quot; &amp; CHAR(10) &amp; IF(LEN(['Numeric Corners'.F223]) &gt; 0; &quot;link=&quot; &amp; ['Numeric Corners'.F223] &amp; CHAR(10);&quot;&quot;) &amp; IF(LEN(['Numeric Corners'.G223])&gt;0;&quot;standard=&quot; &amp; ['Numeric Corners'.G223] &amp; CHAR(10);&quot;&quot;) &amp; &quot;column=&quot; &amp; ['Numeric Corners'.I223] &amp; CHAR(10);&quot;&quot;)">
            <text:p/>
          </table:table-cell>
          <table:table-cell table:style-name="ce16" table:formula="of:=IF(LEN(['Numeric Corners'.H223]) &gt; 0;IF(LEN(['Numeric Corners'.B223]) &gt; 0;['Numeric Corners'.B223] &amp; &quot;=&quot; &amp; ['Numeric Corners'.C223]);&quot;&quot;)">
            <text:p/>
          </table:table-cell>
          <table:table-cell table:style-name="ce16" table:formula="of:=IF(LEN(['Numeric Corners'.H223]) &gt; 0;IF(LEN(['Numeric Corners'.B223]) &gt; 0;['Numeric Corners'.B223] &amp; &quot;=&quot; &amp; ['Numeric Corners'.D223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224]) &gt; 0; ['Numeric Corners'.H224]; &quot;&quot;)">
            <text:p/>
          </table:table-cell>
          <table:table-cell table:style-name="ce16" table:formula="of:=IF(LEN(['Numeric Corners'.H224]) &gt; 0;&quot;[PACENOTE::&quot; &amp; ['Numeric Corners'.B224] &amp; &quot;]&quot; &amp; CHAR(10) &amp; IF(LEN(['Numeric Corners'.A224]) &gt; 0;&quot;id=&quot; &amp; ['Numeric Corners'.A224] &amp; CHAR(10);&quot;&quot;) &amp; &quot;Sounds=1&quot; &amp; CHAR(10) &amp; &quot;Snd0=&quot; &amp; LOWER(['Numeric Corners'.B224]) &amp; &quot;.ogg&quot; &amp; CHAR(10) &amp; IF(LEN(['Numeric Corners'.F224]) &gt; 0; &quot;link=&quot; &amp; ['Numeric Corners'.F224] &amp; CHAR(10);&quot;&quot;) &amp; IF(LEN(['Numeric Corners'.G224])&gt;0;&quot;standard=&quot; &amp; ['Numeric Corners'.G224] &amp; CHAR(10);&quot;&quot;) &amp; &quot;column=&quot; &amp; ['Numeric Corners'.I224] &amp; CHAR(10);&quot;&quot;)">
            <text:p/>
          </table:table-cell>
          <table:table-cell table:style-name="ce16" table:formula="of:=IF(LEN(['Numeric Corners'.H224]) &gt; 0;IF(LEN(['Numeric Corners'.B224]) &gt; 0;['Numeric Corners'.B224] &amp; &quot;=&quot; &amp; ['Numeric Corners'.C224]);&quot;&quot;)">
            <text:p/>
          </table:table-cell>
          <table:table-cell table:style-name="ce16" table:formula="of:=IF(LEN(['Numeric Corners'.H224]) &gt; 0;IF(LEN(['Numeric Corners'.B224]) &gt; 0;['Numeric Corners'.B224] &amp; &quot;=&quot; &amp; ['Numeric Corners'.D224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225]) &gt; 0; ['Numeric Corners'.H225]; &quot;&quot;)">
            <text:p/>
          </table:table-cell>
          <table:table-cell table:style-name="ce16" table:formula="of:=IF(LEN(['Numeric Corners'.H225]) &gt; 0;&quot;[PACENOTE::&quot; &amp; ['Numeric Corners'.B225] &amp; &quot;]&quot; &amp; CHAR(10) &amp; IF(LEN(['Numeric Corners'.A225]) &gt; 0;&quot;id=&quot; &amp; ['Numeric Corners'.A225] &amp; CHAR(10);&quot;&quot;) &amp; &quot;Sounds=1&quot; &amp; CHAR(10) &amp; &quot;Snd0=&quot; &amp; LOWER(['Numeric Corners'.B225]) &amp; &quot;.ogg&quot; &amp; CHAR(10) &amp; IF(LEN(['Numeric Corners'.F225]) &gt; 0; &quot;link=&quot; &amp; ['Numeric Corners'.F225] &amp; CHAR(10);&quot;&quot;) &amp; IF(LEN(['Numeric Corners'.G225])&gt;0;&quot;standard=&quot; &amp; ['Numeric Corners'.G225] &amp; CHAR(10);&quot;&quot;) &amp; &quot;column=&quot; &amp; ['Numeric Corners'.I225] &amp; CHAR(10);&quot;&quot;)">
            <text:p/>
          </table:table-cell>
          <table:table-cell table:style-name="ce16" table:formula="of:=IF(LEN(['Numeric Corners'.H225]) &gt; 0;IF(LEN(['Numeric Corners'.B225]) &gt; 0;['Numeric Corners'.B225] &amp; &quot;=&quot; &amp; ['Numeric Corners'.C225]);&quot;&quot;)">
            <text:p/>
          </table:table-cell>
          <table:table-cell table:style-name="ce16" table:formula="of:=IF(LEN(['Numeric Corners'.H225]) &gt; 0;IF(LEN(['Numeric Corners'.B225]) &gt; 0;['Numeric Corners'.B225] &amp; &quot;=&quot; &amp; ['Numeric Corners'.D225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226]) &gt; 0; ['Numeric Corners'.H226]; &quot;&quot;)">
            <text:p/>
          </table:table-cell>
          <table:table-cell table:style-name="ce16" table:formula="of:=IF(LEN(['Numeric Corners'.H226]) &gt; 0;&quot;[PACENOTE::&quot; &amp; ['Numeric Corners'.B226] &amp; &quot;]&quot; &amp; CHAR(10) &amp; IF(LEN(['Numeric Corners'.A226]) &gt; 0;&quot;id=&quot; &amp; ['Numeric Corners'.A226] &amp; CHAR(10);&quot;&quot;) &amp; &quot;Sounds=1&quot; &amp; CHAR(10) &amp; &quot;Snd0=&quot; &amp; LOWER(['Numeric Corners'.B226]) &amp; &quot;.ogg&quot; &amp; CHAR(10) &amp; IF(LEN(['Numeric Corners'.F226]) &gt; 0; &quot;link=&quot; &amp; ['Numeric Corners'.F226] &amp; CHAR(10);&quot;&quot;) &amp; IF(LEN(['Numeric Corners'.G226])&gt;0;&quot;standard=&quot; &amp; ['Numeric Corners'.G226] &amp; CHAR(10);&quot;&quot;) &amp; &quot;column=&quot; &amp; ['Numeric Corners'.I226] &amp; CHAR(10);&quot;&quot;)">
            <text:p/>
          </table:table-cell>
          <table:table-cell table:style-name="ce16" table:formula="of:=IF(LEN(['Numeric Corners'.H226]) &gt; 0;IF(LEN(['Numeric Corners'.B226]) &gt; 0;['Numeric Corners'.B226] &amp; &quot;=&quot; &amp; ['Numeric Corners'.C226]);&quot;&quot;)">
            <text:p/>
          </table:table-cell>
          <table:table-cell table:style-name="ce16" table:formula="of:=IF(LEN(['Numeric Corners'.H226]) &gt; 0;IF(LEN(['Numeric Corners'.B226]) &gt; 0;['Numeric Corners'.B226] &amp; &quot;=&quot; &amp; ['Numeric Corners'.D226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227]) &gt; 0; ['Numeric Corners'.H227]; &quot;&quot;)">
            <text:p/>
          </table:table-cell>
          <table:table-cell table:style-name="ce16" table:formula="of:=IF(LEN(['Numeric Corners'.H227]) &gt; 0;&quot;[PACENOTE::&quot; &amp; ['Numeric Corners'.B227] &amp; &quot;]&quot; &amp; CHAR(10) &amp; IF(LEN(['Numeric Corners'.A227]) &gt; 0;&quot;id=&quot; &amp; ['Numeric Corners'.A227] &amp; CHAR(10);&quot;&quot;) &amp; &quot;Sounds=1&quot; &amp; CHAR(10) &amp; &quot;Snd0=&quot; &amp; LOWER(['Numeric Corners'.B227]) &amp; &quot;.ogg&quot; &amp; CHAR(10) &amp; IF(LEN(['Numeric Corners'.F227]) &gt; 0; &quot;link=&quot; &amp; ['Numeric Corners'.F227] &amp; CHAR(10);&quot;&quot;) &amp; IF(LEN(['Numeric Corners'.G227])&gt;0;&quot;standard=&quot; &amp; ['Numeric Corners'.G227] &amp; CHAR(10);&quot;&quot;) &amp; &quot;column=&quot; &amp; ['Numeric Corners'.I227] &amp; CHAR(10);&quot;&quot;)">
            <text:p/>
          </table:table-cell>
          <table:table-cell table:style-name="ce16" table:formula="of:=IF(LEN(['Numeric Corners'.H227]) &gt; 0;IF(LEN(['Numeric Corners'.B227]) &gt; 0;['Numeric Corners'.B227] &amp; &quot;=&quot; &amp; ['Numeric Corners'.C227]);&quot;&quot;)">
            <text:p/>
          </table:table-cell>
          <table:table-cell table:style-name="ce16" table:formula="of:=IF(LEN(['Numeric Corners'.H227]) &gt; 0;IF(LEN(['Numeric Corners'.B227]) &gt; 0;['Numeric Corners'.B227] &amp; &quot;=&quot; &amp; ['Numeric Corners'.D227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228]) &gt; 0; ['Numeric Corners'.H228]; &quot;&quot;)">
            <text:p/>
          </table:table-cell>
          <table:table-cell table:style-name="ce16" table:formula="of:=IF(LEN(['Numeric Corners'.H228]) &gt; 0;&quot;[PACENOTE::&quot; &amp; ['Numeric Corners'.B228] &amp; &quot;]&quot; &amp; CHAR(10) &amp; IF(LEN(['Numeric Corners'.A228]) &gt; 0;&quot;id=&quot; &amp; ['Numeric Corners'.A228] &amp; CHAR(10);&quot;&quot;) &amp; &quot;Sounds=1&quot; &amp; CHAR(10) &amp; &quot;Snd0=&quot; &amp; LOWER(['Numeric Corners'.B228]) &amp; &quot;.ogg&quot; &amp; CHAR(10) &amp; IF(LEN(['Numeric Corners'.F228]) &gt; 0; &quot;link=&quot; &amp; ['Numeric Corners'.F228] &amp; CHAR(10);&quot;&quot;) &amp; IF(LEN(['Numeric Corners'.G228])&gt;0;&quot;standard=&quot; &amp; ['Numeric Corners'.G228] &amp; CHAR(10);&quot;&quot;) &amp; &quot;column=&quot; &amp; ['Numeric Corners'.I228] &amp; CHAR(10);&quot;&quot;)">
            <text:p/>
          </table:table-cell>
          <table:table-cell table:style-name="ce16" table:formula="of:=IF(LEN(['Numeric Corners'.H228]) &gt; 0;IF(LEN(['Numeric Corners'.B228]) &gt; 0;['Numeric Corners'.B228] &amp; &quot;=&quot; &amp; ['Numeric Corners'.C228]);&quot;&quot;)">
            <text:p/>
          </table:table-cell>
          <table:table-cell table:style-name="ce16" table:formula="of:=IF(LEN(['Numeric Corners'.H228]) &gt; 0;IF(LEN(['Numeric Corners'.B228]) &gt; 0;['Numeric Corners'.B228] &amp; &quot;=&quot; &amp; ['Numeric Corners'.D228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229]) &gt; 0; ['Numeric Corners'.H229]; &quot;&quot;)">
            <text:p/>
          </table:table-cell>
          <table:table-cell table:style-name="ce16" table:formula="of:=IF(LEN(['Numeric Corners'.H229]) &gt; 0;&quot;[PACENOTE::&quot; &amp; ['Numeric Corners'.B229] &amp; &quot;]&quot; &amp; CHAR(10) &amp; IF(LEN(['Numeric Corners'.A229]) &gt; 0;&quot;id=&quot; &amp; ['Numeric Corners'.A229] &amp; CHAR(10);&quot;&quot;) &amp; &quot;Sounds=1&quot; &amp; CHAR(10) &amp; &quot;Snd0=&quot; &amp; LOWER(['Numeric Corners'.B229]) &amp; &quot;.ogg&quot; &amp; CHAR(10) &amp; IF(LEN(['Numeric Corners'.F229]) &gt; 0; &quot;link=&quot; &amp; ['Numeric Corners'.F229] &amp; CHAR(10);&quot;&quot;) &amp; IF(LEN(['Numeric Corners'.G229])&gt;0;&quot;standard=&quot; &amp; ['Numeric Corners'.G229] &amp; CHAR(10);&quot;&quot;) &amp; &quot;column=&quot; &amp; ['Numeric Corners'.I229] &amp; CHAR(10);&quot;&quot;)">
            <text:p/>
          </table:table-cell>
          <table:table-cell table:style-name="ce16" table:formula="of:=IF(LEN(['Numeric Corners'.H229]) &gt; 0;IF(LEN(['Numeric Corners'.B229]) &gt; 0;['Numeric Corners'.B229] &amp; &quot;=&quot; &amp; ['Numeric Corners'.C229]);&quot;&quot;)">
            <text:p/>
          </table:table-cell>
          <table:table-cell table:style-name="ce16" table:formula="of:=IF(LEN(['Numeric Corners'.H229]) &gt; 0;IF(LEN(['Numeric Corners'.B229]) &gt; 0;['Numeric Corners'.B229] &amp; &quot;=&quot; &amp; ['Numeric Corners'.D229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230]) &gt; 0; ['Numeric Corners'.H230]; &quot;&quot;)">
            <text:p/>
          </table:table-cell>
          <table:table-cell table:style-name="ce16" table:formula="of:=IF(LEN(['Numeric Corners'.H230]) &gt; 0;&quot;[PACENOTE::&quot; &amp; ['Numeric Corners'.B230] &amp; &quot;]&quot; &amp; CHAR(10) &amp; IF(LEN(['Numeric Corners'.A230]) &gt; 0;&quot;id=&quot; &amp; ['Numeric Corners'.A230] &amp; CHAR(10);&quot;&quot;) &amp; &quot;Sounds=1&quot; &amp; CHAR(10) &amp; &quot;Snd0=&quot; &amp; LOWER(['Numeric Corners'.B230]) &amp; &quot;.ogg&quot; &amp; CHAR(10) &amp; IF(LEN(['Numeric Corners'.F230]) &gt; 0; &quot;link=&quot; &amp; ['Numeric Corners'.F230] &amp; CHAR(10);&quot;&quot;) &amp; IF(LEN(['Numeric Corners'.G230])&gt;0;&quot;standard=&quot; &amp; ['Numeric Corners'.G230] &amp; CHAR(10);&quot;&quot;) &amp; &quot;column=&quot; &amp; ['Numeric Corners'.I230] &amp; CHAR(10);&quot;&quot;)">
            <text:p/>
          </table:table-cell>
          <table:table-cell table:style-name="ce16" table:formula="of:=IF(LEN(['Numeric Corners'.H230]) &gt; 0;IF(LEN(['Numeric Corners'.B230]) &gt; 0;['Numeric Corners'.B230] &amp; &quot;=&quot; &amp; ['Numeric Corners'.C230]);&quot;&quot;)">
            <text:p/>
          </table:table-cell>
          <table:table-cell table:style-name="ce16" table:formula="of:=IF(LEN(['Numeric Corners'.H230]) &gt; 0;IF(LEN(['Numeric Corners'.B230]) &gt; 0;['Numeric Corners'.B230] &amp; &quot;=&quot; &amp; ['Numeric Corners'.D230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231]) &gt; 0; ['Numeric Corners'.H231]; &quot;&quot;)">
            <text:p/>
          </table:table-cell>
          <table:table-cell table:style-name="ce16" table:formula="of:=IF(LEN(['Numeric Corners'.H231]) &gt; 0;&quot;[PACENOTE::&quot; &amp; ['Numeric Corners'.B231] &amp; &quot;]&quot; &amp; CHAR(10) &amp; IF(LEN(['Numeric Corners'.A231]) &gt; 0;&quot;id=&quot; &amp; ['Numeric Corners'.A231] &amp; CHAR(10);&quot;&quot;) &amp; &quot;Sounds=1&quot; &amp; CHAR(10) &amp; &quot;Snd0=&quot; &amp; LOWER(['Numeric Corners'.B231]) &amp; &quot;.ogg&quot; &amp; CHAR(10) &amp; IF(LEN(['Numeric Corners'.F231]) &gt; 0; &quot;link=&quot; &amp; ['Numeric Corners'.F231] &amp; CHAR(10);&quot;&quot;) &amp; IF(LEN(['Numeric Corners'.G231])&gt;0;&quot;standard=&quot; &amp; ['Numeric Corners'.G231] &amp; CHAR(10);&quot;&quot;) &amp; &quot;column=&quot; &amp; ['Numeric Corners'.I231] &amp; CHAR(10);&quot;&quot;)">
            <text:p/>
          </table:table-cell>
          <table:table-cell table:style-name="ce16" table:formula="of:=IF(LEN(['Numeric Corners'.H231]) &gt; 0;IF(LEN(['Numeric Corners'.B231]) &gt; 0;['Numeric Corners'.B231] &amp; &quot;=&quot; &amp; ['Numeric Corners'.C231]);&quot;&quot;)">
            <text:p/>
          </table:table-cell>
          <table:table-cell table:style-name="ce16" table:formula="of:=IF(LEN(['Numeric Corners'.H231]) &gt; 0;IF(LEN(['Numeric Corners'.B231]) &gt; 0;['Numeric Corners'.B231] &amp; &quot;=&quot; &amp; ['Numeric Corners'.D231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232]) &gt; 0; ['Numeric Corners'.H232]; &quot;&quot;)">
            <text:p/>
          </table:table-cell>
          <table:table-cell table:style-name="ce16" table:formula="of:=IF(LEN(['Numeric Corners'.H232]) &gt; 0;&quot;[PACENOTE::&quot; &amp; ['Numeric Corners'.B232] &amp; &quot;]&quot; &amp; CHAR(10) &amp; IF(LEN(['Numeric Corners'.A232]) &gt; 0;&quot;id=&quot; &amp; ['Numeric Corners'.A232] &amp; CHAR(10);&quot;&quot;) &amp; &quot;Sounds=1&quot; &amp; CHAR(10) &amp; &quot;Snd0=&quot; &amp; LOWER(['Numeric Corners'.B232]) &amp; &quot;.ogg&quot; &amp; CHAR(10) &amp; IF(LEN(['Numeric Corners'.F232]) &gt; 0; &quot;link=&quot; &amp; ['Numeric Corners'.F232] &amp; CHAR(10);&quot;&quot;) &amp; IF(LEN(['Numeric Corners'.G232])&gt;0;&quot;standard=&quot; &amp; ['Numeric Corners'.G232] &amp; CHAR(10);&quot;&quot;) &amp; &quot;column=&quot; &amp; ['Numeric Corners'.I232] &amp; CHAR(10);&quot;&quot;)">
            <text:p/>
          </table:table-cell>
          <table:table-cell table:style-name="ce16" table:formula="of:=IF(LEN(['Numeric Corners'.H232]) &gt; 0;IF(LEN(['Numeric Corners'.B232]) &gt; 0;['Numeric Corners'.B232] &amp; &quot;=&quot; &amp; ['Numeric Corners'.C232]);&quot;&quot;)">
            <text:p/>
          </table:table-cell>
          <table:table-cell table:style-name="ce16" table:formula="of:=IF(LEN(['Numeric Corners'.H232]) &gt; 0;IF(LEN(['Numeric Corners'.B232]) &gt; 0;['Numeric Corners'.B232] &amp; &quot;=&quot; &amp; ['Numeric Corners'.D232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233]) &gt; 0; ['Numeric Corners'.H233]; &quot;&quot;)">
            <text:p/>
          </table:table-cell>
          <table:table-cell table:style-name="ce16" table:formula="of:=IF(LEN(['Numeric Corners'.H233]) &gt; 0;&quot;[PACENOTE::&quot; &amp; ['Numeric Corners'.B233] &amp; &quot;]&quot; &amp; CHAR(10) &amp; IF(LEN(['Numeric Corners'.A233]) &gt; 0;&quot;id=&quot; &amp; ['Numeric Corners'.A233] &amp; CHAR(10);&quot;&quot;) &amp; &quot;Sounds=1&quot; &amp; CHAR(10) &amp; &quot;Snd0=&quot; &amp; LOWER(['Numeric Corners'.B233]) &amp; &quot;.ogg&quot; &amp; CHAR(10) &amp; IF(LEN(['Numeric Corners'.F233]) &gt; 0; &quot;link=&quot; &amp; ['Numeric Corners'.F233] &amp; CHAR(10);&quot;&quot;) &amp; IF(LEN(['Numeric Corners'.G233])&gt;0;&quot;standard=&quot; &amp; ['Numeric Corners'.G233] &amp; CHAR(10);&quot;&quot;) &amp; &quot;column=&quot; &amp; ['Numeric Corners'.I233] &amp; CHAR(10);&quot;&quot;)">
            <text:p/>
          </table:table-cell>
          <table:table-cell table:style-name="ce16" table:formula="of:=IF(LEN(['Numeric Corners'.H233]) &gt; 0;IF(LEN(['Numeric Corners'.B233]) &gt; 0;['Numeric Corners'.B233] &amp; &quot;=&quot; &amp; ['Numeric Corners'.C233]);&quot;&quot;)">
            <text:p/>
          </table:table-cell>
          <table:table-cell table:style-name="ce16" table:formula="of:=IF(LEN(['Numeric Corners'.H233]) &gt; 0;IF(LEN(['Numeric Corners'.B233]) &gt; 0;['Numeric Corners'.B233] &amp; &quot;=&quot; &amp; ['Numeric Corners'.D233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234]) &gt; 0; ['Numeric Corners'.H234]; &quot;&quot;)">
            <text:p/>
          </table:table-cell>
          <table:table-cell table:style-name="ce16" table:formula="of:=IF(LEN(['Numeric Corners'.H234]) &gt; 0;&quot;[PACENOTE::&quot; &amp; ['Numeric Corners'.B234] &amp; &quot;]&quot; &amp; CHAR(10) &amp; IF(LEN(['Numeric Corners'.A234]) &gt; 0;&quot;id=&quot; &amp; ['Numeric Corners'.A234] &amp; CHAR(10);&quot;&quot;) &amp; &quot;Sounds=1&quot; &amp; CHAR(10) &amp; &quot;Snd0=&quot; &amp; LOWER(['Numeric Corners'.B234]) &amp; &quot;.ogg&quot; &amp; CHAR(10) &amp; IF(LEN(['Numeric Corners'.F234]) &gt; 0; &quot;link=&quot; &amp; ['Numeric Corners'.F234] &amp; CHAR(10);&quot;&quot;) &amp; IF(LEN(['Numeric Corners'.G234])&gt;0;&quot;standard=&quot; &amp; ['Numeric Corners'.G234] &amp; CHAR(10);&quot;&quot;) &amp; &quot;column=&quot; &amp; ['Numeric Corners'.I234] &amp; CHAR(10);&quot;&quot;)">
            <text:p/>
          </table:table-cell>
          <table:table-cell table:style-name="ce16" table:formula="of:=IF(LEN(['Numeric Corners'.H234]) &gt; 0;IF(LEN(['Numeric Corners'.B234]) &gt; 0;['Numeric Corners'.B234] &amp; &quot;=&quot; &amp; ['Numeric Corners'.C234]);&quot;&quot;)">
            <text:p/>
          </table:table-cell>
          <table:table-cell table:style-name="ce16" table:formula="of:=IF(LEN(['Numeric Corners'.H234]) &gt; 0;IF(LEN(['Numeric Corners'.B234]) &gt; 0;['Numeric Corners'.B234] &amp; &quot;=&quot; &amp; ['Numeric Corners'.D234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235]) &gt; 0; ['Numeric Corners'.H235]; &quot;&quot;)">
            <text:p/>
          </table:table-cell>
          <table:table-cell table:style-name="ce16" table:formula="of:=IF(LEN(['Numeric Corners'.H235]) &gt; 0;&quot;[PACENOTE::&quot; &amp; ['Numeric Corners'.B235] &amp; &quot;]&quot; &amp; CHAR(10) &amp; IF(LEN(['Numeric Corners'.A235]) &gt; 0;&quot;id=&quot; &amp; ['Numeric Corners'.A235] &amp; CHAR(10);&quot;&quot;) &amp; &quot;Sounds=1&quot; &amp; CHAR(10) &amp; &quot;Snd0=&quot; &amp; LOWER(['Numeric Corners'.B235]) &amp; &quot;.ogg&quot; &amp; CHAR(10) &amp; IF(LEN(['Numeric Corners'.F235]) &gt; 0; &quot;link=&quot; &amp; ['Numeric Corners'.F235] &amp; CHAR(10);&quot;&quot;) &amp; IF(LEN(['Numeric Corners'.G235])&gt;0;&quot;standard=&quot; &amp; ['Numeric Corners'.G235] &amp; CHAR(10);&quot;&quot;) &amp; &quot;column=&quot; &amp; ['Numeric Corners'.I235] &amp; CHAR(10);&quot;&quot;)">
            <text:p/>
          </table:table-cell>
          <table:table-cell table:style-name="ce16" table:formula="of:=IF(LEN(['Numeric Corners'.H235]) &gt; 0;IF(LEN(['Numeric Corners'.B235]) &gt; 0;['Numeric Corners'.B235] &amp; &quot;=&quot; &amp; ['Numeric Corners'.C235]);&quot;&quot;)">
            <text:p/>
          </table:table-cell>
          <table:table-cell table:style-name="ce16" table:formula="of:=IF(LEN(['Numeric Corners'.H235]) &gt; 0;IF(LEN(['Numeric Corners'.B235]) &gt; 0;['Numeric Corners'.B235] &amp; &quot;=&quot; &amp; ['Numeric Corners'.D235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236]) &gt; 0; ['Numeric Corners'.H236]; &quot;&quot;)">
            <text:p/>
          </table:table-cell>
          <table:table-cell table:style-name="ce16" table:formula="of:=IF(LEN(['Numeric Corners'.H236]) &gt; 0;&quot;[PACENOTE::&quot; &amp; ['Numeric Corners'.B236] &amp; &quot;]&quot; &amp; CHAR(10) &amp; IF(LEN(['Numeric Corners'.A236]) &gt; 0;&quot;id=&quot; &amp; ['Numeric Corners'.A236] &amp; CHAR(10);&quot;&quot;) &amp; &quot;Sounds=1&quot; &amp; CHAR(10) &amp; &quot;Snd0=&quot; &amp; LOWER(['Numeric Corners'.B236]) &amp; &quot;.ogg&quot; &amp; CHAR(10) &amp; IF(LEN(['Numeric Corners'.F236]) &gt; 0; &quot;link=&quot; &amp; ['Numeric Corners'.F236] &amp; CHAR(10);&quot;&quot;) &amp; IF(LEN(['Numeric Corners'.G236])&gt;0;&quot;standard=&quot; &amp; ['Numeric Corners'.G236] &amp; CHAR(10);&quot;&quot;) &amp; &quot;column=&quot; &amp; ['Numeric Corners'.I236] &amp; CHAR(10);&quot;&quot;)">
            <text:p/>
          </table:table-cell>
          <table:table-cell table:style-name="ce16" table:formula="of:=IF(LEN(['Numeric Corners'.H236]) &gt; 0;IF(LEN(['Numeric Corners'.B236]) &gt; 0;['Numeric Corners'.B236] &amp; &quot;=&quot; &amp; ['Numeric Corners'.C236]);&quot;&quot;)">
            <text:p/>
          </table:table-cell>
          <table:table-cell table:style-name="ce16" table:formula="of:=IF(LEN(['Numeric Corners'.H236]) &gt; 0;IF(LEN(['Numeric Corners'.B236]) &gt; 0;['Numeric Corners'.B236] &amp; &quot;=&quot; &amp; ['Numeric Corners'.D236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237]) &gt; 0; ['Numeric Corners'.H237]; &quot;&quot;)">
            <text:p/>
          </table:table-cell>
          <table:table-cell table:style-name="ce16" table:formula="of:=IF(LEN(['Numeric Corners'.H237]) &gt; 0;&quot;[PACENOTE::&quot; &amp; ['Numeric Corners'.B237] &amp; &quot;]&quot; &amp; CHAR(10) &amp; IF(LEN(['Numeric Corners'.A237]) &gt; 0;&quot;id=&quot; &amp; ['Numeric Corners'.A237] &amp; CHAR(10);&quot;&quot;) &amp; &quot;Sounds=1&quot; &amp; CHAR(10) &amp; &quot;Snd0=&quot; &amp; LOWER(['Numeric Corners'.B237]) &amp; &quot;.ogg&quot; &amp; CHAR(10) &amp; IF(LEN(['Numeric Corners'.F237]) &gt; 0; &quot;link=&quot; &amp; ['Numeric Corners'.F237] &amp; CHAR(10);&quot;&quot;) &amp; IF(LEN(['Numeric Corners'.G237])&gt;0;&quot;standard=&quot; &amp; ['Numeric Corners'.G237] &amp; CHAR(10);&quot;&quot;) &amp; &quot;column=&quot; &amp; ['Numeric Corners'.I237] &amp; CHAR(10);&quot;&quot;)">
            <text:p/>
          </table:table-cell>
          <table:table-cell table:style-name="ce16" table:formula="of:=IF(LEN(['Numeric Corners'.H237]) &gt; 0;IF(LEN(['Numeric Corners'.B237]) &gt; 0;['Numeric Corners'.B237] &amp; &quot;=&quot; &amp; ['Numeric Corners'.C237]);&quot;&quot;)">
            <text:p/>
          </table:table-cell>
          <table:table-cell table:style-name="ce16" table:formula="of:=IF(LEN(['Numeric Corners'.H237]) &gt; 0;IF(LEN(['Numeric Corners'.B237]) &gt; 0;['Numeric Corners'.B237] &amp; &quot;=&quot; &amp; ['Numeric Corners'.D237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238]) &gt; 0; ['Numeric Corners'.H238]; &quot;&quot;)">
            <text:p/>
          </table:table-cell>
          <table:table-cell table:style-name="ce16" table:formula="of:=IF(LEN(['Numeric Corners'.H238]) &gt; 0;&quot;[PACENOTE::&quot; &amp; ['Numeric Corners'.B238] &amp; &quot;]&quot; &amp; CHAR(10) &amp; IF(LEN(['Numeric Corners'.A238]) &gt; 0;&quot;id=&quot; &amp; ['Numeric Corners'.A238] &amp; CHAR(10);&quot;&quot;) &amp; &quot;Sounds=1&quot; &amp; CHAR(10) &amp; &quot;Snd0=&quot; &amp; LOWER(['Numeric Corners'.B238]) &amp; &quot;.ogg&quot; &amp; CHAR(10) &amp; IF(LEN(['Numeric Corners'.F238]) &gt; 0; &quot;link=&quot; &amp; ['Numeric Corners'.F238] &amp; CHAR(10);&quot;&quot;) &amp; IF(LEN(['Numeric Corners'.G238])&gt;0;&quot;standard=&quot; &amp; ['Numeric Corners'.G238] &amp; CHAR(10);&quot;&quot;) &amp; &quot;column=&quot; &amp; ['Numeric Corners'.I238] &amp; CHAR(10);&quot;&quot;)">
            <text:p/>
          </table:table-cell>
          <table:table-cell table:style-name="ce16" table:formula="of:=IF(LEN(['Numeric Corners'.H238]) &gt; 0;IF(LEN(['Numeric Corners'.B238]) &gt; 0;['Numeric Corners'.B238] &amp; &quot;=&quot; &amp; ['Numeric Corners'.C238]);&quot;&quot;)">
            <text:p/>
          </table:table-cell>
          <table:table-cell table:style-name="ce16" table:formula="of:=IF(LEN(['Numeric Corners'.H238]) &gt; 0;IF(LEN(['Numeric Corners'.B238]) &gt; 0;['Numeric Corners'.B238] &amp; &quot;=&quot; &amp; ['Numeric Corners'.D238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239]) &gt; 0; ['Numeric Corners'.H239]; &quot;&quot;)">
            <text:p/>
          </table:table-cell>
          <table:table-cell table:style-name="ce16" table:formula="of:=IF(LEN(['Numeric Corners'.H239]) &gt; 0;&quot;[PACENOTE::&quot; &amp; ['Numeric Corners'.B239] &amp; &quot;]&quot; &amp; CHAR(10) &amp; IF(LEN(['Numeric Corners'.A239]) &gt; 0;&quot;id=&quot; &amp; ['Numeric Corners'.A239] &amp; CHAR(10);&quot;&quot;) &amp; &quot;Sounds=1&quot; &amp; CHAR(10) &amp; &quot;Snd0=&quot; &amp; LOWER(['Numeric Corners'.B239]) &amp; &quot;.ogg&quot; &amp; CHAR(10) &amp; IF(LEN(['Numeric Corners'.F239]) &gt; 0; &quot;link=&quot; &amp; ['Numeric Corners'.F239] &amp; CHAR(10);&quot;&quot;) &amp; IF(LEN(['Numeric Corners'.G239])&gt;0;&quot;standard=&quot; &amp; ['Numeric Corners'.G239] &amp; CHAR(10);&quot;&quot;) &amp; &quot;column=&quot; &amp; ['Numeric Corners'.I239] &amp; CHAR(10);&quot;&quot;)">
            <text:p/>
          </table:table-cell>
          <table:table-cell table:style-name="ce16" table:formula="of:=IF(LEN(['Numeric Corners'.H239]) &gt; 0;IF(LEN(['Numeric Corners'.B239]) &gt; 0;['Numeric Corners'.B239] &amp; &quot;=&quot; &amp; ['Numeric Corners'.C239]);&quot;&quot;)">
            <text:p/>
          </table:table-cell>
          <table:table-cell table:style-name="ce16" table:formula="of:=IF(LEN(['Numeric Corners'.H239]) &gt; 0;IF(LEN(['Numeric Corners'.B239]) &gt; 0;['Numeric Corners'.B239] &amp; &quot;=&quot; &amp; ['Numeric Corners'.D239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240]) &gt; 0; ['Numeric Corners'.H240]; &quot;&quot;)">
            <text:p/>
          </table:table-cell>
          <table:table-cell table:style-name="ce16" table:formula="of:=IF(LEN(['Numeric Corners'.H240]) &gt; 0;&quot;[PACENOTE::&quot; &amp; ['Numeric Corners'.B240] &amp; &quot;]&quot; &amp; CHAR(10) &amp; IF(LEN(['Numeric Corners'.A240]) &gt; 0;&quot;id=&quot; &amp; ['Numeric Corners'.A240] &amp; CHAR(10);&quot;&quot;) &amp; &quot;Sounds=1&quot; &amp; CHAR(10) &amp; &quot;Snd0=&quot; &amp; LOWER(['Numeric Corners'.B240]) &amp; &quot;.ogg&quot; &amp; CHAR(10) &amp; IF(LEN(['Numeric Corners'.F240]) &gt; 0; &quot;link=&quot; &amp; ['Numeric Corners'.F240] &amp; CHAR(10);&quot;&quot;) &amp; IF(LEN(['Numeric Corners'.G240])&gt;0;&quot;standard=&quot; &amp; ['Numeric Corners'.G240] &amp; CHAR(10);&quot;&quot;) &amp; &quot;column=&quot; &amp; ['Numeric Corners'.I240] &amp; CHAR(10);&quot;&quot;)">
            <text:p/>
          </table:table-cell>
          <table:table-cell table:style-name="ce16" table:formula="of:=IF(LEN(['Numeric Corners'.H240]) &gt; 0;IF(LEN(['Numeric Corners'.B240]) &gt; 0;['Numeric Corners'.B240] &amp; &quot;=&quot; &amp; ['Numeric Corners'.C240]);&quot;&quot;)">
            <text:p/>
          </table:table-cell>
          <table:table-cell table:style-name="ce16" table:formula="of:=IF(LEN(['Numeric Corners'.H240]) &gt; 0;IF(LEN(['Numeric Corners'.B240]) &gt; 0;['Numeric Corners'.B240] &amp; &quot;=&quot; &amp; ['Numeric Corners'.D240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241]) &gt; 0; ['Numeric Corners'.H241]; &quot;&quot;)">
            <text:p/>
          </table:table-cell>
          <table:table-cell table:style-name="ce16" table:formula="of:=IF(LEN(['Numeric Corners'.H241]) &gt; 0;&quot;[PACENOTE::&quot; &amp; ['Numeric Corners'.B241] &amp; &quot;]&quot; &amp; CHAR(10) &amp; IF(LEN(['Numeric Corners'.A241]) &gt; 0;&quot;id=&quot; &amp; ['Numeric Corners'.A241] &amp; CHAR(10);&quot;&quot;) &amp; &quot;Sounds=1&quot; &amp; CHAR(10) &amp; &quot;Snd0=&quot; &amp; LOWER(['Numeric Corners'.B241]) &amp; &quot;.ogg&quot; &amp; CHAR(10) &amp; IF(LEN(['Numeric Corners'.F241]) &gt; 0; &quot;link=&quot; &amp; ['Numeric Corners'.F241] &amp; CHAR(10);&quot;&quot;) &amp; IF(LEN(['Numeric Corners'.G241])&gt;0;&quot;standard=&quot; &amp; ['Numeric Corners'.G241] &amp; CHAR(10);&quot;&quot;) &amp; &quot;column=&quot; &amp; ['Numeric Corners'.I241] &amp; CHAR(10);&quot;&quot;)">
            <text:p/>
          </table:table-cell>
          <table:table-cell table:style-name="ce16" table:formula="of:=IF(LEN(['Numeric Corners'.H241]) &gt; 0;IF(LEN(['Numeric Corners'.B241]) &gt; 0;['Numeric Corners'.B241] &amp; &quot;=&quot; &amp; ['Numeric Corners'.C241]);&quot;&quot;)">
            <text:p/>
          </table:table-cell>
          <table:table-cell table:style-name="ce16" table:formula="of:=IF(LEN(['Numeric Corners'.H241]) &gt; 0;IF(LEN(['Numeric Corners'.B241]) &gt; 0;['Numeric Corners'.B241] &amp; &quot;=&quot; &amp; ['Numeric Corners'.D241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242]) &gt; 0; ['Numeric Corners'.H242]; &quot;&quot;)">
            <text:p/>
          </table:table-cell>
          <table:table-cell table:style-name="ce16" table:formula="of:=IF(LEN(['Numeric Corners'.H242]) &gt; 0;&quot;[PACENOTE::&quot; &amp; ['Numeric Corners'.B242] &amp; &quot;]&quot; &amp; CHAR(10) &amp; IF(LEN(['Numeric Corners'.A242]) &gt; 0;&quot;id=&quot; &amp; ['Numeric Corners'.A242] &amp; CHAR(10);&quot;&quot;) &amp; &quot;Sounds=1&quot; &amp; CHAR(10) &amp; &quot;Snd0=&quot; &amp; LOWER(['Numeric Corners'.B242]) &amp; &quot;.ogg&quot; &amp; CHAR(10) &amp; IF(LEN(['Numeric Corners'.F242]) &gt; 0; &quot;link=&quot; &amp; ['Numeric Corners'.F242] &amp; CHAR(10);&quot;&quot;) &amp; IF(LEN(['Numeric Corners'.G242])&gt;0;&quot;standard=&quot; &amp; ['Numeric Corners'.G242] &amp; CHAR(10);&quot;&quot;) &amp; &quot;column=&quot; &amp; ['Numeric Corners'.I242] &amp; CHAR(10);&quot;&quot;)">
            <text:p/>
          </table:table-cell>
          <table:table-cell table:style-name="ce16" table:formula="of:=IF(LEN(['Numeric Corners'.H242]) &gt; 0;IF(LEN(['Numeric Corners'.B242]) &gt; 0;['Numeric Corners'.B242] &amp; &quot;=&quot; &amp; ['Numeric Corners'.C242]);&quot;&quot;)">
            <text:p/>
          </table:table-cell>
          <table:table-cell table:style-name="ce16" table:formula="of:=IF(LEN(['Numeric Corners'.H242]) &gt; 0;IF(LEN(['Numeric Corners'.B242]) &gt; 0;['Numeric Corners'.B242] &amp; &quot;=&quot; &amp; ['Numeric Corners'.D242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243]) &gt; 0; ['Numeric Corners'.H243]; &quot;&quot;)">
            <text:p/>
          </table:table-cell>
          <table:table-cell table:style-name="ce16" table:formula="of:=IF(LEN(['Numeric Corners'.H243]) &gt; 0;&quot;[PACENOTE::&quot; &amp; ['Numeric Corners'.B243] &amp; &quot;]&quot; &amp; CHAR(10) &amp; IF(LEN(['Numeric Corners'.A243]) &gt; 0;&quot;id=&quot; &amp; ['Numeric Corners'.A243] &amp; CHAR(10);&quot;&quot;) &amp; &quot;Sounds=1&quot; &amp; CHAR(10) &amp; &quot;Snd0=&quot; &amp; LOWER(['Numeric Corners'.B243]) &amp; &quot;.ogg&quot; &amp; CHAR(10) &amp; IF(LEN(['Numeric Corners'.F243]) &gt; 0; &quot;link=&quot; &amp; ['Numeric Corners'.F243] &amp; CHAR(10);&quot;&quot;) &amp; IF(LEN(['Numeric Corners'.G243])&gt;0;&quot;standard=&quot; &amp; ['Numeric Corners'.G243] &amp; CHAR(10);&quot;&quot;) &amp; &quot;column=&quot; &amp; ['Numeric Corners'.I243] &amp; CHAR(10);&quot;&quot;)">
            <text:p/>
          </table:table-cell>
          <table:table-cell table:style-name="ce16" table:formula="of:=IF(LEN(['Numeric Corners'.H243]) &gt; 0;IF(LEN(['Numeric Corners'.B243]) &gt; 0;['Numeric Corners'.B243] &amp; &quot;=&quot; &amp; ['Numeric Corners'.C243]);&quot;&quot;)">
            <text:p/>
          </table:table-cell>
          <table:table-cell table:style-name="ce16" table:formula="of:=IF(LEN(['Numeric Corners'.H243]) &gt; 0;IF(LEN(['Numeric Corners'.B243]) &gt; 0;['Numeric Corners'.B243] &amp; &quot;=&quot; &amp; ['Numeric Corners'.D243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244]) &gt; 0; ['Numeric Corners'.H244]; &quot;&quot;)">
            <text:p/>
          </table:table-cell>
          <table:table-cell table:style-name="ce16" table:formula="of:=IF(LEN(['Numeric Corners'.H244]) &gt; 0;&quot;[PACENOTE::&quot; &amp; ['Numeric Corners'.B244] &amp; &quot;]&quot; &amp; CHAR(10) &amp; IF(LEN(['Numeric Corners'.A244]) &gt; 0;&quot;id=&quot; &amp; ['Numeric Corners'.A244] &amp; CHAR(10);&quot;&quot;) &amp; &quot;Sounds=1&quot; &amp; CHAR(10) &amp; &quot;Snd0=&quot; &amp; LOWER(['Numeric Corners'.B244]) &amp; &quot;.ogg&quot; &amp; CHAR(10) &amp; IF(LEN(['Numeric Corners'.F244]) &gt; 0; &quot;link=&quot; &amp; ['Numeric Corners'.F244] &amp; CHAR(10);&quot;&quot;) &amp; IF(LEN(['Numeric Corners'.G244])&gt;0;&quot;standard=&quot; &amp; ['Numeric Corners'.G244] &amp; CHAR(10);&quot;&quot;) &amp; &quot;column=&quot; &amp; ['Numeric Corners'.I244] &amp; CHAR(10);&quot;&quot;)">
            <text:p/>
          </table:table-cell>
          <table:table-cell table:style-name="ce16" table:formula="of:=IF(LEN(['Numeric Corners'.H244]) &gt; 0;IF(LEN(['Numeric Corners'.B244]) &gt; 0;['Numeric Corners'.B244] &amp; &quot;=&quot; &amp; ['Numeric Corners'.C244]);&quot;&quot;)">
            <text:p/>
          </table:table-cell>
          <table:table-cell table:style-name="ce16" table:formula="of:=IF(LEN(['Numeric Corners'.H244]) &gt; 0;IF(LEN(['Numeric Corners'.B244]) &gt; 0;['Numeric Corners'.B244] &amp; &quot;=&quot; &amp; ['Numeric Corners'.D244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245]) &gt; 0; ['Numeric Corners'.H245]; &quot;&quot;)">
            <text:p/>
          </table:table-cell>
          <table:table-cell table:style-name="ce16" table:formula="of:=IF(LEN(['Numeric Corners'.H245]) &gt; 0;&quot;[PACENOTE::&quot; &amp; ['Numeric Corners'.B245] &amp; &quot;]&quot; &amp; CHAR(10) &amp; IF(LEN(['Numeric Corners'.A245]) &gt; 0;&quot;id=&quot; &amp; ['Numeric Corners'.A245] &amp; CHAR(10);&quot;&quot;) &amp; &quot;Sounds=1&quot; &amp; CHAR(10) &amp; &quot;Snd0=&quot; &amp; LOWER(['Numeric Corners'.B245]) &amp; &quot;.ogg&quot; &amp; CHAR(10) &amp; IF(LEN(['Numeric Corners'.F245]) &gt; 0; &quot;link=&quot; &amp; ['Numeric Corners'.F245] &amp; CHAR(10);&quot;&quot;) &amp; IF(LEN(['Numeric Corners'.G245])&gt;0;&quot;standard=&quot; &amp; ['Numeric Corners'.G245] &amp; CHAR(10);&quot;&quot;) &amp; &quot;column=&quot; &amp; ['Numeric Corners'.I245] &amp; CHAR(10);&quot;&quot;)">
            <text:p/>
          </table:table-cell>
          <table:table-cell table:style-name="ce16" table:formula="of:=IF(LEN(['Numeric Corners'.H245]) &gt; 0;IF(LEN(['Numeric Corners'.B245]) &gt; 0;['Numeric Corners'.B245] &amp; &quot;=&quot; &amp; ['Numeric Corners'.C245]);&quot;&quot;)">
            <text:p/>
          </table:table-cell>
          <table:table-cell table:style-name="ce16" table:formula="of:=IF(LEN(['Numeric Corners'.H245]) &gt; 0;IF(LEN(['Numeric Corners'.B245]) &gt; 0;['Numeric Corners'.B245] &amp; &quot;=&quot; &amp; ['Numeric Corners'.D245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246]) &gt; 0; ['Numeric Corners'.H246]; &quot;&quot;)">
            <text:p/>
          </table:table-cell>
          <table:table-cell table:style-name="ce16" table:formula="of:=IF(LEN(['Numeric Corners'.H246]) &gt; 0;&quot;[PACENOTE::&quot; &amp; ['Numeric Corners'.B246] &amp; &quot;]&quot; &amp; CHAR(10) &amp; IF(LEN(['Numeric Corners'.A246]) &gt; 0;&quot;id=&quot; &amp; ['Numeric Corners'.A246] &amp; CHAR(10);&quot;&quot;) &amp; &quot;Sounds=1&quot; &amp; CHAR(10) &amp; &quot;Snd0=&quot; &amp; LOWER(['Numeric Corners'.B246]) &amp; &quot;.ogg&quot; &amp; CHAR(10) &amp; IF(LEN(['Numeric Corners'.F246]) &gt; 0; &quot;link=&quot; &amp; ['Numeric Corners'.F246] &amp; CHAR(10);&quot;&quot;) &amp; IF(LEN(['Numeric Corners'.G246])&gt;0;&quot;standard=&quot; &amp; ['Numeric Corners'.G246] &amp; CHAR(10);&quot;&quot;) &amp; &quot;column=&quot; &amp; ['Numeric Corners'.I246] &amp; CHAR(10);&quot;&quot;)">
            <text:p/>
          </table:table-cell>
          <table:table-cell table:style-name="ce16" table:formula="of:=IF(LEN(['Numeric Corners'.H246]) &gt; 0;IF(LEN(['Numeric Corners'.B246]) &gt; 0;['Numeric Corners'.B246] &amp; &quot;=&quot; &amp; ['Numeric Corners'.C246]);&quot;&quot;)">
            <text:p/>
          </table:table-cell>
          <table:table-cell table:style-name="ce16" table:formula="of:=IF(LEN(['Numeric Corners'.H246]) &gt; 0;IF(LEN(['Numeric Corners'.B246]) &gt; 0;['Numeric Corners'.B246] &amp; &quot;=&quot; &amp; ['Numeric Corners'.D246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247]) &gt; 0; ['Numeric Corners'.H247]; &quot;&quot;)">
            <text:p/>
          </table:table-cell>
          <table:table-cell table:style-name="ce16" table:formula="of:=IF(LEN(['Numeric Corners'.H247]) &gt; 0;&quot;[PACENOTE::&quot; &amp; ['Numeric Corners'.B247] &amp; &quot;]&quot; &amp; CHAR(10) &amp; IF(LEN(['Numeric Corners'.A247]) &gt; 0;&quot;id=&quot; &amp; ['Numeric Corners'.A247] &amp; CHAR(10);&quot;&quot;) &amp; &quot;Sounds=1&quot; &amp; CHAR(10) &amp; &quot;Snd0=&quot; &amp; LOWER(['Numeric Corners'.B247]) &amp; &quot;.ogg&quot; &amp; CHAR(10) &amp; IF(LEN(['Numeric Corners'.F247]) &gt; 0; &quot;link=&quot; &amp; ['Numeric Corners'.F247] &amp; CHAR(10);&quot;&quot;) &amp; IF(LEN(['Numeric Corners'.G247])&gt;0;&quot;standard=&quot; &amp; ['Numeric Corners'.G247] &amp; CHAR(10);&quot;&quot;) &amp; &quot;column=&quot; &amp; ['Numeric Corners'.I247] &amp; CHAR(10);&quot;&quot;)">
            <text:p/>
          </table:table-cell>
          <table:table-cell table:style-name="ce16" table:formula="of:=IF(LEN(['Numeric Corners'.H247]) &gt; 0;IF(LEN(['Numeric Corners'.B247]) &gt; 0;['Numeric Corners'.B247] &amp; &quot;=&quot; &amp; ['Numeric Corners'.C247]);&quot;&quot;)">
            <text:p/>
          </table:table-cell>
          <table:table-cell table:style-name="ce16" table:formula="of:=IF(LEN(['Numeric Corners'.H247]) &gt; 0;IF(LEN(['Numeric Corners'.B247]) &gt; 0;['Numeric Corners'.B247] &amp; &quot;=&quot; &amp; ['Numeric Corners'.D247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248]) &gt; 0; ['Numeric Corners'.H248]; &quot;&quot;)">
            <text:p/>
          </table:table-cell>
          <table:table-cell table:style-name="ce16" table:formula="of:=IF(LEN(['Numeric Corners'.H248]) &gt; 0;&quot;[PACENOTE::&quot; &amp; ['Numeric Corners'.B248] &amp; &quot;]&quot; &amp; CHAR(10) &amp; IF(LEN(['Numeric Corners'.A248]) &gt; 0;&quot;id=&quot; &amp; ['Numeric Corners'.A248] &amp; CHAR(10);&quot;&quot;) &amp; &quot;Sounds=1&quot; &amp; CHAR(10) &amp; &quot;Snd0=&quot; &amp; LOWER(['Numeric Corners'.B248]) &amp; &quot;.ogg&quot; &amp; CHAR(10) &amp; IF(LEN(['Numeric Corners'.F248]) &gt; 0; &quot;link=&quot; &amp; ['Numeric Corners'.F248] &amp; CHAR(10);&quot;&quot;) &amp; IF(LEN(['Numeric Corners'.G248])&gt;0;&quot;standard=&quot; &amp; ['Numeric Corners'.G248] &amp; CHAR(10);&quot;&quot;) &amp; &quot;column=&quot; &amp; ['Numeric Corners'.I248] &amp; CHAR(10);&quot;&quot;)">
            <text:p/>
          </table:table-cell>
          <table:table-cell table:style-name="ce16" table:formula="of:=IF(LEN(['Numeric Corners'.H248]) &gt; 0;IF(LEN(['Numeric Corners'.B248]) &gt; 0;['Numeric Corners'.B248] &amp; &quot;=&quot; &amp; ['Numeric Corners'.C248]);&quot;&quot;)">
            <text:p/>
          </table:table-cell>
          <table:table-cell table:style-name="ce16" table:formula="of:=IF(LEN(['Numeric Corners'.H248]) &gt; 0;IF(LEN(['Numeric Corners'.B248]) &gt; 0;['Numeric Corners'.B248] &amp; &quot;=&quot; &amp; ['Numeric Corners'.D248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249]) &gt; 0; ['Numeric Corners'.H249]; &quot;&quot;)">
            <text:p/>
          </table:table-cell>
          <table:table-cell table:style-name="ce16" table:formula="of:=IF(LEN(['Numeric Corners'.H249]) &gt; 0;&quot;[PACENOTE::&quot; &amp; ['Numeric Corners'.B249] &amp; &quot;]&quot; &amp; CHAR(10) &amp; IF(LEN(['Numeric Corners'.A249]) &gt; 0;&quot;id=&quot; &amp; ['Numeric Corners'.A249] &amp; CHAR(10);&quot;&quot;) &amp; &quot;Sounds=1&quot; &amp; CHAR(10) &amp; &quot;Snd0=&quot; &amp; LOWER(['Numeric Corners'.B249]) &amp; &quot;.ogg&quot; &amp; CHAR(10) &amp; IF(LEN(['Numeric Corners'.F249]) &gt; 0; &quot;link=&quot; &amp; ['Numeric Corners'.F249] &amp; CHAR(10);&quot;&quot;) &amp; IF(LEN(['Numeric Corners'.G249])&gt;0;&quot;standard=&quot; &amp; ['Numeric Corners'.G249] &amp; CHAR(10);&quot;&quot;) &amp; &quot;column=&quot; &amp; ['Numeric Corners'.I249] &amp; CHAR(10);&quot;&quot;)">
            <text:p/>
          </table:table-cell>
          <table:table-cell table:style-name="ce16" table:formula="of:=IF(LEN(['Numeric Corners'.H249]) &gt; 0;IF(LEN(['Numeric Corners'.B249]) &gt; 0;['Numeric Corners'.B249] &amp; &quot;=&quot; &amp; ['Numeric Corners'.C249]);&quot;&quot;)">
            <text:p/>
          </table:table-cell>
          <table:table-cell table:style-name="ce16" table:formula="of:=IF(LEN(['Numeric Corners'.H249]) &gt; 0;IF(LEN(['Numeric Corners'.B249]) &gt; 0;['Numeric Corners'.B249] &amp; &quot;=&quot; &amp; ['Numeric Corners'.D249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250]) &gt; 0; ['Numeric Corners'.H250]; &quot;&quot;)">
            <text:p/>
          </table:table-cell>
          <table:table-cell table:style-name="ce16" table:formula="of:=IF(LEN(['Numeric Corners'.H250]) &gt; 0;&quot;[PACENOTE::&quot; &amp; ['Numeric Corners'.B250] &amp; &quot;]&quot; &amp; CHAR(10) &amp; IF(LEN(['Numeric Corners'.A250]) &gt; 0;&quot;id=&quot; &amp; ['Numeric Corners'.A250] &amp; CHAR(10);&quot;&quot;) &amp; &quot;Sounds=1&quot; &amp; CHAR(10) &amp; &quot;Snd0=&quot; &amp; LOWER(['Numeric Corners'.B250]) &amp; &quot;.ogg&quot; &amp; CHAR(10) &amp; IF(LEN(['Numeric Corners'.F250]) &gt; 0; &quot;link=&quot; &amp; ['Numeric Corners'.F250] &amp; CHAR(10);&quot;&quot;) &amp; IF(LEN(['Numeric Corners'.G250])&gt;0;&quot;standard=&quot; &amp; ['Numeric Corners'.G250] &amp; CHAR(10);&quot;&quot;) &amp; &quot;column=&quot; &amp; ['Numeric Corners'.I250] &amp; CHAR(10);&quot;&quot;)">
            <text:p/>
          </table:table-cell>
          <table:table-cell table:style-name="ce16" table:formula="of:=IF(LEN(['Numeric Corners'.H250]) &gt; 0;IF(LEN(['Numeric Corners'.B250]) &gt; 0;['Numeric Corners'.B250] &amp; &quot;=&quot; &amp; ['Numeric Corners'.C250]);&quot;&quot;)">
            <text:p/>
          </table:table-cell>
          <table:table-cell table:style-name="ce16" table:formula="of:=IF(LEN(['Numeric Corners'.H250]) &gt; 0;IF(LEN(['Numeric Corners'.B250]) &gt; 0;['Numeric Corners'.B250] &amp; &quot;=&quot; &amp; ['Numeric Corners'.D250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251]) &gt; 0; ['Numeric Corners'.H251]; &quot;&quot;)">
            <text:p/>
          </table:table-cell>
          <table:table-cell table:style-name="ce16" table:formula="of:=IF(LEN(['Numeric Corners'.H251]) &gt; 0;&quot;[PACENOTE::&quot; &amp; ['Numeric Corners'.B251] &amp; &quot;]&quot; &amp; CHAR(10) &amp; IF(LEN(['Numeric Corners'.A251]) &gt; 0;&quot;id=&quot; &amp; ['Numeric Corners'.A251] &amp; CHAR(10);&quot;&quot;) &amp; &quot;Sounds=1&quot; &amp; CHAR(10) &amp; &quot;Snd0=&quot; &amp; LOWER(['Numeric Corners'.B251]) &amp; &quot;.ogg&quot; &amp; CHAR(10) &amp; IF(LEN(['Numeric Corners'.F251]) &gt; 0; &quot;link=&quot; &amp; ['Numeric Corners'.F251] &amp; CHAR(10);&quot;&quot;) &amp; IF(LEN(['Numeric Corners'.G251])&gt;0;&quot;standard=&quot; &amp; ['Numeric Corners'.G251] &amp; CHAR(10);&quot;&quot;) &amp; &quot;column=&quot; &amp; ['Numeric Corners'.I251] &amp; CHAR(10);&quot;&quot;)">
            <text:p/>
          </table:table-cell>
          <table:table-cell table:style-name="ce16" table:formula="of:=IF(LEN(['Numeric Corners'.H251]) &gt; 0;IF(LEN(['Numeric Corners'.B251]) &gt; 0;['Numeric Corners'.B251] &amp; &quot;=&quot; &amp; ['Numeric Corners'.C251]);&quot;&quot;)">
            <text:p/>
          </table:table-cell>
          <table:table-cell table:style-name="ce16" table:formula="of:=IF(LEN(['Numeric Corners'.H251]) &gt; 0;IF(LEN(['Numeric Corners'.B251]) &gt; 0;['Numeric Corners'.B251] &amp; &quot;=&quot; &amp; ['Numeric Corners'.D251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252]) &gt; 0; ['Numeric Corners'.H252]; &quot;&quot;)">
            <text:p/>
          </table:table-cell>
          <table:table-cell table:style-name="ce16" table:formula="of:=IF(LEN(['Numeric Corners'.H252]) &gt; 0;&quot;[PACENOTE::&quot; &amp; ['Numeric Corners'.B252] &amp; &quot;]&quot; &amp; CHAR(10) &amp; IF(LEN(['Numeric Corners'.A252]) &gt; 0;&quot;id=&quot; &amp; ['Numeric Corners'.A252] &amp; CHAR(10);&quot;&quot;) &amp; &quot;Sounds=1&quot; &amp; CHAR(10) &amp; &quot;Snd0=&quot; &amp; LOWER(['Numeric Corners'.B252]) &amp; &quot;.ogg&quot; &amp; CHAR(10) &amp; IF(LEN(['Numeric Corners'.F252]) &gt; 0; &quot;link=&quot; &amp; ['Numeric Corners'.F252] &amp; CHAR(10);&quot;&quot;) &amp; IF(LEN(['Numeric Corners'.G252])&gt;0;&quot;standard=&quot; &amp; ['Numeric Corners'.G252] &amp; CHAR(10);&quot;&quot;) &amp; &quot;column=&quot; &amp; ['Numeric Corners'.I252] &amp; CHAR(10);&quot;&quot;)">
            <text:p/>
          </table:table-cell>
          <table:table-cell table:style-name="ce16" table:formula="of:=IF(LEN(['Numeric Corners'.H252]) &gt; 0;IF(LEN(['Numeric Corners'.B252]) &gt; 0;['Numeric Corners'.B252] &amp; &quot;=&quot; &amp; ['Numeric Corners'.C252]);&quot;&quot;)">
            <text:p/>
          </table:table-cell>
          <table:table-cell table:style-name="ce16" table:formula="of:=IF(LEN(['Numeric Corners'.H252]) &gt; 0;IF(LEN(['Numeric Corners'.B252]) &gt; 0;['Numeric Corners'.B252] &amp; &quot;=&quot; &amp; ['Numeric Corners'.D252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253]) &gt; 0; ['Numeric Corners'.H253]; &quot;&quot;)">
            <text:p/>
          </table:table-cell>
          <table:table-cell table:style-name="ce16" table:formula="of:=IF(LEN(['Numeric Corners'.H253]) &gt; 0;&quot;[PACENOTE::&quot; &amp; ['Numeric Corners'.B253] &amp; &quot;]&quot; &amp; CHAR(10) &amp; IF(LEN(['Numeric Corners'.A253]) &gt; 0;&quot;id=&quot; &amp; ['Numeric Corners'.A253] &amp; CHAR(10);&quot;&quot;) &amp; &quot;Sounds=1&quot; &amp; CHAR(10) &amp; &quot;Snd0=&quot; &amp; LOWER(['Numeric Corners'.B253]) &amp; &quot;.ogg&quot; &amp; CHAR(10) &amp; IF(LEN(['Numeric Corners'.F253]) &gt; 0; &quot;link=&quot; &amp; ['Numeric Corners'.F253] &amp; CHAR(10);&quot;&quot;) &amp; IF(LEN(['Numeric Corners'.G253])&gt;0;&quot;standard=&quot; &amp; ['Numeric Corners'.G253] &amp; CHAR(10);&quot;&quot;) &amp; &quot;column=&quot; &amp; ['Numeric Corners'.I253] &amp; CHAR(10);&quot;&quot;)">
            <text:p/>
          </table:table-cell>
          <table:table-cell table:style-name="ce16" table:formula="of:=IF(LEN(['Numeric Corners'.H253]) &gt; 0;IF(LEN(['Numeric Corners'.B253]) &gt; 0;['Numeric Corners'.B253] &amp; &quot;=&quot; &amp; ['Numeric Corners'.C253]);&quot;&quot;)">
            <text:p/>
          </table:table-cell>
          <table:table-cell table:style-name="ce16" table:formula="of:=IF(LEN(['Numeric Corners'.H253]) &gt; 0;IF(LEN(['Numeric Corners'.B253]) &gt; 0;['Numeric Corners'.B253] &amp; &quot;=&quot; &amp; ['Numeric Corners'.D253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254]) &gt; 0; ['Numeric Corners'.H254]; &quot;&quot;)">
            <text:p/>
          </table:table-cell>
          <table:table-cell table:style-name="ce16" table:formula="of:=IF(LEN(['Numeric Corners'.H254]) &gt; 0;&quot;[PACENOTE::&quot; &amp; ['Numeric Corners'.B254] &amp; &quot;]&quot; &amp; CHAR(10) &amp; IF(LEN(['Numeric Corners'.A254]) &gt; 0;&quot;id=&quot; &amp; ['Numeric Corners'.A254] &amp; CHAR(10);&quot;&quot;) &amp; &quot;Sounds=1&quot; &amp; CHAR(10) &amp; &quot;Snd0=&quot; &amp; LOWER(['Numeric Corners'.B254]) &amp; &quot;.ogg&quot; &amp; CHAR(10) &amp; IF(LEN(['Numeric Corners'.F254]) &gt; 0; &quot;link=&quot; &amp; ['Numeric Corners'.F254] &amp; CHAR(10);&quot;&quot;) &amp; IF(LEN(['Numeric Corners'.G254])&gt;0;&quot;standard=&quot; &amp; ['Numeric Corners'.G254] &amp; CHAR(10);&quot;&quot;) &amp; &quot;column=&quot; &amp; ['Numeric Corners'.I254] &amp; CHAR(10);&quot;&quot;)">
            <text:p/>
          </table:table-cell>
          <table:table-cell table:style-name="ce16" table:formula="of:=IF(LEN(['Numeric Corners'.H254]) &gt; 0;IF(LEN(['Numeric Corners'.B254]) &gt; 0;['Numeric Corners'.B254] &amp; &quot;=&quot; &amp; ['Numeric Corners'.C254]);&quot;&quot;)">
            <text:p/>
          </table:table-cell>
          <table:table-cell table:style-name="ce16" table:formula="of:=IF(LEN(['Numeric Corners'.H254]) &gt; 0;IF(LEN(['Numeric Corners'.B254]) &gt; 0;['Numeric Corners'.B254] &amp; &quot;=&quot; &amp; ['Numeric Corners'.D254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255]) &gt; 0; ['Numeric Corners'.H255]; &quot;&quot;)">
            <text:p/>
          </table:table-cell>
          <table:table-cell table:style-name="ce16" table:formula="of:=IF(LEN(['Numeric Corners'.H255]) &gt; 0;&quot;[PACENOTE::&quot; &amp; ['Numeric Corners'.B255] &amp; &quot;]&quot; &amp; CHAR(10) &amp; IF(LEN(['Numeric Corners'.A255]) &gt; 0;&quot;id=&quot; &amp; ['Numeric Corners'.A255] &amp; CHAR(10);&quot;&quot;) &amp; &quot;Sounds=1&quot; &amp; CHAR(10) &amp; &quot;Snd0=&quot; &amp; LOWER(['Numeric Corners'.B255]) &amp; &quot;.ogg&quot; &amp; CHAR(10) &amp; IF(LEN(['Numeric Corners'.F255]) &gt; 0; &quot;link=&quot; &amp; ['Numeric Corners'.F255] &amp; CHAR(10);&quot;&quot;) &amp; IF(LEN(['Numeric Corners'.G255])&gt;0;&quot;standard=&quot; &amp; ['Numeric Corners'.G255] &amp; CHAR(10);&quot;&quot;) &amp; &quot;column=&quot; &amp; ['Numeric Corners'.I255] &amp; CHAR(10);&quot;&quot;)">
            <text:p/>
          </table:table-cell>
          <table:table-cell table:style-name="ce16" table:formula="of:=IF(LEN(['Numeric Corners'.H255]) &gt; 0;IF(LEN(['Numeric Corners'.B255]) &gt; 0;['Numeric Corners'.B255] &amp; &quot;=&quot; &amp; ['Numeric Corners'.C255]);&quot;&quot;)">
            <text:p/>
          </table:table-cell>
          <table:table-cell table:style-name="ce16" table:formula="of:=IF(LEN(['Numeric Corners'.H255]) &gt; 0;IF(LEN(['Numeric Corners'.B255]) &gt; 0;['Numeric Corners'.B255] &amp; &quot;=&quot; &amp; ['Numeric Corners'.D255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256]) &gt; 0; ['Numeric Corners'.H256]; &quot;&quot;)">
            <text:p/>
          </table:table-cell>
          <table:table-cell table:style-name="ce16" table:formula="of:=IF(LEN(['Numeric Corners'.H256]) &gt; 0;&quot;[PACENOTE::&quot; &amp; ['Numeric Corners'.B256] &amp; &quot;]&quot; &amp; CHAR(10) &amp; IF(LEN(['Numeric Corners'.A256]) &gt; 0;&quot;id=&quot; &amp; ['Numeric Corners'.A256] &amp; CHAR(10);&quot;&quot;) &amp; &quot;Sounds=1&quot; &amp; CHAR(10) &amp; &quot;Snd0=&quot; &amp; LOWER(['Numeric Corners'.B256]) &amp; &quot;.ogg&quot; &amp; CHAR(10) &amp; IF(LEN(['Numeric Corners'.F256]) &gt; 0; &quot;link=&quot; &amp; ['Numeric Corners'.F256] &amp; CHAR(10);&quot;&quot;) &amp; IF(LEN(['Numeric Corners'.G256])&gt;0;&quot;standard=&quot; &amp; ['Numeric Corners'.G256] &amp; CHAR(10);&quot;&quot;) &amp; &quot;column=&quot; &amp; ['Numeric Corners'.I256] &amp; CHAR(10);&quot;&quot;)">
            <text:p/>
          </table:table-cell>
          <table:table-cell table:style-name="ce16" table:formula="of:=IF(LEN(['Numeric Corners'.H256]) &gt; 0;IF(LEN(['Numeric Corners'.B256]) &gt; 0;['Numeric Corners'.B256] &amp; &quot;=&quot; &amp; ['Numeric Corners'.C256]);&quot;&quot;)">
            <text:p/>
          </table:table-cell>
          <table:table-cell table:style-name="ce16" table:formula="of:=IF(LEN(['Numeric Corners'.H256]) &gt; 0;IF(LEN(['Numeric Corners'.B256]) &gt; 0;['Numeric Corners'.B256] &amp; &quot;=&quot; &amp; ['Numeric Corners'.D256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257]) &gt; 0; ['Numeric Corners'.H257]; &quot;&quot;)">
            <text:p/>
          </table:table-cell>
          <table:table-cell table:style-name="ce16" table:formula="of:=IF(LEN(['Numeric Corners'.H257]) &gt; 0;&quot;[PACENOTE::&quot; &amp; ['Numeric Corners'.B257] &amp; &quot;]&quot; &amp; CHAR(10) &amp; IF(LEN(['Numeric Corners'.A257]) &gt; 0;&quot;id=&quot; &amp; ['Numeric Corners'.A257] &amp; CHAR(10);&quot;&quot;) &amp; &quot;Sounds=1&quot; &amp; CHAR(10) &amp; &quot;Snd0=&quot; &amp; LOWER(['Numeric Corners'.B257]) &amp; &quot;.ogg&quot; &amp; CHAR(10) &amp; IF(LEN(['Numeric Corners'.F257]) &gt; 0; &quot;link=&quot; &amp; ['Numeric Corners'.F257] &amp; CHAR(10);&quot;&quot;) &amp; IF(LEN(['Numeric Corners'.G257])&gt;0;&quot;standard=&quot; &amp; ['Numeric Corners'.G257] &amp; CHAR(10);&quot;&quot;) &amp; &quot;column=&quot; &amp; ['Numeric Corners'.I257] &amp; CHAR(10);&quot;&quot;)">
            <text:p/>
          </table:table-cell>
          <table:table-cell table:style-name="ce16" table:formula="of:=IF(LEN(['Numeric Corners'.H257]) &gt; 0;IF(LEN(['Numeric Corners'.B257]) &gt; 0;['Numeric Corners'.B257] &amp; &quot;=&quot; &amp; ['Numeric Corners'.C257]);&quot;&quot;)">
            <text:p/>
          </table:table-cell>
          <table:table-cell table:style-name="ce16" table:formula="of:=IF(LEN(['Numeric Corners'.H257]) &gt; 0;IF(LEN(['Numeric Corners'.B257]) &gt; 0;['Numeric Corners'.B257] &amp; &quot;=&quot; &amp; ['Numeric Corners'.D257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258]) &gt; 0; ['Numeric Corners'.H258]; &quot;&quot;)">
            <text:p/>
          </table:table-cell>
          <table:table-cell table:style-name="ce16" table:formula="of:=IF(LEN(['Numeric Corners'.H258]) &gt; 0;&quot;[PACENOTE::&quot; &amp; ['Numeric Corners'.B258] &amp; &quot;]&quot; &amp; CHAR(10) &amp; IF(LEN(['Numeric Corners'.A258]) &gt; 0;&quot;id=&quot; &amp; ['Numeric Corners'.A258] &amp; CHAR(10);&quot;&quot;) &amp; &quot;Sounds=1&quot; &amp; CHAR(10) &amp; &quot;Snd0=&quot; &amp; LOWER(['Numeric Corners'.B258]) &amp; &quot;.ogg&quot; &amp; CHAR(10) &amp; IF(LEN(['Numeric Corners'.F258]) &gt; 0; &quot;link=&quot; &amp; ['Numeric Corners'.F258] &amp; CHAR(10);&quot;&quot;) &amp; IF(LEN(['Numeric Corners'.G258])&gt;0;&quot;standard=&quot; &amp; ['Numeric Corners'.G258] &amp; CHAR(10);&quot;&quot;) &amp; &quot;column=&quot; &amp; ['Numeric Corners'.I258] &amp; CHAR(10);&quot;&quot;)">
            <text:p/>
          </table:table-cell>
          <table:table-cell table:style-name="ce16" table:formula="of:=IF(LEN(['Numeric Corners'.H258]) &gt; 0;IF(LEN(['Numeric Corners'.B258]) &gt; 0;['Numeric Corners'.B258] &amp; &quot;=&quot; &amp; ['Numeric Corners'.C258]);&quot;&quot;)">
            <text:p/>
          </table:table-cell>
          <table:table-cell table:style-name="ce16" table:formula="of:=IF(LEN(['Numeric Corners'.H258]) &gt; 0;IF(LEN(['Numeric Corners'.B258]) &gt; 0;['Numeric Corners'.B258] &amp; &quot;=&quot; &amp; ['Numeric Corners'.D258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259]) &gt; 0; ['Numeric Corners'.H259]; &quot;&quot;)">
            <text:p/>
          </table:table-cell>
          <table:table-cell table:style-name="ce16" table:formula="of:=IF(LEN(['Numeric Corners'.H259]) &gt; 0;&quot;[PACENOTE::&quot; &amp; ['Numeric Corners'.B259] &amp; &quot;]&quot; &amp; CHAR(10) &amp; IF(LEN(['Numeric Corners'.A259]) &gt; 0;&quot;id=&quot; &amp; ['Numeric Corners'.A259] &amp; CHAR(10);&quot;&quot;) &amp; &quot;Sounds=1&quot; &amp; CHAR(10) &amp; &quot;Snd0=&quot; &amp; LOWER(['Numeric Corners'.B259]) &amp; &quot;.ogg&quot; &amp; CHAR(10) &amp; IF(LEN(['Numeric Corners'.F259]) &gt; 0; &quot;link=&quot; &amp; ['Numeric Corners'.F259] &amp; CHAR(10);&quot;&quot;) &amp; IF(LEN(['Numeric Corners'.G259])&gt;0;&quot;standard=&quot; &amp; ['Numeric Corners'.G259] &amp; CHAR(10);&quot;&quot;) &amp; &quot;column=&quot; &amp; ['Numeric Corners'.I259] &amp; CHAR(10);&quot;&quot;)">
            <text:p/>
          </table:table-cell>
          <table:table-cell table:style-name="ce16" table:formula="of:=IF(LEN(['Numeric Corners'.H259]) &gt; 0;IF(LEN(['Numeric Corners'.B259]) &gt; 0;['Numeric Corners'.B259] &amp; &quot;=&quot; &amp; ['Numeric Corners'.C259]);&quot;&quot;)">
            <text:p/>
          </table:table-cell>
          <table:table-cell table:style-name="ce16" table:formula="of:=IF(LEN(['Numeric Corners'.H259]) &gt; 0;IF(LEN(['Numeric Corners'.B259]) &gt; 0;['Numeric Corners'.B259] &amp; &quot;=&quot; &amp; ['Numeric Corners'.D259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260]) &gt; 0; ['Numeric Corners'.H260]; &quot;&quot;)">
            <text:p/>
          </table:table-cell>
          <table:table-cell table:style-name="ce16" table:formula="of:=IF(LEN(['Numeric Corners'.H260]) &gt; 0;&quot;[PACENOTE::&quot; &amp; ['Numeric Corners'.B260] &amp; &quot;]&quot; &amp; CHAR(10) &amp; IF(LEN(['Numeric Corners'.A260]) &gt; 0;&quot;id=&quot; &amp; ['Numeric Corners'.A260] &amp; CHAR(10);&quot;&quot;) &amp; &quot;Sounds=1&quot; &amp; CHAR(10) &amp; &quot;Snd0=&quot; &amp; LOWER(['Numeric Corners'.B260]) &amp; &quot;.ogg&quot; &amp; CHAR(10) &amp; IF(LEN(['Numeric Corners'.F260]) &gt; 0; &quot;link=&quot; &amp; ['Numeric Corners'.F260] &amp; CHAR(10);&quot;&quot;) &amp; IF(LEN(['Numeric Corners'.G260])&gt;0;&quot;standard=&quot; &amp; ['Numeric Corners'.G260] &amp; CHAR(10);&quot;&quot;) &amp; &quot;column=&quot; &amp; ['Numeric Corners'.I260] &amp; CHAR(10);&quot;&quot;)">
            <text:p/>
          </table:table-cell>
          <table:table-cell table:style-name="ce16" table:formula="of:=IF(LEN(['Numeric Corners'.H260]) &gt; 0;IF(LEN(['Numeric Corners'.B260]) &gt; 0;['Numeric Corners'.B260] &amp; &quot;=&quot; &amp; ['Numeric Corners'.C260]);&quot;&quot;)">
            <text:p/>
          </table:table-cell>
          <table:table-cell table:style-name="ce16" table:formula="of:=IF(LEN(['Numeric Corners'.H260]) &gt; 0;IF(LEN(['Numeric Corners'.B260]) &gt; 0;['Numeric Corners'.B260] &amp; &quot;=&quot; &amp; ['Numeric Corners'.D260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261]) &gt; 0; ['Numeric Corners'.H261]; &quot;&quot;)">
            <text:p/>
          </table:table-cell>
          <table:table-cell table:style-name="ce16" table:formula="of:=IF(LEN(['Numeric Corners'.H261]) &gt; 0;&quot;[PACENOTE::&quot; &amp; ['Numeric Corners'.B261] &amp; &quot;]&quot; &amp; CHAR(10) &amp; IF(LEN(['Numeric Corners'.A261]) &gt; 0;&quot;id=&quot; &amp; ['Numeric Corners'.A261] &amp; CHAR(10);&quot;&quot;) &amp; &quot;Sounds=1&quot; &amp; CHAR(10) &amp; &quot;Snd0=&quot; &amp; LOWER(['Numeric Corners'.B261]) &amp; &quot;.ogg&quot; &amp; CHAR(10) &amp; IF(LEN(['Numeric Corners'.F261]) &gt; 0; &quot;link=&quot; &amp; ['Numeric Corners'.F261] &amp; CHAR(10);&quot;&quot;) &amp; IF(LEN(['Numeric Corners'.G261])&gt;0;&quot;standard=&quot; &amp; ['Numeric Corners'.G261] &amp; CHAR(10);&quot;&quot;) &amp; &quot;column=&quot; &amp; ['Numeric Corners'.I261] &amp; CHAR(10);&quot;&quot;)">
            <text:p/>
          </table:table-cell>
          <table:table-cell table:style-name="ce16" table:formula="of:=IF(LEN(['Numeric Corners'.H261]) &gt; 0;IF(LEN(['Numeric Corners'.B261]) &gt; 0;['Numeric Corners'.B261] &amp; &quot;=&quot; &amp; ['Numeric Corners'.C261]);&quot;&quot;)">
            <text:p/>
          </table:table-cell>
          <table:table-cell table:style-name="ce16" table:formula="of:=IF(LEN(['Numeric Corners'.H261]) &gt; 0;IF(LEN(['Numeric Corners'.B261]) &gt; 0;['Numeric Corners'.B261] &amp; &quot;=&quot; &amp; ['Numeric Corners'.D261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262]) &gt; 0; ['Numeric Corners'.H262]; &quot;&quot;)">
            <text:p/>
          </table:table-cell>
          <table:table-cell table:style-name="ce16" table:formula="of:=IF(LEN(['Numeric Corners'.H262]) &gt; 0;&quot;[PACENOTE::&quot; &amp; ['Numeric Corners'.B262] &amp; &quot;]&quot; &amp; CHAR(10) &amp; IF(LEN(['Numeric Corners'.A262]) &gt; 0;&quot;id=&quot; &amp; ['Numeric Corners'.A262] &amp; CHAR(10);&quot;&quot;) &amp; &quot;Sounds=1&quot; &amp; CHAR(10) &amp; &quot;Snd0=&quot; &amp; LOWER(['Numeric Corners'.B262]) &amp; &quot;.ogg&quot; &amp; CHAR(10) &amp; IF(LEN(['Numeric Corners'.F262]) &gt; 0; &quot;link=&quot; &amp; ['Numeric Corners'.F262] &amp; CHAR(10);&quot;&quot;) &amp; IF(LEN(['Numeric Corners'.G262])&gt;0;&quot;standard=&quot; &amp; ['Numeric Corners'.G262] &amp; CHAR(10);&quot;&quot;) &amp; &quot;column=&quot; &amp; ['Numeric Corners'.I262] &amp; CHAR(10);&quot;&quot;)">
            <text:p/>
          </table:table-cell>
          <table:table-cell table:style-name="ce16" table:formula="of:=IF(LEN(['Numeric Corners'.H262]) &gt; 0;IF(LEN(['Numeric Corners'.B262]) &gt; 0;['Numeric Corners'.B262] &amp; &quot;=&quot; &amp; ['Numeric Corners'.C262]);&quot;&quot;)">
            <text:p/>
          </table:table-cell>
          <table:table-cell table:style-name="ce16" table:formula="of:=IF(LEN(['Numeric Corners'.H262]) &gt; 0;IF(LEN(['Numeric Corners'.B262]) &gt; 0;['Numeric Corners'.B262] &amp; &quot;=&quot; &amp; ['Numeric Corners'.D262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263]) &gt; 0; ['Numeric Corners'.H263]; &quot;&quot;)">
            <text:p/>
          </table:table-cell>
          <table:table-cell table:style-name="ce16" table:formula="of:=IF(LEN(['Numeric Corners'.H263]) &gt; 0;&quot;[PACENOTE::&quot; &amp; ['Numeric Corners'.B263] &amp; &quot;]&quot; &amp; CHAR(10) &amp; IF(LEN(['Numeric Corners'.A263]) &gt; 0;&quot;id=&quot; &amp; ['Numeric Corners'.A263] &amp; CHAR(10);&quot;&quot;) &amp; &quot;Sounds=1&quot; &amp; CHAR(10) &amp; &quot;Snd0=&quot; &amp; LOWER(['Numeric Corners'.B263]) &amp; &quot;.ogg&quot; &amp; CHAR(10) &amp; IF(LEN(['Numeric Corners'.F263]) &gt; 0; &quot;link=&quot; &amp; ['Numeric Corners'.F263] &amp; CHAR(10);&quot;&quot;) &amp; IF(LEN(['Numeric Corners'.G263])&gt;0;&quot;standard=&quot; &amp; ['Numeric Corners'.G263] &amp; CHAR(10);&quot;&quot;) &amp; &quot;column=&quot; &amp; ['Numeric Corners'.I263] &amp; CHAR(10);&quot;&quot;)">
            <text:p/>
          </table:table-cell>
          <table:table-cell table:style-name="ce16" table:formula="of:=IF(LEN(['Numeric Corners'.H263]) &gt; 0;IF(LEN(['Numeric Corners'.B263]) &gt; 0;['Numeric Corners'.B263] &amp; &quot;=&quot; &amp; ['Numeric Corners'.C263]);&quot;&quot;)">
            <text:p/>
          </table:table-cell>
          <table:table-cell table:style-name="ce16" table:formula="of:=IF(LEN(['Numeric Corners'.H263]) &gt; 0;IF(LEN(['Numeric Corners'.B263]) &gt; 0;['Numeric Corners'.B263] &amp; &quot;=&quot; &amp; ['Numeric Corners'.D263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264]) &gt; 0; ['Numeric Corners'.H264]; &quot;&quot;)">
            <text:p/>
          </table:table-cell>
          <table:table-cell table:style-name="ce16" table:formula="of:=IF(LEN(['Numeric Corners'.H264]) &gt; 0;&quot;[PACENOTE::&quot; &amp; ['Numeric Corners'.B264] &amp; &quot;]&quot; &amp; CHAR(10) &amp; IF(LEN(['Numeric Corners'.A264]) &gt; 0;&quot;id=&quot; &amp; ['Numeric Corners'.A264] &amp; CHAR(10);&quot;&quot;) &amp; &quot;Sounds=1&quot; &amp; CHAR(10) &amp; &quot;Snd0=&quot; &amp; LOWER(['Numeric Corners'.B264]) &amp; &quot;.ogg&quot; &amp; CHAR(10) &amp; IF(LEN(['Numeric Corners'.F264]) &gt; 0; &quot;link=&quot; &amp; ['Numeric Corners'.F264] &amp; CHAR(10);&quot;&quot;) &amp; IF(LEN(['Numeric Corners'.G264])&gt;0;&quot;standard=&quot; &amp; ['Numeric Corners'.G264] &amp; CHAR(10);&quot;&quot;) &amp; &quot;column=&quot; &amp; ['Numeric Corners'.I264] &amp; CHAR(10);&quot;&quot;)">
            <text:p/>
          </table:table-cell>
          <table:table-cell table:style-name="ce16" table:formula="of:=IF(LEN(['Numeric Corners'.H264]) &gt; 0;IF(LEN(['Numeric Corners'.B264]) &gt; 0;['Numeric Corners'.B264] &amp; &quot;=&quot; &amp; ['Numeric Corners'.C264]);&quot;&quot;)">
            <text:p/>
          </table:table-cell>
          <table:table-cell table:style-name="ce16" table:formula="of:=IF(LEN(['Numeric Corners'.H264]) &gt; 0;IF(LEN(['Numeric Corners'.B264]) &gt; 0;['Numeric Corners'.B264] &amp; &quot;=&quot; &amp; ['Numeric Corners'.D264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265]) &gt; 0; ['Numeric Corners'.H265]; &quot;&quot;)">
            <text:p/>
          </table:table-cell>
          <table:table-cell table:style-name="ce16" table:formula="of:=IF(LEN(['Numeric Corners'.H265]) &gt; 0;&quot;[PACENOTE::&quot; &amp; ['Numeric Corners'.B265] &amp; &quot;]&quot; &amp; CHAR(10) &amp; IF(LEN(['Numeric Corners'.A265]) &gt; 0;&quot;id=&quot; &amp; ['Numeric Corners'.A265] &amp; CHAR(10);&quot;&quot;) &amp; &quot;Sounds=1&quot; &amp; CHAR(10) &amp; &quot;Snd0=&quot; &amp; LOWER(['Numeric Corners'.B265]) &amp; &quot;.ogg&quot; &amp; CHAR(10) &amp; IF(LEN(['Numeric Corners'.F265]) &gt; 0; &quot;link=&quot; &amp; ['Numeric Corners'.F265] &amp; CHAR(10);&quot;&quot;) &amp; IF(LEN(['Numeric Corners'.G265])&gt;0;&quot;standard=&quot; &amp; ['Numeric Corners'.G265] &amp; CHAR(10);&quot;&quot;) &amp; &quot;column=&quot; &amp; ['Numeric Corners'.I265] &amp; CHAR(10);&quot;&quot;)">
            <text:p/>
          </table:table-cell>
          <table:table-cell table:style-name="ce16" table:formula="of:=IF(LEN(['Numeric Corners'.H265]) &gt; 0;IF(LEN(['Numeric Corners'.B265]) &gt; 0;['Numeric Corners'.B265] &amp; &quot;=&quot; &amp; ['Numeric Corners'.C265]);&quot;&quot;)">
            <text:p/>
          </table:table-cell>
          <table:table-cell table:style-name="ce16" table:formula="of:=IF(LEN(['Numeric Corners'.H265]) &gt; 0;IF(LEN(['Numeric Corners'.B265]) &gt; 0;['Numeric Corners'.B265] &amp; &quot;=&quot; &amp; ['Numeric Corners'.D265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266]) &gt; 0; ['Numeric Corners'.H266]; &quot;&quot;)">
            <text:p/>
          </table:table-cell>
          <table:table-cell table:style-name="ce16" table:formula="of:=IF(LEN(['Numeric Corners'.H266]) &gt; 0;&quot;[PACENOTE::&quot; &amp; ['Numeric Corners'.B266] &amp; &quot;]&quot; &amp; CHAR(10) &amp; IF(LEN(['Numeric Corners'.A266]) &gt; 0;&quot;id=&quot; &amp; ['Numeric Corners'.A266] &amp; CHAR(10);&quot;&quot;) &amp; &quot;Sounds=1&quot; &amp; CHAR(10) &amp; &quot;Snd0=&quot; &amp; LOWER(['Numeric Corners'.B266]) &amp; &quot;.ogg&quot; &amp; CHAR(10) &amp; IF(LEN(['Numeric Corners'.F266]) &gt; 0; &quot;link=&quot; &amp; ['Numeric Corners'.F266] &amp; CHAR(10);&quot;&quot;) &amp; IF(LEN(['Numeric Corners'.G266])&gt;0;&quot;standard=&quot; &amp; ['Numeric Corners'.G266] &amp; CHAR(10);&quot;&quot;) &amp; &quot;column=&quot; &amp; ['Numeric Corners'.I266] &amp; CHAR(10);&quot;&quot;)">
            <text:p/>
          </table:table-cell>
          <table:table-cell table:style-name="ce16" table:formula="of:=IF(LEN(['Numeric Corners'.H266]) &gt; 0;IF(LEN(['Numeric Corners'.B266]) &gt; 0;['Numeric Corners'.B266] &amp; &quot;=&quot; &amp; ['Numeric Corners'.C266]);&quot;&quot;)">
            <text:p/>
          </table:table-cell>
          <table:table-cell table:style-name="ce16" table:formula="of:=IF(LEN(['Numeric Corners'.H266]) &gt; 0;IF(LEN(['Numeric Corners'.B266]) &gt; 0;['Numeric Corners'.B266] &amp; &quot;=&quot; &amp; ['Numeric Corners'.D266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267]) &gt; 0; ['Numeric Corners'.H267]; &quot;&quot;)">
            <text:p/>
          </table:table-cell>
          <table:table-cell table:style-name="ce16" table:formula="of:=IF(LEN(['Numeric Corners'.H267]) &gt; 0;&quot;[PACENOTE::&quot; &amp; ['Numeric Corners'.B267] &amp; &quot;]&quot; &amp; CHAR(10) &amp; IF(LEN(['Numeric Corners'.A267]) &gt; 0;&quot;id=&quot; &amp; ['Numeric Corners'.A267] &amp; CHAR(10);&quot;&quot;) &amp; &quot;Sounds=1&quot; &amp; CHAR(10) &amp; &quot;Snd0=&quot; &amp; LOWER(['Numeric Corners'.B267]) &amp; &quot;.ogg&quot; &amp; CHAR(10) &amp; IF(LEN(['Numeric Corners'.F267]) &gt; 0; &quot;link=&quot; &amp; ['Numeric Corners'.F267] &amp; CHAR(10);&quot;&quot;) &amp; IF(LEN(['Numeric Corners'.G267])&gt;0;&quot;standard=&quot; &amp; ['Numeric Corners'.G267] &amp; CHAR(10);&quot;&quot;) &amp; &quot;column=&quot; &amp; ['Numeric Corners'.I267] &amp; CHAR(10);&quot;&quot;)">
            <text:p/>
          </table:table-cell>
          <table:table-cell table:style-name="ce16" table:formula="of:=IF(LEN(['Numeric Corners'.H267]) &gt; 0;IF(LEN(['Numeric Corners'.B267]) &gt; 0;['Numeric Corners'.B267] &amp; &quot;=&quot; &amp; ['Numeric Corners'.C267]);&quot;&quot;)">
            <text:p/>
          </table:table-cell>
          <table:table-cell table:style-name="ce16" table:formula="of:=IF(LEN(['Numeric Corners'.H267]) &gt; 0;IF(LEN(['Numeric Corners'.B267]) &gt; 0;['Numeric Corners'.B267] &amp; &quot;=&quot; &amp; ['Numeric Corners'.D267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268]) &gt; 0; ['Numeric Corners'.H268]; &quot;&quot;)">
            <text:p/>
          </table:table-cell>
          <table:table-cell table:style-name="ce16" table:formula="of:=IF(LEN(['Numeric Corners'.H268]) &gt; 0;&quot;[PACENOTE::&quot; &amp; ['Numeric Corners'.B268] &amp; &quot;]&quot; &amp; CHAR(10) &amp; IF(LEN(['Numeric Corners'.A268]) &gt; 0;&quot;id=&quot; &amp; ['Numeric Corners'.A268] &amp; CHAR(10);&quot;&quot;) &amp; &quot;Sounds=1&quot; &amp; CHAR(10) &amp; &quot;Snd0=&quot; &amp; LOWER(['Numeric Corners'.B268]) &amp; &quot;.ogg&quot; &amp; CHAR(10) &amp; IF(LEN(['Numeric Corners'.F268]) &gt; 0; &quot;link=&quot; &amp; ['Numeric Corners'.F268] &amp; CHAR(10);&quot;&quot;) &amp; IF(LEN(['Numeric Corners'.G268])&gt;0;&quot;standard=&quot; &amp; ['Numeric Corners'.G268] &amp; CHAR(10);&quot;&quot;) &amp; &quot;column=&quot; &amp; ['Numeric Corners'.I268] &amp; CHAR(10);&quot;&quot;)">
            <text:p/>
          </table:table-cell>
          <table:table-cell table:style-name="ce16" table:formula="of:=IF(LEN(['Numeric Corners'.H268]) &gt; 0;IF(LEN(['Numeric Corners'.B268]) &gt; 0;['Numeric Corners'.B268] &amp; &quot;=&quot; &amp; ['Numeric Corners'.C268]);&quot;&quot;)">
            <text:p/>
          </table:table-cell>
          <table:table-cell table:style-name="ce16" table:formula="of:=IF(LEN(['Numeric Corners'.H268]) &gt; 0;IF(LEN(['Numeric Corners'.B268]) &gt; 0;['Numeric Corners'.B268] &amp; &quot;=&quot; &amp; ['Numeric Corners'.D268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269]) &gt; 0; ['Numeric Corners'.H269]; &quot;&quot;)">
            <text:p/>
          </table:table-cell>
          <table:table-cell table:style-name="ce16" table:formula="of:=IF(LEN(['Numeric Corners'.H269]) &gt; 0;&quot;[PACENOTE::&quot; &amp; ['Numeric Corners'.B269] &amp; &quot;]&quot; &amp; CHAR(10) &amp; IF(LEN(['Numeric Corners'.A269]) &gt; 0;&quot;id=&quot; &amp; ['Numeric Corners'.A269] &amp; CHAR(10);&quot;&quot;) &amp; &quot;Sounds=1&quot; &amp; CHAR(10) &amp; &quot;Snd0=&quot; &amp; LOWER(['Numeric Corners'.B269]) &amp; &quot;.ogg&quot; &amp; CHAR(10) &amp; IF(LEN(['Numeric Corners'.F269]) &gt; 0; &quot;link=&quot; &amp; ['Numeric Corners'.F269] &amp; CHAR(10);&quot;&quot;) &amp; IF(LEN(['Numeric Corners'.G269])&gt;0;&quot;standard=&quot; &amp; ['Numeric Corners'.G269] &amp; CHAR(10);&quot;&quot;) &amp; &quot;column=&quot; &amp; ['Numeric Corners'.I269] &amp; CHAR(10);&quot;&quot;)">
            <text:p/>
          </table:table-cell>
          <table:table-cell table:style-name="ce16" table:formula="of:=IF(LEN(['Numeric Corners'.H269]) &gt; 0;IF(LEN(['Numeric Corners'.B269]) &gt; 0;['Numeric Corners'.B269] &amp; &quot;=&quot; &amp; ['Numeric Corners'.C269]);&quot;&quot;)">
            <text:p/>
          </table:table-cell>
          <table:table-cell table:style-name="ce16" table:formula="of:=IF(LEN(['Numeric Corners'.H269]) &gt; 0;IF(LEN(['Numeric Corners'.B269]) &gt; 0;['Numeric Corners'.B269] &amp; &quot;=&quot; &amp; ['Numeric Corners'.D269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270]) &gt; 0; ['Numeric Corners'.H270]; &quot;&quot;)">
            <text:p/>
          </table:table-cell>
          <table:table-cell table:style-name="ce16" table:formula="of:=IF(LEN(['Numeric Corners'.H270]) &gt; 0;&quot;[PACENOTE::&quot; &amp; ['Numeric Corners'.B270] &amp; &quot;]&quot; &amp; CHAR(10) &amp; IF(LEN(['Numeric Corners'.A270]) &gt; 0;&quot;id=&quot; &amp; ['Numeric Corners'.A270] &amp; CHAR(10);&quot;&quot;) &amp; &quot;Sounds=1&quot; &amp; CHAR(10) &amp; &quot;Snd0=&quot; &amp; LOWER(['Numeric Corners'.B270]) &amp; &quot;.ogg&quot; &amp; CHAR(10) &amp; IF(LEN(['Numeric Corners'.F270]) &gt; 0; &quot;link=&quot; &amp; ['Numeric Corners'.F270] &amp; CHAR(10);&quot;&quot;) &amp; IF(LEN(['Numeric Corners'.G270])&gt;0;&quot;standard=&quot; &amp; ['Numeric Corners'.G270] &amp; CHAR(10);&quot;&quot;) &amp; &quot;column=&quot; &amp; ['Numeric Corners'.I270] &amp; CHAR(10);&quot;&quot;)">
            <text:p/>
          </table:table-cell>
          <table:table-cell table:style-name="ce16" table:formula="of:=IF(LEN(['Numeric Corners'.H270]) &gt; 0;IF(LEN(['Numeric Corners'.B270]) &gt; 0;['Numeric Corners'.B270] &amp; &quot;=&quot; &amp; ['Numeric Corners'.C270]);&quot;&quot;)">
            <text:p/>
          </table:table-cell>
          <table:table-cell table:style-name="ce16" table:formula="of:=IF(LEN(['Numeric Corners'.H270]) &gt; 0;IF(LEN(['Numeric Corners'.B270]) &gt; 0;['Numeric Corners'.B270] &amp; &quot;=&quot; &amp; ['Numeric Corners'.D270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271]) &gt; 0; ['Numeric Corners'.H271]; &quot;&quot;)">
            <text:p/>
          </table:table-cell>
          <table:table-cell table:style-name="ce16" table:formula="of:=IF(LEN(['Numeric Corners'.H271]) &gt; 0;&quot;[PACENOTE::&quot; &amp; ['Numeric Corners'.B271] &amp; &quot;]&quot; &amp; CHAR(10) &amp; IF(LEN(['Numeric Corners'.A271]) &gt; 0;&quot;id=&quot; &amp; ['Numeric Corners'.A271] &amp; CHAR(10);&quot;&quot;) &amp; &quot;Sounds=1&quot; &amp; CHAR(10) &amp; &quot;Snd0=&quot; &amp; LOWER(['Numeric Corners'.B271]) &amp; &quot;.ogg&quot; &amp; CHAR(10) &amp; IF(LEN(['Numeric Corners'.F271]) &gt; 0; &quot;link=&quot; &amp; ['Numeric Corners'.F271] &amp; CHAR(10);&quot;&quot;) &amp; IF(LEN(['Numeric Corners'.G271])&gt;0;&quot;standard=&quot; &amp; ['Numeric Corners'.G271] &amp; CHAR(10);&quot;&quot;) &amp; &quot;column=&quot; &amp; ['Numeric Corners'.I271] &amp; CHAR(10);&quot;&quot;)">
            <text:p/>
          </table:table-cell>
          <table:table-cell table:style-name="ce16" table:formula="of:=IF(LEN(['Numeric Corners'.H271]) &gt; 0;IF(LEN(['Numeric Corners'.B271]) &gt; 0;['Numeric Corners'.B271] &amp; &quot;=&quot; &amp; ['Numeric Corners'.C271]);&quot;&quot;)">
            <text:p/>
          </table:table-cell>
          <table:table-cell table:style-name="ce16" table:formula="of:=IF(LEN(['Numeric Corners'.H271]) &gt; 0;IF(LEN(['Numeric Corners'.B271]) &gt; 0;['Numeric Corners'.B271] &amp; &quot;=&quot; &amp; ['Numeric Corners'.D271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272]) &gt; 0; ['Numeric Corners'.H272]; &quot;&quot;)">
            <text:p/>
          </table:table-cell>
          <table:table-cell table:style-name="ce16" table:formula="of:=IF(LEN(['Numeric Corners'.H272]) &gt; 0;&quot;[PACENOTE::&quot; &amp; ['Numeric Corners'.B272] &amp; &quot;]&quot; &amp; CHAR(10) &amp; IF(LEN(['Numeric Corners'.A272]) &gt; 0;&quot;id=&quot; &amp; ['Numeric Corners'.A272] &amp; CHAR(10);&quot;&quot;) &amp; &quot;Sounds=1&quot; &amp; CHAR(10) &amp; &quot;Snd0=&quot; &amp; LOWER(['Numeric Corners'.B272]) &amp; &quot;.ogg&quot; &amp; CHAR(10) &amp; IF(LEN(['Numeric Corners'.F272]) &gt; 0; &quot;link=&quot; &amp; ['Numeric Corners'.F272] &amp; CHAR(10);&quot;&quot;) &amp; IF(LEN(['Numeric Corners'.G272])&gt;0;&quot;standard=&quot; &amp; ['Numeric Corners'.G272] &amp; CHAR(10);&quot;&quot;) &amp; &quot;column=&quot; &amp; ['Numeric Corners'.I272] &amp; CHAR(10);&quot;&quot;)">
            <text:p/>
          </table:table-cell>
          <table:table-cell table:style-name="ce16" table:formula="of:=IF(LEN(['Numeric Corners'.H272]) &gt; 0;IF(LEN(['Numeric Corners'.B272]) &gt; 0;['Numeric Corners'.B272] &amp; &quot;=&quot; &amp; ['Numeric Corners'.C272]);&quot;&quot;)">
            <text:p/>
          </table:table-cell>
          <table:table-cell table:style-name="ce16" table:formula="of:=IF(LEN(['Numeric Corners'.H272]) &gt; 0;IF(LEN(['Numeric Corners'.B272]) &gt; 0;['Numeric Corners'.B272] &amp; &quot;=&quot; &amp; ['Numeric Corners'.D272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273]) &gt; 0; ['Numeric Corners'.H273]; &quot;&quot;)">
            <text:p/>
          </table:table-cell>
          <table:table-cell table:style-name="ce16" table:formula="of:=IF(LEN(['Numeric Corners'.H273]) &gt; 0;&quot;[PACENOTE::&quot; &amp; ['Numeric Corners'.B273] &amp; &quot;]&quot; &amp; CHAR(10) &amp; IF(LEN(['Numeric Corners'.A273]) &gt; 0;&quot;id=&quot; &amp; ['Numeric Corners'.A273] &amp; CHAR(10);&quot;&quot;) &amp; &quot;Sounds=1&quot; &amp; CHAR(10) &amp; &quot;Snd0=&quot; &amp; LOWER(['Numeric Corners'.B273]) &amp; &quot;.ogg&quot; &amp; CHAR(10) &amp; IF(LEN(['Numeric Corners'.F273]) &gt; 0; &quot;link=&quot; &amp; ['Numeric Corners'.F273] &amp; CHAR(10);&quot;&quot;) &amp; IF(LEN(['Numeric Corners'.G273])&gt;0;&quot;standard=&quot; &amp; ['Numeric Corners'.G273] &amp; CHAR(10);&quot;&quot;) &amp; &quot;column=&quot; &amp; ['Numeric Corners'.I273] &amp; CHAR(10);&quot;&quot;)">
            <text:p/>
          </table:table-cell>
          <table:table-cell table:style-name="ce16" table:formula="of:=IF(LEN(['Numeric Corners'.H273]) &gt; 0;IF(LEN(['Numeric Corners'.B273]) &gt; 0;['Numeric Corners'.B273] &amp; &quot;=&quot; &amp; ['Numeric Corners'.C273]);&quot;&quot;)">
            <text:p/>
          </table:table-cell>
          <table:table-cell table:style-name="ce16" table:formula="of:=IF(LEN(['Numeric Corners'.H273]) &gt; 0;IF(LEN(['Numeric Corners'.B273]) &gt; 0;['Numeric Corners'.B273] &amp; &quot;=&quot; &amp; ['Numeric Corners'.D273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274]) &gt; 0; ['Numeric Corners'.H274]; &quot;&quot;)">
            <text:p/>
          </table:table-cell>
          <table:table-cell table:style-name="ce16" table:formula="of:=IF(LEN(['Numeric Corners'.H274]) &gt; 0;&quot;[PACENOTE::&quot; &amp; ['Numeric Corners'.B274] &amp; &quot;]&quot; &amp; CHAR(10) &amp; IF(LEN(['Numeric Corners'.A274]) &gt; 0;&quot;id=&quot; &amp; ['Numeric Corners'.A274] &amp; CHAR(10);&quot;&quot;) &amp; &quot;Sounds=1&quot; &amp; CHAR(10) &amp; &quot;Snd0=&quot; &amp; LOWER(['Numeric Corners'.B274]) &amp; &quot;.ogg&quot; &amp; CHAR(10) &amp; IF(LEN(['Numeric Corners'.F274]) &gt; 0; &quot;link=&quot; &amp; ['Numeric Corners'.F274] &amp; CHAR(10);&quot;&quot;) &amp; IF(LEN(['Numeric Corners'.G274])&gt;0;&quot;standard=&quot; &amp; ['Numeric Corners'.G274] &amp; CHAR(10);&quot;&quot;) &amp; &quot;column=&quot; &amp; ['Numeric Corners'.I274] &amp; CHAR(10);&quot;&quot;)">
            <text:p/>
          </table:table-cell>
          <table:table-cell table:style-name="ce16" table:formula="of:=IF(LEN(['Numeric Corners'.H274]) &gt; 0;IF(LEN(['Numeric Corners'.B274]) &gt; 0;['Numeric Corners'.B274] &amp; &quot;=&quot; &amp; ['Numeric Corners'.C274]);&quot;&quot;)">
            <text:p/>
          </table:table-cell>
          <table:table-cell table:style-name="ce16" table:formula="of:=IF(LEN(['Numeric Corners'.H274]) &gt; 0;IF(LEN(['Numeric Corners'.B274]) &gt; 0;['Numeric Corners'.B274] &amp; &quot;=&quot; &amp; ['Numeric Corners'.D274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275]) &gt; 0; ['Numeric Corners'.H275]; &quot;&quot;)">
            <text:p/>
          </table:table-cell>
          <table:table-cell table:style-name="ce16" table:formula="of:=IF(LEN(['Numeric Corners'.H275]) &gt; 0;&quot;[PACENOTE::&quot; &amp; ['Numeric Corners'.B275] &amp; &quot;]&quot; &amp; CHAR(10) &amp; IF(LEN(['Numeric Corners'.A275]) &gt; 0;&quot;id=&quot; &amp; ['Numeric Corners'.A275] &amp; CHAR(10);&quot;&quot;) &amp; &quot;Sounds=1&quot; &amp; CHAR(10) &amp; &quot;Snd0=&quot; &amp; LOWER(['Numeric Corners'.B275]) &amp; &quot;.ogg&quot; &amp; CHAR(10) &amp; IF(LEN(['Numeric Corners'.F275]) &gt; 0; &quot;link=&quot; &amp; ['Numeric Corners'.F275] &amp; CHAR(10);&quot;&quot;) &amp; IF(LEN(['Numeric Corners'.G275])&gt;0;&quot;standard=&quot; &amp; ['Numeric Corners'.G275] &amp; CHAR(10);&quot;&quot;) &amp; &quot;column=&quot; &amp; ['Numeric Corners'.I275] &amp; CHAR(10);&quot;&quot;)">
            <text:p/>
          </table:table-cell>
          <table:table-cell table:style-name="ce16" table:formula="of:=IF(LEN(['Numeric Corners'.H275]) &gt; 0;IF(LEN(['Numeric Corners'.B275]) &gt; 0;['Numeric Corners'.B275] &amp; &quot;=&quot; &amp; ['Numeric Corners'.C275]);&quot;&quot;)">
            <text:p/>
          </table:table-cell>
          <table:table-cell table:style-name="ce16" table:formula="of:=IF(LEN(['Numeric Corners'.H275]) &gt; 0;IF(LEN(['Numeric Corners'.B275]) &gt; 0;['Numeric Corners'.B275] &amp; &quot;=&quot; &amp; ['Numeric Corners'.D275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276]) &gt; 0; ['Numeric Corners'.H276]; &quot;&quot;)">
            <text:p/>
          </table:table-cell>
          <table:table-cell table:style-name="ce16" table:formula="of:=IF(LEN(['Numeric Corners'.H276]) &gt; 0;&quot;[PACENOTE::&quot; &amp; ['Numeric Corners'.B276] &amp; &quot;]&quot; &amp; CHAR(10) &amp; IF(LEN(['Numeric Corners'.A276]) &gt; 0;&quot;id=&quot; &amp; ['Numeric Corners'.A276] &amp; CHAR(10);&quot;&quot;) &amp; &quot;Sounds=1&quot; &amp; CHAR(10) &amp; &quot;Snd0=&quot; &amp; LOWER(['Numeric Corners'.B276]) &amp; &quot;.ogg&quot; &amp; CHAR(10) &amp; IF(LEN(['Numeric Corners'.F276]) &gt; 0; &quot;link=&quot; &amp; ['Numeric Corners'.F276] &amp; CHAR(10);&quot;&quot;) &amp; IF(LEN(['Numeric Corners'.G276])&gt;0;&quot;standard=&quot; &amp; ['Numeric Corners'.G276] &amp; CHAR(10);&quot;&quot;) &amp; &quot;column=&quot; &amp; ['Numeric Corners'.I276] &amp; CHAR(10);&quot;&quot;)">
            <text:p/>
          </table:table-cell>
          <table:table-cell table:style-name="ce16" table:formula="of:=IF(LEN(['Numeric Corners'.H276]) &gt; 0;IF(LEN(['Numeric Corners'.B276]) &gt; 0;['Numeric Corners'.B276] &amp; &quot;=&quot; &amp; ['Numeric Corners'.C276]);&quot;&quot;)">
            <text:p/>
          </table:table-cell>
          <table:table-cell table:style-name="ce16" table:formula="of:=IF(LEN(['Numeric Corners'.H276]) &gt; 0;IF(LEN(['Numeric Corners'.B276]) &gt; 0;['Numeric Corners'.B276] &amp; &quot;=&quot; &amp; ['Numeric Corners'.D276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277]) &gt; 0; ['Numeric Corners'.H277]; &quot;&quot;)">
            <text:p/>
          </table:table-cell>
          <table:table-cell table:style-name="ce16" table:formula="of:=IF(LEN(['Numeric Corners'.H277]) &gt; 0;&quot;[PACENOTE::&quot; &amp; ['Numeric Corners'.B277] &amp; &quot;]&quot; &amp; CHAR(10) &amp; IF(LEN(['Numeric Corners'.A277]) &gt; 0;&quot;id=&quot; &amp; ['Numeric Corners'.A277] &amp; CHAR(10);&quot;&quot;) &amp; &quot;Sounds=1&quot; &amp; CHAR(10) &amp; &quot;Snd0=&quot; &amp; LOWER(['Numeric Corners'.B277]) &amp; &quot;.ogg&quot; &amp; CHAR(10) &amp; IF(LEN(['Numeric Corners'.F277]) &gt; 0; &quot;link=&quot; &amp; ['Numeric Corners'.F277] &amp; CHAR(10);&quot;&quot;) &amp; IF(LEN(['Numeric Corners'.G277])&gt;0;&quot;standard=&quot; &amp; ['Numeric Corners'.G277] &amp; CHAR(10);&quot;&quot;) &amp; &quot;column=&quot; &amp; ['Numeric Corners'.I277] &amp; CHAR(10);&quot;&quot;)">
            <text:p/>
          </table:table-cell>
          <table:table-cell table:style-name="ce16" table:formula="of:=IF(LEN(['Numeric Corners'.H277]) &gt; 0;IF(LEN(['Numeric Corners'.B277]) &gt; 0;['Numeric Corners'.B277] &amp; &quot;=&quot; &amp; ['Numeric Corners'.C277]);&quot;&quot;)">
            <text:p/>
          </table:table-cell>
          <table:table-cell table:style-name="ce16" table:formula="of:=IF(LEN(['Numeric Corners'.H277]) &gt; 0;IF(LEN(['Numeric Corners'.B277]) &gt; 0;['Numeric Corners'.B277] &amp; &quot;=&quot; &amp; ['Numeric Corners'.D277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278]) &gt; 0; ['Numeric Corners'.H278]; &quot;&quot;)">
            <text:p/>
          </table:table-cell>
          <table:table-cell table:style-name="ce16" table:formula="of:=IF(LEN(['Numeric Corners'.H278]) &gt; 0;&quot;[PACENOTE::&quot; &amp; ['Numeric Corners'.B278] &amp; &quot;]&quot; &amp; CHAR(10) &amp; IF(LEN(['Numeric Corners'.A278]) &gt; 0;&quot;id=&quot; &amp; ['Numeric Corners'.A278] &amp; CHAR(10);&quot;&quot;) &amp; &quot;Sounds=1&quot; &amp; CHAR(10) &amp; &quot;Snd0=&quot; &amp; LOWER(['Numeric Corners'.B278]) &amp; &quot;.ogg&quot; &amp; CHAR(10) &amp; IF(LEN(['Numeric Corners'.F278]) &gt; 0; &quot;link=&quot; &amp; ['Numeric Corners'.F278] &amp; CHAR(10);&quot;&quot;) &amp; IF(LEN(['Numeric Corners'.G278])&gt;0;&quot;standard=&quot; &amp; ['Numeric Corners'.G278] &amp; CHAR(10);&quot;&quot;) &amp; &quot;column=&quot; &amp; ['Numeric Corners'.I278] &amp; CHAR(10);&quot;&quot;)">
            <text:p/>
          </table:table-cell>
          <table:table-cell table:style-name="ce16" table:formula="of:=IF(LEN(['Numeric Corners'.H278]) &gt; 0;IF(LEN(['Numeric Corners'.B278]) &gt; 0;['Numeric Corners'.B278] &amp; &quot;=&quot; &amp; ['Numeric Corners'.C278]);&quot;&quot;)">
            <text:p/>
          </table:table-cell>
          <table:table-cell table:style-name="ce16" table:formula="of:=IF(LEN(['Numeric Corners'.H278]) &gt; 0;IF(LEN(['Numeric Corners'.B278]) &gt; 0;['Numeric Corners'.B278] &amp; &quot;=&quot; &amp; ['Numeric Corners'.D278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279]) &gt; 0; ['Numeric Corners'.H279]; &quot;&quot;)">
            <text:p/>
          </table:table-cell>
          <table:table-cell table:style-name="ce16" table:formula="of:=IF(LEN(['Numeric Corners'.H279]) &gt; 0;&quot;[PACENOTE::&quot; &amp; ['Numeric Corners'.B279] &amp; &quot;]&quot; &amp; CHAR(10) &amp; IF(LEN(['Numeric Corners'.A279]) &gt; 0;&quot;id=&quot; &amp; ['Numeric Corners'.A279] &amp; CHAR(10);&quot;&quot;) &amp; &quot;Sounds=1&quot; &amp; CHAR(10) &amp; &quot;Snd0=&quot; &amp; LOWER(['Numeric Corners'.B279]) &amp; &quot;.ogg&quot; &amp; CHAR(10) &amp; IF(LEN(['Numeric Corners'.F279]) &gt; 0; &quot;link=&quot; &amp; ['Numeric Corners'.F279] &amp; CHAR(10);&quot;&quot;) &amp; IF(LEN(['Numeric Corners'.G279])&gt;0;&quot;standard=&quot; &amp; ['Numeric Corners'.G279] &amp; CHAR(10);&quot;&quot;) &amp; &quot;column=&quot; &amp; ['Numeric Corners'.I279] &amp; CHAR(10);&quot;&quot;)">
            <text:p/>
          </table:table-cell>
          <table:table-cell table:style-name="ce16" table:formula="of:=IF(LEN(['Numeric Corners'.H279]) &gt; 0;IF(LEN(['Numeric Corners'.B279]) &gt; 0;['Numeric Corners'.B279] &amp; &quot;=&quot; &amp; ['Numeric Corners'.C279]);&quot;&quot;)">
            <text:p/>
          </table:table-cell>
          <table:table-cell table:style-name="ce16" table:formula="of:=IF(LEN(['Numeric Corners'.H279]) &gt; 0;IF(LEN(['Numeric Corners'.B279]) &gt; 0;['Numeric Corners'.B279] &amp; &quot;=&quot; &amp; ['Numeric Corners'.D279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280]) &gt; 0; ['Numeric Corners'.H280]; &quot;&quot;)">
            <text:p/>
          </table:table-cell>
          <table:table-cell table:style-name="ce16" table:formula="of:=IF(LEN(['Numeric Corners'.H280]) &gt; 0;&quot;[PACENOTE::&quot; &amp; ['Numeric Corners'.B280] &amp; &quot;]&quot; &amp; CHAR(10) &amp; IF(LEN(['Numeric Corners'.A280]) &gt; 0;&quot;id=&quot; &amp; ['Numeric Corners'.A280] &amp; CHAR(10);&quot;&quot;) &amp; &quot;Sounds=1&quot; &amp; CHAR(10) &amp; &quot;Snd0=&quot; &amp; LOWER(['Numeric Corners'.B280]) &amp; &quot;.ogg&quot; &amp; CHAR(10) &amp; IF(LEN(['Numeric Corners'.F280]) &gt; 0; &quot;link=&quot; &amp; ['Numeric Corners'.F280] &amp; CHAR(10);&quot;&quot;) &amp; IF(LEN(['Numeric Corners'.G280])&gt;0;&quot;standard=&quot; &amp; ['Numeric Corners'.G280] &amp; CHAR(10);&quot;&quot;) &amp; &quot;column=&quot; &amp; ['Numeric Corners'.I280] &amp; CHAR(10);&quot;&quot;)">
            <text:p/>
          </table:table-cell>
          <table:table-cell table:style-name="ce16" table:formula="of:=IF(LEN(['Numeric Corners'.H280]) &gt; 0;IF(LEN(['Numeric Corners'.B280]) &gt; 0;['Numeric Corners'.B280] &amp; &quot;=&quot; &amp; ['Numeric Corners'.C280]);&quot;&quot;)">
            <text:p/>
          </table:table-cell>
          <table:table-cell table:style-name="ce16" table:formula="of:=IF(LEN(['Numeric Corners'.H280]) &gt; 0;IF(LEN(['Numeric Corners'.B280]) &gt; 0;['Numeric Corners'.B280] &amp; &quot;=&quot; &amp; ['Numeric Corners'.D280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281]) &gt; 0; ['Numeric Corners'.H281]; &quot;&quot;)">
            <text:p/>
          </table:table-cell>
          <table:table-cell table:style-name="ce16" table:formula="of:=IF(LEN(['Numeric Corners'.H281]) &gt; 0;&quot;[PACENOTE::&quot; &amp; ['Numeric Corners'.B281] &amp; &quot;]&quot; &amp; CHAR(10) &amp; IF(LEN(['Numeric Corners'.A281]) &gt; 0;&quot;id=&quot; &amp; ['Numeric Corners'.A281] &amp; CHAR(10);&quot;&quot;) &amp; &quot;Sounds=1&quot; &amp; CHAR(10) &amp; &quot;Snd0=&quot; &amp; LOWER(['Numeric Corners'.B281]) &amp; &quot;.ogg&quot; &amp; CHAR(10) &amp; IF(LEN(['Numeric Corners'.F281]) &gt; 0; &quot;link=&quot; &amp; ['Numeric Corners'.F281] &amp; CHAR(10);&quot;&quot;) &amp; IF(LEN(['Numeric Corners'.G281])&gt;0;&quot;standard=&quot; &amp; ['Numeric Corners'.G281] &amp; CHAR(10);&quot;&quot;) &amp; &quot;column=&quot; &amp; ['Numeric Corners'.I281] &amp; CHAR(10);&quot;&quot;)">
            <text:p/>
          </table:table-cell>
          <table:table-cell table:style-name="ce16" table:formula="of:=IF(LEN(['Numeric Corners'.H281]) &gt; 0;IF(LEN(['Numeric Corners'.B281]) &gt; 0;['Numeric Corners'.B281] &amp; &quot;=&quot; &amp; ['Numeric Corners'.C281]);&quot;&quot;)">
            <text:p/>
          </table:table-cell>
          <table:table-cell table:style-name="ce16" table:formula="of:=IF(LEN(['Numeric Corners'.H281]) &gt; 0;IF(LEN(['Numeric Corners'.B281]) &gt; 0;['Numeric Corners'.B281] &amp; &quot;=&quot; &amp; ['Numeric Corners'.D281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282]) &gt; 0; ['Numeric Corners'.H282]; &quot;&quot;)">
            <text:p/>
          </table:table-cell>
          <table:table-cell table:style-name="ce16" table:formula="of:=IF(LEN(['Numeric Corners'.H282]) &gt; 0;&quot;[PACENOTE::&quot; &amp; ['Numeric Corners'.B282] &amp; &quot;]&quot; &amp; CHAR(10) &amp; IF(LEN(['Numeric Corners'.A282]) &gt; 0;&quot;id=&quot; &amp; ['Numeric Corners'.A282] &amp; CHAR(10);&quot;&quot;) &amp; &quot;Sounds=1&quot; &amp; CHAR(10) &amp; &quot;Snd0=&quot; &amp; LOWER(['Numeric Corners'.B282]) &amp; &quot;.ogg&quot; &amp; CHAR(10) &amp; IF(LEN(['Numeric Corners'.F282]) &gt; 0; &quot;link=&quot; &amp; ['Numeric Corners'.F282] &amp; CHAR(10);&quot;&quot;) &amp; IF(LEN(['Numeric Corners'.G282])&gt;0;&quot;standard=&quot; &amp; ['Numeric Corners'.G282] &amp; CHAR(10);&quot;&quot;) &amp; &quot;column=&quot; &amp; ['Numeric Corners'.I282] &amp; CHAR(10);&quot;&quot;)">
            <text:p/>
          </table:table-cell>
          <table:table-cell table:style-name="ce16" table:formula="of:=IF(LEN(['Numeric Corners'.H282]) &gt; 0;IF(LEN(['Numeric Corners'.B282]) &gt; 0;['Numeric Corners'.B282] &amp; &quot;=&quot; &amp; ['Numeric Corners'.C282]);&quot;&quot;)">
            <text:p/>
          </table:table-cell>
          <table:table-cell table:style-name="ce16" table:formula="of:=IF(LEN(['Numeric Corners'.H282]) &gt; 0;IF(LEN(['Numeric Corners'.B282]) &gt; 0;['Numeric Corners'.B282] &amp; &quot;=&quot; &amp; ['Numeric Corners'.D282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283]) &gt; 0; ['Numeric Corners'.H283]; &quot;&quot;)">
            <text:p/>
          </table:table-cell>
          <table:table-cell table:style-name="ce16" table:formula="of:=IF(LEN(['Numeric Corners'.H283]) &gt; 0;&quot;[PACENOTE::&quot; &amp; ['Numeric Corners'.B283] &amp; &quot;]&quot; &amp; CHAR(10) &amp; IF(LEN(['Numeric Corners'.A283]) &gt; 0;&quot;id=&quot; &amp; ['Numeric Corners'.A283] &amp; CHAR(10);&quot;&quot;) &amp; &quot;Sounds=1&quot; &amp; CHAR(10) &amp; &quot;Snd0=&quot; &amp; LOWER(['Numeric Corners'.B283]) &amp; &quot;.ogg&quot; &amp; CHAR(10) &amp; IF(LEN(['Numeric Corners'.F283]) &gt; 0; &quot;link=&quot; &amp; ['Numeric Corners'.F283] &amp; CHAR(10);&quot;&quot;) &amp; IF(LEN(['Numeric Corners'.G283])&gt;0;&quot;standard=&quot; &amp; ['Numeric Corners'.G283] &amp; CHAR(10);&quot;&quot;) &amp; &quot;column=&quot; &amp; ['Numeric Corners'.I283] &amp; CHAR(10);&quot;&quot;)">
            <text:p/>
          </table:table-cell>
          <table:table-cell table:style-name="ce16" table:formula="of:=IF(LEN(['Numeric Corners'.H283]) &gt; 0;IF(LEN(['Numeric Corners'.B283]) &gt; 0;['Numeric Corners'.B283] &amp; &quot;=&quot; &amp; ['Numeric Corners'.C283]);&quot;&quot;)">
            <text:p/>
          </table:table-cell>
          <table:table-cell table:style-name="ce16" table:formula="of:=IF(LEN(['Numeric Corners'.H283]) &gt; 0;IF(LEN(['Numeric Corners'.B283]) &gt; 0;['Numeric Corners'.B283] &amp; &quot;=&quot; &amp; ['Numeric Corners'.D283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284]) &gt; 0; ['Numeric Corners'.H284]; &quot;&quot;)">
            <text:p/>
          </table:table-cell>
          <table:table-cell table:style-name="ce16" table:formula="of:=IF(LEN(['Numeric Corners'.H284]) &gt; 0;&quot;[PACENOTE::&quot; &amp; ['Numeric Corners'.B284] &amp; &quot;]&quot; &amp; CHAR(10) &amp; IF(LEN(['Numeric Corners'.A284]) &gt; 0;&quot;id=&quot; &amp; ['Numeric Corners'.A284] &amp; CHAR(10);&quot;&quot;) &amp; &quot;Sounds=1&quot; &amp; CHAR(10) &amp; &quot;Snd0=&quot; &amp; LOWER(['Numeric Corners'.B284]) &amp; &quot;.ogg&quot; &amp; CHAR(10) &amp; IF(LEN(['Numeric Corners'.F284]) &gt; 0; &quot;link=&quot; &amp; ['Numeric Corners'.F284] &amp; CHAR(10);&quot;&quot;) &amp; IF(LEN(['Numeric Corners'.G284])&gt;0;&quot;standard=&quot; &amp; ['Numeric Corners'.G284] &amp; CHAR(10);&quot;&quot;) &amp; &quot;column=&quot; &amp; ['Numeric Corners'.I284] &amp; CHAR(10);&quot;&quot;)">
            <text:p/>
          </table:table-cell>
          <table:table-cell table:style-name="ce16" table:formula="of:=IF(LEN(['Numeric Corners'.H284]) &gt; 0;IF(LEN(['Numeric Corners'.B284]) &gt; 0;['Numeric Corners'.B284] &amp; &quot;=&quot; &amp; ['Numeric Corners'.C284]);&quot;&quot;)">
            <text:p/>
          </table:table-cell>
          <table:table-cell table:style-name="ce16" table:formula="of:=IF(LEN(['Numeric Corners'.H284]) &gt; 0;IF(LEN(['Numeric Corners'.B284]) &gt; 0;['Numeric Corners'.B284] &amp; &quot;=&quot; &amp; ['Numeric Corners'.D284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285]) &gt; 0; ['Numeric Corners'.H285]; &quot;&quot;)">
            <text:p/>
          </table:table-cell>
          <table:table-cell table:style-name="ce16" table:formula="of:=IF(LEN(['Numeric Corners'.H285]) &gt; 0;&quot;[PACENOTE::&quot; &amp; ['Numeric Corners'.B285] &amp; &quot;]&quot; &amp; CHAR(10) &amp; IF(LEN(['Numeric Corners'.A285]) &gt; 0;&quot;id=&quot; &amp; ['Numeric Corners'.A285] &amp; CHAR(10);&quot;&quot;) &amp; &quot;Sounds=1&quot; &amp; CHAR(10) &amp; &quot;Snd0=&quot; &amp; LOWER(['Numeric Corners'.B285]) &amp; &quot;.ogg&quot; &amp; CHAR(10) &amp; IF(LEN(['Numeric Corners'.F285]) &gt; 0; &quot;link=&quot; &amp; ['Numeric Corners'.F285] &amp; CHAR(10);&quot;&quot;) &amp; IF(LEN(['Numeric Corners'.G285])&gt;0;&quot;standard=&quot; &amp; ['Numeric Corners'.G285] &amp; CHAR(10);&quot;&quot;) &amp; &quot;column=&quot; &amp; ['Numeric Corners'.I285] &amp; CHAR(10);&quot;&quot;)">
            <text:p/>
          </table:table-cell>
          <table:table-cell table:style-name="ce16" table:formula="of:=IF(LEN(['Numeric Corners'.H285]) &gt; 0;IF(LEN(['Numeric Corners'.B285]) &gt; 0;['Numeric Corners'.B285] &amp; &quot;=&quot; &amp; ['Numeric Corners'.C285]);&quot;&quot;)">
            <text:p/>
          </table:table-cell>
          <table:table-cell table:style-name="ce16" table:formula="of:=IF(LEN(['Numeric Corners'.H285]) &gt; 0;IF(LEN(['Numeric Corners'.B285]) &gt; 0;['Numeric Corners'.B285] &amp; &quot;=&quot; &amp; ['Numeric Corners'.D285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286]) &gt; 0; ['Numeric Corners'.H286]; &quot;&quot;)">
            <text:p/>
          </table:table-cell>
          <table:table-cell table:style-name="ce16" table:formula="of:=IF(LEN(['Numeric Corners'.H286]) &gt; 0;&quot;[PACENOTE::&quot; &amp; ['Numeric Corners'.B286] &amp; &quot;]&quot; &amp; CHAR(10) &amp; IF(LEN(['Numeric Corners'.A286]) &gt; 0;&quot;id=&quot; &amp; ['Numeric Corners'.A286] &amp; CHAR(10);&quot;&quot;) &amp; &quot;Sounds=1&quot; &amp; CHAR(10) &amp; &quot;Snd0=&quot; &amp; LOWER(['Numeric Corners'.B286]) &amp; &quot;.ogg&quot; &amp; CHAR(10) &amp; IF(LEN(['Numeric Corners'.F286]) &gt; 0; &quot;link=&quot; &amp; ['Numeric Corners'.F286] &amp; CHAR(10);&quot;&quot;) &amp; IF(LEN(['Numeric Corners'.G286])&gt;0;&quot;standard=&quot; &amp; ['Numeric Corners'.G286] &amp; CHAR(10);&quot;&quot;) &amp; &quot;column=&quot; &amp; ['Numeric Corners'.I286] &amp; CHAR(10);&quot;&quot;)">
            <text:p/>
          </table:table-cell>
          <table:table-cell table:style-name="ce16" table:formula="of:=IF(LEN(['Numeric Corners'.H286]) &gt; 0;IF(LEN(['Numeric Corners'.B286]) &gt; 0;['Numeric Corners'.B286] &amp; &quot;=&quot; &amp; ['Numeric Corners'.C286]);&quot;&quot;)">
            <text:p/>
          </table:table-cell>
          <table:table-cell table:style-name="ce16" table:formula="of:=IF(LEN(['Numeric Corners'.H286]) &gt; 0;IF(LEN(['Numeric Corners'.B286]) &gt; 0;['Numeric Corners'.B286] &amp; &quot;=&quot; &amp; ['Numeric Corners'.D286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287]) &gt; 0; ['Numeric Corners'.H287]; &quot;&quot;)">
            <text:p/>
          </table:table-cell>
          <table:table-cell table:style-name="ce16" table:formula="of:=IF(LEN(['Numeric Corners'.H287]) &gt; 0;&quot;[PACENOTE::&quot; &amp; ['Numeric Corners'.B287] &amp; &quot;]&quot; &amp; CHAR(10) &amp; IF(LEN(['Numeric Corners'.A287]) &gt; 0;&quot;id=&quot; &amp; ['Numeric Corners'.A287] &amp; CHAR(10);&quot;&quot;) &amp; &quot;Sounds=1&quot; &amp; CHAR(10) &amp; &quot;Snd0=&quot; &amp; LOWER(['Numeric Corners'.B287]) &amp; &quot;.ogg&quot; &amp; CHAR(10) &amp; IF(LEN(['Numeric Corners'.F287]) &gt; 0; &quot;link=&quot; &amp; ['Numeric Corners'.F287] &amp; CHAR(10);&quot;&quot;) &amp; IF(LEN(['Numeric Corners'.G287])&gt;0;&quot;standard=&quot; &amp; ['Numeric Corners'.G287] &amp; CHAR(10);&quot;&quot;) &amp; &quot;column=&quot; &amp; ['Numeric Corners'.I287] &amp; CHAR(10);&quot;&quot;)">
            <text:p/>
          </table:table-cell>
          <table:table-cell table:style-name="ce16" table:formula="of:=IF(LEN(['Numeric Corners'.H287]) &gt; 0;IF(LEN(['Numeric Corners'.B287]) &gt; 0;['Numeric Corners'.B287] &amp; &quot;=&quot; &amp; ['Numeric Corners'.C287]);&quot;&quot;)">
            <text:p/>
          </table:table-cell>
          <table:table-cell table:style-name="ce16" table:formula="of:=IF(LEN(['Numeric Corners'.H287]) &gt; 0;IF(LEN(['Numeric Corners'.B287]) &gt; 0;['Numeric Corners'.B287] &amp; &quot;=&quot; &amp; ['Numeric Corners'.D287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288]) &gt; 0; ['Numeric Corners'.H288]; &quot;&quot;)">
            <text:p/>
          </table:table-cell>
          <table:table-cell table:style-name="ce16" table:formula="of:=IF(LEN(['Numeric Corners'.H288]) &gt; 0;&quot;[PACENOTE::&quot; &amp; ['Numeric Corners'.B288] &amp; &quot;]&quot; &amp; CHAR(10) &amp; IF(LEN(['Numeric Corners'.A288]) &gt; 0;&quot;id=&quot; &amp; ['Numeric Corners'.A288] &amp; CHAR(10);&quot;&quot;) &amp; &quot;Sounds=1&quot; &amp; CHAR(10) &amp; &quot;Snd0=&quot; &amp; LOWER(['Numeric Corners'.B288]) &amp; &quot;.ogg&quot; &amp; CHAR(10) &amp; IF(LEN(['Numeric Corners'.F288]) &gt; 0; &quot;link=&quot; &amp; ['Numeric Corners'.F288] &amp; CHAR(10);&quot;&quot;) &amp; IF(LEN(['Numeric Corners'.G288])&gt;0;&quot;standard=&quot; &amp; ['Numeric Corners'.G288] &amp; CHAR(10);&quot;&quot;) &amp; &quot;column=&quot; &amp; ['Numeric Corners'.I288] &amp; CHAR(10);&quot;&quot;)">
            <text:p/>
          </table:table-cell>
          <table:table-cell table:style-name="ce16" table:formula="of:=IF(LEN(['Numeric Corners'.H288]) &gt; 0;IF(LEN(['Numeric Corners'.B288]) &gt; 0;['Numeric Corners'.B288] &amp; &quot;=&quot; &amp; ['Numeric Corners'.C288]);&quot;&quot;)">
            <text:p/>
          </table:table-cell>
          <table:table-cell table:style-name="ce16" table:formula="of:=IF(LEN(['Numeric Corners'.H288]) &gt; 0;IF(LEN(['Numeric Corners'.B288]) &gt; 0;['Numeric Corners'.B288] &amp; &quot;=&quot; &amp; ['Numeric Corners'.D288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289]) &gt; 0; ['Numeric Corners'.H289]; &quot;&quot;)">
            <text:p/>
          </table:table-cell>
          <table:table-cell table:style-name="ce16" table:formula="of:=IF(LEN(['Numeric Corners'.H289]) &gt; 0;&quot;[PACENOTE::&quot; &amp; ['Numeric Corners'.B289] &amp; &quot;]&quot; &amp; CHAR(10) &amp; IF(LEN(['Numeric Corners'.A289]) &gt; 0;&quot;id=&quot; &amp; ['Numeric Corners'.A289] &amp; CHAR(10);&quot;&quot;) &amp; &quot;Sounds=1&quot; &amp; CHAR(10) &amp; &quot;Snd0=&quot; &amp; LOWER(['Numeric Corners'.B289]) &amp; &quot;.ogg&quot; &amp; CHAR(10) &amp; IF(LEN(['Numeric Corners'.F289]) &gt; 0; &quot;link=&quot; &amp; ['Numeric Corners'.F289] &amp; CHAR(10);&quot;&quot;) &amp; IF(LEN(['Numeric Corners'.G289])&gt;0;&quot;standard=&quot; &amp; ['Numeric Corners'.G289] &amp; CHAR(10);&quot;&quot;) &amp; &quot;column=&quot; &amp; ['Numeric Corners'.I289] &amp; CHAR(10);&quot;&quot;)">
            <text:p/>
          </table:table-cell>
          <table:table-cell table:style-name="ce16" table:formula="of:=IF(LEN(['Numeric Corners'.H289]) &gt; 0;IF(LEN(['Numeric Corners'.B289]) &gt; 0;['Numeric Corners'.B289] &amp; &quot;=&quot; &amp; ['Numeric Corners'.C289]);&quot;&quot;)">
            <text:p/>
          </table:table-cell>
          <table:table-cell table:style-name="ce16" table:formula="of:=IF(LEN(['Numeric Corners'.H289]) &gt; 0;IF(LEN(['Numeric Corners'.B289]) &gt; 0;['Numeric Corners'.B289] &amp; &quot;=&quot; &amp; ['Numeric Corners'.D289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290]) &gt; 0; ['Numeric Corners'.H290]; &quot;&quot;)">
            <text:p/>
          </table:table-cell>
          <table:table-cell table:style-name="ce16" table:formula="of:=IF(LEN(['Numeric Corners'.H290]) &gt; 0;&quot;[PACENOTE::&quot; &amp; ['Numeric Corners'.B290] &amp; &quot;]&quot; &amp; CHAR(10) &amp; IF(LEN(['Numeric Corners'.A290]) &gt; 0;&quot;id=&quot; &amp; ['Numeric Corners'.A290] &amp; CHAR(10);&quot;&quot;) &amp; &quot;Sounds=1&quot; &amp; CHAR(10) &amp; &quot;Snd0=&quot; &amp; LOWER(['Numeric Corners'.B290]) &amp; &quot;.ogg&quot; &amp; CHAR(10) &amp; IF(LEN(['Numeric Corners'.F290]) &gt; 0; &quot;link=&quot; &amp; ['Numeric Corners'.F290] &amp; CHAR(10);&quot;&quot;) &amp; IF(LEN(['Numeric Corners'.G290])&gt;0;&quot;standard=&quot; &amp; ['Numeric Corners'.G290] &amp; CHAR(10);&quot;&quot;) &amp; &quot;column=&quot; &amp; ['Numeric Corners'.I290] &amp; CHAR(10);&quot;&quot;)">
            <text:p/>
          </table:table-cell>
          <table:table-cell table:style-name="ce16" table:formula="of:=IF(LEN(['Numeric Corners'.H290]) &gt; 0;IF(LEN(['Numeric Corners'.B290]) &gt; 0;['Numeric Corners'.B290] &amp; &quot;=&quot; &amp; ['Numeric Corners'.C290]);&quot;&quot;)">
            <text:p/>
          </table:table-cell>
          <table:table-cell table:style-name="ce16" table:formula="of:=IF(LEN(['Numeric Corners'.H290]) &gt; 0;IF(LEN(['Numeric Corners'.B290]) &gt; 0;['Numeric Corners'.B290] &amp; &quot;=&quot; &amp; ['Numeric Corners'.D290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291]) &gt; 0; ['Numeric Corners'.H291]; &quot;&quot;)">
            <text:p/>
          </table:table-cell>
          <table:table-cell table:style-name="ce16" table:formula="of:=IF(LEN(['Numeric Corners'.H291]) &gt; 0;&quot;[PACENOTE::&quot; &amp; ['Numeric Corners'.B291] &amp; &quot;]&quot; &amp; CHAR(10) &amp; IF(LEN(['Numeric Corners'.A291]) &gt; 0;&quot;id=&quot; &amp; ['Numeric Corners'.A291] &amp; CHAR(10);&quot;&quot;) &amp; &quot;Sounds=1&quot; &amp; CHAR(10) &amp; &quot;Snd0=&quot; &amp; LOWER(['Numeric Corners'.B291]) &amp; &quot;.ogg&quot; &amp; CHAR(10) &amp; IF(LEN(['Numeric Corners'.F291]) &gt; 0; &quot;link=&quot; &amp; ['Numeric Corners'.F291] &amp; CHAR(10);&quot;&quot;) &amp; IF(LEN(['Numeric Corners'.G291])&gt;0;&quot;standard=&quot; &amp; ['Numeric Corners'.G291] &amp; CHAR(10);&quot;&quot;) &amp; &quot;column=&quot; &amp; ['Numeric Corners'.I291] &amp; CHAR(10);&quot;&quot;)">
            <text:p/>
          </table:table-cell>
          <table:table-cell table:style-name="ce16" table:formula="of:=IF(LEN(['Numeric Corners'.H291]) &gt; 0;IF(LEN(['Numeric Corners'.B291]) &gt; 0;['Numeric Corners'.B291] &amp; &quot;=&quot; &amp; ['Numeric Corners'.C291]);&quot;&quot;)">
            <text:p/>
          </table:table-cell>
          <table:table-cell table:style-name="ce16" table:formula="of:=IF(LEN(['Numeric Corners'.H291]) &gt; 0;IF(LEN(['Numeric Corners'.B291]) &gt; 0;['Numeric Corners'.B291] &amp; &quot;=&quot; &amp; ['Numeric Corners'.D291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292]) &gt; 0; ['Numeric Corners'.H292]; &quot;&quot;)">
            <text:p/>
          </table:table-cell>
          <table:table-cell table:style-name="ce16" table:formula="of:=IF(LEN(['Numeric Corners'.H292]) &gt; 0;&quot;[PACENOTE::&quot; &amp; ['Numeric Corners'.B292] &amp; &quot;]&quot; &amp; CHAR(10) &amp; IF(LEN(['Numeric Corners'.A292]) &gt; 0;&quot;id=&quot; &amp; ['Numeric Corners'.A292] &amp; CHAR(10);&quot;&quot;) &amp; &quot;Sounds=1&quot; &amp; CHAR(10) &amp; &quot;Snd0=&quot; &amp; LOWER(['Numeric Corners'.B292]) &amp; &quot;.ogg&quot; &amp; CHAR(10) &amp; IF(LEN(['Numeric Corners'.F292]) &gt; 0; &quot;link=&quot; &amp; ['Numeric Corners'.F292] &amp; CHAR(10);&quot;&quot;) &amp; IF(LEN(['Numeric Corners'.G292])&gt;0;&quot;standard=&quot; &amp; ['Numeric Corners'.G292] &amp; CHAR(10);&quot;&quot;) &amp; &quot;column=&quot; &amp; ['Numeric Corners'.I292] &amp; CHAR(10);&quot;&quot;)">
            <text:p/>
          </table:table-cell>
          <table:table-cell table:style-name="ce16" table:formula="of:=IF(LEN(['Numeric Corners'.H292]) &gt; 0;IF(LEN(['Numeric Corners'.B292]) &gt; 0;['Numeric Corners'.B292] &amp; &quot;=&quot; &amp; ['Numeric Corners'.C292]);&quot;&quot;)">
            <text:p/>
          </table:table-cell>
          <table:table-cell table:style-name="ce16" table:formula="of:=IF(LEN(['Numeric Corners'.H292]) &gt; 0;IF(LEN(['Numeric Corners'.B292]) &gt; 0;['Numeric Corners'.B292] &amp; &quot;=&quot; &amp; ['Numeric Corners'.D292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293]) &gt; 0; ['Numeric Corners'.H293]; &quot;&quot;)">
            <text:p/>
          </table:table-cell>
          <table:table-cell table:style-name="ce16" table:formula="of:=IF(LEN(['Numeric Corners'.H293]) &gt; 0;&quot;[PACENOTE::&quot; &amp; ['Numeric Corners'.B293] &amp; &quot;]&quot; &amp; CHAR(10) &amp; IF(LEN(['Numeric Corners'.A293]) &gt; 0;&quot;id=&quot; &amp; ['Numeric Corners'.A293] &amp; CHAR(10);&quot;&quot;) &amp; &quot;Sounds=1&quot; &amp; CHAR(10) &amp; &quot;Snd0=&quot; &amp; LOWER(['Numeric Corners'.B293]) &amp; &quot;.ogg&quot; &amp; CHAR(10) &amp; IF(LEN(['Numeric Corners'.F293]) &gt; 0; &quot;link=&quot; &amp; ['Numeric Corners'.F293] &amp; CHAR(10);&quot;&quot;) &amp; IF(LEN(['Numeric Corners'.G293])&gt;0;&quot;standard=&quot; &amp; ['Numeric Corners'.G293] &amp; CHAR(10);&quot;&quot;) &amp; &quot;column=&quot; &amp; ['Numeric Corners'.I293] &amp; CHAR(10);&quot;&quot;)">
            <text:p/>
          </table:table-cell>
          <table:table-cell table:style-name="ce16" table:formula="of:=IF(LEN(['Numeric Corners'.H293]) &gt; 0;IF(LEN(['Numeric Corners'.B293]) &gt; 0;['Numeric Corners'.B293] &amp; &quot;=&quot; &amp; ['Numeric Corners'.C293]);&quot;&quot;)">
            <text:p/>
          </table:table-cell>
          <table:table-cell table:style-name="ce16" table:formula="of:=IF(LEN(['Numeric Corners'.H293]) &gt; 0;IF(LEN(['Numeric Corners'.B293]) &gt; 0;['Numeric Corners'.B293] &amp; &quot;=&quot; &amp; ['Numeric Corners'.D293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294]) &gt; 0; ['Numeric Corners'.H294]; &quot;&quot;)">
            <text:p/>
          </table:table-cell>
          <table:table-cell table:style-name="ce16" table:formula="of:=IF(LEN(['Numeric Corners'.H294]) &gt; 0;&quot;[PACENOTE::&quot; &amp; ['Numeric Corners'.B294] &amp; &quot;]&quot; &amp; CHAR(10) &amp; IF(LEN(['Numeric Corners'.A294]) &gt; 0;&quot;id=&quot; &amp; ['Numeric Corners'.A294] &amp; CHAR(10);&quot;&quot;) &amp; &quot;Sounds=1&quot; &amp; CHAR(10) &amp; &quot;Snd0=&quot; &amp; LOWER(['Numeric Corners'.B294]) &amp; &quot;.ogg&quot; &amp; CHAR(10) &amp; IF(LEN(['Numeric Corners'.F294]) &gt; 0; &quot;link=&quot; &amp; ['Numeric Corners'.F294] &amp; CHAR(10);&quot;&quot;) &amp; IF(LEN(['Numeric Corners'.G294])&gt;0;&quot;standard=&quot; &amp; ['Numeric Corners'.G294] &amp; CHAR(10);&quot;&quot;) &amp; &quot;column=&quot; &amp; ['Numeric Corners'.I294] &amp; CHAR(10);&quot;&quot;)">
            <text:p/>
          </table:table-cell>
          <table:table-cell table:style-name="ce16" table:formula="of:=IF(LEN(['Numeric Corners'.H294]) &gt; 0;IF(LEN(['Numeric Corners'.B294]) &gt; 0;['Numeric Corners'.B294] &amp; &quot;=&quot; &amp; ['Numeric Corners'.C294]);&quot;&quot;)">
            <text:p/>
          </table:table-cell>
          <table:table-cell table:style-name="ce16" table:formula="of:=IF(LEN(['Numeric Corners'.H294]) &gt; 0;IF(LEN(['Numeric Corners'.B294]) &gt; 0;['Numeric Corners'.B294] &amp; &quot;=&quot; &amp; ['Numeric Corners'.D294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295]) &gt; 0; ['Numeric Corners'.H295]; &quot;&quot;)">
            <text:p/>
          </table:table-cell>
          <table:table-cell table:style-name="ce16" table:formula="of:=IF(LEN(['Numeric Corners'.H295]) &gt; 0;&quot;[PACENOTE::&quot; &amp; ['Numeric Corners'.B295] &amp; &quot;]&quot; &amp; CHAR(10) &amp; IF(LEN(['Numeric Corners'.A295]) &gt; 0;&quot;id=&quot; &amp; ['Numeric Corners'.A295] &amp; CHAR(10);&quot;&quot;) &amp; &quot;Sounds=1&quot; &amp; CHAR(10) &amp; &quot;Snd0=&quot; &amp; LOWER(['Numeric Corners'.B295]) &amp; &quot;.ogg&quot; &amp; CHAR(10) &amp; IF(LEN(['Numeric Corners'.F295]) &gt; 0; &quot;link=&quot; &amp; ['Numeric Corners'.F295] &amp; CHAR(10);&quot;&quot;) &amp; IF(LEN(['Numeric Corners'.G295])&gt;0;&quot;standard=&quot; &amp; ['Numeric Corners'.G295] &amp; CHAR(10);&quot;&quot;) &amp; &quot;column=&quot; &amp; ['Numeric Corners'.I295] &amp; CHAR(10);&quot;&quot;)">
            <text:p/>
          </table:table-cell>
          <table:table-cell table:style-name="ce16" table:formula="of:=IF(LEN(['Numeric Corners'.H295]) &gt; 0;IF(LEN(['Numeric Corners'.B295]) &gt; 0;['Numeric Corners'.B295] &amp; &quot;=&quot; &amp; ['Numeric Corners'.C295]);&quot;&quot;)">
            <text:p/>
          </table:table-cell>
          <table:table-cell table:style-name="ce16" table:formula="of:=IF(LEN(['Numeric Corners'.H295]) &gt; 0;IF(LEN(['Numeric Corners'.B295]) &gt; 0;['Numeric Corners'.B295] &amp; &quot;=&quot; &amp; ['Numeric Corners'.D295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296]) &gt; 0; ['Numeric Corners'.H296]; &quot;&quot;)">
            <text:p/>
          </table:table-cell>
          <table:table-cell table:style-name="ce16" table:formula="of:=IF(LEN(['Numeric Corners'.H296]) &gt; 0;&quot;[PACENOTE::&quot; &amp; ['Numeric Corners'.B296] &amp; &quot;]&quot; &amp; CHAR(10) &amp; IF(LEN(['Numeric Corners'.A296]) &gt; 0;&quot;id=&quot; &amp; ['Numeric Corners'.A296] &amp; CHAR(10);&quot;&quot;) &amp; &quot;Sounds=1&quot; &amp; CHAR(10) &amp; &quot;Snd0=&quot; &amp; LOWER(['Numeric Corners'.B296]) &amp; &quot;.ogg&quot; &amp; CHAR(10) &amp; IF(LEN(['Numeric Corners'.F296]) &gt; 0; &quot;link=&quot; &amp; ['Numeric Corners'.F296] &amp; CHAR(10);&quot;&quot;) &amp; IF(LEN(['Numeric Corners'.G296])&gt;0;&quot;standard=&quot; &amp; ['Numeric Corners'.G296] &amp; CHAR(10);&quot;&quot;) &amp; &quot;column=&quot; &amp; ['Numeric Corners'.I296] &amp; CHAR(10);&quot;&quot;)">
            <text:p/>
          </table:table-cell>
          <table:table-cell table:style-name="ce16" table:formula="of:=IF(LEN(['Numeric Corners'.H296]) &gt; 0;IF(LEN(['Numeric Corners'.B296]) &gt; 0;['Numeric Corners'.B296] &amp; &quot;=&quot; &amp; ['Numeric Corners'.C296]);&quot;&quot;)">
            <text:p/>
          </table:table-cell>
          <table:table-cell table:style-name="ce16" table:formula="of:=IF(LEN(['Numeric Corners'.H296]) &gt; 0;IF(LEN(['Numeric Corners'.B296]) &gt; 0;['Numeric Corners'.B296] &amp; &quot;=&quot; &amp; ['Numeric Corners'.D296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297]) &gt; 0; ['Numeric Corners'.H297]; &quot;&quot;)">
            <text:p/>
          </table:table-cell>
          <table:table-cell table:style-name="ce16" table:formula="of:=IF(LEN(['Numeric Corners'.H297]) &gt; 0;&quot;[PACENOTE::&quot; &amp; ['Numeric Corners'.B297] &amp; &quot;]&quot; &amp; CHAR(10) &amp; IF(LEN(['Numeric Corners'.A297]) &gt; 0;&quot;id=&quot; &amp; ['Numeric Corners'.A297] &amp; CHAR(10);&quot;&quot;) &amp; &quot;Sounds=1&quot; &amp; CHAR(10) &amp; &quot;Snd0=&quot; &amp; LOWER(['Numeric Corners'.B297]) &amp; &quot;.ogg&quot; &amp; CHAR(10) &amp; IF(LEN(['Numeric Corners'.F297]) &gt; 0; &quot;link=&quot; &amp; ['Numeric Corners'.F297] &amp; CHAR(10);&quot;&quot;) &amp; IF(LEN(['Numeric Corners'.G297])&gt;0;&quot;standard=&quot; &amp; ['Numeric Corners'.G297] &amp; CHAR(10);&quot;&quot;) &amp; &quot;column=&quot; &amp; ['Numeric Corners'.I297] &amp; CHAR(10);&quot;&quot;)">
            <text:p/>
          </table:table-cell>
          <table:table-cell table:style-name="ce16" table:formula="of:=IF(LEN(['Numeric Corners'.H297]) &gt; 0;IF(LEN(['Numeric Corners'.B297]) &gt; 0;['Numeric Corners'.B297] &amp; &quot;=&quot; &amp; ['Numeric Corners'.C297]);&quot;&quot;)">
            <text:p/>
          </table:table-cell>
          <table:table-cell table:style-name="ce16" table:formula="of:=IF(LEN(['Numeric Corners'.H297]) &gt; 0;IF(LEN(['Numeric Corners'.B297]) &gt; 0;['Numeric Corners'.B297] &amp; &quot;=&quot; &amp; ['Numeric Corners'.D297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298]) &gt; 0; ['Numeric Corners'.H298]; &quot;&quot;)">
            <text:p/>
          </table:table-cell>
          <table:table-cell table:style-name="ce16" table:formula="of:=IF(LEN(['Numeric Corners'.H298]) &gt; 0;&quot;[PACENOTE::&quot; &amp; ['Numeric Corners'.B298] &amp; &quot;]&quot; &amp; CHAR(10) &amp; IF(LEN(['Numeric Corners'.A298]) &gt; 0;&quot;id=&quot; &amp; ['Numeric Corners'.A298] &amp; CHAR(10);&quot;&quot;) &amp; &quot;Sounds=1&quot; &amp; CHAR(10) &amp; &quot;Snd0=&quot; &amp; LOWER(['Numeric Corners'.B298]) &amp; &quot;.ogg&quot; &amp; CHAR(10) &amp; IF(LEN(['Numeric Corners'.F298]) &gt; 0; &quot;link=&quot; &amp; ['Numeric Corners'.F298] &amp; CHAR(10);&quot;&quot;) &amp; IF(LEN(['Numeric Corners'.G298])&gt;0;&quot;standard=&quot; &amp; ['Numeric Corners'.G298] &amp; CHAR(10);&quot;&quot;) &amp; &quot;column=&quot; &amp; ['Numeric Corners'.I298] &amp; CHAR(10);&quot;&quot;)">
            <text:p/>
          </table:table-cell>
          <table:table-cell table:style-name="ce16" table:formula="of:=IF(LEN(['Numeric Corners'.H298]) &gt; 0;IF(LEN(['Numeric Corners'.B298]) &gt; 0;['Numeric Corners'.B298] &amp; &quot;=&quot; &amp; ['Numeric Corners'.C298]);&quot;&quot;)">
            <text:p/>
          </table:table-cell>
          <table:table-cell table:style-name="ce16" table:formula="of:=IF(LEN(['Numeric Corners'.H298]) &gt; 0;IF(LEN(['Numeric Corners'.B298]) &gt; 0;['Numeric Corners'.B298] &amp; &quot;=&quot; &amp; ['Numeric Corners'.D298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299]) &gt; 0; ['Numeric Corners'.H299]; &quot;&quot;)">
            <text:p/>
          </table:table-cell>
          <table:table-cell table:style-name="ce16" table:formula="of:=IF(LEN(['Numeric Corners'.H299]) &gt; 0;&quot;[PACENOTE::&quot; &amp; ['Numeric Corners'.B299] &amp; &quot;]&quot; &amp; CHAR(10) &amp; IF(LEN(['Numeric Corners'.A299]) &gt; 0;&quot;id=&quot; &amp; ['Numeric Corners'.A299] &amp; CHAR(10);&quot;&quot;) &amp; &quot;Sounds=1&quot; &amp; CHAR(10) &amp; &quot;Snd0=&quot; &amp; LOWER(['Numeric Corners'.B299]) &amp; &quot;.ogg&quot; &amp; CHAR(10) &amp; IF(LEN(['Numeric Corners'.F299]) &gt; 0; &quot;link=&quot; &amp; ['Numeric Corners'.F299] &amp; CHAR(10);&quot;&quot;) &amp; IF(LEN(['Numeric Corners'.G299])&gt;0;&quot;standard=&quot; &amp; ['Numeric Corners'.G299] &amp; CHAR(10);&quot;&quot;) &amp; &quot;column=&quot; &amp; ['Numeric Corners'.I299] &amp; CHAR(10);&quot;&quot;)">
            <text:p/>
          </table:table-cell>
          <table:table-cell table:style-name="ce16" table:formula="of:=IF(LEN(['Numeric Corners'.H299]) &gt; 0;IF(LEN(['Numeric Corners'.B299]) &gt; 0;['Numeric Corners'.B299] &amp; &quot;=&quot; &amp; ['Numeric Corners'.C299]);&quot;&quot;)">
            <text:p/>
          </table:table-cell>
          <table:table-cell table:style-name="ce16" table:formula="of:=IF(LEN(['Numeric Corners'.H299]) &gt; 0;IF(LEN(['Numeric Corners'.B299]) &gt; 0;['Numeric Corners'.B299] &amp; &quot;=&quot; &amp; ['Numeric Corners'.D299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300]) &gt; 0; ['Numeric Corners'.H300]; &quot;&quot;)">
            <text:p/>
          </table:table-cell>
          <table:table-cell table:style-name="ce16" table:formula="of:=IF(LEN(['Numeric Corners'.H300]) &gt; 0;&quot;[PACENOTE::&quot; &amp; ['Numeric Corners'.B300] &amp; &quot;]&quot; &amp; CHAR(10) &amp; IF(LEN(['Numeric Corners'.A300]) &gt; 0;&quot;id=&quot; &amp; ['Numeric Corners'.A300] &amp; CHAR(10);&quot;&quot;) &amp; &quot;Sounds=1&quot; &amp; CHAR(10) &amp; &quot;Snd0=&quot; &amp; LOWER(['Numeric Corners'.B300]) &amp; &quot;.ogg&quot; &amp; CHAR(10) &amp; IF(LEN(['Numeric Corners'.F300]) &gt; 0; &quot;link=&quot; &amp; ['Numeric Corners'.F300] &amp; CHAR(10);&quot;&quot;) &amp; IF(LEN(['Numeric Corners'.G300])&gt;0;&quot;standard=&quot; &amp; ['Numeric Corners'.G300] &amp; CHAR(10);&quot;&quot;) &amp; &quot;column=&quot; &amp; ['Numeric Corners'.I300] &amp; CHAR(10);&quot;&quot;)">
            <text:p/>
          </table:table-cell>
          <table:table-cell table:style-name="ce16" table:formula="of:=IF(LEN(['Numeric Corners'.H300]) &gt; 0;IF(LEN(['Numeric Corners'.B300]) &gt; 0;['Numeric Corners'.B300] &amp; &quot;=&quot; &amp; ['Numeric Corners'.C300]);&quot;&quot;)">
            <text:p/>
          </table:table-cell>
          <table:table-cell table:style-name="ce16" table:formula="of:=IF(LEN(['Numeric Corners'.H300]) &gt; 0;IF(LEN(['Numeric Corners'.B300]) &gt; 0;['Numeric Corners'.B300] &amp; &quot;=&quot; &amp; ['Numeric Corners'.D300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301]) &gt; 0; ['Numeric Corners'.H301]; &quot;&quot;)">
            <text:p/>
          </table:table-cell>
          <table:table-cell table:style-name="ce16" table:formula="of:=IF(LEN(['Numeric Corners'.H301]) &gt; 0;&quot;[PACENOTE::&quot; &amp; ['Numeric Corners'.B301] &amp; &quot;]&quot; &amp; CHAR(10) &amp; IF(LEN(['Numeric Corners'.A301]) &gt; 0;&quot;id=&quot; &amp; ['Numeric Corners'.A301] &amp; CHAR(10);&quot;&quot;) &amp; &quot;Sounds=1&quot; &amp; CHAR(10) &amp; &quot;Snd0=&quot; &amp; LOWER(['Numeric Corners'.B301]) &amp; &quot;.ogg&quot; &amp; CHAR(10) &amp; IF(LEN(['Numeric Corners'.F301]) &gt; 0; &quot;link=&quot; &amp; ['Numeric Corners'.F301] &amp; CHAR(10);&quot;&quot;) &amp; IF(LEN(['Numeric Corners'.G301])&gt;0;&quot;standard=&quot; &amp; ['Numeric Corners'.G301] &amp; CHAR(10);&quot;&quot;) &amp; &quot;column=&quot; &amp; ['Numeric Corners'.I301] &amp; CHAR(10);&quot;&quot;)">
            <text:p/>
          </table:table-cell>
          <table:table-cell table:style-name="ce16" table:formula="of:=IF(LEN(['Numeric Corners'.H301]) &gt; 0;IF(LEN(['Numeric Corners'.B301]) &gt; 0;['Numeric Corners'.B301] &amp; &quot;=&quot; &amp; ['Numeric Corners'.C301]);&quot;&quot;)">
            <text:p/>
          </table:table-cell>
          <table:table-cell table:style-name="ce16" table:formula="of:=IF(LEN(['Numeric Corners'.H301]) &gt; 0;IF(LEN(['Numeric Corners'.B301]) &gt; 0;['Numeric Corners'.B301] &amp; &quot;=&quot; &amp; ['Numeric Corners'.D301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302]) &gt; 0; ['Numeric Corners'.H302]; &quot;&quot;)">
            <text:p/>
          </table:table-cell>
          <table:table-cell table:style-name="ce16" table:formula="of:=IF(LEN(['Numeric Corners'.H302]) &gt; 0;&quot;[PACENOTE::&quot; &amp; ['Numeric Corners'.B302] &amp; &quot;]&quot; &amp; CHAR(10) &amp; IF(LEN(['Numeric Corners'.A302]) &gt; 0;&quot;id=&quot; &amp; ['Numeric Corners'.A302] &amp; CHAR(10);&quot;&quot;) &amp; &quot;Sounds=1&quot; &amp; CHAR(10) &amp; &quot;Snd0=&quot; &amp; LOWER(['Numeric Corners'.B302]) &amp; &quot;.ogg&quot; &amp; CHAR(10) &amp; IF(LEN(['Numeric Corners'.F302]) &gt; 0; &quot;link=&quot; &amp; ['Numeric Corners'.F302] &amp; CHAR(10);&quot;&quot;) &amp; IF(LEN(['Numeric Corners'.G302])&gt;0;&quot;standard=&quot; &amp; ['Numeric Corners'.G302] &amp; CHAR(10);&quot;&quot;) &amp; &quot;column=&quot; &amp; ['Numeric Corners'.I302] &amp; CHAR(10);&quot;&quot;)">
            <text:p/>
          </table:table-cell>
          <table:table-cell table:style-name="ce16" table:formula="of:=IF(LEN(['Numeric Corners'.H302]) &gt; 0;IF(LEN(['Numeric Corners'.B302]) &gt; 0;['Numeric Corners'.B302] &amp; &quot;=&quot; &amp; ['Numeric Corners'.C302]);&quot;&quot;)">
            <text:p/>
          </table:table-cell>
          <table:table-cell table:style-name="ce16" table:formula="of:=IF(LEN(['Numeric Corners'.H302]) &gt; 0;IF(LEN(['Numeric Corners'.B302]) &gt; 0;['Numeric Corners'.B302] &amp; &quot;=&quot; &amp; ['Numeric Corners'.D302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303]) &gt; 0; ['Numeric Corners'.H303]; &quot;&quot;)">
            <text:p/>
          </table:table-cell>
          <table:table-cell table:style-name="ce16" table:formula="of:=IF(LEN(['Numeric Corners'.H303]) &gt; 0;&quot;[PACENOTE::&quot; &amp; ['Numeric Corners'.B303] &amp; &quot;]&quot; &amp; CHAR(10) &amp; IF(LEN(['Numeric Corners'.A303]) &gt; 0;&quot;id=&quot; &amp; ['Numeric Corners'.A303] &amp; CHAR(10);&quot;&quot;) &amp; &quot;Sounds=1&quot; &amp; CHAR(10) &amp; &quot;Snd0=&quot; &amp; LOWER(['Numeric Corners'.B303]) &amp; &quot;.ogg&quot; &amp; CHAR(10) &amp; IF(LEN(['Numeric Corners'.F303]) &gt; 0; &quot;link=&quot; &amp; ['Numeric Corners'.F303] &amp; CHAR(10);&quot;&quot;) &amp; IF(LEN(['Numeric Corners'.G303])&gt;0;&quot;standard=&quot; &amp; ['Numeric Corners'.G303] &amp; CHAR(10);&quot;&quot;) &amp; &quot;column=&quot; &amp; ['Numeric Corners'.I303] &amp; CHAR(10);&quot;&quot;)">
            <text:p/>
          </table:table-cell>
          <table:table-cell table:style-name="ce16" table:formula="of:=IF(LEN(['Numeric Corners'.H303]) &gt; 0;IF(LEN(['Numeric Corners'.B303]) &gt; 0;['Numeric Corners'.B303] &amp; &quot;=&quot; &amp; ['Numeric Corners'.C303]);&quot;&quot;)">
            <text:p/>
          </table:table-cell>
          <table:table-cell table:style-name="ce16" table:formula="of:=IF(LEN(['Numeric Corners'.H303]) &gt; 0;IF(LEN(['Numeric Corners'.B303]) &gt; 0;['Numeric Corners'.B303] &amp; &quot;=&quot; &amp; ['Numeric Corners'.D303]);&quot;&quot;)">
            <text:p/>
          </table:table-cell>
          <table:table-cell table:number-columns-repeated="1020"/>
        </table:table-row>
        <table:table-row table:style-name="ro1">
          <table:table-cell table:formula="of:=IF (LEN(['Numeric Corners'.H304]) &gt; 0; ['Numeric Corners'.H304]; &quot;&quot;)">
            <text:p/>
          </table:table-cell>
          <table:table-cell table:style-name="ce16" table:formula="of:=IF(LEN(['Numeric Corners'.H304]) &gt; 0;&quot;[PACENOTE::&quot; &amp; ['Numeric Corners'.B304] &amp; &quot;]&quot; &amp; CHAR(10) &amp; IF(LEN(['Numeric Corners'.A304]) &gt; 0;&quot;id=&quot; &amp; ['Numeric Corners'.A304] &amp; CHAR(10);&quot;&quot;) &amp; &quot;Sounds=1&quot; &amp; CHAR(10) &amp; &quot;Snd0=&quot; &amp; LOWER(['Numeric Corners'.B304]) &amp; &quot;.ogg&quot; &amp; CHAR(10) &amp; IF(LEN(['Numeric Corners'.F304]) &gt; 0; &quot;link=&quot; &amp; ['Numeric Corners'.F304] &amp; CHAR(10);&quot;&quot;) &amp; IF(LEN(['Numeric Corners'.G304])&gt;0;&quot;standard=&quot; &amp; ['Numeric Corners'.G304] &amp; CHAR(10);&quot;&quot;) &amp; &quot;column=&quot; &amp; ['Numeric Corners'.I304] &amp; CHAR(10);&quot;&quot;)">
            <text:p/>
          </table:table-cell>
          <table:table-cell table:style-name="ce16" table:formula="of:=IF(LEN(['Numeric Corners'.H304]) &gt; 0;IF(LEN(['Numeric Corners'.B304]) &gt; 0;['Numeric Corners'.B304] &amp; &quot;=&quot; &amp; ['Numeric Corners'.C304]);&quot;&quot;)">
            <text:p/>
          </table:table-cell>
          <table:table-cell table:style-name="ce16" table:formula="of:=IF(LEN(['Numeric Corners'.H304]) &gt; 0;IF(LEN(['Numeric Corners'.B304]) &gt; 0;['Numeric Corners'.B304] &amp; &quot;=&quot; &amp; ['Numeric Corners'.D304]);&quot;&quot;)">
            <text:p/>
          </table:table-cell>
          <table:table-cell table:number-columns-repeated="1020"/>
        </table:table-row>
        <table:table-row table:style-name="ro1" table:number-rows-repeated="10482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umeric Swapped INI" table:style-name="ta2" table:print="false">
        <table:table-column table:style-name="co14" table:default-cell-style-name="ce7"/>
        <table:table-column table:style-name="co14" table:default-cell-style-name="ce17"/>
        <table:table-column table:style-name="co15" table:default-cell-style-name="ce7"/>
        <table:table-column table:style-name="co16" table:default-cell-style-name="ce7"/>
        <table:table-column table:style-name="co12" table:number-columns-repeated="1020" table:default-cell-style-name="ce7"/>
        <table:table-row table:style-name="ro1">
          <table:table-cell table:style-name="ce66" office:value-type="string">
            <text:p>Category</text:p>
          </table:table-cell>
          <table:table-cell table:style-name="ce14" office:value-type="string">
            <text:p>; PaceNotes INI Entries</text:p>
          </table:table-cell>
          <table:table-cell table:style-name="ce66" office:value-type="string">
            <text:p>; German</text:p>
          </table:table-cell>
          <table:table-cell table:style-name="ce66" office:value-type="string">
            <text:p>; English</text:p>
          </table:table-cell>
          <table:table-cell table:style-name="ce66" table:number-columns-repeated="1020"/>
        </table:table-row>
        <table:table-row table:style-name="ro1">
          <table:table-cell table:style-name="ce66"/>
          <table:table-cell table:style-name="ce14"/>
          <table:table-cell table:number-columns-repeated="2" table:style-name="ce66" office:value-type="string">
            <text:p>[STRINGS]</text:p>
          </table:table-cell>
          <table:table-cell table:style-name="ce66" table:number-columns-repeated="1020"/>
        </table:table-row>
        <table:table-row table:style-name="ro1">
          <table:table-cell table:formula="of:=IF (LEN(['Numeric Swapped Corners'.H2]) &gt; 0; ['Numeric Swapped Corners'.H2]; &quot;&quot;)">
            <text:p/>
          </table:table-cell>
          <table:table-cell table:style-name="ce16" table:formula="of:=IF(LEN(['Numeric Swapped Corners'.H2]) &gt; 0;&quot;[PACENOTE::&quot; &amp; ['Numeric Swapped Corners'.B2] &amp; &quot;]&quot; &amp; CHAR(10) &amp; IF(LEN(['Numeric Swapped Corners'.A2]) &gt; 0;&quot;id=&quot; &amp; ['Numeric Swapped Corners'.A2] &amp; CHAR(10);&quot;&quot;) &amp; &quot;Sounds=1&quot; &amp; CHAR(10) &amp; &quot;Snd0=&quot; &amp; LOWER(['Numeric Swapped Corners'.B2]) &amp; &quot;.ogg&quot; &amp; CHAR(10) &amp; IF(LEN(['Numeric Swapped Corners'.F2]) &gt; 0; &quot;link=&quot; &amp; ['Numeric Swapped Corners'.F2] &amp; CHAR(10);&quot;&quot;) &amp; IF(LEN(['Numeric Swapped Corners'.G2])&gt;0;&quot;standard=&quot; &amp; ['Numeric Swapped Corners'.G2] &amp; CHAR(10);&quot;&quot;) &amp; &quot;column=&quot; &amp; ['Numeric Swapped Corners'.I2] &amp; CHAR(10);&quot;&quot;)">
            <text:p/>
          </table:table-cell>
          <table:table-cell table:style-name="ce16" table:formula="of:=IF(LEN(['Numeric Swapped Corners'.H2]) &gt; 0;IF(LEN(['Numeric Swapped Corners'.B2]) &gt; 0;['Numeric Swapped Corners'.B2] &amp; &quot;=&quot; &amp; ['Numeric Swapped Corners'.C2]);&quot;&quot;)">
            <text:p/>
          </table:table-cell>
          <table:table-cell table:style-name="ce16" table:formula="of:=IF(LEN(['Numeric Swapped Corners'.H2]) &gt; 0;IF(LEN(['Numeric Swapped Corners'.B2]) &gt; 0;['Numeric Swapped Corners'.B2] &amp; &quot;=&quot; &amp; ['Numeric Swapped Corners'.D2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3]) &gt; 0; ['Numeric Swapped Corners'.H3]; &quot;&quot;)">
            <text:p/>
          </table:table-cell>
          <table:table-cell table:style-name="ce16" table:formula="of:=IF(LEN(['Numeric Swapped Corners'.H3]) &gt; 0;&quot;[PACENOTE::&quot; &amp; ['Numeric Swapped Corners'.B3] &amp; &quot;]&quot; &amp; CHAR(10) &amp; IF(LEN(['Numeric Swapped Corners'.A3]) &gt; 0;&quot;id=&quot; &amp; ['Numeric Swapped Corners'.A3] &amp; CHAR(10);&quot;&quot;) &amp; &quot;Sounds=1&quot; &amp; CHAR(10) &amp; &quot;Snd0=&quot; &amp; LOWER(['Numeric Swapped Corners'.B3]) &amp; &quot;.ogg&quot; &amp; CHAR(10) &amp; IF(LEN(['Numeric Swapped Corners'.F3]) &gt; 0; &quot;link=&quot; &amp; ['Numeric Swapped Corners'.F3] &amp; CHAR(10);&quot;&quot;) &amp; IF(LEN(['Numeric Swapped Corners'.G3])&gt;0;&quot;standard=&quot; &amp; ['Numeric Swapped Corners'.G3] &amp; CHAR(10);&quot;&quot;) &amp; &quot;column=&quot; &amp; ['Numeric Swapped Corners'.I3] &amp; CHAR(10);&quot;&quot;)">
            <text:p/>
          </table:table-cell>
          <table:table-cell table:style-name="ce16" table:formula="of:=IF(LEN(['Numeric Swapped Corners'.H3]) &gt; 0;IF(LEN(['Numeric Swapped Corners'.B3]) &gt; 0;['Numeric Swapped Corners'.B3] &amp; &quot;=&quot; &amp; ['Numeric Swapped Corners'.C3]);&quot;&quot;)">
            <text:p/>
          </table:table-cell>
          <table:table-cell table:style-name="ce16" table:formula="of:=IF(LEN(['Numeric Swapped Corners'.H3]) &gt; 0;IF(LEN(['Numeric Swapped Corners'.B3]) &gt; 0;['Numeric Swapped Corners'.B3] &amp; &quot;=&quot; &amp; ['Numeric Swapped Corners'.D3]);&quot;&quot;)">
            <text:p/>
          </table:table-cell>
          <table:table-cell table:number-columns-repeated="1020"/>
        </table:table-row>
        <table:table-row table:style-name="ro6">
          <table:table-cell table:formula="of:=IF (LEN(['Numeric Swapped Corners'.H4]) &gt; 0; ['Numeric Swapped Corners'.H4]; &quot;&quot;)" office:value-type="string" office:string-value="CORNERS">
            <text:p>CORNERS</text:p>
          </table:table-cell>
          <table:table-cell table:style-name="ce16" table:formula="of:=IF(LEN(['Numeric Swapped Corners'.H4]) &gt; 0;&quot;[PACENOTE::&quot; &amp; ['Numeric Swapped Corners'.B4] &amp; &quot;]&quot; &amp; CHAR(10) &amp; IF(LEN(['Numeric Swapped Corners'.A4]) &gt; 0;&quot;id=&quot; &amp; ['Numeric Swapped Corners'.A4] &amp; CHAR(10);&quot;&quot;) &amp; &quot;Sounds=1&quot; &amp; CHAR(10) &amp; &quot;Snd0=&quot; &amp; LOWER(['Numeric Swapped Corners'.B4]) &amp; &quot;.ogg&quot; &amp; CHAR(10) &amp; IF(LEN(['Numeric Swapped Corners'.F4]) &gt; 0; &quot;link=&quot; &amp; ['Numeric Swapped Corners'.F4] &amp; CHAR(10);&quot;&quot;) &amp; IF(LEN(['Numeric Swapped Corners'.G4])&gt;0;&quot;standard=&quot; &amp; ['Numeric Swapped Corners'.G4] &amp; CHAR(10);&quot;&quot;) &amp; &quot;column=&quot; &amp; ['Numeric Swapped Corners'.I4] &amp; CHAR(10);&quot;&quot;)" office:value-type="string" office:string-value="[PACENOTE::LEFT_ONE]&#10;id=0&#10;Sounds=1&#10;Snd0=left_one.ogg&#10;link=INTO&#10;column=0&#10;">
            <text:p>[PACENOTE::LEFT_ONE]<text:line-break/>id=0<text:line-break/>Sounds=1<text:line-break/>Snd0=left_one.ogg<text:line-break/>link=INTO<text:line-break/>column=0<text:line-break/></text:p>
          </table:table-cell>
          <table:table-cell table:style-name="ce16" table:formula="of:=IF(LEN(['Numeric Swapped Corners'.H4]) &gt; 0;IF(LEN(['Numeric Swapped Corners'.B4]) &gt; 0;['Numeric Swapped Corners'.B4] &amp; &quot;=&quot; &amp; ['Numeric Swapped Corners'.C4]);&quot;&quot;)" office:value-type="string" office:string-value="LEFT_ONE=Links 1">
            <text:p>LEFT_ONE=Links 1</text:p>
          </table:table-cell>
          <table:table-cell table:style-name="ce16" table:formula="of:=IF(LEN(['Numeric Swapped Corners'.H4]) &gt; 0;IF(LEN(['Numeric Swapped Corners'.B4]) &gt; 0;['Numeric Swapped Corners'.B4] &amp; &quot;=&quot; &amp; ['Numeric Swapped Corners'.D4]);&quot;&quot;)" office:value-type="string" office:string-value="LEFT_ONE=Left 1">
            <text:p>LEFT_ONE=Left 1</text:p>
          </table:table-cell>
          <table:table-cell table:number-columns-repeated="1020"/>
        </table:table-row>
        <table:table-row table:style-name="ro6">
          <table:table-cell table:formula="of:=IF (LEN(['Numeric Swapped Corners'.H5]) &gt; 0; ['Numeric Swapped Corners'.H5]; &quot;&quot;)" office:value-type="string" office:string-value="CORNERS">
            <text:p>CORNERS</text:p>
          </table:table-cell>
          <table:table-cell table:style-name="ce16" table:formula="of:=IF(LEN(['Numeric Swapped Corners'.H5]) &gt; 0;&quot;[PACENOTE::&quot; &amp; ['Numeric Swapped Corners'.B5] &amp; &quot;]&quot; &amp; CHAR(10) &amp; IF(LEN(['Numeric Swapped Corners'.A5]) &gt; 0;&quot;id=&quot; &amp; ['Numeric Swapped Corners'.A5] &amp; CHAR(10);&quot;&quot;) &amp; &quot;Sounds=1&quot; &amp; CHAR(10) &amp; &quot;Snd0=&quot; &amp; LOWER(['Numeric Swapped Corners'.B5]) &amp; &quot;.ogg&quot; &amp; CHAR(10) &amp; IF(LEN(['Numeric Swapped Corners'.F5]) &gt; 0; &quot;link=&quot; &amp; ['Numeric Swapped Corners'.F5] &amp; CHAR(10);&quot;&quot;) &amp; IF(LEN(['Numeric Swapped Corners'.G5])&gt;0;&quot;standard=&quot; &amp; ['Numeric Swapped Corners'.G5] &amp; CHAR(10);&quot;&quot;) &amp; &quot;column=&quot; &amp; ['Numeric Swapped Corners'.I5] &amp; CHAR(10);&quot;&quot;)" office:value-type="string" office:string-value="[PACENOTE::LEFT_TWO]&#10;id=102&#10;Sounds=1&#10;Snd0=left_two.ogg&#10;link=INTO&#10;column=0&#10;">
            <text:p>[PACENOTE::LEFT_TWO]<text:line-break/>id=102<text:line-break/>Sounds=1<text:line-break/>Snd0=left_two.ogg<text:line-break/>link=INTO<text:line-break/>column=0<text:line-break/></text:p>
          </table:table-cell>
          <table:table-cell table:style-name="ce16" table:formula="of:=IF(LEN(['Numeric Swapped Corners'.H5]) &gt; 0;IF(LEN(['Numeric Swapped Corners'.B5]) &gt; 0;['Numeric Swapped Corners'.B5] &amp; &quot;=&quot; &amp; ['Numeric Swapped Corners'.C5]);&quot;&quot;)" office:value-type="string" office:string-value="LEFT_TWO=Links 2">
            <text:p>LEFT_TWO=Links 2</text:p>
          </table:table-cell>
          <table:table-cell table:style-name="ce16" table:formula="of:=IF(LEN(['Numeric Swapped Corners'.H5]) &gt; 0;IF(LEN(['Numeric Swapped Corners'.B5]) &gt; 0;['Numeric Swapped Corners'.B5] &amp; &quot;=&quot; &amp; ['Numeric Swapped Corners'.D5]);&quot;&quot;)" office:value-type="string" office:string-value="LEFT_TWO=Left 2">
            <text:p>LEFT_TWO=Left 2</text:p>
          </table:table-cell>
          <table:table-cell table:number-columns-repeated="1020"/>
        </table:table-row>
        <table:table-row table:style-name="ro6">
          <table:table-cell table:formula="of:=IF (LEN(['Numeric Swapped Corners'.H6]) &gt; 0; ['Numeric Swapped Corners'.H6]; &quot;&quot;)" office:value-type="string" office:string-value="CORNERS">
            <text:p>CORNERS</text:p>
          </table:table-cell>
          <table:table-cell table:style-name="ce16" table:formula="of:=IF(LEN(['Numeric Swapped Corners'.H6]) &gt; 0;&quot;[PACENOTE::&quot; &amp; ['Numeric Swapped Corners'.B6] &amp; &quot;]&quot; &amp; CHAR(10) &amp; IF(LEN(['Numeric Swapped Corners'.A6]) &gt; 0;&quot;id=&quot; &amp; ['Numeric Swapped Corners'.A6] &amp; CHAR(10);&quot;&quot;) &amp; &quot;Sounds=1&quot; &amp; CHAR(10) &amp; &quot;Snd0=&quot; &amp; LOWER(['Numeric Swapped Corners'.B6]) &amp; &quot;.ogg&quot; &amp; CHAR(10) &amp; IF(LEN(['Numeric Swapped Corners'.F6]) &gt; 0; &quot;link=&quot; &amp; ['Numeric Swapped Corners'.F6] &amp; CHAR(10);&quot;&quot;) &amp; IF(LEN(['Numeric Swapped Corners'.G6])&gt;0;&quot;standard=&quot; &amp; ['Numeric Swapped Corners'.G6] &amp; CHAR(10);&quot;&quot;) &amp; &quot;column=&quot; &amp; ['Numeric Swapped Corners'.I6] &amp; CHAR(10);&quot;&quot;)" office:value-type="string" office:string-value="[PACENOTE::LEFT_SQUARE]&#10;id=1&#10;Sounds=1&#10;Snd0=left_square.ogg&#10;link=INTO&#10;column=0&#10;">
            <text:p>[PACENOTE::LEFT_SQUARE]<text:line-break/>id=1<text:line-break/>Sounds=1<text:line-break/>Snd0=left_square.ogg<text:line-break/>link=INTO<text:line-break/>column=0<text:line-break/></text:p>
          </table:table-cell>
          <table:table-cell table:style-name="ce16" table:formula="of:=IF(LEN(['Numeric Swapped Corners'.H6]) &gt; 0;IF(LEN(['Numeric Swapped Corners'.B6]) &gt; 0;['Numeric Swapped Corners'.B6] &amp; &quot;=&quot; &amp; ['Numeric Swapped Corners'.C6]);&quot;&quot;)" office:value-type="string" office:string-value="LEFT_SQUARE=Links 90">
            <text:p>LEFT_SQUARE=Links 90</text:p>
          </table:table-cell>
          <table:table-cell table:style-name="ce16" table:formula="of:=IF(LEN(['Numeric Swapped Corners'.H6]) &gt; 0;IF(LEN(['Numeric Swapped Corners'.B6]) &gt; 0;['Numeric Swapped Corners'.B6] &amp; &quot;=&quot; &amp; ['Numeric Swapped Corners'.D6]);&quot;&quot;)" office:value-type="string" office:string-value="LEFT_SQUARE=Left Square">
            <text:p>LEFT_SQUARE=Left Square</text:p>
          </table:table-cell>
          <table:table-cell table:number-columns-repeated="1020"/>
        </table:table-row>
        <table:table-row table:style-name="ro6">
          <table:table-cell table:formula="of:=IF (LEN(['Numeric Swapped Corners'.H7]) &gt; 0; ['Numeric Swapped Corners'.H7]; &quot;&quot;)" office:value-type="string" office:string-value="CORNERS">
            <text:p>CORNERS</text:p>
          </table:table-cell>
          <table:table-cell table:style-name="ce16" table:formula="of:=IF(LEN(['Numeric Swapped Corners'.H7]) &gt; 0;&quot;[PACENOTE::&quot; &amp; ['Numeric Swapped Corners'.B7] &amp; &quot;]&quot; &amp; CHAR(10) &amp; IF(LEN(['Numeric Swapped Corners'.A7]) &gt; 0;&quot;id=&quot; &amp; ['Numeric Swapped Corners'.A7] &amp; CHAR(10);&quot;&quot;) &amp; &quot;Sounds=1&quot; &amp; CHAR(10) &amp; &quot;Snd0=&quot; &amp; LOWER(['Numeric Swapped Corners'.B7]) &amp; &quot;.ogg&quot; &amp; CHAR(10) &amp; IF(LEN(['Numeric Swapped Corners'.F7]) &gt; 0; &quot;link=&quot; &amp; ['Numeric Swapped Corners'.F7] &amp; CHAR(10);&quot;&quot;) &amp; IF(LEN(['Numeric Swapped Corners'.G7])&gt;0;&quot;standard=&quot; &amp; ['Numeric Swapped Corners'.G7] &amp; CHAR(10);&quot;&quot;) &amp; &quot;column=&quot; &amp; ['Numeric Swapped Corners'.I7] &amp; CHAR(10);&quot;&quot;)" office:value-type="string" office:string-value="[PACENOTE::LEFT_THREE]&#10;id=2&#10;Sounds=1&#10;Snd0=left_three.ogg&#10;link=INTO&#10;column=2&#10;">
            <text:p>[PACENOTE::LEFT_THREE]<text:line-break/>id=2<text:line-break/>Sounds=1<text:line-break/>Snd0=left_three.ogg<text:line-break/>link=INTO<text:line-break/>column=2<text:line-break/></text:p>
          </table:table-cell>
          <table:table-cell table:style-name="ce16" table:formula="of:=IF(LEN(['Numeric Swapped Corners'.H7]) &gt; 0;IF(LEN(['Numeric Swapped Corners'.B7]) &gt; 0;['Numeric Swapped Corners'.B7] &amp; &quot;=&quot; &amp; ['Numeric Swapped Corners'.C7]);&quot;&quot;)" office:value-type="string" office:string-value="LEFT_THREE=Links 3">
            <text:p>LEFT_THREE=Links 3</text:p>
          </table:table-cell>
          <table:table-cell table:style-name="ce16" table:formula="of:=IF(LEN(['Numeric Swapped Corners'.H7]) &gt; 0;IF(LEN(['Numeric Swapped Corners'.B7]) &gt; 0;['Numeric Swapped Corners'.B7] &amp; &quot;=&quot; &amp; ['Numeric Swapped Corners'.D7]);&quot;&quot;)" office:value-type="string" office:string-value="LEFT_THREE=Left 3">
            <text:p>LEFT_THREE=Left 3</text:p>
          </table:table-cell>
          <table:table-cell table:number-columns-repeated="1020"/>
        </table:table-row>
        <table:table-row table:style-name="ro6">
          <table:table-cell table:formula="of:=IF (LEN(['Numeric Swapped Corners'.H8]) &gt; 0; ['Numeric Swapped Corners'.H8]; &quot;&quot;)" office:value-type="string" office:string-value="CORNERS">
            <text:p>CORNERS</text:p>
          </table:table-cell>
          <table:table-cell table:style-name="ce16" table:formula="of:=IF(LEN(['Numeric Swapped Corners'.H8]) &gt; 0;&quot;[PACENOTE::&quot; &amp; ['Numeric Swapped Corners'.B8] &amp; &quot;]&quot; &amp; CHAR(10) &amp; IF(LEN(['Numeric Swapped Corners'.A8]) &gt; 0;&quot;id=&quot; &amp; ['Numeric Swapped Corners'.A8] &amp; CHAR(10);&quot;&quot;) &amp; &quot;Sounds=1&quot; &amp; CHAR(10) &amp; &quot;Snd0=&quot; &amp; LOWER(['Numeric Swapped Corners'.B8]) &amp; &quot;.ogg&quot; &amp; CHAR(10) &amp; IF(LEN(['Numeric Swapped Corners'.F8]) &gt; 0; &quot;link=&quot; &amp; ['Numeric Swapped Corners'.F8] &amp; CHAR(10);&quot;&quot;) &amp; IF(LEN(['Numeric Swapped Corners'.G8])&gt;0;&quot;standard=&quot; &amp; ['Numeric Swapped Corners'.G8] &amp; CHAR(10);&quot;&quot;) &amp; &quot;column=&quot; &amp; ['Numeric Swapped Corners'.I8] &amp; CHAR(10);&quot;&quot;)" office:value-type="string" office:string-value="[PACENOTE::LEFT_FOUR]&#10;id=3&#10;Sounds=1&#10;Snd0=left_four.ogg&#10;link=INTO&#10;column=2&#10;">
            <text:p>[PACENOTE::LEFT_FOUR]<text:line-break/>id=3<text:line-break/>Sounds=1<text:line-break/>Snd0=left_four.ogg<text:line-break/>link=INTO<text:line-break/>column=2<text:line-break/></text:p>
          </table:table-cell>
          <table:table-cell table:style-name="ce16" table:formula="of:=IF(LEN(['Numeric Swapped Corners'.H8]) &gt; 0;IF(LEN(['Numeric Swapped Corners'.B8]) &gt; 0;['Numeric Swapped Corners'.B8] &amp; &quot;=&quot; &amp; ['Numeric Swapped Corners'.C8]);&quot;&quot;)" office:value-type="string" office:string-value="LEFT_FOUR=Links 4">
            <text:p>LEFT_FOUR=Links 4</text:p>
          </table:table-cell>
          <table:table-cell table:style-name="ce16" table:formula="of:=IF(LEN(['Numeric Swapped Corners'.H8]) &gt; 0;IF(LEN(['Numeric Swapped Corners'.B8]) &gt; 0;['Numeric Swapped Corners'.B8] &amp; &quot;=&quot; &amp; ['Numeric Swapped Corners'.D8]);&quot;&quot;)" office:value-type="string" office:string-value="LEFT_FOUR=Left 4">
            <text:p>LEFT_FOUR=Left 4</text:p>
          </table:table-cell>
          <table:table-cell table:number-columns-repeated="1020"/>
        </table:table-row>
        <table:table-row table:style-name="ro6">
          <table:table-cell table:formula="of:=IF (LEN(['Numeric Swapped Corners'.H9]) &gt; 0; ['Numeric Swapped Corners'.H9]; &quot;&quot;)" office:value-type="string" office:string-value="CORNERS">
            <text:p>CORNERS</text:p>
          </table:table-cell>
          <table:table-cell table:style-name="ce16" table:formula="of:=IF(LEN(['Numeric Swapped Corners'.H9]) &gt; 0;&quot;[PACENOTE::&quot; &amp; ['Numeric Swapped Corners'.B9] &amp; &quot;]&quot; &amp; CHAR(10) &amp; IF(LEN(['Numeric Swapped Corners'.A9]) &gt; 0;&quot;id=&quot; &amp; ['Numeric Swapped Corners'.A9] &amp; CHAR(10);&quot;&quot;) &amp; &quot;Sounds=1&quot; &amp; CHAR(10) &amp; &quot;Snd0=&quot; &amp; LOWER(['Numeric Swapped Corners'.B9]) &amp; &quot;.ogg&quot; &amp; CHAR(10) &amp; IF(LEN(['Numeric Swapped Corners'.F9]) &gt; 0; &quot;link=&quot; &amp; ['Numeric Swapped Corners'.F9] &amp; CHAR(10);&quot;&quot;) &amp; IF(LEN(['Numeric Swapped Corners'.G9])&gt;0;&quot;standard=&quot; &amp; ['Numeric Swapped Corners'.G9] &amp; CHAR(10);&quot;&quot;) &amp; &quot;column=&quot; &amp; ['Numeric Swapped Corners'.I9] &amp; CHAR(10);&quot;&quot;)" office:value-type="string" office:string-value="[PACENOTE::LEFT_FIVE]&#10;id=4&#10;Sounds=1&#10;Snd0=left_five.ogg&#10;link=INTO&#10;column=2&#10;">
            <text:p>[PACENOTE::LEFT_FIVE]<text:line-break/>id=4<text:line-break/>Sounds=1<text:line-break/>Snd0=left_five.ogg<text:line-break/>link=INTO<text:line-break/>column=2<text:line-break/></text:p>
          </table:table-cell>
          <table:table-cell table:style-name="ce16" table:formula="of:=IF(LEN(['Numeric Swapped Corners'.H9]) &gt; 0;IF(LEN(['Numeric Swapped Corners'.B9]) &gt; 0;['Numeric Swapped Corners'.B9] &amp; &quot;=&quot; &amp; ['Numeric Swapped Corners'.C9]);&quot;&quot;)" office:value-type="string" office:string-value="LEFT_FIVE=Links 5">
            <text:p>LEFT_FIVE=Links 5</text:p>
          </table:table-cell>
          <table:table-cell table:style-name="ce16" table:formula="of:=IF(LEN(['Numeric Swapped Corners'.H9]) &gt; 0;IF(LEN(['Numeric Swapped Corners'.B9]) &gt; 0;['Numeric Swapped Corners'.B9] &amp; &quot;=&quot; &amp; ['Numeric Swapped Corners'.D9]);&quot;&quot;)" office:value-type="string" office:string-value="LEFT_FIVE=Left 5">
            <text:p>LEFT_FIVE=Left 5</text:p>
          </table:table-cell>
          <table:table-cell table:number-columns-repeated="1020"/>
        </table:table-row>
        <table:table-row table:style-name="ro6">
          <table:table-cell table:formula="of:=IF (LEN(['Numeric Swapped Corners'.H10]) &gt; 0; ['Numeric Swapped Corners'.H10]; &quot;&quot;)" office:value-type="string" office:string-value="CORNERS">
            <text:p>CORNERS</text:p>
          </table:table-cell>
          <table:table-cell table:style-name="ce16" table:formula="of:=IF(LEN(['Numeric Swapped Corners'.H10]) &gt; 0;&quot;[PACENOTE::&quot; &amp; ['Numeric Swapped Corners'.B10] &amp; &quot;]&quot; &amp; CHAR(10) &amp; IF(LEN(['Numeric Swapped Corners'.A10]) &gt; 0;&quot;id=&quot; &amp; ['Numeric Swapped Corners'.A10] &amp; CHAR(10);&quot;&quot;) &amp; &quot;Sounds=1&quot; &amp; CHAR(10) &amp; &quot;Snd0=&quot; &amp; LOWER(['Numeric Swapped Corners'.B10]) &amp; &quot;.ogg&quot; &amp; CHAR(10) &amp; IF(LEN(['Numeric Swapped Corners'.F10]) &gt; 0; &quot;link=&quot; &amp; ['Numeric Swapped Corners'.F10] &amp; CHAR(10);&quot;&quot;) &amp; IF(LEN(['Numeric Swapped Corners'.G10])&gt;0;&quot;standard=&quot; &amp; ['Numeric Swapped Corners'.G10] &amp; CHAR(10);&quot;&quot;) &amp; &quot;column=&quot; &amp; ['Numeric Swapped Corners'.I10] &amp; CHAR(10);&quot;&quot;)" office:value-type="string" office:string-value="[PACENOTE::LEFT_SIX]&#10;id=5&#10;Sounds=1&#10;Snd0=left_six.ogg&#10;link=INTO&#10;column=2&#10;">
            <text:p>[PACENOTE::LEFT_SIX]<text:line-break/>id=5<text:line-break/>Sounds=1<text:line-break/>Snd0=left_six.ogg<text:line-break/>link=INTO<text:line-break/>column=2<text:line-break/></text:p>
          </table:table-cell>
          <table:table-cell table:style-name="ce16" table:formula="of:=IF(LEN(['Numeric Swapped Corners'.H10]) &gt; 0;IF(LEN(['Numeric Swapped Corners'.B10]) &gt; 0;['Numeric Swapped Corners'.B10] &amp; &quot;=&quot; &amp; ['Numeric Swapped Corners'.C10]);&quot;&quot;)" office:value-type="string" office:string-value="LEFT_SIX=Links 6">
            <text:p>LEFT_SIX=Links 6</text:p>
          </table:table-cell>
          <table:table-cell table:style-name="ce16" table:formula="of:=IF(LEN(['Numeric Swapped Corners'.H10]) &gt; 0;IF(LEN(['Numeric Swapped Corners'.B10]) &gt; 0;['Numeric Swapped Corners'.B10] &amp; &quot;=&quot; &amp; ['Numeric Swapped Corners'.D10]);&quot;&quot;)" office:value-type="string" office:string-value="LEFT_SIX=Left 6">
            <text:p>LEFT_SIX=Left 6</text:p>
          </table:table-cell>
          <table:table-cell table:number-columns-repeated="1020"/>
        </table:table-row>
        <table:table-row table:style-name="ro6">
          <table:table-cell table:formula="of:=IF (LEN(['Numeric Swapped Corners'.H11]) &gt; 0; ['Numeric Swapped Corners'.H11]; &quot;&quot;)" office:value-type="string" office:string-value="CORNERS">
            <text:p>CORNERS</text:p>
          </table:table-cell>
          <table:table-cell table:style-name="ce16" table:formula="of:=IF(LEN(['Numeric Swapped Corners'.H11]) &gt; 0;&quot;[PACENOTE::&quot; &amp; ['Numeric Swapped Corners'.B11] &amp; &quot;]&quot; &amp; CHAR(10) &amp; IF(LEN(['Numeric Swapped Corners'.A11]) &gt; 0;&quot;id=&quot; &amp; ['Numeric Swapped Corners'.A11] &amp; CHAR(10);&quot;&quot;) &amp; &quot;Sounds=1&quot; &amp; CHAR(10) &amp; &quot;Snd0=&quot; &amp; LOWER(['Numeric Swapped Corners'.B11]) &amp; &quot;.ogg&quot; &amp; CHAR(10) &amp; IF(LEN(['Numeric Swapped Corners'.F11]) &gt; 0; &quot;link=&quot; &amp; ['Numeric Swapped Corners'.F11] &amp; CHAR(10);&quot;&quot;) &amp; IF(LEN(['Numeric Swapped Corners'.G11])&gt;0;&quot;standard=&quot; &amp; ['Numeric Swapped Corners'.G11] &amp; CHAR(10);&quot;&quot;) &amp; &quot;column=&quot; &amp; ['Numeric Swapped Corners'.I11] &amp; CHAR(10);&quot;&quot;)" office:value-type="string" office:string-value="[PACENOTE::LEFT_FLAT]&#10;id=26&#10;Sounds=1&#10;Snd0=left_flat.ogg&#10;link=INTO&#10;column=2&#10;">
            <text:p>[PACENOTE::LEFT_FLAT]<text:line-break/>id=26<text:line-break/>Sounds=1<text:line-break/>Snd0=left_flat.ogg<text:line-break/>link=INTO<text:line-break/>column=2<text:line-break/></text:p>
          </table:table-cell>
          <table:table-cell table:style-name="ce16" table:formula="of:=IF(LEN(['Numeric Swapped Corners'.H11]) &gt; 0;IF(LEN(['Numeric Swapped Corners'.B11]) &gt; 0;['Numeric Swapped Corners'.B11] &amp; &quot;=&quot; &amp; ['Numeric Swapped Corners'.C11]);&quot;&quot;)" office:value-type="string" office:string-value="LEFT_FLAT=Links Voll">
            <text:p>LEFT_FLAT=Links Voll</text:p>
          </table:table-cell>
          <table:table-cell table:style-name="ce16" table:formula="of:=IF(LEN(['Numeric Swapped Corners'.H11]) &gt; 0;IF(LEN(['Numeric Swapped Corners'.B11]) &gt; 0;['Numeric Swapped Corners'.B11] &amp; &quot;=&quot; &amp; ['Numeric Swapped Corners'.D11]);&quot;&quot;)" office:value-type="string" office:string-value="LEFT_FLAT=Left Flat">
            <text:p>LEFT_FLAT=Left Flat</text:p>
          </table:table-cell>
          <table:table-cell table:number-columns-repeated="1020"/>
        </table:table-row>
        <table:table-row table:style-name="ro1">
          <table:table-cell table:formula="of:=IF (LEN(['Numeric Swapped Corners'.H12]) &gt; 0; ['Numeric Swapped Corners'.H12]; &quot;&quot;)">
            <text:p/>
          </table:table-cell>
          <table:table-cell table:style-name="ce16" table:formula="of:=IF(LEN(['Numeric Swapped Corners'.H12]) &gt; 0;&quot;[PACENOTE::&quot; &amp; ['Numeric Swapped Corners'.B12] &amp; &quot;]&quot; &amp; CHAR(10) &amp; IF(LEN(['Numeric Swapped Corners'.A12]) &gt; 0;&quot;id=&quot; &amp; ['Numeric Swapped Corners'.A12] &amp; CHAR(10);&quot;&quot;) &amp; &quot;Sounds=1&quot; &amp; CHAR(10) &amp; &quot;Snd0=&quot; &amp; LOWER(['Numeric Swapped Corners'.B12]) &amp; &quot;.ogg&quot; &amp; CHAR(10) &amp; IF(LEN(['Numeric Swapped Corners'.F12]) &gt; 0; &quot;link=&quot; &amp; ['Numeric Swapped Corners'.F12] &amp; CHAR(10);&quot;&quot;) &amp; IF(LEN(['Numeric Swapped Corners'.G12])&gt;0;&quot;standard=&quot; &amp; ['Numeric Swapped Corners'.G12] &amp; CHAR(10);&quot;&quot;) &amp; &quot;column=&quot; &amp; ['Numeric Swapped Corners'.I12] &amp; CHAR(10);&quot;&quot;)">
            <text:p/>
          </table:table-cell>
          <table:table-cell table:style-name="ce16" table:formula="of:=IF(LEN(['Numeric Swapped Corners'.H12]) &gt; 0;IF(LEN(['Numeric Swapped Corners'.B12]) &gt; 0;['Numeric Swapped Corners'.B12] &amp; &quot;=&quot; &amp; ['Numeric Swapped Corners'.C12]);&quot;&quot;)">
            <text:p/>
          </table:table-cell>
          <table:table-cell table:style-name="ce16" table:formula="of:=IF(LEN(['Numeric Swapped Corners'.H12]) &gt; 0;IF(LEN(['Numeric Swapped Corners'.B12]) &gt; 0;['Numeric Swapped Corners'.B12] &amp; &quot;=&quot; &amp; ['Numeric Swapped Corners'.D12]);&quot;&quot;)">
            <text:p/>
          </table:table-cell>
          <table:table-cell table:number-columns-repeated="1020"/>
        </table:table-row>
        <table:table-row table:style-name="ro6">
          <table:table-cell table:formula="of:=IF (LEN(['Numeric Swapped Corners'.H13]) &gt; 0; ['Numeric Swapped Corners'.H13]; &quot;&quot;)" office:value-type="string" office:string-value="CORNERS">
            <text:p>CORNERS</text:p>
          </table:table-cell>
          <table:table-cell table:style-name="ce16" table:formula="of:=IF(LEN(['Numeric Swapped Corners'.H13]) &gt; 0;&quot;[PACENOTE::&quot; &amp; ['Numeric Swapped Corners'.B13] &amp; &quot;]&quot; &amp; CHAR(10) &amp; IF(LEN(['Numeric Swapped Corners'.A13]) &gt; 0;&quot;id=&quot; &amp; ['Numeric Swapped Corners'.A13] &amp; CHAR(10);&quot;&quot;) &amp; &quot;Sounds=1&quot; &amp; CHAR(10) &amp; &quot;Snd0=&quot; &amp; LOWER(['Numeric Swapped Corners'.B13]) &amp; &quot;.ogg&quot; &amp; CHAR(10) &amp; IF(LEN(['Numeric Swapped Corners'.F13]) &gt; 0; &quot;link=&quot; &amp; ['Numeric Swapped Corners'.F13] &amp; CHAR(10);&quot;&quot;) &amp; IF(LEN(['Numeric Swapped Corners'.G13])&gt;0;&quot;standard=&quot; &amp; ['Numeric Swapped Corners'.G13] &amp; CHAR(10);&quot;&quot;) &amp; &quot;column=&quot; &amp; ['Numeric Swapped Corners'.I13] &amp; CHAR(10);&quot;&quot;)" office:value-type="string" office:string-value="[PACENOTE::RIGHT_ONE]&#10;id=11&#10;Sounds=1&#10;Snd0=right_one.ogg&#10;link=INTO&#10;column=1&#10;">
            <text:p>[PACENOTE::RIGHT_ONE]<text:line-break/>id=11<text:line-break/>Sounds=1<text:line-break/>Snd0=right_one.ogg<text:line-break/>link=INTO<text:line-break/>column=1<text:line-break/></text:p>
          </table:table-cell>
          <table:table-cell table:style-name="ce16" table:formula="of:=IF(LEN(['Numeric Swapped Corners'.H13]) &gt; 0;IF(LEN(['Numeric Swapped Corners'.B13]) &gt; 0;['Numeric Swapped Corners'.B13] &amp; &quot;=&quot; &amp; ['Numeric Swapped Corners'.C13]);&quot;&quot;)" office:value-type="string" office:string-value="RIGHT_ONE=Rechts 1">
            <text:p>RIGHT_ONE=Rechts 1</text:p>
          </table:table-cell>
          <table:table-cell table:style-name="ce16" table:formula="of:=IF(LEN(['Numeric Swapped Corners'.H13]) &gt; 0;IF(LEN(['Numeric Swapped Corners'.B13]) &gt; 0;['Numeric Swapped Corners'.B13] &amp; &quot;=&quot; &amp; ['Numeric Swapped Corners'.D13]);&quot;&quot;)" office:value-type="string" office:string-value="RIGHT_ONE=Right 1">
            <text:p>RIGHT_ONE=Right 1</text:p>
          </table:table-cell>
          <table:table-cell table:number-columns-repeated="1020"/>
        </table:table-row>
        <table:table-row table:style-name="ro6">
          <table:table-cell table:formula="of:=IF (LEN(['Numeric Swapped Corners'.H14]) &gt; 0; ['Numeric Swapped Corners'.H14]; &quot;&quot;)" office:value-type="string" office:string-value="CORNERS">
            <text:p>CORNERS</text:p>
          </table:table-cell>
          <table:table-cell table:style-name="ce16" table:formula="of:=IF(LEN(['Numeric Swapped Corners'.H14]) &gt; 0;&quot;[PACENOTE::&quot; &amp; ['Numeric Swapped Corners'.B14] &amp; &quot;]&quot; &amp; CHAR(10) &amp; IF(LEN(['Numeric Swapped Corners'.A14]) &gt; 0;&quot;id=&quot; &amp; ['Numeric Swapped Corners'.A14] &amp; CHAR(10);&quot;&quot;) &amp; &quot;Sounds=1&quot; &amp; CHAR(10) &amp; &quot;Snd0=&quot; &amp; LOWER(['Numeric Swapped Corners'.B14]) &amp; &quot;.ogg&quot; &amp; CHAR(10) &amp; IF(LEN(['Numeric Swapped Corners'.F14]) &gt; 0; &quot;link=&quot; &amp; ['Numeric Swapped Corners'.F14] &amp; CHAR(10);&quot;&quot;) &amp; IF(LEN(['Numeric Swapped Corners'.G14])&gt;0;&quot;standard=&quot; &amp; ['Numeric Swapped Corners'.G14] &amp; CHAR(10);&quot;&quot;) &amp; &quot;column=&quot; &amp; ['Numeric Swapped Corners'.I14] &amp; CHAR(10);&quot;&quot;)" office:value-type="string" office:string-value="[PACENOTE::RIGHT_TWO]&#10;id=112&#10;Sounds=1&#10;Snd0=right_two.ogg&#10;link=INTO&#10;column=1&#10;">
            <text:p>[PACENOTE::RIGHT_TWO]<text:line-break/>id=112<text:line-break/>Sounds=1<text:line-break/>Snd0=right_two.ogg<text:line-break/>link=INTO<text:line-break/>column=1<text:line-break/></text:p>
          </table:table-cell>
          <table:table-cell table:style-name="ce16" table:formula="of:=IF(LEN(['Numeric Swapped Corners'.H14]) &gt; 0;IF(LEN(['Numeric Swapped Corners'.B14]) &gt; 0;['Numeric Swapped Corners'.B14] &amp; &quot;=&quot; &amp; ['Numeric Swapped Corners'.C14]);&quot;&quot;)" office:value-type="string" office:string-value="RIGHT_TWO=Rechts 2">
            <text:p>RIGHT_TWO=Rechts 2</text:p>
          </table:table-cell>
          <table:table-cell table:style-name="ce16" table:formula="of:=IF(LEN(['Numeric Swapped Corners'.H14]) &gt; 0;IF(LEN(['Numeric Swapped Corners'.B14]) &gt; 0;['Numeric Swapped Corners'.B14] &amp; &quot;=&quot; &amp; ['Numeric Swapped Corners'.D14]);&quot;&quot;)" office:value-type="string" office:string-value="RIGHT_TWO=Right 2">
            <text:p>RIGHT_TWO=Right 2</text:p>
          </table:table-cell>
          <table:table-cell table:number-columns-repeated="1020"/>
        </table:table-row>
        <table:table-row table:style-name="ro6">
          <table:table-cell table:formula="of:=IF (LEN(['Numeric Swapped Corners'.H15]) &gt; 0; ['Numeric Swapped Corners'.H15]; &quot;&quot;)" office:value-type="string" office:string-value="CORNERS">
            <text:p>CORNERS</text:p>
          </table:table-cell>
          <table:table-cell table:style-name="ce16" table:formula="of:=IF(LEN(['Numeric Swapped Corners'.H15]) &gt; 0;&quot;[PACENOTE::&quot; &amp; ['Numeric Swapped Corners'.B15] &amp; &quot;]&quot; &amp; CHAR(10) &amp; IF(LEN(['Numeric Swapped Corners'.A15]) &gt; 0;&quot;id=&quot; &amp; ['Numeric Swapped Corners'.A15] &amp; CHAR(10);&quot;&quot;) &amp; &quot;Sounds=1&quot; &amp; CHAR(10) &amp; &quot;Snd0=&quot; &amp; LOWER(['Numeric Swapped Corners'.B15]) &amp; &quot;.ogg&quot; &amp; CHAR(10) &amp; IF(LEN(['Numeric Swapped Corners'.F15]) &gt; 0; &quot;link=&quot; &amp; ['Numeric Swapped Corners'.F15] &amp; CHAR(10);&quot;&quot;) &amp; IF(LEN(['Numeric Swapped Corners'.G15])&gt;0;&quot;standard=&quot; &amp; ['Numeric Swapped Corners'.G15] &amp; CHAR(10);&quot;&quot;) &amp; &quot;column=&quot; &amp; ['Numeric Swapped Corners'.I15] &amp; CHAR(10);&quot;&quot;)" office:value-type="string" office:string-value="[PACENOTE::RIGHT_SQUARE]&#10;id=10&#10;Sounds=1&#10;Snd0=right_square.ogg&#10;link=INTO&#10;column=1&#10;">
            <text:p>[PACENOTE::RIGHT_SQUARE]<text:line-break/>id=10<text:line-break/>Sounds=1<text:line-break/>Snd0=right_square.ogg<text:line-break/>link=INTO<text:line-break/>column=1<text:line-break/></text:p>
          </table:table-cell>
          <table:table-cell table:style-name="ce16" table:formula="of:=IF(LEN(['Numeric Swapped Corners'.H15]) &gt; 0;IF(LEN(['Numeric Swapped Corners'.B15]) &gt; 0;['Numeric Swapped Corners'.B15] &amp; &quot;=&quot; &amp; ['Numeric Swapped Corners'.C15]);&quot;&quot;)" office:value-type="string" office:string-value="RIGHT_SQUARE=Rechts 90">
            <text:p>RIGHT_SQUARE=Rechts 90</text:p>
          </table:table-cell>
          <table:table-cell table:style-name="ce16" table:formula="of:=IF(LEN(['Numeric Swapped Corners'.H15]) &gt; 0;IF(LEN(['Numeric Swapped Corners'.B15]) &gt; 0;['Numeric Swapped Corners'.B15] &amp; &quot;=&quot; &amp; ['Numeric Swapped Corners'.D15]);&quot;&quot;)" office:value-type="string" office:string-value="RIGHT_SQUARE=Right Square">
            <text:p>RIGHT_SQUARE=Right Square</text:p>
          </table:table-cell>
          <table:table-cell table:number-columns-repeated="1020"/>
        </table:table-row>
        <table:table-row table:style-name="ro6">
          <table:table-cell table:formula="of:=IF (LEN(['Numeric Swapped Corners'.H16]) &gt; 0; ['Numeric Swapped Corners'.H16]; &quot;&quot;)" office:value-type="string" office:string-value="CORNERS">
            <text:p>CORNERS</text:p>
          </table:table-cell>
          <table:table-cell table:style-name="ce16" table:formula="of:=IF(LEN(['Numeric Swapped Corners'.H16]) &gt; 0;&quot;[PACENOTE::&quot; &amp; ['Numeric Swapped Corners'.B16] &amp; &quot;]&quot; &amp; CHAR(10) &amp; IF(LEN(['Numeric Swapped Corners'.A16]) &gt; 0;&quot;id=&quot; &amp; ['Numeric Swapped Corners'.A16] &amp; CHAR(10);&quot;&quot;) &amp; &quot;Sounds=1&quot; &amp; CHAR(10) &amp; &quot;Snd0=&quot; &amp; LOWER(['Numeric Swapped Corners'.B16]) &amp; &quot;.ogg&quot; &amp; CHAR(10) &amp; IF(LEN(['Numeric Swapped Corners'.F16]) &gt; 0; &quot;link=&quot; &amp; ['Numeric Swapped Corners'.F16] &amp; CHAR(10);&quot;&quot;) &amp; IF(LEN(['Numeric Swapped Corners'.G16])&gt;0;&quot;standard=&quot; &amp; ['Numeric Swapped Corners'.G16] &amp; CHAR(10);&quot;&quot;) &amp; &quot;column=&quot; &amp; ['Numeric Swapped Corners'.I16] &amp; CHAR(10);&quot;&quot;)" office:value-type="string" office:string-value="[PACENOTE::RIGHT_THREE]&#10;id=9&#10;Sounds=1&#10;Snd0=right_three.ogg&#10;link=INTO&#10;column=3&#10;">
            <text:p>[PACENOTE::RIGHT_THREE]<text:line-break/>id=9<text:line-break/>Sounds=1<text:line-break/>Snd0=right_three.ogg<text:line-break/>link=INTO<text:line-break/>column=3<text:line-break/></text:p>
          </table:table-cell>
          <table:table-cell table:style-name="ce16" table:formula="of:=IF(LEN(['Numeric Swapped Corners'.H16]) &gt; 0;IF(LEN(['Numeric Swapped Corners'.B16]) &gt; 0;['Numeric Swapped Corners'.B16] &amp; &quot;=&quot; &amp; ['Numeric Swapped Corners'.C16]);&quot;&quot;)" office:value-type="string" office:string-value="RIGHT_THREE=Rechts 3">
            <text:p>RIGHT_THREE=Rechts 3</text:p>
          </table:table-cell>
          <table:table-cell table:style-name="ce16" table:formula="of:=IF(LEN(['Numeric Swapped Corners'.H16]) &gt; 0;IF(LEN(['Numeric Swapped Corners'.B16]) &gt; 0;['Numeric Swapped Corners'.B16] &amp; &quot;=&quot; &amp; ['Numeric Swapped Corners'.D16]);&quot;&quot;)" office:value-type="string" office:string-value="RIGHT_THREE=Right 3">
            <text:p>RIGHT_THREE=Right 3</text:p>
          </table:table-cell>
          <table:table-cell table:number-columns-repeated="1020"/>
        </table:table-row>
        <table:table-row table:style-name="ro6">
          <table:table-cell table:formula="of:=IF (LEN(['Numeric Swapped Corners'.H17]) &gt; 0; ['Numeric Swapped Corners'.H17]; &quot;&quot;)" office:value-type="string" office:string-value="CORNERS">
            <text:p>CORNERS</text:p>
          </table:table-cell>
          <table:table-cell table:style-name="ce16" table:formula="of:=IF(LEN(['Numeric Swapped Corners'.H17]) &gt; 0;&quot;[PACENOTE::&quot; &amp; ['Numeric Swapped Corners'.B17] &amp; &quot;]&quot; &amp; CHAR(10) &amp; IF(LEN(['Numeric Swapped Corners'.A17]) &gt; 0;&quot;id=&quot; &amp; ['Numeric Swapped Corners'.A17] &amp; CHAR(10);&quot;&quot;) &amp; &quot;Sounds=1&quot; &amp; CHAR(10) &amp; &quot;Snd0=&quot; &amp; LOWER(['Numeric Swapped Corners'.B17]) &amp; &quot;.ogg&quot; &amp; CHAR(10) &amp; IF(LEN(['Numeric Swapped Corners'.F17]) &gt; 0; &quot;link=&quot; &amp; ['Numeric Swapped Corners'.F17] &amp; CHAR(10);&quot;&quot;) &amp; IF(LEN(['Numeric Swapped Corners'.G17])&gt;0;&quot;standard=&quot; &amp; ['Numeric Swapped Corners'.G17] &amp; CHAR(10);&quot;&quot;) &amp; &quot;column=&quot; &amp; ['Numeric Swapped Corners'.I17] &amp; CHAR(10);&quot;&quot;)" office:value-type="string" office:string-value="[PACENOTE::RIGHT_FOUR]&#10;id=8&#10;Sounds=1&#10;Snd0=right_four.ogg&#10;link=INTO&#10;column=3&#10;">
            <text:p>[PACENOTE::RIGHT_FOUR]<text:line-break/>id=8<text:line-break/>Sounds=1<text:line-break/>Snd0=right_four.ogg<text:line-break/>link=INTO<text:line-break/>column=3<text:line-break/></text:p>
          </table:table-cell>
          <table:table-cell table:style-name="ce16" table:formula="of:=IF(LEN(['Numeric Swapped Corners'.H17]) &gt; 0;IF(LEN(['Numeric Swapped Corners'.B17]) &gt; 0;['Numeric Swapped Corners'.B17] &amp; &quot;=&quot; &amp; ['Numeric Swapped Corners'.C17]);&quot;&quot;)" office:value-type="string" office:string-value="RIGHT_FOUR=Rechts 4">
            <text:p>RIGHT_FOUR=Rechts 4</text:p>
          </table:table-cell>
          <table:table-cell table:style-name="ce16" table:formula="of:=IF(LEN(['Numeric Swapped Corners'.H17]) &gt; 0;IF(LEN(['Numeric Swapped Corners'.B17]) &gt; 0;['Numeric Swapped Corners'.B17] &amp; &quot;=&quot; &amp; ['Numeric Swapped Corners'.D17]);&quot;&quot;)" office:value-type="string" office:string-value="RIGHT_FOUR=Right 4">
            <text:p>RIGHT_FOUR=Right 4</text:p>
          </table:table-cell>
          <table:table-cell table:number-columns-repeated="1020"/>
        </table:table-row>
        <table:table-row table:style-name="ro6">
          <table:table-cell table:formula="of:=IF (LEN(['Numeric Swapped Corners'.H18]) &gt; 0; ['Numeric Swapped Corners'.H18]; &quot;&quot;)" office:value-type="string" office:string-value="CORNERS">
            <text:p>CORNERS</text:p>
          </table:table-cell>
          <table:table-cell table:style-name="ce16" table:formula="of:=IF(LEN(['Numeric Swapped Corners'.H18]) &gt; 0;&quot;[PACENOTE::&quot; &amp; ['Numeric Swapped Corners'.B18] &amp; &quot;]&quot; &amp; CHAR(10) &amp; IF(LEN(['Numeric Swapped Corners'.A18]) &gt; 0;&quot;id=&quot; &amp; ['Numeric Swapped Corners'.A18] &amp; CHAR(10);&quot;&quot;) &amp; &quot;Sounds=1&quot; &amp; CHAR(10) &amp; &quot;Snd0=&quot; &amp; LOWER(['Numeric Swapped Corners'.B18]) &amp; &quot;.ogg&quot; &amp; CHAR(10) &amp; IF(LEN(['Numeric Swapped Corners'.F18]) &gt; 0; &quot;link=&quot; &amp; ['Numeric Swapped Corners'.F18] &amp; CHAR(10);&quot;&quot;) &amp; IF(LEN(['Numeric Swapped Corners'.G18])&gt;0;&quot;standard=&quot; &amp; ['Numeric Swapped Corners'.G18] &amp; CHAR(10);&quot;&quot;) &amp; &quot;column=&quot; &amp; ['Numeric Swapped Corners'.I18] &amp; CHAR(10);&quot;&quot;)" office:value-type="string" office:string-value="[PACENOTE::RIGHT_FIVE]&#10;id=7&#10;Sounds=1&#10;Snd0=right_five.ogg&#10;link=INTO&#10;column=3&#10;">
            <text:p>[PACENOTE::RIGHT_FIVE]<text:line-break/>id=7<text:line-break/>Sounds=1<text:line-break/>Snd0=right_five.ogg<text:line-break/>link=INTO<text:line-break/>column=3<text:line-break/></text:p>
          </table:table-cell>
          <table:table-cell table:style-name="ce16" table:formula="of:=IF(LEN(['Numeric Swapped Corners'.H18]) &gt; 0;IF(LEN(['Numeric Swapped Corners'.B18]) &gt; 0;['Numeric Swapped Corners'.B18] &amp; &quot;=&quot; &amp; ['Numeric Swapped Corners'.C18]);&quot;&quot;)" office:value-type="string" office:string-value="RIGHT_FIVE=Rechts 5">
            <text:p>RIGHT_FIVE=Rechts 5</text:p>
          </table:table-cell>
          <table:table-cell table:style-name="ce16" table:formula="of:=IF(LEN(['Numeric Swapped Corners'.H18]) &gt; 0;IF(LEN(['Numeric Swapped Corners'.B18]) &gt; 0;['Numeric Swapped Corners'.B18] &amp; &quot;=&quot; &amp; ['Numeric Swapped Corners'.D18]);&quot;&quot;)" office:value-type="string" office:string-value="RIGHT_FIVE=Right 5">
            <text:p>RIGHT_FIVE=Right 5</text:p>
          </table:table-cell>
          <table:table-cell table:number-columns-repeated="1020"/>
        </table:table-row>
        <table:table-row table:style-name="ro6">
          <table:table-cell table:formula="of:=IF (LEN(['Numeric Swapped Corners'.H19]) &gt; 0; ['Numeric Swapped Corners'.H19]; &quot;&quot;)" office:value-type="string" office:string-value="CORNERS">
            <text:p>CORNERS</text:p>
          </table:table-cell>
          <table:table-cell table:style-name="ce16" table:formula="of:=IF(LEN(['Numeric Swapped Corners'.H19]) &gt; 0;&quot;[PACENOTE::&quot; &amp; ['Numeric Swapped Corners'.B19] &amp; &quot;]&quot; &amp; CHAR(10) &amp; IF(LEN(['Numeric Swapped Corners'.A19]) &gt; 0;&quot;id=&quot; &amp; ['Numeric Swapped Corners'.A19] &amp; CHAR(10);&quot;&quot;) &amp; &quot;Sounds=1&quot; &amp; CHAR(10) &amp; &quot;Snd0=&quot; &amp; LOWER(['Numeric Swapped Corners'.B19]) &amp; &quot;.ogg&quot; &amp; CHAR(10) &amp; IF(LEN(['Numeric Swapped Corners'.F19]) &gt; 0; &quot;link=&quot; &amp; ['Numeric Swapped Corners'.F19] &amp; CHAR(10);&quot;&quot;) &amp; IF(LEN(['Numeric Swapped Corners'.G19])&gt;0;&quot;standard=&quot; &amp; ['Numeric Swapped Corners'.G19] &amp; CHAR(10);&quot;&quot;) &amp; &quot;column=&quot; &amp; ['Numeric Swapped Corners'.I19] &amp; CHAR(10);&quot;&quot;)" office:value-type="string" office:string-value="[PACENOTE::RIGHT_SIX]&#10;id=6&#10;Sounds=1&#10;Snd0=right_six.ogg&#10;link=INTO&#10;column=3&#10;">
            <text:p>[PACENOTE::RIGHT_SIX]<text:line-break/>id=6<text:line-break/>Sounds=1<text:line-break/>Snd0=right_six.ogg<text:line-break/>link=INTO<text:line-break/>column=3<text:line-break/></text:p>
          </table:table-cell>
          <table:table-cell table:style-name="ce16" table:formula="of:=IF(LEN(['Numeric Swapped Corners'.H19]) &gt; 0;IF(LEN(['Numeric Swapped Corners'.B19]) &gt; 0;['Numeric Swapped Corners'.B19] &amp; &quot;=&quot; &amp; ['Numeric Swapped Corners'.C19]);&quot;&quot;)" office:value-type="string" office:string-value="RIGHT_SIX=Rechts 6">
            <text:p>RIGHT_SIX=Rechts 6</text:p>
          </table:table-cell>
          <table:table-cell table:style-name="ce16" table:formula="of:=IF(LEN(['Numeric Swapped Corners'.H19]) &gt; 0;IF(LEN(['Numeric Swapped Corners'.B19]) &gt; 0;['Numeric Swapped Corners'.B19] &amp; &quot;=&quot; &amp; ['Numeric Swapped Corners'.D19]);&quot;&quot;)" office:value-type="string" office:string-value="RIGHT_SIX=Right 6">
            <text:p>RIGHT_SIX=Right 6</text:p>
          </table:table-cell>
          <table:table-cell table:number-columns-repeated="1020"/>
        </table:table-row>
        <table:table-row table:style-name="ro6">
          <table:table-cell table:formula="of:=IF (LEN(['Numeric Swapped Corners'.H20]) &gt; 0; ['Numeric Swapped Corners'.H20]; &quot;&quot;)" office:value-type="string" office:string-value="CORNERS">
            <text:p>CORNERS</text:p>
          </table:table-cell>
          <table:table-cell table:style-name="ce16" table:formula="of:=IF(LEN(['Numeric Swapped Corners'.H20]) &gt; 0;&quot;[PACENOTE::&quot; &amp; ['Numeric Swapped Corners'.B20] &amp; &quot;]&quot; &amp; CHAR(10) &amp; IF(LEN(['Numeric Swapped Corners'.A20]) &gt; 0;&quot;id=&quot; &amp; ['Numeric Swapped Corners'.A20] &amp; CHAR(10);&quot;&quot;) &amp; &quot;Sounds=1&quot; &amp; CHAR(10) &amp; &quot;Snd0=&quot; &amp; LOWER(['Numeric Swapped Corners'.B20]) &amp; &quot;.ogg&quot; &amp; CHAR(10) &amp; IF(LEN(['Numeric Swapped Corners'.F20]) &gt; 0; &quot;link=&quot; &amp; ['Numeric Swapped Corners'.F20] &amp; CHAR(10);&quot;&quot;) &amp; IF(LEN(['Numeric Swapped Corners'.G20])&gt;0;&quot;standard=&quot; &amp; ['Numeric Swapped Corners'.G20] &amp; CHAR(10);&quot;&quot;) &amp; &quot;column=&quot; &amp; ['Numeric Swapped Corners'.I20] &amp; CHAR(10);&quot;&quot;)" office:value-type="string" office:string-value="[PACENOTE::RIGHT_FLAT]&#10;id=25&#10;Sounds=1&#10;Snd0=right_flat.ogg&#10;link=INTO&#10;column=3&#10;">
            <text:p>[PACENOTE::RIGHT_FLAT]<text:line-break/>id=25<text:line-break/>Sounds=1<text:line-break/>Snd0=right_flat.ogg<text:line-break/>link=INTO<text:line-break/>column=3<text:line-break/></text:p>
          </table:table-cell>
          <table:table-cell table:style-name="ce16" table:formula="of:=IF(LEN(['Numeric Swapped Corners'.H20]) &gt; 0;IF(LEN(['Numeric Swapped Corners'.B20]) &gt; 0;['Numeric Swapped Corners'.B20] &amp; &quot;=&quot; &amp; ['Numeric Swapped Corners'.C20]);&quot;&quot;)" office:value-type="string" office:string-value="RIGHT_FLAT=Rechts Voll">
            <text:p>RIGHT_FLAT=Rechts Voll</text:p>
          </table:table-cell>
          <table:table-cell table:style-name="ce16" table:formula="of:=IF(LEN(['Numeric Swapped Corners'.H20]) &gt; 0;IF(LEN(['Numeric Swapped Corners'.B20]) &gt; 0;['Numeric Swapped Corners'.B20] &amp; &quot;=&quot; &amp; ['Numeric Swapped Corners'.D20]);&quot;&quot;)" office:value-type="string" office:string-value="RIGHT_FLAT=Right Flat">
            <text:p>RIGHT_FLAT=Right Flat</text:p>
          </table:table-cell>
          <table:table-cell table:number-columns-repeated="1020"/>
        </table:table-row>
        <table:table-row table:style-name="ro1">
          <table:table-cell table:formula="of:=IF (LEN(['Numeric Swapped Corners'.H21]) &gt; 0; ['Numeric Swapped Corners'.H21]; &quot;&quot;)">
            <text:p/>
          </table:table-cell>
          <table:table-cell table:style-name="ce16" table:formula="of:=IF(LEN(['Numeric Swapped Corners'.H21]) &gt; 0;&quot;[PACENOTE::&quot; &amp; ['Numeric Swapped Corners'.B21] &amp; &quot;]&quot; &amp; CHAR(10) &amp; IF(LEN(['Numeric Swapped Corners'.A21]) &gt; 0;&quot;id=&quot; &amp; ['Numeric Swapped Corners'.A21] &amp; CHAR(10);&quot;&quot;) &amp; &quot;Sounds=1&quot; &amp; CHAR(10) &amp; &quot;Snd0=&quot; &amp; LOWER(['Numeric Swapped Corners'.B21]) &amp; &quot;.ogg&quot; &amp; CHAR(10) &amp; IF(LEN(['Numeric Swapped Corners'.F21]) &gt; 0; &quot;link=&quot; &amp; ['Numeric Swapped Corners'.F21] &amp; CHAR(10);&quot;&quot;) &amp; IF(LEN(['Numeric Swapped Corners'.G21])&gt;0;&quot;standard=&quot; &amp; ['Numeric Swapped Corners'.G21] &amp; CHAR(10);&quot;&quot;) &amp; &quot;column=&quot; &amp; ['Numeric Swapped Corners'.I21] &amp; CHAR(10);&quot;&quot;)">
            <text:p/>
          </table:table-cell>
          <table:table-cell table:style-name="ce16" table:formula="of:=IF(LEN(['Numeric Swapped Corners'.H21]) &gt; 0;IF(LEN(['Numeric Swapped Corners'.B21]) &gt; 0;['Numeric Swapped Corners'.B21] &amp; &quot;=&quot; &amp; ['Numeric Swapped Corners'.C21]);&quot;&quot;)">
            <text:p/>
          </table:table-cell>
          <table:table-cell table:style-name="ce16" table:formula="of:=IF(LEN(['Numeric Swapped Corners'.H21]) &gt; 0;IF(LEN(['Numeric Swapped Corners'.B21]) &gt; 0;['Numeric Swapped Corners'.B21] &amp; &quot;=&quot; &amp; ['Numeric Swapped Corners'.D21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22]) &gt; 0; ['Numeric Swapped Corners'.H22]; &quot;&quot;)">
            <text:p/>
          </table:table-cell>
          <table:table-cell table:style-name="ce16" table:formula="of:=IF(LEN(['Numeric Swapped Corners'.H22]) &gt; 0;&quot;[PACENOTE::&quot; &amp; ['Numeric Swapped Corners'.B22] &amp; &quot;]&quot; &amp; CHAR(10) &amp; IF(LEN(['Numeric Swapped Corners'.A22]) &gt; 0;&quot;id=&quot; &amp; ['Numeric Swapped Corners'.A22] &amp; CHAR(10);&quot;&quot;) &amp; &quot;Sounds=1&quot; &amp; CHAR(10) &amp; &quot;Snd0=&quot; &amp; LOWER(['Numeric Swapped Corners'.B22]) &amp; &quot;.ogg&quot; &amp; CHAR(10) &amp; IF(LEN(['Numeric Swapped Corners'.F22]) &gt; 0; &quot;link=&quot; &amp; ['Numeric Swapped Corners'.F22] &amp; CHAR(10);&quot;&quot;) &amp; IF(LEN(['Numeric Swapped Corners'.G22])&gt;0;&quot;standard=&quot; &amp; ['Numeric Swapped Corners'.G22] &amp; CHAR(10);&quot;&quot;) &amp; &quot;column=&quot; &amp; ['Numeric Swapped Corners'.I22] &amp; CHAR(10);&quot;&quot;)">
            <text:p/>
          </table:table-cell>
          <table:table-cell table:style-name="ce16" table:formula="of:=IF(LEN(['Numeric Swapped Corners'.H22]) &gt; 0;IF(LEN(['Numeric Swapped Corners'.B22]) &gt; 0;['Numeric Swapped Corners'.B22] &amp; &quot;=&quot; &amp; ['Numeric Swapped Corners'.C22]);&quot;&quot;)">
            <text:p/>
          </table:table-cell>
          <table:table-cell table:style-name="ce16" table:formula="of:=IF(LEN(['Numeric Swapped Corners'.H22]) &gt; 0;IF(LEN(['Numeric Swapped Corners'.B22]) &gt; 0;['Numeric Swapped Corners'.B22] &amp; &quot;=&quot; &amp; ['Numeric Swapped Corners'.D22]);&quot;&quot;)">
            <text:p/>
          </table:table-cell>
          <table:table-cell table:number-columns-repeated="1020"/>
        </table:table-row>
        <table:table-row table:style-name="ro6">
          <table:table-cell table:formula="of:=IF (LEN(['Numeric Swapped Corners'.H23]) &gt; 0; ['Numeric Swapped Corners'.H23]; &quot;&quot;)" office:value-type="string" office:string-value="CORNERS">
            <text:p>CORNERS</text:p>
          </table:table-cell>
          <table:table-cell table:style-name="ce16" table:formula="of:=IF(LEN(['Numeric Swapped Corners'.H23]) &gt; 0;&quot;[PACENOTE::&quot; &amp; ['Numeric Swapped Corners'.B23] &amp; &quot;]&quot; &amp; CHAR(10) &amp; IF(LEN(['Numeric Swapped Corners'.A23]) &gt; 0;&quot;id=&quot; &amp; ['Numeric Swapped Corners'.A23] &amp; CHAR(10);&quot;&quot;) &amp; &quot;Sounds=1&quot; &amp; CHAR(10) &amp; &quot;Snd0=&quot; &amp; LOWER(['Numeric Swapped Corners'.B23]) &amp; &quot;.ogg&quot; &amp; CHAR(10) &amp; IF(LEN(['Numeric Swapped Corners'.F23]) &gt; 0; &quot;link=&quot; &amp; ['Numeric Swapped Corners'.F23] &amp; CHAR(10);&quot;&quot;) &amp; IF(LEN(['Numeric Swapped Corners'.G23])&gt;0;&quot;standard=&quot; &amp; ['Numeric Swapped Corners'.G23] &amp; CHAR(10);&quot;&quot;) &amp; &quot;column=&quot; &amp; ['Numeric Swapped Corners'.I23] &amp; CHAR(10);&quot;&quot;)" office:value-type="string" office:string-value="[PACENOTE::LEFT]&#10;id=120&#10;Sounds=1&#10;Snd0=left.ogg&#10;link=INTO&#10;column=0&#10;">
            <text:p>[PACENOTE::LEFT]<text:line-break/>id=120<text:line-break/>Sounds=1<text:line-break/>Snd0=left.ogg<text:line-break/>link=INTO<text:line-break/>column=0<text:line-break/></text:p>
          </table:table-cell>
          <table:table-cell table:style-name="ce16" table:formula="of:=IF(LEN(['Numeric Swapped Corners'.H23]) &gt; 0;IF(LEN(['Numeric Swapped Corners'.B23]) &gt; 0;['Numeric Swapped Corners'.B23] &amp; &quot;=&quot; &amp; ['Numeric Swapped Corners'.C23]);&quot;&quot;)" office:value-type="string" office:string-value="LEFT=Links">
            <text:p>LEFT=Links</text:p>
          </table:table-cell>
          <table:table-cell table:style-name="ce16" table:formula="of:=IF(LEN(['Numeric Swapped Corners'.H23]) &gt; 0;IF(LEN(['Numeric Swapped Corners'.B23]) &gt; 0;['Numeric Swapped Corners'.B23] &amp; &quot;=&quot; &amp; ['Numeric Swapped Corners'.D23]);&quot;&quot;)" office:value-type="string" office:string-value="LEFT=Left">
            <text:p>LEFT=Left</text:p>
          </table:table-cell>
          <table:table-cell table:number-columns-repeated="1020"/>
        </table:table-row>
        <table:table-row table:style-name="ro6">
          <table:table-cell table:formula="of:=IF (LEN(['Numeric Swapped Corners'.H24]) &gt; 0; ['Numeric Swapped Corners'.H24]; &quot;&quot;)" office:value-type="string" office:string-value="CORNERS">
            <text:p>CORNERS</text:p>
          </table:table-cell>
          <table:table-cell table:style-name="ce16" table:formula="of:=IF(LEN(['Numeric Swapped Corners'.H24]) &gt; 0;&quot;[PACENOTE::&quot; &amp; ['Numeric Swapped Corners'.B24] &amp; &quot;]&quot; &amp; CHAR(10) &amp; IF(LEN(['Numeric Swapped Corners'.A24]) &gt; 0;&quot;id=&quot; &amp; ['Numeric Swapped Corners'.A24] &amp; CHAR(10);&quot;&quot;) &amp; &quot;Sounds=1&quot; &amp; CHAR(10) &amp; &quot;Snd0=&quot; &amp; LOWER(['Numeric Swapped Corners'.B24]) &amp; &quot;.ogg&quot; &amp; CHAR(10) &amp; IF(LEN(['Numeric Swapped Corners'.F24]) &gt; 0; &quot;link=&quot; &amp; ['Numeric Swapped Corners'.F24] &amp; CHAR(10);&quot;&quot;) &amp; IF(LEN(['Numeric Swapped Corners'.G24])&gt;0;&quot;standard=&quot; &amp; ['Numeric Swapped Corners'.G24] &amp; CHAR(10);&quot;&quot;) &amp; &quot;column=&quot; &amp; ['Numeric Swapped Corners'.I24] &amp; CHAR(10);&quot;&quot;)" office:value-type="string" office:string-value="[PACENOTE::RIGHT]&#10;id=121&#10;Sounds=1&#10;Snd0=right.ogg&#10;link=INTO&#10;column=1&#10;">
            <text:p>[PACENOTE::RIGHT]<text:line-break/>id=121<text:line-break/>Sounds=1<text:line-break/>Snd0=right.ogg<text:line-break/>link=INTO<text:line-break/>column=1<text:line-break/></text:p>
          </table:table-cell>
          <table:table-cell table:style-name="ce16" table:formula="of:=IF(LEN(['Numeric Swapped Corners'.H24]) &gt; 0;IF(LEN(['Numeric Swapped Corners'.B24]) &gt; 0;['Numeric Swapped Corners'.B24] &amp; &quot;=&quot; &amp; ['Numeric Swapped Corners'.C24]);&quot;&quot;)" office:value-type="string" office:string-value="RIGHT=Rechts">
            <text:p>RIGHT=Rechts</text:p>
          </table:table-cell>
          <table:table-cell table:style-name="ce16" table:formula="of:=IF(LEN(['Numeric Swapped Corners'.H24]) &gt; 0;IF(LEN(['Numeric Swapped Corners'.B24]) &gt; 0;['Numeric Swapped Corners'.B24] &amp; &quot;=&quot; &amp; ['Numeric Swapped Corners'.D24]);&quot;&quot;)" office:value-type="string" office:string-value="RIGHT=Right">
            <text:p>RIGHT=Right</text:p>
          </table:table-cell>
          <table:table-cell table:number-columns-repeated="1020"/>
        </table:table-row>
        <table:table-row table:style-name="ro6">
          <table:table-cell table:formula="of:=IF (LEN(['Numeric Swapped Corners'.H25]) &gt; 0; ['Numeric Swapped Corners'.H25]; &quot;&quot;)" office:value-type="string" office:string-value="CORNERS">
            <text:p>CORNERS</text:p>
          </table:table-cell>
          <table:table-cell table:style-name="ce16" table:formula="of:=IF(LEN(['Numeric Swapped Corners'.H25]) &gt; 0;&quot;[PACENOTE::&quot; &amp; ['Numeric Swapped Corners'.B25] &amp; &quot;]&quot; &amp; CHAR(10) &amp; IF(LEN(['Numeric Swapped Corners'.A25]) &gt; 0;&quot;id=&quot; &amp; ['Numeric Swapped Corners'.A25] &amp; CHAR(10);&quot;&quot;) &amp; &quot;Sounds=1&quot; &amp; CHAR(10) &amp; &quot;Snd0=&quot; &amp; LOWER(['Numeric Swapped Corners'.B25]) &amp; &quot;.ogg&quot; &amp; CHAR(10) &amp; IF(LEN(['Numeric Swapped Corners'.F25]) &gt; 0; &quot;link=&quot; &amp; ['Numeric Swapped Corners'.F25] &amp; CHAR(10);&quot;&quot;) &amp; IF(LEN(['Numeric Swapped Corners'.G25])&gt;0;&quot;standard=&quot; &amp; ['Numeric Swapped Corners'.G25] &amp; CHAR(10);&quot;&quot;) &amp; &quot;column=&quot; &amp; ['Numeric Swapped Corners'.I25] &amp; CHAR(10);&quot;&quot;)" office:value-type="string" office:string-value="[PACENOTE::RIGHT_INTO]&#10;id=122&#10;Sounds=1&#10;Snd0=right_into.ogg&#10;link=INTO&#10;column=1&#10;">
            <text:p>[PACENOTE::RIGHT_INTO]<text:line-break/>id=122<text:line-break/>Sounds=1<text:line-break/>Snd0=right_into.ogg<text:line-break/>link=INTO<text:line-break/>column=1<text:line-break/></text:p>
          </table:table-cell>
          <table:table-cell table:style-name="ce16" table:formula="of:=IF(LEN(['Numeric Swapped Corners'.H25]) &gt; 0;IF(LEN(['Numeric Swapped Corners'.B25]) &gt; 0;['Numeric Swapped Corners'.B25] &amp; &quot;=&quot; &amp; ['Numeric Swapped Corners'.C25]);&quot;&quot;)" office:value-type="string" office:string-value="RIGHT_INTO=Rechts In">
            <text:p>RIGHT_INTO=Rechts In</text:p>
          </table:table-cell>
          <table:table-cell table:style-name="ce16" table:formula="of:=IF(LEN(['Numeric Swapped Corners'.H25]) &gt; 0;IF(LEN(['Numeric Swapped Corners'.B25]) &gt; 0;['Numeric Swapped Corners'.B25] &amp; &quot;=&quot; &amp; ['Numeric Swapped Corners'.D25]);&quot;&quot;)" office:value-type="string" office:string-value="RIGHT_INTO=Right Into">
            <text:p>RIGHT_INTO=Right Into</text:p>
          </table:table-cell>
          <table:table-cell table:number-columns-repeated="1020"/>
        </table:table-row>
        <table:table-row table:style-name="ro6">
          <table:table-cell table:formula="of:=IF (LEN(['Numeric Swapped Corners'.H26]) &gt; 0; ['Numeric Swapped Corners'.H26]; &quot;&quot;)" office:value-type="string" office:string-value="CORNERS">
            <text:p>CORNERS</text:p>
          </table:table-cell>
          <table:table-cell table:style-name="ce16" table:formula="of:=IF(LEN(['Numeric Swapped Corners'.H26]) &gt; 0;&quot;[PACENOTE::&quot; &amp; ['Numeric Swapped Corners'.B26] &amp; &quot;]&quot; &amp; CHAR(10) &amp; IF(LEN(['Numeric Swapped Corners'.A26]) &gt; 0;&quot;id=&quot; &amp; ['Numeric Swapped Corners'.A26] &amp; CHAR(10);&quot;&quot;) &amp; &quot;Sounds=1&quot; &amp; CHAR(10) &amp; &quot;Snd0=&quot; &amp; LOWER(['Numeric Swapped Corners'.B26]) &amp; &quot;.ogg&quot; &amp; CHAR(10) &amp; IF(LEN(['Numeric Swapped Corners'.F26]) &gt; 0; &quot;link=&quot; &amp; ['Numeric Swapped Corners'.F26] &amp; CHAR(10);&quot;&quot;) &amp; IF(LEN(['Numeric Swapped Corners'.G26])&gt;0;&quot;standard=&quot; &amp; ['Numeric Swapped Corners'.G26] &amp; CHAR(10);&quot;&quot;) &amp; &quot;column=&quot; &amp; ['Numeric Swapped Corners'.I26] &amp; CHAR(10);&quot;&quot;)" office:value-type="string" office:string-value="[PACENOTE::LEFT_INTO]&#10;id=123&#10;Sounds=1&#10;Snd0=left_into.ogg&#10;link=INTO&#10;column=0&#10;">
            <text:p>[PACENOTE::LEFT_INTO]<text:line-break/>id=123<text:line-break/>Sounds=1<text:line-break/>Snd0=left_into.ogg<text:line-break/>link=INTO<text:line-break/>column=0<text:line-break/></text:p>
          </table:table-cell>
          <table:table-cell table:style-name="ce16" table:formula="of:=IF(LEN(['Numeric Swapped Corners'.H26]) &gt; 0;IF(LEN(['Numeric Swapped Corners'.B26]) &gt; 0;['Numeric Swapped Corners'.B26] &amp; &quot;=&quot; &amp; ['Numeric Swapped Corners'.C26]);&quot;&quot;)" office:value-type="string" office:string-value="LEFT_INTO=Links In">
            <text:p>LEFT_INTO=Links In</text:p>
          </table:table-cell>
          <table:table-cell table:style-name="ce16" table:formula="of:=IF(LEN(['Numeric Swapped Corners'.H26]) &gt; 0;IF(LEN(['Numeric Swapped Corners'.B26]) &gt; 0;['Numeric Swapped Corners'.B26] &amp; &quot;=&quot; &amp; ['Numeric Swapped Corners'.D26]);&quot;&quot;)" office:value-type="string" office:string-value="LEFT_INTO=Left Into">
            <text:p>LEFT_INTO=Left Into</text:p>
          </table:table-cell>
          <table:table-cell table:number-columns-repeated="1020"/>
        </table:table-row>
        <table:table-row table:style-name="ro6">
          <table:table-cell table:formula="of:=IF (LEN(['Numeric Swapped Corners'.H27]) &gt; 0; ['Numeric Swapped Corners'.H27]; &quot;&quot;)" office:value-type="string" office:string-value="CORNERS">
            <text:p>CORNERS</text:p>
          </table:table-cell>
          <table:table-cell table:style-name="ce16" table:formula="of:=IF(LEN(['Numeric Swapped Corners'.H27]) &gt; 0;&quot;[PACENOTE::&quot; &amp; ['Numeric Swapped Corners'.B27] &amp; &quot;]&quot; &amp; CHAR(10) &amp; IF(LEN(['Numeric Swapped Corners'.A27]) &gt; 0;&quot;id=&quot; &amp; ['Numeric Swapped Corners'.A27] &amp; CHAR(10);&quot;&quot;) &amp; &quot;Sounds=1&quot; &amp; CHAR(10) &amp; &quot;Snd0=&quot; &amp; LOWER(['Numeric Swapped Corners'.B27]) &amp; &quot;.ogg&quot; &amp; CHAR(10) &amp; IF(LEN(['Numeric Swapped Corners'.F27]) &gt; 0; &quot;link=&quot; &amp; ['Numeric Swapped Corners'.F27] &amp; CHAR(10);&quot;&quot;) &amp; IF(LEN(['Numeric Swapped Corners'.G27])&gt;0;&quot;standard=&quot; &amp; ['Numeric Swapped Corners'.G27] &amp; CHAR(10);&quot;&quot;) &amp; &quot;column=&quot; &amp; ['Numeric Swapped Corners'.I27] &amp; CHAR(10);&quot;&quot;)" office:value-type="string" office:string-value="[PACENOTE::RIGHT_LEFT]&#10;id=124&#10;Sounds=1&#10;Snd0=right_left.ogg&#10;link=INTO&#10;column=1&#10;">
            <text:p>[PACENOTE::RIGHT_LEFT]<text:line-break/>id=124<text:line-break/>Sounds=1<text:line-break/>Snd0=right_left.ogg<text:line-break/>link=INTO<text:line-break/>column=1<text:line-break/></text:p>
          </table:table-cell>
          <table:table-cell table:style-name="ce16" table:formula="of:=IF(LEN(['Numeric Swapped Corners'.H27]) &gt; 0;IF(LEN(['Numeric Swapped Corners'.B27]) &gt; 0;['Numeric Swapped Corners'.B27] &amp; &quot;=&quot; &amp; ['Numeric Swapped Corners'.C27]);&quot;&quot;)" office:value-type="string" office:string-value="RIGHT_LEFT=Rechts-Links">
            <text:p>RIGHT_LEFT=Rechts-Links</text:p>
          </table:table-cell>
          <table:table-cell table:style-name="ce16" table:formula="of:=IF(LEN(['Numeric Swapped Corners'.H27]) &gt; 0;IF(LEN(['Numeric Swapped Corners'.B27]) &gt; 0;['Numeric Swapped Corners'.B27] &amp; &quot;=&quot; &amp; ['Numeric Swapped Corners'.D27]);&quot;&quot;)" office:value-type="string" office:string-value="RIGHT_LEFT=Right-Left">
            <text:p>RIGHT_LEFT=Right-Left</text:p>
          </table:table-cell>
          <table:table-cell table:number-columns-repeated="1020"/>
        </table:table-row>
        <table:table-row table:style-name="ro6">
          <table:table-cell table:formula="of:=IF (LEN(['Numeric Swapped Corners'.H28]) &gt; 0; ['Numeric Swapped Corners'.H28]; &quot;&quot;)" office:value-type="string" office:string-value="CORNERS">
            <text:p>CORNERS</text:p>
          </table:table-cell>
          <table:table-cell table:style-name="ce16" table:formula="of:=IF(LEN(['Numeric Swapped Corners'.H28]) &gt; 0;&quot;[PACENOTE::&quot; &amp; ['Numeric Swapped Corners'.B28] &amp; &quot;]&quot; &amp; CHAR(10) &amp; IF(LEN(['Numeric Swapped Corners'.A28]) &gt; 0;&quot;id=&quot; &amp; ['Numeric Swapped Corners'.A28] &amp; CHAR(10);&quot;&quot;) &amp; &quot;Sounds=1&quot; &amp; CHAR(10) &amp; &quot;Snd0=&quot; &amp; LOWER(['Numeric Swapped Corners'.B28]) &amp; &quot;.ogg&quot; &amp; CHAR(10) &amp; IF(LEN(['Numeric Swapped Corners'.F28]) &gt; 0; &quot;link=&quot; &amp; ['Numeric Swapped Corners'.F28] &amp; CHAR(10);&quot;&quot;) &amp; IF(LEN(['Numeric Swapped Corners'.G28])&gt;0;&quot;standard=&quot; &amp; ['Numeric Swapped Corners'.G28] &amp; CHAR(10);&quot;&quot;) &amp; &quot;column=&quot; &amp; ['Numeric Swapped Corners'.I28] &amp; CHAR(10);&quot;&quot;)" office:value-type="string" office:string-value="[PACENOTE::LEFT_RIGHT]&#10;id=125&#10;Sounds=1&#10;Snd0=left_right.ogg&#10;link=INTO&#10;column=0&#10;">
            <text:p>[PACENOTE::LEFT_RIGHT]<text:line-break/>id=125<text:line-break/>Sounds=1<text:line-break/>Snd0=left_right.ogg<text:line-break/>link=INTO<text:line-break/>column=0<text:line-break/></text:p>
          </table:table-cell>
          <table:table-cell table:style-name="ce16" table:formula="of:=IF(LEN(['Numeric Swapped Corners'.H28]) &gt; 0;IF(LEN(['Numeric Swapped Corners'.B28]) &gt; 0;['Numeric Swapped Corners'.B28] &amp; &quot;=&quot; &amp; ['Numeric Swapped Corners'.C28]);&quot;&quot;)" office:value-type="string" office:string-value="LEFT_RIGHT=Links-Rechts">
            <text:p>LEFT_RIGHT=Links-Rechts</text:p>
          </table:table-cell>
          <table:table-cell table:style-name="ce16" table:formula="of:=IF(LEN(['Numeric Swapped Corners'.H28]) &gt; 0;IF(LEN(['Numeric Swapped Corners'.B28]) &gt; 0;['Numeric Swapped Corners'.B28] &amp; &quot;=&quot; &amp; ['Numeric Swapped Corners'.D28]);&quot;&quot;)" office:value-type="string" office:string-value="LEFT_RIGHT=Left-Right">
            <text:p>LEFT_RIGHT=Left-Right</text:p>
          </table:table-cell>
          <table:table-cell table:number-columns-repeated="1020"/>
        </table:table-row>
        <table:table-row table:style-name="ro6">
          <table:table-cell table:formula="of:=IF (LEN(['Numeric Swapped Corners'.H29]) &gt; 0; ['Numeric Swapped Corners'.H29]; &quot;&quot;)" office:value-type="string" office:string-value="CORNERS">
            <text:p>CORNERS</text:p>
          </table:table-cell>
          <table:table-cell table:style-name="ce16" table:formula="of:=IF(LEN(['Numeric Swapped Corners'.H29]) &gt; 0;&quot;[PACENOTE::&quot; &amp; ['Numeric Swapped Corners'.B29] &amp; &quot;]&quot; &amp; CHAR(10) &amp; IF(LEN(['Numeric Swapped Corners'.A29]) &gt; 0;&quot;id=&quot; &amp; ['Numeric Swapped Corners'.A29] &amp; CHAR(10);&quot;&quot;) &amp; &quot;Sounds=1&quot; &amp; CHAR(10) &amp; &quot;Snd0=&quot; &amp; LOWER(['Numeric Swapped Corners'.B29]) &amp; &quot;.ogg&quot; &amp; CHAR(10) &amp; IF(LEN(['Numeric Swapped Corners'.F29]) &gt; 0; &quot;link=&quot; &amp; ['Numeric Swapped Corners'.F29] &amp; CHAR(10);&quot;&quot;) &amp; IF(LEN(['Numeric Swapped Corners'.G29])&gt;0;&quot;standard=&quot; &amp; ['Numeric Swapped Corners'.G29] &amp; CHAR(10);&quot;&quot;) &amp; &quot;column=&quot; &amp; ['Numeric Swapped Corners'.I29] &amp; CHAR(10);&quot;&quot;)" office:value-type="string" office:string-value="[PACENOTE::RIGHT_AROUND]&#10;id=126&#10;Sounds=1&#10;Snd0=right_around.ogg&#10;link=INTO&#10;column=3&#10;">
            <text:p>[PACENOTE::RIGHT_AROUND]<text:line-break/>id=126<text:line-break/>Sounds=1<text:line-break/>Snd0=right_around.ogg<text:line-break/>link=INTO<text:line-break/>column=3<text:line-break/></text:p>
          </table:table-cell>
          <table:table-cell table:style-name="ce16" table:formula="of:=IF(LEN(['Numeric Swapped Corners'.H29]) &gt; 0;IF(LEN(['Numeric Swapped Corners'.B29]) &gt; 0;['Numeric Swapped Corners'.B29] &amp; &quot;=&quot; &amp; ['Numeric Swapped Corners'.C29]);&quot;&quot;)" office:value-type="string" office:string-value="RIGHT_AROUND=Rechts Herum">
            <text:p>RIGHT_AROUND=Rechts Herum</text:p>
          </table:table-cell>
          <table:table-cell table:style-name="ce16" table:formula="of:=IF(LEN(['Numeric Swapped Corners'.H29]) &gt; 0;IF(LEN(['Numeric Swapped Corners'.B29]) &gt; 0;['Numeric Swapped Corners'.B29] &amp; &quot;=&quot; &amp; ['Numeric Swapped Corners'.D29]);&quot;&quot;)" office:value-type="string" office:string-value="RIGHT_AROUND=Right Around">
            <text:p>RIGHT_AROUND=Right Around</text:p>
          </table:table-cell>
          <table:table-cell table:number-columns-repeated="1020"/>
        </table:table-row>
        <table:table-row table:style-name="ro6">
          <table:table-cell table:formula="of:=IF (LEN(['Numeric Swapped Corners'.H30]) &gt; 0; ['Numeric Swapped Corners'.H30]; &quot;&quot;)" office:value-type="string" office:string-value="CORNERS">
            <text:p>CORNERS</text:p>
          </table:table-cell>
          <table:table-cell table:style-name="ce16" table:formula="of:=IF(LEN(['Numeric Swapped Corners'.H30]) &gt; 0;&quot;[PACENOTE::&quot; &amp; ['Numeric Swapped Corners'.B30] &amp; &quot;]&quot; &amp; CHAR(10) &amp; IF(LEN(['Numeric Swapped Corners'.A30]) &gt; 0;&quot;id=&quot; &amp; ['Numeric Swapped Corners'.A30] &amp; CHAR(10);&quot;&quot;) &amp; &quot;Sounds=1&quot; &amp; CHAR(10) &amp; &quot;Snd0=&quot; &amp; LOWER(['Numeric Swapped Corners'.B30]) &amp; &quot;.ogg&quot; &amp; CHAR(10) &amp; IF(LEN(['Numeric Swapped Corners'.F30]) &gt; 0; &quot;link=&quot; &amp; ['Numeric Swapped Corners'.F30] &amp; CHAR(10);&quot;&quot;) &amp; IF(LEN(['Numeric Swapped Corners'.G30])&gt;0;&quot;standard=&quot; &amp; ['Numeric Swapped Corners'.G30] &amp; CHAR(10);&quot;&quot;) &amp; &quot;column=&quot; &amp; ['Numeric Swapped Corners'.I30] &amp; CHAR(10);&quot;&quot;)" office:value-type="string" office:string-value="[PACENOTE::LEFT_AROUND]&#10;id=127&#10;Sounds=1&#10;Snd0=left_around.ogg&#10;link=INTO&#10;column=2&#10;">
            <text:p>[PACENOTE::LEFT_AROUND]<text:line-break/>id=127<text:line-break/>Sounds=1<text:line-break/>Snd0=left_around.ogg<text:line-break/>link=INTO<text:line-break/>column=2<text:line-break/></text:p>
          </table:table-cell>
          <table:table-cell table:style-name="ce16" table:formula="of:=IF(LEN(['Numeric Swapped Corners'.H30]) &gt; 0;IF(LEN(['Numeric Swapped Corners'.B30]) &gt; 0;['Numeric Swapped Corners'.B30] &amp; &quot;=&quot; &amp; ['Numeric Swapped Corners'.C30]);&quot;&quot;)" office:value-type="string" office:string-value="LEFT_AROUND=Links Herum">
            <text:p>LEFT_AROUND=Links Herum</text:p>
          </table:table-cell>
          <table:table-cell table:style-name="ce16" table:formula="of:=IF(LEN(['Numeric Swapped Corners'.H30]) &gt; 0;IF(LEN(['Numeric Swapped Corners'.B30]) &gt; 0;['Numeric Swapped Corners'.B30] &amp; &quot;=&quot; &amp; ['Numeric Swapped Corners'.D30]);&quot;&quot;)" office:value-type="string" office:string-value="LEFT_AROUND=Left Around">
            <text:p>LEFT_AROUND=Left Around</text:p>
          </table:table-cell>
          <table:table-cell table:number-columns-repeated="1020"/>
        </table:table-row>
        <table:table-row table:style-name="ro1">
          <table:table-cell table:formula="of:=IF (LEN(['Numeric Swapped Corners'.H31]) &gt; 0; ['Numeric Swapped Corners'.H31]; &quot;&quot;)">
            <text:p/>
          </table:table-cell>
          <table:table-cell table:style-name="ce16" table:formula="of:=IF(LEN(['Numeric Swapped Corners'.H31]) &gt; 0;&quot;[PACENOTE::&quot; &amp; ['Numeric Swapped Corners'.B31] &amp; &quot;]&quot; &amp; CHAR(10) &amp; IF(LEN(['Numeric Swapped Corners'.A31]) &gt; 0;&quot;id=&quot; &amp; ['Numeric Swapped Corners'.A31] &amp; CHAR(10);&quot;&quot;) &amp; &quot;Sounds=1&quot; &amp; CHAR(10) &amp; &quot;Snd0=&quot; &amp; LOWER(['Numeric Swapped Corners'.B31]) &amp; &quot;.ogg&quot; &amp; CHAR(10) &amp; IF(LEN(['Numeric Swapped Corners'.F31]) &gt; 0; &quot;link=&quot; &amp; ['Numeric Swapped Corners'.F31] &amp; CHAR(10);&quot;&quot;) &amp; IF(LEN(['Numeric Swapped Corners'.G31])&gt;0;&quot;standard=&quot; &amp; ['Numeric Swapped Corners'.G31] &amp; CHAR(10);&quot;&quot;) &amp; &quot;column=&quot; &amp; ['Numeric Swapped Corners'.I31] &amp; CHAR(10);&quot;&quot;)">
            <text:p/>
          </table:table-cell>
          <table:table-cell table:style-name="ce16" table:formula="of:=IF(LEN(['Numeric Swapped Corners'.H31]) &gt; 0;IF(LEN(['Numeric Swapped Corners'.B31]) &gt; 0;['Numeric Swapped Corners'.B31] &amp; &quot;=&quot; &amp; ['Numeric Swapped Corners'.C31]);&quot;&quot;)">
            <text:p/>
          </table:table-cell>
          <table:table-cell table:style-name="ce16" table:formula="of:=IF(LEN(['Numeric Swapped Corners'.H31]) &gt; 0;IF(LEN(['Numeric Swapped Corners'.B31]) &gt; 0;['Numeric Swapped Corners'.B31] &amp; &quot;=&quot; &amp; ['Numeric Swapped Corners'.D31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32]) &gt; 0; ['Numeric Swapped Corners'.H32]; &quot;&quot;)">
            <text:p/>
          </table:table-cell>
          <table:table-cell table:style-name="ce16" table:formula="of:=IF(LEN(['Numeric Swapped Corners'.H32]) &gt; 0;&quot;[PACENOTE::&quot; &amp; ['Numeric Swapped Corners'.B32] &amp; &quot;]&quot; &amp; CHAR(10) &amp; IF(LEN(['Numeric Swapped Corners'.A32]) &gt; 0;&quot;id=&quot; &amp; ['Numeric Swapped Corners'.A32] &amp; CHAR(10);&quot;&quot;) &amp; &quot;Sounds=1&quot; &amp; CHAR(10) &amp; &quot;Snd0=&quot; &amp; LOWER(['Numeric Swapped Corners'.B32]) &amp; &quot;.ogg&quot; &amp; CHAR(10) &amp; IF(LEN(['Numeric Swapped Corners'.F32]) &gt; 0; &quot;link=&quot; &amp; ['Numeric Swapped Corners'.F32] &amp; CHAR(10);&quot;&quot;) &amp; IF(LEN(['Numeric Swapped Corners'.G32])&gt;0;&quot;standard=&quot; &amp; ['Numeric Swapped Corners'.G32] &amp; CHAR(10);&quot;&quot;) &amp; &quot;column=&quot; &amp; ['Numeric Swapped Corners'.I32] &amp; CHAR(10);&quot;&quot;)">
            <text:p/>
          </table:table-cell>
          <table:table-cell table:style-name="ce16" table:formula="of:=IF(LEN(['Numeric Swapped Corners'.H32]) &gt; 0;IF(LEN(['Numeric Swapped Corners'.B32]) &gt; 0;['Numeric Swapped Corners'.B32] &amp; &quot;=&quot; &amp; ['Numeric Swapped Corners'.C32]);&quot;&quot;)">
            <text:p/>
          </table:table-cell>
          <table:table-cell table:style-name="ce16" table:formula="of:=IF(LEN(['Numeric Swapped Corners'.H32]) &gt; 0;IF(LEN(['Numeric Swapped Corners'.B32]) &gt; 0;['Numeric Swapped Corners'.B32] &amp; &quot;=&quot; &amp; ['Numeric Swapped Corners'.D32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33]) &gt; 0; ['Numeric Swapped Corners'.H33]; &quot;&quot;)">
            <text:p/>
          </table:table-cell>
          <table:table-cell table:style-name="ce16" table:formula="of:=IF(LEN(['Numeric Swapped Corners'.H33]) &gt; 0;&quot;[PACENOTE::&quot; &amp; ['Numeric Swapped Corners'.B33] &amp; &quot;]&quot; &amp; CHAR(10) &amp; IF(LEN(['Numeric Swapped Corners'.A33]) &gt; 0;&quot;id=&quot; &amp; ['Numeric Swapped Corners'.A33] &amp; CHAR(10);&quot;&quot;) &amp; &quot;Sounds=1&quot; &amp; CHAR(10) &amp; &quot;Snd0=&quot; &amp; LOWER(['Numeric Swapped Corners'.B33]) &amp; &quot;.ogg&quot; &amp; CHAR(10) &amp; IF(LEN(['Numeric Swapped Corners'.F33]) &gt; 0; &quot;link=&quot; &amp; ['Numeric Swapped Corners'.F33] &amp; CHAR(10);&quot;&quot;) &amp; IF(LEN(['Numeric Swapped Corners'.G33])&gt;0;&quot;standard=&quot; &amp; ['Numeric Swapped Corners'.G33] &amp; CHAR(10);&quot;&quot;) &amp; &quot;column=&quot; &amp; ['Numeric Swapped Corners'.I33] &amp; CHAR(10);&quot;&quot;)">
            <text:p/>
          </table:table-cell>
          <table:table-cell table:style-name="ce16" table:formula="of:=IF(LEN(['Numeric Swapped Corners'.H33]) &gt; 0;IF(LEN(['Numeric Swapped Corners'.B33]) &gt; 0;['Numeric Swapped Corners'.B33] &amp; &quot;=&quot; &amp; ['Numeric Swapped Corners'.C33]);&quot;&quot;)">
            <text:p/>
          </table:table-cell>
          <table:table-cell table:style-name="ce16" table:formula="of:=IF(LEN(['Numeric Swapped Corners'.H33]) &gt; 0;IF(LEN(['Numeric Swapped Corners'.B33]) &gt; 0;['Numeric Swapped Corners'.B33] &amp; &quot;=&quot; &amp; ['Numeric Swapped Corners'.D33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34]) &gt; 0; ['Numeric Swapped Corners'.H34]; &quot;&quot;)">
            <text:p/>
          </table:table-cell>
          <table:table-cell table:style-name="ce16" table:formula="of:=IF(LEN(['Numeric Swapped Corners'.H34]) &gt; 0;&quot;[PACENOTE::&quot; &amp; ['Numeric Swapped Corners'.B34] &amp; &quot;]&quot; &amp; CHAR(10) &amp; IF(LEN(['Numeric Swapped Corners'.A34]) &gt; 0;&quot;id=&quot; &amp; ['Numeric Swapped Corners'.A34] &amp; CHAR(10);&quot;&quot;) &amp; &quot;Sounds=1&quot; &amp; CHAR(10) &amp; &quot;Snd0=&quot; &amp; LOWER(['Numeric Swapped Corners'.B34]) &amp; &quot;.ogg&quot; &amp; CHAR(10) &amp; IF(LEN(['Numeric Swapped Corners'.F34]) &gt; 0; &quot;link=&quot; &amp; ['Numeric Swapped Corners'.F34] &amp; CHAR(10);&quot;&quot;) &amp; IF(LEN(['Numeric Swapped Corners'.G34])&gt;0;&quot;standard=&quot; &amp; ['Numeric Swapped Corners'.G34] &amp; CHAR(10);&quot;&quot;) &amp; &quot;column=&quot; &amp; ['Numeric Swapped Corners'.I34] &amp; CHAR(10);&quot;&quot;)">
            <text:p/>
          </table:table-cell>
          <table:table-cell table:style-name="ce16" table:formula="of:=IF(LEN(['Numeric Swapped Corners'.H34]) &gt; 0;IF(LEN(['Numeric Swapped Corners'.B34]) &gt; 0;['Numeric Swapped Corners'.B34] &amp; &quot;=&quot; &amp; ['Numeric Swapped Corners'.C34]);&quot;&quot;)">
            <text:p/>
          </table:table-cell>
          <table:table-cell table:style-name="ce16" table:formula="of:=IF(LEN(['Numeric Swapped Corners'.H34]) &gt; 0;IF(LEN(['Numeric Swapped Corners'.B34]) &gt; 0;['Numeric Swapped Corners'.B34] &amp; &quot;=&quot; &amp; ['Numeric Swapped Corners'.D34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35]) &gt; 0; ['Numeric Swapped Corners'.H35]; &quot;&quot;)">
            <text:p/>
          </table:table-cell>
          <table:table-cell table:style-name="ce16" table:formula="of:=IF(LEN(['Numeric Swapped Corners'.H35]) &gt; 0;&quot;[PACENOTE::&quot; &amp; ['Numeric Swapped Corners'.B35] &amp; &quot;]&quot; &amp; CHAR(10) &amp; IF(LEN(['Numeric Swapped Corners'.A35]) &gt; 0;&quot;id=&quot; &amp; ['Numeric Swapped Corners'.A35] &amp; CHAR(10);&quot;&quot;) &amp; &quot;Sounds=1&quot; &amp; CHAR(10) &amp; &quot;Snd0=&quot; &amp; LOWER(['Numeric Swapped Corners'.B35]) &amp; &quot;.ogg&quot; &amp; CHAR(10) &amp; IF(LEN(['Numeric Swapped Corners'.F35]) &gt; 0; &quot;link=&quot; &amp; ['Numeric Swapped Corners'.F35] &amp; CHAR(10);&quot;&quot;) &amp; IF(LEN(['Numeric Swapped Corners'.G35])&gt;0;&quot;standard=&quot; &amp; ['Numeric Swapped Corners'.G35] &amp; CHAR(10);&quot;&quot;) &amp; &quot;column=&quot; &amp; ['Numeric Swapped Corners'.I35] &amp; CHAR(10);&quot;&quot;)">
            <text:p/>
          </table:table-cell>
          <table:table-cell table:style-name="ce16" table:formula="of:=IF(LEN(['Numeric Swapped Corners'.H35]) &gt; 0;IF(LEN(['Numeric Swapped Corners'.B35]) &gt; 0;['Numeric Swapped Corners'.B35] &amp; &quot;=&quot; &amp; ['Numeric Swapped Corners'.C35]);&quot;&quot;)">
            <text:p/>
          </table:table-cell>
          <table:table-cell table:style-name="ce16" table:formula="of:=IF(LEN(['Numeric Swapped Corners'.H35]) &gt; 0;IF(LEN(['Numeric Swapped Corners'.B35]) &gt; 0;['Numeric Swapped Corners'.B35] &amp; &quot;=&quot; &amp; ['Numeric Swapped Corners'.D35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36]) &gt; 0; ['Numeric Swapped Corners'.H36]; &quot;&quot;)">
            <text:p/>
          </table:table-cell>
          <table:table-cell table:style-name="ce16" table:formula="of:=IF(LEN(['Numeric Swapped Corners'.H36]) &gt; 0;&quot;[PACENOTE::&quot; &amp; ['Numeric Swapped Corners'.B36] &amp; &quot;]&quot; &amp; CHAR(10) &amp; IF(LEN(['Numeric Swapped Corners'.A36]) &gt; 0;&quot;id=&quot; &amp; ['Numeric Swapped Corners'.A36] &amp; CHAR(10);&quot;&quot;) &amp; &quot;Sounds=1&quot; &amp; CHAR(10) &amp; &quot;Snd0=&quot; &amp; LOWER(['Numeric Swapped Corners'.B36]) &amp; &quot;.ogg&quot; &amp; CHAR(10) &amp; IF(LEN(['Numeric Swapped Corners'.F36]) &gt; 0; &quot;link=&quot; &amp; ['Numeric Swapped Corners'.F36] &amp; CHAR(10);&quot;&quot;) &amp; IF(LEN(['Numeric Swapped Corners'.G36])&gt;0;&quot;standard=&quot; &amp; ['Numeric Swapped Corners'.G36] &amp; CHAR(10);&quot;&quot;) &amp; &quot;column=&quot; &amp; ['Numeric Swapped Corners'.I36] &amp; CHAR(10);&quot;&quot;)">
            <text:p/>
          </table:table-cell>
          <table:table-cell table:style-name="ce16" table:formula="of:=IF(LEN(['Numeric Swapped Corners'.H36]) &gt; 0;IF(LEN(['Numeric Swapped Corners'.B36]) &gt; 0;['Numeric Swapped Corners'.B36] &amp; &quot;=&quot; &amp; ['Numeric Swapped Corners'.C36]);&quot;&quot;)">
            <text:p/>
          </table:table-cell>
          <table:table-cell table:style-name="ce16" table:formula="of:=IF(LEN(['Numeric Swapped Corners'.H36]) &gt; 0;IF(LEN(['Numeric Swapped Corners'.B36]) &gt; 0;['Numeric Swapped Corners'.B36] &amp; &quot;=&quot; &amp; ['Numeric Swapped Corners'.D36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37]) &gt; 0; ['Numeric Swapped Corners'.H37]; &quot;&quot;)">
            <text:p/>
          </table:table-cell>
          <table:table-cell table:style-name="ce16" table:formula="of:=IF(LEN(['Numeric Swapped Corners'.H37]) &gt; 0;&quot;[PACENOTE::&quot; &amp; ['Numeric Swapped Corners'.B37] &amp; &quot;]&quot; &amp; CHAR(10) &amp; IF(LEN(['Numeric Swapped Corners'.A37]) &gt; 0;&quot;id=&quot; &amp; ['Numeric Swapped Corners'.A37] &amp; CHAR(10);&quot;&quot;) &amp; &quot;Sounds=1&quot; &amp; CHAR(10) &amp; &quot;Snd0=&quot; &amp; LOWER(['Numeric Swapped Corners'.B37]) &amp; &quot;.ogg&quot; &amp; CHAR(10) &amp; IF(LEN(['Numeric Swapped Corners'.F37]) &gt; 0; &quot;link=&quot; &amp; ['Numeric Swapped Corners'.F37] &amp; CHAR(10);&quot;&quot;) &amp; IF(LEN(['Numeric Swapped Corners'.G37])&gt;0;&quot;standard=&quot; &amp; ['Numeric Swapped Corners'.G37] &amp; CHAR(10);&quot;&quot;) &amp; &quot;column=&quot; &amp; ['Numeric Swapped Corners'.I37] &amp; CHAR(10);&quot;&quot;)">
            <text:p/>
          </table:table-cell>
          <table:table-cell table:style-name="ce16" table:formula="of:=IF(LEN(['Numeric Swapped Corners'.H37]) &gt; 0;IF(LEN(['Numeric Swapped Corners'.B37]) &gt; 0;['Numeric Swapped Corners'.B37] &amp; &quot;=&quot; &amp; ['Numeric Swapped Corners'.C37]);&quot;&quot;)">
            <text:p/>
          </table:table-cell>
          <table:table-cell table:style-name="ce16" table:formula="of:=IF(LEN(['Numeric Swapped Corners'.H37]) &gt; 0;IF(LEN(['Numeric Swapped Corners'.B37]) &gt; 0;['Numeric Swapped Corners'.B37] &amp; &quot;=&quot; &amp; ['Numeric Swapped Corners'.D37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38]) &gt; 0; ['Numeric Swapped Corners'.H38]; &quot;&quot;)">
            <text:p/>
          </table:table-cell>
          <table:table-cell table:style-name="ce16" table:formula="of:=IF(LEN(['Numeric Swapped Corners'.H38]) &gt; 0;&quot;[PACENOTE::&quot; &amp; ['Numeric Swapped Corners'.B38] &amp; &quot;]&quot; &amp; CHAR(10) &amp; IF(LEN(['Numeric Swapped Corners'.A38]) &gt; 0;&quot;id=&quot; &amp; ['Numeric Swapped Corners'.A38] &amp; CHAR(10);&quot;&quot;) &amp; &quot;Sounds=1&quot; &amp; CHAR(10) &amp; &quot;Snd0=&quot; &amp; LOWER(['Numeric Swapped Corners'.B38]) &amp; &quot;.ogg&quot; &amp; CHAR(10) &amp; IF(LEN(['Numeric Swapped Corners'.F38]) &gt; 0; &quot;link=&quot; &amp; ['Numeric Swapped Corners'.F38] &amp; CHAR(10);&quot;&quot;) &amp; IF(LEN(['Numeric Swapped Corners'.G38])&gt;0;&quot;standard=&quot; &amp; ['Numeric Swapped Corners'.G38] &amp; CHAR(10);&quot;&quot;) &amp; &quot;column=&quot; &amp; ['Numeric Swapped Corners'.I38] &amp; CHAR(10);&quot;&quot;)">
            <text:p/>
          </table:table-cell>
          <table:table-cell table:style-name="ce16" table:formula="of:=IF(LEN(['Numeric Swapped Corners'.H38]) &gt; 0;IF(LEN(['Numeric Swapped Corners'.B38]) &gt; 0;['Numeric Swapped Corners'.B38] &amp; &quot;=&quot; &amp; ['Numeric Swapped Corners'.C38]);&quot;&quot;)">
            <text:p/>
          </table:table-cell>
          <table:table-cell table:style-name="ce16" table:formula="of:=IF(LEN(['Numeric Swapped Corners'.H38]) &gt; 0;IF(LEN(['Numeric Swapped Corners'.B38]) &gt; 0;['Numeric Swapped Corners'.B38] &amp; &quot;=&quot; &amp; ['Numeric Swapped Corners'.D38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39]) &gt; 0; ['Numeric Swapped Corners'.H39]; &quot;&quot;)">
            <text:p/>
          </table:table-cell>
          <table:table-cell table:style-name="ce16" table:formula="of:=IF(LEN(['Numeric Swapped Corners'.H39]) &gt; 0;&quot;[PACENOTE::&quot; &amp; ['Numeric Swapped Corners'.B39] &amp; &quot;]&quot; &amp; CHAR(10) &amp; IF(LEN(['Numeric Swapped Corners'.A39]) &gt; 0;&quot;id=&quot; &amp; ['Numeric Swapped Corners'.A39] &amp; CHAR(10);&quot;&quot;) &amp; &quot;Sounds=1&quot; &amp; CHAR(10) &amp; &quot;Snd0=&quot; &amp; LOWER(['Numeric Swapped Corners'.B39]) &amp; &quot;.ogg&quot; &amp; CHAR(10) &amp; IF(LEN(['Numeric Swapped Corners'.F39]) &gt; 0; &quot;link=&quot; &amp; ['Numeric Swapped Corners'.F39] &amp; CHAR(10);&quot;&quot;) &amp; IF(LEN(['Numeric Swapped Corners'.G39])&gt;0;&quot;standard=&quot; &amp; ['Numeric Swapped Corners'.G39] &amp; CHAR(10);&quot;&quot;) &amp; &quot;column=&quot; &amp; ['Numeric Swapped Corners'.I39] &amp; CHAR(10);&quot;&quot;)">
            <text:p/>
          </table:table-cell>
          <table:table-cell table:style-name="ce16" table:formula="of:=IF(LEN(['Numeric Swapped Corners'.H39]) &gt; 0;IF(LEN(['Numeric Swapped Corners'.B39]) &gt; 0;['Numeric Swapped Corners'.B39] &amp; &quot;=&quot; &amp; ['Numeric Swapped Corners'.C39]);&quot;&quot;)">
            <text:p/>
          </table:table-cell>
          <table:table-cell table:style-name="ce16" table:formula="of:=IF(LEN(['Numeric Swapped Corners'.H39]) &gt; 0;IF(LEN(['Numeric Swapped Corners'.B39]) &gt; 0;['Numeric Swapped Corners'.B39] &amp; &quot;=&quot; &amp; ['Numeric Swapped Corners'.D39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40]) &gt; 0; ['Numeric Swapped Corners'.H40]; &quot;&quot;)">
            <text:p/>
          </table:table-cell>
          <table:table-cell table:style-name="ce16" table:formula="of:=IF(LEN(['Numeric Swapped Corners'.H40]) &gt; 0;&quot;[PACENOTE::&quot; &amp; ['Numeric Swapped Corners'.B40] &amp; &quot;]&quot; &amp; CHAR(10) &amp; IF(LEN(['Numeric Swapped Corners'.A40]) &gt; 0;&quot;id=&quot; &amp; ['Numeric Swapped Corners'.A40] &amp; CHAR(10);&quot;&quot;) &amp; &quot;Sounds=1&quot; &amp; CHAR(10) &amp; &quot;Snd0=&quot; &amp; LOWER(['Numeric Swapped Corners'.B40]) &amp; &quot;.ogg&quot; &amp; CHAR(10) &amp; IF(LEN(['Numeric Swapped Corners'.F40]) &gt; 0; &quot;link=&quot; &amp; ['Numeric Swapped Corners'.F40] &amp; CHAR(10);&quot;&quot;) &amp; IF(LEN(['Numeric Swapped Corners'.G40])&gt;0;&quot;standard=&quot; &amp; ['Numeric Swapped Corners'.G40] &amp; CHAR(10);&quot;&quot;) &amp; &quot;column=&quot; &amp; ['Numeric Swapped Corners'.I40] &amp; CHAR(10);&quot;&quot;)">
            <text:p/>
          </table:table-cell>
          <table:table-cell table:style-name="ce16" table:formula="of:=IF(LEN(['Numeric Swapped Corners'.H40]) &gt; 0;IF(LEN(['Numeric Swapped Corners'.B40]) &gt; 0;['Numeric Swapped Corners'.B40] &amp; &quot;=&quot; &amp; ['Numeric Swapped Corners'.C40]);&quot;&quot;)">
            <text:p/>
          </table:table-cell>
          <table:table-cell table:style-name="ce16" table:formula="of:=IF(LEN(['Numeric Swapped Corners'.H40]) &gt; 0;IF(LEN(['Numeric Swapped Corners'.B40]) &gt; 0;['Numeric Swapped Corners'.B40] &amp; &quot;=&quot; &amp; ['Numeric Swapped Corners'.D40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41]) &gt; 0; ['Numeric Swapped Corners'.H41]; &quot;&quot;)">
            <text:p/>
          </table:table-cell>
          <table:table-cell table:style-name="ce16" table:formula="of:=IF(LEN(['Numeric Swapped Corners'.H41]) &gt; 0;&quot;[PACENOTE::&quot; &amp; ['Numeric Swapped Corners'.B41] &amp; &quot;]&quot; &amp; CHAR(10) &amp; IF(LEN(['Numeric Swapped Corners'.A41]) &gt; 0;&quot;id=&quot; &amp; ['Numeric Swapped Corners'.A41] &amp; CHAR(10);&quot;&quot;) &amp; &quot;Sounds=1&quot; &amp; CHAR(10) &amp; &quot;Snd0=&quot; &amp; LOWER(['Numeric Swapped Corners'.B41]) &amp; &quot;.ogg&quot; &amp; CHAR(10) &amp; IF(LEN(['Numeric Swapped Corners'.F41]) &gt; 0; &quot;link=&quot; &amp; ['Numeric Swapped Corners'.F41] &amp; CHAR(10);&quot;&quot;) &amp; IF(LEN(['Numeric Swapped Corners'.G41])&gt;0;&quot;standard=&quot; &amp; ['Numeric Swapped Corners'.G41] &amp; CHAR(10);&quot;&quot;) &amp; &quot;column=&quot; &amp; ['Numeric Swapped Corners'.I41] &amp; CHAR(10);&quot;&quot;)">
            <text:p/>
          </table:table-cell>
          <table:table-cell table:style-name="ce16" table:formula="of:=IF(LEN(['Numeric Swapped Corners'.H41]) &gt; 0;IF(LEN(['Numeric Swapped Corners'.B41]) &gt; 0;['Numeric Swapped Corners'.B41] &amp; &quot;=&quot; &amp; ['Numeric Swapped Corners'.C41]);&quot;&quot;)">
            <text:p/>
          </table:table-cell>
          <table:table-cell table:style-name="ce16" table:formula="of:=IF(LEN(['Numeric Swapped Corners'.H41]) &gt; 0;IF(LEN(['Numeric Swapped Corners'.B41]) &gt; 0;['Numeric Swapped Corners'.B41] &amp; &quot;=&quot; &amp; ['Numeric Swapped Corners'.D41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42]) &gt; 0; ['Numeric Swapped Corners'.H42]; &quot;&quot;)">
            <text:p/>
          </table:table-cell>
          <table:table-cell table:style-name="ce16" table:formula="of:=IF(LEN(['Numeric Swapped Corners'.H42]) &gt; 0;&quot;[PACENOTE::&quot; &amp; ['Numeric Swapped Corners'.B42] &amp; &quot;]&quot; &amp; CHAR(10) &amp; IF(LEN(['Numeric Swapped Corners'.A42]) &gt; 0;&quot;id=&quot; &amp; ['Numeric Swapped Corners'.A42] &amp; CHAR(10);&quot;&quot;) &amp; &quot;Sounds=1&quot; &amp; CHAR(10) &amp; &quot;Snd0=&quot; &amp; LOWER(['Numeric Swapped Corners'.B42]) &amp; &quot;.ogg&quot; &amp; CHAR(10) &amp; IF(LEN(['Numeric Swapped Corners'.F42]) &gt; 0; &quot;link=&quot; &amp; ['Numeric Swapped Corners'.F42] &amp; CHAR(10);&quot;&quot;) &amp; IF(LEN(['Numeric Swapped Corners'.G42])&gt;0;&quot;standard=&quot; &amp; ['Numeric Swapped Corners'.G42] &amp; CHAR(10);&quot;&quot;) &amp; &quot;column=&quot; &amp; ['Numeric Swapped Corners'.I42] &amp; CHAR(10);&quot;&quot;)">
            <text:p/>
          </table:table-cell>
          <table:table-cell table:style-name="ce16" table:formula="of:=IF(LEN(['Numeric Swapped Corners'.H42]) &gt; 0;IF(LEN(['Numeric Swapped Corners'.B42]) &gt; 0;['Numeric Swapped Corners'.B42] &amp; &quot;=&quot; &amp; ['Numeric Swapped Corners'.C42]);&quot;&quot;)">
            <text:p/>
          </table:table-cell>
          <table:table-cell table:style-name="ce16" table:formula="of:=IF(LEN(['Numeric Swapped Corners'.H42]) &gt; 0;IF(LEN(['Numeric Swapped Corners'.B42]) &gt; 0;['Numeric Swapped Corners'.B42] &amp; &quot;=&quot; &amp; ['Numeric Swapped Corners'.D42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43]) &gt; 0; ['Numeric Swapped Corners'.H43]; &quot;&quot;)">
            <text:p/>
          </table:table-cell>
          <table:table-cell table:style-name="ce16" table:formula="of:=IF(LEN(['Numeric Swapped Corners'.H43]) &gt; 0;&quot;[PACENOTE::&quot; &amp; ['Numeric Swapped Corners'.B43] &amp; &quot;]&quot; &amp; CHAR(10) &amp; IF(LEN(['Numeric Swapped Corners'.A43]) &gt; 0;&quot;id=&quot; &amp; ['Numeric Swapped Corners'.A43] &amp; CHAR(10);&quot;&quot;) &amp; &quot;Sounds=1&quot; &amp; CHAR(10) &amp; &quot;Snd0=&quot; &amp; LOWER(['Numeric Swapped Corners'.B43]) &amp; &quot;.ogg&quot; &amp; CHAR(10) &amp; IF(LEN(['Numeric Swapped Corners'.F43]) &gt; 0; &quot;link=&quot; &amp; ['Numeric Swapped Corners'.F43] &amp; CHAR(10);&quot;&quot;) &amp; IF(LEN(['Numeric Swapped Corners'.G43])&gt;0;&quot;standard=&quot; &amp; ['Numeric Swapped Corners'.G43] &amp; CHAR(10);&quot;&quot;) &amp; &quot;column=&quot; &amp; ['Numeric Swapped Corners'.I43] &amp; CHAR(10);&quot;&quot;)">
            <text:p/>
          </table:table-cell>
          <table:table-cell table:style-name="ce16" table:formula="of:=IF(LEN(['Numeric Swapped Corners'.H43]) &gt; 0;IF(LEN(['Numeric Swapped Corners'.B43]) &gt; 0;['Numeric Swapped Corners'.B43] &amp; &quot;=&quot; &amp; ['Numeric Swapped Corners'.C43]);&quot;&quot;)">
            <text:p/>
          </table:table-cell>
          <table:table-cell table:style-name="ce16" table:formula="of:=IF(LEN(['Numeric Swapped Corners'.H43]) &gt; 0;IF(LEN(['Numeric Swapped Corners'.B43]) &gt; 0;['Numeric Swapped Corners'.B43] &amp; &quot;=&quot; &amp; ['Numeric Swapped Corners'.D43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44]) &gt; 0; ['Numeric Swapped Corners'.H44]; &quot;&quot;)">
            <text:p/>
          </table:table-cell>
          <table:table-cell table:style-name="ce16" table:formula="of:=IF(LEN(['Numeric Swapped Corners'.H44]) &gt; 0;&quot;[PACENOTE::&quot; &amp; ['Numeric Swapped Corners'.B44] &amp; &quot;]&quot; &amp; CHAR(10) &amp; IF(LEN(['Numeric Swapped Corners'.A44]) &gt; 0;&quot;id=&quot; &amp; ['Numeric Swapped Corners'.A44] &amp; CHAR(10);&quot;&quot;) &amp; &quot;Sounds=1&quot; &amp; CHAR(10) &amp; &quot;Snd0=&quot; &amp; LOWER(['Numeric Swapped Corners'.B44]) &amp; &quot;.ogg&quot; &amp; CHAR(10) &amp; IF(LEN(['Numeric Swapped Corners'.F44]) &gt; 0; &quot;link=&quot; &amp; ['Numeric Swapped Corners'.F44] &amp; CHAR(10);&quot;&quot;) &amp; IF(LEN(['Numeric Swapped Corners'.G44])&gt;0;&quot;standard=&quot; &amp; ['Numeric Swapped Corners'.G44] &amp; CHAR(10);&quot;&quot;) &amp; &quot;column=&quot; &amp; ['Numeric Swapped Corners'.I44] &amp; CHAR(10);&quot;&quot;)">
            <text:p/>
          </table:table-cell>
          <table:table-cell table:style-name="ce16" table:formula="of:=IF(LEN(['Numeric Swapped Corners'.H44]) &gt; 0;IF(LEN(['Numeric Swapped Corners'.B44]) &gt; 0;['Numeric Swapped Corners'.B44] &amp; &quot;=&quot; &amp; ['Numeric Swapped Corners'.C44]);&quot;&quot;)">
            <text:p/>
          </table:table-cell>
          <table:table-cell table:style-name="ce16" table:formula="of:=IF(LEN(['Numeric Swapped Corners'.H44]) &gt; 0;IF(LEN(['Numeric Swapped Corners'.B44]) &gt; 0;['Numeric Swapped Corners'.B44] &amp; &quot;=&quot; &amp; ['Numeric Swapped Corners'.D44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45]) &gt; 0; ['Numeric Swapped Corners'.H45]; &quot;&quot;)">
            <text:p/>
          </table:table-cell>
          <table:table-cell table:style-name="ce16" table:formula="of:=IF(LEN(['Numeric Swapped Corners'.H45]) &gt; 0;&quot;[PACENOTE::&quot; &amp; ['Numeric Swapped Corners'.B45] &amp; &quot;]&quot; &amp; CHAR(10) &amp; IF(LEN(['Numeric Swapped Corners'.A45]) &gt; 0;&quot;id=&quot; &amp; ['Numeric Swapped Corners'.A45] &amp; CHAR(10);&quot;&quot;) &amp; &quot;Sounds=1&quot; &amp; CHAR(10) &amp; &quot;Snd0=&quot; &amp; LOWER(['Numeric Swapped Corners'.B45]) &amp; &quot;.ogg&quot; &amp; CHAR(10) &amp; IF(LEN(['Numeric Swapped Corners'.F45]) &gt; 0; &quot;link=&quot; &amp; ['Numeric Swapped Corners'.F45] &amp; CHAR(10);&quot;&quot;) &amp; IF(LEN(['Numeric Swapped Corners'.G45])&gt;0;&quot;standard=&quot; &amp; ['Numeric Swapped Corners'.G45] &amp; CHAR(10);&quot;&quot;) &amp; &quot;column=&quot; &amp; ['Numeric Swapped Corners'.I45] &amp; CHAR(10);&quot;&quot;)">
            <text:p/>
          </table:table-cell>
          <table:table-cell table:style-name="ce16" table:formula="of:=IF(LEN(['Numeric Swapped Corners'.H45]) &gt; 0;IF(LEN(['Numeric Swapped Corners'.B45]) &gt; 0;['Numeric Swapped Corners'.B45] &amp; &quot;=&quot; &amp; ['Numeric Swapped Corners'.C45]);&quot;&quot;)">
            <text:p/>
          </table:table-cell>
          <table:table-cell table:style-name="ce16" table:formula="of:=IF(LEN(['Numeric Swapped Corners'.H45]) &gt; 0;IF(LEN(['Numeric Swapped Corners'.B45]) &gt; 0;['Numeric Swapped Corners'.B45] &amp; &quot;=&quot; &amp; ['Numeric Swapped Corners'.D45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46]) &gt; 0; ['Numeric Swapped Corners'.H46]; &quot;&quot;)">
            <text:p/>
          </table:table-cell>
          <table:table-cell table:style-name="ce16" table:formula="of:=IF(LEN(['Numeric Swapped Corners'.H46]) &gt; 0;&quot;[PACENOTE::&quot; &amp; ['Numeric Swapped Corners'.B46] &amp; &quot;]&quot; &amp; CHAR(10) &amp; IF(LEN(['Numeric Swapped Corners'.A46]) &gt; 0;&quot;id=&quot; &amp; ['Numeric Swapped Corners'.A46] &amp; CHAR(10);&quot;&quot;) &amp; &quot;Sounds=1&quot; &amp; CHAR(10) &amp; &quot;Snd0=&quot; &amp; LOWER(['Numeric Swapped Corners'.B46]) &amp; &quot;.ogg&quot; &amp; CHAR(10) &amp; IF(LEN(['Numeric Swapped Corners'.F46]) &gt; 0; &quot;link=&quot; &amp; ['Numeric Swapped Corners'.F46] &amp; CHAR(10);&quot;&quot;) &amp; IF(LEN(['Numeric Swapped Corners'.G46])&gt;0;&quot;standard=&quot; &amp; ['Numeric Swapped Corners'.G46] &amp; CHAR(10);&quot;&quot;) &amp; &quot;column=&quot; &amp; ['Numeric Swapped Corners'.I46] &amp; CHAR(10);&quot;&quot;)">
            <text:p/>
          </table:table-cell>
          <table:table-cell table:style-name="ce16" table:formula="of:=IF(LEN(['Numeric Swapped Corners'.H46]) &gt; 0;IF(LEN(['Numeric Swapped Corners'.B46]) &gt; 0;['Numeric Swapped Corners'.B46] &amp; &quot;=&quot; &amp; ['Numeric Swapped Corners'.C46]);&quot;&quot;)">
            <text:p/>
          </table:table-cell>
          <table:table-cell table:style-name="ce16" table:formula="of:=IF(LEN(['Numeric Swapped Corners'.H46]) &gt; 0;IF(LEN(['Numeric Swapped Corners'.B46]) &gt; 0;['Numeric Swapped Corners'.B46] &amp; &quot;=&quot; &amp; ['Numeric Swapped Corners'.D46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47]) &gt; 0; ['Numeric Swapped Corners'.H47]; &quot;&quot;)">
            <text:p/>
          </table:table-cell>
          <table:table-cell table:style-name="ce16" table:formula="of:=IF(LEN(['Numeric Swapped Corners'.H47]) &gt; 0;&quot;[PACENOTE::&quot; &amp; ['Numeric Swapped Corners'.B47] &amp; &quot;]&quot; &amp; CHAR(10) &amp; IF(LEN(['Numeric Swapped Corners'.A47]) &gt; 0;&quot;id=&quot; &amp; ['Numeric Swapped Corners'.A47] &amp; CHAR(10);&quot;&quot;) &amp; &quot;Sounds=1&quot; &amp; CHAR(10) &amp; &quot;Snd0=&quot; &amp; LOWER(['Numeric Swapped Corners'.B47]) &amp; &quot;.ogg&quot; &amp; CHAR(10) &amp; IF(LEN(['Numeric Swapped Corners'.F47]) &gt; 0; &quot;link=&quot; &amp; ['Numeric Swapped Corners'.F47] &amp; CHAR(10);&quot;&quot;) &amp; IF(LEN(['Numeric Swapped Corners'.G47])&gt;0;&quot;standard=&quot; &amp; ['Numeric Swapped Corners'.G47] &amp; CHAR(10);&quot;&quot;) &amp; &quot;column=&quot; &amp; ['Numeric Swapped Corners'.I47] &amp; CHAR(10);&quot;&quot;)">
            <text:p/>
          </table:table-cell>
          <table:table-cell table:style-name="ce16" table:formula="of:=IF(LEN(['Numeric Swapped Corners'.H47]) &gt; 0;IF(LEN(['Numeric Swapped Corners'.B47]) &gt; 0;['Numeric Swapped Corners'.B47] &amp; &quot;=&quot; &amp; ['Numeric Swapped Corners'.C47]);&quot;&quot;)">
            <text:p/>
          </table:table-cell>
          <table:table-cell table:style-name="ce16" table:formula="of:=IF(LEN(['Numeric Swapped Corners'.H47]) &gt; 0;IF(LEN(['Numeric Swapped Corners'.B47]) &gt; 0;['Numeric Swapped Corners'.B47] &amp; &quot;=&quot; &amp; ['Numeric Swapped Corners'.D47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48]) &gt; 0; ['Numeric Swapped Corners'.H48]; &quot;&quot;)">
            <text:p/>
          </table:table-cell>
          <table:table-cell table:style-name="ce16" table:formula="of:=IF(LEN(['Numeric Swapped Corners'.H48]) &gt; 0;&quot;[PACENOTE::&quot; &amp; ['Numeric Swapped Corners'.B48] &amp; &quot;]&quot; &amp; CHAR(10) &amp; IF(LEN(['Numeric Swapped Corners'.A48]) &gt; 0;&quot;id=&quot; &amp; ['Numeric Swapped Corners'.A48] &amp; CHAR(10);&quot;&quot;) &amp; &quot;Sounds=1&quot; &amp; CHAR(10) &amp; &quot;Snd0=&quot; &amp; LOWER(['Numeric Swapped Corners'.B48]) &amp; &quot;.ogg&quot; &amp; CHAR(10) &amp; IF(LEN(['Numeric Swapped Corners'.F48]) &gt; 0; &quot;link=&quot; &amp; ['Numeric Swapped Corners'.F48] &amp; CHAR(10);&quot;&quot;) &amp; IF(LEN(['Numeric Swapped Corners'.G48])&gt;0;&quot;standard=&quot; &amp; ['Numeric Swapped Corners'.G48] &amp; CHAR(10);&quot;&quot;) &amp; &quot;column=&quot; &amp; ['Numeric Swapped Corners'.I48] &amp; CHAR(10);&quot;&quot;)">
            <text:p/>
          </table:table-cell>
          <table:table-cell table:style-name="ce16" table:formula="of:=IF(LEN(['Numeric Swapped Corners'.H48]) &gt; 0;IF(LEN(['Numeric Swapped Corners'.B48]) &gt; 0;['Numeric Swapped Corners'.B48] &amp; &quot;=&quot; &amp; ['Numeric Swapped Corners'.C48]);&quot;&quot;)">
            <text:p/>
          </table:table-cell>
          <table:table-cell table:style-name="ce16" table:formula="of:=IF(LEN(['Numeric Swapped Corners'.H48]) &gt; 0;IF(LEN(['Numeric Swapped Corners'.B48]) &gt; 0;['Numeric Swapped Corners'.B48] &amp; &quot;=&quot; &amp; ['Numeric Swapped Corners'.D48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49]) &gt; 0; ['Numeric Swapped Corners'.H49]; &quot;&quot;)">
            <text:p/>
          </table:table-cell>
          <table:table-cell table:style-name="ce16" table:formula="of:=IF(LEN(['Numeric Swapped Corners'.H49]) &gt; 0;&quot;[PACENOTE::&quot; &amp; ['Numeric Swapped Corners'.B49] &amp; &quot;]&quot; &amp; CHAR(10) &amp; IF(LEN(['Numeric Swapped Corners'.A49]) &gt; 0;&quot;id=&quot; &amp; ['Numeric Swapped Corners'.A49] &amp; CHAR(10);&quot;&quot;) &amp; &quot;Sounds=1&quot; &amp; CHAR(10) &amp; &quot;Snd0=&quot; &amp; LOWER(['Numeric Swapped Corners'.B49]) &amp; &quot;.ogg&quot; &amp; CHAR(10) &amp; IF(LEN(['Numeric Swapped Corners'.F49]) &gt; 0; &quot;link=&quot; &amp; ['Numeric Swapped Corners'.F49] &amp; CHAR(10);&quot;&quot;) &amp; IF(LEN(['Numeric Swapped Corners'.G49])&gt;0;&quot;standard=&quot; &amp; ['Numeric Swapped Corners'.G49] &amp; CHAR(10);&quot;&quot;) &amp; &quot;column=&quot; &amp; ['Numeric Swapped Corners'.I49] &amp; CHAR(10);&quot;&quot;)">
            <text:p/>
          </table:table-cell>
          <table:table-cell table:style-name="ce16" table:formula="of:=IF(LEN(['Numeric Swapped Corners'.H49]) &gt; 0;IF(LEN(['Numeric Swapped Corners'.B49]) &gt; 0;['Numeric Swapped Corners'.B49] &amp; &quot;=&quot; &amp; ['Numeric Swapped Corners'.C49]);&quot;&quot;)">
            <text:p/>
          </table:table-cell>
          <table:table-cell table:style-name="ce16" table:formula="of:=IF(LEN(['Numeric Swapped Corners'.H49]) &gt; 0;IF(LEN(['Numeric Swapped Corners'.B49]) &gt; 0;['Numeric Swapped Corners'.B49] &amp; &quot;=&quot; &amp; ['Numeric Swapped Corners'.D49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50]) &gt; 0; ['Numeric Swapped Corners'.H50]; &quot;&quot;)">
            <text:p/>
          </table:table-cell>
          <table:table-cell table:style-name="ce16" table:formula="of:=IF(LEN(['Numeric Swapped Corners'.H50]) &gt; 0;&quot;[PACENOTE::&quot; &amp; ['Numeric Swapped Corners'.B50] &amp; &quot;]&quot; &amp; CHAR(10) &amp; IF(LEN(['Numeric Swapped Corners'.A50]) &gt; 0;&quot;id=&quot; &amp; ['Numeric Swapped Corners'.A50] &amp; CHAR(10);&quot;&quot;) &amp; &quot;Sounds=1&quot; &amp; CHAR(10) &amp; &quot;Snd0=&quot; &amp; LOWER(['Numeric Swapped Corners'.B50]) &amp; &quot;.ogg&quot; &amp; CHAR(10) &amp; IF(LEN(['Numeric Swapped Corners'.F50]) &gt; 0; &quot;link=&quot; &amp; ['Numeric Swapped Corners'.F50] &amp; CHAR(10);&quot;&quot;) &amp; IF(LEN(['Numeric Swapped Corners'.G50])&gt;0;&quot;standard=&quot; &amp; ['Numeric Swapped Corners'.G50] &amp; CHAR(10);&quot;&quot;) &amp; &quot;column=&quot; &amp; ['Numeric Swapped Corners'.I50] &amp; CHAR(10);&quot;&quot;)">
            <text:p/>
          </table:table-cell>
          <table:table-cell table:style-name="ce16" table:formula="of:=IF(LEN(['Numeric Swapped Corners'.H50]) &gt; 0;IF(LEN(['Numeric Swapped Corners'.B50]) &gt; 0;['Numeric Swapped Corners'.B50] &amp; &quot;=&quot; &amp; ['Numeric Swapped Corners'.C50]);&quot;&quot;)">
            <text:p/>
          </table:table-cell>
          <table:table-cell table:style-name="ce16" table:formula="of:=IF(LEN(['Numeric Swapped Corners'.H50]) &gt; 0;IF(LEN(['Numeric Swapped Corners'.B50]) &gt; 0;['Numeric Swapped Corners'.B50] &amp; &quot;=&quot; &amp; ['Numeric Swapped Corners'.D50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51]) &gt; 0; ['Numeric Swapped Corners'.H51]; &quot;&quot;)">
            <text:p/>
          </table:table-cell>
          <table:table-cell table:style-name="ce16" table:formula="of:=IF(LEN(['Numeric Swapped Corners'.H51]) &gt; 0;&quot;[PACENOTE::&quot; &amp; ['Numeric Swapped Corners'.B51] &amp; &quot;]&quot; &amp; CHAR(10) &amp; IF(LEN(['Numeric Swapped Corners'.A51]) &gt; 0;&quot;id=&quot; &amp; ['Numeric Swapped Corners'.A51] &amp; CHAR(10);&quot;&quot;) &amp; &quot;Sounds=1&quot; &amp; CHAR(10) &amp; &quot;Snd0=&quot; &amp; LOWER(['Numeric Swapped Corners'.B51]) &amp; &quot;.ogg&quot; &amp; CHAR(10) &amp; IF(LEN(['Numeric Swapped Corners'.F51]) &gt; 0; &quot;link=&quot; &amp; ['Numeric Swapped Corners'.F51] &amp; CHAR(10);&quot;&quot;) &amp; IF(LEN(['Numeric Swapped Corners'.G51])&gt;0;&quot;standard=&quot; &amp; ['Numeric Swapped Corners'.G51] &amp; CHAR(10);&quot;&quot;) &amp; &quot;column=&quot; &amp; ['Numeric Swapped Corners'.I51] &amp; CHAR(10);&quot;&quot;)">
            <text:p/>
          </table:table-cell>
          <table:table-cell table:style-name="ce16" table:formula="of:=IF(LEN(['Numeric Swapped Corners'.H51]) &gt; 0;IF(LEN(['Numeric Swapped Corners'.B51]) &gt; 0;['Numeric Swapped Corners'.B51] &amp; &quot;=&quot; &amp; ['Numeric Swapped Corners'.C51]);&quot;&quot;)">
            <text:p/>
          </table:table-cell>
          <table:table-cell table:style-name="ce16" table:formula="of:=IF(LEN(['Numeric Swapped Corners'.H51]) &gt; 0;IF(LEN(['Numeric Swapped Corners'.B51]) &gt; 0;['Numeric Swapped Corners'.B51] &amp; &quot;=&quot; &amp; ['Numeric Swapped Corners'.D51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52]) &gt; 0; ['Numeric Swapped Corners'.H52]; &quot;&quot;)">
            <text:p/>
          </table:table-cell>
          <table:table-cell table:style-name="ce16" table:formula="of:=IF(LEN(['Numeric Swapped Corners'.H52]) &gt; 0;&quot;[PACENOTE::&quot; &amp; ['Numeric Swapped Corners'.B52] &amp; &quot;]&quot; &amp; CHAR(10) &amp; IF(LEN(['Numeric Swapped Corners'.A52]) &gt; 0;&quot;id=&quot; &amp; ['Numeric Swapped Corners'.A52] &amp; CHAR(10);&quot;&quot;) &amp; &quot;Sounds=1&quot; &amp; CHAR(10) &amp; &quot;Snd0=&quot; &amp; LOWER(['Numeric Swapped Corners'.B52]) &amp; &quot;.ogg&quot; &amp; CHAR(10) &amp; IF(LEN(['Numeric Swapped Corners'.F52]) &gt; 0; &quot;link=&quot; &amp; ['Numeric Swapped Corners'.F52] &amp; CHAR(10);&quot;&quot;) &amp; IF(LEN(['Numeric Swapped Corners'.G52])&gt;0;&quot;standard=&quot; &amp; ['Numeric Swapped Corners'.G52] &amp; CHAR(10);&quot;&quot;) &amp; &quot;column=&quot; &amp; ['Numeric Swapped Corners'.I52] &amp; CHAR(10);&quot;&quot;)">
            <text:p/>
          </table:table-cell>
          <table:table-cell table:style-name="ce16" table:formula="of:=IF(LEN(['Numeric Swapped Corners'.H52]) &gt; 0;IF(LEN(['Numeric Swapped Corners'.B52]) &gt; 0;['Numeric Swapped Corners'.B52] &amp; &quot;=&quot; &amp; ['Numeric Swapped Corners'.C52]);&quot;&quot;)">
            <text:p/>
          </table:table-cell>
          <table:table-cell table:style-name="ce16" table:formula="of:=IF(LEN(['Numeric Swapped Corners'.H52]) &gt; 0;IF(LEN(['Numeric Swapped Corners'.B52]) &gt; 0;['Numeric Swapped Corners'.B52] &amp; &quot;=&quot; &amp; ['Numeric Swapped Corners'.D52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53]) &gt; 0; ['Numeric Swapped Corners'.H53]; &quot;&quot;)">
            <text:p/>
          </table:table-cell>
          <table:table-cell table:style-name="ce16" table:formula="of:=IF(LEN(['Numeric Swapped Corners'.H53]) &gt; 0;&quot;[PACENOTE::&quot; &amp; ['Numeric Swapped Corners'.B53] &amp; &quot;]&quot; &amp; CHAR(10) &amp; IF(LEN(['Numeric Swapped Corners'.A53]) &gt; 0;&quot;id=&quot; &amp; ['Numeric Swapped Corners'.A53] &amp; CHAR(10);&quot;&quot;) &amp; &quot;Sounds=1&quot; &amp; CHAR(10) &amp; &quot;Snd0=&quot; &amp; LOWER(['Numeric Swapped Corners'.B53]) &amp; &quot;.ogg&quot; &amp; CHAR(10) &amp; IF(LEN(['Numeric Swapped Corners'.F53]) &gt; 0; &quot;link=&quot; &amp; ['Numeric Swapped Corners'.F53] &amp; CHAR(10);&quot;&quot;) &amp; IF(LEN(['Numeric Swapped Corners'.G53])&gt;0;&quot;standard=&quot; &amp; ['Numeric Swapped Corners'.G53] &amp; CHAR(10);&quot;&quot;) &amp; &quot;column=&quot; &amp; ['Numeric Swapped Corners'.I53] &amp; CHAR(10);&quot;&quot;)">
            <text:p/>
          </table:table-cell>
          <table:table-cell table:style-name="ce16" table:formula="of:=IF(LEN(['Numeric Swapped Corners'.H53]) &gt; 0;IF(LEN(['Numeric Swapped Corners'.B53]) &gt; 0;['Numeric Swapped Corners'.B53] &amp; &quot;=&quot; &amp; ['Numeric Swapped Corners'.C53]);&quot;&quot;)">
            <text:p/>
          </table:table-cell>
          <table:table-cell table:style-name="ce16" table:formula="of:=IF(LEN(['Numeric Swapped Corners'.H53]) &gt; 0;IF(LEN(['Numeric Swapped Corners'.B53]) &gt; 0;['Numeric Swapped Corners'.B53] &amp; &quot;=&quot; &amp; ['Numeric Swapped Corners'.D53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54]) &gt; 0; ['Numeric Swapped Corners'.H54]; &quot;&quot;)">
            <text:p/>
          </table:table-cell>
          <table:table-cell table:style-name="ce16" table:formula="of:=IF(LEN(['Numeric Swapped Corners'.H54]) &gt; 0;&quot;[PACENOTE::&quot; &amp; ['Numeric Swapped Corners'.B54] &amp; &quot;]&quot; &amp; CHAR(10) &amp; IF(LEN(['Numeric Swapped Corners'.A54]) &gt; 0;&quot;id=&quot; &amp; ['Numeric Swapped Corners'.A54] &amp; CHAR(10);&quot;&quot;) &amp; &quot;Sounds=1&quot; &amp; CHAR(10) &amp; &quot;Snd0=&quot; &amp; LOWER(['Numeric Swapped Corners'.B54]) &amp; &quot;.ogg&quot; &amp; CHAR(10) &amp; IF(LEN(['Numeric Swapped Corners'.F54]) &gt; 0; &quot;link=&quot; &amp; ['Numeric Swapped Corners'.F54] &amp; CHAR(10);&quot;&quot;) &amp; IF(LEN(['Numeric Swapped Corners'.G54])&gt;0;&quot;standard=&quot; &amp; ['Numeric Swapped Corners'.G54] &amp; CHAR(10);&quot;&quot;) &amp; &quot;column=&quot; &amp; ['Numeric Swapped Corners'.I54] &amp; CHAR(10);&quot;&quot;)">
            <text:p/>
          </table:table-cell>
          <table:table-cell table:style-name="ce16" table:formula="of:=IF(LEN(['Numeric Swapped Corners'.H54]) &gt; 0;IF(LEN(['Numeric Swapped Corners'.B54]) &gt; 0;['Numeric Swapped Corners'.B54] &amp; &quot;=&quot; &amp; ['Numeric Swapped Corners'.C54]);&quot;&quot;)">
            <text:p/>
          </table:table-cell>
          <table:table-cell table:style-name="ce16" table:formula="of:=IF(LEN(['Numeric Swapped Corners'.H54]) &gt; 0;IF(LEN(['Numeric Swapped Corners'.B54]) &gt; 0;['Numeric Swapped Corners'.B54] &amp; &quot;=&quot; &amp; ['Numeric Swapped Corners'.D54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55]) &gt; 0; ['Numeric Swapped Corners'.H55]; &quot;&quot;)">
            <text:p/>
          </table:table-cell>
          <table:table-cell table:style-name="ce16" table:formula="of:=IF(LEN(['Numeric Swapped Corners'.H55]) &gt; 0;&quot;[PACENOTE::&quot; &amp; ['Numeric Swapped Corners'.B55] &amp; &quot;]&quot; &amp; CHAR(10) &amp; IF(LEN(['Numeric Swapped Corners'.A55]) &gt; 0;&quot;id=&quot; &amp; ['Numeric Swapped Corners'.A55] &amp; CHAR(10);&quot;&quot;) &amp; &quot;Sounds=1&quot; &amp; CHAR(10) &amp; &quot;Snd0=&quot; &amp; LOWER(['Numeric Swapped Corners'.B55]) &amp; &quot;.ogg&quot; &amp; CHAR(10) &amp; IF(LEN(['Numeric Swapped Corners'.F55]) &gt; 0; &quot;link=&quot; &amp; ['Numeric Swapped Corners'.F55] &amp; CHAR(10);&quot;&quot;) &amp; IF(LEN(['Numeric Swapped Corners'.G55])&gt;0;&quot;standard=&quot; &amp; ['Numeric Swapped Corners'.G55] &amp; CHAR(10);&quot;&quot;) &amp; &quot;column=&quot; &amp; ['Numeric Swapped Corners'.I55] &amp; CHAR(10);&quot;&quot;)">
            <text:p/>
          </table:table-cell>
          <table:table-cell table:style-name="ce16" table:formula="of:=IF(LEN(['Numeric Swapped Corners'.H55]) &gt; 0;IF(LEN(['Numeric Swapped Corners'.B55]) &gt; 0;['Numeric Swapped Corners'.B55] &amp; &quot;=&quot; &amp; ['Numeric Swapped Corners'.C55]);&quot;&quot;)">
            <text:p/>
          </table:table-cell>
          <table:table-cell table:style-name="ce16" table:formula="of:=IF(LEN(['Numeric Swapped Corners'.H55]) &gt; 0;IF(LEN(['Numeric Swapped Corners'.B55]) &gt; 0;['Numeric Swapped Corners'.B55] &amp; &quot;=&quot; &amp; ['Numeric Swapped Corners'.D55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56]) &gt; 0; ['Numeric Swapped Corners'.H56]; &quot;&quot;)">
            <text:p/>
          </table:table-cell>
          <table:table-cell table:style-name="ce16" table:formula="of:=IF(LEN(['Numeric Swapped Corners'.H56]) &gt; 0;&quot;[PACENOTE::&quot; &amp; ['Numeric Swapped Corners'.B56] &amp; &quot;]&quot; &amp; CHAR(10) &amp; IF(LEN(['Numeric Swapped Corners'.A56]) &gt; 0;&quot;id=&quot; &amp; ['Numeric Swapped Corners'.A56] &amp; CHAR(10);&quot;&quot;) &amp; &quot;Sounds=1&quot; &amp; CHAR(10) &amp; &quot;Snd0=&quot; &amp; LOWER(['Numeric Swapped Corners'.B56]) &amp; &quot;.ogg&quot; &amp; CHAR(10) &amp; IF(LEN(['Numeric Swapped Corners'.F56]) &gt; 0; &quot;link=&quot; &amp; ['Numeric Swapped Corners'.F56] &amp; CHAR(10);&quot;&quot;) &amp; IF(LEN(['Numeric Swapped Corners'.G56])&gt;0;&quot;standard=&quot; &amp; ['Numeric Swapped Corners'.G56] &amp; CHAR(10);&quot;&quot;) &amp; &quot;column=&quot; &amp; ['Numeric Swapped Corners'.I56] &amp; CHAR(10);&quot;&quot;)">
            <text:p/>
          </table:table-cell>
          <table:table-cell table:style-name="ce16" table:formula="of:=IF(LEN(['Numeric Swapped Corners'.H56]) &gt; 0;IF(LEN(['Numeric Swapped Corners'.B56]) &gt; 0;['Numeric Swapped Corners'.B56] &amp; &quot;=&quot; &amp; ['Numeric Swapped Corners'.C56]);&quot;&quot;)">
            <text:p/>
          </table:table-cell>
          <table:table-cell table:style-name="ce16" table:formula="of:=IF(LEN(['Numeric Swapped Corners'.H56]) &gt; 0;IF(LEN(['Numeric Swapped Corners'.B56]) &gt; 0;['Numeric Swapped Corners'.B56] &amp; &quot;=&quot; &amp; ['Numeric Swapped Corners'.D56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57]) &gt; 0; ['Numeric Swapped Corners'.H57]; &quot;&quot;)">
            <text:p/>
          </table:table-cell>
          <table:table-cell table:style-name="ce16" table:formula="of:=IF(LEN(['Numeric Swapped Corners'.H57]) &gt; 0;&quot;[PACENOTE::&quot; &amp; ['Numeric Swapped Corners'.B57] &amp; &quot;]&quot; &amp; CHAR(10) &amp; IF(LEN(['Numeric Swapped Corners'.A57]) &gt; 0;&quot;id=&quot; &amp; ['Numeric Swapped Corners'.A57] &amp; CHAR(10);&quot;&quot;) &amp; &quot;Sounds=1&quot; &amp; CHAR(10) &amp; &quot;Snd0=&quot; &amp; LOWER(['Numeric Swapped Corners'.B57]) &amp; &quot;.ogg&quot; &amp; CHAR(10) &amp; IF(LEN(['Numeric Swapped Corners'.F57]) &gt; 0; &quot;link=&quot; &amp; ['Numeric Swapped Corners'.F57] &amp; CHAR(10);&quot;&quot;) &amp; IF(LEN(['Numeric Swapped Corners'.G57])&gt;0;&quot;standard=&quot; &amp; ['Numeric Swapped Corners'.G57] &amp; CHAR(10);&quot;&quot;) &amp; &quot;column=&quot; &amp; ['Numeric Swapped Corners'.I57] &amp; CHAR(10);&quot;&quot;)">
            <text:p/>
          </table:table-cell>
          <table:table-cell table:style-name="ce16" table:formula="of:=IF(LEN(['Numeric Swapped Corners'.H57]) &gt; 0;IF(LEN(['Numeric Swapped Corners'.B57]) &gt; 0;['Numeric Swapped Corners'.B57] &amp; &quot;=&quot; &amp; ['Numeric Swapped Corners'.C57]);&quot;&quot;)">
            <text:p/>
          </table:table-cell>
          <table:table-cell table:style-name="ce16" table:formula="of:=IF(LEN(['Numeric Swapped Corners'.H57]) &gt; 0;IF(LEN(['Numeric Swapped Corners'.B57]) &gt; 0;['Numeric Swapped Corners'.B57] &amp; &quot;=&quot; &amp; ['Numeric Swapped Corners'.D57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58]) &gt; 0; ['Numeric Swapped Corners'.H58]; &quot;&quot;)">
            <text:p/>
          </table:table-cell>
          <table:table-cell table:style-name="ce16" table:formula="of:=IF(LEN(['Numeric Swapped Corners'.H58]) &gt; 0;&quot;[PACENOTE::&quot; &amp; ['Numeric Swapped Corners'.B58] &amp; &quot;]&quot; &amp; CHAR(10) &amp; IF(LEN(['Numeric Swapped Corners'.A58]) &gt; 0;&quot;id=&quot; &amp; ['Numeric Swapped Corners'.A58] &amp; CHAR(10);&quot;&quot;) &amp; &quot;Sounds=1&quot; &amp; CHAR(10) &amp; &quot;Snd0=&quot; &amp; LOWER(['Numeric Swapped Corners'.B58]) &amp; &quot;.ogg&quot; &amp; CHAR(10) &amp; IF(LEN(['Numeric Swapped Corners'.F58]) &gt; 0; &quot;link=&quot; &amp; ['Numeric Swapped Corners'.F58] &amp; CHAR(10);&quot;&quot;) &amp; IF(LEN(['Numeric Swapped Corners'.G58])&gt;0;&quot;standard=&quot; &amp; ['Numeric Swapped Corners'.G58] &amp; CHAR(10);&quot;&quot;) &amp; &quot;column=&quot; &amp; ['Numeric Swapped Corners'.I58] &amp; CHAR(10);&quot;&quot;)">
            <text:p/>
          </table:table-cell>
          <table:table-cell table:style-name="ce16" table:formula="of:=IF(LEN(['Numeric Swapped Corners'.H58]) &gt; 0;IF(LEN(['Numeric Swapped Corners'.B58]) &gt; 0;['Numeric Swapped Corners'.B58] &amp; &quot;=&quot; &amp; ['Numeric Swapped Corners'.C58]);&quot;&quot;)">
            <text:p/>
          </table:table-cell>
          <table:table-cell table:style-name="ce16" table:formula="of:=IF(LEN(['Numeric Swapped Corners'.H58]) &gt; 0;IF(LEN(['Numeric Swapped Corners'.B58]) &gt; 0;['Numeric Swapped Corners'.B58] &amp; &quot;=&quot; &amp; ['Numeric Swapped Corners'.D58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59]) &gt; 0; ['Numeric Swapped Corners'.H59]; &quot;&quot;)">
            <text:p/>
          </table:table-cell>
          <table:table-cell table:style-name="ce16" table:formula="of:=IF(LEN(['Numeric Swapped Corners'.H59]) &gt; 0;&quot;[PACENOTE::&quot; &amp; ['Numeric Swapped Corners'.B59] &amp; &quot;]&quot; &amp; CHAR(10) &amp; IF(LEN(['Numeric Swapped Corners'.A59]) &gt; 0;&quot;id=&quot; &amp; ['Numeric Swapped Corners'.A59] &amp; CHAR(10);&quot;&quot;) &amp; &quot;Sounds=1&quot; &amp; CHAR(10) &amp; &quot;Snd0=&quot; &amp; LOWER(['Numeric Swapped Corners'.B59]) &amp; &quot;.ogg&quot; &amp; CHAR(10) &amp; IF(LEN(['Numeric Swapped Corners'.F59]) &gt; 0; &quot;link=&quot; &amp; ['Numeric Swapped Corners'.F59] &amp; CHAR(10);&quot;&quot;) &amp; IF(LEN(['Numeric Swapped Corners'.G59])&gt;0;&quot;standard=&quot; &amp; ['Numeric Swapped Corners'.G59] &amp; CHAR(10);&quot;&quot;) &amp; &quot;column=&quot; &amp; ['Numeric Swapped Corners'.I59] &amp; CHAR(10);&quot;&quot;)">
            <text:p/>
          </table:table-cell>
          <table:table-cell table:style-name="ce16" table:formula="of:=IF(LEN(['Numeric Swapped Corners'.H59]) &gt; 0;IF(LEN(['Numeric Swapped Corners'.B59]) &gt; 0;['Numeric Swapped Corners'.B59] &amp; &quot;=&quot; &amp; ['Numeric Swapped Corners'.C59]);&quot;&quot;)">
            <text:p/>
          </table:table-cell>
          <table:table-cell table:style-name="ce16" table:formula="of:=IF(LEN(['Numeric Swapped Corners'.H59]) &gt; 0;IF(LEN(['Numeric Swapped Corners'.B59]) &gt; 0;['Numeric Swapped Corners'.B59] &amp; &quot;=&quot; &amp; ['Numeric Swapped Corners'.D59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60]) &gt; 0; ['Numeric Swapped Corners'.H60]; &quot;&quot;)">
            <text:p/>
          </table:table-cell>
          <table:table-cell table:style-name="ce16" table:formula="of:=IF(LEN(['Numeric Swapped Corners'.H60]) &gt; 0;&quot;[PACENOTE::&quot; &amp; ['Numeric Swapped Corners'.B60] &amp; &quot;]&quot; &amp; CHAR(10) &amp; IF(LEN(['Numeric Swapped Corners'.A60]) &gt; 0;&quot;id=&quot; &amp; ['Numeric Swapped Corners'.A60] &amp; CHAR(10);&quot;&quot;) &amp; &quot;Sounds=1&quot; &amp; CHAR(10) &amp; &quot;Snd0=&quot; &amp; LOWER(['Numeric Swapped Corners'.B60]) &amp; &quot;.ogg&quot; &amp; CHAR(10) &amp; IF(LEN(['Numeric Swapped Corners'.F60]) &gt; 0; &quot;link=&quot; &amp; ['Numeric Swapped Corners'.F60] &amp; CHAR(10);&quot;&quot;) &amp; IF(LEN(['Numeric Swapped Corners'.G60])&gt;0;&quot;standard=&quot; &amp; ['Numeric Swapped Corners'.G60] &amp; CHAR(10);&quot;&quot;) &amp; &quot;column=&quot; &amp; ['Numeric Swapped Corners'.I60] &amp; CHAR(10);&quot;&quot;)">
            <text:p/>
          </table:table-cell>
          <table:table-cell table:style-name="ce16" table:formula="of:=IF(LEN(['Numeric Swapped Corners'.H60]) &gt; 0;IF(LEN(['Numeric Swapped Corners'.B60]) &gt; 0;['Numeric Swapped Corners'.B60] &amp; &quot;=&quot; &amp; ['Numeric Swapped Corners'.C60]);&quot;&quot;)">
            <text:p/>
          </table:table-cell>
          <table:table-cell table:style-name="ce16" table:formula="of:=IF(LEN(['Numeric Swapped Corners'.H60]) &gt; 0;IF(LEN(['Numeric Swapped Corners'.B60]) &gt; 0;['Numeric Swapped Corners'.B60] &amp; &quot;=&quot; &amp; ['Numeric Swapped Corners'.D60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61]) &gt; 0; ['Numeric Swapped Corners'.H61]; &quot;&quot;)">
            <text:p/>
          </table:table-cell>
          <table:table-cell table:style-name="ce16" table:formula="of:=IF(LEN(['Numeric Swapped Corners'.H61]) &gt; 0;&quot;[PACENOTE::&quot; &amp; ['Numeric Swapped Corners'.B61] &amp; &quot;]&quot; &amp; CHAR(10) &amp; IF(LEN(['Numeric Swapped Corners'.A61]) &gt; 0;&quot;id=&quot; &amp; ['Numeric Swapped Corners'.A61] &amp; CHAR(10);&quot;&quot;) &amp; &quot;Sounds=1&quot; &amp; CHAR(10) &amp; &quot;Snd0=&quot; &amp; LOWER(['Numeric Swapped Corners'.B61]) &amp; &quot;.ogg&quot; &amp; CHAR(10) &amp; IF(LEN(['Numeric Swapped Corners'.F61]) &gt; 0; &quot;link=&quot; &amp; ['Numeric Swapped Corners'.F61] &amp; CHAR(10);&quot;&quot;) &amp; IF(LEN(['Numeric Swapped Corners'.G61])&gt;0;&quot;standard=&quot; &amp; ['Numeric Swapped Corners'.G61] &amp; CHAR(10);&quot;&quot;) &amp; &quot;column=&quot; &amp; ['Numeric Swapped Corners'.I61] &amp; CHAR(10);&quot;&quot;)">
            <text:p/>
          </table:table-cell>
          <table:table-cell table:style-name="ce16" table:formula="of:=IF(LEN(['Numeric Swapped Corners'.H61]) &gt; 0;IF(LEN(['Numeric Swapped Corners'.B61]) &gt; 0;['Numeric Swapped Corners'.B61] &amp; &quot;=&quot; &amp; ['Numeric Swapped Corners'.C61]);&quot;&quot;)">
            <text:p/>
          </table:table-cell>
          <table:table-cell table:style-name="ce16" table:formula="of:=IF(LEN(['Numeric Swapped Corners'.H61]) &gt; 0;IF(LEN(['Numeric Swapped Corners'.B61]) &gt; 0;['Numeric Swapped Corners'.B61] &amp; &quot;=&quot; &amp; ['Numeric Swapped Corners'.D61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62]) &gt; 0; ['Numeric Swapped Corners'.H62]; &quot;&quot;)">
            <text:p/>
          </table:table-cell>
          <table:table-cell table:style-name="ce16" table:formula="of:=IF(LEN(['Numeric Swapped Corners'.H62]) &gt; 0;&quot;[PACENOTE::&quot; &amp; ['Numeric Swapped Corners'.B62] &amp; &quot;]&quot; &amp; CHAR(10) &amp; IF(LEN(['Numeric Swapped Corners'.A62]) &gt; 0;&quot;id=&quot; &amp; ['Numeric Swapped Corners'.A62] &amp; CHAR(10);&quot;&quot;) &amp; &quot;Sounds=1&quot; &amp; CHAR(10) &amp; &quot;Snd0=&quot; &amp; LOWER(['Numeric Swapped Corners'.B62]) &amp; &quot;.ogg&quot; &amp; CHAR(10) &amp; IF(LEN(['Numeric Swapped Corners'.F62]) &gt; 0; &quot;link=&quot; &amp; ['Numeric Swapped Corners'.F62] &amp; CHAR(10);&quot;&quot;) &amp; IF(LEN(['Numeric Swapped Corners'.G62])&gt;0;&quot;standard=&quot; &amp; ['Numeric Swapped Corners'.G62] &amp; CHAR(10);&quot;&quot;) &amp; &quot;column=&quot; &amp; ['Numeric Swapped Corners'.I62] &amp; CHAR(10);&quot;&quot;)">
            <text:p/>
          </table:table-cell>
          <table:table-cell table:style-name="ce16" table:formula="of:=IF(LEN(['Numeric Swapped Corners'.H62]) &gt; 0;IF(LEN(['Numeric Swapped Corners'.B62]) &gt; 0;['Numeric Swapped Corners'.B62] &amp; &quot;=&quot; &amp; ['Numeric Swapped Corners'.C62]);&quot;&quot;)">
            <text:p/>
          </table:table-cell>
          <table:table-cell table:style-name="ce16" table:formula="of:=IF(LEN(['Numeric Swapped Corners'.H62]) &gt; 0;IF(LEN(['Numeric Swapped Corners'.B62]) &gt; 0;['Numeric Swapped Corners'.B62] &amp; &quot;=&quot; &amp; ['Numeric Swapped Corners'.D62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63]) &gt; 0; ['Numeric Swapped Corners'.H63]; &quot;&quot;)">
            <text:p/>
          </table:table-cell>
          <table:table-cell table:style-name="ce16" table:formula="of:=IF(LEN(['Numeric Swapped Corners'.H63]) &gt; 0;&quot;[PACENOTE::&quot; &amp; ['Numeric Swapped Corners'.B63] &amp; &quot;]&quot; &amp; CHAR(10) &amp; IF(LEN(['Numeric Swapped Corners'.A63]) &gt; 0;&quot;id=&quot; &amp; ['Numeric Swapped Corners'.A63] &amp; CHAR(10);&quot;&quot;) &amp; &quot;Sounds=1&quot; &amp; CHAR(10) &amp; &quot;Snd0=&quot; &amp; LOWER(['Numeric Swapped Corners'.B63]) &amp; &quot;.ogg&quot; &amp; CHAR(10) &amp; IF(LEN(['Numeric Swapped Corners'.F63]) &gt; 0; &quot;link=&quot; &amp; ['Numeric Swapped Corners'.F63] &amp; CHAR(10);&quot;&quot;) &amp; IF(LEN(['Numeric Swapped Corners'.G63])&gt;0;&quot;standard=&quot; &amp; ['Numeric Swapped Corners'.G63] &amp; CHAR(10);&quot;&quot;) &amp; &quot;column=&quot; &amp; ['Numeric Swapped Corners'.I63] &amp; CHAR(10);&quot;&quot;)">
            <text:p/>
          </table:table-cell>
          <table:table-cell table:style-name="ce16" table:formula="of:=IF(LEN(['Numeric Swapped Corners'.H63]) &gt; 0;IF(LEN(['Numeric Swapped Corners'.B63]) &gt; 0;['Numeric Swapped Corners'.B63] &amp; &quot;=&quot; &amp; ['Numeric Swapped Corners'.C63]);&quot;&quot;)">
            <text:p/>
          </table:table-cell>
          <table:table-cell table:style-name="ce16" table:formula="of:=IF(LEN(['Numeric Swapped Corners'.H63]) &gt; 0;IF(LEN(['Numeric Swapped Corners'.B63]) &gt; 0;['Numeric Swapped Corners'.B63] &amp; &quot;=&quot; &amp; ['Numeric Swapped Corners'.D63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64]) &gt; 0; ['Numeric Swapped Corners'.H64]; &quot;&quot;)">
            <text:p/>
          </table:table-cell>
          <table:table-cell table:style-name="ce16" table:formula="of:=IF(LEN(['Numeric Swapped Corners'.H64]) &gt; 0;&quot;[PACENOTE::&quot; &amp; ['Numeric Swapped Corners'.B64] &amp; &quot;]&quot; &amp; CHAR(10) &amp; IF(LEN(['Numeric Swapped Corners'.A64]) &gt; 0;&quot;id=&quot; &amp; ['Numeric Swapped Corners'.A64] &amp; CHAR(10);&quot;&quot;) &amp; &quot;Sounds=1&quot; &amp; CHAR(10) &amp; &quot;Snd0=&quot; &amp; LOWER(['Numeric Swapped Corners'.B64]) &amp; &quot;.ogg&quot; &amp; CHAR(10) &amp; IF(LEN(['Numeric Swapped Corners'.F64]) &gt; 0; &quot;link=&quot; &amp; ['Numeric Swapped Corners'.F64] &amp; CHAR(10);&quot;&quot;) &amp; IF(LEN(['Numeric Swapped Corners'.G64])&gt;0;&quot;standard=&quot; &amp; ['Numeric Swapped Corners'.G64] &amp; CHAR(10);&quot;&quot;) &amp; &quot;column=&quot; &amp; ['Numeric Swapped Corners'.I64] &amp; CHAR(10);&quot;&quot;)">
            <text:p/>
          </table:table-cell>
          <table:table-cell table:style-name="ce16" table:formula="of:=IF(LEN(['Numeric Swapped Corners'.H64]) &gt; 0;IF(LEN(['Numeric Swapped Corners'.B64]) &gt; 0;['Numeric Swapped Corners'.B64] &amp; &quot;=&quot; &amp; ['Numeric Swapped Corners'.C64]);&quot;&quot;)">
            <text:p/>
          </table:table-cell>
          <table:table-cell table:style-name="ce16" table:formula="of:=IF(LEN(['Numeric Swapped Corners'.H64]) &gt; 0;IF(LEN(['Numeric Swapped Corners'.B64]) &gt; 0;['Numeric Swapped Corners'.B64] &amp; &quot;=&quot; &amp; ['Numeric Swapped Corners'.D64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65]) &gt; 0; ['Numeric Swapped Corners'.H65]; &quot;&quot;)">
            <text:p/>
          </table:table-cell>
          <table:table-cell table:style-name="ce16" table:formula="of:=IF(LEN(['Numeric Swapped Corners'.H65]) &gt; 0;&quot;[PACENOTE::&quot; &amp; ['Numeric Swapped Corners'.B65] &amp; &quot;]&quot; &amp; CHAR(10) &amp; IF(LEN(['Numeric Swapped Corners'.A65]) &gt; 0;&quot;id=&quot; &amp; ['Numeric Swapped Corners'.A65] &amp; CHAR(10);&quot;&quot;) &amp; &quot;Sounds=1&quot; &amp; CHAR(10) &amp; &quot;Snd0=&quot; &amp; LOWER(['Numeric Swapped Corners'.B65]) &amp; &quot;.ogg&quot; &amp; CHAR(10) &amp; IF(LEN(['Numeric Swapped Corners'.F65]) &gt; 0; &quot;link=&quot; &amp; ['Numeric Swapped Corners'.F65] &amp; CHAR(10);&quot;&quot;) &amp; IF(LEN(['Numeric Swapped Corners'.G65])&gt;0;&quot;standard=&quot; &amp; ['Numeric Swapped Corners'.G65] &amp; CHAR(10);&quot;&quot;) &amp; &quot;column=&quot; &amp; ['Numeric Swapped Corners'.I65] &amp; CHAR(10);&quot;&quot;)">
            <text:p/>
          </table:table-cell>
          <table:table-cell table:style-name="ce16" table:formula="of:=IF(LEN(['Numeric Swapped Corners'.H65]) &gt; 0;IF(LEN(['Numeric Swapped Corners'.B65]) &gt; 0;['Numeric Swapped Corners'.B65] &amp; &quot;=&quot; &amp; ['Numeric Swapped Corners'.C65]);&quot;&quot;)">
            <text:p/>
          </table:table-cell>
          <table:table-cell table:style-name="ce16" table:formula="of:=IF(LEN(['Numeric Swapped Corners'.H65]) &gt; 0;IF(LEN(['Numeric Swapped Corners'.B65]) &gt; 0;['Numeric Swapped Corners'.B65] &amp; &quot;=&quot; &amp; ['Numeric Swapped Corners'.D65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66]) &gt; 0; ['Numeric Swapped Corners'.H66]; &quot;&quot;)">
            <text:p/>
          </table:table-cell>
          <table:table-cell table:style-name="ce16" table:formula="of:=IF(LEN(['Numeric Swapped Corners'.H66]) &gt; 0;&quot;[PACENOTE::&quot; &amp; ['Numeric Swapped Corners'.B66] &amp; &quot;]&quot; &amp; CHAR(10) &amp; IF(LEN(['Numeric Swapped Corners'.A66]) &gt; 0;&quot;id=&quot; &amp; ['Numeric Swapped Corners'.A66] &amp; CHAR(10);&quot;&quot;) &amp; &quot;Sounds=1&quot; &amp; CHAR(10) &amp; &quot;Snd0=&quot; &amp; LOWER(['Numeric Swapped Corners'.B66]) &amp; &quot;.ogg&quot; &amp; CHAR(10) &amp; IF(LEN(['Numeric Swapped Corners'.F66]) &gt; 0; &quot;link=&quot; &amp; ['Numeric Swapped Corners'.F66] &amp; CHAR(10);&quot;&quot;) &amp; IF(LEN(['Numeric Swapped Corners'.G66])&gt;0;&quot;standard=&quot; &amp; ['Numeric Swapped Corners'.G66] &amp; CHAR(10);&quot;&quot;) &amp; &quot;column=&quot; &amp; ['Numeric Swapped Corners'.I66] &amp; CHAR(10);&quot;&quot;)">
            <text:p/>
          </table:table-cell>
          <table:table-cell table:style-name="ce16" table:formula="of:=IF(LEN(['Numeric Swapped Corners'.H66]) &gt; 0;IF(LEN(['Numeric Swapped Corners'.B66]) &gt; 0;['Numeric Swapped Corners'.B66] &amp; &quot;=&quot; &amp; ['Numeric Swapped Corners'.C66]);&quot;&quot;)">
            <text:p/>
          </table:table-cell>
          <table:table-cell table:style-name="ce16" table:formula="of:=IF(LEN(['Numeric Swapped Corners'.H66]) &gt; 0;IF(LEN(['Numeric Swapped Corners'.B66]) &gt; 0;['Numeric Swapped Corners'.B66] &amp; &quot;=&quot; &amp; ['Numeric Swapped Corners'.D66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67]) &gt; 0; ['Numeric Swapped Corners'.H67]; &quot;&quot;)">
            <text:p/>
          </table:table-cell>
          <table:table-cell table:style-name="ce16" table:formula="of:=IF(LEN(['Numeric Swapped Corners'.H67]) &gt; 0;&quot;[PACENOTE::&quot; &amp; ['Numeric Swapped Corners'.B67] &amp; &quot;]&quot; &amp; CHAR(10) &amp; IF(LEN(['Numeric Swapped Corners'.A67]) &gt; 0;&quot;id=&quot; &amp; ['Numeric Swapped Corners'.A67] &amp; CHAR(10);&quot;&quot;) &amp; &quot;Sounds=1&quot; &amp; CHAR(10) &amp; &quot;Snd0=&quot; &amp; LOWER(['Numeric Swapped Corners'.B67]) &amp; &quot;.ogg&quot; &amp; CHAR(10) &amp; IF(LEN(['Numeric Swapped Corners'.F67]) &gt; 0; &quot;link=&quot; &amp; ['Numeric Swapped Corners'.F67] &amp; CHAR(10);&quot;&quot;) &amp; IF(LEN(['Numeric Swapped Corners'.G67])&gt;0;&quot;standard=&quot; &amp; ['Numeric Swapped Corners'.G67] &amp; CHAR(10);&quot;&quot;) &amp; &quot;column=&quot; &amp; ['Numeric Swapped Corners'.I67] &amp; CHAR(10);&quot;&quot;)">
            <text:p/>
          </table:table-cell>
          <table:table-cell table:style-name="ce16" table:formula="of:=IF(LEN(['Numeric Swapped Corners'.H67]) &gt; 0;IF(LEN(['Numeric Swapped Corners'.B67]) &gt; 0;['Numeric Swapped Corners'.B67] &amp; &quot;=&quot; &amp; ['Numeric Swapped Corners'.C67]);&quot;&quot;)">
            <text:p/>
          </table:table-cell>
          <table:table-cell table:style-name="ce16" table:formula="of:=IF(LEN(['Numeric Swapped Corners'.H67]) &gt; 0;IF(LEN(['Numeric Swapped Corners'.B67]) &gt; 0;['Numeric Swapped Corners'.B67] &amp; &quot;=&quot; &amp; ['Numeric Swapped Corners'.D67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68]) &gt; 0; ['Numeric Swapped Corners'.H68]; &quot;&quot;)">
            <text:p/>
          </table:table-cell>
          <table:table-cell table:style-name="ce16" table:formula="of:=IF(LEN(['Numeric Swapped Corners'.H68]) &gt; 0;&quot;[PACENOTE::&quot; &amp; ['Numeric Swapped Corners'.B68] &amp; &quot;]&quot; &amp; CHAR(10) &amp; IF(LEN(['Numeric Swapped Corners'.A68]) &gt; 0;&quot;id=&quot; &amp; ['Numeric Swapped Corners'.A68] &amp; CHAR(10);&quot;&quot;) &amp; &quot;Sounds=1&quot; &amp; CHAR(10) &amp; &quot;Snd0=&quot; &amp; LOWER(['Numeric Swapped Corners'.B68]) &amp; &quot;.ogg&quot; &amp; CHAR(10) &amp; IF(LEN(['Numeric Swapped Corners'.F68]) &gt; 0; &quot;link=&quot; &amp; ['Numeric Swapped Corners'.F68] &amp; CHAR(10);&quot;&quot;) &amp; IF(LEN(['Numeric Swapped Corners'.G68])&gt;0;&quot;standard=&quot; &amp; ['Numeric Swapped Corners'.G68] &amp; CHAR(10);&quot;&quot;) &amp; &quot;column=&quot; &amp; ['Numeric Swapped Corners'.I68] &amp; CHAR(10);&quot;&quot;)">
            <text:p/>
          </table:table-cell>
          <table:table-cell table:style-name="ce16" table:formula="of:=IF(LEN(['Numeric Swapped Corners'.H68]) &gt; 0;IF(LEN(['Numeric Swapped Corners'.B68]) &gt; 0;['Numeric Swapped Corners'.B68] &amp; &quot;=&quot; &amp; ['Numeric Swapped Corners'.C68]);&quot;&quot;)">
            <text:p/>
          </table:table-cell>
          <table:table-cell table:style-name="ce16" table:formula="of:=IF(LEN(['Numeric Swapped Corners'.H68]) &gt; 0;IF(LEN(['Numeric Swapped Corners'.B68]) &gt; 0;['Numeric Swapped Corners'.B68] &amp; &quot;=&quot; &amp; ['Numeric Swapped Corners'.D68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69]) &gt; 0; ['Numeric Swapped Corners'.H69]; &quot;&quot;)">
            <text:p/>
          </table:table-cell>
          <table:table-cell table:style-name="ce16" table:formula="of:=IF(LEN(['Numeric Swapped Corners'.H69]) &gt; 0;&quot;[PACENOTE::&quot; &amp; ['Numeric Swapped Corners'.B69] &amp; &quot;]&quot; &amp; CHAR(10) &amp; IF(LEN(['Numeric Swapped Corners'.A69]) &gt; 0;&quot;id=&quot; &amp; ['Numeric Swapped Corners'.A69] &amp; CHAR(10);&quot;&quot;) &amp; &quot;Sounds=1&quot; &amp; CHAR(10) &amp; &quot;Snd0=&quot; &amp; LOWER(['Numeric Swapped Corners'.B69]) &amp; &quot;.ogg&quot; &amp; CHAR(10) &amp; IF(LEN(['Numeric Swapped Corners'.F69]) &gt; 0; &quot;link=&quot; &amp; ['Numeric Swapped Corners'.F69] &amp; CHAR(10);&quot;&quot;) &amp; IF(LEN(['Numeric Swapped Corners'.G69])&gt;0;&quot;standard=&quot; &amp; ['Numeric Swapped Corners'.G69] &amp; CHAR(10);&quot;&quot;) &amp; &quot;column=&quot; &amp; ['Numeric Swapped Corners'.I69] &amp; CHAR(10);&quot;&quot;)">
            <text:p/>
          </table:table-cell>
          <table:table-cell table:style-name="ce16" table:formula="of:=IF(LEN(['Numeric Swapped Corners'.H69]) &gt; 0;IF(LEN(['Numeric Swapped Corners'.B69]) &gt; 0;['Numeric Swapped Corners'.B69] &amp; &quot;=&quot; &amp; ['Numeric Swapped Corners'.C69]);&quot;&quot;)">
            <text:p/>
          </table:table-cell>
          <table:table-cell table:style-name="ce16" table:formula="of:=IF(LEN(['Numeric Swapped Corners'.H69]) &gt; 0;IF(LEN(['Numeric Swapped Corners'.B69]) &gt; 0;['Numeric Swapped Corners'.B69] &amp; &quot;=&quot; &amp; ['Numeric Swapped Corners'.D69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70]) &gt; 0; ['Numeric Swapped Corners'.H70]; &quot;&quot;)">
            <text:p/>
          </table:table-cell>
          <table:table-cell table:style-name="ce16" table:formula="of:=IF(LEN(['Numeric Swapped Corners'.H70]) &gt; 0;&quot;[PACENOTE::&quot; &amp; ['Numeric Swapped Corners'.B70] &amp; &quot;]&quot; &amp; CHAR(10) &amp; IF(LEN(['Numeric Swapped Corners'.A70]) &gt; 0;&quot;id=&quot; &amp; ['Numeric Swapped Corners'.A70] &amp; CHAR(10);&quot;&quot;) &amp; &quot;Sounds=1&quot; &amp; CHAR(10) &amp; &quot;Snd0=&quot; &amp; LOWER(['Numeric Swapped Corners'.B70]) &amp; &quot;.ogg&quot; &amp; CHAR(10) &amp; IF(LEN(['Numeric Swapped Corners'.F70]) &gt; 0; &quot;link=&quot; &amp; ['Numeric Swapped Corners'.F70] &amp; CHAR(10);&quot;&quot;) &amp; IF(LEN(['Numeric Swapped Corners'.G70])&gt;0;&quot;standard=&quot; &amp; ['Numeric Swapped Corners'.G70] &amp; CHAR(10);&quot;&quot;) &amp; &quot;column=&quot; &amp; ['Numeric Swapped Corners'.I70] &amp; CHAR(10);&quot;&quot;)">
            <text:p/>
          </table:table-cell>
          <table:table-cell table:style-name="ce16" table:formula="of:=IF(LEN(['Numeric Swapped Corners'.H70]) &gt; 0;IF(LEN(['Numeric Swapped Corners'.B70]) &gt; 0;['Numeric Swapped Corners'.B70] &amp; &quot;=&quot; &amp; ['Numeric Swapped Corners'.C70]);&quot;&quot;)">
            <text:p/>
          </table:table-cell>
          <table:table-cell table:style-name="ce16" table:formula="of:=IF(LEN(['Numeric Swapped Corners'.H70]) &gt; 0;IF(LEN(['Numeric Swapped Corners'.B70]) &gt; 0;['Numeric Swapped Corners'.B70] &amp; &quot;=&quot; &amp; ['Numeric Swapped Corners'.D70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71]) &gt; 0; ['Numeric Swapped Corners'.H71]; &quot;&quot;)">
            <text:p/>
          </table:table-cell>
          <table:table-cell table:style-name="ce16" table:formula="of:=IF(LEN(['Numeric Swapped Corners'.H71]) &gt; 0;&quot;[PACENOTE::&quot; &amp; ['Numeric Swapped Corners'.B71] &amp; &quot;]&quot; &amp; CHAR(10) &amp; IF(LEN(['Numeric Swapped Corners'.A71]) &gt; 0;&quot;id=&quot; &amp; ['Numeric Swapped Corners'.A71] &amp; CHAR(10);&quot;&quot;) &amp; &quot;Sounds=1&quot; &amp; CHAR(10) &amp; &quot;Snd0=&quot; &amp; LOWER(['Numeric Swapped Corners'.B71]) &amp; &quot;.ogg&quot; &amp; CHAR(10) &amp; IF(LEN(['Numeric Swapped Corners'.F71]) &gt; 0; &quot;link=&quot; &amp; ['Numeric Swapped Corners'.F71] &amp; CHAR(10);&quot;&quot;) &amp; IF(LEN(['Numeric Swapped Corners'.G71])&gt;0;&quot;standard=&quot; &amp; ['Numeric Swapped Corners'.G71] &amp; CHAR(10);&quot;&quot;) &amp; &quot;column=&quot; &amp; ['Numeric Swapped Corners'.I71] &amp; CHAR(10);&quot;&quot;)">
            <text:p/>
          </table:table-cell>
          <table:table-cell table:style-name="ce16" table:formula="of:=IF(LEN(['Numeric Swapped Corners'.H71]) &gt; 0;IF(LEN(['Numeric Swapped Corners'.B71]) &gt; 0;['Numeric Swapped Corners'.B71] &amp; &quot;=&quot; &amp; ['Numeric Swapped Corners'.C71]);&quot;&quot;)">
            <text:p/>
          </table:table-cell>
          <table:table-cell table:style-name="ce16" table:formula="of:=IF(LEN(['Numeric Swapped Corners'.H71]) &gt; 0;IF(LEN(['Numeric Swapped Corners'.B71]) &gt; 0;['Numeric Swapped Corners'.B71] &amp; &quot;=&quot; &amp; ['Numeric Swapped Corners'.D71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72]) &gt; 0; ['Numeric Swapped Corners'.H72]; &quot;&quot;)">
            <text:p/>
          </table:table-cell>
          <table:table-cell table:style-name="ce16" table:formula="of:=IF(LEN(['Numeric Swapped Corners'.H72]) &gt; 0;&quot;[PACENOTE::&quot; &amp; ['Numeric Swapped Corners'.B72] &amp; &quot;]&quot; &amp; CHAR(10) &amp; IF(LEN(['Numeric Swapped Corners'.A72]) &gt; 0;&quot;id=&quot; &amp; ['Numeric Swapped Corners'.A72] &amp; CHAR(10);&quot;&quot;) &amp; &quot;Sounds=1&quot; &amp; CHAR(10) &amp; &quot;Snd0=&quot; &amp; LOWER(['Numeric Swapped Corners'.B72]) &amp; &quot;.ogg&quot; &amp; CHAR(10) &amp; IF(LEN(['Numeric Swapped Corners'.F72]) &gt; 0; &quot;link=&quot; &amp; ['Numeric Swapped Corners'.F72] &amp; CHAR(10);&quot;&quot;) &amp; IF(LEN(['Numeric Swapped Corners'.G72])&gt;0;&quot;standard=&quot; &amp; ['Numeric Swapped Corners'.G72] &amp; CHAR(10);&quot;&quot;) &amp; &quot;column=&quot; &amp; ['Numeric Swapped Corners'.I72] &amp; CHAR(10);&quot;&quot;)">
            <text:p/>
          </table:table-cell>
          <table:table-cell table:style-name="ce16" table:formula="of:=IF(LEN(['Numeric Swapped Corners'.H72]) &gt; 0;IF(LEN(['Numeric Swapped Corners'.B72]) &gt; 0;['Numeric Swapped Corners'.B72] &amp; &quot;=&quot; &amp; ['Numeric Swapped Corners'.C72]);&quot;&quot;)">
            <text:p/>
          </table:table-cell>
          <table:table-cell table:style-name="ce16" table:formula="of:=IF(LEN(['Numeric Swapped Corners'.H72]) &gt; 0;IF(LEN(['Numeric Swapped Corners'.B72]) &gt; 0;['Numeric Swapped Corners'.B72] &amp; &quot;=&quot; &amp; ['Numeric Swapped Corners'.D72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73]) &gt; 0; ['Numeric Swapped Corners'.H73]; &quot;&quot;)">
            <text:p/>
          </table:table-cell>
          <table:table-cell table:style-name="ce16" table:formula="of:=IF(LEN(['Numeric Swapped Corners'.H73]) &gt; 0;&quot;[PACENOTE::&quot; &amp; ['Numeric Swapped Corners'.B73] &amp; &quot;]&quot; &amp; CHAR(10) &amp; IF(LEN(['Numeric Swapped Corners'.A73]) &gt; 0;&quot;id=&quot; &amp; ['Numeric Swapped Corners'.A73] &amp; CHAR(10);&quot;&quot;) &amp; &quot;Sounds=1&quot; &amp; CHAR(10) &amp; &quot;Snd0=&quot; &amp; LOWER(['Numeric Swapped Corners'.B73]) &amp; &quot;.ogg&quot; &amp; CHAR(10) &amp; IF(LEN(['Numeric Swapped Corners'.F73]) &gt; 0; &quot;link=&quot; &amp; ['Numeric Swapped Corners'.F73] &amp; CHAR(10);&quot;&quot;) &amp; IF(LEN(['Numeric Swapped Corners'.G73])&gt;0;&quot;standard=&quot; &amp; ['Numeric Swapped Corners'.G73] &amp; CHAR(10);&quot;&quot;) &amp; &quot;column=&quot; &amp; ['Numeric Swapped Corners'.I73] &amp; CHAR(10);&quot;&quot;)">
            <text:p/>
          </table:table-cell>
          <table:table-cell table:style-name="ce16" table:formula="of:=IF(LEN(['Numeric Swapped Corners'.H73]) &gt; 0;IF(LEN(['Numeric Swapped Corners'.B73]) &gt; 0;['Numeric Swapped Corners'.B73] &amp; &quot;=&quot; &amp; ['Numeric Swapped Corners'.C73]);&quot;&quot;)">
            <text:p/>
          </table:table-cell>
          <table:table-cell table:style-name="ce16" table:formula="of:=IF(LEN(['Numeric Swapped Corners'.H73]) &gt; 0;IF(LEN(['Numeric Swapped Corners'.B73]) &gt; 0;['Numeric Swapped Corners'.B73] &amp; &quot;=&quot; &amp; ['Numeric Swapped Corners'.D73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74]) &gt; 0; ['Numeric Swapped Corners'.H74]; &quot;&quot;)">
            <text:p/>
          </table:table-cell>
          <table:table-cell table:style-name="ce16" table:formula="of:=IF(LEN(['Numeric Swapped Corners'.H74]) &gt; 0;&quot;[PACENOTE::&quot; &amp; ['Numeric Swapped Corners'.B74] &amp; &quot;]&quot; &amp; CHAR(10) &amp; IF(LEN(['Numeric Swapped Corners'.A74]) &gt; 0;&quot;id=&quot; &amp; ['Numeric Swapped Corners'.A74] &amp; CHAR(10);&quot;&quot;) &amp; &quot;Sounds=1&quot; &amp; CHAR(10) &amp; &quot;Snd0=&quot; &amp; LOWER(['Numeric Swapped Corners'.B74]) &amp; &quot;.ogg&quot; &amp; CHAR(10) &amp; IF(LEN(['Numeric Swapped Corners'.F74]) &gt; 0; &quot;link=&quot; &amp; ['Numeric Swapped Corners'.F74] &amp; CHAR(10);&quot;&quot;) &amp; IF(LEN(['Numeric Swapped Corners'.G74])&gt;0;&quot;standard=&quot; &amp; ['Numeric Swapped Corners'.G74] &amp; CHAR(10);&quot;&quot;) &amp; &quot;column=&quot; &amp; ['Numeric Swapped Corners'.I74] &amp; CHAR(10);&quot;&quot;)">
            <text:p/>
          </table:table-cell>
          <table:table-cell table:style-name="ce16" table:formula="of:=IF(LEN(['Numeric Swapped Corners'.H74]) &gt; 0;IF(LEN(['Numeric Swapped Corners'.B74]) &gt; 0;['Numeric Swapped Corners'.B74] &amp; &quot;=&quot; &amp; ['Numeric Swapped Corners'.C74]);&quot;&quot;)">
            <text:p/>
          </table:table-cell>
          <table:table-cell table:style-name="ce16" table:formula="of:=IF(LEN(['Numeric Swapped Corners'.H74]) &gt; 0;IF(LEN(['Numeric Swapped Corners'.B74]) &gt; 0;['Numeric Swapped Corners'.B74] &amp; &quot;=&quot; &amp; ['Numeric Swapped Corners'.D74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75]) &gt; 0; ['Numeric Swapped Corners'.H75]; &quot;&quot;)">
            <text:p/>
          </table:table-cell>
          <table:table-cell table:style-name="ce16" table:formula="of:=IF(LEN(['Numeric Swapped Corners'.H75]) &gt; 0;&quot;[PACENOTE::&quot; &amp; ['Numeric Swapped Corners'.B75] &amp; &quot;]&quot; &amp; CHAR(10) &amp; IF(LEN(['Numeric Swapped Corners'.A75]) &gt; 0;&quot;id=&quot; &amp; ['Numeric Swapped Corners'.A75] &amp; CHAR(10);&quot;&quot;) &amp; &quot;Sounds=1&quot; &amp; CHAR(10) &amp; &quot;Snd0=&quot; &amp; LOWER(['Numeric Swapped Corners'.B75]) &amp; &quot;.ogg&quot; &amp; CHAR(10) &amp; IF(LEN(['Numeric Swapped Corners'.F75]) &gt; 0; &quot;link=&quot; &amp; ['Numeric Swapped Corners'.F75] &amp; CHAR(10);&quot;&quot;) &amp; IF(LEN(['Numeric Swapped Corners'.G75])&gt;0;&quot;standard=&quot; &amp; ['Numeric Swapped Corners'.G75] &amp; CHAR(10);&quot;&quot;) &amp; &quot;column=&quot; &amp; ['Numeric Swapped Corners'.I75] &amp; CHAR(10);&quot;&quot;)">
            <text:p/>
          </table:table-cell>
          <table:table-cell table:style-name="ce16" table:formula="of:=IF(LEN(['Numeric Swapped Corners'.H75]) &gt; 0;IF(LEN(['Numeric Swapped Corners'.B75]) &gt; 0;['Numeric Swapped Corners'.B75] &amp; &quot;=&quot; &amp; ['Numeric Swapped Corners'.C75]);&quot;&quot;)">
            <text:p/>
          </table:table-cell>
          <table:table-cell table:style-name="ce16" table:formula="of:=IF(LEN(['Numeric Swapped Corners'.H75]) &gt; 0;IF(LEN(['Numeric Swapped Corners'.B75]) &gt; 0;['Numeric Swapped Corners'.B75] &amp; &quot;=&quot; &amp; ['Numeric Swapped Corners'.D75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76]) &gt; 0; ['Numeric Swapped Corners'.H76]; &quot;&quot;)">
            <text:p/>
          </table:table-cell>
          <table:table-cell table:style-name="ce16" table:formula="of:=IF(LEN(['Numeric Swapped Corners'.H76]) &gt; 0;&quot;[PACENOTE::&quot; &amp; ['Numeric Swapped Corners'.B76] &amp; &quot;]&quot; &amp; CHAR(10) &amp; IF(LEN(['Numeric Swapped Corners'.A76]) &gt; 0;&quot;id=&quot; &amp; ['Numeric Swapped Corners'.A76] &amp; CHAR(10);&quot;&quot;) &amp; &quot;Sounds=1&quot; &amp; CHAR(10) &amp; &quot;Snd0=&quot; &amp; LOWER(['Numeric Swapped Corners'.B76]) &amp; &quot;.ogg&quot; &amp; CHAR(10) &amp; IF(LEN(['Numeric Swapped Corners'.F76]) &gt; 0; &quot;link=&quot; &amp; ['Numeric Swapped Corners'.F76] &amp; CHAR(10);&quot;&quot;) &amp; IF(LEN(['Numeric Swapped Corners'.G76])&gt;0;&quot;standard=&quot; &amp; ['Numeric Swapped Corners'.G76] &amp; CHAR(10);&quot;&quot;) &amp; &quot;column=&quot; &amp; ['Numeric Swapped Corners'.I76] &amp; CHAR(10);&quot;&quot;)">
            <text:p/>
          </table:table-cell>
          <table:table-cell table:style-name="ce16" table:formula="of:=IF(LEN(['Numeric Swapped Corners'.H76]) &gt; 0;IF(LEN(['Numeric Swapped Corners'.B76]) &gt; 0;['Numeric Swapped Corners'.B76] &amp; &quot;=&quot; &amp; ['Numeric Swapped Corners'.C76]);&quot;&quot;)">
            <text:p/>
          </table:table-cell>
          <table:table-cell table:style-name="ce16" table:formula="of:=IF(LEN(['Numeric Swapped Corners'.H76]) &gt; 0;IF(LEN(['Numeric Swapped Corners'.B76]) &gt; 0;['Numeric Swapped Corners'.B76] &amp; &quot;=&quot; &amp; ['Numeric Swapped Corners'.D76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77]) &gt; 0; ['Numeric Swapped Corners'.H77]; &quot;&quot;)">
            <text:p/>
          </table:table-cell>
          <table:table-cell table:style-name="ce16" table:formula="of:=IF(LEN(['Numeric Swapped Corners'.H77]) &gt; 0;&quot;[PACENOTE::&quot; &amp; ['Numeric Swapped Corners'.B77] &amp; &quot;]&quot; &amp; CHAR(10) &amp; IF(LEN(['Numeric Swapped Corners'.A77]) &gt; 0;&quot;id=&quot; &amp; ['Numeric Swapped Corners'.A77] &amp; CHAR(10);&quot;&quot;) &amp; &quot;Sounds=1&quot; &amp; CHAR(10) &amp; &quot;Snd0=&quot; &amp; LOWER(['Numeric Swapped Corners'.B77]) &amp; &quot;.ogg&quot; &amp; CHAR(10) &amp; IF(LEN(['Numeric Swapped Corners'.F77]) &gt; 0; &quot;link=&quot; &amp; ['Numeric Swapped Corners'.F77] &amp; CHAR(10);&quot;&quot;) &amp; IF(LEN(['Numeric Swapped Corners'.G77])&gt;0;&quot;standard=&quot; &amp; ['Numeric Swapped Corners'.G77] &amp; CHAR(10);&quot;&quot;) &amp; &quot;column=&quot; &amp; ['Numeric Swapped Corners'.I77] &amp; CHAR(10);&quot;&quot;)">
            <text:p/>
          </table:table-cell>
          <table:table-cell table:style-name="ce16" table:formula="of:=IF(LEN(['Numeric Swapped Corners'.H77]) &gt; 0;IF(LEN(['Numeric Swapped Corners'.B77]) &gt; 0;['Numeric Swapped Corners'.B77] &amp; &quot;=&quot; &amp; ['Numeric Swapped Corners'.C77]);&quot;&quot;)">
            <text:p/>
          </table:table-cell>
          <table:table-cell table:style-name="ce16" table:formula="of:=IF(LEN(['Numeric Swapped Corners'.H77]) &gt; 0;IF(LEN(['Numeric Swapped Corners'.B77]) &gt; 0;['Numeric Swapped Corners'.B77] &amp; &quot;=&quot; &amp; ['Numeric Swapped Corners'.D77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78]) &gt; 0; ['Numeric Swapped Corners'.H78]; &quot;&quot;)">
            <text:p/>
          </table:table-cell>
          <table:table-cell table:style-name="ce16" table:formula="of:=IF(LEN(['Numeric Swapped Corners'.H78]) &gt; 0;&quot;[PACENOTE::&quot; &amp; ['Numeric Swapped Corners'.B78] &amp; &quot;]&quot; &amp; CHAR(10) &amp; IF(LEN(['Numeric Swapped Corners'.A78]) &gt; 0;&quot;id=&quot; &amp; ['Numeric Swapped Corners'.A78] &amp; CHAR(10);&quot;&quot;) &amp; &quot;Sounds=1&quot; &amp; CHAR(10) &amp; &quot;Snd0=&quot; &amp; LOWER(['Numeric Swapped Corners'.B78]) &amp; &quot;.ogg&quot; &amp; CHAR(10) &amp; IF(LEN(['Numeric Swapped Corners'.F78]) &gt; 0; &quot;link=&quot; &amp; ['Numeric Swapped Corners'.F78] &amp; CHAR(10);&quot;&quot;) &amp; IF(LEN(['Numeric Swapped Corners'.G78])&gt;0;&quot;standard=&quot; &amp; ['Numeric Swapped Corners'.G78] &amp; CHAR(10);&quot;&quot;) &amp; &quot;column=&quot; &amp; ['Numeric Swapped Corners'.I78] &amp; CHAR(10);&quot;&quot;)">
            <text:p/>
          </table:table-cell>
          <table:table-cell table:style-name="ce16" table:formula="of:=IF(LEN(['Numeric Swapped Corners'.H78]) &gt; 0;IF(LEN(['Numeric Swapped Corners'.B78]) &gt; 0;['Numeric Swapped Corners'.B78] &amp; &quot;=&quot; &amp; ['Numeric Swapped Corners'.C78]);&quot;&quot;)">
            <text:p/>
          </table:table-cell>
          <table:table-cell table:style-name="ce16" table:formula="of:=IF(LEN(['Numeric Swapped Corners'.H78]) &gt; 0;IF(LEN(['Numeric Swapped Corners'.B78]) &gt; 0;['Numeric Swapped Corners'.B78] &amp; &quot;=&quot; &amp; ['Numeric Swapped Corners'.D78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79]) &gt; 0; ['Numeric Swapped Corners'.H79]; &quot;&quot;)">
            <text:p/>
          </table:table-cell>
          <table:table-cell table:style-name="ce16" table:formula="of:=IF(LEN(['Numeric Swapped Corners'.H79]) &gt; 0;&quot;[PACENOTE::&quot; &amp; ['Numeric Swapped Corners'.B79] &amp; &quot;]&quot; &amp; CHAR(10) &amp; IF(LEN(['Numeric Swapped Corners'.A79]) &gt; 0;&quot;id=&quot; &amp; ['Numeric Swapped Corners'.A79] &amp; CHAR(10);&quot;&quot;) &amp; &quot;Sounds=1&quot; &amp; CHAR(10) &amp; &quot;Snd0=&quot; &amp; LOWER(['Numeric Swapped Corners'.B79]) &amp; &quot;.ogg&quot; &amp; CHAR(10) &amp; IF(LEN(['Numeric Swapped Corners'.F79]) &gt; 0; &quot;link=&quot; &amp; ['Numeric Swapped Corners'.F79] &amp; CHAR(10);&quot;&quot;) &amp; IF(LEN(['Numeric Swapped Corners'.G79])&gt;0;&quot;standard=&quot; &amp; ['Numeric Swapped Corners'.G79] &amp; CHAR(10);&quot;&quot;) &amp; &quot;column=&quot; &amp; ['Numeric Swapped Corners'.I79] &amp; CHAR(10);&quot;&quot;)">
            <text:p/>
          </table:table-cell>
          <table:table-cell table:style-name="ce16" table:formula="of:=IF(LEN(['Numeric Swapped Corners'.H79]) &gt; 0;IF(LEN(['Numeric Swapped Corners'.B79]) &gt; 0;['Numeric Swapped Corners'.B79] &amp; &quot;=&quot; &amp; ['Numeric Swapped Corners'.C79]);&quot;&quot;)">
            <text:p/>
          </table:table-cell>
          <table:table-cell table:style-name="ce16" table:formula="of:=IF(LEN(['Numeric Swapped Corners'.H79]) &gt; 0;IF(LEN(['Numeric Swapped Corners'.B79]) &gt; 0;['Numeric Swapped Corners'.B79] &amp; &quot;=&quot; &amp; ['Numeric Swapped Corners'.D79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80]) &gt; 0; ['Numeric Swapped Corners'.H80]; &quot;&quot;)">
            <text:p/>
          </table:table-cell>
          <table:table-cell table:style-name="ce16" table:formula="of:=IF(LEN(['Numeric Swapped Corners'.H80]) &gt; 0;&quot;[PACENOTE::&quot; &amp; ['Numeric Swapped Corners'.B80] &amp; &quot;]&quot; &amp; CHAR(10) &amp; IF(LEN(['Numeric Swapped Corners'.A80]) &gt; 0;&quot;id=&quot; &amp; ['Numeric Swapped Corners'.A80] &amp; CHAR(10);&quot;&quot;) &amp; &quot;Sounds=1&quot; &amp; CHAR(10) &amp; &quot;Snd0=&quot; &amp; LOWER(['Numeric Swapped Corners'.B80]) &amp; &quot;.ogg&quot; &amp; CHAR(10) &amp; IF(LEN(['Numeric Swapped Corners'.F80]) &gt; 0; &quot;link=&quot; &amp; ['Numeric Swapped Corners'.F80] &amp; CHAR(10);&quot;&quot;) &amp; IF(LEN(['Numeric Swapped Corners'.G80])&gt;0;&quot;standard=&quot; &amp; ['Numeric Swapped Corners'.G80] &amp; CHAR(10);&quot;&quot;) &amp; &quot;column=&quot; &amp; ['Numeric Swapped Corners'.I80] &amp; CHAR(10);&quot;&quot;)">
            <text:p/>
          </table:table-cell>
          <table:table-cell table:style-name="ce16" table:formula="of:=IF(LEN(['Numeric Swapped Corners'.H80]) &gt; 0;IF(LEN(['Numeric Swapped Corners'.B80]) &gt; 0;['Numeric Swapped Corners'.B80] &amp; &quot;=&quot; &amp; ['Numeric Swapped Corners'.C80]);&quot;&quot;)">
            <text:p/>
          </table:table-cell>
          <table:table-cell table:style-name="ce16" table:formula="of:=IF(LEN(['Numeric Swapped Corners'.H80]) &gt; 0;IF(LEN(['Numeric Swapped Corners'.B80]) &gt; 0;['Numeric Swapped Corners'.B80] &amp; &quot;=&quot; &amp; ['Numeric Swapped Corners'.D80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81]) &gt; 0; ['Numeric Swapped Corners'.H81]; &quot;&quot;)">
            <text:p/>
          </table:table-cell>
          <table:table-cell table:style-name="ce16" table:formula="of:=IF(LEN(['Numeric Swapped Corners'.H81]) &gt; 0;&quot;[PACENOTE::&quot; &amp; ['Numeric Swapped Corners'.B81] &amp; &quot;]&quot; &amp; CHAR(10) &amp; IF(LEN(['Numeric Swapped Corners'.A81]) &gt; 0;&quot;id=&quot; &amp; ['Numeric Swapped Corners'.A81] &amp; CHAR(10);&quot;&quot;) &amp; &quot;Sounds=1&quot; &amp; CHAR(10) &amp; &quot;Snd0=&quot; &amp; LOWER(['Numeric Swapped Corners'.B81]) &amp; &quot;.ogg&quot; &amp; CHAR(10) &amp; IF(LEN(['Numeric Swapped Corners'.F81]) &gt; 0; &quot;link=&quot; &amp; ['Numeric Swapped Corners'.F81] &amp; CHAR(10);&quot;&quot;) &amp; IF(LEN(['Numeric Swapped Corners'.G81])&gt;0;&quot;standard=&quot; &amp; ['Numeric Swapped Corners'.G81] &amp; CHAR(10);&quot;&quot;) &amp; &quot;column=&quot; &amp; ['Numeric Swapped Corners'.I81] &amp; CHAR(10);&quot;&quot;)">
            <text:p/>
          </table:table-cell>
          <table:table-cell table:style-name="ce16" table:formula="of:=IF(LEN(['Numeric Swapped Corners'.H81]) &gt; 0;IF(LEN(['Numeric Swapped Corners'.B81]) &gt; 0;['Numeric Swapped Corners'.B81] &amp; &quot;=&quot; &amp; ['Numeric Swapped Corners'.C81]);&quot;&quot;)">
            <text:p/>
          </table:table-cell>
          <table:table-cell table:style-name="ce16" table:formula="of:=IF(LEN(['Numeric Swapped Corners'.H81]) &gt; 0;IF(LEN(['Numeric Swapped Corners'.B81]) &gt; 0;['Numeric Swapped Corners'.B81] &amp; &quot;=&quot; &amp; ['Numeric Swapped Corners'.D81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82]) &gt; 0; ['Numeric Swapped Corners'.H82]; &quot;&quot;)">
            <text:p/>
          </table:table-cell>
          <table:table-cell table:style-name="ce16" table:formula="of:=IF(LEN(['Numeric Swapped Corners'.H82]) &gt; 0;&quot;[PACENOTE::&quot; &amp; ['Numeric Swapped Corners'.B82] &amp; &quot;]&quot; &amp; CHAR(10) &amp; IF(LEN(['Numeric Swapped Corners'.A82]) &gt; 0;&quot;id=&quot; &amp; ['Numeric Swapped Corners'.A82] &amp; CHAR(10);&quot;&quot;) &amp; &quot;Sounds=1&quot; &amp; CHAR(10) &amp; &quot;Snd0=&quot; &amp; LOWER(['Numeric Swapped Corners'.B82]) &amp; &quot;.ogg&quot; &amp; CHAR(10) &amp; IF(LEN(['Numeric Swapped Corners'.F82]) &gt; 0; &quot;link=&quot; &amp; ['Numeric Swapped Corners'.F82] &amp; CHAR(10);&quot;&quot;) &amp; IF(LEN(['Numeric Swapped Corners'.G82])&gt;0;&quot;standard=&quot; &amp; ['Numeric Swapped Corners'.G82] &amp; CHAR(10);&quot;&quot;) &amp; &quot;column=&quot; &amp; ['Numeric Swapped Corners'.I82] &amp; CHAR(10);&quot;&quot;)">
            <text:p/>
          </table:table-cell>
          <table:table-cell table:style-name="ce16" table:formula="of:=IF(LEN(['Numeric Swapped Corners'.H82]) &gt; 0;IF(LEN(['Numeric Swapped Corners'.B82]) &gt; 0;['Numeric Swapped Corners'.B82] &amp; &quot;=&quot; &amp; ['Numeric Swapped Corners'.C82]);&quot;&quot;)">
            <text:p/>
          </table:table-cell>
          <table:table-cell table:style-name="ce16" table:formula="of:=IF(LEN(['Numeric Swapped Corners'.H82]) &gt; 0;IF(LEN(['Numeric Swapped Corners'.B82]) &gt; 0;['Numeric Swapped Corners'.B82] &amp; &quot;=&quot; &amp; ['Numeric Swapped Corners'.D82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83]) &gt; 0; ['Numeric Swapped Corners'.H83]; &quot;&quot;)">
            <text:p/>
          </table:table-cell>
          <table:table-cell table:style-name="ce16" table:formula="of:=IF(LEN(['Numeric Swapped Corners'.H83]) &gt; 0;&quot;[PACENOTE::&quot; &amp; ['Numeric Swapped Corners'.B83] &amp; &quot;]&quot; &amp; CHAR(10) &amp; IF(LEN(['Numeric Swapped Corners'.A83]) &gt; 0;&quot;id=&quot; &amp; ['Numeric Swapped Corners'.A83] &amp; CHAR(10);&quot;&quot;) &amp; &quot;Sounds=1&quot; &amp; CHAR(10) &amp; &quot;Snd0=&quot; &amp; LOWER(['Numeric Swapped Corners'.B83]) &amp; &quot;.ogg&quot; &amp; CHAR(10) &amp; IF(LEN(['Numeric Swapped Corners'.F83]) &gt; 0; &quot;link=&quot; &amp; ['Numeric Swapped Corners'.F83] &amp; CHAR(10);&quot;&quot;) &amp; IF(LEN(['Numeric Swapped Corners'.G83])&gt;0;&quot;standard=&quot; &amp; ['Numeric Swapped Corners'.G83] &amp; CHAR(10);&quot;&quot;) &amp; &quot;column=&quot; &amp; ['Numeric Swapped Corners'.I83] &amp; CHAR(10);&quot;&quot;)">
            <text:p/>
          </table:table-cell>
          <table:table-cell table:style-name="ce16" table:formula="of:=IF(LEN(['Numeric Swapped Corners'.H83]) &gt; 0;IF(LEN(['Numeric Swapped Corners'.B83]) &gt; 0;['Numeric Swapped Corners'.B83] &amp; &quot;=&quot; &amp; ['Numeric Swapped Corners'.C83]);&quot;&quot;)">
            <text:p/>
          </table:table-cell>
          <table:table-cell table:style-name="ce16" table:formula="of:=IF(LEN(['Numeric Swapped Corners'.H83]) &gt; 0;IF(LEN(['Numeric Swapped Corners'.B83]) &gt; 0;['Numeric Swapped Corners'.B83] &amp; &quot;=&quot; &amp; ['Numeric Swapped Corners'.D83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84]) &gt; 0; ['Numeric Swapped Corners'.H84]; &quot;&quot;)">
            <text:p/>
          </table:table-cell>
          <table:table-cell table:style-name="ce16" table:formula="of:=IF(LEN(['Numeric Swapped Corners'.H84]) &gt; 0;&quot;[PACENOTE::&quot; &amp; ['Numeric Swapped Corners'.B84] &amp; &quot;]&quot; &amp; CHAR(10) &amp; IF(LEN(['Numeric Swapped Corners'.A84]) &gt; 0;&quot;id=&quot; &amp; ['Numeric Swapped Corners'.A84] &amp; CHAR(10);&quot;&quot;) &amp; &quot;Sounds=1&quot; &amp; CHAR(10) &amp; &quot;Snd0=&quot; &amp; LOWER(['Numeric Swapped Corners'.B84]) &amp; &quot;.ogg&quot; &amp; CHAR(10) &amp; IF(LEN(['Numeric Swapped Corners'.F84]) &gt; 0; &quot;link=&quot; &amp; ['Numeric Swapped Corners'.F84] &amp; CHAR(10);&quot;&quot;) &amp; IF(LEN(['Numeric Swapped Corners'.G84])&gt;0;&quot;standard=&quot; &amp; ['Numeric Swapped Corners'.G84] &amp; CHAR(10);&quot;&quot;) &amp; &quot;column=&quot; &amp; ['Numeric Swapped Corners'.I84] &amp; CHAR(10);&quot;&quot;)">
            <text:p/>
          </table:table-cell>
          <table:table-cell table:style-name="ce16" table:formula="of:=IF(LEN(['Numeric Swapped Corners'.H84]) &gt; 0;IF(LEN(['Numeric Swapped Corners'.B84]) &gt; 0;['Numeric Swapped Corners'.B84] &amp; &quot;=&quot; &amp; ['Numeric Swapped Corners'.C84]);&quot;&quot;)">
            <text:p/>
          </table:table-cell>
          <table:table-cell table:style-name="ce16" table:formula="of:=IF(LEN(['Numeric Swapped Corners'.H84]) &gt; 0;IF(LEN(['Numeric Swapped Corners'.B84]) &gt; 0;['Numeric Swapped Corners'.B84] &amp; &quot;=&quot; &amp; ['Numeric Swapped Corners'.D84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85]) &gt; 0; ['Numeric Swapped Corners'.H85]; &quot;&quot;)">
            <text:p/>
          </table:table-cell>
          <table:table-cell table:style-name="ce16" table:formula="of:=IF(LEN(['Numeric Swapped Corners'.H85]) &gt; 0;&quot;[PACENOTE::&quot; &amp; ['Numeric Swapped Corners'.B85] &amp; &quot;]&quot; &amp; CHAR(10) &amp; IF(LEN(['Numeric Swapped Corners'.A85]) &gt; 0;&quot;id=&quot; &amp; ['Numeric Swapped Corners'.A85] &amp; CHAR(10);&quot;&quot;) &amp; &quot;Sounds=1&quot; &amp; CHAR(10) &amp; &quot;Snd0=&quot; &amp; LOWER(['Numeric Swapped Corners'.B85]) &amp; &quot;.ogg&quot; &amp; CHAR(10) &amp; IF(LEN(['Numeric Swapped Corners'.F85]) &gt; 0; &quot;link=&quot; &amp; ['Numeric Swapped Corners'.F85] &amp; CHAR(10);&quot;&quot;) &amp; IF(LEN(['Numeric Swapped Corners'.G85])&gt;0;&quot;standard=&quot; &amp; ['Numeric Swapped Corners'.G85] &amp; CHAR(10);&quot;&quot;) &amp; &quot;column=&quot; &amp; ['Numeric Swapped Corners'.I85] &amp; CHAR(10);&quot;&quot;)">
            <text:p/>
          </table:table-cell>
          <table:table-cell table:style-name="ce16" table:formula="of:=IF(LEN(['Numeric Swapped Corners'.H85]) &gt; 0;IF(LEN(['Numeric Swapped Corners'.B85]) &gt; 0;['Numeric Swapped Corners'.B85] &amp; &quot;=&quot; &amp; ['Numeric Swapped Corners'.C85]);&quot;&quot;)">
            <text:p/>
          </table:table-cell>
          <table:table-cell table:style-name="ce16" table:formula="of:=IF(LEN(['Numeric Swapped Corners'.H85]) &gt; 0;IF(LEN(['Numeric Swapped Corners'.B85]) &gt; 0;['Numeric Swapped Corners'.B85] &amp; &quot;=&quot; &amp; ['Numeric Swapped Corners'.D85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86]) &gt; 0; ['Numeric Swapped Corners'.H86]; &quot;&quot;)">
            <text:p/>
          </table:table-cell>
          <table:table-cell table:style-name="ce16" table:formula="of:=IF(LEN(['Numeric Swapped Corners'.H86]) &gt; 0;&quot;[PACENOTE::&quot; &amp; ['Numeric Swapped Corners'.B86] &amp; &quot;]&quot; &amp; CHAR(10) &amp; IF(LEN(['Numeric Swapped Corners'.A86]) &gt; 0;&quot;id=&quot; &amp; ['Numeric Swapped Corners'.A86] &amp; CHAR(10);&quot;&quot;) &amp; &quot;Sounds=1&quot; &amp; CHAR(10) &amp; &quot;Snd0=&quot; &amp; LOWER(['Numeric Swapped Corners'.B86]) &amp; &quot;.ogg&quot; &amp; CHAR(10) &amp; IF(LEN(['Numeric Swapped Corners'.F86]) &gt; 0; &quot;link=&quot; &amp; ['Numeric Swapped Corners'.F86] &amp; CHAR(10);&quot;&quot;) &amp; IF(LEN(['Numeric Swapped Corners'.G86])&gt;0;&quot;standard=&quot; &amp; ['Numeric Swapped Corners'.G86] &amp; CHAR(10);&quot;&quot;) &amp; &quot;column=&quot; &amp; ['Numeric Swapped Corners'.I86] &amp; CHAR(10);&quot;&quot;)">
            <text:p/>
          </table:table-cell>
          <table:table-cell table:style-name="ce16" table:formula="of:=IF(LEN(['Numeric Swapped Corners'.H86]) &gt; 0;IF(LEN(['Numeric Swapped Corners'.B86]) &gt; 0;['Numeric Swapped Corners'.B86] &amp; &quot;=&quot; &amp; ['Numeric Swapped Corners'.C86]);&quot;&quot;)">
            <text:p/>
          </table:table-cell>
          <table:table-cell table:style-name="ce16" table:formula="of:=IF(LEN(['Numeric Swapped Corners'.H86]) &gt; 0;IF(LEN(['Numeric Swapped Corners'.B86]) &gt; 0;['Numeric Swapped Corners'.B86] &amp; &quot;=&quot; &amp; ['Numeric Swapped Corners'.D86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87]) &gt; 0; ['Numeric Swapped Corners'.H87]; &quot;&quot;)">
            <text:p/>
          </table:table-cell>
          <table:table-cell table:style-name="ce16" table:formula="of:=IF(LEN(['Numeric Swapped Corners'.H87]) &gt; 0;&quot;[PACENOTE::&quot; &amp; ['Numeric Swapped Corners'.B87] &amp; &quot;]&quot; &amp; CHAR(10) &amp; IF(LEN(['Numeric Swapped Corners'.A87]) &gt; 0;&quot;id=&quot; &amp; ['Numeric Swapped Corners'.A87] &amp; CHAR(10);&quot;&quot;) &amp; &quot;Sounds=1&quot; &amp; CHAR(10) &amp; &quot;Snd0=&quot; &amp; LOWER(['Numeric Swapped Corners'.B87]) &amp; &quot;.ogg&quot; &amp; CHAR(10) &amp; IF(LEN(['Numeric Swapped Corners'.F87]) &gt; 0; &quot;link=&quot; &amp; ['Numeric Swapped Corners'.F87] &amp; CHAR(10);&quot;&quot;) &amp; IF(LEN(['Numeric Swapped Corners'.G87])&gt;0;&quot;standard=&quot; &amp; ['Numeric Swapped Corners'.G87] &amp; CHAR(10);&quot;&quot;) &amp; &quot;column=&quot; &amp; ['Numeric Swapped Corners'.I87] &amp; CHAR(10);&quot;&quot;)">
            <text:p/>
          </table:table-cell>
          <table:table-cell table:style-name="ce16" table:formula="of:=IF(LEN(['Numeric Swapped Corners'.H87]) &gt; 0;IF(LEN(['Numeric Swapped Corners'.B87]) &gt; 0;['Numeric Swapped Corners'.B87] &amp; &quot;=&quot; &amp; ['Numeric Swapped Corners'.C87]);&quot;&quot;)">
            <text:p/>
          </table:table-cell>
          <table:table-cell table:style-name="ce16" table:formula="of:=IF(LEN(['Numeric Swapped Corners'.H87]) &gt; 0;IF(LEN(['Numeric Swapped Corners'.B87]) &gt; 0;['Numeric Swapped Corners'.B87] &amp; &quot;=&quot; &amp; ['Numeric Swapped Corners'.D87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88]) &gt; 0; ['Numeric Swapped Corners'.H88]; &quot;&quot;)">
            <text:p/>
          </table:table-cell>
          <table:table-cell table:style-name="ce16" table:formula="of:=IF(LEN(['Numeric Swapped Corners'.H88]) &gt; 0;&quot;[PACENOTE::&quot; &amp; ['Numeric Swapped Corners'.B88] &amp; &quot;]&quot; &amp; CHAR(10) &amp; IF(LEN(['Numeric Swapped Corners'.A88]) &gt; 0;&quot;id=&quot; &amp; ['Numeric Swapped Corners'.A88] &amp; CHAR(10);&quot;&quot;) &amp; &quot;Sounds=1&quot; &amp; CHAR(10) &amp; &quot;Snd0=&quot; &amp; LOWER(['Numeric Swapped Corners'.B88]) &amp; &quot;.ogg&quot; &amp; CHAR(10) &amp; IF(LEN(['Numeric Swapped Corners'.F88]) &gt; 0; &quot;link=&quot; &amp; ['Numeric Swapped Corners'.F88] &amp; CHAR(10);&quot;&quot;) &amp; IF(LEN(['Numeric Swapped Corners'.G88])&gt;0;&quot;standard=&quot; &amp; ['Numeric Swapped Corners'.G88] &amp; CHAR(10);&quot;&quot;) &amp; &quot;column=&quot; &amp; ['Numeric Swapped Corners'.I88] &amp; CHAR(10);&quot;&quot;)">
            <text:p/>
          </table:table-cell>
          <table:table-cell table:style-name="ce16" table:formula="of:=IF(LEN(['Numeric Swapped Corners'.H88]) &gt; 0;IF(LEN(['Numeric Swapped Corners'.B88]) &gt; 0;['Numeric Swapped Corners'.B88] &amp; &quot;=&quot; &amp; ['Numeric Swapped Corners'.C88]);&quot;&quot;)">
            <text:p/>
          </table:table-cell>
          <table:table-cell table:style-name="ce16" table:formula="of:=IF(LEN(['Numeric Swapped Corners'.H88]) &gt; 0;IF(LEN(['Numeric Swapped Corners'.B88]) &gt; 0;['Numeric Swapped Corners'.B88] &amp; &quot;=&quot; &amp; ['Numeric Swapped Corners'.D88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89]) &gt; 0; ['Numeric Swapped Corners'.H89]; &quot;&quot;)">
            <text:p/>
          </table:table-cell>
          <table:table-cell table:style-name="ce16" table:formula="of:=IF(LEN(['Numeric Swapped Corners'.H89]) &gt; 0;&quot;[PACENOTE::&quot; &amp; ['Numeric Swapped Corners'.B89] &amp; &quot;]&quot; &amp; CHAR(10) &amp; IF(LEN(['Numeric Swapped Corners'.A89]) &gt; 0;&quot;id=&quot; &amp; ['Numeric Swapped Corners'.A89] &amp; CHAR(10);&quot;&quot;) &amp; &quot;Sounds=1&quot; &amp; CHAR(10) &amp; &quot;Snd0=&quot; &amp; LOWER(['Numeric Swapped Corners'.B89]) &amp; &quot;.ogg&quot; &amp; CHAR(10) &amp; IF(LEN(['Numeric Swapped Corners'.F89]) &gt; 0; &quot;link=&quot; &amp; ['Numeric Swapped Corners'.F89] &amp; CHAR(10);&quot;&quot;) &amp; IF(LEN(['Numeric Swapped Corners'.G89])&gt;0;&quot;standard=&quot; &amp; ['Numeric Swapped Corners'.G89] &amp; CHAR(10);&quot;&quot;) &amp; &quot;column=&quot; &amp; ['Numeric Swapped Corners'.I89] &amp; CHAR(10);&quot;&quot;)">
            <text:p/>
          </table:table-cell>
          <table:table-cell table:style-name="ce16" table:formula="of:=IF(LEN(['Numeric Swapped Corners'.H89]) &gt; 0;IF(LEN(['Numeric Swapped Corners'.B89]) &gt; 0;['Numeric Swapped Corners'.B89] &amp; &quot;=&quot; &amp; ['Numeric Swapped Corners'.C89]);&quot;&quot;)">
            <text:p/>
          </table:table-cell>
          <table:table-cell table:style-name="ce16" table:formula="of:=IF(LEN(['Numeric Swapped Corners'.H89]) &gt; 0;IF(LEN(['Numeric Swapped Corners'.B89]) &gt; 0;['Numeric Swapped Corners'.B89] &amp; &quot;=&quot; &amp; ['Numeric Swapped Corners'.D89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90]) &gt; 0; ['Numeric Swapped Corners'.H90]; &quot;&quot;)">
            <text:p/>
          </table:table-cell>
          <table:table-cell table:style-name="ce16" table:formula="of:=IF(LEN(['Numeric Swapped Corners'.H90]) &gt; 0;&quot;[PACENOTE::&quot; &amp; ['Numeric Swapped Corners'.B90] &amp; &quot;]&quot; &amp; CHAR(10) &amp; IF(LEN(['Numeric Swapped Corners'.A90]) &gt; 0;&quot;id=&quot; &amp; ['Numeric Swapped Corners'.A90] &amp; CHAR(10);&quot;&quot;) &amp; &quot;Sounds=1&quot; &amp; CHAR(10) &amp; &quot;Snd0=&quot; &amp; LOWER(['Numeric Swapped Corners'.B90]) &amp; &quot;.ogg&quot; &amp; CHAR(10) &amp; IF(LEN(['Numeric Swapped Corners'.F90]) &gt; 0; &quot;link=&quot; &amp; ['Numeric Swapped Corners'.F90] &amp; CHAR(10);&quot;&quot;) &amp; IF(LEN(['Numeric Swapped Corners'.G90])&gt;0;&quot;standard=&quot; &amp; ['Numeric Swapped Corners'.G90] &amp; CHAR(10);&quot;&quot;) &amp; &quot;column=&quot; &amp; ['Numeric Swapped Corners'.I90] &amp; CHAR(10);&quot;&quot;)">
            <text:p/>
          </table:table-cell>
          <table:table-cell table:style-name="ce16" table:formula="of:=IF(LEN(['Numeric Swapped Corners'.H90]) &gt; 0;IF(LEN(['Numeric Swapped Corners'.B90]) &gt; 0;['Numeric Swapped Corners'.B90] &amp; &quot;=&quot; &amp; ['Numeric Swapped Corners'.C90]);&quot;&quot;)">
            <text:p/>
          </table:table-cell>
          <table:table-cell table:style-name="ce16" table:formula="of:=IF(LEN(['Numeric Swapped Corners'.H90]) &gt; 0;IF(LEN(['Numeric Swapped Corners'.B90]) &gt; 0;['Numeric Swapped Corners'.B90] &amp; &quot;=&quot; &amp; ['Numeric Swapped Corners'.D90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91]) &gt; 0; ['Numeric Swapped Corners'.H91]; &quot;&quot;)">
            <text:p/>
          </table:table-cell>
          <table:table-cell table:style-name="ce16" table:formula="of:=IF(LEN(['Numeric Swapped Corners'.H91]) &gt; 0;&quot;[PACENOTE::&quot; &amp; ['Numeric Swapped Corners'.B91] &amp; &quot;]&quot; &amp; CHAR(10) &amp; IF(LEN(['Numeric Swapped Corners'.A91]) &gt; 0;&quot;id=&quot; &amp; ['Numeric Swapped Corners'.A91] &amp; CHAR(10);&quot;&quot;) &amp; &quot;Sounds=1&quot; &amp; CHAR(10) &amp; &quot;Snd0=&quot; &amp; LOWER(['Numeric Swapped Corners'.B91]) &amp; &quot;.ogg&quot; &amp; CHAR(10) &amp; IF(LEN(['Numeric Swapped Corners'.F91]) &gt; 0; &quot;link=&quot; &amp; ['Numeric Swapped Corners'.F91] &amp; CHAR(10);&quot;&quot;) &amp; IF(LEN(['Numeric Swapped Corners'.G91])&gt;0;&quot;standard=&quot; &amp; ['Numeric Swapped Corners'.G91] &amp; CHAR(10);&quot;&quot;) &amp; &quot;column=&quot; &amp; ['Numeric Swapped Corners'.I91] &amp; CHAR(10);&quot;&quot;)">
            <text:p/>
          </table:table-cell>
          <table:table-cell table:style-name="ce16" table:formula="of:=IF(LEN(['Numeric Swapped Corners'.H91]) &gt; 0;IF(LEN(['Numeric Swapped Corners'.B91]) &gt; 0;['Numeric Swapped Corners'.B91] &amp; &quot;=&quot; &amp; ['Numeric Swapped Corners'.C91]);&quot;&quot;)">
            <text:p/>
          </table:table-cell>
          <table:table-cell table:style-name="ce16" table:formula="of:=IF(LEN(['Numeric Swapped Corners'.H91]) &gt; 0;IF(LEN(['Numeric Swapped Corners'.B91]) &gt; 0;['Numeric Swapped Corners'.B91] &amp; &quot;=&quot; &amp; ['Numeric Swapped Corners'.D91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92]) &gt; 0; ['Numeric Swapped Corners'.H92]; &quot;&quot;)">
            <text:p/>
          </table:table-cell>
          <table:table-cell table:style-name="ce16" table:formula="of:=IF(LEN(['Numeric Swapped Corners'.H92]) &gt; 0;&quot;[PACENOTE::&quot; &amp; ['Numeric Swapped Corners'.B92] &amp; &quot;]&quot; &amp; CHAR(10) &amp; IF(LEN(['Numeric Swapped Corners'.A92]) &gt; 0;&quot;id=&quot; &amp; ['Numeric Swapped Corners'.A92] &amp; CHAR(10);&quot;&quot;) &amp; &quot;Sounds=1&quot; &amp; CHAR(10) &amp; &quot;Snd0=&quot; &amp; LOWER(['Numeric Swapped Corners'.B92]) &amp; &quot;.ogg&quot; &amp; CHAR(10) &amp; IF(LEN(['Numeric Swapped Corners'.F92]) &gt; 0; &quot;link=&quot; &amp; ['Numeric Swapped Corners'.F92] &amp; CHAR(10);&quot;&quot;) &amp; IF(LEN(['Numeric Swapped Corners'.G92])&gt;0;&quot;standard=&quot; &amp; ['Numeric Swapped Corners'.G92] &amp; CHAR(10);&quot;&quot;) &amp; &quot;column=&quot; &amp; ['Numeric Swapped Corners'.I92] &amp; CHAR(10);&quot;&quot;)">
            <text:p/>
          </table:table-cell>
          <table:table-cell table:style-name="ce16" table:formula="of:=IF(LEN(['Numeric Swapped Corners'.H92]) &gt; 0;IF(LEN(['Numeric Swapped Corners'.B92]) &gt; 0;['Numeric Swapped Corners'.B92] &amp; &quot;=&quot; &amp; ['Numeric Swapped Corners'.C92]);&quot;&quot;)">
            <text:p/>
          </table:table-cell>
          <table:table-cell table:style-name="ce16" table:formula="of:=IF(LEN(['Numeric Swapped Corners'.H92]) &gt; 0;IF(LEN(['Numeric Swapped Corners'.B92]) &gt; 0;['Numeric Swapped Corners'.B92] &amp; &quot;=&quot; &amp; ['Numeric Swapped Corners'.D92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93]) &gt; 0; ['Numeric Swapped Corners'.H93]; &quot;&quot;)">
            <text:p/>
          </table:table-cell>
          <table:table-cell table:style-name="ce16" table:formula="of:=IF(LEN(['Numeric Swapped Corners'.H93]) &gt; 0;&quot;[PACENOTE::&quot; &amp; ['Numeric Swapped Corners'.B93] &amp; &quot;]&quot; &amp; CHAR(10) &amp; IF(LEN(['Numeric Swapped Corners'.A93]) &gt; 0;&quot;id=&quot; &amp; ['Numeric Swapped Corners'.A93] &amp; CHAR(10);&quot;&quot;) &amp; &quot;Sounds=1&quot; &amp; CHAR(10) &amp; &quot;Snd0=&quot; &amp; LOWER(['Numeric Swapped Corners'.B93]) &amp; &quot;.ogg&quot; &amp; CHAR(10) &amp; IF(LEN(['Numeric Swapped Corners'.F93]) &gt; 0; &quot;link=&quot; &amp; ['Numeric Swapped Corners'.F93] &amp; CHAR(10);&quot;&quot;) &amp; IF(LEN(['Numeric Swapped Corners'.G93])&gt;0;&quot;standard=&quot; &amp; ['Numeric Swapped Corners'.G93] &amp; CHAR(10);&quot;&quot;) &amp; &quot;column=&quot; &amp; ['Numeric Swapped Corners'.I93] &amp; CHAR(10);&quot;&quot;)">
            <text:p/>
          </table:table-cell>
          <table:table-cell table:style-name="ce16" table:formula="of:=IF(LEN(['Numeric Swapped Corners'.H93]) &gt; 0;IF(LEN(['Numeric Swapped Corners'.B93]) &gt; 0;['Numeric Swapped Corners'.B93] &amp; &quot;=&quot; &amp; ['Numeric Swapped Corners'.C93]);&quot;&quot;)">
            <text:p/>
          </table:table-cell>
          <table:table-cell table:style-name="ce16" table:formula="of:=IF(LEN(['Numeric Swapped Corners'.H93]) &gt; 0;IF(LEN(['Numeric Swapped Corners'.B93]) &gt; 0;['Numeric Swapped Corners'.B93] &amp; &quot;=&quot; &amp; ['Numeric Swapped Corners'.D93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94]) &gt; 0; ['Numeric Swapped Corners'.H94]; &quot;&quot;)">
            <text:p/>
          </table:table-cell>
          <table:table-cell table:style-name="ce16" table:formula="of:=IF(LEN(['Numeric Swapped Corners'.H94]) &gt; 0;&quot;[PACENOTE::&quot; &amp; ['Numeric Swapped Corners'.B94] &amp; &quot;]&quot; &amp; CHAR(10) &amp; IF(LEN(['Numeric Swapped Corners'.A94]) &gt; 0;&quot;id=&quot; &amp; ['Numeric Swapped Corners'.A94] &amp; CHAR(10);&quot;&quot;) &amp; &quot;Sounds=1&quot; &amp; CHAR(10) &amp; &quot;Snd0=&quot; &amp; LOWER(['Numeric Swapped Corners'.B94]) &amp; &quot;.ogg&quot; &amp; CHAR(10) &amp; IF(LEN(['Numeric Swapped Corners'.F94]) &gt; 0; &quot;link=&quot; &amp; ['Numeric Swapped Corners'.F94] &amp; CHAR(10);&quot;&quot;) &amp; IF(LEN(['Numeric Swapped Corners'.G94])&gt;0;&quot;standard=&quot; &amp; ['Numeric Swapped Corners'.G94] &amp; CHAR(10);&quot;&quot;) &amp; &quot;column=&quot; &amp; ['Numeric Swapped Corners'.I94] &amp; CHAR(10);&quot;&quot;)">
            <text:p/>
          </table:table-cell>
          <table:table-cell table:style-name="ce16" table:formula="of:=IF(LEN(['Numeric Swapped Corners'.H94]) &gt; 0;IF(LEN(['Numeric Swapped Corners'.B94]) &gt; 0;['Numeric Swapped Corners'.B94] &amp; &quot;=&quot; &amp; ['Numeric Swapped Corners'.C94]);&quot;&quot;)">
            <text:p/>
          </table:table-cell>
          <table:table-cell table:style-name="ce16" table:formula="of:=IF(LEN(['Numeric Swapped Corners'.H94]) &gt; 0;IF(LEN(['Numeric Swapped Corners'.B94]) &gt; 0;['Numeric Swapped Corners'.B94] &amp; &quot;=&quot; &amp; ['Numeric Swapped Corners'.D94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95]) &gt; 0; ['Numeric Swapped Corners'.H95]; &quot;&quot;)">
            <text:p/>
          </table:table-cell>
          <table:table-cell table:style-name="ce16" table:formula="of:=IF(LEN(['Numeric Swapped Corners'.H95]) &gt; 0;&quot;[PACENOTE::&quot; &amp; ['Numeric Swapped Corners'.B95] &amp; &quot;]&quot; &amp; CHAR(10) &amp; IF(LEN(['Numeric Swapped Corners'.A95]) &gt; 0;&quot;id=&quot; &amp; ['Numeric Swapped Corners'.A95] &amp; CHAR(10);&quot;&quot;) &amp; &quot;Sounds=1&quot; &amp; CHAR(10) &amp; &quot;Snd0=&quot; &amp; LOWER(['Numeric Swapped Corners'.B95]) &amp; &quot;.ogg&quot; &amp; CHAR(10) &amp; IF(LEN(['Numeric Swapped Corners'.F95]) &gt; 0; &quot;link=&quot; &amp; ['Numeric Swapped Corners'.F95] &amp; CHAR(10);&quot;&quot;) &amp; IF(LEN(['Numeric Swapped Corners'.G95])&gt;0;&quot;standard=&quot; &amp; ['Numeric Swapped Corners'.G95] &amp; CHAR(10);&quot;&quot;) &amp; &quot;column=&quot; &amp; ['Numeric Swapped Corners'.I95] &amp; CHAR(10);&quot;&quot;)">
            <text:p/>
          </table:table-cell>
          <table:table-cell table:style-name="ce16" table:formula="of:=IF(LEN(['Numeric Swapped Corners'.H95]) &gt; 0;IF(LEN(['Numeric Swapped Corners'.B95]) &gt; 0;['Numeric Swapped Corners'.B95] &amp; &quot;=&quot; &amp; ['Numeric Swapped Corners'.C95]);&quot;&quot;)">
            <text:p/>
          </table:table-cell>
          <table:table-cell table:style-name="ce16" table:formula="of:=IF(LEN(['Numeric Swapped Corners'.H95]) &gt; 0;IF(LEN(['Numeric Swapped Corners'.B95]) &gt; 0;['Numeric Swapped Corners'.B95] &amp; &quot;=&quot; &amp; ['Numeric Swapped Corners'.D95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96]) &gt; 0; ['Numeric Swapped Corners'.H96]; &quot;&quot;)">
            <text:p/>
          </table:table-cell>
          <table:table-cell table:style-name="ce16" table:formula="of:=IF(LEN(['Numeric Swapped Corners'.H96]) &gt; 0;&quot;[PACENOTE::&quot; &amp; ['Numeric Swapped Corners'.B96] &amp; &quot;]&quot; &amp; CHAR(10) &amp; IF(LEN(['Numeric Swapped Corners'.A96]) &gt; 0;&quot;id=&quot; &amp; ['Numeric Swapped Corners'.A96] &amp; CHAR(10);&quot;&quot;) &amp; &quot;Sounds=1&quot; &amp; CHAR(10) &amp; &quot;Snd0=&quot; &amp; LOWER(['Numeric Swapped Corners'.B96]) &amp; &quot;.ogg&quot; &amp; CHAR(10) &amp; IF(LEN(['Numeric Swapped Corners'.F96]) &gt; 0; &quot;link=&quot; &amp; ['Numeric Swapped Corners'.F96] &amp; CHAR(10);&quot;&quot;) &amp; IF(LEN(['Numeric Swapped Corners'.G96])&gt;0;&quot;standard=&quot; &amp; ['Numeric Swapped Corners'.G96] &amp; CHAR(10);&quot;&quot;) &amp; &quot;column=&quot; &amp; ['Numeric Swapped Corners'.I96] &amp; CHAR(10);&quot;&quot;)">
            <text:p/>
          </table:table-cell>
          <table:table-cell table:style-name="ce16" table:formula="of:=IF(LEN(['Numeric Swapped Corners'.H96]) &gt; 0;IF(LEN(['Numeric Swapped Corners'.B96]) &gt; 0;['Numeric Swapped Corners'.B96] &amp; &quot;=&quot; &amp; ['Numeric Swapped Corners'.C96]);&quot;&quot;)">
            <text:p/>
          </table:table-cell>
          <table:table-cell table:style-name="ce16" table:formula="of:=IF(LEN(['Numeric Swapped Corners'.H96]) &gt; 0;IF(LEN(['Numeric Swapped Corners'.B96]) &gt; 0;['Numeric Swapped Corners'.B96] &amp; &quot;=&quot; &amp; ['Numeric Swapped Corners'.D96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97]) &gt; 0; ['Numeric Swapped Corners'.H97]; &quot;&quot;)">
            <text:p/>
          </table:table-cell>
          <table:table-cell table:style-name="ce16" table:formula="of:=IF(LEN(['Numeric Swapped Corners'.H97]) &gt; 0;&quot;[PACENOTE::&quot; &amp; ['Numeric Swapped Corners'.B97] &amp; &quot;]&quot; &amp; CHAR(10) &amp; IF(LEN(['Numeric Swapped Corners'.A97]) &gt; 0;&quot;id=&quot; &amp; ['Numeric Swapped Corners'.A97] &amp; CHAR(10);&quot;&quot;) &amp; &quot;Sounds=1&quot; &amp; CHAR(10) &amp; &quot;Snd0=&quot; &amp; LOWER(['Numeric Swapped Corners'.B97]) &amp; &quot;.ogg&quot; &amp; CHAR(10) &amp; IF(LEN(['Numeric Swapped Corners'.F97]) &gt; 0; &quot;link=&quot; &amp; ['Numeric Swapped Corners'.F97] &amp; CHAR(10);&quot;&quot;) &amp; IF(LEN(['Numeric Swapped Corners'.G97])&gt;0;&quot;standard=&quot; &amp; ['Numeric Swapped Corners'.G97] &amp; CHAR(10);&quot;&quot;) &amp; &quot;column=&quot; &amp; ['Numeric Swapped Corners'.I97] &amp; CHAR(10);&quot;&quot;)">
            <text:p/>
          </table:table-cell>
          <table:table-cell table:style-name="ce16" table:formula="of:=IF(LEN(['Numeric Swapped Corners'.H97]) &gt; 0;IF(LEN(['Numeric Swapped Corners'.B97]) &gt; 0;['Numeric Swapped Corners'.B97] &amp; &quot;=&quot; &amp; ['Numeric Swapped Corners'.C97]);&quot;&quot;)">
            <text:p/>
          </table:table-cell>
          <table:table-cell table:style-name="ce16" table:formula="of:=IF(LEN(['Numeric Swapped Corners'.H97]) &gt; 0;IF(LEN(['Numeric Swapped Corners'.B97]) &gt; 0;['Numeric Swapped Corners'.B97] &amp; &quot;=&quot; &amp; ['Numeric Swapped Corners'.D97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98]) &gt; 0; ['Numeric Swapped Corners'.H98]; &quot;&quot;)">
            <text:p/>
          </table:table-cell>
          <table:table-cell table:style-name="ce16" table:formula="of:=IF(LEN(['Numeric Swapped Corners'.H98]) &gt; 0;&quot;[PACENOTE::&quot; &amp; ['Numeric Swapped Corners'.B98] &amp; &quot;]&quot; &amp; CHAR(10) &amp; IF(LEN(['Numeric Swapped Corners'.A98]) &gt; 0;&quot;id=&quot; &amp; ['Numeric Swapped Corners'.A98] &amp; CHAR(10);&quot;&quot;) &amp; &quot;Sounds=1&quot; &amp; CHAR(10) &amp; &quot;Snd0=&quot; &amp; LOWER(['Numeric Swapped Corners'.B98]) &amp; &quot;.ogg&quot; &amp; CHAR(10) &amp; IF(LEN(['Numeric Swapped Corners'.F98]) &gt; 0; &quot;link=&quot; &amp; ['Numeric Swapped Corners'.F98] &amp; CHAR(10);&quot;&quot;) &amp; IF(LEN(['Numeric Swapped Corners'.G98])&gt;0;&quot;standard=&quot; &amp; ['Numeric Swapped Corners'.G98] &amp; CHAR(10);&quot;&quot;) &amp; &quot;column=&quot; &amp; ['Numeric Swapped Corners'.I98] &amp; CHAR(10);&quot;&quot;)">
            <text:p/>
          </table:table-cell>
          <table:table-cell table:style-name="ce16" table:formula="of:=IF(LEN(['Numeric Swapped Corners'.H98]) &gt; 0;IF(LEN(['Numeric Swapped Corners'.B98]) &gt; 0;['Numeric Swapped Corners'.B98] &amp; &quot;=&quot; &amp; ['Numeric Swapped Corners'.C98]);&quot;&quot;)">
            <text:p/>
          </table:table-cell>
          <table:table-cell table:style-name="ce16" table:formula="of:=IF(LEN(['Numeric Swapped Corners'.H98]) &gt; 0;IF(LEN(['Numeric Swapped Corners'.B98]) &gt; 0;['Numeric Swapped Corners'.B98] &amp; &quot;=&quot; &amp; ['Numeric Swapped Corners'.D98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99]) &gt; 0; ['Numeric Swapped Corners'.H99]; &quot;&quot;)">
            <text:p/>
          </table:table-cell>
          <table:table-cell table:style-name="ce16" table:formula="of:=IF(LEN(['Numeric Swapped Corners'.H99]) &gt; 0;&quot;[PACENOTE::&quot; &amp; ['Numeric Swapped Corners'.B99] &amp; &quot;]&quot; &amp; CHAR(10) &amp; IF(LEN(['Numeric Swapped Corners'.A99]) &gt; 0;&quot;id=&quot; &amp; ['Numeric Swapped Corners'.A99] &amp; CHAR(10);&quot;&quot;) &amp; &quot;Sounds=1&quot; &amp; CHAR(10) &amp; &quot;Snd0=&quot; &amp; LOWER(['Numeric Swapped Corners'.B99]) &amp; &quot;.ogg&quot; &amp; CHAR(10) &amp; IF(LEN(['Numeric Swapped Corners'.F99]) &gt; 0; &quot;link=&quot; &amp; ['Numeric Swapped Corners'.F99] &amp; CHAR(10);&quot;&quot;) &amp; IF(LEN(['Numeric Swapped Corners'.G99])&gt;0;&quot;standard=&quot; &amp; ['Numeric Swapped Corners'.G99] &amp; CHAR(10);&quot;&quot;) &amp; &quot;column=&quot; &amp; ['Numeric Swapped Corners'.I99] &amp; CHAR(10);&quot;&quot;)">
            <text:p/>
          </table:table-cell>
          <table:table-cell table:style-name="ce16" table:formula="of:=IF(LEN(['Numeric Swapped Corners'.H99]) &gt; 0;IF(LEN(['Numeric Swapped Corners'.B99]) &gt; 0;['Numeric Swapped Corners'.B99] &amp; &quot;=&quot; &amp; ['Numeric Swapped Corners'.C99]);&quot;&quot;)">
            <text:p/>
          </table:table-cell>
          <table:table-cell table:style-name="ce16" table:formula="of:=IF(LEN(['Numeric Swapped Corners'.H99]) &gt; 0;IF(LEN(['Numeric Swapped Corners'.B99]) &gt; 0;['Numeric Swapped Corners'.B99] &amp; &quot;=&quot; &amp; ['Numeric Swapped Corners'.D99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100]) &gt; 0; ['Numeric Swapped Corners'.H100]; &quot;&quot;)">
            <text:p/>
          </table:table-cell>
          <table:table-cell table:style-name="ce16" table:formula="of:=IF(LEN(['Numeric Swapped Corners'.H100]) &gt; 0;&quot;[PACENOTE::&quot; &amp; ['Numeric Swapped Corners'.B100] &amp; &quot;]&quot; &amp; CHAR(10) &amp; IF(LEN(['Numeric Swapped Corners'.A100]) &gt; 0;&quot;id=&quot; &amp; ['Numeric Swapped Corners'.A100] &amp; CHAR(10);&quot;&quot;) &amp; &quot;Sounds=1&quot; &amp; CHAR(10) &amp; &quot;Snd0=&quot; &amp; LOWER(['Numeric Swapped Corners'.B100]) &amp; &quot;.ogg&quot; &amp; CHAR(10) &amp; IF(LEN(['Numeric Swapped Corners'.F100]) &gt; 0; &quot;link=&quot; &amp; ['Numeric Swapped Corners'.F100] &amp; CHAR(10);&quot;&quot;) &amp; IF(LEN(['Numeric Swapped Corners'.G100])&gt;0;&quot;standard=&quot; &amp; ['Numeric Swapped Corners'.G100] &amp; CHAR(10);&quot;&quot;) &amp; &quot;column=&quot; &amp; ['Numeric Swapped Corners'.I100] &amp; CHAR(10);&quot;&quot;)">
            <text:p/>
          </table:table-cell>
          <table:table-cell table:style-name="ce16" table:formula="of:=IF(LEN(['Numeric Swapped Corners'.H100]) &gt; 0;IF(LEN(['Numeric Swapped Corners'.B100]) &gt; 0;['Numeric Swapped Corners'.B100] &amp; &quot;=&quot; &amp; ['Numeric Swapped Corners'.C100]);&quot;&quot;)">
            <text:p/>
          </table:table-cell>
          <table:table-cell table:style-name="ce16" table:formula="of:=IF(LEN(['Numeric Swapped Corners'.H100]) &gt; 0;IF(LEN(['Numeric Swapped Corners'.B100]) &gt; 0;['Numeric Swapped Corners'.B100] &amp; &quot;=&quot; &amp; ['Numeric Swapped Corners'.D100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101]) &gt; 0; ['Numeric Swapped Corners'.H101]; &quot;&quot;)">
            <text:p/>
          </table:table-cell>
          <table:table-cell table:style-name="ce16" table:formula="of:=IF(LEN(['Numeric Swapped Corners'.H101]) &gt; 0;&quot;[PACENOTE::&quot; &amp; ['Numeric Swapped Corners'.B101] &amp; &quot;]&quot; &amp; CHAR(10) &amp; IF(LEN(['Numeric Swapped Corners'.A101]) &gt; 0;&quot;id=&quot; &amp; ['Numeric Swapped Corners'.A101] &amp; CHAR(10);&quot;&quot;) &amp; &quot;Sounds=1&quot; &amp; CHAR(10) &amp; &quot;Snd0=&quot; &amp; LOWER(['Numeric Swapped Corners'.B101]) &amp; &quot;.ogg&quot; &amp; CHAR(10) &amp; IF(LEN(['Numeric Swapped Corners'.F101]) &gt; 0; &quot;link=&quot; &amp; ['Numeric Swapped Corners'.F101] &amp; CHAR(10);&quot;&quot;) &amp; IF(LEN(['Numeric Swapped Corners'.G101])&gt;0;&quot;standard=&quot; &amp; ['Numeric Swapped Corners'.G101] &amp; CHAR(10);&quot;&quot;) &amp; &quot;column=&quot; &amp; ['Numeric Swapped Corners'.I101] &amp; CHAR(10);&quot;&quot;)">
            <text:p/>
          </table:table-cell>
          <table:table-cell table:style-name="ce16" table:formula="of:=IF(LEN(['Numeric Swapped Corners'.H101]) &gt; 0;IF(LEN(['Numeric Swapped Corners'.B101]) &gt; 0;['Numeric Swapped Corners'.B101] &amp; &quot;=&quot; &amp; ['Numeric Swapped Corners'.C101]);&quot;&quot;)">
            <text:p/>
          </table:table-cell>
          <table:table-cell table:style-name="ce16" table:formula="of:=IF(LEN(['Numeric Swapped Corners'.H101]) &gt; 0;IF(LEN(['Numeric Swapped Corners'.B101]) &gt; 0;['Numeric Swapped Corners'.B101] &amp; &quot;=&quot; &amp; ['Numeric Swapped Corners'.D101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102]) &gt; 0; ['Numeric Swapped Corners'.H102]; &quot;&quot;)">
            <text:p/>
          </table:table-cell>
          <table:table-cell table:style-name="ce16" table:formula="of:=IF(LEN(['Numeric Swapped Corners'.H102]) &gt; 0;&quot;[PACENOTE::&quot; &amp; ['Numeric Swapped Corners'.B102] &amp; &quot;]&quot; &amp; CHAR(10) &amp; IF(LEN(['Numeric Swapped Corners'.A102]) &gt; 0;&quot;id=&quot; &amp; ['Numeric Swapped Corners'.A102] &amp; CHAR(10);&quot;&quot;) &amp; &quot;Sounds=1&quot; &amp; CHAR(10) &amp; &quot;Snd0=&quot; &amp; LOWER(['Numeric Swapped Corners'.B102]) &amp; &quot;.ogg&quot; &amp; CHAR(10) &amp; IF(LEN(['Numeric Swapped Corners'.F102]) &gt; 0; &quot;link=&quot; &amp; ['Numeric Swapped Corners'.F102] &amp; CHAR(10);&quot;&quot;) &amp; IF(LEN(['Numeric Swapped Corners'.G102])&gt;0;&quot;standard=&quot; &amp; ['Numeric Swapped Corners'.G102] &amp; CHAR(10);&quot;&quot;) &amp; &quot;column=&quot; &amp; ['Numeric Swapped Corners'.I102] &amp; CHAR(10);&quot;&quot;)">
            <text:p/>
          </table:table-cell>
          <table:table-cell table:style-name="ce16" table:formula="of:=IF(LEN(['Numeric Swapped Corners'.H102]) &gt; 0;IF(LEN(['Numeric Swapped Corners'.B102]) &gt; 0;['Numeric Swapped Corners'.B102] &amp; &quot;=&quot; &amp; ['Numeric Swapped Corners'.C102]);&quot;&quot;)">
            <text:p/>
          </table:table-cell>
          <table:table-cell table:style-name="ce16" table:formula="of:=IF(LEN(['Numeric Swapped Corners'.H102]) &gt; 0;IF(LEN(['Numeric Swapped Corners'.B102]) &gt; 0;['Numeric Swapped Corners'.B102] &amp; &quot;=&quot; &amp; ['Numeric Swapped Corners'.D102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103]) &gt; 0; ['Numeric Swapped Corners'.H103]; &quot;&quot;)">
            <text:p/>
          </table:table-cell>
          <table:table-cell table:style-name="ce16" table:formula="of:=IF(LEN(['Numeric Swapped Corners'.H103]) &gt; 0;&quot;[PACENOTE::&quot; &amp; ['Numeric Swapped Corners'.B103] &amp; &quot;]&quot; &amp; CHAR(10) &amp; IF(LEN(['Numeric Swapped Corners'.A103]) &gt; 0;&quot;id=&quot; &amp; ['Numeric Swapped Corners'.A103] &amp; CHAR(10);&quot;&quot;) &amp; &quot;Sounds=1&quot; &amp; CHAR(10) &amp; &quot;Snd0=&quot; &amp; LOWER(['Numeric Swapped Corners'.B103]) &amp; &quot;.ogg&quot; &amp; CHAR(10) &amp; IF(LEN(['Numeric Swapped Corners'.F103]) &gt; 0; &quot;link=&quot; &amp; ['Numeric Swapped Corners'.F103] &amp; CHAR(10);&quot;&quot;) &amp; IF(LEN(['Numeric Swapped Corners'.G103])&gt;0;&quot;standard=&quot; &amp; ['Numeric Swapped Corners'.G103] &amp; CHAR(10);&quot;&quot;) &amp; &quot;column=&quot; &amp; ['Numeric Swapped Corners'.I103] &amp; CHAR(10);&quot;&quot;)">
            <text:p/>
          </table:table-cell>
          <table:table-cell table:style-name="ce16" table:formula="of:=IF(LEN(['Numeric Swapped Corners'.H103]) &gt; 0;IF(LEN(['Numeric Swapped Corners'.B103]) &gt; 0;['Numeric Swapped Corners'.B103] &amp; &quot;=&quot; &amp; ['Numeric Swapped Corners'.C103]);&quot;&quot;)">
            <text:p/>
          </table:table-cell>
          <table:table-cell table:style-name="ce16" table:formula="of:=IF(LEN(['Numeric Swapped Corners'.H103]) &gt; 0;IF(LEN(['Numeric Swapped Corners'.B103]) &gt; 0;['Numeric Swapped Corners'.B103] &amp; &quot;=&quot; &amp; ['Numeric Swapped Corners'.D103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104]) &gt; 0; ['Numeric Swapped Corners'.H104]; &quot;&quot;)">
            <text:p/>
          </table:table-cell>
          <table:table-cell table:style-name="ce16" table:formula="of:=IF(LEN(['Numeric Swapped Corners'.H104]) &gt; 0;&quot;[PACENOTE::&quot; &amp; ['Numeric Swapped Corners'.B104] &amp; &quot;]&quot; &amp; CHAR(10) &amp; IF(LEN(['Numeric Swapped Corners'.A104]) &gt; 0;&quot;id=&quot; &amp; ['Numeric Swapped Corners'.A104] &amp; CHAR(10);&quot;&quot;) &amp; &quot;Sounds=1&quot; &amp; CHAR(10) &amp; &quot;Snd0=&quot; &amp; LOWER(['Numeric Swapped Corners'.B104]) &amp; &quot;.ogg&quot; &amp; CHAR(10) &amp; IF(LEN(['Numeric Swapped Corners'.F104]) &gt; 0; &quot;link=&quot; &amp; ['Numeric Swapped Corners'.F104] &amp; CHAR(10);&quot;&quot;) &amp; IF(LEN(['Numeric Swapped Corners'.G104])&gt;0;&quot;standard=&quot; &amp; ['Numeric Swapped Corners'.G104] &amp; CHAR(10);&quot;&quot;) &amp; &quot;column=&quot; &amp; ['Numeric Swapped Corners'.I104] &amp; CHAR(10);&quot;&quot;)">
            <text:p/>
          </table:table-cell>
          <table:table-cell table:style-name="ce16" table:formula="of:=IF(LEN(['Numeric Swapped Corners'.H104]) &gt; 0;IF(LEN(['Numeric Swapped Corners'.B104]) &gt; 0;['Numeric Swapped Corners'.B104] &amp; &quot;=&quot; &amp; ['Numeric Swapped Corners'.C104]);&quot;&quot;)">
            <text:p/>
          </table:table-cell>
          <table:table-cell table:style-name="ce16" table:formula="of:=IF(LEN(['Numeric Swapped Corners'.H104]) &gt; 0;IF(LEN(['Numeric Swapped Corners'.B104]) &gt; 0;['Numeric Swapped Corners'.B104] &amp; &quot;=&quot; &amp; ['Numeric Swapped Corners'.D104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105]) &gt; 0; ['Numeric Swapped Corners'.H105]; &quot;&quot;)">
            <text:p/>
          </table:table-cell>
          <table:table-cell table:style-name="ce16" table:formula="of:=IF(LEN(['Numeric Swapped Corners'.H105]) &gt; 0;&quot;[PACENOTE::&quot; &amp; ['Numeric Swapped Corners'.B105] &amp; &quot;]&quot; &amp; CHAR(10) &amp; IF(LEN(['Numeric Swapped Corners'.A105]) &gt; 0;&quot;id=&quot; &amp; ['Numeric Swapped Corners'.A105] &amp; CHAR(10);&quot;&quot;) &amp; &quot;Sounds=1&quot; &amp; CHAR(10) &amp; &quot;Snd0=&quot; &amp; LOWER(['Numeric Swapped Corners'.B105]) &amp; &quot;.ogg&quot; &amp; CHAR(10) &amp; IF(LEN(['Numeric Swapped Corners'.F105]) &gt; 0; &quot;link=&quot; &amp; ['Numeric Swapped Corners'.F105] &amp; CHAR(10);&quot;&quot;) &amp; IF(LEN(['Numeric Swapped Corners'.G105])&gt;0;&quot;standard=&quot; &amp; ['Numeric Swapped Corners'.G105] &amp; CHAR(10);&quot;&quot;) &amp; &quot;column=&quot; &amp; ['Numeric Swapped Corners'.I105] &amp; CHAR(10);&quot;&quot;)">
            <text:p/>
          </table:table-cell>
          <table:table-cell table:style-name="ce16" table:formula="of:=IF(LEN(['Numeric Swapped Corners'.H105]) &gt; 0;IF(LEN(['Numeric Swapped Corners'.B105]) &gt; 0;['Numeric Swapped Corners'.B105] &amp; &quot;=&quot; &amp; ['Numeric Swapped Corners'.C105]);&quot;&quot;)">
            <text:p/>
          </table:table-cell>
          <table:table-cell table:style-name="ce16" table:formula="of:=IF(LEN(['Numeric Swapped Corners'.H105]) &gt; 0;IF(LEN(['Numeric Swapped Corners'.B105]) &gt; 0;['Numeric Swapped Corners'.B105] &amp; &quot;=&quot; &amp; ['Numeric Swapped Corners'.D105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106]) &gt; 0; ['Numeric Swapped Corners'.H106]; &quot;&quot;)">
            <text:p/>
          </table:table-cell>
          <table:table-cell table:style-name="ce16" table:formula="of:=IF(LEN(['Numeric Swapped Corners'.H106]) &gt; 0;&quot;[PACENOTE::&quot; &amp; ['Numeric Swapped Corners'.B106] &amp; &quot;]&quot; &amp; CHAR(10) &amp; IF(LEN(['Numeric Swapped Corners'.A106]) &gt; 0;&quot;id=&quot; &amp; ['Numeric Swapped Corners'.A106] &amp; CHAR(10);&quot;&quot;) &amp; &quot;Sounds=1&quot; &amp; CHAR(10) &amp; &quot;Snd0=&quot; &amp; LOWER(['Numeric Swapped Corners'.B106]) &amp; &quot;.ogg&quot; &amp; CHAR(10) &amp; IF(LEN(['Numeric Swapped Corners'.F106]) &gt; 0; &quot;link=&quot; &amp; ['Numeric Swapped Corners'.F106] &amp; CHAR(10);&quot;&quot;) &amp; IF(LEN(['Numeric Swapped Corners'.G106])&gt;0;&quot;standard=&quot; &amp; ['Numeric Swapped Corners'.G106] &amp; CHAR(10);&quot;&quot;) &amp; &quot;column=&quot; &amp; ['Numeric Swapped Corners'.I106] &amp; CHAR(10);&quot;&quot;)">
            <text:p/>
          </table:table-cell>
          <table:table-cell table:style-name="ce16" table:formula="of:=IF(LEN(['Numeric Swapped Corners'.H106]) &gt; 0;IF(LEN(['Numeric Swapped Corners'.B106]) &gt; 0;['Numeric Swapped Corners'.B106] &amp; &quot;=&quot; &amp; ['Numeric Swapped Corners'.C106]);&quot;&quot;)">
            <text:p/>
          </table:table-cell>
          <table:table-cell table:style-name="ce16" table:formula="of:=IF(LEN(['Numeric Swapped Corners'.H106]) &gt; 0;IF(LEN(['Numeric Swapped Corners'.B106]) &gt; 0;['Numeric Swapped Corners'.B106] &amp; &quot;=&quot; &amp; ['Numeric Swapped Corners'.D106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107]) &gt; 0; ['Numeric Swapped Corners'.H107]; &quot;&quot;)">
            <text:p/>
          </table:table-cell>
          <table:table-cell table:style-name="ce16" table:formula="of:=IF(LEN(['Numeric Swapped Corners'.H107]) &gt; 0;&quot;[PACENOTE::&quot; &amp; ['Numeric Swapped Corners'.B107] &amp; &quot;]&quot; &amp; CHAR(10) &amp; IF(LEN(['Numeric Swapped Corners'.A107]) &gt; 0;&quot;id=&quot; &amp; ['Numeric Swapped Corners'.A107] &amp; CHAR(10);&quot;&quot;) &amp; &quot;Sounds=1&quot; &amp; CHAR(10) &amp; &quot;Snd0=&quot; &amp; LOWER(['Numeric Swapped Corners'.B107]) &amp; &quot;.ogg&quot; &amp; CHAR(10) &amp; IF(LEN(['Numeric Swapped Corners'.F107]) &gt; 0; &quot;link=&quot; &amp; ['Numeric Swapped Corners'.F107] &amp; CHAR(10);&quot;&quot;) &amp; IF(LEN(['Numeric Swapped Corners'.G107])&gt;0;&quot;standard=&quot; &amp; ['Numeric Swapped Corners'.G107] &amp; CHAR(10);&quot;&quot;) &amp; &quot;column=&quot; &amp; ['Numeric Swapped Corners'.I107] &amp; CHAR(10);&quot;&quot;)">
            <text:p/>
          </table:table-cell>
          <table:table-cell table:style-name="ce16" table:formula="of:=IF(LEN(['Numeric Swapped Corners'.H107]) &gt; 0;IF(LEN(['Numeric Swapped Corners'.B107]) &gt; 0;['Numeric Swapped Corners'.B107] &amp; &quot;=&quot; &amp; ['Numeric Swapped Corners'.C107]);&quot;&quot;)">
            <text:p/>
          </table:table-cell>
          <table:table-cell table:style-name="ce16" table:formula="of:=IF(LEN(['Numeric Swapped Corners'.H107]) &gt; 0;IF(LEN(['Numeric Swapped Corners'.B107]) &gt; 0;['Numeric Swapped Corners'.B107] &amp; &quot;=&quot; &amp; ['Numeric Swapped Corners'.D107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108]) &gt; 0; ['Numeric Swapped Corners'.H108]; &quot;&quot;)">
            <text:p/>
          </table:table-cell>
          <table:table-cell table:style-name="ce16" table:formula="of:=IF(LEN(['Numeric Swapped Corners'.H108]) &gt; 0;&quot;[PACENOTE::&quot; &amp; ['Numeric Swapped Corners'.B108] &amp; &quot;]&quot; &amp; CHAR(10) &amp; IF(LEN(['Numeric Swapped Corners'.A108]) &gt; 0;&quot;id=&quot; &amp; ['Numeric Swapped Corners'.A108] &amp; CHAR(10);&quot;&quot;) &amp; &quot;Sounds=1&quot; &amp; CHAR(10) &amp; &quot;Snd0=&quot; &amp; LOWER(['Numeric Swapped Corners'.B108]) &amp; &quot;.ogg&quot; &amp; CHAR(10) &amp; IF(LEN(['Numeric Swapped Corners'.F108]) &gt; 0; &quot;link=&quot; &amp; ['Numeric Swapped Corners'.F108] &amp; CHAR(10);&quot;&quot;) &amp; IF(LEN(['Numeric Swapped Corners'.G108])&gt;0;&quot;standard=&quot; &amp; ['Numeric Swapped Corners'.G108] &amp; CHAR(10);&quot;&quot;) &amp; &quot;column=&quot; &amp; ['Numeric Swapped Corners'.I108] &amp; CHAR(10);&quot;&quot;)">
            <text:p/>
          </table:table-cell>
          <table:table-cell table:style-name="ce16" table:formula="of:=IF(LEN(['Numeric Swapped Corners'.H108]) &gt; 0;IF(LEN(['Numeric Swapped Corners'.B108]) &gt; 0;['Numeric Swapped Corners'.B108] &amp; &quot;=&quot; &amp; ['Numeric Swapped Corners'.C108]);&quot;&quot;)">
            <text:p/>
          </table:table-cell>
          <table:table-cell table:style-name="ce16" table:formula="of:=IF(LEN(['Numeric Swapped Corners'.H108]) &gt; 0;IF(LEN(['Numeric Swapped Corners'.B108]) &gt; 0;['Numeric Swapped Corners'.B108] &amp; &quot;=&quot; &amp; ['Numeric Swapped Corners'.D108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109]) &gt; 0; ['Numeric Swapped Corners'.H109]; &quot;&quot;)">
            <text:p/>
          </table:table-cell>
          <table:table-cell table:style-name="ce16" table:formula="of:=IF(LEN(['Numeric Swapped Corners'.H109]) &gt; 0;&quot;[PACENOTE::&quot; &amp; ['Numeric Swapped Corners'.B109] &amp; &quot;]&quot; &amp; CHAR(10) &amp; IF(LEN(['Numeric Swapped Corners'.A109]) &gt; 0;&quot;id=&quot; &amp; ['Numeric Swapped Corners'.A109] &amp; CHAR(10);&quot;&quot;) &amp; &quot;Sounds=1&quot; &amp; CHAR(10) &amp; &quot;Snd0=&quot; &amp; LOWER(['Numeric Swapped Corners'.B109]) &amp; &quot;.ogg&quot; &amp; CHAR(10) &amp; IF(LEN(['Numeric Swapped Corners'.F109]) &gt; 0; &quot;link=&quot; &amp; ['Numeric Swapped Corners'.F109] &amp; CHAR(10);&quot;&quot;) &amp; IF(LEN(['Numeric Swapped Corners'.G109])&gt;0;&quot;standard=&quot; &amp; ['Numeric Swapped Corners'.G109] &amp; CHAR(10);&quot;&quot;) &amp; &quot;column=&quot; &amp; ['Numeric Swapped Corners'.I109] &amp; CHAR(10);&quot;&quot;)">
            <text:p/>
          </table:table-cell>
          <table:table-cell table:style-name="ce16" table:formula="of:=IF(LEN(['Numeric Swapped Corners'.H109]) &gt; 0;IF(LEN(['Numeric Swapped Corners'.B109]) &gt; 0;['Numeric Swapped Corners'.B109] &amp; &quot;=&quot; &amp; ['Numeric Swapped Corners'.C109]);&quot;&quot;)">
            <text:p/>
          </table:table-cell>
          <table:table-cell table:style-name="ce16" table:formula="of:=IF(LEN(['Numeric Swapped Corners'.H109]) &gt; 0;IF(LEN(['Numeric Swapped Corners'.B109]) &gt; 0;['Numeric Swapped Corners'.B109] &amp; &quot;=&quot; &amp; ['Numeric Swapped Corners'.D109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110]) &gt; 0; ['Numeric Swapped Corners'.H110]; &quot;&quot;)">
            <text:p/>
          </table:table-cell>
          <table:table-cell table:style-name="ce16" table:formula="of:=IF(LEN(['Numeric Swapped Corners'.H110]) &gt; 0;&quot;[PACENOTE::&quot; &amp; ['Numeric Swapped Corners'.B110] &amp; &quot;]&quot; &amp; CHAR(10) &amp; IF(LEN(['Numeric Swapped Corners'.A110]) &gt; 0;&quot;id=&quot; &amp; ['Numeric Swapped Corners'.A110] &amp; CHAR(10);&quot;&quot;) &amp; &quot;Sounds=1&quot; &amp; CHAR(10) &amp; &quot;Snd0=&quot; &amp; LOWER(['Numeric Swapped Corners'.B110]) &amp; &quot;.ogg&quot; &amp; CHAR(10) &amp; IF(LEN(['Numeric Swapped Corners'.F110]) &gt; 0; &quot;link=&quot; &amp; ['Numeric Swapped Corners'.F110] &amp; CHAR(10);&quot;&quot;) &amp; IF(LEN(['Numeric Swapped Corners'.G110])&gt;0;&quot;standard=&quot; &amp; ['Numeric Swapped Corners'.G110] &amp; CHAR(10);&quot;&quot;) &amp; &quot;column=&quot; &amp; ['Numeric Swapped Corners'.I110] &amp; CHAR(10);&quot;&quot;)">
            <text:p/>
          </table:table-cell>
          <table:table-cell table:style-name="ce16" table:formula="of:=IF(LEN(['Numeric Swapped Corners'.H110]) &gt; 0;IF(LEN(['Numeric Swapped Corners'.B110]) &gt; 0;['Numeric Swapped Corners'.B110] &amp; &quot;=&quot; &amp; ['Numeric Swapped Corners'.C110]);&quot;&quot;)">
            <text:p/>
          </table:table-cell>
          <table:table-cell table:style-name="ce16" table:formula="of:=IF(LEN(['Numeric Swapped Corners'.H110]) &gt; 0;IF(LEN(['Numeric Swapped Corners'.B110]) &gt; 0;['Numeric Swapped Corners'.B110] &amp; &quot;=&quot; &amp; ['Numeric Swapped Corners'.D110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111]) &gt; 0; ['Numeric Swapped Corners'.H111]; &quot;&quot;)">
            <text:p/>
          </table:table-cell>
          <table:table-cell table:style-name="ce16" table:formula="of:=IF(LEN(['Numeric Swapped Corners'.H111]) &gt; 0;&quot;[PACENOTE::&quot; &amp; ['Numeric Swapped Corners'.B111] &amp; &quot;]&quot; &amp; CHAR(10) &amp; IF(LEN(['Numeric Swapped Corners'.A111]) &gt; 0;&quot;id=&quot; &amp; ['Numeric Swapped Corners'.A111] &amp; CHAR(10);&quot;&quot;) &amp; &quot;Sounds=1&quot; &amp; CHAR(10) &amp; &quot;Snd0=&quot; &amp; LOWER(['Numeric Swapped Corners'.B111]) &amp; &quot;.ogg&quot; &amp; CHAR(10) &amp; IF(LEN(['Numeric Swapped Corners'.F111]) &gt; 0; &quot;link=&quot; &amp; ['Numeric Swapped Corners'.F111] &amp; CHAR(10);&quot;&quot;) &amp; IF(LEN(['Numeric Swapped Corners'.G111])&gt;0;&quot;standard=&quot; &amp; ['Numeric Swapped Corners'.G111] &amp; CHAR(10);&quot;&quot;) &amp; &quot;column=&quot; &amp; ['Numeric Swapped Corners'.I111] &amp; CHAR(10);&quot;&quot;)">
            <text:p/>
          </table:table-cell>
          <table:table-cell table:style-name="ce16" table:formula="of:=IF(LEN(['Numeric Swapped Corners'.H111]) &gt; 0;IF(LEN(['Numeric Swapped Corners'.B111]) &gt; 0;['Numeric Swapped Corners'.B111] &amp; &quot;=&quot; &amp; ['Numeric Swapped Corners'.C111]);&quot;&quot;)">
            <text:p/>
          </table:table-cell>
          <table:table-cell table:style-name="ce16" table:formula="of:=IF(LEN(['Numeric Swapped Corners'.H111]) &gt; 0;IF(LEN(['Numeric Swapped Corners'.B111]) &gt; 0;['Numeric Swapped Corners'.B111] &amp; &quot;=&quot; &amp; ['Numeric Swapped Corners'.D111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112]) &gt; 0; ['Numeric Swapped Corners'.H112]; &quot;&quot;)">
            <text:p/>
          </table:table-cell>
          <table:table-cell table:style-name="ce16" table:formula="of:=IF(LEN(['Numeric Swapped Corners'.H112]) &gt; 0;&quot;[PACENOTE::&quot; &amp; ['Numeric Swapped Corners'.B112] &amp; &quot;]&quot; &amp; CHAR(10) &amp; IF(LEN(['Numeric Swapped Corners'.A112]) &gt; 0;&quot;id=&quot; &amp; ['Numeric Swapped Corners'.A112] &amp; CHAR(10);&quot;&quot;) &amp; &quot;Sounds=1&quot; &amp; CHAR(10) &amp; &quot;Snd0=&quot; &amp; LOWER(['Numeric Swapped Corners'.B112]) &amp; &quot;.ogg&quot; &amp; CHAR(10) &amp; IF(LEN(['Numeric Swapped Corners'.F112]) &gt; 0; &quot;link=&quot; &amp; ['Numeric Swapped Corners'.F112] &amp; CHAR(10);&quot;&quot;) &amp; IF(LEN(['Numeric Swapped Corners'.G112])&gt;0;&quot;standard=&quot; &amp; ['Numeric Swapped Corners'.G112] &amp; CHAR(10);&quot;&quot;) &amp; &quot;column=&quot; &amp; ['Numeric Swapped Corners'.I112] &amp; CHAR(10);&quot;&quot;)">
            <text:p/>
          </table:table-cell>
          <table:table-cell table:style-name="ce16" table:formula="of:=IF(LEN(['Numeric Swapped Corners'.H112]) &gt; 0;IF(LEN(['Numeric Swapped Corners'.B112]) &gt; 0;['Numeric Swapped Corners'.B112] &amp; &quot;=&quot; &amp; ['Numeric Swapped Corners'.C112]);&quot;&quot;)">
            <text:p/>
          </table:table-cell>
          <table:table-cell table:style-name="ce16" table:formula="of:=IF(LEN(['Numeric Swapped Corners'.H112]) &gt; 0;IF(LEN(['Numeric Swapped Corners'.B112]) &gt; 0;['Numeric Swapped Corners'.B112] &amp; &quot;=&quot; &amp; ['Numeric Swapped Corners'.D112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113]) &gt; 0; ['Numeric Swapped Corners'.H113]; &quot;&quot;)">
            <text:p/>
          </table:table-cell>
          <table:table-cell table:style-name="ce16" table:formula="of:=IF(LEN(['Numeric Swapped Corners'.H113]) &gt; 0;&quot;[PACENOTE::&quot; &amp; ['Numeric Swapped Corners'.B113] &amp; &quot;]&quot; &amp; CHAR(10) &amp; IF(LEN(['Numeric Swapped Corners'.A113]) &gt; 0;&quot;id=&quot; &amp; ['Numeric Swapped Corners'.A113] &amp; CHAR(10);&quot;&quot;) &amp; &quot;Sounds=1&quot; &amp; CHAR(10) &amp; &quot;Snd0=&quot; &amp; LOWER(['Numeric Swapped Corners'.B113]) &amp; &quot;.ogg&quot; &amp; CHAR(10) &amp; IF(LEN(['Numeric Swapped Corners'.F113]) &gt; 0; &quot;link=&quot; &amp; ['Numeric Swapped Corners'.F113] &amp; CHAR(10);&quot;&quot;) &amp; IF(LEN(['Numeric Swapped Corners'.G113])&gt;0;&quot;standard=&quot; &amp; ['Numeric Swapped Corners'.G113] &amp; CHAR(10);&quot;&quot;) &amp; &quot;column=&quot; &amp; ['Numeric Swapped Corners'.I113] &amp; CHAR(10);&quot;&quot;)">
            <text:p/>
          </table:table-cell>
          <table:table-cell table:style-name="ce16" table:formula="of:=IF(LEN(['Numeric Swapped Corners'.H113]) &gt; 0;IF(LEN(['Numeric Swapped Corners'.B113]) &gt; 0;['Numeric Swapped Corners'.B113] &amp; &quot;=&quot; &amp; ['Numeric Swapped Corners'.C113]);&quot;&quot;)">
            <text:p/>
          </table:table-cell>
          <table:table-cell table:style-name="ce16" table:formula="of:=IF(LEN(['Numeric Swapped Corners'.H113]) &gt; 0;IF(LEN(['Numeric Swapped Corners'.B113]) &gt; 0;['Numeric Swapped Corners'.B113] &amp; &quot;=&quot; &amp; ['Numeric Swapped Corners'.D113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114]) &gt; 0; ['Numeric Swapped Corners'.H114]; &quot;&quot;)">
            <text:p/>
          </table:table-cell>
          <table:table-cell table:style-name="ce16" table:formula="of:=IF(LEN(['Numeric Swapped Corners'.H114]) &gt; 0;&quot;[PACENOTE::&quot; &amp; ['Numeric Swapped Corners'.B114] &amp; &quot;]&quot; &amp; CHAR(10) &amp; IF(LEN(['Numeric Swapped Corners'.A114]) &gt; 0;&quot;id=&quot; &amp; ['Numeric Swapped Corners'.A114] &amp; CHAR(10);&quot;&quot;) &amp; &quot;Sounds=1&quot; &amp; CHAR(10) &amp; &quot;Snd0=&quot; &amp; LOWER(['Numeric Swapped Corners'.B114]) &amp; &quot;.ogg&quot; &amp; CHAR(10) &amp; IF(LEN(['Numeric Swapped Corners'.F114]) &gt; 0; &quot;link=&quot; &amp; ['Numeric Swapped Corners'.F114] &amp; CHAR(10);&quot;&quot;) &amp; IF(LEN(['Numeric Swapped Corners'.G114])&gt;0;&quot;standard=&quot; &amp; ['Numeric Swapped Corners'.G114] &amp; CHAR(10);&quot;&quot;) &amp; &quot;column=&quot; &amp; ['Numeric Swapped Corners'.I114] &amp; CHAR(10);&quot;&quot;)">
            <text:p/>
          </table:table-cell>
          <table:table-cell table:style-name="ce16" table:formula="of:=IF(LEN(['Numeric Swapped Corners'.H114]) &gt; 0;IF(LEN(['Numeric Swapped Corners'.B114]) &gt; 0;['Numeric Swapped Corners'.B114] &amp; &quot;=&quot; &amp; ['Numeric Swapped Corners'.C114]);&quot;&quot;)">
            <text:p/>
          </table:table-cell>
          <table:table-cell table:style-name="ce16" table:formula="of:=IF(LEN(['Numeric Swapped Corners'.H114]) &gt; 0;IF(LEN(['Numeric Swapped Corners'.B114]) &gt; 0;['Numeric Swapped Corners'.B114] &amp; &quot;=&quot; &amp; ['Numeric Swapped Corners'.D114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115]) &gt; 0; ['Numeric Swapped Corners'.H115]; &quot;&quot;)">
            <text:p/>
          </table:table-cell>
          <table:table-cell table:style-name="ce16" table:formula="of:=IF(LEN(['Numeric Swapped Corners'.H115]) &gt; 0;&quot;[PACENOTE::&quot; &amp; ['Numeric Swapped Corners'.B115] &amp; &quot;]&quot; &amp; CHAR(10) &amp; IF(LEN(['Numeric Swapped Corners'.A115]) &gt; 0;&quot;id=&quot; &amp; ['Numeric Swapped Corners'.A115] &amp; CHAR(10);&quot;&quot;) &amp; &quot;Sounds=1&quot; &amp; CHAR(10) &amp; &quot;Snd0=&quot; &amp; LOWER(['Numeric Swapped Corners'.B115]) &amp; &quot;.ogg&quot; &amp; CHAR(10) &amp; IF(LEN(['Numeric Swapped Corners'.F115]) &gt; 0; &quot;link=&quot; &amp; ['Numeric Swapped Corners'.F115] &amp; CHAR(10);&quot;&quot;) &amp; IF(LEN(['Numeric Swapped Corners'.G115])&gt;0;&quot;standard=&quot; &amp; ['Numeric Swapped Corners'.G115] &amp; CHAR(10);&quot;&quot;) &amp; &quot;column=&quot; &amp; ['Numeric Swapped Corners'.I115] &amp; CHAR(10);&quot;&quot;)">
            <text:p/>
          </table:table-cell>
          <table:table-cell table:style-name="ce16" table:formula="of:=IF(LEN(['Numeric Swapped Corners'.H115]) &gt; 0;IF(LEN(['Numeric Swapped Corners'.B115]) &gt; 0;['Numeric Swapped Corners'.B115] &amp; &quot;=&quot; &amp; ['Numeric Swapped Corners'.C115]);&quot;&quot;)">
            <text:p/>
          </table:table-cell>
          <table:table-cell table:style-name="ce16" table:formula="of:=IF(LEN(['Numeric Swapped Corners'.H115]) &gt; 0;IF(LEN(['Numeric Swapped Corners'.B115]) &gt; 0;['Numeric Swapped Corners'.B115] &amp; &quot;=&quot; &amp; ['Numeric Swapped Corners'.D115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116]) &gt; 0; ['Numeric Swapped Corners'.H116]; &quot;&quot;)">
            <text:p/>
          </table:table-cell>
          <table:table-cell table:style-name="ce16" table:formula="of:=IF(LEN(['Numeric Swapped Corners'.H116]) &gt; 0;&quot;[PACENOTE::&quot; &amp; ['Numeric Swapped Corners'.B116] &amp; &quot;]&quot; &amp; CHAR(10) &amp; IF(LEN(['Numeric Swapped Corners'.A116]) &gt; 0;&quot;id=&quot; &amp; ['Numeric Swapped Corners'.A116] &amp; CHAR(10);&quot;&quot;) &amp; &quot;Sounds=1&quot; &amp; CHAR(10) &amp; &quot;Snd0=&quot; &amp; LOWER(['Numeric Swapped Corners'.B116]) &amp; &quot;.ogg&quot; &amp; CHAR(10) &amp; IF(LEN(['Numeric Swapped Corners'.F116]) &gt; 0; &quot;link=&quot; &amp; ['Numeric Swapped Corners'.F116] &amp; CHAR(10);&quot;&quot;) &amp; IF(LEN(['Numeric Swapped Corners'.G116])&gt;0;&quot;standard=&quot; &amp; ['Numeric Swapped Corners'.G116] &amp; CHAR(10);&quot;&quot;) &amp; &quot;column=&quot; &amp; ['Numeric Swapped Corners'.I116] &amp; CHAR(10);&quot;&quot;)">
            <text:p/>
          </table:table-cell>
          <table:table-cell table:style-name="ce16" table:formula="of:=IF(LEN(['Numeric Swapped Corners'.H116]) &gt; 0;IF(LEN(['Numeric Swapped Corners'.B116]) &gt; 0;['Numeric Swapped Corners'.B116] &amp; &quot;=&quot; &amp; ['Numeric Swapped Corners'.C116]);&quot;&quot;)">
            <text:p/>
          </table:table-cell>
          <table:table-cell table:style-name="ce16" table:formula="of:=IF(LEN(['Numeric Swapped Corners'.H116]) &gt; 0;IF(LEN(['Numeric Swapped Corners'.B116]) &gt; 0;['Numeric Swapped Corners'.B116] &amp; &quot;=&quot; &amp; ['Numeric Swapped Corners'.D116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117]) &gt; 0; ['Numeric Swapped Corners'.H117]; &quot;&quot;)">
            <text:p/>
          </table:table-cell>
          <table:table-cell table:style-name="ce16" table:formula="of:=IF(LEN(['Numeric Swapped Corners'.H117]) &gt; 0;&quot;[PACENOTE::&quot; &amp; ['Numeric Swapped Corners'.B117] &amp; &quot;]&quot; &amp; CHAR(10) &amp; IF(LEN(['Numeric Swapped Corners'.A117]) &gt; 0;&quot;id=&quot; &amp; ['Numeric Swapped Corners'.A117] &amp; CHAR(10);&quot;&quot;) &amp; &quot;Sounds=1&quot; &amp; CHAR(10) &amp; &quot;Snd0=&quot; &amp; LOWER(['Numeric Swapped Corners'.B117]) &amp; &quot;.ogg&quot; &amp; CHAR(10) &amp; IF(LEN(['Numeric Swapped Corners'.F117]) &gt; 0; &quot;link=&quot; &amp; ['Numeric Swapped Corners'.F117] &amp; CHAR(10);&quot;&quot;) &amp; IF(LEN(['Numeric Swapped Corners'.G117])&gt;0;&quot;standard=&quot; &amp; ['Numeric Swapped Corners'.G117] &amp; CHAR(10);&quot;&quot;) &amp; &quot;column=&quot; &amp; ['Numeric Swapped Corners'.I117] &amp; CHAR(10);&quot;&quot;)">
            <text:p/>
          </table:table-cell>
          <table:table-cell table:style-name="ce16" table:formula="of:=IF(LEN(['Numeric Swapped Corners'.H117]) &gt; 0;IF(LEN(['Numeric Swapped Corners'.B117]) &gt; 0;['Numeric Swapped Corners'.B117] &amp; &quot;=&quot; &amp; ['Numeric Swapped Corners'.C117]);&quot;&quot;)">
            <text:p/>
          </table:table-cell>
          <table:table-cell table:style-name="ce16" table:formula="of:=IF(LEN(['Numeric Swapped Corners'.H117]) &gt; 0;IF(LEN(['Numeric Swapped Corners'.B117]) &gt; 0;['Numeric Swapped Corners'.B117] &amp; &quot;=&quot; &amp; ['Numeric Swapped Corners'.D117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118]) &gt; 0; ['Numeric Swapped Corners'.H118]; &quot;&quot;)">
            <text:p/>
          </table:table-cell>
          <table:table-cell table:style-name="ce16" table:formula="of:=IF(LEN(['Numeric Swapped Corners'.H118]) &gt; 0;&quot;[PACENOTE::&quot; &amp; ['Numeric Swapped Corners'.B118] &amp; &quot;]&quot; &amp; CHAR(10) &amp; IF(LEN(['Numeric Swapped Corners'.A118]) &gt; 0;&quot;id=&quot; &amp; ['Numeric Swapped Corners'.A118] &amp; CHAR(10);&quot;&quot;) &amp; &quot;Sounds=1&quot; &amp; CHAR(10) &amp; &quot;Snd0=&quot; &amp; LOWER(['Numeric Swapped Corners'.B118]) &amp; &quot;.ogg&quot; &amp; CHAR(10) &amp; IF(LEN(['Numeric Swapped Corners'.F118]) &gt; 0; &quot;link=&quot; &amp; ['Numeric Swapped Corners'.F118] &amp; CHAR(10);&quot;&quot;) &amp; IF(LEN(['Numeric Swapped Corners'.G118])&gt;0;&quot;standard=&quot; &amp; ['Numeric Swapped Corners'.G118] &amp; CHAR(10);&quot;&quot;) &amp; &quot;column=&quot; &amp; ['Numeric Swapped Corners'.I118] &amp; CHAR(10);&quot;&quot;)">
            <text:p/>
          </table:table-cell>
          <table:table-cell table:style-name="ce16" table:formula="of:=IF(LEN(['Numeric Swapped Corners'.H118]) &gt; 0;IF(LEN(['Numeric Swapped Corners'.B118]) &gt; 0;['Numeric Swapped Corners'.B118] &amp; &quot;=&quot; &amp; ['Numeric Swapped Corners'.C118]);&quot;&quot;)">
            <text:p/>
          </table:table-cell>
          <table:table-cell table:style-name="ce16" table:formula="of:=IF(LEN(['Numeric Swapped Corners'.H118]) &gt; 0;IF(LEN(['Numeric Swapped Corners'.B118]) &gt; 0;['Numeric Swapped Corners'.B118] &amp; &quot;=&quot; &amp; ['Numeric Swapped Corners'.D118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119]) &gt; 0; ['Numeric Swapped Corners'.H119]; &quot;&quot;)">
            <text:p/>
          </table:table-cell>
          <table:table-cell table:style-name="ce16" table:formula="of:=IF(LEN(['Numeric Swapped Corners'.H119]) &gt; 0;&quot;[PACENOTE::&quot; &amp; ['Numeric Swapped Corners'.B119] &amp; &quot;]&quot; &amp; CHAR(10) &amp; IF(LEN(['Numeric Swapped Corners'.A119]) &gt; 0;&quot;id=&quot; &amp; ['Numeric Swapped Corners'.A119] &amp; CHAR(10);&quot;&quot;) &amp; &quot;Sounds=1&quot; &amp; CHAR(10) &amp; &quot;Snd0=&quot; &amp; LOWER(['Numeric Swapped Corners'.B119]) &amp; &quot;.ogg&quot; &amp; CHAR(10) &amp; IF(LEN(['Numeric Swapped Corners'.F119]) &gt; 0; &quot;link=&quot; &amp; ['Numeric Swapped Corners'.F119] &amp; CHAR(10);&quot;&quot;) &amp; IF(LEN(['Numeric Swapped Corners'.G119])&gt;0;&quot;standard=&quot; &amp; ['Numeric Swapped Corners'.G119] &amp; CHAR(10);&quot;&quot;) &amp; &quot;column=&quot; &amp; ['Numeric Swapped Corners'.I119] &amp; CHAR(10);&quot;&quot;)">
            <text:p/>
          </table:table-cell>
          <table:table-cell table:style-name="ce16" table:formula="of:=IF(LEN(['Numeric Swapped Corners'.H119]) &gt; 0;IF(LEN(['Numeric Swapped Corners'.B119]) &gt; 0;['Numeric Swapped Corners'.B119] &amp; &quot;=&quot; &amp; ['Numeric Swapped Corners'.C119]);&quot;&quot;)">
            <text:p/>
          </table:table-cell>
          <table:table-cell table:style-name="ce16" table:formula="of:=IF(LEN(['Numeric Swapped Corners'.H119]) &gt; 0;IF(LEN(['Numeric Swapped Corners'.B119]) &gt; 0;['Numeric Swapped Corners'.B119] &amp; &quot;=&quot; &amp; ['Numeric Swapped Corners'.D119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120]) &gt; 0; ['Numeric Swapped Corners'.H120]; &quot;&quot;)">
            <text:p/>
          </table:table-cell>
          <table:table-cell table:style-name="ce16" table:formula="of:=IF(LEN(['Numeric Swapped Corners'.H120]) &gt; 0;&quot;[PACENOTE::&quot; &amp; ['Numeric Swapped Corners'.B120] &amp; &quot;]&quot; &amp; CHAR(10) &amp; IF(LEN(['Numeric Swapped Corners'.A120]) &gt; 0;&quot;id=&quot; &amp; ['Numeric Swapped Corners'.A120] &amp; CHAR(10);&quot;&quot;) &amp; &quot;Sounds=1&quot; &amp; CHAR(10) &amp; &quot;Snd0=&quot; &amp; LOWER(['Numeric Swapped Corners'.B120]) &amp; &quot;.ogg&quot; &amp; CHAR(10) &amp; IF(LEN(['Numeric Swapped Corners'.F120]) &gt; 0; &quot;link=&quot; &amp; ['Numeric Swapped Corners'.F120] &amp; CHAR(10);&quot;&quot;) &amp; IF(LEN(['Numeric Swapped Corners'.G120])&gt;0;&quot;standard=&quot; &amp; ['Numeric Swapped Corners'.G120] &amp; CHAR(10);&quot;&quot;) &amp; &quot;column=&quot; &amp; ['Numeric Swapped Corners'.I120] &amp; CHAR(10);&quot;&quot;)">
            <text:p/>
          </table:table-cell>
          <table:table-cell table:style-name="ce16" table:formula="of:=IF(LEN(['Numeric Swapped Corners'.H120]) &gt; 0;IF(LEN(['Numeric Swapped Corners'.B120]) &gt; 0;['Numeric Swapped Corners'.B120] &amp; &quot;=&quot; &amp; ['Numeric Swapped Corners'.C120]);&quot;&quot;)">
            <text:p/>
          </table:table-cell>
          <table:table-cell table:style-name="ce16" table:formula="of:=IF(LEN(['Numeric Swapped Corners'.H120]) &gt; 0;IF(LEN(['Numeric Swapped Corners'.B120]) &gt; 0;['Numeric Swapped Corners'.B120] &amp; &quot;=&quot; &amp; ['Numeric Swapped Corners'.D120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121]) &gt; 0; ['Numeric Swapped Corners'.H121]; &quot;&quot;)">
            <text:p/>
          </table:table-cell>
          <table:table-cell table:style-name="ce16" table:formula="of:=IF(LEN(['Numeric Swapped Corners'.H121]) &gt; 0;&quot;[PACENOTE::&quot; &amp; ['Numeric Swapped Corners'.B121] &amp; &quot;]&quot; &amp; CHAR(10) &amp; IF(LEN(['Numeric Swapped Corners'.A121]) &gt; 0;&quot;id=&quot; &amp; ['Numeric Swapped Corners'.A121] &amp; CHAR(10);&quot;&quot;) &amp; &quot;Sounds=1&quot; &amp; CHAR(10) &amp; &quot;Snd0=&quot; &amp; LOWER(['Numeric Swapped Corners'.B121]) &amp; &quot;.ogg&quot; &amp; CHAR(10) &amp; IF(LEN(['Numeric Swapped Corners'.F121]) &gt; 0; &quot;link=&quot; &amp; ['Numeric Swapped Corners'.F121] &amp; CHAR(10);&quot;&quot;) &amp; IF(LEN(['Numeric Swapped Corners'.G121])&gt;0;&quot;standard=&quot; &amp; ['Numeric Swapped Corners'.G121] &amp; CHAR(10);&quot;&quot;) &amp; &quot;column=&quot; &amp; ['Numeric Swapped Corners'.I121] &amp; CHAR(10);&quot;&quot;)">
            <text:p/>
          </table:table-cell>
          <table:table-cell table:style-name="ce16" table:formula="of:=IF(LEN(['Numeric Swapped Corners'.H121]) &gt; 0;IF(LEN(['Numeric Swapped Corners'.B121]) &gt; 0;['Numeric Swapped Corners'.B121] &amp; &quot;=&quot; &amp; ['Numeric Swapped Corners'.C121]);&quot;&quot;)">
            <text:p/>
          </table:table-cell>
          <table:table-cell table:style-name="ce16" table:formula="of:=IF(LEN(['Numeric Swapped Corners'.H121]) &gt; 0;IF(LEN(['Numeric Swapped Corners'.B121]) &gt; 0;['Numeric Swapped Corners'.B121] &amp; &quot;=&quot; &amp; ['Numeric Swapped Corners'.D121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122]) &gt; 0; ['Numeric Swapped Corners'.H122]; &quot;&quot;)">
            <text:p/>
          </table:table-cell>
          <table:table-cell table:style-name="ce16" table:formula="of:=IF(LEN(['Numeric Swapped Corners'.H122]) &gt; 0;&quot;[PACENOTE::&quot; &amp; ['Numeric Swapped Corners'.B122] &amp; &quot;]&quot; &amp; CHAR(10) &amp; IF(LEN(['Numeric Swapped Corners'.A122]) &gt; 0;&quot;id=&quot; &amp; ['Numeric Swapped Corners'.A122] &amp; CHAR(10);&quot;&quot;) &amp; &quot;Sounds=1&quot; &amp; CHAR(10) &amp; &quot;Snd0=&quot; &amp; LOWER(['Numeric Swapped Corners'.B122]) &amp; &quot;.ogg&quot; &amp; CHAR(10) &amp; IF(LEN(['Numeric Swapped Corners'.F122]) &gt; 0; &quot;link=&quot; &amp; ['Numeric Swapped Corners'.F122] &amp; CHAR(10);&quot;&quot;) &amp; IF(LEN(['Numeric Swapped Corners'.G122])&gt;0;&quot;standard=&quot; &amp; ['Numeric Swapped Corners'.G122] &amp; CHAR(10);&quot;&quot;) &amp; &quot;column=&quot; &amp; ['Numeric Swapped Corners'.I122] &amp; CHAR(10);&quot;&quot;)">
            <text:p/>
          </table:table-cell>
          <table:table-cell table:style-name="ce16" table:formula="of:=IF(LEN(['Numeric Swapped Corners'.H122]) &gt; 0;IF(LEN(['Numeric Swapped Corners'.B122]) &gt; 0;['Numeric Swapped Corners'.B122] &amp; &quot;=&quot; &amp; ['Numeric Swapped Corners'.C122]);&quot;&quot;)">
            <text:p/>
          </table:table-cell>
          <table:table-cell table:style-name="ce16" table:formula="of:=IF(LEN(['Numeric Swapped Corners'.H122]) &gt; 0;IF(LEN(['Numeric Swapped Corners'.B122]) &gt; 0;['Numeric Swapped Corners'.B122] &amp; &quot;=&quot; &amp; ['Numeric Swapped Corners'.D122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123]) &gt; 0; ['Numeric Swapped Corners'.H123]; &quot;&quot;)">
            <text:p/>
          </table:table-cell>
          <table:table-cell table:style-name="ce16" table:formula="of:=IF(LEN(['Numeric Swapped Corners'.H123]) &gt; 0;&quot;[PACENOTE::&quot; &amp; ['Numeric Swapped Corners'.B123] &amp; &quot;]&quot; &amp; CHAR(10) &amp; IF(LEN(['Numeric Swapped Corners'.A123]) &gt; 0;&quot;id=&quot; &amp; ['Numeric Swapped Corners'.A123] &amp; CHAR(10);&quot;&quot;) &amp; &quot;Sounds=1&quot; &amp; CHAR(10) &amp; &quot;Snd0=&quot; &amp; LOWER(['Numeric Swapped Corners'.B123]) &amp; &quot;.ogg&quot; &amp; CHAR(10) &amp; IF(LEN(['Numeric Swapped Corners'.F123]) &gt; 0; &quot;link=&quot; &amp; ['Numeric Swapped Corners'.F123] &amp; CHAR(10);&quot;&quot;) &amp; IF(LEN(['Numeric Swapped Corners'.G123])&gt;0;&quot;standard=&quot; &amp; ['Numeric Swapped Corners'.G123] &amp; CHAR(10);&quot;&quot;) &amp; &quot;column=&quot; &amp; ['Numeric Swapped Corners'.I123] &amp; CHAR(10);&quot;&quot;)">
            <text:p/>
          </table:table-cell>
          <table:table-cell table:style-name="ce16" table:formula="of:=IF(LEN(['Numeric Swapped Corners'.H123]) &gt; 0;IF(LEN(['Numeric Swapped Corners'.B123]) &gt; 0;['Numeric Swapped Corners'.B123] &amp; &quot;=&quot; &amp; ['Numeric Swapped Corners'.C123]);&quot;&quot;)">
            <text:p/>
          </table:table-cell>
          <table:table-cell table:style-name="ce16" table:formula="of:=IF(LEN(['Numeric Swapped Corners'.H123]) &gt; 0;IF(LEN(['Numeric Swapped Corners'.B123]) &gt; 0;['Numeric Swapped Corners'.B123] &amp; &quot;=&quot; &amp; ['Numeric Swapped Corners'.D123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124]) &gt; 0; ['Numeric Swapped Corners'.H124]; &quot;&quot;)">
            <text:p/>
          </table:table-cell>
          <table:table-cell table:style-name="ce16" table:formula="of:=IF(LEN(['Numeric Swapped Corners'.H124]) &gt; 0;&quot;[PACENOTE::&quot; &amp; ['Numeric Swapped Corners'.B124] &amp; &quot;]&quot; &amp; CHAR(10) &amp; IF(LEN(['Numeric Swapped Corners'.A124]) &gt; 0;&quot;id=&quot; &amp; ['Numeric Swapped Corners'.A124] &amp; CHAR(10);&quot;&quot;) &amp; &quot;Sounds=1&quot; &amp; CHAR(10) &amp; &quot;Snd0=&quot; &amp; LOWER(['Numeric Swapped Corners'.B124]) &amp; &quot;.ogg&quot; &amp; CHAR(10) &amp; IF(LEN(['Numeric Swapped Corners'.F124]) &gt; 0; &quot;link=&quot; &amp; ['Numeric Swapped Corners'.F124] &amp; CHAR(10);&quot;&quot;) &amp; IF(LEN(['Numeric Swapped Corners'.G124])&gt;0;&quot;standard=&quot; &amp; ['Numeric Swapped Corners'.G124] &amp; CHAR(10);&quot;&quot;) &amp; &quot;column=&quot; &amp; ['Numeric Swapped Corners'.I124] &amp; CHAR(10);&quot;&quot;)">
            <text:p/>
          </table:table-cell>
          <table:table-cell table:style-name="ce16" table:formula="of:=IF(LEN(['Numeric Swapped Corners'.H124]) &gt; 0;IF(LEN(['Numeric Swapped Corners'.B124]) &gt; 0;['Numeric Swapped Corners'.B124] &amp; &quot;=&quot; &amp; ['Numeric Swapped Corners'.C124]);&quot;&quot;)">
            <text:p/>
          </table:table-cell>
          <table:table-cell table:style-name="ce16" table:formula="of:=IF(LEN(['Numeric Swapped Corners'.H124]) &gt; 0;IF(LEN(['Numeric Swapped Corners'.B124]) &gt; 0;['Numeric Swapped Corners'.B124] &amp; &quot;=&quot; &amp; ['Numeric Swapped Corners'.D124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125]) &gt; 0; ['Numeric Swapped Corners'.H125]; &quot;&quot;)">
            <text:p/>
          </table:table-cell>
          <table:table-cell table:style-name="ce16" table:formula="of:=IF(LEN(['Numeric Swapped Corners'.H125]) &gt; 0;&quot;[PACENOTE::&quot; &amp; ['Numeric Swapped Corners'.B125] &amp; &quot;]&quot; &amp; CHAR(10) &amp; IF(LEN(['Numeric Swapped Corners'.A125]) &gt; 0;&quot;id=&quot; &amp; ['Numeric Swapped Corners'.A125] &amp; CHAR(10);&quot;&quot;) &amp; &quot;Sounds=1&quot; &amp; CHAR(10) &amp; &quot;Snd0=&quot; &amp; LOWER(['Numeric Swapped Corners'.B125]) &amp; &quot;.ogg&quot; &amp; CHAR(10) &amp; IF(LEN(['Numeric Swapped Corners'.F125]) &gt; 0; &quot;link=&quot; &amp; ['Numeric Swapped Corners'.F125] &amp; CHAR(10);&quot;&quot;) &amp; IF(LEN(['Numeric Swapped Corners'.G125])&gt;0;&quot;standard=&quot; &amp; ['Numeric Swapped Corners'.G125] &amp; CHAR(10);&quot;&quot;) &amp; &quot;column=&quot; &amp; ['Numeric Swapped Corners'.I125] &amp; CHAR(10);&quot;&quot;)">
            <text:p/>
          </table:table-cell>
          <table:table-cell table:style-name="ce16" table:formula="of:=IF(LEN(['Numeric Swapped Corners'.H125]) &gt; 0;IF(LEN(['Numeric Swapped Corners'.B125]) &gt; 0;['Numeric Swapped Corners'.B125] &amp; &quot;=&quot; &amp; ['Numeric Swapped Corners'.C125]);&quot;&quot;)">
            <text:p/>
          </table:table-cell>
          <table:table-cell table:style-name="ce16" table:formula="of:=IF(LEN(['Numeric Swapped Corners'.H125]) &gt; 0;IF(LEN(['Numeric Swapped Corners'.B125]) &gt; 0;['Numeric Swapped Corners'.B125] &amp; &quot;=&quot; &amp; ['Numeric Swapped Corners'.D125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126]) &gt; 0; ['Numeric Swapped Corners'.H126]; &quot;&quot;)">
            <text:p/>
          </table:table-cell>
          <table:table-cell table:style-name="ce16" table:formula="of:=IF(LEN(['Numeric Swapped Corners'.H126]) &gt; 0;&quot;[PACENOTE::&quot; &amp; ['Numeric Swapped Corners'.B126] &amp; &quot;]&quot; &amp; CHAR(10) &amp; IF(LEN(['Numeric Swapped Corners'.A126]) &gt; 0;&quot;id=&quot; &amp; ['Numeric Swapped Corners'.A126] &amp; CHAR(10);&quot;&quot;) &amp; &quot;Sounds=1&quot; &amp; CHAR(10) &amp; &quot;Snd0=&quot; &amp; LOWER(['Numeric Swapped Corners'.B126]) &amp; &quot;.ogg&quot; &amp; CHAR(10) &amp; IF(LEN(['Numeric Swapped Corners'.F126]) &gt; 0; &quot;link=&quot; &amp; ['Numeric Swapped Corners'.F126] &amp; CHAR(10);&quot;&quot;) &amp; IF(LEN(['Numeric Swapped Corners'.G126])&gt;0;&quot;standard=&quot; &amp; ['Numeric Swapped Corners'.G126] &amp; CHAR(10);&quot;&quot;) &amp; &quot;column=&quot; &amp; ['Numeric Swapped Corners'.I126] &amp; CHAR(10);&quot;&quot;)">
            <text:p/>
          </table:table-cell>
          <table:table-cell table:style-name="ce16" table:formula="of:=IF(LEN(['Numeric Swapped Corners'.H126]) &gt; 0;IF(LEN(['Numeric Swapped Corners'.B126]) &gt; 0;['Numeric Swapped Corners'.B126] &amp; &quot;=&quot; &amp; ['Numeric Swapped Corners'.C126]);&quot;&quot;)">
            <text:p/>
          </table:table-cell>
          <table:table-cell table:style-name="ce16" table:formula="of:=IF(LEN(['Numeric Swapped Corners'.H126]) &gt; 0;IF(LEN(['Numeric Swapped Corners'.B126]) &gt; 0;['Numeric Swapped Corners'.B126] &amp; &quot;=&quot; &amp; ['Numeric Swapped Corners'.D126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127]) &gt; 0; ['Numeric Swapped Corners'.H127]; &quot;&quot;)">
            <text:p/>
          </table:table-cell>
          <table:table-cell table:style-name="ce16" table:formula="of:=IF(LEN(['Numeric Swapped Corners'.H127]) &gt; 0;&quot;[PACENOTE::&quot; &amp; ['Numeric Swapped Corners'.B127] &amp; &quot;]&quot; &amp; CHAR(10) &amp; IF(LEN(['Numeric Swapped Corners'.A127]) &gt; 0;&quot;id=&quot; &amp; ['Numeric Swapped Corners'.A127] &amp; CHAR(10);&quot;&quot;) &amp; &quot;Sounds=1&quot; &amp; CHAR(10) &amp; &quot;Snd0=&quot; &amp; LOWER(['Numeric Swapped Corners'.B127]) &amp; &quot;.ogg&quot; &amp; CHAR(10) &amp; IF(LEN(['Numeric Swapped Corners'.F127]) &gt; 0; &quot;link=&quot; &amp; ['Numeric Swapped Corners'.F127] &amp; CHAR(10);&quot;&quot;) &amp; IF(LEN(['Numeric Swapped Corners'.G127])&gt;0;&quot;standard=&quot; &amp; ['Numeric Swapped Corners'.G127] &amp; CHAR(10);&quot;&quot;) &amp; &quot;column=&quot; &amp; ['Numeric Swapped Corners'.I127] &amp; CHAR(10);&quot;&quot;)">
            <text:p/>
          </table:table-cell>
          <table:table-cell table:style-name="ce16" table:formula="of:=IF(LEN(['Numeric Swapped Corners'.H127]) &gt; 0;IF(LEN(['Numeric Swapped Corners'.B127]) &gt; 0;['Numeric Swapped Corners'.B127] &amp; &quot;=&quot; &amp; ['Numeric Swapped Corners'.C127]);&quot;&quot;)">
            <text:p/>
          </table:table-cell>
          <table:table-cell table:style-name="ce16" table:formula="of:=IF(LEN(['Numeric Swapped Corners'.H127]) &gt; 0;IF(LEN(['Numeric Swapped Corners'.B127]) &gt; 0;['Numeric Swapped Corners'.B127] &amp; &quot;=&quot; &amp; ['Numeric Swapped Corners'.D127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128]) &gt; 0; ['Numeric Swapped Corners'.H128]; &quot;&quot;)">
            <text:p/>
          </table:table-cell>
          <table:table-cell table:style-name="ce16" table:formula="of:=IF(LEN(['Numeric Swapped Corners'.H128]) &gt; 0;&quot;[PACENOTE::&quot; &amp; ['Numeric Swapped Corners'.B128] &amp; &quot;]&quot; &amp; CHAR(10) &amp; IF(LEN(['Numeric Swapped Corners'.A128]) &gt; 0;&quot;id=&quot; &amp; ['Numeric Swapped Corners'.A128] &amp; CHAR(10);&quot;&quot;) &amp; &quot;Sounds=1&quot; &amp; CHAR(10) &amp; &quot;Snd0=&quot; &amp; LOWER(['Numeric Swapped Corners'.B128]) &amp; &quot;.ogg&quot; &amp; CHAR(10) &amp; IF(LEN(['Numeric Swapped Corners'.F128]) &gt; 0; &quot;link=&quot; &amp; ['Numeric Swapped Corners'.F128] &amp; CHAR(10);&quot;&quot;) &amp; IF(LEN(['Numeric Swapped Corners'.G128])&gt;0;&quot;standard=&quot; &amp; ['Numeric Swapped Corners'.G128] &amp; CHAR(10);&quot;&quot;) &amp; &quot;column=&quot; &amp; ['Numeric Swapped Corners'.I128] &amp; CHAR(10);&quot;&quot;)">
            <text:p/>
          </table:table-cell>
          <table:table-cell table:style-name="ce16" table:formula="of:=IF(LEN(['Numeric Swapped Corners'.H128]) &gt; 0;IF(LEN(['Numeric Swapped Corners'.B128]) &gt; 0;['Numeric Swapped Corners'.B128] &amp; &quot;=&quot; &amp; ['Numeric Swapped Corners'.C128]);&quot;&quot;)">
            <text:p/>
          </table:table-cell>
          <table:table-cell table:style-name="ce16" table:formula="of:=IF(LEN(['Numeric Swapped Corners'.H128]) &gt; 0;IF(LEN(['Numeric Swapped Corners'.B128]) &gt; 0;['Numeric Swapped Corners'.B128] &amp; &quot;=&quot; &amp; ['Numeric Swapped Corners'.D128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129]) &gt; 0; ['Numeric Swapped Corners'.H129]; &quot;&quot;)">
            <text:p/>
          </table:table-cell>
          <table:table-cell table:style-name="ce16" table:formula="of:=IF(LEN(['Numeric Swapped Corners'.H129]) &gt; 0;&quot;[PACENOTE::&quot; &amp; ['Numeric Swapped Corners'.B129] &amp; &quot;]&quot; &amp; CHAR(10) &amp; IF(LEN(['Numeric Swapped Corners'.A129]) &gt; 0;&quot;id=&quot; &amp; ['Numeric Swapped Corners'.A129] &amp; CHAR(10);&quot;&quot;) &amp; &quot;Sounds=1&quot; &amp; CHAR(10) &amp; &quot;Snd0=&quot; &amp; LOWER(['Numeric Swapped Corners'.B129]) &amp; &quot;.ogg&quot; &amp; CHAR(10) &amp; IF(LEN(['Numeric Swapped Corners'.F129]) &gt; 0; &quot;link=&quot; &amp; ['Numeric Swapped Corners'.F129] &amp; CHAR(10);&quot;&quot;) &amp; IF(LEN(['Numeric Swapped Corners'.G129])&gt;0;&quot;standard=&quot; &amp; ['Numeric Swapped Corners'.G129] &amp; CHAR(10);&quot;&quot;) &amp; &quot;column=&quot; &amp; ['Numeric Swapped Corners'.I129] &amp; CHAR(10);&quot;&quot;)">
            <text:p/>
          </table:table-cell>
          <table:table-cell table:style-name="ce16" table:formula="of:=IF(LEN(['Numeric Swapped Corners'.H129]) &gt; 0;IF(LEN(['Numeric Swapped Corners'.B129]) &gt; 0;['Numeric Swapped Corners'.B129] &amp; &quot;=&quot; &amp; ['Numeric Swapped Corners'.C129]);&quot;&quot;)">
            <text:p/>
          </table:table-cell>
          <table:table-cell table:style-name="ce16" table:formula="of:=IF(LEN(['Numeric Swapped Corners'.H129]) &gt; 0;IF(LEN(['Numeric Swapped Corners'.B129]) &gt; 0;['Numeric Swapped Corners'.B129] &amp; &quot;=&quot; &amp; ['Numeric Swapped Corners'.D129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130]) &gt; 0; ['Numeric Swapped Corners'.H130]; &quot;&quot;)">
            <text:p/>
          </table:table-cell>
          <table:table-cell table:style-name="ce16" table:formula="of:=IF(LEN(['Numeric Swapped Corners'.H130]) &gt; 0;&quot;[PACENOTE::&quot; &amp; ['Numeric Swapped Corners'.B130] &amp; &quot;]&quot; &amp; CHAR(10) &amp; IF(LEN(['Numeric Swapped Corners'.A130]) &gt; 0;&quot;id=&quot; &amp; ['Numeric Swapped Corners'.A130] &amp; CHAR(10);&quot;&quot;) &amp; &quot;Sounds=1&quot; &amp; CHAR(10) &amp; &quot;Snd0=&quot; &amp; LOWER(['Numeric Swapped Corners'.B130]) &amp; &quot;.ogg&quot; &amp; CHAR(10) &amp; IF(LEN(['Numeric Swapped Corners'.F130]) &gt; 0; &quot;link=&quot; &amp; ['Numeric Swapped Corners'.F130] &amp; CHAR(10);&quot;&quot;) &amp; IF(LEN(['Numeric Swapped Corners'.G130])&gt;0;&quot;standard=&quot; &amp; ['Numeric Swapped Corners'.G130] &amp; CHAR(10);&quot;&quot;) &amp; &quot;column=&quot; &amp; ['Numeric Swapped Corners'.I130] &amp; CHAR(10);&quot;&quot;)">
            <text:p/>
          </table:table-cell>
          <table:table-cell table:style-name="ce16" table:formula="of:=IF(LEN(['Numeric Swapped Corners'.H130]) &gt; 0;IF(LEN(['Numeric Swapped Corners'.B130]) &gt; 0;['Numeric Swapped Corners'.B130] &amp; &quot;=&quot; &amp; ['Numeric Swapped Corners'.C130]);&quot;&quot;)">
            <text:p/>
          </table:table-cell>
          <table:table-cell table:style-name="ce16" table:formula="of:=IF(LEN(['Numeric Swapped Corners'.H130]) &gt; 0;IF(LEN(['Numeric Swapped Corners'.B130]) &gt; 0;['Numeric Swapped Corners'.B130] &amp; &quot;=&quot; &amp; ['Numeric Swapped Corners'.D130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131]) &gt; 0; ['Numeric Swapped Corners'.H131]; &quot;&quot;)">
            <text:p/>
          </table:table-cell>
          <table:table-cell table:style-name="ce16" table:formula="of:=IF(LEN(['Numeric Swapped Corners'.H131]) &gt; 0;&quot;[PACENOTE::&quot; &amp; ['Numeric Swapped Corners'.B131] &amp; &quot;]&quot; &amp; CHAR(10) &amp; IF(LEN(['Numeric Swapped Corners'.A131]) &gt; 0;&quot;id=&quot; &amp; ['Numeric Swapped Corners'.A131] &amp; CHAR(10);&quot;&quot;) &amp; &quot;Sounds=1&quot; &amp; CHAR(10) &amp; &quot;Snd0=&quot; &amp; LOWER(['Numeric Swapped Corners'.B131]) &amp; &quot;.ogg&quot; &amp; CHAR(10) &amp; IF(LEN(['Numeric Swapped Corners'.F131]) &gt; 0; &quot;link=&quot; &amp; ['Numeric Swapped Corners'.F131] &amp; CHAR(10);&quot;&quot;) &amp; IF(LEN(['Numeric Swapped Corners'.G131])&gt;0;&quot;standard=&quot; &amp; ['Numeric Swapped Corners'.G131] &amp; CHAR(10);&quot;&quot;) &amp; &quot;column=&quot; &amp; ['Numeric Swapped Corners'.I131] &amp; CHAR(10);&quot;&quot;)">
            <text:p/>
          </table:table-cell>
          <table:table-cell table:style-name="ce16" table:formula="of:=IF(LEN(['Numeric Swapped Corners'.H131]) &gt; 0;IF(LEN(['Numeric Swapped Corners'.B131]) &gt; 0;['Numeric Swapped Corners'.B131] &amp; &quot;=&quot; &amp; ['Numeric Swapped Corners'.C131]);&quot;&quot;)">
            <text:p/>
          </table:table-cell>
          <table:table-cell table:style-name="ce16" table:formula="of:=IF(LEN(['Numeric Swapped Corners'.H131]) &gt; 0;IF(LEN(['Numeric Swapped Corners'.B131]) &gt; 0;['Numeric Swapped Corners'.B131] &amp; &quot;=&quot; &amp; ['Numeric Swapped Corners'.D131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132]) &gt; 0; ['Numeric Swapped Corners'.H132]; &quot;&quot;)">
            <text:p/>
          </table:table-cell>
          <table:table-cell table:style-name="ce16" table:formula="of:=IF(LEN(['Numeric Swapped Corners'.H132]) &gt; 0;&quot;[PACENOTE::&quot; &amp; ['Numeric Swapped Corners'.B132] &amp; &quot;]&quot; &amp; CHAR(10) &amp; IF(LEN(['Numeric Swapped Corners'.A132]) &gt; 0;&quot;id=&quot; &amp; ['Numeric Swapped Corners'.A132] &amp; CHAR(10);&quot;&quot;) &amp; &quot;Sounds=1&quot; &amp; CHAR(10) &amp; &quot;Snd0=&quot; &amp; LOWER(['Numeric Swapped Corners'.B132]) &amp; &quot;.ogg&quot; &amp; CHAR(10) &amp; IF(LEN(['Numeric Swapped Corners'.F132]) &gt; 0; &quot;link=&quot; &amp; ['Numeric Swapped Corners'.F132] &amp; CHAR(10);&quot;&quot;) &amp; IF(LEN(['Numeric Swapped Corners'.G132])&gt;0;&quot;standard=&quot; &amp; ['Numeric Swapped Corners'.G132] &amp; CHAR(10);&quot;&quot;) &amp; &quot;column=&quot; &amp; ['Numeric Swapped Corners'.I132] &amp; CHAR(10);&quot;&quot;)">
            <text:p/>
          </table:table-cell>
          <table:table-cell table:style-name="ce16" table:formula="of:=IF(LEN(['Numeric Swapped Corners'.H132]) &gt; 0;IF(LEN(['Numeric Swapped Corners'.B132]) &gt; 0;['Numeric Swapped Corners'.B132] &amp; &quot;=&quot; &amp; ['Numeric Swapped Corners'.C132]);&quot;&quot;)">
            <text:p/>
          </table:table-cell>
          <table:table-cell table:style-name="ce16" table:formula="of:=IF(LEN(['Numeric Swapped Corners'.H132]) &gt; 0;IF(LEN(['Numeric Swapped Corners'.B132]) &gt; 0;['Numeric Swapped Corners'.B132] &amp; &quot;=&quot; &amp; ['Numeric Swapped Corners'.D132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133]) &gt; 0; ['Numeric Swapped Corners'.H133]; &quot;&quot;)">
            <text:p/>
          </table:table-cell>
          <table:table-cell table:style-name="ce16" table:formula="of:=IF(LEN(['Numeric Swapped Corners'.H133]) &gt; 0;&quot;[PACENOTE::&quot; &amp; ['Numeric Swapped Corners'.B133] &amp; &quot;]&quot; &amp; CHAR(10) &amp; IF(LEN(['Numeric Swapped Corners'.A133]) &gt; 0;&quot;id=&quot; &amp; ['Numeric Swapped Corners'.A133] &amp; CHAR(10);&quot;&quot;) &amp; &quot;Sounds=1&quot; &amp; CHAR(10) &amp; &quot;Snd0=&quot; &amp; LOWER(['Numeric Swapped Corners'.B133]) &amp; &quot;.ogg&quot; &amp; CHAR(10) &amp; IF(LEN(['Numeric Swapped Corners'.F133]) &gt; 0; &quot;link=&quot; &amp; ['Numeric Swapped Corners'.F133] &amp; CHAR(10);&quot;&quot;) &amp; IF(LEN(['Numeric Swapped Corners'.G133])&gt;0;&quot;standard=&quot; &amp; ['Numeric Swapped Corners'.G133] &amp; CHAR(10);&quot;&quot;) &amp; &quot;column=&quot; &amp; ['Numeric Swapped Corners'.I133] &amp; CHAR(10);&quot;&quot;)">
            <text:p/>
          </table:table-cell>
          <table:table-cell table:style-name="ce16" table:formula="of:=IF(LEN(['Numeric Swapped Corners'.H133]) &gt; 0;IF(LEN(['Numeric Swapped Corners'.B133]) &gt; 0;['Numeric Swapped Corners'.B133] &amp; &quot;=&quot; &amp; ['Numeric Swapped Corners'.C133]);&quot;&quot;)">
            <text:p/>
          </table:table-cell>
          <table:table-cell table:style-name="ce16" table:formula="of:=IF(LEN(['Numeric Swapped Corners'.H133]) &gt; 0;IF(LEN(['Numeric Swapped Corners'.B133]) &gt; 0;['Numeric Swapped Corners'.B133] &amp; &quot;=&quot; &amp; ['Numeric Swapped Corners'.D133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134]) &gt; 0; ['Numeric Swapped Corners'.H134]; &quot;&quot;)">
            <text:p/>
          </table:table-cell>
          <table:table-cell table:style-name="ce16" table:formula="of:=IF(LEN(['Numeric Swapped Corners'.H134]) &gt; 0;&quot;[PACENOTE::&quot; &amp; ['Numeric Swapped Corners'.B134] &amp; &quot;]&quot; &amp; CHAR(10) &amp; IF(LEN(['Numeric Swapped Corners'.A134]) &gt; 0;&quot;id=&quot; &amp; ['Numeric Swapped Corners'.A134] &amp; CHAR(10);&quot;&quot;) &amp; &quot;Sounds=1&quot; &amp; CHAR(10) &amp; &quot;Snd0=&quot; &amp; LOWER(['Numeric Swapped Corners'.B134]) &amp; &quot;.ogg&quot; &amp; CHAR(10) &amp; IF(LEN(['Numeric Swapped Corners'.F134]) &gt; 0; &quot;link=&quot; &amp; ['Numeric Swapped Corners'.F134] &amp; CHAR(10);&quot;&quot;) &amp; IF(LEN(['Numeric Swapped Corners'.G134])&gt;0;&quot;standard=&quot; &amp; ['Numeric Swapped Corners'.G134] &amp; CHAR(10);&quot;&quot;) &amp; &quot;column=&quot; &amp; ['Numeric Swapped Corners'.I134] &amp; CHAR(10);&quot;&quot;)">
            <text:p/>
          </table:table-cell>
          <table:table-cell table:style-name="ce16" table:formula="of:=IF(LEN(['Numeric Swapped Corners'.H134]) &gt; 0;IF(LEN(['Numeric Swapped Corners'.B134]) &gt; 0;['Numeric Swapped Corners'.B134] &amp; &quot;=&quot; &amp; ['Numeric Swapped Corners'.C134]);&quot;&quot;)">
            <text:p/>
          </table:table-cell>
          <table:table-cell table:style-name="ce16" table:formula="of:=IF(LEN(['Numeric Swapped Corners'.H134]) &gt; 0;IF(LEN(['Numeric Swapped Corners'.B134]) &gt; 0;['Numeric Swapped Corners'.B134] &amp; &quot;=&quot; &amp; ['Numeric Swapped Corners'.D134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135]) &gt; 0; ['Numeric Swapped Corners'.H135]; &quot;&quot;)">
            <text:p/>
          </table:table-cell>
          <table:table-cell table:style-name="ce16" table:formula="of:=IF(LEN(['Numeric Swapped Corners'.H135]) &gt; 0;&quot;[PACENOTE::&quot; &amp; ['Numeric Swapped Corners'.B135] &amp; &quot;]&quot; &amp; CHAR(10) &amp; IF(LEN(['Numeric Swapped Corners'.A135]) &gt; 0;&quot;id=&quot; &amp; ['Numeric Swapped Corners'.A135] &amp; CHAR(10);&quot;&quot;) &amp; &quot;Sounds=1&quot; &amp; CHAR(10) &amp; &quot;Snd0=&quot; &amp; LOWER(['Numeric Swapped Corners'.B135]) &amp; &quot;.ogg&quot; &amp; CHAR(10) &amp; IF(LEN(['Numeric Swapped Corners'.F135]) &gt; 0; &quot;link=&quot; &amp; ['Numeric Swapped Corners'.F135] &amp; CHAR(10);&quot;&quot;) &amp; IF(LEN(['Numeric Swapped Corners'.G135])&gt;0;&quot;standard=&quot; &amp; ['Numeric Swapped Corners'.G135] &amp; CHAR(10);&quot;&quot;) &amp; &quot;column=&quot; &amp; ['Numeric Swapped Corners'.I135] &amp; CHAR(10);&quot;&quot;)">
            <text:p/>
          </table:table-cell>
          <table:table-cell table:style-name="ce16" table:formula="of:=IF(LEN(['Numeric Swapped Corners'.H135]) &gt; 0;IF(LEN(['Numeric Swapped Corners'.B135]) &gt; 0;['Numeric Swapped Corners'.B135] &amp; &quot;=&quot; &amp; ['Numeric Swapped Corners'.C135]);&quot;&quot;)">
            <text:p/>
          </table:table-cell>
          <table:table-cell table:style-name="ce16" table:formula="of:=IF(LEN(['Numeric Swapped Corners'.H135]) &gt; 0;IF(LEN(['Numeric Swapped Corners'.B135]) &gt; 0;['Numeric Swapped Corners'.B135] &amp; &quot;=&quot; &amp; ['Numeric Swapped Corners'.D135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136]) &gt; 0; ['Numeric Swapped Corners'.H136]; &quot;&quot;)">
            <text:p/>
          </table:table-cell>
          <table:table-cell table:style-name="ce16" table:formula="of:=IF(LEN(['Numeric Swapped Corners'.H136]) &gt; 0;&quot;[PACENOTE::&quot; &amp; ['Numeric Swapped Corners'.B136] &amp; &quot;]&quot; &amp; CHAR(10) &amp; IF(LEN(['Numeric Swapped Corners'.A136]) &gt; 0;&quot;id=&quot; &amp; ['Numeric Swapped Corners'.A136] &amp; CHAR(10);&quot;&quot;) &amp; &quot;Sounds=1&quot; &amp; CHAR(10) &amp; &quot;Snd0=&quot; &amp; LOWER(['Numeric Swapped Corners'.B136]) &amp; &quot;.ogg&quot; &amp; CHAR(10) &amp; IF(LEN(['Numeric Swapped Corners'.F136]) &gt; 0; &quot;link=&quot; &amp; ['Numeric Swapped Corners'.F136] &amp; CHAR(10);&quot;&quot;) &amp; IF(LEN(['Numeric Swapped Corners'.G136])&gt;0;&quot;standard=&quot; &amp; ['Numeric Swapped Corners'.G136] &amp; CHAR(10);&quot;&quot;) &amp; &quot;column=&quot; &amp; ['Numeric Swapped Corners'.I136] &amp; CHAR(10);&quot;&quot;)">
            <text:p/>
          </table:table-cell>
          <table:table-cell table:style-name="ce16" table:formula="of:=IF(LEN(['Numeric Swapped Corners'.H136]) &gt; 0;IF(LEN(['Numeric Swapped Corners'.B136]) &gt; 0;['Numeric Swapped Corners'.B136] &amp; &quot;=&quot; &amp; ['Numeric Swapped Corners'.C136]);&quot;&quot;)">
            <text:p/>
          </table:table-cell>
          <table:table-cell table:style-name="ce16" table:formula="of:=IF(LEN(['Numeric Swapped Corners'.H136]) &gt; 0;IF(LEN(['Numeric Swapped Corners'.B136]) &gt; 0;['Numeric Swapped Corners'.B136] &amp; &quot;=&quot; &amp; ['Numeric Swapped Corners'.D136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137]) &gt; 0; ['Numeric Swapped Corners'.H137]; &quot;&quot;)">
            <text:p/>
          </table:table-cell>
          <table:table-cell table:style-name="ce16" table:formula="of:=IF(LEN(['Numeric Swapped Corners'.H137]) &gt; 0;&quot;[PACENOTE::&quot; &amp; ['Numeric Swapped Corners'.B137] &amp; &quot;]&quot; &amp; CHAR(10) &amp; IF(LEN(['Numeric Swapped Corners'.A137]) &gt; 0;&quot;id=&quot; &amp; ['Numeric Swapped Corners'.A137] &amp; CHAR(10);&quot;&quot;) &amp; &quot;Sounds=1&quot; &amp; CHAR(10) &amp; &quot;Snd0=&quot; &amp; LOWER(['Numeric Swapped Corners'.B137]) &amp; &quot;.ogg&quot; &amp; CHAR(10) &amp; IF(LEN(['Numeric Swapped Corners'.F137]) &gt; 0; &quot;link=&quot; &amp; ['Numeric Swapped Corners'.F137] &amp; CHAR(10);&quot;&quot;) &amp; IF(LEN(['Numeric Swapped Corners'.G137])&gt;0;&quot;standard=&quot; &amp; ['Numeric Swapped Corners'.G137] &amp; CHAR(10);&quot;&quot;) &amp; &quot;column=&quot; &amp; ['Numeric Swapped Corners'.I137] &amp; CHAR(10);&quot;&quot;)">
            <text:p/>
          </table:table-cell>
          <table:table-cell table:style-name="ce16" table:formula="of:=IF(LEN(['Numeric Swapped Corners'.H137]) &gt; 0;IF(LEN(['Numeric Swapped Corners'.B137]) &gt; 0;['Numeric Swapped Corners'.B137] &amp; &quot;=&quot; &amp; ['Numeric Swapped Corners'.C137]);&quot;&quot;)">
            <text:p/>
          </table:table-cell>
          <table:table-cell table:style-name="ce16" table:formula="of:=IF(LEN(['Numeric Swapped Corners'.H137]) &gt; 0;IF(LEN(['Numeric Swapped Corners'.B137]) &gt; 0;['Numeric Swapped Corners'.B137] &amp; &quot;=&quot; &amp; ['Numeric Swapped Corners'.D137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138]) &gt; 0; ['Numeric Swapped Corners'.H138]; &quot;&quot;)">
            <text:p/>
          </table:table-cell>
          <table:table-cell table:style-name="ce16" table:formula="of:=IF(LEN(['Numeric Swapped Corners'.H138]) &gt; 0;&quot;[PACENOTE::&quot; &amp; ['Numeric Swapped Corners'.B138] &amp; &quot;]&quot; &amp; CHAR(10) &amp; IF(LEN(['Numeric Swapped Corners'.A138]) &gt; 0;&quot;id=&quot; &amp; ['Numeric Swapped Corners'.A138] &amp; CHAR(10);&quot;&quot;) &amp; &quot;Sounds=1&quot; &amp; CHAR(10) &amp; &quot;Snd0=&quot; &amp; LOWER(['Numeric Swapped Corners'.B138]) &amp; &quot;.ogg&quot; &amp; CHAR(10) &amp; IF(LEN(['Numeric Swapped Corners'.F138]) &gt; 0; &quot;link=&quot; &amp; ['Numeric Swapped Corners'.F138] &amp; CHAR(10);&quot;&quot;) &amp; IF(LEN(['Numeric Swapped Corners'.G138])&gt;0;&quot;standard=&quot; &amp; ['Numeric Swapped Corners'.G138] &amp; CHAR(10);&quot;&quot;) &amp; &quot;column=&quot; &amp; ['Numeric Swapped Corners'.I138] &amp; CHAR(10);&quot;&quot;)">
            <text:p/>
          </table:table-cell>
          <table:table-cell table:style-name="ce16" table:formula="of:=IF(LEN(['Numeric Swapped Corners'.H138]) &gt; 0;IF(LEN(['Numeric Swapped Corners'.B138]) &gt; 0;['Numeric Swapped Corners'.B138] &amp; &quot;=&quot; &amp; ['Numeric Swapped Corners'.C138]);&quot;&quot;)">
            <text:p/>
          </table:table-cell>
          <table:table-cell table:style-name="ce16" table:formula="of:=IF(LEN(['Numeric Swapped Corners'.H138]) &gt; 0;IF(LEN(['Numeric Swapped Corners'.B138]) &gt; 0;['Numeric Swapped Corners'.B138] &amp; &quot;=&quot; &amp; ['Numeric Swapped Corners'.D138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139]) &gt; 0; ['Numeric Swapped Corners'.H139]; &quot;&quot;)">
            <text:p/>
          </table:table-cell>
          <table:table-cell table:style-name="ce16" table:formula="of:=IF(LEN(['Numeric Swapped Corners'.H139]) &gt; 0;&quot;[PACENOTE::&quot; &amp; ['Numeric Swapped Corners'.B139] &amp; &quot;]&quot; &amp; CHAR(10) &amp; IF(LEN(['Numeric Swapped Corners'.A139]) &gt; 0;&quot;id=&quot; &amp; ['Numeric Swapped Corners'.A139] &amp; CHAR(10);&quot;&quot;) &amp; &quot;Sounds=1&quot; &amp; CHAR(10) &amp; &quot;Snd0=&quot; &amp; LOWER(['Numeric Swapped Corners'.B139]) &amp; &quot;.ogg&quot; &amp; CHAR(10) &amp; IF(LEN(['Numeric Swapped Corners'.F139]) &gt; 0; &quot;link=&quot; &amp; ['Numeric Swapped Corners'.F139] &amp; CHAR(10);&quot;&quot;) &amp; IF(LEN(['Numeric Swapped Corners'.G139])&gt;0;&quot;standard=&quot; &amp; ['Numeric Swapped Corners'.G139] &amp; CHAR(10);&quot;&quot;) &amp; &quot;column=&quot; &amp; ['Numeric Swapped Corners'.I139] &amp; CHAR(10);&quot;&quot;)">
            <text:p/>
          </table:table-cell>
          <table:table-cell table:style-name="ce16" table:formula="of:=IF(LEN(['Numeric Swapped Corners'.H139]) &gt; 0;IF(LEN(['Numeric Swapped Corners'.B139]) &gt; 0;['Numeric Swapped Corners'.B139] &amp; &quot;=&quot; &amp; ['Numeric Swapped Corners'.C139]);&quot;&quot;)">
            <text:p/>
          </table:table-cell>
          <table:table-cell table:style-name="ce16" table:formula="of:=IF(LEN(['Numeric Swapped Corners'.H139]) &gt; 0;IF(LEN(['Numeric Swapped Corners'.B139]) &gt; 0;['Numeric Swapped Corners'.B139] &amp; &quot;=&quot; &amp; ['Numeric Swapped Corners'.D139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140]) &gt; 0; ['Numeric Swapped Corners'.H140]; &quot;&quot;)">
            <text:p/>
          </table:table-cell>
          <table:table-cell table:style-name="ce16" table:formula="of:=IF(LEN(['Numeric Swapped Corners'.H140]) &gt; 0;&quot;[PACENOTE::&quot; &amp; ['Numeric Swapped Corners'.B140] &amp; &quot;]&quot; &amp; CHAR(10) &amp; IF(LEN(['Numeric Swapped Corners'.A140]) &gt; 0;&quot;id=&quot; &amp; ['Numeric Swapped Corners'.A140] &amp; CHAR(10);&quot;&quot;) &amp; &quot;Sounds=1&quot; &amp; CHAR(10) &amp; &quot;Snd0=&quot; &amp; LOWER(['Numeric Swapped Corners'.B140]) &amp; &quot;.ogg&quot; &amp; CHAR(10) &amp; IF(LEN(['Numeric Swapped Corners'.F140]) &gt; 0; &quot;link=&quot; &amp; ['Numeric Swapped Corners'.F140] &amp; CHAR(10);&quot;&quot;) &amp; IF(LEN(['Numeric Swapped Corners'.G140])&gt;0;&quot;standard=&quot; &amp; ['Numeric Swapped Corners'.G140] &amp; CHAR(10);&quot;&quot;) &amp; &quot;column=&quot; &amp; ['Numeric Swapped Corners'.I140] &amp; CHAR(10);&quot;&quot;)">
            <text:p/>
          </table:table-cell>
          <table:table-cell table:style-name="ce16" table:formula="of:=IF(LEN(['Numeric Swapped Corners'.H140]) &gt; 0;IF(LEN(['Numeric Swapped Corners'.B140]) &gt; 0;['Numeric Swapped Corners'.B140] &amp; &quot;=&quot; &amp; ['Numeric Swapped Corners'.C140]);&quot;&quot;)">
            <text:p/>
          </table:table-cell>
          <table:table-cell table:style-name="ce16" table:formula="of:=IF(LEN(['Numeric Swapped Corners'.H140]) &gt; 0;IF(LEN(['Numeric Swapped Corners'.B140]) &gt; 0;['Numeric Swapped Corners'.B140] &amp; &quot;=&quot; &amp; ['Numeric Swapped Corners'.D140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141]) &gt; 0; ['Numeric Swapped Corners'.H141]; &quot;&quot;)">
            <text:p/>
          </table:table-cell>
          <table:table-cell table:style-name="ce16" table:formula="of:=IF(LEN(['Numeric Swapped Corners'.H141]) &gt; 0;&quot;[PACENOTE::&quot; &amp; ['Numeric Swapped Corners'.B141] &amp; &quot;]&quot; &amp; CHAR(10) &amp; IF(LEN(['Numeric Swapped Corners'.A141]) &gt; 0;&quot;id=&quot; &amp; ['Numeric Swapped Corners'.A141] &amp; CHAR(10);&quot;&quot;) &amp; &quot;Sounds=1&quot; &amp; CHAR(10) &amp; &quot;Snd0=&quot; &amp; LOWER(['Numeric Swapped Corners'.B141]) &amp; &quot;.ogg&quot; &amp; CHAR(10) &amp; IF(LEN(['Numeric Swapped Corners'.F141]) &gt; 0; &quot;link=&quot; &amp; ['Numeric Swapped Corners'.F141] &amp; CHAR(10);&quot;&quot;) &amp; IF(LEN(['Numeric Swapped Corners'.G141])&gt;0;&quot;standard=&quot; &amp; ['Numeric Swapped Corners'.G141] &amp; CHAR(10);&quot;&quot;) &amp; &quot;column=&quot; &amp; ['Numeric Swapped Corners'.I141] &amp; CHAR(10);&quot;&quot;)">
            <text:p/>
          </table:table-cell>
          <table:table-cell table:style-name="ce16" table:formula="of:=IF(LEN(['Numeric Swapped Corners'.H141]) &gt; 0;IF(LEN(['Numeric Swapped Corners'.B141]) &gt; 0;['Numeric Swapped Corners'.B141] &amp; &quot;=&quot; &amp; ['Numeric Swapped Corners'.C141]);&quot;&quot;)">
            <text:p/>
          </table:table-cell>
          <table:table-cell table:style-name="ce16" table:formula="of:=IF(LEN(['Numeric Swapped Corners'.H141]) &gt; 0;IF(LEN(['Numeric Swapped Corners'.B141]) &gt; 0;['Numeric Swapped Corners'.B141] &amp; &quot;=&quot; &amp; ['Numeric Swapped Corners'.D141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142]) &gt; 0; ['Numeric Swapped Corners'.H142]; &quot;&quot;)">
            <text:p/>
          </table:table-cell>
          <table:table-cell table:style-name="ce16" table:formula="of:=IF(LEN(['Numeric Swapped Corners'.H142]) &gt; 0;&quot;[PACENOTE::&quot; &amp; ['Numeric Swapped Corners'.B142] &amp; &quot;]&quot; &amp; CHAR(10) &amp; IF(LEN(['Numeric Swapped Corners'.A142]) &gt; 0;&quot;id=&quot; &amp; ['Numeric Swapped Corners'.A142] &amp; CHAR(10);&quot;&quot;) &amp; &quot;Sounds=1&quot; &amp; CHAR(10) &amp; &quot;Snd0=&quot; &amp; LOWER(['Numeric Swapped Corners'.B142]) &amp; &quot;.ogg&quot; &amp; CHAR(10) &amp; IF(LEN(['Numeric Swapped Corners'.F142]) &gt; 0; &quot;link=&quot; &amp; ['Numeric Swapped Corners'.F142] &amp; CHAR(10);&quot;&quot;) &amp; IF(LEN(['Numeric Swapped Corners'.G142])&gt;0;&quot;standard=&quot; &amp; ['Numeric Swapped Corners'.G142] &amp; CHAR(10);&quot;&quot;) &amp; &quot;column=&quot; &amp; ['Numeric Swapped Corners'.I142] &amp; CHAR(10);&quot;&quot;)">
            <text:p/>
          </table:table-cell>
          <table:table-cell table:style-name="ce16" table:formula="of:=IF(LEN(['Numeric Swapped Corners'.H142]) &gt; 0;IF(LEN(['Numeric Swapped Corners'.B142]) &gt; 0;['Numeric Swapped Corners'.B142] &amp; &quot;=&quot; &amp; ['Numeric Swapped Corners'.C142]);&quot;&quot;)">
            <text:p/>
          </table:table-cell>
          <table:table-cell table:style-name="ce16" table:formula="of:=IF(LEN(['Numeric Swapped Corners'.H142]) &gt; 0;IF(LEN(['Numeric Swapped Corners'.B142]) &gt; 0;['Numeric Swapped Corners'.B142] &amp; &quot;=&quot; &amp; ['Numeric Swapped Corners'.D142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143]) &gt; 0; ['Numeric Swapped Corners'.H143]; &quot;&quot;)">
            <text:p/>
          </table:table-cell>
          <table:table-cell table:style-name="ce16" table:formula="of:=IF(LEN(['Numeric Swapped Corners'.H143]) &gt; 0;&quot;[PACENOTE::&quot; &amp; ['Numeric Swapped Corners'.B143] &amp; &quot;]&quot; &amp; CHAR(10) &amp; IF(LEN(['Numeric Swapped Corners'.A143]) &gt; 0;&quot;id=&quot; &amp; ['Numeric Swapped Corners'.A143] &amp; CHAR(10);&quot;&quot;) &amp; &quot;Sounds=1&quot; &amp; CHAR(10) &amp; &quot;Snd0=&quot; &amp; LOWER(['Numeric Swapped Corners'.B143]) &amp; &quot;.ogg&quot; &amp; CHAR(10) &amp; IF(LEN(['Numeric Swapped Corners'.F143]) &gt; 0; &quot;link=&quot; &amp; ['Numeric Swapped Corners'.F143] &amp; CHAR(10);&quot;&quot;) &amp; IF(LEN(['Numeric Swapped Corners'.G143])&gt;0;&quot;standard=&quot; &amp; ['Numeric Swapped Corners'.G143] &amp; CHAR(10);&quot;&quot;) &amp; &quot;column=&quot; &amp; ['Numeric Swapped Corners'.I143] &amp; CHAR(10);&quot;&quot;)">
            <text:p/>
          </table:table-cell>
          <table:table-cell table:style-name="ce16" table:formula="of:=IF(LEN(['Numeric Swapped Corners'.H143]) &gt; 0;IF(LEN(['Numeric Swapped Corners'.B143]) &gt; 0;['Numeric Swapped Corners'.B143] &amp; &quot;=&quot; &amp; ['Numeric Swapped Corners'.C143]);&quot;&quot;)">
            <text:p/>
          </table:table-cell>
          <table:table-cell table:style-name="ce16" table:formula="of:=IF(LEN(['Numeric Swapped Corners'.H143]) &gt; 0;IF(LEN(['Numeric Swapped Corners'.B143]) &gt; 0;['Numeric Swapped Corners'.B143] &amp; &quot;=&quot; &amp; ['Numeric Swapped Corners'.D143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144]) &gt; 0; ['Numeric Swapped Corners'.H144]; &quot;&quot;)">
            <text:p/>
          </table:table-cell>
          <table:table-cell table:style-name="ce16" table:formula="of:=IF(LEN(['Numeric Swapped Corners'.H144]) &gt; 0;&quot;[PACENOTE::&quot; &amp; ['Numeric Swapped Corners'.B144] &amp; &quot;]&quot; &amp; CHAR(10) &amp; IF(LEN(['Numeric Swapped Corners'.A144]) &gt; 0;&quot;id=&quot; &amp; ['Numeric Swapped Corners'.A144] &amp; CHAR(10);&quot;&quot;) &amp; &quot;Sounds=1&quot; &amp; CHAR(10) &amp; &quot;Snd0=&quot; &amp; LOWER(['Numeric Swapped Corners'.B144]) &amp; &quot;.ogg&quot; &amp; CHAR(10) &amp; IF(LEN(['Numeric Swapped Corners'.F144]) &gt; 0; &quot;link=&quot; &amp; ['Numeric Swapped Corners'.F144] &amp; CHAR(10);&quot;&quot;) &amp; IF(LEN(['Numeric Swapped Corners'.G144])&gt;0;&quot;standard=&quot; &amp; ['Numeric Swapped Corners'.G144] &amp; CHAR(10);&quot;&quot;) &amp; &quot;column=&quot; &amp; ['Numeric Swapped Corners'.I144] &amp; CHAR(10);&quot;&quot;)">
            <text:p/>
          </table:table-cell>
          <table:table-cell table:style-name="ce16" table:formula="of:=IF(LEN(['Numeric Swapped Corners'.H144]) &gt; 0;IF(LEN(['Numeric Swapped Corners'.B144]) &gt; 0;['Numeric Swapped Corners'.B144] &amp; &quot;=&quot; &amp; ['Numeric Swapped Corners'.C144]);&quot;&quot;)">
            <text:p/>
          </table:table-cell>
          <table:table-cell table:style-name="ce16" table:formula="of:=IF(LEN(['Numeric Swapped Corners'.H144]) &gt; 0;IF(LEN(['Numeric Swapped Corners'.B144]) &gt; 0;['Numeric Swapped Corners'.B144] &amp; &quot;=&quot; &amp; ['Numeric Swapped Corners'.D144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145]) &gt; 0; ['Numeric Swapped Corners'.H145]; &quot;&quot;)">
            <text:p/>
          </table:table-cell>
          <table:table-cell table:style-name="ce16" table:formula="of:=IF(LEN(['Numeric Swapped Corners'.H145]) &gt; 0;&quot;[PACENOTE::&quot; &amp; ['Numeric Swapped Corners'.B145] &amp; &quot;]&quot; &amp; CHAR(10) &amp; IF(LEN(['Numeric Swapped Corners'.A145]) &gt; 0;&quot;id=&quot; &amp; ['Numeric Swapped Corners'.A145] &amp; CHAR(10);&quot;&quot;) &amp; &quot;Sounds=1&quot; &amp; CHAR(10) &amp; &quot;Snd0=&quot; &amp; LOWER(['Numeric Swapped Corners'.B145]) &amp; &quot;.ogg&quot; &amp; CHAR(10) &amp; IF(LEN(['Numeric Swapped Corners'.F145]) &gt; 0; &quot;link=&quot; &amp; ['Numeric Swapped Corners'.F145] &amp; CHAR(10);&quot;&quot;) &amp; IF(LEN(['Numeric Swapped Corners'.G145])&gt;0;&quot;standard=&quot; &amp; ['Numeric Swapped Corners'.G145] &amp; CHAR(10);&quot;&quot;) &amp; &quot;column=&quot; &amp; ['Numeric Swapped Corners'.I145] &amp; CHAR(10);&quot;&quot;)">
            <text:p/>
          </table:table-cell>
          <table:table-cell table:style-name="ce16" table:formula="of:=IF(LEN(['Numeric Swapped Corners'.H145]) &gt; 0;IF(LEN(['Numeric Swapped Corners'.B145]) &gt; 0;['Numeric Swapped Corners'.B145] &amp; &quot;=&quot; &amp; ['Numeric Swapped Corners'.C145]);&quot;&quot;)">
            <text:p/>
          </table:table-cell>
          <table:table-cell table:style-name="ce16" table:formula="of:=IF(LEN(['Numeric Swapped Corners'.H145]) &gt; 0;IF(LEN(['Numeric Swapped Corners'.B145]) &gt; 0;['Numeric Swapped Corners'.B145] &amp; &quot;=&quot; &amp; ['Numeric Swapped Corners'.D145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146]) &gt; 0; ['Numeric Swapped Corners'.H146]; &quot;&quot;)">
            <text:p/>
          </table:table-cell>
          <table:table-cell table:style-name="ce16" table:formula="of:=IF(LEN(['Numeric Swapped Corners'.H146]) &gt; 0;&quot;[PACENOTE::&quot; &amp; ['Numeric Swapped Corners'.B146] &amp; &quot;]&quot; &amp; CHAR(10) &amp; IF(LEN(['Numeric Swapped Corners'.A146]) &gt; 0;&quot;id=&quot; &amp; ['Numeric Swapped Corners'.A146] &amp; CHAR(10);&quot;&quot;) &amp; &quot;Sounds=1&quot; &amp; CHAR(10) &amp; &quot;Snd0=&quot; &amp; LOWER(['Numeric Swapped Corners'.B146]) &amp; &quot;.ogg&quot; &amp; CHAR(10) &amp; IF(LEN(['Numeric Swapped Corners'.F146]) &gt; 0; &quot;link=&quot; &amp; ['Numeric Swapped Corners'.F146] &amp; CHAR(10);&quot;&quot;) &amp; IF(LEN(['Numeric Swapped Corners'.G146])&gt;0;&quot;standard=&quot; &amp; ['Numeric Swapped Corners'.G146] &amp; CHAR(10);&quot;&quot;) &amp; &quot;column=&quot; &amp; ['Numeric Swapped Corners'.I146] &amp; CHAR(10);&quot;&quot;)">
            <text:p/>
          </table:table-cell>
          <table:table-cell table:style-name="ce16" table:formula="of:=IF(LEN(['Numeric Swapped Corners'.H146]) &gt; 0;IF(LEN(['Numeric Swapped Corners'.B146]) &gt; 0;['Numeric Swapped Corners'.B146] &amp; &quot;=&quot; &amp; ['Numeric Swapped Corners'.C146]);&quot;&quot;)">
            <text:p/>
          </table:table-cell>
          <table:table-cell table:style-name="ce16" table:formula="of:=IF(LEN(['Numeric Swapped Corners'.H146]) &gt; 0;IF(LEN(['Numeric Swapped Corners'.B146]) &gt; 0;['Numeric Swapped Corners'.B146] &amp; &quot;=&quot; &amp; ['Numeric Swapped Corners'.D146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147]) &gt; 0; ['Numeric Swapped Corners'.H147]; &quot;&quot;)">
            <text:p/>
          </table:table-cell>
          <table:table-cell table:style-name="ce16" table:formula="of:=IF(LEN(['Numeric Swapped Corners'.H147]) &gt; 0;&quot;[PACENOTE::&quot; &amp; ['Numeric Swapped Corners'.B147] &amp; &quot;]&quot; &amp; CHAR(10) &amp; IF(LEN(['Numeric Swapped Corners'.A147]) &gt; 0;&quot;id=&quot; &amp; ['Numeric Swapped Corners'.A147] &amp; CHAR(10);&quot;&quot;) &amp; &quot;Sounds=1&quot; &amp; CHAR(10) &amp; &quot;Snd0=&quot; &amp; LOWER(['Numeric Swapped Corners'.B147]) &amp; &quot;.ogg&quot; &amp; CHAR(10) &amp; IF(LEN(['Numeric Swapped Corners'.F147]) &gt; 0; &quot;link=&quot; &amp; ['Numeric Swapped Corners'.F147] &amp; CHAR(10);&quot;&quot;) &amp; IF(LEN(['Numeric Swapped Corners'.G147])&gt;0;&quot;standard=&quot; &amp; ['Numeric Swapped Corners'.G147] &amp; CHAR(10);&quot;&quot;) &amp; &quot;column=&quot; &amp; ['Numeric Swapped Corners'.I147] &amp; CHAR(10);&quot;&quot;)">
            <text:p/>
          </table:table-cell>
          <table:table-cell table:style-name="ce16" table:formula="of:=IF(LEN(['Numeric Swapped Corners'.H147]) &gt; 0;IF(LEN(['Numeric Swapped Corners'.B147]) &gt; 0;['Numeric Swapped Corners'.B147] &amp; &quot;=&quot; &amp; ['Numeric Swapped Corners'.C147]);&quot;&quot;)">
            <text:p/>
          </table:table-cell>
          <table:table-cell table:style-name="ce16" table:formula="of:=IF(LEN(['Numeric Swapped Corners'.H147]) &gt; 0;IF(LEN(['Numeric Swapped Corners'.B147]) &gt; 0;['Numeric Swapped Corners'.B147] &amp; &quot;=&quot; &amp; ['Numeric Swapped Corners'.D147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148]) &gt; 0; ['Numeric Swapped Corners'.H148]; &quot;&quot;)">
            <text:p/>
          </table:table-cell>
          <table:table-cell table:style-name="ce16" table:formula="of:=IF(LEN(['Numeric Swapped Corners'.H148]) &gt; 0;&quot;[PACENOTE::&quot; &amp; ['Numeric Swapped Corners'.B148] &amp; &quot;]&quot; &amp; CHAR(10) &amp; IF(LEN(['Numeric Swapped Corners'.A148]) &gt; 0;&quot;id=&quot; &amp; ['Numeric Swapped Corners'.A148] &amp; CHAR(10);&quot;&quot;) &amp; &quot;Sounds=1&quot; &amp; CHAR(10) &amp; &quot;Snd0=&quot; &amp; LOWER(['Numeric Swapped Corners'.B148]) &amp; &quot;.ogg&quot; &amp; CHAR(10) &amp; IF(LEN(['Numeric Swapped Corners'.F148]) &gt; 0; &quot;link=&quot; &amp; ['Numeric Swapped Corners'.F148] &amp; CHAR(10);&quot;&quot;) &amp; IF(LEN(['Numeric Swapped Corners'.G148])&gt;0;&quot;standard=&quot; &amp; ['Numeric Swapped Corners'.G148] &amp; CHAR(10);&quot;&quot;) &amp; &quot;column=&quot; &amp; ['Numeric Swapped Corners'.I148] &amp; CHAR(10);&quot;&quot;)">
            <text:p/>
          </table:table-cell>
          <table:table-cell table:style-name="ce16" table:formula="of:=IF(LEN(['Numeric Swapped Corners'.H148]) &gt; 0;IF(LEN(['Numeric Swapped Corners'.B148]) &gt; 0;['Numeric Swapped Corners'.B148] &amp; &quot;=&quot; &amp; ['Numeric Swapped Corners'.C148]);&quot;&quot;)">
            <text:p/>
          </table:table-cell>
          <table:table-cell table:style-name="ce16" table:formula="of:=IF(LEN(['Numeric Swapped Corners'.H148]) &gt; 0;IF(LEN(['Numeric Swapped Corners'.B148]) &gt; 0;['Numeric Swapped Corners'.B148] &amp; &quot;=&quot; &amp; ['Numeric Swapped Corners'.D148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149]) &gt; 0; ['Numeric Swapped Corners'.H149]; &quot;&quot;)">
            <text:p/>
          </table:table-cell>
          <table:table-cell table:style-name="ce16" table:formula="of:=IF(LEN(['Numeric Swapped Corners'.H149]) &gt; 0;&quot;[PACENOTE::&quot; &amp; ['Numeric Swapped Corners'.B149] &amp; &quot;]&quot; &amp; CHAR(10) &amp; IF(LEN(['Numeric Swapped Corners'.A149]) &gt; 0;&quot;id=&quot; &amp; ['Numeric Swapped Corners'.A149] &amp; CHAR(10);&quot;&quot;) &amp; &quot;Sounds=1&quot; &amp; CHAR(10) &amp; &quot;Snd0=&quot; &amp; LOWER(['Numeric Swapped Corners'.B149]) &amp; &quot;.ogg&quot; &amp; CHAR(10) &amp; IF(LEN(['Numeric Swapped Corners'.F149]) &gt; 0; &quot;link=&quot; &amp; ['Numeric Swapped Corners'.F149] &amp; CHAR(10);&quot;&quot;) &amp; IF(LEN(['Numeric Swapped Corners'.G149])&gt;0;&quot;standard=&quot; &amp; ['Numeric Swapped Corners'.G149] &amp; CHAR(10);&quot;&quot;) &amp; &quot;column=&quot; &amp; ['Numeric Swapped Corners'.I149] &amp; CHAR(10);&quot;&quot;)">
            <text:p/>
          </table:table-cell>
          <table:table-cell table:style-name="ce16" table:formula="of:=IF(LEN(['Numeric Swapped Corners'.H149]) &gt; 0;IF(LEN(['Numeric Swapped Corners'.B149]) &gt; 0;['Numeric Swapped Corners'.B149] &amp; &quot;=&quot; &amp; ['Numeric Swapped Corners'.C149]);&quot;&quot;)">
            <text:p/>
          </table:table-cell>
          <table:table-cell table:style-name="ce16" table:formula="of:=IF(LEN(['Numeric Swapped Corners'.H149]) &gt; 0;IF(LEN(['Numeric Swapped Corners'.B149]) &gt; 0;['Numeric Swapped Corners'.B149] &amp; &quot;=&quot; &amp; ['Numeric Swapped Corners'.D149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150]) &gt; 0; ['Numeric Swapped Corners'.H150]; &quot;&quot;)">
            <text:p/>
          </table:table-cell>
          <table:table-cell table:style-name="ce16" table:formula="of:=IF(LEN(['Numeric Swapped Corners'.H150]) &gt; 0;&quot;[PACENOTE::&quot; &amp; ['Numeric Swapped Corners'.B150] &amp; &quot;]&quot; &amp; CHAR(10) &amp; IF(LEN(['Numeric Swapped Corners'.A150]) &gt; 0;&quot;id=&quot; &amp; ['Numeric Swapped Corners'.A150] &amp; CHAR(10);&quot;&quot;) &amp; &quot;Sounds=1&quot; &amp; CHAR(10) &amp; &quot;Snd0=&quot; &amp; LOWER(['Numeric Swapped Corners'.B150]) &amp; &quot;.ogg&quot; &amp; CHAR(10) &amp; IF(LEN(['Numeric Swapped Corners'.F150]) &gt; 0; &quot;link=&quot; &amp; ['Numeric Swapped Corners'.F150] &amp; CHAR(10);&quot;&quot;) &amp; IF(LEN(['Numeric Swapped Corners'.G150])&gt;0;&quot;standard=&quot; &amp; ['Numeric Swapped Corners'.G150] &amp; CHAR(10);&quot;&quot;) &amp; &quot;column=&quot; &amp; ['Numeric Swapped Corners'.I150] &amp; CHAR(10);&quot;&quot;)">
            <text:p/>
          </table:table-cell>
          <table:table-cell table:style-name="ce16" table:formula="of:=IF(LEN(['Numeric Swapped Corners'.H150]) &gt; 0;IF(LEN(['Numeric Swapped Corners'.B150]) &gt; 0;['Numeric Swapped Corners'.B150] &amp; &quot;=&quot; &amp; ['Numeric Swapped Corners'.C150]);&quot;&quot;)">
            <text:p/>
          </table:table-cell>
          <table:table-cell table:style-name="ce16" table:formula="of:=IF(LEN(['Numeric Swapped Corners'.H150]) &gt; 0;IF(LEN(['Numeric Swapped Corners'.B150]) &gt; 0;['Numeric Swapped Corners'.B150] &amp; &quot;=&quot; &amp; ['Numeric Swapped Corners'.D150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151]) &gt; 0; ['Numeric Swapped Corners'.H151]; &quot;&quot;)">
            <text:p/>
          </table:table-cell>
          <table:table-cell table:style-name="ce16" table:formula="of:=IF(LEN(['Numeric Swapped Corners'.H151]) &gt; 0;&quot;[PACENOTE::&quot; &amp; ['Numeric Swapped Corners'.B151] &amp; &quot;]&quot; &amp; CHAR(10) &amp; IF(LEN(['Numeric Swapped Corners'.A151]) &gt; 0;&quot;id=&quot; &amp; ['Numeric Swapped Corners'.A151] &amp; CHAR(10);&quot;&quot;) &amp; &quot;Sounds=1&quot; &amp; CHAR(10) &amp; &quot;Snd0=&quot; &amp; LOWER(['Numeric Swapped Corners'.B151]) &amp; &quot;.ogg&quot; &amp; CHAR(10) &amp; IF(LEN(['Numeric Swapped Corners'.F151]) &gt; 0; &quot;link=&quot; &amp; ['Numeric Swapped Corners'.F151] &amp; CHAR(10);&quot;&quot;) &amp; IF(LEN(['Numeric Swapped Corners'.G151])&gt;0;&quot;standard=&quot; &amp; ['Numeric Swapped Corners'.G151] &amp; CHAR(10);&quot;&quot;) &amp; &quot;column=&quot; &amp; ['Numeric Swapped Corners'.I151] &amp; CHAR(10);&quot;&quot;)">
            <text:p/>
          </table:table-cell>
          <table:table-cell table:style-name="ce16" table:formula="of:=IF(LEN(['Numeric Swapped Corners'.H151]) &gt; 0;IF(LEN(['Numeric Swapped Corners'.B151]) &gt; 0;['Numeric Swapped Corners'.B151] &amp; &quot;=&quot; &amp; ['Numeric Swapped Corners'.C151]);&quot;&quot;)">
            <text:p/>
          </table:table-cell>
          <table:table-cell table:style-name="ce16" table:formula="of:=IF(LEN(['Numeric Swapped Corners'.H151]) &gt; 0;IF(LEN(['Numeric Swapped Corners'.B151]) &gt; 0;['Numeric Swapped Corners'.B151] &amp; &quot;=&quot; &amp; ['Numeric Swapped Corners'.D151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152]) &gt; 0; ['Numeric Swapped Corners'.H152]; &quot;&quot;)">
            <text:p/>
          </table:table-cell>
          <table:table-cell table:style-name="ce16" table:formula="of:=IF(LEN(['Numeric Swapped Corners'.H152]) &gt; 0;&quot;[PACENOTE::&quot; &amp; ['Numeric Swapped Corners'.B152] &amp; &quot;]&quot; &amp; CHAR(10) &amp; IF(LEN(['Numeric Swapped Corners'.A152]) &gt; 0;&quot;id=&quot; &amp; ['Numeric Swapped Corners'.A152] &amp; CHAR(10);&quot;&quot;) &amp; &quot;Sounds=1&quot; &amp; CHAR(10) &amp; &quot;Snd0=&quot; &amp; LOWER(['Numeric Swapped Corners'.B152]) &amp; &quot;.ogg&quot; &amp; CHAR(10) &amp; IF(LEN(['Numeric Swapped Corners'.F152]) &gt; 0; &quot;link=&quot; &amp; ['Numeric Swapped Corners'.F152] &amp; CHAR(10);&quot;&quot;) &amp; IF(LEN(['Numeric Swapped Corners'.G152])&gt;0;&quot;standard=&quot; &amp; ['Numeric Swapped Corners'.G152] &amp; CHAR(10);&quot;&quot;) &amp; &quot;column=&quot; &amp; ['Numeric Swapped Corners'.I152] &amp; CHAR(10);&quot;&quot;)">
            <text:p/>
          </table:table-cell>
          <table:table-cell table:style-name="ce16" table:formula="of:=IF(LEN(['Numeric Swapped Corners'.H152]) &gt; 0;IF(LEN(['Numeric Swapped Corners'.B152]) &gt; 0;['Numeric Swapped Corners'.B152] &amp; &quot;=&quot; &amp; ['Numeric Swapped Corners'.C152]);&quot;&quot;)">
            <text:p/>
          </table:table-cell>
          <table:table-cell table:style-name="ce16" table:formula="of:=IF(LEN(['Numeric Swapped Corners'.H152]) &gt; 0;IF(LEN(['Numeric Swapped Corners'.B152]) &gt; 0;['Numeric Swapped Corners'.B152] &amp; &quot;=&quot; &amp; ['Numeric Swapped Corners'.D152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153]) &gt; 0; ['Numeric Swapped Corners'.H153]; &quot;&quot;)">
            <text:p/>
          </table:table-cell>
          <table:table-cell table:style-name="ce16" table:formula="of:=IF(LEN(['Numeric Swapped Corners'.H153]) &gt; 0;&quot;[PACENOTE::&quot; &amp; ['Numeric Swapped Corners'.B153] &amp; &quot;]&quot; &amp; CHAR(10) &amp; IF(LEN(['Numeric Swapped Corners'.A153]) &gt; 0;&quot;id=&quot; &amp; ['Numeric Swapped Corners'.A153] &amp; CHAR(10);&quot;&quot;) &amp; &quot;Sounds=1&quot; &amp; CHAR(10) &amp; &quot;Snd0=&quot; &amp; LOWER(['Numeric Swapped Corners'.B153]) &amp; &quot;.ogg&quot; &amp; CHAR(10) &amp; IF(LEN(['Numeric Swapped Corners'.F153]) &gt; 0; &quot;link=&quot; &amp; ['Numeric Swapped Corners'.F153] &amp; CHAR(10);&quot;&quot;) &amp; IF(LEN(['Numeric Swapped Corners'.G153])&gt;0;&quot;standard=&quot; &amp; ['Numeric Swapped Corners'.G153] &amp; CHAR(10);&quot;&quot;) &amp; &quot;column=&quot; &amp; ['Numeric Swapped Corners'.I153] &amp; CHAR(10);&quot;&quot;)">
            <text:p/>
          </table:table-cell>
          <table:table-cell table:style-name="ce16" table:formula="of:=IF(LEN(['Numeric Swapped Corners'.H153]) &gt; 0;IF(LEN(['Numeric Swapped Corners'.B153]) &gt; 0;['Numeric Swapped Corners'.B153] &amp; &quot;=&quot; &amp; ['Numeric Swapped Corners'.C153]);&quot;&quot;)">
            <text:p/>
          </table:table-cell>
          <table:table-cell table:style-name="ce16" table:formula="of:=IF(LEN(['Numeric Swapped Corners'.H153]) &gt; 0;IF(LEN(['Numeric Swapped Corners'.B153]) &gt; 0;['Numeric Swapped Corners'.B153] &amp; &quot;=&quot; &amp; ['Numeric Swapped Corners'.D153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154]) &gt; 0; ['Numeric Swapped Corners'.H154]; &quot;&quot;)">
            <text:p/>
          </table:table-cell>
          <table:table-cell table:style-name="ce16" table:formula="of:=IF(LEN(['Numeric Swapped Corners'.H154]) &gt; 0;&quot;[PACENOTE::&quot; &amp; ['Numeric Swapped Corners'.B154] &amp; &quot;]&quot; &amp; CHAR(10) &amp; IF(LEN(['Numeric Swapped Corners'.A154]) &gt; 0;&quot;id=&quot; &amp; ['Numeric Swapped Corners'.A154] &amp; CHAR(10);&quot;&quot;) &amp; &quot;Sounds=1&quot; &amp; CHAR(10) &amp; &quot;Snd0=&quot; &amp; LOWER(['Numeric Swapped Corners'.B154]) &amp; &quot;.ogg&quot; &amp; CHAR(10) &amp; IF(LEN(['Numeric Swapped Corners'.F154]) &gt; 0; &quot;link=&quot; &amp; ['Numeric Swapped Corners'.F154] &amp; CHAR(10);&quot;&quot;) &amp; IF(LEN(['Numeric Swapped Corners'.G154])&gt;0;&quot;standard=&quot; &amp; ['Numeric Swapped Corners'.G154] &amp; CHAR(10);&quot;&quot;) &amp; &quot;column=&quot; &amp; ['Numeric Swapped Corners'.I154] &amp; CHAR(10);&quot;&quot;)">
            <text:p/>
          </table:table-cell>
          <table:table-cell table:style-name="ce16" table:formula="of:=IF(LEN(['Numeric Swapped Corners'.H154]) &gt; 0;IF(LEN(['Numeric Swapped Corners'.B154]) &gt; 0;['Numeric Swapped Corners'.B154] &amp; &quot;=&quot; &amp; ['Numeric Swapped Corners'.C154]);&quot;&quot;)">
            <text:p/>
          </table:table-cell>
          <table:table-cell table:style-name="ce16" table:formula="of:=IF(LEN(['Numeric Swapped Corners'.H154]) &gt; 0;IF(LEN(['Numeric Swapped Corners'.B154]) &gt; 0;['Numeric Swapped Corners'.B154] &amp; &quot;=&quot; &amp; ['Numeric Swapped Corners'.D154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155]) &gt; 0; ['Numeric Swapped Corners'.H155]; &quot;&quot;)">
            <text:p/>
          </table:table-cell>
          <table:table-cell table:style-name="ce16" table:formula="of:=IF(LEN(['Numeric Swapped Corners'.H155]) &gt; 0;&quot;[PACENOTE::&quot; &amp; ['Numeric Swapped Corners'.B155] &amp; &quot;]&quot; &amp; CHAR(10) &amp; IF(LEN(['Numeric Swapped Corners'.A155]) &gt; 0;&quot;id=&quot; &amp; ['Numeric Swapped Corners'.A155] &amp; CHAR(10);&quot;&quot;) &amp; &quot;Sounds=1&quot; &amp; CHAR(10) &amp; &quot;Snd0=&quot; &amp; LOWER(['Numeric Swapped Corners'.B155]) &amp; &quot;.ogg&quot; &amp; CHAR(10) &amp; IF(LEN(['Numeric Swapped Corners'.F155]) &gt; 0; &quot;link=&quot; &amp; ['Numeric Swapped Corners'.F155] &amp; CHAR(10);&quot;&quot;) &amp; IF(LEN(['Numeric Swapped Corners'.G155])&gt;0;&quot;standard=&quot; &amp; ['Numeric Swapped Corners'.G155] &amp; CHAR(10);&quot;&quot;) &amp; &quot;column=&quot; &amp; ['Numeric Swapped Corners'.I155] &amp; CHAR(10);&quot;&quot;)">
            <text:p/>
          </table:table-cell>
          <table:table-cell table:style-name="ce16" table:formula="of:=IF(LEN(['Numeric Swapped Corners'.H155]) &gt; 0;IF(LEN(['Numeric Swapped Corners'.B155]) &gt; 0;['Numeric Swapped Corners'.B155] &amp; &quot;=&quot; &amp; ['Numeric Swapped Corners'.C155]);&quot;&quot;)">
            <text:p/>
          </table:table-cell>
          <table:table-cell table:style-name="ce16" table:formula="of:=IF(LEN(['Numeric Swapped Corners'.H155]) &gt; 0;IF(LEN(['Numeric Swapped Corners'.B155]) &gt; 0;['Numeric Swapped Corners'.B155] &amp; &quot;=&quot; &amp; ['Numeric Swapped Corners'.D155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156]) &gt; 0; ['Numeric Swapped Corners'.H156]; &quot;&quot;)">
            <text:p/>
          </table:table-cell>
          <table:table-cell table:style-name="ce16" table:formula="of:=IF(LEN(['Numeric Swapped Corners'.H156]) &gt; 0;&quot;[PACENOTE::&quot; &amp; ['Numeric Swapped Corners'.B156] &amp; &quot;]&quot; &amp; CHAR(10) &amp; IF(LEN(['Numeric Swapped Corners'.A156]) &gt; 0;&quot;id=&quot; &amp; ['Numeric Swapped Corners'.A156] &amp; CHAR(10);&quot;&quot;) &amp; &quot;Sounds=1&quot; &amp; CHAR(10) &amp; &quot;Snd0=&quot; &amp; LOWER(['Numeric Swapped Corners'.B156]) &amp; &quot;.ogg&quot; &amp; CHAR(10) &amp; IF(LEN(['Numeric Swapped Corners'.F156]) &gt; 0; &quot;link=&quot; &amp; ['Numeric Swapped Corners'.F156] &amp; CHAR(10);&quot;&quot;) &amp; IF(LEN(['Numeric Swapped Corners'.G156])&gt;0;&quot;standard=&quot; &amp; ['Numeric Swapped Corners'.G156] &amp; CHAR(10);&quot;&quot;) &amp; &quot;column=&quot; &amp; ['Numeric Swapped Corners'.I156] &amp; CHAR(10);&quot;&quot;)">
            <text:p/>
          </table:table-cell>
          <table:table-cell table:style-name="ce16" table:formula="of:=IF(LEN(['Numeric Swapped Corners'.H156]) &gt; 0;IF(LEN(['Numeric Swapped Corners'.B156]) &gt; 0;['Numeric Swapped Corners'.B156] &amp; &quot;=&quot; &amp; ['Numeric Swapped Corners'.C156]);&quot;&quot;)">
            <text:p/>
          </table:table-cell>
          <table:table-cell table:style-name="ce16" table:formula="of:=IF(LEN(['Numeric Swapped Corners'.H156]) &gt; 0;IF(LEN(['Numeric Swapped Corners'.B156]) &gt; 0;['Numeric Swapped Corners'.B156] &amp; &quot;=&quot; &amp; ['Numeric Swapped Corners'.D156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157]) &gt; 0; ['Numeric Swapped Corners'.H157]; &quot;&quot;)">
            <text:p/>
          </table:table-cell>
          <table:table-cell table:style-name="ce16" table:formula="of:=IF(LEN(['Numeric Swapped Corners'.H157]) &gt; 0;&quot;[PACENOTE::&quot; &amp; ['Numeric Swapped Corners'.B157] &amp; &quot;]&quot; &amp; CHAR(10) &amp; IF(LEN(['Numeric Swapped Corners'.A157]) &gt; 0;&quot;id=&quot; &amp; ['Numeric Swapped Corners'.A157] &amp; CHAR(10);&quot;&quot;) &amp; &quot;Sounds=1&quot; &amp; CHAR(10) &amp; &quot;Snd0=&quot; &amp; LOWER(['Numeric Swapped Corners'.B157]) &amp; &quot;.ogg&quot; &amp; CHAR(10) &amp; IF(LEN(['Numeric Swapped Corners'.F157]) &gt; 0; &quot;link=&quot; &amp; ['Numeric Swapped Corners'.F157] &amp; CHAR(10);&quot;&quot;) &amp; IF(LEN(['Numeric Swapped Corners'.G157])&gt;0;&quot;standard=&quot; &amp; ['Numeric Swapped Corners'.G157] &amp; CHAR(10);&quot;&quot;) &amp; &quot;column=&quot; &amp; ['Numeric Swapped Corners'.I157] &amp; CHAR(10);&quot;&quot;)">
            <text:p/>
          </table:table-cell>
          <table:table-cell table:style-name="ce16" table:formula="of:=IF(LEN(['Numeric Swapped Corners'.H157]) &gt; 0;IF(LEN(['Numeric Swapped Corners'.B157]) &gt; 0;['Numeric Swapped Corners'.B157] &amp; &quot;=&quot; &amp; ['Numeric Swapped Corners'.C157]);&quot;&quot;)">
            <text:p/>
          </table:table-cell>
          <table:table-cell table:style-name="ce16" table:formula="of:=IF(LEN(['Numeric Swapped Corners'.H157]) &gt; 0;IF(LEN(['Numeric Swapped Corners'.B157]) &gt; 0;['Numeric Swapped Corners'.B157] &amp; &quot;=&quot; &amp; ['Numeric Swapped Corners'.D157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158]) &gt; 0; ['Numeric Swapped Corners'.H158]; &quot;&quot;)">
            <text:p/>
          </table:table-cell>
          <table:table-cell table:style-name="ce16" table:formula="of:=IF(LEN(['Numeric Swapped Corners'.H158]) &gt; 0;&quot;[PACENOTE::&quot; &amp; ['Numeric Swapped Corners'.B158] &amp; &quot;]&quot; &amp; CHAR(10) &amp; IF(LEN(['Numeric Swapped Corners'.A158]) &gt; 0;&quot;id=&quot; &amp; ['Numeric Swapped Corners'.A158] &amp; CHAR(10);&quot;&quot;) &amp; &quot;Sounds=1&quot; &amp; CHAR(10) &amp; &quot;Snd0=&quot; &amp; LOWER(['Numeric Swapped Corners'.B158]) &amp; &quot;.ogg&quot; &amp; CHAR(10) &amp; IF(LEN(['Numeric Swapped Corners'.F158]) &gt; 0; &quot;link=&quot; &amp; ['Numeric Swapped Corners'.F158] &amp; CHAR(10);&quot;&quot;) &amp; IF(LEN(['Numeric Swapped Corners'.G158])&gt;0;&quot;standard=&quot; &amp; ['Numeric Swapped Corners'.G158] &amp; CHAR(10);&quot;&quot;) &amp; &quot;column=&quot; &amp; ['Numeric Swapped Corners'.I158] &amp; CHAR(10);&quot;&quot;)">
            <text:p/>
          </table:table-cell>
          <table:table-cell table:style-name="ce16" table:formula="of:=IF(LEN(['Numeric Swapped Corners'.H158]) &gt; 0;IF(LEN(['Numeric Swapped Corners'.B158]) &gt; 0;['Numeric Swapped Corners'.B158] &amp; &quot;=&quot; &amp; ['Numeric Swapped Corners'.C158]);&quot;&quot;)">
            <text:p/>
          </table:table-cell>
          <table:table-cell table:style-name="ce16" table:formula="of:=IF(LEN(['Numeric Swapped Corners'.H158]) &gt; 0;IF(LEN(['Numeric Swapped Corners'.B158]) &gt; 0;['Numeric Swapped Corners'.B158] &amp; &quot;=&quot; &amp; ['Numeric Swapped Corners'.D158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159]) &gt; 0; ['Numeric Swapped Corners'.H159]; &quot;&quot;)">
            <text:p/>
          </table:table-cell>
          <table:table-cell table:style-name="ce16" table:formula="of:=IF(LEN(['Numeric Swapped Corners'.H159]) &gt; 0;&quot;[PACENOTE::&quot; &amp; ['Numeric Swapped Corners'.B159] &amp; &quot;]&quot; &amp; CHAR(10) &amp; IF(LEN(['Numeric Swapped Corners'.A159]) &gt; 0;&quot;id=&quot; &amp; ['Numeric Swapped Corners'.A159] &amp; CHAR(10);&quot;&quot;) &amp; &quot;Sounds=1&quot; &amp; CHAR(10) &amp; &quot;Snd0=&quot; &amp; LOWER(['Numeric Swapped Corners'.B159]) &amp; &quot;.ogg&quot; &amp; CHAR(10) &amp; IF(LEN(['Numeric Swapped Corners'.F159]) &gt; 0; &quot;link=&quot; &amp; ['Numeric Swapped Corners'.F159] &amp; CHAR(10);&quot;&quot;) &amp; IF(LEN(['Numeric Swapped Corners'.G159])&gt;0;&quot;standard=&quot; &amp; ['Numeric Swapped Corners'.G159] &amp; CHAR(10);&quot;&quot;) &amp; &quot;column=&quot; &amp; ['Numeric Swapped Corners'.I159] &amp; CHAR(10);&quot;&quot;)">
            <text:p/>
          </table:table-cell>
          <table:table-cell table:style-name="ce16" table:formula="of:=IF(LEN(['Numeric Swapped Corners'.H159]) &gt; 0;IF(LEN(['Numeric Swapped Corners'.B159]) &gt; 0;['Numeric Swapped Corners'.B159] &amp; &quot;=&quot; &amp; ['Numeric Swapped Corners'.C159]);&quot;&quot;)">
            <text:p/>
          </table:table-cell>
          <table:table-cell table:style-name="ce16" table:formula="of:=IF(LEN(['Numeric Swapped Corners'.H159]) &gt; 0;IF(LEN(['Numeric Swapped Corners'.B159]) &gt; 0;['Numeric Swapped Corners'.B159] &amp; &quot;=&quot; &amp; ['Numeric Swapped Corners'.D159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160]) &gt; 0; ['Numeric Swapped Corners'.H160]; &quot;&quot;)">
            <text:p/>
          </table:table-cell>
          <table:table-cell table:style-name="ce16" table:formula="of:=IF(LEN(['Numeric Swapped Corners'.H160]) &gt; 0;&quot;[PACENOTE::&quot; &amp; ['Numeric Swapped Corners'.B160] &amp; &quot;]&quot; &amp; CHAR(10) &amp; IF(LEN(['Numeric Swapped Corners'.A160]) &gt; 0;&quot;id=&quot; &amp; ['Numeric Swapped Corners'.A160] &amp; CHAR(10);&quot;&quot;) &amp; &quot;Sounds=1&quot; &amp; CHAR(10) &amp; &quot;Snd0=&quot; &amp; LOWER(['Numeric Swapped Corners'.B160]) &amp; &quot;.ogg&quot; &amp; CHAR(10) &amp; IF(LEN(['Numeric Swapped Corners'.F160]) &gt; 0; &quot;link=&quot; &amp; ['Numeric Swapped Corners'.F160] &amp; CHAR(10);&quot;&quot;) &amp; IF(LEN(['Numeric Swapped Corners'.G160])&gt;0;&quot;standard=&quot; &amp; ['Numeric Swapped Corners'.G160] &amp; CHAR(10);&quot;&quot;) &amp; &quot;column=&quot; &amp; ['Numeric Swapped Corners'.I160] &amp; CHAR(10);&quot;&quot;)">
            <text:p/>
          </table:table-cell>
          <table:table-cell table:style-name="ce16" table:formula="of:=IF(LEN(['Numeric Swapped Corners'.H160]) &gt; 0;IF(LEN(['Numeric Swapped Corners'.B160]) &gt; 0;['Numeric Swapped Corners'.B160] &amp; &quot;=&quot; &amp; ['Numeric Swapped Corners'.C160]);&quot;&quot;)">
            <text:p/>
          </table:table-cell>
          <table:table-cell table:style-name="ce16" table:formula="of:=IF(LEN(['Numeric Swapped Corners'.H160]) &gt; 0;IF(LEN(['Numeric Swapped Corners'.B160]) &gt; 0;['Numeric Swapped Corners'.B160] &amp; &quot;=&quot; &amp; ['Numeric Swapped Corners'.D160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161]) &gt; 0; ['Numeric Swapped Corners'.H161]; &quot;&quot;)">
            <text:p/>
          </table:table-cell>
          <table:table-cell table:style-name="ce16" table:formula="of:=IF(LEN(['Numeric Swapped Corners'.H161]) &gt; 0;&quot;[PACENOTE::&quot; &amp; ['Numeric Swapped Corners'.B161] &amp; &quot;]&quot; &amp; CHAR(10) &amp; IF(LEN(['Numeric Swapped Corners'.A161]) &gt; 0;&quot;id=&quot; &amp; ['Numeric Swapped Corners'.A161] &amp; CHAR(10);&quot;&quot;) &amp; &quot;Sounds=1&quot; &amp; CHAR(10) &amp; &quot;Snd0=&quot; &amp; LOWER(['Numeric Swapped Corners'.B161]) &amp; &quot;.ogg&quot; &amp; CHAR(10) &amp; IF(LEN(['Numeric Swapped Corners'.F161]) &gt; 0; &quot;link=&quot; &amp; ['Numeric Swapped Corners'.F161] &amp; CHAR(10);&quot;&quot;) &amp; IF(LEN(['Numeric Swapped Corners'.G161])&gt;0;&quot;standard=&quot; &amp; ['Numeric Swapped Corners'.G161] &amp; CHAR(10);&quot;&quot;) &amp; &quot;column=&quot; &amp; ['Numeric Swapped Corners'.I161] &amp; CHAR(10);&quot;&quot;)">
            <text:p/>
          </table:table-cell>
          <table:table-cell table:style-name="ce16" table:formula="of:=IF(LEN(['Numeric Swapped Corners'.H161]) &gt; 0;IF(LEN(['Numeric Swapped Corners'.B161]) &gt; 0;['Numeric Swapped Corners'.B161] &amp; &quot;=&quot; &amp; ['Numeric Swapped Corners'.C161]);&quot;&quot;)">
            <text:p/>
          </table:table-cell>
          <table:table-cell table:style-name="ce16" table:formula="of:=IF(LEN(['Numeric Swapped Corners'.H161]) &gt; 0;IF(LEN(['Numeric Swapped Corners'.B161]) &gt; 0;['Numeric Swapped Corners'.B161] &amp; &quot;=&quot; &amp; ['Numeric Swapped Corners'.D161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162]) &gt; 0; ['Numeric Swapped Corners'.H162]; &quot;&quot;)">
            <text:p/>
          </table:table-cell>
          <table:table-cell table:style-name="ce16" table:formula="of:=IF(LEN(['Numeric Swapped Corners'.H162]) &gt; 0;&quot;[PACENOTE::&quot; &amp; ['Numeric Swapped Corners'.B162] &amp; &quot;]&quot; &amp; CHAR(10) &amp; IF(LEN(['Numeric Swapped Corners'.A162]) &gt; 0;&quot;id=&quot; &amp; ['Numeric Swapped Corners'.A162] &amp; CHAR(10);&quot;&quot;) &amp; &quot;Sounds=1&quot; &amp; CHAR(10) &amp; &quot;Snd0=&quot; &amp; LOWER(['Numeric Swapped Corners'.B162]) &amp; &quot;.ogg&quot; &amp; CHAR(10) &amp; IF(LEN(['Numeric Swapped Corners'.F162]) &gt; 0; &quot;link=&quot; &amp; ['Numeric Swapped Corners'.F162] &amp; CHAR(10);&quot;&quot;) &amp; IF(LEN(['Numeric Swapped Corners'.G162])&gt;0;&quot;standard=&quot; &amp; ['Numeric Swapped Corners'.G162] &amp; CHAR(10);&quot;&quot;) &amp; &quot;column=&quot; &amp; ['Numeric Swapped Corners'.I162] &amp; CHAR(10);&quot;&quot;)">
            <text:p/>
          </table:table-cell>
          <table:table-cell table:style-name="ce16" table:formula="of:=IF(LEN(['Numeric Swapped Corners'.H162]) &gt; 0;IF(LEN(['Numeric Swapped Corners'.B162]) &gt; 0;['Numeric Swapped Corners'.B162] &amp; &quot;=&quot; &amp; ['Numeric Swapped Corners'.C162]);&quot;&quot;)">
            <text:p/>
          </table:table-cell>
          <table:table-cell table:style-name="ce16" table:formula="of:=IF(LEN(['Numeric Swapped Corners'.H162]) &gt; 0;IF(LEN(['Numeric Swapped Corners'.B162]) &gt; 0;['Numeric Swapped Corners'.B162] &amp; &quot;=&quot; &amp; ['Numeric Swapped Corners'.D162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163]) &gt; 0; ['Numeric Swapped Corners'.H163]; &quot;&quot;)">
            <text:p/>
          </table:table-cell>
          <table:table-cell table:style-name="ce16" table:formula="of:=IF(LEN(['Numeric Swapped Corners'.H163]) &gt; 0;&quot;[PACENOTE::&quot; &amp; ['Numeric Swapped Corners'.B163] &amp; &quot;]&quot; &amp; CHAR(10) &amp; IF(LEN(['Numeric Swapped Corners'.A163]) &gt; 0;&quot;id=&quot; &amp; ['Numeric Swapped Corners'.A163] &amp; CHAR(10);&quot;&quot;) &amp; &quot;Sounds=1&quot; &amp; CHAR(10) &amp; &quot;Snd0=&quot; &amp; LOWER(['Numeric Swapped Corners'.B163]) &amp; &quot;.ogg&quot; &amp; CHAR(10) &amp; IF(LEN(['Numeric Swapped Corners'.F163]) &gt; 0; &quot;link=&quot; &amp; ['Numeric Swapped Corners'.F163] &amp; CHAR(10);&quot;&quot;) &amp; IF(LEN(['Numeric Swapped Corners'.G163])&gt;0;&quot;standard=&quot; &amp; ['Numeric Swapped Corners'.G163] &amp; CHAR(10);&quot;&quot;) &amp; &quot;column=&quot; &amp; ['Numeric Swapped Corners'.I163] &amp; CHAR(10);&quot;&quot;)">
            <text:p/>
          </table:table-cell>
          <table:table-cell table:style-name="ce16" table:formula="of:=IF(LEN(['Numeric Swapped Corners'.H163]) &gt; 0;IF(LEN(['Numeric Swapped Corners'.B163]) &gt; 0;['Numeric Swapped Corners'.B163] &amp; &quot;=&quot; &amp; ['Numeric Swapped Corners'.C163]);&quot;&quot;)">
            <text:p/>
          </table:table-cell>
          <table:table-cell table:style-name="ce16" table:formula="of:=IF(LEN(['Numeric Swapped Corners'.H163]) &gt; 0;IF(LEN(['Numeric Swapped Corners'.B163]) &gt; 0;['Numeric Swapped Corners'.B163] &amp; &quot;=&quot; &amp; ['Numeric Swapped Corners'.D163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164]) &gt; 0; ['Numeric Swapped Corners'.H164]; &quot;&quot;)">
            <text:p/>
          </table:table-cell>
          <table:table-cell table:style-name="ce16" table:formula="of:=IF(LEN(['Numeric Swapped Corners'.H164]) &gt; 0;&quot;[PACENOTE::&quot; &amp; ['Numeric Swapped Corners'.B164] &amp; &quot;]&quot; &amp; CHAR(10) &amp; IF(LEN(['Numeric Swapped Corners'.A164]) &gt; 0;&quot;id=&quot; &amp; ['Numeric Swapped Corners'.A164] &amp; CHAR(10);&quot;&quot;) &amp; &quot;Sounds=1&quot; &amp; CHAR(10) &amp; &quot;Snd0=&quot; &amp; LOWER(['Numeric Swapped Corners'.B164]) &amp; &quot;.ogg&quot; &amp; CHAR(10) &amp; IF(LEN(['Numeric Swapped Corners'.F164]) &gt; 0; &quot;link=&quot; &amp; ['Numeric Swapped Corners'.F164] &amp; CHAR(10);&quot;&quot;) &amp; IF(LEN(['Numeric Swapped Corners'.G164])&gt;0;&quot;standard=&quot; &amp; ['Numeric Swapped Corners'.G164] &amp; CHAR(10);&quot;&quot;) &amp; &quot;column=&quot; &amp; ['Numeric Swapped Corners'.I164] &amp; CHAR(10);&quot;&quot;)">
            <text:p/>
          </table:table-cell>
          <table:table-cell table:style-name="ce16" table:formula="of:=IF(LEN(['Numeric Swapped Corners'.H164]) &gt; 0;IF(LEN(['Numeric Swapped Corners'.B164]) &gt; 0;['Numeric Swapped Corners'.B164] &amp; &quot;=&quot; &amp; ['Numeric Swapped Corners'.C164]);&quot;&quot;)">
            <text:p/>
          </table:table-cell>
          <table:table-cell table:style-name="ce16" table:formula="of:=IF(LEN(['Numeric Swapped Corners'.H164]) &gt; 0;IF(LEN(['Numeric Swapped Corners'.B164]) &gt; 0;['Numeric Swapped Corners'.B164] &amp; &quot;=&quot; &amp; ['Numeric Swapped Corners'.D164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165]) &gt; 0; ['Numeric Swapped Corners'.H165]; &quot;&quot;)">
            <text:p/>
          </table:table-cell>
          <table:table-cell table:style-name="ce16" table:formula="of:=IF(LEN(['Numeric Swapped Corners'.H165]) &gt; 0;&quot;[PACENOTE::&quot; &amp; ['Numeric Swapped Corners'.B165] &amp; &quot;]&quot; &amp; CHAR(10) &amp; IF(LEN(['Numeric Swapped Corners'.A165]) &gt; 0;&quot;id=&quot; &amp; ['Numeric Swapped Corners'.A165] &amp; CHAR(10);&quot;&quot;) &amp; &quot;Sounds=1&quot; &amp; CHAR(10) &amp; &quot;Snd0=&quot; &amp; LOWER(['Numeric Swapped Corners'.B165]) &amp; &quot;.ogg&quot; &amp; CHAR(10) &amp; IF(LEN(['Numeric Swapped Corners'.F165]) &gt; 0; &quot;link=&quot; &amp; ['Numeric Swapped Corners'.F165] &amp; CHAR(10);&quot;&quot;) &amp; IF(LEN(['Numeric Swapped Corners'.G165])&gt;0;&quot;standard=&quot; &amp; ['Numeric Swapped Corners'.G165] &amp; CHAR(10);&quot;&quot;) &amp; &quot;column=&quot; &amp; ['Numeric Swapped Corners'.I165] &amp; CHAR(10);&quot;&quot;)">
            <text:p/>
          </table:table-cell>
          <table:table-cell table:style-name="ce16" table:formula="of:=IF(LEN(['Numeric Swapped Corners'.H165]) &gt; 0;IF(LEN(['Numeric Swapped Corners'.B165]) &gt; 0;['Numeric Swapped Corners'.B165] &amp; &quot;=&quot; &amp; ['Numeric Swapped Corners'.C165]);&quot;&quot;)">
            <text:p/>
          </table:table-cell>
          <table:table-cell table:style-name="ce16" table:formula="of:=IF(LEN(['Numeric Swapped Corners'.H165]) &gt; 0;IF(LEN(['Numeric Swapped Corners'.B165]) &gt; 0;['Numeric Swapped Corners'.B165] &amp; &quot;=&quot; &amp; ['Numeric Swapped Corners'.D165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166]) &gt; 0; ['Numeric Swapped Corners'.H166]; &quot;&quot;)">
            <text:p/>
          </table:table-cell>
          <table:table-cell table:style-name="ce16" table:formula="of:=IF(LEN(['Numeric Swapped Corners'.H166]) &gt; 0;&quot;[PACENOTE::&quot; &amp; ['Numeric Swapped Corners'.B166] &amp; &quot;]&quot; &amp; CHAR(10) &amp; IF(LEN(['Numeric Swapped Corners'.A166]) &gt; 0;&quot;id=&quot; &amp; ['Numeric Swapped Corners'.A166] &amp; CHAR(10);&quot;&quot;) &amp; &quot;Sounds=1&quot; &amp; CHAR(10) &amp; &quot;Snd0=&quot; &amp; LOWER(['Numeric Swapped Corners'.B166]) &amp; &quot;.ogg&quot; &amp; CHAR(10) &amp; IF(LEN(['Numeric Swapped Corners'.F166]) &gt; 0; &quot;link=&quot; &amp; ['Numeric Swapped Corners'.F166] &amp; CHAR(10);&quot;&quot;) &amp; IF(LEN(['Numeric Swapped Corners'.G166])&gt;0;&quot;standard=&quot; &amp; ['Numeric Swapped Corners'.G166] &amp; CHAR(10);&quot;&quot;) &amp; &quot;column=&quot; &amp; ['Numeric Swapped Corners'.I166] &amp; CHAR(10);&quot;&quot;)">
            <text:p/>
          </table:table-cell>
          <table:table-cell table:style-name="ce16" table:formula="of:=IF(LEN(['Numeric Swapped Corners'.H166]) &gt; 0;IF(LEN(['Numeric Swapped Corners'.B166]) &gt; 0;['Numeric Swapped Corners'.B166] &amp; &quot;=&quot; &amp; ['Numeric Swapped Corners'.C166]);&quot;&quot;)">
            <text:p/>
          </table:table-cell>
          <table:table-cell table:style-name="ce16" table:formula="of:=IF(LEN(['Numeric Swapped Corners'.H166]) &gt; 0;IF(LEN(['Numeric Swapped Corners'.B166]) &gt; 0;['Numeric Swapped Corners'.B166] &amp; &quot;=&quot; &amp; ['Numeric Swapped Corners'.D166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167]) &gt; 0; ['Numeric Swapped Corners'.H167]; &quot;&quot;)">
            <text:p/>
          </table:table-cell>
          <table:table-cell table:style-name="ce16" table:formula="of:=IF(LEN(['Numeric Swapped Corners'.H167]) &gt; 0;&quot;[PACENOTE::&quot; &amp; ['Numeric Swapped Corners'.B167] &amp; &quot;]&quot; &amp; CHAR(10) &amp; IF(LEN(['Numeric Swapped Corners'.A167]) &gt; 0;&quot;id=&quot; &amp; ['Numeric Swapped Corners'.A167] &amp; CHAR(10);&quot;&quot;) &amp; &quot;Sounds=1&quot; &amp; CHAR(10) &amp; &quot;Snd0=&quot; &amp; LOWER(['Numeric Swapped Corners'.B167]) &amp; &quot;.ogg&quot; &amp; CHAR(10) &amp; IF(LEN(['Numeric Swapped Corners'.F167]) &gt; 0; &quot;link=&quot; &amp; ['Numeric Swapped Corners'.F167] &amp; CHAR(10);&quot;&quot;) &amp; IF(LEN(['Numeric Swapped Corners'.G167])&gt;0;&quot;standard=&quot; &amp; ['Numeric Swapped Corners'.G167] &amp; CHAR(10);&quot;&quot;) &amp; &quot;column=&quot; &amp; ['Numeric Swapped Corners'.I167] &amp; CHAR(10);&quot;&quot;)">
            <text:p/>
          </table:table-cell>
          <table:table-cell table:style-name="ce16" table:formula="of:=IF(LEN(['Numeric Swapped Corners'.H167]) &gt; 0;IF(LEN(['Numeric Swapped Corners'.B167]) &gt; 0;['Numeric Swapped Corners'.B167] &amp; &quot;=&quot; &amp; ['Numeric Swapped Corners'.C167]);&quot;&quot;)">
            <text:p/>
          </table:table-cell>
          <table:table-cell table:style-name="ce16" table:formula="of:=IF(LEN(['Numeric Swapped Corners'.H167]) &gt; 0;IF(LEN(['Numeric Swapped Corners'.B167]) &gt; 0;['Numeric Swapped Corners'.B167] &amp; &quot;=&quot; &amp; ['Numeric Swapped Corners'.D167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168]) &gt; 0; ['Numeric Swapped Corners'.H168]; &quot;&quot;)">
            <text:p/>
          </table:table-cell>
          <table:table-cell table:style-name="ce16" table:formula="of:=IF(LEN(['Numeric Swapped Corners'.H168]) &gt; 0;&quot;[PACENOTE::&quot; &amp; ['Numeric Swapped Corners'.B168] &amp; &quot;]&quot; &amp; CHAR(10) &amp; IF(LEN(['Numeric Swapped Corners'.A168]) &gt; 0;&quot;id=&quot; &amp; ['Numeric Swapped Corners'.A168] &amp; CHAR(10);&quot;&quot;) &amp; &quot;Sounds=1&quot; &amp; CHAR(10) &amp; &quot;Snd0=&quot; &amp; LOWER(['Numeric Swapped Corners'.B168]) &amp; &quot;.ogg&quot; &amp; CHAR(10) &amp; IF(LEN(['Numeric Swapped Corners'.F168]) &gt; 0; &quot;link=&quot; &amp; ['Numeric Swapped Corners'.F168] &amp; CHAR(10);&quot;&quot;) &amp; IF(LEN(['Numeric Swapped Corners'.G168])&gt;0;&quot;standard=&quot; &amp; ['Numeric Swapped Corners'.G168] &amp; CHAR(10);&quot;&quot;) &amp; &quot;column=&quot; &amp; ['Numeric Swapped Corners'.I168] &amp; CHAR(10);&quot;&quot;)">
            <text:p/>
          </table:table-cell>
          <table:table-cell table:style-name="ce16" table:formula="of:=IF(LEN(['Numeric Swapped Corners'.H168]) &gt; 0;IF(LEN(['Numeric Swapped Corners'.B168]) &gt; 0;['Numeric Swapped Corners'.B168] &amp; &quot;=&quot; &amp; ['Numeric Swapped Corners'.C168]);&quot;&quot;)">
            <text:p/>
          </table:table-cell>
          <table:table-cell table:style-name="ce16" table:formula="of:=IF(LEN(['Numeric Swapped Corners'.H168]) &gt; 0;IF(LEN(['Numeric Swapped Corners'.B168]) &gt; 0;['Numeric Swapped Corners'.B168] &amp; &quot;=&quot; &amp; ['Numeric Swapped Corners'.D168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169]) &gt; 0; ['Numeric Swapped Corners'.H169]; &quot;&quot;)">
            <text:p/>
          </table:table-cell>
          <table:table-cell table:style-name="ce16" table:formula="of:=IF(LEN(['Numeric Swapped Corners'.H169]) &gt; 0;&quot;[PACENOTE::&quot; &amp; ['Numeric Swapped Corners'.B169] &amp; &quot;]&quot; &amp; CHAR(10) &amp; IF(LEN(['Numeric Swapped Corners'.A169]) &gt; 0;&quot;id=&quot; &amp; ['Numeric Swapped Corners'.A169] &amp; CHAR(10);&quot;&quot;) &amp; &quot;Sounds=1&quot; &amp; CHAR(10) &amp; &quot;Snd0=&quot; &amp; LOWER(['Numeric Swapped Corners'.B169]) &amp; &quot;.ogg&quot; &amp; CHAR(10) &amp; IF(LEN(['Numeric Swapped Corners'.F169]) &gt; 0; &quot;link=&quot; &amp; ['Numeric Swapped Corners'.F169] &amp; CHAR(10);&quot;&quot;) &amp; IF(LEN(['Numeric Swapped Corners'.G169])&gt;0;&quot;standard=&quot; &amp; ['Numeric Swapped Corners'.G169] &amp; CHAR(10);&quot;&quot;) &amp; &quot;column=&quot; &amp; ['Numeric Swapped Corners'.I169] &amp; CHAR(10);&quot;&quot;)">
            <text:p/>
          </table:table-cell>
          <table:table-cell table:style-name="ce16" table:formula="of:=IF(LEN(['Numeric Swapped Corners'.H169]) &gt; 0;IF(LEN(['Numeric Swapped Corners'.B169]) &gt; 0;['Numeric Swapped Corners'.B169] &amp; &quot;=&quot; &amp; ['Numeric Swapped Corners'.C169]);&quot;&quot;)">
            <text:p/>
          </table:table-cell>
          <table:table-cell table:style-name="ce16" table:formula="of:=IF(LEN(['Numeric Swapped Corners'.H169]) &gt; 0;IF(LEN(['Numeric Swapped Corners'.B169]) &gt; 0;['Numeric Swapped Corners'.B169] &amp; &quot;=&quot; &amp; ['Numeric Swapped Corners'.D169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170]) &gt; 0; ['Numeric Swapped Corners'.H170]; &quot;&quot;)">
            <text:p/>
          </table:table-cell>
          <table:table-cell table:style-name="ce16" table:formula="of:=IF(LEN(['Numeric Swapped Corners'.H170]) &gt; 0;&quot;[PACENOTE::&quot; &amp; ['Numeric Swapped Corners'.B170] &amp; &quot;]&quot; &amp; CHAR(10) &amp; IF(LEN(['Numeric Swapped Corners'.A170]) &gt; 0;&quot;id=&quot; &amp; ['Numeric Swapped Corners'.A170] &amp; CHAR(10);&quot;&quot;) &amp; &quot;Sounds=1&quot; &amp; CHAR(10) &amp; &quot;Snd0=&quot; &amp; LOWER(['Numeric Swapped Corners'.B170]) &amp; &quot;.ogg&quot; &amp; CHAR(10) &amp; IF(LEN(['Numeric Swapped Corners'.F170]) &gt; 0; &quot;link=&quot; &amp; ['Numeric Swapped Corners'.F170] &amp; CHAR(10);&quot;&quot;) &amp; IF(LEN(['Numeric Swapped Corners'.G170])&gt;0;&quot;standard=&quot; &amp; ['Numeric Swapped Corners'.G170] &amp; CHAR(10);&quot;&quot;) &amp; &quot;column=&quot; &amp; ['Numeric Swapped Corners'.I170] &amp; CHAR(10);&quot;&quot;)">
            <text:p/>
          </table:table-cell>
          <table:table-cell table:style-name="ce16" table:formula="of:=IF(LEN(['Numeric Swapped Corners'.H170]) &gt; 0;IF(LEN(['Numeric Swapped Corners'.B170]) &gt; 0;['Numeric Swapped Corners'.B170] &amp; &quot;=&quot; &amp; ['Numeric Swapped Corners'.C170]);&quot;&quot;)">
            <text:p/>
          </table:table-cell>
          <table:table-cell table:style-name="ce16" table:formula="of:=IF(LEN(['Numeric Swapped Corners'.H170]) &gt; 0;IF(LEN(['Numeric Swapped Corners'.B170]) &gt; 0;['Numeric Swapped Corners'.B170] &amp; &quot;=&quot; &amp; ['Numeric Swapped Corners'.D170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171]) &gt; 0; ['Numeric Swapped Corners'.H171]; &quot;&quot;)">
            <text:p/>
          </table:table-cell>
          <table:table-cell table:style-name="ce16" table:formula="of:=IF(LEN(['Numeric Swapped Corners'.H171]) &gt; 0;&quot;[PACENOTE::&quot; &amp; ['Numeric Swapped Corners'.B171] &amp; &quot;]&quot; &amp; CHAR(10) &amp; IF(LEN(['Numeric Swapped Corners'.A171]) &gt; 0;&quot;id=&quot; &amp; ['Numeric Swapped Corners'.A171] &amp; CHAR(10);&quot;&quot;) &amp; &quot;Sounds=1&quot; &amp; CHAR(10) &amp; &quot;Snd0=&quot; &amp; LOWER(['Numeric Swapped Corners'.B171]) &amp; &quot;.ogg&quot; &amp; CHAR(10) &amp; IF(LEN(['Numeric Swapped Corners'.F171]) &gt; 0; &quot;link=&quot; &amp; ['Numeric Swapped Corners'.F171] &amp; CHAR(10);&quot;&quot;) &amp; IF(LEN(['Numeric Swapped Corners'.G171])&gt;0;&quot;standard=&quot; &amp; ['Numeric Swapped Corners'.G171] &amp; CHAR(10);&quot;&quot;) &amp; &quot;column=&quot; &amp; ['Numeric Swapped Corners'.I171] &amp; CHAR(10);&quot;&quot;)">
            <text:p/>
          </table:table-cell>
          <table:table-cell table:style-name="ce16" table:formula="of:=IF(LEN(['Numeric Swapped Corners'.H171]) &gt; 0;IF(LEN(['Numeric Swapped Corners'.B171]) &gt; 0;['Numeric Swapped Corners'.B171] &amp; &quot;=&quot; &amp; ['Numeric Swapped Corners'.C171]);&quot;&quot;)">
            <text:p/>
          </table:table-cell>
          <table:table-cell table:style-name="ce16" table:formula="of:=IF(LEN(['Numeric Swapped Corners'.H171]) &gt; 0;IF(LEN(['Numeric Swapped Corners'.B171]) &gt; 0;['Numeric Swapped Corners'.B171] &amp; &quot;=&quot; &amp; ['Numeric Swapped Corners'.D171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172]) &gt; 0; ['Numeric Swapped Corners'.H172]; &quot;&quot;)">
            <text:p/>
          </table:table-cell>
          <table:table-cell table:style-name="ce16" table:formula="of:=IF(LEN(['Numeric Swapped Corners'.H172]) &gt; 0;&quot;[PACENOTE::&quot; &amp; ['Numeric Swapped Corners'.B172] &amp; &quot;]&quot; &amp; CHAR(10) &amp; IF(LEN(['Numeric Swapped Corners'.A172]) &gt; 0;&quot;id=&quot; &amp; ['Numeric Swapped Corners'.A172] &amp; CHAR(10);&quot;&quot;) &amp; &quot;Sounds=1&quot; &amp; CHAR(10) &amp; &quot;Snd0=&quot; &amp; LOWER(['Numeric Swapped Corners'.B172]) &amp; &quot;.ogg&quot; &amp; CHAR(10) &amp; IF(LEN(['Numeric Swapped Corners'.F172]) &gt; 0; &quot;link=&quot; &amp; ['Numeric Swapped Corners'.F172] &amp; CHAR(10);&quot;&quot;) &amp; IF(LEN(['Numeric Swapped Corners'.G172])&gt;0;&quot;standard=&quot; &amp; ['Numeric Swapped Corners'.G172] &amp; CHAR(10);&quot;&quot;) &amp; &quot;column=&quot; &amp; ['Numeric Swapped Corners'.I172] &amp; CHAR(10);&quot;&quot;)">
            <text:p/>
          </table:table-cell>
          <table:table-cell table:style-name="ce16" table:formula="of:=IF(LEN(['Numeric Swapped Corners'.H172]) &gt; 0;IF(LEN(['Numeric Swapped Corners'.B172]) &gt; 0;['Numeric Swapped Corners'.B172] &amp; &quot;=&quot; &amp; ['Numeric Swapped Corners'.C172]);&quot;&quot;)">
            <text:p/>
          </table:table-cell>
          <table:table-cell table:style-name="ce16" table:formula="of:=IF(LEN(['Numeric Swapped Corners'.H172]) &gt; 0;IF(LEN(['Numeric Swapped Corners'.B172]) &gt; 0;['Numeric Swapped Corners'.B172] &amp; &quot;=&quot; &amp; ['Numeric Swapped Corners'.D172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173]) &gt; 0; ['Numeric Swapped Corners'.H173]; &quot;&quot;)">
            <text:p/>
          </table:table-cell>
          <table:table-cell table:style-name="ce16" table:formula="of:=IF(LEN(['Numeric Swapped Corners'.H173]) &gt; 0;&quot;[PACENOTE::&quot; &amp; ['Numeric Swapped Corners'.B173] &amp; &quot;]&quot; &amp; CHAR(10) &amp; IF(LEN(['Numeric Swapped Corners'.A173]) &gt; 0;&quot;id=&quot; &amp; ['Numeric Swapped Corners'.A173] &amp; CHAR(10);&quot;&quot;) &amp; &quot;Sounds=1&quot; &amp; CHAR(10) &amp; &quot;Snd0=&quot; &amp; LOWER(['Numeric Swapped Corners'.B173]) &amp; &quot;.ogg&quot; &amp; CHAR(10) &amp; IF(LEN(['Numeric Swapped Corners'.F173]) &gt; 0; &quot;link=&quot; &amp; ['Numeric Swapped Corners'.F173] &amp; CHAR(10);&quot;&quot;) &amp; IF(LEN(['Numeric Swapped Corners'.G173])&gt;0;&quot;standard=&quot; &amp; ['Numeric Swapped Corners'.G173] &amp; CHAR(10);&quot;&quot;) &amp; &quot;column=&quot; &amp; ['Numeric Swapped Corners'.I173] &amp; CHAR(10);&quot;&quot;)">
            <text:p/>
          </table:table-cell>
          <table:table-cell table:style-name="ce16" table:formula="of:=IF(LEN(['Numeric Swapped Corners'.H173]) &gt; 0;IF(LEN(['Numeric Swapped Corners'.B173]) &gt; 0;['Numeric Swapped Corners'.B173] &amp; &quot;=&quot; &amp; ['Numeric Swapped Corners'.C173]);&quot;&quot;)">
            <text:p/>
          </table:table-cell>
          <table:table-cell table:style-name="ce16" table:formula="of:=IF(LEN(['Numeric Swapped Corners'.H173]) &gt; 0;IF(LEN(['Numeric Swapped Corners'.B173]) &gt; 0;['Numeric Swapped Corners'.B173] &amp; &quot;=&quot; &amp; ['Numeric Swapped Corners'.D173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174]) &gt; 0; ['Numeric Swapped Corners'.H174]; &quot;&quot;)">
            <text:p/>
          </table:table-cell>
          <table:table-cell table:style-name="ce16" table:formula="of:=IF(LEN(['Numeric Swapped Corners'.H174]) &gt; 0;&quot;[PACENOTE::&quot; &amp; ['Numeric Swapped Corners'.B174] &amp; &quot;]&quot; &amp; CHAR(10) &amp; IF(LEN(['Numeric Swapped Corners'.A174]) &gt; 0;&quot;id=&quot; &amp; ['Numeric Swapped Corners'.A174] &amp; CHAR(10);&quot;&quot;) &amp; &quot;Sounds=1&quot; &amp; CHAR(10) &amp; &quot;Snd0=&quot; &amp; LOWER(['Numeric Swapped Corners'.B174]) &amp; &quot;.ogg&quot; &amp; CHAR(10) &amp; IF(LEN(['Numeric Swapped Corners'.F174]) &gt; 0; &quot;link=&quot; &amp; ['Numeric Swapped Corners'.F174] &amp; CHAR(10);&quot;&quot;) &amp; IF(LEN(['Numeric Swapped Corners'.G174])&gt;0;&quot;standard=&quot; &amp; ['Numeric Swapped Corners'.G174] &amp; CHAR(10);&quot;&quot;) &amp; &quot;column=&quot; &amp; ['Numeric Swapped Corners'.I174] &amp; CHAR(10);&quot;&quot;)">
            <text:p/>
          </table:table-cell>
          <table:table-cell table:style-name="ce16" table:formula="of:=IF(LEN(['Numeric Swapped Corners'.H174]) &gt; 0;IF(LEN(['Numeric Swapped Corners'.B174]) &gt; 0;['Numeric Swapped Corners'.B174] &amp; &quot;=&quot; &amp; ['Numeric Swapped Corners'.C174]);&quot;&quot;)">
            <text:p/>
          </table:table-cell>
          <table:table-cell table:style-name="ce16" table:formula="of:=IF(LEN(['Numeric Swapped Corners'.H174]) &gt; 0;IF(LEN(['Numeric Swapped Corners'.B174]) &gt; 0;['Numeric Swapped Corners'.B174] &amp; &quot;=&quot; &amp; ['Numeric Swapped Corners'.D174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175]) &gt; 0; ['Numeric Swapped Corners'.H175]; &quot;&quot;)">
            <text:p/>
          </table:table-cell>
          <table:table-cell table:style-name="ce16" table:formula="of:=IF(LEN(['Numeric Swapped Corners'.H175]) &gt; 0;&quot;[PACENOTE::&quot; &amp; ['Numeric Swapped Corners'.B175] &amp; &quot;]&quot; &amp; CHAR(10) &amp; IF(LEN(['Numeric Swapped Corners'.A175]) &gt; 0;&quot;id=&quot; &amp; ['Numeric Swapped Corners'.A175] &amp; CHAR(10);&quot;&quot;) &amp; &quot;Sounds=1&quot; &amp; CHAR(10) &amp; &quot;Snd0=&quot; &amp; LOWER(['Numeric Swapped Corners'.B175]) &amp; &quot;.ogg&quot; &amp; CHAR(10) &amp; IF(LEN(['Numeric Swapped Corners'.F175]) &gt; 0; &quot;link=&quot; &amp; ['Numeric Swapped Corners'.F175] &amp; CHAR(10);&quot;&quot;) &amp; IF(LEN(['Numeric Swapped Corners'.G175])&gt;0;&quot;standard=&quot; &amp; ['Numeric Swapped Corners'.G175] &amp; CHAR(10);&quot;&quot;) &amp; &quot;column=&quot; &amp; ['Numeric Swapped Corners'.I175] &amp; CHAR(10);&quot;&quot;)">
            <text:p/>
          </table:table-cell>
          <table:table-cell table:style-name="ce16" table:formula="of:=IF(LEN(['Numeric Swapped Corners'.H175]) &gt; 0;IF(LEN(['Numeric Swapped Corners'.B175]) &gt; 0;['Numeric Swapped Corners'.B175] &amp; &quot;=&quot; &amp; ['Numeric Swapped Corners'.C175]);&quot;&quot;)">
            <text:p/>
          </table:table-cell>
          <table:table-cell table:style-name="ce16" table:formula="of:=IF(LEN(['Numeric Swapped Corners'.H175]) &gt; 0;IF(LEN(['Numeric Swapped Corners'.B175]) &gt; 0;['Numeric Swapped Corners'.B175] &amp; &quot;=&quot; &amp; ['Numeric Swapped Corners'.D175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176]) &gt; 0; ['Numeric Swapped Corners'.H176]; &quot;&quot;)">
            <text:p/>
          </table:table-cell>
          <table:table-cell table:style-name="ce16" table:formula="of:=IF(LEN(['Numeric Swapped Corners'.H176]) &gt; 0;&quot;[PACENOTE::&quot; &amp; ['Numeric Swapped Corners'.B176] &amp; &quot;]&quot; &amp; CHAR(10) &amp; IF(LEN(['Numeric Swapped Corners'.A176]) &gt; 0;&quot;id=&quot; &amp; ['Numeric Swapped Corners'.A176] &amp; CHAR(10);&quot;&quot;) &amp; &quot;Sounds=1&quot; &amp; CHAR(10) &amp; &quot;Snd0=&quot; &amp; LOWER(['Numeric Swapped Corners'.B176]) &amp; &quot;.ogg&quot; &amp; CHAR(10) &amp; IF(LEN(['Numeric Swapped Corners'.F176]) &gt; 0; &quot;link=&quot; &amp; ['Numeric Swapped Corners'.F176] &amp; CHAR(10);&quot;&quot;) &amp; IF(LEN(['Numeric Swapped Corners'.G176])&gt;0;&quot;standard=&quot; &amp; ['Numeric Swapped Corners'.G176] &amp; CHAR(10);&quot;&quot;) &amp; &quot;column=&quot; &amp; ['Numeric Swapped Corners'.I176] &amp; CHAR(10);&quot;&quot;)">
            <text:p/>
          </table:table-cell>
          <table:table-cell table:style-name="ce16" table:formula="of:=IF(LEN(['Numeric Swapped Corners'.H176]) &gt; 0;IF(LEN(['Numeric Swapped Corners'.B176]) &gt; 0;['Numeric Swapped Corners'.B176] &amp; &quot;=&quot; &amp; ['Numeric Swapped Corners'.C176]);&quot;&quot;)">
            <text:p/>
          </table:table-cell>
          <table:table-cell table:style-name="ce16" table:formula="of:=IF(LEN(['Numeric Swapped Corners'.H176]) &gt; 0;IF(LEN(['Numeric Swapped Corners'.B176]) &gt; 0;['Numeric Swapped Corners'.B176] &amp; &quot;=&quot; &amp; ['Numeric Swapped Corners'.D176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177]) &gt; 0; ['Numeric Swapped Corners'.H177]; &quot;&quot;)">
            <text:p/>
          </table:table-cell>
          <table:table-cell table:style-name="ce16" table:formula="of:=IF(LEN(['Numeric Swapped Corners'.H177]) &gt; 0;&quot;[PACENOTE::&quot; &amp; ['Numeric Swapped Corners'.B177] &amp; &quot;]&quot; &amp; CHAR(10) &amp; IF(LEN(['Numeric Swapped Corners'.A177]) &gt; 0;&quot;id=&quot; &amp; ['Numeric Swapped Corners'.A177] &amp; CHAR(10);&quot;&quot;) &amp; &quot;Sounds=1&quot; &amp; CHAR(10) &amp; &quot;Snd0=&quot; &amp; LOWER(['Numeric Swapped Corners'.B177]) &amp; &quot;.ogg&quot; &amp; CHAR(10) &amp; IF(LEN(['Numeric Swapped Corners'.F177]) &gt; 0; &quot;link=&quot; &amp; ['Numeric Swapped Corners'.F177] &amp; CHAR(10);&quot;&quot;) &amp; IF(LEN(['Numeric Swapped Corners'.G177])&gt;0;&quot;standard=&quot; &amp; ['Numeric Swapped Corners'.G177] &amp; CHAR(10);&quot;&quot;) &amp; &quot;column=&quot; &amp; ['Numeric Swapped Corners'.I177] &amp; CHAR(10);&quot;&quot;)">
            <text:p/>
          </table:table-cell>
          <table:table-cell table:style-name="ce16" table:formula="of:=IF(LEN(['Numeric Swapped Corners'.H177]) &gt; 0;IF(LEN(['Numeric Swapped Corners'.B177]) &gt; 0;['Numeric Swapped Corners'.B177] &amp; &quot;=&quot; &amp; ['Numeric Swapped Corners'.C177]);&quot;&quot;)">
            <text:p/>
          </table:table-cell>
          <table:table-cell table:style-name="ce16" table:formula="of:=IF(LEN(['Numeric Swapped Corners'.H177]) &gt; 0;IF(LEN(['Numeric Swapped Corners'.B177]) &gt; 0;['Numeric Swapped Corners'.B177] &amp; &quot;=&quot; &amp; ['Numeric Swapped Corners'.D177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178]) &gt; 0; ['Numeric Swapped Corners'.H178]; &quot;&quot;)">
            <text:p/>
          </table:table-cell>
          <table:table-cell table:style-name="ce16" table:formula="of:=IF(LEN(['Numeric Swapped Corners'.H178]) &gt; 0;&quot;[PACENOTE::&quot; &amp; ['Numeric Swapped Corners'.B178] &amp; &quot;]&quot; &amp; CHAR(10) &amp; IF(LEN(['Numeric Swapped Corners'.A178]) &gt; 0;&quot;id=&quot; &amp; ['Numeric Swapped Corners'.A178] &amp; CHAR(10);&quot;&quot;) &amp; &quot;Sounds=1&quot; &amp; CHAR(10) &amp; &quot;Snd0=&quot; &amp; LOWER(['Numeric Swapped Corners'.B178]) &amp; &quot;.ogg&quot; &amp; CHAR(10) &amp; IF(LEN(['Numeric Swapped Corners'.F178]) &gt; 0; &quot;link=&quot; &amp; ['Numeric Swapped Corners'.F178] &amp; CHAR(10);&quot;&quot;) &amp; IF(LEN(['Numeric Swapped Corners'.G178])&gt;0;&quot;standard=&quot; &amp; ['Numeric Swapped Corners'.G178] &amp; CHAR(10);&quot;&quot;) &amp; &quot;column=&quot; &amp; ['Numeric Swapped Corners'.I178] &amp; CHAR(10);&quot;&quot;)">
            <text:p/>
          </table:table-cell>
          <table:table-cell table:style-name="ce16" table:formula="of:=IF(LEN(['Numeric Swapped Corners'.H178]) &gt; 0;IF(LEN(['Numeric Swapped Corners'.B178]) &gt; 0;['Numeric Swapped Corners'.B178] &amp; &quot;=&quot; &amp; ['Numeric Swapped Corners'.C178]);&quot;&quot;)">
            <text:p/>
          </table:table-cell>
          <table:table-cell table:style-name="ce16" table:formula="of:=IF(LEN(['Numeric Swapped Corners'.H178]) &gt; 0;IF(LEN(['Numeric Swapped Corners'.B178]) &gt; 0;['Numeric Swapped Corners'.B178] &amp; &quot;=&quot; &amp; ['Numeric Swapped Corners'.D178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179]) &gt; 0; ['Numeric Swapped Corners'.H179]; &quot;&quot;)">
            <text:p/>
          </table:table-cell>
          <table:table-cell table:style-name="ce16" table:formula="of:=IF(LEN(['Numeric Swapped Corners'.H179]) &gt; 0;&quot;[PACENOTE::&quot; &amp; ['Numeric Swapped Corners'.B179] &amp; &quot;]&quot; &amp; CHAR(10) &amp; IF(LEN(['Numeric Swapped Corners'.A179]) &gt; 0;&quot;id=&quot; &amp; ['Numeric Swapped Corners'.A179] &amp; CHAR(10);&quot;&quot;) &amp; &quot;Sounds=1&quot; &amp; CHAR(10) &amp; &quot;Snd0=&quot; &amp; LOWER(['Numeric Swapped Corners'.B179]) &amp; &quot;.ogg&quot; &amp; CHAR(10) &amp; IF(LEN(['Numeric Swapped Corners'.F179]) &gt; 0; &quot;link=&quot; &amp; ['Numeric Swapped Corners'.F179] &amp; CHAR(10);&quot;&quot;) &amp; IF(LEN(['Numeric Swapped Corners'.G179])&gt;0;&quot;standard=&quot; &amp; ['Numeric Swapped Corners'.G179] &amp; CHAR(10);&quot;&quot;) &amp; &quot;column=&quot; &amp; ['Numeric Swapped Corners'.I179] &amp; CHAR(10);&quot;&quot;)">
            <text:p/>
          </table:table-cell>
          <table:table-cell table:style-name="ce16" table:formula="of:=IF(LEN(['Numeric Swapped Corners'.H179]) &gt; 0;IF(LEN(['Numeric Swapped Corners'.B179]) &gt; 0;['Numeric Swapped Corners'.B179] &amp; &quot;=&quot; &amp; ['Numeric Swapped Corners'.C179]);&quot;&quot;)">
            <text:p/>
          </table:table-cell>
          <table:table-cell table:style-name="ce16" table:formula="of:=IF(LEN(['Numeric Swapped Corners'.H179]) &gt; 0;IF(LEN(['Numeric Swapped Corners'.B179]) &gt; 0;['Numeric Swapped Corners'.B179] &amp; &quot;=&quot; &amp; ['Numeric Swapped Corners'.D179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180]) &gt; 0; ['Numeric Swapped Corners'.H180]; &quot;&quot;)">
            <text:p/>
          </table:table-cell>
          <table:table-cell table:style-name="ce16" table:formula="of:=IF(LEN(['Numeric Swapped Corners'.H180]) &gt; 0;&quot;[PACENOTE::&quot; &amp; ['Numeric Swapped Corners'.B180] &amp; &quot;]&quot; &amp; CHAR(10) &amp; IF(LEN(['Numeric Swapped Corners'.A180]) &gt; 0;&quot;id=&quot; &amp; ['Numeric Swapped Corners'.A180] &amp; CHAR(10);&quot;&quot;) &amp; &quot;Sounds=1&quot; &amp; CHAR(10) &amp; &quot;Snd0=&quot; &amp; LOWER(['Numeric Swapped Corners'.B180]) &amp; &quot;.ogg&quot; &amp; CHAR(10) &amp; IF(LEN(['Numeric Swapped Corners'.F180]) &gt; 0; &quot;link=&quot; &amp; ['Numeric Swapped Corners'.F180] &amp; CHAR(10);&quot;&quot;) &amp; IF(LEN(['Numeric Swapped Corners'.G180])&gt;0;&quot;standard=&quot; &amp; ['Numeric Swapped Corners'.G180] &amp; CHAR(10);&quot;&quot;) &amp; &quot;column=&quot; &amp; ['Numeric Swapped Corners'.I180] &amp; CHAR(10);&quot;&quot;)">
            <text:p/>
          </table:table-cell>
          <table:table-cell table:style-name="ce16" table:formula="of:=IF(LEN(['Numeric Swapped Corners'.H180]) &gt; 0;IF(LEN(['Numeric Swapped Corners'.B180]) &gt; 0;['Numeric Swapped Corners'.B180] &amp; &quot;=&quot; &amp; ['Numeric Swapped Corners'.C180]);&quot;&quot;)">
            <text:p/>
          </table:table-cell>
          <table:table-cell table:style-name="ce16" table:formula="of:=IF(LEN(['Numeric Swapped Corners'.H180]) &gt; 0;IF(LEN(['Numeric Swapped Corners'.B180]) &gt; 0;['Numeric Swapped Corners'.B180] &amp; &quot;=&quot; &amp; ['Numeric Swapped Corners'.D180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181]) &gt; 0; ['Numeric Swapped Corners'.H181]; &quot;&quot;)">
            <text:p/>
          </table:table-cell>
          <table:table-cell table:style-name="ce16" table:formula="of:=IF(LEN(['Numeric Swapped Corners'.H181]) &gt; 0;&quot;[PACENOTE::&quot; &amp; ['Numeric Swapped Corners'.B181] &amp; &quot;]&quot; &amp; CHAR(10) &amp; IF(LEN(['Numeric Swapped Corners'.A181]) &gt; 0;&quot;id=&quot; &amp; ['Numeric Swapped Corners'.A181] &amp; CHAR(10);&quot;&quot;) &amp; &quot;Sounds=1&quot; &amp; CHAR(10) &amp; &quot;Snd0=&quot; &amp; LOWER(['Numeric Swapped Corners'.B181]) &amp; &quot;.ogg&quot; &amp; CHAR(10) &amp; IF(LEN(['Numeric Swapped Corners'.F181]) &gt; 0; &quot;link=&quot; &amp; ['Numeric Swapped Corners'.F181] &amp; CHAR(10);&quot;&quot;) &amp; IF(LEN(['Numeric Swapped Corners'.G181])&gt;0;&quot;standard=&quot; &amp; ['Numeric Swapped Corners'.G181] &amp; CHAR(10);&quot;&quot;) &amp; &quot;column=&quot; &amp; ['Numeric Swapped Corners'.I181] &amp; CHAR(10);&quot;&quot;)">
            <text:p/>
          </table:table-cell>
          <table:table-cell table:style-name="ce16" table:formula="of:=IF(LEN(['Numeric Swapped Corners'.H181]) &gt; 0;IF(LEN(['Numeric Swapped Corners'.B181]) &gt; 0;['Numeric Swapped Corners'.B181] &amp; &quot;=&quot; &amp; ['Numeric Swapped Corners'.C181]);&quot;&quot;)">
            <text:p/>
          </table:table-cell>
          <table:table-cell table:style-name="ce16" table:formula="of:=IF(LEN(['Numeric Swapped Corners'.H181]) &gt; 0;IF(LEN(['Numeric Swapped Corners'.B181]) &gt; 0;['Numeric Swapped Corners'.B181] &amp; &quot;=&quot; &amp; ['Numeric Swapped Corners'.D181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182]) &gt; 0; ['Numeric Swapped Corners'.H182]; &quot;&quot;)">
            <text:p/>
          </table:table-cell>
          <table:table-cell table:style-name="ce16" table:formula="of:=IF(LEN(['Numeric Swapped Corners'.H182]) &gt; 0;&quot;[PACENOTE::&quot; &amp; ['Numeric Swapped Corners'.B182] &amp; &quot;]&quot; &amp; CHAR(10) &amp; IF(LEN(['Numeric Swapped Corners'.A182]) &gt; 0;&quot;id=&quot; &amp; ['Numeric Swapped Corners'.A182] &amp; CHAR(10);&quot;&quot;) &amp; &quot;Sounds=1&quot; &amp; CHAR(10) &amp; &quot;Snd0=&quot; &amp; LOWER(['Numeric Swapped Corners'.B182]) &amp; &quot;.ogg&quot; &amp; CHAR(10) &amp; IF(LEN(['Numeric Swapped Corners'.F182]) &gt; 0; &quot;link=&quot; &amp; ['Numeric Swapped Corners'.F182] &amp; CHAR(10);&quot;&quot;) &amp; IF(LEN(['Numeric Swapped Corners'.G182])&gt;0;&quot;standard=&quot; &amp; ['Numeric Swapped Corners'.G182] &amp; CHAR(10);&quot;&quot;) &amp; &quot;column=&quot; &amp; ['Numeric Swapped Corners'.I182] &amp; CHAR(10);&quot;&quot;)">
            <text:p/>
          </table:table-cell>
          <table:table-cell table:style-name="ce16" table:formula="of:=IF(LEN(['Numeric Swapped Corners'.H182]) &gt; 0;IF(LEN(['Numeric Swapped Corners'.B182]) &gt; 0;['Numeric Swapped Corners'.B182] &amp; &quot;=&quot; &amp; ['Numeric Swapped Corners'.C182]);&quot;&quot;)">
            <text:p/>
          </table:table-cell>
          <table:table-cell table:style-name="ce16" table:formula="of:=IF(LEN(['Numeric Swapped Corners'.H182]) &gt; 0;IF(LEN(['Numeric Swapped Corners'.B182]) &gt; 0;['Numeric Swapped Corners'.B182] &amp; &quot;=&quot; &amp; ['Numeric Swapped Corners'.D182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183]) &gt; 0; ['Numeric Swapped Corners'.H183]; &quot;&quot;)">
            <text:p/>
          </table:table-cell>
          <table:table-cell table:style-name="ce16" table:formula="of:=IF(LEN(['Numeric Swapped Corners'.H183]) &gt; 0;&quot;[PACENOTE::&quot; &amp; ['Numeric Swapped Corners'.B183] &amp; &quot;]&quot; &amp; CHAR(10) &amp; IF(LEN(['Numeric Swapped Corners'.A183]) &gt; 0;&quot;id=&quot; &amp; ['Numeric Swapped Corners'.A183] &amp; CHAR(10);&quot;&quot;) &amp; &quot;Sounds=1&quot; &amp; CHAR(10) &amp; &quot;Snd0=&quot; &amp; LOWER(['Numeric Swapped Corners'.B183]) &amp; &quot;.ogg&quot; &amp; CHAR(10) &amp; IF(LEN(['Numeric Swapped Corners'.F183]) &gt; 0; &quot;link=&quot; &amp; ['Numeric Swapped Corners'.F183] &amp; CHAR(10);&quot;&quot;) &amp; IF(LEN(['Numeric Swapped Corners'.G183])&gt;0;&quot;standard=&quot; &amp; ['Numeric Swapped Corners'.G183] &amp; CHAR(10);&quot;&quot;) &amp; &quot;column=&quot; &amp; ['Numeric Swapped Corners'.I183] &amp; CHAR(10);&quot;&quot;)">
            <text:p/>
          </table:table-cell>
          <table:table-cell table:style-name="ce16" table:formula="of:=IF(LEN(['Numeric Swapped Corners'.H183]) &gt; 0;IF(LEN(['Numeric Swapped Corners'.B183]) &gt; 0;['Numeric Swapped Corners'.B183] &amp; &quot;=&quot; &amp; ['Numeric Swapped Corners'.C183]);&quot;&quot;)">
            <text:p/>
          </table:table-cell>
          <table:table-cell table:style-name="ce16" table:formula="of:=IF(LEN(['Numeric Swapped Corners'.H183]) &gt; 0;IF(LEN(['Numeric Swapped Corners'.B183]) &gt; 0;['Numeric Swapped Corners'.B183] &amp; &quot;=&quot; &amp; ['Numeric Swapped Corners'.D183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184]) &gt; 0; ['Numeric Swapped Corners'.H184]; &quot;&quot;)">
            <text:p/>
          </table:table-cell>
          <table:table-cell table:style-name="ce16" table:formula="of:=IF(LEN(['Numeric Swapped Corners'.H184]) &gt; 0;&quot;[PACENOTE::&quot; &amp; ['Numeric Swapped Corners'.B184] &amp; &quot;]&quot; &amp; CHAR(10) &amp; IF(LEN(['Numeric Swapped Corners'.A184]) &gt; 0;&quot;id=&quot; &amp; ['Numeric Swapped Corners'.A184] &amp; CHAR(10);&quot;&quot;) &amp; &quot;Sounds=1&quot; &amp; CHAR(10) &amp; &quot;Snd0=&quot; &amp; LOWER(['Numeric Swapped Corners'.B184]) &amp; &quot;.ogg&quot; &amp; CHAR(10) &amp; IF(LEN(['Numeric Swapped Corners'.F184]) &gt; 0; &quot;link=&quot; &amp; ['Numeric Swapped Corners'.F184] &amp; CHAR(10);&quot;&quot;) &amp; IF(LEN(['Numeric Swapped Corners'.G184])&gt;0;&quot;standard=&quot; &amp; ['Numeric Swapped Corners'.G184] &amp; CHAR(10);&quot;&quot;) &amp; &quot;column=&quot; &amp; ['Numeric Swapped Corners'.I184] &amp; CHAR(10);&quot;&quot;)">
            <text:p/>
          </table:table-cell>
          <table:table-cell table:style-name="ce16" table:formula="of:=IF(LEN(['Numeric Swapped Corners'.H184]) &gt; 0;IF(LEN(['Numeric Swapped Corners'.B184]) &gt; 0;['Numeric Swapped Corners'.B184] &amp; &quot;=&quot; &amp; ['Numeric Swapped Corners'.C184]);&quot;&quot;)">
            <text:p/>
          </table:table-cell>
          <table:table-cell table:style-name="ce16" table:formula="of:=IF(LEN(['Numeric Swapped Corners'.H184]) &gt; 0;IF(LEN(['Numeric Swapped Corners'.B184]) &gt; 0;['Numeric Swapped Corners'.B184] &amp; &quot;=&quot; &amp; ['Numeric Swapped Corners'.D184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185]) &gt; 0; ['Numeric Swapped Corners'.H185]; &quot;&quot;)">
            <text:p/>
          </table:table-cell>
          <table:table-cell table:style-name="ce16" table:formula="of:=IF(LEN(['Numeric Swapped Corners'.H185]) &gt; 0;&quot;[PACENOTE::&quot; &amp; ['Numeric Swapped Corners'.B185] &amp; &quot;]&quot; &amp; CHAR(10) &amp; IF(LEN(['Numeric Swapped Corners'.A185]) &gt; 0;&quot;id=&quot; &amp; ['Numeric Swapped Corners'.A185] &amp; CHAR(10);&quot;&quot;) &amp; &quot;Sounds=1&quot; &amp; CHAR(10) &amp; &quot;Snd0=&quot; &amp; LOWER(['Numeric Swapped Corners'.B185]) &amp; &quot;.ogg&quot; &amp; CHAR(10) &amp; IF(LEN(['Numeric Swapped Corners'.F185]) &gt; 0; &quot;link=&quot; &amp; ['Numeric Swapped Corners'.F185] &amp; CHAR(10);&quot;&quot;) &amp; IF(LEN(['Numeric Swapped Corners'.G185])&gt;0;&quot;standard=&quot; &amp; ['Numeric Swapped Corners'.G185] &amp; CHAR(10);&quot;&quot;) &amp; &quot;column=&quot; &amp; ['Numeric Swapped Corners'.I185] &amp; CHAR(10);&quot;&quot;)">
            <text:p/>
          </table:table-cell>
          <table:table-cell table:style-name="ce16" table:formula="of:=IF(LEN(['Numeric Swapped Corners'.H185]) &gt; 0;IF(LEN(['Numeric Swapped Corners'.B185]) &gt; 0;['Numeric Swapped Corners'.B185] &amp; &quot;=&quot; &amp; ['Numeric Swapped Corners'.C185]);&quot;&quot;)">
            <text:p/>
          </table:table-cell>
          <table:table-cell table:style-name="ce16" table:formula="of:=IF(LEN(['Numeric Swapped Corners'.H185]) &gt; 0;IF(LEN(['Numeric Swapped Corners'.B185]) &gt; 0;['Numeric Swapped Corners'.B185] &amp; &quot;=&quot; &amp; ['Numeric Swapped Corners'.D185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186]) &gt; 0; ['Numeric Swapped Corners'.H186]; &quot;&quot;)">
            <text:p/>
          </table:table-cell>
          <table:table-cell table:style-name="ce16" table:formula="of:=IF(LEN(['Numeric Swapped Corners'.H186]) &gt; 0;&quot;[PACENOTE::&quot; &amp; ['Numeric Swapped Corners'.B186] &amp; &quot;]&quot; &amp; CHAR(10) &amp; IF(LEN(['Numeric Swapped Corners'.A186]) &gt; 0;&quot;id=&quot; &amp; ['Numeric Swapped Corners'.A186] &amp; CHAR(10);&quot;&quot;) &amp; &quot;Sounds=1&quot; &amp; CHAR(10) &amp; &quot;Snd0=&quot; &amp; LOWER(['Numeric Swapped Corners'.B186]) &amp; &quot;.ogg&quot; &amp; CHAR(10) &amp; IF(LEN(['Numeric Swapped Corners'.F186]) &gt; 0; &quot;link=&quot; &amp; ['Numeric Swapped Corners'.F186] &amp; CHAR(10);&quot;&quot;) &amp; IF(LEN(['Numeric Swapped Corners'.G186])&gt;0;&quot;standard=&quot; &amp; ['Numeric Swapped Corners'.G186] &amp; CHAR(10);&quot;&quot;) &amp; &quot;column=&quot; &amp; ['Numeric Swapped Corners'.I186] &amp; CHAR(10);&quot;&quot;)">
            <text:p/>
          </table:table-cell>
          <table:table-cell table:style-name="ce16" table:formula="of:=IF(LEN(['Numeric Swapped Corners'.H186]) &gt; 0;IF(LEN(['Numeric Swapped Corners'.B186]) &gt; 0;['Numeric Swapped Corners'.B186] &amp; &quot;=&quot; &amp; ['Numeric Swapped Corners'.C186]);&quot;&quot;)">
            <text:p/>
          </table:table-cell>
          <table:table-cell table:style-name="ce16" table:formula="of:=IF(LEN(['Numeric Swapped Corners'.H186]) &gt; 0;IF(LEN(['Numeric Swapped Corners'.B186]) &gt; 0;['Numeric Swapped Corners'.B186] &amp; &quot;=&quot; &amp; ['Numeric Swapped Corners'.D186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187]) &gt; 0; ['Numeric Swapped Corners'.H187]; &quot;&quot;)">
            <text:p/>
          </table:table-cell>
          <table:table-cell table:style-name="ce16" table:formula="of:=IF(LEN(['Numeric Swapped Corners'.H187]) &gt; 0;&quot;[PACENOTE::&quot; &amp; ['Numeric Swapped Corners'.B187] &amp; &quot;]&quot; &amp; CHAR(10) &amp; IF(LEN(['Numeric Swapped Corners'.A187]) &gt; 0;&quot;id=&quot; &amp; ['Numeric Swapped Corners'.A187] &amp; CHAR(10);&quot;&quot;) &amp; &quot;Sounds=1&quot; &amp; CHAR(10) &amp; &quot;Snd0=&quot; &amp; LOWER(['Numeric Swapped Corners'.B187]) &amp; &quot;.ogg&quot; &amp; CHAR(10) &amp; IF(LEN(['Numeric Swapped Corners'.F187]) &gt; 0; &quot;link=&quot; &amp; ['Numeric Swapped Corners'.F187] &amp; CHAR(10);&quot;&quot;) &amp; IF(LEN(['Numeric Swapped Corners'.G187])&gt;0;&quot;standard=&quot; &amp; ['Numeric Swapped Corners'.G187] &amp; CHAR(10);&quot;&quot;) &amp; &quot;column=&quot; &amp; ['Numeric Swapped Corners'.I187] &amp; CHAR(10);&quot;&quot;)">
            <text:p/>
          </table:table-cell>
          <table:table-cell table:style-name="ce16" table:formula="of:=IF(LEN(['Numeric Swapped Corners'.H187]) &gt; 0;IF(LEN(['Numeric Swapped Corners'.B187]) &gt; 0;['Numeric Swapped Corners'.B187] &amp; &quot;=&quot; &amp; ['Numeric Swapped Corners'.C187]);&quot;&quot;)">
            <text:p/>
          </table:table-cell>
          <table:table-cell table:style-name="ce16" table:formula="of:=IF(LEN(['Numeric Swapped Corners'.H187]) &gt; 0;IF(LEN(['Numeric Swapped Corners'.B187]) &gt; 0;['Numeric Swapped Corners'.B187] &amp; &quot;=&quot; &amp; ['Numeric Swapped Corners'.D187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188]) &gt; 0; ['Numeric Swapped Corners'.H188]; &quot;&quot;)">
            <text:p/>
          </table:table-cell>
          <table:table-cell table:style-name="ce16" table:formula="of:=IF(LEN(['Numeric Swapped Corners'.H188]) &gt; 0;&quot;[PACENOTE::&quot; &amp; ['Numeric Swapped Corners'.B188] &amp; &quot;]&quot; &amp; CHAR(10) &amp; IF(LEN(['Numeric Swapped Corners'.A188]) &gt; 0;&quot;id=&quot; &amp; ['Numeric Swapped Corners'.A188] &amp; CHAR(10);&quot;&quot;) &amp; &quot;Sounds=1&quot; &amp; CHAR(10) &amp; &quot;Snd0=&quot; &amp; LOWER(['Numeric Swapped Corners'.B188]) &amp; &quot;.ogg&quot; &amp; CHAR(10) &amp; IF(LEN(['Numeric Swapped Corners'.F188]) &gt; 0; &quot;link=&quot; &amp; ['Numeric Swapped Corners'.F188] &amp; CHAR(10);&quot;&quot;) &amp; IF(LEN(['Numeric Swapped Corners'.G188])&gt;0;&quot;standard=&quot; &amp; ['Numeric Swapped Corners'.G188] &amp; CHAR(10);&quot;&quot;) &amp; &quot;column=&quot; &amp; ['Numeric Swapped Corners'.I188] &amp; CHAR(10);&quot;&quot;)">
            <text:p/>
          </table:table-cell>
          <table:table-cell table:style-name="ce16" table:formula="of:=IF(LEN(['Numeric Swapped Corners'.H188]) &gt; 0;IF(LEN(['Numeric Swapped Corners'.B188]) &gt; 0;['Numeric Swapped Corners'.B188] &amp; &quot;=&quot; &amp; ['Numeric Swapped Corners'.C188]);&quot;&quot;)">
            <text:p/>
          </table:table-cell>
          <table:table-cell table:style-name="ce16" table:formula="of:=IF(LEN(['Numeric Swapped Corners'.H188]) &gt; 0;IF(LEN(['Numeric Swapped Corners'.B188]) &gt; 0;['Numeric Swapped Corners'.B188] &amp; &quot;=&quot; &amp; ['Numeric Swapped Corners'.D188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189]) &gt; 0; ['Numeric Swapped Corners'.H189]; &quot;&quot;)">
            <text:p/>
          </table:table-cell>
          <table:table-cell table:style-name="ce16" table:formula="of:=IF(LEN(['Numeric Swapped Corners'.H189]) &gt; 0;&quot;[PACENOTE::&quot; &amp; ['Numeric Swapped Corners'.B189] &amp; &quot;]&quot; &amp; CHAR(10) &amp; IF(LEN(['Numeric Swapped Corners'.A189]) &gt; 0;&quot;id=&quot; &amp; ['Numeric Swapped Corners'.A189] &amp; CHAR(10);&quot;&quot;) &amp; &quot;Sounds=1&quot; &amp; CHAR(10) &amp; &quot;Snd0=&quot; &amp; LOWER(['Numeric Swapped Corners'.B189]) &amp; &quot;.ogg&quot; &amp; CHAR(10) &amp; IF(LEN(['Numeric Swapped Corners'.F189]) &gt; 0; &quot;link=&quot; &amp; ['Numeric Swapped Corners'.F189] &amp; CHAR(10);&quot;&quot;) &amp; IF(LEN(['Numeric Swapped Corners'.G189])&gt;0;&quot;standard=&quot; &amp; ['Numeric Swapped Corners'.G189] &amp; CHAR(10);&quot;&quot;) &amp; &quot;column=&quot; &amp; ['Numeric Swapped Corners'.I189] &amp; CHAR(10);&quot;&quot;)">
            <text:p/>
          </table:table-cell>
          <table:table-cell table:style-name="ce16" table:formula="of:=IF(LEN(['Numeric Swapped Corners'.H189]) &gt; 0;IF(LEN(['Numeric Swapped Corners'.B189]) &gt; 0;['Numeric Swapped Corners'.B189] &amp; &quot;=&quot; &amp; ['Numeric Swapped Corners'.C189]);&quot;&quot;)">
            <text:p/>
          </table:table-cell>
          <table:table-cell table:style-name="ce16" table:formula="of:=IF(LEN(['Numeric Swapped Corners'.H189]) &gt; 0;IF(LEN(['Numeric Swapped Corners'.B189]) &gt; 0;['Numeric Swapped Corners'.B189] &amp; &quot;=&quot; &amp; ['Numeric Swapped Corners'.D189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190]) &gt; 0; ['Numeric Swapped Corners'.H190]; &quot;&quot;)">
            <text:p/>
          </table:table-cell>
          <table:table-cell table:style-name="ce16" table:formula="of:=IF(LEN(['Numeric Swapped Corners'.H190]) &gt; 0;&quot;[PACENOTE::&quot; &amp; ['Numeric Swapped Corners'.B190] &amp; &quot;]&quot; &amp; CHAR(10) &amp; IF(LEN(['Numeric Swapped Corners'.A190]) &gt; 0;&quot;id=&quot; &amp; ['Numeric Swapped Corners'.A190] &amp; CHAR(10);&quot;&quot;) &amp; &quot;Sounds=1&quot; &amp; CHAR(10) &amp; &quot;Snd0=&quot; &amp; LOWER(['Numeric Swapped Corners'.B190]) &amp; &quot;.ogg&quot; &amp; CHAR(10) &amp; IF(LEN(['Numeric Swapped Corners'.F190]) &gt; 0; &quot;link=&quot; &amp; ['Numeric Swapped Corners'.F190] &amp; CHAR(10);&quot;&quot;) &amp; IF(LEN(['Numeric Swapped Corners'.G190])&gt;0;&quot;standard=&quot; &amp; ['Numeric Swapped Corners'.G190] &amp; CHAR(10);&quot;&quot;) &amp; &quot;column=&quot; &amp; ['Numeric Swapped Corners'.I190] &amp; CHAR(10);&quot;&quot;)">
            <text:p/>
          </table:table-cell>
          <table:table-cell table:style-name="ce16" table:formula="of:=IF(LEN(['Numeric Swapped Corners'.H190]) &gt; 0;IF(LEN(['Numeric Swapped Corners'.B190]) &gt; 0;['Numeric Swapped Corners'.B190] &amp; &quot;=&quot; &amp; ['Numeric Swapped Corners'.C190]);&quot;&quot;)">
            <text:p/>
          </table:table-cell>
          <table:table-cell table:style-name="ce16" table:formula="of:=IF(LEN(['Numeric Swapped Corners'.H190]) &gt; 0;IF(LEN(['Numeric Swapped Corners'.B190]) &gt; 0;['Numeric Swapped Corners'.B190] &amp; &quot;=&quot; &amp; ['Numeric Swapped Corners'.D190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191]) &gt; 0; ['Numeric Swapped Corners'.H191]; &quot;&quot;)">
            <text:p/>
          </table:table-cell>
          <table:table-cell table:style-name="ce16" table:formula="of:=IF(LEN(['Numeric Swapped Corners'.H191]) &gt; 0;&quot;[PACENOTE::&quot; &amp; ['Numeric Swapped Corners'.B191] &amp; &quot;]&quot; &amp; CHAR(10) &amp; IF(LEN(['Numeric Swapped Corners'.A191]) &gt; 0;&quot;id=&quot; &amp; ['Numeric Swapped Corners'.A191] &amp; CHAR(10);&quot;&quot;) &amp; &quot;Sounds=1&quot; &amp; CHAR(10) &amp; &quot;Snd0=&quot; &amp; LOWER(['Numeric Swapped Corners'.B191]) &amp; &quot;.ogg&quot; &amp; CHAR(10) &amp; IF(LEN(['Numeric Swapped Corners'.F191]) &gt; 0; &quot;link=&quot; &amp; ['Numeric Swapped Corners'.F191] &amp; CHAR(10);&quot;&quot;) &amp; IF(LEN(['Numeric Swapped Corners'.G191])&gt;0;&quot;standard=&quot; &amp; ['Numeric Swapped Corners'.G191] &amp; CHAR(10);&quot;&quot;) &amp; &quot;column=&quot; &amp; ['Numeric Swapped Corners'.I191] &amp; CHAR(10);&quot;&quot;)">
            <text:p/>
          </table:table-cell>
          <table:table-cell table:style-name="ce16" table:formula="of:=IF(LEN(['Numeric Swapped Corners'.H191]) &gt; 0;IF(LEN(['Numeric Swapped Corners'.B191]) &gt; 0;['Numeric Swapped Corners'.B191] &amp; &quot;=&quot; &amp; ['Numeric Swapped Corners'.C191]);&quot;&quot;)">
            <text:p/>
          </table:table-cell>
          <table:table-cell table:style-name="ce16" table:formula="of:=IF(LEN(['Numeric Swapped Corners'.H191]) &gt; 0;IF(LEN(['Numeric Swapped Corners'.B191]) &gt; 0;['Numeric Swapped Corners'.B191] &amp; &quot;=&quot; &amp; ['Numeric Swapped Corners'.D191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192]) &gt; 0; ['Numeric Swapped Corners'.H192]; &quot;&quot;)">
            <text:p/>
          </table:table-cell>
          <table:table-cell table:style-name="ce16" table:formula="of:=IF(LEN(['Numeric Swapped Corners'.H192]) &gt; 0;&quot;[PACENOTE::&quot; &amp; ['Numeric Swapped Corners'.B192] &amp; &quot;]&quot; &amp; CHAR(10) &amp; IF(LEN(['Numeric Swapped Corners'.A192]) &gt; 0;&quot;id=&quot; &amp; ['Numeric Swapped Corners'.A192] &amp; CHAR(10);&quot;&quot;) &amp; &quot;Sounds=1&quot; &amp; CHAR(10) &amp; &quot;Snd0=&quot; &amp; LOWER(['Numeric Swapped Corners'.B192]) &amp; &quot;.ogg&quot; &amp; CHAR(10) &amp; IF(LEN(['Numeric Swapped Corners'.F192]) &gt; 0; &quot;link=&quot; &amp; ['Numeric Swapped Corners'.F192] &amp; CHAR(10);&quot;&quot;) &amp; IF(LEN(['Numeric Swapped Corners'.G192])&gt;0;&quot;standard=&quot; &amp; ['Numeric Swapped Corners'.G192] &amp; CHAR(10);&quot;&quot;) &amp; &quot;column=&quot; &amp; ['Numeric Swapped Corners'.I192] &amp; CHAR(10);&quot;&quot;)">
            <text:p/>
          </table:table-cell>
          <table:table-cell table:style-name="ce16" table:formula="of:=IF(LEN(['Numeric Swapped Corners'.H192]) &gt; 0;IF(LEN(['Numeric Swapped Corners'.B192]) &gt; 0;['Numeric Swapped Corners'.B192] &amp; &quot;=&quot; &amp; ['Numeric Swapped Corners'.C192]);&quot;&quot;)">
            <text:p/>
          </table:table-cell>
          <table:table-cell table:style-name="ce16" table:formula="of:=IF(LEN(['Numeric Swapped Corners'.H192]) &gt; 0;IF(LEN(['Numeric Swapped Corners'.B192]) &gt; 0;['Numeric Swapped Corners'.B192] &amp; &quot;=&quot; &amp; ['Numeric Swapped Corners'.D192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193]) &gt; 0; ['Numeric Swapped Corners'.H193]; &quot;&quot;)">
            <text:p/>
          </table:table-cell>
          <table:table-cell table:style-name="ce16" table:formula="of:=IF(LEN(['Numeric Swapped Corners'.H193]) &gt; 0;&quot;[PACENOTE::&quot; &amp; ['Numeric Swapped Corners'.B193] &amp; &quot;]&quot; &amp; CHAR(10) &amp; IF(LEN(['Numeric Swapped Corners'.A193]) &gt; 0;&quot;id=&quot; &amp; ['Numeric Swapped Corners'.A193] &amp; CHAR(10);&quot;&quot;) &amp; &quot;Sounds=1&quot; &amp; CHAR(10) &amp; &quot;Snd0=&quot; &amp; LOWER(['Numeric Swapped Corners'.B193]) &amp; &quot;.ogg&quot; &amp; CHAR(10) &amp; IF(LEN(['Numeric Swapped Corners'.F193]) &gt; 0; &quot;link=&quot; &amp; ['Numeric Swapped Corners'.F193] &amp; CHAR(10);&quot;&quot;) &amp; IF(LEN(['Numeric Swapped Corners'.G193])&gt;0;&quot;standard=&quot; &amp; ['Numeric Swapped Corners'.G193] &amp; CHAR(10);&quot;&quot;) &amp; &quot;column=&quot; &amp; ['Numeric Swapped Corners'.I193] &amp; CHAR(10);&quot;&quot;)">
            <text:p/>
          </table:table-cell>
          <table:table-cell table:style-name="ce16" table:formula="of:=IF(LEN(['Numeric Swapped Corners'.H193]) &gt; 0;IF(LEN(['Numeric Swapped Corners'.B193]) &gt; 0;['Numeric Swapped Corners'.B193] &amp; &quot;=&quot; &amp; ['Numeric Swapped Corners'.C193]);&quot;&quot;)">
            <text:p/>
          </table:table-cell>
          <table:table-cell table:style-name="ce16" table:formula="of:=IF(LEN(['Numeric Swapped Corners'.H193]) &gt; 0;IF(LEN(['Numeric Swapped Corners'.B193]) &gt; 0;['Numeric Swapped Corners'.B193] &amp; &quot;=&quot; &amp; ['Numeric Swapped Corners'.D193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194]) &gt; 0; ['Numeric Swapped Corners'.H194]; &quot;&quot;)">
            <text:p/>
          </table:table-cell>
          <table:table-cell table:style-name="ce16" table:formula="of:=IF(LEN(['Numeric Swapped Corners'.H194]) &gt; 0;&quot;[PACENOTE::&quot; &amp; ['Numeric Swapped Corners'.B194] &amp; &quot;]&quot; &amp; CHAR(10) &amp; IF(LEN(['Numeric Swapped Corners'.A194]) &gt; 0;&quot;id=&quot; &amp; ['Numeric Swapped Corners'.A194] &amp; CHAR(10);&quot;&quot;) &amp; &quot;Sounds=1&quot; &amp; CHAR(10) &amp; &quot;Snd0=&quot; &amp; LOWER(['Numeric Swapped Corners'.B194]) &amp; &quot;.ogg&quot; &amp; CHAR(10) &amp; IF(LEN(['Numeric Swapped Corners'.F194]) &gt; 0; &quot;link=&quot; &amp; ['Numeric Swapped Corners'.F194] &amp; CHAR(10);&quot;&quot;) &amp; IF(LEN(['Numeric Swapped Corners'.G194])&gt;0;&quot;standard=&quot; &amp; ['Numeric Swapped Corners'.G194] &amp; CHAR(10);&quot;&quot;) &amp; &quot;column=&quot; &amp; ['Numeric Swapped Corners'.I194] &amp; CHAR(10);&quot;&quot;)">
            <text:p/>
          </table:table-cell>
          <table:table-cell table:style-name="ce16" table:formula="of:=IF(LEN(['Numeric Swapped Corners'.H194]) &gt; 0;IF(LEN(['Numeric Swapped Corners'.B194]) &gt; 0;['Numeric Swapped Corners'.B194] &amp; &quot;=&quot; &amp; ['Numeric Swapped Corners'.C194]);&quot;&quot;)">
            <text:p/>
          </table:table-cell>
          <table:table-cell table:style-name="ce16" table:formula="of:=IF(LEN(['Numeric Swapped Corners'.H194]) &gt; 0;IF(LEN(['Numeric Swapped Corners'.B194]) &gt; 0;['Numeric Swapped Corners'.B194] &amp; &quot;=&quot; &amp; ['Numeric Swapped Corners'.D194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195]) &gt; 0; ['Numeric Swapped Corners'.H195]; &quot;&quot;)">
            <text:p/>
          </table:table-cell>
          <table:table-cell table:style-name="ce16" table:formula="of:=IF(LEN(['Numeric Swapped Corners'.H195]) &gt; 0;&quot;[PACENOTE::&quot; &amp; ['Numeric Swapped Corners'.B195] &amp; &quot;]&quot; &amp; CHAR(10) &amp; IF(LEN(['Numeric Swapped Corners'.A195]) &gt; 0;&quot;id=&quot; &amp; ['Numeric Swapped Corners'.A195] &amp; CHAR(10);&quot;&quot;) &amp; &quot;Sounds=1&quot; &amp; CHAR(10) &amp; &quot;Snd0=&quot; &amp; LOWER(['Numeric Swapped Corners'.B195]) &amp; &quot;.ogg&quot; &amp; CHAR(10) &amp; IF(LEN(['Numeric Swapped Corners'.F195]) &gt; 0; &quot;link=&quot; &amp; ['Numeric Swapped Corners'.F195] &amp; CHAR(10);&quot;&quot;) &amp; IF(LEN(['Numeric Swapped Corners'.G195])&gt;0;&quot;standard=&quot; &amp; ['Numeric Swapped Corners'.G195] &amp; CHAR(10);&quot;&quot;) &amp; &quot;column=&quot; &amp; ['Numeric Swapped Corners'.I195] &amp; CHAR(10);&quot;&quot;)">
            <text:p/>
          </table:table-cell>
          <table:table-cell table:style-name="ce16" table:formula="of:=IF(LEN(['Numeric Swapped Corners'.H195]) &gt; 0;IF(LEN(['Numeric Swapped Corners'.B195]) &gt; 0;['Numeric Swapped Corners'.B195] &amp; &quot;=&quot; &amp; ['Numeric Swapped Corners'.C195]);&quot;&quot;)">
            <text:p/>
          </table:table-cell>
          <table:table-cell table:style-name="ce16" table:formula="of:=IF(LEN(['Numeric Swapped Corners'.H195]) &gt; 0;IF(LEN(['Numeric Swapped Corners'.B195]) &gt; 0;['Numeric Swapped Corners'.B195] &amp; &quot;=&quot; &amp; ['Numeric Swapped Corners'.D195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196]) &gt; 0; ['Numeric Swapped Corners'.H196]; &quot;&quot;)">
            <text:p/>
          </table:table-cell>
          <table:table-cell table:style-name="ce16" table:formula="of:=IF(LEN(['Numeric Swapped Corners'.H196]) &gt; 0;&quot;[PACENOTE::&quot; &amp; ['Numeric Swapped Corners'.B196] &amp; &quot;]&quot; &amp; CHAR(10) &amp; IF(LEN(['Numeric Swapped Corners'.A196]) &gt; 0;&quot;id=&quot; &amp; ['Numeric Swapped Corners'.A196] &amp; CHAR(10);&quot;&quot;) &amp; &quot;Sounds=1&quot; &amp; CHAR(10) &amp; &quot;Snd0=&quot; &amp; LOWER(['Numeric Swapped Corners'.B196]) &amp; &quot;.ogg&quot; &amp; CHAR(10) &amp; IF(LEN(['Numeric Swapped Corners'.F196]) &gt; 0; &quot;link=&quot; &amp; ['Numeric Swapped Corners'.F196] &amp; CHAR(10);&quot;&quot;) &amp; IF(LEN(['Numeric Swapped Corners'.G196])&gt;0;&quot;standard=&quot; &amp; ['Numeric Swapped Corners'.G196] &amp; CHAR(10);&quot;&quot;) &amp; &quot;column=&quot; &amp; ['Numeric Swapped Corners'.I196] &amp; CHAR(10);&quot;&quot;)">
            <text:p/>
          </table:table-cell>
          <table:table-cell table:style-name="ce16" table:formula="of:=IF(LEN(['Numeric Swapped Corners'.H196]) &gt; 0;IF(LEN(['Numeric Swapped Corners'.B196]) &gt; 0;['Numeric Swapped Corners'.B196] &amp; &quot;=&quot; &amp; ['Numeric Swapped Corners'.C196]);&quot;&quot;)">
            <text:p/>
          </table:table-cell>
          <table:table-cell table:style-name="ce16" table:formula="of:=IF(LEN(['Numeric Swapped Corners'.H196]) &gt; 0;IF(LEN(['Numeric Swapped Corners'.B196]) &gt; 0;['Numeric Swapped Corners'.B196] &amp; &quot;=&quot; &amp; ['Numeric Swapped Corners'.D196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197]) &gt; 0; ['Numeric Swapped Corners'.H197]; &quot;&quot;)">
            <text:p/>
          </table:table-cell>
          <table:table-cell table:style-name="ce16" table:formula="of:=IF(LEN(['Numeric Swapped Corners'.H197]) &gt; 0;&quot;[PACENOTE::&quot; &amp; ['Numeric Swapped Corners'.B197] &amp; &quot;]&quot; &amp; CHAR(10) &amp; IF(LEN(['Numeric Swapped Corners'.A197]) &gt; 0;&quot;id=&quot; &amp; ['Numeric Swapped Corners'.A197] &amp; CHAR(10);&quot;&quot;) &amp; &quot;Sounds=1&quot; &amp; CHAR(10) &amp; &quot;Snd0=&quot; &amp; LOWER(['Numeric Swapped Corners'.B197]) &amp; &quot;.ogg&quot; &amp; CHAR(10) &amp; IF(LEN(['Numeric Swapped Corners'.F197]) &gt; 0; &quot;link=&quot; &amp; ['Numeric Swapped Corners'.F197] &amp; CHAR(10);&quot;&quot;) &amp; IF(LEN(['Numeric Swapped Corners'.G197])&gt;0;&quot;standard=&quot; &amp; ['Numeric Swapped Corners'.G197] &amp; CHAR(10);&quot;&quot;) &amp; &quot;column=&quot; &amp; ['Numeric Swapped Corners'.I197] &amp; CHAR(10);&quot;&quot;)">
            <text:p/>
          </table:table-cell>
          <table:table-cell table:style-name="ce16" table:formula="of:=IF(LEN(['Numeric Swapped Corners'.H197]) &gt; 0;IF(LEN(['Numeric Swapped Corners'.B197]) &gt; 0;['Numeric Swapped Corners'.B197] &amp; &quot;=&quot; &amp; ['Numeric Swapped Corners'.C197]);&quot;&quot;)">
            <text:p/>
          </table:table-cell>
          <table:table-cell table:style-name="ce16" table:formula="of:=IF(LEN(['Numeric Swapped Corners'.H197]) &gt; 0;IF(LEN(['Numeric Swapped Corners'.B197]) &gt; 0;['Numeric Swapped Corners'.B197] &amp; &quot;=&quot; &amp; ['Numeric Swapped Corners'.D197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198]) &gt; 0; ['Numeric Swapped Corners'.H198]; &quot;&quot;)">
            <text:p/>
          </table:table-cell>
          <table:table-cell table:style-name="ce16" table:formula="of:=IF(LEN(['Numeric Swapped Corners'.H198]) &gt; 0;&quot;[PACENOTE::&quot; &amp; ['Numeric Swapped Corners'.B198] &amp; &quot;]&quot; &amp; CHAR(10) &amp; IF(LEN(['Numeric Swapped Corners'.A198]) &gt; 0;&quot;id=&quot; &amp; ['Numeric Swapped Corners'.A198] &amp; CHAR(10);&quot;&quot;) &amp; &quot;Sounds=1&quot; &amp; CHAR(10) &amp; &quot;Snd0=&quot; &amp; LOWER(['Numeric Swapped Corners'.B198]) &amp; &quot;.ogg&quot; &amp; CHAR(10) &amp; IF(LEN(['Numeric Swapped Corners'.F198]) &gt; 0; &quot;link=&quot; &amp; ['Numeric Swapped Corners'.F198] &amp; CHAR(10);&quot;&quot;) &amp; IF(LEN(['Numeric Swapped Corners'.G198])&gt;0;&quot;standard=&quot; &amp; ['Numeric Swapped Corners'.G198] &amp; CHAR(10);&quot;&quot;) &amp; &quot;column=&quot; &amp; ['Numeric Swapped Corners'.I198] &amp; CHAR(10);&quot;&quot;)">
            <text:p/>
          </table:table-cell>
          <table:table-cell table:style-name="ce16" table:formula="of:=IF(LEN(['Numeric Swapped Corners'.H198]) &gt; 0;IF(LEN(['Numeric Swapped Corners'.B198]) &gt; 0;['Numeric Swapped Corners'.B198] &amp; &quot;=&quot; &amp; ['Numeric Swapped Corners'.C198]);&quot;&quot;)">
            <text:p/>
          </table:table-cell>
          <table:table-cell table:style-name="ce16" table:formula="of:=IF(LEN(['Numeric Swapped Corners'.H198]) &gt; 0;IF(LEN(['Numeric Swapped Corners'.B198]) &gt; 0;['Numeric Swapped Corners'.B198] &amp; &quot;=&quot; &amp; ['Numeric Swapped Corners'.D198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199]) &gt; 0; ['Numeric Swapped Corners'.H199]; &quot;&quot;)">
            <text:p/>
          </table:table-cell>
          <table:table-cell table:style-name="ce16" table:formula="of:=IF(LEN(['Numeric Swapped Corners'.H199]) &gt; 0;&quot;[PACENOTE::&quot; &amp; ['Numeric Swapped Corners'.B199] &amp; &quot;]&quot; &amp; CHAR(10) &amp; IF(LEN(['Numeric Swapped Corners'.A199]) &gt; 0;&quot;id=&quot; &amp; ['Numeric Swapped Corners'.A199] &amp; CHAR(10);&quot;&quot;) &amp; &quot;Sounds=1&quot; &amp; CHAR(10) &amp; &quot;Snd0=&quot; &amp; LOWER(['Numeric Swapped Corners'.B199]) &amp; &quot;.ogg&quot; &amp; CHAR(10) &amp; IF(LEN(['Numeric Swapped Corners'.F199]) &gt; 0; &quot;link=&quot; &amp; ['Numeric Swapped Corners'.F199] &amp; CHAR(10);&quot;&quot;) &amp; IF(LEN(['Numeric Swapped Corners'.G199])&gt;0;&quot;standard=&quot; &amp; ['Numeric Swapped Corners'.G199] &amp; CHAR(10);&quot;&quot;) &amp; &quot;column=&quot; &amp; ['Numeric Swapped Corners'.I199] &amp; CHAR(10);&quot;&quot;)">
            <text:p/>
          </table:table-cell>
          <table:table-cell table:style-name="ce16" table:formula="of:=IF(LEN(['Numeric Swapped Corners'.H199]) &gt; 0;IF(LEN(['Numeric Swapped Corners'.B199]) &gt; 0;['Numeric Swapped Corners'.B199] &amp; &quot;=&quot; &amp; ['Numeric Swapped Corners'.C199]);&quot;&quot;)">
            <text:p/>
          </table:table-cell>
          <table:table-cell table:style-name="ce16" table:formula="of:=IF(LEN(['Numeric Swapped Corners'.H199]) &gt; 0;IF(LEN(['Numeric Swapped Corners'.B199]) &gt; 0;['Numeric Swapped Corners'.B199] &amp; &quot;=&quot; &amp; ['Numeric Swapped Corners'.D199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200]) &gt; 0; ['Numeric Swapped Corners'.H200]; &quot;&quot;)">
            <text:p/>
          </table:table-cell>
          <table:table-cell table:style-name="ce16" table:formula="of:=IF(LEN(['Numeric Swapped Corners'.H200]) &gt; 0;&quot;[PACENOTE::&quot; &amp; ['Numeric Swapped Corners'.B200] &amp; &quot;]&quot; &amp; CHAR(10) &amp; IF(LEN(['Numeric Swapped Corners'.A200]) &gt; 0;&quot;id=&quot; &amp; ['Numeric Swapped Corners'.A200] &amp; CHAR(10);&quot;&quot;) &amp; &quot;Sounds=1&quot; &amp; CHAR(10) &amp; &quot;Snd0=&quot; &amp; LOWER(['Numeric Swapped Corners'.B200]) &amp; &quot;.ogg&quot; &amp; CHAR(10) &amp; IF(LEN(['Numeric Swapped Corners'.F200]) &gt; 0; &quot;link=&quot; &amp; ['Numeric Swapped Corners'.F200] &amp; CHAR(10);&quot;&quot;) &amp; IF(LEN(['Numeric Swapped Corners'.G200])&gt;0;&quot;standard=&quot; &amp; ['Numeric Swapped Corners'.G200] &amp; CHAR(10);&quot;&quot;) &amp; &quot;column=&quot; &amp; ['Numeric Swapped Corners'.I200] &amp; CHAR(10);&quot;&quot;)">
            <text:p/>
          </table:table-cell>
          <table:table-cell table:style-name="ce16" table:formula="of:=IF(LEN(['Numeric Swapped Corners'.H200]) &gt; 0;IF(LEN(['Numeric Swapped Corners'.B200]) &gt; 0;['Numeric Swapped Corners'.B200] &amp; &quot;=&quot; &amp; ['Numeric Swapped Corners'.C200]);&quot;&quot;)">
            <text:p/>
          </table:table-cell>
          <table:table-cell table:style-name="ce16" table:formula="of:=IF(LEN(['Numeric Swapped Corners'.H200]) &gt; 0;IF(LEN(['Numeric Swapped Corners'.B200]) &gt; 0;['Numeric Swapped Corners'.B200] &amp; &quot;=&quot; &amp; ['Numeric Swapped Corners'.D200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201]) &gt; 0; ['Numeric Swapped Corners'.H201]; &quot;&quot;)">
            <text:p/>
          </table:table-cell>
          <table:table-cell table:style-name="ce16" table:formula="of:=IF(LEN(['Numeric Swapped Corners'.H201]) &gt; 0;&quot;[PACENOTE::&quot; &amp; ['Numeric Swapped Corners'.B201] &amp; &quot;]&quot; &amp; CHAR(10) &amp; IF(LEN(['Numeric Swapped Corners'.A201]) &gt; 0;&quot;id=&quot; &amp; ['Numeric Swapped Corners'.A201] &amp; CHAR(10);&quot;&quot;) &amp; &quot;Sounds=1&quot; &amp; CHAR(10) &amp; &quot;Snd0=&quot; &amp; LOWER(['Numeric Swapped Corners'.B201]) &amp; &quot;.ogg&quot; &amp; CHAR(10) &amp; IF(LEN(['Numeric Swapped Corners'.F201]) &gt; 0; &quot;link=&quot; &amp; ['Numeric Swapped Corners'.F201] &amp; CHAR(10);&quot;&quot;) &amp; IF(LEN(['Numeric Swapped Corners'.G201])&gt;0;&quot;standard=&quot; &amp; ['Numeric Swapped Corners'.G201] &amp; CHAR(10);&quot;&quot;) &amp; &quot;column=&quot; &amp; ['Numeric Swapped Corners'.I201] &amp; CHAR(10);&quot;&quot;)">
            <text:p/>
          </table:table-cell>
          <table:table-cell table:style-name="ce16" table:formula="of:=IF(LEN(['Numeric Swapped Corners'.H201]) &gt; 0;IF(LEN(['Numeric Swapped Corners'.B201]) &gt; 0;['Numeric Swapped Corners'.B201] &amp; &quot;=&quot; &amp; ['Numeric Swapped Corners'.C201]);&quot;&quot;)">
            <text:p/>
          </table:table-cell>
          <table:table-cell table:style-name="ce16" table:formula="of:=IF(LEN(['Numeric Swapped Corners'.H201]) &gt; 0;IF(LEN(['Numeric Swapped Corners'.B201]) &gt; 0;['Numeric Swapped Corners'.B201] &amp; &quot;=&quot; &amp; ['Numeric Swapped Corners'.D201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202]) &gt; 0; ['Numeric Swapped Corners'.H202]; &quot;&quot;)">
            <text:p/>
          </table:table-cell>
          <table:table-cell table:style-name="ce16" table:formula="of:=IF(LEN(['Numeric Swapped Corners'.H202]) &gt; 0;&quot;[PACENOTE::&quot; &amp; ['Numeric Swapped Corners'.B202] &amp; &quot;]&quot; &amp; CHAR(10) &amp; IF(LEN(['Numeric Swapped Corners'.A202]) &gt; 0;&quot;id=&quot; &amp; ['Numeric Swapped Corners'.A202] &amp; CHAR(10);&quot;&quot;) &amp; &quot;Sounds=1&quot; &amp; CHAR(10) &amp; &quot;Snd0=&quot; &amp; LOWER(['Numeric Swapped Corners'.B202]) &amp; &quot;.ogg&quot; &amp; CHAR(10) &amp; IF(LEN(['Numeric Swapped Corners'.F202]) &gt; 0; &quot;link=&quot; &amp; ['Numeric Swapped Corners'.F202] &amp; CHAR(10);&quot;&quot;) &amp; IF(LEN(['Numeric Swapped Corners'.G202])&gt;0;&quot;standard=&quot; &amp; ['Numeric Swapped Corners'.G202] &amp; CHAR(10);&quot;&quot;) &amp; &quot;column=&quot; &amp; ['Numeric Swapped Corners'.I202] &amp; CHAR(10);&quot;&quot;)">
            <text:p/>
          </table:table-cell>
          <table:table-cell table:style-name="ce16" table:formula="of:=IF(LEN(['Numeric Swapped Corners'.H202]) &gt; 0;IF(LEN(['Numeric Swapped Corners'.B202]) &gt; 0;['Numeric Swapped Corners'.B202] &amp; &quot;=&quot; &amp; ['Numeric Swapped Corners'.C202]);&quot;&quot;)">
            <text:p/>
          </table:table-cell>
          <table:table-cell table:style-name="ce16" table:formula="of:=IF(LEN(['Numeric Swapped Corners'.H202]) &gt; 0;IF(LEN(['Numeric Swapped Corners'.B202]) &gt; 0;['Numeric Swapped Corners'.B202] &amp; &quot;=&quot; &amp; ['Numeric Swapped Corners'.D202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203]) &gt; 0; ['Numeric Swapped Corners'.H203]; &quot;&quot;)">
            <text:p/>
          </table:table-cell>
          <table:table-cell table:style-name="ce16" table:formula="of:=IF(LEN(['Numeric Swapped Corners'.H203]) &gt; 0;&quot;[PACENOTE::&quot; &amp; ['Numeric Swapped Corners'.B203] &amp; &quot;]&quot; &amp; CHAR(10) &amp; IF(LEN(['Numeric Swapped Corners'.A203]) &gt; 0;&quot;id=&quot; &amp; ['Numeric Swapped Corners'.A203] &amp; CHAR(10);&quot;&quot;) &amp; &quot;Sounds=1&quot; &amp; CHAR(10) &amp; &quot;Snd0=&quot; &amp; LOWER(['Numeric Swapped Corners'.B203]) &amp; &quot;.ogg&quot; &amp; CHAR(10) &amp; IF(LEN(['Numeric Swapped Corners'.F203]) &gt; 0; &quot;link=&quot; &amp; ['Numeric Swapped Corners'.F203] &amp; CHAR(10);&quot;&quot;) &amp; IF(LEN(['Numeric Swapped Corners'.G203])&gt;0;&quot;standard=&quot; &amp; ['Numeric Swapped Corners'.G203] &amp; CHAR(10);&quot;&quot;) &amp; &quot;column=&quot; &amp; ['Numeric Swapped Corners'.I203] &amp; CHAR(10);&quot;&quot;)">
            <text:p/>
          </table:table-cell>
          <table:table-cell table:style-name="ce16" table:formula="of:=IF(LEN(['Numeric Swapped Corners'.H203]) &gt; 0;IF(LEN(['Numeric Swapped Corners'.B203]) &gt; 0;['Numeric Swapped Corners'.B203] &amp; &quot;=&quot; &amp; ['Numeric Swapped Corners'.C203]);&quot;&quot;)">
            <text:p/>
          </table:table-cell>
          <table:table-cell table:style-name="ce16" table:formula="of:=IF(LEN(['Numeric Swapped Corners'.H203]) &gt; 0;IF(LEN(['Numeric Swapped Corners'.B203]) &gt; 0;['Numeric Swapped Corners'.B203] &amp; &quot;=&quot; &amp; ['Numeric Swapped Corners'.D203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204]) &gt; 0; ['Numeric Swapped Corners'.H204]; &quot;&quot;)">
            <text:p/>
          </table:table-cell>
          <table:table-cell table:style-name="ce16" table:formula="of:=IF(LEN(['Numeric Swapped Corners'.H204]) &gt; 0;&quot;[PACENOTE::&quot; &amp; ['Numeric Swapped Corners'.B204] &amp; &quot;]&quot; &amp; CHAR(10) &amp; IF(LEN(['Numeric Swapped Corners'.A204]) &gt; 0;&quot;id=&quot; &amp; ['Numeric Swapped Corners'.A204] &amp; CHAR(10);&quot;&quot;) &amp; &quot;Sounds=1&quot; &amp; CHAR(10) &amp; &quot;Snd0=&quot; &amp; LOWER(['Numeric Swapped Corners'.B204]) &amp; &quot;.ogg&quot; &amp; CHAR(10) &amp; IF(LEN(['Numeric Swapped Corners'.F204]) &gt; 0; &quot;link=&quot; &amp; ['Numeric Swapped Corners'.F204] &amp; CHAR(10);&quot;&quot;) &amp; IF(LEN(['Numeric Swapped Corners'.G204])&gt;0;&quot;standard=&quot; &amp; ['Numeric Swapped Corners'.G204] &amp; CHAR(10);&quot;&quot;) &amp; &quot;column=&quot; &amp; ['Numeric Swapped Corners'.I204] &amp; CHAR(10);&quot;&quot;)">
            <text:p/>
          </table:table-cell>
          <table:table-cell table:style-name="ce16" table:formula="of:=IF(LEN(['Numeric Swapped Corners'.H204]) &gt; 0;IF(LEN(['Numeric Swapped Corners'.B204]) &gt; 0;['Numeric Swapped Corners'.B204] &amp; &quot;=&quot; &amp; ['Numeric Swapped Corners'.C204]);&quot;&quot;)">
            <text:p/>
          </table:table-cell>
          <table:table-cell table:style-name="ce16" table:formula="of:=IF(LEN(['Numeric Swapped Corners'.H204]) &gt; 0;IF(LEN(['Numeric Swapped Corners'.B204]) &gt; 0;['Numeric Swapped Corners'.B204] &amp; &quot;=&quot; &amp; ['Numeric Swapped Corners'.D204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205]) &gt; 0; ['Numeric Swapped Corners'.H205]; &quot;&quot;)">
            <text:p/>
          </table:table-cell>
          <table:table-cell table:style-name="ce16" table:formula="of:=IF(LEN(['Numeric Swapped Corners'.H205]) &gt; 0;&quot;[PACENOTE::&quot; &amp; ['Numeric Swapped Corners'.B205] &amp; &quot;]&quot; &amp; CHAR(10) &amp; IF(LEN(['Numeric Swapped Corners'.A205]) &gt; 0;&quot;id=&quot; &amp; ['Numeric Swapped Corners'.A205] &amp; CHAR(10);&quot;&quot;) &amp; &quot;Sounds=1&quot; &amp; CHAR(10) &amp; &quot;Snd0=&quot; &amp; LOWER(['Numeric Swapped Corners'.B205]) &amp; &quot;.ogg&quot; &amp; CHAR(10) &amp; IF(LEN(['Numeric Swapped Corners'.F205]) &gt; 0; &quot;link=&quot; &amp; ['Numeric Swapped Corners'.F205] &amp; CHAR(10);&quot;&quot;) &amp; IF(LEN(['Numeric Swapped Corners'.G205])&gt;0;&quot;standard=&quot; &amp; ['Numeric Swapped Corners'.G205] &amp; CHAR(10);&quot;&quot;) &amp; &quot;column=&quot; &amp; ['Numeric Swapped Corners'.I205] &amp; CHAR(10);&quot;&quot;)">
            <text:p/>
          </table:table-cell>
          <table:table-cell table:style-name="ce16" table:formula="of:=IF(LEN(['Numeric Swapped Corners'.H205]) &gt; 0;IF(LEN(['Numeric Swapped Corners'.B205]) &gt; 0;['Numeric Swapped Corners'.B205] &amp; &quot;=&quot; &amp; ['Numeric Swapped Corners'.C205]);&quot;&quot;)">
            <text:p/>
          </table:table-cell>
          <table:table-cell table:style-name="ce16" table:formula="of:=IF(LEN(['Numeric Swapped Corners'.H205]) &gt; 0;IF(LEN(['Numeric Swapped Corners'.B205]) &gt; 0;['Numeric Swapped Corners'.B205] &amp; &quot;=&quot; &amp; ['Numeric Swapped Corners'.D205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206]) &gt; 0; ['Numeric Swapped Corners'.H206]; &quot;&quot;)">
            <text:p/>
          </table:table-cell>
          <table:table-cell table:style-name="ce16" table:formula="of:=IF(LEN(['Numeric Swapped Corners'.H206]) &gt; 0;&quot;[PACENOTE::&quot; &amp; ['Numeric Swapped Corners'.B206] &amp; &quot;]&quot; &amp; CHAR(10) &amp; IF(LEN(['Numeric Swapped Corners'.A206]) &gt; 0;&quot;id=&quot; &amp; ['Numeric Swapped Corners'.A206] &amp; CHAR(10);&quot;&quot;) &amp; &quot;Sounds=1&quot; &amp; CHAR(10) &amp; &quot;Snd0=&quot; &amp; LOWER(['Numeric Swapped Corners'.B206]) &amp; &quot;.ogg&quot; &amp; CHAR(10) &amp; IF(LEN(['Numeric Swapped Corners'.F206]) &gt; 0; &quot;link=&quot; &amp; ['Numeric Swapped Corners'.F206] &amp; CHAR(10);&quot;&quot;) &amp; IF(LEN(['Numeric Swapped Corners'.G206])&gt;0;&quot;standard=&quot; &amp; ['Numeric Swapped Corners'.G206] &amp; CHAR(10);&quot;&quot;) &amp; &quot;column=&quot; &amp; ['Numeric Swapped Corners'.I206] &amp; CHAR(10);&quot;&quot;)">
            <text:p/>
          </table:table-cell>
          <table:table-cell table:style-name="ce16" table:formula="of:=IF(LEN(['Numeric Swapped Corners'.H206]) &gt; 0;IF(LEN(['Numeric Swapped Corners'.B206]) &gt; 0;['Numeric Swapped Corners'.B206] &amp; &quot;=&quot; &amp; ['Numeric Swapped Corners'.C206]);&quot;&quot;)">
            <text:p/>
          </table:table-cell>
          <table:table-cell table:style-name="ce16" table:formula="of:=IF(LEN(['Numeric Swapped Corners'.H206]) &gt; 0;IF(LEN(['Numeric Swapped Corners'.B206]) &gt; 0;['Numeric Swapped Corners'.B206] &amp; &quot;=&quot; &amp; ['Numeric Swapped Corners'.D206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207]) &gt; 0; ['Numeric Swapped Corners'.H207]; &quot;&quot;)">
            <text:p/>
          </table:table-cell>
          <table:table-cell table:style-name="ce16" table:formula="of:=IF(LEN(['Numeric Swapped Corners'.H207]) &gt; 0;&quot;[PACENOTE::&quot; &amp; ['Numeric Swapped Corners'.B207] &amp; &quot;]&quot; &amp; CHAR(10) &amp; IF(LEN(['Numeric Swapped Corners'.A207]) &gt; 0;&quot;id=&quot; &amp; ['Numeric Swapped Corners'.A207] &amp; CHAR(10);&quot;&quot;) &amp; &quot;Sounds=1&quot; &amp; CHAR(10) &amp; &quot;Snd0=&quot; &amp; LOWER(['Numeric Swapped Corners'.B207]) &amp; &quot;.ogg&quot; &amp; CHAR(10) &amp; IF(LEN(['Numeric Swapped Corners'.F207]) &gt; 0; &quot;link=&quot; &amp; ['Numeric Swapped Corners'.F207] &amp; CHAR(10);&quot;&quot;) &amp; IF(LEN(['Numeric Swapped Corners'.G207])&gt;0;&quot;standard=&quot; &amp; ['Numeric Swapped Corners'.G207] &amp; CHAR(10);&quot;&quot;) &amp; &quot;column=&quot; &amp; ['Numeric Swapped Corners'.I207] &amp; CHAR(10);&quot;&quot;)">
            <text:p/>
          </table:table-cell>
          <table:table-cell table:style-name="ce16" table:formula="of:=IF(LEN(['Numeric Swapped Corners'.H207]) &gt; 0;IF(LEN(['Numeric Swapped Corners'.B207]) &gt; 0;['Numeric Swapped Corners'.B207] &amp; &quot;=&quot; &amp; ['Numeric Swapped Corners'.C207]);&quot;&quot;)">
            <text:p/>
          </table:table-cell>
          <table:table-cell table:style-name="ce16" table:formula="of:=IF(LEN(['Numeric Swapped Corners'.H207]) &gt; 0;IF(LEN(['Numeric Swapped Corners'.B207]) &gt; 0;['Numeric Swapped Corners'.B207] &amp; &quot;=&quot; &amp; ['Numeric Swapped Corners'.D207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208]) &gt; 0; ['Numeric Swapped Corners'.H208]; &quot;&quot;)">
            <text:p/>
          </table:table-cell>
          <table:table-cell table:style-name="ce16" table:formula="of:=IF(LEN(['Numeric Swapped Corners'.H208]) &gt; 0;&quot;[PACENOTE::&quot; &amp; ['Numeric Swapped Corners'.B208] &amp; &quot;]&quot; &amp; CHAR(10) &amp; IF(LEN(['Numeric Swapped Corners'.A208]) &gt; 0;&quot;id=&quot; &amp; ['Numeric Swapped Corners'.A208] &amp; CHAR(10);&quot;&quot;) &amp; &quot;Sounds=1&quot; &amp; CHAR(10) &amp; &quot;Snd0=&quot; &amp; LOWER(['Numeric Swapped Corners'.B208]) &amp; &quot;.ogg&quot; &amp; CHAR(10) &amp; IF(LEN(['Numeric Swapped Corners'.F208]) &gt; 0; &quot;link=&quot; &amp; ['Numeric Swapped Corners'.F208] &amp; CHAR(10);&quot;&quot;) &amp; IF(LEN(['Numeric Swapped Corners'.G208])&gt;0;&quot;standard=&quot; &amp; ['Numeric Swapped Corners'.G208] &amp; CHAR(10);&quot;&quot;) &amp; &quot;column=&quot; &amp; ['Numeric Swapped Corners'.I208] &amp; CHAR(10);&quot;&quot;)">
            <text:p/>
          </table:table-cell>
          <table:table-cell table:style-name="ce16" table:formula="of:=IF(LEN(['Numeric Swapped Corners'.H208]) &gt; 0;IF(LEN(['Numeric Swapped Corners'.B208]) &gt; 0;['Numeric Swapped Corners'.B208] &amp; &quot;=&quot; &amp; ['Numeric Swapped Corners'.C208]);&quot;&quot;)">
            <text:p/>
          </table:table-cell>
          <table:table-cell table:style-name="ce16" table:formula="of:=IF(LEN(['Numeric Swapped Corners'.H208]) &gt; 0;IF(LEN(['Numeric Swapped Corners'.B208]) &gt; 0;['Numeric Swapped Corners'.B208] &amp; &quot;=&quot; &amp; ['Numeric Swapped Corners'.D208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209]) &gt; 0; ['Numeric Swapped Corners'.H209]; &quot;&quot;)">
            <text:p/>
          </table:table-cell>
          <table:table-cell table:style-name="ce16" table:formula="of:=IF(LEN(['Numeric Swapped Corners'.H209]) &gt; 0;&quot;[PACENOTE::&quot; &amp; ['Numeric Swapped Corners'.B209] &amp; &quot;]&quot; &amp; CHAR(10) &amp; IF(LEN(['Numeric Swapped Corners'.A209]) &gt; 0;&quot;id=&quot; &amp; ['Numeric Swapped Corners'.A209] &amp; CHAR(10);&quot;&quot;) &amp; &quot;Sounds=1&quot; &amp; CHAR(10) &amp; &quot;Snd0=&quot; &amp; LOWER(['Numeric Swapped Corners'.B209]) &amp; &quot;.ogg&quot; &amp; CHAR(10) &amp; IF(LEN(['Numeric Swapped Corners'.F209]) &gt; 0; &quot;link=&quot; &amp; ['Numeric Swapped Corners'.F209] &amp; CHAR(10);&quot;&quot;) &amp; IF(LEN(['Numeric Swapped Corners'.G209])&gt;0;&quot;standard=&quot; &amp; ['Numeric Swapped Corners'.G209] &amp; CHAR(10);&quot;&quot;) &amp; &quot;column=&quot; &amp; ['Numeric Swapped Corners'.I209] &amp; CHAR(10);&quot;&quot;)">
            <text:p/>
          </table:table-cell>
          <table:table-cell table:style-name="ce16" table:formula="of:=IF(LEN(['Numeric Swapped Corners'.H209]) &gt; 0;IF(LEN(['Numeric Swapped Corners'.B209]) &gt; 0;['Numeric Swapped Corners'.B209] &amp; &quot;=&quot; &amp; ['Numeric Swapped Corners'.C209]);&quot;&quot;)">
            <text:p/>
          </table:table-cell>
          <table:table-cell table:style-name="ce16" table:formula="of:=IF(LEN(['Numeric Swapped Corners'.H209]) &gt; 0;IF(LEN(['Numeric Swapped Corners'.B209]) &gt; 0;['Numeric Swapped Corners'.B209] &amp; &quot;=&quot; &amp; ['Numeric Swapped Corners'.D209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210]) &gt; 0; ['Numeric Swapped Corners'.H210]; &quot;&quot;)">
            <text:p/>
          </table:table-cell>
          <table:table-cell table:style-name="ce16" table:formula="of:=IF(LEN(['Numeric Swapped Corners'.H210]) &gt; 0;&quot;[PACENOTE::&quot; &amp; ['Numeric Swapped Corners'.B210] &amp; &quot;]&quot; &amp; CHAR(10) &amp; IF(LEN(['Numeric Swapped Corners'.A210]) &gt; 0;&quot;id=&quot; &amp; ['Numeric Swapped Corners'.A210] &amp; CHAR(10);&quot;&quot;) &amp; &quot;Sounds=1&quot; &amp; CHAR(10) &amp; &quot;Snd0=&quot; &amp; LOWER(['Numeric Swapped Corners'.B210]) &amp; &quot;.ogg&quot; &amp; CHAR(10) &amp; IF(LEN(['Numeric Swapped Corners'.F210]) &gt; 0; &quot;link=&quot; &amp; ['Numeric Swapped Corners'.F210] &amp; CHAR(10);&quot;&quot;) &amp; IF(LEN(['Numeric Swapped Corners'.G210])&gt;0;&quot;standard=&quot; &amp; ['Numeric Swapped Corners'.G210] &amp; CHAR(10);&quot;&quot;) &amp; &quot;column=&quot; &amp; ['Numeric Swapped Corners'.I210] &amp; CHAR(10);&quot;&quot;)">
            <text:p/>
          </table:table-cell>
          <table:table-cell table:style-name="ce16" table:formula="of:=IF(LEN(['Numeric Swapped Corners'.H210]) &gt; 0;IF(LEN(['Numeric Swapped Corners'.B210]) &gt; 0;['Numeric Swapped Corners'.B210] &amp; &quot;=&quot; &amp; ['Numeric Swapped Corners'.C210]);&quot;&quot;)">
            <text:p/>
          </table:table-cell>
          <table:table-cell table:style-name="ce16" table:formula="of:=IF(LEN(['Numeric Swapped Corners'.H210]) &gt; 0;IF(LEN(['Numeric Swapped Corners'.B210]) &gt; 0;['Numeric Swapped Corners'.B210] &amp; &quot;=&quot; &amp; ['Numeric Swapped Corners'.D210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211]) &gt; 0; ['Numeric Swapped Corners'.H211]; &quot;&quot;)">
            <text:p/>
          </table:table-cell>
          <table:table-cell table:style-name="ce16" table:formula="of:=IF(LEN(['Numeric Swapped Corners'.H211]) &gt; 0;&quot;[PACENOTE::&quot; &amp; ['Numeric Swapped Corners'.B211] &amp; &quot;]&quot; &amp; CHAR(10) &amp; IF(LEN(['Numeric Swapped Corners'.A211]) &gt; 0;&quot;id=&quot; &amp; ['Numeric Swapped Corners'.A211] &amp; CHAR(10);&quot;&quot;) &amp; &quot;Sounds=1&quot; &amp; CHAR(10) &amp; &quot;Snd0=&quot; &amp; LOWER(['Numeric Swapped Corners'.B211]) &amp; &quot;.ogg&quot; &amp; CHAR(10) &amp; IF(LEN(['Numeric Swapped Corners'.F211]) &gt; 0; &quot;link=&quot; &amp; ['Numeric Swapped Corners'.F211] &amp; CHAR(10);&quot;&quot;) &amp; IF(LEN(['Numeric Swapped Corners'.G211])&gt;0;&quot;standard=&quot; &amp; ['Numeric Swapped Corners'.G211] &amp; CHAR(10);&quot;&quot;) &amp; &quot;column=&quot; &amp; ['Numeric Swapped Corners'.I211] &amp; CHAR(10);&quot;&quot;)">
            <text:p/>
          </table:table-cell>
          <table:table-cell table:style-name="ce16" table:formula="of:=IF(LEN(['Numeric Swapped Corners'.H211]) &gt; 0;IF(LEN(['Numeric Swapped Corners'.B211]) &gt; 0;['Numeric Swapped Corners'.B211] &amp; &quot;=&quot; &amp; ['Numeric Swapped Corners'.C211]);&quot;&quot;)">
            <text:p/>
          </table:table-cell>
          <table:table-cell table:style-name="ce16" table:formula="of:=IF(LEN(['Numeric Swapped Corners'.H211]) &gt; 0;IF(LEN(['Numeric Swapped Corners'.B211]) &gt; 0;['Numeric Swapped Corners'.B211] &amp; &quot;=&quot; &amp; ['Numeric Swapped Corners'.D211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212]) &gt; 0; ['Numeric Swapped Corners'.H212]; &quot;&quot;)">
            <text:p/>
          </table:table-cell>
          <table:table-cell table:style-name="ce16" table:formula="of:=IF(LEN(['Numeric Swapped Corners'.H212]) &gt; 0;&quot;[PACENOTE::&quot; &amp; ['Numeric Swapped Corners'.B212] &amp; &quot;]&quot; &amp; CHAR(10) &amp; IF(LEN(['Numeric Swapped Corners'.A212]) &gt; 0;&quot;id=&quot; &amp; ['Numeric Swapped Corners'.A212] &amp; CHAR(10);&quot;&quot;) &amp; &quot;Sounds=1&quot; &amp; CHAR(10) &amp; &quot;Snd0=&quot; &amp; LOWER(['Numeric Swapped Corners'.B212]) &amp; &quot;.ogg&quot; &amp; CHAR(10) &amp; IF(LEN(['Numeric Swapped Corners'.F212]) &gt; 0; &quot;link=&quot; &amp; ['Numeric Swapped Corners'.F212] &amp; CHAR(10);&quot;&quot;) &amp; IF(LEN(['Numeric Swapped Corners'.G212])&gt;0;&quot;standard=&quot; &amp; ['Numeric Swapped Corners'.G212] &amp; CHAR(10);&quot;&quot;) &amp; &quot;column=&quot; &amp; ['Numeric Swapped Corners'.I212] &amp; CHAR(10);&quot;&quot;)">
            <text:p/>
          </table:table-cell>
          <table:table-cell table:style-name="ce16" table:formula="of:=IF(LEN(['Numeric Swapped Corners'.H212]) &gt; 0;IF(LEN(['Numeric Swapped Corners'.B212]) &gt; 0;['Numeric Swapped Corners'.B212] &amp; &quot;=&quot; &amp; ['Numeric Swapped Corners'.C212]);&quot;&quot;)">
            <text:p/>
          </table:table-cell>
          <table:table-cell table:style-name="ce16" table:formula="of:=IF(LEN(['Numeric Swapped Corners'.H212]) &gt; 0;IF(LEN(['Numeric Swapped Corners'.B212]) &gt; 0;['Numeric Swapped Corners'.B212] &amp; &quot;=&quot; &amp; ['Numeric Swapped Corners'.D212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213]) &gt; 0; ['Numeric Swapped Corners'.H213]; &quot;&quot;)">
            <text:p/>
          </table:table-cell>
          <table:table-cell table:style-name="ce16" table:formula="of:=IF(LEN(['Numeric Swapped Corners'.H213]) &gt; 0;&quot;[PACENOTE::&quot; &amp; ['Numeric Swapped Corners'.B213] &amp; &quot;]&quot; &amp; CHAR(10) &amp; IF(LEN(['Numeric Swapped Corners'.A213]) &gt; 0;&quot;id=&quot; &amp; ['Numeric Swapped Corners'.A213] &amp; CHAR(10);&quot;&quot;) &amp; &quot;Sounds=1&quot; &amp; CHAR(10) &amp; &quot;Snd0=&quot; &amp; LOWER(['Numeric Swapped Corners'.B213]) &amp; &quot;.ogg&quot; &amp; CHAR(10) &amp; IF(LEN(['Numeric Swapped Corners'.F213]) &gt; 0; &quot;link=&quot; &amp; ['Numeric Swapped Corners'.F213] &amp; CHAR(10);&quot;&quot;) &amp; IF(LEN(['Numeric Swapped Corners'.G213])&gt;0;&quot;standard=&quot; &amp; ['Numeric Swapped Corners'.G213] &amp; CHAR(10);&quot;&quot;) &amp; &quot;column=&quot; &amp; ['Numeric Swapped Corners'.I213] &amp; CHAR(10);&quot;&quot;)">
            <text:p/>
          </table:table-cell>
          <table:table-cell table:style-name="ce16" table:formula="of:=IF(LEN(['Numeric Swapped Corners'.H213]) &gt; 0;IF(LEN(['Numeric Swapped Corners'.B213]) &gt; 0;['Numeric Swapped Corners'.B213] &amp; &quot;=&quot; &amp; ['Numeric Swapped Corners'.C213]);&quot;&quot;)">
            <text:p/>
          </table:table-cell>
          <table:table-cell table:style-name="ce16" table:formula="of:=IF(LEN(['Numeric Swapped Corners'.H213]) &gt; 0;IF(LEN(['Numeric Swapped Corners'.B213]) &gt; 0;['Numeric Swapped Corners'.B213] &amp; &quot;=&quot; &amp; ['Numeric Swapped Corners'.D213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214]) &gt; 0; ['Numeric Swapped Corners'.H214]; &quot;&quot;)">
            <text:p/>
          </table:table-cell>
          <table:table-cell table:style-name="ce16" table:formula="of:=IF(LEN(['Numeric Swapped Corners'.H214]) &gt; 0;&quot;[PACENOTE::&quot; &amp; ['Numeric Swapped Corners'.B214] &amp; &quot;]&quot; &amp; CHAR(10) &amp; IF(LEN(['Numeric Swapped Corners'.A214]) &gt; 0;&quot;id=&quot; &amp; ['Numeric Swapped Corners'.A214] &amp; CHAR(10);&quot;&quot;) &amp; &quot;Sounds=1&quot; &amp; CHAR(10) &amp; &quot;Snd0=&quot; &amp; LOWER(['Numeric Swapped Corners'.B214]) &amp; &quot;.ogg&quot; &amp; CHAR(10) &amp; IF(LEN(['Numeric Swapped Corners'.F214]) &gt; 0; &quot;link=&quot; &amp; ['Numeric Swapped Corners'.F214] &amp; CHAR(10);&quot;&quot;) &amp; IF(LEN(['Numeric Swapped Corners'.G214])&gt;0;&quot;standard=&quot; &amp; ['Numeric Swapped Corners'.G214] &amp; CHAR(10);&quot;&quot;) &amp; &quot;column=&quot; &amp; ['Numeric Swapped Corners'.I214] &amp; CHAR(10);&quot;&quot;)">
            <text:p/>
          </table:table-cell>
          <table:table-cell table:style-name="ce16" table:formula="of:=IF(LEN(['Numeric Swapped Corners'.H214]) &gt; 0;IF(LEN(['Numeric Swapped Corners'.B214]) &gt; 0;['Numeric Swapped Corners'.B214] &amp; &quot;=&quot; &amp; ['Numeric Swapped Corners'.C214]);&quot;&quot;)">
            <text:p/>
          </table:table-cell>
          <table:table-cell table:style-name="ce16" table:formula="of:=IF(LEN(['Numeric Swapped Corners'.H214]) &gt; 0;IF(LEN(['Numeric Swapped Corners'.B214]) &gt; 0;['Numeric Swapped Corners'.B214] &amp; &quot;=&quot; &amp; ['Numeric Swapped Corners'.D214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215]) &gt; 0; ['Numeric Swapped Corners'.H215]; &quot;&quot;)">
            <text:p/>
          </table:table-cell>
          <table:table-cell table:style-name="ce16" table:formula="of:=IF(LEN(['Numeric Swapped Corners'.H215]) &gt; 0;&quot;[PACENOTE::&quot; &amp; ['Numeric Swapped Corners'.B215] &amp; &quot;]&quot; &amp; CHAR(10) &amp; IF(LEN(['Numeric Swapped Corners'.A215]) &gt; 0;&quot;id=&quot; &amp; ['Numeric Swapped Corners'.A215] &amp; CHAR(10);&quot;&quot;) &amp; &quot;Sounds=1&quot; &amp; CHAR(10) &amp; &quot;Snd0=&quot; &amp; LOWER(['Numeric Swapped Corners'.B215]) &amp; &quot;.ogg&quot; &amp; CHAR(10) &amp; IF(LEN(['Numeric Swapped Corners'.F215]) &gt; 0; &quot;link=&quot; &amp; ['Numeric Swapped Corners'.F215] &amp; CHAR(10);&quot;&quot;) &amp; IF(LEN(['Numeric Swapped Corners'.G215])&gt;0;&quot;standard=&quot; &amp; ['Numeric Swapped Corners'.G215] &amp; CHAR(10);&quot;&quot;) &amp; &quot;column=&quot; &amp; ['Numeric Swapped Corners'.I215] &amp; CHAR(10);&quot;&quot;)">
            <text:p/>
          </table:table-cell>
          <table:table-cell table:style-name="ce16" table:formula="of:=IF(LEN(['Numeric Swapped Corners'.H215]) &gt; 0;IF(LEN(['Numeric Swapped Corners'.B215]) &gt; 0;['Numeric Swapped Corners'.B215] &amp; &quot;=&quot; &amp; ['Numeric Swapped Corners'.C215]);&quot;&quot;)">
            <text:p/>
          </table:table-cell>
          <table:table-cell table:style-name="ce16" table:formula="of:=IF(LEN(['Numeric Swapped Corners'.H215]) &gt; 0;IF(LEN(['Numeric Swapped Corners'.B215]) &gt; 0;['Numeric Swapped Corners'.B215] &amp; &quot;=&quot; &amp; ['Numeric Swapped Corners'.D215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216]) &gt; 0; ['Numeric Swapped Corners'.H216]; &quot;&quot;)">
            <text:p/>
          </table:table-cell>
          <table:table-cell table:style-name="ce16" table:formula="of:=IF(LEN(['Numeric Swapped Corners'.H216]) &gt; 0;&quot;[PACENOTE::&quot; &amp; ['Numeric Swapped Corners'.B216] &amp; &quot;]&quot; &amp; CHAR(10) &amp; IF(LEN(['Numeric Swapped Corners'.A216]) &gt; 0;&quot;id=&quot; &amp; ['Numeric Swapped Corners'.A216] &amp; CHAR(10);&quot;&quot;) &amp; &quot;Sounds=1&quot; &amp; CHAR(10) &amp; &quot;Snd0=&quot; &amp; LOWER(['Numeric Swapped Corners'.B216]) &amp; &quot;.ogg&quot; &amp; CHAR(10) &amp; IF(LEN(['Numeric Swapped Corners'.F216]) &gt; 0; &quot;link=&quot; &amp; ['Numeric Swapped Corners'.F216] &amp; CHAR(10);&quot;&quot;) &amp; IF(LEN(['Numeric Swapped Corners'.G216])&gt;0;&quot;standard=&quot; &amp; ['Numeric Swapped Corners'.G216] &amp; CHAR(10);&quot;&quot;) &amp; &quot;column=&quot; &amp; ['Numeric Swapped Corners'.I216] &amp; CHAR(10);&quot;&quot;)">
            <text:p/>
          </table:table-cell>
          <table:table-cell table:style-name="ce16" table:formula="of:=IF(LEN(['Numeric Swapped Corners'.H216]) &gt; 0;IF(LEN(['Numeric Swapped Corners'.B216]) &gt; 0;['Numeric Swapped Corners'.B216] &amp; &quot;=&quot; &amp; ['Numeric Swapped Corners'.C216]);&quot;&quot;)">
            <text:p/>
          </table:table-cell>
          <table:table-cell table:style-name="ce16" table:formula="of:=IF(LEN(['Numeric Swapped Corners'.H216]) &gt; 0;IF(LEN(['Numeric Swapped Corners'.B216]) &gt; 0;['Numeric Swapped Corners'.B216] &amp; &quot;=&quot; &amp; ['Numeric Swapped Corners'.D216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217]) &gt; 0; ['Numeric Swapped Corners'.H217]; &quot;&quot;)">
            <text:p/>
          </table:table-cell>
          <table:table-cell table:style-name="ce16" table:formula="of:=IF(LEN(['Numeric Swapped Corners'.H217]) &gt; 0;&quot;[PACENOTE::&quot; &amp; ['Numeric Swapped Corners'.B217] &amp; &quot;]&quot; &amp; CHAR(10) &amp; IF(LEN(['Numeric Swapped Corners'.A217]) &gt; 0;&quot;id=&quot; &amp; ['Numeric Swapped Corners'.A217] &amp; CHAR(10);&quot;&quot;) &amp; &quot;Sounds=1&quot; &amp; CHAR(10) &amp; &quot;Snd0=&quot; &amp; LOWER(['Numeric Swapped Corners'.B217]) &amp; &quot;.ogg&quot; &amp; CHAR(10) &amp; IF(LEN(['Numeric Swapped Corners'.F217]) &gt; 0; &quot;link=&quot; &amp; ['Numeric Swapped Corners'.F217] &amp; CHAR(10);&quot;&quot;) &amp; IF(LEN(['Numeric Swapped Corners'.G217])&gt;0;&quot;standard=&quot; &amp; ['Numeric Swapped Corners'.G217] &amp; CHAR(10);&quot;&quot;) &amp; &quot;column=&quot; &amp; ['Numeric Swapped Corners'.I217] &amp; CHAR(10);&quot;&quot;)">
            <text:p/>
          </table:table-cell>
          <table:table-cell table:style-name="ce16" table:formula="of:=IF(LEN(['Numeric Swapped Corners'.H217]) &gt; 0;IF(LEN(['Numeric Swapped Corners'.B217]) &gt; 0;['Numeric Swapped Corners'.B217] &amp; &quot;=&quot; &amp; ['Numeric Swapped Corners'.C217]);&quot;&quot;)">
            <text:p/>
          </table:table-cell>
          <table:table-cell table:style-name="ce16" table:formula="of:=IF(LEN(['Numeric Swapped Corners'.H217]) &gt; 0;IF(LEN(['Numeric Swapped Corners'.B217]) &gt; 0;['Numeric Swapped Corners'.B217] &amp; &quot;=&quot; &amp; ['Numeric Swapped Corners'.D217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218]) &gt; 0; ['Numeric Swapped Corners'.H218]; &quot;&quot;)">
            <text:p/>
          </table:table-cell>
          <table:table-cell table:style-name="ce16" table:formula="of:=IF(LEN(['Numeric Swapped Corners'.H218]) &gt; 0;&quot;[PACENOTE::&quot; &amp; ['Numeric Swapped Corners'.B218] &amp; &quot;]&quot; &amp; CHAR(10) &amp; IF(LEN(['Numeric Swapped Corners'.A218]) &gt; 0;&quot;id=&quot; &amp; ['Numeric Swapped Corners'.A218] &amp; CHAR(10);&quot;&quot;) &amp; &quot;Sounds=1&quot; &amp; CHAR(10) &amp; &quot;Snd0=&quot; &amp; LOWER(['Numeric Swapped Corners'.B218]) &amp; &quot;.ogg&quot; &amp; CHAR(10) &amp; IF(LEN(['Numeric Swapped Corners'.F218]) &gt; 0; &quot;link=&quot; &amp; ['Numeric Swapped Corners'.F218] &amp; CHAR(10);&quot;&quot;) &amp; IF(LEN(['Numeric Swapped Corners'.G218])&gt;0;&quot;standard=&quot; &amp; ['Numeric Swapped Corners'.G218] &amp; CHAR(10);&quot;&quot;) &amp; &quot;column=&quot; &amp; ['Numeric Swapped Corners'.I218] &amp; CHAR(10);&quot;&quot;)">
            <text:p/>
          </table:table-cell>
          <table:table-cell table:style-name="ce16" table:formula="of:=IF(LEN(['Numeric Swapped Corners'.H218]) &gt; 0;IF(LEN(['Numeric Swapped Corners'.B218]) &gt; 0;['Numeric Swapped Corners'.B218] &amp; &quot;=&quot; &amp; ['Numeric Swapped Corners'.C218]);&quot;&quot;)">
            <text:p/>
          </table:table-cell>
          <table:table-cell table:style-name="ce16" table:formula="of:=IF(LEN(['Numeric Swapped Corners'.H218]) &gt; 0;IF(LEN(['Numeric Swapped Corners'.B218]) &gt; 0;['Numeric Swapped Corners'.B218] &amp; &quot;=&quot; &amp; ['Numeric Swapped Corners'.D218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219]) &gt; 0; ['Numeric Swapped Corners'.H219]; &quot;&quot;)">
            <text:p/>
          </table:table-cell>
          <table:table-cell table:style-name="ce16" table:formula="of:=IF(LEN(['Numeric Swapped Corners'.H219]) &gt; 0;&quot;[PACENOTE::&quot; &amp; ['Numeric Swapped Corners'.B219] &amp; &quot;]&quot; &amp; CHAR(10) &amp; IF(LEN(['Numeric Swapped Corners'.A219]) &gt; 0;&quot;id=&quot; &amp; ['Numeric Swapped Corners'.A219] &amp; CHAR(10);&quot;&quot;) &amp; &quot;Sounds=1&quot; &amp; CHAR(10) &amp; &quot;Snd0=&quot; &amp; LOWER(['Numeric Swapped Corners'.B219]) &amp; &quot;.ogg&quot; &amp; CHAR(10) &amp; IF(LEN(['Numeric Swapped Corners'.F219]) &gt; 0; &quot;link=&quot; &amp; ['Numeric Swapped Corners'.F219] &amp; CHAR(10);&quot;&quot;) &amp; IF(LEN(['Numeric Swapped Corners'.G219])&gt;0;&quot;standard=&quot; &amp; ['Numeric Swapped Corners'.G219] &amp; CHAR(10);&quot;&quot;) &amp; &quot;column=&quot; &amp; ['Numeric Swapped Corners'.I219] &amp; CHAR(10);&quot;&quot;)">
            <text:p/>
          </table:table-cell>
          <table:table-cell table:style-name="ce16" table:formula="of:=IF(LEN(['Numeric Swapped Corners'.H219]) &gt; 0;IF(LEN(['Numeric Swapped Corners'.B219]) &gt; 0;['Numeric Swapped Corners'.B219] &amp; &quot;=&quot; &amp; ['Numeric Swapped Corners'.C219]);&quot;&quot;)">
            <text:p/>
          </table:table-cell>
          <table:table-cell table:style-name="ce16" table:formula="of:=IF(LEN(['Numeric Swapped Corners'.H219]) &gt; 0;IF(LEN(['Numeric Swapped Corners'.B219]) &gt; 0;['Numeric Swapped Corners'.B219] &amp; &quot;=&quot; &amp; ['Numeric Swapped Corners'.D219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220]) &gt; 0; ['Numeric Swapped Corners'.H220]; &quot;&quot;)">
            <text:p/>
          </table:table-cell>
          <table:table-cell table:style-name="ce16" table:formula="of:=IF(LEN(['Numeric Swapped Corners'.H220]) &gt; 0;&quot;[PACENOTE::&quot; &amp; ['Numeric Swapped Corners'.B220] &amp; &quot;]&quot; &amp; CHAR(10) &amp; IF(LEN(['Numeric Swapped Corners'.A220]) &gt; 0;&quot;id=&quot; &amp; ['Numeric Swapped Corners'.A220] &amp; CHAR(10);&quot;&quot;) &amp; &quot;Sounds=1&quot; &amp; CHAR(10) &amp; &quot;Snd0=&quot; &amp; LOWER(['Numeric Swapped Corners'.B220]) &amp; &quot;.ogg&quot; &amp; CHAR(10) &amp; IF(LEN(['Numeric Swapped Corners'.F220]) &gt; 0; &quot;link=&quot; &amp; ['Numeric Swapped Corners'.F220] &amp; CHAR(10);&quot;&quot;) &amp; IF(LEN(['Numeric Swapped Corners'.G220])&gt;0;&quot;standard=&quot; &amp; ['Numeric Swapped Corners'.G220] &amp; CHAR(10);&quot;&quot;) &amp; &quot;column=&quot; &amp; ['Numeric Swapped Corners'.I220] &amp; CHAR(10);&quot;&quot;)">
            <text:p/>
          </table:table-cell>
          <table:table-cell table:style-name="ce16" table:formula="of:=IF(LEN(['Numeric Swapped Corners'.H220]) &gt; 0;IF(LEN(['Numeric Swapped Corners'.B220]) &gt; 0;['Numeric Swapped Corners'.B220] &amp; &quot;=&quot; &amp; ['Numeric Swapped Corners'.C220]);&quot;&quot;)">
            <text:p/>
          </table:table-cell>
          <table:table-cell table:style-name="ce16" table:formula="of:=IF(LEN(['Numeric Swapped Corners'.H220]) &gt; 0;IF(LEN(['Numeric Swapped Corners'.B220]) &gt; 0;['Numeric Swapped Corners'.B220] &amp; &quot;=&quot; &amp; ['Numeric Swapped Corners'.D220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221]) &gt; 0; ['Numeric Swapped Corners'.H221]; &quot;&quot;)">
            <text:p/>
          </table:table-cell>
          <table:table-cell table:style-name="ce16" table:formula="of:=IF(LEN(['Numeric Swapped Corners'.H221]) &gt; 0;&quot;[PACENOTE::&quot; &amp; ['Numeric Swapped Corners'.B221] &amp; &quot;]&quot; &amp; CHAR(10) &amp; IF(LEN(['Numeric Swapped Corners'.A221]) &gt; 0;&quot;id=&quot; &amp; ['Numeric Swapped Corners'.A221] &amp; CHAR(10);&quot;&quot;) &amp; &quot;Sounds=1&quot; &amp; CHAR(10) &amp; &quot;Snd0=&quot; &amp; LOWER(['Numeric Swapped Corners'.B221]) &amp; &quot;.ogg&quot; &amp; CHAR(10) &amp; IF(LEN(['Numeric Swapped Corners'.F221]) &gt; 0; &quot;link=&quot; &amp; ['Numeric Swapped Corners'.F221] &amp; CHAR(10);&quot;&quot;) &amp; IF(LEN(['Numeric Swapped Corners'.G221])&gt;0;&quot;standard=&quot; &amp; ['Numeric Swapped Corners'.G221] &amp; CHAR(10);&quot;&quot;) &amp; &quot;column=&quot; &amp; ['Numeric Swapped Corners'.I221] &amp; CHAR(10);&quot;&quot;)">
            <text:p/>
          </table:table-cell>
          <table:table-cell table:style-name="ce16" table:formula="of:=IF(LEN(['Numeric Swapped Corners'.H221]) &gt; 0;IF(LEN(['Numeric Swapped Corners'.B221]) &gt; 0;['Numeric Swapped Corners'.B221] &amp; &quot;=&quot; &amp; ['Numeric Swapped Corners'.C221]);&quot;&quot;)">
            <text:p/>
          </table:table-cell>
          <table:table-cell table:style-name="ce16" table:formula="of:=IF(LEN(['Numeric Swapped Corners'.H221]) &gt; 0;IF(LEN(['Numeric Swapped Corners'.B221]) &gt; 0;['Numeric Swapped Corners'.B221] &amp; &quot;=&quot; &amp; ['Numeric Swapped Corners'.D221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222]) &gt; 0; ['Numeric Swapped Corners'.H222]; &quot;&quot;)">
            <text:p/>
          </table:table-cell>
          <table:table-cell table:style-name="ce16" table:formula="of:=IF(LEN(['Numeric Swapped Corners'.H222]) &gt; 0;&quot;[PACENOTE::&quot; &amp; ['Numeric Swapped Corners'.B222] &amp; &quot;]&quot; &amp; CHAR(10) &amp; IF(LEN(['Numeric Swapped Corners'.A222]) &gt; 0;&quot;id=&quot; &amp; ['Numeric Swapped Corners'.A222] &amp; CHAR(10);&quot;&quot;) &amp; &quot;Sounds=1&quot; &amp; CHAR(10) &amp; &quot;Snd0=&quot; &amp; LOWER(['Numeric Swapped Corners'.B222]) &amp; &quot;.ogg&quot; &amp; CHAR(10) &amp; IF(LEN(['Numeric Swapped Corners'.F222]) &gt; 0; &quot;link=&quot; &amp; ['Numeric Swapped Corners'.F222] &amp; CHAR(10);&quot;&quot;) &amp; IF(LEN(['Numeric Swapped Corners'.G222])&gt;0;&quot;standard=&quot; &amp; ['Numeric Swapped Corners'.G222] &amp; CHAR(10);&quot;&quot;) &amp; &quot;column=&quot; &amp; ['Numeric Swapped Corners'.I222] &amp; CHAR(10);&quot;&quot;)">
            <text:p/>
          </table:table-cell>
          <table:table-cell table:style-name="ce16" table:formula="of:=IF(LEN(['Numeric Swapped Corners'.H222]) &gt; 0;IF(LEN(['Numeric Swapped Corners'.B222]) &gt; 0;['Numeric Swapped Corners'.B222] &amp; &quot;=&quot; &amp; ['Numeric Swapped Corners'.C222]);&quot;&quot;)">
            <text:p/>
          </table:table-cell>
          <table:table-cell table:style-name="ce16" table:formula="of:=IF(LEN(['Numeric Swapped Corners'.H222]) &gt; 0;IF(LEN(['Numeric Swapped Corners'.B222]) &gt; 0;['Numeric Swapped Corners'.B222] &amp; &quot;=&quot; &amp; ['Numeric Swapped Corners'.D222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223]) &gt; 0; ['Numeric Swapped Corners'.H223]; &quot;&quot;)">
            <text:p/>
          </table:table-cell>
          <table:table-cell table:style-name="ce16" table:formula="of:=IF(LEN(['Numeric Swapped Corners'.H223]) &gt; 0;&quot;[PACENOTE::&quot; &amp; ['Numeric Swapped Corners'.B223] &amp; &quot;]&quot; &amp; CHAR(10) &amp; IF(LEN(['Numeric Swapped Corners'.A223]) &gt; 0;&quot;id=&quot; &amp; ['Numeric Swapped Corners'.A223] &amp; CHAR(10);&quot;&quot;) &amp; &quot;Sounds=1&quot; &amp; CHAR(10) &amp; &quot;Snd0=&quot; &amp; LOWER(['Numeric Swapped Corners'.B223]) &amp; &quot;.ogg&quot; &amp; CHAR(10) &amp; IF(LEN(['Numeric Swapped Corners'.F223]) &gt; 0; &quot;link=&quot; &amp; ['Numeric Swapped Corners'.F223] &amp; CHAR(10);&quot;&quot;) &amp; IF(LEN(['Numeric Swapped Corners'.G223])&gt;0;&quot;standard=&quot; &amp; ['Numeric Swapped Corners'.G223] &amp; CHAR(10);&quot;&quot;) &amp; &quot;column=&quot; &amp; ['Numeric Swapped Corners'.I223] &amp; CHAR(10);&quot;&quot;)">
            <text:p/>
          </table:table-cell>
          <table:table-cell table:style-name="ce16" table:formula="of:=IF(LEN(['Numeric Swapped Corners'.H223]) &gt; 0;IF(LEN(['Numeric Swapped Corners'.B223]) &gt; 0;['Numeric Swapped Corners'.B223] &amp; &quot;=&quot; &amp; ['Numeric Swapped Corners'.C223]);&quot;&quot;)">
            <text:p/>
          </table:table-cell>
          <table:table-cell table:style-name="ce16" table:formula="of:=IF(LEN(['Numeric Swapped Corners'.H223]) &gt; 0;IF(LEN(['Numeric Swapped Corners'.B223]) &gt; 0;['Numeric Swapped Corners'.B223] &amp; &quot;=&quot; &amp; ['Numeric Swapped Corners'.D223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224]) &gt; 0; ['Numeric Swapped Corners'.H224]; &quot;&quot;)">
            <text:p/>
          </table:table-cell>
          <table:table-cell table:style-name="ce16" table:formula="of:=IF(LEN(['Numeric Swapped Corners'.H224]) &gt; 0;&quot;[PACENOTE::&quot; &amp; ['Numeric Swapped Corners'.B224] &amp; &quot;]&quot; &amp; CHAR(10) &amp; IF(LEN(['Numeric Swapped Corners'.A224]) &gt; 0;&quot;id=&quot; &amp; ['Numeric Swapped Corners'.A224] &amp; CHAR(10);&quot;&quot;) &amp; &quot;Sounds=1&quot; &amp; CHAR(10) &amp; &quot;Snd0=&quot; &amp; LOWER(['Numeric Swapped Corners'.B224]) &amp; &quot;.ogg&quot; &amp; CHAR(10) &amp; IF(LEN(['Numeric Swapped Corners'.F224]) &gt; 0; &quot;link=&quot; &amp; ['Numeric Swapped Corners'.F224] &amp; CHAR(10);&quot;&quot;) &amp; IF(LEN(['Numeric Swapped Corners'.G224])&gt;0;&quot;standard=&quot; &amp; ['Numeric Swapped Corners'.G224] &amp; CHAR(10);&quot;&quot;) &amp; &quot;column=&quot; &amp; ['Numeric Swapped Corners'.I224] &amp; CHAR(10);&quot;&quot;)">
            <text:p/>
          </table:table-cell>
          <table:table-cell table:style-name="ce16" table:formula="of:=IF(LEN(['Numeric Swapped Corners'.H224]) &gt; 0;IF(LEN(['Numeric Swapped Corners'.B224]) &gt; 0;['Numeric Swapped Corners'.B224] &amp; &quot;=&quot; &amp; ['Numeric Swapped Corners'.C224]);&quot;&quot;)">
            <text:p/>
          </table:table-cell>
          <table:table-cell table:style-name="ce16" table:formula="of:=IF(LEN(['Numeric Swapped Corners'.H224]) &gt; 0;IF(LEN(['Numeric Swapped Corners'.B224]) &gt; 0;['Numeric Swapped Corners'.B224] &amp; &quot;=&quot; &amp; ['Numeric Swapped Corners'.D224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225]) &gt; 0; ['Numeric Swapped Corners'.H225]; &quot;&quot;)">
            <text:p/>
          </table:table-cell>
          <table:table-cell table:style-name="ce16" table:formula="of:=IF(LEN(['Numeric Swapped Corners'.H225]) &gt; 0;&quot;[PACENOTE::&quot; &amp; ['Numeric Swapped Corners'.B225] &amp; &quot;]&quot; &amp; CHAR(10) &amp; IF(LEN(['Numeric Swapped Corners'.A225]) &gt; 0;&quot;id=&quot; &amp; ['Numeric Swapped Corners'.A225] &amp; CHAR(10);&quot;&quot;) &amp; &quot;Sounds=1&quot; &amp; CHAR(10) &amp; &quot;Snd0=&quot; &amp; LOWER(['Numeric Swapped Corners'.B225]) &amp; &quot;.ogg&quot; &amp; CHAR(10) &amp; IF(LEN(['Numeric Swapped Corners'.F225]) &gt; 0; &quot;link=&quot; &amp; ['Numeric Swapped Corners'.F225] &amp; CHAR(10);&quot;&quot;) &amp; IF(LEN(['Numeric Swapped Corners'.G225])&gt;0;&quot;standard=&quot; &amp; ['Numeric Swapped Corners'.G225] &amp; CHAR(10);&quot;&quot;) &amp; &quot;column=&quot; &amp; ['Numeric Swapped Corners'.I225] &amp; CHAR(10);&quot;&quot;)">
            <text:p/>
          </table:table-cell>
          <table:table-cell table:style-name="ce16" table:formula="of:=IF(LEN(['Numeric Swapped Corners'.H225]) &gt; 0;IF(LEN(['Numeric Swapped Corners'.B225]) &gt; 0;['Numeric Swapped Corners'.B225] &amp; &quot;=&quot; &amp; ['Numeric Swapped Corners'.C225]);&quot;&quot;)">
            <text:p/>
          </table:table-cell>
          <table:table-cell table:style-name="ce16" table:formula="of:=IF(LEN(['Numeric Swapped Corners'.H225]) &gt; 0;IF(LEN(['Numeric Swapped Corners'.B225]) &gt; 0;['Numeric Swapped Corners'.B225] &amp; &quot;=&quot; &amp; ['Numeric Swapped Corners'.D225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226]) &gt; 0; ['Numeric Swapped Corners'.H226]; &quot;&quot;)">
            <text:p/>
          </table:table-cell>
          <table:table-cell table:style-name="ce16" table:formula="of:=IF(LEN(['Numeric Swapped Corners'.H226]) &gt; 0;&quot;[PACENOTE::&quot; &amp; ['Numeric Swapped Corners'.B226] &amp; &quot;]&quot; &amp; CHAR(10) &amp; IF(LEN(['Numeric Swapped Corners'.A226]) &gt; 0;&quot;id=&quot; &amp; ['Numeric Swapped Corners'.A226] &amp; CHAR(10);&quot;&quot;) &amp; &quot;Sounds=1&quot; &amp; CHAR(10) &amp; &quot;Snd0=&quot; &amp; LOWER(['Numeric Swapped Corners'.B226]) &amp; &quot;.ogg&quot; &amp; CHAR(10) &amp; IF(LEN(['Numeric Swapped Corners'.F226]) &gt; 0; &quot;link=&quot; &amp; ['Numeric Swapped Corners'.F226] &amp; CHAR(10);&quot;&quot;) &amp; IF(LEN(['Numeric Swapped Corners'.G226])&gt;0;&quot;standard=&quot; &amp; ['Numeric Swapped Corners'.G226] &amp; CHAR(10);&quot;&quot;) &amp; &quot;column=&quot; &amp; ['Numeric Swapped Corners'.I226] &amp; CHAR(10);&quot;&quot;)">
            <text:p/>
          </table:table-cell>
          <table:table-cell table:style-name="ce16" table:formula="of:=IF(LEN(['Numeric Swapped Corners'.H226]) &gt; 0;IF(LEN(['Numeric Swapped Corners'.B226]) &gt; 0;['Numeric Swapped Corners'.B226] &amp; &quot;=&quot; &amp; ['Numeric Swapped Corners'.C226]);&quot;&quot;)">
            <text:p/>
          </table:table-cell>
          <table:table-cell table:style-name="ce16" table:formula="of:=IF(LEN(['Numeric Swapped Corners'.H226]) &gt; 0;IF(LEN(['Numeric Swapped Corners'.B226]) &gt; 0;['Numeric Swapped Corners'.B226] &amp; &quot;=&quot; &amp; ['Numeric Swapped Corners'.D226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227]) &gt; 0; ['Numeric Swapped Corners'.H227]; &quot;&quot;)">
            <text:p/>
          </table:table-cell>
          <table:table-cell table:style-name="ce16" table:formula="of:=IF(LEN(['Numeric Swapped Corners'.H227]) &gt; 0;&quot;[PACENOTE::&quot; &amp; ['Numeric Swapped Corners'.B227] &amp; &quot;]&quot; &amp; CHAR(10) &amp; IF(LEN(['Numeric Swapped Corners'.A227]) &gt; 0;&quot;id=&quot; &amp; ['Numeric Swapped Corners'.A227] &amp; CHAR(10);&quot;&quot;) &amp; &quot;Sounds=1&quot; &amp; CHAR(10) &amp; &quot;Snd0=&quot; &amp; LOWER(['Numeric Swapped Corners'.B227]) &amp; &quot;.ogg&quot; &amp; CHAR(10) &amp; IF(LEN(['Numeric Swapped Corners'.F227]) &gt; 0; &quot;link=&quot; &amp; ['Numeric Swapped Corners'.F227] &amp; CHAR(10);&quot;&quot;) &amp; IF(LEN(['Numeric Swapped Corners'.G227])&gt;0;&quot;standard=&quot; &amp; ['Numeric Swapped Corners'.G227] &amp; CHAR(10);&quot;&quot;) &amp; &quot;column=&quot; &amp; ['Numeric Swapped Corners'.I227] &amp; CHAR(10);&quot;&quot;)">
            <text:p/>
          </table:table-cell>
          <table:table-cell table:style-name="ce16" table:formula="of:=IF(LEN(['Numeric Swapped Corners'.H227]) &gt; 0;IF(LEN(['Numeric Swapped Corners'.B227]) &gt; 0;['Numeric Swapped Corners'.B227] &amp; &quot;=&quot; &amp; ['Numeric Swapped Corners'.C227]);&quot;&quot;)">
            <text:p/>
          </table:table-cell>
          <table:table-cell table:style-name="ce16" table:formula="of:=IF(LEN(['Numeric Swapped Corners'.H227]) &gt; 0;IF(LEN(['Numeric Swapped Corners'.B227]) &gt; 0;['Numeric Swapped Corners'.B227] &amp; &quot;=&quot; &amp; ['Numeric Swapped Corners'.D227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228]) &gt; 0; ['Numeric Swapped Corners'.H228]; &quot;&quot;)">
            <text:p/>
          </table:table-cell>
          <table:table-cell table:style-name="ce16" table:formula="of:=IF(LEN(['Numeric Swapped Corners'.H228]) &gt; 0;&quot;[PACENOTE::&quot; &amp; ['Numeric Swapped Corners'.B228] &amp; &quot;]&quot; &amp; CHAR(10) &amp; IF(LEN(['Numeric Swapped Corners'.A228]) &gt; 0;&quot;id=&quot; &amp; ['Numeric Swapped Corners'.A228] &amp; CHAR(10);&quot;&quot;) &amp; &quot;Sounds=1&quot; &amp; CHAR(10) &amp; &quot;Snd0=&quot; &amp; LOWER(['Numeric Swapped Corners'.B228]) &amp; &quot;.ogg&quot; &amp; CHAR(10) &amp; IF(LEN(['Numeric Swapped Corners'.F228]) &gt; 0; &quot;link=&quot; &amp; ['Numeric Swapped Corners'.F228] &amp; CHAR(10);&quot;&quot;) &amp; IF(LEN(['Numeric Swapped Corners'.G228])&gt;0;&quot;standard=&quot; &amp; ['Numeric Swapped Corners'.G228] &amp; CHAR(10);&quot;&quot;) &amp; &quot;column=&quot; &amp; ['Numeric Swapped Corners'.I228] &amp; CHAR(10);&quot;&quot;)">
            <text:p/>
          </table:table-cell>
          <table:table-cell table:style-name="ce16" table:formula="of:=IF(LEN(['Numeric Swapped Corners'.H228]) &gt; 0;IF(LEN(['Numeric Swapped Corners'.B228]) &gt; 0;['Numeric Swapped Corners'.B228] &amp; &quot;=&quot; &amp; ['Numeric Swapped Corners'.C228]);&quot;&quot;)">
            <text:p/>
          </table:table-cell>
          <table:table-cell table:style-name="ce16" table:formula="of:=IF(LEN(['Numeric Swapped Corners'.H228]) &gt; 0;IF(LEN(['Numeric Swapped Corners'.B228]) &gt; 0;['Numeric Swapped Corners'.B228] &amp; &quot;=&quot; &amp; ['Numeric Swapped Corners'.D228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229]) &gt; 0; ['Numeric Swapped Corners'.H229]; &quot;&quot;)">
            <text:p/>
          </table:table-cell>
          <table:table-cell table:style-name="ce16" table:formula="of:=IF(LEN(['Numeric Swapped Corners'.H229]) &gt; 0;&quot;[PACENOTE::&quot; &amp; ['Numeric Swapped Corners'.B229] &amp; &quot;]&quot; &amp; CHAR(10) &amp; IF(LEN(['Numeric Swapped Corners'.A229]) &gt; 0;&quot;id=&quot; &amp; ['Numeric Swapped Corners'.A229] &amp; CHAR(10);&quot;&quot;) &amp; &quot;Sounds=1&quot; &amp; CHAR(10) &amp; &quot;Snd0=&quot; &amp; LOWER(['Numeric Swapped Corners'.B229]) &amp; &quot;.ogg&quot; &amp; CHAR(10) &amp; IF(LEN(['Numeric Swapped Corners'.F229]) &gt; 0; &quot;link=&quot; &amp; ['Numeric Swapped Corners'.F229] &amp; CHAR(10);&quot;&quot;) &amp; IF(LEN(['Numeric Swapped Corners'.G229])&gt;0;&quot;standard=&quot; &amp; ['Numeric Swapped Corners'.G229] &amp; CHAR(10);&quot;&quot;) &amp; &quot;column=&quot; &amp; ['Numeric Swapped Corners'.I229] &amp; CHAR(10);&quot;&quot;)">
            <text:p/>
          </table:table-cell>
          <table:table-cell table:style-name="ce16" table:formula="of:=IF(LEN(['Numeric Swapped Corners'.H229]) &gt; 0;IF(LEN(['Numeric Swapped Corners'.B229]) &gt; 0;['Numeric Swapped Corners'.B229] &amp; &quot;=&quot; &amp; ['Numeric Swapped Corners'.C229]);&quot;&quot;)">
            <text:p/>
          </table:table-cell>
          <table:table-cell table:style-name="ce16" table:formula="of:=IF(LEN(['Numeric Swapped Corners'.H229]) &gt; 0;IF(LEN(['Numeric Swapped Corners'.B229]) &gt; 0;['Numeric Swapped Corners'.B229] &amp; &quot;=&quot; &amp; ['Numeric Swapped Corners'.D229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230]) &gt; 0; ['Numeric Swapped Corners'.H230]; &quot;&quot;)">
            <text:p/>
          </table:table-cell>
          <table:table-cell table:style-name="ce16" table:formula="of:=IF(LEN(['Numeric Swapped Corners'.H230]) &gt; 0;&quot;[PACENOTE::&quot; &amp; ['Numeric Swapped Corners'.B230] &amp; &quot;]&quot; &amp; CHAR(10) &amp; IF(LEN(['Numeric Swapped Corners'.A230]) &gt; 0;&quot;id=&quot; &amp; ['Numeric Swapped Corners'.A230] &amp; CHAR(10);&quot;&quot;) &amp; &quot;Sounds=1&quot; &amp; CHAR(10) &amp; &quot;Snd0=&quot; &amp; LOWER(['Numeric Swapped Corners'.B230]) &amp; &quot;.ogg&quot; &amp; CHAR(10) &amp; IF(LEN(['Numeric Swapped Corners'.F230]) &gt; 0; &quot;link=&quot; &amp; ['Numeric Swapped Corners'.F230] &amp; CHAR(10);&quot;&quot;) &amp; IF(LEN(['Numeric Swapped Corners'.G230])&gt;0;&quot;standard=&quot; &amp; ['Numeric Swapped Corners'.G230] &amp; CHAR(10);&quot;&quot;) &amp; &quot;column=&quot; &amp; ['Numeric Swapped Corners'.I230] &amp; CHAR(10);&quot;&quot;)">
            <text:p/>
          </table:table-cell>
          <table:table-cell table:style-name="ce16" table:formula="of:=IF(LEN(['Numeric Swapped Corners'.H230]) &gt; 0;IF(LEN(['Numeric Swapped Corners'.B230]) &gt; 0;['Numeric Swapped Corners'.B230] &amp; &quot;=&quot; &amp; ['Numeric Swapped Corners'.C230]);&quot;&quot;)">
            <text:p/>
          </table:table-cell>
          <table:table-cell table:style-name="ce16" table:formula="of:=IF(LEN(['Numeric Swapped Corners'.H230]) &gt; 0;IF(LEN(['Numeric Swapped Corners'.B230]) &gt; 0;['Numeric Swapped Corners'.B230] &amp; &quot;=&quot; &amp; ['Numeric Swapped Corners'.D230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231]) &gt; 0; ['Numeric Swapped Corners'.H231]; &quot;&quot;)">
            <text:p/>
          </table:table-cell>
          <table:table-cell table:style-name="ce16" table:formula="of:=IF(LEN(['Numeric Swapped Corners'.H231]) &gt; 0;&quot;[PACENOTE::&quot; &amp; ['Numeric Swapped Corners'.B231] &amp; &quot;]&quot; &amp; CHAR(10) &amp; IF(LEN(['Numeric Swapped Corners'.A231]) &gt; 0;&quot;id=&quot; &amp; ['Numeric Swapped Corners'.A231] &amp; CHAR(10);&quot;&quot;) &amp; &quot;Sounds=1&quot; &amp; CHAR(10) &amp; &quot;Snd0=&quot; &amp; LOWER(['Numeric Swapped Corners'.B231]) &amp; &quot;.ogg&quot; &amp; CHAR(10) &amp; IF(LEN(['Numeric Swapped Corners'.F231]) &gt; 0; &quot;link=&quot; &amp; ['Numeric Swapped Corners'.F231] &amp; CHAR(10);&quot;&quot;) &amp; IF(LEN(['Numeric Swapped Corners'.G231])&gt;0;&quot;standard=&quot; &amp; ['Numeric Swapped Corners'.G231] &amp; CHAR(10);&quot;&quot;) &amp; &quot;column=&quot; &amp; ['Numeric Swapped Corners'.I231] &amp; CHAR(10);&quot;&quot;)">
            <text:p/>
          </table:table-cell>
          <table:table-cell table:style-name="ce16" table:formula="of:=IF(LEN(['Numeric Swapped Corners'.H231]) &gt; 0;IF(LEN(['Numeric Swapped Corners'.B231]) &gt; 0;['Numeric Swapped Corners'.B231] &amp; &quot;=&quot; &amp; ['Numeric Swapped Corners'.C231]);&quot;&quot;)">
            <text:p/>
          </table:table-cell>
          <table:table-cell table:style-name="ce16" table:formula="of:=IF(LEN(['Numeric Swapped Corners'.H231]) &gt; 0;IF(LEN(['Numeric Swapped Corners'.B231]) &gt; 0;['Numeric Swapped Corners'.B231] &amp; &quot;=&quot; &amp; ['Numeric Swapped Corners'.D231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232]) &gt; 0; ['Numeric Swapped Corners'.H232]; &quot;&quot;)">
            <text:p/>
          </table:table-cell>
          <table:table-cell table:style-name="ce16" table:formula="of:=IF(LEN(['Numeric Swapped Corners'.H232]) &gt; 0;&quot;[PACENOTE::&quot; &amp; ['Numeric Swapped Corners'.B232] &amp; &quot;]&quot; &amp; CHAR(10) &amp; IF(LEN(['Numeric Swapped Corners'.A232]) &gt; 0;&quot;id=&quot; &amp; ['Numeric Swapped Corners'.A232] &amp; CHAR(10);&quot;&quot;) &amp; &quot;Sounds=1&quot; &amp; CHAR(10) &amp; &quot;Snd0=&quot; &amp; LOWER(['Numeric Swapped Corners'.B232]) &amp; &quot;.ogg&quot; &amp; CHAR(10) &amp; IF(LEN(['Numeric Swapped Corners'.F232]) &gt; 0; &quot;link=&quot; &amp; ['Numeric Swapped Corners'.F232] &amp; CHAR(10);&quot;&quot;) &amp; IF(LEN(['Numeric Swapped Corners'.G232])&gt;0;&quot;standard=&quot; &amp; ['Numeric Swapped Corners'.G232] &amp; CHAR(10);&quot;&quot;) &amp; &quot;column=&quot; &amp; ['Numeric Swapped Corners'.I232] &amp; CHAR(10);&quot;&quot;)">
            <text:p/>
          </table:table-cell>
          <table:table-cell table:style-name="ce16" table:formula="of:=IF(LEN(['Numeric Swapped Corners'.H232]) &gt; 0;IF(LEN(['Numeric Swapped Corners'.B232]) &gt; 0;['Numeric Swapped Corners'.B232] &amp; &quot;=&quot; &amp; ['Numeric Swapped Corners'.C232]);&quot;&quot;)">
            <text:p/>
          </table:table-cell>
          <table:table-cell table:style-name="ce16" table:formula="of:=IF(LEN(['Numeric Swapped Corners'.H232]) &gt; 0;IF(LEN(['Numeric Swapped Corners'.B232]) &gt; 0;['Numeric Swapped Corners'.B232] &amp; &quot;=&quot; &amp; ['Numeric Swapped Corners'.D232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233]) &gt; 0; ['Numeric Swapped Corners'.H233]; &quot;&quot;)">
            <text:p/>
          </table:table-cell>
          <table:table-cell table:style-name="ce16" table:formula="of:=IF(LEN(['Numeric Swapped Corners'.H233]) &gt; 0;&quot;[PACENOTE::&quot; &amp; ['Numeric Swapped Corners'.B233] &amp; &quot;]&quot; &amp; CHAR(10) &amp; IF(LEN(['Numeric Swapped Corners'.A233]) &gt; 0;&quot;id=&quot; &amp; ['Numeric Swapped Corners'.A233] &amp; CHAR(10);&quot;&quot;) &amp; &quot;Sounds=1&quot; &amp; CHAR(10) &amp; &quot;Snd0=&quot; &amp; LOWER(['Numeric Swapped Corners'.B233]) &amp; &quot;.ogg&quot; &amp; CHAR(10) &amp; IF(LEN(['Numeric Swapped Corners'.F233]) &gt; 0; &quot;link=&quot; &amp; ['Numeric Swapped Corners'.F233] &amp; CHAR(10);&quot;&quot;) &amp; IF(LEN(['Numeric Swapped Corners'.G233])&gt;0;&quot;standard=&quot; &amp; ['Numeric Swapped Corners'.G233] &amp; CHAR(10);&quot;&quot;) &amp; &quot;column=&quot; &amp; ['Numeric Swapped Corners'.I233] &amp; CHAR(10);&quot;&quot;)">
            <text:p/>
          </table:table-cell>
          <table:table-cell table:style-name="ce16" table:formula="of:=IF(LEN(['Numeric Swapped Corners'.H233]) &gt; 0;IF(LEN(['Numeric Swapped Corners'.B233]) &gt; 0;['Numeric Swapped Corners'.B233] &amp; &quot;=&quot; &amp; ['Numeric Swapped Corners'.C233]);&quot;&quot;)">
            <text:p/>
          </table:table-cell>
          <table:table-cell table:style-name="ce16" table:formula="of:=IF(LEN(['Numeric Swapped Corners'.H233]) &gt; 0;IF(LEN(['Numeric Swapped Corners'.B233]) &gt; 0;['Numeric Swapped Corners'.B233] &amp; &quot;=&quot; &amp; ['Numeric Swapped Corners'.D233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234]) &gt; 0; ['Numeric Swapped Corners'.H234]; &quot;&quot;)">
            <text:p/>
          </table:table-cell>
          <table:table-cell table:style-name="ce16" table:formula="of:=IF(LEN(['Numeric Swapped Corners'.H234]) &gt; 0;&quot;[PACENOTE::&quot; &amp; ['Numeric Swapped Corners'.B234] &amp; &quot;]&quot; &amp; CHAR(10) &amp; IF(LEN(['Numeric Swapped Corners'.A234]) &gt; 0;&quot;id=&quot; &amp; ['Numeric Swapped Corners'.A234] &amp; CHAR(10);&quot;&quot;) &amp; &quot;Sounds=1&quot; &amp; CHAR(10) &amp; &quot;Snd0=&quot; &amp; LOWER(['Numeric Swapped Corners'.B234]) &amp; &quot;.ogg&quot; &amp; CHAR(10) &amp; IF(LEN(['Numeric Swapped Corners'.F234]) &gt; 0; &quot;link=&quot; &amp; ['Numeric Swapped Corners'.F234] &amp; CHAR(10);&quot;&quot;) &amp; IF(LEN(['Numeric Swapped Corners'.G234])&gt;0;&quot;standard=&quot; &amp; ['Numeric Swapped Corners'.G234] &amp; CHAR(10);&quot;&quot;) &amp; &quot;column=&quot; &amp; ['Numeric Swapped Corners'.I234] &amp; CHAR(10);&quot;&quot;)">
            <text:p/>
          </table:table-cell>
          <table:table-cell table:style-name="ce16" table:formula="of:=IF(LEN(['Numeric Swapped Corners'.H234]) &gt; 0;IF(LEN(['Numeric Swapped Corners'.B234]) &gt; 0;['Numeric Swapped Corners'.B234] &amp; &quot;=&quot; &amp; ['Numeric Swapped Corners'.C234]);&quot;&quot;)">
            <text:p/>
          </table:table-cell>
          <table:table-cell table:style-name="ce16" table:formula="of:=IF(LEN(['Numeric Swapped Corners'.H234]) &gt; 0;IF(LEN(['Numeric Swapped Corners'.B234]) &gt; 0;['Numeric Swapped Corners'.B234] &amp; &quot;=&quot; &amp; ['Numeric Swapped Corners'.D234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235]) &gt; 0; ['Numeric Swapped Corners'.H235]; &quot;&quot;)">
            <text:p/>
          </table:table-cell>
          <table:table-cell table:style-name="ce16" table:formula="of:=IF(LEN(['Numeric Swapped Corners'.H235]) &gt; 0;&quot;[PACENOTE::&quot; &amp; ['Numeric Swapped Corners'.B235] &amp; &quot;]&quot; &amp; CHAR(10) &amp; IF(LEN(['Numeric Swapped Corners'.A235]) &gt; 0;&quot;id=&quot; &amp; ['Numeric Swapped Corners'.A235] &amp; CHAR(10);&quot;&quot;) &amp; &quot;Sounds=1&quot; &amp; CHAR(10) &amp; &quot;Snd0=&quot; &amp; LOWER(['Numeric Swapped Corners'.B235]) &amp; &quot;.ogg&quot; &amp; CHAR(10) &amp; IF(LEN(['Numeric Swapped Corners'.F235]) &gt; 0; &quot;link=&quot; &amp; ['Numeric Swapped Corners'.F235] &amp; CHAR(10);&quot;&quot;) &amp; IF(LEN(['Numeric Swapped Corners'.G235])&gt;0;&quot;standard=&quot; &amp; ['Numeric Swapped Corners'.G235] &amp; CHAR(10);&quot;&quot;) &amp; &quot;column=&quot; &amp; ['Numeric Swapped Corners'.I235] &amp; CHAR(10);&quot;&quot;)">
            <text:p/>
          </table:table-cell>
          <table:table-cell table:style-name="ce16" table:formula="of:=IF(LEN(['Numeric Swapped Corners'.H235]) &gt; 0;IF(LEN(['Numeric Swapped Corners'.B235]) &gt; 0;['Numeric Swapped Corners'.B235] &amp; &quot;=&quot; &amp; ['Numeric Swapped Corners'.C235]);&quot;&quot;)">
            <text:p/>
          </table:table-cell>
          <table:table-cell table:style-name="ce16" table:formula="of:=IF(LEN(['Numeric Swapped Corners'.H235]) &gt; 0;IF(LEN(['Numeric Swapped Corners'.B235]) &gt; 0;['Numeric Swapped Corners'.B235] &amp; &quot;=&quot; &amp; ['Numeric Swapped Corners'.D235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236]) &gt; 0; ['Numeric Swapped Corners'.H236]; &quot;&quot;)">
            <text:p/>
          </table:table-cell>
          <table:table-cell table:style-name="ce16" table:formula="of:=IF(LEN(['Numeric Swapped Corners'.H236]) &gt; 0;&quot;[PACENOTE::&quot; &amp; ['Numeric Swapped Corners'.B236] &amp; &quot;]&quot; &amp; CHAR(10) &amp; IF(LEN(['Numeric Swapped Corners'.A236]) &gt; 0;&quot;id=&quot; &amp; ['Numeric Swapped Corners'.A236] &amp; CHAR(10);&quot;&quot;) &amp; &quot;Sounds=1&quot; &amp; CHAR(10) &amp; &quot;Snd0=&quot; &amp; LOWER(['Numeric Swapped Corners'.B236]) &amp; &quot;.ogg&quot; &amp; CHAR(10) &amp; IF(LEN(['Numeric Swapped Corners'.F236]) &gt; 0; &quot;link=&quot; &amp; ['Numeric Swapped Corners'.F236] &amp; CHAR(10);&quot;&quot;) &amp; IF(LEN(['Numeric Swapped Corners'.G236])&gt;0;&quot;standard=&quot; &amp; ['Numeric Swapped Corners'.G236] &amp; CHAR(10);&quot;&quot;) &amp; &quot;column=&quot; &amp; ['Numeric Swapped Corners'.I236] &amp; CHAR(10);&quot;&quot;)">
            <text:p/>
          </table:table-cell>
          <table:table-cell table:style-name="ce16" table:formula="of:=IF(LEN(['Numeric Swapped Corners'.H236]) &gt; 0;IF(LEN(['Numeric Swapped Corners'.B236]) &gt; 0;['Numeric Swapped Corners'.B236] &amp; &quot;=&quot; &amp; ['Numeric Swapped Corners'.C236]);&quot;&quot;)">
            <text:p/>
          </table:table-cell>
          <table:table-cell table:style-name="ce16" table:formula="of:=IF(LEN(['Numeric Swapped Corners'.H236]) &gt; 0;IF(LEN(['Numeric Swapped Corners'.B236]) &gt; 0;['Numeric Swapped Corners'.B236] &amp; &quot;=&quot; &amp; ['Numeric Swapped Corners'.D236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237]) &gt; 0; ['Numeric Swapped Corners'.H237]; &quot;&quot;)">
            <text:p/>
          </table:table-cell>
          <table:table-cell table:style-name="ce16" table:formula="of:=IF(LEN(['Numeric Swapped Corners'.H237]) &gt; 0;&quot;[PACENOTE::&quot; &amp; ['Numeric Swapped Corners'.B237] &amp; &quot;]&quot; &amp; CHAR(10) &amp; IF(LEN(['Numeric Swapped Corners'.A237]) &gt; 0;&quot;id=&quot; &amp; ['Numeric Swapped Corners'.A237] &amp; CHAR(10);&quot;&quot;) &amp; &quot;Sounds=1&quot; &amp; CHAR(10) &amp; &quot;Snd0=&quot; &amp; LOWER(['Numeric Swapped Corners'.B237]) &amp; &quot;.ogg&quot; &amp; CHAR(10) &amp; IF(LEN(['Numeric Swapped Corners'.F237]) &gt; 0; &quot;link=&quot; &amp; ['Numeric Swapped Corners'.F237] &amp; CHAR(10);&quot;&quot;) &amp; IF(LEN(['Numeric Swapped Corners'.G237])&gt;0;&quot;standard=&quot; &amp; ['Numeric Swapped Corners'.G237] &amp; CHAR(10);&quot;&quot;) &amp; &quot;column=&quot; &amp; ['Numeric Swapped Corners'.I237] &amp; CHAR(10);&quot;&quot;)">
            <text:p/>
          </table:table-cell>
          <table:table-cell table:style-name="ce16" table:formula="of:=IF(LEN(['Numeric Swapped Corners'.H237]) &gt; 0;IF(LEN(['Numeric Swapped Corners'.B237]) &gt; 0;['Numeric Swapped Corners'.B237] &amp; &quot;=&quot; &amp; ['Numeric Swapped Corners'.C237]);&quot;&quot;)">
            <text:p/>
          </table:table-cell>
          <table:table-cell table:style-name="ce16" table:formula="of:=IF(LEN(['Numeric Swapped Corners'.H237]) &gt; 0;IF(LEN(['Numeric Swapped Corners'.B237]) &gt; 0;['Numeric Swapped Corners'.B237] &amp; &quot;=&quot; &amp; ['Numeric Swapped Corners'.D237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238]) &gt; 0; ['Numeric Swapped Corners'.H238]; &quot;&quot;)">
            <text:p/>
          </table:table-cell>
          <table:table-cell table:style-name="ce16" table:formula="of:=IF(LEN(['Numeric Swapped Corners'.H238]) &gt; 0;&quot;[PACENOTE::&quot; &amp; ['Numeric Swapped Corners'.B238] &amp; &quot;]&quot; &amp; CHAR(10) &amp; IF(LEN(['Numeric Swapped Corners'.A238]) &gt; 0;&quot;id=&quot; &amp; ['Numeric Swapped Corners'.A238] &amp; CHAR(10);&quot;&quot;) &amp; &quot;Sounds=1&quot; &amp; CHAR(10) &amp; &quot;Snd0=&quot; &amp; LOWER(['Numeric Swapped Corners'.B238]) &amp; &quot;.ogg&quot; &amp; CHAR(10) &amp; IF(LEN(['Numeric Swapped Corners'.F238]) &gt; 0; &quot;link=&quot; &amp; ['Numeric Swapped Corners'.F238] &amp; CHAR(10);&quot;&quot;) &amp; IF(LEN(['Numeric Swapped Corners'.G238])&gt;0;&quot;standard=&quot; &amp; ['Numeric Swapped Corners'.G238] &amp; CHAR(10);&quot;&quot;) &amp; &quot;column=&quot; &amp; ['Numeric Swapped Corners'.I238] &amp; CHAR(10);&quot;&quot;)">
            <text:p/>
          </table:table-cell>
          <table:table-cell table:style-name="ce16" table:formula="of:=IF(LEN(['Numeric Swapped Corners'.H238]) &gt; 0;IF(LEN(['Numeric Swapped Corners'.B238]) &gt; 0;['Numeric Swapped Corners'.B238] &amp; &quot;=&quot; &amp; ['Numeric Swapped Corners'.C238]);&quot;&quot;)">
            <text:p/>
          </table:table-cell>
          <table:table-cell table:style-name="ce16" table:formula="of:=IF(LEN(['Numeric Swapped Corners'.H238]) &gt; 0;IF(LEN(['Numeric Swapped Corners'.B238]) &gt; 0;['Numeric Swapped Corners'.B238] &amp; &quot;=&quot; &amp; ['Numeric Swapped Corners'.D238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239]) &gt; 0; ['Numeric Swapped Corners'.H239]; &quot;&quot;)">
            <text:p/>
          </table:table-cell>
          <table:table-cell table:style-name="ce16" table:formula="of:=IF(LEN(['Numeric Swapped Corners'.H239]) &gt; 0;&quot;[PACENOTE::&quot; &amp; ['Numeric Swapped Corners'.B239] &amp; &quot;]&quot; &amp; CHAR(10) &amp; IF(LEN(['Numeric Swapped Corners'.A239]) &gt; 0;&quot;id=&quot; &amp; ['Numeric Swapped Corners'.A239] &amp; CHAR(10);&quot;&quot;) &amp; &quot;Sounds=1&quot; &amp; CHAR(10) &amp; &quot;Snd0=&quot; &amp; LOWER(['Numeric Swapped Corners'.B239]) &amp; &quot;.ogg&quot; &amp; CHAR(10) &amp; IF(LEN(['Numeric Swapped Corners'.F239]) &gt; 0; &quot;link=&quot; &amp; ['Numeric Swapped Corners'.F239] &amp; CHAR(10);&quot;&quot;) &amp; IF(LEN(['Numeric Swapped Corners'.G239])&gt;0;&quot;standard=&quot; &amp; ['Numeric Swapped Corners'.G239] &amp; CHAR(10);&quot;&quot;) &amp; &quot;column=&quot; &amp; ['Numeric Swapped Corners'.I239] &amp; CHAR(10);&quot;&quot;)">
            <text:p/>
          </table:table-cell>
          <table:table-cell table:style-name="ce16" table:formula="of:=IF(LEN(['Numeric Swapped Corners'.H239]) &gt; 0;IF(LEN(['Numeric Swapped Corners'.B239]) &gt; 0;['Numeric Swapped Corners'.B239] &amp; &quot;=&quot; &amp; ['Numeric Swapped Corners'.C239]);&quot;&quot;)">
            <text:p/>
          </table:table-cell>
          <table:table-cell table:style-name="ce16" table:formula="of:=IF(LEN(['Numeric Swapped Corners'.H239]) &gt; 0;IF(LEN(['Numeric Swapped Corners'.B239]) &gt; 0;['Numeric Swapped Corners'.B239] &amp; &quot;=&quot; &amp; ['Numeric Swapped Corners'.D239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240]) &gt; 0; ['Numeric Swapped Corners'.H240]; &quot;&quot;)">
            <text:p/>
          </table:table-cell>
          <table:table-cell table:style-name="ce16" table:formula="of:=IF(LEN(['Numeric Swapped Corners'.H240]) &gt; 0;&quot;[PACENOTE::&quot; &amp; ['Numeric Swapped Corners'.B240] &amp; &quot;]&quot; &amp; CHAR(10) &amp; IF(LEN(['Numeric Swapped Corners'.A240]) &gt; 0;&quot;id=&quot; &amp; ['Numeric Swapped Corners'.A240] &amp; CHAR(10);&quot;&quot;) &amp; &quot;Sounds=1&quot; &amp; CHAR(10) &amp; &quot;Snd0=&quot; &amp; LOWER(['Numeric Swapped Corners'.B240]) &amp; &quot;.ogg&quot; &amp; CHAR(10) &amp; IF(LEN(['Numeric Swapped Corners'.F240]) &gt; 0; &quot;link=&quot; &amp; ['Numeric Swapped Corners'.F240] &amp; CHAR(10);&quot;&quot;) &amp; IF(LEN(['Numeric Swapped Corners'.G240])&gt;0;&quot;standard=&quot; &amp; ['Numeric Swapped Corners'.G240] &amp; CHAR(10);&quot;&quot;) &amp; &quot;column=&quot; &amp; ['Numeric Swapped Corners'.I240] &amp; CHAR(10);&quot;&quot;)">
            <text:p/>
          </table:table-cell>
          <table:table-cell table:style-name="ce16" table:formula="of:=IF(LEN(['Numeric Swapped Corners'.H240]) &gt; 0;IF(LEN(['Numeric Swapped Corners'.B240]) &gt; 0;['Numeric Swapped Corners'.B240] &amp; &quot;=&quot; &amp; ['Numeric Swapped Corners'.C240]);&quot;&quot;)">
            <text:p/>
          </table:table-cell>
          <table:table-cell table:style-name="ce16" table:formula="of:=IF(LEN(['Numeric Swapped Corners'.H240]) &gt; 0;IF(LEN(['Numeric Swapped Corners'.B240]) &gt; 0;['Numeric Swapped Corners'.B240] &amp; &quot;=&quot; &amp; ['Numeric Swapped Corners'.D240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241]) &gt; 0; ['Numeric Swapped Corners'.H241]; &quot;&quot;)">
            <text:p/>
          </table:table-cell>
          <table:table-cell table:style-name="ce16" table:formula="of:=IF(LEN(['Numeric Swapped Corners'.H241]) &gt; 0;&quot;[PACENOTE::&quot; &amp; ['Numeric Swapped Corners'.B241] &amp; &quot;]&quot; &amp; CHAR(10) &amp; IF(LEN(['Numeric Swapped Corners'.A241]) &gt; 0;&quot;id=&quot; &amp; ['Numeric Swapped Corners'.A241] &amp; CHAR(10);&quot;&quot;) &amp; &quot;Sounds=1&quot; &amp; CHAR(10) &amp; &quot;Snd0=&quot; &amp; LOWER(['Numeric Swapped Corners'.B241]) &amp; &quot;.ogg&quot; &amp; CHAR(10) &amp; IF(LEN(['Numeric Swapped Corners'.F241]) &gt; 0; &quot;link=&quot; &amp; ['Numeric Swapped Corners'.F241] &amp; CHAR(10);&quot;&quot;) &amp; IF(LEN(['Numeric Swapped Corners'.G241])&gt;0;&quot;standard=&quot; &amp; ['Numeric Swapped Corners'.G241] &amp; CHAR(10);&quot;&quot;) &amp; &quot;column=&quot; &amp; ['Numeric Swapped Corners'.I241] &amp; CHAR(10);&quot;&quot;)">
            <text:p/>
          </table:table-cell>
          <table:table-cell table:style-name="ce16" table:formula="of:=IF(LEN(['Numeric Swapped Corners'.H241]) &gt; 0;IF(LEN(['Numeric Swapped Corners'.B241]) &gt; 0;['Numeric Swapped Corners'.B241] &amp; &quot;=&quot; &amp; ['Numeric Swapped Corners'.C241]);&quot;&quot;)">
            <text:p/>
          </table:table-cell>
          <table:table-cell table:style-name="ce16" table:formula="of:=IF(LEN(['Numeric Swapped Corners'.H241]) &gt; 0;IF(LEN(['Numeric Swapped Corners'.B241]) &gt; 0;['Numeric Swapped Corners'.B241] &amp; &quot;=&quot; &amp; ['Numeric Swapped Corners'.D241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242]) &gt; 0; ['Numeric Swapped Corners'.H242]; &quot;&quot;)">
            <text:p/>
          </table:table-cell>
          <table:table-cell table:style-name="ce16" table:formula="of:=IF(LEN(['Numeric Swapped Corners'.H242]) &gt; 0;&quot;[PACENOTE::&quot; &amp; ['Numeric Swapped Corners'.B242] &amp; &quot;]&quot; &amp; CHAR(10) &amp; IF(LEN(['Numeric Swapped Corners'.A242]) &gt; 0;&quot;id=&quot; &amp; ['Numeric Swapped Corners'.A242] &amp; CHAR(10);&quot;&quot;) &amp; &quot;Sounds=1&quot; &amp; CHAR(10) &amp; &quot;Snd0=&quot; &amp; LOWER(['Numeric Swapped Corners'.B242]) &amp; &quot;.ogg&quot; &amp; CHAR(10) &amp; IF(LEN(['Numeric Swapped Corners'.F242]) &gt; 0; &quot;link=&quot; &amp; ['Numeric Swapped Corners'.F242] &amp; CHAR(10);&quot;&quot;) &amp; IF(LEN(['Numeric Swapped Corners'.G242])&gt;0;&quot;standard=&quot; &amp; ['Numeric Swapped Corners'.G242] &amp; CHAR(10);&quot;&quot;) &amp; &quot;column=&quot; &amp; ['Numeric Swapped Corners'.I242] &amp; CHAR(10);&quot;&quot;)">
            <text:p/>
          </table:table-cell>
          <table:table-cell table:style-name="ce16" table:formula="of:=IF(LEN(['Numeric Swapped Corners'.H242]) &gt; 0;IF(LEN(['Numeric Swapped Corners'.B242]) &gt; 0;['Numeric Swapped Corners'.B242] &amp; &quot;=&quot; &amp; ['Numeric Swapped Corners'.C242]);&quot;&quot;)">
            <text:p/>
          </table:table-cell>
          <table:table-cell table:style-name="ce16" table:formula="of:=IF(LEN(['Numeric Swapped Corners'.H242]) &gt; 0;IF(LEN(['Numeric Swapped Corners'.B242]) &gt; 0;['Numeric Swapped Corners'.B242] &amp; &quot;=&quot; &amp; ['Numeric Swapped Corners'.D242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243]) &gt; 0; ['Numeric Swapped Corners'.H243]; &quot;&quot;)">
            <text:p/>
          </table:table-cell>
          <table:table-cell table:style-name="ce16" table:formula="of:=IF(LEN(['Numeric Swapped Corners'.H243]) &gt; 0;&quot;[PACENOTE::&quot; &amp; ['Numeric Swapped Corners'.B243] &amp; &quot;]&quot; &amp; CHAR(10) &amp; IF(LEN(['Numeric Swapped Corners'.A243]) &gt; 0;&quot;id=&quot; &amp; ['Numeric Swapped Corners'.A243] &amp; CHAR(10);&quot;&quot;) &amp; &quot;Sounds=1&quot; &amp; CHAR(10) &amp; &quot;Snd0=&quot; &amp; LOWER(['Numeric Swapped Corners'.B243]) &amp; &quot;.ogg&quot; &amp; CHAR(10) &amp; IF(LEN(['Numeric Swapped Corners'.F243]) &gt; 0; &quot;link=&quot; &amp; ['Numeric Swapped Corners'.F243] &amp; CHAR(10);&quot;&quot;) &amp; IF(LEN(['Numeric Swapped Corners'.G243])&gt;0;&quot;standard=&quot; &amp; ['Numeric Swapped Corners'.G243] &amp; CHAR(10);&quot;&quot;) &amp; &quot;column=&quot; &amp; ['Numeric Swapped Corners'.I243] &amp; CHAR(10);&quot;&quot;)">
            <text:p/>
          </table:table-cell>
          <table:table-cell table:style-name="ce16" table:formula="of:=IF(LEN(['Numeric Swapped Corners'.H243]) &gt; 0;IF(LEN(['Numeric Swapped Corners'.B243]) &gt; 0;['Numeric Swapped Corners'.B243] &amp; &quot;=&quot; &amp; ['Numeric Swapped Corners'.C243]);&quot;&quot;)">
            <text:p/>
          </table:table-cell>
          <table:table-cell table:style-name="ce16" table:formula="of:=IF(LEN(['Numeric Swapped Corners'.H243]) &gt; 0;IF(LEN(['Numeric Swapped Corners'.B243]) &gt; 0;['Numeric Swapped Corners'.B243] &amp; &quot;=&quot; &amp; ['Numeric Swapped Corners'.D243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244]) &gt; 0; ['Numeric Swapped Corners'.H244]; &quot;&quot;)">
            <text:p/>
          </table:table-cell>
          <table:table-cell table:style-name="ce16" table:formula="of:=IF(LEN(['Numeric Swapped Corners'.H244]) &gt; 0;&quot;[PACENOTE::&quot; &amp; ['Numeric Swapped Corners'.B244] &amp; &quot;]&quot; &amp; CHAR(10) &amp; IF(LEN(['Numeric Swapped Corners'.A244]) &gt; 0;&quot;id=&quot; &amp; ['Numeric Swapped Corners'.A244] &amp; CHAR(10);&quot;&quot;) &amp; &quot;Sounds=1&quot; &amp; CHAR(10) &amp; &quot;Snd0=&quot; &amp; LOWER(['Numeric Swapped Corners'.B244]) &amp; &quot;.ogg&quot; &amp; CHAR(10) &amp; IF(LEN(['Numeric Swapped Corners'.F244]) &gt; 0; &quot;link=&quot; &amp; ['Numeric Swapped Corners'.F244] &amp; CHAR(10);&quot;&quot;) &amp; IF(LEN(['Numeric Swapped Corners'.G244])&gt;0;&quot;standard=&quot; &amp; ['Numeric Swapped Corners'.G244] &amp; CHAR(10);&quot;&quot;) &amp; &quot;column=&quot; &amp; ['Numeric Swapped Corners'.I244] &amp; CHAR(10);&quot;&quot;)">
            <text:p/>
          </table:table-cell>
          <table:table-cell table:style-name="ce16" table:formula="of:=IF(LEN(['Numeric Swapped Corners'.H244]) &gt; 0;IF(LEN(['Numeric Swapped Corners'.B244]) &gt; 0;['Numeric Swapped Corners'.B244] &amp; &quot;=&quot; &amp; ['Numeric Swapped Corners'.C244]);&quot;&quot;)">
            <text:p/>
          </table:table-cell>
          <table:table-cell table:style-name="ce16" table:formula="of:=IF(LEN(['Numeric Swapped Corners'.H244]) &gt; 0;IF(LEN(['Numeric Swapped Corners'.B244]) &gt; 0;['Numeric Swapped Corners'.B244] &amp; &quot;=&quot; &amp; ['Numeric Swapped Corners'.D244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245]) &gt; 0; ['Numeric Swapped Corners'.H245]; &quot;&quot;)">
            <text:p/>
          </table:table-cell>
          <table:table-cell table:style-name="ce16" table:formula="of:=IF(LEN(['Numeric Swapped Corners'.H245]) &gt; 0;&quot;[PACENOTE::&quot; &amp; ['Numeric Swapped Corners'.B245] &amp; &quot;]&quot; &amp; CHAR(10) &amp; IF(LEN(['Numeric Swapped Corners'.A245]) &gt; 0;&quot;id=&quot; &amp; ['Numeric Swapped Corners'.A245] &amp; CHAR(10);&quot;&quot;) &amp; &quot;Sounds=1&quot; &amp; CHAR(10) &amp; &quot;Snd0=&quot; &amp; LOWER(['Numeric Swapped Corners'.B245]) &amp; &quot;.ogg&quot; &amp; CHAR(10) &amp; IF(LEN(['Numeric Swapped Corners'.F245]) &gt; 0; &quot;link=&quot; &amp; ['Numeric Swapped Corners'.F245] &amp; CHAR(10);&quot;&quot;) &amp; IF(LEN(['Numeric Swapped Corners'.G245])&gt;0;&quot;standard=&quot; &amp; ['Numeric Swapped Corners'.G245] &amp; CHAR(10);&quot;&quot;) &amp; &quot;column=&quot; &amp; ['Numeric Swapped Corners'.I245] &amp; CHAR(10);&quot;&quot;)">
            <text:p/>
          </table:table-cell>
          <table:table-cell table:style-name="ce16" table:formula="of:=IF(LEN(['Numeric Swapped Corners'.H245]) &gt; 0;IF(LEN(['Numeric Swapped Corners'.B245]) &gt; 0;['Numeric Swapped Corners'.B245] &amp; &quot;=&quot; &amp; ['Numeric Swapped Corners'.C245]);&quot;&quot;)">
            <text:p/>
          </table:table-cell>
          <table:table-cell table:style-name="ce16" table:formula="of:=IF(LEN(['Numeric Swapped Corners'.H245]) &gt; 0;IF(LEN(['Numeric Swapped Corners'.B245]) &gt; 0;['Numeric Swapped Corners'.B245] &amp; &quot;=&quot; &amp; ['Numeric Swapped Corners'.D245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246]) &gt; 0; ['Numeric Swapped Corners'.H246]; &quot;&quot;)">
            <text:p/>
          </table:table-cell>
          <table:table-cell table:style-name="ce16" table:formula="of:=IF(LEN(['Numeric Swapped Corners'.H246]) &gt; 0;&quot;[PACENOTE::&quot; &amp; ['Numeric Swapped Corners'.B246] &amp; &quot;]&quot; &amp; CHAR(10) &amp; IF(LEN(['Numeric Swapped Corners'.A246]) &gt; 0;&quot;id=&quot; &amp; ['Numeric Swapped Corners'.A246] &amp; CHAR(10);&quot;&quot;) &amp; &quot;Sounds=1&quot; &amp; CHAR(10) &amp; &quot;Snd0=&quot; &amp; LOWER(['Numeric Swapped Corners'.B246]) &amp; &quot;.ogg&quot; &amp; CHAR(10) &amp; IF(LEN(['Numeric Swapped Corners'.F246]) &gt; 0; &quot;link=&quot; &amp; ['Numeric Swapped Corners'.F246] &amp; CHAR(10);&quot;&quot;) &amp; IF(LEN(['Numeric Swapped Corners'.G246])&gt;0;&quot;standard=&quot; &amp; ['Numeric Swapped Corners'.G246] &amp; CHAR(10);&quot;&quot;) &amp; &quot;column=&quot; &amp; ['Numeric Swapped Corners'.I246] &amp; CHAR(10);&quot;&quot;)">
            <text:p/>
          </table:table-cell>
          <table:table-cell table:style-name="ce16" table:formula="of:=IF(LEN(['Numeric Swapped Corners'.H246]) &gt; 0;IF(LEN(['Numeric Swapped Corners'.B246]) &gt; 0;['Numeric Swapped Corners'.B246] &amp; &quot;=&quot; &amp; ['Numeric Swapped Corners'.C246]);&quot;&quot;)">
            <text:p/>
          </table:table-cell>
          <table:table-cell table:style-name="ce16" table:formula="of:=IF(LEN(['Numeric Swapped Corners'.H246]) &gt; 0;IF(LEN(['Numeric Swapped Corners'.B246]) &gt; 0;['Numeric Swapped Corners'.B246] &amp; &quot;=&quot; &amp; ['Numeric Swapped Corners'.D246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247]) &gt; 0; ['Numeric Swapped Corners'.H247]; &quot;&quot;)">
            <text:p/>
          </table:table-cell>
          <table:table-cell table:style-name="ce16" table:formula="of:=IF(LEN(['Numeric Swapped Corners'.H247]) &gt; 0;&quot;[PACENOTE::&quot; &amp; ['Numeric Swapped Corners'.B247] &amp; &quot;]&quot; &amp; CHAR(10) &amp; IF(LEN(['Numeric Swapped Corners'.A247]) &gt; 0;&quot;id=&quot; &amp; ['Numeric Swapped Corners'.A247] &amp; CHAR(10);&quot;&quot;) &amp; &quot;Sounds=1&quot; &amp; CHAR(10) &amp; &quot;Snd0=&quot; &amp; LOWER(['Numeric Swapped Corners'.B247]) &amp; &quot;.ogg&quot; &amp; CHAR(10) &amp; IF(LEN(['Numeric Swapped Corners'.F247]) &gt; 0; &quot;link=&quot; &amp; ['Numeric Swapped Corners'.F247] &amp; CHAR(10);&quot;&quot;) &amp; IF(LEN(['Numeric Swapped Corners'.G247])&gt;0;&quot;standard=&quot; &amp; ['Numeric Swapped Corners'.G247] &amp; CHAR(10);&quot;&quot;) &amp; &quot;column=&quot; &amp; ['Numeric Swapped Corners'.I247] &amp; CHAR(10);&quot;&quot;)">
            <text:p/>
          </table:table-cell>
          <table:table-cell table:style-name="ce16" table:formula="of:=IF(LEN(['Numeric Swapped Corners'.H247]) &gt; 0;IF(LEN(['Numeric Swapped Corners'.B247]) &gt; 0;['Numeric Swapped Corners'.B247] &amp; &quot;=&quot; &amp; ['Numeric Swapped Corners'.C247]);&quot;&quot;)">
            <text:p/>
          </table:table-cell>
          <table:table-cell table:style-name="ce16" table:formula="of:=IF(LEN(['Numeric Swapped Corners'.H247]) &gt; 0;IF(LEN(['Numeric Swapped Corners'.B247]) &gt; 0;['Numeric Swapped Corners'.B247] &amp; &quot;=&quot; &amp; ['Numeric Swapped Corners'.D247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248]) &gt; 0; ['Numeric Swapped Corners'.H248]; &quot;&quot;)">
            <text:p/>
          </table:table-cell>
          <table:table-cell table:style-name="ce16" table:formula="of:=IF(LEN(['Numeric Swapped Corners'.H248]) &gt; 0;&quot;[PACENOTE::&quot; &amp; ['Numeric Swapped Corners'.B248] &amp; &quot;]&quot; &amp; CHAR(10) &amp; IF(LEN(['Numeric Swapped Corners'.A248]) &gt; 0;&quot;id=&quot; &amp; ['Numeric Swapped Corners'.A248] &amp; CHAR(10);&quot;&quot;) &amp; &quot;Sounds=1&quot; &amp; CHAR(10) &amp; &quot;Snd0=&quot; &amp; LOWER(['Numeric Swapped Corners'.B248]) &amp; &quot;.ogg&quot; &amp; CHAR(10) &amp; IF(LEN(['Numeric Swapped Corners'.F248]) &gt; 0; &quot;link=&quot; &amp; ['Numeric Swapped Corners'.F248] &amp; CHAR(10);&quot;&quot;) &amp; IF(LEN(['Numeric Swapped Corners'.G248])&gt;0;&quot;standard=&quot; &amp; ['Numeric Swapped Corners'.G248] &amp; CHAR(10);&quot;&quot;) &amp; &quot;column=&quot; &amp; ['Numeric Swapped Corners'.I248] &amp; CHAR(10);&quot;&quot;)">
            <text:p/>
          </table:table-cell>
          <table:table-cell table:style-name="ce16" table:formula="of:=IF(LEN(['Numeric Swapped Corners'.H248]) &gt; 0;IF(LEN(['Numeric Swapped Corners'.B248]) &gt; 0;['Numeric Swapped Corners'.B248] &amp; &quot;=&quot; &amp; ['Numeric Swapped Corners'.C248]);&quot;&quot;)">
            <text:p/>
          </table:table-cell>
          <table:table-cell table:style-name="ce16" table:formula="of:=IF(LEN(['Numeric Swapped Corners'.H248]) &gt; 0;IF(LEN(['Numeric Swapped Corners'.B248]) &gt; 0;['Numeric Swapped Corners'.B248] &amp; &quot;=&quot; &amp; ['Numeric Swapped Corners'.D248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249]) &gt; 0; ['Numeric Swapped Corners'.H249]; &quot;&quot;)">
            <text:p/>
          </table:table-cell>
          <table:table-cell table:style-name="ce16" table:formula="of:=IF(LEN(['Numeric Swapped Corners'.H249]) &gt; 0;&quot;[PACENOTE::&quot; &amp; ['Numeric Swapped Corners'.B249] &amp; &quot;]&quot; &amp; CHAR(10) &amp; IF(LEN(['Numeric Swapped Corners'.A249]) &gt; 0;&quot;id=&quot; &amp; ['Numeric Swapped Corners'.A249] &amp; CHAR(10);&quot;&quot;) &amp; &quot;Sounds=1&quot; &amp; CHAR(10) &amp; &quot;Snd0=&quot; &amp; LOWER(['Numeric Swapped Corners'.B249]) &amp; &quot;.ogg&quot; &amp; CHAR(10) &amp; IF(LEN(['Numeric Swapped Corners'.F249]) &gt; 0; &quot;link=&quot; &amp; ['Numeric Swapped Corners'.F249] &amp; CHAR(10);&quot;&quot;) &amp; IF(LEN(['Numeric Swapped Corners'.G249])&gt;0;&quot;standard=&quot; &amp; ['Numeric Swapped Corners'.G249] &amp; CHAR(10);&quot;&quot;) &amp; &quot;column=&quot; &amp; ['Numeric Swapped Corners'.I249] &amp; CHAR(10);&quot;&quot;)">
            <text:p/>
          </table:table-cell>
          <table:table-cell table:style-name="ce16" table:formula="of:=IF(LEN(['Numeric Swapped Corners'.H249]) &gt; 0;IF(LEN(['Numeric Swapped Corners'.B249]) &gt; 0;['Numeric Swapped Corners'.B249] &amp; &quot;=&quot; &amp; ['Numeric Swapped Corners'.C249]);&quot;&quot;)">
            <text:p/>
          </table:table-cell>
          <table:table-cell table:style-name="ce16" table:formula="of:=IF(LEN(['Numeric Swapped Corners'.H249]) &gt; 0;IF(LEN(['Numeric Swapped Corners'.B249]) &gt; 0;['Numeric Swapped Corners'.B249] &amp; &quot;=&quot; &amp; ['Numeric Swapped Corners'.D249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250]) &gt; 0; ['Numeric Swapped Corners'.H250]; &quot;&quot;)">
            <text:p/>
          </table:table-cell>
          <table:table-cell table:style-name="ce16" table:formula="of:=IF(LEN(['Numeric Swapped Corners'.H250]) &gt; 0;&quot;[PACENOTE::&quot; &amp; ['Numeric Swapped Corners'.B250] &amp; &quot;]&quot; &amp; CHAR(10) &amp; IF(LEN(['Numeric Swapped Corners'.A250]) &gt; 0;&quot;id=&quot; &amp; ['Numeric Swapped Corners'.A250] &amp; CHAR(10);&quot;&quot;) &amp; &quot;Sounds=1&quot; &amp; CHAR(10) &amp; &quot;Snd0=&quot; &amp; LOWER(['Numeric Swapped Corners'.B250]) &amp; &quot;.ogg&quot; &amp; CHAR(10) &amp; IF(LEN(['Numeric Swapped Corners'.F250]) &gt; 0; &quot;link=&quot; &amp; ['Numeric Swapped Corners'.F250] &amp; CHAR(10);&quot;&quot;) &amp; IF(LEN(['Numeric Swapped Corners'.G250])&gt;0;&quot;standard=&quot; &amp; ['Numeric Swapped Corners'.G250] &amp; CHAR(10);&quot;&quot;) &amp; &quot;column=&quot; &amp; ['Numeric Swapped Corners'.I250] &amp; CHAR(10);&quot;&quot;)">
            <text:p/>
          </table:table-cell>
          <table:table-cell table:style-name="ce16" table:formula="of:=IF(LEN(['Numeric Swapped Corners'.H250]) &gt; 0;IF(LEN(['Numeric Swapped Corners'.B250]) &gt; 0;['Numeric Swapped Corners'.B250] &amp; &quot;=&quot; &amp; ['Numeric Swapped Corners'.C250]);&quot;&quot;)">
            <text:p/>
          </table:table-cell>
          <table:table-cell table:style-name="ce16" table:formula="of:=IF(LEN(['Numeric Swapped Corners'.H250]) &gt; 0;IF(LEN(['Numeric Swapped Corners'.B250]) &gt; 0;['Numeric Swapped Corners'.B250] &amp; &quot;=&quot; &amp; ['Numeric Swapped Corners'.D250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251]) &gt; 0; ['Numeric Swapped Corners'.H251]; &quot;&quot;)">
            <text:p/>
          </table:table-cell>
          <table:table-cell table:style-name="ce16" table:formula="of:=IF(LEN(['Numeric Swapped Corners'.H251]) &gt; 0;&quot;[PACENOTE::&quot; &amp; ['Numeric Swapped Corners'.B251] &amp; &quot;]&quot; &amp; CHAR(10) &amp; IF(LEN(['Numeric Swapped Corners'.A251]) &gt; 0;&quot;id=&quot; &amp; ['Numeric Swapped Corners'.A251] &amp; CHAR(10);&quot;&quot;) &amp; &quot;Sounds=1&quot; &amp; CHAR(10) &amp; &quot;Snd0=&quot; &amp; LOWER(['Numeric Swapped Corners'.B251]) &amp; &quot;.ogg&quot; &amp; CHAR(10) &amp; IF(LEN(['Numeric Swapped Corners'.F251]) &gt; 0; &quot;link=&quot; &amp; ['Numeric Swapped Corners'.F251] &amp; CHAR(10);&quot;&quot;) &amp; IF(LEN(['Numeric Swapped Corners'.G251])&gt;0;&quot;standard=&quot; &amp; ['Numeric Swapped Corners'.G251] &amp; CHAR(10);&quot;&quot;) &amp; &quot;column=&quot; &amp; ['Numeric Swapped Corners'.I251] &amp; CHAR(10);&quot;&quot;)">
            <text:p/>
          </table:table-cell>
          <table:table-cell table:style-name="ce16" table:formula="of:=IF(LEN(['Numeric Swapped Corners'.H251]) &gt; 0;IF(LEN(['Numeric Swapped Corners'.B251]) &gt; 0;['Numeric Swapped Corners'.B251] &amp; &quot;=&quot; &amp; ['Numeric Swapped Corners'.C251]);&quot;&quot;)">
            <text:p/>
          </table:table-cell>
          <table:table-cell table:style-name="ce16" table:formula="of:=IF(LEN(['Numeric Swapped Corners'.H251]) &gt; 0;IF(LEN(['Numeric Swapped Corners'.B251]) &gt; 0;['Numeric Swapped Corners'.B251] &amp; &quot;=&quot; &amp; ['Numeric Swapped Corners'.D251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252]) &gt; 0; ['Numeric Swapped Corners'.H252]; &quot;&quot;)">
            <text:p/>
          </table:table-cell>
          <table:table-cell table:style-name="ce16" table:formula="of:=IF(LEN(['Numeric Swapped Corners'.H252]) &gt; 0;&quot;[PACENOTE::&quot; &amp; ['Numeric Swapped Corners'.B252] &amp; &quot;]&quot; &amp; CHAR(10) &amp; IF(LEN(['Numeric Swapped Corners'.A252]) &gt; 0;&quot;id=&quot; &amp; ['Numeric Swapped Corners'.A252] &amp; CHAR(10);&quot;&quot;) &amp; &quot;Sounds=1&quot; &amp; CHAR(10) &amp; &quot;Snd0=&quot; &amp; LOWER(['Numeric Swapped Corners'.B252]) &amp; &quot;.ogg&quot; &amp; CHAR(10) &amp; IF(LEN(['Numeric Swapped Corners'.F252]) &gt; 0; &quot;link=&quot; &amp; ['Numeric Swapped Corners'.F252] &amp; CHAR(10);&quot;&quot;) &amp; IF(LEN(['Numeric Swapped Corners'.G252])&gt;0;&quot;standard=&quot; &amp; ['Numeric Swapped Corners'.G252] &amp; CHAR(10);&quot;&quot;) &amp; &quot;column=&quot; &amp; ['Numeric Swapped Corners'.I252] &amp; CHAR(10);&quot;&quot;)">
            <text:p/>
          </table:table-cell>
          <table:table-cell table:style-name="ce16" table:formula="of:=IF(LEN(['Numeric Swapped Corners'.H252]) &gt; 0;IF(LEN(['Numeric Swapped Corners'.B252]) &gt; 0;['Numeric Swapped Corners'.B252] &amp; &quot;=&quot; &amp; ['Numeric Swapped Corners'.C252]);&quot;&quot;)">
            <text:p/>
          </table:table-cell>
          <table:table-cell table:style-name="ce16" table:formula="of:=IF(LEN(['Numeric Swapped Corners'.H252]) &gt; 0;IF(LEN(['Numeric Swapped Corners'.B252]) &gt; 0;['Numeric Swapped Corners'.B252] &amp; &quot;=&quot; &amp; ['Numeric Swapped Corners'.D252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253]) &gt; 0; ['Numeric Swapped Corners'.H253]; &quot;&quot;)">
            <text:p/>
          </table:table-cell>
          <table:table-cell table:style-name="ce16" table:formula="of:=IF(LEN(['Numeric Swapped Corners'.H253]) &gt; 0;&quot;[PACENOTE::&quot; &amp; ['Numeric Swapped Corners'.B253] &amp; &quot;]&quot; &amp; CHAR(10) &amp; IF(LEN(['Numeric Swapped Corners'.A253]) &gt; 0;&quot;id=&quot; &amp; ['Numeric Swapped Corners'.A253] &amp; CHAR(10);&quot;&quot;) &amp; &quot;Sounds=1&quot; &amp; CHAR(10) &amp; &quot;Snd0=&quot; &amp; LOWER(['Numeric Swapped Corners'.B253]) &amp; &quot;.ogg&quot; &amp; CHAR(10) &amp; IF(LEN(['Numeric Swapped Corners'.F253]) &gt; 0; &quot;link=&quot; &amp; ['Numeric Swapped Corners'.F253] &amp; CHAR(10);&quot;&quot;) &amp; IF(LEN(['Numeric Swapped Corners'.G253])&gt;0;&quot;standard=&quot; &amp; ['Numeric Swapped Corners'.G253] &amp; CHAR(10);&quot;&quot;) &amp; &quot;column=&quot; &amp; ['Numeric Swapped Corners'.I253] &amp; CHAR(10);&quot;&quot;)">
            <text:p/>
          </table:table-cell>
          <table:table-cell table:style-name="ce16" table:formula="of:=IF(LEN(['Numeric Swapped Corners'.H253]) &gt; 0;IF(LEN(['Numeric Swapped Corners'.B253]) &gt; 0;['Numeric Swapped Corners'.B253] &amp; &quot;=&quot; &amp; ['Numeric Swapped Corners'.C253]);&quot;&quot;)">
            <text:p/>
          </table:table-cell>
          <table:table-cell table:style-name="ce16" table:formula="of:=IF(LEN(['Numeric Swapped Corners'.H253]) &gt; 0;IF(LEN(['Numeric Swapped Corners'.B253]) &gt; 0;['Numeric Swapped Corners'.B253] &amp; &quot;=&quot; &amp; ['Numeric Swapped Corners'.D253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254]) &gt; 0; ['Numeric Swapped Corners'.H254]; &quot;&quot;)">
            <text:p/>
          </table:table-cell>
          <table:table-cell table:style-name="ce16" table:formula="of:=IF(LEN(['Numeric Swapped Corners'.H254]) &gt; 0;&quot;[PACENOTE::&quot; &amp; ['Numeric Swapped Corners'.B254] &amp; &quot;]&quot; &amp; CHAR(10) &amp; IF(LEN(['Numeric Swapped Corners'.A254]) &gt; 0;&quot;id=&quot; &amp; ['Numeric Swapped Corners'.A254] &amp; CHAR(10);&quot;&quot;) &amp; &quot;Sounds=1&quot; &amp; CHAR(10) &amp; &quot;Snd0=&quot; &amp; LOWER(['Numeric Swapped Corners'.B254]) &amp; &quot;.ogg&quot; &amp; CHAR(10) &amp; IF(LEN(['Numeric Swapped Corners'.F254]) &gt; 0; &quot;link=&quot; &amp; ['Numeric Swapped Corners'.F254] &amp; CHAR(10);&quot;&quot;) &amp; IF(LEN(['Numeric Swapped Corners'.G254])&gt;0;&quot;standard=&quot; &amp; ['Numeric Swapped Corners'.G254] &amp; CHAR(10);&quot;&quot;) &amp; &quot;column=&quot; &amp; ['Numeric Swapped Corners'.I254] &amp; CHAR(10);&quot;&quot;)">
            <text:p/>
          </table:table-cell>
          <table:table-cell table:style-name="ce16" table:formula="of:=IF(LEN(['Numeric Swapped Corners'.H254]) &gt; 0;IF(LEN(['Numeric Swapped Corners'.B254]) &gt; 0;['Numeric Swapped Corners'.B254] &amp; &quot;=&quot; &amp; ['Numeric Swapped Corners'.C254]);&quot;&quot;)">
            <text:p/>
          </table:table-cell>
          <table:table-cell table:style-name="ce16" table:formula="of:=IF(LEN(['Numeric Swapped Corners'.H254]) &gt; 0;IF(LEN(['Numeric Swapped Corners'.B254]) &gt; 0;['Numeric Swapped Corners'.B254] &amp; &quot;=&quot; &amp; ['Numeric Swapped Corners'.D254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255]) &gt; 0; ['Numeric Swapped Corners'.H255]; &quot;&quot;)">
            <text:p/>
          </table:table-cell>
          <table:table-cell table:style-name="ce16" table:formula="of:=IF(LEN(['Numeric Swapped Corners'.H255]) &gt; 0;&quot;[PACENOTE::&quot; &amp; ['Numeric Swapped Corners'.B255] &amp; &quot;]&quot; &amp; CHAR(10) &amp; IF(LEN(['Numeric Swapped Corners'.A255]) &gt; 0;&quot;id=&quot; &amp; ['Numeric Swapped Corners'.A255] &amp; CHAR(10);&quot;&quot;) &amp; &quot;Sounds=1&quot; &amp; CHAR(10) &amp; &quot;Snd0=&quot; &amp; LOWER(['Numeric Swapped Corners'.B255]) &amp; &quot;.ogg&quot; &amp; CHAR(10) &amp; IF(LEN(['Numeric Swapped Corners'.F255]) &gt; 0; &quot;link=&quot; &amp; ['Numeric Swapped Corners'.F255] &amp; CHAR(10);&quot;&quot;) &amp; IF(LEN(['Numeric Swapped Corners'.G255])&gt;0;&quot;standard=&quot; &amp; ['Numeric Swapped Corners'.G255] &amp; CHAR(10);&quot;&quot;) &amp; &quot;column=&quot; &amp; ['Numeric Swapped Corners'.I255] &amp; CHAR(10);&quot;&quot;)">
            <text:p/>
          </table:table-cell>
          <table:table-cell table:style-name="ce16" table:formula="of:=IF(LEN(['Numeric Swapped Corners'.H255]) &gt; 0;IF(LEN(['Numeric Swapped Corners'.B255]) &gt; 0;['Numeric Swapped Corners'.B255] &amp; &quot;=&quot; &amp; ['Numeric Swapped Corners'.C255]);&quot;&quot;)">
            <text:p/>
          </table:table-cell>
          <table:table-cell table:style-name="ce16" table:formula="of:=IF(LEN(['Numeric Swapped Corners'.H255]) &gt; 0;IF(LEN(['Numeric Swapped Corners'.B255]) &gt; 0;['Numeric Swapped Corners'.B255] &amp; &quot;=&quot; &amp; ['Numeric Swapped Corners'.D255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256]) &gt; 0; ['Numeric Swapped Corners'.H256]; &quot;&quot;)">
            <text:p/>
          </table:table-cell>
          <table:table-cell table:style-name="ce16" table:formula="of:=IF(LEN(['Numeric Swapped Corners'.H256]) &gt; 0;&quot;[PACENOTE::&quot; &amp; ['Numeric Swapped Corners'.B256] &amp; &quot;]&quot; &amp; CHAR(10) &amp; IF(LEN(['Numeric Swapped Corners'.A256]) &gt; 0;&quot;id=&quot; &amp; ['Numeric Swapped Corners'.A256] &amp; CHAR(10);&quot;&quot;) &amp; &quot;Sounds=1&quot; &amp; CHAR(10) &amp; &quot;Snd0=&quot; &amp; LOWER(['Numeric Swapped Corners'.B256]) &amp; &quot;.ogg&quot; &amp; CHAR(10) &amp; IF(LEN(['Numeric Swapped Corners'.F256]) &gt; 0; &quot;link=&quot; &amp; ['Numeric Swapped Corners'.F256] &amp; CHAR(10);&quot;&quot;) &amp; IF(LEN(['Numeric Swapped Corners'.G256])&gt;0;&quot;standard=&quot; &amp; ['Numeric Swapped Corners'.G256] &amp; CHAR(10);&quot;&quot;) &amp; &quot;column=&quot; &amp; ['Numeric Swapped Corners'.I256] &amp; CHAR(10);&quot;&quot;)">
            <text:p/>
          </table:table-cell>
          <table:table-cell table:style-name="ce16" table:formula="of:=IF(LEN(['Numeric Swapped Corners'.H256]) &gt; 0;IF(LEN(['Numeric Swapped Corners'.B256]) &gt; 0;['Numeric Swapped Corners'.B256] &amp; &quot;=&quot; &amp; ['Numeric Swapped Corners'.C256]);&quot;&quot;)">
            <text:p/>
          </table:table-cell>
          <table:table-cell table:style-name="ce16" table:formula="of:=IF(LEN(['Numeric Swapped Corners'.H256]) &gt; 0;IF(LEN(['Numeric Swapped Corners'.B256]) &gt; 0;['Numeric Swapped Corners'.B256] &amp; &quot;=&quot; &amp; ['Numeric Swapped Corners'.D256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257]) &gt; 0; ['Numeric Swapped Corners'.H257]; &quot;&quot;)">
            <text:p/>
          </table:table-cell>
          <table:table-cell table:style-name="ce16" table:formula="of:=IF(LEN(['Numeric Swapped Corners'.H257]) &gt; 0;&quot;[PACENOTE::&quot; &amp; ['Numeric Swapped Corners'.B257] &amp; &quot;]&quot; &amp; CHAR(10) &amp; IF(LEN(['Numeric Swapped Corners'.A257]) &gt; 0;&quot;id=&quot; &amp; ['Numeric Swapped Corners'.A257] &amp; CHAR(10);&quot;&quot;) &amp; &quot;Sounds=1&quot; &amp; CHAR(10) &amp; &quot;Snd0=&quot; &amp; LOWER(['Numeric Swapped Corners'.B257]) &amp; &quot;.ogg&quot; &amp; CHAR(10) &amp; IF(LEN(['Numeric Swapped Corners'.F257]) &gt; 0; &quot;link=&quot; &amp; ['Numeric Swapped Corners'.F257] &amp; CHAR(10);&quot;&quot;) &amp; IF(LEN(['Numeric Swapped Corners'.G257])&gt;0;&quot;standard=&quot; &amp; ['Numeric Swapped Corners'.G257] &amp; CHAR(10);&quot;&quot;) &amp; &quot;column=&quot; &amp; ['Numeric Swapped Corners'.I257] &amp; CHAR(10);&quot;&quot;)">
            <text:p/>
          </table:table-cell>
          <table:table-cell table:style-name="ce16" table:formula="of:=IF(LEN(['Numeric Swapped Corners'.H257]) &gt; 0;IF(LEN(['Numeric Swapped Corners'.B257]) &gt; 0;['Numeric Swapped Corners'.B257] &amp; &quot;=&quot; &amp; ['Numeric Swapped Corners'.C257]);&quot;&quot;)">
            <text:p/>
          </table:table-cell>
          <table:table-cell table:style-name="ce16" table:formula="of:=IF(LEN(['Numeric Swapped Corners'.H257]) &gt; 0;IF(LEN(['Numeric Swapped Corners'.B257]) &gt; 0;['Numeric Swapped Corners'.B257] &amp; &quot;=&quot; &amp; ['Numeric Swapped Corners'.D257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258]) &gt; 0; ['Numeric Swapped Corners'.H258]; &quot;&quot;)">
            <text:p/>
          </table:table-cell>
          <table:table-cell table:style-name="ce16" table:formula="of:=IF(LEN(['Numeric Swapped Corners'.H258]) &gt; 0;&quot;[PACENOTE::&quot; &amp; ['Numeric Swapped Corners'.B258] &amp; &quot;]&quot; &amp; CHAR(10) &amp; IF(LEN(['Numeric Swapped Corners'.A258]) &gt; 0;&quot;id=&quot; &amp; ['Numeric Swapped Corners'.A258] &amp; CHAR(10);&quot;&quot;) &amp; &quot;Sounds=1&quot; &amp; CHAR(10) &amp; &quot;Snd0=&quot; &amp; LOWER(['Numeric Swapped Corners'.B258]) &amp; &quot;.ogg&quot; &amp; CHAR(10) &amp; IF(LEN(['Numeric Swapped Corners'.F258]) &gt; 0; &quot;link=&quot; &amp; ['Numeric Swapped Corners'.F258] &amp; CHAR(10);&quot;&quot;) &amp; IF(LEN(['Numeric Swapped Corners'.G258])&gt;0;&quot;standard=&quot; &amp; ['Numeric Swapped Corners'.G258] &amp; CHAR(10);&quot;&quot;) &amp; &quot;column=&quot; &amp; ['Numeric Swapped Corners'.I258] &amp; CHAR(10);&quot;&quot;)">
            <text:p/>
          </table:table-cell>
          <table:table-cell table:style-name="ce16" table:formula="of:=IF(LEN(['Numeric Swapped Corners'.H258]) &gt; 0;IF(LEN(['Numeric Swapped Corners'.B258]) &gt; 0;['Numeric Swapped Corners'.B258] &amp; &quot;=&quot; &amp; ['Numeric Swapped Corners'.C258]);&quot;&quot;)">
            <text:p/>
          </table:table-cell>
          <table:table-cell table:style-name="ce16" table:formula="of:=IF(LEN(['Numeric Swapped Corners'.H258]) &gt; 0;IF(LEN(['Numeric Swapped Corners'.B258]) &gt; 0;['Numeric Swapped Corners'.B258] &amp; &quot;=&quot; &amp; ['Numeric Swapped Corners'.D258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259]) &gt; 0; ['Numeric Swapped Corners'.H259]; &quot;&quot;)">
            <text:p/>
          </table:table-cell>
          <table:table-cell table:style-name="ce16" table:formula="of:=IF(LEN(['Numeric Swapped Corners'.H259]) &gt; 0;&quot;[PACENOTE::&quot; &amp; ['Numeric Swapped Corners'.B259] &amp; &quot;]&quot; &amp; CHAR(10) &amp; IF(LEN(['Numeric Swapped Corners'.A259]) &gt; 0;&quot;id=&quot; &amp; ['Numeric Swapped Corners'.A259] &amp; CHAR(10);&quot;&quot;) &amp; &quot;Sounds=1&quot; &amp; CHAR(10) &amp; &quot;Snd0=&quot; &amp; LOWER(['Numeric Swapped Corners'.B259]) &amp; &quot;.ogg&quot; &amp; CHAR(10) &amp; IF(LEN(['Numeric Swapped Corners'.F259]) &gt; 0; &quot;link=&quot; &amp; ['Numeric Swapped Corners'.F259] &amp; CHAR(10);&quot;&quot;) &amp; IF(LEN(['Numeric Swapped Corners'.G259])&gt;0;&quot;standard=&quot; &amp; ['Numeric Swapped Corners'.G259] &amp; CHAR(10);&quot;&quot;) &amp; &quot;column=&quot; &amp; ['Numeric Swapped Corners'.I259] &amp; CHAR(10);&quot;&quot;)">
            <text:p/>
          </table:table-cell>
          <table:table-cell table:style-name="ce16" table:formula="of:=IF(LEN(['Numeric Swapped Corners'.H259]) &gt; 0;IF(LEN(['Numeric Swapped Corners'.B259]) &gt; 0;['Numeric Swapped Corners'.B259] &amp; &quot;=&quot; &amp; ['Numeric Swapped Corners'.C259]);&quot;&quot;)">
            <text:p/>
          </table:table-cell>
          <table:table-cell table:style-name="ce16" table:formula="of:=IF(LEN(['Numeric Swapped Corners'.H259]) &gt; 0;IF(LEN(['Numeric Swapped Corners'.B259]) &gt; 0;['Numeric Swapped Corners'.B259] &amp; &quot;=&quot; &amp; ['Numeric Swapped Corners'.D259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260]) &gt; 0; ['Numeric Swapped Corners'.H260]; &quot;&quot;)">
            <text:p/>
          </table:table-cell>
          <table:table-cell table:style-name="ce16" table:formula="of:=IF(LEN(['Numeric Swapped Corners'.H260]) &gt; 0;&quot;[PACENOTE::&quot; &amp; ['Numeric Swapped Corners'.B260] &amp; &quot;]&quot; &amp; CHAR(10) &amp; IF(LEN(['Numeric Swapped Corners'.A260]) &gt; 0;&quot;id=&quot; &amp; ['Numeric Swapped Corners'.A260] &amp; CHAR(10);&quot;&quot;) &amp; &quot;Sounds=1&quot; &amp; CHAR(10) &amp; &quot;Snd0=&quot; &amp; LOWER(['Numeric Swapped Corners'.B260]) &amp; &quot;.ogg&quot; &amp; CHAR(10) &amp; IF(LEN(['Numeric Swapped Corners'.F260]) &gt; 0; &quot;link=&quot; &amp; ['Numeric Swapped Corners'.F260] &amp; CHAR(10);&quot;&quot;) &amp; IF(LEN(['Numeric Swapped Corners'.G260])&gt;0;&quot;standard=&quot; &amp; ['Numeric Swapped Corners'.G260] &amp; CHAR(10);&quot;&quot;) &amp; &quot;column=&quot; &amp; ['Numeric Swapped Corners'.I260] &amp; CHAR(10);&quot;&quot;)">
            <text:p/>
          </table:table-cell>
          <table:table-cell table:style-name="ce16" table:formula="of:=IF(LEN(['Numeric Swapped Corners'.H260]) &gt; 0;IF(LEN(['Numeric Swapped Corners'.B260]) &gt; 0;['Numeric Swapped Corners'.B260] &amp; &quot;=&quot; &amp; ['Numeric Swapped Corners'.C260]);&quot;&quot;)">
            <text:p/>
          </table:table-cell>
          <table:table-cell table:style-name="ce16" table:formula="of:=IF(LEN(['Numeric Swapped Corners'.H260]) &gt; 0;IF(LEN(['Numeric Swapped Corners'.B260]) &gt; 0;['Numeric Swapped Corners'.B260] &amp; &quot;=&quot; &amp; ['Numeric Swapped Corners'.D260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261]) &gt; 0; ['Numeric Swapped Corners'.H261]; &quot;&quot;)">
            <text:p/>
          </table:table-cell>
          <table:table-cell table:style-name="ce16" table:formula="of:=IF(LEN(['Numeric Swapped Corners'.H261]) &gt; 0;&quot;[PACENOTE::&quot; &amp; ['Numeric Swapped Corners'.B261] &amp; &quot;]&quot; &amp; CHAR(10) &amp; IF(LEN(['Numeric Swapped Corners'.A261]) &gt; 0;&quot;id=&quot; &amp; ['Numeric Swapped Corners'.A261] &amp; CHAR(10);&quot;&quot;) &amp; &quot;Sounds=1&quot; &amp; CHAR(10) &amp; &quot;Snd0=&quot; &amp; LOWER(['Numeric Swapped Corners'.B261]) &amp; &quot;.ogg&quot; &amp; CHAR(10) &amp; IF(LEN(['Numeric Swapped Corners'.F261]) &gt; 0; &quot;link=&quot; &amp; ['Numeric Swapped Corners'.F261] &amp; CHAR(10);&quot;&quot;) &amp; IF(LEN(['Numeric Swapped Corners'.G261])&gt;0;&quot;standard=&quot; &amp; ['Numeric Swapped Corners'.G261] &amp; CHAR(10);&quot;&quot;) &amp; &quot;column=&quot; &amp; ['Numeric Swapped Corners'.I261] &amp; CHAR(10);&quot;&quot;)">
            <text:p/>
          </table:table-cell>
          <table:table-cell table:style-name="ce16" table:formula="of:=IF(LEN(['Numeric Swapped Corners'.H261]) &gt; 0;IF(LEN(['Numeric Swapped Corners'.B261]) &gt; 0;['Numeric Swapped Corners'.B261] &amp; &quot;=&quot; &amp; ['Numeric Swapped Corners'.C261]);&quot;&quot;)">
            <text:p/>
          </table:table-cell>
          <table:table-cell table:style-name="ce16" table:formula="of:=IF(LEN(['Numeric Swapped Corners'.H261]) &gt; 0;IF(LEN(['Numeric Swapped Corners'.B261]) &gt; 0;['Numeric Swapped Corners'.B261] &amp; &quot;=&quot; &amp; ['Numeric Swapped Corners'.D261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262]) &gt; 0; ['Numeric Swapped Corners'.H262]; &quot;&quot;)">
            <text:p/>
          </table:table-cell>
          <table:table-cell table:style-name="ce16" table:formula="of:=IF(LEN(['Numeric Swapped Corners'.H262]) &gt; 0;&quot;[PACENOTE::&quot; &amp; ['Numeric Swapped Corners'.B262] &amp; &quot;]&quot; &amp; CHAR(10) &amp; IF(LEN(['Numeric Swapped Corners'.A262]) &gt; 0;&quot;id=&quot; &amp; ['Numeric Swapped Corners'.A262] &amp; CHAR(10);&quot;&quot;) &amp; &quot;Sounds=1&quot; &amp; CHAR(10) &amp; &quot;Snd0=&quot; &amp; LOWER(['Numeric Swapped Corners'.B262]) &amp; &quot;.ogg&quot; &amp; CHAR(10) &amp; IF(LEN(['Numeric Swapped Corners'.F262]) &gt; 0; &quot;link=&quot; &amp; ['Numeric Swapped Corners'.F262] &amp; CHAR(10);&quot;&quot;) &amp; IF(LEN(['Numeric Swapped Corners'.G262])&gt;0;&quot;standard=&quot; &amp; ['Numeric Swapped Corners'.G262] &amp; CHAR(10);&quot;&quot;) &amp; &quot;column=&quot; &amp; ['Numeric Swapped Corners'.I262] &amp; CHAR(10);&quot;&quot;)">
            <text:p/>
          </table:table-cell>
          <table:table-cell table:style-name="ce16" table:formula="of:=IF(LEN(['Numeric Swapped Corners'.H262]) &gt; 0;IF(LEN(['Numeric Swapped Corners'.B262]) &gt; 0;['Numeric Swapped Corners'.B262] &amp; &quot;=&quot; &amp; ['Numeric Swapped Corners'.C262]);&quot;&quot;)">
            <text:p/>
          </table:table-cell>
          <table:table-cell table:style-name="ce16" table:formula="of:=IF(LEN(['Numeric Swapped Corners'.H262]) &gt; 0;IF(LEN(['Numeric Swapped Corners'.B262]) &gt; 0;['Numeric Swapped Corners'.B262] &amp; &quot;=&quot; &amp; ['Numeric Swapped Corners'.D262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263]) &gt; 0; ['Numeric Swapped Corners'.H263]; &quot;&quot;)">
            <text:p/>
          </table:table-cell>
          <table:table-cell table:style-name="ce16" table:formula="of:=IF(LEN(['Numeric Swapped Corners'.H263]) &gt; 0;&quot;[PACENOTE::&quot; &amp; ['Numeric Swapped Corners'.B263] &amp; &quot;]&quot; &amp; CHAR(10) &amp; IF(LEN(['Numeric Swapped Corners'.A263]) &gt; 0;&quot;id=&quot; &amp; ['Numeric Swapped Corners'.A263] &amp; CHAR(10);&quot;&quot;) &amp; &quot;Sounds=1&quot; &amp; CHAR(10) &amp; &quot;Snd0=&quot; &amp; LOWER(['Numeric Swapped Corners'.B263]) &amp; &quot;.ogg&quot; &amp; CHAR(10) &amp; IF(LEN(['Numeric Swapped Corners'.F263]) &gt; 0; &quot;link=&quot; &amp; ['Numeric Swapped Corners'.F263] &amp; CHAR(10);&quot;&quot;) &amp; IF(LEN(['Numeric Swapped Corners'.G263])&gt;0;&quot;standard=&quot; &amp; ['Numeric Swapped Corners'.G263] &amp; CHAR(10);&quot;&quot;) &amp; &quot;column=&quot; &amp; ['Numeric Swapped Corners'.I263] &amp; CHAR(10);&quot;&quot;)">
            <text:p/>
          </table:table-cell>
          <table:table-cell table:style-name="ce16" table:formula="of:=IF(LEN(['Numeric Swapped Corners'.H263]) &gt; 0;IF(LEN(['Numeric Swapped Corners'.B263]) &gt; 0;['Numeric Swapped Corners'.B263] &amp; &quot;=&quot; &amp; ['Numeric Swapped Corners'.C263]);&quot;&quot;)">
            <text:p/>
          </table:table-cell>
          <table:table-cell table:style-name="ce16" table:formula="of:=IF(LEN(['Numeric Swapped Corners'.H263]) &gt; 0;IF(LEN(['Numeric Swapped Corners'.B263]) &gt; 0;['Numeric Swapped Corners'.B263] &amp; &quot;=&quot; &amp; ['Numeric Swapped Corners'.D263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264]) &gt; 0; ['Numeric Swapped Corners'.H264]; &quot;&quot;)">
            <text:p/>
          </table:table-cell>
          <table:table-cell table:style-name="ce16" table:formula="of:=IF(LEN(['Numeric Swapped Corners'.H264]) &gt; 0;&quot;[PACENOTE::&quot; &amp; ['Numeric Swapped Corners'.B264] &amp; &quot;]&quot; &amp; CHAR(10) &amp; IF(LEN(['Numeric Swapped Corners'.A264]) &gt; 0;&quot;id=&quot; &amp; ['Numeric Swapped Corners'.A264] &amp; CHAR(10);&quot;&quot;) &amp; &quot;Sounds=1&quot; &amp; CHAR(10) &amp; &quot;Snd0=&quot; &amp; LOWER(['Numeric Swapped Corners'.B264]) &amp; &quot;.ogg&quot; &amp; CHAR(10) &amp; IF(LEN(['Numeric Swapped Corners'.F264]) &gt; 0; &quot;link=&quot; &amp; ['Numeric Swapped Corners'.F264] &amp; CHAR(10);&quot;&quot;) &amp; IF(LEN(['Numeric Swapped Corners'.G264])&gt;0;&quot;standard=&quot; &amp; ['Numeric Swapped Corners'.G264] &amp; CHAR(10);&quot;&quot;) &amp; &quot;column=&quot; &amp; ['Numeric Swapped Corners'.I264] &amp; CHAR(10);&quot;&quot;)">
            <text:p/>
          </table:table-cell>
          <table:table-cell table:style-name="ce16" table:formula="of:=IF(LEN(['Numeric Swapped Corners'.H264]) &gt; 0;IF(LEN(['Numeric Swapped Corners'.B264]) &gt; 0;['Numeric Swapped Corners'.B264] &amp; &quot;=&quot; &amp; ['Numeric Swapped Corners'.C264]);&quot;&quot;)">
            <text:p/>
          </table:table-cell>
          <table:table-cell table:style-name="ce16" table:formula="of:=IF(LEN(['Numeric Swapped Corners'.H264]) &gt; 0;IF(LEN(['Numeric Swapped Corners'.B264]) &gt; 0;['Numeric Swapped Corners'.B264] &amp; &quot;=&quot; &amp; ['Numeric Swapped Corners'.D264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265]) &gt; 0; ['Numeric Swapped Corners'.H265]; &quot;&quot;)">
            <text:p/>
          </table:table-cell>
          <table:table-cell table:style-name="ce16" table:formula="of:=IF(LEN(['Numeric Swapped Corners'.H265]) &gt; 0;&quot;[PACENOTE::&quot; &amp; ['Numeric Swapped Corners'.B265] &amp; &quot;]&quot; &amp; CHAR(10) &amp; IF(LEN(['Numeric Swapped Corners'.A265]) &gt; 0;&quot;id=&quot; &amp; ['Numeric Swapped Corners'.A265] &amp; CHAR(10);&quot;&quot;) &amp; &quot;Sounds=1&quot; &amp; CHAR(10) &amp; &quot;Snd0=&quot; &amp; LOWER(['Numeric Swapped Corners'.B265]) &amp; &quot;.ogg&quot; &amp; CHAR(10) &amp; IF(LEN(['Numeric Swapped Corners'.F265]) &gt; 0; &quot;link=&quot; &amp; ['Numeric Swapped Corners'.F265] &amp; CHAR(10);&quot;&quot;) &amp; IF(LEN(['Numeric Swapped Corners'.G265])&gt;0;&quot;standard=&quot; &amp; ['Numeric Swapped Corners'.G265] &amp; CHAR(10);&quot;&quot;) &amp; &quot;column=&quot; &amp; ['Numeric Swapped Corners'.I265] &amp; CHAR(10);&quot;&quot;)">
            <text:p/>
          </table:table-cell>
          <table:table-cell table:style-name="ce16" table:formula="of:=IF(LEN(['Numeric Swapped Corners'.H265]) &gt; 0;IF(LEN(['Numeric Swapped Corners'.B265]) &gt; 0;['Numeric Swapped Corners'.B265] &amp; &quot;=&quot; &amp; ['Numeric Swapped Corners'.C265]);&quot;&quot;)">
            <text:p/>
          </table:table-cell>
          <table:table-cell table:style-name="ce16" table:formula="of:=IF(LEN(['Numeric Swapped Corners'.H265]) &gt; 0;IF(LEN(['Numeric Swapped Corners'.B265]) &gt; 0;['Numeric Swapped Corners'.B265] &amp; &quot;=&quot; &amp; ['Numeric Swapped Corners'.D265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266]) &gt; 0; ['Numeric Swapped Corners'.H266]; &quot;&quot;)">
            <text:p/>
          </table:table-cell>
          <table:table-cell table:style-name="ce16" table:formula="of:=IF(LEN(['Numeric Swapped Corners'.H266]) &gt; 0;&quot;[PACENOTE::&quot; &amp; ['Numeric Swapped Corners'.B266] &amp; &quot;]&quot; &amp; CHAR(10) &amp; IF(LEN(['Numeric Swapped Corners'.A266]) &gt; 0;&quot;id=&quot; &amp; ['Numeric Swapped Corners'.A266] &amp; CHAR(10);&quot;&quot;) &amp; &quot;Sounds=1&quot; &amp; CHAR(10) &amp; &quot;Snd0=&quot; &amp; LOWER(['Numeric Swapped Corners'.B266]) &amp; &quot;.ogg&quot; &amp; CHAR(10) &amp; IF(LEN(['Numeric Swapped Corners'.F266]) &gt; 0; &quot;link=&quot; &amp; ['Numeric Swapped Corners'.F266] &amp; CHAR(10);&quot;&quot;) &amp; IF(LEN(['Numeric Swapped Corners'.G266])&gt;0;&quot;standard=&quot; &amp; ['Numeric Swapped Corners'.G266] &amp; CHAR(10);&quot;&quot;) &amp; &quot;column=&quot; &amp; ['Numeric Swapped Corners'.I266] &amp; CHAR(10);&quot;&quot;)">
            <text:p/>
          </table:table-cell>
          <table:table-cell table:style-name="ce16" table:formula="of:=IF(LEN(['Numeric Swapped Corners'.H266]) &gt; 0;IF(LEN(['Numeric Swapped Corners'.B266]) &gt; 0;['Numeric Swapped Corners'.B266] &amp; &quot;=&quot; &amp; ['Numeric Swapped Corners'.C266]);&quot;&quot;)">
            <text:p/>
          </table:table-cell>
          <table:table-cell table:style-name="ce16" table:formula="of:=IF(LEN(['Numeric Swapped Corners'.H266]) &gt; 0;IF(LEN(['Numeric Swapped Corners'.B266]) &gt; 0;['Numeric Swapped Corners'.B266] &amp; &quot;=&quot; &amp; ['Numeric Swapped Corners'.D266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267]) &gt; 0; ['Numeric Swapped Corners'.H267]; &quot;&quot;)">
            <text:p/>
          </table:table-cell>
          <table:table-cell table:style-name="ce16" table:formula="of:=IF(LEN(['Numeric Swapped Corners'.H267]) &gt; 0;&quot;[PACENOTE::&quot; &amp; ['Numeric Swapped Corners'.B267] &amp; &quot;]&quot; &amp; CHAR(10) &amp; IF(LEN(['Numeric Swapped Corners'.A267]) &gt; 0;&quot;id=&quot; &amp; ['Numeric Swapped Corners'.A267] &amp; CHAR(10);&quot;&quot;) &amp; &quot;Sounds=1&quot; &amp; CHAR(10) &amp; &quot;Snd0=&quot; &amp; LOWER(['Numeric Swapped Corners'.B267]) &amp; &quot;.ogg&quot; &amp; CHAR(10) &amp; IF(LEN(['Numeric Swapped Corners'.F267]) &gt; 0; &quot;link=&quot; &amp; ['Numeric Swapped Corners'.F267] &amp; CHAR(10);&quot;&quot;) &amp; IF(LEN(['Numeric Swapped Corners'.G267])&gt;0;&quot;standard=&quot; &amp; ['Numeric Swapped Corners'.G267] &amp; CHAR(10);&quot;&quot;) &amp; &quot;column=&quot; &amp; ['Numeric Swapped Corners'.I267] &amp; CHAR(10);&quot;&quot;)">
            <text:p/>
          </table:table-cell>
          <table:table-cell table:style-name="ce16" table:formula="of:=IF(LEN(['Numeric Swapped Corners'.H267]) &gt; 0;IF(LEN(['Numeric Swapped Corners'.B267]) &gt; 0;['Numeric Swapped Corners'.B267] &amp; &quot;=&quot; &amp; ['Numeric Swapped Corners'.C267]);&quot;&quot;)">
            <text:p/>
          </table:table-cell>
          <table:table-cell table:style-name="ce16" table:formula="of:=IF(LEN(['Numeric Swapped Corners'.H267]) &gt; 0;IF(LEN(['Numeric Swapped Corners'.B267]) &gt; 0;['Numeric Swapped Corners'.B267] &amp; &quot;=&quot; &amp; ['Numeric Swapped Corners'.D267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268]) &gt; 0; ['Numeric Swapped Corners'.H268]; &quot;&quot;)">
            <text:p/>
          </table:table-cell>
          <table:table-cell table:style-name="ce16" table:formula="of:=IF(LEN(['Numeric Swapped Corners'.H268]) &gt; 0;&quot;[PACENOTE::&quot; &amp; ['Numeric Swapped Corners'.B268] &amp; &quot;]&quot; &amp; CHAR(10) &amp; IF(LEN(['Numeric Swapped Corners'.A268]) &gt; 0;&quot;id=&quot; &amp; ['Numeric Swapped Corners'.A268] &amp; CHAR(10);&quot;&quot;) &amp; &quot;Sounds=1&quot; &amp; CHAR(10) &amp; &quot;Snd0=&quot; &amp; LOWER(['Numeric Swapped Corners'.B268]) &amp; &quot;.ogg&quot; &amp; CHAR(10) &amp; IF(LEN(['Numeric Swapped Corners'.F268]) &gt; 0; &quot;link=&quot; &amp; ['Numeric Swapped Corners'.F268] &amp; CHAR(10);&quot;&quot;) &amp; IF(LEN(['Numeric Swapped Corners'.G268])&gt;0;&quot;standard=&quot; &amp; ['Numeric Swapped Corners'.G268] &amp; CHAR(10);&quot;&quot;) &amp; &quot;column=&quot; &amp; ['Numeric Swapped Corners'.I268] &amp; CHAR(10);&quot;&quot;)">
            <text:p/>
          </table:table-cell>
          <table:table-cell table:style-name="ce16" table:formula="of:=IF(LEN(['Numeric Swapped Corners'.H268]) &gt; 0;IF(LEN(['Numeric Swapped Corners'.B268]) &gt; 0;['Numeric Swapped Corners'.B268] &amp; &quot;=&quot; &amp; ['Numeric Swapped Corners'.C268]);&quot;&quot;)">
            <text:p/>
          </table:table-cell>
          <table:table-cell table:style-name="ce16" table:formula="of:=IF(LEN(['Numeric Swapped Corners'.H268]) &gt; 0;IF(LEN(['Numeric Swapped Corners'.B268]) &gt; 0;['Numeric Swapped Corners'.B268] &amp; &quot;=&quot; &amp; ['Numeric Swapped Corners'.D268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269]) &gt; 0; ['Numeric Swapped Corners'.H269]; &quot;&quot;)">
            <text:p/>
          </table:table-cell>
          <table:table-cell table:style-name="ce16" table:formula="of:=IF(LEN(['Numeric Swapped Corners'.H269]) &gt; 0;&quot;[PACENOTE::&quot; &amp; ['Numeric Swapped Corners'.B269] &amp; &quot;]&quot; &amp; CHAR(10) &amp; IF(LEN(['Numeric Swapped Corners'.A269]) &gt; 0;&quot;id=&quot; &amp; ['Numeric Swapped Corners'.A269] &amp; CHAR(10);&quot;&quot;) &amp; &quot;Sounds=1&quot; &amp; CHAR(10) &amp; &quot;Snd0=&quot; &amp; LOWER(['Numeric Swapped Corners'.B269]) &amp; &quot;.ogg&quot; &amp; CHAR(10) &amp; IF(LEN(['Numeric Swapped Corners'.F269]) &gt; 0; &quot;link=&quot; &amp; ['Numeric Swapped Corners'.F269] &amp; CHAR(10);&quot;&quot;) &amp; IF(LEN(['Numeric Swapped Corners'.G269])&gt;0;&quot;standard=&quot; &amp; ['Numeric Swapped Corners'.G269] &amp; CHAR(10);&quot;&quot;) &amp; &quot;column=&quot; &amp; ['Numeric Swapped Corners'.I269] &amp; CHAR(10);&quot;&quot;)">
            <text:p/>
          </table:table-cell>
          <table:table-cell table:style-name="ce16" table:formula="of:=IF(LEN(['Numeric Swapped Corners'.H269]) &gt; 0;IF(LEN(['Numeric Swapped Corners'.B269]) &gt; 0;['Numeric Swapped Corners'.B269] &amp; &quot;=&quot; &amp; ['Numeric Swapped Corners'.C269]);&quot;&quot;)">
            <text:p/>
          </table:table-cell>
          <table:table-cell table:style-name="ce16" table:formula="of:=IF(LEN(['Numeric Swapped Corners'.H269]) &gt; 0;IF(LEN(['Numeric Swapped Corners'.B269]) &gt; 0;['Numeric Swapped Corners'.B269] &amp; &quot;=&quot; &amp; ['Numeric Swapped Corners'.D269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270]) &gt; 0; ['Numeric Swapped Corners'.H270]; &quot;&quot;)">
            <text:p/>
          </table:table-cell>
          <table:table-cell table:style-name="ce16" table:formula="of:=IF(LEN(['Numeric Swapped Corners'.H270]) &gt; 0;&quot;[PACENOTE::&quot; &amp; ['Numeric Swapped Corners'.B270] &amp; &quot;]&quot; &amp; CHAR(10) &amp; IF(LEN(['Numeric Swapped Corners'.A270]) &gt; 0;&quot;id=&quot; &amp; ['Numeric Swapped Corners'.A270] &amp; CHAR(10);&quot;&quot;) &amp; &quot;Sounds=1&quot; &amp; CHAR(10) &amp; &quot;Snd0=&quot; &amp; LOWER(['Numeric Swapped Corners'.B270]) &amp; &quot;.ogg&quot; &amp; CHAR(10) &amp; IF(LEN(['Numeric Swapped Corners'.F270]) &gt; 0; &quot;link=&quot; &amp; ['Numeric Swapped Corners'.F270] &amp; CHAR(10);&quot;&quot;) &amp; IF(LEN(['Numeric Swapped Corners'.G270])&gt;0;&quot;standard=&quot; &amp; ['Numeric Swapped Corners'.G270] &amp; CHAR(10);&quot;&quot;) &amp; &quot;column=&quot; &amp; ['Numeric Swapped Corners'.I270] &amp; CHAR(10);&quot;&quot;)">
            <text:p/>
          </table:table-cell>
          <table:table-cell table:style-name="ce16" table:formula="of:=IF(LEN(['Numeric Swapped Corners'.H270]) &gt; 0;IF(LEN(['Numeric Swapped Corners'.B270]) &gt; 0;['Numeric Swapped Corners'.B270] &amp; &quot;=&quot; &amp; ['Numeric Swapped Corners'.C270]);&quot;&quot;)">
            <text:p/>
          </table:table-cell>
          <table:table-cell table:style-name="ce16" table:formula="of:=IF(LEN(['Numeric Swapped Corners'.H270]) &gt; 0;IF(LEN(['Numeric Swapped Corners'.B270]) &gt; 0;['Numeric Swapped Corners'.B270] &amp; &quot;=&quot; &amp; ['Numeric Swapped Corners'.D270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271]) &gt; 0; ['Numeric Swapped Corners'.H271]; &quot;&quot;)">
            <text:p/>
          </table:table-cell>
          <table:table-cell table:style-name="ce16" table:formula="of:=IF(LEN(['Numeric Swapped Corners'.H271]) &gt; 0;&quot;[PACENOTE::&quot; &amp; ['Numeric Swapped Corners'.B271] &amp; &quot;]&quot; &amp; CHAR(10) &amp; IF(LEN(['Numeric Swapped Corners'.A271]) &gt; 0;&quot;id=&quot; &amp; ['Numeric Swapped Corners'.A271] &amp; CHAR(10);&quot;&quot;) &amp; &quot;Sounds=1&quot; &amp; CHAR(10) &amp; &quot;Snd0=&quot; &amp; LOWER(['Numeric Swapped Corners'.B271]) &amp; &quot;.ogg&quot; &amp; CHAR(10) &amp; IF(LEN(['Numeric Swapped Corners'.F271]) &gt; 0; &quot;link=&quot; &amp; ['Numeric Swapped Corners'.F271] &amp; CHAR(10);&quot;&quot;) &amp; IF(LEN(['Numeric Swapped Corners'.G271])&gt;0;&quot;standard=&quot; &amp; ['Numeric Swapped Corners'.G271] &amp; CHAR(10);&quot;&quot;) &amp; &quot;column=&quot; &amp; ['Numeric Swapped Corners'.I271] &amp; CHAR(10);&quot;&quot;)">
            <text:p/>
          </table:table-cell>
          <table:table-cell table:style-name="ce16" table:formula="of:=IF(LEN(['Numeric Swapped Corners'.H271]) &gt; 0;IF(LEN(['Numeric Swapped Corners'.B271]) &gt; 0;['Numeric Swapped Corners'.B271] &amp; &quot;=&quot; &amp; ['Numeric Swapped Corners'.C271]);&quot;&quot;)">
            <text:p/>
          </table:table-cell>
          <table:table-cell table:style-name="ce16" table:formula="of:=IF(LEN(['Numeric Swapped Corners'.H271]) &gt; 0;IF(LEN(['Numeric Swapped Corners'.B271]) &gt; 0;['Numeric Swapped Corners'.B271] &amp; &quot;=&quot; &amp; ['Numeric Swapped Corners'.D271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272]) &gt; 0; ['Numeric Swapped Corners'.H272]; &quot;&quot;)">
            <text:p/>
          </table:table-cell>
          <table:table-cell table:style-name="ce16" table:formula="of:=IF(LEN(['Numeric Swapped Corners'.H272]) &gt; 0;&quot;[PACENOTE::&quot; &amp; ['Numeric Swapped Corners'.B272] &amp; &quot;]&quot; &amp; CHAR(10) &amp; IF(LEN(['Numeric Swapped Corners'.A272]) &gt; 0;&quot;id=&quot; &amp; ['Numeric Swapped Corners'.A272] &amp; CHAR(10);&quot;&quot;) &amp; &quot;Sounds=1&quot; &amp; CHAR(10) &amp; &quot;Snd0=&quot; &amp; LOWER(['Numeric Swapped Corners'.B272]) &amp; &quot;.ogg&quot; &amp; CHAR(10) &amp; IF(LEN(['Numeric Swapped Corners'.F272]) &gt; 0; &quot;link=&quot; &amp; ['Numeric Swapped Corners'.F272] &amp; CHAR(10);&quot;&quot;) &amp; IF(LEN(['Numeric Swapped Corners'.G272])&gt;0;&quot;standard=&quot; &amp; ['Numeric Swapped Corners'.G272] &amp; CHAR(10);&quot;&quot;) &amp; &quot;column=&quot; &amp; ['Numeric Swapped Corners'.I272] &amp; CHAR(10);&quot;&quot;)">
            <text:p/>
          </table:table-cell>
          <table:table-cell table:style-name="ce16" table:formula="of:=IF(LEN(['Numeric Swapped Corners'.H272]) &gt; 0;IF(LEN(['Numeric Swapped Corners'.B272]) &gt; 0;['Numeric Swapped Corners'.B272] &amp; &quot;=&quot; &amp; ['Numeric Swapped Corners'.C272]);&quot;&quot;)">
            <text:p/>
          </table:table-cell>
          <table:table-cell table:style-name="ce16" table:formula="of:=IF(LEN(['Numeric Swapped Corners'.H272]) &gt; 0;IF(LEN(['Numeric Swapped Corners'.B272]) &gt; 0;['Numeric Swapped Corners'.B272] &amp; &quot;=&quot; &amp; ['Numeric Swapped Corners'.D272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273]) &gt; 0; ['Numeric Swapped Corners'.H273]; &quot;&quot;)">
            <text:p/>
          </table:table-cell>
          <table:table-cell table:style-name="ce16" table:formula="of:=IF(LEN(['Numeric Swapped Corners'.H273]) &gt; 0;&quot;[PACENOTE::&quot; &amp; ['Numeric Swapped Corners'.B273] &amp; &quot;]&quot; &amp; CHAR(10) &amp; IF(LEN(['Numeric Swapped Corners'.A273]) &gt; 0;&quot;id=&quot; &amp; ['Numeric Swapped Corners'.A273] &amp; CHAR(10);&quot;&quot;) &amp; &quot;Sounds=1&quot; &amp; CHAR(10) &amp; &quot;Snd0=&quot; &amp; LOWER(['Numeric Swapped Corners'.B273]) &amp; &quot;.ogg&quot; &amp; CHAR(10) &amp; IF(LEN(['Numeric Swapped Corners'.F273]) &gt; 0; &quot;link=&quot; &amp; ['Numeric Swapped Corners'.F273] &amp; CHAR(10);&quot;&quot;) &amp; IF(LEN(['Numeric Swapped Corners'.G273])&gt;0;&quot;standard=&quot; &amp; ['Numeric Swapped Corners'.G273] &amp; CHAR(10);&quot;&quot;) &amp; &quot;column=&quot; &amp; ['Numeric Swapped Corners'.I273] &amp; CHAR(10);&quot;&quot;)">
            <text:p/>
          </table:table-cell>
          <table:table-cell table:style-name="ce16" table:formula="of:=IF(LEN(['Numeric Swapped Corners'.H273]) &gt; 0;IF(LEN(['Numeric Swapped Corners'.B273]) &gt; 0;['Numeric Swapped Corners'.B273] &amp; &quot;=&quot; &amp; ['Numeric Swapped Corners'.C273]);&quot;&quot;)">
            <text:p/>
          </table:table-cell>
          <table:table-cell table:style-name="ce16" table:formula="of:=IF(LEN(['Numeric Swapped Corners'.H273]) &gt; 0;IF(LEN(['Numeric Swapped Corners'.B273]) &gt; 0;['Numeric Swapped Corners'.B273] &amp; &quot;=&quot; &amp; ['Numeric Swapped Corners'.D273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274]) &gt; 0; ['Numeric Swapped Corners'.H274]; &quot;&quot;)">
            <text:p/>
          </table:table-cell>
          <table:table-cell table:style-name="ce16" table:formula="of:=IF(LEN(['Numeric Swapped Corners'.H274]) &gt; 0;&quot;[PACENOTE::&quot; &amp; ['Numeric Swapped Corners'.B274] &amp; &quot;]&quot; &amp; CHAR(10) &amp; IF(LEN(['Numeric Swapped Corners'.A274]) &gt; 0;&quot;id=&quot; &amp; ['Numeric Swapped Corners'.A274] &amp; CHAR(10);&quot;&quot;) &amp; &quot;Sounds=1&quot; &amp; CHAR(10) &amp; &quot;Snd0=&quot; &amp; LOWER(['Numeric Swapped Corners'.B274]) &amp; &quot;.ogg&quot; &amp; CHAR(10) &amp; IF(LEN(['Numeric Swapped Corners'.F274]) &gt; 0; &quot;link=&quot; &amp; ['Numeric Swapped Corners'.F274] &amp; CHAR(10);&quot;&quot;) &amp; IF(LEN(['Numeric Swapped Corners'.G274])&gt;0;&quot;standard=&quot; &amp; ['Numeric Swapped Corners'.G274] &amp; CHAR(10);&quot;&quot;) &amp; &quot;column=&quot; &amp; ['Numeric Swapped Corners'.I274] &amp; CHAR(10);&quot;&quot;)">
            <text:p/>
          </table:table-cell>
          <table:table-cell table:style-name="ce16" table:formula="of:=IF(LEN(['Numeric Swapped Corners'.H274]) &gt; 0;IF(LEN(['Numeric Swapped Corners'.B274]) &gt; 0;['Numeric Swapped Corners'.B274] &amp; &quot;=&quot; &amp; ['Numeric Swapped Corners'.C274]);&quot;&quot;)">
            <text:p/>
          </table:table-cell>
          <table:table-cell table:style-name="ce16" table:formula="of:=IF(LEN(['Numeric Swapped Corners'.H274]) &gt; 0;IF(LEN(['Numeric Swapped Corners'.B274]) &gt; 0;['Numeric Swapped Corners'.B274] &amp; &quot;=&quot; &amp; ['Numeric Swapped Corners'.D274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275]) &gt; 0; ['Numeric Swapped Corners'.H275]; &quot;&quot;)">
            <text:p/>
          </table:table-cell>
          <table:table-cell table:style-name="ce16" table:formula="of:=IF(LEN(['Numeric Swapped Corners'.H275]) &gt; 0;&quot;[PACENOTE::&quot; &amp; ['Numeric Swapped Corners'.B275] &amp; &quot;]&quot; &amp; CHAR(10) &amp; IF(LEN(['Numeric Swapped Corners'.A275]) &gt; 0;&quot;id=&quot; &amp; ['Numeric Swapped Corners'.A275] &amp; CHAR(10);&quot;&quot;) &amp; &quot;Sounds=1&quot; &amp; CHAR(10) &amp; &quot;Snd0=&quot; &amp; LOWER(['Numeric Swapped Corners'.B275]) &amp; &quot;.ogg&quot; &amp; CHAR(10) &amp; IF(LEN(['Numeric Swapped Corners'.F275]) &gt; 0; &quot;link=&quot; &amp; ['Numeric Swapped Corners'.F275] &amp; CHAR(10);&quot;&quot;) &amp; IF(LEN(['Numeric Swapped Corners'.G275])&gt;0;&quot;standard=&quot; &amp; ['Numeric Swapped Corners'.G275] &amp; CHAR(10);&quot;&quot;) &amp; &quot;column=&quot; &amp; ['Numeric Swapped Corners'.I275] &amp; CHAR(10);&quot;&quot;)">
            <text:p/>
          </table:table-cell>
          <table:table-cell table:style-name="ce16" table:formula="of:=IF(LEN(['Numeric Swapped Corners'.H275]) &gt; 0;IF(LEN(['Numeric Swapped Corners'.B275]) &gt; 0;['Numeric Swapped Corners'.B275] &amp; &quot;=&quot; &amp; ['Numeric Swapped Corners'.C275]);&quot;&quot;)">
            <text:p/>
          </table:table-cell>
          <table:table-cell table:style-name="ce16" table:formula="of:=IF(LEN(['Numeric Swapped Corners'.H275]) &gt; 0;IF(LEN(['Numeric Swapped Corners'.B275]) &gt; 0;['Numeric Swapped Corners'.B275] &amp; &quot;=&quot; &amp; ['Numeric Swapped Corners'.D275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276]) &gt; 0; ['Numeric Swapped Corners'.H276]; &quot;&quot;)">
            <text:p/>
          </table:table-cell>
          <table:table-cell table:style-name="ce16" table:formula="of:=IF(LEN(['Numeric Swapped Corners'.H276]) &gt; 0;&quot;[PACENOTE::&quot; &amp; ['Numeric Swapped Corners'.B276] &amp; &quot;]&quot; &amp; CHAR(10) &amp; IF(LEN(['Numeric Swapped Corners'.A276]) &gt; 0;&quot;id=&quot; &amp; ['Numeric Swapped Corners'.A276] &amp; CHAR(10);&quot;&quot;) &amp; &quot;Sounds=1&quot; &amp; CHAR(10) &amp; &quot;Snd0=&quot; &amp; LOWER(['Numeric Swapped Corners'.B276]) &amp; &quot;.ogg&quot; &amp; CHAR(10) &amp; IF(LEN(['Numeric Swapped Corners'.F276]) &gt; 0; &quot;link=&quot; &amp; ['Numeric Swapped Corners'.F276] &amp; CHAR(10);&quot;&quot;) &amp; IF(LEN(['Numeric Swapped Corners'.G276])&gt;0;&quot;standard=&quot; &amp; ['Numeric Swapped Corners'.G276] &amp; CHAR(10);&quot;&quot;) &amp; &quot;column=&quot; &amp; ['Numeric Swapped Corners'.I276] &amp; CHAR(10);&quot;&quot;)">
            <text:p/>
          </table:table-cell>
          <table:table-cell table:style-name="ce16" table:formula="of:=IF(LEN(['Numeric Swapped Corners'.H276]) &gt; 0;IF(LEN(['Numeric Swapped Corners'.B276]) &gt; 0;['Numeric Swapped Corners'.B276] &amp; &quot;=&quot; &amp; ['Numeric Swapped Corners'.C276]);&quot;&quot;)">
            <text:p/>
          </table:table-cell>
          <table:table-cell table:style-name="ce16" table:formula="of:=IF(LEN(['Numeric Swapped Corners'.H276]) &gt; 0;IF(LEN(['Numeric Swapped Corners'.B276]) &gt; 0;['Numeric Swapped Corners'.B276] &amp; &quot;=&quot; &amp; ['Numeric Swapped Corners'.D276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277]) &gt; 0; ['Numeric Swapped Corners'.H277]; &quot;&quot;)">
            <text:p/>
          </table:table-cell>
          <table:table-cell table:style-name="ce16" table:formula="of:=IF(LEN(['Numeric Swapped Corners'.H277]) &gt; 0;&quot;[PACENOTE::&quot; &amp; ['Numeric Swapped Corners'.B277] &amp; &quot;]&quot; &amp; CHAR(10) &amp; IF(LEN(['Numeric Swapped Corners'.A277]) &gt; 0;&quot;id=&quot; &amp; ['Numeric Swapped Corners'.A277] &amp; CHAR(10);&quot;&quot;) &amp; &quot;Sounds=1&quot; &amp; CHAR(10) &amp; &quot;Snd0=&quot; &amp; LOWER(['Numeric Swapped Corners'.B277]) &amp; &quot;.ogg&quot; &amp; CHAR(10) &amp; IF(LEN(['Numeric Swapped Corners'.F277]) &gt; 0; &quot;link=&quot; &amp; ['Numeric Swapped Corners'.F277] &amp; CHAR(10);&quot;&quot;) &amp; IF(LEN(['Numeric Swapped Corners'.G277])&gt;0;&quot;standard=&quot; &amp; ['Numeric Swapped Corners'.G277] &amp; CHAR(10);&quot;&quot;) &amp; &quot;column=&quot; &amp; ['Numeric Swapped Corners'.I277] &amp; CHAR(10);&quot;&quot;)">
            <text:p/>
          </table:table-cell>
          <table:table-cell table:style-name="ce16" table:formula="of:=IF(LEN(['Numeric Swapped Corners'.H277]) &gt; 0;IF(LEN(['Numeric Swapped Corners'.B277]) &gt; 0;['Numeric Swapped Corners'.B277] &amp; &quot;=&quot; &amp; ['Numeric Swapped Corners'.C277]);&quot;&quot;)">
            <text:p/>
          </table:table-cell>
          <table:table-cell table:style-name="ce16" table:formula="of:=IF(LEN(['Numeric Swapped Corners'.H277]) &gt; 0;IF(LEN(['Numeric Swapped Corners'.B277]) &gt; 0;['Numeric Swapped Corners'.B277] &amp; &quot;=&quot; &amp; ['Numeric Swapped Corners'.D277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278]) &gt; 0; ['Numeric Swapped Corners'.H278]; &quot;&quot;)">
            <text:p/>
          </table:table-cell>
          <table:table-cell table:style-name="ce16" table:formula="of:=IF(LEN(['Numeric Swapped Corners'.H278]) &gt; 0;&quot;[PACENOTE::&quot; &amp; ['Numeric Swapped Corners'.B278] &amp; &quot;]&quot; &amp; CHAR(10) &amp; IF(LEN(['Numeric Swapped Corners'.A278]) &gt; 0;&quot;id=&quot; &amp; ['Numeric Swapped Corners'.A278] &amp; CHAR(10);&quot;&quot;) &amp; &quot;Sounds=1&quot; &amp; CHAR(10) &amp; &quot;Snd0=&quot; &amp; LOWER(['Numeric Swapped Corners'.B278]) &amp; &quot;.ogg&quot; &amp; CHAR(10) &amp; IF(LEN(['Numeric Swapped Corners'.F278]) &gt; 0; &quot;link=&quot; &amp; ['Numeric Swapped Corners'.F278] &amp; CHAR(10);&quot;&quot;) &amp; IF(LEN(['Numeric Swapped Corners'.G278])&gt;0;&quot;standard=&quot; &amp; ['Numeric Swapped Corners'.G278] &amp; CHAR(10);&quot;&quot;) &amp; &quot;column=&quot; &amp; ['Numeric Swapped Corners'.I278] &amp; CHAR(10);&quot;&quot;)">
            <text:p/>
          </table:table-cell>
          <table:table-cell table:style-name="ce16" table:formula="of:=IF(LEN(['Numeric Swapped Corners'.H278]) &gt; 0;IF(LEN(['Numeric Swapped Corners'.B278]) &gt; 0;['Numeric Swapped Corners'.B278] &amp; &quot;=&quot; &amp; ['Numeric Swapped Corners'.C278]);&quot;&quot;)">
            <text:p/>
          </table:table-cell>
          <table:table-cell table:style-name="ce16" table:formula="of:=IF(LEN(['Numeric Swapped Corners'.H278]) &gt; 0;IF(LEN(['Numeric Swapped Corners'.B278]) &gt; 0;['Numeric Swapped Corners'.B278] &amp; &quot;=&quot; &amp; ['Numeric Swapped Corners'.D278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279]) &gt; 0; ['Numeric Swapped Corners'.H279]; &quot;&quot;)">
            <text:p/>
          </table:table-cell>
          <table:table-cell table:style-name="ce16" table:formula="of:=IF(LEN(['Numeric Swapped Corners'.H279]) &gt; 0;&quot;[PACENOTE::&quot; &amp; ['Numeric Swapped Corners'.B279] &amp; &quot;]&quot; &amp; CHAR(10) &amp; IF(LEN(['Numeric Swapped Corners'.A279]) &gt; 0;&quot;id=&quot; &amp; ['Numeric Swapped Corners'.A279] &amp; CHAR(10);&quot;&quot;) &amp; &quot;Sounds=1&quot; &amp; CHAR(10) &amp; &quot;Snd0=&quot; &amp; LOWER(['Numeric Swapped Corners'.B279]) &amp; &quot;.ogg&quot; &amp; CHAR(10) &amp; IF(LEN(['Numeric Swapped Corners'.F279]) &gt; 0; &quot;link=&quot; &amp; ['Numeric Swapped Corners'.F279] &amp; CHAR(10);&quot;&quot;) &amp; IF(LEN(['Numeric Swapped Corners'.G279])&gt;0;&quot;standard=&quot; &amp; ['Numeric Swapped Corners'.G279] &amp; CHAR(10);&quot;&quot;) &amp; &quot;column=&quot; &amp; ['Numeric Swapped Corners'.I279] &amp; CHAR(10);&quot;&quot;)">
            <text:p/>
          </table:table-cell>
          <table:table-cell table:style-name="ce16" table:formula="of:=IF(LEN(['Numeric Swapped Corners'.H279]) &gt; 0;IF(LEN(['Numeric Swapped Corners'.B279]) &gt; 0;['Numeric Swapped Corners'.B279] &amp; &quot;=&quot; &amp; ['Numeric Swapped Corners'.C279]);&quot;&quot;)">
            <text:p/>
          </table:table-cell>
          <table:table-cell table:style-name="ce16" table:formula="of:=IF(LEN(['Numeric Swapped Corners'.H279]) &gt; 0;IF(LEN(['Numeric Swapped Corners'.B279]) &gt; 0;['Numeric Swapped Corners'.B279] &amp; &quot;=&quot; &amp; ['Numeric Swapped Corners'.D279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280]) &gt; 0; ['Numeric Swapped Corners'.H280]; &quot;&quot;)">
            <text:p/>
          </table:table-cell>
          <table:table-cell table:style-name="ce16" table:formula="of:=IF(LEN(['Numeric Swapped Corners'.H280]) &gt; 0;&quot;[PACENOTE::&quot; &amp; ['Numeric Swapped Corners'.B280] &amp; &quot;]&quot; &amp; CHAR(10) &amp; IF(LEN(['Numeric Swapped Corners'.A280]) &gt; 0;&quot;id=&quot; &amp; ['Numeric Swapped Corners'.A280] &amp; CHAR(10);&quot;&quot;) &amp; &quot;Sounds=1&quot; &amp; CHAR(10) &amp; &quot;Snd0=&quot; &amp; LOWER(['Numeric Swapped Corners'.B280]) &amp; &quot;.ogg&quot; &amp; CHAR(10) &amp; IF(LEN(['Numeric Swapped Corners'.F280]) &gt; 0; &quot;link=&quot; &amp; ['Numeric Swapped Corners'.F280] &amp; CHAR(10);&quot;&quot;) &amp; IF(LEN(['Numeric Swapped Corners'.G280])&gt;0;&quot;standard=&quot; &amp; ['Numeric Swapped Corners'.G280] &amp; CHAR(10);&quot;&quot;) &amp; &quot;column=&quot; &amp; ['Numeric Swapped Corners'.I280] &amp; CHAR(10);&quot;&quot;)">
            <text:p/>
          </table:table-cell>
          <table:table-cell table:style-name="ce16" table:formula="of:=IF(LEN(['Numeric Swapped Corners'.H280]) &gt; 0;IF(LEN(['Numeric Swapped Corners'.B280]) &gt; 0;['Numeric Swapped Corners'.B280] &amp; &quot;=&quot; &amp; ['Numeric Swapped Corners'.C280]);&quot;&quot;)">
            <text:p/>
          </table:table-cell>
          <table:table-cell table:style-name="ce16" table:formula="of:=IF(LEN(['Numeric Swapped Corners'.H280]) &gt; 0;IF(LEN(['Numeric Swapped Corners'.B280]) &gt; 0;['Numeric Swapped Corners'.B280] &amp; &quot;=&quot; &amp; ['Numeric Swapped Corners'.D280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281]) &gt; 0; ['Numeric Swapped Corners'.H281]; &quot;&quot;)">
            <text:p/>
          </table:table-cell>
          <table:table-cell table:style-name="ce16" table:formula="of:=IF(LEN(['Numeric Swapped Corners'.H281]) &gt; 0;&quot;[PACENOTE::&quot; &amp; ['Numeric Swapped Corners'.B281] &amp; &quot;]&quot; &amp; CHAR(10) &amp; IF(LEN(['Numeric Swapped Corners'.A281]) &gt; 0;&quot;id=&quot; &amp; ['Numeric Swapped Corners'.A281] &amp; CHAR(10);&quot;&quot;) &amp; &quot;Sounds=1&quot; &amp; CHAR(10) &amp; &quot;Snd0=&quot; &amp; LOWER(['Numeric Swapped Corners'.B281]) &amp; &quot;.ogg&quot; &amp; CHAR(10) &amp; IF(LEN(['Numeric Swapped Corners'.F281]) &gt; 0; &quot;link=&quot; &amp; ['Numeric Swapped Corners'.F281] &amp; CHAR(10);&quot;&quot;) &amp; IF(LEN(['Numeric Swapped Corners'.G281])&gt;0;&quot;standard=&quot; &amp; ['Numeric Swapped Corners'.G281] &amp; CHAR(10);&quot;&quot;) &amp; &quot;column=&quot; &amp; ['Numeric Swapped Corners'.I281] &amp; CHAR(10);&quot;&quot;)">
            <text:p/>
          </table:table-cell>
          <table:table-cell table:style-name="ce16" table:formula="of:=IF(LEN(['Numeric Swapped Corners'.H281]) &gt; 0;IF(LEN(['Numeric Swapped Corners'.B281]) &gt; 0;['Numeric Swapped Corners'.B281] &amp; &quot;=&quot; &amp; ['Numeric Swapped Corners'.C281]);&quot;&quot;)">
            <text:p/>
          </table:table-cell>
          <table:table-cell table:style-name="ce16" table:formula="of:=IF(LEN(['Numeric Swapped Corners'.H281]) &gt; 0;IF(LEN(['Numeric Swapped Corners'.B281]) &gt; 0;['Numeric Swapped Corners'.B281] &amp; &quot;=&quot; &amp; ['Numeric Swapped Corners'.D281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282]) &gt; 0; ['Numeric Swapped Corners'.H282]; &quot;&quot;)">
            <text:p/>
          </table:table-cell>
          <table:table-cell table:style-name="ce16" table:formula="of:=IF(LEN(['Numeric Swapped Corners'.H282]) &gt; 0;&quot;[PACENOTE::&quot; &amp; ['Numeric Swapped Corners'.B282] &amp; &quot;]&quot; &amp; CHAR(10) &amp; IF(LEN(['Numeric Swapped Corners'.A282]) &gt; 0;&quot;id=&quot; &amp; ['Numeric Swapped Corners'.A282] &amp; CHAR(10);&quot;&quot;) &amp; &quot;Sounds=1&quot; &amp; CHAR(10) &amp; &quot;Snd0=&quot; &amp; LOWER(['Numeric Swapped Corners'.B282]) &amp; &quot;.ogg&quot; &amp; CHAR(10) &amp; IF(LEN(['Numeric Swapped Corners'.F282]) &gt; 0; &quot;link=&quot; &amp; ['Numeric Swapped Corners'.F282] &amp; CHAR(10);&quot;&quot;) &amp; IF(LEN(['Numeric Swapped Corners'.G282])&gt;0;&quot;standard=&quot; &amp; ['Numeric Swapped Corners'.G282] &amp; CHAR(10);&quot;&quot;) &amp; &quot;column=&quot; &amp; ['Numeric Swapped Corners'.I282] &amp; CHAR(10);&quot;&quot;)">
            <text:p/>
          </table:table-cell>
          <table:table-cell table:style-name="ce16" table:formula="of:=IF(LEN(['Numeric Swapped Corners'.H282]) &gt; 0;IF(LEN(['Numeric Swapped Corners'.B282]) &gt; 0;['Numeric Swapped Corners'.B282] &amp; &quot;=&quot; &amp; ['Numeric Swapped Corners'.C282]);&quot;&quot;)">
            <text:p/>
          </table:table-cell>
          <table:table-cell table:style-name="ce16" table:formula="of:=IF(LEN(['Numeric Swapped Corners'.H282]) &gt; 0;IF(LEN(['Numeric Swapped Corners'.B282]) &gt; 0;['Numeric Swapped Corners'.B282] &amp; &quot;=&quot; &amp; ['Numeric Swapped Corners'.D282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283]) &gt; 0; ['Numeric Swapped Corners'.H283]; &quot;&quot;)">
            <text:p/>
          </table:table-cell>
          <table:table-cell table:style-name="ce16" table:formula="of:=IF(LEN(['Numeric Swapped Corners'.H283]) &gt; 0;&quot;[PACENOTE::&quot; &amp; ['Numeric Swapped Corners'.B283] &amp; &quot;]&quot; &amp; CHAR(10) &amp; IF(LEN(['Numeric Swapped Corners'.A283]) &gt; 0;&quot;id=&quot; &amp; ['Numeric Swapped Corners'.A283] &amp; CHAR(10);&quot;&quot;) &amp; &quot;Sounds=1&quot; &amp; CHAR(10) &amp; &quot;Snd0=&quot; &amp; LOWER(['Numeric Swapped Corners'.B283]) &amp; &quot;.ogg&quot; &amp; CHAR(10) &amp; IF(LEN(['Numeric Swapped Corners'.F283]) &gt; 0; &quot;link=&quot; &amp; ['Numeric Swapped Corners'.F283] &amp; CHAR(10);&quot;&quot;) &amp; IF(LEN(['Numeric Swapped Corners'.G283])&gt;0;&quot;standard=&quot; &amp; ['Numeric Swapped Corners'.G283] &amp; CHAR(10);&quot;&quot;) &amp; &quot;column=&quot; &amp; ['Numeric Swapped Corners'.I283] &amp; CHAR(10);&quot;&quot;)">
            <text:p/>
          </table:table-cell>
          <table:table-cell table:style-name="ce16" table:formula="of:=IF(LEN(['Numeric Swapped Corners'.H283]) &gt; 0;IF(LEN(['Numeric Swapped Corners'.B283]) &gt; 0;['Numeric Swapped Corners'.B283] &amp; &quot;=&quot; &amp; ['Numeric Swapped Corners'.C283]);&quot;&quot;)">
            <text:p/>
          </table:table-cell>
          <table:table-cell table:style-name="ce16" table:formula="of:=IF(LEN(['Numeric Swapped Corners'.H283]) &gt; 0;IF(LEN(['Numeric Swapped Corners'.B283]) &gt; 0;['Numeric Swapped Corners'.B283] &amp; &quot;=&quot; &amp; ['Numeric Swapped Corners'.D283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284]) &gt; 0; ['Numeric Swapped Corners'.H284]; &quot;&quot;)">
            <text:p/>
          </table:table-cell>
          <table:table-cell table:style-name="ce16" table:formula="of:=IF(LEN(['Numeric Swapped Corners'.H284]) &gt; 0;&quot;[PACENOTE::&quot; &amp; ['Numeric Swapped Corners'.B284] &amp; &quot;]&quot; &amp; CHAR(10) &amp; IF(LEN(['Numeric Swapped Corners'.A284]) &gt; 0;&quot;id=&quot; &amp; ['Numeric Swapped Corners'.A284] &amp; CHAR(10);&quot;&quot;) &amp; &quot;Sounds=1&quot; &amp; CHAR(10) &amp; &quot;Snd0=&quot; &amp; LOWER(['Numeric Swapped Corners'.B284]) &amp; &quot;.ogg&quot; &amp; CHAR(10) &amp; IF(LEN(['Numeric Swapped Corners'.F284]) &gt; 0; &quot;link=&quot; &amp; ['Numeric Swapped Corners'.F284] &amp; CHAR(10);&quot;&quot;) &amp; IF(LEN(['Numeric Swapped Corners'.G284])&gt;0;&quot;standard=&quot; &amp; ['Numeric Swapped Corners'.G284] &amp; CHAR(10);&quot;&quot;) &amp; &quot;column=&quot; &amp; ['Numeric Swapped Corners'.I284] &amp; CHAR(10);&quot;&quot;)">
            <text:p/>
          </table:table-cell>
          <table:table-cell table:style-name="ce16" table:formula="of:=IF(LEN(['Numeric Swapped Corners'.H284]) &gt; 0;IF(LEN(['Numeric Swapped Corners'.B284]) &gt; 0;['Numeric Swapped Corners'.B284] &amp; &quot;=&quot; &amp; ['Numeric Swapped Corners'.C284]);&quot;&quot;)">
            <text:p/>
          </table:table-cell>
          <table:table-cell table:style-name="ce16" table:formula="of:=IF(LEN(['Numeric Swapped Corners'.H284]) &gt; 0;IF(LEN(['Numeric Swapped Corners'.B284]) &gt; 0;['Numeric Swapped Corners'.B284] &amp; &quot;=&quot; &amp; ['Numeric Swapped Corners'.D284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285]) &gt; 0; ['Numeric Swapped Corners'.H285]; &quot;&quot;)">
            <text:p/>
          </table:table-cell>
          <table:table-cell table:style-name="ce16" table:formula="of:=IF(LEN(['Numeric Swapped Corners'.H285]) &gt; 0;&quot;[PACENOTE::&quot; &amp; ['Numeric Swapped Corners'.B285] &amp; &quot;]&quot; &amp; CHAR(10) &amp; IF(LEN(['Numeric Swapped Corners'.A285]) &gt; 0;&quot;id=&quot; &amp; ['Numeric Swapped Corners'.A285] &amp; CHAR(10);&quot;&quot;) &amp; &quot;Sounds=1&quot; &amp; CHAR(10) &amp; &quot;Snd0=&quot; &amp; LOWER(['Numeric Swapped Corners'.B285]) &amp; &quot;.ogg&quot; &amp; CHAR(10) &amp; IF(LEN(['Numeric Swapped Corners'.F285]) &gt; 0; &quot;link=&quot; &amp; ['Numeric Swapped Corners'.F285] &amp; CHAR(10);&quot;&quot;) &amp; IF(LEN(['Numeric Swapped Corners'.G285])&gt;0;&quot;standard=&quot; &amp; ['Numeric Swapped Corners'.G285] &amp; CHAR(10);&quot;&quot;) &amp; &quot;column=&quot; &amp; ['Numeric Swapped Corners'.I285] &amp; CHAR(10);&quot;&quot;)">
            <text:p/>
          </table:table-cell>
          <table:table-cell table:style-name="ce16" table:formula="of:=IF(LEN(['Numeric Swapped Corners'.H285]) &gt; 0;IF(LEN(['Numeric Swapped Corners'.B285]) &gt; 0;['Numeric Swapped Corners'.B285] &amp; &quot;=&quot; &amp; ['Numeric Swapped Corners'.C285]);&quot;&quot;)">
            <text:p/>
          </table:table-cell>
          <table:table-cell table:style-name="ce16" table:formula="of:=IF(LEN(['Numeric Swapped Corners'.H285]) &gt; 0;IF(LEN(['Numeric Swapped Corners'.B285]) &gt; 0;['Numeric Swapped Corners'.B285] &amp; &quot;=&quot; &amp; ['Numeric Swapped Corners'.D285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286]) &gt; 0; ['Numeric Swapped Corners'.H286]; &quot;&quot;)">
            <text:p/>
          </table:table-cell>
          <table:table-cell table:style-name="ce16" table:formula="of:=IF(LEN(['Numeric Swapped Corners'.H286]) &gt; 0;&quot;[PACENOTE::&quot; &amp; ['Numeric Swapped Corners'.B286] &amp; &quot;]&quot; &amp; CHAR(10) &amp; IF(LEN(['Numeric Swapped Corners'.A286]) &gt; 0;&quot;id=&quot; &amp; ['Numeric Swapped Corners'.A286] &amp; CHAR(10);&quot;&quot;) &amp; &quot;Sounds=1&quot; &amp; CHAR(10) &amp; &quot;Snd0=&quot; &amp; LOWER(['Numeric Swapped Corners'.B286]) &amp; &quot;.ogg&quot; &amp; CHAR(10) &amp; IF(LEN(['Numeric Swapped Corners'.F286]) &gt; 0; &quot;link=&quot; &amp; ['Numeric Swapped Corners'.F286] &amp; CHAR(10);&quot;&quot;) &amp; IF(LEN(['Numeric Swapped Corners'.G286])&gt;0;&quot;standard=&quot; &amp; ['Numeric Swapped Corners'.G286] &amp; CHAR(10);&quot;&quot;) &amp; &quot;column=&quot; &amp; ['Numeric Swapped Corners'.I286] &amp; CHAR(10);&quot;&quot;)">
            <text:p/>
          </table:table-cell>
          <table:table-cell table:style-name="ce16" table:formula="of:=IF(LEN(['Numeric Swapped Corners'.H286]) &gt; 0;IF(LEN(['Numeric Swapped Corners'.B286]) &gt; 0;['Numeric Swapped Corners'.B286] &amp; &quot;=&quot; &amp; ['Numeric Swapped Corners'.C286]);&quot;&quot;)">
            <text:p/>
          </table:table-cell>
          <table:table-cell table:style-name="ce16" table:formula="of:=IF(LEN(['Numeric Swapped Corners'.H286]) &gt; 0;IF(LEN(['Numeric Swapped Corners'.B286]) &gt; 0;['Numeric Swapped Corners'.B286] &amp; &quot;=&quot; &amp; ['Numeric Swapped Corners'.D286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287]) &gt; 0; ['Numeric Swapped Corners'.H287]; &quot;&quot;)">
            <text:p/>
          </table:table-cell>
          <table:table-cell table:style-name="ce16" table:formula="of:=IF(LEN(['Numeric Swapped Corners'.H287]) &gt; 0;&quot;[PACENOTE::&quot; &amp; ['Numeric Swapped Corners'.B287] &amp; &quot;]&quot; &amp; CHAR(10) &amp; IF(LEN(['Numeric Swapped Corners'.A287]) &gt; 0;&quot;id=&quot; &amp; ['Numeric Swapped Corners'.A287] &amp; CHAR(10);&quot;&quot;) &amp; &quot;Sounds=1&quot; &amp; CHAR(10) &amp; &quot;Snd0=&quot; &amp; LOWER(['Numeric Swapped Corners'.B287]) &amp; &quot;.ogg&quot; &amp; CHAR(10) &amp; IF(LEN(['Numeric Swapped Corners'.F287]) &gt; 0; &quot;link=&quot; &amp; ['Numeric Swapped Corners'.F287] &amp; CHAR(10);&quot;&quot;) &amp; IF(LEN(['Numeric Swapped Corners'.G287])&gt;0;&quot;standard=&quot; &amp; ['Numeric Swapped Corners'.G287] &amp; CHAR(10);&quot;&quot;) &amp; &quot;column=&quot; &amp; ['Numeric Swapped Corners'.I287] &amp; CHAR(10);&quot;&quot;)">
            <text:p/>
          </table:table-cell>
          <table:table-cell table:style-name="ce16" table:formula="of:=IF(LEN(['Numeric Swapped Corners'.H287]) &gt; 0;IF(LEN(['Numeric Swapped Corners'.B287]) &gt; 0;['Numeric Swapped Corners'.B287] &amp; &quot;=&quot; &amp; ['Numeric Swapped Corners'.C287]);&quot;&quot;)">
            <text:p/>
          </table:table-cell>
          <table:table-cell table:style-name="ce16" table:formula="of:=IF(LEN(['Numeric Swapped Corners'.H287]) &gt; 0;IF(LEN(['Numeric Swapped Corners'.B287]) &gt; 0;['Numeric Swapped Corners'.B287] &amp; &quot;=&quot; &amp; ['Numeric Swapped Corners'.D287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288]) &gt; 0; ['Numeric Swapped Corners'.H288]; &quot;&quot;)">
            <text:p/>
          </table:table-cell>
          <table:table-cell table:style-name="ce16" table:formula="of:=IF(LEN(['Numeric Swapped Corners'.H288]) &gt; 0;&quot;[PACENOTE::&quot; &amp; ['Numeric Swapped Corners'.B288] &amp; &quot;]&quot; &amp; CHAR(10) &amp; IF(LEN(['Numeric Swapped Corners'.A288]) &gt; 0;&quot;id=&quot; &amp; ['Numeric Swapped Corners'.A288] &amp; CHAR(10);&quot;&quot;) &amp; &quot;Sounds=1&quot; &amp; CHAR(10) &amp; &quot;Snd0=&quot; &amp; LOWER(['Numeric Swapped Corners'.B288]) &amp; &quot;.ogg&quot; &amp; CHAR(10) &amp; IF(LEN(['Numeric Swapped Corners'.F288]) &gt; 0; &quot;link=&quot; &amp; ['Numeric Swapped Corners'.F288] &amp; CHAR(10);&quot;&quot;) &amp; IF(LEN(['Numeric Swapped Corners'.G288])&gt;0;&quot;standard=&quot; &amp; ['Numeric Swapped Corners'.G288] &amp; CHAR(10);&quot;&quot;) &amp; &quot;column=&quot; &amp; ['Numeric Swapped Corners'.I288] &amp; CHAR(10);&quot;&quot;)">
            <text:p/>
          </table:table-cell>
          <table:table-cell table:style-name="ce16" table:formula="of:=IF(LEN(['Numeric Swapped Corners'.H288]) &gt; 0;IF(LEN(['Numeric Swapped Corners'.B288]) &gt; 0;['Numeric Swapped Corners'.B288] &amp; &quot;=&quot; &amp; ['Numeric Swapped Corners'.C288]);&quot;&quot;)">
            <text:p/>
          </table:table-cell>
          <table:table-cell table:style-name="ce16" table:formula="of:=IF(LEN(['Numeric Swapped Corners'.H288]) &gt; 0;IF(LEN(['Numeric Swapped Corners'.B288]) &gt; 0;['Numeric Swapped Corners'.B288] &amp; &quot;=&quot; &amp; ['Numeric Swapped Corners'.D288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289]) &gt; 0; ['Numeric Swapped Corners'.H289]; &quot;&quot;)">
            <text:p/>
          </table:table-cell>
          <table:table-cell table:style-name="ce16" table:formula="of:=IF(LEN(['Numeric Swapped Corners'.H289]) &gt; 0;&quot;[PACENOTE::&quot; &amp; ['Numeric Swapped Corners'.B289] &amp; &quot;]&quot; &amp; CHAR(10) &amp; IF(LEN(['Numeric Swapped Corners'.A289]) &gt; 0;&quot;id=&quot; &amp; ['Numeric Swapped Corners'.A289] &amp; CHAR(10);&quot;&quot;) &amp; &quot;Sounds=1&quot; &amp; CHAR(10) &amp; &quot;Snd0=&quot; &amp; LOWER(['Numeric Swapped Corners'.B289]) &amp; &quot;.ogg&quot; &amp; CHAR(10) &amp; IF(LEN(['Numeric Swapped Corners'.F289]) &gt; 0; &quot;link=&quot; &amp; ['Numeric Swapped Corners'.F289] &amp; CHAR(10);&quot;&quot;) &amp; IF(LEN(['Numeric Swapped Corners'.G289])&gt;0;&quot;standard=&quot; &amp; ['Numeric Swapped Corners'.G289] &amp; CHAR(10);&quot;&quot;) &amp; &quot;column=&quot; &amp; ['Numeric Swapped Corners'.I289] &amp; CHAR(10);&quot;&quot;)">
            <text:p/>
          </table:table-cell>
          <table:table-cell table:style-name="ce16" table:formula="of:=IF(LEN(['Numeric Swapped Corners'.H289]) &gt; 0;IF(LEN(['Numeric Swapped Corners'.B289]) &gt; 0;['Numeric Swapped Corners'.B289] &amp; &quot;=&quot; &amp; ['Numeric Swapped Corners'.C289]);&quot;&quot;)">
            <text:p/>
          </table:table-cell>
          <table:table-cell table:style-name="ce16" table:formula="of:=IF(LEN(['Numeric Swapped Corners'.H289]) &gt; 0;IF(LEN(['Numeric Swapped Corners'.B289]) &gt; 0;['Numeric Swapped Corners'.B289] &amp; &quot;=&quot; &amp; ['Numeric Swapped Corners'.D289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290]) &gt; 0; ['Numeric Swapped Corners'.H290]; &quot;&quot;)">
            <text:p/>
          </table:table-cell>
          <table:table-cell table:style-name="ce16" table:formula="of:=IF(LEN(['Numeric Swapped Corners'.H290]) &gt; 0;&quot;[PACENOTE::&quot; &amp; ['Numeric Swapped Corners'.B290] &amp; &quot;]&quot; &amp; CHAR(10) &amp; IF(LEN(['Numeric Swapped Corners'.A290]) &gt; 0;&quot;id=&quot; &amp; ['Numeric Swapped Corners'.A290] &amp; CHAR(10);&quot;&quot;) &amp; &quot;Sounds=1&quot; &amp; CHAR(10) &amp; &quot;Snd0=&quot; &amp; LOWER(['Numeric Swapped Corners'.B290]) &amp; &quot;.ogg&quot; &amp; CHAR(10) &amp; IF(LEN(['Numeric Swapped Corners'.F290]) &gt; 0; &quot;link=&quot; &amp; ['Numeric Swapped Corners'.F290] &amp; CHAR(10);&quot;&quot;) &amp; IF(LEN(['Numeric Swapped Corners'.G290])&gt;0;&quot;standard=&quot; &amp; ['Numeric Swapped Corners'.G290] &amp; CHAR(10);&quot;&quot;) &amp; &quot;column=&quot; &amp; ['Numeric Swapped Corners'.I290] &amp; CHAR(10);&quot;&quot;)">
            <text:p/>
          </table:table-cell>
          <table:table-cell table:style-name="ce16" table:formula="of:=IF(LEN(['Numeric Swapped Corners'.H290]) &gt; 0;IF(LEN(['Numeric Swapped Corners'.B290]) &gt; 0;['Numeric Swapped Corners'.B290] &amp; &quot;=&quot; &amp; ['Numeric Swapped Corners'.C290]);&quot;&quot;)">
            <text:p/>
          </table:table-cell>
          <table:table-cell table:style-name="ce16" table:formula="of:=IF(LEN(['Numeric Swapped Corners'.H290]) &gt; 0;IF(LEN(['Numeric Swapped Corners'.B290]) &gt; 0;['Numeric Swapped Corners'.B290] &amp; &quot;=&quot; &amp; ['Numeric Swapped Corners'.D290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291]) &gt; 0; ['Numeric Swapped Corners'.H291]; &quot;&quot;)">
            <text:p/>
          </table:table-cell>
          <table:table-cell table:style-name="ce16" table:formula="of:=IF(LEN(['Numeric Swapped Corners'.H291]) &gt; 0;&quot;[PACENOTE::&quot; &amp; ['Numeric Swapped Corners'.B291] &amp; &quot;]&quot; &amp; CHAR(10) &amp; IF(LEN(['Numeric Swapped Corners'.A291]) &gt; 0;&quot;id=&quot; &amp; ['Numeric Swapped Corners'.A291] &amp; CHAR(10);&quot;&quot;) &amp; &quot;Sounds=1&quot; &amp; CHAR(10) &amp; &quot;Snd0=&quot; &amp; LOWER(['Numeric Swapped Corners'.B291]) &amp; &quot;.ogg&quot; &amp; CHAR(10) &amp; IF(LEN(['Numeric Swapped Corners'.F291]) &gt; 0; &quot;link=&quot; &amp; ['Numeric Swapped Corners'.F291] &amp; CHAR(10);&quot;&quot;) &amp; IF(LEN(['Numeric Swapped Corners'.G291])&gt;0;&quot;standard=&quot; &amp; ['Numeric Swapped Corners'.G291] &amp; CHAR(10);&quot;&quot;) &amp; &quot;column=&quot; &amp; ['Numeric Swapped Corners'.I291] &amp; CHAR(10);&quot;&quot;)">
            <text:p/>
          </table:table-cell>
          <table:table-cell table:style-name="ce16" table:formula="of:=IF(LEN(['Numeric Swapped Corners'.H291]) &gt; 0;IF(LEN(['Numeric Swapped Corners'.B291]) &gt; 0;['Numeric Swapped Corners'.B291] &amp; &quot;=&quot; &amp; ['Numeric Swapped Corners'.C291]);&quot;&quot;)">
            <text:p/>
          </table:table-cell>
          <table:table-cell table:style-name="ce16" table:formula="of:=IF(LEN(['Numeric Swapped Corners'.H291]) &gt; 0;IF(LEN(['Numeric Swapped Corners'.B291]) &gt; 0;['Numeric Swapped Corners'.B291] &amp; &quot;=&quot; &amp; ['Numeric Swapped Corners'.D291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292]) &gt; 0; ['Numeric Swapped Corners'.H292]; &quot;&quot;)">
            <text:p/>
          </table:table-cell>
          <table:table-cell table:style-name="ce16" table:formula="of:=IF(LEN(['Numeric Swapped Corners'.H292]) &gt; 0;&quot;[PACENOTE::&quot; &amp; ['Numeric Swapped Corners'.B292] &amp; &quot;]&quot; &amp; CHAR(10) &amp; IF(LEN(['Numeric Swapped Corners'.A292]) &gt; 0;&quot;id=&quot; &amp; ['Numeric Swapped Corners'.A292] &amp; CHAR(10);&quot;&quot;) &amp; &quot;Sounds=1&quot; &amp; CHAR(10) &amp; &quot;Snd0=&quot; &amp; LOWER(['Numeric Swapped Corners'.B292]) &amp; &quot;.ogg&quot; &amp; CHAR(10) &amp; IF(LEN(['Numeric Swapped Corners'.F292]) &gt; 0; &quot;link=&quot; &amp; ['Numeric Swapped Corners'.F292] &amp; CHAR(10);&quot;&quot;) &amp; IF(LEN(['Numeric Swapped Corners'.G292])&gt;0;&quot;standard=&quot; &amp; ['Numeric Swapped Corners'.G292] &amp; CHAR(10);&quot;&quot;) &amp; &quot;column=&quot; &amp; ['Numeric Swapped Corners'.I292] &amp; CHAR(10);&quot;&quot;)">
            <text:p/>
          </table:table-cell>
          <table:table-cell table:style-name="ce16" table:formula="of:=IF(LEN(['Numeric Swapped Corners'.H292]) &gt; 0;IF(LEN(['Numeric Swapped Corners'.B292]) &gt; 0;['Numeric Swapped Corners'.B292] &amp; &quot;=&quot; &amp; ['Numeric Swapped Corners'.C292]);&quot;&quot;)">
            <text:p/>
          </table:table-cell>
          <table:table-cell table:style-name="ce16" table:formula="of:=IF(LEN(['Numeric Swapped Corners'.H292]) &gt; 0;IF(LEN(['Numeric Swapped Corners'.B292]) &gt; 0;['Numeric Swapped Corners'.B292] &amp; &quot;=&quot; &amp; ['Numeric Swapped Corners'.D292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293]) &gt; 0; ['Numeric Swapped Corners'.H293]; &quot;&quot;)">
            <text:p/>
          </table:table-cell>
          <table:table-cell table:style-name="ce16" table:formula="of:=IF(LEN(['Numeric Swapped Corners'.H293]) &gt; 0;&quot;[PACENOTE::&quot; &amp; ['Numeric Swapped Corners'.B293] &amp; &quot;]&quot; &amp; CHAR(10) &amp; IF(LEN(['Numeric Swapped Corners'.A293]) &gt; 0;&quot;id=&quot; &amp; ['Numeric Swapped Corners'.A293] &amp; CHAR(10);&quot;&quot;) &amp; &quot;Sounds=1&quot; &amp; CHAR(10) &amp; &quot;Snd0=&quot; &amp; LOWER(['Numeric Swapped Corners'.B293]) &amp; &quot;.ogg&quot; &amp; CHAR(10) &amp; IF(LEN(['Numeric Swapped Corners'.F293]) &gt; 0; &quot;link=&quot; &amp; ['Numeric Swapped Corners'.F293] &amp; CHAR(10);&quot;&quot;) &amp; IF(LEN(['Numeric Swapped Corners'.G293])&gt;0;&quot;standard=&quot; &amp; ['Numeric Swapped Corners'.G293] &amp; CHAR(10);&quot;&quot;) &amp; &quot;column=&quot; &amp; ['Numeric Swapped Corners'.I293] &amp; CHAR(10);&quot;&quot;)">
            <text:p/>
          </table:table-cell>
          <table:table-cell table:style-name="ce16" table:formula="of:=IF(LEN(['Numeric Swapped Corners'.H293]) &gt; 0;IF(LEN(['Numeric Swapped Corners'.B293]) &gt; 0;['Numeric Swapped Corners'.B293] &amp; &quot;=&quot; &amp; ['Numeric Swapped Corners'.C293]);&quot;&quot;)">
            <text:p/>
          </table:table-cell>
          <table:table-cell table:style-name="ce16" table:formula="of:=IF(LEN(['Numeric Swapped Corners'.H293]) &gt; 0;IF(LEN(['Numeric Swapped Corners'.B293]) &gt; 0;['Numeric Swapped Corners'.B293] &amp; &quot;=&quot; &amp; ['Numeric Swapped Corners'.D293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294]) &gt; 0; ['Numeric Swapped Corners'.H294]; &quot;&quot;)">
            <text:p/>
          </table:table-cell>
          <table:table-cell table:style-name="ce16" table:formula="of:=IF(LEN(['Numeric Swapped Corners'.H294]) &gt; 0;&quot;[PACENOTE::&quot; &amp; ['Numeric Swapped Corners'.B294] &amp; &quot;]&quot; &amp; CHAR(10) &amp; IF(LEN(['Numeric Swapped Corners'.A294]) &gt; 0;&quot;id=&quot; &amp; ['Numeric Swapped Corners'.A294] &amp; CHAR(10);&quot;&quot;) &amp; &quot;Sounds=1&quot; &amp; CHAR(10) &amp; &quot;Snd0=&quot; &amp; LOWER(['Numeric Swapped Corners'.B294]) &amp; &quot;.ogg&quot; &amp; CHAR(10) &amp; IF(LEN(['Numeric Swapped Corners'.F294]) &gt; 0; &quot;link=&quot; &amp; ['Numeric Swapped Corners'.F294] &amp; CHAR(10);&quot;&quot;) &amp; IF(LEN(['Numeric Swapped Corners'.G294])&gt;0;&quot;standard=&quot; &amp; ['Numeric Swapped Corners'.G294] &amp; CHAR(10);&quot;&quot;) &amp; &quot;column=&quot; &amp; ['Numeric Swapped Corners'.I294] &amp; CHAR(10);&quot;&quot;)">
            <text:p/>
          </table:table-cell>
          <table:table-cell table:style-name="ce16" table:formula="of:=IF(LEN(['Numeric Swapped Corners'.H294]) &gt; 0;IF(LEN(['Numeric Swapped Corners'.B294]) &gt; 0;['Numeric Swapped Corners'.B294] &amp; &quot;=&quot; &amp; ['Numeric Swapped Corners'.C294]);&quot;&quot;)">
            <text:p/>
          </table:table-cell>
          <table:table-cell table:style-name="ce16" table:formula="of:=IF(LEN(['Numeric Swapped Corners'.H294]) &gt; 0;IF(LEN(['Numeric Swapped Corners'.B294]) &gt; 0;['Numeric Swapped Corners'.B294] &amp; &quot;=&quot; &amp; ['Numeric Swapped Corners'.D294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295]) &gt; 0; ['Numeric Swapped Corners'.H295]; &quot;&quot;)">
            <text:p/>
          </table:table-cell>
          <table:table-cell table:style-name="ce16" table:formula="of:=IF(LEN(['Numeric Swapped Corners'.H295]) &gt; 0;&quot;[PACENOTE::&quot; &amp; ['Numeric Swapped Corners'.B295] &amp; &quot;]&quot; &amp; CHAR(10) &amp; IF(LEN(['Numeric Swapped Corners'.A295]) &gt; 0;&quot;id=&quot; &amp; ['Numeric Swapped Corners'.A295] &amp; CHAR(10);&quot;&quot;) &amp; &quot;Sounds=1&quot; &amp; CHAR(10) &amp; &quot;Snd0=&quot; &amp; LOWER(['Numeric Swapped Corners'.B295]) &amp; &quot;.ogg&quot; &amp; CHAR(10) &amp; IF(LEN(['Numeric Swapped Corners'.F295]) &gt; 0; &quot;link=&quot; &amp; ['Numeric Swapped Corners'.F295] &amp; CHAR(10);&quot;&quot;) &amp; IF(LEN(['Numeric Swapped Corners'.G295])&gt;0;&quot;standard=&quot; &amp; ['Numeric Swapped Corners'.G295] &amp; CHAR(10);&quot;&quot;) &amp; &quot;column=&quot; &amp; ['Numeric Swapped Corners'.I295] &amp; CHAR(10);&quot;&quot;)">
            <text:p/>
          </table:table-cell>
          <table:table-cell table:style-name="ce16" table:formula="of:=IF(LEN(['Numeric Swapped Corners'.H295]) &gt; 0;IF(LEN(['Numeric Swapped Corners'.B295]) &gt; 0;['Numeric Swapped Corners'.B295] &amp; &quot;=&quot; &amp; ['Numeric Swapped Corners'.C295]);&quot;&quot;)">
            <text:p/>
          </table:table-cell>
          <table:table-cell table:style-name="ce16" table:formula="of:=IF(LEN(['Numeric Swapped Corners'.H295]) &gt; 0;IF(LEN(['Numeric Swapped Corners'.B295]) &gt; 0;['Numeric Swapped Corners'.B295] &amp; &quot;=&quot; &amp; ['Numeric Swapped Corners'.D295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296]) &gt; 0; ['Numeric Swapped Corners'.H296]; &quot;&quot;)">
            <text:p/>
          </table:table-cell>
          <table:table-cell table:style-name="ce16" table:formula="of:=IF(LEN(['Numeric Swapped Corners'.H296]) &gt; 0;&quot;[PACENOTE::&quot; &amp; ['Numeric Swapped Corners'.B296] &amp; &quot;]&quot; &amp; CHAR(10) &amp; IF(LEN(['Numeric Swapped Corners'.A296]) &gt; 0;&quot;id=&quot; &amp; ['Numeric Swapped Corners'.A296] &amp; CHAR(10);&quot;&quot;) &amp; &quot;Sounds=1&quot; &amp; CHAR(10) &amp; &quot;Snd0=&quot; &amp; LOWER(['Numeric Swapped Corners'.B296]) &amp; &quot;.ogg&quot; &amp; CHAR(10) &amp; IF(LEN(['Numeric Swapped Corners'.F296]) &gt; 0; &quot;link=&quot; &amp; ['Numeric Swapped Corners'.F296] &amp; CHAR(10);&quot;&quot;) &amp; IF(LEN(['Numeric Swapped Corners'.G296])&gt;0;&quot;standard=&quot; &amp; ['Numeric Swapped Corners'.G296] &amp; CHAR(10);&quot;&quot;) &amp; &quot;column=&quot; &amp; ['Numeric Swapped Corners'.I296] &amp; CHAR(10);&quot;&quot;)">
            <text:p/>
          </table:table-cell>
          <table:table-cell table:style-name="ce16" table:formula="of:=IF(LEN(['Numeric Swapped Corners'.H296]) &gt; 0;IF(LEN(['Numeric Swapped Corners'.B296]) &gt; 0;['Numeric Swapped Corners'.B296] &amp; &quot;=&quot; &amp; ['Numeric Swapped Corners'.C296]);&quot;&quot;)">
            <text:p/>
          </table:table-cell>
          <table:table-cell table:style-name="ce16" table:formula="of:=IF(LEN(['Numeric Swapped Corners'.H296]) &gt; 0;IF(LEN(['Numeric Swapped Corners'.B296]) &gt; 0;['Numeric Swapped Corners'.B296] &amp; &quot;=&quot; &amp; ['Numeric Swapped Corners'.D296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297]) &gt; 0; ['Numeric Swapped Corners'.H297]; &quot;&quot;)">
            <text:p/>
          </table:table-cell>
          <table:table-cell table:style-name="ce16" table:formula="of:=IF(LEN(['Numeric Swapped Corners'.H297]) &gt; 0;&quot;[PACENOTE::&quot; &amp; ['Numeric Swapped Corners'.B297] &amp; &quot;]&quot; &amp; CHAR(10) &amp; IF(LEN(['Numeric Swapped Corners'.A297]) &gt; 0;&quot;id=&quot; &amp; ['Numeric Swapped Corners'.A297] &amp; CHAR(10);&quot;&quot;) &amp; &quot;Sounds=1&quot; &amp; CHAR(10) &amp; &quot;Snd0=&quot; &amp; LOWER(['Numeric Swapped Corners'.B297]) &amp; &quot;.ogg&quot; &amp; CHAR(10) &amp; IF(LEN(['Numeric Swapped Corners'.F297]) &gt; 0; &quot;link=&quot; &amp; ['Numeric Swapped Corners'.F297] &amp; CHAR(10);&quot;&quot;) &amp; IF(LEN(['Numeric Swapped Corners'.G297])&gt;0;&quot;standard=&quot; &amp; ['Numeric Swapped Corners'.G297] &amp; CHAR(10);&quot;&quot;) &amp; &quot;column=&quot; &amp; ['Numeric Swapped Corners'.I297] &amp; CHAR(10);&quot;&quot;)">
            <text:p/>
          </table:table-cell>
          <table:table-cell table:style-name="ce16" table:formula="of:=IF(LEN(['Numeric Swapped Corners'.H297]) &gt; 0;IF(LEN(['Numeric Swapped Corners'.B297]) &gt; 0;['Numeric Swapped Corners'.B297] &amp; &quot;=&quot; &amp; ['Numeric Swapped Corners'.C297]);&quot;&quot;)">
            <text:p/>
          </table:table-cell>
          <table:table-cell table:style-name="ce16" table:formula="of:=IF(LEN(['Numeric Swapped Corners'.H297]) &gt; 0;IF(LEN(['Numeric Swapped Corners'.B297]) &gt; 0;['Numeric Swapped Corners'.B297] &amp; &quot;=&quot; &amp; ['Numeric Swapped Corners'.D297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298]) &gt; 0; ['Numeric Swapped Corners'.H298]; &quot;&quot;)">
            <text:p/>
          </table:table-cell>
          <table:table-cell table:style-name="ce16" table:formula="of:=IF(LEN(['Numeric Swapped Corners'.H298]) &gt; 0;&quot;[PACENOTE::&quot; &amp; ['Numeric Swapped Corners'.B298] &amp; &quot;]&quot; &amp; CHAR(10) &amp; IF(LEN(['Numeric Swapped Corners'.A298]) &gt; 0;&quot;id=&quot; &amp; ['Numeric Swapped Corners'.A298] &amp; CHAR(10);&quot;&quot;) &amp; &quot;Sounds=1&quot; &amp; CHAR(10) &amp; &quot;Snd0=&quot; &amp; LOWER(['Numeric Swapped Corners'.B298]) &amp; &quot;.ogg&quot; &amp; CHAR(10) &amp; IF(LEN(['Numeric Swapped Corners'.F298]) &gt; 0; &quot;link=&quot; &amp; ['Numeric Swapped Corners'.F298] &amp; CHAR(10);&quot;&quot;) &amp; IF(LEN(['Numeric Swapped Corners'.G298])&gt;0;&quot;standard=&quot; &amp; ['Numeric Swapped Corners'.G298] &amp; CHAR(10);&quot;&quot;) &amp; &quot;column=&quot; &amp; ['Numeric Swapped Corners'.I298] &amp; CHAR(10);&quot;&quot;)">
            <text:p/>
          </table:table-cell>
          <table:table-cell table:style-name="ce16" table:formula="of:=IF(LEN(['Numeric Swapped Corners'.H298]) &gt; 0;IF(LEN(['Numeric Swapped Corners'.B298]) &gt; 0;['Numeric Swapped Corners'.B298] &amp; &quot;=&quot; &amp; ['Numeric Swapped Corners'.C298]);&quot;&quot;)">
            <text:p/>
          </table:table-cell>
          <table:table-cell table:style-name="ce16" table:formula="of:=IF(LEN(['Numeric Swapped Corners'.H298]) &gt; 0;IF(LEN(['Numeric Swapped Corners'.B298]) &gt; 0;['Numeric Swapped Corners'.B298] &amp; &quot;=&quot; &amp; ['Numeric Swapped Corners'.D298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299]) &gt; 0; ['Numeric Swapped Corners'.H299]; &quot;&quot;)">
            <text:p/>
          </table:table-cell>
          <table:table-cell table:style-name="ce16" table:formula="of:=IF(LEN(['Numeric Swapped Corners'.H299]) &gt; 0;&quot;[PACENOTE::&quot; &amp; ['Numeric Swapped Corners'.B299] &amp; &quot;]&quot; &amp; CHAR(10) &amp; IF(LEN(['Numeric Swapped Corners'.A299]) &gt; 0;&quot;id=&quot; &amp; ['Numeric Swapped Corners'.A299] &amp; CHAR(10);&quot;&quot;) &amp; &quot;Sounds=1&quot; &amp; CHAR(10) &amp; &quot;Snd0=&quot; &amp; LOWER(['Numeric Swapped Corners'.B299]) &amp; &quot;.ogg&quot; &amp; CHAR(10) &amp; IF(LEN(['Numeric Swapped Corners'.F299]) &gt; 0; &quot;link=&quot; &amp; ['Numeric Swapped Corners'.F299] &amp; CHAR(10);&quot;&quot;) &amp; IF(LEN(['Numeric Swapped Corners'.G299])&gt;0;&quot;standard=&quot; &amp; ['Numeric Swapped Corners'.G299] &amp; CHAR(10);&quot;&quot;) &amp; &quot;column=&quot; &amp; ['Numeric Swapped Corners'.I299] &amp; CHAR(10);&quot;&quot;)">
            <text:p/>
          </table:table-cell>
          <table:table-cell table:style-name="ce16" table:formula="of:=IF(LEN(['Numeric Swapped Corners'.H299]) &gt; 0;IF(LEN(['Numeric Swapped Corners'.B299]) &gt; 0;['Numeric Swapped Corners'.B299] &amp; &quot;=&quot; &amp; ['Numeric Swapped Corners'.C299]);&quot;&quot;)">
            <text:p/>
          </table:table-cell>
          <table:table-cell table:style-name="ce16" table:formula="of:=IF(LEN(['Numeric Swapped Corners'.H299]) &gt; 0;IF(LEN(['Numeric Swapped Corners'.B299]) &gt; 0;['Numeric Swapped Corners'.B299] &amp; &quot;=&quot; &amp; ['Numeric Swapped Corners'.D299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300]) &gt; 0; ['Numeric Swapped Corners'.H300]; &quot;&quot;)">
            <text:p/>
          </table:table-cell>
          <table:table-cell table:style-name="ce16" table:formula="of:=IF(LEN(['Numeric Swapped Corners'.H300]) &gt; 0;&quot;[PACENOTE::&quot; &amp; ['Numeric Swapped Corners'.B300] &amp; &quot;]&quot; &amp; CHAR(10) &amp; IF(LEN(['Numeric Swapped Corners'.A300]) &gt; 0;&quot;id=&quot; &amp; ['Numeric Swapped Corners'.A300] &amp; CHAR(10);&quot;&quot;) &amp; &quot;Sounds=1&quot; &amp; CHAR(10) &amp; &quot;Snd0=&quot; &amp; LOWER(['Numeric Swapped Corners'.B300]) &amp; &quot;.ogg&quot; &amp; CHAR(10) &amp; IF(LEN(['Numeric Swapped Corners'.F300]) &gt; 0; &quot;link=&quot; &amp; ['Numeric Swapped Corners'.F300] &amp; CHAR(10);&quot;&quot;) &amp; IF(LEN(['Numeric Swapped Corners'.G300])&gt;0;&quot;standard=&quot; &amp; ['Numeric Swapped Corners'.G300] &amp; CHAR(10);&quot;&quot;) &amp; &quot;column=&quot; &amp; ['Numeric Swapped Corners'.I300] &amp; CHAR(10);&quot;&quot;)">
            <text:p/>
          </table:table-cell>
          <table:table-cell table:style-name="ce16" table:formula="of:=IF(LEN(['Numeric Swapped Corners'.H300]) &gt; 0;IF(LEN(['Numeric Swapped Corners'.B300]) &gt; 0;['Numeric Swapped Corners'.B300] &amp; &quot;=&quot; &amp; ['Numeric Swapped Corners'.C300]);&quot;&quot;)">
            <text:p/>
          </table:table-cell>
          <table:table-cell table:style-name="ce16" table:formula="of:=IF(LEN(['Numeric Swapped Corners'.H300]) &gt; 0;IF(LEN(['Numeric Swapped Corners'.B300]) &gt; 0;['Numeric Swapped Corners'.B300] &amp; &quot;=&quot; &amp; ['Numeric Swapped Corners'.D300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301]) &gt; 0; ['Numeric Swapped Corners'.H301]; &quot;&quot;)">
            <text:p/>
          </table:table-cell>
          <table:table-cell table:style-name="ce16" table:formula="of:=IF(LEN(['Numeric Swapped Corners'.H301]) &gt; 0;&quot;[PACENOTE::&quot; &amp; ['Numeric Swapped Corners'.B301] &amp; &quot;]&quot; &amp; CHAR(10) &amp; IF(LEN(['Numeric Swapped Corners'.A301]) &gt; 0;&quot;id=&quot; &amp; ['Numeric Swapped Corners'.A301] &amp; CHAR(10);&quot;&quot;) &amp; &quot;Sounds=1&quot; &amp; CHAR(10) &amp; &quot;Snd0=&quot; &amp; LOWER(['Numeric Swapped Corners'.B301]) &amp; &quot;.ogg&quot; &amp; CHAR(10) &amp; IF(LEN(['Numeric Swapped Corners'.F301]) &gt; 0; &quot;link=&quot; &amp; ['Numeric Swapped Corners'.F301] &amp; CHAR(10);&quot;&quot;) &amp; IF(LEN(['Numeric Swapped Corners'.G301])&gt;0;&quot;standard=&quot; &amp; ['Numeric Swapped Corners'.G301] &amp; CHAR(10);&quot;&quot;) &amp; &quot;column=&quot; &amp; ['Numeric Swapped Corners'.I301] &amp; CHAR(10);&quot;&quot;)">
            <text:p/>
          </table:table-cell>
          <table:table-cell table:style-name="ce16" table:formula="of:=IF(LEN(['Numeric Swapped Corners'.H301]) &gt; 0;IF(LEN(['Numeric Swapped Corners'.B301]) &gt; 0;['Numeric Swapped Corners'.B301] &amp; &quot;=&quot; &amp; ['Numeric Swapped Corners'.C301]);&quot;&quot;)">
            <text:p/>
          </table:table-cell>
          <table:table-cell table:style-name="ce16" table:formula="of:=IF(LEN(['Numeric Swapped Corners'.H301]) &gt; 0;IF(LEN(['Numeric Swapped Corners'.B301]) &gt; 0;['Numeric Swapped Corners'.B301] &amp; &quot;=&quot; &amp; ['Numeric Swapped Corners'.D301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302]) &gt; 0; ['Numeric Swapped Corners'.H302]; &quot;&quot;)">
            <text:p/>
          </table:table-cell>
          <table:table-cell table:style-name="ce16" table:formula="of:=IF(LEN(['Numeric Swapped Corners'.H302]) &gt; 0;&quot;[PACENOTE::&quot; &amp; ['Numeric Swapped Corners'.B302] &amp; &quot;]&quot; &amp; CHAR(10) &amp; IF(LEN(['Numeric Swapped Corners'.A302]) &gt; 0;&quot;id=&quot; &amp; ['Numeric Swapped Corners'.A302] &amp; CHAR(10);&quot;&quot;) &amp; &quot;Sounds=1&quot; &amp; CHAR(10) &amp; &quot;Snd0=&quot; &amp; LOWER(['Numeric Swapped Corners'.B302]) &amp; &quot;.ogg&quot; &amp; CHAR(10) &amp; IF(LEN(['Numeric Swapped Corners'.F302]) &gt; 0; &quot;link=&quot; &amp; ['Numeric Swapped Corners'.F302] &amp; CHAR(10);&quot;&quot;) &amp; IF(LEN(['Numeric Swapped Corners'.G302])&gt;0;&quot;standard=&quot; &amp; ['Numeric Swapped Corners'.G302] &amp; CHAR(10);&quot;&quot;) &amp; &quot;column=&quot; &amp; ['Numeric Swapped Corners'.I302] &amp; CHAR(10);&quot;&quot;)">
            <text:p/>
          </table:table-cell>
          <table:table-cell table:style-name="ce16" table:formula="of:=IF(LEN(['Numeric Swapped Corners'.H302]) &gt; 0;IF(LEN(['Numeric Swapped Corners'.B302]) &gt; 0;['Numeric Swapped Corners'.B302] &amp; &quot;=&quot; &amp; ['Numeric Swapped Corners'.C302]);&quot;&quot;)">
            <text:p/>
          </table:table-cell>
          <table:table-cell table:style-name="ce16" table:formula="of:=IF(LEN(['Numeric Swapped Corners'.H302]) &gt; 0;IF(LEN(['Numeric Swapped Corners'.B302]) &gt; 0;['Numeric Swapped Corners'.B302] &amp; &quot;=&quot; &amp; ['Numeric Swapped Corners'.D302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303]) &gt; 0; ['Numeric Swapped Corners'.H303]; &quot;&quot;)">
            <text:p/>
          </table:table-cell>
          <table:table-cell table:style-name="ce16" table:formula="of:=IF(LEN(['Numeric Swapped Corners'.H303]) &gt; 0;&quot;[PACENOTE::&quot; &amp; ['Numeric Swapped Corners'.B303] &amp; &quot;]&quot; &amp; CHAR(10) &amp; IF(LEN(['Numeric Swapped Corners'.A303]) &gt; 0;&quot;id=&quot; &amp; ['Numeric Swapped Corners'.A303] &amp; CHAR(10);&quot;&quot;) &amp; &quot;Sounds=1&quot; &amp; CHAR(10) &amp; &quot;Snd0=&quot; &amp; LOWER(['Numeric Swapped Corners'.B303]) &amp; &quot;.ogg&quot; &amp; CHAR(10) &amp; IF(LEN(['Numeric Swapped Corners'.F303]) &gt; 0; &quot;link=&quot; &amp; ['Numeric Swapped Corners'.F303] &amp; CHAR(10);&quot;&quot;) &amp; IF(LEN(['Numeric Swapped Corners'.G303])&gt;0;&quot;standard=&quot; &amp; ['Numeric Swapped Corners'.G303] &amp; CHAR(10);&quot;&quot;) &amp; &quot;column=&quot; &amp; ['Numeric Swapped Corners'.I303] &amp; CHAR(10);&quot;&quot;)">
            <text:p/>
          </table:table-cell>
          <table:table-cell table:style-name="ce16" table:formula="of:=IF(LEN(['Numeric Swapped Corners'.H303]) &gt; 0;IF(LEN(['Numeric Swapped Corners'.B303]) &gt; 0;['Numeric Swapped Corners'.B303] &amp; &quot;=&quot; &amp; ['Numeric Swapped Corners'.C303]);&quot;&quot;)">
            <text:p/>
          </table:table-cell>
          <table:table-cell table:style-name="ce16" table:formula="of:=IF(LEN(['Numeric Swapped Corners'.H303]) &gt; 0;IF(LEN(['Numeric Swapped Corners'.B303]) &gt; 0;['Numeric Swapped Corners'.B303] &amp; &quot;=&quot; &amp; ['Numeric Swapped Corners'.D303]);&quot;&quot;)">
            <text:p/>
          </table:table-cell>
          <table:table-cell table:number-columns-repeated="1020"/>
        </table:table-row>
        <table:table-row table:style-name="ro1">
          <table:table-cell table:formula="of:=IF (LEN(['Numeric Swapped Corners'.H304]) &gt; 0; ['Numeric Swapped Corners'.H304]; &quot;&quot;)">
            <text:p/>
          </table:table-cell>
          <table:table-cell table:style-name="ce16" table:formula="of:=IF(LEN(['Numeric Swapped Corners'.H304]) &gt; 0;&quot;[PACENOTE::&quot; &amp; ['Numeric Swapped Corners'.B304] &amp; &quot;]&quot; &amp; CHAR(10) &amp; IF(LEN(['Numeric Swapped Corners'.A304]) &gt; 0;&quot;id=&quot; &amp; ['Numeric Swapped Corners'.A304] &amp; CHAR(10);&quot;&quot;) &amp; &quot;Sounds=1&quot; &amp; CHAR(10) &amp; &quot;Snd0=&quot; &amp; LOWER(['Numeric Swapped Corners'.B304]) &amp; &quot;.ogg&quot; &amp; CHAR(10) &amp; IF(LEN(['Numeric Swapped Corners'.F304]) &gt; 0; &quot;link=&quot; &amp; ['Numeric Swapped Corners'.F304] &amp; CHAR(10);&quot;&quot;) &amp; IF(LEN(['Numeric Swapped Corners'.G304])&gt;0;&quot;standard=&quot; &amp; ['Numeric Swapped Corners'.G304] &amp; CHAR(10);&quot;&quot;) &amp; &quot;column=&quot; &amp; ['Numeric Swapped Corners'.I304] &amp; CHAR(10);&quot;&quot;)">
            <text:p/>
          </table:table-cell>
          <table:table-cell table:style-name="ce16" table:formula="of:=IF(LEN(['Numeric Swapped Corners'.H304]) &gt; 0;IF(LEN(['Numeric Swapped Corners'.B304]) &gt; 0;['Numeric Swapped Corners'.B304] &amp; &quot;=&quot; &amp; ['Numeric Swapped Corners'.C304]);&quot;&quot;)">
            <text:p/>
          </table:table-cell>
          <table:table-cell table:style-name="ce16" table:formula="of:=IF(LEN(['Numeric Swapped Corners'.H304]) &gt; 0;IF(LEN(['Numeric Swapped Corners'.B304]) &gt; 0;['Numeric Swapped Corners'.B304] &amp; &quot;=&quot; &amp; ['Numeric Swapped Corners'.D304]);&quot;&quot;)">
            <text:p/>
          </table:table-cell>
          <table:table-cell table:number-columns-repeated="1020"/>
        </table:table-row>
        <table:table-row table:style-name="ro1" table:number-rows-repeated="10482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eve Synchronize" table:style-name="ta3" table:print="false">
        <table:table-column table:style-name="co17" table:default-cell-style-name="Default"/>
        <table:table-column table:style-name="co18" table:number-columns-repeated="2" table:default-cell-style-name="Default"/>
        <table:table-row table:style-name="ro1">
          <table:table-cell office:value-type="string">
            <text:p>steve</text:p>
          </table:table-cell>
          <table:table-cell office:value-type="string">
            <text:p>steveupper</text:p>
          </table:table-cell>
          <table:table-cell table:style-name="ce6" office:value-type="string">
            <text:p>Pacenote list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UPPER([.A2])" office:value-type="string" office:string-value="1">
            <text:p>1</text:p>
          </table:table-cell>
          <table:table-cell table:style-name="ce6"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UPPER([.A3])" office:value-type="string" office:string-value="2">
            <text:p>2</text:p>
          </table:table-cell>
          <table:table-cell table:style-name="ce6"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UPPER([.A4])" office:value-type="string" office:string-value="3">
            <text:p>3</text:p>
          </table:table-cell>
          <table:table-cell table:style-name="ce6"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UPPER([.A5])" office:value-type="string" office:string-value="4">
            <text:p>4</text:p>
          </table:table-cell>
          <table:table-cell table:style-name="ce6" office:value-type="float" office:value="4">
            <text:p>4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UPPER([.A6])" office:value-type="string" office:string-value="5">
            <text:p>5</text:p>
          </table:table-cell>
          <table:table-cell table:style-name="ce6"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UPPER([.A7])" office:value-type="string" office:string-value="6">
            <text:p>6</text:p>
          </table:table-cell>
          <table:table-cell table:style-name="ce6" office:value-type="float" office:value="6">
            <text:p>6</text:p>
          </table:table-cell>
        </table:table-row>
        <table:table-row table:style-name="ro1">
          <table:table-cell table:number-columns-repeated="2"/>
          <table:table-cell table:style-name="ce6" office:value-type="float" office:value="7">
            <text:p>7</text:p>
          </table:table-cell>
        </table:table-row>
        <table:table-row table:style-name="ro1">
          <table:table-cell table:number-columns-repeated="2"/>
          <table:table-cell table:style-name="ce6" office:value-type="float" office:value="8">
            <text:p>8</text:p>
          </table:table-cell>
        </table:table-row>
        <table:table-row table:style-name="ro1">
          <table:table-cell table:number-columns-repeated="2"/>
          <table:table-cell table:style-name="ce6" office:value-type="float" office:value="9">
            <text:p>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UPPER([.A11])" office:value-type="string" office:string-value="10">
            <text:p>10</text:p>
          </table:table-cell>
          <table:table-cell table:style-name="ce6" office:value-type="float" office:value="10">
            <text:p>1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UPPER([.A12])" office:value-type="string" office:string-value="20">
            <text:p>20</text:p>
          </table:table-cell>
          <table:table-cell table:style-name="ce6" office:value-type="float" office:value="20">
            <text:p>2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formula="of:=UPPER([.A13])" office:value-type="string" office:string-value="30">
            <text:p>30</text:p>
          </table:table-cell>
          <table:table-cell table:style-name="ce6" office:value-type="float" office:value="30">
            <text:p>3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formula="of:=UPPER([.A14])" office:value-type="string" office:string-value="40">
            <text:p>40</text:p>
          </table:table-cell>
          <table:table-cell table:style-name="ce6" office:value-type="float" office:value="40">
            <text:p>4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formula="of:=UPPER([.A15])" office:value-type="string" office:string-value="50">
            <text:p>50</text:p>
          </table:table-cell>
          <table:table-cell table:style-name="ce6" office:value-type="float" office:value="50">
            <text:p>5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formula="of:=UPPER([.A16])" office:value-type="string" office:string-value="60">
            <text:p>60</text:p>
          </table:table-cell>
          <table:table-cell table:style-name="ce6" office:value-type="float" office:value="60">
            <text:p>6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formula="of:=UPPER([.A17])" office:value-type="string" office:string-value="70">
            <text:p>70</text:p>
          </table:table-cell>
          <table:table-cell table:style-name="ce6" office:value-type="float" office:value="70">
            <text:p>7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table:formula="of:=UPPER([.A18])" office:value-type="string" office:string-value="80">
            <text:p>80</text:p>
          </table:table-cell>
          <table:table-cell table:style-name="ce6" office:value-type="float" office:value="80">
            <text:p>8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table:formula="of:=UPPER([.A19])" office:value-type="string" office:string-value="90">
            <text:p>90</text:p>
          </table:table-cell>
          <table:table-cell table:style-name="ce6" office:value-type="float" office:value="90">
            <text:p>9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formula="of:=UPPER([.A20])" office:value-type="string" office:string-value="100">
            <text:p>100</text:p>
          </table:table-cell>
          <table:table-cell table:style-name="ce6" office:value-type="float" office:value="100">
            <text:p>100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table:formula="of:=UPPER([.A21])" office:value-type="string" office:string-value="120">
            <text:p>120</text:p>
          </table:table-cell>
          <table:table-cell table:style-name="ce6" office:value-type="float" office:value="120">
            <text:p>120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table:formula="of:=UPPER([.A22])" office:value-type="string" office:string-value="140">
            <text:p>140</text:p>
          </table:table-cell>
          <table:table-cell table:style-name="ce6" office:value-type="float" office:value="140">
            <text:p>140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table:formula="of:=UPPER([.A23])" office:value-type="string" office:string-value="150">
            <text:p>150</text:p>
          </table:table-cell>
          <table:table-cell table:style-name="ce6" office:value-type="float" office:value="150">
            <text:p>150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table:formula="of:=UPPER([.A24])" office:value-type="string" office:string-value="160">
            <text:p>160</text:p>
          </table:table-cell>
          <table:table-cell table:style-name="ce6" office:value-type="float" office:value="160">
            <text:p>16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table:formula="of:=UPPER([.A25])" office:value-type="string" office:string-value="180">
            <text:p>180</text:p>
          </table:table-cell>
          <table:table-cell table:style-name="ce6" office:value-type="float" office:value="180">
            <text:p>18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table:formula="of:=UPPER([.A26])" office:value-type="string" office:string-value="200">
            <text:p>200</text:p>
          </table:table-cell>
          <table:table-cell table:style-name="ce21" office:value-type="float" office:value="200">
            <text:p>20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table:formula="of:=UPPER([.A27])" office:value-type="string" office:string-value="250">
            <text:p>250</text:p>
          </table:table-cell>
          <table:table-cell table:style-name="ce21" office:value-type="float" office:value="250">
            <text:p>25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table:formula="of:=UPPER([.A28])" office:value-type="string" office:string-value="300">
            <text:p>300</text:p>
          </table:table-cell>
          <table:table-cell table:style-name="ce21" office:value-type="float" office:value="300">
            <text:p>300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table:formula="of:=UPPER([.A29])" office:value-type="string" office:string-value="350">
            <text:p>350</text:p>
          </table:table-cell>
          <table:table-cell table:style-name="ce21" office:value-type="float" office:value="350">
            <text:p>350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table:formula="of:=UPPER([.A30])" office:value-type="string" office:string-value="400">
            <text:p>400</text:p>
          </table:table-cell>
          <table:table-cell table:style-name="ce6" office:value-type="float" office:value="400">
            <text:p>400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table:formula="of:=UPPER([.A31])" office:value-type="string" office:string-value="450">
            <text:p>450</text:p>
          </table:table-cell>
          <table:table-cell table:style-name="ce21" office:value-type="float" office:value="450">
            <text:p>450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table:formula="of:=UPPER([.A32])" office:value-type="string" office:string-value="500">
            <text:p>500</text:p>
          </table:table-cell>
          <table:table-cell table:style-name="ce6" office:value-type="float" office:value="500">
            <text:p>500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table:formula="of:=UPPER([.A33])" office:value-type="string" office:string-value="600">
            <text:p>600</text:p>
          </table:table-cell>
          <table:table-cell table:style-name="ce6" office:value-type="float" office:value="600">
            <text:p>600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table:formula="of:=UPPER([.A34])" office:value-type="string" office:string-value="700">
            <text:p>700</text:p>
          </table:table-cell>
          <table:table-cell table:style-name="ce6" office:value-type="float" office:value="700">
            <text:p>700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table:formula="of:=UPPER([.A35])" office:value-type="string" office:string-value="800">
            <text:p>800</text:p>
          </table:table-cell>
          <table:table-cell table:style-name="ce6" office:value-type="float" office:value="800">
            <text:p>800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table:formula="of:=UPPER([.A36])" office:value-type="string" office:string-value="900">
            <text:p>900</text:p>
          </table:table-cell>
          <table:table-cell table:style-name="ce6" office:value-type="float" office:value="900">
            <text:p>900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table:formula="of:=UPPER([.A37])" office:value-type="string" office:string-value="1000">
            <text:p>1000</text:p>
          </table:table-cell>
          <table:table-cell table:style-name="ce6" office:value-type="float" office:value="1000">
            <text:p>1000</text:p>
          </table:table-cell>
        </table:table-row>
        <table:table-row table:style-name="ro1">
          <table:table-cell office:value-type="string">
            <text:p>1_left</text:p>
          </table:table-cell>
          <table:table-cell table:formula="of:=UPPER([.A38])" office:value-type="string" office:string-value="1_LEFT">
            <text:p>1_LEFT</text:p>
          </table:table-cell>
          <table:table-cell table:style-name="ce6"/>
        </table:table-row>
        <table:table-row table:style-name="ro1">
          <table:table-cell office:value-type="string">
            <text:p>1_right</text:p>
          </table:table-cell>
          <table:table-cell table:formula="of:=UPPER([.A39])" office:value-type="string" office:string-value="1_RIGHT">
            <text:p>1_RIGHT</text:p>
          </table:table-cell>
          <table:table-cell table:style-name="ce6"/>
        </table:table-row>
        <table:table-row table:style-name="ro1">
          <table:table-cell office:value-type="string">
            <text:p>2_left</text:p>
          </table:table-cell>
          <table:table-cell table:formula="of:=UPPER([.A40])" office:value-type="string" office:string-value="2_LEFT">
            <text:p>2_LEFT</text:p>
          </table:table-cell>
          <table:table-cell table:style-name="ce6"/>
        </table:table-row>
        <table:table-row table:style-name="ro1">
          <table:table-cell office:value-type="string">
            <text:p>3_left</text:p>
          </table:table-cell>
          <table:table-cell table:formula="of:=UPPER([.A41])" office:value-type="string" office:string-value="3_LEFT">
            <text:p>3_LEFT</text:p>
          </table:table-cell>
          <table:table-cell table:style-name="ce6"/>
        </table:table-row>
        <table:table-row table:style-name="ro1">
          <table:table-cell office:value-type="string">
            <text:p>3_right</text:p>
          </table:table-cell>
          <table:table-cell table:formula="of:=UPPER([.A42])" office:value-type="string" office:string-value="3_RIGHT">
            <text:p>3_RIGHT</text:p>
          </table:table-cell>
          <table:table-cell table:style-name="ce6"/>
        </table:table-row>
        <table:table-row table:style-name="ro1">
          <table:table-cell office:value-type="string">
            <text:p>4_left</text:p>
          </table:table-cell>
          <table:table-cell table:formula="of:=UPPER([.A43])" office:value-type="string" office:string-value="4_LEFT">
            <text:p>4_LEFT</text:p>
          </table:table-cell>
          <table:table-cell table:style-name="ce6"/>
        </table:table-row>
        <table:table-row table:style-name="ro1">
          <table:table-cell office:value-type="string">
            <text:p>4_right</text:p>
          </table:table-cell>
          <table:table-cell table:formula="of:=UPPER([.A44])" office:value-type="string" office:string-value="4_RIGHT">
            <text:p>4_RIGHT</text:p>
          </table:table-cell>
          <table:table-cell table:style-name="ce6"/>
        </table:table-row>
        <table:table-row table:style-name="ro1">
          <table:table-cell office:value-type="string">
            <text:p>5_left</text:p>
          </table:table-cell>
          <table:table-cell table:formula="of:=UPPER([.A45])" office:value-type="string" office:string-value="5_LEFT">
            <text:p>5_LEFT</text:p>
          </table:table-cell>
          <table:table-cell table:style-name="ce6"/>
        </table:table-row>
        <table:table-row table:style-name="ro1">
          <table:table-cell office:value-type="string">
            <text:p>5_right</text:p>
          </table:table-cell>
          <table:table-cell table:formula="of:=UPPER([.A46])" office:value-type="string" office:string-value="5_RIGHT">
            <text:p>5_RIGHT</text:p>
          </table:table-cell>
          <table:table-cell table:style-name="ce6"/>
        </table:table-row>
        <table:table-row table:style-name="ro1">
          <table:table-cell office:value-type="string">
            <text:p>6_left</text:p>
          </table:table-cell>
          <table:table-cell table:formula="of:=UPPER([.A47])" office:value-type="string" office:string-value="6_LEFT">
            <text:p>6_LEFT</text:p>
          </table:table-cell>
          <table:table-cell table:style-name="ce6"/>
        </table:table-row>
        <table:table-row table:style-name="ro1">
          <table:table-cell office:value-type="string">
            <text:p>6_right</text:p>
          </table:table-cell>
          <table:table-cell table:formula="of:=UPPER([.A48])" office:value-type="string" office:string-value="6_RIGHT">
            <text:p>6_RIGHT</text:p>
          </table:table-cell>
          <table:table-cell table:style-name="ce6"/>
        </table:table-row>
        <table:table-row table:style-name="ro1">
          <table:table-cell office:value-type="string">
            <text:p>90_left</text:p>
          </table:table-cell>
          <table:table-cell table:formula="of:=UPPER([.A49])" office:value-type="string" office:string-value="90_LEFT">
            <text:p>90_LEFT</text:p>
          </table:table-cell>
          <table:table-cell table:style-name="ce6" office:value-type="string">
            <text:p>90_LEFT</text:p>
          </table:table-cell>
        </table:table-row>
        <table:table-row table:style-name="ro1">
          <table:table-cell office:value-type="string">
            <text:p>90_right</text:p>
          </table:table-cell>
          <table:table-cell table:formula="of:=UPPER([.A50])" office:value-type="string" office:string-value="90_RIGHT">
            <text:p>90_RIGHT</text:p>
          </table:table-cell>
          <table:table-cell table:style-name="ce6" office:value-type="string">
            <text:p>90_RIGHT</text:p>
          </table:table-cell>
        </table:table-row>
        <table:table-row table:style-name="ro1">
          <table:table-cell office:value-type="string">
            <text:p>after</text:p>
          </table:table-cell>
          <table:table-cell table:formula="of:=UPPER([.A51])" office:value-type="string" office:string-value="AFTER">
            <text:p>AFTER</text:p>
          </table:table-cell>
          <table:table-cell table:style-name="ce6" office:value-type="string">
            <text:p>AFTER</text:p>
          </table:table-cell>
        </table:table-row>
        <table:table-row table:style-name="ro1">
          <table:table-cell table:number-columns-repeated="2"/>
          <table:table-cell table:style-name="ce6" office:value-type="string">
            <text:p>AND</text:p>
          </table:table-cell>
        </table:table-row>
        <table:table-row table:style-name="ro1">
          <table:table-cell table:number-columns-repeated="2"/>
          <table:table-cell table:style-name="ce6" office:value-type="string">
            <text:p>AT</text:p>
          </table:table-cell>
        </table:table-row>
        <table:table-row table:style-name="ro1">
          <table:table-cell table:number-columns-repeated="2"/>
          <table:table-cell table:style-name="ce6" office:value-type="string">
            <text:p>BAD</text:p>
          </table:table-cell>
        </table:table-row>
        <table:table-row table:style-name="ro1">
          <table:table-cell table:number-columns-repeated="2"/>
          <table:table-cell table:style-name="ce6" office:value-type="string">
            <text:p>BAD_CAMBER</text:p>
          </table:table-cell>
        </table:table-row>
        <table:table-row table:style-name="ro1">
          <table:table-cell table:number-columns-repeated="2"/>
          <table:table-cell table:style-name="ce6" office:value-type="string">
            <text:p>BARRELS</text:p>
          </table:table-cell>
        </table:table-row>
        <table:table-row table:style-name="ro1">
          <table:table-cell office:value-type="string">
            <text:p>before</text:p>
          </table:table-cell>
          <table:table-cell table:formula="of:=UPPER([.A57])" office:value-type="string" office:string-value="BEFORE">
            <text:p>BEFORE</text:p>
          </table:table-cell>
          <table:table-cell table:style-name="ce6" office:value-type="string">
            <text:p>BEFORE</text:p>
          </table:table-cell>
        </table:table-row>
        <table:table-row table:style-name="ro1">
          <table:table-cell office:value-type="string">
            <text:p>behind</text:p>
          </table:table-cell>
          <table:table-cell table:formula="of:=UPPER([.A58])" office:value-type="string" office:string-value="BEHIND">
            <text:p>BEHIND</text:p>
          </table:table-cell>
          <table:table-cell table:style-name="ce6" office:value-type="string">
            <text:p>BEHIND</text:p>
          </table:table-cell>
        </table:table-row>
        <table:table-row table:style-name="ro1">
          <table:table-cell office:value-type="string">
            <text:p>big</text:p>
          </table:table-cell>
          <table:table-cell table:formula="of:=UPPER([.A59])" office:value-type="string" office:string-value="BIG">
            <text:p>BIG</text:p>
          </table:table-cell>
          <table:table-cell table:style-name="ce6" office:value-type="string">
            <text:p>BIG</text:p>
          </table:table-cell>
        </table:table-row>
        <table:table-row table:style-name="ro1">
          <table:table-cell table:number-columns-repeated="2"/>
          <table:table-cell table:style-name="ce6" office:value-type="string">
            <text:p>BLIND</text:p>
          </table:table-cell>
        </table:table-row>
        <table:table-row table:style-name="ro1">
          <table:table-cell office:value-type="string">
            <text:p>border</text:p>
          </table:table-cell>
          <table:table-cell table:formula="of:=UPPER([.A61])" office:value-type="string" office:string-value="BORDER">
            <text:p>BORDER</text:p>
          </table:table-cell>
          <table:table-cell table:style-name="ce6" office:value-type="string">
            <text:p>BORDER</text:p>
          </table:table-cell>
        </table:table-row>
        <table:table-row table:style-name="ro1">
          <table:table-cell office:value-type="string">
            <text:p>brake</text:p>
          </table:table-cell>
          <table:table-cell table:formula="of:=UPPER([.A62])" office:value-type="string" office:string-value="BRAKE">
            <text:p>BRAKE</text:p>
          </table:table-cell>
          <table:table-cell table:style-name="ce6" office:value-type="string">
            <text:p>BRAKE</text:p>
          </table:table-cell>
        </table:table-row>
        <table:table-row table:style-name="ro1">
          <table:table-cell office:value-type="string">
            <text:p>bridge</text:p>
          </table:table-cell>
          <table:table-cell table:formula="of:=UPPER([.A63])" office:value-type="string" office:string-value="BRIDGE">
            <text:p>BRIDGE</text:p>
          </table:table-cell>
          <table:table-cell table:style-name="ce6" office:value-type="string">
            <text:p>BRIDGE</text:p>
          </table:table-cell>
        </table:table-row>
        <table:table-row table:style-name="ro1">
          <table:table-cell office:value-type="string">
            <text:p>brow</text:p>
          </table:table-cell>
          <table:table-cell table:formula="of:=UPPER([.A64])" office:value-type="string" office:string-value="BROW">
            <text:p>BROW</text:p>
          </table:table-cell>
          <table:table-cell table:style-name="ce6"/>
        </table:table-row>
        <table:table-row table:style-name="ro1">
          <table:table-cell office:value-type="string">
            <text:p>bump</text:p>
          </table:table-cell>
          <table:table-cell table:formula="of:=UPPER([.A65])" office:value-type="string" office:string-value="BUMP">
            <text:p>BUMP</text:p>
          </table:table-cell>
          <table:table-cell table:style-name="ce6" office:value-type="string">
            <text:p>BUMP</text:p>
          </table:table-cell>
        </table:table-row>
        <table:table-row table:style-name="ro1">
          <table:table-cell table:number-columns-repeated="2"/>
          <table:table-cell table:style-name="ce6" office:value-type="string">
            <text:p>BUMPS</text:p>
          </table:table-cell>
        </table:table-row>
        <table:table-row table:style-name="ro1">
          <table:table-cell office:value-type="string">
            <text:p>bumpy</text:p>
          </table:table-cell>
          <table:table-cell table:formula="of:=UPPER([.A67])" office:value-type="string" office:string-value="BUMPY">
            <text:p>BUMPY</text:p>
          </table:table-cell>
          <table:table-cell table:style-name="ce6" office:value-type="string">
            <text:p>BUMPY</text:p>
          </table:table-cell>
        </table:table-row>
        <table:table-row table:style-name="ro1">
          <table:table-cell table:number-columns-repeated="2"/>
          <table:table-cell table:style-name="ce6" office:value-type="string">
            <text:p>BUSH</text:p>
          </table:table-cell>
        </table:table-row>
        <table:table-row table:style-name="ro1">
          <table:table-cell table:number-columns-repeated="2"/>
          <table:table-cell table:style-name="ce6" office:value-type="string">
            <text:p>CALLOUT_DISTANCE</text:p>
          </table:table-cell>
        </table:table-row>
        <table:table-row table:style-name="ro1">
          <table:table-cell table:number-columns-repeated="2"/>
          <table:table-cell table:style-name="ce6" office:value-type="string">
            <text:p>CALLOUT_TIME</text:p>
          </table:table-cell>
        </table:table-row>
        <table:table-row table:style-name="ro1">
          <table:table-cell office:value-type="string">
            <text:p>camber</text:p>
          </table:table-cell>
          <table:table-cell table:formula="of:=UPPER([.A71])" office:value-type="string" office:string-value="CAMBER">
            <text:p>CAMBER</text:p>
          </table:table-cell>
          <table:table-cell table:style-name="ce6" office:value-type="string">
            <text:p>CAMBER</text:p>
          </table:table-cell>
        </table:table-row>
        <table:table-row table:style-name="ro1">
          <table:table-cell office:value-type="string">
            <text:p>care</text:p>
          </table:table-cell>
          <table:table-cell table:formula="of:=UPPER([.A72])" office:value-type="string" office:string-value="CARE">
            <text:p>CARE</text:p>
          </table:table-cell>
          <table:table-cell table:style-name="ce6" office:value-type="string">
            <text:p>CARE</text:p>
          </table:table-cell>
        </table:table-row>
        <table:table-row table:style-name="ro1">
          <table:table-cell office:value-type="string">
            <text:p>caution</text:p>
          </table:table-cell>
          <table:table-cell table:formula="of:=UPPER([.A73])" office:value-type="string" office:string-value="CAUTION">
            <text:p>CAUTION</text:p>
          </table:table-cell>
          <table:table-cell table:style-name="ce6" office:value-type="string">
            <text:p>CAUTION</text:p>
          </table:table-cell>
        </table:table-row>
        <table:table-row table:style-name="ro1">
          <table:table-cell office:value-type="string">
            <text:p>caution_water</text:p>
          </table:table-cell>
          <table:table-cell table:formula="of:=UPPER([.A74])" office:value-type="string" office:string-value="CAUTION_WATER">
            <text:p>CAUTION_WATER</text:p>
          </table:table-cell>
          <table:table-cell table:style-name="ce44" office:value-type="string">
            <text:p>CAUTION_WATER</text:p>
          </table:table-cell>
        </table:table-row>
        <table:table-row table:style-name="ro1">
          <table:table-cell office:value-type="string">
            <text:p>checkpoint</text:p>
          </table:table-cell>
          <table:table-cell table:formula="of:=UPPER([.A75])" office:value-type="string" office:string-value="CHECKPOINT">
            <text:p>CHECKPOINT</text:p>
          </table:table-cell>
          <table:table-cell table:style-name="ce44"/>
        </table:table-row>
        <table:table-row table:style-name="ro1">
          <table:table-cell office:value-type="string">
            <text:p>chicane</text:p>
          </table:table-cell>
          <table:table-cell table:formula="of:=UPPER([.A76])" office:value-type="string" office:string-value="CHICANE">
            <text:p>CHICANE</text:p>
          </table:table-cell>
          <table:table-cell table:style-name="ce6" office:value-type="string">
            <text:p>CHICANE</text:p>
          </table:table-cell>
        </table:table-row>
        <table:table-row table:style-name="ro1">
          <table:table-cell office:value-type="string">
            <text:p>cobble</text:p>
          </table:table-cell>
          <table:table-cell table:formula="of:=UPPER([.A77])" office:value-type="string" office:string-value="COBBLE">
            <text:p>COBBLE</text:p>
          </table:table-cell>
          <table:table-cell table:style-name="ce6"/>
        </table:table-row>
        <table:table-row table:style-name="ro1">
          <table:table-cell table:number-columns-repeated="2"/>
          <table:table-cell table:style-name="ce6" office:value-type="string">
            <text:p>COBBLES</text:p>
          </table:table-cell>
        </table:table-row>
        <table:table-row table:style-name="ro1">
          <table:table-cell office:value-type="string">
            <text:p>concrete</text:p>
          </table:table-cell>
          <table:table-cell table:formula="of:=UPPER([.A79])" office:value-type="string" office:string-value="CONCRETE">
            <text:p>CONCRETE</text:p>
          </table:table-cell>
          <table:table-cell table:style-name="ce6" office:value-type="string">
            <text:p>CONCRETE</text:p>
          </table:table-cell>
        </table:table-row>
        <table:table-row table:style-name="ro1">
          <table:table-cell office:value-type="string">
            <text:p>cramped</text:p>
          </table:table-cell>
          <table:table-cell table:formula="of:=UPPER([.A80])" office:value-type="string" office:string-value="CRAMPED">
            <text:p>CRAMPED</text:p>
          </table:table-cell>
          <table:table-cell table:style-name="ce6" office:value-type="string">
            <text:p>CRAMPED</text:p>
          </table:table-cell>
        </table:table-row>
        <table:table-row table:style-name="ro1">
          <table:table-cell office:value-type="string">
            <text:p>crest</text:p>
          </table:table-cell>
          <table:table-cell table:formula="of:=UPPER([.A81])" office:value-type="string" office:string-value="CREST">
            <text:p>CREST</text:p>
          </table:table-cell>
          <table:table-cell table:style-name="ce6" office:value-type="string">
            <text:p>CREST</text:p>
          </table:table-cell>
        </table:table-row>
        <table:table-row table:style-name="ro1">
          <table:table-cell office:value-type="string">
            <text:p>curbside</text:p>
          </table:table-cell>
          <table:table-cell table:formula="of:=UPPER([.A82])" office:value-type="string" office:string-value="CURBSIDE">
            <text:p>CURBSIDE</text:p>
          </table:table-cell>
          <table:table-cell table:style-name="ce6"/>
        </table:table-row>
        <table:table-row table:style-name="ro1">
          <table:table-cell table:number-columns-repeated="2"/>
          <table:table-cell table:style-name="ce6" office:value-type="string">
            <text:p>CURB</text:p>
          </table:table-cell>
        </table:table-row>
        <table:table-row table:style-name="ro1">
          <table:table-cell office:value-type="string">
            <text:p>curve</text:p>
          </table:table-cell>
          <table:table-cell table:formula="of:=UPPER([.A84])" office:value-type="string" office:string-value="CURVE">
            <text:p>CURVE</text:p>
          </table:table-cell>
          <table:table-cell table:style-name="ce6" office:value-type="string">
            <text:p>CURVE</text:p>
          </table:table-cell>
        </table:table-row>
        <table:table-row table:style-name="ro1">
          <table:table-cell office:value-type="string">
            <text:p>cut</text:p>
          </table:table-cell>
          <table:table-cell table:formula="of:=UPPER([.A85])" office:value-type="string" office:string-value="CUT">
            <text:p>CUT</text:p>
          </table:table-cell>
          <table:table-cell table:style-name="ce6" office:value-type="string">
            <text:p>CUT</text:p>
          </table:table-cell>
        </table:table-row>
        <table:table-row table:style-name="ro1">
          <table:table-cell office:value-type="string">
            <text:p>damp</text:p>
          </table:table-cell>
          <table:table-cell table:formula="of:=UPPER([.A86])" office:value-type="string" office:string-value="DAMP">
            <text:p>DAMP</text:p>
          </table:table-cell>
          <table:table-cell table:style-name="ce44" office:value-type="string">
            <text:p>DAMP</text:p>
          </table:table-cell>
        </table:table-row>
        <table:table-row table:style-name="ro1">
          <table:table-cell office:value-type="string">
            <text:p>deep_ruts</text:p>
          </table:table-cell>
          <table:table-cell table:formula="of:=UPPER([.A87])" office:value-type="string" office:string-value="DEEP_RUTS">
            <text:p>DEEP_RUTS</text:p>
          </table:table-cell>
          <table:table-cell table:style-name="ce6" office:value-type="string">
            <text:p>DEEPRUTS</text:p>
          </table:table-cell>
        </table:table-row>
        <table:table-row table:style-name="ro1">
          <table:table-cell office:value-type="string">
            <text:p>deepcut</text:p>
          </table:table-cell>
          <table:table-cell table:formula="of:=UPPER([.A88])" office:value-type="string" office:string-value="DEEPCUT">
            <text:p>DEEPCUT</text:p>
          </table:table-cell>
          <table:table-cell table:style-name="ce6" office:value-type="string">
            <text:p>DEEPCUT</text:p>
          </table:table-cell>
        </table:table-row>
        <table:table-row table:style-name="ro1">
          <table:table-cell office:value-type="string">
            <text:p>dip</text:p>
          </table:table-cell>
          <table:table-cell table:formula="of:=UPPER([.A89])" office:value-type="string" office:string-value="DIP">
            <text:p>DIP</text:p>
          </table:table-cell>
          <table:table-cell table:style-name="ce6"/>
        </table:table-row>
        <table:table-row table:style-name="ro1">
          <table:table-cell office:value-type="string">
            <text:p>directly</text:p>
          </table:table-cell>
          <table:table-cell table:formula="of:=UPPER([.A90])" office:value-type="string" office:string-value="DIRECTLY">
            <text:p>DIRECTLY</text:p>
          </table:table-cell>
          <table:table-cell table:style-name="ce6" office:value-type="string">
            <text:p>DIRECTLY</text:p>
          </table:table-cell>
        </table:table-row>
        <table:table-row table:style-name="ro1">
          <table:table-cell table:number-columns-repeated="2"/>
          <table:table-cell table:style-name="ce6" office:value-type="string">
            <text:p>DIRTY</text:p>
          </table:table-cell>
        </table:table-row>
        <table:table-row table:style-name="ro1">
          <table:table-cell office:value-type="string">
            <text:p>dirt</text:p>
          </table:table-cell>
          <table:table-cell table:formula="of:=UPPER([.A92])" office:value-type="string" office:string-value="DIRT">
            <text:p>DIRT</text:p>
          </table:table-cell>
          <table:table-cell table:style-name="ce6"/>
        </table:table-row>
        <table:table-row table:style-name="ro1">
          <table:table-cell table:number-columns-repeated="2"/>
          <table:table-cell table:style-name="ce6" office:value-type="string">
            <text:p>DISTANCE_CALL</text:p>
          </table:table-cell>
        </table:table-row>
        <table:table-row table:style-name="ro1">
          <table:table-cell office:value-type="string">
            <text:p>distance</text:p>
          </table:table-cell>
          <table:table-cell table:formula="of:=UPPER([.A94])" office:value-type="string" office:string-value="DISTANCE">
            <text:p>DISTANCE</text:p>
          </table:table-cell>
          <table:table-cell table:style-name="ce6"/>
        </table:table-row>
        <table:table-row table:style-name="ro1">
          <table:table-cell office:value-type="string">
            <text:p>ditch</text:p>
          </table:table-cell>
          <table:table-cell table:formula="of:=UPPER([.A95])" office:value-type="string" office:string-value="DITCH">
            <text:p>DITCH</text:p>
          </table:table-cell>
          <table:table-cell table:style-name="ce6" office:value-type="string">
            <text:p>DITCH</text:p>
          </table:table-cell>
        </table:table-row>
        <table:table-row table:style-name="ro1">
          <table:table-cell office:value-type="string">
            <text:p>done</text:p>
          </table:table-cell>
          <table:table-cell table:formula="of:=UPPER([.A96])" office:value-type="string" office:string-value="DONE">
            <text:p>DONE</text:p>
          </table:table-cell>
          <table:table-cell table:style-name="ce6" office:value-type="string">
            <text:p>DONE</text:p>
          </table:table-cell>
        </table:table-row>
        <table:table-row table:style-name="ro1">
          <table:table-cell office:value-type="string">
            <text:p>dont_cut</text:p>
          </table:table-cell>
          <table:table-cell table:formula="of:=UPPER([.A97])" office:value-type="string" office:string-value="DONT_CUT">
            <text:p>DONT_CUT</text:p>
          </table:table-cell>
          <table:table-cell table:style-name="ce6" office:value-type="string">
            <text:p>DONTCUT</text:p>
          </table:table-cell>
        </table:table-row>
        <table:table-row table:style-name="ro1">
          <table:table-cell table:number-columns-repeated="2"/>
          <table:table-cell table:style-name="ce6" office:value-type="string">
            <text:p>DOUBLE_CAUTION</text:p>
          </table:table-cell>
        </table:table-row>
        <table:table-row table:style-name="ro1">
          <table:table-cell office:value-type="string">
            <text:p>downhill</text:p>
          </table:table-cell>
          <table:table-cell table:formula="of:=UPPER([.A99])" office:value-type="string" office:string-value="DOWNHILL">
            <text:p>DOWNHILL</text:p>
          </table:table-cell>
          <table:table-cell table:style-name="ce6" office:value-type="string">
            <text:p>DOWNHILL</text:p>
          </table:table-cell>
        </table:table-row>
        <table:table-row table:style-name="ro1">
          <table:table-cell table:number-columns-repeated="2"/>
          <table:table-cell table:style-name="ce6" office:value-type="string">
            <text:p>DRAWS_IN</text:p>
          </table:table-cell>
        </table:table-row>
        <table:table-row table:style-name="ro1">
          <table:table-cell office:value-type="string">
            <text:p>dry</text:p>
          </table:table-cell>
          <table:table-cell table:formula="of:=UPPER([.A101])" office:value-type="string" office:string-value="DRY">
            <text:p>DRY</text:p>
          </table:table-cell>
          <table:table-cell table:style-name="ce44" office:value-type="string">
            <text:p>DRY</text:p>
          </table:table-cell>
        </table:table-row>
        <table:table-row table:style-name="ro1">
          <table:table-cell office:value-type="string">
            <text:p>early</text:p>
          </table:table-cell>
          <table:table-cell table:formula="of:=UPPER([.A102])" office:value-type="string" office:string-value="EARLY">
            <text:p>EARLY</text:p>
          </table:table-cell>
          <table:table-cell table:style-name="ce6" office:value-type="string">
            <text:p>EARLY</text:p>
          </table:table-cell>
        </table:table-row>
        <table:table-row table:style-name="ro1">
          <table:table-cell office:value-type="string">
            <text:p>easy</text:p>
          </table:table-cell>
          <table:table-cell table:formula="of:=UPPER([.A103])" office:value-type="string" office:string-value="EASY">
            <text:p>EASY</text:p>
          </table:table-cell>
          <table:table-cell table:style-name="ce6" office:value-type="string">
            <text:p>EASY</text:p>
          </table:table-cell>
        </table:table-row>
        <table:table-row table:style-name="ro1">
          <table:table-cell office:value-type="string">
            <text:p>easy_left</text:p>
          </table:table-cell>
          <table:table-cell table:formula="of:=UPPER([.A104])" office:value-type="string" office:string-value="EASY_LEFT">
            <text:p>EASY_LEFT</text:p>
          </table:table-cell>
          <table:table-cell table:style-name="ce6" office:value-type="string">
            <text:p>EASYLEFT</text:p>
          </table:table-cell>
        </table:table-row>
        <table:table-row table:style-name="ro1">
          <table:table-cell office:value-type="string">
            <text:p>easy_right</text:p>
          </table:table-cell>
          <table:table-cell table:formula="of:=UPPER([.A105])" office:value-type="string" office:string-value="EASY_RIGHT">
            <text:p>EASY_RIGHT</text:p>
          </table:table-cell>
          <table:table-cell table:style-name="ce6" office:value-type="string">
            <text:p>EASYRIGHT</text:p>
          </table:table-cell>
        </table:table-row>
        <table:table-row table:style-name="ro1">
          <table:table-cell office:value-type="string">
            <text:p>edge</text:p>
          </table:table-cell>
          <table:table-cell table:formula="of:=UPPER([.A106])" office:value-type="string" office:string-value="EDGE">
            <text:p>EDGE</text:p>
          </table:table-cell>
          <table:table-cell table:style-name="ce6" office:value-type="string">
            <text:p>EDGE</text:p>
          </table:table-cell>
        </table:table-row>
        <table:table-row table:style-name="ro1">
          <table:table-cell table:number-columns-repeated="2"/>
          <table:table-cell table:style-name="ce6" office:value-type="string">
            <text:p>EMPTY_CALL</text:p>
          </table:table-cell>
        </table:table-row>
        <table:table-row table:style-name="ro1">
          <table:table-cell office:value-type="string">
            <text:p>end_of_track</text:p>
          </table:table-cell>
          <table:table-cell table:formula="of:=UPPER([.A108])" office:value-type="string" office:string-value="END_OF_TRACK">
            <text:p>END_OF_TRACK</text:p>
          </table:table-cell>
          <table:table-cell table:style-name="ce6" office:value-type="string">
            <text:p>END_OF_TRACK</text:p>
          </table:table-cell>
        </table:table-row>
        <table:table-row table:style-name="ro1">
          <table:table-cell office:value-type="string">
            <text:p>entry</text:p>
          </table:table-cell>
          <table:table-cell table:formula="of:=UPPER([.A109])" office:value-type="string" office:string-value="ENTRY">
            <text:p>ENTRY</text:p>
          </table:table-cell>
          <table:table-cell table:style-name="ce44" office:value-type="string">
            <text:p>ENTRY</text:p>
          </table:table-cell>
        </table:table-row>
        <table:table-row table:style-name="ro1">
          <table:table-cell office:value-type="string">
            <text:p>exact</text:p>
          </table:table-cell>
          <table:table-cell table:formula="of:=UPPER([.A110])" office:value-type="string" office:string-value="EXACT">
            <text:p>EXACT</text:p>
          </table:table-cell>
          <table:table-cell table:style-name="ce6" office:value-type="string">
            <text:p>EXACT</text:p>
          </table:table-cell>
        </table:table-row>
        <table:table-row table:style-name="ro1">
          <table:table-cell office:value-type="string">
            <text:p>fakes</text:p>
          </table:table-cell>
          <table:table-cell table:formula="of:=UPPER([.A111])" office:value-type="string" office:string-value="FAKES">
            <text:p>FAKES</text:p>
          </table:table-cell>
          <table:table-cell table:style-name="ce6" office:value-type="string">
            <text:p>FAKES</text:p>
          </table:table-cell>
        </table:table-row>
        <table:table-row table:style-name="ro1">
          <table:table-cell office:value-type="string">
            <text:p>fast</text:p>
          </table:table-cell>
          <table:table-cell table:formula="of:=UPPER([.A112])" office:value-type="string" office:string-value="FAST">
            <text:p>FAST</text:p>
          </table:table-cell>
          <table:table-cell table:style-name="ce6" office:value-type="string">
            <text:p>FAST</text:p>
          </table:table-cell>
        </table:table-row>
        <table:table-row table:style-name="ro1">
          <table:table-cell office:value-type="string">
            <text:p>fast_left</text:p>
          </table:table-cell>
          <table:table-cell table:formula="of:=UPPER([.A113])" office:value-type="string" office:string-value="FAST_LEFT">
            <text:p>FAST_LEFT</text:p>
          </table:table-cell>
          <table:table-cell table:style-name="ce6" office:value-type="string">
            <text:p>FASTLEFT</text:p>
          </table:table-cell>
        </table:table-row>
        <table:table-row table:style-name="ro1">
          <table:table-cell office:value-type="string">
            <text:p>fast_right</text:p>
          </table:table-cell>
          <table:table-cell table:formula="of:=UPPER([.A114])" office:value-type="string" office:string-value="FAST_RIGHT">
            <text:p>FAST_RIGHT</text:p>
          </table:table-cell>
          <table:table-cell table:style-name="ce6" office:value-type="string">
            <text:p>FASTRIGHT</text:p>
          </table:table-cell>
        </table:table-row>
        <table:table-row table:style-name="ro1">
          <table:table-cell office:value-type="string">
            <text:p>fence</text:p>
          </table:table-cell>
          <table:table-cell table:formula="of:=UPPER([.A115])" office:value-type="string" office:string-value="FENCE">
            <text:p>FENCE</text:p>
          </table:table-cell>
          <table:table-cell table:style-name="ce6" office:value-type="string">
            <text:p>FENCE</text:p>
          </table:table-cell>
        </table:table-row>
        <table:table-row table:style-name="ro1">
          <table:table-cell office:value-type="string">
            <text:p>finish</text:p>
          </table:table-cell>
          <table:table-cell table:formula="of:=UPPER([.A116])" office:value-type="string" office:string-value="FINISH">
            <text:p>FINISH</text:p>
          </table:table-cell>
          <table:table-cell table:style-name="ce6" office:value-type="string">
            <text:p>FINISH</text:p>
          </table:table-cell>
        </table:table-row>
        <table:table-row table:style-name="ro1">
          <table:table-cell table:number-columns-repeated="2"/>
          <table:table-cell table:style-name="ce6" office:value-type="string">
            <text:p>FIVE_LEFT</text:p>
          </table:table-cell>
        </table:table-row>
        <table:table-row table:style-name="ro1">
          <table:table-cell table:number-columns-repeated="2"/>
          <table:table-cell table:style-name="ce6" office:value-type="string">
            <text:p>FIVE_RIGHT</text:p>
          </table:table-cell>
        </table:table-row>
        <table:table-row table:style-name="ro1">
          <table:table-cell office:value-type="string">
            <text:p>flat_left</text:p>
          </table:table-cell>
          <table:table-cell table:formula="of:=UPPER([.A119])" office:value-type="string" office:string-value="FLAT_LEFT">
            <text:p>FLAT_LEFT</text:p>
          </table:table-cell>
          <table:table-cell table:style-name="ce6" office:value-type="string">
            <text:p>FLAT_LEFT</text:p>
          </table:table-cell>
        </table:table-row>
        <table:table-row table:style-name="ro1">
          <table:table-cell office:value-type="string">
            <text:p>flat_right</text:p>
          </table:table-cell>
          <table:table-cell table:formula="of:=UPPER([.A120])" office:value-type="string" office:string-value="FLAT_RIGHT">
            <text:p>FLAT_RIGHT</text:p>
          </table:table-cell>
          <table:table-cell table:style-name="ce6" office:value-type="string">
            <text:p>FLAT_RIGHT</text:p>
          </table:table-cell>
        </table:table-row>
        <table:table-row table:style-name="ro1">
          <table:table-cell table:number-columns-repeated="2"/>
          <table:table-cell table:style-name="ce6" office:value-type="string">
            <text:p>FLATLEFT</text:p>
          </table:table-cell>
        </table:table-row>
        <table:table-row table:style-name="ro1">
          <table:table-cell office:value-type="string">
            <text:p>flatout</text:p>
          </table:table-cell>
          <table:table-cell table:formula="of:=UPPER([.A122])" office:value-type="string" office:string-value="FLATOUT">
            <text:p>FLATOUT</text:p>
          </table:table-cell>
          <table:table-cell table:style-name="ce6" office:value-type="string">
            <text:p>FLATOUT</text:p>
          </table:table-cell>
        </table:table-row>
        <table:table-row table:style-name="ro1">
          <table:table-cell table:number-columns-repeated="2"/>
          <table:table-cell table:style-name="ce6" office:value-type="string">
            <text:p>FLATRIGHT</text:p>
          </table:table-cell>
        </table:table-row>
        <table:table-row table:style-name="ro1">
          <table:table-cell office:value-type="string">
            <text:p>for</text:p>
          </table:table-cell>
          <table:table-cell table:formula="of:=UPPER([.A124])" office:value-type="string" office:string-value="FOR">
            <text:p>FOR</text:p>
          </table:table-cell>
          <table:table-cell table:style-name="ce6" office:value-type="string">
            <text:p>FOR</text:p>
          </table:table-cell>
        </table:table-row>
        <table:table-row table:style-name="ro1">
          <table:table-cell office:value-type="string">
            <text:p>ford</text:p>
          </table:table-cell>
          <table:table-cell table:formula="of:=UPPER([.A125])" office:value-type="string" office:string-value="FORD">
            <text:p>FORD</text:p>
          </table:table-cell>
          <table:table-cell table:style-name="ce6" office:value-type="string">
            <text:p>FORD</text:p>
          </table:table-cell>
        </table:table-row>
        <table:table-row table:style-name="ro1">
          <table:table-cell table:number-columns-repeated="2"/>
          <table:table-cell table:style-name="ce6" office:value-type="string">
            <text:p>FOUR_LEFT</text:p>
          </table:table-cell>
        </table:table-row>
        <table:table-row table:style-name="ro1">
          <table:table-cell table:number-columns-repeated="2"/>
          <table:table-cell table:style-name="ce6" office:value-type="string">
            <text:p>FOUR_RIGHT</text:p>
          </table:table-cell>
        </table:table-row>
        <table:table-row table:style-name="ro1">
          <table:table-cell office:value-type="string">
            <text:p>full</text:p>
          </table:table-cell>
          <table:table-cell table:formula="of:=UPPER([.A128])" office:value-type="string" office:string-value="FULL">
            <text:p>FULL</text:p>
          </table:table-cell>
          <table:table-cell table:style-name="ce6" office:value-type="string">
            <text:p>FULL</text:p>
          </table:table-cell>
        </table:table-row>
        <table:table-row table:style-name="ro1">
          <table:table-cell table:number-columns-repeated="2"/>
          <table:table-cell table:style-name="ce6" office:value-type="string">
            <text:p>FULLCUT</text:p>
          </table:table-cell>
        </table:table-row>
        <table:table-row table:style-name="ro1">
          <table:table-cell table:number-columns-repeated="2"/>
          <table:table-cell table:style-name="ce6" office:value-type="string">
            <text:p>GO_FULL</text:p>
          </table:table-cell>
        </table:table-row>
        <table:table-row table:style-name="ro1">
          <table:table-cell table:number-columns-repeated="2"/>
          <table:table-cell table:style-name="ce6" office:value-type="string">
            <text:p>GONARROW</text:p>
          </table:table-cell>
        </table:table-row>
        <table:table-row table:style-name="ro1">
          <table:table-cell office:value-type="string">
            <text:p>go_straight</text:p>
          </table:table-cell>
          <table:table-cell table:formula="of:=UPPER([.A132])" office:value-type="string" office:string-value="GO_STRAIGHT">
            <text:p>GO_STRAIGHT</text:p>
          </table:table-cell>
          <table:table-cell table:style-name="ce6"/>
        </table:table-row>
        <table:table-row table:style-name="ro1">
          <table:table-cell office:value-type="string">
            <text:p>good</text:p>
          </table:table-cell>
          <table:table-cell table:formula="of:=UPPER([.A133])" office:value-type="string" office:string-value="GOOD">
            <text:p>GOOD</text:p>
          </table:table-cell>
          <table:table-cell table:style-name="ce6" office:value-type="string">
            <text:p>GOOD</text:p>
          </table:table-cell>
        </table:table-row>
        <table:table-row table:style-name="ro1">
          <table:table-cell office:value-type="string">
            <text:p>good_grip</text:p>
          </table:table-cell>
          <table:table-cell table:formula="of:=UPPER([.A134])" office:value-type="string" office:string-value="GOOD_GRIP">
            <text:p>GOOD_GRIP</text:p>
          </table:table-cell>
          <table:table-cell table:style-name="ce44" office:value-type="string">
            <text:p>GOOD_GRIP</text:p>
          </table:table-cell>
        </table:table-row>
        <table:table-row table:style-name="ro1">
          <table:table-cell table:number-columns-repeated="2"/>
          <table:table-cell table:style-name="ce6" office:value-type="string">
            <text:p>GOSTRAIGHT</text:p>
          </table:table-cell>
        </table:table-row>
        <table:table-row table:style-name="ro1">
          <table:table-cell table:number-columns-repeated="2"/>
          <table:table-cell table:style-name="ce6" office:value-type="string">
            <text:p>GOWIDE</text:p>
          </table:table-cell>
        </table:table-row>
        <table:table-row table:style-name="ro1">
          <table:table-cell office:value-type="string">
            <text:p>gravel</text:p>
          </table:table-cell>
          <table:table-cell table:formula="of:=UPPER([.A137])" office:value-type="string" office:string-value="GRAVEL">
            <text:p>GRAVEL</text:p>
          </table:table-cell>
          <table:table-cell table:style-name="ce6" office:value-type="string">
            <text:p>GRAVEL</text:p>
          </table:table-cell>
        </table:table-row>
        <table:table-row table:style-name="ro1">
          <table:table-cell office:value-type="string">
            <text:p>grip</text:p>
          </table:table-cell>
          <table:table-cell table:formula="of:=UPPER([.A138])" office:value-type="string" office:string-value="GRIP">
            <text:p>GRIP</text:p>
          </table:table-cell>
          <table:table-cell table:style-name="ce44" office:value-type="string">
            <text:p>GRIP</text:p>
          </table:table-cell>
        </table:table-row>
        <table:table-row table:style-name="ro1">
          <table:table-cell office:value-type="string">
            <text:p>grip_off</text:p>
          </table:table-cell>
          <table:table-cell table:formula="of:=UPPER([.A139])" office:value-type="string" office:string-value="GRIP_OFF">
            <text:p>GRIP_OFF</text:p>
          </table:table-cell>
          <table:table-cell table:style-name="ce44" office:value-type="string">
            <text:p>GRIP_OFF</text:p>
          </table:table-cell>
        </table:table-row>
        <table:table-row table:style-name="ro1">
          <table:table-cell office:value-type="string">
            <text:p>grit</text:p>
          </table:table-cell>
          <table:table-cell table:formula="of:=UPPER([.A140])" office:value-type="string" office:string-value="GRIT">
            <text:p>GRIT</text:p>
          </table:table-cell>
          <table:table-cell table:style-name="ce6" office:value-type="string">
            <text:p>GRIT</text:p>
          </table:table-cell>
        </table:table-row>
        <table:table-row table:style-name="ro1">
          <table:table-cell office:value-type="string">
            <text:p>hairpin_left</text:p>
          </table:table-cell>
          <table:table-cell table:formula="of:=UPPER([.A141])" office:value-type="string" office:string-value="HAIRPIN_LEFT">
            <text:p>HAIRPIN_LEFT</text:p>
          </table:table-cell>
          <table:table-cell table:style-name="ce6" office:value-type="string">
            <text:p>HAIRPIN_LEFT</text:p>
          </table:table-cell>
        </table:table-row>
        <table:table-row table:style-name="ro1">
          <table:table-cell office:value-type="string">
            <text:p>hairpin_right</text:p>
          </table:table-cell>
          <table:table-cell table:formula="of:=UPPER([.A142])" office:value-type="string" office:string-value="HAIRPIN_RIGHT">
            <text:p>HAIRPIN_RIGHT</text:p>
          </table:table-cell>
          <table:table-cell table:style-name="ce6" office:value-type="string">
            <text:p>HAIRPIN_RIGHT</text:p>
          </table:table-cell>
        </table:table-row>
        <table:table-row table:style-name="ro1">
          <table:table-cell table:number-columns-repeated="2"/>
          <table:table-cell table:style-name="ce6" office:value-type="string">
            <text:p>HAIRPINLEFT</text:p>
          </table:table-cell>
        </table:table-row>
        <table:table-row table:style-name="ro1">
          <table:table-cell table:number-columns-repeated="2"/>
          <table:table-cell table:style-name="ce6" office:value-type="string">
            <text:p>HAIRPINRIGHT</text:p>
          </table:table-cell>
        </table:table-row>
        <table:table-row table:style-name="ro1">
          <table:table-cell table:number-columns-repeated="2"/>
          <table:table-cell table:style-name="ce6" office:value-type="string">
            <text:p>HANDBRAKE</text:p>
          </table:table-cell>
        </table:table-row>
        <table:table-row table:style-name="ro1">
          <table:table-cell office:value-type="string">
            <text:p>hard</text:p>
          </table:table-cell>
          <table:table-cell table:formula="of:=UPPER([.A146])" office:value-type="string" office:string-value="HARD">
            <text:p>HARD</text:p>
          </table:table-cell>
          <table:table-cell table:style-name="ce6" office:value-type="string">
            <text:p>HARD</text:p>
          </table:table-cell>
        </table:table-row>
        <table:table-row table:style-name="ro1">
          <table:table-cell table:number-columns-repeated="2"/>
          <table:table-cell table:style-name="ce6" office:value-type="string">
            <text:p>HIDDEN</text:p>
          </table:table-cell>
        </table:table-row>
        <table:table-row table:style-name="ro1">
          <table:table-cell office:value-type="string">
            <text:p>hold</text:p>
          </table:table-cell>
          <table:table-cell table:formula="of:=UPPER([.A148])" office:value-type="string" office:string-value="HOLD">
            <text:p>HOLD</text:p>
          </table:table-cell>
          <table:table-cell table:style-name="ce44" office:value-type="string">
            <text:p>HOLD</text:p>
          </table:table-cell>
        </table:table-row>
        <table:table-row table:style-name="ro1">
          <table:table-cell office:value-type="string">
            <text:p>hole</text:p>
          </table:table-cell>
          <table:table-cell table:formula="of:=UPPER([.A149])" office:value-type="string" office:string-value="HOLE">
            <text:p>HOLE</text:p>
          </table:table-cell>
          <table:table-cell table:style-name="ce6" office:value-type="string">
            <text:p>HOLE</text:p>
          </table:table-cell>
        </table:table-row>
        <table:table-row table:style-name="ro1">
          <table:table-cell office:value-type="string">
            <text:p>hollow</text:p>
          </table:table-cell>
          <table:table-cell table:formula="of:=UPPER([.A150])" office:value-type="string" office:string-value="HOLLOW">
            <text:p>HOLLOW</text:p>
          </table:table-cell>
          <table:table-cell table:style-name="ce6" office:value-type="string">
            <text:p>HOLLOW</text:p>
          </table:table-cell>
        </table:table-row>
        <table:table-row table:style-name="ro1">
          <table:table-cell office:value-type="string">
            <text:p>hook</text:p>
          </table:table-cell>
          <table:table-cell table:formula="of:=UPPER([.A151])" office:value-type="string" office:string-value="HOOK">
            <text:p>HOOK</text:p>
          </table:table-cell>
          <table:table-cell table:style-name="ce6" office:value-type="string">
            <text:p>HOOK</text:p>
          </table:table-cell>
        </table:table-row>
        <table:table-row table:style-name="ro1">
          <table:table-cell office:value-type="string">
            <text:p>house</text:p>
          </table:table-cell>
          <table:table-cell table:formula="of:=UPPER([.A152])" office:value-type="string" office:string-value="HOUSE">
            <text:p>HOUSE</text:p>
          </table:table-cell>
          <table:table-cell table:style-name="ce6" office:value-type="string">
            <text:p>HOUSE</text:p>
          </table:table-cell>
        </table:table-row>
        <table:table-row table:style-name="ro1">
          <table:table-cell office:value-type="string">
            <text:p>icy</text:p>
          </table:table-cell>
          <table:table-cell table:formula="of:=UPPER([.A153])" office:value-type="string" office:string-value="ICY">
            <text:p>ICY</text:p>
          </table:table-cell>
          <table:table-cell table:style-name="ce6" office:value-type="string">
            <text:p>ICE</text:p>
          </table:table-cell>
        </table:table-row>
        <table:table-row table:style-name="ro1">
          <table:table-cell table:number-columns-repeated="2"/>
          <table:table-cell table:style-name="ce6" office:value-type="string">
            <text:p>ICY</text:p>
          </table:table-cell>
        </table:table-row>
        <table:table-row table:style-name="ro1">
          <table:table-cell office:value-type="string">
            <text:p>in</text:p>
          </table:table-cell>
          <table:table-cell table:formula="of:=UPPER([.A155])" office:value-type="string" office:string-value="IN">
            <text:p>IN</text:p>
          </table:table-cell>
          <table:table-cell table:style-name="ce6" office:value-type="string">
            <text:p>IN</text:p>
          </table:table-cell>
        </table:table-row>
        <table:table-row table:style-name="ro1">
          <table:table-cell office:value-type="string">
            <text:p>inside</text:p>
          </table:table-cell>
          <table:table-cell table:formula="of:=UPPER([.A156])" office:value-type="string" office:string-value="INSIDE">
            <text:p>INSIDE</text:p>
          </table:table-cell>
          <table:table-cell table:style-name="ce6" office:value-type="string">
            <text:p>INSIDE</text:p>
          </table:table-cell>
        </table:table-row>
        <table:table-row table:style-name="ro1">
          <table:table-cell table:number-columns-repeated="2"/>
          <table:table-cell table:style-name="ce6" office:value-type="string">
            <text:p>INTO</text:p>
          </table:table-cell>
        </table:table-row>
        <table:table-row table:style-name="ro1">
          <table:table-cell office:value-type="string">
            <text:p>island</text:p>
          </table:table-cell>
          <table:table-cell table:formula="of:=UPPER([.A158])" office:value-type="string" office:string-value="ISLAND">
            <text:p>ISLAND</text:p>
          </table:table-cell>
          <table:table-cell table:style-name="ce6" office:value-type="string">
            <text:p>ISLAND</text:p>
          </table:table-cell>
        </table:table-row>
        <table:table-row table:style-name="ro1">
          <table:table-cell office:value-type="string">
            <text:p>jump</text:p>
          </table:table-cell>
          <table:table-cell table:formula="of:=UPPER([.A159])" office:value-type="string" office:string-value="JUMP">
            <text:p>JUMP</text:p>
          </table:table-cell>
          <table:table-cell table:style-name="ce6" office:value-type="string">
            <text:p>JUMP</text:p>
          </table:table-cell>
        </table:table-row>
        <table:table-row table:style-name="ro1">
          <table:table-cell office:value-type="string">
            <text:p>junction</text:p>
          </table:table-cell>
          <table:table-cell table:formula="of:=UPPER([.A160])" office:value-type="string" office:string-value="JUNCTION">
            <text:p>JUNCTION</text:p>
          </table:table-cell>
          <table:table-cell table:style-name="ce6" office:value-type="string">
            <text:p>JUNCTION</text:p>
          </table:table-cell>
        </table:table-row>
        <table:table-row table:style-name="ro1">
          <table:table-cell table:number-columns-repeated="2"/>
          <table:table-cell table:style-name="ce6" office:value-type="string">
            <text:p>KEEP_IN</text:p>
          </table:table-cell>
        </table:table-row>
        <table:table-row table:style-name="ro1">
          <table:table-cell table:number-columns-repeated="2"/>
          <table:table-cell table:style-name="ce6" office:value-type="string">
            <text:p>KEEP_OUT</text:p>
          </table:table-cell>
        </table:table-row>
        <table:table-row table:style-name="ro1">
          <table:table-cell office:value-type="string">
            <text:p>keep_left</text:p>
          </table:table-cell>
          <table:table-cell table:formula="of:=UPPER([.A163])" office:value-type="string" office:string-value="KEEP_LEFT">
            <text:p>KEEP_LEFT</text:p>
          </table:table-cell>
          <table:table-cell table:style-name="ce6" office:value-type="string">
            <text:p>KEEPLEFT</text:p>
          </table:table-cell>
        </table:table-row>
        <table:table-row table:style-name="ro1">
          <table:table-cell office:value-type="string">
            <text:p>keep_middle</text:p>
          </table:table-cell>
          <table:table-cell table:formula="of:=UPPER([.A164])" office:value-type="string" office:string-value="KEEP_MIDDLE">
            <text:p>KEEP_MIDDLE</text:p>
          </table:table-cell>
          <table:table-cell table:style-name="ce6" office:value-type="string">
            <text:p>KEEPMIDDLE</text:p>
          </table:table-cell>
        </table:table-row>
        <table:table-row table:style-name="ro1">
          <table:table-cell office:value-type="string">
            <text:p>keep_right</text:p>
          </table:table-cell>
          <table:table-cell table:formula="of:=UPPER([.A165])" office:value-type="string" office:string-value="KEEP_RIGHT">
            <text:p>KEEP_RIGHT</text:p>
          </table:table-cell>
          <table:table-cell table:style-name="ce6" office:value-type="string">
            <text:p>KEEPRIGHT</text:p>
          </table:table-cell>
        </table:table-row>
        <table:table-row table:style-name="ro1">
          <table:table-cell office:value-type="string">
            <text:p>kleft</text:p>
          </table:table-cell>
          <table:table-cell table:formula="of:=UPPER([.A166])" office:value-type="string" office:string-value="KLEFT">
            <text:p>KLEFT</text:p>
          </table:table-cell>
          <table:table-cell table:style-name="ce6" office:value-type="string">
            <text:p>KLEFT</text:p>
          </table:table-cell>
        </table:table-row>
        <table:table-row table:style-name="ro1">
          <table:table-cell office:value-type="string">
            <text:p>kright</text:p>
          </table:table-cell>
          <table:table-cell table:formula="of:=UPPER([.A167])" office:value-type="string" office:string-value="KRIGHT">
            <text:p>KRIGHT</text:p>
          </table:table-cell>
          <table:table-cell table:style-name="ce6" office:value-type="string">
            <text:p>KRIGHT</text:p>
          </table:table-cell>
        </table:table-row>
        <table:table-row table:style-name="ro1">
          <table:table-cell office:value-type="string">
            <text:p>L_foot_braking</text:p>
          </table:table-cell>
          <table:table-cell table:formula="of:=UPPER([.A168])" office:value-type="string" office:string-value="L_FOOT_BRAKING">
            <text:p>L_FOOT_BRAKING</text:p>
          </table:table-cell>
          <table:table-cell table:style-name="ce44" office:value-type="string">
            <text:p>L_FOOT_BRAKING</text:p>
          </table:table-cell>
        </table:table-row>
        <table:table-row table:style-name="ro1">
          <table:table-cell office:value-type="string">
            <text:p>late</text:p>
          </table:table-cell>
          <table:table-cell table:formula="of:=UPPER([.A169])" office:value-type="string" office:string-value="LATE">
            <text:p>LATE</text:p>
          </table:table-cell>
          <table:table-cell table:style-name="ce6" office:value-type="string">
            <text:p>LATE</text:p>
          </table:table-cell>
        </table:table-row>
        <table:table-row table:style-name="ro1">
          <table:table-cell office:value-type="string">
            <text:p>left</text:p>
          </table:table-cell>
          <table:table-cell table:formula="of:=UPPER([.A170])" office:value-type="string" office:string-value="LEFT">
            <text:p>LEFT</text:p>
          </table:table-cell>
          <table:table-cell table:style-name="ce6" office:value-type="string">
            <text:p>LEFT</text:p>
          </table:table-cell>
        </table:table-row>
        <table:table-row table:style-name="ro1">
          <table:table-cell office:value-type="string">
            <text:p>left_1</text:p>
          </table:table-cell>
          <table:table-cell table:formula="of:=UPPER([.A171])" office:value-type="string" office:string-value="LEFT_1">
            <text:p>LEFT_1</text:p>
          </table:table-cell>
          <table:table-cell table:style-name="ce6"/>
        </table:table-row>
        <table:table-row table:style-name="ro1">
          <table:table-cell office:value-type="string">
            <text:p>left_3</text:p>
          </table:table-cell>
          <table:table-cell table:formula="of:=UPPER([.A172])" office:value-type="string" office:string-value="LEFT_3">
            <text:p>LEFT_3</text:p>
          </table:table-cell>
          <table:table-cell table:style-name="ce6"/>
        </table:table-row>
        <table:table-row table:style-name="ro1">
          <table:table-cell office:value-type="string">
            <text:p>left_4</text:p>
          </table:table-cell>
          <table:table-cell table:formula="of:=UPPER([.A173])" office:value-type="string" office:string-value="LEFT_4">
            <text:p>LEFT_4</text:p>
          </table:table-cell>
          <table:table-cell table:style-name="ce6"/>
        </table:table-row>
        <table:table-row table:style-name="ro1">
          <table:table-cell office:value-type="string">
            <text:p>left_5</text:p>
          </table:table-cell>
          <table:table-cell table:formula="of:=UPPER([.A174])" office:value-type="string" office:string-value="LEFT_5">
            <text:p>LEFT_5</text:p>
          </table:table-cell>
          <table:table-cell table:style-name="ce6"/>
        </table:table-row>
        <table:table-row table:style-name="ro1">
          <table:table-cell office:value-type="string">
            <text:p>left_6</text:p>
          </table:table-cell>
          <table:table-cell table:formula="of:=UPPER([.A175])" office:value-type="string" office:string-value="LEFT_6">
            <text:p>LEFT_6</text:p>
          </table:table-cell>
          <table:table-cell table:style-name="ce6"/>
        </table:table-row>
        <table:table-row table:style-name="ro1">
          <table:table-cell office:value-type="string">
            <text:p>left_around</text:p>
          </table:table-cell>
          <table:table-cell table:formula="of:=UPPER([.A176])" office:value-type="string" office:string-value="LEFT_AROUND">
            <text:p>LEFT_AROUND</text:p>
          </table:table-cell>
          <table:table-cell table:style-name="ce6" office:value-type="string">
            <text:p>LEFT_AROUND</text:p>
          </table:table-cell>
        </table:table-row>
        <table:table-row table:style-name="ro1">
          <table:table-cell office:value-type="string">
            <text:p>left_entry_chicane</text:p>
          </table:table-cell>
          <table:table-cell table:formula="of:=UPPER([.A177])" office:value-type="string" office:string-value="LEFT_ENTRY_CHICANE">
            <text:p>LEFT_ENTRY_CHICANE</text:p>
          </table:table-cell>
          <table:table-cell table:style-name="ce6" office:value-type="string">
            <text:p>LEFT_ENTRY_CHICANE</text:p>
          </table:table-cell>
        </table:table-row>
        <table:table-row table:style-name="ro1">
          <table:table-cell office:value-type="string">
            <text:p>left_right</text:p>
          </table:table-cell>
          <table:table-cell table:formula="of:=UPPER([.A178])" office:value-type="string" office:string-value="LEFT_RIGHT">
            <text:p>LEFT_RIGHT</text:p>
          </table:table-cell>
          <table:table-cell table:style-name="ce6" office:value-type="string">
            <text:p>LEFT_FIVE</text:p>
          </table:table-cell>
        </table:table-row>
        <table:table-row table:style-name="ro1">
          <table:table-cell table:number-columns-repeated="2"/>
          <table:table-cell table:style-name="ce6" office:value-type="string">
            <text:p>LEFT_FLAT</text:p>
          </table:table-cell>
        </table:table-row>
        <table:table-row table:style-name="ro1">
          <table:table-cell table:number-columns-repeated="2"/>
          <table:table-cell table:style-name="ce6" office:value-type="string">
            <text:p>LEFT_FOUR</text:p>
          </table:table-cell>
        </table:table-row>
        <table:table-row table:style-name="ro1">
          <table:table-cell table:number-columns-repeated="2"/>
          <table:table-cell table:style-name="ce6" office:value-type="string">
            <text:p>LEFT_INTO</text:p>
          </table:table-cell>
        </table:table-row>
        <table:table-row table:style-name="ro1">
          <table:table-cell table:number-columns-repeated="2"/>
          <table:table-cell table:style-name="ce6" office:value-type="string">
            <text:p>LEFT_ONE</text:p>
          </table:table-cell>
        </table:table-row>
        <table:table-row table:style-name="ro1">
          <table:table-cell table:number-columns-repeated="2"/>
          <table:table-cell table:style-name="ce6" office:value-type="string">
            <text:p>LEFT_RIGHT</text:p>
          </table:table-cell>
        </table:table-row>
        <table:table-row table:style-name="ro1">
          <table:table-cell table:number-columns-repeated="2"/>
          <table:table-cell table:style-name="ce6" office:value-type="string">
            <text:p>LEFT_SIX</text:p>
          </table:table-cell>
        </table:table-row>
        <table:table-row table:style-name="ro1">
          <table:table-cell table:number-columns-repeated="2"/>
          <table:table-cell table:style-name="ce6" office:value-type="string">
            <text:p>LEFT_SQUARE</text:p>
          </table:table-cell>
        </table:table-row>
        <table:table-row table:style-name="ro1">
          <table:table-cell table:number-columns-repeated="2"/>
          <table:table-cell table:style-name="ce6" office:value-type="string">
            <text:p>LEFT_THREE</text:p>
          </table:table-cell>
        </table:table-row>
        <table:table-row table:style-name="ro1">
          <table:table-cell table:number-columns-repeated="2"/>
          <table:table-cell table:style-name="ce6" office:value-type="string">
            <text:p>LEFT_TWO</text:p>
          </table:table-cell>
        </table:table-row>
        <table:table-row table:style-name="ro1">
          <table:table-cell table:number-columns-repeated="2"/>
          <table:table-cell table:style-name="ce44" office:value-type="string">
            <text:p>LEFT_TWO_DE</text:p>
          </table:table-cell>
        </table:table-row>
        <table:table-row table:style-name="ro1">
          <table:table-cell office:value-type="string">
            <text:p>light</text:p>
          </table:table-cell>
          <table:table-cell table:formula="of:=UPPER([.A189])" office:value-type="string" office:string-value="LIGHT">
            <text:p>LIGHT</text:p>
          </table:table-cell>
          <table:table-cell table:style-name="ce6" office:value-type="string">
            <text:p>LIGHT</text:p>
          </table:table-cell>
        </table:table-row>
        <table:table-row table:style-name="ro1">
          <table:table-cell table:number-columns-repeated="2"/>
          <table:table-cell table:style-name="ce40" office:value-type="string">
            <text:p>LIGHT_CUT</text:p>
          </table:table-cell>
        </table:table-row>
        <table:table-row table:style-name="ro1">
          <table:table-cell table:number-columns-repeated="2"/>
          <table:table-cell table:style-name="ce6" office:value-type="string">
            <text:p>LINE</text:p>
          </table:table-cell>
        </table:table-row>
        <table:table-row table:style-name="ro1">
          <table:table-cell office:value-type="string">
            <text:p>long</text:p>
          </table:table-cell>
          <table:table-cell table:formula="of:=UPPER([.A192])" office:value-type="string" office:string-value="LONG">
            <text:p>LONG</text:p>
          </table:table-cell>
          <table:table-cell table:style-name="ce6" office:value-type="string">
            <text:p>LONG</text:p>
          </table:table-cell>
        </table:table-row>
        <table:table-row table:style-name="ro1">
          <table:table-cell table:number-columns-repeated="2"/>
          <table:table-cell table:style-name="ce6" office:value-type="string">
            <text:p>LONGLONG</text:p>
          </table:table-cell>
        </table:table-row>
        <table:table-row table:style-name="ro1">
          <table:table-cell table:number-columns-repeated="2"/>
          <table:table-cell table:style-name="ce6" office:value-type="string">
            <text:p>LOOSE_GRAVEL</text:p>
          </table:table-cell>
        </table:table-row>
        <table:table-row table:style-name="ro1">
          <table:table-cell table:number-columns-repeated="2"/>
          <table:table-cell table:style-name="ce6" office:value-type="string">
            <text:p>MANY</text:p>
          </table:table-cell>
        </table:table-row>
        <table:table-row table:style-name="ro1">
          <table:table-cell table:number-columns-repeated="2"/>
          <table:table-cell table:style-name="ce6" office:value-type="string">
            <text:p>MARSHALLS</text:p>
          </table:table-cell>
        </table:table-row>
        <table:table-row table:style-name="ro1">
          <table:table-cell office:value-type="string">
            <text:p>mast</text:p>
          </table:table-cell>
          <table:table-cell table:formula="of:=UPPER([.A197])" office:value-type="string" office:string-value="MAST">
            <text:p>MAST</text:p>
          </table:table-cell>
          <table:table-cell table:style-name="ce6" office:value-type="string">
            <text:p>MAST</text:p>
          </table:table-cell>
        </table:table-row>
        <table:table-row table:style-name="ro1">
          <table:table-cell office:value-type="string">
            <text:p>maybe</text:p>
          </table:table-cell>
          <table:table-cell table:formula="of:=UPPER([.A198])" office:value-type="string" office:string-value="MAYBE">
            <text:p>MAYBE</text:p>
          </table:table-cell>
          <table:table-cell table:style-name="ce6" office:value-type="string">
            <text:p>MAYBE</text:p>
          </table:table-cell>
        </table:table-row>
        <table:table-row table:style-name="ro1">
          <table:table-cell office:value-type="string">
            <text:p>medium_left</text:p>
          </table:table-cell>
          <table:table-cell table:formula="of:=UPPER([.A199])" office:value-type="string" office:string-value="MEDIUM_LEFT">
            <text:p>MEDIUM_LEFT</text:p>
          </table:table-cell>
          <table:table-cell table:style-name="ce6" office:value-type="string">
            <text:p>MEDIUMLEFT</text:p>
          </table:table-cell>
        </table:table-row>
        <table:table-row table:style-name="ro1">
          <table:table-cell office:value-type="string">
            <text:p>medium_right</text:p>
          </table:table-cell>
          <table:table-cell table:formula="of:=UPPER([.A200])" office:value-type="string" office:string-value="MEDIUM_RIGHT">
            <text:p>MEDIUM_RIGHT</text:p>
          </table:table-cell>
          <table:table-cell table:style-name="ce6" office:value-type="string">
            <text:p>MEDIUMRIGHT</text:p>
          </table:table-cell>
        </table:table-row>
        <table:table-row table:style-name="ro1">
          <table:table-cell office:value-type="string">
            <text:p>minus</text:p>
          </table:table-cell>
          <table:table-cell table:formula="of:=UPPER([.A201])" office:value-type="string" office:string-value="MINUS">
            <text:p>MINUS</text:p>
          </table:table-cell>
          <table:table-cell table:style-name="ce6" office:value-type="string">
            <text:p>MINUS</text:p>
          </table:table-cell>
        </table:table-row>
        <table:table-row table:style-name="ro1">
          <table:table-cell office:value-type="string">
            <text:p>minus_minus</text:p>
          </table:table-cell>
          <table:table-cell table:formula="of:=UPPER([.A202])" office:value-type="string" office:string-value="MINUS_MINUS">
            <text:p>MINUS_MINUS</text:p>
          </table:table-cell>
          <table:table-cell table:style-name="ce6" office:value-type="string">
            <text:p>MINUSMINUS</text:p>
          </table:table-cell>
        </table:table-row>
        <table:table-row table:style-name="ro1">
          <table:table-cell table:number-columns-repeated="2"/>
          <table:table-cell table:style-name="ce6" office:value-type="string">
            <text:p>MUCH</text:p>
          </table:table-cell>
        </table:table-row>
        <table:table-row table:style-name="ro1">
          <table:table-cell office:value-type="string">
            <text:p>muddy</text:p>
          </table:table-cell>
          <table:table-cell table:formula="of:=UPPER([.A204])" office:value-type="string" office:string-value="MUDDY">
            <text:p>MUDDY</text:p>
          </table:table-cell>
          <table:table-cell table:style-name="ce6" office:value-type="string">
            <text:p>MUDDY</text:p>
          </table:table-cell>
        </table:table-row>
        <table:table-row table:style-name="ro1">
          <table:table-cell office:value-type="string">
            <text:p>narrow</text:p>
          </table:table-cell>
          <table:table-cell table:formula="of:=UPPER([.A205])" office:value-type="string" office:string-value="NARROW">
            <text:p>NARROW</text:p>
          </table:table-cell>
          <table:table-cell table:style-name="ce6"/>
        </table:table-row>
        <table:table-row table:style-name="ro1">
          <table:table-cell office:value-type="string">
            <text:p>narrows</text:p>
          </table:table-cell>
          <table:table-cell table:formula="of:=UPPER([.A206])" office:value-type="string" office:string-value="NARROWS">
            <text:p>NARROWS</text:p>
          </table:table-cell>
          <table:table-cell table:style-name="ce6" office:value-type="string">
            <text:p>NARROWS</text:p>
          </table:table-cell>
        </table:table-row>
        <table:table-row table:style-name="ro1">
          <table:table-cell office:value-type="string">
            <text:p>near</text:p>
          </table:table-cell>
          <table:table-cell table:formula="of:=UPPER([.A207])" office:value-type="string" office:string-value="NEAR">
            <text:p>NEAR</text:p>
          </table:table-cell>
          <table:table-cell table:style-name="ce6" office:value-type="string">
            <text:p>NEAR</text:p>
          </table:table-cell>
        </table:table-row>
        <table:table-row table:style-name="ro1">
          <table:table-cell office:value-type="string">
            <text:p>negative_camber</text:p>
          </table:table-cell>
          <table:table-cell table:formula="of:=UPPER([.A208])" office:value-type="string" office:string-value="NEGATIVE_CAMBER">
            <text:p>NEGATIVE_CAMBER</text:p>
          </table:table-cell>
          <table:table-cell table:style-name="ce6"/>
        </table:table-row>
        <table:table-row table:style-name="ro1">
          <table:table-cell table:number-columns-repeated="2"/>
          <table:table-cell table:style-name="ce6" office:value-type="string">
            <text:p>NEGATIVE</text:p>
          </table:table-cell>
        </table:table-row>
        <table:table-row table:style-name="ro1">
          <table:table-cell office:value-type="string">
            <text:p>off</text:p>
          </table:table-cell>
          <table:table-cell table:formula="of:=UPPER([.A210])" office:value-type="string" office:string-value="OFF">
            <text:p>OFF</text:p>
          </table:table-cell>
          <table:table-cell table:style-name="ce6"/>
        </table:table-row>
        <table:table-row table:style-name="ro1">
          <table:table-cell table:number-columns-repeated="2"/>
          <table:table-cell table:style-name="ce6" office:value-type="string">
            <text:p>NETTING</text:p>
          </table:table-cell>
        </table:table-row>
        <table:table-row table:style-name="ro1">
          <table:table-cell office:value-type="string">
            <text:p>on</text:p>
          </table:table-cell>
          <table:table-cell table:formula="of:=UPPER([.A212])" office:value-type="string" office:string-value="ON">
            <text:p>ON</text:p>
          </table:table-cell>
          <table:table-cell table:style-name="ce6" office:value-type="string">
            <text:p>ON</text:p>
          </table:table-cell>
        </table:table-row>
        <table:table-row table:style-name="ro1">
          <table:table-cell table:number-columns-repeated="2"/>
          <table:table-cell table:style-name="ce6" office:value-type="string">
            <text:p>ONE_LEFT</text:p>
          </table:table-cell>
        </table:table-row>
        <table:table-row table:style-name="ro1">
          <table:table-cell table:number-columns-repeated="2"/>
          <table:table-cell table:style-name="ce6" office:value-type="string">
            <text:p>ONE_RIGHT</text:p>
          </table:table-cell>
        </table:table-row>
        <table:table-row table:style-name="ro1">
          <table:table-cell table:number-columns-repeated="2"/>
          <table:table-cell table:style-name="ce6" office:value-type="string">
            <text:p>ONSPLIT</text:p>
          </table:table-cell>
        </table:table-row>
        <table:table-row table:style-name="ro1">
          <table:table-cell table:number-columns-repeated="2"/>
          <table:table-cell table:style-name="ce6" office:value-type="string">
            <text:p>ONTO</text:p>
          </table:table-cell>
        </table:table-row>
        <table:table-row table:style-name="ro1">
          <table:table-cell table:number-columns-repeated="2"/>
          <table:table-cell table:style-name="ce44" office:value-type="string">
            <text:p>ONTO_COBBLES</text:p>
          </table:table-cell>
        </table:table-row>
        <table:table-row table:style-name="ro1">
          <table:table-cell table:number-columns-repeated="2"/>
          <table:table-cell table:style-name="ce44" office:value-type="string">
            <text:p>ONTO_CONCRETE</text:p>
          </table:table-cell>
        </table:table-row>
        <table:table-row table:style-name="ro1">
          <table:table-cell table:number-columns-repeated="2"/>
          <table:table-cell table:style-name="ce44" office:value-type="string">
            <text:p>ONTO_GRAVEL</text:p>
          </table:table-cell>
        </table:table-row>
        <table:table-row table:style-name="ro1">
          <table:table-cell table:number-columns-repeated="2"/>
          <table:table-cell table:style-name="ce44" office:value-type="string">
            <text:p>ONTO_GRIT</text:p>
          </table:table-cell>
        </table:table-row>
        <table:table-row table:style-name="ro1">
          <table:table-cell table:number-columns-repeated="2"/>
          <table:table-cell table:style-name="ce44" office:value-type="string">
            <text:p>ONTO_SNOW</text:p>
          </table:table-cell>
        </table:table-row>
        <table:table-row table:style-name="ro1">
          <table:table-cell table:number-columns-repeated="2"/>
          <table:table-cell table:style-name="ce44" office:value-type="string">
            <text:p>ONTO_TARMAC</text:p>
          </table:table-cell>
        </table:table-row>
        <table:table-row table:style-name="ro1">
          <table:table-cell office:value-type="string">
            <text:p>opens</text:p>
          </table:table-cell>
          <table:table-cell table:formula="of:=UPPER([.A223])" office:value-type="string" office:string-value="OPENS">
            <text:p>OPENS</text:p>
          </table:table-cell>
          <table:table-cell table:style-name="ce6" office:value-type="string">
            <text:p>OPENS</text:p>
          </table:table-cell>
        </table:table-row>
        <table:table-row table:style-name="ro1">
          <table:table-cell office:value-type="string">
            <text:p>outside</text:p>
          </table:table-cell>
          <table:table-cell table:formula="of:=UPPER([.A224])" office:value-type="string" office:string-value="OUTSIDE">
            <text:p>OUTSIDE</text:p>
          </table:table-cell>
          <table:table-cell table:style-name="ce6" office:value-type="string">
            <text:p>OUTSIDE</text:p>
          </table:table-cell>
        </table:table-row>
        <table:table-row table:style-name="ro1">
          <table:table-cell office:value-type="string">
            <text:p>over</text:p>
          </table:table-cell>
          <table:table-cell table:formula="of:=UPPER([.A225])" office:value-type="string" office:string-value="OVER">
            <text:p>OVER</text:p>
          </table:table-cell>
          <table:table-cell table:style-name="ce6" office:value-type="string">
            <text:p>OVER</text:p>
          </table:table-cell>
        </table:table-row>
        <table:table-row table:style-name="ro1">
          <table:table-cell office:value-type="string">
            <text:p>over_rails</text:p>
          </table:table-cell>
          <table:table-cell table:formula="of:=UPPER([.A226])" office:value-type="string" office:string-value="OVER_RAILS">
            <text:p>OVER_RAILS</text:p>
          </table:table-cell>
          <table:table-cell table:style-name="ce6"/>
        </table:table-row>
        <table:table-row table:style-name="ro1">
          <table:table-cell office:value-type="string">
            <text:p>over_railway</text:p>
          </table:table-cell>
          <table:table-cell table:formula="of:=UPPER([.A227])" office:value-type="string" office:string-value="OVER_RAILWAY">
            <text:p>OVER_RAILWAY</text:p>
          </table:table-cell>
          <table:table-cell table:style-name="ce6"/>
        </table:table-row>
        <table:table-row table:style-name="ro1">
          <table:table-cell office:value-type="string">
            <text:p>over_bridge</text:p>
          </table:table-cell>
          <table:table-cell table:formula="of:=UPPER([.A228])" office:value-type="string" office:string-value="OVER_BRIDGE">
            <text:p>OVER_BRIDGE</text:p>
          </table:table-cell>
          <table:table-cell table:style-name="ce6"/>
        </table:table-row>
        <table:table-row table:style-name="ro1">
          <table:table-cell office:value-type="string">
            <text:p>overcrest</text:p>
          </table:table-cell>
          <table:table-cell table:formula="of:=UPPER([.A229])" office:value-type="string" office:string-value="OVERCREST">
            <text:p>OVERCREST</text:p>
          </table:table-cell>
          <table:table-cell table:style-name="ce6" office:value-type="string">
            <text:p>OVERCREST</text:p>
          </table:table-cell>
        </table:table-row>
        <table:table-row table:style-name="ro1">
          <table:table-cell table:number-columns-repeated="2"/>
          <table:table-cell table:style-name="ce6" office:value-type="string">
            <text:p>PATH</text:p>
          </table:table-cell>
        </table:table-row>
        <table:table-row table:style-name="ro1">
          <table:table-cell table:number-columns-repeated="2"/>
          <table:table-cell table:style-name="ce6" office:value-type="string">
            <text:p>PLACE_HOLDER</text:p>
          </table:table-cell>
        </table:table-row>
        <table:table-row table:style-name="ro1">
          <table:table-cell office:value-type="string">
            <text:p>plus</text:p>
          </table:table-cell>
          <table:table-cell table:formula="of:=UPPER([.A232])" office:value-type="string" office:string-value="PLUS">
            <text:p>PLUS</text:p>
          </table:table-cell>
          <table:table-cell table:style-name="ce6" office:value-type="string">
            <text:p>PLUS</text:p>
          </table:table-cell>
        </table:table-row>
        <table:table-row table:style-name="ro1">
          <table:table-cell office:value-type="string">
            <text:p>plus_plus</text:p>
          </table:table-cell>
          <table:table-cell table:formula="of:=UPPER([.A233])" office:value-type="string" office:string-value="PLUS_PLUS">
            <text:p>PLUS_PLUS</text:p>
          </table:table-cell>
          <table:table-cell table:style-name="ce6" office:value-type="string">
            <text:p>PLUSPLUS</text:p>
          </table:table-cell>
        </table:table-row>
        <table:table-row table:style-name="ro1">
          <table:table-cell table:number-columns-repeated="2"/>
          <table:table-cell table:style-name="ce6" office:value-type="string">
            <text:p>POSITIVE</text:p>
          </table:table-cell>
        </table:table-row>
        <table:table-row table:style-name="ro1">
          <table:table-cell office:value-type="string">
            <text:p>positive_camber</text:p>
          </table:table-cell>
          <table:table-cell table:formula="of:=UPPER([.A235])" office:value-type="string" office:string-value="POSITIVE_CAMBER">
            <text:p>POSITIVE_CAMBER</text:p>
          </table:table-cell>
          <table:table-cell table:style-name="ce6"/>
        </table:table-row>
        <table:table-row table:style-name="ro1">
          <table:table-cell office:value-type="string">
            <text:p>post</text:p>
          </table:table-cell>
          <table:table-cell table:formula="of:=UPPER([.A236])" office:value-type="string" office:string-value="POST">
            <text:p>POST</text:p>
          </table:table-cell>
          <table:table-cell table:style-name="ce6" office:value-type="string">
            <text:p>POST</text:p>
          </table:table-cell>
        </table:table-row>
        <table:table-row table:style-name="ro1">
          <table:table-cell table:number-columns-repeated="2"/>
          <table:table-cell table:style-name="ce6" office:value-type="string">
            <text:p>PUDDLE</text:p>
          </table:table-cell>
        </table:table-row>
        <table:table-row table:style-name="ro1">
          <table:table-cell table:number-columns-repeated="2"/>
          <table:table-cell table:style-name="ce6" office:value-type="string">
            <text:p>RAILS</text:p>
          </table:table-cell>
        </table:table-row>
        <table:table-row table:style-name="ro1">
          <table:table-cell table:number-columns-repeated="2"/>
          <table:table-cell table:style-name="ce6" office:value-type="string">
            <text:p>REVERSE_CAMBER</text:p>
          </table:table-cell>
        </table:table-row>
        <table:table-row table:style-name="ro1">
          <table:table-cell office:value-type="string">
            <text:p>right</text:p>
          </table:table-cell>
          <table:table-cell table:formula="of:=UPPER([.A240])" office:value-type="string" office:string-value="RIGHT">
            <text:p>RIGHT</text:p>
          </table:table-cell>
          <table:table-cell table:style-name="ce6" office:value-type="string">
            <text:p>RIGHT</text:p>
          </table:table-cell>
        </table:table-row>
        <table:table-row table:style-name="ro1">
          <table:table-cell office:value-type="string">
            <text:p>right_around</text:p>
          </table:table-cell>
          <table:table-cell table:formula="of:=UPPER([.A241])" office:value-type="string" office:string-value="RIGHT_AROUND">
            <text:p>RIGHT_AROUND</text:p>
          </table:table-cell>
          <table:table-cell table:style-name="ce6" office:value-type="string">
            <text:p>RIGHT_AROUND</text:p>
          </table:table-cell>
        </table:table-row>
        <table:table-row table:style-name="ro1">
          <table:table-cell office:value-type="string">
            <text:p>right_entry_chicane</text:p>
          </table:table-cell>
          <table:table-cell table:formula="of:=UPPER([.A242])" office:value-type="string" office:string-value="RIGHT_ENTRY_CHICANE">
            <text:p>RIGHT_ENTRY_CHICANE</text:p>
          </table:table-cell>
          <table:table-cell table:style-name="ce6" office:value-type="string">
            <text:p>RIGHT_ENTRY_CHICANE</text:p>
          </table:table-cell>
        </table:table-row>
        <table:table-row table:style-name="ro1">
          <table:table-cell table:number-columns-repeated="2"/>
          <table:table-cell table:style-name="ce6" office:value-type="string">
            <text:p>RIGHT_FIVE</text:p>
          </table:table-cell>
        </table:table-row>
        <table:table-row table:style-name="ro1">
          <table:table-cell table:number-columns-repeated="2"/>
          <table:table-cell table:style-name="ce6" office:value-type="string">
            <text:p>RIGHT_FLAT</text:p>
          </table:table-cell>
        </table:table-row>
        <table:table-row table:style-name="ro1">
          <table:table-cell office:value-type="string">
            <text:p>right_1</text:p>
          </table:table-cell>
          <table:table-cell table:formula="of:=UPPER([.A245])" office:value-type="string" office:string-value="RIGHT_1">
            <text:p>RIGHT_1</text:p>
          </table:table-cell>
          <table:table-cell table:style-name="ce6"/>
        </table:table-row>
        <table:table-row table:style-name="ro1">
          <table:table-cell office:value-type="string">
            <text:p>right_2</text:p>
          </table:table-cell>
          <table:table-cell table:formula="of:=UPPER([.A246])" office:value-type="string" office:string-value="RIGHT_2">
            <text:p>RIGHT_2</text:p>
          </table:table-cell>
          <table:table-cell table:style-name="ce6"/>
        </table:table-row>
        <table:table-row table:style-name="ro1">
          <table:table-cell office:value-type="string">
            <text:p>right_left</text:p>
          </table:table-cell>
          <table:table-cell table:formula="of:=UPPER([.A247])" office:value-type="string" office:string-value="RIGHT_LEFT">
            <text:p>RIGHT_LEFT</text:p>
          </table:table-cell>
          <table:table-cell table:style-name="ce6"/>
        </table:table-row>
        <table:table-row table:style-name="ro1">
          <table:table-cell office:value-type="string">
            <text:p>right_3</text:p>
          </table:table-cell>
          <table:table-cell table:formula="of:=UPPER([.A248])" office:value-type="string" office:string-value="RIGHT_3">
            <text:p>RIGHT_3</text:p>
          </table:table-cell>
          <table:table-cell table:style-name="ce6"/>
        </table:table-row>
        <table:table-row table:style-name="ro1">
          <table:table-cell office:value-type="string">
            <text:p>right_4</text:p>
          </table:table-cell>
          <table:table-cell table:formula="of:=UPPER([.A249])" office:value-type="string" office:string-value="RIGHT_4">
            <text:p>RIGHT_4</text:p>
          </table:table-cell>
          <table:table-cell table:style-name="ce6"/>
        </table:table-row>
        <table:table-row table:style-name="ro1">
          <table:table-cell office:value-type="string">
            <text:p>right_5</text:p>
          </table:table-cell>
          <table:table-cell table:formula="of:=UPPER([.A250])" office:value-type="string" office:string-value="RIGHT_5">
            <text:p>RIGHT_5</text:p>
          </table:table-cell>
          <table:table-cell table:style-name="ce6"/>
        </table:table-row>
        <table:table-row table:style-name="ro1">
          <table:table-cell office:value-type="string">
            <text:p>right_6</text:p>
          </table:table-cell>
          <table:table-cell table:formula="of:=UPPER([.A251])" office:value-type="string" office:string-value="RIGHT_6">
            <text:p>RIGHT_6</text:p>
          </table:table-cell>
          <table:table-cell table:style-name="ce6"/>
        </table:table-row>
        <table:table-row table:style-name="ro1">
          <table:table-cell table:number-columns-repeated="2"/>
          <table:table-cell table:style-name="ce6" office:value-type="string">
            <text:p>RIGHT_FOUR</text:p>
          </table:table-cell>
        </table:table-row>
        <table:table-row table:style-name="ro1">
          <table:table-cell table:number-columns-repeated="2"/>
          <table:table-cell table:style-name="ce6" office:value-type="string">
            <text:p>RIGHT_INTO</text:p>
          </table:table-cell>
        </table:table-row>
        <table:table-row table:style-name="ro1">
          <table:table-cell table:number-columns-repeated="2"/>
          <table:table-cell table:style-name="ce6" office:value-type="string">
            <text:p>RIGHT_LEFT</text:p>
          </table:table-cell>
        </table:table-row>
        <table:table-row table:style-name="ro1">
          <table:table-cell table:number-columns-repeated="2"/>
          <table:table-cell table:style-name="ce6" office:value-type="string">
            <text:p>RIGHT_ONE</text:p>
          </table:table-cell>
        </table:table-row>
        <table:table-row table:style-name="ro1">
          <table:table-cell table:number-columns-repeated="2"/>
          <table:table-cell table:style-name="ce6" office:value-type="string">
            <text:p>RIGHT_SIX</text:p>
          </table:table-cell>
        </table:table-row>
        <table:table-row table:style-name="ro1">
          <table:table-cell table:number-columns-repeated="2"/>
          <table:table-cell table:style-name="ce6" office:value-type="string">
            <text:p>RIGHT_SQUARE</text:p>
          </table:table-cell>
        </table:table-row>
        <table:table-row table:style-name="ro1">
          <table:table-cell table:number-columns-repeated="2"/>
          <table:table-cell table:style-name="ce6" office:value-type="string">
            <text:p>RIGHT_THREE</text:p>
          </table:table-cell>
        </table:table-row>
        <table:table-row table:style-name="ro1">
          <table:table-cell table:number-columns-repeated="2"/>
          <table:table-cell table:style-name="ce6" office:value-type="string">
            <text:p>RIGHT_TWO</text:p>
          </table:table-cell>
        </table:table-row>
        <table:table-row table:style-name="ro1">
          <table:table-cell table:number-columns-repeated="2"/>
          <table:table-cell table:style-name="ce44" office:value-type="string">
            <text:p>RIGHT_TWO_DE</text:p>
          </table:table-cell>
        </table:table-row>
        <table:table-row table:style-name="ro1">
          <table:table-cell office:value-type="string">
            <text:p>road</text:p>
          </table:table-cell>
          <table:table-cell table:formula="of:=UPPER([.A261])" office:value-type="string" office:string-value="ROAD">
            <text:p>ROAD</text:p>
          </table:table-cell>
          <table:table-cell table:style-name="ce6" office:value-type="string">
            <text:p>ROAD</text:p>
          </table:table-cell>
        </table:table-row>
        <table:table-row table:style-name="ro1">
          <table:table-cell office:value-type="string">
            <text:p>rock</text:p>
          </table:table-cell>
          <table:table-cell table:formula="of:=UPPER([.A262])" office:value-type="string" office:string-value="ROCK">
            <text:p>ROCK</text:p>
          </table:table-cell>
          <table:table-cell table:style-name="ce6" office:value-type="string">
            <text:p>ROCK</text:p>
          </table:table-cell>
        </table:table-row>
        <table:table-row table:style-name="ro1">
          <table:table-cell office:value-type="string">
            <text:p>round</text:p>
          </table:table-cell>
          <table:table-cell table:formula="of:=UPPER([.A263])" office:value-type="string" office:string-value="ROUND">
            <text:p>ROUND</text:p>
          </table:table-cell>
          <table:table-cell table:style-name="ce6" office:value-type="string">
            <text:p>ROUND</text:p>
          </table:table-cell>
        </table:table-row>
        <table:table-row table:style-name="ro1">
          <table:table-cell office:value-type="string">
            <text:p>roundabout</text:p>
          </table:table-cell>
          <table:table-cell table:formula="of:=UPPER([.A264])" office:value-type="string" office:string-value="ROUNDABOUT">
            <text:p>ROUNDABOUT</text:p>
          </table:table-cell>
          <table:table-cell table:style-name="ce6"/>
        </table:table-row>
        <table:table-row table:style-name="ro1">
          <table:table-cell office:value-type="string">
            <text:p>rubble</text:p>
          </table:table-cell>
          <table:table-cell table:formula="of:=UPPER([.A265])" office:value-type="string" office:string-value="RUBBLE">
            <text:p>RUBBLE</text:p>
          </table:table-cell>
          <table:table-cell table:style-name="ce6" office:value-type="string">
            <text:p>RUBBLE</text:p>
          </table:table-cell>
        </table:table-row>
        <table:table-row table:style-name="ro1">
          <table:table-cell office:value-type="string">
            <text:p>ruts</text:p>
          </table:table-cell>
          <table:table-cell table:formula="of:=UPPER([.A266])" office:value-type="string" office:string-value="RUTS">
            <text:p>RUTS</text:p>
          </table:table-cell>
          <table:table-cell table:style-name="ce6" office:value-type="string">
            <text:p>RUTS</text:p>
          </table:table-cell>
        </table:table-row>
        <table:table-row table:style-name="ro1">
          <table:table-cell office:value-type="string">
            <text:p>sharp</text:p>
          </table:table-cell>
          <table:table-cell table:formula="of:=UPPER([.A267])" office:value-type="string" office:string-value="SHARP">
            <text:p>SHARP</text:p>
          </table:table-cell>
          <table:table-cell table:style-name="ce6" office:value-type="string">
            <text:p>SHARP</text:p>
          </table:table-cell>
        </table:table-row>
        <table:table-row table:style-name="ro1">
          <table:table-cell office:value-type="string">
            <text:p>short</text:p>
          </table:table-cell>
          <table:table-cell table:formula="of:=UPPER([.A268])" office:value-type="string" office:string-value="SHORT">
            <text:p>SHORT</text:p>
          </table:table-cell>
          <table:table-cell table:style-name="ce6" office:value-type="string">
            <text:p>SHORT</text:p>
          </table:table-cell>
        </table:table-row>
        <table:table-row table:style-name="ro1">
          <table:table-cell office:value-type="string">
            <text:p>sideways</text:p>
          </table:table-cell>
          <table:table-cell table:formula="of:=UPPER([.A269])" office:value-type="string" office:string-value="SIDEWAYS">
            <text:p>SIDEWAYS</text:p>
          </table:table-cell>
          <table:table-cell table:style-name="ce6" office:value-type="string">
            <text:p>SHORTSHORT</text:p>
          </table:table-cell>
        </table:table-row>
        <table:table-row table:style-name="ro1">
          <table:table-cell table:number-columns-repeated="2"/>
          <table:table-cell table:style-name="ce6" office:value-type="string">
            <text:p>SHOULDER</text:p>
          </table:table-cell>
        </table:table-row>
        <table:table-row table:style-name="ro1">
          <table:table-cell table:number-columns-repeated="2"/>
          <table:table-cell table:style-name="ce6" office:value-type="string">
            <text:p>SIDEWAYS</text:p>
          </table:table-cell>
        </table:table-row>
        <table:table-row table:style-name="ro1">
          <table:table-cell table:number-columns-repeated="2"/>
          <table:table-cell table:style-name="ce6" office:value-type="string">
            <text:p>SIGN</text:p>
          </table:table-cell>
        </table:table-row>
        <table:table-row table:style-name="ro1">
          <table:table-cell table:number-columns-repeated="2"/>
          <table:table-cell table:style-name="ce6" office:value-type="string">
            <text:p>SIX_LEFT</text:p>
          </table:table-cell>
        </table:table-row>
        <table:table-row table:style-name="ro1">
          <table:table-cell table:number-columns-repeated="2"/>
          <table:table-cell table:style-name="ce6" office:value-type="string">
            <text:p>SIX_RIGHT</text:p>
          </table:table-cell>
        </table:table-row>
        <table:table-row table:style-name="ro1">
          <table:table-cell office:value-type="string">
            <text:p>slide</text:p>
          </table:table-cell>
          <table:table-cell table:formula="of:=UPPER([.A275])" office:value-type="string" office:string-value="SLIDE">
            <text:p>SLIDE</text:p>
          </table:table-cell>
          <table:table-cell table:style-name="ce6" office:value-type="string">
            <text:p>SLIDE</text:p>
          </table:table-cell>
        </table:table-row>
        <table:table-row table:style-name="ro1">
          <table:table-cell office:value-type="string">
            <text:p>slight</text:p>
          </table:table-cell>
          <table:table-cell table:formula="of:=UPPER([.A276])" office:value-type="string" office:string-value="SLIGHT">
            <text:p>SLIGHT</text:p>
          </table:table-cell>
          <table:table-cell table:style-name="ce6" office:value-type="string">
            <text:p>SLIGHT</text:p>
          </table:table-cell>
        </table:table-row>
        <table:table-row table:style-name="ro1">
          <table:table-cell table:number-columns-repeated="2"/>
          <table:table-cell table:style-name="ce6" office:value-type="string">
            <text:p>SLIPPERY</text:p>
          </table:table-cell>
        </table:table-row>
        <table:table-row table:style-name="ro1">
          <table:table-cell office:value-type="string">
            <text:p>slipy</text:p>
          </table:table-cell>
          <table:table-cell table:formula="of:=UPPER([.A278])" office:value-type="string" office:string-value="SLIPY">
            <text:p>SLIPY</text:p>
          </table:table-cell>
          <table:table-cell table:style-name="ce6"/>
        </table:table-row>
        <table:table-row table:style-name="ro1">
          <table:table-cell table:number-columns-repeated="2"/>
          <table:table-cell table:style-name="ce6" office:value-type="string">
            <text:p>SLOW</text:p>
          </table:table-cell>
        </table:table-row>
        <table:table-row table:style-name="ro1">
          <table:table-cell office:value-type="string">
            <text:p>small</text:p>
          </table:table-cell>
          <table:table-cell table:formula="of:=UPPER([.A280])" office:value-type="string" office:string-value="SMALL">
            <text:p>SMALL</text:p>
          </table:table-cell>
          <table:table-cell table:style-name="ce6" office:value-type="string">
            <text:p>SMALL</text:p>
          </table:table-cell>
        </table:table-row>
        <table:table-row table:style-name="ro1">
          <table:table-cell office:value-type="string">
            <text:p>snow</text:p>
          </table:table-cell>
          <table:table-cell table:formula="of:=UPPER([.A281])" office:value-type="string" office:string-value="SNOW">
            <text:p>SNOW</text:p>
          </table:table-cell>
          <table:table-cell table:style-name="ce6" office:value-type="string">
            <text:p>SNOW</text:p>
          </table:table-cell>
        </table:table-row>
        <table:table-row table:style-name="ro1">
          <table:table-cell office:value-type="string">
            <text:p>snow_boarder</text:p>
          </table:table-cell>
          <table:table-cell table:formula="of:=UPPER([.A282])" office:value-type="string" office:string-value="SNOW_BOARDER">
            <text:p>SNOW_BOARDER</text:p>
          </table:table-cell>
          <table:table-cell table:style-name="ce6" office:value-type="string">
            <text:p>SNOW_BOARDER</text:p>
          </table:table-cell>
        </table:table-row>
        <table:table-row table:style-name="ro1">
          <table:table-cell table:number-columns-repeated="2"/>
          <table:table-cell table:style-name="ce6" office:value-type="string">
            <text:p>SOUND_FILE</text:p>
          </table:table-cell>
        </table:table-row>
        <table:table-row table:style-name="ro1">
          <table:table-cell table:number-columns-repeated="2"/>
          <table:table-cell table:style-name="ce6" office:value-type="string">
            <text:p>SOUND_INDEX</text:p>
          </table:table-cell>
        </table:table-row>
        <table:table-row table:style-name="ro1">
          <table:table-cell table:number-columns-repeated="2"/>
          <table:table-cell table:style-name="ce6" office:value-type="string">
            <text:p>SPECTATORS</text:p>
          </table:table-cell>
        </table:table-row>
        <table:table-row table:style-name="ro1">
          <table:table-cell office:value-type="string">
            <text:p>speed</text:p>
          </table:table-cell>
          <table:table-cell table:formula="of:=UPPER([.A286])" office:value-type="string" office:string-value="SPEED">
            <text:p>SPEED</text:p>
          </table:table-cell>
          <table:table-cell table:style-name="ce6"/>
        </table:table-row>
        <table:table-row table:style-name="ro1">
          <table:table-cell office:value-type="string">
            <text:p>split</text:p>
          </table:table-cell>
          <table:table-cell table:formula="of:=UPPER([.A287])" office:value-type="string" office:string-value="SPLIT">
            <text:p>SPLIT</text:p>
          </table:table-cell>
          <table:table-cell table:style-name="ce6" office:value-type="string">
            <text:p>SPLIT</text:p>
          </table:table-cell>
        </table:table-row>
        <table:table-row table:style-name="ro1">
          <table:table-cell office:value-type="string">
            <text:p>split_time</text:p>
          </table:table-cell>
          <table:table-cell table:formula="of:=UPPER([.A288])" office:value-type="string" office:string-value="SPLIT_TIME">
            <text:p>SPLIT_TIME</text:p>
          </table:table-cell>
          <table:table-cell table:style-name="ce44" office:value-type="string">
            <text:p>SPLIT_TIME</text:p>
          </table:table-cell>
        </table:table-row>
        <table:table-row table:style-name="ro1">
          <table:table-cell table:number-columns-repeated="2"/>
          <table:table-cell table:style-name="ce6" office:value-type="string">
            <text:p>SQUARE_LEFT</text:p>
          </table:table-cell>
        </table:table-row>
        <table:table-row table:style-name="ro1">
          <table:table-cell table:number-columns-repeated="2"/>
          <table:table-cell table:style-name="ce6" office:value-type="string">
            <text:p>SQUARE_LEFT</text:p>
          </table:table-cell>
        </table:table-row>
        <table:table-row table:style-name="ro1">
          <table:table-cell table:number-columns-repeated="2"/>
          <table:table-cell table:style-name="ce6" office:value-type="string">
            <text:p>SQUARE_RIGHT</text:p>
          </table:table-cell>
        </table:table-row>
        <table:table-row table:style-name="ro1">
          <table:table-cell table:number-columns-repeated="2"/>
          <table:table-cell table:style-name="ce6" office:value-type="string">
            <text:p>SQUARE_RIGHT</text:p>
          </table:table-cell>
        </table:table-row>
        <table:table-row table:style-name="ro1">
          <table:table-cell table:number-columns-repeated="2"/>
          <table:table-cell table:style-name="ce6" office:value-type="string">
            <text:p>STANDARD_CALL</text:p>
          </table:table-cell>
        </table:table-row>
        <table:table-row table:style-name="ro1">
          <table:table-cell office:value-type="string">
            <text:p>start</text:p>
          </table:table-cell>
          <table:table-cell table:formula="of:=UPPER([.A294])" office:value-type="string" office:string-value="START">
            <text:p>START</text:p>
          </table:table-cell>
          <table:table-cell table:style-name="ce6" office:value-type="string">
            <text:p>START</text:p>
          </table:table-cell>
        </table:table-row>
        <table:table-row table:style-name="ro1">
          <table:table-cell table:number-columns-repeated="2"/>
          <table:table-cell table:style-name="ce6" office:value-type="string">
            <text:p>STEEP_DROP</text:p>
          </table:table-cell>
        </table:table-row>
        <table:table-row table:style-name="ro1">
          <table:table-cell table:number-columns-repeated="2"/>
          <table:table-cell table:style-name="ce6" office:value-type="string">
            <text:p>STEEP_HILL</text:p>
          </table:table-cell>
        </table:table-row>
        <table:table-row table:style-name="ro1">
          <table:table-cell table:number-columns-repeated="2"/>
          <table:table-cell table:style-name="ce6" office:value-type="string">
            <text:p>STEEP_INCLINE</text:p>
          </table:table-cell>
        </table:table-row>
        <table:table-row table:style-name="ro1">
          <table:table-cell table:number-columns-repeated="2"/>
          <table:table-cell table:style-name="ce6" office:value-type="string">
            <text:p>STEEP_SLOPE</text:p>
          </table:table-cell>
        </table:table-row>
        <table:table-row table:style-name="ro1">
          <table:table-cell office:value-type="string">
            <text:p>steepin</text:p>
          </table:table-cell>
          <table:table-cell table:formula="of:=UPPER([.A299])" office:value-type="string" office:string-value="STEEPIN">
            <text:p>STEEPIN</text:p>
          </table:table-cell>
          <table:table-cell table:style-name="ce6"/>
        </table:table-row>
        <table:table-row table:style-name="ro1">
          <table:table-cell office:value-type="string">
            <text:p>steepout</text:p>
          </table:table-cell>
          <table:table-cell table:formula="of:=UPPER([.A300])" office:value-type="string" office:string-value="STEEPOUT">
            <text:p>STEEPOUT</text:p>
          </table:table-cell>
          <table:table-cell table:style-name="ce6"/>
        </table:table-row>
        <table:table-row table:style-name="ro1">
          <table:table-cell office:value-type="string">
            <text:p>stone</text:p>
          </table:table-cell>
          <table:table-cell table:formula="of:=UPPER([.A301])" office:value-type="string" office:string-value="STONE">
            <text:p>STONE</text:p>
          </table:table-cell>
          <table:table-cell table:style-name="ce6" office:value-type="string">
            <text:p>STONE</text:p>
          </table:table-cell>
        </table:table-row>
        <table:table-row table:style-name="ro1">
          <table:table-cell office:value-type="string">
            <text:p>stop</text:p>
          </table:table-cell>
          <table:table-cell table:formula="of:=UPPER([.A302])" office:value-type="string" office:string-value="STOP">
            <text:p>STOP</text:p>
          </table:table-cell>
          <table:table-cell table:style-name="ce6" office:value-type="string">
            <text:p>STOP</text:p>
          </table:table-cell>
        </table:table-row>
        <table:table-row table:style-name="ro1">
          <table:table-cell table:number-columns-repeated="2"/>
          <table:table-cell table:style-name="ce6" office:value-type="string">
            <text:p>STRAIGHT</text:p>
          </table:table-cell>
        </table:table-row>
        <table:table-row table:style-name="ro1">
          <table:table-cell office:value-type="string">
            <text:p>stump</text:p>
          </table:table-cell>
          <table:table-cell table:formula="of:=UPPER([.A304])" office:value-type="string" office:string-value="STUMP">
            <text:p>STUMP</text:p>
          </table:table-cell>
          <table:table-cell table:style-name="ce6" office:value-type="string">
            <text:p>STUMP</text:p>
          </table:table-cell>
        </table:table-row>
        <table:table-row table:style-name="ro1">
          <table:table-cell table:number-columns-repeated="2"/>
          <table:table-cell table:style-name="ce44" office:value-type="string">
            <text:p>TAKE_SPEED</text:p>
          </table:table-cell>
        </table:table-row>
        <table:table-row table:style-name="ro1">
          <table:table-cell office:value-type="string">
            <text:p>take</text:p>
          </table:table-cell>
          <table:table-cell table:formula="of:=UPPER([.A306])" office:value-type="string" office:string-value="TAKE">
            <text:p>TAKE</text:p>
          </table:table-cell>
          <table:table-cell table:style-name="ce44"/>
        </table:table-row>
        <table:table-row table:style-name="ro1">
          <table:table-cell table:number-columns-repeated="2"/>
          <table:table-cell table:style-name="ce6" office:value-type="string">
            <text:p>TAPE</text:p>
          </table:table-cell>
        </table:table-row>
        <table:table-row table:style-name="ro1">
          <table:table-cell office:value-type="string">
            <text:p>tarmac</text:p>
          </table:table-cell>
          <table:table-cell table:formula="of:=UPPER([.A308])" office:value-type="string" office:string-value="TARMAC">
            <text:p>TARMAC</text:p>
          </table:table-cell>
          <table:table-cell table:style-name="ce6" office:value-type="string">
            <text:p>TARMAC</text:p>
          </table:table-cell>
        </table:table-row>
        <table:table-row table:style-name="ro1">
          <table:table-cell table:number-columns-repeated="2"/>
          <table:table-cell table:style-name="ce6" office:value-type="string">
            <text:p>THEN</text:p>
          </table:table-cell>
        </table:table-row>
        <table:table-row table:style-name="ro1">
          <table:table-cell table:number-columns-repeated="2"/>
          <table:table-cell table:style-name="ce6" office:value-type="string">
            <text:p>THREE_LEFT</text:p>
          </table:table-cell>
        </table:table-row>
        <table:table-row table:style-name="ro1">
          <table:table-cell table:number-columns-repeated="2"/>
          <table:table-cell table:style-name="ce6" office:value-type="string">
            <text:p>THREE_RIGHT</text:p>
          </table:table-cell>
        </table:table-row>
        <table:table-row table:style-name="ro1">
          <table:table-cell office:value-type="string">
            <text:p>through</text:p>
          </table:table-cell>
          <table:table-cell table:formula="of:=UPPER([.A312])" office:value-type="string" office:string-value="THROUGH">
            <text:p>THROUGH</text:p>
          </table:table-cell>
          <table:table-cell table:style-name="ce6" office:value-type="string">
            <text:p>THROUGH</text:p>
          </table:table-cell>
        </table:table-row>
        <table:table-row table:style-name="ro1">
          <table:table-cell table:number-columns-repeated="2"/>
          <table:table-cell table:style-name="ce6" office:value-type="string">
            <text:p>TIGHT</text:p>
          </table:table-cell>
        </table:table-row>
        <table:table-row table:style-name="ro1">
          <table:table-cell office:value-type="string">
            <text:p>tightens</text:p>
          </table:table-cell>
          <table:table-cell table:formula="of:=UPPER([.A314])" office:value-type="string" office:string-value="TIGHTENS">
            <text:p>TIGHTENS</text:p>
          </table:table-cell>
          <table:table-cell table:style-name="ce6" office:value-type="string">
            <text:p>TIGHTENS</text:p>
          </table:table-cell>
        </table:table-row>
        <table:table-row table:style-name="ro1">
          <table:table-cell office:value-type="string">
            <text:p>tightens_bad</text:p>
          </table:table-cell>
          <table:table-cell table:formula="of:=UPPER([.A315])" office:value-type="string" office:string-value="TIGHTENS_BAD">
            <text:p>TIGHTENS_BAD</text:p>
          </table:table-cell>
          <table:table-cell table:style-name="ce6" office:value-type="string">
            <text:p>TIGHTENSBAD</text:p>
          </table:table-cell>
        </table:table-row>
        <table:table-row table:style-name="ro1">
          <table:table-cell table:number-columns-repeated="2"/>
          <table:table-cell table:style-name="ce44" office:value-type="string">
            <text:p>TO_SIGHT_DISTANCE</text:p>
          </table:table-cell>
        </table:table-row>
        <table:table-row table:style-name="ro1">
          <table:table-cell office:value-type="string">
            <text:p>tree</text:p>
          </table:table-cell>
          <table:table-cell table:formula="of:=UPPER([.A317])" office:value-type="string" office:string-value="TREE">
            <text:p>TREE</text:p>
          </table:table-cell>
          <table:table-cell table:style-name="ce6" office:value-type="string">
            <text:p>TREE</text:p>
          </table:table-cell>
        </table:table-row>
        <table:table-row table:style-name="ro1">
          <table:table-cell table:number-columns-repeated="2"/>
          <table:table-cell table:style-name="ce6" office:value-type="string">
            <text:p>TRIPLE_CAUTION</text:p>
          </table:table-cell>
        </table:table-row>
        <table:table-row table:style-name="ro1">
          <table:table-cell office:value-type="string">
            <text:p>tunnel</text:p>
          </table:table-cell>
          <table:table-cell table:formula="of:=UPPER([.A319])" office:value-type="string" office:string-value="TUNNEL">
            <text:p>TUNNEL</text:p>
          </table:table-cell>
          <table:table-cell table:style-name="ce6" office:value-type="string">
            <text:p>TUNNEL</text:p>
          </table:table-cell>
        </table:table-row>
        <table:table-row table:style-name="ro1">
          <table:table-cell table:number-columns-repeated="2"/>
          <table:table-cell table:style-name="ce6" office:value-type="string">
            <text:p>TURN</text:p>
          </table:table-cell>
        </table:table-row>
        <table:table-row table:style-name="ro1">
          <table:table-cell office:value-type="string">
            <text:p>twisty</text:p>
          </table:table-cell>
          <table:table-cell table:formula="of:=UPPER([.A321])" office:value-type="string" office:string-value="TWISTY">
            <text:p>TWISTY</text:p>
          </table:table-cell>
          <table:table-cell table:style-name="ce6" office:value-type="string">
            <text:p>TWISTY</text:p>
          </table:table-cell>
        </table:table-row>
        <table:table-row table:style-name="ro1">
          <table:table-cell table:number-columns-repeated="2"/>
          <table:table-cell table:style-name="ce44" office:value-type="string">
            <text:p>TWO_DE</text:p>
          </table:table-cell>
        </table:table-row>
        <table:table-row table:style-name="ro1">
          <table:table-cell table:number-columns-repeated="2"/>
          <table:table-cell table:style-name="ce6" office:value-type="string">
            <text:p>TWO_LEFT</text:p>
          </table:table-cell>
        </table:table-row>
        <table:table-row table:style-name="ro1">
          <table:table-cell table:number-columns-repeated="2"/>
          <table:table-cell table:style-name="ce44" office:value-type="string">
            <text:p>TWO_LEFT_DE</text:p>
          </table:table-cell>
        </table:table-row>
        <table:table-row table:style-name="ro1">
          <table:table-cell table:number-columns-repeated="2"/>
          <table:table-cell table:style-name="ce6" office:value-type="string">
            <text:p>TWO_RIGHT</text:p>
          </table:table-cell>
        </table:table-row>
        <table:table-row table:style-name="ro1">
          <table:table-cell table:number-columns-repeated="2"/>
          <table:table-cell table:style-name="ce44" office:value-type="string">
            <text:p>TWO_RIGHT_DE</text:p>
          </table:table-cell>
        </table:table-row>
        <table:table-row table:style-name="ro1">
          <table:table-cell table:number-columns-repeated="2"/>
          <table:table-cell table:style-name="ce6" office:value-type="string">
            <text:p>TYRES</text:p>
          </table:table-cell>
        </table:table-row>
        <table:table-row table:style-name="ro1">
          <table:table-cell office:value-type="string">
            <text:p>understeer</text:p>
          </table:table-cell>
          <table:table-cell table:formula="of:=UPPER([.A328])" office:value-type="string" office:string-value="UNDERSTEER">
            <text:p>UNDERSTEER</text:p>
          </table:table-cell>
          <table:table-cell table:style-name="ce6" office:value-type="string">
            <text:p>UNDERSTEER</text:p>
          </table:table-cell>
        </table:table-row>
        <table:table-row table:style-name="ro1">
          <table:table-cell office:value-type="string">
            <text:p>untill</text:p>
          </table:table-cell>
          <table:table-cell table:formula="of:=UPPER([.A329])" office:value-type="string" office:string-value="UNTILL">
            <text:p>UNTILL</text:p>
          </table:table-cell>
          <table:table-cell table:style-name="ce6" office:value-type="string">
            <text:p>UNTIL</text:p>
          </table:table-cell>
        </table:table-row>
        <table:table-row table:style-name="ro1">
          <table:table-cell office:value-type="string">
            <text:p>uphill</text:p>
          </table:table-cell>
          <table:table-cell table:formula="of:=UPPER([.A330])" office:value-type="string" office:string-value="UPHILL">
            <text:p>UPHILL</text:p>
          </table:table-cell>
          <table:table-cell table:style-name="ce6" office:value-type="string">
            <text:p>UPHILL</text:p>
          </table:table-cell>
        </table:table-row>
        <table:table-row table:style-name="ro1">
          <table:table-cell table:number-columns-repeated="2"/>
          <table:table-cell table:style-name="ce6" office:value-type="string">
            <text:p>VERY</text:p>
          </table:table-cell>
        </table:table-row>
        <table:table-row table:style-name="ro1">
          <table:table-cell office:value-type="string">
            <text:p>very_long</text:p>
          </table:table-cell>
          <table:table-cell table:formula="of:=UPPER([.A332])" office:value-type="string" office:string-value="VERY_LONG">
            <text:p>VERY_LONG</text:p>
          </table:table-cell>
          <table:table-cell table:style-name="ce6" office:value-type="string">
            <text:p>VERY_LONG</text:p>
          </table:table-cell>
        </table:table-row>
        <table:table-row table:style-name="ro1">
          <table:table-cell office:value-type="string">
            <text:p>very_short</text:p>
          </table:table-cell>
          <table:table-cell table:formula="of:=UPPER([.A333])" office:value-type="string" office:string-value="VERY_SHORT">
            <text:p>VERY_SHORT</text:p>
          </table:table-cell>
          <table:table-cell table:style-name="ce6" office:value-type="string">
            <text:p>VERY_SHORT</text:p>
          </table:table-cell>
        </table:table-row>
        <table:table-row table:style-name="ro1">
          <table:table-cell office:value-type="string">
            <text:p>walk</text:p>
          </table:table-cell>
          <table:table-cell table:formula="of:=UPPER([.A334])" office:value-type="string" office:string-value="WALK">
            <text:p>WALK</text:p>
          </table:table-cell>
          <table:table-cell table:style-name="ce6" office:value-type="string">
            <text:p>WALK</text:p>
          </table:table-cell>
        </table:table-row>
        <table:table-row table:style-name="ro1">
          <table:table-cell office:value-type="string">
            <text:p>wall</text:p>
          </table:table-cell>
          <table:table-cell table:formula="of:=UPPER([.A335])" office:value-type="string" office:string-value="WALL">
            <text:p>WALL</text:p>
          </table:table-cell>
          <table:table-cell table:style-name="ce6" office:value-type="string">
            <text:p>WALL</text:p>
          </table:table-cell>
        </table:table-row>
        <table:table-row table:style-name="ro1">
          <table:table-cell office:value-type="string">
            <text:p>water</text:p>
          </table:table-cell>
          <table:table-cell table:formula="of:=UPPER([.A336])" office:value-type="string" office:string-value="WATER">
            <text:p>WATER</text:p>
          </table:table-cell>
          <table:table-cell table:style-name="ce6" office:value-type="string">
            <text:p>WATER</text:p>
          </table:table-cell>
        </table:table-row>
        <table:table-row table:style-name="ro1">
          <table:table-cell office:value-type="string">
            <text:p>wet</text:p>
          </table:table-cell>
          <table:table-cell table:formula="of:=UPPER([.A337])" office:value-type="string" office:string-value="WET">
            <text:p>WET</text:p>
          </table:table-cell>
          <table:table-cell table:style-name="ce44" office:value-type="string">
            <text:p>WET</text:p>
          </table:table-cell>
        </table:table-row>
        <table:table-row table:style-name="ro1">
          <table:table-cell office:value-type="string">
            <text:p>wide</text:p>
          </table:table-cell>
          <table:table-cell table:formula="of:=UPPER([.A338])" office:value-type="string" office:string-value="WIDE">
            <text:p>WIDE</text:p>
          </table:table-cell>
          <table:table-cell table:style-name="ce44"/>
        </table:table-row>
        <table:table-row table:style-name="ro1">
          <table:table-cell office:value-type="string">
            <text:p>wideout</text:p>
          </table:table-cell>
          <table:table-cell table:formula="of:=UPPER([.A339])" office:value-type="string" office:string-value="WIDEOUT">
            <text:p>WIDEOUT</text:p>
          </table:table-cell>
          <table:table-cell table:style-name="ce6" office:value-type="string">
            <text:p>WIDEOUT</text:p>
          </table:table-cell>
        </table:table-row>
        <table:table-row table:style-name="ro1">
          <table:table-cell/>
          <table:table-cell table:formula="of:=UPPER([.A340])">
            <text:p/>
          </table:table-cell>
          <table:table-cell table:style-name="ce7"/>
        </table:table-row>
        <table:table-row table:style-name="ro1">
          <table:table-cell/>
          <table:table-cell table:formula="of:=UPPER([.A341])">
            <text:p/>
          </table:table-cell>
          <table:table-cell table:style-name="ce7"/>
        </table:table-row>
        <table:table-row table:style-name="ro1">
          <table:table-cell/>
          <table:table-cell table:formula="of:=UPPER([.A342])">
            <text:p/>
          </table:table-cell>
          <table:table-cell table:style-name="ce6"/>
        </table:table-row>
        <table:table-row table:style-name="ro1">
          <table:table-cell/>
          <table:table-cell table:formula="of:=UPPER([.A343])">
            <text:p/>
          </table:table-cell>
          <table:table-cell table:style-name="ce7"/>
        </table:table-row>
        <table:table-row table:style-name="ro1">
          <table:table-cell/>
          <table:table-cell table:formula="of:=UPPER([.A344])">
            <text:p/>
          </table:table-cell>
          <table:table-cell table:style-name="ce6"/>
        </table:table-row>
        <table:table-row table:style-name="ro1">
          <table:table-cell/>
          <table:table-cell table:formula="of:=UPPER([.A345])">
            <text:p/>
          </table:table-cell>
          <table:table-cell table:style-name="ce6"/>
        </table:table-row>
        <table:table-row table:style-name="ro1">
          <table:table-cell/>
          <table:table-cell table:formula="of:=UPPER([.A346])">
            <text:p/>
          </table:table-cell>
          <table:table-cell table:style-name="ce7"/>
        </table:table-row>
        <table:table-row table:style-name="ro1">
          <table:table-cell/>
          <table:table-cell table:formula="of:=UPPER([.A347])">
            <text:p/>
          </table:table-cell>
          <table:table-cell table:style-name="ce6"/>
        </table:table-row>
        <table:table-row table:style-name="ro1">
          <table:table-cell/>
          <table:table-cell table:formula="of:=UPPER([.A348])">
            <text:p/>
          </table:table-cell>
          <table:table-cell table:style-name="ce7"/>
        </table:table-row>
        <table:table-row table:style-name="ro1">
          <table:table-cell/>
          <table:table-cell table:formula="of:=UPPER([.A349])">
            <text:p/>
          </table:table-cell>
          <table:table-cell table:style-name="ce6"/>
        </table:table-row>
        <table:table-row table:style-name="ro1">
          <table:table-cell/>
          <table:table-cell table:formula="of:=UPPER([.A350])">
            <text:p/>
          </table:table-cell>
          <table:table-cell table:style-name="ce7"/>
        </table:table-row>
        <table:table-row table:style-name="ro1">
          <table:table-cell/>
          <table:table-cell table:formula="of:=UPPER([.A351])">
            <text:p/>
          </table:table-cell>
          <table:table-cell table:style-name="ce6"/>
        </table:table-row>
        <table:table-row table:style-name="ro1">
          <table:table-cell/>
          <table:table-cell table:formula="of:=UPPER([.A352])">
            <text:p/>
          </table:table-cell>
          <table:table-cell table:style-name="ce6"/>
        </table:table-row>
        <table:table-row table:style-name="ro1">
          <table:table-cell/>
          <table:table-cell table:formula="of:=UPPER([.A353])">
            <text:p/>
          </table:table-cell>
          <table:table-cell table:style-name="ce7"/>
        </table:table-row>
        <table:table-row table:style-name="ro1">
          <table:table-cell/>
          <table:table-cell table:formula="of:=UPPER([.A354])">
            <text:p/>
          </table:table-cell>
          <table:table-cell table:style-name="ce6"/>
        </table:table-row>
        <table:table-row table:style-name="ro1">
          <table:table-cell/>
          <table:table-cell table:formula="of:=UPPER([.A355])">
            <text:p/>
          </table:table-cell>
          <table:table-cell table:style-name="ce6"/>
        </table:table-row>
        <table:table-row table:style-name="ro1">
          <table:table-cell/>
          <table:table-cell table:formula="of:=UPPER([.A356])">
            <text:p/>
          </table:table-cell>
          <table:table-cell table:style-name="ce6"/>
        </table:table-row>
        <table:table-row table:style-name="ro1">
          <table:table-cell/>
          <table:table-cell table:formula="of:=UPPER([.A357])">
            <text:p/>
          </table:table-cell>
          <table:table-cell table:style-name="ce6"/>
        </table:table-row>
        <table:table-row table:style-name="ro1">
          <table:table-cell/>
          <table:table-cell table:formula="of:=UPPER([.A358])">
            <text:p/>
          </table:table-cell>
          <table:table-cell table:style-name="ce7"/>
        </table:table-row>
        <table:table-row table:style-name="ro1">
          <table:table-cell/>
          <table:table-cell table:formula="of:=UPPER([.A359])">
            <text:p/>
          </table:table-cell>
          <table:table-cell table:style-name="ce6"/>
        </table:table-row>
        <table:table-row table:style-name="ro1">
          <table:table-cell/>
          <table:table-cell table:formula="of:=UPPER([.A360])">
            <text:p/>
          </table:table-cell>
          <table:table-cell table:style-name="ce7"/>
        </table:table-row>
        <table:table-row table:style-name="ro1">
          <table:table-cell/>
          <table:table-cell table:formula="of:=UPPER([.A361])">
            <text:p/>
          </table:table-cell>
          <table:table-cell table:style-name="ce7"/>
        </table:table-row>
        <table:table-row table:style-name="ro1">
          <table:table-cell/>
          <table:table-cell table:formula="of:=UPPER([.A362])">
            <text:p/>
          </table:table-cell>
          <table:table-cell table:style-name="ce42"/>
        </table:table-row>
        <table:table-row table:style-name="ro1">
          <table:table-cell/>
          <table:table-cell table:formula="of:=UPPER([.A363])">
            <text:p/>
          </table:table-cell>
          <table:table-cell table:style-name="ce43"/>
        </table:table-row>
        <table:table-row table:style-name="ro1">
          <table:table-cell/>
          <table:table-cell table:formula="of:=UPPER([.A364])">
            <text:p/>
          </table:table-cell>
          <table:table-cell table:style-name="ce44"/>
        </table:table-row>
        <table:table-row table:style-name="ro1">
          <table:table-cell/>
          <table:table-cell table:formula="of:=UPPER([.A365])">
            <text:p/>
          </table:table-cell>
          <table:table-cell table:style-name="ce44"/>
        </table:table-row>
        <table:table-row table:style-name="ro1">
          <table:table-cell/>
          <table:table-cell table:formula="of:=UPPER([.A366])">
            <text:p/>
          </table:table-cell>
          <table:table-cell table:style-name="ce44"/>
        </table:table-row>
        <table:table-row table:style-name="ro1">
          <table:table-cell/>
          <table:table-cell table:formula="of:=UPPER([.A367])">
            <text:p/>
          </table:table-cell>
          <table:table-cell table:style-name="ce6"/>
        </table:table-row>
        <table:table-row table:style-name="ro1">
          <table:table-cell/>
          <table:table-cell table:formula="of:=UPPER([.A368])">
            <text:p/>
          </table:table-cell>
          <table:table-cell table:style-name="ce6"/>
        </table:table-row>
        <table:table-row table:style-name="ro1">
          <table:table-cell/>
          <table:table-cell table:formula="of:=UPPER([.A369])">
            <text:p/>
          </table:table-cell>
          <table:table-cell table:style-name="ce5"/>
        </table:table-row>
        <table:table-row table:style-name="ro1">
          <table:table-cell/>
          <table:table-cell table:formula="of:=UPPER([.A370])">
            <text:p/>
          </table:table-cell>
          <table:table-cell table:style-name="ce6"/>
        </table:table-row>
        <table:table-row table:style-name="ro1">
          <table:table-cell/>
          <table:table-cell table:formula="of:=UPPER([.A371])">
            <text:p/>
          </table:table-cell>
          <table:table-cell table:style-name="ce6"/>
        </table:table-row>
        <table:table-row table:style-name="ro1">
          <table:table-cell/>
          <table:table-cell table:formula="of:=UPPER([.A372])">
            <text:p/>
          </table:table-cell>
          <table:table-cell table:style-name="ce6"/>
        </table:table-row>
        <table:table-row table:style-name="ro1">
          <table:table-cell/>
          <table:table-cell table:formula="of:=UPPER([.A373])">
            <text:p/>
          </table:table-cell>
          <table:table-cell/>
        </table:table-row>
        <table:table-row table:style-name="ro1">
          <table:table-cell/>
          <table:table-cell table:formula="of:=UPPER([.A374])">
            <text:p/>
          </table:table-cell>
          <table:table-cell/>
        </table:table-row>
        <table:table-row table:style-name="ro1">
          <table:table-cell/>
          <table:table-cell table:formula="of:=UPPER([.A375])">
            <text:p/>
          </table:table-cell>
          <table:table-cell/>
        </table:table-row>
        <table:table-row table:style-name="ro1">
          <table:table-cell/>
          <table:table-cell table:formula="of:=UPPER([.A376])">
            <text:p/>
          </table:table-cell>
          <table:table-cell/>
        </table:table-row>
        <table:table-row table:style-name="ro1">
          <table:table-cell/>
          <table:table-cell table:formula="of:=UPPER([.A377])">
            <text:p/>
          </table:table-cell>
          <table:table-cell/>
        </table:table-row>
        <table:table-row table:style-name="ro1">
          <table:table-cell/>
          <table:table-cell table:formula="of:=UPPER([.A378])">
            <text:p/>
          </table:table-cell>
          <table:table-cell/>
        </table:table-row>
        <table:table-row table:style-name="ro1">
          <table:table-cell/>
          <table:table-cell table:formula="of:=UPPER([.A379])">
            <text:p/>
          </table:table-cell>
          <table:table-cell/>
        </table:table-row>
        <table:table-row table:style-name="ro1">
          <table:table-cell/>
          <table:table-cell table:formula="of:=UPPER([.A380])">
            <text:p/>
          </table:table-cell>
          <table:table-cell/>
        </table:table-row>
        <table:table-row table:style-name="ro1">
          <table:table-cell/>
          <table:table-cell table:formula="of:=UPPER([.A381])">
            <text:p/>
          </table:table-cell>
          <table:table-cell/>
        </table:table-row>
        <table:table-row table:style-name="ro1">
          <table:table-cell/>
          <table:table-cell table:formula="of:=UPPER([.A382])">
            <text:p/>
          </table:table-cell>
          <table:table-cell/>
        </table:table-row>
        <table:table-row table:style-name="ro1">
          <table:table-cell/>
          <table:table-cell table:formula="of:=UPPER([.A383])">
            <text:p/>
          </table:table-cell>
          <table:table-cell/>
        </table:table-row>
        <table:table-row table:style-name="ro1">
          <table:table-cell/>
          <table:table-cell table:formula="of:=UPPER([.A384])">
            <text:p/>
          </table:table-cell>
          <table:table-cell/>
        </table:table-row>
        <table:table-row table:style-name="ro1">
          <table:table-cell/>
          <table:table-cell table:formula="of:=UPPER([.A385])">
            <text:p/>
          </table:table-cell>
          <table:table-cell/>
        </table:table-row>
        <table:table-row table:style-name="ro1">
          <table:table-cell/>
          <table:table-cell table:formula="of:=UPPER([.A386])">
            <text:p/>
          </table:table-cell>
          <table:table-cell/>
        </table:table-row>
        <table:table-row table:style-name="ro1">
          <table:table-cell/>
          <table:table-cell table:formula="of:=UPPER([.A387])">
            <text:p/>
          </table:table-cell>
          <table:table-cell/>
        </table:table-row>
        <table:table-row table:style-name="ro1">
          <table:table-cell/>
          <table:table-cell table:formula="of:=UPPER([.A388])">
            <text:p/>
          </table:table-cell>
          <table:table-cell/>
        </table:table-row>
        <table:table-row table:style-name="ro1">
          <table:table-cell/>
          <table:table-cell table:formula="of:=UPPER([.A389])">
            <text:p/>
          </table:table-cell>
          <table:table-cell/>
        </table:table-row>
        <table:table-row table:style-name="ro1">
          <table:table-cell/>
          <table:table-cell table:formula="of:=UPPER([.A390])">
            <text:p/>
          </table:table-cell>
          <table:table-cell/>
        </table:table-row>
        <table:table-row table:style-name="ro1">
          <table:table-cell/>
          <table:table-cell table:formula="of:=UPPER([.A391])">
            <text:p/>
          </table:table-cell>
          <table:table-cell/>
        </table:table-row>
        <table:table-row table:style-name="ro1">
          <table:table-cell/>
          <table:table-cell table:formula="of:=UPPER([.A392])">
            <text:p/>
          </table:table-cell>
          <table:table-cell/>
        </table:table-row>
        <table:table-row table:style-name="ro1">
          <table:table-cell/>
          <table:table-cell table:formula="of:=UPPER([.A393])">
            <text:p/>
          </table:table-cell>
          <table:table-cell/>
        </table:table-row>
        <table:table-row table:style-name="ro1">
          <table:table-cell/>
          <table:table-cell table:formula="of:=UPPER([.A394])">
            <text:p/>
          </table:table-cell>
          <table:table-cell/>
        </table:table-row>
        <table:table-row table:style-name="ro1">
          <table:table-cell/>
          <table:table-cell table:formula="of:=UPPER([.A395])">
            <text:p/>
          </table:table-cell>
          <table:table-cell/>
        </table:table-row>
        <table:table-row table:style-name="ro1">
          <table:table-cell/>
          <table:table-cell table:formula="of:=UPPER([.A396])">
            <text:p/>
          </table:table-cell>
          <table:table-cell/>
        </table:table-row>
        <table:table-row table:style-name="ro1">
          <table:table-cell/>
          <table:table-cell table:formula="of:=UPPER([.A397])">
            <text:p/>
          </table:table-cell>
          <table:table-cell/>
        </table:table-row>
        <table:table-row table:style-name="ro1">
          <table:table-cell/>
          <table:table-cell table:formula="of:=UPPER([.A398])">
            <text:p/>
          </table:table-cell>
          <table:table-cell/>
        </table:table-row>
        <table:table-row table:style-name="ro1">
          <table:table-cell/>
          <table:table-cell table:formula="of:=UPPER([.A399])">
            <text:p/>
          </table:table-cell>
          <table:table-cell/>
        </table:table-row>
        <table:table-row table:style-name="ro1">
          <table:table-cell/>
          <table:table-cell table:formula="of:=UPPER([.A400])">
            <text:p/>
          </table:table-cell>
          <table:table-cell/>
        </table:table-row>
        <table:table-row table:style-name="ro1">
          <table:table-cell/>
          <table:table-cell table:formula="of:=UPPER([.A401])">
            <text:p/>
          </table:table-cell>
          <table:table-cell/>
        </table:table-row>
        <table:table-row table:style-name="ro1">
          <table:table-cell/>
          <table:table-cell table:formula="of:=UPPER([.A402])">
            <text:p/>
          </table:table-cell>
          <table:table-cell/>
        </table:table-row>
        <table:table-row table:style-name="ro1">
          <table:table-cell/>
          <table:table-cell table:formula="of:=UPPER([.A403])">
            <text:p/>
          </table:table-cell>
          <table:table-cell/>
        </table:table-row>
        <table:table-row table:style-name="ro1">
          <table:table-cell/>
          <table:table-cell table:formula="of:=UPPER([.A404])">
            <text:p/>
          </table:table-cell>
          <table:table-cell/>
        </table:table-row>
        <table:table-row table:style-name="ro1">
          <table:table-cell/>
          <table:table-cell table:formula="of:=UPPER([.A405])">
            <text:p/>
          </table:table-cell>
          <table:table-cell/>
        </table:table-row>
        <table:table-row table:style-name="ro1">
          <table:table-cell/>
          <table:table-cell table:formula="of:=UPPER([.A406])">
            <text:p/>
          </table:table-cell>
          <table:table-cell/>
        </table:table-row>
        <table:table-row table:style-name="ro1">
          <table:table-cell/>
          <table:table-cell table:formula="of:=UPPER([.A407])">
            <text:p/>
          </table:table-cell>
          <table:table-cell/>
        </table:table-row>
        <table:table-row table:style-name="ro1">
          <table:table-cell/>
          <table:table-cell table:formula="of:=UPPER([.A408])">
            <text:p/>
          </table:table-cell>
          <table:table-cell/>
        </table:table-row>
        <table:table-row table:style-name="ro1">
          <table:table-cell/>
          <table:table-cell table:formula="of:=UPPER([.A409])">
            <text:p/>
          </table:table-cell>
          <table:table-cell/>
        </table:table-row>
        <table:table-row table:style-name="ro1">
          <table:table-cell/>
          <table:table-cell table:formula="of:=UPPER([.A410])">
            <text:p/>
          </table:table-cell>
          <table:table-cell/>
        </table:table-row>
        <table:table-row table:style-name="ro1">
          <table:table-cell/>
          <table:table-cell table:formula="of:=UPPER([.A411])">
            <text:p/>
          </table:table-cell>
          <table:table-cell/>
        </table:table-row>
        <table:table-row table:style-name="ro1">
          <table:table-cell/>
          <table:table-cell table:formula="of:=UPPER([.A412])">
            <text:p/>
          </table:table-cell>
          <table:table-cell/>
        </table:table-row>
        <table:table-row table:style-name="ro1">
          <table:table-cell/>
          <table:table-cell table:formula="of:=UPPER([.A413])">
            <text:p/>
          </table:table-cell>
          <table:table-cell/>
        </table:table-row>
        <table:table-row table:style-name="ro1">
          <table:table-cell/>
          <table:table-cell table:formula="of:=UPPER([.A414])">
            <text:p/>
          </table:table-cell>
          <table:table-cell/>
        </table:table-row>
        <table:table-row table:style-name="ro1">
          <table:table-cell/>
          <table:table-cell table:formula="of:=UPPER([.A415])">
            <text:p/>
          </table:table-cell>
          <table:table-cell/>
        </table:table-row>
        <table:table-row table:style-name="ro1">
          <table:table-cell/>
          <table:table-cell table:formula="of:=UPPER([.A416])">
            <text:p/>
          </table:table-cell>
          <table:table-cell/>
        </table:table-row>
        <table:table-row table:style-name="ro1">
          <table:table-cell/>
          <table:table-cell table:formula="of:=UPPER([.A417])">
            <text:p/>
          </table:table-cell>
          <table:table-cell/>
        </table:table-row>
        <table:table-row table:style-name="ro1">
          <table:table-cell/>
          <table:table-cell table:formula="of:=UPPER([.A418])">
            <text:p/>
          </table:table-cell>
          <table:table-cell/>
        </table:table-row>
        <table:table-row table:style-name="ro1">
          <table:table-cell/>
          <table:table-cell table:formula="of:=UPPER([.A419])">
            <text:p/>
          </table:table-cell>
          <table:table-cell/>
        </table:table-row>
        <table:table-row table:style-name="ro1">
          <table:table-cell/>
          <table:table-cell table:formula="of:=UPPER([.A420])">
            <text:p/>
          </table:table-cell>
          <table:table-cell/>
        </table:table-row>
        <table:table-row table:style-name="ro1">
          <table:table-cell/>
          <table:table-cell table:formula="of:=UPPER([.A421])">
            <text:p/>
          </table:table-cell>
          <table:table-cell/>
        </table:table-row>
        <table:table-row table:style-name="ro1">
          <table:table-cell/>
          <table:table-cell table:formula="of:=UPPER([.A422])">
            <text:p/>
          </table:table-cell>
          <table:table-cell/>
        </table:table-row>
        <table:table-row table:style-name="ro1">
          <table:table-cell/>
          <table:table-cell table:formula="of:=UPPER([.A423])">
            <text:p/>
          </table:table-cell>
          <table:table-cell/>
        </table:table-row>
        <table:table-row table:style-name="ro1">
          <table:table-cell/>
          <table:table-cell table:formula="of:=UPPER([.A424])">
            <text:p/>
          </table:table-cell>
          <table:table-cell/>
        </table:table-row>
        <table:table-row table:style-name="ro1">
          <table:table-cell/>
          <table:table-cell table:formula="of:=UPPER([.A425])">
            <text:p/>
          </table:table-cell>
          <table:table-cell/>
        </table:table-row>
        <table:table-row table:style-name="ro1">
          <table:table-cell/>
          <table:table-cell table:formula="of:=UPPER([.A426])">
            <text:p/>
          </table:table-cell>
          <table:table-cell/>
        </table:table-row>
        <table:table-row table:style-name="ro1">
          <table:table-cell/>
          <table:table-cell table:formula="of:=UPPER([.A427])">
            <text:p/>
          </table:table-cell>
          <table:table-cell/>
        </table:table-row>
        <table:table-row table:style-name="ro1">
          <table:table-cell/>
          <table:table-cell table:formula="of:=UPPER([.A428])">
            <text:p/>
          </table:table-cell>
          <table:table-cell/>
        </table:table-row>
        <table:table-row table:style-name="ro1" table:number-rows-repeated="1048147">
          <table:table-cell table:number-columns-repeated="3"/>
        </table:table-row>
        <table:table-row table:style-name="ro1">
          <table:table-cell table:number-columns-repeated="3"/>
        </table:table-row>
      </table:table>
      <table:database-ranges>
        <table:database-range table:target-range-address="'Pacenotes List'.A1:'Pacenotes List'.N279">
          <table:sort>
            <table:sort-by table:field-number="1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1"/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date-style style:name="N106">
      <number:day/>
      <number:text>.</number:text>
      <number:month/>
      <number:text>.</number:text>
      <number:year/>
    </number:date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9">09.04.2012</text:date>, <text:time>18:17:3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Lamda</meta:initial-creator>
    <dc:creator>Günter Schlupf</dc:creator>
    <meta:creation-date>2012-01-24T20:41:42Z</meta:creation-date>
    <dc:date>2012-04-09T18:17:33.24</dc:date>
    <meta:print-date>2012-01-24T21:37:18Z</meta:print-date>
    <meta:editing-cycles>73</meta:editing-cycles>
    <meta:editing-duration>P1DT56M27S</meta:editing-duration>
    <meta:document-statistic meta:table-count="11" meta:cell-count="16992" meta:object-count="0"/>
  </office:meta>
</office:document-meta>
</file>